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6514in" table:align="left"/>
    </style:style>
    <style:style style:name="Table1.A" style:family="table-column">
      <style:table-column-properties style:column-width="1.116in"/>
    </style:style>
    <style:style style:name="Table1.B" style:family="table-column">
      <style:table-column-properties style:column-width="4.5354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1674in"/>
    </style:style>
    <style:style style:name="Table2.B" style:family="table-column">
      <style:table-column-properties style:column-width="1.7035in"/>
    </style:style>
    <style:style style:name="Table2.C" style:family="table-column">
      <style:table-column-properties style:column-width="3.7972in"/>
    </style:style>
    <style:style style:name="Table2.D" style:family="table-column">
      <style:table-column-properties style:column-width="1.2569in"/>
    </style:style>
    <style:style style:name="Table2.A1" style:family="table-cell">
      <style:table-cell-properties style:vertical-align="middle" fo:padding="0.0194in" fo:border="none"/>
    </style:style>
    <style:style style:name="P1" style:family="paragraph" style:parent-style-name="Heading_20_1">
      <style:paragraph-properties fo:text-align="start" style:justify-single-word="false"/>
      <style:text-properties officeooo:rsid="0006e825" officeooo:paragraph-rsid="0006e825"/>
    </style:style>
    <style:style style:name="P2" style:family="paragraph" style:parent-style-name="Heading_20_2">
      <style:paragraph-properties fo:margin-left="0in" fo:margin-right="0in" fo:text-indent="0in" style:auto-text-indent="false"/>
    </style:style>
    <style:style style:name="P3" style:family="paragraph" style:parent-style-name="Standard">
      <style:paragraph-properties fo:text-align="center" style:justify-single-word="false"/>
      <style:text-properties officeooo:rsid="0006e825" officeooo:paragraph-rsid="0006e825"/>
    </style:style>
    <style:style style:name="P4" style:family="paragraph" style:parent-style-name="Standard">
      <style:paragraph-properties fo:text-align="start" style:justify-single-word="false"/>
      <style:text-properties officeooo:rsid="0006e825" officeooo:paragraph-rsid="0006e825"/>
    </style:style>
    <style:style style:name="P5" style:family="paragraph" style:parent-style-name="Standard">
      <style:paragraph-properties fo:margin-left="0in" fo:margin-right="0in" fo:margin-top="0in" fo:margin-bottom="0in" style:contextual-spacing="false" fo:text-indent="0in" style:auto-text-indent="false"/>
      <style:text-properties fo:font-size="2pt" style:font-size-asian="2pt" style:font-size-complex="2pt"/>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2">
      <style:paragraph-properties fo:margin-left="0in" fo:margin-right="0in" fo:margin-top="0in" fo:margin-bottom="0in" style:contextual-spacing="false" fo:text-indent="0in" style:auto-text-indent="false"/>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3">
      <style:paragraph-properties fo:margin-left="0in" fo:margin-right="0in" fo:margin-top="0in" fo:margin-bottom="0in" style:contextual-spacing="false" fo:text-indent="0in" style:auto-text-indent="false"/>
    </style:style>
    <style:style style:name="P15" style:family="paragraph" style:parent-style-name="Text_20_body" style:list-style-name="L4"/>
    <style:style style:name="P16" style:family="paragraph" style:parent-style-name="Text_20_body" style:list-style-name="L4">
      <style:paragraph-properties fo:margin-top="0in" fo:margin-bottom="0in" style:contextual-spacing="false"/>
    </style:style>
    <style:style style:name="P17" style:family="paragraph" style:parent-style-name="Text_20_body" style:list-style-name="L4">
      <style:paragraph-properties fo:margin-left="0in" fo:margin-right="0in" fo:margin-top="0in" fo:margin-bottom="0in" style:contextual-spacing="false" fo:text-indent="0in" style:auto-text-indent="false"/>
    </style:style>
    <style:style style:name="P18" style:family="paragraph" style:parent-style-name="Text_20_body" style:list-style-name="L5"/>
    <style:style style:name="P19" style:family="paragraph" style:parent-style-name="Text_20_body" style:list-style-name="L5">
      <style:paragraph-properties fo:margin-top="0in" fo:margin-bottom="0in" style:contextual-spacing="false"/>
    </style:style>
    <style:style style:name="P20" style:family="paragraph" style:parent-style-name="Text_20_body" style:list-style-name="L5">
      <style:paragraph-properties fo:margin-left="0in" fo:margin-right="0in" fo:margin-top="0in" fo:margin-bottom="0in" style:contextual-spacing="false"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itHub</text:p>
      <text:p text:style-name="P4"/>
      <text:p text:style-name="P4"/>
      <text:p text:style-name="P4"/>
      <text:h text:style-name="P1" text:outline-level="1">Project Reflection – <text:span text:style-name="Emphasis">ENIAC Discount Strategy</text:span></text:h>
      <text:h text:style-name="P2" text:outline-level="2"><text:bookmark text:name="user-content-project-reflection--eniac-discount-strategy"/>Summary</text:h>
      <text:p text:style-name="P6"><text:bookmark text:name="user-content-summary"/>This project analyses ENIAC’s 14-month order history (≈ 44 k completed orders, 58 k order-lines, 6 k SKUs, €14.6 M revenue) to answer one question:</text:p>
      <text:p text:style-name="Quotations"><text:span text:style-name="Strong_20_Emphasis">Should ENIAC keep using aggressive discounts or pivot to a premium-price positioning?</text:span></text:p>
      <text:p text:style-name="Text_20_body">The study cleans the dataset, maps price/volume dynamics, and quantifies how discount depth affects revenue by category and season. Outputs include:</text:p>
      <text:list text:style-name="L1">
        <text:list-item>
          <text:p text:style-name="P8"><text:span text:style-name="Strong_20_Emphasis">Python notebooks</text:span> – data cleaning, promo-price fixes, category/subcategory definition, revenue-vs-discount metrics. </text:p>
        </text:list-item>
        <text:list-item>
          <text:p text:style-name="P7"><text:span text:style-name="Strong_20_Emphasis">Slide deck</text:span> – ten-slide executive presentation outlining insights and a phased pricing roadmap. </text:p>
        </text:list-item>
      </text:list>
      <text:h text:style-name="Heading_20_2" text:outline-level="2">Languages and Libraries Used</text:h>
      <text:p text:style-name="P5"><text:bookmark text:name="user-content-languages-and-libraries-used"/></text:p>
      <table:table table:name="Table1" table:style-name="Table1">
        <table:table-column table:style-name="Table1.A"/>
        <table:table-column table:style-name="Table1.B"/>
        <table:table-header-rows>
          <table:table-row>
            <table:table-cell table:style-name="Table1.A1" office:value-type="string">
              <text:p text:style-name="Table_20_Heading">Layer</text:p>
            </table:table-cell>
            <table:table-cell table:style-name="Table1.A1" office:value-type="string">
              <text:p text:style-name="Table_20_Heading">Tools / Libraries</text:p>
            </table:table-cell>
          </table:table-row>
        </table:table-header-rows>
        <table:table-row>
          <table:table-cell table:style-name="Table1.A1" office:value-type="string">
            <text:p text:style-name="Table_20_Contents">Data wrangling</text:p>
          </table:table-cell>
          <table:table-cell table:style-name="Table1.A1" office:value-type="string">
            <text:p text:style-name="Table_20_Contents">Python 3.11 (<text:span text:style-name="Source_20_Text">pandas</text:span>, <text:span text:style-name="Source_20_Text">numpy</text:span>)</text:p>
          </table:table-cell>
        </table:table-row>
        <table:table-row>
          <table:table-cell table:style-name="Table1.A1" office:value-type="string">
            <text:p text:style-name="Table_20_Contents">Visualisation</text:p>
          </table:table-cell>
          <table:table-cell table:style-name="Table1.A1" office:value-type="string">
            <text:p text:style-name="Table_20_Contents"><text:span text:style-name="Source_20_Text">matplotlib</text:span>, <text:span text:style-name="Source_20_Text">seaborn</text:span>, <text:span text:style-name="Source_20_Text">tableau</text:span></text:p>
          </table:table-cell>
        </table:table-row>
        <table:table-row>
          <table:table-cell table:style-name="Table1.A1" office:value-type="string">
            <text:p text:style-name="Table_20_Contents">Presentation</text:p>
          </table:table-cell>
          <table:table-cell table:style-name="Table1.A1" office:value-type="string">
            <text:p text:style-name="Table_20_Contents">PowerPoint (<text:span text:style-name="Source_20_Text">Eniac_Discount_case_study_final.pdf</text:span>)</text:p>
          </table:table-cell>
        </table:table-row>
        <table:table-row>
          <table:table-cell table:style-name="Table1.A1" office:value-type="string">
            <text:p text:style-name="Table_20_Contents">Version control</text:p>
          </table:table-cell>
          <table:table-cell table:style-name="Table1.A1" office:value-type="string">
            <text:p text:style-name="Table_20_Contents">Git / GitHub</text:p>
          </table:table-cell>
        </table:table-row>
      </table:table>
      <text:h text:style-name="Heading_20_2" text:outline-level="2">Key Learnings</text:h>
      <text:list text:style-name="L2">
        <text:list-item>
          <text:p text:style-name="P11"><text:bookmark text:name="user-content-key-learnings"/><text:span text:style-name="Strong_20_Emphasis">Discount elasticity isn’t one-size-fits-all.</text:span> High-rev/high-vol categories (Storage, Audio/Video) respond well to 20–25 % promos (r ≈ 0.45) while low-rev accessories show near-zero lift. </text:p>
        </text:list-item>
        <text:list-item>
          <text:p text:style-name="P10"><text:span text:style-name="Strong_20_Emphasis">93 % of order-lines already carry a discount</text:span> (median 17 % off)—blanket promos erode margin with limited upside. </text:p>
        </text:list-item>
        <text:list-item>
          <text:p text:style-name="P10"><text:span text:style-name="Strong_20_Emphasis">Seasonality dominates.</text:span> Black Friday &amp; December drive ~70 % QoQ revenue spikes; discounts work best layered on top of peak demand. </text:p>
        </text:list-item>
        <text:list-item>
          <text:p text:style-name="P9"><text:span text:style-name="Strong_20_Emphasis">Data-driven “sweet spot.”</text:span> Targeted, category-specific tiers outperform blanket cuts and preserve premium positioning on flagship devices. </text:p>
        </text:list-item>
      </text:list>
      <text:h text:style-name="Heading_20_2" text:outline-level="2">Key Insights</text:h>
      <text:list text:style-name="L3">
        <text:list-item>
          <text:p text:style-name="P14"><text:bookmark text:name="user-content-key-insights"/><text:span text:style-name="Strong_20_Emphasis">Price landscape is highly dispersed</text:span> – median base price varies 10× across categories. </text:p>
        </text:list-item>
        <text:list-item>
          <text:p text:style-name="P13"><text:span text:style-name="Strong_20_Emphasis">Discount saturation</text:span> – 93 % of order-lines are already discounted; median depth = 17 %. </text:p>
        </text:list-item>
        <text:list-item>
          <text:p text:style-name="P13"><text:soft-page-break/><text:span text:style-name="Strong_20_Emphasis">Revenue lift is uneven</text:span> – discounts double revenue in some months, but payoff depends on category and seasonality. </text:p>
        </text:list-item>
        <text:list-item>
          <text:p text:style-name="P13"><text:span text:style-name="Strong_20_Emphasis">Strong positive correlation (r ≈ 0.45)</text:span> between 20–25 % discounts and revenue in high-rev/high-vol segments; weak or zero correlation elsewhere. </text:p>
        </text:list-item>
        <text:list-item>
          <text:p text:style-name="P12"><text:span text:style-name="Strong_20_Emphasis">Seasonal spikes</text:span> – Nov/Dec contribute ~70 % QoQ revenue growth; discount strategy must be season-aware. </text:p>
        </text:list-item>
      </text:list>
      <text:h text:style-name="Heading_20_2" text:outline-level="2">Actions (Recommendations)</text:h>
      <text:p text:style-name="P5"><text:bookmark text:name="user-content-actions-recommend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p>
            </table:table-cell>
            <table:table-cell table:style-name="Table2.A1" office:value-type="string">
              <text:p text:style-name="Table_20_Heading">Action</text:p>
            </table:table-cell>
            <table:table-cell table:style-name="Table2.A1" office:value-type="string">
              <text:p text:style-name="Table_20_Heading">Detail</text:p>
            </table:table-cell>
            <table:table-cell table:style-name="Table2.A1" office:value-type="string">
              <text:p text:style-name="Table_20_Heading">KPI Trigger</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text:span text:style-name="Strong_20_Emphasis">Targeted discount tiers</text:span></text:p>
          </table:table-cell>
          <table:table-cell table:style-name="Table2.A1" office:value-type="string">
            <text:p text:style-name="Table_20_Contents">• Keep <text:span text:style-name="Strong_20_Emphasis">20–25 %</text:span> promos for high-rev/high-vol categories (Storage, Audio/Video).<text:line-break/>• Cap at <text:span text:style-name="Strong_20_Emphasis">10 %</text:span> for high-vol/low-rev accessories (Cables, Cases).<text:line-break/>• Limit premium devices to <text:span text:style-name="Strong_20_Emphasis">≤ 10 %</text:span> “prestige” promos or bundle offers.</text:p>
          </table:table-cell>
          <table:table-cell table:style-name="Table2.A1" office:value-type="string">
            <text:p text:style-name="Table_20_Contents">Revenue lift ≥ 15 % vs. baseline</text:p>
          </table:table-cell>
        </table:table-row>
        <table:table-row>
          <table:table-cell table:style-name="Table2.A1" office:value-type="string">
            <text:p text:style-name="Table_20_Contents">2</text:p>
          </table:table-cell>
          <table:table-cell table:style-name="Table2.A1" office:value-type="string">
            <text:p text:style-name="Table_20_Contents"><text:span text:style-name="Strong_20_Emphasis">Experiment systematically</text:span></text:p>
          </table:table-cell>
          <table:table-cell table:style-name="Table2.A1" office:value-type="string">
            <text:p text:style-name="Table_20_Contents">A/B-test two discount tiers each season to refine elasticity measures.</text:p>
          </table:table-cell>
          <table:table-cell table:style-name="Table2.A1" office:value-type="string">
            <text:p text:style-name="Table_20_Contents">Stat-sig winner (p &lt; 0.05)</text:p>
          </table:table-cell>
        </table:table-row>
        <table:table-row>
          <table:table-cell table:style-name="Table2.A1" office:value-type="string">
            <text:p text:style-name="Table_20_Contents">3</text:p>
          </table:table-cell>
          <table:table-cell table:style-name="Table2.A1" office:value-type="string">
            <text:p text:style-name="Table_20_Contents"><text:span text:style-name="Strong_20_Emphasis">Monitor discount ROI</text:span></text:p>
          </table:table-cell>
          <table:table-cell table:style-name="Table2.A1" office:value-type="string">
            <text:p text:style-name="Table_20_Contents">Deploy elasticity scorecard per SKU (Δ units / Δ price) and track margin impact monthly.</text:p>
          </table:table-cell>
          <table:table-cell table:style-name="Table2.A1" office:value-type="string">
            <text:p text:style-name="Table_20_Contents">Margin erosion &lt; 2 pp</text:p>
          </table:table-cell>
        </table:table-row>
        <table:table-row>
          <table:table-cell table:style-name="Table2.A1" office:value-type="string">
            <text:p text:style-name="Table_20_Contents">4</text:p>
          </table:table-cell>
          <table:table-cell table:style-name="Table2.A1" office:value-type="string">
            <text:p text:style-name="Table_20_Contents"><text:span text:style-name="Strong_20_Emphasis">Enhance data for forecasting</text:span></text:p>
          </table:table-cell>
          <table:table-cell table:style-name="Table2.A1" office:value-type="string">
            <text:p text:style-name="Table_20_Contents">Add <text:span text:style-name="Source_20_Text">unit_cost</text:span>, <text:span text:style-name="Source_20_Text">discount_reason</text:span>, and <text:span text:style-name="Source_20_Text">customer_id</text:span> fields; build time-series model (seasonality + discount depth) to forecast revenue.</text:p>
          </table:table-cell>
          <table:table-cell table:style-name="Table2.A1" office:value-type="string">
            <text:p text:style-name="Table_20_Contents">Model MAPE &lt; 10 %</text:p>
          </table:table-cell>
        </table:table-row>
        <table:table-row>
          <table:table-cell table:style-name="Table2.A1" office:value-type="string">
            <text:p text:style-name="Table_20_Contents">5</text:p>
          </table:table-cell>
          <table:table-cell table:style-name="Table2.A1" office:value-type="string">
            <text:p text:style-name="Table_20_Contents"><text:span text:style-name="Strong_20_Emphasis">Limited-time promos on premium devices</text:span></text:p>
          </table:table-cell>
          <table:table-cell table:style-name="Table2.A1" office:value-type="string">
            <text:p text:style-name="Table_20_Contents">Run short “scarcity” promos (&lt; 7 days) instead of blanket discounting to protect brand perception.</text:p>
          </table:table-cell>
          <table:table-cell table:style-name="Table2.A1" office:value-type="string">
            <text:p text:style-name="Table_20_Contents">Premium ASP ≥ baseline</text:p>
          </table:table-cell>
        </table:table-row>
      </table:table>
      <text:h text:style-name="Heading_20_2" text:outline-level="2">Challenges Overcame</text:h>
      <text:list text:style-name="L4">
        <text:list-item>
          <text:p text:style-name="P17"><text:bookmark text:name="user-content-challenges-overcame"/><text:span text:style-name="Strong_20_Emphasis">Data quality gaps</text:span> – messy <text:span text:style-name="Source_20_Text">promo_price</text:span>, missing <text:span text:style-name="Source_20_Text">customer_id</text:span>, no cost-of-goods column, 79 % orders in non-completed states; solved via Pandas filters and imputation. </text:p>
        </text:list-item>
        <text:list-item>
          <text:p text:style-name="P16"><text:span text:style-name="Strong_20_Emphasis">Outlier mitigation</text:span> – extreme prices skewed medians; applied IQR winsorisation before elasticity modelling. </text:p>
        </text:list-item>
        <text:list-item>
          <text:p text:style-name="P16"><text:span text:style-name="Strong_20_Emphasis">Short time-series</text:span> – only 14 months; supplemented correlation analysis with seasonality flags to avoid over-fitting. </text:p>
        </text:list-item>
        <text:list-item>
          <text:p text:style-name="P15"><text:span text:style-name="Strong_20_Emphasis">Executive brevity</text:span> – converted &gt; 20 Pandas/Seaborn outputs into &lt; 10 clear visuals and a five-slide narrative. </text:p>
        </text:list-item>
      </text:list>
      <text:h text:style-name="Heading_20_2" text:outline-level="2">Additional Reflections</text:h>
      <text:list text:style-name="L5">
        <text:list-item>
          <text:p text:style-name="P20"><text:bookmark text:name="user-content-additional-reflections"/>Pairing seasonality with discount elasticity made the case for targeted promos intuitive for non-technical stakeholders. </text:p>
        </text:list-item>
        <text:list-item>
          <text:p text:style-name="P19">Maintaining one colour palette and icon set across notebooks and slides reinforced clarity. </text:p>
        </text:list-item>
        <text:list-item>
          <text:p text:style-name="P18">Next step: enhance data to perform sales forecasting using machine learning methods. </text:p>
        </text:list-item>
      </text:list>
      <text:p text:style-name="P4"/>
      <text:p text:style-name="P4"><text:soft-page-break/>---------------------------------------------------------------</text:p>
      <text:p text:style-name="P4"/>
      <text:p text:style-name="P4">{</text:p>
      <text:p text:style-name="P4"><text:s text:c="2"/>"cells": [</text:p>
      <text:p text:style-name="P4"><text:s text:c="4"/>{</text:p>
      <text:p text:style-name="P4"><text:s text:c="6"/>"cell_type": "markdown",</text:p>
      <text:p text:style-name="P4"><text:s text:c="6"/>"metadata": {</text:p>
      <text:p text:style-name="P4"><text:s text:c="8"/>"id": "bbaehNmt73fv"</text:p>
      <text:p text:style-name="P4"><text:s text:c="6"/>},</text:p>
      <text:p text:style-name="P4"><text:s text:c="6"/>"source": [</text:p>
      <text:p text:style-name="P4"><text:s text:c="8"/>"# Searching for the category"</text:p>
      <text:p text:style-name="P4"><text:s text:c="6"/>]</text:p>
      <text:p text:style-name="P4"><text:s text:c="4"/>},</text:p>
      <text:p text:style-name="P4"><text:s text:c="4"/>{</text:p>
      <text:p text:style-name="P4"><text:s text:c="6"/>"cell_type": "code",</text:p>
      <text:p text:style-name="P4"><text:s text:c="6"/>"execution_count": 1,</text:p>
      <text:p text:style-name="P4"><text:s text:c="6"/>"metadata": {},</text:p>
      <text:p text:style-name="P4"><text:s text:c="6"/>"outputs": [],</text:p>
      <text:p text:style-name="P4"><text:s text:c="6"/>"source": [</text:p>
      <text:p text:style-name="P4"><text:s text:c="8"/>"import pandas as pd\n",</text:p>
      <text:p text:style-name="P4"><text:s text:c="8"/>"import re"</text:p>
      <text:p text:style-name="P4"><text:s text:c="6"/>]</text:p>
      <text:p text:style-name="P4"><text:s text:c="4"/>},</text:p>
      <text:p text:style-name="P4"><text:s text:c="4"/>{</text:p>
      <text:p text:style-name="P4"><text:s text:c="6"/>"cell_type": "code",</text:p>
      <text:p text:style-name="P4"><text:s text:c="6"/>"execution_count": 2,</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lt;class 'pandas.core.frame.DataFrame'&gt;\n",</text:p>
      <text:p text:style-name="P4"><text:s text:c="12"/>"RangeIndex: 9992 entries, 0 to 9991\n",</text:p>
      <text:p text:style-name="P4"><text:s text:c="12"/>"Data columns (total 6 columns):\n",</text:p>
      <text:p text:style-name="P4"><text:s text:c="12"/>" # <text:s text:c="2"/>Column <text:s/>Non-Null Count <text:s/>Dtype <text:s/>\n",</text:p>
      <text:p text:style-name="P4"><text:s text:c="12"/>"--- <text:s/>------ <text:s/>-------------- <text:s/>----- <text:s/>\n",</text:p>
      <text:p text:style-name="P4"><text:s text:c="12"/>" 0 <text:s text:c="2"/>sku <text:s text:c="4"/>9992 non-null <text:s text:c="2"/>object \n",</text:p>
      <text:p text:style-name="P4"><text:s text:c="12"/>" 1 <text:s text:c="2"/>brand <text:s text:c="2"/>9992 non-null <text:s text:c="2"/>object \n",</text:p>
      <text:p text:style-name="P4"><text:s text:c="12"/>" 2 <text:s text:c="2"/>name <text:s text:c="3"/>9992 non-null <text:s text:c="2"/>object \n",</text:p>
      <text:p text:style-name="P4"><text:s text:c="12"/>" 3 <text:s text:c="2"/>desc <text:s text:c="3"/>9992 non-null <text:s text:c="2"/>object \n",</text:p>
      <text:p text:style-name="P4"><text:s text:c="12"/>" 4 <text:s text:c="2"/>type <text:s text:c="3"/>9992 non-null <text:s text:c="2"/>object \n",</text:p>
      <text:p text:style-name="P4"><text:s text:c="12"/>" 5 <text:s text:c="2"/>price <text:s text:c="2"/>9992 non-null <text:s text:c="2"/>float64\n",</text:p>
      <text:p text:style-name="P4"><text:s text:c="12"/>"dtypes: float64(1), object(5)\n",</text:p>
      <text:p text:style-name="P4"><text:s text:c="12"/>"memory usage: 468.5+ KB\n"</text:p>
      <text:p text:style-name="P4"><text:s text:c="10"/>]</text:p>
      <text:p text:style-name="P4"><text:s text:c="8"/>}</text:p>
      <text:p text:style-name="P4"><text:s text:c="6"/>],</text:p>
      <text:p text:style-name="P4"><text:s text:c="6"/>"source": [</text:p>
      <text:p text:style-name="P4"><text:soft-page-break/><text:s text:c="8"/>"products_qc_df = pd.read_csv('3_Data_Cleaning/data/products_qc_df.csv')\n",</text:p>
      <text:p text:style-name="P4"><text:s text:c="8"/>"df = products_qc_df.copy()\n",</text:p>
      <text:p text:style-name="P4"><text:s text:c="8"/>"df = df.astype({'type': 'str'})\n",</text:p>
      <text:p text:style-name="P4"><text:s text:c="8"/>"df.loc[df['sku'].isin(['SAN0017','SAN0026','SAN0035','PAC0602','ELG0014','PAC2056','GTE0093-A','DOD0010','SYN0173-A']),'type'] = '1111-A'\n",</text:p>
      <text:p text:style-name="P4"><text:s text:c="8"/>"df.info()"</text:p>
      <text:p text:style-name="P4"><text:s text:c="6"/>]</text:p>
      <text:p text:style-name="P4"><text:s text:c="4"/>},</text:p>
      <text:p text:style-name="P4"><text:s text:c="4"/>{</text:p>
      <text:p text:style-name="P4"><text:s text:c="6"/>"cell_type": "code",</text:p>
      <text:p text:style-name="P4"><text:s text:c="6"/>"execution_count": 3,</text:p>
      <text:p text:style-name="P4"><text:s text:c="6"/>"metadata": {},</text:p>
      <text:p text:style-name="P4"><text:s text:c="6"/>"outputs": [],</text:p>
      <text:p text:style-name="P4"><text:s text:c="6"/>"source": [</text:p>
      <text:p text:style-name="P4"><text:s text:c="8"/>"# ------------------------------------------------------------------\n",</text:p>
      <text:p text:style-name="P4"><text:s text:c="8"/>"# 1️ <text:s/>map known type-codes to (category, subcategory)\n",</text:p>
      <text:p text:style-name="P4"><text:s text:c="8"/>"# ------------------------------------------------------------------\n",</text:p>
      <text:p text:style-name="P4"><text:s text:c="8"/>"TYPE_MAP = {\n",</text:p>
      <text:p text:style-name="P4"><text:s text:c="8"/>" <text:s text:c="3"/># ---------- Mac Computers ----------\n",</text:p>
      <text:p text:style-name="P4"><text:s text:c="8"/>" <text:s text:c="3"/>'118692158': (\"Computers\", \"iMac Pro\"),\n",</text:p>
      <text:p text:style-name="P4"><text:s text:c="8"/>" <text:s text:c="3"/>'57400000': (\"Computers\", \"iMac\"),\n",</text:p>
      <text:p text:style-name="P4"><text:s text:c="8"/>" <text:s text:c="3"/>'21600000': (\"Computers\", \"iMac\"),\n",</text:p>
      <text:p text:style-name="P4"><text:s text:c="8"/>" <text:s text:c="3"/>'21632158': (\"Computers\", \"Mac Pro\"),\n",</text:p>
      <text:p text:style-name="P4"><text:s text:c="8"/>" <text:s text:c="3"/>'2158': (\"Computers\", \"MacBook Pro\"),\n",</text:p>
      <text:p text:style-name="P4"><text:s text:c="8"/>" <text:s text:c="3"/>'92900000': (\"Computers\", \"MacBook Pro\"),\n",</text:p>
      <text:p text:style-name="P4"><text:s text:c="8"/>" <text:s text:c="3"/>'10200000': (\"Computers\", \"MacBook Pro\"), # Mix of new and refurbished\n",</text:p>
      <text:p text:style-name="P4"><text:s text:c="8"/>" <text:s text:c="3"/>'51912158': (\"Computers\", \"MacBook Pro Refurbished\"),\n",</text:p>
      <text:p text:style-name="P4"><text:s text:c="8"/>" <text:s text:c="3"/>'1282': (\"Computers\", \"MacBook Pro\"), # Mix of different models\n",</text:p>
      <text:p text:style-name="P4"><text:s text:c="8"/>" <text:s text:c="3"/>'21700000': (\"Computers\", \"MacBook\"),\n",</text:p>
      <text:p text:style-name="P4"><text:s text:c="8"/>" <text:s text:c="3"/>'53900000': (\"Computers\", \"MacBook\"),\n",</text:p>
      <text:p text:style-name="P4"><text:s text:c="8"/>" <text:s text:c="3"/>'51902158': (\"Computers\", \"MacBook Air Refurbished\"),\n",</text:p>
      <text:p text:style-name="P4"><text:s text:c="8"/>" <text:s text:c="3"/>'54300000': (\"Computers\", \"iMac Refurbished\"),\n",</text:p>
      <text:p text:style-name="P4"><text:s text:c="8"/>" <text:s text:c="3"/>'57200000': (\"Computers\", \"iMac Refurbished\"),\n",</text:p>
      <text:p text:style-name="P4"><text:s text:c="8"/>" <text:s text:c="3"/>'51882158': (\"Computers\", \"iMac Refurbished\"),\n",</text:p>
      <text:p text:style-name="P4"><text:s text:c="8"/>" <text:s text:c="3"/>'21622158': (\"Computers\", \"Mac Mini\"),\n",</text:p>
      <text:p text:style-name="P4"><text:s text:c="8"/>" <text:s text:c="3"/>'54400000': (\"Computers\", \"Mac Mini\"),\n",</text:p>
      <text:p text:style-name="P4"><text:s text:c="8"/>" <text:s text:c="3"/>'54500000': (\"Computers\", \"Mac Mini\"),\n",</text:p>
      <text:p text:style-name="P4"><text:s text:c="8"/>" <text:s text:c="3"/>\n",</text:p>
      <text:p text:style-name="P4"><text:s text:c="8"/>" <text:s text:c="3"/># ---------- iPhone ---------- <text:s text:c="3"/>\n",</text:p>
      <text:p text:style-name="P4"><text:s text:c="8"/>" <text:s text:c="3"/>'113271716': (\"iPhone\", \"iPhone X\"),\n",</text:p>
      <text:p text:style-name="P4"><text:s text:c="8"/>" <text:s text:c="3"/>'1111': (\"iPhone\", \"iPhone 6\"),\n",</text:p>
      <text:p text:style-name="P4"><text:s text:c="8"/>" <text:s text:c="3"/>'113281716': (\"iPhone\", \"iPhone 8\"),\n",</text:p>
      <text:p text:style-name="P4"><text:s text:c="8"/>" <text:s text:c="3"/>'51601716': (\"iPhone\", \"iPhone SE\"),\n",</text:p>
      <text:p text:style-name="P4"><text:s text:c="8"/>" <text:s text:c="3"/>'85641716': (\"iPhone\", \"iPhone 7\"),\n",</text:p>
      <text:p text:style-name="P4"><text:s text:c="8"/>" <text:s text:c="3"/>'85651716': (\"iPhone\", \"iPhone 7\"),\n",</text:p>
      <text:p text:style-name="P4"><text:s text:c="8"/>" <text:s text:c="3"/>'113291716': (\"iPhone\", \"iPhone 8\"),\n",</text:p>
      <text:p text:style-name="P4"><text:s text:c="8"/>" <text:s text:c="3"/>'21561716': (\"iPhone\", \"iPhone 6 Refurbished\"),\n",</text:p>
      <text:p text:style-name="P4"><text:s text:c="8"/>" <text:s text:c="3"/>'21571716': (\"iPhone\", \"iPhone 6 Refurbished\"),\n",</text:p>
      <text:p text:style-name="P4"><text:soft-page-break/><text:s text:c="8"/>" <text:s text:c="3"/>'24811716': (\"iPhone\", \"iPhone 6s Refurbished\"),\n",</text:p>
      <text:p text:style-name="P4"><text:s text:c="8"/>" <text:s text:c="3"/>'24821716': (\"iPhone\", \"iPhone 6s Refurbished\"),\n",</text:p>
      <text:p text:style-name="P4"><text:s text:c="8"/>" <text:s text:c="3"/>'1716': (\"iPhone\", \"iPhone 6s\"),\n",</text:p>
      <text:p text:style-name="P4"><text:s text:c="8"/>" <text:s text:c="3"/>\n",</text:p>
      <text:p text:style-name="P4"><text:s text:c="8"/>" <text:s text:c="3"/># ---------- Portable Devices ----------\n",</text:p>
      <text:p text:style-name="P4"><text:s text:c="8"/>" <text:s text:c="3"/>'51861714': (\"Portable Devices\", \"iPad Pro\"),\n",</text:p>
      <text:p text:style-name="P4"><text:s text:c="8"/>" <text:s text:c="3"/>'51871714': (\"Portable Devices\", \"iPad Pro\"),\n",</text:p>
      <text:p text:style-name="P4"><text:s text:c="8"/>" <text:s text:c="3"/>'106431714': (\"Portable Devices\", \"iPad Pro\"),\n",</text:p>
      <text:p text:style-name="P4"><text:s text:c="8"/>" <text:s text:c="3"/>'12141714':(\"Portable Devices\", \"iPad Pro\"),\n",</text:p>
      <text:p text:style-name="P4"><text:s text:c="8"/>" <text:s text:c="3"/>'1714': (\"Portable Devices\", \"iPad Pro\"),\n",</text:p>
      <text:p text:style-name="P4"><text:s text:c="8"/>" <text:s text:c="3"/>'113851714': (\"Portable Devices\", \"iPad Refurbished\"),\n",</text:p>
      <text:p text:style-name="P4"><text:s text:c="8"/>" <text:s text:c="3"/>'12051714': (\"Portable Devices\", \"iPad Refurbished\"),\n",</text:p>
      <text:p text:style-name="P4"><text:s text:c="8"/>" <text:s text:c="3"/>'12031714': (\"Portable Devices\", \"iPad Mini 2\"),\n",</text:p>
      <text:p text:style-name="P4"><text:s text:c="8"/>" <text:s text:c="3"/>'13621714': (\"Portable Devices\", \"iPad Mini 4\"),\n",</text:p>
      <text:p text:style-name="P4"><text:s text:c="8"/>" <text:s text:c="3"/>'24861714': (\"Portable Devices\", \"iPad Mini 4\"),\n",</text:p>
      <text:p text:style-name="P4"><text:s text:c="8"/>" <text:s text:c="3"/>'42931714': (\"Portable Devices\", \"iPad Air 2 Refurbished\"),\n",</text:p>
      <text:p text:style-name="P4"><text:s text:c="8"/>" <text:s text:c="3"/>'24885185': (\"Portable Devices\", \"Apple Watch\"),\n",</text:p>
      <text:p text:style-name="P4"><text:s text:c="8"/>" <text:s text:c="3"/>'24895185': (\"Portable Devices\", \"Apple Watch\"),\n",</text:p>
      <text:p text:style-name="P4"><text:s text:c="8"/>" <text:s text:c="3"/>'5185': (\"Portable Devices\", \"Apple Watch\"),\n",</text:p>
      <text:p text:style-name="P4"><text:s text:c="8"/>" <text:s text:c="3"/>'79201715': (\"Portable Devices\", \"iPod Touch\"),\n",</text:p>
      <text:p text:style-name="P4"><text:s text:c="8"/>" <text:s text:c="3"/>'11821715': (\"Portable Devices\", \"iPod Touch\"),\n",</text:p>
      <text:p text:style-name="P4"><text:s text:c="8"/>" <text:s text:c="3"/>'113464259': (\"Portable Devices\", \"Apple TV Refurbished\"),\n",</text:p>
      <text:p text:style-name="P4"><text:s text:c="8"/>" <text:s text:c="3"/>'4259': (\"Portable Devices\", \"Apple TV Refurbished\"),\n",</text:p>
      <text:p text:style-name="P4"><text:s text:c="8"/>" <text:s text:c="3"/>'1405': (\"Portable Devices\", \"Graphics Tablet\"),\n",</text:p>
      <text:p text:style-name="P4"><text:s text:c="8"/>"\n",</text:p>
      <text:p text:style-name="P4"><text:s text:c="8"/>" <text:s text:c="3"/># ---------- Watch Accessories ----------\n",</text:p>
      <text:p text:style-name="P4"><text:s text:c="8"/>" <text:s text:c="3"/>'5405': (\"Watch Accessories\", \"Armband &amp; Bracelet for iPhone &amp; Apple Watch\"),\n",</text:p>
      <text:p text:style-name="P4"><text:s text:c="8"/>" <text:s text:c="3"/>'24215399': (\"Watch Accessories\", \"Charging Dock for Apple Watch\"),\n",</text:p>
      <text:p text:style-name="P4"><text:s text:c="8"/>" <text:s text:c="3"/>'2449': (\"Watch Accessories\", \"Strap for Apple Watch\"),\n",</text:p>
      <text:p text:style-name="P4"><text:s text:c="8"/>" <text:s text:c="3"/>'2434': (\"Watch Accessories\", \"Screen Protector for Apple Watch\"),\n",</text:p>
      <text:p text:style-name="P4"><text:s text:c="8"/>" <text:s text:c="3"/>'2425': (\"Watch Accessories\", \"Screen Protector for Apple Watch\"),\n",</text:p>
      <text:p text:style-name="P4"><text:s text:c="8"/>" <text:s text:c="3"/>'12282': (\"Watch Accessories\", \"Stand for Apple Watch\"),\n",</text:p>
      <text:p text:style-name="P4"><text:s text:c="8"/>"\n",</text:p>
      <text:p text:style-name="P4"><text:s text:c="8"/>" <text:s text:c="3"/># ---------- Cases &amp; Protection ----------\n",</text:p>
      <text:p text:style-name="P4"><text:s text:c="8"/>" <text:s text:c="3"/>'11865403': (\"Cases &amp; Protection\", \"Case\"),\n",</text:p>
      <text:p text:style-name="P4"><text:s text:c="8"/>" <text:s text:c="3"/>'5403': (\"Cases &amp; Protection\", \"Case\"),\n",</text:p>
      <text:p text:style-name="P4"><text:s text:c="8"/>" <text:s text:c="3"/>'12635403': (\"Cases &amp; Protection\", \"Tablet Case\"),\n",</text:p>
      <text:p text:style-name="P4"><text:s text:c="8"/>" <text:s text:c="3"/>'14035403': (\"Cases &amp; Protection\", \"Screen Protector\"),\n",</text:p>
      <text:p text:style-name="P4"><text:s text:c="8"/>" <text:s text:c="3"/>'13555403': (\"Cases &amp; Protection\", \"Screen Protector\"),\n",</text:p>
      <text:p text:style-name="P4"><text:s text:c="8"/>" <text:s text:c="3"/>'13835403': (\"Cases &amp; Protection\", \"Sleeve\"),\n",</text:p>
      <text:p text:style-name="P4"><text:s text:c="8"/>" <text:s text:c="3"/>'1392': (\"Cases &amp; Protection\", \"Bag\"),\n",</text:p>
      <text:p text:style-name="P4"><text:s text:c="8"/>" <text:s text:c="3"/>'10230': (\"Cases &amp; Protection\", \"Bag\"),\n",</text:p>
      <text:p text:style-name="P4"><text:s text:c="8"/>"\n",</text:p>
      <text:p text:style-name="P4"><text:s text:c="8"/>" <text:s text:c="3"/># ---------- Power &amp; Charging ----------\n",</text:p>
      <text:p text:style-name="P4"><text:s text:c="8"/>" <text:s text:c="3"/>'1515': (\"Power &amp; Charging\", \"Battery\"),\n",</text:p>
      <text:p text:style-name="P4"><text:s text:c="8"/>" <text:s text:c="3"/>'10142': (\"Power &amp; Charging\", \"Battery\"),\n",</text:p>
      <text:p text:style-name="P4"><text:s text:c="8"/>" <text:s text:c="3"/>'5407': (\"Power &amp; Charging\", \"Battery\"),\n",</text:p>
      <text:p text:style-name="P4"><text:s text:c="8"/>" <text:s text:c="3"/>'54900000': (\"Power &amp; Charging\", \"Battery Case\"),\n",</text:p>
      <text:p text:style-name="P4"><text:s text:c="8"/>" <text:s text:c="3"/>'13005399': (\"Power &amp; Charging\", \"Charger\"),\n",</text:p>
      <text:p text:style-name="P4"><text:soft-page-break/><text:s text:c="8"/>" <text:s text:c="3"/>'13615399': (\"Power &amp; Charging\", \"Charger\"),\n",</text:p>
      <text:p text:style-name="P4"><text:s text:c="8"/>" <text:s text:c="3"/>'5399': (\"Power &amp; Charging\", \"Charger\"),\n",</text:p>
      <text:p text:style-name="P4"><text:s text:c="8"/>" <text:s text:c="3"/>\n",</text:p>
      <text:p text:style-name="P4"><text:s text:c="8"/>" <text:s text:c="3"/># ---------- Stand &amp; <text:s/>Mount ----------\n",</text:p>
      <text:p text:style-name="P4"><text:s text:c="8"/>" <text:s text:c="3"/>'5720': (\"Stand &amp; Mount\", \"Stand\"),\n",</text:p>
      <text:p text:style-name="P4"><text:s text:c="8"/>" <text:s text:c="3"/>'1216': (\"Stand &amp; Mount\", \"Stand\"),\n",</text:p>
      <text:p text:style-name="P4"><text:s text:c="8"/>" <text:s text:c="3"/>'8696': (\"Stand &amp; Mount\", \"Support\"),\n",</text:p>
      <text:p text:style-name="P4"><text:s text:c="8"/>"\n",</text:p>
      <text:p text:style-name="P4"><text:s text:c="8"/>" <text:s text:c="3"/># ---------- Storage ----------\n",</text:p>
      <text:p text:style-name="P4"><text:s text:c="8"/>" <text:s text:c="3"/>'42945397': (\"Storage\", \"Flash Drive\"),\n",</text:p>
      <text:p text:style-name="P4"><text:s text:c="8"/>" <text:s text:c="3"/>'57445397': (\"Storage\", \"Flash Drive\"),\n",</text:p>
      <text:p text:style-name="P4"><text:s text:c="8"/>" <text:s text:c="3"/>'12215397': (\"Storage\", \"SSD Expansion\"),\n",</text:p>
      <text:p text:style-name="P4"><text:s text:c="8"/>" <text:s text:c="3"/>'12995397': (\"Storage\", \"External Storage\"),\n",</text:p>
      <text:p text:style-name="P4"><text:s text:c="8"/>" <text:s text:c="3"/>'11935397': (\"Storage\", \"External Storage\"),\n",</text:p>
      <text:p text:style-name="P4"><text:s text:c="8"/>" <text:s text:c="3"/>'12655397': (\"Storage\", \"Hard Drive\"),\n",</text:p>
      <text:p text:style-name="P4"><text:s text:c="8"/>" <text:s text:c="3"/>'1433': (\"Storage\", \"SSD\"),\n",</text:p>
      <text:p text:style-name="P4"><text:s text:c="8"/>" <text:s text:c="3"/>'1424': (\"Storage\", \"External DVD Recorder\"),\n",</text:p>
      <text:p text:style-name="P4"><text:s text:c="8"/>" <text:s text:c="3"/>'1364': (\"Storage\", \"Mac RAM Memory DDR\"),\n",</text:p>
      <text:p text:style-name="P4"><text:s text:c="8"/>"\n",</text:p>
      <text:p text:style-name="P4"><text:s text:c="8"/>" <text:s text:c="3"/># ---------- Networking ----------\n",</text:p>
      <text:p text:style-name="P4"><text:s text:c="8"/>" <text:s text:c="3"/>'12175397': (\"Networking\", \"NAS System\"),\n",</text:p>
      <text:p text:style-name="P4"><text:s text:c="8"/>" <text:s text:c="3"/>'1404': (\"Networking\", \"NAS System\"),\n",</text:p>
      <text:p text:style-name="P4"><text:s text:c="8"/>" <text:s text:c="3"/>'1280': (\"Networking\", \"NAS System\"),\n",</text:p>
      <text:p text:style-name="P4"><text:s text:c="8"/>" <text:s text:c="3"/>'1334': (\"Networking\", \"Router &amp; Switch\"),\n",</text:p>
      <text:p text:style-name="P4"><text:s text:c="8"/>" <text:s text:c="3"/>\n",</text:p>
      <text:p text:style-name="P4"><text:s text:c="8"/>" <text:s text:c="3"/># ---------- Audio &amp; Video ----------\n",</text:p>
      <text:p text:style-name="P4"><text:s text:c="8"/>" <text:s text:c="3"/>'5384': (\"Audio &amp; Video\", \"Headphones\"),\n",</text:p>
      <text:p text:style-name="P4"><text:s text:c="8"/>" <text:s text:c="3"/>'5404': (\"Audio &amp; Video\", \"Camera\"),\n",</text:p>
      <text:p text:style-name="P4"><text:s text:c="8"/>" <text:s text:c="3"/>'9094': (\"Audio &amp; Video\", \"Surveillance Camera\"),\n",</text:p>
      <text:p text:style-name="P4"><text:s text:c="8"/>" <text:s text:c="3"/>'54864259': (\"Audio &amp; Video\", \"Remote Control\"),\n",</text:p>
      <text:p text:style-name="P4"><text:s text:c="8"/>" <text:s text:c="3"/>'1375': (\"Audio &amp; Video\", \"Microphone\"),\n",</text:p>
      <text:p text:style-name="P4"><text:s text:c="8"/>" <text:s text:c="3"/>'5398': (\"Audio &amp; Video\", \"Speaker\"),\n",</text:p>
      <text:p text:style-name="P4"><text:s text:c="8"/>" <text:s text:c="3"/>'1296': (\"Audio &amp; Video\", \"Monitor\"),\n",</text:p>
      <text:p text:style-name="P4"><text:s text:c="8"/>" <text:s text:c="3"/>'1416': (\"Audio &amp; Video\", \"Video &amp; Photo Edition Software\"),\n",</text:p>
      <text:p text:style-name="P4"><text:s text:c="8"/>"\n",</text:p>
      <text:p text:style-name="P4"><text:s text:c="8"/>" <text:s text:c="3"/># ---------- Cables &amp; Adapters ----------\n",</text:p>
      <text:p text:style-name="P4"><text:s text:c="8"/>" <text:s text:c="3"/>'1230': (\"Cables &amp; Adapters\", \"Lightning USB Cable\"),\n",</text:p>
      <text:p text:style-name="P4"><text:s text:c="8"/>" <text:s text:c="3"/>'1325': (\"Cables &amp; Adapters\", \"Thunderbolt Video Cable\"),\n",</text:p>
      <text:p text:style-name="P4"><text:s text:c="8"/>" <text:s text:c="3"/>'12585395': (\"Cables &amp; Adapters\", \"Video Adapter\"),\n",</text:p>
      <text:p text:style-name="P4"><text:s text:c="8"/>" <text:s text:c="3"/>'1276': (\"Cables &amp; Adapters\", \"PCI SSD Adapter\"),\n",</text:p>
      <text:p text:style-name="P4"><text:s text:c="8"/>" <text:s text:c="3"/>'5395': (\"Cables &amp; Adapters\", \"Generic Adapter\"),\n",</text:p>
      <text:p text:style-name="P4"><text:s text:c="8"/>" <text:s text:c="3"/>'14365395': (\"Cables &amp; Adapters\", \"Generic Adapter\"),\n",</text:p>
      <text:p text:style-name="P4"><text:s text:c="8"/>" <text:s text:c="3"/>'13955395': (\"Cables &amp; Adapters\", \"Generic Adapter\"),\n",</text:p>
      <text:p text:style-name="P4"><text:s text:c="8"/>" <text:s text:c="3"/>'54085407': (\"Cables &amp; Adapters\", \"Generic Adapter\"),\n",</text:p>
      <text:p text:style-name="P4"><text:s text:c="8"/>" <text:s text:c="3"/>'11434': (\"Cables &amp; Adapters\", \"Generic Adapter\"),\n",</text:p>
      <text:p text:style-name="P4"><text:s text:c="8"/>" <text:s text:c="3"/>\n",</text:p>
      <text:p text:style-name="P4"><text:s text:c="8"/>" <text:s text:c="3"/># ---------- Peripherals ---------- \n",</text:p>
      <text:p text:style-name="P4"><text:s text:c="8"/>" <text:s text:c="3"/>'1229': (\"Peripherals\", \"Digital Pen\"),\n",</text:p>
      <text:p text:style-name="P4"><text:s text:c="8"/>" <text:s text:c="3"/>'13855401': (\"Peripherals\", \"Keyboard\"),\n",</text:p>
      <text:p text:style-name="P4"><text:soft-page-break/><text:s text:c="8"/>" <text:s text:c="3"/>'5401': (\"Peripherals\", \"Keyboard\"),\n",</text:p>
      <text:p text:style-name="P4"><text:s text:c="8"/>" <text:s text:c="3"/>'54025401': (\"Peripherals\", \"Keyboard\"),\n",</text:p>
      <text:p text:style-name="P4"><text:s text:c="8"/>" <text:s text:c="3"/>'12575403': (\"Peripherals\", \"Keyboard\"),\n",</text:p>
      <text:p text:style-name="P4"><text:s text:c="8"/>" <text:s text:c="3"/>'1387': (\"Peripherals\", \"Mouse &amp; Trackpad\"),\n",</text:p>
      <text:p text:style-name="P4"><text:s text:c="8"/>"\n",</text:p>
      <text:p text:style-name="P4"><text:s text:c="8"/>" <text:s text:c="3"/># ---------- Smart Home &amp; IoT ----------\n",</text:p>
      <text:p text:style-name="P4"><text:s text:c="8"/>" <text:s text:c="3"/>'11905404': (\"Smart Home &amp; IoT\", \"Smart-Gadgets\"),\n",</text:p>
      <text:p text:style-name="P4"><text:s text:c="8"/>" <text:s text:c="3"/>'11859': (\"Smart Home &amp; IoT\", \"Smart Home Sensors\"),\n",</text:p>
      <text:p text:style-name="P4"><text:s text:c="8"/>" <text:s text:c="3"/>'15435404': (\"Smart Home &amp; IoT\", \"Motion Controller\"),\n",</text:p>
      <text:p text:style-name="P4"><text:s text:c="8"/>" <text:s text:c="3"/>\n",</text:p>
      <text:p text:style-name="P4"><text:s text:c="8"/>" <text:s text:c="3"/># ---------- Tools &amp; Repair ---------- <text:s text:c="3"/>\n",</text:p>
      <text:p text:style-name="P4"><text:s text:c="8"/>" <text:s text:c="3"/>'12645406': (\"Tools &amp; Repair\", \"Replacement Part\"),\n",</text:p>
      <text:p text:style-name="P4"><text:s text:c="8"/>" <text:s text:c="3"/>'12755395': (\"Tools &amp; Repair\", \"Replacement Part\"),\n",</text:p>
      <text:p text:style-name="P4"><text:s text:c="8"/>" <text:s text:c="3"/>'21485407': (\"Tools &amp; Repair\", \"Replacement Part\"),\n",</text:p>
      <text:p text:style-name="P4"><text:s text:c="8"/>" <text:s text:c="3"/>'21535407': (\"Tools &amp; Repair\", \"Replacement Part\"),\n",</text:p>
      <text:p text:style-name="P4"><text:s text:c="8"/>" <text:s text:c="3"/>'101781405': (\"Tools &amp; Repair\", \"Replacement Part\"),\n",</text:p>
      <text:p text:style-name="P4"><text:s text:c="8"/>" <text:s text:c="3"/>'14305406': (\"Tools &amp; Repair\", \"Toolkit\"),\n",</text:p>
      <text:p text:style-name="P4"><text:s text:c="8"/>" <text:s text:c="3"/>'12285400': (\"Tools &amp; Repair\", \"Toolkit\"),\n",</text:p>
      <text:p text:style-name="P4"><text:s text:c="8"/>" <text:s text:c="3"/>#'12355400': (\"Tools &amp; Repair\", \"Cleaning &amp; Maintenance\"),\n",</text:p>
      <text:p text:style-name="P4"><text:s text:c="8"/>" <text:s text:c="3"/>'5406': (\"Tools &amp; Repair\", \"Toolkit\"),\n",</text:p>
      <text:p text:style-name="P4"><text:s text:c="8"/>" <text:s text:c="3"/>'12085400': (\"Tools &amp; Repair\", \"Cleaning &amp; Maintenance\"),\n",</text:p>
      <text:p text:style-name="P4"><text:s text:c="8"/>" <text:s text:c="3"/>'20642062': (\"Tools &amp; Repair\", \"Installation Service\"),\n",</text:p>
      <text:p text:style-name="P4"><text:s text:c="8"/>" <text:s text:c="3"/>'1231': (\"Tools &amp; Repair\", \"Warranty\"),\n",</text:p>
      <text:p text:style-name="P4"><text:s text:c="8"/>" <text:s text:c="3"/>'14400000': (\"Tools &amp; Repair\", \"Repair Service\"),\n",</text:p>
      <text:p text:style-name="P4"><text:s text:c="8"/>" <text:s text:c="3"/>\n",</text:p>
      <text:p text:style-name="P4"><text:s text:c="8"/>" <text:s text:c="3"/># ---------- Open-Box ---------- <text:s text:c="2"/>\n",</text:p>
      <text:p text:style-name="P4"><text:s text:c="8"/>" <text:s text:c="3"/>#'1298': (\"Open-Box\", \"Open-Box Items\"),\n",</text:p>
      <text:p text:style-name="P4"><text:s text:c="8"/>"\n",</text:p>
      <text:p text:style-name="P4"><text:s text:c="8"/>"}"</text:p>
      <text:p text:style-name="P4"><text:s text:c="6"/>]</text:p>
      <text:p text:style-name="P4"><text:s text:c="4"/>},</text:p>
      <text:p text:style-name="P4"><text:s text:c="4"/>{</text:p>
      <text:p text:style-name="P4"><text:s text:c="6"/>"cell_type": "code",</text:p>
      <text:p text:style-name="P4"><text:s text:c="6"/>"execution_count": 4,</text:p>
      <text:p text:style-name="P4"><text:s text:c="6"/>"metadata": {},</text:p>
      <text:p text:style-name="P4"><text:s text:c="6"/>"outputs": [],</text:p>
      <text:p text:style-name="P4"><text:s text:c="6"/>"source": [</text:p>
      <text:p text:style-name="P4"><text:s text:c="8"/>"# ------------------------------------------------------------------\n",</text:p>
      <text:p text:style-name="P4"><text:s text:c="8"/>"# 2️ <text:s/>rules for categorizing products based on their name or description\n",</text:p>
      <text:p text:style-name="P4"><text:s text:c="8"/>"# ------------------------------------------------------------------\n",</text:p>
      <text:p text:style-name="P4"><text:s text:c="8"/>" \n",</text:p>
      <text:p text:style-name="P4"><text:s text:c="8"/>"# ────────────────────────────────────────────────────────────────\n",</text:p>
      <text:p text:style-name="P4"><text:s text:c="8"/>"# 1⃣ <text:s/>shared prefix: <text:s/>start-of-line <text:s/>+ <text:s/>optional condition <text:s/>+ <text:s/>Apple\n",</text:p>
      <text:p text:style-name="P4"><text:s text:c="8"/>"# ────────────────────────────────────────────────────────────────\n",</text:p>
      <text:p text:style-name="P4"><text:s text:c="8"/>"PREFIX = (\n",</text:p>
      <text:p text:style-name="P4"><text:soft-page-break/><text:s text:c="8"/>" <text:s text:c="3"/>r\"^\\s*\" <text:s text:c="33"/># any leading spaces\n",</text:p>
      <text:p text:style-name="P4"><text:s text:c="8"/>" <text:s text:c="3"/>r\"(?:\" <text:s text:c="34"/># optional “condition -”\n",</text:p>
      <text:p text:style-name="P4"><text:s text:c="8"/>" <text:s text:c="7"/>r\"(?:\\((?:open)\\)|open|like\\s*new|\" <text:s text:c="2"/># <text:s/>(Open) | Open | Like new\n",</text:p>
      <text:p text:style-name="P4"><text:s text:c="8"/>" <text:s text:c="7"/>r\"second\\s*hand|excellent|well|\" <text:s text:c="5"/># <text:s/>Second hand | Excellent | Well\n",</text:p>
      <text:p text:style-name="P4"><text:s text:c="8"/>" <text:s text:c="7"/>r\"abierto|very\\s*good)\" <text:s text:c="14"/># <text:s/>Abierto | Very Good\n",</text:p>
      <text:p text:style-name="P4"><text:s text:c="8"/>" <text:s text:c="7"/>r\"\\s*-\\s*\" <text:s text:c="27"/># <text:s/>dash splitter\n",</text:p>
      <text:p text:style-name="P4"><text:s text:c="8"/>" <text:s text:c="3"/>r\")?\" <text:s text:c="36"/># whole condition block optional\n",</text:p>
      <text:p text:style-name="P4"><text:s text:c="8"/>" <text:s text:c="3"/>r\"apple\\b\\s+\" <text:s text:c="28"/># …and finally the word “Apple”\n",</text:p>
      <text:p text:style-name="P4"><text:s text:c="8"/>")\n",</text:p>
      <text:p text:style-name="P4"><text:s text:c="8"/>"\n",</text:p>
      <text:p text:style-name="P4"><text:s text:c="8"/>" \n",</text:p>
      <text:p text:style-name="P4"><text:s text:c="8"/>" <text:s text:c="3"/># ---------- <text:s/>REGEX_RULES <text:s/>----------\n",</text:p>
      <text:p text:style-name="P4"><text:s text:c="8"/>"REGEX_RULES = [\n",</text:p>
      <text:p text:style-name="P4"><text:s text:c="8"/>"\n",</text:p>
      <text:p text:style-name="P4"><text:s text:c="8"/>" <text:s text:c="3"/># ────────────────────────────────────────────────────────────────\n",</text:p>
      <text:p text:style-name="P4"><text:s text:c="8"/>" <text:s text:c="3"/># 2⃣ <text:s/>rebuilt COMPUTER rules (case-insensitive)\n",</text:p>
      <text:p text:style-name="P4"><text:s text:c="8"/>" <text:s text:c="3"/># ────────────────────────────────────────────────────────────────\n",</text:p>
      <text:p text:style-name="P4"><text:s text:c="8"/>"\n",</text:p>
      <text:p text:style-name="P4"><text:s text:c="8"/>" <text:s text:c="3"/>(\"Computers\", \"MacBook Pro\", fr\"{PREFIX}macbook\\s+pro\\b\"),\n",</text:p>
      <text:p text:style-name="P4"><text:s text:c="8"/>"\n",</text:p>
      <text:p text:style-name="P4"><text:s text:c="8"/>" <text:s text:c="3"/>(\"Computers\", \"MacBook Air\", fr\"{PREFIX}macbook\\s+air\\b\"),\n",</text:p>
      <text:p text:style-name="P4"><text:s text:c="8"/>"\n",</text:p>
      <text:p text:style-name="P4"><text:s text:c="8"/>" <text:s text:c="3"/>(\"Computers\", \"MacBook\", fr\"{PREFIX}macbook\\b\"),\n",</text:p>
      <text:p text:style-name="P4"><text:s text:c="8"/>"\n",</text:p>
      <text:p text:style-name="P4"><text:s text:c="8"/>" <text:s text:c="3"/>(\"Computers\", \"iMac Pro\", fr\"{PREFIX}imac\\s+pro\\b\"),\n",</text:p>
      <text:p text:style-name="P4"><text:s text:c="8"/>"\n",</text:p>
      <text:p text:style-name="P4"><text:s text:c="8"/>" <text:s text:c="3"/>(\"Computers\", \"iMac\", fr\"{PREFIX}imac\\b\"),\n",</text:p>
      <text:p text:style-name="P4"><text:s text:c="8"/>"\n",</text:p>
      <text:p text:style-name="P4"><text:s text:c="8"/>" <text:s text:c="3"/>(\"Computers\", \"Mac Pro\", fr\"{PREFIX}mac\\s*pro\\b\"),\n",</text:p>
      <text:p text:style-name="P4"><text:s text:c="8"/>"\n",</text:p>
      <text:p text:style-name="P4"><text:s text:c="8"/>" <text:s text:c="3"/>(\"Computers\", \"Mac Mini\", fr\"{PREFIX}mac\\s*mini\\b\"),\n",</text:p>
      <text:p text:style-name="P4"><text:s text:c="8"/>"\n",</text:p>
      <text:p text:style-name="P4"><text:s text:c="8"/>"\n",</text:p>
      <text:p text:style-name="P4"><text:s text:c="8"/>"\n",</text:p>
      <text:p text:style-name="P4"><text:s text:c="8"/>" <text:s text:c="3"/># ─ Networking <text:s/>----------\n",</text:p>
      <text:p text:style-name="P4"><text:s text:c="8"/>" <text:s text:c="3"/>(\"Networking\", \"NAS System\",\n",</text:p>
      <text:p text:style-name="P4"><text:s text:c="8"/>" <text:s text:c="4"/>r\"\\b(synology|qnap|drobo)\\s*(ds|ts|rx)?\\d{3,5}\\b\"),\n",</text:p>
      <text:p text:style-name="P4"><text:s text:c="8"/>" <text:s text:c="3"/>(\"Networking\", \"NAS Expansion Unit / Chassis\",\n",</text:p>
      <text:p text:style-name="P4"><text:s text:c="8"/>" <text:s text:c="4"/>r\"\\b(expansion|dx|rx)[-_]?\\d{3,4}\\b\"),\n",</text:p>
      <text:p text:style-name="P4"><text:s text:c="8"/>"\n",</text:p>
      <text:p text:style-name="P4"><text:s text:c="8"/>" <text:s text:c="3"/># ─ Audio &amp; Video <text:s/>----------\n",</text:p>
      <text:p text:style-name="P4"><text:s text:c="8"/>" <text:s text:c="3"/>(\"Audio &amp; Video\", \"Camera Lens Attachment\",\n",</text:p>
      <text:p text:style-name="P4"><text:s text:c="8"/>" <text:s text:c="4"/>r\"\\bolloclip\\b.*\\blens\\b\"),\n",</text:p>
      <text:p text:style-name="P4"><text:s text:c="8"/>" <text:s text:c="3"/>(\"Audio &amp; Video\", \"Headphones\",\n",</text:p>
      <text:p text:style-name="P4"><text:s text:c="8"/>" <text:s text:c="4"/>r\"\\bbluetooth\\b.{0,40}\\b(head(set|phones?)|earbuds?|hands\\s*free)\\b\"),\n",</text:p>
      <text:p text:style-name="P4"><text:soft-page-break/><text:s text:c="8"/>"\n",</text:p>
      <text:p text:style-name="P4"><text:s text:c="8"/>" <text:s text:c="3"/># ─ Smart Home &amp; IoT <text:s/>----------\n",</text:p>
      <text:p text:style-name="P4"><text:s text:c="8"/>" <text:s text:c="3"/>(\"Smart Home &amp; IoT\", \"Smart Lighting\",\n",</text:p>
      <text:p text:style-name="P4"><text:s text:c="8"/>" <text:s text:c="4"/>r\"\\bwemo\\b.*\\b(bulb|led|light)\\b\"),\n",</text:p>
      <text:p text:style-name="P4"><text:s text:c="8"/>" <text:s text:c="3"/>(\"Smart Home &amp; IoT\", \"Smart Wearables &amp; Health\",\n",</text:p>
      <text:p text:style-name="P4"><text:s text:c="8"/>" <text:s text:c="4"/>r\"\\bsmart\\s*watch\\b|\\bbluetooth\\b.{0,30}\\bwatch\\b\"),\n",</text:p>
      <text:p text:style-name="P4"><text:s text:c="8"/>"\n",</text:p>
      <text:p text:style-name="P4"><text:s text:c="8"/>" <text:s text:c="3"/># ─ Cables &amp; Adapters <text:s/>----------\n",</text:p>
      <text:p text:style-name="P4"><text:s text:c="8"/>" <text:s text:c="3"/>(\"Cables &amp; Adapters\", \"Audio Cable\",\n",</text:p>
      <text:p text:style-name="P4"><text:s text:c="8"/>" <text:s text:c="4"/>r\"\\b(3\\.5\\s*mm|jack)\\b.{0,20}\\b(jack|cable|aux)\\b\"),\n",</text:p>
      <text:p text:style-name="P4"><text:s text:c="8"/>" <text:s text:c="3"/>(\"Cables &amp; Adapters\", \"Generic Adapter\", <text:s text:c="2"/># MagSafe ↔︎ MagSafe 2\n",</text:p>
      <text:p text:style-name="P4"><text:s text:c="8"/>" <text:s text:c="4"/>r\"\\bmagsafe\\b.{0,20}\\bconverter\\b\"),\n",</text:p>
      <text:p text:style-name="P4"><text:s text:c="8"/>" <text:s text:c="3"/>(\"Cables &amp; Adapters\", \"Video Adapter\", <text:s text:c="4"/># Mini-DP → HDMI 4 K\n",</text:p>
      <text:p text:style-name="P4"><text:s text:c="8"/>" <text:s text:c="4"/>r\"\\bmini\\s*display\\s*port\\b.{0,40}\\bhdmi\\b|\\bmdp\\b.{0,40}\\bhdmi\\b\"),\n",</text:p>
      <text:p text:style-name="P4"><text:s text:c="8"/>"\n",</text:p>
      <text:p text:style-name="P4"><text:s text:c="8"/>" <text:s text:c="3"/># ─ Stand &amp; Mount <text:s/>----------\n",</text:p>
      <text:p text:style-name="P4"><text:s text:c="8"/>" <text:s text:c="3"/>(\"Stand &amp; Mount\", \"Stand\",\n",</text:p>
      <text:p text:style-name="P4"><text:s text:c="8"/>" <text:s text:c="4"/>r\"\\bselfie\\b.{0,40}\\b(stick|monopod|trigger)\\b\"),\n",</text:p>
      <text:p text:style-name="P4"><text:s text:c="8"/>"\n",</text:p>
      <text:p text:style-name="P4"><text:s text:c="8"/>" <text:s text:c="3"/># ─ Power &amp; Charging <text:s/>----------\n",</text:p>
      <text:p text:style-name="P4"><text:s text:c="8"/>" <text:s text:c="3"/>(\"Power &amp; Charging\", \"Charger\",\n",</text:p>
      <text:p text:style-name="P4"><text:s text:c="8"/>" <text:s text:c="4"/>r\"\\bmagnetic\\s*charging\\s*cable\\b.*apple\\s*watch\"),\n",</text:p>
      <text:p text:style-name="P4"><text:s text:c="8"/>"\n",</text:p>
      <text:p text:style-name="P4"><text:s text:c="8"/>" <text:s text:c="3"/># ─ Tools &amp; Repair <text:s/>----------\n",</text:p>
      <text:p text:style-name="P4"><text:s text:c="8"/>" <text:s text:c="3"/>(\"Tools &amp; Repair\", \"General Repair Toolkit\",\n",</text:p>
      <text:p text:style-name="P4"><text:s text:c="8"/>" <text:s text:c="4"/>r\"\\bmacro\\s*bit\\s*kit\\b\"),\n",</text:p>
      <text:p text:style-name="P4"><text:s text:c="8"/>" <text:s text:c="3"/>(\"Tools &amp; Repair\", \"Battery Replacement Kit\",\n",</text:p>
      <text:p text:style-name="P4"><text:s text:c="8"/>" <text:s text:c="4"/>r\"\\bcomplete\\s+repair\\s*(?:kit)?\\b.*\\biphone\\b\"),\n",</text:p>
      <text:p text:style-name="P4"><text:s text:c="8"/>" <text:s text:c="3"/>(\"Tools &amp; Repair\", \"Replacement Part\",\n",</text:p>
      <text:p text:style-name="P4"><text:s text:c="8"/>" <text:s text:c="4"/>r\"\\b(lightning|audio)\\s*connector\\b.*iphone\"),\n",</text:p>
      <text:p text:style-name="P4"><text:s text:c="8"/>" <text:s text:c="3"/>(\"Tools &amp; Repair\", \"Opening / Pry Tools\",\n",</text:p>
      <text:p text:style-name="P4"><text:s text:c="8"/>" <text:s text:c="4"/>r\"\\bsuction\\s*cups?\\b|battery\\s*isolation\\s*pick\"),\n",</text:p>
      <text:p text:style-name="P4"><text:s text:c="8"/>"\n",</text:p>
      <text:p text:style-name="P4"><text:s text:c="8"/>" <text:s text:c="3"/># ---------- Tools &amp; Repairs -----------------------------------------------\n",</text:p>
      <text:p text:style-name="P4"><text:s text:c="8"/>"\n",</text:p>
      <text:p text:style-name="P4"><text:s text:c="8"/>" <text:s text:c="3"/>(\"Tools &amp; Repair\",\"General Repair Toolkit\",\n",</text:p>
      <text:p text:style-name="P4"><text:s text:c="8"/>" <text:s text:c="7"/>r\"\\b(complete\\s+set\\s+of\\s+\\d+\\s+tools|tools?\\s*set|tool\\s*kit)\\b\"),\n",</text:p>
      <text:p text:style-name="P4"><text:s text:c="8"/>" <text:s text:c="3"/>\n",</text:p>
      <text:p text:style-name="P4"><text:s text:c="8"/>" <text:s text:c="3"/># ─ Tools &amp; Repair : Opening / Pry tools ----------\n",</text:p>
      <text:p text:style-name="P4"><text:s text:c="8"/>" <text:s text:c="3"/>(\"Tools &amp; Repair\", \"Opening / Pry Tools\",\n",</text:p>
      <text:p text:style-name="P4"><text:s text:c="8"/>" <text:s text:c="7"/>r\"(suction\\s*cup|isolation\\s*pick|spudger|jimmy)\"),\n",</text:p>
      <text:p text:style-name="P4"><text:s text:c="8"/>" <text:s text:c="3"/>\n",</text:p>
      <text:p text:style-name="P4"><text:s text:c="8"/>" <text:s text:c="3"/># ─ Tools &amp; Repair : Adhesive / Seal ----------\n",</text:p>
      <text:p text:style-name="P4"><text:s text:c="8"/>" <text:s text:c="3"/>(\"Tools &amp; Repair\", \"Adhesive / Seal &amp; Gasket\",\n",</text:p>
      <text:p text:style-name="P4"><text:s text:c="8"/>" <text:s text:c="7"/>r\"adhesive\\s*strip|tape\"),\n",</text:p>
      <text:p text:style-name="P4"><text:s text:c="8"/>" <text:s text:c="3"/>\n",</text:p>
      <text:p text:style-name="P4"><text:s text:c="8"/>" <text:s text:c="3"/># ─ Tools &amp; Repair : Drive Installation Kits ----------\n",</text:p>
      <text:p text:style-name="P4"><text:s text:c="8"/>" <text:s text:c="3"/>(\"Tools &amp; Repair\", \"Drive Installation Kit\",\n",</text:p>
      <text:p text:style-name="P4"><text:s text:c="8"/>" <text:s text:c="7"/>r\"(ssd|hdd|drive).{0,20}installation\\s*kit\"),\n",</text:p>
      <text:p text:style-name="P4"><text:soft-page-break/><text:s text:c="8"/>" <text:s text:c="3"/>\n",</text:p>
      <text:p text:style-name="P4"><text:s text:c="8"/>" <text:s text:c="3"/># ─ Tools &amp; Repair : Battery kits ----------\n",</text:p>
      <text:p text:style-name="P4"><text:s text:c="8"/>" <text:s text:c="3"/>(\"Tools &amp; Repair\", \"Battery Replacement Kit\",\n",</text:p>
      <text:p text:style-name="P4"><text:s text:c="8"/>" <text:s text:c="7"/>r\"\\bbattery\\s*(kit|change|replacement)\\b\"),\n",</text:p>
      <text:p text:style-name="P4"><text:s text:c="8"/>"\n",</text:p>
      <text:p text:style-name="P4"><text:s text:c="8"/>" <text:s text:c="3"/># ─ Tools &amp; Repair : Screen / display kits ----------\n",</text:p>
      <text:p text:style-name="P4"><text:s text:c="8"/>" <text:s text:c="3"/>(\"Tools &amp; Repair\", \"Screen / Display Replacement Kit\",\n",</text:p>
      <text:p text:style-name="P4"><text:s text:c="8"/>" <text:s text:c="7"/>r\"\\b(display|screen)\\s*(kit|change|replacement)\\b\"),\n",</text:p>
      <text:p text:style-name="P4"><text:s text:c="8"/>"\n",</text:p>
      <text:p text:style-name="P4"><text:s text:c="8"/>" <text:s text:c="3"/># ─ Tools &amp; Repair : General toolkits (multi-bit, iOpener, etc.) ----------\n",</text:p>
      <text:p text:style-name="P4"><text:s text:c="8"/>" <text:s text:c="3"/>(\"Tools &amp; Repair\", \"General Repair Toolkit\",\n",</text:p>
      <text:p text:style-name="P4"><text:s text:c="8"/>" <text:s text:c="7"/>r\"\\b(toolkit|tool\\s*kit|97\\s*bit|bit\\s*driver|essential\\s*tool|pro\\s*tech|\"\n",</text:p>
      <text:p text:style-name="P4"><text:s text:c="8"/>" <text:s text:c="7"/>r\"tool\\s*set|iopener|electronics\\s*tool)\\b\"),\n",</text:p>
      <text:p text:style-name="P4"><text:s text:c="8"/>"\n",</text:p>
      <text:p text:style-name="P4"><text:s text:c="8"/>" <text:s text:c="3"/># ─ Tools &amp; Repair : Specialty screwdrivers / bit only ----------\n",</text:p>
      <text:p text:style-name="P4"><text:s text:c="8"/>" <text:s text:c="3"/>(\"Tools &amp; Repair\", \"Specialty Screwdriver / Bit\",\n",</text:p>
      <text:p text:style-name="P4"><text:s text:c="8"/>" <text:s text:c="7"/>r\"\\b(screwdriver|pentalobe|torx|tri[-\\s]?wing|security\\s*bit|bit\\s*set)\\b\"),\n",</text:p>
      <text:p text:style-name="P4"><text:s text:c="8"/>"\n",</text:p>
      <text:p text:style-name="P4"><text:s text:c="8"/>" <text:s text:c="3"/># ─ Tools &amp; Repair : Opening / Pry tools ----------\n",</text:p>
      <text:p text:style-name="P4"><text:s text:c="8"/>" <text:s text:c="3"/>(\"Tools &amp; Repair\", \"Opening / Pry Tools\",\n",</text:p>
      <text:p text:style-name="P4"><text:s text:c="8"/>" <text:s text:c="7"/>r\"\\b(opening\\s*tool|jimmy|pry|spudger|plastic\\s*card)\\b\"),\n",</text:p>
      <text:p text:style-name="P4"><text:s text:c="8"/>"\n",</text:p>
      <text:p text:style-name="P4"><text:s text:c="8"/>" <text:s text:c="3"/># ─ Tools &amp; Repair : SIM tools ----------\n",</text:p>
      <text:p text:style-name="P4"><text:s text:c="8"/>" <text:s text:c="3"/>(\"Tools &amp; Repair\", \"SIM / Eject Tools\",\n",</text:p>
      <text:p text:style-name="P4"><text:s text:c="8"/>" <text:s text:c="7"/>r\"\\bsim\\s*card\\s*eject\\b|\\bsim\\s*eject\\b\"),\n",</text:p>
      <text:p text:style-name="P4"><text:s text:c="8"/>"\n",</text:p>
      <text:p text:style-name="P4"><text:s text:c="8"/>" <text:s text:c="3"/># ─ Tools &amp; Repair : Magnetic work mats ----------\n",</text:p>
      <text:p text:style-name="P4"><text:s text:c="8"/>" <text:s text:c="3"/>(\"Tools &amp; Repair\", \"Magnetic Work Mat\",\n",</text:p>
      <text:p text:style-name="P4"><text:s text:c="8"/>" <text:s text:c="7"/>r\"\\bmagnetic\\s*(mat|project\\s*mat)\\b\"),\n",</text:p>
      <text:p text:style-name="P4"><text:s text:c="8"/>"\n",</text:p>
      <text:p text:style-name="P4"><text:s text:c="8"/>" <text:s text:c="3"/># ─ Tools &amp; Repair : Moisture absorber ----------\n",</text:p>
      <text:p text:style-name="P4"><text:s text:c="8"/>" <text:s text:c="3"/>(\"Tools &amp; Repair\", \"Moisture Absorber Bag\",\n",</text:p>
      <text:p text:style-name="P4"><text:s text:c="8"/>" <text:s text:c="7"/>r\"\\b(thirsty\\s*bag|moisture\\s*absorber|dry\\s*bag)\\b\"),\n",</text:p>
      <text:p text:style-name="P4"><text:s text:c="8"/>"\n",</text:p>
      <text:p text:style-name="P4"><text:s text:c="8"/>" <text:s text:c="3"/># ─ Tools &amp; Repair : Repair Support / holders ----------\n",</text:p>
      <text:p text:style-name="P4"><text:s text:c="8"/>" <text:s text:c="3"/>(\"Tools &amp; Repair\", \"Repair Support / Holder\",\n",</text:p>
      <text:p text:style-name="P4"><text:s text:c="8"/>" <text:s text:c="7"/>r\"\\brepair\\s*support|device\\s*holder|magnetic\\s*pad\\b\"),\n",</text:p>
      <text:p text:style-name="P4"><text:s text:c="8"/>" <text:s text:c="3"/>\n",</text:p>
      <text:p text:style-name="P4"><text:s text:c="8"/>" <text:s text:c="3"/># ─ Tools &amp; Repair : Replacement Part ----------\n",</text:p>
      <text:p text:style-name="P4"><text:s text:c="8"/>" <text:s text:c="3"/>(\"Tools &amp; Repair\", \"Replacement Part\",\n",</text:p>
      <text:p text:style-name="P4"><text:s text:c="8"/>" <text:s text:c="7"/>r\"(replacement|replace).{0,10}(tip|tips|nib|nibs|disc|pointer)s?\\b|\"\n",</text:p>
      <text:p text:style-name="P4"><text:s text:c="8"/>" <text:s text:c="7"/>r\"\\b(tip|tips|nib|nibs|disc|pointer).{0,10}(replacement|replace)\\b|\"\n",</text:p>
      <text:p text:style-name="P4"><text:s text:c="8"/>" <text:s text:c="7"/>r\"\\bmagsafe\\b.{0,30}\\b(dc[-\\s]?in|connector|board)\\b\"),\n",</text:p>
      <text:p text:style-name="P4"><text:s text:c="8"/>" <text:s text:c="3"/>\n",</text:p>
      <text:p text:style-name="P4"><text:s text:c="8"/>" <text:s text:c="7"/># --- Tools &amp; Repair ---\n",</text:p>
      <text:p text:style-name="P4"><text:s text:c="8"/>" <text:s text:c="3"/>(\"Tools &amp; Repair\", \"Cleaning &amp; Maintenance\", r\"\\bclean(er|ing)\\b\"),\n",</text:p>
      <text:p text:style-name="P4"><text:s text:c="8"/>" <text:s text:c="3"/>(\"Tools &amp; Repair\", \"Replacement Part\", <text:s text:c="6"/>r\"\\breplacement\\s+part\\b\"),\n",</text:p>
      <text:p text:style-name="P4"><text:s text:c="8"/>" <text:s text:c="3"/>(\"Tools &amp; Repair\", \"Toolkit\", <text:s text:c="15"/>r\"\\btool.?kit\\b\"),\n",</text:p>
      <text:p text:style-name="P4"><text:s text:c="8"/>" <text:s text:c="3"/>(\"Tools &amp; Repair\", \"Warranty\", <text:s text:c="14"/>r\"\\bwarranty\\b\"),\n",</text:p>
      <text:p text:style-name="P4"><text:soft-page-break/><text:s text:c="8"/>" <text:s text:c="3"/>(\"Tools &amp; Repair\", \"Service\", <text:s text:c="15"/>r\"\\bservice\\b\"),\n",</text:p>
      <text:p text:style-name="P4"><text:s text:c="8"/>"\n",</text:p>
      <text:p text:style-name="P4"><text:s text:c="8"/>" <text:s text:c="3"/># ---------- Smart Home &amp; IoT -----------------------------------------------\n",</text:p>
      <text:p text:style-name="P4"><text:s text:c="8"/>" <text:s text:c="3"/>\n",</text:p>
      <text:p text:style-name="P4"><text:s text:c="8"/>" <text:s text:c="7"/># ─ Smart Home &amp; IoT : Smart Security &amp; Alarms ----------\n",</text:p>
      <text:p text:style-name="P4"><text:s text:c="8"/>" <text:s text:c="3"/>(\"Smart Home &amp; IoT\", \"Smart Security &amp; Alarms\",\n",</text:p>
      <text:p text:style-name="P4"><text:s text:c="8"/>" <text:s text:c="7"/>r\"\\b(alarm|siren|security\\s*system|motion\\s*(?:detector|sensor)|door(?:s| &amp; windows)?\\s*sensor|\"\n",</text:p>
      <text:p text:style-name="P4"><text:s text:c="8"/>" <text:s text:c="7"/>r\"smoke\\s*detector|carbon\\s*monoxide|pir\\s+sensor|panic\\s*button)\\b\"),\n",</text:p>
      <text:p text:style-name="P4"><text:s text:c="8"/>"\n",</text:p>
      <text:p text:style-name="P4"><text:s text:c="8"/>" <text:s text:c="3"/># ─ Smart Home &amp; IoT : Smart Plugs &amp; Power ----------\n",</text:p>
      <text:p text:style-name="P4"><text:s text:c="8"/>" <text:s text:c="3"/>(\"Smart Home &amp; IoT\", \"Smart Plugs &amp; Power\",\n",</text:p>
      <text:p text:style-name="P4"><text:s text:c="8"/>" <text:s text:c="7"/>r\"\\b(smart\\s*(?:plug|socket|outlet)|eve\\s*energy|hs1[01]0|wemo\\b.*switch|\"\n",</text:p>
      <text:p text:style-name="P4"><text:s text:c="8"/>" <text:s text:c="7"/>r\"power\\s*(?:socket|monitor)|wi[-\\s]?fi\\s*plug)\\b\"),\n",</text:p>
      <text:p text:style-name="P4"><text:s text:c="8"/>"\n",</text:p>
      <text:p text:style-name="P4"><text:s text:c="8"/>" <text:s text:c="3"/># ─ Smart Home &amp; IoT : Smart Locks &amp; Entry ----------\n",</text:p>
      <text:p text:style-name="P4"><text:s text:c="8"/>" <text:s text:c="3"/>(\"Smart Home &amp; IoT\", \"Smart Locks &amp; Entry\",\n",</text:p>
      <text:p text:style-name="P4"><text:s text:c="8"/>" <text:s text:c="7"/>r\"\\b(lock|padlock|deadbolt)\\b.*\\b(bluetooth|smart|app)\\b|\\bnoke\\b\"),\n",</text:p>
      <text:p text:style-name="P4"><text:s text:c="8"/>"\n",</text:p>
      <text:p text:style-name="P4"><text:s text:c="8"/>" <text:s text:c="3"/># ─ Smart Home &amp; IoT : Bluetooth Trackers / Finders ----------\n",</text:p>
      <text:p text:style-name="P4"><text:s text:c="8"/>" <text:s text:c="3"/>(\"Smart Home &amp; IoT\", \"Bluetooth Trackers / Finders\",\n",</text:p>
      <text:p text:style-name="P4"><text:s text:c="8"/>" <text:s text:c="7"/>r\"\\b(tile|trackr|gablys|chipolo)\\b|\\bbluetooth\\b.{0,40}\\b(locator|tracker)\\b\"),\n",</text:p>
      <text:p text:style-name="P4"><text:s text:c="8"/>"\n",</text:p>
      <text:p text:style-name="P4"><text:s text:c="8"/>" <text:s text:c="3"/># ─ Smart Home &amp; IoT : Smart Wearables &amp; Health ----------\n",</text:p>
      <text:p text:style-name="P4"><text:s text:c="8"/>" <text:s text:c="3"/>(\"Smart Home &amp; IoT\", \"Smart Wearables &amp; Health\",\n",</text:p>
      <text:p text:style-name="P4"><text:s text:c="8"/>" <text:s text:c="7"/>r\"\\b(fitbit|withings|jawbone|wahoo|heart\\s*rate|cadence|smart\\s*scale|activity\\s*monitor|\"\n",</text:p>
      <text:p text:style-name="P4"><text:s text:c="8"/>" <text:s text:c="7"/>r\"pulse\\s*oximeter|blood\\s*pressure)\\b\"),\n",</text:p>
      <text:p text:style-name="P4"><text:s text:c="8"/>"\n",</text:p>
      <text:p text:style-name="P4"><text:s text:c="8"/>" <text:s text:c="3"/># ─ Smart Home &amp; IoT : Drones &amp; Robots ----------\n",</text:p>
      <text:p text:style-name="P4"><text:s text:c="8"/>" <text:s text:c="3"/>(\"Smart Home &amp; IoT\", \"Drones &amp; Robots\",\n",</text:p>
      <text:p text:style-name="P4"><text:s text:c="8"/>" <text:s text:c="7"/>r\"\\b(parrot\\b.*drone|mini\\s*drone|jumping\\s*drone|hydrofoil|sphero|ubtech|robot(ic)?|\"\n",</text:p>
      <text:p text:style-name="P4"><text:s text:c="8"/>" <text:s text:c="7"/>r\"stormtrooper|droid|alpha\\b.*robot)\\b\"),\n",</text:p>
      <text:p text:style-name="P4"><text:s text:c="8"/>"\n",</text:p>
      <text:p text:style-name="P4"><text:s text:c="8"/>" <text:s text:c="3"/># ─ Smart Home &amp; IoT : VR / AR Devices ----------\n",</text:p>
      <text:p text:style-name="P4"><text:s text:c="8"/>" <text:s text:c="3"/>(\"Smart Home &amp; IoT\", \"VR / AR Devices\",\n",</text:p>
      <text:p text:style-name="P4"><text:s text:c="8"/>" <text:s text:c="7"/>r\"\\b(vr\\s*(?:headset|glasses)|virtual\\s*reality|augmented\\s*reality|homido|cardboard\\s*viewer)\\b\"),\n",</text:p>
      <text:p text:style-name="P4"><text:s text:c="8"/>"\n",</text:p>
      <text:p text:style-name="P4"><text:s text:c="8"/>" <text:s text:c="3"/># ─ Smart Home &amp; IoT : STEM / Maker Kits ----------\n",</text:p>
      <text:p text:style-name="P4"><text:s text:c="8"/>" <text:s text:c="3"/>(\"Smart Home &amp; IoT\", \"STEM / Maker Kits\",\n",</text:p>
      <text:p text:style-name="P4"><text:s text:c="8"/>" <text:s text:c="7"/>r\"\\b(littlebits|osmo|runware|diy\\s*kit|robot\\s*kit|coding\\s*kit|educational\\s*kit|\"\n",</text:p>
      <text:p text:style-name="P4"><text:s text:c="8"/>" <text:s text:c="7"/>r\"inventor|gizmos\\s*and\\s*gadgets)\\b\"),\n",</text:p>
      <text:p text:style-name="P4"><text:s text:c="8"/>"\n",</text:p>
      <text:p text:style-name="P4"><text:s text:c="8"/>" <text:s text:c="3"/># ─ Smart Home &amp; IoT : Smart Garden &amp; Plant Care ----------\n",</text:p>
      <text:p text:style-name="P4"><text:s text:c="8"/>" <text:s text:c="3"/>(\"Smart Home &amp; IoT\", \"Smart Garden &amp; Plant Care\",\n",</text:p>
      <text:p text:style-name="P4"><text:s text:c="8"/>" <text:s text:c="7"/>r\"\\b(flower\\s*power|garden\\s*sensor|plant\\s*sensor|koubachi|soil\\s*sensor|\"\n",</text:p>
      <text:p text:style-name="P4"><text:s text:c="8"/>" <text:s text:c="7"/>r\"sunlight\\s*garden)\\b\"),\n",</text:p>
      <text:p text:style-name="P4"><text:soft-page-break/><text:s text:c="8"/>"\n",</text:p>
      <text:p text:style-name="P4"><text:s text:c="8"/>" <text:s text:c="3"/># ─ Smart Home &amp; IoT : Smart Thermostats &amp; Climate ----------\n",</text:p>
      <text:p text:style-name="P4"><text:s text:c="8"/>" <text:s text:c="3"/>(\"Smart Home &amp; IoT\", \"Smart Thermostats &amp; Climate\",\n",</text:p>
      <text:p text:style-name="P4"><text:s text:c="8"/>" <text:s text:c="7"/>r\"\\b(thermostat|nest\\s*protect|netatmo\\b.*weather|climate\\s*control|temperature\\s*sensor)\\b\"), <text:s text:c="3"/>\n",</text:p>
      <text:p text:style-name="P4"><text:s text:c="8"/>" <text:s text:c="3"/>\n",</text:p>
      <text:p text:style-name="P4"><text:s text:c="8"/>" <text:s text:c="3"/># ---------- Smart Home &amp; IoT : Smart Lighting ----------\n",</text:p>
      <text:p text:style-name="P4"><text:s text:c="8"/>" <text:s text:c="3"/>(\"Smart Home &amp; IoT\", \"Smart Lighting\",\n",</text:p>
      <text:p text:style-name="P4"><text:s text:c="8"/>" <text:s text:c="7"/>r\"\\bhue\\b|\\blight\\s*strip\\b|\\bbloom\\b|\\bbulb\\b\"),\n",</text:p>
      <text:p text:style-name="P4"><text:s text:c="8"/>"\n",</text:p>
      <text:p text:style-name="P4"><text:s text:c="8"/>" <text:s text:c="3"/># ---------- Smart Home &amp; IoT : Smart-Gadgets <text:s/>(extend) ----------\n",</text:p>
      <text:p text:style-name="P4"><text:s text:c="8"/>" <text:s text:c="3"/>(\"Smart Home &amp; IoT\", \"Smart-Gadgets\",\n",</text:p>
      <text:p text:style-name="P4"><text:s text:c="8"/>" <text:s text:c="7"/>r\"\\b(sphero|robot)\\b|\\bihealth\\b|\\bglucom(et(er|ro)|glucose)\\b\"), <text:s text:c="14"/>\n",</text:p>
      <text:p text:style-name="P4"><text:s text:c="8"/>" <text:s text:c="3"/>\n",</text:p>
      <text:p text:style-name="P4"><text:s text:c="8"/>" <text:s text:c="3"/># --- Smart Home &amp; IoT ----------\n",</text:p>
      <text:p text:style-name="P4"><text:s text:c="8"/>" <text:s text:c="3"/>(\"Smart Home &amp; IoT\", \"Motion Controller\", <text:s text:c="3"/>r\"\\bmotion\\s+controller\\b\"),\n",</text:p>
      <text:p text:style-name="P4"><text:s text:c="8"/>" <text:s text:c="3"/>(\"Smart Home &amp; IoT\", \"Smart Home Sensors\", <text:s text:c="2"/>r\"\\bsensor\\b|fibaro\"),\n",</text:p>
      <text:p text:style-name="P4"><text:s text:c="8"/>" <text:s text:c="3"/>\n",</text:p>
      <text:p text:style-name="P4"><text:s text:c="8"/>" <text:s text:c="3"/># ---------- Power &amp; Charging ----------------------------------------------- <text:s text:c="2"/>\n",</text:p>
      <text:p text:style-name="P4"><text:s text:c="8"/>"\n",</text:p>
      <text:p text:style-name="P4"><text:s text:c="8"/>" <text:s text:c="3"/># ─── Power &amp; Charging : Charger / Battery ----------\n",</text:p>
      <text:p text:style-name="P4"><text:s text:c="8"/>" <text:s text:c="3"/>(\"Power &amp; Charging\", \"Charger\",\n",</text:p>
      <text:p text:style-name="P4"><text:s text:c="8"/>" <text:s text:c="3"/>r\"\\b(charger|charging\\s*dock|power\\s*bank|power\\s*bar).{0,40}\\b(?:for|para|compatible\\s*with)\\b\"),\n",</text:p>
      <text:p text:style-name="P4"><text:s text:c="8"/>" <text:s text:c="3"/>(\"Power &amp; Charging\", \"Battery\",\n",</text:p>
      <text:p text:style-name="P4"><text:s text:c="8"/>" <text:s text:c="3"/>r\"\\b(extra|replacement|external)\\s*battery\\b.{0,40}\\b(?:for|para|compatible\\s*with)\\b\"),\n",</text:p>
      <text:p text:style-name="P4"><text:s text:c="8"/>" <text:s text:c="3"/>\n",</text:p>
      <text:p text:style-name="P4"><text:s text:c="8"/>" <text:s text:c="3"/># ─ Power &amp; Charging ----------\n",</text:p>
      <text:p text:style-name="P4"><text:s text:c="8"/>" <text:s text:c="3"/>(\"Power &amp; Charging\", \"Charger\",\n",</text:p>
      <text:p text:style-name="P4"><text:s text:c="8"/>" <text:s text:c="7"/>r\"\\b(charger|charging\\s*(?:kit|dock|cradle)|magic\\s*charger|power\\s*bar)\\b\"),\n",</text:p>
      <text:p text:style-name="P4"><text:s text:c="8"/>" <text:s text:c="3"/>(\"Power &amp; Charging\", \"Battery\",\n",</text:p>
      <text:p text:style-name="P4"><text:s text:c="8"/>" <text:s text:c="7"/>r\"\\b(extra|additional)\\s*battery\\b|bacpac\\b\"),\n",</text:p>
      <text:p text:style-name="P4"><text:s text:c="8"/>" <text:s text:c="3"/>\n",</text:p>
      <text:p text:style-name="P4"><text:s text:c="8"/>" <text:s text:c="3"/># --- Power &amp; Charging ----------\n",</text:p>
      <text:p text:style-name="P4"><text:s text:c="8"/>" <text:s text:c="3"/>(\"Power &amp; Charging\", \"Battery\", <text:s/>r\"\\bbattery\\b|nupower\"),\n",</text:p>
      <text:p text:style-name="P4"><text:s text:c="8"/>" <text:s text:c="3"/>(\"Power &amp; Charging\", \"Charger\", <text:s/>r\"\\bcharger\\b|\\bpower\\s+adapter\\b|\\bpower\\s+supply\\b\"), \n",</text:p>
      <text:p text:style-name="P4"><text:s text:c="8"/>"\n",</text:p>
      <text:p text:style-name="P4"><text:s text:c="8"/>" <text:s text:c="3"/># ---------- Stand &amp; Mount ----------------------------------------------- \n",</text:p>
      <text:p text:style-name="P4"><text:s text:c="8"/>"\n",</text:p>
      <text:p text:style-name="P4"><text:s text:c="8"/>" <text:s text:c="3"/># ─── Stand &amp; Mount : Stand / Support / Dock ----------\n",</text:p>
      <text:p text:style-name="P4"><text:s text:c="8"/>" <text:s text:c="3"/>(\"Stand &amp; Mount\", \"Stand\",\n",</text:p>
      <text:p text:style-name="P4"><text:s text:c="8"/>" <text:s text:c="7"/>r\"\\b(stand|support|dock|holder|mount).{0,40}\\b(?:for|para|compatible\\s*with)\\b.*\\b(ip(?:hone|ad)|mac(?:book|mini)|imac|watch)\\b\"),\n",</text:p>
      <text:p text:style-name="P4"><text:s text:c="8"/>"\n",</text:p>
      <text:p text:style-name="P4"><text:s text:c="8"/>" <text:s text:c="3"/># ─ Stand &amp; Mount ----------\n",</text:p>
      <text:p text:style-name="P4"><text:s text:c="8"/>" <text:s text:c="3"/>(\"Stand &amp; Mount\", \"Headphone Stand\",\n",</text:p>
      <text:p text:style-name="P4"><text:s text:c="8"/>" <text:s text:c="7"/>r\"\\b(head|phone|headphone)\\s*stand\\b|headstand\"),\n",</text:p>
      <text:p text:style-name="P4"><text:soft-page-break/><text:s text:c="8"/>" <text:s text:c="3"/>(\"Stand &amp; Mount\", \"Laptop Stand\",\n",</text:p>
      <text:p text:style-name="P4"><text:s text:c="8"/>" <text:s text:c="7"/>r\"\\b(laptop|macbook|notebook)\\s*(stand|kickflip)\\b\"),\n",</text:p>
      <text:p text:style-name="P4"><text:s text:c="8"/>" <text:s text:c="3"/>(\"Stand &amp; Mount\", \"Device Mount\",\n",</text:p>
      <text:p text:style-name="P4"><text:s text:c="8"/>" <text:s text:c="7"/>r\"\\b(mount|bracket|vesa)\\b.*\\b(airport|apple\\s*tv|express)\\b\"),\n",</text:p>
      <text:p text:style-name="P4"><text:s text:c="8"/>" <text:s text:c="3"/>\n",</text:p>
      <text:p text:style-name="P4"><text:s text:c="8"/>" <text:s text:c="3"/># --- Stand &amp; Mount ----------\n",</text:p>
      <text:p text:style-name="P4"><text:s text:c="8"/>" <text:s text:c="3"/>(\"Stand &amp; Mount\", \"Support\", <text:s text:c="4"/>r\"\\bsupport\\b\"),\n",</text:p>
      <text:p text:style-name="P4"><text:s text:c="8"/>" <text:s text:c="3"/>(\"Stand &amp; Mount\", \"Mount\", <text:s text:c="4"/>r\"\\bmount\\b\"),\n",</text:p>
      <text:p text:style-name="P4"><text:s text:c="8"/>" <text:s text:c="3"/>(\"Stand &amp; Mount\", \"Stand\", <text:s text:c="6"/>r\"\\bstand\\b\"),\n",</text:p>
      <text:p text:style-name="P4"><text:s text:c="8"/>" <text:s text:c="3"/>\n",</text:p>
      <text:p text:style-name="P4"><text:s text:c="8"/>" <text:s text:c="3"/>\n",</text:p>
      <text:p text:style-name="P4"><text:s text:c="8"/>" <text:s text:c="3"/># ---------- Storage -----------------------------------------------\n",</text:p>
      <text:p text:style-name="P4"><text:s text:c="8"/>"\n",</text:p>
      <text:p text:style-name="P4"><text:s text:c="8"/>" <text:s text:c="3"/>(\"Storage\", \"Flash Drive\", <text:s text:c="7"/>\n",</text:p>
      <text:p text:style-name="P4"><text:s text:c="8"/>" <text:s text:c="7"/>r\"\\b(?:flash|usb|pen)\\s+drive\\b|\\bixpand\\b\"\n",</text:p>
      <text:p text:style-name="P4"><text:s text:c="8"/>" <text:s text:c="7"/>r\"|\"\n",</text:p>
      <text:p text:style-name="P4"><text:s text:c="8"/>" <text:s text:c="7"/>r\"\\b(jump|pen)\\s*drive\\b\"\n",</text:p>
      <text:p text:style-name="P4"><text:s text:c="8"/>" <text:s text:c="7"/>r\"|\"\n",</text:p>
      <text:p text:style-name="P4"><text:s text:c="8"/>" <text:s text:c="7"/>r\"\\bjetdrive\\s+lite\\b\"),\n",</text:p>
      <text:p text:style-name="P4"><text:s text:c="8"/>" <text:s text:c="3"/>\n",</text:p>
      <text:p text:style-name="P4"><text:s text:c="8"/>" <text:s text:c="3"/>(\"Storage\", \"Enclosure / Dock\",\n",</text:p>
      <text:p text:style-name="P4"><text:s text:c="8"/>" <text:s text:c="7"/>r\"\\b(ministack|external\\s+(?:box|enclosure|drive)|drive\\s+enclosure|chassis)\\b\"\n",</text:p>
      <text:p text:style-name="P4"><text:s text:c="8"/>" <text:s text:c="7"/>r\"|\"\n",</text:p>
      <text:p text:style-name="P4"><text:s text:c="8"/>" <text:s text:c="7"/>r\"\\b(enclosure|chassis|(?:drive|hdd|ssd)\\s*dock)\\b\"\n",</text:p>
      <text:p text:style-name="P4"><text:s text:c="8"/>" <text:s text:c="7"/>r\"|\"\n",</text:p>
      <text:p text:style-name="P4"><text:s text:c="8"/>" <text:s text:c="7"/>r\"\\b(dock)\\b.{0,30}\\b(sata|hdd|ssd|2\\.5\\\"|3\\.5\\\")\\b\"),\n",</text:p>
      <text:p text:style-name="P4"><text:s text:c="8"/>" <text:s text:c="3"/>\n",</text:p>
      <text:p text:style-name="P4"><text:s text:c="8"/>" <text:s text:c="3"/>(\"Storage\", \"External DVD / Blu-ray\",\n",</text:p>
      <text:p text:style-name="P4"><text:s text:c="8"/>" <text:s text:c="7"/>r\"\\b(blu[- ]?ray|dvd)\\b.{0,40}\\b(writer|recorder|drive)\\b\"\n",</text:p>
      <text:p text:style-name="P4"><text:s text:c="8"/>" <text:s text:c="7"/>r\"|\"\n",</text:p>
      <text:p text:style-name="P4"><text:s text:c="8"/>" <text:s text:c="7"/>r\"\\bsuper\\s*drive\\b|\\busb\\s*super\\s*drive\\b\"),\n",</text:p>
      <text:p text:style-name="P4"><text:s text:c="8"/>"\n",</text:p>
      <text:p text:style-name="P4"><text:s text:c="8"/>" <text:s text:c="3"/># (\"Storage\", \"RAM Memory\", <text:s text:c="8"/>r\"\\bram\\b|\\bmemory\\b|\\ddr\\b\"),\n",</text:p>
      <text:p text:style-name="P4"><text:s text:c="8"/>"\n",</text:p>
      <text:p text:style-name="P4"><text:s text:c="8"/>" <text:s text:c="3"/>(\"Storage\", \"RAM Memory\",\n",</text:p>
      <text:p text:style-name="P4"><text:s text:c="8"/>" <text:s text:c="7"/>r\"(?=.*\\b(ddr\\d|so[-\\s]?dimm|ram\\s*(?:module|kit)|memory\\s*upgrade)\\b)\"),\n",</text:p>
      <text:p text:style-name="P4"><text:s text:c="8"/>" <text:s text:c="3"/>\n",</text:p>
      <text:p text:style-name="P4"><text:s text:c="8"/>" <text:s text:c="3"/>(\"Storage\", \"SSD\", <text:s text:c="5"/>r\"\\bssd\\b|solid\\s+state\"),\n",</text:p>
      <text:p text:style-name="P4"><text:s text:c="8"/>" <text:s text:c="3"/>\n",</text:p>
      <text:p text:style-name="P4"><text:s text:c="8"/>" <text:s text:c="3"/>(\"Storage\", \"Hard Drive\", <text:s text:c="8"/>\n",</text:p>
      <text:p text:style-name="P4"><text:s text:c="8"/>" <text:s text:c="7"/>r\"\\b(?:hard\\s*drive|disk|hdd|barracuda|western\\s+digital|seagate)\\b\"),\n",</text:p>
      <text:p text:style-name="P4"><text:s text:c="8"/>" <text:s text:c="3"/>\n",</text:p>
      <text:p text:style-name="P4"><text:s text:c="8"/>" <text:s text:c="3"/>(\"Storage\", \"External Storage\", <text:s text:c="2"/>r\"\\bexternal\\b.*\\bstorage\\b|\\brack\\s*raid\\b|\\braid\\b\"),\n",</text:p>
      <text:p text:style-name="P4"><text:s text:c="8"/>" <text:s text:c="3"/>\n",</text:p>
      <text:p text:style-name="P4"><text:s text:c="8"/>" <text:s text:c="3"/># ---------- Cables &amp; Adapters ----------------------------------------------- <text:s/>\n",</text:p>
      <text:p text:style-name="P4"><text:s text:c="8"/>" <text:s text:c="3"/>\n",</text:p>
      <text:p text:style-name="P4"><text:s text:c="8"/>" <text:s text:c="3"/>(\"Cables &amp; Adapters\", \"Video Adapter\",\n",</text:p>
      <text:p text:style-name="P4"><text:s text:c="8"/>" <text:s text:c="8"/>r\"\\bdigital\\s*av\\s*adapter\\b\" <text:s text:c="20"/># literal phrase\n",</text:p>
      <text:p text:style-name="P4"><text:soft-page-break/><text:s text:c="8"/>" <text:s text:c="8"/>r\"|\"\n",</text:p>
      <text:p text:style-name="P4"><text:s text:c="8"/>" <text:s text:c="8"/>r\"\\blightning\\b.{0,40}\\b(hdmi|digital\\s*av)\\b\" <text:s text:c="3"/># Lightning near HDMI\n",</text:p>
      <text:p text:style-name="P4"><text:s text:c="8"/>" <text:s text:c="8"/>r\"|\"\n",</text:p>
      <text:p text:style-name="P4"><text:s text:c="8"/>" <text:s text:c="8"/>r\"\\b(hdmi|digital\\s*av)\\b.{0,40}\\blightning\\b\"\n",</text:p>
      <text:p text:style-name="P4"><text:s text:c="8"/>" <text:s text:c="8"/>r\"|\"\n",</text:p>
      <text:p text:style-name="P4"><text:s text:c="8"/>" <text:s text:c="8"/>r\"dvi\\s+to\\s+mini\\s*display\\s*port|mini\\s*display\\s*port.*dvi\"\n",</text:p>
      <text:p text:style-name="P4"><text:s text:c="8"/>" <text:s text:c="8"/>r\"|\"\n",</text:p>
      <text:p text:style-name="P4"><text:s text:c="8"/>" <text:s text:c="8"/>r\"\\b(hdmi|display\\s*port|mini\\s*display\\s*port|vga|dvi).{0,40}\\badapter\\b.{0,40}\\b(?:for|para|compatible\\s*with)\\b\"\n",</text:p>
      <text:p text:style-name="P4"><text:s text:c="8"/>" <text:s text:c="8"/>r\"|\"\n",</text:p>
      <text:p text:style-name="P4"><text:s text:c="8"/>" <text:s text:c="8"/>r\"\\bmini\\s*display\\s*port\\b.{0,40}\\bhdmi\\b|\\bmdp\\b.{0,40}\\bhdmi\\b\"\n",</text:p>
      <text:p text:style-name="P4"><text:s text:c="8"/>" <text:s text:c="8"/>r\"|\"\n",</text:p>
      <text:p text:style-name="P4"><text:s text:c="8"/>" <text:s text:c="8"/>r\"\\b(hdmi|dvi|displayport|vga).{0,40}\\badapter\\b\"),\n",</text:p>
      <text:p text:style-name="P4"><text:s text:c="8"/>"\n",</text:p>
      <text:p text:style-name="P4"><text:s text:c="8"/>" <text:s text:c="3"/>(\"Cables &amp; Adapters\", \"Generic Adapter\",\n",</text:p>
      <text:p text:style-name="P4"><text:s text:c="8"/>" <text:s text:c="8"/>r\"\\busb[-\\s]?c\\b.{0,40}\\badapter\\b.{0,40}\\busb[-\\s]?a\\b\"\n",</text:p>
      <text:p text:style-name="P4"><text:s text:c="8"/>" <text:s text:c="8"/>r\"|\"\n",</text:p>
      <text:p text:style-name="P4"><text:s text:c="8"/>" <text:s text:c="8"/>r\"\\busb[-\\s]?a\\b.{0,40}\\badapter\\b.{0,40}\\busb[-\\s]?c\\b\"\n",</text:p>
      <text:p text:style-name="P4"><text:s text:c="8"/>" <text:s text:c="8"/>r\"|\"\n",</text:p>
      <text:p text:style-name="P4"><text:s text:c="8"/>" <text:s text:c="8"/>r\"\\badapter\\b.{0,40}\\b(?:for|para|compatible\\s*with)\\b\"\n",</text:p>
      <text:p text:style-name="P4"><text:s text:c="8"/>" <text:s text:c="8"/>r\"|\"\n",</text:p>
      <text:p text:style-name="P4"><text:s text:c="8"/>" <text:s text:c="8"/>r\"\\bmagsafe\\b.{0,20}\\bconverter\\b\"\n",</text:p>
      <text:p text:style-name="P4"><text:s text:c="8"/>" <text:s text:c="8"/>r\"|\"\n",</text:p>
      <text:p text:style-name="P4"><text:s text:c="8"/>" <text:s text:c="8"/>r\"\\bthunderbolt\\b.{0,40}\\b(usb|ethernet)\\b|\\b(pcie?)\\b.{0,40}\\bethernet\\b\"\n",</text:p>
      <text:p text:style-name="P4"><text:s text:c="8"/>" <text:s text:c="8"/>r\"|\"\n",</text:p>
      <text:p text:style-name="P4"><text:s text:c="8"/>" <text:s text:c="8"/>r\"\\bthunderbolt\\b.{0,40}\\bfire\\s*wire|firewire\\b\"\n",</text:p>
      <text:p text:style-name="P4"><text:s text:c="8"/>" <text:s text:c="8"/>r\"|\"\n",</text:p>
      <text:p text:style-name="P4"><text:s text:c="8"/>" <text:s text:c="8"/>r\"\\bfire\\s*wire|firewire\\b.{0,40}\\bthunderbolt\\b\"),\n",</text:p>
      <text:p text:style-name="P4"><text:s text:c="8"/>"\n",</text:p>
      <text:p text:style-name="P4"><text:s text:c="8"/>" <text:s text:c="3"/>(\"Cables &amp; Adapters\", \"USB Extension\",\n",</text:p>
      <text:p text:style-name="P4"><text:s text:c="8"/>" <text:s text:c="7"/>r\"\\bjimi\\b.*\\busb\\b.{0,20}\\b(expansion|extension)\\b\"),\n",</text:p>
      <text:p text:style-name="P4"><text:s text:c="8"/>"\n",</text:p>
      <text:p text:style-name="P4"><text:s text:c="8"/>" <text:s text:c="3"/>(\"Cables &amp; Adapters\", \"Video Adapter\",\n",</text:p>
      <text:p text:style-name="P4"><text:s text:c="8"/>" <text:s text:c="7"/>r\"dvi\\s+to\\s+mini\\s*display\\s*port|mini\\s*display\\s*port.*dvi\"\n",</text:p>
      <text:p text:style-name="P4"><text:s text:c="8"/>" <text:s text:c="7"/>r\"|\"\n",</text:p>
      <text:p text:style-name="P4"><text:s text:c="8"/>" <text:s text:c="7"/>r\"\\b(hdmi|display\\s*port|mini\\s*display\\s*port|vga|dvi).{0,40}\\badapter\\b.{0,40}\\b(?:for|para|compatible\\s*with)\\b\"\n",</text:p>
      <text:p text:style-name="P4"><text:s text:c="8"/>" <text:s text:c="7"/>r\"|\"\n",</text:p>
      <text:p text:style-name="P4"><text:s text:c="8"/>" <text:s text:c="7"/>r\"\\bmini\\s*display\\s*port\\b.{0,40}\\bhdmi\\b|\\bmdp\\b.{0,40}\\bhdmi\\b\"\n",</text:p>
      <text:p text:style-name="P4"><text:s text:c="8"/>" <text:s text:c="7"/>r\"|\"\n",</text:p>
      <text:p text:style-name="P4"><text:s text:c="8"/>" <text:s text:c="7"/>r\"\\b(hdmi|dvi|displayport|vga).{0,40}\\badapter\\b\"),\n",</text:p>
      <text:p text:style-name="P4"><text:s text:c="8"/>"\n",</text:p>
      <text:p text:style-name="P4"><text:s text:c="8"/>" <text:s text:c="3"/>(\"Cables &amp; Adapters\", \"USB Hub\",\n",</text:p>
      <text:p text:style-name="P4"><text:s text:c="8"/>" <text:s text:c="7"/>r\"\\busb[-\\s]*(c|[23]\\.\\d)?.{0,25}hub\\b.{0,40}\\b(?:for|para|compatible\\s*with)\\b\"\n",</text:p>
      <text:p text:style-name="P4"><text:s text:c="8"/>" <text:s text:c="7"/>r\"|\"\n",</text:p>
      <text:p text:style-name="P4"><text:s text:c="8"/>" <text:s text:c="7"/>r\"\\busb[-\\s]*(c|[23]\\.\\d)?\\b.{0,25}\\bhub\\b|\\bhub\\b.{0,25}\\busb\\b\"\n",</text:p>
      <text:p text:style-name="P4"><text:s text:c="8"/>" <text:s text:c="7"/>r\"|\"\n",</text:p>
      <text:p text:style-name="P4"><text:s text:c="8"/>" <text:s text:c="7"/>r\"\\busb(?:\\s*\\d\\.\\d)?\\s*hub\\b|\\bhub\\b.{0,20}\\busb\\b\"),\n",</text:p>
      <text:p text:style-name="P4"><text:s text:c="8"/>" <text:s text:c="3"/>\n",</text:p>
      <text:p text:style-name="P4"><text:soft-page-break/><text:s text:c="8"/>" <text:s text:c="3"/>(\"Cables &amp; Adapters\", \"Wi-Fi Adapter\",\n",</text:p>
      <text:p text:style-name="P4"><text:s text:c="8"/>" <text:s text:c="7"/>r\"\\busb\\s*wireless\\s*adapter\\b|wi[-\\s]?fi\\s*adapter\"),\n",</text:p>
      <text:p text:style-name="P4"><text:s text:c="8"/>"\n",</text:p>
      <text:p text:style-name="P4"><text:s text:c="8"/>" <text:s text:c="3"/>(\"Cables &amp; Adapters\", \"Card Reader\",\n",</text:p>
      <text:p text:style-name="P4"><text:s text:c="8"/>" <text:s text:c="7"/>r\"\\b(sd|cf|micro\\s*sd|reader\\/writer|card\\s*reader)\\b\"), <text:s text:c="2"/>\n",</text:p>
      <text:p text:style-name="P4"><text:s text:c="8"/>" <text:s text:c="3"/>\n",</text:p>
      <text:p text:style-name="P4"><text:s text:c="8"/>" <text:s text:c="3"/>(\"Cables &amp; Adapters\", \"Lightning USB Cable\",\n",</text:p>
      <text:p text:style-name="P4"><text:s text:c="8"/>" <text:s text:c="7"/>r\"\\b(lightning|usb).{0,40}\\bcable\\b\"),\n",</text:p>
      <text:p text:style-name="P4"><text:s text:c="8"/>" <text:s text:c="3"/>\n",</text:p>
      <text:p text:style-name="P4"><text:s text:c="8"/>" <text:s text:c="3"/>(\"Cables &amp; Adapters\", \"Thunderbolt Cable\",\n",</text:p>
      <text:p text:style-name="P4"><text:s text:c="8"/>" <text:s text:c="7"/>r\"\\b(thunderbolt|usb4|usbc).{0,40}\\bcable\\b\"),\n",</text:p>
      <text:p text:style-name="P4"><text:s text:c="8"/>" <text:s text:c="3"/>\n",</text:p>
      <text:p text:style-name="P4"><text:s text:c="8"/>" <text:s text:c="3"/>(\"Cables &amp; Adapters\", \"Video Cable\",\n",</text:p>
      <text:p text:style-name="P4"><text:s text:c="8"/>" <text:s text:c="7"/>r\"\\b(hdmi|displayport|vga|dvi).{0,40}\\bcable\\b\"),\n",</text:p>
      <text:p text:style-name="P4"><text:s text:c="8"/>" <text:s text:c="3"/>\n",</text:p>
      <text:p text:style-name="P4"><text:s text:c="8"/>" <text:s text:c="3"/>(\"Cables &amp; Adapters\", \"PCI SSD Adapter\",\n",</text:p>
      <text:p text:style-name="P4"><text:s text:c="8"/>" <text:s text:c="7"/>r\"\\b(pci[- ]?e?).{0,20}\\bssd\\b.{0,20}\\badapter\\b\"),\n",</text:p>
      <text:p text:style-name="P4"><text:s text:c="8"/>"\n",</text:p>
      <text:p text:style-name="P4"><text:s text:c="8"/>" <text:s text:c="3"/># ---------- Cases &amp; Protection ----------------------------------------------- \n",</text:p>
      <text:p text:style-name="P4"><text:s text:c="8"/>" <text:s text:c="3"/>\n",</text:p>
      <text:p text:style-name="P4"><text:s text:c="8"/>" <text:s text:c="3"/>(\"Cases &amp; Protection\", \"Sleeve\", <text:s text:c="10"/>\n",</text:p>
      <text:p text:style-name="P4"><text:s text:c="8"/>" <text:s text:c="7"/>r\"\\bsleeve\\b|\"\n",</text:p>
      <text:p text:style-name="P4"><text:s text:c="8"/>" <text:s text:c="7"/>r\"\\bla\\s*robe\\b|\\bmacbook\\s+\\d{2}\\\"\\s*sheath\\b\"),\n",</text:p>
      <text:p text:style-name="P4"><text:s text:c="8"/>" <text:s text:c="3"/>\n",</text:p>
      <text:p text:style-name="P4"><text:s text:c="8"/>" <text:s text:c="3"/>(\"Cases &amp; Protection\", \"Bag\", <text:s text:c="13"/>\n",</text:p>
      <text:p text:style-name="P4"><text:s text:c="8"/>" <text:s text:c="7"/>r\"\\bbag\\b|\"\n",</text:p>
      <text:p text:style-name="P4"><text:s text:c="8"/>" <text:s text:c="7"/>r\"\\b(back\\s*pack|backpack|suit\\s*line)\\b.*\\bmacbook\\b\"),\n",</text:p>
      <text:p text:style-name="P4"><text:s text:c="8"/>" <text:s text:c="3"/>\n",</text:p>
      <text:p text:style-name="P4"><text:s text:c="8"/>" <text:s text:c="3"/>(\"Cases &amp; Protection\", \"Case\",\n",</text:p>
      <text:p text:style-name="P4"><text:s text:c="8"/>" <text:s text:c="7"/>r\"\\b(case|cover|sleeve|bag).{0,40}\\b(?:for|para|compatible\\s*with)\\b.*\\b(ip(?:hone|ad)|mac(?:book|mini)|imac)\\b|\"\n",</text:p>
      <text:p text:style-name="P4"><text:s text:c="8"/>" <text:s text:c="7"/>r\"\\bcase\\b|\\bcover\\b|\\bhousing\\b\"),\n",</text:p>
      <text:p text:style-name="P4"><text:s text:c="8"/>"\n",</text:p>
      <text:p text:style-name="P4"><text:s text:c="8"/>" <text:s text:c="3"/>(\"Cases &amp; Protection\", \"Screen Protector\",\n",</text:p>
      <text:p text:style-name="P4"><text:s text:c="8"/>" <text:s text:c="7"/>r\"\\b(screen\\s*protector|protector).{0,40}\\b(?:for|para|compatible\\s*with)\\b.*\\b(ip(?:hone|ad))\\b\"),\n",</text:p>
      <text:p text:style-name="P4"><text:s text:c="8"/>"\n",</text:p>
      <text:p text:style-name="P4"><text:s text:c="8"/>" <text:s text:c="3"/>(\"Cases &amp; Protection\", \"Cable Management\",\n",</text:p>
      <text:p text:style-name="P4"><text:s text:c="8"/>" <text:s text:c="7"/>r\"cabledrop|cable\\s*clip|cable\\s*management\"),\n",</text:p>
      <text:p text:style-name="P4"><text:s text:c="8"/>"\n",</text:p>
      <text:p text:style-name="P4"><text:s text:c="8"/>" <text:s text:c="3"/>(\"Cases &amp; Protection\", \"Security Lock\",\n",</text:p>
      <text:p text:style-name="P4"><text:s text:c="8"/>" <text:s text:c="7"/>r\"\\b(lock|locking\\s*(station|kit)|kensington|security\\s*mount)\\b\"),\n",</text:p>
      <text:p text:style-name="P4"><text:s text:c="8"/>" <text:s text:c="3"/>\n",</text:p>
      <text:p text:style-name="P4"><text:s text:c="8"/>" <text:s text:c="3"/>(\"Cases &amp; Protection\", \"Desk Mat\",\n",</text:p>
      <text:p text:style-name="P4"><text:s text:c="8"/>" <text:s text:c="7"/>r\"\\bdesk\\s*mat\\b|\\bmat\\b.{0,20}(aluminum|satechi)\"),\n",</text:p>
      <text:p text:style-name="P4"><text:s text:c="8"/>" <text:s text:c="3"/>\n",</text:p>
      <text:p text:style-name="P4"><text:s text:c="8"/>" <text:s text:c="3"/>(\"Cases &amp; Protection\", \"Screen Protector\", r\"\\bscreen\\s*protector\\b|\\bprotector\\b\"),\n",</text:p>
      <text:p text:style-name="P4"><text:s text:c="8"/>" <text:s text:c="3"/>\n",</text:p>
      <text:p text:style-name="P4"><text:s text:c="8"/>" <text:s text:c="3"/>(\"Cases &amp; Protection\", \"Keyboard Protector\", r\"\\bkeyboard\\s*protector\\b\"),\n",</text:p>
      <text:p text:style-name="P4"><text:soft-page-break/><text:s text:c="8"/>" <text:s text:c="3"/>\n",</text:p>
      <text:p text:style-name="P4"><text:s text:c="8"/>" <text:s text:c="3"/>(\"Cases &amp; Protection\", \"Tablet Case\", <text:s text:c="5"/>r\"\\btablet\\s+case\\b\"),\n",</text:p>
      <text:p text:style-name="P4"><text:s text:c="8"/>"\n",</text:p>
      <text:p text:style-name="P4"><text:s text:c="8"/>" <text:s text:c="3"/># ---------- Apple Watch Accesories ----------------------------------------------- \n",</text:p>
      <text:p text:style-name="P4"><text:s text:c="8"/>" <text:s text:c="3"/>\n",</text:p>
      <text:p text:style-name="P4"><text:s text:c="8"/>" <text:s text:c="7"/># ── Armband &amp; Bracelet (for iPhone / Apple Watch) ----------\n",</text:p>
      <text:p text:style-name="P4"><text:s text:c="8"/>" <text:s text:c="3"/>(\"Watch Accessories\", \"Armband &amp; Bracelet for iPhone &amp; Apple Watch\",\n",</text:p>
      <text:p text:style-name="P4"><text:s text:c="8"/>" <text:s text:c="8"/>r\"\\b(arm\\s*band|armband|bracelet)\\b.*\\b(iphone|apple\\s*watch|watch)\\b\"\n",</text:p>
      <text:p text:style-name="P4"><text:s text:c="8"/>" <text:s text:c="8"/>r\"|\\b(iphone|apple\\s*watch|watch)\\b.*\\b(arm\\s*band|armband|bracelet)\\b\"),\n",</text:p>
      <text:p text:style-name="P4"><text:s text:c="8"/>"\n",</text:p>
      <text:p text:style-name="P4"><text:s text:c="8"/>" <text:s text:c="3"/># ── Charging Dock for Apple Watch <text:s/>----------\n",</text:p>
      <text:p text:style-name="P4"><text:s text:c="8"/>" <text:s text:c="3"/>(\"Watch Accessories\", \"Charging Dock for Apple Watch\",\n",</text:p>
      <text:p text:style-name="P4"><text:s text:c="8"/>" <text:s text:c="8"/>r\"\\bcharging\\s*(dock|stand|base|station)\\b.*\\bapple\\s*watch\\b\"\n",</text:p>
      <text:p text:style-name="P4"><text:s text:c="8"/>" <text:s text:c="8"/>r\"|\\bapple\\s*watch\\b.*\\bcharging\\s*(dock|stand|base|station)\\b\"),\n",</text:p>
      <text:p text:style-name="P4"><text:s text:c="8"/>"\n",</text:p>
      <text:p text:style-name="P4"><text:s text:c="8"/>" <text:s text:c="3"/># ── Strap for Apple Watch <text:s/>----------\n",</text:p>
      <text:p text:style-name="P4"><text:s text:c="8"/>" <text:s text:c="3"/>(\"Watch Accessories\", \"Strap for Apple Watch\",\n",</text:p>
      <text:p text:style-name="P4"><text:s text:c="8"/>" <text:s text:c="8"/>r\"\\b(strap|loop|band)\\b.*\\bapple\\s*watch\\b\"\n",</text:p>
      <text:p text:style-name="P4"><text:s text:c="8"/>" <text:s text:c="8"/>r\"|\\bapple\\s*watch\\b.*\\b(strap|loop|band)\\b\"),\n",</text:p>
      <text:p text:style-name="P4"><text:s text:c="8"/>"\n",</text:p>
      <text:p text:style-name="P4"><text:s text:c="8"/>" <text:s text:c="3"/># ── Screen Protector for Apple Watch <text:s/>----------\n",</text:p>
      <text:p text:style-name="P4"><text:s text:c="8"/>" <text:s text:c="3"/>(\"Watch Accessories\", \"Screen Protector for Apple Watch\",\n",</text:p>
      <text:p text:style-name="P4"><text:s text:c="8"/>" <text:s text:c="8"/>r\"\\b(screen\\s*protector|protector|shield|glass|film)\\b.*\\bapple\\s*watch\\b\"\n",</text:p>
      <text:p text:style-name="P4"><text:s text:c="8"/>" <text:s text:c="8"/>r\"|\\bapple\\s*watch\\b.*\\b(screen\\s*protector|protector|shield|glass|film)\\b\"),\n",</text:p>
      <text:p text:style-name="P4"><text:s text:c="8"/>"\n",</text:p>
      <text:p text:style-name="P4"><text:s text:c="8"/>" <text:s text:c="3"/># ── Stand for Apple Watch (non-charging) <text:s/>----------\n",</text:p>
      <text:p text:style-name="P4"><text:s text:c="8"/>" <text:s text:c="3"/>(\"Watch Accessories\", \"Stand for Apple Watch\",\n",</text:p>
      <text:p text:style-name="P4"><text:s text:c="8"/>" <text:s text:c="8"/>r\"\\b(stand|support|holder|dock)\\b(?![^]{0,30}\\bcharging\\b).*\"\n",</text:p>
      <text:p text:style-name="P4"><text:s text:c="8"/>" <text:s text:c="8"/>r\"\\bapple\\s*watch\\b\"\n",</text:p>
      <text:p text:style-name="P4"><text:s text:c="8"/>" <text:s text:c="8"/>r\"|\\bapple\\s*watch\\b.*\\b(stand|support|holder|dock)\\b(?![^]{0,30}\\bcharging\\b)\"),\n",</text:p>
      <text:p text:style-name="P4"><text:s text:c="8"/>" <text:s text:c="3"/>\n",</text:p>
      <text:p text:style-name="P4"><text:s text:c="8"/>" <text:s text:c="3"/># ---------- Audio &amp; Video ----------------------------------------------- \n",</text:p>
      <text:p text:style-name="P4"><text:s text:c="8"/>"\n",</text:p>
      <text:p text:style-name="P4"><text:s text:c="8"/>" <text:s text:c="3"/># ─ Audio &amp; Video (camera add-ons) ----------\n",</text:p>
      <text:p text:style-name="P4"><text:s text:c="8"/>" <text:s text:c="3"/>(\"Audio &amp; Video\", \"Camera Mount &amp; Housing\",\n",</text:p>
      <text:p text:style-name="P4"><text:s text:c="8"/>" <text:s text:c="7"/>r\"\\b(gopro|housing|harness|strap|handlebar|fetch|bacpac)\\b\"),\n",</text:p>
      <text:p text:style-name="P4"><text:s text:c="8"/>" <text:s text:c="3"/>\n",</text:p>
      <text:p text:style-name="P4"><text:s text:c="8"/>" <text:s text:c="3"/># --- Audio &amp; Video ---\n",</text:p>
      <text:p text:style-name="P4"><text:s text:c="8"/>" <text:s text:c="3"/>(\"Audio &amp; Video\", \"Surveillance Camera\", r\"\\bsurveillance.*camera\\b\"),\n",</text:p>
      <text:p text:style-name="P4"><text:s text:c="8"/>" <text:s text:c="3"/>(\"Audio &amp; Video\", \"Camera\", <text:s text:c="6"/>r\"\\bcamera\\b\"),\n",</text:p>
      <text:p text:style-name="P4"><text:s text:c="8"/>" <text:s text:c="3"/>(\"Audio &amp; Video\", \"Monitor\", <text:s text:c="5"/>r\"\\bmonitor\\b|\\bdisplay\\b\"),\n",</text:p>
      <text:p text:style-name="P4"><text:s text:c="8"/>" <text:s text:c="3"/>(\"Audio &amp; Video\", \"Headphones\", <text:s text:c="2"/>r\"\\bheadphones?\\b|earbuds?|earphones?\"),\n",</text:p>
      <text:p text:style-name="P4"><text:s text:c="8"/>" <text:s text:c="3"/>(\"Audio &amp; Video\", \"Speaker\", <text:s text:c="5"/>r\"\\bspeaker?\\b|speakers?\"),\n",</text:p>
      <text:p text:style-name="P4"><text:s text:c="8"/>" <text:s text:c="3"/>(\"Audio &amp; Video\", \"Microphone\", <text:s text:c="2"/>r\"\\bmicrophone\\b\"),\n",</text:p>
      <text:p text:style-name="P4"><text:s text:c="8"/>" <text:s text:c="3"/>(\"Audio &amp; Video\", \"Remote Control\",r\"\\bremote(?:\\s+control)?\\b\"),\n",</text:p>
      <text:p text:style-name="P4"><text:s text:c="8"/>"\n",</text:p>
      <text:p text:style-name="P4"><text:s text:c="8"/>" <text:s text:c="3"/># ---------- Peripherals -----------------------------------------------\n",</text:p>
      <text:p text:style-name="P4"><text:s text:c="8"/>"\n",</text:p>
      <text:p text:style-name="P4"><text:s text:c="8"/>" <text:s text:c="3"/># ─── Peripherals : Keyboard / Mouse accessory ----------\n",</text:p>
      <text:p text:style-name="P4"><text:soft-page-break/><text:s text:c="8"/>" <text:s text:c="3"/>(\"Peripherals\", \"Keyboard Accessory\",\n",</text:p>
      <text:p text:style-name="P4"><text:s text:c="8"/>" <text:s text:c="7"/>r\"\\b(keyboard|numpad|numeric\\s*pad).{0,40}\\b(?:for|para|compatible\\s*with)\\b\"),\n",</text:p>
      <text:p text:style-name="P4"><text:s text:c="8"/>" <text:s text:c="3"/>\n",</text:p>
      <text:p text:style-name="P4"><text:s text:c="8"/>" <text:s text:c="3"/>(\"Peripherals\", \"Mouse &amp; Trackpad\",\n",</text:p>
      <text:p text:style-name="P4"><text:s text:c="8"/>" <text:s text:c="7"/>r\"\\b(mouse|trackpad).{0,40}\\b(?:for|para|compatible\\s*with)\\b\"),\n",</text:p>
      <text:p text:style-name="P4"><text:s text:c="8"/>"\n",</text:p>
      <text:p text:style-name="P4"><text:s text:c="8"/>" <text:s text:c="3"/># ─ Peripherals : Calibration &amp; Scanning ----------\n",</text:p>
      <text:p text:style-name="P4"><text:s text:c="8"/>" <text:s text:c="3"/>(\"Peripherals\", \"Calibration Tool\",\n",</text:p>
      <text:p text:style-name="P4"><text:s text:c="8"/>" <text:s text:c="7"/>r\"\\b(color\\s*(munki|munki\\s*display|display\\s*pro)|colormunki|munki|\"\n",</text:p>
      <text:p text:style-name="P4"><text:s text:c="8"/>" <text:s text:c="7"/>r\"calibrator|colorimeter|i1\\s*display|spectro)\\b\"),\n",</text:p>
      <text:p text:style-name="P4"><text:s text:c="8"/>" <text:s text:c="3"/>(\"Peripherals\", \"Portable Scanner\",\n",</text:p>
      <text:p text:style-name="P4"><text:s text:c="8"/>" <text:s text:c="7"/>r\"\\b(palette\\s*color\\s*cube|cube\\s*portable\\s*scanner)\\b\"),\n",</text:p>
      <text:p text:style-name="P4"><text:s text:c="8"/>"\n",</text:p>
      <text:p text:style-name="P4"><text:s text:c="8"/>" <text:s text:c="3"/># ─ Peripherals : Keyboard accessory — numeric overlay ----------\n",</text:p>
      <text:p text:style-name="P4"><text:s text:c="8"/>" <text:s text:c="3"/>(\"Peripherals\", \"Keyboard Accessory\",\n",</text:p>
      <text:p text:style-name="P4"><text:s text:c="8"/>" <text:s text:c="7"/>r\"\\bmagic\\s*numpad\\b\"),\n",</text:p>
      <text:p text:style-name="P4"><text:s text:c="8"/>" <text:s text:c="3"/>\n",</text:p>
      <text:p text:style-name="P4"><text:s text:c="8"/>" <text:s text:c="3"/># ---------- Peripherals : Digital Pen ----------\n",</text:p>
      <text:p text:style-name="P4"><text:s text:c="8"/>" <text:s text:c="3"/># ‘Jot Script’, ‘Jot Pro’, ‘Evernote Pointer’ …\n",</text:p>
      <text:p text:style-name="P4"><text:s text:c="8"/>" <text:s text:c="3"/>(\"Peripherals\", \"Digital Pen\",\n",</text:p>
      <text:p text:style-name="P4"><text:s text:c="8"/>" <text:s text:c="7"/>r\"\\b(adonit|jot)\\b.{0,40}(script|pro|pointer|pen|stylus)|\\bdigital\\s+pen\\b\"),\n",</text:p>
      <text:p text:style-name="P4"><text:s text:c="8"/>" <text:s text:c="3"/>\n",</text:p>
      <text:p text:style-name="P4"><text:s text:c="8"/>" <text:s text:c="3"/># ---------- Peripherals : Calibration Tool ----------\n",</text:p>
      <text:p text:style-name="P4"><text:s text:c="8"/>" <text:s text:c="3"/>(\"Peripherals\", \"Calibration Tool\",\n",</text:p>
      <text:p text:style-name="P4"><text:s text:c="8"/>" <text:s text:c="7"/>r\"\\b(color|colour)\\s*(manager|meter|calibrator|calibration)\\b\"),\n",</text:p>
      <text:p text:style-name="P4"><text:s text:c="8"/>" <text:s text:c="3"/>\n",</text:p>
      <text:p text:style-name="P4"><text:s text:c="8"/>" <text:s text:c="3"/># ---------- Peripherals : Digital Pen ----------\n",</text:p>
      <text:p text:style-name="P4"><text:s text:c="8"/>" <text:s text:c="3"/>(\"Peripherals\", \"Digital Pen\",\n",</text:p>
      <text:p text:style-name="P4"><text:s text:c="8"/>" <text:s text:c="7"/>r\"\\b(jot|bamboo|adonit).{0,20}(pen|stylus)|\\bdigital\\s+pen\\b|\\bapple\\s+pencil\\b\"),\n",</text:p>
      <text:p text:style-name="P4"><text:s text:c="8"/>" <text:s text:c="3"/>\n",</text:p>
      <text:p text:style-name="P4"><text:s text:c="8"/>" <text:s text:c="3"/># --- Peripherals ---\n",</text:p>
      <text:p text:style-name="P4"><text:s text:c="8"/>" <text:s text:c="3"/>(\"Peripherals\", \"Keyboard\", <text:s text:c="11"/>r\"\\bkeyboard\\b|\\bkeypad\\b\"),\n",</text:p>
      <text:p text:style-name="P4"><text:s text:c="8"/>" <text:s text:c="3"/>(\"Peripherals\", \"Mouse &amp; Trackpad\", <text:s text:c="3"/>r\"\\bmouse\\b|\\btrackpad\\b\"),\n",</text:p>
      <text:p text:style-name="P4"><text:s text:c="8"/>" <text:s text:c="3"/>(\"Peripherals\", \"Digital Pen\", <text:s text:c="8"/>r\"\\b(?:stylus|digital\\s+pen)\\b\"),\n",</text:p>
      <text:p text:style-name="P4"><text:s text:c="8"/>" <text:s text:c="3"/>(\"Peripherals\", \"Docking Station\",\n",</text:p>
      <text:p text:style-name="P4"><text:s text:c="8"/>" <text:s text:c="7"/>r\"\\b(docking\\s*station|port\\s*replicator)\\b\"\n",</text:p>
      <text:p text:style-name="P4"><text:s text:c="8"/>" <text:s text:c="7"/>r\"|\"\n",</text:p>
      <text:p text:style-name="P4"><text:s text:c="8"/>" <text:s text:c="7"/>r\"\\bdock\\b.{0,30}\\b(hdmi|displayport|vga|ethernet|rj45|sd[\\s-]?card|audio|speaker)\\b\"),\n",</text:p>
      <text:p text:style-name="P4"><text:s text:c="8"/>"\n",</text:p>
      <text:p text:style-name="P4"><text:s text:c="8"/>" <text:s text:c="3"/># ---------- Networking ----------------------------------------------- <text:s text:c="3"/>\n",</text:p>
      <text:p text:style-name="P4"><text:s text:c="8"/>" <text:s text:c="3"/>\n",</text:p>
      <text:p text:style-name="P4"><text:s text:c="8"/>" <text:s text:c="3"/># ---------- Networking : NAS System Rules ----------\n",</text:p>
      <text:p text:style-name="P4"><text:s text:c="8"/>" <text:s text:c="3"/>(\"Networking\", \"NAS Expansion Unit / Chassis\",\n",</text:p>
      <text:p text:style-name="P4"><text:s text:c="8"/>" <text:s text:c="7"/>r\"(ux|tx|rx|dx)[-_]?\\d{3,4}|expansion.{0,40}(unit|module|chassis|bay)\"),\n",</text:p>
      <text:p text:style-name="P4"><text:s text:c="8"/>" <text:s text:c="3"/>(\"Networking\", \"NAS Rail Kit / Rack Mount\",\n",</text:p>
      <text:p text:style-name="P4"><text:s text:c="8"/>" <text:s text:c="7"/>r\"(rail|rack)\\s*(kit|mount|slide|anchor)\"),\n",</text:p>
      <text:p text:style-name="P4"><text:s text:c="8"/>" <text:s text:c="3"/>(\"Networking\", \"NAS HDD/SSD Tray &amp; Bay Parts\",\n",</text:p>
      <text:p text:style-name="P4"><text:s text:c="8"/>" <text:s text:c="7"/>r\"(hdd|drive|bay)\\s*(tray|caddy)|hot[-\\s]?swap\"),\n",</text:p>
      <text:p text:style-name="P4"><text:soft-page-break/><text:s text:c="8"/>" <text:s text:c="3"/>(\"Networking\", \"NAS Memory Upgrade\",\n",</text:p>
      <text:p text:style-name="P4"><text:s text:c="8"/>" <text:s text:c="7"/>r\"\\d+\\s*gb.{0,20}(ddr\\d|ram|memory)\"),\n",</text:p>
      <text:p text:style-name="P4"><text:s text:c="8"/>" <text:s text:c="3"/>(\"Networking\", \"NAS NIC / 10GbE Card\",\n",</text:p>
      <text:p text:style-name="P4"><text:s text:c="8"/>" <text:s text:c="7"/>r\"(10g|10gbe|sfp\\+|ethernet).{0,30}(card|adapter)\"),\n",</text:p>
      <text:p text:style-name="P4"><text:s text:c="8"/>" <text:s text:c="3"/>(\"Networking\", \"NAS SSD / M.2 Adapter\",\n",</text:p>
      <text:p text:style-name="P4"><text:s text:c="8"/>" <text:s text:c="7"/>r\"qm2|m\\.?2.{0,30}adapter|ssd.{0,30}adapter\"),\n",</text:p>
      <text:p text:style-name="P4"><text:s text:c="8"/>" <text:s text:c="3"/>(\"Networking\", \"NAS Power Supply / PSU\",\n",</text:p>
      <text:p text:style-name="P4"><text:s text:c="8"/>" <text:s text:c="7"/>r\"(power\\s*supply|psu)\"),\n",</text:p>
      <text:p text:style-name="P4"><text:s text:c="8"/>" <text:s text:c="3"/>(\"Networking\", \"NAS Remote Control\",\n",</text:p>
      <text:p text:style-name="P4"><text:s text:c="8"/>" <text:s text:c="7"/>r\"remote.{0,10}control|ir.{0,10}remote\"),\n",</text:p>
      <text:p text:style-name="P4"><text:s text:c="8"/>" <text:s text:c="3"/>(\"Networking\", \"NAS Camera License\",\n",</text:p>
      <text:p text:style-name="P4"><text:s text:c="8"/>" <text:s text:c="7"/>r\"(ip\\s*camera|camera).{0,20}licen[cs]e|licen[cs]e.*camera\"),\n",</text:p>
      <text:p text:style-name="P4"><text:s text:c="8"/>" <text:s text:c="3"/>(\"Networking\", \"NAS Warranty / Service\",\n",</text:p>
      <text:p text:style-name="P4"><text:s text:c="8"/>" <text:s text:c="7"/>r\"extended\\s*warranty|warranty\"),\n",</text:p>
      <text:p text:style-name="P4"><text:s text:c="8"/>" <text:s text:c="3"/>(\"Networking\", \"NAS Video Appliance\",\n",</text:p>
      <text:p text:style-name="P4"><text:s text:c="8"/>" <text:s text:c="7"/>r\"(nvr|visualstation|video\\s*recorder)\"),\n",</text:p>
      <text:p text:style-name="P4"><text:s text:c="8"/>" <text:s text:c="3"/>\n",</text:p>
      <text:p text:style-name="P4"><text:s text:c="8"/>" <text:s text:c="3"/># ---------- Networking : Wi-Fi Repeater / Extender ----------\n",</text:p>
      <text:p text:style-name="P4"><text:s text:c="8"/>" <text:s text:c="3"/>(\"Networking\", \"Wi-Fi Repeater / Extender\",\n",</text:p>
      <text:p text:style-name="P4"><text:s text:c="8"/>" <text:s text:c="7"/>r\"\\b(wi[\\s-]?fi|wifi)\\b.{0,30}\\b(repeater|extender|amplifier)\\b|\"\n",</text:p>
      <text:p text:style-name="P4"><text:s text:c="8"/>" <text:s text:c="7"/>r\"\\b(repeater|extender|amplifier)\\b.{0,30}\\b(wi[\\s-]?fi|wifi)\\b\"),\n",</text:p>
      <text:p text:style-name="P4"><text:s text:c="8"/>"\n",</text:p>
      <text:p text:style-name="P4"><text:s text:c="8"/>" <text:s text:c="3"/># ---------- Networking : Powerline <text:s/>(rule already exists – extend) ----------\n",</text:p>
      <text:p text:style-name="P4"><text:s text:c="8"/>" <text:s text:c="3"/>(\"Networking\", \"Powerline\",\n",</text:p>
      <text:p text:style-name="P4"><text:s text:c="8"/>" <text:s text:c="7"/>r\"\\b(tl-\\w{4,6}|dlan)\\b.{0,40}\\b(av\\d{3,4}|powerline|plc)\\b|\\bpowerline\\b|\\bhomeplug\\b\"),\n",</text:p>
      <text:p text:style-name="P4"><text:s text:c="8"/>"\n",</text:p>
      <text:p text:style-name="P4"><text:s text:c="8"/>" <text:s text:c="3"/># ---------- Networking : Router &amp; Switch (extend) ----------\n",</text:p>
      <text:p text:style-name="P4"><text:s text:c="8"/>" <text:s text:c="3"/>(\"Networking\", \"Router &amp; Switch\",\n",</text:p>
      <text:p text:style-name="P4"><text:s text:c="8"/>" <text:s text:c="7"/>r\"\\b10gbe\\b|\\bethernet\\s+card\\b|\\bnetwork\\s+card\\b\"),\n",</text:p>
      <text:p text:style-name="P4"><text:s text:c="8"/>" <text:s text:c="3"/>\n",</text:p>
      <text:p text:style-name="P4"><text:s text:c="8"/>" <text:s text:c="7"/># --- Networking ----------\n",</text:p>
      <text:p text:style-name="P4"><text:s text:c="8"/>" <text:s text:c="3"/>(\"Networking\", \"NAS System\", <text:s text:c="5"/>r\"\\bnas\\b\"),\n",</text:p>
      <text:p text:style-name="P4"><text:s text:c="8"/>" <text:s text:c="3"/>(\"Networking\", \"Router &amp; Switch\", r\"\\brouter\\b|\\bwifi\\b|mesh|\\bswitch\\b\"), \n",</text:p>
      <text:p text:style-name="P4"><text:s text:c="8"/>"\n",</text:p>
      <text:p text:style-name="P4"><text:s text:c="8"/>" <text:s text:c="3"/># ---------- Portable Devices ----------------------------------------------- <text:s text:c="3"/>\n",</text:p>
      <text:p text:style-name="P4"><text:s text:c="8"/>"\n",</text:p>
      <text:p text:style-name="P4"><text:s text:c="8"/>" <text:s text:c="3"/>(\"Portable Devices\", \"Graphics Tablet\",\n",</text:p>
      <text:p text:style-name="P4"><text:s text:c="8"/>" <text:s text:c="7"/>r\"\\bwacom\\b.{0,40}\\bslate\\b|\\bslate\\b.{0,40}\\bwacom\\b\"),\n",</text:p>
      <text:p text:style-name="P4"><text:s text:c="8"/>" <text:s text:c="3"/>\n",</text:p>
      <text:p text:style-name="P4"><text:s text:c="8"/>" <text:s text:c="3"/>(\"Portable Devices\", \"iPad Pro\", <text:s/>r\"\\bipad\\s+pro\\b\"),\n",</text:p>
      <text:p text:style-name="P4"><text:s text:c="8"/>" <text:s text:c="3"/>(\"Portable Devices\", \"iPad Mini\", r\"\\bipad\\s+mini\\b\"),\n",</text:p>
      <text:p text:style-name="P4"><text:s text:c="8"/>" <text:s text:c="3"/>(\"Portable Devices\", \"iPad Air\", <text:s/>r\"\\bipad\\s+air\\b\"),\n",</text:p>
      <text:p text:style-name="P4"><text:s text:c="8"/>" <text:s text:c="3"/>(\"Portable Devices\", \"iPad\", <text:s text:c="5"/>r\"\\bipad\\b\"),\n",</text:p>
      <text:p text:style-name="P4"><text:s text:c="8"/>" <text:s text:c="3"/>(\"Portable Devices\", \"Apple Watch\",r\"\\bapple\\s+watch\\b|\\bwatch\\b\"),\n",</text:p>
      <text:p text:style-name="P4"><text:s text:c="8"/>" <text:s text:c="3"/>(\"Portable Devices\", \"Apple TV\", <text:s/>r\"\\bapple\\s+tv\\b\"),\n",</text:p>
      <text:p text:style-name="P4"><text:s text:c="8"/>" <text:s text:c="3"/>(\"Portable Devices\", \"iPod Touch\", <text:s/>r\"\\bipod\\s+touch\\b\"),\n",</text:p>
      <text:p text:style-name="P4"><text:s text:c="8"/>" <text:s text:c="3"/>(\"Portable Devices\", \"iPod Nano\", <text:s/>r\"\\bipod\\s+nano\\b\"),\n",</text:p>
      <text:p text:style-name="P4"><text:s text:c="8"/>" <text:s text:c="3"/>(\"Portable Devices\", \"iPod Shuffle\", <text:s/>r\"\\bipod\\s+shuffle\\b\"),\n",</text:p>
      <text:p text:style-name="P4"><text:soft-page-break/><text:s text:c="8"/>" <text:s text:c="3"/>(\"Portable Devices\", \"iPod\",r\"\\bipod\\b\"),\n",</text:p>
      <text:p text:style-name="P4"><text:s text:c="8"/>" <text:s text:c="3"/>(\"Portable Devices\", \"Graphics Tablet\",\n",</text:p>
      <text:p text:style-name="P4"><text:s text:c="8"/>" <text:s text:c="7"/>r\"\\b(?:graphics|drawing|pen)\\s+tablet\\b|\\btablet\\b.*(?:graphics|drawing|pen)\\b\"),\n",</text:p>
      <text:p text:style-name="P4"><text:s text:c="8"/>" <text:s text:c="3"/>\n",</text:p>
      <text:p text:style-name="P4"><text:s text:c="8"/>" <text:s text:c="3"/>\n",</text:p>
      <text:p text:style-name="P4"><text:s text:c="8"/>" <text:s text:c="3"/># ---------- iPhone ----------------------------------------------- <text:s/>\n",</text:p>
      <text:p text:style-name="P4"><text:s text:c="8"/>"\n",</text:p>
      <text:p text:style-name="P4"><text:s text:c="8"/>" <text:s text:c="3"/>(\"iPhone\", \"iPhone X\", <text:s text:c="11"/>r\"\\biphone\\s*x\\b\"),\n",</text:p>
      <text:p text:style-name="P4"><text:s text:c="8"/>" <text:s text:c="3"/>(\"iPhone\", \"iPhone 8\", <text:s text:c="11"/>r\"\\biphone\\s*8\\b\"),\n",</text:p>
      <text:p text:style-name="P4"><text:s text:c="8"/>" <text:s text:c="3"/>(\"iPhone\", \"iPhone 7\", <text:s text:c="11"/>r\"\\biphone\\s*7\\b\"),\n",</text:p>
      <text:p text:style-name="P4"><text:s text:c="8"/>" <text:s text:c="3"/>(\"iPhone\", \"iPhone 6s\", <text:s text:c="10"/>r\"\\biphone\\s*6s\\b\"),\n",</text:p>
      <text:p text:style-name="P4"><text:s text:c="8"/>" <text:s text:c="3"/>(\"iPhone\", \"iPhone 6\", <text:s text:c="11"/>r\"\\biphone\\s*6\\b\"),\n",</text:p>
      <text:p text:style-name="P4"><text:s text:c="8"/>" <text:s text:c="3"/>(\"iPhone\", \"iPhone SE\", <text:s text:c="10"/>r\"\\biphone\\s*se\\b\"),\n",</text:p>
      <text:p text:style-name="P4"><text:s text:c="8"/>" <text:s text:c="3"/>(\"iPhone\", \"iPhone (other)\", <text:s text:c="5"/>r\"\\biphone\\b\"),\n",</text:p>
      <text:p text:style-name="P4"><text:s text:c="8"/>" <text:s text:c="6"/>\n",</text:p>
      <text:p text:style-name="P4"><text:s text:c="8"/>"]\n",</text:p>
      <text:p text:style-name="P4"><text:s text:c="8"/>"\n",</text:p>
      <text:p text:style-name="P4"><text:s text:c="8"/>"# compile regex once (case-insensitive)\n",</text:p>
      <text:p text:style-name="P4"><text:s text:c="8"/>"REGEX_RULES = [(cat, sub, re.compile(pat, re.I)) for cat, sub, pat in REGEX_RULES]"</text:p>
      <text:p text:style-name="P4"><text:s text:c="6"/>]</text:p>
      <text:p text:style-name="P4"><text:s text:c="4"/>},</text:p>
      <text:p text:style-name="P4"><text:s text:c="4"/>{</text:p>
      <text:p text:style-name="P4"><text:s text:c="6"/>"cell_type": "code",</text:p>
      <text:p text:style-name="P4"><text:s text:c="6"/>"execution_count": 5,</text:p>
      <text:p text:style-name="P4"><text:s text:c="6"/>"metadata": {},</text:p>
      <text:p text:style-name="P4"><text:s text:c="6"/>"outputs": [],</text:p>
      <text:p text:style-name="P4"><text:s text:c="6"/>"source": [</text:p>
      <text:p text:style-name="P4"><text:s text:c="8"/>"# ------------------------------------------------------------------\n",</text:p>
      <text:p text:style-name="P4"><text:s text:c="8"/>"# 3 categorization function\n",</text:p>
      <text:p text:style-name="P4"><text:s text:c="8"/>"# ------------------------------------------------------------------\n",</text:p>
      <text:p text:style-name="P4"><text:s text:c="8"/>"\n",</text:p>
      <text:p text:style-name="P4"><text:s text:c="8"/>"def categorize(row):\n",</text:p>
      <text:p text:style-name="P4"><text:s text:c="8"/>" <text:s text:c="3"/>\"\"\"\n",</text:p>
      <text:p text:style-name="P4"><text:s text:c="8"/>" <text:s text:c="3"/>Return pd.Series([category, subcategory]) for a dataframe row.\n",</text:p>
      <text:p text:style-name="P4"><text:s text:c="8"/>" <text:s text:c="3"/>Priority:\n",</text:p>
      <text:p text:style-name="P4"><text:s text:c="8"/>" <text:s text:c="5"/>1) direct TYPE_MAP hit\n",</text:p>
      <text:p text:style-name="P4"><text:s text:c="8"/>" <text:s text:c="5"/>2) first regex rule that matches name+desc\n",</text:p>
      <text:p text:style-name="P4"><text:s text:c="8"/>" <text:s text:c="5"/>3) \"Other\" fallback\n",</text:p>
      <text:p text:style-name="P4"><text:s text:c="8"/>" <text:s text:c="3"/>\"\"\"\n",</text:p>
      <text:p text:style-name="P4"><text:s text:c="8"/>" <text:s text:c="3"/># --- 1. by type code -------------\n",</text:p>
      <text:p text:style-name="P4"><text:s text:c="8"/>" <text:s text:c="3"/>tcode = str(row.get(\"type\", \"\")).strip() <text:s text:c="2"/># &lt;-- always string\n",</text:p>
      <text:p text:style-name="P4"><text:s text:c="8"/>" <text:s text:c="3"/>if tcode in TYPE_MAP:\n",</text:p>
      <text:p text:style-name="P4"><text:s text:c="8"/>" <text:s text:c="7"/>return pd.Series(TYPE_MAP[tcode], dtype=\"string\")\n",</text:p>
      <text:p text:style-name="P4"><text:s text:c="8"/>"\n",</text:p>
      <text:p text:style-name="P4"><text:s text:c="8"/>" <text:s text:c="3"/># --- 2. by keyword ---------------\n",</text:p>
      <text:p text:style-name="P4"><text:s text:c="8"/>" <text:s text:c="3"/>text = f\"{row.get('name','')} {row.get('desc','')}\"\n",</text:p>
      <text:p text:style-name="P4"><text:s text:c="8"/>" <text:s text:c="3"/>for cat, sub, patt in REGEX_RULES:\n",</text:p>
      <text:p text:style-name="P4"><text:s text:c="8"/>" <text:s text:c="7"/>if patt.search(text):\n",</text:p>
      <text:p text:style-name="P4"><text:s text:c="8"/>" <text:s text:c="11"/>return pd.Series([cat, sub], dtype=\"string\")\n",</text:p>
      <text:p text:style-name="P4"><text:soft-page-break/><text:s text:c="8"/>"\n",</text:p>
      <text:p text:style-name="P4"><text:s text:c="8"/>" <text:s text:c="3"/># --- 3. fallback -----------------\n",</text:p>
      <text:p text:style-name="P4"><text:s text:c="8"/>" <text:s text:c="3"/>return pd.Series([\"Other\", \"Other\"], dtype=\"string\")"</text:p>
      <text:p text:style-name="P4"><text:s text:c="6"/>]</text:p>
      <text:p text:style-name="P4"><text:s text:c="4"/>},</text:p>
      <text:p text:style-name="P4"><text:s text:c="4"/>{</text:p>
      <text:p text:style-name="P4"><text:s text:c="6"/>"cell_type": "code",</text:p>
      <text:p text:style-name="P4"><text:s text:c="6"/>"execution_count": 6,</text:p>
      <text:p text:style-name="P4"><text:s text:c="6"/>"metadata": {},</text:p>
      <text:p text:style-name="P4"><text:s text:c="6"/>"outputs": [],</text:p>
      <text:p text:style-name="P4"><text:s text:c="6"/>"source": [</text:p>
      <text:p text:style-name="P4"><text:s text:c="8"/>"# ---------------------------------------------------------------------------\n",</text:p>
      <text:p text:style-name="P4"><text:s text:c="8"/>"# 4 Apply categorization function to dataframe to create new category columns\n",</text:p>
      <text:p text:style-name="P4"><text:s text:c="8"/>"# ---------------------------------------------------------------------------\n",</text:p>
      <text:p text:style-name="P4"><text:s text:c="8"/>"\n",</text:p>
      <text:p text:style-name="P4"><text:s text:c="8"/>"# add / overwrite category columns for the whole frame\n",</text:p>
      <text:p text:style-name="P4"><text:s text:c="8"/>"df[['category', 'subcategory']] = df.apply(categorize, axis=1)"</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Once the Category and Subcategory columns have been created using the type map, a refinement of the Subcategory columns can be achieved by matching against the defined REGEX rules."</text:p>
      <text:p text:style-name="P4"><text:s text:c="6"/>]</text:p>
      <text:p text:style-name="P4"><text:s text:c="4"/>},</text:p>
      <text:p text:style-name="P4"><text:s text:c="4"/>{</text:p>
      <text:p text:style-name="P4"><text:s text:c="6"/>"cell_type": "code",</text:p>
      <text:p text:style-name="P4"><text:s text:c="6"/>"execution_count": 7,</text:p>
      <text:p text:style-name="P4"><text:s text:c="6"/>"metadata": {},</text:p>
      <text:p text:style-name="P4"><text:s text:c="6"/>"outputs": [],</text:p>
      <text:p text:style-name="P4"><text:s text:c="6"/>"source": [</text:p>
      <text:p text:style-name="P4"><text:s text:c="8"/>"# assume REGEX_RULES is already compiled with re.I\n",</text:p>
      <text:p text:style-name="P4"><text:s text:c="8"/>"from collections import defaultdict\n",</text:p>
      <text:p text:style-name="P4"><text:s text:c="8"/>"\n",</text:p>
      <text:p text:style-name="P4"><text:s text:c="8"/>"RULES_BY_CAT: dict[str, list[tuple[str, re.Pattern]]] = defaultdict(list)\n",</text:p>
      <text:p text:style-name="P4"><text:s text:c="8"/>"for cat, sub, patt in REGEX_RULES: <text:s text:c="9"/># same list you use today\n",</text:p>
      <text:p text:style-name="P4"><text:s text:c="8"/>" <text:s text:c="3"/>RULES_BY_CAT[cat].append((sub, patt)) <text:s text:c="2"/># keep order → precedence"</text:p>
      <text:p text:style-name="P4"><text:s text:c="6"/>]</text:p>
      <text:p text:style-name="P4"><text:s text:c="4"/>},</text:p>
      <text:p text:style-name="P4"><text:s text:c="4"/>{</text:p>
      <text:p text:style-name="P4"><text:s text:c="6"/>"cell_type": "code",</text:p>
      <text:p text:style-name="P4"><text:s text:c="6"/>"execution_count": 8,</text:p>
      <text:p text:style-name="P4"><text:s text:c="6"/>"metadata": {},</text:p>
      <text:p text:style-name="P4"><text:s text:c="6"/>"outputs": [],</text:p>
      <text:p text:style-name="P4"><text:s text:c="6"/>"source": [</text:p>
      <text:p text:style-name="P4"><text:s text:c="8"/>"# function to refine subcategory based on rules\n",</text:p>
      <text:p text:style-name="P4"><text:s text:c="8"/>"def refine_subcat(row: pd.Series) -&gt; str:\n",</text:p>
      <text:p text:style-name="P4"><text:soft-page-break/><text:s text:c="8"/>" <text:s text:c="3"/>\"\"\"\n",</text:p>
      <text:p text:style-name="P4"><text:s text:c="8"/>" <text:s text:c="3"/>Keep `row.category` frozen; return a (possibly new) sub-category.\n",</text:p>
      <text:p text:style-name="P4"><text:s text:c="8"/>" <text:s text:c="3"/>If no rule for the row's category matches the text, fall back to\n",</text:p>
      <text:p text:style-name="P4"><text:s text:c="8"/>" <text:s text:c="3"/>the original sub-category already assigned.\n",</text:p>
      <text:p text:style-name="P4"><text:s text:c="8"/>" <text:s text:c="3"/>\"\"\"\n",</text:p>
      <text:p text:style-name="P4"><text:s text:c="8"/>" <text:s text:c="3"/>cat <text:s/>= row[\"category\"]\n",</text:p>
      <text:p text:style-name="P4"><text:s text:c="8"/>" <text:s text:c="3"/>sub0 = row[\"subcategory\"] <text:s text:c="8"/># current assignment\n",</text:p>
      <text:p text:style-name="P4"><text:s text:c="8"/>" <text:s text:c="3"/>\n",</text:p>
      <text:p text:style-name="P4"><text:s text:c="8"/>" <text:s text:c="3"/># nothing to do if we have no rules for this category\n",</text:p>
      <text:p text:style-name="P4"><text:s text:c="8"/>" <text:s text:c="3"/>if cat not in RULES_BY_CAT:\n",</text:p>
      <text:p text:style-name="P4"><text:s text:c="8"/>" <text:s text:c="7"/>return sub0\n",</text:p>
      <text:p text:style-name="P4"><text:s text:c="8"/>" <text:s text:c="3"/>\n",</text:p>
      <text:p text:style-name="P4"><text:s text:c="8"/>" <text:s text:c="3"/>text = f\"{row.get('name','')} {row.get('desc','')}\".lower()\n",</text:p>
      <text:p text:style-name="P4"><text:s text:c="8"/>" <text:s text:c="3"/>for sub, patt in RULES_BY_CAT[cat]: <text:s text:c="5"/># category-specific rules only\n",</text:p>
      <text:p text:style-name="P4"><text:s text:c="8"/>" <text:s text:c="7"/>if patt.search(text):\n",</text:p>
      <text:p text:style-name="P4"><text:s text:c="8"/>" <text:s text:c="11"/>return sub <text:s text:c="22"/># first hit wins\n",</text:p>
      <text:p text:style-name="P4"><text:s text:c="8"/>" <text:s text:c="3"/>return sub0 <text:s text:c="29"/># → unchanged"</text:p>
      <text:p text:style-name="P4"><text:s text:c="6"/>]</text:p>
      <text:p text:style-name="P4"><text:s text:c="4"/>},</text:p>
      <text:p text:style-name="P4"><text:s text:c="4"/>{</text:p>
      <text:p text:style-name="P4"><text:s text:c="6"/>"cell_type": "code",</text:p>
      <text:p text:style-name="P4"><text:s text:c="6"/>"execution_count": 9,</text:p>
      <text:p text:style-name="P4"><text:s text:c="6"/>"metadata": {},</text:p>
      <text:p text:style-name="P4"><text:s text:c="6"/>"outputs": [],</text:p>
      <text:p text:style-name="P4"><text:s text:c="6"/>"source": [</text:p>
      <text:p text:style-name="P4"><text:s text:c="8"/>"# apply refinement function to each row\n",</text:p>
      <text:p text:style-name="P4"><text:s text:c="8"/>"df[\"subcategory\"] = df.apply(refine_subcat, axis=1)"</text:p>
      <text:p text:style-name="P4"><text:s text:c="6"/>]</text:p>
      <text:p text:style-name="P4"><text:s text:c="4"/>},</text:p>
      <text:p text:style-name="P4"><text:s text:c="4"/>{</text:p>
      <text:p text:style-name="P4"><text:s text:c="6"/>"cell_type": "code",</text:p>
      <text:p text:style-name="P4"><text:s text:c="6"/>"execution_count": 10,</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oft-page-break/><text:s text:c="18"/>"name": "brand",</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string"</text:p>
      <text:p text:style-name="P4"><text:s text:c="16"/>},</text:p>
      <text:p text:style-name="P4"><text:s text:c="16"/>{</text:p>
      <text:p text:style-name="P4"><text:s text:c="18"/>"name": "type",</text:p>
      <text:p text:style-name="P4"><text:s text:c="18"/>"rawType": "object",</text:p>
      <text:p text:style-name="P4"><text:s text:c="18"/>"type": "string"</text:p>
      <text:p text:style-name="P4"><text:s text:c="16"/>},</text:p>
      <text:p text:style-name="P4"><text:s text:c="16"/>{</text:p>
      <text:p text:style-name="P4"><text:s text:c="18"/>"name": "price",</text:p>
      <text:p text:style-name="P4"><text:s text:c="18"/>"rawType": "float64",</text:p>
      <text:p text:style-name="P4"><text:s text:c="18"/>"type": "float"</text:p>
      <text:p text:style-name="P4"><text:s text:c="16"/>},</text:p>
      <text:p text:style-name="P4"><text:s text:c="16"/>{</text:p>
      <text:p text:style-name="P4"><text:s text:c="18"/>"name": "category",</text:p>
      <text:p text:style-name="P4"><text:s text:c="18"/>"rawType": "string",</text:p>
      <text:p text:style-name="P4"><text:s text:c="18"/>"type": "string"</text:p>
      <text:p text:style-name="P4"><text:s text:c="16"/>},</text:p>
      <text:p text:style-name="P4"><text:s text:c="16"/>{</text:p>
      <text:p text:style-name="P4"><text:s text:c="18"/>"name": "subcategory",</text:p>
      <text:p text:style-name="P4"><text:s text:c="18"/>"rawType": "object",</text:p>
      <text:p text:style-name="P4"><text:s text:c="18"/>"type": "string"</text:p>
      <text:p text:style-name="P4"><text:s text:c="16"/>}</text:p>
      <text:p text:style-name="P4"><text:s text:c="14"/>],</text:p>
      <text:p text:style-name="P4"><text:s text:c="14"/>"ref": "2462b3b6-2676-4389-b38c-da78f77633bc",</text:p>
      <text:p text:style-name="P4"><text:s text:c="14"/>"rows": [</text:p>
      <text:p text:style-name="P4"><text:s text:c="16"/>[</text:p>
      <text:p text:style-name="P4"><text:s text:c="18"/>"453",</text:p>
      <text:p text:style-name="P4"><text:s text:c="18"/>"BEL0127-A",</text:p>
      <text:p text:style-name="P4"><text:s text:c="18"/>"Belkin",</text:p>
      <text:p text:style-name="P4"><text:s text:c="18"/>"Open - Belkin MIXIT Lightning iPhone Support",</text:p>
      <text:p text:style-name="P4"><text:s text:c="18"/>"Loading dock + support synchronization with Lightning connection and USB cable for iPhone 7 / SE / 6s / 6 / 5c / 5s and iPhone 5",</text:p>
      <text:p text:style-name="P4"><text:s text:c="18"/>"1298",</text:p>
      <text:p text:style-name="P4"><text:s text:c="18"/>"34.99",</text:p>
      <text:p text:style-name="P4"><text:s text:c="18"/>"Stand &amp; Mount",</text:p>
      <text:p text:style-name="P4"><text:s text:c="18"/>"Support"</text:p>
      <text:p text:style-name="P4"><text:s text:c="16"/>],</text:p>
      <text:p text:style-name="P4"><text:soft-page-break/><text:s text:c="16"/>[</text:p>
      <text:p text:style-name="P4"><text:s text:c="18"/>"1071",</text:p>
      <text:p text:style-name="P4"><text:s text:c="18"/>"SEA0043-A",</text:p>
      <text:p text:style-name="P4"><text:s text:c="18"/>"Seagate",</text:p>
      <text:p text:style-name="P4"><text:s text:c="18"/>"Open - Seagate Barracuda 1TB 35 \"SATA 7200rpm hard drive Mac and PC",</text:p>
      <text:p text:style-name="P4"><text:s text:c="18"/>"internal hard drive for Mac and PC Refurbished 1TB (ST1000DM003)",</text:p>
      <text:p text:style-name="P4"><text:s text:c="18"/>"1298",</text:p>
      <text:p text:style-name="P4"><text:s text:c="18"/>"59.0",</text:p>
      <text:p text:style-name="P4"><text:s text:c="18"/>"Storage",</text:p>
      <text:p text:style-name="P4"><text:s text:c="18"/>"Hard Drive"</text:p>
      <text:p text:style-name="P4"><text:s text:c="16"/>],</text:p>
      <text:p text:style-name="P4"><text:s text:c="16"/>[</text:p>
      <text:p text:style-name="P4"><text:s text:c="18"/>"1445",</text:p>
      <text:p text:style-name="P4"><text:s text:c="18"/>"WDT0175-A",</text:p>
      <text:p text:style-name="P4"><text:s text:c="18"/>"Western Digital",</text:p>
      <text:p text:style-name="P4"><text:s text:c="18"/>"Open - Western Digital 2TB Green 35 \"5400rpm hard drive Mac and PC",</text:p>
      <text:p text:style-name="P4"><text:s text:c="18"/>"WD Internal Hard Drive 2TB Mac and PC.",</text:p>
      <text:p text:style-name="P4"><text:s text:c="18"/>"1298",</text:p>
      <text:p text:style-name="P4"><text:s text:c="18"/>"90.0",</text:p>
      <text:p text:style-name="P4"><text:s text:c="18"/>"Storage",</text:p>
      <text:p text:style-name="P4"><text:s text:c="18"/>"Hard Drive"</text:p>
      <text:p text:style-name="P4"><text:s text:c="16"/>],</text:p>
      <text:p text:style-name="P4"><text:s text:c="16"/>[</text:p>
      <text:p text:style-name="P4"><text:s text:c="18"/>"1499",</text:p>
      <text:p text:style-name="P4"><text:s text:c="18"/>"NTE0056-A",</text:p>
      <text:p text:style-name="P4"><text:s text:c="18"/>"NewerTech",</text:p>
      <text:p text:style-name="P4"><text:s text:c="18"/>"Open - NewerTech NuPower Battery 65W MacBook Pro 13 \"2009/14",</text:p>
      <text:p text:style-name="P4"><text:s text:c="18"/>"MacBook Pro 13 inch Battery 2009/14",</text:p>
      <text:p text:style-name="P4"><text:s text:c="18"/>"1298",</text:p>
      <text:p text:style-name="P4"><text:s text:c="18"/>"131.99",</text:p>
      <text:p text:style-name="P4"><text:s text:c="18"/>"Power &amp; Charging",</text:p>
      <text:p text:style-name="P4"><text:s text:c="18"/>"Battery"</text:p>
      <text:p text:style-name="P4"><text:s text:c="16"/>],</text:p>
      <text:p text:style-name="P4"><text:s text:c="16"/>[</text:p>
      <text:p text:style-name="P4"><text:s text:c="18"/>"1511",</text:p>
      <text:p text:style-name="P4"><text:s text:c="18"/>"BNQ0018-A",</text:p>
      <text:p text:style-name="P4"><text:s text:c="18"/>"BenQ",</text:p>
      <text:p text:style-name="P4"><text:s text:c="18"/>"(Open) LED Monitor BenQ VW2235H 215 \"",</text:p>
      <text:p text:style-name="P4"><text:s text:c="18"/>"Monitor 215 inch high range.",</text:p>
      <text:p text:style-name="P4"><text:s text:c="18"/>"1298",</text:p>
      <text:p text:style-name="P4"><text:s text:c="18"/>"163.0",</text:p>
      <text:p text:style-name="P4"><text:s text:c="18"/>"Audio &amp; Video",</text:p>
      <text:p text:style-name="P4"><text:s text:c="18"/>"Monitor"</text:p>
      <text:p text:style-name="P4"><text:s text:c="16"/>],</text:p>
      <text:p text:style-name="P4"><text:s text:c="16"/>[</text:p>
      <text:p text:style-name="P4"><text:s text:c="18"/>"1512",</text:p>
      <text:p text:style-name="P4"><text:s text:c="18"/>"DRO0018-A",</text:p>
      <text:p text:style-name="P4"><text:s text:c="18"/>"Drobo",</text:p>
      <text:p text:style-name="P4"><text:s text:c="18"/>"(Open) Drobo Drobo 4-bay DAS RAID Array",</text:p>
      <text:p text:style-name="P4"><text:soft-page-break/><text:s text:c="18"/>"Mac and PC RAID 4 bay with USB 3.0.",</text:p>
      <text:p text:style-name="P4"><text:s text:c="18"/>"1298",</text:p>
      <text:p text:style-name="P4"><text:s text:c="18"/>"340.0",</text:p>
      <text:p text:style-name="P4"><text:s text:c="18"/>"Storage",</text:p>
      <text:p text:style-name="P4"><text:s text:c="18"/>"External Storage"</text:p>
      <text:p text:style-name="P4"><text:s text:c="16"/>],</text:p>
      <text:p text:style-name="P4"><text:s text:c="16"/>[</text:p>
      <text:p text:style-name="P4"><text:s text:c="18"/>"1513",</text:p>
      <text:p text:style-name="P4"><text:s text:c="18"/>"GTE0012-A",</text:p>
      <text:p text:style-name="P4"><text:s text:c="18"/>"G-Technology",</text:p>
      <text:p text:style-name="P4"><text:s text:c="18"/>"(Open) G-Tech G-DRIVE USB 3.0 Hard Disk 2TB",</text:p>
      <text:p text:style-name="P4"><text:s text:c="18"/>"external hard drive G-Technology for Mac or PC USB 3.0 2TB.",</text:p>
      <text:p text:style-name="P4"><text:s text:c="18"/>"1298",</text:p>
      <text:p text:style-name="P4"><text:s text:c="18"/>"235.0",</text:p>
      <text:p text:style-name="P4"><text:s text:c="18"/>"Storage",</text:p>
      <text:p text:style-name="P4"><text:s text:c="18"/>"Hard Drive"</text:p>
      <text:p text:style-name="P4"><text:s text:c="16"/>],</text:p>
      <text:p text:style-name="P4"><text:s text:c="16"/>[</text:p>
      <text:p text:style-name="P4"><text:s text:c="18"/>"1514",</text:p>
      <text:p text:style-name="P4"><text:s text:c="18"/>"NTE0014-A",</text:p>
      <text:p text:style-name="P4"><text:s text:c="18"/>"NewerTech",</text:p>
      <text:p text:style-name="P4"><text:s text:c="18"/>"(Open) Battery NewerTech NuPower MacBook Pro 15 \"(2008-2009)",</text:p>
      <text:p text:style-name="P4"><text:s text:c="18"/>"MacBook Pro 15 inch Battery",</text:p>
      <text:p text:style-name="P4"><text:s text:c="18"/>"1298",</text:p>
      <text:p text:style-name="P4"><text:s text:c="18"/>"114.99",</text:p>
      <text:p text:style-name="P4"><text:s text:c="18"/>"Power &amp; Charging",</text:p>
      <text:p text:style-name="P4"><text:s text:c="18"/>"Battery"</text:p>
      <text:p text:style-name="P4"><text:s text:c="16"/>],</text:p>
      <text:p text:style-name="P4"><text:s text:c="16"/>[</text:p>
      <text:p text:style-name="P4"><text:s text:c="18"/>"1515",</text:p>
      <text:p text:style-name="P4"><text:s text:c="18"/>"OLL0012-A",</text:p>
      <text:p text:style-name="P4"><text:s text:c="18"/>"Olloclip",</text:p>
      <text:p text:style-name="P4"><text:s text:c="18"/>"(Open) Olloclip 4-in-1 lens iPhone July 8 6s 6 and 7 August 6s 6 Plus Silver / Black",</text:p>
      <text:p text:style-name="P4"><text:s text:c="18"/>"Wide angle fisheye macro macro x10 and x15 for iPhone 6/6 Plus.",</text:p>
      <text:p text:style-name="P4"><text:s text:c="18"/>"1298",</text:p>
      <text:p text:style-name="P4"><text:s text:c="18"/>"79.99",</text:p>
      <text:p text:style-name="P4"><text:s text:c="18"/>"Audio &amp; Video",</text:p>
      <text:p text:style-name="P4"><text:s text:c="18"/>"Camera Lens Attachment"</text:p>
      <text:p text:style-name="P4"><text:s text:c="16"/>],</text:p>
      <text:p text:style-name="P4"><text:s text:c="16"/>[</text:p>
      <text:p text:style-name="P4"><text:s text:c="18"/>"1516",</text:p>
      <text:p text:style-name="P4"><text:s text:c="18"/>"OWC0101-A",</text:p>
      <text:p text:style-name="P4"><text:s text:c="18"/>"OWC",</text:p>
      <text:p text:style-name="P4"><text:s text:c="18"/>"Open - OWC 128GB PATA ZIF SSD MacBook Air 2008",</text:p>
      <text:p text:style-name="P4"><text:s text:c="18"/>"128GB SSD for MacBook Air 2008.",</text:p>
      <text:p text:style-name="P4"><text:s text:c="18"/>"1298",</text:p>
      <text:p text:style-name="P4"><text:s text:c="18"/>"362.99",</text:p>
      <text:p text:style-name="P4"><text:s text:c="18"/>"Storage",</text:p>
      <text:p text:style-name="P4"><text:s text:c="18"/>"SSD"</text:p>
      <text:p text:style-name="P4"><text:soft-page-break/><text:s text:c="16"/>],</text:p>
      <text:p text:style-name="P4"><text:s text:c="16"/>[</text:p>
      <text:p text:style-name="P4"><text:s text:c="18"/>"1517",</text:p>
      <text:p text:style-name="P4"><text:s text:c="18"/>"APP0017-A",</text:p>
      <text:p text:style-name="P4"><text:s text:c="18"/>"Apple",</text:p>
      <text:p text:style-name="P4"><text:s text:c="18"/>"Open - Apple Keyboard Keypad for Mac Spanish",</text:p>
      <text:p text:style-name="P4"><text:s text:c="18"/>"USB ultrathin Apple Keyboard Spanish for Mac.",</text:p>
      <text:p text:style-name="P4"><text:s text:c="18"/>"1298",</text:p>
      <text:p text:style-name="P4"><text:s text:c="18"/>"59.0",</text:p>
      <text:p text:style-name="P4"><text:s text:c="18"/>"Peripherals",</text:p>
      <text:p text:style-name="P4"><text:s text:c="18"/>"Keyboard Accessory"</text:p>
      <text:p text:style-name="P4"><text:s text:c="16"/>],</text:p>
      <text:p text:style-name="P4"><text:s text:c="16"/>[</text:p>
      <text:p text:style-name="P4"><text:s text:c="18"/>"1529",</text:p>
      <text:p text:style-name="P4"><text:s text:c="18"/>"LGE0009-A",</text:p>
      <text:p text:style-name="P4"><text:s text:c="18"/>"LG",</text:p>
      <text:p text:style-name="P4"><text:s text:c="18"/>"Open - 34UM95 LG LCD Monitor 34 \"Ultra WQHD resolution Thunderbolt connection",</text:p>
      <text:p text:style-name="P4"><text:s text:c="18"/>"Monitor ultrapanorámico IPS 21: 9 34-inch Thunderbolt connection and ultra resolution 3440 x 1440",</text:p>
      <text:p text:style-name="P4"><text:s text:c="18"/>"1298",</text:p>
      <text:p text:style-name="P4"><text:s text:c="18"/>"919.0",</text:p>
      <text:p text:style-name="P4"><text:s text:c="18"/>"Audio &amp; Video",</text:p>
      <text:p text:style-name="P4"><text:s text:c="18"/>"Monitor"</text:p>
      <text:p text:style-name="P4"><text:s text:c="16"/>],</text:p>
      <text:p text:style-name="P4"><text:s text:c="16"/>[</text:p>
      <text:p text:style-name="P4"><text:s text:c="18"/>"1531",</text:p>
      <text:p text:style-name="P4"><text:s text:c="18"/>"KAN0010-A",</text:p>
      <text:p text:style-name="P4"><text:s text:c="18"/>"Kanex",</text:p>
      <text:p text:style-name="P4"><text:s text:c="18"/>"(Open) Kanex Multi-Sync Bluetooth keyboard Mac and PC Spanish",</text:p>
      <text:p text:style-name="P4"><text:s text:c="18"/>"Bluetooth keypad for Mac iPad and iPhone.",</text:p>
      <text:p text:style-name="P4"><text:s text:c="18"/>"1298",</text:p>
      <text:p text:style-name="P4"><text:s text:c="18"/>"59.95",</text:p>
      <text:p text:style-name="P4"><text:s text:c="18"/>"Peripherals",</text:p>
      <text:p text:style-name="P4"><text:s text:c="18"/>"Keyboard Accessory"</text:p>
      <text:p text:style-name="P4"><text:s text:c="16"/>],</text:p>
      <text:p text:style-name="P4"><text:s text:c="16"/>[</text:p>
      <text:p text:style-name="P4"><text:s text:c="18"/>"1587",</text:p>
      <text:p text:style-name="P4"><text:s text:c="18"/>"ADN0015-A",</text:p>
      <text:p text:style-name="P4"><text:s text:c="18"/>"Adonit",</text:p>
      <text:p text:style-name="P4"><text:s text:c="18"/>"(Open) Adonit Jot Script Evernote Edition",</text:p>
      <text:p text:style-name="P4"><text:s text:c="18"/>"Crosshair fine tip for cases.",</text:p>
      <text:p text:style-name="P4"><text:s text:c="18"/>"1298",</text:p>
      <text:p text:style-name="P4"><text:s text:c="18"/>"74.99",</text:p>
      <text:p text:style-name="P4"><text:s text:c="18"/>"Peripherals",</text:p>
      <text:p text:style-name="P4"><text:s text:c="18"/>"Digital Pen"</text:p>
      <text:p text:style-name="P4"><text:s text:c="16"/>],</text:p>
      <text:p text:style-name="P4"><text:s text:c="16"/>[</text:p>
      <text:p text:style-name="P4"><text:s text:c="18"/>"1588",</text:p>
      <text:p text:style-name="P4"><text:s text:c="18"/>"APP0478-A",</text:p>
      <text:p text:style-name="P4"><text:soft-page-break/><text:s text:c="18"/>"Apple",</text:p>
      <text:p text:style-name="P4"><text:s text:c="18"/>"Like new - Apple Digital AV Adapter to Lightning",</text:p>
      <text:p text:style-name="P4"><text:s text:c="18"/>"Lightning adapter connector to digital AV (MD826ZM / A)",</text:p>
      <text:p text:style-name="P4"><text:s text:c="18"/>"1298",</text:p>
      <text:p text:style-name="P4"><text:s text:c="18"/>"59.0",</text:p>
      <text:p text:style-name="P4"><text:s text:c="18"/>"Cables &amp; Adapters",</text:p>
      <text:p text:style-name="P4"><text:s text:c="18"/>"Video Adapter"</text:p>
      <text:p text:style-name="P4"><text:s text:c="16"/>],</text:p>
      <text:p text:style-name="P4"><text:s text:c="16"/>[</text:p>
      <text:p text:style-name="P4"><text:s text:c="18"/>"1641",</text:p>
      <text:p text:style-name="P4"><text:s text:c="18"/>"WAC0148-A",</text:p>
      <text:p text:style-name="P4"><text:s text:c="18"/>"Wacom",</text:p>
      <text:p text:style-name="P4"><text:s text:c="18"/>"Open - Wacom Intuos Creative Stylus 2",</text:p>
      <text:p text:style-name="P4"><text:s text:c="18"/>"Professional pointer for iPad.",</text:p>
      <text:p text:style-name="P4"><text:s text:c="18"/>"1298",</text:p>
      <text:p text:style-name="P4"><text:s text:c="18"/>"79.99",</text:p>
      <text:p text:style-name="P4"><text:s text:c="18"/>"Peripherals",</text:p>
      <text:p text:style-name="P4"><text:s text:c="18"/>"Digital Pen"</text:p>
      <text:p text:style-name="P4"><text:s text:c="16"/>],</text:p>
      <text:p text:style-name="P4"><text:s text:c="16"/>[</text:p>
      <text:p text:style-name="P4"><text:s text:c="18"/>"1757",</text:p>
      <text:p text:style-name="P4"><text:s text:c="18"/>"OWC0093-A",</text:p>
      <text:p text:style-name="P4"><text:s text:c="18"/>"OWC",</text:p>
      <text:p text:style-name="P4"><text:s text:c="18"/>"Open - NewerTech Maxpower 2-port eSATA 6Gb / s PCIe 2 Port USB3 Mac Pro",</text:p>
      <text:p text:style-name="P4"><text:s text:c="18"/>"ESATA PCIe adapter card for Mac Pro and USB3 2006-2012.",</text:p>
      <text:p text:style-name="P4"><text:s text:c="18"/>"1298",</text:p>
      <text:p text:style-name="P4"><text:s text:c="18"/>"149.99",</text:p>
      <text:p text:style-name="P4"><text:s text:c="18"/>"Cables &amp; Adapters",</text:p>
      <text:p text:style-name="P4"><text:s text:c="18"/>"Generic Adapter"</text:p>
      <text:p text:style-name="P4"><text:s text:c="16"/>],</text:p>
      <text:p text:style-name="P4"><text:s text:c="16"/>[</text:p>
      <text:p text:style-name="P4"><text:s text:c="18"/>"1825",</text:p>
      <text:p text:style-name="P4"><text:s text:c="18"/>"PLA0008-A",</text:p>
      <text:p text:style-name="P4"><text:s text:c="18"/>"Plantronics",</text:p>
      <text:p text:style-name="P4"><text:s text:c="18"/>"Open - Plantronics BackBeat GO 2 Bluetooth Headset Black",</text:p>
      <text:p text:style-name="P4"><text:s text:c="18"/>"Bluetooth wireless headsets for iPhone iPad and Mac",</text:p>
      <text:p text:style-name="P4"><text:s text:c="18"/>"1298",</text:p>
      <text:p text:style-name="P4"><text:s text:c="18"/>"89.99",</text:p>
      <text:p text:style-name="P4"><text:s text:c="18"/>"Audio &amp; Video",</text:p>
      <text:p text:style-name="P4"><text:s text:c="18"/>"Headphones"</text:p>
      <text:p text:style-name="P4"><text:s text:c="16"/>],</text:p>
      <text:p text:style-name="P4"><text:s text:c="16"/>[</text:p>
      <text:p text:style-name="P4"><text:s text:c="18"/>"1826",</text:p>
      <text:p text:style-name="P4"><text:s text:c="18"/>"SPE0126-A",</text:p>
      <text:p text:style-name="P4"><text:s text:c="18"/>"Spek SeeThru",</text:p>
      <text:p text:style-name="P4"><text:s text:c="18"/>"(Open) Speck SeeThru Satin MacBook Pro Case 13 \"Black",</text:p>
      <text:p text:style-name="P4"><text:s text:c="18"/>"protection Macbooks rigid housing 13 inches.",</text:p>
      <text:p text:style-name="P4"><text:s text:c="18"/>"1298",</text:p>
      <text:p text:style-name="P4"><text:s text:c="18"/>"49.9",</text:p>
      <text:p text:style-name="P4"><text:soft-page-break/><text:s text:c="18"/>"Cases &amp; Protection",</text:p>
      <text:p text:style-name="P4"><text:s text:c="18"/>"Case"</text:p>
      <text:p text:style-name="P4"><text:s text:c="16"/>],</text:p>
      <text:p text:style-name="P4"><text:s text:c="16"/>[</text:p>
      <text:p text:style-name="P4"><text:s text:c="18"/>"1827",</text:p>
      <text:p text:style-name="P4"><text:s text:c="18"/>"ADN0016-A",</text:p>
      <text:p text:style-name="P4"><text:s text:c="18"/>"Adonit",</text:p>
      <text:p text:style-name="P4"><text:s text:c="18"/>"Open - Adonit Jot Touch with PixelPoint pointer iPad White",</text:p>
      <text:p text:style-name="P4"><text:s text:c="18"/>"Special precision pointer to draw fine tip",</text:p>
      <text:p text:style-name="P4"><text:s text:c="18"/>"1298",</text:p>
      <text:p text:style-name="P4"><text:s text:c="18"/>"119.0",</text:p>
      <text:p text:style-name="P4"><text:s text:c="18"/>"Peripherals",</text:p>
      <text:p text:style-name="P4"><text:s text:c="18"/>"Digital Pen"</text:p>
      <text:p text:style-name="P4"><text:s text:c="16"/>],</text:p>
      <text:p text:style-name="P4"><text:s text:c="16"/>[</text:p>
      <text:p text:style-name="P4"><text:s text:c="18"/>"1828",</text:p>
      <text:p text:style-name="P4"><text:s text:c="18"/>"APP0338-A",</text:p>
      <text:p text:style-name="P4"><text:s text:c="18"/>"Apple",</text:p>
      <text:p text:style-name="P4"><text:s text:c="18"/>"(Open) Apple Thunderbolt Display 27 \"Monitor Mac",</text:p>
      <text:p text:style-name="P4"><text:s text:c="18"/>"Monitor Display 27-inch Apple Thunderbolt (MC914ZM / A).",</text:p>
      <text:p text:style-name="P4"><text:s text:c="18"/>"1298",</text:p>
      <text:p text:style-name="P4"><text:s text:c="18"/>"1149.0",</text:p>
      <text:p text:style-name="P4"><text:s text:c="18"/>"Audio &amp; Video",</text:p>
      <text:p text:style-name="P4"><text:s text:c="18"/>"Monitor"</text:p>
      <text:p text:style-name="P4"><text:s text:c="16"/>],</text:p>
      <text:p text:style-name="P4"><text:s text:c="16"/>[</text:p>
      <text:p text:style-name="P4"><text:s text:c="18"/>"1829",</text:p>
      <text:p text:style-name="P4"><text:s text:c="18"/>"APP0477-A",</text:p>
      <text:p text:style-name="P4"><text:s text:c="18"/>"Apple",</text:p>
      <text:p text:style-name="P4"><text:s text:c="18"/>"Open - Apple Lightning to VGA Adapter",</text:p>
      <text:p text:style-name="P4"><text:s text:c="18"/>"Lightning connector adapter to VGA",</text:p>
      <text:p text:style-name="P4"><text:s text:c="18"/>"1298",</text:p>
      <text:p text:style-name="P4"><text:s text:c="18"/>"59.0",</text:p>
      <text:p text:style-name="P4"><text:s text:c="18"/>"Cables &amp; Adapters",</text:p>
      <text:p text:style-name="P4"><text:s text:c="18"/>"Video Adapter"</text:p>
      <text:p text:style-name="P4"><text:s text:c="16"/>],</text:p>
      <text:p text:style-name="P4"><text:s text:c="16"/>[</text:p>
      <text:p text:style-name="P4"><text:s text:c="18"/>"1830",</text:p>
      <text:p text:style-name="P4"><text:s text:c="18"/>"APP0696-A",</text:p>
      <text:p text:style-name="P4"><text:s text:c="18"/>"Apple",</text:p>
      <text:p text:style-name="P4"><text:s text:c="18"/>"Open - Apple (OEM) Charger 60W MagSafe MacBook and MacBook Pro 13 \"",</text:p>
      <text:p text:style-name="P4"><text:s text:c="18"/>"Charger MacBook and 13 inch MacBook MagSafe 60 W (MC461Z / A) Without box.",</text:p>
      <text:p text:style-name="P4"><text:s text:c="18"/>"1298",</text:p>
      <text:p text:style-name="P4"><text:s text:c="18"/>"89.0",</text:p>
      <text:p text:style-name="P4"><text:s text:c="18"/>"Power &amp; Charging",</text:p>
      <text:p text:style-name="P4"><text:s text:c="18"/>"Charger"</text:p>
      <text:p text:style-name="P4"><text:s text:c="16"/>],</text:p>
      <text:p text:style-name="P4"><text:s text:c="16"/>[</text:p>
      <text:p text:style-name="P4"><text:s text:c="18"/>"1831",</text:p>
      <text:p text:style-name="P4"><text:soft-page-break/><text:s text:c="18"/>"DLK0002-A",</text:p>
      <text:p text:style-name="P4"><text:s text:c="18"/>"D-Link",</text:p>
      <text:p text:style-name="P4"><text:s text:c="18"/>"Open - D-Link DCS-932L Wireless IP Camera Cloud",</text:p>
      <text:p text:style-name="P4"><text:s text:c="18"/>"Wireless network camera day and night home with my DLink.",</text:p>
      <text:p text:style-name="P4"><text:s text:c="18"/>"1298",</text:p>
      <text:p text:style-name="P4"><text:s text:c="18"/>"79.99",</text:p>
      <text:p text:style-name="P4"><text:s text:c="18"/>"Audio &amp; Video",</text:p>
      <text:p text:style-name="P4"><text:s text:c="18"/>"Camera"</text:p>
      <text:p text:style-name="P4"><text:s text:c="16"/>],</text:p>
      <text:p text:style-name="P4"><text:s text:c="16"/>[</text:p>
      <text:p text:style-name="P4"><text:s text:c="18"/>"1832",</text:p>
      <text:p text:style-name="P4"><text:s text:c="18"/>"HGS0002-A",</text:p>
      <text:p text:style-name="P4"><text:s text:c="18"/>"HGST Travelstar",</text:p>
      <text:p text:style-name="P4"><text:s text:c="18"/>"(Open) HGST Travelstar 1TB 25 \"7200rpm hard drive Mac and PC",</text:p>
      <text:p text:style-name="P4"><text:s text:c="18"/>"Mac's internal hard drive and 1TB SATA III PC.",</text:p>
      <text:p text:style-name="P4"><text:s text:c="18"/>"1298",</text:p>
      <text:p text:style-name="P4"><text:s text:c="18"/>"71.0",</text:p>
      <text:p text:style-name="P4"><text:s text:c="18"/>"Storage",</text:p>
      <text:p text:style-name="P4"><text:s text:c="18"/>"Hard Drive"</text:p>
      <text:p text:style-name="P4"><text:s text:c="16"/>],</text:p>
      <text:p text:style-name="P4"><text:s text:c="16"/>[</text:p>
      <text:p text:style-name="P4"><text:s text:c="18"/>"1833",</text:p>
      <text:p text:style-name="P4"><text:s text:c="18"/>"JMO0050-A",</text:p>
      <text:p text:style-name="P4"><text:s text:c="18"/>"Just Mobile",</text:p>
      <text:p text:style-name="P4"><text:s text:c="18"/>"(Open) Just Mobile AluBolt Stand with Lightning iPhone iPad and iPod",</text:p>
      <text:p text:style-name="P4"><text:s text:c="18"/>"Support for iPhone iPad and iPod with dock connector base and Lightning.",</text:p>
      <text:p text:style-name="P4"><text:s text:c="18"/>"1298",</text:p>
      <text:p text:style-name="P4"><text:s text:c="18"/>"49.95",</text:p>
      <text:p text:style-name="P4"><text:s text:c="18"/>"Stand &amp; Mount",</text:p>
      <text:p text:style-name="P4"><text:s text:c="18"/>"Stand"</text:p>
      <text:p text:style-name="P4"><text:s text:c="16"/>],</text:p>
      <text:p text:style-name="P4"><text:s text:c="16"/>[</text:p>
      <text:p text:style-name="P4"><text:s text:c="18"/>"1834",</text:p>
      <text:p text:style-name="P4"><text:s text:c="18"/>"TN10018-A",</text:p>
      <text:p text:style-name="P4"><text:s text:c="18"/>"Ten One Pogo",</text:p>
      <text:p text:style-name="P4"><text:s text:c="18"/>"(Open) Ten One Pogo Connect Bluetooth 4.0 Pointer iPad iPhone and iPod Touch",</text:p>
      <text:p text:style-name="P4"><text:s text:c="18"/>"Bluetooth Stylus iPhone iPad and iPod.",</text:p>
      <text:p text:style-name="P4"><text:s text:c="18"/>"1298",</text:p>
      <text:p text:style-name="P4"><text:s text:c="18"/>"79.95",</text:p>
      <text:p text:style-name="P4"><text:s text:c="18"/>"Peripherals",</text:p>
      <text:p text:style-name="P4"><text:s text:c="18"/>"Digital Pen"</text:p>
      <text:p text:style-name="P4"><text:s text:c="16"/>],</text:p>
      <text:p text:style-name="P4"><text:s text:c="16"/>[</text:p>
      <text:p text:style-name="P4"><text:s text:c="18"/>"1960",</text:p>
      <text:p text:style-name="P4"><text:s text:c="18"/>"OND0067-A",</text:p>
      <text:p text:style-name="P4"><text:s text:c="18"/>"OND",</text:p>
      <text:p text:style-name="P4"><text:s text:c="18"/>"(Open) Cable mini DisplayPort to HDMI 18m",</text:p>
      <text:p text:style-name="P4"><text:s text:c="18"/>"Cable Mini DisplayPort to HDMI (audio + video).",</text:p>
      <text:p text:style-name="P4"><text:s text:c="18"/>"1298",</text:p>
      <text:p text:style-name="P4"><text:soft-page-break/><text:s text:c="18"/>"22.99",</text:p>
      <text:p text:style-name="P4"><text:s text:c="18"/>"Cables &amp; Adapters",</text:p>
      <text:p text:style-name="P4"><text:s text:c="18"/>"Video Adapter"</text:p>
      <text:p text:style-name="P4"><text:s text:c="16"/>],</text:p>
      <text:p text:style-name="P4"><text:s text:c="16"/>[</text:p>
      <text:p text:style-name="P4"><text:s text:c="18"/>"1961",</text:p>
      <text:p text:style-name="P4"><text:s text:c="18"/>"DRB0012-A",</text:p>
      <text:p text:style-name="P4"><text:s text:c="18"/>"Dr Bott",</text:p>
      <text:p text:style-name="P4"><text:s text:c="18"/>"(Open) Dr Bott Digital Video Link DVI to Mini DisplayPort iMac 27 \"",</text:p>
      <text:p text:style-name="P4"><text:s text:c="18"/>"DVI to Mini DisplayPort Converter for 27-inch iMac.",</text:p>
      <text:p text:style-name="P4"><text:s text:c="18"/>"1298",</text:p>
      <text:p text:style-name="P4"><text:s text:c="18"/>"118.0",</text:p>
      <text:p text:style-name="P4"><text:s text:c="18"/>"Cables &amp; Adapters",</text:p>
      <text:p text:style-name="P4"><text:s text:c="18"/>"Video Adapter"</text:p>
      <text:p text:style-name="P4"><text:s text:c="16"/>],</text:p>
      <text:p text:style-name="P4"><text:s text:c="16"/>[</text:p>
      <text:p text:style-name="P4"><text:s text:c="18"/>"1962",</text:p>
      <text:p text:style-name="P4"><text:s text:c="18"/>"FIT0004-A",</text:p>
      <text:p text:style-name="P4"><text:s text:c="18"/>"Fitbit",</text:p>
      <text:p text:style-name="P4"><text:s text:c="18"/>"(Open) Fitbit Aria scale smart black",</text:p>
      <text:p text:style-name="P4"><text:s text:c="18"/>"smart scale with WiFi connection.",</text:p>
      <text:p text:style-name="P4"><text:s text:c="18"/>"1298",</text:p>
      <text:p text:style-name="P4"><text:s text:c="18"/>"119.99",</text:p>
      <text:p text:style-name="P4"><text:s text:c="18"/>"Smart Home &amp; IoT",</text:p>
      <text:p text:style-name="P4"><text:s text:c="18"/>"Smart Wearables &amp; Health"</text:p>
      <text:p text:style-name="P4"><text:s text:c="16"/>],</text:p>
      <text:p text:style-name="P4"><text:s text:c="16"/>[</text:p>
      <text:p text:style-name="P4"><text:s text:c="18"/>"1963",</text:p>
      <text:p text:style-name="P4"><text:s text:c="18"/>"SNA0038-A",</text:p>
      <text:p text:style-name="P4"><text:s text:c="18"/>"Sena",</text:p>
      <text:p text:style-name="P4"><text:s text:c="18"/>"(Open) Sena Magnet Flipper Case iPhone 5 / 5S black",</text:p>
      <text:p text:style-name="P4"><text:s text:c="18"/>"Funda iPhone 5 / 5S skin with magnetic closure.",</text:p>
      <text:p text:style-name="P4"><text:s text:c="18"/>"1298",</text:p>
      <text:p text:style-name="P4"><text:s text:c="18"/>"59.95",</text:p>
      <text:p text:style-name="P4"><text:s text:c="18"/>"Cases &amp; Protection",</text:p>
      <text:p text:style-name="P4"><text:s text:c="18"/>"Case"</text:p>
      <text:p text:style-name="P4"><text:s text:c="16"/>],</text:p>
      <text:p text:style-name="P4"><text:s text:c="16"/>[</text:p>
      <text:p text:style-name="P4"><text:s text:c="18"/>"1964",</text:p>
      <text:p text:style-name="P4"><text:s text:c="18"/>"SPE0060-A",</text:p>
      <text:p text:style-name="P4"><text:s text:c="18"/>"Spek SeeThru",</text:p>
      <text:p text:style-name="P4"><text:s text:c="18"/>"(Open) Speck SeeThru Satin MacBook Pro Retina Case 15 \"Black",</text:p>
      <text:p text:style-name="P4"><text:s text:c="18"/>"Housing MacBook Pro with Retina display 15-inch (June 2012).",</text:p>
      <text:p text:style-name="P4"><text:s text:c="18"/>"1298",</text:p>
      <text:p text:style-name="P4"><text:s text:c="18"/>"49.9",</text:p>
      <text:p text:style-name="P4"><text:s text:c="18"/>"Cases &amp; Protection",</text:p>
      <text:p text:style-name="P4"><text:s text:c="18"/>"Case"</text:p>
      <text:p text:style-name="P4"><text:s text:c="16"/>],</text:p>
      <text:p text:style-name="P4"><text:s text:c="16"/>[</text:p>
      <text:p text:style-name="P4"><text:soft-page-break/><text:s text:c="18"/>"1967",</text:p>
      <text:p text:style-name="P4"><text:s text:c="18"/>"OWC0061-A",</text:p>
      <text:p text:style-name="P4"><text:s text:c="18"/>"OWC",</text:p>
      <text:p text:style-name="P4"><text:s text:c="18"/>"Open - OWC Mercury Aura Pro SSD 60GB MacBook Air 2008/2009",</text:p>
      <text:p text:style-name="P4"><text:s text:c="18"/>"60GB SSD for MacBook Air 2008/2009.",</text:p>
      <text:p text:style-name="P4"><text:s text:c="18"/>"1298",</text:p>
      <text:p text:style-name="P4"><text:s text:c="18"/>"126.99",</text:p>
      <text:p text:style-name="P4"><text:s text:c="18"/>"Storage",</text:p>
      <text:p text:style-name="P4"><text:s text:c="18"/>"SSD"</text:p>
      <text:p text:style-name="P4"><text:s text:c="16"/>],</text:p>
      <text:p text:style-name="P4"><text:s text:c="16"/>[</text:p>
      <text:p text:style-name="P4"><text:s text:c="18"/>"1971",</text:p>
      <text:p text:style-name="P4"><text:s text:c="18"/>"APP0729-A",</text:p>
      <text:p text:style-name="P4"><text:s text:c="18"/>"Apple",</text:p>
      <text:p text:style-name="P4"><text:s text:c="18"/>"Like new - Apple Thunderbolt Cable 0.5m White",</text:p>
      <text:p text:style-name="P4"><text:s text:c="18"/>"Thunderbolt Cable 0.5m for Mac",</text:p>
      <text:p text:style-name="P4"><text:s text:c="18"/>"1298",</text:p>
      <text:p text:style-name="P4"><text:s text:c="18"/>"35.0",</text:p>
      <text:p text:style-name="P4"><text:s text:c="18"/>"Cables &amp; Adapters",</text:p>
      <text:p text:style-name="P4"><text:s text:c="18"/>"Thunderbolt Cable"</text:p>
      <text:p text:style-name="P4"><text:s text:c="16"/>],</text:p>
      <text:p text:style-name="P4"><text:s text:c="16"/>[</text:p>
      <text:p text:style-name="P4"><text:s text:c="18"/>"1972",</text:p>
      <text:p text:style-name="P4"><text:s text:c="18"/>"OWC0068-A",</text:p>
      <text:p text:style-name="P4"><text:s text:c="18"/>"OWC",</text:p>
      <text:p text:style-name="P4"><text:s text:c="18"/>"Open - Mac OWC Memory 8GB 1066MHZ DDR3 SO-DIMM",</text:p>
      <text:p text:style-name="P4"><text:s text:c="18"/>"8GB RAM Mac mini iMac MacBook and MacBook Pro (2009/10).",</text:p>
      <text:p text:style-name="P4"><text:s text:c="18"/>"1298",</text:p>
      <text:p text:style-name="P4"><text:s text:c="18"/>"99.99",</text:p>
      <text:p text:style-name="P4"><text:s text:c="18"/>"Storage",</text:p>
      <text:p text:style-name="P4"><text:s text:c="18"/>"RAM Memory"</text:p>
      <text:p text:style-name="P4"><text:s text:c="16"/>],</text:p>
      <text:p text:style-name="P4"><text:s text:c="16"/>[</text:p>
      <text:p text:style-name="P4"><text:s text:c="18"/>"1973",</text:p>
      <text:p text:style-name="P4"><text:s text:c="18"/>"WDT0133-A",</text:p>
      <text:p text:style-name="P4"><text:s text:c="18"/>"Western Digital",</text:p>
      <text:p text:style-name="P4"><text:s text:c="18"/>"(Open) Red Western Digital 1TB NAS PC and Mac 35 \"hard drive",</text:p>
      <text:p text:style-name="P4"><text:s text:c="18"/>"WD hard drive designed for NAS 1TB (WD10EFRX).",</text:p>
      <text:p text:style-name="P4"><text:s text:c="18"/>"1298",</text:p>
      <text:p text:style-name="P4"><text:s text:c="18"/>"77.0",</text:p>
      <text:p text:style-name="P4"><text:s text:c="18"/>"Storage",</text:p>
      <text:p text:style-name="P4"><text:s text:c="18"/>"Hard Drive"</text:p>
      <text:p text:style-name="P4"><text:s text:c="16"/>],</text:p>
      <text:p text:style-name="P4"><text:s text:c="16"/>[</text:p>
      <text:p text:style-name="P4"><text:s text:c="18"/>"1986",</text:p>
      <text:p text:style-name="P4"><text:s text:c="18"/>"IFX0005-A",</text:p>
      <text:p text:style-name="P4"><text:s text:c="18"/>"iFixit",</text:p>
      <text:p text:style-name="P4"><text:s text:c="18"/>"Open - iFixit Macro Bit Kit repair steel parts 97",</text:p>
      <text:p text:style-name="P4"><text:s text:c="18"/>"97 Kit of tools for repair iPhone iPad Mac and PC.",</text:p>
      <text:p text:style-name="P4"><text:soft-page-break/><text:s text:c="18"/>"1298",</text:p>
      <text:p text:style-name="P4"><text:s text:c="18"/>"35.99",</text:p>
      <text:p text:style-name="P4"><text:s text:c="18"/>"Tools &amp; Repair",</text:p>
      <text:p text:style-name="P4"><text:s text:c="18"/>"General Repair Toolkit"</text:p>
      <text:p text:style-name="P4"><text:s text:c="16"/>],</text:p>
      <text:p text:style-name="P4"><text:s text:c="16"/>[</text:p>
      <text:p text:style-name="P4"><text:s text:c="18"/>"1987",</text:p>
      <text:p text:style-name="P4"><text:s text:c="18"/>"LEE0002-A",</text:p>
      <text:p text:style-name="P4"><text:s text:c="18"/>"Leef",</text:p>
      <text:p text:style-name="P4"><text:s text:c="18"/>"(Open) Leef iBridge PenDrive 32GB USB 2.0 Black Lightning",</text:p>
      <text:p text:style-name="P4"><text:s text:c="18"/>"PenDrive 32GB USB 2.0 and Lightning for iPhone and iPad.",</text:p>
      <text:p text:style-name="P4"><text:s text:c="18"/>"1298",</text:p>
      <text:p text:style-name="P4"><text:s text:c="18"/>"79.99",</text:p>
      <text:p text:style-name="P4"><text:s text:c="18"/>"Storage",</text:p>
      <text:p text:style-name="P4"><text:s text:c="18"/>"Flash Drive"</text:p>
      <text:p text:style-name="P4"><text:s text:c="16"/>],</text:p>
      <text:p text:style-name="P4"><text:s text:c="16"/>[</text:p>
      <text:p text:style-name="P4"><text:s text:c="18"/>"1988",</text:p>
      <text:p text:style-name="P4"><text:s text:c="18"/>"OWC0055-A",</text:p>
      <text:p text:style-name="P4"><text:s text:c="18"/>"OWC",</text:p>
      <text:p text:style-name="P4"><text:s text:c="18"/>"Open - Mac OWC Memory 4GB 667MHz DDR2 SO-DIMM",</text:p>
      <text:p text:style-name="P4"><text:s text:c="18"/>"4GB RAM Mac mini and iMac (2006/07) and MacBook Pro (2006/07/08).",</text:p>
      <text:p text:style-name="P4"><text:s text:c="18"/>"1298",</text:p>
      <text:p text:style-name="P4"><text:s text:c="18"/>"114.99",</text:p>
      <text:p text:style-name="P4"><text:s text:c="18"/>"Storage",</text:p>
      <text:p text:style-name="P4"><text:s text:c="18"/>"RAM Memory"</text:p>
      <text:p text:style-name="P4"><text:s text:c="16"/>],</text:p>
      <text:p text:style-name="P4"><text:s text:c="16"/>[</text:p>
      <text:p text:style-name="P4"><text:s text:c="18"/>"1989",</text:p>
      <text:p text:style-name="P4"><text:s text:c="18"/>"TRA0014-A",</text:p>
      <text:p text:style-name="P4"><text:s text:c="18"/>"Trascend",</text:p>
      <text:p text:style-name="P4"><text:s text:c="18"/>"(Open) Transcend JetDrive SSD 520 240GB Macbook Air 11 \"and 13\" 2012",</text:p>
      <text:p text:style-name="P4"><text:s text:c="18"/>"SSD Hard Drive 240GB + Tools Macbook Air 11 inches and 13 inches in 2012.",</text:p>
      <text:p text:style-name="P4"><text:s text:c="18"/>"1298",</text:p>
      <text:p text:style-name="P4"><text:s text:c="18"/>"189.0",</text:p>
      <text:p text:style-name="P4"><text:s text:c="18"/>"Storage",</text:p>
      <text:p text:style-name="P4"><text:s text:c="18"/>"SSD"</text:p>
      <text:p text:style-name="P4"><text:s text:c="16"/>],</text:p>
      <text:p text:style-name="P4"><text:s text:c="16"/>[</text:p>
      <text:p text:style-name="P4"><text:s text:c="18"/>"1990",</text:p>
      <text:p text:style-name="P4"><text:s text:c="18"/>"SPH0003-A",</text:p>
      <text:p text:style-name="P4"><text:s text:c="18"/>"Sphero",</text:p>
      <text:p text:style-name="P4"><text:s text:c="18"/>"Open - Nubby Sphero robotic ball Sphero Case Blue",</text:p>
      <text:p text:style-name="P4"><text:s text:c="18"/>"Protective Case for Sphero 2.0",</text:p>
      <text:p text:style-name="P4"><text:s text:c="18"/>"1298",</text:p>
      <text:p text:style-name="P4"><text:s text:c="18"/>"15.99",</text:p>
      <text:p text:style-name="P4"><text:s text:c="18"/>"Smart Home &amp; IoT",</text:p>
      <text:p text:style-name="P4"><text:s text:c="18"/>"Drones &amp; Robots"</text:p>
      <text:p text:style-name="P4"><text:s text:c="16"/>],</text:p>
      <text:p text:style-name="P4"><text:soft-page-break/><text:s text:c="16"/>[</text:p>
      <text:p text:style-name="P4"><text:s text:c="18"/>"1991",</text:p>
      <text:p text:style-name="P4"><text:s text:c="18"/>"TRA0018-A",</text:p>
      <text:p text:style-name="P4"><text:s text:c="18"/>"Trascend",</text:p>
      <text:p text:style-name="P4"><text:s text:c="18"/>"Open - Transcend JetDrive SSD 720 480GB Macbook Pro Retina 13 \"2012/2013",</text:p>
      <text:p text:style-name="P4"><text:s text:c="18"/>"Hard Disk SSD 480GB + Tools for Macbook Air 11-inch and 13-inch mid-2012.",</text:p>
      <text:p text:style-name="P4"><text:s text:c="18"/>"1298",</text:p>
      <text:p text:style-name="P4"><text:s text:c="18"/>"437.0",</text:p>
      <text:p text:style-name="P4"><text:s text:c="18"/>"Storage",</text:p>
      <text:p text:style-name="P4"><text:s text:c="18"/>"SSD"</text:p>
      <text:p text:style-name="P4"><text:s text:c="16"/>],</text:p>
      <text:p text:style-name="P4"><text:s text:c="16"/>[</text:p>
      <text:p text:style-name="P4"><text:s text:c="18"/>"1992",</text:p>
      <text:p text:style-name="P4"><text:s text:c="18"/>"WDT0182-A",</text:p>
      <text:p text:style-name="P4"><text:s text:c="18"/>"Western Digital",</text:p>
      <text:p text:style-name="P4"><text:s text:c="18"/>"Open - Western Digital 4TB Green 35 \"5400rpm hard drive Mac and PC",</text:p>
      <text:p text:style-name="P4"><text:s text:c="18"/>"WD Internal Hard Drive Mac and PC 4TB (WD40EZRX).",</text:p>
      <text:p text:style-name="P4"><text:s text:c="18"/>"1298",</text:p>
      <text:p text:style-name="P4"><text:s text:c="18"/>"189.0",</text:p>
      <text:p text:style-name="P4"><text:s text:c="18"/>"Storage",</text:p>
      <text:p text:style-name="P4"><text:s text:c="18"/>"Hard Drive"</text:p>
      <text:p text:style-name="P4"><text:s text:c="16"/>],</text:p>
      <text:p text:style-name="P4"><text:s text:c="16"/>[</text:p>
      <text:p text:style-name="P4"><text:s text:c="18"/>"1993",</text:p>
      <text:p text:style-name="P4"><text:s text:c="18"/>"WIT0014-A",</text:p>
      <text:p text:style-name="P4"><text:s text:c="18"/>"Withings",</text:p>
      <text:p text:style-name="P4"><text:s text:c="18"/>"Open - Withings Home HD camera",</text:p>
      <text:p text:style-name="P4"><text:s text:c="18"/>"HD surveillance camera home with 135 degree angle.",</text:p>
      <text:p text:style-name="P4"><text:s text:c="18"/>"1298",</text:p>
      <text:p text:style-name="P4"><text:s text:c="18"/>"199.95",</text:p>
      <text:p text:style-name="P4"><text:s text:c="18"/>"Smart Home &amp; IoT",</text:p>
      <text:p text:style-name="P4"><text:s text:c="18"/>"Smart Wearables &amp; Health"</text:p>
      <text:p text:style-name="P4"><text:s text:c="16"/>],</text:p>
      <text:p text:style-name="P4"><text:s text:c="16"/>[</text:p>
      <text:p text:style-name="P4"><text:s text:c="18"/>"2025",</text:p>
      <text:p text:style-name="P4"><text:s text:c="18"/>"OWC0059-A",</text:p>
      <text:p text:style-name="P4"><text:s text:c="18"/>"OWC",</text:p>
      <text:p text:style-name="P4"><text:s text:c="18"/>"(Open) OWC Aura Pro 6G 480GB SSD for MacBook Pro Retina 2012/13",</text:p>
      <text:p text:style-name="P4"><text:s text:c="18"/>"480GB SSD hard drive for MacBook Pro Retina 2012/13 + tools + external box.",</text:p>
      <text:p text:style-name="P4"><text:s text:c="18"/>"1298",</text:p>
      <text:p text:style-name="P4"><text:s text:c="18"/>"339.99",</text:p>
      <text:p text:style-name="P4"><text:s text:c="18"/>"Storage",</text:p>
      <text:p text:style-name="P4"><text:s text:c="18"/>"Enclosure / Dock"</text:p>
      <text:p text:style-name="P4"><text:s text:c="16"/>],</text:p>
      <text:p text:style-name="P4"><text:s text:c="16"/>[</text:p>
      <text:p text:style-name="P4"><text:s text:c="18"/>"2214",</text:p>
      <text:p text:style-name="P4"><text:s text:c="18"/>"GTE0008-A",</text:p>
      <text:p text:style-name="P4"><text:s text:c="18"/>"G-Technology",</text:p>
      <text:p text:style-name="P4"><text:s text:c="18"/>"(Open) G-Tech G-DRIVE mobile hard disk Thunderbolt and USB 3.0 1TB",</text:p>
      <text:p text:style-name="P4"><text:soft-page-break/><text:s text:c="18"/>"G-Technology Portable Hard Disk Thunderbolt and USB 3.0 for Mac and PC.",</text:p>
      <text:p text:style-name="P4"><text:s text:c="18"/>"1298",</text:p>
      <text:p text:style-name="P4"><text:s text:c="18"/>"235.0",</text:p>
      <text:p text:style-name="P4"><text:s text:c="18"/>"Storage",</text:p>
      <text:p text:style-name="P4"><text:s text:c="18"/>"Hard Drive"</text:p>
      <text:p text:style-name="P4"><text:s text:c="16"/>],</text:p>
      <text:p text:style-name="P4"><text:s text:c="16"/>[</text:p>
      <text:p text:style-name="P4"><text:s text:c="18"/>"2215",</text:p>
      <text:p text:style-name="P4"><text:s text:c="18"/>"TRA0015-A",</text:p>
      <text:p text:style-name="P4"><text:s text:c="18"/>"Trascend",</text:p>
      <text:p text:style-name="P4"><text:s text:c="18"/>"Open - Transcend JetDrive SSD 520 480GB Macbook Air 11 \"and 13\" 2012",</text:p>
      <text:p text:style-name="P4"><text:s text:c="18"/>"Hard Disk SSD 480GB + Tools for Macbook Air 11-inch and 13-inch mid-2012.",</text:p>
      <text:p text:style-name="P4"><text:s text:c="18"/>"1298",</text:p>
      <text:p text:style-name="P4"><text:s text:c="18"/>"437.0",</text:p>
      <text:p text:style-name="P4"><text:s text:c="18"/>"Storage",</text:p>
      <text:p text:style-name="P4"><text:s text:c="18"/>"SSD"</text:p>
      <text:p text:style-name="P4"><text:s text:c="16"/>],</text:p>
      <text:p text:style-name="P4"><text:s text:c="16"/>[</text:p>
      <text:p text:style-name="P4"><text:s text:c="18"/>"2216",</text:p>
      <text:p text:style-name="P4"><text:s text:c="18"/>"WDT0221-A",</text:p>
      <text:p text:style-name="P4"><text:s text:c="18"/>"Western Digital",</text:p>
      <text:p text:style-name="P4"><text:s text:c="18"/>"Open - Western Digital Elements 1TB USB 3.0 Hard Drive",</text:p>
      <text:p text:style-name="P4"><text:s text:c="18"/>"1TB portable external hard drive for Mac and PC",</text:p>
      <text:p text:style-name="P4"><text:s text:c="18"/>"1298",</text:p>
      <text:p text:style-name="P4"><text:s text:c="18"/>"75.99",</text:p>
      <text:p text:style-name="P4"><text:s text:c="18"/>"Storage",</text:p>
      <text:p text:style-name="P4"><text:s text:c="18"/>"Hard Drive"</text:p>
      <text:p text:style-name="P4"><text:s text:c="16"/>],</text:p>
      <text:p text:style-name="P4"><text:s text:c="16"/>[</text:p>
      <text:p text:style-name="P4"><text:s text:c="18"/>"2289",</text:p>
      <text:p text:style-name="P4"><text:s text:c="18"/>"KEN0203-A",</text:p>
      <text:p text:style-name="P4"><text:s text:c="18"/>"Jaybird",</text:p>
      <text:p text:style-name="P4"><text:s text:c="18"/>"(Open) UH4000 Kensington 4-Port USB 3.0 Hub",</text:p>
      <text:p text:style-name="P4"><text:s text:c="18"/>"Hub 4 USB 3.0 ports for Mac and PC.",</text:p>
      <text:p text:style-name="P4"><text:s text:c="18"/>"1298",</text:p>
      <text:p text:style-name="P4"><text:s text:c="18"/>"27.49",</text:p>
      <text:p text:style-name="P4"><text:s text:c="18"/>"Cables &amp; Adapters",</text:p>
      <text:p text:style-name="P4"><text:s text:c="18"/>"USB Hub"</text:p>
      <text:p text:style-name="P4"><text:s text:c="16"/>],</text:p>
      <text:p text:style-name="P4"><text:s text:c="16"/>[</text:p>
      <text:p text:style-name="P4"><text:s text:c="18"/>"2290",</text:p>
      <text:p text:style-name="P4"><text:s text:c="18"/>"OWC0069-A",</text:p>
      <text:p text:style-name="P4"><text:s text:c="18"/>"OWC",</text:p>
      <text:p text:style-name="P4"><text:s text:c="18"/>"Open - OWC Envoy Pro USB 3.0 Case for MacBook Pro Retina",</text:p>
      <text:p text:style-name="P4"><text:s text:c="18"/>"Portable USB 3.0 External SSD box Retina MacBook Pro",</text:p>
      <text:p text:style-name="P4"><text:s text:c="18"/>"1298",</text:p>
      <text:p text:style-name="P4"><text:s text:c="18"/>"118.99",</text:p>
      <text:p text:style-name="P4"><text:s text:c="18"/>"Storage",</text:p>
      <text:p text:style-name="P4"><text:s text:c="18"/>"SSD"</text:p>
      <text:p text:style-name="P4"><text:soft-page-break/><text:s text:c="16"/>]</text:p>
      <text:p text:style-name="P4"><text:s text:c="14"/>],</text:p>
      <text:p text:style-name="P4"><text:s text:c="14"/>"shape": {</text:p>
      <text:p text:style-name="P4"><text:s text:c="16"/>"columns": 8,</text:p>
      <text:p text:style-name="P4"><text:s text:c="16"/>"rows": 783</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sku&lt;/th&gt;\n",</text:p>
      <text:p text:style-name="P4"><text:s text:c="14"/>" <text:s text:c="5"/>&lt;th&gt;brand&lt;/th&gt;\n",</text:p>
      <text:p text:style-name="P4"><text:s text:c="14"/>" <text:s text:c="5"/>&lt;th&gt;name&lt;/th&gt;\n",</text:p>
      <text:p text:style-name="P4"><text:s text:c="14"/>" <text:s text:c="5"/>&lt;th&gt;desc&lt;/th&gt;\n",</text:p>
      <text:p text:style-name="P4"><text:s text:c="14"/>" <text:s text:c="5"/>&lt;th&gt;type&lt;/th&gt;\n",</text:p>
      <text:p text:style-name="P4"><text:s text:c="14"/>" <text:s text:c="5"/>&lt;th&gt;price&lt;/th&gt;\n",</text:p>
      <text:p text:style-name="P4"><text:s text:c="14"/>" <text:s text:c="5"/>&lt;th&gt;category&lt;/th&gt;\n",</text:p>
      <text:p text:style-name="P4"><text:s text:c="14"/>" <text:s text:c="5"/>&lt;th&gt;subcategory&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453&lt;/th&gt;\n",</text:p>
      <text:p text:style-name="P4"><text:s text:c="14"/>" <text:s text:c="5"/>&lt;td&gt;BEL0127-A&lt;/td&gt;\n",</text:p>
      <text:p text:style-name="P4"><text:s text:c="14"/>" <text:s text:c="5"/>&lt;td&gt;Belkin&lt;/td&gt;\n",</text:p>
      <text:p text:style-name="P4"><text:s text:c="14"/>" <text:s text:c="5"/>&lt;td&gt;Open - Belkin MIXIT Lightning iPhone Support&lt;/td&gt;\n",</text:p>
      <text:p text:style-name="P4"><text:s text:c="14"/>" <text:s text:c="5"/>&lt;td&gt;Loading dock + support synchronization with Li...&lt;/td&gt;\n",</text:p>
      <text:p text:style-name="P4"><text:s text:c="14"/>" <text:s text:c="5"/>&lt;td&gt;1298&lt;/td&gt;\n",</text:p>
      <text:p text:style-name="P4"><text:s text:c="14"/>" <text:s text:c="5"/>&lt;td&gt;34.99&lt;/td&gt;\n",</text:p>
      <text:p text:style-name="P4"><text:s text:c="14"/>" <text:s text:c="5"/>&lt;td&gt;Stand &amp;amp; Mount&lt;/td&gt;\n",</text:p>
      <text:p text:style-name="P4"><text:s text:c="14"/>" <text:s text:c="5"/>&lt;td&gt;Support&lt;/td&gt;\n",</text:p>
      <text:p text:style-name="P4"><text:s text:c="14"/>" <text:s text:c="3"/>&lt;/tr&gt;\n",</text:p>
      <text:p text:style-name="P4"><text:s text:c="14"/>" <text:s text:c="3"/>&lt;tr&gt;\n",</text:p>
      <text:p text:style-name="P4"><text:soft-page-break/><text:s text:c="14"/>" <text:s text:c="5"/>&lt;th&gt;1071&lt;/th&gt;\n",</text:p>
      <text:p text:style-name="P4"><text:s text:c="14"/>" <text:s text:c="5"/>&lt;td&gt;SEA0043-A&lt;/td&gt;\n",</text:p>
      <text:p text:style-name="P4"><text:s text:c="14"/>" <text:s text:c="5"/>&lt;td&gt;Seagate&lt;/td&gt;\n",</text:p>
      <text:p text:style-name="P4"><text:s text:c="14"/>" <text:s text:c="5"/>&lt;td&gt;Open - Seagate Barracuda 1TB 35 \"SATA 7200rpm ...&lt;/td&gt;\n",</text:p>
      <text:p text:style-name="P4"><text:s text:c="14"/>" <text:s text:c="5"/>&lt;td&gt;internal hard drive for Mac and PC Refurbished...&lt;/td&gt;\n",</text:p>
      <text:p text:style-name="P4"><text:s text:c="14"/>" <text:s text:c="5"/>&lt;td&gt;1298&lt;/td&gt;\n",</text:p>
      <text:p text:style-name="P4"><text:s text:c="14"/>" <text:s text:c="5"/>&lt;td&gt;59.00&lt;/td&gt;\n",</text:p>
      <text:p text:style-name="P4"><text:s text:c="14"/>" <text:s text:c="5"/>&lt;td&gt;Storage&lt;/td&gt;\n",</text:p>
      <text:p text:style-name="P4"><text:s text:c="14"/>" <text:s text:c="5"/>&lt;td&gt;Hard Drive&lt;/td&gt;\n",</text:p>
      <text:p text:style-name="P4"><text:s text:c="14"/>" <text:s text:c="3"/>&lt;/tr&gt;\n",</text:p>
      <text:p text:style-name="P4"><text:s text:c="14"/>" <text:s text:c="3"/>&lt;tr&gt;\n",</text:p>
      <text:p text:style-name="P4"><text:s text:c="14"/>" <text:s text:c="5"/>&lt;th&gt;1445&lt;/th&gt;\n",</text:p>
      <text:p text:style-name="P4"><text:s text:c="14"/>" <text:s text:c="5"/>&lt;td&gt;WDT0175-A&lt;/td&gt;\n",</text:p>
      <text:p text:style-name="P4"><text:s text:c="14"/>" <text:s text:c="5"/>&lt;td&gt;Western Digital&lt;/td&gt;\n",</text:p>
      <text:p text:style-name="P4"><text:s text:c="14"/>" <text:s text:c="5"/>&lt;td&gt;Open - Western Digital 2TB Green 35 \"5400rpm h...&lt;/td&gt;\n",</text:p>
      <text:p text:style-name="P4"><text:s text:c="14"/>" <text:s text:c="5"/>&lt;td&gt;WD Internal Hard Drive 2TB Mac and PC.&lt;/td&gt;\n",</text:p>
      <text:p text:style-name="P4"><text:s text:c="14"/>" <text:s text:c="5"/>&lt;td&gt;1298&lt;/td&gt;\n",</text:p>
      <text:p text:style-name="P4"><text:s text:c="14"/>" <text:s text:c="5"/>&lt;td&gt;90.00&lt;/td&gt;\n",</text:p>
      <text:p text:style-name="P4"><text:s text:c="14"/>" <text:s text:c="5"/>&lt;td&gt;Storage&lt;/td&gt;\n",</text:p>
      <text:p text:style-name="P4"><text:s text:c="14"/>" <text:s text:c="5"/>&lt;td&gt;Hard Drive&lt;/td&gt;\n",</text:p>
      <text:p text:style-name="P4"><text:s text:c="14"/>" <text:s text:c="3"/>&lt;/tr&gt;\n",</text:p>
      <text:p text:style-name="P4"><text:s text:c="14"/>" <text:s text:c="3"/>&lt;tr&gt;\n",</text:p>
      <text:p text:style-name="P4"><text:s text:c="14"/>" <text:s text:c="5"/>&lt;th&gt;1499&lt;/th&gt;\n",</text:p>
      <text:p text:style-name="P4"><text:s text:c="14"/>" <text:s text:c="5"/>&lt;td&gt;NTE0056-A&lt;/td&gt;\n",</text:p>
      <text:p text:style-name="P4"><text:s text:c="14"/>" <text:s text:c="5"/>&lt;td&gt;NewerTech&lt;/td&gt;\n",</text:p>
      <text:p text:style-name="P4"><text:s text:c="14"/>" <text:s text:c="5"/>&lt;td&gt;Open - NewerTech NuPower Battery 65W MacBook P...&lt;/td&gt;\n",</text:p>
      <text:p text:style-name="P4"><text:s text:c="14"/>" <text:s text:c="5"/>&lt;td&gt;MacBook Pro 13 inch Battery 2009/14&lt;/td&gt;\n",</text:p>
      <text:p text:style-name="P4"><text:s text:c="14"/>" <text:s text:c="5"/>&lt;td&gt;1298&lt;/td&gt;\n",</text:p>
      <text:p text:style-name="P4"><text:s text:c="14"/>" <text:s text:c="5"/>&lt;td&gt;131.99&lt;/td&gt;\n",</text:p>
      <text:p text:style-name="P4"><text:s text:c="14"/>" <text:s text:c="5"/>&lt;td&gt;Power &amp;amp; Charging&lt;/td&gt;\n",</text:p>
      <text:p text:style-name="P4"><text:s text:c="14"/>" <text:s text:c="5"/>&lt;td&gt;Battery&lt;/td&gt;\n",</text:p>
      <text:p text:style-name="P4"><text:s text:c="14"/>" <text:s text:c="3"/>&lt;/tr&gt;\n",</text:p>
      <text:p text:style-name="P4"><text:s text:c="14"/>" <text:s text:c="3"/>&lt;tr&gt;\n",</text:p>
      <text:p text:style-name="P4"><text:s text:c="14"/>" <text:s text:c="5"/>&lt;th&gt;1511&lt;/th&gt;\n",</text:p>
      <text:p text:style-name="P4"><text:s text:c="14"/>" <text:s text:c="5"/>&lt;td&gt;BNQ0018-A&lt;/td&gt;\n",</text:p>
      <text:p text:style-name="P4"><text:s text:c="14"/>" <text:s text:c="5"/>&lt;td&gt;BenQ&lt;/td&gt;\n",</text:p>
      <text:p text:style-name="P4"><text:s text:c="14"/>" <text:s text:c="5"/>&lt;td&gt;(Open) LED Monitor BenQ VW2235H 215 \"&lt;/td&gt;\n",</text:p>
      <text:p text:style-name="P4"><text:s text:c="14"/>" <text:s text:c="5"/>&lt;td&gt;Monitor 215 inch high range.&lt;/td&gt;\n",</text:p>
      <text:p text:style-name="P4"><text:s text:c="14"/>" <text:s text:c="5"/>&lt;td&gt;1298&lt;/td&gt;\n",</text:p>
      <text:p text:style-name="P4"><text:s text:c="14"/>" <text:s text:c="5"/>&lt;td&gt;163.00&lt;/td&gt;\n",</text:p>
      <text:p text:style-name="P4"><text:s text:c="14"/>" <text:s text:c="5"/>&lt;td&gt;Audio &amp;amp; Video&lt;/td&gt;\n",</text:p>
      <text:p text:style-name="P4"><text:s text:c="14"/>" <text:s text:c="5"/>&lt;td&gt;Monitor&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oft-page-break/><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8670&lt;/th&gt;\n",</text:p>
      <text:p text:style-name="P4"><text:s text:c="14"/>" <text:s text:c="5"/>&lt;td&gt;LGE0061-A&lt;/td&gt;\n",</text:p>
      <text:p text:style-name="P4"><text:s text:c="14"/>" <text:s text:c="5"/>&lt;td&gt;LG&lt;/td&gt;\n",</text:p>
      <text:p text:style-name="P4"><text:s text:c="14"/>" <text:s text:c="5"/>&lt;td&gt;Open - LG 43UD79-B Monitor 425 \"4K 72% NTSC US...&lt;/td&gt;\n",</text:p>
      <text:p text:style-name="P4"><text:s text:c="14"/>" <text:s text:c="5"/>&lt;td&gt;425 inch monitor 5ms response DisplayPort and ...&lt;/td&gt;\n",</text:p>
      <text:p text:style-name="P4"><text:s text:c="14"/>" <text:s text:c="5"/>&lt;td&gt;1298&lt;/td&gt;\n",</text:p>
      <text:p text:style-name="P4"><text:s text:c="14"/>" <text:s text:c="5"/>&lt;td&gt;845.99&lt;/td&gt;\n",</text:p>
      <text:p text:style-name="P4"><text:s text:c="14"/>" <text:s text:c="5"/>&lt;td&gt;Audio &amp;amp; Video&lt;/td&gt;\n",</text:p>
      <text:p text:style-name="P4"><text:s text:c="14"/>" <text:s text:c="5"/>&lt;td&gt;Monitor&lt;/td&gt;\n",</text:p>
      <text:p text:style-name="P4"><text:s text:c="14"/>" <text:s text:c="3"/>&lt;/tr&gt;\n",</text:p>
      <text:p text:style-name="P4"><text:s text:c="14"/>" <text:s text:c="3"/>&lt;tr&gt;\n",</text:p>
      <text:p text:style-name="P4"><text:s text:c="14"/>" <text:s text:c="5"/>&lt;th&gt;8671&lt;/th&gt;\n",</text:p>
      <text:p text:style-name="P4"><text:s text:c="14"/>" <text:s text:c="5"/>&lt;td&gt;QNA0190-A&lt;/td&gt;\n",</text:p>
      <text:p text:style-name="P4"><text:s text:c="14"/>" <text:s text:c="5"/>&lt;td&gt;QNAP&lt;/td&gt;\n",</text:p>
      <text:p text:style-name="P4"><text:s text:c="14"/>" <text:s text:c="5"/>&lt;td&gt;Open - QNAP TS-853U NAS Server | 4GB RAM&lt;/td&gt;\n",</text:p>
      <text:p text:style-name="P4"><text:s text:c="14"/>" <text:s text:c="5"/>&lt;td&gt;8-bay NAS server for small businesses with 4 E...&lt;/td&gt;\n",</text:p>
      <text:p text:style-name="P4"><text:s text:c="14"/>" <text:s text:c="5"/>&lt;td&gt;1298&lt;/td&gt;\n",</text:p>
      <text:p text:style-name="P4"><text:s text:c="14"/>" <text:s text:c="5"/>&lt;td&gt;1511.29&lt;/td&gt;\n",</text:p>
      <text:p text:style-name="P4"><text:s text:c="14"/>" <text:s text:c="5"/>&lt;td&gt;Networking&lt;/td&gt;\n",</text:p>
      <text:p text:style-name="P4"><text:s text:c="14"/>" <text:s text:c="5"/>&lt;td&gt;NAS Memory Upgrade&lt;/td&gt;\n",</text:p>
      <text:p text:style-name="P4"><text:s text:c="14"/>" <text:s text:c="3"/>&lt;/tr&gt;\n",</text:p>
      <text:p text:style-name="P4"><text:s text:c="14"/>" <text:s text:c="3"/>&lt;tr&gt;\n",</text:p>
      <text:p text:style-name="P4"><text:s text:c="14"/>" <text:s text:c="5"/>&lt;th&gt;8879&lt;/th&gt;\n",</text:p>
      <text:p text:style-name="P4"><text:s text:c="14"/>" <text:s text:c="5"/>&lt;td&gt;KAN0034-A&lt;/td&gt;\n",</text:p>
      <text:p text:style-name="P4"><text:s text:c="14"/>" <text:s text:c="5"/>&lt;td&gt;Kanex&lt;/td&gt;\n",</text:p>
      <text:p text:style-name="P4"><text:s text:c="14"/>" <text:s text:c="5"/>&lt;td&gt;Open - Kanex USB-C Gigabit Ethernet Adapter Ma...&lt;/td&gt;\n",</text:p>
      <text:p text:style-name="P4"><text:s text:c="14"/>" <text:s text:c="5"/>&lt;td&gt;No description available&lt;/td&gt;\n",</text:p>
      <text:p text:style-name="P4"><text:s text:c="14"/>" <text:s text:c="5"/>&lt;td&gt;1298&lt;/td&gt;\n",</text:p>
      <text:p text:style-name="P4"><text:s text:c="14"/>" <text:s text:c="5"/>&lt;td&gt;29.99&lt;/td&gt;\n",</text:p>
      <text:p text:style-name="P4"><text:s text:c="14"/>" <text:s text:c="5"/>&lt;td&gt;Networking&lt;/td&gt;\n",</text:p>
      <text:p text:style-name="P4"><text:s text:c="14"/>" <text:s text:c="5"/>&lt;td&gt;NAS NIC / 10GbE Card&lt;/td&gt;\n",</text:p>
      <text:p text:style-name="P4"><text:s text:c="14"/>" <text:s text:c="3"/>&lt;/tr&gt;\n",</text:p>
      <text:p text:style-name="P4"><text:s text:c="14"/>" <text:s text:c="3"/>&lt;tr&gt;\n",</text:p>
      <text:p text:style-name="P4"><text:s text:c="14"/>" <text:s text:c="5"/>&lt;th&gt;9469&lt;/th&gt;\n",</text:p>
      <text:p text:style-name="P4"><text:s text:c="14"/>" <text:s text:c="5"/>&lt;td&gt;ZAG0024-A&lt;/td&gt;\n",</text:p>
      <text:p text:style-name="P4"><text:s text:c="14"/>" <text:s text:c="5"/>&lt;td&gt;ZaggKeys&lt;/td&gt;\n",</text:p>
      <text:p text:style-name="P4"><text:s text:c="14"/>" <text:s text:c="5"/>&lt;td&gt;Open - Zagg Folio Case with Keyboard Cover iPa...&lt;/td&gt;\n",</text:p>
      <text:p text:style-name="P4"><text:s text:c="14"/>" <text:s text:c="5"/>&lt;td&gt;Reconditioned Case with Bluetooth Keyboard for...&lt;/td&gt;\n",</text:p>
      <text:p text:style-name="P4"><text:s text:c="14"/>" <text:s text:c="5"/>&lt;td&gt;1298&lt;/td&gt;\n",</text:p>
      <text:p text:style-name="P4"><text:s text:c="14"/>" <text:s text:c="5"/>&lt;td&gt;79.99&lt;/td&gt;\n",</text:p>
      <text:p text:style-name="P4"><text:s text:c="14"/>" <text:s text:c="5"/>&lt;td&gt;Cases &amp;amp; Protection&lt;/td&gt;\n",</text:p>
      <text:p text:style-name="P4"><text:s text:c="14"/>" <text:s text:c="5"/>&lt;td&gt;Case&lt;/td&gt;\n",</text:p>
      <text:p text:style-name="P4"><text:s text:c="14"/>" <text:s text:c="3"/>&lt;/tr&gt;\n",</text:p>
      <text:p text:style-name="P4"><text:soft-page-break/><text:s text:c="14"/>" <text:s text:c="3"/>&lt;tr&gt;\n",</text:p>
      <text:p text:style-name="P4"><text:s text:c="14"/>" <text:s text:c="5"/>&lt;th&gt;9641&lt;/th&gt;\n",</text:p>
      <text:p text:style-name="P4"><text:s text:c="14"/>" <text:s text:c="5"/>&lt;td&gt;HGD0006-A&lt;/td&gt;\n",</text:p>
      <text:p text:style-name="P4"><text:s text:c="14"/>" <text:s text:c="5"/>&lt;td&gt;Henge Docks&lt;/td&gt;\n",</text:p>
      <text:p text:style-name="P4"><text:s text:c="14"/>" <text:s text:c="5"/>&lt;td&gt;Open - Henge Docks Clique Mac keyboard support&lt;/td&gt;\n",</text:p>
      <text:p text:style-name="P4"><text:s text:c="14"/>" <text:s text:c="5"/>&lt;td&gt;Reconditioned basis to support the Apple Magic...&lt;/td&gt;\n",</text:p>
      <text:p text:style-name="P4"><text:s text:c="14"/>" <text:s text:c="5"/>&lt;td&gt;1298&lt;/td&gt;\n",</text:p>
      <text:p text:style-name="P4"><text:s text:c="14"/>" <text:s text:c="5"/>&lt;td&gt;29.00&lt;/td&gt;\n",</text:p>
      <text:p text:style-name="P4"><text:s text:c="14"/>" <text:s text:c="5"/>&lt;td&gt;Stand &amp;amp; Mount&lt;/td&gt;\n",</text:p>
      <text:p text:style-name="P4"><text:s text:c="14"/>" <text:s text:c="5"/>&lt;td&gt;Support&lt;/td&gt;\n",</text:p>
      <text:p text:style-name="P4"><text:s text:c="14"/>" <text:s text:c="3"/>&lt;/tr&gt;\n",</text:p>
      <text:p text:style-name="P4"><text:s text:c="14"/>" <text:s/>&lt;/tbody&gt;\n",</text:p>
      <text:p text:style-name="P4"><text:s text:c="14"/>"&lt;/table&gt;\n",</text:p>
      <text:p text:style-name="P4"><text:s text:c="14"/>"&lt;p&gt;783 rows × 8 columns&lt;/p&gt;\n",</text:p>
      <text:p text:style-name="P4"><text:s text:c="14"/>"&lt;/div&gt;"</text:p>
      <text:p text:style-name="P4"><text:s text:c="12"/>],</text:p>
      <text:p text:style-name="P4"><text:s text:c="12"/>"text/plain": [</text:p>
      <text:p text:style-name="P4"><text:s text:c="14"/>" <text:s text:c="11"/>sku <text:s text:c="11"/>brand <text:s/>\\\n",</text:p>
      <text:p text:style-name="P4"><text:s text:c="14"/>"453 <text:s text:c="2"/>BEL0127-A <text:s text:c="10"/>Belkin <text:s text:c="2"/>\n",</text:p>
      <text:p text:style-name="P4"><text:s text:c="14"/>"1071 <text:s/>SEA0043-A <text:s text:c="9"/>Seagate <text:s text:c="2"/>\n",</text:p>
      <text:p text:style-name="P4"><text:s text:c="14"/>"1445 <text:s/>WDT0175-A <text:s/>Western Digital <text:s text:c="2"/>\n",</text:p>
      <text:p text:style-name="P4"><text:s text:c="14"/>"1499 <text:s/>NTE0056-A <text:s text:c="7"/>NewerTech <text:s text:c="2"/>\n",</text:p>
      <text:p text:style-name="P4"><text:s text:c="14"/>"1511 <text:s/>BNQ0018-A <text:s text:c="12"/>BenQ <text:s text:c="2"/>\n",</text:p>
      <text:p text:style-name="P4"><text:s text:c="14"/>"... <text:s text:c="8"/>... <text:s text:c="13"/>... <text:s text:c="2"/>\n",</text:p>
      <text:p text:style-name="P4"><text:s text:c="14"/>"8670 <text:s/>LGE0061-A <text:s text:c="14"/>LG <text:s text:c="2"/>\n",</text:p>
      <text:p text:style-name="P4"><text:s text:c="14"/>"8671 <text:s/>QNA0190-A <text:s text:c="12"/>QNAP <text:s text:c="2"/>\n",</text:p>
      <text:p text:style-name="P4"><text:s text:c="14"/>"8879 <text:s/>KAN0034-A <text:s text:c="11"/>Kanex <text:s text:c="2"/>\n",</text:p>
      <text:p text:style-name="P4"><text:s text:c="14"/>"9469 <text:s/>ZAG0024-A <text:s text:c="8"/>ZaggKeys <text:s text:c="2"/>\n",</text:p>
      <text:p text:style-name="P4"><text:s text:c="14"/>"9641 <text:s/>HGD0006-A <text:s text:c="5"/>Henge Docks <text:s text:c="2"/>\n",</text:p>
      <text:p text:style-name="P4"><text:s text:c="14"/>"\n",</text:p>
      <text:p text:style-name="P4"><text:s text:c="14"/>" <text:s text:c="50"/>name <text:s/>\\\n",</text:p>
      <text:p text:style-name="P4"><text:s text:c="14"/>"453 <text:s text:c="7"/>Open - Belkin MIXIT Lightning iPhone Support <text:s text:c="2"/>\n",</text:p>
      <text:p text:style-name="P4"><text:s text:c="14"/>"1071 <text:s/>Open - Seagate Barracuda 1TB 35 \"SATA 7200rpm ... <text:s text:c="2"/>\n",</text:p>
      <text:p text:style-name="P4"><text:s text:c="14"/>"1445 <text:s/>Open - Western Digital 2TB Green 35 \"5400rpm h... <text:s text:c="2"/>\n",</text:p>
      <text:p text:style-name="P4"><text:s text:c="14"/>"1499 <text:s/>Open - NewerTech NuPower Battery 65W MacBook P... <text:s text:c="2"/>\n",</text:p>
      <text:p text:style-name="P4"><text:s text:c="14"/>"1511 <text:s text:c="13"/>(Open) LED Monitor BenQ VW2235H 215 \" <text:s text:c="2"/>\n",</text:p>
      <text:p text:style-name="P4"><text:s text:c="14"/>"... <text:s text:c="48"/>... <text:s text:c="2"/>\n",</text:p>
      <text:p text:style-name="P4"><text:s text:c="14"/>"8670 <text:s/>Open - LG 43UD79-B Monitor 425 \"4K 72% NTSC US... <text:s text:c="2"/>\n",</text:p>
      <text:p text:style-name="P4"><text:s text:c="14"/>"8671 <text:s text:c="10"/>Open - QNAP TS-853U NAS Server | 4GB RAM <text:s text:c="2"/>\n",</text:p>
      <text:p text:style-name="P4"><text:s text:c="14"/>"8879 <text:s/>Open - Kanex USB-C Gigabit Ethernet Adapter Ma... <text:s text:c="2"/>\n",</text:p>
      <text:p text:style-name="P4"><text:s text:c="14"/>"9469 <text:s/>Open - Zagg Folio Case with Keyboard Cover iPa... <text:s text:c="2"/>\n",</text:p>
      <text:p text:style-name="P4"><text:s text:c="14"/>"9641 <text:s text:c="4"/>Open - Henge Docks Clique Mac keyboard support <text:s text:c="2"/>\n",</text:p>
      <text:p text:style-name="P4"><text:s text:c="14"/>"\n",</text:p>
      <text:p text:style-name="P4"><text:s text:c="14"/>" <text:s text:c="50"/>desc <text:s/>type <text:s text:c="3"/>price <text:s/>\\\n",</text:p>
      <text:p text:style-name="P4"><text:s text:c="14"/>"453 <text:s text:c="2"/>Loading dock + support synchronization with Li... <text:s/>1298 <text:s text:c="3"/>34.99 <text:s text:c="2"/>\n",</text:p>
      <text:p text:style-name="P4"><text:s text:c="14"/>"1071 <text:s/>internal hard drive for Mac and PC Refurbished... <text:s/>1298 <text:s text:c="3"/>59.00 <text:s text:c="2"/>\n",</text:p>
      <text:p text:style-name="P4"><text:s text:c="14"/>"1445 <text:s text:c="12"/>WD Internal Hard Drive 2TB Mac and PC. <text:s/>1298 <text:s text:c="3"/>90.00 <text:s text:c="2"/>\n",</text:p>
      <text:p text:style-name="P4"><text:s text:c="14"/>"1499 <text:s text:c="15"/>MacBook Pro 13 inch Battery 2009/14 <text:s/>1298 <text:s text:c="2"/>131.99 <text:s text:c="2"/>\n",</text:p>
      <text:p text:style-name="P4"><text:s text:c="14"/>"1511 <text:s text:c="22"/>Monitor 215 inch high range. <text:s/>1298 <text:s text:c="2"/>163.00 <text:s text:c="2"/>\n",</text:p>
      <text:p text:style-name="P4"><text:soft-page-break/><text:s text:c="14"/>"... <text:s text:c="48"/>... <text:s text:c="2"/>... <text:s text:c="5"/>... <text:s text:c="2"/>\n",</text:p>
      <text:p text:style-name="P4"><text:s text:c="14"/>"8670 <text:s/>425 inch monitor 5ms response DisplayPort and ... <text:s/>1298 <text:s text:c="2"/>845.99 <text:s text:c="2"/>\n",</text:p>
      <text:p text:style-name="P4"><text:s text:c="14"/>"8671 <text:s/>8-bay NAS server for small businesses with 4 E... <text:s/>1298 <text:s/>1511.29 <text:s text:c="2"/>\n",</text:p>
      <text:p text:style-name="P4"><text:s text:c="14"/>"8879 <text:s text:c="26"/>No description available <text:s/>1298 <text:s text:c="3"/>29.99 <text:s text:c="2"/>\n",</text:p>
      <text:p text:style-name="P4"><text:s text:c="14"/>"9469 <text:s/>Reconditioned Case with Bluetooth Keyboard for... <text:s/>1298 <text:s text:c="3"/>79.99 <text:s text:c="2"/>\n",</text:p>
      <text:p text:style-name="P4"><text:s text:c="14"/>"9641 <text:s/>Reconditioned basis to support the Apple Magic... <text:s/>1298 <text:s text:c="3"/>29.00 <text:s text:c="2"/>\n",</text:p>
      <text:p text:style-name="P4"><text:s text:c="14"/>"\n",</text:p>
      <text:p text:style-name="P4"><text:s text:c="14"/>" <text:s text:c="15"/>category <text:s text:c="10"/>subcategory <text:s/>\n",</text:p>
      <text:p text:style-name="P4"><text:s text:c="14"/>"453 <text:s text:c="7"/>Stand &amp; Mount <text:s text:c="14"/>Support <text:s/>\n",</text:p>
      <text:p text:style-name="P4"><text:s text:c="14"/>"1071 <text:s text:c="12"/>Storage <text:s text:c="11"/>Hard Drive <text:s/>\n",</text:p>
      <text:p text:style-name="P4"><text:s text:c="14"/>"1445 <text:s text:c="12"/>Storage <text:s text:c="11"/>Hard Drive <text:s/>\n",</text:p>
      <text:p text:style-name="P4"><text:s text:c="14"/>"1499 <text:s text:c="3"/>Power &amp; Charging <text:s text:c="14"/>Battery <text:s/>\n",</text:p>
      <text:p text:style-name="P4"><text:s text:c="14"/>"1511 <text:s text:c="6"/>Audio &amp; Video <text:s text:c="14"/>Monitor <text:s/>\n",</text:p>
      <text:p text:style-name="P4"><text:s text:c="14"/>"... <text:s text:c="17"/>... <text:s text:c="18"/>... <text:s/>\n",</text:p>
      <text:p text:style-name="P4"><text:s text:c="14"/>"8670 <text:s text:c="6"/>Audio &amp; Video <text:s text:c="14"/>Monitor <text:s/>\n",</text:p>
      <text:p text:style-name="P4"><text:s text:c="14"/>"8671 <text:s text:c="9"/>Networking <text:s text:c="3"/>NAS Memory Upgrade <text:s/>\n",</text:p>
      <text:p text:style-name="P4"><text:s text:c="14"/>"8879 <text:s text:c="9"/>Networking <text:s/>NAS NIC / 10GbE Card <text:s/>\n",</text:p>
      <text:p text:style-name="P4"><text:s text:c="14"/>"9469 <text:s/>Cases &amp; Protection <text:s text:c="17"/>Case <text:s/>\n",</text:p>
      <text:p text:style-name="P4"><text:s text:c="14"/>"9641 <text:s text:c="6"/>Stand &amp; Mount <text:s text:c="14"/>Support <text:s/>\n",</text:p>
      <text:p text:style-name="P4"><text:s text:c="14"/>"\n",</text:p>
      <text:p text:style-name="P4"><text:s text:c="14"/>"[783 rows x 8 columns]"</text:p>
      <text:p text:style-name="P4"><text:s text:c="12"/>]</text:p>
      <text:p text:style-name="P4"><text:s text:c="10"/>},</text:p>
      <text:p text:style-name="P4"><text:s text:c="10"/>"execution_count": 10,</text:p>
      <text:p text:style-name="P4"><text:s text:c="10"/>"metadata": {},</text:p>
      <text:p text:style-name="P4"><text:s text:c="10"/>"output_type": "execute_result"</text:p>
      <text:p text:style-name="P4"><text:s text:c="8"/>}</text:p>
      <text:p text:style-name="P4"><text:s text:c="6"/>],</text:p>
      <text:p text:style-name="P4"><text:s text:c="6"/>"source": [</text:p>
      <text:p text:style-name="P4"><text:s text:c="8"/>"df[df['type']=='1298']"</text:p>
      <text:p text:style-name="P4"><text:s text:c="6"/>]</text:p>
      <text:p text:style-name="P4"><text:s text:c="4"/>},</text:p>
      <text:p text:style-name="P4"><text:s text:c="4"/>{</text:p>
      <text:p text:style-name="P4"><text:s text:c="6"/>"cell_type": "code",</text:p>
      <text:p text:style-name="P4"><text:s text:c="6"/>"execution_count": 11,</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oft-page-break/><text:s text:c="18"/>"type": "string"</text:p>
      <text:p text:style-name="P4"><text:s text:c="16"/>},</text:p>
      <text:p text:style-name="P4"><text:s text:c="16"/>{</text:p>
      <text:p text:style-name="P4"><text:s text:c="18"/>"name": "brand",</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string"</text:p>
      <text:p text:style-name="P4"><text:s text:c="16"/>},</text:p>
      <text:p text:style-name="P4"><text:s text:c="16"/>{</text:p>
      <text:p text:style-name="P4"><text:s text:c="18"/>"name": "type",</text:p>
      <text:p text:style-name="P4"><text:s text:c="18"/>"rawType": "object",</text:p>
      <text:p text:style-name="P4"><text:s text:c="18"/>"type": "string"</text:p>
      <text:p text:style-name="P4"><text:s text:c="16"/>},</text:p>
      <text:p text:style-name="P4"><text:s text:c="16"/>{</text:p>
      <text:p text:style-name="P4"><text:s text:c="18"/>"name": "price",</text:p>
      <text:p text:style-name="P4"><text:s text:c="18"/>"rawType": "float64",</text:p>
      <text:p text:style-name="P4"><text:s text:c="18"/>"type": "float"</text:p>
      <text:p text:style-name="P4"><text:s text:c="16"/>},</text:p>
      <text:p text:style-name="P4"><text:s text:c="16"/>{</text:p>
      <text:p text:style-name="P4"><text:s text:c="18"/>"name": "category",</text:p>
      <text:p text:style-name="P4"><text:s text:c="18"/>"rawType": "string",</text:p>
      <text:p text:style-name="P4"><text:s text:c="18"/>"type": "string"</text:p>
      <text:p text:style-name="P4"><text:s text:c="16"/>},</text:p>
      <text:p text:style-name="P4"><text:s text:c="16"/>{</text:p>
      <text:p text:style-name="P4"><text:s text:c="18"/>"name": "subcategory",</text:p>
      <text:p text:style-name="P4"><text:s text:c="18"/>"rawType": "object",</text:p>
      <text:p text:style-name="P4"><text:s text:c="18"/>"type": "string"</text:p>
      <text:p text:style-name="P4"><text:s text:c="16"/>}</text:p>
      <text:p text:style-name="P4"><text:s text:c="14"/>],</text:p>
      <text:p text:style-name="P4"><text:s text:c="14"/>"ref": "1e3fef3f-4064-4eb1-8882-a0d47fa38bba",</text:p>
      <text:p text:style-name="P4"><text:s text:c="14"/>"rows": [],</text:p>
      <text:p text:style-name="P4"><text:s text:c="14"/>"shape": {</text:p>
      <text:p text:style-name="P4"><text:s text:c="16"/>"columns": 8,</text:p>
      <text:p text:style-name="P4"><text:s text:c="16"/>"rows": 0</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oft-page-break/><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sku&lt;/th&gt;\n",</text:p>
      <text:p text:style-name="P4"><text:s text:c="14"/>" <text:s text:c="5"/>&lt;th&gt;brand&lt;/th&gt;\n",</text:p>
      <text:p text:style-name="P4"><text:s text:c="14"/>" <text:s text:c="5"/>&lt;th&gt;name&lt;/th&gt;\n",</text:p>
      <text:p text:style-name="P4"><text:s text:c="14"/>" <text:s text:c="5"/>&lt;th&gt;desc&lt;/th&gt;\n",</text:p>
      <text:p text:style-name="P4"><text:s text:c="14"/>" <text:s text:c="5"/>&lt;th&gt;type&lt;/th&gt;\n",</text:p>
      <text:p text:style-name="P4"><text:s text:c="14"/>" <text:s text:c="5"/>&lt;th&gt;price&lt;/th&gt;\n",</text:p>
      <text:p text:style-name="P4"><text:s text:c="14"/>" <text:s text:c="5"/>&lt;th&gt;category&lt;/th&gt;\n",</text:p>
      <text:p text:style-name="P4"><text:s text:c="14"/>" <text:s text:c="5"/>&lt;th&gt;subcategory&lt;/th&gt;\n",</text:p>
      <text:p text:style-name="P4"><text:s text:c="14"/>" <text:s text:c="3"/>&lt;/tr&gt;\n",</text:p>
      <text:p text:style-name="P4"><text:s text:c="14"/>" <text:s/>&lt;/thead&gt;\n",</text:p>
      <text:p text:style-name="P4"><text:s text:c="14"/>" <text:s/>&lt;tbody&gt;\n",</text:p>
      <text:p text:style-name="P4"><text:s text:c="14"/>" <text:s/>&lt;/tbody&gt;\n",</text:p>
      <text:p text:style-name="P4"><text:s text:c="14"/>"&lt;/table&gt;\n",</text:p>
      <text:p text:style-name="P4"><text:s text:c="14"/>"&lt;/div&gt;"</text:p>
      <text:p text:style-name="P4"><text:s text:c="12"/>],</text:p>
      <text:p text:style-name="P4"><text:s text:c="12"/>"text/plain": [</text:p>
      <text:p text:style-name="P4"><text:s text:c="14"/>"Empty DataFrame\n",</text:p>
      <text:p text:style-name="P4"><text:s text:c="14"/>"Columns: [sku, brand, name, desc, type, price, category, subcategory]\n",</text:p>
      <text:p text:style-name="P4"><text:s text:c="14"/>"Index: []"</text:p>
      <text:p text:style-name="P4"><text:s text:c="12"/>]</text:p>
      <text:p text:style-name="P4"><text:s text:c="10"/>},</text:p>
      <text:p text:style-name="P4"><text:s text:c="10"/>"execution_count": 11,</text:p>
      <text:p text:style-name="P4"><text:s text:c="10"/>"metadata": {},</text:p>
      <text:p text:style-name="P4"><text:s text:c="10"/>"output_type": "execute_result"</text:p>
      <text:p text:style-name="P4"><text:s text:c="8"/>}</text:p>
      <text:p text:style-name="P4"><text:s text:c="6"/>],</text:p>
      <text:p text:style-name="P4"><text:s text:c="6"/>"source": [</text:p>
      <text:p text:style-name="P4"><text:s text:c="8"/>"mask = df['category'] == 'Other'\n",</text:p>
      <text:p text:style-name="P4"><text:s text:c="8"/>"df.loc[mask, :]"</text:p>
      <text:p text:style-name="P4"><text:s text:c="6"/>]</text:p>
      <text:p text:style-name="P4"><text:s text:c="4"/>},</text:p>
      <text:p text:style-name="P4"><text:s text:c="4"/>{</text:p>
      <text:p text:style-name="P4"><text:s text:c="6"/>"cell_type": "code",</text:p>
      <text:p text:style-name="P4"><text:s text:c="6"/>"execution_count": 12,</text:p>
      <text:p text:style-name="P4"><text:soft-page-break/><text:s text:c="6"/>"metadata": {},</text:p>
      <text:p text:style-name="P4"><text:s text:c="6"/>"outputs": [],</text:p>
      <text:p text:style-name="P4"><text:s text:c="6"/>"source": [</text:p>
      <text:p text:style-name="P4"><text:s text:c="8"/>"products_qc_category_df = df.copy()"</text:p>
      <text:p text:style-name="P4"><text:s text:c="6"/>]</text:p>
      <text:p text:style-name="P4"><text:s text:c="4"/>},</text:p>
      <text:p text:style-name="P4"><text:s text:c="4"/>{</text:p>
      <text:p text:style-name="P4"><text:s text:c="6"/>"cell_type": "code",</text:p>
      <text:p text:style-name="P4"><text:s text:c="6"/>"execution_count": 13,</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category",</text:p>
      <text:p text:style-name="P4"><text:s text:c="18"/>"rawType": "string",</text:p>
      <text:p text:style-name="P4"><text:s text:c="18"/>"type": "string"</text:p>
      <text:p text:style-name="P4"><text:s text:c="16"/>},</text:p>
      <text:p text:style-name="P4"><text:s text:c="16"/>{</text:p>
      <text:p text:style-name="P4"><text:s text:c="18"/>"name": "count",</text:p>
      <text:p text:style-name="P4"><text:s text:c="18"/>"rawType": "Int64",</text:p>
      <text:p text:style-name="P4"><text:s text:c="18"/>"type": "integer"</text:p>
      <text:p text:style-name="P4"><text:s text:c="16"/>}</text:p>
      <text:p text:style-name="P4"><text:s text:c="14"/>],</text:p>
      <text:p text:style-name="P4"><text:s text:c="14"/>"ref": "97c20db9-c130-4f20-85af-e04ddddd5214",</text:p>
      <text:p text:style-name="P4"><text:s text:c="14"/>"rows": [</text:p>
      <text:p text:style-name="P4"><text:s text:c="16"/>[</text:p>
      <text:p text:style-name="P4"><text:s text:c="18"/>"Cases &amp; Protection",</text:p>
      <text:p text:style-name="P4"><text:s text:c="18"/>"2060"</text:p>
      <text:p text:style-name="P4"><text:s text:c="16"/>],</text:p>
      <text:p text:style-name="P4"><text:s text:c="16"/>[</text:p>
      <text:p text:style-name="P4"><text:s text:c="18"/>"Storage",</text:p>
      <text:p text:style-name="P4"><text:s text:c="18"/>"1698"</text:p>
      <text:p text:style-name="P4"><text:s text:c="16"/>],</text:p>
      <text:p text:style-name="P4"><text:s text:c="16"/>[</text:p>
      <text:p text:style-name="P4"><text:s text:c="18"/>"Computers",</text:p>
      <text:p text:style-name="P4"><text:s text:c="18"/>"1159"</text:p>
      <text:p text:style-name="P4"><text:s text:c="16"/>],</text:p>
      <text:p text:style-name="P4"><text:s text:c="16"/>[</text:p>
      <text:p text:style-name="P4"><text:s text:c="18"/>"Networking",</text:p>
      <text:p text:style-name="P4"><text:s text:c="18"/>"1131"</text:p>
      <text:p text:style-name="P4"><text:s text:c="16"/>],</text:p>
      <text:p text:style-name="P4"><text:s text:c="16"/>[</text:p>
      <text:p text:style-name="P4"><text:s text:c="18"/>"Audio &amp; Video",</text:p>
      <text:p text:style-name="P4"><text:s text:c="18"/>"703"</text:p>
      <text:p text:style-name="P4"><text:s text:c="16"/>],</text:p>
      <text:p text:style-name="P4"><text:s text:c="16"/>[</text:p>
      <text:p text:style-name="P4"><text:soft-page-break/><text:s text:c="18"/>"Cables &amp; Adapters",</text:p>
      <text:p text:style-name="P4"><text:s text:c="18"/>"605"</text:p>
      <text:p text:style-name="P4"><text:s text:c="16"/>],</text:p>
      <text:p text:style-name="P4"><text:s text:c="16"/>[</text:p>
      <text:p text:style-name="P4"><text:s text:c="18"/>"Smart Home &amp; IoT",</text:p>
      <text:p text:style-name="P4"><text:s text:c="18"/>"502"</text:p>
      <text:p text:style-name="P4"><text:s text:c="16"/>],</text:p>
      <text:p text:style-name="P4"><text:s text:c="16"/>[</text:p>
      <text:p text:style-name="P4"><text:s text:c="18"/>"Portable Devices",</text:p>
      <text:p text:style-name="P4"><text:s text:c="18"/>"482"</text:p>
      <text:p text:style-name="P4"><text:s text:c="16"/>],</text:p>
      <text:p text:style-name="P4"><text:s text:c="16"/>[</text:p>
      <text:p text:style-name="P4"><text:s text:c="18"/>"Tools &amp; Repair",</text:p>
      <text:p text:style-name="P4"><text:s text:c="18"/>"385"</text:p>
      <text:p text:style-name="P4"><text:s text:c="16"/>],</text:p>
      <text:p text:style-name="P4"><text:s text:c="16"/>[</text:p>
      <text:p text:style-name="P4"><text:s text:c="18"/>"Power &amp; Charging",</text:p>
      <text:p text:style-name="P4"><text:s text:c="18"/>"324"</text:p>
      <text:p text:style-name="P4"><text:s text:c="16"/>],</text:p>
      <text:p text:style-name="P4"><text:s text:c="16"/>[</text:p>
      <text:p text:style-name="P4"><text:s text:c="18"/>"iPhone",</text:p>
      <text:p text:style-name="P4"><text:s text:c="18"/>"266"</text:p>
      <text:p text:style-name="P4"><text:s text:c="16"/>],</text:p>
      <text:p text:style-name="P4"><text:s text:c="16"/>[</text:p>
      <text:p text:style-name="P4"><text:s text:c="18"/>"Peripherals",</text:p>
      <text:p text:style-name="P4"><text:s text:c="18"/>"236"</text:p>
      <text:p text:style-name="P4"><text:s text:c="16"/>],</text:p>
      <text:p text:style-name="P4"><text:s text:c="16"/>[</text:p>
      <text:p text:style-name="P4"><text:s text:c="18"/>"Watch Accessories",</text:p>
      <text:p text:style-name="P4"><text:s text:c="18"/>"228"</text:p>
      <text:p text:style-name="P4"><text:s text:c="16"/>],</text:p>
      <text:p text:style-name="P4"><text:s text:c="16"/>[</text:p>
      <text:p text:style-name="P4"><text:s text:c="18"/>"Stand &amp; Mount",</text:p>
      <text:p text:style-name="P4"><text:s text:c="18"/>"213"</text:p>
      <text:p text:style-name="P4"><text:s text:c="16"/>]</text:p>
      <text:p text:style-name="P4"><text:s text:c="14"/>],</text:p>
      <text:p text:style-name="P4"><text:s text:c="14"/>"shape": {</text:p>
      <text:p text:style-name="P4"><text:s text:c="16"/>"columns": 1,</text:p>
      <text:p text:style-name="P4"><text:s text:c="16"/>"rows": 14</text:p>
      <text:p text:style-name="P4"><text:s text:c="14"/>}</text:p>
      <text:p text:style-name="P4"><text:s text:c="12"/>},</text:p>
      <text:p text:style-name="P4"><text:s text:c="12"/>"text/plain": [</text:p>
      <text:p text:style-name="P4"><text:s text:c="14"/>"category\n",</text:p>
      <text:p text:style-name="P4"><text:s text:c="14"/>"Cases &amp; Protection <text:s text:c="3"/>2060\n",</text:p>
      <text:p text:style-name="P4"><text:s text:c="14"/>"Storage <text:s text:c="14"/>1698\n",</text:p>
      <text:p text:style-name="P4"><text:s text:c="14"/>"Computers <text:s text:c="12"/>1159\n",</text:p>
      <text:p text:style-name="P4"><text:s text:c="14"/>"Networking <text:s text:c="11"/>1131\n",</text:p>
      <text:p text:style-name="P4"><text:s text:c="14"/>"Audio &amp; Video <text:s text:c="9"/>703\n",</text:p>
      <text:p text:style-name="P4"><text:s text:c="14"/>"Cables &amp; Adapters <text:s text:c="5"/>605\n",</text:p>
      <text:p text:style-name="P4"><text:soft-page-break/><text:s text:c="14"/>"Smart Home &amp; IoT <text:s text:c="6"/>502\n",</text:p>
      <text:p text:style-name="P4"><text:s text:c="14"/>"Portable Devices <text:s text:c="6"/>482\n",</text:p>
      <text:p text:style-name="P4"><text:s text:c="14"/>"Tools &amp; Repair <text:s text:c="8"/>385\n",</text:p>
      <text:p text:style-name="P4"><text:s text:c="14"/>"Power &amp; Charging <text:s text:c="6"/>324\n",</text:p>
      <text:p text:style-name="P4"><text:s text:c="14"/>"iPhone <text:s text:c="16"/>266\n",</text:p>
      <text:p text:style-name="P4"><text:s text:c="14"/>"Peripherals <text:s text:c="11"/>236\n",</text:p>
      <text:p text:style-name="P4"><text:s text:c="14"/>"Watch Accessories <text:s text:c="5"/>228\n",</text:p>
      <text:p text:style-name="P4"><text:s text:c="14"/>"Stand &amp; Mount <text:s text:c="9"/>213\n",</text:p>
      <text:p text:style-name="P4"><text:s text:c="14"/>"Name: count, dtype: Int64"</text:p>
      <text:p text:style-name="P4"><text:s text:c="12"/>]</text:p>
      <text:p text:style-name="P4"><text:s text:c="10"/>},</text:p>
      <text:p text:style-name="P4"><text:s text:c="10"/>"execution_count": 13,</text:p>
      <text:p text:style-name="P4"><text:s text:c="10"/>"metadata": {},</text:p>
      <text:p text:style-name="P4"><text:s text:c="10"/>"output_type": "execute_result"</text:p>
      <text:p text:style-name="P4"><text:s text:c="8"/>}</text:p>
      <text:p text:style-name="P4"><text:s text:c="6"/>],</text:p>
      <text:p text:style-name="P4"><text:s text:c="6"/>"source": [</text:p>
      <text:p text:style-name="P4"><text:s text:c="8"/>"products_qc_category_df.category.value_counts()"</text:p>
      <text:p text:style-name="P4"><text:s text:c="6"/>]</text:p>
      <text:p text:style-name="P4"><text:s text:c="4"/>},</text:p>
      <text:p text:style-name="P4"><text:s text:c="4"/>{</text:p>
      <text:p text:style-name="P4"><text:s text:c="6"/>"cell_type": "code",</text:p>
      <text:p text:style-name="P4"><text:s text:c="6"/>"execution_count": 14,</text:p>
      <text:p text:style-name="P4"><text:s text:c="6"/>"metadata": {},</text:p>
      <text:p text:style-name="P4"><text:s text:c="6"/>"outputs": [],</text:p>
      <text:p text:style-name="P4"><text:s text:c="6"/>"source": [</text:p>
      <text:p text:style-name="P4"><text:s text:c="8"/>"products_qc_category_df.to_csv(\"3_Data_Cleaning/data/products_qc_category_df.csv\", index=False)"</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Plotting Categories"</text:p>
      <text:p text:style-name="P4"><text:s text:c="6"/>]</text:p>
      <text:p text:style-name="P4"><text:s text:c="4"/>},</text:p>
      <text:p text:style-name="P4"><text:s text:c="4"/>{</text:p>
      <text:p text:style-name="P4"><text:s text:c="6"/>"cell_type": "code",</text:p>
      <text:p text:style-name="P4"><text:s text:c="6"/>"execution_count": 15,</text:p>
      <text:p text:style-name="P4"><text:s text:c="6"/>"metadata": {},</text:p>
      <text:p text:style-name="P4"><text:s text:c="6"/>"outputs": [],</text:p>
      <text:p text:style-name="P4"><text:s text:c="6"/>"source": [</text:p>
      <text:p text:style-name="P4"><text:s text:c="8"/>"import seaborn as sns <text:s text:c="14"/># only for the dataset\n",</text:p>
      <text:p text:style-name="P4"><text:s text:c="8"/>"import matplotlib.pyplot as plt"</text:p>
      <text:p text:style-name="P4"><text:s text:c="6"/>]</text:p>
      <text:p text:style-name="P4"><text:s text:c="4"/>},</text:p>
      <text:p text:style-name="P4"><text:s text:c="4"/>{</text:p>
      <text:p text:style-name="P4"><text:s text:c="6"/>"cell_type": "code",</text:p>
      <text:p text:style-name="P4"><text:soft-page-break/><text:s text:c="6"/>"execution_count": 17,</text:p>
      <text:p text:style-name="P4"><text:s text:c="6"/>"metadata": {},</text:p>
      <text:p text:style-name="P4"><text:s text:c="6"/>"outputs": [],</text:p>
      <text:p text:style-name="P4"><text:s text:c="6"/>"source": [</text:p>
      <text:p text:style-name="P4"><text:s text:c="8"/>"my_colors = {\n",</text:p>
      <text:p text:style-name="P4"><text:s text:c="8"/>" <text:s text:c="3"/>category: (\"navy\" if category == \"Computers\" else \"lightgray\")\n",</text:p>
      <text:p text:style-name="P4"><text:s text:c="8"/>" <text:s text:c="3"/>for category in products_qc_category_df['category'].unique()\n",</text:p>
      <text:p text:style-name="P4"><text:s text:c="8"/>"}\n",</text:p>
      <text:p text:style-name="P4"><text:s text:c="8"/>"\n",</text:p>
      <text:p text:style-name="P4"><text:s text:c="8"/>"ordered_category = products_qc_category_df['category'].value_counts().sort_values(ascending=False).index"</text:p>
      <text:p text:style-name="P4"><text:s text:c="6"/>]</text:p>
      <text:p text:style-name="P4"><text:s text:c="4"/>},</text:p>
      <text:p text:style-name="P4"><text:s text:c="4"/>{</text:p>
      <text:p text:style-name="P4"><text:s text:c="6"/>"cell_type": "code",</text:p>
      <text:p text:style-name="P4"><text:s text:c="6"/>"execution_count": 18,</text:p>
      <text:p text:style-name="P4"><text:s text:c="6"/>"metadata": {},</text:p>
      <text:p text:style-name="P4"><text:s text:c="6"/>"outputs": [</text:p>
      <text:p text:style-name="P4"><text:s text:c="8"/>{</text:p>
      <text:p text:style-name="P4"><text:s text:c="10"/>"data": {</text:p>
      <text:p text:style-name="P4"><text:s text:c="12"/>"image/png": "iVBORw0KGgoAAAANSUhEUgAABOsAAAKBCAYAAAAGIy9CAAAAOnRFWHRTb2Z0d2FyZQBNYXRwbG90bGliIHZlcnNpb24zLjEwLjMsIGh0dHBzOi8vbWF0cGxvdGxpYi5vcmcvZiW1igAAAAlwSFlzAAAPYQAAD2EBqD+naQAA2OJJREFUeJzs3QeYVOX5//97aUvvvVcB6UiTjoANG4g9dsHYk5hfYuLXJKZ+E78a0cSCBRR7BVFAQboU6U06UqR3kF72f32e/J/J2dmZ3dlllhl236/r2mvZKec850xh57P3/TwpaWlpaQYAAAAAAAAg4QokegAAAAAAAAAA/oOwDgAAAAAAAEgShHUAAAAAAABAkiCsAwAAAAAAAJIEYR0AAAAAAACQJAjrAAAAAAAAgCRBWAcAAAAAAAAkCcI6AAAAAAAAIEkQ1gEAAAAAAABJolCiBwAAQLz8+OOPNnLkSJs4caKtXLnS9u3bZ0WKFLFatWrZhRdeaDfeeKPVq1cv0cM8p3zyySf2m9/8xqpUqWJTp061/E7PsaefftomTJhge/futTJlytjPfvYzu+6667K877Zt26xkyZLuy3vsscfs008/tSuvvNL+7//+zxJh9uzZdtttt2X7fjVq1HCvtZxavXq1NWrUyOKhcePG7vuwYcOsc+fO2b5/fnnviPQczC07d+60v//97zZjxgw7cOCAlStXzv7yl79Y9+7do97n+eeft3/9618RrytQoIB7TCpUqGDNmjWzq6++2vr06WPJIhley6Ln7okTJ6xSpUq5to8zfb3lhs2bN9uHH37onm/ff/+9HT582EqUKGENGza0nj172g033ODer8/l1xSA/IWwDgCQJ0yaNMmFSgpQpGzZsnbeeefZ/v37bc2aNe4D+Ntvv20PPvig/fSnP030cHGO+uUvf+meaykpKaGgSaFVZo4fP24vvviivf766/bZZ58l3Ye6UqVKWdu2bTNcvmfPHlu/fr37d6TrcxoG7Nixw4U4c+fOtSlTplii5Yf3jrP9HDx9+rTdc889tmLFCitUqJB7rShAyuq14imUa968ebrL0tLS7OjRo/bDDz/YV1995b4UjD311FPu9Qiz4cOH2wsvvGDPPvtsroZ1yUTPtaFDh7qg9+TJk+65oGNX0L59+3abN2+e+9JzX+87PXr0iMt+k/19HcC5j7AOAHDO87+Ey2WXXWYPPPBAuoodhQP6pfqdd96xf/7zn+4Dn6qhkLW+fftaq1atrHDhwpbfqVJj8uTJ7t9/+MMfXLVVLPT80wfoZHX++efbu+++G7WqUiJdn1PTp0+3zz//3FVrJlp+ee84289BVTYpqJOXXnrJunXrlq37K2yJ9pxTSKIw6rXXXrPRo0dbhw4d7Prrr4/LuM91f/vb3yw/UYCr16wqYhXw3nvvvXbHHXdY+fLlQ7f57rvv7B//+IfNnDnT7rvvPhfsde3a9Yz3nezv6wDOfcxZBwA4p6k6x7cc6Zd2fYgLb62rXLmy/f73v7f777/f/fzyyy/b0qVLEzLec42qrho0aGC1a9e2/E6VVvpwKAoIcG7jvSP3+CpF6dixY1y3rVDmV7/6lbVs2dL9PGLEiLhuH+eOV155JRTUqX36F7/4Rbqgzv8x4tVXX3XPw1OnTrk/QOgPLwCQ7AjrAADnLAUnv/<text:soft-page-break/>vd79wv4K1bt7aHH34409vrr+rVqlVzbTOaawfIDj3PPH04xLmL945z/7Xi56tbtWoV4Us+pLninnvuOffv22+/PdP2VrVi6/WuFllVxKmyFwCSHW2wAIBzluahWbt2rfv3oEGDsry9PjT+9a9/df/WB/RIlVOq0tDiARs2bHAfzKtXr+4mp77zzjtdlU2kNkHNm6S2SLXLjRs3zn0Y0F/39WHy5z//uZvLRi1hapn59ttv3WT2mk9HE17rQ0ZwviU/wbom/NecT88884xNmzbNDh065OZ7uvzyy919VPEWTvP16EOIxrBs2TI30bg+pGjcqirQMYRPkn/rrbe6Mak1SBVDmptL+9L4hgwZYosWLYq6wITGpdvrNppAXsepub4uvfRSt+BCpA/pOT3HOm5NTq9xjh071rZs2WLFixe3Nm3auPPUrl07y0mrnuZ40oTkW7dutdTUVFdFqH2pxbVo0aIZJlT3evfu7b7379/f/vd//zfqPvz59S6++GL3/c0338xQcaQJ0tUyqPO8e/duNyG/Jm9XUFS3bt2I29fzSuGRFonYtWuXm1Bdc32pLfCSSy6xs0HtZWoTXbBggXvO6Xngx+CPN9J51HxS/mfNC+fpufTee++5+ew0Z5xeL8WKFXPVnb169XKvjTOdKD5Z3juiLdyiedn8c+zrr7+2mjVrpnt/0Jjvuusu956iyiK955QuXdo9pzSvXvA8Z+c5GM2SJUvc7efMmeOeZ3rtaR9a5EGvgYIFC2YYt+fHojn/HnroIYuX4Bxhes/SmPz+K1as6M7xE088YbNmzXKvZbXianGYnDxvvWPHjrnnphYj0XyOel7oNfrII49EHedFF13kXtt//vOfIy5E4xemiPReolBZ86Fpfwol9TxTi3CnTp1cy6d/X/Db8PSc822xAwYMcP/W810VZnqv0PNF73d6n1fIpdeUFu7ICY3vjTfecK9VnWe9PrS9Ll26hG6zbt0612Yuely0QEgkes/SeVXLud6HM/Pxxx+7eRD13NNrIStaaELtsDpnqrYLP896HY0aNco91/X+K3oeXXDBBe54WrRoke3XVE7en/X/uB5LLZah/6P0XqL76DWv6Sg0FlV2h1eUKiDXudXjof0eOXLEjb99+/auNTj8nGf1WtH1CxcudMf6P//zPxHHqt95VJGs2+u5BSC+COsAAOcshSyiX9b14SUW0Vau0y+3+mVYH2K06qBCGwVdWrFS81rpg4E+KEf6cKuWr2uvvdZ9yKhfv777kK5/v/XWWy4003b1YU7bVVim7/rwog9S+lDw6KOPZtimgoyBAwe68ejDhX6h1lg0hjFjxrgxVa1aNXR7zaU1ePBg96FAFOwpONP2NRZ9aX4nhWvhH1REIdH8+fNdIKIgUAGJ9qsgLhJ9KFF4JgoimjRp4s6DPsDoS4GhgjD/If5Mz7ECHIWb+sCq/emDlz4canEAhR0KLRSMxEofaB5//HE3/5U+nOhc6QO/jldfGotarPw51gILuq1vgdSHJ31Qjxaiedquqn78/fSBSR+Sw8NWhVXXXHONHTx40D2HFDwo9NGHdE2krw9uOuYgPZZ6DPQhTbdXC6dCB80Jp68rrrjCfTgNPgbx9qc//ck9z/3CDHoe6LmrIFdf+oCuBQD8nIc6j37hCl0W/AAsulwfLBWe6rmh56Oeywo79FrS1xdffOEeH33wPdffO3JKYbWeL9qn3m+0T7029N6g14SeG/7DeazPwWj0OtAfDRQaKNBS+BZ8rSvg0OtP29N29Rjr/UPjCS5OosrEeNLrQ/T6VbAdpNfq3Xff7Z5Pel3ofAUXt8ju89a/B+k9VuGe6PWox1vvdQqWs3ovyC69H6niU69l0eOsx1IBjsIV7VfHoMdT+9Z51nu46HZ6rHwApzEr0NLzQKGuzomCRz1Gy5cvd+HQ+++/n+3HSI+7Aly/6qrOs+b11JeCWQW0ovc0/WFF49DzJVJYp7Hr8VIQH8sqvwpbpWnTphlaX6O56qqrMlymoE4LB/lqOwXo/r1Ux6P/K/S60rH66r1YXlM5eX/WY6LfFfQaljp16rhzq5Z9BWmaQzYSvd70Ryv/3NRzXe+dOp8av47t17/+tXtvDRfttaL3K4V1er9VGKz3tHD6/0l8IAwgztIAADhHPfLII2nnnXdeWp8+fc5oOwcPHkzr2rWr29YNN9yQtnHjxtB1O3fuTLv33nvddRdccEG66z7++GN3ub66dOmStmjRotB1H330Uei6Jk2apP3iF79w+5ETJ06k/eY3v3HXtWzZMu3IkSOh+z333HOh+7Vv3z5txowZoevWrFmTdvHFF7vr7rrrrnTH4O/XsWPHdOMQ/azx6fqHHnoo3XU/+clPQvsbOnRo6PLdu3enO8Zu3bqFrtu/f39aixYt3OWff/55uu1NmzbNHVP4dfE6x9q+t3379rQrr7zSXXfVVVelxWrhwoVp559/vrvf//zP/4QeF/nuu+9C57h///7usfI2bdoUGov+Havg/davX5/uul//+teh66655pq0tWvXhq5bvny5ezx1nZ7rQZMnT05r3LhxWrNmzdLeeOONtJMnT4au03PmwgsvdPf75z//mZZTwXMfyWuvveau07l866230k6dOhW6bsyYMWmtW7d21//pT3+KuN3gcyr8+Xj99de7x9c7ffp02qeffupeS7pe+wvy4/zmm2/OqfeOSOcgs+da8P3hkksuSVu8eHHoOj13unfv7q677777Yn4OZmbcuHGh+z377LNpx44dC103c+bMtM6dO7vrfvrTn6a736xZszJ97kTjj69Xr16Z3k7vTx06dMhwrMHj1PWrV692l2vc/nWe0+ft448/7i7XOV62bFno8nXr1qX169cvtN9HH3003f10LLr8gw8+iHgs/j1A34OeeOKJ0Ht68Hl94MCBtPvvv99d16NHj3Sv/Wivg+uuuy50TMHHUM9J/36n/cXK70dfv/3tb9MOHTrkLtdYXnjhhdB1wf+/dPy6TM+Z4JjDj/cPf/hDTGPw73Ha/<text:soft-page-break/>5nwr0X9v6X31SD9n+sf2wEDBsT8msrp+/PTTz8deu7qNeRt27Yt7ZZbbgntT++TQf59Rv9HBu+nx1qvW3+/L7/8MubXir5atWrlrp84cWKG8zZ//vzQ7ynB5xSA+GHOOgDAOUstQRLrX9WjUSuUKlRUvaYJ5NUa5OkyzYujv6Sr6kkVaJH89re/DU147v/S7Fvf9Fdq/QXdt23pL9Sa0N5XxKnKLhK1RF144YWhn1U9o7/uq5pDf5nXX72DlUK6XJUMwXGIfr7pppvcv321SziNUX+Z9zI7p6rsUAWAKiDCW5W0yp6qT9TiE6xKicc51pxDwVX8dH595Yaqm1SJEgvtS61G2pYqbILtdKrSUDuPqnV8FdfZoOfEv//9b1eB4qnax1dCqLIiSG1iviJEbVHB6gw9Z/yqkGrBCk72Hy96/NUCJar+ueWWW9zzz1Nlktr+/GOvlqqsqE1M1WiixyXYOqpWcVWS+YU9gm2z5/p7R06ppTNYmajnjn+++AqrM6XnmaiqVRU/wdZ2VSSqJVfUQhj+HI03Pd/1XNa+VCWmKiWNJ9p8gzfffHOoGlW30+s8p8/bnTt3ugpJUcVdsDpZ1dJ6X47nitl6Tn3wwQfu31qtOFjVqeotjUEVcqpA9VWimfEr86oCPPgY6vmqiiu1lwcrD2OlFlGdL1WOid6H1LbvK9j0mvD0f4Vup9e5rxb09LhoeoPsVGnF6zX8zTffuPdfPV/C573T/7n+/8Vo/3dGkpP3Z1Vu+vkw9ZgHK3FV7afnrVqgw+n3AF+Jp/eb4P30WOt1q9ev+AV1Ynmt6Mu36qoaMpxvu1aFIHO4ArmDsA4AcM7SPFaieWvOhD78icKASHNh6RdRzdvib+tXBA0GCd27d89wmf/wo7l7wlsRg0GEWljCqf1Fcx2F04cHzUHj57Ly3n33XVu8eLGbay2zc6VwMBK1KAXnzsuM5s/Shxt9WFJ7jP8g6CmI1IeG4LxPZ3qOdf7Cz7E/H5mdx3BqXfKtwvoQFYk+wPo2rOA5zk1qq1WbWzg/35eCCU8BglrXorV1iT50qjVQj7dvF4snBTP6cKnngQKPSPThXB8y1QamtrisKNxSq5fakBVwhdN2fLAa7Xl8rr135JTePyK1EvqwV+HgmVJbnIJ50TyZ0d439BXv14ranvXcD34pvFZAqDBIz3+FVgpFdHm0IClez1u1uaoNWO/pkVaCVsthtDbpnND+9FzRe0KkhRMUemnuPIVemi8sK/r/RLSysd4Pgs97/T+jIFlz4GWXQp5I/29oTjZRi6xf/EPtnJrPNFL4o+eOHhe97sNb47N6DesPL2caeuv/Ts0vm9l+1C6q50BWcvr+rMdc+/BzXYbT8z1SkOmDOv1Rzrech/Nz+ql1PFLoGOm14sNd/94VfE/ROLMbrgLIPuasAwCcs/xfmYNBRk74D6TRJr0OXqf5trS/4BxJ+iU6WJ3l+UqLSH/5D1ZhRPoAn9kHFn1wVeCkD9Ph21SApr+067pNmza57/rgoGoGifZhI9Jf7KPRPEiqNtAHPM1Zoy8/6bmq1RSqhR/zmZ5jBSHBBR88zRPkxfKhTefEf1BVQBaNrtM8P37cuU3hQCS+YkVj1vH5udA8X6EZiapVJFrl5pnw21QIEOm5L/oQrwokzQWWnfOox1lhjSZ637hxo3vMNDm+nsf+g38sH5rPhfeOeD9f/GvkTAOM4GOssCIYikd6rWiurHi+VhRyhr8+VQGnwEfH3qpVKxf8RHvuRXtPy+nz1n+PFCIHq3IVuMRzPr7whW2CMntMwv2///f/XMipIFzVl3pf0R99FDAqGMrpfHuR5j8NjlvPQx2Lzo0PfzTfnsI5/XHFPwY5mftMj68CpHhUDuuPQXq/1MIzeo74/zv1hyhVL3p63wlWYkaS0/dnf7/MHvNI/2f5+2f2HqTHV+da51zP5fDncbT///UcURCt92HNkegXSAmGq5n9PwrgzBDWAQDOWX5l023btrlf2mOZMF0fmPWB36+uGKzIyuz+4SsPBj9w+7+8R5PVL/eRaNLzaHyAo1+Wg8egyay1iESwakIBnn6J14clTZweTTD0ioWqEPRLuiY4V7WK2sS0b30pUFJ1itpW/Tk903McS4tZLFVLweq7WMYSa2vtmcpOG1GwwiGWdsd4VFmFi+XxzMl51AdPVf8EV1r029GKv2oPDK/kPJffO3Iqni2X0fhjyywQE7/QRzxfKwoPVC18JiKF+zl93vr3Wv/eG4naUuPFh8iZ7S879AeUjz76yC0WompBHZeCRX2pJVOVVX/84x8zLGKTlWiLvAQv16qknl7DCo4UhH355ZcuvNP/HaoQ1P8b0SrRor2G9X6RnfZUhXB67IP/v+r/S1VoakGIYMWuAjyFUapY01hz+/3Zh46ZPeaRXouxPqf1mOi2kV6nkV4rPrhWgKoVX1UN6cM6H676yjsAuYOwDgBwzurdu7f7oKF2pcxWSgvSqppa2VAfGBQsKSTRL7GqSMss1PDz48iZrEIZK19BFIn/5dyv9Cf333+/q7bTL90/+clPXOWJVnZTBYk+2Gv+o8zCupzQ+daXxuNXhtSHP32A0gp0wXm6kuUcB7ersQTPYaSxnI3HOrv8hzl94PQtvWebPy9ZBYE+5IjlPGrlYj139V2tYGqlU+WOWjsVkOmDo1ZOjkdYlyzvHdEC5mDAkSh+rFm1l2fnMU60nD5vfbiT2bnIqjU72mMd6b3e/wEongGo/mCj56/CKVXY6b1D890pUFJFmSrutPJ0dgLCaP9PBc9veHu4wh+NQ68hhT2aF1SvQ70mo70fR6Lbq8JLFbcKumIJwf/whz+4OeoUCmoeWdEflVTtp3BOc7upmkz/d+p1rv9PdfvshHU5fX/2j3lmz7FIz4dYn9P++uy+Tvv37++mtdAf5bRSrM6JwlX9XpGdcBVA9jFnHQDgnKW5xRRKyWuvvZZlZZXmWfGTdisA8NVMfp4nL<text:soft-page-break/>SgQzdKlS0MfPOJRGZOVYCtNOD8fjq+CUNur/1CgCb01j5wmStf1vgJHFUTxog+lCkx8aKK/9mveI+1X89goUPFz6fgPCMlyjtXSowqO4P4yG4uf6ymZ+KowVd+oKiUafbhS++iZzu8WiX881eIW7cOlWsa+++67mM+jJvBXUKcPufq32vY0t5Ne535eLLUm5oX3Dj+HpbYbiSoIE80fm4JDPY/OxddKvJ63/jWn97xoz5U1a9ZEvDwnj7VvS83s/wEFKHfffXdoov9oFITpeDV/nOj/BFW4qUVT1WT60utL7yWxLFYRFK3F3p8/BTt6zw3S/I46JxqP3sPGjx+fo7nP9H+OgjE9XnoNZ0Xtnzo+PX6+fVfvJ/78aVEbVRdeeeWVbh5EX22W3f87c/r+7FtTM6sUjPSHiljeg7QfH6xm93VatWpVN++uztuECRPc/HVqb9Z785ku7gEgc4R1AIBzmlZh1QcNzZnkV/mLRiuhafJntaWqEs3TSni+tSNYBePpQ5ZvyYplMu940AfgSL+Y6zLfWuNXaguutBlp/hh92ParmuqD25l6//337eqrr3bzIEX64BqcaN3vL1nOsT7caW49efPNN6O2SvmFAyItapFdwTboeCwwoLmq/AcutSFHokoZTaCvduTgqsHxorY5hU/60KYP+5HoOacPq3p9Bh9Tfz7Cz4V/HquqLtKHQIUh/lji8TxO5HuHD+10HwWU4XyAES85eQ4qdPDBwxtvvBHxNnov0uT88Xqt5LacPm8VDCnkUrgTaSEN3T7aIir+sY4UbCkIivRHA51LPWaauzHSAjEKeNTWqgqn4OPpQ+3gZQr8tNiPFgmJFB5pgRBfbZXduSD9CrnhRowY4b7r/IW3bGvOQV2ux0AVbXr9qaIu0qIKmdF5VaDvn5+ZLaSj8/Wb3/zGHZ9arP0CGKoU8+cq0pxvur3G6AXfd6K9pnL6/qzj17nSHHnhq+X6Oe58+2mQfw/S6zBa2+3w4cNDwVtmc+JFM3DgwND7kn/+s7AEkPsI6wAA57TWrVuHVrEbMmSIq+oKr0bQh+xf/vKXoQ+cqigILuBw0003uQ8QWoRB21JY4+mD9COPPOL+2q0PNA899NBZOS798v/www+nOxYFdQ8++KC7Tq0pfoJx/5d1+fe//51uzjoFHIMGDQotRhGP9jpV7elDhc7JX//613StUJrXS/P/iCqXfPtYMp1jnUNV1+kD0RNPPJGuwkbnWOdLH4xUXaEqkDMVbCvTh8N40PmSoUOHunmoglU7qtjw1+v14cPJeFLL1uDBg0MVPgo+gh/01Tam9jLRB2Mf+gTPh4Kq4Ln3z2M9BsG2Mz3fp06d6hY18c/teDyPE/neodeGXkM6Nr2GfHWNjk/78lV88ZLT56B/Himg1+McfJ6pmlfvUaLwJZ6roeaWnD5v9T7mV9R8/PHH0wVDOp8KcKO1hPqVNlXBpZDG03uy7hdpRWJVfqrCS371q1+5QMvT60aXKTjU6rQKfMIf5+BjrPcxVW0paPrFL36RrlJMj6fer/U61H1VcZcdCm7U0uqfF/r+97//3f2xQ8/vaAss+LnOnn/+eTcutVP6iufsuPPOO93qvNqv3rf1mIaH3zp3Csb0XWN66qmnQudJoZqvfNT7aPB9RedQz3+9n3rB6zN7TeXk/VmrYWt1XVGVejB4U5vvz372s3R/mAuGrX7FYL0eg6232q/OiX8/0fMm1lXfgxRWKxzV81dtwRprpFWKAcQXc9YBAM55WuxAH6b0S7hW8NSX/nquvyJr7iG/sp5+UdcvyfqlPnxicM2tpg9x+oVeVQhqIfUrb+rDlLb/9NNP53jVvOzS2PULuj6waf4cfahX8Kbv+uVeHxg9tfQoQFML6uuvv+4qATTHl9pw/C/3amPRL9ma8ya4Cl9OVK5c2QUMqqxTdZoqPNTqpA9dWjVOQZd+sdeCF8l4jvXhRmP7n//5H/chRvPrKfjUh+3gqo//+te/srXwQzQ6Ln2oVpWMPrwqlNLz8Ewqkfr16+c+7OvDrqq+1P6s86awVPsRBQ0vvPCC5Ra14On5pcoxtY9pLAoZFAb41j5Vfwafq6LKDlWl6HmiFT31fFIbm6o33nnnHfd61YdOnTM9j1Rpog/gev3qg7nmRoxXO2yi3jtU3aXzp/tqn5pPUq9ZPXZ63SoEVOARr+PM6XNQ7yt6TSvQ0R8CFCTqeRV8nukx0fnLSQiQCDl93irk1/uD5nXT/G56PBXYKIzV81nhRaTVYFXRpvcYBboKY/z0Baq00/NH2/KVT0EKDfXc1/P9xhtvdMGS9qcxKNzVY6ogJrg4gP4vUHupjkvHp/3pdaXHT9vQtvr06eOeawoudR70PFdgpftkt61R50nvPQpztU2F1QoT9XrRnJB+FdhI1WDal55HZ1Klpf3ovUPhlioi9RzVa6patWpu+zp/vppQAZOCxAsvvDB0f91Ggd+rr77qXoeqjtR51v+Teu3r/9uOHTu6kEqVgHqO+D9AZfaayun7s8JUTXOhx0nvAbqPgn69l2j/qpxXJaYPGD3Nv/fTn/7UvQfddtttblw6Nj1X9P+9bq+wT+PKCf0/qN9F9P+9/p9X+JmTcBVA9lBZBwDIE/QL95gxY9wHMVW+KAjQvDn6gKQPDKqK0PXhH7aDH3L0y7p+6VY4pg8d+mVbv1Drl2B92OratetZOx61AmpCe4UZ+sCuv9zruJ588kn34SR85TeFAZpzR7fRB4yVK1e6v6rrQ5E+KCjE0zbFt3ieCVVCqNVJH9b0gVNz4uhDiD7oqMJI51rnMVnPsSrmtLqdqmf0IU4fhhSOtm3b1n1IVgCpD/DxosothYSq4tExKwA5UzqP+pCsD1EKX1WRpmPQedaHRrWoZWfC9uxSOKMJ2/XcUgCgD4R+PkU97/TBWWFC+ErDeo7og7w+iCqY0gdqPXd0DDrvCr70/<text:soft-page-break/>NAHWz0uulyVODoehcSiY41XlWKi3jsUFOqDvCqvFOrpg7Xuo+BL5zXecvoc1OtZofYVV1wRep4pLFLoofBDAd7ZmMcz0c9bBRY6h3ru6jzq+aHHWudBwZiqpCJR8KvnrsIyhUgKgTSXp0I0PTeircCqcz1s2DD3vq7niF4P+oON3q9uvfVWd9/waQ/0+tAfZhSk6PnkK6q1D1X2KQBSkKPXjral9269tvRe6Cv5skN/8ND7pQJuhZY6l6r00+s4s+0pZNPzSXQMfr62nNDjouo+BUk6Fh+KaQ43va60YMSvf/1rGzduXMTXof7opMdV51jb0v+denz0uOq1qOe3Hm8/D2usr6mcvD8reNXzUuGjbqfwWNtVxaPGoT8G+NsFKTjU/8d6ruh4NX4dh16Xep7599UzEQxUaYEFzo6UtHhMngIAAOJCf4lXRZdCIz/XFQAAeYnawlWlqLBPlVrImsJxhXn6I5OCubNJf+TTHIH6g4bCPwC5j8o6AAAAAMBZodZUVampFVdV2vjParVaZEJt0ZFWDlZ9jdrlxa9mezb5ee/84hwAch9hHQAAAAAg12g6B7UAq+VYVXVqUVXbaviUDvmVpl1QC74WL1F7vF90RtTWqtZtTQugueg0PUZu09x0aiXWvIaq+Fe4qrZdwlXg7GFmSAAAAABArtHCF1px2dM8d1q0A/+heQZ///vfu0UmND9d+MJNCu80x6AWCzkbc0Rq0RTNsxis8vvNb36TYb48ALmHsA4AAAAAkGu0Wqoqs7TSqhZl0Fx159LCJGeDKua02IZWB9YKtH7BCq20q9WGf/KTn4QWijobC7Fo7lyNQ/vUAhU5WYQEQM6xwAQAAAAAAACQJJizDgAAAAAAAEgShHUAAAAAAABAkiCsAwAAAAAAAJIEYR0AAAAAAACQJAjrAAAAAAAAgCRBWAckERZnBgAAAAAgf39mLpToAQD4r5SUFNu0aZMdO3Ys0UMBAAAAACBppKamWq1atSw/IKwDkoyCuqNHjyZ6GAAAAAAAIAFogwUAAAAAAACSBGEdAAAAAAAAkCQI6wAAAAAAAIAkQVgHAAAAAAAAJAnCOgAAAAAAACBJENYBAAAAAAAASaKQ5WGrVq2yhQsX2pYtW+zHH3+0IkWKWPXq1a1du3bWpEkTy2u2bdtmEyZMsM2bN1vhwoWtadOm1rt3b3fcsVi/fr298cYbGS5PSUmxokWLWuXKla1NmzbWqlWrXBi92e7du61ChQq5su3M9jN8+HDbsGGDPfHEE1agAPk1AAAAAABInDwZ1h07dsxGjRply5cvt6pVq7qAqVSpUnbgwAFbtGiRvf/++9axY0e79NJLLa/Ys2ePDRs2zEqWLGkXXXSR7dy507799lsXUl533XXZ2lbt2rXtggsuCP2clpZmR44cccHnyJEjXdilfcTT1KlTbcqUKS4wy02R9tOtWzdr27atCyUBAAAAAAASKU+GdZ999pkL6lRV1rVr13TX6ed33nnHZs+e7aqr2rdvb3mBgrTjx4/b1Vdf7cI22bVrlzsPujzW6jopV66ctWzZMsPlCj1feOEF++abb6xDhw4uGIyXNWvW2OnTp+O2vezsp0GDBrm+XwAAAAAAgFjkuZ6/tWvX2nfffedaQMODOilUqJALtNTuqMBOVWN5wYkTJ9z3/fv3hy47efKkqxaLV2tnamqqNW7c2IVdmzZtiss2AQAAAAAAkIcr69TmKqr8iqZMmTL205/+1MqXL5+u9XHr1q02Y8YMN3/ZoUOHXLCnedo6depkzZo1SxeMTZw40VavXu3CMc0PV7NmTRcO+qo2T/PHqfVy48aN7n7aZ+vWrd02gyGa9j158mT3/fDhw65t97zzzrOePXtasWLFsjxuVcIpfBw3bpxVq1bNFixY4AI1tfvqOOLFj9lXp2nMaiu98cYb3Xx5e/fudfMC3nXXXe56naOZM2e686D7qJpRFXp6fPy5f/LJJ0Pb1781J94111zjflbrsrav7egx0XlRYNijRw8rXrx4urHp3E2bNs09fv5cq51XcxRqX9H2E2nOOt1fz4UlS5bYvn373GOsx1Yts3qsPX/89913nzv/K1eutKNHj1rFihXtwgsvzLX5/QAAAAAAQN6U58I6hUIKXIKBSiSVKlVK9/MPP/zgQhsFeQqSFAQpeJo3b5599NFHrqqsYcOG7rYff/yxq+BTC61CGc0LN2fOHLc4w6BBg9w8eaLg5oMPPnBtpV26dHGtqOvWrbPx48e7IO366693IZL28+abb7q2UoV4WsxB49Gcczqeu+++O8v51BTQKdibNGmSa1VVxaCO4+KLL7Z4Udim8YsCuaBPPvnEhXAK43zgpbBLx6rQzB//ihUrXKCoxSz88ffv398FmpoLT//W+RKdl9dff91VCCp0K1u2rG3fvt3mzp3r2ll1Xnxgp3GpvVmPk25bunRpd/7HjBnjwra+fftG3U84BXV6LHXutRCJzqOCQu1X8wIOGDAgXXgr7777rgsSFeZpvAruNL+fLqtfv37cHgMAAAAAAJC35bmw7uDBg64SLbvVZJqHTe644w4XsHiqplIIpJVlFdap6k0hkKq1gkFYvXr13KIWWnlWYZ0CH82dV6VKFVdl5sej4EdVeaoAU7uuQh/NK6dqrJ/85CdWo0YNdzsteKDgSRVfOiaFT5lRAKWATxTU1a1b1y2gkZNFE06dOuWOMxjSKTibNWuWW7hC1WLhQZdCreCCHbr9119/7cJMBZh+zjxV+inYW7p0qauCVJWhqgIVhOkYgnPlKWjTeRw8eLAL/Dy1OI8YMcIFk/369XOXff75524f9957b+hcKbTT7TRuhYXR9hNOIaOCuu7du1uvXr1Cl+sxf/<text:soft-page-break/>HFF2306NFunjuFqp5CyltuuSV0vvU4KvDTXIKEdQAAAAAAIN+Gdarqysk8dKryUkBVokSJdCGV35ZWmBUFaPpS0KZqNrWqqiKuVq1a9uCDD4buq8o7bU+VclrgQV9e8+bNXVinkE5hnQ+XFOIpVFJAqHDvkksuiWnsqlJTZZeCoiuuuMJV+eky7UOBk0I8BVQKG4PHF42CNH2FUyuowkZVqYULD6R0bDp/vqLO0xi18Ie2v2zZMhfWRaLVZ3UONWaFYsHwUGGowkLtQ2Gd2l8VDqrSMRhqal+an1CBXzBYy4oeW53/8DkPFeLq+NX2qrEFq+tatGiRLhj1lYequgQAAAAAAMi3YZ0CFQVTakXMTnWdghYFRKqq2rFjh2udVACkKjPxoV3BggXdPGeqolOFlWheO1VaKbBRgCcagw/g9BWJ9iHnn3++C39UhaV2To1bgV2jRo1cFVtmc9YpBFRbroKxO++804VEGssrr7zi5lNTsLV48WIXjKltNJawTvfv3LlzugBUY1CVnI4/kvDt6tz5cxNO7awK8PzxR7Jnzx53zjVX3VNPPRX1dnqc/b40vnBqa84u7VthoMLJcP54/D698JVx/XPvbKxwCwAAAAAA8o48F9bVqVPHdu3a5eaEU2tqNGqbVLVcnz59XKCj9sgvvvjChS5qIVX1m1pYVaml4Cu85VOBluZNU8j2/fffu0UU9KVWULV6+nBPCyGELzrh+YozhWGqANNt1WKr7akyTsHd9OnTXRttsA00SAtXqHpLFWq+mkth2A033ODmwVPLqV9swbfYZkXnILutm+ErzmZV3agQK1rwF7y/zrUq5jLbrw/EctLym11+X+FB8NnYNwAAAAAAyPvyXFin6jYtCqHFGaKFdZoDTlVsqpy66qqrXHXWV1995aqpNOeZ2lyDYViQAj4tcqDbau40fcm2bdvcHGVqkVRYp8DMhzrhwZe2oZDPV2OpwkzVXLqd7qsvhUIK6jQvm4LEaAtF+Pba8OBLAeHll18eqv5TS+fZDJR8uKgqxfDFKFSVpnOeWdWbP38KGiMFh1qoQtV+Cuv8bRXShlPwqZVxtTKrr3rMih5bjVH7Dq+u05x9Oa3YAwAAAAAAyEr6cqg8UlmnaiyFOX7RiPCg7MMPP3TtrZrPTWGMQhl9KfQJBnUKzFQt5/8tCuq0IqhCufD2SN3XV5hprjVVzmlVUK0kGqS55DQGtXiKVijVQgh+gQjRdnwlXHjVWpCqABUIag64AwcOpKtMC7aZah674Lx5uU2PgcJBPQbB/WpcCiB9+6/nj9FX1CnIVOCoUFOLbATpvL3//vuhx1dhoCogdQ7C54hTW7Mu98Fo+H4i0bgUJiosDfKr/upxVWUlAAAAAABAvOW5yjpRS6nmn5swYYKbq03Vb8WLF3fVa1qBVOGZVgrV4g+iCi2FfKrCGjlypAuJdP8lS5a4ai2FTlqtVbSQhCq9VL2nyxSWKcjTfvbv3x9afEELGqiyTXPbvfTSS25/mk9P+9BtFcT59k5VfekyrTqr26myS8GbKuoUAGpl2Gh0XGq9VVvva6+95lYsVZik7akVWKGZbjN//nwXMt58883pVrvNzcq6iy66yK0I+/LLL7s2XQWjavNVi68W5giuyOrnvFOQp3Oqc6zzN3z4cBdk6hyoLVmPh86LHjN/rhXAaWGN9957z+1L50DHrH0p7NOKrv6YI+0nnObr0+q/ClFVGagKTT1n/GPev3//dItmAAAAAAAAxEueDOsUlN16662uokrhnMIdVUUp+KpZs6YLybR4Q9DAgQNdsKRwx1diqWJLi0mMGTPGtcOqQkwhjVaOVcWWVg1VqKMwT0HSgAEDXBuup8Uh1C6pCjBV2PnWz27durlAyAc+lSpVcotDqOJOi0EoGFIYpSBJ1X/R5qvzFPCpskz70TZE41FoqTGIwqvNmzdnulhFvKn1Vos+zJo1y1WpqZpNP1922WXuMQi25eqcKIjTMWicOnYdw+DBg11oppVfFZYpdNMqrOHnRY+nzqFuq2pIv6/wxyTSfsLpcbnjjjvcmBV6qpJPzx2FuFrdVs8hAAAAAACA3JCSltVKAMgz9FCzEELy08IlvpITAAAAAACYK8zSlGP5QZ6bsw7REdQBAAAAAAAkN8I6AAAAAAAAIEkQ1gEAAAAAAABJgrAOAAAAAAAASBKEdQAAAAAAAECSIKwDAAAAAAAAkkShRA8AQHqpqamJHgIAAAAAAEklNR99Vk5JS0tLS/QgAPyHXo4pKSmJHgYAAAAAAEknLZ98ZiasAwAAAAAAAJIEc9YBAAAAAAAASYKwDgAAAAAAAEgShHUAAAAAAABAkiCsAwAAAAAAAJIEYR0AAAAAAACQJAjrgCTC4swAAAAAzjY+hwDJpVCiBwDgv1JSUmzTpk127NixRA8FAAAAQD6QmppqtWrVSvQwAAQQ1gFJRkHd0aNHEz0MAAAAAACQALTBAgAAAAAAAEmCsA4AAAAAAABIEoR1AAAAAAAAQJIgrAMAAAAAAACSBGEdAAAAAAAAkCQI6wAAAAAAAIAkUSjRA0Del5aWZgsWLLAlS5bY9u3b7fjx41asWDGrUaOGtW3b1s4777x0tz958qQdPnzYSpcunbAxAwAAAAAAJAKVdcj1oO7999+30aNHW+HCha1r1652+eWX2wUXXGA7duywd99918aOHRu6/ZYtW+z555+3devWJXTcAAAAAAAAiUBlHXLVd999ZytXrrSePXtajx490l3XrVs3Gz58uH377bfWvHlzq1Wrlm3bts0OHDiQsPECAAAAAAAkEpV1yFUbNmxw38NbXaVgwYJ24YUXun+vX7/+rI8NAAAAAAAg2aSkqU8RyCVff/21TZ8+3c1N169fPytQIH0+rKefvnT5yJEjbdGiRemu//3vf+++nzhxwmbMmOHmvdu3b59rqa1du7arzqtZs2bo9pMnT7YpU6bYjTfeaBMmTLC9e/da9erV7a677nL7mT9/<text:soft-page-break/>vi1evNjNnadtFi9e3OrWrWu9evWy8uXLpxvX7Nmz3e21jZIlS1q7du3cfHraxyOPPGJly5YN3VbVgZqXb/fu3S6EVJWgxqYxZteaNWvs6NGj2b4fAAAAAGRX0aJFrWHDhokeBoAA2mCRq9q0aRMKvVatWuUq7OrUqeNCLIVdKSkp7ks0j51CO4VeCvd0O1Go9sYbb9jmzZutSZMm1qFDBzt06JDNnTvXhg0bZgMGDLBmzZql2+8nn3zi9l2hQoVQQDhu3DgXqmkbvXv3dpdt3LjRli5daps2bbKHHnrIBW3yxRdf2Lx581yQp5Bu//79LgQsVCjjS+bjjz+2ZcuW2fnnn++O4ciRI7Zw4ULX4jtw4EB3OQAAAAAAQCwI65CrVK1266232qhRo1zVmUI7ffnrNFdd586dLTU11VWj7dy504V1+nfLli3d7VRRp6Cue/furgLOU4j24osvusUrGjRo4P4i5CmQu/TSS0M/a3VZhXsKC2+44YbQ5e3bt7fTp0+7ufVUbacqPO1LQV3jxo3dbX2YqJ8VDgYppNNXnz59rEuXLqHLO3XqZK+88ooL/Ro1auQqAQEAAAAAALLCnHXIdQreHnjgAbvjjjtcoKW2VVW77dmzx6ZOneoCN1WuRaMgTRVtWkk2qFSpUq7K7tixY7Z27dp019WvXz/dz2p3feyxx1wVXpDaTX2Qpu2IwjfRWH1QJ6oGDN+uqvJE1XMKBP2X2mWbNm3q/u3n7QMAAAAAAMgKlXU4KxR6qa3Vt7YeP37cVq9e7VpLVU2nFtVgxVuQQr1y5cpFrE6rXLmy+6555YJKlCiR4bYK/LQyrb5U5ae57w4ePBi63k/fqOukYsWKGbZRqVIlW7duXejnXbt2ue/PPfdc1GPXfgAAAAAAAGJBWIdco0Bu2rRpVrp0adduGlSkSBE3z5zaV4cMGWLff/99jvahFlYJn0sufCGLU6dO2YgRI1yVm1pdq1Wr5vav7woNtQhG8Lbi568LCt+PAj6FiFrQIhrNmwcAAAAAABALwjrkGoVYs2bNcnPJacGISOGXritTpoxbMCIaVdWpck4LTYRX16kqT7SNzKi1VUGd5sfr27dvuuu0GER4uKa2WlXNKdgL8lV3wbHpMlX4acXYoG3btrnKPQWTAAAAAAAAsWDOOuRq66tWZP3xxx/tq6++ClXBBSlA27FjR2jFVD9HnG9JFV2nOeCC1W+i7c6ZM8eFYarQy4zmjgu2zQZbbJcvX+7+7cfnV5bVKrbBcWicqsIL0rx0MnHixHSXa/67Dz/80N577z03dgAAAAAAgFhQWYdcpVVSFXJ9++23rlpNwVvZsmVdgLVp0ya3eETVqlXtoosucrf31WmLFy92QVmrVq1cNdyqVavcYhTaVr169VwlnlZs1QIR/fv3z7J6TWGeKvsUGmoOOS1OoW2pqs63vWpbfiGJ1q1bu+sUCGoVWFXIKRgMLjghup2OQSvYaru6rbannxUE6vi1LwAAAAAAgFikpAVLh4BcoKfYokWLXCuqWkOPHDni5n7TYg2qYtN8dr5FVkHXqFGjbMWKFS4YGzx4sGtL1fx3qqzTNrRybGpqqgvV/Oqy3uTJk92iFbfeemuGlVu1MISuV0gnmkuvSZMmLkB8+eWXXTB4zTXXhKrsvvnmGxe6aX+6bceOHe2HH35wY3j00UdDwaLGrHZfBYwK6NSqq2Pr1KlTqPIuO9asWRMKDgEAAAAgN2lqooYNGyZ6GAACCOuAMGphVVAYqVpPi1SsX7/eHn/88QyLWMQLYR0AAACAs4WwDkg+zFkHhNG8dH/7298yLDyhCruNGze6RSdyK6gDAAAAAAD5G3PWAWH0VyW1uI4dO9atNqs2XM1ZN3/+fNfSG76aLAAAAAAAQLzQBgtEoMUipk2b5ua5U1Cn0vA6depYt27d3IIYuYk2WAAAAABnC22wQPIhrAOSDGEdAAAAgLOFsA5IPky8BQAAAAAAACQJ5qwDkkxqamqihwAAAAAgn+DzB5B8aIMFkohejikpKYkeBgAAAIB8hM8hQHIhrAMAAAAAAACSBHPWAQAAAAAAAEmCsA4AAAAAAABIEoR1AAAAAAAAQJIgrAMAAAAAAACSBGEdAAAAAAAAkCQI6wAAAAAAAIAkQVgHJJFTp04neggAACAf43cRAAASLyUtLS0t0YMA8F+DB4+wlSt3JHoYAAAgn2ncuLINHXproocBAEC+VyjRAwCQnoK6xYt/SPQwAAAAAABAAtAGCwAAAAAAACQJwjoAAAAAAAAgSRDWAQAAAAAAAEmCsA4AAAAAAABIEoR1AAAAAAAAQJJgNdh87PPPV9nw4Qtt7twttnXrj1aqVBFr16663XdfO7v66iaWF+3bd9ROnDhllSqVSPRQAAAAAAAAMqCyLh86ePCYDRz4gV155bu2du1eu+uuNvbvf19uDz7YwVat2m3XXPO+/fzn4yyvGTNmtTVs+JwtW7Yz0UMBAAAAAACIiMq6fOjuuz+zjz9ebn/7W2977LGu6a77zW+6Wr9+79izz862Ro0q2P33t7e8YsaMTbZ795FEDwMAAAAAACAqKuvyma++WmsffvidDRjQNENQJ6mphez116+2QoUK2HPPzba0tLSEjBMAAAAAACA/IqzLZ958c5H7/vDDHaLepnbtMrZ48U9tyZL7LCUlJXT5Dz8csEGDPrOaNZ+xIkX+5L7rZ10e1LPncGve/AWbN2+L9e07wkqW/KuVL/93u/32kW7OuMWLt9vFF//n8urVn7Z77x1tBw4cC93/D3+YbCkpT9qCBVvtlls+sTJl/tfKlfu7XXHFO+6y8H3ptidPnk53+YQJ69zl2pa/3V/+Ms39u1evN6xu3WdDtz169KT96U9TrEmTf1lq6p+tYsV/uDbhpUt3pNvmHXeMtKJF/2xjx662OnWedf+<text:soft-page-break/>+6aaP3XUal9qKa9R4xm2jfv0h9sgjY23PHir5AAAAAABA7GiDzWdmz97squY6daqZ6e2aNq2U7ucVK3ZZt27DXKg2aFBba968sgvdXn11vo0atdKmT7/LzjuvQuj2WrDioovetJtuam7XXXe+ffHFahcUbty43xYt2mY33vify0ePXmVDh863AgVS7MUXr0i3zwEDPnCLXvz+9z1cyDdkyGzr2nWYTZlyh1sIIzsef7yblS1b1I31t7/tau3b13CXHz9+ygWHM2f+YLfd1tJ+/vNOtnnzQXvppbnWseOrNn78rda5c63Qdk6cOG033/yJPfRQB6tQoZjVrFna1q3b6461WrWS9otfdLIyZYra7Nk/2PPPf+vO98yZd6cLPQEAAAAAAKIhrMtntmw56EImtbtmxwMPjLFduw7b11/fZhddVC90+VVXNbbLLnvb7r33c5s06fbQ5aoo++tfL7Lf/Kab+/nOO1tbtWpP2+TJ6+3ZZy+xRx7p5C7X4haqRvv889X24ovp91m6dKoLuooXL+x+vuaaJta+/Sv2859/adOm3Zmt8fft28CmTNngwjr9u2fPuu7yZ5+dZdOmbbQPPhho113XLHR7zdXXosWLNmjQaFu27P7Q5adPp7mg7o9/7BW67P/+b4YLE7/88ifWocN/QsB77mlrpUqlun3qnNeoUTpb4wUAAAAAAPkTbbD5jKrqTp3K3jx0CukmTfreBVzBoE4uvbSh9ehRx4VwO3YcSnedque8woULWsOG5d2/r7/+v6FYwYIFrF69crZ5c/pWWr/YhQ/qpG3banbJJQ3sm2822vbtP1o8vPvuUldx16tXPXec/kvn6bLLGtp33+10VYVBffrUT/dzrVr/CeIef3yia789duyk+/mZZy6xefMGE9QBAAAAAICYUVmXz9SoUcpWrtztAqVYq+vU5ql1Jpo1S98a66klVhVk33+/1ypXLhG6vGrVkulupwAs0uUFC6a47Ydr0aJyhsuaNKloY8eucWOqUiX9dnJi5cpdduTISatU6amot1m/fp/br1elyn+PUQYOPN/uumutDRu20IV1xYoVsq5da1u/fo3stttaWblyxc54nAAAAAAAIH8grMtnVAW3fPkumzFjk6smi+anP/3czU/3v//bJ8sVYU+d+s/iDuHhn6rpIol1/rZIYaJfSCLatsNvlxW1tdarV9aGDr0y6m1ataqS7mdVA4b//NprV9sTT/Sw0aNX2oQJ39uUKett/Ph19te/TrcZM+6yBg3+U1UIAAAAAACQGdpg85mbbmrhvmvxg2i2bj3oqsRUwVapUnGrX7+cu3zZsp0Rb6/Llb9psYV4WrVqd4bL1JKqCr0GDcqlq9bzrafetm2xtcmqBVdtrwox1d4a/FILroLKYCtuJBs27LOvv15ndeuWtYce6mijRt1ou3b9yv78516uNfjFF+dm46gBAAAAAEB+RliXz3TvXsf6929in366wv7xj28yXK9quoEDP3SrpP7ud92tWLHCVqlSidC8dAqlgr76aq1boEHz2VWsWDyuY9XCDb5qT2bN+sG1mWqePN9aWr16Kfd97twt6arl3n57SYbtqd3WX+8NHNjUDh48bn//e/pzoTn0rrzyXbfyq1aqzcyf/zzV+vQZ4VaA9RQi+sUmfKAIAAAAAACQFdpg86HXX7/ardb6619PsPffX2bXXtvUVdCtXr3H3nhjkasGu/feC+xnP/vPiq3ywgv9rGvX1+3yy9+xwYPbWrNmlW3p0h02dOg8K1++mLs+3mbO/MF69nzDrr/+fLeiqqoBK1Qo7laT9W6/vZWNGLHYbrrpY/v5zztZiRJF3KIRu3cfzrA9P8edKt20vZ/8pKX9+tddbfToVfbEE5NswYJt1rt3Pdu794i99NI8t8Lr228PcIFlZn7+8wvdeezX7x133lSJ+MMPB+yFF+ZamTKpNmhQ27ifGwAAAAAAkDcR1uVDWv30q69utffeW+rCOYVXWl21dOlU69ixpj3wQHu7/PJG6e5z/vmVbP78e+3JJ6fYxx8vt5dfnmfVqpWye+5pa48/3i1XVjwdNuxqt6/f/OZrF5gNGNDU/vSnXlanTtnQbXr3ru8CtaeemuECNx2bFnxQcNew4fPptnfLLS1cMPf556tchZ4qDEuWLGLTp99lf/vbNPvoo+XuOm2jTZuq9uab12Q6r1/w3Eydeqf95S/T7M03F7uwUwGmWmlVnch8dQAAAAAAIFYpaVmtHgCcZX/4w2QXCo4ff6sLvPKbHj2etsWL/9tSCwAAcDa0bFnTpkx5NNHDAAAg32MyLQAAAAAAACBJENYBAAAAAAAASYKwDgAAAAAAAEgShHVIOn/4Q09LS/t9vpyvDgAAAAAA5G+EdQAAAAAAAECSIKwDAAAAAAAAkkShRA8AQHqNG1dO9BAAAEA+xO8gAAAkh5S0tLS0RA8CwH+cOnXaChak4BUAACQGv4sAAJB4hHUAAAAAAABAkuDPZgAAAAAAAECSIKwDAAAAAAAAkgRhHQAAAAAAAJAkCOsAAAAAAACAJEFYBwAAAAAAACQJwjogibA4MwAAiBd+rwAA4NxUKNEDAPBfKSkptmnTJjt27FiihwIAAM5hqampVqtWrUQPAwAA5ABhHZBkFNQdPXo00cMAAAAAAAAJQBssAAAAAAAAkCQI6wAAAAAAAIAkQVgHAAAAAAAAJAnCOgAAAAAAACBJENYBAAAAAAAASYKwDgAAAAAAAEgShHX5xOTJk+3JJ5+0t956K+pt1q1b526j2+bEyZMn7cCBA5Ysnn32WXvmmWcyvc2+ffvcMX/yySdnbVwAAAAAAADRENblM2vXrrX58+fHfbtbtmyx559/3gV+55LixYtb//79rX379okeCgAAAAAAAGFdfvTVV1/Z/v3747rNbdu2JVVVXayKFCliLVu2tFq1aiV6KAAAAAAAAIR1+c35559vx44ds9GjRyd6KAAAAAAAAAhTKPwC5G0XXHCBHT161LXDzps3z/<text:soft-page-break/>2cGd126tSptnz5clc5p7bRhg0bWs+ePa1MmTLuNiNHjrRFixa5f48aNcp99evXz7744gu79tprrXnz5qHtff75526/F198sV144YWhyydNmuT288ADD1jFihXt9OnTNmfOHFuwYIHt3r3bChQoYNWrV7fOnTtbo0aNQvdbuHCh259aWWfPnm3bt2+3smXL2r333hvxeMaNG+du17p1a7vyyivdMQ0ZMsRatGhhAwYMcLcZPny4/fjjj3bdddfZ119/bRs3bnTjqVmzpl100UXue9Dq1att+vTprrqwUKFC1rRpUzvvvPPs3XfftauvvtrtCwAAAAAAIBZU1uVDCqnU/jl+/PhM22GPHDlir732mgvNFD5ddtllLtT67rvvbOjQobZnzx53OwV+bdq0cf9u27atC84aN27sflYoGOTntFu/fn26y1etWmWVKlVyQV1aWpp98MEHLlgrVqyY9e7d27p06eLG+s4779jMmTMzjFXBoO576aWXurEULlw4alDXrl07u+qqq1wAGM2hQ4dcaJeammp9+vSxDh06uNBuxIgR7rx4S5YscWNSuNe9e3fr1KmTO2YFmAAAAAAAANlFZV0+pMozVbapyu2zzz6zW2+9NeLtJk6c6AK5O+64I92cbqoUU1g3duxYu+WWW9x1O3fudFVw+rfmgBNVwgXDOm1r7969Vrp0aRfWqVpNgZlCOFWldevWzd1u8eLFtnLlSmvVqpWrTEtJSXGXd+zY0e1XIaPCwPLly4e2Xa1aNRcSRvPll1+6oE7VfDr2rKiiUFV0fkyiqrkpU6a4sFIBpVa/1TnQ8QwaNMiKFi3qbqcw8IUXXshyHwAAAAAAAOGorMunFDbVr1/fVbrNnTs3w/Wqblu2bJmrVqtQoYIdPnw49FWyZEkXyimIO378eNR9KFA7ePCga00V3V7hnKrkdL/NmzeHquqkSZMm7rvCMFGrrQ/qRFVuCs80NrXlBtWrVy/ToG7WrFkuRIslqPN86OgpfBRV0YnOnarstF0f1ImqAVWJBwAAAAAAkF1U1uVjagVVBZgq1TQPXZBCOQVR+nrqqaeibkNzvinQi0Thm+aiW7NmjVWpUsWFdQq8FOKpIu377793oZ/COs1/58MwVeCpjVUVgOEqV67svqtCL6hEiRIRx6CwUEGdQr8ffvjBTp06ZQULFozh7JgLJYNUWScKC0Vz6Umk41dLLwAAAAAAQHYR1uVjCsiC7bCqePN8IKXFFHr16hV1G2oBjUbBWrly5VxIp/ZThXOa0037VbWeftblaonVXHexUOtsMDjzMpt/rm/fvm4FXC1goa/MjicoWNUXiYI/iRT+hY8PAAAAAAAgFiQK+ZzaYdVSqkAt2MqpVV+1CIUq69QuG863tGYVSqmKTgtUKJBT66vflr7Pnz/fVqxY4eZ+0wqqngK+Xbt22b59+zJU12luPPEr0WalVKlSbgVZBWs6Tq3aqoo/zXF3phQ4isaqBTiCdBkAAAAAAEB2MWcd3Oqwmg8uOA+cgjiFWmr11IIPQZqDTiugqpXVV7T5KjRfkedpGwrKJk+e7FpbVannwzp/uYLB2rVrh+5z/vnnu++6Lrg9hX3ffPON25ef3y5Wqn7TYhXa3qeffuoCwjPVoEEDF3AqdAzO3ad/z5s374y3DwAAAAAA8h8q6xBqhx09enS6y/v06eMq4kaOHOlaVmvUqOHmqNOCFArp+vXrl2F+NwV7CsS0kqsCMs1JpwUXNm3a5ObF8y2jdevWdaGb5qfT6rLBNlYt7KBFJhYtWuRWilV13okTJ9xqs5qrTuNS9V12afxqw505c6YLArWdM6HKw0suucRGjRrlVqlt06aNu1zj1LgBAAAAAACyi7AOjuaMU0Cm9tZgC+ngwYPdPG9aBGLJkiWuCk5Bm1ZlDbaSqlKuRYsWrq11y5YtVqdOHdcmqhBOLaIK3oLttKpIU3imRR+CLbCi+9x4441uYQjdb8KECa4qT7e//PLLMyyGkR2ar27lypU2Y8YMV50XvohEdiloVGinij8FgPq3KgPVvqtxM3cdAAAAAADIjpS08L5FADFRG68WrlCAGW7atGk2ceJEu/322124mR1aPffo0aNxHCkAAMhv9IfRM/kDJwAASBzmrANySItvPPXUU64NNjzEW7ZsmWv5rVq1asLGBwAAAAAAzj306AE5pBbaRo0a2cKFC908fZqfT3PrLV261C3C0bdv33Qr7AIAAAAAAGSFNljgDGjlV82tp4Bu3759rpquSpUq1rFjxwxz8cWKNlgAAHCmaIMFAODcRVgHJBnCOgAAcKYI6wAAOHcxZx0AAAAAAACQJJizDkgyqampiR4CAAA4x/H7BAAA5y7aYIEkopdjSkpKoocBAADyAH6vAADg3ERYBwAAAAAAACQJ5qwDAAAAAAAAkgRhHQAAAAAAAJAkCOsAAAAAAACAJEFYBwAAAAAAACQJwjoAAAAAAAAgSRDWAQAAAAAAAEmCsA5IImlpaYkeAgCcE3i/BAAAQF5VKNEDAPBfKSkptmnTJjt27FiihwIASSs1NdVq1aqV6GEAAAAAuYKwDkgyCuqOHj2a6GEAAAAAAIAEoA0WAAAAAAAASBKEdQAAAAAAAECSIKwDAAAAAAAAkgRhHQAAAAAAAJAkCOsAAAAAAACAJEFYBwAAAAAAACSJQokeADJ6/vnnbc+ePdalSxfr06dPruxj4sSJNm3aNLv99tutbt26tm/fPhsyZIi1aNHCBgwYENd9nTp1ymbMmGELFy60gwcPWuXKla13795Wr169LO978uRJe/rpp933X/7yl5aamhr1ttOnT7evv/7aLr/8citcuLCNGjXKrrzySmvbtm2m+/jkk09syZIl9sgjj1jZsmVzdIwAAAAAAADxQGVdklm/fr0L6ooUKeLCLQVdZ0Px4sWtf//<text:soft-page-break/>+1r59+7hve9y4cS4cbNCggfXt29eOHj1qb7/9tm3bti3L+xYqVMgFiArrli9fnultFy1aFLp9nTp13PEoiAQAAAAAADhXENYlGQV0KSkpduGFF9qhQ4eyDKjiReFgy5YtrVatWnHdrkK2+fPnW/369V3Fm8JAVbsphFQ1WyzatGnjvmd2+82bN9uuXbvs/PPPt6JFi1q5cuXc8ZQvXz5uxwIAAAAAAJDbCOuSyLFjx+y7776zGjVqWKtWrdxlc+fOtXOZwrrTp0/bgQMH3Hd/mRQsWDCmbVSrVs2qVq1q33//vWujjVZVJ1m1vAIAAAAAACQz5qxLIkuXLrUTJ064KjRVhim027Bhg+3cudMqVaoUut3w4cPd5U888YQVKPDfvHXdunU2YsQI69Gjh/Xs2TN0uQJAzRm3Y8cOV3WmSjUfnHnR5qzTvqdOneqCsiNHjljp0qWtSZMm1r17dytWrFiWx6T96fYrVqyw8ePHu2q3zz//3M09d8EFF8R8bjTmsWPHunOkqsMgVenp8goVKrj2V1+hGGnOunnz5tm3337rWo1LlSplHTt2jLpPVfLNnj3bnTcfGnbu3NkaN26c7nZ6zHR+dXudR82XV7t2bevWrZvVrFkz5mMEAAAAAACgsi6JKGCS5s2bu+/NmjU74+q6OXPm2IcffugCpV69ermATIGVLs+KAsGhQ4faqlWrXKXfpZde6kKoWbNm2auvvuradGPRr18/F/Lpfq+88opr87311lutTJkyMR+HQj7NRxepFVbjU5Do22WjUVjog0It3KHzq7n0Vq5cGfG2WnhCt9ViGApAjx8/bu+99547Dk/n9Y033rDJkye7QPXiiy+2Dh062A8//GDDhg2zZcuWxXyMAAAAAAAAVNYlCVWwKeDRSqm+ik6hnUKjxYsXu3BJFVvZbaudMGGC294999wTun/r1q3tpZdeyvS+aWlp9tlnn7nvuq8fk+ac07x2X3zxhdv21VdfneV2VNmnUMv/fNVVV7mqwexQhV7Tpk1dWKe56SpWrBi6TudHFYa+dTgSVdLNnDnTVS3ecsstoYpEBXYKEMPnv1OlXLt27VzQ6HXq1Mneeustd9yaG08BpG6n26vSUGGop/u++OKLNnr0aLewhsYPAAAAAACQFSrrksSCBQvSVdWJ2jTV1qnVU9XmmV1qi1U1mNpAg0GfKtrU7pqZrVu3uoBLtwu24Iqq88qWLetCuPB22vD2VFX1qX21evXqrupMVLH2448/un+rzVQr4MZCIaMEq+sOHz7sKuvOO+88K1myZNT7qnpOQaHCxmDrsObCU5gW5Levx0Lb918KPxXu6bi0T9E5UMVf165d021Dj50q7HSftWvXxnR8AAAAAAAAVNYlAQVeqg4TzXGmec+8unXrujBLrbBZtXmG27t3r/seaUXU8AAu2n0j3U5trLp89erVLsSKFpJpbjitZqvQS/Pg6X4K6VSNphBPq8OOGzfOGjZs6I4zK/Xq1XMhocI0X8Wmf+v8ZbWwRFbnQsfi7d69OzQ3YDT+MVKgqfkFI1U9qkoyuG8AAAAAAICsENYlAVVp+fnf3nzzzYi32bJli6t20yIH0USrcvOrrwapyiwzsV6vqrJoVHUmauFVUOf/rZZfhWP+WLOq8vO0DVXXaX44tQwr2FTIqXZUBX6xiOVc+J+vv/56N2ddJLHMt+cfj8zOEQAAAAAAQBApQhItLKGVRjUfXKTr1cap6jqtburbOBU8FSlSJHQ731rq+SoyzfEWzlePRePvq2AtnMIsXa4gK7O52NSCKwULFkwXuF177bVugQqNS5VywdbfrCismzJliquo02q0CjE1X5wPA7M6Hu1TLblBqo4L0ph8K2v4aq66rbbhz7uq6lQ5pzn5wqvr/LnLzkIaAAAAAAAgf2POugRTwKYqM4VePXv2tCZNmmT4CrZ8ag40hUiioCoYoIWvlOoXNtDKr5r3zlMVn2+7jUZzuSmI0jbDA7v58+fb/v373YIPmfFzwantNUitsz7IUztpdlZMVfCl7a5YsSJ0v1jagzVWhZxaZCJYXeer/IK0eISogi9Yrai56kaNGmXvvvuuHThwIHRbbW/69OkZHledd4V64XPiAQAAAAAARENlXYItWrTIBUJayTTaaq9VqlRxq5hqwQjdXrdV2Pbxxx+7FUoVCGkBCoVgQdqeVjPVgg5Dhw51C0Mo1FOIFKx2i0TBlqr43nnnHVcFp9VNFd6p/VRjUPWZWlozo4q3NWvWuIBM4VXt2rVdRZ/CPtGcdQrEPv30Uzty5IhbkCEWCuc0592sWbPcefGVcFmFfL1793ar67722mvuHCrA1Lx6qtDzbciibWofWvRDx67KP50vBZda+VXnwq9mq2pItTFPnTrVduzY4ebV07bmzZvntt+/f/901Y8AAAAAAACZIaxLkhZYrVKaGYVyCusUAt13331uwQZVrE2aNMlVz6nCS7d5/vnn091PQVPx4sVdmKT2UQV4miNObaFapTUzCp7uueced1+NU1V9Cr0UUHXr1i3TFljR9Xfeeafbr6+EK1GihFtRVUGeQjatdvvRRx/FFLh5jRs3dsekcDKrhSWCNG6NX+ft66+/dtvQOVMLa3hlnIJKtcDqfCtQVHhZoUIFd3mwkk9B3B133OHur+NTlZ7agxVMdunSJUMbLQAAAAAAQGZS0rJaSSACtV+Gz/sF5JSeglnNOZefqBox2LYMAMj4x6BYFxYCAAAA8sWcdWp/vOuuu+zzzz931VbAmSCoAwAAAAAAOIM2WLUuqpVQc5GVLFnSzT2mtkzNAwYAAAAAAADgLLbBihY40MIFmvdMK4OqOkoT8yu0u+qqq6xSpUo5HBKQv9EGCwCZow0WAAAAeVmOwzrv+PHjNnHiRBs5cqSbZP/<text:soft-page-break/>kyZNWqFAh69q1q1177bXWq1cv9zOA2BDWAUDmCOsAAACQl51xWBe0Z88et8rmhAkTbNq0aW7hAK3y2b9/f7vpppusVq1a8doVkGcR1gFA5gjrAAAAkJfFNaxTa+yXX37pwroNGza4y1JTU90iFKquu/HGG+2xxx6j0g7IxKZNm1i4BQAyod8t+AMgAAAA8qozDus2b95so0aNcl8bN2501XQlSpSwyy67zAYOHGjNmze3SZMm2TPPPGPr16+3m2++2Z544on4HQGQh+j1w+q4AJA13i8BAACQV+UorPvxxx9t3LhxLqCbN2+e+4VZXxdccIGbp05BXbFixdLdZ9u2bW7+utKlS9vs2bPjeQwAAAAAAABAnpCjflQtHqE2PQV0FStWtGuuucaFdPXq1Yt6n6pVq9L+CgAAAAAAAGQiR+mZVny96KKLXEDXo0cPK1iwYEyrxqr9tVGjRjnZJQAAAAAAAJDn5agN9pVXXrGWLVtax44dc2dUAAAAAAAAQD6Uo7DuwgsvtLJly9rYsWNzZ1QAAAAAAABAPlQgJ3c6fPiwNWzYMP6jAQAAAAAAAPKxHIV13bt3t2+//da2bNkS/xEBAAAAAAAA+VSO2mDnzJnjFovYuXOn9ezZ05o0aeLaYlNSUiLefuDAgfEYK5Dn6eUY7XUEALmB9x0AAAAgD4R1Cuf0i72/a1a/5C9fvjznIwTymU2bNtmxY8cSPQwA+UBqaqrVqlUr0cMAAAAAEFDIcuCaa67hr/BALlFQd/To0UQPAwAAAAAAnCuVdQByz5o1awjrAJwVRYsWZcEoAAAAIC8sMAEAAAAAAAAgSdpgvRUrVtiwYcPcyrBabKJw4cJWsWJF69ixo91www3WokWL+I0UAAAAAAAAyONy3Ab74Ycf2pNPPmknT56MeH2hQoXs8ccft5tuuulMxwjkK7TBAjhbaIMFAAAA8khYt2jRIhfCqZJu0KBB1q9fP6tZs6adPn3arWQ5ZswYe+211+zUqVP27rvvUmEHZANhHYCzhbAOAAAAyCNtsK+88oop4/vXv/5l3bp1S3edful/+OGHrXXr1jZ48GAbPny4Pf3005ZMVq1aZQsXLrQtW7bYjz/+aEWKFLHq1atbu3btrEmTJjnero51w4YN9sQTT1iBAplPB/jss8+6cPMXv/iFJYKC1BkzZrjzcPDgQatcubL17t3b6tWrl+1t6Zh17PLAAw+4VujseP31113I+/vf/95ymypBDx8+bKVLl871fQEAAAAAAJyVBSbmzZtnrVq1yhDUBXXv3t0FdnPnzrVkcezYMfvggw9ctd/evXutTZs2dvnll1uHDh1s9+7d9v7779u4ceMsP9BxTpw40Ro0aGB9+/Z1lVxvv/22bdu2LdvbUuCnwFOS6fEOp3D2+eeft3Xr1iV6KAAAAAAAAPGrrFMlVtWqVbO8nW7z3XffWbL47LPPbPny5a6CrGvXrumu08/vvPOOzZ492ypUqGDt27e3vErVZfPnz7f69eu7sFJUWafquCVLlsT02HrHjx+3ZcuWWaNGjVzgqRZpnV+1SCcbBZEHDhxI9DAAAAAAAADiW1mnYEehV1Z0m+y2ROaWtWvXuuCwadOmGYI6vyDG1Vdf7dpXFdjlcN2NcyasUwuugit995dJwYIFs7WtpUuX2okTJ1z7rFqIVaGn8A4AAAAAAABnqbJOLa5qGX355Zft3nvvjXibl156yTZu3GjXXXedJQNVfIlaXqMpU6aM/fSnP7Xy5ctbSkpK6PKtW7e6+d00N9uhQ4dcsKfAslOnTtasWbMM29Htx48fb5s3b7bU1FRXdXbRRRdZqVKlMh2jArNvvvnGVbft27fPtZbWrVvXevbs6fbnKWCbNm2aCx/VzquAsVq1am48jRs3jmlCcQVrK1ascONs2bKlff75526sF1xwgWW3BVbUTqvxT5kyxbXCqgU6nMat49N99u/f786znkvRqjd1Wy22oNtK2bJlrXnz5q792s8JOHnyZLdPzY84c+ZMNx+hHrtatWpZr1693HmRkSNHhp4Do0aNcl9+jjwFs99++60tWLDAVQcqsNT9tZ/atWuHxuT3deONN9qECRPcuddch3fddZf799dff20//PCDmwexRIkSrnJRj52eVwAAAAAAALkW1inQ+uKLL9wiCQpILr74YqtRo4a7TgHVl19+6cIPhVPRwryzTeNSwKNVazNTqVKldD8rfFF7qAIXBX3Fixd3wYzm7fvoo49cwBW+kt6bb77pKs10XtR6qRBo/fr1LlAqVqxY1AUfRowY4fan8EzBmwIrBV+vvvqq3XrrrS5AEp3fOXPmWNu2ba1jx46umk3jee+99+zmm2924WBWtIKv5nCbNWuWqyRUEKZ9ZCdY2rVrl1sYQoFVuXLl3GVVqlRx51rHHd5O+8knn4RaZjVuBWMK0cKr+XQ8Wk1Y37Xoh0K9I0eOuLBNgZkq+fr06ZPuPpqLUOFmjx493P10TMOGDbM77rjDjU8hpB5/PRY6b3Xq1And9+OPP3bjOv/8893ttC8FinrcBw4c6C4PPw7Nd6h2aW1T+3vjjTdc6KfxKqjbsWOHe+z0uN9///1J2RYMAAAAAADySFinEEZhyoMPPhgKe4IUWqgSbMiQIaEQL9EUfCkoU1Vcdqi6SxT6BCvjVHGlOe5UyRUe1ilsUxjm6VxoQQdV52k+t0h0HlWJqHAoWK2nufNefPFFGz16tAt9RIGTKtmuuOKK0O10HwVGCuCyCuv0+KgqT6GX//mqq67K9mOlcYiq3Tz9e/v27S5MvPLKK0OXf//99y4QU8Wd2o09HYcW/AhSKKdqOlVlBoMyBWn/93//5855eFin0PTuu+8OhWKqHNSqxQo277zzThd07ty5041Z/9ZjJBqTvrS9Ll26hLansFT3Vyit8xkM27TtSy+9NPSzzqXGG/7YKfjUsWi/CgwBAAAAAAByJawThR1qBRwzZowLZlRJ5EM6BUyXXXaZa7dMFqqAysk8dNdff70dPnzYVUs<text:soft-page-break/>F2zn9trTCbDhVdwWp2mrSpEmhxS2izf2m86WKPO0vOG6FgYsXL3aVbJoDUCGQWnJV1ag5+FQVp8sefvjhLI9HFXyqJNNYFJTp66uvvnLVYqr8K1mypAtfVSGnFtxodA40JrWcBgMqhXVqB9XxqLJQIZqo5VZUURd03nnnuWpGBVqebqPtqIoxSC3I2l6kc655CIOBmtpfdWxqo1Vbqo4rEo1TFAoGz7vo3KrdWOc6GMiqvTWodOnSoWBXYbAeQ1X5XXjhhe4LAAAAAAAg18M6USBxzTXXuK9kp6o4tV1qXrXsVNcpjFJbpKriFEhqLjm1wSr0kvAAUNV74cGQ2jzVJqr7R6MgTmN76qmnot5G+1ZYpyq4Dz/80IVs+tK2FUwp4Aq2d0ai9mQFdbrtgAED3PEpzNLxaZtaHVZVgAqnMgvrVq9e7e6nUEzBncbmKbDVsSrM86vq6pyJWlrDhYd1onFpTGqp3bNnj7u/Vp6VSHP/Bef083SuFNbpvtHCOp13ee6556Iea/DYJBjcilqrNb/d9OnTXSuyb7fWOVQlYVZzFQIAAAAAAMQlrDuXKMTyc6yp8ikaLbSgyi21RapaTfOOqRVSYY/CK4VcqjpTNZXaJMMFF6YIUqjnF0WIdr0q5IKto+G0X1Eb5yOPPOJaSxVGaV40jVNfat+85JJLom5DLZui4/Nj1b8VlimA03x70qJFC4tlYQktpqF250g0j54P6zwFkgp5w489SAGd5u9TCKjHSqGXwjgdt+aRi1QhGSmA9SvdZrbCrbalijwtGhGN5qYLivQ4agERzWmoFt1169a5x0RtzarMu+2227KcKxEAAAAAACDHYZ3aA2OhAEVVRQrKFCAptMgssMpNCp8UHqmyLFpYp3ntFEIpvFH1moIlX7mmhTJ8S6coiIlEVXhacCDYAqztqLorUlWZp30cOHDAnavwcEkBo6rKNC5tS3PCqYJPIZZvz9T2FbSphVUrkAbHGuSr04L7UGh37bXXuoUsFGj6VVejUTuqQimNp3///hkCSgVgWm1V49TYFbL5Y9f2gyusiirngtRGq8D0vvvuS1cxp2pGtapGWqRDVZPh51f70vPNL34Ria7TfbWf8Oo7LZKh50R4uBhOFYaqJNRjp8Ur9KVzoMpCLaChCkG1UwMAAAAAAGQlR8mZqoQUciiQ8BVjqj7yq2P6y7WAgYIYTer/97//3c2JlpN54+JBQYoWBtDcaX7RiCCFQ2oDVSDUvXt3F0Rp/PpSeBUMv1Sxpfni/L+DdHyawy9IAZpCsuDcbpECUN0mfGwK8LQAg+aUUyimoEyh2tixY9PdTo+Hb7eMVt0napcVBUhBCsF8kKe2Ty26EI0WTdBxKwDVuHVeg1+6TKuliqr9xB+7WkWDz4G1a9e6UC98LDr/4eGbzqPCyvBz7o8neLlW1VWFm8JMH+758xLcvw+eJ06cmG57/vmgtlbtMzPz5893lYBqL/a0L19Nl6iAGgAAAAAA5JPKuvfffz/UNvirX/3KVc35QEQhhxZTUDiniqTXX3/drZSpnxVEKQBJVJWRViFV5ZsWxlAYpaBGixgoUFQApSBMK46qlVR0TAr51G6qCilVhOn+S5YscVVbCmRURRekkEmBlCrdtLqqKsu0bc3tltliA1ogQdVqOneq6FL1n/alakDtQ/PLadtqzVUQpgD0rbfecgs0aBwKvbQvtZ1mVgmmIFKtswobVRGmY1JlmQIn0Zx1kydPtk8//dTtX62d0Vpgw1tcg7RIhMI1td3q+aHqOt1eQaZWrdWCDnpeqNJRc8Dp3HuNGze2qVOnugBMFX4K1zRmtemqWlPPMV0WDCUVzvntqhpO29VjG2wJ9pVzqnjT/Vu1auXmlNMYdT4VUmrfCmz1s54XahHOas45VdIplPzss8/cOFSlp8BRj50qGMMX1QAAAAAAAIhrWPfPf/7TzVX20UcfuXAjSBVol156qQvC1Er62muv2e9+9zt74YUX3CqpCr0SFdapNfXWW291K4AqQFPAosBKY1YVlMKkRo0apbvPwIEDXVumwjDdT4FP9erV3aIaWglX7bCqSPMBmfZx3XXX2ZdffulCIQV+Cmt69eqVbrXScLr/XXfd5eY4U4WWgjttq2rVqm5fwdbdfv36ucUTtH1VhKmiTD9rBd7MAjQ/vjvvvNOmTJniqgwVWiosU+WbgjxVESqg1GOrf4dTGKX57RS+aWzR6L4KzrR9hXudO3d2QaAWk1Bgp/Zizfun54pWW1UA6ul5omo0PUY6jzqHOr4bbrjBzWenMFT3CS6AoSBW502Plc6znn8658Fj0CquqgbUcW/ZssUdp6pBb7rpJps1a5Y7nwpydX+NU8/TWFq+9ZzQOVXAuHLlSve80uOpIFTPH4W2AAAAAAAAsUhJy0FfapcuXVy7o4K4zKjtVVVLCldk0KBBLpRRMILkFl65lqxUBajgUSGswri8QFWE4RWbAJAb9AccP/cpAAAAgOSQo8m01OIXbQGDILUsqiXRUwUXIcS54VwI6gAAAAAAAPKaHIV1aj/UfGSa6ywaXafbqF0y2EKp9kIAAAAAAAAAcQrrNJeXFgTQPF2a5yucLtP8a6rA08IIMn78eDfnm18lFAAAAAAAAEAc5qzTXX7xi1/Y2LFjXbukJv/Xogta6EALT6iqTrfRBP//+te/3MqpWjRAK2O+9957bpJ/AJExZx2As4U56wAAAIA8shqsAjqtCNu1a1d744033MqlWiHU08qld9xxh6vA02337t1rbdu2ddV2BHUAAAAAAABAHCvrwu3Zs8dV1J08edKqVq1qVapUOdNNAvkWlXUAzhYq6wAAAIA8UlkXrly5cq6CTl9ly5aNxyaBfCuWlZYBIB54vwEAAADyWGXdzJkz7fXXX7e5c+e6SqCrrrrK/v73v9vDDz9sNWrUsJ/<text:soft-page-break/>97Gd8EACyQS9Hhd4AcLbwvgMAAADkkco6LRzx73//2/2SX6BAAffd534rVqxwq78uWbLEhXlFihSJ55iBPIsPzADONt53AAAAgORSICd3mjRpkgvrqlWr5r7PmTMn3fVPP/20NWrUyObNm2cffPBBvMYKAAAAAAAA5Gk5CuuGDx/uquX0vU+fPlaiRIl012vF12HDhrmJq0eOHBmvsQIAAAAAAAB5Wo7CumXLlln79u2tdu3aUW9ToUIFd5tNmzadyfgAAAAAAACAfCNHYd3JkyetcOHCWd5Oc9gdP348J7sAAAAAAAAA8p0chXV16tRxi0doBdhoDh065G6TWfUdAAAAAAAAgDMM66644grbvXu3PfHEE3bs2LEM1+uy3/3ud7Z//3677LLLcrILIF/yKyoDODfwmgUAAAAQbylpOfikodbWW265xVXOVapUyVq2bGlff/21WwG2adOmbnXYrVu3up+1GmyxYsXiPnAgr9I8j5FCcADJJTU11WrVqpXoYQAAAADIY3IU1smPP/5of/7zn2306NF26tSpDNf37t3b/vSnP1n58uXjMU4g31izZk2mLeYAkoNWPG/YsGGihwEAAAAgj8lxWOft2LHD5s6da1u2bLHTp0+7Srt27dpRbQDkEGEdcG4grAMAAACQNGGdgrnixYtb2bJlM73dDz/8YN9//71169btTMYI5CuEdcC5gbAOAAAAQNIsMKEW17/97W9Z3u4f//iHPfrooznZBQAAAAAAAJDvFIp1wvsgFeMdOnQow+VBBw8etO+++85OnDhx5qMEAAAAAAAA8oGYwro//vGPNn369NDPKSkpbvVXfWVGoV6HDh3OfJQAAAAAAABAPhBTWPfb3/7W7rnnHhe+ydatW91cPeXKlYt4e4V5qampVqdOHXdfAAAAAAAAALm0wESTJk3sqquucnPSnSt0mAsWLLAlS5bY9u3b7fjx41asWDGrUaOGtW3b1s477zxLVrt377YKFSpkept9+/bZkCFDXEB6xx13RL3dk08+aWXKlLGf/exndi7bu3evjR8/3jZs2OB+1iTvF198sZUoUSLmbQwfPtzd/5FHHslysZRo943F1Vdfba1bt4552ywwAZwbWGACAAAAQMIq68K9+eabWYZHyRbUvf/++7Zy5Upr1KiRde3a1X3IOnDggC1evNjeffdd16572WWXWbKZOnWqTZkyxZ544olEDyVpHDlyxIVlp0+fdo/l4cOHbcaMGbZnzx676667XGVnbtMKxwp5PY3hyy+/tIoVK2ZY/bhWrVq5Ph4AAAAAAJCPw7rszEOnRSbOP/98SySNQUFdz549rUePHumuU7Ci4Ofbb7+15s2bJ12woiorhVL4r+XLl7ugtX///tayZUt32Y8//mgLFy60Xbt2WaVKlXJ9DA0aNMhQ2aiwTpV9fkwAAAAAAABnJayTZcuWuWq1H374wbWUBrtpFS4dO3bMtW/u3LnThWWJ5NsVI7W6FixY0C688EL78MMPbf369UkX1iEjv8Lw/v37Q5edOnUq9HgCAAAAAADkq7BO877dcsstLjTxIZ1aD4OBnf85GeaC02IXMnfuXOvXr58VKFAg3fVNmzZ1babBy1Vtp9bGa665xq16u2nTJhcENW7c2C699FIXFH311Vfucm1fx6k50/y+RGHlN998Y99//70dPHjQbV/tw23atElXnThy5EhbunSp3XDDDfbFF1+4KjGNSZcF55pr1aqVG0+8KVydM2eOm9NPY9Y4q1evbp07d3Ztw54q10aNGmW33Xabq1RUYKu51apUqWJ9+/Z195k4caIbtwLcqlWrunOieQHDqwV1XrZs2eL2rUo4nY9Y53VTpaYeE7UI16tXzz0G2qcem/Lly5/x+VAAPW3aNNu4caN7jms+O1VdquW2UKEc59sAAAAAAABZylHy8Morr7gwpnfv3jZgwAAXbHzwwQf273//24Uv+lmVapp4+6OPPrJEUzg2e/Zsmz9/vq1atcoFa1qIoXbt2i6IUbAYaZ4zhWaan09BjQKi1atX26JFi1xQt23bttDl2qa2rW1cccUVoQUQdJ4KFy5sF1xwgZUuXdoFdgrExo4d6wKxdu3ahfal8/bJJ5+40EoLX+j2CsoUSClAU8tntNV3g7QdhYyxUqCqx07hW926dd1jqsdWwdw777zjwjZVHgYpXCxVqpR1797dnSPNF6d5/xTOaf9qLT506FDo8oceeigUYioUHDNmjAvw1JKs87BixQoXAuqcKgjNivat8/zpp5/a66+/7o6hWbNmbiGHM6UA8uOPP7bixYu7x0JtrevWrXPzBq5du9YFlXpMAQAAAAAAkiasUzClifT/+c9/WpEiRdzqou+9954Lq/r06eO+tGLsH//4RxsxYoTdfffdlkiqtrr11ltdIKTgS+PXl79OoZuqyIJVcX4hg4suuii0YIAqv55++mnXLnvJJZdYp06dQmHgM88848I8T3PgqRVY4Y4qzjyFey+88IIL+IJhnQInhUO9evVKNwZVA2rMsc6Dpiqzp556KuZzowU2FNSpak9hlw8tO3bsaEOHDnUrroZXrOk83XnnnaGWU1XX6XgV8g0aNCi0DVWlzZw50zZv3mz169d388xpXjeFpTfeeGO6fSkAVKDaokWLDJV44RR6Kjjz503Vigozz7QFVo/X559/7sLS++67L7SyrB6XCRMmuGpAfWnuQwAAAAAAgNyQvh80RppMXwGXgjrxra7Bts2bbrrJqlWr5to6k4HmonvggQfsjjvusC5duljNmjVdVZdWEFX12osvvphuDjRPx+kpDPKhlSq5PG1HVW8KozxVpD366KPpgjoFS36xCAVD4RRonSm1pCqYjPYVzs8nqAAqWF2oQE4hpcasBR2C1KIbDMb8gg66PLgNf64Urvl9aW45nTsFoaoA1Jf+7c9z+L7C7dixw4WIqoBTKKyFHhRm+ueZFpiYN2+ee45mlwJABY/<text:soft-page-break/>t27cPBXWeqgDVAqv9AgAAAAAAJFVlXdGiRdO1AqplU9V1ahcMUhWZKquShYIktb/qS1QJpmo4tThqIYxx48a5eeOCSpYsme5nP69d+OXhbbT6WcHc5MmTbevWrS48UjB48uRJd31wfj8vPCDK6WOTndBPY9JjqXbgcJUrVw619ObknPjL/bEqVBO1r0aTWcim7ahVWK23CoMVEqvF+NVXX3XtxQqHFbiq+u3aa6+NeEyZ8cfpjztI50iBbPi5AAAAAAAASHhYp7BL84wFab6z8KojVY/5VToTRYGc5tBToKiKqSBVBqrKS9VZQ4YMcQtBhIvWWhlpjrsgtZZq3j6FPFoEQW3BCoFU4af24UjCF75INF8FGL6oQk7PiQ/ttMhHtIUgMgssFfZt377dnU9fzalwUi21r732mgtbdb79gh/ZFSlADb+e1WYBAAAAAEBuylE6pJZJrZj5l7/8JdTi2LZtWzdfmlYDFQVfmsdM7aaJpPBm1qxZrtU1WnCowEeVgfFcOEBzsynkuv/+++366693c9EFW2eTharFNLdcpIo2VRuKzk08+Eo3X/0X/FIrrYJV31odia6PFGpq/kRV0ilMU0CsOfAy2040PkBUq204f47idS4AAAAAAADiFtbdfvvtLoR766233LxscvPNN7uqo4cfftitEKsvhSuqokokVXtpAQi1Tn711VeharGgDRs2uIBGbbvxornYtKJoeGuoWjQl0jgiCW8ljTd/zGrXDe5Dj53GqvOnqsB48HPaqdJR4VeQHpv333/ftmzZkul8fDqfCoK1cmyQ2l/9+LVohg+Rs0OhoarytGKtVrMNUtirFuZ4PkcAAAAAAADi0garllIFK1rV1FdLqb3zf//3f+13v/tdaNECraSa6JVgRQsRKIxTpZ8WEVDgonErfFE1oMZbtWpVN954UcC1aNEit0quWjIVTmnxhI0bN7pQUwsZxMK3hU6aNMm1GsdjEYogrTKr49dYFXhp5VeNVXPAaX42nTtV38WDVm1VVaaO5aWXXnKr66rKTi3Delx0nhToRaPzdtVVV7lz+sYbb7gKOp0fray7Zs0a9xzUOVIY+Prrr7sA2S9+EQuN5fLLL3cr02rBEc2Hp+1rLkaNUXPiadVgAAAAAACApArrfMvg//zP/6S77IorrnCBlxZt0PUKT5KBWiJVDahASvPqKYjSCqRqU1WY07dvXzefXTznI1PoU6xYMRfQKYhS6KM56zSO+fPn25IlS1wYllUQphVZtcKpqtw2b94c97BOlXua802twjo/EyZMcO3ANWrUcMfQsGHDuO6ve/fu7pzPnj3bpk+f7qrhdA70GHTo0CHLefsaNWpkd955p1sURGNWa7NCwEsuuST0GKr6buHChRmqGmMNL9XqqrFpjNq+xqc2ZgV14fP3AQAAAAAAxFNKWhz7KxVsqM0x2RZKQP6jp3VWC14kK1UJxlp5CSBxVI0b7z9oAAAAAEC2UjUFCGo/HDFiRMTrVY2k6iOtdho+5xdwNp2rQR0AAAAAAMjfYg7rtDKoVtzUvHRa6TQSTcyvFTOHDh3qFpjYunVrPMcKAAAAAAAA5GkxhXVaGfSOO+5wc6/VqVPHrrvuuoi3u+++++yvf/2rm6tOK6wOHjzYLeIAAAAAAAAAIE5hnVbfVFDXpUsX+/TTT+3qq6+OeDstoqCKug8//NCt9Km5tz766KNYdgEAAAAAAADkezGFdePGjbPU1FRXNacVTrOi1TSfeuopt9DEF198EY9xAgAAAAAAAHleoVhutHr1amvWrJlVqVIl5g2rFbZly5a2atWqMxkfkO8oGAeQ/HitAgAAAEhYWHfs2DGrVKlStjdetWpVW7JkSU7GBeRLaWlpLugGcO68Zll9GgAAAMBZb4OtXLmybd++Pdsb37Vrl5vHDkBs+NAPnFt4zQIAAABISFjXoEEDW7lype3fvz/mDR84cMBV1dWrV+9MxgcAAAAAAADkGzGFdVr99ciRI/bCCy/EvOEXX3zRtc9269btTMYHAAAAAAAA5BsxzVnXp08fa9iwob355ptuNdj777/fihQpEvG2x48ft5deesmGDRtm5cuXt5tvvjneYwYAAAAAAADypJQ0zY4dgzVr1tj111/vKuy02IQCPK32WrFiRTt16pTt2bPHFi5caJMnT7YdO3ZY0aJF7Y033nC3AQAAAAAAABDHsE42bNhgjz76qC1dujTipNp+Ux06dLDf//73bq47AAAAAAAAALkQ1nlz5861sWPH2rp162znzp1WqFAhV23XrFkz69u3r/sOAAAAAAAA4CyEdQByh16OkapWAZxdvBYBAAAAJPUCEwDODoUDmzZtcispA0iM1NRUq1WrVqKHAQAAACCfIqwDkoyCuqNHjyZ6GAAAAAAAIAEKJGKnAAAAAAAAADIirAMAAAAAAACSBGEdAAAAAAAAkCQI6wAAAAAAAIBzOawbOXKkzZs3L8vbff311/bcc8/lZBcAAAAAAABAvpOjsO6xxx6zDz74IMvbjRo1yoYNG5aTXQAAAAAAAAD5TqFYK+lOnjyZ7rINGzbYRx99FPU+P/74o82cOdMKFy5s57LJkyfblClTMlxeoEABK168uNWsWdM6d+5stWrVypX979692ypUqJDt++3bt8+GDBliLVq0sAEDBmR62/Xr19sbb7xh3bp1s4suusjiYeHChS6sDafnQ6lSpaxBgwbuvJUtW9Zy25NPPuken7vuuivX9wUAAAAAAJDrYd2yZctsxIgRlpKS4n7W90WLFrmvzKSlpVn//v0tL2jbtq3VqVMn9POpU6ds//79NmfOHFu1apXddNNN1rBhw7jtT+fu3XfftRMnTtjtt99u56omTZpY06ZNQ8d07Ngx27Ztm82fP989f37yk5/kWtDp6TlYokSJXN0HAAAAAADAWQvrHn74YVcp53366adWu3Ztu+CCC6LeJzU11erWretCrLxA<text:soft-page-break/>gVLLli0zXN64cWMbOnSojR8/Pu5h3erVq9MFhOeiKlWqRDxvHTp0cC3SCiQfeughK1asWK6NIdL+AQAAAAAAztmwTm2Lf/vb39KFda1bt053WX5VrVo1q1y5su3YscOOHDmSq6FTXlK1alXr06ePjRkzxmbPnm09e/ZM9JAAAAAAAADOjbAu3IoVK9LNjRacd2znzp1unjW1P+YXvj349OnT6c7D1KlT7fvvv3chXunSpd056d69e7pA79lnn7WKFSu6CrpvvvnGVdRp3rhx48aF5gbUnGtXX321C0h1vVpIFy9ebNu3b3dtspo7T1WMvXr1svLly2cYn8IwfR04cMBdr4pIVbb5cUeza9cuN1/funXrXPtqmTJlrFmzZm5uu3jMRdiqVSt3nCtXrkwX1h09etSdu+XLl7sx6/hUtajbaAyi++mY7rjjjgzVh99++62NHTvWrrvuOjv//PMjzll36NAhd2xqYda/FUirXVfHVrRo0Wyfg71797rVj3/44QdXhaq22/r166cbMwAAAAAAQK6EdX4eu9/+9rcu5HjrrbdClytA+X//7//ZeeedZ//85z9dYJGXKaxUoKPA0s+LpoBN50SLULRr185dpxBn1qxZLhxSaBScQ23Tpk2uMk9h2+HDh13r6DXXXOMW9lCQp2DIz+umkEphlIK/3r17u8s2btxoS5cuddtRS2nBggVD21YQpnBV4ZweqyVLlrht7Nmzxy677LKox7V582Z78803XTtz+/bt3Xh1DNOmTXMBpObRK1Qox08fp0iRIi481Bx2Cjp1vhRsvv766+68ap7ASpUqubHOmzfPnbu7777b3adNmzbuuabQMjys01x4CvjUohyJwjS1Liuk03ZU5afgUwui6Bzq2HQOYz0HChe1QIeCVD3eup0ez7lz57rFO+6///5zfqEVAAAAAABwduQobVm7dq1bGEDBikKgIIVLWoFUIcoNN9zgVow91+ddk+PHj7sgzdPquAqZJk6c6BabUMWcKLD57LPP3Pd77rnHhU2isEeB2xdffGETJkxwlXLBbd94441Wr1690GUKrxTWKfjxc65p/wqAFITq3Hratm7/3XffudCpevXq6batgEur1orCJM0Vp8BP99PjFU5j10quqjD76U9/GqoE1O31WI4ePdoFZV26dDnj8+q3rWMrWbKkO58K51QxF1x4QlWFCthUMXfLLbe4QFPHqWNW6OiDQ1U0btmyxTp27JgutAxSBdzBgwfddoLzDGr/Wv1XcwUq6Iv1HKjqTouNDBw40FXdeaqoU3CoMQUfEwAAAAAAgLiGdS+88IIL6n73u9/ZzTffnO66Tp062QcffGDvvPOO/fGPf7R//etf9tRTT9m5TiGRvsIp4Ln88stdhZZs3brVhU0Kl3xQ56n9VK2uCpiuvPJKV0kmCpViCTRVLfbYY4+la7cVVXb5yi21agYpjPJBnd/XhRde6EJUVdx17do1w34U+Clg0ngV3AVDSgWFCsbUohqPsE5Bp6glV/tSxaYCxAoVKqTbr86zwjsFxQogVZWnc67wUxV3ancVv0KxfzzCaR86bs0zGL4giJ67Oj7tPzvnQC3OosdWlyt01fh0nvUFAAAAAACQq2HdggULrHnz5hmCuiBd9+GHH9qMGTMsL+jcubM1aNAgXeilttJy5cqlm/tNc5dJeFAnup0uV+WWryQTVW354C4rCoPU2qovzQ2odlFViXkKloIiVc4pCBOFipFou6LWU31Fov3Gg86Djl0VbPq3QmB9ZRbwah47HZeeg19++aWr4lRYp2NXm6+q2FR5F4m2rXAzUnu22l21YEh2z4HCULUqT58+3d577z13PLpMYaBCWz1PAAAAAAAAci2sU5DhWzMzU7t2bVuzZo3lBQrZYpl/Lzwsi3Z9cL63rBZ6CFahjRgxws2Jp0BKwZLaLvVdAaDConCZbTtaQOjHqKoyX7EW632zQ+GcAi+NX+Gn36+CLs3fF42vZFPAp/Fpvj5tS23JCvIiVQt64VWJ0WT3HGhRELWEq8pPbbGaq05zCWp+u9tuuy1ddSMAAAAAAEBcwzpNyK92xawouIhUYZaX+dVY1UIZKQDS5argCq44GiudcwV1qvLr27dvuusWLlwY8T6+0i/Ij81X2IULru4bHlDqGNTGq4rCM6WKOPFhmNp81T6q6rdIwahaYBWQBYNOVa5pO2pJ1eIQuk5zJkbj9+Er54IU+H3++eduPNk5B1qwQgtKqJVZi2LoS7fRuDTvoKpLr7/++hydIwAAAAAAkL/kqDxKVURaFfOZZ56Jept///vfrrqoR48elp8oyFSIo3bM8MBu/vz5biGCpk2bZrkdXxEXrNTz86ZpvrUgtbMqrIpUOabKxmC7qxbGUHik7Ucbh6r2FFZp/rfwUEstoZrvTq3QZ0LnRos5aAENLXohCuK0yq326YM8T3PIaR5EzRsYrGirW7euO98KMjUXnY4psyBU99Wcc9qeVnQNf3x0HnVusnMOdD9VPPrHQLQNX00XjypEAAAAAACQP+Sosk6ri2o1zFdeecUFLj179gzN9aVWRLX+KbhQiKKVNPMTBTNaPELB0quvvuqCKJ0HhZsKfhQA9enTJ8vtKOxRFZhCpTlz5riqLc2Zp3bRr776yrWPai40VXSpqs4v1KD52IJURabVX7U6qqrONAY9Rr17905XPRbtGPQYqxVUFYNaZVUBlY4n1hBW4/fBm4JHLYChRTgUrmk/qjgLhms6Nwp5VZGmMK1GjRqutVWr4Or2/fr1y3CeVF03adIk97P+nRW/j7ffftsdm8JPHZvOo+aZU+CXnXOgSjqNT6sA63HW9hSsKtTT46VzDwAAAAAAkGthnSb3f/311+3Xv/<text:soft-page-break/>61C+XU7hpeCaZg6emnn4460X9eptVA77nnHps6daoLgBRQlSlTxrWvaiGCWFtgL7nkEpswYYJbREHzsCkU1cIdCkhnzpwZmr9Nc6WpdfPll192lXRaeMFTkKTAToHfoUOHXFvygAEDMm0V9a2fOgYFr/4YtK/27du7Y/CLY2RF1W768rRqrUJCjUsrpeq8BCmAHDx4sDt3el6pQlGhpSrotF8fCgcpoNM50bZ07rOi2w0aNMjdR+2sCtUUvnXv3t09Rr4SLtZzoO933nmnG7MW/lBwp3OuORsHDhzoAkcAAAAAAIBYpKRltSJCJnRXVRl9++23rq1RLZYKg1SF1KlTp5gXTgDwXwpcwyskAZw9+oOKqmwBAAAA4JwL6wDEH2EdkFiEdQAAAAASiZnvAQAAAAAAgHN5zjrNnRYrtcL6yf8BAAAAAAAAxDms02qisYR0WkhAq2ECAAAAAAAAyKWw7uuvv454+enTp+3AgQNu5cyXXnrJmjVrZv/+979zsgsAAAAAAAAg38m1BSZWr15t11xzjT3yyCM2ePDg3NgFkCdt2rTJjh07luhhAPlWamqq1apVK9HDAAAAAJBP5epqsHfccYdt3brVvvzyy9zaBZCn6OWoFnIAicVrEQAAAECeXA22ePHiLqwDEBvCASA58FoEAAAAkOfCui1bttjs2bOtYsWKubULAAAAAAAAIE/J0QITQ4YMiXqdFpnYvXu3jR8/3g4fPmzXXXfdmYwPAAAAAAAAyDdyNGddkyZNXItQVndt3ry5DR8+3EqWLHkmYwQAAAAAAADyhRxV1j344INRr1OIV6JECWvcuLF16tSJeX8AAAAAAACAZFgNFgAAAAAAAECSrAYLIHvIzpEX8bwGAAAAgDi3wf7rX/+ynFIb7AMPPJDj+wP5iV4vmzZtsmPHjiV6KEBcpKamWq1atRI9DAAAAADIW22wfkEJT3cJ/zndRv//6/ztli9fHt9RA3nYmjVr7OjRo4keBhAXRYsWtYYNGyZ6GAAAAACQtyrr7r333gwLRUyYMMGFClpIonfv3lazZk0rWLCg7dixwyZPnmzz5s2zNm3a2PXXX59bYwcAAAAAAADylBwtMKGgTivCqr31oYceinib4cOH29///nf761//av3794/HWIF8gco65CVU1gEAAADAWQjrrr32Wjt+/LiNHj0609sNGDDATpw4keXtAPwXYR3yEsI6AAAAADgLq8EqTGjQoEGWt9Ok4hs3bszJLgAAAAAAAIB8J0dhXYUKFWzFihUZFpYIUuXdokWLrEqVKmcyPgAAAAAAACDfyFFY16NHD9uwYYP95S9/sZMnT2a4/siRI/bYY4/Z9u3b7bLLLovHOAEAAAAAAIA8L0dz1u3cudOuu+46F8apyu7CCy8MVdBt2bLFvvnmG9u/f7+dd9559s4771jJkiVzY+znHK2SO2XKlJhu26pVK7vmmmviuv99+/bZkCFDrEWLFm4+wXhRFeWkSZNs+fLlLqitUaOGXXzxxVa1atWYt/Hss8+650y4AgUKWGpqqlWuXNkuuOACN/ZkMnLkSFdBqoVWypcvH5dtMmcd8hLmrAMAAACA7ClkOVCpUiV7++237U9/+pMLoMIXkFDAcuWVV9pvf/tbgrqApk2bZgh0vvzySzt8+HCGFXPLlStn54qPPvrI1q5da507d7YSJUq4sPaNN96w++67z0qXLp2tbYWfh1OnTtmuXbts3rx59sknn7hgUKFdstBY6tevz/McAAAAAAAkLqwTVU+99NJLrrru22+/tR07dlhKSoqrsOvUqZOruEN6Ojfhc/hNnDjRfW/ZsqWdi/bs2WOrV6+2Nm3aWO/evd1lxYoVcxVnK1eutPbt22dre9HOg7av55sq+Fq3bm0FCxa0ZKBFVPQFAAAAAACQ0LDOU/ikKjrkTydOnHDfgy2sfh7DeAZqFStWtLp167oKPlXasXAJAAAAAADIi84orNPcde+++66rrNO/ixQp4irqOnbs6OZbq1atWvxGmg/98MMPNm3aNNu4caMLxcqWLWvNmze3rl27WqFC6R86VbfNnDnTNm/ebKdPn3aPg6rROnTo4Coeo9F2Vd2n+ytwK1y4sNWsWdPto3bt2lmOUaGZ5qZbt26dzZ4927VIf/311679tVmzZhZPen5Fm+NNrbeaL1HHrjHouFWB561fv9615l599dW2d+9emz9/vh07dszdtkuXLnb++een2+bu3bvdNr///ns7ePCga+0OntNoc9b5/Vx66aW2atUqtxBL8eLF7e6777YyZcrE9XwAAAAAAIC8J8dhnRZKePTRR+3QoUMWXKNCoY9Cm1dffdX+8Y9/hFojkT3Lli2zjz/+2AU9Coc0F5wCMZ13VZfddtttLliTGTNm2Pjx411YpOBJodaKFSts3LhxLjy6/vrrowZ22oe2p3ZVVa/9+OOPNmfOHBc4DRo0KKZFIrRYhR5v7U90Hy1AooUh4kXBmo5F2wy2WGusY8aMcW3ZWqVYoZqOfdSoUbZt2zYXmgXp/GlbOqc6TwrtPvzwQ7v88stDLbsK81555RV3fjUnnYJHBXYLFiywsWPHun20a9cu0/EqAK1Tp45bDVkhKEEdAAAAAADItbBO4c4jjzziQg9V0PXr189VY2kxAFWDKTz57LPP7Je//KVbFKBevXo52U2+pfP6+eefu7nftEiDgjpRwDRhwgRX8aWvnj17umBJlWwK2hSu+eozVTfq3C9du<text:soft-page-break/>tRVfgWrzDwtbKF55RQ8afVWT4+Xwi5VqmUV1qnlVcGiD2wVZA0cODDHK6NqTOGVf2p71UImWmn2kksuCVUVHjhwwC3QoVWHb7zxxlAgqWNXxZtCY60eqyDPUxipc+rHpzDuxRdfdOdVt9XKlaoU1WOgQLR69eqh+6r67oUXXnAVc1mFdQpZNSadDwAAAAAAgFwN615++WUXZvzlL39xVVVBDRo0cBVOCpYef/xxGzZsmP3xj3/MyW7yLYWhR48edefRB3WeLlMIpYBMYd3y5ctd66evqPMUXKmqUWGdbhsprFOVmr6+++4717Ks0EurmmrBhAcffDDLceo58M4777g2XS0MoQq06dOnu0o1tX1qDKp8U4VZMPTKzFNPPRXxcq2Oe8UVV6RbCVbjVkCsdlsFeUFqF168eLE7P8GwrlWrVumCRB2/KuoU1um8a1sKLnU+gyu8KozUefbHnRXNr0dQBwAAAAAAzkpYp7nRGjdunCGoC7r22mttxIgRLrxB9qhaTipXrpzhOrVmKrjyt8nstprjTgHevn37Iu5HC0CoMlJVdKNHjw5tR4GrqsyymnNQrZ4K6jp37mx9+/YNjUfhoLapYOyrr75yAVusYd2tt97qvisY0/x7eq4psNTzKXwbmldOPv3006jbCz/2SOdJVYl+ZVtRyKj9q5pv69atbhu6zi+cEWz7jiY8ZAUAAAAAAMi1sE6BTFZtgL6dUi2ayJ6swiBd71dazeq2Cp0yW5W1SZMmLpzTIg2qLNOCCgrI9KX53tRSGo0q2xQe9urVK3SZFnBQsKXATtsSVd3Fqn79+qF/N2zY0IXCqs7UHHoK8tRu7fljVxt2tLbb8NAsfGEO8RVz/jypNVjVgTo2PYd1jhTyqeLwn//8Z0zHQVUdAAAAAADIiRwlCgpGfBCTGd2GifWzzwdPO3bsyHCd5nBTpZc/r5ndVqGqqsGiPQZq51RlnFpumzZt6tpMtarpvffe6+Zu02IMmTl+/HiGYEoBl+ZqU0im+ee0omwsq8pGoznzrrrqKrevDz74IN2cdqocFI1VIV/wS6u86j7hK8j6arwgzYknfuEKzYOnUO/+++93i3MojIz3yrYAAAAAAABxC+s6derkqo/U6hiNJvjXqpyZVWYhMoVNmktN871ptd2gqVOnugBOix2Iqr7UtqkFJ3x45qvOJk2a5P7tbxtu+/btrmotPJRTFZn2n1V1mCrfFB7OnTs33eVaxMG3jKqVVau4ngkFZZpzTyuyfvHFF6HLFTDq2KdNm+bGEaT22/fff98tkhGkFV2DgZ+CSi0ooQUhVGEoul4/B+esE53jYCUeAAAAAABAUrTBqvJK1Ue/+c1vXNChCfl9e6JWg9V1CutU1TR48OB4jznPU6XY5Zdf7s6hVirVnG+qVFu3bp0LSTWXnOaJ85V1F110kWs31sIfCrVU3abbKSTTohHR2lDV1qlgcN68eS600qIICqLUwrp///7QPHTR6HHftGmTjRs3zlX2aVwKx7T6rFay1QIXCs3efvtt69+/f9TQMBZqyVWlplpvtXCEjkmVcFpkQ6HkSy+95I5d507HrpZeHbsCvSCFekOHDnVt3Ar6dOwK57SCrW+RVQCqY3jvvffcNnQfLVShKkS1yupcAQAAAAAAJE1Ypwokzd316KOP2scff2yffPJJuutV1aWw5h//+IcLO5B9CqPUvqoFOrT6q1Y91cISaslUUBece61r165ukYRZs2a52+v86+fLLrvMrXSqUCoSXa42zxkzZrgQbNWqVe6yKlWquMVDtMhEZjS+e+65x4VlCshUtaYVYbXPbt26ueo0Velp8QrfsppTqvTTfHhvvvmmjR071gWL2lf37t1dy6vOkT92nScFjVqROLw6UJWeOkbNyafqP4XM2q5WrPUUlOr5q4BOoZ+CUh3H7bffbvPnz7clS5a4FmPtBwAAAAAAIJ5S0mJZ2jIKzfWl6iO1QaqySptSqKGw5rrrrnOhD6DnRbTA8GxRlaEWqVCIqErEZKbFPqjeQ16hale1zAMAAAAAcrGyTtVNWqVTVUoPPvhgTjaBfCTRQR0AAAAAAECeDus0j5paIDVXGQAAAAAAAIAErgarCfkbNWoUpyEAAAAAAAAAyHFlnSb11yqwWvmzevXqnEkkPS1I8fvf/z7RwwAAAAAAAIh/WHfbbbfZ6tWr7corr7SePXtakyZN3Gqf0eYmGzhwYE52AwAAAAAAAOQrOVoNVuGcgjl/16wWEFi+fHnORwjkM6wGi7yE1WABAAAA4CxU1l1zzTWs8AnkktTU1EQPAYgbns8AAAAAcBYq6wDkDr0cCcKR1/C8BgAAAIDYEdYBAAAAAAAA51ob7KlTp+ytt96y8ePH2+7du90qsFpgQi2xAAAAAAAAAM5SZd3x48ft7rvvtrlz54YWlXB3Tkmxiy++2IYMGRKHoQAAAAAAAAD5W0yVde+8847NmTPHqlSpYvfcc4/Vrl3bVq1aZa+++qp99dVXNmrUKLv66qtzf7QAAAAAAABAfq+su+mmm2z58uU2ZswY1/7qrVixwvr372/dunWzoUOH5vZYAQAAAAAAgDytQCw3WrdunbVr1y5dUCdNmjSxZs2audAOAAAAAAAAwFkI6w4dOmRlypSJeF3NmjVt3759ZzgMAMLizMhtPMcAAAAAIA/MWXfy5EkrWLBgxOsKFy5sJ06ciPe4gHxJi7Zs2rTJjh07luihIA9KTU21WrVqJXoYAAAAAIAzDesAnD0K6o4ePZroYQAAAAAAgGRtgwUAAAAAAACQ+wjrAAAAAAAAgCSRkhbDbONa9bV48eJWrly5DNft3bvXjhw5kmGl2NAOUlJswoQJ8RktkA+sWbOGNljkiqJFi1rDhg0TPQwAAAAAQDzmrDt8+LD7imbz5s1RwzoAAAAAAAAAcQrr3nzzzVhuBgAAAAAAACC3w7oOHTqcyT4AAAAAAAAAxLMNNi+ZPHmyTZkyJcPlBQoUcHPz1axZ0zp37my1atWyvGbbtm1uDkG1LRcuXNiaNm1qvXv3tiJFiuRoW/PmzbPvv//<text:soft-page-break/>eDhw44FqeK1WqZM2bN7f27dtbwYIFQ7dduHChjRo1yq688kpr27atJZNkHhsAAAAAAMhf8mVY5ymYqVOnTujnU6dO2f79+23OnDm2atUqu+mmm/LUZOx79uyxYcOGWcmSJe2iiy6ynTt32rfffms//vijXXfdddnalsJOfZUoUcJatmzpFh85duyYO29ffvmlLV++3G655ZYchYBnm54D/fv3dyEtAAAAAABAIuXrsE6VcwqawjVu3NiGDh1q48ePz1NhnSrIjh8/bldffbXVrl3bXbZr1y4XrOnyWIM1hZmqTtR5GjhwoBUq9N+nUZcuXWzixIk2bdo0V62W3RAwERQ0RlrpGAAAAAAA4GwrcNb3eA6oVq2aVa5c2Xbs2GFHjhyxvOLEiRPuu6oHvZMnT7r2VbUAx+Lo0aP21VdfWalSpTIEdV6vXr2sQoUKtmLFCtu3b18cjwAAAAAAACBvy9eVdZlRgCWnT58OXaa20alTp7o52hTilS5d2po0aWLdu3e3YsWKWVpamj3zzDNWtGhRe+CBB0L3U5vp008/7S7/1a9+Fdq2wrN//OMfbhvXXnutu0xzv6m9dPXq1Xbo0CEXiqmCrUePHm4+Pe/ZZ5+1ihUruhbOb775xu1bra0dO3aMekyqIpw9e7aNGzfOBZILFiywTZs2uftECt0i+e6771zApxbiaPfR8akFVuNNTU1Nd52OWRWLS5cudcdXtmxZN7+dFjHx50V2797tjkvn+uDBgy5MVADYpk2bdAuejBw50m3rhhtusC+++MKda83Dp/Opc6LjnT9/vu3du9e1/7Zr186NX5WBjzzyiNt/pDnrnnzySbvgggusQYMGNn36dBfcao6/Ro0aWZ8+fdzj4sW6HwAAAAAAgKwQ1kWgajC1hypg0ZxssmHDBnvrrbdcaKQgRtf98MMPNmvWLDdP21133eVue95557nQRtVrZcqUcfddu3ZtqCpt69atVr169dDlCnQU1omCntdff91dpqBI+9i+fbvNnTvX1qxZY3fffXe6wE5Bm0IkVbIdPnzY6tevn+lxKaDr2bOnTZo0yV544QUXMin4uvjii2M+NzpmCc71F0m0ttKvv/7aXdepUycXzqmlVuGhzqtCO38eXnnlFReO6TwoFFVgp3Bx7NixocfAU6D6ySefuGNRaKrbi8I7LYBRt25dd3s9JgpCYw0m9fgsXrzY3Vch3vr1693PGp8eb+9M9wMAAAAAAODl6zRB87Qp5PIUkmmFU825psUmVDEnCrU+++wz9/2ee+5xK56KwiXNe6ewRiusai44BW8K6xSuKWjyoY8CJFXNqVLMh3UK+bRiqqq1ZMyYMa7ybPDgwVa+fPnQuFQpNmLECBey9evXL934b7zxRqtXr15Mx6tqNR+26VgULl166aXpKtqyoso1CVaWZYcCzEGDBoWCLFUNPvfcc646zod1WvRCi1XcdtttoXMl559/vgsZdd6CYZ0PHRVaelrtVgGatq+qO3+M+lmLbMQa2iqU86sC6/HU8Su007lUpV889gMAAAAAAODl67BOVVr6Cqc2xssvv9y1XIqq4bSSauvWrUNBnacAR+2aag9VG6WCMy3UoIBO1ylIWrdunbVq1crdRmGdFmHQ5Wp1VZulbq+2Wt1HC1qoXTYYIlatWtVVo2khiGBYp6Avqwo3TwHTu+++68KkK664wlW06TItBKFQUiGeAijt31cTRuLntgu2B2dHs2bN0lWc6bi0P1XOear00znS4+DpfPl9KsgLF15VuGzZMvdd2wmGkVpYQ7fVY5IVVTb6oC5YnajzptBOYV089gMAAAAAAODl67Cuc+fOLiwLhl+qGFOAFAxe1PYo4UGd6Ha6XMGbAjYFTNqmQhqFS2pj1dxsCm50vcIdVe2pgk+Bj2+BVRjoA7ynnnoq6phV/efDLrV8xrIwhCrwPv74YzeeO++801WraYxqNdWcagoD1d6psanVNrOwzlfUaexahCO7ggGcp+PRcQXPqcaqsSkoVYWbzo+/jc5TuPAxK3gUzesXTo9XLCFatLEGxxCP/QAAAAAAAHj5OqxTmJLVPG/RwqFI1/sgRwGcquBUraZ55RQCqtJKYZ0WM9BlqrBTKKV2yeA2dF/fDhpJMJyLtX1148aNLlxTZaBvK1XVmNo233zzTTffm9pv1Xpbo0aNTLelSj7Noac5/DI7d2oN1WqwCkSDbbqxhIsrV660Dz/80M1Zp/vqnCgYVJXbP//5z4j3Cd+uAlHRuQ8X61xysZzfeOwHAAAAAADAyzo5QWj+OK0GG04hmy7XqqdqXxXNQafwSPPWqbJKIZOCJx9uKajTvGsKvvyCEX61UIVmul34l6rjFAjFEnaF030jBUoKENXuq7ZSVbJ17do1y4BKx6ZjVeiosUaibanNVsev486uL7/80gVd999/v11//fVuLjq1z2aHWlRFC4WE89Vw8XC29gMAAAAAAPIHwroY+DnjlixZkiGw8yu/ahEIT+2pCsIUyKmKzod0atWsUqWKW0xBbbC+Bda3XOo+mrdOVWtBao19//333dx4OaGFJBR+ab9a5CIYNKrF1FPA5oO9aBTUKTzTdj799NN07at+mwrb1P6rqsGaNWtme7yqQFSIGd6G6o8/lvnyfLg3e/bsdJWRWj1X5zNeztZ+AAAAAABA/kCfXgxUzabFI9555x179dVX3UqkCu/U5rpo0SJXFdenT59091FQpdBKgu2i+vfMmTPdv4NhnajKbfjw4W7l17Zt27pgTxVbajtVANi3b98cjV/Bl1Z9/fzzz+21115z49eiFpqjTmGixqHbKHjUCqY333xzpqu9auVVzeOngEorubZs2dKdD7Xaqv1XQZ3aabU6bk5oPDqv7733np133nmugk/bVTuvqgOPHj2a5TYUfKrtVxWAGpceDy1ioUAyO6vfJst+AAAAAABA/kBYFyPNnXbPPffY1KlTXTCj1tEyZcq4Odm6desWaoENBk4K63S5nydOtLCDwjqtKqr7BymcGzx4s<text:soft-page-break/>NuHwinN+6bQTNVbWrHVt+PmhFamLV26tKtO0wqwfn8K1LRSrSiw27x5swsGM6MQSuGfgikFiVrlVgGVQk3NLXfZZZe5QDAnLbs+tNQYdA5UaaiKRG339ttvd4GiKhwVFiogzIwCVp2zBQsWuMdCx9+zZ08XsiqojNeccmdrPwAAAAAAIO9LSctq9QTkK3o65IWKMIWpOg5VEIZT5eL69evt8ccfz3GgmJv70Vx/sVQPAtmlPx40bNgw0cMAAAAAAGSCOeuQTl4I6kTzxf3tb39zVZBBml9Q7bSqdjzToO5s7gcAAAAAAOQP9OchT1L1kBaoGDt2rFsURKu2qlVXbbSqHszp/H+J2g8AAAAAAMgfaINFnqWVbjU/37p161yAphbAOnXquDkGtcJvsu6HNljkFtpgAQAAACD5EdYBSYawDrmFsA4AAAAAkh+TaQEAAAAAAABJgjnrgCSTmpqa6CEgj+K5BQAAAADJjzZYIIno5ZhXVuRFcuI5BgAAAADJjbAOAAAAAAAASBLMWQcAAAAAAAAkCcI6AAAAAAAAIEkQ1gEAAAAAAABJgrAOAAAAAAAASBKEdQAAAAAAAECSIKwDAAAAAAAAkgRhHZBE0tLSEj0EnGU85gAAAACAoELpfgKQUCkpKbZp0yY7duxYooeCsyA1NdVq1aqV6GEAAAAAAJIIYR2QZBTUHT16NNHDAAAAAAAACUAbLAAAAAAAAJAkCOsAAAAAAACAJEFYBwAAAAAAACQJwjoAAAAAAAAgSRDWAQAAAAAAAEmC1WCREMOHD7cNGzbYE088YQcOHLAhQ4ZkuE1KSooVKVLEKlasaM2bN7cOHTpYgQL/yZcXLlxoo0aNsiuvvNLatm2bgCMAAAAAAACIP8I6JES3bt1cyKZAzlMop8u9tLQ0O3bsmC1btsy+/PJL27p1q/Xv3z9BIwYAAAAAAMh9hHVIiAYNGmS4rESJEtayZcsMl7dr185effVVW7x4sXXs2NGqV69+lkYJAAAAAABwdjFnHZKeWl/VBitqnQUAAAAAAMirqKxDwuesi4Wfq+706dPpLj9x4oSNHz/eli5daocOHbKyZcta+/bt3fx2wRbbI0eO2NSpU23FihVujryiRYta/fr1rXv37lapUqXQ7UaOHOm29eCDD9qECRNs3bp1bh9Vq1Z1t23UqFG6/WtbU6ZMsdWrV7v9lypVyho3bmw9evSw4sWLn+FZAgAAAAAA+Q1hHc4Ja9ascd9r1KiR7vKvv/7aypUrZ506dXLh3Jw5c2zcuHEu3FNoJz/++KO9/vrrtnfvXmvVqpXbxr59+2zu3Lm2cuVK+8lPfmK1a9dON1fesGHDrEqVKtarVy87fPiwzZw509599127//773dx6ou1puydPnrQLLrjABYXbt29329V47777bgI7AAAAAACQLYR1SBqqmlMwFgzNVLk2f/58W7t2rdWpU8fq1q2b7j5lypSxQYMGWaFC/3kqq6rtueeec9VxPqxToKdg7aqrrrI2bdqE7qv58YYOHeqq6VRJF6zea9iwoVtpNrgfrT67aNEi6927t7tszJgxrupu8ODBVr58+dBtmzZtaiNGjLBJkyZZv379cu18AQAAAACAvIewDklj06ZN9tRTT2W4XCFaixYt7LLLLstwXbNmzUJBnajKTgtVHDx4MBT4LV++3F3eunXrdPdV5Zy2qwBOK80Gq/bCF7rwi1qoSs+31SpAVKinltpgyKiWWe1P+yWsAwAAAAAA2UFYh6Sh8Oziiy9OF9Klpqa6ttPChQtHvE/JkiUzXKbwTq2pohDt2LFjrs01OIedV7lyZfddlXfBsC58uz4QVPgne/bscf/WXHWRAkZP4wiGiQAAAAAAAJkhRUDS8Is+ZIdvXY3Gh2vR+AUrwgO1SMFepO02adIk1G6bk/EBAAAAAAAEEdYhT1NLrKrzdu7c6QK28BBOl/s56bJDi0mI5qyLFDBq1dlixYoR1gEAAAAAgGwhSUCepnBO1W9a/XXhwoXprtuxY4dbiELzy2meuexQm6xaazVv3YYNG9Jdp9bY999/37755pu4HAMAAAAAAMg/qKxDntenTx9bv369ffbZZy5Yq1mzppujbu7cua7yTavEZtX2Gsnll19uw4cPdyu/tm3b1s25t2vXLrddVdX17ds3V44HAAAAAADkXYR1yPNUBTdo0CCbOnWqrVy50pYsWWLFixd3FXfdunVzC1jkhMK5wYMHu+1q5dd58+ZZqVKl3Aq13bt3t/Lly8f9WAAAAAAAQN6WkpbVDPwAzqo1a9bY0aNHEz0MnKVFVRo2bJjoYQAAAAAAkghz1gEAAAAAAABJgrAOAAAAAAAASBKEdQAAAAAAAECSIKwDAAAAAAAAkgRhHQAAAAAAAJAkCOsAAAAAAACAJFEo0QMAkF5qamqih4CzhMcaAAAAABAuJS0tLS3DpQASQi/HlJSURA8DZxGPOQAAAAAgiLAOAAAAAAAASBLMWQcAAAAAAAAkCcI6AAAAAAAAIEkQ1gEAAAAAAABJgrAOAAAAAAAASBKEdQAAAAAAAECSIKwDkgiLM5+7eOwAAAAAAPFQKC5bARAXKSkptmnTJjt27Fiih4JsSE1NtVq1aiV6GAAAAACAPICwDkgyCuqOHj2a6GEAAAAAAIAEoA0WAAAAAAAASBKEdQAAAAAAAECSIKwDAAAAAAAAkgRhHQAAAAAAAJAkCOsAAAAAAACAJEFYBwAAAAAAACSJQokeAHLf5MmTbcqUKRkuL1CggBUvXtxq1qxpnTt3tlq1asVtnwsXLrRRo0bZlVdeaW3bts3WfdevX29vvPGGdevWzS666CJLJvv27bMhQ4ZYixYtbMCAAYkeDgAAAAAAyGMI6/IRhWZ16tQJ/Xzq1Cnbv3+/zZkzx1atWmU33XSTNWzYMC770n769+/vgkAAAAAAAADEhrAuH1HlXMuWLTNc3rhxYxs6dKiNHz8+bmFduXLl3BcAAAAAAABix5x1sGrVqlnlypVtx44dduTIkUQPBwAAAAAAIN+isg5OSkqK+3769Gn3/<text:soft-page-break/>cCBA26eu9WrV9uhQ4esVKlSrgKvR48ebp4779lnn7WKFSu6ttdvvvnG0tLS3DxzqampGease/LJJ61NmzZWr149mzp1qu3du9fKlCljrVu3ti5durg59II0lunTp9uCBQtcu67G0KpVKzeXXcGCBUO30z6//fZbd7vdu3e761RFqNvVrl07w9x9N954o02YMMHtv3r16nbXXXe5bcyfP98WL15s27dvtxMnTrjjrFu3rvXq1cvKly8f9dzpthMnTnTnSuMsXLiwa//t2rVruv0DAAAAAABkhbAObtGEXbt2WdmyZa1EiRIuxHr99dft5MmTdsEFF7jLFWDNnTvX1qxZY3fffXe6wG7Tpk2uKk+h1uHDh61+/fq2efPmiPtat26dLVq0yAV47du3t5UrV7qgS9sfOHBgutsqgNN4NIYiRYq4+ylsUzjWt2/f0O0+/vhjW7ZsmZ1//vnutqoO1AIXw4cPd9vU5UGffPKJCw0rVKgQCgjHjRvn9tekSRPr3bu3u2zjxo22dOlSd3wPPfRQuoAwSPtfu3atOx4Flz/++KObB1CLZAwaNMiqVq16Bo8OAAAAAADITwjr8pHjx4+7MM1TGLdt2zYXlmmxie7du7vLx4wZ4wKxwYMHp6soa9q0qY0YMcImTZpk/fr1S7ddVaupYs6LFtap8kwLT/i58xRwffDBBy5sU4CnoM9ThZrCLh8M6j6q5FOA5sM63U9fffr0cdV5XqdOneyVV16xL774who1auS25SmQu/TSS0M/65woiDzvvPPshhtuCF2usam677vvvnNhoqrwwum+ChzbtWtnF198cehynQtVFm7ZsoWwDgAAAAAAxIywLh8ZO3as+wpXsmRJu/zyy121marSVCWmhSaKFi2aLtxT6KRFI5YvX54urFPFWXCV2cyo8iy4yIXab9UuumLFCrfdYFin8CxYwafx6P4KwNS2qvsquBNVzwXH6sPFadOm2YYNG9ItnBHch2gfjz32WKgF2Dt69Ggo5Dt27FjE41G7r74U6GnuP41Z51NtuA8++GBM5wQAAAAAAMAjrMtHOnfubA0aNEgXsmkeOAVwfs66PXv2uCBM86899dRTUbelqrxChf7z9ClWrFiG+eai0UIW4RTAidpvg9QCG0771Ph8WKf2XXnuuecybfONZbuqkNOX5r3TfQ4ePBi6XvuLROfwmmuucVV0o0ePDh2jznOLFi1cgAcAAAAAABArwrp8pFKlShmqysL5UEqtomoDjSYYzvmgLxaR5n3zFW3hgV8sAaDGq+o3teFGo7npMtuuWoDV3qsKPLW6KmBr1qyZ+67QUotcZEbnSuGc5vNTVeL3339vM2fOdF9qt+3YsWOWxwEAAAAAACCEdUhHi0mI5qyLFOypXTU7lXThVLUWzlfHhYdqsVBVoLapaja1nwZpPj5Vx2lxisxozjsFdao8DC5cIVqoIjNqj9V8dhqH2m715fetBSa0IAZhHQAAAAAAiFXOEhfkWQq8ateu7SrEFGAFqcrs/ffft2+++SbH29d8c6o8C1bGaV45UdtodvlwTItkhIdoH374ob333nuuZTczfq678BZdtQRrHj0Jn8/OU1A3bNgwF8oFaVuayy6noSYAAAAAAMifqKxDBlpsYvjw4a41VCu0VqlSxVW/acVUVdWFV59lh+aGe/fdd12LbZkyZdzCDAoFtXprpNVWs9K6dWu3jQULFrh55ho3buzaWvWzwjatEqt5+TKjFla153711VduG7r9jh07XFWdtuUXm4hEC0moAnHevHnuNnXr1nXBnqr1tPLtmZwrAAAAAACQ/xDWIQOFc4MHD7apU6e6yjIFUQqwNI9b9+7drXz58jnetuaBU1A3adIk16Kq1terrrrKrUSbE6pcu+mmm2zWrFm2ePFimzBhgpvDTvPzXX/99aHKu8zotjfffLNNnjzZzTMnpUuXtg4dOrhVZl9++WU3H13z5s0z3Ffz9Wk/M2bMcKHhqlWr3GU6hwMGDMhRtSAAAAAAAMi/UtKiLXMJxNmTTz7pKtHuuuuuRA8lqSkYjFbJh+RUtGhRa9iwYaKHAQAAAADIA5hQCwAAAAAAAEgShHUAAAAAAABAkiCsAwAAAAAAAJIEc9YBSYY56849zFkHAAAAAIgXKusAAAAAAACAJFEo0QMAkF5qamqih4Bs4jEDAAAAAMQLbbBAEtHLMSUlJdHDQA7w2AEAAAAA4oGwDgAAAAAAAEgSzFkHAAAAAAAAJAnCOgAAAAAAACBJENYBAAAAAAAASYKwDgAAAAAAAEgShHUAAAAAAABAkiCsAwAAAAAAAJIEYR2QRNLS0hI9BMSIxwoAAAAAkBsK5cpWAeRISkqKbdq0yY4dO5booSATqampVqtWrUQPAwAAAACQBxHWAUlGQd3Ro0cTPQwAAAAAAJAAtMECAAAAAAAASYKwDgAAAAAAAEgShHUAAAAAAABAkiCsAwAAAAAAAJIEYR0AAAAAAACQJAjrAAAAAAAAgCRRyPKoTz/91BYvXmy33Xab1atXL911x48ft3/84x926tQp69Gjh/Xs2TPD/V955RXbunWr/epXv7KiRYtma9+7d++2ChUqZOs++/btsyFDhliLFi1swIABdib279/vtpWWlma33HKLNWzY8Iy2lx8MHz7cNmzYYE888YQVKECGDQAAAAAAEiPPphI+oNu0aVOG69avX++CuoIFC9qaNWsyXH/s2DEX1NWoUSPbQd3nn39ub731liXSggUL3PdChQrZ3LlzEzqWc0W3bt2sf//+lpKSkuihAAAAAACAfCzPVtbVr18/<text:soft-page-break/>alingE5BnarYFi1aZIcPH7bixYuHrtd9VJXmt5Edq1atSmhllsatY6pWrZqVKlXKjefAgQNWunTphI3pXNCgQYP/r737gJKqyto+vlsJOmAgiChBTICAgCAiQVAQFBQEI8g4CqiYx3GcGZ0xDDOmGRHzqyhBBMVMEBFRQJSkBJEkSlJUVEBRAUlCv+vZ33fqvV1dHaG6qu3/b61e3V1969a5t7h01dN7n5PqIQAAAAAAAPx2K+sUTlWuXNm++uorD7Diw7oaNWpYnTp1/GcrV67M8nO1QxbXAGf16tXeUqvKwrp16/rxzZ8/P9XDAgAAAAAAQEmurBMFVnPmzLH169dblSpV/LYffvjBNm7caE2aNPGfqwpOYZ2q7KJhXdmyZa169er+vVpmZ8+ebUuXLrUNGzbYr7/+auXLl/cwr3379lauXLnYnHNB//79s8yHp7ba999/3/e9c+dOq1ixojVt2tROPPHEbK2XCtc++OADn/tu//33t3r16vnjlClTJs9jXrBggX/W2FRdp7Zc7a9NmzYJK/4U7s2cOdO+/vpr2717twecLVq0sPr168e2CYGfPnQuS5cu7S3COrbDDz88tp3Oy4wZM2zRokV+PjTeWrVq+Xbh/IseR+dC51PPhcalsZ588skeoAZbtmyxyZMne9uyqgPVkqz96Vii+xPNT6jn+rvvvvPvDz30UGvWrJk1bNgwto32M3z4cDvzzDO94lDPhSoq+/bt63Mcxs9Zp+P+8MMPva1Yz4WqMRXyqmW2Zs2aWR5f2+ncazs55JBD/Llt3Lhxns8ZAAAAAADAb76yTkIb65o1a2K3hTnqtOhCCOR0W6i+U5C2du3aWJAnL7/8sr3zzjseEHXs2NE/9LVCnBdeeMG3UeijOc8UKIWvjzvuOP/ZqlWrbMiQIR4GKaDT/dWiOmHCBN9v1LJlyzyg0n0VKulxFASNGzcuz+Pdtm2bffLJJx4kHnHEET4WHeemTZvs008/zba9wqVnn33WA0gFZQoEFRy+8sorHnwFemyFfpoDr127dtayZUsPxbQog85VCDRHjBhh7733ngdaGrvCMh3z4MGDs7Qjv/XWWzZt2rTYdgrfFMbpXC5fvjwW6D333HN+PApSzzrrLA9Y9VwNHTrUNm/eHNufzqPCtrBgiD4UHOq2N998M9txT5kyxYO3Tp06eZh20EEHJTyfr776qk2cONEXC9FzpuNWGKfjVtAYzJo1yx9H23Xo0MHPkcY/duzYLOcRAAAAAACgRFfWqQpL4ZOCIlU5iaroVAmnyqsQ6CnM+/bbb726S22zCn1C0KfbFXQpeOrcuXNs382bN/cQStuHOe9UxaXwTSFftKJLQZeqzPr16xebO06hncItVey1atUqtq1Cnj59+sRWk1VA9dhjj3lopQBKgVlOVNGmbVSJF4LGBg0a+PjnzZsXCw/DirghYLriiis8uJQTTjjBBg0a5GGaxqhzp1BP+9EqtaEKUPt6/PHHvULuoosu8uPQeTz//POzVOXpvD3xxBP2+uuv2zXXXOO3KeRU5d/ZZ58d2073UdWbwr9jjz3Wz7uqEU8//fQs50fPm8am7WrXru1hoAIxhata+VYhnCh81PlV0Kmx6t9CoOeqR48euc4tuGTJEv+If3ztVysFv/HGGz5OVRnqeFSReN5558W203nUv49Q6QcAAAAAAGAlPaxTZZnaNENVl0I4tX0qvAmhkyrP3n33Xa9+U1gXP19d1apV7ZZbbsnWqqoWzRBwafXY6AIVUQqc1Oqp0Cq6yIP2d84553gln8ap8ExUbRaCOlGgpGPQPvSYOVWBRVtgFawFaitVoKSQUi3Aar8Vfa/HVBgYjkMUBvbs2TM2xlBBptbY6DnQfhTyKfiUxYsX+3EoNFN4GR2/zrHaVFXBp1BLx6DzrIo0PRcHH3yw33bDDTfE7qfKQz2eQkadN+1DLcEK9aJhoAI1UXVeCOpEX6v9VgGgtomGdfo6r0VAdDyi4DN6PKIxh5ZmjUtj1/nUvyONTS2wCmdDOAkAAAAAAJBfv+mwThQeTZ8+3dsm161b5+FYdOEIBWEKgTSfmSqoVB1WoUKFWKgVAiyFNwr01Aap+dgUnAXxC1hEKWQThVTxEgVvamGNF6rpFDbmRMemajOFZwq6NMZALbFqH1XwpTbNvMYVPfawn0TbKcgMwlx+999/f45j1L60n65du3pr8aRJk/xD51vPiUJGjVV0DGpT1c9fe+01D+4Upmq7Ro0axQLNcBzxc9hFb4ueCwkBY250PPLII4/kejxyxhlneAuvKv70obFrnAr1VH0XH/QCAAAAAACU2LBO7awK69SuGirsomGdghRto7nSFDZpu2gL69atW23YsGG+sIKCJC2soHnOFPJpEQhVjOVGba3hcfKjsMFOWPFVIWJ0oYv4yjvNp6aqs/yOKwSEeW2nwFIVcl26dMlxm9B6rOrBP/7xj17lqBBRQencuXP9Q22mCr9E1YgK8PTcKCjV9qpo0yIWareNtvUmEo4xWnEneVXVheNRRaLaZXMSAkMFkNdee60HvRqrjufjjz/2860xXnjhhXk+HgAAAAAAQIkI6xQMqTJNq52qbVHVWfGVVQrr1Cqp6rn4yruwmqzmq1N4FBVd5CAnCrCilVpRCp8035laTFXdV1gK1DRfnXTr1i1LW2ugCjVVoamtVQs2RMel6q8onQeFaGojjW6ncxe/UIMWtVAFnKrjtEiEAs34cEwhqVpuFX4pENU8bjpetZDqQzQ2LXahAFSPq2NStaCq9xSehgBV50xz<text:soft-page-break/>0Sm0UxCmxxVtG211FT1vklvrcE60X1VRqjovvtpR8+lp0Q61uioQ1PHomHXsoTJQoemoUaN8rkGNLVHlHwAAAAAAQIlaDVYU1NWsWdOrnTR/XDSIC0JgpMouVV2pdTYI85XFhy0KoLTPaAWX6P7RtlhV4GnONQVg8eHezJkz/fZEra8FoQUkNM7QIlq3bt1sH1oQIxyjaFuFZ6rIC/PliUIyVSJqVVq1c4bqNYVoUQrXNOecPqvqTttpP6p6i1KAp9AqtLIqxNLCC/GrtCoc0+OJtlNYqPnmwnij51PBWKiO05xyolVoo8+DjkMtqdFtCiIctwLJKM1PqBZetb0qeNTjaHVYHV+0TVmBcGgnzk8lHwAAAAAAQImorAuVc1qlNRrMRSlMUyujqu9UiaeFEqILNCioGj16tFfW6WeaG05tjgphFBCpuiwa0igUVBCnkLB69eq+6qnCHa2yqlVptRiFAjYtSnDaaadlm2OuoMLCEmHF20S0OqkWQFCrZqj0OvPMM32V1qeeespbe1UpprZeVYp1797dQzGFeqpq0/EqeNP5UCinEE0/79ixo++/devW9tlnn9nUqVO98kyBp1qINU+ezo9WklU4qCo3jUUVhSNHjvQVXRXO6VwoANU51jgUlin40/4UCCqk0+NqHArJWrZs6Y+rajqtWqvHUQgYFtdQpaHGoXMSqt0KQudDVYgap54bHbfCOH2vhTq0SmwIFzXXocapdmk9vo5Tx6Ix6PgSzfcHAAAAAABQosM6UQik8CwRhVJq9QzbBgqdND+aqs1UqaVKPQVOmvtNq34+//zzXgUW9tu+fXsbP368TZ482UMu3a420969e3v1l6rRVHmnAEcBllpS94TaMfX4GpOCoZzo2LXyq0JEBW1q69X3CioVimlsCh/VdtqrV68soaZaaxWWqQrv7bff9hZWBZEKGkMQpf336dPH21PV+qngTsGm9qf7R6sVzzrrLL+fgkFVrinw1Pdqpw2txgq8LrnkEj/vmgdO2yoc1JyB8eNTGKrbdVwKzcJx7Mn51T60Ku7s2bP9sRX2akx6zjUHXXS+PK1Eq+BOgaHOo0JFVdXp/IRQEQAAAAAAID8yMnNbyhRAkVP4Gq3WRPpREJ2oShcAAAAAgD3FZFoAAAAAAABAmiCsAwAAAAAAANIEYR0AAAAAAACQJgjrAAAAAAAAgDRBWAcAAAAAAACkiVKpHgCArMqWLZvqISAPPEcAAAAAgGTJyMzMzEza3gEUiC7HjIyMVA8D+cBzBQAAAABIBsI6AAAAAAAAIE0wZx0AAAAAAACQJgjrAAAAAAAAgDRBWAcAAAAAAACkCcI6AAAAAAAAIE0Q1gEAAAAAAABpgrAOAAAAAAAASBOEdUAayczMTPUQEMHzAQAAAAAoaqWK/BEB5CgjI8O+/PJL2759e6qHUuKVLVvWatSokephAAAAAABKGMI6IM0oqNu2bVuqhwEAAAAAAFKANlgAAAAAAAAgTRDWAQAAAAAAAGmCsA4AAAAAAABIE4R1AAAAAAAAQJogrAMAAAAAAADSBKvBFqHMzEz76KOPbNGiRfbdd9/Zjh07bP/997dq1apZkyZNrHbt2tnu8+uvv9ovv/xiBx54YErGvGrVKhsxYoS1bdvWTj311Dy337Vrl82cOdMWLFhgmzZtsipVqlj79u3tyCOPzPdjPvPMM/bFF1/411dddZUdeuihCbf78ccf7eGHH/avTznlFGvXrp2lk++//94qVaqU6mEAAAAAAIBihMq6IgzqXnzxRXv99detdOnS1rp1a+vcubM1bdrU1q1bZ6NGjbI333wzy33Wrl1rjz76qAdmxcXEiRNtypQpdvTRR1uHDh1s27Zt9txzz9m3335bqP0tWbIkx58tXrzY0tV7771n//M//5PqYQAAAAAAgGKGyroisnTpUvv000+9Ok1ValGqClM12YcffmgNGjSwGjVq+O0KuH7++WcrLlQFOH/+fDvqqKM8iBRV1unYVE1YtWrVAu2vYsWKft5yqphTkFeuXDnbsmWLpZsVK1bY7t27Uz0MAAAAAABQzFBZV0RCW2eiVtd9993XWrRo4V9//vnnVlwprFNApYAxBFW6LRxjQdWrV89bSdUyHG/Dhg0eZmobAAAAAACA3woq64pI2bJl/fPcuXPtrLPOsn32yZqTHnfccXb77bfHbh8zZox9/PHH/vXYsWP948477/TvNRfcjBkzvHrrp59+8tsOPvhgr8pTlV7Yx7vvvmvTpk2zq6++2j744AOv7FNbauXKlT0cbNSoUZYxKPyaOnWqrVmzxtt269SpY8ccc0y+j3G//fazunXr2rJly+ztt9+2hg0b2vjx4/3Y1e5bUPXr17fp06d7dV38vHWqqitTpowde+yxNmfOnGz3Xb9+vbeirl692rZu3epz/mlsbdq08XkCg4ceesiDxZtuuinL/VUhqJblc845xxo3buy39e/f349DLb4al9qX1dKsMZx++ul2wAEHxLYL9LXOc7du3Qp8/AAAAAAAoOQhrCsiJ5xwggdmCoE+++wzr7A74ogjrGbNmh60ZWRk+EegUEihmxak0OIT2lYUtg0ZMsQ/n3jiid4qqjBKwZ7CuZ07d3pwFKX58BQkKchTpZvGoTBQt6llNcyPp3bVUqVKWfPmzT14W7hwoQdvBaEgUvuaPXu2P46O7ZJLLrGDDjqowOdMLbSHHHKIh3WnnXZatrBO4ZvCskRVjCNHjvTzp3OkMXz11Vc+Jp37Pn36ePtsYaxcudLPi/ar50WVkPp+48aNvl/p3r27B4WqCtTXFSpUKNRjAQAAAACAkoewrogoVFNopQo5hTgK7fQRfqaquJYtW8Yq8DRvnarDFNbpa1WpiUI5VdNdcMEFWVpAFe4NGDDAw6j4sE4rkvbq1SsWBmr12eHDh/<text:soft-page-break/>uKrSGsmzRpklfTKXBS5Z0okHr22Wftyy+/zNcx6v4K1hQYhu+7du3qj1dYqq5TCKlW2FBdp691brSARaIxjBs3zj9ffvnlHvZJs2bN/Dy+8cYb9s4773jFXGFoBVqdozCvoM775s2bPbQLq7/quVIFpb4PzxsAAAAAAEB+MGddEVLAc+2119pll11mrVq1surVq3v11w8//OCVWE888USsrTUnqnq7+eabvW02SossKOjbvn17tvscf/zxWar2Dj/8cP+skEl++eUXr0ZTe2cI6kRVdieffHK+jm3Xrl328ssv+4q22n/Hjh399tdeey32OKq0K+icfArrRCFgdBVYtbKGoDHqm2++8fOpYw5BXaBgTVV22ldhF3/Q/UNQFxx22GH+ORwnAAAAAABAYVFZV8QUmqmlNbS17tixw5YvX+5zy6labOLEiXbRRRfluY+ZM2fa119/7cGUWjC1HwnzpkWVL18+y/cK4SQEVqoWCxV+8eIDr5xoJdtPPvnEKwTPPfdcH6PCK41TIZ5Wh9WxaQ68WrVqWX4pPFRFXbQVVi2wCisTLVqhc5HTuDUm3a7zrYAy/rzkR6L7hPOpaj4AAAAAAIA9QVhXBBSkvf/++77Igdoxo7RIgqrHVNX28MMP+4IIuVFAN2LECA/ajjzySA+/NLebqr0051yiwChaVZebsHJrVH4DqFD5phbc8Hj6WgGkwjG104oq3gpK52fKlCm+oIPGqECuS5cuCbfNa7zh5yFgy0lOlXf5PZcAAAAAAACFQVhXBLQIghY30KINWpQgUUWYfqZFGNTOmpvJkyd7q6tWeFVIF21DVbVYdKXT/NICCAqhNMdavES3JRIq+6LHpn2ed955NnjwYNuwYUNsxdrChnUKBPU4qm7LqTovVAcqJEwU1Ol2tQvrfIvakMMce1G0tAIAAAAAgFRgzroioNBKq8EqANJCDomqtjRnnCrHootGhCquaLWYAjmFf/Etq5oPTlVnhZmLLcz/tmrVKl81NdC+FDLmhyoDRW2vURpvCPLUbqsW1oLSsWpeOLXZ6kPhXU4VblWrVvXwcdGiRdkCOy3ooTkBo/P9qW1YYwytwKLzGJ0jrzAUAgqtsQAAAAAAoCCorCsiaglVGKe53VauXOmhnCrNFAxptVWFQwqa2rVrl21+tIULF3ro06hRI6tTp44vRqFWWFWp6fYVK1Z4q6laO1V1p9sK2q7ZqVMnGzJkiLernnTSSR5iKVjTnHj50aZNGx/HrFmzPJSsWbNmbNVb0Zx1WtV19OjRtnXrVn+MglBAp1VcJbfqPIVkapF9/vnnvaJPK9oqvFMIqZV0dc6jq+XqnK5Zs8bPp8akc6cVePc0ZCtXrpx/njp1qlcBJloMAwAAAAAAIB5hXRHR3HSXXnqpB0YKwRQIKbRSwKZFDzp06ODz2UXbSBXwaI63ZcuW2dq1a31RirZt23ogpf289dZbXhWnRRi0KIXms5s+fbpX6RVkEQepVKmSXX755d5uqoBNIaKq5RQeDh8+PM/7q620d+/evlCGxqtjVGClkE1BnkIyjf+VV17xrwsqhHW6r1bRzY3m8tOxKNRcsGCBB5hqMW7ZsqWdcsopsRZYUVuyKv/mzp1rb7/9to9ZAZ7mAhw2bJgVlh5Hrb8zZszw54WwDgAAAAAA5EdGJn16KEKFqforaVShuG3btlQPo8RTqKvQFgAAAACAosScdShSBHUAAAAAAAA5I6wDAAAAAAAA0gRhHQAAAAAAAJAmCOsAAAAAAACANEFYBwAAAAAAAKQJwjoAAAAAAAAgTZRK9QAAZFW2bNlUDwE8DwAAAACAFMnIzMzMTNWDA8hKl2NGRkaqh4H/j+cDAAAAAFDUCOsAAAAAAACANEEbLJAmlJtv2bIl1cMAAAAAAABJUq5cuTw7uAjrgDSxceNGa9GiRaqHAQAAAAAAkmTevHlWvnz5XLchrAPSROnSpf3ztGnT8rxwAaTW5s2brW3btlyvQDHA9QoUH1yvQPHB9bpnlXV5IawD0kQog9V/dPxnBxQPXK9A8cH1ChQfXK9A8cH1mhz7JGm/AAAAAAAAAAqIsA4AAAAAAABIE4R1QJooU6aMXXfddf4ZQHrjegWKD65XoPjgegWKD67X5MrIzMzMTPJjAAAAAAAAAMgHKusAAAAAAACANEFYBwAAAAAAAKQJwjoAAAAAAAAgTRDWAQAAAAAAAGmCsA5IsY0bN9q///1vO+2006xhw4bWtWtXe+WVV1I9LKBEufXWW61OnToJP1577bXYdsuXL7drrrnGWrRoYSeccIJdeumlNm/evIT7nDp1qvXo0cOaNGlizZs3t5tvvtm+/fbbIjwq4Lfj448/tnr16tnMmTOz/Wzt2rX217/+1Vq3bm2NGjWyCy+80CZPnpxwP/Pnz7fLLrvMmjVrZieeeKJdddVVtmLFioTbjh492rp162aNGzf2fffv399++umnvX5sQEm6Xi+55JIcf99+8MEHWbblegWS49NPP7UbbrjBTj75ZGvQoIG/D73rrrvs559/zrJdMl737tq1y5555hnr1KmTv/dt166dPfjgg7Zt27akHW9xxWqwQAr98ssv1qtXL/+P8OKLL7ajjjrK3nzzTZs9e7b96U9/8hclAJKve/futmnTJrv++uuz/UwvOmrUqGErV670FyFly5b167VcuXL23HPPeVAwdOhQO+mkk2L3ef311+0vf/mL1a9f3wN4vfgZNmyYHXDAAR7+VapUqYiPECi+Pv/8c/v9739v69ev9+uoZcuWsZ/ptosuush+/<text:soft-page-break/>PFHDwEOPfRQ/4PXkiVLbMCAAdalS5fYtgoC+vbta9WqVbMLLrjAdu/ebc8++6xt3brVXnrpJTv66KNj2w4aNMgGDhzob1A6dOhgX331lY0YMcK3efHFF22//fYr8vMAFPfrVfS7slatWv76N16rVq2scuXK/jXXK5Acq1atsvPOO89KlSrlr2cPO+wwW7BggY0dOzZ2zeg1brJe995xxx3+GGeccYZfs0uXLrWXX37Zr//BgwdbRkZGis5MGlJYByA1Bg0alFm7du3McePGxW7btWtXZu/evTPr16+fuXbt2pSODygJdu7cmdmgQYPMm266Kdft+vbtm3n88cdnrlmzJnbb999/n9myZcvMzp07x27bsmVLZvPmzTO7dOmSuW3bttjtc+bM8ev9zjvvTNKRAL89kyZNymzWrJlfO/qYMWNGlp/fcccdfvvcuXNjt23dujXz7LPP9utQ16Ps3r3br9NWrVplbty4Mbbt6tWr/bq+/PLLY7fpd69+B+ua1+/kYMyYMf5YTz31VJKPGvhtXq+6tnT7wIEDc90P1yuQPOF95ooVK7LcPnz4cL9mnnzyyaS97l2wYIHfdtttt2V57Mcff9xvf+ONN5JyzMUVbbBACo0ZM8YOOeQQO/vss2O37bPPPv6XxJ07d/pfKQAk1+rVq23Hjh1Wu3btHLfZsGGDvf/++9a+fXuvsgsqVqxo559/vrflqO1H3n33XW9v79mzp/81MlALj1oIdF3r8QDk7sorr7Trrrsu2+/JaCvNuHHjvPW1adOmsdtVRaMqO12Huh5l0aJFfp2qTe7ggw+ObasKH1XiTJ8+3datW+e3jR8/3n8H/+EPf/DfyYGqBVS5F22NB5C/6zW03smxxx6b6764XoHk2L59u82ZM8dfk0arU0XXm3z44YdJe92rdnVRe3uUvi9dujTXaxzCOiBF1HKnMmT16seX++qNhyxcuDBFowNKjmXLlmV586AWG4UAUeEFSbg2o3QNR7cJnzVvTjzdf/PmzX7tA8idrpObbrrJX9zrTXo8TSGh6STyc12qxSe361ItdgoIoveJ31a/q7VfjUu/wwHk/3pN9PtW16+uvXhcr0ByKBCbMGGCz+kYTwGd7Lvvvkl73att1RobHxT+7ne/8/8XeO+bFWEdkCLfffed2tB9noB45cuX93kBNOcGgOQKbx6mTZvmE+zqxYZeXGhC3TVr1vjPwgS5ia7XqlWr+udwvYZtw+25bQsgZ3pD0a9fPytTpkyOv0eTcV1qW71xOPDAA3Pc9uuvvy70cQEl8XqN/r7VvJKan0pVN6qK1QIx33//fWw7rlcgOVR9qkq5I444ItvPnn76af+sxSGS9bpX2ybap6gSVovCEK7/n1KRrwEUofAfkV5gJLL//vt7hQ+A5AptOfpLvgI6tdxoBTpNTq3PmvRWfxXM6XoNE1eH6zVsq8A9r20B5Cy3N/15/R7V79BE12V+rmHtN9H1G91WFUEA8n+9Rn/fKrRTQKeWuRkzZvjv2Y8++sg/63cw1ytQtNR+qg8FaVq0SQtJJON1r67XmjVrJhxD+L2t61XVdyCsA1Imr4WY9XNWwwGST3PrqKRfqy+HNxuaE0d/8dfqsA888IDVrVs3z/2E6zW3azv8LDqvDoDCyc+1trevS65hoPC0oqTetF9xxRWxa/PMM8+0o446yu677z6v7NGKklyvQNFRpatWaFUw98gjj3iHV17vU4Xfr8nHmQBSJPz1IacKG92eqKQfwN6lCXVvuOGGbFUBHTt29L8waiLrcL1u27Yt2/3DNRyu19yu7XB//mII7LnCXJeJto2/LrVtTr+buYaBwtPCL1qIIv6P0b169fJ5svT7VrhegaKhcO4f//iHV7UpLA/z0SXrdW9+rlfe//4fwjogRapVq+YvVsKcO1EqEVYJcKLefwBFp1KlSn4tVq9ePcu8HFHx83oUZFsAhZfbtRZ+t4bfowW9htXWE1p74rfVX/01tw6AvUN/LNMb9C1btvj3XK9AcmkF5b/97W/2+OOPW5UqVbztVau3Bsl63av3v4ne+4ZtK1SokGVF2ZKOsA5IEZUYayWcsJpVVFhVp0mTJikYGVByaOWrLl26eGVdohcyX3zxhU/Ee/zxx/sL/kSrVIXb1DYr4a+SOW2rvy4ec8wxSTgaoGRR65yup0TXWvzv0byuS/3xLKx6F7aN//2sFh1tqxXr9DscQP598skndtZZZ9k999yT7WdaXGLjxo2xSe+5XoHk2bVrl6/cPGbMGKtdu7a99NJL2aZ7SdbrXl23P/74Y2wBt0BB/YoVK2L7xP9DWAekUNeuXe2bb76x8ePHx27TcvRDhw71vzLqRQ2A5FbO7dixw6ZMmeJvJKIGDRrkVa7nnXeeVa5c2Vq2bGmTJk2yL7/8MrbNDz/8YK+++qq/yKlXr57fduqpp9pBBx1kI0eO9H0Hc+fO9Qm01XbLfJTAnitVqpR17tzZF4LRR7SVRtefrts2bdrE3kwceeSRPjeP3igEn3/+ub399tu+ErT+oi+dOnWy0qVL25AhQ7LMxTN27Fhbt26dnXvuuUV6nMBvQa1atbyiZvTo0VkqcHSNaW5YCdcW1yuQPA899JC/ntV1poq6RN0eyXrdqz+Qy+DBg7M83jPPPON/JOd6zSojMz+zBwJICr2hUBCg6h3N46EXJhMmTLBZs2b5Kll9+/ZN9RCB3zxdb5rsWvN1aPJrtQPMnj3bX6Bo+Xq9oFB4/tlnn/kKWZpv47LLLvPb9CJn7dq1NmzYsCztA1pR69Zbb7UGDRrY+eef71UD2kar3OkvmAoJAeTfo48+ao899phfR3oDEaxfv966d+/uc+D07t3bKlas6G/wly5dagMHDvQwL5g5c6Zf62rZ0RxZ27dvt+HDh/sbhFGjRnmlXqDH0mPqsRQGrF692leI1hsUvSEJK9wByP/1qkqeW265xX/P9uzZ0yve3nnnHf+dqzfxAwYMiG3L9QrsfQretKhLqK5L1CKu16itW7dO2utebaftNQ49jqrvtBK0Qr8<text:soft-page-break/>nnniCP2hHENYBKaa/UOgNhSp7VAKswE7/IeqvEACKhtpnNG/HvHnz/E2/Wl9V+arAPLrwhKrvdL1qO7UH6EXJjTfeaI0bN862z4kTJ9pTTz1ly5cv97846k2EXhgxFyWw9978hzcfqszRm3u9ka9Tp45dffXV1rZt22z7USigfS1evNgD+qZNm/p1qWkp4ikQ0Bt9/UFNVQbt27f3lnldzwAKd73qOlXlut6gKzBQ6HbBBRd4eBe/CiTXK7B3Pf/889a/f/9ct9H0EbqekvW699dff/XFLFShpypb/Vxhfb9+/QjW4xDWAQAAAAAAAGmCOesAAAAAAACANEFYBwAAAAAAAKQJwjoAAAAAAAAgTRDWAQAAAAAAAGmCsA4AAAAAAABIE4R1AAAAAAAAQJogrAMAAAAAAADSBGEdAAAAAAAAkCYI6wAAAAAAAIA0QVgHAAAAAAAApAnCOgAAAAAAACBNENYBAAAAAAAAaYKwDgAAAAAAAEgThHUAAAAAAABAmiCsAwAAAAAAANIEYR0AAAAAAACQJgjrAAAAAAAAgDRBWAcAAAAAAACkCcI6AAAAAAAAIE0Q1gEAAAAAAABpgrAOAAAAAAAASBOEdQAAAAAAAECaIKwDAAAAAAAA0gRhHQAAAEqczMzMVA8BBcDzBQAoSUqlegAAAABIfzt27LB33nnHxo4daytWrLB169ZZ2bJl7dhjj7UzzzzTevTo4d8XB9OnT7chQ4bYsGHDkvYYy5Yts7vvvtsWL17s37dr184eeOCBHLevU6dOwtv33Xdf22+//axatWrWunVr69Onjx1yyCGWCjNnzrTevXvbSSedZCNGjCiSx9y1a5e98MILtnr1arvtttuK5DEBAEg1wjoAAADkSuHcjTfeaMuXL7f999/fg6X69et7YKcwav78+fbiiy/aM888Y1WqVLF0tnbtWuvbt68deuihSa0Cu/rqq/2xjj76aA80GzdunK/7nn766X6Oo/vasmWLLVy40IYOHWqvv/66jRo1ymrUqGElgY73X//6l3Xp0iXVQwEAoMgQ1gEAACBHX3zxhV144YUeGF1yySV27bXXWoUKFWI///bbb+3WW2/1qqtLL73UXn31Vfvd735n6Wr37t1Jf4z169d7UKeKuNdee80/55fOZfXq1bPdvm3bNg8AdZ7vuecee+KJJ6wkKIrnCwCAdMOcdQAAAEhIVV1//vOfPajr16+ftyFGgzqpWrWqPf7441arVi1btWqVvfTSS1bSqWVYDjrooAIFdbnRfv72t7/51++9917sMQAAwG8PYR0AAAASmjdvni1atMjnSLvmmmty3E6VdKr6atq0qWVkZCRsZezVq5c1adLEGjZs6C2NqgzbunVrlu0++OADb7Ht2bNnwsfRvG/6uar9AlX76bYff/zRnn32WTv77LP9MVq2bOlVaqpwCx599FFr3769f/3dd9/5/bTP/Pjmm2/sn//8p2/foEEDO/nkk73KcMGCBdnGGP8YOc1HV1BHHHGEf/7111/9eEWVe9q/WpAffPBBa9asmZ1wwgl20003xe63ceNGu//+++2MM87wsWvOObUCT5s2LeHjKAh86qmnrHPnztaoUSNvzdX3mj8uXmGes/AYGvO5557r423RooX94Q9/8CAy+tzqOQz/hrSfW265JfZznXs9B+E50Zx+N9xwQ7bnBACA4oY2WAAAACQ0YcIE/6ywJq8KsW7duvlHfGXeX//6Vxs3bpyVKVPGgyQFe3PmzLGHHnrIJk6c6IFNfLVeYajqTwtgKKhr06aNP4aCLLWNjh8/3g444AAPe3Qs2k7zwunrihUr5rlvzRencOvnn3/2wEzhkII47WfKlCke4l100UW+rfb59ddfZ3mMvUVzBor2G3/ONI/dl19+aa1atbJNmzZ5paPott///vferqx5+jR2hXezZs3yhTYUsmo+wmDnzp12xRVX2OzZs+3ggw/2c/nDDz/YwIEDff69vUGVmlooQ6Gaqg8V1Cm4/fDDDz38u+OOOzzcVeCq8Xz00UfeGqxQTx+i8V1++eUeICoEVlinY33rrbds8uTJHi7qXAAAUBwR1gEAACAhtbWKqqsKY+TIkR7UKeDS6qthUYTNmzd7e+27777rwYwq3vbUjBkzbPjw4da8eXP/XpVnmmtPFV0ag8Kfjh07Wr169TxIO/DAA23AgAF57nf79u123XXXeVD3xz/+0cOtUD2oyrTrr7/eF0A4/vjjfd9///vf7auvvirQY+SHArZ///vf/rUq5EqXLp3l559//rkHoJ06dYrN9aawVGNWUKcw8fbbb4/dTwGkQjlVOCrgDBWGWuVVQZie88GDB/sxhGNVFdveoApABXWqTnzsscc8SA1jUnWd5uTTCsM61woYFdYppIueS41bQZ7+XamiLlD4e++999qTTz5JWAcAKLZogwUAAECOCyVIpUqVCnV/BSdy1113ZVm9tHz58h68KKSZNGlSthbJwlAwF4I6UVVY165d/evPPvus0Pt98803vYpOraNqBY62+bZt29auvPJKb0sdNmyY7Q0Kmm6++ebYh9pZ1Q566qmnepilirkwd12UWpVDUCf77LOPzZ0715YsWeJhqULRaMCngC60lCqUC1544QX/rAAyBHXhWHv06LHHx6f2Vy1CUqpUKfvvf/8bC+rCmBSq1q5dO8/nLPzbPPzww7PcfvHFF3vrrKruAAAorqisAwAAQEIKVCTRXGX5meNNFWZqM1XQFU8hjVos33jjDW9/DPOxFVai6j9VZUn83HgFobGJKr0S0bxuqgwM2+0pVeTFPwcKN4877jgP7NTSqu/jJZoXL4xJc+iF5zJKx/SPf/zDPv74Yw/RVL2n4LRKlSpWt27dbNtrP6q82xOaA/GXX37x5ys8P1F/<text:soft-page-break/>+ctf8rWfE0880VauXOlBZvfu3f3fkqrv1G592WWX7dEYAQBINcI6AAAAJKRqrWXLlvmcZQW1bt26hJVPUZqHLFoltSc091m8fffdN9YSWljhOKpVq5brMWzYsMH2Bs23FvZZEKokzGnsOe1Pc98pTNX513Mctk8UouW2n4IIz/Vhhx22R/tRqKcwWO3PTz/9tH9oPkS1xJ5zzjl7da5AAACKGm2wAAAASKh+/fr+WZVXedE8dFpxVHObaS4xzZeWl1Cxp2qo/Mitwi/RKrR7Q17HEYLA+Dnkilqi48/PcxDGr+cgr3OYqDqvoM9ZYao0E1Fl5tChQ+2VV16xq666yiv1NL+g2qo1t55WhQUAoLgirAMAAEBCHTp08M9Tp071ICQ3Ckk095lWf1Xoo1ZK0cqoOdHqnVK5cuXYPGu5VcJpkYeiltdxhGMo7Lx+RTF2VaDlFLCqok4ViKrMCxV1a9euTbh9qLyLKuhzpmpN0TyAiaxevdoDuE8//dTyQwt7/OlPf7KXXnrJV5LVIhxauVirwmrOPgAAiiPCOgAAACTUoEEDn29OIY1W38yJVl4NP9dCD6rAUvurWkc1D1qi+dw2bdrkLYzSrFkz/6w2Rvn++++zbb98+XKf62xPFbQCL4xt4sSJOS5AIYnm5Uu1MHa11moRjHgKtFR9p/nfFLop3DvmmGP8/M+bNy/b9lq9N15BnzNVa6qKb/HixQnvo8UnNI/erFmzcny+9G/q3HPPtS5dumSrttO/v7A6rFbBBQCgOCKsAwAAQI7++c9/+txmCuPuu+8+++mnn7JVlqkNcc2aNVazZk3r169f7GeXXnqpf77ttttiFWiyZcsWn3NMlV2nnXZabD64I4880oMcbTtlypQs1Vn9+/ffK8dTtmxZ/6wQKT9z2WmFVYVYChx1DqKtpe+9955XE6oyrWfPnpZuFCDWq1fPF41QxZnakwOFZVqNVbRoRRAWZ7j99tuzVL+pSi3RircFfc7KlSvnC0JoLH//+9+zLP6hxSdGjhzplXFnnHFGludL/1aCChUqeDutVowNKw4HqiKcP3++h48KmwEAKI5YYAIAAAA5Ovroo2348OEewimsGTVqlLceqnVVlUsLFy704EQVWYMGDcqyUqlW6vzoo4+8+kyrpio8UvCn4EfVUVrB9O67785SpdWrVy9/HM07FrafM2eOLyCh7/d01VUtqHDggQd6mNSjRw8PGAcMGJDj9nr8hx9+2K688kp76KGHbMyYMb5SqoIsHZuCOlWCNWzY0NKNqtIGDhzooekLL7zglXGa202VkHoO9LxdccUV1rFjx9h9zj//fJs9e7aNHz/eV4tt0aKFB5s67zpGHXNUYZ4ztUorLNR42rVr55V9CoHDmP7zn//EFqAIqwRrW/0b1IqvCocVBOrf17333ustsPp3qkBPFYFq2dZx1apVq0jOMwAAexuVdQAAAMiVAp4JEybY9ddf7wGb5hPTHHUrV660Jk2a2B133GGjR4/OtlqoqpsefPBBD1RU5aSKJ7W+Vq1a1SvrXn755WxzvSnIUcWVwhdtr2orVbdp2zC33Z7QmBTOaf9Lly718cRXC8bTMer41GKpIEhtpZrDTgGkQjCFVelKlW8ae+/evb0CTtVvK1assFNOOcUXaLj55puzBXw6PwrDFJTp/Kxatcr69Olj99xzT8LHKOhzpkD3ueeesxtvvNGffwVxuo+CvSFDhli3bt2ytM3++c9/9rnuNJaZM2f67Y0bN7bnn3/eK/AUvOq4lixZ4s+VwtX44wIAoDjJyMzPMlEAAAAAAAAAko7KOgAAAAAAACBNENYBAAAAAAAAaYKwDgAAAAAAAEgThHUAAAAAAABAmiCsAwAAAAAAANIEYR0AAAAAAACQJgjrAAAAAAAAgDRBWAcAAAAAAACkCcI6AAAAAAAAIE0Q1gEAAAAAAABpgrAOAAAAAAAASBOEdQAAAAAAAIClh/8F16E12VLPEScAAAAASUVORK5CYII=",</text:p>
      <text:p text:style-name="P4"><text:s text:c="12"/>"text/plain": [</text:p>
      <text:p text:style-name="P4"><text:s text:c="14"/>"&lt;Figure size 1200x600 with 1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sns.set_style(\"white\", <text:s text:c="30"/># use a different predefined style.\n",</text:p>
      <text:p text:style-name="P4"><text:s text:c="8"/>" <text:s text:c="13"/>{'xtick.bottom': True, <text:s text:c="16"/># override some of its defaults\n",</text:p>
      <text:p text:style-name="P4"><text:s text:c="8"/>" <text:s text:c="13"/>}) <text:s text:c="36"/># Note: setting the style affects ALL plots from now on!\n",</text:p>
      <text:p text:style-name="P4"><text:s text:c="8"/>"\n",</text:p>
      <text:p text:style-name="P4"><text:s text:c="8"/>"\n",</text:p>
      <text:p text:style-name="P4"><text:s text:c="8"/>"category_plot = sns.catplot(kind=\"count\",\n",</text:p>
      <text:p text:style-name="P4"><text:soft-page-break/><text:s text:c="8"/>" <text:s text:c="11"/>data=products_qc_category_df,\n",</text:p>
      <text:p text:style-name="P4"><text:s text:c="8"/>" <text:s text:c="11"/>y=\"category\",\n",</text:p>
      <text:p text:style-name="P4"><text:s text:c="8"/>" <text:s text:c="11"/>hue=\"category\",\n",</text:p>
      <text:p text:style-name="P4"><text:s text:c="8"/>" <text:s text:c="11"/>palette=my_colors,\n",</text:p>
      <text:p text:style-name="P4"><text:s text:c="8"/>" <text:s text:c="11"/>order=ordered_category,\n",</text:p>
      <text:p text:style-name="P4"><text:s text:c="8"/>" <text:s text:c="11"/>height=6,\n",</text:p>
      <text:p text:style-name="P4"><text:s text:c="8"/>" <text:s text:c="11"/>aspect=2.0)\n",</text:p>
      <text:p text:style-name="P4"><text:s text:c="8"/>"\n",</text:p>
      <text:p text:style-name="P4"><text:s text:c="8"/>"category_plot.ax.set_title('Comparison of the Total Count of Products by Category',\n",</text:p>
      <text:p text:style-name="P4"><text:s text:c="8"/>" <text:s text:c="21"/>fontsize=18)\n",</text:p>
      <text:p text:style-name="P4"><text:s text:c="8"/>"category_plot.set_axis_labels(\"Count of Products\", \"Product Category\", fontsize=16,\n",</text:p>
      <text:p text:style-name="P4"><text:s text:c="8"/>" <text:s text:c="23"/>labelpad=15); <text:s text:c="19"/># move the labels slightly away from the ticks\n",</text:p>
      <text:p text:style-name="P4"><text:s text:c="8"/>"category_plot.ax.set_xticks([0, 500, 1000, 1500, 2000]) <text:s text:c="13"/># show different xticks\n",</text:p>
      <text:p text:style-name="P4"><text:s text:c="8"/>"\n",</text:p>
      <text:p text:style-name="P4"><text:s text:c="8"/>"category_plot.ax.set_xticklabels(category_plot.ax.get_xticklabels(), fontsize=14) # change the xlabel sizes\n",</text:p>
      <text:p text:style-name="P4"><text:s text:c="8"/>"category_plot.ax.set_yticks(category_plot.ax.get_yticks()) <text:s text:c="23"/># set the yticks explicitly before the next step\n",</text:p>
      <text:p text:style-name="P4"><text:s text:c="8"/>"category_plot.ax.set_yticklabels(category_plot.ax.get_yticklabels(), fontsize=14) # change the ylabel sizes\n",</text:p>
      <text:p text:style-name="P4"><text:s text:c="8"/>"\n",</text:p>
      <text:p text:style-name="P4"><text:s text:c="8"/>"# use list comprehension to change label colors:\n",</text:p>
      <text:p text:style-name="P4"><text:s text:c="8"/>"[label.set_color('navy') if label.get_text() == \"Computers\" else label.set_color('gray') for label in category_plot.ax.get_yticklabels()]\n",</text:p>
      <text:p text:style-name="P4"><text:s text:c="8"/>"category_plot.ax.spines['left'].set_visible(False) <text:s text:c="7"/># remove the edge to the left\n",</text:p>
      <text:p text:style-name="P4"><text:s text:c="8"/>"#category_plot.ax.spines['bottom'].set_bounds(0,2500); <text:s text:c="5"/># let the bottom axis stop at the last tick\n",</text:p>
      <text:p text:style-name="P4"><text:s text:c="8"/>"\n",</text:p>
      <text:p text:style-name="P4"><text:s text:c="8"/>"plt.show()\n",</text:p>
      <text:p text:style-name="P4"><text:s text:c="8"/>"\n"</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Analyze Discounts"</text:p>
      <text:p text:style-name="P4"><text:s text:c="6"/>]</text:p>
      <text:p text:style-name="P4"><text:s text:c="4"/>},</text:p>
      <text:p text:style-name="P4"><text:s text:c="4"/>{</text:p>
      <text:p text:style-name="P4"><text:s text:c="6"/>"cell_type": "code",</text:p>
      <text:p text:style-name="P4"><text:s text:c="6"/>"execution_count": 19,</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oft-page-break/><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float64",</text:p>
      <text:p text:style-name="P4"><text:s text:c="18"/>"type": "float"</text:p>
      <text:p text:style-name="P4"><text:s text:c="16"/>},</text:p>
      <text:p text:style-name="P4"><text:s text:c="16"/>{</text:p>
      <text:p text:style-name="P4"><text:s text:c="18"/>"name": "date",</text:p>
      <text:p text:style-name="P4"><text:s text:c="18"/>"rawType": "object",</text:p>
      <text:p text:style-name="P4"><text:s text:c="18"/>"type": "string"</text:p>
      <text:p text:style-name="P4"><text:s text:c="16"/>},</text:p>
      <text:p text:style-name="P4"><text:s text:c="16"/>{</text:p>
      <text:p text:style-name="P4"><text:s text:c="18"/>"name": "unit_price_total",</text:p>
      <text:p text:style-name="P4"><text:s text:c="18"/>"rawType": "float64",</text:p>
      <text:p text:style-name="P4"><text:s text:c="18"/>"type": "float"</text:p>
      <text:p text:style-name="P4"><text:s text:c="16"/>}</text:p>
      <text:p text:style-name="P4"><text:s text:c="14"/>],</text:p>
      <text:p text:style-name="P4"><text:s text:c="14"/>"ref": "371f33e9-f5d9-457d-b829-53de06d10b00",</text:p>
      <text:p text:style-name="P4"><text:s text:c="14"/>"rows": [</text:p>
      <text:p text:style-name="P4"><text:s text:c="16"/>[</text:p>
      <text:p text:style-name="P4"><text:s text:c="18"/>"0",</text:p>
      <text:p text:style-name="P4"><text:soft-page-break/><text:s text:c="18"/>"1119116",</text:p>
      <text:p text:style-name="P4"><text:s text:c="18"/>"299545",</text:p>
      <text:p text:style-name="P4"><text:s text:c="18"/>"0",</text:p>
      <text:p text:style-name="P4"><text:s text:c="18"/>"1",</text:p>
      <text:p text:style-name="P4"><text:s text:c="18"/>"OWC0100",</text:p>
      <text:p text:style-name="P4"><text:s text:c="18"/>"47.49",</text:p>
      <text:p text:style-name="P4"><text:s text:c="18"/>"2017-01-01 01:46:16",</text:p>
      <text:p text:style-name="P4"><text:s text:c="18"/>"47.49"</text:p>
      <text:p text:style-name="P4"><text:s text:c="16"/>],</text:p>
      <text:p text:style-name="P4"><text:s text:c="16"/>[</text:p>
      <text:p text:style-name="P4"><text:s text:c="18"/>"1",</text:p>
      <text:p text:style-name="P4"><text:s text:c="18"/>"1119119",</text:p>
      <text:p text:style-name="P4"><text:s text:c="18"/>"299546",</text:p>
      <text:p text:style-name="P4"><text:s text:c="18"/>"0",</text:p>
      <text:p text:style-name="P4"><text:s text:c="18"/>"1",</text:p>
      <text:p text:style-name="P4"><text:s text:c="18"/>"IOT0014",</text:p>
      <text:p text:style-name="P4"><text:s text:c="18"/>"18.99",</text:p>
      <text:p text:style-name="P4"><text:s text:c="18"/>"2017-01-01 01:50:34",</text:p>
      <text:p text:style-name="P4"><text:s text:c="18"/>"18.99"</text:p>
      <text:p text:style-name="P4"><text:s text:c="16"/>],</text:p>
      <text:p text:style-name="P4"><text:s text:c="16"/>[</text:p>
      <text:p text:style-name="P4"><text:s text:c="18"/>"2",</text:p>
      <text:p text:style-name="P4"><text:s text:c="18"/>"1119120",</text:p>
      <text:p text:style-name="P4"><text:s text:c="18"/>"295347",</text:p>
      <text:p text:style-name="P4"><text:s text:c="18"/>"0",</text:p>
      <text:p text:style-name="P4"><text:s text:c="18"/>"1",</text:p>
      <text:p text:style-name="P4"><text:s text:c="18"/>"APP0700",</text:p>
      <text:p text:style-name="P4"><text:s text:c="18"/>"72.19",</text:p>
      <text:p text:style-name="P4"><text:s text:c="18"/>"2017-01-01 01:54:11",</text:p>
      <text:p text:style-name="P4"><text:s text:c="18"/>"72.19"</text:p>
      <text:p text:style-name="P4"><text:s text:c="16"/>],</text:p>
      <text:p text:style-name="P4"><text:s text:c="16"/>[</text:p>
      <text:p text:style-name="P4"><text:s text:c="18"/>"3",</text:p>
      <text:p text:style-name="P4"><text:s text:c="18"/>"1119126",</text:p>
      <text:p text:style-name="P4"><text:s text:c="18"/>"299549",</text:p>
      <text:p text:style-name="P4"><text:s text:c="18"/>"0",</text:p>
      <text:p text:style-name="P4"><text:s text:c="18"/>"1",</text:p>
      <text:p text:style-name="P4"><text:s text:c="18"/>"PAC0929",</text:p>
      <text:p text:style-name="P4"><text:s text:c="18"/>"2565.99",</text:p>
      <text:p text:style-name="P4"><text:s text:c="18"/>"2017-01-01 02:07:42",</text:p>
      <text:p text:style-name="P4"><text:s text:c="18"/>"2565.99"</text:p>
      <text:p text:style-name="P4"><text:s text:c="16"/>],</text:p>
      <text:p text:style-name="P4"><text:s text:c="16"/>[</text:p>
      <text:p text:style-name="P4"><text:s text:c="18"/>"4",</text:p>
      <text:p text:style-name="P4"><text:s text:c="18"/>"1119134",</text:p>
      <text:p text:style-name="P4"><text:s text:c="18"/>"299556",</text:p>
      <text:p text:style-name="P4"><text:s text:c="18"/>"0",</text:p>
      <text:p text:style-name="P4"><text:s text:c="18"/>"1",</text:p>
      <text:p text:style-name="P4"><text:s text:c="18"/>"CRU0039-A",</text:p>
      <text:p text:style-name="P4"><text:soft-page-break/><text:s text:c="18"/>"60.9",</text:p>
      <text:p text:style-name="P4"><text:s text:c="18"/>"2017-01-01 02:20:14",</text:p>
      <text:p text:style-name="P4"><text:s text:c="18"/>"60.9"</text:p>
      <text:p text:style-name="P4"><text:s text:c="16"/>],</text:p>
      <text:p text:style-name="P4"><text:s text:c="16"/>[</text:p>
      <text:p text:style-name="P4"><text:s text:c="18"/>"5",</text:p>
      <text:p text:style-name="P4"><text:s text:c="18"/>"1119145",</text:p>
      <text:p text:style-name="P4"><text:s text:c="18"/>"299561",</text:p>
      <text:p text:style-name="P4"><text:s text:c="18"/>"0",</text:p>
      <text:p text:style-name="P4"><text:s text:c="18"/>"1",</text:p>
      <text:p text:style-name="P4"><text:s text:c="18"/>"PEB0015",</text:p>
      <text:p text:style-name="P4"><text:s text:c="18"/>"142.49",</text:p>
      <text:p text:style-name="P4"><text:s text:c="18"/>"2017-01-01 02:38:50",</text:p>
      <text:p text:style-name="P4"><text:s text:c="18"/>"142.49"</text:p>
      <text:p text:style-name="P4"><text:s text:c="16"/>],</text:p>
      <text:p text:style-name="P4"><text:s text:c="16"/>[</text:p>
      <text:p text:style-name="P4"><text:s text:c="18"/>"6",</text:p>
      <text:p text:style-name="P4"><text:s text:c="18"/>"1119154",</text:p>
      <text:p text:style-name="P4"><text:s text:c="18"/>"299563",</text:p>
      <text:p text:style-name="P4"><text:s text:c="18"/>"0",</text:p>
      <text:p text:style-name="P4"><text:s text:c="18"/>"1",</text:p>
      <text:p text:style-name="P4"><text:s text:c="18"/>"BEA0065",</text:p>
      <text:p text:style-name="P4"><text:s text:c="18"/>"256.49",</text:p>
      <text:p text:style-name="P4"><text:s text:c="18"/>"2017-01-01 02:42:05",</text:p>
      <text:p text:style-name="P4"><text:s text:c="18"/>"256.49"</text:p>
      <text:p text:style-name="P4"><text:s text:c="16"/>],</text:p>
      <text:p text:style-name="P4"><text:s text:c="16"/>[</text:p>
      <text:p text:style-name="P4"><text:s text:c="18"/>"7",</text:p>
      <text:p text:style-name="P4"><text:s text:c="18"/>"1119155",</text:p>
      <text:p text:style-name="P4"><text:s text:c="18"/>"299564",</text:p>
      <text:p text:style-name="P4"><text:s text:c="18"/>"0",</text:p>
      <text:p text:style-name="P4"><text:s text:c="18"/>"1",</text:p>
      <text:p text:style-name="P4"><text:s text:c="18"/>"SAT0010",</text:p>
      <text:p text:style-name="P4"><text:s text:c="18"/>"18.99",</text:p>
      <text:p text:style-name="P4"><text:s text:c="18"/>"2017-01-01 02:43:37",</text:p>
      <text:p text:style-name="P4"><text:s text:c="18"/>"18.99"</text:p>
      <text:p text:style-name="P4"><text:s text:c="16"/>],</text:p>
      <text:p text:style-name="P4"><text:s text:c="16"/>[</text:p>
      <text:p text:style-name="P4"><text:s text:c="18"/>"8",</text:p>
      <text:p text:style-name="P4"><text:s text:c="18"/>"1119181",</text:p>
      <text:p text:style-name="P4"><text:s text:c="18"/>"299571",</text:p>
      <text:p text:style-name="P4"><text:s text:c="18"/>"0",</text:p>
      <text:p text:style-name="P4"><text:s text:c="18"/>"1",</text:p>
      <text:p text:style-name="P4"><text:s text:c="18"/>"SYN0139",</text:p>
      <text:p text:style-name="P4"><text:s text:c="18"/>"166.24",</text:p>
      <text:p text:style-name="P4"><text:s text:c="18"/>"2017-01-01 04:00:44",</text:p>
      <text:p text:style-name="P4"><text:s text:c="18"/>"166.24"</text:p>
      <text:p text:style-name="P4"><text:s text:c="16"/>],</text:p>
      <text:p text:style-name="P4"><text:s text:c="16"/>[</text:p>
      <text:p text:style-name="P4"><text:soft-page-break/><text:s text:c="18"/>"9",</text:p>
      <text:p text:style-name="P4"><text:s text:c="18"/>"1119188",</text:p>
      <text:p text:style-name="P4"><text:s text:c="18"/>"299578",</text:p>
      <text:p text:style-name="P4"><text:s text:c="18"/>"0",</text:p>
      <text:p text:style-name="P4"><text:s text:c="18"/>"1",</text:p>
      <text:p text:style-name="P4"><text:s text:c="18"/>"LOG0191",</text:p>
      <text:p text:style-name="P4"><text:s text:c="18"/>"142.49",</text:p>
      <text:p text:style-name="P4"><text:s text:c="18"/>"2017-01-01 08:21:26",</text:p>
      <text:p text:style-name="P4"><text:s text:c="18"/>"142.49"</text:p>
      <text:p text:style-name="P4"><text:s text:c="16"/>],</text:p>
      <text:p text:style-name="P4"><text:s text:c="16"/>[</text:p>
      <text:p text:style-name="P4"><text:s text:c="18"/>"10",</text:p>
      <text:p text:style-name="P4"><text:s text:c="18"/>"1119189",</text:p>
      <text:p text:style-name="P4"><text:s text:c="18"/>"299579",</text:p>
      <text:p text:style-name="P4"><text:s text:c="18"/>"0",</text:p>
      <text:p text:style-name="P4"><text:s text:c="18"/>"1",</text:p>
      <text:p text:style-name="P4"><text:s text:c="18"/>"LGE0031-A",</text:p>
      <text:p text:style-name="P4"><text:s text:c="18"/>"127.08",</text:p>
      <text:p text:style-name="P4"><text:s text:c="18"/>"2017-01-01 08:23:14",</text:p>
      <text:p text:style-name="P4"><text:s text:c="18"/>"127.08"</text:p>
      <text:p text:style-name="P4"><text:s text:c="16"/>],</text:p>
      <text:p text:style-name="P4"><text:s text:c="16"/>[</text:p>
      <text:p text:style-name="P4"><text:s text:c="18"/>"11",</text:p>
      <text:p text:style-name="P4"><text:s text:c="18"/>"1119202",</text:p>
      <text:p text:style-name="P4"><text:s text:c="18"/>"299586",</text:p>
      <text:p text:style-name="P4"><text:s text:c="18"/>"0",</text:p>
      <text:p text:style-name="P4"><text:s text:c="18"/>"1",</text:p>
      <text:p text:style-name="P4"><text:s text:c="18"/>"GRT0456",</text:p>
      <text:p text:style-name="P4"><text:s text:c="18"/>"42.99",</text:p>
      <text:p text:style-name="P4"><text:s text:c="18"/>"2017-01-01 09:18:52",</text:p>
      <text:p text:style-name="P4"><text:s text:c="18"/>"42.99"</text:p>
      <text:p text:style-name="P4"><text:s text:c="16"/>],</text:p>
      <text:p text:style-name="P4"><text:s text:c="16"/>[</text:p>
      <text:p text:style-name="P4"><text:s text:c="18"/>"12",</text:p>
      <text:p text:style-name="P4"><text:s text:c="18"/>"1119215",</text:p>
      <text:p text:style-name="P4"><text:s text:c="18"/>"299597",</text:p>
      <text:p text:style-name="P4"><text:s text:c="18"/>"0",</text:p>
      <text:p text:style-name="P4"><text:s text:c="18"/>"1",</text:p>
      <text:p text:style-name="P4"><text:s text:c="18"/>"PEB0015",</text:p>
      <text:p text:style-name="P4"><text:s text:c="18"/>"142.49",</text:p>
      <text:p text:style-name="P4"><text:s text:c="18"/>"2017-01-01 09:53:56",</text:p>
      <text:p text:style-name="P4"><text:s text:c="18"/>"142.49"</text:p>
      <text:p text:style-name="P4"><text:s text:c="16"/>],</text:p>
      <text:p text:style-name="P4"><text:s text:c="16"/>[</text:p>
      <text:p text:style-name="P4"><text:s text:c="18"/>"13",</text:p>
      <text:p text:style-name="P4"><text:s text:c="18"/>"1119244",</text:p>
      <text:p text:style-name="P4"><text:s text:c="18"/>"299600",</text:p>
      <text:p text:style-name="P4"><text:s text:c="18"/>"0",</text:p>
      <text:p text:style-name="P4"><text:s text:c="18"/>"1",</text:p>
      <text:p text:style-name="P4"><text:soft-page-break/><text:s text:c="18"/>"APP0410",</text:p>
      <text:p text:style-name="P4"><text:s text:c="18"/>"33.25",</text:p>
      <text:p text:style-name="P4"><text:s text:c="18"/>"2017-01-01 10:28:59",</text:p>
      <text:p text:style-name="P4"><text:s text:c="18"/>"33.25"</text:p>
      <text:p text:style-name="P4"><text:s text:c="16"/>],</text:p>
      <text:p text:style-name="P4"><text:s text:c="16"/>[</text:p>
      <text:p text:style-name="P4"><text:s text:c="18"/>"14",</text:p>
      <text:p text:style-name="P4"><text:s text:c="18"/>"1119245",</text:p>
      <text:p text:style-name="P4"><text:s text:c="18"/>"299600",</text:p>
      <text:p text:style-name="P4"><text:s text:c="18"/>"0",</text:p>
      <text:p text:style-name="P4"><text:s text:c="18"/>"1",</text:p>
      <text:p text:style-name="P4"><text:s text:c="18"/>"LAC0205",</text:p>
      <text:p text:style-name="P4"><text:s text:c="18"/>"246.99",</text:p>
      <text:p text:style-name="P4"><text:s text:c="18"/>"2017-01-01 10:29:36",</text:p>
      <text:p text:style-name="P4"><text:s text:c="18"/>"246.99"</text:p>
      <text:p text:style-name="P4"><text:s text:c="16"/>],</text:p>
      <text:p text:style-name="P4"><text:s text:c="16"/>[</text:p>
      <text:p text:style-name="P4"><text:s text:c="18"/>"15",</text:p>
      <text:p text:style-name="P4"><text:s text:c="18"/>"1119247",</text:p>
      <text:p text:style-name="P4"><text:s text:c="18"/>"299600",</text:p>
      <text:p text:style-name="P4"><text:s text:c="18"/>"0",</text:p>
      <text:p text:style-name="P4"><text:s text:c="18"/>"1",</text:p>
      <text:p text:style-name="P4"><text:s text:c="18"/>"DLK0078",</text:p>
      <text:p text:style-name="P4"><text:s text:c="18"/>"28.41",</text:p>
      <text:p text:style-name="P4"><text:s text:c="18"/>"2017-01-01 10:38:35",</text:p>
      <text:p text:style-name="P4"><text:s text:c="18"/>"28.41"</text:p>
      <text:p text:style-name="P4"><text:s text:c="16"/>],</text:p>
      <text:p text:style-name="P4"><text:s text:c="16"/>[</text:p>
      <text:p text:style-name="P4"><text:s text:c="18"/>"16",</text:p>
      <text:p text:style-name="P4"><text:s text:c="18"/>"1119253",</text:p>
      <text:p text:style-name="P4"><text:s text:c="18"/>"299608",</text:p>
      <text:p text:style-name="P4"><text:s text:c="18"/>"0",</text:p>
      <text:p text:style-name="P4"><text:s text:c="18"/>"1",</text:p>
      <text:p text:style-name="P4"><text:s text:c="18"/>"ICA0079",</text:p>
      <text:p text:style-name="P4"><text:s text:c="18"/>"66.49",</text:p>
      <text:p text:style-name="P4"><text:s text:c="18"/>"2017-01-01 10:51:36",</text:p>
      <text:p text:style-name="P4"><text:s text:c="18"/>"66.49"</text:p>
      <text:p text:style-name="P4"><text:s text:c="16"/>],</text:p>
      <text:p text:style-name="P4"><text:s text:c="16"/>[</text:p>
      <text:p text:style-name="P4"><text:s text:c="18"/>"17",</text:p>
      <text:p text:style-name="P4"><text:s text:c="18"/>"1119254",</text:p>
      <text:p text:style-name="P4"><text:s text:c="18"/>"299609",</text:p>
      <text:p text:style-name="P4"><text:s text:c="18"/>"0",</text:p>
      <text:p text:style-name="P4"><text:s text:c="18"/>"1",</text:p>
      <text:p text:style-name="P4"><text:s text:c="18"/>"PAR0071",</text:p>
      <text:p text:style-name="P4"><text:s text:c="18"/>"474.05",</text:p>
      <text:p text:style-name="P4"><text:s text:c="18"/>"2017-01-01 10:51:38",</text:p>
      <text:p text:style-name="P4"><text:s text:c="18"/>"474.05"</text:p>
      <text:p text:style-name="P4"><text:s text:c="16"/>],</text:p>
      <text:p text:style-name="P4"><text:soft-page-break/><text:s text:c="16"/>[</text:p>
      <text:p text:style-name="P4"><text:s text:c="18"/>"18",</text:p>
      <text:p text:style-name="P4"><text:s text:c="18"/>"1119255",</text:p>
      <text:p text:style-name="P4"><text:s text:c="18"/>"299610",</text:p>
      <text:p text:style-name="P4"><text:s text:c="18"/>"0",</text:p>
      <text:p text:style-name="P4"><text:s text:c="18"/>"1",</text:p>
      <text:p text:style-name="P4"><text:s text:c="18"/>"APP0023",</text:p>
      <text:p text:style-name="P4"><text:s text:c="18"/>"55.99",</text:p>
      <text:p text:style-name="P4"><text:s text:c="18"/>"2017-01-01 10:52:42",</text:p>
      <text:p text:style-name="P4"><text:s text:c="18"/>"55.99"</text:p>
      <text:p text:style-name="P4"><text:s text:c="16"/>],</text:p>
      <text:p text:style-name="P4"><text:s text:c="16"/>[</text:p>
      <text:p text:style-name="P4"><text:s text:c="18"/>"19",</text:p>
      <text:p text:style-name="P4"><text:s text:c="18"/>"1119256",</text:p>
      <text:p text:style-name="P4"><text:s text:c="18"/>"299600",</text:p>
      <text:p text:style-name="P4"><text:s text:c="18"/>"0",</text:p>
      <text:p text:style-name="P4"><text:s text:c="18"/>"1",</text:p>
      <text:p text:style-name="P4"><text:s text:c="18"/>"PAC0492",</text:p>
      <text:p text:style-name="P4"><text:s text:c="18"/>"4260.99",</text:p>
      <text:p text:style-name="P4"><text:s text:c="18"/>"2017-01-01 10:52:44",</text:p>
      <text:p text:style-name="P4"><text:s text:c="18"/>"4260.99"</text:p>
      <text:p text:style-name="P4"><text:s text:c="16"/>],</text:p>
      <text:p text:style-name="P4"><text:s text:c="16"/>[</text:p>
      <text:p text:style-name="P4"><text:s text:c="18"/>"20",</text:p>
      <text:p text:style-name="P4"><text:s text:c="18"/>"1119257",</text:p>
      <text:p text:style-name="P4"><text:s text:c="18"/>"299610",</text:p>
      <text:p text:style-name="P4"><text:s text:c="18"/>"0",</text:p>
      <text:p text:style-name="P4"><text:s text:c="18"/>"1",</text:p>
      <text:p text:style-name="P4"><text:s text:c="18"/>"APP1214",</text:p>
      <text:p text:style-name="P4"><text:s text:c="18"/>"84.99",</text:p>
      <text:p text:style-name="P4"><text:s text:c="18"/>"2017-01-01 10:53:10",</text:p>
      <text:p text:style-name="P4"><text:s text:c="18"/>"84.99"</text:p>
      <text:p text:style-name="P4"><text:s text:c="16"/>],</text:p>
      <text:p text:style-name="P4"><text:s text:c="16"/>[</text:p>
      <text:p text:style-name="P4"><text:s text:c="18"/>"21",</text:p>
      <text:p text:style-name="P4"><text:s text:c="18"/>"1119262",</text:p>
      <text:p text:style-name="P4"><text:s text:c="18"/>"299600",</text:p>
      <text:p text:style-name="P4"><text:s text:c="18"/>"0",</text:p>
      <text:p text:style-name="P4"><text:s text:c="18"/>"2",</text:p>
      <text:p text:style-name="P4"><text:s text:c="18"/>"BEL0229",</text:p>
      <text:p text:style-name="P4"><text:s text:c="18"/>"18.99",</text:p>
      <text:p text:style-name="P4"><text:s text:c="18"/>"2017-01-01 10:55:02",</text:p>
      <text:p text:style-name="P4"><text:s text:c="18"/>"37.98"</text:p>
      <text:p text:style-name="P4"><text:s text:c="16"/>],</text:p>
      <text:p text:style-name="P4"><text:s text:c="16"/>[</text:p>
      <text:p text:style-name="P4"><text:s text:c="18"/>"22",</text:p>
      <text:p text:style-name="P4"><text:s text:c="18"/>"1119287",</text:p>
      <text:p text:style-name="P4"><text:s text:c="18"/>"299623",</text:p>
      <text:p text:style-name="P4"><text:s text:c="18"/>"0",</text:p>
      <text:p text:style-name="P4"><text:soft-page-break/><text:s text:c="18"/>"1",</text:p>
      <text:p text:style-name="P4"><text:s text:c="18"/>"OBL0007",</text:p>
      <text:p text:style-name="P4"><text:s text:c="18"/>"37.05",</text:p>
      <text:p text:style-name="P4"><text:s text:c="18"/>"2017-01-01 11:29:39",</text:p>
      <text:p text:style-name="P4"><text:s text:c="18"/>"37.05"</text:p>
      <text:p text:style-name="P4"><text:s text:c="16"/>],</text:p>
      <text:p text:style-name="P4"><text:s text:c="16"/>[</text:p>
      <text:p text:style-name="P4"><text:s text:c="18"/>"23",</text:p>
      <text:p text:style-name="P4"><text:s text:c="18"/>"1119296",</text:p>
      <text:p text:style-name="P4"><text:s text:c="18"/>"298391",</text:p>
      <text:p text:style-name="P4"><text:s text:c="18"/>"0",</text:p>
      <text:p text:style-name="P4"><text:s text:c="18"/>"1",</text:p>
      <text:p text:style-name="P4"><text:s text:c="18"/>"PAC1594",</text:p>
      <text:p text:style-name="P4"><text:s text:c="18"/>"2769.99",</text:p>
      <text:p text:style-name="P4"><text:s text:c="18"/>"2017-01-01 11:41:04",</text:p>
      <text:p text:style-name="P4"><text:s text:c="18"/>"2769.99"</text:p>
      <text:p text:style-name="P4"><text:s text:c="16"/>],</text:p>
      <text:p text:style-name="P4"><text:s text:c="16"/>[</text:p>
      <text:p text:style-name="P4"><text:s text:c="18"/>"24",</text:p>
      <text:p text:style-name="P4"><text:s text:c="18"/>"1119299",</text:p>
      <text:p text:style-name="P4"><text:s text:c="18"/>"298391",</text:p>
      <text:p text:style-name="P4"><text:s text:c="18"/>"0",</text:p>
      <text:p text:style-name="P4"><text:s text:c="18"/>"1",</text:p>
      <text:p text:style-name="P4"><text:s text:c="18"/>"APP0662",</text:p>
      <text:p text:style-name="P4"><text:s text:c="18"/>"149.99",</text:p>
      <text:p text:style-name="P4"><text:s text:c="18"/>"2017-01-01 11:41:58",</text:p>
      <text:p text:style-name="P4"><text:s text:c="18"/>"149.99"</text:p>
      <text:p text:style-name="P4"><text:s text:c="16"/>],</text:p>
      <text:p text:style-name="P4"><text:s text:c="16"/>[</text:p>
      <text:p text:style-name="P4"><text:s text:c="18"/>"25",</text:p>
      <text:p text:style-name="P4"><text:s text:c="18"/>"1119306",</text:p>
      <text:p text:style-name="P4"><text:s text:c="18"/>"299634",</text:p>
      <text:p text:style-name="P4"><text:s text:c="18"/>"0",</text:p>
      <text:p text:style-name="P4"><text:s text:c="18"/>"1",</text:p>
      <text:p text:style-name="P4"><text:s text:c="18"/>"SYN0146",</text:p>
      <text:p text:style-name="P4"><text:s text:c="18"/>"369.54",</text:p>
      <text:p text:style-name="P4"><text:s text:c="18"/>"2017-01-01 11:50:06",</text:p>
      <text:p text:style-name="P4"><text:s text:c="18"/>"369.54"</text:p>
      <text:p text:style-name="P4"><text:s text:c="16"/>],</text:p>
      <text:p text:style-name="P4"><text:s text:c="16"/>[</text:p>
      <text:p text:style-name="P4"><text:s text:c="18"/>"26",</text:p>
      <text:p text:style-name="P4"><text:s text:c="18"/>"1119314",</text:p>
      <text:p text:style-name="P4"><text:s text:c="18"/>"299637",</text:p>
      <text:p text:style-name="P4"><text:s text:c="18"/>"0",</text:p>
      <text:p text:style-name="P4"><text:s text:c="18"/>"1",</text:p>
      <text:p text:style-name="P4"><text:s text:c="18"/>"TOS0007",</text:p>
      <text:p text:style-name="P4"><text:s text:c="18"/>"53.19",</text:p>
      <text:p text:style-name="P4"><text:s text:c="18"/>"2017-01-01 11:55:51",</text:p>
      <text:p text:style-name="P4"><text:s text:c="18"/>"53.19"</text:p>
      <text:p text:style-name="P4"><text:soft-page-break/><text:s text:c="16"/>],</text:p>
      <text:p text:style-name="P4"><text:s text:c="16"/>[</text:p>
      <text:p text:style-name="P4"><text:s text:c="18"/>"27",</text:p>
      <text:p text:style-name="P4"><text:s text:c="18"/>"1119325",</text:p>
      <text:p text:style-name="P4"><text:s text:c="18"/>"299571",</text:p>
      <text:p text:style-name="P4"><text:s text:c="18"/>"0",</text:p>
      <text:p text:style-name="P4"><text:s text:c="18"/>"1",</text:p>
      <text:p text:style-name="P4"><text:s text:c="18"/>"WDT0183",</text:p>
      <text:p text:style-name="P4"><text:s text:c="18"/>"151.99",</text:p>
      <text:p text:style-name="P4"><text:s text:c="18"/>"2017-01-01 12:00:57",</text:p>
      <text:p text:style-name="P4"><text:s text:c="18"/>"151.99"</text:p>
      <text:p text:style-name="P4"><text:s text:c="16"/>],</text:p>
      <text:p text:style-name="P4"><text:s text:c="16"/>[</text:p>
      <text:p text:style-name="P4"><text:s text:c="18"/>"28",</text:p>
      <text:p text:style-name="P4"><text:s text:c="18"/>"1119326",</text:p>
      <text:p text:style-name="P4"><text:s text:c="18"/>"299634",</text:p>
      <text:p text:style-name="P4"><text:s text:c="18"/>"0",</text:p>
      <text:p text:style-name="P4"><text:s text:c="18"/>"3",</text:p>
      <text:p text:style-name="P4"><text:s text:c="18"/>"WDT0183",</text:p>
      <text:p text:style-name="P4"><text:s text:c="18"/>"151.99",</text:p>
      <text:p text:style-name="P4"><text:s text:c="18"/>"2017-01-01 12:01:01",</text:p>
      <text:p text:style-name="P4"><text:s text:c="18"/>"455.97"</text:p>
      <text:p text:style-name="P4"><text:s text:c="16"/>],</text:p>
      <text:p text:style-name="P4"><text:s text:c="16"/>[</text:p>
      <text:p text:style-name="P4"><text:s text:c="18"/>"29",</text:p>
      <text:p text:style-name="P4"><text:s text:c="18"/>"1119328",</text:p>
      <text:p text:style-name="P4"><text:s text:c="18"/>"297809",</text:p>
      <text:p text:style-name="P4"><text:s text:c="18"/>"0",</text:p>
      <text:p text:style-name="P4"><text:s text:c="18"/>"1",</text:p>
      <text:p text:style-name="P4"><text:s text:c="18"/>"IFX0016",</text:p>
      <text:p text:style-name="P4"><text:s text:c="18"/>"14.24",</text:p>
      <text:p text:style-name="P4"><text:s text:c="18"/>"2017-01-01 12:01:12",</text:p>
      <text:p text:style-name="P4"><text:s text:c="18"/>"14.24"</text:p>
      <text:p text:style-name="P4"><text:s text:c="16"/>],</text:p>
      <text:p text:style-name="P4"><text:s text:c="16"/>[</text:p>
      <text:p text:style-name="P4"><text:s text:c="18"/>"30",</text:p>
      <text:p text:style-name="P4"><text:s text:c="18"/>"1119347",</text:p>
      <text:p text:style-name="P4"><text:s text:c="18"/>"299648",</text:p>
      <text:p text:style-name="P4"><text:s text:c="18"/>"0",</text:p>
      <text:p text:style-name="P4"><text:s text:c="18"/>"1",</text:p>
      <text:p text:style-name="P4"><text:s text:c="18"/>"PAC1381",</text:p>
      <text:p text:style-name="P4"><text:s text:c="18"/>"355.29",</text:p>
      <text:p text:style-name="P4"><text:s text:c="18"/>"2017-01-01 12:21:21",</text:p>
      <text:p text:style-name="P4"><text:s text:c="18"/>"355.29"</text:p>
      <text:p text:style-name="P4"><text:s text:c="16"/>],</text:p>
      <text:p text:style-name="P4"><text:s text:c="16"/>[</text:p>
      <text:p text:style-name="P4"><text:s text:c="18"/>"31",</text:p>
      <text:p text:style-name="P4"><text:s text:c="18"/>"1119360",</text:p>
      <text:p text:style-name="P4"><text:s text:c="18"/>"299650",</text:p>
      <text:p text:style-name="P4"><text:soft-page-break/><text:s text:c="18"/>"0",</text:p>
      <text:p text:style-name="P4"><text:s text:c="18"/>"1",</text:p>
      <text:p text:style-name="P4"><text:s text:c="18"/>"NOK0007",</text:p>
      <text:p text:style-name="P4"><text:s text:c="18"/>"65.99",</text:p>
      <text:p text:style-name="P4"><text:s text:c="18"/>"2017-01-01 12:28:27",</text:p>
      <text:p text:style-name="P4"><text:s text:c="18"/>"65.99"</text:p>
      <text:p text:style-name="P4"><text:s text:c="16"/>],</text:p>
      <text:p text:style-name="P4"><text:s text:c="16"/>[</text:p>
      <text:p text:style-name="P4"><text:s text:c="18"/>"32",</text:p>
      <text:p text:style-name="P4"><text:s text:c="18"/>"1119363",</text:p>
      <text:p text:style-name="P4"><text:s text:c="18"/>"299655",</text:p>
      <text:p text:style-name="P4"><text:s text:c="18"/>"0",</text:p>
      <text:p text:style-name="P4"><text:s text:c="18"/>"1",</text:p>
      <text:p text:style-name="P4"><text:s text:c="18"/>"WAC0191",</text:p>
      <text:p text:style-name="P4"><text:s text:c="18"/>"161.49",</text:p>
      <text:p text:style-name="P4"><text:s text:c="18"/>"2017-01-01 12:29:49",</text:p>
      <text:p text:style-name="P4"><text:s text:c="18"/>"161.49"</text:p>
      <text:p text:style-name="P4"><text:s text:c="16"/>],</text:p>
      <text:p text:style-name="P4"><text:s text:c="16"/>[</text:p>
      <text:p text:style-name="P4"><text:s text:c="18"/>"33",</text:p>
      <text:p text:style-name="P4"><text:s text:c="18"/>"1119367",</text:p>
      <text:p text:style-name="P4"><text:s text:c="18"/>"299655",</text:p>
      <text:p text:style-name="P4"><text:s text:c="18"/>"0",</text:p>
      <text:p text:style-name="P4"><text:s text:c="18"/>"1",</text:p>
      <text:p text:style-name="P4"><text:s text:c="18"/>"WAC0040",</text:p>
      <text:p text:style-name="P4"><text:s text:c="18"/>"35.14",</text:p>
      <text:p text:style-name="P4"><text:s text:c="18"/>"2017-01-01 12:31:41",</text:p>
      <text:p text:style-name="P4"><text:s text:c="18"/>"35.14"</text:p>
      <text:p text:style-name="P4"><text:s text:c="16"/>],</text:p>
      <text:p text:style-name="P4"><text:s text:c="16"/>[</text:p>
      <text:p text:style-name="P4"><text:s text:c="18"/>"34",</text:p>
      <text:p text:style-name="P4"><text:s text:c="18"/>"1119371",</text:p>
      <text:p text:style-name="P4"><text:s text:c="18"/>"299659",</text:p>
      <text:p text:style-name="P4"><text:s text:c="18"/>"0",</text:p>
      <text:p text:style-name="P4"><text:s text:c="18"/>"1",</text:p>
      <text:p text:style-name="P4"><text:s text:c="18"/>"THU0013",</text:p>
      <text:p text:style-name="P4"><text:s text:c="18"/>"75.99",</text:p>
      <text:p text:style-name="P4"><text:s text:c="18"/>"2017-01-01 12:32:53",</text:p>
      <text:p text:style-name="P4"><text:s text:c="18"/>"75.99"</text:p>
      <text:p text:style-name="P4"><text:s text:c="16"/>],</text:p>
      <text:p text:style-name="P4"><text:s text:c="16"/>[</text:p>
      <text:p text:style-name="P4"><text:s text:c="18"/>"35",</text:p>
      <text:p text:style-name="P4"><text:s text:c="18"/>"1119388",</text:p>
      <text:p text:style-name="P4"><text:s text:c="18"/>"299667",</text:p>
      <text:p text:style-name="P4"><text:s text:c="18"/>"0",</text:p>
      <text:p text:style-name="P4"><text:s text:c="18"/>"1",</text:p>
      <text:p text:style-name="P4"><text:s text:c="18"/>"WIT0024",</text:p>
      <text:p text:style-name="P4"><text:s text:c="18"/>"94.99",</text:p>
      <text:p text:style-name="P4"><text:s text:c="18"/>"2017-01-01 12:42:40",</text:p>
      <text:p text:style-name="P4"><text:soft-page-break/><text:s text:c="18"/>"94.99"</text:p>
      <text:p text:style-name="P4"><text:s text:c="16"/>],</text:p>
      <text:p text:style-name="P4"><text:s text:c="16"/>[</text:p>
      <text:p text:style-name="P4"><text:s text:c="18"/>"36",</text:p>
      <text:p text:style-name="P4"><text:s text:c="18"/>"1119404",</text:p>
      <text:p text:style-name="P4"><text:s text:c="18"/>"299673",</text:p>
      <text:p text:style-name="P4"><text:s text:c="18"/>"0",</text:p>
      <text:p text:style-name="P4"><text:s text:c="18"/>"1",</text:p>
      <text:p text:style-name="P4"><text:s text:c="18"/>"PAC0569",</text:p>
      <text:p text:style-name="P4"><text:s text:c="18"/>"168.14",</text:p>
      <text:p text:style-name="P4"><text:s text:c="18"/>"2017-01-01 12:56:10",</text:p>
      <text:p text:style-name="P4"><text:s text:c="18"/>"168.14"</text:p>
      <text:p text:style-name="P4"><text:s text:c="16"/>],</text:p>
      <text:p text:style-name="P4"><text:s text:c="16"/>[</text:p>
      <text:p text:style-name="P4"><text:s text:c="18"/>"37",</text:p>
      <text:p text:style-name="P4"><text:s text:c="18"/>"1119405",</text:p>
      <text:p text:style-name="P4"><text:s text:c="18"/>"299664",</text:p>
      <text:p text:style-name="P4"><text:s text:c="18"/>"0",</text:p>
      <text:p text:style-name="P4"><text:s text:c="18"/>"1",</text:p>
      <text:p text:style-name="P4"><text:s text:c="18"/>"APP0958",</text:p>
      <text:p text:style-name="P4"><text:s text:c="18"/>"1351.99",</text:p>
      <text:p text:style-name="P4"><text:s text:c="18"/>"2017-01-01 12:57:21",</text:p>
      <text:p text:style-name="P4"><text:s text:c="18"/>"1351.99"</text:p>
      <text:p text:style-name="P4"><text:s text:c="16"/>],</text:p>
      <text:p text:style-name="P4"><text:s text:c="16"/>[</text:p>
      <text:p text:style-name="P4"><text:s text:c="18"/>"38",</text:p>
      <text:p text:style-name="P4"><text:s text:c="18"/>"1119407",</text:p>
      <text:p text:style-name="P4"><text:s text:c="18"/>"299674",</text:p>
      <text:p text:style-name="P4"><text:s text:c="18"/>"0",</text:p>
      <text:p text:style-name="P4"><text:s text:c="18"/>"1",</text:p>
      <text:p text:style-name="P4"><text:s text:c="18"/>"PAC1296",</text:p>
      <text:p text:style-name="P4"><text:s text:c="18"/>"584.24",</text:p>
      <text:p text:style-name="P4"><text:s text:c="18"/>"2017-01-01 12:58:24",</text:p>
      <text:p text:style-name="P4"><text:s text:c="18"/>"584.24"</text:p>
      <text:p text:style-name="P4"><text:s text:c="16"/>],</text:p>
      <text:p text:style-name="P4"><text:s text:c="16"/>[</text:p>
      <text:p text:style-name="P4"><text:s text:c="18"/>"39",</text:p>
      <text:p text:style-name="P4"><text:s text:c="18"/>"1119419",</text:p>
      <text:p text:style-name="P4"><text:s text:c="18"/>"299681",</text:p>
      <text:p text:style-name="P4"><text:s text:c="18"/>"0",</text:p>
      <text:p text:style-name="P4"><text:s text:c="18"/>"1",</text:p>
      <text:p text:style-name="P4"><text:s text:c="18"/>"SPE0161",</text:p>
      <text:p text:style-name="P4"><text:s text:c="18"/>"35.14",</text:p>
      <text:p text:style-name="P4"><text:s text:c="18"/>"2017-01-01 13:07:07",</text:p>
      <text:p text:style-name="P4"><text:s text:c="18"/>"35.14"</text:p>
      <text:p text:style-name="P4"><text:s text:c="16"/>],</text:p>
      <text:p text:style-name="P4"><text:s text:c="16"/>[</text:p>
      <text:p text:style-name="P4"><text:s text:c="18"/>"40",</text:p>
      <text:p text:style-name="P4"><text:s text:c="18"/>"1119422",</text:p>
      <text:p text:style-name="P4"><text:soft-page-break/><text:s text:c="18"/>"299681",</text:p>
      <text:p text:style-name="P4"><text:s text:c="18"/>"0",</text:p>
      <text:p text:style-name="P4"><text:s text:c="18"/>"1",</text:p>
      <text:p text:style-name="P4"><text:s text:c="18"/>"APP0701",</text:p>
      <text:p text:style-name="P4"><text:s text:c="18"/>"69.34",</text:p>
      <text:p text:style-name="P4"><text:s text:c="18"/>"2017-01-01 13:09:14",</text:p>
      <text:p text:style-name="P4"><text:s text:c="18"/>"69.34"</text:p>
      <text:p text:style-name="P4"><text:s text:c="16"/>],</text:p>
      <text:p text:style-name="P4"><text:s text:c="16"/>[</text:p>
      <text:p text:style-name="P4"><text:s text:c="18"/>"41",</text:p>
      <text:p text:style-name="P4"><text:s text:c="18"/>"1119448",</text:p>
      <text:p text:style-name="P4"><text:s text:c="18"/>"299696",</text:p>
      <text:p text:style-name="P4"><text:s text:c="18"/>"0",</text:p>
      <text:p text:style-name="P4"><text:s text:c="18"/>"1",</text:p>
      <text:p text:style-name="P4"><text:s text:c="18"/>"KEN0212",</text:p>
      <text:p text:style-name="P4"><text:s text:c="18"/>"18.04",</text:p>
      <text:p text:style-name="P4"><text:s text:c="18"/>"2017-01-01 13:27:25",</text:p>
      <text:p text:style-name="P4"><text:s text:c="18"/>"18.04"</text:p>
      <text:p text:style-name="P4"><text:s text:c="16"/>],</text:p>
      <text:p text:style-name="P4"><text:s text:c="16"/>[</text:p>
      <text:p text:style-name="P4"><text:s text:c="18"/>"42",</text:p>
      <text:p text:style-name="P4"><text:s text:c="18"/>"1119470",</text:p>
      <text:p text:style-name="P4"><text:s text:c="18"/>"299704",</text:p>
      <text:p text:style-name="P4"><text:s text:c="18"/>"0",</text:p>
      <text:p text:style-name="P4"><text:s text:c="18"/>"1",</text:p>
      <text:p text:style-name="P4"><text:s text:c="18"/>"APP0697",</text:p>
      <text:p text:style-name="P4"><text:s text:c="18"/>"12.99",</text:p>
      <text:p text:style-name="P4"><text:s text:c="18"/>"2017-01-01 13:41:17",</text:p>
      <text:p text:style-name="P4"><text:s text:c="18"/>"12.99"</text:p>
      <text:p text:style-name="P4"><text:s text:c="16"/>],</text:p>
      <text:p text:style-name="P4"><text:s text:c="16"/>[</text:p>
      <text:p text:style-name="P4"><text:s text:c="18"/>"43",</text:p>
      <text:p text:style-name="P4"><text:s text:c="18"/>"1119490",</text:p>
      <text:p text:style-name="P4"><text:s text:c="18"/>"299710",</text:p>
      <text:p text:style-name="P4"><text:s text:c="18"/>"0",</text:p>
      <text:p text:style-name="P4"><text:s text:c="18"/>"1",</text:p>
      <text:p text:style-name="P4"><text:s text:c="18"/>"PHI0072",</text:p>
      <text:p text:style-name="P4"><text:s text:c="18"/>"66.49",</text:p>
      <text:p text:style-name="P4"><text:s text:c="18"/>"2017-01-01 14:05:28",</text:p>
      <text:p text:style-name="P4"><text:s text:c="18"/>"66.49"</text:p>
      <text:p text:style-name="P4"><text:s text:c="16"/>],</text:p>
      <text:p text:style-name="P4"><text:s text:c="16"/>[</text:p>
      <text:p text:style-name="P4"><text:s text:c="18"/>"44",</text:p>
      <text:p text:style-name="P4"><text:s text:c="18"/>"1119491",</text:p>
      <text:p text:style-name="P4"><text:s text:c="18"/>"299710",</text:p>
      <text:p text:style-name="P4"><text:s text:c="18"/>"0",</text:p>
      <text:p text:style-name="P4"><text:s text:c="18"/>"1",</text:p>
      <text:p text:style-name="P4"><text:s text:c="18"/>"PHI0079",</text:p>
      <text:p text:style-name="P4"><text:s text:c="18"/>"56.04",</text:p>
      <text:p text:style-name="P4"><text:soft-page-break/><text:s text:c="18"/>"2017-01-01 14:06:17",</text:p>
      <text:p text:style-name="P4"><text:s text:c="18"/>"56.04"</text:p>
      <text:p text:style-name="P4"><text:s text:c="16"/>],</text:p>
      <text:p text:style-name="P4"><text:s text:c="16"/>[</text:p>
      <text:p text:style-name="P4"><text:s text:c="18"/>"45",</text:p>
      <text:p text:style-name="P4"><text:s text:c="18"/>"1119506",</text:p>
      <text:p text:style-name="P4"><text:s text:c="18"/>"299719",</text:p>
      <text:p text:style-name="P4"><text:s text:c="18"/>"0",</text:p>
      <text:p text:style-name="P4"><text:s text:c="18"/>"1",</text:p>
      <text:p text:style-name="P4"><text:s text:c="18"/>"OTT0139",</text:p>
      <text:p text:style-name="P4"><text:s text:c="18"/>"21.84",</text:p>
      <text:p text:style-name="P4"><text:s text:c="18"/>"2017-01-01 14:19:14",</text:p>
      <text:p text:style-name="P4"><text:s text:c="18"/>"21.84"</text:p>
      <text:p text:style-name="P4"><text:s text:c="16"/>],</text:p>
      <text:p text:style-name="P4"><text:s text:c="16"/>[</text:p>
      <text:p text:style-name="P4"><text:s text:c="18"/>"46",</text:p>
      <text:p text:style-name="P4"><text:s text:c="18"/>"1119510",</text:p>
      <text:p text:style-name="P4"><text:s text:c="18"/>"299719",</text:p>
      <text:p text:style-name="P4"><text:s text:c="18"/>"0",</text:p>
      <text:p text:style-name="P4"><text:s text:c="18"/>"1",</text:p>
      <text:p text:style-name="P4"><text:s text:c="18"/>"GRT0361",</text:p>
      <text:p text:style-name="P4"><text:s text:c="18"/>"18.04",</text:p>
      <text:p text:style-name="P4"><text:s text:c="18"/>"2017-01-01 14:22:21",</text:p>
      <text:p text:style-name="P4"><text:s text:c="18"/>"18.04"</text:p>
      <text:p text:style-name="P4"><text:s text:c="16"/>],</text:p>
      <text:p text:style-name="P4"><text:s text:c="16"/>[</text:p>
      <text:p text:style-name="P4"><text:s text:c="18"/>"47",</text:p>
      <text:p text:style-name="P4"><text:s text:c="18"/>"1119513",</text:p>
      <text:p text:style-name="P4"><text:s text:c="18"/>"299723",</text:p>
      <text:p text:style-name="P4"><text:s text:c="18"/>"0",</text:p>
      <text:p text:style-name="P4"><text:s text:c="18"/>"2",</text:p>
      <text:p text:style-name="P4"><text:s text:c="18"/>"MAC0122",</text:p>
      <text:p text:style-name="P4"><text:s text:c="18"/>"23.74",</text:p>
      <text:p text:style-name="P4"><text:s text:c="18"/>"2017-01-01 14:26:43",</text:p>
      <text:p text:style-name="P4"><text:s text:c="18"/>"47.48"</text:p>
      <text:p text:style-name="P4"><text:s text:c="16"/>],</text:p>
      <text:p text:style-name="P4"><text:s text:c="16"/>[</text:p>
      <text:p text:style-name="P4"><text:s text:c="18"/>"48",</text:p>
      <text:p text:style-name="P4"><text:s text:c="18"/>"1119529",</text:p>
      <text:p text:style-name="P4"><text:s text:c="18"/>"299696",</text:p>
      <text:p text:style-name="P4"><text:s text:c="18"/>"0",</text:p>
      <text:p text:style-name="P4"><text:s text:c="18"/>"3",</text:p>
      <text:p text:style-name="P4"><text:s text:c="18"/>"SAN0112",</text:p>
      <text:p text:style-name="P4"><text:s text:c="18"/>"18.99",</text:p>
      <text:p text:style-name="P4"><text:s text:c="18"/>"2017-01-01 14:52:01",</text:p>
      <text:p text:style-name="P4"><text:s text:c="18"/>"56.97"</text:p>
      <text:p text:style-name="P4"><text:s text:c="16"/>],</text:p>
      <text:p text:style-name="P4"><text:s text:c="16"/>[</text:p>
      <text:p text:style-name="P4"><text:s text:c="18"/>"49",</text:p>
      <text:p text:style-name="P4"><text:soft-page-break/><text:s text:c="18"/>"1119539",</text:p>
      <text:p text:style-name="P4"><text:s text:c="18"/>"299736",</text:p>
      <text:p text:style-name="P4"><text:s text:c="18"/>"0",</text:p>
      <text:p text:style-name="P4"><text:s text:c="18"/>"1",</text:p>
      <text:p text:style-name="P4"><text:s text:c="18"/>"WAC0191",</text:p>
      <text:p text:style-name="P4"><text:s text:c="18"/>"161.49",</text:p>
      <text:p text:style-name="P4"><text:s text:c="18"/>"2017-01-01 14:59:29",</text:p>
      <text:p text:style-name="P4"><text:s text:c="18"/>"161.49"</text:p>
      <text:p text:style-name="P4"><text:s text:c="16"/>]</text:p>
      <text:p text:style-name="P4"><text:s text:c="14"/>],</text:p>
      <text:p text:style-name="P4"><text:s text:c="14"/>"shape": {</text:p>
      <text:p text:style-name="P4"><text:s text:c="16"/>"columns": 8,</text:p>
      <text:p text:style-name="P4"><text:s text:c="16"/>"rows": 57974</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5"/>&lt;th&gt;unit_price_total&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1119116&lt;/td&gt;\n",</text:p>
      <text:p text:style-name="P4"><text:s text:c="14"/>" <text:s text:c="5"/>&lt;td&gt;299545&lt;/td&gt;\n",</text:p>
      <text:p text:style-name="P4"><text:soft-page-break/><text:s text:c="14"/>" <text:s text:c="5"/>&lt;td&gt;0&lt;/td&gt;\n",</text:p>
      <text:p text:style-name="P4"><text:s text:c="14"/>" <text:s text:c="5"/>&lt;td&gt;1&lt;/td&gt;\n",</text:p>
      <text:p text:style-name="P4"><text:s text:c="14"/>" <text:s text:c="5"/>&lt;td&gt;OWC0100&lt;/td&gt;\n",</text:p>
      <text:p text:style-name="P4"><text:s text:c="14"/>" <text:s text:c="5"/>&lt;td&gt;47.49&lt;/td&gt;\n",</text:p>
      <text:p text:style-name="P4"><text:s text:c="14"/>" <text:s text:c="5"/>&lt;td&gt;2017-01-01 01:46:16&lt;/td&gt;\n",</text:p>
      <text:p text:style-name="P4"><text:s text:c="14"/>" <text:s text:c="5"/>&lt;td&gt;47.49&lt;/td&gt;\n",</text:p>
      <text:p text:style-name="P4"><text:s text:c="14"/>" <text:s text:c="3"/>&lt;/tr&gt;\n",</text:p>
      <text:p text:style-name="P4"><text:s text:c="14"/>" <text:s text:c="3"/>&lt;tr&gt;\n",</text:p>
      <text:p text:style-name="P4"><text:s text:c="14"/>" <text:s text:c="5"/>&lt;th&gt;1&lt;/th&gt;\n",</text:p>
      <text:p text:style-name="P4"><text:s text:c="14"/>" <text:s text:c="5"/>&lt;td&gt;1119119&lt;/td&gt;\n",</text:p>
      <text:p text:style-name="P4"><text:s text:c="14"/>" <text:s text:c="5"/>&lt;td&gt;299546&lt;/td&gt;\n",</text:p>
      <text:p text:style-name="P4"><text:s text:c="14"/>" <text:s text:c="5"/>&lt;td&gt;0&lt;/td&gt;\n",</text:p>
      <text:p text:style-name="P4"><text:s text:c="14"/>" <text:s text:c="5"/>&lt;td&gt;1&lt;/td&gt;\n",</text:p>
      <text:p text:style-name="P4"><text:s text:c="14"/>" <text:s text:c="5"/>&lt;td&gt;IOT0014&lt;/td&gt;\n",</text:p>
      <text:p text:style-name="P4"><text:s text:c="14"/>" <text:s text:c="5"/>&lt;td&gt;18.99&lt;/td&gt;\n",</text:p>
      <text:p text:style-name="P4"><text:s text:c="14"/>" <text:s text:c="5"/>&lt;td&gt;2017-01-01 01:50:34&lt;/td&gt;\n",</text:p>
      <text:p text:style-name="P4"><text:s text:c="14"/>" <text:s text:c="5"/>&lt;td&gt;18.99&lt;/td&gt;\n",</text:p>
      <text:p text:style-name="P4"><text:s text:c="14"/>" <text:s text:c="3"/>&lt;/tr&gt;\n",</text:p>
      <text:p text:style-name="P4"><text:s text:c="14"/>" <text:s text:c="3"/>&lt;tr&gt;\n",</text:p>
      <text:p text:style-name="P4"><text:s text:c="14"/>" <text:s text:c="5"/>&lt;th&gt;2&lt;/th&gt;\n",</text:p>
      <text:p text:style-name="P4"><text:s text:c="14"/>" <text:s text:c="5"/>&lt;td&gt;1119120&lt;/td&gt;\n",</text:p>
      <text:p text:style-name="P4"><text:s text:c="14"/>" <text:s text:c="5"/>&lt;td&gt;295347&lt;/td&gt;\n",</text:p>
      <text:p text:style-name="P4"><text:s text:c="14"/>" <text:s text:c="5"/>&lt;td&gt;0&lt;/td&gt;\n",</text:p>
      <text:p text:style-name="P4"><text:s text:c="14"/>" <text:s text:c="5"/>&lt;td&gt;1&lt;/td&gt;\n",</text:p>
      <text:p text:style-name="P4"><text:s text:c="14"/>" <text:s text:c="5"/>&lt;td&gt;APP0700&lt;/td&gt;\n",</text:p>
      <text:p text:style-name="P4"><text:s text:c="14"/>" <text:s text:c="5"/>&lt;td&gt;72.19&lt;/td&gt;\n",</text:p>
      <text:p text:style-name="P4"><text:s text:c="14"/>" <text:s text:c="5"/>&lt;td&gt;2017-01-01 01:54:11&lt;/td&gt;\n",</text:p>
      <text:p text:style-name="P4"><text:s text:c="14"/>" <text:s text:c="5"/>&lt;td&gt;72.19&lt;/td&gt;\n",</text:p>
      <text:p text:style-name="P4"><text:s text:c="14"/>" <text:s text:c="3"/>&lt;/tr&gt;\n",</text:p>
      <text:p text:style-name="P4"><text:s text:c="14"/>" <text:s text:c="3"/>&lt;tr&gt;\n",</text:p>
      <text:p text:style-name="P4"><text:s text:c="14"/>" <text:s text:c="5"/>&lt;th&gt;3&lt;/th&gt;\n",</text:p>
      <text:p text:style-name="P4"><text:s text:c="14"/>" <text:s text:c="5"/>&lt;td&gt;1119126&lt;/td&gt;\n",</text:p>
      <text:p text:style-name="P4"><text:s text:c="14"/>" <text:s text:c="5"/>&lt;td&gt;299549&lt;/td&gt;\n",</text:p>
      <text:p text:style-name="P4"><text:s text:c="14"/>" <text:s text:c="5"/>&lt;td&gt;0&lt;/td&gt;\n",</text:p>
      <text:p text:style-name="P4"><text:s text:c="14"/>" <text:s text:c="5"/>&lt;td&gt;1&lt;/td&gt;\n",</text:p>
      <text:p text:style-name="P4"><text:s text:c="14"/>" <text:s text:c="5"/>&lt;td&gt;PAC0929&lt;/td&gt;\n",</text:p>
      <text:p text:style-name="P4"><text:s text:c="14"/>" <text:s text:c="5"/>&lt;td&gt;2565.99&lt;/td&gt;\n",</text:p>
      <text:p text:style-name="P4"><text:s text:c="14"/>" <text:s text:c="5"/>&lt;td&gt;2017-01-01 02:07:42&lt;/td&gt;\n",</text:p>
      <text:p text:style-name="P4"><text:s text:c="14"/>" <text:s text:c="5"/>&lt;td&gt;2565.99&lt;/td&gt;\n",</text:p>
      <text:p text:style-name="P4"><text:s text:c="14"/>" <text:s text:c="3"/>&lt;/tr&gt;\n",</text:p>
      <text:p text:style-name="P4"><text:s text:c="14"/>" <text:s text:c="3"/>&lt;tr&gt;\n",</text:p>
      <text:p text:style-name="P4"><text:s text:c="14"/>" <text:s text:c="5"/>&lt;th&gt;4&lt;/th&gt;\n",</text:p>
      <text:p text:style-name="P4"><text:s text:c="14"/>" <text:s text:c="5"/>&lt;td&gt;1119134&lt;/td&gt;\n",</text:p>
      <text:p text:style-name="P4"><text:s text:c="14"/>" <text:s text:c="5"/>&lt;td&gt;299556&lt;/td&gt;\n",</text:p>
      <text:p text:style-name="P4"><text:s text:c="14"/>" <text:s text:c="5"/>&lt;td&gt;0&lt;/td&gt;\n",</text:p>
      <text:p text:style-name="P4"><text:s text:c="14"/>" <text:s text:c="5"/>&lt;td&gt;1&lt;/td&gt;\n",</text:p>
      <text:p text:style-name="P4"><text:s text:c="14"/>" <text:s text:c="5"/>&lt;td&gt;CRU0039-A&lt;/td&gt;\n",</text:p>
      <text:p text:style-name="P4"><text:s text:c="14"/>" <text:s text:c="5"/>&lt;td&gt;60.90&lt;/td&gt;\n",</text:p>
      <text:p text:style-name="P4"><text:s text:c="14"/>" <text:s text:c="5"/>&lt;td&gt;2017-01-01 02:20:14&lt;/td&gt;\n",</text:p>
      <text:p text:style-name="P4"><text:soft-page-break/><text:s text:c="14"/>" <text:s text:c="5"/>&lt;td&gt;60.90&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57969&lt;/th&gt;\n",</text:p>
      <text:p text:style-name="P4"><text:s text:c="14"/>" <text:s text:c="5"/>&lt;td&gt;1649447&lt;/td&gt;\n",</text:p>
      <text:p text:style-name="P4"><text:s text:c="14"/>" <text:s text:c="5"/>&lt;td&gt;527035&lt;/td&gt;\n",</text:p>
      <text:p text:style-name="P4"><text:s text:c="14"/>" <text:s text:c="5"/>&lt;td&gt;0&lt;/td&gt;\n",</text:p>
      <text:p text:style-name="P4"><text:s text:c="14"/>" <text:s text:c="5"/>&lt;td&gt;1&lt;/td&gt;\n",</text:p>
      <text:p text:style-name="P4"><text:s text:c="14"/>" <text:s text:c="5"/>&lt;td&gt;APP0698&lt;/td&gt;\n",</text:p>
      <text:p text:style-name="P4"><text:s text:c="14"/>" <text:s text:c="5"/>&lt;td&gt;9.99&lt;/td&gt;\n",</text:p>
      <text:p text:style-name="P4"><text:s text:c="14"/>" <text:s text:c="5"/>&lt;td&gt;2018-03-14 11:42:41&lt;/td&gt;\n",</text:p>
      <text:p text:style-name="P4"><text:s text:c="14"/>" <text:s text:c="5"/>&lt;td&gt;9.99&lt;/td&gt;\n",</text:p>
      <text:p text:style-name="P4"><text:s text:c="14"/>" <text:s text:c="3"/>&lt;/tr&gt;\n",</text:p>
      <text:p text:style-name="P4"><text:s text:c="14"/>" <text:s text:c="3"/>&lt;tr&gt;\n",</text:p>
      <text:p text:style-name="P4"><text:s text:c="14"/>" <text:s text:c="5"/>&lt;th&gt;57970&lt;/th&gt;\n",</text:p>
      <text:p text:style-name="P4"><text:s text:c="14"/>" <text:s text:c="5"/>&lt;td&gt;1649512&lt;/td&gt;\n",</text:p>
      <text:p text:style-name="P4"><text:s text:c="14"/>" <text:s text:c="5"/>&lt;td&gt;527070&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1:49:01&lt;/td&gt;\n",</text:p>
      <text:p text:style-name="P4"><text:s text:c="14"/>" <text:s text:c="5"/>&lt;td&gt;19.98&lt;/td&gt;\n",</text:p>
      <text:p text:style-name="P4"><text:s text:c="14"/>" <text:s text:c="3"/>&lt;/tr&gt;\n",</text:p>
      <text:p text:style-name="P4"><text:s text:c="14"/>" <text:s text:c="3"/>&lt;tr&gt;\n",</text:p>
      <text:p text:style-name="P4"><text:s text:c="14"/>" <text:s text:c="5"/>&lt;th&gt;57971&lt;/th&gt;\n",</text:p>
      <text:p text:style-name="P4"><text:s text:c="14"/>" <text:s text:c="5"/>&lt;td&gt;1649522&lt;/td&gt;\n",</text:p>
      <text:p text:style-name="P4"><text:s text:c="14"/>" <text:s text:c="5"/>&lt;td&gt;527074&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1:49:36&lt;/td&gt;\n",</text:p>
      <text:p text:style-name="P4"><text:s text:c="14"/>" <text:s text:c="5"/>&lt;td&gt;19.98&lt;/td&gt;\n",</text:p>
      <text:p text:style-name="P4"><text:s text:c="14"/>" <text:s text:c="3"/>&lt;/tr&gt;\n",</text:p>
      <text:p text:style-name="P4"><text:s text:c="14"/>" <text:s text:c="3"/>&lt;tr&gt;\n",</text:p>
      <text:p text:style-name="P4"><text:s text:c="14"/>" <text:s text:c="5"/>&lt;th&gt;57972&lt;/th&gt;\n",</text:p>
      <text:p text:style-name="P4"><text:s text:c="14"/>" <text:s text:c="5"/>&lt;td&gt;1649565&lt;/td&gt;\n",</text:p>
      <text:p text:style-name="P4"><text:soft-page-break/><text:s text:c="14"/>" <text:s text:c="5"/>&lt;td&gt;527096&lt;/td&gt;\n",</text:p>
      <text:p text:style-name="P4"><text:s text:c="14"/>" <text:s text:c="5"/>&lt;td&gt;0&lt;/td&gt;\n",</text:p>
      <text:p text:style-name="P4"><text:s text:c="14"/>" <text:s text:c="5"/>&lt;td&gt;3&lt;/td&gt;\n",</text:p>
      <text:p text:style-name="P4"><text:s text:c="14"/>" <text:s text:c="5"/>&lt;td&gt;APP0698&lt;/td&gt;\n",</text:p>
      <text:p text:style-name="P4"><text:s text:c="14"/>" <text:s text:c="5"/>&lt;td&gt;9.99&lt;/td&gt;\n",</text:p>
      <text:p text:style-name="P4"><text:s text:c="14"/>" <text:s text:c="5"/>&lt;td&gt;2018-03-14 11:54:35&lt;/td&gt;\n",</text:p>
      <text:p text:style-name="P4"><text:s text:c="14"/>" <text:s text:c="5"/>&lt;td&gt;29.97&lt;/td&gt;\n",</text:p>
      <text:p text:style-name="P4"><text:s text:c="14"/>" <text:s text:c="3"/>&lt;/tr&gt;\n",</text:p>
      <text:p text:style-name="P4"><text:s text:c="14"/>" <text:s text:c="3"/>&lt;tr&gt;\n",</text:p>
      <text:p text:style-name="P4"><text:s text:c="14"/>" <text:s text:c="5"/>&lt;th&gt;57973&lt;/th&gt;\n",</text:p>
      <text:p text:style-name="P4"><text:s text:c="14"/>" <text:s text:c="5"/>&lt;td&gt;1649593&lt;/td&gt;\n",</text:p>
      <text:p text:style-name="P4"><text:s text:c="14"/>" <text:s text:c="5"/>&lt;td&gt;527112&lt;/td&gt;\n",</text:p>
      <text:p text:style-name="P4"><text:s text:c="14"/>" <text:s text:c="5"/>&lt;td&gt;0&lt;/td&gt;\n",</text:p>
      <text:p text:style-name="P4"><text:s text:c="14"/>" <text:s text:c="5"/>&lt;td&gt;1&lt;/td&gt;\n",</text:p>
      <text:p text:style-name="P4"><text:s text:c="14"/>" <text:s text:c="5"/>&lt;td&gt;APP0698&lt;/td&gt;\n",</text:p>
      <text:p text:style-name="P4"><text:s text:c="14"/>" <text:s text:c="5"/>&lt;td&gt;9.99&lt;/td&gt;\n",</text:p>
      <text:p text:style-name="P4"><text:s text:c="14"/>" <text:s text:c="5"/>&lt;td&gt;2018-03-14 11:58:13&lt;/td&gt;\n",</text:p>
      <text:p text:style-name="P4"><text:s text:c="14"/>" <text:s text:c="5"/>&lt;td&gt;9.99&lt;/td&gt;\n",</text:p>
      <text:p text:style-name="P4"><text:s text:c="14"/>" <text:s text:c="3"/>&lt;/tr&gt;\n",</text:p>
      <text:p text:style-name="P4"><text:s text:c="14"/>" <text:s/>&lt;/tbody&gt;\n",</text:p>
      <text:p text:style-name="P4"><text:s text:c="14"/>"&lt;/table&gt;\n",</text:p>
      <text:p text:style-name="P4"><text:s text:c="14"/>"&lt;p&gt;57974 rows × 8 columns&lt;/p&gt;\n",</text:p>
      <text:p text:style-name="P4"><text:s text:c="14"/>"&lt;/div&gt;"</text:p>
      <text:p text:style-name="P4"><text:s text:c="12"/>],</text:p>
      <text:p text:style-name="P4"><text:s text:c="12"/>"text/plain": [</text:p>
      <text:p text:style-name="P4"><text:s text:c="14"/>" <text:s text:c="11"/>id <text:s/>id_order <text:s/>product_id <text:s/>product_quantity <text:s text:c="7"/>sku <text:s/>unit_price <text:s/>\\\n",</text:p>
      <text:p text:style-name="P4"><text:s text:c="14"/>"0 <text:s text:c="5"/>1119116 <text:s text:c="3"/>299545 <text:s text:c="10"/>0 <text:s text:c="16"/>1 <text:s text:c="3"/>OWC0100 <text:s text:c="6"/>47.49 <text:s text:c="2"/>\n",</text:p>
      <text:p text:style-name="P4"><text:s text:c="14"/>"1 <text:s text:c="5"/>1119119 <text:s text:c="3"/>299546 <text:s text:c="10"/>0 <text:s text:c="16"/>1 <text:s text:c="3"/>IOT0014 <text:s text:c="6"/>18.99 <text:s text:c="2"/>\n",</text:p>
      <text:p text:style-name="P4"><text:s text:c="14"/>"2 <text:s text:c="5"/>1119120 <text:s text:c="3"/>295347 <text:s text:c="10"/>0 <text:s text:c="16"/>1 <text:s text:c="3"/>APP0700 <text:s text:c="6"/>72.19 <text:s text:c="2"/>\n",</text:p>
      <text:p text:style-name="P4"><text:s text:c="14"/>"3 <text:s text:c="5"/>1119126 <text:s text:c="3"/>299549 <text:s text:c="10"/>0 <text:s text:c="16"/>1 <text:s text:c="3"/>PAC0929 <text:s text:c="4"/>2565.99 <text:s text:c="2"/>\n",</text:p>
      <text:p text:style-name="P4"><text:s text:c="14"/>"4 <text:s text:c="5"/>1119134 <text:s text:c="3"/>299556 <text:s text:c="10"/>0 <text:s text:c="16"/>1 <text:s/>CRU0039-A <text:s text:c="6"/>60.90 <text:s text:c="2"/>\n",</text:p>
      <text:p text:style-name="P4"><text:s text:c="14"/>"... <text:s text:c="7"/>... <text:s text:c="6"/>... <text:s text:c="8"/>... <text:s text:c="14"/>... <text:s text:c="7"/>... <text:s text:c="8"/>... <text:s text:c="2"/>\n",</text:p>
      <text:p text:style-name="P4"><text:s text:c="14"/>"57969 <text:s/>1649447 <text:s text:c="3"/>527035 <text:s text:c="10"/>0 <text:s text:c="16"/>1 <text:s text:c="3"/>APP0698 <text:s text:c="7"/>9.99 <text:s text:c="2"/>\n",</text:p>
      <text:p text:style-name="P4"><text:s text:c="14"/>"57970 <text:s/>1649512 <text:s text:c="3"/>527070 <text:s text:c="10"/>0 <text:s text:c="16"/>2 <text:s text:c="3"/>APP0698 <text:s text:c="7"/>9.99 <text:s text:c="2"/>\n",</text:p>
      <text:p text:style-name="P4"><text:s text:c="14"/>"57971 <text:s/>1649522 <text:s text:c="3"/>527074 <text:s text:c="10"/>0 <text:s text:c="16"/>2 <text:s text:c="3"/>APP0698 <text:s text:c="7"/>9.99 <text:s text:c="2"/>\n",</text:p>
      <text:p text:style-name="P4"><text:s text:c="14"/>"57972 <text:s/>1649565 <text:s text:c="3"/>527096 <text:s text:c="10"/>0 <text:s text:c="16"/>3 <text:s text:c="3"/>APP0698 <text:s text:c="7"/>9.99 <text:s text:c="2"/>\n",</text:p>
      <text:p text:style-name="P4"><text:s text:c="14"/>"57973 <text:s/>1649593 <text:s text:c="3"/>527112 <text:s text:c="10"/>0 <text:s text:c="16"/>1 <text:s text:c="3"/>APP0698 <text:s text:c="7"/>9.99 <text:s text:c="2"/>\n",</text:p>
      <text:p text:style-name="P4"><text:s text:c="14"/>"\n",</text:p>
      <text:p text:style-name="P4"><text:s text:c="14"/>" <text:s text:c="21"/>date <text:s/>unit_price_total <text:s/>\n",</text:p>
      <text:p text:style-name="P4"><text:s text:c="14"/>"0 <text:s text:c="5"/>2017-01-01 01:46:16 <text:s text:c="12"/>47.49 <text:s/>\n",</text:p>
      <text:p text:style-name="P4"><text:s text:c="14"/>"1 <text:s text:c="5"/>2017-01-01 01:50:34 <text:s text:c="12"/>18.99 <text:s/>\n",</text:p>
      <text:p text:style-name="P4"><text:s text:c="14"/>"2 <text:s text:c="5"/>2017-01-01 01:54:11 <text:s text:c="12"/>72.19 <text:s/>\n",</text:p>
      <text:p text:style-name="P4"><text:s text:c="14"/>"3 <text:s text:c="5"/>2017-01-01 02:07:42 <text:s text:c="10"/>2565.99 <text:s/>\n",</text:p>
      <text:p text:style-name="P4"><text:s text:c="14"/>"4 <text:s text:c="5"/>2017-01-01 02:20:14 <text:s text:c="12"/>60.90 <text:s/>\n",</text:p>
      <text:p text:style-name="P4"><text:s text:c="14"/>"... <text:s text:c="19"/>... <text:s text:c="14"/>... <text:s/>\n",</text:p>
      <text:p text:style-name="P4"><text:s text:c="14"/>"57969 <text:s/>2018-03-14 11:42:41 <text:s text:c="13"/>9.99 <text:s/>\n",</text:p>
      <text:p text:style-name="P4"><text:s text:c="14"/>"57970 <text:s/>2018-03-14 11:49:01 <text:s text:c="12"/>19.98 <text:s/>\n",</text:p>
      <text:p text:style-name="P4"><text:s text:c="14"/>"57971 <text:s/>2018-03-14 11:49:36 <text:s text:c="12"/>19.98 <text:s/>\n",</text:p>
      <text:p text:style-name="P4"><text:s text:c="14"/>"57972 <text:s/>2018-03-14 11:54:35 <text:s text:c="12"/>29.97 <text:s/>\n",</text:p>
      <text:p text:style-name="P4"><text:soft-page-break/><text:s text:c="14"/>"57973 <text:s/>2018-03-14 11:58:13 <text:s text:c="13"/>9.99 <text:s/>\n",</text:p>
      <text:p text:style-name="P4"><text:s text:c="14"/>"\n",</text:p>
      <text:p text:style-name="P4"><text:s text:c="14"/>"[57974 rows x 8 columns]"</text:p>
      <text:p text:style-name="P4"><text:s text:c="12"/>]</text:p>
      <text:p text:style-name="P4"><text:s text:c="10"/>},</text:p>
      <text:p text:style-name="P4"><text:s text:c="10"/>"execution_count": 19,</text:p>
      <text:p text:style-name="P4"><text:s text:c="10"/>"metadata": {},</text:p>
      <text:p text:style-name="P4"><text:s text:c="10"/>"output_type": "execute_result"</text:p>
      <text:p text:style-name="P4"><text:s text:c="8"/>}</text:p>
      <text:p text:style-name="P4"><text:s text:c="6"/>],</text:p>
      <text:p text:style-name="P4"><text:s text:c="6"/>"source": [</text:p>
      <text:p text:style-name="P4"><text:s text:c="8"/>"orderlines_qc_df = pd.read_csv('3_Data_Cleaning/data/orderlines_qc_df.csv')\n",</text:p>
      <text:p text:style-name="P4"><text:s text:c="8"/>"orderlines_qc_df"</text:p>
      <text:p text:style-name="P4"><text:s text:c="6"/>]</text:p>
      <text:p text:style-name="P4"><text:s text:c="4"/>},</text:p>
      <text:p text:style-name="P4"><text:s text:c="4"/>{</text:p>
      <text:p text:style-name="P4"><text:s text:c="6"/>"cell_type": "code",</text:p>
      <text:p text:style-name="P4"><text:s text:c="6"/>"execution_count": 20,</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oft-page-break/><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float64",</text:p>
      <text:p text:style-name="P4"><text:s text:c="18"/>"type": "float"</text:p>
      <text:p text:style-name="P4"><text:s text:c="16"/>},</text:p>
      <text:p text:style-name="P4"><text:s text:c="16"/>{</text:p>
      <text:p text:style-name="P4"><text:s text:c="18"/>"name": "date",</text:p>
      <text:p text:style-name="P4"><text:s text:c="18"/>"rawType": "object",</text:p>
      <text:p text:style-name="P4"><text:s text:c="18"/>"type": "string"</text:p>
      <text:p text:style-name="P4"><text:s text:c="16"/>},</text:p>
      <text:p text:style-name="P4"><text:s text:c="16"/>{</text:p>
      <text:p text:style-name="P4"><text:s text:c="18"/>"name": "unit_price_total",</text:p>
      <text:p text:style-name="P4"><text:s text:c="18"/>"rawType": "float64",</text:p>
      <text:p text:style-name="P4"><text:s text:c="18"/>"type": "float"</text:p>
      <text:p text:style-name="P4"><text:s text:c="16"/>},</text:p>
      <text:p text:style-name="P4"><text:s text:c="16"/>{</text:p>
      <text:p text:style-name="P4"><text:s text:c="18"/>"name": "brand",</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string"</text:p>
      <text:p text:style-name="P4"><text:s text:c="16"/>},</text:p>
      <text:p text:style-name="P4"><text:s text:c="16"/>{</text:p>
      <text:p text:style-name="P4"><text:s text:c="18"/>"name": "type",</text:p>
      <text:p text:style-name="P4"><text:s text:c="18"/>"rawType": "object",</text:p>
      <text:p text:style-name="P4"><text:s text:c="18"/>"type": "string"</text:p>
      <text:p text:style-name="P4"><text:s text:c="16"/>},</text:p>
      <text:p text:style-name="P4"><text:s text:c="16"/>{</text:p>
      <text:p text:style-name="P4"><text:s text:c="18"/>"name": "price",</text:p>
      <text:p text:style-name="P4"><text:s text:c="18"/>"rawType": "float64",</text:p>
      <text:p text:style-name="P4"><text:s text:c="18"/>"type": "float"</text:p>
      <text:p text:style-name="P4"><text:s text:c="16"/>},</text:p>
      <text:p text:style-name="P4"><text:s text:c="16"/>{</text:p>
      <text:p text:style-name="P4"><text:s text:c="18"/>"name": "category",</text:p>
      <text:p text:style-name="P4"><text:s text:c="18"/>"rawType": "string",</text:p>
      <text:p text:style-name="P4"><text:s text:c="18"/>"type": "string"</text:p>
      <text:p text:style-name="P4"><text:soft-page-break/><text:s text:c="16"/>},</text:p>
      <text:p text:style-name="P4"><text:s text:c="16"/>{</text:p>
      <text:p text:style-name="P4"><text:s text:c="18"/>"name": "subcategory",</text:p>
      <text:p text:style-name="P4"><text:s text:c="18"/>"rawType": "object",</text:p>
      <text:p text:style-name="P4"><text:s text:c="18"/>"type": "string"</text:p>
      <text:p text:style-name="P4"><text:s text:c="16"/>}</text:p>
      <text:p text:style-name="P4"><text:s text:c="14"/>],</text:p>
      <text:p text:style-name="P4"><text:s text:c="14"/>"ref": "fc135537-5b69-4840-a888-94c1cad38594",</text:p>
      <text:p text:style-name="P4"><text:s text:c="14"/>"rows": [</text:p>
      <text:p text:style-name="P4"><text:s text:c="16"/>[</text:p>
      <text:p text:style-name="P4"><text:s text:c="18"/>"0",</text:p>
      <text:p text:style-name="P4"><text:s text:c="18"/>"1119116",</text:p>
      <text:p text:style-name="P4"><text:s text:c="18"/>"299545",</text:p>
      <text:p text:style-name="P4"><text:s text:c="18"/>"0",</text:p>
      <text:p text:style-name="P4"><text:s text:c="18"/>"1",</text:p>
      <text:p text:style-name="P4"><text:s text:c="18"/>"OWC0100",</text:p>
      <text:p text:style-name="P4"><text:s text:c="18"/>"47.49",</text:p>
      <text:p text:style-name="P4"><text:s text:c="18"/>"2017-01-01 01:46:16",</text:p>
      <text:p text:style-name="P4"><text:s text:c="18"/>"47.49",</text:p>
      <text:p text:style-name="P4"><text:s text:c="18"/>"OWC",</text:p>
      <text:p text:style-name="P4"><text:s text:c="18"/>"OWC In-line Digital Temperature Sensor Kit HDD iMac 2011",</text:p>
      <text:p text:style-name="P4"><text:s text:c="18"/>"Kit temperature sensor for HDD iMac 21 inch and 27 inch 2011.",</text:p>
      <text:p text:style-name="P4"><text:s text:c="18"/>"12755395",</text:p>
      <text:p text:style-name="P4"><text:s text:c="18"/>"60.99",</text:p>
      <text:p text:style-name="P4"><text:s text:c="18"/>"Tools &amp; Repair",</text:p>
      <text:p text:style-name="P4"><text:s text:c="18"/>"Replacement Part"</text:p>
      <text:p text:style-name="P4"><text:s text:c="16"/>],</text:p>
      <text:p text:style-name="P4"><text:s text:c="16"/>[</text:p>
      <text:p text:style-name="P4"><text:s text:c="18"/>"1",</text:p>
      <text:p text:style-name="P4"><text:s text:c="18"/>"1119119",</text:p>
      <text:p text:style-name="P4"><text:s text:c="18"/>"299546",</text:p>
      <text:p text:style-name="P4"><text:s text:c="18"/>"0",</text:p>
      <text:p text:style-name="P4"><text:s text:c="18"/>"1",</text:p>
      <text:p text:style-name="P4"><text:s text:c="18"/>"IOT0014",</text:p>
      <text:p text:style-name="P4"><text:s text:c="18"/>"18.99",</text:p>
      <text:p text:style-name="P4"><text:s text:c="18"/>"2017-01-01 01:50:34",</text:p>
      <text:p text:style-name="P4"><text:s text:c="18"/>"18.99",</text:p>
      <text:p text:style-name="P4"><text:s text:c="18"/>"iOttie",</text:p>
      <text:p text:style-name="P4"><text:s text:c="18"/>"iOttie Easy View 2 Car Black Support",</text:p>
      <text:p text:style-name="P4"><text:s text:c="18"/>"IPhone car holder 7 plus / 7/6 Plus / 6 / 5s / 5c / 4S",</text:p>
      <text:p text:style-name="P4"><text:s text:c="18"/>"5720",</text:p>
      <text:p text:style-name="P4"><text:s text:c="18"/>"22.95",</text:p>
      <text:p text:style-name="P4"><text:s text:c="18"/>"Stand &amp; Mount",</text:p>
      <text:p text:style-name="P4"><text:s text:c="18"/>"Support"</text:p>
      <text:p text:style-name="P4"><text:s text:c="16"/>],</text:p>
      <text:p text:style-name="P4"><text:s text:c="16"/>[</text:p>
      <text:p text:style-name="P4"><text:s text:c="18"/>"2",</text:p>
      <text:p text:style-name="P4"><text:s text:c="18"/>"1119120",</text:p>
      <text:p text:style-name="P4"><text:s text:c="18"/>"295347",</text:p>
      <text:p text:style-name="P4"><text:soft-page-break/><text:s text:c="18"/>"0",</text:p>
      <text:p text:style-name="P4"><text:s text:c="18"/>"1",</text:p>
      <text:p text:style-name="P4"><text:s text:c="18"/>"APP0700",</text:p>
      <text:p text:style-name="P4"><text:s text:c="18"/>"72.19",</text:p>
      <text:p text:style-name="P4"><text:s text:c="18"/>"2017-01-01 01:54:11",</text:p>
      <text:p text:style-name="P4"><text:s text:c="18"/>"72.19",</text:p>
      <text:p text:style-name="P4"><text:s text:c="18"/>"Apple",</text:p>
      <text:p text:style-name="P4"><text:s text:c="18"/>"Apple 85W MagSafe 2 charger MacBook Pro screen Retina 15 \"(OEM)",</text:p>
      <text:p text:style-name="P4"><text:s text:c="18"/>"Apple MagSafe 2 Charger for MacBook Pro 15-inch Retina 85W unboxed",</text:p>
      <text:p text:style-name="P4"><text:s text:c="18"/>"13005399",</text:p>
      <text:p text:style-name="P4"><text:s text:c="18"/>"89.0",</text:p>
      <text:p text:style-name="P4"><text:s text:c="18"/>"Power &amp; Charging",</text:p>
      <text:p text:style-name="P4"><text:s text:c="18"/>"Charger"</text:p>
      <text:p text:style-name="P4"><text:s text:c="16"/>],</text:p>
      <text:p text:style-name="P4"><text:s text:c="16"/>[</text:p>
      <text:p text:style-name="P4"><text:s text:c="18"/>"3",</text:p>
      <text:p text:style-name="P4"><text:s text:c="18"/>"1119126",</text:p>
      <text:p text:style-name="P4"><text:s text:c="18"/>"299549",</text:p>
      <text:p text:style-name="P4"><text:s text:c="18"/>"0",</text:p>
      <text:p text:style-name="P4"><text:s text:c="18"/>"1",</text:p>
      <text:p text:style-name="P4"><text:s text:c="18"/>"PAC0929",</text:p>
      <text:p text:style-name="P4"><text:s text:c="18"/>"2565.99",</text:p>
      <text:p text:style-name="P4"><text:s text:c="18"/>"2017-01-01 02:07:42",</text:p>
      <text:p text:style-name="P4"><text:s text:c="18"/>"2565.99",</text:p>
      <text:p text:style-name="P4"><text:s text:c="18"/>"Pack",</text:p>
      <text:p text:style-name="P4"><text:s text:c="18"/>"Apple iMac 27 \"Core i5 3.2GHz Retina 5K | 32GB | 2TB Drive Fusion",</text:p>
      <text:p text:style-name="P4"><text:s text:c="18"/>"IMac desktop computer 27 inch Retina 5K RAM 32GB 2TB Drive Fusion (MK462Y / A).",</text:p>
      <text:p text:style-name="P4"><text:s text:c="18"/>"1282",</text:p>
      <text:p text:style-name="P4"><text:s text:c="18"/>"3209.0",</text:p>
      <text:p text:style-name="P4"><text:s text:c="18"/>"Computers",</text:p>
      <text:p text:style-name="P4"><text:s text:c="18"/>"iMac"</text:p>
      <text:p text:style-name="P4"><text:s text:c="16"/>],</text:p>
      <text:p text:style-name="P4"><text:s text:c="16"/>[</text:p>
      <text:p text:style-name="P4"><text:s text:c="18"/>"4",</text:p>
      <text:p text:style-name="P4"><text:s text:c="18"/>"1119134",</text:p>
      <text:p text:style-name="P4"><text:s text:c="18"/>"299556",</text:p>
      <text:p text:style-name="P4"><text:s text:c="18"/>"0",</text:p>
      <text:p text:style-name="P4"><text:s text:c="18"/>"1",</text:p>
      <text:p text:style-name="P4"><text:s text:c="18"/>"CRU0039-A",</text:p>
      <text:p text:style-name="P4"><text:s text:c="18"/>"60.9",</text:p>
      <text:p text:style-name="P4"><text:s text:c="18"/>"2017-01-01 02:20:14",</text:p>
      <text:p text:style-name="P4"><text:s text:c="18"/>"60.9",</text:p>
      <text:p text:style-name="P4"><text:s text:c="18"/>"Crucial",</text:p>
      <text:p text:style-name="P4"><text:s text:c="18"/>"(Open) Crucial 240GB SSD 7mm BX200",</text:p>
      <text:p text:style-name="P4"><text:s text:c="18"/>"SSD hard drive and high-speed performance with 555MB for Mac and PC.",</text:p>
      <text:p text:style-name="P4"><text:s text:c="18"/>"1298",</text:p>
      <text:p text:style-name="P4"><text:s text:c="18"/>"76.99",</text:p>
      <text:p text:style-name="P4"><text:s text:c="18"/>"Storage",</text:p>
      <text:p text:style-name="P4"><text:soft-page-break/><text:s text:c="18"/>"SSD"</text:p>
      <text:p text:style-name="P4"><text:s text:c="16"/>],</text:p>
      <text:p text:style-name="P4"><text:s text:c="16"/>[</text:p>
      <text:p text:style-name="P4"><text:s text:c="18"/>"5",</text:p>
      <text:p text:style-name="P4"><text:s text:c="18"/>"1119145",</text:p>
      <text:p text:style-name="P4"><text:s text:c="18"/>"299561",</text:p>
      <text:p text:style-name="P4"><text:s text:c="18"/>"0",</text:p>
      <text:p text:style-name="P4"><text:s text:c="18"/>"1",</text:p>
      <text:p text:style-name="P4"><text:s text:c="18"/>"PEB0015",</text:p>
      <text:p text:style-name="P4"><text:s text:c="18"/>"142.49",</text:p>
      <text:p text:style-name="P4"><text:s text:c="18"/>"2017-01-01 02:38:50",</text:p>
      <text:p text:style-name="P4"><text:s text:c="18"/>"142.49",</text:p>
      <text:p text:style-name="P4"><text:s text:c="18"/>"Pebble",</text:p>
      <text:p text:style-name="P4"><text:s text:c="18"/>"Pebble Smartwatch Time Steel Black",</text:p>
      <text:p text:style-name="P4"><text:s text:c="18"/>"Bluetooth Smart Watch with steel case leather strap color display compatible with iPhone",</text:p>
      <text:p text:style-name="P4"><text:s text:c="18"/>"11905404",</text:p>
      <text:p text:style-name="P4"><text:s text:c="18"/>"299.99",</text:p>
      <text:p text:style-name="P4"><text:s text:c="18"/>"Smart Home &amp; IoT",</text:p>
      <text:p text:style-name="P4"><text:s text:c="18"/>"Smart Wearables &amp; Health"</text:p>
      <text:p text:style-name="P4"><text:s text:c="16"/>],</text:p>
      <text:p text:style-name="P4"><text:s text:c="16"/>[</text:p>
      <text:p text:style-name="P4"><text:s text:c="18"/>"6",</text:p>
      <text:p text:style-name="P4"><text:s text:c="18"/>"1119154",</text:p>
      <text:p text:style-name="P4"><text:s text:c="18"/>"299563",</text:p>
      <text:p text:style-name="P4"><text:s text:c="18"/>"0",</text:p>
      <text:p text:style-name="P4"><text:s text:c="18"/>"1",</text:p>
      <text:p text:style-name="P4"><text:s text:c="18"/>"BEA0065",</text:p>
      <text:p text:style-name="P4"><text:s text:c="18"/>"256.49",</text:p>
      <text:p text:style-name="P4"><text:s text:c="18"/>"2017-01-01 02:42:05",</text:p>
      <text:p text:style-name="P4"><text:s text:c="18"/>"256.49",</text:p>
      <text:p text:style-name="P4"><text:s text:c="18"/>"Beats",</text:p>
      <text:p text:style-name="P4"><text:s text:c="18"/>"Solo3 Beats Headphones Wireless On-Ear Rose Gold",</text:p>
      <text:p text:style-name="P4"><text:s text:c="18"/>"Bluetooth helmets integrated chip W1 40h battery life for iPhone and iPad Apple Watch Mac",</text:p>
      <text:p text:style-name="P4"><text:s text:c="18"/>"5384",</text:p>
      <text:p text:style-name="P4"><text:s text:c="18"/>"299.95",</text:p>
      <text:p text:style-name="P4"><text:s text:c="18"/>"Audio &amp; Video",</text:p>
      <text:p text:style-name="P4"><text:s text:c="18"/>"Headphones"</text:p>
      <text:p text:style-name="P4"><text:s text:c="16"/>],</text:p>
      <text:p text:style-name="P4"><text:s text:c="16"/>[</text:p>
      <text:p text:style-name="P4"><text:s text:c="18"/>"7",</text:p>
      <text:p text:style-name="P4"><text:s text:c="18"/>"1119155",</text:p>
      <text:p text:style-name="P4"><text:s text:c="18"/>"299564",</text:p>
      <text:p text:style-name="P4"><text:s text:c="18"/>"0",</text:p>
      <text:p text:style-name="P4"><text:s text:c="18"/>"1",</text:p>
      <text:p text:style-name="P4"><text:s text:c="18"/>"SAT0010",</text:p>
      <text:p text:style-name="P4"><text:s text:c="18"/>"18.99",</text:p>
      <text:p text:style-name="P4"><text:s text:c="18"/>"2017-01-01 02:43:37",</text:p>
      <text:p text:style-name="P4"><text:s text:c="18"/>"18.99",</text:p>
      <text:p text:style-name="P4"><text:soft-page-break/><text:s text:c="18"/>"Satechi",</text:p>
      <text:p text:style-name="P4"><text:s text:c="18"/>"Satechi Aluminum Silver Mouse",</text:p>
      <text:p text:style-name="P4"><text:s text:c="18"/>"Aluminum mat with ultra soft non-slip surface finish for Mac",</text:p>
      <text:p text:style-name="P4"><text:s text:c="18"/>"1387",</text:p>
      <text:p text:style-name="P4"><text:s text:c="18"/>"29.99",</text:p>
      <text:p text:style-name="P4"><text:s text:c="18"/>"Peripherals",</text:p>
      <text:p text:style-name="P4"><text:s text:c="18"/>"Mouse &amp; Trackpad"</text:p>
      <text:p text:style-name="P4"><text:s text:c="16"/>],</text:p>
      <text:p text:style-name="P4"><text:s text:c="16"/>[</text:p>
      <text:p text:style-name="P4"><text:s text:c="18"/>"8",</text:p>
      <text:p text:style-name="P4"><text:s text:c="18"/>"1119181",</text:p>
      <text:p text:style-name="P4"><text:s text:c="18"/>"299571",</text:p>
      <text:p text:style-name="P4"><text:s text:c="18"/>"0",</text:p>
      <text:p text:style-name="P4"><text:s text:c="18"/>"1",</text:p>
      <text:p text:style-name="P4"><text:s text:c="18"/>"SYN0139",</text:p>
      <text:p text:style-name="P4"><text:s text:c="18"/>"166.24",</text:p>
      <text:p text:style-name="P4"><text:s text:c="18"/>"2017-01-01 04:00:44",</text:p>
      <text:p text:style-name="P4"><text:s text:c="18"/>"166.24",</text:p>
      <text:p text:style-name="P4"><text:s text:c="18"/>"Synology",</text:p>
      <text:p text:style-name="P4"><text:s text:c="18"/>"Synology DS216j NAS Server Mac and PC",</text:p>
      <text:p text:style-name="P4"><text:s text:c="18"/>"NAS server 2 bays and 2 USB 3.0 high-speed ports domestic / small biz use for Mac and PC.",</text:p>
      <text:p text:style-name="P4"><text:s text:c="18"/>"12175397",</text:p>
      <text:p text:style-name="P4"><text:s text:c="18"/>"175.99",</text:p>
      <text:p text:style-name="P4"><text:s text:c="18"/>"Networking",</text:p>
      <text:p text:style-name="P4"><text:s text:c="18"/>"NAS System"</text:p>
      <text:p text:style-name="P4"><text:s text:c="16"/>],</text:p>
      <text:p text:style-name="P4"><text:s text:c="16"/>[</text:p>
      <text:p text:style-name="P4"><text:s text:c="18"/>"9",</text:p>
      <text:p text:style-name="P4"><text:s text:c="18"/>"1119188",</text:p>
      <text:p text:style-name="P4"><text:s text:c="18"/>"299578",</text:p>
      <text:p text:style-name="P4"><text:s text:c="18"/>"0",</text:p>
      <text:p text:style-name="P4"><text:s text:c="18"/>"1",</text:p>
      <text:p text:style-name="P4"><text:s text:c="18"/>"LOG0191",</text:p>
      <text:p text:style-name="P4"><text:s text:c="18"/>"142.49",</text:p>
      <text:p text:style-name="P4"><text:s text:c="18"/>"2017-01-01 08:21:26",</text:p>
      <text:p text:style-name="P4"><text:s text:c="18"/>"142.49",</text:p>
      <text:p text:style-name="P4"><text:s text:c="18"/>"Logitech",</text:p>
      <text:p text:style-name="P4"><text:s text:c="18"/>"Ultimate Ears Boom 2 Bluetooth Portable Speaker Black / Gray",</text:p>
      <text:p text:style-name="P4"><text:s text:c="18"/>"Bluetooth portable speaker waterproof black color for iPhone iPad and iPod",</text:p>
      <text:p text:style-name="P4"><text:s text:c="18"/>"5398",</text:p>
      <text:p text:style-name="P4"><text:s text:c="18"/>"209.0",</text:p>
      <text:p text:style-name="P4"><text:s text:c="18"/>"Audio &amp; Video",</text:p>
      <text:p text:style-name="P4"><text:s text:c="18"/>"Speaker"</text:p>
      <text:p text:style-name="P4"><text:s text:c="16"/>],</text:p>
      <text:p text:style-name="P4"><text:s text:c="16"/>[</text:p>
      <text:p text:style-name="P4"><text:s text:c="18"/>"10",</text:p>
      <text:p text:style-name="P4"><text:s text:c="18"/>"1119189",</text:p>
      <text:p text:style-name="P4"><text:s text:c="18"/>"299579",</text:p>
      <text:p text:style-name="P4"><text:soft-page-break/><text:s text:c="18"/>"0",</text:p>
      <text:p text:style-name="P4"><text:s text:c="18"/>"1",</text:p>
      <text:p text:style-name="P4"><text:s text:c="18"/>"LGE0031-A",</text:p>
      <text:p text:style-name="P4"><text:s text:c="18"/>"127.08",</text:p>
      <text:p text:style-name="P4"><text:s text:c="18"/>"2017-01-01 08:23:14",</text:p>
      <text:p text:style-name="P4"><text:s text:c="18"/>"127.08",</text:p>
      <text:p text:style-name="P4"><text:s text:c="18"/>"LG",</text:p>
      <text:p text:style-name="P4"><text:s text:c="18"/>"Open - LG Monitor 24 \"W 5ms HDMI 24MP58VQ-White",</text:p>
      <text:p text:style-name="P4"><text:s text:c="18"/>"Monitor 24-inch FHD IPS refitted HDMI connection 5ms response time thin frame.",</text:p>
      <text:p text:style-name="P4"><text:s text:c="18"/>"1296",</text:p>
      <text:p text:style-name="P4"><text:s text:c="18"/>"159.0",</text:p>
      <text:p text:style-name="P4"><text:s text:c="18"/>"Audio &amp; Video",</text:p>
      <text:p text:style-name="P4"><text:s text:c="18"/>"Monitor"</text:p>
      <text:p text:style-name="P4"><text:s text:c="16"/>],</text:p>
      <text:p text:style-name="P4"><text:s text:c="16"/>[</text:p>
      <text:p text:style-name="P4"><text:s text:c="18"/>"11",</text:p>
      <text:p text:style-name="P4"><text:s text:c="18"/>"1119202",</text:p>
      <text:p text:style-name="P4"><text:s text:c="18"/>"299586",</text:p>
      <text:p text:style-name="P4"><text:s text:c="18"/>"0",</text:p>
      <text:p text:style-name="P4"><text:s text:c="18"/>"1",</text:p>
      <text:p text:style-name="P4"><text:s text:c="18"/>"GRT0456",</text:p>
      <text:p text:style-name="P4"><text:s text:c="18"/>"42.99",</text:p>
      <text:p text:style-name="P4"><text:s text:c="18"/>"2017-01-01 09:18:52",</text:p>
      <text:p text:style-name="P4"><text:s text:c="18"/>"42.99",</text:p>
      <text:p text:style-name="P4"><text:s text:c="18"/>"Griffin",</text:p>
      <text:p text:style-name="P4"><text:s text:c="18"/>"Griffin iTrip Aux Lightning",</text:p>
      <text:p text:style-name="P4"><text:s text:c="18"/>"Stand with Charger and Cable Lightning Assistant",</text:p>
      <text:p text:style-name="P4"><text:s text:c="18"/>"13615399",</text:p>
      <text:p text:style-name="P4"><text:s text:c="18"/>"44.99",</text:p>
      <text:p text:style-name="P4"><text:s text:c="18"/>"Power &amp; Charging",</text:p>
      <text:p text:style-name="P4"><text:s text:c="18"/>"Charger"</text:p>
      <text:p text:style-name="P4"><text:s text:c="16"/>],</text:p>
      <text:p text:style-name="P4"><text:s text:c="16"/>[</text:p>
      <text:p text:style-name="P4"><text:s text:c="18"/>"12",</text:p>
      <text:p text:style-name="P4"><text:s text:c="18"/>"1119215",</text:p>
      <text:p text:style-name="P4"><text:s text:c="18"/>"299597",</text:p>
      <text:p text:style-name="P4"><text:s text:c="18"/>"0",</text:p>
      <text:p text:style-name="P4"><text:s text:c="18"/>"1",</text:p>
      <text:p text:style-name="P4"><text:s text:c="18"/>"PEB0015",</text:p>
      <text:p text:style-name="P4"><text:s text:c="18"/>"142.49",</text:p>
      <text:p text:style-name="P4"><text:s text:c="18"/>"2017-01-01 09:53:56",</text:p>
      <text:p text:style-name="P4"><text:s text:c="18"/>"142.49",</text:p>
      <text:p text:style-name="P4"><text:s text:c="18"/>"Pebble",</text:p>
      <text:p text:style-name="P4"><text:s text:c="18"/>"Pebble Smartwatch Time Steel Black",</text:p>
      <text:p text:style-name="P4"><text:s text:c="18"/>"Bluetooth Smart Watch with steel case leather strap color display compatible with iPhone",</text:p>
      <text:p text:style-name="P4"><text:s text:c="18"/>"11905404",</text:p>
      <text:p text:style-name="P4"><text:s text:c="18"/>"299.99",</text:p>
      <text:p text:style-name="P4"><text:s text:c="18"/>"Smart Home &amp; IoT",</text:p>
      <text:p text:style-name="P4"><text:s text:c="18"/>"Smart Wearables &amp; Health"</text:p>
      <text:p text:style-name="P4"><text:soft-page-break/><text:s text:c="16"/>],</text:p>
      <text:p text:style-name="P4"><text:s text:c="16"/>[</text:p>
      <text:p text:style-name="P4"><text:s text:c="18"/>"13",</text:p>
      <text:p text:style-name="P4"><text:s text:c="18"/>"1119244",</text:p>
      <text:p text:style-name="P4"><text:s text:c="18"/>"299600",</text:p>
      <text:p text:style-name="P4"><text:s text:c="18"/>"0",</text:p>
      <text:p text:style-name="P4"><text:s text:c="18"/>"1",</text:p>
      <text:p text:style-name="P4"><text:s text:c="18"/>"APP0410",</text:p>
      <text:p text:style-name="P4"><text:s text:c="18"/>"33.25",</text:p>
      <text:p text:style-name="P4"><text:s text:c="18"/>"2017-01-01 10:28:59",</text:p>
      <text:p text:style-name="P4"><text:s text:c="18"/>"33.25",</text:p>
      <text:p text:style-name="P4"><text:s text:c="18"/>"Apple",</text:p>
      <text:p text:style-name="P4"><text:s text:c="18"/>"Apple Thunderbolt to FireWire 800 adapter",</text:p>
      <text:p text:style-name="P4"><text:s text:c="18"/>"Adapter Thunderbolt to Firewire 800 connection.",</text:p>
      <text:p text:style-name="P4"><text:s text:c="18"/>"1325",</text:p>
      <text:p text:style-name="P4"><text:s text:c="18"/>"35.0",</text:p>
      <text:p text:style-name="P4"><text:s text:c="18"/>"Cables &amp; Adapters",</text:p>
      <text:p text:style-name="P4"><text:s text:c="18"/>"Generic Adapter"</text:p>
      <text:p text:style-name="P4"><text:s text:c="16"/>],</text:p>
      <text:p text:style-name="P4"><text:s text:c="16"/>[</text:p>
      <text:p text:style-name="P4"><text:s text:c="18"/>"14",</text:p>
      <text:p text:style-name="P4"><text:s text:c="18"/>"1119245",</text:p>
      <text:p text:style-name="P4"><text:s text:c="18"/>"299600",</text:p>
      <text:p text:style-name="P4"><text:s text:c="18"/>"0",</text:p>
      <text:p text:style-name="P4"><text:s text:c="18"/>"1",</text:p>
      <text:p text:style-name="P4"><text:s text:c="18"/>"LAC0205",</text:p>
      <text:p text:style-name="P4"><text:s text:c="18"/>"246.99",</text:p>
      <text:p text:style-name="P4"><text:s text:c="18"/>"2017-01-01 10:29:36",</text:p>
      <text:p text:style-name="P4"><text:s text:c="18"/>"246.99",</text:p>
      <text:p text:style-name="P4"><text:s text:c="18"/>"LaCie",</text:p>
      <text:p text:style-name="P4"><text:s text:c="18"/>"LaCie d2 Hard Drive 3TB Thunderbolt 2 USB 3.0",</text:p>
      <text:p text:style-name="P4"><text:s text:c="18"/>"3TB external hard drive designed to work 24x7 Thunderbolt 2 and 5 years warranty for Mac and PC",</text:p>
      <text:p text:style-name="P4"><text:s text:c="18"/>"11935397",</text:p>
      <text:p text:style-name="P4"><text:s text:c="18"/>"259.0",</text:p>
      <text:p text:style-name="P4"><text:s text:c="18"/>"Storage",</text:p>
      <text:p text:style-name="P4"><text:s text:c="18"/>"Hard Drive"</text:p>
      <text:p text:style-name="P4"><text:s text:c="16"/>],</text:p>
      <text:p text:style-name="P4"><text:s text:c="16"/>[</text:p>
      <text:p text:style-name="P4"><text:s text:c="18"/>"15",</text:p>
      <text:p text:style-name="P4"><text:s text:c="18"/>"1119247",</text:p>
      <text:p text:style-name="P4"><text:s text:c="18"/>"299600",</text:p>
      <text:p text:style-name="P4"><text:s text:c="18"/>"0",</text:p>
      <text:p text:style-name="P4"><text:s text:c="18"/>"1",</text:p>
      <text:p text:style-name="P4"><text:s text:c="18"/>"DLK0078",</text:p>
      <text:p text:style-name="P4"><text:s text:c="18"/>"28.41",</text:p>
      <text:p text:style-name="P4"><text:s text:c="18"/>"2017-01-01 10:38:35",</text:p>
      <text:p text:style-name="P4"><text:s text:c="18"/>"28.41",</text:p>
      <text:p text:style-name="P4"><text:s text:c="18"/>"D-Link",</text:p>
      <text:p text:style-name="P4"><text:soft-page-break/><text:s text:c="18"/>"D-Link DGS-1008D Gigabit Switch 8 ports",</text:p>
      <text:p text:style-name="P4"><text:s text:c="18"/>"D-Link Switch with 8 Gigabit ports for high performance.",</text:p>
      <text:p text:style-name="P4"><text:s text:c="18"/>"1334",</text:p>
      <text:p text:style-name="P4"><text:s text:c="18"/>"29.9",</text:p>
      <text:p text:style-name="P4"><text:s text:c="18"/>"Networking",</text:p>
      <text:p text:style-name="P4"><text:s text:c="18"/>"Router &amp; Switch"</text:p>
      <text:p text:style-name="P4"><text:s text:c="16"/>],</text:p>
      <text:p text:style-name="P4"><text:s text:c="16"/>[</text:p>
      <text:p text:style-name="P4"><text:s text:c="18"/>"16",</text:p>
      <text:p text:style-name="P4"><text:s text:c="18"/>"1119253",</text:p>
      <text:p text:style-name="P4"><text:s text:c="18"/>"299608",</text:p>
      <text:p text:style-name="P4"><text:s text:c="18"/>"0",</text:p>
      <text:p text:style-name="P4"><text:s text:c="18"/>"1",</text:p>
      <text:p text:style-name="P4"><text:s text:c="18"/>"ICA0079",</text:p>
      <text:p text:style-name="P4"><text:s text:c="18"/>"66.49",</text:p>
      <text:p text:style-name="P4"><text:s text:c="18"/>"2017-01-01 10:51:36",</text:p>
      <text:p text:style-name="P4"><text:s text:c="18"/>"66.49",</text:p>
      <text:p text:style-name="P4"><text:s text:c="18"/>"Incase",</text:p>
      <text:p text:style-name="P4"><text:s text:c="18"/>"Incase Reform Tensaerlite case for MacBook 13 \"Gray",</text:p>
      <text:p text:style-name="P4"><text:s text:c="18"/>"briefcase tensaerlite absorbs impacts Macbook 13 inches.",</text:p>
      <text:p text:style-name="P4"><text:s text:c="18"/>"13835403",</text:p>
      <text:p text:style-name="P4"><text:s text:c="18"/>"89.95",</text:p>
      <text:p text:style-name="P4"><text:s text:c="18"/>"Cases &amp; Protection",</text:p>
      <text:p text:style-name="P4"><text:s text:c="18"/>"Case"</text:p>
      <text:p text:style-name="P4"><text:s text:c="16"/>],</text:p>
      <text:p text:style-name="P4"><text:s text:c="16"/>[</text:p>
      <text:p text:style-name="P4"><text:s text:c="18"/>"17",</text:p>
      <text:p text:style-name="P4"><text:s text:c="18"/>"1119254",</text:p>
      <text:p text:style-name="P4"><text:s text:c="18"/>"299609",</text:p>
      <text:p text:style-name="P4"><text:s text:c="18"/>"0",</text:p>
      <text:p text:style-name="P4"><text:s text:c="18"/>"1",</text:p>
      <text:p text:style-name="P4"><text:s text:c="18"/>"PAR0071",</text:p>
      <text:p text:style-name="P4"><text:s text:c="18"/>"474.05",</text:p>
      <text:p text:style-name="P4"><text:s text:c="18"/>"2017-01-01 10:51:38",</text:p>
      <text:p text:style-name="P4"><text:s text:c="18"/>"474.05",</text:p>
      <text:p text:style-name="P4"><text:s text:c="18"/>"Parrot",</text:p>
      <text:p text:style-name="P4"><text:s text:c="18"/>"Parrot Bebop 2 White + Command FLYPAD and FPV Glasses",</text:p>
      <text:p text:style-name="P4"><text:s text:c="18"/>"cuadricóptero wireless remote control with 25 minutes of autonomous control FLYPAD and FPV Glasses for iPhone iPad and iPod. Parrot",</text:p>
      <text:p text:style-name="P4"><text:s text:c="18"/>"11905404",</text:p>
      <text:p text:style-name="P4"><text:s text:c="18"/>"699.0",</text:p>
      <text:p text:style-name="P4"><text:s text:c="18"/>"Smart Home &amp; IoT",</text:p>
      <text:p text:style-name="P4"><text:s text:c="18"/>"Smart-Gadgets"</text:p>
      <text:p text:style-name="P4"><text:s text:c="16"/>],</text:p>
      <text:p text:style-name="P4"><text:s text:c="16"/>[</text:p>
      <text:p text:style-name="P4"><text:s text:c="18"/>"18",</text:p>
      <text:p text:style-name="P4"><text:s text:c="18"/>"1119255",</text:p>
      <text:p text:style-name="P4"><text:s text:c="18"/>"299610",</text:p>
      <text:p text:style-name="P4"><text:s text:c="18"/>"0",</text:p>
      <text:p text:style-name="P4"><text:soft-page-break/><text:s text:c="18"/>"1",</text:p>
      <text:p text:style-name="P4"><text:s text:c="18"/>"APP0023",</text:p>
      <text:p text:style-name="P4"><text:s text:c="18"/>"55.99",</text:p>
      <text:p text:style-name="P4"><text:s text:c="18"/>"2017-01-01 10:52:42",</text:p>
      <text:p text:style-name="P4"><text:s text:c="18"/>"55.99",</text:p>
      <text:p text:style-name="P4"><text:s text:c="18"/>"Apple",</text:p>
      <text:p text:style-name="P4"><text:s text:c="18"/>"Apple Mac Keyboard Keypad Spanish",</text:p>
      <text:p text:style-name="P4"><text:s text:c="18"/>"USB ultrathin keyboard Apple Mac Spanish.",</text:p>
      <text:p text:style-name="P4"><text:s text:c="18"/>"13855401",</text:p>
      <text:p text:style-name="P4"><text:s text:c="18"/>"59.0",</text:p>
      <text:p text:style-name="P4"><text:s text:c="18"/>"Peripherals",</text:p>
      <text:p text:style-name="P4"><text:s text:c="18"/>"Keyboard"</text:p>
      <text:p text:style-name="P4"><text:s text:c="16"/>],</text:p>
      <text:p text:style-name="P4"><text:s text:c="16"/>[</text:p>
      <text:p text:style-name="P4"><text:s text:c="18"/>"19",</text:p>
      <text:p text:style-name="P4"><text:s text:c="18"/>"1119256",</text:p>
      <text:p text:style-name="P4"><text:s text:c="18"/>"299600",</text:p>
      <text:p text:style-name="P4"><text:s text:c="18"/>"0",</text:p>
      <text:p text:style-name="P4"><text:s text:c="18"/>"1",</text:p>
      <text:p text:style-name="P4"><text:s text:c="18"/>"PAC0492",</text:p>
      <text:p text:style-name="P4"><text:s text:c="18"/>"4260.99",</text:p>
      <text:p text:style-name="P4"><text:s text:c="18"/>"2017-01-01 10:52:44",</text:p>
      <text:p text:style-name="P4"><text:s text:c="18"/>"4260.99",</text:p>
      <text:p text:style-name="P4"><text:s text:c="18"/>"Pack",</text:p>
      <text:p text:style-name="P4"><text:s text:c="18"/>"Apple Mac Pro Quad-Core 37GHz | 64 GB RAM | 1TB Flash",</text:p>
      <text:p text:style-name="P4"><text:s text:c="18"/>"Apple Mac Pro Quad-Core 37GHz 64GB RAM and 1TB Flash.",</text:p>
      <text:p text:style-name="P4"><text:s text:c="18"/>"1282",</text:p>
      <text:p text:style-name="P4"><text:s text:c="18"/>"5729.0",</text:p>
      <text:p text:style-name="P4"><text:s text:c="18"/>"Computers",</text:p>
      <text:p text:style-name="P4"><text:s text:c="18"/>"Mac Pro"</text:p>
      <text:p text:style-name="P4"><text:s text:c="16"/>],</text:p>
      <text:p text:style-name="P4"><text:s text:c="16"/>[</text:p>
      <text:p text:style-name="P4"><text:s text:c="18"/>"20",</text:p>
      <text:p text:style-name="P4"><text:s text:c="18"/>"1119257",</text:p>
      <text:p text:style-name="P4"><text:s text:c="18"/>"299610",</text:p>
      <text:p text:style-name="P4"><text:s text:c="18"/>"0",</text:p>
      <text:p text:style-name="P4"><text:s text:c="18"/>"1",</text:p>
      <text:p text:style-name="P4"><text:s text:c="18"/>"APP1214",</text:p>
      <text:p text:style-name="P4"><text:s text:c="18"/>"84.99",</text:p>
      <text:p text:style-name="P4"><text:s text:c="18"/>"2017-01-01 10:53:10",</text:p>
      <text:p text:style-name="P4"><text:s text:c="18"/>"84.99",</text:p>
      <text:p text:style-name="P4"><text:s text:c="18"/>"Apple",</text:p>
      <text:p text:style-name="P4"><text:s text:c="18"/>"Apple Magic Mouse 2",</text:p>
      <text:p text:style-name="P4"><text:s text:c="18"/>"Bluetooth Apple Wireless Mouse",</text:p>
      <text:p text:style-name="P4"><text:s text:c="18"/>"1387",</text:p>
      <text:p text:style-name="P4"><text:s text:c="18"/>"89.0",</text:p>
      <text:p text:style-name="P4"><text:s text:c="18"/>"Peripherals",</text:p>
      <text:p text:style-name="P4"><text:s text:c="18"/>"Mouse &amp; Trackpad"</text:p>
      <text:p text:style-name="P4"><text:s text:c="16"/>],</text:p>
      <text:p text:style-name="P4"><text:soft-page-break/><text:s text:c="16"/>[</text:p>
      <text:p text:style-name="P4"><text:s text:c="18"/>"21",</text:p>
      <text:p text:style-name="P4"><text:s text:c="18"/>"1119262",</text:p>
      <text:p text:style-name="P4"><text:s text:c="18"/>"299600",</text:p>
      <text:p text:style-name="P4"><text:s text:c="18"/>"0",</text:p>
      <text:p text:style-name="P4"><text:s text:c="18"/>"2",</text:p>
      <text:p text:style-name="P4"><text:s text:c="18"/>"BEL0229",</text:p>
      <text:p text:style-name="P4"><text:s text:c="18"/>"18.99",</text:p>
      <text:p text:style-name="P4"><text:s text:c="18"/>"2017-01-01 10:55:02",</text:p>
      <text:p text:style-name="P4"><text:s text:c="18"/>"37.98",</text:p>
      <text:p text:style-name="P4"><text:s text:c="18"/>"Belkin",</text:p>
      <text:p text:style-name="P4"><text:s text:c="18"/>"Belkin Mini DisplayPort to DVI Adapter",</text:p>
      <text:p text:style-name="P4"><text:s text:c="18"/>"Video Adapter Mini DisplayPort to DVI.",</text:p>
      <text:p text:style-name="P4"><text:s text:c="18"/>"12585395",</text:p>
      <text:p text:style-name="P4"><text:s text:c="18"/>"34.99",</text:p>
      <text:p text:style-name="P4"><text:s text:c="18"/>"Cables &amp; Adapters",</text:p>
      <text:p text:style-name="P4"><text:s text:c="18"/>"Video Adapter"</text:p>
      <text:p text:style-name="P4"><text:s text:c="16"/>],</text:p>
      <text:p text:style-name="P4"><text:s text:c="16"/>[</text:p>
      <text:p text:style-name="P4"><text:s text:c="18"/>"22",</text:p>
      <text:p text:style-name="P4"><text:s text:c="18"/>"1119287",</text:p>
      <text:p text:style-name="P4"><text:s text:c="18"/>"299623",</text:p>
      <text:p text:style-name="P4"><text:s text:c="18"/>"0",</text:p>
      <text:p text:style-name="P4"><text:s text:c="18"/>"1",</text:p>
      <text:p text:style-name="P4"><text:s text:c="18"/>"OBL0007",</text:p>
      <text:p text:style-name="P4"><text:s text:c="18"/>"37.05",</text:p>
      <text:p text:style-name="P4"><text:s text:c="18"/>"2017-01-01 11:29:39",</text:p>
      <text:p text:style-name="P4"><text:s text:c="18"/>"37.05",</text:p>
      <text:p text:style-name="P4"><text:s text:c="18"/>"Oblumi",</text:p>
      <text:p text:style-name="P4"><text:s text:c="18"/>"Tapp Oblumi Intelligent thermometer App",</text:p>
      <text:p text:style-name="P4"><text:s text:c="18"/>"digital infrared thermometer with App for iPhone and iPad.",</text:p>
      <text:p text:style-name="P4"><text:s text:c="18"/>"11905404",</text:p>
      <text:p text:style-name="P4"><text:s text:c="18"/>"39.95",</text:p>
      <text:p text:style-name="P4"><text:s text:c="18"/>"Smart Home &amp; IoT",</text:p>
      <text:p text:style-name="P4"><text:s text:c="18"/>"Smart-Gadgets"</text:p>
      <text:p text:style-name="P4"><text:s text:c="16"/>],</text:p>
      <text:p text:style-name="P4"><text:s text:c="16"/>[</text:p>
      <text:p text:style-name="P4"><text:s text:c="18"/>"23",</text:p>
      <text:p text:style-name="P4"><text:s text:c="18"/>"1119296",</text:p>
      <text:p text:style-name="P4"><text:s text:c="18"/>"298391",</text:p>
      <text:p text:style-name="P4"><text:s text:c="18"/>"0",</text:p>
      <text:p text:style-name="P4"><text:s text:c="18"/>"1",</text:p>
      <text:p text:style-name="P4"><text:s text:c="18"/>"PAC1594",</text:p>
      <text:p text:style-name="P4"><text:s text:c="18"/>"2769.99",</text:p>
      <text:p text:style-name="P4"><text:s text:c="18"/>"2017-01-01 11:41:04",</text:p>
      <text:p text:style-name="P4"><text:s text:c="18"/>"2769.99",</text:p>
      <text:p text:style-name="P4"><text:s text:c="18"/>"Pack",</text:p>
      <text:p text:style-name="P4"><text:s text:c="18"/>"Apple iMac 27 \"Core i5 3.2GHz Retina 5K | 32GB RAM | 1TB SSD | AMD Radeon R9 M390",</text:p>
      <text:p text:style-name="P4"><text:soft-page-break/><text:s text:c="18"/>"Desktop computer iMac 27-inch 3.2GHz Core i5 5K Retina | 32GB RAM | 1TB SSD | AMD Radeon R9 M390 (MK472Y / A)",</text:p>
      <text:p text:style-name="P4"><text:s text:c="18"/>"57400000",</text:p>
      <text:p text:style-name="P4"><text:s text:c="18"/>"3889.0",</text:p>
      <text:p text:style-name="P4"><text:s text:c="18"/>"Computers",</text:p>
      <text:p text:style-name="P4"><text:s text:c="18"/>"iMac"</text:p>
      <text:p text:style-name="P4"><text:s text:c="16"/>],</text:p>
      <text:p text:style-name="P4"><text:s text:c="16"/>[</text:p>
      <text:p text:style-name="P4"><text:s text:c="18"/>"24",</text:p>
      <text:p text:style-name="P4"><text:s text:c="18"/>"1119299",</text:p>
      <text:p text:style-name="P4"><text:s text:c="18"/>"298391",</text:p>
      <text:p text:style-name="P4"><text:s text:c="18"/>"0",</text:p>
      <text:p text:style-name="P4"><text:s text:c="18"/>"1",</text:p>
      <text:p text:style-name="P4"><text:s text:c="18"/>"APP0662",</text:p>
      <text:p text:style-name="P4"><text:s text:c="18"/>"149.99",</text:p>
      <text:p text:style-name="P4"><text:s text:c="18"/>"2017-01-01 11:41:58",</text:p>
      <text:p text:style-name="P4"><text:s text:c="18"/>"149.99",</text:p>
      <text:p text:style-name="P4"><text:s text:c="18"/>"Apple",</text:p>
      <text:p text:style-name="P4"><text:s text:c="18"/>"IMac AppleCare Protection Plan",</text:p>
      <text:p text:style-name="P4"><text:s text:c="18"/>"Apple Care extended warranty for iMac.",</text:p>
      <text:p text:style-name="P4"><text:s text:c="18"/>"1231",</text:p>
      <text:p text:style-name="P4"><text:s text:c="18"/>"179.0",</text:p>
      <text:p text:style-name="P4"><text:s text:c="18"/>"Tools &amp; Repair",</text:p>
      <text:p text:style-name="P4"><text:s text:c="18"/>"Warranty"</text:p>
      <text:p text:style-name="P4"><text:s text:c="16"/>],</text:p>
      <text:p text:style-name="P4"><text:s text:c="16"/>[</text:p>
      <text:p text:style-name="P4"><text:s text:c="18"/>"25",</text:p>
      <text:p text:style-name="P4"><text:s text:c="18"/>"1119306",</text:p>
      <text:p text:style-name="P4"><text:s text:c="18"/>"299634",</text:p>
      <text:p text:style-name="P4"><text:s text:c="18"/>"0",</text:p>
      <text:p text:style-name="P4"><text:s text:c="18"/>"1",</text:p>
      <text:p text:style-name="P4"><text:s text:c="18"/>"SYN0146",</text:p>
      <text:p text:style-name="P4"><text:s text:c="18"/>"369.54",</text:p>
      <text:p text:style-name="P4"><text:s text:c="18"/>"2017-01-01 11:50:06",</text:p>
      <text:p text:style-name="P4"><text:s text:c="18"/>"369.54",</text:p>
      <text:p text:style-name="P4"><text:s text:c="18"/>"Synology",</text:p>
      <text:p text:style-name="P4"><text:s text:c="18"/>"Synology NAS Server DS416Play Mac and PC",</text:p>
      <text:p text:style-name="P4"><text:s text:c="18"/>"4-bay NAS served 1GB RAM transcodifiación 4K for Mac and PC",</text:p>
      <text:p text:style-name="P4"><text:s text:c="18"/>"12175397",</text:p>
      <text:p text:style-name="P4"><text:s text:c="18"/>"434.99",</text:p>
      <text:p text:style-name="P4"><text:s text:c="18"/>"Networking",</text:p>
      <text:p text:style-name="P4"><text:s text:c="18"/>"NAS Memory Upgrade"</text:p>
      <text:p text:style-name="P4"><text:s text:c="16"/>],</text:p>
      <text:p text:style-name="P4"><text:s text:c="16"/>[</text:p>
      <text:p text:style-name="P4"><text:s text:c="18"/>"26",</text:p>
      <text:p text:style-name="P4"><text:s text:c="18"/>"1119314",</text:p>
      <text:p text:style-name="P4"><text:s text:c="18"/>"299637",</text:p>
      <text:p text:style-name="P4"><text:s text:c="18"/>"0",</text:p>
      <text:p text:style-name="P4"><text:s text:c="18"/>"1",</text:p>
      <text:p text:style-name="P4"><text:soft-page-break/><text:s text:c="18"/>"TOS0007",</text:p>
      <text:p text:style-name="P4"><text:s text:c="18"/>"53.19",</text:p>
      <text:p text:style-name="P4"><text:s text:c="18"/>"2017-01-01 11:55:51",</text:p>
      <text:p text:style-name="P4"><text:s text:c="18"/>"53.19",</text:p>
      <text:p text:style-name="P4"><text:s text:c="18"/>"Toshiba",</text:p>
      <text:p text:style-name="P4"><text:s text:c="18"/>"Toshiba 1TB 25 \"SATA 5400rpm hard drive Mac and PC",</text:p>
      <text:p text:style-name="P4"><text:s text:c="18"/>"internal hard drive Mac and PC 1TB and 95 mm (MQ01ABD100).",</text:p>
      <text:p text:style-name="P4"><text:s text:c="18"/>"12655397",</text:p>
      <text:p text:style-name="P4"><text:s text:c="18"/>"62.99",</text:p>
      <text:p text:style-name="P4"><text:s text:c="18"/>"Storage",</text:p>
      <text:p text:style-name="P4"><text:s text:c="18"/>"Hard Drive"</text:p>
      <text:p text:style-name="P4"><text:s text:c="16"/>],</text:p>
      <text:p text:style-name="P4"><text:s text:c="16"/>[</text:p>
      <text:p text:style-name="P4"><text:s text:c="18"/>"27",</text:p>
      <text:p text:style-name="P4"><text:s text:c="18"/>"1119325",</text:p>
      <text:p text:style-name="P4"><text:s text:c="18"/>"299571",</text:p>
      <text:p text:style-name="P4"><text:s text:c="18"/>"0",</text:p>
      <text:p text:style-name="P4"><text:s text:c="18"/>"1",</text:p>
      <text:p text:style-name="P4"><text:s text:c="18"/>"WDT0183",</text:p>
      <text:p text:style-name="P4"><text:s text:c="18"/>"151.99",</text:p>
      <text:p text:style-name="P4"><text:s text:c="18"/>"2017-01-01 12:00:57",</text:p>
      <text:p text:style-name="P4"><text:s text:c="18"/>"151.99",</text:p>
      <text:p text:style-name="P4"><text:s text:c="18"/>"Western Digital",</text:p>
      <text:p text:style-name="P4"><text:s text:c="18"/>"Red 4TB WD 35 \"Mac PC hard drive and NAS",</text:p>
      <text:p text:style-name="P4"><text:s text:c="18"/>"Western Digital hard drive designed for NAS 4TB (WD40EFRX).",</text:p>
      <text:p text:style-name="P4"><text:s text:c="18"/>"12655397",</text:p>
      <text:p text:style-name="P4"><text:s text:c="18"/>"169.0",</text:p>
      <text:p text:style-name="P4"><text:s text:c="18"/>"Storage",</text:p>
      <text:p text:style-name="P4"><text:s text:c="18"/>"Hard Drive"</text:p>
      <text:p text:style-name="P4"><text:s text:c="16"/>],</text:p>
      <text:p text:style-name="P4"><text:s text:c="16"/>[</text:p>
      <text:p text:style-name="P4"><text:s text:c="18"/>"28",</text:p>
      <text:p text:style-name="P4"><text:s text:c="18"/>"1119326",</text:p>
      <text:p text:style-name="P4"><text:s text:c="18"/>"299634",</text:p>
      <text:p text:style-name="P4"><text:s text:c="18"/>"0",</text:p>
      <text:p text:style-name="P4"><text:s text:c="18"/>"3",</text:p>
      <text:p text:style-name="P4"><text:s text:c="18"/>"WDT0183",</text:p>
      <text:p text:style-name="P4"><text:s text:c="18"/>"151.99",</text:p>
      <text:p text:style-name="P4"><text:s text:c="18"/>"2017-01-01 12:01:01",</text:p>
      <text:p text:style-name="P4"><text:s text:c="18"/>"455.97",</text:p>
      <text:p text:style-name="P4"><text:s text:c="18"/>"Western Digital",</text:p>
      <text:p text:style-name="P4"><text:s text:c="18"/>"Red 4TB WD 35 \"Mac PC hard drive and NAS",</text:p>
      <text:p text:style-name="P4"><text:s text:c="18"/>"Western Digital hard drive designed for NAS 4TB (WD40EFRX).",</text:p>
      <text:p text:style-name="P4"><text:s text:c="18"/>"12655397",</text:p>
      <text:p text:style-name="P4"><text:s text:c="18"/>"169.0",</text:p>
      <text:p text:style-name="P4"><text:s text:c="18"/>"Storage",</text:p>
      <text:p text:style-name="P4"><text:s text:c="18"/>"Hard Drive"</text:p>
      <text:p text:style-name="P4"><text:s text:c="16"/>],</text:p>
      <text:p text:style-name="P4"><text:s text:c="16"/>[</text:p>
      <text:p text:style-name="P4"><text:soft-page-break/><text:s text:c="18"/>"29",</text:p>
      <text:p text:style-name="P4"><text:s text:c="18"/>"1119328",</text:p>
      <text:p text:style-name="P4"><text:s text:c="18"/>"297809",</text:p>
      <text:p text:style-name="P4"><text:s text:c="18"/>"0",</text:p>
      <text:p text:style-name="P4"><text:s text:c="18"/>"1",</text:p>
      <text:p text:style-name="P4"><text:s text:c="18"/>"IFX0016",</text:p>
      <text:p text:style-name="P4"><text:s text:c="18"/>"14.24",</text:p>
      <text:p text:style-name="P4"><text:s text:c="18"/>"2017-01-01 12:01:12",</text:p>
      <text:p text:style-name="P4"><text:s text:c="18"/>"14.24",</text:p>
      <text:p text:style-name="P4"><text:s text:c="18"/>"iFixit",</text:p>
      <text:p text:style-name="P4"><text:s text:c="18"/>"iFixit Heavy Duty Suction Cups Pack 2 suction cups for iMac",</text:p>
      <text:p text:style-name="P4"><text:s text:c="18"/>"Pack of 2 suction to remove the glass LCD screens for Mac.",</text:p>
      <text:p text:style-name="P4"><text:s text:c="18"/>"14305406",</text:p>
      <text:p text:style-name="P4"><text:s text:c="18"/>"20.99",</text:p>
      <text:p text:style-name="P4"><text:s text:c="18"/>"Tools &amp; Repair",</text:p>
      <text:p text:style-name="P4"><text:s text:c="18"/>"Opening / Pry Tools"</text:p>
      <text:p text:style-name="P4"><text:s text:c="16"/>],</text:p>
      <text:p text:style-name="P4"><text:s text:c="16"/>[</text:p>
      <text:p text:style-name="P4"><text:s text:c="18"/>"30",</text:p>
      <text:p text:style-name="P4"><text:s text:c="18"/>"1119347",</text:p>
      <text:p text:style-name="P4"><text:s text:c="18"/>"299648",</text:p>
      <text:p text:style-name="P4"><text:s text:c="18"/>"0",</text:p>
      <text:p text:style-name="P4"><text:s text:c="18"/>"1",</text:p>
      <text:p text:style-name="P4"><text:s text:c="18"/>"PAC1381",</text:p>
      <text:p text:style-name="P4"><text:s text:c="18"/>"355.29",</text:p>
      <text:p text:style-name="P4"><text:s text:c="18"/>"2017-01-01 12:21:21",</text:p>
      <text:p text:style-name="P4"><text:s text:c="18"/>"355.29",</text:p>
      <text:p text:style-name="P4"><text:s text:c="18"/>"Pack",</text:p>
      <text:p text:style-name="P4"><text:s text:c="18"/>"Pack QNAP TS-228 | WD 6TB Network",</text:p>
      <text:p text:style-name="P4"><text:s text:c="18"/>"NAS + 6TB (2x3TB) WD Network for Mac and PC.",</text:p>
      <text:p text:style-name="P4"><text:s text:c="18"/>"12175397",</text:p>
      <text:p text:style-name="P4"><text:s text:c="18"/>"398.99",</text:p>
      <text:p text:style-name="P4"><text:s text:c="18"/>"Networking",</text:p>
      <text:p text:style-name="P4"><text:s text:c="18"/>"NAS System"</text:p>
      <text:p text:style-name="P4"><text:s text:c="16"/>],</text:p>
      <text:p text:style-name="P4"><text:s text:c="16"/>[</text:p>
      <text:p text:style-name="P4"><text:s text:c="18"/>"31",</text:p>
      <text:p text:style-name="P4"><text:s text:c="18"/>"1119360",</text:p>
      <text:p text:style-name="P4"><text:s text:c="18"/>"299650",</text:p>
      <text:p text:style-name="P4"><text:s text:c="18"/>"0",</text:p>
      <text:p text:style-name="P4"><text:s text:c="18"/>"1",</text:p>
      <text:p text:style-name="P4"><text:s text:c="18"/>"NOK0007",</text:p>
      <text:p text:style-name="P4"><text:s text:c="18"/>"65.99",</text:p>
      <text:p text:style-name="P4"><text:s text:c="18"/>"2017-01-01 12:28:27",</text:p>
      <text:p text:style-name="P4"><text:s text:c="18"/>"65.99",</text:p>
      <text:p text:style-name="P4"><text:s text:c="18"/>"Noke",</text:p>
      <text:p text:style-name="P4"><text:s text:c="18"/>"Noke Bluetooth Padlock Padlock Lock Gray",</text:p>
      <text:p text:style-name="P4"><text:s text:c="18"/>"Bluetooth lock (no keys) with APP for iPhone",</text:p>
      <text:p text:style-name="P4"><text:s text:c="18"/>"11905404",</text:p>
      <text:p text:style-name="P4"><text:soft-page-break/><text:s text:c="18"/>"84.99",</text:p>
      <text:p text:style-name="P4"><text:s text:c="18"/>"Smart Home &amp; IoT",</text:p>
      <text:p text:style-name="P4"><text:s text:c="18"/>"Smart Locks &amp; Entry"</text:p>
      <text:p text:style-name="P4"><text:s text:c="16"/>],</text:p>
      <text:p text:style-name="P4"><text:s text:c="16"/>[</text:p>
      <text:p text:style-name="P4"><text:s text:c="18"/>"32",</text:p>
      <text:p text:style-name="P4"><text:s text:c="18"/>"1119363",</text:p>
      <text:p text:style-name="P4"><text:s text:c="18"/>"299655",</text:p>
      <text:p text:style-name="P4"><text:s text:c="18"/>"0",</text:p>
      <text:p text:style-name="P4"><text:s text:c="18"/>"1",</text:p>
      <text:p text:style-name="P4"><text:s text:c="18"/>"WAC0191",</text:p>
      <text:p text:style-name="P4"><text:s text:c="18"/>"161.49",</text:p>
      <text:p text:style-name="P4"><text:s text:c="18"/>"2017-01-01 12:29:49",</text:p>
      <text:p text:style-name="P4"><text:s text:c="18"/>"161.49",</text:p>
      <text:p text:style-name="P4"><text:s text:c="18"/>"Wacom",</text:p>
      <text:p text:style-name="P4"><text:s text:c="18"/>"Education - Wacom Intuos Comic M Black",</text:p>
      <text:p text:style-name="P4"><text:s text:c="18"/>"multi-touch graphics tablet with pen precision and free software for Mac and PC",</text:p>
      <text:p text:style-name="P4"><text:s text:c="18"/>"1405",</text:p>
      <text:p text:style-name="P4"><text:s text:c="18"/>"199.99",</text:p>
      <text:p text:style-name="P4"><text:s text:c="18"/>"Portable Devices",</text:p>
      <text:p text:style-name="P4"><text:s text:c="18"/>"Graphics Tablet"</text:p>
      <text:p text:style-name="P4"><text:s text:c="16"/>],</text:p>
      <text:p text:style-name="P4"><text:s text:c="16"/>[</text:p>
      <text:p text:style-name="P4"><text:s text:c="18"/>"33",</text:p>
      <text:p text:style-name="P4"><text:s text:c="18"/>"1119367",</text:p>
      <text:p text:style-name="P4"><text:s text:c="18"/>"299655",</text:p>
      <text:p text:style-name="P4"><text:s text:c="18"/>"0",</text:p>
      <text:p text:style-name="P4"><text:s text:c="18"/>"1",</text:p>
      <text:p text:style-name="P4"><text:s text:c="18"/>"WAC0040",</text:p>
      <text:p text:style-name="P4"><text:s text:c="18"/>"35.14",</text:p>
      <text:p text:style-name="P4"><text:s text:c="18"/>"2017-01-01 12:31:41",</text:p>
      <text:p text:style-name="P4"><text:s text:c="18"/>"35.14",</text:p>
      <text:p text:style-name="P4"><text:s text:c="18"/>"Wacom",</text:p>
      <text:p text:style-name="P4"><text:s text:c="18"/>"Wacom Bamboo Wireless Kit / Intuos graphics tablet accessory kit 5",</text:p>
      <text:p text:style-name="P4"><text:s text:c="18"/>"Wireless Kit Wacom graphics tablets.",</text:p>
      <text:p text:style-name="P4"><text:s text:c="18"/>"101781405",</text:p>
      <text:p text:style-name="P4"><text:s text:c="18"/>"39.99",</text:p>
      <text:p text:style-name="P4"><text:s text:c="18"/>"Tools &amp; Repair",</text:p>
      <text:p text:style-name="P4"><text:s text:c="18"/>"Replacement Part"</text:p>
      <text:p text:style-name="P4"><text:s text:c="16"/>],</text:p>
      <text:p text:style-name="P4"><text:s text:c="16"/>[</text:p>
      <text:p text:style-name="P4"><text:s text:c="18"/>"34",</text:p>
      <text:p text:style-name="P4"><text:s text:c="18"/>"1119371",</text:p>
      <text:p text:style-name="P4"><text:s text:c="18"/>"299659",</text:p>
      <text:p text:style-name="P4"><text:s text:c="18"/>"0",</text:p>
      <text:p text:style-name="P4"><text:s text:c="18"/>"1",</text:p>
      <text:p text:style-name="P4"><text:s text:c="18"/>"THU0013",</text:p>
      <text:p text:style-name="P4"><text:s text:c="18"/>"75.99",</text:p>
      <text:p text:style-name="P4"><text:s text:c="18"/>"2017-01-01 12:32:53",</text:p>
      <text:p text:style-name="P4"><text:soft-page-break/><text:s text:c="18"/>"75.99",</text:p>
      <text:p text:style-name="P4"><text:s text:c="18"/>"Thule",</text:p>
      <text:p text:style-name="P4"><text:s text:c="18"/>"Thule Crossover 25L Backpack MacBook Pro 15 \"Black",</text:p>
      <text:p text:style-name="P4"><text:s text:c="18"/>"resistant and waterproof backpack capacity 25 liter bins for MacBook Pro 15-inch iPad and iPhone",</text:p>
      <text:p text:style-name="P4"><text:s text:c="18"/>"1392",</text:p>
      <text:p text:style-name="P4"><text:s text:c="18"/>"99.95",</text:p>
      <text:p text:style-name="P4"><text:s text:c="18"/>"Cases &amp; Protection",</text:p>
      <text:p text:style-name="P4"><text:s text:c="18"/>"Bag"</text:p>
      <text:p text:style-name="P4"><text:s text:c="16"/>],</text:p>
      <text:p text:style-name="P4"><text:s text:c="16"/>[</text:p>
      <text:p text:style-name="P4"><text:s text:c="18"/>"35",</text:p>
      <text:p text:style-name="P4"><text:s text:c="18"/>"1119388",</text:p>
      <text:p text:style-name="P4"><text:s text:c="18"/>"299667",</text:p>
      <text:p text:style-name="P4"><text:s text:c="18"/>"0",</text:p>
      <text:p text:style-name="P4"><text:s text:c="18"/>"1",</text:p>
      <text:p text:style-name="P4"><text:s text:c="18"/>"WIT0024",</text:p>
      <text:p text:style-name="P4"><text:s text:c="18"/>"94.99",</text:p>
      <text:p text:style-name="P4"><text:s text:c="18"/>"2017-01-01 12:42:40",</text:p>
      <text:p text:style-name="P4"><text:s text:c="18"/>"94.99",</text:p>
      <text:p text:style-name="P4"><text:s text:c="18"/>"Withings",</text:p>
      <text:p text:style-name="P4"><text:s text:c="18"/>"Withings Activite POP Blue Clock",</text:p>
      <text:p text:style-name="P4"><text:s text:c="18"/>"Smartwatch that records sleep and movement for iPhone and iPod Touch.",</text:p>
      <text:p text:style-name="P4"><text:s text:c="18"/>"11905404",</text:p>
      <text:p text:style-name="P4"><text:s text:c="18"/>"129.95",</text:p>
      <text:p text:style-name="P4"><text:s text:c="18"/>"Smart Home &amp; IoT",</text:p>
      <text:p text:style-name="P4"><text:s text:c="18"/>"Smart Wearables &amp; Health"</text:p>
      <text:p text:style-name="P4"><text:s text:c="16"/>],</text:p>
      <text:p text:style-name="P4"><text:s text:c="16"/>[</text:p>
      <text:p text:style-name="P4"><text:s text:c="18"/>"36",</text:p>
      <text:p text:style-name="P4"><text:s text:c="18"/>"1119404",</text:p>
      <text:p text:style-name="P4"><text:s text:c="18"/>"299673",</text:p>
      <text:p text:style-name="P4"><text:s text:c="18"/>"0",</text:p>
      <text:p text:style-name="P4"><text:s text:c="18"/>"1",</text:p>
      <text:p text:style-name="P4"><text:s text:c="18"/>"PAC0569",</text:p>
      <text:p text:style-name="P4"><text:s text:c="18"/>"168.14",</text:p>
      <text:p text:style-name="P4"><text:s text:c="18"/>"2017-01-01 12:56:10",</text:p>
      <text:p text:style-name="P4"><text:s text:c="18"/>"168.14",</text:p>
      <text:p text:style-name="P4"><text:s text:c="18"/>"Pack",</text:p>
      <text:p text:style-name="P4"><text:s text:c="18"/>"Samsung 256GB SSD expansion PRO Kit for iMac 27 \"2011",</text:p>
      <text:p text:style-name="P4"><text:s text:c="18"/>"Upgrade kit 256GB SSD iMac 27 inch Mid 2011",</text:p>
      <text:p text:style-name="P4"><text:s text:c="18"/>"1433",</text:p>
      <text:p text:style-name="P4"><text:s text:c="18"/>"200.98",</text:p>
      <text:p text:style-name="P4"><text:s text:c="18"/>"Storage",</text:p>
      <text:p text:style-name="P4"><text:s text:c="18"/>"SSD"</text:p>
      <text:p text:style-name="P4"><text:s text:c="16"/>],</text:p>
      <text:p text:style-name="P4"><text:s text:c="16"/>[</text:p>
      <text:p text:style-name="P4"><text:s text:c="18"/>"37",</text:p>
      <text:p text:style-name="P4"><text:s text:c="18"/>"1119405",</text:p>
      <text:p text:style-name="P4"><text:soft-page-break/><text:s text:c="18"/>"299664",</text:p>
      <text:p text:style-name="P4"><text:s text:c="18"/>"0",</text:p>
      <text:p text:style-name="P4"><text:s text:c="18"/>"1",</text:p>
      <text:p text:style-name="P4"><text:s text:c="18"/>"APP0958",</text:p>
      <text:p text:style-name="P4"><text:s text:c="18"/>"1351.99",</text:p>
      <text:p text:style-name="P4"><text:s text:c="18"/>"2017-01-01 12:57:21",</text:p>
      <text:p text:style-name="P4"><text:s text:c="18"/>"1351.99",</text:p>
      <text:p text:style-name="P4"><text:s text:c="18"/>"Apple",</text:p>
      <text:p text:style-name="P4"><text:s text:c="18"/>"Apple MacBook Pro Retina 13 \"i5 27 Ghz | 8GB RAM | 128GB Flash",</text:p>
      <text:p text:style-name="P4"><text:s text:c="18"/>"New MacBook Pro 13-inch Retina screen i5 128GB RAM 8GB Flash 27GHz (MF839Y / A).",</text:p>
      <text:p text:style-name="P4"><text:s text:c="18"/>"1282",</text:p>
      <text:p text:style-name="P4"><text:s text:c="18"/>"1449.0",</text:p>
      <text:p text:style-name="P4"><text:s text:c="18"/>"Computers",</text:p>
      <text:p text:style-name="P4"><text:s text:c="18"/>"MacBook Pro"</text:p>
      <text:p text:style-name="P4"><text:s text:c="16"/>],</text:p>
      <text:p text:style-name="P4"><text:s text:c="16"/>[</text:p>
      <text:p text:style-name="P4"><text:s text:c="18"/>"38",</text:p>
      <text:p text:style-name="P4"><text:s text:c="18"/>"1119407",</text:p>
      <text:p text:style-name="P4"><text:s text:c="18"/>"299674",</text:p>
      <text:p text:style-name="P4"><text:s text:c="18"/>"0",</text:p>
      <text:p text:style-name="P4"><text:s text:c="18"/>"1",</text:p>
      <text:p text:style-name="P4"><text:s text:c="18"/>"PAC1296",</text:p>
      <text:p text:style-name="P4"><text:s text:c="18"/>"584.24",</text:p>
      <text:p text:style-name="P4"><text:s text:c="18"/>"2017-01-01 12:58:24",</text:p>
      <text:p text:style-name="P4"><text:s text:c="18"/>"584.24",</text:p>
      <text:p text:style-name="P4"><text:s text:c="18"/>"Pack",</text:p>
      <text:p text:style-name="P4"><text:s text:c="18"/>"Pack QNAP TS-251 + | 8GB RAM | WD 6TB Network",</text:p>
      <text:p text:style-name="P4"><text:s text:c="18"/>"Pack QNAP TS-251 + with 8GB RAM memory + 6TB (2x3TB) Hard Red WD Mac and PC.",</text:p>
      <text:p text:style-name="P4"><text:s text:c="18"/>"12175397",</text:p>
      <text:p text:style-name="P4"><text:s text:c="18"/>"757.99",</text:p>
      <text:p text:style-name="P4"><text:s text:c="18"/>"Networking",</text:p>
      <text:p text:style-name="P4"><text:s text:c="18"/>"NAS Memory Upgrade"</text:p>
      <text:p text:style-name="P4"><text:s text:c="16"/>],</text:p>
      <text:p text:style-name="P4"><text:s text:c="16"/>[</text:p>
      <text:p text:style-name="P4"><text:s text:c="18"/>"39",</text:p>
      <text:p text:style-name="P4"><text:s text:c="18"/>"1119419",</text:p>
      <text:p text:style-name="P4"><text:s text:c="18"/>"299681",</text:p>
      <text:p text:style-name="P4"><text:s text:c="18"/>"0",</text:p>
      <text:p text:style-name="P4"><text:s text:c="18"/>"1",</text:p>
      <text:p text:style-name="P4"><text:s text:c="18"/>"SPE0161",</text:p>
      <text:p text:style-name="P4"><text:s text:c="18"/>"35.14",</text:p>
      <text:p text:style-name="P4"><text:s text:c="18"/>"2017-01-01 13:07:07",</text:p>
      <text:p text:style-name="P4"><text:s text:c="18"/>"35.14",</text:p>
      <text:p text:style-name="P4"><text:s text:c="18"/>"Spek SeeThru",</text:p>
      <text:p text:style-name="P4"><text:s text:c="18"/>"Seethru Speck Case Macbook Air 11 \"Blue Calypso",</text:p>
      <text:p text:style-name="P4"><text:s text:c="18"/>"Protective housing MacBook Air 11 inches.",</text:p>
      <text:p text:style-name="P4"><text:s text:c="18"/>"13835403",</text:p>
      <text:p text:style-name="P4"><text:soft-page-break/><text:s text:c="18"/>"49.9",</text:p>
      <text:p text:style-name="P4"><text:s text:c="18"/>"Cases &amp; Protection",</text:p>
      <text:p text:style-name="P4"><text:s text:c="18"/>"Case"</text:p>
      <text:p text:style-name="P4"><text:s text:c="16"/>],</text:p>
      <text:p text:style-name="P4"><text:s text:c="16"/>[</text:p>
      <text:p text:style-name="P4"><text:s text:c="18"/>"40",</text:p>
      <text:p text:style-name="P4"><text:s text:c="18"/>"1119422",</text:p>
      <text:p text:style-name="P4"><text:s text:c="18"/>"299681",</text:p>
      <text:p text:style-name="P4"><text:s text:c="18"/>"0",</text:p>
      <text:p text:style-name="P4"><text:s text:c="18"/>"1",</text:p>
      <text:p text:style-name="P4"><text:s text:c="18"/>"APP0701",</text:p>
      <text:p text:style-name="P4"><text:s text:c="18"/>"69.34",</text:p>
      <text:p text:style-name="P4"><text:s text:c="18"/>"2017-01-01 13:09:14",</text:p>
      <text:p text:style-name="P4"><text:s text:c="18"/>"69.34",</text:p>
      <text:p text:style-name="P4"><text:s text:c="18"/>"Apple",</text:p>
      <text:p text:style-name="P4"><text:s text:c="18"/>" Apple 45W MagSafe 2 charger MacBook Air in June 2012 (OEM)",</text:p>
      <text:p text:style-name="P4"><text:s text:c="18"/>"Apple charger MacBook Air MagSafe 2 45W without original box",</text:p>
      <text:p text:style-name="P4"><text:s text:c="18"/>"13005399",</text:p>
      <text:p text:style-name="P4"><text:s text:c="18"/>"89.0",</text:p>
      <text:p text:style-name="P4"><text:s text:c="18"/>"Power &amp; Charging",</text:p>
      <text:p text:style-name="P4"><text:s text:c="18"/>"Charger"</text:p>
      <text:p text:style-name="P4"><text:s text:c="16"/>],</text:p>
      <text:p text:style-name="P4"><text:s text:c="16"/>[</text:p>
      <text:p text:style-name="P4"><text:s text:c="18"/>"41",</text:p>
      <text:p text:style-name="P4"><text:s text:c="18"/>"1119448",</text:p>
      <text:p text:style-name="P4"><text:s text:c="18"/>"299696",</text:p>
      <text:p text:style-name="P4"><text:s text:c="18"/>"0",</text:p>
      <text:p text:style-name="P4"><text:s text:c="18"/>"1",</text:p>
      <text:p text:style-name="P4"><text:s text:c="18"/>"KEN0212",</text:p>
      <text:p text:style-name="P4"><text:s text:c="18"/>"18.04",</text:p>
      <text:p text:style-name="P4"><text:s text:c="18"/>"2017-01-01 13:27:25",</text:p>
      <text:p text:style-name="P4"><text:s text:c="18"/>"18.04",</text:p>
      <text:p text:style-name="P4"><text:s text:c="18"/>"Jaybird",</text:p>
      <text:p text:style-name="P4"><text:s text:c="18"/>"Kensington Power Bank External Battery 5200mAh Silver",</text:p>
      <text:p text:style-name="P4"><text:s text:c="18"/>"5200mAh external battery small and light (152g) for iPhone iPad and iPod.",</text:p>
      <text:p text:style-name="P4"><text:s text:c="18"/>"1515",</text:p>
      <text:p text:style-name="P4"><text:s text:c="18"/>"32.99",</text:p>
      <text:p text:style-name="P4"><text:s text:c="18"/>"Power &amp; Charging",</text:p>
      <text:p text:style-name="P4"><text:s text:c="18"/>"Battery"</text:p>
      <text:p text:style-name="P4"><text:s text:c="16"/>],</text:p>
      <text:p text:style-name="P4"><text:s text:c="16"/>[</text:p>
      <text:p text:style-name="P4"><text:s text:c="18"/>"42",</text:p>
      <text:p text:style-name="P4"><text:s text:c="18"/>"1119470",</text:p>
      <text:p text:style-name="P4"><text:s text:c="18"/>"299704",</text:p>
      <text:p text:style-name="P4"><text:s text:c="18"/>"0",</text:p>
      <text:p text:style-name="P4"><text:s text:c="18"/>"1",</text:p>
      <text:p text:style-name="P4"><text:s text:c="18"/>"APP0697",</text:p>
      <text:p text:style-name="P4"><text:s text:c="18"/>"12.99",</text:p>
      <text:p text:style-name="P4"><text:s text:c="18"/>"2017-01-01 13:41:17",</text:p>
      <text:p text:style-name="P4"><text:soft-page-break/><text:s text:c="18"/>"12.99",</text:p>
      <text:p text:style-name="P4"><text:s text:c="18"/>"Apple",</text:p>
      <text:p text:style-name="P4"><text:s text:c="18"/>"OEM USB Cable for iPhone iPad Dock and Apple iPod White Compatible",</text:p>
      <text:p text:style-name="P4"><text:s text:c="18"/>"Cable OEM dock for iPhone iPad and iPod compatible USB Apple (unboxed)",</text:p>
      <text:p text:style-name="P4"><text:s text:c="18"/>"1230",</text:p>
      <text:p text:style-name="P4"><text:s text:c="18"/>"25.0",</text:p>
      <text:p text:style-name="P4"><text:s text:c="18"/>"Cables &amp; Adapters",</text:p>
      <text:p text:style-name="P4"><text:s text:c="18"/>"Lightning USB Cable"</text:p>
      <text:p text:style-name="P4"><text:s text:c="16"/>],</text:p>
      <text:p text:style-name="P4"><text:s text:c="16"/>[</text:p>
      <text:p text:style-name="P4"><text:s text:c="18"/>"43",</text:p>
      <text:p text:style-name="P4"><text:s text:c="18"/>"1119490",</text:p>
      <text:p text:style-name="P4"><text:s text:c="18"/>"299710",</text:p>
      <text:p text:style-name="P4"><text:s text:c="18"/>"0",</text:p>
      <text:p text:style-name="P4"><text:s text:c="18"/>"1",</text:p>
      <text:p text:style-name="P4"><text:s text:c="18"/>"PHI0072",</text:p>
      <text:p text:style-name="P4"><text:s text:c="18"/>"66.49",</text:p>
      <text:p text:style-name="P4"><text:s text:c="18"/>"2017-01-01 14:05:28",</text:p>
      <text:p text:style-name="P4"><text:s text:c="18"/>"66.49",</text:p>
      <text:p text:style-name="P4"><text:s text:c="18"/>"Philips",</text:p>
      <text:p text:style-name="P4"><text:s text:c="18"/>"Philips Hue bulbs 9.5W White Pack 2 Starter Kit + E27 A60 Bridge",</text:p>
      <text:p text:style-name="P4"><text:s text:c="18"/>"Kit 2 bulbs E27 + white light controller Bridge",</text:p>
      <text:p text:style-name="P4"><text:s text:c="18"/>"11905404",</text:p>
      <text:p text:style-name="P4"><text:s text:c="18"/>"79.95",</text:p>
      <text:p text:style-name="P4"><text:s text:c="18"/>"Smart Home &amp; IoT",</text:p>
      <text:p text:style-name="P4"><text:s text:c="18"/>"Smart Lighting"</text:p>
      <text:p text:style-name="P4"><text:s text:c="16"/>],</text:p>
      <text:p text:style-name="P4"><text:s text:c="16"/>[</text:p>
      <text:p text:style-name="P4"><text:s text:c="18"/>"44",</text:p>
      <text:p text:style-name="P4"><text:s text:c="18"/>"1119491",</text:p>
      <text:p text:style-name="P4"><text:s text:c="18"/>"299710",</text:p>
      <text:p text:style-name="P4"><text:s text:c="18"/>"0",</text:p>
      <text:p text:style-name="P4"><text:s text:c="18"/>"1",</text:p>
      <text:p text:style-name="P4"><text:s text:c="18"/>"PHI0079",</text:p>
      <text:p text:style-name="P4"><text:s text:c="18"/>"56.04",</text:p>
      <text:p text:style-name="P4"><text:s text:c="18"/>"2017-01-01 14:06:17",</text:p>
      <text:p text:style-name="P4"><text:s text:c="18"/>"56.04",</text:p>
      <text:p text:style-name="P4"><text:s text:c="18"/>"Philips",</text:p>
      <text:p text:style-name="P4"><text:s text:c="18"/>"Philips Hue White and Color Light Bulb 10W A60 E27 Single",</text:p>
      <text:p text:style-name="P4"><text:s text:c="18"/>"Independent bulb color and white for Philips Hue System",</text:p>
      <text:p text:style-name="P4"><text:s text:c="18"/>"11905404",</text:p>
      <text:p text:style-name="P4"><text:s text:c="18"/>"59.95",</text:p>
      <text:p text:style-name="P4"><text:s text:c="18"/>"Smart Home &amp; IoT",</text:p>
      <text:p text:style-name="P4"><text:s text:c="18"/>"Smart Lighting"</text:p>
      <text:p text:style-name="P4"><text:s text:c="16"/>],</text:p>
      <text:p text:style-name="P4"><text:s text:c="16"/>[</text:p>
      <text:p text:style-name="P4"><text:s text:c="18"/>"45",</text:p>
      <text:p text:style-name="P4"><text:s text:c="18"/>"1119506",</text:p>
      <text:p text:style-name="P4"><text:s text:c="18"/>"299719",</text:p>
      <text:p text:style-name="P4"><text:soft-page-break/><text:s text:c="18"/>"0",</text:p>
      <text:p text:style-name="P4"><text:s text:c="18"/>"1",</text:p>
      <text:p text:style-name="P4"><text:s text:c="18"/>"OTT0139",</text:p>
      <text:p text:style-name="P4"><text:s text:c="18"/>"21.84",</text:p>
      <text:p text:style-name="P4"><text:s text:c="18"/>"2017-01-01 14:19:14",</text:p>
      <text:p text:style-name="P4"><text:s text:c="18"/>"21.84",</text:p>
      <text:p text:style-name="P4"><text:s text:c="18"/>"Otterbox",</text:p>
      <text:p text:style-name="P4"><text:s text:c="18"/>"OtterBox Symmetry Clear Case iPhone SE / 5s / 5 Transparent / Black",</text:p>
      <text:p text:style-name="P4"><text:s text:c="18"/>"resistant cover and rear transparent thin iPhone SE / 5s / 5",</text:p>
      <text:p text:style-name="P4"><text:s text:c="18"/>"11865403",</text:p>
      <text:p text:style-name="P4"><text:s text:c="18"/>"29.99",</text:p>
      <text:p text:style-name="P4"><text:s text:c="18"/>"Cases &amp; Protection",</text:p>
      <text:p text:style-name="P4"><text:s text:c="18"/>"Case"</text:p>
      <text:p text:style-name="P4"><text:s text:c="16"/>],</text:p>
      <text:p text:style-name="P4"><text:s text:c="16"/>[</text:p>
      <text:p text:style-name="P4"><text:s text:c="18"/>"46",</text:p>
      <text:p text:style-name="P4"><text:s text:c="18"/>"1119510",</text:p>
      <text:p text:style-name="P4"><text:s text:c="18"/>"299719",</text:p>
      <text:p text:style-name="P4"><text:s text:c="18"/>"0",</text:p>
      <text:p text:style-name="P4"><text:s text:c="18"/>"1",</text:p>
      <text:p text:style-name="P4"><text:s text:c="18"/>"GRT0361",</text:p>
      <text:p text:style-name="P4"><text:s text:c="18"/>"18.04",</text:p>
      <text:p text:style-name="P4"><text:s text:c="18"/>"2017-01-01 14:22:21",</text:p>
      <text:p text:style-name="P4"><text:s text:c="18"/>"18.04",</text:p>
      <text:p text:style-name="P4"><text:s text:c="18"/>"Griffin",</text:p>
      <text:p text:style-name="P4"><text:s text:c="18"/>"Griffin PowerJolt Car Charger 5V 2A 12W Lightning",</text:p>
      <text:p text:style-name="P4"><text:s text:c="18"/>"Car Charger for iPhone iPad and iPod.",</text:p>
      <text:p text:style-name="P4"><text:s text:c="18"/>"13615399",</text:p>
      <text:p text:style-name="P4"><text:s text:c="18"/>"19.99",</text:p>
      <text:p text:style-name="P4"><text:s text:c="18"/>"Power &amp; Charging",</text:p>
      <text:p text:style-name="P4"><text:s text:c="18"/>"Charger"</text:p>
      <text:p text:style-name="P4"><text:s text:c="16"/>],</text:p>
      <text:p text:style-name="P4"><text:s text:c="16"/>[</text:p>
      <text:p text:style-name="P4"><text:s text:c="18"/>"47",</text:p>
      <text:p text:style-name="P4"><text:s text:c="18"/>"1119513",</text:p>
      <text:p text:style-name="P4"><text:s text:c="18"/>"299723",</text:p>
      <text:p text:style-name="P4"><text:s text:c="18"/>"0",</text:p>
      <text:p text:style-name="P4"><text:s text:c="18"/>"2",</text:p>
      <text:p text:style-name="P4"><text:s text:c="18"/>"MAC0122",</text:p>
      <text:p text:style-name="P4"><text:s text:c="18"/>"23.74",</text:p>
      <text:p text:style-name="P4"><text:s text:c="18"/>"2017-01-01 14:26:43",</text:p>
      <text:p text:style-name="P4"><text:s text:c="18"/>"47.48",</text:p>
      <text:p text:style-name="P4"><text:s text:c="18"/>"Macally",</text:p>
      <text:p text:style-name="P4"><text:s text:c="18"/>"Macally USB 3.0 External Enclosure 2.5 \"SATA Plata",</text:p>
      <text:p text:style-name="P4"><text:s text:c="18"/>"Aluminum HDD external case 2.5 USB 3.0 for Mac and PC inches.",</text:p>
      <text:p text:style-name="P4"><text:s text:c="18"/>"12995397",</text:p>
      <text:p text:style-name="P4"><text:s text:c="18"/>"29.95",</text:p>
      <text:p text:style-name="P4"><text:s text:c="18"/>"Storage",</text:p>
      <text:p text:style-name="P4"><text:s text:c="18"/>"Enclosure / Dock"</text:p>
      <text:p text:style-name="P4"><text:soft-page-break/><text:s text:c="16"/>],</text:p>
      <text:p text:style-name="P4"><text:s text:c="16"/>[</text:p>
      <text:p text:style-name="P4"><text:s text:c="18"/>"48",</text:p>
      <text:p text:style-name="P4"><text:s text:c="18"/>"1119529",</text:p>
      <text:p text:style-name="P4"><text:s text:c="18"/>"299696",</text:p>
      <text:p text:style-name="P4"><text:s text:c="18"/>"0",</text:p>
      <text:p text:style-name="P4"><text:s text:c="18"/>"3",</text:p>
      <text:p text:style-name="P4"><text:s text:c="18"/>"SAN0112",</text:p>
      <text:p text:style-name="P4"><text:s text:c="18"/>"18.99",</text:p>
      <text:p text:style-name="P4"><text:s text:c="18"/>"2017-01-01 14:52:01",</text:p>
      <text:p text:style-name="P4"><text:s text:c="18"/>"56.97",</text:p>
      <text:p text:style-name="P4"><text:s text:c="18"/>"SanDisk",</text:p>
      <text:p text:style-name="P4"><text:s text:c="18"/>"SanDisk Ultra Flair Flash Drive 64GB USB 3.0",</text:p>
      <text:p text:style-name="P4"><text:s text:c="18"/>"USB 3.0 flash drive 64GB USB Flash Drive Mac and PC.",</text:p>
      <text:p text:style-name="P4"><text:s text:c="18"/>"57445397",</text:p>
      <text:p text:style-name="P4"><text:s text:c="18"/>"24.99",</text:p>
      <text:p text:style-name="P4"><text:s text:c="18"/>"Storage",</text:p>
      <text:p text:style-name="P4"><text:s text:c="18"/>"Flash Drive"</text:p>
      <text:p text:style-name="P4"><text:s text:c="16"/>],</text:p>
      <text:p text:style-name="P4"><text:s text:c="16"/>[</text:p>
      <text:p text:style-name="P4"><text:s text:c="18"/>"49",</text:p>
      <text:p text:style-name="P4"><text:s text:c="18"/>"1119539",</text:p>
      <text:p text:style-name="P4"><text:s text:c="18"/>"299736",</text:p>
      <text:p text:style-name="P4"><text:s text:c="18"/>"0",</text:p>
      <text:p text:style-name="P4"><text:s text:c="18"/>"1",</text:p>
      <text:p text:style-name="P4"><text:s text:c="18"/>"WAC0191",</text:p>
      <text:p text:style-name="P4"><text:s text:c="18"/>"161.49",</text:p>
      <text:p text:style-name="P4"><text:s text:c="18"/>"2017-01-01 14:59:29",</text:p>
      <text:p text:style-name="P4"><text:s text:c="18"/>"161.49",</text:p>
      <text:p text:style-name="P4"><text:s text:c="18"/>"Wacom",</text:p>
      <text:p text:style-name="P4"><text:s text:c="18"/>"Education - Wacom Intuos Comic M Black",</text:p>
      <text:p text:style-name="P4"><text:s text:c="18"/>"multi-touch graphics tablet with pen precision and free software for Mac and PC",</text:p>
      <text:p text:style-name="P4"><text:s text:c="18"/>"1405",</text:p>
      <text:p text:style-name="P4"><text:s text:c="18"/>"199.99",</text:p>
      <text:p text:style-name="P4"><text:s text:c="18"/>"Portable Devices",</text:p>
      <text:p text:style-name="P4"><text:s text:c="18"/>"Graphics Tablet"</text:p>
      <text:p text:style-name="P4"><text:s text:c="16"/>]</text:p>
      <text:p text:style-name="P4"><text:s text:c="14"/>],</text:p>
      <text:p text:style-name="P4"><text:s text:c="14"/>"shape": {</text:p>
      <text:p text:style-name="P4"><text:s text:c="16"/>"columns": 15,</text:p>
      <text:p text:style-name="P4"><text:s text:c="16"/>"rows": 57974</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oft-page-break/><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5"/>&lt;th&gt;unit_price_total&lt;/th&gt;\n",</text:p>
      <text:p text:style-name="P4"><text:s text:c="14"/>" <text:s text:c="5"/>&lt;th&gt;brand&lt;/th&gt;\n",</text:p>
      <text:p text:style-name="P4"><text:s text:c="14"/>" <text:s text:c="5"/>&lt;th&gt;name&lt;/th&gt;\n",</text:p>
      <text:p text:style-name="P4"><text:s text:c="14"/>" <text:s text:c="5"/>&lt;th&gt;desc&lt;/th&gt;\n",</text:p>
      <text:p text:style-name="P4"><text:s text:c="14"/>" <text:s text:c="5"/>&lt;th&gt;type&lt;/th&gt;\n",</text:p>
      <text:p text:style-name="P4"><text:s text:c="14"/>" <text:s text:c="5"/>&lt;th&gt;price&lt;/th&gt;\n",</text:p>
      <text:p text:style-name="P4"><text:s text:c="14"/>" <text:s text:c="5"/>&lt;th&gt;category&lt;/th&gt;\n",</text:p>
      <text:p text:style-name="P4"><text:s text:c="14"/>" <text:s text:c="5"/>&lt;th&gt;subcategory&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1119116&lt;/td&gt;\n",</text:p>
      <text:p text:style-name="P4"><text:s text:c="14"/>" <text:s text:c="5"/>&lt;td&gt;299545&lt;/td&gt;\n",</text:p>
      <text:p text:style-name="P4"><text:s text:c="14"/>" <text:s text:c="5"/>&lt;td&gt;0&lt;/td&gt;\n",</text:p>
      <text:p text:style-name="P4"><text:s text:c="14"/>" <text:s text:c="5"/>&lt;td&gt;1&lt;/td&gt;\n",</text:p>
      <text:p text:style-name="P4"><text:s text:c="14"/>" <text:s text:c="5"/>&lt;td&gt;OWC0100&lt;/td&gt;\n",</text:p>
      <text:p text:style-name="P4"><text:s text:c="14"/>" <text:s text:c="5"/>&lt;td&gt;47.49&lt;/td&gt;\n",</text:p>
      <text:p text:style-name="P4"><text:s text:c="14"/>" <text:s text:c="5"/>&lt;td&gt;2017-01-01 01:46:16&lt;/td&gt;\n",</text:p>
      <text:p text:style-name="P4"><text:s text:c="14"/>" <text:s text:c="5"/>&lt;td&gt;47.49&lt;/td&gt;\n",</text:p>
      <text:p text:style-name="P4"><text:s text:c="14"/>" <text:s text:c="5"/>&lt;td&gt;OWC&lt;/td&gt;\n",</text:p>
      <text:p text:style-name="P4"><text:s text:c="14"/>" <text:s text:c="5"/>&lt;td&gt;OWC In-line Digital Temperature Sensor Kit HDD...&lt;/td&gt;\n",</text:p>
      <text:p text:style-name="P4"><text:s text:c="14"/>" <text:s text:c="5"/>&lt;td&gt;Kit temperature sensor for HDD iMac 21 inch an...&lt;/td&gt;\n",</text:p>
      <text:p text:style-name="P4"><text:s text:c="14"/>" <text:s text:c="5"/>&lt;td&gt;12755395&lt;/td&gt;\n",</text:p>
      <text:p text:style-name="P4"><text:s text:c="14"/>" <text:s text:c="5"/>&lt;td&gt;60.99&lt;/td&gt;\n",</text:p>
      <text:p text:style-name="P4"><text:s text:c="14"/>" <text:s text:c="5"/>&lt;td&gt;Tools &amp;amp; Repair&lt;/td&gt;\n",</text:p>
      <text:p text:style-name="P4"><text:s text:c="14"/>" <text:s text:c="5"/>&lt;td&gt;Replacement Part&lt;/td&gt;\n",</text:p>
      <text:p text:style-name="P4"><text:s text:c="14"/>" <text:s text:c="3"/>&lt;/tr&gt;\n",</text:p>
      <text:p text:style-name="P4"><text:soft-page-break/><text:s text:c="14"/>" <text:s text:c="3"/>&lt;tr&gt;\n",</text:p>
      <text:p text:style-name="P4"><text:s text:c="14"/>" <text:s text:c="5"/>&lt;th&gt;1&lt;/th&gt;\n",</text:p>
      <text:p text:style-name="P4"><text:s text:c="14"/>" <text:s text:c="5"/>&lt;td&gt;1119119&lt;/td&gt;\n",</text:p>
      <text:p text:style-name="P4"><text:s text:c="14"/>" <text:s text:c="5"/>&lt;td&gt;299546&lt;/td&gt;\n",</text:p>
      <text:p text:style-name="P4"><text:s text:c="14"/>" <text:s text:c="5"/>&lt;td&gt;0&lt;/td&gt;\n",</text:p>
      <text:p text:style-name="P4"><text:s text:c="14"/>" <text:s text:c="5"/>&lt;td&gt;1&lt;/td&gt;\n",</text:p>
      <text:p text:style-name="P4"><text:s text:c="14"/>" <text:s text:c="5"/>&lt;td&gt;IOT0014&lt;/td&gt;\n",</text:p>
      <text:p text:style-name="P4"><text:s text:c="14"/>" <text:s text:c="5"/>&lt;td&gt;18.99&lt;/td&gt;\n",</text:p>
      <text:p text:style-name="P4"><text:s text:c="14"/>" <text:s text:c="5"/>&lt;td&gt;2017-01-01 01:50:34&lt;/td&gt;\n",</text:p>
      <text:p text:style-name="P4"><text:s text:c="14"/>" <text:s text:c="5"/>&lt;td&gt;18.99&lt;/td&gt;\n",</text:p>
      <text:p text:style-name="P4"><text:s text:c="14"/>" <text:s text:c="5"/>&lt;td&gt;iOttie&lt;/td&gt;\n",</text:p>
      <text:p text:style-name="P4"><text:s text:c="14"/>" <text:s text:c="5"/>&lt;td&gt;iOttie Easy View 2 Car Black Support&lt;/td&gt;\n",</text:p>
      <text:p text:style-name="P4"><text:s text:c="14"/>" <text:s text:c="5"/>&lt;td&gt;IPhone car holder 7 plus / 7/6 Plus / 6 / 5s /...&lt;/td&gt;\n",</text:p>
      <text:p text:style-name="P4"><text:s text:c="14"/>" <text:s text:c="5"/>&lt;td&gt;5720&lt;/td&gt;\n",</text:p>
      <text:p text:style-name="P4"><text:s text:c="14"/>" <text:s text:c="5"/>&lt;td&gt;22.95&lt;/td&gt;\n",</text:p>
      <text:p text:style-name="P4"><text:s text:c="14"/>" <text:s text:c="5"/>&lt;td&gt;Stand &amp;amp; Mount&lt;/td&gt;\n",</text:p>
      <text:p text:style-name="P4"><text:s text:c="14"/>" <text:s text:c="5"/>&lt;td&gt;Support&lt;/td&gt;\n",</text:p>
      <text:p text:style-name="P4"><text:s text:c="14"/>" <text:s text:c="3"/>&lt;/tr&gt;\n",</text:p>
      <text:p text:style-name="P4"><text:s text:c="14"/>" <text:s text:c="3"/>&lt;tr&gt;\n",</text:p>
      <text:p text:style-name="P4"><text:s text:c="14"/>" <text:s text:c="5"/>&lt;th&gt;2&lt;/th&gt;\n",</text:p>
      <text:p text:style-name="P4"><text:s text:c="14"/>" <text:s text:c="5"/>&lt;td&gt;1119120&lt;/td&gt;\n",</text:p>
      <text:p text:style-name="P4"><text:s text:c="14"/>" <text:s text:c="5"/>&lt;td&gt;295347&lt;/td&gt;\n",</text:p>
      <text:p text:style-name="P4"><text:s text:c="14"/>" <text:s text:c="5"/>&lt;td&gt;0&lt;/td&gt;\n",</text:p>
      <text:p text:style-name="P4"><text:s text:c="14"/>" <text:s text:c="5"/>&lt;td&gt;1&lt;/td&gt;\n",</text:p>
      <text:p text:style-name="P4"><text:s text:c="14"/>" <text:s text:c="5"/>&lt;td&gt;APP0700&lt;/td&gt;\n",</text:p>
      <text:p text:style-name="P4"><text:s text:c="14"/>" <text:s text:c="5"/>&lt;td&gt;72.19&lt;/td&gt;\n",</text:p>
      <text:p text:style-name="P4"><text:s text:c="14"/>" <text:s text:c="5"/>&lt;td&gt;2017-01-01 01:54:11&lt;/td&gt;\n",</text:p>
      <text:p text:style-name="P4"><text:s text:c="14"/>" <text:s text:c="5"/>&lt;td&gt;72.19&lt;/td&gt;\n",</text:p>
      <text:p text:style-name="P4"><text:s text:c="14"/>" <text:s text:c="5"/>&lt;td&gt;Apple&lt;/td&gt;\n",</text:p>
      <text:p text:style-name="P4"><text:s text:c="14"/>" <text:s text:c="5"/>&lt;td&gt;Apple 85W MagSafe 2 charger MacBook Pro screen...&lt;/td&gt;\n",</text:p>
      <text:p text:style-name="P4"><text:s text:c="14"/>" <text:s text:c="5"/>&lt;td&gt;Apple MagSafe 2 Charger for MacBook Pro 15-inc...&lt;/td&gt;\n",</text:p>
      <text:p text:style-name="P4"><text:s text:c="14"/>" <text:s text:c="5"/>&lt;td&gt;13005399&lt;/td&gt;\n",</text:p>
      <text:p text:style-name="P4"><text:s text:c="14"/>" <text:s text:c="5"/>&lt;td&gt;89.00&lt;/td&gt;\n",</text:p>
      <text:p text:style-name="P4"><text:s text:c="14"/>" <text:s text:c="5"/>&lt;td&gt;Power &amp;amp; Charging&lt;/td&gt;\n",</text:p>
      <text:p text:style-name="P4"><text:s text:c="14"/>" <text:s text:c="5"/>&lt;td&gt;Charger&lt;/td&gt;\n",</text:p>
      <text:p text:style-name="P4"><text:s text:c="14"/>" <text:s text:c="3"/>&lt;/tr&gt;\n",</text:p>
      <text:p text:style-name="P4"><text:s text:c="14"/>" <text:s text:c="3"/>&lt;tr&gt;\n",</text:p>
      <text:p text:style-name="P4"><text:s text:c="14"/>" <text:s text:c="5"/>&lt;th&gt;3&lt;/th&gt;\n",</text:p>
      <text:p text:style-name="P4"><text:s text:c="14"/>" <text:s text:c="5"/>&lt;td&gt;1119126&lt;/td&gt;\n",</text:p>
      <text:p text:style-name="P4"><text:s text:c="14"/>" <text:s text:c="5"/>&lt;td&gt;299549&lt;/td&gt;\n",</text:p>
      <text:p text:style-name="P4"><text:s text:c="14"/>" <text:s text:c="5"/>&lt;td&gt;0&lt;/td&gt;\n",</text:p>
      <text:p text:style-name="P4"><text:s text:c="14"/>" <text:s text:c="5"/>&lt;td&gt;1&lt;/td&gt;\n",</text:p>
      <text:p text:style-name="P4"><text:s text:c="14"/>" <text:s text:c="5"/>&lt;td&gt;PAC0929&lt;/td&gt;\n",</text:p>
      <text:p text:style-name="P4"><text:s text:c="14"/>" <text:s text:c="5"/>&lt;td&gt;2565.99&lt;/td&gt;\n",</text:p>
      <text:p text:style-name="P4"><text:s text:c="14"/>" <text:s text:c="5"/>&lt;td&gt;2017-01-01 02:07:42&lt;/td&gt;\n",</text:p>
      <text:p text:style-name="P4"><text:s text:c="14"/>" <text:s text:c="5"/>&lt;td&gt;2565.99&lt;/td&gt;\n",</text:p>
      <text:p text:style-name="P4"><text:s text:c="14"/>" <text:s text:c="5"/>&lt;td&gt;Pack&lt;/td&gt;\n",</text:p>
      <text:p text:style-name="P4"><text:s text:c="14"/>" <text:s text:c="5"/>&lt;td&gt;Apple iMac 27 \"Core i5 3.2GHz Retina 5K | 32GB...&lt;/td&gt;\n",</text:p>
      <text:p text:style-name="P4"><text:s text:c="14"/>" <text:s text:c="5"/>&lt;td&gt;IMac desktop computer 27 inch Retina 5K RAM 32...&lt;/td&gt;\n",</text:p>
      <text:p text:style-name="P4"><text:soft-page-break/><text:s text:c="14"/>" <text:s text:c="5"/>&lt;td&gt;1282&lt;/td&gt;\n",</text:p>
      <text:p text:style-name="P4"><text:s text:c="14"/>" <text:s text:c="5"/>&lt;td&gt;3209.00&lt;/td&gt;\n",</text:p>
      <text:p text:style-name="P4"><text:s text:c="14"/>" <text:s text:c="5"/>&lt;td&gt;Computers&lt;/td&gt;\n",</text:p>
      <text:p text:style-name="P4"><text:s text:c="14"/>" <text:s text:c="5"/>&lt;td&gt;iMac&lt;/td&gt;\n",</text:p>
      <text:p text:style-name="P4"><text:s text:c="14"/>" <text:s text:c="3"/>&lt;/tr&gt;\n",</text:p>
      <text:p text:style-name="P4"><text:s text:c="14"/>" <text:s text:c="3"/>&lt;tr&gt;\n",</text:p>
      <text:p text:style-name="P4"><text:s text:c="14"/>" <text:s text:c="5"/>&lt;th&gt;4&lt;/th&gt;\n",</text:p>
      <text:p text:style-name="P4"><text:s text:c="14"/>" <text:s text:c="5"/>&lt;td&gt;1119134&lt;/td&gt;\n",</text:p>
      <text:p text:style-name="P4"><text:s text:c="14"/>" <text:s text:c="5"/>&lt;td&gt;299556&lt;/td&gt;\n",</text:p>
      <text:p text:style-name="P4"><text:s text:c="14"/>" <text:s text:c="5"/>&lt;td&gt;0&lt;/td&gt;\n",</text:p>
      <text:p text:style-name="P4"><text:s text:c="14"/>" <text:s text:c="5"/>&lt;td&gt;1&lt;/td&gt;\n",</text:p>
      <text:p text:style-name="P4"><text:s text:c="14"/>" <text:s text:c="5"/>&lt;td&gt;CRU0039-A&lt;/td&gt;\n",</text:p>
      <text:p text:style-name="P4"><text:s text:c="14"/>" <text:s text:c="5"/>&lt;td&gt;60.90&lt;/td&gt;\n",</text:p>
      <text:p text:style-name="P4"><text:s text:c="14"/>" <text:s text:c="5"/>&lt;td&gt;2017-01-01 02:20:14&lt;/td&gt;\n",</text:p>
      <text:p text:style-name="P4"><text:s text:c="14"/>" <text:s text:c="5"/>&lt;td&gt;60.90&lt;/td&gt;\n",</text:p>
      <text:p text:style-name="P4"><text:s text:c="14"/>" <text:s text:c="5"/>&lt;td&gt;Crucial&lt;/td&gt;\n",</text:p>
      <text:p text:style-name="P4"><text:s text:c="14"/>" <text:s text:c="5"/>&lt;td&gt;(Open) Crucial 240GB SSD 7mm BX200&lt;/td&gt;\n",</text:p>
      <text:p text:style-name="P4"><text:s text:c="14"/>" <text:s text:c="5"/>&lt;td&gt;SSD hard drive and high-speed performance with...&lt;/td&gt;\n",</text:p>
      <text:p text:style-name="P4"><text:s text:c="14"/>" <text:s text:c="5"/>&lt;td&gt;1298&lt;/td&gt;\n",</text:p>
      <text:p text:style-name="P4"><text:s text:c="14"/>" <text:s text:c="5"/>&lt;td&gt;76.99&lt;/td&gt;\n",</text:p>
      <text:p text:style-name="P4"><text:s text:c="14"/>" <text:s text:c="5"/>&lt;td&gt;Storage&lt;/td&gt;\n",</text:p>
      <text:p text:style-name="P4"><text:s text:c="14"/>" <text:s text:c="5"/>&lt;td&gt;SSD&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57969&lt;/th&gt;\n",</text:p>
      <text:p text:style-name="P4"><text:s text:c="14"/>" <text:s text:c="5"/>&lt;td&gt;1649447&lt;/td&gt;\n",</text:p>
      <text:p text:style-name="P4"><text:s text:c="14"/>" <text:s text:c="5"/>&lt;td&gt;527035&lt;/td&gt;\n",</text:p>
      <text:p text:style-name="P4"><text:s text:c="14"/>" <text:s text:c="5"/>&lt;td&gt;0&lt;/td&gt;\n",</text:p>
      <text:p text:style-name="P4"><text:s text:c="14"/>" <text:s text:c="5"/>&lt;td&gt;1&lt;/td&gt;\n",</text:p>
      <text:p text:style-name="P4"><text:s text:c="14"/>" <text:s text:c="5"/>&lt;td&gt;APP0698&lt;/td&gt;\n",</text:p>
      <text:p text:style-name="P4"><text:s text:c="14"/>" <text:s text:c="5"/>&lt;td&gt;9.99&lt;/td&gt;\n",</text:p>
      <text:p text:style-name="P4"><text:soft-page-break/><text:s text:c="14"/>" <text:s text:c="5"/>&lt;td&gt;2018-03-14 11:42:41&lt;/td&gt;\n",</text:p>
      <text:p text:style-name="P4"><text:s text:c="14"/>" <text:s text:c="5"/>&lt;td&gt;9.99&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3"/>&lt;/tr&gt;\n",</text:p>
      <text:p text:style-name="P4"><text:s text:c="14"/>" <text:s text:c="3"/>&lt;tr&gt;\n",</text:p>
      <text:p text:style-name="P4"><text:s text:c="14"/>" <text:s text:c="5"/>&lt;th&gt;57970&lt;/th&gt;\n",</text:p>
      <text:p text:style-name="P4"><text:s text:c="14"/>" <text:s text:c="5"/>&lt;td&gt;1649512&lt;/td&gt;\n",</text:p>
      <text:p text:style-name="P4"><text:s text:c="14"/>" <text:s text:c="5"/>&lt;td&gt;527070&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1:49:01&lt;/td&gt;\n",</text:p>
      <text:p text:style-name="P4"><text:s text:c="14"/>" <text:s text:c="5"/>&lt;td&gt;19.98&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3"/>&lt;/tr&gt;\n",</text:p>
      <text:p text:style-name="P4"><text:s text:c="14"/>" <text:s text:c="3"/>&lt;tr&gt;\n",</text:p>
      <text:p text:style-name="P4"><text:s text:c="14"/>" <text:s text:c="5"/>&lt;th&gt;57971&lt;/th&gt;\n",</text:p>
      <text:p text:style-name="P4"><text:s text:c="14"/>" <text:s text:c="5"/>&lt;td&gt;1649522&lt;/td&gt;\n",</text:p>
      <text:p text:style-name="P4"><text:s text:c="14"/>" <text:s text:c="5"/>&lt;td&gt;527074&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1:49:36&lt;/td&gt;\n",</text:p>
      <text:p text:style-name="P4"><text:s text:c="14"/>" <text:s text:c="5"/>&lt;td&gt;19.98&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3"/>&lt;/tr&gt;\n",</text:p>
      <text:p text:style-name="P4"><text:s text:c="14"/>" <text:s text:c="3"/>&lt;tr&gt;\n",</text:p>
      <text:p text:style-name="P4"><text:s text:c="14"/>" <text:s text:c="5"/>&lt;th&gt;57972&lt;/th&gt;\n",</text:p>
      <text:p text:style-name="P4"><text:s text:c="14"/>" <text:s text:c="5"/>&lt;td&gt;1649565&lt;/td&gt;\n",</text:p>
      <text:p text:style-name="P4"><text:soft-page-break/><text:s text:c="14"/>" <text:s text:c="5"/>&lt;td&gt;527096&lt;/td&gt;\n",</text:p>
      <text:p text:style-name="P4"><text:s text:c="14"/>" <text:s text:c="5"/>&lt;td&gt;0&lt;/td&gt;\n",</text:p>
      <text:p text:style-name="P4"><text:s text:c="14"/>" <text:s text:c="5"/>&lt;td&gt;3&lt;/td&gt;\n",</text:p>
      <text:p text:style-name="P4"><text:s text:c="14"/>" <text:s text:c="5"/>&lt;td&gt;APP0698&lt;/td&gt;\n",</text:p>
      <text:p text:style-name="P4"><text:s text:c="14"/>" <text:s text:c="5"/>&lt;td&gt;9.99&lt;/td&gt;\n",</text:p>
      <text:p text:style-name="P4"><text:s text:c="14"/>" <text:s text:c="5"/>&lt;td&gt;2018-03-14 11:54:35&lt;/td&gt;\n",</text:p>
      <text:p text:style-name="P4"><text:s text:c="14"/>" <text:s text:c="5"/>&lt;td&gt;29.97&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3"/>&lt;/tr&gt;\n",</text:p>
      <text:p text:style-name="P4"><text:s text:c="14"/>" <text:s text:c="3"/>&lt;tr&gt;\n",</text:p>
      <text:p text:style-name="P4"><text:s text:c="14"/>" <text:s text:c="5"/>&lt;th&gt;57973&lt;/th&gt;\n",</text:p>
      <text:p text:style-name="P4"><text:s text:c="14"/>" <text:s text:c="5"/>&lt;td&gt;1649593&lt;/td&gt;\n",</text:p>
      <text:p text:style-name="P4"><text:s text:c="14"/>" <text:s text:c="5"/>&lt;td&gt;527112&lt;/td&gt;\n",</text:p>
      <text:p text:style-name="P4"><text:s text:c="14"/>" <text:s text:c="5"/>&lt;td&gt;0&lt;/td&gt;\n",</text:p>
      <text:p text:style-name="P4"><text:s text:c="14"/>" <text:s text:c="5"/>&lt;td&gt;1&lt;/td&gt;\n",</text:p>
      <text:p text:style-name="P4"><text:s text:c="14"/>" <text:s text:c="5"/>&lt;td&gt;APP0698&lt;/td&gt;\n",</text:p>
      <text:p text:style-name="P4"><text:s text:c="14"/>" <text:s text:c="5"/>&lt;td&gt;9.99&lt;/td&gt;\n",</text:p>
      <text:p text:style-name="P4"><text:s text:c="14"/>" <text:s text:c="5"/>&lt;td&gt;2018-03-14 11:58:13&lt;/td&gt;\n",</text:p>
      <text:p text:style-name="P4"><text:s text:c="14"/>" <text:s text:c="5"/>&lt;td&gt;9.99&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3"/>&lt;/tr&gt;\n",</text:p>
      <text:p text:style-name="P4"><text:s text:c="14"/>" <text:s/>&lt;/tbody&gt;\n",</text:p>
      <text:p text:style-name="P4"><text:s text:c="14"/>"&lt;/table&gt;\n",</text:p>
      <text:p text:style-name="P4"><text:s text:c="14"/>"&lt;p&gt;57974 rows × 15 columns&lt;/p&gt;\n",</text:p>
      <text:p text:style-name="P4"><text:s text:c="14"/>"&lt;/div&gt;"</text:p>
      <text:p text:style-name="P4"><text:s text:c="12"/>],</text:p>
      <text:p text:style-name="P4"><text:s text:c="12"/>"text/plain": [</text:p>
      <text:p text:style-name="P4"><text:s text:c="14"/>" <text:s text:c="11"/>id <text:s/>id_order <text:s/>product_id <text:s/>product_quantity <text:s text:c="7"/>sku <text:s/>unit_price <text:s/>\\\n",</text:p>
      <text:p text:style-name="P4"><text:s text:c="14"/>"0 <text:s text:c="5"/>1119116 <text:s text:c="3"/>299545 <text:s text:c="10"/>0 <text:s text:c="16"/>1 <text:s text:c="3"/>OWC0100 <text:s text:c="6"/>47.49 <text:s text:c="2"/>\n",</text:p>
      <text:p text:style-name="P4"><text:s text:c="14"/>"1 <text:s text:c="5"/>1119119 <text:s text:c="3"/>299546 <text:s text:c="10"/>0 <text:s text:c="16"/>1 <text:s text:c="3"/>IOT0014 <text:s text:c="6"/>18.99 <text:s text:c="2"/>\n",</text:p>
      <text:p text:style-name="P4"><text:s text:c="14"/>"2 <text:s text:c="5"/>1119120 <text:s text:c="3"/>295347 <text:s text:c="10"/>0 <text:s text:c="16"/>1 <text:s text:c="3"/>APP0700 <text:s text:c="6"/>72.19 <text:s text:c="2"/>\n",</text:p>
      <text:p text:style-name="P4"><text:s text:c="14"/>"3 <text:s text:c="5"/>1119126 <text:s text:c="3"/>299549 <text:s text:c="10"/>0 <text:s text:c="16"/>1 <text:s text:c="3"/>PAC0929 <text:s text:c="4"/>2565.99 <text:s text:c="2"/>\n",</text:p>
      <text:p text:style-name="P4"><text:s text:c="14"/>"4 <text:s text:c="5"/>1119134 <text:s text:c="3"/>299556 <text:s text:c="10"/>0 <text:s text:c="16"/>1 <text:s/>CRU0039-A <text:s text:c="6"/>60.90 <text:s text:c="2"/>\n",</text:p>
      <text:p text:style-name="P4"><text:s text:c="14"/>"... <text:s text:c="7"/>... <text:s text:c="6"/>... <text:s text:c="8"/>... <text:s text:c="14"/>... <text:s text:c="7"/>... <text:s text:c="8"/>... <text:s text:c="2"/>\n",</text:p>
      <text:p text:style-name="P4"><text:s text:c="14"/>"57969 <text:s/>1649447 <text:s text:c="3"/>527035 <text:s text:c="10"/>0 <text:s text:c="16"/>1 <text:s text:c="3"/>APP0698 <text:s text:c="7"/>9.99 <text:s text:c="2"/>\n",</text:p>
      <text:p text:style-name="P4"><text:s text:c="14"/>"57970 <text:s/>1649512 <text:s text:c="3"/>527070 <text:s text:c="10"/>0 <text:s text:c="16"/>2 <text:s text:c="3"/>APP0698 <text:s text:c="7"/>9.99 <text:s text:c="2"/>\n",</text:p>
      <text:p text:style-name="P4"><text:s text:c="14"/>"57971 <text:s/>1649522 <text:s text:c="3"/>527074 <text:s text:c="10"/>0 <text:s text:c="16"/>2 <text:s text:c="3"/>APP0698 <text:s text:c="7"/>9.99 <text:s text:c="2"/>\n",</text:p>
      <text:p text:style-name="P4"><text:soft-page-break/><text:s text:c="14"/>"57972 <text:s/>1649565 <text:s text:c="3"/>527096 <text:s text:c="10"/>0 <text:s text:c="16"/>3 <text:s text:c="3"/>APP0698 <text:s text:c="7"/>9.99 <text:s text:c="2"/>\n",</text:p>
      <text:p text:style-name="P4"><text:s text:c="14"/>"57973 <text:s/>1649593 <text:s text:c="3"/>527112 <text:s text:c="10"/>0 <text:s text:c="16"/>1 <text:s text:c="3"/>APP0698 <text:s text:c="7"/>9.99 <text:s text:c="2"/>\n",</text:p>
      <text:p text:style-name="P4"><text:s text:c="14"/>"\n",</text:p>
      <text:p text:style-name="P4"><text:s text:c="14"/>" <text:s text:c="21"/>date <text:s/>unit_price_total <text:s text:c="3"/>brand <text:s/>\\\n",</text:p>
      <text:p text:style-name="P4"><text:s text:c="14"/>"0 <text:s text:c="5"/>2017-01-01 01:46:16 <text:s text:c="12"/>47.49 <text:s text:c="5"/>OWC <text:s text:c="2"/>\n",</text:p>
      <text:p text:style-name="P4"><text:s text:c="14"/>"1 <text:s text:c="5"/>2017-01-01 01:50:34 <text:s text:c="12"/>18.99 <text:s text:c="2"/>iOttie <text:s text:c="2"/>\n",</text:p>
      <text:p text:style-name="P4"><text:s text:c="14"/>"2 <text:s text:c="5"/>2017-01-01 01:54:11 <text:s text:c="12"/>72.19 <text:s text:c="3"/>Apple <text:s text:c="2"/>\n",</text:p>
      <text:p text:style-name="P4"><text:s text:c="14"/>"3 <text:s text:c="5"/>2017-01-01 02:07:42 <text:s text:c="10"/>2565.99 <text:s text:c="4"/>Pack <text:s text:c="2"/>\n",</text:p>
      <text:p text:style-name="P4"><text:s text:c="14"/>"4 <text:s text:c="5"/>2017-01-01 02:20:14 <text:s text:c="12"/>60.90 <text:s/>Crucial <text:s text:c="2"/>\n",</text:p>
      <text:p text:style-name="P4"><text:s text:c="14"/>"... <text:s text:c="19"/>... <text:s text:c="14"/>... <text:s text:c="5"/>... <text:s text:c="2"/>\n",</text:p>
      <text:p text:style-name="P4"><text:s text:c="14"/>"57969 <text:s/>2018-03-14 11:42:41 <text:s text:c="13"/>9.99 <text:s text:c="3"/>Apple <text:s text:c="2"/>\n",</text:p>
      <text:p text:style-name="P4"><text:s text:c="14"/>"57970 <text:s/>2018-03-14 11:49:01 <text:s text:c="12"/>19.98 <text:s text:c="3"/>Apple <text:s text:c="2"/>\n",</text:p>
      <text:p text:style-name="P4"><text:s text:c="14"/>"57971 <text:s/>2018-03-14 11:49:36 <text:s text:c="12"/>19.98 <text:s text:c="3"/>Apple <text:s text:c="2"/>\n",</text:p>
      <text:p text:style-name="P4"><text:s text:c="14"/>"57972 <text:s/>2018-03-14 11:54:35 <text:s text:c="12"/>29.97 <text:s text:c="3"/>Apple <text:s text:c="2"/>\n",</text:p>
      <text:p text:style-name="P4"><text:s text:c="14"/>"57973 <text:s/>2018-03-14 11:58:13 <text:s text:c="13"/>9.99 <text:s text:c="3"/>Apple <text:s text:c="2"/>\n",</text:p>
      <text:p text:style-name="P4"><text:s text:c="14"/>"\n",</text:p>
      <text:p text:style-name="P4"><text:s text:c="14"/>" <text:s text:c="51"/>name <text:s/>\\\n",</text:p>
      <text:p text:style-name="P4"><text:s text:c="14"/>"0 <text:s text:c="5"/>OWC In-line Digital Temperature Sensor Kit HDD... <text:s text:c="2"/>\n",</text:p>
      <text:p text:style-name="P4"><text:s text:c="14"/>"1 <text:s text:c="18"/>iOttie Easy View 2 Car Black Support <text:s text:c="2"/>\n",</text:p>
      <text:p text:style-name="P4"><text:s text:c="14"/>"2 <text:s text:c="5"/>Apple 85W MagSafe 2 charger MacBook Pro screen... <text:s text:c="2"/>\n",</text:p>
      <text:p text:style-name="P4"><text:s text:c="14"/>"3 <text:s text:c="5"/>Apple iMac 27 \"Core i5 3.2GHz Retina 5K | 32GB... <text:s text:c="2"/>\n",</text:p>
      <text:p text:style-name="P4"><text:s text:c="14"/>"4 <text:s text:c="20"/>(Open) Crucial 240GB SSD 7mm BX200 <text:s text:c="2"/>\n",</text:p>
      <text:p text:style-name="P4"><text:s text:c="14"/>"... <text:s text:c="49"/>... <text:s text:c="2"/>\n",</text:p>
      <text:p text:style-name="P4"><text:s text:c="14"/>"57969 <text:s/>Apple Lightning Cable Connector to USB 1m Whit... <text:s text:c="2"/>\n",</text:p>
      <text:p text:style-name="P4"><text:s text:c="14"/>"57970 <text:s/>Apple Lightning Cable Connector to USB 1m Whit... <text:s text:c="2"/>\n",</text:p>
      <text:p text:style-name="P4"><text:s text:c="14"/>"57971 <text:s/>Apple Lightning Cable Connector to USB 1m Whit... <text:s text:c="2"/>\n",</text:p>
      <text:p text:style-name="P4"><text:s text:c="14"/>"57972 <text:s/>Apple Lightning Cable Connector to USB 1m Whit... <text:s text:c="2"/>\n",</text:p>
      <text:p text:style-name="P4"><text:s text:c="14"/>"57973 <text:s/>Apple Lightning Cable Connector to USB 1m Whit... <text:s text:c="2"/>\n",</text:p>
      <text:p text:style-name="P4"><text:s text:c="14"/>"\n",</text:p>
      <text:p text:style-name="P4"><text:s text:c="14"/>" <text:s text:c="51"/>desc <text:s text:c="5"/>type <text:s text:c="3"/>price <text:s/>\\\n",</text:p>
      <text:p text:style-name="P4"><text:s text:c="14"/>"0 <text:s text:c="5"/>Kit temperature sensor for HDD iMac 21 inch an... <text:s/>12755395 <text:s text:c="3"/>60.99 <text:s text:c="2"/>\n",</text:p>
      <text:p text:style-name="P4"><text:s text:c="14"/>"1 <text:s text:c="5"/>IPhone car holder 7 plus / 7/6 Plus / 6 / 5s /... <text:s text:c="5"/>5720 <text:s text:c="3"/>22.95 <text:s text:c="2"/>\n",</text:p>
      <text:p text:style-name="P4"><text:s text:c="14"/>"2 <text:s text:c="5"/>Apple MagSafe 2 Charger for MacBook Pro 15-inc... <text:s/>13005399 <text:s text:c="3"/>89.00 <text:s text:c="2"/>\n",</text:p>
      <text:p text:style-name="P4"><text:s text:c="14"/>"3 <text:s text:c="5"/>IMac desktop computer 27 inch Retina 5K RAM 32... <text:s text:c="5"/>1282 <text:s/>3209.00 <text:s text:c="2"/>\n",</text:p>
      <text:p text:style-name="P4"><text:s text:c="14"/>"4 <text:s text:c="5"/>SSD hard drive and high-speed performance with... <text:s text:c="5"/>1298 <text:s text:c="3"/>76.99 <text:s text:c="2"/>\n",</text:p>
      <text:p text:style-name="P4"><text:s text:c="14"/>"... <text:s text:c="49"/>... <text:s text:c="6"/>... <text:s text:c="5"/>... <text:s text:c="2"/>\n",</text:p>
      <text:p text:style-name="P4"><text:s text:c="14"/>"57969 <text:s/>Apple Lightning USB Cable 1 meter to charge an... <text:s text:c="5"/>1230 <text:s text:c="3"/>25.00 <text:s text:c="2"/>\n",</text:p>
      <text:p text:style-name="P4"><text:s text:c="14"/>"57970 <text:s/>Apple Lightning USB Cable 1 meter to charge an... <text:s text:c="5"/>1230 <text:s text:c="3"/>25.00 <text:s text:c="2"/>\n",</text:p>
      <text:p text:style-name="P4"><text:s text:c="14"/>"57971 <text:s/>Apple Lightning USB Cable 1 meter to charge an... <text:s text:c="5"/>1230 <text:s text:c="3"/>25.00 <text:s text:c="2"/>\n",</text:p>
      <text:p text:style-name="P4"><text:s text:c="14"/>"57972 <text:s/>Apple Lightning USB Cable 1 meter to charge an... <text:s text:c="5"/>1230 <text:s text:c="3"/>25.00 <text:s text:c="2"/>\n",</text:p>
      <text:p text:style-name="P4"><text:s text:c="14"/>"57973 <text:s/>Apple Lightning USB Cable 1 meter to charge an... <text:s text:c="5"/>1230 <text:s text:c="3"/>25.00 <text:s text:c="2"/>\n",</text:p>
      <text:p text:style-name="P4"><text:s text:c="14"/>"\n",</text:p>
      <text:p text:style-name="P4"><text:s text:c="14"/>" <text:s text:c="15"/>category <text:s text:c="9"/>subcategory <text:s/>\n",</text:p>
      <text:p text:style-name="P4"><text:s text:c="14"/>"0 <text:s text:c="8"/>Tools &amp; Repair <text:s text:c="4"/>Replacement Part <text:s/>\n",</text:p>
      <text:p text:style-name="P4"><text:s text:c="14"/>"1 <text:s text:c="9"/>Stand &amp; Mount <text:s text:c="13"/>Support <text:s/>\n",</text:p>
      <text:p text:style-name="P4"><text:s text:c="14"/>"2 <text:s text:c="6"/>Power &amp; Charging <text:s text:c="13"/>Charger <text:s/>\n",</text:p>
      <text:p text:style-name="P4"><text:s text:c="14"/>"3 <text:s text:c="13"/>Computers <text:s text:c="16"/>iMac <text:s/>\n",</text:p>
      <text:p text:style-name="P4"><text:s text:c="14"/>"4 <text:s text:c="15"/>Storage <text:s text:c="17"/>SSD <text:s/>\n",</text:p>
      <text:p text:style-name="P4"><text:s text:c="14"/>"... <text:s text:c="17"/>... <text:s text:c="17"/>... <text:s/>\n",</text:p>
      <text:p text:style-name="P4"><text:soft-page-break/><text:s text:c="14"/>"57969 <text:s/>Cables &amp; Adapters <text:s/>Lightning USB Cable <text:s/>\n",</text:p>
      <text:p text:style-name="P4"><text:s text:c="14"/>"57970 <text:s/>Cables &amp; Adapters <text:s/>Lightning USB Cable <text:s/>\n",</text:p>
      <text:p text:style-name="P4"><text:s text:c="14"/>"57971 <text:s/>Cables &amp; Adapters <text:s/>Lightning USB Cable <text:s/>\n",</text:p>
      <text:p text:style-name="P4"><text:s text:c="14"/>"57972 <text:s/>Cables &amp; Adapters <text:s/>Lightning USB Cable <text:s/>\n",</text:p>
      <text:p text:style-name="P4"><text:s text:c="14"/>"57973 <text:s/>Cables &amp; Adapters <text:s/>Lightning USB Cable <text:s/>\n",</text:p>
      <text:p text:style-name="P4"><text:s text:c="14"/>"\n",</text:p>
      <text:p text:style-name="P4"><text:s text:c="14"/>"[57974 rows x 15 columns]"</text:p>
      <text:p text:style-name="P4"><text:s text:c="12"/>]</text:p>
      <text:p text:style-name="P4"><text:s text:c="10"/>},</text:p>
      <text:p text:style-name="P4"><text:s text:c="10"/>"execution_count": 20,</text:p>
      <text:p text:style-name="P4"><text:s text:c="10"/>"metadata": {},</text:p>
      <text:p text:style-name="P4"><text:s text:c="10"/>"output_type": "execute_result"</text:p>
      <text:p text:style-name="P4"><text:s text:c="8"/>}</text:p>
      <text:p text:style-name="P4"><text:s text:c="6"/>],</text:p>
      <text:p text:style-name="P4"><text:s text:c="6"/>"source": [</text:p>
      <text:p text:style-name="P4"><text:s text:c="8"/>"# Merge the orderlines_qc_df and products_qc_df\n",</text:p>
      <text:p text:style-name="P4"><text:s text:c="8"/>"orderlines_product_merged_df = orderlines_qc_df.merge(products_qc_category_df, on='sku', how='left')\n",</text:p>
      <text:p text:style-name="P4"><text:s text:c="8"/>"\n",</text:p>
      <text:p text:style-name="P4"><text:s text:c="8"/>"orderlines_product_merged_df"</text:p>
      <text:p text:style-name="P4"><text:s text:c="6"/>]</text:p>
      <text:p text:style-name="P4"><text:s text:c="4"/>},</text:p>
      <text:p text:style-name="P4"><text:s text:c="4"/>{</text:p>
      <text:p text:style-name="P4"><text:s text:c="6"/>"cell_type": "code",</text:p>
      <text:p text:style-name="P4"><text:s text:c="6"/>"execution_count": 21,</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oft-page-break/><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float64",</text:p>
      <text:p text:style-name="P4"><text:s text:c="18"/>"type": "float"</text:p>
      <text:p text:style-name="P4"><text:s text:c="16"/>},</text:p>
      <text:p text:style-name="P4"><text:s text:c="16"/>{</text:p>
      <text:p text:style-name="P4"><text:s text:c="18"/>"name": "date",</text:p>
      <text:p text:style-name="P4"><text:s text:c="18"/>"rawType": "object",</text:p>
      <text:p text:style-name="P4"><text:s text:c="18"/>"type": "string"</text:p>
      <text:p text:style-name="P4"><text:s text:c="16"/>},</text:p>
      <text:p text:style-name="P4"><text:s text:c="16"/>{</text:p>
      <text:p text:style-name="P4"><text:s text:c="18"/>"name": "unit_price_total",</text:p>
      <text:p text:style-name="P4"><text:s text:c="18"/>"rawType": "float64",</text:p>
      <text:p text:style-name="P4"><text:s text:c="18"/>"type": "float"</text:p>
      <text:p text:style-name="P4"><text:s text:c="16"/>},</text:p>
      <text:p text:style-name="P4"><text:s text:c="16"/>{</text:p>
      <text:p text:style-name="P4"><text:s text:c="18"/>"name": "brand",</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string"</text:p>
      <text:p text:style-name="P4"><text:s text:c="16"/>},</text:p>
      <text:p text:style-name="P4"><text:s text:c="16"/>{</text:p>
      <text:p text:style-name="P4"><text:s text:c="18"/>"name": "type",</text:p>
      <text:p text:style-name="P4"><text:s text:c="18"/>"rawType": "object",</text:p>
      <text:p text:style-name="P4"><text:s text:c="18"/>"type": "string"</text:p>
      <text:p text:style-name="P4"><text:s text:c="16"/>},</text:p>
      <text:p text:style-name="P4"><text:s text:c="16"/>{</text:p>
      <text:p text:style-name="P4"><text:s text:c="18"/>"name": "price",</text:p>
      <text:p text:style-name="P4"><text:soft-page-break/><text:s text:c="18"/>"rawType": "float64",</text:p>
      <text:p text:style-name="P4"><text:s text:c="18"/>"type": "float"</text:p>
      <text:p text:style-name="P4"><text:s text:c="16"/>},</text:p>
      <text:p text:style-name="P4"><text:s text:c="16"/>{</text:p>
      <text:p text:style-name="P4"><text:s text:c="18"/>"name": "category",</text:p>
      <text:p text:style-name="P4"><text:s text:c="18"/>"rawType": "string",</text:p>
      <text:p text:style-name="P4"><text:s text:c="18"/>"type": "string"</text:p>
      <text:p text:style-name="P4"><text:s text:c="16"/>},</text:p>
      <text:p text:style-name="P4"><text:s text:c="16"/>{</text:p>
      <text:p text:style-name="P4"><text:s text:c="18"/>"name": "subcategory",</text:p>
      <text:p text:style-name="P4"><text:s text:c="18"/>"rawType": "object",</text:p>
      <text:p text:style-name="P4"><text:s text:c="18"/>"type": "string"</text:p>
      <text:p text:style-name="P4"><text:s text:c="16"/>},</text:p>
      <text:p text:style-name="P4"><text:s text:c="16"/>{</text:p>
      <text:p text:style-name="P4"><text:s text:c="18"/>"name": "discount",</text:p>
      <text:p text:style-name="P4"><text:s text:c="18"/>"rawType": "float64",</text:p>
      <text:p text:style-name="P4"><text:s text:c="18"/>"type": "float"</text:p>
      <text:p text:style-name="P4"><text:s text:c="16"/>}</text:p>
      <text:p text:style-name="P4"><text:s text:c="14"/>],</text:p>
      <text:p text:style-name="P4"><text:s text:c="14"/>"ref": "7c0cd4cd-1cb6-4440-b0b5-4e308ef13a05",</text:p>
      <text:p text:style-name="P4"><text:s text:c="14"/>"rows": [</text:p>
      <text:p text:style-name="P4"><text:s text:c="16"/>[</text:p>
      <text:p text:style-name="P4"><text:s text:c="18"/>"0",</text:p>
      <text:p text:style-name="P4"><text:s text:c="18"/>"1119116",</text:p>
      <text:p text:style-name="P4"><text:s text:c="18"/>"299545",</text:p>
      <text:p text:style-name="P4"><text:s text:c="18"/>"0",</text:p>
      <text:p text:style-name="P4"><text:s text:c="18"/>"1",</text:p>
      <text:p text:style-name="P4"><text:s text:c="18"/>"OWC0100",</text:p>
      <text:p text:style-name="P4"><text:s text:c="18"/>"47.49",</text:p>
      <text:p text:style-name="P4"><text:s text:c="18"/>"2017-01-01 01:46:16",</text:p>
      <text:p text:style-name="P4"><text:s text:c="18"/>"47.49",</text:p>
      <text:p text:style-name="P4"><text:s text:c="18"/>"OWC",</text:p>
      <text:p text:style-name="P4"><text:s text:c="18"/>"OWC In-line Digital Temperature Sensor Kit HDD iMac 2011",</text:p>
      <text:p text:style-name="P4"><text:s text:c="18"/>"Kit temperature sensor for HDD iMac 21 inch and 27 inch 2011.",</text:p>
      <text:p text:style-name="P4"><text:s text:c="18"/>"12755395",</text:p>
      <text:p text:style-name="P4"><text:s text:c="18"/>"60.99",</text:p>
      <text:p text:style-name="P4"><text:s text:c="18"/>"Tools &amp; Repair",</text:p>
      <text:p text:style-name="P4"><text:s text:c="18"/>"Replacement Part",</text:p>
      <text:p text:style-name="P4"><text:s text:c="18"/>"13.5"</text:p>
      <text:p text:style-name="P4"><text:s text:c="16"/>],</text:p>
      <text:p text:style-name="P4"><text:s text:c="16"/>[</text:p>
      <text:p text:style-name="P4"><text:s text:c="18"/>"1",</text:p>
      <text:p text:style-name="P4"><text:s text:c="18"/>"1119119",</text:p>
      <text:p text:style-name="P4"><text:s text:c="18"/>"299546",</text:p>
      <text:p text:style-name="P4"><text:s text:c="18"/>"0",</text:p>
      <text:p text:style-name="P4"><text:s text:c="18"/>"1",</text:p>
      <text:p text:style-name="P4"><text:s text:c="18"/>"IOT0014",</text:p>
      <text:p text:style-name="P4"><text:s text:c="18"/>"18.99",</text:p>
      <text:p text:style-name="P4"><text:s text:c="18"/>"2017-01-01 01:50:34",</text:p>
      <text:p text:style-name="P4"><text:soft-page-break/><text:s text:c="18"/>"18.99",</text:p>
      <text:p text:style-name="P4"><text:s text:c="18"/>"iOttie",</text:p>
      <text:p text:style-name="P4"><text:s text:c="18"/>"iOttie Easy View 2 Car Black Support",</text:p>
      <text:p text:style-name="P4"><text:s text:c="18"/>"IPhone car holder 7 plus / 7/6 Plus / 6 / 5s / 5c / 4S",</text:p>
      <text:p text:style-name="P4"><text:s text:c="18"/>"5720",</text:p>
      <text:p text:style-name="P4"><text:s text:c="18"/>"22.95",</text:p>
      <text:p text:style-name="P4"><text:s text:c="18"/>"Stand &amp; Mount",</text:p>
      <text:p text:style-name="P4"><text:s text:c="18"/>"Support",</text:p>
      <text:p text:style-name="P4"><text:s text:c="18"/>"3.960000000000001"</text:p>
      <text:p text:style-name="P4"><text:s text:c="16"/>],</text:p>
      <text:p text:style-name="P4"><text:s text:c="16"/>[</text:p>
      <text:p text:style-name="P4"><text:s text:c="18"/>"2",</text:p>
      <text:p text:style-name="P4"><text:s text:c="18"/>"1119120",</text:p>
      <text:p text:style-name="P4"><text:s text:c="18"/>"295347",</text:p>
      <text:p text:style-name="P4"><text:s text:c="18"/>"0",</text:p>
      <text:p text:style-name="P4"><text:s text:c="18"/>"1",</text:p>
      <text:p text:style-name="P4"><text:s text:c="18"/>"APP0700",</text:p>
      <text:p text:style-name="P4"><text:s text:c="18"/>"72.19",</text:p>
      <text:p text:style-name="P4"><text:s text:c="18"/>"2017-01-01 01:54:11",</text:p>
      <text:p text:style-name="P4"><text:s text:c="18"/>"72.19",</text:p>
      <text:p text:style-name="P4"><text:s text:c="18"/>"Apple",</text:p>
      <text:p text:style-name="P4"><text:s text:c="18"/>"Apple 85W MagSafe 2 charger MacBook Pro screen Retina 15 \"(OEM)",</text:p>
      <text:p text:style-name="P4"><text:s text:c="18"/>"Apple MagSafe 2 Charger for MacBook Pro 15-inch Retina 85W unboxed",</text:p>
      <text:p text:style-name="P4"><text:s text:c="18"/>"13005399",</text:p>
      <text:p text:style-name="P4"><text:s text:c="18"/>"89.0",</text:p>
      <text:p text:style-name="P4"><text:s text:c="18"/>"Power &amp; Charging",</text:p>
      <text:p text:style-name="P4"><text:s text:c="18"/>"Charger",</text:p>
      <text:p text:style-name="P4"><text:s text:c="18"/>"16.810000000000002"</text:p>
      <text:p text:style-name="P4"><text:s text:c="16"/>],</text:p>
      <text:p text:style-name="P4"><text:s text:c="16"/>[</text:p>
      <text:p text:style-name="P4"><text:s text:c="18"/>"3",</text:p>
      <text:p text:style-name="P4"><text:s text:c="18"/>"1119126",</text:p>
      <text:p text:style-name="P4"><text:s text:c="18"/>"299549",</text:p>
      <text:p text:style-name="P4"><text:s text:c="18"/>"0",</text:p>
      <text:p text:style-name="P4"><text:s text:c="18"/>"1",</text:p>
      <text:p text:style-name="P4"><text:s text:c="18"/>"PAC0929",</text:p>
      <text:p text:style-name="P4"><text:s text:c="18"/>"2565.99",</text:p>
      <text:p text:style-name="P4"><text:s text:c="18"/>"2017-01-01 02:07:42",</text:p>
      <text:p text:style-name="P4"><text:s text:c="18"/>"2565.99",</text:p>
      <text:p text:style-name="P4"><text:s text:c="18"/>"Pack",</text:p>
      <text:p text:style-name="P4"><text:s text:c="18"/>"Apple iMac 27 \"Core i5 3.2GHz Retina 5K | 32GB | 2TB Drive Fusion",</text:p>
      <text:p text:style-name="P4"><text:s text:c="18"/>"IMac desktop computer 27 inch Retina 5K RAM 32GB 2TB Drive Fusion (MK462Y / A).",</text:p>
      <text:p text:style-name="P4"><text:s text:c="18"/>"1282",</text:p>
      <text:p text:style-name="P4"><text:s text:c="18"/>"3209.0",</text:p>
      <text:p text:style-name="P4"><text:s text:c="18"/>"Computers",</text:p>
      <text:p text:style-name="P4"><text:s text:c="18"/>"iMac",</text:p>
      <text:p text:style-name="P4"><text:s text:c="18"/>"643.0100000000002"</text:p>
      <text:p text:style-name="P4"><text:s text:c="16"/>],</text:p>
      <text:p text:style-name="P4"><text:soft-page-break/><text:s text:c="16"/>[</text:p>
      <text:p text:style-name="P4"><text:s text:c="18"/>"4",</text:p>
      <text:p text:style-name="P4"><text:s text:c="18"/>"1119134",</text:p>
      <text:p text:style-name="P4"><text:s text:c="18"/>"299556",</text:p>
      <text:p text:style-name="P4"><text:s text:c="18"/>"0",</text:p>
      <text:p text:style-name="P4"><text:s text:c="18"/>"1",</text:p>
      <text:p text:style-name="P4"><text:s text:c="18"/>"CRU0039-A",</text:p>
      <text:p text:style-name="P4"><text:s text:c="18"/>"60.9",</text:p>
      <text:p text:style-name="P4"><text:s text:c="18"/>"2017-01-01 02:20:14",</text:p>
      <text:p text:style-name="P4"><text:s text:c="18"/>"60.9",</text:p>
      <text:p text:style-name="P4"><text:s text:c="18"/>"Crucial",</text:p>
      <text:p text:style-name="P4"><text:s text:c="18"/>"(Open) Crucial 240GB SSD 7mm BX200",</text:p>
      <text:p text:style-name="P4"><text:s text:c="18"/>"SSD hard drive and high-speed performance with 555MB for Mac and PC.",</text:p>
      <text:p text:style-name="P4"><text:s text:c="18"/>"1298",</text:p>
      <text:p text:style-name="P4"><text:s text:c="18"/>"76.99",</text:p>
      <text:p text:style-name="P4"><text:s text:c="18"/>"Storage",</text:p>
      <text:p text:style-name="P4"><text:s text:c="18"/>"SSD",</text:p>
      <text:p text:style-name="P4"><text:s text:c="18"/>"16.089999999999996"</text:p>
      <text:p text:style-name="P4"><text:s text:c="16"/>],</text:p>
      <text:p text:style-name="P4"><text:s text:c="16"/>[</text:p>
      <text:p text:style-name="P4"><text:s text:c="18"/>"5",</text:p>
      <text:p text:style-name="P4"><text:s text:c="18"/>"1119145",</text:p>
      <text:p text:style-name="P4"><text:s text:c="18"/>"299561",</text:p>
      <text:p text:style-name="P4"><text:s text:c="18"/>"0",</text:p>
      <text:p text:style-name="P4"><text:s text:c="18"/>"1",</text:p>
      <text:p text:style-name="P4"><text:s text:c="18"/>"PEB0015",</text:p>
      <text:p text:style-name="P4"><text:s text:c="18"/>"142.49",</text:p>
      <text:p text:style-name="P4"><text:s text:c="18"/>"2017-01-01 02:38:50",</text:p>
      <text:p text:style-name="P4"><text:s text:c="18"/>"142.49",</text:p>
      <text:p text:style-name="P4"><text:s text:c="18"/>"Pebble",</text:p>
      <text:p text:style-name="P4"><text:s text:c="18"/>"Pebble Smartwatch Time Steel Black",</text:p>
      <text:p text:style-name="P4"><text:s text:c="18"/>"Bluetooth Smart Watch with steel case leather strap color display compatible with iPhone",</text:p>
      <text:p text:style-name="P4"><text:s text:c="18"/>"11905404",</text:p>
      <text:p text:style-name="P4"><text:s text:c="18"/>"299.99",</text:p>
      <text:p text:style-name="P4"><text:s text:c="18"/>"Smart Home &amp; IoT",</text:p>
      <text:p text:style-name="P4"><text:s text:c="18"/>"Smart Wearables &amp; Health",</text:p>
      <text:p text:style-name="P4"><text:s text:c="18"/>"157.5"</text:p>
      <text:p text:style-name="P4"><text:s text:c="16"/>],</text:p>
      <text:p text:style-name="P4"><text:s text:c="16"/>[</text:p>
      <text:p text:style-name="P4"><text:s text:c="18"/>"6",</text:p>
      <text:p text:style-name="P4"><text:s text:c="18"/>"1119154",</text:p>
      <text:p text:style-name="P4"><text:s text:c="18"/>"299563",</text:p>
      <text:p text:style-name="P4"><text:s text:c="18"/>"0",</text:p>
      <text:p text:style-name="P4"><text:s text:c="18"/>"1",</text:p>
      <text:p text:style-name="P4"><text:s text:c="18"/>"BEA0065",</text:p>
      <text:p text:style-name="P4"><text:s text:c="18"/>"256.49",</text:p>
      <text:p text:style-name="P4"><text:s text:c="18"/>"2017-01-01 02:42:05",</text:p>
      <text:p text:style-name="P4"><text:s text:c="18"/>"256.49",</text:p>
      <text:p text:style-name="P4"><text:s text:c="18"/>"Beats",</text:p>
      <text:p text:style-name="P4"><text:soft-page-break/><text:s text:c="18"/>"Solo3 Beats Headphones Wireless On-Ear Rose Gold",</text:p>
      <text:p text:style-name="P4"><text:s text:c="18"/>"Bluetooth helmets integrated chip W1 40h battery life for iPhone and iPad Apple Watch Mac",</text:p>
      <text:p text:style-name="P4"><text:s text:c="18"/>"5384",</text:p>
      <text:p text:style-name="P4"><text:s text:c="18"/>"299.95",</text:p>
      <text:p text:style-name="P4"><text:s text:c="18"/>"Audio &amp; Video",</text:p>
      <text:p text:style-name="P4"><text:s text:c="18"/>"Headphones",</text:p>
      <text:p text:style-name="P4"><text:s text:c="18"/>"43.45999999999998"</text:p>
      <text:p text:style-name="P4"><text:s text:c="16"/>],</text:p>
      <text:p text:style-name="P4"><text:s text:c="16"/>[</text:p>
      <text:p text:style-name="P4"><text:s text:c="18"/>"7",</text:p>
      <text:p text:style-name="P4"><text:s text:c="18"/>"1119155",</text:p>
      <text:p text:style-name="P4"><text:s text:c="18"/>"299564",</text:p>
      <text:p text:style-name="P4"><text:s text:c="18"/>"0",</text:p>
      <text:p text:style-name="P4"><text:s text:c="18"/>"1",</text:p>
      <text:p text:style-name="P4"><text:s text:c="18"/>"SAT0010",</text:p>
      <text:p text:style-name="P4"><text:s text:c="18"/>"18.99",</text:p>
      <text:p text:style-name="P4"><text:s text:c="18"/>"2017-01-01 02:43:37",</text:p>
      <text:p text:style-name="P4"><text:s text:c="18"/>"18.99",</text:p>
      <text:p text:style-name="P4"><text:s text:c="18"/>"Satechi",</text:p>
      <text:p text:style-name="P4"><text:s text:c="18"/>"Satechi Aluminum Silver Mouse",</text:p>
      <text:p text:style-name="P4"><text:s text:c="18"/>"Aluminum mat with ultra soft non-slip surface finish for Mac",</text:p>
      <text:p text:style-name="P4"><text:s text:c="18"/>"1387",</text:p>
      <text:p text:style-name="P4"><text:s text:c="18"/>"29.99",</text:p>
      <text:p text:style-name="P4"><text:s text:c="18"/>"Peripherals",</text:p>
      <text:p text:style-name="P4"><text:s text:c="18"/>"Mouse &amp; Trackpad",</text:p>
      <text:p text:style-name="P4"><text:s text:c="18"/>"11.0"</text:p>
      <text:p text:style-name="P4"><text:s text:c="16"/>],</text:p>
      <text:p text:style-name="P4"><text:s text:c="16"/>[</text:p>
      <text:p text:style-name="P4"><text:s text:c="18"/>"8",</text:p>
      <text:p text:style-name="P4"><text:s text:c="18"/>"1119181",</text:p>
      <text:p text:style-name="P4"><text:s text:c="18"/>"299571",</text:p>
      <text:p text:style-name="P4"><text:s text:c="18"/>"0",</text:p>
      <text:p text:style-name="P4"><text:s text:c="18"/>"1",</text:p>
      <text:p text:style-name="P4"><text:s text:c="18"/>"SYN0139",</text:p>
      <text:p text:style-name="P4"><text:s text:c="18"/>"166.24",</text:p>
      <text:p text:style-name="P4"><text:s text:c="18"/>"2017-01-01 04:00:44",</text:p>
      <text:p text:style-name="P4"><text:s text:c="18"/>"166.24",</text:p>
      <text:p text:style-name="P4"><text:s text:c="18"/>"Synology",</text:p>
      <text:p text:style-name="P4"><text:s text:c="18"/>"Synology DS216j NAS Server Mac and PC",</text:p>
      <text:p text:style-name="P4"><text:s text:c="18"/>"NAS server 2 bays and 2 USB 3.0 high-speed ports domestic / small biz use for Mac and PC.",</text:p>
      <text:p text:style-name="P4"><text:s text:c="18"/>"12175397",</text:p>
      <text:p text:style-name="P4"><text:s text:c="18"/>"175.99",</text:p>
      <text:p text:style-name="P4"><text:s text:c="18"/>"Networking",</text:p>
      <text:p text:style-name="P4"><text:s text:c="18"/>"NAS System",</text:p>
      <text:p text:style-name="P4"><text:s text:c="18"/>"9.75"</text:p>
      <text:p text:style-name="P4"><text:s text:c="16"/>],</text:p>
      <text:p text:style-name="P4"><text:s text:c="16"/>[</text:p>
      <text:p text:style-name="P4"><text:soft-page-break/><text:s text:c="18"/>"9",</text:p>
      <text:p text:style-name="P4"><text:s text:c="18"/>"1119188",</text:p>
      <text:p text:style-name="P4"><text:s text:c="18"/>"299578",</text:p>
      <text:p text:style-name="P4"><text:s text:c="18"/>"0",</text:p>
      <text:p text:style-name="P4"><text:s text:c="18"/>"1",</text:p>
      <text:p text:style-name="P4"><text:s text:c="18"/>"LOG0191",</text:p>
      <text:p text:style-name="P4"><text:s text:c="18"/>"142.49",</text:p>
      <text:p text:style-name="P4"><text:s text:c="18"/>"2017-01-01 08:21:26",</text:p>
      <text:p text:style-name="P4"><text:s text:c="18"/>"142.49",</text:p>
      <text:p text:style-name="P4"><text:s text:c="18"/>"Logitech",</text:p>
      <text:p text:style-name="P4"><text:s text:c="18"/>"Ultimate Ears Boom 2 Bluetooth Portable Speaker Black / Gray",</text:p>
      <text:p text:style-name="P4"><text:s text:c="18"/>"Bluetooth portable speaker waterproof black color for iPhone iPad and iPod",</text:p>
      <text:p text:style-name="P4"><text:s text:c="18"/>"5398",</text:p>
      <text:p text:style-name="P4"><text:s text:c="18"/>"209.0",</text:p>
      <text:p text:style-name="P4"><text:s text:c="18"/>"Audio &amp; Video",</text:p>
      <text:p text:style-name="P4"><text:s text:c="18"/>"Speaker",</text:p>
      <text:p text:style-name="P4"><text:s text:c="18"/>"66.50999999999999"</text:p>
      <text:p text:style-name="P4"><text:s text:c="16"/>],</text:p>
      <text:p text:style-name="P4"><text:s text:c="16"/>[</text:p>
      <text:p text:style-name="P4"><text:s text:c="18"/>"10",</text:p>
      <text:p text:style-name="P4"><text:s text:c="18"/>"1119189",</text:p>
      <text:p text:style-name="P4"><text:s text:c="18"/>"299579",</text:p>
      <text:p text:style-name="P4"><text:s text:c="18"/>"0",</text:p>
      <text:p text:style-name="P4"><text:s text:c="18"/>"1",</text:p>
      <text:p text:style-name="P4"><text:s text:c="18"/>"LGE0031-A",</text:p>
      <text:p text:style-name="P4"><text:s text:c="18"/>"127.08",</text:p>
      <text:p text:style-name="P4"><text:s text:c="18"/>"2017-01-01 08:23:14",</text:p>
      <text:p text:style-name="P4"><text:s text:c="18"/>"127.08",</text:p>
      <text:p text:style-name="P4"><text:s text:c="18"/>"LG",</text:p>
      <text:p text:style-name="P4"><text:s text:c="18"/>"Open - LG Monitor 24 \"W 5ms HDMI 24MP58VQ-White",</text:p>
      <text:p text:style-name="P4"><text:s text:c="18"/>"Monitor 24-inch FHD IPS refitted HDMI connection 5ms response time thin frame.",</text:p>
      <text:p text:style-name="P4"><text:s text:c="18"/>"1296",</text:p>
      <text:p text:style-name="P4"><text:s text:c="18"/>"159.0",</text:p>
      <text:p text:style-name="P4"><text:s text:c="18"/>"Audio &amp; Video",</text:p>
      <text:p text:style-name="P4"><text:s text:c="18"/>"Monitor",</text:p>
      <text:p text:style-name="P4"><text:s text:c="18"/>"31.92"</text:p>
      <text:p text:style-name="P4"><text:s text:c="16"/>],</text:p>
      <text:p text:style-name="P4"><text:s text:c="16"/>[</text:p>
      <text:p text:style-name="P4"><text:s text:c="18"/>"11",</text:p>
      <text:p text:style-name="P4"><text:s text:c="18"/>"1119202",</text:p>
      <text:p text:style-name="P4"><text:s text:c="18"/>"299586",</text:p>
      <text:p text:style-name="P4"><text:s text:c="18"/>"0",</text:p>
      <text:p text:style-name="P4"><text:s text:c="18"/>"1",</text:p>
      <text:p text:style-name="P4"><text:s text:c="18"/>"GRT0456",</text:p>
      <text:p text:style-name="P4"><text:s text:c="18"/>"42.99",</text:p>
      <text:p text:style-name="P4"><text:s text:c="18"/>"2017-01-01 09:18:52",</text:p>
      <text:p text:style-name="P4"><text:s text:c="18"/>"42.99",</text:p>
      <text:p text:style-name="P4"><text:s text:c="18"/>"Griffin",</text:p>
      <text:p text:style-name="P4"><text:s text:c="18"/>"Griffin iTrip Aux Lightning",</text:p>
      <text:p text:style-name="P4"><text:soft-page-break/><text:s text:c="18"/>"Stand with Charger and Cable Lightning Assistant",</text:p>
      <text:p text:style-name="P4"><text:s text:c="18"/>"13615399",</text:p>
      <text:p text:style-name="P4"><text:s text:c="18"/>"44.99",</text:p>
      <text:p text:style-name="P4"><text:s text:c="18"/>"Power &amp; Charging",</text:p>
      <text:p text:style-name="P4"><text:s text:c="18"/>"Charger",</text:p>
      <text:p text:style-name="P4"><text:s text:c="18"/>"2.0"</text:p>
      <text:p text:style-name="P4"><text:s text:c="16"/>],</text:p>
      <text:p text:style-name="P4"><text:s text:c="16"/>[</text:p>
      <text:p text:style-name="P4"><text:s text:c="18"/>"12",</text:p>
      <text:p text:style-name="P4"><text:s text:c="18"/>"1119215",</text:p>
      <text:p text:style-name="P4"><text:s text:c="18"/>"299597",</text:p>
      <text:p text:style-name="P4"><text:s text:c="18"/>"0",</text:p>
      <text:p text:style-name="P4"><text:s text:c="18"/>"1",</text:p>
      <text:p text:style-name="P4"><text:s text:c="18"/>"PEB0015",</text:p>
      <text:p text:style-name="P4"><text:s text:c="18"/>"142.49",</text:p>
      <text:p text:style-name="P4"><text:s text:c="18"/>"2017-01-01 09:53:56",</text:p>
      <text:p text:style-name="P4"><text:s text:c="18"/>"142.49",</text:p>
      <text:p text:style-name="P4"><text:s text:c="18"/>"Pebble",</text:p>
      <text:p text:style-name="P4"><text:s text:c="18"/>"Pebble Smartwatch Time Steel Black",</text:p>
      <text:p text:style-name="P4"><text:s text:c="18"/>"Bluetooth Smart Watch with steel case leather strap color display compatible with iPhone",</text:p>
      <text:p text:style-name="P4"><text:s text:c="18"/>"11905404",</text:p>
      <text:p text:style-name="P4"><text:s text:c="18"/>"299.99",</text:p>
      <text:p text:style-name="P4"><text:s text:c="18"/>"Smart Home &amp; IoT",</text:p>
      <text:p text:style-name="P4"><text:s text:c="18"/>"Smart Wearables &amp; Health",</text:p>
      <text:p text:style-name="P4"><text:s text:c="18"/>"157.5"</text:p>
      <text:p text:style-name="P4"><text:s text:c="16"/>],</text:p>
      <text:p text:style-name="P4"><text:s text:c="16"/>[</text:p>
      <text:p text:style-name="P4"><text:s text:c="18"/>"13",</text:p>
      <text:p text:style-name="P4"><text:s text:c="18"/>"1119244",</text:p>
      <text:p text:style-name="P4"><text:s text:c="18"/>"299600",</text:p>
      <text:p text:style-name="P4"><text:s text:c="18"/>"0",</text:p>
      <text:p text:style-name="P4"><text:s text:c="18"/>"1",</text:p>
      <text:p text:style-name="P4"><text:s text:c="18"/>"APP0410",</text:p>
      <text:p text:style-name="P4"><text:s text:c="18"/>"33.25",</text:p>
      <text:p text:style-name="P4"><text:s text:c="18"/>"2017-01-01 10:28:59",</text:p>
      <text:p text:style-name="P4"><text:s text:c="18"/>"33.25",</text:p>
      <text:p text:style-name="P4"><text:s text:c="18"/>"Apple",</text:p>
      <text:p text:style-name="P4"><text:s text:c="18"/>"Apple Thunderbolt to FireWire 800 adapter",</text:p>
      <text:p text:style-name="P4"><text:s text:c="18"/>"Adapter Thunderbolt to Firewire 800 connection.",</text:p>
      <text:p text:style-name="P4"><text:s text:c="18"/>"1325",</text:p>
      <text:p text:style-name="P4"><text:s text:c="18"/>"35.0",</text:p>
      <text:p text:style-name="P4"><text:s text:c="18"/>"Cables &amp; Adapters",</text:p>
      <text:p text:style-name="P4"><text:s text:c="18"/>"Generic Adapter",</text:p>
      <text:p text:style-name="P4"><text:s text:c="18"/>"1.75"</text:p>
      <text:p text:style-name="P4"><text:s text:c="16"/>],</text:p>
      <text:p text:style-name="P4"><text:s text:c="16"/>[</text:p>
      <text:p text:style-name="P4"><text:s text:c="18"/>"14",</text:p>
      <text:p text:style-name="P4"><text:s text:c="18"/>"1119245",</text:p>
      <text:p text:style-name="P4"><text:s text:c="18"/>"299600",</text:p>
      <text:p text:style-name="P4"><text:soft-page-break/><text:s text:c="18"/>"0",</text:p>
      <text:p text:style-name="P4"><text:s text:c="18"/>"1",</text:p>
      <text:p text:style-name="P4"><text:s text:c="18"/>"LAC0205",</text:p>
      <text:p text:style-name="P4"><text:s text:c="18"/>"246.99",</text:p>
      <text:p text:style-name="P4"><text:s text:c="18"/>"2017-01-01 10:29:36",</text:p>
      <text:p text:style-name="P4"><text:s text:c="18"/>"246.99",</text:p>
      <text:p text:style-name="P4"><text:s text:c="18"/>"LaCie",</text:p>
      <text:p text:style-name="P4"><text:s text:c="18"/>"LaCie d2 Hard Drive 3TB Thunderbolt 2 USB 3.0",</text:p>
      <text:p text:style-name="P4"><text:s text:c="18"/>"3TB external hard drive designed to work 24x7 Thunderbolt 2 and 5 years warranty for Mac and PC",</text:p>
      <text:p text:style-name="P4"><text:s text:c="18"/>"11935397",</text:p>
      <text:p text:style-name="P4"><text:s text:c="18"/>"259.0",</text:p>
      <text:p text:style-name="P4"><text:s text:c="18"/>"Storage",</text:p>
      <text:p text:style-name="P4"><text:s text:c="18"/>"Hard Drive",</text:p>
      <text:p text:style-name="P4"><text:s text:c="18"/>"12.009999999999991"</text:p>
      <text:p text:style-name="P4"><text:s text:c="16"/>],</text:p>
      <text:p text:style-name="P4"><text:s text:c="16"/>[</text:p>
      <text:p text:style-name="P4"><text:s text:c="18"/>"15",</text:p>
      <text:p text:style-name="P4"><text:s text:c="18"/>"1119247",</text:p>
      <text:p text:style-name="P4"><text:s text:c="18"/>"299600",</text:p>
      <text:p text:style-name="P4"><text:s text:c="18"/>"0",</text:p>
      <text:p text:style-name="P4"><text:s text:c="18"/>"1",</text:p>
      <text:p text:style-name="P4"><text:s text:c="18"/>"DLK0078",</text:p>
      <text:p text:style-name="P4"><text:s text:c="18"/>"28.41",</text:p>
      <text:p text:style-name="P4"><text:s text:c="18"/>"2017-01-01 10:38:35",</text:p>
      <text:p text:style-name="P4"><text:s text:c="18"/>"28.41",</text:p>
      <text:p text:style-name="P4"><text:s text:c="18"/>"D-Link",</text:p>
      <text:p text:style-name="P4"><text:s text:c="18"/>"D-Link DGS-1008D Gigabit Switch 8 ports",</text:p>
      <text:p text:style-name="P4"><text:s text:c="18"/>"D-Link Switch with 8 Gigabit ports for high performance.",</text:p>
      <text:p text:style-name="P4"><text:s text:c="18"/>"1334",</text:p>
      <text:p text:style-name="P4"><text:s text:c="18"/>"29.9",</text:p>
      <text:p text:style-name="P4"><text:s text:c="18"/>"Networking",</text:p>
      <text:p text:style-name="P4"><text:s text:c="18"/>"Router &amp; Switch",</text:p>
      <text:p text:style-name="P4"><text:s text:c="18"/>"1.4899999999999984"</text:p>
      <text:p text:style-name="P4"><text:s text:c="16"/>],</text:p>
      <text:p text:style-name="P4"><text:s text:c="16"/>[</text:p>
      <text:p text:style-name="P4"><text:s text:c="18"/>"16",</text:p>
      <text:p text:style-name="P4"><text:s text:c="18"/>"1119253",</text:p>
      <text:p text:style-name="P4"><text:s text:c="18"/>"299608",</text:p>
      <text:p text:style-name="P4"><text:s text:c="18"/>"0",</text:p>
      <text:p text:style-name="P4"><text:s text:c="18"/>"1",</text:p>
      <text:p text:style-name="P4"><text:s text:c="18"/>"ICA0079",</text:p>
      <text:p text:style-name="P4"><text:s text:c="18"/>"66.49",</text:p>
      <text:p text:style-name="P4"><text:s text:c="18"/>"2017-01-01 10:51:36",</text:p>
      <text:p text:style-name="P4"><text:s text:c="18"/>"66.49",</text:p>
      <text:p text:style-name="P4"><text:s text:c="18"/>"Incase",</text:p>
      <text:p text:style-name="P4"><text:s text:c="18"/>"Incase Reform Tensaerlite case for MacBook 13 \"Gray",</text:p>
      <text:p text:style-name="P4"><text:s text:c="18"/>"briefcase tensaerlite absorbs impacts Macbook 13 inches.",</text:p>
      <text:p text:style-name="P4"><text:s text:c="18"/>"13835403",</text:p>
      <text:p text:style-name="P4"><text:soft-page-break/><text:s text:c="18"/>"89.95",</text:p>
      <text:p text:style-name="P4"><text:s text:c="18"/>"Cases &amp; Protection",</text:p>
      <text:p text:style-name="P4"><text:s text:c="18"/>"Case",</text:p>
      <text:p text:style-name="P4"><text:s text:c="18"/>"23.460000000000008"</text:p>
      <text:p text:style-name="P4"><text:s text:c="16"/>],</text:p>
      <text:p text:style-name="P4"><text:s text:c="16"/>[</text:p>
      <text:p text:style-name="P4"><text:s text:c="18"/>"17",</text:p>
      <text:p text:style-name="P4"><text:s text:c="18"/>"1119254",</text:p>
      <text:p text:style-name="P4"><text:s text:c="18"/>"299609",</text:p>
      <text:p text:style-name="P4"><text:s text:c="18"/>"0",</text:p>
      <text:p text:style-name="P4"><text:s text:c="18"/>"1",</text:p>
      <text:p text:style-name="P4"><text:s text:c="18"/>"PAR0071",</text:p>
      <text:p text:style-name="P4"><text:s text:c="18"/>"474.05",</text:p>
      <text:p text:style-name="P4"><text:s text:c="18"/>"2017-01-01 10:51:38",</text:p>
      <text:p text:style-name="P4"><text:s text:c="18"/>"474.05",</text:p>
      <text:p text:style-name="P4"><text:s text:c="18"/>"Parrot",</text:p>
      <text:p text:style-name="P4"><text:s text:c="18"/>"Parrot Bebop 2 White + Command FLYPAD and FPV Glasses",</text:p>
      <text:p text:style-name="P4"><text:s text:c="18"/>"cuadricóptero wireless remote control with 25 minutes of autonomous control FLYPAD and FPV Glasses for iPhone iPad and iPod. Parrot",</text:p>
      <text:p text:style-name="P4"><text:s text:c="18"/>"11905404",</text:p>
      <text:p text:style-name="P4"><text:s text:c="18"/>"699.0",</text:p>
      <text:p text:style-name="P4"><text:s text:c="18"/>"Smart Home &amp; IoT",</text:p>
      <text:p text:style-name="P4"><text:s text:c="18"/>"Smart-Gadgets",</text:p>
      <text:p text:style-name="P4"><text:s text:c="18"/>"224.95"</text:p>
      <text:p text:style-name="P4"><text:s text:c="16"/>],</text:p>
      <text:p text:style-name="P4"><text:s text:c="16"/>[</text:p>
      <text:p text:style-name="P4"><text:s text:c="18"/>"18",</text:p>
      <text:p text:style-name="P4"><text:s text:c="18"/>"1119255",</text:p>
      <text:p text:style-name="P4"><text:s text:c="18"/>"299610",</text:p>
      <text:p text:style-name="P4"><text:s text:c="18"/>"0",</text:p>
      <text:p text:style-name="P4"><text:s text:c="18"/>"1",</text:p>
      <text:p text:style-name="P4"><text:s text:c="18"/>"APP0023",</text:p>
      <text:p text:style-name="P4"><text:s text:c="18"/>"55.99",</text:p>
      <text:p text:style-name="P4"><text:s text:c="18"/>"2017-01-01 10:52:42",</text:p>
      <text:p text:style-name="P4"><text:s text:c="18"/>"55.99",</text:p>
      <text:p text:style-name="P4"><text:s text:c="18"/>"Apple",</text:p>
      <text:p text:style-name="P4"><text:s text:c="18"/>"Apple Mac Keyboard Keypad Spanish",</text:p>
      <text:p text:style-name="P4"><text:s text:c="18"/>"USB ultrathin keyboard Apple Mac Spanish.",</text:p>
      <text:p text:style-name="P4"><text:s text:c="18"/>"13855401",</text:p>
      <text:p text:style-name="P4"><text:s text:c="18"/>"59.0",</text:p>
      <text:p text:style-name="P4"><text:s text:c="18"/>"Peripherals",</text:p>
      <text:p text:style-name="P4"><text:s text:c="18"/>"Keyboard",</text:p>
      <text:p text:style-name="P4"><text:s text:c="18"/>"3.009999999999998"</text:p>
      <text:p text:style-name="P4"><text:s text:c="16"/>],</text:p>
      <text:p text:style-name="P4"><text:s text:c="16"/>[</text:p>
      <text:p text:style-name="P4"><text:s text:c="18"/>"19",</text:p>
      <text:p text:style-name="P4"><text:s text:c="18"/>"1119256",</text:p>
      <text:p text:style-name="P4"><text:s text:c="18"/>"299600",</text:p>
      <text:p text:style-name="P4"><text:s text:c="18"/>"0",</text:p>
      <text:p text:style-name="P4"><text:soft-page-break/><text:s text:c="18"/>"1",</text:p>
      <text:p text:style-name="P4"><text:s text:c="18"/>"PAC0492",</text:p>
      <text:p text:style-name="P4"><text:s text:c="18"/>"4260.99",</text:p>
      <text:p text:style-name="P4"><text:s text:c="18"/>"2017-01-01 10:52:44",</text:p>
      <text:p text:style-name="P4"><text:s text:c="18"/>"4260.99",</text:p>
      <text:p text:style-name="P4"><text:s text:c="18"/>"Pack",</text:p>
      <text:p text:style-name="P4"><text:s text:c="18"/>"Apple Mac Pro Quad-Core 37GHz | 64 GB RAM | 1TB Flash",</text:p>
      <text:p text:style-name="P4"><text:s text:c="18"/>"Apple Mac Pro Quad-Core 37GHz 64GB RAM and 1TB Flash.",</text:p>
      <text:p text:style-name="P4"><text:s text:c="18"/>"1282",</text:p>
      <text:p text:style-name="P4"><text:s text:c="18"/>"5729.0",</text:p>
      <text:p text:style-name="P4"><text:s text:c="18"/>"Computers",</text:p>
      <text:p text:style-name="P4"><text:s text:c="18"/>"Mac Pro",</text:p>
      <text:p text:style-name="P4"><text:s text:c="18"/>"1468.0100000000002"</text:p>
      <text:p text:style-name="P4"><text:s text:c="16"/>],</text:p>
      <text:p text:style-name="P4"><text:s text:c="16"/>[</text:p>
      <text:p text:style-name="P4"><text:s text:c="18"/>"20",</text:p>
      <text:p text:style-name="P4"><text:s text:c="18"/>"1119257",</text:p>
      <text:p text:style-name="P4"><text:s text:c="18"/>"299610",</text:p>
      <text:p text:style-name="P4"><text:s text:c="18"/>"0",</text:p>
      <text:p text:style-name="P4"><text:s text:c="18"/>"1",</text:p>
      <text:p text:style-name="P4"><text:s text:c="18"/>"APP1214",</text:p>
      <text:p text:style-name="P4"><text:s text:c="18"/>"84.99",</text:p>
      <text:p text:style-name="P4"><text:s text:c="18"/>"2017-01-01 10:53:10",</text:p>
      <text:p text:style-name="P4"><text:s text:c="18"/>"84.99",</text:p>
      <text:p text:style-name="P4"><text:s text:c="18"/>"Apple",</text:p>
      <text:p text:style-name="P4"><text:s text:c="18"/>"Apple Magic Mouse 2",</text:p>
      <text:p text:style-name="P4"><text:s text:c="18"/>"Bluetooth Apple Wireless Mouse",</text:p>
      <text:p text:style-name="P4"><text:s text:c="18"/>"1387",</text:p>
      <text:p text:style-name="P4"><text:s text:c="18"/>"89.0",</text:p>
      <text:p text:style-name="P4"><text:s text:c="18"/>"Peripherals",</text:p>
      <text:p text:style-name="P4"><text:s text:c="18"/>"Mouse &amp; Trackpad",</text:p>
      <text:p text:style-name="P4"><text:s text:c="18"/>"4.010000000000005"</text:p>
      <text:p text:style-name="P4"><text:s text:c="16"/>],</text:p>
      <text:p text:style-name="P4"><text:s text:c="16"/>[</text:p>
      <text:p text:style-name="P4"><text:s text:c="18"/>"21",</text:p>
      <text:p text:style-name="P4"><text:s text:c="18"/>"1119262",</text:p>
      <text:p text:style-name="P4"><text:s text:c="18"/>"299600",</text:p>
      <text:p text:style-name="P4"><text:s text:c="18"/>"0",</text:p>
      <text:p text:style-name="P4"><text:s text:c="18"/>"2",</text:p>
      <text:p text:style-name="P4"><text:s text:c="18"/>"BEL0229",</text:p>
      <text:p text:style-name="P4"><text:s text:c="18"/>"18.99",</text:p>
      <text:p text:style-name="P4"><text:s text:c="18"/>"2017-01-01 10:55:02",</text:p>
      <text:p text:style-name="P4"><text:s text:c="18"/>"37.98",</text:p>
      <text:p text:style-name="P4"><text:s text:c="18"/>"Belkin",</text:p>
      <text:p text:style-name="P4"><text:s text:c="18"/>"Belkin Mini DisplayPort to DVI Adapter",</text:p>
      <text:p text:style-name="P4"><text:s text:c="18"/>"Video Adapter Mini DisplayPort to DVI.",</text:p>
      <text:p text:style-name="P4"><text:s text:c="18"/>"12585395",</text:p>
      <text:p text:style-name="P4"><text:s text:c="18"/>"34.99",</text:p>
      <text:p text:style-name="P4"><text:s text:c="18"/>"Cables &amp; Adapters",</text:p>
      <text:p text:style-name="P4"><text:soft-page-break/><text:s text:c="18"/>"Video Adapter",</text:p>
      <text:p text:style-name="P4"><text:s text:c="18"/>"16.000000000000004"</text:p>
      <text:p text:style-name="P4"><text:s text:c="16"/>],</text:p>
      <text:p text:style-name="P4"><text:s text:c="16"/>[</text:p>
      <text:p text:style-name="P4"><text:s text:c="18"/>"22",</text:p>
      <text:p text:style-name="P4"><text:s text:c="18"/>"1119287",</text:p>
      <text:p text:style-name="P4"><text:s text:c="18"/>"299623",</text:p>
      <text:p text:style-name="P4"><text:s text:c="18"/>"0",</text:p>
      <text:p text:style-name="P4"><text:s text:c="18"/>"1",</text:p>
      <text:p text:style-name="P4"><text:s text:c="18"/>"OBL0007",</text:p>
      <text:p text:style-name="P4"><text:s text:c="18"/>"37.05",</text:p>
      <text:p text:style-name="P4"><text:s text:c="18"/>"2017-01-01 11:29:39",</text:p>
      <text:p text:style-name="P4"><text:s text:c="18"/>"37.05",</text:p>
      <text:p text:style-name="P4"><text:s text:c="18"/>"Oblumi",</text:p>
      <text:p text:style-name="P4"><text:s text:c="18"/>"Tapp Oblumi Intelligent thermometer App",</text:p>
      <text:p text:style-name="P4"><text:s text:c="18"/>"digital infrared thermometer with App for iPhone and iPad.",</text:p>
      <text:p text:style-name="P4"><text:s text:c="18"/>"11905404",</text:p>
      <text:p text:style-name="P4"><text:s text:c="18"/>"39.95",</text:p>
      <text:p text:style-name="P4"><text:s text:c="18"/>"Smart Home &amp; IoT",</text:p>
      <text:p text:style-name="P4"><text:s text:c="18"/>"Smart-Gadgets",</text:p>
      <text:p text:style-name="P4"><text:s text:c="18"/>"2.9000000000000057"</text:p>
      <text:p text:style-name="P4"><text:s text:c="16"/>],</text:p>
      <text:p text:style-name="P4"><text:s text:c="16"/>[</text:p>
      <text:p text:style-name="P4"><text:s text:c="18"/>"23",</text:p>
      <text:p text:style-name="P4"><text:s text:c="18"/>"1119296",</text:p>
      <text:p text:style-name="P4"><text:s text:c="18"/>"298391",</text:p>
      <text:p text:style-name="P4"><text:s text:c="18"/>"0",</text:p>
      <text:p text:style-name="P4"><text:s text:c="18"/>"1",</text:p>
      <text:p text:style-name="P4"><text:s text:c="18"/>"PAC1594",</text:p>
      <text:p text:style-name="P4"><text:s text:c="18"/>"2769.99",</text:p>
      <text:p text:style-name="P4"><text:s text:c="18"/>"2017-01-01 11:41:04",</text:p>
      <text:p text:style-name="P4"><text:s text:c="18"/>"2769.99",</text:p>
      <text:p text:style-name="P4"><text:s text:c="18"/>"Pack",</text:p>
      <text:p text:style-name="P4"><text:s text:c="18"/>"Apple iMac 27 \"Core i5 3.2GHz Retina 5K | 32GB RAM | 1TB SSD | AMD Radeon R9 M390",</text:p>
      <text:p text:style-name="P4"><text:s text:c="18"/>"Desktop computer iMac 27-inch 3.2GHz Core i5 5K Retina | 32GB RAM | 1TB SSD | AMD Radeon R9 M390 (MK472Y / A)",</text:p>
      <text:p text:style-name="P4"><text:s text:c="18"/>"57400000",</text:p>
      <text:p text:style-name="P4"><text:s text:c="18"/>"3889.0",</text:p>
      <text:p text:style-name="P4"><text:s text:c="18"/>"Computers",</text:p>
      <text:p text:style-name="P4"><text:s text:c="18"/>"iMac",</text:p>
      <text:p text:style-name="P4"><text:s text:c="18"/>"1119.0100000000002"</text:p>
      <text:p text:style-name="P4"><text:s text:c="16"/>],</text:p>
      <text:p text:style-name="P4"><text:s text:c="16"/>[</text:p>
      <text:p text:style-name="P4"><text:s text:c="18"/>"24",</text:p>
      <text:p text:style-name="P4"><text:s text:c="18"/>"1119299",</text:p>
      <text:p text:style-name="P4"><text:s text:c="18"/>"298391",</text:p>
      <text:p text:style-name="P4"><text:s text:c="18"/>"0",</text:p>
      <text:p text:style-name="P4"><text:s text:c="18"/>"1",</text:p>
      <text:p text:style-name="P4"><text:soft-page-break/><text:s text:c="18"/>"APP0662",</text:p>
      <text:p text:style-name="P4"><text:s text:c="18"/>"149.99",</text:p>
      <text:p text:style-name="P4"><text:s text:c="18"/>"2017-01-01 11:41:58",</text:p>
      <text:p text:style-name="P4"><text:s text:c="18"/>"149.99",</text:p>
      <text:p text:style-name="P4"><text:s text:c="18"/>"Apple",</text:p>
      <text:p text:style-name="P4"><text:s text:c="18"/>"IMac AppleCare Protection Plan",</text:p>
      <text:p text:style-name="P4"><text:s text:c="18"/>"Apple Care extended warranty for iMac.",</text:p>
      <text:p text:style-name="P4"><text:s text:c="18"/>"1231",</text:p>
      <text:p text:style-name="P4"><text:s text:c="18"/>"179.0",</text:p>
      <text:p text:style-name="P4"><text:s text:c="18"/>"Tools &amp; Repair",</text:p>
      <text:p text:style-name="P4"><text:s text:c="18"/>"Warranty",</text:p>
      <text:p text:style-name="P4"><text:s text:c="18"/>"29.00999999999999"</text:p>
      <text:p text:style-name="P4"><text:s text:c="16"/>],</text:p>
      <text:p text:style-name="P4"><text:s text:c="16"/>[</text:p>
      <text:p text:style-name="P4"><text:s text:c="18"/>"25",</text:p>
      <text:p text:style-name="P4"><text:s text:c="18"/>"1119306",</text:p>
      <text:p text:style-name="P4"><text:s text:c="18"/>"299634",</text:p>
      <text:p text:style-name="P4"><text:s text:c="18"/>"0",</text:p>
      <text:p text:style-name="P4"><text:s text:c="18"/>"1",</text:p>
      <text:p text:style-name="P4"><text:s text:c="18"/>"SYN0146",</text:p>
      <text:p text:style-name="P4"><text:s text:c="18"/>"369.54",</text:p>
      <text:p text:style-name="P4"><text:s text:c="18"/>"2017-01-01 11:50:06",</text:p>
      <text:p text:style-name="P4"><text:s text:c="18"/>"369.54",</text:p>
      <text:p text:style-name="P4"><text:s text:c="18"/>"Synology",</text:p>
      <text:p text:style-name="P4"><text:s text:c="18"/>"Synology NAS Server DS416Play Mac and PC",</text:p>
      <text:p text:style-name="P4"><text:s text:c="18"/>"4-bay NAS served 1GB RAM transcodifiación 4K for Mac and PC",</text:p>
      <text:p text:style-name="P4"><text:s text:c="18"/>"12175397",</text:p>
      <text:p text:style-name="P4"><text:s text:c="18"/>"434.99",</text:p>
      <text:p text:style-name="P4"><text:s text:c="18"/>"Networking",</text:p>
      <text:p text:style-name="P4"><text:s text:c="18"/>"NAS Memory Upgrade",</text:p>
      <text:p text:style-name="P4"><text:s text:c="18"/>"65.44999999999999"</text:p>
      <text:p text:style-name="P4"><text:s text:c="16"/>],</text:p>
      <text:p text:style-name="P4"><text:s text:c="16"/>[</text:p>
      <text:p text:style-name="P4"><text:s text:c="18"/>"26",</text:p>
      <text:p text:style-name="P4"><text:s text:c="18"/>"1119314",</text:p>
      <text:p text:style-name="P4"><text:s text:c="18"/>"299637",</text:p>
      <text:p text:style-name="P4"><text:s text:c="18"/>"0",</text:p>
      <text:p text:style-name="P4"><text:s text:c="18"/>"1",</text:p>
      <text:p text:style-name="P4"><text:s text:c="18"/>"TOS0007",</text:p>
      <text:p text:style-name="P4"><text:s text:c="18"/>"53.19",</text:p>
      <text:p text:style-name="P4"><text:s text:c="18"/>"2017-01-01 11:55:51",</text:p>
      <text:p text:style-name="P4"><text:s text:c="18"/>"53.19",</text:p>
      <text:p text:style-name="P4"><text:s text:c="18"/>"Toshiba",</text:p>
      <text:p text:style-name="P4"><text:s text:c="18"/>"Toshiba 1TB 25 \"SATA 5400rpm hard drive Mac and PC",</text:p>
      <text:p text:style-name="P4"><text:s text:c="18"/>"internal hard drive Mac and PC 1TB and 95 mm (MQ01ABD100).",</text:p>
      <text:p text:style-name="P4"><text:s text:c="18"/>"12655397",</text:p>
      <text:p text:style-name="P4"><text:s text:c="18"/>"62.99",</text:p>
      <text:p text:style-name="P4"><text:s text:c="18"/>"Storage",</text:p>
      <text:p text:style-name="P4"><text:s text:c="18"/>"Hard Drive",</text:p>
      <text:p text:style-name="P4"><text:soft-page-break/><text:s text:c="18"/>"9.800000000000004"</text:p>
      <text:p text:style-name="P4"><text:s text:c="16"/>],</text:p>
      <text:p text:style-name="P4"><text:s text:c="16"/>[</text:p>
      <text:p text:style-name="P4"><text:s text:c="18"/>"27",</text:p>
      <text:p text:style-name="P4"><text:s text:c="18"/>"1119325",</text:p>
      <text:p text:style-name="P4"><text:s text:c="18"/>"299571",</text:p>
      <text:p text:style-name="P4"><text:s text:c="18"/>"0",</text:p>
      <text:p text:style-name="P4"><text:s text:c="18"/>"1",</text:p>
      <text:p text:style-name="P4"><text:s text:c="18"/>"WDT0183",</text:p>
      <text:p text:style-name="P4"><text:s text:c="18"/>"151.99",</text:p>
      <text:p text:style-name="P4"><text:s text:c="18"/>"2017-01-01 12:00:57",</text:p>
      <text:p text:style-name="P4"><text:s text:c="18"/>"151.99",</text:p>
      <text:p text:style-name="P4"><text:s text:c="18"/>"Western Digital",</text:p>
      <text:p text:style-name="P4"><text:s text:c="18"/>"Red 4TB WD 35 \"Mac PC hard drive and NAS",</text:p>
      <text:p text:style-name="P4"><text:s text:c="18"/>"Western Digital hard drive designed for NAS 4TB (WD40EFRX).",</text:p>
      <text:p text:style-name="P4"><text:s text:c="18"/>"12655397",</text:p>
      <text:p text:style-name="P4"><text:s text:c="18"/>"169.0",</text:p>
      <text:p text:style-name="P4"><text:s text:c="18"/>"Storage",</text:p>
      <text:p text:style-name="P4"><text:s text:c="18"/>"Hard Drive",</text:p>
      <text:p text:style-name="P4"><text:s text:c="18"/>"17.00999999999999"</text:p>
      <text:p text:style-name="P4"><text:s text:c="16"/>],</text:p>
      <text:p text:style-name="P4"><text:s text:c="16"/>[</text:p>
      <text:p text:style-name="P4"><text:s text:c="18"/>"28",</text:p>
      <text:p text:style-name="P4"><text:s text:c="18"/>"1119326",</text:p>
      <text:p text:style-name="P4"><text:s text:c="18"/>"299634",</text:p>
      <text:p text:style-name="P4"><text:s text:c="18"/>"0",</text:p>
      <text:p text:style-name="P4"><text:s text:c="18"/>"3",</text:p>
      <text:p text:style-name="P4"><text:s text:c="18"/>"WDT0183",</text:p>
      <text:p text:style-name="P4"><text:s text:c="18"/>"151.99",</text:p>
      <text:p text:style-name="P4"><text:s text:c="18"/>"2017-01-01 12:01:01",</text:p>
      <text:p text:style-name="P4"><text:s text:c="18"/>"455.97",</text:p>
      <text:p text:style-name="P4"><text:s text:c="18"/>"Western Digital",</text:p>
      <text:p text:style-name="P4"><text:s text:c="18"/>"Red 4TB WD 35 \"Mac PC hard drive and NAS",</text:p>
      <text:p text:style-name="P4"><text:s text:c="18"/>"Western Digital hard drive designed for NAS 4TB (WD40EFRX).",</text:p>
      <text:p text:style-name="P4"><text:s text:c="18"/>"12655397",</text:p>
      <text:p text:style-name="P4"><text:s text:c="18"/>"169.0",</text:p>
      <text:p text:style-name="P4"><text:s text:c="18"/>"Storage",</text:p>
      <text:p text:style-name="P4"><text:s text:c="18"/>"Hard Drive",</text:p>
      <text:p text:style-name="P4"><text:s text:c="18"/>"17.00999999999999"</text:p>
      <text:p text:style-name="P4"><text:s text:c="16"/>],</text:p>
      <text:p text:style-name="P4"><text:s text:c="16"/>[</text:p>
      <text:p text:style-name="P4"><text:s text:c="18"/>"29",</text:p>
      <text:p text:style-name="P4"><text:s text:c="18"/>"1119328",</text:p>
      <text:p text:style-name="P4"><text:s text:c="18"/>"297809",</text:p>
      <text:p text:style-name="P4"><text:s text:c="18"/>"0",</text:p>
      <text:p text:style-name="P4"><text:s text:c="18"/>"1",</text:p>
      <text:p text:style-name="P4"><text:s text:c="18"/>"IFX0016",</text:p>
      <text:p text:style-name="P4"><text:s text:c="18"/>"14.24",</text:p>
      <text:p text:style-name="P4"><text:s text:c="18"/>"2017-01-01 12:01:12",</text:p>
      <text:p text:style-name="P4"><text:soft-page-break/><text:s text:c="18"/>"14.24",</text:p>
      <text:p text:style-name="P4"><text:s text:c="18"/>"iFixit",</text:p>
      <text:p text:style-name="P4"><text:s text:c="18"/>"iFixit Heavy Duty Suction Cups Pack 2 suction cups for iMac",</text:p>
      <text:p text:style-name="P4"><text:s text:c="18"/>"Pack of 2 suction to remove the glass LCD screens for Mac.",</text:p>
      <text:p text:style-name="P4"><text:s text:c="18"/>"14305406",</text:p>
      <text:p text:style-name="P4"><text:s text:c="18"/>"20.99",</text:p>
      <text:p text:style-name="P4"><text:s text:c="18"/>"Tools &amp; Repair",</text:p>
      <text:p text:style-name="P4"><text:s text:c="18"/>"Opening / Pry Tools",</text:p>
      <text:p text:style-name="P4"><text:s text:c="18"/>"6.749999999999998"</text:p>
      <text:p text:style-name="P4"><text:s text:c="16"/>],</text:p>
      <text:p text:style-name="P4"><text:s text:c="16"/>[</text:p>
      <text:p text:style-name="P4"><text:s text:c="18"/>"30",</text:p>
      <text:p text:style-name="P4"><text:s text:c="18"/>"1119347",</text:p>
      <text:p text:style-name="P4"><text:s text:c="18"/>"299648",</text:p>
      <text:p text:style-name="P4"><text:s text:c="18"/>"0",</text:p>
      <text:p text:style-name="P4"><text:s text:c="18"/>"1",</text:p>
      <text:p text:style-name="P4"><text:s text:c="18"/>"PAC1381",</text:p>
      <text:p text:style-name="P4"><text:s text:c="18"/>"355.29",</text:p>
      <text:p text:style-name="P4"><text:s text:c="18"/>"2017-01-01 12:21:21",</text:p>
      <text:p text:style-name="P4"><text:s text:c="18"/>"355.29",</text:p>
      <text:p text:style-name="P4"><text:s text:c="18"/>"Pack",</text:p>
      <text:p text:style-name="P4"><text:s text:c="18"/>"Pack QNAP TS-228 | WD 6TB Network",</text:p>
      <text:p text:style-name="P4"><text:s text:c="18"/>"NAS + 6TB (2x3TB) WD Network for Mac and PC.",</text:p>
      <text:p text:style-name="P4"><text:s text:c="18"/>"12175397",</text:p>
      <text:p text:style-name="P4"><text:s text:c="18"/>"398.99",</text:p>
      <text:p text:style-name="P4"><text:s text:c="18"/>"Networking",</text:p>
      <text:p text:style-name="P4"><text:s text:c="18"/>"NAS System",</text:p>
      <text:p text:style-name="P4"><text:s text:c="18"/>"43.69999999999999"</text:p>
      <text:p text:style-name="P4"><text:s text:c="16"/>],</text:p>
      <text:p text:style-name="P4"><text:s text:c="16"/>[</text:p>
      <text:p text:style-name="P4"><text:s text:c="18"/>"31",</text:p>
      <text:p text:style-name="P4"><text:s text:c="18"/>"1119360",</text:p>
      <text:p text:style-name="P4"><text:s text:c="18"/>"299650",</text:p>
      <text:p text:style-name="P4"><text:s text:c="18"/>"0",</text:p>
      <text:p text:style-name="P4"><text:s text:c="18"/>"1",</text:p>
      <text:p text:style-name="P4"><text:s text:c="18"/>"NOK0007",</text:p>
      <text:p text:style-name="P4"><text:s text:c="18"/>"65.99",</text:p>
      <text:p text:style-name="P4"><text:s text:c="18"/>"2017-01-01 12:28:27",</text:p>
      <text:p text:style-name="P4"><text:s text:c="18"/>"65.99",</text:p>
      <text:p text:style-name="P4"><text:s text:c="18"/>"Noke",</text:p>
      <text:p text:style-name="P4"><text:s text:c="18"/>"Noke Bluetooth Padlock Padlock Lock Gray",</text:p>
      <text:p text:style-name="P4"><text:s text:c="18"/>"Bluetooth lock (no keys) with APP for iPhone",</text:p>
      <text:p text:style-name="P4"><text:s text:c="18"/>"11905404",</text:p>
      <text:p text:style-name="P4"><text:s text:c="18"/>"84.99",</text:p>
      <text:p text:style-name="P4"><text:s text:c="18"/>"Smart Home &amp; IoT",</text:p>
      <text:p text:style-name="P4"><text:s text:c="18"/>"Smart Locks &amp; Entry",</text:p>
      <text:p text:style-name="P4"><text:s text:c="18"/>"19.0"</text:p>
      <text:p text:style-name="P4"><text:s text:c="16"/>],</text:p>
      <text:p text:style-name="P4"><text:s text:c="16"/>[</text:p>
      <text:p text:style-name="P4"><text:soft-page-break/><text:s text:c="18"/>"32",</text:p>
      <text:p text:style-name="P4"><text:s text:c="18"/>"1119363",</text:p>
      <text:p text:style-name="P4"><text:s text:c="18"/>"299655",</text:p>
      <text:p text:style-name="P4"><text:s text:c="18"/>"0",</text:p>
      <text:p text:style-name="P4"><text:s text:c="18"/>"1",</text:p>
      <text:p text:style-name="P4"><text:s text:c="18"/>"WAC0191",</text:p>
      <text:p text:style-name="P4"><text:s text:c="18"/>"161.49",</text:p>
      <text:p text:style-name="P4"><text:s text:c="18"/>"2017-01-01 12:29:49",</text:p>
      <text:p text:style-name="P4"><text:s text:c="18"/>"161.49",</text:p>
      <text:p text:style-name="P4"><text:s text:c="18"/>"Wacom",</text:p>
      <text:p text:style-name="P4"><text:s text:c="18"/>"Education - Wacom Intuos Comic M Black",</text:p>
      <text:p text:style-name="P4"><text:s text:c="18"/>"multi-touch graphics tablet with pen precision and free software for Mac and PC",</text:p>
      <text:p text:style-name="P4"><text:s text:c="18"/>"1405",</text:p>
      <text:p text:style-name="P4"><text:s text:c="18"/>"199.99",</text:p>
      <text:p text:style-name="P4"><text:s text:c="18"/>"Portable Devices",</text:p>
      <text:p text:style-name="P4"><text:s text:c="18"/>"Graphics Tablet",</text:p>
      <text:p text:style-name="P4"><text:s text:c="18"/>"38.5"</text:p>
      <text:p text:style-name="P4"><text:s text:c="16"/>],</text:p>
      <text:p text:style-name="P4"><text:s text:c="16"/>[</text:p>
      <text:p text:style-name="P4"><text:s text:c="18"/>"33",</text:p>
      <text:p text:style-name="P4"><text:s text:c="18"/>"1119367",</text:p>
      <text:p text:style-name="P4"><text:s text:c="18"/>"299655",</text:p>
      <text:p text:style-name="P4"><text:s text:c="18"/>"0",</text:p>
      <text:p text:style-name="P4"><text:s text:c="18"/>"1",</text:p>
      <text:p text:style-name="P4"><text:s text:c="18"/>"WAC0040",</text:p>
      <text:p text:style-name="P4"><text:s text:c="18"/>"35.14",</text:p>
      <text:p text:style-name="P4"><text:s text:c="18"/>"2017-01-01 12:31:41",</text:p>
      <text:p text:style-name="P4"><text:s text:c="18"/>"35.14",</text:p>
      <text:p text:style-name="P4"><text:s text:c="18"/>"Wacom",</text:p>
      <text:p text:style-name="P4"><text:s text:c="18"/>"Wacom Bamboo Wireless Kit / Intuos graphics tablet accessory kit 5",</text:p>
      <text:p text:style-name="P4"><text:s text:c="18"/>"Wireless Kit Wacom graphics tablets.",</text:p>
      <text:p text:style-name="P4"><text:s text:c="18"/>"101781405",</text:p>
      <text:p text:style-name="P4"><text:s text:c="18"/>"39.99",</text:p>
      <text:p text:style-name="P4"><text:s text:c="18"/>"Tools &amp; Repair",</text:p>
      <text:p text:style-name="P4"><text:s text:c="18"/>"Replacement Part",</text:p>
      <text:p text:style-name="P4"><text:s text:c="18"/>"4.850000000000001"</text:p>
      <text:p text:style-name="P4"><text:s text:c="16"/>],</text:p>
      <text:p text:style-name="P4"><text:s text:c="16"/>[</text:p>
      <text:p text:style-name="P4"><text:s text:c="18"/>"34",</text:p>
      <text:p text:style-name="P4"><text:s text:c="18"/>"1119371",</text:p>
      <text:p text:style-name="P4"><text:s text:c="18"/>"299659",</text:p>
      <text:p text:style-name="P4"><text:s text:c="18"/>"0",</text:p>
      <text:p text:style-name="P4"><text:s text:c="18"/>"1",</text:p>
      <text:p text:style-name="P4"><text:s text:c="18"/>"THU0013",</text:p>
      <text:p text:style-name="P4"><text:s text:c="18"/>"75.99",</text:p>
      <text:p text:style-name="P4"><text:s text:c="18"/>"2017-01-01 12:32:53",</text:p>
      <text:p text:style-name="P4"><text:s text:c="18"/>"75.99",</text:p>
      <text:p text:style-name="P4"><text:s text:c="18"/>"Thule",</text:p>
      <text:p text:style-name="P4"><text:s text:c="18"/>"Thule Crossover 25L Backpack MacBook Pro 15 \"Black",</text:p>
      <text:p text:style-name="P4"><text:soft-page-break/><text:s text:c="18"/>"resistant and waterproof backpack capacity 25 liter bins for MacBook Pro 15-inch iPad and iPhone",</text:p>
      <text:p text:style-name="P4"><text:s text:c="18"/>"1392",</text:p>
      <text:p text:style-name="P4"><text:s text:c="18"/>"99.95",</text:p>
      <text:p text:style-name="P4"><text:s text:c="18"/>"Cases &amp; Protection",</text:p>
      <text:p text:style-name="P4"><text:s text:c="18"/>"Bag",</text:p>
      <text:p text:style-name="P4"><text:s text:c="18"/>"23.960000000000008"</text:p>
      <text:p text:style-name="P4"><text:s text:c="16"/>],</text:p>
      <text:p text:style-name="P4"><text:s text:c="16"/>[</text:p>
      <text:p text:style-name="P4"><text:s text:c="18"/>"35",</text:p>
      <text:p text:style-name="P4"><text:s text:c="18"/>"1119388",</text:p>
      <text:p text:style-name="P4"><text:s text:c="18"/>"299667",</text:p>
      <text:p text:style-name="P4"><text:s text:c="18"/>"0",</text:p>
      <text:p text:style-name="P4"><text:s text:c="18"/>"1",</text:p>
      <text:p text:style-name="P4"><text:s text:c="18"/>"WIT0024",</text:p>
      <text:p text:style-name="P4"><text:s text:c="18"/>"94.99",</text:p>
      <text:p text:style-name="P4"><text:s text:c="18"/>"2017-01-01 12:42:40",</text:p>
      <text:p text:style-name="P4"><text:s text:c="18"/>"94.99",</text:p>
      <text:p text:style-name="P4"><text:s text:c="18"/>"Withings",</text:p>
      <text:p text:style-name="P4"><text:s text:c="18"/>"Withings Activite POP Blue Clock",</text:p>
      <text:p text:style-name="P4"><text:s text:c="18"/>"Smartwatch that records sleep and movement for iPhone and iPod Touch.",</text:p>
      <text:p text:style-name="P4"><text:s text:c="18"/>"11905404",</text:p>
      <text:p text:style-name="P4"><text:s text:c="18"/>"129.95",</text:p>
      <text:p text:style-name="P4"><text:s text:c="18"/>"Smart Home &amp; IoT",</text:p>
      <text:p text:style-name="P4"><text:s text:c="18"/>"Smart Wearables &amp; Health",</text:p>
      <text:p text:style-name="P4"><text:s text:c="18"/>"34.959999999999994"</text:p>
      <text:p text:style-name="P4"><text:s text:c="16"/>],</text:p>
      <text:p text:style-name="P4"><text:s text:c="16"/>[</text:p>
      <text:p text:style-name="P4"><text:s text:c="18"/>"36",</text:p>
      <text:p text:style-name="P4"><text:s text:c="18"/>"1119404",</text:p>
      <text:p text:style-name="P4"><text:s text:c="18"/>"299673",</text:p>
      <text:p text:style-name="P4"><text:s text:c="18"/>"0",</text:p>
      <text:p text:style-name="P4"><text:s text:c="18"/>"1",</text:p>
      <text:p text:style-name="P4"><text:s text:c="18"/>"PAC0569",</text:p>
      <text:p text:style-name="P4"><text:s text:c="18"/>"168.14",</text:p>
      <text:p text:style-name="P4"><text:s text:c="18"/>"2017-01-01 12:56:10",</text:p>
      <text:p text:style-name="P4"><text:s text:c="18"/>"168.14",</text:p>
      <text:p text:style-name="P4"><text:s text:c="18"/>"Pack",</text:p>
      <text:p text:style-name="P4"><text:s text:c="18"/>"Samsung 256GB SSD expansion PRO Kit for iMac 27 \"2011",</text:p>
      <text:p text:style-name="P4"><text:s text:c="18"/>"Upgrade kit 256GB SSD iMac 27 inch Mid 2011",</text:p>
      <text:p text:style-name="P4"><text:s text:c="18"/>"1433",</text:p>
      <text:p text:style-name="P4"><text:s text:c="18"/>"200.98",</text:p>
      <text:p text:style-name="P4"><text:s text:c="18"/>"Storage",</text:p>
      <text:p text:style-name="P4"><text:s text:c="18"/>"SSD",</text:p>
      <text:p text:style-name="P4"><text:s text:c="18"/>"32.84"</text:p>
      <text:p text:style-name="P4"><text:s text:c="16"/>],</text:p>
      <text:p text:style-name="P4"><text:s text:c="16"/>[</text:p>
      <text:p text:style-name="P4"><text:s text:c="18"/>"37",</text:p>
      <text:p text:style-name="P4"><text:s text:c="18"/>"1119405",</text:p>
      <text:p text:style-name="P4"><text:soft-page-break/><text:s text:c="18"/>"299664",</text:p>
      <text:p text:style-name="P4"><text:s text:c="18"/>"0",</text:p>
      <text:p text:style-name="P4"><text:s text:c="18"/>"1",</text:p>
      <text:p text:style-name="P4"><text:s text:c="18"/>"APP0958",</text:p>
      <text:p text:style-name="P4"><text:s text:c="18"/>"1351.99",</text:p>
      <text:p text:style-name="P4"><text:s text:c="18"/>"2017-01-01 12:57:21",</text:p>
      <text:p text:style-name="P4"><text:s text:c="18"/>"1351.99",</text:p>
      <text:p text:style-name="P4"><text:s text:c="18"/>"Apple",</text:p>
      <text:p text:style-name="P4"><text:s text:c="18"/>"Apple MacBook Pro Retina 13 \"i5 27 Ghz | 8GB RAM | 128GB Flash",</text:p>
      <text:p text:style-name="P4"><text:s text:c="18"/>"New MacBook Pro 13-inch Retina screen i5 128GB RAM 8GB Flash 27GHz (MF839Y / A).",</text:p>
      <text:p text:style-name="P4"><text:s text:c="18"/>"1282",</text:p>
      <text:p text:style-name="P4"><text:s text:c="18"/>"1449.0",</text:p>
      <text:p text:style-name="P4"><text:s text:c="18"/>"Computers",</text:p>
      <text:p text:style-name="P4"><text:s text:c="18"/>"MacBook Pro",</text:p>
      <text:p text:style-name="P4"><text:s text:c="18"/>"97.00999999999999"</text:p>
      <text:p text:style-name="P4"><text:s text:c="16"/>],</text:p>
      <text:p text:style-name="P4"><text:s text:c="16"/>[</text:p>
      <text:p text:style-name="P4"><text:s text:c="18"/>"38",</text:p>
      <text:p text:style-name="P4"><text:s text:c="18"/>"1119407",</text:p>
      <text:p text:style-name="P4"><text:s text:c="18"/>"299674",</text:p>
      <text:p text:style-name="P4"><text:s text:c="18"/>"0",</text:p>
      <text:p text:style-name="P4"><text:s text:c="18"/>"1",</text:p>
      <text:p text:style-name="P4"><text:s text:c="18"/>"PAC1296",</text:p>
      <text:p text:style-name="P4"><text:s text:c="18"/>"584.24",</text:p>
      <text:p text:style-name="P4"><text:s text:c="18"/>"2017-01-01 12:58:24",</text:p>
      <text:p text:style-name="P4"><text:s text:c="18"/>"584.24",</text:p>
      <text:p text:style-name="P4"><text:s text:c="18"/>"Pack",</text:p>
      <text:p text:style-name="P4"><text:s text:c="18"/>"Pack QNAP TS-251 + | 8GB RAM | WD 6TB Network",</text:p>
      <text:p text:style-name="P4"><text:s text:c="18"/>"Pack QNAP TS-251 + with 8GB RAM memory + 6TB (2x3TB) Hard Red WD Mac and PC.",</text:p>
      <text:p text:style-name="P4"><text:s text:c="18"/>"12175397",</text:p>
      <text:p text:style-name="P4"><text:s text:c="18"/>"757.99",</text:p>
      <text:p text:style-name="P4"><text:s text:c="18"/>"Networking",</text:p>
      <text:p text:style-name="P4"><text:s text:c="18"/>"NAS Memory Upgrade",</text:p>
      <text:p text:style-name="P4"><text:s text:c="18"/>"173.75"</text:p>
      <text:p text:style-name="P4"><text:s text:c="16"/>],</text:p>
      <text:p text:style-name="P4"><text:s text:c="16"/>[</text:p>
      <text:p text:style-name="P4"><text:s text:c="18"/>"39",</text:p>
      <text:p text:style-name="P4"><text:s text:c="18"/>"1119419",</text:p>
      <text:p text:style-name="P4"><text:s text:c="18"/>"299681",</text:p>
      <text:p text:style-name="P4"><text:s text:c="18"/>"0",</text:p>
      <text:p text:style-name="P4"><text:s text:c="18"/>"1",</text:p>
      <text:p text:style-name="P4"><text:s text:c="18"/>"SPE0161",</text:p>
      <text:p text:style-name="P4"><text:s text:c="18"/>"35.14",</text:p>
      <text:p text:style-name="P4"><text:s text:c="18"/>"2017-01-01 13:07:07",</text:p>
      <text:p text:style-name="P4"><text:s text:c="18"/>"35.14",</text:p>
      <text:p text:style-name="P4"><text:s text:c="18"/>"Spek SeeThru",</text:p>
      <text:p text:style-name="P4"><text:s text:c="18"/>"Seethru Speck Case Macbook Air 11 \"Blue Calypso",</text:p>
      <text:p text:style-name="P4"><text:soft-page-break/><text:s text:c="18"/>"Protective housing MacBook Air 11 inches.",</text:p>
      <text:p text:style-name="P4"><text:s text:c="18"/>"13835403",</text:p>
      <text:p text:style-name="P4"><text:s text:c="18"/>"49.9",</text:p>
      <text:p text:style-name="P4"><text:s text:c="18"/>"Cases &amp; Protection",</text:p>
      <text:p text:style-name="P4"><text:s text:c="18"/>"Case",</text:p>
      <text:p text:style-name="P4"><text:s text:c="18"/>"14.759999999999998"</text:p>
      <text:p text:style-name="P4"><text:s text:c="16"/>],</text:p>
      <text:p text:style-name="P4"><text:s text:c="16"/>[</text:p>
      <text:p text:style-name="P4"><text:s text:c="18"/>"40",</text:p>
      <text:p text:style-name="P4"><text:s text:c="18"/>"1119422",</text:p>
      <text:p text:style-name="P4"><text:s text:c="18"/>"299681",</text:p>
      <text:p text:style-name="P4"><text:s text:c="18"/>"0",</text:p>
      <text:p text:style-name="P4"><text:s text:c="18"/>"1",</text:p>
      <text:p text:style-name="P4"><text:s text:c="18"/>"APP0701",</text:p>
      <text:p text:style-name="P4"><text:s text:c="18"/>"69.34",</text:p>
      <text:p text:style-name="P4"><text:s text:c="18"/>"2017-01-01 13:09:14",</text:p>
      <text:p text:style-name="P4"><text:s text:c="18"/>"69.34",</text:p>
      <text:p text:style-name="P4"><text:s text:c="18"/>"Apple",</text:p>
      <text:p text:style-name="P4"><text:s text:c="18"/>" Apple 45W MagSafe 2 charger MacBook Air in June 2012 (OEM)",</text:p>
      <text:p text:style-name="P4"><text:s text:c="18"/>"Apple charger MacBook Air MagSafe 2 45W without original box",</text:p>
      <text:p text:style-name="P4"><text:s text:c="18"/>"13005399",</text:p>
      <text:p text:style-name="P4"><text:s text:c="18"/>"89.0",</text:p>
      <text:p text:style-name="P4"><text:s text:c="18"/>"Power &amp; Charging",</text:p>
      <text:p text:style-name="P4"><text:s text:c="18"/>"Charger",</text:p>
      <text:p text:style-name="P4"><text:s text:c="18"/>"19.659999999999997"</text:p>
      <text:p text:style-name="P4"><text:s text:c="16"/>],</text:p>
      <text:p text:style-name="P4"><text:s text:c="16"/>[</text:p>
      <text:p text:style-name="P4"><text:s text:c="18"/>"41",</text:p>
      <text:p text:style-name="P4"><text:s text:c="18"/>"1119448",</text:p>
      <text:p text:style-name="P4"><text:s text:c="18"/>"299696",</text:p>
      <text:p text:style-name="P4"><text:s text:c="18"/>"0",</text:p>
      <text:p text:style-name="P4"><text:s text:c="18"/>"1",</text:p>
      <text:p text:style-name="P4"><text:s text:c="18"/>"KEN0212",</text:p>
      <text:p text:style-name="P4"><text:s text:c="18"/>"18.04",</text:p>
      <text:p text:style-name="P4"><text:s text:c="18"/>"2017-01-01 13:27:25",</text:p>
      <text:p text:style-name="P4"><text:s text:c="18"/>"18.04",</text:p>
      <text:p text:style-name="P4"><text:s text:c="18"/>"Jaybird",</text:p>
      <text:p text:style-name="P4"><text:s text:c="18"/>"Kensington Power Bank External Battery 5200mAh Silver",</text:p>
      <text:p text:style-name="P4"><text:s text:c="18"/>"5200mAh external battery small and light (152g) for iPhone iPad and iPod.",</text:p>
      <text:p text:style-name="P4"><text:s text:c="18"/>"1515",</text:p>
      <text:p text:style-name="P4"><text:s text:c="18"/>"32.99",</text:p>
      <text:p text:style-name="P4"><text:s text:c="18"/>"Power &amp; Charging",</text:p>
      <text:p text:style-name="P4"><text:s text:c="18"/>"Battery",</text:p>
      <text:p text:style-name="P4"><text:s text:c="18"/>"14.950000000000003"</text:p>
      <text:p text:style-name="P4"><text:s text:c="16"/>],</text:p>
      <text:p text:style-name="P4"><text:s text:c="16"/>[</text:p>
      <text:p text:style-name="P4"><text:s text:c="18"/>"42",</text:p>
      <text:p text:style-name="P4"><text:s text:c="18"/>"1119470",</text:p>
      <text:p text:style-name="P4"><text:s text:c="18"/>"299704",</text:p>
      <text:p text:style-name="P4"><text:soft-page-break/><text:s text:c="18"/>"0",</text:p>
      <text:p text:style-name="P4"><text:s text:c="18"/>"1",</text:p>
      <text:p text:style-name="P4"><text:s text:c="18"/>"APP0697",</text:p>
      <text:p text:style-name="P4"><text:s text:c="18"/>"12.99",</text:p>
      <text:p text:style-name="P4"><text:s text:c="18"/>"2017-01-01 13:41:17",</text:p>
      <text:p text:style-name="P4"><text:s text:c="18"/>"12.99",</text:p>
      <text:p text:style-name="P4"><text:s text:c="18"/>"Apple",</text:p>
      <text:p text:style-name="P4"><text:s text:c="18"/>"OEM USB Cable for iPhone iPad Dock and Apple iPod White Compatible",</text:p>
      <text:p text:style-name="P4"><text:s text:c="18"/>"Cable OEM dock for iPhone iPad and iPod compatible USB Apple (unboxed)",</text:p>
      <text:p text:style-name="P4"><text:s text:c="18"/>"1230",</text:p>
      <text:p text:style-name="P4"><text:s text:c="18"/>"25.0",</text:p>
      <text:p text:style-name="P4"><text:s text:c="18"/>"Cables &amp; Adapters",</text:p>
      <text:p text:style-name="P4"><text:s text:c="18"/>"Lightning USB Cable",</text:p>
      <text:p text:style-name="P4"><text:s text:c="18"/>"12.01"</text:p>
      <text:p text:style-name="P4"><text:s text:c="16"/>],</text:p>
      <text:p text:style-name="P4"><text:s text:c="16"/>[</text:p>
      <text:p text:style-name="P4"><text:s text:c="18"/>"43",</text:p>
      <text:p text:style-name="P4"><text:s text:c="18"/>"1119490",</text:p>
      <text:p text:style-name="P4"><text:s text:c="18"/>"299710",</text:p>
      <text:p text:style-name="P4"><text:s text:c="18"/>"0",</text:p>
      <text:p text:style-name="P4"><text:s text:c="18"/>"1",</text:p>
      <text:p text:style-name="P4"><text:s text:c="18"/>"PHI0072",</text:p>
      <text:p text:style-name="P4"><text:s text:c="18"/>"66.49",</text:p>
      <text:p text:style-name="P4"><text:s text:c="18"/>"2017-01-01 14:05:28",</text:p>
      <text:p text:style-name="P4"><text:s text:c="18"/>"66.49",</text:p>
      <text:p text:style-name="P4"><text:s text:c="18"/>"Philips",</text:p>
      <text:p text:style-name="P4"><text:s text:c="18"/>"Philips Hue bulbs 9.5W White Pack 2 Starter Kit + E27 A60 Bridge",</text:p>
      <text:p text:style-name="P4"><text:s text:c="18"/>"Kit 2 bulbs E27 + white light controller Bridge",</text:p>
      <text:p text:style-name="P4"><text:s text:c="18"/>"11905404",</text:p>
      <text:p text:style-name="P4"><text:s text:c="18"/>"79.95",</text:p>
      <text:p text:style-name="P4"><text:s text:c="18"/>"Smart Home &amp; IoT",</text:p>
      <text:p text:style-name="P4"><text:s text:c="18"/>"Smart Lighting",</text:p>
      <text:p text:style-name="P4"><text:s text:c="18"/>"13.460000000000008"</text:p>
      <text:p text:style-name="P4"><text:s text:c="16"/>],</text:p>
      <text:p text:style-name="P4"><text:s text:c="16"/>[</text:p>
      <text:p text:style-name="P4"><text:s text:c="18"/>"44",</text:p>
      <text:p text:style-name="P4"><text:s text:c="18"/>"1119491",</text:p>
      <text:p text:style-name="P4"><text:s text:c="18"/>"299710",</text:p>
      <text:p text:style-name="P4"><text:s text:c="18"/>"0",</text:p>
      <text:p text:style-name="P4"><text:s text:c="18"/>"1",</text:p>
      <text:p text:style-name="P4"><text:s text:c="18"/>"PHI0079",</text:p>
      <text:p text:style-name="P4"><text:s text:c="18"/>"56.04",</text:p>
      <text:p text:style-name="P4"><text:s text:c="18"/>"2017-01-01 14:06:17",</text:p>
      <text:p text:style-name="P4"><text:s text:c="18"/>"56.04",</text:p>
      <text:p text:style-name="P4"><text:s text:c="18"/>"Philips",</text:p>
      <text:p text:style-name="P4"><text:s text:c="18"/>"Philips Hue White and Color Light Bulb 10W A60 E27 Single",</text:p>
      <text:p text:style-name="P4"><text:s text:c="18"/>"Independent bulb color and white for Philips Hue System",</text:p>
      <text:p text:style-name="P4"><text:s text:c="18"/>"11905404",</text:p>
      <text:p text:style-name="P4"><text:s text:c="18"/>"59.95",</text:p>
      <text:p text:style-name="P4"><text:soft-page-break/><text:s text:c="18"/>"Smart Home &amp; IoT",</text:p>
      <text:p text:style-name="P4"><text:s text:c="18"/>"Smart Lighting",</text:p>
      <text:p text:style-name="P4"><text:s text:c="18"/>"3.9100000000000037"</text:p>
      <text:p text:style-name="P4"><text:s text:c="16"/>],</text:p>
      <text:p text:style-name="P4"><text:s text:c="16"/>[</text:p>
      <text:p text:style-name="P4"><text:s text:c="18"/>"45",</text:p>
      <text:p text:style-name="P4"><text:s text:c="18"/>"1119506",</text:p>
      <text:p text:style-name="P4"><text:s text:c="18"/>"299719",</text:p>
      <text:p text:style-name="P4"><text:s text:c="18"/>"0",</text:p>
      <text:p text:style-name="P4"><text:s text:c="18"/>"1",</text:p>
      <text:p text:style-name="P4"><text:s text:c="18"/>"OTT0139",</text:p>
      <text:p text:style-name="P4"><text:s text:c="18"/>"21.84",</text:p>
      <text:p text:style-name="P4"><text:s text:c="18"/>"2017-01-01 14:19:14",</text:p>
      <text:p text:style-name="P4"><text:s text:c="18"/>"21.84",</text:p>
      <text:p text:style-name="P4"><text:s text:c="18"/>"Otterbox",</text:p>
      <text:p text:style-name="P4"><text:s text:c="18"/>"OtterBox Symmetry Clear Case iPhone SE / 5s / 5 Transparent / Black",</text:p>
      <text:p text:style-name="P4"><text:s text:c="18"/>"resistant cover and rear transparent thin iPhone SE / 5s / 5",</text:p>
      <text:p text:style-name="P4"><text:s text:c="18"/>"11865403",</text:p>
      <text:p text:style-name="P4"><text:s text:c="18"/>"29.99",</text:p>
      <text:p text:style-name="P4"><text:s text:c="18"/>"Cases &amp; Protection",</text:p>
      <text:p text:style-name="P4"><text:s text:c="18"/>"Case",</text:p>
      <text:p text:style-name="P4"><text:s text:c="18"/>"8.149999999999999"</text:p>
      <text:p text:style-name="P4"><text:s text:c="16"/>],</text:p>
      <text:p text:style-name="P4"><text:s text:c="16"/>[</text:p>
      <text:p text:style-name="P4"><text:s text:c="18"/>"46",</text:p>
      <text:p text:style-name="P4"><text:s text:c="18"/>"1119510",</text:p>
      <text:p text:style-name="P4"><text:s text:c="18"/>"299719",</text:p>
      <text:p text:style-name="P4"><text:s text:c="18"/>"0",</text:p>
      <text:p text:style-name="P4"><text:s text:c="18"/>"1",</text:p>
      <text:p text:style-name="P4"><text:s text:c="18"/>"GRT0361",</text:p>
      <text:p text:style-name="P4"><text:s text:c="18"/>"18.04",</text:p>
      <text:p text:style-name="P4"><text:s text:c="18"/>"2017-01-01 14:22:21",</text:p>
      <text:p text:style-name="P4"><text:s text:c="18"/>"18.04",</text:p>
      <text:p text:style-name="P4"><text:s text:c="18"/>"Griffin",</text:p>
      <text:p text:style-name="P4"><text:s text:c="18"/>"Griffin PowerJolt Car Charger 5V 2A 12W Lightning",</text:p>
      <text:p text:style-name="P4"><text:s text:c="18"/>"Car Charger for iPhone iPad and iPod.",</text:p>
      <text:p text:style-name="P4"><text:s text:c="18"/>"13615399",</text:p>
      <text:p text:style-name="P4"><text:s text:c="18"/>"19.99",</text:p>
      <text:p text:style-name="P4"><text:s text:c="18"/>"Power &amp; Charging",</text:p>
      <text:p text:style-name="P4"><text:s text:c="18"/>"Charger",</text:p>
      <text:p text:style-name="P4"><text:s text:c="18"/>"1.9499999999999993"</text:p>
      <text:p text:style-name="P4"><text:s text:c="16"/>],</text:p>
      <text:p text:style-name="P4"><text:s text:c="16"/>[</text:p>
      <text:p text:style-name="P4"><text:s text:c="18"/>"47",</text:p>
      <text:p text:style-name="P4"><text:s text:c="18"/>"1119513",</text:p>
      <text:p text:style-name="P4"><text:s text:c="18"/>"299723",</text:p>
      <text:p text:style-name="P4"><text:s text:c="18"/>"0",</text:p>
      <text:p text:style-name="P4"><text:s text:c="18"/>"2",</text:p>
      <text:p text:style-name="P4"><text:s text:c="18"/>"MAC0122",</text:p>
      <text:p text:style-name="P4"><text:soft-page-break/><text:s text:c="18"/>"23.74",</text:p>
      <text:p text:style-name="P4"><text:s text:c="18"/>"2017-01-01 14:26:43",</text:p>
      <text:p text:style-name="P4"><text:s text:c="18"/>"47.48",</text:p>
      <text:p text:style-name="P4"><text:s text:c="18"/>"Macally",</text:p>
      <text:p text:style-name="P4"><text:s text:c="18"/>"Macally USB 3.0 External Enclosure 2.5 \"SATA Plata",</text:p>
      <text:p text:style-name="P4"><text:s text:c="18"/>"Aluminum HDD external case 2.5 USB 3.0 for Mac and PC inches.",</text:p>
      <text:p text:style-name="P4"><text:s text:c="18"/>"12995397",</text:p>
      <text:p text:style-name="P4"><text:s text:c="18"/>"29.95",</text:p>
      <text:p text:style-name="P4"><text:s text:c="18"/>"Storage",</text:p>
      <text:p text:style-name="P4"><text:s text:c="18"/>"Enclosure / Dock",</text:p>
      <text:p text:style-name="P4"><text:s text:c="18"/>"6.210000000000001"</text:p>
      <text:p text:style-name="P4"><text:s text:c="16"/>],</text:p>
      <text:p text:style-name="P4"><text:s text:c="16"/>[</text:p>
      <text:p text:style-name="P4"><text:s text:c="18"/>"48",</text:p>
      <text:p text:style-name="P4"><text:s text:c="18"/>"1119529",</text:p>
      <text:p text:style-name="P4"><text:s text:c="18"/>"299696",</text:p>
      <text:p text:style-name="P4"><text:s text:c="18"/>"0",</text:p>
      <text:p text:style-name="P4"><text:s text:c="18"/>"3",</text:p>
      <text:p text:style-name="P4"><text:s text:c="18"/>"SAN0112",</text:p>
      <text:p text:style-name="P4"><text:s text:c="18"/>"18.99",</text:p>
      <text:p text:style-name="P4"><text:s text:c="18"/>"2017-01-01 14:52:01",</text:p>
      <text:p text:style-name="P4"><text:s text:c="18"/>"56.97",</text:p>
      <text:p text:style-name="P4"><text:s text:c="18"/>"SanDisk",</text:p>
      <text:p text:style-name="P4"><text:s text:c="18"/>"SanDisk Ultra Flair Flash Drive 64GB USB 3.0",</text:p>
      <text:p text:style-name="P4"><text:s text:c="18"/>"USB 3.0 flash drive 64GB USB Flash Drive Mac and PC.",</text:p>
      <text:p text:style-name="P4"><text:s text:c="18"/>"57445397",</text:p>
      <text:p text:style-name="P4"><text:s text:c="18"/>"24.99",</text:p>
      <text:p text:style-name="P4"><text:s text:c="18"/>"Storage",</text:p>
      <text:p text:style-name="P4"><text:s text:c="18"/>"Flash Drive",</text:p>
      <text:p text:style-name="P4"><text:s text:c="18"/>"6.0"</text:p>
      <text:p text:style-name="P4"><text:s text:c="16"/>],</text:p>
      <text:p text:style-name="P4"><text:s text:c="16"/>[</text:p>
      <text:p text:style-name="P4"><text:s text:c="18"/>"49",</text:p>
      <text:p text:style-name="P4"><text:s text:c="18"/>"1119539",</text:p>
      <text:p text:style-name="P4"><text:s text:c="18"/>"299736",</text:p>
      <text:p text:style-name="P4"><text:s text:c="18"/>"0",</text:p>
      <text:p text:style-name="P4"><text:s text:c="18"/>"1",</text:p>
      <text:p text:style-name="P4"><text:s text:c="18"/>"WAC0191",</text:p>
      <text:p text:style-name="P4"><text:s text:c="18"/>"161.49",</text:p>
      <text:p text:style-name="P4"><text:s text:c="18"/>"2017-01-01 14:59:29",</text:p>
      <text:p text:style-name="P4"><text:s text:c="18"/>"161.49",</text:p>
      <text:p text:style-name="P4"><text:s text:c="18"/>"Wacom",</text:p>
      <text:p text:style-name="P4"><text:s text:c="18"/>"Education - Wacom Intuos Comic M Black",</text:p>
      <text:p text:style-name="P4"><text:s text:c="18"/>"multi-touch graphics tablet with pen precision and free software for Mac and PC",</text:p>
      <text:p text:style-name="P4"><text:s text:c="18"/>"1405",</text:p>
      <text:p text:style-name="P4"><text:s text:c="18"/>"199.99",</text:p>
      <text:p text:style-name="P4"><text:s text:c="18"/>"Portable Devices",</text:p>
      <text:p text:style-name="P4"><text:s text:c="18"/>"Graphics Tablet",</text:p>
      <text:p text:style-name="P4"><text:s text:c="18"/>"38.5"</text:p>
      <text:p text:style-name="P4"><text:soft-page-break/><text:s text:c="16"/>]</text:p>
      <text:p text:style-name="P4"><text:s text:c="14"/>],</text:p>
      <text:p text:style-name="P4"><text:s text:c="14"/>"shape": {</text:p>
      <text:p text:style-name="P4"><text:s text:c="16"/>"columns": 16,</text:p>
      <text:p text:style-name="P4"><text:s text:c="16"/>"rows": 57974</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5"/>&lt;th&gt;unit_price_total&lt;/th&gt;\n",</text:p>
      <text:p text:style-name="P4"><text:s text:c="14"/>" <text:s text:c="5"/>&lt;th&gt;brand&lt;/th&gt;\n",</text:p>
      <text:p text:style-name="P4"><text:s text:c="14"/>" <text:s text:c="5"/>&lt;th&gt;name&lt;/th&gt;\n",</text:p>
      <text:p text:style-name="P4"><text:s text:c="14"/>" <text:s text:c="5"/>&lt;th&gt;desc&lt;/th&gt;\n",</text:p>
      <text:p text:style-name="P4"><text:s text:c="14"/>" <text:s text:c="5"/>&lt;th&gt;type&lt;/th&gt;\n",</text:p>
      <text:p text:style-name="P4"><text:s text:c="14"/>" <text:s text:c="5"/>&lt;th&gt;price&lt;/th&gt;\n",</text:p>
      <text:p text:style-name="P4"><text:s text:c="14"/>" <text:s text:c="5"/>&lt;th&gt;category&lt;/th&gt;\n",</text:p>
      <text:p text:style-name="P4"><text:s text:c="14"/>" <text:s text:c="5"/>&lt;th&gt;subcategory&lt;/th&gt;\n",</text:p>
      <text:p text:style-name="P4"><text:s text:c="14"/>" <text:s text:c="5"/>&lt;th&gt;discount&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1119116&lt;/td&gt;\n",</text:p>
      <text:p text:style-name="P4"><text:s text:c="14"/>" <text:s text:c="5"/>&lt;td&gt;299545&lt;/td&gt;\n",</text:p>
      <text:p text:style-name="P4"><text:soft-page-break/><text:s text:c="14"/>" <text:s text:c="5"/>&lt;td&gt;0&lt;/td&gt;\n",</text:p>
      <text:p text:style-name="P4"><text:s text:c="14"/>" <text:s text:c="5"/>&lt;td&gt;1&lt;/td&gt;\n",</text:p>
      <text:p text:style-name="P4"><text:s text:c="14"/>" <text:s text:c="5"/>&lt;td&gt;OWC0100&lt;/td&gt;\n",</text:p>
      <text:p text:style-name="P4"><text:s text:c="14"/>" <text:s text:c="5"/>&lt;td&gt;47.49&lt;/td&gt;\n",</text:p>
      <text:p text:style-name="P4"><text:s text:c="14"/>" <text:s text:c="5"/>&lt;td&gt;2017-01-01 01:46:16&lt;/td&gt;\n",</text:p>
      <text:p text:style-name="P4"><text:s text:c="14"/>" <text:s text:c="5"/>&lt;td&gt;47.49&lt;/td&gt;\n",</text:p>
      <text:p text:style-name="P4"><text:s text:c="14"/>" <text:s text:c="5"/>&lt;td&gt;OWC&lt;/td&gt;\n",</text:p>
      <text:p text:style-name="P4"><text:s text:c="14"/>" <text:s text:c="5"/>&lt;td&gt;OWC In-line Digital Temperature Sensor Kit HDD...&lt;/td&gt;\n",</text:p>
      <text:p text:style-name="P4"><text:s text:c="14"/>" <text:s text:c="5"/>&lt;td&gt;Kit temperature sensor for HDD iMac 21 inch an...&lt;/td&gt;\n",</text:p>
      <text:p text:style-name="P4"><text:s text:c="14"/>" <text:s text:c="5"/>&lt;td&gt;12755395&lt;/td&gt;\n",</text:p>
      <text:p text:style-name="P4"><text:s text:c="14"/>" <text:s text:c="5"/>&lt;td&gt;60.99&lt;/td&gt;\n",</text:p>
      <text:p text:style-name="P4"><text:s text:c="14"/>" <text:s text:c="5"/>&lt;td&gt;Tools &amp;amp; Repair&lt;/td&gt;\n",</text:p>
      <text:p text:style-name="P4"><text:s text:c="14"/>" <text:s text:c="5"/>&lt;td&gt;Replacement Part&lt;/td&gt;\n",</text:p>
      <text:p text:style-name="P4"><text:s text:c="14"/>" <text:s text:c="5"/>&lt;td&gt;13.50&lt;/td&gt;\n",</text:p>
      <text:p text:style-name="P4"><text:s text:c="14"/>" <text:s text:c="3"/>&lt;/tr&gt;\n",</text:p>
      <text:p text:style-name="P4"><text:s text:c="14"/>" <text:s text:c="3"/>&lt;tr&gt;\n",</text:p>
      <text:p text:style-name="P4"><text:s text:c="14"/>" <text:s text:c="5"/>&lt;th&gt;1&lt;/th&gt;\n",</text:p>
      <text:p text:style-name="P4"><text:s text:c="14"/>" <text:s text:c="5"/>&lt;td&gt;1119119&lt;/td&gt;\n",</text:p>
      <text:p text:style-name="P4"><text:s text:c="14"/>" <text:s text:c="5"/>&lt;td&gt;299546&lt;/td&gt;\n",</text:p>
      <text:p text:style-name="P4"><text:s text:c="14"/>" <text:s text:c="5"/>&lt;td&gt;0&lt;/td&gt;\n",</text:p>
      <text:p text:style-name="P4"><text:s text:c="14"/>" <text:s text:c="5"/>&lt;td&gt;1&lt;/td&gt;\n",</text:p>
      <text:p text:style-name="P4"><text:s text:c="14"/>" <text:s text:c="5"/>&lt;td&gt;IOT0014&lt;/td&gt;\n",</text:p>
      <text:p text:style-name="P4"><text:s text:c="14"/>" <text:s text:c="5"/>&lt;td&gt;18.99&lt;/td&gt;\n",</text:p>
      <text:p text:style-name="P4"><text:s text:c="14"/>" <text:s text:c="5"/>&lt;td&gt;2017-01-01 01:50:34&lt;/td&gt;\n",</text:p>
      <text:p text:style-name="P4"><text:s text:c="14"/>" <text:s text:c="5"/>&lt;td&gt;18.99&lt;/td&gt;\n",</text:p>
      <text:p text:style-name="P4"><text:s text:c="14"/>" <text:s text:c="5"/>&lt;td&gt;iOttie&lt;/td&gt;\n",</text:p>
      <text:p text:style-name="P4"><text:s text:c="14"/>" <text:s text:c="5"/>&lt;td&gt;iOttie Easy View 2 Car Black Support&lt;/td&gt;\n",</text:p>
      <text:p text:style-name="P4"><text:s text:c="14"/>" <text:s text:c="5"/>&lt;td&gt;IPhone car holder 7 plus / 7/6 Plus / 6 / 5s /...&lt;/td&gt;\n",</text:p>
      <text:p text:style-name="P4"><text:s text:c="14"/>" <text:s text:c="5"/>&lt;td&gt;5720&lt;/td&gt;\n",</text:p>
      <text:p text:style-name="P4"><text:s text:c="14"/>" <text:s text:c="5"/>&lt;td&gt;22.95&lt;/td&gt;\n",</text:p>
      <text:p text:style-name="P4"><text:s text:c="14"/>" <text:s text:c="5"/>&lt;td&gt;Stand &amp;amp; Mount&lt;/td&gt;\n",</text:p>
      <text:p text:style-name="P4"><text:s text:c="14"/>" <text:s text:c="5"/>&lt;td&gt;Support&lt;/td&gt;\n",</text:p>
      <text:p text:style-name="P4"><text:s text:c="14"/>" <text:s text:c="5"/>&lt;td&gt;3.96&lt;/td&gt;\n",</text:p>
      <text:p text:style-name="P4"><text:s text:c="14"/>" <text:s text:c="3"/>&lt;/tr&gt;\n",</text:p>
      <text:p text:style-name="P4"><text:s text:c="14"/>" <text:s text:c="3"/>&lt;tr&gt;\n",</text:p>
      <text:p text:style-name="P4"><text:s text:c="14"/>" <text:s text:c="5"/>&lt;th&gt;2&lt;/th&gt;\n",</text:p>
      <text:p text:style-name="P4"><text:s text:c="14"/>" <text:s text:c="5"/>&lt;td&gt;1119120&lt;/td&gt;\n",</text:p>
      <text:p text:style-name="P4"><text:s text:c="14"/>" <text:s text:c="5"/>&lt;td&gt;295347&lt;/td&gt;\n",</text:p>
      <text:p text:style-name="P4"><text:s text:c="14"/>" <text:s text:c="5"/>&lt;td&gt;0&lt;/td&gt;\n",</text:p>
      <text:p text:style-name="P4"><text:s text:c="14"/>" <text:s text:c="5"/>&lt;td&gt;1&lt;/td&gt;\n",</text:p>
      <text:p text:style-name="P4"><text:s text:c="14"/>" <text:s text:c="5"/>&lt;td&gt;APP0700&lt;/td&gt;\n",</text:p>
      <text:p text:style-name="P4"><text:s text:c="14"/>" <text:s text:c="5"/>&lt;td&gt;72.19&lt;/td&gt;\n",</text:p>
      <text:p text:style-name="P4"><text:s text:c="14"/>" <text:s text:c="5"/>&lt;td&gt;2017-01-01 01:54:11&lt;/td&gt;\n",</text:p>
      <text:p text:style-name="P4"><text:s text:c="14"/>" <text:s text:c="5"/>&lt;td&gt;72.19&lt;/td&gt;\n",</text:p>
      <text:p text:style-name="P4"><text:s text:c="14"/>" <text:s text:c="5"/>&lt;td&gt;Apple&lt;/td&gt;\n",</text:p>
      <text:p text:style-name="P4"><text:s text:c="14"/>" <text:s text:c="5"/>&lt;td&gt;Apple 85W MagSafe 2 charger MacBook Pro screen...&lt;/td&gt;\n",</text:p>
      <text:p text:style-name="P4"><text:s text:c="14"/>" <text:s text:c="5"/>&lt;td&gt;Apple MagSafe 2 Charger for MacBook Pro 15-inc...&lt;/td&gt;\n",</text:p>
      <text:p text:style-name="P4"><text:s text:c="14"/>" <text:s text:c="5"/>&lt;td&gt;13005399&lt;/td&gt;\n",</text:p>
      <text:p text:style-name="P4"><text:s text:c="14"/>" <text:s text:c="5"/>&lt;td&gt;89.00&lt;/td&gt;\n",</text:p>
      <text:p text:style-name="P4"><text:soft-page-break/><text:s text:c="14"/>" <text:s text:c="5"/>&lt;td&gt;Power &amp;amp; Charging&lt;/td&gt;\n",</text:p>
      <text:p text:style-name="P4"><text:s text:c="14"/>" <text:s text:c="5"/>&lt;td&gt;Charger&lt;/td&gt;\n",</text:p>
      <text:p text:style-name="P4"><text:s text:c="14"/>" <text:s text:c="5"/>&lt;td&gt;16.81&lt;/td&gt;\n",</text:p>
      <text:p text:style-name="P4"><text:s text:c="14"/>" <text:s text:c="3"/>&lt;/tr&gt;\n",</text:p>
      <text:p text:style-name="P4"><text:s text:c="14"/>" <text:s text:c="3"/>&lt;tr&gt;\n",</text:p>
      <text:p text:style-name="P4"><text:s text:c="14"/>" <text:s text:c="5"/>&lt;th&gt;3&lt;/th&gt;\n",</text:p>
      <text:p text:style-name="P4"><text:s text:c="14"/>" <text:s text:c="5"/>&lt;td&gt;1119126&lt;/td&gt;\n",</text:p>
      <text:p text:style-name="P4"><text:s text:c="14"/>" <text:s text:c="5"/>&lt;td&gt;299549&lt;/td&gt;\n",</text:p>
      <text:p text:style-name="P4"><text:s text:c="14"/>" <text:s text:c="5"/>&lt;td&gt;0&lt;/td&gt;\n",</text:p>
      <text:p text:style-name="P4"><text:s text:c="14"/>" <text:s text:c="5"/>&lt;td&gt;1&lt;/td&gt;\n",</text:p>
      <text:p text:style-name="P4"><text:s text:c="14"/>" <text:s text:c="5"/>&lt;td&gt;PAC0929&lt;/td&gt;\n",</text:p>
      <text:p text:style-name="P4"><text:s text:c="14"/>" <text:s text:c="5"/>&lt;td&gt;2565.99&lt;/td&gt;\n",</text:p>
      <text:p text:style-name="P4"><text:s text:c="14"/>" <text:s text:c="5"/>&lt;td&gt;2017-01-01 02:07:42&lt;/td&gt;\n",</text:p>
      <text:p text:style-name="P4"><text:s text:c="14"/>" <text:s text:c="5"/>&lt;td&gt;2565.99&lt;/td&gt;\n",</text:p>
      <text:p text:style-name="P4"><text:s text:c="14"/>" <text:s text:c="5"/>&lt;td&gt;Pack&lt;/td&gt;\n",</text:p>
      <text:p text:style-name="P4"><text:s text:c="14"/>" <text:s text:c="5"/>&lt;td&gt;Apple iMac 27 \"Core i5 3.2GHz Retina 5K | 32GB...&lt;/td&gt;\n",</text:p>
      <text:p text:style-name="P4"><text:s text:c="14"/>" <text:s text:c="5"/>&lt;td&gt;IMac desktop computer 27 inch Retina 5K RAM 32...&lt;/td&gt;\n",</text:p>
      <text:p text:style-name="P4"><text:s text:c="14"/>" <text:s text:c="5"/>&lt;td&gt;1282&lt;/td&gt;\n",</text:p>
      <text:p text:style-name="P4"><text:s text:c="14"/>" <text:s text:c="5"/>&lt;td&gt;3209.00&lt;/td&gt;\n",</text:p>
      <text:p text:style-name="P4"><text:s text:c="14"/>" <text:s text:c="5"/>&lt;td&gt;Computers&lt;/td&gt;\n",</text:p>
      <text:p text:style-name="P4"><text:s text:c="14"/>" <text:s text:c="5"/>&lt;td&gt;iMac&lt;/td&gt;\n",</text:p>
      <text:p text:style-name="P4"><text:s text:c="14"/>" <text:s text:c="5"/>&lt;td&gt;643.01&lt;/td&gt;\n",</text:p>
      <text:p text:style-name="P4"><text:s text:c="14"/>" <text:s text:c="3"/>&lt;/tr&gt;\n",</text:p>
      <text:p text:style-name="P4"><text:s text:c="14"/>" <text:s text:c="3"/>&lt;tr&gt;\n",</text:p>
      <text:p text:style-name="P4"><text:s text:c="14"/>" <text:s text:c="5"/>&lt;th&gt;4&lt;/th&gt;\n",</text:p>
      <text:p text:style-name="P4"><text:s text:c="14"/>" <text:s text:c="5"/>&lt;td&gt;1119134&lt;/td&gt;\n",</text:p>
      <text:p text:style-name="P4"><text:s text:c="14"/>" <text:s text:c="5"/>&lt;td&gt;299556&lt;/td&gt;\n",</text:p>
      <text:p text:style-name="P4"><text:s text:c="14"/>" <text:s text:c="5"/>&lt;td&gt;0&lt;/td&gt;\n",</text:p>
      <text:p text:style-name="P4"><text:s text:c="14"/>" <text:s text:c="5"/>&lt;td&gt;1&lt;/td&gt;\n",</text:p>
      <text:p text:style-name="P4"><text:s text:c="14"/>" <text:s text:c="5"/>&lt;td&gt;CRU0039-A&lt;/td&gt;\n",</text:p>
      <text:p text:style-name="P4"><text:s text:c="14"/>" <text:s text:c="5"/>&lt;td&gt;60.90&lt;/td&gt;\n",</text:p>
      <text:p text:style-name="P4"><text:s text:c="14"/>" <text:s text:c="5"/>&lt;td&gt;2017-01-01 02:20:14&lt;/td&gt;\n",</text:p>
      <text:p text:style-name="P4"><text:s text:c="14"/>" <text:s text:c="5"/>&lt;td&gt;60.90&lt;/td&gt;\n",</text:p>
      <text:p text:style-name="P4"><text:s text:c="14"/>" <text:s text:c="5"/>&lt;td&gt;Crucial&lt;/td&gt;\n",</text:p>
      <text:p text:style-name="P4"><text:s text:c="14"/>" <text:s text:c="5"/>&lt;td&gt;(Open) Crucial 240GB SSD 7mm BX200&lt;/td&gt;\n",</text:p>
      <text:p text:style-name="P4"><text:s text:c="14"/>" <text:s text:c="5"/>&lt;td&gt;SSD hard drive and high-speed performance with...&lt;/td&gt;\n",</text:p>
      <text:p text:style-name="P4"><text:s text:c="14"/>" <text:s text:c="5"/>&lt;td&gt;1298&lt;/td&gt;\n",</text:p>
      <text:p text:style-name="P4"><text:s text:c="14"/>" <text:s text:c="5"/>&lt;td&gt;76.99&lt;/td&gt;\n",</text:p>
      <text:p text:style-name="P4"><text:s text:c="14"/>" <text:s text:c="5"/>&lt;td&gt;Storage&lt;/td&gt;\n",</text:p>
      <text:p text:style-name="P4"><text:s text:c="14"/>" <text:s text:c="5"/>&lt;td&gt;SSD&lt;/td&gt;\n",</text:p>
      <text:p text:style-name="P4"><text:s text:c="14"/>" <text:s text:c="5"/>&lt;td&gt;16.09&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oft-page-break/><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57969&lt;/th&gt;\n",</text:p>
      <text:p text:style-name="P4"><text:s text:c="14"/>" <text:s text:c="5"/>&lt;td&gt;1649447&lt;/td&gt;\n",</text:p>
      <text:p text:style-name="P4"><text:s text:c="14"/>" <text:s text:c="5"/>&lt;td&gt;527035&lt;/td&gt;\n",</text:p>
      <text:p text:style-name="P4"><text:s text:c="14"/>" <text:s text:c="5"/>&lt;td&gt;0&lt;/td&gt;\n",</text:p>
      <text:p text:style-name="P4"><text:s text:c="14"/>" <text:s text:c="5"/>&lt;td&gt;1&lt;/td&gt;\n",</text:p>
      <text:p text:style-name="P4"><text:s text:c="14"/>" <text:s text:c="5"/>&lt;td&gt;APP0698&lt;/td&gt;\n",</text:p>
      <text:p text:style-name="P4"><text:s text:c="14"/>" <text:s text:c="5"/>&lt;td&gt;9.99&lt;/td&gt;\n",</text:p>
      <text:p text:style-name="P4"><text:s text:c="14"/>" <text:s text:c="5"/>&lt;td&gt;2018-03-14 11:42:41&lt;/td&gt;\n",</text:p>
      <text:p text:style-name="P4"><text:s text:c="14"/>" <text:s text:c="5"/>&lt;td&gt;9.99&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15.01&lt;/td&gt;\n",</text:p>
      <text:p text:style-name="P4"><text:s text:c="14"/>" <text:s text:c="3"/>&lt;/tr&gt;\n",</text:p>
      <text:p text:style-name="P4"><text:s text:c="14"/>" <text:s text:c="3"/>&lt;tr&gt;\n",</text:p>
      <text:p text:style-name="P4"><text:s text:c="14"/>" <text:s text:c="5"/>&lt;th&gt;57970&lt;/th&gt;\n",</text:p>
      <text:p text:style-name="P4"><text:s text:c="14"/>" <text:s text:c="5"/>&lt;td&gt;1649512&lt;/td&gt;\n",</text:p>
      <text:p text:style-name="P4"><text:s text:c="14"/>" <text:s text:c="5"/>&lt;td&gt;527070&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1:49:01&lt;/td&gt;\n",</text:p>
      <text:p text:style-name="P4"><text:s text:c="14"/>" <text:s text:c="5"/>&lt;td&gt;19.98&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15.01&lt;/td&gt;\n",</text:p>
      <text:p text:style-name="P4"><text:soft-page-break/><text:s text:c="14"/>" <text:s text:c="3"/>&lt;/tr&gt;\n",</text:p>
      <text:p text:style-name="P4"><text:s text:c="14"/>" <text:s text:c="3"/>&lt;tr&gt;\n",</text:p>
      <text:p text:style-name="P4"><text:s text:c="14"/>" <text:s text:c="5"/>&lt;th&gt;57971&lt;/th&gt;\n",</text:p>
      <text:p text:style-name="P4"><text:s text:c="14"/>" <text:s text:c="5"/>&lt;td&gt;1649522&lt;/td&gt;\n",</text:p>
      <text:p text:style-name="P4"><text:s text:c="14"/>" <text:s text:c="5"/>&lt;td&gt;527074&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1:49:36&lt;/td&gt;\n",</text:p>
      <text:p text:style-name="P4"><text:s text:c="14"/>" <text:s text:c="5"/>&lt;td&gt;19.98&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15.01&lt;/td&gt;\n",</text:p>
      <text:p text:style-name="P4"><text:s text:c="14"/>" <text:s text:c="3"/>&lt;/tr&gt;\n",</text:p>
      <text:p text:style-name="P4"><text:s text:c="14"/>" <text:s text:c="3"/>&lt;tr&gt;\n",</text:p>
      <text:p text:style-name="P4"><text:s text:c="14"/>" <text:s text:c="5"/>&lt;th&gt;57972&lt;/th&gt;\n",</text:p>
      <text:p text:style-name="P4"><text:s text:c="14"/>" <text:s text:c="5"/>&lt;td&gt;1649565&lt;/td&gt;\n",</text:p>
      <text:p text:style-name="P4"><text:s text:c="14"/>" <text:s text:c="5"/>&lt;td&gt;527096&lt;/td&gt;\n",</text:p>
      <text:p text:style-name="P4"><text:s text:c="14"/>" <text:s text:c="5"/>&lt;td&gt;0&lt;/td&gt;\n",</text:p>
      <text:p text:style-name="P4"><text:s text:c="14"/>" <text:s text:c="5"/>&lt;td&gt;3&lt;/td&gt;\n",</text:p>
      <text:p text:style-name="P4"><text:s text:c="14"/>" <text:s text:c="5"/>&lt;td&gt;APP0698&lt;/td&gt;\n",</text:p>
      <text:p text:style-name="P4"><text:s text:c="14"/>" <text:s text:c="5"/>&lt;td&gt;9.99&lt;/td&gt;\n",</text:p>
      <text:p text:style-name="P4"><text:s text:c="14"/>" <text:s text:c="5"/>&lt;td&gt;2018-03-14 11:54:35&lt;/td&gt;\n",</text:p>
      <text:p text:style-name="P4"><text:s text:c="14"/>" <text:s text:c="5"/>&lt;td&gt;29.97&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15.01&lt;/td&gt;\n",</text:p>
      <text:p text:style-name="P4"><text:s text:c="14"/>" <text:s text:c="3"/>&lt;/tr&gt;\n",</text:p>
      <text:p text:style-name="P4"><text:s text:c="14"/>" <text:s text:c="3"/>&lt;tr&gt;\n",</text:p>
      <text:p text:style-name="P4"><text:s text:c="14"/>" <text:s text:c="5"/>&lt;th&gt;57973&lt;/th&gt;\n",</text:p>
      <text:p text:style-name="P4"><text:s text:c="14"/>" <text:s text:c="5"/>&lt;td&gt;1649593&lt;/td&gt;\n",</text:p>
      <text:p text:style-name="P4"><text:s text:c="14"/>" <text:s text:c="5"/>&lt;td&gt;527112&lt;/td&gt;\n",</text:p>
      <text:p text:style-name="P4"><text:s text:c="14"/>" <text:s text:c="5"/>&lt;td&gt;0&lt;/td&gt;\n",</text:p>
      <text:p text:style-name="P4"><text:s text:c="14"/>" <text:s text:c="5"/>&lt;td&gt;1&lt;/td&gt;\n",</text:p>
      <text:p text:style-name="P4"><text:s text:c="14"/>" <text:s text:c="5"/>&lt;td&gt;APP0698&lt;/td&gt;\n",</text:p>
      <text:p text:style-name="P4"><text:s text:c="14"/>" <text:s text:c="5"/>&lt;td&gt;9.99&lt;/td&gt;\n",</text:p>
      <text:p text:style-name="P4"><text:s text:c="14"/>" <text:s text:c="5"/>&lt;td&gt;2018-03-14 11:58:13&lt;/td&gt;\n",</text:p>
      <text:p text:style-name="P4"><text:s text:c="14"/>" <text:s text:c="5"/>&lt;td&gt;9.99&lt;/td&gt;\n",</text:p>
      <text:p text:style-name="P4"><text:soft-page-break/><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15.01&lt;/td&gt;\n",</text:p>
      <text:p text:style-name="P4"><text:s text:c="14"/>" <text:s text:c="3"/>&lt;/tr&gt;\n",</text:p>
      <text:p text:style-name="P4"><text:s text:c="14"/>" <text:s/>&lt;/tbody&gt;\n",</text:p>
      <text:p text:style-name="P4"><text:s text:c="14"/>"&lt;/table&gt;\n",</text:p>
      <text:p text:style-name="P4"><text:s text:c="14"/>"&lt;p&gt;57974 rows × 16 columns&lt;/p&gt;\n",</text:p>
      <text:p text:style-name="P4"><text:s text:c="14"/>"&lt;/div&gt;"</text:p>
      <text:p text:style-name="P4"><text:s text:c="12"/>],</text:p>
      <text:p text:style-name="P4"><text:s text:c="12"/>"text/plain": [</text:p>
      <text:p text:style-name="P4"><text:s text:c="14"/>" <text:s text:c="11"/>id <text:s/>id_order <text:s/>product_id <text:s/>product_quantity <text:s text:c="7"/>sku <text:s/>unit_price <text:s/>\\\n",</text:p>
      <text:p text:style-name="P4"><text:s text:c="14"/>"0 <text:s text:c="5"/>1119116 <text:s text:c="3"/>299545 <text:s text:c="10"/>0 <text:s text:c="16"/>1 <text:s text:c="3"/>OWC0100 <text:s text:c="6"/>47.49 <text:s text:c="2"/>\n",</text:p>
      <text:p text:style-name="P4"><text:s text:c="14"/>"1 <text:s text:c="5"/>1119119 <text:s text:c="3"/>299546 <text:s text:c="10"/>0 <text:s text:c="16"/>1 <text:s text:c="3"/>IOT0014 <text:s text:c="6"/>18.99 <text:s text:c="2"/>\n",</text:p>
      <text:p text:style-name="P4"><text:s text:c="14"/>"2 <text:s text:c="5"/>1119120 <text:s text:c="3"/>295347 <text:s text:c="10"/>0 <text:s text:c="16"/>1 <text:s text:c="3"/>APP0700 <text:s text:c="6"/>72.19 <text:s text:c="2"/>\n",</text:p>
      <text:p text:style-name="P4"><text:s text:c="14"/>"3 <text:s text:c="5"/>1119126 <text:s text:c="3"/>299549 <text:s text:c="10"/>0 <text:s text:c="16"/>1 <text:s text:c="3"/>PAC0929 <text:s text:c="4"/>2565.99 <text:s text:c="2"/>\n",</text:p>
      <text:p text:style-name="P4"><text:s text:c="14"/>"4 <text:s text:c="5"/>1119134 <text:s text:c="3"/>299556 <text:s text:c="10"/>0 <text:s text:c="16"/>1 <text:s/>CRU0039-A <text:s text:c="6"/>60.90 <text:s text:c="2"/>\n",</text:p>
      <text:p text:style-name="P4"><text:s text:c="14"/>"... <text:s text:c="7"/>... <text:s text:c="6"/>... <text:s text:c="8"/>... <text:s text:c="14"/>... <text:s text:c="7"/>... <text:s text:c="8"/>... <text:s text:c="2"/>\n",</text:p>
      <text:p text:style-name="P4"><text:s text:c="14"/>"57969 <text:s/>1649447 <text:s text:c="3"/>527035 <text:s text:c="10"/>0 <text:s text:c="16"/>1 <text:s text:c="3"/>APP0698 <text:s text:c="7"/>9.99 <text:s text:c="2"/>\n",</text:p>
      <text:p text:style-name="P4"><text:s text:c="14"/>"57970 <text:s/>1649512 <text:s text:c="3"/>527070 <text:s text:c="10"/>0 <text:s text:c="16"/>2 <text:s text:c="3"/>APP0698 <text:s text:c="7"/>9.99 <text:s text:c="2"/>\n",</text:p>
      <text:p text:style-name="P4"><text:s text:c="14"/>"57971 <text:s/>1649522 <text:s text:c="3"/>527074 <text:s text:c="10"/>0 <text:s text:c="16"/>2 <text:s text:c="3"/>APP0698 <text:s text:c="7"/>9.99 <text:s text:c="2"/>\n",</text:p>
      <text:p text:style-name="P4"><text:s text:c="14"/>"57972 <text:s/>1649565 <text:s text:c="3"/>527096 <text:s text:c="10"/>0 <text:s text:c="16"/>3 <text:s text:c="3"/>APP0698 <text:s text:c="7"/>9.99 <text:s text:c="2"/>\n",</text:p>
      <text:p text:style-name="P4"><text:s text:c="14"/>"57973 <text:s/>1649593 <text:s text:c="3"/>527112 <text:s text:c="10"/>0 <text:s text:c="16"/>1 <text:s text:c="3"/>APP0698 <text:s text:c="7"/>9.99 <text:s text:c="2"/>\n",</text:p>
      <text:p text:style-name="P4"><text:s text:c="14"/>"\n",</text:p>
      <text:p text:style-name="P4"><text:s text:c="14"/>" <text:s text:c="21"/>date <text:s/>unit_price_total <text:s text:c="3"/>brand <text:s/>\\\n",</text:p>
      <text:p text:style-name="P4"><text:s text:c="14"/>"0 <text:s text:c="5"/>2017-01-01 01:46:16 <text:s text:c="12"/>47.49 <text:s text:c="5"/>OWC <text:s text:c="2"/>\n",</text:p>
      <text:p text:style-name="P4"><text:s text:c="14"/>"1 <text:s text:c="5"/>2017-01-01 01:50:34 <text:s text:c="12"/>18.99 <text:s text:c="2"/>iOttie <text:s text:c="2"/>\n",</text:p>
      <text:p text:style-name="P4"><text:s text:c="14"/>"2 <text:s text:c="5"/>2017-01-01 01:54:11 <text:s text:c="12"/>72.19 <text:s text:c="3"/>Apple <text:s text:c="2"/>\n",</text:p>
      <text:p text:style-name="P4"><text:s text:c="14"/>"3 <text:s text:c="5"/>2017-01-01 02:07:42 <text:s text:c="10"/>2565.99 <text:s text:c="4"/>Pack <text:s text:c="2"/>\n",</text:p>
      <text:p text:style-name="P4"><text:s text:c="14"/>"4 <text:s text:c="5"/>2017-01-01 02:20:14 <text:s text:c="12"/>60.90 <text:s/>Crucial <text:s text:c="2"/>\n",</text:p>
      <text:p text:style-name="P4"><text:s text:c="14"/>"... <text:s text:c="19"/>... <text:s text:c="14"/>... <text:s text:c="5"/>... <text:s text:c="2"/>\n",</text:p>
      <text:p text:style-name="P4"><text:s text:c="14"/>"57969 <text:s/>2018-03-14 11:42:41 <text:s text:c="13"/>9.99 <text:s text:c="3"/>Apple <text:s text:c="2"/>\n",</text:p>
      <text:p text:style-name="P4"><text:s text:c="14"/>"57970 <text:s/>2018-03-14 11:49:01 <text:s text:c="12"/>19.98 <text:s text:c="3"/>Apple <text:s text:c="2"/>\n",</text:p>
      <text:p text:style-name="P4"><text:s text:c="14"/>"57971 <text:s/>2018-03-14 11:49:36 <text:s text:c="12"/>19.98 <text:s text:c="3"/>Apple <text:s text:c="2"/>\n",</text:p>
      <text:p text:style-name="P4"><text:s text:c="14"/>"57972 <text:s/>2018-03-14 11:54:35 <text:s text:c="12"/>29.97 <text:s text:c="3"/>Apple <text:s text:c="2"/>\n",</text:p>
      <text:p text:style-name="P4"><text:s text:c="14"/>"57973 <text:s/>2018-03-14 11:58:13 <text:s text:c="13"/>9.99 <text:s text:c="3"/>Apple <text:s text:c="2"/>\n",</text:p>
      <text:p text:style-name="P4"><text:s text:c="14"/>"\n",</text:p>
      <text:p text:style-name="P4"><text:s text:c="14"/>" <text:s text:c="51"/>name <text:s/>\\\n",</text:p>
      <text:p text:style-name="P4"><text:s text:c="14"/>"0 <text:s text:c="5"/>OWC In-line Digital Temperature Sensor Kit HDD... <text:s text:c="2"/>\n",</text:p>
      <text:p text:style-name="P4"><text:s text:c="14"/>"1 <text:s text:c="18"/>iOttie Easy View 2 Car Black Support <text:s text:c="2"/>\n",</text:p>
      <text:p text:style-name="P4"><text:s text:c="14"/>"2 <text:s text:c="5"/>Apple 85W MagSafe 2 charger MacBook Pro screen... <text:s text:c="2"/>\n",</text:p>
      <text:p text:style-name="P4"><text:s text:c="14"/>"3 <text:s text:c="5"/>Apple iMac 27 \"Core i5 3.2GHz Retina 5K | 32GB... <text:s text:c="2"/>\n",</text:p>
      <text:p text:style-name="P4"><text:s text:c="14"/>"4 <text:s text:c="20"/>(Open) Crucial 240GB SSD 7mm BX200 <text:s text:c="2"/>\n",</text:p>
      <text:p text:style-name="P4"><text:s text:c="14"/>"... <text:s text:c="49"/>... <text:s text:c="2"/>\n",</text:p>
      <text:p text:style-name="P4"><text:s text:c="14"/>"57969 <text:s/>Apple Lightning Cable Connector to USB 1m Whit... <text:s text:c="2"/>\n",</text:p>
      <text:p text:style-name="P4"><text:soft-page-break/><text:s text:c="14"/>"57970 <text:s/>Apple Lightning Cable Connector to USB 1m Whit... <text:s text:c="2"/>\n",</text:p>
      <text:p text:style-name="P4"><text:s text:c="14"/>"57971 <text:s/>Apple Lightning Cable Connector to USB 1m Whit... <text:s text:c="2"/>\n",</text:p>
      <text:p text:style-name="P4"><text:s text:c="14"/>"57972 <text:s/>Apple Lightning Cable Connector to USB 1m Whit... <text:s text:c="2"/>\n",</text:p>
      <text:p text:style-name="P4"><text:s text:c="14"/>"57973 <text:s/>Apple Lightning Cable Connector to USB 1m Whit... <text:s text:c="2"/>\n",</text:p>
      <text:p text:style-name="P4"><text:s text:c="14"/>"\n",</text:p>
      <text:p text:style-name="P4"><text:s text:c="14"/>" <text:s text:c="51"/>desc <text:s text:c="5"/>type <text:s text:c="3"/>price <text:s/>\\\n",</text:p>
      <text:p text:style-name="P4"><text:s text:c="14"/>"0 <text:s text:c="5"/>Kit temperature sensor for HDD iMac 21 inch an... <text:s/>12755395 <text:s text:c="3"/>60.99 <text:s text:c="2"/>\n",</text:p>
      <text:p text:style-name="P4"><text:s text:c="14"/>"1 <text:s text:c="5"/>IPhone car holder 7 plus / 7/6 Plus / 6 / 5s /... <text:s text:c="5"/>5720 <text:s text:c="3"/>22.95 <text:s text:c="2"/>\n",</text:p>
      <text:p text:style-name="P4"><text:s text:c="14"/>"2 <text:s text:c="5"/>Apple MagSafe 2 Charger for MacBook Pro 15-inc... <text:s/>13005399 <text:s text:c="3"/>89.00 <text:s text:c="2"/>\n",</text:p>
      <text:p text:style-name="P4"><text:s text:c="14"/>"3 <text:s text:c="5"/>IMac desktop computer 27 inch Retina 5K RAM 32... <text:s text:c="5"/>1282 <text:s/>3209.00 <text:s text:c="2"/>\n",</text:p>
      <text:p text:style-name="P4"><text:s text:c="14"/>"4 <text:s text:c="5"/>SSD hard drive and high-speed performance with... <text:s text:c="5"/>1298 <text:s text:c="3"/>76.99 <text:s text:c="2"/>\n",</text:p>
      <text:p text:style-name="P4"><text:s text:c="14"/>"... <text:s text:c="49"/>... <text:s text:c="6"/>... <text:s text:c="5"/>... <text:s text:c="2"/>\n",</text:p>
      <text:p text:style-name="P4"><text:s text:c="14"/>"57969 <text:s/>Apple Lightning USB Cable 1 meter to charge an... <text:s text:c="5"/>1230 <text:s text:c="3"/>25.00 <text:s text:c="2"/>\n",</text:p>
      <text:p text:style-name="P4"><text:s text:c="14"/>"57970 <text:s/>Apple Lightning USB Cable 1 meter to charge an... <text:s text:c="5"/>1230 <text:s text:c="3"/>25.00 <text:s text:c="2"/>\n",</text:p>
      <text:p text:style-name="P4"><text:s text:c="14"/>"57971 <text:s/>Apple Lightning USB Cable 1 meter to charge an... <text:s text:c="5"/>1230 <text:s text:c="3"/>25.00 <text:s text:c="2"/>\n",</text:p>
      <text:p text:style-name="P4"><text:s text:c="14"/>"57972 <text:s/>Apple Lightning USB Cable 1 meter to charge an... <text:s text:c="5"/>1230 <text:s text:c="3"/>25.00 <text:s text:c="2"/>\n",</text:p>
      <text:p text:style-name="P4"><text:s text:c="14"/>"57973 <text:s/>Apple Lightning USB Cable 1 meter to charge an... <text:s text:c="5"/>1230 <text:s text:c="3"/>25.00 <text:s text:c="2"/>\n",</text:p>
      <text:p text:style-name="P4"><text:s text:c="14"/>"\n",</text:p>
      <text:p text:style-name="P4"><text:s text:c="14"/>" <text:s text:c="15"/>category <text:s text:c="9"/>subcategory <text:s/>discount <text:s/>\n",</text:p>
      <text:p text:style-name="P4"><text:s text:c="14"/>"0 <text:s text:c="8"/>Tools &amp; Repair <text:s text:c="4"/>Replacement Part <text:s text:c="4"/>13.50 <text:s/>\n",</text:p>
      <text:p text:style-name="P4"><text:s text:c="14"/>"1 <text:s text:c="9"/>Stand &amp; Mount <text:s text:c="13"/>Support <text:s text:c="5"/>3.96 <text:s/>\n",</text:p>
      <text:p text:style-name="P4"><text:s text:c="14"/>"2 <text:s text:c="6"/>Power &amp; Charging <text:s text:c="13"/>Charger <text:s text:c="4"/>16.81 <text:s/>\n",</text:p>
      <text:p text:style-name="P4"><text:s text:c="14"/>"3 <text:s text:c="13"/>Computers <text:s text:c="16"/>iMac <text:s text:c="3"/>643.01 <text:s/>\n",</text:p>
      <text:p text:style-name="P4"><text:s text:c="14"/>"4 <text:s text:c="15"/>Storage <text:s text:c="17"/>SSD <text:s text:c="4"/>16.09 <text:s/>\n",</text:p>
      <text:p text:style-name="P4"><text:s text:c="14"/>"... <text:s text:c="17"/>... <text:s text:c="17"/>... <text:s text:c="6"/>... <text:s/>\n",</text:p>
      <text:p text:style-name="P4"><text:s text:c="14"/>"57969 <text:s/>Cables &amp; Adapters <text:s/>Lightning USB Cable <text:s text:c="4"/>15.01 <text:s/>\n",</text:p>
      <text:p text:style-name="P4"><text:s text:c="14"/>"57970 <text:s/>Cables &amp; Adapters <text:s/>Lightning USB Cable <text:s text:c="4"/>15.01 <text:s/>\n",</text:p>
      <text:p text:style-name="P4"><text:s text:c="14"/>"57971 <text:s/>Cables &amp; Adapters <text:s/>Lightning USB Cable <text:s text:c="4"/>15.01 <text:s/>\n",</text:p>
      <text:p text:style-name="P4"><text:s text:c="14"/>"57972 <text:s/>Cables &amp; Adapters <text:s/>Lightning USB Cable <text:s text:c="4"/>15.01 <text:s/>\n",</text:p>
      <text:p text:style-name="P4"><text:s text:c="14"/>"57973 <text:s/>Cables &amp; Adapters <text:s/>Lightning USB Cable <text:s text:c="4"/>15.01 <text:s/>\n",</text:p>
      <text:p text:style-name="P4"><text:s text:c="14"/>"\n",</text:p>
      <text:p text:style-name="P4"><text:s text:c="14"/>"[57974 rows x 16 columns]"</text:p>
      <text:p text:style-name="P4"><text:s text:c="12"/>]</text:p>
      <text:p text:style-name="P4"><text:s text:c="10"/>},</text:p>
      <text:p text:style-name="P4"><text:s text:c="10"/>"execution_count": 21,</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alculate the discount for each product\n",</text:p>
      <text:p text:style-name="P4"><text:s text:c="8"/>"orderlines_product_merged_df['discount'] = orderlines_product_merged_df['price'] - orderlines_product_merged_df['unit_price']\n",</text:p>
      <text:p text:style-name="P4"><text:s text:c="8"/>"orderlines_product_merged_df"</text:p>
      <text:p text:style-name="P4"><text:s text:c="6"/>]</text:p>
      <text:p text:style-name="P4"><text:s text:c="4"/>},</text:p>
      <text:p text:style-name="P4"><text:s text:c="4"/>{</text:p>
      <text:p text:style-name="P4"><text:s text:c="6"/>"cell_type": "code",</text:p>
      <text:p text:style-name="P4"><text:s text:c="6"/>"execution_count": 22,</text:p>
      <text:p text:style-name="P4"><text:soft-page-break/><text:s text:c="6"/>"metadata": {},</text:p>
      <text:p text:style-name="P4"><text:s text:c="6"/>"outputs": [],</text:p>
      <text:p text:style-name="P4"><text:s text:c="6"/>"source": [</text:p>
      <text:p text:style-name="P4"><text:s text:c="8"/>"orderlines_product_merged_df['discount_flag'] = (\n",</text:p>
      <text:p text:style-name="P4"><text:s text:c="8"/>" <text:s text:c="3"/>orderlines_product_merged_df['unit_price'] &lt; \n",</text:p>
      <text:p text:style-name="P4"><text:s text:c="8"/>" <text:s text:c="3"/>orderlines_product_merged_df['price']\n",</text:p>
      <text:p text:style-name="P4"><text:s text:c="8"/>")"</text:p>
      <text:p text:style-name="P4"><text:s text:c="6"/>]</text:p>
      <text:p text:style-name="P4"><text:s text:c="4"/>},</text:p>
      <text:p text:style-name="P4"><text:s text:c="4"/>{</text:p>
      <text:p text:style-name="P4"><text:s text:c="6"/>"cell_type": "code",</text:p>
      <text:p text:style-name="P4"><text:s text:c="6"/>"execution_count": 33,</text:p>
      <text:p text:style-name="P4"><text:s text:c="6"/>"metadata": {},</text:p>
      <text:p text:style-name="P4"><text:s text:c="6"/>"outputs": [</text:p>
      <text:p text:style-name="P4"><text:s text:c="8"/>{</text:p>
      <text:p text:style-name="P4"><text:s text:c="10"/>"data": {</text:p>
      <text:p text:style-name="P4"><text:s text:c="12"/>"image/png": "iVBORw0KGgoAAAANSUhEUgAAAxIAAAKLCAYAAABi2r70AAAAOnRFWHRTb2Z0d2FyZQBNYXRwbG90bGliIHZlcnNpb24zLjEwLjMsIGh0dHBzOi8vbWF0cGxvdGxpYi5vcmcvZiW1igAAAAlwSFlzAAAPYQAAD2EBqD+naQABAABJREFUeJzs3Qd8pGW5N/7f06dPMul1s9ned1l670hTQBQU5RVUREXsosfjUY/1cBRFPSIoViwgRRAVBATpLLC91/TeppenvZ/rDhOy2WzJkt1sNtf3/583m6nPTIbjfT33VSTXdV0wxhhjjDHG2BjIY7kzY4wxxhhjjBEOJBhjjDHGGGNjxoEEY4wxxhhjbMw4kGCMMcYYY4yNGQcSjDHGGGOMsTHjQIIxxhhjjDE2ZhxIMMYYY4wxxsaMAwnGGGOMMcbYmHEgwRibcDwXkw3H3wfGGJscOJBgbAp65ZVXMGfOHJx99tn7vS/dh+5LjzlYLS0t4jlOP/303a7ftWsXPvShD6GpqemAnufHP/6xeJ7RLgsXLsSpp56Kj3zkI3jiiSfGdHwPPvigeI7Pfe5zY3rc0Sz/N6PLgcp/VxobGw/qNbPZLH7yk5/gzjvvHPMxjrwsWLAAxx13HK644grxnIlEYkzHkn8ey7IO6r0wxthUoE70ATDGpi4KImgxOFY1NTVYunTpbteZpomOjg4888wz4vLhD3+YA4NJ5uc//7kIFm+88cYxP/bSSy/d7XfHcRCPx7Fq1SrxnH/729/wpz/9CeFweByPmDHGpjYOJBhjh1xZWRn+/ve/Q9O0cUlhOfbYY/Hd73531NueffZZsRD9xS9+gQsvvFCcmd6f8847D0uWLEEwGDyo42GDfv3rX4uArrKy8rCnNH3ve98b9fqBgQG8//3vx9atW0VA8Z//+Z8H9Hz0fSWqyv8zyRhje8OpTYyxQ44CiBkzZqC2tvaQvxalT1GKDS1KDzTFiQIIOr7S0tJDfnxHM/r70uc4MmCcSAUFBfjUpz4l/j2WlDd6H3RhjDG2dxxIMMbGLF+r8OSTT+Lf//433ve+92HZsmU45phj8MEPfhCvv/76Pmsk8jUara2t4vfzzz9f/H4waU6jyQcsfX19Q9dRcEE7GXRmmvLmqabirLPOwmuvvbbPGgk61o997GOi/oLeI6XQ3HHHHUilUnvct6GhAV/84hfF+6Tnp59f/vKXh97n/rzrXe8Sx/Hiiy+Oevs3v/lNcfvvfve7oeseeeQR8fmffPLJWLx4sdhd+frXv4729nYcbqPVSFDdw//93//h8ssvF98P+gzp3z/72c+QTqd3eyzVMhC6jZ6HvmfjYdq0aeJnb2/vHt9h2nn4yle+Io6Lair+53/+Z581Et3d3eI+F1xwgfi86Tv0mc98Bjt27Njjdem9U7rW29/+drHjtXz5clx77bX417/+NS7vizHGJhoHEoyxg/aXv/wFN9xwg1hcnXLKKSgpKcHzzz+P//f//h9Wr16918cVFxeLBbnP5xO/n3POObv9/lZt27ZN/KyoqNjtekq7oeONxWI444wzIEkS5s6du9fnofQoei9PP/20WIzSe+zv78cPf/hDUd+Ry+WG7vvSSy+JBfJDDz0k8vBpYUw/77//fhG4rF+/fr/H/Y53vEP8pHz+kWzbxmOPPSZSbS6++GJx3U9/+lN8/vOfx4YNGzB//nzxnuh+f/jDH3DllVeKv8tEol2hj370o/jRj34kFvEnnHCCuDQ3N+MHP/iB+Fvk05nOPfdczJ49W/ybftL3YSyF3vtCwSMZLeXq9ttvx8MPP4wTTzxR3L6vXQh6Hvob//KXvxQBxplnnonCwkLx93rnO9+JdevWDd2XirspwKOUK/o70PNT4LFy5UrxmYxXkMQYYxOJkz8ZYweNUkXoDPwHPvABsSinAtdPf/<text:soft-page-break/>rTYsFLiy1aQI6GFmu0wKLFNp3Zv+WWW4bOGo9HcEN1EoqiiBqJ4TKZDCKRiCi61XVdHK8sj34+hRaF3//+9+H3+3HXXXeJs8mEzqLTAnjFihX4/e9/j+uuu04EF5Q+Q2egKcgY/rr33nsv/uu//kvcTme/6XX3hgIEqv2gz/WrX/3qbvelnRFakNIZcHoPFMTQcVHqzl//+tehtCxa4NLf4J///Kd4n5/4xCcwUWhn6oUXXsDxxx8vvg/5lCfaKXr3u98tPkO6UHDxH//xH2JxTYt1+l7QexgPbW1t4u9ILrnkkj1up92T++67TyzyCX0nRkPX0/eU/gYURH72s58d+u7Q9+C///u/xXugv0V+92jt2rXiNb/xjW8MBcm0a3X99deL3Rf6TtFOEmOMTVYcSDDGDhqdBaeFdB4trOgsLAUS+V2BQ4HSkUamIdECn16TFoYU1HzhC19AXV3dHo+lBWx+gb63ICIfANDikQq380EE8Xq9IniiwCB/xv/Pf/7zUFHvyODlqquuEjsadKEAIb+bMBo6u03pUE899ZTY2Rnenje/QKU0GUIdieg9UyBBj8ujHQta5NICddGiRZhIXV1d4iftVA2vm6BAiBbXlH5FHbjGw8jvA+3MUBcvWsxTcEWpSxQAjkQpR/kgYl/fCer+tHHjRsyaNUu8Fn3H8q655hrxnafXoSCJdr4o5Yze9/AggtB3kr4/FODdfffdHEgwxiY1DiQYYweNFmEj5c+MD89/H2+UGkOX4WiBTylTdAaYFu90Fnw0+0plGo7OlJPRZm1QJ6jhhbv5GRt0Zn00p512mggk6H77CiTy6U0USFC6TP61afeBXo+KwikNjBQVFaG+vh47d+4UaTWUCkRBCKUD0WJ1tCDqcKPFOwUQ9F4o1YfqN+izKC8vx0knnTSur5UPtPLodenzoiCQXpe+E6PtBh1o+lT++0DpTMODiLzhdSv0fimQoUButHQ9SpGjgIV2bOh+tHvGGGOTEQcSjE1B+YXLgbTbpIUOMQxjj9tG68mff+69pYiMB8pT31v71/050DkC+d2GA2llmi9svummm/Z5PzpDvj+UukTHSAW5FIxRgEQF7bQDQXUPw/8OlEZFZ7a3bNkiLpQuRmfBKQChnRcq+J5IVKNy6623imJmeg90IXRWnxb3V199tWgNPB7o/R8M2tEZy/dhZN3N3tKpCP0N9xWo0N83Go2KHRrGGJuMOJBgbAqivH8yWuehkZLJpPh5tMxY2Fc603BjmWicD7YoCAgEAnu938yZM/f7XHTWnNKjqL6BdjEuuugiPProo7sVY+fluw5RHQLdlwq+KQef0rIo759y9qlL0ESi46ddCNplodoV2pWhFDS60NyJX/3qV3sMFzycRttdeKvfh3wQTX/vefPmHfSxMcbYkY4DCcamoOrqavGTzoZSysneFr+U701nwmmXYbzOHE8WdGaf2rbSLsL06dP3uJ0W+pTGRWf/6Sct4GnRPh457xQw0PNT3j11YqJJ3VVVVaI96UhUE0H3oUv+bPhvf/tbsUCnzkh01n9fBd6HAwWhl112mbgQ6jJ12223iToQ2lWhgOJIl0/Z6+zsHPV2CuJ6enpESh19dwgFEXsblMcYY0cDbv/K2BRECzs6m02pTdTdZ2/oLHK+qHpfZ9qPRjTzgOTTcYajmQHUVYlah5L8An+0+xJK76FFNO0SHOhrUxcrWmhTbQR1m6IaiOFnz2nhSjsXlDY0HKViUTFvKBQSO05UBD5RqJiYdmmok9bIGhNqW0uGz7s40N2Bifw+0K7KaChooyJsCr7z34dXX3111Foh6ghGs1MoLe2tTPNmjLGJxoEEY1MUdSMiNFyLFqUjUSEonTUmH/nIRw7JMeTz/WnX40hDnXhoYUuzGqhbz/BUL2r1ObyDEhXyUlHtPffcs8cMCMqTpx2CzZs3j6mLEj03vRYtUIe/Vh4Fgk1NTWIGwsgBgLSDQbMyKKjInx3PB0B0OZSF8MNRMEQ7JDTAb/hMC1o8U1cjMrxjUn7nhHbJjjQ0B4LaFm/atEm0bh0eANDcjjVr1oj5F7QLQZ2oqCiedrNoIOHw90PzNOg66i5G9RZHcvDEGGP7w6lNjE1RlLtOQ9LorDHNgaB8bkrhoYUNdQLavn27+PfNN98sCmMP1UKTXuuTn/zk0Fnq8WoHOh4dh+i4KPWGJk7TVGyqLaFBe7QYpM47+da3lPZFARlNOKYLTXKmjkp0tj0/iI7qFcaSL0/pTbRgpcUoFU2PHJRGBbr0eX3nO98RQQ/VGVD6DaXe0DFSOhrNrxi+UKW/OaHAZm8dpkZD73VvqHB6b6lJtJim7w7tqtBPOqtPnyHNiqBUMOqyRZ9xXr7TFLXTpfdNHZLosz9SamsosKb/VmjeBdWtUOBAwRwFF/S+8kEfobavFCxQYEk1LBRE0t+CWhfTThF9FuM1K4MxxiYKBxKMTWE0a4FST2j6Mi0+acFDaEFKnZHe8573jNridbzQ4prOulOv/xdffFEEFUdKIEFoAjGldf3mN78R6Sh0Jp/qS2hWBg0lG164TakqDzzwgJiG/fLLL4tdAWrRSp8vBRxjWbgT+hxosUm7DSOLrPNoUUt/qz/+8Y9ix4OOkWZKUMBAx0fB2Xig3P+9oWBgb2jhTItvCjSoKJymOlNhOrV/pZkbtNM1fMeEplvTe6JdFkohohS8IyWQyLcOpsnlP/vZz8Tx0W4THSO1HKaOXcNraehvT6ls9N35xz/+IdKcaMeF7kN/T9rF8ng8E/p+GGPsrZJcTtBkjDHGGGOMjRHXSDDGGGOMMcbGjAMJxhhjjDHG2JhxIMEYY4wxxhgbMw4kGGOMMcYYY2PGgQRjjDHGGGNszDiQYIwxdtTgRoSMMXb4cCDB2CRHg+No1gP16T8cvvjFL4<text:soft-page-break/>qpyjQ0bDKwLEscL10OBM03oPvSXIvD6eyzzx46zuEXmvx82mmn4YMf/KCYYeA4zh6PbWlpEfc9/fTTMVVls1kxwO/OO+884MeM9nmPdqHvxMi/Ew2bO5xo5gbNLxnt788YYxOFB9IxNonRIpkmKVMgkZ9azCa3k08+WQwzy8vlcmLK8yuvvILnn39eBHB33XUXAoHAhB7nkebnP/+5mDh94403jvmxNAjP6/Xu9faRU8UnAg1vvPjii8XAwxtuuGGiD4cxxgQOJBibxGhi8NatW/Hggw9O9KGwcUIL4dGmYNMZ8M9+9rNi0vXNN9+MX/7yl0O3lZWViR0pTdMwVb2VlKYvfelLYmL5kWzatGli0vz//d//4cILLzyiJsAzxqYuTm1ibJKKRqMijYPOYM+fP3+iD4cdhoUk/b1LS0vxwgsv4Mknnxy6jQIIOmteW1s7ocfIDq3rr78epmni9ttvn+hDYYwxgQMJxiapP/3pT4jFYrjyyitHvb27uxv/8z//gwsuuEDk2Z911lkiDWrHjh173Le/vx//+7//K+67cOFCHH/88SIn/9///veYjumvf/0rrrnmGhxzzDHiNS+99FLccccdSKfTo+b0f+xjH8M//vEPcWyLFi0S94/H40P3o7PslJ++fPlykb71jne8Q+zC0GJqNPRcV199tXj9E088Ef/1X/8lAq6DTRv72c9+hnPOOUccG50Fpt8pFz/v8ccfF++DXnM0nZ2dmDdvnkidGY8iYEp5yqfu/PGPf9xvjQS9Pn0GdOz096C/67XXXotHHnnksH5n9lVXQylbdBudbR/t+9HV1SV2DE499VTxd6D0HtqNsW17t7oFqo8g9Deix1Ka0+G0a9cu8VnT57F06VLx+dHf/etf/7r4O4yGvt/03aHvN31+n/rUp9Dc3IwPfOAD4j3Q5zBcRUWFqJehx7W1tR2md8YYY3vHqU2MTVKUzkRnokcrsKV0Jzp7SQtDStk488wzxaLkb3/7G/71r3/hd7/7nViUEVq4UBEn5eFTigwtymiR+NJLL4mc/I9+9KNigbMvtEj+whe+IBaouq7juOOOg8/nw6uvvoof/vCHeOyxx0QAUFhYuNvjtmzZIhaeCxYswMyZM8XiPRgMittoUXbvvffC4/GIRRldT2k93/nOd/Dss8+KBSO9Vh6dpf3pT38qPhMKIhRFwcMPPyweczDodXbu3CmCEgoGVqxYgR/84Ad47rnn8Ktf/Uq8Nn1WkUgEq1atEqlHtGswHL0+FcdefvnlkCQJ44Fe87//+7/F+6L6ieGfwXC9vb0iyKSF+OzZs8V3gIIq+pvQ4p2O9xOf+MSEfWcOBB0LvQcKRGlxTkEcHT8FO62trfjKV74i7kcLdnpteg/0XsdSXD8eXnvtNXzoQx8Sx0nfZfpvkj7rNWvW4A9/+AOeeeYZEWQPr2u59dZbcffdd4u/H6Wy0feV7vfyyy8jFArt9bXos6b7UeH9xz/+8cP0DhljbC9cxtik09zc7M6ePdu98sor97jNtm33sssuE7ffeuut4ve8e+65R1x/ySWXiN8dx3Evv/xycd1XvvIVN5fLDd13zZo17vHHHy9ue+qpp4auv+WWW8R1991339B1v/3tb8V15513ntvU1DR0fTwed2+44QZx20033bTH8dPl61//+m7HTh544AFx26WXXiruO/z5rr/+enHbbbfdttuxzpkzRxzvli1bhq6nYznzzDOHXutAvO997xP3nTdvnvvEE08MXd/X1zf0Wd15551D13/7298W1/3whz/c47kuvPBCd+7cuW5ra+t+X/ess84Sz/Pyyy/v975Lly4V921sbNzt8zzttNOG7vOTn/xEXPf9739/t8fSZ7VgwQJ38eLFbjqdnrDvTB69X7rt6quvHvX7QX+P3t7eodvoeen6+fPnu9FodOj6H/3oR3t8L/Yn/xrDv2MH+ndqaGgYuo4+G7ru73//+2737erqGrr/ww8/PHT9Sy+9JK479dRT3e3btw9d39LSIv4b2tdx7dixY4/PizHGJgqnNjE2CdEZZTJ37tw9bqOz4xs3bsSsWbPwuc99DrL85n/mlHZEKRR0ZrSvr0+cSd2wYYM4k047AMOLdWkXgFJSCHWK2RfabSDf/OY3dysCpdf53ve+J3YT/vnPf47aMpPObOflj5U68OR3BYYXwdLz0XV0nL///e/FGXlCOxe0K0JnaOmMdB4dC6XFHIy3v/3t4kx3Hu2mfOMb3xD/prPMefnUMtqNGZ6+tHbtWpESRLsjlZWVGE/5XRvaBdjX2Xwy8rXp70p/p29/+9tDrUQn4jtzoL785S+LXZ/hZ+TpO0G7V5RONB4ofW1vrV+/9a1v7fOxyWRSpHa9853vFClkw5WUlAx9h4anKf3mN78RP+mzGt4Rqqqqar+vV1dXJzpM0fcrk8kc1PtljLHxwqlNjE1C7e3tQwuPkSgFh1BqymjpNJSikpfPs6eFlKru+X8O3va2t4mFHKVo7C2Nho6FFkm02KMF52iLXkr1oBQZOrbh6T+UtjR9+vQ9FsCUUkSPozSRkajYmAKodevWicUvpbxQugsZLc2LPgd6b7TwHAuq1xiJjodSeeg9U3oPBSq0+KYFNC3saJFNaV3kL3/5i/h5xRVXYLzla0T2lS5Fx0F/X1qY0rFRvcNJJ50kAoLLLrtsQr8zB4oWzKOlKNF3gL5zqVQK42Ff7V8pSNgXv98vgtuRqC5i06ZN2Lx5s/g9H/RSsEnpS5TKREHRaH83CkDygeBIFORRrQT9N0L34e5NjLGJxIEEY5MQ5b8PPzM9XH4BQouN/aH8ebK31pe0uKIAgZ6TzkaXl5fv9Tn2ddY9//wjF0d0/CMXrvkgiYqu95fnTvelQCJ/<text:soft-page-break/>DLTIH4kWsrTwHGtx6mhBWv5zpUUiXfKLONqVoMU6BQ+0EKRFIwVO9P7OO+88jCfaRcgXpIfD4b3ej4qS169fL3aLHnjgAXGhhf+yZcvEmXM6g06B3ER8Zw7UaN8Pkg9gxmuK9Xi0f125ciXuu+8+sVvT1NQ0tFuQP/78sQ4MDIgAiArn9xa80Hdvb4HE8P/u6f8OcCDBGJtIHEgwNgnlz64P71wz8rYDcSALsXz6y97OLB/Ic+SPc+RzDE+hGXnfgoIC0aFmX+jMLdlfITOd/R0rwzD2efvws/G0aKez0lRU/tWvflUUg9OC8aqrrhparI/nJHPakaBi9v0tIm+55RaROvbEE0+IInFa7NLuDV1ol4F2Fyhl63B/Z0a772jGq0D9UKPOTJTuRt9n2i2jQI1SlqjTGLXqpcYAefnPel/ve3+fcf6xY91lY4yx8caBBGOTUP5M9Gg58nT2neyt5SR1t+np6RFpSPn7jmwzmZdIJMRZZVqI08J+NPnnoC46e0NpQKS4uHg/7+zN4IAW8lRfcSDoGBoaGsSuw8gpxLToovc7VnTmfbQz9Pn3Ofw2Sheitp+0I/Hiiy+KgILQWf/x9vTTT4uf1OlntEBstLPb1E6ULhSA0N+faj2ovoACCWqxeqi/M/mAYLTAl1oYT2aUFkZBBH0fqC6Euo8NR7VBw1HgRt9t6upE9RWUGjVSfldub+jz3d+OFGOMHQ5cbM3YJEQFl3tb+FG7UkJnxUdDLUypoJYWI/l8/qeeemrUs5s0J4HOjh577LF7XbRSShMtVimoyefaD0dpOHRWluRfb18oxYSek95bPr98OGqxSYXQVAScX8zSUL7RFm35wvSRcywOBJ3BH4nO6FPKCX3+I9Oo8kXXNMuCWtrmz0iPJ1p83nPPPeLfw+cujIbar1KwMTzAy7cLzhe4U/vWw/GdyS+W8yl5w61evRrjYaJ2L/LHf/755+8RRFDgRPUQw3cZaCeLPkMKcEebuUG1P/n0sdHQc9LnSIEaDyBkjE00DiQYm4Qoz31vizDqEkSLWCr0pCFdw9Mk6MwpFcFSZyOajUBnmGkqNnVTorPUwwe9UX499bof2VlpNP/v//0/8fM///M/h3YfCJ1x/fznPy/OUlOx797qDvb2fDSbgvLN86j24Gtf+5qYP0F55vm8dgoqaJF81113iYLnPFqQ0cyFg0Fnl6mbUR4FNvT+yHXXXbfH/WlxSIXk1L2JzrKPd5E1fa40n4HeExU6n3HGGfvd2aH0Kvob5gt9CeXuU6oTyc+FONTfmXytC+3YDN+BoL8VDVYcD/k0KvquHU752Si0azM8YKV/05yLbdu2id+HDzKk3SFC8zCGd56iACH/HdtbcER/I/obUuH//tLvGGPsUOPUJsYmIVr00Vlxai9KZ4mHt8eks8C33XabWKzQdN9HH31ULAJpQU6LEDo7TGeY8wsVui8t3GlBR4Ou6Cw6LUBpkUdnPz/84Q+Ls637QtOnadFNZ+MvuugisdikQlJ6DtqpOJA2msPR9GVavNIE30suuUQseClNhgqaaSFNhap03Hl0Jvg//uM/RNBAj6VFPb1POhtM6VT0+eTTQQ4U5brnW59SPQI9FwVGdDxU+zAaSmWi46KzxTSF+2BQPv3wCdC0IKVdBRq2Rn8P2n3JL9b3hVKWKA2K0qxoeF2++xB9hrRgpR2D/DEe6u8MfSdowjk9H11Pr02pUhQIUwcpGq42Xrt09NnRTgt1oHrXu96FQ43qISj4or8PdX+i4n8K3Oi/B9qNo65eFEwMT6+j2h/6blELY9pdo50jCoRp94y+a/TfDv3dR+uKlQ+UR+v4xBhjhxvvSDA2SeVTaSiVZLRFMC3Orr76anEmlCYT0xl1WgRT957hKRjUfpXuS2fZ6awu3ZcKemmx88tf/lKktOwPLURpoUkFx7RgpRQgSmeijj20I0GLO1r8H6j8wpbO2FIQQSlONDGZutXQcdKZ7ZFtY9/73veK46WFP3XOoYJiOmtPRcV7646zL/TaNOmZgjVKc6LdFCqk/t///d+9ptEsX75c/KT0oXytx1hRjQVNQc5f8oXbtDCmz5je4/AJyfs6U067CfS5UME3fX60UKWULPqb5KdzH47vDAUiVI9BuzQUZFFKDwVlNIeCdpjGAy3iKRCihTh9Zgc70Xys6G9B3ZooiKQdAnpvFKzRrg39vX7729+K7wt9/sN3b2i3guZ5UKBB31U6Xtq1o+fK/11G68pG/71T0EHT0hljbKJJNJVuog+CMTZ2tBCjFBdarOdnFrCJRQtDClzo7DufMWZ7Q8EpBbf03+7I2iPawaN5H7STRsHHcLTrQfNNKNijTlGMMTbReEeCsUmKzvJ+6EMfEqknw+sC2OGVnxdAheb333+/aMlKuweM7Q0FmrT7kJ9wnUc7FpQCSOf3qAvYSFRoT7sVN95442E8WsYY2zvekWBsEqNcbMrXp8UF5atPlr77R5PPfvazePLJJ4cCittvv11Md2Zsbyj1iYrRKYWMUpvq6+vFv6ljE9WvUE0RpaUNT2Gj1DGqafn0pz8tTiAwxtiRgHckGJvEKICgWQtUQ0D59Ozwy3c+ojQVyvnnIILtz+LFi0WNCZ0EoF2IfE0H1a9QYEo1RSPrYL773e+KNr1Ut8MYY0cK3pFgjDHGGGOMjRnvSDDGGGOMMcbGjAMJxhhjjDHG2JhxIMEYY4wxxhgbMw4kGGOMMcYYY2PGgQRjjDHGGGNszDiQYIwxxhhjjB2dgcSaNWswf/58vPjii3vc1tbWhi984Qs49dRTsWTJErz73e/GU089dcDPnU6nxQCp8847T/T2pmmid999N2zbfkuvtXLlSnzgAx/Acccdh2OPPVZMIqWBQowxxhhjjB0NjvhAoqGhAR//<text:soft-page-break/>+MdHXdh3d3eL6aA0Vfad73wnbrnlFliWhY997GMHNJzLcRzcfPPNuOOOO3D88cfjy1/+spgoeuutt+JrX/vaQb/WK6+8gmuvvRbt7e34yEc+ghtuuAHr168Xw4d27NgxDp8KY4wxxhhjE+uIHkj3xBNPiMV9NBoVv//qV7/CySefPHT7V7/6VfzpT3/CH/7wByxfvlxcl8lk8K53vUss/P/1r3/B5/Pt9fn//ve/49Of/rS40I5BHr3m/fffj/vuu0/sPIzltejjvOSSS8QxP/rooygoKBgKiN7+9rfjhBNOwM9//vND9IkxxhhjjDE2xXck6Cz+TTfdhJKSErEwH4l2KB555BGx0M8v7InH48H73/9+9Pf345lnntnnazz00EPQNE3sNAz34Q9/WPx88MEHx/xa69atEylMl1122VAQQerq6kT61PPPP4+urq6D/lwYY4wxxhg7EhyxgcTOnTvxmc98Riz2aRE+0rZt25BKpYZ2DIajWod8bcW+rF27FjNmzEAgENjtenq9cDgsbh/ra61evVr8XLp06R73pcdTOhUFG4wxxhhjjE1mKo5QlHak6/peb+/s7BQ/Kyoq9ritvLxc/GxpadlnkfXAwACWLVs26u1lZWVDjx/La3V0dOx2/ViPa1/yOyf33HPPQT2eMcYYY4yxoz6Q2FcQQeLxuPg5Wg2E1+sdChYO5vH558g/fiyvlUgk9npfSoXa33HtCxVvM8YYY4zRicvf/va3KCwsHErJZuxwO2JTm/ZnXzXi+dskSTqox+dvzz9+LK91IPeV5Un7sTPGGGPsCAoiRtZ5MnY4TdoVrd/vH+qcNFL+jH8oFNrv4/e2O0DPm3/8WF5rX/fNXxcMBvfz7hhjjDHG9kQNYKiLZD6IyGdGMDYRjtjUpv2prq7erSZhuHxNw2h1CnlUYE3/EebvOxI9b21t7Zhfa/h9aYjeyOfcW60FY4wxxtj+KIoiWs9HIhEOItiEm7Q7EvX19eLMfr6z0nD5DkrHHHPMPp+DOi5RR6aRuxK7du1CLBYbKsQey2vluziNdl+6jlKgRuv+xBhjjDG2N3QykuZTUffHqqoqDiLYEWHSBhKqquKiiy7CypUrxWV4+hB1NSouLsbpp5++z+egAXG5XE7kGQ6XHxh3xRVXjPm1KJCYPn26GGhHXaHyaCAdDdg766yzxE4IY4wxxthYaiLa2trEuoWxI8WkTW0in/jEJ8REaepWcN1114ltPlrA0y7DbbfdBsMwhu67atUqNDU1iZ2Dmpoacd3FF1+MP//5z/jBD36A1tZWLFq0CM899xwef/xxXHPNNbulJo3ltf7rv/5L3O+qq64Sz5PNZvGb3/xGnD34/Oc/f5g/JcYYY4xN9iCChtzSENx8B0jGjgSTOpCgqdd//OMf8f3vf1/8R2aaJubMmYM777wTZ5xxxm73vffee8Vwu+985ztDgQSlGd1xxx348Y9/LOZW0O1U4/ClL30J11577UG/1sknn4y7775bPC/dnwIImohNA/YoTYoxxhhjbH8os2F4EJFPZ3LMLKxoD5xsErLuhV4yuK5h7HCT3P31QT2KfPSjH8Ull1widiImo3POOUf8fOqppyb6UBhjjDF2iNES7cUXXxTZFPkgwrVNpFu2wM2+Wd/pn33cBB4lm8ombY3EWFGh8+uvv86Fzowxxhg74tOZKHWaMidOOeWU3QqrrcTAbkEEYxNpUqc2jUVPTw9+8pOfDLVnZYwxxhg7UmsiqJHLzJkz9xiuSzsSjB0ppkwgcfbZZ0/0ITDGGGOMHdDE6ve85z17BBFENgITcmyMTenUJsYYY4yxyRBE7GtiteoPQYtUUseYwStGCTYYO1ymzI4EY4wxxtiRitrI19XV4dJLL93vsDm9uApqsAiOmYascTvYiS6Il6ZwMMeBBGOMMcbYBOnq6kIoFBI7Ee965+XI9XUi2doFSdGgRiqgh4tHfZxseMTlSEItalesWDH0Oy2wKSiiQb2XXXYZ3vve94ohv8PTzo8//nh897vfxWT01FNPidljt956617v8+CDD4qxAntD88Zo/tgXv/hF8dnRzLLJhAMJxhhjjLEJTGeaO3cu3v72tyPTuh2Z5o1wzay4XelpBmYuh15YhsmChvl+9atfFf+2bRvRaBTPPvusmOP12muv4Yc//CFkeTCznprgBAKTt+bj17/+9QHfl94rzSQbiYrqJzMOJBhjjDHGJnBi9XnnnQc7nUSmdctQEEHs5ABynTsnVSBBgcHSpUt3u452Hmgg77e+9S08+uijImjKBx1Txbx5847KzqFcbM0YY4wxNkFBRH5itZ1Lwc2m9rivnYjiaEAF5GVlZfjTn/60W4BBKT15+SBj8eLFOPHEE/G5z30OnZ2du9Uj0C7AhRdeKO5DAdjdd98trs974YUXRArV8uXLccIJJ+Czn/0s2tvbh27/8Y9/jDlz5uxxfHQd3UZaWlrE7//4xz9w8803Y9myZSIF6z//8z+RSqV2S+NasWKFuO8rr7wyrp9XJpPB97//fZx//vlYuHChGEp43XXXYdOmTbvd76GHHsJFF12ERYsWic/upZdeEgEapVQdDhxIMMYYY4wdRq2traImIh9EEMUTgGTsWWStBCI4GlA600knnSQGBFuWtcftNDT4C1/4glg4//znPxd1BS+//LIIBPKoFoEuFID87Gc/w5VXXonvfe97uOuuu8Ttf/nLX3D99dejoqICt912m3iOVatW4aqrrkJvb++Yj5lStKqqqvDTn/4UH/zgB3H//ffjjjvuGLpt/vz54nLvvfdiwYIF+3wux3HE+x5+oev2hj6LBx54ADfccAN++ctfivdCQwrp88gHTvR+KRCjIIOO8YILLsDHPvYxkVJ2uHBqE2OMMcbYYUBns30+nzhbTuk/iqIM3aYYXnhq5yPTsAGumRFtXWVfGEblDBwtqB7ANE0MDAzsURtAgYTH4xELZ13XxXW0Y7<text:soft-page-break/>Nu3TqxcI7H42IXh3Y2Pv/5z4vbTz75ZHR3d+PVV1/Fhz/8YRFUnHrqqeJMfh4tsumMPe1c0OJ8LM444wzccsst4t8UBNFuxzPPPCMW8zQsMPBGfcfIVK7R0O7JSHSsdFwj5XI5JJNJsQNCx05oRySRSIjCdBqyTPUWt99+O8466yx885vfFPc57bTToGnabu//UONAgjHGGGPsMKUzve1tbxNpOcODiDxP5Swo/kJY0W5IigqtsELMjTha5M+kj9Yu9bjjjsMPfvADXHLJJeLMOi3iaaFNP8nq1avFWXzasRiOFttkx44dIqgYvoNBamtrRWrS8G5SB2pkgFBeXi52kw7GHXfcsUexdTAYHPW+FEjlAwxK7dq1axcaGhrw9NNPDwUajY2NaGtrwyc/+cndHnvxxRdzIMEYY4wxdjQOm5s1a9Ze7ydJMvSCUnE5GtGimHYdaKdhJFrsU4oS1UD86le/Ev+mXYsbb7xRpIDRLgaJREZP9crfPloXJLpu48aNYz7ekfM8KD1reD3GWMyePXtMxdbPPfccvv3tb2Pnzp3w+/2isxftZhE6hr6+PvHvoqKiCe0CxYEEY4wxxtgET6w+2tFuAhUkU6rRaLsx+dQcuqTTaVEfQZ8bpe0sWbJEzNogtICmDlB5dFa+qalJfL6E0n5Gop2K/O353RCqI8gfB6URHUmamprw8Y9/HOeeey7uvPNO1NTUiOP+/e9/LwKM/O4IGVn7cTC1IG8FF1szxhhjjB0ilI4y1YMIQgXJtKB/z3veM+rt//M//4N3vvOd4mw7fU6U+5+vT6BggdLBKP8/n96TR4XIn/nMZ8ROD6UOUeen4Zqbm0VaFAUwJF/XQAHe8PqMgyG/MQ9jvK1fvx7ZbFbUi1BqVj74yQcR9BlRIEG3PfHEE7s99p///CcOJ96RYIwxxhgbZ7TYowXgFVdcIbrzTJUgggqCaeFO6H339/fj+eefF4EEtScdWeOQR+1eKaWJuhDR/ago+xe/+IVIg6Lb6Oe1114rUp+ohoCKj9esWYM//vGPooiaFvUUUFB3I6qToOeg16ZBcOFwWLROJVRzQcPxaJo0dWKi1rD/93//J9KHxioUComuUPmWq/Q644E6QNEE8P/93/8VXaioJoLauVKhd75on75b1JqWWuRSBykq5t68ebN4L4cyyBmJAwnGGGOMsXFEZ7upNee73/3uveb0H62oFoHarRJa7NICneoDvva1r+Fd73rXXh9HC3zqukQ7DDfddJN4LHW3ys/bINStiWoCaBYFBRlUc/CVr3wFV199tbidgjZ6PUoHotQg2n2gVCkKMPKFztOnTxe7H1T8TGf8Z8yYgW984xviMlbXXHON2D2gjlEUnFx66aUYD9OmTRMF0xQEffSjHxUBChV+/+53vxP1IjQhnGZX0OtRUEGF2dQqlnZlvvzlL4tLvp7iUJPcg60aYYfdOeecI34+9dRTE30ojDHGGBvBdR20bt+M3z/wMAqCAbz33e9EsKRyog+LHaUeffRRsRMyvGaEdi0+8pGP4OGHHxYF2oca70gwxhhjjI2Dls3r8Ye/PIpwwIsrz1gOub8Vpq5BC+/e9pOx8fDII4+Ilrmf+tSnxBA+agn7ox/9SKR9HY4ggnAgwRhjjDH2FpnZNO579B8iiHjXWSfAo2viemugiwMJdkhQihalQFEtBXWzotavNKeEaicOFw4kGGOMMcbeIkWScMnJy1AcDgwFEcQxs0OF14yNJ+oGlp9qPVG4/StjjDHG2FsorH788ccBVce02prdggiiBgs5iGBHLd6RYIwxxhg72GFzv/kNwsEA4rOr4fF4IckZuI4lble8AWiFFRN9mIwdMhxIMMYYY4wd1MTq3yDk9+CKE+dBinYglzIgBSIwItMgKxpkb4B3I9hRjQMJxhhjjLEDZNs2Wl97Cn948hWEDAWXLa0D0jFYZhp2NgVJM+Bm58BTUS/qJhg7mnEgwRhjjDF2gBLr/w1n/dOYbziY680gt7kP/gWnwU4OwMkmAd0HOx1HrrMRkiRDDRRO9CEzdshwIMEYY4wxdgBaGnehc9UKFHbvxELbBrIuLElGLlwKubweUlKHFe1AtnkLspomgovAgtMgq7sXYDN2tOCuTYwxxhhjB1AT8fs/3otX25NwLfvNG1wHuf5OaJFqOJkEXMeF1dcOq7sZmY5dSLduw1TmOsM+q8Pk7LPPxpw5c4YuCxcuxJlnnomvfvWrYt5CHt324IMPYrJIpVL4/e9//5aeo6WlRbzvV155ZVyOiXckGGOMMcb2W1j9WxSEgrigWIEzIjbQIxWArMFODMDsb4Nr5miCBKxYL9RQETyltaKD01Th5DKwU1GR3kXBlewJQC+bBsUXhqx7DssxXH/99eJCMpkMtm7dKga3ve9978O9996LYDCI559/XvycLH75y1+KwOeaa67BkYIDCcYYY4yxvWhva8Xv7vk9CgoKcM3VVyG96jFkswlkWzYDrgujZi60omq4sgI73gvXMuk8PCRZg2tlYccpuGiH4p2FqcBOxZDauRrpnavhpBND11MHK2/9Uvjql0LxhQ75cfh8PpSUvDlRvKamBvPmzcPFF1+MX/ziF/j0pz+92+2Tgeu6ONJwahNjjDHG2Aiu68DsbUeudQvKwz5cdtws2I1roEbKYUsqfPNOhm/+KbBkDVpxJVQ7BTlQAElRIKk6IEuApEBWDdipNxfUR/tOBAURyQ3P7xZEiNvSCXE93U73mwiVlZU477zz8Le//W2P1Kbe3l7cfPPNOOGEE7B48WJcffXVWLFixdBjTdPE7bffjrPOOgtLlizBFVdcgRdeeGHo9h07du<text:soft-page-break/>DGG28Uj1++fLl4rtbW1qHb3//+9+OLX/zibscz/DpKNZo/fz7+/e9/45JLLhHpWG9729vw5JNPitt//OMf4yc/+Yl4TjpuSlEiDzzwAC688EJxzPTzN7/5DRzHGXoN2om59tprsXTpUvHeX3rppXH9TDmQYIwxxhgboWPXNvRtfR3+RAcumh2BvXMlkltfgdndjNCSM6CV1IpLcO6JyGx7FU5yAHpJtRhAJ/uCUINF0IuqoBQUQ/F4MRVQOhPtROwL3U73myizZ89Gc3Mzksnkbtd/7WtfQzabxT333IO//vWvmD59Oj72sY+JugTyrW99C3/6059wyy23iNtPO+00ETjs3LlTLO6vuuoq6LouFvKUgtTd3S3SqBKJxJhaC1P61Ze//GU8+uij4ljp9ehY86la5eXlIiWroqJCpGjdeuutuOmmm0Rw9KlPfQo///nP8b3vfU88Xzwexwc+8AGRvvXnP/9ZvMc77rhjXD9PTm1ijDHGGBtZE3HvA5gRBE4MJAE7J86ia0WVcJJR5NIbketpgazrkFwJsscLs7sFRu18yJohdjKg6dBL66CGi6FOkenWoiZixE7ESHQ73U8rKMNECIUG06pGLvCbmprEwp1SoDwej1jMX3rppVAURdz3/vvvx1e+8hWxS0AoNcp1XXEb7QpQKhUt4CmYID/60Y9wzjnn4OGHHx5TTQMFAyeddJL4NwUyjz/+uNhVWLZsmXgNOp58StZPf/pTfPSjHxXpWoSOnY7n61//Oj75yU+K4CKdTuO73/2uCCZmzZqF//iP/8DHP/7xcfo0OZBgjDHGGNujsDrkUXGMLwbHzEBWFDjZDKxsGp5wGay+DkiKCtVXACs1IB4naTpk3UBw0dmwcyk4tgXNGxSBhGL4MBW6M1Fh9YEY7G5lQ5IVHG50lp4EArsXv9NZ/c9//vNi4U6pSaeeeqpIMTIMQyzkKbWJUpqG+8xnPjOUdkSpSPkggtBin3Y16LFjUV9fP/Tv/DHSa49E3afou3rbbbeJlKs8SmuinRVKfaLXrqur262gnAKS8cSBBGOMMcbY8O5M4RAumVsEt2ENbFuCFqmC5CsEXBuOlYNNxdQSkIv1wiivgySrIp2JFsZauBiGMTVSmYaj907dmQ4E3W8iggiyYcMGsbj2+/27XU/1A88995y4vPjii/jVr34lahLuu+8+aJp2UEXQjuPs87GWZe1x3fBgZF/Pn6+D+NKXvoSTTz55j9sp9UmSpN3qJYiqju/Sn2skGGOMMTalicLqaBe2rXwRIV3GZcumw9A0UVitl9Uh3bQBbmoAZlcjsm3bYEQqoIZLoXj8tIIWXZq0cAn0gjLIUzCIyKMWr9SdaV/odrrfRAWKTz31lEhZGi6Xy+E73/mOqJ246KKL8M1vflMUOcuyjGeeeQbTpk0TAcG6det2e9y73/1u/PrXvxbFz3QbPU9eT08PGhsbMWPGDPE7PX54OhUt8On1xoICg7yioiJEIhHxHHR8+QsFSj/84Q/FfebOnYuGhobdZmesX78e44kDCcYYY4xNafG2BmQ7G7EgkMM7F5dDTfdD9foHz7C7NtRQMaTCMgSOvRC++acCwWJ4pi+BUV4vbjPKZ0DSDUiagamM5kRQi9d9odvpfocaFUlTwTNdaLFNgcGHPvQhVFdX47rrrttjF4ACAaqBWL16tUgLom5O9ByUCuT1ekXhNKUQUSBC9RSUUrR161acfvrpeM973iMKoik1avPmzVi7dq2oUSgsLByqX6CuSdTl6dlnnxUBxje+8Q3EYrExvSeqkYhGo9i1a5fYzfjwhz+M3/3ud6JAnI7piSeeEAXVVONB74lemwKOz372s+K4qAsVFY2PJ05tYowxxtiU1d7agt/97l6cs2QmpnsdKLIMyDIyTZugFVfB6u+AWj0fipVB7NW/Adk01KJKqEvPBxwTWqASkqoBjotcdxMUX1AUXE9FNGyO5kSQfc2ROBxD6ahzEl3yuwGU6kO7DdT5aGRaE/nBD34gdiWoeJnqKKhWgYqnjz322KF6CCp0punYdDud7b/rrruGahpoMU8dl/Ldm0455RTxe764m16XFvsUYNDtV155pVjoj2U2xPnnny9Srd7+9reL16PnpBoOCiaooLq4uFjsklDr2XzgQV2kKGihYCccDovbKB1qvEjukTjdgo2Kqv8JRcOMMcYYGzvHzMLJpsTuQXd/TCy0QrqEdyyphRLvhOwPw473wzWzop2rWCVpBuKvP/bGEziUYyJ2IkKnvxeKa0HCm0spo2IG1GAEU9mRMNmaHR68I8EYY4yxo0IqY4oiaK8xeoEr1UHkulsAx0ZXfwz3Pb0C4YAXly+fDc1Ow9L9sGJ9sBP9UHQPrFQcRlk9ch07ADMLVwxScwHVgBXvhRPvhRQIY3jZsKTsuzB3KqBggS7U4nWiujOxw4MDCcYYY4xNaumMiYb2GBIpE5CAwqCBaRUhaOqbC1hq35rraqLKavH7M6s3I+T34rLls6DmojBjPXASA5DDZVCoYNil/99BpnE9lGAEbi795gtaWbg0uFrXYfU0QSmuEVcr/vB+i42nGg4ijm5cbM0YY4yxSa2xM454yhQJRhQn9MWyaO3efaaBnYmDVv+2rMDKZXBOjQ+XzAxCjrYBqgdqQYVIwXHtHLRIJWCbsKN9MJMxSIECyN6C3Z7PU78Mpm0j19kAJVQs6imM8um7ddZh7GjHOxKMMcYYm7QyWQvx5JttN/P6YhlMKw8NLexduGhtacRTq7bgnEoJ4VABMm07kEoOQPIEoBXXQPaHYPe2IJNNQfYGxWMUrw9uIgbvvBPgpGJwqdi6oASWK8PubICse+Epnz4B75yxicc7EowxxhibtGRZGnUXgLov5a+3synsWvEMHnxhnSgEVjJJOKkotFCR2MJws0m4uSR1oIGVop0MFa5qwFEUcbuZjsHs60C2axesdAqZrmaomgqzbTuM6rkT8K4ZOzLwjgRjjDHGJi1dU1Ac9qCrf1gNA4CyQp/46VomGle+iIde2YyAlMO5nk6oSQ25ZI/<text:soft-page-break/>o0ESxhh3vha0ZohbCv+A0OKkBWP09gG1DDRfBsl3oJbUwKuoBmuCse8XuRHDhKTBq5k/QO2ds4nEgwRhjjLFJraYsCE1T0BtNQ5YkFBd4URbxIRvvQ2zjS3jg6ZUIKg4uiKQhJ0w4OROS6oGTSUEurICdy8DVDMiGD9mWzSKwkGQZakEZcrFeeGrmw00OQKFuTdk05GAE3mnzoBeUQ/Uf+uFqjB2pOJBgjDHG2KSmKDKqSgLikue6DlIbnkN2ywqcXqKjMNMNubcLWlkdzP5OyKoGJRCBpCiQfSF4qmYPzj2goMIy4aRjsBNRaCXVcBK90Mvr4fR3ipQmPVQCX9WcCX3PjB0JuEaCMcYYY0cVCiIa1r6Gf7+6Bo7tosonQVcHAwYxjE7RoIZLxJA0V/fAKKfpxDKcZBT2QAfseJ9o4youxuBsCUd0jXVFapNWVDXRb5GxIwLvSDDGGGPsqGEm+rHzhcfw0Gs7EJAsLJBiMFwTRlEl7FQMsscvAgnLtqAEC2DtXAPXF4SnsBxWohewTBEwiOnWALyzjoMT74Esy5ALymFUzYIeKZvotzlp2I4LReaWuEcrDiQYY4wxNqm5tgmzrxOZWB9a176Ihzd0IagCF9XoQGcSjpVBJtoLOVAIvXImXDMLf+VsZBs3Qi+fAVlyYcUHoPoLYPW2De48KDr0SLlIgVIrZqJg8ZkT/TYnjUzOwkA8Ky6W7UBVZBQEDXHx6Id+6fn+978fK1asGPW266+/Hrfccst+n+OVV17Btddei6eeegrV1dXiOauqqvDd73533I7zwQcfxJe+9CVs2bJl3J7zcONAgjHGGGOTWrazCbneZnS1toogImQouKDcgb+oEpamiSFzdjoJvbgaVjwKtbQWidf+Dt/M42DT7kN/u3geSfPAqJ4DJ5eGUlAG2zThui4CM5dP9FucNGLJLFo640hlbDhvTBEnNHW8L5pGdVkQIb9xyI/jwgsvxJe//OU9rvd6vThSXHTRRTjttNMwmXEgwRhjjLFJy07FkW3fDsu2EfZ5MceXxZKqQhhmHIkNz0FSZNGNSS+tg6vqUDQdkp2DZ+ZyZDt3it0MJ9EPraAMUA3kepoge/2QzQxkSYV31jHQwkUT/TYnzU4EBRGJtLXHbRRU0PV0e321csh3JjweD0pKSnAk83g84jKZcbE1Y4wxxiZtUXWyYxdadm5HW1cvrJ6dOLbQQeGMRXAtC1pRuUhjsmM9SO94HbLrwO5rh1I1TwQPdrQbTjYjCqizPc3wlNfBU7cQsq8Qii+M0LEXwV9WN9Fvc9KgVCbaidiXVNYW95tolKr0xS9+cb/XHag5c+bg97//Pd797ndj0aJFuPTSS0VaVN6Pf/xjvO9978OnP/1pHHPMMfjGN74hUpvocXnJZFJcf+qpp2LZsmXi/uvXrx+6feXKlbjmmmuwePFinHnmmfj617+ORIIGKE4cDiQYY4wxNiml+zvRvmsb/rqtHy9vaUI22gfFH0Zq2+uw03ERQOhldaI2QvEXwskkYSdjUB0TVnIA1kAnrPatgG0CVg7pxo2woUKrngXvgrMRnLVsot/ipEIBwvB0ptE4jntEBBKHwve+9z284x3vwMMPP4wzzjgDN910k1j857366qsoLi4Wt1PQMtKnPvUpPPvss/jOd76Dv/zlL6ipqRE1HdFoFJs3b8Z1110nUqEeeeQR8VobNmwQt1P63UTh1CbGGGOMTTqpxvXY9dqz+OvGbgRVF+fV+KFLBuxEL2QP5cE7cDJp5LqaYJRNh9nbAjVSjszONXAkGW42OVhUDQlWXzvkQARaaS08tfNhZ1PwhAsm+i1Ouu5MVFh9IOh+h7qb01//+lc8/vjju123fPly/OIXvzhkr3nFFVeIHQPyuc99ThR833PPPWIHIu/mm29GMBgU/x4eZOzcuVMEEXfffbfYkSBf+9rXEAqF0N/fL64/5ZRTcOONN4rb6urq8P3vfx/nnnuueJ0TTjgBE4EDCcYYY4xNGq5tIdG+HbueeQR/bzYRVB1cUJyGEktCKa9Hrn07IKuQFQ2uNwAn1gPHTEOvnAUrEYNv3olwHRdaqARWT4tIa6IBdG4uLWopctEuWE0boHr8MEprJ/rtThoUFFB3pgNB9zvULWHPPvtssZgf7lDXI5wwYjFP6UkvvPDC0O9FRUVDQcRIW7duFT+XLl06dJ1hGKKrE9m4cSMaGxvFc460Y8cODiQYY4wxxvbFdWxkOrbDbNkKJx1HiceL03xRKImYGCxnDnRD8YUA14LkCUCPVMANlcCYvgjpxg1QVQMIFcHq3AnJG4BeMx92vBeyJEPxF8DOxCGlooMvZu1ZMMz2jdq7UnemfaU3ybIk7neo+f1+TJs2bUyPsd7i31xVd19W27Yt5o8cSCAz8rEjOY4j6i7yOxLDRSIRTBSukWCMMcbYpJDu60Lbjq3IpZMoCui4qN4Pr+xA8QZhxXpgJ/sASYZaUAY3k0SuYyfsXGpw+FygELZqwOpuhpuOAtSVSTPE/a1kFNm+NuiRSjgJeg4FWkn1RL/dSYcCBJ9H2ed9fIZyWAKJ/dE0bbdCZVqoNzc3v6XnXLdu3W6/r1q1CgsWLDigx86YMWOP56DAhnZWHnvsMcyaNQvbt28XwVH+QrdTPUV7+2D74onAOxKMMcYYO2JFEzTYLA1ftBk9217Hw6t2YVZIxnK9F1q4BI6Vgx3tETsMkuPAzibgL58BO9YPf/0SOJYNVdWRdS047Y2QZBmmnYPiDcE361i4ZhqOmYVr2cjsXCk6NvnnnQB/3cKJfuuTDrV0pTkRo82RoJ0ICiLo9sMxlG5/KIXoV7/6lahLoEX5r3/9a8Risbf0nL/5zW9QX1+PhQsX4r777hOD5r71rW8d0GOnT5+O888/X3RiotqIsrIy3HXXXchmszj++ONRXl4u6i/odurmRMdK/85kMqJeYqJM/F+SMcYYY2wU7c1t2L61ARUhF52Na/Dopi74pRwWaUnIhheumYNaUCEGyVHhNNU6yJ4A7GSUVq7I9HXAV14HR1aQa90O18pBUlRxPzgOXMdCwfK3ideykjH4Zy6F6iuEGiqc6Lc+adGwOZoTMZGTrQ8EdTtqamrCJz/<text:soft-page-break/>5Sei6jiuvvBIXX3zxW+qAdPXVV4uAhOod5s6dKwqk6eeB+va3v41bb71VHFMul8OSJUvEc1DqEl2oUPz222/H5ZdfDp/Ph5NOOklM6abjnyiSO5E9o9iYnHPOOeLn8L7EjDHG2NEo1bELq1esQ2FBCKo5gAdeXoeg4uBsbIE3EBZBhDF9KZBLItuy5Y2iaQtGZT08M45FtmUjPFQDYeZAdb3p7a+JDk5U4ivpHnhqF8ComoXC4y6a6Ld6VDvU3ZmOFHPmzBFpRtS5aSo5MsJCxhhjjLE3OI6FVOsO1E+vgBptwood2xHUJFw6KwLEZsDubYaby8BJ9UMrrIBRMRMO1TzoHliU3hTthGuasPo7IKsqLDMLraxedHyCY4umr66ZgeINT/RbPepNhSBiKuNAgjHGGGNHFCeXhVNYAXfXGsRe+wfmuDZmeYNwO7vFLkOW6hpScVFkTfMhJN0LOBrgC0GJ90FSNSjBQiQ3vwDFVwA7OQC1oBxaWR0s2pWQIK73lNVM9FtlbFLjQIIxxhhjh81AIov+aBqUWB0OGCgqoOFxQDyZQzyVg6pK8Aw0YKBlJx56cQtO9hagRstAkRy4kgQrFYVRfwxkyYWTSyPbvBlqsAhqYSkyu9bDySXhnbEcyc0vQVJ0UQsh617YyX5oThWg6lD9IdESVivmzkxsfGzZsgVTEQcSjDHGGDsseqJp7GqJitSiwd8zyFq2GDDd2R2FnoujQE2jv2MnHnplE4KqhPKABllS4eRScON9QLgElpWD274Dji8A/8LTkG7fhXTDelF0HZp/DsxUHE4yKgIM2fDASmah+gvg5rLwzTlOtHf118yDJHEXfMbeCg4kGGOMMXZYdPQkh4KIvOaOGLwaEEx3IaTE0d/Rjb+s2IyQ34MLy224O9bDokd5AlBDJdAiFcj1t4udCRoel81m4K2YAalyFtSiSmS7myE5Oeil00Q9hKQo0IIR0c1Jj5RD1bzw1MyBGuTOTIy9VRxIMMYYY+yQoyaROdPe4/rugTQCchblcjvM7Wvw9K40ApKMdyycDqd1I9xIFay+ViCbgloehhQohmLZsPvbxTRqvbgS6ab1cBL98FTNQaZtO/SiCnhnnwCrp4XmzUHxBKGEIvDNPh56uGRC3j9jRyMOJBhjjDF2yEmSJGYM9MUyQ9clMyayWQsLwnE4HQ1wBjpwls8S3Zectk1w0zHRwUmvWwgJEnKxHngUGbl0HJKkAbqBbF+HqIGAnhLBCnVpAt3byiK48HRA1SAriphaLXt8E/oZMHa04eRAxhhjjB0WVaV+eI03z2FaloNFlQqsTA8e3tyPdLAcXk2Bv6gcsqoDqgEnGUOueROyjeshSQokwwc7m4Sndp64j93fBpgZaMU1gOaBWlgGJRiBXlQJ18rAUzYNnsqZHEQwdgjwjgRjjDHGDguvoWF+fRFiySysVBwZbxKpXRvw4IsbEVQdyGkTsr8Amcb1CB13IZJbXoEaKhITqOncp2/GMkBRoGgG5EgFNE2DovshBwrE1Go3FRW1FJTyJFEgIiuiRoIxdmhwIMEYY4yxcZdI55DN2vB4VPg92m4DykKqhUTHBvT3D+ChFzcgIJk429kOucOCW1IHrawWmdZtCMw/Fdm2bSKQ0MJlMLMpKKYNLVCI1OqnYZRPE7UPVMCtenww472ALEN7ow5CC5dCUt58bcbY+OJAgjHGGGPjhuoUGttj6O5PiwU+DX8rL/KjpiwI13XgmFkkOxqQtmz85cX1CMgWzjPaoNkyYAFmTxOM+qWQDR9yXU0wBzpFClOqtw2yJwi5fhGseC/UUCHU8jroBRVQvH5YsW5oRVWQVA9UfwBKoBBqqHiiPw7GjmocSDDGGGNs3PTHsujqTw/9ToPn2nuS8EspeNLdSKbSQMsGmG3bcOb0UhTG+mE4AVh9MUBWReSh+grg6DoUWYXdsAa2PZja5K1bDLO7DXrtUkgULKSj0Aoi0CNVkGvnTej7Zmwq4kCCMcYYY+OGOjGNZGfTGGgfQLHfQW/TdmxbtwkL/RnUVc1Gsm0l5MJyqJEKOOkkZEpH8oXgdjchk0nAP+cEOFYOMHPIdjZAt02YvasgwRXD5dLRGOz4AHSqmYhUTMh7Zmyq4q5NjDHGGBs3mrrn0sLJJKEXFqKrN46/vLYdTU5QdFdyUlH45p4IxzYhh4qhV8+Bd/oiWH1tsB0bTmIAyfXPQbJtmKkk7W+I68zeFpi9rYi+/DDkgVYxeC7X0wI7FZ+Q98zYVMU7EowxxhgbN5GQB119KWRybw6fq6nwI7npBTy0YrvoznR+IAopF0SqeRP08unQqmZD8YZgxXqR2v666MrkpGJQ/GEgEBE1Ep6auVBUFanmzZCGvV6mbQcCpdVALgc7HYPiC07I+2ZsKuJAgjHGGGPjRtcUzK4tRE80jWzWhN/sQ6plIx5asQ0BxcHbKiVIra0wE5qY/ZBr2gh/QRnSOzdADQbhZDNwRU0EVWrL0BQZqYa1kD0BWAM9CCw6HVa0G0j2D95HHhZWUI0FY+yw4dQmxhhjjI0rj6GiujSIKiMBtXU1jIFmzNCSuGSGH1ouAa1yFpTCCkgeL7TSWliZJNSiUmQbN8BTMR2umQFcB2qwENn27VADEbFbIclAYuNz8NM8CWoHBRmeytliN4LmRqiBgol+64xNKRy6M8YYY2zcWMko7EQfrEwWTRtXwupvQ1lxEU6uCSLXuVNMpXYdB5Lugad+GVKbX4JCv0sKvDOWQQ4Wwe8rgJ1LQ3Ic6GXTYCUTkDQNkqJCsiwRRBhVc+CbcQxQWgPV8EErKIWsGRP99hmbUjiQYIwxxti4MGM9yHU0wlYUtG7fhIdf344iOYNLy8thxXrgpuOQDS/cZBRSoABmX5tIX/LULUKmfTuyO1ZB0jzwzDxGdG+itInUphepXFt0coLhh6x44a1fAuOM90DX9Yl+y4xNaZzaxBhjjLFxGURn9nfCMk20NTXh4Ve3Iai6OKdSgWy7YsI0tXiVdC+M6YuhBgohywpCy98G28rCjvaKTk6Sbs<text:soft-page-break/>Dq70Bq5eOwsilRiE21D24qBtg2fLOXwyifyUEEY0cA3pFgjDHG2FvSO5BGd38CfgtI93ThLy+uHSysLslBtXIwY92QDA/M7mbIviBy3U2A48Comgc7FRUD56zeJri5NHV4hUJzJDJx2F2NkP0hBJacCdfMQacAonohdH9got8yY4wDCcYYY4y9FT0DaWxv7EKRlkPA7EZfRwMKpTROV5ohdecgl9fDiXbCqJ4rggQr2iVqJLxVc6GW1QEwYO94UaQ4UXABRRPpTXKgEE5yAFbLJmRdB9D98M0/Bb7Kmol+y4yxN3AgwRhjjLGD1t2fQtiNAa2bkdNdFOV6cK7SAMXwwcmYyPW2Qiurh9ndBLV0Gjw18+FkU3CsLGIvPSSKqEPLzkeutwUO1U9kU7DMDILLzkP05UdF9ybFW4DQSe9AcNaxE/12GWPDcCDBGGOMsTHrjabRG81goKcXhbGtePDVrZhXpGGp0w9ZN+BkEpBkBXBcqP4wFH/B4I5Efztc14Yd74ebjgGWIVq7emrnw0klAFWB6isCwhUoOP+DQCYOJVjEHZkYOwJxIMEYY4yxMekZSGFnawwFbh8CLS/gLxvaEdSAZdVlcBqaRCG1OWDCdWzIXi9sKwfFMUXakpXLALFumL1tgCxD8gbhpAaQa9sGyIqYaJ3TvDCqZiK55l+AY4u0J71yJhRvAL6aORP99hljb+BAgjHGGGNj0tETh57uhd21Cn9b3yq6M53r74FqF8EtqkS2dQu0UBEkgwKCuWJ2hEND4xQLZssmSHChFlXAGuiC6g3CNbMwqmbDySSBSCWsZAwWBRquO1g74TrItW5FtrORAwnGjiAcSDDGGGNsTPzpToTcTrzQ2Cx2Is4vSkLL2LD726EWlovBcpTSRDsR6cZ1YidCLyyHlcnAqJqFbNt20FxqGkpn1M6HbPigGB64hk8EDo6ZhRnrGpxeTTsSeU5uIt82Y2wEDiQYY4wxtl+OY8Ea6EUqGoMv0Yxcx1YcWyRjcaEHBnRkzCysxADkcBEkWYcd7QBUVQyRM4qrkG5YB1nVRR2EVlwDvaQGhuaB5A9DDxVB8fjgWjmR3mTTc/W27xZEKMXV8JbOmtDPgDG2Ow4kGGOMsSloIJ5BR28KmZyNcEBHRZEfHmP0ZUEu1ovU5pdgeivQ174ND7+0AafITahQM1AKSmEXVsJTXA07l4bqCcHOJKCGikVwYObScB0JzkAPHFmCXlEPOxmD2dMCJRRBaPax8JTXi9kS1M2JAonw0nOhFZYjse7fsPs6oVXNQGDRafDUcVoTY0cSDiQYY4yxKSaWyGFb84AoQSDd/Wkk0ybmTy+CLFPS0e4yO1cjDQfJeA8eemULArKNiGqK2+yBLmgFpXBlDzw185Bp2TxYSG1l4WbT8M8/GbneNnhnLUemaZ0YSqdVzhEF2UbdwsHZERLEY6lWQlIUMQVbL66CWj0LUiaFbLASoUjkcH9MjLH94ECCMcYYm2J6Y+mhICIvlbEQTWZRGPSI3zNZC63Nbch0t8Fpb4IaDuPhl2litY1zsANeb0AEAU46DsfMwZi2BGbXLkDRISsKXMUn2r9mGjdCDkYg+SoQPOEy2P0dgKKKHQfFzgG2CTvWD6U0IGomhguU1Yuf/sP30TDGxoADCcYYY2yKcWwXrusilbVgWQ48hgJDU+E4g9EF/WxYtxYDa5+BJLmoXXYi/vLkvxHSJZzrjUI3fWLqtEyzIWQFWkEZnFwakqyKGRGQVTh9rYDqhRL0Qq+eB8dMi2Js6sikal4gbEH2hcTrua41wZ8IY+xgcCDBGGOMTTEBv4Y127vFLoQgAZXFAYT8uvi1v7sT8S0r4A8FUVpeAl0FzoykoFg5BItqYLbvglISgqvo8M49EUblHNjZDKxMHNa27ZADhVCLa+E6FjzVc2Glk5CyMahVs8RgOjVcDDVYBMl1xOvlAwrG2OQiT/QBMMYYY+zw70hQCpOqyKINq89Q4TMU5EwH3a3NiO/YgLKqSiiShb++sgHpxAAKImVQB1qQHeiGMX0JtIrZUAsrIXlDYrch098NK9YNo3IWXDMNK9EHrbACVjYFN9YJb/0S6KFSBOafBK2gfDCIkGRokQqoAa5/YGwy4h0JxhhjbIpJZkz4vRpmVodhuy4UWaKZb+jZtg65rS9CyqVg+gvxyKZuhDQqtl4Lf0EEesUcmD2NMDVDTKNWCysA20Z662ui5iHV3wnV8EMrroUSCMOK9UPKJkXqk21ZUD0SZN0Lo6QWTjYNSdUga8ZEfxyMsYPEgQRjjDE2xeiaIn5SSYQESTRO8rkJpNb8C4ZiIan48Le1bQjIJi4oBbRMGk5ah1ZcCdkwBushvCGRwpTe/CJcWYOTiUGpmQ+3qwHOQAeyjeughUsBbxCZ1i3wF5Qitf01qMGIGE6nULE2Y2xS49QmxhhjbIopKfRCU3dfAgSzHQgWR6BFyvD37QNiYvXFM0LQxG6FicyOVaILk3fmMfCUz4LqDyG15WXY0R4gE4OTy8EbLITi8cPJpCBrHsg+P8yuRqqmpnAFsC1Y8f4Je9+MsfHFOxKMMcbYFOM1NMytK0RvNAPTtBG0euH0dUPyeGB2NeHkUAplUgJaJgytbBoyO1dB8vhhDXQBnoDo5ETpTIALyolyUjEYZdMhGQHIhh9KuARQFOS6mqCW1Ijr3FQCkmaIHQ3G2NGBAwnGGGNsigYTpXo/crFWMVW6q7MdrfEcZnSuQZWdg6R7kYt1QvYGoZbPhEudl3wBSJoGO94LvWIGzH4aPGdBCRZDoh0IKyumVUv+QphdDTBq5tE+BGRFBww/VMMDrah6ot86Y2yccCDBGGOMTUHZriYkt7wCBIvQtO5VPNZtICjbqLMtKBIGp0xTMDHQgeCxFyG5+klISRW2rELSfZBDJfBVzBC7EzSQzqH7awYUU4NsaPAsOh1mtAeSlYPkC4ohdZ7qedALyyb6rTPGxgkHEowxxtgUY2YSSGx+BXY6hgHbwGPtMkJhLy4sM+E2qZAUTdyPxtOptJtgZgBFhtm6<text:soft-page-break/>DSZc+Jedi1xqALmOHYCZhewPw7/gNDGcjh5EwYPiCUD1h6FGKqF4/YM1E+rg8zLGjg4cSDDGGGNTSC7eh8T655Fp3YyYHMTDO9oRNBS8rcaDUNl0JGMdsHrbRO2DUlwl5kJY2RzcWO9gixbFgB3thuS4kBUVUHXAyiHXshXBpWfB0XU4uQzUUBHUYCHUQOFEv2XG2CHCgQRjjDE2Bbiui472LqRatsDnKYKk+WAMtGO6R8OpxyyFnOgWzRzVgjIo/iJAciEZPriujXS0R8x9EIGD68JO9MOxLYBSmTx+2JmE2N1wHAuK4Ye3ao4YNMcYO7pxIMEYY4xNAbvWb4DWtRG+dDf6Mi6MkpkIV8zBibtWAcleKMFCZBrXAQalIFFnJQnQPcjSkDkJMBVVBCOSLEEvn4HUztVwkv1w0l6o4RLoJbVikrUWKBQpTYyxox8HEowxxthRbqCjDWr7OqjJTnRFY/hHs4uypijefsJ8eCqmiToHOxWH7Akg3boNskYF0x44kOEpqRXtXGXdgJ1KwFczF46iQXKpGEIWdQ+SrMIorYWntBaSxCOqGJsqOJBgjDHGjnKpng7o2T50J1L4R7MjujOdZvQCwTPgnbkcPb/+Hrwza6FGqqH0NMOOdcNNq1AKSqEVVyO9bQWU8tkwyn1IbnoBsscHvXo2JMcRwYdeXCV2IdxcRqRDMcamBg4kGGOMsaNUc2cM3V1dKErFkbA0/K0hh4Bk4bwaA+FpJ8LctQqZ9U8jeOJJkCLTYLduEcXRWgHtQHjh2DZy0U7os04QdRFSNg3FExSpTKCC6qJKGCW1kKgbk/JmtyfG2NTAgQRjjDF2FFq5sRWrt3RgMbaiq2cXEokoCmQV55U7KJg+D8lNz8NODIhdBBoe55t3IlA+B+aWFyHpBpRAEVwqqO5rgxPuhT3QAbeoCoFjLoDqC8LsG+zsZCX6IRteGOUzxL9dKwfZ44fiL4AkSRP9MTDGDiEOJBhjjLGjzNOvNqCptQP1/iy6V69Fgd+DEr+GWm8aquUg19UAq7sZkscvpkU4yQGktryGgunLgOlLxTyIbH877L42SIYXzkCnaPnqZBLw1S2Bp36xGFjnpGJwXUfsRGT72qBQV6c3qAWlMEqnTejnwBg7tLgiijHGGDuKvL5yJ6YFEzix3EIR+rA658O2hAPdF4KVSYrUJSeTFPd1LVOkJBEn3i+mUye3vITk5hfgKakWKUtapBJOKgpJVcUOBQUOVrQLtNmg+ENQAwVwsklY3U2DnZ7eYA10i7awjLGjFwcSjDHG2CSVzlhwHGfo9+b1qzE9lESwZRVSzevxt9c2IKQBpy2eAVv3AroXZl+HmBUhplA7Do2LEPSaucikc1D9BZCDEVh9HfAtOhMuJEiyLDozKcEiaJEyZLubYcZ64Dr2mwGJY4sg400unFz2cH8kjLHDiFObGGOMsUmmtSuBjTt70RfPIuhTMb++CMVyP+TenUAggj5Hx+Obd4jC6otmFiBcXALD8MC0Y9B1DxxPEN45JyDTtFHMhqDp1d7ZJyC+6pHBF8ikkE03QglE4MT7oFXMhJuMwqhdAKu3E3ayF1Z/O0xvCEb1HEiqDknzQKLgZCiYkCDrnon8mBhjhxgHEowxxtgkEk1k8OK6NmRzNgxdRjKThdKxCWaBH/6CEFwJWPPqS/A7Bs5RdsHeZiOR6ELg5CtgSCaSW16F29kArbQW/qXnQNG8sGQdqW2vwqUdCtpLyCQgByJQghFIfW2QZRlK/RIRTNiqJtq/yv4CUVth9rTAqJw52MnpjR0KohWWianXjLGj11GV2rRmzRrMnz8fL7744gE/5qGHHsJll12GpUuX4tRTT8XXv/51RKPRPe6XTqdx++2347zzzsPixYtxwQUX4O6774Ztv/l/NPPa2trwhS98QTzfkiVL8O53vxtPPfXUW35/jDHGWGdvSgQRuiajP5pCyHARVC2kVjyK3pf+ilzLVhwfTON8rQmGZIv/obfad0CK9SHdtkMMlqOBc3ZPM3JNG5HYsgIKHBFEKLof9kAnaNYcBQexVU9CNnywLRNysEjUUEBRYGdSkLxB6GUzIPvC8E1fAt/0xdDL6qAVVcGomi3mTzDGjm5HzY5EQ0MDPv7xj4+6sN+bO++8E7fddhtOOukkfP7zn0dLSwt+97vfYeXKlbj33nvh8QxuyVL+6c0334znnnsO73znO0Ug8cILL+DWW28Vr/uNb3xj6Dm7u7vxvve9DwMDA3j/+9+PsrIy3H///fjYxz6G733ve7j00ksPyftnjDE2NTiuC1WREE/lUFvmxfIyC5mNq9Dd3YMn+kI4NxBDON4DT6hEDJYT3pg2bfa2QHYBJ5cUbV/R1w69cg5cx4JWUi1SkdRQRAQVmc6dQCYGO9YFtbSeEpXgmhkkN78iplmrhWVwjIDozJRPYdJoV4IxNmUcFYHEE088gS9/+cuj7iTsTXt7O3784x/jtNNOw1133SW2bcncuXPFbgIFFB/+8IfFdY899hieffZZfPrTn8aNN94orrvqqqvEa95333248sorxc4D+clPfoLW1lb84Q9/wPLly8V1V1xxBd71rnfhW9/6Fs455xz4fDz1kzHG2L69sqEdq7d0omsgjeqSABbXF2H5gkpUFPuxuaEfRXoKdX2vAzkDrds34Z/xYgSlHIqLCmG2GmKeAxVXwzKhl0+HY3ihF1eLtCUp54XV2yLqGbSyWljRDtjxPsiGX9Q5ZLa/PngQVO+g6PDUzIHZvhXZ1m0iKHHgwIr1wD/3JEgG10EwNlVN+tSmG264ATfddBNKSkpwySWXHPDjHn30UZimiWuvvXYoiCBvf/vbxS7Cgw8+uFv6k6ZpYqdhuHygkb8v7YY88sgjIqjIBxGEdjZod6K/vx/PPPPMW3q/jDHGjn6rNnbi139dj0dfaMSKDV148JmdePDfO7B5ewc0VUVNiQcFA9sQsOPo6OrCE4kSBJHFOXo<text:soft-page-break/>LrIZVCCw9B1rJNCihInhmHw/f4rORWvUEbNqFoP/pl1Vo1XNh1C+DEiqDPdADvaBK1DmYfe3w1i+FXjEDRt0iBJedB1nSxfU0ZE7xBSBrXrELYacGoIaKJ/rjYoxNkEkfSOzcuROf+cxnxGK/rq5uTPUUhGojhqMpnJS6RM8bj8fFdWvXrsWMGTMQCAR2uy+9XjgcFreTbdu2IZVKDe1ODEfPOfx1GWOMsb3Z2jKAjv40/F4Vfo+KgFfF+l192N6RRv+2VaiMb0BJuhGumca/tnYh5NVEYbWheeCtno9c1y7I05YgdNI7oUSqkVzzLzF8jk6cUftXx7WhhkqhhEpgdmyHoumiraundiFCC0+H7AlAK52G4PILEV56NrzTF0ErKIdCRdaaIYIJxRsQOxg05ZoxNjVN+tSmv//979B1fcyP6+joEClGoVBoj9vKy8vFT0pRmjZtmqh3WLZs2ajPQ7sXVFtBOjs7xc+Kioq9Pmf+vowxxtjeZE0LmiIhmbaGrqOAYr7RAp83CDheyAVFMGPdOMvfDV/VDBTWXQuzc5cIIrSCChiGhvjGFZAzfTC7G6FXzobZ3wW1qFIMlpMNL3J9rdBDxbASSVj9bfDXL4VGU6tp50KWRdBA9MJieKpmI0W1Fak44FiQVAOe6tnQCkon8JNijE2kSR9IHEwQQWi3we8fvS1dvsiadhfyuxJ7q2vwer2io1P+Ofd2X7ofyd+XMcYY25vyYh9y1pvD3VQZeO9pJYh4c0itfQqdHR1YnS3A6aEEIpXT4dTMR7ZpE3I9zaKuIbXtFaR2rkLhGe9BgoqjKfigqdSpKCzHEoPo3KIKSK4N1zShFVeJIXS0K0E785Ix+L9ZeXSdf9ZyUT9hDXTAkVzoxbUIzFwOSdEm4BNijB0JJn0gcSjQcB5CW8D5f+/rvvR/YIc/bl/Pmb8vY4wxNlI6a6IvmkUya+Idp83AM6taEEvm8L0ry+BLNCG5ej06O9rxz1Q5AnIK6rRKqF4Dui+AaMsmOKmYmFit+ENwsmnk+trgmhL0ino46SSgeyCpGoySaTDj/WJXQfaHkG3ZCr24BvENLyIw70TIyp7LAzVYCO/MpbCj3YCkQIuUi10NxtjUNWUDCdqN6OnpGfW2TIaK0YBgMDi0a7G3nQS6bz49Kn/f/OOHyz9+tFQqxhhjU1Nr5wC2NA6If0+fFsbAgAnTcmCbLp5YsQuXL6/FBXPSiL7+D6hVc9DY3IQnclUISFlcWA64Da8jW1QriqSd1BudCx1LdGBSgkVwbROyIUHxhgHdh0DFTJi9bchFu6CXVAO2g2x3E2RvAGasF9kX7ged9govPHWPYzX7O5Drbh763U5FYVTMgOoPH74PjDF2RJmygUR1dTU2bNiARCKxRxE11U/QbgTVP9BthYWFQ/UPI9F9a2trh54zf91I+cfnayUYY4xNPZmchWTahN+rYc22bjzy7+1Yt6NP3LZoRgTnHFeDgM+DwpCBS0+ZhmNLMrAdG0ZZHZLxKJ5ypiPklXCO2gbNDsFKJ+AJR2DmclCLa2D1UB0ehQISXMuBXj4DiicMM94DZJPIdDdBK54Gg4qmAxHYiQG48W5kO3aKY1ALSpFt3QJ3wcmQ3pg9QSggoSLt3Ti2SHPiQIKxqWvSd206WPkuSuvWrdsjBYm6MM2aNWsowKD7UkemkbsSu3btQiwWGyrErq+vF7sY+S5Ow+W7NR1zzDGH7D0xxhg7cm1t6sM/XtqFletbsHJDB3Y29WPp7FJ8+PJ5iIQ92NTQj1VbumEYQCTgRcSnIBSQkdr2GtJNG+FsfhbHKu24dGYAoYqZgCJDMnyQPUFk1z0N7+zjoVfPgxwsgVpRj8Dy85D1lMKKtcPub4dFE6tzWeTat8KKdYsdDCcdhdXdInYx6GJRKlQmCdfZfbira5kimBjJye65A88YmzqmbCBx4YUXitkQd9999261DQ8//DC6urrEELnhsyVyuRx++9vf7vYcP//5z8XP/H1VVcVFF10kJmPTJY9Sne655x4UFxfj9NNPPwzvjjHG2JGkozeJ1zZ1IpuykDRd/PD+1bjv6e2476ltePrVVlx00jRUlgQQS2XR0Z2EnO7BCQU9sBrXo7urC9vNIHzzTsGMsAqneRM8M5bCqJwNo3Ye0p07YExbiMSqJ4GSahh1C6GEy5Bp2gi5dRUkSYFeVAVJoy5Lc+CpmiP+7TiDAYKk7d60xFUUKujb7Tq6v/TG9OrhqA0sY2zqmhKpTc3NzWJhTylI+d2DqqoqMaWapltff/31IrCgHQaaaL1o0SJcffXVQ4+/+OKL8ec//xk/+MEPREtYuv25557D448/jmuuuQbz588fuu8nPvEJ/Otf/xLD6q677jpEIhHcf//9Ykfjtttug0GnmhhjjE0pnX0psXCfUx/GHQ9sgGU7qCjyIZtz0NKdQl88A0NyRVptLptDjb8P6W2vo6s/isc6VASkNOrSq+CfsRip7a9DUhWowQgkzQsruVks9L3TFyLXtBFWNiWKoK1kFLJuQIvUwJUBJR1Hpm27aOlK8ydkyFCCESi+EMzeFkiyBq2kGoo/ssd5RurWRFOxsx27REqTuE7zQC3cs905Y2zqmBKBxKuvvoovfelLuPzyy3ebB0ETsYuKisRuwX//93+LHYOrrroKN99881AL2HynpTvuuEMEHTS3gobfUT0EPSdNxh6OJmz/8Y9/xPe//32xg0HTs+fMmYM777wTZ5xxxmF934wxxo4MqjK4MB+IZyC5LqpLgoglspBkCZXFPnT1pRGJ+FEQNKBJLtxsCr2pDP7RBgSQxXm+Luj+kCii1spnQtIDSK9/Ho6Vg69+GWTDh9SOFljxfipogJtLQ1J10ZrVTvTBoXavjgM1WAQ70S9qKGTXgYdqL3atghwoFKUVVqIPgfmniIBmj/cQKIRc64UtOkPJojaCW78yNrVJ7v76mx4lfv3rX4tp1RQwTFbnnHOO+PnUU09N9KEwxhgbg2g8i3+uaMSsmiB+/<text:soft-page-break/>9hW7GqLIWsOzomQZQmXnT4du5oGEC7wYHaZB7O1XXjo3ysRVB2cX5SEBxacXAZq2XT4Zp+AbE8zzJat0IKFUMTsBxVmXzvSu9ZAlqh2IS3mQqiltdCDJXAwOC9C9YUgqaoIGhR/EWTDAzvRDbOvUwQ1WqQCRvkseOsWcLtyxth+TYkdid7eXjzwwAO44YYbJvpQGGOMTUHhoIHTllahob0fxQVe7GyPDS74XeC4QgOXzraRKbfgsXug+nxIZwxM81pYmt0KpdeFpXuhhEtgVM5Ectsq5BpWApYJs9WCVj4D/mXnw2nfAf/8U5Fr3w7JzAwWTFPhdKAIkq8AdqIBclEVtFAxlEAIamElrO5GqF6fmCuR59o5MdSOZkUwxhimeiBBnZXe//7349JLL53oQ2GMMTZFRUIe7GqV0NufwFnLqxFP5hD0qDijXoKVyUGPt6EzmoKvtBphQ8JpVQasnkI46bhIJaLaBEUzILsW1FAxXMsSuwt2JgHJTEOJlMOO9UH2+KGGiiDT7oPhQ66zAYoLSLk0kpteQmjZeVBMD5xot0iJcjLJ3Y5T8QVFTQRjjO3PlAgkpk+fLi6MMcbY4ZoXQXUGujpYa0BD5rY29UNVaBdCwRMvN2HJzAhOmhNGmdqN+L/vQW/SxFO5apRKW3D5+afDiUfFbAjaIaC0JJgZWMk4ct0Ng+1YqdZBkqAUlsOCBKuzEU5yQAyKo/oItbgacrCYJkqItKUcBQ66TxRaAwVwskko/gIx6Zqej1BnJq2oaoI/PcbYZDElAgnGGGPscFi/oxOvrO/C2h3d8Bkajl9YgUtPqUd/PI1UxkLGtBEOGTjzmHKUGDaCySbYnVsQNYrwr5gHIY+Es6oKkW7dCq2kUhRKUwqTrGhwVdopkOHEeiGHInAVVQQSNFROdmyYA53QCkvFODoXLqzeFnhCxTCzaaiKBolCCkp3Gl4a6drwTlsAO50Qv1IHJ96NYIwdKA4kGGOMsXFALV2feq0VT65oHrpuw64+qJKEZXNKxe/xhCXavkZ8Liq6X0N58SL0pwP4Z7chujOdH0zBXzALtuaFqkjIdjbAjfWIwIHmRpjxPhjVc6AUVYtJ1TQDQg6VwjWzIu3JSsUHR0BYlqhxUHxhmFIrrGg7bDMDPVwESfcOHR+1cKXOS9SRiTHGxooDCcYYY2wcrNrYjhUb2kUxtWM7Ip3IdVys29GDk5dUiOLqAr+Klk4HJ1YDquaDZCeRGBhAyE7iDKUBSkJDck0TAse8DanWHdBCRXB9IbFzkN7yCoLHXghH9yHdvh1uoheubUHRPQiedDkcWYGb7IdDQYQiQyuuATTPG+lLOgJzTkQu2jlYSE1BhKJCDRdP9MfGGJvEOJBgjDHGxoHt2vB79MHhc1TcDEBTZXHJZNMws1m0dKdx9fQBxF55Aj0dTShbdibKErtwgbcPkiMDtiWeK9fdBDVYiOz2ldDLpsMxs4PTpgNFcNu3w+7aNXhfWREBRK59BwKLzkSuYS3sdAxKoAiyPww3G3sjVckV9/VWz4MaqYRGrWFDEVFszRhjB4sDCcYYY2wcBLwyakoDaO9Nid+pEiFnOaguDaCzz0J/IoOz57jIbm1GPFCBv5saljT1Y77rQlYUQNPh5jKiQxNNmbaTccCx4NBFliGHyqB4fEi2bYNErVkNGgYni2Jss7cNWlkdlECh2MGgqdYeXR+MHzw+aJS6JEnQi6vgpxkRXAfBGBsHHEgwxhhj48CRNFQW+3H8vFJsaRqAV1ewcFYxvCoQjcZRoKQgtbejvWEb/t4hI6grWFBXBj2lIdOwXkyephavkuGFUTsP6W2vQo5UDU6jTkZhVE2HnUmLgmg73gvkspB9BaKAWqKgQZJFoKA5NpxwMVzbhn/OCXDSUbhmDoqvAEbZNA4iGGPjhgMJxhhjbBz4dA072gagqyrOOKZKtF1NxLNo7EkhsbUX71vkoGHVM3iix0AQaZxtNUIb0OFGquGdfbworFbfaNsa3/wKFAkwSmoBXwCKoiDbsQtaOi6CDDPeC0WWB7stKRq8VXNhRXugU01FcgB6QRk8tQugF1XAsXKATcGGh6dVM8bGFQcSjDHG2Bgl0jms2tyFls44ZFlCfXUBppV6UVkaFNdvbuyH67p477n16G5sxPSCNLT4ALbEJAQUB2ehAQYsZFo2wxcsAlQVvtknIDvQDbO7BaphQPEGYcX7RAvXVM8m8buZSUPKZRCkwumuRqhFFYBiILbyn/DPOxn+RadBsi3IulfMsSCyqvP/2jPGDgn+Py2MMcbYfmQyFlZu6UAybWFGdQDbWxJ4dXMn+qI0o0FBe18SqVmlqK8MoyCgI5dz4PMApZ4cpMxOIJWF6aSx1NwFuaAMhlQEyUxB8oagl9cjufFFUR+R2/IKJFkV6UpuIAI7NQAzWAi7twU2AL1yFtRgMZIbnh2ceE2zJKgew8zC6muDomiQNWOiPy7G2BTBgQRjjDG2D9ubevHwc7vw/NpWMZ7hghOqEU1YaOkeHOIG2EhlTAS8GhbNKMKK9e1o60nh3PleFIdcbO/rQrMloaaoCAFDBxJdUApLATUsBsilGzbAGuiAFi6G7AnDTvWL1qxURE2F14P9nwbletsQCEQge/xwsim42SxcKyPqHmRqEzsCFWqbvR1wzAy0cClU/573YYyxg8WBBGOMMbYPr27qxDMrW4d+t2xgW0sfAh4dNrVmkgDTdNDVl8JGWUYsmcO7Tgihzm1HtqMXTbYMj6pAtnIwKmfBHuiAbPih+EOQPEFkdq6BEi5GpmMnjPI6ZFrSkDWP2G0wCsvhvNESlhjl9YAvKAbIOckBOJIExR+GEgjCP2v5UDoTsdNJJDa+gGzbNriOCdlXCP/cE+CrmXvYP0PG2NGJAwnGGGNsH3a2x3f7vaEtiqKQF5mcBV1TYFoOTMdBWcSHmcEk6maZMDt3YoNpYWNLB8I68LY5xXCjHZBCEXgKS8WguVzbDrg088HjFcGFVlSFbFcDPDOWUmQiCqOtXAaKqsEzfTEgqZBKqmEn+yCFiuDxhWB2N0HxR+CdsQQ+us8w6eZNyDSuHfrdiXcjufEFaJEqaP7<text:soft-page-break/>gYfv8GGNHLw4kGGOMsX0oCO5ec9DYmcB5x9eIwXOtXUlx3fTKEI6f7kP3jl1IN26EFevDZtcHXdNx/gnLYOx8AWZPE8w+A3JpHTJ9rbB620QnJSeXgewvEEPnFI8fZneb2OVQAgXQCyuR2vIybDMF7/SlUHQf7LbtUH1hSJoX+oLTRXtYPVIOK9Yr2sfKb+xYmP3te7wXJ9kPa6CdAwnG2LjgQIIxxhjbhwXTCvDK+jb0x0zxu6rI8Ogq5taFYYgdCRd15T74lRyamjbD7u8QVQ31sBA0gjCjvQiWToMLB5KiwRzogqLIUIqrgFwGLlxIqg5ZNaBGKsS/RSG1nUO6cweCJ14KN5tBettryO5aA/+iMyCrGiRfSAQbNMzO7G0FXGfwgAc64RZVQdI8kAyfOBbHtsVjnFwWksrF2Iyx8cGBBGOMMbYPO9r68f8unIddbXGRzlRXEUJDxwB6og6CXg2hgIbOniSsMg2xgT50SgHUuQl44CBSUgY92QUz2wvFE4REi37qrlRYAVnW4CAj2rMapTWQQsXIte2C3d8NLVIK17Fgd+6CVVCG1LYVYmCd7I9AL58BxRuAE+2Em47Dyc+HkN6sj8j1d0Avm47UjpVwU9E3rpXgnXWseC3GGBsPHEgwxhhj+9AbtfDoc+tQXuBBeZEXq7Z2ix0JqokoDBj492vNOHFBKfpjMeyU/NBck/Ye4AkXQDUT0Jwk7GQMTqwfcrgInup5cKwszIFOsYsgQYaVSUIPFInUI0/tbDjZDLI7V8O/8FTAXwCtfKZIe9KKa0RBtWSZUPyFInjI9baK3QY1VPzmQVOKkwT4pi1AtrtJTMFWgkXiPtRmlnYqGGPsreJAgjHGGNsL07KxYHoEr23sQCxjIdmeQM52cMK8EpxSp6CjP4OZJ/rhxLbjqee3ocCn47iyQmRjHhSWFcPo2gxP9Qyk+1tEupKTTUBfUAurvQtOtAegAMAfgt3fCcdfCKurEVpBiQg2tIrpyHbsgDdUBClSDlim6L7kimQlahdFPxwRYFixHqjByNCuBKVQ0SwKraBMXETa0xu3US2GzIEEY2wccCDBGGNsSnIcFznLhk6tWen0/TBZ00ZLRxz9iSx8XhWXnFqPddu60RPL4MS5ZThvWg6b125CUg7CTPRhR28Hgl4dx5UYqPADelml2CXImcXIdjaKoXM0NI4utCtgJwegFVeLxX22YyecvnYYlbMB1xZ1D66qQ7GyMEpqRQcoagHrZNIwPEHYVA8RjIj0JkLzI6RsajC2oLchSeK56bWcVGzwDeXTniRZTL1mjLHxwIEEY4yxKWcgnkFzVwKZ7GAL16oSP4oL3jxL39QeQ388K/5t2zQXTsbxCytE4HHybB3N6zbBTUdhqDl4NQdVHhW1kQCKtRRMeKA5LmAExeA4xHthJ/rFwl7yBOBKMtxsCtmuRkDRYJROgx0qEp2btPJ6yIVV0Hx+uKYON5eGVFQNK9YN2RMEXAuOBZhNG+CpWwTljWJqL/3bG4RrW1B9IciGV+w8UMBCg+sGSdCLKiHrngn61BljRxsOJBhjjE0p6ayJ7S1RsSNBsjkbu9piou4h4NNFQXU0MRhEEBowRyRZwtmlfXA7E0h1NiE20AMrXI5QrB1FigbHlYFYFzQ3CylQBbNzx+AOgKLCjHZB8QSgRSpgJ6Oie5IaLhGtX6lNq3faIiTW/BOB+WfCCpZD8ehQ3ZgYNpftagZNvpO9HhE4uK4rdi2sZFQ8pxqKQKcuTaq22/uUNQOe6jnifq5tivvmdzEYY2w8cCDBGGNsSokmckNBRJ7rAgOJrAgkqAMS/X+WbaKtOwXTdlBS4MU0pRPZVY/Cv/AMZDJxbDc1eKIxFJVUw80kENAceItrYGdSkDUvbDUJu6cFjpmDHqmEbdswOxuhFhRDpgU9TaFOJ+HohrgtsPhcxLesQNAx4YRL4Xj8UMNlIq3JpfoIKycuRJIVGCU18E1buEcAMZykqGL4HWOMHQocSDDGGJtSqFPqqNeLJCG6XUJvNIUHntkO23ZF3YFHlXHLqQ606QvR2bwLm6I5GLKEBdOmwdy5CpqqoFC2kG5rgXfmMXD9hZCzSWR6WgErCxuAEiyGFC6Ca1kicnFoZyKTEG1cTctCOt4N1fAj198JI1CEbMc2uGY1ZBpCl+6G5NKzvMF1oVIR9j6CCMYYO9TebDrNGGOMTQFhvwFF2T2aoFrkgpCBdMbE6s1deG5tG9JZG5mcjYIw8PW36TAy3ejr7cejGzsRNiRcPDOIumIPaiM6Zvnj0AcaIWs6bGqvmk3AzaQQXHIWQB2SXAd2JgFF8w6lNEmyKuqj1WAxlGAhJEWHFe2GrHmgldXCzaZFsbQd74FRO0/UUwiyAk/NXGhF1RPzATLG2Bt4R4IxxtiU4jFUzKouRGtPHKm0Ba+horLED79Hw+aGPvREk+jqS6Es4hW7FJ8/xUHs+XuhFlZAjfaiSpJw5vITYeiKaNdqKQlR0OxSvUL59MGdhmQfsq1bkLYtBBefhUzDejG7gVq3qpFKuBTH2A7UwkpAdpBt2wU3k4RWORve2cuRWvkYZCMIqLpo66oVlA4WZadig3URwcKJ/hgZY4wDCcYYY1NPKKAjFCiCbTuIpXLo6E1izbZODERzsFwX5x9fg/buBAwZsDvXoLt3AKFgOUKRcpxbIgMDzcj0d8I3fREyW1+BpHugVcyEE+8RNRGZjl3QQhFY8X6Y0R7IFDykY/DWLUByx2pR9OybeyJkVYXV3wWlsA6KJkMqqkJ24/OiQ5NRNRtQFNHtiQIICiZUf/ig33NuoBvphnWwk/1QQsXwTl8MPXDwAYmTTcNK9Is0K8UXguILHvRzMcYmJw4kGGOMTSnpTA4bd/Ujlswi4NUgw0VzVxIrNnWgsSMu0puWTzNwYo2L+VUGoj1e/Eudh5qED2cHIdqsZjp2wurcAbNilii+TjWsEbUVTpbmRESQ626CS4trww8nNQA5WAwYfqR2rBGt<text:soft-page-break/>WWmInBoohJRLwzNjCWxIyLZug9vbCskfhl5YBiebhOS6sGmhnowiR/MoyurE6xxMENH//H1I71z95nWtJyB86lXQA2MPAOxUHJm27YOtZWk6t+ETxd8U7DDGpg4OJBhjjE0ZPQMpPPr8Tmxq6BdtVB0HOHVROXa0x9A7kIHruLjouEpM9ycx39eNtmf/jicSxQiqDk4Kp5Ft74Ksa2LBbKk60uuehmfOsQgsOQ9OogcudWbqa4MaKoFD3ZccG776ZbBad8KK98CKdcJTPgNqIAxf+XSx4yCrujg2o6hK1EVkOnYgvWMV7HgfoHrgqZohSsHF9OpQ8UGd+U83rt8tiCDJra/AM20+9Hknj/n5cj0tyPZQW1pTBDs0G0NyHZGGRZ2iGGNTA//XzhhjbMpYu70HW5ooiACoA2wqa8LvU9DcGUNJgQf11WGkor2IeFPYvG4DXk4UI6QB54fi0O0A5OIKOJYFM9YLY9pCmF1NyLVug0P/g6p4BidKW1lYva0iJckz4xhIvgjSO++lXqxQC0oGHx8fgJXNQdFUUQdBaOidZecAMf26SMyBcBwHue5maJIM1eOHY2ag4CB2ECgFaRRWvPegPsfcQCfsWA8c8bwuZE8AOZpbkcvwrArGphAOJBhjjE0ZVPdAk6qJLElQZAmGomJObQSaJiPb142K7C7o/UlksmkEZB2XLqqDEpNFRyUqpFZCESjBIii6FzZNlg4UQvMExe5Dbucq8VMprBCBgaQosNs3Q/IWQJJdMRNC8wdhRbuQ2PKSKNb2Tl8E35xjoSj60BRqSTPgJvphD3RTNQKcqA+5aA+0wgogXDLm902dovYkQw2VHdTn6KSicBJ9b/6eScAa6BS7PIyxqYMDCcYYY0etaDyLRNpEKKgj6NVRUuiFpspQZCBnOtAVBRnHxbJyC7G+foT0HYj2tkDz6ai1O1Hr8cFrzES8ZYvYKaAWrFZfC4yZx0AO10C1TWihYqR2roZWUiOKriU6S2+m4XqCopaACqVlXxB2fxtkIwAnk4JRWovMjtfEzkNq84tiOJ1r5mAl+yFRN6eCUjH92s4kB6dSF5RDCURgpwbgOrYYSDcWnrql8M/fgeTGF964RkZw8Rkw6ucf3AdLdRp0DE5+toUEKOpeZ3Qwxo5OHEgwxhg76lBK0NptPdjc2AfLdqFrChbNKML86UVo6ojjtU1d6ItlxDSlsNWHzKrHUF4/D41NO7A250NWtTHXH4ISCMGirkueAFxaOL9RD2DHB6BXarATA3DTCci6F24uPTitWtFFAKFIChwrC8+0JYA+ANUfgp1KQA5GANpxEIXKRVBCZYitehLeinrRHtYc6BR1EhZNyHYsKIEC5HpboVqW2FmgKdeSPrZAggqqw6dfCU/VPFiJPqjhYhh186DrB5eGRJO6nWQcDr1nSm3SDJHWRTspjLGpgwMJxhhjR52W7gTW73wz/z9n2li1tQvnHV+LWbVhRBNZKFoIly0Nw9e/Fc7CWeiMJrDOCiKgA3V+B5JjDP6PJHUlUrXBKdJWTpx5d11HBA9qoEDUBOR6mpFr3ymGydF2h6yHxe4E1T/IgTCQoBQlQCssE7sMNO2adhroFL6TSwGOJW6nGggz3itSnDx1i5FtWAcrHRPD63KdDTBKDn6xTkGDPu+Ecfl8qXsUDdVz0gkRXEkeHzzl9UOF44yxqYEDCcYYY0ednn46U747VZHR3JlAImXBMk1ct9hC9Ok/Iq3p6I2n8c94BGFDwZnBKIKeIKx4FpLkgVZShfTONaLewaWz794gvOX1osUrDZ2jXQJa5OsVM2BFe2k7BN6qOkiaB3pZPdLN62nm3GCQkE6IrkYmHY8nBMfMQlI0qP7BeQ52vH9woJ1tiRQmOuNvx3tF2pSsKLCSURHYUOH2RKJ0LmnaAnFsruNA8ReIXQ7G2NTCgQRjjLGjDtVBDOfzqGjvScJ2XNimjQ+eEYS1/TV4SmvFon1DWxuCsoXzQzEYigRVVaCX18Mx07DiMXhnHgM70QdJNeDa1HWpD246CaN8hpinQEXQtKDWS2rEroXsL0bB8vPEwj+1cyWs/nZRXyFpOjzV8+DaOThU+6DS77NhdjeL46TggdKoqKVqrqMBkGQYNfMg6wasRFSc8T+Y1KZDgeZg0IUxNnVxIMEYY2zSiidyWL29C7taozAMFfPrIlg0swS15UHsaosimbagyhLaexLojWXh82i4oqobyVdfRmbH63A0L/z1i3FKpQ5zoA2GFIbsCyHX1QglWCh2GLSyaVB8Yegldcj1NgOqBrOzEbI/LGoXFMMnujAp4VIxhM7q74BnzknUFkoMowsuPB3p5o2w41GR6mQOtEOLlEHzh+GtnQetqAaKN4RM6zYo/jDsRBRapBS59u2wY91wUjH45pwAw1sgirTHktpEg+jovbi5FJRwCTwVMzj9iDE2bjiQYIwxNmk9u6YZ63e82Ya0qSMm6g7mTougJOJHtLkfOctFS1cCZUU+nDtHQvylJ0XKUJ8UwLOpCpy5axvKp82EnBwQ3Ycc0xR1EE4yBjcVg+oLI7X1NRiV9TB72kTNg2/WcpiduyB5g9DKapHc8AJkbwB2X4coyqbp1bZ4PmpupEL2FYgdDNc1oZXUItu2VSzotVAp3FwGRuVskRpFw+ySDWuRbVgvAhVVUUUQowaLoBdXjWmyNQUR8fXPilatsC1IXU1i7kPgIAbQMcbYaDiQYIwxNinEk2mkMjaKC7xQFAWdvQlsbhgctEbzC2h57TgSNjf0orTQC0WSxHyI3oEU0uU+nDLLh0C6E7FUDL054EmzFgE5B78qiYU2LdwplYimNavFNZAo7WjmcjHMjQbJSZ4AlGAEWrgY6R0rRRoSDZ0z4z0ILDtH7F5QrYBNsyY0bWjBT12S0tteG2wNq2jIbXkJRtU80T6Vujoprk/<text:soft-page-break/>sPBgVM2DrPniKa6H5C+FQUbbmgew60Err4KmYLrojHahc+w6YnTvfHEYnq3DNDPSKWdALxj6LgjHGRuJAgjHG2BHNtm28tK4dq7d2I5OzUVHsx6mLaeCbhKzpIJ01YZpUgAx4dBWZnCXuR3pjKZR6UphWJyFkNsIJlqDXNPD4gBdBxcR54RgM14ESKoKnbhEyTetF3UO2pxlmdwOsbheKNyxatopAwrKQ3rladCpSiypFNyXXtWH1dyLX1QzVFxA1Do6qi7kPZrQHudiAaI2a69gp0qCoBWt2oFMEHbnOnXAyZaKlrLl1xeDz9HdA8fgH5zJkU3ADBdCLKscURBCzv3P3idaOJWoxaK4FOJBgjI2D3avRGGOMsSPM+u29eGFtO5IZSxRLU5rSE682I+jXEQkZyOYcOK5oloRUxkJ1SRC6Rh2a4tjWOCAKmiv0JPTuFmS3voJnM4UIGQrOkXdCzyXETgb9P7TD4J19ArJ9rbDFFOvY4JwI1xI7Fk6c5i8UQTZ8kAMFokUrFU9TG1h6cb2oCkbNXFFjoVFr2GAEemkt3FQU6W2vwo71iDaxqe2vwyipgapR4XQOdrQLZn8Hcm3b4aTjol7CpmF08QE4tiN+t6KdY/7cJE0d3IVw6b1RoCWLGg2eGscYGy+8I8EYY+yI1tQV3+O63mgGzd0JHDOnDIYqw7QcyJKEsF9HWdgjggpFcTG/KItaLYvky38TtQKUZnSGtwxF0+dB9dTC7WsX9Qd2OgU5aMO1MnAzSZhdjZAML2TVEClGVBht9XWKQXdKYTnsgS64VnYwPSnWC72kVgQW1kAf1GABJHtwR8RVDZj97SJNSpAVMXci07wZWkEZHJpk7Q1A8heI9q4UEdF9cw1rB9uq6gayrZsRWHg69KJqUXtxoJRgkdgdyXbsEC1jZd0PX9VcUdDNGGPjgXckGGOMHdEUZfQz6Jo4s+6KWoTW7iQ6+9PQdRWuIsO1HVT7TSidm+F0N6A7lsC/+z2woaLAHIC17kloXj+ge0RnpWzjWqTX/xt2xy7o5TPpRQEzC1lVRStWqsBQaE6ClYZWUA7Z44Vk+MSuhRIII9vbAonuFQiLegdog+1ZJceBbPjF7AnxXqirU7wPsq6LSddqQSkkKvCmgmj6n2RFEZOtrYGuNwKfqJiSndz6qphBcTD/E++pnA1P1RxoxZUi+JFpZ4IxxsYB/18TxhhjR7QZVQVQ5N2DCWrvWlsWxPodPdjeGhU1EYl0Dq9u7kT3QBqtPTE0xhTR7rQ7nsFj0Qiirg7byokZDjIVRcf6oehepLevhORC1BMkN70IJxOHVjFDtEu1Yr2wYj2QFV3sJNjUTrV9G4zq+TBq5kOvngMr1gerfSfSjeuhUpG15oHyxoA5Kmo2KmdCKyiFVlwDjWodRNpTMZx0TBR204A6KuKWgkUiAKIdCe/MY0X9BVxbXByadp14szvVgXDNNIyyWiiBAsi+ILRIJRRPAHZmrAEJY4yNjlObGGOMHdHmTIsgZzkiaIgnc5hWEcQxc0vRG8+itTuBzl5qqzp4X79PQ3dHDPUFCdSl2hBPpfDw9jYEpRzO0VtgyBpcSjuSVWjFtci1bhbzH0QBMi3qVR3Ztm3wzz0Fqa2vQC2ugqz74FgZyIoPWvVsSLmcKDegVCabWsAqCmR/CG4uK+oQvPWLoQUjQ8cfmH+S+Gl2N0HyeOETQYIsAhd6LO1wQNHR/89fiFoL0T2KhujNOQGZXWsGg5hI2dB7PFDUNtYScy6GpUPJkrieMcbGAwcSjDHGjniLZhSLy3BN7VH0x7OwHSBnDtYklBf5Uae2IfnCY0il0ngdJQh6dLxj+VxY69vgZlJQy6aLeQxWohfWQAccMyN2CmiGAxU/04qdBsjRzgQNoXOsHKyBTsiyArVyJmTdAowg7KYtYhAd1R/QRdQwaF6RRkS7DHl6QRkiJ1+GXLRHBDC0uZKlbk3pJCRZEQFC/6t/G6z4pgiFrksnYEV7ROcn4puxHJKdG9NnZpRPF/UZNDtCkCR4auaLlCrGGBsPHEgwxhg7rCzLQXNnDL3RLAxdFmlK4YDnIJ7JQWVRANFEHzy6gvk1AZy8IAJz5Quwk3H4fGHM0RTMK/VAsnIILDsfTiYhag5oB8LpbROFx6JIOtoDLVgEs7cFnsqZyFGBtKLBjveIGRV6pByuRnMgVNHGVaa5E7oXEtVvyB7Iumewk5NtYm8bBzrVWLxB8SyCmRwQ9RI0uM7qbhwMSOCKFCbZE4SkavDOOwkqPTf9D3awaEyfjuoPI7T4TOR6WuGYWZFOpUfK9v+pZtOwUjGxa6IGCsTnwBhjo+FAgjHG2GG1cksntjYNTn0m25sHcObyahSG9t+RiOog+qIZxBIZbNjZh0Q6i2llAZwyxwu7rxuFjood8QRSRhEWTitHebIPWrYPGEjDlkpFe1WaKJ3asVKkMdmaB3pJjQgAKDAwqmYj090KTdeR62uFEiodTGGiidCLz0KucxeUUASSpMAxPCI9SpI1SLoh2shatKuRy+z3fdhmVsyjoDazKKyEGioRux6D3ME6jVAEukhLkqCGi6EW7j8IGIneEwVGB0rMvehqGGwR69Asig54KmaOqVsUY2zq4ECCMcbYYdMzkML2ljeDCELzIXa2xbA85EVvNI3egTQsx0Vh0EBpxD9UaB1NZLGtuV+0dt3ROoCVmztRXeLHgmoD0kA7Suw2JNq7sDqlImR4MK91E3KJKFyvAcnrEylFcigCq7sZeOMsu5NNItu+HZ7Zx4v5D3a8H1qgEJm2LdArZopBcVSorGg6cl2NMHva4GRiMKYtFJ2cLGofW1QNJ9oN17bgmV482PFpP7IdOweDCNLfBv/iMxF9+WHAzIjUKqNqLrTahTAqZ0E2PCL4OdTo+DPdLbCjPWKHRtI0UT9CReZG2fRD/vqMscmHAwnGGGOHTSJlikBgj+uTOfRE09jZEkUsmUXWtNHl05DN2airHCwO7upPQpUl6LqCxrYYaLkeCngQ62hFfXoT+ns68FLcQMij4aIF5Uit3ghNU6HRboEiI9OyCcHjLhWD32hhLlquUi2DrIh2q6ptizaw/vmnAS027HifCCQ0MaF6cFYEpRtRepPZ1Qzf3OOBbFLsWIiBdGX1MKiLE02mpqF1mrHXadRW<text:soft-page-break/>Mgrpjdtck2ow2lFw2rshZdOAZkAvrIGk2FC8flFH8VbkBrrhmhnRGUqlidl74eQysLoakNr+2mDxOb33glLIisaBBGNsVBxIMMYYO2wKgx6oigTL3r2SIBL2oL07ic2Nfeh4owsT3S8Wz4oC6tbuOFZs6EQilUVNaRChgI7aEg3JgV7Uyk3ob96Kl6xi+CQLJ/rS8Mul0Krr4NKCWFZgp2MiCFCCBaLmgVJ1FI9fpDRRQbMWLkOurx1aUTXMvnYx4Tqz43VRt0DF2G42Ba2oQgQGdqJPFGBTO1VKhaKdBUqTonoLygiiTklU96B4giIlSS+ufqOo2oVN07JTUbjJKLJdzZAVGUqoBLLmg9m6Fb55Jw32ZXcz0CLT3lIQQYFBcttK5LobREcq2RuGp34JvOWjBwVmOo7UrrWDQYQ4Bmdw4nZP80EfA2Ps6MaBBGOMscMmHDSwaGYx1mzrHtqZKCv0ob4yjOfXtqK9Jzl0Xwo2tjT2o6LYj5VbujCQyMKyXGRNFyfOCiLV340OsweOG4MOC8VIYYHbA90phJ3NiFkOZqIfrksTogNQK+oAx4R/7olI71oL1xycTE07D5LHJ+YuuLYCx7ah1cwXgQIVQ6uhYmiltbBTCWjhInGhXYPAnONhx3pgvXG8ItWpvwNOKgbNExQLcdrpoPataqQMuc4GmPF+UdBN8ylEGYJtw+1rFTMmPFXHw6BWsKAWsAWiWPqtSLduQ5p2F2jHxHUgKZ1iIB3tMoy6M5FLw82ld79OkuEkd09FY4yxPA4kGGOMHVYL6otRWuhFz0AaHkNFVXFATKQeOXSO0K4EdXja0tAPk/q8ApgZTKEi1Q7TjqMjE0Wv4kFVMIhltGj3+uENBGGlU/BW1sHqb4VkmTCqZ4luTbGV/4JrZeCrWwjImqiRsPo7Yfe2wqFyaVUXC23H6xc1AzQ3gobEGaFiWKnBBTVNtPbWLxWLcZp6TUEBHGo/68JJxSF7/LsVJ1uJPlGMLe5HU7IzSSi6RxQ0UwoUXUdBi3/O8ZDl8ZsTm+tuEi1uXct84xoJ2fadIthRK2bscX+loERM2raodsOx3pi0LUMtqhy3Y2KMHV04kGCMMXbYlRT6xWW4SMiLkgIvOvoSYrci7DcgyS6icRPp3BtzIsIGauwdMFCA7s2vYFesEGG/HxVl01EzdzHsaCdkRRGzHGIbXxCTnNXS6WIXILdrLeSCEki2heSml+CfcwLsTEoMaZMDhUAqASVYKFKgNNdFNjEggg9KX5KCBQgtOEW0j5U9PmhvTK6mQmRP1Wwx/ZpSiZTCUsiqByYtxhVFpE0pdFafdgUIxUq0FeG6UDQDCu08BCMiLWo8gwhCMzHeDCLENeI4KMVqNLSLElhwKuJrnx7chZAUMZAvMGP5uB4XY+zowYEEY4yxwyqTs0QdRDSRE52UvB4Nfo+GsogXruSiwE9n6weHzAUMDYahwKPJWD63BBcuK4DTq6Br22b8MxpCSLVxXqWESHU1Yq/9Q6zRKY0n29UAb9U8pLavhLdmHjJdDZBol8C24Zg5yIYfdiYOb83cwUW/JEFygXR/J9xYH6TeDvjmniRqK5xEL+xEAZxYj1icUw2B3dcJvbRW7F5QMEEXYsV7kdr8ikhPyu9eqMvOHyqspraxiq8AdnJwSBwFLUQJjW1GxIHQCsqQVnRg2CA7rbgKqr9gr4/xzzwGakEZcl1NkHQd3srZYpYEY4yNhgMJxhhjh43juKIzUyJtIpkx0daTFCfp6ytDSGdtzKgKI5Ywkc6YCPp1MTdCVSy865xazM5uQ+bpR9AVTeLxPg9Cfg/Oi2RQtPB4pFY8Ckks3uXBmghXgpWOQq+Zh3TbjsEaiHQCsuETdQJUDyEZfmSzaSg2dZJykO1sgOYLQi4sh2vnkOnaDjeTgF4yHXBcuPbuZ/fN3jaotIPxRitZKx2H2dMqdiycXFq8V6evE/HVT0Mrq4Py/9n7D2DJrvM8F3527tx9co6T82CAAQEQIBJBMYikRUn2lURalE2JlmW79Mv32lfy9XWZDgq2VbIs2bJl8ypZomjJpCQGESQAkgCIMAgTMDmcOTmfPp1757/W6onAAASBAUAM1lPVaPTu3bt3d1edWd/+vvd9UxkMw8QsdMrCQoxYWfluzLZeGYYng+BEgSG6Fan8peLktSLE4WJcyl2YhNBFz7Tj9G9+xUwIIe5OdA/Lm0KhULzhhYTneSwtLbG2tobv+xQKBYaGhrDtN97zWqFQKBRvLyp1TxYRApEXEUcxhqHJLkWp5uIHMeN9WXRNY73qc/TcCjdt7maTf4bygb9Ci2LWmg6ZMOIDw91k+7cSCSckty7HcTQriZZMEhsWUbNGVF8iLC6Q3LSP5uQxmfAsugRiIW93DFM/c4DEllvxl6cxktmWuLhaxJs7IO1SRWK1X5zHEaFuLxoJEoVF5Lnoji6dnrziAv7qrCxWhK1sWF+XI1VR4OKtTGF1j5C76b0YaNhdI3KkSVjJXrSDdefPXtBaII9n94xi5S6nYb+WjkRYLbUSseNYvpdwkRJuVQqFQvGWFRILCwt84Qtf4LHHHuPQoUOEYesP30UMw2DHjh3cf//9fPSjH6Wn53tP41QoFArF2x9xpX9qocJisY5jGRSyrRGfUHQA/Ajb0ilWmjRcX44X5VIWTx1bxA8i8hmb/UMmHdoawfnnaVRKJLWQMcNiQ3c70flD6MNbCdwqVucg+J7sJMSeK61XrVw3PstoWjdhdZ3kppvRhZ2q7cjxHb/RIDm2B3d5lrhRa40+mSbh+rIcNdJ0U1qmmqkscSSKHzk3demziU6EsIMVi35xkxaviQzNmROtlGrDlCJqo3sUf+YE7sRB/<text:soft-page-break/>P5NkO8UfRPiZOZyIVGcv1RESOJYHtPMtL1mC1gh5E6KXAuRhxF66EIv8gaMUCkUincu31MhMTs7y3/8j/+Rr3zlKwRBy/AumUwyPDxMNpuV/2CIzsTq6qosMMTtt37rt/iRH/kRPv3pT6uCQqFQKN5hHDm7wpEzq5cep5MmHbkESccknTI4enYVr+6yYbSLhBnz0LPT5FMO3W0p5mdXed/WFWLXYnG9ylfdcfbZK2yKVqFRQTcdufgWlqUiLC6ulXFnT0CsYQx1SgF1OHtS2rfGbgN35gS2EEaXqvjLMyQ33iJTrWXKta5hJjLSySlmmdhMoNsWZrYgF+SGCKKzLBke10LDau+VgmqRAi3wIgsrkaJRXiL2mrLoEJkRqc5B/MkjUpsh9BWGGH1y64S1EonhbbKYEKJvMdokxNwy5yKRxtA0KZbW7NeeJSHGmGxn4HX/jgqFQvG6Conf/d3f5T//5/8sR5nuuusu7rvvPvbv38/o6CiaVLddRhQUx48f58CBA3zta1/jj//4j/nzP/9zfv7nf56f+qmferVvqVAoFIq3MSKh+tTkOrYt3Ig0wiCk6YUywTrpWNTrPrvG25leqnN6eo3Bnhzv3tnP0nqN3T0w0FvBTqZYPHeKv14wyGoNhimhCe2AaeEMbye0sphpaEw8j5bIkN5znxQw+/Wq7AKY+S68qWNywa/lO2VTwUrnCcWi3WvgieKiT2ggRM6Cjd+otl6/Oo1mpzBTeal9SAxvl05QgXAzikTidA5DdCriSN5EwWBYPsVnvypToKVuQgTQVYs0zz5Hon8r9dljWO2XL6hJ4XZ1XQq2BWIs6mLHQ6RuayJJ23r9Y8LNpSnCRgWzdwjHyb3u4ykUCsX3VEh84hOf4ODBg/zYj/0Yf+fv/B16e0VgzssjLOzEaJO4ffKTn+T06dP84R/+If/hP/wHvvWtb/F7v/d7r+ZtFQqFQvE2ZnW9Sa3mMlesYeoGI71ZZleqJGyT3Ru65Fjsg09PMzHXSlI+O1Ni+3g7f2uXhrZ0nLQZsrLm8Fdny2T0gB/c3I62UpZLbWdwK/bITsLKMkFplahRJViewg08zJ5RgrUF0tvfTVBZwWjrIzG4mbBZpXnuMFZHP6mtdxBWV2Vh0TjzPGb/RhwRQDd5hNhKYLb1yWIg9FySA5uk7kHoJWz76n//NE2XHQURPGcIUbZm4M6clEF30sM2CjDae4kTSfK3fFCoI0TJcOn1scxrEP9wmnKsiot2rbohx6akLuOl8RqvCtctUzvwdarHHpOFjjOwldye+8lsVnauCoXiTSwk0uk0X/7yl+UI02th06ZNfOYzn+Fv/+2/za/+6q++pmMoFAqF4u3D6ak1Hj88x2K5QVdbimbD55nji3QWknS32SLRgPWKy+R8WVrARjH0dWf44R1gTT9FUKsSJhI8PV2Xo073deoksx0YXYP49TX84hL67GmZTh3rurzXkzmZKi3GmGQ3oCmSqiPs/o00Jg5JDYYYg/KXJqlrGskN+1qZEWIsyhNOTnWczgH84kJLT5DOY2Ty2F1DL7uWlx0J8Y9poYfAbZDefCu1F77delLoH3SL1Oge7MEtxBUx4nWl85MmOxviGKLgcLpHZRaFfOZCYN3rGW1qHH2K0tN/eUnW4U4fpeTW5ed12rpe0zEVCoXiey4kfud3fofrwcaNG+WIlEKhUChuXE5NrvFnj5xmZqkqbVzLNZ97bhmU9q5LxQbjAzlWy028oJW1IByaojjmQzd3UmgIZ6Umuh5Jt6N3Z6okduzBKM0TBQ2C+VkCzSIztpfm0gRxvYKWaZciYuHeJJKYxSLc7h2Tr9d0jbheajk6JXPgN9HSPfhrCzj9FaJaiThal5kJIuMhCgM5IqWbthx9Mo3WglsExl0T0TEIA4xUDkPXsbN3SttW4RClJVOkN9xMYtsdJDJ5fCeJt3ZBVG0Y2EKIfcHiVYxJiTEn0fW4iG633KVeK97i+ZZtrShUiNHQ8BbP4S6cUYWEQqF48wqJUqlEuVyWtq4KhUKhULwSx8+vSdclscYWdq7Cmem5EwvctqOfRtOjUvdZKpXZMdouxddi1OmjN+XYnVqlcfggiwuLPOp2c489T++GbejVNfRUDn95idTGffjz52hOHMbqGUHv3SD/PywtS4GzkS1g9YzLDoIQQQuBs905LDMURLCcnu2UNq9CMxBW1luJ09LWNcbId6OjEWd03KmjaKKYaFYIagmcoa3X/KzCUUlkSUjBtdBZ4OGM7iax/U6cbCdW9nIBYrX3SUtZIdjWbEcWK5ef65fdiJZIu+UIJZyoXqxB/F4Q3ZY4DjESOVlciTEvIg39QgieQqFQvF6EAu67IjQN73vf+6Tl60Wq1eorvuZLX/qStH/9r//1v77uk1QoFArF24d6M5BWr+ImBn/EYljXdDYOZOnMp2WORE8+gRnDj9y7ieFOh5u7aoSLJ1laWOTrzT4sLSahh7hLE2iGRuP4d0gMjlF+4otUTzyBO3uS6sFvEMydhXyPDHvThKWq18QTWQ6iKGjvITG0Hat7DCPXhdk1KoXaQmhtptvlQltc8RcFRGbXvXKMyOwaIiivYHaPkhjfK8eNRBJ0WL7sPPVipMVr+rKI2XISpDoGrioiLiJ0D6L7cGURIRDZDiKB2+nbgN07TmJkO+YVx3wt2L2bSI7dhJbKEIUeTu8GMnvvQ+sYf9nXiO/AW56mPnGIxuQx/NLS6zoHhUJxY/OqComHHnqItrY2PvzhD1/a9i//5b/k1ltvlf//jW98Q1rCXsn73/9+Go0GX/3qV6/3OSsUCoXi+5ih3qwsHtpzCfJpG0PXeGD/EIfOrvHlJyeYmivJIqMRhuTSJh+8uQe9OM38zAxfdwfIaj4PpBZJJhzwQ2nLmtp1N1GjjGYnpROT6FCIRXn93CESbT3EmoXZuwG9YxA73yUtVoVFbP3oo7L4SPSOYSbTrWyFgc0443vllfnM3veS3nYbbmkZmjV8MS7lVsGty4A4r7QsQ+ek7uJlEOchHJ2ks9PwNikE153LI0qvFhkYl23HynW8pNB4LYgCTGouAk+OX4kwPuIQXb86+<text:soft-page-break/>+lKvOVJqRERXZPIreEtTuJfsLdVKBSK11RIiAC6zZs3YwpHiSuoVCryXli8/uN//I+vek7su3v3bmZmZl7NWygUCoXiBmHPhi62j7WRSpj0dqTZuaEDy9J55NlZOnMJhvry/O9vneWpIwucP3mOTnea2tx5Hloyydo6P9AbYnlVuYA3OvoI6hXqZw7L8aFgbY5A2KSKVGm30Vqwx6Fc/IfNGtRL0jWpOXUMf22RxPAONFOj8syXcSvrpG/9EEEY0DxzgMqhh6geepjG2YPYhW6C8qJM2hZC68bMcdzpYzTOPkdz5hjh1aHW10R0FYxE5nWNI11P/MXz+CuTcnLLSLcRVlapnzggk76vhfg+g8r6S7aHZVVIKBSK16GR8H1fBs59r9i2/ZLUa4VCoVDc2GQzNh++ayN7N5dxvVbX4c8eOoNt6tyyvYevPzXFx+8bod9YRV+bQavo5AbH+ECvRWJtEts3YWSnDGaz2/vwFs6C30BLDGFk26QLUSxE0XZSiqBF3oOeLmDYCZoLE6RGd8nFrxBA++vLOCN78exTpLe+i2B5GppVqZ3Qsx2YToooCqQoG89Ht5P4y5Mt61ZBFMor+XGjZVH7dkJ8R0Yqj2aJ7kiEWegmalQuW8y+eP8LouyXbL8ycVuhUCi+10Kiu7ub+fl5vldEN+K7ZU4oFAqF4sZAXDgSmRDC1lWMNY30ZaU708nJIomESSZp4XoBH3vPCNNnT2OZK1iNBY7VPO4bcUitzJIc242/XAWvSXJ0L9VTT0l7WD2Vx12ewe4apTl7kjgISG7YiykEzOk2nK4RsCySmk7t2GMgxngsh+TITuzeYWklW33+IVLb7yCslYlqRYxMmwy2E5M+wrEptpMys0GkT4vxojiKMArdWOlCawH+NsPu3UBj6ihBabG1wTBJjuzCGdh0zf1lVkYiTSQ6O1dgZtrfjNNVKBQ3aiEhguUefPBBOeL0aguDc+fOyXTrBx544PWeo0KhUCi+D4nEGJBY5YvZei/k6wcmeeFsS5Ss63Drth4pvD46sUrSNhjoSLJ9tJ2nnz7Bzi6TfKPBw7MBadOgsjBNUgtwl84TiYA5v05s2uiWJfUCumnKUZ3AdzH7NmAmUoSGhdasYfgN/PIaTt8olRNPXL6q7jdpnD+Cs/lWvANfxmzrxVuZxcy1Q+gRCXG1ZctixOoaxExk8USGhJ2UYz5Cr2CmhOA5RhdFx9sMs6tPpmw3hd7Bb8qOhNUxgPEyrk1iJMvuGZU5G2GjJnMszFwnZlsreVuhUCheUyHxwQ9+UIqp/+N//I/88i//8nfdP4oi/vW//tfy/z/2sY+9mrdQKBQKxduEE5OrvHBmlUrdo78rzb4tPSyt1S4VEZ0Fh1TCwg9Cjpxd4dj5NXq70rz31iHml8rcVFjDmz/Hw6suGSPiQxvz6MsmumbKGsDqHSVYmUWLIywR0uY3wHOlHWvsN4nW54na+okqq9i77qN+4mlMx5aCYj2Zuap7oKfzxKEnuw/+2hx2MofZOYBuJWUqdiz0DLqOtzJDWOgmMboLq9BJY+o4htUSPIuxqUT/Rt5u6EFAetPNMpBPdHj0XCeGYch8jCvzKq5EiNH1wa0tG1pdb6VrKxQKxespJO677z62b9/OF7/4Ral7+Kf/9J++7L7Hjh3j3/7bf8uzzz7L/v37ueeee17NWygUCoXibcDpqSJ/+uApas1APj5+vshyscFYf8uqdLg3w8nzRRbX6nzkPWOcOL9GqeLxdz+0ifmZJbZ1+BSnZnh2LSDvmLzHP044k8AUV/ylaLqBuzqDblitQDZNJzG8C2/hHM5wUnYo4iAkrK5h5rtpTL1AXFkiTgxL3YOWbpOC51jazhpyvCnyQ6mnSGy4mcBz8VfnyWy9jagphNzCnekUYXkJwohg220U7vsJnJ5xgvIymulgdfRjOEnebuhWgpASlgjTuxiop2nfNeROdCa0t+HnVSgU36eFhK7r/Nqv/Rof//jH+fznP89f//Vfy4JC8Fu/9VucPHlS/r/ImpienpYCuS1btsjnFAqFQnHjcOzc6qUi4iLHJ9akHqItY3Nutszieh3LFDnK0J5y+P99eJD15Rk2OmWyK9M0ipNstDPcNJRDX2tD85qY7T0y2VkmUIuRpWSGoLImMw3s/k1SPB1ViwS1IhoGcdCUYzju7Gk5rhPVywRRjN01RFhebompLQerdwPB+rwMogsqRamNsEd2EVaL+OVl2aXwV6YvfZba0SdIbriF7KZ9WIW3d/qzme8kqK7JbIjL27pk10GhUCjetEJCsHHjRv7kT/6Ef/7P/znPPPPMpasWv/3bv31pn6mpKfL5PD/90z/NJz/5yZfYxSoUCoXi7Y0Ik7uamIYbSa3EUG+GA8cWpbBa5EeUqi4/dk8333n8IFoUkYmWSTsR29oy3GQ6mNUlEn0biAOx6E9gjezAW5qUnYjQb2KlsrIgEAtho71PaheMfGfLjlTvwK9VcYa3Y7f34zUqrQIkIbQMMUYUEeuGTHYWx460VnK13d6L1TuGLlyMDJP66QNXf5rII6yscSMgxNOJwa2yIBNOTSKYTnZ+FAqF4s3MkbjI2NgYf/RHf8Sf//mfy4wIwQ/90A8xPDws//8P//APefzxx/nUpz6ligiFQqG4ARHFgnHhX44ojmk2Awa60yRsg+52h0zalsXGpuECdwzrvHDoJN7qHHpY4VypwpnVOq6exqgvY2c7cCePyK5Ac/YU7twZNHRZTFAvUzv8TdzpE1QOPSxtWs2OHsJmVbopxRok+8bksSsHv060Mi07CP7qLO7MKSmkDtfmaZ59HtwaWhTjdPSS3HU/iY4+WXxgmrJrciVGIof+Nu9EXInQQtgd/dg9I1jZDjkqplAoFNeL1/QXRbg4vfvd7yaTyUg9hBBji/8XmghVQCgUCsWNy97Nndy8rYeUY2AbsGGogGPqPPLMDN98Zo6bt3YzPpBjIBtSXVsmduv0da<text:soft-page-break/>VZrKyQtnR2tieoxQmS3SMyyVkIgEMhjnZrMq9ABMxZosMwe1LaleqpLBoh5ae+hOFksTsH0TPtON0j1CcOQtAUEc6Ebp3aiaewC11yfAfdIFhfICqvEJYWaU4eofzkF4mLMzIbgjjCSGZI77hbrLblZzPSBTK3fIBkx9Bb/TUrFArF2wItFoKG78Lc3Bz9/f3X5Q1FtsTg4OB1OdY7jfvvv1/eP/TQQ2/1qSgUind4XsT5+TKT82UOn1rGjWKabkCt4dOVd/jg7ixnn3qUPTtGOHxmjkPnJ7G1mJtyGoWELu1He3I6/tIEVs8Ymu/LDAghAg7Wl0huuAl36pgMhRM6Bmdgq+xEJIa34c6dll0Eq2OY2vFHRYqaLEgir4lmWiTH9uBOHodUhmh1hqhZJzG+h+bEYTnylL/1IySGtsjPEQUegevJ7obm1qXjk5FtJzO2663+ihUKheLG6UiIjsN/+S//Bdd1X/Mb1Wo1/v2///d86EMfes3HUCgUCsVbj7AQ3TDYRsMNccOYMIypNjxW1huslRvUG60uQUIL6NBr5AyNncmQVMLGTjj0DvZKJ6TExpvxZk4S1osE5VXc+bM4HUPy3p0+TlivSCG1t3gOf+YUsVuTwmvxT1ccuFJgLcTZYa1EXC/L7oeR6ybOtKMFvtRIJDbsxV2cQKbaCZl2Kkuc7yDWDKmdyG7aQ3pgI4mBjSSHtpEe3flWf70KhULxtuFVzSEJgbXIhRBia+HcJLIhOjs7X9UbTExM8LnPfU5ax4qrWP/yX/7L13vOCoVCofg+IJOyMHWNcs2lVg/4Fz/UT7Y2jd+Yp21jG9Vkjg3tJj1RTBAZmFEVy7TR6kV8zcBp68Hp24BfWZVdhqToPMSBDEMz2nrQkync80dkcrWRLVA59E0y229H7xzFsAyszmFp0SpHlXQdq60XTdfIDG0kspLofoPykW8SN6vyfLP3fJzAr1N/+HNo2Tb5fma9RtSsoFs2uu1IExGFQqFQXMfRJoGwdf1X/+pf8e1vf1tejdq1a5fURGzdupWBgQGy2awsFIrFIouLixw8eJADBw5w5swZaQd799138//8P/8PQ0Nq9vS1okabFArF9wNijGm13GS1WOe5k4vMrzb4+K0WxslH8edPUgwdvrqWYWNfB/v1GeLyMnoyh26JwDkdq3sIUm1ExQXZbZAIVyHbwRncKseVsFP4S+dkt8FI5ggbVaLyMlbXMKnb/ybhygSa3yQsr+KvL0hdhAif08wEcX0dI5XDHL8JigsE64vEHSNEM0eoHXr40ufQEzny7/sk9kU7VE0jMbBFdi0UCoVC8d151cpoUQD8t//233jyySf53d/9Xb7zne/IYuHlrt6I4kHkT9x111383M/9HHv27Hm1b6VQKBSK60DTCyhVmji2SSF77STjl6PW8IREgXTSktauV24/NbWOH0QYQC7tkE4ZZBrTVKsrFI0cf73qkHPg5kyNZHoIN/TRnYwsGsxcZ8vFqVwi8urEfoNYaCR0XXYlhGhahMTp1rrcHtVKcnskugqWI4PS/OI0RuBSfe5BcJKYbb14i5My0C61/S7MQo/UOthOguTN75PnXXnhMZaPfPvCpxBHjImaZbzZ09jje+VjUcAElRVVSCgUCsWr5Hu2WLrtttvkTXQdhNXr008/LcXYa2tr+L5PoVBgdHSUm266SaZa9/b2fq9voVAoFIrXydRCmedOLlGt++iGxqbBPDdt7sE0X1ka5/khE3MlSlVPPk4mTMb7c6STLWcjkVgtigiB2/Rpy9qcmmoQJBqslut8dSVJVmvwQKpMKrON0HMxe8akhsFIpgkaFUxdh0QaAhfNyRK7yxcW8gFmKk/k1mXuhN23UQbHiYW/eCxcnFIb9tKsV4lKy1jdo4SNEnGzJoXWZr4PM5nGau9rXeQKLwfnhYErnZoQ9qei4yHuxU1sv1BYCOIrXqNQKBSKV+Y1e7X29PRIrYS4KRQKheL7h0bT48CxBSmGFkRhzMnJdfJph80j7a/42rmV6qUionWsgMn5CtvG2uXivHnhmAYxpuHR2ZxitLuJHoUsNWOyJvxAvkbCSRKU1qQ4Oiqv4lWLRI2qDEkThUIchhhiHCkOiCxbOi/Fuk6saTjdo5DKyfTq7O67qZ9/ASORJjmwmcAPMZw0JOqEwt7V87E6OwmL83gL50hturWVDRHH0s71InrnMHb36OVRKlFMxBFOp8hBii7vl8pf519DoVAoblxUMo1CoVDcYCyuNS4VEVdvr3/X1xbLL3XnqzV9OSYlEKNOQejTlWzQO/8YwZOfp3TgS9QnX2DnQDs/oJ3GqCwTrC0Qi5GmbBuhV8cZ2opR6MXsGpZuSTExdtcwmm4RVdeIowA734O3MkPj/GGZwOzPnKT81F+ha7q8VY58E3fioEy2DkrLBJUidnsP/sJZqaUw893EUu+gYWY7sArdlz6DbRik99yL2bdZPtacHNlbf5DAcVo7aJrUWVi5jtfz1SsUCsU7CpUep1AoFDcYtiXUCy/FeZntV2KZ+qXRJTEF1fQjTEPDEONIohvdnuLs1DLTS7M0psto2Q08vVjj9qrGcOUEqZEdhNUVIrcpQ+HClWnZbRD/74zsJKiuoWdjzGSWsLbWsnjtHZNNgcappzEL3TKV2rCSxL4nOwfewlkwbfn/uuhc+E3ZHbG7htCTWeyecXQnKUef4tIizu57MTOXuxEC0QHxpo/hbH8X2T13I8IjhK7C9jwSW7aiGZYMw1MoFArFq0cVEgqFQnGD0duRorstydFzK1SbAbahywJgpO+VRcTTCyWprajUfHo6klI3IDQWjq3z9OFptm/s5tkT85w/M01fMMfa8hpTfkzK1BjpSKNFedAimQkh0qc1kUldK+HNnSH2mujtfdjtvehdwxi5dhkcZ7V1486clHkQUrNgmK3U6tkTWJ1DhI0yUb0inxNOTEahm8bsSVJ9G6kd+w56uoCeyeEunJbFgdM1QlgrvqSQs<text:soft-page-break/>LsH0XNdRHNnuDy4BXbXbUpcrVAoFK8RVUgoFArF2xghjhajR6KTkLkgiBaOeY5tkMskiGiSsk2Z+fBKGQkTs+v84VePU2sGZBMmXpDjW8/Nslpp0pZ1uPfmQWxtiWBljqHqUQK/ynQIjmkwrDXA6kFDR08VMHs3oFuW1C+HzToYNlZvD/i+HElK5Lvwlqaka5Ke6MfId8tUaeH2Zw9sAdvBXZxEDz3MVIHIyciOg9E1KjsSdns/URhitvfKwiMQLlBWAj3bjuak5XiU2daHYV/uMBh2kuzu+6ideIKguIBmOiTHdpEY2fGm/E4KhUJxI6IKCYVCoXibslJqMDlflsnSokRoyzuM9eWlYPrYxCrTC1WiOCKKNGrNkJ72It3t6Wse6/mTSyys1WXRsGEozxe+eY6mF2KaGpYGCTTixjL+5CHyep0jFZekHrG/L0elkSEMfDKbb6Y5dwYaFeyhrVLPLFKqrWyB0HUJ1hew2vvxRLbDyqwsCtyZYyQGtuKtzkq9g8iSiKMYQ3Q03IrsapjZdsxkTo5IiUwIM5mRYuxEIiXD7MTQVWRYUowtUrKJAprTJ7A7+7Hyl3USie4hmagdVtYwRGEijqNQKBSK14wqJBQKheJt2ok4P1+WjkwC8d+1kks60aBUa3Jutky14V/avzbnsWEod81jnZspYts6H7x9mOdPLcuiQ+ZECIdUNO7aN8SxuVVGwlXGOzSWz82xqdmQmQ7BaoO+vXfTltcoP/WXGMkURipP7dSzMt9BsxK4y5Oyi6An0nJUKTG0nXB9iaCyJrUSejJNYnQnseEQ14uEboNweRIj14UmxNPNBn6zhpXrlGJoadFqWnLMye7ZILUW4kyD0gqWyJXItUPoy66HkchdpX0QgapGoetN+IUUCoXixkcVEgqFQvE2pNbwaTZFwnSDejPANHTZTajWHTFghHfBZekikXA7vcLIqeH6eH7EE4dnefzwPKWqi20b7N3UhWmI8SiNIIr5//7OMP7iCeLxJstlj4fOLrPXMcnnB7CSGRpLs3QES2h+Hi3yCWvrRM06sVslLC3hDG0hKM7hLU1i9YwQlpbxKys4Q9tonD4g8x3ESFMssiMMj9iwsNvasNr60CwT3Uph2LYsHsJ6SXjZognhdxSi2yliYeHaPUJQWcVI5zBTOZkp0bJ3jQmbFSWiVigUiu/HQiIIAh588EEZSrewsMC+ffv4mZ/5Gf7X//pf7Nq1i61bt16/M1UoFArFJcRCf361hivGjwwdy9BYWK1jGBrDvVk2j7Rx/HyR4IIDU19nmu72JFEUS0H1/EqVuuvz2KE5ZpeqGKbOQrGO5wb8jXs3sHdTB//oNofKY3+Mt3CGtTjBN9hC1tQY27kLfW2asLlMYu92SOelxavsHniNVn8kiqSlqygShEiaZA6rY0BmScQiU0I3iAMfM9uGbjk0V2dBODgVumWehGY5OL0bSQ5slOnW3vJkS5B9BULzIbofqfE9+Ctz+MWFSwnVl/YRRYVCoVAovr8KiWPHjvHzP//zTE9Py38oxB/0XK7VNv/jP/5jTp48yS/90i/x8Y9//Hqer0KhUChknlosMx18T7QZYp58YV5mIQjdRLFcZ7g3Ix7KMSXb1MmnLQa6MqyWGswsV/nWs9N0taVouAEdhSSuH8qOhihKShWXn7tdw108fqmI+Ho4TlZ3+dhdt9J4/H8R+Q1006G6Okty482Y/VtkboQMmktkifQyup1EMwwpbhYZD82FCSmO1mXYnIfdOYjVO447P0FcK8qAOmH/KsTiGAa4VXTdlFkU/voieiIlCxGJaaHbCSwhsNZ0zFwHQXn5qmRq4cYkixiFQqFQfP8UEnNzc/zUT/0UpVKJe++9l7vuuovPfOYzl56//fbbOX36NP/m3/wb2ZW45ZZbruc5KxQKxTsecc09m7JkJ+I7h+fkxZxUwkJHo1KPKGRMOrIJHCvANHVpB5t0LNYqTc7OlCjVfDYM2pRqngywE5kRYvypqy1JZwK8po1eXSeMNR4Jx8jqAQ/0BLAmciEMdBIgFu2BS+PM8xSGt5MY3klzfUkWEInOISl6Fq5NiU23oMWxHHky8500Z86Q2X03WjKNO32U2G/IsSeRRC1cl4J6GVPTWxepDAPNTOD0bZBZD/7KtCyYjGynLB6EeFsgXJ0ckXxdXpE5E3oiIwPmRJGhUCgUiu+jQuI//+f/LIuIf/Wv/hU/+qM/KrddWUj8k3/yT2Tx8Pf//t/ns5/9rCokFAqF4jqTckyKFZf1sstSsSGLAC+IyGccPC9kveKxZaRAsdzEsgyyaZPj51dlQvX5uZIc/3EsnfacLTsVJ84tE8Q6tqmRShn4x75CemArhhZzV3KJfFAiYY0RNxvEUdTKfBBjQ5HoHLTclcSYkeO7BGIEyTRx+jfiLU/JfYWLUlxZhdGdJMd301ickuFxRiaPlspjdY4IvTTB6gxhZRXXbWALm1YrQXbLfsx0HnNsF/HojlZQnabJkagrMRJpeVMoFArF93Eh8eijj7Jly5ZLRcS1uO+++9i5cyfHjx9/PeenUCgUimsgOgmiSKg1PHnlvuGGsjvhej6phEnCNjg3UxKB0ZLT0y7tuYTUQmwbb2diqiT1FON9OdKpBNs3ZunOZjkxVeTRY0WGC+8jnj3FbWP76F06B8k2ovIq9qb9NM880zqobsiOhD28g9gyqR/9NmGjgmbaBIaJvzxFased1A59E0PYt2by2F0jNFZmCETK9Ngu2UkIV+eI6usYTorm+ReIhN7CMGnWS0Shj923AW/uNI2JQ4TVdZzecZJb30Wya+it/AkUCoXiHc9rKiRWV1fZu3fvd92vr69PaiUUCoVCcX2p1X1p/+p7AXs2d/H8iSUqDZ9aI2S03yHtGKxVLmc4r5aaFLIJ8gmT7xyaY+toB48+P013R5avPHGav/uR7fzO/z6M58fk7AZF5wypVJbbfuB+co09uNPH5ThVZXma7L4foH7ySULPJTm+B2fDzUTFJYz2PqLlgLhZlV2IUAivPRcCj2B1CkyHxOB2ooVz2B39iAEpd2mSROewHGkKKytSeyE6E0KoTWjiL03iTh1n/<text:soft-page-break/>Yn/LS1dBf7qDH55GfN9P4llpd7CX0GhUCje2bymQqKjo4OJiYnvut+5c+dob29/LW+hUCgUildAdCEEQms9uVBlx4YugjBk02CBfdu6mZitEKFdsIbV6OtMScem6YUKy2su7fk6m4ba+eunJvnwncMcPr1M3QvoSLgMW2fxQpOAYdbPn8FpS9A4+aTMahAjRfWejWRu/xhaOi+dlKqHH0E3DLz50zh9m/CWZ6X9q3BeEl0Lq3uYOAplx0GMPQnrV7t7GL+yhmOYOANb8OYnpGaipf4QyGoCzU4SCNtXUUTIp2J5Du70CdyZM1hju9/Kn0GhUCje0bwmFdpFMbWwfn05vvKVr3D27Fluu+2213N+CoVCoXgRvi8W1TF7NxWkG5NItV5Zr2PqOm05h/ZsEscy6G5LMdqXY7A7Sy7lcGpyDT+MMMxY3meTJpuH2ulsT8vwur5sxIh9liAyWWj0UmnGYCWkrardt0l4zmK09eF09lE//DDh4jmqT/2FzICQ2oRYx505id031nJnyvdKO1ez0IPdPYKzaT92/0b0wZ00S6uymBBjS07XIInR7dIe1ki2oemGFFbrlo3Tv0GKuiPfJRLZFI2KFG0LITfie1AoFArF26sj8bM/+7N87Wtf4xd+4Rf48R//cW699Va5vVKp8MQTT/Dtb3+bP/zDP8S2bT71qU9d73NWKBSKdyxPHZnjsSNzLK3WpcPS/u09UmwtciUsU6enLU3CMRnqzTK9UJYibGEDK1Kqh3pyMmyu1gi4Z2c/y+UqzfU1kr7DbYMxk26VwE+TzPVjNRNk8xmSlefQHEceRxQEifE9sgOh6RaR25AZD5rj467GOCPbCYVAWjdIbbwFe2ATa1//rHwsciX0TIHsXT+OP3OSYPIwZhySve0jUutgLE/jFpfI3fZh3KkjRI06ZucguT330pg7LZ2YLhJHPkZuSHY6FAqFQvHWocUX++PfI6JgEDkSwr1J2A5eiThkMpnk137t13jggQeu17m+47n//vvl/UMPPfRWn4pCoXiNhFFMueq2OgIpS1qyvlqOT6zwu188QsNrSahF2FwuY/GD7x6jVAsY7c2ye1NnK4cBaLqB7DSIAuOJIzN887k5cimD0b483RmN2YMHSPaN4qwcoi2XpFiKmF2qyI5H99gG9uwaI/3076G3D5Ee30Ht2JNSHB1rGlahCy2RpXn2OSK3LseQYs3A7h4lOboLLdNB+aH/IdOtryS97/14Xh29UcUvrZDfe78sFkT3wVueJqisyWa5ZlvYnaOY6SzF4weIls5RE0nY9XJLbL1pP+mhrdidA9f5F1IoFArFGx5IJ8abRFfi85//vEy2np+fJwxDurq6ZIfib/7Nv0lPT89rPbxCoVDccIjQt7PT63JxLxDXYEb6cnIE6dVwZmb9UhEhX69rrJVdKnWPrnySQlbYoV6+sCM6E+Im8C68ri2bIivUE+UlbhnPYqbW+cKJEoXVJe7O1xnfNApGmlw8iz07R9gzhpXKUp94gcy+HyAsLxOWlnFnTxJHIrU62zoXJ40WClH1NNXKClZ7L3oqS1grSWeni8TVdcxMO+HyNHZ7P5Hn4a3MkRzcJAsEmQsRi1yIxKXXWLGPF+tkb/4gmq7LToiwjmVo6+v+TRQKhULxFhQSgkKhwM/8zM/Im0KhUChemeVi/VIRIRD94KnFCoWMg20Zr+oYlqHLrkYYR4RBSG97CtMwMC1DploL69fu9laWwvxyiemlmux8iCKmUnOxzSzjbXW6Eg5Lp+b4wvNF8imHu6NJ0nqKYOoJuZC3xnZCnMKwHRqnDqAbJl6hA6d3E+Wn/wqaldZnyHVhd/SRHN1D7dxzaKZDsHhO3kf1ClbXEP78mUvnb3QO0jjxBEFllXT/JryF06TG91x6XqRVvxizox9vaZK4tHBJiq2nCzIFW6FQKBRvw0JCtL7/5//8n9IK9h//4398afsjjzzCb/7mb/LRj36UT37yk9frPBUKheJtj+gcvJgojKm7wXctJDw/pKuQwjI1tAhShkW+K8PyWp0T54tE8RrjA3myaUcWEt9+boZHnptibrlOd8Fh96Y2fuQ9g8zPrfLcuQZDbRFPnV4nZ8H7ewKyfffTXFuEtVkwWkWAEDPHmindl+LQl7oFGSrn1S+ff2WVZmUVs28z3vw5EYktnZr86ZOktt5CKKxgL5DYvB8j14k1sBkzCIhF90Q3ZCjdK5HoGZUhdO7cKSKvKROrkyM70UUgnkKhUCjeXoVEo9Hgp3/6p3n22WcZHh6+qpBYWlqSIXQnTpzgscce47/8l/+CZak/9gqFQiGclCpc7TQkxptEwvQrIXRnZ2fWpfbh9t39HD2zgmFqeH7EYE9O6i0EoqDoak+RsjW+8sSEDKS7qKX4yLu6OXf0BEZjHSPdQa/h0hGWeHc0SXw+pjzzAuld9xD0bsa0TMJqCc1z5XiS1EDoJkYqB8nMhfGplhWs0EaIYsBMptDtZCsATxQTwib29AHaP/BzJDfskyF1VbdB+fkHwa2T3riPoFYmMbRVHua7kRzcTCzC68pF3Hw/uVzH6/glFAqFQvGWFRK///u/zzPPPMP+/fv5xV/8xaue+1t/629xyy238JnPfIbHH3+cz372s3z605++LierUCgUb2e621MUKy5heNnjoquQ/K6C60rNp1JvFSDDPTmGutLUGz5PHl8giiNqDZ+mF0pR9cJKDd8NmJhrFRGGCZ96oJ/q6YM0zx7FJ2ZoLCZbXOQu/Ty6WMSLYiAMaZw7SPZdH8WbOU4U+ATFBRLtvRhdQ+iaRrA+j57Ok9l5D+7KJDRrYCfQ023EqTbZKRBp1rHoFAQeifGbaVYWcQ8/Qux5MmQuMbyDoLyMtzonR5pir0nUqEKu82U//8rKCsapb1M99jhReZ3EyFaq299NZtsd1+23USgUCsWbVEh8+ctflqLq//7f/<text:soft-page-break/>zuOI8R9V7NhwwbZiRCOTX/xF3+hCgmFQqEAMkmbbaPtrJWbclQpm7bpyCW/6+uEHuJKhJ2qk9BkbsTiWoP1qisX+oahEYYRphh/0mLshMVdu/vIufMsLs7jagaLoriolNmu1dE0A127UNQIpye3Thy4uJNHMbId2D2juCuzWJk8/tI0ZqGLxvkXsNJ5Ka6OwhDdckiO7MBfmEXvGCLVNQQyA8Ih0gzi0ioaJlFYQ0uk8dfmZbcirK1jmA5apo2gWsTuHEQTVc81MCefYe2Rz4lvQj6unXgSv1KC9j4yPWPX46dRKBQKxZtVSMzMzHDXXXdds4i4SCqVYu/evTJTQqFQKBQtUglL3l4N04tl1ssu+awt06mDMMYwWg5MjabPzg2dxNoqjmPILkdCjE7VPVzP4of39LDnph4Wl0rYRop8e5oXiiUSpkGhOIO1dSfN2VNocdhSfUchieFdssNhdg5hd/QTVNdxUjnC8gpmKkvs1dGCgPr8GYz+jSRHd9NYmaF+6gDO2M00jjyJZtlYbX0Emo6/vojTvwk9105QXSVuVNHQZJ6Ene+WY1LC9lW+P1BfL+JNHSEOAxIDG0leyIkQtrAXi4iLeLPHCZcmQBUSCoVC8fYqJNLpNMVi8bvuV6vVZEGhUCgUilePsNJ+9OAsz55YksWDKCL2be2ikE1wdmqd504vY+qa1EZsGWmjUvNo+CG+H3Jyco0eW2dg0OHLX3gEwyvT4TSYbLhkHIttORu/0sCz28jtvpva0cchaJIYv4nE5ptpFFdIjO/DnT4qrVzN3o2ElVUpvjaSaWJTk2NLVIrEPRqGX5PZDnhl9FyntIYVlq9h4OF0j8iiQKRSm+19clTK6hzAMC2MbHtrpEr8Q5RtozJ5lMpTf4V7/rDcJvIoCnd8jMy229C0a2tIdJT+TqFQKN5KXlnh9zLs3r2b5557joMHD77sPkJwLXQUO3fufD3np1AoFO84JubKPHV0URYRAnH/9NEl6o2Ak1NFMgmbdNLGbYY8fGBGWsBOLZQ5P19hveKycSzLE998Br9RI6hXWKqHmHHEuzf0sLXLYNfuzWhTz1KfPkHh3o9T+MDPQscg5Sf/Uo46hV4dS3QlNt5KHEYkhrZB6BE16xhCbK3rWLkOaqeflZoFYdkaG7YcTXLG92H0bsAUnYh8D5qVwLAcaSmb3fteEqM3YXaPoNsOhpPCzHdidwzinn5aFhHO+B7ssb14S7OUDz9CvV7H6tkAhn3Vd5Ta9C6i4fG36BdSKBQKxWvuSPzkT/6ktHkVzk0/+7M/y7333kt/f798bmFhgW9961v89m//tryqpixgFQqF4ntjfrV2ze1zy1VM8wqbWEMMComgu0hKHIRm4v7dXRTXyqyUanSlIjk1FDdj2nMZ8vk8VrmI1lgjSufJ9m+mcepJQhES195HcvN+aB9EW52iOXtCujUl+jdCup3kxv2tzoOTkqnSYRSgVVcIhUZicCtWpg37pgdkWFxUXZNFRxg0MXMF6OjDzLTJroYWe3LcKSEKDctBu2Dh6tZq5PZ/iPr0cQgDsnvvxW1WCVfOk9l0E5H7cZrnDhHUitgDm0kM7SafV6nWCoVC8bYrJN71rndJy9df//Vf59/9u38nb9fi53/+56WWQqFQKBSvnmzSvvb21NXbxXhT0jHpyDlsGW5nV7/BruZj1BMPYFkx1bhMLmERuxGjnQnqM6cwl4/KhbiV76R+/rBMqo7F4l8EzEUBdlsv5cf+lxRMa4ZOdXma9J77SOx4N0G9hqFrBNU1WJtHG9gIZgK/vCyTrDNbbsVfX6a6cBaiSOoqDN2E0IdGlbbbPyrPW9jYvphEZz/lR//00uPK4oRM0jaS7bgLE9Aokbjl/YRmEmP1LNHaeYLKZjkWpVAoFIq3WSDdpz71KW677TY+97nPceDAAZkfIToQws1p3759/MRP/IQUWysUCoXie2PDYIH+syvMrVzuTPR3ptmzqZO5lSrL6025TdjGDvdkEQl1/+iHN+M2PKoTVczaFAmnghHBsN3Ayqdpt3zSOjgbb5KL+9h3CStrGOkCgSwk6jJQzu7biF7oJiqvSstWkR/ROPMcVs+4zASKzAS173xBtBDkOYjhKymY3nY7fnkVI53FbOuVidh6pkMWEeH6IpppvmwRIXDnRPq1hlSTi2CJIKA5dZzcuz6CV29Z2TJ7gitj+8JGRRUSCoVC8XYsJARC//Cv//W/vn5no1AoFAppC/uhu8Y4MbFGsdKkLZNg63g77dkkH75rnBOT65RrTZK2Rd72WKkb/P6DU6ysVxlss6mcf5ysrXHX9m1oXp1EMklWq2OESdyZk3ilJazecbQ4xu4caDk3RRFBrUTsN1qL/USaSORERCFRFGCm8nhLU0ReFSOZIgpFLkSMpmvoiSzB6hzl73yR3E3vJRSFSr2Ce/agDLJIDe9A6x2nfOgRKb62+zaQFt2MK9CFZWy+g7jZkCJsLZNFcxJyfyOVJ1idvfpLEonYyeyb+8MoFAqF4voVEjcihw4d4sd+7MdkRsYdd1wddjQ3N8dv/MZv8J3vfIdKpcKWLVtkRsb999//kuMIMfpv/uZvcvToUZlKK0L6/s//8/9k48ar//FUKBSKayGKhjt2v1QD0NWWlrfZpQqPH5wh02ny1BPP40QemRCWi3PYpsP7xmysI/+rdZU/CjFv+wjeyhyByG9I52VORBx41CeOgN+UTkzWwFZIFFqdimwnkegEaDqZDfuonnmWaEXYsMboiTRGMiePKxb6WDbB8jRxrUj1hcdJb7uV8nMPyud1J0XYM07925/Hmz8tP4OR6yK462+S3375b6wzsBl3/hSafdlWXOgokl2DBKks/tocUW39wjMaicGtqhuhUCgUb4dC4p/8k3+Cpmn8X//X/0VnZ6d8/GoRr/vVX/1V3g6cP3+en/u5n5MjWi9meXmZj3/846yvr/OJT3yCnp4e/uzP/oy///f/Pv/+3/97PvzhD1/a96mnnuLv/t2/<text:soft-page-break/>y8DAgCw0oijiD/7gD2Tq9+c//3kZ2KdQKBSvh6nZEvuHLM5MLXJTWw2qS3LRXjH7qUQJqtEKbdHlILswCDGyXejFJaJKkchrYGTaCBs1Yt3EyCUwk2nC6grJTbdK3YMR9pIc30WcyBGLIsBJYmTbCFbnCRvr2AOb8ITOIgyx2vtkkWEPjFM/8xyaEFLbSRCBc+VVvNmTYNpShyF0GdXD38QZ30EikZfnZ3UNkdnxHhrnj0Dk4wxswxnaRuQ1MdN5crvuwV2dlUnYZq5D5lwoFAqF4m1QSPzlX/6lLAj+3t/7e7KQEI9vtELi61//Ov/sn/0zSqULs7gv4rd+67eYnZ3lj//4j7n55pvlto997GP86I/+KP/m3/wb2ZUQmRmi+/CZz3yGQqHAn/7pn8p7wfve9z4+8pGP8Cu/8iv87u/+7pv62RQKxdubUrVJ0w3JZx0SduvPdqnZZIuzTqE2ydFzh1k0kvSH8yRtk8277yRqCj8nQSwtWBGOS8JpKY7Q03mi0hJ+cQFneAc4InF6Dr+0jCY6DI2qtGElEs2KCvH0MaLquhRfNyYOY/WOkhjeKkPwwMDu7MNfnpLvpjkpmZgtiErLpHo34q1Mtk5FaB8u4C6cI1xZgMFWIWGYJsmhrdgDW+Rok3ExqO7Ca/REiuTApjfza1coFArF9SgkfvmXf1neCyH1lY9vFH7mZ35GWtaKsSPhMvWlL33pqufF1TZRPO3Zs+dSESFIJBKyO/HP//k/55vf/CYf/OAHOXLkCGfOnJHWuBeLCMHo6CgPPPAAX/nKV6Qwvbu7+039jAqF4u3HQrnM7FRZiqmPT9VIp0xu2txNQjMoZBxiQuoLp5k2Uthi5IiYwPNJxXV6OlPE5RHxBwwjlUNv6yUuLaI5SeIwRBO5DJouL35YIhsi10FQK2MlsniVNYL1ZbTAI2jWMOwEWrZAWC2i2QlpF6vZKRIb9re0ENNHWwt+w8LI96JHIX6jl/ZddxLrFtGzXyMsrRAL96YL2IVujOTl0SQr14W3OiNdoURxIsexch3SIlahUCgUb+NC4od+6Ieuejw8PMy2bdtumNTqc+fO8Qu/8Av81E/9FP/1v/7Xlzx/+vRpGYokColrhfNd1FaIQuJiSN+1HKvE60WRIoqNa+kqFAqF4iLfODDFIwdmmFoqMdCR4Z6bB+hyXJlcfeDIPMWax/1jLodWYrKWzqDmQejQP9RHfzbGMXS83nFi0YmwbLkgj8W4USKLTohR6JeiZ2/xPKHbQDcd0pv3oxs6ztBmdM3CXZ4m07+J5vTJVpHgpMB0iKOAxrnnaB/djXPbR/CHtxCKsLqOARDai2w3qYlnKX7ld0B3KNz2g/jFOemyhNuQ4XLZne8h0XH5gorZ3iO7J6IrEscRZrYdu12NLykUCsUNJ7YWWgnh6vGNb3yDGwHRJbDta/u2CxYXF+V9X5+YAb6a3t5eeT8zM3MpkO/K7a+0r0KhUFyLZ47M8ftfPkq56snHpeoaC2tVfvKDO/j//vIgdTcgaUY8XT5F3jJ5X76IFXrYveNE8y/A8hiVuVM4fWPoiYwUUsfVVfzyCmFlRY4psTSD1T2CM7AFb+U8WjKPO32C9N77aBz/DlGzKkeLmqtLmHEDb+qoFGCL1wsSG/cThBF2XMPqHKQVKyeaHEnKE49TP/T1S5+n+ODvU/jAp4irReLQlfs7hV4p1BZp2PJ1mo7V0Y/Z3nvpsUKhUCi+v3lNf6mF8Fh0JG4UXqmIEAiHJsG1OjDJZFLeNxoNeV+tVl92XzEKdeW+CoVCcS3OzldlERHFyJsIa2jPJzg6sYptxNy7Pcc92/LUnXEGNuxH695MsrOXeHUCq9BFWFtH03W84iJmuoDePS5TqaMgwCr0YOa7MfOdRLUSwfqCHE+iWcWdOkqwNkdz4hCBCJyzU2iVVez+TWipnLSGFYJpLdeNPbBBjj69mNiv4Z577kVbfeqHv4G96U6SA1swnbTsTgSVtZe8XhQQqohQKBSKG7gjsWnTJk6ePEkQBJgXQoZuZMQM8Xd7TojKX+2+LxfIpFAoFJHIZhASgSv+lPwf93Vy5/ZRzs+v0ba6xMrMLMnQ57beQRpRF/7oftJ2keapZ/Cq6xiWiT22m6C4QHPhjBQ/iyv/QXEeM5Eh9ptEDU8mWpu5Tgh8KaRG5EkEvtQ7hGLEKPSx+7fJgiSz/U75N0w3TWIrSVhcxM6L7sHFXsQFxHGMF22TmMRXuEgJxPsrFAqF4u3La6oChAuTECgLO1Nx27p1K/l8/mUXyENDQ7ydSafT8r7ZbKXJXsnF7kIul/uu+17cls2qECWFQvFSltbqLKzWGO5KMdApwtjgFz42gjN7iPoj3yAVG0ytRpiGjoFOqrnEUACF5QSu5hLrmsxyiBJpmmefJ3LrJDfcRGPiEHbPOIadJKwV0Z20dEaye8bwls5j94wSNBuY+R5iTUdPFYjCUI5A6YaGlshROfwtUlveRdyo4a4dw8wUoH0canNXfQbdMEhtuZXKU1e7+6U378N40b7CTlahUCgU77BC4id+4ifwfV/qAf7Fv/gXr7ivuFJ/7Ngx3s4MDg5epX+4ln7iov7hyn23b99+1b4XX38trYVCoXj7dhAaro9lGthWy/b05Wg0fZaKDequTyph0dOWwtBjppaqEGmUK028KGJyscKH3jNKPmETnP0Oi89/mzBd4MlqgrTm8YGdQ9QaIV5plXy4ilE1aa7Ok9lyC97cOTTTkRoHo71PZi8Y2XaC1Rmcsb0E5WWZYp0a2SHHi5xMHswERqOMObxVjiXFXgM9XUDLd4mpKuI4oHDPj9E8f0TaxiaHtuBsvhVLaxC<text:soft-page-break/>3DaLV14h8FzOTx2obIHRsdDtB49zz8p8ZUUTE43uI63XioImuJzAcC0sFyikUCsU7r5DIZDK8kxgfH5ddhMOHD7/kOeHWJNi3b99VLk5i3/vuu++qfcU2UVhdy/1JoVC8/VivukzOl3G9UF65721PMdCVuTTqeCWuH3JyuojntcZ7KjWf6YUyL5xdYXa5RhhF7N7YSUzMoRPL3H/bMKWVNawzh6hGGgdrSTJGyP2pVawVl4KVJQ6WSOa3ELpNYq9CY+o4idEdcoxJBLfFpoXm1mU4nHwc+WAlMNNtMl1abx+SxURUnMPoHKJ+/DtYhW6ZN2F1b5SuSUbHMJrmo6GTu/9TYPtEU+eoPf1lfKHBKHSR3vEecjvvvKRtyPRuJFEYwNl8t+xspHp6qL3wLdaPfwcthjCKyW3YR2Jo65v+mykUCoXiLS4kHn74Yd5JCB2IsHYVqdTPPffcpaJBjCr90R/9kQzpe8973nOpkBgbG5Op15/85CcvZUmI1GwRenfvvffS1qauwikUb3f8IOTczDqBDGUTsQcxc8s1HNugq/BSs4ViuSmLiEbTpVIPSNkaJydLTCxVWSs15GjoxHwZXdP42Y+OEa0tE7Z5BD09tGcsamt1drdBgixoYoQoxveqBOtL2MPbib06eqYNb21BWrE67T2Ea3PomQJhvSTHmYxUHn9pGi3bRvPsQcL6OkamIHMlhMDabO9Hz7RjahqJgS0yPVoE2IEjdROmVyKoNCg9/3XiC+5N4v1LT/6F1FqkR1pd2Ob8OcrPfx1/WQTRaXDrR/FW56Q+w1ubx8p14teLlI48Qn7XvW/yL6dQKBSK68WNr5S+TvzDf/gPZQElguZE3kR7e7ssFkTGxK//+q/jOJdDk/7f//f/lfsJ/YgYA3Ndl9///d+XDk/COlehULz9Kde8S0XEVdur3jULiSCIOD9X4tFDs3h+yO6NHcwu15mYLdKWTcrgy9nFKv/sb7RhHH+QhZOHWXYNOgaHKMQe29wptFKSyDLJ7Hw37sxZrI5BUVEQri3gzZzE7BzC6R2XgXIyFdpOEps2Vveo3A/dwu4eIhRjSG1d2P3jsntRfeFRdMOUnRSx+DeznVcUERBrmnR4chfPS6eluLqGme8iKIliQrQYfJlHcbGQqBx77EIRIV+N7zdonD9CsDQpCxJxr6Wy5O/6W2/wr6RQKBSK75tC4vjx4/Kq+urqKv39/XzgAx+Q4XTvBESq95/8yZ/wH/7Df+AP/uAPpEZky5YtMsDu7rvvvmrfO+64g//xP/4H/+k//Se5vyggRCK2CL0TY1IKheLtjy4TmF/99oXVKgeOLxDFMX4QYVmG1EfctKmbc/MVErbJlpEOzJVzVA49hGt183QzT/tkkQ8O50j2joDfwOkcIKiX0cX92hzh+hJGOi/1EMJRyZ07SWrL7fhL54l1g7hZI6qXiOplkhv2Yea6CHyPqFElimskuodI77iToLSEO30Sp3+jvIW6hRm68tzFWFSwvihHpEThEbk1/JJIzC7IYwu0Cw5+TVHULJy/6rNrzTrBynTrgSxONOJmlaD8UvtXhUKhUNyAhYS46v7f//t/l/Z/4iauXImF8j/9p/+UT3ziE9xInQdxezn3qd/4jd94Vce57bbb5E2hUNyY5NIOqYRJvRlc2iakER25azsRLa3XWa96smMh/oYKbUVnPsmB44tC+8zNe7r44LvaiJ6fYl3L8I1KjqwZ8W5tmvqUR+amB4ibJdyJw+iWLbsNZiqP0TOKJjQPlTVZWGCY+Gtz+KLYMHS5+A+rRfREWmZLuKtzOF2D1M4fwWrroX5yVjo1xYFHcnwPeq4Ts2MAJ5OTFrAC4f4UCFtYsfAXx3GyEHoYwnUp9NGcDImhVjfCdFIyATsMrnCuE8WV0E9EV+ROaBbGtWsuhUKhUNxIhYRIsP5v/+2/YRgG999/v+xCiJGeb3/72/zyL/+yDKe75ZZb3vizVSgUiu8TDF1j42CB+dUapapHwjbo7UiRy1w74DKONFwvwLZaguSkYzGzVOXmLV1kkhZ2fYWTh2oMRgm+1uglg8f91jzpbAG/tIxeX8ObOyPToO2RnbLzEKKRGNomuwHN6jpRGEAYEMW+1ESIq/7+2jSxyImwbBlIZ2bbac6dITG2g8bxp7C6h9DNBP7aPJ7vkcwU0PwmTucgvmERVNeIYl3ayYquBJZDanQ3QXlFjkoZhW6SY3ux23rk5zLTOZIb91E99I1Ln920U1KfEdZEwl4o2jYya0JoOhQKhUJxgxcSQgsgOhBijOfOO++8tP2LX/wi//f//X/zp3/6p6qQUCgU7zgSjslYf/5V7TvYk5EdiGrdoy2XpCOXwDFj0kmb1ZU1opVZpsKAH7tvhE7zPO/ptcjldsjuRXLTfpqVImIoKDm0jUAkVxuOXJQLETNOQqZMSxFzeQXNC7Cy7bhuVS7aNcvC6h6WRYCZTKMnUhj5bppry7Ir0Th9AC2Vlo5OQgvhifGrahGvvIq/cJZYNzG7R2QhIZKxm40qya5hNDshx5QaC5Mk+sZJ9IzKz5re+R7ZAXHnz8pRqNCrkd5+J/Vzh+SIk+h6ZDbdQuy9NBlboVAoFG8ftPiVopgvcNdddzEwMMDnPve5lzz3Az/wA/IfugcffPCNOkfFBUQ3SPDQQw+91aeiUCi+R0QB8fUnz/HCuSLn5sqM9WYZ6U1iVRdwags062Uip43bbtlCB2W8+VN4s6fQnaTURGS2vovQzuGeeZKoVpZmSELnnBzeSejVCUtLskOgp/OE5VV0ywQriaYbUv+QHN5Nc/oQshqRk0UJrO5BYiOBP3dKjj2JRb/ocAgHKS3bTvGxPwe33nqfsd3Y/RsIYohXZ3HPHyasrcuRpdT2O7HH9tC+555rfvbG0jQrX/kdSGRx2vsI6uv4C5N0PPC3yWzY++b+EAqFQqG4blw7ivpFrK+vv2yI2qZNm1hebs3RKhQKheLaTC9VpDPSSqmBocMPv2eEXHUSY+<text:soft-page-break/>E4tdU5JtaLmFoJ7fjD4NWoH32MsLyCN3+WqLxK+cBXsR2bcHWeqFaUCdNRbV06KonRpdj3iUNfFgFRvYjTt4mwXpaiay02iYKmzIKIAv+C9iEiXF+VQm0xDiUKCbutV+Y+BG5TBtvRrCDitY1CF1GzQu3EASivUD/xxKVuhBBPN04/gy5iuF+GRGc/+f0fwk6n8ZfPo0cR+ZvfR2p425v6GygUCoXiLRhtEg5FlmVd8znhSCTyFBQKhULxUprNgK89NcHzJxalBavQU3z0ziFsvYlVmqYZe0x5IY6hs6vdwCyX5OiSEDPH0RXXeqIQv1aW+Q7CNQknJe1ZGxPPkxq/CXf2pBAjYHUNkhi7Cd9rYDgJvJUZ7O5xKYoWdq1CVC0C5/yFc5hdw6Ty3TC8Ay0OpGOsaVloqQ5KT3zp0lvLcaYzz2J09BNWW12IQHQ90gVZ1Aj9Rey1HJ6uheiKZLfuJ9E/TuzW0MwEZq4D3bpsm61QKBSKtx8qR0KhUCjeQI5OrHDk7JoURm8eTPHem7voLZ8kE3Qz0O3w18eLZIyIO3pTtOVS+OuBdGOSXMhxkI5HYkGfyVGdegF0EyPTTrg+LxOqo2YdPZWXGgkdAwwDTdiymglSW24jDmM5IhX7zcvHBMJqBSuTx9p1D3G9VRCI9w50A/OFR/Ga67JxHXsNaUmlmw5GMiOLGrGvkclL/UWMhpa4tlvVRTTDkh0PhUKhULzDRpsUCoVC8b3TcH0OnV5ifqXKaqnBYGeOkWCWnF7BCarMLSyTiWq815ykbe0FWJnEzhSoNyokd7zn8oHiiMze+4kz3Ri5TrFsJ4587P7NMtjNFMWAuMKfzBLZSbRCN5EYO2qUqJ/4Do3zz2LkutFF9+Eimk5y414ZXFd7/quUn/orqge/gb8yS6qjj+zue6XGQoxAiSJAS2TQMm3ETgq7byOx25BZFGFplcy2O9Darj3+qlAoFIobF9WRUCgUijeIlfUmhm5gW7BrrIMhu4Jx+llKC5Pkt9zMTrvI9gELw8/KsSfpjpTvIlw6T9AxTNv9P0nk1zES7ZQbVRJLEyRHd0s3pDiOZFfAaR/DLS2ixWCkMjKzQQtD7M5hfMMm3TVM5HvEXl26P4kAOaGpENoIq72f6pFvEVZaOjcx+lR88otS+iCKhfb3/R2ilTlI5dDTbcReDa22htE7Rn7DHmJizEwndG4mPzT0Vn/dCoVCofh+LSQOHjzIL/7iL15zu+BazwmEbey//bf/9vWco0KhUHxfM79SJmlZFPJXj/f4QUhnW4J/9DfGCQKbTDLm5JdO8mQ8wP1ln147SbQ8TZxMETfrUn9gdw2R23UPzZlTNLEwEh3UzxwgWjyLdvMHaK7OYPVtRBehbyKd2m2QGtlNffIFmQ9hZNrQGzWpQdAKvcSNMkYi1/r/meMEy1NEvkuc78HuGiSsFOWoVBwFreM1KjRmTxGfflbauFo73y01DvHmW6SuQjhIaYYhCxFNJOmJkaukam4rFArFO5FXXUhMTU3J28vxhS984ZrbVSGhUCjebhQrTRZWazSaAdmUTV9XmkzypUFzz59c5NsHZzh1vkhnW4rbd/Xy/tvHLz2fToj0Zo3f+/q8PN6GXp1AGyNnuPS059CjrNQYiAJCaBiMZLaVu2AnZGeicfZpvMoaTv8GUu/+ETTdwkzm8Zcnib0mmu2g20mZZB3Mn5Gp1iJwTkukZYHhnX2uJcDuGUbESPtzZ4hCX/rGujPHMJJptGSacH2BsFEh9j30ZLpVWPhNys8/SHLDfuKwQXZsL+kt+/GWJmXnQsZxX8AvLrTE09LJSaFQKBTvFF5VIfEP/sE/eOPPRKFQKL4PqDY8zsysX9IkFysutabPjvEOLNO4tN/ccpk/e+QUJyaEIBkW1hqcmirKkLp79g3LbSemVvjsX71AwwtI6g0qzQk0K8mHP/wj2HPfxKsWZeJzVG8t4o2uESJNx1hbovzEF4mbZXmc+uoM9voS2Vs/gjt1lDhwZdEgRdi6jjO4HZwkujB4zXbKcLrG2eeJ/QZmoYdgdY5obQFfdDNEjkNlFQJPFgAiqC5YC2VidiwsXIVzU7qNqsiJKC1hGDa1U0/jbTxGet/7sYzL38El4kiOT6lCQqFQKN5ZqEJCoVAormC94uL7kSwogiAmYRukkpbc3tWWurTfycn1S0XERTw/YnK+zLnZIrNLVc7NlmURIVbnw4l53NjmVHGY20sxHfUyYXGB2LBwxnYT1ku4U8dJbbgJd/n8pSLiIsHKLJEInTMM4qawcA3leJMQQUeBJ0ejzKGtMiTOMIWTEjgDW/BXZ9Ha+9ENC+Iz8rHVMSDvo8DFGd2HYadwF85hCOF2W48ckQpF1yGO5T4ErsyOMHLtOHveS9isXv2lGQa6o4oIhUKheKehxNYKhUJxBZ4fMrtcxfUuB6zl0hbj/bmr9osjsVRvoYlcthgKWQffD3nm+BLrlTqWZWLqOpYeMesOEWumvMnXN6pYA5uIKkV55T9uVnCGNqMlU5fSp/WEsFqNiLx66zVizZ7vxsh3QRhK7YLIk9C1GLt3XC7wUxtuJvBd7Oo6kShWhKbBSuIMbMLsHCZYmWqdrJMis+tewqUzpMb24AxspHrqgEzT1lIFqa1I77iT2ulnL383i9OYhW4CIdj2LuQHaRp2xyC6+dLRL4VCoVDc2KhCQqFQKK4gjmNZTFxJvRlg6FcLireOtbFlpMDZmTJBGMm06kLepr8rzYmJotQibB102JI6zfnaAH4s/tyGbB0qsLEnibaUlcFwwq1JLsKTGSIRFFcpYveNEzerBKVlNNOS2Q1h4GO29ROKTAe3LkeT9GTmghWshjt5ROosmnaKxOAWfFHdiNGnKCQuLeEn05jdI9jdw5htfaRtB7c8jzkk0qUjDDtJenS3HHvSk3msbDvVk0+BeL8LmLl2Ob6UHNomQ/<text:soft-page-break/>PiMJTnZiTSb9rvo1AoFIrvH1QhoVAoFC8yiBjuzbKwWpfdhaRj0tuZJhRX8a+guy3D/bcMkU8vcnqqxGBPhnfv7WViYpk7NpiYvss3HnuEzlwWs72D5bLPpqE27ticpjD9bcJUBm/ujBRLR1EIzboMeAuKy+jtfVIHIToMMq8h30Hu1h8kLC6S6NtAIJyeRJ1g2tgdAwSmjZHKSd1EsHAGz05K3UIYBljdo/I+0GwcYvz1ZdzVWeyeMVJjN2EYOlahl6hZlQJvM3+HFHGvfutP0eKY2LTQNAM9ncMZ3Nr6jgxTht8pFAqF4p2NKiQUCoXiCpKOhWOZjPblZHdC1zVpUJS0r/5zubhWZ361wfbRDvZt7SCdcCjOzbDZWqR5apYnplbIJy3u1w9jbe+lkeymfeU5Go8+QXzLB9HtLFamDW91TmY8GMJtSTfRcwXpytRcmkDP9cjkatGZqBx6mPwtH4IVDbN7tJVQLYqFehldCKU1URB0y4JADkHFEbFbI3LSchxJa1TQ9CzObR+TovHiiSdofOk/0fWxn8fuvjoDwiuvYnRuJHdLAndpUhY7Vs8YJJUOQqFQKBSXUYWEQqFQXEFnIUGx3KTaEDaprSKiuy1JNn21BsALAmxbJyTGC3QOPXkSu3SesfaII3PLJAj48K5R/ENH4eBfkoxiGsRohoMuxNBeHW95WlqvihGkqFaCjgGSm99FffaM7FBEjbNclGLEToLYqxLXytJ9KVhfBCHU7t+IPbwdY/oE7sxJCAOMtl6s9iGC4iJxvUzQKOMMbCaslan/71++9BnSO+8mJRyfXoRuObA+DaGHs/V2aLpQnlOCaoVCoVBchSokFArFDY8IhqvUfAxDk7kQosvwcoir9ZtH2phfqVJvhrRl7avcmgRCQ9Fs+uiuy4aBNp4/s05PexJNy0B1ii0dOcY709JVKb3jPdSOfku+zhCPd9+DuzCFmS8Q+67UK7RsVzVi08ZvlDFznbjyFWJ+Sdzp0qbVXZymcfppOdIkRpaClWnc6ZOkdt4tuxBWrkOOYOmGg9GzgVxbj3SDEudBqgCRh24YhPUqiZHtmENbpOPSizGTGRIDG2lOHYOlidZG3cDp23B9fxiFQqFQvPMKibm5OVKpFIVC4RX3m5mZYWJigrvuuuu1np9CoVC8LtYrTc7NlgjC1qX9TNJifDBP4kWjShcJo1hauK6WWq5ElZoruwK9HS1B8WqpwZmZEidOTTHU18afPXyGYtXH8ouMtrls7y3gTr5AWG7ilwtoAxsp3P3jhLUK6Br1yWMkx3YR1YoY+c5WZyHw0SwHjQyaGHPqHcNemcabOysX+s7IdgKpYehBS2aJmzWZMm31byIOfYL1NTRHnJ+Glc4SJ7LEa+cpHfmWdGgSIXOJoZ04g5tx3vtpTMsieO5r6LVya0TqGiRGd0rXqFbnw8TuHMLu6H/DfieFQqFQvEMKifvvv5+PfOQj/Oqv/uor7vdrv/ZrPPnkkzz99NOv9fwUCoXiNSOLgoXKpSJCIEaWRMr0aF/+mq9ZKzUuFRECUURML1bIZ2zZrZhaqLCwUmXbhl7+6CsvUKs3IWwwaE9QKVrUkhloVnESNkQ+4dJ5aiIDorKCnsqSGNmBpuvoiTSxZkjhsrjaH3kuhmHIbkNz4iCJzbdj928krFfkQt7QdIL1FeIoQs+0te6TWfzlWWJCIrdOFEfobp3E0FYqz31DHld+BreJO3tCdjHMqYPEUYDV1YcmAuSu1pBfQtdNEv0bQdwUCoVCoXithcT09PRVj4UAsVarvWT7lVQqFY4dO4bvizljhUKhePNpuP5VeRAXKVW9l31Npf7S54RhU6Xu41gRfhCRSZmcnS7S5sRsaw9ZWZxANxOMdPZRd1fp7OyhoDUwEyn8lWms3nFZIESBT+P0syRlAF0ZM10gthzCyqocXTKynXgrc7Kz4JfmZaFg2Wm0bIHa4W9B6OP0b8Avii5GrTU6tf02guK8TJZGi9FyBeJmQ+4rRqdEt0NkPQReg6hZxmi7PJ6k2yn0xNVjWwqFQqFQXNdC4jOf+QyPPfbYVfaIDz30kLy9EqLguPXWW1/1ySgUCsX1xDR0dE0jepF1q2O/VBdwEdtqPSdfR4x+oSthmTq2pbOwWqVgR4xkA3pHGjxx9DhZ22S8PUsuHZCObXKlJnrsgZ5D7xnH7h4jbnfRU3nqU8cJqkWZVB2WlzDa+rCGduDOHsdfnCK55V34jYBofYnGcw+iJdIY+R6s9m78aomgso6ZE6F0HZhdg3gL0ySHtmK19aCZDoGVQI+DSxkSRrrQ0lkYNlhJsB3wPZn/YHcNo4n9FAqFQqF4owqJX/qlX+JTn/qULAwE8/PzJBIJ2trarrm/KDQcx2FkZES+VqFQKN4KhA6iuz0pMyEuInLaettf/ip8Ry7B9EKFqeUaXhCStA2pqcinHZ49MUc2rjCajDD8GSq1c4ylYrYXQgynQZDvpM2rEc4sEEURxvBO9GaV2qGHiP0mejIn3ZPiZBtR84QsCMRIE24VM5VHax/Eau/H8DuoHnoYs3OoZfFaXZVi6sz2O2mcPyw/RCgSsdeWSW7Zx/pjnwfh+iQ+8/heEje9H2d4G978WcLSMsQhiQ37ZNK10D04AwMtZyaFQqFQKN7oQmJsbOyq7sPWrVt54IEHpAZCoVAovp8Z7M7KULlS1cXQNTryKXKZq61cr8QLIsIoIuEYmIYmuxdNL+LZo3NMLlXJJdK4zWka02dJzh9hbxgTLYLT2U9mqA/LHiQq/CBRsybF0ZVnv0oskqiF9aum0Zw9SfrmMTxNxyj0oHt14sCDwMUw2+S4krCGjd0qwXqldVK6SSQcnapr4ijEDZEVAYmx3dSOPooWBNLxSSCclpzeMZzBLeimQ9RdQbNTNJdniapHibbsV0WEQqFQKN46sfUf/MEf0NHRcX3OQKFQKN5AhNWrsG99sYXry7FedbEtk+62y38exTjT44fnWa+4BLU1NqXO0BFXuEdrYl7MeVg+hz44RpwaJPZcNDsjnZnwmxjZNilq1lM5otIyca2E0d5PsDYr3ZqCpWlivyFzJbATOF3j<text:soft-page-break/>xI3a5ZOKxKiSJgXQ3sTzlzY7A5sIhQBbPAiDVhAdGsHaInb3CPWzzxILnVp4QffRNUywOgtDrYTqN5tYhOT5HppIy74gBFcoFArFO6yQULoHhUJxoyK0EVdSLDf4y2+flUXETYMRcXiabCrJnfF5DN8CIWiWaMRRTGymcRefkY5NyfF9RI0LXQWx1q+uSccl4Z4kHJU86bQEZq5dHieorhGszmF0jpDafhv1k8+0igA7SXJ8L4EYcbKT4DXk8YR4WxQnYWXlChvXGL3QSVytYKRyyEQ93ZBdCOnsdOG1bzZBbR1fuFd5DTTDxurow8p3vSXnolAoFIo3sZC45557ZEtedCKGhobk41eLeN0jjzzyes5RoVAo3jTaco60hxWSsJX1OpNz66yW6nxke8Ts9As4usY9WwZIF+sEc2fQHFPqx4S1q9A3ROVlufg3kjmMvlGs4Z34Uy9cOn5y8234VhbdFiLqbqKZk/iiQNB0zFwXTvcIUXkRt7RC9pb3E4UhcRgSuDVMIaTOtGNm22WBEDUrpHfeRfnxL1w6vtk+iNE2QFhdRzOTRPV1ND0iFh2NZLb12jeZyGvizp+T4m9BHLh4i5NSHG6mc2/6+SgUCoXiTSwkFhYWZEEQBMGlx68W8TqFQqF4q1lcreCYUMhnX3G/TNJmw0CO6elV2pKw5sBN4znavKOU9YhtRoXG+WO0jQxLzUXkNtCTGbRMG1EiQ7i+iL94Hj8MsNr7SO19H9H4bqJmFSvXRTkMyQQ1KkceJb1lH2HvBpy22wlqZYLJY7JjIToJ/sIEjfNHQYwBCc3G7nswnRRRtgv/sMiI0ImbFfyOEdof+Lt4pVl0M4mR66TyxP8mse12nIENuLOnpRWsyKIQydRGvu+qzxtHolAJpD2t+HvtlVfRDRMzfe2cjYsUixMkShW8tjby+aFX3FdY3V4sIq54ZyIhEFeFhEKhUNzYhcRFoXVPT89VjxUKheL7nZOTKzx+aJ5DZ1ZIJUz2b+vhvpsHKeRSLyu2PnXsNMcPH8ePdGqRzh1b+kmdLNJjrhCHHmbDw1sMyG27jcitEpZWCGslwvmzmL1jaL0TaGuL+JUVtMoSQXGJsFnFS+VJje3BrVUwBjfLsSRtaQr35FOYHf1k9txLZDpQK2OI0Dm3Tux5JLfejDf5AvXF89JCNr33vZSeeRA9CNAmj9DIdtA4/qg8f6PQizO8XdrG1s48j+kkpb5Cc5ItkbXfEmoLfFH0rC3IQgLTxp0+hjt/FnSL1Phu0jvejZnIvOQ7Kh35JvUXHqO8PIHZMQw77iS/9/6X/xFe7oKSutCkUCgUN34hMTAw8IqPFQqF4vuVbzw1zTcOXA7PPDlZxDANPnrX5WC2Kzl8+DTf+OvH8LwAy4LIKDOfKLMnWMeLfXRTI22EOO29+EsTNOfPommGHBmqnX6apFcnt3E/lQNfIhYLfZHX0DNGUC2hpzIyJE73XRIj26g98xWC5Un5vmF5mahaJLH1DoKVGRqnnpKdhOSue6g89/WWmFo3CIvzlFamKdz5I1RfeBRvaZJ0W9dVOgwr14HfaGCEHnHNlV0H3DpeqoAjRdkQVNfxlqZaLzJNGqefoT5xEMNJy9yJ6gvfAsMiv/e+q76f8sRh1h/5k5YuQ7xfZZ1gcUp+tuzmd13zOzXSeSmwjkU43kU0DSNTeM2/q0KhUCjeelQSkUKhuGE5fGaRx47MXrVNaJJfONtaBL+YYqXJ2uKSLCI0LSDUS2jo7BwbJFPIk9VdslEFK5OXFq3N6ROEK7OyGGiePyJHh0RKtb82h2Yl5KI+WF+Qguo4aMpch/qxxzA6hojWF+XzVyLEyMLa1dn27tY40gXXqbi2LuO1xeiRZifFVBNBeQUjlcFIZtGcNPbwNuyBzfLWrKyjBw3CRg1/fYnQa6In0vLD29mW414oHKUuEAYB9enj8j1k0XGBptj2IsLZs5eKiEvbGqKYOP+yv4Nu2jh9G2VBIYohQ2RZiMfJl3Y7FAqFQnGDuzYJDh8+zGc/+1lOnz5No9GQ4UvXQomtFQrFW4UoGi6ZGV1BGL5043cOT3NuvoqtF9i2dwunjj9NHOtEbgojrGPaSRLDG4kaVay+DXgL54llKvQF/9coIG42wGhdnxEOSYaVaC3MAxd/abK1UBfaiWSSsFEmDiP0dFsreVq4PsmFfEBs2dj9G6QgWxYJ/ZsIhM4gDNFSCXTDkB9Msx3s8V34noc3fRJiC/SQTKGH5uJ5Oc5kpjKgGbIbYHYNY+a7L3ziy2NFhvgc1xgz+p4sWrVX3lcUDYYI4xPnrdK0FQqF4p1bSDz33HP85E/+pBRfX0y7fjmU2FqhULxVbBtt49btvTx6cO6q7bvHOwiCiPnVKg0vlM5MX3r8vNwWBj65YJKebI6BRIqKZzBbMulp68Y7f4go8rDkIjxCtxNEhn05p0GLwcpIwbOZ68TId0mxs9XWR9xsaRPMtgGIdfTOXlkseFNHLwmRRYFidg1CaQmcDF5xgdB3ZWfBzLQTRQGR0GM0PdlR8ObOYfdtxMx3ylRteQqZdunsFJw9iJ3vlGJwYUFrZIXbU6ccMRIIDUZQEp2FWDpGpUZ3UT/97FXFQ2Jkx0u+U1MIttt6CYuXTTeMbCdG98ir+k1UEaFQKBTv8ELit3/7t/F9n/e///18/OMfp7u7G0NcIVMoFIq3EDGaJMaSOgtJ+TfJtm3ed9uwTKc+cmZF3t+xq5937ezhkWemCRoe+bYEjxw4z9xShTAMZBJ2X9sAG7p09nc3aXg+pgjgXF5Gy3eiuXVCRKsjRLeSWN0jsrsgFuDJjbcQu01q548SlVfwyyukNt+KL8TV6QLmyC6Sg1vBSRJaGRJCFG2YhMVFjLYe7K5hosggnD9FsLaALhybLAenu01+Pl1oJOIYs9BL4/hTQulA029SuOOHiXrHZVdAz3UQhi6ZLbdSP/s8Ub0kbV/FAj4szuGtzOJ0D0tXprh3lKC4SOS7pDbtk5a1zfnTchQpMbKL1Nb9L/<text:soft-page-break/>mOsxt2o73nx6idfgZ38TxO1yCJzfvJbX7pvgqFQqG4sXlNhcTBgwcZHR3lN37jN67/GSkUCsX3iOgqPHF4hhfOruL5EcM9We7c209/V5bxgTYs0+CWLeKCB3S2ZVhYc2m3mzgZnRdOTrC+ME+v6dKWnCOORuiyHZg7j7syh51Kk3Q0mqtzBOVl9FwP3vIc6ZHdBMV53PKyvEKfGNhC3Y9Iiq4EoezWJkZ3Y4/uIjj6KOnbfwhv8iilJ74gxc35/T9I5cQTaKks9s678NdXaUwcwiz0EPkesVsjaIRQK8lsidhOkhrZRXVllsbxx1sfXHQXAl86QrkLk9ISlpmTpDbfLMeizFwHcaYNLdawu/rkiFVQWpKFhMASnROhmRDjRrpBamg7gRjPMjVMM/Gy33dm553yVlueJN316joRCoVCobjxeE2FhPgHcvPmzdf/bBQKheI1cPjUEgeOLcn/zyQtZpYrfOFbZ3hg/zBVNyDwYzTDEH0ElooNaNZpBAYvnF3k7Fydnu4UUfEcMSbtCZPa0jx9uZC4JCxcdWI0Er3juBMHiVZn5ZV/Nw5I7rgLq1bGq61Te+Hb6KaD3zVK7taPYsQBbqNBsDxF5vYfovron+KJTIeglYRdPfoYTucwzbPPyYJF0NJLaLJ7EHvNCwIPl7C+jukk0C27tehPZqTWQhcBdcIJSoxGha6oXyRCD2GNbJRhdHEUyc5GJELzDPMlWgY5fnrFNjORfNXfuyoiFAqF4p3Nayoktm/fLkXWCoVC8f3A+bkynfkEhqGxWmqiazC/UuPcXJlSxWWwJ4dlXp7NX3VjvvrNE2zrtRi0V1haOY9tO+iJEUwCsrkUQ5kKWphpWa5WizIozh7eKd2UhMgZUTQsTsgANyffQXJgM1g2odsgXDxDZeIw6S3vonr0cRlE5wkHpCsckYLVWVLD2+GCu5MoIKyeUcx0G6HXwOwcJG7UpNuT7mSw2nqJUwWSG29qBdWFvgzCs7vHpDOTSMUWidFihCoxvJNk7xjBwpkLOggwk1lp52p1KvtuhUKhULyFhcRP//RP8+lPf5rf//3fl6JrhUKheCspZG3Ozq7j+qEcc2o0Pcb7CzJ5Ooyh1vQoZFqjOuLa+9npEr0Fi83xWZ5bWcGIIkZth8FBDT/bx1D1GMbpF6SwWmAPbZNFQhS6aG5DdgD0pCGFzcb6ArXnv9ESLZsOdt8G6Gt1bINKmfTuu1sGSbGOrHAEMtehdZzs/g9JIbYYLRJjSOHKNI1TT2PmuzCyBfRUAaPQg7syK61dY9clMbxVdh1ER0Ic07QdrNGdrWObDsnh7diFLvL7P0Bj+iRhZQ3dSZLo34RduOjapFAoFArFW1BICLemBx54gF/5lV/hL/7iL9i7dy+5XO6aDk1i2z/6R//odZ6mQqFQXJt602dqocLpmXVs06BS9+jtSLNSrpNN9SOcqa90p27PQN312dkd4Z6eZqMWYKYz6EZE1p2ju1vHP3UQ8u1gmGhRSOh5Un8QzJyUx9CSWYxmFWdkJ57bxMh1EVZXZYEQrC9iCAtY38VIpqgde5Soc5TExr00Tx+QDklS22AlMNsHIWzilRtoho1lJgiaHs7AJvzlablfFHiElSJ274jsLvilRULh6nQBs3uM7M47wW3K8S2rd0wWEdJRTzNJDGyWHRTDTn5vdq4KhUKhULwRhcTP/dzPyQJB/EN17NgxeXsxF59XhYRCoXgjWVlvEIQxve0pGm5I0w2oNX1Gettw/YCOfIJ8xqbWDOXoUzqbYiAXce70UcZ8H4cAamtk81lyS6cwu/NE+R4ityav7hupHGgR0fqStDmNvIZ0UkpuuBl/8RzB+hKaaWD1jBD6AYbltDoAyZx0bop9D23xDObOu0lnO3HnzuAUOrGHttOYPY135ilivykLDKtjkNgwSY7uls5JIthOpGM7A+Oys8LaInbHAIGmETZrGKksuuMQ1spY6Zz8PoQAXBQMUa0ot0uEg1X3CNaFMDqFQqFQKN7yQkKhUCjeDOZWKiys1smlbMb6c1fZTft+hGXpuF5ITERPR4pGw0fXNBm0NtST5cx0kamlGglLY311kanj3yTlOOhxRBSH5AptdDsN9MCUadFW5yBmWw9BeR09laYxeRQ9205i0y1oQrKdyOKJjgGaTGsWI0oiXM4SrykuQiordQ/ahpvJju1GE2FyogAZ3ILWPSpMkfCzPeiL52RwnexSxOIYPnbPCGY6hxv4RIF/qZ3iZNsI3SrR2C0k2qbx6yXputRMtEN1+fKXFYa4s6dawuqLHYgwxF+axkzl0IxWjoRCoVAoFG9JIfEP/+E/fN1vrFAoFK+GJ47M8cThefwLadRbRgq899YRMklbPm64LourNYpVT3YnHEtnuDdLX2eKlXWxvckffuW41E4k9Trbs+fI5wv86O2biBZT1KZOY7OCYWcxCkMyA4LyEvWjj8pAtvrJCbK778MrrdE4+HU5viRsXYWo2ip0E5kWweKMdFPSDYvk+B7CriFSex5AyxRwjz5K89xBjFw74foq6d13UT57GLOjn/S+j4BuE5QW5ViS07sJs7Mf9/SzhI0qeiIjE6GbC+dwoghrxx24xx6m+MK3L3w7Blmhgxi9BYtma5OmyeyI2MlgJFKXvkdRpITNusyPUCgUCoXieqAiRhUKxfct8ysVnjhyuYgQnJxc5/j51UuPJ+arrJZd+jqS7NvSyY4NHeze2Em1VmekP8uXHjsniwiDgM2ps9QDi9zQbSQtm7hWJNc/QKJnjOToLvziEjQrsqsg7FX9dZER0Ufl6OMYhOipPFqqQBRHra7BzEm5r9U9itUzLtOswcJYnpQ6ib<text:soft-page-break/>i0QPPMM7KbEUr3pJDasSdIbLoJb+oF4pUzBMsT4LpE9Sre9AtEvi8D6+zOAZlmHRNjdw5Jsbe+Nk/zUhEhCKkc+Cppd/3yJqGNMG05bnU12qVU6+tBKLoctXXCi6neCoVCoXjH8ao6EgcOHPiu+ziOQzabpaenh1Tq8lUwhUKheK0srtXxgyuU0hdYEVkQF1gu1ulpS7BSapBwLJpewNPHFvnYPRuIGnV2FZo8MBhKU6XJtSGm6wVmix7xBg1dLPY9Hwwdd+k8VrYgtQdyJEg3CIoLOJk2oqBB7DaIhE2rGKda8EhteZe0W439utRKoFtohoYphNZRG7HtEDVrmN2jGJkCcbogxdPe6jxaJAQP4K4v4Y3dDt/5o9ZxgeTm/USNMo3Tz7Q+YOiDbpLdc3/LJvYlhISlRYzuy5kOdudwS+Nxhd2sme/AcK7P32ah7aifeZagvCKLneTGfaSGtl6XYysUCoXiBiskPvGJT7xqTYSYXd6xYwc/8zM/w/333/96z0+hULyDyaZs6Zh6Yd19iXSqNdYkaM87LBcbRLHG0XMrRFFLeL0128CbOUJPvMLq+UWGErA9lcfQPUYHR4gr80RCz5DpwMh1oterBOVVdJERgSZzI8x8N5EIh8NAsy8HtcVuvZUrMbCJYGVWiq91O4m3cA6rcxQtk5MuSUYiTePMMwRrcxBcsJId2EJstxb0soPx9OflsYQWIvJdQj9siaRFESAKGmHxKsoFr4Hd3nuNb8mAdBumsHUVGRfJHFauQxZE/to8se+i5zqx23quy2/irS1Sfv5BqfkQBMU5Ks+tSFG609F/Xd5DoVAoFDfQaFN/fz99fX2veBOdiEwmI61hDx06xD/4B/+A3/md33njP4FCobhhGe3LsXW07aptbTmbrcOXt+0cb5ejRkInISqOnRs60Q2NcPkMpblznFldphZHJJrLpCtT3D4YsD1fRbMzJMb3EjcquGeex0gIkXW/FFLbfeOyAyF0C3rgkb31A0TiWore+pMpRpz8chFb5EWYCcLiIt7cKRwhps53QPsgbnld2q9KcbMoIswLxY8Ikg6a2IPbsbqG0J0UUXVdukElB7dgpHPSjcls75PPifwHs9Ajxdx0jZPYcvtV30d63wME6X6c7hGcvo0yJ0KIv0XxEtXLspAI1+YJKsXr8pt4K1OXiohLhB7e0uR1Ob5CoVAobrCOxMMPP/yqD7i2tsZDDz3Er//6r/Obv/mb3HHHHezevfv1nKNCoXiHIjqc771lWHYY5tcaZJM228fa6G5PX9rHNC02DbUztVhhw0A3c/MrJIMy5bLL16aaZDWfuzIl4thE1yPy2hrJ0im0oe1Un/xzmROhEdM4fQB7w02kejfQnD1DItuBX5yXK393YZLM1tuwEmli4QaV6QQnRyW0ye9vwy0uYCSzaF1jaPUVKM5jppN4xVn0tj5MkUqt6Tjt/fjVday2fuwtd+Kdf07qH6JMK7Mi9F2sTAFPjEFh4MQhkV+XwXPWyC702hrm3gcoDG2Tx3FyXZQL3bSbwVXfW7C+TFivXN4QR/gr01JofT11EgqFQqF4Z/OaXJteifb2dn70R3+U8fFxfuInfoLPfe5zqpBQKBSvmZVSkxid3gvFgxBWt+dTWGarOyBGmXIZm1/68a2U6xYLSymeffo5vnx4kqylca8xQ8L10MTiPA4xwoYcAYpL8zJwWnQCpEBZ1zFMRzokNSeehzCQi3sZHhcFNM6nqJ98CqNzUKZN5275GMmzj7L25BdBE8LmGHNgC9n9HyQKApnZ4K+vEc6fJW7rlfqLyrN/LZOog6VzoD1Cdt/7pU5CMxPEcQS1Is3pExg927Cnn8NfnEHLdyEcZ8OF01jb3k34zFeoimA7YmpoZG7+Adj/4au+s6hxRRFxASEeF65NJBLys5nO5WLse8HuHqVuP0Ps1S5vtBxpW6tQKBSKdxbXvZC4yM0338zGjdSAmyMAAKJaSURBVBt5/vnn36i3UCgUNzi1hsfCWv2qbdW6L21e+zpbC+GkEREEEb/3tTka1SpDnUn27xpmZbrM/ryHzW6CtRnC8ipGuoCRbSdKtxHHGrHIdrgQnimIQ092J8Q4ktwSBmhWgtj3pd5BaAD81TniyhpBZZrK4Yel3aooNETnIpgXLkzTMgAujAKs4T0kRTJ2o0Rj8phon2C190ntgsh5CGpFtGaFsFKSY1SG0DagYQUl9GQWXSRmixTrdJsMuosXz9GYOCiPI4Ujukb10LdwhrZDx2X9hEiy5kXFRBTH1KeO0jh3kKhZJdG/ieTW20lcU3fx8ojU7Ny+B6iffV4mbYtzTm24SXZbFAqFQvHO4g0rJASiK/H444+/kW+hUChuYOrNQDYLXkyjKfyNWhybKvF7f/UCGdOXC/DFOY3loV4+vmsQ013H8KtEpo3eOUDsubhTx8n1b2olVouCoX7BOtWwCCvrJAY30zx78JI4WobEdQ/jl5Zwp4/JbVEN4tU5tCAgvhAYJ22hAo+4LoqAPLERES6fpT51jNzOuwiWZ9AvZDjYveN4Qgjt1qWLExfcmILlKZJjezGsBKWjjxLXLtq6TuIvncd810dbOg3xntL/QgM9Jqpc7eZk5rpamogrXJvCRoXakW9dKHqgfvoAQaOKefePYYrC5Hsg0b9R3sJGDezEVQGBCoVCoXjn8IYWEhev8ikUCsVrIWFf+0+U41zefm6uLNfTpl+iJzmLGyWYmHGY2z7Mzr4C5Sf/d8sRyWvKToMuAt5mTpHceRfpzfvx1uZkt0LoGETBELg1MrvvxV2elAt9p3+zLETcU09ddQ660EtYNgib1SvQkgWZhh1oacK5U8Rrs1KzoKfbpCCbwJUhdGZ7L1qmDSffia9p6JaNkWmnOX2MZP/GK4qIFuKx0HMQBFLzcPkNLRmMdyUixC4xuIWwvEYc+bK7UX/uoUtFxEW82VP4y5OYfRu+9x9Hvs9rG49SKBQKxY3BG1pITExM0NXV9Ua+hUKhuIHJpm06Cwl<text:soft-page-break/>W1ptXFBcGHfkE33p+lsm5oohZ4wPbdWbPz5F2bG4dH8TVknSkdWItIrSyZIY2Sd2AJu1UHYLSMrFu4K3MEnl1rM5B/GoJQ9i6mhaNuXNyca7luwnqFayOAenOZHUNtxKs0wWaboPcrnsoP/1l6Vokz23DPrR20fmoYQZVQtGliKNWgF22DU/oLiQRmtRkJHDnzmJk26R+IVibxxnZLbswzva7MEVont+U41WB7xFbFunt76Z29NELx9HJ7vsBgvxLrV3FKJa4XSK6RnBcHF2z46NQKBQKxVtaSDzxxBOcOXOGH/qhH3qj3kKhULwDGO3L02i6LK416Sok2DLazsMHJvnsXx2TidW/+OE2Hj70LClTY2v9PPUj58gMbcSJzhNtuZns8BbKQhDdUj3ILkDh7h9Ht9OEfhMzlZeCazOdlS5NmR330Jw9gTv1gtw/jgJi0yaz5V3Ujz0uux/eygyaWPTf87cp3Pdxwsqa7AJ4VoZw5gixlZKdBqMgFviiYDCpnvgOifE9oOkyd8IrLuIvnAGRel1evvR5U6M7MXvHaEwepna8dQ4CqYNoGwTfp+29n2yNJWXb8YpLmJVl6Bt9xe9RjCJ5Myeu2mYJu9ju4ev8iykUCoXincJ1LyTq9ToPPvggv/IrvyJFjD/8wz98vd9CoVC8g/jSY2f56yfOs7jWoK89yU99aANPvLAgE6w1IpLr52hLGOywG4Q1g5STpL02SbJrM9HSBM3Zk2hiDMlrSn2BFsf4C+eIDYfM9nfTEKJhYY3aOSzTqoPKshRCR7ouRclGug0t9AjdGloqi78yI8ea7K5B+bpwbRZ/aQLNsEmO7STWHaxMXr4mznSRvf0jEIvwCAN37vSlYLuoVsIY20Vm4z6ZYq05adLbbkMf3k+4eFSKujUrSew35L2/vkBqfQ4Wz3Kxt+CtTst7beOe7/o9JjftJ3KbNM4+J4Pv7J5xsjvukva5CoVCoVC8YYXEq0moFnqIRqNBqST82mN5+9SnPsUtt9zymk5MoVAovnN4hj9+8CS+H3LfvkHyuQR+bMvwuaTh4UUGfU7MB9KLhG4VPaWjeStQ9cEfIawWWzoBOSuUbGklausE60ukd7yHtW98luQt75edgsbaIv7SpHR2Es8L8bWR7yF065ieS+AtEicyJLfdThRGNI8dwA5DcJsQ+LJQcRfOY2S7MFMpjK4RrGqRyuQx7K23kdlzD9WDD8kwt1gz5LH1ziHiRpPsPVuIYp14aRknodNolojKK2An0VJ5GSoXl1eIGyX0fBdR6XIHw+oaIfEqNA6iYMjvvY/0lltlSrYjbGUVCoVCoXijC4nZ2dnv6aBbtmzh05/+NB/84Adf63kpFIp3OOvlJhOzFRpuwP37BlmruTz83Cx7N3Ux3qtRaZ5i2e9Azw8Su1VsyyasrLZGmMxkKwNCWKgm0/J5kWB9Eat7mNrB72B19OEe+RaNRkUmSEc9Y9h9G2Sug+ioRqGHaTmEwrmprUfuG1xItsaMMDNtuOWzrfA3DaxUnmB1CsNxyOy6m+DoHLmd9+CXl4mSGfJ3/S2ialHqMITeonn+MGGzQZxIyiyLQLg4rfSiy5Eoo1V0XEqRNtBzvWTGdtGcPUVUL0lxdmpoG8aFLserwUxm5E2hUCgUijelkPiDP/iD77qPrutkMhkGBwflvUKhUHw35pcrrFaaDHZkKeQTl7aLXIgnjy5gWzoDfQb7d/SyXKzy/l1Zls+f4ODp0+hWitVaJ/N00rPtXdIeNRb2q2FIYsMegmoZy7BIb7mN2oknCSsrUq9gD2/D6h4nWjhLsOBhdg6g6waR7xF6TWLDIjGyXS7W9Ugj0nRS3aNYnQO4k8cIq6vEvkd6y7sIpRtUHbt3g3RqEl5KsWFjFnqksZIYf4oDlyCoYGgpmTOh59vRnJS0YzU6BvDOPIu7cBpNM0gMbJIOT0H7uByJkgF2opCwk2T3vQ/P6aCQ76Q5PyGdn7CSGOncy36/jYnjuMU5zESWzPZb36RfVaFQKBTvFF5VIXHrreofIIVCcX35q0fP8s1nplks1tkwUOCBdw1z595B+dxSsS5D57YNZ0k4W/iTr51iV36NycUzlGOXjAkfvW0ni6ktdKRW0HwRitaJttWWOgiRbxA0ztA89zxB5wiZPfdJpyZEwWDbxLomx5jMVEaGw8Ui8dkwSIzuIigtyrEmp2+jTMAW2gXNyRDrGdJ77pFFhNBQkOnEin0M0QmplwhqFbldiKXj7kHZ0aguLmI7Ov7yAnG9ij20VeZMNCdfkMUBzRq6yLjQLDANGrOnMXJdmH4V37Qo3PsJuQ+JNJ4Ir0Nj5eE/onyhwDCyHQT7P0jb7X/jJd9v6eA3WH/yLwhX58CwqU/dT2LXneQGtr4Fv7ZCoVAobkTeUPtXhUKhuBbffn6aP/7acYTEQHD8/Bor5Qb9nWnGB0XqNNg2RJrGQwdm2NETw+QZ6oFLTMxNI93Yp77B1pF5bK2L8mOfax1IN7F7RggDH6tjCE10Etp7WX/0T9FFQrVwYAp8zJvfh909Ru3Qg1LboDlJaQ1bf+FRCu/9JKUDX5G6BInlSHek/D0/zvqX/6Q1OqWbZO/5CeJ6GXfujMyG0DRdujt5xQVSHcPQpWGlE6x/+09kHoVV6MGLPLyVafRMB5bp0FycRIsjtGSKULgvFXoJa+tYQ0kqTz2Nb9it5Ow4JvRd8rlO1p74wqXvUYxyFR/7M8x8H9nt77q0vTl5ivXHv0C4vnBhR4/qs1/FFnkTqpBQKBQKxXVCv14HUigUilfL5Hz5UhFxkeW1BiemWgnNXe0p0rbFgWPLTM6V0Rsr6FpMp2FRiDXcQINmFTORIloTi2UZ8ywD17zF88SNKonhbdj9m6kf+w64daJGmVgkMccR7sIUpuga2An5GtFlEB0J3clIobVm2mgX0p6FniFq1ghLS5csZOXi3rJx58VIkjiER9isEpaWWzqNZhV8l7C0QFwrSS2F36hIFyiZQi32r5fRbYfIb2AkstL1KRI5FokMwcosVjpPHHr4xQV5b2ULBGvX0Kt5DYK1lnvTRR<text:soft-page-break/>qrE5eLiCt3XZu7Tr+gQqFQKBSqkFAoFG8BhmFcc7tjGlJk/fyJBb76nQlsAza0NVhaPk0Q1nE0j5yjYxkxlmlIIbLQG2jZdhKje0iM7JJ5C5HvtwoEry6LAjPXgdXRL4PlRGFgprK4lSK6k0bPdUnxtJXrBENHE9avtSJxEMguhehgCIG0WOiLDAiJ7cgxIyvfjb8yTew2QITNaTFhtSTdXsV4FJ7oasQyUVuMKGkiCVsghNWlJaz2PtnxECNX0hbWNLG7htD9Gs1zh2Q+hZnKEVaK8rFhv0ySdOJqnYSVzLbE5i9CpHorFAqFQnG9UKNNCoXiTWf7WIGHn7EpVy+nLW8eLbBtrI2nji3QaPqYQZ28N00+OkuETk7oGcpF0pkUA+kQ0+jFW5wkvf8HseYnaJ4/1DqQYZO79UNUZ85jah7p7bdTfe5B4lpZjiAZ+S6s3nHcxfNSTyFGmIxcO355DbO9X2ZF6Om2VjEhCgI/xB7cSqRbJDfeDFEIdgp3bZFEx4C0exVX/8XIlbg2kxjcComUTLIWidmi+IijUGomhKBaz7aDZaFrSGvZ7M67CSqrmJk8Rr5X5juEomBIZIjqZXmTJDJYPZuwe8fxFs5dlQ9h9F0dKlfLDZDc8R4ahx++tE0T2ovusTf8t1UoFArFOwdVSCgUijedvZt7+eSHAp45vijF1uN9eW7b1Uux7DG9WOGWsTQZSpw5M0U+YfD+u+4gGdYxbQe3vEbWivHXNeqnnyFcnoB0ntT2O6Vrk24naKzMkR3bRSCyHWZOkdh0K1GjiiY6IaaNX5onbJb5/7P3H0By3fl96Ps9+XQOkyNmBoNBzgBBAsxxyeXmIK+9K0tWtFb2e09Vtvy8ZZfvq3LVLVfZJYd7ZYWVfFerlSVRy10uyQ0My2UOAAmAyMAAg8m5czrx1e/fkxqBizwIv49qRODM6dOnu6HW+Z3/LwTW3C1WJfzMJKRIHeRAHHZ6DJGtj8GeHoFD6VOhGBAIQ6ZAwQiJNCmKAnTdgBytE5Oh3XAc8F3INLAun0WgmBFF1GbfDkRLeZQHDkFNNIuOUpEtj4tOTrQqIYfisDPUTUoSjw2u2o5A8wqgeQWc/BQyH70CNzUmZk7Etj+GcN9muJIDZ/go3GwKarwRZttaBM+pe4irPlKtqxGJN4l0KDkQg9rUBUX0lWKMMcauDQ4kGGPLgjo0zXdpIi+9P4CfvjOAM6M53FMfQ0KfgCFr+MLmdlhv/gVsuwxblhDa9AjseA80SYLe2CHu1CM/i+LQUXEcShEKrNoOu1QQHZJkz0Hp9BGIogxafUg2QQ1uhta6FpJVQOadHy4UUEd3fAqeHkT56LvwCzOQI3Vwcy5U1YBPHZJys5BkA6rmw5k6C4UCCFmGk58BbAv+1JAo8qaaCWLQvImeTSK4oUF4lDZFaVaKbgC6CaNppUjP8l0bWrwB8tw8CBqgF1ixEVp9p5h/IQUiUENRsT22ajtAP5+AJnnr+WlRD6I0dwKlEpAahdyx9rp+powxxu4sXCPBGFt2h/unIXsevvrQKjx+VztMr4QHApP48n1bYR98VVxoV0kofPwLGLBQlnSEtnwKimPBEkGEL4qgfbuM0sAhmE2dUBo6RBE0dWyii3k5HIdPk6glQI9EkDvyjqirCHRtglrXhvzHb0ChugsZUCjNSZJFRycaQieV8vCKaUioiG1qYyck30fl7DEYnRsQXLMboc0Pw/M9yFL1Ho2dnYabT8OglYOWHlHv4JUyUGJ1Yho1FVDrdS0wGjsXgggi2smmJwC7DEnVxH+pCJw6Ol0KPdYAo6Wn+hcKIujL3gzBaOy6xp8cY4yxOxmvSDDGltULb53Bc6+fwuh0EQ1BC2vrZpFvXI2kqUOz8ijaRdHlSKDMHEmGk56BNDOM1HsnEF5/L+RwolpLQPUL8KEEInCzM5ApfcgMwB6dm3hNDzeC4s4+oEGLxlA+tbd65z7RDL11pejuZE+dFUFLtReUJNKS3GQjgj1b4FVKomhZDcRRyc4gtOl+5I+8BT83LVYCQuvvh0spUPSMNANijiTTakS9+LMaaYAail/0PaEuUXSfx6MXTAXblEZFf6ft9FodC165JIbgyfKFv8YDvdugROrFKgp1h9IbOqtpWowxxtg1woEEY8vMdd2LdjG6Xbmuh/7hFIqWhRfe7MdUuoSAXESb3I+pWR1DbgNaSzbiZhBwbDHBWaQH0WwHmtmg6yif/ACQDbG6QJ2ZtKYu0caV6iDsfIp6JYk7+E52BsZDvwkdFXiyDuvEe6LDkpufhjV0DKjrEPMVLGr7OjMCo3E3YJXFeYrQY65zk6KHRV0DAhGR0kQX6Ho4hux7PwAq5WrXJc9D4chbSDxQLX6m8zoPFV7LtZ+3W8qL9rPK3KoEPY7Spcq00kKrMTRtu30N1Pp2lEZPojJ4BF6lDDkYRqBrI4yG2mJrce6+JOZmeDQZm4rK51vXMsYYY9cIBxKMLZOPjk/g0KlpFCoOelpj2LG+CcnIYnrL7RpAjEzlxYC244MFzKSKGJsuIh6ooEPuR9nTcaLQjdVZD31tvXChILT1UZSOvQevUhDpP3rHOlHPoLX0wJ4YhhKMVguox/rFRT+1fQ1tegj5iUF4Qx8jcd/XUDzxLvJDJ6AEggis3AqvZROsY68guP5BWJOnYY0cgxptEB2RYAQhx1vgpcfEOVPLWKV5JfxYHM7R46JQWs5GIVErVc+Hb1liqN08ORwQ6UyEViCoI5NoIUtzJWjVgjoyTQ6JFCwaYFc6/h4q4wNiboXZsRbBVTvhWRWUB49VVyBolUW2UB46DrVhBSpn9osVFOIVMigcfx8KFVOHa1cb8kdeR/7Aa/BpRUORYTT3Inb3Z6HHqqsijDHG2NXiQIKxZXDw5CR+9t7gwt8/OjGFXNHClx7uw+1sbKaA8ZkiMrky/tePDuFT93QBvo026Tgs38Cw1wcXLgxFgllKQYtuR77/Q5g9m0VKEc1h8GVNBCL21DDU+lYUjryJ0No9oisTDW5TghGUS0XIs2PQHvgNlI6+isrZAzTiAV6+hPxHLyESTkJpaEf+g+dFihBxpgbFSkRg9d2I7nxSBAMS3ccPRuCpAbhnjlS7LRFVh5dPQ2vshk9t<text:soft-page-break/>XUNRsRpBqxK0IiK6Q4nCbxNyMI7K+Gm42Sko4QSUcBJwymI4XHnsDJzJM2Jf3wKKx98VqxFU0yH6w8ryXCE4FW1IcKYHF4KIBVQjkp6oCSQqs6PIffQKPCrUVjT4ro/S6f3QmlZA3/LIDfu8GWOM3d44kGBsGZwcPL9o9vRoBkMTWXQ01Q4Xu51Mp8solis4PZZFMiRDrWRx17pm9J/KYroSRTxqoC2kYE1bGM5LH8NvXwUvN4nKDN3Nn6kWTYfi0GIN1ZQnka4jIfv2DxDe9AAKH78mLujVWAOkUAwBr4jZY+/SWkjNedjDx2CsppawFEQsXphTEbU9OQi/mIY9OwJfUkUwQVOslURLdR/NhEITtRUVvhYU3ZXKg4fnhtdVIJt1YqK273soD58QF/C+68BJj8PJpaA32KLmwnNdVEaOQ5kfUjenMnIS5sqtIoVLpunailkddmdXRLrWhdB07aWsqVGxEuGVCmJyNp2bEq6DMztx7T5MxhhjdzwOJBhbBo4o9q3lefRz6+axV2wXxZINVZERCV2gNgDATKqAN189hN5NK7AtMY30iY/R170aHdv6MF4AGuvjWNUSQvKn/99qoCArcGZGIQeiooCapk27mUl4dhmBdbuhmGGRNhTo3ojS5IjowETBBc1rCPRsESlQdCf/nDhC3O33NB1a8wqRmkR3+Wn1wMlMgdYSsqc+gJudFa1lqbqApmVTupOsGZCo3sBz4KYnRbBAF/1qXTO82UnI0Tj01tUwW1aIFQ1remhxBcGHCIYqVOOhqJCCiYu+l0okBrWuFU5mRqRASZohBt/pDStQLmYWi89FN6agSL+qoevwKnkRRIin9lw42UnIhnnFny9jjDF2Lg4kGFsG3a1RDIzOTSye094YRktdGLei6XQRA+M5eG41EEpEDXS3xkRQMS+TL+Pk0CycsIkuYxKvpoYQNnWsCBSRaC5AciuIN2gofvw83EgdFDMCKdEMOVwHNd4EWaIAwRFFzrQiUD7xPuKP/ia8wgwyb30fSigKt+zCtx0gFAYaO+FIUQT6dqJ09J0lZyuJi31VkpHLpcWcBnGj33UgUepRfTuUYAxKMC66I4m2sYoKIxoXx6VXWDp7BFJdO+DZsCbPwHNcyJEEPNsXKw9uqRsSRYbzQYSiiLawVOdBwZFXzMEvlWC09qFCHaJcW0y9dmUFobY+KIoBWQtUi7WpOFs1xOwJNRJHeO09YqXDzaegxuphtK+Fala7RM2jDk9mxzoUTry/cA564woxu4Ixxhi7VjiQYGwZbOltRLHsiGJry/FEELFnSyt0XbklVyKWBhEkla0gHCihpb56gXticBbHz6ZwcnAW7eYM3nj/JBJBFdulcdTn8nAGX4PZ1ovM0VcQ6tkEJ9kKxSmiMjGCyNZHUTj0C9j5WUhmRLRgdT0P0V2fReHgK2KqdWDFOpQGD4s772qsCYHODfCmhuFlZxDY8JCY7Fw8c1CsYITW7oIV6IBcySB+7xdR6t+PyuQIjKYOBLq3wJ4eglMqiLaqdAef2rTSBTylPWnhJJzstAggih+9Dr2hG5JhiMJoKmimGRXBVdtQqmtDqHklZDMs2tBSNymxmhGugxKpA4IRaLSaIkkoj5wQKU6yoomWrZ5hiBUPqm1QgxGAhtrBq86T8F3odW3ix/M8yKKG4nxatE78PtS3S9SNUOtZes9ojgVjjDF2rfBAOsaWAQUMD27rwD/99Bp841Nr8dVHV6OtPoJbUaFo1wQR8/JFa2El4sPjU8gWbKyNF5CdPIZYwMBDlf1orw/Dmx6AXEqLbkRGXQvye38MM5pA6fRBmI0tyL73Qzj5FCRaIbAqyB96HVo4gezht8RUaMkuoUh33umufYjShSSUzh4VLV29YAzFj36K4oo9iH72X0J/8jeQfePvoM8eFisQhaPvwIq0ILLraViBJAon3oFExdOeCyXRBCXaUE03k1SxSmHnZlCeOAtrelR0i9Ia2lE69SF8q1C90FdkFE+8By8zLYIPKq5Wky2QZEnUd9CqCQUnPtUuGCZy+19FZeDgXOcpDYUDr8Dq/0jkuWmJRpHeRMPr6Bhaoqma/zbnYkEEURNNCHVvEilUYkXC98WQOrNl1XX6V8AYY+xOxCsSjC2jSCiASG1Wyi1HUy98QauqMj48No7TIxl8fHwM7VEPDV4GWTOIpze0wh9cIeoNKKuIggTfd0UNBA2cszOTkIwQ3MxUNb2nUoKXqw6Vk40w3NQ4VCOAyvBRkR4kGWGRlqRH6+DmUuJOv5ufhRatR2VEgvzyHyEjHi9Ba+qGXczCrF8Be3Yc0swo8qdUkV7kKBq8XhXBNbtQOvMx7GIGarwZakMH7MlhWOMnUZkcgpefhVPMwqfGSoEwfLsCL5+qto7VKFDIixWFQOsq2JGkmJpNgZFYaaALe6cMZ2IAzuyweF53dnThfSuPnUTini/ChgSFBtsZi++pEri0FQUKMoKr7xKBjJOdgmyEYDR1Q082Xf0HzhhjjM3hQIIxdlXCQQ2JiIFUrrIkiJBEi9cX3zqN5mQYemEYqSLQGCqgK6AiSIPcMtNAJClWFcTKghES7V2pJkAORkX3U8/34RWohakCmVqqypq4iBcpQ+kJUZBNhci+Z8EIhlE89AuxMkEBBxVLR3c8gfLwMbGCoTV2iWNXJs9CKxfgVnJQjKAY9ibaq1IBMy0+uC5yh96EFk1CjiTFhX554ACM5mprXskMiBUSmTo5hetEyyQKJMQMi4oFX6uev9hX1aBTnYdmwokkYGem5/pM0QqFLorI3cy0mMxNaVl+MQMtXC9a2Or1HaJFbHWOhAI92SK2Xyqqm1BXbrkOnzhjjDFWxYEEY+yqUCpQd1sM4VQJuUIFFcfF2bEsDvVPQ9NURKU0xqwBMSdCSjbAMHURGCihmJi6rCZaRIEyFQ47pTy0lpXQwnUo2RU4tg2zZ5OYYi0uwDVDpPuokQa4VglavAG+Y0FvX4PK2GlAr07Als0I3EoRpf4PEX/o68i98yzc0eOAERIpSmp9G9zZMRg9W+Fkx+FVKpCNeqiBaHX2giRVh8H5fnWKdSEH3bHEOSiq<text:soft-page-break/>Dr2pSwyDs7PT0OrbYdP0aZr94Dqi9Sy1qD3nTaIHVmu6rbJox6pKCgKr74JbyMGr5MTqjFzfCaN3m3iIlmyGQgXcVgWyTsXXS5YmGGOMsZsABxKMsatG3ZmosDoUUPG3Lx3HwFgWQxM5qF4BJfU4IqaJnu61WNXdBG38KCpjJ6Em28QUaqoNoGDBsyxo8Sa4vg97ZhQ+tchNjcEzwwhvfwpeKSsu6iU9DGtmEEZjp5gMrdJqQ127GEhHQQRNmXYLWVEE7dlWdWI1pTNlJqsTseMN1ZQmVYM1NSTSgJyZEZH+4yWaEapvh0rFyjZdwJtixYIKrz2rCGcuBcn1ZZG6pEcSKJezCG19TKycUCtWSQ+KtKulZCMAr1wUxdLKXOckr5iBp4cR7NtWDV5EcXcQUiG/+DiNAwjGGGM3Lw4kGGPXxHSmgMP9KZiGipApI6JVkLSPoeIZWLdqJxxnHI2z08h//AK03V9A9s1/EI+jC++yU4ISaoB57xpkfvwniNzz+Wr9hGbAGzmOsuvAs2wYYj7DSQQ3PIDcuz8QE6bVDQ+icOgNKNGkGAxXPagM3zVgrt2N1BvfhTc7hUDfXbCnh0WHJTVEqxLtcGdGIMVoVcOG6+VEe1l5zW5x4S8KlSnQcSpiX+raBLqotyswQmEozZ0wGqt1HqXTH8G3ae6FBKNtNZRkc817Q6sbYsWFUrfKBREAUScn69ibsMbOAD7VmThi3+CquxDb9dSN/wAZY4yxy8SBBGPsPLPZIg73z6JYsdHZFMHa7vqF35UqNjL5CmRZQjxsQtcUnDo1htlCBZlUDk1hFffc24bU0TPYeyYEtW4rAqEoHtyxBtkX/28oiWbY2QwCmx6Gl5mAVylCSbYC8WZ4koTo/V8Vd+YDj/wa/NP7oa7djUCk2nZVNcOwlAB82Ig89KuonNwnUpu0jfdBLeYg6zrcQh52egxGYxd8PQStcQOCO1fBTo2KwW1SIIL8hz8VtQ+itkFRxDA6qkWg4W++IiOwaheczJiY7eDTKkZTN6RyFjqlQs2tHlBqFhVPl2fHxKoKrWg4ShBWehqg1YelJEWkScEqidQm2XXFY33qCCXmPCxOzHOs6mOnpo5CGxmHn5uBFKmD29GGurpqnQZjjDF2M+BAgjFWY2gsg7/7+UmcGsqIv2uajM/c243H7urCdKaEMyMZcU0sfqcWsKIpiDMTGfzoZweQK1YQ0iys6GjGo1t68cChF5FYHUc5sQbl4+9CMoLwRk9CXlMH6/Q+eAUqWjZhj56C7gOl6SFUTrwnjm32bIW588uQhz5C6sd/Ojca2obZtwtSx1ogPwPp0d+ClhqC1f8Bsqc+FI9TwvUI9e5AJT0J1SrCbGlD6mffhl+qvh61pReRHU+hQqsXVNdgW6LLEhVcm+vvF3UVlbOHRbDgqyqiGx8UqU9KtB6qZkBbkmpUnhxCaf/LC0Pf1KZu+A1dKE2chtm6cmE/SnmiAXJeMSvqJCiIsKn+o2s97Mmz1UDG90XReWDFWszMnIC/7y3M7vvZXJChILz9cczepSCZXDwuY4wxtpx4jgRjrMaHJ6YWgghi2x5efm8Qg+NpDE/kFoII8TvHw8h0Bq+/ewK5YhlBxUKdPobxoZM4NeVDNXXkP/oZYvYUcu//CFqiVaT0KJIPZ3oIbnYaTm4GbjENa/RkdfrynPLpjyAVJ5F9/0eAVA0ixPYT70Eq55H/4AWEJo7Dy46jdPx9KHoAKOfhTg8gd+AV6OEEpFgj8vt+thBEEGfsFOyxU5CiLQhvvB+e74r5DDSDQgvF4eZmqx2inAoUSUb++AfwXVsEELRSIlCL2lIepeFji9Or6dgTZyBX8gBNy16C6jeo45JCRdiqLgILNRSBEm2GuWq7GGRHwUJo6xPwmlZCGcohv+/HS1YqXPF3efDMNf+8GWOMsSvFKxKMsRpjM4XztmWLNiZnS/BocMIcWfIwmS4hYUoYn8qiOerD8MZonQKKUYfxyQzuX7sbxaNvw87PwGzsQWl8AMHND8MrpqG29EBRA/AqedHliCZK++WCaAOLuZkSIq2HuhnRdGcxY6LaTYmKk+nPVnoSklOG0bsdMnx4TV1QNBPlfEoUTFO6kjM9KBquihWNOfb0CIKPPYECpVrVdUBv6IKrGPCtIuyJs4BdEvt55byYRE31ElSsHVqzE16lJLouWR+/Bmf0JJQkdYAaWTi2L8nUXkr8uTI7gdLAQXjlHJx8WhR9G7GG6u/GBuGMfYxKsYTYvV8SrW5zR95BRNMh7fycCDhES1kKVOiYngsvO3VdP3vGGGPscnAgwRir0Riv7ThEgoaC+piJ2ZwFx/WhqsDBkym8+PYAvvX1zehtVFDKnobvy3DKBgwtj9amXhSOfQBZksXk5srJvVDiTSie2ofYrs/BO7kXdm5W1ChQZyQaHkeF135lLpBRdUihpNjmZmeq8xQogAnFxfwFurhWAyFIZgOKpw/CnRlaOF+zdztQ1w4UUlCSLXCnF38331q1PLQf1vhpMWna0wPwXBv6mnuqMccSLg2XkxUxU0Ki12JWJwhqgaR4jGKXobf0iloNSVVhtPWJgXMURKTf+FsU+/dB0ql4W4NDAcz6+6EFglAkD6XMFPyxU8gMHVx4vspEAlpmbgXFqgY08++HHKi7Bp8wY4wxdm1wahNjrMbW1Y1oqQvWfEk8sK0DXW0JtDaEoUjAxHQR41N59LSEEXVmEDezIoiwymFxFz0eMbG2zgOsouimJGYxZKagNbSLLCUpGBNFz9W6BwewylATzSgvueCnadBSIACzc61IPRJ35UUNRJ1IQwqtvRcl2awWNpcXW6YSmm4NxxUX/uFNDwGKvvA7hSZVt6+FPDsDpa4dWnOPaEVrdm2GFIhCjTfODalTaaIcAr3bIOkGjJ71Nc8RXncXI<text:soft-page-break/>lsfg5ubgUXpUjMj8FQDcmIF1IYWlM5+LIIIIgbuKSqcQhpOarRaTN69UaRM1aDgKBQFyimYvTtqfiWCI/PSB9Ixxhhj1xuvSDDG4DgeRqfzmM2UEQpo+NWn1uLY2RRKFQcdjWFsXlXt2jSbLeGlDwaRzldw/GwKrckAVCeLR/Uh5PbcjVLZhaLIqDNdBIbfhLb7s3ByWTizE0g+/fuiwDlx36/BmuiHvmIDtKYVYu4DrVhQN6hIYyucSBwy3cEP1cEePomSHkZk12fgFLOiDsLXTEiVPJT19wNnPqo2TZVlaFRfIdKAFHGxLuVn4Okm8qkxJJ74DVizY5BkDUZdM/JH3oC542kEVRXlgY9FGhUFJMFoPYzeXdDqx+DZJShmGHYxDyWfgqZcYJ7D5ruQjLXByo5AMsNQmvrgT51BcNujyHzwIiTVrEZinifmUNByhxKKIrCiGpRY6+5FppAVbWdpJYRazAZ7d8KdOCZSpKJ7vgy3XBCrIJXZcXipswDuucH/OhhjjLEL40CCsTuc53nYe3Qcp4YXC5IbEgHcv7UNQXPxTn7JcvHK3kExaC4S0hGUi4iVDmEgvQcroxF47/4vhChLCT6UWAP0jQ8je+oDaL4Mc8tjsIeOQq5vRfHMOwis3IrM638rujbRFbQcjEKJNsCra0Xho5fF/AhflhHf82XIx95CjlYY6O49pRgFozAe/Mdwj78FafX90Kb6xaoA/SygVCUaPHfqQxieh9TP/mIuyAAKqoHw1sfhTZ5G4eBr8CiVio6rB1A8vheRu55E7vhbcItZ8Vx0LuWTkyiv2IRQ94aa966hYS28aDfs9DjcUg6KEYDa+hAUIwgl1gjfqYiWsvNkIww5lFz4e3jro5DMEMojx0X3qsCKDYis2430/ldReeMZVM75rEJP/fNr++EzxhhjV4FTmxi7w03MFNG/JIggU6kSBsZqOw9NzuZxZjiDoOpDLU1gVbAfHhVWQ4anqJAM+nO1oNmXFFF7gHRaBAoUrIjuSLkUylPTcAo5qNH52RS+mCVBdQtQper0alkWMyM8SYbRvLJaJ61qdGAY7avhlssoHHgVWnoIbqwJ5uold+klFdEdnwYUWRRPU22FGm+qBiKODSWcEB2UvFxatGEVnAo8qkegmuYCtbf1xX60zc1Mik5OTnrigu8fvU6jqQvBro0wWnrFscVphOsR6Nm65GtWFmlSciy+8FgtGEV8+xNofPr3UP/Eb4ogQmxftQnhbY/XPE9462PQujZf0WfMGGOMXQ+8IsHYHYJShyj1yDAUhMxqVyGSLVriTr0qS7BsTxRS00VvrmAt7PPR8THkihbaExqmR4ahOmfhQ8WKzjVoNGyUhk4guvUJgO7uKyoqjiu6MNG8hsKpD4BCBoG198IaOY7YI19F5cgb8Mwg4g9+Ha5dEXfjswd+juTK7VDv/hxgRmGXspA9BxXJQ+KJX4dbyEIJRFCYnYCXGYe+imoIJLhDh+F3rEGicx0cSnmKNcIqpGHMTIi6h8zBXyC240nRgYkKnl1ZRWX4CLREk6hRoG2gidOeX+0QRasZ1KJW06EYYSAgiyFykrZYN3Ku4thp0QlKDccR6t4otim+DaW+DdHk5+HTcwfC4j1TnCXD58oFVAaPwJoegaQoMFpWwmjvQyhUD9z3BWgtvQAVmkfroPduRCjExdaMMcZuHhxIMHYHGJnKY3QqL2ZASBLQmAigszkKiSZJB3U4roujAxkRSNDE6s6mMCLB6orB3758HM+/eRq67OPhNWFknBH40NCcbIMyfRaxuvvgrdmJ0vF34GWnxcW91tYHddMjyOz9AWRZhaRrSP34f8JzLJpih/COz0CdHkT6zb8XqwFyuA7RbY+iOHS4OuBNMxHd+SSccCPCyU6k3/g7+Pm02B5atxvSyq1QstPInngP0ZXbUHjj71CpFCAl2xBsWyU6Q5WNACTPQ3jzw6hMDsIe2C9SmPSW1TBW7YQzPgC9sQvW5FkxroGKofWWlXBizYhsvB+5fS/Br+TEILrojqegRBZXEpZK7/0JsntfhFvMAKqByMYHEdn9NFRa+aDXS2jgHNVBwIUaXkxtKp/eX33+uea0pdP7RcF1oGONCCZCmx+6Ef88GGOMsSvCqU2M3eZoZWF0shpEEPrvxGwJqWw1A1/XFRRKjggiiOf5YvVB12TsOzqKZ187iXTOQkADBo4fR3vHWtx7106sbZBwT1MWuq7Co6nN1Mq1+gzwMhOQiimgWERk4yNIv/c83MyUuOvup6egKgryH78ugggiST4yH/4M6lxXIgp2su8+D13TkP/4Nfh5qqXwxf6Fw6+L4me66DbD9fCiTQh0bxYpTaEV61E4/JboiuSVCnDLRRQOvQXZ92HPjsGeHkbxyOvw0uOAJosZEsHe7eLx4S2PIbxmNzSriOzBX8Ds2YTQhvuhNvUgs+8n8NzFFZp5hbNHkHr3uWoQQZwKch/9FOWj+6DVt4s0rPluU1QEbnasEd2pxK6FLKzp4fOOOR9YeFZZrFSUR0/AmhoWf2eMMcZuJrwiwdhtLl+yloxiq92ejJmYzpQQCxlY16WhZDkIGDISERMfHRunbB9s72uEXU7DTvVD0U0Mnh7CV3ZthTWlAsV6UVNQPrUPGrVrNYLwXQ9ebhLlkROI/pP/E37/22LSsxQIimFu0AxYMyOi5oHaqlJkI2kBYHZEDKcjkqzCl+k4U3CzU5Dojj69CFmBb1dgz46LxzvZCchDh+BoAUTv+7K46y9T+1bPgRwIV7supcZFQbW+cjtQzIpWrdb4AOof+00UB/aL1qyUWlWdWu3DzU0Bdhmlk3vn1gkkSPRcs6NAT22NgjU9JKZgUztbQq/Pdy3xnLIsI9S7HVp9pxhIR0P1dBqSN4/mYlzgg/E9GsZnozx2Cj69X2IdIwOnkEKgfY04F8YYY+xmwIEEY7c5TVU+cXvAUKu1zKqMiKqjMalhZtbC8aG0qJ/<text:soft-page-break/>oqvNgTe1FTHbxpcfvh5kdRm7fT6EGQ9CbV0IxA1AbqI1rCU5qDBLNUgglRAqPMz0NHYoIHiRJBWQXfsUSdQg0bM2nTkp08WxUh+CJxwYioluSWOGgAINmVs/fjafZDp4LxQxCgl+9qDYjkFPjKI4cR4CKla0SPEqDosFyjg1Z1SCHonAnzkDWDDEQzjeDdMsfGhVGzxVHC64tBujRZG3IdIDqdDoqyhbnfA5J0eEW0tWOUFQXQQGFLIuuTfP0OE2yrk6zXkqNJKAmmqoByhJ6Q6eYgj0fRMyj98ChNrQUKDHGGGM3AU5tYuw2F48YCJq19wwMXRarEaS1LoymuQF0NGS6UgH+4bVT2Hd8HJPjY5jqfxuuZOLBLZuhTx5H7u1nYY+dROn4B8i88fewJRVm2yo4syPwi1l42Sm4mWlobatRfuk7KDkOzK718IppESgQLdYItaFz4Xy8Uh6B1fegXKbOSSqc2TGRGlTyXJjrlnRk8j0oyTaoTSvFUDq3Uobe0CZmLUhwIUsKtGTL3EqHJ7o2qXXtcCjNaWYY9ng/ioffgEkrAxQsXICabIJe31GzLdSzFWpjb802Wn2QNB1m+5qFbZTiREP39Pk5Edlp5I+/h8y+nyJ//AM41MZ2ieDKrdAaOsQAPFqVodQns321WNW4kPMG2DHGGGPLiFckGLvNqYqMVZ0JTKdLKJRsmLqCxkQQhlZdkaCViD2bWnB6OIN0toIDp6dhOT5Cqocesx+Wp+F0ulUEC4Wf/QM8+JDn7tRTCpGSn0J24CiC6+4TsxSoaJnu3lvjZxD6wj8HzrwHm4bK3fU0nHxGdEuiVKPYjqdgpcbhFNNQY41AMAnDyqNczlbTjIJx+GMnITf3IVLfDi8zKaZhq/WdsCdPI3rPF6vBweQQfJs6T8kojxyFL+sIrd0Dt5KHbEbgea6o4ajWKkhQonWwZ0bF6gHVTSwUjxBJgt64ApGdn4E9OSCCH5lmYjR0wozXFlu7lSJUTUdo9T3QEi1w8rOiy5PZsxmhtl44hQyKh98UrW3F/rkZ0UI2vPkhqGao+t6HYoisvw9OKS9SpOZXPWQzfMHP8mLbGWOMseXAgQRjdwAKGupipphabWgyTENFOlfC+ExR/LmrJQYbPirwsbojhrOnAxiYKGHWqkfJC2FTTwIBPw+lpUfUGIBSjejCt76jmtM/cxbF1DCgaYDj01U2gpsfhiTb8FwH5bMfQb/rCzBirQClFVUKKI+fguvYcPM5WKOn4OZTSNz/NTipNJzUfpFmpLevQWXvK4je+xmooQQkVUVhchg6zW5oXQGpsRO5gz+HM3lGvE4l1gRr4ENYkgytfR386RE408MIbX8Cvl1dOXBmx+EmW1A6tZ963sLSm6BXJiEHw9CSrSLlyJoZE8GDb66l0AOBukZRb7EUpUkRNRSB2rMVbjkPGCbMZKvYbs2MLgQR87xSFvbMCNS2vprtaqD22BRgeMkWUWsx32qLAjCaAM4YY4zdLDiQYOwOMD5TwPBkXnRkoo5Ivufh/SMTKJQd6LqE5kQIbx4cweB4AZ1JH2vaNETjzTg9qOLxNRoi+WPA4YKY5RBo7UNl/DTUxk7RBcmltqkda2ANHQMqcwPeZBVawwoUXvhrhNbvQGzHZ5B9/0Vx0a1EEiLFx02PQ6UC5LY+FIePwOxYCznRDiUcgFcKifkOcqgFkTX3IPfBC3BnhgAjiMimhyHX9aF4Yj+ciX5RnwFZF7UJvu9ATbZVh8fZRfE85tp7UBkfgDNyTJxa9P5fQWXkOCZf+2sKPRBaexeUtXtEoOJBwvQrf4XcwdeAUlakX0W2PIZiZhix5Kdr3lMlEBZD9crDx6pdqdLjUAJxhLY+Cn/DFgTnW7+egwqpL4Ve3w41UgfPLs8Vg59fo8EYY4wtJ66RYOw2ly9aGJrIiSCCyD7w0gdDSOWrrVdNTcX3f34KtkOz14pI2ocwOnAUfd2NuGdVDLHcSXQFC5CKs1BCMViZSRirdogVBLOpG3Z6BqE1e2BQC1bFgBxtRnTXZ+EpQQR23g/J1JDf+wL83BS0ZBPKJ94XRdk0XM5OT6A81g+9dyskIwC/OIPotsdgtPbBLRURXrsd+b0/FilMQqUoggqkaaVhEJJmwDFDCK67B0o4BmvsDLSmbgQ33g+toQuRLQ/DXLkdCtVMqAak3l1wp4ZROXNg7t1xUTj6Dqzh4yj396N0/D1RSE5BBHGmBpHb9xOU8znkTuw7772tZKeRfv0ZEUSIo5XSyL79DLThEVEHIqK2pSSlmsZ1iSh4oHkUHEQwxhi7GXEgwdhtjmZCLC0DyFdsEVxkchUMjmfFqkTZ9iDZOawO9aPi6Tia64LlAI/22FhjTiOUOwvYFuyJ05A0E0ZDB5RAFKWzh2EYOnLv/xBuuA7xB38Fwa0PozR0GM7ZjyC1rxdD6tx8BnK0Dk5mbtaE58CrlEU3J9GaNdoIa/Qk/HIOkbW7YTz6W2j4/P9LdESi9q+1fVJ9ONkZMama2sEq5RLs0TOQI40w2/pgpychBeMwV26B1rkJ6ef/b1jpaYQ2PoS6rQ+jMPCx6Oa0VGX4KLyu1bCmBs8rwqYiclWj9q/nz3xwZ8dE8HAueoxe11KdbzGXAiXpAQRWbp3r4sQYY4zd+ji1ibE7oNh6KVNVUCrbGKJUJx/oW5FAQC6h2e+H5esYtleipyWMvnAeccOHvWIt8h+/KuZF0DwHZ2ZYTKu2pmgitCVqJXwocD9+FWlZWWiFat61GrmJ44io1ZatfikraioEUfjsAxQMUElFPgvPqoiCa5JMJul/IXXw1bn7HbUX9yLtqWkltEAITnoSzpo9iCeS8Mt5MUdi9v2fQNFUaM29YiK1mxpBITUCtXMdJDMizmUpmvFA9R2SEVocILfwZKqok8CFVgWWtHmtOZ5W7YgV6FwHrYHmSBTEXIv5ImvGGGPsdsArEozd5uIRUxRUz6OaiLbGMBzHhUuF0BULa1fUwZaiGCo0Y3ubjN2REcT6f4rM63+LysDHCK9/<text:soft-page-break/>EHBFcQXUZCts10Vky6PieMWBI9DqW0XtAxUDK+E45FgjlEg99NEzsK0SzJ6tYg4CzYeAQfUPVNMwN8eiZzPKE6dhNK0Ayrnak480ILDm7pqLeynaDLW+HfbgYeT3/Rhy5zqY+QmkXvifSL/y/yD94p8htmoLlLpeKD4Q3HD/wmMzP/xzRNbfW/scig6zZxv0yRMIrFgvujrNz48Q57f+XtjlPLSOdee9t0pjO8xVO2u3UW1Da19NIbWeaOIggjHG2G2HVyQYu81pqoy+jjgmU0UUyjbGp3OYnsniwa2tyGRmENfKeHBbEmem7kJ7roxNwSkk08Mws0NwKwWAUpPSk4g88GXYY/2iBakk+fCa+hB94Ffh2wVYmWkosWa4pQwkVYdGRcJlq5rbnxqB0bVJzEtwstOI3/ularE1DVdLNIsZD2azAXt6SFy/W/kUiic+gD01BK2pB9rq3WJqtjM7BCkQh9qyEn6lKFYV7PQU/PQESmLlosorpZF/50dIPP27kENxFCEj+uA3YE2egawH4Tf2IfroP4M3flqsQlCxtx7vhNnSDpkmaLv/FKWzh+AVM1DqWuFTQKTFYJ7TWUm8t74Ec+sjMJq64KRGRPAkd6yD7M4VnTPGGGO3MQ4kGLsD0IpEZ3O1dWgul8dsuojZyTG06meRyYdx6HgOq9qjeGB1G6yjb8OltKVwNc3IK+VQGToCc81uFD9+TcxkCOIe2Cf3ws1MIfror4kLf5cmNNPd/GJBDJRTE81QA3HYroXy6Q9hzwzD3PAAyiOnIPkyylNnUDryLvSu9bAGD8PoXAutbQ1ye38sWrqSYCAGRZpCZu+LUFbugPfRPgTLeSgd60THKFohcVOT571eqltwZydgNnYhaJeQ3fcC0LIaGBtCorEThaNvwWpeA5RLMI+/D/WuJhFE+K4jJnR7+SIQCsErlaFKM3D9GThNzVBDtbMkxLyLoaPIH3gZqOuEe+okIq4Ha/VdN+RzZYwxxpYTBxKM3SEOnpxAvmwjbmi4f30IJw8fEMPmWhKdSBqnsaqnCYprQ4vVVQOJJQ2HpHACPtUQSDL0u74ILVEHrX0NSrEGyOUS5EAUxqNPQldkKIqG/ORZuNS2VJYhawFUpoahxpqgeB6sXBpm4wrEtz4KOzuDyuQgIjuehLFiA6RyHrmj71Zrq30fRrwJs6/+BYzOjdADQXibNqJ47D1EaRr0XC2GHLxAypCiQglG4DllKC29iBlhlMdOQl2/B+XTB2DRagS9RgDluUnb4a71sDOTsDNU3O1CibeKGhBPC0Kp5MVci3NZ2Rmk330O0c/9v6FQDcnOKGbf+CGS9e3A3HRrxhhj7HbFgQRjt7mxsTG8fzyHF98+i9GZHHrqFTR4RxCLhFHfugHdHU1Y77nI7X8ZXm4awQ0PiOnRNDxNkFWE1twNWfYR3v1FlI++hfSbHwGBMIJ9O1Gpa0doy8MoHngVxcHDogYivPFBKKu2wfM1qKoCt5CCT3UOsiSKoPMHXwYUDVrHWpgdawDJEK1WpfpW0eLV9yg1yIdD57P6HlQGDiJ3/G1IZhjB3u1wKhWApkBbJWiNXdCbe6rBwZzw5kdQ0WJQ82mYkSTKsyMIrL0HaiCC6Y9eqNZceNVAhOZPVEZOoFwuAzRhmlZBYgXk339OdJxS69oQ3fnp6urDOZypYcTv/SryL/8vOFNnRcAV3fI4SjBRu3bBGGOM3X44kGDsNndypIK/+slxVOzqHfXZdBoBU8XdDz0B5fBL2FIXwezPX4dimFC0VtgTAzD7dkGWJPh2BWpdKyqOAzubhz+wD+VT+0RwQR2XigdeQexTv4vi/pdhDR2pPmElj/ze5xELRaEnm+GHEtDijeJi3QvHURk8Iro/0YwF+/RHkEp5BNbsQnlsEGrTKqiJJpEGRZRoPbJ7fwI/PyP+7pcLKBz6BeIP/1M0PPm7qEwOwM9OI7znS7AnzsArFaDEm1AJ1iGQHYbjxRFeuxtyMAI3MymCH6rfsIsDCysaFFSo0TqYpomirMIuzCL37o8oqUv8mtK0su/9CHKyBXq8dgaEEmvEzE/+FH4xVT2/fArZN59B8onfvuTPx/c9eOWieD8ULshmjDF2C+FAgrHbkOv5c/MjfAxOFVGxHQQ1H7JqIldRcSQfxuaMjwfbAuKi3UuNzl0208V7g7gbH1p9FypjpyAPR6C19iLQuhozA4erg91oNcC1RaBBF/L2ZDVNaClaIdBW3QtM9cNJTcKHDHt2rDqB2qlANsLVi2jXgj0zCntyAF5+CpFtjyP7wY/hpMdQSU9AkiX4C3MkfLHi4VcKiNzzWURwL1Jv/wCZl/4Sbrkg2swuzGzY9TnAroj0KrOpC6AfSmVasxuZ8TOLJ6po0Ls3Vd+3zBQ8ClokOkYIEg2U00w4mSm4E2eAuf0W3ufM+EIQsWQrnMzIpX1O5TysibPwKkXRKYqG6hmNXZBU7VI/asYYY2zZcCDB2G2mVLFxajiDUrnaOSigq1jfYCNQOQ5JCovJ0yk/irDmoHJ0H8xdn1l8sKLBdyzAqYhVB69Sqg6TCydgN1REa1QawibmMNAdfdWgtlDw6cK3Oih78VBzqUBeMY3y4BFobX3V9rHxZjGQjgbbKeEEPM+FnZqAm52E79nQghEk7/8abEqH8n0U6TGJFniuDVlW4NFV/vxqAoUWrgPPnntymrxHMysoqJAl8XqWKpw9gnz/AcQf/gbs1LhoQaslm1E8eQBa325Yk2ehhJOi+5JLrWh9VOdfUMcm9UJzJKrzIs6jXGT7EvTarInBuSBCbIGbT8PWxqFTDQhjjDF2k+NAgrHbzPBEHlMzeZwcycL3XPQkbESdEwiZCu5t0yAFXYxaFnqjRSihOPxQE/TOauck6lzkWSUxB8I3w6LtqpRshyIBXm4SwVU7UKDOTXShLm7bA1KgDqG+nSh89NLiSZhh6B<text:soft-page-break/>1rIZdTsMo5mDufgm4E4WZnIKsaJDMkOj3Jiorgig0onz1cXQEwQlACYbilvBg2Z3mA2bsd7vQIJLtcXT0IhCDFmxaeSg7HIVFA43ni9YpUpfp2uLYFjVYU5lBQJMsaUJhG+tXv0EnOlVoD+oqNiEQimKUi7UAU5oYHITslMXWbhtV5kgyttfu891qOtcDo3oLKmf0L26RoA+SG9l/6OYnuUNRe9xxOPnVdA4n590istjDGGGNXgQMJxm6zlKYzYxn8+Q8Oibv2dWoa08YgwpqEe6Qh+EOuKH7etm47/JlJkbpUOvYGwpsegdXcLVKQFJoTYZgoj56A3LgC/vQgrOlhSKGECABCa++BnZ4UF+40G8IaPQFj7d2IRhKwRvuhmBEYK9bD92KYef7/AurbYAYjyL77g+oKBs3BTrYiuvUJMTE7d+h1qHpApFL5alAUTtN5uKUsvIoChYIbqo22K5BkBRJNiDYiC69ZpseuuRuV0ZPi7j4NvaPzkhwbdrkgtllTg3CLeVGHEFy1E4UDr8KjqdpzQj1bxX+Ntj6UJwbhDB8WxxMF2bKM0JpdF1xlMBNN8Lc/DrWhEy4Vi8caYLSthR5YPL+LooF8VPS9ZHWFSMr1+Vr2rDLs2RE4eZr1oYm6FW1JQMYYY4xdLp5szdhthLJ5Pjg6gZLlIqT7iCkzMFQVbW4RSVNCUs4h4syicuR1mPE20flIUTXM/uR/ojw0KDogeRJQPLFXFBabZkjMa5ADEfh2Gc7EaeT2/gRKsk20Ss29/yPIuobSgVeRe/8n0NY/jEK4HunXvgd7+iDcchahphUoHHm7etFMLVRlVdyNt8dPiZoEybXhuRVx4U6rALJmQG/sEFOm5eIo8h/8GJWzR+AWs6KguvTx63BmKDDIwZocBBQZcigCJdYErb4DSjAO33bg0wqEqol0Jdq3mqfkQY42IrLr09Db1sBYsQmJh34V6sa7xfsX6toAxbVQGT4+F0TQ9G0JhRN74U0NnPd+G4lGaLSS4rnQdjwNub4RqmEg3LPpl39WmgE1Vn/edjVWW9B9LVTTqM7Ayc5WU7+ssnjvqq1uGWOMsSvDKxKM3UYoXWUmQ+k6VNrswdI6sbJuFu7YLBzZgE71D5IM37UgSR5gl8WdftHatDKD3Ft/L+oRqqk1EuzMtLhzTbn7VDchGyF49iw8Kj6epRoDDVo4gXL/fqjJBpTe+ltoqg7E6uCkx2G0rKqWSTvVFCKRUiPLgGOLVCNIOhRTh+dYokUsDbtbyi/laClCXNBTgfXcixSpT2W62KfXKbpLOdDqWuAVaRWjCMn3oCUbYdS1waVjLGHG6yHr7ai796sXfA8dqzQXQIgzqP54EIHMhYS6N4ifqurKxqXS69shq3r1/VUUKJE6aDTU7xqjVDR6z84lpovHGq758zHGGLsz8IoEY7eZlQ0SNoSPQoaFbK4INZhAvL4Bul+CFE6KjkZay0r4ig6lrg1qIAQ5nIQcb4LRdw/kREM1lUnVIYeisMbPiLvnvudVawbCCWh1rTB7tyHYtwOuEhDdhuyxM/A8RwQfzsRZaDTbYXJYFEPTfAVBBDFOtdVpKAFoQfhUh6Hq8D0fSihW81qURDMkSmOivH5aIaD/UvG1uPitdnKSJAVmSw+0SLL6XKoKORASBd2iSPoCtQASta+9CDVSL9KZaKidaHNLdRVGAFr84hfcnufBKeXF678clKqlJVtgdq6F2dZ3XYKIhSL0C//i+jwfY4yxOwKvSDB2i3v5gwEcO5NCyXbRHvWROfs2AqaJSk5D0NSRDzViS6cOebAgUopoNkNw9S6RvkMXsb4WRGTbp+BMnxUtVF3PgrlyCyqU0hRpQKB3u0g7otx9yQgiQMXFpQr8YgFaSzdQyUGNt0Kl+QypSaihGNR4kyhaNlq7kP/op4jd9Rlk978iUmro4pUG2Skt3QhIPtzcDNS1u6HVtyFMtQhLlH0d0Xu/KNKb3GJanENo00OoxFZAnyuUJl4ph8pYP9RIQkzfVsJxqKE4vGIOajgBJzdbc1wl9gkX7HUtiGx9DLkPXxYrKVSQHtn55Fzwcj5rZgylwcPi7r5sBmG2rxWBzc2EAiuxmnROcTd1zWKMMcauFAcSjN3CfvLuWfzFDw+JmoiAXEQ22I9YNIxf2bMeU3YCju9jXbOO/Ns/FilFdOefLq6LR9+GG4jCHvgYegfgzg6LC2LK9ae0J5otEVi5XRTnWpaN0MYHIOtBQDNgWyUYNNmhvQ+VqSFoTStEzYI1MQAl1gB3Zlb8Wa/rgBtqQOSuz8H1bSQf+gbcQlqsbFBXp9y7P4A7Q/MWqisG5spt0DrWIZxsXnh9WmYU5ZKEyK7PiTayNNm6YisIpM6IC35CKTt0EQ/JhyTav9pwcykxxZo6UBktK8XrpmCCAhEKCNToxVcXVLuM/NgZxHZ/XqRc0epF/uQB8X6ci1YhCsffg29VW7h6hQyKJ94XBeD63PndDCi4Mpq7YE0PiaJzsRISb/zE94Exxhj7ZTiQuEIHDhzA1772Nfz5n/85du/eXfO70dFR/NEf/RHefvtt5HI5rF69Gr/zO7+DRx55ZNnOl92eDvZPiSCC7vKvDAzAhoFNHa1wjr2H1vKkSM9x3e1wRo5hPulGTTTDGjqM0NYnYDsWtHAchQMviYnQbnYKWkM77KlheMUMPMeGokjigtyaGRH1EO7UMCr5tKhZ8GwbZusqlDLT1QF1NF+CAgWqechNiVUBe+S4qJew6zsgSzLKZw8hvO0JuNPV6dWCrIiJ2YG+nfBoVYFWP2QFaiiK8mt/jAqlYUUT8Ch9yC7BfPAfi85Dvqi1KMBXFGiJVvjznZg8B26lBCPeAFnTRc3HpbZUtSaH4MwMITt1BvB8keZE52ONnkKgaUXNvk5qfCGIWOB7YvDezRRIEKqDMdtWV7tfzb2/<text:soft-page-break/>jDHG2NXgGokrMDAwgG9+85tw3eoU3aWmpqbw9a9/HS+//DK+9KUv4Q//8A/hOA5+7/d+Dz/60Y+W5XzZ7StfsKCrEtoSGjJqD6zwOiizI/DoAnguB9+3rQvmy4vBc/QVQMXMYgO1IfXhpKeg1bdDDYShReogqwassQForatRGTqGyvBRSAodt1K9+1/KQKHUmWBU1CjQ3XjqnmTn09AaW8XzaMlWUVchpk/7vmhFuuSEqj9UNF0poDRwCKUzH4uLccmMIrT2bki6DmeGAg8Pwd7t4hiBzvXQm7uhN3XBqO+ETvUU2mKLVtkMieDiykjiLr4IIqheQhzwMr4ub+IZDVTvwkEEY4yxa4FXJC7TSy+9hG9961vIZDIX/P3/+B//AyMjI/je976H7durqRBf/OIX8ZWvfAX/8T/+R7EqEQxWJ/4ydrXWNnowpvuhWqq48E0mAoiFAgjpMpRSNdClbkZLeb4PKRSFbIZFqhL9UO2DaM9Kl/Q2zRsYQ3j7p6AF45j92Z8DhRRUSmGiNqqyArdSEPn1TnoCdrkEn4qSfR9GSx+c1Bjs2VEE1twDJTuDwKrt8KBADUYhWWV45Rz0WAMKIqWJgojqpGrFjEGONIo/+64nCr7pOVzNRKBnC5xKEaoZrKZaxRqrsxCi9ZAUDZWRk+LiXae5F5SOpBkIdG0U7V8vFwUnPnWesgoLA9zUZAv0lt7z9qXtVBfhlZesSkhUQH2lAQxjjDF26+BA4jL89m//Nn7xi1+gt7cX9913H55//vma39MKxXPPPYfNmzcvBBHENE184xvfwL/7d/8Or732Gp566qllOHt2O3jr4AjGpvKIhnTEQmUMHPkFYrqKT61WxcpEVi2iLt4B5/gbsHMz4jFOsAXRx34Tfn5GpAbJgSik+g6UD74BWCVUxs4iuufLYtaDFKqIC+Ng712wyiUUfv4DxB/+KhyaxeD7YoK1uWYX7IlB0R3JT7TAPvwGpI5NUKJReJkZqPVtQDgJL9YEKTcNJzsFyYzA1QOia1Tknq/AtguIfeXfQy7MwM3PQI41wKcC6MlpILb4tVRJTUDpugsaClBmx6GEokC8GTYCC/tQcbffQsP0JkS9hKSbUBNNc5UXVVZmWgylo1oJs6lbrKBcDAU5ifv/ESoDB2Fnp2FQh6rujVCN6mqHk0uJGRqyboiAIbhmN8qDR6pTuwNhGO2roSevftDbxMQEgpMn4BRmoYWSyNX3oqXl5kqXYowxdmfjQOIynD59Gn/wB3+AX//1X8ef/MmfnPf7kydPolgsikDiXJs2bVqoreBAgl2udDqN1/ZP4e9eOYFc0RGF1RuiZ5AM6XhMG4AybIkL/UggDNncDjlaByc7DSgGHMmFmp9F4dBbkODCdxwE1+1G6O6vINS3RbRztdPj0Fp6YbavrmY4SRLUumYkHv4SXJoMnUtBgo/Aqh1I/eTP4KYnxHlp7esQuetpeKkx5A6+Wm3t6vvQGjoRijehcPZjeJKGQGMAmVf+EpHNjyB35C1I93wV2ok3UTzwGoXggKIjuuuzUHp2A5VJcWy3kIFntEJJH0P6re+LoIeENjwAaeNDNe8PpWBRG1h3YgBwHTjTI3DTUzBae1GZPIvcgVfFzAxSijUhuvXxi17sW4U0ikffRDmbgh5NoDR4FJ5twWjqQXnsNIqn9ornIDT3gaZqRzc9WE3Xopa5l5MCdREzMycgH3gLUx/+pPpciorIjqcwIX8KTU08jZoxxtjNgQOJy/Diiy9C1/VPvINILnTXsLm52olmeHhJgSljl6h/pITn3zojgghNsrA62A/LN9HXuRLG4OHqcDfqpCRJ8DKT8BLtInjQGrpglNNIvfscFUUsHC+/78eI13cCxTRcRUX2rX8QQ+JEofRczULi0V8DVBP5t38Az8oj8JVvIf/uPywEEcQePgK7uRulqWG4M6MiRYpSgSqn9on6BGtsGNG7nkD2gx+KYzk0Y2LqLGKFKWQOvLL4Al0L2feeQ7yhHYZuwndtOHSHvyFSPfe5IIIUDv0CRlMX0LNxYZvvUyrUkJiSvbDNsVBJjaFw9J2FIEI8VWYCpYGD0JOPXfC9dqaGUR74WLwH1uxQdVs+JVK13OnBhSBCHCs3IwbjUX0GrYbIhikmUys0v+IqKEODyHywZMXTdZB77wUk6TPjQIIxxthNggOJy/BJQQShDk3kQjUQgUA1FaNUWrwgYuxSTWdLSGUr6EpK0DwJFTQDwVYUHFcUPotBbWKCcR5QNKjROpRnR+H7MpRosiaImOdnJiEpMrxCCqBOPnNBANVa0MqCm5+FJCZZF8Ud8YBVwuzIqfOOQylDNB3ZocJuGgin6SIUcVIjCKxcD88pwy/mRAqQNXVWPMbJ1s51EFwLfnoSaO4WsYzW0CHSonDOZGpiZ2dqX4tlwbcq5+3n5dKiJSutslC3J1q1gK6Lc86f3CveN5ourde1LTyG2sTSrA2vlBWF6pIREDMY3MykmMNR+8Q+KuOnRRckOhZ1kHLzGZgdq6vTwq+Ql566wFYXfq66WsMYY4zdDDiQuIb8i06PXfyddBN3c2E3j1SuiDOjORiagr6OGKJBHRvqsvCKswhrQbiQoellmMEYZDNS7cwkBrElROqS4lQveEULVqN2WvQ8ORQRcxd8hQqug/ArxWqhM/1SNYBADHIwAZgxqMEQXD0Mrb4VNqUPLUHzCEq5lGi5Sp2NfOrMJMlie2H4NCKJZkAPwJodhhytB2ZGIAcvVKOgiAnbwZ7N8KwKykNH4AcjgKSeHwjN1SvMkzStWrNBqypLjxgIwKfWrVP9C92qqMhc1kxYY6fFOdPkbhrQZ1IAQy89HKsOlzMCIpCi7lQ0/4KG3DkUqC1Z9XDtCpRwnaibcMs5yKoONZIUf9evIpCQz5nwvfA6AzxAjjHG2M2D279eQ6FQ9eKoXF7a2hI1KxHRaPSGnxe7tRw8OYk/fuYg/uwHh/DH/3AA/+vFowiUR6FbZ2BIaUj5cWjFCTTKGfTVo9omlboMyTLs9LS4kHVTk9CSbaKrERItMDfcX/<text:soft-page-break/>McZu92OLE+eJUiPElBcNXWhQttolJBcqQevqohvP5uONODcCb6EVx/f/XCfo4USkBrW4+gmNGgiA5KFIxI4QSUph4ouoLSRD/C6+6FMzkMo3EFJDMEuWkltM4NNecU3Pwg3EijaE2qmEERiNhqEqGttSlIastqaM21k6PFgLXkOSmFkgQl0ljdPvfSZN0UtQwUfInAh/iemNw9T1+xEYGVW6rvTTED36kgsuFB6N3rYLatqnkK0RVKkVHq34fy6QMonTlYramgoOwqqJ1rEOy7u2ZbaN1uyC2dV3Vcxhhj7FriFYlrqL29Xfx3fHz8ovUT87USjF1IrmhjcHoY921pw+BEFqoioz5k48WXX0ZMBz61axuUSh6KrouUJqM0BuPz/x8xLE6CDDXZilL/AUS23A9rIF6dDZGbgLHuQQSae0S6khKIw23ohje4T9QQqJICW9IQ2fVZkRpFF9u2VYY7eRpqsg3lzDSCGx6CFq9H+vC7SDz5u7BnB0UbWLWxG8UDr0Lt243EE/8MdmoCUFVokQZUBg8huutzcMf74RlRJB7/Z7Cyk4g/8uvwxk8hePcXIa/cCquUgRpKohzvgjF1Cli5XrwXNIsiaYSQ0rYjnmyBnZkWKUZq40oEmqr/t7aUFm8ScyQolam6OhOHa5VEkThdhDuFDBQzJFrY2lNnobQutnMVg+48TxRKBxs7gPt+BYGO9eIxNAnb7NkC04zB69oEhVYcUlMArYJoAWTefgbeXPoVBR1WpQR35dar+ncQbuqBtPMpmG19cEppMdhPbexBuG3NVR2XMcYYu5Y4kLiGenp6EIlEcPDgwfN+R92ayLZt25bhzNitYmQiA8mJ4v965gAKZQsBuYS14QHE4jF8YX0clff/RhQR0710taUXxvYnkX7pL0TRL1Hq2xG554soj56AN1ePgEQbpDMfInvo9WpajmYitHonLEWHO3oKcjACf/QECjTJujxXjyCrMO7/KmSqv5gdQzE9Drm1F2phEqkX/0fNOYc3Pwq5kkHqzWcAp1qnoDZ2IbzxIZHTL+ouSil4qo5w+zoEe7ci88ELmP27/1/ti1dUBD/9+wt/pTTA/NQU3EOvozI5IMZNiFMbPgpv+2NiavW5qBUslqQFUbBF07ntqSF4VhGOGYVM50MrOEtoyeaabku0wlJdZalF+xgNneKHFE7vFytAtuPApxoMqk9JNMHOpXG1Ql3rAfphjDHGblKc2nQNqaoqWrt++OGH4mcepTp997vfRX19Pe6/vzbFhLGlPMnHK3uHRBBBHF9Fyg7BaNoOZ2oIoBajVFjtuXCz02LKtLvkotWdHoZ9+gBdUVc3KAp0p4z8vp/Ap+JhukPv2sgf/AVMIwi3kILn2lAiCSihxfx7o3Mt/GAUMEPVAm5IyP/iewhtehig7TS8ju760wTs7k0onfoQEJOyq5zZMXiFNPyKJa7/xY/rwJsLNBBrgbn6niWvXEJ426dgLZkPIRTGUTr2NuzpQdhT1Z/KwH5IFFhcArqwp0Jwj4qkqdtSYRZqohlKbDEIoRauZvtaXAma+k2rEWo0KYbhqclm8R7TihFjjDF2u+MViWvsX/yLf4FXX30Vv/VbvyXmTSSTSTzzzDNixsR/+S//BYZhLPcpsptYIWthcDyHqGZDUxU4fgBny92oS1nQVyRRWjKpWdYM2DSkLRKDm1vsgmRNn4Wx5VHg7EdQAlE4manFeoB5jgW3lBPdiaijEhVDG71d0FtXiq5LLt21L+fhywaCfTtROLlXdHMqnvgQsYd+VbRQlWUFcrxVdFWiO/5yorkaMEgyPLsCa2YYsZ2fgUudhihtiAbSqZpoVeuMHoWfbEH8kV8TqUZatA7pgcOIR0cA7Fg8z0oJEhVwe0ubFPjwnPO7UF2IU8yIQmmafwGaPi1JInWLgiFK9RJF4YmmK5qATbTGLpH+RSlj1VPzIZlRMR2bMcYYu91xIHGNNTQ04G/+5m/wn//zf8Z3vvMd2LaN1atXiwF2DzzwwHKfHrvJxcMK1rcp8GdPoOgEMVVpRL0RQEdTBFaqekEu6h6oRavnQo03oDJwqOYYel1rtY0qrVCUCtBjjXNrAnNE5zAJimaITk00/4A6E4kibRpiJ8twrTLMunZoyUYUTn2AYO8OyIoKTzdReP85OFODYkFT61iN8M5PQ29ohzU5CFh0sS6LrkNaogWwi1DMJTMVJFkEE1IgjsrPv4Pahq0KsHpn7RuiBaHWd8CZGRbnWL3wb4VsXnwy9VKSTMXf0mILWb/aIlc1QzAar75wWTUDCK3ZhfyRt+Cmp4FgGOFVO8VcCcYYY+x2x4HEVaw80M+FdHR04I/+6I9u+DmxW5+UPwM9dwAl6Jgp14lt9REdmzt1hLLdyA4eqgYSvidWJIzO9Sgcf2/hQpm6Jeld22CN9y/OZog1I7B6F0rH3xWbaEUgsGYXHMjwygV4MyMw29eI9qVUa0HD3dTGFTDaVsGob4eiGigeewvqY78L7PvhXBAhjgR76Cishm6YHZthzc+YoHNTDah1raIge37GBdHiDWJFQEm0w+zZjvLpfQu/C217HI5aX/N+KPUdMFesR6mYhRTRRBtlOdYImY59CZRgBHpju2jxukBWoNNAu2vAq5Th5lIItPXBa+6GLKuiDoVWQdQwt2pljDF2e+NAgrGbBHX7+ocXfo6Yl8PDux/EpBWme/ToMjNInPwBpDV7ELnvy9W6AxlwPQ/2bBrxJ34LDq0GQIbe1IH8uy8h/pl/Bn96GL7YZwRyQ5eY5+AVcyIVypFMSPlJBNbshmKa8CLNMA0Dbl0HFDMArXUNgu29KI/1Q4o1IrThQZj1zZihmRN00f/<text:soft-page-break/>478Au5WC98T242XEEtu9A2HocnlWARBfTig4vMw5z7T0i7cr3HMiBiBiUR9ypk1B2fAaxFevhlLLQo3XIJTsQmTkNYLFewR09jvzkCBK7PoNKbgaKERTdlezBo8DqXb/0PaWC7WD3ZtHNyaFVGkWtFktfo0DCLWUXVogoeFrYXshyIMEYY+y2x4EEY8tgdDyNA6encaR/FvmyizVdcYSlCcSjUTxkn4b6wZ+iSaQjVQcgqOsfgBQIAqkynMmz4oLcbF0FKzuB9E+eBbzFQmejYz2C0TrIc12HUh/8BNbHr0JJtFbrF1wb1uARmJ3rYSSb4MoaVKeIyvQAPMcSKx1OKQ83OylSnbSGTniTp5B77a8R6NwAY9UOlM58KO6+xx/9ZyhCgZ2ZRJFWPChtimonjCD0dfdCCYTFT2nkJPIfvozK5BmoYvbEGhT+7j8BcpmKPVCYK9SWPv3NmvdJDhjwzxzA7JnFlQtKy4rt/vwlv9d0LqGVW8XqAWRJvL5rhrpaiVOiqd6W6HZFb4GYdD0nd+hNlAYOiFaylE4VXLEJgZ5N1+4cGGOMsWXCgQRjy+BA/wy+/dwRVBwfqmRj77FJPH1vN77+pc+jdCSO7Ds/WAgiRCF09waUDv4CpZPvLRxDPvMx4vd/DZLkiwtZQVUR7t1WUxMhx1oAPYzyyQ/mNqgwujZCSraKAETRAyidOiSmQtNFsGtbKFNb2K2Pw6tbAffjn6Fw7F1A0xGO1iP11iuQQ3F4+VmUj7+P+OO/BmfijOiMRIPhaPXBsy1Ic21Yi8VZ5N57rpqCNUc5uRfxT/8a0i/9peimJBlBMWRODtdOdPbCjTBX70L5+FuLj402QW68/GJm+Zxp2NeCGoyh7DgondkHv5IXKzFm+2ro7avF76l2YvbVv1zorFU+tQ/O7DisujhiMR4uxxhj7NbGgQRjN9ixMyl8fHpWBBGtUQdNOI7hcgve+FDFnlVRREtFRB/8BuzJ05D0IIzGDrjFMkqn9lXbrs5NoPYyE7An+5F85F/Cnj0m7o5Ta1Ojrg2ysdhG1Rk/Br2lR3QncosZMdVZDiehRWJQzYgY2kaF2xRFUH2E5zoiqPBKGSiFWWQpiAAQWHsfCtTmlVJ5Frii9Wvgid9DVAvBzk+LGQ00OM6arNYluANHUTg+F8TMP6qUrU66blkJt1KEEogAelAMkVtKys5Aa+mGVt8Ce2YESjgJtb4dHh17/R4sN+p8Zc23olU0sRJBk8ZdOu9ABOXxMzXteUnh2DsI9O0CNnIgwRhj7NbGgQRjN5iqOlDg4bHuAtIzp6BKMna1mziSV1GBikAwiPKZj+ArGrzJEZSHP0Zk3YOA71aLl31qfVpNIfKsCpz8INzMVHXwG8237lhX83y+bMLLD6J0+gBkVYfnuAj0bEDZKsMIRwCqOxBzFqiI2xXF2NRyVQxtq5QWjiNrenWOhTjo3GoJ/bFchKZpSI2egKwbgJ0FlBkYLdXJ0Y44xtLgo/p4zy7Dms1BUsqidsNsWgE/lwKWNDzynTJyr/+NSI+SV2yCc+IQCh/9DJHtn8LNwE5PisnZaihas93JTANNXdVOUxfg2jSbgzHGGLu18UA6xm6w3o4GbIynkJo+CcnzYZR8FIZP4+GOElqSMnyL2pxWC439chqKFoZvxqBQzcPCPAhfpChpde1wZ0cAz4bke3BSYygPHq55PjUcQ+nUR4BdEqsMkiqhfOYAtHD14ld0aQrXicJkQZahhOtEcbRU1wJlrkOSNXoKRseahX3mmSvWofTOM/AyU7BO74c1fFgEINSaVvy+aSXUuvOnRGt1rVACVP9MKxhBWKkJMbV7KbO1V6RhUbcmh2ZZmLLo4qQ2rBDblpuYSXEBNIuDaPVt5/2OhviZjdem2JsxxhhbThxIMHaDWbk0Rk8fRFDXEIUOGTKam2LoCaQRtbOoTJwRdQNytEHUGrh5mhBdQHTLI9BaVopj0CC5yF2fRilLKxGeWD0QF6+ujcpYP1zXXng+Ch60+lZIlO5E06gDUXGRL2ZG0O+zs1CSzTB7NsNo60Nw9S4EVu+AW8zCHTqE2F2fh962CvZ4v7gwDq2/F14hL2o3wlsfg96xEfb0sKhzoNQjSk9yCmk4s6Pi+IHWbsT2fAF666rquYeTiN37ZWSH+0XhuD09BGfqLHyrDP+cC3NqP6s3dUMO14kCcyc9Bc+x4TsVWBNnRBC0nDSakh2pO2ejCaO+mrZkd65A7L6vLuyjt61GfPcXELjCSdqMMcbYzYRTmxi7gah1Ka0qPFRfQSWQgR3pgAcVIXsaemoYvrsVcGw4+XS15iHZClmWIcsSUu+9gNCOJxHa/Jg4Tv7Y29BDUbFy4ORmRJAgUmz0AGBbImefSHoAdmoCSigOOaLC10zYE6dhtK1bXF3Iz0JfuR2KGRKdnWg2AqIB0eHI1XSYOz+LoFUSqwduz71o7NsDX5WgBFtQHvwA1vAxEchIRgheMSsu9J3s4rTt2Pp7obWtgjc5JCY/F8ePIxQOopxoEedOKytG5xq4U0PAyq01NQjB9tXQos0oDx4UwYgWTUL2HDjZGSjhxLK2WaX3J7T2HhG80etQzAj0lpVQI9Vaj4aGtUDDWrGK4hezQLIZ4aaeZTtfxhhj7FriQIKx6+jQyVEMzRQRNXV0N6p49tln8dWvfhWhtl74+1+BVkwt7Kuvu6/aLtUIwc3PAo4HLzcDT1Hh+y6CXevE3XnMDotUIH/tQzDsjGjVqkeSosdTpZBHONEoCqedfEbUJqgtvTC7NsOZPjvXzMmDsWIjJDMonlehVYBIvWj9ag2eFQXDon1rJA5f0lH8aD+CmzbAK2TgKiYqqdPQky1QZQlecUzUXtPwObdcgBpNAtE6WJnJ8y7wg/EmgH6oe1H/<text:soft-page-break/>hyitfQKhjvWQC1koiUZMj55B4pzOSqILlEjkssWfxesq5qFp1f28ShFY5nkNajAKdUnwcyGhFRtu2PkwxhhjNwoHEoxdJy+8dRLPvtqPiXQRUcPC6uBpxBNxBE0dZT2I4MptKPR/KC6T6c9q80roiWaoDR3w6X+onaisQgnXQwvFRR1D5qU/hzs9TJf/CG24F1LfHtgnvo+CmGQtwezaCLT1iknO4iKbjl4pI7R6J4qGDi+fgRwII9C1CTKtPtCgODMEp5CDNXwUniim9oFQAr4kwS2lobfXI/Xj/wkvNyvam4Y2PwLLbIChV+s1zMZ2OLlVsCcG4JUKkBQNgdY10NqqLVAviGZYnHwNmX0/pWpsSME4Ynd/FnK8vWY3JRiFPTOK4tmPRY2G77rQ6f2RqHmUA41rDRhjjLFlwzUSjF0HH/WP4u9fPSmCiIBcQo92CnlLRdva++GPn0L++LtiwFxkx5MIb3sCUiAMa7wfsqLCpFatsUao8ebqTzgGP9SA3AfPzQURxEXh0C/gTp8SF9hwXVFXUT59AJXho3BL1SCCeOUcrNGTMBLNMJt7oCeaROtYLVqHyPp7RU1DuX+f2I/SrrxSHpXR42IStByIIvfeD6pBhHhaC4UPfwzkhqoTrOn4jgUnNS5Se/y5bkx2agyy6C51YUpqRMyWoCCC+MU0Mm/+PWQ7V7OfNTOGEhWP+xBBg5pohEedkKwS3ErlvOJsxhhjjN04HEgwdh2MjOYwk64gpEvoC52FDR39pZWYzjiwU5MId29Efv/Pkf3F95B742+Rf//H0IygqI2gFQKjfbWofaB2qnRX3i9MiTv+57InzkLpu2dxg6LAGjkJZ6G7Ey1USPDKBUg0tM73IFG3I4kaxVY52VS1tazgQxKTnyX45TzczPhiELGES6lLsWpXJpdSqOwytHgjAh2rYTS0Q4/Xw54euej742Qmzt9olcSwtppNsyPiPMRUateFJGuiNW11AJ8L5wLnxhhjjLEbgwMJxq6DSEBDXdCHYpcwWmzCcKEZIdVHxNQAM4zy5CB8m9KIpOqQOUVC6exBeDQQrlwQnYz8ShG+VRIDziSTBrYtDpmbJ4cScGeWXJRLMuRwvBoszO+jGVBCMTH4jS68nVIBciAGORgRv1dpCBzVHywcQoYcjImhdaoRFmlU5z2vGYSdnhDBjtbQDq2+E3pdO7zy4nwE+t3FKHrowr8wareLQXX0mgwT9swgnPQYnMykKOb2qOsUDdJjjDHG2LLgQIKx66DRzGNtcgY+PJQ9Ex4U1Ed1rG8zoDS0iSBBEAXE9H+GkpgfIfu+qDGgAELMjJi7UK7AQXjzIzXPIYUS0Nv6gOIUDWOo/sgKAt1bxQrBwn6yBjlSB1lVxXRr6uzkuxYklVYeAL2pEyYVX8/93VdU6I0rRCBgGU0Ib36g5nmVurZqG1rPhVfKQYvUIdC5ppoaNR/AKDoC8zMnLkBt7oPeXNu9iLofyfW1dRVGW7VQXAzIm0ulUkJJ0cJWMsOi0Jkxxhhjy4OLrRm7xsbHx/Hc8y8gaBj4yoPrMZl1EQnqWNUgY0XlOHRzq+i+5MyMioJhCiSoI5ESrRMdmmgmhNbUBXtyUKTw0NAzZ2IE5e5NSETrYafHIesByPXdsPJTiO/5IuzJIZHWpNe3iyLpQM9m+KUs9ZuFF/YhmQGx0kGzGih1idKnRDATSUCWVUTW7oaWbIFLqUJzF+zUdlZBBv7qPdDr22DNjouuUlrL6po1CqqNCK7bDTkYF4XRdHyaam02r7joe2Q2tsLb9WU4U/1wS1mo0UYoDd0INyRr9lMUHbEdT6B4ugVFI1TtKBWKQdEMqIkmKNQlijHGGGPLggMJxq5xEPGd73wH8WgUTzZZUFIvAlIYyGShWFFIa/dA1QLVYuq6VtFdCXCgxBthtKyEX86Ju+9qpA4+DV4rVYuPNU2BnptF5v0fwYsGgZEhhNbcA2PTY3BOvQ9UqvtZIyUYHauhmiHI0eoQNDs9CS+fgmIEAfqZJ9WmKgVXrBd/Lo+cgFvILO7m29CSbQiu2QN76uziqsP872nInaLDbOuFlmyu/p3SpT5BcWYUlZFDKBx9CwgGgYqD6KaHYMfiUJq7a/alVYfI+j0wGzvFaxGV15BETYYSjF3xZ8UYY4yxq8OBBGPXSDqdFkFEIpHAP/7ql1H+8EWU81MAstUdFEWkFlHxtFvKQKnvQKSlF/B8MSeCpkPL6/ZATQRgzYyIFQK4VNAsQa1vx+wr/w+UWBNkqwippReVfAb6zCAC3Rvh5FMi1UgOxcXden9J7QDVR4h0qSXTrikFioa5XYiY13ABNG/CDyerw++WUGP1sDOTsGgFZS7IkFITMFt7IdM07QvwM5MoHH69+pd8NQjKHngFRmsvcE4gIY4nSdAbO8UKBLWopVUaxaT6DcYYY4wtFw4kGLsC6Uwe+05OYnC8CFUCVnbEcM/GduzZswfbtm2DahdRau9DIBSHS0XBWhBacycURREX6kbraij5lEhTkiQfWqwF5UijaM1Kv5eMALxiTlzwq5GESCvyZQ1K2ICsJOFLirigdgtpqA1tcHMZ+HCgaiFo4VaUho6iMnJKXNjrzSsQ7NoEe3YUbikvVibUZEt1hWIOBR40idqrFETBt+86Io1onhKMiPkTum5CUhTYuZRYOaGVFQpIyoNHa1YqqJCcirGNpgvPeRApVLQk4jrwqZOU6MJkwaGJ2p+AgocLBRDUEla0n7UtkbalRpIXDYgYY4wxdm1wIMHYZcrnLbxzeBLf/uEhVBwfAZkmV3vIl/bg8T17xD6u78A/cwjpD55feJze3Avc92UoiVZYUwPI7v0JfJpgLbovJRG+<text:soft-page-break/>+2l45aK4aBdToZesGFRcQFIVWINHRZoSFVabHesgBSKY/em34YqUH6Ig8dA/Qur9V4Hy3DYtgLoH/xFi256Yu2iv7bFA2yrjZ+DScQVJ1GlImi7axSqhOLQEpSxJgKqJQmytobO6Jw2tK+ZqVzvmUE3GxSh6oDoDgmZCzCcrGSH4Zu1k60tBARWlY/lzx0JmSgRhenN39ZwZY4wxdl1w1ybGLtNwZgqv7x9ZCCJWB/uRwBjeOTCC2dlqYJAfOIjchz+reZw1fgre2Gkx7M0aPrkQRBCvMIvS0XdRnpofOFfLz03Dy87AE4/xAddGefQkJFmCm5larHeQPJEiFN395OKD7RJyh95CKZM5L4ggbiG3JIgQzyYCCDVaj2D3ZhjUwUnMllhEF+jzF+mSbtS0j513sbQm8QzBMFQKRuhx4keGQVO5fQ2Xy8nOLAYR89tyM2KwHmOMMcauH16RYOwylbIypmZKC0FExddxstiNppkiikUfySTgFbNiCvS57HwaaqkEp7hYzDyPWqnShOcL8fMzsCbPQq1rgy8Gs0mAEYY1MQBZD8KzitVgwvfFXAmZVhOWcNMTQHEaiJ1fnOw7i61ia7afc3F+MbKqQ0+2wFqYuk2rJyrUeONFH+NODYqVjUDLKpGWROlIldlRIFc7kO5S0EyJC6EJ2wouPsuCMcYYY1eHAwnGLpMJH91NQNmpBhEnCt1wIaG3M4r29mqnJCXaBMmMwi/PFVrPUWINUKMJcZFtj56o/V28ETIVWF8ApTvRZGdnZsm0aFlHoHMtvHOmWOutvbDPmfist/QA8dYLHlsWQ+BEFHLO9iUdnn4JKgyXjGC1rkNRRGoWFURfjBpOIvvuc+dsNBDfWDuz4lLQ8wK1BeD0PlBwwhhjjLHrh1ObGLtMq7oTuGtNCxw1PhdEKOhpiWPP6hY4c3f3qTtTdPfnIYXrxERqSQ8itPEhGE2roLf0IrBiPbTWxeFrWmM3QuvuRfAixcly+3pEtjwi5kpUSdBauqG2rYbRumphPyVcJ/azT+1b3JZsRXjjAwgELpxqRLMh1EQjvEpZTL6mgmyaeq3OtY+9VGooBr2hXaxOfFIQIc6+dRXCWx9bnJqtBxC753MIr9uNy6VF66GElg6mk6AlaovJGWOMMXbt8YoEY5dhcnISBmxsmHgRbV/+Bk6PV/PwuxtDSB76K2Dt7wGqCRcq3EoFsR2fglvKQdIDKJfL8N0yVFVFcMUGeEYUUmFGpCNJ0UZoysXj+nAsAWXbp6BE62FNnYUcjEJvWY342rth1K1AZeSwKFxWW1Yi0rFGTLwuDx0TtQ6B1j6YLee3VF1abC2G00nU+lUGZAlepSTmWEj69el8FOtYg5lgBHUdq+EVctCidQivqxaqXy7qLkXBFM2+oAJuWong1rCMMcbY9ceBBGOXOWxuzZo1uKeuDbH3/we2zv9yENC7NkOdvzM+O4j8ez8Sw+YkujtPw+U8F7ZhAmt2ojJ+GpgaXEgmoinUFdEWdhXU8IWHrAUa28XPuYKNLeKnZt+GDvFzKegCnDoviVWE+ZUE1xEFy3pdG66XOjr2NTo+FZGLTleMMcYYu2E4kGBsiXLFwdhMAZm8BVNX0JQMIhE1F4IIGjb32GOPQcpOIFvMwp6pFhhrDSsQXnvPwnFcmlCtyvA9Gb5VLQamoXCeXRJ/9mgF4FyeKwqEgRs7rZlWHi5nO2OMMcYY4UCCsTme56N/JI1CqVq8bNkuckULcdPCs8/8bxFEfP3rX6/WGgS64N/zRVjDR0T7Ur11NYy65oVjaY1dYqK0S92b5Ll1B4lqJ6r70IRqz7HgV8qiA5OvByD7rqgz+CRuOS9qGGjYmhqOi+CkNHwE5dHTgFWG2tiNSN920QlJpPr4VLsQ/cSaBRo0R8XJSwfKie03oFiZ0qqoiFxSL7/tK2OMMcaWFwcSjM2hoIGCCE32MDJdghmQ0BYycPrMYG0QQSsXo6eQ+/jn8MvVlYXKaD+kTQ/CpO5IlG7U0oPY3Z9D+t3n4OZmxIC38Ib7EVi1Az5dsEs+iqcPzE149qDVdYrfz1/wO+VCdT6ErEKra4Ysq7BT4yicOQSnMAtFM+HE62BAR/bd78MaqXaAUgJxeA9/DVqkfmFInD2jwGjuEYHHhVBRsl7fjuLEENz0OGBGEWrpu+xi68tVmRxDefw03OIs1HgzAi1d0GINF9w3e3o/3NkxaMEYCnUr0dTUVPP7UqkEd+Bj2KU0tIYOhDvW4nZQmR6Gk09BjdTBqLtw1y3GGGNsuXAgwdiSFYnpdAE/frMfmVwJPlzs3NSNB7f14tEH74GiVAuPXddF4dRHKA8ehZutth1VYo1QwrGFQGK+xWls12fhVwrwNercZELVDLFKUaIggiYwl3Ji30rlBLR4AwKda0RwUTyxF/5cGhQdO7ByK/JH3kFm30/EcDrqdhRYdw+kePNCECHOrZRGbt9LiD76q1Dmp01TbcbMiOhsdKGBdCR/7D1k33lOPB6KDnfro1D7Hkai++JF2ldjdrIf7kevIffRy2LeBgVA7t2fQXT7E1DOGWSXfu8FZN77PtwcnZuK8JZHkVm/B7GOdeL3pfQEcu89j/zBV8VrVQIxOHd/FvG7Po1blfg3dvh1lPoPUI4ZIGkI9m5FcN2ehX+HjDHG2HLjQIKxOSMjU3j5zaPITqWgyxW0Bsdw/FAG7fURbOpdTFvyyjmUh4/CoSFvc5zUKCojJ+CWClACIVjpKeSPvAE4tUPpSoGgKGB2ZsfgVQpionP1oA6syQHY6QlUBg4vBBHEzUyiMnEG+f0vzwURYiusyUGxYnEua/<text:soft-page-break/>wMvEIairo4lM6z5rownTOhmuROfIDUO88Cc0ENXdjn9r6IZH0bcJ0CCfnsCaT3vrjwdwpgUm89A7W+FZG+uxa2Z88cROat71cDHLGjg/y+n0CnFLG5QKJy6kPk97+05FgZZN75AdSGboS7q/vcaqzxfpSWtPCFb6N4ci+0+nYoS4JVxhhjbDnxHAnGAGTyZUxPZzEznUbYcNAWHIPra7AcAxOzcxfYcxzLgmedPw2a6h3suSnLNqUInRNEiMemJyHTxfwFVgaojalbLopA5VxuIQu3mBG1F1rjCmhN3aJgW/Y90Vp2KbW+DbK+dK4C3dA2LlqHQEHNQhBRc66LgdK15mQnz99olarnsoQ7MbgYRCxhZ+YDKsBOTYhVFNmMQDbC4r+uVYQ9M4hblXhN5/Gq/64YY4yxmwQHEozRXOR0GUHVRjLkoV4bhuMpmCnWQYOLZLj2rr9qmDAau8TF6zxZ1aE1tEOZu6hXzCgVH0CmeQaqIaZE0wRmMeOABre19dVMjlaidaLzkxqKA8oFLvj1INSmbtiTZ6s/EwNQTNrWBXlp7YOiI7rlUSh+NaBZOqDtYmlNkhlZHAy3hCImXl8fin7hY0tGbQBULT6/0Lktee+CETH/glZhvGJG/FfWw9X38halBOgzOR9P62aMMXYz4dQmxgCYhooOfRqt4QzSWQUzpQb4kJGMGFjbUnthr9EwuMZOBApp+HalOshNqwYX2lx+PwUVWl0bSv17Fx6nRBqgN/WIC/pgzxYxPI1WH6gDEwUbRkM7zIZ2eNlelIeOLj6hrEDRg5A1fTEViu5PFzLi7nviid+EO3ocnu1Dr29DZON9cKlYO1+9k0+BC02vvhh/RRdCG+5F4dAvFrbpzb3QO/pwvejtq8VzWOOnFraFNtwPnFMkbbWuQ3jLQyKta57W3AW1ffHc1EQ7lGBcFKjPMzrXQKZg7xZlNvegPNgMJ7W4AqEm22A2r1zW82KMMcaW4kCCMQBNyQDGRsJ4okvDoLIds2UVQU3C6gYJqxrOvyMeXr9HXNRXxgdE+1a9qRuhNXcv7mCVRPG037UJbiEtCq31ZBtkarNKA+OauyApCqzRU/DtcvUiccUa8TuzezPkQAROdlqkO2kNnbCou1G4DoHVd4sCbUpTkmkAWymL6NaHgZ4tNeeniOnOl3b3OpHoRn7jQzCaOmGlp6EGIiIPP7RiE66XUPdGePf9E9hjR+GUctDj9VDbNiBcv1iLQurq6jC17REkW3phpcahBKJQm3oQXblxYR9Z9kUg5OZS8CslyOEooIWgVKpTx29FVBgf2fEUKkPHREqbEorD7Fz7iQEhY4wxdqNxIMHueDRs7tlnn8XnPv1pJBODiKWOwJcdGHTRqjZAUs4vOKaL7fi2x+HkUqLe4dxp1DTHgVq5mi21d5ApaJhnNnSIn3PJsgyztRegnzlOPg0lPSa6+VBhtm8r8Mt5yG3V4ONqhXs2AvRzA0X6NgH080tIR9/H7DvPiQJzYvZuh2JICLdvWEj3kRwLaiAE0I/gVNPKbmF6JAl93e7lPg3GGGPsorhGgt3R5idWq6qKWCyKaH0DIvVNiDa1wQhFoEoS/CXpROdSI4nzgggiWpjOrT4sJV1hjrvZ3I1gz1ZxSFqlkCQJemOXuEt9O8sdeQvZj14CZHrhsvgpnz4Ae/DYwj461YmcUw9BKWR6snZ1gzHGGGPXFq9IMNzpQcT8sDnNKaEciEDVg/DLBVGTIAbEUR3EZaJCaj3ZCmtmlNYhFoqCtSsc8iarGiI7n4LauKLa+SkYQYDqDC4ywO1y0cRsh+ZalIuQzSC0eFNNMfhysbNpoFIEaAL2PN+Dk8/VrA6FNz4Aa2pQpDYpdCe/oX15Tpgxxhi7g3Agwe5IjuPge9/7Xs3EarfkimnQlaGj8PKzogCaUoyUxJVdrGt1rZBDUTFbgoISJRitFlZfIcmxoVJwE6sXqx0U7PiR5FUdk1Ar2wrVajjVAXbUVtYt5mF2rBbdqJaTGp3rYjXXVneebNR2NVLNENTbZJo1Y4wxdqvgQILdkSiV6ctf/jIaGhpEEEEkSRFD5UQQQZwKysPHRArRlVLMsPi5Wr7nojI5AH9+foXvixUEWjHRaDjbVXCo+9RcELHwfHZZdH2S441YTo7jI7L9U8i999zCyo7Zsx1+NLms58UYY4wxDiTYHZjOtH//fjz++OPo7Oys+Z2dnYKsGvBDieoUaFmCrAfh5lNYbrSqsRBEiNKmaqoPdYS62kCCpkUvosnXlYXgZblpoQhyk6OIP/pPRcE5rTxUijmozvkDARljjDF2Y3EgwW5rr34wgGODaTi2i+aYh9MHXkVdXRK2bcMw6KK5qjRyAqWzR1AaOS5qAzzPAyoFqPFGGMr5qUOV1CSKp/bCnh2DGk4i2LMZZktPzT6FgcOwho/DnhkRLUmNjjWI9O26otchKTKKngLMDMCZHoJshKC1rkIoksDVolazwBQqk/3i9SjhBPTW1TCDFx6KdiEUdNjZaTHbgorBlUjd3DC5i8se+wDW2HG4mVloyRaYPRsQbK9NT9JjdQj3bkTmvR/Bz04Buonw5kfhx1twq8id2IfK0CF4+ayYLaKv2o5Q04rlPi3GGGPsqnEgwW5bP3tvAN/+wSGULBcBuYi+YD9CkaioiVgaRBRH+zH7yl/BqZShyBIqAweh1LXBd10xECzYd3ftykWxgPTb30dl6MjCtvLZw0g88g0E5i4QZ2dnYR94pWbIm3L8fbGaEOnbedmvhdKj/MH9yH/wwsI2+fBb0B7/dRgti21irwR1lM0ffg2FU/vm0ockqGcOQg3/FoLtqy7pGNbUMJzM5MLfndws0LISKs26uIBs/36kf/E3cKbPLmwLTd0DW0sg1rS4wkLF37nDryGy63NQfBe+qiN34n3odW24FeRO7sPsy38JNz2xsC00Mww8+hsIhXhKNWOMsVsbt39lt619R6dEEKFLFRFEVHwdA9YqjEzXpsVUBo/ASY9DhifuqNMAOFRKCHSug1rXgsroydr9hw/<text:soft-page-break/>XBBHEyU6ifHZxmzZyGIVDb9bs46bGYY0tTnK+3Lva+QOv1mzzylmUR4/jalUGD6N4Zr8YkCcpmlhRcDMTKJ89dMnF2g6tFixFNRznblvCGTlZE0SQwrF34I8erQ3a0hOQfR9+pQC3UoJfykORFXjF6tTum501fKwmiCCFw2/BG/ho2c6JMcYYu1Z4RYLdtlKFEmiSg+0rmLTqMGU1Qndc5Aq1gQR1KRJ8H25uGm5OgqQH4PkeKsMnoSVrW4m65bn9z+Fbi9sdm6Yqn19jQHfYrwido1U6/3jFLK6WW8lBkjWxGkEpSqILlCTDq5z/fBfiU42F75+/3a4t4F7Ksy/yHlYW27oSJZxEqG838h/+pFqropkIb7gfcrIVtwIKsi6wFc78vznGGGPsFsaBBLttrWyQMHI2g7wbxrjVJLat645jVXtt7r9WPxco0LQ31ZhrNSrBdygQ8M5LozFoxUIPnHdhT+1e5+l1HaJOwM3N1O5zhV2QlOYu6M29sMZrVzT0+ivvKLVwjMYuGDs+A0324GZnRM0EzWKQqe3qJZCNACTNgH/OvA0lePEaCfUCNQ5KIA6lqfb1yHoA+Y9eWix4t8vIH3wVyXP2u1ldqBBeiTXAbDp/WjpjjDF2q+HUJnbbdmea7X8Ta+rSkJXq3fI1PUk8ur0V5jm10+aqzYhufwKe40BNtkCJNyOw9i6RNhTe8jikltqLPiqqjm1/cvFCWTMR2fIwzN7NC/uEVmxAfM+XoMwHF3oAkZ1PQ2pZ3OdyqLqJyNZPQW2YK9JVdAQ2PQyvuQ9XywkFoaSHkf35d1HY92Pk3vw7lD7+OdToJxdLz6MVDL1xBSR1MfBQQlGoiYsHTW68GZF7Pg8EYpDNMORoE8L3fB5GKFqznz09BN+zIdFwPM0QK0VUDO9+QtrUzUTrvRuRHU9VA096X5ItiO/5IgJtl1Z7whhjjN3MeEWC3bYTq+Omis/u3oAH5RVwXR9doQKisx8AzuM1++t6GMk9X4bRvg52agxqtAFOdhqhvp1iyrN6gaFssc0PQm/vgzszBjWSOK9jEwmu2QU/2Qo/NQ7fiCJY3wyzqbbl7CVzHLiFaYQe+nXIuUn4pgkpmICypMD5io30I39gsSicVIZPwB7pB7q3XtIhqEOTsmID3FJeBBZyIAyJVnguwnAtWMlOxO5+Gg7VpUQaRHqV7yxtRQtIZohaVkHSJJGmtrD9Jpi6fSlCyTqEHv91mD2b4RayMOo7EWg7/98KY4wxdiviQILdlkEETaz+4p5NkCb7sR7j1V+WKaWmWVz4X0iwbRVKjgXfqUCbb31aLkOOXXhOQ4BWG5akMy3luhZy+1+B19QDRTOh6ioyJ98BZBlmQ8dlvy5VTLMGnI9/urhRVhDe9AiullfIzc2lqL3wdyuFyzoOFWmr4fgl7UuBRundH8ItZsTfKSlKb+5BcPW2mv2MrjUI9m5H8dQHC9vUaCMCnRtxK4n01r4uxhhj7HbAgQS77SZWd3R04POf/zwMyUcRLqypIRp0IHLTAz0XTy2i1By9uUvsL4a/SbKoaVCjdZd9Hvb4IORQDMVffA/W+GmR/x/a+igKqfQVBRK+Y0EJJeAaM/AqeRFEaPFmMdn6aqlUuEx3+M8pAKaVmeuFpnKLmhRJoWptEYRQ4TjVaCDWULNaFN/zBWgNHXBmR6GE4jA71yPQtvK6nRtjjDHGLg0HEuy2MDU1hWg0ivr6enzta19b2B5etxtOLiU6MNFMA1n+5LIgyQzClxQ4xSxkSqsxQ5Ck8x9D3Y2cfAp+uURXu9DCyZoaAdcuI/PWs3DT1dUQt5RG9u1nkHyC7thf/t10mmnhhWLQ2tfAnR0VBc56Qyckvzrh+mpE+rbD3v15pN/6AUCdpxQF4S2PQlt5ZfUclxoYafEmMfCP0rYkTYfv2osdtJbQYw3Qdz553c6FMcYYY1eGAwl226QzrV+/Hp/+9KfP+/3FUpkuhHr8l8Rgtqry0DHEdn4aenzxLrnv+7AmBqpD1+a4mWkYbasgz9VTWLNDC0HEUvbMKK6EEgjBmxpG9r3n5tKQaCWhDYn7fwVXi6Z464lexJ/650BuCghGYUsajOClpSldCTXRjNLJD+AuaV+r1rdDq6tttcsYY4yxmxd3bWK3TU3Eww8/fFXHqsyMotR/sGabl5tGefhYzTYqml0aRIj9KsWabYoWpv993nNI+uJE7ctRnhpG4ePX5yZPz51HehyVwdoBbleCpndbE4eAqTNAOQ/MjkKbOQtronZg3LVEKUpUrwKlei9D1oPQoo1QrvD9YYwxxtiNxysS7LYIIr7+9a8jEKi22LxSbiFNU9QusL1aEDzPd8oXGUi3OEfB61iF0Nq7UDj6zsI2JVIPs+nK2rU62Rl4Vl7MeKCUK0qt8ko5OLlpXC3qtHQhXvnyiq0vh+TaCKxYL2of/EoJSjAq0rV8m97bS2s7yxhjjLHlxYEEu2UNDAxcsyCCqOE6MZ8BrnV+x6Ql6O75hdCF8Lx4vBmlrU9CrWsTaVBKOIFg1yaE1911ReemJZrEQDonPQYnPQ5J0aDGGqHVXX7h9rkU6rREdSDn1FvI4et3QT/fvlUNRkUq1dxWyEbouj0nY4wxxq4tDiTYLadUKonA4e6778aOHTtEp6ZrQU82Idh3F4rH3qVlB7FNre+E2bGmZj8lGBGFwnZ6onYAWyRZs1+ge734uRaMZDP0xk5UxvqpSEMUK9N/9earn5CsxxthtvehPHR8IXWKOjmZNMH7OtEiSXiFlEgTW9gWb4QSoJQwxhhjjN0KOJBgt2Q6ExVVU3H1tQoi5kXW3g2trhVOegKSEYDZshLK3FTipSglRw7F4VlFyJohUnNoENv14pYKCLT2inavdmoSsm5Ab+iAqp8/<text:soft-page-break/>LO9KBFduE8XbTn4WihGClmyBvKQL1bVG7V6Nll5RbO3ZFfGcFKAxxhhj7NbBgQS7qeWLFjIFC7IkwSqm8Lf/+3sinamnpzodOJ+fgn3yAJCfhmQmoPZsQLiu7Yqfz7ZtuLlZ2OnpaqekWNMFAwma2iyrKryKD88qQ9ZMEXgsNTY2huD0MXgUlJhRaA0rEOq6shUKSZHF3AUtUi/SmuhH3L2/hsGLTulTiSbcKBR4UUtexhhjjN2aOJBgN63JVBFnx7KUwYNsehrvv/48ksnFmoh8Po/S288j98ELC48Jrb8XuPvLCDdfWRvRwoc/Q/bAy4Dnir8Xm1cidu9XEKivnWDt5NOojJ9e2M+eHYPR0gM1tNgyVT/xC8y8+X1aTxB/N3u3Q3Y8BHovf46EYobhloso0YRnekOoxWwwhui2T13R62SMMcYYu1rc/pXdlBzXw8hkfv6aGccOvodgKIr7HvnsQmG1d+Yj5D74cc3jCoffhHP2oyt6zvLYaWQP/WIhOCDWeD/KZ/bX7EdzJOyZkZr96M/OzJj4HcmdeA+Z959fCCLE8U/tQ3mc6hAun0MdmtITkEMJQDNFUTKtlLiZySs6HmOMMcbY1eIVCXZTqlgObMcTF+aURrTl7kcgQYLtLf6TdTNT1VBYpjqBuYjD8+Dm01f0nHZ2EhDtR2u52dqZEWICs3WB/WgqNAUXigqHHmOVzn+OKzw3r5ijcdli4J0kq5BkWfyIlrWMMcYYY8uAVyTYTcnQVRSyM3jn1WdRKuag6yY03UDIXAwk5FgDIGuAUwGoixH9iHamV5Z3r0bqxd3+cynR2m5MVJ9ARc/nkqmWYq5mQaXHXKhIm1qtXgGaHeG6NpzMJNzsJJz0pJj/QIPdGGOMMcaWAwcS7KY0PTWJ916n1CBAVaudiVRFQkv94pwBqbkPoU0P1DzOXLUDatPKK3pO6ooU3XC/mGcwT2/qhtm9pWY/WiHRqKBbWtyPAgjq9kS/E/todYju+HTNsYyerfCbVlzRuUmKAr1uad2HJ55TTTRf0fEYY4wxxq4Wpzaxm7bFa10yiS986auoOApkWUIiYsA0Fv/JmqoPu2cTEskW2NkZqKEY5FgT9OCVDzULbXsCWn07rJkxyIEggh3roMUbzttPDcchd66DI1KLJFFkvXQgnZcfQS62GsmnvglrdhxKIAg09MAb2g+s2nnZ50WrD/ScobW74RTTkGQDajgGab6IhDHGGGPsBuNAgt1UqP3qX//1X1/SxGqaPWBKCpBohr7kzvy5bVgvh6Zp0FZuQWhl7SrEhchGEPrchObzjpPsRPjQq5jd95OFbWprH6I7n7qi8xIzKjxP/FejCdxE1GNcv9kVjDHGGGOfhAMJdlOhC/kvfOELaGlp+cQggsiB8HkTptVI4rwJ08vB9yrIn/ygmv40t2rgTA/By89c0fFoxcPWTfhLirwlVeM5DIwxxhhbNhxIsJsmnenw4cN4+OGHF4bN/TJUj6A3doriardCE6ZNKKHoQp3CcnJzM1BUE3JLr5jcDEWD5zrwy4UrOh4FDWbLKhE0eZWCSKNSY40XLPpmjDHGGLsROJBgN01NBKUz3XfffdD1anH1pVKCEfFzo1GA4BYy1XOg+gzNWPidGm8CzACMXZ+D6lhQDBOp/W9Aps5QV0g2TBhXWKzNGGOMMXatcSDBbpoggmoiLjeIWC5OIQNr/DR811loCWu0rFwIaBzXQXTLI8i+9Q9wJvohBaOIbHkcXpi7LDHGGGPs9sDtX9mymZmZqQkifllNxM1ifrL1fBAhtrk27NmRhb+75Qoybz8rggjx+2IW2befgZQaXJZzZowxxhi71nhFgi2beDyO7du3Y/fu3bdMELEw2bpy/tRqt1wQwYWkqPBzo3BT4+fvkz5/G2OMMcbYrYgDCbYs6UzU5rWjowOPPPIIbjUUKEiaXtNBiVCx9/xka0UL0/+m0KH2sfpiHQVjjDHG2K2MU5vYstRE/PznPxcpQrciSZKhJVtqplZTm1faNt8xym1fidDau2oep0TqYTb13ejTZYwxxhi7LnhFgi1LYfVXvvKVm6JN65XSovWQVWOxa1M4DiVAqxBViUQrSpufgJpohTU5ACWSRLBrE8LraoMLxhhjjLFbFQcSbFm6M91KNRFX2nY2sHKj+GGMMcYYux1xIMFumLa2Nnzxi1+8LYIIxhhjjLE7HddIsOtqenpaFFY3Nzfjn/yTf8JBBGOMMcbYbYIDCXZd05n+4i/+Aq+88spynwpjjDHGGLvGOJBg170m4oEHHlju02GMMcYYY9cYBxLsmrsdC6sZY4wxxlgtLrZm19zJkyevWRDhFDLwCllAlqFEElCM4DU7T8ZuBCefhpOZgGdVoASj0BLNkHVzuU+LMcYYu2qSf6tOBbsDzU+BvllrDiqVCgzDEIPmHMeBpmlXdTw7NQ5ramhxg6zAaOmFGope/ckydgO4xRzKI8eBJV+zshGC2bEa0twUdMYYY+xWxalN7JqlM/23//bfcPz4cTFo7mqDCN+1Yc+O1270XDjpc7YxdhNz8rM1QQTxKgURYDDGGGO3Og4k2DWriYjH4+js7Lwmx/RsSwQT5223Stfk+IzdEJ574e2+d6PPhDHGGLvmOJBgN2VhNeWQS6px3nYlcPFJ0ozdbOTg+Wl4kqJBDoSX5XwYY4yxa4kDCXbFqBbixz/+8XXpzkT541pDG/1hcZtmQk00X7PnYOx6UyN10JItor6HSLoJvbkLsqov96kxxhhjV427NrErDiKoFuIrX/kKFEW5Li1etUgdFD0Et5QRAYUaikNSr672grEbif5vRK9vhxpvhO/<text:soft-page-break/>Y1ZU2LrJmjDF2m+AVCXZF6Ux/+Zd/iVwuh3A4fF3nRMiGCS3eBC3WwEEEu2XRCoRihjiIYIwxdlvhQIJdUU2E67pQVV7QYowxxhi7U3EgwS4ZT6xmjDHGGGPzOJBglzxs7rvf/S4HEYwxxhhjTODcFHZJaGL1Zz/7WXR0dHAQwRhjjDHGeEWC/fJ0ptdff110aerr6+MggjHGGGOMCRxIsF9aE3H8+HE4jrPcp8MYY4wxxm4iHEiwSyqs1jRuvcoYY4wxxhZxIMHOMz09zd2ZGGOMMcbYJ+Jia3aeeDyOLVu24L777uMggjHGGGOMXRAHEqwmnYmKqltaWvD4448v9+kwxhhjjLGbGKc2sZqaiFdeeWW5T4UxxhhjjN0COJBgNYXVX/rSl5b7dBhjjDHG2C2AA4k73LndmbgmgjHGGGOMXQqukbjD0XyI5uZmfOUrX+EggjHGGGOMXTJekbhDzczMwHVdtLe34xvf+AYHEYwxxhhj7LJwIHGHpjN9+9vfxs9//nPxd0mSlvuUGGOMMcbYLYYDiTu4JmLPnj3LfTqMMcYYY+wWxYHEHYQLqxljjDHG2LXCgcQd5MiRIxxEMMYYY4yxa4K7Nt0BLMuCrut46KGHcO+994o/M8YYY4wxdjV4ReIOSGf67//9v6O/v18UVXMQwRhjjDHGrgUOJO6AmohoNIrW1tblPh3GGGOMMXYb4UDiNsWF1Ywxxhhj7HriQOI25Ps+nn/+eQ4iGGOMMcbYdcPF1rchqoX46le/Ck3TOIhgjDHGGGPXBa9I3IbpTMViUdRFcBDBGGOMMcauFw4kbrMgolKpiBUJxhhjjDHGricOJG6AAwcOYN26dXj77bevy/G5sJoxxhhjjN1oHEhcZwMDA/jmN78J13Wvy/HL5TL+6q/+ioMIxhhjjDF2Q3Gx9XX00ksv4Vvf+hYymcx1ew7TNPHpT38a3d3dHEQwxhhjjLEbhlckrpPf/u3fxu///u+joaEBTz/99HVJZ3rnnXfEnyltioMIxhhjjDF2I3EgcZ2cPn0af/AHf4Bnn30WXV1d16Um4tChQ3Ac55oemzHGGGOMsUvBqU3XyYsvvghd16/5canWYmlhtaryR8gYY4wxxm48vgq9Tq5HEDE5OQnbtvHMM88gHA7jf//v/33Nn4Mxxhhjt5aWlhZ897vfXe7TYHcgDiRuIYZhiBkRkUhkuU+FMcYYY4zd4TiQuIXs3bt3uU+BMcYYY4wxgYutGWOMMcYYY5eNAwnGGGOMMcbYZeNAgjHGGGOMMXbZOJBgjDHGGGOMXTYOJBhjjDHGGGOXTfJ937/8hzHGGGOMMcbuZLwiwRhjjDHGGLtsHEgwxhhjjDHGLhsHEowxxhhjjLHLxoEEY4wxxhhj7LJxIMEYY4wxxhi7bBxIMMYYY4wxxi4bBxK3mAMHDmDdunV4++23l/tU2DJ/3qOjo/jX//pf495778XmzZvx1a9+Fa+88sqynCe7uT7vDz/8EL/2a7+GnTt3YseOHfjd3/1dnDp16ga8Ana9vsefffZZfP7zn8eWLVvEv4H/4//4P5DJZM7br1Qq4b/+1/+Kxx57DJs2bcITTzyBb3/723Bd97x9+Tvk1v8ev16fN3+HsEvFgcQtZGBgAN/85jcv+AXB7qzPe2pqCl//+tfx8ssv40tf+hL+8A//EI7j4Pd+7/fwox/9aFnOl90cn/d7772HX/3VX8XY2Bh+53d+B7/927+NQ4cO4Vd+5VfQ399/A18Ru1bf43/yJ3+Cf/Nv/g3i8Tj+1b/6V/jMZz6Dv//7vxefc7lcXtjP8zz8y3/5L/HHf/zHuOuuu/Ctb30Lq1evxn/6T/8J/+E//IeaY/J3yK3/PX69Pm/+DmGXhQbSsZvfz372M3/nzp1+X1+f+HnrrbeW+5TYMn7e//7f/3uxfe/evQvbSqWS//TTT/u7du3yC4XCMpw1W+7P2/M8/6mnnvL37Nnjp1KphX3PnDnjb9y40f/N3/zNG/iq2LX4Hh8dHfXXr1/v/8Zv/Ibvuu7C9h/84AfiGH/6p3+6sO2FF14Q2/74j/+45hj/9t/+W7F9//79C9v4O+TW/x6/Hp83f4ewy8UrErcAuhvw+7//+2hoaMDTTz+93KfDlvnzpjtbzz33nFia3r59+8J20zTxjW98A6lUCq+99toNPmt2M3zeH3/8sUg/oBQYuns9r6urS6Q+vPnmm5icnLxBr4xdi+/x559/HrZtizvEsrz4/7I/+9nPoqmpCd///vdr0p80TRN3npf6rd/6LfHf+X35O+T2+B6/Hp83f4ewy8WBxC3g9OnT+IM/+APxpUH/x8zu7M/75MmTKBaL4v8pnItyZOdzctmd93nv379f/Jfy6M9Fj6dUCLpQYLfO9/j8Z3vuZypJkvj86bi5XE5sO3jwIFauXIlwOFyzLz1fLBYTvyf8HXJ7fI9fj8+bv0PY5VIv+xHshnvxxReh6/pynwa7ST7viYkJ8d+Wlpbzftfc3Cz+Ozw8fB3PkN2sn/f4+HjN9k/al90a3+P0mQaDQUSj0Yt+piMjI1ixYgXS6TS2bt16wePQ6sX8Z8/fIbf+9zgVWV+Pz5u/Q9jl4hWJWwAHEXeWX/Z5z999pIuLcwUCgYX/J8PuvM87n89fdF9KY1i6L7s1vsfp8w+FQhf83fxnSnebP+nfyfy/lfnPnr9Dbv3v8ev1efN3CLtcHEgwdovxff+X/o7SHtid93lfyr5L8+zZrW3pZ/pJn/38vpfz74S/Q66vq/0Mrtfnzd8h7HLxvwbGbjHzdyeXtn2cN3+n6EJpEOz2/7w/ad/5bZFI5LqeL7u26DO92B3gpZ/p/Gf/Sfteyr8T/g65Ma72M7henzd/h7DLxYEEY7eY9vb2mlzWpeZzYS+U38pu/8/7k/ad33ahPGl286LPlNJN5lNOzv1M6e4w5cNTwW0ikVj4N3GhfS/l3wl/h9wYV/sZXK/Pm79D2OXiQIKxW0xPT4+4IzTfkWOp+c4b27ZtW4YzY8v9ec93YLnQvrSN0hcu1LmF3bzmP9NzO+VQmgl9pqtWrVro2kP7Uoeec+9SnzlzBtlsdqEwl79Dlt+1+Ayux+fN3yHscnEgwdgtRlVVPPXUU/<text:soft-page-break/>jwww/Fz9Jl5+9+97uor6/H/fffv6znyJbn86aLgO7ubjzzzDOio8vS6bovvfQSHnroIXEXk906nnzySTEr4Nvf/nZN/voPf/hD0c//i1/8Ys1sCcuy8J3vfKfmGH/2Z38m/ju/L3+HLL9r8Rlcj8+bv0PY5eL2r+z/3959wEhRR3EcfyhFDQQ4VKJIC0YMAgECh6DSBYQDBBGw0SLqkXCUiAoCCSihSAlFgUjoTYoRFQIWlI4SBIwagRD1pCh2KQHEkt8Lu9m72727gYMd5PtJNsftzM7O7Jrz/+b/3v/hCtSvXz/bsGGDNx7q1auXpaSk+B9+3Z2aNGmSFStWLNmniCR93yNGjPD9unbtao899pidOXPG5s+f76uzDB48OKnXgdx9//33PtCrUKFC9G5yuXLl7JlnnrFp06ZZ7969PbDQHeeFCxdajRo1rFu3btHXt23b1lasWGGTJ0/2JWG1ffPmzbZ+/Xr/b6FatWrRffkbknxBvoPdu3dbZmamzxyUL1/+kn7f/A1BEAQSwBVI3VKXLl1qEydO9LtR6nxbtWpVmzVrljVu3DjZp4ckft8NGzb0u9caeGp//c9f3WzVHEspDgivnTt32pAhQ6xjx45Z+gOoQ3KZMmX87vGoUaP8DrIGeRkZGdElOUVpJzNmzPDvXn0M1AxNOe86pjpjx+JvSPIF+Q7eeOMN/z7HjBkTDSQu1ffN3xAEUejfvNYQAwAAl8W8efO8K7ICBiBWenq6paWl+UwEEBbUSAAAEAK//PKLrVq1yurVq5fsU0HIqNB5165dFDojdJiRAAAgBFT7oPSmLl26JPtUEDKqb9DqXKmpqck+FSALAgkAAAAAgZHaBAAAACAwAgkAAAAAgRFIAAAAAAiMQAIAAABAYAQSAHARWK8CAHC1IpAAcMV78803vUvrE088ka/9Dx065Ps3atTogt/zxx9/tGeffdZ27NgR6BzjPapXr+7dZHv06GErV660f/75J9/n8cknn/gxHnnkEQuT7du3W7Vq1Wzv3r0Jt7/44ovWpk0b75pbp04de+CBB2z06NF25MgR30dN2Vq3bm2nTp26zGcPAMiPwvnaCwCQxeDBg30Q36lTp0CvK1OmjAcNsc6dO+fNyNRDQIHJ1q1bbfLkyXal+vPPP/3z6dChQ44GWgrAnn/+eQ8k5I477vAGbH/99ZcdOHDAFixYYE2bNrVbb73V+vfvb2vWrLGxY8fS6RkAQohAAsBVp2zZsrZ27VorUqTIZU9pqlKlik2YMCHuti+//NJnVXRuulN///3353m8mjVr+v7XX3+9hYWCoOPHj9vAgQOzPK9g6fHHH7fMzEyfDXrhhRf884jQTMy7775rtWrV8t9Llixp6enpHkg8+OCDPmsBAAgPUpsAXHUUQGgAW6FCBQuTu+66yx5++GH/93vvvZev1yiA0LXoDn4YfPvtt7Z8+XJr37693XzzzVm2jRs3zoOI++67z2bOnJkliJBrrrnGX3fDDTdEn+vatauVKFHCXnnllct2DQCA/CGQAHDVSVQjobSbESNGeK6+7vSnpqZa9+7d7e23387x2k8//dR/79Wrl/+uNKeCEAlufv311+hzmqXQe+zfv9/Pp0aNGnbvvff6TERuNRKa4VAdR+PGjT3FSPUGGsz/9ttvOfY9duyYvfTSS9asWbNozYZmFPSeQcyZM8dTtSIBUYSuR7MN1157racp6Wd+A6V27drZZ599Zrt27Qp0LgCAS4vUJgA4n3bTuXNnH1Arb79Jkyb2xx9/eN2CBuvfffed9evXz++Wa2C7bds2f02DBg3sxhtv9EdBUJ2A3HLLLTm26f1PnjzpgcEXX3zhA/6jR4/GPY4G7UodUu2B9lMgoddooL9hwwafNVDqkHz99dfWu3dvv56KFSv6tSuoUqDy4Ycf2rRp0/w983L27Fl755137KabbvJgJ2LhwoX2/vvv299//+2f36RJkxIeQ9eoc4il4Gbx4sW2atUqL8wGAIQDgQQAmNmyZcs8iHj66adt0KBB0ec///xze/TRR2327NnWp08fS0lJ8RoHzRJo4P3UU0/lKJ6+UCpA1qpNkpaWlmP7mTNnPEAoVaqU1xMoFSheIKHnhg8f7nUc06dPj9ZaaKZAhc46hoKDYcOGeaCRkZHh1zJkyBBfOapQoUK+vwIObVPh9Lp16/zac6NZA62wpKAjcgxZsWKF7du3z/+t7Qo2EtFKTtnVrVvXr1VF6ACA8CCQAAAz++mnn/xn9loDpTi9/PLLXlcRZFnWRA4ePOjpRtnv5H/zzTfRNCIN5u++++4cr9VMiIII0cA6kbfeessH7Ep3ii3YLly4sAcLWpL1999/9+c0U6DZFq2U1LNnzxwzAd26dfMZBQU4CppyE0n3uvPOO7M8r9QwBTQKXjp27OjF00Fcd911Pkuhz0g1GJUqVQr0egDApUEgAQBmvgTp0qVLvY+BZiE0sFbaUvHixX3FoIKiO//Z78gXK1bMl4Vt0aKFD7T1M57sA/S8BvQKBLJTCtYHH3wQ/T3SByNe4CIqjFYgofSuvAKJyOxIuXLlsjyv10feU6li2QOp2O9AxdXx3HbbbR5I6D0IJAAgHAgkAMDM2rZt6zUE8+bN81x8PXQHv3bt2l58/dBDD/md8YulAm4NrC9EpKbhQmdXchv8jxkzxh+J/PDDD/kKkkSrLMWKTW1Ssboe8ag2JZHIMWOL0AEAyUUgAQDnqX5AfQ6U7rN582bP+dcddD00+NeMRenSpZN2frmlM8VSLUR+RdK16tevn2O51lh51UfEvq+KqrOnNh0+fNhnSBSM6fMsWrRovs8x9jxV0wEACAcCCQCIobQc1QrooUGrCqC1LKrSahRI9O3b18JOqybpfDWLcPvtt+fYvnr1al9WVUXR2jdSf5F9ydYLnTGJt7ysPlfNOKgO5KOPPrJWrVoFOnZkJiJSIwIASD76SACAmQ0YMMDvyuvOeYQK<text:soft-page-break/>rNVrQrMU+U3vCYNIB+iNGzfm2HbixAlfGUmrOil1S3UJifaVBQsWeJDx6quv5vm+kdoFLR0bj7pUi5Z/1XkEoRW1pHLlyoFeBwC4dAgkAOD8XXytZDR+/HhfRSni9OnTnuoksb0RVCAtx48ft7DRzILOTzMoW7ZsiT6v6xo5cqTPtKgmRE3h2rRp49eua5w7d64vGRuhovOpU6f6LIKa3uVF9SSyZ8+euNv1XgrMtPKSls/V8WPpvbXiVLzZCK0spULx7D0mAADJQ2oTgP+N3bt32z333JNwe5cuXax///5xtyllSSk36pegDspq4iYa7KqIWL0MOnTokOXuu+oolPa0Zs0a73AdGUgnm1Y4UvfooUOH2pNPPmm1atXyYEHF5EeOHPEUI/WGEKU4KVjQikxalnXRokUeNCioUo2IBvdajjbRSlLZC8m1ypVepzqJeN2rtQzsc88955+zAh6lXumzVA3EV1995bM+2VfJ0veh89BKWgCA8GBGAsD/hu60//zzzwkfuaXTqIh6yZIl3nxOBcG6k68lT8uWLeuDbt2tjy0QVuCh4mF1mlZAEekBERYajOt6mjdv7vUSai6nJnHqYK3nFUDEpkJpJkA9IzRg37Rpk2VmZnqql1KaFJDkhz43pUHpc07UPE4zJVOmTImmTOn9VIeiZWjV9TqSRhZr/fr10UAQABAehf6NnccGAOAiaMajZcuWnsL02muvXfTxVLitYymoUXdxAEB4MCMBACgw6l2hlKWPP/44Yb+IIJYvX+61HRkZGQVyfgCAgkMgAQAo8BWwVJMxYcKEizqOiqxff/11TzerWbNmgZ0fAKBgEEgAAAqU+kmMGzfOaxtUKH2hVEuhgESNAgEA4UONBAAAAIDAmJEAAAAAEBiBBAAAAIDACCQAAAAABEYgAQAAACAwAgkAAAAAgRFIAAAAAAiMQAIAAABAYAQSAAAAAAIjkAAAAABgQf0H9tKZ9VREfDwAAAAASUVORK5CYII=",</text:p>
      <text:p text:style-name="P4"><text:s text:c="12"/>"text/plain": [</text:p>
      <text:p text:style-name="P4"><text:s text:c="14"/>"&lt;Figure size 800x800 with 1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import seaborn as sns\n",</text:p>
      <text:p text:style-name="P4"><text:s text:c="8"/>"import matplotlib.pyplot as plt\n",</text:p>
      <text:p text:style-name="P4"><text:s text:c="8"/>"import matplotlib.ticker as mticker\n",</text:p>
      <text:p text:style-name="P4"><text:s text:c="8"/>"from scipy.stats import linregress\n",</text:p>
      <text:p text:style-name="P4"><text:s text:c="8"/>"\n",</text:p>
      <text:p text:style-name="P4"><text:s text:c="8"/>"# 0. Prep\n",</text:p>
      <text:p text:style-name="P4"><text:s text:c="8"/>"df = orderlines_product_merged_df.copy()\n",</text:p>
      <text:p text:style-name="P4"><text:s text:c="8"/>"df['discount_flag'] = df['unit_price'] &lt; df['price']\n",</text:p>
      <text:p text:style-name="P4"><text:s text:c="8"/>"\n",</text:p>
      <text:p text:style-name="P4"><text:s text:c="8"/>"# Compute Pearson r\n",</text:p>
      <text:p text:style-name="P4"><text:s text:c="8"/>"slope, intercept, r_value, p_value, stderr = linregress(\n",</text:p>
      <text:p text:style-name="P4"><text:s text:c="8"/>" <text:s text:c="3"/>df['price'], df['unit_price']\n",</text:p>
      <text:p text:style-name="P4"><text:s text:c="8"/>")\n",</text:p>
      <text:p text:style-name="P4"><text:s text:c="8"/>"\n",</text:p>
      <text:p text:style-name="P4"><text:s text:c="8"/>"# 1. Start plot\n",</text:p>
      <text:p text:style-name="P4"><text:s text:c="8"/>"sns.set_style(\"white\", <text:s text:c="30"/>\n",</text:p>
      <text:p text:style-name="P4"><text:s text:c="8"/>" <text:s text:c="13"/>#{'xtick.bottom': True,}\n",</text:p>
      <text:p text:style-name="P4"><text:s text:c="8"/>" <text:s text:c="13"/>) <text:s/>\n",</text:p>
      <text:p text:style-name="P4"><text:s text:c="8"/>"fig, ax = plt.subplots(figsize=(8, 8))\n",</text:p>
      <text:p text:style-name="P4"><text:s text:c="8"/>"\n",</text:p>
      <text:p text:style-name="P4"><text:s text:c="8"/>"# 2. Scatter\n",</text:p>
      <text:p text:style-name="P4"><text:s text:c="8"/>"sns.scatterplot(\n",</text:p>
      <text:p text:style-name="P4"><text:s text:c="8"/>" <text:s text:c="3"/>data=df,\n",</text:p>
      <text:p text:style-name="P4"><text:soft-page-break/><text:s text:c="8"/>" <text:s text:c="3"/>x=\"price\",\n",</text:p>
      <text:p text:style-name="P4"><text:s text:c="8"/>" <text:s text:c="3"/>y=\"unit_price\",\n",</text:p>
      <text:p text:style-name="P4"><text:s text:c="8"/>" <text:s text:c="3"/>hue=\"discount_flag\",\n",</text:p>
      <text:p text:style-name="P4"><text:s text:c="8"/>" <text:s text:c="3"/>palette={False: \"#4C72B0\", True: \"#DD8452\"},\n",</text:p>
      <text:p text:style-name="P4"><text:s text:c="8"/>" <text:s text:c="3"/>alpha=0.3,\n",</text:p>
      <text:p text:style-name="P4"><text:s text:c="8"/>" <text:s text:c="3"/>s=20,\n",</text:p>
      <text:p text:style-name="P4"><text:s text:c="8"/>" <text:s text:c="3"/>ax=ax,\n",</text:p>
      <text:p text:style-name="P4"><text:s text:c="8"/>" <text:s text:c="3"/>legend=False <text:s text:c="2"/># we'll add a custom legend\n",</text:p>
      <text:p text:style-name="P4"><text:s text:c="8"/>")\n",</text:p>
      <text:p text:style-name="P4"><text:s text:c="8"/>"\n",</text:p>
      <text:p text:style-name="P4"><text:s text:c="8"/>"# 3. Diagonal y=x line\n",</text:p>
      <text:p text:style-name="P4"><text:s text:c="8"/>"min_val = min(ax.get_xlim()[0], ax.get_ylim()[0])\n",</text:p>
      <text:p text:style-name="P4"><text:s text:c="8"/>"max_val = max(ax.get_xlim()[1], ax.get_ylim()[1])\n",</text:p>
      <text:p text:style-name="P4"><text:s text:c="8"/>"ax.plot(\n",</text:p>
      <text:p text:style-name="P4"><text:s text:c="8"/>" <text:s text:c="3"/>[min_val, max_val],\n",</text:p>
      <text:p text:style-name="P4"><text:s text:c="8"/>" <text:s text:c="3"/>[min_val, max_val],\n",</text:p>
      <text:p text:style-name="P4"><text:s text:c="8"/>" <text:s text:c="3"/>ls=\"--\", lw=1, color=\"gray\"\n",</text:p>
      <text:p text:style-name="P4"><text:s text:c="8"/>")\n",</text:p>
      <text:p text:style-name="P4"><text:s text:c="8"/>"\n",</text:p>
      <text:p text:style-name="P4"><text:s text:c="8"/>"# 4. Log–Log scaling &amp; equal aspect\n",</text:p>
      <text:p text:style-name="P4"><text:s text:c="8"/>"ax.set_xscale(\"log\")\n",</text:p>
      <text:p text:style-name="P4"><text:s text:c="8"/>"ax.set_yscale(\"log\")\n",</text:p>
      <text:p text:style-name="P4"><text:s text:c="8"/>"ax.set_aspect('equal', 'box')\n",</text:p>
      <text:p text:style-name="P4"><text:s text:c="8"/>"\n",</text:p>
      <text:p text:style-name="P4"><text:s text:c="8"/>"# 5. Format ticks with thousands separator\n",</text:p>
      <text:p text:style-name="P4"><text:s text:c="8"/>"fmt = mticker.FuncFormatter(lambda x, _: f\"{x:,.0f}\")\n",</text:p>
      <text:p text:style-name="P4"><text:s text:c="8"/>"ax.xaxis.set_major_formatter(fmt)\n",</text:p>
      <text:p text:style-name="P4"><text:s text:c="8"/>"ax.yaxis.set_major_formatter(fmt)\n",</text:p>
      <text:p text:style-name="P4"><text:s text:c="8"/>"\n",</text:p>
      <text:p text:style-name="P4"><text:s text:c="8"/>"ax.set_xlim(1, 10000)\n",</text:p>
      <text:p text:style-name="P4"><text:s text:c="8"/>"ax.set_ylim(1, 10000)\n",</text:p>
      <text:p text:style-name="P4"><text:s text:c="8"/>"ax.tick_params(axis='both', which='major', labelsize=14)\n",</text:p>
      <text:p text:style-name="P4"><text:s text:c="8"/>"\n",</text:p>
      <text:p text:style-name="P4"><text:s text:c="8"/>"# 6. Annotate Pearson r\n",</text:p>
      <text:p text:style-name="P4"><text:s text:c="8"/>"# ax.text(\n",</text:p>
      <text:p text:style-name="P4"><text:s text:c="8"/>"# <text:s text:c="4"/>0.05, 0.95,\n",</text:p>
      <text:p text:style-name="P4"><text:s text:c="8"/>"# <text:s text:c="4"/>f\"Pearson r = {r_value:.2f}\",\n",</text:p>
      <text:p text:style-name="P4"><text:s text:c="8"/>"# <text:s text:c="4"/>transform=ax.transAxes,\n",</text:p>
      <text:p text:style-name="P4"><text:s text:c="8"/>"# <text:s text:c="4"/>ha=\"left\", va=\"top\",\n",</text:p>
      <text:p text:style-name="P4"><text:s text:c="8"/>"# <text:s text:c="4"/>bbox=dict(boxstyle=\"round,pad=0.3\", facecolor=\"white\", edgecolor=\"gray\", alpha=0.5)\n",</text:p>
      <text:p text:style-name="P4"><text:s text:c="8"/>"# )\n",</text:p>
      <text:p text:style-name="P4"><text:s text:c="8"/>"\n",</text:p>
      <text:p text:style-name="P4"><text:s text:c="8"/>"# 7. Title &amp; labels\n",</text:p>
      <text:p text:style-name="P4"><text:s text:c="8"/>"ax.set_title(\"Unit Price vs. List Price\\n(colored by Discount Flag)\", fontsize=16, pad=12)\n",</text:p>
      <text:p text:style-name="P4"><text:s text:c="8"/>"ax.set_xlabel(\"List Price (€)\", fontsize=16)\n",</text:p>
      <text:p text:style-name="P4"><text:s text:c="8"/>"ax.set_ylabel(\"Unit Price (€)\", fontsize=16)\n",</text:p>
      <text:p text:style-name="P4"><text:s text:c="8"/>"\n",</text:p>
      <text:p text:style-name="P4"><text:s text:c="8"/>"# 8. Custom legend outside\n",</text:p>
      <text:p text:style-name="P4"><text:soft-page-break/><text:s text:c="8"/>"# create proxy artists\n",</text:p>
      <text:p text:style-name="P4"><text:s text:c="8"/>"from matplotlib.lines import Line2D\n",</text:p>
      <text:p text:style-name="P4"><text:s text:c="8"/>"proxies = [\n",</text:p>
      <text:p text:style-name="P4"><text:s text:c="8"/>" <text:s text:c="3"/>Line2D([0], [0], marker='o', color='w', markerfacecolor=\"#DD8452\", markersize=8, alpha=0.7),\n",</text:p>
      <text:p text:style-name="P4"><text:s text:c="8"/>" <text:s text:c="3"/>Line2D([0], [0], marker='o', color='w', markerfacecolor=\"#4C72B0\", markersize=8, alpha=0.3)\n",</text:p>
      <text:p text:style-name="P4"><text:s text:c="8"/>"]\n",</text:p>
      <text:p text:style-name="P4"><text:s text:c="8"/>"ax.legend(\n",</text:p>
      <text:p text:style-name="P4"><text:s text:c="8"/>" <text:s text:c="3"/>proxies, [\"Discounted\",\"Full price\"],\n",</text:p>
      <text:p text:style-name="P4"><text:s text:c="8"/>" <text:s text:c="3"/>title=\"Discount Flag\",\n",</text:p>
      <text:p text:style-name="P4"><text:s text:c="8"/>" <text:s text:c="3"/>loc=\"upper left\",\n",</text:p>
      <text:p text:style-name="P4"><text:s text:c="8"/>" <text:s text:c="3"/>bbox_to_anchor=(1.02, 1),\n",</text:p>
      <text:p text:style-name="P4"><text:s text:c="8"/>" <text:s text:c="3"/>frameon=False\n",</text:p>
      <text:p text:style-name="P4"><text:s text:c="8"/>")\n",</text:p>
      <text:p text:style-name="P4"><text:s text:c="8"/>"\n",</text:p>
      <text:p text:style-name="P4"><text:s text:c="8"/>"# 9. Remove top/right spines\n",</text:p>
      <text:p text:style-name="P4"><text:s text:c="8"/>"sns.despine(trim=False)\n",</text:p>
      <text:p text:style-name="P4"><text:s text:c="8"/>"\n",</text:p>
      <text:p text:style-name="P4"><text:s text:c="8"/>"plt.tight_layout()\n",</text:p>
      <text:p text:style-name="P4"><text:s text:c="8"/>"plt.show()\n"</text:p>
      <text:p text:style-name="P4"><text:s text:c="6"/>]</text:p>
      <text:p text:style-name="P4"><text:s text:c="4"/>}</text:p>
      <text:p text:style-name="P4"><text:s text:c="2"/>],</text:p>
      <text:p text:style-name="P4"><text:s text:c="2"/>"metadata": {</text:p>
      <text:p text:style-name="P4"><text:s text:c="4"/>"colab": {</text:p>
      <text:p text:style-name="P4"><text:s text:c="6"/>"provenance": []</text:p>
      <text:p text:style-name="P4"><text:s text:c="4"/>},</text:p>
      <text:p text:style-name="P4"><text:s text:c="4"/>"kernelspec": {</text:p>
      <text:p text:style-name="P4"><text:s text:c="6"/>"display_name": "wbs-bootcamp-py3.12 (3.12.1)",</text:p>
      <text:p text:style-name="P4"><text:s text:c="6"/>"language": "python",</text:p>
      <text:p text:style-name="P4"><text:s text:c="6"/>"name": "python3"</text:p>
      <text:p text:style-name="P4"><text:s text:c="4"/>},</text:p>
      <text:p text:style-name="P4"><text:s text:c="4"/>"language_info": {</text:p>
      <text:p text:style-name="P4"><text:s text:c="6"/>"codemirror_mode": {</text:p>
      <text:p text:style-name="P4"><text:s text:c="8"/>"name": "ipython",</text:p>
      <text:p text:style-name="P4"><text:s text:c="8"/>"version": 3</text:p>
      <text:p text:style-name="P4"><text:s text:c="6"/>},</text:p>
      <text:p text:style-name="P4"><text:s text:c="6"/>"file_extension": ".py",</text:p>
      <text:p text:style-name="P4"><text:s text:c="6"/>"mimetype": "text/x-python",</text:p>
      <text:p text:style-name="P4"><text:s text:c="6"/>"name": "python",</text:p>
      <text:p text:style-name="P4"><text:s text:c="6"/>"nbconvert_exporter": "python",</text:p>
      <text:p text:style-name="P4"><text:s text:c="6"/>"pygments_lexer": "ipython3",</text:p>
      <text:p text:style-name="P4"><text:s text:c="6"/>"version": "3.12.1"</text:p>
      <text:p text:style-name="P4"><text:s text:c="4"/>}</text:p>
      <text:p text:style-name="P4"><text:s text:c="2"/>},</text:p>
      <text:p text:style-name="P4"><text:s text:c="2"/>"nbformat": 4,</text:p>
      <text:p text:style-name="P4"><text:s text:c="2"/>"nbformat_minor": 0</text:p>
      <text:p text:style-name="P4">}</text:p>
      <text:p text:style-name="P4"><text:soft-page-break/>--------------------------------------------------</text:p>
      <text:p text:style-name="P4"/>
      <text:p text:style-name="P4">{</text:p>
      <text:p text:style-name="P4"><text:s text:c="2"/>"cells": [</text:p>
      <text:p text:style-name="P4"><text:s text:c="4"/>{</text:p>
      <text:p text:style-name="P4"><text:s text:c="6"/>"cell_type": "markdown",</text:p>
      <text:p text:style-name="P4"><text:s text:c="6"/>"metadata": {</text:p>
      <text:p text:style-name="P4"><text:s text:c="8"/>"id": "kYo4UvcCvkUs"</text:p>
      <text:p text:style-name="P4"><text:s text:c="6"/>},</text:p>
      <text:p text:style-name="P4"><text:s text:c="6"/>"source": [</text:p>
      <text:p text:style-name="P4"><text:s text:c="8"/>"# Data Cleaning with Pandas\n"</text:p>
      <text:p text:style-name="P4"><text:s text:c="6"/>]</text:p>
      <text:p text:style-name="P4"><text:s text:c="4"/>},</text:p>
      <text:p text:style-name="P4"><text:s text:c="4"/>{</text:p>
      <text:p text:style-name="P4"><text:s text:c="6"/>"cell_type": "code",</text:p>
      <text:p text:style-name="P4"><text:s text:c="6"/>"execution_count": 1,</text:p>
      <text:p text:style-name="P4"><text:s text:c="6"/>"metadata": {</text:p>
      <text:p text:style-name="P4"><text:s text:c="8"/>"id": "FgRIdUs1vcZ8"</text:p>
      <text:p text:style-name="P4"><text:s text:c="6"/>},</text:p>
      <text:p text:style-name="P4"><text:s text:c="6"/>"outputs": [],</text:p>
      <text:p text:style-name="P4"><text:s text:c="6"/>"source": [</text:p>
      <text:p text:style-name="P4"><text:s text:c="8"/>"import pandas as pd"</text:p>
      <text:p text:style-name="P4"><text:s text:c="6"/>]</text:p>
      <text:p text:style-name="P4"><text:s text:c="4"/>},</text:p>
      <text:p text:style-name="P4"><text:s text:c="4"/>{</text:p>
      <text:p text:style-name="P4"><text:s text:c="6"/>"cell_type": "code",</text:p>
      <text:p text:style-name="P4"><text:s text:c="6"/>"execution_count": null,</text:p>
      <text:p text:style-name="P4"><text:s text:c="6"/>"metadata": {</text:p>
      <text:p text:style-name="P4"><text:s text:c="8"/>"id": "_87JoNgVviOG"</text:p>
      <text:p text:style-name="P4"><text:s text:c="6"/>},</text:p>
      <text:p text:style-name="P4"><text:s text:c="6"/>"outputs": [],</text:p>
      <text:p text:style-name="P4"><text:s text:c="6"/>"source": [</text:p>
      <text:p text:style-name="P4"><text:s text:c="8"/>"# orders.csv\n",</text:p>
      <text:p text:style-name="P4"><text:s text:c="8"/>"# url = \"https://drive.google.com/file/d/1Vu0q91qZw6lqhIqbjoXYvYAQTmVHh6uZ/view?usp=sharing\"\n",</text:p>
      <text:p text:style-name="P4"><text:s text:c="8"/>"# path = \"https://drive.google.com/uc?export=download&amp;id=\"+url.split(\"/\")[-2]\n",</text:p>
      <text:p text:style-name="P4"><text:s text:c="8"/>"# orders = pd.read_csv(path)\n",</text:p>
      <text:p text:style-name="P4"><text:s text:c="8"/>"\n",</text:p>
      <text:p text:style-name="P4"><text:s text:c="8"/>"# # orderlines.csv\n",</text:p>
      <text:p text:style-name="P4"><text:s text:c="8"/>"# url = \"https://drive.google.com/file/d/1FYhN_2AzTBFuWcfHaRuKcuCE6CWXsWtG/view?usp=sharing\"\n",</text:p>
      <text:p text:style-name="P4"><text:s text:c="8"/>"# path = \"https://drive.google.com/uc?export=download&amp;id=\"+url.split(\"/\")[-2]\n",</text:p>
      <text:p text:style-name="P4"><text:s text:c="8"/>"# orderlines = pd.read_csv(path)"</text:p>
      <text:p text:style-name="P4"><text:s text:c="6"/>]</text:p>
      <text:p text:style-name="P4"><text:s text:c="4"/>},</text:p>
      <text:p text:style-name="P4"><text:s text:c="4"/>{</text:p>
      <text:p text:style-name="P4"><text:s text:c="6"/>"cell_type": "code",</text:p>
      <text:p text:style-name="P4"><text:s text:c="6"/>"execution_count": 2,</text:p>
      <text:p text:style-name="P4"><text:s text:c="6"/>"metadata": {},</text:p>
      <text:p text:style-name="P4"><text:soft-page-break/><text:s text:c="6"/>"outputs": [],</text:p>
      <text:p text:style-name="P4"><text:s text:c="6"/>"source": [</text:p>
      <text:p text:style-name="P4"><text:s text:c="8"/>"orders = pd.read_csv('3_Data_Cleaning/data/orders.csv', parse_dates=['created_date'])"</text:p>
      <text:p text:style-name="P4"><text:s text:c="6"/>]</text:p>
      <text:p text:style-name="P4"><text:s text:c="4"/>},</text:p>
      <text:p text:style-name="P4"><text:s text:c="4"/>{</text:p>
      <text:p text:style-name="P4"><text:s text:c="6"/>"cell_type": "code",</text:p>
      <text:p text:style-name="P4"><text:s text:c="6"/>"execution_count": 3,</text:p>
      <text:p text:style-name="P4"><text:s text:c="6"/>"metadata": {},</text:p>
      <text:p text:style-name="P4"><text:s text:c="6"/>"outputs": [],</text:p>
      <text:p text:style-name="P4"><text:s text:c="6"/>"source": [</text:p>
      <text:p text:style-name="P4"><text:s text:c="8"/>"orderlines = pd.read_csv('3_Data_Cleaning/data/orderlines.csv', parse_dates=['date'])"</text:p>
      <text:p text:style-name="P4"><text:s text:c="6"/>]</text:p>
      <text:p text:style-name="P4"><text:s text:c="4"/>},</text:p>
      <text:p text:style-name="P4"><text:s text:c="4"/>{</text:p>
      <text:p text:style-name="P4"><text:s text:c="6"/>"cell_type": "markdown",</text:p>
      <text:p text:style-name="P4"><text:s text:c="6"/>"metadata": {</text:p>
      <text:p text:style-name="P4"><text:s text:c="8"/>"id": "esw86QhgnPXr"</text:p>
      <text:p text:style-name="P4"><text:s text:c="6"/>},</text:p>
      <text:p text:style-name="P4"><text:s text:c="6"/>"source": [</text:p>
      <text:p text:style-name="P4"><text:s text:c="8"/>"Before we begin, let's create a copy of the `orders` and `orderlines` DataFrames. This way we are sure any of our changes won't affect the original DataFrames"</text:p>
      <text:p text:style-name="P4"><text:s text:c="6"/>]</text:p>
      <text:p text:style-name="P4"><text:s text:c="4"/>},</text:p>
      <text:p text:style-name="P4"><text:s text:c="4"/>{</text:p>
      <text:p text:style-name="P4"><text:s text:c="6"/>"cell_type": "code",</text:p>
      <text:p text:style-name="P4"><text:s text:c="6"/>"execution_count": 4,</text:p>
      <text:p text:style-name="P4"><text:s text:c="6"/>"metadata": {</text:p>
      <text:p text:style-name="P4"><text:s text:c="8"/>"id": "m7CSWUD4nPXr"</text:p>
      <text:p text:style-name="P4"><text:s text:c="6"/>},</text:p>
      <text:p text:style-name="P4"><text:s text:c="6"/>"outputs": [],</text:p>
      <text:p text:style-name="P4"><text:s text:c="6"/>"source": [</text:p>
      <text:p text:style-name="P4"><text:s text:c="8"/>"orders_df = orders.copy()"</text:p>
      <text:p text:style-name="P4"><text:s text:c="6"/>]</text:p>
      <text:p text:style-name="P4"><text:s text:c="4"/>},</text:p>
      <text:p text:style-name="P4"><text:s text:c="4"/>{</text:p>
      <text:p text:style-name="P4"><text:s text:c="6"/>"cell_type": "code",</text:p>
      <text:p text:style-name="P4"><text:s text:c="6"/>"execution_count": 5,</text:p>
      <text:p text:style-name="P4"><text:s text:c="6"/>"metadata": {</text:p>
      <text:p text:style-name="P4"><text:s text:c="8"/>"id": "qHu5kTfCKnIk"</text:p>
      <text:p text:style-name="P4"><text:s text:c="6"/>},</text:p>
      <text:p text:style-name="P4"><text:s text:c="6"/>"outputs": [],</text:p>
      <text:p text:style-name="P4"><text:s text:c="6"/>"source": [</text:p>
      <text:p text:style-name="P4"><text:s text:c="8"/>"orderlines_df = orderlines.copy()"</text:p>
      <text:p text:style-name="P4"><text:s text:c="6"/>]</text:p>
      <text:p text:style-name="P4"><text:s text:c="4"/>},</text:p>
      <text:p text:style-name="P4"><text:s text:c="4"/>{</text:p>
      <text:p text:style-name="P4"><text:s text:c="6"/>"cell_type": "code",</text:p>
      <text:p text:style-name="P4"><text:s text:c="6"/>"execution_count": 6,</text:p>
      <text:p text:style-name="P4"><text:soft-page-break/><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order_id",</text:p>
      <text:p text:style-name="P4"><text:s text:c="18"/>"rawType": "int64",</text:p>
      <text:p text:style-name="P4"><text:s text:c="18"/>"type": "integer"</text:p>
      <text:p text:style-name="P4"><text:s text:c="16"/>},</text:p>
      <text:p text:style-name="P4"><text:s text:c="16"/>{</text:p>
      <text:p text:style-name="P4"><text:s text:c="18"/>"name": "created_date",</text:p>
      <text:p text:style-name="P4"><text:s text:c="18"/>"rawType": "datetime64[ns]",</text:p>
      <text:p text:style-name="P4"><text:s text:c="18"/>"type": "datetime"</text:p>
      <text:p text:style-name="P4"><text:s text:c="16"/>},</text:p>
      <text:p text:style-name="P4"><text:s text:c="16"/>{</text:p>
      <text:p text:style-name="P4"><text:s text:c="18"/>"name": "total_paid",</text:p>
      <text:p text:style-name="P4"><text:s text:c="18"/>"rawType": "float64",</text:p>
      <text:p text:style-name="P4"><text:s text:c="18"/>"type": "float"</text:p>
      <text:p text:style-name="P4"><text:s text:c="16"/>},</text:p>
      <text:p text:style-name="P4"><text:s text:c="16"/>{</text:p>
      <text:p text:style-name="P4"><text:s text:c="18"/>"name": "state",</text:p>
      <text:p text:style-name="P4"><text:s text:c="18"/>"rawType": "object",</text:p>
      <text:p text:style-name="P4"><text:s text:c="18"/>"type": "string"</text:p>
      <text:p text:style-name="P4"><text:s text:c="16"/>}</text:p>
      <text:p text:style-name="P4"><text:s text:c="14"/>],</text:p>
      <text:p text:style-name="P4"><text:s text:c="14"/>"ref": "52684861-5370-4ba6-a4ae-8363ade53d60",</text:p>
      <text:p text:style-name="P4"><text:s text:c="14"/>"rows": [</text:p>
      <text:p text:style-name="P4"><text:s text:c="16"/>[</text:p>
      <text:p text:style-name="P4"><text:s text:c="18"/>"156937",</text:p>
      <text:p text:style-name="P4"><text:s text:c="18"/>"457161",</text:p>
      <text:p text:style-name="P4"><text:s text:c="18"/>"2017-12-07 15:12:24",</text:p>
      <text:p text:style-name="P4"><text:s text:c="18"/>"158.99",</text:p>
      <text:p text:style-name="P4"><text:s text:c="18"/>"Completed"</text:p>
      <text:p text:style-name="P4"><text:s text:c="16"/>],</text:p>
      <text:p text:style-name="P4"><text:s text:c="16"/>[</text:p>
      <text:p text:style-name="P4"><text:s text:c="18"/>"132105",</text:p>
      <text:p text:style-name="P4"><text:s text:c="18"/>"431747",</text:p>
      <text:p text:style-name="P4"><text:s text:c="18"/>"2017-11-22 13:09:07",</text:p>
      <text:p text:style-name="P4"><text:s text:c="18"/>"0.0",</text:p>
      <text:p text:style-name="P4"><text:s text:c="18"/>"Shopping Basket"</text:p>
      <text:p text:style-name="P4"><text:s text:c="16"/>],</text:p>
      <text:p text:style-name="P4"><text:s text:c="16"/>[</text:p>
      <text:p text:style-name="P4"><text:soft-page-break/><text:s text:c="18"/>"74606",</text:p>
      <text:p text:style-name="P4"><text:s text:c="18"/>"374152",</text:p>
      <text:p text:style-name="P4"><text:s text:c="18"/>"2017-07-07 11:50:47",</text:p>
      <text:p text:style-name="P4"><text:s text:c="18"/>"329.99",</text:p>
      <text:p text:style-name="P4"><text:s text:c="18"/>"Shopping Basket"</text:p>
      <text:p text:style-name="P4"><text:s text:c="16"/>],</text:p>
      <text:p text:style-name="P4"><text:s text:c="16"/>[</text:p>
      <text:p text:style-name="P4"><text:s text:c="18"/>"152565",</text:p>
      <text:p text:style-name="P4"><text:s text:c="18"/>"452768",</text:p>
      <text:p text:style-name="P4"><text:s text:c="18"/>"2017-11-30 17:53:24",</text:p>
      <text:p text:style-name="P4"><text:s text:c="18"/>"1123.0",</text:p>
      <text:p text:style-name="P4"><text:s text:c="18"/>"Place Order"</text:p>
      <text:p text:style-name="P4"><text:s text:c="16"/>],</text:p>
      <text:p text:style-name="P4"><text:s text:c="16"/>[</text:p>
      <text:p text:style-name="P4"><text:s text:c="18"/>"116610",</text:p>
      <text:p text:style-name="P4"><text:s text:c="18"/>"416196",</text:p>
      <text:p text:style-name="P4"><text:s text:c="18"/>"2017-10-23 12:18:56",</text:p>
      <text:p text:style-name="P4"><text:s text:c="18"/>"62.79",</text:p>
      <text:p text:style-name="P4"><text:s text:c="18"/>"Shopping Basket"</text:p>
      <text:p text:style-name="P4"><text:s text:c="16"/>],</text:p>
      <text:p text:style-name="P4"><text:s text:c="16"/>[</text:p>
      <text:p text:style-name="P4"><text:s text:c="18"/>"26327",</text:p>
      <text:p text:style-name="P4"><text:s text:c="18"/>"325807",</text:p>
      <text:p text:style-name="P4"><text:s text:c="18"/>"2017-02-17 22:05:56",</text:p>
      <text:p text:style-name="P4"><text:s text:c="18"/>"757.99",</text:p>
      <text:p text:style-name="P4"><text:s text:c="18"/>"Shopping Basket"</text:p>
      <text:p text:style-name="P4"><text:s text:c="16"/>],</text:p>
      <text:p text:style-name="P4"><text:s text:c="16"/>[</text:p>
      <text:p text:style-name="P4"><text:s text:c="18"/>"78807",</text:p>
      <text:p text:style-name="P4"><text:s text:c="18"/>"378355",</text:p>
      <text:p text:style-name="P4"><text:s text:c="18"/>"2017-07-17 10:01:11",</text:p>
      <text:p text:style-name="P4"><text:s text:c="18"/>"74.9",</text:p>
      <text:p text:style-name="P4"><text:s text:c="18"/>"Place Order"</text:p>
      <text:p text:style-name="P4"><text:s text:c="16"/>],</text:p>
      <text:p text:style-name="P4"><text:s text:c="16"/>[</text:p>
      <text:p text:style-name="P4"><text:s text:c="18"/>"46727",</text:p>
      <text:p text:style-name="P4"><text:s text:c="18"/>"346220",</text:p>
      <text:p text:style-name="P4"><text:s text:c="18"/>"2017-04-14 21:52:32",</text:p>
      <text:p text:style-name="P4"><text:s text:c="18"/>"63.99",</text:p>
      <text:p text:style-name="P4"><text:s text:c="18"/>"Completed"</text:p>
      <text:p text:style-name="P4"><text:s text:c="16"/>],</text:p>
      <text:p text:style-name="P4"><text:s text:c="16"/>[</text:p>
      <text:p text:style-name="P4"><text:s text:c="18"/>"203967",</text:p>
      <text:p text:style-name="P4"><text:s text:c="18"/>"504455",</text:p>
      <text:p text:style-name="P4"><text:s text:c="18"/>"2018-02-02 14:02:44",</text:p>
      <text:p text:style-name="P4"><text:s text:c="18"/>"6.99",</text:p>
      <text:p text:style-name="P4"><text:s text:c="18"/>"Place Order"</text:p>
      <text:p text:style-name="P4"><text:s text:c="16"/>],</text:p>
      <text:p text:style-name="P4"><text:s text:c="16"/>[</text:p>
      <text:p text:style-name="P4"><text:soft-page-break/><text:s text:c="18"/>"162877",</text:p>
      <text:p text:style-name="P4"><text:s text:c="18"/>"463164",</text:p>
      <text:p text:style-name="P4"><text:s text:c="18"/>"2017-12-14 17:51:24",</text:p>
      <text:p text:style-name="P4"><text:s text:c="18"/>"154.99",</text:p>
      <text:p text:style-name="P4"><text:s text:c="18"/>"Place Order"</text:p>
      <text:p text:style-name="P4"><text:s text:c="16"/>],</text:p>
      <text:p text:style-name="P4"><text:s text:c="16"/>[</text:p>
      <text:p text:style-name="P4"><text:s text:c="18"/>"196995",</text:p>
      <text:p text:style-name="P4"><text:s text:c="18"/>"497479",</text:p>
      <text:p text:style-name="P4"><text:s text:c="18"/>"2018-01-24 04:51:18",</text:p>
      <text:p text:style-name="P4"><text:s text:c="18"/>"2850.57",</text:p>
      <text:p text:style-name="P4"><text:s text:c="18"/>"Shopping Basket"</text:p>
      <text:p text:style-name="P4"><text:s text:c="16"/>],</text:p>
      <text:p text:style-name="P4"><text:s text:c="16"/>[</text:p>
      <text:p text:style-name="P4"><text:s text:c="18"/>"64443",</text:p>
      <text:p text:style-name="P4"><text:s text:c="18"/>"363988",</text:p>
      <text:p text:style-name="P4"><text:s text:c="18"/>"2017-06-09 16:06:41",</text:p>
      <text:p text:style-name="P4"><text:s text:c="18"/>"613.98",</text:p>
      <text:p text:style-name="P4"><text:s text:c="18"/>"Shopping Basket"</text:p>
      <text:p text:style-name="P4"><text:s text:c="16"/>],</text:p>
      <text:p text:style-name="P4"><text:s text:c="16"/>[</text:p>
      <text:p text:style-name="P4"><text:s text:c="18"/>"45667",</text:p>
      <text:p text:style-name="P4"><text:s text:c="18"/>"345160",</text:p>
      <text:p text:style-name="P4"><text:s text:c="18"/>"2017-04-10 18:22:24",</text:p>
      <text:p text:style-name="P4"><text:s text:c="18"/>"97.99",</text:p>
      <text:p text:style-name="P4"><text:s text:c="18"/>"Place Order"</text:p>
      <text:p text:style-name="P4"><text:s text:c="16"/>],</text:p>
      <text:p text:style-name="P4"><text:s text:c="16"/>[</text:p>
      <text:p text:style-name="P4"><text:s text:c="18"/>"131704",</text:p>
      <text:p text:style-name="P4"><text:s text:c="18"/>"431346",</text:p>
      <text:p text:style-name="P4"><text:s text:c="18"/>"2017-11-22 09:36:09",</text:p>
      <text:p text:style-name="P4"><text:s text:c="18"/>"3433.59",</text:p>
      <text:p text:style-name="P4"><text:s text:c="18"/>"Shopping Basket"</text:p>
      <text:p text:style-name="P4"><text:s text:c="16"/>],</text:p>
      <text:p text:style-name="P4"><text:s text:c="16"/>[</text:p>
      <text:p text:style-name="P4"><text:s text:c="18"/>"143382",</text:p>
      <text:p text:style-name="P4"><text:s text:c="18"/>"443475",</text:p>
      <text:p text:style-name="P4"><text:s text:c="18"/>"2017-11-25 15:15:19",</text:p>
      <text:p text:style-name="P4"><text:s text:c="18"/>"224.12",</text:p>
      <text:p text:style-name="P4"><text:s text:c="18"/>"Shopping Basket"</text:p>
      <text:p text:style-name="P4"><text:s text:c="16"/>],</text:p>
      <text:p text:style-name="P4"><text:s text:c="16"/>[</text:p>
      <text:p text:style-name="P4"><text:s text:c="18"/>"18635",</text:p>
      <text:p text:style-name="P4"><text:s text:c="18"/>"318115",</text:p>
      <text:p text:style-name="P4"><text:s text:c="18"/>"2017-01-31 11:56:04",</text:p>
      <text:p text:style-name="P4"><text:s text:c="18"/>"694.43",</text:p>
      <text:p text:style-name="P4"><text:s text:c="18"/>"Place Order"</text:p>
      <text:p text:style-name="P4"><text:s text:c="16"/>],</text:p>
      <text:p text:style-name="P4"><text:s text:c="16"/>[</text:p>
      <text:p text:style-name="P4"><text:soft-page-break/><text:s text:c="18"/>"47312",</text:p>
      <text:p text:style-name="P4"><text:s text:c="18"/>"346805",</text:p>
      <text:p text:style-name="P4"><text:s text:c="18"/>"2017-04-17 21:10:04",</text:p>
      <text:p text:style-name="P4"><text:s text:c="18"/>"164.99",</text:p>
      <text:p text:style-name="P4"><text:s text:c="18"/>"Completed"</text:p>
      <text:p text:style-name="P4"><text:s text:c="16"/>],</text:p>
      <text:p text:style-name="P4"><text:s text:c="16"/>[</text:p>
      <text:p text:style-name="P4"><text:s text:c="18"/>"206303",</text:p>
      <text:p text:style-name="P4"><text:s text:c="18"/>"506793",</text:p>
      <text:p text:style-name="P4"><text:s text:c="18"/>"2018-02-06 12:53:23",</text:p>
      <text:p text:style-name="P4"><text:s text:c="18"/>"1124.0",</text:p>
      <text:p text:style-name="P4"><text:s text:c="18"/>"Shopping Basket"</text:p>
      <text:p text:style-name="P4"><text:s text:c="16"/>],</text:p>
      <text:p text:style-name="P4"><text:s text:c="16"/>[</text:p>
      <text:p text:style-name="P4"><text:s text:c="18"/>"100992",</text:p>
      <text:p text:style-name="P4"><text:s text:c="18"/>"400577",</text:p>
      <text:p text:style-name="P4"><text:s text:c="18"/>"2017-09-15 22:10:34",</text:p>
      <text:p text:style-name="P4"><text:s text:c="18"/>"352.45",</text:p>
      <text:p text:style-name="P4"><text:s text:c="18"/>"Pending"</text:p>
      <text:p text:style-name="P4"><text:s text:c="16"/>],</text:p>
      <text:p text:style-name="P4"><text:s text:c="16"/>[</text:p>
      <text:p text:style-name="P4"><text:s text:c="18"/>"174785",</text:p>
      <text:p text:style-name="P4"><text:s text:c="18"/>"475173",</text:p>
      <text:p text:style-name="P4"><text:s text:c="18"/>"2017-12-28 17:19:20",</text:p>
      <text:p text:style-name="P4"><text:s text:c="18"/>"59.99",</text:p>
      <text:p text:style-name="P4"><text:s text:c="18"/>"Place Order"</text:p>
      <text:p text:style-name="P4"><text:s text:c="16"/>]</text:p>
      <text:p text:style-name="P4"><text:s text:c="14"/>],</text:p>
      <text:p text:style-name="P4"><text:s text:c="14"/>"shape": {</text:p>
      <text:p text:style-name="P4"><text:s text:c="16"/>"columns": 4,</text:p>
      <text:p text:style-name="P4"><text:s text:c="16"/>"rows": 20</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oft-page-break/><text:s text:c="14"/>" <text:s/>&lt;thead&gt;\n",</text:p>
      <text:p text:style-name="P4"><text:s text:c="14"/>" <text:s text:c="3"/>&lt;tr style=\"text-align: right;\"&gt;\n",</text:p>
      <text:p text:style-name="P4"><text:s text:c="14"/>" <text:s text:c="5"/>&lt;th&gt;&lt;/th&gt;\n",</text:p>
      <text:p text:style-name="P4"><text:s text:c="14"/>" <text:s text:c="5"/>&lt;th&gt;order_id&lt;/th&gt;\n",</text:p>
      <text:p text:style-name="P4"><text:s text:c="14"/>" <text:s text:c="5"/>&lt;th&gt;created_date&lt;/th&gt;\n",</text:p>
      <text:p text:style-name="P4"><text:s text:c="14"/>" <text:s text:c="5"/>&lt;th&gt;total_paid&lt;/th&gt;\n",</text:p>
      <text:p text:style-name="P4"><text:s text:c="14"/>" <text:s text:c="5"/>&lt;th&gt;st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156937&lt;/th&gt;\n",</text:p>
      <text:p text:style-name="P4"><text:s text:c="14"/>" <text:s text:c="5"/>&lt;td&gt;457161&lt;/td&gt;\n",</text:p>
      <text:p text:style-name="P4"><text:s text:c="14"/>" <text:s text:c="5"/>&lt;td&gt;2017-12-07 15:12:24&lt;/td&gt;\n",</text:p>
      <text:p text:style-name="P4"><text:s text:c="14"/>" <text:s text:c="5"/>&lt;td&gt;158.99&lt;/td&gt;\n",</text:p>
      <text:p text:style-name="P4"><text:s text:c="14"/>" <text:s text:c="5"/>&lt;td&gt;Completed&lt;/td&gt;\n",</text:p>
      <text:p text:style-name="P4"><text:s text:c="14"/>" <text:s text:c="3"/>&lt;/tr&gt;\n",</text:p>
      <text:p text:style-name="P4"><text:s text:c="14"/>" <text:s text:c="3"/>&lt;tr&gt;\n",</text:p>
      <text:p text:style-name="P4"><text:s text:c="14"/>" <text:s text:c="5"/>&lt;th&gt;132105&lt;/th&gt;\n",</text:p>
      <text:p text:style-name="P4"><text:s text:c="14"/>" <text:s text:c="5"/>&lt;td&gt;431747&lt;/td&gt;\n",</text:p>
      <text:p text:style-name="P4"><text:s text:c="14"/>" <text:s text:c="5"/>&lt;td&gt;2017-11-22 13:09:07&lt;/td&gt;\n",</text:p>
      <text:p text:style-name="P4"><text:s text:c="14"/>" <text:s text:c="5"/>&lt;td&gt;0.00&lt;/td&gt;\n",</text:p>
      <text:p text:style-name="P4"><text:s text:c="14"/>" <text:s text:c="5"/>&lt;td&gt;Shopping Basket&lt;/td&gt;\n",</text:p>
      <text:p text:style-name="P4"><text:s text:c="14"/>" <text:s text:c="3"/>&lt;/tr&gt;\n",</text:p>
      <text:p text:style-name="P4"><text:s text:c="14"/>" <text:s text:c="3"/>&lt;tr&gt;\n",</text:p>
      <text:p text:style-name="P4"><text:s text:c="14"/>" <text:s text:c="5"/>&lt;th&gt;74606&lt;/th&gt;\n",</text:p>
      <text:p text:style-name="P4"><text:s text:c="14"/>" <text:s text:c="5"/>&lt;td&gt;374152&lt;/td&gt;\n",</text:p>
      <text:p text:style-name="P4"><text:s text:c="14"/>" <text:s text:c="5"/>&lt;td&gt;2017-07-07 11:50:47&lt;/td&gt;\n",</text:p>
      <text:p text:style-name="P4"><text:s text:c="14"/>" <text:s text:c="5"/>&lt;td&gt;329.99&lt;/td&gt;\n",</text:p>
      <text:p text:style-name="P4"><text:s text:c="14"/>" <text:s text:c="5"/>&lt;td&gt;Shopping Basket&lt;/td&gt;\n",</text:p>
      <text:p text:style-name="P4"><text:s text:c="14"/>" <text:s text:c="3"/>&lt;/tr&gt;\n",</text:p>
      <text:p text:style-name="P4"><text:s text:c="14"/>" <text:s text:c="3"/>&lt;tr&gt;\n",</text:p>
      <text:p text:style-name="P4"><text:s text:c="14"/>" <text:s text:c="5"/>&lt;th&gt;152565&lt;/th&gt;\n",</text:p>
      <text:p text:style-name="P4"><text:s text:c="14"/>" <text:s text:c="5"/>&lt;td&gt;452768&lt;/td&gt;\n",</text:p>
      <text:p text:style-name="P4"><text:s text:c="14"/>" <text:s text:c="5"/>&lt;td&gt;2017-11-30 17:53:24&lt;/td&gt;\n",</text:p>
      <text:p text:style-name="P4"><text:s text:c="14"/>" <text:s text:c="5"/>&lt;td&gt;1123.00&lt;/td&gt;\n",</text:p>
      <text:p text:style-name="P4"><text:s text:c="14"/>" <text:s text:c="5"/>&lt;td&gt;Place Order&lt;/td&gt;\n",</text:p>
      <text:p text:style-name="P4"><text:s text:c="14"/>" <text:s text:c="3"/>&lt;/tr&gt;\n",</text:p>
      <text:p text:style-name="P4"><text:s text:c="14"/>" <text:s text:c="3"/>&lt;tr&gt;\n",</text:p>
      <text:p text:style-name="P4"><text:s text:c="14"/>" <text:s text:c="5"/>&lt;th&gt;116610&lt;/th&gt;\n",</text:p>
      <text:p text:style-name="P4"><text:s text:c="14"/>" <text:s text:c="5"/>&lt;td&gt;416196&lt;/td&gt;\n",</text:p>
      <text:p text:style-name="P4"><text:s text:c="14"/>" <text:s text:c="5"/>&lt;td&gt;2017-10-23 12:18:56&lt;/td&gt;\n",</text:p>
      <text:p text:style-name="P4"><text:s text:c="14"/>" <text:s text:c="5"/>&lt;td&gt;62.79&lt;/td&gt;\n",</text:p>
      <text:p text:style-name="P4"><text:s text:c="14"/>" <text:s text:c="5"/>&lt;td&gt;Shopping Basket&lt;/td&gt;\n",</text:p>
      <text:p text:style-name="P4"><text:s text:c="14"/>" <text:s text:c="3"/>&lt;/tr&gt;\n",</text:p>
      <text:p text:style-name="P4"><text:s text:c="14"/>" <text:s text:c="3"/>&lt;tr&gt;\n",</text:p>
      <text:p text:style-name="P4"><text:s text:c="14"/>" <text:s text:c="5"/>&lt;th&gt;26327&lt;/th&gt;\n",</text:p>
      <text:p text:style-name="P4"><text:s text:c="14"/>" <text:s text:c="5"/>&lt;td&gt;325807&lt;/td&gt;\n",</text:p>
      <text:p text:style-name="P4"><text:s text:c="14"/>" <text:s text:c="5"/>&lt;td&gt;2017-02-17 22:05:56&lt;/td&gt;\n",</text:p>
      <text:p text:style-name="P4"><text:soft-page-break/><text:s text:c="14"/>" <text:s text:c="5"/>&lt;td&gt;757.99&lt;/td&gt;\n",</text:p>
      <text:p text:style-name="P4"><text:s text:c="14"/>" <text:s text:c="5"/>&lt;td&gt;Shopping Basket&lt;/td&gt;\n",</text:p>
      <text:p text:style-name="P4"><text:s text:c="14"/>" <text:s text:c="3"/>&lt;/tr&gt;\n",</text:p>
      <text:p text:style-name="P4"><text:s text:c="14"/>" <text:s text:c="3"/>&lt;tr&gt;\n",</text:p>
      <text:p text:style-name="P4"><text:s text:c="14"/>" <text:s text:c="5"/>&lt;th&gt;78807&lt;/th&gt;\n",</text:p>
      <text:p text:style-name="P4"><text:s text:c="14"/>" <text:s text:c="5"/>&lt;td&gt;378355&lt;/td&gt;\n",</text:p>
      <text:p text:style-name="P4"><text:s text:c="14"/>" <text:s text:c="5"/>&lt;td&gt;2017-07-17 10:01:11&lt;/td&gt;\n",</text:p>
      <text:p text:style-name="P4"><text:s text:c="14"/>" <text:s text:c="5"/>&lt;td&gt;74.90&lt;/td&gt;\n",</text:p>
      <text:p text:style-name="P4"><text:s text:c="14"/>" <text:s text:c="5"/>&lt;td&gt;Place Order&lt;/td&gt;\n",</text:p>
      <text:p text:style-name="P4"><text:s text:c="14"/>" <text:s text:c="3"/>&lt;/tr&gt;\n",</text:p>
      <text:p text:style-name="P4"><text:s text:c="14"/>" <text:s text:c="3"/>&lt;tr&gt;\n",</text:p>
      <text:p text:style-name="P4"><text:s text:c="14"/>" <text:s text:c="5"/>&lt;th&gt;46727&lt;/th&gt;\n",</text:p>
      <text:p text:style-name="P4"><text:s text:c="14"/>" <text:s text:c="5"/>&lt;td&gt;346220&lt;/td&gt;\n",</text:p>
      <text:p text:style-name="P4"><text:s text:c="14"/>" <text:s text:c="5"/>&lt;td&gt;2017-04-14 21:52:32&lt;/td&gt;\n",</text:p>
      <text:p text:style-name="P4"><text:s text:c="14"/>" <text:s text:c="5"/>&lt;td&gt;63.99&lt;/td&gt;\n",</text:p>
      <text:p text:style-name="P4"><text:s text:c="14"/>" <text:s text:c="5"/>&lt;td&gt;Completed&lt;/td&gt;\n",</text:p>
      <text:p text:style-name="P4"><text:s text:c="14"/>" <text:s text:c="3"/>&lt;/tr&gt;\n",</text:p>
      <text:p text:style-name="P4"><text:s text:c="14"/>" <text:s text:c="3"/>&lt;tr&gt;\n",</text:p>
      <text:p text:style-name="P4"><text:s text:c="14"/>" <text:s text:c="5"/>&lt;th&gt;203967&lt;/th&gt;\n",</text:p>
      <text:p text:style-name="P4"><text:s text:c="14"/>" <text:s text:c="5"/>&lt;td&gt;504455&lt;/td&gt;\n",</text:p>
      <text:p text:style-name="P4"><text:s text:c="14"/>" <text:s text:c="5"/>&lt;td&gt;2018-02-02 14:02:44&lt;/td&gt;\n",</text:p>
      <text:p text:style-name="P4"><text:s text:c="14"/>" <text:s text:c="5"/>&lt;td&gt;6.99&lt;/td&gt;\n",</text:p>
      <text:p text:style-name="P4"><text:s text:c="14"/>" <text:s text:c="5"/>&lt;td&gt;Place Order&lt;/td&gt;\n",</text:p>
      <text:p text:style-name="P4"><text:s text:c="14"/>" <text:s text:c="3"/>&lt;/tr&gt;\n",</text:p>
      <text:p text:style-name="P4"><text:s text:c="14"/>" <text:s text:c="3"/>&lt;tr&gt;\n",</text:p>
      <text:p text:style-name="P4"><text:s text:c="14"/>" <text:s text:c="5"/>&lt;th&gt;162877&lt;/th&gt;\n",</text:p>
      <text:p text:style-name="P4"><text:s text:c="14"/>" <text:s text:c="5"/>&lt;td&gt;463164&lt;/td&gt;\n",</text:p>
      <text:p text:style-name="P4"><text:s text:c="14"/>" <text:s text:c="5"/>&lt;td&gt;2017-12-14 17:51:24&lt;/td&gt;\n",</text:p>
      <text:p text:style-name="P4"><text:s text:c="14"/>" <text:s text:c="5"/>&lt;td&gt;154.99&lt;/td&gt;\n",</text:p>
      <text:p text:style-name="P4"><text:s text:c="14"/>" <text:s text:c="5"/>&lt;td&gt;Place Order&lt;/td&gt;\n",</text:p>
      <text:p text:style-name="P4"><text:s text:c="14"/>" <text:s text:c="3"/>&lt;/tr&gt;\n",</text:p>
      <text:p text:style-name="P4"><text:s text:c="14"/>" <text:s text:c="3"/>&lt;tr&gt;\n",</text:p>
      <text:p text:style-name="P4"><text:s text:c="14"/>" <text:s text:c="5"/>&lt;th&gt;196995&lt;/th&gt;\n",</text:p>
      <text:p text:style-name="P4"><text:s text:c="14"/>" <text:s text:c="5"/>&lt;td&gt;497479&lt;/td&gt;\n",</text:p>
      <text:p text:style-name="P4"><text:s text:c="14"/>" <text:s text:c="5"/>&lt;td&gt;2018-01-24 04:51:18&lt;/td&gt;\n",</text:p>
      <text:p text:style-name="P4"><text:s text:c="14"/>" <text:s text:c="5"/>&lt;td&gt;2850.57&lt;/td&gt;\n",</text:p>
      <text:p text:style-name="P4"><text:s text:c="14"/>" <text:s text:c="5"/>&lt;td&gt;Shopping Basket&lt;/td&gt;\n",</text:p>
      <text:p text:style-name="P4"><text:s text:c="14"/>" <text:s text:c="3"/>&lt;/tr&gt;\n",</text:p>
      <text:p text:style-name="P4"><text:s text:c="14"/>" <text:s text:c="3"/>&lt;tr&gt;\n",</text:p>
      <text:p text:style-name="P4"><text:s text:c="14"/>" <text:s text:c="5"/>&lt;th&gt;64443&lt;/th&gt;\n",</text:p>
      <text:p text:style-name="P4"><text:s text:c="14"/>" <text:s text:c="5"/>&lt;td&gt;363988&lt;/td&gt;\n",</text:p>
      <text:p text:style-name="P4"><text:s text:c="14"/>" <text:s text:c="5"/>&lt;td&gt;2017-06-09 16:06:41&lt;/td&gt;\n",</text:p>
      <text:p text:style-name="P4"><text:s text:c="14"/>" <text:s text:c="5"/>&lt;td&gt;613.98&lt;/td&gt;\n",</text:p>
      <text:p text:style-name="P4"><text:s text:c="14"/>" <text:s text:c="5"/>&lt;td&gt;Shopping Basket&lt;/td&gt;\n",</text:p>
      <text:p text:style-name="P4"><text:s text:c="14"/>" <text:s text:c="3"/>&lt;/tr&gt;\n",</text:p>
      <text:p text:style-name="P4"><text:s text:c="14"/>" <text:s text:c="3"/>&lt;tr&gt;\n",</text:p>
      <text:p text:style-name="P4"><text:s text:c="14"/>" <text:s text:c="5"/>&lt;th&gt;45667&lt;/th&gt;\n",</text:p>
      <text:p text:style-name="P4"><text:s text:c="14"/>" <text:s text:c="5"/>&lt;td&gt;345160&lt;/td&gt;\n",</text:p>
      <text:p text:style-name="P4"><text:s text:c="14"/>" <text:s text:c="5"/>&lt;td&gt;2017-04-10 18:22:24&lt;/td&gt;\n",</text:p>
      <text:p text:style-name="P4"><text:soft-page-break/><text:s text:c="14"/>" <text:s text:c="5"/>&lt;td&gt;97.99&lt;/td&gt;\n",</text:p>
      <text:p text:style-name="P4"><text:s text:c="14"/>" <text:s text:c="5"/>&lt;td&gt;Place Order&lt;/td&gt;\n",</text:p>
      <text:p text:style-name="P4"><text:s text:c="14"/>" <text:s text:c="3"/>&lt;/tr&gt;\n",</text:p>
      <text:p text:style-name="P4"><text:s text:c="14"/>" <text:s text:c="3"/>&lt;tr&gt;\n",</text:p>
      <text:p text:style-name="P4"><text:s text:c="14"/>" <text:s text:c="5"/>&lt;th&gt;131704&lt;/th&gt;\n",</text:p>
      <text:p text:style-name="P4"><text:s text:c="14"/>" <text:s text:c="5"/>&lt;td&gt;431346&lt;/td&gt;\n",</text:p>
      <text:p text:style-name="P4"><text:s text:c="14"/>" <text:s text:c="5"/>&lt;td&gt;2017-11-22 09:36:09&lt;/td&gt;\n",</text:p>
      <text:p text:style-name="P4"><text:s text:c="14"/>" <text:s text:c="5"/>&lt;td&gt;3433.59&lt;/td&gt;\n",</text:p>
      <text:p text:style-name="P4"><text:s text:c="14"/>" <text:s text:c="5"/>&lt;td&gt;Shopping Basket&lt;/td&gt;\n",</text:p>
      <text:p text:style-name="P4"><text:s text:c="14"/>" <text:s text:c="3"/>&lt;/tr&gt;\n",</text:p>
      <text:p text:style-name="P4"><text:s text:c="14"/>" <text:s text:c="3"/>&lt;tr&gt;\n",</text:p>
      <text:p text:style-name="P4"><text:s text:c="14"/>" <text:s text:c="5"/>&lt;th&gt;143382&lt;/th&gt;\n",</text:p>
      <text:p text:style-name="P4"><text:s text:c="14"/>" <text:s text:c="5"/>&lt;td&gt;443475&lt;/td&gt;\n",</text:p>
      <text:p text:style-name="P4"><text:s text:c="14"/>" <text:s text:c="5"/>&lt;td&gt;2017-11-25 15:15:19&lt;/td&gt;\n",</text:p>
      <text:p text:style-name="P4"><text:s text:c="14"/>" <text:s text:c="5"/>&lt;td&gt;224.12&lt;/td&gt;\n",</text:p>
      <text:p text:style-name="P4"><text:s text:c="14"/>" <text:s text:c="5"/>&lt;td&gt;Shopping Basket&lt;/td&gt;\n",</text:p>
      <text:p text:style-name="P4"><text:s text:c="14"/>" <text:s text:c="3"/>&lt;/tr&gt;\n",</text:p>
      <text:p text:style-name="P4"><text:s text:c="14"/>" <text:s text:c="3"/>&lt;tr&gt;\n",</text:p>
      <text:p text:style-name="P4"><text:s text:c="14"/>" <text:s text:c="5"/>&lt;th&gt;18635&lt;/th&gt;\n",</text:p>
      <text:p text:style-name="P4"><text:s text:c="14"/>" <text:s text:c="5"/>&lt;td&gt;318115&lt;/td&gt;\n",</text:p>
      <text:p text:style-name="P4"><text:s text:c="14"/>" <text:s text:c="5"/>&lt;td&gt;2017-01-31 11:56:04&lt;/td&gt;\n",</text:p>
      <text:p text:style-name="P4"><text:s text:c="14"/>" <text:s text:c="5"/>&lt;td&gt;694.43&lt;/td&gt;\n",</text:p>
      <text:p text:style-name="P4"><text:s text:c="14"/>" <text:s text:c="5"/>&lt;td&gt;Place Order&lt;/td&gt;\n",</text:p>
      <text:p text:style-name="P4"><text:s text:c="14"/>" <text:s text:c="3"/>&lt;/tr&gt;\n",</text:p>
      <text:p text:style-name="P4"><text:s text:c="14"/>" <text:s text:c="3"/>&lt;tr&gt;\n",</text:p>
      <text:p text:style-name="P4"><text:s text:c="14"/>" <text:s text:c="5"/>&lt;th&gt;47312&lt;/th&gt;\n",</text:p>
      <text:p text:style-name="P4"><text:s text:c="14"/>" <text:s text:c="5"/>&lt;td&gt;346805&lt;/td&gt;\n",</text:p>
      <text:p text:style-name="P4"><text:s text:c="14"/>" <text:s text:c="5"/>&lt;td&gt;2017-04-17 21:10:04&lt;/td&gt;\n",</text:p>
      <text:p text:style-name="P4"><text:s text:c="14"/>" <text:s text:c="5"/>&lt;td&gt;164.99&lt;/td&gt;\n",</text:p>
      <text:p text:style-name="P4"><text:s text:c="14"/>" <text:s text:c="5"/>&lt;td&gt;Completed&lt;/td&gt;\n",</text:p>
      <text:p text:style-name="P4"><text:s text:c="14"/>" <text:s text:c="3"/>&lt;/tr&gt;\n",</text:p>
      <text:p text:style-name="P4"><text:s text:c="14"/>" <text:s text:c="3"/>&lt;tr&gt;\n",</text:p>
      <text:p text:style-name="P4"><text:s text:c="14"/>" <text:s text:c="5"/>&lt;th&gt;206303&lt;/th&gt;\n",</text:p>
      <text:p text:style-name="P4"><text:s text:c="14"/>" <text:s text:c="5"/>&lt;td&gt;506793&lt;/td&gt;\n",</text:p>
      <text:p text:style-name="P4"><text:s text:c="14"/>" <text:s text:c="5"/>&lt;td&gt;2018-02-06 12:53:23&lt;/td&gt;\n",</text:p>
      <text:p text:style-name="P4"><text:s text:c="14"/>" <text:s text:c="5"/>&lt;td&gt;1124.00&lt;/td&gt;\n",</text:p>
      <text:p text:style-name="P4"><text:s text:c="14"/>" <text:s text:c="5"/>&lt;td&gt;Shopping Basket&lt;/td&gt;\n",</text:p>
      <text:p text:style-name="P4"><text:s text:c="14"/>" <text:s text:c="3"/>&lt;/tr&gt;\n",</text:p>
      <text:p text:style-name="P4"><text:s text:c="14"/>" <text:s text:c="3"/>&lt;tr&gt;\n",</text:p>
      <text:p text:style-name="P4"><text:s text:c="14"/>" <text:s text:c="5"/>&lt;th&gt;100992&lt;/th&gt;\n",</text:p>
      <text:p text:style-name="P4"><text:s text:c="14"/>" <text:s text:c="5"/>&lt;td&gt;400577&lt;/td&gt;\n",</text:p>
      <text:p text:style-name="P4"><text:s text:c="14"/>" <text:s text:c="5"/>&lt;td&gt;2017-09-15 22:10:34&lt;/td&gt;\n",</text:p>
      <text:p text:style-name="P4"><text:s text:c="14"/>" <text:s text:c="5"/>&lt;td&gt;352.45&lt;/td&gt;\n",</text:p>
      <text:p text:style-name="P4"><text:s text:c="14"/>" <text:s text:c="5"/>&lt;td&gt;Pending&lt;/td&gt;\n",</text:p>
      <text:p text:style-name="P4"><text:s text:c="14"/>" <text:s text:c="3"/>&lt;/tr&gt;\n",</text:p>
      <text:p text:style-name="P4"><text:s text:c="14"/>" <text:s text:c="3"/>&lt;tr&gt;\n",</text:p>
      <text:p text:style-name="P4"><text:s text:c="14"/>" <text:s text:c="5"/>&lt;th&gt;174785&lt;/th&gt;\n",</text:p>
      <text:p text:style-name="P4"><text:s text:c="14"/>" <text:s text:c="5"/>&lt;td&gt;475173&lt;/td&gt;\n",</text:p>
      <text:p text:style-name="P4"><text:s text:c="14"/>" <text:s text:c="5"/>&lt;td&gt;2017-12-28 17:19:20&lt;/td&gt;\n",</text:p>
      <text:p text:style-name="P4"><text:soft-page-break/><text:s text:c="14"/>" <text:s text:c="5"/>&lt;td&gt;59.99&lt;/td&gt;\n",</text:p>
      <text:p text:style-name="P4"><text:s text:c="14"/>" <text:s text:c="5"/>&lt;td&gt;Place Order&lt;/td&gt;\n",</text:p>
      <text:p text:style-name="P4"><text:s text:c="14"/>" <text:s text:c="3"/>&lt;/tr&gt;\n",</text:p>
      <text:p text:style-name="P4"><text:s text:c="14"/>" <text:s/>&lt;/tbody&gt;\n",</text:p>
      <text:p text:style-name="P4"><text:s text:c="14"/>"&lt;/table&gt;\n",</text:p>
      <text:p text:style-name="P4"><text:s text:c="14"/>"&lt;/div&gt;"</text:p>
      <text:p text:style-name="P4"><text:s text:c="12"/>],</text:p>
      <text:p text:style-name="P4"><text:s text:c="12"/>"text/plain": [</text:p>
      <text:p text:style-name="P4"><text:s text:c="14"/>" <text:s text:c="7"/>order_id <text:s text:c="7"/>created_date <text:s/>total_paid <text:s text:c="11"/>state\n",</text:p>
      <text:p text:style-name="P4"><text:s text:c="14"/>"156937 <text:s text:c="3"/>457161 2017-12-07 15:12:24 <text:s text:c="5"/>158.99 <text:s text:c="7"/>Completed\n",</text:p>
      <text:p text:style-name="P4"><text:s text:c="14"/>"132105 <text:s text:c="3"/>431747 2017-11-22 13:09:07 <text:s text:c="7"/>0.00 <text:s/>Shopping Basket\n",</text:p>
      <text:p text:style-name="P4"><text:s text:c="14"/>"74606 <text:s text:c="4"/>374152 2017-07-07 11:50:47 <text:s text:c="5"/>329.99 <text:s/>Shopping Basket\n",</text:p>
      <text:p text:style-name="P4"><text:s text:c="14"/>"152565 <text:s text:c="3"/>452768 2017-11-30 17:53:24 <text:s text:c="4"/>1123.00 <text:s text:c="5"/>Place Order\n",</text:p>
      <text:p text:style-name="P4"><text:s text:c="14"/>"116610 <text:s text:c="3"/>416196 2017-10-23 12:18:56 <text:s text:c="6"/>62.79 <text:s/>Shopping Basket\n",</text:p>
      <text:p text:style-name="P4"><text:s text:c="14"/>"26327 <text:s text:c="4"/>325807 2017-02-17 22:05:56 <text:s text:c="5"/>757.99 <text:s/>Shopping Basket\n",</text:p>
      <text:p text:style-name="P4"><text:s text:c="14"/>"78807 <text:s text:c="4"/>378355 2017-07-17 10:01:11 <text:s text:c="6"/>74.90 <text:s text:c="5"/>Place Order\n",</text:p>
      <text:p text:style-name="P4"><text:s text:c="14"/>"46727 <text:s text:c="4"/>346220 2017-04-14 21:52:32 <text:s text:c="6"/>63.99 <text:s text:c="7"/>Completed\n",</text:p>
      <text:p text:style-name="P4"><text:s text:c="14"/>"203967 <text:s text:c="3"/>504455 2018-02-02 14:02:44 <text:s text:c="7"/>6.99 <text:s text:c="5"/>Place Order\n",</text:p>
      <text:p text:style-name="P4"><text:s text:c="14"/>"162877 <text:s text:c="3"/>463164 2017-12-14 17:51:24 <text:s text:c="5"/>154.99 <text:s text:c="5"/>Place Order\n",</text:p>
      <text:p text:style-name="P4"><text:s text:c="14"/>"196995 <text:s text:c="3"/>497479 2018-01-24 04:51:18 <text:s text:c="4"/>2850.57 <text:s/>Shopping Basket\n",</text:p>
      <text:p text:style-name="P4"><text:s text:c="14"/>"64443 <text:s text:c="4"/>363988 2017-06-09 16:06:41 <text:s text:c="5"/>613.98 <text:s/>Shopping Basket\n",</text:p>
      <text:p text:style-name="P4"><text:s text:c="14"/>"45667 <text:s text:c="4"/>345160 2017-04-10 18:22:24 <text:s text:c="6"/>97.99 <text:s text:c="5"/>Place Order\n",</text:p>
      <text:p text:style-name="P4"><text:s text:c="14"/>"131704 <text:s text:c="3"/>431346 2017-11-22 09:36:09 <text:s text:c="4"/>3433.59 <text:s/>Shopping Basket\n",</text:p>
      <text:p text:style-name="P4"><text:s text:c="14"/>"143382 <text:s text:c="3"/>443475 2017-11-25 15:15:19 <text:s text:c="5"/>224.12 <text:s/>Shopping Basket\n",</text:p>
      <text:p text:style-name="P4"><text:s text:c="14"/>"18635 <text:s text:c="4"/>318115 2017-01-31 11:56:04 <text:s text:c="5"/>694.43 <text:s text:c="5"/>Place Order\n",</text:p>
      <text:p text:style-name="P4"><text:s text:c="14"/>"47312 <text:s text:c="4"/>346805 2017-04-17 21:10:04 <text:s text:c="5"/>164.99 <text:s text:c="7"/>Completed\n",</text:p>
      <text:p text:style-name="P4"><text:s text:c="14"/>"206303 <text:s text:c="3"/>506793 2018-02-06 12:53:23 <text:s text:c="4"/>1124.00 <text:s/>Shopping Basket\n",</text:p>
      <text:p text:style-name="P4"><text:s text:c="14"/>"100992 <text:s text:c="3"/>400577 2017-09-15 22:10:34 <text:s text:c="5"/>352.45 <text:s text:c="9"/>Pending\n",</text:p>
      <text:p text:style-name="P4"><text:s text:c="14"/>"174785 <text:s text:c="3"/>475173 2017-12-28 17:19:20 <text:s text:c="6"/>59.99 <text:s text:c="5"/>Place Order"</text:p>
      <text:p text:style-name="P4"><text:s text:c="12"/>]</text:p>
      <text:p text:style-name="P4"><text:s text:c="10"/>},</text:p>
      <text:p text:style-name="P4"><text:s text:c="10"/>"execution_count": 6,</text:p>
      <text:p text:style-name="P4"><text:s text:c="10"/>"metadata": {},</text:p>
      <text:p text:style-name="P4"><text:s text:c="10"/>"output_type": "execute_result"</text:p>
      <text:p text:style-name="P4"><text:s text:c="8"/>}</text:p>
      <text:p text:style-name="P4"><text:s text:c="6"/>],</text:p>
      <text:p text:style-name="P4"><text:s text:c="6"/>"source": [</text:p>
      <text:p text:style-name="P4"><text:s text:c="8"/>"orders_df.sample(20)"</text:p>
      <text:p text:style-name="P4"><text:s text:c="6"/>]</text:p>
      <text:p text:style-name="P4"><text:s text:c="4"/>},</text:p>
      <text:p text:style-name="P4"><text:s text:c="4"/>{</text:p>
      <text:p text:style-name="P4"><text:s text:c="6"/>"cell_type": "code",</text:p>
      <text:p text:style-name="P4"><text:s text:c="6"/>"execution_count": 7,</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oft-page-break/><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object",</text:p>
      <text:p text:style-name="P4"><text:s text:c="18"/>"type": "string"</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4"/>],</text:p>
      <text:p text:style-name="P4"><text:s text:c="14"/>"ref": "488541b2-9aba-44c5-8b57-2e21fefc8810",</text:p>
      <text:p text:style-name="P4"><text:s text:c="14"/>"rows": [</text:p>
      <text:p text:style-name="P4"><text:s text:c="16"/>[</text:p>
      <text:p text:style-name="P4"><text:s text:c="18"/>"33389",</text:p>
      <text:p text:style-name="P4"><text:s text:c="18"/>"1190732",</text:p>
      <text:p text:style-name="P4"><text:s text:c="18"/>"328723",</text:p>
      <text:p text:style-name="P4"><text:s text:c="18"/>"0",</text:p>
      <text:p text:style-name="P4"><text:s text:c="18"/>"1",</text:p>
      <text:p text:style-name="P4"><text:soft-page-break/><text:s text:c="18"/>"APP1669",</text:p>
      <text:p text:style-name="P4"><text:s text:c="18"/>"39.99",</text:p>
      <text:p text:style-name="P4"><text:s text:c="18"/>"2017-02-24 21:41:15"</text:p>
      <text:p text:style-name="P4"><text:s text:c="16"/>],</text:p>
      <text:p text:style-name="P4"><text:s text:c="16"/>[</text:p>
      <text:p text:style-name="P4"><text:s text:c="18"/>"145611",</text:p>
      <text:p text:style-name="P4"><text:s text:c="18"/>"1404413",</text:p>
      <text:p text:style-name="P4"><text:s text:c="18"/>"425318",</text:p>
      <text:p text:style-name="P4"><text:s text:c="18"/>"0",</text:p>
      <text:p text:style-name="P4"><text:s text:c="18"/>"1",</text:p>
      <text:p text:style-name="P4"><text:s text:c="18"/>"APP1003",</text:p>
      <text:p text:style-name="P4"><text:s text:c="18"/>"2.298.59",</text:p>
      <text:p text:style-name="P4"><text:s text:c="18"/>"2017-11-11 15:47:46"</text:p>
      <text:p text:style-name="P4"><text:s text:c="16"/>],</text:p>
      <text:p text:style-name="P4"><text:s text:c="16"/>[</text:p>
      <text:p text:style-name="P4"><text:s text:c="18"/>"168144",</text:p>
      <text:p text:style-name="P4"><text:s text:c="18"/>"1447683",</text:p>
      <text:p text:style-name="P4"><text:s text:c="18"/>"443617",</text:p>
      <text:p text:style-name="P4"><text:s text:c="18"/>"0",</text:p>
      <text:p text:style-name="P4"><text:s text:c="18"/>"1",</text:p>
      <text:p text:style-name="P4"><text:s text:c="18"/>"LGE0037",</text:p>
      <text:p text:style-name="P4"><text:s text:c="18"/>"140.06",</text:p>
      <text:p text:style-name="P4"><text:s text:c="18"/>"2017-11-25 17:17:06"</text:p>
      <text:p text:style-name="P4"><text:s text:c="16"/>],</text:p>
      <text:p text:style-name="P4"><text:s text:c="16"/>[</text:p>
      <text:p text:style-name="P4"><text:s text:c="18"/>"237255",</text:p>
      <text:p text:style-name="P4"><text:s text:c="18"/>"1559656",</text:p>
      <text:p text:style-name="P4"><text:s text:c="18"/>"490512",</text:p>
      <text:p text:style-name="P4"><text:s text:c="18"/>"0",</text:p>
      <text:p text:style-name="P4"><text:s text:c="18"/>"1",</text:p>
      <text:p text:style-name="P4"><text:s text:c="18"/>"SEA0099",</text:p>
      <text:p text:style-name="P4"><text:s text:c="18"/>"99.00",</text:p>
      <text:p text:style-name="P4"><text:s text:c="18"/>"2018-01-14 14:07:36"</text:p>
      <text:p text:style-name="P4"><text:s text:c="16"/>],</text:p>
      <text:p text:style-name="P4"><text:s text:c="16"/>[</text:p>
      <text:p text:style-name="P4"><text:s text:c="18"/>"91258",</text:p>
      <text:p text:style-name="P4"><text:s text:c="18"/>"1293841",</text:p>
      <text:p text:style-name="P4"><text:s text:c="18"/>"377927",</text:p>
      <text:p text:style-name="P4"><text:s text:c="18"/>"0",</text:p>
      <text:p text:style-name="P4"><text:s text:c="18"/>"1",</text:p>
      <text:p text:style-name="P4"><text:s text:c="18"/>"STA0021",</text:p>
      <text:p text:style-name="P4"><text:s text:c="18"/>"6.99",</text:p>
      <text:p text:style-name="P4"><text:s text:c="18"/>"2017-07-15 20:46:38"</text:p>
      <text:p text:style-name="P4"><text:s text:c="16"/>],</text:p>
      <text:p text:style-name="P4"><text:s text:c="16"/>[</text:p>
      <text:p text:style-name="P4"><text:s text:c="18"/>"162068",</text:p>
      <text:p text:style-name="P4"><text:s text:c="18"/>"1437636",</text:p>
      <text:p text:style-name="P4"><text:s text:c="18"/>"439308",</text:p>
      <text:p text:style-name="P4"><text:s text:c="18"/>"0",</text:p>
      <text:p text:style-name="P4"><text:soft-page-break/><text:s text:c="18"/>"1",</text:p>
      <text:p text:style-name="P4"><text:s text:c="18"/>"APP1922",</text:p>
      <text:p text:style-name="P4"><text:s text:c="18"/>"154.00",</text:p>
      <text:p text:style-name="P4"><text:s text:c="18"/>"2017-11-24 14:12:33"</text:p>
      <text:p text:style-name="P4"><text:s text:c="16"/>],</text:p>
      <text:p text:style-name="P4"><text:s text:c="16"/>[</text:p>
      <text:p text:style-name="P4"><text:s text:c="18"/>"188217",</text:p>
      <text:p text:style-name="P4"><text:s text:c="18"/>"1477230",</text:p>
      <text:p text:style-name="P4"><text:s text:c="18"/>"455458",</text:p>
      <text:p text:style-name="P4"><text:s text:c="18"/>"0",</text:p>
      <text:p text:style-name="P4"><text:s text:c="18"/>"1",</text:p>
      <text:p text:style-name="P4"><text:s text:c="18"/>"PAC2114",</text:p>
      <text:p text:style-name="P4"><text:s text:c="18"/>"3.019.59",</text:p>
      <text:p text:style-name="P4"><text:s text:c="18"/>"2017-12-05 05:15:07"</text:p>
      <text:p text:style-name="P4"><text:s text:c="16"/>],</text:p>
      <text:p text:style-name="P4"><text:s text:c="16"/>[</text:p>
      <text:p text:style-name="P4"><text:s text:c="18"/>"225976",</text:p>
      <text:p text:style-name="P4"><text:s text:c="18"/>"1540730",</text:p>
      <text:p text:style-name="P4"><text:s text:c="18"/>"483297",</text:p>
      <text:p text:style-name="P4"><text:s text:c="18"/>"0",</text:p>
      <text:p text:style-name="P4"><text:s text:c="18"/>"1",</text:p>
      <text:p text:style-name="P4"><text:s text:c="18"/>"APP1937",</text:p>
      <text:p text:style-name="P4"><text:s text:c="18"/>"1.278.59",</text:p>
      <text:p text:style-name="P4"><text:s text:c="18"/>"2018-01-06 03:12:24"</text:p>
      <text:p text:style-name="P4"><text:s text:c="16"/>],</text:p>
      <text:p text:style-name="P4"><text:s text:c="16"/>[</text:p>
      <text:p text:style-name="P4"><text:s text:c="18"/>"106573",</text:p>
      <text:p text:style-name="P4"><text:s text:c="18"/>"1321782",</text:p>
      <text:p text:style-name="P4"><text:s text:c="18"/>"391264",</text:p>
      <text:p text:style-name="P4"><text:s text:c="18"/>"0",</text:p>
      <text:p text:style-name="P4"><text:s text:c="18"/>"1",</text:p>
      <text:p text:style-name="P4"><text:s text:c="18"/>"APP1966",</text:p>
      <text:p text:style-name="P4"><text:s text:c="18"/>"360.33",</text:p>
      <text:p text:style-name="P4"><text:s text:c="18"/>"2017-08-21 15:55:58"</text:p>
      <text:p text:style-name="P4"><text:s text:c="16"/>],</text:p>
      <text:p text:style-name="P4"><text:s text:c="16"/>[</text:p>
      <text:p text:style-name="P4"><text:s text:c="18"/>"224793",</text:p>
      <text:p text:style-name="P4"><text:s text:c="18"/>"1538886",</text:p>
      <text:p text:style-name="P4"><text:s text:c="18"/>"482504",</text:p>
      <text:p text:style-name="P4"><text:s text:c="18"/>"0",</text:p>
      <text:p text:style-name="P4"><text:s text:c="18"/>"1",</text:p>
      <text:p text:style-name="P4"><text:s text:c="18"/>"APP0663",</text:p>
      <text:p text:style-name="P4"><text:s text:c="18"/>"199.00",</text:p>
      <text:p text:style-name="P4"><text:s text:c="18"/>"2018-01-04 21:59:06"</text:p>
      <text:p text:style-name="P4"><text:s text:c="16"/>],</text:p>
      <text:p text:style-name="P4"><text:s text:c="16"/>[</text:p>
      <text:p text:style-name="P4"><text:s text:c="18"/>"258595",</text:p>
      <text:p text:style-name="P4"><text:s text:c="18"/>"1594034",</text:p>
      <text:p text:style-name="P4"><text:s text:c="18"/>"503468",</text:p>
      <text:p text:style-name="P4"><text:soft-page-break/><text:s text:c="18"/>"0",</text:p>
      <text:p text:style-name="P4"><text:s text:c="18"/>"1",</text:p>
      <text:p text:style-name="P4"><text:s text:c="18"/>"PAC1942",</text:p>
      <text:p text:style-name="P4"><text:s text:c="18"/>"4.074.59",</text:p>
      <text:p text:style-name="P4"><text:s text:c="18"/>"2018-02-01 00:32:11"</text:p>
      <text:p text:style-name="P4"><text:s text:c="16"/>],</text:p>
      <text:p text:style-name="P4"><text:s text:c="16"/>[</text:p>
      <text:p text:style-name="P4"><text:s text:c="18"/>"18911",</text:p>
      <text:p text:style-name="P4"><text:s text:c="18"/>"1162365",</text:p>
      <text:p text:style-name="P4"><text:s text:c="18"/>"316206",</text:p>
      <text:p text:style-name="P4"><text:s text:c="18"/>"0",</text:p>
      <text:p text:style-name="P4"><text:s text:c="18"/>"1",</text:p>
      <text:p text:style-name="P4"><text:s text:c="18"/>"TRA0034",</text:p>
      <text:p text:style-name="P4"><text:s text:c="18"/>"29.90",</text:p>
      <text:p text:style-name="P4"><text:s text:c="18"/>"2017-01-28 07:27:54"</text:p>
      <text:p text:style-name="P4"><text:s text:c="16"/>],</text:p>
      <text:p text:style-name="P4"><text:s text:c="16"/>[</text:p>
      <text:p text:style-name="P4"><text:s text:c="18"/>"8080",</text:p>
      <text:p text:style-name="P4"><text:s text:c="18"/>"1140183",</text:p>
      <text:p text:style-name="P4"><text:s text:c="18"/>"306934",</text:p>
      <text:p text:style-name="P4"><text:s text:c="18"/>"0",</text:p>
      <text:p text:style-name="P4"><text:s text:c="18"/>"1",</text:p>
      <text:p text:style-name="P4"><text:s text:c="18"/>"ELE0007",</text:p>
      <text:p text:style-name="P4"><text:s text:c="18"/>"26.90",</text:p>
      <text:p text:style-name="P4"><text:s text:c="18"/>"2017-01-10 23:27:12"</text:p>
      <text:p text:style-name="P4"><text:s text:c="16"/>],</text:p>
      <text:p text:style-name="P4"><text:s text:c="16"/>[</text:p>
      <text:p text:style-name="P4"><text:s text:c="18"/>"22575",</text:p>
      <text:p text:style-name="P4"><text:s text:c="18"/>"1170273",</text:p>
      <text:p text:style-name="P4"><text:s text:c="18"/>"319442",</text:p>
      <text:p text:style-name="P4"><text:s text:c="18"/>"0",</text:p>
      <text:p text:style-name="P4"><text:s text:c="18"/>"1",</text:p>
      <text:p text:style-name="P4"><text:s text:c="18"/>"THU0013",</text:p>
      <text:p text:style-name="P4"><text:s text:c="18"/>"75.99",</text:p>
      <text:p text:style-name="P4"><text:s text:c="18"/>"2017-02-03 08:41:20"</text:p>
      <text:p text:style-name="P4"><text:s text:c="16"/>],</text:p>
      <text:p text:style-name="P4"><text:s text:c="16"/>[</text:p>
      <text:p text:style-name="P4"><text:s text:c="18"/>"150559",</text:p>
      <text:p text:style-name="P4"><text:s text:c="18"/>"1417665",</text:p>
      <text:p text:style-name="P4"><text:s text:c="18"/>"429856",</text:p>
      <text:p text:style-name="P4"><text:s text:c="18"/>"0",</text:p>
      <text:p text:style-name="P4"><text:s text:c="18"/>"1",</text:p>
      <text:p text:style-name="P4"><text:s text:c="18"/>"MUJ0033",</text:p>
      <text:p text:style-name="P4"><text:s text:c="18"/>"32.29",</text:p>
      <text:p text:style-name="P4"><text:s text:c="18"/>"2017-11-21 01:05:29"</text:p>
      <text:p text:style-name="P4"><text:s text:c="16"/>],</text:p>
      <text:p text:style-name="P4"><text:s text:c="16"/>[</text:p>
      <text:p text:style-name="P4"><text:s text:c="18"/>"32514",</text:p>
      <text:p text:style-name="P4"><text:s text:c="18"/>"1189022",</text:p>
      <text:p text:style-name="P4"><text:soft-page-break/><text:s text:c="18"/>"327932",</text:p>
      <text:p text:style-name="P4"><text:s text:c="18"/>"0",</text:p>
      <text:p text:style-name="P4"><text:s text:c="18"/>"1",</text:p>
      <text:p text:style-name="P4"><text:s text:c="18"/>"MAC0121",</text:p>
      <text:p text:style-name="P4"><text:s text:c="18"/>"7.99",</text:p>
      <text:p text:style-name="P4"><text:s text:c="18"/>"2017-02-23 10:14:37"</text:p>
      <text:p text:style-name="P4"><text:s text:c="16"/>],</text:p>
      <text:p text:style-name="P4"><text:s text:c="16"/>[</text:p>
      <text:p text:style-name="P4"><text:s text:c="18"/>"132924",</text:p>
      <text:p text:style-name="P4"><text:s text:c="18"/>"1381536",</text:p>
      <text:p text:style-name="P4"><text:s text:c="18"/>"414231",</text:p>
      <text:p text:style-name="P4"><text:s text:c="18"/>"0",</text:p>
      <text:p text:style-name="P4"><text:s text:c="18"/>"1",</text:p>
      <text:p text:style-name="P4"><text:s text:c="18"/>"CRU0050",</text:p>
      <text:p text:style-name="P4"><text:s text:c="18"/>"91.58",</text:p>
      <text:p text:style-name="P4"><text:s text:c="18"/>"2017-10-18 23:07:40"</text:p>
      <text:p text:style-name="P4"><text:s text:c="16"/>],</text:p>
      <text:p text:style-name="P4"><text:s text:c="16"/>[</text:p>
      <text:p text:style-name="P4"><text:s text:c="18"/>"253891",</text:p>
      <text:p text:style-name="P4"><text:s text:c="18"/>"1586115",</text:p>
      <text:p text:style-name="P4"><text:s text:c="18"/>"500672",</text:p>
      <text:p text:style-name="P4"><text:s text:c="18"/>"0",</text:p>
      <text:p text:style-name="P4"><text:s text:c="18"/>"1",</text:p>
      <text:p text:style-name="P4"><text:s text:c="18"/>"MIC0036",</text:p>
      <text:p text:style-name="P4"><text:s text:c="18"/>"64.99",</text:p>
      <text:p text:style-name="P4"><text:s text:c="18"/>"2018-01-29 06:04:20"</text:p>
      <text:p text:style-name="P4"><text:s text:c="16"/>],</text:p>
      <text:p text:style-name="P4"><text:s text:c="16"/>[</text:p>
      <text:p text:style-name="P4"><text:s text:c="18"/>"281409",</text:p>
      <text:p text:style-name="P4"><text:s text:c="18"/>"1631182",</text:p>
      <text:p text:style-name="P4"><text:s text:c="18"/>"519281",</text:p>
      <text:p text:style-name="P4"><text:s text:c="18"/>"0",</text:p>
      <text:p text:style-name="P4"><text:s text:c="18"/>"1",</text:p>
      <text:p text:style-name="P4"><text:s text:c="18"/>"APP2486",</text:p>
      <text:p text:style-name="P4"><text:s text:c="18"/>"1.067.00",</text:p>
      <text:p text:style-name="P4"><text:s text:c="18"/>"2018-03-01 09:07:23"</text:p>
      <text:p text:style-name="P4"><text:s text:c="16"/>],</text:p>
      <text:p text:style-name="P4"><text:s text:c="16"/>[</text:p>
      <text:p text:style-name="P4"><text:s text:c="18"/>"108807",</text:p>
      <text:p text:style-name="P4"><text:s text:c="18"/>"1325780",</text:p>
      <text:p text:style-name="P4"><text:s text:c="18"/>"393223",</text:p>
      <text:p text:style-name="P4"><text:s text:c="18"/>"0",</text:p>
      <text:p text:style-name="P4"><text:s text:c="18"/>"1",</text:p>
      <text:p text:style-name="P4"><text:s text:c="18"/>"SSE0007",</text:p>
      <text:p text:style-name="P4"><text:s text:c="18"/>"25.99",</text:p>
      <text:p text:style-name="P4"><text:s text:c="18"/>"2017-08-28 00:24:18"</text:p>
      <text:p text:style-name="P4"><text:s text:c="16"/>]</text:p>
      <text:p text:style-name="P4"><text:s text:c="14"/>],</text:p>
      <text:p text:style-name="P4"><text:s text:c="14"/>"shape": {</text:p>
      <text:p text:style-name="P4"><text:soft-page-break/><text:s text:c="16"/>"columns": 7,</text:p>
      <text:p text:style-name="P4"><text:s text:c="16"/>"rows": 20</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33389&lt;/th&gt;\n",</text:p>
      <text:p text:style-name="P4"><text:s text:c="14"/>" <text:s text:c="5"/>&lt;td&gt;1190732&lt;/td&gt;\n",</text:p>
      <text:p text:style-name="P4"><text:s text:c="14"/>" <text:s text:c="5"/>&lt;td&gt;328723&lt;/td&gt;\n",</text:p>
      <text:p text:style-name="P4"><text:s text:c="14"/>" <text:s text:c="5"/>&lt;td&gt;0&lt;/td&gt;\n",</text:p>
      <text:p text:style-name="P4"><text:s text:c="14"/>" <text:s text:c="5"/>&lt;td&gt;1&lt;/td&gt;\n",</text:p>
      <text:p text:style-name="P4"><text:s text:c="14"/>" <text:s text:c="5"/>&lt;td&gt;APP1669&lt;/td&gt;\n",</text:p>
      <text:p text:style-name="P4"><text:s text:c="14"/>" <text:s text:c="5"/>&lt;td&gt;39.99&lt;/td&gt;\n",</text:p>
      <text:p text:style-name="P4"><text:s text:c="14"/>" <text:s text:c="5"/>&lt;td&gt;2017-02-24 21:41:15&lt;/td&gt;\n",</text:p>
      <text:p text:style-name="P4"><text:s text:c="14"/>" <text:s text:c="3"/>&lt;/tr&gt;\n",</text:p>
      <text:p text:style-name="P4"><text:s text:c="14"/>" <text:s text:c="3"/>&lt;tr&gt;\n",</text:p>
      <text:p text:style-name="P4"><text:s text:c="14"/>" <text:s text:c="5"/>&lt;th&gt;145611&lt;/th&gt;\n",</text:p>
      <text:p text:style-name="P4"><text:s text:c="14"/>" <text:s text:c="5"/>&lt;td&gt;1404413&lt;/td&gt;\n",</text:p>
      <text:p text:style-name="P4"><text:s text:c="14"/>" <text:s text:c="5"/>&lt;td&gt;425318&lt;/td&gt;\n",</text:p>
      <text:p text:style-name="P4"><text:s text:c="14"/>" <text:s text:c="5"/>&lt;td&gt;0&lt;/td&gt;\n",</text:p>
      <text:p text:style-name="P4"><text:s text:c="14"/>" <text:s text:c="5"/>&lt;td&gt;1&lt;/td&gt;\n",</text:p>
      <text:p text:style-name="P4"><text:soft-page-break/><text:s text:c="14"/>" <text:s text:c="5"/>&lt;td&gt;APP1003&lt;/td&gt;\n",</text:p>
      <text:p text:style-name="P4"><text:s text:c="14"/>" <text:s text:c="5"/>&lt;td&gt;2.298.59&lt;/td&gt;\n",</text:p>
      <text:p text:style-name="P4"><text:s text:c="14"/>" <text:s text:c="5"/>&lt;td&gt;2017-11-11 15:47:46&lt;/td&gt;\n",</text:p>
      <text:p text:style-name="P4"><text:s text:c="14"/>" <text:s text:c="3"/>&lt;/tr&gt;\n",</text:p>
      <text:p text:style-name="P4"><text:s text:c="14"/>" <text:s text:c="3"/>&lt;tr&gt;\n",</text:p>
      <text:p text:style-name="P4"><text:s text:c="14"/>" <text:s text:c="5"/>&lt;th&gt;168144&lt;/th&gt;\n",</text:p>
      <text:p text:style-name="P4"><text:s text:c="14"/>" <text:s text:c="5"/>&lt;td&gt;1447683&lt;/td&gt;\n",</text:p>
      <text:p text:style-name="P4"><text:s text:c="14"/>" <text:s text:c="5"/>&lt;td&gt;443617&lt;/td&gt;\n",</text:p>
      <text:p text:style-name="P4"><text:s text:c="14"/>" <text:s text:c="5"/>&lt;td&gt;0&lt;/td&gt;\n",</text:p>
      <text:p text:style-name="P4"><text:s text:c="14"/>" <text:s text:c="5"/>&lt;td&gt;1&lt;/td&gt;\n",</text:p>
      <text:p text:style-name="P4"><text:s text:c="14"/>" <text:s text:c="5"/>&lt;td&gt;LGE0037&lt;/td&gt;\n",</text:p>
      <text:p text:style-name="P4"><text:s text:c="14"/>" <text:s text:c="5"/>&lt;td&gt;140.06&lt;/td&gt;\n",</text:p>
      <text:p text:style-name="P4"><text:s text:c="14"/>" <text:s text:c="5"/>&lt;td&gt;2017-11-25 17:17:06&lt;/td&gt;\n",</text:p>
      <text:p text:style-name="P4"><text:s text:c="14"/>" <text:s text:c="3"/>&lt;/tr&gt;\n",</text:p>
      <text:p text:style-name="P4"><text:s text:c="14"/>" <text:s text:c="3"/>&lt;tr&gt;\n",</text:p>
      <text:p text:style-name="P4"><text:s text:c="14"/>" <text:s text:c="5"/>&lt;th&gt;237255&lt;/th&gt;\n",</text:p>
      <text:p text:style-name="P4"><text:s text:c="14"/>" <text:s text:c="5"/>&lt;td&gt;1559656&lt;/td&gt;\n",</text:p>
      <text:p text:style-name="P4"><text:s text:c="14"/>" <text:s text:c="5"/>&lt;td&gt;490512&lt;/td&gt;\n",</text:p>
      <text:p text:style-name="P4"><text:s text:c="14"/>" <text:s text:c="5"/>&lt;td&gt;0&lt;/td&gt;\n",</text:p>
      <text:p text:style-name="P4"><text:s text:c="14"/>" <text:s text:c="5"/>&lt;td&gt;1&lt;/td&gt;\n",</text:p>
      <text:p text:style-name="P4"><text:s text:c="14"/>" <text:s text:c="5"/>&lt;td&gt;SEA0099&lt;/td&gt;\n",</text:p>
      <text:p text:style-name="P4"><text:s text:c="14"/>" <text:s text:c="5"/>&lt;td&gt;99.00&lt;/td&gt;\n",</text:p>
      <text:p text:style-name="P4"><text:s text:c="14"/>" <text:s text:c="5"/>&lt;td&gt;2018-01-14 14:07:36&lt;/td&gt;\n",</text:p>
      <text:p text:style-name="P4"><text:s text:c="14"/>" <text:s text:c="3"/>&lt;/tr&gt;\n",</text:p>
      <text:p text:style-name="P4"><text:s text:c="14"/>" <text:s text:c="3"/>&lt;tr&gt;\n",</text:p>
      <text:p text:style-name="P4"><text:s text:c="14"/>" <text:s text:c="5"/>&lt;th&gt;91258&lt;/th&gt;\n",</text:p>
      <text:p text:style-name="P4"><text:s text:c="14"/>" <text:s text:c="5"/>&lt;td&gt;1293841&lt;/td&gt;\n",</text:p>
      <text:p text:style-name="P4"><text:s text:c="14"/>" <text:s text:c="5"/>&lt;td&gt;377927&lt;/td&gt;\n",</text:p>
      <text:p text:style-name="P4"><text:s text:c="14"/>" <text:s text:c="5"/>&lt;td&gt;0&lt;/td&gt;\n",</text:p>
      <text:p text:style-name="P4"><text:s text:c="14"/>" <text:s text:c="5"/>&lt;td&gt;1&lt;/td&gt;\n",</text:p>
      <text:p text:style-name="P4"><text:s text:c="14"/>" <text:s text:c="5"/>&lt;td&gt;STA0021&lt;/td&gt;\n",</text:p>
      <text:p text:style-name="P4"><text:s text:c="14"/>" <text:s text:c="5"/>&lt;td&gt;6.99&lt;/td&gt;\n",</text:p>
      <text:p text:style-name="P4"><text:s text:c="14"/>" <text:s text:c="5"/>&lt;td&gt;2017-07-15 20:46:38&lt;/td&gt;\n",</text:p>
      <text:p text:style-name="P4"><text:s text:c="14"/>" <text:s text:c="3"/>&lt;/tr&gt;\n",</text:p>
      <text:p text:style-name="P4"><text:s text:c="14"/>" <text:s text:c="3"/>&lt;tr&gt;\n",</text:p>
      <text:p text:style-name="P4"><text:s text:c="14"/>" <text:s text:c="5"/>&lt;th&gt;162068&lt;/th&gt;\n",</text:p>
      <text:p text:style-name="P4"><text:s text:c="14"/>" <text:s text:c="5"/>&lt;td&gt;1437636&lt;/td&gt;\n",</text:p>
      <text:p text:style-name="P4"><text:s text:c="14"/>" <text:s text:c="5"/>&lt;td&gt;439308&lt;/td&gt;\n",</text:p>
      <text:p text:style-name="P4"><text:s text:c="14"/>" <text:s text:c="5"/>&lt;td&gt;0&lt;/td&gt;\n",</text:p>
      <text:p text:style-name="P4"><text:s text:c="14"/>" <text:s text:c="5"/>&lt;td&gt;1&lt;/td&gt;\n",</text:p>
      <text:p text:style-name="P4"><text:s text:c="14"/>" <text:s text:c="5"/>&lt;td&gt;APP1922&lt;/td&gt;\n",</text:p>
      <text:p text:style-name="P4"><text:s text:c="14"/>" <text:s text:c="5"/>&lt;td&gt;154.00&lt;/td&gt;\n",</text:p>
      <text:p text:style-name="P4"><text:s text:c="14"/>" <text:s text:c="5"/>&lt;td&gt;2017-11-24 14:12:33&lt;/td&gt;\n",</text:p>
      <text:p text:style-name="P4"><text:s text:c="14"/>" <text:s text:c="3"/>&lt;/tr&gt;\n",</text:p>
      <text:p text:style-name="P4"><text:s text:c="14"/>" <text:s text:c="3"/>&lt;tr&gt;\n",</text:p>
      <text:p text:style-name="P4"><text:s text:c="14"/>" <text:s text:c="5"/>&lt;th&gt;188217&lt;/th&gt;\n",</text:p>
      <text:p text:style-name="P4"><text:s text:c="14"/>" <text:s text:c="5"/>&lt;td&gt;1477230&lt;/td&gt;\n",</text:p>
      <text:p text:style-name="P4"><text:s text:c="14"/>" <text:s text:c="5"/>&lt;td&gt;455458&lt;/td&gt;\n",</text:p>
      <text:p text:style-name="P4"><text:s text:c="14"/>" <text:s text:c="5"/>&lt;td&gt;0&lt;/td&gt;\n",</text:p>
      <text:p text:style-name="P4"><text:soft-page-break/><text:s text:c="14"/>" <text:s text:c="5"/>&lt;td&gt;1&lt;/td&gt;\n",</text:p>
      <text:p text:style-name="P4"><text:s text:c="14"/>" <text:s text:c="5"/>&lt;td&gt;PAC2114&lt;/td&gt;\n",</text:p>
      <text:p text:style-name="P4"><text:s text:c="14"/>" <text:s text:c="5"/>&lt;td&gt;3.019.59&lt;/td&gt;\n",</text:p>
      <text:p text:style-name="P4"><text:s text:c="14"/>" <text:s text:c="5"/>&lt;td&gt;2017-12-05 05:15:07&lt;/td&gt;\n",</text:p>
      <text:p text:style-name="P4"><text:s text:c="14"/>" <text:s text:c="3"/>&lt;/tr&gt;\n",</text:p>
      <text:p text:style-name="P4"><text:s text:c="14"/>" <text:s text:c="3"/>&lt;tr&gt;\n",</text:p>
      <text:p text:style-name="P4"><text:s text:c="14"/>" <text:s text:c="5"/>&lt;th&gt;225976&lt;/th&gt;\n",</text:p>
      <text:p text:style-name="P4"><text:s text:c="14"/>" <text:s text:c="5"/>&lt;td&gt;1540730&lt;/td&gt;\n",</text:p>
      <text:p text:style-name="P4"><text:s text:c="14"/>" <text:s text:c="5"/>&lt;td&gt;483297&lt;/td&gt;\n",</text:p>
      <text:p text:style-name="P4"><text:s text:c="14"/>" <text:s text:c="5"/>&lt;td&gt;0&lt;/td&gt;\n",</text:p>
      <text:p text:style-name="P4"><text:s text:c="14"/>" <text:s text:c="5"/>&lt;td&gt;1&lt;/td&gt;\n",</text:p>
      <text:p text:style-name="P4"><text:s text:c="14"/>" <text:s text:c="5"/>&lt;td&gt;APP1937&lt;/td&gt;\n",</text:p>
      <text:p text:style-name="P4"><text:s text:c="14"/>" <text:s text:c="5"/>&lt;td&gt;1.278.59&lt;/td&gt;\n",</text:p>
      <text:p text:style-name="P4"><text:s text:c="14"/>" <text:s text:c="5"/>&lt;td&gt;2018-01-06 03:12:24&lt;/td&gt;\n",</text:p>
      <text:p text:style-name="P4"><text:s text:c="14"/>" <text:s text:c="3"/>&lt;/tr&gt;\n",</text:p>
      <text:p text:style-name="P4"><text:s text:c="14"/>" <text:s text:c="3"/>&lt;tr&gt;\n",</text:p>
      <text:p text:style-name="P4"><text:s text:c="14"/>" <text:s text:c="5"/>&lt;th&gt;106573&lt;/th&gt;\n",</text:p>
      <text:p text:style-name="P4"><text:s text:c="14"/>" <text:s text:c="5"/>&lt;td&gt;1321782&lt;/td&gt;\n",</text:p>
      <text:p text:style-name="P4"><text:s text:c="14"/>" <text:s text:c="5"/>&lt;td&gt;391264&lt;/td&gt;\n",</text:p>
      <text:p text:style-name="P4"><text:s text:c="14"/>" <text:s text:c="5"/>&lt;td&gt;0&lt;/td&gt;\n",</text:p>
      <text:p text:style-name="P4"><text:s text:c="14"/>" <text:s text:c="5"/>&lt;td&gt;1&lt;/td&gt;\n",</text:p>
      <text:p text:style-name="P4"><text:s text:c="14"/>" <text:s text:c="5"/>&lt;td&gt;APP1966&lt;/td&gt;\n",</text:p>
      <text:p text:style-name="P4"><text:s text:c="14"/>" <text:s text:c="5"/>&lt;td&gt;360.33&lt;/td&gt;\n",</text:p>
      <text:p text:style-name="P4"><text:s text:c="14"/>" <text:s text:c="5"/>&lt;td&gt;2017-08-21 15:55:58&lt;/td&gt;\n",</text:p>
      <text:p text:style-name="P4"><text:s text:c="14"/>" <text:s text:c="3"/>&lt;/tr&gt;\n",</text:p>
      <text:p text:style-name="P4"><text:s text:c="14"/>" <text:s text:c="3"/>&lt;tr&gt;\n",</text:p>
      <text:p text:style-name="P4"><text:s text:c="14"/>" <text:s text:c="5"/>&lt;th&gt;224793&lt;/th&gt;\n",</text:p>
      <text:p text:style-name="P4"><text:s text:c="14"/>" <text:s text:c="5"/>&lt;td&gt;1538886&lt;/td&gt;\n",</text:p>
      <text:p text:style-name="P4"><text:s text:c="14"/>" <text:s text:c="5"/>&lt;td&gt;482504&lt;/td&gt;\n",</text:p>
      <text:p text:style-name="P4"><text:s text:c="14"/>" <text:s text:c="5"/>&lt;td&gt;0&lt;/td&gt;\n",</text:p>
      <text:p text:style-name="P4"><text:s text:c="14"/>" <text:s text:c="5"/>&lt;td&gt;1&lt;/td&gt;\n",</text:p>
      <text:p text:style-name="P4"><text:s text:c="14"/>" <text:s text:c="5"/>&lt;td&gt;APP0663&lt;/td&gt;\n",</text:p>
      <text:p text:style-name="P4"><text:s text:c="14"/>" <text:s text:c="5"/>&lt;td&gt;199.00&lt;/td&gt;\n",</text:p>
      <text:p text:style-name="P4"><text:s text:c="14"/>" <text:s text:c="5"/>&lt;td&gt;2018-01-04 21:59:06&lt;/td&gt;\n",</text:p>
      <text:p text:style-name="P4"><text:s text:c="14"/>" <text:s text:c="3"/>&lt;/tr&gt;\n",</text:p>
      <text:p text:style-name="P4"><text:s text:c="14"/>" <text:s text:c="3"/>&lt;tr&gt;\n",</text:p>
      <text:p text:style-name="P4"><text:s text:c="14"/>" <text:s text:c="5"/>&lt;th&gt;258595&lt;/th&gt;\n",</text:p>
      <text:p text:style-name="P4"><text:s text:c="14"/>" <text:s text:c="5"/>&lt;td&gt;1594034&lt;/td&gt;\n",</text:p>
      <text:p text:style-name="P4"><text:s text:c="14"/>" <text:s text:c="5"/>&lt;td&gt;503468&lt;/td&gt;\n",</text:p>
      <text:p text:style-name="P4"><text:s text:c="14"/>" <text:s text:c="5"/>&lt;td&gt;0&lt;/td&gt;\n",</text:p>
      <text:p text:style-name="P4"><text:s text:c="14"/>" <text:s text:c="5"/>&lt;td&gt;1&lt;/td&gt;\n",</text:p>
      <text:p text:style-name="P4"><text:s text:c="14"/>" <text:s text:c="5"/>&lt;td&gt;PAC1942&lt;/td&gt;\n",</text:p>
      <text:p text:style-name="P4"><text:s text:c="14"/>" <text:s text:c="5"/>&lt;td&gt;4.074.59&lt;/td&gt;\n",</text:p>
      <text:p text:style-name="P4"><text:s text:c="14"/>" <text:s text:c="5"/>&lt;td&gt;2018-02-01 00:32:11&lt;/td&gt;\n",</text:p>
      <text:p text:style-name="P4"><text:s text:c="14"/>" <text:s text:c="3"/>&lt;/tr&gt;\n",</text:p>
      <text:p text:style-name="P4"><text:s text:c="14"/>" <text:s text:c="3"/>&lt;tr&gt;\n",</text:p>
      <text:p text:style-name="P4"><text:s text:c="14"/>" <text:s text:c="5"/>&lt;th&gt;18911&lt;/th&gt;\n",</text:p>
      <text:p text:style-name="P4"><text:s text:c="14"/>" <text:s text:c="5"/>&lt;td&gt;1162365&lt;/td&gt;\n",</text:p>
      <text:p text:style-name="P4"><text:s text:c="14"/>" <text:s text:c="5"/>&lt;td&gt;316206&lt;/td&gt;\n",</text:p>
      <text:p text:style-name="P4"><text:soft-page-break/><text:s text:c="14"/>" <text:s text:c="5"/>&lt;td&gt;0&lt;/td&gt;\n",</text:p>
      <text:p text:style-name="P4"><text:s text:c="14"/>" <text:s text:c="5"/>&lt;td&gt;1&lt;/td&gt;\n",</text:p>
      <text:p text:style-name="P4"><text:s text:c="14"/>" <text:s text:c="5"/>&lt;td&gt;TRA0034&lt;/td&gt;\n",</text:p>
      <text:p text:style-name="P4"><text:s text:c="14"/>" <text:s text:c="5"/>&lt;td&gt;29.90&lt;/td&gt;\n",</text:p>
      <text:p text:style-name="P4"><text:s text:c="14"/>" <text:s text:c="5"/>&lt;td&gt;2017-01-28 07:27:54&lt;/td&gt;\n",</text:p>
      <text:p text:style-name="P4"><text:s text:c="14"/>" <text:s text:c="3"/>&lt;/tr&gt;\n",</text:p>
      <text:p text:style-name="P4"><text:s text:c="14"/>" <text:s text:c="3"/>&lt;tr&gt;\n",</text:p>
      <text:p text:style-name="P4"><text:s text:c="14"/>" <text:s text:c="5"/>&lt;th&gt;8080&lt;/th&gt;\n",</text:p>
      <text:p text:style-name="P4"><text:s text:c="14"/>" <text:s text:c="5"/>&lt;td&gt;1140183&lt;/td&gt;\n",</text:p>
      <text:p text:style-name="P4"><text:s text:c="14"/>" <text:s text:c="5"/>&lt;td&gt;306934&lt;/td&gt;\n",</text:p>
      <text:p text:style-name="P4"><text:s text:c="14"/>" <text:s text:c="5"/>&lt;td&gt;0&lt;/td&gt;\n",</text:p>
      <text:p text:style-name="P4"><text:s text:c="14"/>" <text:s text:c="5"/>&lt;td&gt;1&lt;/td&gt;\n",</text:p>
      <text:p text:style-name="P4"><text:s text:c="14"/>" <text:s text:c="5"/>&lt;td&gt;ELE0007&lt;/td&gt;\n",</text:p>
      <text:p text:style-name="P4"><text:s text:c="14"/>" <text:s text:c="5"/>&lt;td&gt;26.90&lt;/td&gt;\n",</text:p>
      <text:p text:style-name="P4"><text:s text:c="14"/>" <text:s text:c="5"/>&lt;td&gt;2017-01-10 23:27:12&lt;/td&gt;\n",</text:p>
      <text:p text:style-name="P4"><text:s text:c="14"/>" <text:s text:c="3"/>&lt;/tr&gt;\n",</text:p>
      <text:p text:style-name="P4"><text:s text:c="14"/>" <text:s text:c="3"/>&lt;tr&gt;\n",</text:p>
      <text:p text:style-name="P4"><text:s text:c="14"/>" <text:s text:c="5"/>&lt;th&gt;22575&lt;/th&gt;\n",</text:p>
      <text:p text:style-name="P4"><text:s text:c="14"/>" <text:s text:c="5"/>&lt;td&gt;1170273&lt;/td&gt;\n",</text:p>
      <text:p text:style-name="P4"><text:s text:c="14"/>" <text:s text:c="5"/>&lt;td&gt;319442&lt;/td&gt;\n",</text:p>
      <text:p text:style-name="P4"><text:s text:c="14"/>" <text:s text:c="5"/>&lt;td&gt;0&lt;/td&gt;\n",</text:p>
      <text:p text:style-name="P4"><text:s text:c="14"/>" <text:s text:c="5"/>&lt;td&gt;1&lt;/td&gt;\n",</text:p>
      <text:p text:style-name="P4"><text:s text:c="14"/>" <text:s text:c="5"/>&lt;td&gt;THU0013&lt;/td&gt;\n",</text:p>
      <text:p text:style-name="P4"><text:s text:c="14"/>" <text:s text:c="5"/>&lt;td&gt;75.99&lt;/td&gt;\n",</text:p>
      <text:p text:style-name="P4"><text:s text:c="14"/>" <text:s text:c="5"/>&lt;td&gt;2017-02-03 08:41:20&lt;/td&gt;\n",</text:p>
      <text:p text:style-name="P4"><text:s text:c="14"/>" <text:s text:c="3"/>&lt;/tr&gt;\n",</text:p>
      <text:p text:style-name="P4"><text:s text:c="14"/>" <text:s text:c="3"/>&lt;tr&gt;\n",</text:p>
      <text:p text:style-name="P4"><text:s text:c="14"/>" <text:s text:c="5"/>&lt;th&gt;150559&lt;/th&gt;\n",</text:p>
      <text:p text:style-name="P4"><text:s text:c="14"/>" <text:s text:c="5"/>&lt;td&gt;1417665&lt;/td&gt;\n",</text:p>
      <text:p text:style-name="P4"><text:s text:c="14"/>" <text:s text:c="5"/>&lt;td&gt;429856&lt;/td&gt;\n",</text:p>
      <text:p text:style-name="P4"><text:s text:c="14"/>" <text:s text:c="5"/>&lt;td&gt;0&lt;/td&gt;\n",</text:p>
      <text:p text:style-name="P4"><text:s text:c="14"/>" <text:s text:c="5"/>&lt;td&gt;1&lt;/td&gt;\n",</text:p>
      <text:p text:style-name="P4"><text:s text:c="14"/>" <text:s text:c="5"/>&lt;td&gt;MUJ0033&lt;/td&gt;\n",</text:p>
      <text:p text:style-name="P4"><text:s text:c="14"/>" <text:s text:c="5"/>&lt;td&gt;32.29&lt;/td&gt;\n",</text:p>
      <text:p text:style-name="P4"><text:s text:c="14"/>" <text:s text:c="5"/>&lt;td&gt;2017-11-21 01:05:29&lt;/td&gt;\n",</text:p>
      <text:p text:style-name="P4"><text:s text:c="14"/>" <text:s text:c="3"/>&lt;/tr&gt;\n",</text:p>
      <text:p text:style-name="P4"><text:s text:c="14"/>" <text:s text:c="3"/>&lt;tr&gt;\n",</text:p>
      <text:p text:style-name="P4"><text:s text:c="14"/>" <text:s text:c="5"/>&lt;th&gt;32514&lt;/th&gt;\n",</text:p>
      <text:p text:style-name="P4"><text:s text:c="14"/>" <text:s text:c="5"/>&lt;td&gt;1189022&lt;/td&gt;\n",</text:p>
      <text:p text:style-name="P4"><text:s text:c="14"/>" <text:s text:c="5"/>&lt;td&gt;327932&lt;/td&gt;\n",</text:p>
      <text:p text:style-name="P4"><text:s text:c="14"/>" <text:s text:c="5"/>&lt;td&gt;0&lt;/td&gt;\n",</text:p>
      <text:p text:style-name="P4"><text:s text:c="14"/>" <text:s text:c="5"/>&lt;td&gt;1&lt;/td&gt;\n",</text:p>
      <text:p text:style-name="P4"><text:s text:c="14"/>" <text:s text:c="5"/>&lt;td&gt;MAC0121&lt;/td&gt;\n",</text:p>
      <text:p text:style-name="P4"><text:s text:c="14"/>" <text:s text:c="5"/>&lt;td&gt;7.99&lt;/td&gt;\n",</text:p>
      <text:p text:style-name="P4"><text:s text:c="14"/>" <text:s text:c="5"/>&lt;td&gt;2017-02-23 10:14:37&lt;/td&gt;\n",</text:p>
      <text:p text:style-name="P4"><text:s text:c="14"/>" <text:s text:c="3"/>&lt;/tr&gt;\n",</text:p>
      <text:p text:style-name="P4"><text:s text:c="14"/>" <text:s text:c="3"/>&lt;tr&gt;\n",</text:p>
      <text:p text:style-name="P4"><text:s text:c="14"/>" <text:s text:c="5"/>&lt;th&gt;132924&lt;/th&gt;\n",</text:p>
      <text:p text:style-name="P4"><text:s text:c="14"/>" <text:s text:c="5"/>&lt;td&gt;1381536&lt;/td&gt;\n",</text:p>
      <text:p text:style-name="P4"><text:soft-page-break/><text:s text:c="14"/>" <text:s text:c="5"/>&lt;td&gt;414231&lt;/td&gt;\n",</text:p>
      <text:p text:style-name="P4"><text:s text:c="14"/>" <text:s text:c="5"/>&lt;td&gt;0&lt;/td&gt;\n",</text:p>
      <text:p text:style-name="P4"><text:s text:c="14"/>" <text:s text:c="5"/>&lt;td&gt;1&lt;/td&gt;\n",</text:p>
      <text:p text:style-name="P4"><text:s text:c="14"/>" <text:s text:c="5"/>&lt;td&gt;CRU0050&lt;/td&gt;\n",</text:p>
      <text:p text:style-name="P4"><text:s text:c="14"/>" <text:s text:c="5"/>&lt;td&gt;91.58&lt;/td&gt;\n",</text:p>
      <text:p text:style-name="P4"><text:s text:c="14"/>" <text:s text:c="5"/>&lt;td&gt;2017-10-18 23:07:40&lt;/td&gt;\n",</text:p>
      <text:p text:style-name="P4"><text:s text:c="14"/>" <text:s text:c="3"/>&lt;/tr&gt;\n",</text:p>
      <text:p text:style-name="P4"><text:s text:c="14"/>" <text:s text:c="3"/>&lt;tr&gt;\n",</text:p>
      <text:p text:style-name="P4"><text:s text:c="14"/>" <text:s text:c="5"/>&lt;th&gt;253891&lt;/th&gt;\n",</text:p>
      <text:p text:style-name="P4"><text:s text:c="14"/>" <text:s text:c="5"/>&lt;td&gt;1586115&lt;/td&gt;\n",</text:p>
      <text:p text:style-name="P4"><text:s text:c="14"/>" <text:s text:c="5"/>&lt;td&gt;500672&lt;/td&gt;\n",</text:p>
      <text:p text:style-name="P4"><text:s text:c="14"/>" <text:s text:c="5"/>&lt;td&gt;0&lt;/td&gt;\n",</text:p>
      <text:p text:style-name="P4"><text:s text:c="14"/>" <text:s text:c="5"/>&lt;td&gt;1&lt;/td&gt;\n",</text:p>
      <text:p text:style-name="P4"><text:s text:c="14"/>" <text:s text:c="5"/>&lt;td&gt;MIC0036&lt;/td&gt;\n",</text:p>
      <text:p text:style-name="P4"><text:s text:c="14"/>" <text:s text:c="5"/>&lt;td&gt;64.99&lt;/td&gt;\n",</text:p>
      <text:p text:style-name="P4"><text:s text:c="14"/>" <text:s text:c="5"/>&lt;td&gt;2018-01-29 06:04:20&lt;/td&gt;\n",</text:p>
      <text:p text:style-name="P4"><text:s text:c="14"/>" <text:s text:c="3"/>&lt;/tr&gt;\n",</text:p>
      <text:p text:style-name="P4"><text:s text:c="14"/>" <text:s text:c="3"/>&lt;tr&gt;\n",</text:p>
      <text:p text:style-name="P4"><text:s text:c="14"/>" <text:s text:c="5"/>&lt;th&gt;281409&lt;/th&gt;\n",</text:p>
      <text:p text:style-name="P4"><text:s text:c="14"/>" <text:s text:c="5"/>&lt;td&gt;1631182&lt;/td&gt;\n",</text:p>
      <text:p text:style-name="P4"><text:s text:c="14"/>" <text:s text:c="5"/>&lt;td&gt;519281&lt;/td&gt;\n",</text:p>
      <text:p text:style-name="P4"><text:s text:c="14"/>" <text:s text:c="5"/>&lt;td&gt;0&lt;/td&gt;\n",</text:p>
      <text:p text:style-name="P4"><text:s text:c="14"/>" <text:s text:c="5"/>&lt;td&gt;1&lt;/td&gt;\n",</text:p>
      <text:p text:style-name="P4"><text:s text:c="14"/>" <text:s text:c="5"/>&lt;td&gt;APP2486&lt;/td&gt;\n",</text:p>
      <text:p text:style-name="P4"><text:s text:c="14"/>" <text:s text:c="5"/>&lt;td&gt;1.067.00&lt;/td&gt;\n",</text:p>
      <text:p text:style-name="P4"><text:s text:c="14"/>" <text:s text:c="5"/>&lt;td&gt;2018-03-01 09:07:23&lt;/td&gt;\n",</text:p>
      <text:p text:style-name="P4"><text:s text:c="14"/>" <text:s text:c="3"/>&lt;/tr&gt;\n",</text:p>
      <text:p text:style-name="P4"><text:s text:c="14"/>" <text:s text:c="3"/>&lt;tr&gt;\n",</text:p>
      <text:p text:style-name="P4"><text:s text:c="14"/>" <text:s text:c="5"/>&lt;th&gt;108807&lt;/th&gt;\n",</text:p>
      <text:p text:style-name="P4"><text:s text:c="14"/>" <text:s text:c="5"/>&lt;td&gt;1325780&lt;/td&gt;\n",</text:p>
      <text:p text:style-name="P4"><text:s text:c="14"/>" <text:s text:c="5"/>&lt;td&gt;393223&lt;/td&gt;\n",</text:p>
      <text:p text:style-name="P4"><text:s text:c="14"/>" <text:s text:c="5"/>&lt;td&gt;0&lt;/td&gt;\n",</text:p>
      <text:p text:style-name="P4"><text:s text:c="14"/>" <text:s text:c="5"/>&lt;td&gt;1&lt;/td&gt;\n",</text:p>
      <text:p text:style-name="P4"><text:s text:c="14"/>" <text:s text:c="5"/>&lt;td&gt;SSE0007&lt;/td&gt;\n",</text:p>
      <text:p text:style-name="P4"><text:s text:c="14"/>" <text:s text:c="5"/>&lt;td&gt;25.99&lt;/td&gt;\n",</text:p>
      <text:p text:style-name="P4"><text:s text:c="14"/>" <text:s text:c="5"/>&lt;td&gt;2017-08-28 00:24:18&lt;/td&gt;\n",</text:p>
      <text:p text:style-name="P4"><text:s text:c="14"/>" <text:s text:c="3"/>&lt;/tr&gt;\n",</text:p>
      <text:p text:style-name="P4"><text:s text:c="14"/>" <text:s/>&lt;/tbody&gt;\n",</text:p>
      <text:p text:style-name="P4"><text:s text:c="14"/>"&lt;/table&gt;\n",</text:p>
      <text:p text:style-name="P4"><text:s text:c="14"/>"&lt;/div&gt;"</text:p>
      <text:p text:style-name="P4"><text:s text:c="12"/>],</text:p>
      <text:p text:style-name="P4"><text:s text:c="12"/>"text/plain": [</text:p>
      <text:p text:style-name="P4"><text:s text:c="14"/>" <text:s text:c="12"/>id <text:s/>id_order <text:s/>product_id <text:s/>product_quantity <text:s text:c="5"/>sku unit_price <text:s/>\\\n",</text:p>
      <text:p text:style-name="P4"><text:s text:c="14"/>"33389 <text:s text:c="2"/>1190732 <text:s text:c="3"/>328723 <text:s text:c="10"/>0 <text:s text:c="16"/>1 <text:s/>APP1669 <text:s text:c="5"/>39.99 <text:s text:c="2"/>\n",</text:p>
      <text:p text:style-name="P4"><text:s text:c="14"/>"145611 <text:s/>1404413 <text:s text:c="3"/>425318 <text:s text:c="10"/>0 <text:s text:c="16"/>1 <text:s/>APP1003 <text:s text:c="2"/>2.298.59 <text:s text:c="2"/>\n",</text:p>
      <text:p text:style-name="P4"><text:s text:c="14"/>"168144 <text:s/>1447683 <text:s text:c="3"/>443617 <text:s text:c="10"/>0 <text:s text:c="16"/>1 <text:s/>LGE0037 <text:s text:c="4"/>140.06 <text:s text:c="2"/>\n",</text:p>
      <text:p text:style-name="P4"><text:s text:c="14"/>"237255 <text:s/>1559656 <text:s text:c="3"/>490512 <text:s text:c="10"/>0 <text:s text:c="16"/>1 <text:s/>SEA0099 <text:s text:c="5"/>99.00 <text:s text:c="2"/>\n",</text:p>
      <text:p text:style-name="P4"><text:s text:c="14"/>"91258 <text:s text:c="2"/>1293841 <text:s text:c="3"/>377927 <text:s text:c="10"/>0 <text:s text:c="16"/>1 <text:s/>STA0021 <text:s text:c="6"/>6.99 <text:s text:c="2"/>\n",</text:p>
      <text:p text:style-name="P4"><text:s text:c="14"/>"162068 <text:s/>1437636 <text:s text:c="3"/>439308 <text:s text:c="10"/>0 <text:s text:c="16"/>1 <text:s/>APP1922 <text:s text:c="4"/>154.00 <text:s text:c="2"/>\n",</text:p>
      <text:p text:style-name="P4"><text:soft-page-break/><text:s text:c="14"/>"188217 <text:s/>1477230 <text:s text:c="3"/>455458 <text:s text:c="10"/>0 <text:s text:c="16"/>1 <text:s/>PAC2114 <text:s text:c="2"/>3.019.59 <text:s text:c="2"/>\n",</text:p>
      <text:p text:style-name="P4"><text:s text:c="14"/>"225976 <text:s/>1540730 <text:s text:c="3"/>483297 <text:s text:c="10"/>0 <text:s text:c="16"/>1 <text:s/>APP1937 <text:s text:c="2"/>1.278.59 <text:s text:c="2"/>\n",</text:p>
      <text:p text:style-name="P4"><text:s text:c="14"/>"106573 <text:s/>1321782 <text:s text:c="3"/>391264 <text:s text:c="10"/>0 <text:s text:c="16"/>1 <text:s/>APP1966 <text:s text:c="4"/>360.33 <text:s text:c="2"/>\n",</text:p>
      <text:p text:style-name="P4"><text:s text:c="14"/>"224793 <text:s/>1538886 <text:s text:c="3"/>482504 <text:s text:c="10"/>0 <text:s text:c="16"/>1 <text:s/>APP0663 <text:s text:c="4"/>199.00 <text:s text:c="2"/>\n",</text:p>
      <text:p text:style-name="P4"><text:s text:c="14"/>"258595 <text:s/>1594034 <text:s text:c="3"/>503468 <text:s text:c="10"/>0 <text:s text:c="16"/>1 <text:s/>PAC1942 <text:s text:c="2"/>4.074.59 <text:s text:c="2"/>\n",</text:p>
      <text:p text:style-name="P4"><text:s text:c="14"/>"18911 <text:s text:c="2"/>1162365 <text:s text:c="3"/>316206 <text:s text:c="10"/>0 <text:s text:c="16"/>1 <text:s/>TRA0034 <text:s text:c="5"/>29.90 <text:s text:c="2"/>\n",</text:p>
      <text:p text:style-name="P4"><text:s text:c="14"/>"8080 <text:s text:c="3"/>1140183 <text:s text:c="3"/>306934 <text:s text:c="10"/>0 <text:s text:c="16"/>1 <text:s/>ELE0007 <text:s text:c="5"/>26.90 <text:s text:c="2"/>\n",</text:p>
      <text:p text:style-name="P4"><text:s text:c="14"/>"22575 <text:s text:c="2"/>1170273 <text:s text:c="3"/>319442 <text:s text:c="10"/>0 <text:s text:c="16"/>1 <text:s/>THU0013 <text:s text:c="5"/>75.99 <text:s text:c="2"/>\n",</text:p>
      <text:p text:style-name="P4"><text:s text:c="14"/>"150559 <text:s/>1417665 <text:s text:c="3"/>429856 <text:s text:c="10"/>0 <text:s text:c="16"/>1 <text:s/>MUJ0033 <text:s text:c="5"/>32.29 <text:s text:c="2"/>\n",</text:p>
      <text:p text:style-name="P4"><text:s text:c="14"/>"32514 <text:s text:c="2"/>1189022 <text:s text:c="3"/>327932 <text:s text:c="10"/>0 <text:s text:c="16"/>1 <text:s/>MAC0121 <text:s text:c="6"/>7.99 <text:s text:c="2"/>\n",</text:p>
      <text:p text:style-name="P4"><text:s text:c="14"/>"132924 <text:s/>1381536 <text:s text:c="3"/>414231 <text:s text:c="10"/>0 <text:s text:c="16"/>1 <text:s/>CRU0050 <text:s text:c="5"/>91.58 <text:s text:c="2"/>\n",</text:p>
      <text:p text:style-name="P4"><text:s text:c="14"/>"253891 <text:s/>1586115 <text:s text:c="3"/>500672 <text:s text:c="10"/>0 <text:s text:c="16"/>1 <text:s/>MIC0036 <text:s text:c="5"/>64.99 <text:s text:c="2"/>\n",</text:p>
      <text:p text:style-name="P4"><text:s text:c="14"/>"281409 <text:s/>1631182 <text:s text:c="3"/>519281 <text:s text:c="10"/>0 <text:s text:c="16"/>1 <text:s/>APP2486 <text:s text:c="2"/>1.067.00 <text:s text:c="2"/>\n",</text:p>
      <text:p text:style-name="P4"><text:s text:c="14"/>"108807 <text:s/>1325780 <text:s text:c="3"/>393223 <text:s text:c="10"/>0 <text:s text:c="16"/>1 <text:s/>SSE0007 <text:s text:c="5"/>25.99 <text:s text:c="2"/>\n",</text:p>
      <text:p text:style-name="P4"><text:s text:c="14"/>"\n",</text:p>
      <text:p text:style-name="P4"><text:s text:c="14"/>" <text:s text:c="21"/>date <text:s/>\n",</text:p>
      <text:p text:style-name="P4"><text:s text:c="14"/>"33389 <text:s/>2017-02-24 21:41:15 <text:s/>\n",</text:p>
      <text:p text:style-name="P4"><text:s text:c="14"/>"145611 2017-11-11 15:47:46 <text:s/>\n",</text:p>
      <text:p text:style-name="P4"><text:s text:c="14"/>"168144 2017-11-25 17:17:06 <text:s/>\n",</text:p>
      <text:p text:style-name="P4"><text:s text:c="14"/>"237255 2018-01-14 14:07:36 <text:s/>\n",</text:p>
      <text:p text:style-name="P4"><text:s text:c="14"/>"91258 <text:s/>2017-07-15 20:46:38 <text:s/>\n",</text:p>
      <text:p text:style-name="P4"><text:s text:c="14"/>"162068 2017-11-24 14:12:33 <text:s/>\n",</text:p>
      <text:p text:style-name="P4"><text:s text:c="14"/>"188217 2017-12-05 05:15:07 <text:s/>\n",</text:p>
      <text:p text:style-name="P4"><text:s text:c="14"/>"225976 2018-01-06 03:12:24 <text:s/>\n",</text:p>
      <text:p text:style-name="P4"><text:s text:c="14"/>"106573 2017-08-21 15:55:58 <text:s/>\n",</text:p>
      <text:p text:style-name="P4"><text:s text:c="14"/>"224793 2018-01-04 21:59:06 <text:s/>\n",</text:p>
      <text:p text:style-name="P4"><text:s text:c="14"/>"258595 2018-02-01 00:32:11 <text:s/>\n",</text:p>
      <text:p text:style-name="P4"><text:s text:c="14"/>"18911 <text:s/>2017-01-28 07:27:54 <text:s/>\n",</text:p>
      <text:p text:style-name="P4"><text:s text:c="14"/>"8080 <text:s text:c="2"/>2017-01-10 23:27:12 <text:s/>\n",</text:p>
      <text:p text:style-name="P4"><text:s text:c="14"/>"22575 <text:s/>2017-02-03 08:41:20 <text:s/>\n",</text:p>
      <text:p text:style-name="P4"><text:s text:c="14"/>"150559 2017-11-21 01:05:29 <text:s/>\n",</text:p>
      <text:p text:style-name="P4"><text:s text:c="14"/>"32514 <text:s/>2017-02-23 10:14:37 <text:s/>\n",</text:p>
      <text:p text:style-name="P4"><text:s text:c="14"/>"132924 2017-10-18 23:07:40 <text:s/>\n",</text:p>
      <text:p text:style-name="P4"><text:s text:c="14"/>"253891 2018-01-29 06:04:20 <text:s/>\n",</text:p>
      <text:p text:style-name="P4"><text:s text:c="14"/>"281409 2018-03-01 09:07:23 <text:s/>\n",</text:p>
      <text:p text:style-name="P4"><text:s text:c="14"/>"108807 2017-08-28 00:24:18 <text:s/>"</text:p>
      <text:p text:style-name="P4"><text:s text:c="12"/>]</text:p>
      <text:p text:style-name="P4"><text:s text:c="10"/>},</text:p>
      <text:p text:style-name="P4"><text:s text:c="10"/>"execution_count": 7,</text:p>
      <text:p text:style-name="P4"><text:s text:c="10"/>"metadata": {},</text:p>
      <text:p text:style-name="P4"><text:s text:c="10"/>"output_type": "execute_result"</text:p>
      <text:p text:style-name="P4"><text:s text:c="8"/>}</text:p>
      <text:p text:style-name="P4"><text:s text:c="6"/>],</text:p>
      <text:p text:style-name="P4"><text:s text:c="6"/>"source": [</text:p>
      <text:p text:style-name="P4"><text:s text:c="8"/>"orderlines_df.sample(20)"</text:p>
      <text:p text:style-name="P4"><text:s text:c="6"/>]</text:p>
      <text:p text:style-name="P4"><text:s text:c="4"/>},</text:p>
      <text:p text:style-name="P4"><text:s text:c="4"/>{</text:p>
      <text:p text:style-name="P4"><text:s text:c="6"/>"cell_type": "markdown",</text:p>
      <text:p text:style-name="P4"><text:soft-page-break/><text:s text:c="6"/>"metadata": {</text:p>
      <text:p text:style-name="P4"><text:s text:c="8"/>"id": "036ciQ6rwBJm"</text:p>
      <text:p text:style-name="P4"><text:s text:c="6"/>},</text:p>
      <text:p text:style-name="P4"><text:s text:c="6"/>"source": [</text:p>
      <text:p text:style-name="P4"><text:s text:c="8"/>"## 1.&amp;nbsp; Duplicates\n",</text:p>
      <text:p text:style-name="P4"><text:s text:c="8"/>"We can check for duplicates using the pandas [.duplicated()](https://pandas.pydata.org/docs/reference/api/pandas.DataFrame.duplicated.html) method.\n",</text:p>
      <text:p text:style-name="P4"><text:s text:c="8"/>"\n",</text:p>
      <text:p text:style-name="P4"><text:s text:c="8"/>"We can then delete these rows, if we wish, using [.drop_duplicates()](https://pandas.pydata.org/docs/reference/api/pandas.DataFrame.drop_duplicates.html)"</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1.1 Orders"</text:p>
      <text:p text:style-name="P4"><text:s text:c="6"/>]</text:p>
      <text:p text:style-name="P4"><text:s text:c="4"/>},</text:p>
      <text:p text:style-name="P4"><text:s text:c="4"/>{</text:p>
      <text:p text:style-name="P4"><text:s text:c="6"/>"cell_type": "code",</text:p>
      <text:p text:style-name="P4"><text:s text:c="6"/>"execution_count": 8,</text:p>
      <text:p text:style-name="P4"><text:s text:c="6"/>"metadata": {</text:p>
      <text:p text:style-name="P4"><text:s text:c="8"/>"colab": {</text:p>
      <text:p text:style-name="P4"><text:s text:c="10"/>"base_uri": "https://localhost:8080/"</text:p>
      <text:p text:style-name="P4"><text:s text:c="8"/>},</text:p>
      <text:p text:style-name="P4"><text:s text:c="8"/>"id": "6dVkoUu7wC-b",</text:p>
      <text:p text:style-name="P4"><text:s text:c="8"/>"outputId": "d24007d4-ee04-4c3c-c617-df405a78c722"</text:p>
      <text:p text:style-name="P4"><text:s text:c="6"/>},</text:p>
      <text:p text:style-name="P4"><text:s text:c="6"/>"outputs": [</text:p>
      <text:p text:style-name="P4"><text:s text:c="8"/>{</text:p>
      <text:p text:style-name="P4"><text:s text:c="10"/>"data": {</text:p>
      <text:p text:style-name="P4"><text:s text:c="12"/>"text/plain": [</text:p>
      <text:p text:style-name="P4"><text:s text:c="14"/>"np.int64(0)"</text:p>
      <text:p text:style-name="P4"><text:s text:c="12"/>]</text:p>
      <text:p text:style-name="P4"><text:s text:c="10"/>},</text:p>
      <text:p text:style-name="P4"><text:s text:c="10"/>"execution_count": 8,</text:p>
      <text:p text:style-name="P4"><text:s text:c="10"/>"metadata": {},</text:p>
      <text:p text:style-name="P4"><text:s text:c="10"/>"output_type": "execute_result"</text:p>
      <text:p text:style-name="P4"><text:s text:c="8"/>}</text:p>
      <text:p text:style-name="P4"><text:s text:c="6"/>],</text:p>
      <text:p text:style-name="P4"><text:s text:c="6"/>"source": [</text:p>
      <text:p text:style-name="P4"><text:s text:c="8"/>"# orders_df\n",</text:p>
      <text:p text:style-name="P4"><text:s text:c="8"/>"orders_df.duplicated().sum()"</text:p>
      <text:p text:style-name="P4"><text:s text:c="6"/>]</text:p>
      <text:p text:style-name="P4"><text:s text:c="4"/>},</text:p>
      <text:p text:style-name="P4"><text:s text:c="4"/>{</text:p>
      <text:p text:style-name="P4"><text:soft-page-break/><text:s text:c="6"/>"cell_type": "code",</text:p>
      <text:p text:style-name="P4"><text:s text:c="6"/>"execution_count": 9,</text:p>
      <text:p text:style-name="P4"><text:s text:c="6"/>"metadata": {},</text:p>
      <text:p text:style-name="P4"><text:s text:c="6"/>"outputs": [</text:p>
      <text:p text:style-name="P4"><text:s text:c="8"/>{</text:p>
      <text:p text:style-name="P4"><text:s text:c="10"/>"data": {</text:p>
      <text:p text:style-name="P4"><text:s text:c="12"/>"text/plain": [</text:p>
      <text:p text:style-name="P4"><text:s text:c="14"/>"np.int64(0)"</text:p>
      <text:p text:style-name="P4"><text:s text:c="12"/>]</text:p>
      <text:p text:style-name="P4"><text:s text:c="10"/>},</text:p>
      <text:p text:style-name="P4"><text:s text:c="10"/>"execution_count": 9,</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hecking for duplicates in the key column (('order_id'))\n",</text:p>
      <text:p text:style-name="P4"><text:s text:c="8"/>"orders_df.duplicated(subset='order_id').sum()"</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No duplicated rows or keys found in the \"orders\" dataframe."</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1.2 Orderlines"</text:p>
      <text:p text:style-name="P4"><text:s text:c="6"/>]</text:p>
      <text:p text:style-name="P4"><text:s text:c="4"/>},</text:p>
      <text:p text:style-name="P4"><text:s text:c="4"/>{</text:p>
      <text:p text:style-name="P4"><text:s text:c="6"/>"cell_type": "code",</text:p>
      <text:p text:style-name="P4"><text:s text:c="6"/>"execution_count": 10,</text:p>
      <text:p text:style-name="P4"><text:s text:c="6"/>"metadata": {</text:p>
      <text:p text:style-name="P4"><text:s text:c="8"/>"colab": {</text:p>
      <text:p text:style-name="P4"><text:s text:c="10"/>"base_uri": "https://localhost:8080/"</text:p>
      <text:p text:style-name="P4"><text:s text:c="8"/>},</text:p>
      <text:p text:style-name="P4"><text:s text:c="8"/>"id": "iaeAQB_3whli",</text:p>
      <text:p text:style-name="P4"><text:s text:c="8"/>"outputId": "a108eb84-4f92-41d9-eef5-3759a2f272f7"</text:p>
      <text:p text:style-name="P4"><text:s text:c="6"/>},</text:p>
      <text:p text:style-name="P4"><text:s text:c="6"/>"outputs": [</text:p>
      <text:p text:style-name="P4"><text:s text:c="8"/>{</text:p>
      <text:p text:style-name="P4"><text:s text:c="10"/>"data": {</text:p>
      <text:p text:style-name="P4"><text:s text:c="12"/>"text/plain": [</text:p>
      <text:p text:style-name="P4"><text:s text:c="14"/>"np.int64(0)"</text:p>
      <text:p text:style-name="P4"><text:soft-page-break/><text:s text:c="12"/>]</text:p>
      <text:p text:style-name="P4"><text:s text:c="10"/>},</text:p>
      <text:p text:style-name="P4"><text:s text:c="10"/>"execution_count": 10,</text:p>
      <text:p text:style-name="P4"><text:s text:c="10"/>"metadata": {},</text:p>
      <text:p text:style-name="P4"><text:s text:c="10"/>"output_type": "execute_result"</text:p>
      <text:p text:style-name="P4"><text:s text:c="8"/>}</text:p>
      <text:p text:style-name="P4"><text:s text:c="6"/>],</text:p>
      <text:p text:style-name="P4"><text:s text:c="6"/>"source": [</text:p>
      <text:p text:style-name="P4"><text:s text:c="8"/>"# orderlines_df\n",</text:p>
      <text:p text:style-name="P4"><text:s text:c="8"/>"orderlines_df.duplicated().sum()"</text:p>
      <text:p text:style-name="P4"><text:s text:c="6"/>]</text:p>
      <text:p text:style-name="P4"><text:s text:c="4"/>},</text:p>
      <text:p text:style-name="P4"><text:s text:c="4"/>{</text:p>
      <text:p text:style-name="P4"><text:s text:c="6"/>"cell_type": "code",</text:p>
      <text:p text:style-name="P4"><text:s text:c="6"/>"execution_count": 11,</text:p>
      <text:p text:style-name="P4"><text:s text:c="6"/>"metadata": {},</text:p>
      <text:p text:style-name="P4"><text:s text:c="6"/>"outputs": [</text:p>
      <text:p text:style-name="P4"><text:s text:c="8"/>{</text:p>
      <text:p text:style-name="P4"><text:s text:c="10"/>"data": {</text:p>
      <text:p text:style-name="P4"><text:s text:c="12"/>"text/plain": [</text:p>
      <text:p text:style-name="P4"><text:s text:c="14"/>"np.int64(0)"</text:p>
      <text:p text:style-name="P4"><text:s text:c="12"/>]</text:p>
      <text:p text:style-name="P4"><text:s text:c="10"/>},</text:p>
      <text:p text:style-name="P4"><text:s text:c="10"/>"execution_count": 11,</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hecking for duplicates in the key column ('id')\n",</text:p>
      <text:p text:style-name="P4"><text:s text:c="8"/>"orderlines_df.duplicated(subset='id').sum()"</text:p>
      <text:p text:style-name="P4"><text:s text:c="6"/>]</text:p>
      <text:p text:style-name="P4"><text:s text:c="4"/>},</text:p>
      <text:p text:style-name="P4"><text:s text:c="4"/>{</text:p>
      <text:p text:style-name="P4"><text:s text:c="6"/>"cell_type": "code",</text:p>
      <text:p text:style-name="P4"><text:s text:c="6"/>"execution_count": 12,</text:p>
      <text:p text:style-name="P4"><text:s text:c="6"/>"metadata": {},</text:p>
      <text:p text:style-name="P4"><text:s text:c="6"/>"outputs": [</text:p>
      <text:p text:style-name="P4"><text:s text:c="8"/>{</text:p>
      <text:p text:style-name="P4"><text:s text:c="10"/>"data": {</text:p>
      <text:p text:style-name="P4"><text:s text:c="12"/>"text/plain": [</text:p>
      <text:p text:style-name="P4"><text:s text:c="14"/>"np.int64(0)"</text:p>
      <text:p text:style-name="P4"><text:s text:c="12"/>]</text:p>
      <text:p text:style-name="P4"><text:s text:c="10"/>},</text:p>
      <text:p text:style-name="P4"><text:s text:c="10"/>"execution_count": 12,</text:p>
      <text:p text:style-name="P4"><text:s text:c="10"/>"metadata": {},</text:p>
      <text:p text:style-name="P4"><text:s text:c="10"/>"output_type": "execute_result"</text:p>
      <text:p text:style-name="P4"><text:s text:c="8"/>}</text:p>
      <text:p text:style-name="P4"><text:s text:c="6"/>],</text:p>
      <text:p text:style-name="P4"><text:soft-page-break/><text:s text:c="6"/>"source": [</text:p>
      <text:p text:style-name="P4"><text:s text:c="8"/>"# Checking for duplicates in the key column\n",</text:p>
      <text:p text:style-name="P4"><text:s text:c="8"/>"orderlines_df.duplicated(subset=['id', 'id_order']).sum()"</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No duplicated rows or keys found in the \"orderlines\" dataframe."</text:p>
      <text:p text:style-name="P4"><text:s text:c="6"/>]</text:p>
      <text:p text:style-name="P4"><text:s text:c="4"/>},</text:p>
      <text:p text:style-name="P4"><text:s text:c="4"/>{</text:p>
      <text:p text:style-name="P4"><text:s text:c="6"/>"cell_type": "code",</text:p>
      <text:p text:style-name="P4"><text:s text:c="6"/>"execution_count": 13,</text:p>
      <text:p text:style-name="P4"><text:s text:c="6"/>"metadata": {},</text:p>
      <text:p text:style-name="P4"><text:s text:c="6"/>"outputs": [</text:p>
      <text:p text:style-name="P4"><text:s text:c="8"/>{</text:p>
      <text:p text:style-name="P4"><text:s text:c="10"/>"data": {</text:p>
      <text:p text:style-name="P4"><text:s text:c="12"/>"text/plain": [</text:p>
      <text:p text:style-name="P4"><text:s text:c="14"/>"np.int64(89128)"</text:p>
      <text:p text:style-name="P4"><text:s text:c="12"/>]</text:p>
      <text:p text:style-name="P4"><text:s text:c="10"/>},</text:p>
      <text:p text:style-name="P4"><text:s text:c="10"/>"execution_count": 13,</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hecking for duplicates in the foreign key column ('id_order')\n",</text:p>
      <text:p text:style-name="P4"><text:s text:c="8"/>"orderlines_df.duplicated(subset=['id_order']).sum()"</text:p>
      <text:p text:style-name="P4"><text:s text:c="6"/>]</text:p>
      <text:p text:style-name="P4"><text:s text:c="4"/>},</text:p>
      <text:p text:style-name="P4"><text:s text:c="4"/>{</text:p>
      <text:p text:style-name="P4"><text:s text:c="6"/>"cell_type": "code",</text:p>
      <text:p text:style-name="P4"><text:s text:c="6"/>"execution_count": 14,</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oft-page-break/><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object",</text:p>
      <text:p text:style-name="P4"><text:s text:c="18"/>"type": "string"</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4"/>],</text:p>
      <text:p text:style-name="P4"><text:s text:c="14"/>"ref": "a9145954-cd26-43c5-be3b-4330b99aa784",</text:p>
      <text:p text:style-name="P4"><text:s text:c="14"/>"rows": [</text:p>
      <text:p text:style-name="P4"><text:s text:c="16"/>[</text:p>
      <text:p text:style-name="P4"><text:s text:c="18"/>"13",</text:p>
      <text:p text:style-name="P4"><text:s text:c="18"/>"1119129",</text:p>
      <text:p text:style-name="P4"><text:s text:c="18"/>"299552",</text:p>
      <text:p text:style-name="P4"><text:s text:c="18"/>"0",</text:p>
      <text:p text:style-name="P4"><text:s text:c="18"/>"1",</text:p>
      <text:p text:style-name="P4"><text:s text:c="18"/>"MBI0010",</text:p>
      <text:p text:style-name="P4"><text:s text:c="18"/>"16.99",</text:p>
      <text:p text:style-name="P4"><text:s text:c="18"/>"2017-01-01 02:13:51"</text:p>
      <text:p text:style-name="P4"><text:s text:c="16"/>],</text:p>
      <text:p text:style-name="P4"><text:s text:c="16"/>[</text:p>
      <text:p text:style-name="P4"><text:s text:c="18"/>"14",</text:p>
      <text:p text:style-name="P4"><text:s text:c="18"/>"1119130",</text:p>
      <text:p text:style-name="P4"><text:soft-page-break/><text:s text:c="18"/>"299552",</text:p>
      <text:p text:style-name="P4"><text:s text:c="18"/>"0",</text:p>
      <text:p text:style-name="P4"><text:s text:c="18"/>"1",</text:p>
      <text:p text:style-name="P4"><text:s text:c="18"/>"SAT0044",</text:p>
      <text:p text:style-name="P4"><text:s text:c="18"/>"19.99",</text:p>
      <text:p text:style-name="P4"><text:s text:c="18"/>"2017-01-01 02:14:36"</text:p>
      <text:p text:style-name="P4"><text:s text:c="16"/>],</text:p>
      <text:p text:style-name="P4"><text:s text:c="16"/>[</text:p>
      <text:p text:style-name="P4"><text:s text:c="18"/>"21",</text:p>
      <text:p text:style-name="P4"><text:s text:c="18"/>"1119140",</text:p>
      <text:p text:style-name="P4"><text:s text:c="18"/>"299559",</text:p>
      <text:p text:style-name="P4"><text:s text:c="18"/>"0",</text:p>
      <text:p text:style-name="P4"><text:s text:c="18"/>"1",</text:p>
      <text:p text:style-name="P4"><text:s text:c="18"/>"APP0700",</text:p>
      <text:p text:style-name="P4"><text:s text:c="18"/>"72.19",</text:p>
      <text:p text:style-name="P4"><text:s text:c="18"/>"2017-01-01 02:32:22"</text:p>
      <text:p text:style-name="P4"><text:s text:c="16"/>],</text:p>
      <text:p text:style-name="P4"><text:s text:c="16"/>[</text:p>
      <text:p text:style-name="P4"><text:s text:c="18"/>"22",</text:p>
      <text:p text:style-name="P4"><text:s text:c="18"/>"1119143",</text:p>
      <text:p text:style-name="P4"><text:s text:c="18"/>"299559",</text:p>
      <text:p text:style-name="P4"><text:s text:c="18"/>"0",</text:p>
      <text:p text:style-name="P4"><text:s text:c="18"/>"1",</text:p>
      <text:p text:style-name="P4"><text:s text:c="18"/>"APP1214",</text:p>
      <text:p text:style-name="P4"><text:s text:c="18"/>"84.99",</text:p>
      <text:p text:style-name="P4"><text:s text:c="18"/>"2017-01-01 02:36:43"</text:p>
      <text:p text:style-name="P4"><text:s text:c="16"/>],</text:p>
      <text:p text:style-name="P4"><text:s text:c="16"/>[</text:p>
      <text:p text:style-name="P4"><text:s text:c="18"/>"33",</text:p>
      <text:p text:style-name="P4"><text:s text:c="18"/>"1119181",</text:p>
      <text:p text:style-name="P4"><text:s text:c="18"/>"299571",</text:p>
      <text:p text:style-name="P4"><text:s text:c="18"/>"0",</text:p>
      <text:p text:style-name="P4"><text:s text:c="18"/>"1",</text:p>
      <text:p text:style-name="P4"><text:s text:c="18"/>"SYN0139",</text:p>
      <text:p text:style-name="P4"><text:s text:c="18"/>"166.24",</text:p>
      <text:p text:style-name="P4"><text:s text:c="18"/>"2017-01-01 04:00:44"</text:p>
      <text:p text:style-name="P4"><text:s text:c="16"/>],</text:p>
      <text:p text:style-name="P4"><text:s text:c="16"/>[</text:p>
      <text:p text:style-name="P4"><text:s text:c="18"/>"44",</text:p>
      <text:p text:style-name="P4"><text:s text:c="18"/>"1119196",</text:p>
      <text:p text:style-name="P4"><text:s text:c="18"/>"299583",</text:p>
      <text:p text:style-name="P4"><text:s text:c="18"/>"0",</text:p>
      <text:p text:style-name="P4"><text:s text:c="18"/>"1",</text:p>
      <text:p text:style-name="P4"><text:s text:c="18"/>"APP1648",</text:p>
      <text:p text:style-name="P4"><text:s text:c="18"/>"879.00",</text:p>
      <text:p text:style-name="P4"><text:s text:c="18"/>"2017-01-01 08:54:20"</text:p>
      <text:p text:style-name="P4"><text:s text:c="16"/>],</text:p>
      <text:p text:style-name="P4"><text:s text:c="16"/>[</text:p>
      <text:p text:style-name="P4"><text:s text:c="18"/>"45",</text:p>
      <text:p text:style-name="P4"><text:soft-page-break/><text:s text:c="18"/>"1119198",</text:p>
      <text:p text:style-name="P4"><text:s text:c="18"/>"299583",</text:p>
      <text:p text:style-name="P4"><text:s text:c="18"/>"0",</text:p>
      <text:p text:style-name="P4"><text:s text:c="18"/>"1",</text:p>
      <text:p text:style-name="P4"><text:s text:c="18"/>"BEL0275",</text:p>
      <text:p text:style-name="P4"><text:s text:c="18"/>"16.99",</text:p>
      <text:p text:style-name="P4"><text:s text:c="18"/>"2017-01-01 08:58:33"</text:p>
      <text:p text:style-name="P4"><text:s text:c="16"/>],</text:p>
      <text:p text:style-name="P4"><text:s text:c="16"/>[</text:p>
      <text:p text:style-name="P4"><text:s text:c="18"/>"46",</text:p>
      <text:p text:style-name="P4"><text:s text:c="18"/>"1119199",</text:p>
      <text:p text:style-name="P4"><text:s text:c="18"/>"299583",</text:p>
      <text:p text:style-name="P4"><text:s text:c="18"/>"0",</text:p>
      <text:p text:style-name="P4"><text:s text:c="18"/>"1",</text:p>
      <text:p text:style-name="P4"><text:s text:c="18"/>"BEL0286",</text:p>
      <text:p text:style-name="P4"><text:s text:c="18"/>"17.99",</text:p>
      <text:p text:style-name="P4"><text:s text:c="18"/>"2017-01-01 09:00:26"</text:p>
      <text:p text:style-name="P4"><text:s text:c="16"/>],</text:p>
      <text:p text:style-name="P4"><text:s text:c="16"/>[</text:p>
      <text:p text:style-name="P4"><text:s text:c="18"/>"59",</text:p>
      <text:p text:style-name="P4"><text:s text:c="18"/>"1119214",</text:p>
      <text:p text:style-name="P4"><text:s text:c="18"/>"299596",</text:p>
      <text:p text:style-name="P4"><text:s text:c="18"/>"0",</text:p>
      <text:p text:style-name="P4"><text:s text:c="18"/>"1",</text:p>
      <text:p text:style-name="P4"><text:s text:c="18"/>"PAC1599",</text:p>
      <text:p text:style-name="P4"><text:s text:c="18"/>"2.873.99",</text:p>
      <text:p text:style-name="P4"><text:s text:c="18"/>"2017-01-01 09:53:11"</text:p>
      <text:p text:style-name="P4"><text:s text:c="16"/>],</text:p>
      <text:p text:style-name="P4"><text:s text:c="16"/>[</text:p>
      <text:p text:style-name="P4"><text:s text:c="18"/>"61",</text:p>
      <text:p text:style-name="P4"><text:s text:c="18"/>"1119216",</text:p>
      <text:p text:style-name="P4"><text:s text:c="18"/>"299596",</text:p>
      <text:p text:style-name="P4"><text:s text:c="18"/>"0",</text:p>
      <text:p text:style-name="P4"><text:s text:c="18"/>"1",</text:p>
      <text:p text:style-name="P4"><text:s text:c="18"/>"PAC1044",</text:p>
      <text:p text:style-name="P4"><text:s text:c="18"/>"2.780.99",</text:p>
      <text:p text:style-name="P4"><text:s text:c="18"/>"2017-01-01 09:55:45"</text:p>
      <text:p text:style-name="P4"><text:s text:c="16"/>],</text:p>
      <text:p text:style-name="P4"><text:s text:c="16"/>[</text:p>
      <text:p text:style-name="P4"><text:s text:c="18"/>"63",</text:p>
      <text:p text:style-name="P4"><text:s text:c="18"/>"1119218",</text:p>
      <text:p text:style-name="P4"><text:s text:c="18"/>"296284",</text:p>
      <text:p text:style-name="P4"><text:s text:c="18"/>"0",</text:p>
      <text:p text:style-name="P4"><text:s text:c="18"/>"1",</text:p>
      <text:p text:style-name="P4"><text:s text:c="18"/>"BNQ0042",</text:p>
      <text:p text:style-name="P4"><text:s text:c="18"/>"699.00",</text:p>
      <text:p text:style-name="P4"><text:s text:c="18"/>"2017-01-01 09:58:35"</text:p>
      <text:p text:style-name="P4"><text:s text:c="16"/>],</text:p>
      <text:p text:style-name="P4"><text:s text:c="16"/>[</text:p>
      <text:p text:style-name="P4"><text:soft-page-break/><text:s text:c="18"/>"64",</text:p>
      <text:p text:style-name="P4"><text:s text:c="18"/>"1119219",</text:p>
      <text:p text:style-name="P4"><text:s text:c="18"/>"299596",</text:p>
      <text:p text:style-name="P4"><text:s text:c="18"/>"0",</text:p>
      <text:p text:style-name="P4"><text:s text:c="18"/>"1",</text:p>
      <text:p text:style-name="P4"><text:s text:c="18"/>"PAC1583",</text:p>
      <text:p text:style-name="P4"><text:s text:c="18"/>"2.316.99",</text:p>
      <text:p text:style-name="P4"><text:s text:c="18"/>"2017-01-01 10:00:17"</text:p>
      <text:p text:style-name="P4"><text:s text:c="16"/>],</text:p>
      <text:p text:style-name="P4"><text:s text:c="16"/>[</text:p>
      <text:p text:style-name="P4"><text:s text:c="18"/>"67",</text:p>
      <text:p text:style-name="P4"><text:s text:c="18"/>"1119223",</text:p>
      <text:p text:style-name="P4"><text:s text:c="18"/>"294806",</text:p>
      <text:p text:style-name="P4"><text:s text:c="18"/>"0",</text:p>
      <text:p text:style-name="P4"><text:s text:c="18"/>"1",</text:p>
      <text:p text:style-name="P4"><text:s text:c="18"/>"APP1849",</text:p>
      <text:p text:style-name="P4"><text:s text:c="18"/>"2.558.99",</text:p>
      <text:p text:style-name="P4"><text:s text:c="18"/>"2017-01-01 10:09:15"</text:p>
      <text:p text:style-name="P4"><text:s text:c="16"/>],</text:p>
      <text:p text:style-name="P4"><text:s text:c="16"/>[</text:p>
      <text:p text:style-name="P4"><text:s text:c="18"/>"69",</text:p>
      <text:p text:style-name="P4"><text:s text:c="18"/>"1119226",</text:p>
      <text:p text:style-name="P4"><text:s text:c="18"/>"294806",</text:p>
      <text:p text:style-name="P4"><text:s text:c="18"/>"0",</text:p>
      <text:p text:style-name="P4"><text:s text:c="18"/>"1",</text:p>
      <text:p text:style-name="P4"><text:s text:c="18"/>"APP1864",</text:p>
      <text:p text:style-name="P4"><text:s text:c="18"/>"2.797.99",</text:p>
      <text:p text:style-name="P4"><text:s text:c="18"/>"2017-01-01 10:15:14"</text:p>
      <text:p text:style-name="P4"><text:s text:c="16"/>],</text:p>
      <text:p text:style-name="P4"><text:s text:c="16"/>[</text:p>
      <text:p text:style-name="P4"><text:s text:c="18"/>"73",</text:p>
      <text:p text:style-name="P4"><text:s text:c="18"/>"1119244",</text:p>
      <text:p text:style-name="P4"><text:s text:c="18"/>"299600",</text:p>
      <text:p text:style-name="P4"><text:s text:c="18"/>"0",</text:p>
      <text:p text:style-name="P4"><text:s text:c="18"/>"1",</text:p>
      <text:p text:style-name="P4"><text:s text:c="18"/>"APP0410",</text:p>
      <text:p text:style-name="P4"><text:s text:c="18"/>"33.25",</text:p>
      <text:p text:style-name="P4"><text:s text:c="18"/>"2017-01-01 10:28:59"</text:p>
      <text:p text:style-name="P4"><text:s text:c="16"/>],</text:p>
      <text:p text:style-name="P4"><text:s text:c="16"/>[</text:p>
      <text:p text:style-name="P4"><text:s text:c="18"/>"74",</text:p>
      <text:p text:style-name="P4"><text:s text:c="18"/>"1119245",</text:p>
      <text:p text:style-name="P4"><text:s text:c="18"/>"299600",</text:p>
      <text:p text:style-name="P4"><text:s text:c="18"/>"0",</text:p>
      <text:p text:style-name="P4"><text:s text:c="18"/>"1",</text:p>
      <text:p text:style-name="P4"><text:s text:c="18"/>"LAC0205",</text:p>
      <text:p text:style-name="P4"><text:s text:c="18"/>"246.99",</text:p>
      <text:p text:style-name="P4"><text:s text:c="18"/>"2017-01-01 10:29:36"</text:p>
      <text:p text:style-name="P4"><text:s text:c="16"/>],</text:p>
      <text:p text:style-name="P4"><text:soft-page-break/><text:s text:c="16"/>[</text:p>
      <text:p text:style-name="P4"><text:s text:c="18"/>"75",</text:p>
      <text:p text:style-name="P4"><text:s text:c="18"/>"1119247",</text:p>
      <text:p text:style-name="P4"><text:s text:c="18"/>"299600",</text:p>
      <text:p text:style-name="P4"><text:s text:c="18"/>"0",</text:p>
      <text:p text:style-name="P4"><text:s text:c="18"/>"1",</text:p>
      <text:p text:style-name="P4"><text:s text:c="18"/>"DLK0078",</text:p>
      <text:p text:style-name="P4"><text:s text:c="18"/>"28.41",</text:p>
      <text:p text:style-name="P4"><text:s text:c="18"/>"2017-01-01 10:38:35"</text:p>
      <text:p text:style-name="P4"><text:s text:c="16"/>],</text:p>
      <text:p text:style-name="P4"><text:s text:c="16"/>[</text:p>
      <text:p text:style-name="P4"><text:s text:c="18"/>"77",</text:p>
      <text:p text:style-name="P4"><text:s text:c="18"/>"1119251",</text:p>
      <text:p text:style-name="P4"><text:s text:c="18"/>"296284",</text:p>
      <text:p text:style-name="P4"><text:s text:c="18"/>"0",</text:p>
      <text:p text:style-name="P4"><text:s text:c="18"/>"2",</text:p>
      <text:p text:style-name="P4"><text:s text:c="18"/>"OWC0007",</text:p>
      <text:p text:style-name="P4"><text:s text:c="18"/>"39.99",</text:p>
      <text:p text:style-name="P4"><text:s text:c="18"/>"2017-01-01 10:41:53"</text:p>
      <text:p text:style-name="P4"><text:s text:c="16"/>],</text:p>
      <text:p text:style-name="P4"><text:s text:c="16"/>[</text:p>
      <text:p text:style-name="P4"><text:s text:c="18"/>"81",</text:p>
      <text:p text:style-name="P4"><text:s text:c="18"/>"1119255",</text:p>
      <text:p text:style-name="P4"><text:s text:c="18"/>"299610",</text:p>
      <text:p text:style-name="P4"><text:s text:c="18"/>"0",</text:p>
      <text:p text:style-name="P4"><text:s text:c="18"/>"1",</text:p>
      <text:p text:style-name="P4"><text:s text:c="18"/>"APP0023",</text:p>
      <text:p text:style-name="P4"><text:s text:c="18"/>"55.99",</text:p>
      <text:p text:style-name="P4"><text:s text:c="18"/>"2017-01-01 10:52:42"</text:p>
      <text:p text:style-name="P4"><text:s text:c="16"/>],</text:p>
      <text:p text:style-name="P4"><text:s text:c="16"/>[</text:p>
      <text:p text:style-name="P4"><text:s text:c="18"/>"82",</text:p>
      <text:p text:style-name="P4"><text:s text:c="18"/>"1119256",</text:p>
      <text:p text:style-name="P4"><text:s text:c="18"/>"299600",</text:p>
      <text:p text:style-name="P4"><text:s text:c="18"/>"0",</text:p>
      <text:p text:style-name="P4"><text:s text:c="18"/>"1",</text:p>
      <text:p text:style-name="P4"><text:s text:c="18"/>"PAC0492",</text:p>
      <text:p text:style-name="P4"><text:s text:c="18"/>"4.260.99",</text:p>
      <text:p text:style-name="P4"><text:s text:c="18"/>"2017-01-01 10:52:44"</text:p>
      <text:p text:style-name="P4"><text:s text:c="16"/>],</text:p>
      <text:p text:style-name="P4"><text:s text:c="16"/>[</text:p>
      <text:p text:style-name="P4"><text:s text:c="18"/>"83",</text:p>
      <text:p text:style-name="P4"><text:s text:c="18"/>"1119257",</text:p>
      <text:p text:style-name="P4"><text:s text:c="18"/>"299610",</text:p>
      <text:p text:style-name="P4"><text:s text:c="18"/>"0",</text:p>
      <text:p text:style-name="P4"><text:s text:c="18"/>"1",</text:p>
      <text:p text:style-name="P4"><text:s text:c="18"/>"APP1214",</text:p>
      <text:p text:style-name="P4"><text:s text:c="18"/>"84.99",</text:p>
      <text:p text:style-name="P4"><text:s text:c="18"/>"2017-01-01 10:53:10"</text:p>
      <text:p text:style-name="P4"><text:soft-page-break/><text:s text:c="16"/>],</text:p>
      <text:p text:style-name="P4"><text:s text:c="16"/>[</text:p>
      <text:p text:style-name="P4"><text:s text:c="18"/>"86",</text:p>
      <text:p text:style-name="P4"><text:s text:c="18"/>"1119262",</text:p>
      <text:p text:style-name="P4"><text:s text:c="18"/>"299600",</text:p>
      <text:p text:style-name="P4"><text:s text:c="18"/>"0",</text:p>
      <text:p text:style-name="P4"><text:s text:c="18"/>"2",</text:p>
      <text:p text:style-name="P4"><text:s text:c="18"/>"BEL0229",</text:p>
      <text:p text:style-name="P4"><text:s text:c="18"/>"18.99",</text:p>
      <text:p text:style-name="P4"><text:s text:c="18"/>"2017-01-01 10:55:02"</text:p>
      <text:p text:style-name="P4"><text:s text:c="16"/>],</text:p>
      <text:p text:style-name="P4"><text:s text:c="16"/>[</text:p>
      <text:p text:style-name="P4"><text:s text:c="18"/>"88",</text:p>
      <text:p text:style-name="P4"><text:s text:c="18"/>"1119264",</text:p>
      <text:p text:style-name="P4"><text:s text:c="18"/>"296284",</text:p>
      <text:p text:style-name="P4"><text:s text:c="18"/>"0",</text:p>
      <text:p text:style-name="P4"><text:s text:c="18"/>"1",</text:p>
      <text:p text:style-name="P4"><text:s text:c="18"/>"OTR0045",</text:p>
      <text:p text:style-name="P4"><text:s text:c="18"/>"29.99",</text:p>
      <text:p text:style-name="P4"><text:s text:c="18"/>"2017-01-01 10:57:18"</text:p>
      <text:p text:style-name="P4"><text:s text:c="16"/>],</text:p>
      <text:p text:style-name="P4"><text:s text:c="16"/>[</text:p>
      <text:p text:style-name="P4"><text:s text:c="18"/>"90",</text:p>
      <text:p text:style-name="P4"><text:s text:c="18"/>"1119270",</text:p>
      <text:p text:style-name="P4"><text:s text:c="18"/>"299615",</text:p>
      <text:p text:style-name="P4"><text:s text:c="18"/>"0",</text:p>
      <text:p text:style-name="P4"><text:s text:c="18"/>"1",</text:p>
      <text:p text:style-name="P4"><text:s text:c="18"/>"APP0698",</text:p>
      <text:p text:style-name="P4"><text:s text:c="18"/>"14.99",</text:p>
      <text:p text:style-name="P4"><text:s text:c="18"/>"2017-01-01 10:59:24"</text:p>
      <text:p text:style-name="P4"><text:s text:c="16"/>],</text:p>
      <text:p text:style-name="P4"><text:s text:c="16"/>[</text:p>
      <text:p text:style-name="P4"><text:s text:c="18"/>"91",</text:p>
      <text:p text:style-name="P4"><text:s text:c="18"/>"1119272",</text:p>
      <text:p text:style-name="P4"><text:s text:c="18"/>"299615",</text:p>
      <text:p text:style-name="P4"><text:s text:c="18"/>"0",</text:p>
      <text:p text:style-name="P4"><text:s text:c="18"/>"1",</text:p>
      <text:p text:style-name="P4"><text:s text:c="18"/>"APP0464",</text:p>
      <text:p text:style-name="P4"><text:s text:c="18"/>"23.75",</text:p>
      <text:p text:style-name="P4"><text:s text:c="18"/>"2017-01-01 11:00:18"</text:p>
      <text:p text:style-name="P4"><text:s text:c="16"/>],</text:p>
      <text:p text:style-name="P4"><text:s text:c="16"/>[</text:p>
      <text:p text:style-name="P4"><text:s text:c="18"/>"92",</text:p>
      <text:p text:style-name="P4"><text:s text:c="18"/>"1119274",</text:p>
      <text:p text:style-name="P4"><text:s text:c="18"/>"299616",</text:p>
      <text:p text:style-name="P4"><text:s text:c="18"/>"0",</text:p>
      <text:p text:style-name="P4"><text:s text:c="18"/>"1",</text:p>
      <text:p text:style-name="P4"><text:s text:c="18"/>"PAC1427",</text:p>
      <text:p text:style-name="P4"><text:s text:c="18"/>"597.54",</text:p>
      <text:p text:style-name="P4"><text:soft-page-break/><text:s text:c="18"/>"2017-01-01 11:05:15"</text:p>
      <text:p text:style-name="P4"><text:s text:c="16"/>],</text:p>
      <text:p text:style-name="P4"><text:s text:c="16"/>[</text:p>
      <text:p text:style-name="P4"><text:s text:c="18"/>"93",</text:p>
      <text:p text:style-name="P4"><text:s text:c="18"/>"1119275",</text:p>
      <text:p text:style-name="P4"><text:s text:c="18"/>"299616",</text:p>
      <text:p text:style-name="P4"><text:s text:c="18"/>"0",</text:p>
      <text:p text:style-name="P4"><text:s text:c="18"/>"2",</text:p>
      <text:p text:style-name="P4"><text:s text:c="18"/>"WDT0141",</text:p>
      <text:p text:style-name="P4"><text:s text:c="18"/>"107.34",</text:p>
      <text:p text:style-name="P4"><text:s text:c="18"/>"2017-01-01 11:05:56"</text:p>
      <text:p text:style-name="P4"><text:s text:c="16"/>],</text:p>
      <text:p text:style-name="P4"><text:s text:c="16"/>[</text:p>
      <text:p text:style-name="P4"><text:s text:c="18"/>"107",</text:p>
      <text:p text:style-name="P4"><text:s text:c="18"/>"1119296",</text:p>
      <text:p text:style-name="P4"><text:s text:c="18"/>"298391",</text:p>
      <text:p text:style-name="P4"><text:s text:c="18"/>"0",</text:p>
      <text:p text:style-name="P4"><text:s text:c="18"/>"1",</text:p>
      <text:p text:style-name="P4"><text:s text:c="18"/>"PAC1594",</text:p>
      <text:p text:style-name="P4"><text:s text:c="18"/>"2.769.99",</text:p>
      <text:p text:style-name="P4"><text:s text:c="18"/>"2017-01-01 11:41:04"</text:p>
      <text:p text:style-name="P4"><text:s text:c="16"/>],</text:p>
      <text:p text:style-name="P4"><text:s text:c="16"/>[</text:p>
      <text:p text:style-name="P4"><text:s text:c="18"/>"109",</text:p>
      <text:p text:style-name="P4"><text:s text:c="18"/>"1119299",</text:p>
      <text:p text:style-name="P4"><text:s text:c="18"/>"298391",</text:p>
      <text:p text:style-name="P4"><text:s text:c="18"/>"0",</text:p>
      <text:p text:style-name="P4"><text:s text:c="18"/>"1",</text:p>
      <text:p text:style-name="P4"><text:s text:c="18"/>"APP0662",</text:p>
      <text:p text:style-name="P4"><text:s text:c="18"/>"149.99",</text:p>
      <text:p text:style-name="P4"><text:s text:c="18"/>"2017-01-01 11:41:58"</text:p>
      <text:p text:style-name="P4"><text:s text:c="16"/>],</text:p>
      <text:p text:style-name="P4"><text:s text:c="16"/>[</text:p>
      <text:p text:style-name="P4"><text:s text:c="18"/>"112",</text:p>
      <text:p text:style-name="P4"><text:s text:c="18"/>"1119305",</text:p>
      <text:p text:style-name="P4"><text:s text:c="18"/>"299633",</text:p>
      <text:p text:style-name="P4"><text:s text:c="18"/>"0",</text:p>
      <text:p text:style-name="P4"><text:s text:c="18"/>"1",</text:p>
      <text:p text:style-name="P4"><text:s text:c="18"/>"BEL0192",</text:p>
      <text:p text:style-name="P4"><text:s text:c="18"/>"9.49",</text:p>
      <text:p text:style-name="P4"><text:s text:c="18"/>"2017-01-01 11:49:19"</text:p>
      <text:p text:style-name="P4"><text:s text:c="16"/>],</text:p>
      <text:p text:style-name="P4"><text:s text:c="16"/>[</text:p>
      <text:p text:style-name="P4"><text:s text:c="18"/>"113",</text:p>
      <text:p text:style-name="P4"><text:s text:c="18"/>"1119306",</text:p>
      <text:p text:style-name="P4"><text:s text:c="18"/>"299634",</text:p>
      <text:p text:style-name="P4"><text:s text:c="18"/>"0",</text:p>
      <text:p text:style-name="P4"><text:s text:c="18"/>"1",</text:p>
      <text:p text:style-name="P4"><text:s text:c="18"/>"SYN0146",</text:p>
      <text:p text:style-name="P4"><text:soft-page-break/><text:s text:c="18"/>"369.54",</text:p>
      <text:p text:style-name="P4"><text:s text:c="18"/>"2017-01-01 11:50:06"</text:p>
      <text:p text:style-name="P4"><text:s text:c="16"/>],</text:p>
      <text:p text:style-name="P4"><text:s text:c="16"/>[</text:p>
      <text:p text:style-name="P4"><text:s text:c="18"/>"117",</text:p>
      <text:p text:style-name="P4"><text:s text:c="18"/>"1119316",</text:p>
      <text:p text:style-name="P4"><text:s text:c="18"/>"299638",</text:p>
      <text:p text:style-name="P4"><text:s text:c="18"/>"0",</text:p>
      <text:p text:style-name="P4"><text:s text:c="18"/>"1",</text:p>
      <text:p text:style-name="P4"><text:s text:c="18"/>"SYN0127",</text:p>
      <text:p text:style-name="P4"><text:s text:c="18"/>"223.24",</text:p>
      <text:p text:style-name="P4"><text:s text:c="18"/>"2017-01-01 11:56:18"</text:p>
      <text:p text:style-name="P4"><text:s text:c="16"/>],</text:p>
      <text:p text:style-name="P4"><text:s text:c="16"/>[</text:p>
      <text:p text:style-name="P4"><text:s text:c="18"/>"118",</text:p>
      <text:p text:style-name="P4"><text:s text:c="18"/>"1119317",</text:p>
      <text:p text:style-name="P4"><text:s text:c="18"/>"298750",</text:p>
      <text:p text:style-name="P4"><text:s text:c="18"/>"0",</text:p>
      <text:p text:style-name="P4"><text:s text:c="18"/>"1",</text:p>
      <text:p text:style-name="P4"><text:s text:c="18"/>"SYN0098",</text:p>
      <text:p text:style-name="P4"><text:s text:c="18"/>"86.44",</text:p>
      <text:p text:style-name="P4"><text:s text:c="18"/>"2017-01-01 11:56:38"</text:p>
      <text:p text:style-name="P4"><text:s text:c="16"/>],</text:p>
      <text:p text:style-name="P4"><text:s text:c="16"/>[</text:p>
      <text:p text:style-name="P4"><text:s text:c="18"/>"119",</text:p>
      <text:p text:style-name="P4"><text:s text:c="18"/>"1119318",</text:p>
      <text:p text:style-name="P4"><text:s text:c="18"/>"299638",</text:p>
      <text:p text:style-name="P4"><text:s text:c="18"/>"0",</text:p>
      <text:p text:style-name="P4"><text:s text:c="18"/>"1",</text:p>
      <text:p text:style-name="P4"><text:s text:c="18"/>"WDT0183",</text:p>
      <text:p text:style-name="P4"><text:s text:c="18"/>"151.99",</text:p>
      <text:p text:style-name="P4"><text:s text:c="18"/>"2017-01-01 11:56:50"</text:p>
      <text:p text:style-name="P4"><text:s text:c="16"/>],</text:p>
      <text:p text:style-name="P4"><text:s text:c="16"/>[</text:p>
      <text:p text:style-name="P4"><text:s text:c="18"/>"120",</text:p>
      <text:p text:style-name="P4"><text:s text:c="18"/>"1119321",</text:p>
      <text:p text:style-name="P4"><text:s text:c="18"/>"298750",</text:p>
      <text:p text:style-name="P4"><text:s text:c="18"/>"0",</text:p>
      <text:p text:style-name="P4"><text:s text:c="18"/>"1",</text:p>
      <text:p text:style-name="P4"><text:s text:c="18"/>"WDT0140",</text:p>
      <text:p text:style-name="P4"><text:s text:c="18"/>"87.39",</text:p>
      <text:p text:style-name="P4"><text:s text:c="18"/>"2017-01-01 11:57:44"</text:p>
      <text:p text:style-name="P4"><text:s text:c="16"/>],</text:p>
      <text:p text:style-name="P4"><text:s text:c="16"/>[</text:p>
      <text:p text:style-name="P4"><text:s text:c="18"/>"121",</text:p>
      <text:p text:style-name="P4"><text:s text:c="18"/>"1119325",</text:p>
      <text:p text:style-name="P4"><text:s text:c="18"/>"299571",</text:p>
      <text:p text:style-name="P4"><text:s text:c="18"/>"0",</text:p>
      <text:p text:style-name="P4"><text:s text:c="18"/>"1",</text:p>
      <text:p text:style-name="P4"><text:soft-page-break/><text:s text:c="18"/>"WDT0183",</text:p>
      <text:p text:style-name="P4"><text:s text:c="18"/>"151.99",</text:p>
      <text:p text:style-name="P4"><text:s text:c="18"/>"2017-01-01 12:00:57"</text:p>
      <text:p text:style-name="P4"><text:s text:c="16"/>],</text:p>
      <text:p text:style-name="P4"><text:s text:c="16"/>[</text:p>
      <text:p text:style-name="P4"><text:s text:c="18"/>"122",</text:p>
      <text:p text:style-name="P4"><text:s text:c="18"/>"1119326",</text:p>
      <text:p text:style-name="P4"><text:s text:c="18"/>"299634",</text:p>
      <text:p text:style-name="P4"><text:s text:c="18"/>"0",</text:p>
      <text:p text:style-name="P4"><text:s text:c="18"/>"3",</text:p>
      <text:p text:style-name="P4"><text:s text:c="18"/>"WDT0183",</text:p>
      <text:p text:style-name="P4"><text:s text:c="18"/>"151.99",</text:p>
      <text:p text:style-name="P4"><text:s text:c="18"/>"2017-01-01 12:01:01"</text:p>
      <text:p text:style-name="P4"><text:s text:c="16"/>],</text:p>
      <text:p text:style-name="P4"><text:s text:c="16"/>[</text:p>
      <text:p text:style-name="P4"><text:s text:c="18"/>"129",</text:p>
      <text:p text:style-name="P4"><text:s text:c="18"/>"1119343",</text:p>
      <text:p text:style-name="P4"><text:s text:c="18"/>"299644",</text:p>
      <text:p text:style-name="P4"><text:s text:c="18"/>"0",</text:p>
      <text:p text:style-name="P4"><text:s text:c="18"/>"1",</text:p>
      <text:p text:style-name="P4"><text:s text:c="18"/>"TRK0011",</text:p>
      <text:p text:style-name="P4"><text:s text:c="18"/>"54.99",</text:p>
      <text:p text:style-name="P4"><text:s text:c="18"/>"2017-01-01 12:17:27"</text:p>
      <text:p text:style-name="P4"><text:s text:c="16"/>],</text:p>
      <text:p text:style-name="P4"><text:s text:c="16"/>[</text:p>
      <text:p text:style-name="P4"><text:s text:c="18"/>"136",</text:p>
      <text:p text:style-name="P4"><text:s text:c="18"/>"1119355",</text:p>
      <text:p text:style-name="P4"><text:s text:c="18"/>"299654",</text:p>
      <text:p text:style-name="P4"><text:s text:c="18"/>"0",</text:p>
      <text:p text:style-name="P4"><text:s text:c="18"/>"1",</text:p>
      <text:p text:style-name="P4"><text:s text:c="18"/>"DLK0029",</text:p>
      <text:p text:style-name="P4"><text:s text:c="18"/>"146.29",</text:p>
      <text:p text:style-name="P4"><text:s text:c="18"/>"2017-01-01 12:26:53"</text:p>
      <text:p text:style-name="P4"><text:s text:c="16"/>],</text:p>
      <text:p text:style-name="P4"><text:s text:c="16"/>[</text:p>
      <text:p text:style-name="P4"><text:s text:c="18"/>"138",</text:p>
      <text:p text:style-name="P4"><text:s text:c="18"/>"1119361",</text:p>
      <text:p text:style-name="P4"><text:s text:c="18"/>"299654",</text:p>
      <text:p text:style-name="P4"><text:s text:c="18"/>"0",</text:p>
      <text:p text:style-name="P4"><text:s text:c="18"/>"1",</text:p>
      <text:p text:style-name="P4"><text:s text:c="18"/>"BEL0266",</text:p>
      <text:p text:style-name="P4"><text:s text:c="18"/>"23.74",</text:p>
      <text:p text:style-name="P4"><text:s text:c="18"/>"2017-01-01 12:28:34"</text:p>
      <text:p text:style-name="P4"><text:s text:c="16"/>],</text:p>
      <text:p text:style-name="P4"><text:s text:c="16"/>[</text:p>
      <text:p text:style-name="P4"><text:s text:c="18"/>"139",</text:p>
      <text:p text:style-name="P4"><text:s text:c="18"/>"1119363",</text:p>
      <text:p text:style-name="P4"><text:s text:c="18"/>"299655",</text:p>
      <text:p text:style-name="P4"><text:s text:c="18"/>"0",</text:p>
      <text:p text:style-name="P4"><text:soft-page-break/><text:s text:c="18"/>"1",</text:p>
      <text:p text:style-name="P4"><text:s text:c="18"/>"WAC0191",</text:p>
      <text:p text:style-name="P4"><text:s text:c="18"/>"161.49",</text:p>
      <text:p text:style-name="P4"><text:s text:c="18"/>"2017-01-01 12:29:49"</text:p>
      <text:p text:style-name="P4"><text:s text:c="16"/>],</text:p>
      <text:p text:style-name="P4"><text:s text:c="16"/>[</text:p>
      <text:p text:style-name="P4"><text:s text:c="18"/>"141",</text:p>
      <text:p text:style-name="P4"><text:s text:c="18"/>"1119365",</text:p>
      <text:p text:style-name="P4"><text:s text:c="18"/>"299644",</text:p>
      <text:p text:style-name="P4"><text:s text:c="18"/>"0",</text:p>
      <text:p text:style-name="P4"><text:s text:c="18"/>"1",</text:p>
      <text:p text:style-name="P4"><text:s text:c="18"/>"TRK0010",</text:p>
      <text:p text:style-name="P4"><text:s text:c="18"/>"29.99",</text:p>
      <text:p text:style-name="P4"><text:s text:c="18"/>"2017-01-01 12:31:21"</text:p>
      <text:p text:style-name="P4"><text:s text:c="16"/>],</text:p>
      <text:p text:style-name="P4"><text:s text:c="16"/>[</text:p>
      <text:p text:style-name="P4"><text:s text:c="18"/>"143",</text:p>
      <text:p text:style-name="P4"><text:s text:c="18"/>"1119367",</text:p>
      <text:p text:style-name="P4"><text:s text:c="18"/>"299655",</text:p>
      <text:p text:style-name="P4"><text:s text:c="18"/>"0",</text:p>
      <text:p text:style-name="P4"><text:s text:c="18"/>"1",</text:p>
      <text:p text:style-name="P4"><text:s text:c="18"/>"WAC0040",</text:p>
      <text:p text:style-name="P4"><text:s text:c="18"/>"35.14",</text:p>
      <text:p text:style-name="P4"><text:s text:c="18"/>"2017-01-01 12:31:41"</text:p>
      <text:p text:style-name="P4"><text:s text:c="16"/>],</text:p>
      <text:p text:style-name="P4"><text:s text:c="16"/>[</text:p>
      <text:p text:style-name="P4"><text:s text:c="18"/>"150",</text:p>
      <text:p text:style-name="P4"><text:s text:c="18"/>"1119383",</text:p>
      <text:p text:style-name="P4"><text:s text:c="18"/>"299633",</text:p>
      <text:p text:style-name="P4"><text:s text:c="18"/>"0",</text:p>
      <text:p text:style-name="P4"><text:s text:c="18"/>"1",</text:p>
      <text:p text:style-name="P4"><text:s text:c="18"/>"OTT0139",</text:p>
      <text:p text:style-name="P4"><text:s text:c="18"/>"21.84",</text:p>
      <text:p text:style-name="P4"><text:s text:c="18"/>"2017-01-01 12:41:52"</text:p>
      <text:p text:style-name="P4"><text:s text:c="16"/>],</text:p>
      <text:p text:style-name="P4"><text:s text:c="16"/>[</text:p>
      <text:p text:style-name="P4"><text:s text:c="18"/>"156",</text:p>
      <text:p text:style-name="P4"><text:s text:c="18"/>"1119394",</text:p>
      <text:p text:style-name="P4"><text:s text:c="18"/>"299654",</text:p>
      <text:p text:style-name="P4"><text:s text:c="18"/>"0",</text:p>
      <text:p text:style-name="P4"><text:s text:c="18"/>"1",</text:p>
      <text:p text:style-name="P4"><text:s text:c="18"/>"KIN0137",</text:p>
      <text:p text:style-name="P4"><text:s text:c="18"/>"5.69",</text:p>
      <text:p text:style-name="P4"><text:s text:c="18"/>"2017-01-01 12:47:10"</text:p>
      <text:p text:style-name="P4"><text:s text:c="16"/>],</text:p>
      <text:p text:style-name="P4"><text:s text:c="16"/>[</text:p>
      <text:p text:style-name="P4"><text:s text:c="18"/>"165",</text:p>
      <text:p text:style-name="P4"><text:s text:c="18"/>"1119415",</text:p>
      <text:p text:style-name="P4"><text:s text:c="18"/>"299680",</text:p>
      <text:p text:style-name="P4"><text:soft-page-break/><text:s text:c="18"/>"0",</text:p>
      <text:p text:style-name="P4"><text:s text:c="18"/>"1",</text:p>
      <text:p text:style-name="P4"><text:s text:c="18"/>"LAC0184",</text:p>
      <text:p text:style-name="P4"><text:s text:c="18"/>"161.49",</text:p>
      <text:p text:style-name="P4"><text:s text:c="18"/>"2017-01-01 13:05:36"</text:p>
      <text:p text:style-name="P4"><text:s text:c="16"/>],</text:p>
      <text:p text:style-name="P4"><text:s text:c="16"/>[</text:p>
      <text:p text:style-name="P4"><text:s text:c="18"/>"166",</text:p>
      <text:p text:style-name="P4"><text:s text:c="18"/>"1119419",</text:p>
      <text:p text:style-name="P4"><text:s text:c="18"/>"299681",</text:p>
      <text:p text:style-name="P4"><text:s text:c="18"/>"0",</text:p>
      <text:p text:style-name="P4"><text:s text:c="18"/>"1",</text:p>
      <text:p text:style-name="P4"><text:s text:c="18"/>"SPE0161",</text:p>
      <text:p text:style-name="P4"><text:s text:c="18"/>"35.14",</text:p>
      <text:p text:style-name="P4"><text:s text:c="18"/>"2017-01-01 13:07:07"</text:p>
      <text:p text:style-name="P4"><text:s text:c="16"/>],</text:p>
      <text:p text:style-name="P4"><text:s text:c="16"/>[</text:p>
      <text:p text:style-name="P4"><text:s text:c="18"/>"167",</text:p>
      <text:p text:style-name="P4"><text:s text:c="18"/>"1119420",</text:p>
      <text:p text:style-name="P4"><text:s text:c="18"/>"299680",</text:p>
      <text:p text:style-name="P4"><text:s text:c="18"/>"0",</text:p>
      <text:p text:style-name="P4"><text:s text:c="18"/>"1",</text:p>
      <text:p text:style-name="P4"><text:s text:c="18"/>"SAN0099",</text:p>
      <text:p text:style-name="P4"><text:s text:c="18"/>"42.74",</text:p>
      <text:p text:style-name="P4"><text:s text:c="18"/>"2017-01-01 13:07:32"</text:p>
      <text:p text:style-name="P4"><text:s text:c="16"/>],</text:p>
      <text:p text:style-name="P4"><text:s text:c="16"/>[</text:p>
      <text:p text:style-name="P4"><text:s text:c="18"/>"168",</text:p>
      <text:p text:style-name="P4"><text:s text:c="18"/>"1119421",</text:p>
      <text:p text:style-name="P4"><text:s text:c="18"/>"299680",</text:p>
      <text:p text:style-name="P4"><text:s text:c="18"/>"0",</text:p>
      <text:p text:style-name="P4"><text:s text:c="18"/>"1",</text:p>
      <text:p text:style-name="P4"><text:s text:c="18"/>"APP1648",</text:p>
      <text:p text:style-name="P4"><text:s text:c="18"/>"879.00",</text:p>
      <text:p text:style-name="P4"><text:s text:c="18"/>"2017-01-01 13:08:50"</text:p>
      <text:p text:style-name="P4"><text:s text:c="16"/>],</text:p>
      <text:p text:style-name="P4"><text:s text:c="16"/>[</text:p>
      <text:p text:style-name="P4"><text:s text:c="18"/>"169",</text:p>
      <text:p text:style-name="P4"><text:s text:c="18"/>"1119422",</text:p>
      <text:p text:style-name="P4"><text:s text:c="18"/>"299681",</text:p>
      <text:p text:style-name="P4"><text:s text:c="18"/>"0",</text:p>
      <text:p text:style-name="P4"><text:s text:c="18"/>"1",</text:p>
      <text:p text:style-name="P4"><text:s text:c="18"/>"APP0701",</text:p>
      <text:p text:style-name="P4"><text:s text:c="18"/>"69.34",</text:p>
      <text:p text:style-name="P4"><text:s text:c="18"/>"2017-01-01 13:09:14"</text:p>
      <text:p text:style-name="P4"><text:s text:c="16"/>]</text:p>
      <text:p text:style-name="P4"><text:s text:c="14"/>],</text:p>
      <text:p text:style-name="P4"><text:s text:c="14"/>"shape": {</text:p>
      <text:p text:style-name="P4"><text:s text:c="16"/>"columns": 7,</text:p>
      <text:p text:style-name="P4"><text:soft-page-break/><text:s text:c="16"/>"rows": 137842</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13&lt;/th&gt;\n",</text:p>
      <text:p text:style-name="P4"><text:s text:c="14"/>" <text:s text:c="5"/>&lt;td&gt;1119129&lt;/td&gt;\n",</text:p>
      <text:p text:style-name="P4"><text:s text:c="14"/>" <text:s text:c="5"/>&lt;td&gt;299552&lt;/td&gt;\n",</text:p>
      <text:p text:style-name="P4"><text:s text:c="14"/>" <text:s text:c="5"/>&lt;td&gt;0&lt;/td&gt;\n",</text:p>
      <text:p text:style-name="P4"><text:s text:c="14"/>" <text:s text:c="5"/>&lt;td&gt;1&lt;/td&gt;\n",</text:p>
      <text:p text:style-name="P4"><text:s text:c="14"/>" <text:s text:c="5"/>&lt;td&gt;MBI0010&lt;/td&gt;\n",</text:p>
      <text:p text:style-name="P4"><text:s text:c="14"/>" <text:s text:c="5"/>&lt;td&gt;16.99&lt;/td&gt;\n",</text:p>
      <text:p text:style-name="P4"><text:s text:c="14"/>" <text:s text:c="5"/>&lt;td&gt;2017-01-01 02:13:51&lt;/td&gt;\n",</text:p>
      <text:p text:style-name="P4"><text:s text:c="14"/>" <text:s text:c="3"/>&lt;/tr&gt;\n",</text:p>
      <text:p text:style-name="P4"><text:s text:c="14"/>" <text:s text:c="3"/>&lt;tr&gt;\n",</text:p>
      <text:p text:style-name="P4"><text:s text:c="14"/>" <text:s text:c="5"/>&lt;th&gt;14&lt;/th&gt;\n",</text:p>
      <text:p text:style-name="P4"><text:s text:c="14"/>" <text:s text:c="5"/>&lt;td&gt;1119130&lt;/td&gt;\n",</text:p>
      <text:p text:style-name="P4"><text:s text:c="14"/>" <text:s text:c="5"/>&lt;td&gt;299552&lt;/td&gt;\n",</text:p>
      <text:p text:style-name="P4"><text:s text:c="14"/>" <text:s text:c="5"/>&lt;td&gt;0&lt;/td&gt;\n",</text:p>
      <text:p text:style-name="P4"><text:s text:c="14"/>" <text:s text:c="5"/>&lt;td&gt;1&lt;/td&gt;\n",</text:p>
      <text:p text:style-name="P4"><text:s text:c="14"/>" <text:s text:c="5"/>&lt;td&gt;SAT0044&lt;/td&gt;\n",</text:p>
      <text:p text:style-name="P4"><text:soft-page-break/><text:s text:c="14"/>" <text:s text:c="5"/>&lt;td&gt;19.99&lt;/td&gt;\n",</text:p>
      <text:p text:style-name="P4"><text:s text:c="14"/>" <text:s text:c="5"/>&lt;td&gt;2017-01-01 02:14:36&lt;/td&gt;\n",</text:p>
      <text:p text:style-name="P4"><text:s text:c="14"/>" <text:s text:c="3"/>&lt;/tr&gt;\n",</text:p>
      <text:p text:style-name="P4"><text:s text:c="14"/>" <text:s text:c="3"/>&lt;tr&gt;\n",</text:p>
      <text:p text:style-name="P4"><text:s text:c="14"/>" <text:s text:c="5"/>&lt;th&gt;21&lt;/th&gt;\n",</text:p>
      <text:p text:style-name="P4"><text:s text:c="14"/>" <text:s text:c="5"/>&lt;td&gt;1119140&lt;/td&gt;\n",</text:p>
      <text:p text:style-name="P4"><text:s text:c="14"/>" <text:s text:c="5"/>&lt;td&gt;299559&lt;/td&gt;\n",</text:p>
      <text:p text:style-name="P4"><text:s text:c="14"/>" <text:s text:c="5"/>&lt;td&gt;0&lt;/td&gt;\n",</text:p>
      <text:p text:style-name="P4"><text:s text:c="14"/>" <text:s text:c="5"/>&lt;td&gt;1&lt;/td&gt;\n",</text:p>
      <text:p text:style-name="P4"><text:s text:c="14"/>" <text:s text:c="5"/>&lt;td&gt;APP0700&lt;/td&gt;\n",</text:p>
      <text:p text:style-name="P4"><text:s text:c="14"/>" <text:s text:c="5"/>&lt;td&gt;72.19&lt;/td&gt;\n",</text:p>
      <text:p text:style-name="P4"><text:s text:c="14"/>" <text:s text:c="5"/>&lt;td&gt;2017-01-01 02:32:22&lt;/td&gt;\n",</text:p>
      <text:p text:style-name="P4"><text:s text:c="14"/>" <text:s text:c="3"/>&lt;/tr&gt;\n",</text:p>
      <text:p text:style-name="P4"><text:s text:c="14"/>" <text:s text:c="3"/>&lt;tr&gt;\n",</text:p>
      <text:p text:style-name="P4"><text:s text:c="14"/>" <text:s text:c="5"/>&lt;th&gt;22&lt;/th&gt;\n",</text:p>
      <text:p text:style-name="P4"><text:s text:c="14"/>" <text:s text:c="5"/>&lt;td&gt;1119143&lt;/td&gt;\n",</text:p>
      <text:p text:style-name="P4"><text:s text:c="14"/>" <text:s text:c="5"/>&lt;td&gt;299559&lt;/td&gt;\n",</text:p>
      <text:p text:style-name="P4"><text:s text:c="14"/>" <text:s text:c="5"/>&lt;td&gt;0&lt;/td&gt;\n",</text:p>
      <text:p text:style-name="P4"><text:s text:c="14"/>" <text:s text:c="5"/>&lt;td&gt;1&lt;/td&gt;\n",</text:p>
      <text:p text:style-name="P4"><text:s text:c="14"/>" <text:s text:c="5"/>&lt;td&gt;APP1214&lt;/td&gt;\n",</text:p>
      <text:p text:style-name="P4"><text:s text:c="14"/>" <text:s text:c="5"/>&lt;td&gt;84.99&lt;/td&gt;\n",</text:p>
      <text:p text:style-name="P4"><text:s text:c="14"/>" <text:s text:c="5"/>&lt;td&gt;2017-01-01 02:36:43&lt;/td&gt;\n",</text:p>
      <text:p text:style-name="P4"><text:s text:c="14"/>" <text:s text:c="3"/>&lt;/tr&gt;\n",</text:p>
      <text:p text:style-name="P4"><text:s text:c="14"/>" <text:s text:c="3"/>&lt;tr&gt;\n",</text:p>
      <text:p text:style-name="P4"><text:s text:c="14"/>" <text:s text:c="5"/>&lt;th&gt;33&lt;/th&gt;\n",</text:p>
      <text:p text:style-name="P4"><text:s text:c="14"/>" <text:s text:c="5"/>&lt;td&gt;1119181&lt;/td&gt;\n",</text:p>
      <text:p text:style-name="P4"><text:s text:c="14"/>" <text:s text:c="5"/>&lt;td&gt;299571&lt;/td&gt;\n",</text:p>
      <text:p text:style-name="P4"><text:s text:c="14"/>" <text:s text:c="5"/>&lt;td&gt;0&lt;/td&gt;\n",</text:p>
      <text:p text:style-name="P4"><text:s text:c="14"/>" <text:s text:c="5"/>&lt;td&gt;1&lt;/td&gt;\n",</text:p>
      <text:p text:style-name="P4"><text:s text:c="14"/>" <text:s text:c="5"/>&lt;td&gt;SYN0139&lt;/td&gt;\n",</text:p>
      <text:p text:style-name="P4"><text:s text:c="14"/>" <text:s text:c="5"/>&lt;td&gt;166.24&lt;/td&gt;\n",</text:p>
      <text:p text:style-name="P4"><text:s text:c="14"/>" <text:s text:c="5"/>&lt;td&gt;2017-01-01 04:00:44&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293954&lt;/th&gt;\n",</text:p>
      <text:p text:style-name="P4"><text:s text:c="14"/>" <text:s text:c="5"/>&lt;td&gt;1650162&lt;/td&gt;\n",</text:p>
      <text:p text:style-name="P4"><text:s text:c="14"/>" <text:s text:c="5"/>&lt;td&gt;527369&lt;/td&gt;\n",</text:p>
      <text:p text:style-name="P4"><text:s text:c="14"/>" <text:s text:c="5"/>&lt;td&gt;0&lt;/td&gt;\n",</text:p>
      <text:p text:style-name="P4"><text:s text:c="14"/>" <text:s text:c="5"/>&lt;td&gt;1&lt;/td&gt;\n",</text:p>
      <text:p text:style-name="P4"><text:soft-page-break/><text:s text:c="14"/>" <text:s text:c="5"/>&lt;td&gt;BEL0307&lt;/td&gt;\n",</text:p>
      <text:p text:style-name="P4"><text:s text:c="14"/>" <text:s text:c="5"/>&lt;td&gt;27.99&lt;/td&gt;\n",</text:p>
      <text:p text:style-name="P4"><text:s text:c="14"/>" <text:s text:c="5"/>&lt;td&gt;2018-03-14 13:42:41&lt;/td&gt;\n",</text:p>
      <text:p text:style-name="P4"><text:s text:c="14"/>" <text:s text:c="3"/>&lt;/tr&gt;\n",</text:p>
      <text:p text:style-name="P4"><text:s text:c="14"/>" <text:s text:c="3"/>&lt;tr&gt;\n",</text:p>
      <text:p text:style-name="P4"><text:s text:c="14"/>" <text:s text:c="5"/>&lt;th&gt;293956&lt;/th&gt;\n",</text:p>
      <text:p text:style-name="P4"><text:s text:c="14"/>" <text:s text:c="5"/>&lt;td&gt;1650166&lt;/td&gt;\n",</text:p>
      <text:p text:style-name="P4"><text:s text:c="14"/>" <text:s text:c="5"/>&lt;td&gt;527377&lt;/td&gt;\n",</text:p>
      <text:p text:style-name="P4"><text:s text:c="14"/>" <text:s text:c="5"/>&lt;td&gt;0&lt;/td&gt;\n",</text:p>
      <text:p text:style-name="P4"><text:s text:c="14"/>" <text:s text:c="5"/>&lt;td&gt;1&lt;/td&gt;\n",</text:p>
      <text:p text:style-name="P4"><text:s text:c="14"/>" <text:s text:c="5"/>&lt;td&gt;APP0698&lt;/td&gt;\n",</text:p>
      <text:p text:style-name="P4"><text:s text:c="14"/>" <text:s text:c="5"/>&lt;td&gt;9.99&lt;/td&gt;\n",</text:p>
      <text:p text:style-name="P4"><text:s text:c="14"/>" <text:s text:c="5"/>&lt;td&gt;2018-03-14 13:43:47&lt;/td&gt;\n",</text:p>
      <text:p text:style-name="P4"><text:s text:c="14"/>" <text:s text:c="3"/>&lt;/tr&gt;\n",</text:p>
      <text:p text:style-name="P4"><text:s text:c="14"/>" <text:s text:c="3"/>&lt;tr&gt;\n",</text:p>
      <text:p text:style-name="P4"><text:s text:c="14"/>" <text:s text:c="5"/>&lt;th&gt;293957&lt;/th&gt;\n",</text:p>
      <text:p text:style-name="P4"><text:s text:c="14"/>" <text:s text:c="5"/>&lt;td&gt;1650168&lt;/td&gt;\n",</text:p>
      <text:p text:style-name="P4"><text:s text:c="14"/>" <text:s text:c="5"/>&lt;td&gt;527377&lt;/td&gt;\n",</text:p>
      <text:p text:style-name="P4"><text:s text:c="14"/>" <text:s text:c="5"/>&lt;td&gt;0&lt;/td&gt;\n",</text:p>
      <text:p text:style-name="P4"><text:s text:c="14"/>" <text:s text:c="5"/>&lt;td&gt;1&lt;/td&gt;\n",</text:p>
      <text:p text:style-name="P4"><text:s text:c="14"/>" <text:s text:c="5"/>&lt;td&gt;APP2501&lt;/td&gt;\n",</text:p>
      <text:p text:style-name="P4"><text:s text:c="14"/>" <text:s text:c="5"/>&lt;td&gt;391.00&lt;/td&gt;\n",</text:p>
      <text:p text:style-name="P4"><text:s text:c="14"/>" <text:s text:c="5"/>&lt;td&gt;2018-03-14 13:44:27&lt;/td&gt;\n",</text:p>
      <text:p text:style-name="P4"><text:s text:c="14"/>" <text:s text:c="3"/>&lt;/tr&gt;\n",</text:p>
      <text:p text:style-name="P4"><text:s text:c="14"/>" <text:s text:c="3"/>&lt;tr&gt;\n",</text:p>
      <text:p text:style-name="P4"><text:s text:c="14"/>" <text:s text:c="5"/>&lt;th&gt;293966&lt;/th&gt;\n",</text:p>
      <text:p text:style-name="P4"><text:s text:c="14"/>" <text:s text:c="5"/>&lt;td&gt;1650183&lt;/td&gt;\n",</text:p>
      <text:p text:style-name="P4"><text:s text:c="14"/>" <text:s text:c="5"/>&lt;td&gt;527388&lt;/td&gt;\n",</text:p>
      <text:p text:style-name="P4"><text:s text:c="14"/>" <text:s text:c="5"/>&lt;td&gt;0&lt;/td&gt;\n",</text:p>
      <text:p text:style-name="P4"><text:s text:c="14"/>" <text:s text:c="5"/>&lt;td&gt;1&lt;/td&gt;\n",</text:p>
      <text:p text:style-name="P4"><text:s text:c="14"/>" <text:s text:c="5"/>&lt;td&gt;TPL0025&lt;/td&gt;\n",</text:p>
      <text:p text:style-name="P4"><text:s text:c="14"/>" <text:s text:c="5"/>&lt;td&gt;14.99&lt;/td&gt;\n",</text:p>
      <text:p text:style-name="P4"><text:s text:c="14"/>" <text:s text:c="5"/>&lt;td&gt;2018-03-14 13:51:59&lt;/td&gt;\n",</text:p>
      <text:p text:style-name="P4"><text:s text:c="14"/>" <text:s text:c="3"/>&lt;/tr&gt;\n",</text:p>
      <text:p text:style-name="P4"><text:s text:c="14"/>" <text:s text:c="3"/>&lt;tr&gt;\n",</text:p>
      <text:p text:style-name="P4"><text:s text:c="14"/>" <text:s text:c="5"/>&lt;th&gt;293981&lt;/th&gt;\n",</text:p>
      <text:p text:style-name="P4"><text:s text:c="14"/>" <text:s text:c="5"/>&lt;td&gt;1650202&lt;/td&gt;\n",</text:p>
      <text:p text:style-name="P4"><text:s text:c="14"/>" <text:s text:c="5"/>&lt;td&gt;527388&lt;/td&gt;\n",</text:p>
      <text:p text:style-name="P4"><text:s text:c="14"/>" <text:s text:c="5"/>&lt;td&gt;0&lt;/td&gt;\n",</text:p>
      <text:p text:style-name="P4"><text:s text:c="14"/>" <text:s text:c="5"/>&lt;td&gt;1&lt;/td&gt;\n",</text:p>
      <text:p text:style-name="P4"><text:s text:c="14"/>" <text:s text:c="5"/>&lt;td&gt;BEZ0204&lt;/td&gt;\n",</text:p>
      <text:p text:style-name="P4"><text:s text:c="14"/>" <text:s text:c="5"/>&lt;td&gt;19.99&lt;/td&gt;\n",</text:p>
      <text:p text:style-name="P4"><text:s text:c="14"/>" <text:s text:c="5"/>&lt;td&gt;2018-03-14 13:58:01&lt;/td&gt;\n",</text:p>
      <text:p text:style-name="P4"><text:s text:c="14"/>" <text:s text:c="3"/>&lt;/tr&gt;\n",</text:p>
      <text:p text:style-name="P4"><text:s text:c="14"/>" <text:s/>&lt;/tbody&gt;\n",</text:p>
      <text:p text:style-name="P4"><text:s text:c="14"/>"&lt;/table&gt;\n",</text:p>
      <text:p text:style-name="P4"><text:s text:c="14"/>"&lt;p&gt;137842 rows × 7 columns&lt;/p&gt;\n",</text:p>
      <text:p text:style-name="P4"><text:s text:c="14"/>"&lt;/div&gt;"</text:p>
      <text:p text:style-name="P4"><text:s text:c="12"/>],</text:p>
      <text:p text:style-name="P4"><text:soft-page-break/><text:s text:c="12"/>"text/plain": [</text:p>
      <text:p text:style-name="P4"><text:s text:c="14"/>" <text:s text:c="12"/>id <text:s/>id_order <text:s/>product_id <text:s/>product_quantity <text:s text:c="5"/>sku unit_price <text:s/>\\\n",</text:p>
      <text:p text:style-name="P4"><text:s text:c="14"/>"13 <text:s text:c="5"/>1119129 <text:s text:c="3"/>299552 <text:s text:c="10"/>0 <text:s text:c="16"/>1 <text:s/>MBI0010 <text:s text:c="5"/>16.99 <text:s text:c="2"/>\n",</text:p>
      <text:p text:style-name="P4"><text:s text:c="14"/>"14 <text:s text:c="5"/>1119130 <text:s text:c="3"/>299552 <text:s text:c="10"/>0 <text:s text:c="16"/>1 <text:s/>SAT0044 <text:s text:c="5"/>19.99 <text:s text:c="2"/>\n",</text:p>
      <text:p text:style-name="P4"><text:s text:c="14"/>"21 <text:s text:c="5"/>1119140 <text:s text:c="3"/>299559 <text:s text:c="10"/>0 <text:s text:c="16"/>1 <text:s/>APP0700 <text:s text:c="5"/>72.19 <text:s text:c="2"/>\n",</text:p>
      <text:p text:style-name="P4"><text:s text:c="14"/>"22 <text:s text:c="5"/>1119143 <text:s text:c="3"/>299559 <text:s text:c="10"/>0 <text:s text:c="16"/>1 <text:s/>APP1214 <text:s text:c="5"/>84.99 <text:s text:c="2"/>\n",</text:p>
      <text:p text:style-name="P4"><text:s text:c="14"/>"33 <text:s text:c="5"/>1119181 <text:s text:c="3"/>299571 <text:s text:c="10"/>0 <text:s text:c="16"/>1 <text:s/>SYN0139 <text:s text:c="4"/>166.24 <text:s text:c="2"/>\n",</text:p>
      <text:p text:style-name="P4"><text:s text:c="14"/>"... <text:s text:c="8"/>... <text:s text:c="6"/>... <text:s text:c="8"/>... <text:s text:c="14"/>... <text:s text:c="5"/>... <text:s text:c="7"/>... <text:s text:c="2"/>\n",</text:p>
      <text:p text:style-name="P4"><text:s text:c="14"/>"293954 <text:s/>1650162 <text:s text:c="3"/>527369 <text:s text:c="10"/>0 <text:s text:c="16"/>1 <text:s/>BEL0307 <text:s text:c="5"/>27.99 <text:s text:c="2"/>\n",</text:p>
      <text:p text:style-name="P4"><text:s text:c="14"/>"293956 <text:s/>1650166 <text:s text:c="3"/>527377 <text:s text:c="10"/>0 <text:s text:c="16"/>1 <text:s/>APP0698 <text:s text:c="6"/>9.99 <text:s text:c="2"/>\n",</text:p>
      <text:p text:style-name="P4"><text:s text:c="14"/>"293957 <text:s/>1650168 <text:s text:c="3"/>527377 <text:s text:c="10"/>0 <text:s text:c="16"/>1 <text:s/>APP2501 <text:s text:c="4"/>391.00 <text:s text:c="2"/>\n",</text:p>
      <text:p text:style-name="P4"><text:s text:c="14"/>"293966 <text:s/>1650183 <text:s text:c="3"/>527388 <text:s text:c="10"/>0 <text:s text:c="16"/>1 <text:s/>TPL0025 <text:s text:c="5"/>14.99 <text:s text:c="2"/>\n",</text:p>
      <text:p text:style-name="P4"><text:s text:c="14"/>"293981 <text:s/>1650202 <text:s text:c="3"/>527388 <text:s text:c="10"/>0 <text:s text:c="16"/>1 <text:s/>BEZ0204 <text:s text:c="5"/>19.99 <text:s text:c="2"/>\n",</text:p>
      <text:p text:style-name="P4"><text:s text:c="14"/>"\n",</text:p>
      <text:p text:style-name="P4"><text:s text:c="14"/>" <text:s text:c="21"/>date <text:s/>\n",</text:p>
      <text:p text:style-name="P4"><text:s text:c="14"/>"13 <text:s text:c="4"/>2017-01-01 02:13:51 <text:s/>\n",</text:p>
      <text:p text:style-name="P4"><text:s text:c="14"/>"14 <text:s text:c="4"/>2017-01-01 02:14:36 <text:s/>\n",</text:p>
      <text:p text:style-name="P4"><text:s text:c="14"/>"21 <text:s text:c="4"/>2017-01-01 02:32:22 <text:s/>\n",</text:p>
      <text:p text:style-name="P4"><text:s text:c="14"/>"22 <text:s text:c="4"/>2017-01-01 02:36:43 <text:s/>\n",</text:p>
      <text:p text:style-name="P4"><text:s text:c="14"/>"33 <text:s text:c="4"/>2017-01-01 04:00:44 <text:s/>\n",</text:p>
      <text:p text:style-name="P4"><text:s text:c="14"/>"... <text:s text:c="19"/>... <text:s/>\n",</text:p>
      <text:p text:style-name="P4"><text:s text:c="14"/>"293954 2018-03-14 13:42:41 <text:s/>\n",</text:p>
      <text:p text:style-name="P4"><text:s text:c="14"/>"293956 2018-03-14 13:43:47 <text:s/>\n",</text:p>
      <text:p text:style-name="P4"><text:s text:c="14"/>"293957 2018-03-14 13:44:27 <text:s/>\n",</text:p>
      <text:p text:style-name="P4"><text:s text:c="14"/>"293966 2018-03-14 13:51:59 <text:s/>\n",</text:p>
      <text:p text:style-name="P4"><text:s text:c="14"/>"293981 2018-03-14 13:58:01 <text:s/>\n",</text:p>
      <text:p text:style-name="P4"><text:s text:c="14"/>"\n",</text:p>
      <text:p text:style-name="P4"><text:s text:c="14"/>"[137842 rows x 7 columns]"</text:p>
      <text:p text:style-name="P4"><text:s text:c="12"/>]</text:p>
      <text:p text:style-name="P4"><text:s text:c="10"/>},</text:p>
      <text:p text:style-name="P4"><text:s text:c="10"/>"execution_count": 14,</text:p>
      <text:p text:style-name="P4"><text:s text:c="10"/>"metadata": {},</text:p>
      <text:p text:style-name="P4"><text:s text:c="10"/>"output_type": "execute_result"</text:p>
      <text:p text:style-name="P4"><text:s text:c="8"/>}</text:p>
      <text:p text:style-name="P4"><text:s text:c="6"/>],</text:p>
      <text:p text:style-name="P4"><text:s text:c="6"/>"source": [</text:p>
      <text:p text:style-name="P4"><text:s text:c="8"/>"orderlines_df[orderlines_df.duplicated(subset=['id_order'], keep=False)]"</text:p>
      <text:p text:style-name="P4"><text:s text:c="6"/>]</text:p>
      <text:p text:style-name="P4"><text:s text:c="4"/>},</text:p>
      <text:p text:style-name="P4"><text:s text:c="4"/>{</text:p>
      <text:p text:style-name="P4"><text:s text:c="6"/>"cell_type": "markdown",</text:p>
      <text:p text:style-name="P4"><text:s text:c="6"/>"metadata": {</text:p>
      <text:p text:style-name="P4"><text:s text:c="8"/>"id": "3LbnJquF0vRe"</text:p>
      <text:p text:style-name="P4"><text:s text:c="6"/>},</text:p>
      <text:p text:style-name="P4"><text:s text:c="6"/>"source": [</text:p>
      <text:p text:style-name="P4"><text:s text:c="8"/>"There is a **one to many** relationship between the tables orders and orderlines. The foreign key 'id_order' in the table orderlines is linked to the primary key 'order_id' in the table orders."</text:p>
      <text:p text:style-name="P4"><text:s text:c="6"/>]</text:p>
      <text:p text:style-name="P4"><text:s text:c="4"/>},</text:p>
      <text:p text:style-name="P4"><text:soft-page-break/><text:s text:c="4"/>{</text:p>
      <text:p text:style-name="P4"><text:s text:c="6"/>"cell_type": "markdown",</text:p>
      <text:p text:style-name="P4"><text:s text:c="6"/>"metadata": {</text:p>
      <text:p text:style-name="P4"><text:s text:c="8"/>"id": "9lX7YbHlzoEO"</text:p>
      <text:p text:style-name="P4"><text:s text:c="6"/>},</text:p>
      <text:p text:style-name="P4"><text:s text:c="6"/>"source": [</text:p>
      <text:p text:style-name="P4"><text:s text:c="8"/>"# 2.&amp;nbsp; `.info()`"</text:p>
      <text:p text:style-name="P4"><text:s text:c="6"/>]</text:p>
      <text:p text:style-name="P4"><text:s text:c="4"/>},</text:p>
      <text:p text:style-name="P4"><text:s text:c="4"/>{</text:p>
      <text:p text:style-name="P4"><text:s text:c="6"/>"cell_type": "code",</text:p>
      <text:p text:style-name="P4"><text:s text:c="6"/>"execution_count": 15,</text:p>
      <text:p text:style-name="P4"><text:s text:c="6"/>"metadata": {</text:p>
      <text:p text:style-name="P4"><text:s text:c="8"/>"colab": {</text:p>
      <text:p text:style-name="P4"><text:s text:c="10"/>"base_uri": "https://localhost:8080/"</text:p>
      <text:p text:style-name="P4"><text:s text:c="8"/>},</text:p>
      <text:p text:style-name="P4"><text:s text:c="8"/>"id": "_AAsMOTS2L9r",</text:p>
      <text:p text:style-name="P4"><text:s text:c="8"/>"outputId": "fd2aafff-79ba-4045-d77d-a9b8e935f6ba"</text:p>
      <text:p text:style-name="P4"><text:s text:c="6"/>},</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lt;class 'pandas.core.frame.DataFrame'&gt;\n",</text:p>
      <text:p text:style-name="P4"><text:s text:c="12"/>"RangeIndex: 226909 entries, 0 to 226908\n",</text:p>
      <text:p text:style-name="P4"><text:s text:c="12"/>"Data columns (total 4 columns):\n",</text:p>
      <text:p text:style-name="P4"><text:s text:c="12"/>" # <text:s text:c="2"/>Column <text:s text:c="7"/>Non-Null Count <text:s text:c="2"/>Dtype <text:s text:c="8"/>\n",</text:p>
      <text:p text:style-name="P4"><text:s text:c="12"/>"--- <text:s/>------ <text:s text:c="7"/>-------------- <text:s text:c="2"/>----- <text:s text:c="8"/>\n",</text:p>
      <text:p text:style-name="P4"><text:s text:c="12"/>" 0 <text:s text:c="2"/>order_id <text:s text:c="5"/>226909 non-null <text:s/>int64 <text:s text:c="8"/>\n",</text:p>
      <text:p text:style-name="P4"><text:s text:c="12"/>" 1 <text:s text:c="2"/>created_date <text:s/>226909 non-null <text:s/>datetime64[ns]\n",</text:p>
      <text:p text:style-name="P4"><text:s text:c="12"/>" 2 <text:s text:c="2"/>total_paid <text:s text:c="3"/>226904 non-null <text:s/>float64 <text:s text:c="6"/>\n",</text:p>
      <text:p text:style-name="P4"><text:s text:c="12"/>" 3 <text:s text:c="2"/>state <text:s text:c="8"/>226909 non-null <text:s/>object <text:s text:c="7"/>\n",</text:p>
      <text:p text:style-name="P4"><text:s text:c="12"/>"dtypes: datetime64[ns](1), float64(1), int64(1), object(1)\n",</text:p>
      <text:p text:style-name="P4"><text:s text:c="12"/>"memory usage: 6.9+ MB\n"</text:p>
      <text:p text:style-name="P4"><text:s text:c="10"/>]</text:p>
      <text:p text:style-name="P4"><text:s text:c="8"/>}</text:p>
      <text:p text:style-name="P4"><text:s text:c="6"/>],</text:p>
      <text:p text:style-name="P4"><text:s text:c="6"/>"source": [</text:p>
      <text:p text:style-name="P4"><text:s text:c="8"/>"orders_df.info()"</text:p>
      <text:p text:style-name="P4"><text:s text:c="6"/>]</text:p>
      <text:p text:style-name="P4"><text:s text:c="4"/>},</text:p>
      <text:p text:style-name="P4"><text:s text:c="4"/>{</text:p>
      <text:p text:style-name="P4"><text:s text:c="6"/>"cell_type": "markdown",</text:p>
      <text:p text:style-name="P4"><text:s text:c="6"/>"metadata": {</text:p>
      <text:p text:style-name="P4"><text:s text:c="8"/>"id": "Txm3Bv952UCb"</text:p>
      <text:p text:style-name="P4"><text:s text:c="6"/>},</text:p>
      <text:p text:style-name="P4"><text:s text:c="6"/>"source": [</text:p>
      <text:p text:style-name="P4"><text:s text:c="8"/>"* `total_paid` has 5 missing values\n",</text:p>
      <text:p text:style-name="P4"><text:soft-page-break/><text:s text:c="8"/>"* `created_date` should become datetime datatype --- DONE! Imported as \"datetime\" datatype."</text:p>
      <text:p text:style-name="P4"><text:s text:c="6"/>]</text:p>
      <text:p text:style-name="P4"><text:s text:c="4"/>},</text:p>
      <text:p text:style-name="P4"><text:s text:c="4"/>{</text:p>
      <text:p text:style-name="P4"><text:s text:c="6"/>"cell_type": "code",</text:p>
      <text:p text:style-name="P4"><text:s text:c="6"/>"execution_count": 16,</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object",</text:p>
      <text:p text:style-name="P4"><text:s text:c="18"/>"type": "string"</text:p>
      <text:p text:style-name="P4"><text:s text:c="16"/>},</text:p>
      <text:p text:style-name="P4"><text:s text:c="16"/>{</text:p>
      <text:p text:style-name="P4"><text:s text:c="18"/>"name": "0",</text:p>
      <text:p text:style-name="P4"><text:s text:c="18"/>"rawType": "int64",</text:p>
      <text:p text:style-name="P4"><text:s text:c="18"/>"type": "integer"</text:p>
      <text:p text:style-name="P4"><text:s text:c="16"/>}</text:p>
      <text:p text:style-name="P4"><text:s text:c="14"/>],</text:p>
      <text:p text:style-name="P4"><text:s text:c="14"/>"ref": "0d938699-1e96-4ccb-a0fb-051a3ea6aae4",</text:p>
      <text:p text:style-name="P4"><text:s text:c="14"/>"rows": [</text:p>
      <text:p text:style-name="P4"><text:s text:c="16"/>[</text:p>
      <text:p text:style-name="P4"><text:s text:c="18"/>"order_id",</text:p>
      <text:p text:style-name="P4"><text:s text:c="18"/>"226909"</text:p>
      <text:p text:style-name="P4"><text:s text:c="16"/>],</text:p>
      <text:p text:style-name="P4"><text:s text:c="16"/>[</text:p>
      <text:p text:style-name="P4"><text:s text:c="18"/>"created_date",</text:p>
      <text:p text:style-name="P4"><text:s text:c="18"/>"224828"</text:p>
      <text:p text:style-name="P4"><text:s text:c="16"/>],</text:p>
      <text:p text:style-name="P4"><text:s text:c="16"/>[</text:p>
      <text:p text:style-name="P4"><text:s text:c="18"/>"total_paid",</text:p>
      <text:p text:style-name="P4"><text:s text:c="18"/>"31236"</text:p>
      <text:p text:style-name="P4"><text:s text:c="16"/>],</text:p>
      <text:p text:style-name="P4"><text:s text:c="16"/>[</text:p>
      <text:p text:style-name="P4"><text:s text:c="18"/>"state",</text:p>
      <text:p text:style-name="P4"><text:s text:c="18"/>"5"</text:p>
      <text:p text:style-name="P4"><text:s text:c="16"/>]</text:p>
      <text:p text:style-name="P4"><text:s text:c="14"/>],</text:p>
      <text:p text:style-name="P4"><text:s text:c="14"/>"shape": {</text:p>
      <text:p text:style-name="P4"><text:s text:c="16"/>"columns": 1,</text:p>
      <text:p text:style-name="P4"><text:s text:c="16"/>"rows": 4</text:p>
      <text:p text:style-name="P4"><text:s text:c="14"/>}</text:p>
      <text:p text:style-name="P4"><text:s text:c="12"/>},</text:p>
      <text:p text:style-name="P4"><text:s text:c="12"/>"text/plain": [</text:p>
      <text:p text:style-name="P4"><text:s text:c="14"/>"order_id <text:s text:c="7"/>226909\n",</text:p>
      <text:p text:style-name="P4"><text:soft-page-break/><text:s text:c="14"/>"created_date <text:s text:c="3"/>224828\n",</text:p>
      <text:p text:style-name="P4"><text:s text:c="14"/>"total_paid <text:s text:c="6"/>31236\n",</text:p>
      <text:p text:style-name="P4"><text:s text:c="14"/>"state <text:s text:c="15"/>5\n",</text:p>
      <text:p text:style-name="P4"><text:s text:c="14"/>"dtype: int64"</text:p>
      <text:p text:style-name="P4"><text:s text:c="12"/>]</text:p>
      <text:p text:style-name="P4"><text:s text:c="10"/>},</text:p>
      <text:p text:style-name="P4"><text:s text:c="10"/>"execution_count": 16,</text:p>
      <text:p text:style-name="P4"><text:s text:c="10"/>"metadata": {},</text:p>
      <text:p text:style-name="P4"><text:s text:c="10"/>"output_type": "execute_result"</text:p>
      <text:p text:style-name="P4"><text:s text:c="8"/>}</text:p>
      <text:p text:style-name="P4"><text:s text:c="6"/>],</text:p>
      <text:p text:style-name="P4"><text:s text:c="6"/>"source": [</text:p>
      <text:p text:style-name="P4"><text:s text:c="8"/>"orders_df.nunique()"</text:p>
      <text:p text:style-name="P4"><text:s text:c="6"/>]</text:p>
      <text:p text:style-name="P4"><text:s text:c="4"/>},</text:p>
      <text:p text:style-name="P4"><text:s text:c="4"/>{</text:p>
      <text:p text:style-name="P4"><text:s text:c="6"/>"cell_type": "code",</text:p>
      <text:p text:style-name="P4"><text:s text:c="6"/>"execution_count": 17,</text:p>
      <text:p text:style-name="P4"><text:s text:c="6"/>"metadata": {</text:p>
      <text:p text:style-name="P4"><text:s text:c="8"/>"colab": {</text:p>
      <text:p text:style-name="P4"><text:s text:c="10"/>"base_uri": "https://localhost:8080/"</text:p>
      <text:p text:style-name="P4"><text:s text:c="8"/>},</text:p>
      <text:p text:style-name="P4"><text:s text:c="8"/>"id": "kvDA-z032Rm2",</text:p>
      <text:p text:style-name="P4"><text:s text:c="8"/>"outputId": "ac52b7af-a3c9-4ab4-bae1-9a9116fddfa6"</text:p>
      <text:p text:style-name="P4"><text:s text:c="6"/>},</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lt;class 'pandas.core.frame.DataFrame'&gt;\n",</text:p>
      <text:p text:style-name="P4"><text:s text:c="12"/>"RangeIndex: 293983 entries, 0 to 293982\n",</text:p>
      <text:p text:style-name="P4"><text:s text:c="12"/>"Data columns (total 7 columns):\n",</text:p>
      <text:p text:style-name="P4"><text:s text:c="12"/>" # <text:s text:c="2"/>Column <text:s text:c="11"/>Non-Null Count <text:s text:c="2"/>Dtype <text:s text:c="8"/>\n",</text:p>
      <text:p text:style-name="P4"><text:s text:c="12"/>"--- <text:s/>------ <text:s text:c="11"/>-------------- <text:s text:c="2"/>----- <text:s text:c="8"/>\n",</text:p>
      <text:p text:style-name="P4"><text:s text:c="12"/>" 0 <text:s text:c="2"/>id <text:s text:c="15"/>293983 non-null <text:s/>int64 <text:s text:c="8"/>\n",</text:p>
      <text:p text:style-name="P4"><text:s text:c="12"/>" 1 <text:s text:c="2"/>id_order <text:s text:c="9"/>293983 non-null <text:s/>int64 <text:s text:c="8"/>\n",</text:p>
      <text:p text:style-name="P4"><text:s text:c="12"/>" 2 <text:s text:c="2"/>product_id <text:s text:c="7"/>293983 non-null <text:s/>int64 <text:s text:c="8"/>\n",</text:p>
      <text:p text:style-name="P4"><text:s text:c="12"/>" 3 <text:s text:c="2"/>product_quantity <text:s/>293983 non-null <text:s/>int64 <text:s text:c="8"/>\n",</text:p>
      <text:p text:style-name="P4"><text:s text:c="12"/>" 4 <text:s text:c="2"/>sku <text:s text:c="14"/>293983 non-null <text:s/>object <text:s text:c="7"/>\n",</text:p>
      <text:p text:style-name="P4"><text:s text:c="12"/>" 5 <text:s text:c="2"/>unit_price <text:s text:c="7"/>293983 non-null <text:s/>object <text:s text:c="7"/>\n",</text:p>
      <text:p text:style-name="P4"><text:s text:c="12"/>" 6 <text:s text:c="2"/>date <text:s text:c="13"/>293983 non-null <text:s/>datetime64[ns]\n",</text:p>
      <text:p text:style-name="P4"><text:s text:c="12"/>"dtypes: datetime64[ns](1), int64(4), object(2)\n",</text:p>
      <text:p text:style-name="P4"><text:s text:c="12"/>"memory usage: 15.7+ MB\n"</text:p>
      <text:p text:style-name="P4"><text:s text:c="10"/>]</text:p>
      <text:p text:style-name="P4"><text:s text:c="8"/>}</text:p>
      <text:p text:style-name="P4"><text:s text:c="6"/>],</text:p>
      <text:p text:style-name="P4"><text:s text:c="6"/>"source": [</text:p>
      <text:p text:style-name="P4"><text:s text:c="8"/>"orderlines_df.info()"</text:p>
      <text:p text:style-name="P4"><text:soft-page-break/><text:s text:c="6"/>]</text:p>
      <text:p text:style-name="P4"><text:s text:c="4"/>},</text:p>
      <text:p text:style-name="P4"><text:s text:c="4"/>{</text:p>
      <text:p text:style-name="P4"><text:s text:c="6"/>"cell_type": "markdown",</text:p>
      <text:p text:style-name="P4"><text:s text:c="6"/>"metadata": {</text:p>
      <text:p text:style-name="P4"><text:s text:c="8"/>"id": "iLSpYm1G2sPD"</text:p>
      <text:p text:style-name="P4"><text:s text:c="6"/>},</text:p>
      <text:p text:style-name="P4"><text:s text:c="6"/>"source": [</text:p>
      <text:p text:style-name="P4"><text:s text:c="8"/>"* `date` should be a datetime datatype <text:s/>--- DONE! Imported as \"datetime\" datatype.\n",</text:p>
      <text:p text:style-name="P4"><text:s text:c="8"/>"* `unit_price` should be a float datatype"</text:p>
      <text:p text:style-name="P4"><text:s text:c="6"/>]</text:p>
      <text:p text:style-name="P4"><text:s text:c="4"/>},</text:p>
      <text:p text:style-name="P4"><text:s text:c="4"/>{</text:p>
      <text:p text:style-name="P4"><text:s text:c="6"/>"cell_type": "code",</text:p>
      <text:p text:style-name="P4"><text:s text:c="6"/>"execution_count": 18,</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object",</text:p>
      <text:p text:style-name="P4"><text:s text:c="18"/>"type": "string"</text:p>
      <text:p text:style-name="P4"><text:s text:c="16"/>},</text:p>
      <text:p text:style-name="P4"><text:s text:c="16"/>{</text:p>
      <text:p text:style-name="P4"><text:s text:c="18"/>"name": "0",</text:p>
      <text:p text:style-name="P4"><text:s text:c="18"/>"rawType": "int64",</text:p>
      <text:p text:style-name="P4"><text:s text:c="18"/>"type": "integer"</text:p>
      <text:p text:style-name="P4"><text:s text:c="16"/>}</text:p>
      <text:p text:style-name="P4"><text:s text:c="14"/>],</text:p>
      <text:p text:style-name="P4"><text:s text:c="14"/>"ref": "3dab0fcf-3344-436e-9949-cc29a6ac0f27",</text:p>
      <text:p text:style-name="P4"><text:s text:c="14"/>"rows": [</text:p>
      <text:p text:style-name="P4"><text:s text:c="16"/>[</text:p>
      <text:p text:style-name="P4"><text:s text:c="18"/>"id",</text:p>
      <text:p text:style-name="P4"><text:s text:c="18"/>"293983"</text:p>
      <text:p text:style-name="P4"><text:s text:c="16"/>],</text:p>
      <text:p text:style-name="P4"><text:s text:c="16"/>[</text:p>
      <text:p text:style-name="P4"><text:s text:c="18"/>"id_order",</text:p>
      <text:p text:style-name="P4"><text:s text:c="18"/>"204855"</text:p>
      <text:p text:style-name="P4"><text:s text:c="16"/>],</text:p>
      <text:p text:style-name="P4"><text:s text:c="16"/>[</text:p>
      <text:p text:style-name="P4"><text:s text:c="18"/>"product_id",</text:p>
      <text:p text:style-name="P4"><text:s text:c="18"/>"1"</text:p>
      <text:p text:style-name="P4"><text:s text:c="16"/>],</text:p>
      <text:p text:style-name="P4"><text:s text:c="16"/>[</text:p>
      <text:p text:style-name="P4"><text:s text:c="18"/>"product_quantity",</text:p>
      <text:p text:style-name="P4"><text:s text:c="18"/>"67"</text:p>
      <text:p text:style-name="P4"><text:soft-page-break/><text:s text:c="16"/>],</text:p>
      <text:p text:style-name="P4"><text:s text:c="16"/>[</text:p>
      <text:p text:style-name="P4"><text:s text:c="18"/>"sku",</text:p>
      <text:p text:style-name="P4"><text:s text:c="18"/>"7951"</text:p>
      <text:p text:style-name="P4"><text:s text:c="16"/>],</text:p>
      <text:p text:style-name="P4"><text:s text:c="16"/>[</text:p>
      <text:p text:style-name="P4"><text:s text:c="18"/>"unit_price",</text:p>
      <text:p text:style-name="P4"><text:s text:c="18"/>"11329"</text:p>
      <text:p text:style-name="P4"><text:s text:c="16"/>],</text:p>
      <text:p text:style-name="P4"><text:s text:c="16"/>[</text:p>
      <text:p text:style-name="P4"><text:s text:c="18"/>"date",</text:p>
      <text:p text:style-name="P4"><text:s text:c="18"/>"251631"</text:p>
      <text:p text:style-name="P4"><text:s text:c="16"/>]</text:p>
      <text:p text:style-name="P4"><text:s text:c="14"/>],</text:p>
      <text:p text:style-name="P4"><text:s text:c="14"/>"shape": {</text:p>
      <text:p text:style-name="P4"><text:s text:c="16"/>"columns": 1,</text:p>
      <text:p text:style-name="P4"><text:s text:c="16"/>"rows": 7</text:p>
      <text:p text:style-name="P4"><text:s text:c="14"/>}</text:p>
      <text:p text:style-name="P4"><text:s text:c="12"/>},</text:p>
      <text:p text:style-name="P4"><text:s text:c="12"/>"text/plain": [</text:p>
      <text:p text:style-name="P4"><text:s text:c="14"/>"id <text:s text:c="17"/>293983\n",</text:p>
      <text:p text:style-name="P4"><text:s text:c="14"/>"id_order <text:s text:c="11"/>204855\n",</text:p>
      <text:p text:style-name="P4"><text:s text:c="14"/>"product_id <text:s text:c="14"/>1\n",</text:p>
      <text:p text:style-name="P4"><text:s text:c="14"/>"product_quantity <text:s text:c="7"/>67\n",</text:p>
      <text:p text:style-name="P4"><text:s text:c="14"/>"sku <text:s text:c="18"/>7951\n",</text:p>
      <text:p text:style-name="P4"><text:s text:c="14"/>"unit_price <text:s text:c="10"/>11329\n",</text:p>
      <text:p text:style-name="P4"><text:s text:c="14"/>"date <text:s text:c="15"/>251631\n",</text:p>
      <text:p text:style-name="P4"><text:s text:c="14"/>"dtype: int64"</text:p>
      <text:p text:style-name="P4"><text:s text:c="12"/>]</text:p>
      <text:p text:style-name="P4"><text:s text:c="10"/>},</text:p>
      <text:p text:style-name="P4"><text:s text:c="10"/>"execution_count": 18,</text:p>
      <text:p text:style-name="P4"><text:s text:c="10"/>"metadata": {},</text:p>
      <text:p text:style-name="P4"><text:s text:c="10"/>"output_type": "execute_result"</text:p>
      <text:p text:style-name="P4"><text:s text:c="8"/>}</text:p>
      <text:p text:style-name="P4"><text:s text:c="6"/>],</text:p>
      <text:p text:style-name="P4"><text:s text:c="6"/>"source": [</text:p>
      <text:p text:style-name="P4"><text:s text:c="8"/>"orderlines_df.nunique()"</text:p>
      <text:p text:style-name="P4"><text:s text:c="6"/>]</text:p>
      <text:p text:style-name="P4"><text:s text:c="4"/>},</text:p>
      <text:p text:style-name="P4"><text:s text:c="4"/>{</text:p>
      <text:p text:style-name="P4"><text:s text:c="6"/>"cell_type": "markdown",</text:p>
      <text:p text:style-name="P4"><text:s text:c="6"/>"metadata": {</text:p>
      <text:p text:style-name="P4"><text:s text:c="8"/>"id": "MlwJt5c-wiQh"</text:p>
      <text:p text:style-name="P4"><text:s text:c="6"/>},</text:p>
      <text:p text:style-name="P4"><text:s text:c="6"/>"source": [</text:p>
      <text:p text:style-name="P4"><text:s text:c="8"/>"## 3.&amp;nbsp; Missing values"</text:p>
      <text:p text:style-name="P4"><text:s text:c="6"/>]</text:p>
      <text:p text:style-name="P4"><text:s text:c="4"/>},</text:p>
      <text:p text:style-name="P4"><text:s text:c="4"/>{</text:p>
      <text:p text:style-name="P4"><text:soft-page-break/><text:s text:c="6"/>"cell_type": "markdown",</text:p>
      <text:p text:style-name="P4"><text:s text:c="6"/>"metadata": {</text:p>
      <text:p text:style-name="P4"><text:s text:c="8"/>"id": "63eKHGzJwkuT"</text:p>
      <text:p text:style-name="P4"><text:s text:c="6"/>},</text:p>
      <text:p text:style-name="P4"><text:s text:c="6"/>"source": [</text:p>
      <text:p text:style-name="P4"><text:s text:c="8"/>"### 3.1.&amp;nbsp; Orders\n",</text:p>
      <text:p text:style-name="P4"><text:s text:c="8"/>"* `total_paid` has 5 missing values"</text:p>
      <text:p text:style-name="P4"><text:s text:c="6"/>]</text:p>
      <text:p text:style-name="P4"><text:s text:c="4"/>},</text:p>
      <text:p text:style-name="P4"><text:s text:c="4"/>{</text:p>
      <text:p text:style-name="P4"><text:s text:c="6"/>"cell_type": "code",</text:p>
      <text:p text:style-name="P4"><text:s text:c="6"/>"execution_count": 19,</text:p>
      <text:p text:style-name="P4"><text:s text:c="6"/>"metadata": {</text:p>
      <text:p text:style-name="P4"><text:s text:c="8"/>"colab": {</text:p>
      <text:p text:style-name="P4"><text:s text:c="10"/>"base_uri": "https://localhost:8080/"</text:p>
      <text:p text:style-name="P4"><text:s text:c="8"/>},</text:p>
      <text:p text:style-name="P4"><text:s text:c="8"/>"id": "Yh81k3ppwl37",</text:p>
      <text:p text:style-name="P4"><text:s text:c="8"/>"outputId": "5d76e0bc-dd15-4262-8499-90e1d6796f2e"</text:p>
      <text:p text:style-name="P4"><text:s text:c="6"/>},</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5 missing values represents 0.00220% of the 226909 rows in our DataFrame\n"</text:p>
      <text:p text:style-name="P4"><text:s text:c="10"/>]</text:p>
      <text:p text:style-name="P4"><text:s text:c="8"/>}</text:p>
      <text:p text:style-name="P4"><text:s text:c="6"/>],</text:p>
      <text:p text:style-name="P4"><text:s text:c="6"/>"source": [</text:p>
      <text:p text:style-name="P4"><text:s text:c="8"/>"num_missing = orders_df['total_paid'].isna().sum()\n",</text:p>
      <text:p text:style-name="P4"><text:s text:c="8"/>"total_rows = orders_df.shape[0]\n",</text:p>
      <text:p text:style-name="P4"><text:s text:c="8"/>"percent_missing = (100*num_missing/total_rows)\n",</text:p>
      <text:p text:style-name="P4"><text:s text:c="8"/>"print(f\"{num_missing} missing values represents {percent_missing:.5f}% of the {total_rows} rows in our DataFrame\")"</text:p>
      <text:p text:style-name="P4"><text:s text:c="6"/>]</text:p>
      <text:p text:style-name="P4"><text:s text:c="4"/>},</text:p>
      <text:p text:style-name="P4"><text:s text:c="4"/>{</text:p>
      <text:p text:style-name="P4"><text:s text:c="6"/>"cell_type": "markdown",</text:p>
      <text:p text:style-name="P4"><text:s text:c="6"/>"metadata": {</text:p>
      <text:p text:style-name="P4"><text:s text:c="8"/>"id": "8B7GYG3ZZWC1"</text:p>
      <text:p text:style-name="P4"><text:s text:c="6"/>},</text:p>
      <text:p text:style-name="P4"><text:s text:c="6"/>"source": [</text:p>
      <text:p text:style-name="P4"><text:s text:c="8"/>"&gt; A quick way to find out a percentage if you don't need to print out a sentence for yourself/colleagues is `.value_count(normalize=True)`"</text:p>
      <text:p text:style-name="P4"><text:s text:c="6"/>]</text:p>
      <text:p text:style-name="P4"><text:s text:c="4"/>},</text:p>
      <text:p text:style-name="P4"><text:s text:c="4"/>{</text:p>
      <text:p text:style-name="P4"><text:s text:c="6"/>"cell_type": "code",</text:p>
      <text:p text:style-name="P4"><text:s text:c="6"/>"execution_count": 20,</text:p>
      <text:p text:style-name="P4"><text:soft-page-break/><text:s text:c="6"/>"metadata": {</text:p>
      <text:p text:style-name="P4"><text:s text:c="8"/>"colab": {</text:p>
      <text:p text:style-name="P4"><text:s text:c="10"/>"base_uri": "https://localhost:8080/",</text:p>
      <text:p text:style-name="P4"><text:s text:c="10"/>"height": 178</text:p>
      <text:p text:style-name="P4"><text:s text:c="8"/>},</text:p>
      <text:p text:style-name="P4"><text:s text:c="8"/>"id": "zjkDrufyZZQi",</text:p>
      <text:p text:style-name="P4"><text:s text:c="8"/>"outputId": "91fad90e-1fbc-4f27-df07-919c09191cb5"</text:p>
      <text:p text:style-name="P4"><text:s text:c="6"/>},</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total_paid",</text:p>
      <text:p text:style-name="P4"><text:s text:c="18"/>"rawType": "bool",</text:p>
      <text:p text:style-name="P4"><text:s text:c="18"/>"type": "boolean"</text:p>
      <text:p text:style-name="P4"><text:s text:c="16"/>},</text:p>
      <text:p text:style-name="P4"><text:s text:c="16"/>{</text:p>
      <text:p text:style-name="P4"><text:s text:c="18"/>"name": "proportion",</text:p>
      <text:p text:style-name="P4"><text:s text:c="18"/>"rawType": "float64",</text:p>
      <text:p text:style-name="P4"><text:s text:c="18"/>"type": "float"</text:p>
      <text:p text:style-name="P4"><text:s text:c="16"/>}</text:p>
      <text:p text:style-name="P4"><text:s text:c="14"/>],</text:p>
      <text:p text:style-name="P4"><text:s text:c="14"/>"ref": "650a83e6-5d4a-49c3-a13b-b273132e6877",</text:p>
      <text:p text:style-name="P4"><text:s text:c="14"/>"rows": [</text:p>
      <text:p text:style-name="P4"><text:s text:c="16"/>[</text:p>
      <text:p text:style-name="P4"><text:s text:c="18"/>"False",</text:p>
      <text:p text:style-name="P4"><text:s text:c="18"/>"0.9999779647347615"</text:p>
      <text:p text:style-name="P4"><text:s text:c="16"/>],</text:p>
      <text:p text:style-name="P4"><text:s text:c="16"/>[</text:p>
      <text:p text:style-name="P4"><text:s text:c="18"/>"True",</text:p>
      <text:p text:style-name="P4"><text:s text:c="18"/>"2.2035265238487676e-05"</text:p>
      <text:p text:style-name="P4"><text:s text:c="16"/>]</text:p>
      <text:p text:style-name="P4"><text:s text:c="14"/>],</text:p>
      <text:p text:style-name="P4"><text:s text:c="14"/>"shape": {</text:p>
      <text:p text:style-name="P4"><text:s text:c="16"/>"columns": 1,</text:p>
      <text:p text:style-name="P4"><text:s text:c="16"/>"rows": 2</text:p>
      <text:p text:style-name="P4"><text:s text:c="14"/>}</text:p>
      <text:p text:style-name="P4"><text:s text:c="12"/>},</text:p>
      <text:p text:style-name="P4"><text:s text:c="12"/>"text/plain": [</text:p>
      <text:p text:style-name="P4"><text:s text:c="14"/>"total_paid\n",</text:p>
      <text:p text:style-name="P4"><text:s text:c="14"/>"False <text:s text:c="3"/>0.999978\n",</text:p>
      <text:p text:style-name="P4"><text:s text:c="14"/>"True <text:s text:c="4"/>0.000022\n",</text:p>
      <text:p text:style-name="P4"><text:s text:c="14"/>"Name: proportion, dtype: float64"</text:p>
      <text:p text:style-name="P4"><text:s text:c="12"/>]</text:p>
      <text:p text:style-name="P4"><text:s text:c="10"/>},</text:p>
      <text:p text:style-name="P4"><text:s text:c="10"/>"execution_count": 20,</text:p>
      <text:p text:style-name="P4"><text:s text:c="10"/>"metadata": {},</text:p>
      <text:p text:style-name="P4"><text:soft-page-break/><text:s text:c="10"/>"output_type": "execute_result"</text:p>
      <text:p text:style-name="P4"><text:s text:c="8"/>}</text:p>
      <text:p text:style-name="P4"><text:s text:c="6"/>],</text:p>
      <text:p text:style-name="P4"><text:s text:c="6"/>"source": [</text:p>
      <text:p text:style-name="P4"><text:s text:c="8"/>"orders_df['total_paid'].isna().value_counts(normalize=True)"</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Imputing 'total_paid' missing values\n",</text:p>
      <text:p text:style-name="P4"><text:s text:c="8"/>"\n",</text:p>
      <text:p text:style-name="P4"><text:s text:c="8"/>"As the number (percentage) of missing values is very small, we can just delete these rows from our DataFrame.\n",</text:p>
      <text:p text:style-name="P4"><text:s text:c="8"/>"In addition, we will delete the corresponding order_id's in the orderlines dataframe."</text:p>
      <text:p text:style-name="P4"><text:s text:c="6"/>]</text:p>
      <text:p text:style-name="P4"><text:s text:c="4"/>},</text:p>
      <text:p text:style-name="P4"><text:s text:c="4"/>{</text:p>
      <text:p text:style-name="P4"><text:s text:c="6"/>"cell_type": "code",</text:p>
      <text:p text:style-name="P4"><text:s text:c="6"/>"execution_count": 21,</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order_id",</text:p>
      <text:p text:style-name="P4"><text:s text:c="18"/>"rawType": "int64",</text:p>
      <text:p text:style-name="P4"><text:s text:c="18"/>"type": "integer"</text:p>
      <text:p text:style-name="P4"><text:s text:c="16"/>}</text:p>
      <text:p text:style-name="P4"><text:s text:c="14"/>],</text:p>
      <text:p text:style-name="P4"><text:s text:c="14"/>"ref": "0958e31e-206a-4416-a6f7-d19b147dbe5d",</text:p>
      <text:p text:style-name="P4"><text:s text:c="14"/>"rows": [</text:p>
      <text:p text:style-name="P4"><text:s text:c="16"/>[</text:p>
      <text:p text:style-name="P4"><text:s text:c="18"/>"127701",</text:p>
      <text:p text:style-name="P4"><text:s text:c="18"/>"427314"</text:p>
      <text:p text:style-name="P4"><text:s text:c="16"/>],</text:p>
      <text:p text:style-name="P4"><text:s text:c="16"/>[</text:p>
      <text:p text:style-name="P4"><text:s text:c="18"/>"132013",</text:p>
      <text:p text:style-name="P4"><text:s text:c="18"/>"431655"</text:p>
      <text:p text:style-name="P4"><text:s text:c="16"/>],</text:p>
      <text:p text:style-name="P4"><text:s text:c="16"/>[</text:p>
      <text:p text:style-name="P4"><text:soft-page-break/><text:s text:c="18"/>"147316",</text:p>
      <text:p text:style-name="P4"><text:s text:c="18"/>"447411"</text:p>
      <text:p text:style-name="P4"><text:s text:c="16"/>],</text:p>
      <text:p text:style-name="P4"><text:s text:c="16"/>[</text:p>
      <text:p text:style-name="P4"><text:s text:c="18"/>"148833",</text:p>
      <text:p text:style-name="P4"><text:s text:c="18"/>"448966"</text:p>
      <text:p text:style-name="P4"><text:s text:c="16"/>],</text:p>
      <text:p text:style-name="P4"><text:s text:c="16"/>[</text:p>
      <text:p text:style-name="P4"><text:s text:c="18"/>"149434",</text:p>
      <text:p text:style-name="P4"><text:s text:c="18"/>"449596"</text:p>
      <text:p text:style-name="P4"><text:s text:c="16"/>]</text:p>
      <text:p text:style-name="P4"><text:s text:c="14"/>],</text:p>
      <text:p text:style-name="P4"><text:s text:c="14"/>"shape": {</text:p>
      <text:p text:style-name="P4"><text:s text:c="16"/>"columns": 1,</text:p>
      <text:p text:style-name="P4"><text:s text:c="16"/>"rows": 5</text:p>
      <text:p text:style-name="P4"><text:s text:c="14"/>}</text:p>
      <text:p text:style-name="P4"><text:s text:c="12"/>},</text:p>
      <text:p text:style-name="P4"><text:s text:c="12"/>"text/plain": [</text:p>
      <text:p text:style-name="P4"><text:s text:c="14"/>"127701 <text:s text:c="3"/>427314\n",</text:p>
      <text:p text:style-name="P4"><text:s text:c="14"/>"132013 <text:s text:c="3"/>431655\n",</text:p>
      <text:p text:style-name="P4"><text:s text:c="14"/>"147316 <text:s text:c="3"/>447411\n",</text:p>
      <text:p text:style-name="P4"><text:s text:c="14"/>"148833 <text:s text:c="3"/>448966\n",</text:p>
      <text:p text:style-name="P4"><text:s text:c="14"/>"149434 <text:s text:c="3"/>449596\n",</text:p>
      <text:p text:style-name="P4"><text:s text:c="14"/>"Name: order_id, dtype: int64"</text:p>
      <text:p text:style-name="P4"><text:s text:c="12"/>]</text:p>
      <text:p text:style-name="P4"><text:s text:c="10"/>},</text:p>
      <text:p text:style-name="P4"><text:s text:c="10"/>"execution_count": 21,</text:p>
      <text:p text:style-name="P4"><text:s text:c="10"/>"metadata": {},</text:p>
      <text:p text:style-name="P4"><text:s text:c="10"/>"output_type": "execute_result"</text:p>
      <text:p text:style-name="P4"><text:s text:c="8"/>}</text:p>
      <text:p text:style-name="P4"><text:s text:c="6"/>],</text:p>
      <text:p text:style-name="P4"><text:s text:c="6"/>"source": [</text:p>
      <text:p text:style-name="P4"><text:s text:c="8"/>"# order_id's of 'total_paid' missing values\n",</text:p>
      <text:p text:style-name="P4"><text:s text:c="8"/>"order_id_missing_df = orders_df.loc[orders_df['total_paid'].isna(),'order_id']\n",</text:p>
      <text:p text:style-name="P4"><text:s text:c="8"/>"order_id_missing_df"</text:p>
      <text:p text:style-name="P4"><text:s text:c="6"/>]</text:p>
      <text:p text:style-name="P4"><text:s text:c="4"/>},</text:p>
      <text:p text:style-name="P4"><text:s text:c="4"/>{</text:p>
      <text:p text:style-name="P4"><text:s text:c="6"/>"cell_type": "code",</text:p>
      <text:p text:style-name="P4"><text:s text:c="6"/>"execution_count": 22,</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oft-page-break/><text:s text:c="18"/>"type": "integer"</text:p>
      <text:p text:style-name="P4"><text:s text:c="16"/>},</text:p>
      <text:p text:style-name="P4"><text:s text:c="16"/>{</text:p>
      <text:p text:style-name="P4"><text:s text:c="18"/>"name": "order_id",</text:p>
      <text:p text:style-name="P4"><text:s text:c="18"/>"rawType": "int64",</text:p>
      <text:p text:style-name="P4"><text:s text:c="18"/>"type": "integer"</text:p>
      <text:p text:style-name="P4"><text:s text:c="16"/>},</text:p>
      <text:p text:style-name="P4"><text:s text:c="16"/>{</text:p>
      <text:p text:style-name="P4"><text:s text:c="18"/>"name": "created_date",</text:p>
      <text:p text:style-name="P4"><text:s text:c="18"/>"rawType": "datetime64[ns]",</text:p>
      <text:p text:style-name="P4"><text:s text:c="18"/>"type": "datetime"</text:p>
      <text:p text:style-name="P4"><text:s text:c="16"/>},</text:p>
      <text:p text:style-name="P4"><text:s text:c="16"/>{</text:p>
      <text:p text:style-name="P4"><text:s text:c="18"/>"name": "total_paid",</text:p>
      <text:p text:style-name="P4"><text:s text:c="18"/>"rawType": "float64",</text:p>
      <text:p text:style-name="P4"><text:s text:c="18"/>"type": "float"</text:p>
      <text:p text:style-name="P4"><text:s text:c="16"/>},</text:p>
      <text:p text:style-name="P4"><text:s text:c="16"/>{</text:p>
      <text:p text:style-name="P4"><text:s text:c="18"/>"name": "state",</text:p>
      <text:p text:style-name="P4"><text:s text:c="18"/>"rawType": "object",</text:p>
      <text:p text:style-name="P4"><text:s text:c="18"/>"type": "string"</text:p>
      <text:p text:style-name="P4"><text:s text:c="16"/>}</text:p>
      <text:p text:style-name="P4"><text:s text:c="14"/>],</text:p>
      <text:p text:style-name="P4"><text:s text:c="14"/>"ref": "46024674-9dd0-4639-8198-feb2bc13849a",</text:p>
      <text:p text:style-name="P4"><text:s text:c="14"/>"rows": [</text:p>
      <text:p text:style-name="P4"><text:s text:c="16"/>[</text:p>
      <text:p text:style-name="P4"><text:s text:c="18"/>"0",</text:p>
      <text:p text:style-name="P4"><text:s text:c="18"/>"241319",</text:p>
      <text:p text:style-name="P4"><text:s text:c="18"/>"2017-01-02 13:35:40",</text:p>
      <text:p text:style-name="P4"><text:s text:c="18"/>"44.99",</text:p>
      <text:p text:style-name="P4"><text:s text:c="18"/>"Cancelled"</text:p>
      <text:p text:style-name="P4"><text:s text:c="16"/>],</text:p>
      <text:p text:style-name="P4"><text:s text:c="16"/>[</text:p>
      <text:p text:style-name="P4"><text:s text:c="18"/>"1",</text:p>
      <text:p text:style-name="P4"><text:s text:c="18"/>"241423",</text:p>
      <text:p text:style-name="P4"><text:s text:c="18"/>"2017-11-06 13:10:02",</text:p>
      <text:p text:style-name="P4"><text:s text:c="18"/>"136.15",</text:p>
      <text:p text:style-name="P4"><text:s text:c="18"/>"Completed"</text:p>
      <text:p text:style-name="P4"><text:s text:c="16"/>],</text:p>
      <text:p text:style-name="P4"><text:s text:c="16"/>[</text:p>
      <text:p text:style-name="P4"><text:s text:c="18"/>"2",</text:p>
      <text:p text:style-name="P4"><text:s text:c="18"/>"242832",</text:p>
      <text:p text:style-name="P4"><text:s text:c="18"/>"2017-12-31 17:40:03",</text:p>
      <text:p text:style-name="P4"><text:s text:c="18"/>"15.76",</text:p>
      <text:p text:style-name="P4"><text:s text:c="18"/>"Completed"</text:p>
      <text:p text:style-name="P4"><text:s text:c="16"/>],</text:p>
      <text:p text:style-name="P4"><text:s text:c="16"/>[</text:p>
      <text:p text:style-name="P4"><text:s text:c="18"/>"3",</text:p>
      <text:p text:style-name="P4"><text:s text:c="18"/>"243330",</text:p>
      <text:p text:style-name="P4"><text:soft-page-break/><text:s text:c="18"/>"2017-02-16 10:59:38",</text:p>
      <text:p text:style-name="P4"><text:s text:c="18"/>"84.98",</text:p>
      <text:p text:style-name="P4"><text:s text:c="18"/>"Completed"</text:p>
      <text:p text:style-name="P4"><text:s text:c="16"/>],</text:p>
      <text:p text:style-name="P4"><text:s text:c="16"/>[</text:p>
      <text:p text:style-name="P4"><text:s text:c="18"/>"4",</text:p>
      <text:p text:style-name="P4"><text:s text:c="18"/>"243784",</text:p>
      <text:p text:style-name="P4"><text:s text:c="18"/>"2017-11-24 13:35:19",</text:p>
      <text:p text:style-name="P4"><text:s text:c="18"/>"157.86",</text:p>
      <text:p text:style-name="P4"><text:s text:c="18"/>"Cancelled"</text:p>
      <text:p text:style-name="P4"><text:s text:c="16"/>],</text:p>
      <text:p text:style-name="P4"><text:s text:c="16"/>[</text:p>
      <text:p text:style-name="P4"><text:s text:c="18"/>"5",</text:p>
      <text:p text:style-name="P4"><text:s text:c="18"/>"245275",</text:p>
      <text:p text:style-name="P4"><text:s text:c="18"/>"2017-06-28 11:35:37",</text:p>
      <text:p text:style-name="P4"><text:s text:c="18"/>"149.0",</text:p>
      <text:p text:style-name="P4"><text:s text:c="18"/>"Completed"</text:p>
      <text:p text:style-name="P4"><text:s text:c="16"/>],</text:p>
      <text:p text:style-name="P4"><text:s text:c="16"/>[</text:p>
      <text:p text:style-name="P4"><text:s text:c="18"/>"6",</text:p>
      <text:p text:style-name="P4"><text:s text:c="18"/>"245595",</text:p>
      <text:p text:style-name="P4"><text:s text:c="18"/>"2017-01-21 12:52:47",</text:p>
      <text:p text:style-name="P4"><text:s text:c="18"/>"112.97",</text:p>
      <text:p text:style-name="P4"><text:s text:c="18"/>"Completed"</text:p>
      <text:p text:style-name="P4"><text:s text:c="16"/>],</text:p>
      <text:p text:style-name="P4"><text:s text:c="16"/>[</text:p>
      <text:p text:style-name="P4"><text:s text:c="18"/>"7",</text:p>
      <text:p text:style-name="P4"><text:s text:c="18"/>"245851",</text:p>
      <text:p text:style-name="P4"><text:s text:c="18"/>"2017-04-04 20:58:21",</text:p>
      <text:p text:style-name="P4"><text:s text:c="18"/>"79.99",</text:p>
      <text:p text:style-name="P4"><text:s text:c="18"/>"Pending"</text:p>
      <text:p text:style-name="P4"><text:s text:c="16"/>],</text:p>
      <text:p text:style-name="P4"><text:s text:c="16"/>[</text:p>
      <text:p text:style-name="P4"><text:s text:c="18"/>"8",</text:p>
      <text:p text:style-name="P4"><text:s text:c="18"/>"245941",</text:p>
      <text:p text:style-name="P4"><text:s text:c="18"/>"2017-01-01 10:32:23",</text:p>
      <text:p text:style-name="P4"><text:s text:c="18"/>"183.52",</text:p>
      <text:p text:style-name="P4"><text:s text:c="18"/>"Completed"</text:p>
      <text:p text:style-name="P4"><text:s text:c="16"/>],</text:p>
      <text:p text:style-name="P4"><text:s text:c="16"/>[</text:p>
      <text:p text:style-name="P4"><text:s text:c="18"/>"9",</text:p>
      <text:p text:style-name="P4"><text:s text:c="18"/>"246018",</text:p>
      <text:p text:style-name="P4"><text:s text:c="18"/>"2017-02-13 23:02:57",</text:p>
      <text:p text:style-name="P4"><text:s text:c="18"/>"211.95",</text:p>
      <text:p text:style-name="P4"><text:s text:c="18"/>"Completed"</text:p>
      <text:p text:style-name="P4"><text:s text:c="16"/>],</text:p>
      <text:p text:style-name="P4"><text:s text:c="16"/>[</text:p>
      <text:p text:style-name="P4"><text:s text:c="18"/>"10",</text:p>
      <text:p text:style-name="P4"><text:s text:c="18"/>"246405",</text:p>
      <text:p text:style-name="P4"><text:soft-page-break/><text:s text:c="18"/>"2017-11-24 10:01:27",</text:p>
      <text:p text:style-name="P4"><text:s text:c="18"/>"407.96",</text:p>
      <text:p text:style-name="P4"><text:s text:c="18"/>"Completed"</text:p>
      <text:p text:style-name="P4"><text:s text:c="16"/>],</text:p>
      <text:p text:style-name="P4"><text:s text:c="16"/>[</text:p>
      <text:p text:style-name="P4"><text:s text:c="18"/>"11",</text:p>
      <text:p text:style-name="P4"><text:s text:c="18"/>"247524",</text:p>
      <text:p text:style-name="P4"><text:s text:c="18"/>"2018-01-09 14:21:34",</text:p>
      <text:p text:style-name="P4"><text:s text:c="18"/>"167.98",</text:p>
      <text:p text:style-name="P4"><text:s text:c="18"/>"Completed"</text:p>
      <text:p text:style-name="P4"><text:s text:c="16"/>],</text:p>
      <text:p text:style-name="P4"><text:s text:c="16"/>[</text:p>
      <text:p text:style-name="P4"><text:s text:c="18"/>"12",</text:p>
      <text:p text:style-name="P4"><text:s text:c="18"/>"247643",</text:p>
      <text:p text:style-name="P4"><text:s text:c="18"/>"2017-05-26 11:50:35",</text:p>
      <text:p text:style-name="P4"><text:s text:c="18"/>"153.54",</text:p>
      <text:p text:style-name="P4"><text:s text:c="18"/>"Completed"</text:p>
      <text:p text:style-name="P4"><text:s text:c="16"/>],</text:p>
      <text:p text:style-name="P4"><text:s text:c="16"/>[</text:p>
      <text:p text:style-name="P4"><text:s text:c="18"/>"13",</text:p>
      <text:p text:style-name="P4"><text:s text:c="18"/>"250275",</text:p>
      <text:p text:style-name="P4"><text:s text:c="18"/>"2017-11-19 22:34:54",</text:p>
      <text:p text:style-name="P4"><text:s text:c="18"/>"54.99",</text:p>
      <text:p text:style-name="P4"><text:s text:c="18"/>"Completed"</text:p>
      <text:p text:style-name="P4"><text:s text:c="16"/>],</text:p>
      <text:p text:style-name="P4"><text:s text:c="16"/>[</text:p>
      <text:p text:style-name="P4"><text:s text:c="18"/>"14",</text:p>
      <text:p text:style-name="P4"><text:s text:c="18"/>"251302",</text:p>
      <text:p text:style-name="P4"><text:s text:c="18"/>"2017-05-10 12:27:33",</text:p>
      <text:p text:style-name="P4"><text:s text:c="18"/>"140.99",</text:p>
      <text:p text:style-name="P4"><text:s text:c="18"/>"Completed"</text:p>
      <text:p text:style-name="P4"><text:s text:c="16"/>],</text:p>
      <text:p text:style-name="P4"><text:s text:c="16"/>[</text:p>
      <text:p text:style-name="P4"><text:s text:c="18"/>"15",</text:p>
      <text:p text:style-name="P4"><text:s text:c="18"/>"251688",</text:p>
      <text:p text:style-name="P4"><text:s text:c="18"/>"2017-11-24 23:57:07",</text:p>
      <text:p text:style-name="P4"><text:s text:c="18"/>"505.76",</text:p>
      <text:p text:style-name="P4"><text:s text:c="18"/>"Completed"</text:p>
      <text:p text:style-name="P4"><text:s text:c="16"/>],</text:p>
      <text:p text:style-name="P4"><text:s text:c="16"/>[</text:p>
      <text:p text:style-name="P4"><text:s text:c="18"/>"16",</text:p>
      <text:p text:style-name="P4"><text:s text:c="18"/>"251969",</text:p>
      <text:p text:style-name="P4"><text:s text:c="18"/>"2017-11-21 21:04:12",</text:p>
      <text:p text:style-name="P4"><text:s text:c="18"/>"610.07",</text:p>
      <text:p text:style-name="P4"><text:s text:c="18"/>"Completed"</text:p>
      <text:p text:style-name="P4"><text:s text:c="16"/>],</text:p>
      <text:p text:style-name="P4"><text:s text:c="16"/>[</text:p>
      <text:p text:style-name="P4"><text:s text:c="18"/>"17",</text:p>
      <text:p text:style-name="P4"><text:s text:c="18"/>"252371",</text:p>
      <text:p text:style-name="P4"><text:soft-page-break/><text:s text:c="18"/>"2017-02-09 12:31:57",</text:p>
      <text:p text:style-name="P4"><text:s text:c="18"/>"27.98",</text:p>
      <text:p text:style-name="P4"><text:s text:c="18"/>"Pending"</text:p>
      <text:p text:style-name="P4"><text:s text:c="16"/>],</text:p>
      <text:p text:style-name="P4"><text:s text:c="16"/>[</text:p>
      <text:p text:style-name="P4"><text:s text:c="18"/>"18",</text:p>
      <text:p text:style-name="P4"><text:s text:c="18"/>"253220",</text:p>
      <text:p text:style-name="P4"><text:s text:c="18"/>"2017-10-04 19:37:10",</text:p>
      <text:p text:style-name="P4"><text:s text:c="18"/>"1610.0",</text:p>
      <text:p text:style-name="P4"><text:s text:c="18"/>"Completed"</text:p>
      <text:p text:style-name="P4"><text:s text:c="16"/>],</text:p>
      <text:p text:style-name="P4"><text:s text:c="16"/>[</text:p>
      <text:p text:style-name="P4"><text:s text:c="18"/>"19",</text:p>
      <text:p text:style-name="P4"><text:s text:c="18"/>"253306",</text:p>
      <text:p text:style-name="P4"><text:s text:c="18"/>"2017-10-04 14:14:45",</text:p>
      <text:p text:style-name="P4"><text:s text:c="18"/>"497.68",</text:p>
      <text:p text:style-name="P4"><text:s text:c="18"/>"Completed"</text:p>
      <text:p text:style-name="P4"><text:s text:c="16"/>],</text:p>
      <text:p text:style-name="P4"><text:s text:c="16"/>[</text:p>
      <text:p text:style-name="P4"><text:s text:c="18"/>"20",</text:p>
      <text:p text:style-name="P4"><text:s text:c="18"/>"253307",</text:p>
      <text:p text:style-name="P4"><text:s text:c="18"/>"2017-09-30 06:11:10",</text:p>
      <text:p text:style-name="P4"><text:s text:c="18"/>"292.04",</text:p>
      <text:p text:style-name="P4"><text:s text:c="18"/>"Completed"</text:p>
      <text:p text:style-name="P4"><text:s text:c="16"/>],</text:p>
      <text:p text:style-name="P4"><text:s text:c="16"/>[</text:p>
      <text:p text:style-name="P4"><text:s text:c="18"/>"21",</text:p>
      <text:p text:style-name="P4"><text:s text:c="18"/>"254301",</text:p>
      <text:p text:style-name="P4"><text:s text:c="18"/>"2017-01-08 13:10:53",</text:p>
      <text:p text:style-name="P4"><text:s text:c="18"/>"35.91",</text:p>
      <text:p text:style-name="P4"><text:s text:c="18"/>"Completed"</text:p>
      <text:p text:style-name="P4"><text:s text:c="16"/>],</text:p>
      <text:p text:style-name="P4"><text:s text:c="16"/>[</text:p>
      <text:p text:style-name="P4"><text:s text:c="18"/>"22",</text:p>
      <text:p text:style-name="P4"><text:s text:c="18"/>"254341",</text:p>
      <text:p text:style-name="P4"><text:s text:c="18"/>"2017-07-31 10:25:35",</text:p>
      <text:p text:style-name="P4"><text:s text:c="18"/>"34.98",</text:p>
      <text:p text:style-name="P4"><text:s text:c="18"/>"Completed"</text:p>
      <text:p text:style-name="P4"><text:s text:c="16"/>],</text:p>
      <text:p text:style-name="P4"><text:s text:c="16"/>[</text:p>
      <text:p text:style-name="P4"><text:s text:c="18"/>"23",</text:p>
      <text:p text:style-name="P4"><text:s text:c="18"/>"254441",</text:p>
      <text:p text:style-name="P4"><text:s text:c="18"/>"2017-05-09 14:00:45",</text:p>
      <text:p text:style-name="P4"><text:s text:c="18"/>"56.98",</text:p>
      <text:p text:style-name="P4"><text:s text:c="18"/>"Completed"</text:p>
      <text:p text:style-name="P4"><text:s text:c="16"/>],</text:p>
      <text:p text:style-name="P4"><text:s text:c="16"/>[</text:p>
      <text:p text:style-name="P4"><text:s text:c="18"/>"24",</text:p>
      <text:p text:style-name="P4"><text:s text:c="18"/>"254537",</text:p>
      <text:p text:style-name="P4"><text:soft-page-break/><text:s text:c="18"/>"2017-05-23 19:58:30",</text:p>
      <text:p text:style-name="P4"><text:s text:c="18"/>"102.97",</text:p>
      <text:p text:style-name="P4"><text:s text:c="18"/>"Pending"</text:p>
      <text:p text:style-name="P4"><text:s text:c="16"/>],</text:p>
      <text:p text:style-name="P4"><text:s text:c="16"/>[</text:p>
      <text:p text:style-name="P4"><text:s text:c="18"/>"25",</text:p>
      <text:p text:style-name="P4"><text:s text:c="18"/>"254816",</text:p>
      <text:p text:style-name="P4"><text:s text:c="18"/>"2017-01-12 15:57:20",</text:p>
      <text:p text:style-name="P4"><text:s text:c="18"/>"283.83",</text:p>
      <text:p text:style-name="P4"><text:s text:c="18"/>"Completed"</text:p>
      <text:p text:style-name="P4"><text:s text:c="16"/>],</text:p>
      <text:p text:style-name="P4"><text:s text:c="16"/>[</text:p>
      <text:p text:style-name="P4"><text:s text:c="18"/>"26",</text:p>
      <text:p text:style-name="P4"><text:s text:c="18"/>"256158",</text:p>
      <text:p text:style-name="P4"><text:s text:c="18"/>"2017-08-05 19:51:20",</text:p>
      <text:p text:style-name="P4"><text:s text:c="18"/>"386.18",</text:p>
      <text:p text:style-name="P4"><text:s text:c="18"/>"Completed"</text:p>
      <text:p text:style-name="P4"><text:s text:c="16"/>],</text:p>
      <text:p text:style-name="P4"><text:s text:c="16"/>[</text:p>
      <text:p text:style-name="P4"><text:s text:c="18"/>"27",</text:p>
      <text:p text:style-name="P4"><text:s text:c="18"/>"256434",</text:p>
      <text:p text:style-name="P4"><text:s text:c="18"/>"2018-02-26 07:32:21",</text:p>
      <text:p text:style-name="P4"><text:s text:c="18"/>"39.99",</text:p>
      <text:p text:style-name="P4"><text:s text:c="18"/>"Pending"</text:p>
      <text:p text:style-name="P4"><text:s text:c="16"/>],</text:p>
      <text:p text:style-name="P4"><text:s text:c="16"/>[</text:p>
      <text:p text:style-name="P4"><text:s text:c="18"/>"28",</text:p>
      <text:p text:style-name="P4"><text:s text:c="18"/>"256679",</text:p>
      <text:p text:style-name="P4"><text:s text:c="18"/>"2017-11-26 10:43:04",</text:p>
      <text:p text:style-name="P4"><text:s text:c="18"/>"20.58",</text:p>
      <text:p text:style-name="P4"><text:s text:c="18"/>"Completed"</text:p>
      <text:p text:style-name="P4"><text:s text:c="16"/>],</text:p>
      <text:p text:style-name="P4"><text:s text:c="16"/>[</text:p>
      <text:p text:style-name="P4"><text:s text:c="18"/>"29",</text:p>
      <text:p text:style-name="P4"><text:s text:c="18"/>"256799",</text:p>
      <text:p text:style-name="P4"><text:s text:c="18"/>"2018-02-16 09:44:42",</text:p>
      <text:p text:style-name="P4"><text:s text:c="18"/>"20.97",</text:p>
      <text:p text:style-name="P4"><text:s text:c="18"/>"Completed"</text:p>
      <text:p text:style-name="P4"><text:s text:c="16"/>],</text:p>
      <text:p text:style-name="P4"><text:s text:c="16"/>[</text:p>
      <text:p text:style-name="P4"><text:s text:c="18"/>"30",</text:p>
      <text:p text:style-name="P4"><text:s text:c="18"/>"257280",</text:p>
      <text:p text:style-name="P4"><text:s text:c="18"/>"2017-12-20 14:49:52",</text:p>
      <text:p text:style-name="P4"><text:s text:c="18"/>"260.0",</text:p>
      <text:p text:style-name="P4"><text:s text:c="18"/>"Completed"</text:p>
      <text:p text:style-name="P4"><text:s text:c="16"/>],</text:p>
      <text:p text:style-name="P4"><text:s text:c="16"/>[</text:p>
      <text:p text:style-name="P4"><text:s text:c="18"/>"31",</text:p>
      <text:p text:style-name="P4"><text:s text:c="18"/>"257847",</text:p>
      <text:p text:style-name="P4"><text:soft-page-break/><text:s text:c="18"/>"2017-11-23 23:46:54",</text:p>
      <text:p text:style-name="P4"><text:s text:c="18"/>"1367.11",</text:p>
      <text:p text:style-name="P4"><text:s text:c="18"/>"Completed"</text:p>
      <text:p text:style-name="P4"><text:s text:c="16"/>],</text:p>
      <text:p text:style-name="P4"><text:s text:c="16"/>[</text:p>
      <text:p text:style-name="P4"><text:s text:c="18"/>"32",</text:p>
      <text:p text:style-name="P4"><text:s text:c="18"/>"258087",</text:p>
      <text:p text:style-name="P4"><text:s text:c="18"/>"2017-02-28 19:15:24",</text:p>
      <text:p text:style-name="P4"><text:s text:c="18"/>"84.73",</text:p>
      <text:p text:style-name="P4"><text:s text:c="18"/>"Pending"</text:p>
      <text:p text:style-name="P4"><text:s text:c="16"/>],</text:p>
      <text:p text:style-name="P4"><text:s text:c="16"/>[</text:p>
      <text:p text:style-name="P4"><text:s text:c="18"/>"33",</text:p>
      <text:p text:style-name="P4"><text:s text:c="18"/>"258155",</text:p>
      <text:p text:style-name="P4"><text:s text:c="18"/>"2018-01-22 18:51:50",</text:p>
      <text:p text:style-name="P4"><text:s text:c="18"/>"40.76",</text:p>
      <text:p text:style-name="P4"><text:s text:c="18"/>"Completed"</text:p>
      <text:p text:style-name="P4"><text:s text:c="16"/>],</text:p>
      <text:p text:style-name="P4"><text:s text:c="16"/>[</text:p>
      <text:p text:style-name="P4"><text:s text:c="18"/>"34",</text:p>
      <text:p text:style-name="P4"><text:s text:c="18"/>"258530",</text:p>
      <text:p text:style-name="P4"><text:s text:c="18"/>"2017-08-30 10:54:18",</text:p>
      <text:p text:style-name="P4"><text:s text:c="18"/>"7.78",</text:p>
      <text:p text:style-name="P4"><text:s text:c="18"/>"Completed"</text:p>
      <text:p text:style-name="P4"><text:s text:c="16"/>],</text:p>
      <text:p text:style-name="P4"><text:s text:c="16"/>[</text:p>
      <text:p text:style-name="P4"><text:s text:c="18"/>"35",</text:p>
      <text:p text:style-name="P4"><text:s text:c="18"/>"258985",</text:p>
      <text:p text:style-name="P4"><text:s text:c="18"/>"2017-07-31 12:52:38",</text:p>
      <text:p text:style-name="P4"><text:s text:c="18"/>"2264.6",</text:p>
      <text:p text:style-name="P4"><text:s text:c="18"/>"Completed"</text:p>
      <text:p text:style-name="P4"><text:s text:c="16"/>],</text:p>
      <text:p text:style-name="P4"><text:s text:c="16"/>[</text:p>
      <text:p text:style-name="P4"><text:s text:c="18"/>"36",</text:p>
      <text:p text:style-name="P4"><text:s text:c="18"/>"259192",</text:p>
      <text:p text:style-name="P4"><text:s text:c="18"/>"2017-11-09 11:15:51",</text:p>
      <text:p text:style-name="P4"><text:s text:c="18"/>"195.74",</text:p>
      <text:p text:style-name="P4"><text:s text:c="18"/>"Completed"</text:p>
      <text:p text:style-name="P4"><text:s text:c="16"/>],</text:p>
      <text:p text:style-name="P4"><text:s text:c="16"/>[</text:p>
      <text:p text:style-name="P4"><text:s text:c="18"/>"37",</text:p>
      <text:p text:style-name="P4"><text:s text:c="18"/>"259283",</text:p>
      <text:p text:style-name="P4"><text:s text:c="18"/>"2017-12-22 09:19:28",</text:p>
      <text:p text:style-name="P4"><text:s text:c="18"/>"24.98",</text:p>
      <text:p text:style-name="P4"><text:s text:c="18"/>"Completed"</text:p>
      <text:p text:style-name="P4"><text:s text:c="16"/>],</text:p>
      <text:p text:style-name="P4"><text:s text:c="16"/>[</text:p>
      <text:p text:style-name="P4"><text:s text:c="18"/>"38",</text:p>
      <text:p text:style-name="P4"><text:s text:c="18"/>"259359",</text:p>
      <text:p text:style-name="P4"><text:soft-page-break/><text:s text:c="18"/>"2017-04-27 17:59:43",</text:p>
      <text:p text:style-name="P4"><text:s text:c="18"/>"159.99",</text:p>
      <text:p text:style-name="P4"><text:s text:c="18"/>"Pending"</text:p>
      <text:p text:style-name="P4"><text:s text:c="16"/>],</text:p>
      <text:p text:style-name="P4"><text:s text:c="16"/>[</text:p>
      <text:p text:style-name="P4"><text:s text:c="18"/>"39",</text:p>
      <text:p text:style-name="P4"><text:s text:c="18"/>"259638",</text:p>
      <text:p text:style-name="P4"><text:s text:c="18"/>"2017-03-02 20:12:59",</text:p>
      <text:p text:style-name="P4"><text:s text:c="18"/>"387.6",</text:p>
      <text:p text:style-name="P4"><text:s text:c="18"/>"Pending"</text:p>
      <text:p text:style-name="P4"><text:s text:c="16"/>],</text:p>
      <text:p text:style-name="P4"><text:s text:c="16"/>[</text:p>
      <text:p text:style-name="P4"><text:s text:c="18"/>"40",</text:p>
      <text:p text:style-name="P4"><text:s text:c="18"/>"259668",</text:p>
      <text:p text:style-name="P4"><text:s text:c="18"/>"2017-10-06 22:06:58",</text:p>
      <text:p text:style-name="P4"><text:s text:c="18"/>"1132.33",</text:p>
      <text:p text:style-name="P4"><text:s text:c="18"/>"Completed"</text:p>
      <text:p text:style-name="P4"><text:s text:c="16"/>],</text:p>
      <text:p text:style-name="P4"><text:s text:c="16"/>[</text:p>
      <text:p text:style-name="P4"><text:s text:c="18"/>"41",</text:p>
      <text:p text:style-name="P4"><text:s text:c="18"/>"259672",</text:p>
      <text:p text:style-name="P4"><text:s text:c="18"/>"2017-02-22 19:09:49",</text:p>
      <text:p text:style-name="P4"><text:s text:c="18"/>"322.99",</text:p>
      <text:p text:style-name="P4"><text:s text:c="18"/>"Pending"</text:p>
      <text:p text:style-name="P4"><text:s text:c="16"/>],</text:p>
      <text:p text:style-name="P4"><text:s text:c="16"/>[</text:p>
      <text:p text:style-name="P4"><text:s text:c="18"/>"42",</text:p>
      <text:p text:style-name="P4"><text:s text:c="18"/>"260615",</text:p>
      <text:p text:style-name="P4"><text:s text:c="18"/>"2017-01-10 18:59:49",</text:p>
      <text:p text:style-name="P4"><text:s text:c="18"/>"225.16",</text:p>
      <text:p text:style-name="P4"><text:s text:c="18"/>"Completed"</text:p>
      <text:p text:style-name="P4"><text:s text:c="16"/>],</text:p>
      <text:p text:style-name="P4"><text:s text:c="16"/>[</text:p>
      <text:p text:style-name="P4"><text:s text:c="18"/>"43",</text:p>
      <text:p text:style-name="P4"><text:s text:c="18"/>"261289",</text:p>
      <text:p text:style-name="P4"><text:s text:c="18"/>"2017-06-21 08:21:20",</text:p>
      <text:p text:style-name="P4"><text:s text:c="18"/>"192.98",</text:p>
      <text:p text:style-name="P4"><text:s text:c="18"/>"Completed"</text:p>
      <text:p text:style-name="P4"><text:s text:c="16"/>],</text:p>
      <text:p text:style-name="P4"><text:s text:c="16"/>[</text:p>
      <text:p text:style-name="P4"><text:s text:c="18"/>"44",</text:p>
      <text:p text:style-name="P4"><text:s text:c="18"/>"261656",</text:p>
      <text:p text:style-name="P4"><text:s text:c="18"/>"2017-08-24 19:28:24",</text:p>
      <text:p text:style-name="P4"><text:s text:c="18"/>"44.98",</text:p>
      <text:p text:style-name="P4"><text:s text:c="18"/>"Completed"</text:p>
      <text:p text:style-name="P4"><text:s text:c="16"/>],</text:p>
      <text:p text:style-name="P4"><text:s text:c="16"/>[</text:p>
      <text:p text:style-name="P4"><text:s text:c="18"/>"45",</text:p>
      <text:p text:style-name="P4"><text:s text:c="18"/>"261978",</text:p>
      <text:p text:style-name="P4"><text:soft-page-break/><text:s text:c="18"/>"2017-01-10 00:19:44",</text:p>
      <text:p text:style-name="P4"><text:s text:c="18"/>"109.98",</text:p>
      <text:p text:style-name="P4"><text:s text:c="18"/>"Completed"</text:p>
      <text:p text:style-name="P4"><text:s text:c="16"/>],</text:p>
      <text:p text:style-name="P4"><text:s text:c="16"/>[</text:p>
      <text:p text:style-name="P4"><text:s text:c="18"/>"46",</text:p>
      <text:p text:style-name="P4"><text:s text:c="18"/>"262016",</text:p>
      <text:p text:style-name="P4"><text:s text:c="18"/>"2017-08-18 01:05:38",</text:p>
      <text:p text:style-name="P4"><text:s text:c="18"/>"3109.57",</text:p>
      <text:p text:style-name="P4"><text:s text:c="18"/>"Completed"</text:p>
      <text:p text:style-name="P4"><text:s text:c="16"/>],</text:p>
      <text:p text:style-name="P4"><text:s text:c="16"/>[</text:p>
      <text:p text:style-name="P4"><text:s text:c="18"/>"47",</text:p>
      <text:p text:style-name="P4"><text:s text:c="18"/>"262236",</text:p>
      <text:p text:style-name="P4"><text:s text:c="18"/>"2017-06-05 10:02:29",</text:p>
      <text:p text:style-name="P4"><text:s text:c="18"/>"122.97",</text:p>
      <text:p text:style-name="P4"><text:s text:c="18"/>"Completed"</text:p>
      <text:p text:style-name="P4"><text:s text:c="16"/>],</text:p>
      <text:p text:style-name="P4"><text:s text:c="16"/>[</text:p>
      <text:p text:style-name="P4"><text:s text:c="18"/>"48",</text:p>
      <text:p text:style-name="P4"><text:s text:c="18"/>"263733",</text:p>
      <text:p text:style-name="P4"><text:s text:c="18"/>"2017-02-06 13:06:34",</text:p>
      <text:p text:style-name="P4"><text:s text:c="18"/>"372.98",</text:p>
      <text:p text:style-name="P4"><text:s text:c="18"/>"Completed"</text:p>
      <text:p text:style-name="P4"><text:s text:c="16"/>],</text:p>
      <text:p text:style-name="P4"><text:s text:c="16"/>[</text:p>
      <text:p text:style-name="P4"><text:s text:c="18"/>"49",</text:p>
      <text:p text:style-name="P4"><text:s text:c="18"/>"263738",</text:p>
      <text:p text:style-name="P4"><text:s text:c="18"/>"2017-08-16 17:05:25",</text:p>
      <text:p text:style-name="P4"><text:s text:c="18"/>"80.96",</text:p>
      <text:p text:style-name="P4"><text:s text:c="18"/>"Completed"</text:p>
      <text:p text:style-name="P4"><text:s text:c="16"/>]</text:p>
      <text:p text:style-name="P4"><text:s text:c="14"/>],</text:p>
      <text:p text:style-name="P4"><text:s text:c="14"/>"shape": {</text:p>
      <text:p text:style-name="P4"><text:s text:c="16"/>"columns": 4,</text:p>
      <text:p text:style-name="P4"><text:s text:c="16"/>"rows": 226904</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oft-page-break/><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order_id&lt;/th&gt;\n",</text:p>
      <text:p text:style-name="P4"><text:s text:c="14"/>" <text:s text:c="5"/>&lt;th&gt;created_date&lt;/th&gt;\n",</text:p>
      <text:p text:style-name="P4"><text:s text:c="14"/>" <text:s text:c="5"/>&lt;th&gt;total_paid&lt;/th&gt;\n",</text:p>
      <text:p text:style-name="P4"><text:s text:c="14"/>" <text:s text:c="5"/>&lt;th&gt;st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241319&lt;/td&gt;\n",</text:p>
      <text:p text:style-name="P4"><text:s text:c="14"/>" <text:s text:c="5"/>&lt;td&gt;2017-01-02 13:35:40&lt;/td&gt;\n",</text:p>
      <text:p text:style-name="P4"><text:s text:c="14"/>" <text:s text:c="5"/>&lt;td&gt;44.99&lt;/td&gt;\n",</text:p>
      <text:p text:style-name="P4"><text:s text:c="14"/>" <text:s text:c="5"/>&lt;td&gt;Cancelled&lt;/td&gt;\n",</text:p>
      <text:p text:style-name="P4"><text:s text:c="14"/>" <text:s text:c="3"/>&lt;/tr&gt;\n",</text:p>
      <text:p text:style-name="P4"><text:s text:c="14"/>" <text:s text:c="3"/>&lt;tr&gt;\n",</text:p>
      <text:p text:style-name="P4"><text:s text:c="14"/>" <text:s text:c="5"/>&lt;th&gt;1&lt;/th&gt;\n",</text:p>
      <text:p text:style-name="P4"><text:s text:c="14"/>" <text:s text:c="5"/>&lt;td&gt;241423&lt;/td&gt;\n",</text:p>
      <text:p text:style-name="P4"><text:s text:c="14"/>" <text:s text:c="5"/>&lt;td&gt;2017-11-06 13:10:02&lt;/td&gt;\n",</text:p>
      <text:p text:style-name="P4"><text:s text:c="14"/>" <text:s text:c="5"/>&lt;td&gt;136.15&lt;/td&gt;\n",</text:p>
      <text:p text:style-name="P4"><text:s text:c="14"/>" <text:s text:c="5"/>&lt;td&gt;Completed&lt;/td&gt;\n",</text:p>
      <text:p text:style-name="P4"><text:s text:c="14"/>" <text:s text:c="3"/>&lt;/tr&gt;\n",</text:p>
      <text:p text:style-name="P4"><text:s text:c="14"/>" <text:s text:c="3"/>&lt;tr&gt;\n",</text:p>
      <text:p text:style-name="P4"><text:s text:c="14"/>" <text:s text:c="5"/>&lt;th&gt;2&lt;/th&gt;\n",</text:p>
      <text:p text:style-name="P4"><text:s text:c="14"/>" <text:s text:c="5"/>&lt;td&gt;242832&lt;/td&gt;\n",</text:p>
      <text:p text:style-name="P4"><text:s text:c="14"/>" <text:s text:c="5"/>&lt;td&gt;2017-12-31 17:40:03&lt;/td&gt;\n",</text:p>
      <text:p text:style-name="P4"><text:s text:c="14"/>" <text:s text:c="5"/>&lt;td&gt;15.76&lt;/td&gt;\n",</text:p>
      <text:p text:style-name="P4"><text:s text:c="14"/>" <text:s text:c="5"/>&lt;td&gt;Completed&lt;/td&gt;\n",</text:p>
      <text:p text:style-name="P4"><text:s text:c="14"/>" <text:s text:c="3"/>&lt;/tr&gt;\n",</text:p>
      <text:p text:style-name="P4"><text:s text:c="14"/>" <text:s text:c="3"/>&lt;tr&gt;\n",</text:p>
      <text:p text:style-name="P4"><text:s text:c="14"/>" <text:s text:c="5"/>&lt;th&gt;3&lt;/th&gt;\n",</text:p>
      <text:p text:style-name="P4"><text:s text:c="14"/>" <text:s text:c="5"/>&lt;td&gt;243330&lt;/td&gt;\n",</text:p>
      <text:p text:style-name="P4"><text:s text:c="14"/>" <text:s text:c="5"/>&lt;td&gt;2017-02-16 10:59:38&lt;/td&gt;\n",</text:p>
      <text:p text:style-name="P4"><text:s text:c="14"/>" <text:s text:c="5"/>&lt;td&gt;84.98&lt;/td&gt;\n",</text:p>
      <text:p text:style-name="P4"><text:s text:c="14"/>" <text:s text:c="5"/>&lt;td&gt;Completed&lt;/td&gt;\n",</text:p>
      <text:p text:style-name="P4"><text:s text:c="14"/>" <text:s text:c="3"/>&lt;/tr&gt;\n",</text:p>
      <text:p text:style-name="P4"><text:s text:c="14"/>" <text:s text:c="3"/>&lt;tr&gt;\n",</text:p>
      <text:p text:style-name="P4"><text:s text:c="14"/>" <text:s text:c="5"/>&lt;th&gt;4&lt;/th&gt;\n",</text:p>
      <text:p text:style-name="P4"><text:s text:c="14"/>" <text:s text:c="5"/>&lt;td&gt;243784&lt;/td&gt;\n",</text:p>
      <text:p text:style-name="P4"><text:s text:c="14"/>" <text:s text:c="5"/>&lt;td&gt;2017-11-24 13:35:19&lt;/td&gt;\n",</text:p>
      <text:p text:style-name="P4"><text:s text:c="14"/>" <text:s text:c="5"/>&lt;td&gt;157.86&lt;/td&gt;\n",</text:p>
      <text:p text:style-name="P4"><text:s text:c="14"/>" <text:s text:c="5"/>&lt;td&gt;Cancelled&lt;/td&gt;\n",</text:p>
      <text:p text:style-name="P4"><text:soft-page-break/><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226904&lt;/th&gt;\n",</text:p>
      <text:p text:style-name="P4"><text:s text:c="14"/>" <text:s text:c="5"/>&lt;td&gt;527397&lt;/td&gt;\n",</text:p>
      <text:p text:style-name="P4"><text:s text:c="14"/>" <text:s text:c="5"/>&lt;td&gt;2018-03-14 13:56:38&lt;/td&gt;\n",</text:p>
      <text:p text:style-name="P4"><text:s text:c="14"/>" <text:s text:c="5"/>&lt;td&gt;42.99&lt;/td&gt;\n",</text:p>
      <text:p text:style-name="P4"><text:s text:c="14"/>" <text:s text:c="5"/>&lt;td&gt;Place Order&lt;/td&gt;\n",</text:p>
      <text:p text:style-name="P4"><text:s text:c="14"/>" <text:s text:c="3"/>&lt;/tr&gt;\n",</text:p>
      <text:p text:style-name="P4"><text:s text:c="14"/>" <text:s text:c="3"/>&lt;tr&gt;\n",</text:p>
      <text:p text:style-name="P4"><text:s text:c="14"/>" <text:s text:c="5"/>&lt;th&gt;226905&lt;/th&gt;\n",</text:p>
      <text:p text:style-name="P4"><text:s text:c="14"/>" <text:s text:c="5"/>&lt;td&gt;527398&lt;/td&gt;\n",</text:p>
      <text:p text:style-name="P4"><text:s text:c="14"/>" <text:s text:c="5"/>&lt;td&gt;2018-03-14 13:57:25&lt;/td&gt;\n",</text:p>
      <text:p text:style-name="P4"><text:s text:c="14"/>" <text:s text:c="5"/>&lt;td&gt;42.99&lt;/td&gt;\n",</text:p>
      <text:p text:style-name="P4"><text:s text:c="14"/>" <text:s text:c="5"/>&lt;td&gt;Shopping Basket&lt;/td&gt;\n",</text:p>
      <text:p text:style-name="P4"><text:s text:c="14"/>" <text:s text:c="3"/>&lt;/tr&gt;\n",</text:p>
      <text:p text:style-name="P4"><text:s text:c="14"/>" <text:s text:c="3"/>&lt;tr&gt;\n",</text:p>
      <text:p text:style-name="P4"><text:s text:c="14"/>" <text:s text:c="5"/>&lt;th&gt;226906&lt;/th&gt;\n",</text:p>
      <text:p text:style-name="P4"><text:s text:c="14"/>" <text:s text:c="5"/>&lt;td&gt;527399&lt;/td&gt;\n",</text:p>
      <text:p text:style-name="P4"><text:s text:c="14"/>" <text:s text:c="5"/>&lt;td&gt;2018-03-14 13:57:34&lt;/td&gt;\n",</text:p>
      <text:p text:style-name="P4"><text:s text:c="14"/>" <text:s text:c="5"/>&lt;td&gt;141.58&lt;/td&gt;\n",</text:p>
      <text:p text:style-name="P4"><text:s text:c="14"/>" <text:s text:c="5"/>&lt;td&gt;Shopping Basket&lt;/td&gt;\n",</text:p>
      <text:p text:style-name="P4"><text:s text:c="14"/>" <text:s text:c="3"/>&lt;/tr&gt;\n",</text:p>
      <text:p text:style-name="P4"><text:s text:c="14"/>" <text:s text:c="3"/>&lt;tr&gt;\n",</text:p>
      <text:p text:style-name="P4"><text:s text:c="14"/>" <text:s text:c="5"/>&lt;th&gt;226907&lt;/th&gt;\n",</text:p>
      <text:p text:style-name="P4"><text:s text:c="14"/>" <text:s text:c="5"/>&lt;td&gt;527400&lt;/td&gt;\n",</text:p>
      <text:p text:style-name="P4"><text:s text:c="14"/>" <text:s text:c="5"/>&lt;td&gt;2018-03-14 13:57:41&lt;/td&gt;\n",</text:p>
      <text:p text:style-name="P4"><text:s text:c="14"/>" <text:s text:c="5"/>&lt;td&gt;19.98&lt;/td&gt;\n",</text:p>
      <text:p text:style-name="P4"><text:s text:c="14"/>" <text:s text:c="5"/>&lt;td&gt;Shopping Basket&lt;/td&gt;\n",</text:p>
      <text:p text:style-name="P4"><text:s text:c="14"/>" <text:s text:c="3"/>&lt;/tr&gt;\n",</text:p>
      <text:p text:style-name="P4"><text:s text:c="14"/>" <text:s text:c="3"/>&lt;tr&gt;\n",</text:p>
      <text:p text:style-name="P4"><text:s text:c="14"/>" <text:s text:c="5"/>&lt;th&gt;226908&lt;/th&gt;\n",</text:p>
      <text:p text:style-name="P4"><text:s text:c="14"/>" <text:s text:c="5"/>&lt;td&gt;527401&lt;/td&gt;\n",</text:p>
      <text:p text:style-name="P4"><text:s text:c="14"/>" <text:s text:c="5"/>&lt;td&gt;2018-03-14 13:58:36&lt;/td&gt;\n",</text:p>
      <text:p text:style-name="P4"><text:s text:c="14"/>" <text:s text:c="5"/>&lt;td&gt;18.98&lt;/td&gt;\n",</text:p>
      <text:p text:style-name="P4"><text:s text:c="14"/>" <text:s text:c="5"/>&lt;td&gt;Place Order&lt;/td&gt;\n",</text:p>
      <text:p text:style-name="P4"><text:s text:c="14"/>" <text:s text:c="3"/>&lt;/tr&gt;\n",</text:p>
      <text:p text:style-name="P4"><text:s text:c="14"/>" <text:s/>&lt;/tbody&gt;\n",</text:p>
      <text:p text:style-name="P4"><text:s text:c="14"/>"&lt;/table&gt;\n",</text:p>
      <text:p text:style-name="P4"><text:s text:c="14"/>"&lt;p&gt;226904 rows × 4 columns&lt;/p&gt;\n",</text:p>
      <text:p text:style-name="P4"><text:s text:c="14"/>"&lt;/div&gt;"</text:p>
      <text:p text:style-name="P4"><text:s text:c="12"/>],</text:p>
      <text:p text:style-name="P4"><text:s text:c="12"/>"text/plain": [</text:p>
      <text:p text:style-name="P4"><text:soft-page-break/><text:s text:c="14"/>" <text:s text:c="7"/>order_id <text:s text:c="7"/>created_date <text:s/>total_paid <text:s text:c="11"/>state\n",</text:p>
      <text:p text:style-name="P4"><text:s text:c="14"/>"0 <text:s text:c="8"/>241319 2017-01-02 13:35:40 <text:s text:c="6"/>44.99 <text:s text:c="7"/>Cancelled\n",</text:p>
      <text:p text:style-name="P4"><text:s text:c="14"/>"1 <text:s text:c="8"/>241423 2017-11-06 13:10:02 <text:s text:c="5"/>136.15 <text:s text:c="7"/>Completed\n",</text:p>
      <text:p text:style-name="P4"><text:s text:c="14"/>"2 <text:s text:c="8"/>242832 2017-12-31 17:40:03 <text:s text:c="6"/>15.76 <text:s text:c="7"/>Completed\n",</text:p>
      <text:p text:style-name="P4"><text:s text:c="14"/>"3 <text:s text:c="8"/>243330 2017-02-16 10:59:38 <text:s text:c="6"/>84.98 <text:s text:c="7"/>Completed\n",</text:p>
      <text:p text:style-name="P4"><text:s text:c="14"/>"4 <text:s text:c="8"/>243784 2017-11-24 13:35:19 <text:s text:c="5"/>157.86 <text:s text:c="7"/>Cancelled\n",</text:p>
      <text:p text:style-name="P4"><text:s text:c="14"/>"... <text:s text:c="9"/>... <text:s text:c="16"/>... <text:s text:c="8"/>... <text:s text:c="13"/>...\n",</text:p>
      <text:p text:style-name="P4"><text:s text:c="14"/>"226904 <text:s text:c="3"/>527397 2018-03-14 13:56:38 <text:s text:c="6"/>42.99 <text:s text:c="5"/>Place Order\n",</text:p>
      <text:p text:style-name="P4"><text:s text:c="14"/>"226905 <text:s text:c="3"/>527398 2018-03-14 13:57:25 <text:s text:c="6"/>42.99 <text:s/>Shopping Basket\n",</text:p>
      <text:p text:style-name="P4"><text:s text:c="14"/>"226906 <text:s text:c="3"/>527399 2018-03-14 13:57:34 <text:s text:c="5"/>141.58 <text:s/>Shopping Basket\n",</text:p>
      <text:p text:style-name="P4"><text:s text:c="14"/>"226907 <text:s text:c="3"/>527400 2018-03-14 13:57:41 <text:s text:c="6"/>19.98 <text:s/>Shopping Basket\n",</text:p>
      <text:p text:style-name="P4"><text:s text:c="14"/>"226908 <text:s text:c="3"/>527401 2018-03-14 13:58:36 <text:s text:c="6"/>18.98 <text:s text:c="5"/>Place Order\n",</text:p>
      <text:p text:style-name="P4"><text:s text:c="14"/>"\n",</text:p>
      <text:p text:style-name="P4"><text:s text:c="14"/>"[226904 rows x 4 columns]"</text:p>
      <text:p text:style-name="P4"><text:s text:c="12"/>]</text:p>
      <text:p text:style-name="P4"><text:s text:c="10"/>},</text:p>
      <text:p text:style-name="P4"><text:s text:c="10"/>"execution_count": 22,</text:p>
      <text:p text:style-name="P4"><text:s text:c="10"/>"metadata": {},</text:p>
      <text:p text:style-name="P4"><text:s text:c="10"/>"output_type": "execute_result"</text:p>
      <text:p text:style-name="P4"><text:s text:c="8"/>}</text:p>
      <text:p text:style-name="P4"><text:s text:c="6"/>],</text:p>
      <text:p text:style-name="P4"><text:s text:c="6"/>"source": [</text:p>
      <text:p text:style-name="P4"><text:s text:c="8"/>"# Dropping nan from orders_df\n",</text:p>
      <text:p text:style-name="P4"><text:s text:c="8"/>"orders_df = orders_df.dropna(axis=0)\n",</text:p>
      <text:p text:style-name="P4"><text:s text:c="8"/>"orders_df"</text:p>
      <text:p text:style-name="P4"><text:s text:c="6"/>]</text:p>
      <text:p text:style-name="P4"><text:s text:c="4"/>},</text:p>
      <text:p text:style-name="P4"><text:s text:c="4"/>{</text:p>
      <text:p text:style-name="P4"><text:s text:c="6"/>"cell_type": "code",</text:p>
      <text:p text:style-name="P4"><text:s text:c="6"/>"execution_count": 23,</text:p>
      <text:p text:style-name="P4"><text:s text:c="6"/>"metadata": {},</text:p>
      <text:p text:style-name="P4"><text:s text:c="6"/>"outputs": [],</text:p>
      <text:p text:style-name="P4"><text:s text:c="6"/>"source": [</text:p>
      <text:p text:style-name="P4"><text:s text:c="8"/>"mask = orderlines_df['id_order'].isin(order_id_missing_df)"</text:p>
      <text:p text:style-name="P4"><text:s text:c="6"/>]</text:p>
      <text:p text:style-name="P4"><text:s text:c="4"/>},</text:p>
      <text:p text:style-name="P4"><text:s text:c="4"/>{</text:p>
      <text:p text:style-name="P4"><text:s text:c="6"/>"cell_type": "code",</text:p>
      <text:p text:style-name="P4"><text:s text:c="6"/>"execution_count": 24,</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oft-page-break/><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object",</text:p>
      <text:p text:style-name="P4"><text:s text:c="18"/>"type": "string"</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4"/>],</text:p>
      <text:p text:style-name="P4"><text:s text:c="14"/>"ref": "f283d9be-fc60-416b-843c-f9eec1c05f72",</text:p>
      <text:p text:style-name="P4"><text:s text:c="14"/>"rows": [</text:p>
      <text:p text:style-name="P4"><text:s text:c="16"/>[</text:p>
      <text:p text:style-name="P4"><text:s text:c="18"/>"150248",</text:p>
      <text:p text:style-name="P4"><text:s text:c="18"/>"1416957",</text:p>
      <text:p text:style-name="P4"><text:s text:c="18"/>"427314",</text:p>
      <text:p text:style-name="P4"><text:s text:c="18"/>"0",</text:p>
      <text:p text:style-name="P4"><text:s text:c="18"/>"1",</text:p>
      <text:p text:style-name="P4"><text:s text:c="18"/>"MUJ0023",</text:p>
      <text:p text:style-name="P4"><text:s text:c="18"/>"26.99",</text:p>
      <text:p text:style-name="P4"><text:s text:c="18"/>"2017-11-20 18:40:45"</text:p>
      <text:p text:style-name="P4"><text:s text:c="16"/>],</text:p>
      <text:p text:style-name="P4"><text:soft-page-break/><text:s text:c="16"/>[</text:p>
      <text:p text:style-name="P4"><text:s text:c="18"/>"150252",</text:p>
      <text:p text:style-name="P4"><text:s text:c="18"/>"1416966",</text:p>
      <text:p text:style-name="P4"><text:s text:c="18"/>"427314",</text:p>
      <text:p text:style-name="P4"><text:s text:c="18"/>"0",</text:p>
      <text:p text:style-name="P4"><text:s text:c="18"/>"1",</text:p>
      <text:p text:style-name="P4"><text:s text:c="18"/>"APP1696",</text:p>
      <text:p text:style-name="P4"><text:s text:c="18"/>"49.00",</text:p>
      <text:p text:style-name="P4"><text:s text:c="18"/>"2017-11-20 18:44:30"</text:p>
      <text:p text:style-name="P4"><text:s text:c="16"/>],</text:p>
      <text:p text:style-name="P4"><text:s text:c="16"/>[</text:p>
      <text:p text:style-name="P4"><text:s text:c="18"/>"152847",</text:p>
      <text:p text:style-name="P4"><text:s text:c="18"/>"1421402",</text:p>
      <text:p text:style-name="P4"><text:s text:c="18"/>"431655",</text:p>
      <text:p text:style-name="P4"><text:s text:c="18"/>"0",</text:p>
      <text:p text:style-name="P4"><text:s text:c="18"/>"1",</text:p>
      <text:p text:style-name="P4"><text:s text:c="18"/>"APP1922",</text:p>
      <text:p text:style-name="P4"><text:s text:c="18"/>"154.00",</text:p>
      <text:p text:style-name="P4"><text:s text:c="18"/>"2017-11-22 12:12:16"</text:p>
      <text:p text:style-name="P4"><text:s text:c="16"/>],</text:p>
      <text:p text:style-name="P4"><text:s text:c="16"/>[</text:p>
      <text:p text:style-name="P4"><text:s text:c="18"/>"173200",</text:p>
      <text:p text:style-name="P4"><text:s text:c="18"/>"1456182",</text:p>
      <text:p text:style-name="P4"><text:s text:c="18"/>"447411",</text:p>
      <text:p text:style-name="P4"><text:s text:c="18"/>"0",</text:p>
      <text:p text:style-name="P4"><text:s text:c="18"/>"1",</text:p>
      <text:p text:style-name="P4"><text:s text:c="18"/>"LAC0225",</text:p>
      <text:p text:style-name="P4"><text:s text:c="18"/>"180.76",</text:p>
      <text:p text:style-name="P4"><text:s text:c="18"/>"2017-11-27 10:30:28"</text:p>
      <text:p text:style-name="P4"><text:s text:c="16"/>],</text:p>
      <text:p text:style-name="P4"><text:s text:c="16"/>[</text:p>
      <text:p text:style-name="P4"><text:s text:c="18"/>"175213",</text:p>
      <text:p text:style-name="P4"><text:s text:c="18"/>"1459674",</text:p>
      <text:p text:style-name="P4"><text:s text:c="18"/>"448966",</text:p>
      <text:p text:style-name="P4"><text:s text:c="18"/>"0",</text:p>
      <text:p text:style-name="P4"><text:s text:c="18"/>"1",</text:p>
      <text:p text:style-name="P4"><text:s text:c="18"/>"PAC2266",</text:p>
      <text:p text:style-name="P4"><text:s text:c="18"/>"961.02",</text:p>
      <text:p text:style-name="P4"><text:s text:c="18"/>"2017-11-27 18:03:18"</text:p>
      <text:p text:style-name="P4"><text:s text:c="16"/>],</text:p>
      <text:p text:style-name="P4"><text:s text:c="16"/>[</text:p>
      <text:p text:style-name="P4"><text:s text:c="18"/>"176040",</text:p>
      <text:p text:style-name="P4"><text:s text:c="18"/>"1461236",</text:p>
      <text:p text:style-name="P4"><text:s text:c="18"/>"449596",</text:p>
      <text:p text:style-name="P4"><text:s text:c="18"/>"0",</text:p>
      <text:p text:style-name="P4"><text:s text:c="18"/>"1",</text:p>
      <text:p text:style-name="P4"><text:s text:c="18"/>"APP2191",</text:p>
      <text:p text:style-name="P4"><text:s text:c="18"/>"1.722.59",</text:p>
      <text:p text:style-name="P4"><text:s text:c="18"/>"2017-11-27 21:49:21"</text:p>
      <text:p text:style-name="P4"><text:soft-page-break/><text:s text:c="16"/>]</text:p>
      <text:p text:style-name="P4"><text:s text:c="14"/>],</text:p>
      <text:p text:style-name="P4"><text:s text:c="14"/>"shape": {</text:p>
      <text:p text:style-name="P4"><text:s text:c="16"/>"columns": 7,</text:p>
      <text:p text:style-name="P4"><text:s text:c="16"/>"rows": 6</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150248&lt;/th&gt;\n",</text:p>
      <text:p text:style-name="P4"><text:s text:c="14"/>" <text:s text:c="5"/>&lt;td&gt;1416957&lt;/td&gt;\n",</text:p>
      <text:p text:style-name="P4"><text:s text:c="14"/>" <text:s text:c="5"/>&lt;td&gt;427314&lt;/td&gt;\n",</text:p>
      <text:p text:style-name="P4"><text:s text:c="14"/>" <text:s text:c="5"/>&lt;td&gt;0&lt;/td&gt;\n",</text:p>
      <text:p text:style-name="P4"><text:s text:c="14"/>" <text:s text:c="5"/>&lt;td&gt;1&lt;/td&gt;\n",</text:p>
      <text:p text:style-name="P4"><text:s text:c="14"/>" <text:s text:c="5"/>&lt;td&gt;MUJ0023&lt;/td&gt;\n",</text:p>
      <text:p text:style-name="P4"><text:s text:c="14"/>" <text:s text:c="5"/>&lt;td&gt;26.99&lt;/td&gt;\n",</text:p>
      <text:p text:style-name="P4"><text:s text:c="14"/>" <text:s text:c="5"/>&lt;td&gt;2017-11-20 18:40:45&lt;/td&gt;\n",</text:p>
      <text:p text:style-name="P4"><text:s text:c="14"/>" <text:s text:c="3"/>&lt;/tr&gt;\n",</text:p>
      <text:p text:style-name="P4"><text:s text:c="14"/>" <text:s text:c="3"/>&lt;tr&gt;\n",</text:p>
      <text:p text:style-name="P4"><text:s text:c="14"/>" <text:s text:c="5"/>&lt;th&gt;150252&lt;/th&gt;\n",</text:p>
      <text:p text:style-name="P4"><text:s text:c="14"/>" <text:s text:c="5"/>&lt;td&gt;1416966&lt;/td&gt;\n",</text:p>
      <text:p text:style-name="P4"><text:soft-page-break/><text:s text:c="14"/>" <text:s text:c="5"/>&lt;td&gt;427314&lt;/td&gt;\n",</text:p>
      <text:p text:style-name="P4"><text:s text:c="14"/>" <text:s text:c="5"/>&lt;td&gt;0&lt;/td&gt;\n",</text:p>
      <text:p text:style-name="P4"><text:s text:c="14"/>" <text:s text:c="5"/>&lt;td&gt;1&lt;/td&gt;\n",</text:p>
      <text:p text:style-name="P4"><text:s text:c="14"/>" <text:s text:c="5"/>&lt;td&gt;APP1696&lt;/td&gt;\n",</text:p>
      <text:p text:style-name="P4"><text:s text:c="14"/>" <text:s text:c="5"/>&lt;td&gt;49.00&lt;/td&gt;\n",</text:p>
      <text:p text:style-name="P4"><text:s text:c="14"/>" <text:s text:c="5"/>&lt;td&gt;2017-11-20 18:44:30&lt;/td&gt;\n",</text:p>
      <text:p text:style-name="P4"><text:s text:c="14"/>" <text:s text:c="3"/>&lt;/tr&gt;\n",</text:p>
      <text:p text:style-name="P4"><text:s text:c="14"/>" <text:s text:c="3"/>&lt;tr&gt;\n",</text:p>
      <text:p text:style-name="P4"><text:s text:c="14"/>" <text:s text:c="5"/>&lt;th&gt;152847&lt;/th&gt;\n",</text:p>
      <text:p text:style-name="P4"><text:s text:c="14"/>" <text:s text:c="5"/>&lt;td&gt;1421402&lt;/td&gt;\n",</text:p>
      <text:p text:style-name="P4"><text:s text:c="14"/>" <text:s text:c="5"/>&lt;td&gt;431655&lt;/td&gt;\n",</text:p>
      <text:p text:style-name="P4"><text:s text:c="14"/>" <text:s text:c="5"/>&lt;td&gt;0&lt;/td&gt;\n",</text:p>
      <text:p text:style-name="P4"><text:s text:c="14"/>" <text:s text:c="5"/>&lt;td&gt;1&lt;/td&gt;\n",</text:p>
      <text:p text:style-name="P4"><text:s text:c="14"/>" <text:s text:c="5"/>&lt;td&gt;APP1922&lt;/td&gt;\n",</text:p>
      <text:p text:style-name="P4"><text:s text:c="14"/>" <text:s text:c="5"/>&lt;td&gt;154.00&lt;/td&gt;\n",</text:p>
      <text:p text:style-name="P4"><text:s text:c="14"/>" <text:s text:c="5"/>&lt;td&gt;2017-11-22 12:12:16&lt;/td&gt;\n",</text:p>
      <text:p text:style-name="P4"><text:s text:c="14"/>" <text:s text:c="3"/>&lt;/tr&gt;\n",</text:p>
      <text:p text:style-name="P4"><text:s text:c="14"/>" <text:s text:c="3"/>&lt;tr&gt;\n",</text:p>
      <text:p text:style-name="P4"><text:s text:c="14"/>" <text:s text:c="5"/>&lt;th&gt;173200&lt;/th&gt;\n",</text:p>
      <text:p text:style-name="P4"><text:s text:c="14"/>" <text:s text:c="5"/>&lt;td&gt;1456182&lt;/td&gt;\n",</text:p>
      <text:p text:style-name="P4"><text:s text:c="14"/>" <text:s text:c="5"/>&lt;td&gt;447411&lt;/td&gt;\n",</text:p>
      <text:p text:style-name="P4"><text:s text:c="14"/>" <text:s text:c="5"/>&lt;td&gt;0&lt;/td&gt;\n",</text:p>
      <text:p text:style-name="P4"><text:s text:c="14"/>" <text:s text:c="5"/>&lt;td&gt;1&lt;/td&gt;\n",</text:p>
      <text:p text:style-name="P4"><text:s text:c="14"/>" <text:s text:c="5"/>&lt;td&gt;LAC0225&lt;/td&gt;\n",</text:p>
      <text:p text:style-name="P4"><text:s text:c="14"/>" <text:s text:c="5"/>&lt;td&gt;180.76&lt;/td&gt;\n",</text:p>
      <text:p text:style-name="P4"><text:s text:c="14"/>" <text:s text:c="5"/>&lt;td&gt;2017-11-27 10:30:28&lt;/td&gt;\n",</text:p>
      <text:p text:style-name="P4"><text:s text:c="14"/>" <text:s text:c="3"/>&lt;/tr&gt;\n",</text:p>
      <text:p text:style-name="P4"><text:s text:c="14"/>" <text:s text:c="3"/>&lt;tr&gt;\n",</text:p>
      <text:p text:style-name="P4"><text:s text:c="14"/>" <text:s text:c="5"/>&lt;th&gt;175213&lt;/th&gt;\n",</text:p>
      <text:p text:style-name="P4"><text:s text:c="14"/>" <text:s text:c="5"/>&lt;td&gt;1459674&lt;/td&gt;\n",</text:p>
      <text:p text:style-name="P4"><text:s text:c="14"/>" <text:s text:c="5"/>&lt;td&gt;448966&lt;/td&gt;\n",</text:p>
      <text:p text:style-name="P4"><text:s text:c="14"/>" <text:s text:c="5"/>&lt;td&gt;0&lt;/td&gt;\n",</text:p>
      <text:p text:style-name="P4"><text:s text:c="14"/>" <text:s text:c="5"/>&lt;td&gt;1&lt;/td&gt;\n",</text:p>
      <text:p text:style-name="P4"><text:s text:c="14"/>" <text:s text:c="5"/>&lt;td&gt;PAC2266&lt;/td&gt;\n",</text:p>
      <text:p text:style-name="P4"><text:s text:c="14"/>" <text:s text:c="5"/>&lt;td&gt;961.02&lt;/td&gt;\n",</text:p>
      <text:p text:style-name="P4"><text:s text:c="14"/>" <text:s text:c="5"/>&lt;td&gt;2017-11-27 18:03:18&lt;/td&gt;\n",</text:p>
      <text:p text:style-name="P4"><text:s text:c="14"/>" <text:s text:c="3"/>&lt;/tr&gt;\n",</text:p>
      <text:p text:style-name="P4"><text:s text:c="14"/>" <text:s text:c="3"/>&lt;tr&gt;\n",</text:p>
      <text:p text:style-name="P4"><text:s text:c="14"/>" <text:s text:c="5"/>&lt;th&gt;176040&lt;/th&gt;\n",</text:p>
      <text:p text:style-name="P4"><text:s text:c="14"/>" <text:s text:c="5"/>&lt;td&gt;1461236&lt;/td&gt;\n",</text:p>
      <text:p text:style-name="P4"><text:s text:c="14"/>" <text:s text:c="5"/>&lt;td&gt;449596&lt;/td&gt;\n",</text:p>
      <text:p text:style-name="P4"><text:s text:c="14"/>" <text:s text:c="5"/>&lt;td&gt;0&lt;/td&gt;\n",</text:p>
      <text:p text:style-name="P4"><text:s text:c="14"/>" <text:s text:c="5"/>&lt;td&gt;1&lt;/td&gt;\n",</text:p>
      <text:p text:style-name="P4"><text:s text:c="14"/>" <text:s text:c="5"/>&lt;td&gt;APP2191&lt;/td&gt;\n",</text:p>
      <text:p text:style-name="P4"><text:s text:c="14"/>" <text:s text:c="5"/>&lt;td&gt;1.722.59&lt;/td&gt;\n",</text:p>
      <text:p text:style-name="P4"><text:s text:c="14"/>" <text:s text:c="5"/>&lt;td&gt;2017-11-27 21:49:21&lt;/td&gt;\n",</text:p>
      <text:p text:style-name="P4"><text:s text:c="14"/>" <text:s text:c="3"/>&lt;/tr&gt;\n",</text:p>
      <text:p text:style-name="P4"><text:s text:c="14"/>" <text:s/>&lt;/tbody&gt;\n",</text:p>
      <text:p text:style-name="P4"><text:s text:c="14"/>"&lt;/table&gt;\n",</text:p>
      <text:p text:style-name="P4"><text:soft-page-break/><text:s text:c="14"/>"&lt;/div&gt;"</text:p>
      <text:p text:style-name="P4"><text:s text:c="12"/>],</text:p>
      <text:p text:style-name="P4"><text:s text:c="12"/>"text/plain": [</text:p>
      <text:p text:style-name="P4"><text:s text:c="14"/>" <text:s text:c="12"/>id <text:s/>id_order <text:s/>product_id <text:s/>product_quantity <text:s text:c="5"/>sku unit_price <text:s/>\\\n",</text:p>
      <text:p text:style-name="P4"><text:s text:c="14"/>"150248 <text:s/>1416957 <text:s text:c="3"/>427314 <text:s text:c="10"/>0 <text:s text:c="16"/>1 <text:s/>MUJ0023 <text:s text:c="5"/>26.99 <text:s text:c="2"/>\n",</text:p>
      <text:p text:style-name="P4"><text:s text:c="14"/>"150252 <text:s/>1416966 <text:s text:c="3"/>427314 <text:s text:c="10"/>0 <text:s text:c="16"/>1 <text:s/>APP1696 <text:s text:c="5"/>49.00 <text:s text:c="2"/>\n",</text:p>
      <text:p text:style-name="P4"><text:s text:c="14"/>"152847 <text:s/>1421402 <text:s text:c="3"/>431655 <text:s text:c="10"/>0 <text:s text:c="16"/>1 <text:s/>APP1922 <text:s text:c="4"/>154.00 <text:s text:c="2"/>\n",</text:p>
      <text:p text:style-name="P4"><text:s text:c="14"/>"173200 <text:s/>1456182 <text:s text:c="3"/>447411 <text:s text:c="10"/>0 <text:s text:c="16"/>1 <text:s/>LAC0225 <text:s text:c="4"/>180.76 <text:s text:c="2"/>\n",</text:p>
      <text:p text:style-name="P4"><text:s text:c="14"/>"175213 <text:s/>1459674 <text:s text:c="3"/>448966 <text:s text:c="10"/>0 <text:s text:c="16"/>1 <text:s/>PAC2266 <text:s text:c="4"/>961.02 <text:s text:c="2"/>\n",</text:p>
      <text:p text:style-name="P4"><text:s text:c="14"/>"176040 <text:s/>1461236 <text:s text:c="3"/>449596 <text:s text:c="10"/>0 <text:s text:c="16"/>1 <text:s/>APP2191 <text:s text:c="2"/>1.722.59 <text:s text:c="2"/>\n",</text:p>
      <text:p text:style-name="P4"><text:s text:c="14"/>"\n",</text:p>
      <text:p text:style-name="P4"><text:s text:c="14"/>" <text:s text:c="21"/>date <text:s/>\n",</text:p>
      <text:p text:style-name="P4"><text:s text:c="14"/>"150248 2017-11-20 18:40:45 <text:s/>\n",</text:p>
      <text:p text:style-name="P4"><text:s text:c="14"/>"150252 2017-11-20 18:44:30 <text:s/>\n",</text:p>
      <text:p text:style-name="P4"><text:s text:c="14"/>"152847 2017-11-22 12:12:16 <text:s/>\n",</text:p>
      <text:p text:style-name="P4"><text:s text:c="14"/>"173200 2017-11-27 10:30:28 <text:s/>\n",</text:p>
      <text:p text:style-name="P4"><text:s text:c="14"/>"175213 2017-11-27 18:03:18 <text:s/>\n",</text:p>
      <text:p text:style-name="P4"><text:s text:c="14"/>"176040 2017-11-27 21:49:21 <text:s/>"</text:p>
      <text:p text:style-name="P4"><text:s text:c="12"/>]</text:p>
      <text:p text:style-name="P4"><text:s text:c="10"/>},</text:p>
      <text:p text:style-name="P4"><text:s text:c="10"/>"execution_count": 24,</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orresponding 'id_order' in orderlines table\n",</text:p>
      <text:p text:style-name="P4"><text:s text:c="8"/>"orderlines_df.loc[mask,:]"</text:p>
      <text:p text:style-name="P4"><text:s text:c="6"/>]</text:p>
      <text:p text:style-name="P4"><text:s text:c="4"/>},</text:p>
      <text:p text:style-name="P4"><text:s text:c="4"/>{</text:p>
      <text:p text:style-name="P4"><text:s text:c="6"/>"cell_type": "code",</text:p>
      <text:p text:style-name="P4"><text:s text:c="6"/>"execution_count": 25,</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oft-page-break/><text:s text:c="16"/>{</text:p>
      <text:p text:style-name="P4"><text:s text:c="18"/>"name": "reason",</text:p>
      <text:p text:style-name="P4"><text:s text:c="18"/>"rawType": "object",</text:p>
      <text:p text:style-name="P4"><text:s text:c="18"/>"type": "string"</text:p>
      <text:p text:style-name="P4"><text:s text:c="16"/>}</text:p>
      <text:p text:style-name="P4"><text:s text:c="14"/>],</text:p>
      <text:p text:style-name="P4"><text:s text:c="14"/>"ref": "8ccab659-c698-49a8-a166-021811df624a",</text:p>
      <text:p text:style-name="P4"><text:s text:c="14"/>"rows": [</text:p>
      <text:p text:style-name="P4"><text:s text:c="16"/>[</text:p>
      <text:p text:style-name="P4"><text:s text:c="18"/>"0",</text:p>
      <text:p text:style-name="P4"><text:s text:c="18"/>"427314",</text:p>
      <text:p text:style-name="P4"><text:s text:c="18"/>"Missing column \"total_paid\" in orders_df dataset"</text:p>
      <text:p text:style-name="P4"><text:s text:c="16"/>],</text:p>
      <text:p text:style-name="P4"><text:s text:c="16"/>[</text:p>
      <text:p text:style-name="P4"><text:s text:c="18"/>"1",</text:p>
      <text:p text:style-name="P4"><text:s text:c="18"/>"427314",</text:p>
      <text:p text:style-name="P4"><text:s text:c="18"/>"Missing column \"total_paid\" in orders_df dataset"</text:p>
      <text:p text:style-name="P4"><text:s text:c="16"/>],</text:p>
      <text:p text:style-name="P4"><text:s text:c="16"/>[</text:p>
      <text:p text:style-name="P4"><text:s text:c="18"/>"2",</text:p>
      <text:p text:style-name="P4"><text:s text:c="18"/>"431655",</text:p>
      <text:p text:style-name="P4"><text:s text:c="18"/>"Missing column \"total_paid\" in orders_df dataset"</text:p>
      <text:p text:style-name="P4"><text:s text:c="16"/>],</text:p>
      <text:p text:style-name="P4"><text:s text:c="16"/>[</text:p>
      <text:p text:style-name="P4"><text:s text:c="18"/>"3",</text:p>
      <text:p text:style-name="P4"><text:s text:c="18"/>"447411",</text:p>
      <text:p text:style-name="P4"><text:s text:c="18"/>"Missing column \"total_paid\" in orders_df dataset"</text:p>
      <text:p text:style-name="P4"><text:s text:c="16"/>],</text:p>
      <text:p text:style-name="P4"><text:s text:c="16"/>[</text:p>
      <text:p text:style-name="P4"><text:s text:c="18"/>"4",</text:p>
      <text:p text:style-name="P4"><text:s text:c="18"/>"448966",</text:p>
      <text:p text:style-name="P4"><text:s text:c="18"/>"Missing column \"total_paid\" in orders_df dataset"</text:p>
      <text:p text:style-name="P4"><text:s text:c="16"/>],</text:p>
      <text:p text:style-name="P4"><text:s text:c="16"/>[</text:p>
      <text:p text:style-name="P4"><text:s text:c="18"/>"5",</text:p>
      <text:p text:style-name="P4"><text:s text:c="18"/>"449596",</text:p>
      <text:p text:style-name="P4"><text:s text:c="18"/>"Missing column \"total_paid\" in orders_df dataset"</text:p>
      <text:p text:style-name="P4"><text:s text:c="16"/>]</text:p>
      <text:p text:style-name="P4"><text:s text:c="14"/>],</text:p>
      <text:p text:style-name="P4"><text:s text:c="14"/>"shape": {</text:p>
      <text:p text:style-name="P4"><text:s text:c="16"/>"columns": 2,</text:p>
      <text:p text:style-name="P4"><text:s text:c="16"/>"rows": 6</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oft-page-break/><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_order&lt;/th&gt;\n",</text:p>
      <text:p text:style-name="P4"><text:s text:c="14"/>" <text:s text:c="5"/>&lt;th&gt;reason&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427314&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1&lt;/th&gt;\n",</text:p>
      <text:p text:style-name="P4"><text:s text:c="14"/>" <text:s text:c="5"/>&lt;td&gt;427314&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2&lt;/th&gt;\n",</text:p>
      <text:p text:style-name="P4"><text:s text:c="14"/>" <text:s text:c="5"/>&lt;td&gt;431655&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3&lt;/th&gt;\n",</text:p>
      <text:p text:style-name="P4"><text:s text:c="14"/>" <text:s text:c="5"/>&lt;td&gt;447411&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4&lt;/th&gt;\n",</text:p>
      <text:p text:style-name="P4"><text:s text:c="14"/>" <text:s text:c="5"/>&lt;td&gt;448966&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5&lt;/th&gt;\n",</text:p>
      <text:p text:style-name="P4"><text:s text:c="14"/>" <text:s text:c="5"/>&lt;td&gt;449596&lt;/td&gt;\n",</text:p>
      <text:p text:style-name="P4"><text:s text:c="14"/>" <text:s text:c="5"/>&lt;td&gt;Missing column \"total_paid\" in orders_df dataset&lt;/td&gt;\n",</text:p>
      <text:p text:style-name="P4"><text:s text:c="14"/>" <text:s text:c="3"/>&lt;/tr&gt;\n",</text:p>
      <text:p text:style-name="P4"><text:soft-page-break/><text:s text:c="14"/>" <text:s/>&lt;/tbody&gt;\n",</text:p>
      <text:p text:style-name="P4"><text:s text:c="14"/>"&lt;/table&gt;\n",</text:p>
      <text:p text:style-name="P4"><text:s text:c="14"/>"&lt;/div&gt;"</text:p>
      <text:p text:style-name="P4"><text:s text:c="12"/>],</text:p>
      <text:p text:style-name="P4"><text:s text:c="12"/>"text/plain": [</text:p>
      <text:p text:style-name="P4"><text:s text:c="14"/>" <text:s text:c="2"/>id_order <text:s text:c="43"/>reason\n",</text:p>
      <text:p text:style-name="P4"><text:s text:c="14"/>"0 <text:s text:c="3"/>427314 <text:s/>Missing column \"total_paid\" in orders_df dataset\n",</text:p>
      <text:p text:style-name="P4"><text:s text:c="14"/>"1 <text:s text:c="3"/>427314 <text:s/>Missing column \"total_paid\" in orders_df dataset\n",</text:p>
      <text:p text:style-name="P4"><text:s text:c="14"/>"2 <text:s text:c="3"/>431655 <text:s/>Missing column \"total_paid\" in orders_df dataset\n",</text:p>
      <text:p text:style-name="P4"><text:s text:c="14"/>"3 <text:s text:c="3"/>447411 <text:s/>Missing column \"total_paid\" in orders_df dataset\n",</text:p>
      <text:p text:style-name="P4"><text:s text:c="14"/>"4 <text:s text:c="3"/>448966 <text:s/>Missing column \"total_paid\" in orders_df dataset\n",</text:p>
      <text:p text:style-name="P4"><text:s text:c="14"/>"5 <text:s text:c="3"/>449596 <text:s/>Missing column \"total_paid\" in orders_df dataset"</text:p>
      <text:p text:style-name="P4"><text:s text:c="12"/>]</text:p>
      <text:p text:style-name="P4"><text:s text:c="10"/>},</text:p>
      <text:p text:style-name="P4"><text:s text:c="10"/>"execution_count": 25,</text:p>
      <text:p text:style-name="P4"><text:s text:c="10"/>"metadata": {},</text:p>
      <text:p text:style-name="P4"><text:s text:c="10"/>"output_type": "execute_result"</text:p>
      <text:p text:style-name="P4"><text:s text:c="8"/>}</text:p>
      <text:p text:style-name="P4"><text:s text:c="6"/>],</text:p>
      <text:p text:style-name="P4"><text:s text:c="6"/>"source": [</text:p>
      <text:p text:style-name="P4"><text:s text:c="8"/>"# Before dropping the rows, we will save the dropped id_orders to a new dataframe\n",</text:p>
      <text:p text:style-name="P4"><text:s text:c="8"/>"dropped_ids_missing_orders_total_paid_df = pd.DataFrame(orderlines_df.loc[mask, 'id_order']).copy().reset_index(drop=True)\n",</text:p>
      <text:p text:style-name="P4"><text:s text:c="8"/>"dropped_ids_missing_orders_total_paid_df['reason'] = 'Missing column \"total_paid\" in orders_df dataset'\n",</text:p>
      <text:p text:style-name="P4"><text:s text:c="8"/>"dropped_ids_missing_orders_total_paid_df"</text:p>
      <text:p text:style-name="P4"><text:s text:c="6"/>]</text:p>
      <text:p text:style-name="P4"><text:s text:c="4"/>},</text:p>
      <text:p text:style-name="P4"><text:s text:c="4"/>{</text:p>
      <text:p text:style-name="P4"><text:s text:c="6"/>"cell_type": "code",</text:p>
      <text:p text:style-name="P4"><text:s text:c="6"/>"execution_count": 26,</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oft-page-break/><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object",</text:p>
      <text:p text:style-name="P4"><text:s text:c="18"/>"type": "string"</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4"/>],</text:p>
      <text:p text:style-name="P4"><text:s text:c="14"/>"ref": "fcd767b1-9a02-46c0-9c1f-a4190146f129",</text:p>
      <text:p text:style-name="P4"><text:s text:c="14"/>"rows": [</text:p>
      <text:p text:style-name="P4"><text:s text:c="16"/>[</text:p>
      <text:p text:style-name="P4"><text:s text:c="18"/>"0",</text:p>
      <text:p text:style-name="P4"><text:s text:c="18"/>"1119109",</text:p>
      <text:p text:style-name="P4"><text:s text:c="18"/>"299539",</text:p>
      <text:p text:style-name="P4"><text:s text:c="18"/>"0",</text:p>
      <text:p text:style-name="P4"><text:s text:c="18"/>"1",</text:p>
      <text:p text:style-name="P4"><text:s text:c="18"/>"OTT0133",</text:p>
      <text:p text:style-name="P4"><text:s text:c="18"/>"18.99",</text:p>
      <text:p text:style-name="P4"><text:s text:c="18"/>"2017-01-01 00:07:19"</text:p>
      <text:p text:style-name="P4"><text:s text:c="16"/>],</text:p>
      <text:p text:style-name="P4"><text:s text:c="16"/>[</text:p>
      <text:p text:style-name="P4"><text:s text:c="18"/>"1",</text:p>
      <text:p text:style-name="P4"><text:s text:c="18"/>"1119110",</text:p>
      <text:p text:style-name="P4"><text:s text:c="18"/>"299540",</text:p>
      <text:p text:style-name="P4"><text:s text:c="18"/>"0",</text:p>
      <text:p text:style-name="P4"><text:s text:c="18"/>"1",</text:p>
      <text:p text:style-name="P4"><text:s text:c="18"/>"LGE0043",</text:p>
      <text:p text:style-name="P4"><text:s text:c="18"/>"399.00",</text:p>
      <text:p text:style-name="P4"><text:soft-page-break/><text:s text:c="18"/>"2017-01-01 00:19:45"</text:p>
      <text:p text:style-name="P4"><text:s text:c="16"/>],</text:p>
      <text:p text:style-name="P4"><text:s text:c="16"/>[</text:p>
      <text:p text:style-name="P4"><text:s text:c="18"/>"2",</text:p>
      <text:p text:style-name="P4"><text:s text:c="18"/>"1119111",</text:p>
      <text:p text:style-name="P4"><text:s text:c="18"/>"299541",</text:p>
      <text:p text:style-name="P4"><text:s text:c="18"/>"0",</text:p>
      <text:p text:style-name="P4"><text:s text:c="18"/>"1",</text:p>
      <text:p text:style-name="P4"><text:s text:c="18"/>"PAR0071",</text:p>
      <text:p text:style-name="P4"><text:s text:c="18"/>"474.05",</text:p>
      <text:p text:style-name="P4"><text:s text:c="18"/>"2017-01-01 00:20:57"</text:p>
      <text:p text:style-name="P4"><text:s text:c="16"/>],</text:p>
      <text:p text:style-name="P4"><text:s text:c="16"/>[</text:p>
      <text:p text:style-name="P4"><text:s text:c="18"/>"3",</text:p>
      <text:p text:style-name="P4"><text:s text:c="18"/>"1119112",</text:p>
      <text:p text:style-name="P4"><text:s text:c="18"/>"299542",</text:p>
      <text:p text:style-name="P4"><text:s text:c="18"/>"0",</text:p>
      <text:p text:style-name="P4"><text:s text:c="18"/>"1",</text:p>
      <text:p text:style-name="P4"><text:s text:c="18"/>"WDT0315",</text:p>
      <text:p text:style-name="P4"><text:s text:c="18"/>"68.39",</text:p>
      <text:p text:style-name="P4"><text:s text:c="18"/>"2017-01-01 00:51:40"</text:p>
      <text:p text:style-name="P4"><text:s text:c="16"/>],</text:p>
      <text:p text:style-name="P4"><text:s text:c="16"/>[</text:p>
      <text:p text:style-name="P4"><text:s text:c="18"/>"4",</text:p>
      <text:p text:style-name="P4"><text:s text:c="18"/>"1119113",</text:p>
      <text:p text:style-name="P4"><text:s text:c="18"/>"299543",</text:p>
      <text:p text:style-name="P4"><text:s text:c="18"/>"0",</text:p>
      <text:p text:style-name="P4"><text:s text:c="18"/>"1",</text:p>
      <text:p text:style-name="P4"><text:s text:c="18"/>"JBL0104",</text:p>
      <text:p text:style-name="P4"><text:s text:c="18"/>"23.74",</text:p>
      <text:p text:style-name="P4"><text:s text:c="18"/>"2017-01-01 01:06:38"</text:p>
      <text:p text:style-name="P4"><text:s text:c="16"/>],</text:p>
      <text:p text:style-name="P4"><text:s text:c="16"/>[</text:p>
      <text:p text:style-name="P4"><text:s text:c="18"/>"5",</text:p>
      <text:p text:style-name="P4"><text:s text:c="18"/>"1119114",</text:p>
      <text:p text:style-name="P4"><text:s text:c="18"/>"295310",</text:p>
      <text:p text:style-name="P4"><text:s text:c="18"/>"0",</text:p>
      <text:p text:style-name="P4"><text:s text:c="18"/>"10",</text:p>
      <text:p text:style-name="P4"><text:s text:c="18"/>"WDT0249",</text:p>
      <text:p text:style-name="P4"><text:s text:c="18"/>"231.79",</text:p>
      <text:p text:style-name="P4"><text:s text:c="18"/>"2017-01-01 01:14:27"</text:p>
      <text:p text:style-name="P4"><text:s text:c="16"/>],</text:p>
      <text:p text:style-name="P4"><text:s text:c="16"/>[</text:p>
      <text:p text:style-name="P4"><text:s text:c="18"/>"6",</text:p>
      <text:p text:style-name="P4"><text:s text:c="18"/>"1119115",</text:p>
      <text:p text:style-name="P4"><text:s text:c="18"/>"299544",</text:p>
      <text:p text:style-name="P4"><text:s text:c="18"/>"0",</text:p>
      <text:p text:style-name="P4"><text:s text:c="18"/>"1",</text:p>
      <text:p text:style-name="P4"><text:s text:c="18"/>"APP1582",</text:p>
      <text:p text:style-name="P4"><text:soft-page-break/><text:s text:c="18"/>"1.137.99",</text:p>
      <text:p text:style-name="P4"><text:s text:c="18"/>"2017-01-01 01:17:21"</text:p>
      <text:p text:style-name="P4"><text:s text:c="16"/>],</text:p>
      <text:p text:style-name="P4"><text:s text:c="16"/>[</text:p>
      <text:p text:style-name="P4"><text:s text:c="18"/>"7",</text:p>
      <text:p text:style-name="P4"><text:s text:c="18"/>"1119116",</text:p>
      <text:p text:style-name="P4"><text:s text:c="18"/>"299545",</text:p>
      <text:p text:style-name="P4"><text:s text:c="18"/>"0",</text:p>
      <text:p text:style-name="P4"><text:s text:c="18"/>"1",</text:p>
      <text:p text:style-name="P4"><text:s text:c="18"/>"OWC0100",</text:p>
      <text:p text:style-name="P4"><text:s text:c="18"/>"47.49",</text:p>
      <text:p text:style-name="P4"><text:s text:c="18"/>"2017-01-01 01:46:16"</text:p>
      <text:p text:style-name="P4"><text:s text:c="16"/>],</text:p>
      <text:p text:style-name="P4"><text:s text:c="16"/>[</text:p>
      <text:p text:style-name="P4"><text:s text:c="18"/>"8",</text:p>
      <text:p text:style-name="P4"><text:s text:c="18"/>"1119119",</text:p>
      <text:p text:style-name="P4"><text:s text:c="18"/>"299546",</text:p>
      <text:p text:style-name="P4"><text:s text:c="18"/>"0",</text:p>
      <text:p text:style-name="P4"><text:s text:c="18"/>"1",</text:p>
      <text:p text:style-name="P4"><text:s text:c="18"/>"IOT0014",</text:p>
      <text:p text:style-name="P4"><text:s text:c="18"/>"18.99",</text:p>
      <text:p text:style-name="P4"><text:s text:c="18"/>"2017-01-01 01:50:34"</text:p>
      <text:p text:style-name="P4"><text:s text:c="16"/>],</text:p>
      <text:p text:style-name="P4"><text:s text:c="16"/>[</text:p>
      <text:p text:style-name="P4"><text:s text:c="18"/>"9",</text:p>
      <text:p text:style-name="P4"><text:s text:c="18"/>"1119120",</text:p>
      <text:p text:style-name="P4"><text:s text:c="18"/>"295347",</text:p>
      <text:p text:style-name="P4"><text:s text:c="18"/>"0",</text:p>
      <text:p text:style-name="P4"><text:s text:c="18"/>"1",</text:p>
      <text:p text:style-name="P4"><text:s text:c="18"/>"APP0700",</text:p>
      <text:p text:style-name="P4"><text:s text:c="18"/>"72.19",</text:p>
      <text:p text:style-name="P4"><text:s text:c="18"/>"2017-01-01 01:54:11"</text:p>
      <text:p text:style-name="P4"><text:s text:c="16"/>],</text:p>
      <text:p text:style-name="P4"><text:s text:c="16"/>[</text:p>
      <text:p text:style-name="P4"><text:s text:c="18"/>"10",</text:p>
      <text:p text:style-name="P4"><text:s text:c="18"/>"1119125",</text:p>
      <text:p text:style-name="P4"><text:s text:c="18"/>"299548",</text:p>
      <text:p text:style-name="P4"><text:s text:c="18"/>"0",</text:p>
      <text:p text:style-name="P4"><text:s text:c="18"/>"5",</text:p>
      <text:p text:style-name="P4"><text:s text:c="18"/>"SPE0132",</text:p>
      <text:p text:style-name="P4"><text:s text:c="18"/>"35.14",</text:p>
      <text:p text:style-name="P4"><text:s text:c="18"/>"2017-01-01 02:02:20"</text:p>
      <text:p text:style-name="P4"><text:s text:c="16"/>],</text:p>
      <text:p text:style-name="P4"><text:s text:c="16"/>[</text:p>
      <text:p text:style-name="P4"><text:s text:c="18"/>"11",</text:p>
      <text:p text:style-name="P4"><text:s text:c="18"/>"1119126",</text:p>
      <text:p text:style-name="P4"><text:s text:c="18"/>"299549",</text:p>
      <text:p text:style-name="P4"><text:s text:c="18"/>"0",</text:p>
      <text:p text:style-name="P4"><text:s text:c="18"/>"1",</text:p>
      <text:p text:style-name="P4"><text:soft-page-break/><text:s text:c="18"/>"PAC0929",</text:p>
      <text:p text:style-name="P4"><text:s text:c="18"/>"2.565.99",</text:p>
      <text:p text:style-name="P4"><text:s text:c="18"/>"2017-01-01 02:07:42"</text:p>
      <text:p text:style-name="P4"><text:s text:c="16"/>],</text:p>
      <text:p text:style-name="P4"><text:s text:c="16"/>[</text:p>
      <text:p text:style-name="P4"><text:s text:c="18"/>"12",</text:p>
      <text:p text:style-name="P4"><text:s text:c="18"/>"1119127",</text:p>
      <text:p text:style-name="P4"><text:s text:c="18"/>"299550",</text:p>
      <text:p text:style-name="P4"><text:s text:c="18"/>"0",</text:p>
      <text:p text:style-name="P4"><text:s text:c="18"/>"1",</text:p>
      <text:p text:style-name="P4"><text:s text:c="18"/>"WDT0309",</text:p>
      <text:p text:style-name="P4"><text:s text:c="18"/>"149.14",</text:p>
      <text:p text:style-name="P4"><text:s text:c="18"/>"2017-01-01 02:09:52"</text:p>
      <text:p text:style-name="P4"><text:s text:c="16"/>],</text:p>
      <text:p text:style-name="P4"><text:s text:c="16"/>[</text:p>
      <text:p text:style-name="P4"><text:s text:c="18"/>"13",</text:p>
      <text:p text:style-name="P4"><text:s text:c="18"/>"1119129",</text:p>
      <text:p text:style-name="P4"><text:s text:c="18"/>"299552",</text:p>
      <text:p text:style-name="P4"><text:s text:c="18"/>"0",</text:p>
      <text:p text:style-name="P4"><text:s text:c="18"/>"1",</text:p>
      <text:p text:style-name="P4"><text:s text:c="18"/>"MBI0010",</text:p>
      <text:p text:style-name="P4"><text:s text:c="18"/>"16.99",</text:p>
      <text:p text:style-name="P4"><text:s text:c="18"/>"2017-01-01 02:13:51"</text:p>
      <text:p text:style-name="P4"><text:s text:c="16"/>],</text:p>
      <text:p text:style-name="P4"><text:s text:c="16"/>[</text:p>
      <text:p text:style-name="P4"><text:s text:c="18"/>"14",</text:p>
      <text:p text:style-name="P4"><text:s text:c="18"/>"1119130",</text:p>
      <text:p text:style-name="P4"><text:s text:c="18"/>"299552",</text:p>
      <text:p text:style-name="P4"><text:s text:c="18"/>"0",</text:p>
      <text:p text:style-name="P4"><text:s text:c="18"/>"1",</text:p>
      <text:p text:style-name="P4"><text:s text:c="18"/>"SAT0044",</text:p>
      <text:p text:style-name="P4"><text:s text:c="18"/>"19.99",</text:p>
      <text:p text:style-name="P4"><text:s text:c="18"/>"2017-01-01 02:14:36"</text:p>
      <text:p text:style-name="P4"><text:s text:c="16"/>],</text:p>
      <text:p text:style-name="P4"><text:s text:c="16"/>[</text:p>
      <text:p text:style-name="P4"><text:s text:c="18"/>"15",</text:p>
      <text:p text:style-name="P4"><text:s text:c="18"/>"1119131",</text:p>
      <text:p text:style-name="P4"><text:s text:c="18"/>"299553",</text:p>
      <text:p text:style-name="P4"><text:s text:c="18"/>"0",</text:p>
      <text:p text:style-name="P4"><text:s text:c="18"/>"1",</text:p>
      <text:p text:style-name="P4"><text:s text:c="18"/>"APP1854",</text:p>
      <text:p text:style-name="P4"><text:s text:c="18"/>"3.278.99",</text:p>
      <text:p text:style-name="P4"><text:s text:c="18"/>"2017-01-01 02:14:47"</text:p>
      <text:p text:style-name="P4"><text:s text:c="16"/>],</text:p>
      <text:p text:style-name="P4"><text:s text:c="16"/>[</text:p>
      <text:p text:style-name="P4"><text:s text:c="18"/>"16",</text:p>
      <text:p text:style-name="P4"><text:s text:c="18"/>"1119132",</text:p>
      <text:p text:style-name="P4"><text:s text:c="18"/>"299554",</text:p>
      <text:p text:style-name="P4"><text:s text:c="18"/>"0",</text:p>
      <text:p text:style-name="P4"><text:soft-page-break/><text:s text:c="18"/>"1",</text:p>
      <text:p text:style-name="P4"><text:s text:c="18"/>"WAC0171",</text:p>
      <text:p text:style-name="P4"><text:s text:c="18"/>"59.84",</text:p>
      <text:p text:style-name="P4"><text:s text:c="18"/>"2017-01-01 02:15:46"</text:p>
      <text:p text:style-name="P4"><text:s text:c="16"/>],</text:p>
      <text:p text:style-name="P4"><text:s text:c="16"/>[</text:p>
      <text:p text:style-name="P4"><text:s text:c="18"/>"17",</text:p>
      <text:p text:style-name="P4"><text:s text:c="18"/>"1119133",</text:p>
      <text:p text:style-name="P4"><text:s text:c="18"/>"299555",</text:p>
      <text:p text:style-name="P4"><text:s text:c="18"/>"0",</text:p>
      <text:p text:style-name="P4"><text:s text:c="18"/>"1",</text:p>
      <text:p text:style-name="P4"><text:s text:c="18"/>"BEA0065",</text:p>
      <text:p text:style-name="P4"><text:s text:c="18"/>"256.49",</text:p>
      <text:p text:style-name="P4"><text:s text:c="18"/>"2017-01-01 02:18:45"</text:p>
      <text:p text:style-name="P4"><text:s text:c="16"/>],</text:p>
      <text:p text:style-name="P4"><text:s text:c="16"/>[</text:p>
      <text:p text:style-name="P4"><text:s text:c="18"/>"18",</text:p>
      <text:p text:style-name="P4"><text:s text:c="18"/>"1119134",</text:p>
      <text:p text:style-name="P4"><text:s text:c="18"/>"299556",</text:p>
      <text:p text:style-name="P4"><text:s text:c="18"/>"0",</text:p>
      <text:p text:style-name="P4"><text:s text:c="18"/>"1",</text:p>
      <text:p text:style-name="P4"><text:s text:c="18"/>"CRU0039-A",</text:p>
      <text:p text:style-name="P4"><text:s text:c="18"/>"60.90",</text:p>
      <text:p text:style-name="P4"><text:s text:c="18"/>"2017-01-01 02:20:14"</text:p>
      <text:p text:style-name="P4"><text:s text:c="16"/>],</text:p>
      <text:p text:style-name="P4"><text:s text:c="16"/>[</text:p>
      <text:p text:style-name="P4"><text:s text:c="18"/>"19",</text:p>
      <text:p text:style-name="P4"><text:s text:c="18"/>"1119135",</text:p>
      <text:p text:style-name="P4"><text:s text:c="18"/>"299557",</text:p>
      <text:p text:style-name="P4"><text:s text:c="18"/>"0",</text:p>
      <text:p text:style-name="P4"><text:s text:c="18"/>"1",</text:p>
      <text:p text:style-name="P4"><text:s text:c="18"/>"NTE0082",</text:p>
      <text:p text:style-name="P4"><text:s text:c="18"/>"37.99",</text:p>
      <text:p text:style-name="P4"><text:s text:c="18"/>"2017-01-01 02:22:36"</text:p>
      <text:p text:style-name="P4"><text:s text:c="16"/>],</text:p>
      <text:p text:style-name="P4"><text:s text:c="16"/>[</text:p>
      <text:p text:style-name="P4"><text:s text:c="18"/>"20",</text:p>
      <text:p text:style-name="P4"><text:s text:c="18"/>"1119136",</text:p>
      <text:p text:style-name="P4"><text:s text:c="18"/>"299558",</text:p>
      <text:p text:style-name="P4"><text:s text:c="18"/>"0",</text:p>
      <text:p text:style-name="P4"><text:s text:c="18"/>"2",</text:p>
      <text:p text:style-name="P4"><text:s text:c="18"/>"WDT0141",</text:p>
      <text:p text:style-name="P4"><text:s text:c="18"/>"112.99",</text:p>
      <text:p text:style-name="P4"><text:s text:c="18"/>"2017-01-01 02:24:33"</text:p>
      <text:p text:style-name="P4"><text:s text:c="16"/>],</text:p>
      <text:p text:style-name="P4"><text:s text:c="16"/>[</text:p>
      <text:p text:style-name="P4"><text:s text:c="18"/>"21",</text:p>
      <text:p text:style-name="P4"><text:s text:c="18"/>"1119140",</text:p>
      <text:p text:style-name="P4"><text:s text:c="18"/>"299559",</text:p>
      <text:p text:style-name="P4"><text:soft-page-break/><text:s text:c="18"/>"0",</text:p>
      <text:p text:style-name="P4"><text:s text:c="18"/>"1",</text:p>
      <text:p text:style-name="P4"><text:s text:c="18"/>"APP0700",</text:p>
      <text:p text:style-name="P4"><text:s text:c="18"/>"72.19",</text:p>
      <text:p text:style-name="P4"><text:s text:c="18"/>"2017-01-01 02:32:22"</text:p>
      <text:p text:style-name="P4"><text:s text:c="16"/>],</text:p>
      <text:p text:style-name="P4"><text:s text:c="16"/>[</text:p>
      <text:p text:style-name="P4"><text:s text:c="18"/>"22",</text:p>
      <text:p text:style-name="P4"><text:s text:c="18"/>"1119143",</text:p>
      <text:p text:style-name="P4"><text:s text:c="18"/>"299559",</text:p>
      <text:p text:style-name="P4"><text:s text:c="18"/>"0",</text:p>
      <text:p text:style-name="P4"><text:s text:c="18"/>"1",</text:p>
      <text:p text:style-name="P4"><text:s text:c="18"/>"APP1214",</text:p>
      <text:p text:style-name="P4"><text:s text:c="18"/>"84.99",</text:p>
      <text:p text:style-name="P4"><text:s text:c="18"/>"2017-01-01 02:36:43"</text:p>
      <text:p text:style-name="P4"><text:s text:c="16"/>],</text:p>
      <text:p text:style-name="P4"><text:s text:c="16"/>[</text:p>
      <text:p text:style-name="P4"><text:s text:c="18"/>"23",</text:p>
      <text:p text:style-name="P4"><text:s text:c="18"/>"1119144",</text:p>
      <text:p text:style-name="P4"><text:s text:c="18"/>"299560",</text:p>
      <text:p text:style-name="P4"><text:s text:c="18"/>"0",</text:p>
      <text:p text:style-name="P4"><text:s text:c="18"/>"1",</text:p>
      <text:p text:style-name="P4"><text:s text:c="18"/>"OWC0120",</text:p>
      <text:p text:style-name="P4"><text:s text:c="18"/>"52.24",</text:p>
      <text:p text:style-name="P4"><text:s text:c="18"/>"2017-01-01 02:37:58"</text:p>
      <text:p text:style-name="P4"><text:s text:c="16"/>],</text:p>
      <text:p text:style-name="P4"><text:s text:c="16"/>[</text:p>
      <text:p text:style-name="P4"><text:s text:c="18"/>"24",</text:p>
      <text:p text:style-name="P4"><text:s text:c="18"/>"1119145",</text:p>
      <text:p text:style-name="P4"><text:s text:c="18"/>"299561",</text:p>
      <text:p text:style-name="P4"><text:s text:c="18"/>"0",</text:p>
      <text:p text:style-name="P4"><text:s text:c="18"/>"1",</text:p>
      <text:p text:style-name="P4"><text:s text:c="18"/>"PEB0015",</text:p>
      <text:p text:style-name="P4"><text:s text:c="18"/>"142.49",</text:p>
      <text:p text:style-name="P4"><text:s text:c="18"/>"2017-01-01 02:38:50"</text:p>
      <text:p text:style-name="P4"><text:s text:c="16"/>],</text:p>
      <text:p text:style-name="P4"><text:s text:c="16"/>[</text:p>
      <text:p text:style-name="P4"><text:s text:c="18"/>"25",</text:p>
      <text:p text:style-name="P4"><text:s text:c="18"/>"1119153",</text:p>
      <text:p text:style-name="P4"><text:s text:c="18"/>"299562",</text:p>
      <text:p text:style-name="P4"><text:s text:c="18"/>"0",</text:p>
      <text:p text:style-name="P4"><text:s text:c="18"/>"1",</text:p>
      <text:p text:style-name="P4"><text:s text:c="18"/>"APP1045",</text:p>
      <text:p text:style-name="P4"><text:s text:c="18"/>"9.00",</text:p>
      <text:p text:style-name="P4"><text:s text:c="18"/>"2017-01-01 02:39:53"</text:p>
      <text:p text:style-name="P4"><text:s text:c="16"/>],</text:p>
      <text:p text:style-name="P4"><text:s text:c="16"/>[</text:p>
      <text:p text:style-name="P4"><text:s text:c="18"/>"26",</text:p>
      <text:p text:style-name="P4"><text:s text:c="18"/>"1119154",</text:p>
      <text:p text:style-name="P4"><text:soft-page-break/><text:s text:c="18"/>"299563",</text:p>
      <text:p text:style-name="P4"><text:s text:c="18"/>"0",</text:p>
      <text:p text:style-name="P4"><text:s text:c="18"/>"1",</text:p>
      <text:p text:style-name="P4"><text:s text:c="18"/>"BEA0065",</text:p>
      <text:p text:style-name="P4"><text:s text:c="18"/>"256.49",</text:p>
      <text:p text:style-name="P4"><text:s text:c="18"/>"2017-01-01 02:42:05"</text:p>
      <text:p text:style-name="P4"><text:s text:c="16"/>],</text:p>
      <text:p text:style-name="P4"><text:s text:c="16"/>[</text:p>
      <text:p text:style-name="P4"><text:s text:c="18"/>"27",</text:p>
      <text:p text:style-name="P4"><text:s text:c="18"/>"1119155",</text:p>
      <text:p text:style-name="P4"><text:s text:c="18"/>"299564",</text:p>
      <text:p text:style-name="P4"><text:s text:c="18"/>"0",</text:p>
      <text:p text:style-name="P4"><text:s text:c="18"/>"1",</text:p>
      <text:p text:style-name="P4"><text:s text:c="18"/>"SAT0010",</text:p>
      <text:p text:style-name="P4"><text:s text:c="18"/>"18.99",</text:p>
      <text:p text:style-name="P4"><text:s text:c="18"/>"2017-01-01 02:43:37"</text:p>
      <text:p text:style-name="P4"><text:s text:c="16"/>],</text:p>
      <text:p text:style-name="P4"><text:s text:c="16"/>[</text:p>
      <text:p text:style-name="P4"><text:s text:c="18"/>"28",</text:p>
      <text:p text:style-name="P4"><text:s text:c="18"/>"1119160",</text:p>
      <text:p text:style-name="P4"><text:s text:c="18"/>"299565",</text:p>
      <text:p text:style-name="P4"><text:s text:c="18"/>"0",</text:p>
      <text:p text:style-name="P4"><text:s text:c="18"/>"1",</text:p>
      <text:p text:style-name="P4"><text:s text:c="18"/>"CRU0052",</text:p>
      <text:p text:style-name="P4"><text:s text:c="18"/>"179.54",</text:p>
      <text:p text:style-name="P4"><text:s text:c="18"/>"2017-01-01 02:49:38"</text:p>
      <text:p text:style-name="P4"><text:s text:c="16"/>],</text:p>
      <text:p text:style-name="P4"><text:s text:c="16"/>[</text:p>
      <text:p text:style-name="P4"><text:s text:c="18"/>"29",</text:p>
      <text:p text:style-name="P4"><text:s text:c="18"/>"1119161",</text:p>
      <text:p text:style-name="P4"><text:s text:c="18"/>"299566",</text:p>
      <text:p text:style-name="P4"><text:s text:c="18"/>"0",</text:p>
      <text:p text:style-name="P4"><text:s text:c="18"/>"1",</text:p>
      <text:p text:style-name="P4"><text:s text:c="18"/>"PAC0701",</text:p>
      <text:p text:style-name="P4"><text:s text:c="18"/>"219.44",</text:p>
      <text:p text:style-name="P4"><text:s text:c="18"/>"2017-01-01 03:00:05"</text:p>
      <text:p text:style-name="P4"><text:s text:c="16"/>],</text:p>
      <text:p text:style-name="P4"><text:s text:c="16"/>[</text:p>
      <text:p text:style-name="P4"><text:s text:c="18"/>"30",</text:p>
      <text:p text:style-name="P4"><text:s text:c="18"/>"1119162",</text:p>
      <text:p text:style-name="P4"><text:s text:c="18"/>"299567",</text:p>
      <text:p text:style-name="P4"><text:s text:c="18"/>"0",</text:p>
      <text:p text:style-name="P4"><text:s text:c="18"/>"1",</text:p>
      <text:p text:style-name="P4"><text:s text:c="18"/>"APP1647",</text:p>
      <text:p text:style-name="P4"><text:s text:c="18"/>"769.00",</text:p>
      <text:p text:style-name="P4"><text:s text:c="18"/>"2017-01-01 03:16:51"</text:p>
      <text:p text:style-name="P4"><text:s text:c="16"/>],</text:p>
      <text:p text:style-name="P4"><text:s text:c="16"/>[</text:p>
      <text:p text:style-name="P4"><text:s text:c="18"/>"31",</text:p>
      <text:p text:style-name="P4"><text:soft-page-break/><text:s text:c="18"/>"1119163",</text:p>
      <text:p text:style-name="P4"><text:s text:c="18"/>"299568",</text:p>
      <text:p text:style-name="P4"><text:s text:c="18"/>"0",</text:p>
      <text:p text:style-name="P4"><text:s text:c="18"/>"1",</text:p>
      <text:p text:style-name="P4"><text:s text:c="18"/>"PAR0071",</text:p>
      <text:p text:style-name="P4"><text:s text:c="18"/>"474.05",</text:p>
      <text:p text:style-name="P4"><text:s text:c="18"/>"2017-01-01 03:29:20"</text:p>
      <text:p text:style-name="P4"><text:s text:c="16"/>],</text:p>
      <text:p text:style-name="P4"><text:s text:c="16"/>[</text:p>
      <text:p text:style-name="P4"><text:s text:c="18"/>"32",</text:p>
      <text:p text:style-name="P4"><text:s text:c="18"/>"1119180",</text:p>
      <text:p text:style-name="P4"><text:s text:c="18"/>"299570",</text:p>
      <text:p text:style-name="P4"><text:s text:c="18"/>"0",</text:p>
      <text:p text:style-name="P4"><text:s text:c="18"/>"1",</text:p>
      <text:p text:style-name="P4"><text:s text:c="18"/>"SPE0163",</text:p>
      <text:p text:style-name="P4"><text:s text:c="18"/>"35.14",</text:p>
      <text:p text:style-name="P4"><text:s text:c="18"/>"2017-01-01 03:51:38"</text:p>
      <text:p text:style-name="P4"><text:s text:c="16"/>],</text:p>
      <text:p text:style-name="P4"><text:s text:c="16"/>[</text:p>
      <text:p text:style-name="P4"><text:s text:c="18"/>"33",</text:p>
      <text:p text:style-name="P4"><text:s text:c="18"/>"1119181",</text:p>
      <text:p text:style-name="P4"><text:s text:c="18"/>"299571",</text:p>
      <text:p text:style-name="P4"><text:s text:c="18"/>"0",</text:p>
      <text:p text:style-name="P4"><text:s text:c="18"/>"1",</text:p>
      <text:p text:style-name="P4"><text:s text:c="18"/>"SYN0139",</text:p>
      <text:p text:style-name="P4"><text:s text:c="18"/>"166.24",</text:p>
      <text:p text:style-name="P4"><text:s text:c="18"/>"2017-01-01 04:00:44"</text:p>
      <text:p text:style-name="P4"><text:s text:c="16"/>],</text:p>
      <text:p text:style-name="P4"><text:s text:c="16"/>[</text:p>
      <text:p text:style-name="P4"><text:s text:c="18"/>"34",</text:p>
      <text:p text:style-name="P4"><text:s text:c="18"/>"1119182",</text:p>
      <text:p text:style-name="P4"><text:s text:c="18"/>"299572",</text:p>
      <text:p text:style-name="P4"><text:s text:c="18"/>"0",</text:p>
      <text:p text:style-name="P4"><text:s text:c="18"/>"1",</text:p>
      <text:p text:style-name="P4"><text:s text:c="18"/>"IFX0040",</text:p>
      <text:p text:style-name="P4"><text:s text:c="18"/>"237.49",</text:p>
      <text:p text:style-name="P4"><text:s text:c="18"/>"2017-01-01 04:07:28"</text:p>
      <text:p text:style-name="P4"><text:s text:c="16"/>],</text:p>
      <text:p text:style-name="P4"><text:s text:c="16"/>[</text:p>
      <text:p text:style-name="P4"><text:s text:c="18"/>"35",</text:p>
      <text:p text:style-name="P4"><text:s text:c="18"/>"1119183",</text:p>
      <text:p text:style-name="P4"><text:s text:c="18"/>"299573",</text:p>
      <text:p text:style-name="P4"><text:s text:c="18"/>"0",</text:p>
      <text:p text:style-name="P4"><text:s text:c="18"/>"1",</text:p>
      <text:p text:style-name="P4"><text:s text:c="18"/>"MOP0072",</text:p>
      <text:p text:style-name="P4"><text:s text:c="18"/>"56.99",</text:p>
      <text:p text:style-name="P4"><text:s text:c="18"/>"2017-01-01 04:36:46"</text:p>
      <text:p text:style-name="P4"><text:s text:c="16"/>],</text:p>
      <text:p text:style-name="P4"><text:s text:c="16"/>[</text:p>
      <text:p text:style-name="P4"><text:soft-page-break/><text:s text:c="18"/>"36",</text:p>
      <text:p text:style-name="P4"><text:s text:c="18"/>"1119184",</text:p>
      <text:p text:style-name="P4"><text:s text:c="18"/>"299574",</text:p>
      <text:p text:style-name="P4"><text:s text:c="18"/>"0",</text:p>
      <text:p text:style-name="P4"><text:s text:c="18"/>"1",</text:p>
      <text:p text:style-name="P4"><text:s text:c="18"/>"SAT0036",</text:p>
      <text:p text:style-name="P4"><text:s text:c="18"/>"37.99",</text:p>
      <text:p text:style-name="P4"><text:s text:c="18"/>"2017-01-01 05:33:29"</text:p>
      <text:p text:style-name="P4"><text:s text:c="16"/>],</text:p>
      <text:p text:style-name="P4"><text:s text:c="16"/>[</text:p>
      <text:p text:style-name="P4"><text:s text:c="18"/>"37",</text:p>
      <text:p text:style-name="P4"><text:s text:c="18"/>"1119185",</text:p>
      <text:p text:style-name="P4"><text:s text:c="18"/>"299575",</text:p>
      <text:p text:style-name="P4"><text:s text:c="18"/>"0",</text:p>
      <text:p text:style-name="P4"><text:s text:c="18"/>"1",</text:p>
      <text:p text:style-name="P4"><text:s text:c="18"/>"APP1211",</text:p>
      <text:p text:style-name="P4"><text:s text:c="18"/>"219.00",</text:p>
      <text:p text:style-name="P4"><text:s text:c="18"/>"2017-01-01 05:37:04"</text:p>
      <text:p text:style-name="P4"><text:s text:c="16"/>],</text:p>
      <text:p text:style-name="P4"><text:s text:c="16"/>[</text:p>
      <text:p text:style-name="P4"><text:s text:c="18"/>"38",</text:p>
      <text:p text:style-name="P4"><text:s text:c="18"/>"1119186",</text:p>
      <text:p text:style-name="P4"><text:s text:c="18"/>"299576",</text:p>
      <text:p text:style-name="P4"><text:s text:c="18"/>"0",</text:p>
      <text:p text:style-name="P4"><text:s text:c="18"/>"1",</text:p>
      <text:p text:style-name="P4"><text:s text:c="18"/>"SAM0095",</text:p>
      <text:p text:style-name="P4"><text:s text:c="18"/>"82.64",</text:p>
      <text:p text:style-name="P4"><text:s text:c="18"/>"2017-01-01 06:51:23"</text:p>
      <text:p text:style-name="P4"><text:s text:c="16"/>],</text:p>
      <text:p text:style-name="P4"><text:s text:c="16"/>[</text:p>
      <text:p text:style-name="P4"><text:s text:c="18"/>"39",</text:p>
      <text:p text:style-name="P4"><text:s text:c="18"/>"1119187",</text:p>
      <text:p text:style-name="P4"><text:s text:c="18"/>"299577",</text:p>
      <text:p text:style-name="P4"><text:s text:c="18"/>"0",</text:p>
      <text:p text:style-name="P4"><text:s text:c="18"/>"1",</text:p>
      <text:p text:style-name="P4"><text:s text:c="18"/>"GRT0430-A",</text:p>
      <text:p text:style-name="P4"><text:s text:c="18"/>"10.69",</text:p>
      <text:p text:style-name="P4"><text:s text:c="18"/>"2017-01-01 07:35:36"</text:p>
      <text:p text:style-name="P4"><text:s text:c="16"/>],</text:p>
      <text:p text:style-name="P4"><text:s text:c="16"/>[</text:p>
      <text:p text:style-name="P4"><text:s text:c="18"/>"40",</text:p>
      <text:p text:style-name="P4"><text:s text:c="18"/>"1119188",</text:p>
      <text:p text:style-name="P4"><text:s text:c="18"/>"299578",</text:p>
      <text:p text:style-name="P4"><text:s text:c="18"/>"0",</text:p>
      <text:p text:style-name="P4"><text:s text:c="18"/>"1",</text:p>
      <text:p text:style-name="P4"><text:s text:c="18"/>"LOG0191",</text:p>
      <text:p text:style-name="P4"><text:s text:c="18"/>"142.49",</text:p>
      <text:p text:style-name="P4"><text:s text:c="18"/>"2017-01-01 08:21:26"</text:p>
      <text:p text:style-name="P4"><text:s text:c="16"/>],</text:p>
      <text:p text:style-name="P4"><text:soft-page-break/><text:s text:c="16"/>[</text:p>
      <text:p text:style-name="P4"><text:s text:c="18"/>"41",</text:p>
      <text:p text:style-name="P4"><text:s text:c="18"/>"1119189",</text:p>
      <text:p text:style-name="P4"><text:s text:c="18"/>"299579",</text:p>
      <text:p text:style-name="P4"><text:s text:c="18"/>"0",</text:p>
      <text:p text:style-name="P4"><text:s text:c="18"/>"1",</text:p>
      <text:p text:style-name="P4"><text:s text:c="18"/>"LGE0031-A",</text:p>
      <text:p text:style-name="P4"><text:s text:c="18"/>"127.08",</text:p>
      <text:p text:style-name="P4"><text:s text:c="18"/>"2017-01-01 08:23:14"</text:p>
      <text:p text:style-name="P4"><text:s text:c="16"/>],</text:p>
      <text:p text:style-name="P4"><text:s text:c="16"/>[</text:p>
      <text:p text:style-name="P4"><text:s text:c="18"/>"42",</text:p>
      <text:p text:style-name="P4"><text:s text:c="18"/>"1119190",</text:p>
      <text:p text:style-name="P4"><text:s text:c="18"/>"299580",</text:p>
      <text:p text:style-name="P4"><text:s text:c="18"/>"0",</text:p>
      <text:p text:style-name="P4"><text:s text:c="18"/>"1",</text:p>
      <text:p text:style-name="P4"><text:s text:c="18"/>"LGE0031-A",</text:p>
      <text:p text:style-name="P4"><text:s text:c="18"/>"127.08",</text:p>
      <text:p text:style-name="P4"><text:s text:c="18"/>"2017-01-01 08:27:32"</text:p>
      <text:p text:style-name="P4"><text:s text:c="16"/>],</text:p>
      <text:p text:style-name="P4"><text:s text:c="16"/>[</text:p>
      <text:p text:style-name="P4"><text:s text:c="18"/>"43",</text:p>
      <text:p text:style-name="P4"><text:s text:c="18"/>"1119195",</text:p>
      <text:p text:style-name="P4"><text:s text:c="18"/>"299582",</text:p>
      <text:p text:style-name="P4"><text:s text:c="18"/>"0",</text:p>
      <text:p text:style-name="P4"><text:s text:c="18"/>"1",</text:p>
      <text:p text:style-name="P4"><text:s text:c="18"/>"PAC0961",</text:p>
      <text:p text:style-name="P4"><text:s text:c="18"/>"2.616.99",</text:p>
      <text:p text:style-name="P4"><text:s text:c="18"/>"2017-01-01 08:54:00"</text:p>
      <text:p text:style-name="P4"><text:s text:c="16"/>],</text:p>
      <text:p text:style-name="P4"><text:s text:c="16"/>[</text:p>
      <text:p text:style-name="P4"><text:s text:c="18"/>"44",</text:p>
      <text:p text:style-name="P4"><text:s text:c="18"/>"1119196",</text:p>
      <text:p text:style-name="P4"><text:s text:c="18"/>"299583",</text:p>
      <text:p text:style-name="P4"><text:s text:c="18"/>"0",</text:p>
      <text:p text:style-name="P4"><text:s text:c="18"/>"1",</text:p>
      <text:p text:style-name="P4"><text:s text:c="18"/>"APP1648",</text:p>
      <text:p text:style-name="P4"><text:s text:c="18"/>"879.00",</text:p>
      <text:p text:style-name="P4"><text:s text:c="18"/>"2017-01-01 08:54:20"</text:p>
      <text:p text:style-name="P4"><text:s text:c="16"/>],</text:p>
      <text:p text:style-name="P4"><text:s text:c="16"/>[</text:p>
      <text:p text:style-name="P4"><text:s text:c="18"/>"45",</text:p>
      <text:p text:style-name="P4"><text:s text:c="18"/>"1119198",</text:p>
      <text:p text:style-name="P4"><text:s text:c="18"/>"299583",</text:p>
      <text:p text:style-name="P4"><text:s text:c="18"/>"0",</text:p>
      <text:p text:style-name="P4"><text:s text:c="18"/>"1",</text:p>
      <text:p text:style-name="P4"><text:s text:c="18"/>"BEL0275",</text:p>
      <text:p text:style-name="P4"><text:s text:c="18"/>"16.99",</text:p>
      <text:p text:style-name="P4"><text:s text:c="18"/>"2017-01-01 08:58:33"</text:p>
      <text:p text:style-name="P4"><text:soft-page-break/><text:s text:c="16"/>],</text:p>
      <text:p text:style-name="P4"><text:s text:c="16"/>[</text:p>
      <text:p text:style-name="P4"><text:s text:c="18"/>"46",</text:p>
      <text:p text:style-name="P4"><text:s text:c="18"/>"1119199",</text:p>
      <text:p text:style-name="P4"><text:s text:c="18"/>"299583",</text:p>
      <text:p text:style-name="P4"><text:s text:c="18"/>"0",</text:p>
      <text:p text:style-name="P4"><text:s text:c="18"/>"1",</text:p>
      <text:p text:style-name="P4"><text:s text:c="18"/>"BEL0286",</text:p>
      <text:p text:style-name="P4"><text:s text:c="18"/>"17.99",</text:p>
      <text:p text:style-name="P4"><text:s text:c="18"/>"2017-01-01 09:00:26"</text:p>
      <text:p text:style-name="P4"><text:s text:c="16"/>],</text:p>
      <text:p text:style-name="P4"><text:s text:c="16"/>[</text:p>
      <text:p text:style-name="P4"><text:s text:c="18"/>"47",</text:p>
      <text:p text:style-name="P4"><text:s text:c="18"/>"1119200",</text:p>
      <text:p text:style-name="P4"><text:s text:c="18"/>"299584",</text:p>
      <text:p text:style-name="P4"><text:s text:c="18"/>"0",</text:p>
      <text:p text:style-name="P4"><text:s text:c="18"/>"1",</text:p>
      <text:p text:style-name="P4"><text:s text:c="18"/>"WDT0309",</text:p>
      <text:p text:style-name="P4"><text:s text:c="18"/>"149.14",</text:p>
      <text:p text:style-name="P4"><text:s text:c="18"/>"2017-01-01 09:01:40"</text:p>
      <text:p text:style-name="P4"><text:s text:c="16"/>],</text:p>
      <text:p text:style-name="P4"><text:s text:c="16"/>[</text:p>
      <text:p text:style-name="P4"><text:s text:c="18"/>"48",</text:p>
      <text:p text:style-name="P4"><text:s text:c="18"/>"1119201",</text:p>
      <text:p text:style-name="P4"><text:s text:c="18"/>"299585",</text:p>
      <text:p text:style-name="P4"><text:s text:c="18"/>"0",</text:p>
      <text:p text:style-name="P4"><text:s text:c="18"/>"1",</text:p>
      <text:p text:style-name="P4"><text:s text:c="18"/>"CRU0053",</text:p>
      <text:p text:style-name="P4"><text:s text:c="18"/>"284.05",</text:p>
      <text:p text:style-name="P4"><text:s text:c="18"/>"2017-01-01 09:15:32"</text:p>
      <text:p text:style-name="P4"><text:s text:c="16"/>],</text:p>
      <text:p text:style-name="P4"><text:s text:c="16"/>[</text:p>
      <text:p text:style-name="P4"><text:s text:c="18"/>"49",</text:p>
      <text:p text:style-name="P4"><text:s text:c="18"/>"1119202",</text:p>
      <text:p text:style-name="P4"><text:s text:c="18"/>"299586",</text:p>
      <text:p text:style-name="P4"><text:s text:c="18"/>"0",</text:p>
      <text:p text:style-name="P4"><text:s text:c="18"/>"1",</text:p>
      <text:p text:style-name="P4"><text:s text:c="18"/>"GRT0456",</text:p>
      <text:p text:style-name="P4"><text:s text:c="18"/>"42.99",</text:p>
      <text:p text:style-name="P4"><text:s text:c="18"/>"2017-01-01 09:18:52"</text:p>
      <text:p text:style-name="P4"><text:s text:c="16"/>]</text:p>
      <text:p text:style-name="P4"><text:s text:c="14"/>],</text:p>
      <text:p text:style-name="P4"><text:s text:c="14"/>"shape": {</text:p>
      <text:p text:style-name="P4"><text:s text:c="16"/>"columns": 7,</text:p>
      <text:p text:style-name="P4"><text:s text:c="16"/>"rows": 293977</text:p>
      <text:p text:style-name="P4"><text:s text:c="14"/>}</text:p>
      <text:p text:style-name="P4"><text:s text:c="12"/>},</text:p>
      <text:p text:style-name="P4"><text:s text:c="12"/>"text/html": [</text:p>
      <text:p text:style-name="P4"><text:s text:c="14"/>"&lt;div&gt;\n",</text:p>
      <text:p text:style-name="P4"><text:soft-page-break/><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1119109&lt;/td&gt;\n",</text:p>
      <text:p text:style-name="P4"><text:s text:c="14"/>" <text:s text:c="5"/>&lt;td&gt;299539&lt;/td&gt;\n",</text:p>
      <text:p text:style-name="P4"><text:s text:c="14"/>" <text:s text:c="5"/>&lt;td&gt;0&lt;/td&gt;\n",</text:p>
      <text:p text:style-name="P4"><text:s text:c="14"/>" <text:s text:c="5"/>&lt;td&gt;1&lt;/td&gt;\n",</text:p>
      <text:p text:style-name="P4"><text:s text:c="14"/>" <text:s text:c="5"/>&lt;td&gt;OTT0133&lt;/td&gt;\n",</text:p>
      <text:p text:style-name="P4"><text:s text:c="14"/>" <text:s text:c="5"/>&lt;td&gt;18.99&lt;/td&gt;\n",</text:p>
      <text:p text:style-name="P4"><text:s text:c="14"/>" <text:s text:c="5"/>&lt;td&gt;2017-01-01 00:07:19&lt;/td&gt;\n",</text:p>
      <text:p text:style-name="P4"><text:s text:c="14"/>" <text:s text:c="3"/>&lt;/tr&gt;\n",</text:p>
      <text:p text:style-name="P4"><text:s text:c="14"/>" <text:s text:c="3"/>&lt;tr&gt;\n",</text:p>
      <text:p text:style-name="P4"><text:s text:c="14"/>" <text:s text:c="5"/>&lt;th&gt;1&lt;/th&gt;\n",</text:p>
      <text:p text:style-name="P4"><text:s text:c="14"/>" <text:s text:c="5"/>&lt;td&gt;1119110&lt;/td&gt;\n",</text:p>
      <text:p text:style-name="P4"><text:s text:c="14"/>" <text:s text:c="5"/>&lt;td&gt;299540&lt;/td&gt;\n",</text:p>
      <text:p text:style-name="P4"><text:s text:c="14"/>" <text:s text:c="5"/>&lt;td&gt;0&lt;/td&gt;\n",</text:p>
      <text:p text:style-name="P4"><text:s text:c="14"/>" <text:s text:c="5"/>&lt;td&gt;1&lt;/td&gt;\n",</text:p>
      <text:p text:style-name="P4"><text:s text:c="14"/>" <text:s text:c="5"/>&lt;td&gt;LGE0043&lt;/td&gt;\n",</text:p>
      <text:p text:style-name="P4"><text:s text:c="14"/>" <text:s text:c="5"/>&lt;td&gt;399.00&lt;/td&gt;\n",</text:p>
      <text:p text:style-name="P4"><text:s text:c="14"/>" <text:s text:c="5"/>&lt;td&gt;2017-01-01 00:19:45&lt;/td&gt;\n",</text:p>
      <text:p text:style-name="P4"><text:s text:c="14"/>" <text:s text:c="3"/>&lt;/tr&gt;\n",</text:p>
      <text:p text:style-name="P4"><text:s text:c="14"/>" <text:s text:c="3"/>&lt;tr&gt;\n",</text:p>
      <text:p text:style-name="P4"><text:s text:c="14"/>" <text:s text:c="5"/>&lt;th&gt;2&lt;/th&gt;\n",</text:p>
      <text:p text:style-name="P4"><text:soft-page-break/><text:s text:c="14"/>" <text:s text:c="5"/>&lt;td&gt;1119111&lt;/td&gt;\n",</text:p>
      <text:p text:style-name="P4"><text:s text:c="14"/>" <text:s text:c="5"/>&lt;td&gt;299541&lt;/td&gt;\n",</text:p>
      <text:p text:style-name="P4"><text:s text:c="14"/>" <text:s text:c="5"/>&lt;td&gt;0&lt;/td&gt;\n",</text:p>
      <text:p text:style-name="P4"><text:s text:c="14"/>" <text:s text:c="5"/>&lt;td&gt;1&lt;/td&gt;\n",</text:p>
      <text:p text:style-name="P4"><text:s text:c="14"/>" <text:s text:c="5"/>&lt;td&gt;PAR0071&lt;/td&gt;\n",</text:p>
      <text:p text:style-name="P4"><text:s text:c="14"/>" <text:s text:c="5"/>&lt;td&gt;474.05&lt;/td&gt;\n",</text:p>
      <text:p text:style-name="P4"><text:s text:c="14"/>" <text:s text:c="5"/>&lt;td&gt;2017-01-01 00:20:57&lt;/td&gt;\n",</text:p>
      <text:p text:style-name="P4"><text:s text:c="14"/>" <text:s text:c="3"/>&lt;/tr&gt;\n",</text:p>
      <text:p text:style-name="P4"><text:s text:c="14"/>" <text:s text:c="3"/>&lt;tr&gt;\n",</text:p>
      <text:p text:style-name="P4"><text:s text:c="14"/>" <text:s text:c="5"/>&lt;th&gt;3&lt;/th&gt;\n",</text:p>
      <text:p text:style-name="P4"><text:s text:c="14"/>" <text:s text:c="5"/>&lt;td&gt;1119112&lt;/td&gt;\n",</text:p>
      <text:p text:style-name="P4"><text:s text:c="14"/>" <text:s text:c="5"/>&lt;td&gt;299542&lt;/td&gt;\n",</text:p>
      <text:p text:style-name="P4"><text:s text:c="14"/>" <text:s text:c="5"/>&lt;td&gt;0&lt;/td&gt;\n",</text:p>
      <text:p text:style-name="P4"><text:s text:c="14"/>" <text:s text:c="5"/>&lt;td&gt;1&lt;/td&gt;\n",</text:p>
      <text:p text:style-name="P4"><text:s text:c="14"/>" <text:s text:c="5"/>&lt;td&gt;WDT0315&lt;/td&gt;\n",</text:p>
      <text:p text:style-name="P4"><text:s text:c="14"/>" <text:s text:c="5"/>&lt;td&gt;68.39&lt;/td&gt;\n",</text:p>
      <text:p text:style-name="P4"><text:s text:c="14"/>" <text:s text:c="5"/>&lt;td&gt;2017-01-01 00:51:40&lt;/td&gt;\n",</text:p>
      <text:p text:style-name="P4"><text:s text:c="14"/>" <text:s text:c="3"/>&lt;/tr&gt;\n",</text:p>
      <text:p text:style-name="P4"><text:s text:c="14"/>" <text:s text:c="3"/>&lt;tr&gt;\n",</text:p>
      <text:p text:style-name="P4"><text:s text:c="14"/>" <text:s text:c="5"/>&lt;th&gt;4&lt;/th&gt;\n",</text:p>
      <text:p text:style-name="P4"><text:s text:c="14"/>" <text:s text:c="5"/>&lt;td&gt;1119113&lt;/td&gt;\n",</text:p>
      <text:p text:style-name="P4"><text:s text:c="14"/>" <text:s text:c="5"/>&lt;td&gt;299543&lt;/td&gt;\n",</text:p>
      <text:p text:style-name="P4"><text:s text:c="14"/>" <text:s text:c="5"/>&lt;td&gt;0&lt;/td&gt;\n",</text:p>
      <text:p text:style-name="P4"><text:s text:c="14"/>" <text:s text:c="5"/>&lt;td&gt;1&lt;/td&gt;\n",</text:p>
      <text:p text:style-name="P4"><text:s text:c="14"/>" <text:s text:c="5"/>&lt;td&gt;JBL0104&lt;/td&gt;\n",</text:p>
      <text:p text:style-name="P4"><text:s text:c="14"/>" <text:s text:c="5"/>&lt;td&gt;23.74&lt;/td&gt;\n",</text:p>
      <text:p text:style-name="P4"><text:s text:c="14"/>" <text:s text:c="5"/>&lt;td&gt;2017-01-01 01:06:38&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293972&lt;/th&gt;\n",</text:p>
      <text:p text:style-name="P4"><text:s text:c="14"/>" <text:s text:c="5"/>&lt;td&gt;1650199&lt;/td&gt;\n",</text:p>
      <text:p text:style-name="P4"><text:s text:c="14"/>" <text:s text:c="5"/>&lt;td&gt;527398&lt;/td&gt;\n",</text:p>
      <text:p text:style-name="P4"><text:s text:c="14"/>" <text:s text:c="5"/>&lt;td&gt;0&lt;/td&gt;\n",</text:p>
      <text:p text:style-name="P4"><text:s text:c="14"/>" <text:s text:c="5"/>&lt;td&gt;1&lt;/td&gt;\n",</text:p>
      <text:p text:style-name="P4"><text:s text:c="14"/>" <text:s text:c="5"/>&lt;td&gt;JBL0122&lt;/td&gt;\n",</text:p>
      <text:p text:style-name="P4"><text:s text:c="14"/>" <text:s text:c="5"/>&lt;td&gt;42.99&lt;/td&gt;\n",</text:p>
      <text:p text:style-name="P4"><text:s text:c="14"/>" <text:s text:c="5"/>&lt;td&gt;2018-03-14 13:57:25&lt;/td&gt;\n",</text:p>
      <text:p text:style-name="P4"><text:s text:c="14"/>" <text:s text:c="3"/>&lt;/tr&gt;\n",</text:p>
      <text:p text:style-name="P4"><text:s text:c="14"/>" <text:s text:c="3"/>&lt;tr&gt;\n",</text:p>
      <text:p text:style-name="P4"><text:soft-page-break/><text:s text:c="14"/>" <text:s text:c="5"/>&lt;th&gt;293973&lt;/th&gt;\n",</text:p>
      <text:p text:style-name="P4"><text:s text:c="14"/>" <text:s text:c="5"/>&lt;td&gt;1650200&lt;/td&gt;\n",</text:p>
      <text:p text:style-name="P4"><text:s text:c="14"/>" <text:s text:c="5"/>&lt;td&gt;527399&lt;/td&gt;\n",</text:p>
      <text:p text:style-name="P4"><text:s text:c="14"/>" <text:s text:c="5"/>&lt;td&gt;0&lt;/td&gt;\n",</text:p>
      <text:p text:style-name="P4"><text:s text:c="14"/>" <text:s text:c="5"/>&lt;td&gt;1&lt;/td&gt;\n",</text:p>
      <text:p text:style-name="P4"><text:s text:c="14"/>" <text:s text:c="5"/>&lt;td&gt;PAC0653&lt;/td&gt;\n",</text:p>
      <text:p text:style-name="P4"><text:s text:c="14"/>" <text:s text:c="5"/>&lt;td&gt;141.58&lt;/td&gt;\n",</text:p>
      <text:p text:style-name="P4"><text:s text:c="14"/>" <text:s text:c="5"/>&lt;td&gt;2018-03-14 13:57:34&lt;/td&gt;\n",</text:p>
      <text:p text:style-name="P4"><text:s text:c="14"/>" <text:s text:c="3"/>&lt;/tr&gt;\n",</text:p>
      <text:p text:style-name="P4"><text:s text:c="14"/>" <text:s text:c="3"/>&lt;tr&gt;\n",</text:p>
      <text:p text:style-name="P4"><text:s text:c="14"/>" <text:s text:c="5"/>&lt;th&gt;293974&lt;/th&gt;\n",</text:p>
      <text:p text:style-name="P4"><text:s text:c="14"/>" <text:s text:c="5"/>&lt;td&gt;1650201&lt;/td&gt;\n",</text:p>
      <text:p text:style-name="P4"><text:s text:c="14"/>" <text:s text:c="5"/>&lt;td&gt;527400&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3:57:41&lt;/td&gt;\n",</text:p>
      <text:p text:style-name="P4"><text:s text:c="14"/>" <text:s text:c="3"/>&lt;/tr&gt;\n",</text:p>
      <text:p text:style-name="P4"><text:s text:c="14"/>" <text:s text:c="3"/>&lt;tr&gt;\n",</text:p>
      <text:p text:style-name="P4"><text:s text:c="14"/>" <text:s text:c="5"/>&lt;th&gt;293975&lt;/th&gt;\n",</text:p>
      <text:p text:style-name="P4"><text:s text:c="14"/>" <text:s text:c="5"/>&lt;td&gt;1650202&lt;/td&gt;\n",</text:p>
      <text:p text:style-name="P4"><text:s text:c="14"/>" <text:s text:c="5"/>&lt;td&gt;527388&lt;/td&gt;\n",</text:p>
      <text:p text:style-name="P4"><text:s text:c="14"/>" <text:s text:c="5"/>&lt;td&gt;0&lt;/td&gt;\n",</text:p>
      <text:p text:style-name="P4"><text:s text:c="14"/>" <text:s text:c="5"/>&lt;td&gt;1&lt;/td&gt;\n",</text:p>
      <text:p text:style-name="P4"><text:s text:c="14"/>" <text:s text:c="5"/>&lt;td&gt;BEZ0204&lt;/td&gt;\n",</text:p>
      <text:p text:style-name="P4"><text:s text:c="14"/>" <text:s text:c="5"/>&lt;td&gt;19.99&lt;/td&gt;\n",</text:p>
      <text:p text:style-name="P4"><text:s text:c="14"/>" <text:s text:c="5"/>&lt;td&gt;2018-03-14 13:58:01&lt;/td&gt;\n",</text:p>
      <text:p text:style-name="P4"><text:s text:c="14"/>" <text:s text:c="3"/>&lt;/tr&gt;\n",</text:p>
      <text:p text:style-name="P4"><text:s text:c="14"/>" <text:s text:c="3"/>&lt;tr&gt;\n",</text:p>
      <text:p text:style-name="P4"><text:s text:c="14"/>" <text:s text:c="5"/>&lt;th&gt;293976&lt;/th&gt;\n",</text:p>
      <text:p text:style-name="P4"><text:s text:c="14"/>" <text:s text:c="5"/>&lt;td&gt;1650203&lt;/td&gt;\n",</text:p>
      <text:p text:style-name="P4"><text:s text:c="14"/>" <text:s text:c="5"/>&lt;td&gt;527401&lt;/td&gt;\n",</text:p>
      <text:p text:style-name="P4"><text:s text:c="14"/>" <text:s text:c="5"/>&lt;td&gt;0&lt;/td&gt;\n",</text:p>
      <text:p text:style-name="P4"><text:s text:c="14"/>" <text:s text:c="5"/>&lt;td&gt;1&lt;/td&gt;\n",</text:p>
      <text:p text:style-name="P4"><text:s text:c="14"/>" <text:s text:c="5"/>&lt;td&gt;APP0927&lt;/td&gt;\n",</text:p>
      <text:p text:style-name="P4"><text:s text:c="14"/>" <text:s text:c="5"/>&lt;td&gt;13.99&lt;/td&gt;\n",</text:p>
      <text:p text:style-name="P4"><text:s text:c="14"/>" <text:s text:c="5"/>&lt;td&gt;2018-03-14 13:58:36&lt;/td&gt;\n",</text:p>
      <text:p text:style-name="P4"><text:s text:c="14"/>" <text:s text:c="3"/>&lt;/tr&gt;\n",</text:p>
      <text:p text:style-name="P4"><text:s text:c="14"/>" <text:s/>&lt;/tbody&gt;\n",</text:p>
      <text:p text:style-name="P4"><text:s text:c="14"/>"&lt;/table&gt;\n",</text:p>
      <text:p text:style-name="P4"><text:s text:c="14"/>"&lt;p&gt;293977 rows × 7 columns&lt;/p&gt;\n",</text:p>
      <text:p text:style-name="P4"><text:s text:c="14"/>"&lt;/div&gt;"</text:p>
      <text:p text:style-name="P4"><text:s text:c="12"/>],</text:p>
      <text:p text:style-name="P4"><text:s text:c="12"/>"text/plain": [</text:p>
      <text:p text:style-name="P4"><text:s text:c="14"/>" <text:s text:c="12"/>id <text:s/>id_order <text:s/>product_id <text:s/>product_quantity <text:s text:c="5"/>sku unit_price <text:s/>\\\n",</text:p>
      <text:p text:style-name="P4"><text:s text:c="14"/>"0 <text:s text:c="6"/>1119109 <text:s text:c="3"/>299539 <text:s text:c="10"/>0 <text:s text:c="16"/>1 <text:s/>OTT0133 <text:s text:c="5"/>18.99 <text:s text:c="2"/>\n",</text:p>
      <text:p text:style-name="P4"><text:s text:c="14"/>"1 <text:s text:c="6"/>1119110 <text:s text:c="3"/>299540 <text:s text:c="10"/>0 <text:s text:c="16"/>1 <text:s/>LGE0043 <text:s text:c="4"/>399.00 <text:s text:c="2"/>\n",</text:p>
      <text:p text:style-name="P4"><text:s text:c="14"/>"2 <text:s text:c="6"/>1119111 <text:s text:c="3"/>299541 <text:s text:c="10"/>0 <text:s text:c="16"/>1 <text:s/>PAR0071 <text:s text:c="4"/>474.05 <text:s text:c="2"/>\n",</text:p>
      <text:p text:style-name="P4"><text:soft-page-break/><text:s text:c="14"/>"3 <text:s text:c="6"/>1119112 <text:s text:c="3"/>299542 <text:s text:c="10"/>0 <text:s text:c="16"/>1 <text:s/>WDT0315 <text:s text:c="5"/>68.39 <text:s text:c="2"/>\n",</text:p>
      <text:p text:style-name="P4"><text:s text:c="14"/>"4 <text:s text:c="6"/>1119113 <text:s text:c="3"/>299543 <text:s text:c="10"/>0 <text:s text:c="16"/>1 <text:s/>JBL0104 <text:s text:c="5"/>23.74 <text:s text:c="2"/>\n",</text:p>
      <text:p text:style-name="P4"><text:s text:c="14"/>"... <text:s text:c="8"/>... <text:s text:c="6"/>... <text:s text:c="8"/>... <text:s text:c="14"/>... <text:s text:c="5"/>... <text:s text:c="7"/>... <text:s text:c="2"/>\n",</text:p>
      <text:p text:style-name="P4"><text:s text:c="14"/>"293972 <text:s/>1650199 <text:s text:c="3"/>527398 <text:s text:c="10"/>0 <text:s text:c="16"/>1 <text:s/>JBL0122 <text:s text:c="5"/>42.99 <text:s text:c="2"/>\n",</text:p>
      <text:p text:style-name="P4"><text:s text:c="14"/>"293973 <text:s/>1650200 <text:s text:c="3"/>527399 <text:s text:c="10"/>0 <text:s text:c="16"/>1 <text:s/>PAC0653 <text:s text:c="4"/>141.58 <text:s text:c="2"/>\n",</text:p>
      <text:p text:style-name="P4"><text:s text:c="14"/>"293974 <text:s/>1650201 <text:s text:c="3"/>527400 <text:s text:c="10"/>0 <text:s text:c="16"/>2 <text:s/>APP0698 <text:s text:c="6"/>9.99 <text:s text:c="2"/>\n",</text:p>
      <text:p text:style-name="P4"><text:s text:c="14"/>"293975 <text:s/>1650202 <text:s text:c="3"/>527388 <text:s text:c="10"/>0 <text:s text:c="16"/>1 <text:s/>BEZ0204 <text:s text:c="5"/>19.99 <text:s text:c="2"/>\n",</text:p>
      <text:p text:style-name="P4"><text:s text:c="14"/>"293976 <text:s/>1650203 <text:s text:c="3"/>527401 <text:s text:c="10"/>0 <text:s text:c="16"/>1 <text:s/>APP0927 <text:s text:c="5"/>13.99 <text:s text:c="2"/>\n",</text:p>
      <text:p text:style-name="P4"><text:s text:c="14"/>"\n",</text:p>
      <text:p text:style-name="P4"><text:s text:c="14"/>" <text:s text:c="21"/>date <text:s/>\n",</text:p>
      <text:p text:style-name="P4"><text:s text:c="14"/>"0 <text:s text:c="5"/>2017-01-01 00:07:19 <text:s/>\n",</text:p>
      <text:p text:style-name="P4"><text:s text:c="14"/>"1 <text:s text:c="5"/>2017-01-01 00:19:45 <text:s/>\n",</text:p>
      <text:p text:style-name="P4"><text:s text:c="14"/>"2 <text:s text:c="5"/>2017-01-01 00:20:57 <text:s/>\n",</text:p>
      <text:p text:style-name="P4"><text:s text:c="14"/>"3 <text:s text:c="5"/>2017-01-01 00:51:40 <text:s/>\n",</text:p>
      <text:p text:style-name="P4"><text:s text:c="14"/>"4 <text:s text:c="5"/>2017-01-01 01:06:38 <text:s/>\n",</text:p>
      <text:p text:style-name="P4"><text:s text:c="14"/>"... <text:s text:c="19"/>... <text:s/>\n",</text:p>
      <text:p text:style-name="P4"><text:s text:c="14"/>"293972 2018-03-14 13:57:25 <text:s/>\n",</text:p>
      <text:p text:style-name="P4"><text:s text:c="14"/>"293973 2018-03-14 13:57:34 <text:s/>\n",</text:p>
      <text:p text:style-name="P4"><text:s text:c="14"/>"293974 2018-03-14 13:57:41 <text:s/>\n",</text:p>
      <text:p text:style-name="P4"><text:s text:c="14"/>"293975 2018-03-14 13:58:01 <text:s/>\n",</text:p>
      <text:p text:style-name="P4"><text:s text:c="14"/>"293976 2018-03-14 13:58:36 <text:s/>\n",</text:p>
      <text:p text:style-name="P4"><text:s text:c="14"/>"\n",</text:p>
      <text:p text:style-name="P4"><text:s text:c="14"/>"[293977 rows x 7 columns]"</text:p>
      <text:p text:style-name="P4"><text:s text:c="12"/>]</text:p>
      <text:p text:style-name="P4"><text:s text:c="10"/>},</text:p>
      <text:p text:style-name="P4"><text:s text:c="10"/>"execution_count": 26,</text:p>
      <text:p text:style-name="P4"><text:s text:c="10"/>"metadata": {},</text:p>
      <text:p text:style-name="P4"><text:s text:c="10"/>"output_type": "execute_result"</text:p>
      <text:p text:style-name="P4"><text:s text:c="8"/>}</text:p>
      <text:p text:style-name="P4"><text:s text:c="6"/>],</text:p>
      <text:p text:style-name="P4"><text:s text:c="6"/>"source": [</text:p>
      <text:p text:style-name="P4"><text:s text:c="8"/>"# Drop the rows from the orderlines_df\n",</text:p>
      <text:p text:style-name="P4"><text:s text:c="8"/>"orderlines_df = orderlines_df[~mask].reset_index(drop=True)\n",</text:p>
      <text:p text:style-name="P4"><text:s text:c="8"/>"orderlines_df"</text:p>
      <text:p text:style-name="P4"><text:s text:c="6"/>]</text:p>
      <text:p text:style-name="P4"><text:s text:c="4"/>},</text:p>
      <text:p text:style-name="P4"><text:s text:c="4"/>{</text:p>
      <text:p text:style-name="P4"><text:s text:c="6"/>"cell_type": "code",</text:p>
      <text:p text:style-name="P4"><text:s text:c="6"/>"execution_count": 27,</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lt;class 'pandas.core.frame.DataFrame'&gt;\n",</text:p>
      <text:p text:style-name="P4"><text:s text:c="12"/>"Index: 226904 entries, 0 to 226908\n",</text:p>
      <text:p text:style-name="P4"><text:s text:c="12"/>"Data columns (total 4 columns):\n",</text:p>
      <text:p text:style-name="P4"><text:s text:c="12"/>" # <text:s text:c="2"/>Column <text:s text:c="7"/>Non-Null Count <text:s text:c="2"/>Dtype <text:s text:c="8"/>\n",</text:p>
      <text:p text:style-name="P4"><text:soft-page-break/><text:s text:c="12"/>"--- <text:s/>------ <text:s text:c="7"/>-------------- <text:s text:c="2"/>----- <text:s text:c="8"/>\n",</text:p>
      <text:p text:style-name="P4"><text:s text:c="12"/>" 0 <text:s text:c="2"/>order_id <text:s text:c="5"/>226904 non-null <text:s/>int64 <text:s text:c="8"/>\n",</text:p>
      <text:p text:style-name="P4"><text:s text:c="12"/>" 1 <text:s text:c="2"/>created_date <text:s/>226904 non-null <text:s/>datetime64[ns]\n",</text:p>
      <text:p text:style-name="P4"><text:s text:c="12"/>" 2 <text:s text:c="2"/>total_paid <text:s text:c="3"/>226904 non-null <text:s/>float64 <text:s text:c="6"/>\n",</text:p>
      <text:p text:style-name="P4"><text:s text:c="12"/>" 3 <text:s text:c="2"/>state <text:s text:c="8"/>226904 non-null <text:s/>object <text:s text:c="7"/>\n",</text:p>
      <text:p text:style-name="P4"><text:s text:c="12"/>"dtypes: datetime64[ns](1), float64(1), int64(1), object(1)\n",</text:p>
      <text:p text:style-name="P4"><text:s text:c="12"/>"memory usage: 8.7+ MB\n"</text:p>
      <text:p text:style-name="P4"><text:s text:c="10"/>]</text:p>
      <text:p text:style-name="P4"><text:s text:c="8"/>}</text:p>
      <text:p text:style-name="P4"><text:s text:c="6"/>],</text:p>
      <text:p text:style-name="P4"><text:s text:c="6"/>"source": [</text:p>
      <text:p text:style-name="P4"><text:s text:c="8"/>"# Checking for missing values\n",</text:p>
      <text:p text:style-name="P4"><text:s text:c="8"/>"orders_df.info()"</text:p>
      <text:p text:style-name="P4"><text:s text:c="6"/>]</text:p>
      <text:p text:style-name="P4"><text:s text:c="4"/>},</text:p>
      <text:p text:style-name="P4"><text:s text:c="4"/>{</text:p>
      <text:p text:style-name="P4"><text:s text:c="6"/>"cell_type": "markdown",</text:p>
      <text:p text:style-name="P4"><text:s text:c="6"/>"metadata": {</text:p>
      <text:p text:style-name="P4"><text:s text:c="8"/>"id": "nziIE3hbwmNa"</text:p>
      <text:p text:style-name="P4"><text:s text:c="6"/>},</text:p>
      <text:p text:style-name="P4"><text:s text:c="6"/>"source": [</text:p>
      <text:p text:style-name="P4"><text:s text:c="8"/>"### 3.2.&amp;nbsp; Orderlines\n",</text:p>
      <text:p text:style-name="P4"><text:s text:c="8"/>"There are no missing values in `orderlines_df`"</text:p>
      <text:p text:style-name="P4"><text:s text:c="6"/>]</text:p>
      <text:p text:style-name="P4"><text:s text:c="4"/>},</text:p>
      <text:p text:style-name="P4"><text:s text:c="4"/>{</text:p>
      <text:p text:style-name="P4"><text:s text:c="6"/>"cell_type": "markdown",</text:p>
      <text:p text:style-name="P4"><text:s text:c="6"/>"metadata": {</text:p>
      <text:p text:style-name="P4"><text:s text:c="8"/>"id": "_feog1aCwosJ"</text:p>
      <text:p text:style-name="P4"><text:s text:c="6"/>},</text:p>
      <text:p text:style-name="P4"><text:s text:c="6"/>"source": [</text:p>
      <text:p text:style-name="P4"><text:s text:c="8"/>"## 4.&amp;nbsp; Datatypes"</text:p>
      <text:p text:style-name="P4"><text:s text:c="6"/>]</text:p>
      <text:p text:style-name="P4"><text:s text:c="4"/>},</text:p>
      <text:p text:style-name="P4"><text:s text:c="4"/>{</text:p>
      <text:p text:style-name="P4"><text:s text:c="6"/>"cell_type": "markdown",</text:p>
      <text:p text:style-name="P4"><text:s text:c="6"/>"metadata": {</text:p>
      <text:p text:style-name="P4"><text:s text:c="8"/>"id": "wCJyQYkOwrBE"</text:p>
      <text:p text:style-name="P4"><text:s text:c="6"/>},</text:p>
      <text:p text:style-name="P4"><text:s text:c="6"/>"source": [</text:p>
      <text:p text:style-name="P4"><text:s text:c="8"/>"### 4.1.&amp;nbsp; Orders\n",</text:p>
      <text:p text:style-name="P4"><text:s text:c="8"/>"* `created_date` should become datetime datatype. Type conversion was done during csv file import."</text:p>
      <text:p text:style-name="P4"><text:s text:c="6"/>]</text:p>
      <text:p text:style-name="P4"><text:s text:c="4"/>},</text:p>
      <text:p text:style-name="P4"><text:s text:c="4"/>{</text:p>
      <text:p text:style-name="P4"><text:s text:c="6"/>"cell_type": "code",</text:p>
      <text:p text:style-name="P4"><text:s text:c="6"/>"execution_count": null,</text:p>
      <text:p text:style-name="P4"><text:s text:c="6"/>"metadata": {</text:p>
      <text:p text:style-name="P4"><text:soft-page-break/><text:s text:c="8"/>"id": "cF9roGlewr8j"</text:p>
      <text:p text:style-name="P4"><text:s text:c="6"/>},</text:p>
      <text:p text:style-name="P4"><text:s text:c="6"/>"outputs": [],</text:p>
      <text:p text:style-name="P4"><text:s text:c="6"/>"source": [</text:p>
      <text:p text:style-name="P4"><text:s text:c="8"/>"# orders_df[\"created_date\"] = pd.to_datetime(orders_df[\"created_date\"])"</text:p>
      <text:p text:style-name="P4"><text:s text:c="6"/>]</text:p>
      <text:p text:style-name="P4"><text:s text:c="4"/>},</text:p>
      <text:p text:style-name="P4"><text:s text:c="4"/>{</text:p>
      <text:p text:style-name="P4"><text:s text:c="6"/>"cell_type": "markdown",</text:p>
      <text:p text:style-name="P4"><text:s text:c="6"/>"metadata": {</text:p>
      <text:p text:style-name="P4"><text:s text:c="8"/>"id": "osvynBTNwsin"</text:p>
      <text:p text:style-name="P4"><text:s text:c="6"/>},</text:p>
      <text:p text:style-name="P4"><text:s text:c="6"/>"source": [</text:p>
      <text:p text:style-name="P4"><text:s text:c="8"/>"### 4.1.&amp;nbsp; Orderlines\n",</text:p>
      <text:p text:style-name="P4"><text:s text:c="8"/>"* `date` should be a datetime datatype. Type conversion was done during csv file import.\n",</text:p>
      <text:p text:style-name="P4"><text:s text:c="8"/>"* `unit_price` should be a float datatype"</text:p>
      <text:p text:style-name="P4"><text:s text:c="6"/>]</text:p>
      <text:p text:style-name="P4"><text:s text:c="4"/>},</text:p>
      <text:p text:style-name="P4"><text:s text:c="4"/>{</text:p>
      <text:p text:style-name="P4"><text:s text:c="6"/>"cell_type": "markdown",</text:p>
      <text:p text:style-name="P4"><text:s text:c="6"/>"metadata": {</text:p>
      <text:p text:style-name="P4"><text:s text:c="8"/>"id": "PJcuKn8K06Yd"</text:p>
      <text:p text:style-name="P4"><text:s text:c="6"/>},</text:p>
      <text:p text:style-name="P4"><text:s text:c="6"/>"source": [</text:p>
      <text:p text:style-name="P4"><text:s text:c="8"/>"#### 4.1.1.&amp;nbsp; `date`"</text:p>
      <text:p text:style-name="P4"><text:s text:c="6"/>]</text:p>
      <text:p text:style-name="P4"><text:s text:c="4"/>},</text:p>
      <text:p text:style-name="P4"><text:s text:c="4"/>{</text:p>
      <text:p text:style-name="P4"><text:s text:c="6"/>"cell_type": "code",</text:p>
      <text:p text:style-name="P4"><text:s text:c="6"/>"execution_count": null,</text:p>
      <text:p text:style-name="P4"><text:s text:c="6"/>"metadata": {</text:p>
      <text:p text:style-name="P4"><text:s text:c="8"/>"id": "FnXgRKERwtvS"</text:p>
      <text:p text:style-name="P4"><text:s text:c="6"/>},</text:p>
      <text:p text:style-name="P4"><text:s text:c="6"/>"outputs": [],</text:p>
      <text:p text:style-name="P4"><text:s text:c="6"/>"source": [</text:p>
      <text:p text:style-name="P4"><text:s text:c="8"/>"# orderlines_df[\"date\"] = pd.to_datetime(orderlines_df[\"date\"])"</text:p>
      <text:p text:style-name="P4"><text:s text:c="6"/>]</text:p>
      <text:p text:style-name="P4"><text:s text:c="4"/>},</text:p>
      <text:p text:style-name="P4"><text:s text:c="4"/>{</text:p>
      <text:p text:style-name="P4"><text:s text:c="6"/>"cell_type": "markdown",</text:p>
      <text:p text:style-name="P4"><text:s text:c="6"/>"metadata": {</text:p>
      <text:p text:style-name="P4"><text:s text:c="8"/>"id": "F7i78NDY0-oF"</text:p>
      <text:p text:style-name="P4"><text:s text:c="6"/>},</text:p>
      <text:p text:style-name="P4"><text:s text:c="6"/>"source": [</text:p>
      <text:p text:style-name="P4"><text:s text:c="8"/>"#### 4.1.2.&amp;nbsp;`unit_price`"</text:p>
      <text:p text:style-name="P4"><text:s text:c="6"/>]</text:p>
      <text:p text:style-name="P4"><text:s text:c="4"/>},</text:p>
      <text:p text:style-name="P4"><text:s text:c="4"/>{</text:p>
      <text:p text:style-name="P4"><text:s text:c="6"/>"cell_type": "code",</text:p>
      <text:p text:style-name="P4"><text:soft-page-break/><text:s text:c="6"/>"execution_count": 28,</text:p>
      <text:p text:style-name="P4"><text:s text:c="6"/>"metadata": {</text:p>
      <text:p text:style-name="P4"><text:s text:c="8"/>"colab": {</text:p>
      <text:p text:style-name="P4"><text:s text:c="10"/>"base_uri": "https://localhost:8080/",</text:p>
      <text:p text:style-name="P4"><text:s text:c="10"/>"height": 419</text:p>
      <text:p text:style-name="P4"><text:s text:c="8"/>},</text:p>
      <text:p text:style-name="P4"><text:s text:c="8"/>"id": "iOFBNmuRDuGU",</text:p>
      <text:p text:style-name="P4"><text:s text:c="8"/>"outputId": "a8e0c192-45a5-4726-f783-c051f1d569dc"</text:p>
      <text:p text:style-name="P4"><text:s text:c="6"/>},</text:p>
      <text:p text:style-name="P4"><text:s text:c="6"/>"outputs": [</text:p>
      <text:p text:style-name="P4"><text:s text:c="8"/>{</text:p>
      <text:p text:style-name="P4"><text:s text:c="10"/>"ename": "ValueError",</text:p>
      <text:p text:style-name="P4"><text:s text:c="10"/>"evalue": "Unable to parse string \"1.137.99\" at position 6",</text:p>
      <text:p text:style-name="P4"><text:s text:c="10"/>"output_type": "error",</text:p>
      <text:p text:style-name="P4"><text:s text:c="10"/>"traceback": [</text:p>
      <text:p text:style-name="P4"><text:s text:c="12"/>"\u001b[31m---------------------------------------------------------------------------\u001b[39m",</text:p>
      <text:p text:style-name="P4"><text:s text:c="12"/>"\u001b[31mValueError\u001b[39m <text:s text:c="31"/>Traceback (most recent call last)",</text:p>
      <text:p text:style-name="P4"><text:s text:c="12"/>"\u001b[36mFile \u001b[39m\u001b[32mlib.pyx:2391\u001b[39m, in \u001b[36mpandas._libs.lib.maybe_convert_numeric\u001b[39m\u001b[34m()\u001b[39m\n",</text:p>
      <text:p text:style-name="P4"><text:s text:c="12"/>"\u001b[31mValueError\u001b[39m: Unable to parse string \"1.137.99\"",</text:p>
      <text:p text:style-name="P4"><text:s text:c="12"/>"\nDuring handling of the above exception, another exception occurred:\n",</text:p>
      <text:p text:style-name="P4"><text:s text:c="12"/>"\u001b[31mValueError\u001b[39m <text:s text:c="31"/>Traceback (most recent call last)",</text:p>
      <text:p text:style-name="P4"><text:s text:c="12"/>"\u001b[36mCell\u001b[39m\u001b[36m \u001b[39m\u001b[32mIn[28]\u001b[39m\u001b[32m, line 1\u001b[39m\n\u001b[32m----&gt; \u001b[39m\u001b[32m1\u001b[39m orderlines_df[\u001b[33m\"\u001b[39m\u001b[33munit_price\u001b[39m\u001b[33m\"\u001b[39m] = \u001b[43mpd\u001b[49m\u001b[43m.\u001b[49m\u001b[43mto_numeric\u001b[49m\u001b[43m(\u001b[49m\u001b[43morderlines_df\u001b[49m\u001b[43m[\u001b[49m\u001b[33;43m\"\u001b[39;49m\u001b[33;43munit_price\u001b[39;49m\u001b[33;43m\"\u001b[39;49m\u001b[43m]\u001b[49m\u001b[43m)\u001b[49m\n",</text:p>
      <text:p text:style-name="P4"><text:s text:c="12"/>"\u001b[36mFile \u001b[39m\u001b[32mc:\\Users\\alexo\\Documents\\dev\\WBS_bootcamp\\.venv\\Lib\\site-packages\\pandas\\core\\tools\\numeric.py:232\u001b[39m, in \u001b[36mto_numeric\u001b[39m\u001b[34m(arg, errors, downcast, dtype_backend)\u001b[39m\n\u001b[32m <text:s text:c="3"/>230\u001b[39m coerce_numeric = errors \u001b[38;5;129;01mnot\u001b[39;00m \u001b[38;5;129;01min\u001b[39;00m (\u001b[33m\"\u001b[39m\u001b[33mignore\u001b[39m\u001b[33m\"\u001b[39m, \u001b[33m\"\u001b[39m\u001b[33mraise\u001b[39m\u001b[33m\"\u001b[39m)\n\u001b[32m <text:s text:c="3"/>231\u001b[39m \u001b[38;5;28;01mtry\u001b[39;00m:\n\u001b[32m--&gt; \u001b[39m\u001b[32m232\u001b[39m <text:s text:c="4"/>values, new_mask = \u001b[43mlib\u001b[49m\u001b[43m.\u001b[49m\u001b[43mmaybe_convert_numeric\u001b[49m\u001b[43m(\u001b[49m\u001b[43m <text:s/>\u001b[49m\u001b[38;5;66;43;03m# type: ignore[call-overload]\u001b[39;49;00m\n\u001b[32m <text:s text:c="3"/>233\u001b[39m \u001b[43m <text:s text:c="7"/>\u001b[49m\u001b[43mvalues\u001b[49m\u001b[43m,\u001b[49m\n\u001b[32m <text:s text:c="3"/>234\u001b[39m \u001b[43m <text:s text:c="7"/>\u001b[49m\u001b[38;5;28;43mset\u001b[39;49m\u001b[43m(\u001b[49m\u001b[43m)\u001b[49m\u001b[43m,\u001b[49m\n\u001b[32m <text:s text:c="3"/>235\u001b[39m \u001b[43m <text:s text:c="7"/>\u001b[49m\u001b[43mcoerce_numeric\u001b[49m\u001b[43m=\u001b[49m\u001b[43mcoerce_numeric\u001b[49m\u001b[43m,\u001b[49m\n\u001b[32m <text:s text:c="3"/>236\u001b[39m \u001b[43m <text:s text:c="7"/>\u001b[49m\u001b[43mconvert_to_masked_nullable\u001b[49m\u001b[43m=\u001b[49m\u001b[43mdtype_backend\u001b[49m\u001b[43m \u001b[49m\u001b[38;5;129;43;01mis\u001b[39;49;00m\u001b[43m \u001b[49m\u001b[38;5;129;43;01mnot\u001b[39;49;00m\u001b[43m \u001b[49m\u001b[43mlib\u001b[49m\u001b[43m.\u001b[49m\u001b[43mno_default\u001b[49m\n\u001b[32m <text:s text:c="3"/>237\u001b[39m \u001b[43m <text:s text:c="7"/>\u001b[49m\<text:soft-page-break/>u001b[38;5;129;43;01mor\u001b[39;49;00m\u001b[43m \u001b[49m\u001b[38;5;28;43misinstance\u001b[39;49m\u001b[43m(\u001b[49m\u001b[43mvalues_dtype\u001b[49m\u001b[43m,\u001b[49m\u001b[43m \u001b[49m\u001b[43mStringDtype\u001b[49m\u001b[43m)\u001b[49m\n\u001b[32m <text:s text:c="3"/>238\u001b[39m \u001b[43m <text:s text:c="7"/>\u001b[49m\u001b[38;5;129;43;01mand\u001b[39;49;00m\u001b[43m \u001b[49m\u001b[38;5;129;43;01mnot\u001b[39;49;00m\u001b[43m \u001b[49m\u001b[43mvalues_dtype\u001b[49m\u001b[43m.\u001b[49m\u001b[43mstorage\u001b[49m\u001b[43m \u001b[49m\u001b[43m==\u001b[49m\u001b[43m \u001b[49m\u001b[33;43m\"\u001b[39;49m\u001b[33;43mpyarrow_numpy\u001b[39;49m\u001b[33;43m\"\u001b[39;49m\u001b[43m,\u001b[49m\n\u001b[32m <text:s text:c="3"/>239\u001b[39m \u001b[43m <text:s text:c="3"/>\u001b[49m\u001b[43m)\u001b[49m\n\u001b[32m <text:s text:c="3"/>240\u001b[39m \u001b[38;5;28;01mexcept\u001b[39;00m (\u001b[38;5;167;01mValueError\u001b[39;00m, \u001b[38;5;167;01mTypeError\u001b[39;00m):\n\u001b[32m <text:s text:c="3"/>241\u001b[39m <text:s text:c="4"/>\u001b[38;5;28;01mif\u001b[39;00m errors == \u001b[33m\"\u001b[39m\u001b[33mraise\u001b[39m\u001b[33m\"\u001b[39m:\n",</text:p>
      <text:p text:style-name="P4"><text:s text:c="12"/>"\u001b[36mFile \u001b[39m\u001b[32mlib.pyx:2433\u001b[39m, in \u001b[36mpandas._libs.lib.maybe_convert_numeric\u001b[39m\u001b[34m()\u001b[39m\n",</text:p>
      <text:p text:style-name="P4"><text:s text:c="12"/>"\u001b[31mValueError\u001b[39m: Unable to parse string \"1.137.99\" at position 6"</text:p>
      <text:p text:style-name="P4"><text:s text:c="10"/>]</text:p>
      <text:p text:style-name="P4"><text:s text:c="8"/>}</text:p>
      <text:p text:style-name="P4"><text:s text:c="6"/>],</text:p>
      <text:p text:style-name="P4"><text:s text:c="6"/>"source": [</text:p>
      <text:p text:style-name="P4"><text:s text:c="8"/>"orderlines_df[\"unit_price\"] = pd.to_numeric(orderlines_df[\"unit_price\"])"</text:p>
      <text:p text:style-name="P4"><text:s text:c="6"/>]</text:p>
      <text:p text:style-name="P4"><text:s text:c="4"/>},</text:p>
      <text:p text:style-name="P4"><text:s text:c="4"/>{</text:p>
      <text:p text:style-name="P4"><text:s text:c="6"/>"cell_type": "markdown",</text:p>
      <text:p text:style-name="P4"><text:s text:c="6"/>"metadata": {</text:p>
      <text:p text:style-name="P4"><text:s text:c="8"/>"id": "xEqhP5RFSmRi"</text:p>
      <text:p text:style-name="P4"><text:s text:c="6"/>},</text:p>
      <text:p text:style-name="P4"><text:s text:c="6"/>"source": [</text:p>
      <text:p text:style-name="P4"><text:s text:c="8"/>"As you can see when we try to convert `unit_price` to a numerical datatype, we receive a `ValueError` telling us that pandas doesn't understand the number `1.137.99`. This is probably because numbers cannot have multiple decimal points. Let's see if there are any other numbers like this:\n",</text:p>
      <text:p text:style-name="P4"><text:s text:c="8"/>"\n",</text:p>
      <text:p text:style-name="P4"><text:s text:c="8"/>"&gt; `.` is a wildcard in regex, we need the `\\` as an escape"</text:p>
      <text:p text:style-name="P4"><text:s text:c="6"/>]</text:p>
      <text:p text:style-name="P4"><text:s text:c="4"/>},</text:p>
      <text:p text:style-name="P4"><text:s text:c="4"/>{</text:p>
      <text:p text:style-name="P4"><text:s text:c="6"/>"cell_type": "code",</text:p>
      <text:p text:style-name="P4"><text:s text:c="6"/>"execution_count": 29,</text:p>
      <text:p text:style-name="P4"><text:s text:c="6"/>"metadata": {</text:p>
      <text:p text:style-name="P4"><text:s text:c="8"/>"colab": {</text:p>
      <text:p text:style-name="P4"><text:s text:c="10"/>"base_uri": "https://localhost:8080/",</text:p>
      <text:p text:style-name="P4"><text:s text:c="10"/>"height": 178</text:p>
      <text:p text:style-name="P4"><text:s text:c="8"/>},</text:p>
      <text:p text:style-name="P4"><text:s text:c="8"/>"id": "ONy-oCt0SkrR",</text:p>
      <text:p text:style-name="P4"><text:s text:c="8"/>"outputId": "78c7c86d-25cc-4b67-cf92-502d9bdad00d"</text:p>
      <text:p text:style-name="P4"><text:s text:c="6"/>},</text:p>
      <text:p text:style-name="P4"><text:s text:c="6"/>"outputs": [</text:p>
      <text:p text:style-name="P4"><text:s text:c="8"/>{</text:p>
      <text:p text:style-name="P4"><text:soft-page-break/><text:s text:c="10"/>"data": {</text:p>
      <text:p text:style-name="P4"><text:s text:c="12"/>"application/vnd.microsoft.datawrangler.viewer.v0+json": {</text:p>
      <text:p text:style-name="P4"><text:s text:c="14"/>"columns": [</text:p>
      <text:p text:style-name="P4"><text:s text:c="16"/>{</text:p>
      <text:p text:style-name="P4"><text:s text:c="18"/>"name": "unit_price",</text:p>
      <text:p text:style-name="P4"><text:s text:c="18"/>"rawType": "int64",</text:p>
      <text:p text:style-name="P4"><text:s text:c="18"/>"type": "integer"</text:p>
      <text:p text:style-name="P4"><text:s text:c="16"/>},</text:p>
      <text:p text:style-name="P4"><text:s text:c="16"/>{</text:p>
      <text:p text:style-name="P4"><text:s text:c="18"/>"name": "count",</text:p>
      <text:p text:style-name="P4"><text:s text:c="18"/>"rawType": "int64",</text:p>
      <text:p text:style-name="P4"><text:s text:c="18"/>"type": "integer"</text:p>
      <text:p text:style-name="P4"><text:s text:c="16"/>}</text:p>
      <text:p text:style-name="P4"><text:s text:c="14"/>],</text:p>
      <text:p text:style-name="P4"><text:s text:c="14"/>"ref": "c9499e80-94d9-40ec-8158-e09ae4837b1e",</text:p>
      <text:p text:style-name="P4"><text:s text:c="14"/>"rows": [</text:p>
      <text:p text:style-name="P4"><text:s text:c="16"/>[</text:p>
      <text:p text:style-name="P4"><text:s text:c="18"/>"1",</text:p>
      <text:p text:style-name="P4"><text:s text:c="18"/>"257809"</text:p>
      <text:p text:style-name="P4"><text:s text:c="16"/>],</text:p>
      <text:p text:style-name="P4"><text:s text:c="16"/>[</text:p>
      <text:p text:style-name="P4"><text:s text:c="18"/>"2",</text:p>
      <text:p text:style-name="P4"><text:s text:c="18"/>"36168"</text:p>
      <text:p text:style-name="P4"><text:s text:c="16"/>]</text:p>
      <text:p text:style-name="P4"><text:s text:c="14"/>],</text:p>
      <text:p text:style-name="P4"><text:s text:c="14"/>"shape": {</text:p>
      <text:p text:style-name="P4"><text:s text:c="16"/>"columns": 1,</text:p>
      <text:p text:style-name="P4"><text:s text:c="16"/>"rows": 2</text:p>
      <text:p text:style-name="P4"><text:s text:c="14"/>}</text:p>
      <text:p text:style-name="P4"><text:s text:c="12"/>},</text:p>
      <text:p text:style-name="P4"><text:s text:c="12"/>"text/plain": [</text:p>
      <text:p text:style-name="P4"><text:s text:c="14"/>"unit_price\n",</text:p>
      <text:p text:style-name="P4"><text:s text:c="14"/>"1 <text:s text:c="3"/>257809\n",</text:p>
      <text:p text:style-name="P4"><text:s text:c="14"/>"2 <text:s text:c="4"/>36168\n",</text:p>
      <text:p text:style-name="P4"><text:s text:c="14"/>"Name: count, dtype: int64"</text:p>
      <text:p text:style-name="P4"><text:s text:c="12"/>]</text:p>
      <text:p text:style-name="P4"><text:s text:c="10"/>},</text:p>
      <text:p text:style-name="P4"><text:s text:c="10"/>"execution_count": 29,</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ount the number of decimal points in the unit_price\n",</text:p>
      <text:p text:style-name="P4"><text:s text:c="8"/>"orderlines_df['unit_price'].str.count(\"\\\\.\").value_counts()"</text:p>
      <text:p text:style-name="P4"><text:s text:c="6"/>]</text:p>
      <text:p text:style-name="P4"><text:s text:c="4"/>},</text:p>
      <text:p text:style-name="P4"><text:s text:c="4"/>{</text:p>
      <text:p text:style-name="P4"><text:s text:c="6"/>"cell_type": "markdown",</text:p>
      <text:p text:style-name="P4"><text:soft-page-break/><text:s text:c="6"/>"metadata": {</text:p>
      <text:p text:style-name="P4"><text:s text:c="8"/>"id": "HSUPvFJU6Jv-"</text:p>
      <text:p text:style-name="P4"><text:s text:c="6"/>},</text:p>
      <text:p text:style-name="P4"><text:s text:c="6"/>"source": [</text:p>
      <text:p text:style-name="P4"><text:s text:c="8"/>"Looks like over 36000 rows in `orderlines` are affected by this problem. Let's work out how much that is as a percentage of our total data."</text:p>
      <text:p text:style-name="P4"><text:s text:c="6"/>]</text:p>
      <text:p text:style-name="P4"><text:s text:c="4"/>},</text:p>
      <text:p text:style-name="P4"><text:s text:c="4"/>{</text:p>
      <text:p text:style-name="P4"><text:s text:c="6"/>"cell_type": "code",</text:p>
      <text:p text:style-name="P4"><text:s text:c="6"/>"execution_count": 30,</text:p>
      <text:p text:style-name="P4"><text:s text:c="6"/>"metadata": {</text:p>
      <text:p text:style-name="P4"><text:s text:c="8"/>"colab": {</text:p>
      <text:p text:style-name="P4"><text:s text:c="10"/>"base_uri": "https://localhost:8080/"</text:p>
      <text:p text:style-name="P4"><text:s text:c="8"/>},</text:p>
      <text:p text:style-name="P4"><text:s text:c="8"/>"id": "r75Rm1EgVjpi",</text:p>
      <text:p text:style-name="P4"><text:s text:c="8"/>"outputId": "2cca06a2-ded0-4600-d5bf-b6de626f2b3d"</text:p>
      <text:p text:style-name="P4"><text:s text:c="6"/>},</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12.30% of the rows in our DataFrame have multiple decimal points in the unit_price\n"</text:p>
      <text:p text:style-name="P4"><text:s text:c="10"/>]</text:p>
      <text:p text:style-name="P4"><text:s text:c="8"/>}</text:p>
      <text:p text:style-name="P4"><text:s text:c="6"/>],</text:p>
      <text:p text:style-name="P4"><text:s text:c="6"/>"source": [</text:p>
      <text:p text:style-name="P4"><text:s text:c="8"/>"# Count the rows with more than one `.`\n",</text:p>
      <text:p text:style-name="P4"><text:s text:c="8"/>"mult_decimal_rows = (orderlines_df['unit_price'].str.count(\"\\\\.\")&gt;1).sum()\n",</text:p>
      <text:p text:style-name="P4"><text:s text:c="8"/>"\n",</text:p>
      <text:p text:style-name="P4"><text:s text:c="8"/>"# Find the percentage of corrupted rows\n",</text:p>
      <text:p text:style-name="P4"><text:s text:c="8"/>"percent_corrupted = (100 * mult_decimal_rows / orderlines_df.shape[0])\n",</text:p>
      <text:p text:style-name="P4"><text:s text:c="8"/>"print(f\"{percent_corrupted:.2f}% of the rows in our DataFrame have multiple decimal points in the unit_price\")"</text:p>
      <text:p text:style-name="P4"><text:s text:c="6"/>]</text:p>
      <text:p text:style-name="P4"><text:s text:c="4"/>},</text:p>
      <text:p text:style-name="P4"><text:s text:c="4"/>{</text:p>
      <text:p text:style-name="P4"><text:s text:c="6"/>"cell_type": "markdown",</text:p>
      <text:p text:style-name="P4"><text:s text:c="6"/>"metadata": {</text:p>
      <text:p text:style-name="P4"><text:s text:c="8"/>"id": "5Kp9_4pqeu5J"</text:p>
      <text:p text:style-name="P4"><text:s text:c="6"/>},</text:p>
      <text:p text:style-name="P4"><text:s text:c="6"/>"source": [</text:p>
      <text:p text:style-name="P4"><text:s text:c="8"/>"This is a bit of a tricky decision as 12.3% is a significant amount of our data... and we might even end up losing a larger portion of our data than this too. For the moment we will delete the rows as we only have 2 weeks for this project and I'd like some quick, accurate results to show. If we have time at the end, we can come back and investigate this problem further, maybe there's a solution?\n",</text:p>
      <text:p text:style-name="P4"><text:s text:c="8"/>"\n",</text:p>
      <text:p text:style-name="P4"><text:soft-page-break/><text:s text:c="8"/>"Each row of `orderlines` represents a product in an order. For example, if order number 175 contained 3 seperate products, then order 175 would have 3 rows in `orderlines`, one row for each of the products. If 2 of those products have 'normal' prices (14.99, 15.85) and 1 has a price with 2 decimal points (1.137.99), we need to remove the whole order and not just the affected row. If we only remove the row with 2 decimal places then any later analysis about products and prices could be misleading.\n",</text:p>
      <text:p text:style-name="P4"><text:s text:c="8"/>"\n",</text:p>
      <text:p text:style-name="P4"><text:s text:c="8"/>"We therefore need to find the order numbers associated with the rows that have 2 decimal points, and then remove all the associated rows."</text:p>
      <text:p text:style-name="P4"><text:s text:c="6"/>]</text:p>
      <text:p text:style-name="P4"><text:s text:c="4"/>},</text:p>
      <text:p text:style-name="P4"><text:s text:c="4"/>{</text:p>
      <text:p text:style-name="P4"><text:s text:c="6"/>"cell_type": "code",</text:p>
      <text:p text:style-name="P4"><text:s text:c="6"/>"execution_count": 31,</text:p>
      <text:p text:style-name="P4"><text:s text:c="6"/>"metadata": {</text:p>
      <text:p text:style-name="P4"><text:s text:c="8"/>"id": "wQnSe-n1WCqv"</text:p>
      <text:p text:style-name="P4"><text:s text:c="6"/>},</text:p>
      <text:p text:style-name="P4"><text:s text:c="6"/>"outputs": [],</text:p>
      <text:p text:style-name="P4"><text:s text:c="6"/>"source": [</text:p>
      <text:p text:style-name="P4"><text:s text:c="8"/>"# Boolean mask to find the orders that contain a price with multiple decimal points\n",</text:p>
      <text:p text:style-name="P4"><text:s text:c="8"/>"multiple_decimal_mask = orderlines_df['unit_price'].str.count(\"\\\\.\") &gt; 1\n",</text:p>
      <text:p text:style-name="P4"><text:s text:c="8"/>"\n",</text:p>
      <text:p text:style-name="P4"><text:s text:c="8"/>"# Apply the boolean mask to the orderlines DataFrame. This way we can find the order_id of all the affected orders.\n",</text:p>
      <text:p text:style-name="P4"><text:s text:c="8"/>"corrupted_order_ids = orderlines_df.loc[multiple_decimal_mask, \"id_order\"]\n",</text:p>
      <text:p text:style-name="P4"><text:s text:c="8"/>"\n",</text:p>
      <text:p text:style-name="P4"><text:s text:c="8"/>"# Keep only the rows that do not have multiple decimal points\n",</text:p>
      <text:p text:style-name="P4"><text:s text:c="8"/>"#orderlines_df = orderlines_df.loc[~orderlines_df['id_order'].isin(corrupted_order_ids)]"</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Correcting unit_price data type"</text:p>
      <text:p text:style-name="P4"><text:s text:c="6"/>]</text:p>
      <text:p text:style-name="P4"><text:s text:c="4"/>},</text:p>
      <text:p text:style-name="P4"><text:s text:c="4"/>{</text:p>
      <text:p text:style-name="P4"><text:s text:c="6"/>"cell_type": "code",</text:p>
      <text:p text:style-name="P4"><text:s text:c="6"/>"execution_count": 32,</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lt;class 'pandas.core.frame.DataFrame'&gt;\n",</text:p>
      <text:p text:style-name="P4"><text:s text:c="12"/>"RangeIndex: 293977 entries, 0 to 293976\n",</text:p>
      <text:p text:style-name="P4"><text:s text:c="12"/>"Data columns (total 7 columns):\n",</text:p>
      <text:p text:style-name="P4"><text:soft-page-break/><text:s text:c="12"/>" # <text:s text:c="2"/>Column <text:s text:c="11"/>Non-Null Count <text:s text:c="2"/>Dtype <text:s text:c="8"/>\n",</text:p>
      <text:p text:style-name="P4"><text:s text:c="12"/>"--- <text:s/>------ <text:s text:c="11"/>-------------- <text:s text:c="2"/>----- <text:s text:c="8"/>\n",</text:p>
      <text:p text:style-name="P4"><text:s text:c="12"/>" 0 <text:s text:c="2"/>id <text:s text:c="15"/>293977 non-null <text:s/>int64 <text:s text:c="8"/>\n",</text:p>
      <text:p text:style-name="P4"><text:s text:c="12"/>" 1 <text:s text:c="2"/>id_order <text:s text:c="9"/>293977 non-null <text:s/>int64 <text:s text:c="8"/>\n",</text:p>
      <text:p text:style-name="P4"><text:s text:c="12"/>" 2 <text:s text:c="2"/>product_id <text:s text:c="7"/>293977 non-null <text:s/>int64 <text:s text:c="8"/>\n",</text:p>
      <text:p text:style-name="P4"><text:s text:c="12"/>" 3 <text:s text:c="2"/>product_quantity <text:s/>293977 non-null <text:s/>int64 <text:s text:c="8"/>\n",</text:p>
      <text:p text:style-name="P4"><text:s text:c="12"/>" 4 <text:s text:c="2"/>sku <text:s text:c="14"/>293977 non-null <text:s/>object <text:s text:c="7"/>\n",</text:p>
      <text:p text:style-name="P4"><text:s text:c="12"/>" 5 <text:s text:c="2"/>unit_price <text:s text:c="7"/>293977 non-null <text:s/>float64 <text:s text:c="6"/>\n",</text:p>
      <text:p text:style-name="P4"><text:s text:c="12"/>" 6 <text:s text:c="2"/>date <text:s text:c="13"/>293977 non-null <text:s/>datetime64[ns]\n",</text:p>
      <text:p text:style-name="P4"><text:s text:c="12"/>"dtypes: datetime64[ns](1), float64(1), int64(4), object(1)\n",</text:p>
      <text:p text:style-name="P4"><text:s text:c="12"/>"memory usage: 15.7+ MB\n"</text:p>
      <text:p text:style-name="P4"><text:s text:c="10"/>]</text:p>
      <text:p text:style-name="P4"><text:s text:c="8"/>}</text:p>
      <text:p text:style-name="P4"><text:s text:c="6"/>],</text:p>
      <text:p text:style-name="P4"><text:s text:c="6"/>"source": [</text:p>
      <text:p text:style-name="P4"><text:s text:c="8"/>"orderlines_df.loc[multiple_decimal_mask, 'unit_price'] = orderlines_df.loc[multiple_decimal_mask, 'unit_price'].str.replace(\".\", \"\", 1)\n",</text:p>
      <text:p text:style-name="P4"><text:s text:c="8"/>"\n",</text:p>
      <text:p text:style-name="P4"><text:s text:c="8"/>"# Converting unit_price type to numeric\n",</text:p>
      <text:p text:style-name="P4"><text:s text:c="8"/>"orderlines_df[\"unit_price\"] = pd.to_numeric(orderlines_df[\"unit_price\"])\n",</text:p>
      <text:p text:style-name="P4"><text:s text:c="8"/>"\n",</text:p>
      <text:p text:style-name="P4"><text:s text:c="8"/>"orderlines_df.info()"</text:p>
      <text:p text:style-name="P4"><text:s text:c="6"/>]</text:p>
      <text:p text:style-name="P4"><text:s text:c="4"/>},</text:p>
      <text:p text:style-name="P4"><text:s text:c="4"/>{</text:p>
      <text:p text:style-name="P4"><text:s text:c="6"/>"cell_type": "markdown",</text:p>
      <text:p text:style-name="P4"><text:s text:c="6"/>"metadata": {</text:p>
      <text:p text:style-name="P4"><text:s text:c="8"/>"id": "sBudIQLm6oJQ"</text:p>
      <text:p text:style-name="P4"><text:s text:c="6"/>},</text:p>
      <text:p text:style-name="P4"><text:s text:c="6"/>"source": [</text:p>
      <text:p text:style-name="P4"><text:s text:c="8"/>"It worked perfectly"</text:p>
      <text:p text:style-name="P4"><text:s text:c="6"/>]</text:p>
      <text:p text:style-name="P4"><text:s text:c="4"/>},</text:p>
      <text:p text:style-name="P4"><text:s text:c="4"/>{</text:p>
      <text:p text:style-name="P4"><text:s text:c="6"/>"cell_type": "markdown",</text:p>
      <text:p text:style-name="P4"><text:s text:c="6"/>"metadata": {</text:p>
      <text:p text:style-name="P4"><text:s text:c="8"/>"id": "1zGAzgIX8_-D"</text:p>
      <text:p text:style-name="P4"><text:s text:c="6"/>},</text:p>
      <text:p text:style-name="P4"><text:s text:c="6"/>"source": [</text:p>
      <text:p text:style-name="P4"><text:s text:c="8"/>"# Clean the `products` DataFrame"</text:p>
      <text:p text:style-name="P4"><text:s text:c="6"/>]</text:p>
      <text:p text:style-name="P4"><text:s text:c="4"/>},</text:p>
      <text:p text:style-name="P4"><text:s text:c="4"/>{</text:p>
      <text:p text:style-name="P4"><text:s text:c="6"/>"cell_type": "code",</text:p>
      <text:p text:style-name="P4"><text:s text:c="6"/>"execution_count": null,</text:p>
      <text:p text:style-name="P4"><text:s text:c="6"/>"metadata": {</text:p>
      <text:p text:style-name="P4"><text:s text:c="8"/>"id": "LtYqdFsa9KTS"</text:p>
      <text:p text:style-name="P4"><text:s text:c="6"/>},</text:p>
      <text:p text:style-name="P4"><text:s text:c="6"/>"outputs": [],</text:p>
      <text:p text:style-name="P4"><text:soft-page-break/><text:s text:c="6"/>"source": [</text:p>
      <text:p text:style-name="P4"><text:s text:c="8"/>"# # products.csv\n",</text:p>
      <text:p text:style-name="P4"><text:s text:c="8"/>"# url = \"https://drive.google.com/file/d/1afxwDXfl-7cQ_qLwyDitfcCx3u7WMvkU/view?usp=sharing\"\n",</text:p>
      <text:p text:style-name="P4"><text:s text:c="8"/>"# path = \"https://drive.google.com/uc?export=download&amp;id=\"+url.split(\"/\")[-2]\n",</text:p>
      <text:p text:style-name="P4"><text:s text:c="8"/>"# products = pd.read_csv(path)"</text:p>
      <text:p text:style-name="P4"><text:s text:c="6"/>]</text:p>
      <text:p text:style-name="P4"><text:s text:c="4"/>},</text:p>
      <text:p text:style-name="P4"><text:s text:c="4"/>{</text:p>
      <text:p text:style-name="P4"><text:s text:c="6"/>"cell_type": "code",</text:p>
      <text:p text:style-name="P4"><text:s text:c="6"/>"execution_count": 33,</text:p>
      <text:p text:style-name="P4"><text:s text:c="6"/>"metadata": {</text:p>
      <text:p text:style-name="P4"><text:s text:c="8"/>"id": "UW3zYoni9Vcy"</text:p>
      <text:p text:style-name="P4"><text:s text:c="6"/>},</text:p>
      <text:p text:style-name="P4"><text:s text:c="6"/>"outputs": [],</text:p>
      <text:p text:style-name="P4"><text:s text:c="6"/>"source": [</text:p>
      <text:p text:style-name="P4"><text:s text:c="8"/>"products = pd.read_csv('3_Data_Cleaning/data/products.csv')"</text:p>
      <text:p text:style-name="P4"><text:s text:c="6"/>]</text:p>
      <text:p text:style-name="P4"><text:s text:c="4"/>},</text:p>
      <text:p text:style-name="P4"><text:s text:c="4"/>{</text:p>
      <text:p text:style-name="P4"><text:s text:c="6"/>"cell_type": "code",</text:p>
      <text:p text:style-name="P4"><text:s text:c="6"/>"execution_count": 34,</text:p>
      <text:p text:style-name="P4"><text:s text:c="6"/>"metadata": {},</text:p>
      <text:p text:style-name="P4"><text:s text:c="6"/>"outputs": [],</text:p>
      <text:p text:style-name="P4"><text:s text:c="6"/>"source": [</text:p>
      <text:p text:style-name="P4"><text:s text:c="8"/>"products_df = products.copy()"</text:p>
      <text:p text:style-name="P4"><text:s text:c="6"/>]</text:p>
      <text:p text:style-name="P4"><text:s text:c="4"/>},</text:p>
      <text:p text:style-name="P4"><text:s text:c="4"/>{</text:p>
      <text:p text:style-name="P4"><text:s text:c="6"/>"cell_type": "code",</text:p>
      <text:p text:style-name="P4"><text:s text:c="6"/>"execution_count": 35,</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name",</text:p>
      <text:p text:style-name="P4"><text:soft-page-break/><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string"</text:p>
      <text:p text:style-name="P4"><text:s text:c="16"/>},</text:p>
      <text:p text:style-name="P4"><text:s text:c="16"/>{</text:p>
      <text:p text:style-name="P4"><text:s text:c="18"/>"name": "price",</text:p>
      <text:p text:style-name="P4"><text:s text:c="18"/>"rawType": "object",</text:p>
      <text:p text:style-name="P4"><text:s text:c="18"/>"type": "string"</text:p>
      <text:p text:style-name="P4"><text:s text:c="16"/>},</text:p>
      <text:p text:style-name="P4"><text:s text:c="16"/>{</text:p>
      <text:p text:style-name="P4"><text:s text:c="18"/>"name": "promo_price",</text:p>
      <text:p text:style-name="P4"><text:s text:c="18"/>"rawType": "object",</text:p>
      <text:p text:style-name="P4"><text:s text:c="18"/>"type": "string"</text:p>
      <text:p text:style-name="P4"><text:s text:c="16"/>},</text:p>
      <text:p text:style-name="P4"><text:s text:c="16"/>{</text:p>
      <text:p text:style-name="P4"><text:s text:c="18"/>"name": "in_stock",</text:p>
      <text:p text:style-name="P4"><text:s text:c="18"/>"rawType": "int64",</text:p>
      <text:p text:style-name="P4"><text:s text:c="18"/>"type": "integer"</text:p>
      <text:p text:style-name="P4"><text:s text:c="16"/>},</text:p>
      <text:p text:style-name="P4"><text:s text:c="16"/>{</text:p>
      <text:p text:style-name="P4"><text:s text:c="18"/>"name": "type",</text:p>
      <text:p text:style-name="P4"><text:s text:c="18"/>"rawType": "object",</text:p>
      <text:p text:style-name="P4"><text:s text:c="18"/>"type": "string"</text:p>
      <text:p text:style-name="P4"><text:s text:c="16"/>}</text:p>
      <text:p text:style-name="P4"><text:s text:c="14"/>],</text:p>
      <text:p text:style-name="P4"><text:s text:c="14"/>"ref": "6ce5e6ee-3601-4b0b-b833-f022654fe213",</text:p>
      <text:p text:style-name="P4"><text:s text:c="14"/>"rows": [</text:p>
      <text:p text:style-name="P4"><text:s text:c="16"/>[</text:p>
      <text:p text:style-name="P4"><text:s text:c="18"/>"19027",</text:p>
      <text:p text:style-name="P4"><text:s text:c="18"/>"PAC2503",</text:p>
      <text:p text:style-name="P4"><text:s text:c="18"/>"OWC ThuderBay RAID Thunderbolt 4 3 | 24TB (4x6TB) Seagate Iron Wolf",</text:p>
      <text:p text:style-name="P4"><text:s text:c="18"/>"RAID Disk external box 25 inch and 35 inch two connectors Thunderbolt 3",</text:p>
      <text:p text:style-name="P4"><text:s text:c="18"/>"1724.95",</text:p>
      <text:p text:style-name="P4"><text:s text:c="18"/>"13.413.685",</text:p>
      <text:p text:style-name="P4"><text:s text:c="18"/>"0",</text:p>
      <text:p text:style-name="P4"><text:s text:c="18"/>"11935397"</text:p>
      <text:p text:style-name="P4"><text:s text:c="16"/>],</text:p>
      <text:p text:style-name="P4"><text:s text:c="16"/>[</text:p>
      <text:p text:style-name="P4"><text:s text:c="18"/>"14360",</text:p>
      <text:p text:style-name="P4"><text:s text:c="18"/>"APP1825",</text:p>
      <text:p text:style-name="P4"><text:s text:c="18"/>"Apple MacBook Pro 13 \"Core i7 24GHz | 8GB RAM | 512GB PCIe SSD Gray Space",</text:p>
      <text:p text:style-name="P4"><text:s text:c="18"/>"MacBook Pro 13 inch i7 to 24GHz with 8GB RAM and 512GB SSD PCIe (MLL42Y / A)",</text:p>
      <text:p text:style-name="P4"><text:s text:c="18"/>"2299",</text:p>
      <text:p text:style-name="P4"><text:s text:c="18"/>"21.055.936",</text:p>
      <text:p text:style-name="P4"><text:soft-page-break/><text:s text:c="18"/>"0",</text:p>
      <text:p text:style-name="P4"><text:s text:c="18"/>"2158"</text:p>
      <text:p text:style-name="P4"><text:s text:c="16"/>],</text:p>
      <text:p text:style-name="P4"><text:s text:c="16"/>[</text:p>
      <text:p text:style-name="P4"><text:s text:c="18"/>"10212",</text:p>
      <text:p text:style-name="P4"><text:s text:c="18"/>"PAC1594",</text:p>
      <text:p text:style-name="P4"><text:s text:c="18"/>"Apple iMac 27 \"Core i5 3.2GHz Retina 5K | 32GB RAM | 1TB SSD | AMD Radeon R9 M390",</text:p>
      <text:p text:style-name="P4"><text:s text:c="18"/>"Desktop computer iMac 27-inch 3.2GHz Core i5 5K Retina | 32GB RAM | 1TB SSD | AMD Radeon R9 M390 (MK472Y / A)",</text:p>
      <text:p text:style-name="P4"><text:s text:c="18"/>"3889",</text:p>
      <text:p text:style-name="P4"><text:s text:c="18"/>"28.489.898",</text:p>
      <text:p text:style-name="P4"><text:s text:c="18"/>"0",</text:p>
      <text:p text:style-name="P4"><text:s text:c="18"/>"5,74E+15"</text:p>
      <text:p text:style-name="P4"><text:s text:c="16"/>],</text:p>
      <text:p text:style-name="P4"><text:s text:c="16"/>[</text:p>
      <text:p text:style-name="P4"><text:s text:c="18"/>"11542",</text:p>
      <text:p text:style-name="P4"><text:s text:c="18"/>"TWS0095",</text:p>
      <text:p text:style-name="P4"><text:s text:c="18"/>"Twelve South BookBook MacBook sleeve Rutledge 12 \"brown",</text:p>
      <text:p text:style-name="P4"><text:s text:c="18"/>"Cover hardcover book design and vintage leather with padded interior for Macbook 12 inches.",</text:p>
      <text:p text:style-name="P4"><text:s text:c="18"/>"99.99",</text:p>
      <text:p text:style-name="P4"><text:s text:c="18"/>"929.885",</text:p>
      <text:p text:style-name="P4"><text:s text:c="18"/>"0",</text:p>
      <text:p text:style-name="P4"><text:s text:c="18"/>"13835403"</text:p>
      <text:p text:style-name="P4"><text:s text:c="16"/>],</text:p>
      <text:p text:style-name="P4"><text:s text:c="16"/>[</text:p>
      <text:p text:style-name="P4"><text:s text:c="18"/>"10154",</text:p>
      <text:p text:style-name="P4"><text:s text:c="18"/>"PAC1592",</text:p>
      <text:p text:style-name="P4"><text:s text:c="18"/>"Apple iMac 27 \"Core i5 3.2GHz Retina 5K | 8GB RAM | 1TB SSD | AMD Radeon R9 M390",</text:p>
      <text:p text:style-name="P4"><text:s text:c="18"/>"Desktop computer iMac 27-inch 3.2GHz Core i5 5K Retina | 8GB RAM | 1TB SSD | AMD Radeon R9 M390 (MK472Y / A)",</text:p>
      <text:p text:style-name="P4"><text:s text:c="18"/>"3169",</text:p>
      <text:p text:style-name="P4"><text:s text:c="18"/>"25.979.898",</text:p>
      <text:p text:style-name="P4"><text:s text:c="18"/>"0",</text:p>
      <text:p text:style-name="P4"><text:s text:c="18"/>"5,74E+15"</text:p>
      <text:p text:style-name="P4"><text:s text:c="16"/>],</text:p>
      <text:p text:style-name="P4"><text:s text:c="16"/>[</text:p>
      <text:p text:style-name="P4"><text:s text:c="18"/>"2684",</text:p>
      <text:p text:style-name="P4"><text:s text:c="18"/>"QNA0116",</text:p>
      <text:p text:style-name="P4"><text:s text:c="18"/>"QNAP TVS-863 | 4GB RAM Mac and PC Server Nas",</text:p>
      <text:p text:style-name="P4"><text:s text:c="18"/>"8-bay NAS Server for Mac and PC.",</text:p>
      <text:p text:style-name="P4"><text:s text:c="18"/>"1136.19",</text:p>
      <text:p text:style-name="P4"><text:s text:c="18"/>"11.359.904",</text:p>
      <text:p text:style-name="P4"><text:s text:c="18"/>"0",</text:p>
      <text:p text:style-name="P4"><text:s text:c="18"/>"12175397"</text:p>
      <text:p text:style-name="P4"><text:s text:c="16"/>],</text:p>
      <text:p text:style-name="P4"><text:s text:c="16"/>[</text:p>
      <text:p text:style-name="P4"><text:soft-page-break/><text:s text:c="18"/>"18922",</text:p>
      <text:p text:style-name="P4"><text:s text:c="18"/>"LIF0114-A",</text:p>
      <text:p text:style-name="P4"><text:s text:c="18"/>"Open - LifeProof nüüd Submersible iPhone Case 7 Blue",</text:p>
      <text:p text:style-name="P4"><text:s text:c="18"/>"submersible and resistant to extreme conditions Reconditioned Case for iPhone 7",</text:p>
      <text:p text:style-name="P4"><text:s text:c="18"/>"89.99",</text:p>
      <text:p text:style-name="P4"><text:s text:c="18"/>"42.729",</text:p>
      <text:p text:style-name="P4"><text:s text:c="18"/>"1",</text:p>
      <text:p text:style-name="P4"><text:s text:c="18"/>"11865403"</text:p>
      <text:p text:style-name="P4"><text:s text:c="16"/>],</text:p>
      <text:p text:style-name="P4"><text:s text:c="16"/>[</text:p>
      <text:p text:style-name="P4"><text:s text:c="18"/>"16120",</text:p>
      <text:p text:style-name="P4"><text:s text:c="18"/>"AKI0019",</text:p>
      <text:p text:style-name="P4"><text:s text:c="18"/>"Akitio Thunder2 QUAD Case External Thunderbolt 2",</text:p>
      <text:p text:style-name="P4"><text:s text:c="18"/>"Disk outer box 25 inch and 35 inch Thunderbolt 2 (20 Gbps) connection for Mac and PC",</text:p>
      <text:p text:style-name="P4"><text:s text:c="18"/>"468",</text:p>
      <text:p text:style-name="P4"><text:s text:c="18"/>"4.315.114",</text:p>
      <text:p text:style-name="P4"><text:s text:c="18"/>"0",</text:p>
      <text:p text:style-name="P4"><text:s text:c="18"/>"12995397"</text:p>
      <text:p text:style-name="P4"><text:s text:c="16"/>],</text:p>
      <text:p text:style-name="P4"><text:s text:c="16"/>[</text:p>
      <text:p text:style-name="P4"><text:s text:c="18"/>"6633",</text:p>
      <text:p text:style-name="P4"><text:s text:c="18"/>"PAC1238",</text:p>
      <text:p text:style-name="P4"><text:s text:c="18"/>"Apple iMac 27 \"Core i7 Retina 5K 4GHz | 32GB | 1TB SSD | R9 M395X 4GB",</text:p>
      <text:p text:style-name="P4"><text:s text:c="18"/>"IMac desktop computer 27 inch Retina 5K RAM 32GB SSD 1TB and R9 M395X graphics 4GB (MK482Y / A).",</text:p>
      <text:p text:style-name="P4"><text:s text:c="18"/>"4669",</text:p>
      <text:p text:style-name="P4"><text:s text:c="18"/>"37.695.036",</text:p>
      <text:p text:style-name="P4"><text:s text:c="18"/>"0",</text:p>
      <text:p text:style-name="P4"><text:s text:c="18"/>"5,74E+15"</text:p>
      <text:p text:style-name="P4"><text:s text:c="16"/>],</text:p>
      <text:p text:style-name="P4"><text:s text:c="16"/>[</text:p>
      <text:p text:style-name="P4"><text:s text:c="18"/>"6971",</text:p>
      <text:p text:style-name="P4"><text:s text:c="18"/>"PAC1610",</text:p>
      <text:p text:style-name="P4"><text:s text:c="18"/>"Apple iMac 27 \"Core i5 3.3GHz Retina 5K | 8GB RAM | 2TB SSD",</text:p>
      <text:p text:style-name="P4"><text:s text:c="18"/>"Desktop computer iMac 27-inch 3.3GHz Core i5 5K Retina | 8GB RAM | 2TB SSD | R9 M395X 4GB (MK482Y / A)",</text:p>
      <text:p text:style-name="P4"><text:s text:c="18"/>"4069",</text:p>
      <text:p text:style-name="P4"><text:s text:c="18"/>"31.889.901",</text:p>
      <text:p text:style-name="P4"><text:s text:c="18"/>"0",</text:p>
      <text:p text:style-name="P4"><text:s text:c="18"/>"5,74E+15"</text:p>
      <text:p text:style-name="P4"><text:s text:c="16"/>],</text:p>
      <text:p text:style-name="P4"><text:s text:c="16"/>[</text:p>
      <text:p text:style-name="P4"><text:s text:c="18"/>"3018",</text:p>
      <text:p text:style-name="P4"><text:s text:c="18"/>"ZAG0021",</text:p>
      <text:p text:style-name="P4"><text:s text:c="18"/>"Zagg invisibleSHIELD Screen Protector Apple Watch 38mm",</text:p>
      <text:p text:style-name="P4"><text:s text:c="18"/>"Screen Protector for Apple Watch.",</text:p>
      <text:p text:style-name="P4"><text:s text:c="18"/>"9.99",</text:p>
      <text:p text:style-name="P4"><text:s text:c="18"/>"69.902",</text:p>
      <text:p text:style-name="P4"><text:s text:c="18"/>"1",</text:p>
      <text:p text:style-name="P4"><text:soft-page-break/><text:s text:c="18"/>"2425"</text:p>
      <text:p text:style-name="P4"><text:s text:c="16"/>],</text:p>
      <text:p text:style-name="P4"><text:s text:c="16"/>[</text:p>
      <text:p text:style-name="P4"><text:s text:c="18"/>"8306",</text:p>
      <text:p text:style-name="P4"><text:s text:c="18"/>"PAC1585",</text:p>
      <text:p text:style-name="P4"><text:s text:c="18"/>"Apple iMac 21.5 \"Core i7 3.3GHz 4K Retina | 16GB RAM | 2TB SSD",</text:p>
      <text:p text:style-name="P4"><text:s text:c="18"/>"Desktop computer iMac 21.5-inch 3.3GHz Core i7 4K Retina | 16GB RAM | 2TB SSD (MK452Y / A)",</text:p>
      <text:p text:style-name="P4"><text:s text:c="18"/>"3649",</text:p>
      <text:p text:style-name="P4"><text:s text:c="18"/>"2749.99",</text:p>
      <text:p text:style-name="P4"><text:s text:c="18"/>"0",</text:p>
      <text:p text:style-name="P4"><text:s text:c="18"/>"1282"</text:p>
      <text:p text:style-name="P4"><text:s text:c="16"/>],</text:p>
      <text:p text:style-name="P4"><text:s text:c="16"/>[</text:p>
      <text:p text:style-name="P4"><text:s text:c="18"/>"5065",</text:p>
      <text:p text:style-name="P4"><text:s text:c="18"/>"PAC1045",</text:p>
      <text:p text:style-name="P4"><text:s text:c="18"/>"Apple iMac 27 \"Core i7 Retina 5K 4GHz | 16GB | 512GB Flash",</text:p>
      <text:p text:style-name="P4"><text:s text:c="18"/>"IMac desktop computer 27 inch 5K Retina i7 4GHz 512GB Flash RAM 16GB (MK482Y / A).",</text:p>
      <text:p text:style-name="P4"><text:s text:c="18"/>"3409",</text:p>
      <text:p text:style-name="P4"><text:s text:c="18"/>"31.019.899",</text:p>
      <text:p text:style-name="P4"><text:s text:c="18"/>"0",</text:p>
      <text:p text:style-name="P4"><text:s text:c="18"/>"5,74E+15"</text:p>
      <text:p text:style-name="P4"><text:s text:c="16"/>],</text:p>
      <text:p text:style-name="P4"><text:s text:c="16"/>[</text:p>
      <text:p text:style-name="P4"><text:s text:c="18"/>"12283",</text:p>
      <text:p text:style-name="P4"><text:s text:c="18"/>"APP1468",</text:p>
      <text:p text:style-name="P4"><text:s text:c="18"/>"Apple Watch Sport Silver 38mm white sports strap",</text:p>
      <text:p text:style-name="P4"><text:s text:c="18"/>"Apple Watch Sport Silver 38mm white sports belt (MJ2T2TY / A)",</text:p>
      <text:p text:style-name="P4"><text:s text:c="18"/>"369",</text:p>
      <text:p text:style-name="P4"><text:s text:c="18"/>"3.690.004",</text:p>
      <text:p text:style-name="P4"><text:s text:c="18"/>"0",</text:p>
      <text:p text:style-name="P4"><text:s text:c="18"/>"24885185"</text:p>
      <text:p text:style-name="P4"><text:s text:c="16"/>],</text:p>
      <text:p text:style-name="P4"><text:s text:c="16"/>[</text:p>
      <text:p text:style-name="P4"><text:s text:c="18"/>"4828",</text:p>
      <text:p text:style-name="P4"><text:s text:c="18"/>"PAC1041",</text:p>
      <text:p text:style-name="P4"><text:s text:c="18"/>"Apple iMac 27 \"Core i7 Retina 5K 4GHz | 16GB | 256GB Flash | AMD Radeon R9 M395",</text:p>
      <text:p text:style-name="P4"><text:s text:c="18"/>"IMac desktop computer 27 inch 5K Retina i7 4GHz 256GB Flash RAM 16GB (MK482Y / A).",</text:p>
      <text:p text:style-name="P4"><text:s text:c="18"/>"3169",</text:p>
      <text:p text:style-name="P4"><text:s text:c="18"/>"28.739.896",</text:p>
      <text:p text:style-name="P4"><text:s text:c="18"/>"0",</text:p>
      <text:p text:style-name="P4"><text:s text:c="18"/>"5,74E+15"</text:p>
      <text:p text:style-name="P4"><text:s text:c="16"/>],</text:p>
      <text:p text:style-name="P4"><text:s text:c="16"/>[</text:p>
      <text:p text:style-name="P4"><text:s text:c="18"/>"15390",</text:p>
      <text:p text:style-name="P4"><text:s text:c="18"/>"REP0300",</text:p>
      <text:p text:style-name="P4"><text:soft-page-break/><text:s text:c="18"/>"Full screen repair iPhone 6 Plus",</text:p>
      <text:p text:style-name="P4"><text:s text:c="18"/>"Repair service including parts and labor for iPhone 6 Plus",</text:p>
      <text:p text:style-name="P4"><text:s text:c="18"/>"99.99",</text:p>
      <text:p text:style-name="P4"><text:s text:c="18"/>"999.899",</text:p>
      <text:p text:style-name="P4"><text:s text:c="18"/>"0",</text:p>
      <text:p text:style-name="P4"><text:s text:c="18"/>"1,44E+11"</text:p>
      <text:p text:style-name="P4"><text:s text:c="16"/>],</text:p>
      <text:p text:style-name="P4"><text:s text:c="16"/>[</text:p>
      <text:p text:style-name="P4"><text:s text:c="18"/>"912",</text:p>
      <text:p text:style-name="P4"><text:s text:c="18"/>"GRT0312",</text:p>
      <text:p text:style-name="P4"><text:s text:c="18"/>"Griffin Multidock February 10 bays Cargo Security and iPad",</text:p>
      <text:p text:style-name="P4"><text:s text:c="18"/>"charging station 10 devices.",</text:p>
      <text:p text:style-name="P4"><text:s text:c="18"/>"899",</text:p>
      <text:p text:style-name="P4"><text:s text:c="18"/>"8.989.937",</text:p>
      <text:p text:style-name="P4"><text:s text:c="18"/>"0",</text:p>
      <text:p text:style-name="P4"><text:s text:c="18"/>"1216"</text:p>
      <text:p text:style-name="P4"><text:s text:c="16"/>],</text:p>
      <text:p text:style-name="P4"><text:s text:c="16"/>[</text:p>
      <text:p text:style-name="P4"><text:s text:c="18"/>"6650",</text:p>
      <text:p text:style-name="P4"><text:s text:c="18"/>"PAC1237",</text:p>
      <text:p text:style-name="P4"><text:s text:c="18"/>"Apple iMac 27 \"Core i7 Retina 5K 4GHz | 16GB | 1TB SSD | R9 M395X 4GB",</text:p>
      <text:p text:style-name="P4"><text:s text:c="18"/>"IMac desktop computer 27 inch Retina 5K RAM 16GB SSD 1TB (MK482Y / A).",</text:p>
      <text:p text:style-name="P4"><text:s text:c="18"/>"4189",</text:p>
      <text:p text:style-name="P4"><text:s text:c="18"/>"35.949.899",</text:p>
      <text:p text:style-name="P4"><text:s text:c="18"/>"0",</text:p>
      <text:p text:style-name="P4"><text:s text:c="18"/>"5,74E+15"</text:p>
      <text:p text:style-name="P4"><text:s text:c="16"/>],</text:p>
      <text:p text:style-name="P4"><text:s text:c="16"/>[</text:p>
      <text:p text:style-name="P4"><text:s text:c="18"/>"13459",</text:p>
      <text:p text:style-name="P4"><text:s text:c="18"/>"MOS0205",</text:p>
      <text:p text:style-name="P4"><text:s text:c="18"/>"Moshi iGlaze iPhone Armor Case 7 Black",</text:p>
      <text:p text:style-name="P4"><text:s text:c="18"/>"protective cover two colors with metallic accents for iPhone 7",</text:p>
      <text:p text:style-name="P4"><text:s text:c="18"/>"40",</text:p>
      <text:p text:style-name="P4"><text:s text:c="18"/>"329.894",</text:p>
      <text:p text:style-name="P4"><text:s text:c="18"/>"0",</text:p>
      <text:p text:style-name="P4"><text:s text:c="18"/>"11865403"</text:p>
      <text:p text:style-name="P4"><text:s text:c="16"/>],</text:p>
      <text:p text:style-name="P4"><text:s text:c="16"/>[</text:p>
      <text:p text:style-name="P4"><text:s text:c="18"/>"17558",</text:p>
      <text:p text:style-name="P4"><text:s text:c="18"/>"AP20332",</text:p>
      <text:p text:style-name="P4"><text:s text:c="18"/>"Like new - Apple Smart Cover iPad Mini 4 Charcoal Gray",</text:p>
      <text:p text:style-name="P4"><text:s text:c="18"/>"Polyurethane Smart Cover for iPad Reconditioned Mini 4.",</text:p>
      <text:p text:style-name="P4"><text:s text:c="18"/>"45",</text:p>
      <text:p text:style-name="P4"><text:s text:c="18"/>"219.905",</text:p>
      <text:p text:style-name="P4"><text:s text:c="18"/>"0",</text:p>
      <text:p text:style-name="P4"><text:s text:c="18"/>"12635403"</text:p>
      <text:p text:style-name="P4"><text:s text:c="16"/>]</text:p>
      <text:p text:style-name="P4"><text:s text:c="14"/>],</text:p>
      <text:p text:style-name="P4"><text:s text:c="14"/>"shape": {</text:p>
      <text:p text:style-name="P4"><text:soft-page-break/><text:s text:c="16"/>"columns": 7,</text:p>
      <text:p text:style-name="P4"><text:s text:c="16"/>"rows": 20</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sku&lt;/th&gt;\n",</text:p>
      <text:p text:style-name="P4"><text:s text:c="14"/>" <text:s text:c="5"/>&lt;th&gt;name&lt;/th&gt;\n",</text:p>
      <text:p text:style-name="P4"><text:s text:c="14"/>" <text:s text:c="5"/>&lt;th&gt;desc&lt;/th&gt;\n",</text:p>
      <text:p text:style-name="P4"><text:s text:c="14"/>" <text:s text:c="5"/>&lt;th&gt;price&lt;/th&gt;\n",</text:p>
      <text:p text:style-name="P4"><text:s text:c="14"/>" <text:s text:c="5"/>&lt;th&gt;promo_price&lt;/th&gt;\n",</text:p>
      <text:p text:style-name="P4"><text:s text:c="14"/>" <text:s text:c="5"/>&lt;th&gt;in_stock&lt;/th&gt;\n",</text:p>
      <text:p text:style-name="P4"><text:s text:c="14"/>" <text:s text:c="5"/>&lt;th&gt;typ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19027&lt;/th&gt;\n",</text:p>
      <text:p text:style-name="P4"><text:s text:c="14"/>" <text:s text:c="5"/>&lt;td&gt;PAC2503&lt;/td&gt;\n",</text:p>
      <text:p text:style-name="P4"><text:s text:c="14"/>" <text:s text:c="5"/>&lt;td&gt;OWC ThuderBay RAID Thunderbolt 4 3 | 24TB (4x6...&lt;/td&gt;\n",</text:p>
      <text:p text:style-name="P4"><text:s text:c="14"/>" <text:s text:c="5"/>&lt;td&gt;RAID Disk external box 25 inch and 35 inch two...&lt;/td&gt;\n",</text:p>
      <text:p text:style-name="P4"><text:s text:c="14"/>" <text:s text:c="5"/>&lt;td&gt;1724.95&lt;/td&gt;\n",</text:p>
      <text:p text:style-name="P4"><text:s text:c="14"/>" <text:s text:c="5"/>&lt;td&gt;13.413.685&lt;/td&gt;\n",</text:p>
      <text:p text:style-name="P4"><text:s text:c="14"/>" <text:s text:c="5"/>&lt;td&gt;0&lt;/td&gt;\n",</text:p>
      <text:p text:style-name="P4"><text:s text:c="14"/>" <text:s text:c="5"/>&lt;td&gt;11935397&lt;/td&gt;\n",</text:p>
      <text:p text:style-name="P4"><text:s text:c="14"/>" <text:s text:c="3"/>&lt;/tr&gt;\n",</text:p>
      <text:p text:style-name="P4"><text:s text:c="14"/>" <text:s text:c="3"/>&lt;tr&gt;\n",</text:p>
      <text:p text:style-name="P4"><text:s text:c="14"/>" <text:s text:c="5"/>&lt;th&gt;14360&lt;/th&gt;\n",</text:p>
      <text:p text:style-name="P4"><text:s text:c="14"/>" <text:s text:c="5"/>&lt;td&gt;APP1825&lt;/td&gt;\n",</text:p>
      <text:p text:style-name="P4"><text:s text:c="14"/>" <text:s text:c="5"/>&lt;td&gt;Apple MacBook Pro 13 \"Core i7 24GHz | 8GB RAM ...&lt;/td&gt;\n",</text:p>
      <text:p text:style-name="P4"><text:s text:c="14"/>" <text:s text:c="5"/>&lt;td&gt;MacBook Pro 13 inch i7 to 24GHz with 8GB RAM a...&lt;/td&gt;\n",</text:p>
      <text:p text:style-name="P4"><text:s text:c="14"/>" <text:s text:c="5"/>&lt;td&gt;2299&lt;/td&gt;\n",</text:p>
      <text:p text:style-name="P4"><text:soft-page-break/><text:s text:c="14"/>" <text:s text:c="5"/>&lt;td&gt;21.055.936&lt;/td&gt;\n",</text:p>
      <text:p text:style-name="P4"><text:s text:c="14"/>" <text:s text:c="5"/>&lt;td&gt;0&lt;/td&gt;\n",</text:p>
      <text:p text:style-name="P4"><text:s text:c="14"/>" <text:s text:c="5"/>&lt;td&gt;2158&lt;/td&gt;\n",</text:p>
      <text:p text:style-name="P4"><text:s text:c="14"/>" <text:s text:c="3"/>&lt;/tr&gt;\n",</text:p>
      <text:p text:style-name="P4"><text:s text:c="14"/>" <text:s text:c="3"/>&lt;tr&gt;\n",</text:p>
      <text:p text:style-name="P4"><text:s text:c="14"/>" <text:s text:c="5"/>&lt;th&gt;10212&lt;/th&gt;\n",</text:p>
      <text:p text:style-name="P4"><text:s text:c="14"/>" <text:s text:c="5"/>&lt;td&gt;PAC1594&lt;/td&gt;\n",</text:p>
      <text:p text:style-name="P4"><text:s text:c="14"/>" <text:s text:c="5"/>&lt;td&gt;Apple iMac 27 \"Core i5 3.2GHz Retina 5K | 32GB...&lt;/td&gt;\n",</text:p>
      <text:p text:style-name="P4"><text:s text:c="14"/>" <text:s text:c="5"/>&lt;td&gt;Desktop computer iMac 27-inch 3.2GHz Core i5 5...&lt;/td&gt;\n",</text:p>
      <text:p text:style-name="P4"><text:s text:c="14"/>" <text:s text:c="5"/>&lt;td&gt;3889&lt;/td&gt;\n",</text:p>
      <text:p text:style-name="P4"><text:s text:c="14"/>" <text:s text:c="5"/>&lt;td&gt;28.489.898&lt;/td&gt;\n",</text:p>
      <text:p text:style-name="P4"><text:s text:c="14"/>" <text:s text:c="5"/>&lt;td&gt;0&lt;/td&gt;\n",</text:p>
      <text:p text:style-name="P4"><text:s text:c="14"/>" <text:s text:c="5"/>&lt;td&gt;5,74E+15&lt;/td&gt;\n",</text:p>
      <text:p text:style-name="P4"><text:s text:c="14"/>" <text:s text:c="3"/>&lt;/tr&gt;\n",</text:p>
      <text:p text:style-name="P4"><text:s text:c="14"/>" <text:s text:c="3"/>&lt;tr&gt;\n",</text:p>
      <text:p text:style-name="P4"><text:s text:c="14"/>" <text:s text:c="5"/>&lt;th&gt;11542&lt;/th&gt;\n",</text:p>
      <text:p text:style-name="P4"><text:s text:c="14"/>" <text:s text:c="5"/>&lt;td&gt;TWS0095&lt;/td&gt;\n",</text:p>
      <text:p text:style-name="P4"><text:s text:c="14"/>" <text:s text:c="5"/>&lt;td&gt;Twelve South BookBook MacBook sleeve Rutledge ...&lt;/td&gt;\n",</text:p>
      <text:p text:style-name="P4"><text:s text:c="14"/>" <text:s text:c="5"/>&lt;td&gt;Cover hardcover book design and vintage leathe...&lt;/td&gt;\n",</text:p>
      <text:p text:style-name="P4"><text:s text:c="14"/>" <text:s text:c="5"/>&lt;td&gt;99.99&lt;/td&gt;\n",</text:p>
      <text:p text:style-name="P4"><text:s text:c="14"/>" <text:s text:c="5"/>&lt;td&gt;929.885&lt;/td&gt;\n",</text:p>
      <text:p text:style-name="P4"><text:s text:c="14"/>" <text:s text:c="5"/>&lt;td&gt;0&lt;/td&gt;\n",</text:p>
      <text:p text:style-name="P4"><text:s text:c="14"/>" <text:s text:c="5"/>&lt;td&gt;13835403&lt;/td&gt;\n",</text:p>
      <text:p text:style-name="P4"><text:s text:c="14"/>" <text:s text:c="3"/>&lt;/tr&gt;\n",</text:p>
      <text:p text:style-name="P4"><text:s text:c="14"/>" <text:s text:c="3"/>&lt;tr&gt;\n",</text:p>
      <text:p text:style-name="P4"><text:s text:c="14"/>" <text:s text:c="5"/>&lt;th&gt;10154&lt;/th&gt;\n",</text:p>
      <text:p text:style-name="P4"><text:s text:c="14"/>" <text:s text:c="5"/>&lt;td&gt;PAC1592&lt;/td&gt;\n",</text:p>
      <text:p text:style-name="P4"><text:s text:c="14"/>" <text:s text:c="5"/>&lt;td&gt;Apple iMac 27 \"Core i5 3.2GHz Retina 5K | 8GB ...&lt;/td&gt;\n",</text:p>
      <text:p text:style-name="P4"><text:s text:c="14"/>" <text:s text:c="5"/>&lt;td&gt;Desktop computer iMac 27-inch 3.2GHz Core i5 5...&lt;/td&gt;\n",</text:p>
      <text:p text:style-name="P4"><text:s text:c="14"/>" <text:s text:c="5"/>&lt;td&gt;3169&lt;/td&gt;\n",</text:p>
      <text:p text:style-name="P4"><text:s text:c="14"/>" <text:s text:c="5"/>&lt;td&gt;25.979.898&lt;/td&gt;\n",</text:p>
      <text:p text:style-name="P4"><text:s text:c="14"/>" <text:s text:c="5"/>&lt;td&gt;0&lt;/td&gt;\n",</text:p>
      <text:p text:style-name="P4"><text:s text:c="14"/>" <text:s text:c="5"/>&lt;td&gt;5,74E+15&lt;/td&gt;\n",</text:p>
      <text:p text:style-name="P4"><text:s text:c="14"/>" <text:s text:c="3"/>&lt;/tr&gt;\n",</text:p>
      <text:p text:style-name="P4"><text:s text:c="14"/>" <text:s text:c="3"/>&lt;tr&gt;\n",</text:p>
      <text:p text:style-name="P4"><text:s text:c="14"/>" <text:s text:c="5"/>&lt;th&gt;2684&lt;/th&gt;\n",</text:p>
      <text:p text:style-name="P4"><text:s text:c="14"/>" <text:s text:c="5"/>&lt;td&gt;QNA0116&lt;/td&gt;\n",</text:p>
      <text:p text:style-name="P4"><text:s text:c="14"/>" <text:s text:c="5"/>&lt;td&gt;QNAP TVS-863 | 4GB RAM Mac and PC Server Nas&lt;/td&gt;\n",</text:p>
      <text:p text:style-name="P4"><text:s text:c="14"/>" <text:s text:c="5"/>&lt;td&gt;8-bay NAS Server for Mac and PC.&lt;/td&gt;\n",</text:p>
      <text:p text:style-name="P4"><text:s text:c="14"/>" <text:s text:c="5"/>&lt;td&gt;1136.19&lt;/td&gt;\n",</text:p>
      <text:p text:style-name="P4"><text:s text:c="14"/>" <text:s text:c="5"/>&lt;td&gt;11.359.904&lt;/td&gt;\n",</text:p>
      <text:p text:style-name="P4"><text:s text:c="14"/>" <text:s text:c="5"/>&lt;td&gt;0&lt;/td&gt;\n",</text:p>
      <text:p text:style-name="P4"><text:s text:c="14"/>" <text:s text:c="5"/>&lt;td&gt;12175397&lt;/td&gt;\n",</text:p>
      <text:p text:style-name="P4"><text:s text:c="14"/>" <text:s text:c="3"/>&lt;/tr&gt;\n",</text:p>
      <text:p text:style-name="P4"><text:s text:c="14"/>" <text:s text:c="3"/>&lt;tr&gt;\n",</text:p>
      <text:p text:style-name="P4"><text:s text:c="14"/>" <text:s text:c="5"/>&lt;th&gt;18922&lt;/th&gt;\n",</text:p>
      <text:p text:style-name="P4"><text:s text:c="14"/>" <text:s text:c="5"/>&lt;td&gt;LIF0114-A&lt;/td&gt;\n",</text:p>
      <text:p text:style-name="P4"><text:s text:c="14"/>" <text:s text:c="5"/>&lt;td&gt;Open - LifeProof nüüd Submersible iPhone Case ...&lt;/td&gt;\n",</text:p>
      <text:p text:style-name="P4"><text:s text:c="14"/>" <text:s text:c="5"/>&lt;td&gt;submersible and resistant to extreme condition...&lt;/td&gt;\n",</text:p>
      <text:p text:style-name="P4"><text:soft-page-break/><text:s text:c="14"/>" <text:s text:c="5"/>&lt;td&gt;89.99&lt;/td&gt;\n",</text:p>
      <text:p text:style-name="P4"><text:s text:c="14"/>" <text:s text:c="5"/>&lt;td&gt;42.729&lt;/td&gt;\n",</text:p>
      <text:p text:style-name="P4"><text:s text:c="14"/>" <text:s text:c="5"/>&lt;td&gt;1&lt;/td&gt;\n",</text:p>
      <text:p text:style-name="P4"><text:s text:c="14"/>" <text:s text:c="5"/>&lt;td&gt;11865403&lt;/td&gt;\n",</text:p>
      <text:p text:style-name="P4"><text:s text:c="14"/>" <text:s text:c="3"/>&lt;/tr&gt;\n",</text:p>
      <text:p text:style-name="P4"><text:s text:c="14"/>" <text:s text:c="3"/>&lt;tr&gt;\n",</text:p>
      <text:p text:style-name="P4"><text:s text:c="14"/>" <text:s text:c="5"/>&lt;th&gt;16120&lt;/th&gt;\n",</text:p>
      <text:p text:style-name="P4"><text:s text:c="14"/>" <text:s text:c="5"/>&lt;td&gt;AKI0019&lt;/td&gt;\n",</text:p>
      <text:p text:style-name="P4"><text:s text:c="14"/>" <text:s text:c="5"/>&lt;td&gt;Akitio Thunder2 QUAD Case External Thunderbolt 2&lt;/td&gt;\n",</text:p>
      <text:p text:style-name="P4"><text:s text:c="14"/>" <text:s text:c="5"/>&lt;td&gt;Disk outer box 25 inch and 35 inch Thunderbolt...&lt;/td&gt;\n",</text:p>
      <text:p text:style-name="P4"><text:s text:c="14"/>" <text:s text:c="5"/>&lt;td&gt;468&lt;/td&gt;\n",</text:p>
      <text:p text:style-name="P4"><text:s text:c="14"/>" <text:s text:c="5"/>&lt;td&gt;4.315.114&lt;/td&gt;\n",</text:p>
      <text:p text:style-name="P4"><text:s text:c="14"/>" <text:s text:c="5"/>&lt;td&gt;0&lt;/td&gt;\n",</text:p>
      <text:p text:style-name="P4"><text:s text:c="14"/>" <text:s text:c="5"/>&lt;td&gt;12995397&lt;/td&gt;\n",</text:p>
      <text:p text:style-name="P4"><text:s text:c="14"/>" <text:s text:c="3"/>&lt;/tr&gt;\n",</text:p>
      <text:p text:style-name="P4"><text:s text:c="14"/>" <text:s text:c="3"/>&lt;tr&gt;\n",</text:p>
      <text:p text:style-name="P4"><text:s text:c="14"/>" <text:s text:c="5"/>&lt;th&gt;6633&lt;/th&gt;\n",</text:p>
      <text:p text:style-name="P4"><text:s text:c="14"/>" <text:s text:c="5"/>&lt;td&gt;PAC1238&lt;/td&gt;\n",</text:p>
      <text:p text:style-name="P4"><text:s text:c="14"/>" <text:s text:c="5"/>&lt;td&gt;Apple iMac 27 \"Core i7 Retina 5K 4GHz | 32GB |...&lt;/td&gt;\n",</text:p>
      <text:p text:style-name="P4"><text:s text:c="14"/>" <text:s text:c="5"/>&lt;td&gt;IMac desktop computer 27 inch Retina 5K RAM 32...&lt;/td&gt;\n",</text:p>
      <text:p text:style-name="P4"><text:s text:c="14"/>" <text:s text:c="5"/>&lt;td&gt;4669&lt;/td&gt;\n",</text:p>
      <text:p text:style-name="P4"><text:s text:c="14"/>" <text:s text:c="5"/>&lt;td&gt;37.695.036&lt;/td&gt;\n",</text:p>
      <text:p text:style-name="P4"><text:s text:c="14"/>" <text:s text:c="5"/>&lt;td&gt;0&lt;/td&gt;\n",</text:p>
      <text:p text:style-name="P4"><text:s text:c="14"/>" <text:s text:c="5"/>&lt;td&gt;5,74E+15&lt;/td&gt;\n",</text:p>
      <text:p text:style-name="P4"><text:s text:c="14"/>" <text:s text:c="3"/>&lt;/tr&gt;\n",</text:p>
      <text:p text:style-name="P4"><text:s text:c="14"/>" <text:s text:c="3"/>&lt;tr&gt;\n",</text:p>
      <text:p text:style-name="P4"><text:s text:c="14"/>" <text:s text:c="5"/>&lt;th&gt;6971&lt;/th&gt;\n",</text:p>
      <text:p text:style-name="P4"><text:s text:c="14"/>" <text:s text:c="5"/>&lt;td&gt;PAC1610&lt;/td&gt;\n",</text:p>
      <text:p text:style-name="P4"><text:s text:c="14"/>" <text:s text:c="5"/>&lt;td&gt;Apple iMac 27 \"Core i5 3.3GHz Retina 5K | 8GB ...&lt;/td&gt;\n",</text:p>
      <text:p text:style-name="P4"><text:s text:c="14"/>" <text:s text:c="5"/>&lt;td&gt;Desktop computer iMac 27-inch 3.3GHz Core i5 5...&lt;/td&gt;\n",</text:p>
      <text:p text:style-name="P4"><text:s text:c="14"/>" <text:s text:c="5"/>&lt;td&gt;4069&lt;/td&gt;\n",</text:p>
      <text:p text:style-name="P4"><text:s text:c="14"/>" <text:s text:c="5"/>&lt;td&gt;31.889.901&lt;/td&gt;\n",</text:p>
      <text:p text:style-name="P4"><text:s text:c="14"/>" <text:s text:c="5"/>&lt;td&gt;0&lt;/td&gt;\n",</text:p>
      <text:p text:style-name="P4"><text:s text:c="14"/>" <text:s text:c="5"/>&lt;td&gt;5,74E+15&lt;/td&gt;\n",</text:p>
      <text:p text:style-name="P4"><text:s text:c="14"/>" <text:s text:c="3"/>&lt;/tr&gt;\n",</text:p>
      <text:p text:style-name="P4"><text:s text:c="14"/>" <text:s text:c="3"/>&lt;tr&gt;\n",</text:p>
      <text:p text:style-name="P4"><text:s text:c="14"/>" <text:s text:c="5"/>&lt;th&gt;3018&lt;/th&gt;\n",</text:p>
      <text:p text:style-name="P4"><text:s text:c="14"/>" <text:s text:c="5"/>&lt;td&gt;ZAG0021&lt;/td&gt;\n",</text:p>
      <text:p text:style-name="P4"><text:s text:c="14"/>" <text:s text:c="5"/>&lt;td&gt;Zagg invisibleSHIELD Screen Protector Apple Wa...&lt;/td&gt;\n",</text:p>
      <text:p text:style-name="P4"><text:s text:c="14"/>" <text:s text:c="5"/>&lt;td&gt;Screen Protector for Apple Watch.&lt;/td&gt;\n",</text:p>
      <text:p text:style-name="P4"><text:s text:c="14"/>" <text:s text:c="5"/>&lt;td&gt;9.99&lt;/td&gt;\n",</text:p>
      <text:p text:style-name="P4"><text:s text:c="14"/>" <text:s text:c="5"/>&lt;td&gt;69.902&lt;/td&gt;\n",</text:p>
      <text:p text:style-name="P4"><text:s text:c="14"/>" <text:s text:c="5"/>&lt;td&gt;1&lt;/td&gt;\n",</text:p>
      <text:p text:style-name="P4"><text:s text:c="14"/>" <text:s text:c="5"/>&lt;td&gt;2425&lt;/td&gt;\n",</text:p>
      <text:p text:style-name="P4"><text:s text:c="14"/>" <text:s text:c="3"/>&lt;/tr&gt;\n",</text:p>
      <text:p text:style-name="P4"><text:s text:c="14"/>" <text:s text:c="3"/>&lt;tr&gt;\n",</text:p>
      <text:p text:style-name="P4"><text:s text:c="14"/>" <text:s text:c="5"/>&lt;th&gt;8306&lt;/th&gt;\n",</text:p>
      <text:p text:style-name="P4"><text:s text:c="14"/>" <text:s text:c="5"/>&lt;td&gt;PAC1585&lt;/td&gt;\n",</text:p>
      <text:p text:style-name="P4"><text:s text:c="14"/>" <text:s text:c="5"/>&lt;td&gt;Apple iMac 21.5 \"Core i7 3.3GHz 4K Retina | 16...&lt;/td&gt;\n",</text:p>
      <text:p text:style-name="P4"><text:soft-page-break/><text:s text:c="14"/>" <text:s text:c="5"/>&lt;td&gt;Desktop computer iMac 21.5-inch 3.3GHz Core i7...&lt;/td&gt;\n",</text:p>
      <text:p text:style-name="P4"><text:s text:c="14"/>" <text:s text:c="5"/>&lt;td&gt;3649&lt;/td&gt;\n",</text:p>
      <text:p text:style-name="P4"><text:s text:c="14"/>" <text:s text:c="5"/>&lt;td&gt;2749.99&lt;/td&gt;\n",</text:p>
      <text:p text:style-name="P4"><text:s text:c="14"/>" <text:s text:c="5"/>&lt;td&gt;0&lt;/td&gt;\n",</text:p>
      <text:p text:style-name="P4"><text:s text:c="14"/>" <text:s text:c="5"/>&lt;td&gt;1282&lt;/td&gt;\n",</text:p>
      <text:p text:style-name="P4"><text:s text:c="14"/>" <text:s text:c="3"/>&lt;/tr&gt;\n",</text:p>
      <text:p text:style-name="P4"><text:s text:c="14"/>" <text:s text:c="3"/>&lt;tr&gt;\n",</text:p>
      <text:p text:style-name="P4"><text:s text:c="14"/>" <text:s text:c="5"/>&lt;th&gt;5065&lt;/th&gt;\n",</text:p>
      <text:p text:style-name="P4"><text:s text:c="14"/>" <text:s text:c="5"/>&lt;td&gt;PAC1045&lt;/td&gt;\n",</text:p>
      <text:p text:style-name="P4"><text:s text:c="14"/>" <text:s text:c="5"/>&lt;td&gt;Apple iMac 27 \"Core i7 Retina 5K 4GHz | 16GB |...&lt;/td&gt;\n",</text:p>
      <text:p text:style-name="P4"><text:s text:c="14"/>" <text:s text:c="5"/>&lt;td&gt;IMac desktop computer 27 inch 5K Retina i7 4GH...&lt;/td&gt;\n",</text:p>
      <text:p text:style-name="P4"><text:s text:c="14"/>" <text:s text:c="5"/>&lt;td&gt;3409&lt;/td&gt;\n",</text:p>
      <text:p text:style-name="P4"><text:s text:c="14"/>" <text:s text:c="5"/>&lt;td&gt;31.019.899&lt;/td&gt;\n",</text:p>
      <text:p text:style-name="P4"><text:s text:c="14"/>" <text:s text:c="5"/>&lt;td&gt;0&lt;/td&gt;\n",</text:p>
      <text:p text:style-name="P4"><text:s text:c="14"/>" <text:s text:c="5"/>&lt;td&gt;5,74E+15&lt;/td&gt;\n",</text:p>
      <text:p text:style-name="P4"><text:s text:c="14"/>" <text:s text:c="3"/>&lt;/tr&gt;\n",</text:p>
      <text:p text:style-name="P4"><text:s text:c="14"/>" <text:s text:c="3"/>&lt;tr&gt;\n",</text:p>
      <text:p text:style-name="P4"><text:s text:c="14"/>" <text:s text:c="5"/>&lt;th&gt;12283&lt;/th&gt;\n",</text:p>
      <text:p text:style-name="P4"><text:s text:c="14"/>" <text:s text:c="5"/>&lt;td&gt;APP1468&lt;/td&gt;\n",</text:p>
      <text:p text:style-name="P4"><text:s text:c="14"/>" <text:s text:c="5"/>&lt;td&gt;Apple Watch Sport Silver 38mm white sports strap&lt;/td&gt;\n",</text:p>
      <text:p text:style-name="P4"><text:s text:c="14"/>" <text:s text:c="5"/>&lt;td&gt;Apple Watch Sport Silver 38mm white sports bel...&lt;/td&gt;\n",</text:p>
      <text:p text:style-name="P4"><text:s text:c="14"/>" <text:s text:c="5"/>&lt;td&gt;369&lt;/td&gt;\n",</text:p>
      <text:p text:style-name="P4"><text:s text:c="14"/>" <text:s text:c="5"/>&lt;td&gt;3.690.004&lt;/td&gt;\n",</text:p>
      <text:p text:style-name="P4"><text:s text:c="14"/>" <text:s text:c="5"/>&lt;td&gt;0&lt;/td&gt;\n",</text:p>
      <text:p text:style-name="P4"><text:s text:c="14"/>" <text:s text:c="5"/>&lt;td&gt;24885185&lt;/td&gt;\n",</text:p>
      <text:p text:style-name="P4"><text:s text:c="14"/>" <text:s text:c="3"/>&lt;/tr&gt;\n",</text:p>
      <text:p text:style-name="P4"><text:s text:c="14"/>" <text:s text:c="3"/>&lt;tr&gt;\n",</text:p>
      <text:p text:style-name="P4"><text:s text:c="14"/>" <text:s text:c="5"/>&lt;th&gt;4828&lt;/th&gt;\n",</text:p>
      <text:p text:style-name="P4"><text:s text:c="14"/>" <text:s text:c="5"/>&lt;td&gt;PAC1041&lt;/td&gt;\n",</text:p>
      <text:p text:style-name="P4"><text:s text:c="14"/>" <text:s text:c="5"/>&lt;td&gt;Apple iMac 27 \"Core i7 Retina 5K 4GHz | 16GB |...&lt;/td&gt;\n",</text:p>
      <text:p text:style-name="P4"><text:s text:c="14"/>" <text:s text:c="5"/>&lt;td&gt;IMac desktop computer 27 inch 5K Retina i7 4GH...&lt;/td&gt;\n",</text:p>
      <text:p text:style-name="P4"><text:s text:c="14"/>" <text:s text:c="5"/>&lt;td&gt;3169&lt;/td&gt;\n",</text:p>
      <text:p text:style-name="P4"><text:s text:c="14"/>" <text:s text:c="5"/>&lt;td&gt;28.739.896&lt;/td&gt;\n",</text:p>
      <text:p text:style-name="P4"><text:s text:c="14"/>" <text:s text:c="5"/>&lt;td&gt;0&lt;/td&gt;\n",</text:p>
      <text:p text:style-name="P4"><text:s text:c="14"/>" <text:s text:c="5"/>&lt;td&gt;5,74E+15&lt;/td&gt;\n",</text:p>
      <text:p text:style-name="P4"><text:s text:c="14"/>" <text:s text:c="3"/>&lt;/tr&gt;\n",</text:p>
      <text:p text:style-name="P4"><text:s text:c="14"/>" <text:s text:c="3"/>&lt;tr&gt;\n",</text:p>
      <text:p text:style-name="P4"><text:s text:c="14"/>" <text:s text:c="5"/>&lt;th&gt;15390&lt;/th&gt;\n",</text:p>
      <text:p text:style-name="P4"><text:s text:c="14"/>" <text:s text:c="5"/>&lt;td&gt;REP0300&lt;/td&gt;\n",</text:p>
      <text:p text:style-name="P4"><text:s text:c="14"/>" <text:s text:c="5"/>&lt;td&gt;Full screen repair iPhone 6 Plus&lt;/td&gt;\n",</text:p>
      <text:p text:style-name="P4"><text:s text:c="14"/>" <text:s text:c="5"/>&lt;td&gt;Repair service including parts and labor for i...&lt;/td&gt;\n",</text:p>
      <text:p text:style-name="P4"><text:s text:c="14"/>" <text:s text:c="5"/>&lt;td&gt;99.99&lt;/td&gt;\n",</text:p>
      <text:p text:style-name="P4"><text:s text:c="14"/>" <text:s text:c="5"/>&lt;td&gt;999.899&lt;/td&gt;\n",</text:p>
      <text:p text:style-name="P4"><text:s text:c="14"/>" <text:s text:c="5"/>&lt;td&gt;0&lt;/td&gt;\n",</text:p>
      <text:p text:style-name="P4"><text:s text:c="14"/>" <text:s text:c="5"/>&lt;td&gt;1,44E+11&lt;/td&gt;\n",</text:p>
      <text:p text:style-name="P4"><text:s text:c="14"/>" <text:s text:c="3"/>&lt;/tr&gt;\n",</text:p>
      <text:p text:style-name="P4"><text:s text:c="14"/>" <text:s text:c="3"/>&lt;tr&gt;\n",</text:p>
      <text:p text:style-name="P4"><text:s text:c="14"/>" <text:s text:c="5"/>&lt;th&gt;912&lt;/th&gt;\n",</text:p>
      <text:p text:style-name="P4"><text:s text:c="14"/>" <text:s text:c="5"/>&lt;td&gt;GRT0312&lt;/td&gt;\n",</text:p>
      <text:p text:style-name="P4"><text:soft-page-break/><text:s text:c="14"/>" <text:s text:c="5"/>&lt;td&gt;Griffin Multidock February 10 bays Cargo Secur...&lt;/td&gt;\n",</text:p>
      <text:p text:style-name="P4"><text:s text:c="14"/>" <text:s text:c="5"/>&lt;td&gt;charging station 10 devices.&lt;/td&gt;\n",</text:p>
      <text:p text:style-name="P4"><text:s text:c="14"/>" <text:s text:c="5"/>&lt;td&gt;899&lt;/td&gt;\n",</text:p>
      <text:p text:style-name="P4"><text:s text:c="14"/>" <text:s text:c="5"/>&lt;td&gt;8.989.937&lt;/td&gt;\n",</text:p>
      <text:p text:style-name="P4"><text:s text:c="14"/>" <text:s text:c="5"/>&lt;td&gt;0&lt;/td&gt;\n",</text:p>
      <text:p text:style-name="P4"><text:s text:c="14"/>" <text:s text:c="5"/>&lt;td&gt;1216&lt;/td&gt;\n",</text:p>
      <text:p text:style-name="P4"><text:s text:c="14"/>" <text:s text:c="3"/>&lt;/tr&gt;\n",</text:p>
      <text:p text:style-name="P4"><text:s text:c="14"/>" <text:s text:c="3"/>&lt;tr&gt;\n",</text:p>
      <text:p text:style-name="P4"><text:s text:c="14"/>" <text:s text:c="5"/>&lt;th&gt;6650&lt;/th&gt;\n",</text:p>
      <text:p text:style-name="P4"><text:s text:c="14"/>" <text:s text:c="5"/>&lt;td&gt;PAC1237&lt;/td&gt;\n",</text:p>
      <text:p text:style-name="P4"><text:s text:c="14"/>" <text:s text:c="5"/>&lt;td&gt;Apple iMac 27 \"Core i7 Retina 5K 4GHz | 16GB |...&lt;/td&gt;\n",</text:p>
      <text:p text:style-name="P4"><text:s text:c="14"/>" <text:s text:c="5"/>&lt;td&gt;IMac desktop computer 27 inch Retina 5K RAM 16...&lt;/td&gt;\n",</text:p>
      <text:p text:style-name="P4"><text:s text:c="14"/>" <text:s text:c="5"/>&lt;td&gt;4189&lt;/td&gt;\n",</text:p>
      <text:p text:style-name="P4"><text:s text:c="14"/>" <text:s text:c="5"/>&lt;td&gt;35.949.899&lt;/td&gt;\n",</text:p>
      <text:p text:style-name="P4"><text:s text:c="14"/>" <text:s text:c="5"/>&lt;td&gt;0&lt;/td&gt;\n",</text:p>
      <text:p text:style-name="P4"><text:s text:c="14"/>" <text:s text:c="5"/>&lt;td&gt;5,74E+15&lt;/td&gt;\n",</text:p>
      <text:p text:style-name="P4"><text:s text:c="14"/>" <text:s text:c="3"/>&lt;/tr&gt;\n",</text:p>
      <text:p text:style-name="P4"><text:s text:c="14"/>" <text:s text:c="3"/>&lt;tr&gt;\n",</text:p>
      <text:p text:style-name="P4"><text:s text:c="14"/>" <text:s text:c="5"/>&lt;th&gt;13459&lt;/th&gt;\n",</text:p>
      <text:p text:style-name="P4"><text:s text:c="14"/>" <text:s text:c="5"/>&lt;td&gt;MOS0205&lt;/td&gt;\n",</text:p>
      <text:p text:style-name="P4"><text:s text:c="14"/>" <text:s text:c="5"/>&lt;td&gt;Moshi iGlaze iPhone Armor Case 7 Black&lt;/td&gt;\n",</text:p>
      <text:p text:style-name="P4"><text:s text:c="14"/>" <text:s text:c="5"/>&lt;td&gt;protective cover two colors with metallic acce...&lt;/td&gt;\n",</text:p>
      <text:p text:style-name="P4"><text:s text:c="14"/>" <text:s text:c="5"/>&lt;td&gt;40&lt;/td&gt;\n",</text:p>
      <text:p text:style-name="P4"><text:s text:c="14"/>" <text:s text:c="5"/>&lt;td&gt;329.894&lt;/td&gt;\n",</text:p>
      <text:p text:style-name="P4"><text:s text:c="14"/>" <text:s text:c="5"/>&lt;td&gt;0&lt;/td&gt;\n",</text:p>
      <text:p text:style-name="P4"><text:s text:c="14"/>" <text:s text:c="5"/>&lt;td&gt;11865403&lt;/td&gt;\n",</text:p>
      <text:p text:style-name="P4"><text:s text:c="14"/>" <text:s text:c="3"/>&lt;/tr&gt;\n",</text:p>
      <text:p text:style-name="P4"><text:s text:c="14"/>" <text:s text:c="3"/>&lt;tr&gt;\n",</text:p>
      <text:p text:style-name="P4"><text:s text:c="14"/>" <text:s text:c="5"/>&lt;th&gt;17558&lt;/th&gt;\n",</text:p>
      <text:p text:style-name="P4"><text:s text:c="14"/>" <text:s text:c="5"/>&lt;td&gt;AP20332&lt;/td&gt;\n",</text:p>
      <text:p text:style-name="P4"><text:s text:c="14"/>" <text:s text:c="5"/>&lt;td&gt;Like new - Apple Smart Cover iPad Mini 4 Charc...&lt;/td&gt;\n",</text:p>
      <text:p text:style-name="P4"><text:s text:c="14"/>" <text:s text:c="5"/>&lt;td&gt;Polyurethane Smart Cover for iPad Reconditione...&lt;/td&gt;\n",</text:p>
      <text:p text:style-name="P4"><text:s text:c="14"/>" <text:s text:c="5"/>&lt;td&gt;45&lt;/td&gt;\n",</text:p>
      <text:p text:style-name="P4"><text:s text:c="14"/>" <text:s text:c="5"/>&lt;td&gt;219.905&lt;/td&gt;\n",</text:p>
      <text:p text:style-name="P4"><text:s text:c="14"/>" <text:s text:c="5"/>&lt;td&gt;0&lt;/td&gt;\n",</text:p>
      <text:p text:style-name="P4"><text:s text:c="14"/>" <text:s text:c="5"/>&lt;td&gt;12635403&lt;/td&gt;\n",</text:p>
      <text:p text:style-name="P4"><text:s text:c="14"/>" <text:s text:c="3"/>&lt;/tr&gt;\n",</text:p>
      <text:p text:style-name="P4"><text:s text:c="14"/>" <text:s/>&lt;/tbody&gt;\n",</text:p>
      <text:p text:style-name="P4"><text:s text:c="14"/>"&lt;/table&gt;\n",</text:p>
      <text:p text:style-name="P4"><text:s text:c="14"/>"&lt;/div&gt;"</text:p>
      <text:p text:style-name="P4"><text:s text:c="12"/>],</text:p>
      <text:p text:style-name="P4"><text:s text:c="12"/>"text/plain": [</text:p>
      <text:p text:style-name="P4"><text:s text:c="14"/>" <text:s text:c="12"/>sku <text:s text:c="46"/>name <text:s/>\\\n",</text:p>
      <text:p text:style-name="P4"><text:s text:c="14"/>"19027 <text:s text:c="3"/>PAC2503 <text:s/>OWC ThuderBay RAID Thunderbolt 4 3 | 24TB (4x6... <text:s text:c="2"/>\n",</text:p>
      <text:p text:style-name="P4"><text:s text:c="14"/>"14360 <text:s text:c="3"/>APP1825 <text:s/>Apple MacBook Pro 13 \"Core i7 24GHz | 8GB RAM ... <text:s text:c="2"/>\n",</text:p>
      <text:p text:style-name="P4"><text:s text:c="14"/>"10212 <text:s text:c="3"/>PAC1594 <text:s/>Apple iMac 27 \"Core i5 3.2GHz Retina 5K | 32GB... <text:s text:c="2"/>\n",</text:p>
      <text:p text:style-name="P4"><text:s text:c="14"/>"11542 <text:s text:c="3"/>TWS0095 <text:s/>Twelve South BookBook MacBook sleeve Rutledge ... <text:s text:c="2"/>\n",</text:p>
      <text:p text:style-name="P4"><text:s text:c="14"/>"10154 <text:s text:c="3"/>PAC1592 <text:s/>Apple iMac 27 \"Core i5 3.2GHz Retina 5K | 8GB ... <text:s text:c="2"/>\n",</text:p>
      <text:p text:style-name="P4"><text:s text:c="14"/>"2684 <text:s text:c="4"/>QNA0116 <text:s text:c="6"/>QNAP TVS-863 | 4GB RAM Mac and PC Server Nas <text:s text:c="2"/>\n",</text:p>
      <text:p text:style-name="P4"><text:soft-page-break/><text:s text:c="14"/>"18922 <text:s/>LIF0114-A <text:s/>Open - LifeProof nüüd Submersible iPhone Case ... <text:s text:c="2"/>\n",</text:p>
      <text:p text:style-name="P4"><text:s text:c="14"/>"16120 <text:s text:c="3"/>AKI0019 <text:s text:c="2"/>Akitio Thunder2 QUAD Case External Thunderbolt 2 <text:s text:c="2"/>\n",</text:p>
      <text:p text:style-name="P4"><text:s text:c="14"/>"6633 <text:s text:c="4"/>PAC1238 <text:s/>Apple iMac 27 \"Core i7 Retina 5K 4GHz | 32GB |... <text:s text:c="2"/>\n",</text:p>
      <text:p text:style-name="P4"><text:s text:c="14"/>"6971 <text:s text:c="4"/>PAC1610 <text:s/>Apple iMac 27 \"Core i5 3.3GHz Retina 5K | 8GB ... <text:s text:c="2"/>\n",</text:p>
      <text:p text:style-name="P4"><text:s text:c="14"/>"3018 <text:s text:c="4"/>ZAG0021 <text:s/>Zagg invisibleSHIELD Screen Protector Apple Wa... <text:s text:c="2"/>\n",</text:p>
      <text:p text:style-name="P4"><text:s text:c="14"/>"8306 <text:s text:c="4"/>PAC1585 <text:s/>Apple iMac 21.5 \"Core i7 3.3GHz 4K Retina | 16... <text:s text:c="2"/>\n",</text:p>
      <text:p text:style-name="P4"><text:s text:c="14"/>"5065 <text:s text:c="4"/>PAC1045 <text:s/>Apple iMac 27 \"Core i7 Retina 5K 4GHz | 16GB |... <text:s text:c="2"/>\n",</text:p>
      <text:p text:style-name="P4"><text:s text:c="14"/>"12283 <text:s text:c="3"/>APP1468 <text:s text:c="2"/>Apple Watch Sport Silver 38mm white sports strap <text:s text:c="2"/>\n",</text:p>
      <text:p text:style-name="P4"><text:s text:c="14"/>"4828 <text:s text:c="4"/>PAC1041 <text:s/>Apple iMac 27 \"Core i7 Retina 5K 4GHz | 16GB |... <text:s text:c="2"/>\n",</text:p>
      <text:p text:style-name="P4"><text:s text:c="14"/>"15390 <text:s text:c="3"/>REP0300 <text:s text:c="18"/>Full screen repair iPhone 6 Plus <text:s text:c="2"/>\n",</text:p>
      <text:p text:style-name="P4"><text:s text:c="14"/>"912 <text:s text:c="5"/>GRT0312 <text:s/>Griffin Multidock February 10 bays Cargo Secur... <text:s text:c="2"/>\n",</text:p>
      <text:p text:style-name="P4"><text:s text:c="14"/>"6650 <text:s text:c="4"/>PAC1237 <text:s/>Apple iMac 27 \"Core i7 Retina 5K 4GHz | 16GB |... <text:s text:c="2"/>\n",</text:p>
      <text:p text:style-name="P4"><text:s text:c="14"/>"13459 <text:s text:c="3"/>MOS0205 <text:s text:c="12"/>Moshi iGlaze iPhone Armor Case 7 Black <text:s text:c="2"/>\n",</text:p>
      <text:p text:style-name="P4"><text:s text:c="14"/>"17558 <text:s text:c="3"/>AP20332 <text:s/>Like new - Apple Smart Cover iPad Mini 4 Charc... <text:s text:c="2"/>\n",</text:p>
      <text:p text:style-name="P4"><text:s text:c="14"/>"\n",</text:p>
      <text:p text:style-name="P4"><text:s text:c="14"/>" <text:s text:c="51"/>desc <text:s text:c="3"/>price promo_price <text:s/>\\\n",</text:p>
      <text:p text:style-name="P4"><text:s text:c="14"/>"19027 <text:s/>RAID Disk external box 25 inch and 35 inch two... <text:s/>1724.95 <text:s/>13.413.685 <text:s text:c="2"/>\n",</text:p>
      <text:p text:style-name="P4"><text:s text:c="14"/>"14360 <text:s/>MacBook Pro 13 inch i7 to 24GHz with 8GB RAM a... <text:s text:c="4"/>2299 <text:s/>21.055.936 <text:s text:c="2"/>\n",</text:p>
      <text:p text:style-name="P4"><text:s text:c="14"/>"10212 <text:s/>Desktop computer iMac 27-inch 3.2GHz Core i5 5... <text:s text:c="4"/>3889 <text:s/>28.489.898 <text:s text:c="2"/>\n",</text:p>
      <text:p text:style-name="P4"><text:s text:c="14"/>"11542 <text:s/>Cover hardcover book design and vintage leathe... <text:s text:c="3"/>99.99 <text:s text:c="4"/>929.885 <text:s text:c="2"/>\n",</text:p>
      <text:p text:style-name="P4"><text:s text:c="14"/>"10154 <text:s/>Desktop computer iMac 27-inch 3.2GHz Core i5 5... <text:s text:c="4"/>3169 <text:s/>25.979.898 <text:s text:c="2"/>\n",</text:p>
      <text:p text:style-name="P4"><text:s text:c="14"/>"2684 <text:s text:c="19"/>8-bay NAS Server for Mac and PC. <text:s/>1136.19 <text:s/>11.359.904 <text:s text:c="2"/>\n",</text:p>
      <text:p text:style-name="P4"><text:s text:c="14"/>"18922 <text:s/>submersible and resistant to extreme condition... <text:s text:c="3"/>89.99 <text:s text:c="5"/>42.729 <text:s text:c="2"/>\n",</text:p>
      <text:p text:style-name="P4"><text:s text:c="14"/>"16120 <text:s/>Disk outer box 25 inch and 35 inch Thunderbolt... <text:s text:c="5"/>468 <text:s text:c="2"/>4.315.114 <text:s text:c="2"/>\n",</text:p>
      <text:p text:style-name="P4"><text:s text:c="14"/>"6633 <text:s text:c="2"/>IMac desktop computer 27 inch Retina 5K RAM 32... <text:s text:c="4"/>4669 <text:s/>37.695.036 <text:s text:c="2"/>\n",</text:p>
      <text:p text:style-name="P4"><text:s text:c="14"/>"6971 <text:s text:c="2"/>Desktop computer iMac 27-inch 3.3GHz Core i5 5... <text:s text:c="4"/>4069 <text:s/>31.889.901 <text:s text:c="2"/>\n",</text:p>
      <text:p text:style-name="P4"><text:s text:c="14"/>"3018 <text:s text:c="18"/>Screen Protector for Apple Watch. <text:s text:c="4"/>9.99 <text:s text:c="5"/>69.902 <text:s text:c="2"/>\n",</text:p>
      <text:p text:style-name="P4"><text:s text:c="14"/>"8306 <text:s text:c="2"/>Desktop computer iMac 21.5-inch 3.3GHz Core i7... <text:s text:c="4"/>3649 <text:s text:c="4"/>2749.99 <text:s text:c="2"/>\n",</text:p>
      <text:p text:style-name="P4"><text:s text:c="14"/>"5065 <text:s text:c="2"/>IMac desktop computer 27 inch 5K Retina i7 4GH... <text:s text:c="4"/>3409 <text:s/>31.019.899 <text:s text:c="2"/>\n",</text:p>
      <text:p text:style-name="P4"><text:s text:c="14"/>"12283 <text:s/>Apple Watch Sport Silver 38mm white sports bel... <text:s text:c="5"/>369 <text:s text:c="2"/>3.690.004 <text:s text:c="2"/>\n",</text:p>
      <text:p text:style-name="P4"><text:s text:c="14"/>"4828 <text:s text:c="2"/>IMac desktop computer 27 inch 5K Retina i7 4GH... <text:s text:c="4"/>3169 <text:s/>28.739.896 <text:s text:c="2"/>\n",</text:p>
      <text:p text:style-name="P4"><text:s text:c="14"/>"15390 <text:s/>Repair service including parts and labor for i... <text:s text:c="3"/>99.99 <text:s text:c="4"/>999.899 <text:s text:c="2"/>\n",</text:p>
      <text:p text:style-name="P4"><text:s text:c="14"/>"912 <text:s text:c="24"/>charging station 10 devices. <text:s text:c="5"/>899 <text:s text:c="2"/>8.989.937 <text:s text:c="2"/>\n",</text:p>
      <text:p text:style-name="P4"><text:s text:c="14"/>"6650 <text:s text:c="2"/>IMac desktop computer 27 inch Retina 5K RAM 16... <text:s text:c="4"/>4189 <text:s/>35.949.899 <text:s text:c="2"/>\n",</text:p>
      <text:p text:style-name="P4"><text:s text:c="14"/>"13459 <text:s/>protective cover two colors with metallic acce... <text:s text:c="6"/>40 <text:s text:c="4"/>329.894 <text:s text:c="2"/>\n",</text:p>
      <text:p text:style-name="P4"><text:s text:c="14"/>"17558 <text:s/>Polyurethane Smart Cover for iPad Reconditione... <text:s text:c="6"/>45 <text:s text:c="4"/>219.905 <text:s text:c="2"/>\n",</text:p>
      <text:p text:style-name="P4"><text:s text:c="14"/>"\n",</text:p>
      <text:p text:style-name="P4"><text:s text:c="14"/>" <text:s text:c="6"/>in_stock <text:s text:c="5"/>type <text:s/>\n",</text:p>
      <text:p text:style-name="P4"><text:s text:c="14"/>"19027 <text:s text:c="8"/>0 <text:s/>11935397 <text:s/>\n",</text:p>
      <text:p text:style-name="P4"><text:s text:c="14"/>"14360 <text:s text:c="8"/>0 <text:s text:c="5"/>2158 <text:s/>\n",</text:p>
      <text:p text:style-name="P4"><text:s text:c="14"/>"10212 <text:s text:c="8"/>0 <text:s/>5,74E+15 <text:s/>\n",</text:p>
      <text:p text:style-name="P4"><text:s text:c="14"/>"11542 <text:s text:c="8"/>0 <text:s/>13835403 <text:s/>\n",</text:p>
      <text:p text:style-name="P4"><text:s text:c="14"/>"10154 <text:s text:c="8"/>0 <text:s/>5,74E+15 <text:s/>\n",</text:p>
      <text:p text:style-name="P4"><text:s text:c="14"/>"2684 <text:s text:c="9"/>0 <text:s/>12175397 <text:s/>\n",</text:p>
      <text:p text:style-name="P4"><text:s text:c="14"/>"18922 <text:s text:c="8"/>1 <text:s/>11865403 <text:s/>\n",</text:p>
      <text:p text:style-name="P4"><text:s text:c="14"/>"16120 <text:s text:c="8"/>0 <text:s/>12995397 <text:s/>\n",</text:p>
      <text:p text:style-name="P4"><text:s text:c="14"/>"6633 <text:s text:c="9"/>0 <text:s/>5,74E+15 <text:s/>\n",</text:p>
      <text:p text:style-name="P4"><text:s text:c="14"/>"6971 <text:s text:c="9"/>0 <text:s/>5,74E+15 <text:s/>\n",</text:p>
      <text:p text:style-name="P4"><text:s text:c="14"/>"3018 <text:s text:c="9"/>1 <text:s text:c="5"/>2425 <text:s/>\n",</text:p>
      <text:p text:style-name="P4"><text:soft-page-break/><text:s text:c="14"/>"8306 <text:s text:c="9"/>0 <text:s text:c="5"/>1282 <text:s/>\n",</text:p>
      <text:p text:style-name="P4"><text:s text:c="14"/>"5065 <text:s text:c="9"/>0 <text:s/>5,74E+15 <text:s/>\n",</text:p>
      <text:p text:style-name="P4"><text:s text:c="14"/>"12283 <text:s text:c="8"/>0 <text:s/>24885185 <text:s/>\n",</text:p>
      <text:p text:style-name="P4"><text:s text:c="14"/>"4828 <text:s text:c="9"/>0 <text:s/>5,74E+15 <text:s/>\n",</text:p>
      <text:p text:style-name="P4"><text:s text:c="14"/>"15390 <text:s text:c="8"/>0 <text:s/>1,44E+11 <text:s/>\n",</text:p>
      <text:p text:style-name="P4"><text:s text:c="14"/>"912 <text:s text:c="10"/>0 <text:s text:c="5"/>1216 <text:s/>\n",</text:p>
      <text:p text:style-name="P4"><text:s text:c="14"/>"6650 <text:s text:c="9"/>0 <text:s/>5,74E+15 <text:s/>\n",</text:p>
      <text:p text:style-name="P4"><text:s text:c="14"/>"13459 <text:s text:c="8"/>0 <text:s/>11865403 <text:s/>\n",</text:p>
      <text:p text:style-name="P4"><text:s text:c="14"/>"17558 <text:s text:c="8"/>0 <text:s/>12635403 <text:s/>"</text:p>
      <text:p text:style-name="P4"><text:s text:c="12"/>]</text:p>
      <text:p text:style-name="P4"><text:s text:c="10"/>},</text:p>
      <text:p text:style-name="P4"><text:s text:c="10"/>"execution_count": 35,</text:p>
      <text:p text:style-name="P4"><text:s text:c="10"/>"metadata": {},</text:p>
      <text:p text:style-name="P4"><text:s text:c="10"/>"output_type": "execute_result"</text:p>
      <text:p text:style-name="P4"><text:s text:c="8"/>}</text:p>
      <text:p text:style-name="P4"><text:s text:c="6"/>],</text:p>
      <text:p text:style-name="P4"><text:s text:c="6"/>"source": [</text:p>
      <text:p text:style-name="P4"><text:s text:c="8"/>"products_df.sample(20)"</text:p>
      <text:p text:style-name="P4"><text:s text:c="6"/>]</text:p>
      <text:p text:style-name="P4"><text:s text:c="4"/>},</text:p>
      <text:p text:style-name="P4"><text:s text:c="4"/>{</text:p>
      <text:p text:style-name="P4"><text:s text:c="6"/>"cell_type": "markdown",</text:p>
      <text:p text:style-name="P4"><text:s text:c="6"/>"metadata": {</text:p>
      <text:p text:style-name="P4"><text:s text:c="8"/>"id": "DyTfC-WY-IWe"</text:p>
      <text:p text:style-name="P4"><text:s text:c="6"/>},</text:p>
      <text:p text:style-name="P4"><text:s text:c="6"/>"source": [</text:p>
      <text:p text:style-name="P4"><text:s text:c="8"/>"# 1. Look for Duplicates"</text:p>
      <text:p text:style-name="P4"><text:s text:c="6"/>]</text:p>
      <text:p text:style-name="P4"><text:s text:c="4"/>},</text:p>
      <text:p text:style-name="P4"><text:s text:c="4"/>{</text:p>
      <text:p text:style-name="P4"><text:s text:c="6"/>"cell_type": "code",</text:p>
      <text:p text:style-name="P4"><text:s text:c="6"/>"execution_count": 36,</text:p>
      <text:p text:style-name="P4"><text:s text:c="6"/>"metadata": {</text:p>
      <text:p text:style-name="P4"><text:s text:c="8"/>"id": "MXZXRvUa_GTW"</text:p>
      <text:p text:style-name="P4"><text:s text:c="6"/>},</text:p>
      <text:p text:style-name="P4"><text:s text:c="6"/>"outputs": [</text:p>
      <text:p text:style-name="P4"><text:s text:c="8"/>{</text:p>
      <text:p text:style-name="P4"><text:s text:c="10"/>"data": {</text:p>
      <text:p text:style-name="P4"><text:s text:c="12"/>"text/plain": [</text:p>
      <text:p text:style-name="P4"><text:s text:c="14"/>"np.int64(8746)"</text:p>
      <text:p text:style-name="P4"><text:s text:c="12"/>]</text:p>
      <text:p text:style-name="P4"><text:s text:c="10"/>},</text:p>
      <text:p text:style-name="P4"><text:s text:c="10"/>"execution_count": 36,</text:p>
      <text:p text:style-name="P4"><text:s text:c="10"/>"metadata": {},</text:p>
      <text:p text:style-name="P4"><text:s text:c="10"/>"output_type": "execute_result"</text:p>
      <text:p text:style-name="P4"><text:s text:c="8"/>}</text:p>
      <text:p text:style-name="P4"><text:s text:c="6"/>],</text:p>
      <text:p text:style-name="P4"><text:s text:c="6"/>"source": [</text:p>
      <text:p text:style-name="P4"><text:s text:c="8"/>"products_df.duplicated().sum()"</text:p>
      <text:p text:style-name="P4"><text:soft-page-break/><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There are duplicated rows in the \"products\" DataFrame."</text:p>
      <text:p text:style-name="P4"><text:s text:c="6"/>]</text:p>
      <text:p text:style-name="P4"><text:s text:c="4"/>},</text:p>
      <text:p text:style-name="P4"><text:s text:c="4"/>{</text:p>
      <text:p text:style-name="P4"><text:s text:c="6"/>"cell_type": "code",</text:p>
      <text:p text:style-name="P4"><text:s text:c="6"/>"execution_count": 37,</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string"</text:p>
      <text:p text:style-name="P4"><text:s text:c="16"/>},</text:p>
      <text:p text:style-name="P4"><text:s text:c="16"/>{</text:p>
      <text:p text:style-name="P4"><text:s text:c="18"/>"name": "price",</text:p>
      <text:p text:style-name="P4"><text:s text:c="18"/>"rawType": "object",</text:p>
      <text:p text:style-name="P4"><text:s text:c="18"/>"type": "unknown"</text:p>
      <text:p text:style-name="P4"><text:s text:c="16"/>},</text:p>
      <text:p text:style-name="P4"><text:s text:c="16"/>{</text:p>
      <text:p text:style-name="P4"><text:s text:c="18"/>"name": "promo_price",</text:p>
      <text:p text:style-name="P4"><text:s text:c="18"/>"rawType": "object",</text:p>
      <text:p text:style-name="P4"><text:s text:c="18"/>"type": "string"</text:p>
      <text:p text:style-name="P4"><text:s text:c="16"/>},</text:p>
      <text:p text:style-name="P4"><text:s text:c="16"/>{</text:p>
      <text:p text:style-name="P4"><text:soft-page-break/><text:s text:c="18"/>"name": "in_stock",</text:p>
      <text:p text:style-name="P4"><text:s text:c="18"/>"rawType": "int64",</text:p>
      <text:p text:style-name="P4"><text:s text:c="18"/>"type": "integer"</text:p>
      <text:p text:style-name="P4"><text:s text:c="16"/>},</text:p>
      <text:p text:style-name="P4"><text:s text:c="16"/>{</text:p>
      <text:p text:style-name="P4"><text:s text:c="18"/>"name": "type",</text:p>
      <text:p text:style-name="P4"><text:s text:c="18"/>"rawType": "object",</text:p>
      <text:p text:style-name="P4"><text:s text:c="18"/>"type": "string"</text:p>
      <text:p text:style-name="P4"><text:s text:c="16"/>}</text:p>
      <text:p text:style-name="P4"><text:s text:c="14"/>],</text:p>
      <text:p text:style-name="P4"><text:s text:c="14"/>"ref": "73a12e54-33bf-4dc1-874d-c46ba2b1acf1",</text:p>
      <text:p text:style-name="P4"><text:s text:c="14"/>"rows": [</text:p>
      <text:p text:style-name="P4"><text:s text:c="16"/>[</text:p>
      <text:p text:style-name="P4"><text:s text:c="18"/>"100",</text:p>
      <text:p text:style-name="P4"><text:s text:c="18"/>"APP0390",</text:p>
      <text:p text:style-name="P4"><text:s text:c="18"/>"Apple MacBook Pro 133 \"Core i5 25GHz | 4GB RAM | 500GB HDD",</text:p>
      <text:p text:style-name="P4"><text:s text:c="18"/>"MacBook Pro laptop 133 inches (MD101Y / A).",</text:p>
      <text:p text:style-name="P4"><text:s text:c="18"/>"1199",</text:p>
      <text:p text:style-name="P4"><text:s text:c="18"/>"11.455.917",</text:p>
      <text:p text:style-name="P4"><text:s text:c="18"/>"0",</text:p>
      <text:p text:style-name="P4"><text:s text:c="18"/>"1282"</text:p>
      <text:p text:style-name="P4"><text:s text:c="16"/>],</text:p>
      <text:p text:style-name="P4"><text:s text:c="16"/>[</text:p>
      <text:p text:style-name="P4"><text:s text:c="18"/>"101",</text:p>
      <text:p text:style-name="P4"><text:s text:c="18"/>"APP0390",</text:p>
      <text:p text:style-name="P4"><text:s text:c="18"/>"Apple MacBook Pro 133 \"Core i5 25GHz | 4GB RAM | 500GB HDD",</text:p>
      <text:p text:style-name="P4"><text:s text:c="18"/>"MacBook Pro laptop 133 inches (MD101Y / A).",</text:p>
      <text:p text:style-name="P4"><text:s text:c="18"/>"1199",</text:p>
      <text:p text:style-name="P4"><text:s text:c="18"/>"11.455.917",</text:p>
      <text:p text:style-name="P4"><text:s text:c="18"/>"0",</text:p>
      <text:p text:style-name="P4"><text:s text:c="18"/>"1282"</text:p>
      <text:p text:style-name="P4"><text:s text:c="16"/>],</text:p>
      <text:p text:style-name="P4"><text:s text:c="16"/>[</text:p>
      <text:p text:style-name="P4"><text:s text:c="18"/>"102",</text:p>
      <text:p text:style-name="P4"><text:s text:c="18"/>"APP0390",</text:p>
      <text:p text:style-name="P4"><text:s text:c="18"/>"Apple MacBook Pro 133 \"Core i5 25GHz | 4GB RAM | 500GB HDD",</text:p>
      <text:p text:style-name="P4"><text:s text:c="18"/>"MacBook Pro laptop 133 inches (MD101Y / A).",</text:p>
      <text:p text:style-name="P4"><text:s text:c="18"/>"1199",</text:p>
      <text:p text:style-name="P4"><text:s text:c="18"/>"11.455.917",</text:p>
      <text:p text:style-name="P4"><text:s text:c="18"/>"0",</text:p>
      <text:p text:style-name="P4"><text:s text:c="18"/>"1282"</text:p>
      <text:p text:style-name="P4"><text:s text:c="16"/>],</text:p>
      <text:p text:style-name="P4"><text:s text:c="16"/>[</text:p>
      <text:p text:style-name="P4"><text:s text:c="18"/>"103",</text:p>
      <text:p text:style-name="P4"><text:s text:c="18"/>"APP0390",</text:p>
      <text:p text:style-name="P4"><text:s text:c="18"/>"Apple MacBook Pro 133 \"Core i5 25GHz | 4GB RAM | 500GB HDD",</text:p>
      <text:p text:style-name="P4"><text:s text:c="18"/>"MacBook Pro laptop 133 inches (MD101Y / A).",</text:p>
      <text:p text:style-name="P4"><text:s text:c="18"/>"1199",</text:p>
      <text:p text:style-name="P4"><text:s text:c="18"/>"11.455.917",</text:p>
      <text:p text:style-name="P4"><text:soft-page-break/><text:s text:c="18"/>"0",</text:p>
      <text:p text:style-name="P4"><text:s text:c="18"/>"1282"</text:p>
      <text:p text:style-name="P4"><text:s text:c="16"/>],</text:p>
      <text:p text:style-name="P4"><text:s text:c="16"/>[</text:p>
      <text:p text:style-name="P4"><text:s text:c="18"/>"104",</text:p>
      <text:p text:style-name="P4"><text:s text:c="18"/>"APP0390",</text:p>
      <text:p text:style-name="P4"><text:s text:c="18"/>"Apple MacBook Pro 133 \"Core i5 25GHz | 4GB RAM | 500GB HDD",</text:p>
      <text:p text:style-name="P4"><text:s text:c="18"/>"MacBook Pro laptop 133 inches (MD101Y / A).",</text:p>
      <text:p text:style-name="P4"><text:s text:c="18"/>"1199",</text:p>
      <text:p text:style-name="P4"><text:s text:c="18"/>"11.455.917",</text:p>
      <text:p text:style-name="P4"><text:s text:c="18"/>"0",</text:p>
      <text:p text:style-name="P4"><text:s text:c="18"/>"1282"</text:p>
      <text:p text:style-name="P4"><text:s text:c="16"/>],</text:p>
      <text:p text:style-name="P4"><text:s text:c="16"/>[</text:p>
      <text:p text:style-name="P4"><text:s text:c="18"/>"105",</text:p>
      <text:p text:style-name="P4"><text:s text:c="18"/>"APP0390",</text:p>
      <text:p text:style-name="P4"><text:s text:c="18"/>"Apple MacBook Pro 133 \"Core i5 25GHz | 4GB RAM | 500GB HDD",</text:p>
      <text:p text:style-name="P4"><text:s text:c="18"/>"MacBook Pro laptop 133 inches (MD101Y / A).",</text:p>
      <text:p text:style-name="P4"><text:s text:c="18"/>"1199",</text:p>
      <text:p text:style-name="P4"><text:s text:c="18"/>"11.455.917",</text:p>
      <text:p text:style-name="P4"><text:s text:c="18"/>"0",</text:p>
      <text:p text:style-name="P4"><text:s text:c="18"/>"1282"</text:p>
      <text:p text:style-name="P4"><text:s text:c="16"/>],</text:p>
      <text:p text:style-name="P4"><text:s text:c="16"/>[</text:p>
      <text:p text:style-name="P4"><text:s text:c="18"/>"106",</text:p>
      <text:p text:style-name="P4"><text:s text:c="18"/>"APP0390",</text:p>
      <text:p text:style-name="P4"><text:s text:c="18"/>"Apple MacBook Pro 133 \"Core i5 25GHz | 4GB RAM | 500GB HDD",</text:p>
      <text:p text:style-name="P4"><text:s text:c="18"/>"MacBook Pro laptop 133 inches (MD101Y / A).",</text:p>
      <text:p text:style-name="P4"><text:s text:c="18"/>"1199",</text:p>
      <text:p text:style-name="P4"><text:s text:c="18"/>"11.455.917",</text:p>
      <text:p text:style-name="P4"><text:s text:c="18"/>"0",</text:p>
      <text:p text:style-name="P4"><text:s text:c="18"/>"1282"</text:p>
      <text:p text:style-name="P4"><text:s text:c="16"/>],</text:p>
      <text:p text:style-name="P4"><text:s text:c="16"/>[</text:p>
      <text:p text:style-name="P4"><text:s text:c="18"/>"107",</text:p>
      <text:p text:style-name="P4"><text:s text:c="18"/>"APP0390",</text:p>
      <text:p text:style-name="P4"><text:s text:c="18"/>"Apple MacBook Pro 133 \"Core i5 25GHz | 4GB RAM | 500GB HDD",</text:p>
      <text:p text:style-name="P4"><text:s text:c="18"/>"MacBook Pro laptop 133 inches (MD101Y / A).",</text:p>
      <text:p text:style-name="P4"><text:s text:c="18"/>"1199",</text:p>
      <text:p text:style-name="P4"><text:s text:c="18"/>"11.455.917",</text:p>
      <text:p text:style-name="P4"><text:s text:c="18"/>"0",</text:p>
      <text:p text:style-name="P4"><text:s text:c="18"/>"1282"</text:p>
      <text:p text:style-name="P4"><text:s text:c="16"/>],</text:p>
      <text:p text:style-name="P4"><text:s text:c="16"/>[</text:p>
      <text:p text:style-name="P4"><text:s text:c="18"/>"108",</text:p>
      <text:p text:style-name="P4"><text:s text:c="18"/>"APP0390",</text:p>
      <text:p text:style-name="P4"><text:s text:c="18"/>"Apple MacBook Pro 133 \"Core i5 25GHz | 4GB RAM | 500GB HDD",</text:p>
      <text:p text:style-name="P4"><text:s text:c="18"/>"MacBook Pro laptop 133 inches (MD101Y / A).",</text:p>
      <text:p text:style-name="P4"><text:s text:c="18"/>"1199",</text:p>
      <text:p text:style-name="P4"><text:soft-page-break/><text:s text:c="18"/>"11.455.917",</text:p>
      <text:p text:style-name="P4"><text:s text:c="18"/>"0",</text:p>
      <text:p text:style-name="P4"><text:s text:c="18"/>"1282"</text:p>
      <text:p text:style-name="P4"><text:s text:c="16"/>],</text:p>
      <text:p text:style-name="P4"><text:s text:c="16"/>[</text:p>
      <text:p text:style-name="P4"><text:s text:c="18"/>"109",</text:p>
      <text:p text:style-name="P4"><text:s text:c="18"/>"PAC0508",</text:p>
      <text:p text:style-name="P4"><text:s text:c="18"/>"Apple MacBook Pro 133 '' 25GHz | 16GB RAM | 1TB Fusion",</text:p>
      <text:p text:style-name="P4"><text:s text:c="18"/>"Apple MacBook Pro Fusion Drive 16GB 2 internal and external SuperDrive disks.",</text:p>
      <text:p text:style-name="P4"><text:s text:c="18"/>"1919",</text:p>
      <text:p text:style-name="P4"><text:s text:c="18"/>"16.999.895",</text:p>
      <text:p text:style-name="P4"><text:s text:c="18"/>"0",</text:p>
      <text:p text:style-name="P4"><text:s text:c="18"/>"1282"</text:p>
      <text:p text:style-name="P4"><text:s text:c="16"/>],</text:p>
      <text:p text:style-name="P4"><text:s text:c="16"/>[</text:p>
      <text:p text:style-name="P4"><text:s text:c="18"/>"110",</text:p>
      <text:p text:style-name="P4"><text:s text:c="18"/>"PAC0508",</text:p>
      <text:p text:style-name="P4"><text:s text:c="18"/>"Apple MacBook Pro 133 '' 25GHz | 16GB RAM | 1TB Fusion",</text:p>
      <text:p text:style-name="P4"><text:s text:c="18"/>"Apple MacBook Pro Fusion Drive 16GB 2 internal and external SuperDrive disks.",</text:p>
      <text:p text:style-name="P4"><text:s text:c="18"/>"1919",</text:p>
      <text:p text:style-name="P4"><text:s text:c="18"/>"16.999.895",</text:p>
      <text:p text:style-name="P4"><text:s text:c="18"/>"0",</text:p>
      <text:p text:style-name="P4"><text:s text:c="18"/>"1282"</text:p>
      <text:p text:style-name="P4"><text:s text:c="16"/>],</text:p>
      <text:p text:style-name="P4"><text:s text:c="16"/>[</text:p>
      <text:p text:style-name="P4"><text:s text:c="18"/>"111",</text:p>
      <text:p text:style-name="P4"><text:s text:c="18"/>"PAC0508",</text:p>
      <text:p text:style-name="P4"><text:s text:c="18"/>"Apple MacBook Pro 133 '' 25GHz | 16GB RAM | 1TB Fusion",</text:p>
      <text:p text:style-name="P4"><text:s text:c="18"/>"Apple MacBook Pro Fusion Drive 16GB 2 internal and external SuperDrive disks.",</text:p>
      <text:p text:style-name="P4"><text:s text:c="18"/>"1919",</text:p>
      <text:p text:style-name="P4"><text:s text:c="18"/>"16.999.895",</text:p>
      <text:p text:style-name="P4"><text:s text:c="18"/>"0",</text:p>
      <text:p text:style-name="P4"><text:s text:c="18"/>"1282"</text:p>
      <text:p text:style-name="P4"><text:s text:c="16"/>],</text:p>
      <text:p text:style-name="P4"><text:s text:c="16"/>[</text:p>
      <text:p text:style-name="P4"><text:s text:c="18"/>"112",</text:p>
      <text:p text:style-name="P4"><text:s text:c="18"/>"PAC0508",</text:p>
      <text:p text:style-name="P4"><text:s text:c="18"/>"Apple MacBook Pro 133 '' 25GHz | 16GB RAM | 1TB Fusion",</text:p>
      <text:p text:style-name="P4"><text:s text:c="18"/>"Apple MacBook Pro Fusion Drive 16GB 2 internal and external SuperDrive disks.",</text:p>
      <text:p text:style-name="P4"><text:s text:c="18"/>"1919",</text:p>
      <text:p text:style-name="P4"><text:s text:c="18"/>"16.999.895",</text:p>
      <text:p text:style-name="P4"><text:s text:c="18"/>"0",</text:p>
      <text:p text:style-name="P4"><text:s text:c="18"/>"1282"</text:p>
      <text:p text:style-name="P4"><text:s text:c="16"/>],</text:p>
      <text:p text:style-name="P4"><text:s text:c="16"/>[</text:p>
      <text:p text:style-name="P4"><text:s text:c="18"/>"113",</text:p>
      <text:p text:style-name="P4"><text:s text:c="18"/>"PAC0508",</text:p>
      <text:p text:style-name="P4"><text:s text:c="18"/>"Apple MacBook Pro 133 '' 25GHz | 16GB RAM | 1TB Fusion",</text:p>
      <text:p text:style-name="P4"><text:s text:c="18"/>"Apple MacBook Pro Fusion Drive 16GB 2 internal and external SuperDrive disks.",</text:p>
      <text:p text:style-name="P4"><text:soft-page-break/><text:s text:c="18"/>"1919",</text:p>
      <text:p text:style-name="P4"><text:s text:c="18"/>"16.999.895",</text:p>
      <text:p text:style-name="P4"><text:s text:c="18"/>"0",</text:p>
      <text:p text:style-name="P4"><text:s text:c="18"/>"1282"</text:p>
      <text:p text:style-name="P4"><text:s text:c="16"/>],</text:p>
      <text:p text:style-name="P4"><text:s text:c="16"/>[</text:p>
      <text:p text:style-name="P4"><text:s text:c="18"/>"114",</text:p>
      <text:p text:style-name="P4"><text:s text:c="18"/>"PAC0508",</text:p>
      <text:p text:style-name="P4"><text:s text:c="18"/>"Apple MacBook Pro 133 '' 25GHz | 16GB RAM | 1TB Fusion",</text:p>
      <text:p text:style-name="P4"><text:s text:c="18"/>"Apple MacBook Pro Fusion Drive 16GB 2 internal and external SuperDrive disks.",</text:p>
      <text:p text:style-name="P4"><text:s text:c="18"/>"1919",</text:p>
      <text:p text:style-name="P4"><text:s text:c="18"/>"16.999.895",</text:p>
      <text:p text:style-name="P4"><text:s text:c="18"/>"0",</text:p>
      <text:p text:style-name="P4"><text:s text:c="18"/>"1282"</text:p>
      <text:p text:style-name="P4"><text:s text:c="16"/>],</text:p>
      <text:p text:style-name="P4"><text:s text:c="16"/>[</text:p>
      <text:p text:style-name="P4"><text:s text:c="18"/>"115",</text:p>
      <text:p text:style-name="P4"><text:s text:c="18"/>"PAC0508",</text:p>
      <text:p text:style-name="P4"><text:s text:c="18"/>"Apple MacBook Pro 133 '' 25GHz | 16GB RAM | 1TB Fusion",</text:p>
      <text:p text:style-name="P4"><text:s text:c="18"/>"Apple MacBook Pro Fusion Drive 16GB 2 internal and external SuperDrive disks.",</text:p>
      <text:p text:style-name="P4"><text:s text:c="18"/>"1919",</text:p>
      <text:p text:style-name="P4"><text:s text:c="18"/>"16.999.895",</text:p>
      <text:p text:style-name="P4"><text:s text:c="18"/>"0",</text:p>
      <text:p text:style-name="P4"><text:s text:c="18"/>"1282"</text:p>
      <text:p text:style-name="P4"><text:s text:c="16"/>],</text:p>
      <text:p text:style-name="P4"><text:s text:c="16"/>[</text:p>
      <text:p text:style-name="P4"><text:s text:c="18"/>"116",</text:p>
      <text:p text:style-name="P4"><text:s text:c="18"/>"PAC0508",</text:p>
      <text:p text:style-name="P4"><text:s text:c="18"/>"Apple MacBook Pro 133 '' 25GHz | 16GB RAM | 1TB Fusion",</text:p>
      <text:p text:style-name="P4"><text:s text:c="18"/>"Apple MacBook Pro Fusion Drive 16GB 2 internal and external SuperDrive disks.",</text:p>
      <text:p text:style-name="P4"><text:s text:c="18"/>"1919",</text:p>
      <text:p text:style-name="P4"><text:s text:c="18"/>"16.999.895",</text:p>
      <text:p text:style-name="P4"><text:s text:c="18"/>"0",</text:p>
      <text:p text:style-name="P4"><text:s text:c="18"/>"1282"</text:p>
      <text:p text:style-name="P4"><text:s text:c="16"/>],</text:p>
      <text:p text:style-name="P4"><text:s text:c="16"/>[</text:p>
      <text:p text:style-name="P4"><text:s text:c="18"/>"117",</text:p>
      <text:p text:style-name="P4"><text:s text:c="18"/>"PAC0508",</text:p>
      <text:p text:style-name="P4"><text:s text:c="18"/>"Apple MacBook Pro 133 '' 25GHz | 16GB RAM | 1TB Fusion",</text:p>
      <text:p text:style-name="P4"><text:s text:c="18"/>"Apple MacBook Pro Fusion Drive 16GB 2 internal and external SuperDrive disks.",</text:p>
      <text:p text:style-name="P4"><text:s text:c="18"/>"1919",</text:p>
      <text:p text:style-name="P4"><text:s text:c="18"/>"16.999.895",</text:p>
      <text:p text:style-name="P4"><text:s text:c="18"/>"0",</text:p>
      <text:p text:style-name="P4"><text:s text:c="18"/>"1282"</text:p>
      <text:p text:style-name="P4"><text:s text:c="16"/>],</text:p>
      <text:p text:style-name="P4"><text:s text:c="16"/>[</text:p>
      <text:p text:style-name="P4"><text:s text:c="18"/>"118",</text:p>
      <text:p text:style-name="P4"><text:s text:c="18"/>"PAC0507",</text:p>
      <text:p text:style-name="P4"><text:s text:c="18"/>"Apple MacBook Pro 133 '' 25Ghz | 16GB RAM | Fusion 740GB",</text:p>
      <text:p text:style-name="P4"><text:soft-page-break/><text:s text:c="18"/>"Apple MacBook Pro Fusion Drive 16GB 2 internal and external SuperDrive disks.",</text:p>
      <text:p text:style-name="P4"><text:s text:c="18"/>"1639",</text:p>
      <text:p text:style-name="P4"><text:s text:c="18"/>"15.989.896",</text:p>
      <text:p text:style-name="P4"><text:s text:c="18"/>"0",</text:p>
      <text:p text:style-name="P4"><text:s text:c="18"/>"1282"</text:p>
      <text:p text:style-name="P4"><text:s text:c="16"/>],</text:p>
      <text:p text:style-name="P4"><text:s text:c="16"/>[</text:p>
      <text:p text:style-name="P4"><text:s text:c="18"/>"119",</text:p>
      <text:p text:style-name="P4"><text:s text:c="18"/>"PAC0507",</text:p>
      <text:p text:style-name="P4"><text:s text:c="18"/>"Apple MacBook Pro 133 '' 25Ghz | 16GB RAM | Fusion 740GB",</text:p>
      <text:p text:style-name="P4"><text:s text:c="18"/>"Apple MacBook Pro Fusion Drive 16GB 2 internal and external SuperDrive disks.",</text:p>
      <text:p text:style-name="P4"><text:s text:c="18"/>"1639",</text:p>
      <text:p text:style-name="P4"><text:s text:c="18"/>"15.989.896",</text:p>
      <text:p text:style-name="P4"><text:s text:c="18"/>"0",</text:p>
      <text:p text:style-name="P4"><text:s text:c="18"/>"1282"</text:p>
      <text:p text:style-name="P4"><text:s text:c="16"/>],</text:p>
      <text:p text:style-name="P4"><text:s text:c="16"/>[</text:p>
      <text:p text:style-name="P4"><text:s text:c="18"/>"120",</text:p>
      <text:p text:style-name="P4"><text:s text:c="18"/>"PAC0507",</text:p>
      <text:p text:style-name="P4"><text:s text:c="18"/>"Apple MacBook Pro 133 '' 25Ghz | 16GB RAM | Fusion 740GB",</text:p>
      <text:p text:style-name="P4"><text:s text:c="18"/>"Apple MacBook Pro Fusion Drive 16GB 2 internal and external SuperDrive disks.",</text:p>
      <text:p text:style-name="P4"><text:s text:c="18"/>"1639",</text:p>
      <text:p text:style-name="P4"><text:s text:c="18"/>"15.989.896",</text:p>
      <text:p text:style-name="P4"><text:s text:c="18"/>"0",</text:p>
      <text:p text:style-name="P4"><text:s text:c="18"/>"1282"</text:p>
      <text:p text:style-name="P4"><text:s text:c="16"/>],</text:p>
      <text:p text:style-name="P4"><text:s text:c="16"/>[</text:p>
      <text:p text:style-name="P4"><text:s text:c="18"/>"121",</text:p>
      <text:p text:style-name="P4"><text:s text:c="18"/>"PAC0507",</text:p>
      <text:p text:style-name="P4"><text:s text:c="18"/>"Apple MacBook Pro 133 '' 25Ghz | 16GB RAM | Fusion 740GB",</text:p>
      <text:p text:style-name="P4"><text:s text:c="18"/>"Apple MacBook Pro Fusion Drive 16GB 2 internal and external SuperDrive disks.",</text:p>
      <text:p text:style-name="P4"><text:s text:c="18"/>"1639",</text:p>
      <text:p text:style-name="P4"><text:s text:c="18"/>"15.989.896",</text:p>
      <text:p text:style-name="P4"><text:s text:c="18"/>"0",</text:p>
      <text:p text:style-name="P4"><text:s text:c="18"/>"1282"</text:p>
      <text:p text:style-name="P4"><text:s text:c="16"/>],</text:p>
      <text:p text:style-name="P4"><text:s text:c="16"/>[</text:p>
      <text:p text:style-name="P4"><text:s text:c="18"/>"122",</text:p>
      <text:p text:style-name="P4"><text:s text:c="18"/>"PAC0507",</text:p>
      <text:p text:style-name="P4"><text:s text:c="18"/>"Apple MacBook Pro 133 '' 25Ghz | 16GB RAM | Fusion 740GB",</text:p>
      <text:p text:style-name="P4"><text:s text:c="18"/>"Apple MacBook Pro Fusion Drive 16GB 2 internal and external SuperDrive disks.",</text:p>
      <text:p text:style-name="P4"><text:s text:c="18"/>"1639",</text:p>
      <text:p text:style-name="P4"><text:s text:c="18"/>"15.989.896",</text:p>
      <text:p text:style-name="P4"><text:s text:c="18"/>"0",</text:p>
      <text:p text:style-name="P4"><text:s text:c="18"/>"1282"</text:p>
      <text:p text:style-name="P4"><text:s text:c="16"/>],</text:p>
      <text:p text:style-name="P4"><text:s text:c="16"/>[</text:p>
      <text:p text:style-name="P4"><text:s text:c="18"/>"123",</text:p>
      <text:p text:style-name="P4"><text:s text:c="18"/>"PAC0507",</text:p>
      <text:p text:style-name="P4"><text:soft-page-break/><text:s text:c="18"/>"Apple MacBook Pro 133 '' 25Ghz | 16GB RAM | Fusion 740GB",</text:p>
      <text:p text:style-name="P4"><text:s text:c="18"/>"Apple MacBook Pro Fusion Drive 16GB 2 internal and external SuperDrive disks.",</text:p>
      <text:p text:style-name="P4"><text:s text:c="18"/>"1639",</text:p>
      <text:p text:style-name="P4"><text:s text:c="18"/>"15.989.896",</text:p>
      <text:p text:style-name="P4"><text:s text:c="18"/>"0",</text:p>
      <text:p text:style-name="P4"><text:s text:c="18"/>"1282"</text:p>
      <text:p text:style-name="P4"><text:s text:c="16"/>],</text:p>
      <text:p text:style-name="P4"><text:s text:c="16"/>[</text:p>
      <text:p text:style-name="P4"><text:s text:c="18"/>"124",</text:p>
      <text:p text:style-name="P4"><text:s text:c="18"/>"PAC0507",</text:p>
      <text:p text:style-name="P4"><text:s text:c="18"/>"Apple MacBook Pro 133 '' 25Ghz | 16GB RAM | Fusion 740GB",</text:p>
      <text:p text:style-name="P4"><text:s text:c="18"/>"Apple MacBook Pro Fusion Drive 16GB 2 internal and external SuperDrive disks.",</text:p>
      <text:p text:style-name="P4"><text:s text:c="18"/>"1639",</text:p>
      <text:p text:style-name="P4"><text:s text:c="18"/>"15.989.896",</text:p>
      <text:p text:style-name="P4"><text:s text:c="18"/>"0",</text:p>
      <text:p text:style-name="P4"><text:s text:c="18"/>"1282"</text:p>
      <text:p text:style-name="P4"><text:s text:c="16"/>],</text:p>
      <text:p text:style-name="P4"><text:s text:c="16"/>[</text:p>
      <text:p text:style-name="P4"><text:s text:c="18"/>"125",</text:p>
      <text:p text:style-name="P4"><text:s text:c="18"/>"PAC0507",</text:p>
      <text:p text:style-name="P4"><text:s text:c="18"/>"Apple MacBook Pro 133 '' 25Ghz | 16GB RAM | Fusion 740GB",</text:p>
      <text:p text:style-name="P4"><text:s text:c="18"/>"Apple MacBook Pro Fusion Drive 16GB 2 internal and external SuperDrive disks.",</text:p>
      <text:p text:style-name="P4"><text:s text:c="18"/>"1639",</text:p>
      <text:p text:style-name="P4"><text:s text:c="18"/>"15.989.896",</text:p>
      <text:p text:style-name="P4"><text:s text:c="18"/>"0",</text:p>
      <text:p text:style-name="P4"><text:s text:c="18"/>"1282"</text:p>
      <text:p text:style-name="P4"><text:s text:c="16"/>],</text:p>
      <text:p text:style-name="P4"><text:s text:c="16"/>[</text:p>
      <text:p text:style-name="P4"><text:s text:c="18"/>"126",</text:p>
      <text:p text:style-name="P4"><text:s text:c="18"/>"PAC0507",</text:p>
      <text:p text:style-name="P4"><text:s text:c="18"/>"Apple MacBook Pro 133 '' 25Ghz | 16GB RAM | Fusion 740GB",</text:p>
      <text:p text:style-name="P4"><text:s text:c="18"/>"Apple MacBook Pro Fusion Drive 16GB 2 internal and external SuperDrive disks.",</text:p>
      <text:p text:style-name="P4"><text:s text:c="18"/>"1639",</text:p>
      <text:p text:style-name="P4"><text:s text:c="18"/>"15.989.896",</text:p>
      <text:p text:style-name="P4"><text:s text:c="18"/>"0",</text:p>
      <text:p text:style-name="P4"><text:s text:c="18"/>"1282"</text:p>
      <text:p text:style-name="P4"><text:s text:c="16"/>],</text:p>
      <text:p text:style-name="P4"><text:s text:c="16"/>[</text:p>
      <text:p text:style-name="P4"><text:s text:c="18"/>"127",</text:p>
      <text:p text:style-name="P4"><text:s text:c="18"/>"PAC0515",</text:p>
      <text:p text:style-name="P4"><text:s text:c="18"/>"Apple MacBook Pro 133 \"i7 29GHz | RAM 16GB | 500GB HDD | SSD 240GB",</text:p>
      <text:p text:style-name="P4"><text:s text:c="18"/>"Apple MacBook Pro 133 inches (MD101Y / A) and SSD Processor RAM expansion.",</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28",</text:p>
      <text:p text:style-name="P4"><text:soft-page-break/><text:s text:c="18"/>"PAC0515",</text:p>
      <text:p text:style-name="P4"><text:s text:c="18"/>"Apple MacBook Pro 133 \"i7 29GHz | RAM 16GB | 500GB HDD | SSD 240GB",</text:p>
      <text:p text:style-name="P4"><text:s text:c="18"/>"Apple MacBook Pro 133 inches (MD101Y / A) and SSD Processor RAM expansion.",</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29",</text:p>
      <text:p text:style-name="P4"><text:s text:c="18"/>"PAC0515",</text:p>
      <text:p text:style-name="P4"><text:s text:c="18"/>"Apple MacBook Pro 133 \"i7 29GHz | RAM 16GB | 500GB HDD | SSD 240GB",</text:p>
      <text:p text:style-name="P4"><text:s text:c="18"/>"Apple MacBook Pro 133 inches (MD101Y / A) and SSD Processor RAM expansion.",</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30",</text:p>
      <text:p text:style-name="P4"><text:s text:c="18"/>"PAC0515",</text:p>
      <text:p text:style-name="P4"><text:s text:c="18"/>"Apple MacBook Pro 133 \"i7 29GHz | RAM 16GB | 500GB HDD | SSD 240GB",</text:p>
      <text:p text:style-name="P4"><text:s text:c="18"/>"Apple MacBook Pro 133 inches (MD101Y / A) and SSD Processor RAM expansion.",</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31",</text:p>
      <text:p text:style-name="P4"><text:s text:c="18"/>"PAC0515",</text:p>
      <text:p text:style-name="P4"><text:s text:c="18"/>"Apple MacBook Pro 133 \"i7 29GHz | RAM 16GB | 500GB HDD | SSD 240GB",</text:p>
      <text:p text:style-name="P4"><text:s text:c="18"/>"Apple MacBook Pro 133 inches (MD101Y / A) and SSD Processor RAM expansion.",</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32",</text:p>
      <text:p text:style-name="P4"><text:s text:c="18"/>"PAC0515",</text:p>
      <text:p text:style-name="P4"><text:s text:c="18"/>"Apple MacBook Pro 133 \"i7 29GHz | RAM 16GB | 500GB HDD | SSD 240GB",</text:p>
      <text:p text:style-name="P4"><text:s text:c="18"/>"Apple MacBook Pro 133 inches (MD101Y / A) and SSD Processor RAM expansion.",</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oft-page-break/><text:s text:c="18"/>"133",</text:p>
      <text:p text:style-name="P4"><text:s text:c="18"/>"PAC0515",</text:p>
      <text:p text:style-name="P4"><text:s text:c="18"/>"Apple MacBook Pro 133 \"i7 29GHz | RAM 16GB | 500GB HDD | SSD 240GB",</text:p>
      <text:p text:style-name="P4"><text:s text:c="18"/>"Apple MacBook Pro 133 inches (MD101Y / A) and SSD Processor RAM expansion.",</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34",</text:p>
      <text:p text:style-name="P4"><text:s text:c="18"/>"PAC0515",</text:p>
      <text:p text:style-name="P4"><text:s text:c="18"/>"Apple MacBook Pro 133 \"i7 29GHz | RAM 16GB | 500GB HDD | SSD 240GB",</text:p>
      <text:p text:style-name="P4"><text:s text:c="18"/>"Apple MacBook Pro 133 inches (MD101Y / A) and SSD Processor RAM expansion.",</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35",</text:p>
      <text:p text:style-name="P4"><text:s text:c="18"/>"PAC0515",</text:p>
      <text:p text:style-name="P4"><text:s text:c="18"/>"Apple MacBook Pro 133 \"i7 29GHz | RAM 16GB | 500GB HDD | SSD 240GB",</text:p>
      <text:p text:style-name="P4"><text:s text:c="18"/>"Apple MacBook Pro 133 inches (MD101Y / A) and SSD Processor RAM expansion.",</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36",</text:p>
      <text:p text:style-name="P4"><text:s text:c="18"/>"PAC0510",</text:p>
      <text:p text:style-name="P4"><text:s text:c="18"/>"Apple MacBook Pro 133 \"i7 29GHz | RAM 16GB | 740GB Fusion",</text:p>
      <text:p text:style-name="P4"><text:s text:c="18"/>"Apple MacBook Pro Fusion Drive 16GB 2 internal and external SuperDrive disks.",</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37",</text:p>
      <text:p text:style-name="P4"><text:s text:c="18"/>"PAC0510",</text:p>
      <text:p text:style-name="P4"><text:s text:c="18"/>"Apple MacBook Pro 133 \"i7 29GHz | RAM 16GB | 740GB Fusion",</text:p>
      <text:p text:style-name="P4"><text:s text:c="18"/>"Apple MacBook Pro Fusion Drive 16GB 2 internal and external SuperDrive disks.",</text:p>
      <text:p text:style-name="P4"><text:s text:c="18"/>"2039",</text:p>
      <text:p text:style-name="P4"><text:s text:c="18"/>"20.379.897",</text:p>
      <text:p text:style-name="P4"><text:s text:c="18"/>"0",</text:p>
      <text:p text:style-name="P4"><text:s text:c="18"/>"1282"</text:p>
      <text:p text:style-name="P4"><text:s text:c="16"/>],</text:p>
      <text:p text:style-name="P4"><text:soft-page-break/><text:s text:c="16"/>[</text:p>
      <text:p text:style-name="P4"><text:s text:c="18"/>"138",</text:p>
      <text:p text:style-name="P4"><text:s text:c="18"/>"PAC0510",</text:p>
      <text:p text:style-name="P4"><text:s text:c="18"/>"Apple MacBook Pro 133 \"i7 29GHz | RAM 16GB | 740GB Fusion",</text:p>
      <text:p text:style-name="P4"><text:s text:c="18"/>"Apple MacBook Pro Fusion Drive 16GB 2 internal and external SuperDrive disks.",</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39",</text:p>
      <text:p text:style-name="P4"><text:s text:c="18"/>"PAC0510",</text:p>
      <text:p text:style-name="P4"><text:s text:c="18"/>"Apple MacBook Pro 133 \"i7 29GHz | RAM 16GB | 740GB Fusion",</text:p>
      <text:p text:style-name="P4"><text:s text:c="18"/>"Apple MacBook Pro Fusion Drive 16GB 2 internal and external SuperDrive disks.",</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40",</text:p>
      <text:p text:style-name="P4"><text:s text:c="18"/>"PAC0510",</text:p>
      <text:p text:style-name="P4"><text:s text:c="18"/>"Apple MacBook Pro 133 \"i7 29GHz | RAM 16GB | 740GB Fusion",</text:p>
      <text:p text:style-name="P4"><text:s text:c="18"/>"Apple MacBook Pro Fusion Drive 16GB 2 internal and external SuperDrive disks.",</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41",</text:p>
      <text:p text:style-name="P4"><text:s text:c="18"/>"PAC0510",</text:p>
      <text:p text:style-name="P4"><text:s text:c="18"/>"Apple MacBook Pro 133 \"i7 29GHz | RAM 16GB | 740GB Fusion",</text:p>
      <text:p text:style-name="P4"><text:s text:c="18"/>"Apple MacBook Pro Fusion Drive 16GB 2 internal and external SuperDrive disks.",</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42",</text:p>
      <text:p text:style-name="P4"><text:s text:c="18"/>"PAC0510",</text:p>
      <text:p text:style-name="P4"><text:s text:c="18"/>"Apple MacBook Pro 133 \"i7 29GHz | RAM 16GB | 740GB Fusion",</text:p>
      <text:p text:style-name="P4"><text:s text:c="18"/>"Apple MacBook Pro Fusion Drive 16GB 2 internal and external SuperDrive disks.",</text:p>
      <text:p text:style-name="P4"><text:s text:c="18"/>"2039",</text:p>
      <text:p text:style-name="P4"><text:s text:c="18"/>"20.379.897",</text:p>
      <text:p text:style-name="P4"><text:s text:c="18"/>"0",</text:p>
      <text:p text:style-name="P4"><text:s text:c="18"/>"1282"</text:p>
      <text:p text:style-name="P4"><text:soft-page-break/><text:s text:c="16"/>],</text:p>
      <text:p text:style-name="P4"><text:s text:c="16"/>[</text:p>
      <text:p text:style-name="P4"><text:s text:c="18"/>"143",</text:p>
      <text:p text:style-name="P4"><text:s text:c="18"/>"PAC0510",</text:p>
      <text:p text:style-name="P4"><text:s text:c="18"/>"Apple MacBook Pro 133 \"i7 29GHz | RAM 16GB | 740GB Fusion",</text:p>
      <text:p text:style-name="P4"><text:s text:c="18"/>"Apple MacBook Pro Fusion Drive 16GB 2 internal and external SuperDrive disks.",</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44",</text:p>
      <text:p text:style-name="P4"><text:s text:c="18"/>"PAC0510",</text:p>
      <text:p text:style-name="P4"><text:s text:c="18"/>"Apple MacBook Pro 133 \"i7 29GHz | RAM 16GB | 740GB Fusion",</text:p>
      <text:p text:style-name="P4"><text:s text:c="18"/>"Apple MacBook Pro Fusion Drive 16GB 2 internal and external SuperDrive disks.",</text:p>
      <text:p text:style-name="P4"><text:s text:c="18"/>"2039",</text:p>
      <text:p text:style-name="P4"><text:s text:c="18"/>"20.379.897",</text:p>
      <text:p text:style-name="P4"><text:s text:c="18"/>"0",</text:p>
      <text:p text:style-name="P4"><text:s text:c="18"/>"1282"</text:p>
      <text:p text:style-name="P4"><text:s text:c="16"/>],</text:p>
      <text:p text:style-name="P4"><text:s text:c="16"/>[</text:p>
      <text:p text:style-name="P4"><text:s text:c="18"/>"145",</text:p>
      <text:p text:style-name="P4"><text:s text:c="18"/>"PAC0185",</text:p>
      <text:p text:style-name="P4"><text:s text:c="18"/>"Apple MacBook Pro 133 \"i5 25GHz | RAM 16GB | 275GB SSD",</text:p>
      <text:p text:style-name="P4"><text:s text:c="18"/>"Apple MacBook Pro 133 inches (MD101Y / A) with 275GB SSD.",</text:p>
      <text:p text:style-name="P4"><text:s text:c="18"/>"1639",</text:p>
      <text:p text:style-name="P4"><text:s text:c="18"/>"1469",</text:p>
      <text:p text:style-name="P4"><text:s text:c="18"/>"0",</text:p>
      <text:p text:style-name="P4"><text:s text:c="18"/>"1282"</text:p>
      <text:p text:style-name="P4"><text:s text:c="16"/>],</text:p>
      <text:p text:style-name="P4"><text:s text:c="16"/>[</text:p>
      <text:p text:style-name="P4"><text:s text:c="18"/>"146",</text:p>
      <text:p text:style-name="P4"><text:s text:c="18"/>"PAC0185",</text:p>
      <text:p text:style-name="P4"><text:s text:c="18"/>"Apple MacBook Pro 133 \"i5 25GHz | RAM 16GB | 275GB SSD",</text:p>
      <text:p text:style-name="P4"><text:s text:c="18"/>"Apple MacBook Pro 133 inches (MD101Y / A) with 275GB SSD.",</text:p>
      <text:p text:style-name="P4"><text:s text:c="18"/>"1639",</text:p>
      <text:p text:style-name="P4"><text:s text:c="18"/>"1469",</text:p>
      <text:p text:style-name="P4"><text:s text:c="18"/>"0",</text:p>
      <text:p text:style-name="P4"><text:s text:c="18"/>"1282"</text:p>
      <text:p text:style-name="P4"><text:s text:c="16"/>],</text:p>
      <text:p text:style-name="P4"><text:s text:c="16"/>[</text:p>
      <text:p text:style-name="P4"><text:s text:c="18"/>"147",</text:p>
      <text:p text:style-name="P4"><text:s text:c="18"/>"PAC0185",</text:p>
      <text:p text:style-name="P4"><text:s text:c="18"/>"Apple MacBook Pro 133 \"i5 25GHz | RAM 16GB | 275GB SSD",</text:p>
      <text:p text:style-name="P4"><text:s text:c="18"/>"Apple MacBook Pro 133 inches (MD101Y / A) with 275GB SSD.",</text:p>
      <text:p text:style-name="P4"><text:s text:c="18"/>"1639",</text:p>
      <text:p text:style-name="P4"><text:s text:c="18"/>"1469",</text:p>
      <text:p text:style-name="P4"><text:s text:c="18"/>"0",</text:p>
      <text:p text:style-name="P4"><text:soft-page-break/><text:s text:c="18"/>"1282"</text:p>
      <text:p text:style-name="P4"><text:s text:c="16"/>],</text:p>
      <text:p text:style-name="P4"><text:s text:c="16"/>[</text:p>
      <text:p text:style-name="P4"><text:s text:c="18"/>"148",</text:p>
      <text:p text:style-name="P4"><text:s text:c="18"/>"PAC0185",</text:p>
      <text:p text:style-name="P4"><text:s text:c="18"/>"Apple MacBook Pro 133 \"i5 25GHz | RAM 16GB | 275GB SSD",</text:p>
      <text:p text:style-name="P4"><text:s text:c="18"/>"Apple MacBook Pro 133 inches (MD101Y / A) with 275GB SSD.",</text:p>
      <text:p text:style-name="P4"><text:s text:c="18"/>"1639",</text:p>
      <text:p text:style-name="P4"><text:s text:c="18"/>"1469",</text:p>
      <text:p text:style-name="P4"><text:s text:c="18"/>"0",</text:p>
      <text:p text:style-name="P4"><text:s text:c="18"/>"1282"</text:p>
      <text:p text:style-name="P4"><text:s text:c="16"/>],</text:p>
      <text:p text:style-name="P4"><text:s text:c="16"/>[</text:p>
      <text:p text:style-name="P4"><text:s text:c="18"/>"149",</text:p>
      <text:p text:style-name="P4"><text:s text:c="18"/>"PAC0185",</text:p>
      <text:p text:style-name="P4"><text:s text:c="18"/>"Apple MacBook Pro 133 \"i5 25GHz | RAM 16GB | 275GB SSD",</text:p>
      <text:p text:style-name="P4"><text:s text:c="18"/>"Apple MacBook Pro 133 inches (MD101Y / A) with 275GB SSD.",</text:p>
      <text:p text:style-name="P4"><text:s text:c="18"/>"1639",</text:p>
      <text:p text:style-name="P4"><text:s text:c="18"/>"1469",</text:p>
      <text:p text:style-name="P4"><text:s text:c="18"/>"0",</text:p>
      <text:p text:style-name="P4"><text:s text:c="18"/>"1282"</text:p>
      <text:p text:style-name="P4"><text:s text:c="16"/>]</text:p>
      <text:p text:style-name="P4"><text:s text:c="14"/>],</text:p>
      <text:p text:style-name="P4"><text:s text:c="14"/>"shape": {</text:p>
      <text:p text:style-name="P4"><text:s text:c="16"/>"columns": 7,</text:p>
      <text:p text:style-name="P4"><text:s text:c="16"/>"rows": 9504</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sku&lt;/th&gt;\n",</text:p>
      <text:p text:style-name="P4"><text:s text:c="14"/>" <text:s text:c="5"/>&lt;th&gt;name&lt;/th&gt;\n",</text:p>
      <text:p text:style-name="P4"><text:soft-page-break/><text:s text:c="14"/>" <text:s text:c="5"/>&lt;th&gt;desc&lt;/th&gt;\n",</text:p>
      <text:p text:style-name="P4"><text:s text:c="14"/>" <text:s text:c="5"/>&lt;th&gt;price&lt;/th&gt;\n",</text:p>
      <text:p text:style-name="P4"><text:s text:c="14"/>" <text:s text:c="5"/>&lt;th&gt;promo_price&lt;/th&gt;\n",</text:p>
      <text:p text:style-name="P4"><text:s text:c="14"/>" <text:s text:c="5"/>&lt;th&gt;in_stock&lt;/th&gt;\n",</text:p>
      <text:p text:style-name="P4"><text:s text:c="14"/>" <text:s text:c="5"/>&lt;th&gt;typ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100&lt;/th&gt;\n",</text:p>
      <text:p text:style-name="P4"><text:s text:c="14"/>" <text:s text:c="5"/>&lt;td&gt;APP0390&lt;/td&gt;\n",</text:p>
      <text:p text:style-name="P4"><text:s text:c="14"/>" <text:s text:c="5"/>&lt;td&gt;Apple MacBook Pro 133 \"Core i5 25GHz | 4GB RAM...&lt;/td&gt;\n",</text:p>
      <text:p text:style-name="P4"><text:s text:c="14"/>" <text:s text:c="5"/>&lt;td&gt;MacBook Pro laptop 133 inches (MD101Y / A).&lt;/td&gt;\n",</text:p>
      <text:p text:style-name="P4"><text:s text:c="14"/>" <text:s text:c="5"/>&lt;td&gt;1199&lt;/td&gt;\n",</text:p>
      <text:p text:style-name="P4"><text:s text:c="14"/>" <text:s text:c="5"/>&lt;td&gt;11.455.917&lt;/td&gt;\n",</text:p>
      <text:p text:style-name="P4"><text:s text:c="14"/>" <text:s text:c="5"/>&lt;td&gt;0&lt;/td&gt;\n",</text:p>
      <text:p text:style-name="P4"><text:s text:c="14"/>" <text:s text:c="5"/>&lt;td&gt;1282&lt;/td&gt;\n",</text:p>
      <text:p text:style-name="P4"><text:s text:c="14"/>" <text:s text:c="3"/>&lt;/tr&gt;\n",</text:p>
      <text:p text:style-name="P4"><text:s text:c="14"/>" <text:s text:c="3"/>&lt;tr&gt;\n",</text:p>
      <text:p text:style-name="P4"><text:s text:c="14"/>" <text:s text:c="5"/>&lt;th&gt;101&lt;/th&gt;\n",</text:p>
      <text:p text:style-name="P4"><text:s text:c="14"/>" <text:s text:c="5"/>&lt;td&gt;APP0390&lt;/td&gt;\n",</text:p>
      <text:p text:style-name="P4"><text:s text:c="14"/>" <text:s text:c="5"/>&lt;td&gt;Apple MacBook Pro 133 \"Core i5 25GHz | 4GB RAM...&lt;/td&gt;\n",</text:p>
      <text:p text:style-name="P4"><text:s text:c="14"/>" <text:s text:c="5"/>&lt;td&gt;MacBook Pro laptop 133 inches (MD101Y / A).&lt;/td&gt;\n",</text:p>
      <text:p text:style-name="P4"><text:s text:c="14"/>" <text:s text:c="5"/>&lt;td&gt;1199&lt;/td&gt;\n",</text:p>
      <text:p text:style-name="P4"><text:s text:c="14"/>" <text:s text:c="5"/>&lt;td&gt;11.455.917&lt;/td&gt;\n",</text:p>
      <text:p text:style-name="P4"><text:s text:c="14"/>" <text:s text:c="5"/>&lt;td&gt;0&lt;/td&gt;\n",</text:p>
      <text:p text:style-name="P4"><text:s text:c="14"/>" <text:s text:c="5"/>&lt;td&gt;1282&lt;/td&gt;\n",</text:p>
      <text:p text:style-name="P4"><text:s text:c="14"/>" <text:s text:c="3"/>&lt;/tr&gt;\n",</text:p>
      <text:p text:style-name="P4"><text:s text:c="14"/>" <text:s text:c="3"/>&lt;tr&gt;\n",</text:p>
      <text:p text:style-name="P4"><text:s text:c="14"/>" <text:s text:c="5"/>&lt;th&gt;102&lt;/th&gt;\n",</text:p>
      <text:p text:style-name="P4"><text:s text:c="14"/>" <text:s text:c="5"/>&lt;td&gt;APP0390&lt;/td&gt;\n",</text:p>
      <text:p text:style-name="P4"><text:s text:c="14"/>" <text:s text:c="5"/>&lt;td&gt;Apple MacBook Pro 133 \"Core i5 25GHz | 4GB RAM...&lt;/td&gt;\n",</text:p>
      <text:p text:style-name="P4"><text:s text:c="14"/>" <text:s text:c="5"/>&lt;td&gt;MacBook Pro laptop 133 inches (MD101Y / A).&lt;/td&gt;\n",</text:p>
      <text:p text:style-name="P4"><text:s text:c="14"/>" <text:s text:c="5"/>&lt;td&gt;1199&lt;/td&gt;\n",</text:p>
      <text:p text:style-name="P4"><text:s text:c="14"/>" <text:s text:c="5"/>&lt;td&gt;11.455.917&lt;/td&gt;\n",</text:p>
      <text:p text:style-name="P4"><text:s text:c="14"/>" <text:s text:c="5"/>&lt;td&gt;0&lt;/td&gt;\n",</text:p>
      <text:p text:style-name="P4"><text:s text:c="14"/>" <text:s text:c="5"/>&lt;td&gt;1282&lt;/td&gt;\n",</text:p>
      <text:p text:style-name="P4"><text:s text:c="14"/>" <text:s text:c="3"/>&lt;/tr&gt;\n",</text:p>
      <text:p text:style-name="P4"><text:s text:c="14"/>" <text:s text:c="3"/>&lt;tr&gt;\n",</text:p>
      <text:p text:style-name="P4"><text:s text:c="14"/>" <text:s text:c="5"/>&lt;th&gt;103&lt;/th&gt;\n",</text:p>
      <text:p text:style-name="P4"><text:s text:c="14"/>" <text:s text:c="5"/>&lt;td&gt;APP0390&lt;/td&gt;\n",</text:p>
      <text:p text:style-name="P4"><text:s text:c="14"/>" <text:s text:c="5"/>&lt;td&gt;Apple MacBook Pro 133 \"Core i5 25GHz | 4GB RAM...&lt;/td&gt;\n",</text:p>
      <text:p text:style-name="P4"><text:s text:c="14"/>" <text:s text:c="5"/>&lt;td&gt;MacBook Pro laptop 133 inches (MD101Y / A).&lt;/td&gt;\n",</text:p>
      <text:p text:style-name="P4"><text:s text:c="14"/>" <text:s text:c="5"/>&lt;td&gt;1199&lt;/td&gt;\n",</text:p>
      <text:p text:style-name="P4"><text:s text:c="14"/>" <text:s text:c="5"/>&lt;td&gt;11.455.917&lt;/td&gt;\n",</text:p>
      <text:p text:style-name="P4"><text:s text:c="14"/>" <text:s text:c="5"/>&lt;td&gt;0&lt;/td&gt;\n",</text:p>
      <text:p text:style-name="P4"><text:s text:c="14"/>" <text:s text:c="5"/>&lt;td&gt;1282&lt;/td&gt;\n",</text:p>
      <text:p text:style-name="P4"><text:s text:c="14"/>" <text:s text:c="3"/>&lt;/tr&gt;\n",</text:p>
      <text:p text:style-name="P4"><text:s text:c="14"/>" <text:s text:c="3"/>&lt;tr&gt;\n",</text:p>
      <text:p text:style-name="P4"><text:soft-page-break/><text:s text:c="14"/>" <text:s text:c="5"/>&lt;th&gt;104&lt;/th&gt;\n",</text:p>
      <text:p text:style-name="P4"><text:s text:c="14"/>" <text:s text:c="5"/>&lt;td&gt;APP0390&lt;/td&gt;\n",</text:p>
      <text:p text:style-name="P4"><text:s text:c="14"/>" <text:s text:c="5"/>&lt;td&gt;Apple MacBook Pro 133 \"Core i5 25GHz | 4GB RAM...&lt;/td&gt;\n",</text:p>
      <text:p text:style-name="P4"><text:s text:c="14"/>" <text:s text:c="5"/>&lt;td&gt;MacBook Pro laptop 133 inches (MD101Y / A).&lt;/td&gt;\n",</text:p>
      <text:p text:style-name="P4"><text:s text:c="14"/>" <text:s text:c="5"/>&lt;td&gt;1199&lt;/td&gt;\n",</text:p>
      <text:p text:style-name="P4"><text:s text:c="14"/>" <text:s text:c="5"/>&lt;td&gt;11.455.917&lt;/td&gt;\n",</text:p>
      <text:p text:style-name="P4"><text:s text:c="14"/>" <text:s text:c="5"/>&lt;td&gt;0&lt;/td&gt;\n",</text:p>
      <text:p text:style-name="P4"><text:s text:c="14"/>" <text:s text:c="5"/>&lt;td&gt;1282&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18190&lt;/th&gt;\n",</text:p>
      <text:p text:style-name="P4"><text:s text:c="14"/>" <text:s text:c="5"/>&lt;td&gt;PAR0077&lt;/td&gt;\n",</text:p>
      <text:p text:style-name="P4"><text:s text:c="14"/>" <text:s text:c="5"/>&lt;td&gt;Parrot Bebop Drone 2 Power&lt;/td&gt;\n",</text:p>
      <text:p text:style-name="P4"><text:s text:c="14"/>" <text:s text:c="5"/>&lt;td&gt;Drone cuadricóptero quality camera integrated ...&lt;/td&gt;\n",</text:p>
      <text:p text:style-name="P4"><text:s text:c="14"/>" <text:s text:c="5"/>&lt;td&gt;699.9&lt;/td&gt;\n",</text:p>
      <text:p text:style-name="P4"><text:s text:c="14"/>" <text:s text:c="5"/>&lt;td&gt;6.733.892&lt;/td&gt;\n",</text:p>
      <text:p text:style-name="P4"><text:s text:c="14"/>" <text:s text:c="5"/>&lt;td&gt;0&lt;/td&gt;\n",</text:p>
      <text:p text:style-name="P4"><text:s text:c="14"/>" <text:s text:c="5"/>&lt;td&gt;11905404&lt;/td&gt;\n",</text:p>
      <text:p text:style-name="P4"><text:s text:c="14"/>" <text:s text:c="3"/>&lt;/tr&gt;\n",</text:p>
      <text:p text:style-name="P4"><text:s text:c="14"/>" <text:s text:c="3"/>&lt;tr&gt;\n",</text:p>
      <text:p text:style-name="P4"><text:s text:c="14"/>" <text:s text:c="5"/>&lt;th&gt;18307&lt;/th&gt;\n",</text:p>
      <text:p text:style-name="P4"><text:s text:c="14"/>" <text:s text:c="5"/>&lt;td&gt;NKI0010&lt;/td&gt;\n",</text:p>
      <text:p text:style-name="P4"><text:s text:c="14"/>" <text:s text:c="5"/>&lt;td&gt;Nokia Wireless sphygmomanometer Plata&lt;/td&gt;\n",</text:p>
      <text:p text:style-name="P4"><text:s text:c="14"/>" <text:s text:c="5"/>&lt;td&gt;Sphygmomanometer for iPhone iPad and iPod App.&lt;/td&gt;\n",</text:p>
      <text:p text:style-name="P4"><text:s text:c="14"/>" <text:s text:c="5"/>&lt;td&gt;129.99&lt;/td&gt;\n",</text:p>
      <text:p text:style-name="P4"><text:s text:c="14"/>" <text:s text:c="5"/>&lt;td&gt;1.149.899&lt;/td&gt;\n",</text:p>
      <text:p text:style-name="P4"><text:s text:c="14"/>" <text:s text:c="5"/>&lt;td&gt;1&lt;/td&gt;\n",</text:p>
      <text:p text:style-name="P4"><text:s text:c="14"/>" <text:s text:c="5"/>&lt;td&gt;11905404&lt;/td&gt;\n",</text:p>
      <text:p text:style-name="P4"><text:s text:c="14"/>" <text:s text:c="3"/>&lt;/tr&gt;\n",</text:p>
      <text:p text:style-name="P4"><text:s text:c="14"/>" <text:s text:c="3"/>&lt;tr&gt;\n",</text:p>
      <text:p text:style-name="P4"><text:s text:c="14"/>" <text:s text:c="5"/>&lt;th&gt;18308&lt;/th&gt;\n",</text:p>
      <text:p text:style-name="P4"><text:s text:c="14"/>" <text:s text:c="5"/>&lt;td&gt;NKI0010&lt;/td&gt;\n",</text:p>
      <text:p text:style-name="P4"><text:s text:c="14"/>" <text:s text:c="5"/>&lt;td&gt;Nokia Wireless sphygmomanometer Plata&lt;/td&gt;\n",</text:p>
      <text:p text:style-name="P4"><text:s text:c="14"/>" <text:s text:c="5"/>&lt;td&gt;Sphygmomanometer for iPhone iPad and iPod App.&lt;/td&gt;\n",</text:p>
      <text:p text:style-name="P4"><text:s text:c="14"/>" <text:s text:c="5"/>&lt;td&gt;129.99&lt;/td&gt;\n",</text:p>
      <text:p text:style-name="P4"><text:s text:c="14"/>" <text:s text:c="5"/>&lt;td&gt;1.149.899&lt;/td&gt;\n",</text:p>
      <text:p text:style-name="P4"><text:s text:c="14"/>" <text:s text:c="5"/>&lt;td&gt;1&lt;/td&gt;\n",</text:p>
      <text:p text:style-name="P4"><text:s text:c="14"/>" <text:s text:c="5"/>&lt;td&gt;11905404&lt;/td&gt;\n",</text:p>
      <text:p text:style-name="P4"><text:s text:c="14"/>" <text:s text:c="3"/>&lt;/tr&gt;\n",</text:p>
      <text:p text:style-name="P4"><text:soft-page-break/><text:s text:c="14"/>" <text:s text:c="3"/>&lt;tr&gt;\n",</text:p>
      <text:p text:style-name="P4"><text:s text:c="14"/>" <text:s text:c="5"/>&lt;th&gt;18513&lt;/th&gt;\n",</text:p>
      <text:p text:style-name="P4"><text:s text:c="14"/>" <text:s text:c="5"/>&lt;td&gt;PLA0035&lt;/td&gt;\n",</text:p>
      <text:p text:style-name="P4"><text:s text:c="14"/>" <text:s text:c="5"/>&lt;td&gt;Bluetooth Headset Plantronics Explorer 80&lt;/td&gt;\n",</text:p>
      <text:p text:style-name="P4"><text:s text:c="14"/>" <text:s text:c="5"/>&lt;td&gt;egonómico wireless headset design for iPhone i...&lt;/td&gt;\n",</text:p>
      <text:p text:style-name="P4"><text:s text:c="14"/>" <text:s text:c="5"/>&lt;td&gt;39.99&lt;/td&gt;\n",</text:p>
      <text:p text:style-name="P4"><text:s text:c="14"/>" <text:s text:c="5"/>&lt;td&gt;349.896&lt;/td&gt;\n",</text:p>
      <text:p text:style-name="P4"><text:s text:c="14"/>" <text:s text:c="5"/>&lt;td&gt;1&lt;/td&gt;\n",</text:p>
      <text:p text:style-name="P4"><text:s text:c="14"/>" <text:s text:c="5"/>&lt;td&gt;5384&lt;/td&gt;\n",</text:p>
      <text:p text:style-name="P4"><text:s text:c="14"/>" <text:s text:c="3"/>&lt;/tr&gt;\n",</text:p>
      <text:p text:style-name="P4"><text:s text:c="14"/>" <text:s text:c="3"/>&lt;tr&gt;\n",</text:p>
      <text:p text:style-name="P4"><text:s text:c="14"/>" <text:s text:c="5"/>&lt;th&gt;18514&lt;/th&gt;\n",</text:p>
      <text:p text:style-name="P4"><text:s text:c="14"/>" <text:s text:c="5"/>&lt;td&gt;PLA0035&lt;/td&gt;\n",</text:p>
      <text:p text:style-name="P4"><text:s text:c="14"/>" <text:s text:c="5"/>&lt;td&gt;Bluetooth Headset Plantronics Explorer 80&lt;/td&gt;\n",</text:p>
      <text:p text:style-name="P4"><text:s text:c="14"/>" <text:s text:c="5"/>&lt;td&gt;egonómico wireless headset design for iPhone i...&lt;/td&gt;\n",</text:p>
      <text:p text:style-name="P4"><text:s text:c="14"/>" <text:s text:c="5"/>&lt;td&gt;39.99&lt;/td&gt;\n",</text:p>
      <text:p text:style-name="P4"><text:s text:c="14"/>" <text:s text:c="5"/>&lt;td&gt;349.896&lt;/td&gt;\n",</text:p>
      <text:p text:style-name="P4"><text:s text:c="14"/>" <text:s text:c="5"/>&lt;td&gt;1&lt;/td&gt;\n",</text:p>
      <text:p text:style-name="P4"><text:s text:c="14"/>" <text:s text:c="5"/>&lt;td&gt;5384&lt;/td&gt;\n",</text:p>
      <text:p text:style-name="P4"><text:s text:c="14"/>" <text:s text:c="3"/>&lt;/tr&gt;\n",</text:p>
      <text:p text:style-name="P4"><text:s text:c="14"/>" <text:s/>&lt;/tbody&gt;\n",</text:p>
      <text:p text:style-name="P4"><text:s text:c="14"/>"&lt;/table&gt;\n",</text:p>
      <text:p text:style-name="P4"><text:s text:c="14"/>"&lt;p&gt;9504 rows × 7 columns&lt;/p&gt;\n",</text:p>
      <text:p text:style-name="P4"><text:s text:c="14"/>"&lt;/div&gt;"</text:p>
      <text:p text:style-name="P4"><text:s text:c="12"/>],</text:p>
      <text:p text:style-name="P4"><text:s text:c="12"/>"text/plain": [</text:p>
      <text:p text:style-name="P4"><text:s text:c="14"/>" <text:s text:c="10"/>sku <text:s text:c="46"/>name <text:s/>\\\n",</text:p>
      <text:p text:style-name="P4"><text:s text:c="14"/>"100 <text:s text:c="3"/>APP0390 <text:s/>Apple MacBook Pro 133 \"Core i5 25GHz | 4GB RAM... <text:s text:c="2"/>\n",</text:p>
      <text:p text:style-name="P4"><text:s text:c="14"/>"101 <text:s text:c="3"/>APP0390 <text:s/>Apple MacBook Pro 133 \"Core i5 25GHz | 4GB RAM... <text:s text:c="2"/>\n",</text:p>
      <text:p text:style-name="P4"><text:s text:c="14"/>"102 <text:s text:c="3"/>APP0390 <text:s/>Apple MacBook Pro 133 \"Core i5 25GHz | 4GB RAM... <text:s text:c="2"/>\n",</text:p>
      <text:p text:style-name="P4"><text:s text:c="14"/>"103 <text:s text:c="3"/>APP0390 <text:s/>Apple MacBook Pro 133 \"Core i5 25GHz | 4GB RAM... <text:s text:c="2"/>\n",</text:p>
      <text:p text:style-name="P4"><text:s text:c="14"/>"104 <text:s text:c="3"/>APP0390 <text:s/>Apple MacBook Pro 133 \"Core i5 25GHz | 4GB RAM... <text:s text:c="2"/>\n",</text:p>
      <text:p text:style-name="P4"><text:s text:c="14"/>"... <text:s text:c="7"/>... <text:s text:c="47"/>... <text:s text:c="2"/>\n",</text:p>
      <text:p text:style-name="P4"><text:s text:c="14"/>"18190 <text:s/>PAR0077 <text:s text:c="24"/>Parrot Bebop Drone 2 Power <text:s text:c="2"/>\n",</text:p>
      <text:p text:style-name="P4"><text:s text:c="14"/>"18307 <text:s/>NKI0010 <text:s text:c="13"/>Nokia Wireless sphygmomanometer Plata <text:s text:c="2"/>\n",</text:p>
      <text:p text:style-name="P4"><text:s text:c="14"/>"18308 <text:s/>NKI0010 <text:s text:c="13"/>Nokia Wireless sphygmomanometer Plata <text:s text:c="2"/>\n",</text:p>
      <text:p text:style-name="P4"><text:s text:c="14"/>"18513 <text:s/>PLA0035 <text:s text:c="9"/>Bluetooth Headset Plantronics Explorer 80 <text:s text:c="2"/>\n",</text:p>
      <text:p text:style-name="P4"><text:s text:c="14"/>"18514 <text:s/>PLA0035 <text:s text:c="9"/>Bluetooth Headset Plantronics Explorer 80 <text:s text:c="2"/>\n",</text:p>
      <text:p text:style-name="P4"><text:s text:c="14"/>"\n",</text:p>
      <text:p text:style-name="P4"><text:s text:c="14"/>" <text:s text:c="51"/>desc <text:s text:c="2"/>price promo_price <text:s/>\\\n",</text:p>
      <text:p text:style-name="P4"><text:s text:c="14"/>"100 <text:s text:c="9"/>MacBook Pro laptop 133 inches (MD101Y / A). <text:s text:c="3"/>1199 <text:s/>11.455.917 <text:s text:c="2"/>\n",</text:p>
      <text:p text:style-name="P4"><text:s text:c="14"/>"101 <text:s text:c="9"/>MacBook Pro laptop 133 inches (MD101Y / A). <text:s text:c="3"/>1199 <text:s/>11.455.917 <text:s text:c="2"/>\n",</text:p>
      <text:p text:style-name="P4"><text:s text:c="14"/>"102 <text:s text:c="9"/>MacBook Pro laptop 133 inches (MD101Y / A). <text:s text:c="3"/>1199 <text:s/>11.455.917 <text:s text:c="2"/>\n",</text:p>
      <text:p text:style-name="P4"><text:s text:c="14"/>"103 <text:s text:c="9"/>MacBook Pro laptop 133 inches (MD101Y / A). <text:s text:c="3"/>1199 <text:s/>11.455.917 <text:s text:c="2"/>\n",</text:p>
      <text:p text:style-name="P4"><text:s text:c="14"/>"104 <text:s text:c="9"/>MacBook Pro laptop 133 inches (MD101Y / A). <text:s text:c="3"/>1199 <text:s/>11.455.917 <text:s text:c="2"/>\n",</text:p>
      <text:p text:style-name="P4"><text:s text:c="14"/>"... <text:s text:c="49"/>... <text:s text:c="4"/>... <text:s text:c="8"/>... <text:s text:c="2"/>\n",</text:p>
      <text:p text:style-name="P4"><text:s text:c="14"/>"18190 <text:s/>Drone cuadricóptero quality camera integrated ... <text:s text:c="2"/>699.9 <text:s text:c="2"/>6.733.892 <text:s text:c="2"/>\n",</text:p>
      <text:p text:style-name="P4"><text:s text:c="14"/>"18307 <text:s text:c="4"/>Sphygmomanometer for iPhone iPad and iPod App. <text:s/>129.99 <text:s text:c="2"/>1.149.899 <text:s text:c="2"/>\n",</text:p>
      <text:p text:style-name="P4"><text:s text:c="14"/>"18308 <text:s text:c="4"/>Sphygmomanometer for iPhone iPad and iPod App. <text:s/>129.99 <text:s text:c="2"/>1.149.899 <text:s text:c="2"/>\n",</text:p>
      <text:p text:style-name="P4"><text:soft-page-break/><text:s text:c="14"/>"18513 <text:s/>egonómico wireless headset design for iPhone i... <text:s text:c="2"/>39.99 <text:s text:c="4"/>349.896 <text:s text:c="2"/>\n",</text:p>
      <text:p text:style-name="P4"><text:s text:c="14"/>"18514 <text:s/>egonómico wireless headset design for iPhone i... <text:s text:c="2"/>39.99 <text:s text:c="4"/>349.896 <text:s text:c="2"/>\n",</text:p>
      <text:p text:style-name="P4"><text:s text:c="14"/>"\n",</text:p>
      <text:p text:style-name="P4"><text:s text:c="14"/>" <text:s text:c="6"/>in_stock <text:s text:c="5"/>type <text:s/>\n",</text:p>
      <text:p text:style-name="P4"><text:s text:c="14"/>"100 <text:s text:c="10"/>0 <text:s text:c="5"/>1282 <text:s/>\n",</text:p>
      <text:p text:style-name="P4"><text:s text:c="14"/>"101 <text:s text:c="10"/>0 <text:s text:c="5"/>1282 <text:s/>\n",</text:p>
      <text:p text:style-name="P4"><text:s text:c="14"/>"102 <text:s text:c="10"/>0 <text:s text:c="5"/>1282 <text:s/>\n",</text:p>
      <text:p text:style-name="P4"><text:s text:c="14"/>"103 <text:s text:c="10"/>0 <text:s text:c="5"/>1282 <text:s/>\n",</text:p>
      <text:p text:style-name="P4"><text:s text:c="14"/>"104 <text:s text:c="10"/>0 <text:s text:c="5"/>1282 <text:s/>\n",</text:p>
      <text:p text:style-name="P4"><text:s text:c="14"/>"... <text:s text:c="8"/>... <text:s text:c="6"/>... <text:s/>\n",</text:p>
      <text:p text:style-name="P4"><text:s text:c="14"/>"18190 <text:s text:c="8"/>0 <text:s/>11905404 <text:s/>\n",</text:p>
      <text:p text:style-name="P4"><text:s text:c="14"/>"18307 <text:s text:c="8"/>1 <text:s/>11905404 <text:s/>\n",</text:p>
      <text:p text:style-name="P4"><text:s text:c="14"/>"18308 <text:s text:c="8"/>1 <text:s/>11905404 <text:s/>\n",</text:p>
      <text:p text:style-name="P4"><text:s text:c="14"/>"18513 <text:s text:c="8"/>1 <text:s text:c="5"/>5384 <text:s/>\n",</text:p>
      <text:p text:style-name="P4"><text:s text:c="14"/>"18514 <text:s text:c="8"/>1 <text:s text:c="5"/>5384 <text:s/>\n",</text:p>
      <text:p text:style-name="P4"><text:s text:c="14"/>"\n",</text:p>
      <text:p text:style-name="P4"><text:s text:c="14"/>"[9504 rows x 7 columns]"</text:p>
      <text:p text:style-name="P4"><text:s text:c="12"/>]</text:p>
      <text:p text:style-name="P4"><text:s text:c="10"/>},</text:p>
      <text:p text:style-name="P4"><text:s text:c="10"/>"execution_count": 37,</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hecking for duplicates in the key column ('sku')\n",</text:p>
      <text:p text:style-name="P4"><text:s text:c="8"/>"products_df[products_df.duplicated(subset=['sku'], keep=False)]"</text:p>
      <text:p text:style-name="P4"><text:s text:c="6"/>]</text:p>
      <text:p text:style-name="P4"><text:s text:c="4"/>},</text:p>
      <text:p text:style-name="P4"><text:s text:c="4"/>{</text:p>
      <text:p text:style-name="P4"><text:s text:c="6"/>"cell_type": "code",</text:p>
      <text:p text:style-name="P4"><text:s text:c="6"/>"execution_count": 38,</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8747 duplicated rows represents 45.26027% of the 19326 rows in our DataFrame\n"</text:p>
      <text:p text:style-name="P4"><text:s text:c="10"/>]</text:p>
      <text:p text:style-name="P4"><text:s text:c="8"/>}</text:p>
      <text:p text:style-name="P4"><text:s text:c="6"/>],</text:p>
      <text:p text:style-name="P4"><text:s text:c="6"/>"source": [</text:p>
      <text:p text:style-name="P4"><text:s text:c="8"/>"num_duplicates = products_df.duplicated(subset='sku').sum()\n",</text:p>
      <text:p text:style-name="P4"><text:s text:c="8"/>"total_rows = products_df.shape[0]\n",</text:p>
      <text:p text:style-name="P4"><text:s text:c="8"/>"percent_duplicated = (100*num_duplicates/total_rows)\n",</text:p>
      <text:p text:style-name="P4"><text:s text:c="8"/>"print(f\"{num_duplicates} duplicated rows represents {percent_duplicated:.5f}% of the {total_rows} rows in our DataFrame\")"</text:p>
      <text:p text:style-name="P4"><text:s text:c="6"/>]</text:p>
      <text:p text:style-name="P4"><text:soft-page-break/><text:s text:c="4"/>},</text:p>
      <text:p text:style-name="P4"><text:s text:c="4"/>{</text:p>
      <text:p text:style-name="P4"><text:s text:c="6"/>"cell_type": "code",</text:p>
      <text:p text:style-name="P4"><text:s text:c="6"/>"execution_count": 39,</text:p>
      <text:p text:style-name="P4"><text:s text:c="6"/>"metadata": {},</text:p>
      <text:p text:style-name="P4"><text:s text:c="6"/>"outputs": [],</text:p>
      <text:p text:style-name="P4"><text:s text:c="6"/>"source": [</text:p>
      <text:p text:style-name="P4"><text:s text:c="8"/>"# Drop duplicates\n",</text:p>
      <text:p text:style-name="P4"><text:s text:c="8"/>"products_df = products_df.drop_duplicates()"</text:p>
      <text:p text:style-name="P4"><text:s text:c="6"/>]</text:p>
      <text:p text:style-name="P4"><text:s text:c="4"/>},</text:p>
      <text:p text:style-name="P4"><text:s text:c="4"/>{</text:p>
      <text:p text:style-name="P4"><text:s text:c="6"/>"cell_type": "code",</text:p>
      <text:p text:style-name="P4"><text:s text:c="6"/>"execution_count": 40,</text:p>
      <text:p text:style-name="P4"><text:s text:c="6"/>"metadata": {},</text:p>
      <text:p text:style-name="P4"><text:s text:c="6"/>"outputs": [</text:p>
      <text:p text:style-name="P4"><text:s text:c="8"/>{</text:p>
      <text:p text:style-name="P4"><text:s text:c="10"/>"data": {</text:p>
      <text:p text:style-name="P4"><text:s text:c="12"/>"text/plain": [</text:p>
      <text:p text:style-name="P4"><text:s text:c="14"/>"np.int64(1)"</text:p>
      <text:p text:style-name="P4"><text:s text:c="12"/>]</text:p>
      <text:p text:style-name="P4"><text:s text:c="10"/>},</text:p>
      <text:p text:style-name="P4"><text:s text:c="10"/>"execution_count": 40,</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hecking for duplicates in the key column ('sku')\n",</text:p>
      <text:p text:style-name="P4"><text:s text:c="8"/>"products_df.duplicated(subset='sku').sum()"</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There is still one duplicate value in the SKU (key) column."</text:p>
      <text:p text:style-name="P4"><text:s text:c="6"/>]</text:p>
      <text:p text:style-name="P4"><text:s text:c="4"/>},</text:p>
      <text:p text:style-name="P4"><text:s text:c="4"/>{</text:p>
      <text:p text:style-name="P4"><text:s text:c="6"/>"cell_type": "code",</text:p>
      <text:p text:style-name="P4"><text:s text:c="6"/>"execution_count": 41,</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oft-page-break/><text:s text:c="18"/>"name": "index",</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string"</text:p>
      <text:p text:style-name="P4"><text:s text:c="16"/>},</text:p>
      <text:p text:style-name="P4"><text:s text:c="16"/>{</text:p>
      <text:p text:style-name="P4"><text:s text:c="18"/>"name": "price",</text:p>
      <text:p text:style-name="P4"><text:s text:c="18"/>"rawType": "object",</text:p>
      <text:p text:style-name="P4"><text:s text:c="18"/>"type": "unknown"</text:p>
      <text:p text:style-name="P4"><text:s text:c="16"/>},</text:p>
      <text:p text:style-name="P4"><text:s text:c="16"/>{</text:p>
      <text:p text:style-name="P4"><text:s text:c="18"/>"name": "promo_price",</text:p>
      <text:p text:style-name="P4"><text:s text:c="18"/>"rawType": "object",</text:p>
      <text:p text:style-name="P4"><text:s text:c="18"/>"type": "string"</text:p>
      <text:p text:style-name="P4"><text:s text:c="16"/>},</text:p>
      <text:p text:style-name="P4"><text:s text:c="16"/>{</text:p>
      <text:p text:style-name="P4"><text:s text:c="18"/>"name": "in_stock",</text:p>
      <text:p text:style-name="P4"><text:s text:c="18"/>"rawType": "int64",</text:p>
      <text:p text:style-name="P4"><text:s text:c="18"/>"type": "integer"</text:p>
      <text:p text:style-name="P4"><text:s text:c="16"/>},</text:p>
      <text:p text:style-name="P4"><text:s text:c="16"/>{</text:p>
      <text:p text:style-name="P4"><text:s text:c="18"/>"name": "type",</text:p>
      <text:p text:style-name="P4"><text:s text:c="18"/>"rawType": "object",</text:p>
      <text:p text:style-name="P4"><text:s text:c="18"/>"type": "string"</text:p>
      <text:p text:style-name="P4"><text:s text:c="16"/>}</text:p>
      <text:p text:style-name="P4"><text:s text:c="14"/>],</text:p>
      <text:p text:style-name="P4"><text:s text:c="14"/>"ref": "f1d667b6-31a3-4bc7-9764-78be7d4f75d5",</text:p>
      <text:p text:style-name="P4"><text:s text:c="14"/>"rows": [</text:p>
      <text:p text:style-name="P4"><text:s text:c="16"/>[</text:p>
      <text:p text:style-name="P4"><text:s text:c="18"/>"7992",</text:p>
      <text:p text:style-name="P4"><text:s text:c="18"/>"APP1197",</text:p>
      <text:p text:style-name="P4"><text:s text:c="18"/>"Apple iMac 21.5 \"Core i5 31 GHz Retina display 4K | 8GB | 1TB",</text:p>
      <text:p text:style-name="P4"><text:s text:c="18"/>"Desktop Apple iMac 21.5 inch i5 31 GHz Retina display 4K RAM 8GB 1TB (MK452Y / A).",</text:p>
      <text:p text:style-name="P4"><text:s text:c="18"/>"1729",</text:p>
      <text:p text:style-name="P4"><text:soft-page-break/><text:s text:c="18"/>"1305.59",</text:p>
      <text:p text:style-name="P4"><text:s text:c="18"/>"0",</text:p>
      <text:p text:style-name="P4"><text:s text:c="18"/>"1282"</text:p>
      <text:p text:style-name="P4"><text:s text:c="16"/>],</text:p>
      <text:p text:style-name="P4"><text:s text:c="16"/>[</text:p>
      <text:p text:style-name="P4"><text:s text:c="18"/>"8000",</text:p>
      <text:p text:style-name="P4"><text:s text:c="18"/>"APP1197",</text:p>
      <text:p text:style-name="P4"><text:s text:c="18"/>"Apple iMac 21.5 \"Core i5 31 GHz Retina display 4K | 8GB | 1TB",</text:p>
      <text:p text:style-name="P4"><text:s text:c="18"/>"Desktop Apple iMac 21.5 inch i5 31 GHz Retina display 4K RAM 8GB 1TB (MK452Y / A).",</text:p>
      <text:p text:style-name="P4"><text:s text:c="18"/>null,</text:p>
      <text:p text:style-name="P4"><text:s text:c="18"/>"1305.59",</text:p>
      <text:p text:style-name="P4"><text:s text:c="18"/>"0",</text:p>
      <text:p text:style-name="P4"><text:s text:c="18"/>"1282"</text:p>
      <text:p text:style-name="P4"><text:s text:c="16"/>]</text:p>
      <text:p text:style-name="P4"><text:s text:c="14"/>],</text:p>
      <text:p text:style-name="P4"><text:s text:c="14"/>"shape": {</text:p>
      <text:p text:style-name="P4"><text:s text:c="16"/>"columns": 7,</text:p>
      <text:p text:style-name="P4"><text:s text:c="16"/>"rows": 2</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sku&lt;/th&gt;\n",</text:p>
      <text:p text:style-name="P4"><text:s text:c="14"/>" <text:s text:c="5"/>&lt;th&gt;name&lt;/th&gt;\n",</text:p>
      <text:p text:style-name="P4"><text:s text:c="14"/>" <text:s text:c="5"/>&lt;th&gt;desc&lt;/th&gt;\n",</text:p>
      <text:p text:style-name="P4"><text:s text:c="14"/>" <text:s text:c="5"/>&lt;th&gt;price&lt;/th&gt;\n",</text:p>
      <text:p text:style-name="P4"><text:s text:c="14"/>" <text:s text:c="5"/>&lt;th&gt;promo_price&lt;/th&gt;\n",</text:p>
      <text:p text:style-name="P4"><text:s text:c="14"/>" <text:s text:c="5"/>&lt;th&gt;in_stock&lt;/th&gt;\n",</text:p>
      <text:p text:style-name="P4"><text:s text:c="14"/>" <text:s text:c="5"/>&lt;th&gt;type&lt;/th&gt;\n",</text:p>
      <text:p text:style-name="P4"><text:s text:c="14"/>" <text:s text:c="3"/>&lt;/tr&gt;\n",</text:p>
      <text:p text:style-name="P4"><text:s text:c="14"/>" <text:s/>&lt;/thead&gt;\n",</text:p>
      <text:p text:style-name="P4"><text:soft-page-break/><text:s text:c="14"/>" <text:s/>&lt;tbody&gt;\n",</text:p>
      <text:p text:style-name="P4"><text:s text:c="14"/>" <text:s text:c="3"/>&lt;tr&gt;\n",</text:p>
      <text:p text:style-name="P4"><text:s text:c="14"/>" <text:s text:c="5"/>&lt;th&gt;7992&lt;/th&gt;\n",</text:p>
      <text:p text:style-name="P4"><text:s text:c="14"/>" <text:s text:c="5"/>&lt;td&gt;APP1197&lt;/td&gt;\n",</text:p>
      <text:p text:style-name="P4"><text:s text:c="14"/>" <text:s text:c="5"/>&lt;td&gt;Apple iMac 21.5 \"Core i5 31 GHz Retina display...&lt;/td&gt;\n",</text:p>
      <text:p text:style-name="P4"><text:s text:c="14"/>" <text:s text:c="5"/>&lt;td&gt;Desktop Apple iMac 21.5 inch i5 31 GHz Retina ...&lt;/td&gt;\n",</text:p>
      <text:p text:style-name="P4"><text:s text:c="14"/>" <text:s text:c="5"/>&lt;td&gt;1729&lt;/td&gt;\n",</text:p>
      <text:p text:style-name="P4"><text:s text:c="14"/>" <text:s text:c="5"/>&lt;td&gt;1305.59&lt;/td&gt;\n",</text:p>
      <text:p text:style-name="P4"><text:s text:c="14"/>" <text:s text:c="5"/>&lt;td&gt;0&lt;/td&gt;\n",</text:p>
      <text:p text:style-name="P4"><text:s text:c="14"/>" <text:s text:c="5"/>&lt;td&gt;1282&lt;/td&gt;\n",</text:p>
      <text:p text:style-name="P4"><text:s text:c="14"/>" <text:s text:c="3"/>&lt;/tr&gt;\n",</text:p>
      <text:p text:style-name="P4"><text:s text:c="14"/>" <text:s text:c="3"/>&lt;tr&gt;\n",</text:p>
      <text:p text:style-name="P4"><text:s text:c="14"/>" <text:s text:c="5"/>&lt;th&gt;8000&lt;/th&gt;\n",</text:p>
      <text:p text:style-name="P4"><text:s text:c="14"/>" <text:s text:c="5"/>&lt;td&gt;APP1197&lt;/td&gt;\n",</text:p>
      <text:p text:style-name="P4"><text:s text:c="14"/>" <text:s text:c="5"/>&lt;td&gt;Apple iMac 21.5 \"Core i5 31 GHz Retina display...&lt;/td&gt;\n",</text:p>
      <text:p text:style-name="P4"><text:s text:c="14"/>" <text:s text:c="5"/>&lt;td&gt;Desktop Apple iMac 21.5 inch i5 31 GHz Retina ...&lt;/td&gt;\n",</text:p>
      <text:p text:style-name="P4"><text:s text:c="14"/>" <text:s text:c="5"/>&lt;td&gt;NaN&lt;/td&gt;\n",</text:p>
      <text:p text:style-name="P4"><text:s text:c="14"/>" <text:s text:c="5"/>&lt;td&gt;1305.59&lt;/td&gt;\n",</text:p>
      <text:p text:style-name="P4"><text:s text:c="14"/>" <text:s text:c="5"/>&lt;td&gt;0&lt;/td&gt;\n",</text:p>
      <text:p text:style-name="P4"><text:s text:c="14"/>" <text:s text:c="5"/>&lt;td&gt;1282&lt;/td&gt;\n",</text:p>
      <text:p text:style-name="P4"><text:s text:c="14"/>" <text:s text:c="3"/>&lt;/tr&gt;\n",</text:p>
      <text:p text:style-name="P4"><text:s text:c="14"/>" <text:s/>&lt;/tbody&gt;\n",</text:p>
      <text:p text:style-name="P4"><text:s text:c="14"/>"&lt;/table&gt;\n",</text:p>
      <text:p text:style-name="P4"><text:s text:c="14"/>"&lt;/div&gt;"</text:p>
      <text:p text:style-name="P4"><text:s text:c="12"/>],</text:p>
      <text:p text:style-name="P4"><text:s text:c="12"/>"text/plain": [</text:p>
      <text:p text:style-name="P4"><text:s text:c="14"/>" <text:s text:c="9"/>sku <text:s text:c="46"/>name <text:s/>\\\n",</text:p>
      <text:p text:style-name="P4"><text:s text:c="14"/>"7992 <text:s/>APP1197 <text:s/>Apple iMac 21.5 \"Core i5 31 GHz Retina display... <text:s text:c="2"/>\n",</text:p>
      <text:p text:style-name="P4"><text:s text:c="14"/>"8000 <text:s/>APP1197 <text:s/>Apple iMac 21.5 \"Core i5 31 GHz Retina display... <text:s text:c="2"/>\n",</text:p>
      <text:p text:style-name="P4"><text:s text:c="14"/>"\n",</text:p>
      <text:p text:style-name="P4"><text:s text:c="14"/>" <text:s text:c="50"/>desc price promo_price <text:s/>\\\n",</text:p>
      <text:p text:style-name="P4"><text:s text:c="14"/>"7992 <text:s/>Desktop Apple iMac 21.5 inch i5 31 GHz Retina ... <text:s/>1729 <text:s text:c="4"/>1305.59 <text:s text:c="2"/>\n",</text:p>
      <text:p text:style-name="P4"><text:s text:c="14"/>"8000 <text:s/>Desktop Apple iMac 21.5 inch i5 31 GHz Retina ... <text:s text:c="2"/>NaN <text:s text:c="4"/>1305.59 <text:s text:c="2"/>\n",</text:p>
      <text:p text:style-name="P4"><text:s text:c="14"/>"\n",</text:p>
      <text:p text:style-name="P4"><text:s text:c="14"/>" <text:s text:c="5"/>in_stock <text:s/>type <text:s/>\n",</text:p>
      <text:p text:style-name="P4"><text:s text:c="14"/>"7992 <text:s text:c="8"/>0 <text:s/>1282 <text:s/>\n",</text:p>
      <text:p text:style-name="P4"><text:s text:c="14"/>"8000 <text:s text:c="8"/>0 <text:s/>1282 <text:s/>"</text:p>
      <text:p text:style-name="P4"><text:s text:c="12"/>]</text:p>
      <text:p text:style-name="P4"><text:s text:c="10"/>},</text:p>
      <text:p text:style-name="P4"><text:s text:c="10"/>"execution_count": 41,</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hecking for duplicates in the key column ('sku')\n",</text:p>
      <text:p text:style-name="P4"><text:s text:c="8"/>"products_df[products_df.duplicated(subset=['sku'], keep=False)]"</text:p>
      <text:p text:style-name="P4"><text:s text:c="6"/>]</text:p>
      <text:p text:style-name="P4"><text:s text:c="4"/>},</text:p>
      <text:p text:style-name="P4"><text:soft-page-break/><text:s text:c="4"/>{</text:p>
      <text:p text:style-name="P4"><text:s text:c="6"/>"cell_type": "code",</text:p>
      <text:p text:style-name="P4"><text:s text:c="6"/>"execution_count": 42,</text:p>
      <text:p text:style-name="P4"><text:s text:c="6"/>"metadata": {},</text:p>
      <text:p text:style-name="P4"><text:s text:c="6"/>"outputs": [],</text:p>
      <text:p text:style-name="P4"><text:s text:c="6"/>"source": [</text:p>
      <text:p text:style-name="P4"><text:s text:c="8"/>"# Drop the duplicated entry, we keep the first row of the duplicate group\n",</text:p>
      <text:p text:style-name="P4"><text:s text:c="8"/>"products_df = products_df.drop_duplicates(subset='sku', keep='first')"</text:p>
      <text:p text:style-name="P4"><text:s text:c="6"/>]</text:p>
      <text:p text:style-name="P4"><text:s text:c="4"/>},</text:p>
      <text:p text:style-name="P4"><text:s text:c="4"/>{</text:p>
      <text:p text:style-name="P4"><text:s text:c="6"/>"cell_type": "code",</text:p>
      <text:p text:style-name="P4"><text:s text:c="6"/>"execution_count": 43,</text:p>
      <text:p text:style-name="P4"><text:s text:c="6"/>"metadata": {},</text:p>
      <text:p text:style-name="P4"><text:s text:c="6"/>"outputs": [</text:p>
      <text:p text:style-name="P4"><text:s text:c="8"/>{</text:p>
      <text:p text:style-name="P4"><text:s text:c="10"/>"data": {</text:p>
      <text:p text:style-name="P4"><text:s text:c="12"/>"text/plain": [</text:p>
      <text:p text:style-name="P4"><text:s text:c="14"/>"np.int64(0)"</text:p>
      <text:p text:style-name="P4"><text:s text:c="12"/>]</text:p>
      <text:p text:style-name="P4"><text:s text:c="10"/>},</text:p>
      <text:p text:style-name="P4"><text:s text:c="10"/>"execution_count": 43,</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hecking for duplicates in the key column ('sku')\n",</text:p>
      <text:p text:style-name="P4"><text:s text:c="8"/>"products_df.duplicated(subset='sku').sum()"</text:p>
      <text:p text:style-name="P4"><text:s text:c="6"/>]</text:p>
      <text:p text:style-name="P4"><text:s text:c="4"/>},</text:p>
      <text:p text:style-name="P4"><text:s text:c="4"/>{</text:p>
      <text:p text:style-name="P4"><text:s text:c="6"/>"cell_type": "markdown",</text:p>
      <text:p text:style-name="P4"><text:s text:c="6"/>"metadata": {</text:p>
      <text:p text:style-name="P4"><text:s text:c="8"/>"id": "XTGqkqtm--ln"</text:p>
      <text:p text:style-name="P4"><text:s text:c="6"/>},</text:p>
      <text:p text:style-name="P4"><text:s text:c="6"/>"source": [</text:p>
      <text:p text:style-name="P4"><text:s text:c="8"/>"# 2. Look for Missing values\n"</text:p>
      <text:p text:style-name="P4"><text:s text:c="6"/>]</text:p>
      <text:p text:style-name="P4"><text:s text:c="4"/>},</text:p>
      <text:p text:style-name="P4"><text:s text:c="4"/>{</text:p>
      <text:p text:style-name="P4"><text:s text:c="6"/>"cell_type": "code",</text:p>
      <text:p text:style-name="P4"><text:s text:c="6"/>"execution_count": 44,</text:p>
      <text:p text:style-name="P4"><text:s text:c="6"/>"metadata": {</text:p>
      <text:p text:style-name="P4"><text:s text:c="8"/>"id": "_LrT0QGlkKi-"</text:p>
      <text:p text:style-name="P4"><text:s text:c="6"/>},</text:p>
      <text:p text:style-name="P4"><text:s text:c="6"/>"outputs": [</text:p>
      <text:p text:style-name="P4"><text:s text:c="8"/>{</text:p>
      <text:p text:style-name="P4"><text:s text:c="10"/>"name": "stdout",</text:p>
      <text:p text:style-name="P4"><text:soft-page-break/><text:s text:c="10"/>"output_type": "stream",</text:p>
      <text:p text:style-name="P4"><text:s text:c="10"/>"text": [</text:p>
      <text:p text:style-name="P4"><text:s text:c="12"/>"&lt;class 'pandas.core.frame.DataFrame'&gt;\n",</text:p>
      <text:p text:style-name="P4"><text:s text:c="12"/>"Index: 10579 entries, 0 to 19325\n",</text:p>
      <text:p text:style-name="P4"><text:s text:c="12"/>"Data columns (total 7 columns):\n",</text:p>
      <text:p text:style-name="P4"><text:s text:c="12"/>" # <text:s text:c="2"/>Column <text:s text:c="6"/>Non-Null Count <text:s/>Dtype \n",</text:p>
      <text:p text:style-name="P4"><text:s text:c="12"/>"--- <text:s/>------ <text:s text:c="6"/>-------------- <text:s/>----- \n",</text:p>
      <text:p text:style-name="P4"><text:s text:c="12"/>" 0 <text:s text:c="2"/>sku <text:s text:c="9"/>10579 non-null <text:s/>object\n",</text:p>
      <text:p text:style-name="P4"><text:s text:c="12"/>" 1 <text:s text:c="2"/>name <text:s text:c="8"/>10579 non-null <text:s/>object\n",</text:p>
      <text:p text:style-name="P4"><text:s text:c="12"/>" 2 <text:s text:c="2"/>desc <text:s text:c="8"/>10572 non-null <text:s/>object\n",</text:p>
      <text:p text:style-name="P4"><text:s text:c="12"/>" 3 <text:s text:c="2"/>price <text:s text:c="7"/>10534 non-null <text:s/>object\n",</text:p>
      <text:p text:style-name="P4"><text:s text:c="12"/>" 4 <text:s text:c="2"/>promo_price <text:s/>10579 non-null <text:s/>object\n",</text:p>
      <text:p text:style-name="P4"><text:s text:c="12"/>" 5 <text:s text:c="2"/>in_stock <text:s text:c="4"/>10579 non-null <text:s/>int64 \n",</text:p>
      <text:p text:style-name="P4"><text:s text:c="12"/>" 6 <text:s text:c="2"/>type <text:s text:c="8"/>10529 non-null <text:s/>object\n",</text:p>
      <text:p text:style-name="P4"><text:s text:c="12"/>"dtypes: int64(1), object(6)\n",</text:p>
      <text:p text:style-name="P4"><text:s text:c="12"/>"memory usage: 661.2+ KB\n"</text:p>
      <text:p text:style-name="P4"><text:s text:c="10"/>]</text:p>
      <text:p text:style-name="P4"><text:s text:c="8"/>}</text:p>
      <text:p text:style-name="P4"><text:s text:c="6"/>],</text:p>
      <text:p text:style-name="P4"><text:s text:c="6"/>"source": [</text:p>
      <text:p text:style-name="P4"><text:s text:c="8"/>"products_df.info()"</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desc` has 7 missing values\n",</text:p>
      <text:p text:style-name="P4"><text:s text:c="8"/>"* `price` has 45 missing values\n",</text:p>
      <text:p text:style-name="P4"><text:s text:c="8"/>"* `type` has 50 missing values\n",</text:p>
      <text:p text:style-name="P4"><text:s text:c="8"/>" <text:s/>\n",</text:p>
      <text:p text:style-name="P4"><text:s text:c="8"/>"* `price` should become a float datatype.\n",</text:p>
      <text:p text:style-name="P4"><text:s text:c="8"/>"* `promo_price` should become a float datatype"</text:p>
      <text:p text:style-name="P4"><text:s text:c="6"/>]</text:p>
      <text:p text:style-name="P4"><text:s text:c="4"/>},</text:p>
      <text:p text:style-name="P4"><text:s text:c="4"/>{</text:p>
      <text:p text:style-name="P4"><text:s text:c="6"/>"cell_type": "code",</text:p>
      <text:p text:style-name="P4"><text:s text:c="6"/>"execution_count": 45,</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oft-page-break/><text:s text:c="16"/>{</text:p>
      <text:p text:style-name="P4"><text:s text:c="18"/>"name": "sku",</text:p>
      <text:p text:style-name="P4"><text:s text:c="18"/>"rawType": "object",</text:p>
      <text:p text:style-name="P4"><text:s text:c="18"/>"type": "string"</text:p>
      <text:p text:style-name="P4"><text:s text:c="16"/>}</text:p>
      <text:p text:style-name="P4"><text:s text:c="14"/>],</text:p>
      <text:p text:style-name="P4"><text:s text:c="14"/>"ref": "fdfb8614-6fed-4ac0-b6bb-cbd377b0f431",</text:p>
      <text:p text:style-name="P4"><text:s text:c="14"/>"rows": [</text:p>
      <text:p text:style-name="P4"><text:s text:c="16"/>[</text:p>
      <text:p text:style-name="P4"><text:s text:c="18"/>"34",</text:p>
      <text:p text:style-name="P4"><text:s text:c="18"/>"TWS0019"</text:p>
      <text:p text:style-name="P4"><text:s text:c="16"/>],</text:p>
      <text:p text:style-name="P4"><text:s text:c="16"/>[</text:p>
      <text:p text:style-name="P4"><text:s text:c="18"/>"1900",</text:p>
      <text:p text:style-name="P4"><text:s text:c="18"/>"AII0008"</text:p>
      <text:p text:style-name="P4"><text:s text:c="16"/>],</text:p>
      <text:p text:style-name="P4"><text:s text:c="16"/>[</text:p>
      <text:p text:style-name="P4"><text:s text:c="18"/>"2039",</text:p>
      <text:p text:style-name="P4"><text:s text:c="18"/>"CEL0020"</text:p>
      <text:p text:style-name="P4"><text:s text:c="16"/>],</text:p>
      <text:p text:style-name="P4"><text:s text:c="16"/>[</text:p>
      <text:p text:style-name="P4"><text:s text:c="18"/>"2042",</text:p>
      <text:p text:style-name="P4"><text:s text:c="18"/>"CEL0007"</text:p>
      <text:p text:style-name="P4"><text:s text:c="16"/>],</text:p>
      <text:p text:style-name="P4"><text:s text:c="16"/>[</text:p>
      <text:p text:style-name="P4"><text:s text:c="18"/>"2043",</text:p>
      <text:p text:style-name="P4"><text:s text:c="18"/>"CEL0012"</text:p>
      <text:p text:style-name="P4"><text:s text:c="16"/>],</text:p>
      <text:p text:style-name="P4"><text:s text:c="16"/>[</text:p>
      <text:p text:style-name="P4"><text:s text:c="18"/>"2044",</text:p>
      <text:p text:style-name="P4"><text:s text:c="18"/>"CEL0014"</text:p>
      <text:p text:style-name="P4"><text:s text:c="16"/>],</text:p>
      <text:p text:style-name="P4"><text:s text:c="16"/>[</text:p>
      <text:p text:style-name="P4"><text:s text:c="18"/>"2049",</text:p>
      <text:p text:style-name="P4"><text:s text:c="18"/>"CEL0015"</text:p>
      <text:p text:style-name="P4"><text:s text:c="16"/>],</text:p>
      <text:p text:style-name="P4"><text:s text:c="16"/>[</text:p>
      <text:p text:style-name="P4"><text:s text:c="18"/>"2051",</text:p>
      <text:p text:style-name="P4"><text:s text:c="18"/>"CEL0018"</text:p>
      <text:p text:style-name="P4"><text:s text:c="16"/>],</text:p>
      <text:p text:style-name="P4"><text:s text:c="16"/>[</text:p>
      <text:p text:style-name="P4"><text:s text:c="18"/>"2052",</text:p>
      <text:p text:style-name="P4"><text:s text:c="18"/>"CEL0023"</text:p>
      <text:p text:style-name="P4"><text:s text:c="16"/>],</text:p>
      <text:p text:style-name="P4"><text:s text:c="16"/>[</text:p>
      <text:p text:style-name="P4"><text:s text:c="18"/>"2053",</text:p>
      <text:p text:style-name="P4"><text:s text:c="18"/>"CEL0025"</text:p>
      <text:p text:style-name="P4"><text:s text:c="16"/>],</text:p>
      <text:p text:style-name="P4"><text:s text:c="16"/>[</text:p>
      <text:p text:style-name="P4"><text:soft-page-break/><text:s text:c="18"/>"12052",</text:p>
      <text:p text:style-name="P4"><text:s text:c="18"/>"CEL0028"</text:p>
      <text:p text:style-name="P4"><text:s text:c="16"/>],</text:p>
      <text:p text:style-name="P4"><text:s text:c="16"/>[</text:p>
      <text:p text:style-name="P4"><text:s text:c="18"/>"12053",</text:p>
      <text:p text:style-name="P4"><text:s text:c="18"/>"CEL0029"</text:p>
      <text:p text:style-name="P4"><text:s text:c="16"/>],</text:p>
      <text:p text:style-name="P4"><text:s text:c="16"/>[</text:p>
      <text:p text:style-name="P4"><text:s text:c="18"/>"12054",</text:p>
      <text:p text:style-name="P4"><text:s text:c="18"/>"CEL0030"</text:p>
      <text:p text:style-name="P4"><text:s text:c="16"/>],</text:p>
      <text:p text:style-name="P4"><text:s text:c="16"/>[</text:p>
      <text:p text:style-name="P4"><text:s text:c="18"/>"12055",</text:p>
      <text:p text:style-name="P4"><text:s text:c="18"/>"CEL0031"</text:p>
      <text:p text:style-name="P4"><text:s text:c="16"/>],</text:p>
      <text:p text:style-name="P4"><text:s text:c="16"/>[</text:p>
      <text:p text:style-name="P4"><text:s text:c="18"/>"12059",</text:p>
      <text:p text:style-name="P4"><text:s text:c="18"/>"CEL0032"</text:p>
      <text:p text:style-name="P4"><text:s text:c="16"/>],</text:p>
      <text:p text:style-name="P4"><text:s text:c="16"/>[</text:p>
      <text:p text:style-name="P4"><text:s text:c="18"/>"12060",</text:p>
      <text:p text:style-name="P4"><text:s text:c="18"/>"CEL0042"</text:p>
      <text:p text:style-name="P4"><text:s text:c="16"/>],</text:p>
      <text:p text:style-name="P4"><text:s text:c="16"/>[</text:p>
      <text:p text:style-name="P4"><text:s text:c="18"/>"12061",</text:p>
      <text:p text:style-name="P4"><text:s text:c="18"/>"CEL0043"</text:p>
      <text:p text:style-name="P4"><text:s text:c="16"/>],</text:p>
      <text:p text:style-name="P4"><text:s text:c="16"/>[</text:p>
      <text:p text:style-name="P4"><text:s text:c="18"/>"12062",</text:p>
      <text:p text:style-name="P4"><text:s text:c="18"/>"CEL0044"</text:p>
      <text:p text:style-name="P4"><text:s text:c="16"/>],</text:p>
      <text:p text:style-name="P4"><text:s text:c="16"/>[</text:p>
      <text:p text:style-name="P4"><text:s text:c="18"/>"12064",</text:p>
      <text:p text:style-name="P4"><text:s text:c="18"/>"CEL0038"</text:p>
      <text:p text:style-name="P4"><text:s text:c="16"/>],</text:p>
      <text:p text:style-name="P4"><text:s text:c="16"/>[</text:p>
      <text:p text:style-name="P4"><text:s text:c="18"/>"12067",</text:p>
      <text:p text:style-name="P4"><text:s text:c="18"/>"CEL0033"</text:p>
      <text:p text:style-name="P4"><text:s text:c="16"/>],</text:p>
      <text:p text:style-name="P4"><text:s text:c="16"/>[</text:p>
      <text:p text:style-name="P4"><text:s text:c="18"/>"12068",</text:p>
      <text:p text:style-name="P4"><text:s text:c="18"/>"CEL0034"</text:p>
      <text:p text:style-name="P4"><text:s text:c="16"/>],</text:p>
      <text:p text:style-name="P4"><text:s text:c="16"/>[</text:p>
      <text:p text:style-name="P4"><text:s text:c="18"/>"12069",</text:p>
      <text:p text:style-name="P4"><text:s text:c="18"/>"CEL0035"</text:p>
      <text:p text:style-name="P4"><text:s text:c="16"/>],</text:p>
      <text:p text:style-name="P4"><text:s text:c="16"/>[</text:p>
      <text:p text:style-name="P4"><text:s text:c="18"/>"12070",</text:p>
      <text:p text:style-name="P4"><text:soft-page-break/><text:s text:c="18"/>"CEL0036"</text:p>
      <text:p text:style-name="P4"><text:s text:c="16"/>],</text:p>
      <text:p text:style-name="P4"><text:s text:c="16"/>[</text:p>
      <text:p text:style-name="P4"><text:s text:c="18"/>"12071",</text:p>
      <text:p text:style-name="P4"><text:s text:c="18"/>"CEL0051"</text:p>
      <text:p text:style-name="P4"><text:s text:c="16"/>],</text:p>
      <text:p text:style-name="P4"><text:s text:c="16"/>[</text:p>
      <text:p text:style-name="P4"><text:s text:c="18"/>"12072",</text:p>
      <text:p text:style-name="P4"><text:s text:c="18"/>"CEL0052"</text:p>
      <text:p text:style-name="P4"><text:s text:c="16"/>],</text:p>
      <text:p text:style-name="P4"><text:s text:c="16"/>[</text:p>
      <text:p text:style-name="P4"><text:s text:c="18"/>"12073",</text:p>
      <text:p text:style-name="P4"><text:s text:c="18"/>"CEL0053"</text:p>
      <text:p text:style-name="P4"><text:s text:c="16"/>],</text:p>
      <text:p text:style-name="P4"><text:s text:c="16"/>[</text:p>
      <text:p text:style-name="P4"><text:s text:c="18"/>"12074",</text:p>
      <text:p text:style-name="P4"><text:s text:c="18"/>"CEL0054"</text:p>
      <text:p text:style-name="P4"><text:s text:c="16"/>],</text:p>
      <text:p text:style-name="P4"><text:s text:c="16"/>[</text:p>
      <text:p text:style-name="P4"><text:s text:c="18"/>"12075",</text:p>
      <text:p text:style-name="P4"><text:s text:c="18"/>"CEL0055"</text:p>
      <text:p text:style-name="P4"><text:s text:c="16"/>],</text:p>
      <text:p text:style-name="P4"><text:s text:c="16"/>[</text:p>
      <text:p text:style-name="P4"><text:s text:c="18"/>"12076",</text:p>
      <text:p text:style-name="P4"><text:s text:c="18"/>"CEL0056"</text:p>
      <text:p text:style-name="P4"><text:s text:c="16"/>],</text:p>
      <text:p text:style-name="P4"><text:s text:c="16"/>[</text:p>
      <text:p text:style-name="P4"><text:s text:c="18"/>"12077",</text:p>
      <text:p text:style-name="P4"><text:s text:c="18"/>"CEL0057"</text:p>
      <text:p text:style-name="P4"><text:s text:c="16"/>],</text:p>
      <text:p text:style-name="P4"><text:s text:c="16"/>[</text:p>
      <text:p text:style-name="P4"><text:s text:c="18"/>"12078",</text:p>
      <text:p text:style-name="P4"><text:s text:c="18"/>"CEL0058"</text:p>
      <text:p text:style-name="P4"><text:s text:c="16"/>],</text:p>
      <text:p text:style-name="P4"><text:s text:c="16"/>[</text:p>
      <text:p text:style-name="P4"><text:s text:c="18"/>"12079",</text:p>
      <text:p text:style-name="P4"><text:s text:c="18"/>"CEL0059"</text:p>
      <text:p text:style-name="P4"><text:s text:c="16"/>],</text:p>
      <text:p text:style-name="P4"><text:s text:c="16"/>[</text:p>
      <text:p text:style-name="P4"><text:s text:c="18"/>"12080",</text:p>
      <text:p text:style-name="P4"><text:s text:c="18"/>"CEL0060"</text:p>
      <text:p text:style-name="P4"><text:s text:c="16"/>],</text:p>
      <text:p text:style-name="P4"><text:s text:c="16"/>[</text:p>
      <text:p text:style-name="P4"><text:s text:c="18"/>"12088",</text:p>
      <text:p text:style-name="P4"><text:s text:c="18"/>"CEL0040"</text:p>
      <text:p text:style-name="P4"><text:s text:c="16"/>],</text:p>
      <text:p text:style-name="P4"><text:s text:c="16"/>[</text:p>
      <text:p text:style-name="P4"><text:s text:c="18"/>"12089",</text:p>
      <text:p text:style-name="P4"><text:s text:c="18"/>"CEL0041"</text:p>
      <text:p text:style-name="P4"><text:soft-page-break/><text:s text:c="16"/>],</text:p>
      <text:p text:style-name="P4"><text:s text:c="16"/>[</text:p>
      <text:p text:style-name="P4"><text:s text:c="18"/>"12092",</text:p>
      <text:p text:style-name="P4"><text:s text:c="18"/>"CEL0045"</text:p>
      <text:p text:style-name="P4"><text:s text:c="16"/>],</text:p>
      <text:p text:style-name="P4"><text:s text:c="16"/>[</text:p>
      <text:p text:style-name="P4"><text:s text:c="18"/>"12093",</text:p>
      <text:p text:style-name="P4"><text:s text:c="18"/>"CEL0046"</text:p>
      <text:p text:style-name="P4"><text:s text:c="16"/>],</text:p>
      <text:p text:style-name="P4"><text:s text:c="16"/>[</text:p>
      <text:p text:style-name="P4"><text:s text:c="18"/>"12095",</text:p>
      <text:p text:style-name="P4"><text:s text:c="18"/>"CEL0047"</text:p>
      <text:p text:style-name="P4"><text:s text:c="16"/>],</text:p>
      <text:p text:style-name="P4"><text:s text:c="16"/>[</text:p>
      <text:p text:style-name="P4"><text:s text:c="18"/>"12096",</text:p>
      <text:p text:style-name="P4"><text:s text:c="18"/>"CEL0048"</text:p>
      <text:p text:style-name="P4"><text:s text:c="16"/>],</text:p>
      <text:p text:style-name="P4"><text:s text:c="16"/>[</text:p>
      <text:p text:style-name="P4"><text:s text:c="18"/>"12097",</text:p>
      <text:p text:style-name="P4"><text:s text:c="18"/>"CEL0049"</text:p>
      <text:p text:style-name="P4"><text:s text:c="16"/>],</text:p>
      <text:p text:style-name="P4"><text:s text:c="16"/>[</text:p>
      <text:p text:style-name="P4"><text:s text:c="18"/>"12098",</text:p>
      <text:p text:style-name="P4"><text:s text:c="18"/>"CEL0050"</text:p>
      <text:p text:style-name="P4"><text:s text:c="16"/>],</text:p>
      <text:p text:style-name="P4"><text:s text:c="16"/>[</text:p>
      <text:p text:style-name="P4"><text:s text:c="18"/>"12100",</text:p>
      <text:p text:style-name="P4"><text:s text:c="18"/>"CEL0037"</text:p>
      <text:p text:style-name="P4"><text:s text:c="16"/>],</text:p>
      <text:p text:style-name="P4"><text:s text:c="16"/>[</text:p>
      <text:p text:style-name="P4"><text:s text:c="18"/>"12238",</text:p>
      <text:p text:style-name="P4"><text:s text:c="18"/>"CEL0027"</text:p>
      <text:p text:style-name="P4"><text:s text:c="16"/>],</text:p>
      <text:p text:style-name="P4"><text:s text:c="16"/>[</text:p>
      <text:p text:style-name="P4"><text:s text:c="18"/>"12242",</text:p>
      <text:p text:style-name="P4"><text:s text:c="18"/>"CEL0039"</text:p>
      <text:p text:style-name="P4"><text:s text:c="16"/>],</text:p>
      <text:p text:style-name="P4"><text:s text:c="16"/>[</text:p>
      <text:p text:style-name="P4"><text:s text:c="18"/>"12947",</text:p>
      <text:p text:style-name="P4"><text:s text:c="18"/>"CEL0034-A"</text:p>
      <text:p text:style-name="P4"><text:s text:c="16"/>]</text:p>
      <text:p text:style-name="P4"><text:s text:c="14"/>],</text:p>
      <text:p text:style-name="P4"><text:s text:c="14"/>"shape": {</text:p>
      <text:p text:style-name="P4"><text:s text:c="16"/>"columns": 1,</text:p>
      <text:p text:style-name="P4"><text:s text:c="16"/>"rows": 45</text:p>
      <text:p text:style-name="P4"><text:s text:c="14"/>}</text:p>
      <text:p text:style-name="P4"><text:s text:c="12"/>},</text:p>
      <text:p text:style-name="P4"><text:s text:c="12"/>"text/plain": [</text:p>
      <text:p text:style-name="P4"><text:s text:c="14"/>"34 <text:s text:c="8"/>TWS0019\n",</text:p>
      <text:p text:style-name="P4"><text:soft-page-break/><text:s text:c="14"/>"1900 <text:s text:c="6"/>AII0008\n",</text:p>
      <text:p text:style-name="P4"><text:s text:c="14"/>"2039 <text:s text:c="6"/>CEL0020\n",</text:p>
      <text:p text:style-name="P4"><text:s text:c="14"/>"2042 <text:s text:c="6"/>CEL0007\n",</text:p>
      <text:p text:style-name="P4"><text:s text:c="14"/>"2043 <text:s text:c="6"/>CEL0012\n",</text:p>
      <text:p text:style-name="P4"><text:s text:c="14"/>"2044 <text:s text:c="6"/>CEL0014\n",</text:p>
      <text:p text:style-name="P4"><text:s text:c="14"/>"2049 <text:s text:c="6"/>CEL0015\n",</text:p>
      <text:p text:style-name="P4"><text:s text:c="14"/>"2051 <text:s text:c="6"/>CEL0018\n",</text:p>
      <text:p text:style-name="P4"><text:s text:c="14"/>"2052 <text:s text:c="6"/>CEL0023\n",</text:p>
      <text:p text:style-name="P4"><text:s text:c="14"/>"2053 <text:s text:c="6"/>CEL0025\n",</text:p>
      <text:p text:style-name="P4"><text:s text:c="14"/>"12052 <text:s text:c="5"/>CEL0028\n",</text:p>
      <text:p text:style-name="P4"><text:s text:c="14"/>"12053 <text:s text:c="5"/>CEL0029\n",</text:p>
      <text:p text:style-name="P4"><text:s text:c="14"/>"12054 <text:s text:c="5"/>CEL0030\n",</text:p>
      <text:p text:style-name="P4"><text:s text:c="14"/>"12055 <text:s text:c="5"/>CEL0031\n",</text:p>
      <text:p text:style-name="P4"><text:s text:c="14"/>"12059 <text:s text:c="5"/>CEL0032\n",</text:p>
      <text:p text:style-name="P4"><text:s text:c="14"/>"12060 <text:s text:c="5"/>CEL0042\n",</text:p>
      <text:p text:style-name="P4"><text:s text:c="14"/>"12061 <text:s text:c="5"/>CEL0043\n",</text:p>
      <text:p text:style-name="P4"><text:s text:c="14"/>"12062 <text:s text:c="5"/>CEL0044\n",</text:p>
      <text:p text:style-name="P4"><text:s text:c="14"/>"12064 <text:s text:c="5"/>CEL0038\n",</text:p>
      <text:p text:style-name="P4"><text:s text:c="14"/>"12067 <text:s text:c="5"/>CEL0033\n",</text:p>
      <text:p text:style-name="P4"><text:s text:c="14"/>"12068 <text:s text:c="5"/>CEL0034\n",</text:p>
      <text:p text:style-name="P4"><text:s text:c="14"/>"12069 <text:s text:c="5"/>CEL0035\n",</text:p>
      <text:p text:style-name="P4"><text:s text:c="14"/>"12070 <text:s text:c="5"/>CEL0036\n",</text:p>
      <text:p text:style-name="P4"><text:s text:c="14"/>"12071 <text:s text:c="5"/>CEL0051\n",</text:p>
      <text:p text:style-name="P4"><text:s text:c="14"/>"12072 <text:s text:c="5"/>CEL0052\n",</text:p>
      <text:p text:style-name="P4"><text:s text:c="14"/>"12073 <text:s text:c="5"/>CEL0053\n",</text:p>
      <text:p text:style-name="P4"><text:s text:c="14"/>"12074 <text:s text:c="5"/>CEL0054\n",</text:p>
      <text:p text:style-name="P4"><text:s text:c="14"/>"12075 <text:s text:c="5"/>CEL0055\n",</text:p>
      <text:p text:style-name="P4"><text:s text:c="14"/>"12076 <text:s text:c="5"/>CEL0056\n",</text:p>
      <text:p text:style-name="P4"><text:s text:c="14"/>"12077 <text:s text:c="5"/>CEL0057\n",</text:p>
      <text:p text:style-name="P4"><text:s text:c="14"/>"12078 <text:s text:c="5"/>CEL0058\n",</text:p>
      <text:p text:style-name="P4"><text:s text:c="14"/>"12079 <text:s text:c="5"/>CEL0059\n",</text:p>
      <text:p text:style-name="P4"><text:s text:c="14"/>"12080 <text:s text:c="5"/>CEL0060\n",</text:p>
      <text:p text:style-name="P4"><text:s text:c="14"/>"12088 <text:s text:c="5"/>CEL0040\n",</text:p>
      <text:p text:style-name="P4"><text:s text:c="14"/>"12089 <text:s text:c="5"/>CEL0041\n",</text:p>
      <text:p text:style-name="P4"><text:s text:c="14"/>"12092 <text:s text:c="5"/>CEL0045\n",</text:p>
      <text:p text:style-name="P4"><text:s text:c="14"/>"12093 <text:s text:c="5"/>CEL0046\n",</text:p>
      <text:p text:style-name="P4"><text:s text:c="14"/>"12095 <text:s text:c="5"/>CEL0047\n",</text:p>
      <text:p text:style-name="P4"><text:s text:c="14"/>"12096 <text:s text:c="5"/>CEL0048\n",</text:p>
      <text:p text:style-name="P4"><text:s text:c="14"/>"12097 <text:s text:c="5"/>CEL0049\n",</text:p>
      <text:p text:style-name="P4"><text:s text:c="14"/>"12098 <text:s text:c="5"/>CEL0050\n",</text:p>
      <text:p text:style-name="P4"><text:s text:c="14"/>"12100 <text:s text:c="5"/>CEL0037\n",</text:p>
      <text:p text:style-name="P4"><text:s text:c="14"/>"12238 <text:s text:c="5"/>CEL0027\n",</text:p>
      <text:p text:style-name="P4"><text:s text:c="14"/>"12242 <text:s text:c="5"/>CEL0039\n",</text:p>
      <text:p text:style-name="P4"><text:s text:c="14"/>"12947 <text:s text:c="3"/>CEL0034-A\n",</text:p>
      <text:p text:style-name="P4"><text:s text:c="14"/>"Name: sku, dtype: object"</text:p>
      <text:p text:style-name="P4"><text:s text:c="12"/>]</text:p>
      <text:p text:style-name="P4"><text:s text:c="10"/>},</text:p>
      <text:p text:style-name="P4"><text:s text:c="10"/>"execution_count": 45,</text:p>
      <text:p text:style-name="P4"><text:s text:c="10"/>"metadata": {},</text:p>
      <text:p text:style-name="P4"><text:soft-page-break/><text:s text:c="10"/>"output_type": "execute_result"</text:p>
      <text:p text:style-name="P4"><text:s text:c="8"/>}</text:p>
      <text:p text:style-name="P4"><text:s text:c="6"/>],</text:p>
      <text:p text:style-name="P4"><text:s text:c="6"/>"source": [</text:p>
      <text:p text:style-name="P4"><text:s text:c="8"/>"# SKU's of 'price' missing values\n",</text:p>
      <text:p text:style-name="P4"><text:s text:c="8"/>"sku_missing_df = products_df.loc[products_df['price'].isna(),'sku']\n",</text:p>
      <text:p text:style-name="P4"><text:s text:c="8"/>"sku_missing_df"</text:p>
      <text:p text:style-name="P4"><text:s text:c="6"/>]</text:p>
      <text:p text:style-name="P4"><text:s text:c="4"/>},</text:p>
      <text:p text:style-name="P4"><text:s text:c="4"/>{</text:p>
      <text:p text:style-name="P4"><text:s text:c="6"/>"cell_type": "code",</text:p>
      <text:p text:style-name="P4"><text:s text:c="6"/>"execution_count": 46,</text:p>
      <text:p text:style-name="P4"><text:s text:c="6"/>"metadata": {},</text:p>
      <text:p text:style-name="P4"><text:s text:c="6"/>"outputs": [],</text:p>
      <text:p text:style-name="P4"><text:s text:c="6"/>"source": [</text:p>
      <text:p text:style-name="P4"><text:s text:c="8"/>"mask = orderlines_df['sku'].isin(sku_missing_df)"</text:p>
      <text:p text:style-name="P4"><text:s text:c="6"/>]</text:p>
      <text:p text:style-name="P4"><text:s text:c="4"/>},</text:p>
      <text:p text:style-name="P4"><text:s text:c="4"/>{</text:p>
      <text:p text:style-name="P4"><text:s text:c="6"/>"cell_type": "code",</text:p>
      <text:p text:style-name="P4"><text:s text:c="6"/>"execution_count": 47,</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oft-page-break/><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float64",</text:p>
      <text:p text:style-name="P4"><text:s text:c="18"/>"type": "float"</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4"/>],</text:p>
      <text:p text:style-name="P4"><text:s text:c="14"/>"ref": "4dba692c-f6ee-4fc3-af18-193608ab18c4",</text:p>
      <text:p text:style-name="P4"><text:s text:c="14"/>"rows": [</text:p>
      <text:p text:style-name="P4"><text:s text:c="16"/>[</text:p>
      <text:p text:style-name="P4"><text:s text:c="18"/>"1404",</text:p>
      <text:p text:style-name="P4"><text:s text:c="18"/>"1122003",</text:p>
      <text:p text:style-name="P4"><text:s text:c="18"/>"300843",</text:p>
      <text:p text:style-name="P4"><text:s text:c="18"/>"0",</text:p>
      <text:p text:style-name="P4"><text:s text:c="18"/>"1",</text:p>
      <text:p text:style-name="P4"><text:s text:c="18"/>"CEL0044",</text:p>
      <text:p text:style-name="P4"><text:s text:c="18"/>"9.99",</text:p>
      <text:p text:style-name="P4"><text:s text:c="18"/>"2017-01-02 18:45:40"</text:p>
      <text:p text:style-name="P4"><text:s text:c="16"/>],</text:p>
      <text:p text:style-name="P4"><text:s text:c="16"/>[</text:p>
      <text:p text:style-name="P4"><text:s text:c="18"/>"3646",</text:p>
      <text:p text:style-name="P4"><text:s text:c="18"/>"1130654",</text:p>
      <text:p text:style-name="P4"><text:s text:c="18"/>"302872",</text:p>
      <text:p text:style-name="P4"><text:s text:c="18"/>"0",</text:p>
      <text:p text:style-name="P4"><text:s text:c="18"/>"1",</text:p>
      <text:p text:style-name="P4"><text:s text:c="18"/>"CEL0028",</text:p>
      <text:p text:style-name="P4"><text:s text:c="18"/>"9.99",</text:p>
      <text:p text:style-name="P4"><text:s text:c="18"/>"2017-01-05 01:44:23"</text:p>
      <text:p text:style-name="P4"><text:s text:c="16"/>],</text:p>
      <text:p text:style-name="P4"><text:s text:c="16"/>[</text:p>
      <text:p text:style-name="P4"><text:s text:c="18"/>"4049",</text:p>
      <text:p text:style-name="P4"><text:s text:c="18"/>"1131495",</text:p>
      <text:p text:style-name="P4"><text:s text:c="18"/>"303274",</text:p>
      <text:p text:style-name="P4"><text:s text:c="18"/>"0",</text:p>
      <text:p text:style-name="P4"><text:s text:c="18"/>"2",</text:p>
      <text:p text:style-name="P4"><text:s text:c="18"/>"CEL0046",</text:p>
      <text:p text:style-name="P4"><text:s text:c="18"/>"14.99",</text:p>
      <text:p text:style-name="P4"><text:soft-page-break/><text:s text:c="18"/>"2017-01-05 16:47:42"</text:p>
      <text:p text:style-name="P4"><text:s text:c="16"/>],</text:p>
      <text:p text:style-name="P4"><text:s text:c="16"/>[</text:p>
      <text:p text:style-name="P4"><text:s text:c="18"/>"4144",</text:p>
      <text:p text:style-name="P4"><text:s text:c="18"/>"1131746",</text:p>
      <text:p text:style-name="P4"><text:s text:c="18"/>"303363",</text:p>
      <text:p text:style-name="P4"><text:s text:c="18"/>"0",</text:p>
      <text:p text:style-name="P4"><text:s text:c="18"/>"1",</text:p>
      <text:p text:style-name="P4"><text:s text:c="18"/>"CEL0036",</text:p>
      <text:p text:style-name="P4"><text:s text:c="18"/>"8.99",</text:p>
      <text:p text:style-name="P4"><text:s text:c="18"/>"2017-01-05 20:38:40"</text:p>
      <text:p text:style-name="P4"><text:s text:c="16"/>],</text:p>
      <text:p text:style-name="P4"><text:s text:c="16"/>[</text:p>
      <text:p text:style-name="P4"><text:s text:c="18"/>"4362",</text:p>
      <text:p text:style-name="P4"><text:s text:c="18"/>"1132171",</text:p>
      <text:p text:style-name="P4"><text:s text:c="18"/>"303577",</text:p>
      <text:p text:style-name="P4"><text:s text:c="18"/>"0",</text:p>
      <text:p text:style-name="P4"><text:s text:c="18"/>"1",</text:p>
      <text:p text:style-name="P4"><text:s text:c="18"/>"TWS0019",</text:p>
      <text:p text:style-name="P4"><text:s text:c="18"/>"29.99",</text:p>
      <text:p text:style-name="P4"><text:s text:c="18"/>"2017-01-06 12:33:30"</text:p>
      <text:p text:style-name="P4"><text:s text:c="16"/>],</text:p>
      <text:p text:style-name="P4"><text:s text:c="16"/>[</text:p>
      <text:p text:style-name="P4"><text:s text:c="18"/>"4431",</text:p>
      <text:p text:style-name="P4"><text:s text:c="18"/>"1132310",</text:p>
      <text:p text:style-name="P4"><text:s text:c="18"/>"298651",</text:p>
      <text:p text:style-name="P4"><text:s text:c="18"/>"0",</text:p>
      <text:p text:style-name="P4"><text:s text:c="18"/>"1",</text:p>
      <text:p text:style-name="P4"><text:s text:c="18"/>"CEL0036",</text:p>
      <text:p text:style-name="P4"><text:s text:c="18"/>"8.99",</text:p>
      <text:p text:style-name="P4"><text:s text:c="18"/>"2017-01-06 15:17:46"</text:p>
      <text:p text:style-name="P4"><text:s text:c="16"/>],</text:p>
      <text:p text:style-name="P4"><text:s text:c="16"/>[</text:p>
      <text:p text:style-name="P4"><text:s text:c="18"/>"4953",</text:p>
      <text:p text:style-name="P4"><text:s text:c="18"/>"1133406",</text:p>
      <text:p text:style-name="P4"><text:s text:c="18"/>"304155",</text:p>
      <text:p text:style-name="P4"><text:s text:c="18"/>"0",</text:p>
      <text:p text:style-name="P4"><text:s text:c="18"/>"1",</text:p>
      <text:p text:style-name="P4"><text:s text:c="18"/>"CEL0036",</text:p>
      <text:p text:style-name="P4"><text:s text:c="18"/>"8.99",</text:p>
      <text:p text:style-name="P4"><text:s text:c="18"/>"2017-01-07 11:49:26"</text:p>
      <text:p text:style-name="P4"><text:s text:c="16"/>],</text:p>
      <text:p text:style-name="P4"><text:s text:c="16"/>[</text:p>
      <text:p text:style-name="P4"><text:s text:c="18"/>"5174",</text:p>
      <text:p text:style-name="P4"><text:s text:c="18"/>"1133964",</text:p>
      <text:p text:style-name="P4"><text:s text:c="18"/>"304358",</text:p>
      <text:p text:style-name="P4"><text:s text:c="18"/>"0",</text:p>
      <text:p text:style-name="P4"><text:s text:c="18"/>"1",</text:p>
      <text:p text:style-name="P4"><text:s text:c="18"/>"CEL0028",</text:p>
      <text:p text:style-name="P4"><text:soft-page-break/><text:s text:c="18"/>"9.99",</text:p>
      <text:p text:style-name="P4"><text:s text:c="18"/>"2017-01-07 17:53:45"</text:p>
      <text:p text:style-name="P4"><text:s text:c="16"/>],</text:p>
      <text:p text:style-name="P4"><text:s text:c="16"/>[</text:p>
      <text:p text:style-name="P4"><text:s text:c="18"/>"7343",</text:p>
      <text:p text:style-name="P4"><text:s text:c="18"/>"1138590",</text:p>
      <text:p text:style-name="P4"><text:s text:c="18"/>"306270",</text:p>
      <text:p text:style-name="P4"><text:s text:c="18"/>"0",</text:p>
      <text:p text:style-name="P4"><text:s text:c="18"/>"1",</text:p>
      <text:p text:style-name="P4"><text:s text:c="18"/>"CEL0033",</text:p>
      <text:p text:style-name="P4"><text:s text:c="18"/>"14.99",</text:p>
      <text:p text:style-name="P4"><text:s text:c="18"/>"2017-01-10 08:35:13"</text:p>
      <text:p text:style-name="P4"><text:s text:c="16"/>],</text:p>
      <text:p text:style-name="P4"><text:s text:c="16"/>[</text:p>
      <text:p text:style-name="P4"><text:s text:c="18"/>"7850",</text:p>
      <text:p text:style-name="P4"><text:s text:c="18"/>"1139743",</text:p>
      <text:p text:style-name="P4"><text:s text:c="18"/>"306743",</text:p>
      <text:p text:style-name="P4"><text:s text:c="18"/>"0",</text:p>
      <text:p text:style-name="P4"><text:s text:c="18"/>"1",</text:p>
      <text:p text:style-name="P4"><text:s text:c="18"/>"CEL0037",</text:p>
      <text:p text:style-name="P4"><text:s text:c="18"/>"9.99",</text:p>
      <text:p text:style-name="P4"><text:s text:c="18"/>"2017-01-10 19:35:20"</text:p>
      <text:p text:style-name="P4"><text:s text:c="16"/>],</text:p>
      <text:p text:style-name="P4"><text:s text:c="16"/>[</text:p>
      <text:p text:style-name="P4"><text:s text:c="18"/>"7898",</text:p>
      <text:p text:style-name="P4"><text:s text:c="18"/>"1139821",</text:p>
      <text:p text:style-name="P4"><text:s text:c="18"/>"306780",</text:p>
      <text:p text:style-name="P4"><text:s text:c="18"/>"0",</text:p>
      <text:p text:style-name="P4"><text:s text:c="18"/>"1",</text:p>
      <text:p text:style-name="P4"><text:s text:c="18"/>"TWS0019",</text:p>
      <text:p text:style-name="P4"><text:s text:c="18"/>"29.99",</text:p>
      <text:p text:style-name="P4"><text:s text:c="18"/>"2017-01-10 20:17:42"</text:p>
      <text:p text:style-name="P4"><text:s text:c="16"/>],</text:p>
      <text:p text:style-name="P4"><text:s text:c="16"/>[</text:p>
      <text:p text:style-name="P4"><text:s text:c="18"/>"8053",</text:p>
      <text:p text:style-name="P4"><text:s text:c="18"/>"1140127",</text:p>
      <text:p text:style-name="P4"><text:s text:c="18"/>"306907",</text:p>
      <text:p text:style-name="P4"><text:s text:c="18"/>"0",</text:p>
      <text:p text:style-name="P4"><text:s text:c="18"/>"1",</text:p>
      <text:p text:style-name="P4"><text:s text:c="18"/>"CEL0029",</text:p>
      <text:p text:style-name="P4"><text:s text:c="18"/>"6.99",</text:p>
      <text:p text:style-name="P4"><text:s text:c="18"/>"2017-01-10 23:03:13"</text:p>
      <text:p text:style-name="P4"><text:s text:c="16"/>],</text:p>
      <text:p text:style-name="P4"><text:s text:c="16"/>[</text:p>
      <text:p text:style-name="P4"><text:s text:c="18"/>"8215",</text:p>
      <text:p text:style-name="P4"><text:s text:c="18"/>"1140468",</text:p>
      <text:p text:style-name="P4"><text:s text:c="18"/>"306926",</text:p>
      <text:p text:style-name="P4"><text:s text:c="18"/>"0",</text:p>
      <text:p text:style-name="P4"><text:s text:c="18"/>"1",</text:p>
      <text:p text:style-name="P4"><text:soft-page-break/><text:s text:c="18"/>"CEL0037",</text:p>
      <text:p text:style-name="P4"><text:s text:c="18"/>"9.99",</text:p>
      <text:p text:style-name="P4"><text:s text:c="18"/>"2017-01-11 09:01:34"</text:p>
      <text:p text:style-name="P4"><text:s text:c="16"/>],</text:p>
      <text:p text:style-name="P4"><text:s text:c="16"/>[</text:p>
      <text:p text:style-name="P4"><text:s text:c="18"/>"9251",</text:p>
      <text:p text:style-name="P4"><text:s text:c="18"/>"1142673",</text:p>
      <text:p text:style-name="P4"><text:s text:c="18"/>"304691",</text:p>
      <text:p text:style-name="P4"><text:s text:c="18"/>"0",</text:p>
      <text:p text:style-name="P4"><text:s text:c="18"/>"1",</text:p>
      <text:p text:style-name="P4"><text:s text:c="18"/>"CEL0028",</text:p>
      <text:p text:style-name="P4"><text:s text:c="18"/>"9.99",</text:p>
      <text:p text:style-name="P4"><text:s text:c="18"/>"2017-01-12 14:10:36"</text:p>
      <text:p text:style-name="P4"><text:s text:c="16"/>],</text:p>
      <text:p text:style-name="P4"><text:s text:c="16"/>[</text:p>
      <text:p text:style-name="P4"><text:s text:c="18"/>"10069",</text:p>
      <text:p text:style-name="P4"><text:s text:c="18"/>"1144377",</text:p>
      <text:p text:style-name="P4"><text:s text:c="18"/>"308724",</text:p>
      <text:p text:style-name="P4"><text:s text:c="18"/>"0",</text:p>
      <text:p text:style-name="P4"><text:s text:c="18"/>"1",</text:p>
      <text:p text:style-name="P4"><text:s text:c="18"/>"CEL0028",</text:p>
      <text:p text:style-name="P4"><text:s text:c="18"/>"9.99",</text:p>
      <text:p text:style-name="P4"><text:s text:c="18"/>"2017-01-13 12:33:12"</text:p>
      <text:p text:style-name="P4"><text:s text:c="16"/>],</text:p>
      <text:p text:style-name="P4"><text:s text:c="16"/>[</text:p>
      <text:p text:style-name="P4"><text:s text:c="18"/>"10472",</text:p>
      <text:p text:style-name="P4"><text:s text:c="18"/>"1145277",</text:p>
      <text:p text:style-name="P4"><text:s text:c="18"/>"309082",</text:p>
      <text:p text:style-name="P4"><text:s text:c="18"/>"0",</text:p>
      <text:p text:style-name="P4"><text:s text:c="18"/>"1",</text:p>
      <text:p text:style-name="P4"><text:s text:c="18"/>"CEL0052",</text:p>
      <text:p text:style-name="P4"><text:s text:c="18"/>"24.99",</text:p>
      <text:p text:style-name="P4"><text:s text:c="18"/>"2017-01-13 20:39:47"</text:p>
      <text:p text:style-name="P4"><text:s text:c="16"/>],</text:p>
      <text:p text:style-name="P4"><text:s text:c="16"/>[</text:p>
      <text:p text:style-name="P4"><text:s text:c="18"/>"11475",</text:p>
      <text:p text:style-name="P4"><text:s text:c="18"/>"1147098",</text:p>
      <text:p text:style-name="P4"><text:s text:c="18"/>"309932",</text:p>
      <text:p text:style-name="P4"><text:s text:c="18"/>"0",</text:p>
      <text:p text:style-name="P4"><text:s text:c="18"/>"1",</text:p>
      <text:p text:style-name="P4"><text:s text:c="18"/>"CEL0058",</text:p>
      <text:p text:style-name="P4"><text:s text:c="18"/>"9.99",</text:p>
      <text:p text:style-name="P4"><text:s text:c="18"/>"2017-01-15 21:27:18"</text:p>
      <text:p text:style-name="P4"><text:s text:c="16"/>],</text:p>
      <text:p text:style-name="P4"><text:s text:c="16"/>[</text:p>
      <text:p text:style-name="P4"><text:s text:c="18"/>"12195",</text:p>
      <text:p text:style-name="P4"><text:s text:c="18"/>"1148612",</text:p>
      <text:p text:style-name="P4"><text:s text:c="18"/>"310584",</text:p>
      <text:p text:style-name="P4"><text:s text:c="18"/>"0",</text:p>
      <text:p text:style-name="P4"><text:soft-page-break/><text:s text:c="18"/>"1",</text:p>
      <text:p text:style-name="P4"><text:s text:c="18"/>"CEL0012",</text:p>
      <text:p text:style-name="P4"><text:s text:c="18"/>"4.99",</text:p>
      <text:p text:style-name="P4"><text:s text:c="18"/>"2017-01-16 18:00:52"</text:p>
      <text:p text:style-name="P4"><text:s text:c="16"/>],</text:p>
      <text:p text:style-name="P4"><text:s text:c="16"/>[</text:p>
      <text:p text:style-name="P4"><text:s text:c="18"/>"14582",</text:p>
      <text:p text:style-name="P4"><text:s text:c="18"/>"1153565",</text:p>
      <text:p text:style-name="P4"><text:s text:c="18"/>"312536",</text:p>
      <text:p text:style-name="P4"><text:s text:c="18"/>"0",</text:p>
      <text:p text:style-name="P4"><text:s text:c="18"/>"1",</text:p>
      <text:p text:style-name="P4"><text:s text:c="18"/>"CEL0059",</text:p>
      <text:p text:style-name="P4"><text:s text:c="18"/>"9.99",</text:p>
      <text:p text:style-name="P4"><text:s text:c="18"/>"2017-01-20 13:30:45"</text:p>
      <text:p text:style-name="P4"><text:s text:c="16"/>],</text:p>
      <text:p text:style-name="P4"><text:s text:c="16"/>[</text:p>
      <text:p text:style-name="P4"><text:s text:c="18"/>"15840",</text:p>
      <text:p text:style-name="P4"><text:s text:c="18"/>"1156068",</text:p>
      <text:p text:style-name="P4"><text:s text:c="18"/>"313589",</text:p>
      <text:p text:style-name="P4"><text:s text:c="18"/>"0",</text:p>
      <text:p text:style-name="P4"><text:s text:c="18"/>"1",</text:p>
      <text:p text:style-name="P4"><text:s text:c="18"/>"CEL0012",</text:p>
      <text:p text:style-name="P4"><text:s text:c="18"/>"4.99",</text:p>
      <text:p text:style-name="P4"><text:s text:c="18"/>"2017-01-23 09:12:35"</text:p>
      <text:p text:style-name="P4"><text:s text:c="16"/>],</text:p>
      <text:p text:style-name="P4"><text:s text:c="16"/>[</text:p>
      <text:p text:style-name="P4"><text:s text:c="18"/>"16068",</text:p>
      <text:p text:style-name="P4"><text:s text:c="18"/>"1156531",</text:p>
      <text:p text:style-name="P4"><text:s text:c="18"/>"313726",</text:p>
      <text:p text:style-name="P4"><text:s text:c="18"/>"0",</text:p>
      <text:p text:style-name="P4"><text:s text:c="18"/>"1",</text:p>
      <text:p text:style-name="P4"><text:s text:c="18"/>"CEL0012",</text:p>
      <text:p text:style-name="P4"><text:s text:c="18"/>"4.99",</text:p>
      <text:p text:style-name="P4"><text:s text:c="18"/>"2017-01-23 13:03:55"</text:p>
      <text:p text:style-name="P4"><text:s text:c="16"/>],</text:p>
      <text:p text:style-name="P4"><text:s text:c="16"/>[</text:p>
      <text:p text:style-name="P4"><text:s text:c="18"/>"18218",</text:p>
      <text:p text:style-name="P4"><text:s text:c="18"/>"1161006",</text:p>
      <text:p text:style-name="P4"><text:s text:c="18"/>"315613",</text:p>
      <text:p text:style-name="P4"><text:s text:c="18"/>"0",</text:p>
      <text:p text:style-name="P4"><text:s text:c="18"/>"1",</text:p>
      <text:p text:style-name="P4"><text:s text:c="18"/>"CEL0037",</text:p>
      <text:p text:style-name="P4"><text:s text:c="18"/>"9.99",</text:p>
      <text:p text:style-name="P4"><text:s text:c="18"/>"2017-01-27 10:10:12"</text:p>
      <text:p text:style-name="P4"><text:s text:c="16"/>],</text:p>
      <text:p text:style-name="P4"><text:s text:c="16"/>[</text:p>
      <text:p text:style-name="P4"><text:s text:c="18"/>"19650",</text:p>
      <text:p text:style-name="P4"><text:s text:c="18"/>"1163770",</text:p>
      <text:p text:style-name="P4"><text:s text:c="18"/>"316249",</text:p>
      <text:p text:style-name="P4"><text:soft-page-break/><text:s text:c="18"/>"0",</text:p>
      <text:p text:style-name="P4"><text:s text:c="18"/>"1",</text:p>
      <text:p text:style-name="P4"><text:s text:c="18"/>"CEL0041",</text:p>
      <text:p text:style-name="P4"><text:s text:c="18"/>"8.54",</text:p>
      <text:p text:style-name="P4"><text:s text:c="18"/>"2017-01-29 22:21:12"</text:p>
      <text:p text:style-name="P4"><text:s text:c="16"/>],</text:p>
      <text:p text:style-name="P4"><text:s text:c="16"/>[</text:p>
      <text:p text:style-name="P4"><text:s text:c="18"/>"19684",</text:p>
      <text:p text:style-name="P4"><text:s text:c="18"/>"1163910",</text:p>
      <text:p text:style-name="P4"><text:s text:c="18"/>"316890",</text:p>
      <text:p text:style-name="P4"><text:s text:c="18"/>"0",</text:p>
      <text:p text:style-name="P4"><text:s text:c="18"/>"1",</text:p>
      <text:p text:style-name="P4"><text:s text:c="18"/>"CEL0041",</text:p>
      <text:p text:style-name="P4"><text:s text:c="18"/>"8.99",</text:p>
      <text:p text:style-name="P4"><text:s text:c="18"/>"2017-01-29 22:35:49"</text:p>
      <text:p text:style-name="P4"><text:s text:c="16"/>],</text:p>
      <text:p text:style-name="P4"><text:s text:c="16"/>[</text:p>
      <text:p text:style-name="P4"><text:s text:c="18"/>"22098",</text:p>
      <text:p text:style-name="P4"><text:s text:c="18"/>"1169379",</text:p>
      <text:p text:style-name="P4"><text:s text:c="18"/>"319018",</text:p>
      <text:p text:style-name="P4"><text:s text:c="18"/>"0",</text:p>
      <text:p text:style-name="P4"><text:s text:c="18"/>"1",</text:p>
      <text:p text:style-name="P4"><text:s text:c="18"/>"CEL0051",</text:p>
      <text:p text:style-name="P4"><text:s text:c="18"/>"24.99",</text:p>
      <text:p text:style-name="P4"><text:s text:c="18"/>"2017-02-01 23:09:29"</text:p>
      <text:p text:style-name="P4"><text:s text:c="16"/>],</text:p>
      <text:p text:style-name="P4"><text:s text:c="16"/>[</text:p>
      <text:p text:style-name="P4"><text:s text:c="18"/>"22439",</text:p>
      <text:p text:style-name="P4"><text:s text:c="18"/>"1170003",</text:p>
      <text:p text:style-name="P4"><text:s text:c="18"/>"319335",</text:p>
      <text:p text:style-name="P4"><text:s text:c="18"/>"0",</text:p>
      <text:p text:style-name="P4"><text:s text:c="18"/>"1",</text:p>
      <text:p text:style-name="P4"><text:s text:c="18"/>"TWS0019",</text:p>
      <text:p text:style-name="P4"><text:s text:c="18"/>"29.99",</text:p>
      <text:p text:style-name="P4"><text:s text:c="18"/>"2017-02-02 18:51:08"</text:p>
      <text:p text:style-name="P4"><text:s text:c="16"/>],</text:p>
      <text:p text:style-name="P4"><text:s text:c="16"/>[</text:p>
      <text:p text:style-name="P4"><text:s text:c="18"/>"22501",</text:p>
      <text:p text:style-name="P4"><text:s text:c="18"/>"1170115",</text:p>
      <text:p text:style-name="P4"><text:s text:c="18"/>"319388",</text:p>
      <text:p text:style-name="P4"><text:s text:c="18"/>"0",</text:p>
      <text:p text:style-name="P4"><text:s text:c="18"/>"1",</text:p>
      <text:p text:style-name="P4"><text:s text:c="18"/>"CEL0052",</text:p>
      <text:p text:style-name="P4"><text:s text:c="18"/>"24.99",</text:p>
      <text:p text:style-name="P4"><text:s text:c="18"/>"2017-02-02 22:24:34"</text:p>
      <text:p text:style-name="P4"><text:s text:c="16"/>],</text:p>
      <text:p text:style-name="P4"><text:s text:c="16"/>[</text:p>
      <text:p text:style-name="P4"><text:s text:c="18"/>"24138",</text:p>
      <text:p text:style-name="P4"><text:s text:c="18"/>"1173135",</text:p>
      <text:p text:style-name="P4"><text:soft-page-break/><text:s text:c="18"/>"320777",</text:p>
      <text:p text:style-name="P4"><text:s text:c="18"/>"0",</text:p>
      <text:p text:style-name="P4"><text:s text:c="18"/>"1",</text:p>
      <text:p text:style-name="P4"><text:s text:c="18"/>"CEL0037",</text:p>
      <text:p text:style-name="P4"><text:s text:c="18"/>"9.99",</text:p>
      <text:p text:style-name="P4"><text:s text:c="18"/>"2017-02-07 08:42:37"</text:p>
      <text:p text:style-name="P4"><text:s text:c="16"/>],</text:p>
      <text:p text:style-name="P4"><text:s text:c="16"/>[</text:p>
      <text:p text:style-name="P4"><text:s text:c="18"/>"25107",</text:p>
      <text:p text:style-name="P4"><text:s text:c="18"/>"1174948",</text:p>
      <text:p text:style-name="P4"><text:s text:c="18"/>"321622",</text:p>
      <text:p text:style-name="P4"><text:s text:c="18"/>"0",</text:p>
      <text:p text:style-name="P4"><text:s text:c="18"/>"1",</text:p>
      <text:p text:style-name="P4"><text:s text:c="18"/>"CEL0033",</text:p>
      <text:p text:style-name="P4"><text:s text:c="18"/>"14.99",</text:p>
      <text:p text:style-name="P4"><text:s text:c="18"/>"2017-02-09 06:40:14"</text:p>
      <text:p text:style-name="P4"><text:s text:c="16"/>],</text:p>
      <text:p text:style-name="P4"><text:s text:c="16"/>[</text:p>
      <text:p text:style-name="P4"><text:s text:c="18"/>"25540",</text:p>
      <text:p text:style-name="P4"><text:s text:c="18"/>"1175766",</text:p>
      <text:p text:style-name="P4"><text:s text:c="18"/>"321991",</text:p>
      <text:p text:style-name="P4"><text:s text:c="18"/>"0",</text:p>
      <text:p text:style-name="P4"><text:s text:c="18"/>"1",</text:p>
      <text:p text:style-name="P4"><text:s text:c="18"/>"CEL0033",</text:p>
      <text:p text:style-name="P4"><text:s text:c="18"/>"14.99",</text:p>
      <text:p text:style-name="P4"><text:s text:c="18"/>"2017-02-09 18:32:13"</text:p>
      <text:p text:style-name="P4"><text:s text:c="16"/>],</text:p>
      <text:p text:style-name="P4"><text:s text:c="16"/>[</text:p>
      <text:p text:style-name="P4"><text:s text:c="18"/>"27042",</text:p>
      <text:p text:style-name="P4"><text:s text:c="18"/>"1178565",</text:p>
      <text:p text:style-name="P4"><text:s text:c="18"/>"323339",</text:p>
      <text:p text:style-name="P4"><text:s text:c="18"/>"0",</text:p>
      <text:p text:style-name="P4"><text:s text:c="18"/>"1",</text:p>
      <text:p text:style-name="P4"><text:s text:c="18"/>"CEL0037",</text:p>
      <text:p text:style-name="P4"><text:s text:c="18"/>"9.99",</text:p>
      <text:p text:style-name="P4"><text:s text:c="18"/>"2017-02-13 09:09:17"</text:p>
      <text:p text:style-name="P4"><text:s text:c="16"/>],</text:p>
      <text:p text:style-name="P4"><text:s text:c="16"/>[</text:p>
      <text:p text:style-name="P4"><text:s text:c="18"/>"27632",</text:p>
      <text:p text:style-name="P4"><text:s text:c="18"/>"1179743",</text:p>
      <text:p text:style-name="P4"><text:s text:c="18"/>"323823",</text:p>
      <text:p text:style-name="P4"><text:s text:c="18"/>"0",</text:p>
      <text:p text:style-name="P4"><text:s text:c="18"/>"1",</text:p>
      <text:p text:style-name="P4"><text:s text:c="18"/>"CEL0058",</text:p>
      <text:p text:style-name="P4"><text:s text:c="18"/>"9.99",</text:p>
      <text:p text:style-name="P4"><text:s text:c="18"/>"2017-02-13 23:03:49"</text:p>
      <text:p text:style-name="P4"><text:s text:c="16"/>],</text:p>
      <text:p text:style-name="P4"><text:s text:c="16"/>[</text:p>
      <text:p text:style-name="P4"><text:s text:c="18"/>"28213",</text:p>
      <text:p text:style-name="P4"><text:soft-page-break/><text:s text:c="18"/>"1180962",</text:p>
      <text:p text:style-name="P4"><text:s text:c="18"/>"324310",</text:p>
      <text:p text:style-name="P4"><text:s text:c="18"/>"0",</text:p>
      <text:p text:style-name="P4"><text:s text:c="18"/>"1",</text:p>
      <text:p text:style-name="P4"><text:s text:c="18"/>"CEL0045",</text:p>
      <text:p text:style-name="P4"><text:s text:c="18"/>"14.99",</text:p>
      <text:p text:style-name="P4"><text:s text:c="18"/>"2017-02-14 22:33:38"</text:p>
      <text:p text:style-name="P4"><text:s text:c="16"/>],</text:p>
      <text:p text:style-name="P4"><text:s text:c="16"/>[</text:p>
      <text:p text:style-name="P4"><text:s text:c="18"/>"28664",</text:p>
      <text:p text:style-name="P4"><text:s text:c="18"/>"1181789",</text:p>
      <text:p text:style-name="P4"><text:s text:c="18"/>"324667",</text:p>
      <text:p text:style-name="P4"><text:s text:c="18"/>"0",</text:p>
      <text:p text:style-name="P4"><text:s text:c="18"/>"1",</text:p>
      <text:p text:style-name="P4"><text:s text:c="18"/>"CEL0044",</text:p>
      <text:p text:style-name="P4"><text:s text:c="18"/>"9.99",</text:p>
      <text:p text:style-name="P4"><text:s text:c="18"/>"2017-02-15 16:26:52"</text:p>
      <text:p text:style-name="P4"><text:s text:c="16"/>],</text:p>
      <text:p text:style-name="P4"><text:s text:c="16"/>[</text:p>
      <text:p text:style-name="P4"><text:s text:c="18"/>"31283",</text:p>
      <text:p text:style-name="P4"><text:s text:c="18"/>"1186579",</text:p>
      <text:p text:style-name="P4"><text:s text:c="18"/>"326872",</text:p>
      <text:p text:style-name="P4"><text:s text:c="18"/>"0",</text:p>
      <text:p text:style-name="P4"><text:s text:c="18"/>"1",</text:p>
      <text:p text:style-name="P4"><text:s text:c="18"/>"CEL0030",</text:p>
      <text:p text:style-name="P4"><text:s text:c="18"/>"8.99",</text:p>
      <text:p text:style-name="P4"><text:s text:c="18"/>"2017-02-20 20:00:12"</text:p>
      <text:p text:style-name="P4"><text:s text:c="16"/>],</text:p>
      <text:p text:style-name="P4"><text:s text:c="16"/>[</text:p>
      <text:p text:style-name="P4"><text:s text:c="18"/>"31290",</text:p>
      <text:p text:style-name="P4"><text:s text:c="18"/>"1186589",</text:p>
      <text:p text:style-name="P4"><text:s text:c="18"/>"326880",</text:p>
      <text:p text:style-name="P4"><text:s text:c="18"/>"0",</text:p>
      <text:p text:style-name="P4"><text:s text:c="18"/>"1",</text:p>
      <text:p text:style-name="P4"><text:s text:c="18"/>"CEL0052",</text:p>
      <text:p text:style-name="P4"><text:s text:c="18"/>"24.99",</text:p>
      <text:p text:style-name="P4"><text:s text:c="18"/>"2017-02-20 20:22:36"</text:p>
      <text:p text:style-name="P4"><text:s text:c="16"/>],</text:p>
      <text:p text:style-name="P4"><text:s text:c="16"/>[</text:p>
      <text:p text:style-name="P4"><text:s text:c="18"/>"31382",</text:p>
      <text:p text:style-name="P4"><text:s text:c="18"/>"1186817",</text:p>
      <text:p text:style-name="P4"><text:s text:c="18"/>"326957",</text:p>
      <text:p text:style-name="P4"><text:s text:c="18"/>"0",</text:p>
      <text:p text:style-name="P4"><text:s text:c="18"/>"1",</text:p>
      <text:p text:style-name="P4"><text:s text:c="18"/>"CEL0059",</text:p>
      <text:p text:style-name="P4"><text:s text:c="18"/>"11.99",</text:p>
      <text:p text:style-name="P4"><text:s text:c="18"/>"2017-02-20 23:55:47"</text:p>
      <text:p text:style-name="P4"><text:s text:c="16"/>],</text:p>
      <text:p text:style-name="P4"><text:s text:c="16"/>[</text:p>
      <text:p text:style-name="P4"><text:soft-page-break/><text:s text:c="18"/>"34821",</text:p>
      <text:p text:style-name="P4"><text:s text:c="18"/>"1193259",</text:p>
      <text:p text:style-name="P4"><text:s text:c="18"/>"329937",</text:p>
      <text:p text:style-name="P4"><text:s text:c="18"/>"0",</text:p>
      <text:p text:style-name="P4"><text:s text:c="18"/>"1",</text:p>
      <text:p text:style-name="P4"><text:s text:c="18"/>"CEL0037",</text:p>
      <text:p text:style-name="P4"><text:s text:c="18"/>"9.49",</text:p>
      <text:p text:style-name="P4"><text:s text:c="18"/>"2017-02-27 17:20:40"</text:p>
      <text:p text:style-name="P4"><text:s text:c="16"/>],</text:p>
      <text:p text:style-name="P4"><text:s text:c="16"/>[</text:p>
      <text:p text:style-name="P4"><text:s text:c="18"/>"36150",</text:p>
      <text:p text:style-name="P4"><text:s text:c="18"/>"1195955",</text:p>
      <text:p text:style-name="P4"><text:s text:c="18"/>"331110",</text:p>
      <text:p text:style-name="P4"><text:s text:c="18"/>"0",</text:p>
      <text:p text:style-name="P4"><text:s text:c="18"/>"1",</text:p>
      <text:p text:style-name="P4"><text:s text:c="18"/>"CEL0037",</text:p>
      <text:p text:style-name="P4"><text:s text:c="18"/>"9.99",</text:p>
      <text:p text:style-name="P4"><text:s text:c="18"/>"2017-03-01 22:34:00"</text:p>
      <text:p text:style-name="P4"><text:s text:c="16"/>],</text:p>
      <text:p text:style-name="P4"><text:s text:c="16"/>[</text:p>
      <text:p text:style-name="P4"><text:s text:c="18"/>"36550",</text:p>
      <text:p text:style-name="P4"><text:s text:c="18"/>"1196603",</text:p>
      <text:p text:style-name="P4"><text:s text:c="18"/>"331124",</text:p>
      <text:p text:style-name="P4"><text:s text:c="18"/>"0",</text:p>
      <text:p text:style-name="P4"><text:s text:c="18"/>"1",</text:p>
      <text:p text:style-name="P4"><text:s text:c="18"/>"CEL0030",</text:p>
      <text:p text:style-name="P4"><text:s text:c="18"/>"8.99",</text:p>
      <text:p text:style-name="P4"><text:s text:c="18"/>"2017-03-02 20:00:27"</text:p>
      <text:p text:style-name="P4"><text:s text:c="16"/>],</text:p>
      <text:p text:style-name="P4"><text:s text:c="16"/>[</text:p>
      <text:p text:style-name="P4"><text:s text:c="18"/>"37987",</text:p>
      <text:p text:style-name="P4"><text:s text:c="18"/>"1199361",</text:p>
      <text:p text:style-name="P4"><text:s text:c="18"/>"332671",</text:p>
      <text:p text:style-name="P4"><text:s text:c="18"/>"0",</text:p>
      <text:p text:style-name="P4"><text:s text:c="18"/>"1",</text:p>
      <text:p text:style-name="P4"><text:s text:c="18"/>"CEL0030",</text:p>
      <text:p text:style-name="P4"><text:s text:c="18"/>"8.99",</text:p>
      <text:p text:style-name="P4"><text:s text:c="18"/>"2017-03-06 17:52:24"</text:p>
      <text:p text:style-name="P4"><text:s text:c="16"/>],</text:p>
      <text:p text:style-name="P4"><text:s text:c="16"/>[</text:p>
      <text:p text:style-name="P4"><text:s text:c="18"/>"38291",</text:p>
      <text:p text:style-name="P4"><text:s text:c="18"/>"1199994",</text:p>
      <text:p text:style-name="P4"><text:s text:c="18"/>"332942",</text:p>
      <text:p text:style-name="P4"><text:s text:c="18"/>"0",</text:p>
      <text:p text:style-name="P4"><text:s text:c="18"/>"1",</text:p>
      <text:p text:style-name="P4"><text:s text:c="18"/>"CEL0028",</text:p>
      <text:p text:style-name="P4"><text:s text:c="18"/>"10.99",</text:p>
      <text:p text:style-name="P4"><text:s text:c="18"/>"2017-03-07 14:43:36"</text:p>
      <text:p text:style-name="P4"><text:s text:c="16"/>],</text:p>
      <text:p text:style-name="P4"><text:soft-page-break/><text:s text:c="16"/>[</text:p>
      <text:p text:style-name="P4"><text:s text:c="18"/>"38396",</text:p>
      <text:p text:style-name="P4"><text:s text:c="18"/>"1200223",</text:p>
      <text:p text:style-name="P4"><text:s text:c="18"/>"332942",</text:p>
      <text:p text:style-name="P4"><text:s text:c="18"/>"0",</text:p>
      <text:p text:style-name="P4"><text:s text:c="18"/>"1",</text:p>
      <text:p text:style-name="P4"><text:s text:c="18"/>"CEL0030",</text:p>
      <text:p text:style-name="P4"><text:s text:c="18"/>"8.99",</text:p>
      <text:p text:style-name="P4"><text:s text:c="18"/>"2017-03-07 19:16:06"</text:p>
      <text:p text:style-name="P4"><text:s text:c="16"/>],</text:p>
      <text:p text:style-name="P4"><text:s text:c="16"/>[</text:p>
      <text:p text:style-name="P4"><text:s text:c="18"/>"38710",</text:p>
      <text:p text:style-name="P4"><text:s text:c="18"/>"1200866",</text:p>
      <text:p text:style-name="P4"><text:s text:c="18"/>"333300",</text:p>
      <text:p text:style-name="P4"><text:s text:c="18"/>"0",</text:p>
      <text:p text:style-name="P4"><text:s text:c="18"/>"1",</text:p>
      <text:p text:style-name="P4"><text:s text:c="18"/>"CEL0028",</text:p>
      <text:p text:style-name="P4"><text:s text:c="18"/>"10.99",</text:p>
      <text:p text:style-name="P4"><text:s text:c="18"/>"2017-03-08 15:10:45"</text:p>
      <text:p text:style-name="P4"><text:s text:c="16"/>],</text:p>
      <text:p text:style-name="P4"><text:s text:c="16"/>[</text:p>
      <text:p text:style-name="P4"><text:s text:c="18"/>"39090",</text:p>
      <text:p text:style-name="P4"><text:s text:c="18"/>"1201596",</text:p>
      <text:p text:style-name="P4"><text:s text:c="18"/>"333300",</text:p>
      <text:p text:style-name="P4"><text:s text:c="18"/>"0",</text:p>
      <text:p text:style-name="P4"><text:s text:c="18"/>"1",</text:p>
      <text:p text:style-name="P4"><text:s text:c="18"/>"CEL0030",</text:p>
      <text:p text:style-name="P4"><text:s text:c="18"/>"8.99",</text:p>
      <text:p text:style-name="P4"><text:s text:c="18"/>"2017-03-09 13:46:11"</text:p>
      <text:p text:style-name="P4"><text:s text:c="16"/>],</text:p>
      <text:p text:style-name="P4"><text:s text:c="16"/>[</text:p>
      <text:p text:style-name="P4"><text:s text:c="18"/>"39474",</text:p>
      <text:p text:style-name="P4"><text:s text:c="18"/>"1202346",</text:p>
      <text:p text:style-name="P4"><text:s text:c="18"/>"333934",</text:p>
      <text:p text:style-name="P4"><text:s text:c="18"/>"0",</text:p>
      <text:p text:style-name="P4"><text:s text:c="18"/>"1",</text:p>
      <text:p text:style-name="P4"><text:s text:c="18"/>"CEL0044",</text:p>
      <text:p text:style-name="P4"><text:s text:c="18"/>"9.99",</text:p>
      <text:p text:style-name="P4"><text:s text:c="18"/>"2017-03-10 14:28:55"</text:p>
      <text:p text:style-name="P4"><text:s text:c="16"/>],</text:p>
      <text:p text:style-name="P4"><text:s text:c="16"/>[</text:p>
      <text:p text:style-name="P4"><text:s text:c="18"/>"40240",</text:p>
      <text:p text:style-name="P4"><text:s text:c="18"/>"1203705",</text:p>
      <text:p text:style-name="P4"><text:s text:c="18"/>"334586",</text:p>
      <text:p text:style-name="P4"><text:s text:c="18"/>"0",</text:p>
      <text:p text:style-name="P4"><text:s text:c="18"/>"1",</text:p>
      <text:p text:style-name="P4"><text:s text:c="18"/>"CEL0037",</text:p>
      <text:p text:style-name="P4"><text:s text:c="18"/>"9.99",</text:p>
      <text:p text:style-name="P4"><text:s text:c="18"/>"2017-03-13 12:28:18"</text:p>
      <text:p text:style-name="P4"><text:soft-page-break/><text:s text:c="16"/>],</text:p>
      <text:p text:style-name="P4"><text:s text:c="16"/>[</text:p>
      <text:p text:style-name="P4"><text:s text:c="18"/>"42271",</text:p>
      <text:p text:style-name="P4"><text:s text:c="18"/>"1207387",</text:p>
      <text:p text:style-name="P4"><text:s text:c="18"/>"336353",</text:p>
      <text:p text:style-name="P4"><text:s text:c="18"/>"0",</text:p>
      <text:p text:style-name="P4"><text:s text:c="18"/>"1",</text:p>
      <text:p text:style-name="P4"><text:s text:c="18"/>"CEL0033",</text:p>
      <text:p text:style-name="P4"><text:s text:c="18"/>"14.99",</text:p>
      <text:p text:style-name="P4"><text:s text:c="18"/>"2017-03-17 19:31:41"</text:p>
      <text:p text:style-name="P4"><text:s text:c="16"/>],</text:p>
      <text:p text:style-name="P4"><text:s text:c="16"/>[</text:p>
      <text:p text:style-name="P4"><text:s text:c="18"/>"43965",</text:p>
      <text:p text:style-name="P4"><text:s text:c="18"/>"1210457",</text:p>
      <text:p text:style-name="P4"><text:s text:c="18"/>"337503",</text:p>
      <text:p text:style-name="P4"><text:s text:c="18"/>"0",</text:p>
      <text:p text:style-name="P4"><text:s text:c="18"/>"1",</text:p>
      <text:p text:style-name="P4"><text:s text:c="18"/>"CEL0058",</text:p>
      <text:p text:style-name="P4"><text:s text:c="18"/>"8.26",</text:p>
      <text:p text:style-name="P4"><text:s text:c="18"/>"2017-03-22 12:40:32"</text:p>
      <text:p text:style-name="P4"><text:s text:c="16"/>],</text:p>
      <text:p text:style-name="P4"><text:s text:c="16"/>[</text:p>
      <text:p text:style-name="P4"><text:s text:c="18"/>"44256",</text:p>
      <text:p text:style-name="P4"><text:s text:c="18"/>"1210999",</text:p>
      <text:p text:style-name="P4"><text:s text:c="18"/>"337989",</text:p>
      <text:p text:style-name="P4"><text:s text:c="18"/>"0",</text:p>
      <text:p text:style-name="P4"><text:s text:c="18"/>"1",</text:p>
      <text:p text:style-name="P4"><text:s text:c="18"/>"CEL0015",</text:p>
      <text:p text:style-name="P4"><text:s text:c="18"/>"23.03",</text:p>
      <text:p text:style-name="P4"><text:s text:c="18"/>"2017-03-22 22:33:33"</text:p>
      <text:p text:style-name="P4"><text:s text:c="16"/>]</text:p>
      <text:p text:style-name="P4"><text:s text:c="14"/>],</text:p>
      <text:p text:style-name="P4"><text:s text:c="14"/>"shape": {</text:p>
      <text:p text:style-name="P4"><text:s text:c="16"/>"columns": 7,</text:p>
      <text:p text:style-name="P4"><text:s text:c="16"/>"rows": 124</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oft-page-break/><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1404&lt;/th&gt;\n",</text:p>
      <text:p text:style-name="P4"><text:s text:c="14"/>" <text:s text:c="5"/>&lt;td&gt;1122003&lt;/td&gt;\n",</text:p>
      <text:p text:style-name="P4"><text:s text:c="14"/>" <text:s text:c="5"/>&lt;td&gt;300843&lt;/td&gt;\n",</text:p>
      <text:p text:style-name="P4"><text:s text:c="14"/>" <text:s text:c="5"/>&lt;td&gt;0&lt;/td&gt;\n",</text:p>
      <text:p text:style-name="P4"><text:s text:c="14"/>" <text:s text:c="5"/>&lt;td&gt;1&lt;/td&gt;\n",</text:p>
      <text:p text:style-name="P4"><text:s text:c="14"/>" <text:s text:c="5"/>&lt;td&gt;CEL0044&lt;/td&gt;\n",</text:p>
      <text:p text:style-name="P4"><text:s text:c="14"/>" <text:s text:c="5"/>&lt;td&gt;9.99&lt;/td&gt;\n",</text:p>
      <text:p text:style-name="P4"><text:s text:c="14"/>" <text:s text:c="5"/>&lt;td&gt;2017-01-02 18:45:40&lt;/td&gt;\n",</text:p>
      <text:p text:style-name="P4"><text:s text:c="14"/>" <text:s text:c="3"/>&lt;/tr&gt;\n",</text:p>
      <text:p text:style-name="P4"><text:s text:c="14"/>" <text:s text:c="3"/>&lt;tr&gt;\n",</text:p>
      <text:p text:style-name="P4"><text:s text:c="14"/>" <text:s text:c="5"/>&lt;th&gt;3646&lt;/th&gt;\n",</text:p>
      <text:p text:style-name="P4"><text:s text:c="14"/>" <text:s text:c="5"/>&lt;td&gt;1130654&lt;/td&gt;\n",</text:p>
      <text:p text:style-name="P4"><text:s text:c="14"/>" <text:s text:c="5"/>&lt;td&gt;302872&lt;/td&gt;\n",</text:p>
      <text:p text:style-name="P4"><text:s text:c="14"/>" <text:s text:c="5"/>&lt;td&gt;0&lt;/td&gt;\n",</text:p>
      <text:p text:style-name="P4"><text:s text:c="14"/>" <text:s text:c="5"/>&lt;td&gt;1&lt;/td&gt;\n",</text:p>
      <text:p text:style-name="P4"><text:s text:c="14"/>" <text:s text:c="5"/>&lt;td&gt;CEL0028&lt;/td&gt;\n",</text:p>
      <text:p text:style-name="P4"><text:s text:c="14"/>" <text:s text:c="5"/>&lt;td&gt;9.99&lt;/td&gt;\n",</text:p>
      <text:p text:style-name="P4"><text:s text:c="14"/>" <text:s text:c="5"/>&lt;td&gt;2017-01-05 01:44:23&lt;/td&gt;\n",</text:p>
      <text:p text:style-name="P4"><text:s text:c="14"/>" <text:s text:c="3"/>&lt;/tr&gt;\n",</text:p>
      <text:p text:style-name="P4"><text:s text:c="14"/>" <text:s text:c="3"/>&lt;tr&gt;\n",</text:p>
      <text:p text:style-name="P4"><text:s text:c="14"/>" <text:s text:c="5"/>&lt;th&gt;4049&lt;/th&gt;\n",</text:p>
      <text:p text:style-name="P4"><text:s text:c="14"/>" <text:s text:c="5"/>&lt;td&gt;1131495&lt;/td&gt;\n",</text:p>
      <text:p text:style-name="P4"><text:s text:c="14"/>" <text:s text:c="5"/>&lt;td&gt;303274&lt;/td&gt;\n",</text:p>
      <text:p text:style-name="P4"><text:s text:c="14"/>" <text:s text:c="5"/>&lt;td&gt;0&lt;/td&gt;\n",</text:p>
      <text:p text:style-name="P4"><text:s text:c="14"/>" <text:s text:c="5"/>&lt;td&gt;2&lt;/td&gt;\n",</text:p>
      <text:p text:style-name="P4"><text:s text:c="14"/>" <text:s text:c="5"/>&lt;td&gt;CEL0046&lt;/td&gt;\n",</text:p>
      <text:p text:style-name="P4"><text:s text:c="14"/>" <text:s text:c="5"/>&lt;td&gt;14.99&lt;/td&gt;\n",</text:p>
      <text:p text:style-name="P4"><text:s text:c="14"/>" <text:s text:c="5"/>&lt;td&gt;2017-01-05 16:47:42&lt;/td&gt;\n",</text:p>
      <text:p text:style-name="P4"><text:s text:c="14"/>" <text:s text:c="3"/>&lt;/tr&gt;\n",</text:p>
      <text:p text:style-name="P4"><text:s text:c="14"/>" <text:s text:c="3"/>&lt;tr&gt;\n",</text:p>
      <text:p text:style-name="P4"><text:s text:c="14"/>" <text:s text:c="5"/>&lt;th&gt;4144&lt;/th&gt;\n",</text:p>
      <text:p text:style-name="P4"><text:soft-page-break/><text:s text:c="14"/>" <text:s text:c="5"/>&lt;td&gt;1131746&lt;/td&gt;\n",</text:p>
      <text:p text:style-name="P4"><text:s text:c="14"/>" <text:s text:c="5"/>&lt;td&gt;303363&lt;/td&gt;\n",</text:p>
      <text:p text:style-name="P4"><text:s text:c="14"/>" <text:s text:c="5"/>&lt;td&gt;0&lt;/td&gt;\n",</text:p>
      <text:p text:style-name="P4"><text:s text:c="14"/>" <text:s text:c="5"/>&lt;td&gt;1&lt;/td&gt;\n",</text:p>
      <text:p text:style-name="P4"><text:s text:c="14"/>" <text:s text:c="5"/>&lt;td&gt;CEL0036&lt;/td&gt;\n",</text:p>
      <text:p text:style-name="P4"><text:s text:c="14"/>" <text:s text:c="5"/>&lt;td&gt;8.99&lt;/td&gt;\n",</text:p>
      <text:p text:style-name="P4"><text:s text:c="14"/>" <text:s text:c="5"/>&lt;td&gt;2017-01-05 20:38:40&lt;/td&gt;\n",</text:p>
      <text:p text:style-name="P4"><text:s text:c="14"/>" <text:s text:c="3"/>&lt;/tr&gt;\n",</text:p>
      <text:p text:style-name="P4"><text:s text:c="14"/>" <text:s text:c="3"/>&lt;tr&gt;\n",</text:p>
      <text:p text:style-name="P4"><text:s text:c="14"/>" <text:s text:c="5"/>&lt;th&gt;4362&lt;/th&gt;\n",</text:p>
      <text:p text:style-name="P4"><text:s text:c="14"/>" <text:s text:c="5"/>&lt;td&gt;1132171&lt;/td&gt;\n",</text:p>
      <text:p text:style-name="P4"><text:s text:c="14"/>" <text:s text:c="5"/>&lt;td&gt;303577&lt;/td&gt;\n",</text:p>
      <text:p text:style-name="P4"><text:s text:c="14"/>" <text:s text:c="5"/>&lt;td&gt;0&lt;/td&gt;\n",</text:p>
      <text:p text:style-name="P4"><text:s text:c="14"/>" <text:s text:c="5"/>&lt;td&gt;1&lt;/td&gt;\n",</text:p>
      <text:p text:style-name="P4"><text:s text:c="14"/>" <text:s text:c="5"/>&lt;td&gt;TWS0019&lt;/td&gt;\n",</text:p>
      <text:p text:style-name="P4"><text:s text:c="14"/>" <text:s text:c="5"/>&lt;td&gt;29.99&lt;/td&gt;\n",</text:p>
      <text:p text:style-name="P4"><text:s text:c="14"/>" <text:s text:c="5"/>&lt;td&gt;2017-01-06 12:33:30&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244780&lt;/th&gt;\n",</text:p>
      <text:p text:style-name="P4"><text:s text:c="14"/>" <text:s text:c="5"/>&lt;td&gt;1571962&lt;/td&gt;\n",</text:p>
      <text:p text:style-name="P4"><text:s text:c="14"/>" <text:s text:c="5"/>&lt;td&gt;495201&lt;/td&gt;\n",</text:p>
      <text:p text:style-name="P4"><text:s text:c="14"/>" <text:s text:c="5"/>&lt;td&gt;0&lt;/td&gt;\n",</text:p>
      <text:p text:style-name="P4"><text:s text:c="14"/>" <text:s text:c="5"/>&lt;td&gt;1&lt;/td&gt;\n",</text:p>
      <text:p text:style-name="P4"><text:s text:c="14"/>" <text:s text:c="5"/>&lt;td&gt;CEL0028&lt;/td&gt;\n",</text:p>
      <text:p text:style-name="P4"><text:s text:c="14"/>" <text:s text:c="5"/>&lt;td&gt;6.99&lt;/td&gt;\n",</text:p>
      <text:p text:style-name="P4"><text:s text:c="14"/>" <text:s text:c="5"/>&lt;td&gt;2018-01-20 19:19:10&lt;/td&gt;\n",</text:p>
      <text:p text:style-name="P4"><text:s text:c="14"/>" <text:s text:c="3"/>&lt;/tr&gt;\n",</text:p>
      <text:p text:style-name="P4"><text:s text:c="14"/>" <text:s text:c="3"/>&lt;tr&gt;\n",</text:p>
      <text:p text:style-name="P4"><text:s text:c="14"/>" <text:s text:c="5"/>&lt;th&gt;252599&lt;/th&gt;\n",</text:p>
      <text:p text:style-name="P4"><text:s text:c="14"/>" <text:s text:c="5"/>&lt;td&gt;1584351&lt;/td&gt;\n",</text:p>
      <text:p text:style-name="P4"><text:s text:c="14"/>" <text:s text:c="5"/>&lt;td&gt;500011&lt;/td&gt;\n",</text:p>
      <text:p text:style-name="P4"><text:s text:c="14"/>" <text:s text:c="5"/>&lt;td&gt;0&lt;/td&gt;\n",</text:p>
      <text:p text:style-name="P4"><text:s text:c="14"/>" <text:s text:c="5"/>&lt;td&gt;1&lt;/td&gt;\n",</text:p>
      <text:p text:style-name="P4"><text:s text:c="14"/>" <text:s text:c="5"/>&lt;td&gt;CEL0028&lt;/td&gt;\n",</text:p>
      <text:p text:style-name="P4"><text:s text:c="14"/>" <text:s text:c="5"/>&lt;td&gt;6.99&lt;/td&gt;\n",</text:p>
      <text:p text:style-name="P4"><text:s text:c="14"/>" <text:s text:c="5"/>&lt;td&gt;2018-01-28 09:27:04&lt;/td&gt;\n",</text:p>
      <text:p text:style-name="P4"><text:s text:c="14"/>" <text:s text:c="3"/>&lt;/tr&gt;\n",</text:p>
      <text:p text:style-name="P4"><text:s text:c="14"/>" <text:s text:c="3"/>&lt;tr&gt;\n",</text:p>
      <text:p text:style-name="P4"><text:soft-page-break/><text:s text:c="14"/>" <text:s text:c="5"/>&lt;th&gt;266957&lt;/th&gt;\n",</text:p>
      <text:p text:style-name="P4"><text:s text:c="14"/>" <text:s text:c="5"/>&lt;td&gt;1606736&lt;/td&gt;\n",</text:p>
      <text:p text:style-name="P4"><text:s text:c="14"/>" <text:s text:c="5"/>&lt;td&gt;508491&lt;/td&gt;\n",</text:p>
      <text:p text:style-name="P4"><text:s text:c="14"/>" <text:s text:c="5"/>&lt;td&gt;0&lt;/td&gt;\n",</text:p>
      <text:p text:style-name="P4"><text:s text:c="14"/>" <text:s text:c="5"/>&lt;td&gt;1&lt;/td&gt;\n",</text:p>
      <text:p text:style-name="P4"><text:s text:c="14"/>" <text:s text:c="5"/>&lt;td&gt;CEL0028&lt;/td&gt;\n",</text:p>
      <text:p text:style-name="P4"><text:s text:c="14"/>" <text:s text:c="5"/>&lt;td&gt;5.99&lt;/td&gt;\n",</text:p>
      <text:p text:style-name="P4"><text:s text:c="14"/>" <text:s text:c="5"/>&lt;td&gt;2018-02-09 00:24:58&lt;/td&gt;\n",</text:p>
      <text:p text:style-name="P4"><text:s text:c="14"/>" <text:s text:c="3"/>&lt;/tr&gt;\n",</text:p>
      <text:p text:style-name="P4"><text:s text:c="14"/>" <text:s text:c="3"/>&lt;tr&gt;\n",</text:p>
      <text:p text:style-name="P4"><text:s text:c="14"/>" <text:s text:c="5"/>&lt;th&gt;283897&lt;/th&gt;\n",</text:p>
      <text:p text:style-name="P4"><text:s text:c="14"/>" <text:s text:c="5"/>&lt;td&gt;1635382&lt;/td&gt;\n",</text:p>
      <text:p text:style-name="P4"><text:s text:c="14"/>" <text:s text:c="5"/>&lt;td&gt;521165&lt;/td&gt;\n",</text:p>
      <text:p text:style-name="P4"><text:s text:c="14"/>" <text:s text:c="5"/>&lt;td&gt;0&lt;/td&gt;\n",</text:p>
      <text:p text:style-name="P4"><text:s text:c="14"/>" <text:s text:c="5"/>&lt;td&gt;1&lt;/td&gt;\n",</text:p>
      <text:p text:style-name="P4"><text:s text:c="14"/>" <text:s text:c="5"/>&lt;td&gt;CEL0044&lt;/td&gt;\n",</text:p>
      <text:p text:style-name="P4"><text:s text:c="14"/>" <text:s text:c="5"/>&lt;td&gt;7.99&lt;/td&gt;\n",</text:p>
      <text:p text:style-name="P4"><text:s text:c="14"/>" <text:s text:c="5"/>&lt;td&gt;2018-03-05 07:35:33&lt;/td&gt;\n",</text:p>
      <text:p text:style-name="P4"><text:s text:c="14"/>" <text:s text:c="3"/>&lt;/tr&gt;\n",</text:p>
      <text:p text:style-name="P4"><text:s text:c="14"/>" <text:s text:c="3"/>&lt;tr&gt;\n",</text:p>
      <text:p text:style-name="P4"><text:s text:c="14"/>" <text:s text:c="5"/>&lt;th&gt;285005&lt;/th&gt;\n",</text:p>
      <text:p text:style-name="P4"><text:s text:c="14"/>" <text:s text:c="5"/>&lt;td&gt;1636732&lt;/td&gt;\n",</text:p>
      <text:p text:style-name="P4"><text:s text:c="14"/>" <text:s text:c="5"/>&lt;td&gt;521667&lt;/td&gt;\n",</text:p>
      <text:p text:style-name="P4"><text:s text:c="14"/>" <text:s text:c="5"/>&lt;td&gt;0&lt;/td&gt;\n",</text:p>
      <text:p text:style-name="P4"><text:s text:c="14"/>" <text:s text:c="5"/>&lt;td&gt;1&lt;/td&gt;\n",</text:p>
      <text:p text:style-name="P4"><text:s text:c="14"/>" <text:s text:c="5"/>&lt;td&gt;CEL0044&lt;/td&gt;\n",</text:p>
      <text:p text:style-name="P4"><text:s text:c="14"/>" <text:s text:c="5"/>&lt;td&gt;7.99&lt;/td&gt;\n",</text:p>
      <text:p text:style-name="P4"><text:s text:c="14"/>" <text:s text:c="5"/>&lt;td&gt;2018-03-05 13:39:35&lt;/td&gt;\n",</text:p>
      <text:p text:style-name="P4"><text:s text:c="14"/>" <text:s text:c="3"/>&lt;/tr&gt;\n",</text:p>
      <text:p text:style-name="P4"><text:s text:c="14"/>" <text:s/>&lt;/tbody&gt;\n",</text:p>
      <text:p text:style-name="P4"><text:s text:c="14"/>"&lt;/table&gt;\n",</text:p>
      <text:p text:style-name="P4"><text:s text:c="14"/>"&lt;p&gt;124 rows × 7 columns&lt;/p&gt;\n",</text:p>
      <text:p text:style-name="P4"><text:s text:c="14"/>"&lt;/div&gt;"</text:p>
      <text:p text:style-name="P4"><text:s text:c="12"/>],</text:p>
      <text:p text:style-name="P4"><text:s text:c="12"/>"text/plain": [</text:p>
      <text:p text:style-name="P4"><text:s text:c="14"/>" <text:s text:c="12"/>id <text:s/>id_order <text:s/>product_id <text:s/>product_quantity <text:s text:c="5"/>sku <text:s/>unit_price <text:s/>\\\n",</text:p>
      <text:p text:style-name="P4"><text:s text:c="14"/>"1404 <text:s text:c="3"/>1122003 <text:s text:c="3"/>300843 <text:s text:c="10"/>0 <text:s text:c="16"/>1 <text:s/>CEL0044 <text:s text:c="7"/>9.99 <text:s text:c="2"/>\n",</text:p>
      <text:p text:style-name="P4"><text:s text:c="14"/>"3646 <text:s text:c="3"/>1130654 <text:s text:c="3"/>302872 <text:s text:c="10"/>0 <text:s text:c="16"/>1 <text:s/>CEL0028 <text:s text:c="7"/>9.99 <text:s text:c="2"/>\n",</text:p>
      <text:p text:style-name="P4"><text:s text:c="14"/>"4049 <text:s text:c="3"/>1131495 <text:s text:c="3"/>303274 <text:s text:c="10"/>0 <text:s text:c="16"/>2 <text:s/>CEL0046 <text:s text:c="6"/>14.99 <text:s text:c="2"/>\n",</text:p>
      <text:p text:style-name="P4"><text:s text:c="14"/>"4144 <text:s text:c="3"/>1131746 <text:s text:c="3"/>303363 <text:s text:c="10"/>0 <text:s text:c="16"/>1 <text:s/>CEL0036 <text:s text:c="7"/>8.99 <text:s text:c="2"/>\n",</text:p>
      <text:p text:style-name="P4"><text:s text:c="14"/>"4362 <text:s text:c="3"/>1132171 <text:s text:c="3"/>303577 <text:s text:c="10"/>0 <text:s text:c="16"/>1 <text:s/>TWS0019 <text:s text:c="6"/>29.99 <text:s text:c="2"/>\n",</text:p>
      <text:p text:style-name="P4"><text:s text:c="14"/>"... <text:s text:c="8"/>... <text:s text:c="6"/>... <text:s text:c="8"/>... <text:s text:c="14"/>... <text:s text:c="5"/>... <text:s text:c="8"/>... <text:s text:c="2"/>\n",</text:p>
      <text:p text:style-name="P4"><text:s text:c="14"/>"244780 <text:s/>1571962 <text:s text:c="3"/>495201 <text:s text:c="10"/>0 <text:s text:c="16"/>1 <text:s/>CEL0028 <text:s text:c="7"/>6.99 <text:s text:c="2"/>\n",</text:p>
      <text:p text:style-name="P4"><text:s text:c="14"/>"252599 <text:s/>1584351 <text:s text:c="3"/>500011 <text:s text:c="10"/>0 <text:s text:c="16"/>1 <text:s/>CEL0028 <text:s text:c="7"/>6.99 <text:s text:c="2"/>\n",</text:p>
      <text:p text:style-name="P4"><text:s text:c="14"/>"266957 <text:s/>1606736 <text:s text:c="3"/>508491 <text:s text:c="10"/>0 <text:s text:c="16"/>1 <text:s/>CEL0028 <text:s text:c="7"/>5.99 <text:s text:c="2"/>\n",</text:p>
      <text:p text:style-name="P4"><text:s text:c="14"/>"283897 <text:s/>1635382 <text:s text:c="3"/>521165 <text:s text:c="10"/>0 <text:s text:c="16"/>1 <text:s/>CEL0044 <text:s text:c="7"/>7.99 <text:s text:c="2"/>\n",</text:p>
      <text:p text:style-name="P4"><text:s text:c="14"/>"285005 <text:s/>1636732 <text:s text:c="3"/>521667 <text:s text:c="10"/>0 <text:s text:c="16"/>1 <text:s/>CEL0044 <text:s text:c="7"/>7.99 <text:s text:c="2"/>\n",</text:p>
      <text:p text:style-name="P4"><text:s text:c="14"/>"\n",</text:p>
      <text:p text:style-name="P4"><text:s text:c="14"/>" <text:s text:c="21"/>date <text:s/>\n",</text:p>
      <text:p text:style-name="P4"><text:soft-page-break/><text:s text:c="14"/>"1404 <text:s text:c="2"/>2017-01-02 18:45:40 <text:s/>\n",</text:p>
      <text:p text:style-name="P4"><text:s text:c="14"/>"3646 <text:s text:c="2"/>2017-01-05 01:44:23 <text:s/>\n",</text:p>
      <text:p text:style-name="P4"><text:s text:c="14"/>"4049 <text:s text:c="2"/>2017-01-05 16:47:42 <text:s/>\n",</text:p>
      <text:p text:style-name="P4"><text:s text:c="14"/>"4144 <text:s text:c="2"/>2017-01-05 20:38:40 <text:s/>\n",</text:p>
      <text:p text:style-name="P4"><text:s text:c="14"/>"4362 <text:s text:c="2"/>2017-01-06 12:33:30 <text:s/>\n",</text:p>
      <text:p text:style-name="P4"><text:s text:c="14"/>"... <text:s text:c="19"/>... <text:s/>\n",</text:p>
      <text:p text:style-name="P4"><text:s text:c="14"/>"244780 2018-01-20 19:19:10 <text:s/>\n",</text:p>
      <text:p text:style-name="P4"><text:s text:c="14"/>"252599 2018-01-28 09:27:04 <text:s/>\n",</text:p>
      <text:p text:style-name="P4"><text:s text:c="14"/>"266957 2018-02-09 00:24:58 <text:s/>\n",</text:p>
      <text:p text:style-name="P4"><text:s text:c="14"/>"283897 2018-03-05 07:35:33 <text:s/>\n",</text:p>
      <text:p text:style-name="P4"><text:s text:c="14"/>"285005 2018-03-05 13:39:35 <text:s/>\n",</text:p>
      <text:p text:style-name="P4"><text:s text:c="14"/>"\n",</text:p>
      <text:p text:style-name="P4"><text:s text:c="14"/>"[124 rows x 7 columns]"</text:p>
      <text:p text:style-name="P4"><text:s text:c="12"/>]</text:p>
      <text:p text:style-name="P4"><text:s text:c="10"/>},</text:p>
      <text:p text:style-name="P4"><text:s text:c="10"/>"execution_count": 47,</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orresponding 'sku' in orderlines table\n",</text:p>
      <text:p text:style-name="P4"><text:s text:c="8"/>"orderlines_df.loc[mask,:]"</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124 orders are affected by prices with missing values (products_df). We will drop these orders to avoid missing values in our analysis. We will also save the dropped id_orders to a new dataframe for reference."</text:p>
      <text:p text:style-name="P4"><text:s text:c="6"/>]</text:p>
      <text:p text:style-name="P4"><text:s text:c="4"/>},</text:p>
      <text:p text:style-name="P4"><text:s text:c="4"/>{</text:p>
      <text:p text:style-name="P4"><text:s text:c="6"/>"cell_type": "code",</text:p>
      <text:p text:style-name="P4"><text:s text:c="6"/>"execution_count": 48,</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oft-page-break/><text:s text:c="18"/>"name": "id_order",</text:p>
      <text:p text:style-name="P4"><text:s text:c="18"/>"rawType": "int64",</text:p>
      <text:p text:style-name="P4"><text:s text:c="18"/>"type": "integer"</text:p>
      <text:p text:style-name="P4"><text:s text:c="16"/>},</text:p>
      <text:p text:style-name="P4"><text:s text:c="16"/>{</text:p>
      <text:p text:style-name="P4"><text:s text:c="18"/>"name": "reason",</text:p>
      <text:p text:style-name="P4"><text:s text:c="18"/>"rawType": "object",</text:p>
      <text:p text:style-name="P4"><text:s text:c="18"/>"type": "string"</text:p>
      <text:p text:style-name="P4"><text:s text:c="16"/>}</text:p>
      <text:p text:style-name="P4"><text:s text:c="14"/>],</text:p>
      <text:p text:style-name="P4"><text:s text:c="14"/>"ref": "a3508789-d160-420b-85e4-c2847671ffb5",</text:p>
      <text:p text:style-name="P4"><text:s text:c="14"/>"rows": [</text:p>
      <text:p text:style-name="P4"><text:s text:c="16"/>[</text:p>
      <text:p text:style-name="P4"><text:s text:c="18"/>"0",</text:p>
      <text:p text:style-name="P4"><text:s text:c="18"/>"300843",</text:p>
      <text:p text:style-name="P4"><text:s text:c="18"/>"Missing column 'price' in products_df dataset"</text:p>
      <text:p text:style-name="P4"><text:s text:c="16"/>],</text:p>
      <text:p text:style-name="P4"><text:s text:c="16"/>[</text:p>
      <text:p text:style-name="P4"><text:s text:c="18"/>"1",</text:p>
      <text:p text:style-name="P4"><text:s text:c="18"/>"302872",</text:p>
      <text:p text:style-name="P4"><text:s text:c="18"/>"Missing column 'price' in products_df dataset"</text:p>
      <text:p text:style-name="P4"><text:s text:c="16"/>],</text:p>
      <text:p text:style-name="P4"><text:s text:c="16"/>[</text:p>
      <text:p text:style-name="P4"><text:s text:c="18"/>"2",</text:p>
      <text:p text:style-name="P4"><text:s text:c="18"/>"303274",</text:p>
      <text:p text:style-name="P4"><text:s text:c="18"/>"Missing column 'price' in products_df dataset"</text:p>
      <text:p text:style-name="P4"><text:s text:c="16"/>],</text:p>
      <text:p text:style-name="P4"><text:s text:c="16"/>[</text:p>
      <text:p text:style-name="P4"><text:s text:c="18"/>"3",</text:p>
      <text:p text:style-name="P4"><text:s text:c="18"/>"303363",</text:p>
      <text:p text:style-name="P4"><text:s text:c="18"/>"Missing column 'price' in products_df dataset"</text:p>
      <text:p text:style-name="P4"><text:s text:c="16"/>],</text:p>
      <text:p text:style-name="P4"><text:s text:c="16"/>[</text:p>
      <text:p text:style-name="P4"><text:s text:c="18"/>"4",</text:p>
      <text:p text:style-name="P4"><text:s text:c="18"/>"303577",</text:p>
      <text:p text:style-name="P4"><text:s text:c="18"/>"Missing column 'price' in products_df dataset"</text:p>
      <text:p text:style-name="P4"><text:s text:c="16"/>],</text:p>
      <text:p text:style-name="P4"><text:s text:c="16"/>[</text:p>
      <text:p text:style-name="P4"><text:s text:c="18"/>"5",</text:p>
      <text:p text:style-name="P4"><text:s text:c="18"/>"298651",</text:p>
      <text:p text:style-name="P4"><text:s text:c="18"/>"Missing column 'price' in products_df dataset"</text:p>
      <text:p text:style-name="P4"><text:s text:c="16"/>],</text:p>
      <text:p text:style-name="P4"><text:s text:c="16"/>[</text:p>
      <text:p text:style-name="P4"><text:s text:c="18"/>"6",</text:p>
      <text:p text:style-name="P4"><text:s text:c="18"/>"304155",</text:p>
      <text:p text:style-name="P4"><text:s text:c="18"/>"Missing column 'price' in products_df dataset"</text:p>
      <text:p text:style-name="P4"><text:s text:c="16"/>],</text:p>
      <text:p text:style-name="P4"><text:s text:c="16"/>[</text:p>
      <text:p text:style-name="P4"><text:s text:c="18"/>"7",</text:p>
      <text:p text:style-name="P4"><text:soft-page-break/><text:s text:c="18"/>"304358",</text:p>
      <text:p text:style-name="P4"><text:s text:c="18"/>"Missing column 'price' in products_df dataset"</text:p>
      <text:p text:style-name="P4"><text:s text:c="16"/>],</text:p>
      <text:p text:style-name="P4"><text:s text:c="16"/>[</text:p>
      <text:p text:style-name="P4"><text:s text:c="18"/>"8",</text:p>
      <text:p text:style-name="P4"><text:s text:c="18"/>"306270",</text:p>
      <text:p text:style-name="P4"><text:s text:c="18"/>"Missing column 'price' in products_df dataset"</text:p>
      <text:p text:style-name="P4"><text:s text:c="16"/>],</text:p>
      <text:p text:style-name="P4"><text:s text:c="16"/>[</text:p>
      <text:p text:style-name="P4"><text:s text:c="18"/>"9",</text:p>
      <text:p text:style-name="P4"><text:s text:c="18"/>"306743",</text:p>
      <text:p text:style-name="P4"><text:s text:c="18"/>"Missing column 'price' in products_df dataset"</text:p>
      <text:p text:style-name="P4"><text:s text:c="16"/>],</text:p>
      <text:p text:style-name="P4"><text:s text:c="16"/>[</text:p>
      <text:p text:style-name="P4"><text:s text:c="18"/>"10",</text:p>
      <text:p text:style-name="P4"><text:s text:c="18"/>"306780",</text:p>
      <text:p text:style-name="P4"><text:s text:c="18"/>"Missing column 'price' in products_df dataset"</text:p>
      <text:p text:style-name="P4"><text:s text:c="16"/>],</text:p>
      <text:p text:style-name="P4"><text:s text:c="16"/>[</text:p>
      <text:p text:style-name="P4"><text:s text:c="18"/>"11",</text:p>
      <text:p text:style-name="P4"><text:s text:c="18"/>"306907",</text:p>
      <text:p text:style-name="P4"><text:s text:c="18"/>"Missing column 'price' in products_df dataset"</text:p>
      <text:p text:style-name="P4"><text:s text:c="16"/>],</text:p>
      <text:p text:style-name="P4"><text:s text:c="16"/>[</text:p>
      <text:p text:style-name="P4"><text:s text:c="18"/>"12",</text:p>
      <text:p text:style-name="P4"><text:s text:c="18"/>"306926",</text:p>
      <text:p text:style-name="P4"><text:s text:c="18"/>"Missing column 'price' in products_df dataset"</text:p>
      <text:p text:style-name="P4"><text:s text:c="16"/>],</text:p>
      <text:p text:style-name="P4"><text:s text:c="16"/>[</text:p>
      <text:p text:style-name="P4"><text:s text:c="18"/>"13",</text:p>
      <text:p text:style-name="P4"><text:s text:c="18"/>"304691",</text:p>
      <text:p text:style-name="P4"><text:s text:c="18"/>"Missing column 'price' in products_df dataset"</text:p>
      <text:p text:style-name="P4"><text:s text:c="16"/>],</text:p>
      <text:p text:style-name="P4"><text:s text:c="16"/>[</text:p>
      <text:p text:style-name="P4"><text:s text:c="18"/>"14",</text:p>
      <text:p text:style-name="P4"><text:s text:c="18"/>"308724",</text:p>
      <text:p text:style-name="P4"><text:s text:c="18"/>"Missing column 'price' in products_df dataset"</text:p>
      <text:p text:style-name="P4"><text:s text:c="16"/>],</text:p>
      <text:p text:style-name="P4"><text:s text:c="16"/>[</text:p>
      <text:p text:style-name="P4"><text:s text:c="18"/>"15",</text:p>
      <text:p text:style-name="P4"><text:s text:c="18"/>"309082",</text:p>
      <text:p text:style-name="P4"><text:s text:c="18"/>"Missing column 'price' in products_df dataset"</text:p>
      <text:p text:style-name="P4"><text:s text:c="16"/>],</text:p>
      <text:p text:style-name="P4"><text:s text:c="16"/>[</text:p>
      <text:p text:style-name="P4"><text:s text:c="18"/>"16",</text:p>
      <text:p text:style-name="P4"><text:s text:c="18"/>"309932",</text:p>
      <text:p text:style-name="P4"><text:s text:c="18"/>"Missing column 'price' in products_df dataset"</text:p>
      <text:p text:style-name="P4"><text:s text:c="16"/>],</text:p>
      <text:p text:style-name="P4"><text:s text:c="16"/>[</text:p>
      <text:p text:style-name="P4"><text:soft-page-break/><text:s text:c="18"/>"17",</text:p>
      <text:p text:style-name="P4"><text:s text:c="18"/>"310584",</text:p>
      <text:p text:style-name="P4"><text:s text:c="18"/>"Missing column 'price' in products_df dataset"</text:p>
      <text:p text:style-name="P4"><text:s text:c="16"/>],</text:p>
      <text:p text:style-name="P4"><text:s text:c="16"/>[</text:p>
      <text:p text:style-name="P4"><text:s text:c="18"/>"18",</text:p>
      <text:p text:style-name="P4"><text:s text:c="18"/>"312536",</text:p>
      <text:p text:style-name="P4"><text:s text:c="18"/>"Missing column 'price' in products_df dataset"</text:p>
      <text:p text:style-name="P4"><text:s text:c="16"/>],</text:p>
      <text:p text:style-name="P4"><text:s text:c="16"/>[</text:p>
      <text:p text:style-name="P4"><text:s text:c="18"/>"19",</text:p>
      <text:p text:style-name="P4"><text:s text:c="18"/>"313589",</text:p>
      <text:p text:style-name="P4"><text:s text:c="18"/>"Missing column 'price' in products_df dataset"</text:p>
      <text:p text:style-name="P4"><text:s text:c="16"/>],</text:p>
      <text:p text:style-name="P4"><text:s text:c="16"/>[</text:p>
      <text:p text:style-name="P4"><text:s text:c="18"/>"20",</text:p>
      <text:p text:style-name="P4"><text:s text:c="18"/>"313726",</text:p>
      <text:p text:style-name="P4"><text:s text:c="18"/>"Missing column 'price' in products_df dataset"</text:p>
      <text:p text:style-name="P4"><text:s text:c="16"/>],</text:p>
      <text:p text:style-name="P4"><text:s text:c="16"/>[</text:p>
      <text:p text:style-name="P4"><text:s text:c="18"/>"21",</text:p>
      <text:p text:style-name="P4"><text:s text:c="18"/>"315613",</text:p>
      <text:p text:style-name="P4"><text:s text:c="18"/>"Missing column 'price' in products_df dataset"</text:p>
      <text:p text:style-name="P4"><text:s text:c="16"/>],</text:p>
      <text:p text:style-name="P4"><text:s text:c="16"/>[</text:p>
      <text:p text:style-name="P4"><text:s text:c="18"/>"22",</text:p>
      <text:p text:style-name="P4"><text:s text:c="18"/>"316249",</text:p>
      <text:p text:style-name="P4"><text:s text:c="18"/>"Missing column 'price' in products_df dataset"</text:p>
      <text:p text:style-name="P4"><text:s text:c="16"/>],</text:p>
      <text:p text:style-name="P4"><text:s text:c="16"/>[</text:p>
      <text:p text:style-name="P4"><text:s text:c="18"/>"23",</text:p>
      <text:p text:style-name="P4"><text:s text:c="18"/>"316890",</text:p>
      <text:p text:style-name="P4"><text:s text:c="18"/>"Missing column 'price' in products_df dataset"</text:p>
      <text:p text:style-name="P4"><text:s text:c="16"/>],</text:p>
      <text:p text:style-name="P4"><text:s text:c="16"/>[</text:p>
      <text:p text:style-name="P4"><text:s text:c="18"/>"24",</text:p>
      <text:p text:style-name="P4"><text:s text:c="18"/>"319018",</text:p>
      <text:p text:style-name="P4"><text:s text:c="18"/>"Missing column 'price' in products_df dataset"</text:p>
      <text:p text:style-name="P4"><text:s text:c="16"/>],</text:p>
      <text:p text:style-name="P4"><text:s text:c="16"/>[</text:p>
      <text:p text:style-name="P4"><text:s text:c="18"/>"25",</text:p>
      <text:p text:style-name="P4"><text:s text:c="18"/>"319335",</text:p>
      <text:p text:style-name="P4"><text:s text:c="18"/>"Missing column 'price' in products_df dataset"</text:p>
      <text:p text:style-name="P4"><text:s text:c="16"/>],</text:p>
      <text:p text:style-name="P4"><text:s text:c="16"/>[</text:p>
      <text:p text:style-name="P4"><text:s text:c="18"/>"26",</text:p>
      <text:p text:style-name="P4"><text:s text:c="18"/>"319388",</text:p>
      <text:p text:style-name="P4"><text:s text:c="18"/>"Missing column 'price' in products_df dataset"</text:p>
      <text:p text:style-name="P4"><text:s text:c="16"/>],</text:p>
      <text:p text:style-name="P4"><text:soft-page-break/><text:s text:c="16"/>[</text:p>
      <text:p text:style-name="P4"><text:s text:c="18"/>"27",</text:p>
      <text:p text:style-name="P4"><text:s text:c="18"/>"320777",</text:p>
      <text:p text:style-name="P4"><text:s text:c="18"/>"Missing column 'price' in products_df dataset"</text:p>
      <text:p text:style-name="P4"><text:s text:c="16"/>],</text:p>
      <text:p text:style-name="P4"><text:s text:c="16"/>[</text:p>
      <text:p text:style-name="P4"><text:s text:c="18"/>"28",</text:p>
      <text:p text:style-name="P4"><text:s text:c="18"/>"321622",</text:p>
      <text:p text:style-name="P4"><text:s text:c="18"/>"Missing column 'price' in products_df dataset"</text:p>
      <text:p text:style-name="P4"><text:s text:c="16"/>],</text:p>
      <text:p text:style-name="P4"><text:s text:c="16"/>[</text:p>
      <text:p text:style-name="P4"><text:s text:c="18"/>"29",</text:p>
      <text:p text:style-name="P4"><text:s text:c="18"/>"321991",</text:p>
      <text:p text:style-name="P4"><text:s text:c="18"/>"Missing column 'price' in products_df dataset"</text:p>
      <text:p text:style-name="P4"><text:s text:c="16"/>],</text:p>
      <text:p text:style-name="P4"><text:s text:c="16"/>[</text:p>
      <text:p text:style-name="P4"><text:s text:c="18"/>"30",</text:p>
      <text:p text:style-name="P4"><text:s text:c="18"/>"323339",</text:p>
      <text:p text:style-name="P4"><text:s text:c="18"/>"Missing column 'price' in products_df dataset"</text:p>
      <text:p text:style-name="P4"><text:s text:c="16"/>],</text:p>
      <text:p text:style-name="P4"><text:s text:c="16"/>[</text:p>
      <text:p text:style-name="P4"><text:s text:c="18"/>"31",</text:p>
      <text:p text:style-name="P4"><text:s text:c="18"/>"323823",</text:p>
      <text:p text:style-name="P4"><text:s text:c="18"/>"Missing column 'price' in products_df dataset"</text:p>
      <text:p text:style-name="P4"><text:s text:c="16"/>],</text:p>
      <text:p text:style-name="P4"><text:s text:c="16"/>[</text:p>
      <text:p text:style-name="P4"><text:s text:c="18"/>"32",</text:p>
      <text:p text:style-name="P4"><text:s text:c="18"/>"324310",</text:p>
      <text:p text:style-name="P4"><text:s text:c="18"/>"Missing column 'price' in products_df dataset"</text:p>
      <text:p text:style-name="P4"><text:s text:c="16"/>],</text:p>
      <text:p text:style-name="P4"><text:s text:c="16"/>[</text:p>
      <text:p text:style-name="P4"><text:s text:c="18"/>"33",</text:p>
      <text:p text:style-name="P4"><text:s text:c="18"/>"324667",</text:p>
      <text:p text:style-name="P4"><text:s text:c="18"/>"Missing column 'price' in products_df dataset"</text:p>
      <text:p text:style-name="P4"><text:s text:c="16"/>],</text:p>
      <text:p text:style-name="P4"><text:s text:c="16"/>[</text:p>
      <text:p text:style-name="P4"><text:s text:c="18"/>"34",</text:p>
      <text:p text:style-name="P4"><text:s text:c="18"/>"326872",</text:p>
      <text:p text:style-name="P4"><text:s text:c="18"/>"Missing column 'price' in products_df dataset"</text:p>
      <text:p text:style-name="P4"><text:s text:c="16"/>],</text:p>
      <text:p text:style-name="P4"><text:s text:c="16"/>[</text:p>
      <text:p text:style-name="P4"><text:s text:c="18"/>"35",</text:p>
      <text:p text:style-name="P4"><text:s text:c="18"/>"326880",</text:p>
      <text:p text:style-name="P4"><text:s text:c="18"/>"Missing column 'price' in products_df dataset"</text:p>
      <text:p text:style-name="P4"><text:s text:c="16"/>],</text:p>
      <text:p text:style-name="P4"><text:s text:c="16"/>[</text:p>
      <text:p text:style-name="P4"><text:s text:c="18"/>"36",</text:p>
      <text:p text:style-name="P4"><text:s text:c="18"/>"326957",</text:p>
      <text:p text:style-name="P4"><text:s text:c="18"/>"Missing column 'price' in products_df dataset"</text:p>
      <text:p text:style-name="P4"><text:soft-page-break/><text:s text:c="16"/>],</text:p>
      <text:p text:style-name="P4"><text:s text:c="16"/>[</text:p>
      <text:p text:style-name="P4"><text:s text:c="18"/>"37",</text:p>
      <text:p text:style-name="P4"><text:s text:c="18"/>"329937",</text:p>
      <text:p text:style-name="P4"><text:s text:c="18"/>"Missing column 'price' in products_df dataset"</text:p>
      <text:p text:style-name="P4"><text:s text:c="16"/>],</text:p>
      <text:p text:style-name="P4"><text:s text:c="16"/>[</text:p>
      <text:p text:style-name="P4"><text:s text:c="18"/>"38",</text:p>
      <text:p text:style-name="P4"><text:s text:c="18"/>"331110",</text:p>
      <text:p text:style-name="P4"><text:s text:c="18"/>"Missing column 'price' in products_df dataset"</text:p>
      <text:p text:style-name="P4"><text:s text:c="16"/>],</text:p>
      <text:p text:style-name="P4"><text:s text:c="16"/>[</text:p>
      <text:p text:style-name="P4"><text:s text:c="18"/>"39",</text:p>
      <text:p text:style-name="P4"><text:s text:c="18"/>"331124",</text:p>
      <text:p text:style-name="P4"><text:s text:c="18"/>"Missing column 'price' in products_df dataset"</text:p>
      <text:p text:style-name="P4"><text:s text:c="16"/>],</text:p>
      <text:p text:style-name="P4"><text:s text:c="16"/>[</text:p>
      <text:p text:style-name="P4"><text:s text:c="18"/>"40",</text:p>
      <text:p text:style-name="P4"><text:s text:c="18"/>"332671",</text:p>
      <text:p text:style-name="P4"><text:s text:c="18"/>"Missing column 'price' in products_df dataset"</text:p>
      <text:p text:style-name="P4"><text:s text:c="16"/>],</text:p>
      <text:p text:style-name="P4"><text:s text:c="16"/>[</text:p>
      <text:p text:style-name="P4"><text:s text:c="18"/>"41",</text:p>
      <text:p text:style-name="P4"><text:s text:c="18"/>"332942",</text:p>
      <text:p text:style-name="P4"><text:s text:c="18"/>"Missing column 'price' in products_df dataset"</text:p>
      <text:p text:style-name="P4"><text:s text:c="16"/>],</text:p>
      <text:p text:style-name="P4"><text:s text:c="16"/>[</text:p>
      <text:p text:style-name="P4"><text:s text:c="18"/>"42",</text:p>
      <text:p text:style-name="P4"><text:s text:c="18"/>"332942",</text:p>
      <text:p text:style-name="P4"><text:s text:c="18"/>"Missing column 'price' in products_df dataset"</text:p>
      <text:p text:style-name="P4"><text:s text:c="16"/>],</text:p>
      <text:p text:style-name="P4"><text:s text:c="16"/>[</text:p>
      <text:p text:style-name="P4"><text:s text:c="18"/>"43",</text:p>
      <text:p text:style-name="P4"><text:s text:c="18"/>"333300",</text:p>
      <text:p text:style-name="P4"><text:s text:c="18"/>"Missing column 'price' in products_df dataset"</text:p>
      <text:p text:style-name="P4"><text:s text:c="16"/>],</text:p>
      <text:p text:style-name="P4"><text:s text:c="16"/>[</text:p>
      <text:p text:style-name="P4"><text:s text:c="18"/>"44",</text:p>
      <text:p text:style-name="P4"><text:s text:c="18"/>"333300",</text:p>
      <text:p text:style-name="P4"><text:s text:c="18"/>"Missing column 'price' in products_df dataset"</text:p>
      <text:p text:style-name="P4"><text:s text:c="16"/>],</text:p>
      <text:p text:style-name="P4"><text:s text:c="16"/>[</text:p>
      <text:p text:style-name="P4"><text:s text:c="18"/>"45",</text:p>
      <text:p text:style-name="P4"><text:s text:c="18"/>"333934",</text:p>
      <text:p text:style-name="P4"><text:s text:c="18"/>"Missing column 'price' in products_df dataset"</text:p>
      <text:p text:style-name="P4"><text:s text:c="16"/>],</text:p>
      <text:p text:style-name="P4"><text:s text:c="16"/>[</text:p>
      <text:p text:style-name="P4"><text:s text:c="18"/>"46",</text:p>
      <text:p text:style-name="P4"><text:s text:c="18"/>"334586",</text:p>
      <text:p text:style-name="P4"><text:soft-page-break/><text:s text:c="18"/>"Missing column 'price' in products_df dataset"</text:p>
      <text:p text:style-name="P4"><text:s text:c="16"/>],</text:p>
      <text:p text:style-name="P4"><text:s text:c="16"/>[</text:p>
      <text:p text:style-name="P4"><text:s text:c="18"/>"47",</text:p>
      <text:p text:style-name="P4"><text:s text:c="18"/>"336353",</text:p>
      <text:p text:style-name="P4"><text:s text:c="18"/>"Missing column 'price' in products_df dataset"</text:p>
      <text:p text:style-name="P4"><text:s text:c="16"/>],</text:p>
      <text:p text:style-name="P4"><text:s text:c="16"/>[</text:p>
      <text:p text:style-name="P4"><text:s text:c="18"/>"48",</text:p>
      <text:p text:style-name="P4"><text:s text:c="18"/>"337503",</text:p>
      <text:p text:style-name="P4"><text:s text:c="18"/>"Missing column 'price' in products_df dataset"</text:p>
      <text:p text:style-name="P4"><text:s text:c="16"/>],</text:p>
      <text:p text:style-name="P4"><text:s text:c="16"/>[</text:p>
      <text:p text:style-name="P4"><text:s text:c="18"/>"49",</text:p>
      <text:p text:style-name="P4"><text:s text:c="18"/>"337989",</text:p>
      <text:p text:style-name="P4"><text:s text:c="18"/>"Missing column 'price' in products_df dataset"</text:p>
      <text:p text:style-name="P4"><text:s text:c="16"/>]</text:p>
      <text:p text:style-name="P4"><text:s text:c="14"/>],</text:p>
      <text:p text:style-name="P4"><text:s text:c="14"/>"shape": {</text:p>
      <text:p text:style-name="P4"><text:s text:c="16"/>"columns": 2,</text:p>
      <text:p text:style-name="P4"><text:s text:c="16"/>"rows": 124</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_order&lt;/th&gt;\n",</text:p>
      <text:p text:style-name="P4"><text:s text:c="14"/>" <text:s text:c="5"/>&lt;th&gt;reason&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oft-page-break/><text:s text:c="14"/>" <text:s text:c="5"/>&lt;td&gt;300843&lt;/td&gt;\n",</text:p>
      <text:p text:style-name="P4"><text:s text:c="14"/>" <text:s text:c="5"/>&lt;td&gt;Missing column 'price' in products_df dataset&lt;/td&gt;\n",</text:p>
      <text:p text:style-name="P4"><text:s text:c="14"/>" <text:s text:c="3"/>&lt;/tr&gt;\n",</text:p>
      <text:p text:style-name="P4"><text:s text:c="14"/>" <text:s text:c="3"/>&lt;tr&gt;\n",</text:p>
      <text:p text:style-name="P4"><text:s text:c="14"/>" <text:s text:c="5"/>&lt;th&gt;1&lt;/th&gt;\n",</text:p>
      <text:p text:style-name="P4"><text:s text:c="14"/>" <text:s text:c="5"/>&lt;td&gt;302872&lt;/td&gt;\n",</text:p>
      <text:p text:style-name="P4"><text:s text:c="14"/>" <text:s text:c="5"/>&lt;td&gt;Missing column 'price' in products_df dataset&lt;/td&gt;\n",</text:p>
      <text:p text:style-name="P4"><text:s text:c="14"/>" <text:s text:c="3"/>&lt;/tr&gt;\n",</text:p>
      <text:p text:style-name="P4"><text:s text:c="14"/>" <text:s text:c="3"/>&lt;tr&gt;\n",</text:p>
      <text:p text:style-name="P4"><text:s text:c="14"/>" <text:s text:c="5"/>&lt;th&gt;2&lt;/th&gt;\n",</text:p>
      <text:p text:style-name="P4"><text:s text:c="14"/>" <text:s text:c="5"/>&lt;td&gt;303274&lt;/td&gt;\n",</text:p>
      <text:p text:style-name="P4"><text:s text:c="14"/>" <text:s text:c="5"/>&lt;td&gt;Missing column 'price' in products_df dataset&lt;/td&gt;\n",</text:p>
      <text:p text:style-name="P4"><text:s text:c="14"/>" <text:s text:c="3"/>&lt;/tr&gt;\n",</text:p>
      <text:p text:style-name="P4"><text:s text:c="14"/>" <text:s text:c="3"/>&lt;tr&gt;\n",</text:p>
      <text:p text:style-name="P4"><text:s text:c="14"/>" <text:s text:c="5"/>&lt;th&gt;3&lt;/th&gt;\n",</text:p>
      <text:p text:style-name="P4"><text:s text:c="14"/>" <text:s text:c="5"/>&lt;td&gt;303363&lt;/td&gt;\n",</text:p>
      <text:p text:style-name="P4"><text:s text:c="14"/>" <text:s text:c="5"/>&lt;td&gt;Missing column 'price' in products_df dataset&lt;/td&gt;\n",</text:p>
      <text:p text:style-name="P4"><text:s text:c="14"/>" <text:s text:c="3"/>&lt;/tr&gt;\n",</text:p>
      <text:p text:style-name="P4"><text:s text:c="14"/>" <text:s text:c="3"/>&lt;tr&gt;\n",</text:p>
      <text:p text:style-name="P4"><text:s text:c="14"/>" <text:s text:c="5"/>&lt;th&gt;4&lt;/th&gt;\n",</text:p>
      <text:p text:style-name="P4"><text:s text:c="14"/>" <text:s text:c="5"/>&lt;td&gt;303577&lt;/td&gt;\n",</text:p>
      <text:p text:style-name="P4"><text:s text:c="14"/>" <text:s text:c="5"/>&lt;td&gt;Missing column 'price' in products_df dataset&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119&lt;/th&gt;\n",</text:p>
      <text:p text:style-name="P4"><text:s text:c="14"/>" <text:s text:c="5"/>&lt;td&gt;495201&lt;/td&gt;\n",</text:p>
      <text:p text:style-name="P4"><text:s text:c="14"/>" <text:s text:c="5"/>&lt;td&gt;Missing column 'price' in products_df dataset&lt;/td&gt;\n",</text:p>
      <text:p text:style-name="P4"><text:s text:c="14"/>" <text:s text:c="3"/>&lt;/tr&gt;\n",</text:p>
      <text:p text:style-name="P4"><text:s text:c="14"/>" <text:s text:c="3"/>&lt;tr&gt;\n",</text:p>
      <text:p text:style-name="P4"><text:s text:c="14"/>" <text:s text:c="5"/>&lt;th&gt;120&lt;/th&gt;\n",</text:p>
      <text:p text:style-name="P4"><text:s text:c="14"/>" <text:s text:c="5"/>&lt;td&gt;500011&lt;/td&gt;\n",</text:p>
      <text:p text:style-name="P4"><text:s text:c="14"/>" <text:s text:c="5"/>&lt;td&gt;Missing column 'price' in products_df dataset&lt;/td&gt;\n",</text:p>
      <text:p text:style-name="P4"><text:s text:c="14"/>" <text:s text:c="3"/>&lt;/tr&gt;\n",</text:p>
      <text:p text:style-name="P4"><text:s text:c="14"/>" <text:s text:c="3"/>&lt;tr&gt;\n",</text:p>
      <text:p text:style-name="P4"><text:s text:c="14"/>" <text:s text:c="5"/>&lt;th&gt;121&lt;/th&gt;\n",</text:p>
      <text:p text:style-name="P4"><text:s text:c="14"/>" <text:s text:c="5"/>&lt;td&gt;508491&lt;/td&gt;\n",</text:p>
      <text:p text:style-name="P4"><text:s text:c="14"/>" <text:s text:c="5"/>&lt;td&gt;Missing column 'price' in products_df dataset&lt;/td&gt;\n",</text:p>
      <text:p text:style-name="P4"><text:s text:c="14"/>" <text:s text:c="3"/>&lt;/tr&gt;\n",</text:p>
      <text:p text:style-name="P4"><text:s text:c="14"/>" <text:s text:c="3"/>&lt;tr&gt;\n",</text:p>
      <text:p text:style-name="P4"><text:s text:c="14"/>" <text:s text:c="5"/>&lt;th&gt;122&lt;/th&gt;\n",</text:p>
      <text:p text:style-name="P4"><text:s text:c="14"/>" <text:s text:c="5"/>&lt;td&gt;521165&lt;/td&gt;\n",</text:p>
      <text:p text:style-name="P4"><text:s text:c="14"/>" <text:s text:c="5"/>&lt;td&gt;Missing column 'price' in products_df dataset&lt;/td&gt;\n",</text:p>
      <text:p text:style-name="P4"><text:s text:c="14"/>" <text:s text:c="3"/>&lt;/tr&gt;\n",</text:p>
      <text:p text:style-name="P4"><text:s text:c="14"/>" <text:s text:c="3"/>&lt;tr&gt;\n",</text:p>
      <text:p text:style-name="P4"><text:soft-page-break/><text:s text:c="14"/>" <text:s text:c="5"/>&lt;th&gt;123&lt;/th&gt;\n",</text:p>
      <text:p text:style-name="P4"><text:s text:c="14"/>" <text:s text:c="5"/>&lt;td&gt;521667&lt;/td&gt;\n",</text:p>
      <text:p text:style-name="P4"><text:s text:c="14"/>" <text:s text:c="5"/>&lt;td&gt;Missing column 'price' in products_df dataset&lt;/td&gt;\n",</text:p>
      <text:p text:style-name="P4"><text:s text:c="14"/>" <text:s text:c="3"/>&lt;/tr&gt;\n",</text:p>
      <text:p text:style-name="P4"><text:s text:c="14"/>" <text:s/>&lt;/tbody&gt;\n",</text:p>
      <text:p text:style-name="P4"><text:s text:c="14"/>"&lt;/table&gt;\n",</text:p>
      <text:p text:style-name="P4"><text:s text:c="14"/>"&lt;p&gt;124 rows × 2 columns&lt;/p&gt;\n",</text:p>
      <text:p text:style-name="P4"><text:s text:c="14"/>"&lt;/div&gt;"</text:p>
      <text:p text:style-name="P4"><text:s text:c="12"/>],</text:p>
      <text:p text:style-name="P4"><text:s text:c="12"/>"text/plain": [</text:p>
      <text:p text:style-name="P4"><text:s text:c="14"/>" <text:s text:c="4"/>id_order <text:s text:c="40"/>reason\n",</text:p>
      <text:p text:style-name="P4"><text:s text:c="14"/>"0 <text:s text:c="5"/>300843 <text:s/>Missing column 'price' in products_df dataset\n",</text:p>
      <text:p text:style-name="P4"><text:s text:c="14"/>"1 <text:s text:c="5"/>302872 <text:s/>Missing column 'price' in products_df dataset\n",</text:p>
      <text:p text:style-name="P4"><text:s text:c="14"/>"2 <text:s text:c="5"/>303274 <text:s/>Missing column 'price' in products_df dataset\n",</text:p>
      <text:p text:style-name="P4"><text:s text:c="14"/>"3 <text:s text:c="5"/>303363 <text:s/>Missing column 'price' in products_df dataset\n",</text:p>
      <text:p text:style-name="P4"><text:s text:c="14"/>"4 <text:s text:c="5"/>303577 <text:s/>Missing column 'price' in products_df dataset\n",</text:p>
      <text:p text:style-name="P4"><text:s text:c="14"/>".. <text:s text:c="7"/>... <text:s text:c="43"/>...\n",</text:p>
      <text:p text:style-name="P4"><text:s text:c="14"/>"119 <text:s text:c="3"/>495201 <text:s/>Missing column 'price' in products_df dataset\n",</text:p>
      <text:p text:style-name="P4"><text:s text:c="14"/>"120 <text:s text:c="3"/>500011 <text:s/>Missing column 'price' in products_df dataset\n",</text:p>
      <text:p text:style-name="P4"><text:s text:c="14"/>"121 <text:s text:c="3"/>508491 <text:s/>Missing column 'price' in products_df dataset\n",</text:p>
      <text:p text:style-name="P4"><text:s text:c="14"/>"122 <text:s text:c="3"/>521165 <text:s/>Missing column 'price' in products_df dataset\n",</text:p>
      <text:p text:style-name="P4"><text:s text:c="14"/>"123 <text:s text:c="3"/>521667 <text:s/>Missing column 'price' in products_df dataset\n",</text:p>
      <text:p text:style-name="P4"><text:s text:c="14"/>"\n",</text:p>
      <text:p text:style-name="P4"><text:s text:c="14"/>"[124 rows x 2 columns]"</text:p>
      <text:p text:style-name="P4"><text:s text:c="12"/>]</text:p>
      <text:p text:style-name="P4"><text:s text:c="10"/>},</text:p>
      <text:p text:style-name="P4"><text:s text:c="10"/>"execution_count": 48,</text:p>
      <text:p text:style-name="P4"><text:s text:c="10"/>"metadata": {},</text:p>
      <text:p text:style-name="P4"><text:s text:c="10"/>"output_type": "execute_result"</text:p>
      <text:p text:style-name="P4"><text:s text:c="8"/>}</text:p>
      <text:p text:style-name="P4"><text:s text:c="6"/>],</text:p>
      <text:p text:style-name="P4"><text:s text:c="6"/>"source": [</text:p>
      <text:p text:style-name="P4"><text:s text:c="8"/>"# Before dropping the rows, we will save the dropped id_orders to a new dataframe\n",</text:p>
      <text:p text:style-name="P4"><text:s text:c="8"/>"dropped_ids_missing_sku_prices_df = pd.DataFrame(orderlines_df.loc[mask, 'id_order']).copy().reset_index(drop=True)\n",</text:p>
      <text:p text:style-name="P4"><text:s text:c="8"/>"dropped_ids_missing_sku_prices_df['reason'] = \"Missing column 'price' in products_df dataset\"\n",</text:p>
      <text:p text:style-name="P4"><text:s text:c="8"/>"dropped_ids_missing_sku_prices_df"</text:p>
      <text:p text:style-name="P4"><text:s text:c="6"/>]</text:p>
      <text:p text:style-name="P4"><text:s text:c="4"/>},</text:p>
      <text:p text:style-name="P4"><text:s text:c="4"/>{</text:p>
      <text:p text:style-name="P4"><text:s text:c="6"/>"cell_type": "code",</text:p>
      <text:p text:style-name="P4"><text:s text:c="6"/>"execution_count": 49,</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oft-page-break/><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float64",</text:p>
      <text:p text:style-name="P4"><text:s text:c="18"/>"type": "float"</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4"/>],</text:p>
      <text:p text:style-name="P4"><text:s text:c="14"/>"ref": "d352c501-a38f-498a-9300-a9f178a4ff4e",</text:p>
      <text:p text:style-name="P4"><text:s text:c="14"/>"rows": [</text:p>
      <text:p text:style-name="P4"><text:s text:c="16"/>[</text:p>
      <text:p text:style-name="P4"><text:s text:c="18"/>"0",</text:p>
      <text:p text:style-name="P4"><text:s text:c="18"/>"1119109",</text:p>
      <text:p text:style-name="P4"><text:s text:c="18"/>"299539",</text:p>
      <text:p text:style-name="P4"><text:s text:c="18"/>"0",</text:p>
      <text:p text:style-name="P4"><text:s text:c="18"/>"1",</text:p>
      <text:p text:style-name="P4"><text:soft-page-break/><text:s text:c="18"/>"OTT0133",</text:p>
      <text:p text:style-name="P4"><text:s text:c="18"/>"18.99",</text:p>
      <text:p text:style-name="P4"><text:s text:c="18"/>"2017-01-01 00:07:19"</text:p>
      <text:p text:style-name="P4"><text:s text:c="16"/>],</text:p>
      <text:p text:style-name="P4"><text:s text:c="16"/>[</text:p>
      <text:p text:style-name="P4"><text:s text:c="18"/>"1",</text:p>
      <text:p text:style-name="P4"><text:s text:c="18"/>"1119110",</text:p>
      <text:p text:style-name="P4"><text:s text:c="18"/>"299540",</text:p>
      <text:p text:style-name="P4"><text:s text:c="18"/>"0",</text:p>
      <text:p text:style-name="P4"><text:s text:c="18"/>"1",</text:p>
      <text:p text:style-name="P4"><text:s text:c="18"/>"LGE0043",</text:p>
      <text:p text:style-name="P4"><text:s text:c="18"/>"399.0",</text:p>
      <text:p text:style-name="P4"><text:s text:c="18"/>"2017-01-01 00:19:45"</text:p>
      <text:p text:style-name="P4"><text:s text:c="16"/>],</text:p>
      <text:p text:style-name="P4"><text:s text:c="16"/>[</text:p>
      <text:p text:style-name="P4"><text:s text:c="18"/>"2",</text:p>
      <text:p text:style-name="P4"><text:s text:c="18"/>"1119111",</text:p>
      <text:p text:style-name="P4"><text:s text:c="18"/>"299541",</text:p>
      <text:p text:style-name="P4"><text:s text:c="18"/>"0",</text:p>
      <text:p text:style-name="P4"><text:s text:c="18"/>"1",</text:p>
      <text:p text:style-name="P4"><text:s text:c="18"/>"PAR0071",</text:p>
      <text:p text:style-name="P4"><text:s text:c="18"/>"474.05",</text:p>
      <text:p text:style-name="P4"><text:s text:c="18"/>"2017-01-01 00:20:57"</text:p>
      <text:p text:style-name="P4"><text:s text:c="16"/>],</text:p>
      <text:p text:style-name="P4"><text:s text:c="16"/>[</text:p>
      <text:p text:style-name="P4"><text:s text:c="18"/>"3",</text:p>
      <text:p text:style-name="P4"><text:s text:c="18"/>"1119112",</text:p>
      <text:p text:style-name="P4"><text:s text:c="18"/>"299542",</text:p>
      <text:p text:style-name="P4"><text:s text:c="18"/>"0",</text:p>
      <text:p text:style-name="P4"><text:s text:c="18"/>"1",</text:p>
      <text:p text:style-name="P4"><text:s text:c="18"/>"WDT0315",</text:p>
      <text:p text:style-name="P4"><text:s text:c="18"/>"68.39",</text:p>
      <text:p text:style-name="P4"><text:s text:c="18"/>"2017-01-01 00:51:40"</text:p>
      <text:p text:style-name="P4"><text:s text:c="16"/>],</text:p>
      <text:p text:style-name="P4"><text:s text:c="16"/>[</text:p>
      <text:p text:style-name="P4"><text:s text:c="18"/>"4",</text:p>
      <text:p text:style-name="P4"><text:s text:c="18"/>"1119113",</text:p>
      <text:p text:style-name="P4"><text:s text:c="18"/>"299543",</text:p>
      <text:p text:style-name="P4"><text:s text:c="18"/>"0",</text:p>
      <text:p text:style-name="P4"><text:s text:c="18"/>"1",</text:p>
      <text:p text:style-name="P4"><text:s text:c="18"/>"JBL0104",</text:p>
      <text:p text:style-name="P4"><text:s text:c="18"/>"23.74",</text:p>
      <text:p text:style-name="P4"><text:s text:c="18"/>"2017-01-01 01:06:38"</text:p>
      <text:p text:style-name="P4"><text:s text:c="16"/>],</text:p>
      <text:p text:style-name="P4"><text:s text:c="16"/>[</text:p>
      <text:p text:style-name="P4"><text:s text:c="18"/>"5",</text:p>
      <text:p text:style-name="P4"><text:s text:c="18"/>"1119114",</text:p>
      <text:p text:style-name="P4"><text:s text:c="18"/>"295310",</text:p>
      <text:p text:style-name="P4"><text:s text:c="18"/>"0",</text:p>
      <text:p text:style-name="P4"><text:soft-page-break/><text:s text:c="18"/>"10",</text:p>
      <text:p text:style-name="P4"><text:s text:c="18"/>"WDT0249",</text:p>
      <text:p text:style-name="P4"><text:s text:c="18"/>"231.79",</text:p>
      <text:p text:style-name="P4"><text:s text:c="18"/>"2017-01-01 01:14:27"</text:p>
      <text:p text:style-name="P4"><text:s text:c="16"/>],</text:p>
      <text:p text:style-name="P4"><text:s text:c="16"/>[</text:p>
      <text:p text:style-name="P4"><text:s text:c="18"/>"6",</text:p>
      <text:p text:style-name="P4"><text:s text:c="18"/>"1119115",</text:p>
      <text:p text:style-name="P4"><text:s text:c="18"/>"299544",</text:p>
      <text:p text:style-name="P4"><text:s text:c="18"/>"0",</text:p>
      <text:p text:style-name="P4"><text:s text:c="18"/>"1",</text:p>
      <text:p text:style-name="P4"><text:s text:c="18"/>"APP1582",</text:p>
      <text:p text:style-name="P4"><text:s text:c="18"/>"1137.99",</text:p>
      <text:p text:style-name="P4"><text:s text:c="18"/>"2017-01-01 01:17:21"</text:p>
      <text:p text:style-name="P4"><text:s text:c="16"/>],</text:p>
      <text:p text:style-name="P4"><text:s text:c="16"/>[</text:p>
      <text:p text:style-name="P4"><text:s text:c="18"/>"7",</text:p>
      <text:p text:style-name="P4"><text:s text:c="18"/>"1119116",</text:p>
      <text:p text:style-name="P4"><text:s text:c="18"/>"299545",</text:p>
      <text:p text:style-name="P4"><text:s text:c="18"/>"0",</text:p>
      <text:p text:style-name="P4"><text:s text:c="18"/>"1",</text:p>
      <text:p text:style-name="P4"><text:s text:c="18"/>"OWC0100",</text:p>
      <text:p text:style-name="P4"><text:s text:c="18"/>"47.49",</text:p>
      <text:p text:style-name="P4"><text:s text:c="18"/>"2017-01-01 01:46:16"</text:p>
      <text:p text:style-name="P4"><text:s text:c="16"/>],</text:p>
      <text:p text:style-name="P4"><text:s text:c="16"/>[</text:p>
      <text:p text:style-name="P4"><text:s text:c="18"/>"8",</text:p>
      <text:p text:style-name="P4"><text:s text:c="18"/>"1119119",</text:p>
      <text:p text:style-name="P4"><text:s text:c="18"/>"299546",</text:p>
      <text:p text:style-name="P4"><text:s text:c="18"/>"0",</text:p>
      <text:p text:style-name="P4"><text:s text:c="18"/>"1",</text:p>
      <text:p text:style-name="P4"><text:s text:c="18"/>"IOT0014",</text:p>
      <text:p text:style-name="P4"><text:s text:c="18"/>"18.99",</text:p>
      <text:p text:style-name="P4"><text:s text:c="18"/>"2017-01-01 01:50:34"</text:p>
      <text:p text:style-name="P4"><text:s text:c="16"/>],</text:p>
      <text:p text:style-name="P4"><text:s text:c="16"/>[</text:p>
      <text:p text:style-name="P4"><text:s text:c="18"/>"9",</text:p>
      <text:p text:style-name="P4"><text:s text:c="18"/>"1119120",</text:p>
      <text:p text:style-name="P4"><text:s text:c="18"/>"295347",</text:p>
      <text:p text:style-name="P4"><text:s text:c="18"/>"0",</text:p>
      <text:p text:style-name="P4"><text:s text:c="18"/>"1",</text:p>
      <text:p text:style-name="P4"><text:s text:c="18"/>"APP0700",</text:p>
      <text:p text:style-name="P4"><text:s text:c="18"/>"72.19",</text:p>
      <text:p text:style-name="P4"><text:s text:c="18"/>"2017-01-01 01:54:11"</text:p>
      <text:p text:style-name="P4"><text:s text:c="16"/>],</text:p>
      <text:p text:style-name="P4"><text:s text:c="16"/>[</text:p>
      <text:p text:style-name="P4"><text:s text:c="18"/>"10",</text:p>
      <text:p text:style-name="P4"><text:s text:c="18"/>"1119125",</text:p>
      <text:p text:style-name="P4"><text:s text:c="18"/>"299548",</text:p>
      <text:p text:style-name="P4"><text:soft-page-break/><text:s text:c="18"/>"0",</text:p>
      <text:p text:style-name="P4"><text:s text:c="18"/>"5",</text:p>
      <text:p text:style-name="P4"><text:s text:c="18"/>"SPE0132",</text:p>
      <text:p text:style-name="P4"><text:s text:c="18"/>"35.14",</text:p>
      <text:p text:style-name="P4"><text:s text:c="18"/>"2017-01-01 02:02:20"</text:p>
      <text:p text:style-name="P4"><text:s text:c="16"/>],</text:p>
      <text:p text:style-name="P4"><text:s text:c="16"/>[</text:p>
      <text:p text:style-name="P4"><text:s text:c="18"/>"11",</text:p>
      <text:p text:style-name="P4"><text:s text:c="18"/>"1119126",</text:p>
      <text:p text:style-name="P4"><text:s text:c="18"/>"299549",</text:p>
      <text:p text:style-name="P4"><text:s text:c="18"/>"0",</text:p>
      <text:p text:style-name="P4"><text:s text:c="18"/>"1",</text:p>
      <text:p text:style-name="P4"><text:s text:c="18"/>"PAC0929",</text:p>
      <text:p text:style-name="P4"><text:s text:c="18"/>"2565.99",</text:p>
      <text:p text:style-name="P4"><text:s text:c="18"/>"2017-01-01 02:07:42"</text:p>
      <text:p text:style-name="P4"><text:s text:c="16"/>],</text:p>
      <text:p text:style-name="P4"><text:s text:c="16"/>[</text:p>
      <text:p text:style-name="P4"><text:s text:c="18"/>"12",</text:p>
      <text:p text:style-name="P4"><text:s text:c="18"/>"1119127",</text:p>
      <text:p text:style-name="P4"><text:s text:c="18"/>"299550",</text:p>
      <text:p text:style-name="P4"><text:s text:c="18"/>"0",</text:p>
      <text:p text:style-name="P4"><text:s text:c="18"/>"1",</text:p>
      <text:p text:style-name="P4"><text:s text:c="18"/>"WDT0309",</text:p>
      <text:p text:style-name="P4"><text:s text:c="18"/>"149.14",</text:p>
      <text:p text:style-name="P4"><text:s text:c="18"/>"2017-01-01 02:09:52"</text:p>
      <text:p text:style-name="P4"><text:s text:c="16"/>],</text:p>
      <text:p text:style-name="P4"><text:s text:c="16"/>[</text:p>
      <text:p text:style-name="P4"><text:s text:c="18"/>"13",</text:p>
      <text:p text:style-name="P4"><text:s text:c="18"/>"1119129",</text:p>
      <text:p text:style-name="P4"><text:s text:c="18"/>"299552",</text:p>
      <text:p text:style-name="P4"><text:s text:c="18"/>"0",</text:p>
      <text:p text:style-name="P4"><text:s text:c="18"/>"1",</text:p>
      <text:p text:style-name="P4"><text:s text:c="18"/>"MBI0010",</text:p>
      <text:p text:style-name="P4"><text:s text:c="18"/>"16.99",</text:p>
      <text:p text:style-name="P4"><text:s text:c="18"/>"2017-01-01 02:13:51"</text:p>
      <text:p text:style-name="P4"><text:s text:c="16"/>],</text:p>
      <text:p text:style-name="P4"><text:s text:c="16"/>[</text:p>
      <text:p text:style-name="P4"><text:s text:c="18"/>"14",</text:p>
      <text:p text:style-name="P4"><text:s text:c="18"/>"1119130",</text:p>
      <text:p text:style-name="P4"><text:s text:c="18"/>"299552",</text:p>
      <text:p text:style-name="P4"><text:s text:c="18"/>"0",</text:p>
      <text:p text:style-name="P4"><text:s text:c="18"/>"1",</text:p>
      <text:p text:style-name="P4"><text:s text:c="18"/>"SAT0044",</text:p>
      <text:p text:style-name="P4"><text:s text:c="18"/>"19.99",</text:p>
      <text:p text:style-name="P4"><text:s text:c="18"/>"2017-01-01 02:14:36"</text:p>
      <text:p text:style-name="P4"><text:s text:c="16"/>],</text:p>
      <text:p text:style-name="P4"><text:s text:c="16"/>[</text:p>
      <text:p text:style-name="P4"><text:s text:c="18"/>"15",</text:p>
      <text:p text:style-name="P4"><text:s text:c="18"/>"1119131",</text:p>
      <text:p text:style-name="P4"><text:soft-page-break/><text:s text:c="18"/>"299553",</text:p>
      <text:p text:style-name="P4"><text:s text:c="18"/>"0",</text:p>
      <text:p text:style-name="P4"><text:s text:c="18"/>"1",</text:p>
      <text:p text:style-name="P4"><text:s text:c="18"/>"APP1854",</text:p>
      <text:p text:style-name="P4"><text:s text:c="18"/>"3278.99",</text:p>
      <text:p text:style-name="P4"><text:s text:c="18"/>"2017-01-01 02:14:47"</text:p>
      <text:p text:style-name="P4"><text:s text:c="16"/>],</text:p>
      <text:p text:style-name="P4"><text:s text:c="16"/>[</text:p>
      <text:p text:style-name="P4"><text:s text:c="18"/>"16",</text:p>
      <text:p text:style-name="P4"><text:s text:c="18"/>"1119132",</text:p>
      <text:p text:style-name="P4"><text:s text:c="18"/>"299554",</text:p>
      <text:p text:style-name="P4"><text:s text:c="18"/>"0",</text:p>
      <text:p text:style-name="P4"><text:s text:c="18"/>"1",</text:p>
      <text:p text:style-name="P4"><text:s text:c="18"/>"WAC0171",</text:p>
      <text:p text:style-name="P4"><text:s text:c="18"/>"59.84",</text:p>
      <text:p text:style-name="P4"><text:s text:c="18"/>"2017-01-01 02:15:46"</text:p>
      <text:p text:style-name="P4"><text:s text:c="16"/>],</text:p>
      <text:p text:style-name="P4"><text:s text:c="16"/>[</text:p>
      <text:p text:style-name="P4"><text:s text:c="18"/>"17",</text:p>
      <text:p text:style-name="P4"><text:s text:c="18"/>"1119133",</text:p>
      <text:p text:style-name="P4"><text:s text:c="18"/>"299555",</text:p>
      <text:p text:style-name="P4"><text:s text:c="18"/>"0",</text:p>
      <text:p text:style-name="P4"><text:s text:c="18"/>"1",</text:p>
      <text:p text:style-name="P4"><text:s text:c="18"/>"BEA0065",</text:p>
      <text:p text:style-name="P4"><text:s text:c="18"/>"256.49",</text:p>
      <text:p text:style-name="P4"><text:s text:c="18"/>"2017-01-01 02:18:45"</text:p>
      <text:p text:style-name="P4"><text:s text:c="16"/>],</text:p>
      <text:p text:style-name="P4"><text:s text:c="16"/>[</text:p>
      <text:p text:style-name="P4"><text:s text:c="18"/>"18",</text:p>
      <text:p text:style-name="P4"><text:s text:c="18"/>"1119134",</text:p>
      <text:p text:style-name="P4"><text:s text:c="18"/>"299556",</text:p>
      <text:p text:style-name="P4"><text:s text:c="18"/>"0",</text:p>
      <text:p text:style-name="P4"><text:s text:c="18"/>"1",</text:p>
      <text:p text:style-name="P4"><text:s text:c="18"/>"CRU0039-A",</text:p>
      <text:p text:style-name="P4"><text:s text:c="18"/>"60.9",</text:p>
      <text:p text:style-name="P4"><text:s text:c="18"/>"2017-01-01 02:20:14"</text:p>
      <text:p text:style-name="P4"><text:s text:c="16"/>],</text:p>
      <text:p text:style-name="P4"><text:s text:c="16"/>[</text:p>
      <text:p text:style-name="P4"><text:s text:c="18"/>"19",</text:p>
      <text:p text:style-name="P4"><text:s text:c="18"/>"1119135",</text:p>
      <text:p text:style-name="P4"><text:s text:c="18"/>"299557",</text:p>
      <text:p text:style-name="P4"><text:s text:c="18"/>"0",</text:p>
      <text:p text:style-name="P4"><text:s text:c="18"/>"1",</text:p>
      <text:p text:style-name="P4"><text:s text:c="18"/>"NTE0082",</text:p>
      <text:p text:style-name="P4"><text:s text:c="18"/>"37.99",</text:p>
      <text:p text:style-name="P4"><text:s text:c="18"/>"2017-01-01 02:22:36"</text:p>
      <text:p text:style-name="P4"><text:s text:c="16"/>],</text:p>
      <text:p text:style-name="P4"><text:s text:c="16"/>[</text:p>
      <text:p text:style-name="P4"><text:s text:c="18"/>"20",</text:p>
      <text:p text:style-name="P4"><text:soft-page-break/><text:s text:c="18"/>"1119136",</text:p>
      <text:p text:style-name="P4"><text:s text:c="18"/>"299558",</text:p>
      <text:p text:style-name="P4"><text:s text:c="18"/>"0",</text:p>
      <text:p text:style-name="P4"><text:s text:c="18"/>"2",</text:p>
      <text:p text:style-name="P4"><text:s text:c="18"/>"WDT0141",</text:p>
      <text:p text:style-name="P4"><text:s text:c="18"/>"112.99",</text:p>
      <text:p text:style-name="P4"><text:s text:c="18"/>"2017-01-01 02:24:33"</text:p>
      <text:p text:style-name="P4"><text:s text:c="16"/>],</text:p>
      <text:p text:style-name="P4"><text:s text:c="16"/>[</text:p>
      <text:p text:style-name="P4"><text:s text:c="18"/>"21",</text:p>
      <text:p text:style-name="P4"><text:s text:c="18"/>"1119140",</text:p>
      <text:p text:style-name="P4"><text:s text:c="18"/>"299559",</text:p>
      <text:p text:style-name="P4"><text:s text:c="18"/>"0",</text:p>
      <text:p text:style-name="P4"><text:s text:c="18"/>"1",</text:p>
      <text:p text:style-name="P4"><text:s text:c="18"/>"APP0700",</text:p>
      <text:p text:style-name="P4"><text:s text:c="18"/>"72.19",</text:p>
      <text:p text:style-name="P4"><text:s text:c="18"/>"2017-01-01 02:32:22"</text:p>
      <text:p text:style-name="P4"><text:s text:c="16"/>],</text:p>
      <text:p text:style-name="P4"><text:s text:c="16"/>[</text:p>
      <text:p text:style-name="P4"><text:s text:c="18"/>"22",</text:p>
      <text:p text:style-name="P4"><text:s text:c="18"/>"1119143",</text:p>
      <text:p text:style-name="P4"><text:s text:c="18"/>"299559",</text:p>
      <text:p text:style-name="P4"><text:s text:c="18"/>"0",</text:p>
      <text:p text:style-name="P4"><text:s text:c="18"/>"1",</text:p>
      <text:p text:style-name="P4"><text:s text:c="18"/>"APP1214",</text:p>
      <text:p text:style-name="P4"><text:s text:c="18"/>"84.99",</text:p>
      <text:p text:style-name="P4"><text:s text:c="18"/>"2017-01-01 02:36:43"</text:p>
      <text:p text:style-name="P4"><text:s text:c="16"/>],</text:p>
      <text:p text:style-name="P4"><text:s text:c="16"/>[</text:p>
      <text:p text:style-name="P4"><text:s text:c="18"/>"23",</text:p>
      <text:p text:style-name="P4"><text:s text:c="18"/>"1119144",</text:p>
      <text:p text:style-name="P4"><text:s text:c="18"/>"299560",</text:p>
      <text:p text:style-name="P4"><text:s text:c="18"/>"0",</text:p>
      <text:p text:style-name="P4"><text:s text:c="18"/>"1",</text:p>
      <text:p text:style-name="P4"><text:s text:c="18"/>"OWC0120",</text:p>
      <text:p text:style-name="P4"><text:s text:c="18"/>"52.24",</text:p>
      <text:p text:style-name="P4"><text:s text:c="18"/>"2017-01-01 02:37:58"</text:p>
      <text:p text:style-name="P4"><text:s text:c="16"/>],</text:p>
      <text:p text:style-name="P4"><text:s text:c="16"/>[</text:p>
      <text:p text:style-name="P4"><text:s text:c="18"/>"24",</text:p>
      <text:p text:style-name="P4"><text:s text:c="18"/>"1119145",</text:p>
      <text:p text:style-name="P4"><text:s text:c="18"/>"299561",</text:p>
      <text:p text:style-name="P4"><text:s text:c="18"/>"0",</text:p>
      <text:p text:style-name="P4"><text:s text:c="18"/>"1",</text:p>
      <text:p text:style-name="P4"><text:s text:c="18"/>"PEB0015",</text:p>
      <text:p text:style-name="P4"><text:s text:c="18"/>"142.49",</text:p>
      <text:p text:style-name="P4"><text:s text:c="18"/>"2017-01-01 02:38:50"</text:p>
      <text:p text:style-name="P4"><text:s text:c="16"/>],</text:p>
      <text:p text:style-name="P4"><text:s text:c="16"/>[</text:p>
      <text:p text:style-name="P4"><text:soft-page-break/><text:s text:c="18"/>"25",</text:p>
      <text:p text:style-name="P4"><text:s text:c="18"/>"1119153",</text:p>
      <text:p text:style-name="P4"><text:s text:c="18"/>"299562",</text:p>
      <text:p text:style-name="P4"><text:s text:c="18"/>"0",</text:p>
      <text:p text:style-name="P4"><text:s text:c="18"/>"1",</text:p>
      <text:p text:style-name="P4"><text:s text:c="18"/>"APP1045",</text:p>
      <text:p text:style-name="P4"><text:s text:c="18"/>"9.0",</text:p>
      <text:p text:style-name="P4"><text:s text:c="18"/>"2017-01-01 02:39:53"</text:p>
      <text:p text:style-name="P4"><text:s text:c="16"/>],</text:p>
      <text:p text:style-name="P4"><text:s text:c="16"/>[</text:p>
      <text:p text:style-name="P4"><text:s text:c="18"/>"26",</text:p>
      <text:p text:style-name="P4"><text:s text:c="18"/>"1119154",</text:p>
      <text:p text:style-name="P4"><text:s text:c="18"/>"299563",</text:p>
      <text:p text:style-name="P4"><text:s text:c="18"/>"0",</text:p>
      <text:p text:style-name="P4"><text:s text:c="18"/>"1",</text:p>
      <text:p text:style-name="P4"><text:s text:c="18"/>"BEA0065",</text:p>
      <text:p text:style-name="P4"><text:s text:c="18"/>"256.49",</text:p>
      <text:p text:style-name="P4"><text:s text:c="18"/>"2017-01-01 02:42:05"</text:p>
      <text:p text:style-name="P4"><text:s text:c="16"/>],</text:p>
      <text:p text:style-name="P4"><text:s text:c="16"/>[</text:p>
      <text:p text:style-name="P4"><text:s text:c="18"/>"27",</text:p>
      <text:p text:style-name="P4"><text:s text:c="18"/>"1119155",</text:p>
      <text:p text:style-name="P4"><text:s text:c="18"/>"299564",</text:p>
      <text:p text:style-name="P4"><text:s text:c="18"/>"0",</text:p>
      <text:p text:style-name="P4"><text:s text:c="18"/>"1",</text:p>
      <text:p text:style-name="P4"><text:s text:c="18"/>"SAT0010",</text:p>
      <text:p text:style-name="P4"><text:s text:c="18"/>"18.99",</text:p>
      <text:p text:style-name="P4"><text:s text:c="18"/>"2017-01-01 02:43:37"</text:p>
      <text:p text:style-name="P4"><text:s text:c="16"/>],</text:p>
      <text:p text:style-name="P4"><text:s text:c="16"/>[</text:p>
      <text:p text:style-name="P4"><text:s text:c="18"/>"28",</text:p>
      <text:p text:style-name="P4"><text:s text:c="18"/>"1119160",</text:p>
      <text:p text:style-name="P4"><text:s text:c="18"/>"299565",</text:p>
      <text:p text:style-name="P4"><text:s text:c="18"/>"0",</text:p>
      <text:p text:style-name="P4"><text:s text:c="18"/>"1",</text:p>
      <text:p text:style-name="P4"><text:s text:c="18"/>"CRU0052",</text:p>
      <text:p text:style-name="P4"><text:s text:c="18"/>"179.54",</text:p>
      <text:p text:style-name="P4"><text:s text:c="18"/>"2017-01-01 02:49:38"</text:p>
      <text:p text:style-name="P4"><text:s text:c="16"/>],</text:p>
      <text:p text:style-name="P4"><text:s text:c="16"/>[</text:p>
      <text:p text:style-name="P4"><text:s text:c="18"/>"29",</text:p>
      <text:p text:style-name="P4"><text:s text:c="18"/>"1119161",</text:p>
      <text:p text:style-name="P4"><text:s text:c="18"/>"299566",</text:p>
      <text:p text:style-name="P4"><text:s text:c="18"/>"0",</text:p>
      <text:p text:style-name="P4"><text:s text:c="18"/>"1",</text:p>
      <text:p text:style-name="P4"><text:s text:c="18"/>"PAC0701",</text:p>
      <text:p text:style-name="P4"><text:s text:c="18"/>"219.44",</text:p>
      <text:p text:style-name="P4"><text:s text:c="18"/>"2017-01-01 03:00:05"</text:p>
      <text:p text:style-name="P4"><text:s text:c="16"/>],</text:p>
      <text:p text:style-name="P4"><text:soft-page-break/><text:s text:c="16"/>[</text:p>
      <text:p text:style-name="P4"><text:s text:c="18"/>"30",</text:p>
      <text:p text:style-name="P4"><text:s text:c="18"/>"1119162",</text:p>
      <text:p text:style-name="P4"><text:s text:c="18"/>"299567",</text:p>
      <text:p text:style-name="P4"><text:s text:c="18"/>"0",</text:p>
      <text:p text:style-name="P4"><text:s text:c="18"/>"1",</text:p>
      <text:p text:style-name="P4"><text:s text:c="18"/>"APP1647",</text:p>
      <text:p text:style-name="P4"><text:s text:c="18"/>"769.0",</text:p>
      <text:p text:style-name="P4"><text:s text:c="18"/>"2017-01-01 03:16:51"</text:p>
      <text:p text:style-name="P4"><text:s text:c="16"/>],</text:p>
      <text:p text:style-name="P4"><text:s text:c="16"/>[</text:p>
      <text:p text:style-name="P4"><text:s text:c="18"/>"31",</text:p>
      <text:p text:style-name="P4"><text:s text:c="18"/>"1119163",</text:p>
      <text:p text:style-name="P4"><text:s text:c="18"/>"299568",</text:p>
      <text:p text:style-name="P4"><text:s text:c="18"/>"0",</text:p>
      <text:p text:style-name="P4"><text:s text:c="18"/>"1",</text:p>
      <text:p text:style-name="P4"><text:s text:c="18"/>"PAR0071",</text:p>
      <text:p text:style-name="P4"><text:s text:c="18"/>"474.05",</text:p>
      <text:p text:style-name="P4"><text:s text:c="18"/>"2017-01-01 03:29:20"</text:p>
      <text:p text:style-name="P4"><text:s text:c="16"/>],</text:p>
      <text:p text:style-name="P4"><text:s text:c="16"/>[</text:p>
      <text:p text:style-name="P4"><text:s text:c="18"/>"32",</text:p>
      <text:p text:style-name="P4"><text:s text:c="18"/>"1119180",</text:p>
      <text:p text:style-name="P4"><text:s text:c="18"/>"299570",</text:p>
      <text:p text:style-name="P4"><text:s text:c="18"/>"0",</text:p>
      <text:p text:style-name="P4"><text:s text:c="18"/>"1",</text:p>
      <text:p text:style-name="P4"><text:s text:c="18"/>"SPE0163",</text:p>
      <text:p text:style-name="P4"><text:s text:c="18"/>"35.14",</text:p>
      <text:p text:style-name="P4"><text:s text:c="18"/>"2017-01-01 03:51:38"</text:p>
      <text:p text:style-name="P4"><text:s text:c="16"/>],</text:p>
      <text:p text:style-name="P4"><text:s text:c="16"/>[</text:p>
      <text:p text:style-name="P4"><text:s text:c="18"/>"33",</text:p>
      <text:p text:style-name="P4"><text:s text:c="18"/>"1119181",</text:p>
      <text:p text:style-name="P4"><text:s text:c="18"/>"299571",</text:p>
      <text:p text:style-name="P4"><text:s text:c="18"/>"0",</text:p>
      <text:p text:style-name="P4"><text:s text:c="18"/>"1",</text:p>
      <text:p text:style-name="P4"><text:s text:c="18"/>"SYN0139",</text:p>
      <text:p text:style-name="P4"><text:s text:c="18"/>"166.24",</text:p>
      <text:p text:style-name="P4"><text:s text:c="18"/>"2017-01-01 04:00:44"</text:p>
      <text:p text:style-name="P4"><text:s text:c="16"/>],</text:p>
      <text:p text:style-name="P4"><text:s text:c="16"/>[</text:p>
      <text:p text:style-name="P4"><text:s text:c="18"/>"34",</text:p>
      <text:p text:style-name="P4"><text:s text:c="18"/>"1119182",</text:p>
      <text:p text:style-name="P4"><text:s text:c="18"/>"299572",</text:p>
      <text:p text:style-name="P4"><text:s text:c="18"/>"0",</text:p>
      <text:p text:style-name="P4"><text:s text:c="18"/>"1",</text:p>
      <text:p text:style-name="P4"><text:s text:c="18"/>"IFX0040",</text:p>
      <text:p text:style-name="P4"><text:s text:c="18"/>"237.49",</text:p>
      <text:p text:style-name="P4"><text:s text:c="18"/>"2017-01-01 04:07:28"</text:p>
      <text:p text:style-name="P4"><text:soft-page-break/><text:s text:c="16"/>],</text:p>
      <text:p text:style-name="P4"><text:s text:c="16"/>[</text:p>
      <text:p text:style-name="P4"><text:s text:c="18"/>"35",</text:p>
      <text:p text:style-name="P4"><text:s text:c="18"/>"1119183",</text:p>
      <text:p text:style-name="P4"><text:s text:c="18"/>"299573",</text:p>
      <text:p text:style-name="P4"><text:s text:c="18"/>"0",</text:p>
      <text:p text:style-name="P4"><text:s text:c="18"/>"1",</text:p>
      <text:p text:style-name="P4"><text:s text:c="18"/>"MOP0072",</text:p>
      <text:p text:style-name="P4"><text:s text:c="18"/>"56.99",</text:p>
      <text:p text:style-name="P4"><text:s text:c="18"/>"2017-01-01 04:36:46"</text:p>
      <text:p text:style-name="P4"><text:s text:c="16"/>],</text:p>
      <text:p text:style-name="P4"><text:s text:c="16"/>[</text:p>
      <text:p text:style-name="P4"><text:s text:c="18"/>"36",</text:p>
      <text:p text:style-name="P4"><text:s text:c="18"/>"1119184",</text:p>
      <text:p text:style-name="P4"><text:s text:c="18"/>"299574",</text:p>
      <text:p text:style-name="P4"><text:s text:c="18"/>"0",</text:p>
      <text:p text:style-name="P4"><text:s text:c="18"/>"1",</text:p>
      <text:p text:style-name="P4"><text:s text:c="18"/>"SAT0036",</text:p>
      <text:p text:style-name="P4"><text:s text:c="18"/>"37.99",</text:p>
      <text:p text:style-name="P4"><text:s text:c="18"/>"2017-01-01 05:33:29"</text:p>
      <text:p text:style-name="P4"><text:s text:c="16"/>],</text:p>
      <text:p text:style-name="P4"><text:s text:c="16"/>[</text:p>
      <text:p text:style-name="P4"><text:s text:c="18"/>"37",</text:p>
      <text:p text:style-name="P4"><text:s text:c="18"/>"1119185",</text:p>
      <text:p text:style-name="P4"><text:s text:c="18"/>"299575",</text:p>
      <text:p text:style-name="P4"><text:s text:c="18"/>"0",</text:p>
      <text:p text:style-name="P4"><text:s text:c="18"/>"1",</text:p>
      <text:p text:style-name="P4"><text:s text:c="18"/>"APP1211",</text:p>
      <text:p text:style-name="P4"><text:s text:c="18"/>"219.0",</text:p>
      <text:p text:style-name="P4"><text:s text:c="18"/>"2017-01-01 05:37:04"</text:p>
      <text:p text:style-name="P4"><text:s text:c="16"/>],</text:p>
      <text:p text:style-name="P4"><text:s text:c="16"/>[</text:p>
      <text:p text:style-name="P4"><text:s text:c="18"/>"38",</text:p>
      <text:p text:style-name="P4"><text:s text:c="18"/>"1119186",</text:p>
      <text:p text:style-name="P4"><text:s text:c="18"/>"299576",</text:p>
      <text:p text:style-name="P4"><text:s text:c="18"/>"0",</text:p>
      <text:p text:style-name="P4"><text:s text:c="18"/>"1",</text:p>
      <text:p text:style-name="P4"><text:s text:c="18"/>"SAM0095",</text:p>
      <text:p text:style-name="P4"><text:s text:c="18"/>"82.64",</text:p>
      <text:p text:style-name="P4"><text:s text:c="18"/>"2017-01-01 06:51:23"</text:p>
      <text:p text:style-name="P4"><text:s text:c="16"/>],</text:p>
      <text:p text:style-name="P4"><text:s text:c="16"/>[</text:p>
      <text:p text:style-name="P4"><text:s text:c="18"/>"39",</text:p>
      <text:p text:style-name="P4"><text:s text:c="18"/>"1119187",</text:p>
      <text:p text:style-name="P4"><text:s text:c="18"/>"299577",</text:p>
      <text:p text:style-name="P4"><text:s text:c="18"/>"0",</text:p>
      <text:p text:style-name="P4"><text:s text:c="18"/>"1",</text:p>
      <text:p text:style-name="P4"><text:s text:c="18"/>"GRT0430-A",</text:p>
      <text:p text:style-name="P4"><text:s text:c="18"/>"10.69",</text:p>
      <text:p text:style-name="P4"><text:soft-page-break/><text:s text:c="18"/>"2017-01-01 07:35:36"</text:p>
      <text:p text:style-name="P4"><text:s text:c="16"/>],</text:p>
      <text:p text:style-name="P4"><text:s text:c="16"/>[</text:p>
      <text:p text:style-name="P4"><text:s text:c="18"/>"40",</text:p>
      <text:p text:style-name="P4"><text:s text:c="18"/>"1119188",</text:p>
      <text:p text:style-name="P4"><text:s text:c="18"/>"299578",</text:p>
      <text:p text:style-name="P4"><text:s text:c="18"/>"0",</text:p>
      <text:p text:style-name="P4"><text:s text:c="18"/>"1",</text:p>
      <text:p text:style-name="P4"><text:s text:c="18"/>"LOG0191",</text:p>
      <text:p text:style-name="P4"><text:s text:c="18"/>"142.49",</text:p>
      <text:p text:style-name="P4"><text:s text:c="18"/>"2017-01-01 08:21:26"</text:p>
      <text:p text:style-name="P4"><text:s text:c="16"/>],</text:p>
      <text:p text:style-name="P4"><text:s text:c="16"/>[</text:p>
      <text:p text:style-name="P4"><text:s text:c="18"/>"41",</text:p>
      <text:p text:style-name="P4"><text:s text:c="18"/>"1119189",</text:p>
      <text:p text:style-name="P4"><text:s text:c="18"/>"299579",</text:p>
      <text:p text:style-name="P4"><text:s text:c="18"/>"0",</text:p>
      <text:p text:style-name="P4"><text:s text:c="18"/>"1",</text:p>
      <text:p text:style-name="P4"><text:s text:c="18"/>"LGE0031-A",</text:p>
      <text:p text:style-name="P4"><text:s text:c="18"/>"127.08",</text:p>
      <text:p text:style-name="P4"><text:s text:c="18"/>"2017-01-01 08:23:14"</text:p>
      <text:p text:style-name="P4"><text:s text:c="16"/>],</text:p>
      <text:p text:style-name="P4"><text:s text:c="16"/>[</text:p>
      <text:p text:style-name="P4"><text:s text:c="18"/>"42",</text:p>
      <text:p text:style-name="P4"><text:s text:c="18"/>"1119190",</text:p>
      <text:p text:style-name="P4"><text:s text:c="18"/>"299580",</text:p>
      <text:p text:style-name="P4"><text:s text:c="18"/>"0",</text:p>
      <text:p text:style-name="P4"><text:s text:c="18"/>"1",</text:p>
      <text:p text:style-name="P4"><text:s text:c="18"/>"LGE0031-A",</text:p>
      <text:p text:style-name="P4"><text:s text:c="18"/>"127.08",</text:p>
      <text:p text:style-name="P4"><text:s text:c="18"/>"2017-01-01 08:27:32"</text:p>
      <text:p text:style-name="P4"><text:s text:c="16"/>],</text:p>
      <text:p text:style-name="P4"><text:s text:c="16"/>[</text:p>
      <text:p text:style-name="P4"><text:s text:c="18"/>"43",</text:p>
      <text:p text:style-name="P4"><text:s text:c="18"/>"1119195",</text:p>
      <text:p text:style-name="P4"><text:s text:c="18"/>"299582",</text:p>
      <text:p text:style-name="P4"><text:s text:c="18"/>"0",</text:p>
      <text:p text:style-name="P4"><text:s text:c="18"/>"1",</text:p>
      <text:p text:style-name="P4"><text:s text:c="18"/>"PAC0961",</text:p>
      <text:p text:style-name="P4"><text:s text:c="18"/>"2616.99",</text:p>
      <text:p text:style-name="P4"><text:s text:c="18"/>"2017-01-01 08:54:00"</text:p>
      <text:p text:style-name="P4"><text:s text:c="16"/>],</text:p>
      <text:p text:style-name="P4"><text:s text:c="16"/>[</text:p>
      <text:p text:style-name="P4"><text:s text:c="18"/>"44",</text:p>
      <text:p text:style-name="P4"><text:s text:c="18"/>"1119196",</text:p>
      <text:p text:style-name="P4"><text:s text:c="18"/>"299583",</text:p>
      <text:p text:style-name="P4"><text:s text:c="18"/>"0",</text:p>
      <text:p text:style-name="P4"><text:s text:c="18"/>"1",</text:p>
      <text:p text:style-name="P4"><text:s text:c="18"/>"APP1648",</text:p>
      <text:p text:style-name="P4"><text:soft-page-break/><text:s text:c="18"/>"879.0",</text:p>
      <text:p text:style-name="P4"><text:s text:c="18"/>"2017-01-01 08:54:20"</text:p>
      <text:p text:style-name="P4"><text:s text:c="16"/>],</text:p>
      <text:p text:style-name="P4"><text:s text:c="16"/>[</text:p>
      <text:p text:style-name="P4"><text:s text:c="18"/>"45",</text:p>
      <text:p text:style-name="P4"><text:s text:c="18"/>"1119198",</text:p>
      <text:p text:style-name="P4"><text:s text:c="18"/>"299583",</text:p>
      <text:p text:style-name="P4"><text:s text:c="18"/>"0",</text:p>
      <text:p text:style-name="P4"><text:s text:c="18"/>"1",</text:p>
      <text:p text:style-name="P4"><text:s text:c="18"/>"BEL0275",</text:p>
      <text:p text:style-name="P4"><text:s text:c="18"/>"16.99",</text:p>
      <text:p text:style-name="P4"><text:s text:c="18"/>"2017-01-01 08:58:33"</text:p>
      <text:p text:style-name="P4"><text:s text:c="16"/>],</text:p>
      <text:p text:style-name="P4"><text:s text:c="16"/>[</text:p>
      <text:p text:style-name="P4"><text:s text:c="18"/>"46",</text:p>
      <text:p text:style-name="P4"><text:s text:c="18"/>"1119199",</text:p>
      <text:p text:style-name="P4"><text:s text:c="18"/>"299583",</text:p>
      <text:p text:style-name="P4"><text:s text:c="18"/>"0",</text:p>
      <text:p text:style-name="P4"><text:s text:c="18"/>"1",</text:p>
      <text:p text:style-name="P4"><text:s text:c="18"/>"BEL0286",</text:p>
      <text:p text:style-name="P4"><text:s text:c="18"/>"17.99",</text:p>
      <text:p text:style-name="P4"><text:s text:c="18"/>"2017-01-01 09:00:26"</text:p>
      <text:p text:style-name="P4"><text:s text:c="16"/>],</text:p>
      <text:p text:style-name="P4"><text:s text:c="16"/>[</text:p>
      <text:p text:style-name="P4"><text:s text:c="18"/>"47",</text:p>
      <text:p text:style-name="P4"><text:s text:c="18"/>"1119200",</text:p>
      <text:p text:style-name="P4"><text:s text:c="18"/>"299584",</text:p>
      <text:p text:style-name="P4"><text:s text:c="18"/>"0",</text:p>
      <text:p text:style-name="P4"><text:s text:c="18"/>"1",</text:p>
      <text:p text:style-name="P4"><text:s text:c="18"/>"WDT0309",</text:p>
      <text:p text:style-name="P4"><text:s text:c="18"/>"149.14",</text:p>
      <text:p text:style-name="P4"><text:s text:c="18"/>"2017-01-01 09:01:40"</text:p>
      <text:p text:style-name="P4"><text:s text:c="16"/>],</text:p>
      <text:p text:style-name="P4"><text:s text:c="16"/>[</text:p>
      <text:p text:style-name="P4"><text:s text:c="18"/>"48",</text:p>
      <text:p text:style-name="P4"><text:s text:c="18"/>"1119201",</text:p>
      <text:p text:style-name="P4"><text:s text:c="18"/>"299585",</text:p>
      <text:p text:style-name="P4"><text:s text:c="18"/>"0",</text:p>
      <text:p text:style-name="P4"><text:s text:c="18"/>"1",</text:p>
      <text:p text:style-name="P4"><text:s text:c="18"/>"CRU0053",</text:p>
      <text:p text:style-name="P4"><text:s text:c="18"/>"284.05",</text:p>
      <text:p text:style-name="P4"><text:s text:c="18"/>"2017-01-01 09:15:32"</text:p>
      <text:p text:style-name="P4"><text:s text:c="16"/>],</text:p>
      <text:p text:style-name="P4"><text:s text:c="16"/>[</text:p>
      <text:p text:style-name="P4"><text:s text:c="18"/>"49",</text:p>
      <text:p text:style-name="P4"><text:s text:c="18"/>"1119202",</text:p>
      <text:p text:style-name="P4"><text:s text:c="18"/>"299586",</text:p>
      <text:p text:style-name="P4"><text:s text:c="18"/>"0",</text:p>
      <text:p text:style-name="P4"><text:s text:c="18"/>"1",</text:p>
      <text:p text:style-name="P4"><text:soft-page-break/><text:s text:c="18"/>"GRT0456",</text:p>
      <text:p text:style-name="P4"><text:s text:c="18"/>"42.99",</text:p>
      <text:p text:style-name="P4"><text:s text:c="18"/>"2017-01-01 09:18:52"</text:p>
      <text:p text:style-name="P4"><text:s text:c="16"/>]</text:p>
      <text:p text:style-name="P4"><text:s text:c="14"/>],</text:p>
      <text:p text:style-name="P4"><text:s text:c="14"/>"shape": {</text:p>
      <text:p text:style-name="P4"><text:s text:c="16"/>"columns": 7,</text:p>
      <text:p text:style-name="P4"><text:s text:c="16"/>"rows": 293853</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1119109&lt;/td&gt;\n",</text:p>
      <text:p text:style-name="P4"><text:s text:c="14"/>" <text:s text:c="5"/>&lt;td&gt;299539&lt;/td&gt;\n",</text:p>
      <text:p text:style-name="P4"><text:s text:c="14"/>" <text:s text:c="5"/>&lt;td&gt;0&lt;/td&gt;\n",</text:p>
      <text:p text:style-name="P4"><text:s text:c="14"/>" <text:s text:c="5"/>&lt;td&gt;1&lt;/td&gt;\n",</text:p>
      <text:p text:style-name="P4"><text:s text:c="14"/>" <text:s text:c="5"/>&lt;td&gt;OTT0133&lt;/td&gt;\n",</text:p>
      <text:p text:style-name="P4"><text:s text:c="14"/>" <text:s text:c="5"/>&lt;td&gt;18.99&lt;/td&gt;\n",</text:p>
      <text:p text:style-name="P4"><text:s text:c="14"/>" <text:s text:c="5"/>&lt;td&gt;2017-01-01 00:07:19&lt;/td&gt;\n",</text:p>
      <text:p text:style-name="P4"><text:s text:c="14"/>" <text:s text:c="3"/>&lt;/tr&gt;\n",</text:p>
      <text:p text:style-name="P4"><text:soft-page-break/><text:s text:c="14"/>" <text:s text:c="3"/>&lt;tr&gt;\n",</text:p>
      <text:p text:style-name="P4"><text:s text:c="14"/>" <text:s text:c="5"/>&lt;th&gt;1&lt;/th&gt;\n",</text:p>
      <text:p text:style-name="P4"><text:s text:c="14"/>" <text:s text:c="5"/>&lt;td&gt;1119110&lt;/td&gt;\n",</text:p>
      <text:p text:style-name="P4"><text:s text:c="14"/>" <text:s text:c="5"/>&lt;td&gt;299540&lt;/td&gt;\n",</text:p>
      <text:p text:style-name="P4"><text:s text:c="14"/>" <text:s text:c="5"/>&lt;td&gt;0&lt;/td&gt;\n",</text:p>
      <text:p text:style-name="P4"><text:s text:c="14"/>" <text:s text:c="5"/>&lt;td&gt;1&lt;/td&gt;\n",</text:p>
      <text:p text:style-name="P4"><text:s text:c="14"/>" <text:s text:c="5"/>&lt;td&gt;LGE0043&lt;/td&gt;\n",</text:p>
      <text:p text:style-name="P4"><text:s text:c="14"/>" <text:s text:c="5"/>&lt;td&gt;399.00&lt;/td&gt;\n",</text:p>
      <text:p text:style-name="P4"><text:s text:c="14"/>" <text:s text:c="5"/>&lt;td&gt;2017-01-01 00:19:45&lt;/td&gt;\n",</text:p>
      <text:p text:style-name="P4"><text:s text:c="14"/>" <text:s text:c="3"/>&lt;/tr&gt;\n",</text:p>
      <text:p text:style-name="P4"><text:s text:c="14"/>" <text:s text:c="3"/>&lt;tr&gt;\n",</text:p>
      <text:p text:style-name="P4"><text:s text:c="14"/>" <text:s text:c="5"/>&lt;th&gt;2&lt;/th&gt;\n",</text:p>
      <text:p text:style-name="P4"><text:s text:c="14"/>" <text:s text:c="5"/>&lt;td&gt;1119111&lt;/td&gt;\n",</text:p>
      <text:p text:style-name="P4"><text:s text:c="14"/>" <text:s text:c="5"/>&lt;td&gt;299541&lt;/td&gt;\n",</text:p>
      <text:p text:style-name="P4"><text:s text:c="14"/>" <text:s text:c="5"/>&lt;td&gt;0&lt;/td&gt;\n",</text:p>
      <text:p text:style-name="P4"><text:s text:c="14"/>" <text:s text:c="5"/>&lt;td&gt;1&lt;/td&gt;\n",</text:p>
      <text:p text:style-name="P4"><text:s text:c="14"/>" <text:s text:c="5"/>&lt;td&gt;PAR0071&lt;/td&gt;\n",</text:p>
      <text:p text:style-name="P4"><text:s text:c="14"/>" <text:s text:c="5"/>&lt;td&gt;474.05&lt;/td&gt;\n",</text:p>
      <text:p text:style-name="P4"><text:s text:c="14"/>" <text:s text:c="5"/>&lt;td&gt;2017-01-01 00:20:57&lt;/td&gt;\n",</text:p>
      <text:p text:style-name="P4"><text:s text:c="14"/>" <text:s text:c="3"/>&lt;/tr&gt;\n",</text:p>
      <text:p text:style-name="P4"><text:s text:c="14"/>" <text:s text:c="3"/>&lt;tr&gt;\n",</text:p>
      <text:p text:style-name="P4"><text:s text:c="14"/>" <text:s text:c="5"/>&lt;th&gt;3&lt;/th&gt;\n",</text:p>
      <text:p text:style-name="P4"><text:s text:c="14"/>" <text:s text:c="5"/>&lt;td&gt;1119112&lt;/td&gt;\n",</text:p>
      <text:p text:style-name="P4"><text:s text:c="14"/>" <text:s text:c="5"/>&lt;td&gt;299542&lt;/td&gt;\n",</text:p>
      <text:p text:style-name="P4"><text:s text:c="14"/>" <text:s text:c="5"/>&lt;td&gt;0&lt;/td&gt;\n",</text:p>
      <text:p text:style-name="P4"><text:s text:c="14"/>" <text:s text:c="5"/>&lt;td&gt;1&lt;/td&gt;\n",</text:p>
      <text:p text:style-name="P4"><text:s text:c="14"/>" <text:s text:c="5"/>&lt;td&gt;WDT0315&lt;/td&gt;\n",</text:p>
      <text:p text:style-name="P4"><text:s text:c="14"/>" <text:s text:c="5"/>&lt;td&gt;68.39&lt;/td&gt;\n",</text:p>
      <text:p text:style-name="P4"><text:s text:c="14"/>" <text:s text:c="5"/>&lt;td&gt;2017-01-01 00:51:40&lt;/td&gt;\n",</text:p>
      <text:p text:style-name="P4"><text:s text:c="14"/>" <text:s text:c="3"/>&lt;/tr&gt;\n",</text:p>
      <text:p text:style-name="P4"><text:s text:c="14"/>" <text:s text:c="3"/>&lt;tr&gt;\n",</text:p>
      <text:p text:style-name="P4"><text:s text:c="14"/>" <text:s text:c="5"/>&lt;th&gt;4&lt;/th&gt;\n",</text:p>
      <text:p text:style-name="P4"><text:s text:c="14"/>" <text:s text:c="5"/>&lt;td&gt;1119113&lt;/td&gt;\n",</text:p>
      <text:p text:style-name="P4"><text:s text:c="14"/>" <text:s text:c="5"/>&lt;td&gt;299543&lt;/td&gt;\n",</text:p>
      <text:p text:style-name="P4"><text:s text:c="14"/>" <text:s text:c="5"/>&lt;td&gt;0&lt;/td&gt;\n",</text:p>
      <text:p text:style-name="P4"><text:s text:c="14"/>" <text:s text:c="5"/>&lt;td&gt;1&lt;/td&gt;\n",</text:p>
      <text:p text:style-name="P4"><text:s text:c="14"/>" <text:s text:c="5"/>&lt;td&gt;JBL0104&lt;/td&gt;\n",</text:p>
      <text:p text:style-name="P4"><text:s text:c="14"/>" <text:s text:c="5"/>&lt;td&gt;23.74&lt;/td&gt;\n",</text:p>
      <text:p text:style-name="P4"><text:s text:c="14"/>" <text:s text:c="5"/>&lt;td&gt;2017-01-01 01:06:38&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oft-page-break/><text:s text:c="14"/>" <text:s text:c="3"/>&lt;/tr&gt;\n",</text:p>
      <text:p text:style-name="P4"><text:s text:c="14"/>" <text:s text:c="3"/>&lt;tr&gt;\n",</text:p>
      <text:p text:style-name="P4"><text:s text:c="14"/>" <text:s text:c="5"/>&lt;th&gt;293848&lt;/th&gt;\n",</text:p>
      <text:p text:style-name="P4"><text:s text:c="14"/>" <text:s text:c="5"/>&lt;td&gt;1650199&lt;/td&gt;\n",</text:p>
      <text:p text:style-name="P4"><text:s text:c="14"/>" <text:s text:c="5"/>&lt;td&gt;527398&lt;/td&gt;\n",</text:p>
      <text:p text:style-name="P4"><text:s text:c="14"/>" <text:s text:c="5"/>&lt;td&gt;0&lt;/td&gt;\n",</text:p>
      <text:p text:style-name="P4"><text:s text:c="14"/>" <text:s text:c="5"/>&lt;td&gt;1&lt;/td&gt;\n",</text:p>
      <text:p text:style-name="P4"><text:s text:c="14"/>" <text:s text:c="5"/>&lt;td&gt;JBL0122&lt;/td&gt;\n",</text:p>
      <text:p text:style-name="P4"><text:s text:c="14"/>" <text:s text:c="5"/>&lt;td&gt;42.99&lt;/td&gt;\n",</text:p>
      <text:p text:style-name="P4"><text:s text:c="14"/>" <text:s text:c="5"/>&lt;td&gt;2018-03-14 13:57:25&lt;/td&gt;\n",</text:p>
      <text:p text:style-name="P4"><text:s text:c="14"/>" <text:s text:c="3"/>&lt;/tr&gt;\n",</text:p>
      <text:p text:style-name="P4"><text:s text:c="14"/>" <text:s text:c="3"/>&lt;tr&gt;\n",</text:p>
      <text:p text:style-name="P4"><text:s text:c="14"/>" <text:s text:c="5"/>&lt;th&gt;293849&lt;/th&gt;\n",</text:p>
      <text:p text:style-name="P4"><text:s text:c="14"/>" <text:s text:c="5"/>&lt;td&gt;1650200&lt;/td&gt;\n",</text:p>
      <text:p text:style-name="P4"><text:s text:c="14"/>" <text:s text:c="5"/>&lt;td&gt;527399&lt;/td&gt;\n",</text:p>
      <text:p text:style-name="P4"><text:s text:c="14"/>" <text:s text:c="5"/>&lt;td&gt;0&lt;/td&gt;\n",</text:p>
      <text:p text:style-name="P4"><text:s text:c="14"/>" <text:s text:c="5"/>&lt;td&gt;1&lt;/td&gt;\n",</text:p>
      <text:p text:style-name="P4"><text:s text:c="14"/>" <text:s text:c="5"/>&lt;td&gt;PAC0653&lt;/td&gt;\n",</text:p>
      <text:p text:style-name="P4"><text:s text:c="14"/>" <text:s text:c="5"/>&lt;td&gt;141.58&lt;/td&gt;\n",</text:p>
      <text:p text:style-name="P4"><text:s text:c="14"/>" <text:s text:c="5"/>&lt;td&gt;2018-03-14 13:57:34&lt;/td&gt;\n",</text:p>
      <text:p text:style-name="P4"><text:s text:c="14"/>" <text:s text:c="3"/>&lt;/tr&gt;\n",</text:p>
      <text:p text:style-name="P4"><text:s text:c="14"/>" <text:s text:c="3"/>&lt;tr&gt;\n",</text:p>
      <text:p text:style-name="P4"><text:s text:c="14"/>" <text:s text:c="5"/>&lt;th&gt;293850&lt;/th&gt;\n",</text:p>
      <text:p text:style-name="P4"><text:s text:c="14"/>" <text:s text:c="5"/>&lt;td&gt;1650201&lt;/td&gt;\n",</text:p>
      <text:p text:style-name="P4"><text:s text:c="14"/>" <text:s text:c="5"/>&lt;td&gt;527400&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3:57:41&lt;/td&gt;\n",</text:p>
      <text:p text:style-name="P4"><text:s text:c="14"/>" <text:s text:c="3"/>&lt;/tr&gt;\n",</text:p>
      <text:p text:style-name="P4"><text:s text:c="14"/>" <text:s text:c="3"/>&lt;tr&gt;\n",</text:p>
      <text:p text:style-name="P4"><text:s text:c="14"/>" <text:s text:c="5"/>&lt;th&gt;293851&lt;/th&gt;\n",</text:p>
      <text:p text:style-name="P4"><text:s text:c="14"/>" <text:s text:c="5"/>&lt;td&gt;1650202&lt;/td&gt;\n",</text:p>
      <text:p text:style-name="P4"><text:s text:c="14"/>" <text:s text:c="5"/>&lt;td&gt;527388&lt;/td&gt;\n",</text:p>
      <text:p text:style-name="P4"><text:s text:c="14"/>" <text:s text:c="5"/>&lt;td&gt;0&lt;/td&gt;\n",</text:p>
      <text:p text:style-name="P4"><text:s text:c="14"/>" <text:s text:c="5"/>&lt;td&gt;1&lt;/td&gt;\n",</text:p>
      <text:p text:style-name="P4"><text:s text:c="14"/>" <text:s text:c="5"/>&lt;td&gt;BEZ0204&lt;/td&gt;\n",</text:p>
      <text:p text:style-name="P4"><text:s text:c="14"/>" <text:s text:c="5"/>&lt;td&gt;19.99&lt;/td&gt;\n",</text:p>
      <text:p text:style-name="P4"><text:s text:c="14"/>" <text:s text:c="5"/>&lt;td&gt;2018-03-14 13:58:01&lt;/td&gt;\n",</text:p>
      <text:p text:style-name="P4"><text:s text:c="14"/>" <text:s text:c="3"/>&lt;/tr&gt;\n",</text:p>
      <text:p text:style-name="P4"><text:s text:c="14"/>" <text:s text:c="3"/>&lt;tr&gt;\n",</text:p>
      <text:p text:style-name="P4"><text:s text:c="14"/>" <text:s text:c="5"/>&lt;th&gt;293852&lt;/th&gt;\n",</text:p>
      <text:p text:style-name="P4"><text:s text:c="14"/>" <text:s text:c="5"/>&lt;td&gt;1650203&lt;/td&gt;\n",</text:p>
      <text:p text:style-name="P4"><text:s text:c="14"/>" <text:s text:c="5"/>&lt;td&gt;527401&lt;/td&gt;\n",</text:p>
      <text:p text:style-name="P4"><text:s text:c="14"/>" <text:s text:c="5"/>&lt;td&gt;0&lt;/td&gt;\n",</text:p>
      <text:p text:style-name="P4"><text:s text:c="14"/>" <text:s text:c="5"/>&lt;td&gt;1&lt;/td&gt;\n",</text:p>
      <text:p text:style-name="P4"><text:s text:c="14"/>" <text:s text:c="5"/>&lt;td&gt;APP0927&lt;/td&gt;\n",</text:p>
      <text:p text:style-name="P4"><text:s text:c="14"/>" <text:s text:c="5"/>&lt;td&gt;13.99&lt;/td&gt;\n",</text:p>
      <text:p text:style-name="P4"><text:soft-page-break/><text:s text:c="14"/>" <text:s text:c="5"/>&lt;td&gt;2018-03-14 13:58:36&lt;/td&gt;\n",</text:p>
      <text:p text:style-name="P4"><text:s text:c="14"/>" <text:s text:c="3"/>&lt;/tr&gt;\n",</text:p>
      <text:p text:style-name="P4"><text:s text:c="14"/>" <text:s/>&lt;/tbody&gt;\n",</text:p>
      <text:p text:style-name="P4"><text:s text:c="14"/>"&lt;/table&gt;\n",</text:p>
      <text:p text:style-name="P4"><text:s text:c="14"/>"&lt;p&gt;293853 rows × 7 columns&lt;/p&gt;\n",</text:p>
      <text:p text:style-name="P4"><text:s text:c="14"/>"&lt;/div&gt;"</text:p>
      <text:p text:style-name="P4"><text:s text:c="12"/>],</text:p>
      <text:p text:style-name="P4"><text:s text:c="12"/>"text/plain": [</text:p>
      <text:p text:style-name="P4"><text:s text:c="14"/>" <text:s text:c="12"/>id <text:s/>id_order <text:s/>product_id <text:s/>product_quantity <text:s text:c="5"/>sku <text:s/>unit_price <text:s/>\\\n",</text:p>
      <text:p text:style-name="P4"><text:s text:c="14"/>"0 <text:s text:c="6"/>1119109 <text:s text:c="3"/>299539 <text:s text:c="10"/>0 <text:s text:c="16"/>1 <text:s/>OTT0133 <text:s text:c="6"/>18.99 <text:s text:c="2"/>\n",</text:p>
      <text:p text:style-name="P4"><text:s text:c="14"/>"1 <text:s text:c="6"/>1119110 <text:s text:c="3"/>299540 <text:s text:c="10"/>0 <text:s text:c="16"/>1 <text:s/>LGE0043 <text:s text:c="5"/>399.00 <text:s text:c="2"/>\n",</text:p>
      <text:p text:style-name="P4"><text:s text:c="14"/>"2 <text:s text:c="6"/>1119111 <text:s text:c="3"/>299541 <text:s text:c="10"/>0 <text:s text:c="16"/>1 <text:s/>PAR0071 <text:s text:c="5"/>474.05 <text:s text:c="2"/>\n",</text:p>
      <text:p text:style-name="P4"><text:s text:c="14"/>"3 <text:s text:c="6"/>1119112 <text:s text:c="3"/>299542 <text:s text:c="10"/>0 <text:s text:c="16"/>1 <text:s/>WDT0315 <text:s text:c="6"/>68.39 <text:s text:c="2"/>\n",</text:p>
      <text:p text:style-name="P4"><text:s text:c="14"/>"4 <text:s text:c="6"/>1119113 <text:s text:c="3"/>299543 <text:s text:c="10"/>0 <text:s text:c="16"/>1 <text:s/>JBL0104 <text:s text:c="6"/>23.74 <text:s text:c="2"/>\n",</text:p>
      <text:p text:style-name="P4"><text:s text:c="14"/>"... <text:s text:c="8"/>... <text:s text:c="6"/>... <text:s text:c="8"/>... <text:s text:c="14"/>... <text:s text:c="5"/>... <text:s text:c="8"/>... <text:s text:c="2"/>\n",</text:p>
      <text:p text:style-name="P4"><text:s text:c="14"/>"293848 <text:s/>1650199 <text:s text:c="3"/>527398 <text:s text:c="10"/>0 <text:s text:c="16"/>1 <text:s/>JBL0122 <text:s text:c="6"/>42.99 <text:s text:c="2"/>\n",</text:p>
      <text:p text:style-name="P4"><text:s text:c="14"/>"293849 <text:s/>1650200 <text:s text:c="3"/>527399 <text:s text:c="10"/>0 <text:s text:c="16"/>1 <text:s/>PAC0653 <text:s text:c="5"/>141.58 <text:s text:c="2"/>\n",</text:p>
      <text:p text:style-name="P4"><text:s text:c="14"/>"293850 <text:s/>1650201 <text:s text:c="3"/>527400 <text:s text:c="10"/>0 <text:s text:c="16"/>2 <text:s/>APP0698 <text:s text:c="7"/>9.99 <text:s text:c="2"/>\n",</text:p>
      <text:p text:style-name="P4"><text:s text:c="14"/>"293851 <text:s/>1650202 <text:s text:c="3"/>527388 <text:s text:c="10"/>0 <text:s text:c="16"/>1 <text:s/>BEZ0204 <text:s text:c="6"/>19.99 <text:s text:c="2"/>\n",</text:p>
      <text:p text:style-name="P4"><text:s text:c="14"/>"293852 <text:s/>1650203 <text:s text:c="3"/>527401 <text:s text:c="10"/>0 <text:s text:c="16"/>1 <text:s/>APP0927 <text:s text:c="6"/>13.99 <text:s text:c="2"/>\n",</text:p>
      <text:p text:style-name="P4"><text:s text:c="14"/>"\n",</text:p>
      <text:p text:style-name="P4"><text:s text:c="14"/>" <text:s text:c="21"/>date <text:s/>\n",</text:p>
      <text:p text:style-name="P4"><text:s text:c="14"/>"0 <text:s text:c="5"/>2017-01-01 00:07:19 <text:s/>\n",</text:p>
      <text:p text:style-name="P4"><text:s text:c="14"/>"1 <text:s text:c="5"/>2017-01-01 00:19:45 <text:s/>\n",</text:p>
      <text:p text:style-name="P4"><text:s text:c="14"/>"2 <text:s text:c="5"/>2017-01-01 00:20:57 <text:s/>\n",</text:p>
      <text:p text:style-name="P4"><text:s text:c="14"/>"3 <text:s text:c="5"/>2017-01-01 00:51:40 <text:s/>\n",</text:p>
      <text:p text:style-name="P4"><text:s text:c="14"/>"4 <text:s text:c="5"/>2017-01-01 01:06:38 <text:s/>\n",</text:p>
      <text:p text:style-name="P4"><text:s text:c="14"/>"... <text:s text:c="19"/>... <text:s/>\n",</text:p>
      <text:p text:style-name="P4"><text:s text:c="14"/>"293848 2018-03-14 13:57:25 <text:s/>\n",</text:p>
      <text:p text:style-name="P4"><text:s text:c="14"/>"293849 2018-03-14 13:57:34 <text:s/>\n",</text:p>
      <text:p text:style-name="P4"><text:s text:c="14"/>"293850 2018-03-14 13:57:41 <text:s/>\n",</text:p>
      <text:p text:style-name="P4"><text:s text:c="14"/>"293851 2018-03-14 13:58:01 <text:s/>\n",</text:p>
      <text:p text:style-name="P4"><text:s text:c="14"/>"293852 2018-03-14 13:58:36 <text:s/>\n",</text:p>
      <text:p text:style-name="P4"><text:s text:c="14"/>"\n",</text:p>
      <text:p text:style-name="P4"><text:s text:c="14"/>"[293853 rows x 7 columns]"</text:p>
      <text:p text:style-name="P4"><text:s text:c="12"/>]</text:p>
      <text:p text:style-name="P4"><text:s text:c="10"/>},</text:p>
      <text:p text:style-name="P4"><text:s text:c="10"/>"execution_count": 49,</text:p>
      <text:p text:style-name="P4"><text:s text:c="10"/>"metadata": {},</text:p>
      <text:p text:style-name="P4"><text:s text:c="10"/>"output_type": "execute_result"</text:p>
      <text:p text:style-name="P4"><text:s text:c="8"/>}</text:p>
      <text:p text:style-name="P4"><text:s text:c="6"/>],</text:p>
      <text:p text:style-name="P4"><text:s text:c="6"/>"source": [</text:p>
      <text:p text:style-name="P4"><text:s text:c="8"/>"# Drop the rows from the orderlines_df\n",</text:p>
      <text:p text:style-name="P4"><text:s text:c="8"/>"orderlines_df = orderlines_df[~mask].reset_index(drop=True)\n",</text:p>
      <text:p text:style-name="P4"><text:s text:c="8"/>"orderlines_df"</text:p>
      <text:p text:style-name="P4"><text:s text:c="6"/>]</text:p>
      <text:p text:style-name="P4"><text:s text:c="4"/>},</text:p>
      <text:p text:style-name="P4"><text:s text:c="4"/>{</text:p>
      <text:p text:style-name="P4"><text:soft-page-break/><text:s text:c="6"/>"cell_type": "code",</text:p>
      <text:p text:style-name="P4"><text:s text:c="6"/>"execution_count": 50,</text:p>
      <text:p text:style-name="P4"><text:s text:c="6"/>"metadata": {},</text:p>
      <text:p text:style-name="P4"><text:s text:c="6"/>"outputs": [],</text:p>
      <text:p text:style-name="P4"><text:s text:c="6"/>"source": [</text:p>
      <text:p text:style-name="P4"><text:s text:c="8"/>"# Dropping rows with missing values in the 'price' column\n",</text:p>
      <text:p text:style-name="P4"><text:s text:c="8"/>"products_df = products_df.dropna(subset=['price'])"</text:p>
      <text:p text:style-name="P4"><text:s text:c="6"/>]</text:p>
      <text:p text:style-name="P4"><text:s text:c="4"/>},</text:p>
      <text:p text:style-name="P4"><text:s text:c="4"/>{</text:p>
      <text:p text:style-name="P4"><text:s text:c="6"/>"cell_type": "code",</text:p>
      <text:p text:style-name="P4"><text:s text:c="6"/>"execution_count": 51,</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lt;class 'pandas.core.frame.DataFrame'&gt;\n",</text:p>
      <text:p text:style-name="P4"><text:s text:c="12"/>"Index: 10534 entries, 0 to 19325\n",</text:p>
      <text:p text:style-name="P4"><text:s text:c="12"/>"Data columns (total 7 columns):\n",</text:p>
      <text:p text:style-name="P4"><text:s text:c="12"/>" # <text:s text:c="2"/>Column <text:s text:c="6"/>Non-Null Count <text:s/>Dtype \n",</text:p>
      <text:p text:style-name="P4"><text:s text:c="12"/>"--- <text:s/>------ <text:s text:c="6"/>-------------- <text:s/>----- \n",</text:p>
      <text:p text:style-name="P4"><text:s text:c="12"/>" 0 <text:s text:c="2"/>sku <text:s text:c="9"/>10534 non-null <text:s/>object\n",</text:p>
      <text:p text:style-name="P4"><text:s text:c="12"/>" 1 <text:s text:c="2"/>name <text:s text:c="8"/>10534 non-null <text:s/>object\n",</text:p>
      <text:p text:style-name="P4"><text:s text:c="12"/>" 2 <text:s text:c="2"/>desc <text:s text:c="8"/>10527 non-null <text:s/>object\n",</text:p>
      <text:p text:style-name="P4"><text:s text:c="12"/>" 3 <text:s text:c="2"/>price <text:s text:c="7"/>10534 non-null <text:s/>object\n",</text:p>
      <text:p text:style-name="P4"><text:s text:c="12"/>" 4 <text:s text:c="2"/>promo_price <text:s/>10534 non-null <text:s/>object\n",</text:p>
      <text:p text:style-name="P4"><text:s text:c="12"/>" 5 <text:s text:c="2"/>in_stock <text:s text:c="4"/>10534 non-null <text:s/>int64 \n",</text:p>
      <text:p text:style-name="P4"><text:s text:c="12"/>" 6 <text:s text:c="2"/>type <text:s text:c="8"/>10484 non-null <text:s/>object\n",</text:p>
      <text:p text:style-name="P4"><text:s text:c="12"/>"dtypes: int64(1), object(6)\n",</text:p>
      <text:p text:style-name="P4"><text:s text:c="12"/>"memory usage: 658.4+ KB\n"</text:p>
      <text:p text:style-name="P4"><text:s text:c="10"/>]</text:p>
      <text:p text:style-name="P4"><text:s text:c="8"/>}</text:p>
      <text:p text:style-name="P4"><text:s text:c="6"/>],</text:p>
      <text:p text:style-name="P4"><text:s text:c="6"/>"source": [</text:p>
      <text:p text:style-name="P4"><text:s text:c="8"/>"products_df.info()"</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No more missing values in the 'price' column. Since the columns 'desc' and 'type' have low relevance for the current analysis, we leave the missing values for these columns in the dataset."</text:p>
      <text:p text:style-name="P4"><text:s text:c="6"/>]</text:p>
      <text:p text:style-name="P4"><text:s text:c="4"/>},</text:p>
      <text:p text:style-name="P4"><text:s text:c="4"/>{</text:p>
      <text:p text:style-name="P4"><text:s text:c="6"/>"cell_type": "markdown",</text:p>
      <text:p text:style-name="P4"><text:soft-page-break/><text:s text:c="6"/>"metadata": {</text:p>
      <text:p text:style-name="P4"><text:s text:c="8"/>"id": "4x6xeGDu_B0N"</text:p>
      <text:p text:style-name="P4"><text:s text:c="6"/>},</text:p>
      <text:p text:style-name="P4"><text:s text:c="6"/>"source": [</text:p>
      <text:p text:style-name="P4"><text:s text:c="8"/>"# 3. Check / Change Data types"</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3.1 &amp;nbsp;`price`\n",</text:p>
      <text:p text:style-name="P4"><text:s text:c="8"/>"\n",</text:p>
      <text:p text:style-name="P4"><text:s text:c="8"/>"* `price` should be a float datatype"</text:p>
      <text:p text:style-name="P4"><text:s text:c="6"/>]</text:p>
      <text:p text:style-name="P4"><text:s text:c="4"/>},</text:p>
      <text:p text:style-name="P4"><text:s text:c="4"/>{</text:p>
      <text:p text:style-name="P4"><text:s text:c="6"/>"cell_type": "code",</text:p>
      <text:p text:style-name="P4"><text:s text:c="6"/>"execution_count": 52,</text:p>
      <text:p text:style-name="P4"><text:s text:c="6"/>"metadata": {},</text:p>
      <text:p text:style-name="P4"><text:s text:c="6"/>"outputs": [</text:p>
      <text:p text:style-name="P4"><text:s text:c="8"/>{</text:p>
      <text:p text:style-name="P4"><text:s text:c="10"/>"ename": "ValueError",</text:p>
      <text:p text:style-name="P4"><text:s text:c="10"/>"evalue": "Unable to parse string \"1.639.792\" at position 504",</text:p>
      <text:p text:style-name="P4"><text:s text:c="10"/>"output_type": "error",</text:p>
      <text:p text:style-name="P4"><text:s text:c="10"/>"traceback": [</text:p>
      <text:p text:style-name="P4"><text:s text:c="12"/>"\u001b[31m---------------------------------------------------------------------------\u001b[39m",</text:p>
      <text:p text:style-name="P4"><text:s text:c="12"/>"\u001b[31mValueError\u001b[39m <text:s text:c="31"/>Traceback (most recent call last)",</text:p>
      <text:p text:style-name="P4"><text:s text:c="12"/>"\u001b[36mFile \u001b[39m\u001b[32mlib.pyx:2391\u001b[39m, in \u001b[36mpandas._libs.lib.maybe_convert_numeric\u001b[39m\u001b[34m()\u001b[39m\n",</text:p>
      <text:p text:style-name="P4"><text:s text:c="12"/>"\u001b[31mValueError\u001b[39m: Unable to parse string \"1.639.792\"",</text:p>
      <text:p text:style-name="P4"><text:s text:c="12"/>"\nDuring handling of the above exception, another exception occurred:\n",</text:p>
      <text:p text:style-name="P4"><text:s text:c="12"/>"\u001b[31mValueError\u001b[39m <text:s text:c="31"/>Traceback (most recent call last)",</text:p>
      <text:p text:style-name="P4"><text:s text:c="12"/>"\u001b[36mCell\u001b[39m\u001b[36m \u001b[39m\u001b[32mIn[52]\u001b[39m\u001b[32m, line 2\u001b[39m\n\u001b[32m <text:s text:c="5"/>1\u001b[39m \u001b[38;5;66;03m# This does not work because format problems with the price\u001b[39;00m\n\u001b[32m----&gt; \u001b[39m\u001b[32m2\u001b[39m products_df[\u001b[33m\"\u001b[39m\u001b[33mprice\u001b[39m\u001b[33m\"\u001b[39m] = \u001b[43mpd\u001b[49m\u001b[43m.\u001b[49m\u001b[43mto_numeric\u001b[49m\u001b[43m(\u001b[49m\u001b[43mproducts_df\u001b[49m\u001b[43m[\u001b[49m\u001b[33;43m\"\u001b[39;49m\u001b[33;43mprice\u001b[39;49m\u001b[33;43m\"\u001b[39;49m\u001b[43m]\u001b[49m\u001b[43m)\u001b[49m\n",</text:p>
      <text:p text:style-name="P4"><text:s text:c="12"/>"\u001b[36mFile \u001b[39m\u001b[32mc:\\Users\\alexo\\Documents\\dev\\WBS_bootcamp\\.venv\\Lib\\site-packages\\pandas\\core\\tools\\numeric.py:232\u001b[39m, in \u001b[36mto_numeric\u001b[39m\u001b[34m(arg, errors, downcast, dtype_backend)\u001b[39m\n\u001b[32m <text:s text:c="3"/>230\u001b[39m coerce_numeric = errors \u001b[38;5;129;01mnot\u001b[39;00m \u001b[38;5;129;01min\u001b[39;00m (\u001b[33m\"\u001b[39m\u001b[33mignore\u001b[39m\u001b[33m\"\u001b[39m, \u001b[33m\"\u001b[39m\u001b[33mraise\u001b[39m\u001b[33m\"\u001b[39m)\n\u001b[32m <text:s text:c="3"/>231\u001b[39m \u001b[38;5;28;01mtry\u001b[39;00m:\n\u001b[32m--&gt; \u001b[39m\u001b[32m232\u001b[39m <text:s text:c="4"/>values, new_mask = \u001b[43mlib\u001b[49m\<text:soft-page-break/>u001b[43m.\u001b[49m\u001b[43mmaybe_convert_numeric\u001b[49m\u001b[43m(\u001b[49m\u001b[43m <text:s/>\u001b[49m\u001b[38;5;66;43;03m# type: ignore[call-overload]\u001b[39;49;00m\n\u001b[32m <text:s text:c="3"/>233\u001b[39m \u001b[43m <text:s text:c="7"/>\u001b[49m\u001b[43mvalues\u001b[49m\u001b[43m,\u001b[49m\n\u001b[32m <text:s text:c="3"/>234\u001b[39m \u001b[43m <text:s text:c="7"/>\u001b[49m\u001b[38;5;28;43mset\u001b[39;49m\u001b[43m(\u001b[49m\u001b[43m)\u001b[49m\u001b[43m,\u001b[49m\n\u001b[32m <text:s text:c="3"/>235\u001b[39m \u001b[43m <text:s text:c="7"/>\u001b[49m\u001b[43mcoerce_numeric\u001b[49m\u001b[43m=\u001b[49m\u001b[43mcoerce_numeric\u001b[49m\u001b[43m,\u001b[49m\n\u001b[32m <text:s text:c="3"/>236\u001b[39m \u001b[43m <text:s text:c="7"/>\u001b[49m\u001b[43mconvert_to_masked_nullable\u001b[49m\u001b[43m=\u001b[49m\u001b[43mdtype_backend\u001b[49m\u001b[43m \u001b[49m\u001b[38;5;129;43;01mis\u001b[39;49;00m\u001b[43m \u001b[49m\u001b[38;5;129;43;01mnot\u001b[39;49;00m\u001b[43m \u001b[49m\u001b[43mlib\u001b[49m\u001b[43m.\u001b[49m\u001b[43mno_default\u001b[49m\n\u001b[32m <text:s text:c="3"/>237\u001b[39m \u001b[43m <text:s text:c="7"/>\u001b[49m\u001b[38;5;129;43;01mor\u001b[39;49;00m\u001b[43m \u001b[49m\u001b[38;5;28;43misinstance\u001b[39;49m\u001b[43m(\u001b[49m\u001b[43mvalues_dtype\u001b[49m\u001b[43m,\u001b[49m\u001b[43m \u001b[49m\u001b[43mStringDtype\u001b[49m\u001b[43m)\u001b[49m\n\u001b[32m <text:s text:c="3"/>238\u001b[39m \u001b[43m <text:s text:c="7"/>\u001b[49m\u001b[38;5;129;43;01mand\u001b[39;49;00m\u001b[43m \u001b[49m\u001b[38;5;129;43;01mnot\u001b[39;49;00m\u001b[43m \u001b[49m\u001b[43mvalues_dtype\u001b[49m\u001b[43m.\u001b[49m\u001b[43mstorage\u001b[49m\u001b[43m \u001b[49m\u001b[43m==\u001b[49m\u001b[43m \u001b[49m\u001b[33;43m\"\u001b[39;49m\u001b[33;43mpyarrow_numpy\u001b[39;49m\u001b[33;43m\"\u001b[39;49m\u001b[43m,\u001b[49m\n\u001b[32m <text:s text:c="3"/>239\u001b[39m \u001b[43m <text:s text:c="3"/>\u001b[49m\u001b[43m)\u001b[49m\n\u001b[32m <text:s text:c="3"/>240\u001b[39m \u001b[38;5;28;01mexcept\u001b[39;00m (\u001b[38;5;167;01mValueError\u001b[39;00m, \u001b[38;5;167;01mTypeError\u001b[39;00m):\n\u001b[32m <text:s text:c="3"/>241\u001b[39m <text:s text:c="4"/>\u001b[38;5;28;01mif\u001b[39;00m errors == \u001b[33m\"\u001b[39m\u001b[33mraise\u001b[39m\u001b[33m\"\u001b[39m:\n",</text:p>
      <text:p text:style-name="P4"><text:s text:c="12"/>"\u001b[36mFile \u001b[39m\u001b[32mlib.pyx:2433\u001b[39m, in \u001b[36mpandas._libs.lib.maybe_convert_numeric\u001b[39m\u001b[34m()\u001b[39m\n",</text:p>
      <text:p text:style-name="P4"><text:s text:c="12"/>"\u001b[31mValueError\u001b[39m: Unable to parse string \"1.639.792\" at position 504"</text:p>
      <text:p text:style-name="P4"><text:s text:c="10"/>]</text:p>
      <text:p text:style-name="P4"><text:s text:c="8"/>}</text:p>
      <text:p text:style-name="P4"><text:s text:c="6"/>],</text:p>
      <text:p text:style-name="P4"><text:s text:c="6"/>"source": [</text:p>
      <text:p text:style-name="P4"><text:s text:c="8"/>"# This does not work because format problems with the price\n",</text:p>
      <text:p text:style-name="P4"><text:s text:c="8"/>"products_df[\"price\"] = pd.to_numeric(products_df[\"price\"])"</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As you can see when we try to convert `price` to a numerical datatype, we receive a `ValueError` telling us that pandas doesn't understand the number `1.639.792`. This is probably because numbers cannot have multiple decimal points. Let's see if there are any other numbers like this:"</text:p>
      <text:p text:style-name="P4"><text:s text:c="6"/>]</text:p>
      <text:p text:style-name="P4"><text:s text:c="4"/>},</text:p>
      <text:p text:style-name="P4"><text:s text:c="4"/>{</text:p>
      <text:p text:style-name="P4"><text:s text:c="6"/>"cell_type": "code",</text:p>
      <text:p text:style-name="P4"><text:s text:c="6"/>"execution_count": 53,</text:p>
      <text:p text:style-name="P4"><text:s text:c="6"/>"metadata": {},</text:p>
      <text:p text:style-name="P4"><text:soft-page-break/><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price",</text:p>
      <text:p text:style-name="P4"><text:s text:c="18"/>"rawType": "int64",</text:p>
      <text:p text:style-name="P4"><text:s text:c="18"/>"type": "integer"</text:p>
      <text:p text:style-name="P4"><text:s text:c="16"/>},</text:p>
      <text:p text:style-name="P4"><text:s text:c="16"/>{</text:p>
      <text:p text:style-name="P4"><text:s text:c="18"/>"name": "count",</text:p>
      <text:p text:style-name="P4"><text:s text:c="18"/>"rawType": "int64",</text:p>
      <text:p text:style-name="P4"><text:s text:c="18"/>"type": "integer"</text:p>
      <text:p text:style-name="P4"><text:s text:c="16"/>}</text:p>
      <text:p text:style-name="P4"><text:s text:c="14"/>],</text:p>
      <text:p text:style-name="P4"><text:s text:c="14"/>"ref": "7530631e-80f9-44a0-add7-be13c42bebaf",</text:p>
      <text:p text:style-name="P4"><text:s text:c="14"/>"rows": [</text:p>
      <text:p text:style-name="P4"><text:s text:c="16"/>[</text:p>
      <text:p text:style-name="P4"><text:s text:c="18"/>"1",</text:p>
      <text:p text:style-name="P4"><text:s text:c="18"/>"6942"</text:p>
      <text:p text:style-name="P4"><text:s text:c="16"/>],</text:p>
      <text:p text:style-name="P4"><text:s text:c="16"/>[</text:p>
      <text:p text:style-name="P4"><text:s text:c="18"/>"0",</text:p>
      <text:p text:style-name="P4"><text:s text:c="18"/>"3215"</text:p>
      <text:p text:style-name="P4"><text:s text:c="16"/>],</text:p>
      <text:p text:style-name="P4"><text:s text:c="16"/>[</text:p>
      <text:p text:style-name="P4"><text:s text:c="18"/>"2",</text:p>
      <text:p text:style-name="P4"><text:s text:c="18"/>"377"</text:p>
      <text:p text:style-name="P4"><text:s text:c="16"/>]</text:p>
      <text:p text:style-name="P4"><text:s text:c="14"/>],</text:p>
      <text:p text:style-name="P4"><text:s text:c="14"/>"shape": {</text:p>
      <text:p text:style-name="P4"><text:s text:c="16"/>"columns": 1,</text:p>
      <text:p text:style-name="P4"><text:s text:c="16"/>"rows": 3</text:p>
      <text:p text:style-name="P4"><text:s text:c="14"/>}</text:p>
      <text:p text:style-name="P4"><text:s text:c="12"/>},</text:p>
      <text:p text:style-name="P4"><text:s text:c="12"/>"text/plain": [</text:p>
      <text:p text:style-name="P4"><text:s text:c="14"/>"price\n",</text:p>
      <text:p text:style-name="P4"><text:s text:c="14"/>"1 <text:s text:c="3"/>6942\n",</text:p>
      <text:p text:style-name="P4"><text:s text:c="14"/>"0 <text:s text:c="3"/>3215\n",</text:p>
      <text:p text:style-name="P4"><text:s text:c="14"/>"2 <text:s text:c="4"/>377\n",</text:p>
      <text:p text:style-name="P4"><text:s text:c="14"/>"Name: count, dtype: int64"</text:p>
      <text:p text:style-name="P4"><text:s text:c="12"/>]</text:p>
      <text:p text:style-name="P4"><text:s text:c="10"/>},</text:p>
      <text:p text:style-name="P4"><text:s text:c="10"/>"execution_count": 53,</text:p>
      <text:p text:style-name="P4"><text:s text:c="10"/>"metadata": {},</text:p>
      <text:p text:style-name="P4"><text:s text:c="10"/>"output_type": "execute_result"</text:p>
      <text:p text:style-name="P4"><text:s text:c="8"/>}</text:p>
      <text:p text:style-name="P4"><text:s text:c="6"/>],</text:p>
      <text:p text:style-name="P4"><text:soft-page-break/><text:s text:c="6"/>"source": [</text:p>
      <text:p text:style-name="P4"><text:s text:c="8"/>"# Count the number of decimal points in the unit_price\n",</text:p>
      <text:p text:style-name="P4"><text:s text:c="8"/>"products_df['price'].str.count(\"\\\\.\").value_counts()"</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Prices with zero decimal points are fine for the analysis.\n",</text:p>
      <text:p text:style-name="P4"><text:s text:c="8"/>"\n",</text:p>
      <text:p text:style-name="P4"><text:s text:c="8"/>"However, 377 rows in `products` have 2 or more decimal points. Let's work out how much that is as a percentage of our total data."</text:p>
      <text:p text:style-name="P4"><text:s text:c="6"/>]</text:p>
      <text:p text:style-name="P4"><text:s text:c="4"/>},</text:p>
      <text:p text:style-name="P4"><text:s text:c="4"/>{</text:p>
      <text:p text:style-name="P4"><text:s text:c="6"/>"cell_type": "code",</text:p>
      <text:p text:style-name="P4"><text:s text:c="6"/>"execution_count": 54,</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3.58% of the rows in our DataFrame have multiple decimal points in the price\n"</text:p>
      <text:p text:style-name="P4"><text:s text:c="10"/>]</text:p>
      <text:p text:style-name="P4"><text:s text:c="8"/>}</text:p>
      <text:p text:style-name="P4"><text:s text:c="6"/>],</text:p>
      <text:p text:style-name="P4"><text:s text:c="6"/>"source": [</text:p>
      <text:p text:style-name="P4"><text:s text:c="8"/>"# Count the rows with more than one `.`\n",</text:p>
      <text:p text:style-name="P4"><text:s text:c="8"/>"mult_decimal_rows = (products_df['price'].str.count(\"\\\\.\")&gt;1).sum()\n",</text:p>
      <text:p text:style-name="P4"><text:s text:c="8"/>"\n",</text:p>
      <text:p text:style-name="P4"><text:s text:c="8"/>"# Find the percentage of corrupted rows\n",</text:p>
      <text:p text:style-name="P4"><text:s text:c="8"/>"percent_corrupted = (100 * mult_decimal_rows / products_df.shape[0])\n",</text:p>
      <text:p text:style-name="P4"><text:s text:c="8"/>"print(f\"{percent_corrupted:.2f}% of the rows in our DataFrame have multiple decimal points in the price\")"</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Handling of products with two dots in the price\n",</text:p>
      <text:p text:style-name="P4"><text:s text:c="8"/>"Let's see if all prices that look like this have been corrupted with a rule that we can reverse-engineer, and fix the prices."</text:p>
      <text:p text:style-name="P4"><text:s text:c="6"/>]</text:p>
      <text:p text:style-name="P4"><text:s text:c="4"/>},</text:p>
      <text:p text:style-name="P4"><text:s text:c="4"/>{</text:p>
      <text:p text:style-name="P4"><text:s text:c="6"/>"cell_type": "code",</text:p>
      <text:p text:style-name="P4"><text:soft-page-break/><text:s text:c="6"/>"execution_count": 55,</text:p>
      <text:p text:style-name="P4"><text:s text:c="6"/>"metadata": {},</text:p>
      <text:p text:style-name="P4"><text:s text:c="6"/>"outputs": [],</text:p>
      <text:p text:style-name="P4"><text:s text:c="6"/>"source": [</text:p>
      <text:p text:style-name="P4"><text:s text:c="8"/>"# Boolean mask to find the orders that contain a price with multiple decimal points\n",</text:p>
      <text:p text:style-name="P4"><text:s text:c="8"/>"multiple_decimal_mask = products_df['price'].str.count(\"\\\\.\") &gt; 1\n",</text:p>
      <text:p text:style-name="P4"><text:s text:c="8"/>"\n",</text:p>
      <text:p text:style-name="P4"><text:s text:c="8"/>"# Apply the boolean mask to the products DataFrame. This way we can find the sku's of all the affected products.\n",</text:p>
      <text:p text:style-name="P4"><text:s text:c="8"/>"corrupted_sku = products_df.loc[multiple_decimal_mask, [\"sku\",'price']]"</text:p>
      <text:p text:style-name="P4"><text:s text:c="6"/>]</text:p>
      <text:p text:style-name="P4"><text:s text:c="4"/>},</text:p>
      <text:p text:style-name="P4"><text:s text:c="4"/>{</text:p>
      <text:p text:style-name="P4"><text:s text:c="6"/>"cell_type": "code",</text:p>
      <text:p text:style-name="P4"><text:s text:c="6"/>"execution_count": 56,</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price",</text:p>
      <text:p text:style-name="P4"><text:s text:c="18"/>"rawType": "object",</text:p>
      <text:p text:style-name="P4"><text:s text:c="18"/>"type": "string"</text:p>
      <text:p text:style-name="P4"><text:s text:c="16"/>}</text:p>
      <text:p text:style-name="P4"><text:s text:c="14"/>],</text:p>
      <text:p text:style-name="P4"><text:s text:c="14"/>"ref": "27c29bd4-3023-4b96-b130-a3d1a20670cc",</text:p>
      <text:p text:style-name="P4"><text:s text:c="14"/>"rows": [</text:p>
      <text:p text:style-name="P4"><text:s text:c="16"/>[</text:p>
      <text:p text:style-name="P4"><text:s text:c="18"/>"665",</text:p>
      <text:p text:style-name="P4"><text:s text:c="18"/>"CRU0015-2",</text:p>
      <text:p text:style-name="P4"><text:s text:c="18"/>"1.639.792"</text:p>
      <text:p text:style-name="P4"><text:s text:c="16"/>],</text:p>
      <text:p text:style-name="P4"><text:s text:c="16"/>[</text:p>
      <text:p text:style-name="P4"><text:s text:c="18"/>"792",</text:p>
      <text:p text:style-name="P4"><text:s text:c="18"/>"APP0672",</text:p>
      <text:p text:style-name="P4"><text:s text:c="18"/>"4.694.994"</text:p>
      <text:p text:style-name="P4"><text:s text:c="16"/>],</text:p>
      <text:p text:style-name="P4"><text:soft-page-break/><text:s text:c="16"/>[</text:p>
      <text:p text:style-name="P4"><text:s text:c="18"/>"797",</text:p>
      <text:p text:style-name="P4"><text:s text:c="18"/>"APP0673",</text:p>
      <text:p text:style-name="P4"><text:s text:c="18"/>"4.090.042"</text:p>
      <text:p text:style-name="P4"><text:s text:c="16"/>],</text:p>
      <text:p text:style-name="P4"><text:s text:c="16"/>[</text:p>
      <text:p text:style-name="P4"><text:s text:c="18"/>"827",</text:p>
      <text:p text:style-name="P4"><text:s text:c="18"/>"PAC0339",</text:p>
      <text:p text:style-name="P4"><text:s text:c="18"/>"2.199.791"</text:p>
      <text:p text:style-name="P4"><text:s text:c="16"/>],</text:p>
      <text:p text:style-name="P4"><text:s text:c="16"/>[</text:p>
      <text:p text:style-name="P4"><text:s text:c="18"/>"885",</text:p>
      <text:p text:style-name="P4"><text:s text:c="18"/>"PAC0376",</text:p>
      <text:p text:style-name="P4"><text:s text:c="18"/>"5.609.698"</text:p>
      <text:p text:style-name="P4"><text:s text:c="16"/>],</text:p>
      <text:p text:style-name="P4"><text:s text:c="16"/>[</text:p>
      <text:p text:style-name="P4"><text:s text:c="18"/>"898",</text:p>
      <text:p text:style-name="P4"><text:s text:c="18"/>"REP0156",</text:p>
      <text:p text:style-name="P4"><text:s text:c="18"/>"69.989.909"</text:p>
      <text:p text:style-name="P4"><text:s text:c="16"/>],</text:p>
      <text:p text:style-name="P4"><text:s text:c="16"/>[</text:p>
      <text:p text:style-name="P4"><text:s text:c="18"/>"941",</text:p>
      <text:p text:style-name="P4"><text:s text:c="18"/>"REP0185",</text:p>
      <text:p text:style-name="P4"><text:s text:c="18"/>"69.989.909"</text:p>
      <text:p text:style-name="P4"><text:s text:c="16"/>],</text:p>
      <text:p text:style-name="P4"><text:s text:c="16"/>[</text:p>
      <text:p text:style-name="P4"><text:s text:c="18"/>"943",</text:p>
      <text:p text:style-name="P4"><text:s text:c="18"/>"REP0188",</text:p>
      <text:p text:style-name="P4"><text:s text:c="18"/>"2.099.895"</text:p>
      <text:p text:style-name="P4"><text:s text:c="16"/>],</text:p>
      <text:p text:style-name="P4"><text:s text:c="16"/>[</text:p>
      <text:p text:style-name="P4"><text:s text:c="18"/>"1057",</text:p>
      <text:p text:style-name="P4"><text:s text:c="18"/>"MOP0057",</text:p>
      <text:p text:style-name="P4"><text:s text:c="18"/>"1.329.911"</text:p>
      <text:p text:style-name="P4"><text:s text:c="16"/>],</text:p>
      <text:p text:style-name="P4"><text:s text:c="16"/>[</text:p>
      <text:p text:style-name="P4"><text:s text:c="18"/>"1058",</text:p>
      <text:p text:style-name="P4"><text:s text:c="18"/>"MOP0058",</text:p>
      <text:p text:style-name="P4"><text:s text:c="18"/>"1.599.862"</text:p>
      <text:p text:style-name="P4"><text:s text:c="16"/>],</text:p>
      <text:p text:style-name="P4"><text:s text:c="16"/>[</text:p>
      <text:p text:style-name="P4"><text:s text:c="18"/>"1059",</text:p>
      <text:p text:style-name="P4"><text:s text:c="18"/>"MOP0059",</text:p>
      <text:p text:style-name="P4"><text:s text:c="18"/>"1.599.862"</text:p>
      <text:p text:style-name="P4"><text:s text:c="16"/>],</text:p>
      <text:p text:style-name="P4"><text:s text:c="16"/>[</text:p>
      <text:p text:style-name="P4"><text:s text:c="18"/>"1132",</text:p>
      <text:p text:style-name="P4"><text:s text:c="18"/>"LAN0012",</text:p>
      <text:p text:style-name="P4"><text:s text:c="18"/>"2.399.914"</text:p>
      <text:p text:style-name="P4"><text:soft-page-break/><text:s text:c="16"/>],</text:p>
      <text:p text:style-name="P4"><text:s text:c="16"/>[</text:p>
      <text:p text:style-name="P4"><text:s text:c="18"/>"1137",</text:p>
      <text:p text:style-name="P4"><text:s text:c="18"/>"WDT0240",</text:p>
      <text:p text:style-name="P4"><text:s text:c="18"/>"2.199.901"</text:p>
      <text:p text:style-name="P4"><text:s text:c="16"/>],</text:p>
      <text:p text:style-name="P4"><text:s text:c="16"/>[</text:p>
      <text:p text:style-name="P4"><text:s text:c="18"/>"1387",</text:p>
      <text:p text:style-name="P4"><text:s text:c="18"/>"APP0869",</text:p>
      <text:p text:style-name="P4"><text:s text:c="18"/>"5.428.121"</text:p>
      <text:p text:style-name="P4"><text:s text:c="16"/>],</text:p>
      <text:p text:style-name="P4"><text:s text:c="16"/>[</text:p>
      <text:p text:style-name="P4"><text:s text:c="18"/>"1389",</text:p>
      <text:p text:style-name="P4"><text:s text:c="18"/>"APP0870",</text:p>
      <text:p text:style-name="P4"><text:s text:c="18"/>"5.428.121"</text:p>
      <text:p text:style-name="P4"><text:s text:c="16"/>],</text:p>
      <text:p text:style-name="P4"><text:s text:c="16"/>[</text:p>
      <text:p text:style-name="P4"><text:s text:c="18"/>"1391",</text:p>
      <text:p text:style-name="P4"><text:s text:c="18"/>"APP0871",</text:p>
      <text:p text:style-name="P4"><text:s text:c="18"/>"5.428.121"</text:p>
      <text:p text:style-name="P4"><text:s text:c="16"/>],</text:p>
      <text:p text:style-name="P4"><text:s text:c="16"/>[</text:p>
      <text:p text:style-name="P4"><text:s text:c="18"/>"1392",</text:p>
      <text:p text:style-name="P4"><text:s text:c="18"/>"APP0880",</text:p>
      <text:p text:style-name="P4"><text:s text:c="18"/>"6.628.138"</text:p>
      <text:p text:style-name="P4"><text:s text:c="16"/>],</text:p>
      <text:p text:style-name="P4"><text:s text:c="16"/>[</text:p>
      <text:p text:style-name="P4"><text:s text:c="18"/>"1393",</text:p>
      <text:p text:style-name="P4"><text:s text:c="18"/>"APP0879",</text:p>
      <text:p text:style-name="P4"><text:s text:c="18"/>"6.628.114"</text:p>
      <text:p text:style-name="P4"><text:s text:c="16"/>],</text:p>
      <text:p text:style-name="P4"><text:s text:c="16"/>[</text:p>
      <text:p text:style-name="P4"><text:s text:c="18"/>"1446",</text:p>
      <text:p text:style-name="P4"><text:s text:c="18"/>"PAC0549",</text:p>
      <text:p text:style-name="P4"><text:s text:c="18"/>"1.699.795"</text:p>
      <text:p text:style-name="P4"><text:s text:c="16"/>],</text:p>
      <text:p text:style-name="P4"><text:s text:c="16"/>[</text:p>
      <text:p text:style-name="P4"><text:s text:c="18"/>"1450",</text:p>
      <text:p text:style-name="P4"><text:s text:c="18"/>"PAC0554",</text:p>
      <text:p text:style-name="P4"><text:s text:c="18"/>"2.599.575"</text:p>
      <text:p text:style-name="P4"><text:s text:c="16"/>],</text:p>
      <text:p text:style-name="P4"><text:s text:c="16"/>[</text:p>
      <text:p text:style-name="P4"><text:s text:c="18"/>"1453",</text:p>
      <text:p text:style-name="P4"><text:s text:c="18"/>"PAC0557",</text:p>
      <text:p text:style-name="P4"><text:s text:c="18"/>"4.119.592"</text:p>
      <text:p text:style-name="P4"><text:s text:c="16"/>],</text:p>
      <text:p text:style-name="P4"><text:s text:c="16"/>[</text:p>
      <text:p text:style-name="P4"><text:s text:c="18"/>"1459",</text:p>
      <text:p text:style-name="P4"><text:s text:c="18"/>"PAC0562",</text:p>
      <text:p text:style-name="P4"><text:soft-page-break/><text:s text:c="18"/>"1.169.795"</text:p>
      <text:p text:style-name="P4"><text:s text:c="16"/>],</text:p>
      <text:p text:style-name="P4"><text:s text:c="16"/>[</text:p>
      <text:p text:style-name="P4"><text:s text:c="18"/>"1461",</text:p>
      <text:p text:style-name="P4"><text:s text:c="18"/>"PAC0565",</text:p>
      <text:p text:style-name="P4"><text:s text:c="18"/>"3.589.592"</text:p>
      <text:p text:style-name="P4"><text:s text:c="16"/>],</text:p>
      <text:p text:style-name="P4"><text:s text:c="16"/>[</text:p>
      <text:p text:style-name="P4"><text:s text:c="18"/>"1574",</text:p>
      <text:p text:style-name="P4"><text:s text:c="18"/>"PAC0584",</text:p>
      <text:p text:style-name="P4"><text:s text:c="18"/>"10.869.458"</text:p>
      <text:p text:style-name="P4"><text:s text:c="16"/>],</text:p>
      <text:p text:style-name="P4"><text:s text:c="16"/>[</text:p>
      <text:p text:style-name="P4"><text:s text:c="18"/>"1809",</text:p>
      <text:p text:style-name="P4"><text:s text:c="18"/>"SAN0071",</text:p>
      <text:p text:style-name="P4"><text:s text:c="18"/>"29.658.431"</text:p>
      <text:p text:style-name="P4"><text:s text:c="16"/>],</text:p>
      <text:p text:style-name="P4"><text:s text:c="16"/>[</text:p>
      <text:p text:style-name="P4"><text:s text:c="18"/>"1931",</text:p>
      <text:p text:style-name="P4"><text:s text:c="18"/>"PAC0677",</text:p>
      <text:p text:style-name="P4"><text:s text:c="18"/>"2.989.607"</text:p>
      <text:p text:style-name="P4"><text:s text:c="16"/>],</text:p>
      <text:p text:style-name="P4"><text:s text:c="16"/>[</text:p>
      <text:p text:style-name="P4"><text:s text:c="18"/>"1933",</text:p>
      <text:p text:style-name="P4"><text:s text:c="18"/>"PAC0790",</text:p>
      <text:p text:style-name="P4"><text:s text:c="18"/>"6.619.592"</text:p>
      <text:p text:style-name="P4"><text:s text:c="16"/>],</text:p>
      <text:p text:style-name="P4"><text:s text:c="16"/>[</text:p>
      <text:p text:style-name="P4"><text:s text:c="18"/>"1940",</text:p>
      <text:p text:style-name="P4"><text:s text:c="18"/>"PAC0686",</text:p>
      <text:p text:style-name="P4"><text:s text:c="18"/>"5.809.588"</text:p>
      <text:p text:style-name="P4"><text:s text:c="16"/>],</text:p>
      <text:p text:style-name="P4"><text:s text:c="16"/>[</text:p>
      <text:p text:style-name="P4"><text:s text:c="18"/>"1952",</text:p>
      <text:p text:style-name="P4"><text:s text:c="18"/>"PAC0693",</text:p>
      <text:p text:style-name="P4"><text:s text:c="18"/>"3.799.592"</text:p>
      <text:p text:style-name="P4"><text:s text:c="16"/>],</text:p>
      <text:p text:style-name="P4"><text:s text:c="16"/>[</text:p>
      <text:p text:style-name="P4"><text:s text:c="18"/>"1955",</text:p>
      <text:p text:style-name="P4"><text:s text:c="18"/>"PAC0784",</text:p>
      <text:p text:style-name="P4"><text:s text:c="18"/>"4.519.592"</text:p>
      <text:p text:style-name="P4"><text:s text:c="16"/>],</text:p>
      <text:p text:style-name="P4"><text:s text:c="16"/>[</text:p>
      <text:p text:style-name="P4"><text:s text:c="18"/>"1956",</text:p>
      <text:p text:style-name="P4"><text:s text:c="18"/>"PAC0785",</text:p>
      <text:p text:style-name="P4"><text:s text:c="18"/>"5.219.592"</text:p>
      <text:p text:style-name="P4"><text:s text:c="16"/>],</text:p>
      <text:p text:style-name="P4"><text:s text:c="16"/>[</text:p>
      <text:p text:style-name="P4"><text:s text:c="18"/>"1959",</text:p>
      <text:p text:style-name="P4"><text:soft-page-break/><text:s text:c="18"/>"PAC0789",</text:p>
      <text:p text:style-name="P4"><text:s text:c="18"/>"7.519.592"</text:p>
      <text:p text:style-name="P4"><text:s text:c="16"/>],</text:p>
      <text:p text:style-name="P4"><text:s text:c="16"/>[</text:p>
      <text:p text:style-name="P4"><text:s text:c="18"/>"2003",</text:p>
      <text:p text:style-name="P4"><text:s text:c="18"/>"PAC0716",</text:p>
      <text:p text:style-name="P4"><text:s text:c="18"/>"7.629.597"</text:p>
      <text:p text:style-name="P4"><text:s text:c="16"/>],</text:p>
      <text:p text:style-name="P4"><text:s text:c="16"/>[</text:p>
      <text:p text:style-name="P4"><text:s text:c="18"/>"2007",</text:p>
      <text:p text:style-name="P4"><text:s text:c="18"/>"PAC0740",</text:p>
      <text:p text:style-name="P4"><text:s text:c="18"/>"3.269.592"</text:p>
      <text:p text:style-name="P4"><text:s text:c="16"/>],</text:p>
      <text:p text:style-name="P4"><text:s text:c="16"/>[</text:p>
      <text:p text:style-name="P4"><text:s text:c="18"/>"2009",</text:p>
      <text:p text:style-name="P4"><text:s text:c="18"/>"PAC0745",</text:p>
      <text:p text:style-name="P4"><text:s text:c="18"/>"3.989.592"</text:p>
      <text:p text:style-name="P4"><text:s text:c="16"/>],</text:p>
      <text:p text:style-name="P4"><text:s text:c="16"/>[</text:p>
      <text:p text:style-name="P4"><text:s text:c="18"/>"2010",</text:p>
      <text:p text:style-name="P4"><text:s text:c="18"/>"PAC0746",</text:p>
      <text:p text:style-name="P4"><text:s text:c="18"/>"4.689.592"</text:p>
      <text:p text:style-name="P4"><text:s text:c="16"/>],</text:p>
      <text:p text:style-name="P4"><text:s text:c="16"/>[</text:p>
      <text:p text:style-name="P4"><text:s text:c="18"/>"2073",</text:p>
      <text:p text:style-name="P4"><text:s text:c="18"/>"PAC0802",</text:p>
      <text:p text:style-name="P4"><text:s text:c="18"/>"5.108.693"</text:p>
      <text:p text:style-name="P4"><text:s text:c="16"/>],</text:p>
      <text:p text:style-name="P4"><text:s text:c="16"/>[</text:p>
      <text:p text:style-name="P4"><text:s text:c="18"/>"2279",</text:p>
      <text:p text:style-name="P4"><text:s text:c="18"/>"TRA0011",</text:p>
      <text:p text:style-name="P4"><text:s text:c="18"/>"4.528.062"</text:p>
      <text:p text:style-name="P4"><text:s text:c="16"/>],</text:p>
      <text:p text:style-name="P4"><text:s text:c="16"/>[</text:p>
      <text:p text:style-name="P4"><text:s text:c="18"/>"2306",</text:p>
      <text:p text:style-name="P4"><text:s text:c="18"/>"TRA0039",</text:p>
      <text:p text:style-name="P4"><text:s text:c="18"/>"4.528.062"</text:p>
      <text:p text:style-name="P4"><text:s text:c="16"/>],</text:p>
      <text:p text:style-name="P4"><text:s text:c="16"/>[</text:p>
      <text:p text:style-name="P4"><text:s text:c="18"/>"2683",</text:p>
      <text:p text:style-name="P4"><text:s text:c="18"/>"QNA0110",</text:p>
      <text:p text:style-name="P4"><text:s text:c="18"/>"9.669.897"</text:p>
      <text:p text:style-name="P4"><text:s text:c="16"/>],</text:p>
      <text:p text:style-name="P4"><text:s text:c="16"/>[</text:p>
      <text:p text:style-name="P4"><text:s text:c="18"/>"2819",</text:p>
      <text:p text:style-name="P4"><text:s text:c="18"/>"SMA0007",</text:p>
      <text:p text:style-name="P4"><text:s text:c="18"/>"2.699.873"</text:p>
      <text:p text:style-name="P4"><text:s text:c="16"/>],</text:p>
      <text:p text:style-name="P4"><text:s text:c="16"/>[</text:p>
      <text:p text:style-name="P4"><text:soft-page-break/><text:s text:c="18"/>"2826",</text:p>
      <text:p text:style-name="P4"><text:s text:c="18"/>"SMA0008",</text:p>
      <text:p text:style-name="P4"><text:s text:c="18"/>"1.999.888"</text:p>
      <text:p text:style-name="P4"><text:s text:c="16"/>],</text:p>
      <text:p text:style-name="P4"><text:s text:c="16"/>[</text:p>
      <text:p text:style-name="P4"><text:s text:c="18"/>"2827",</text:p>
      <text:p text:style-name="P4"><text:s text:c="18"/>"SMA0009",</text:p>
      <text:p text:style-name="P4"><text:s text:c="18"/>"1.899.942"</text:p>
      <text:p text:style-name="P4"><text:s text:c="16"/>],</text:p>
      <text:p text:style-name="P4"><text:s text:c="16"/>[</text:p>
      <text:p text:style-name="P4"><text:s text:c="18"/>"2906",</text:p>
      <text:p text:style-name="P4"><text:s text:c="18"/>"SNN0051",</text:p>
      <text:p text:style-name="P4"><text:s text:c="18"/>"9.990.002"</text:p>
      <text:p text:style-name="P4"><text:s text:c="16"/>],</text:p>
      <text:p text:style-name="P4"><text:s text:c="16"/>[</text:p>
      <text:p text:style-name="P4"><text:s text:c="18"/>"10640",</text:p>
      <text:p text:style-name="P4"><text:s text:c="18"/>"IOT0018",</text:p>
      <text:p text:style-name="P4"><text:s text:c="18"/>"2.499.013"</text:p>
      <text:p text:style-name="P4"><text:s text:c="16"/>],</text:p>
      <text:p text:style-name="P4"><text:s text:c="16"/>[</text:p>
      <text:p text:style-name="P4"><text:s text:c="18"/>"10887",</text:p>
      <text:p text:style-name="P4"><text:s text:c="18"/>"PAC1201",</text:p>
      <text:p text:style-name="P4"><text:s text:c="18"/>"2.659.607"</text:p>
      <text:p text:style-name="P4"><text:s text:c="16"/>],</text:p>
      <text:p text:style-name="P4"><text:s text:c="16"/>[</text:p>
      <text:p text:style-name="P4"><text:s text:c="18"/>"10900",</text:p>
      <text:p text:style-name="P4"><text:s text:c="18"/>"PAC1202",</text:p>
      <text:p text:style-name="P4"><text:s text:c="18"/>"2.979.652"</text:p>
      <text:p text:style-name="P4"><text:s text:c="16"/>],</text:p>
      <text:p text:style-name="P4"><text:s text:c="16"/>[</text:p>
      <text:p text:style-name="P4"><text:s text:c="18"/>"11102",</text:p>
      <text:p text:style-name="P4"><text:s text:c="18"/>"KAN0022-A",</text:p>
      <text:p text:style-name="P4"><text:s text:c="18"/>"1.199.897"</text:p>
      <text:p text:style-name="P4"><text:s text:c="16"/>],</text:p>
      <text:p text:style-name="P4"><text:s text:c="16"/>[</text:p>
      <text:p text:style-name="P4"><text:s text:c="18"/>"11182",</text:p>
      <text:p text:style-name="P4"><text:s text:c="18"/>"PAC1647",</text:p>
      <text:p text:style-name="P4"><text:s text:c="18"/>"5.280.782"</text:p>
      <text:p text:style-name="P4"><text:s text:c="16"/>],</text:p>
      <text:p text:style-name="P4"><text:s text:c="16"/>[</text:p>
      <text:p text:style-name="P4"><text:s text:c="18"/>"11184",</text:p>
      <text:p text:style-name="P4"><text:s text:c="18"/>"PAC1653",</text:p>
      <text:p text:style-name="P4"><text:s text:c="18"/>"17.280.582"</text:p>
      <text:p text:style-name="P4"><text:s text:c="16"/>]</text:p>
      <text:p text:style-name="P4"><text:s text:c="14"/>],</text:p>
      <text:p text:style-name="P4"><text:s text:c="14"/>"shape": {</text:p>
      <text:p text:style-name="P4"><text:s text:c="16"/>"columns": 2,</text:p>
      <text:p text:style-name="P4"><text:s text:c="16"/>"rows": 377</text:p>
      <text:p text:style-name="P4"><text:s text:c="14"/>}</text:p>
      <text:p text:style-name="P4"><text:soft-page-break/><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sku&lt;/th&gt;\n",</text:p>
      <text:p text:style-name="P4"><text:s text:c="14"/>" <text:s text:c="5"/>&lt;th&gt;pric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665&lt;/th&gt;\n",</text:p>
      <text:p text:style-name="P4"><text:s text:c="14"/>" <text:s text:c="5"/>&lt;td&gt;CRU0015-2&lt;/td&gt;\n",</text:p>
      <text:p text:style-name="P4"><text:s text:c="14"/>" <text:s text:c="5"/>&lt;td&gt;1.639.792&lt;/td&gt;\n",</text:p>
      <text:p text:style-name="P4"><text:s text:c="14"/>" <text:s text:c="3"/>&lt;/tr&gt;\n",</text:p>
      <text:p text:style-name="P4"><text:s text:c="14"/>" <text:s text:c="3"/>&lt;tr&gt;\n",</text:p>
      <text:p text:style-name="P4"><text:s text:c="14"/>" <text:s text:c="5"/>&lt;th&gt;792&lt;/th&gt;\n",</text:p>
      <text:p text:style-name="P4"><text:s text:c="14"/>" <text:s text:c="5"/>&lt;td&gt;APP0672&lt;/td&gt;\n",</text:p>
      <text:p text:style-name="P4"><text:s text:c="14"/>" <text:s text:c="5"/>&lt;td&gt;4.694.994&lt;/td&gt;\n",</text:p>
      <text:p text:style-name="P4"><text:s text:c="14"/>" <text:s text:c="3"/>&lt;/tr&gt;\n",</text:p>
      <text:p text:style-name="P4"><text:s text:c="14"/>" <text:s text:c="3"/>&lt;tr&gt;\n",</text:p>
      <text:p text:style-name="P4"><text:s text:c="14"/>" <text:s text:c="5"/>&lt;th&gt;797&lt;/th&gt;\n",</text:p>
      <text:p text:style-name="P4"><text:s text:c="14"/>" <text:s text:c="5"/>&lt;td&gt;APP0673&lt;/td&gt;\n",</text:p>
      <text:p text:style-name="P4"><text:s text:c="14"/>" <text:s text:c="5"/>&lt;td&gt;4.090.042&lt;/td&gt;\n",</text:p>
      <text:p text:style-name="P4"><text:s text:c="14"/>" <text:s text:c="3"/>&lt;/tr&gt;\n",</text:p>
      <text:p text:style-name="P4"><text:s text:c="14"/>" <text:s text:c="3"/>&lt;tr&gt;\n",</text:p>
      <text:p text:style-name="P4"><text:s text:c="14"/>" <text:s text:c="5"/>&lt;th&gt;827&lt;/th&gt;\n",</text:p>
      <text:p text:style-name="P4"><text:s text:c="14"/>" <text:s text:c="5"/>&lt;td&gt;PAC0339&lt;/td&gt;\n",</text:p>
      <text:p text:style-name="P4"><text:s text:c="14"/>" <text:s text:c="5"/>&lt;td&gt;2.199.791&lt;/td&gt;\n",</text:p>
      <text:p text:style-name="P4"><text:s text:c="14"/>" <text:s text:c="3"/>&lt;/tr&gt;\n",</text:p>
      <text:p text:style-name="P4"><text:s text:c="14"/>" <text:s text:c="3"/>&lt;tr&gt;\n",</text:p>
      <text:p text:style-name="P4"><text:s text:c="14"/>" <text:s text:c="5"/>&lt;th&gt;885&lt;/th&gt;\n",</text:p>
      <text:p text:style-name="P4"><text:s text:c="14"/>" <text:s text:c="5"/>&lt;td&gt;PAC0376&lt;/td&gt;\n",</text:p>
      <text:p text:style-name="P4"><text:s text:c="14"/>" <text:s text:c="5"/>&lt;td&gt;5.609.698&lt;/td&gt;\n",</text:p>
      <text:p text:style-name="P4"><text:soft-page-break/><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19312&lt;/th&gt;\n",</text:p>
      <text:p text:style-name="P4"><text:s text:c="14"/>" <text:s text:c="5"/>&lt;td&gt;REP0424&lt;/td&gt;\n",</text:p>
      <text:p text:style-name="P4"><text:s text:c="14"/>" <text:s text:c="5"/>&lt;td&gt;6.999.003&lt;/td&gt;\n",</text:p>
      <text:p text:style-name="P4"><text:s text:c="14"/>" <text:s text:c="3"/>&lt;/tr&gt;\n",</text:p>
      <text:p text:style-name="P4"><text:s text:c="14"/>" <text:s text:c="3"/>&lt;tr&gt;\n",</text:p>
      <text:p text:style-name="P4"><text:s text:c="14"/>" <text:s text:c="5"/>&lt;th&gt;19313&lt;/th&gt;\n",</text:p>
      <text:p text:style-name="P4"><text:s text:c="14"/>" <text:s text:c="5"/>&lt;td&gt;REP0421&lt;/td&gt;\n",</text:p>
      <text:p text:style-name="P4"><text:s text:c="14"/>" <text:s text:c="5"/>&lt;td&gt;6.999.003&lt;/td&gt;\n",</text:p>
      <text:p text:style-name="P4"><text:s text:c="14"/>" <text:s text:c="3"/>&lt;/tr&gt;\n",</text:p>
      <text:p text:style-name="P4"><text:s text:c="14"/>" <text:s text:c="3"/>&lt;tr&gt;\n",</text:p>
      <text:p text:style-name="P4"><text:s text:c="14"/>" <text:s text:c="5"/>&lt;th&gt;19314&lt;/th&gt;\n",</text:p>
      <text:p text:style-name="P4"><text:s text:c="14"/>" <text:s text:c="5"/>&lt;td&gt;REP0416&lt;/td&gt;\n",</text:p>
      <text:p text:style-name="P4"><text:s text:c="14"/>" <text:s text:c="5"/>&lt;td&gt;6.999.003&lt;/td&gt;\n",</text:p>
      <text:p text:style-name="P4"><text:s text:c="14"/>" <text:s text:c="3"/>&lt;/tr&gt;\n",</text:p>
      <text:p text:style-name="P4"><text:s text:c="14"/>" <text:s text:c="3"/>&lt;tr&gt;\n",</text:p>
      <text:p text:style-name="P4"><text:s text:c="14"/>" <text:s text:c="5"/>&lt;th&gt;19315&lt;/th&gt;\n",</text:p>
      <text:p text:style-name="P4"><text:s text:c="14"/>" <text:s text:c="5"/>&lt;td&gt;REP0413&lt;/td&gt;\n",</text:p>
      <text:p text:style-name="P4"><text:s text:c="14"/>" <text:s text:c="5"/>&lt;td&gt;6.999.003&lt;/td&gt;\n",</text:p>
      <text:p text:style-name="P4"><text:s text:c="14"/>" <text:s text:c="3"/>&lt;/tr&gt;\n",</text:p>
      <text:p text:style-name="P4"><text:s text:c="14"/>" <text:s text:c="3"/>&lt;tr&gt;\n",</text:p>
      <text:p text:style-name="P4"><text:s text:c="14"/>" <text:s text:c="5"/>&lt;th&gt;19316&lt;/th&gt;\n",</text:p>
      <text:p text:style-name="P4"><text:s text:c="14"/>" <text:s text:c="5"/>&lt;td&gt;REP0407&lt;/td&gt;\n",</text:p>
      <text:p text:style-name="P4"><text:s text:c="14"/>" <text:s text:c="5"/>&lt;td&gt;6.999.003&lt;/td&gt;\n",</text:p>
      <text:p text:style-name="P4"><text:s text:c="14"/>" <text:s text:c="3"/>&lt;/tr&gt;\n",</text:p>
      <text:p text:style-name="P4"><text:s text:c="14"/>" <text:s/>&lt;/tbody&gt;\n",</text:p>
      <text:p text:style-name="P4"><text:s text:c="14"/>"&lt;/table&gt;\n",</text:p>
      <text:p text:style-name="P4"><text:s text:c="14"/>"&lt;p&gt;377 rows × 2 columns&lt;/p&gt;\n",</text:p>
      <text:p text:style-name="P4"><text:s text:c="14"/>"&lt;/div&gt;"</text:p>
      <text:p text:style-name="P4"><text:s text:c="12"/>],</text:p>
      <text:p text:style-name="P4"><text:s text:c="12"/>"text/plain": [</text:p>
      <text:p text:style-name="P4"><text:s text:c="14"/>" <text:s text:c="12"/>sku <text:s text:c="5"/>price\n",</text:p>
      <text:p text:style-name="P4"><text:s text:c="14"/>"665 <text:s text:c="3"/>CRU0015-2 <text:s/>1.639.792\n",</text:p>
      <text:p text:style-name="P4"><text:s text:c="14"/>"792 <text:s text:c="5"/>APP0672 <text:s/>4.694.994\n",</text:p>
      <text:p text:style-name="P4"><text:s text:c="14"/>"797 <text:s text:c="5"/>APP0673 <text:s/>4.090.042\n",</text:p>
      <text:p text:style-name="P4"><text:s text:c="14"/>"827 <text:s text:c="5"/>PAC0339 <text:s/>2.199.791\n",</text:p>
      <text:p text:style-name="P4"><text:s text:c="14"/>"885 <text:s text:c="5"/>PAC0376 <text:s/>5.609.698\n",</text:p>
      <text:p text:style-name="P4"><text:s text:c="14"/>"... <text:s text:c="9"/>... <text:s text:c="7"/>...\n",</text:p>
      <text:p text:style-name="P4"><text:s text:c="14"/>"19312 <text:s text:c="3"/>REP0424 <text:s/>6.999.003\n",</text:p>
      <text:p text:style-name="P4"><text:s text:c="14"/>"19313 <text:s text:c="3"/>REP0421 <text:s/>6.999.003\n",</text:p>
      <text:p text:style-name="P4"><text:s text:c="14"/>"19314 <text:s text:c="3"/>REP0416 <text:s/>6.999.003\n",</text:p>
      <text:p text:style-name="P4"><text:s text:c="14"/>"19315 <text:s text:c="3"/>REP0413 <text:s/>6.999.003\n",</text:p>
      <text:p text:style-name="P4"><text:s text:c="14"/>"19316 <text:s text:c="3"/>REP0407 <text:s/>6.999.003\n",</text:p>
      <text:p text:style-name="P4"><text:soft-page-break/><text:s text:c="14"/>"\n",</text:p>
      <text:p text:style-name="P4"><text:s text:c="14"/>"[377 rows x 2 columns]"</text:p>
      <text:p text:style-name="P4"><text:s text:c="12"/>]</text:p>
      <text:p text:style-name="P4"><text:s text:c="10"/>},</text:p>
      <text:p text:style-name="P4"><text:s text:c="10"/>"execution_count": 56,</text:p>
      <text:p text:style-name="P4"><text:s text:c="10"/>"metadata": {},</text:p>
      <text:p text:style-name="P4"><text:s text:c="10"/>"output_type": "execute_result"</text:p>
      <text:p text:style-name="P4"><text:s text:c="8"/>}</text:p>
      <text:p text:style-name="P4"><text:s text:c="6"/>],</text:p>
      <text:p text:style-name="P4"><text:s text:c="6"/>"source": [</text:p>
      <text:p text:style-name="P4"><text:s text:c="8"/>"# Dataframe with sku's that have more than 1 decimal point\n",</text:p>
      <text:p text:style-name="P4"><text:s text:c="8"/>"corrupted_sku"</text:p>
      <text:p text:style-name="P4"><text:s text:c="6"/>]</text:p>
      <text:p text:style-name="P4"><text:s text:c="4"/>},</text:p>
      <text:p text:style-name="P4"><text:s text:c="4"/>{</text:p>
      <text:p text:style-name="P4"><text:s text:c="6"/>"cell_type": "code",</text:p>
      <text:p text:style-name="P4"><text:s text:c="6"/>"execution_count": 57,</text:p>
      <text:p text:style-name="P4"><text:s text:c="6"/>"metadata": {},</text:p>
      <text:p text:style-name="P4"><text:s text:c="6"/>"outputs": [],</text:p>
      <text:p text:style-name="P4"><text:s text:c="6"/>"source": [</text:p>
      <text:p text:style-name="P4"><text:s text:c="8"/>"mask = orderlines_df['sku'].isin(corrupted_sku['sku'])"</text:p>
      <text:p text:style-name="P4"><text:s text:c="6"/>]</text:p>
      <text:p text:style-name="P4"><text:s text:c="4"/>},</text:p>
      <text:p text:style-name="P4"><text:s text:c="4"/>{</text:p>
      <text:p text:style-name="P4"><text:s text:c="6"/>"cell_type": "code",</text:p>
      <text:p text:style-name="P4"><text:s text:c="6"/>"execution_count": 58,</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oft-page-break/><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float64",</text:p>
      <text:p text:style-name="P4"><text:s text:c="18"/>"type": "float"</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4"/>],</text:p>
      <text:p text:style-name="P4"><text:s text:c="14"/>"ref": "65b99661-5c4e-47ac-9b4c-844d8e6e642e",</text:p>
      <text:p text:style-name="P4"><text:s text:c="14"/>"rows": [</text:p>
      <text:p text:style-name="P4"><text:s text:c="16"/>[</text:p>
      <text:p text:style-name="P4"><text:s text:c="18"/>"341",</text:p>
      <text:p text:style-name="P4"><text:s text:c="18"/>"1119745",</text:p>
      <text:p text:style-name="P4"><text:s text:c="18"/>"299860",</text:p>
      <text:p text:style-name="P4"><text:s text:c="18"/>"0",</text:p>
      <text:p text:style-name="P4"><text:s text:c="18"/>"1",</text:p>
      <text:p text:style-name="P4"><text:s text:c="18"/>"PAC1516",</text:p>
      <text:p text:style-name="P4"><text:s text:c="18"/>"457.89",</text:p>
      <text:p text:style-name="P4"><text:s text:c="18"/>"2017-01-01 18:40:38"</text:p>
      <text:p text:style-name="P4"><text:s text:c="16"/>],</text:p>
      <text:p text:style-name="P4"><text:s text:c="16"/>[</text:p>
      <text:p text:style-name="P4"><text:s text:c="18"/>"387",</text:p>
      <text:p text:style-name="P4"><text:s text:c="18"/>"1119837",</text:p>
      <text:p text:style-name="P4"><text:s text:c="18"/>"299902",</text:p>
      <text:p text:style-name="P4"><text:s text:c="18"/>"0",</text:p>
      <text:p text:style-name="P4"><text:s text:c="18"/>"1",</text:p>
      <text:p text:style-name="P4"><text:s text:c="18"/>"IOT0018",</text:p>
      <text:p text:style-name="P4"><text:s text:c="18"/>"23.74",</text:p>
      <text:p text:style-name="P4"><text:s text:c="18"/>"2017-01-01 19:32:46"</text:p>
      <text:p text:style-name="P4"><text:s text:c="16"/>],</text:p>
      <text:p text:style-name="P4"><text:s text:c="16"/>[</text:p>
      <text:p text:style-name="P4"><text:s text:c="18"/>"706",</text:p>
      <text:p text:style-name="P4"><text:s text:c="18"/>"1120440",</text:p>
      <text:p text:style-name="P4"><text:soft-page-break/><text:s text:c="18"/>"300202",</text:p>
      <text:p text:style-name="P4"><text:s text:c="18"/>"0",</text:p>
      <text:p text:style-name="P4"><text:s text:c="18"/>"1",</text:p>
      <text:p text:style-name="P4"><text:s text:c="18"/>"KIN0150",</text:p>
      <text:p text:style-name="P4"><text:s text:c="18"/>"10.99",</text:p>
      <text:p text:style-name="P4"><text:s text:c="18"/>"2017-01-02 01:31:40"</text:p>
      <text:p text:style-name="P4"><text:s text:c="16"/>],</text:p>
      <text:p text:style-name="P4"><text:s text:c="16"/>[</text:p>
      <text:p text:style-name="P4"><text:s text:c="18"/>"1103",</text:p>
      <text:p text:style-name="P4"><text:s text:c="18"/>"1121367",</text:p>
      <text:p text:style-name="P4"><text:s text:c="18"/>"300564",</text:p>
      <text:p text:style-name="P4"><text:s text:c="18"/>"0",</text:p>
      <text:p text:style-name="P4"><text:s text:c="18"/>"1",</text:p>
      <text:p text:style-name="P4"><text:s text:c="18"/>"APP0870",</text:p>
      <text:p text:style-name="P4"><text:s text:c="18"/>"519.99",</text:p>
      <text:p text:style-name="P4"><text:s text:c="18"/>"2017-01-02 13:50:49"</text:p>
      <text:p text:style-name="P4"><text:s text:c="16"/>],</text:p>
      <text:p text:style-name="P4"><text:s text:c="16"/>[</text:p>
      <text:p text:style-name="P4"><text:s text:c="18"/>"1162",</text:p>
      <text:p text:style-name="P4"><text:s text:c="18"/>"1121501",</text:p>
      <text:p text:style-name="P4"><text:s text:c="18"/>"300621",</text:p>
      <text:p text:style-name="P4"><text:s text:c="18"/>"0",</text:p>
      <text:p text:style-name="P4"><text:s text:c="18"/>"1",</text:p>
      <text:p text:style-name="P4"><text:s text:c="18"/>"IOT0018",</text:p>
      <text:p text:style-name="P4"><text:s text:c="18"/>"24.99",</text:p>
      <text:p text:style-name="P4"><text:s text:c="18"/>"2017-01-02 15:02:38"</text:p>
      <text:p text:style-name="P4"><text:s text:c="16"/>],</text:p>
      <text:p text:style-name="P4"><text:s text:c="16"/>[</text:p>
      <text:p text:style-name="P4"><text:s text:c="18"/>"1266",</text:p>
      <text:p text:style-name="P4"><text:s text:c="18"/>"1121670",</text:p>
      <text:p text:style-name="P4"><text:s text:c="18"/>"300710",</text:p>
      <text:p text:style-name="P4"><text:s text:c="18"/>"0",</text:p>
      <text:p text:style-name="P4"><text:s text:c="18"/>"1",</text:p>
      <text:p text:style-name="P4"><text:s text:c="18"/>"PAC0549",</text:p>
      <text:p text:style-name="P4"><text:s text:c="18"/>"115.99",</text:p>
      <text:p text:style-name="P4"><text:s text:c="18"/>"2017-01-02 16:33:12"</text:p>
      <text:p text:style-name="P4"><text:s text:c="16"/>],</text:p>
      <text:p text:style-name="P4"><text:s text:c="16"/>[</text:p>
      <text:p text:style-name="P4"><text:s text:c="18"/>"1457",</text:p>
      <text:p text:style-name="P4"><text:s text:c="18"/>"1122107",</text:p>
      <text:p text:style-name="P4"><text:s text:c="18"/>"300894",</text:p>
      <text:p text:style-name="P4"><text:s text:c="18"/>"0",</text:p>
      <text:p text:style-name="P4"><text:s text:c="18"/>"1",</text:p>
      <text:p text:style-name="P4"><text:s text:c="18"/>"KIN0150",</text:p>
      <text:p text:style-name="P4"><text:s text:c="18"/>"10.99",</text:p>
      <text:p text:style-name="P4"><text:s text:c="18"/>"2017-01-02 19:21:25"</text:p>
      <text:p text:style-name="P4"><text:s text:c="16"/>],</text:p>
      <text:p text:style-name="P4"><text:s text:c="16"/>[</text:p>
      <text:p text:style-name="P4"><text:s text:c="18"/>"1862",</text:p>
      <text:p text:style-name="P4"><text:soft-page-break/><text:s text:c="18"/>"1122936",</text:p>
      <text:p text:style-name="P4"><text:s text:c="18"/>"301279",</text:p>
      <text:p text:style-name="P4"><text:s text:c="18"/>"0",</text:p>
      <text:p text:style-name="P4"><text:s text:c="18"/>"1",</text:p>
      <text:p text:style-name="P4"><text:s text:c="18"/>"APP0880",</text:p>
      <text:p text:style-name="P4"><text:s text:c="18"/>"629.99",</text:p>
      <text:p text:style-name="P4"><text:s text:c="18"/>"2017-01-03 06:09:45"</text:p>
      <text:p text:style-name="P4"><text:s text:c="16"/>],</text:p>
      <text:p text:style-name="P4"><text:s text:c="16"/>[</text:p>
      <text:p text:style-name="P4"><text:s text:c="18"/>"2072",</text:p>
      <text:p text:style-name="P4"><text:s text:c="18"/>"1123344",</text:p>
      <text:p text:style-name="P4"><text:s text:c="18"/>"301480",</text:p>
      <text:p text:style-name="P4"><text:s text:c="18"/>"0",</text:p>
      <text:p text:style-name="P4"><text:s text:c="18"/>"1",</text:p>
      <text:p text:style-name="P4"><text:s text:c="18"/>"CRU0015-2",</text:p>
      <text:p text:style-name="P4"><text:s text:c="18"/>"124.99",</text:p>
      <text:p text:style-name="P4"><text:s text:c="18"/>"2017-01-03 11:58:12"</text:p>
      <text:p text:style-name="P4"><text:s text:c="16"/>],</text:p>
      <text:p text:style-name="P4"><text:s text:c="16"/>[</text:p>
      <text:p text:style-name="P4"><text:s text:c="18"/>"2280",</text:p>
      <text:p text:style-name="P4"><text:s text:c="18"/>"1123787",</text:p>
      <text:p text:style-name="P4"><text:s text:c="18"/>"301692",</text:p>
      <text:p text:style-name="P4"><text:s text:c="18"/>"0",</text:p>
      <text:p text:style-name="P4"><text:s text:c="18"/>"1",</text:p>
      <text:p text:style-name="P4"><text:s text:c="18"/>"APP0880",</text:p>
      <text:p text:style-name="P4"><text:s text:c="18"/>"629.99",</text:p>
      <text:p text:style-name="P4"><text:s text:c="18"/>"2017-01-03 14:57:15"</text:p>
      <text:p text:style-name="P4"><text:s text:c="16"/>],</text:p>
      <text:p text:style-name="P4"><text:s text:c="16"/>[</text:p>
      <text:p text:style-name="P4"><text:s text:c="18"/>"2425",</text:p>
      <text:p text:style-name="P4"><text:s text:c="18"/>"1124112",</text:p>
      <text:p text:style-name="P4"><text:s text:c="18"/>"301836",</text:p>
      <text:p text:style-name="P4"><text:s text:c="18"/>"0",</text:p>
      <text:p text:style-name="P4"><text:s text:c="18"/>"1",</text:p>
      <text:p text:style-name="P4"><text:s text:c="18"/>"KIN0150",</text:p>
      <text:p text:style-name="P4"><text:s text:c="18"/>"10.99",</text:p>
      <text:p text:style-name="P4"><text:s text:c="18"/>"2017-01-03 17:25:40"</text:p>
      <text:p text:style-name="P4"><text:s text:c="16"/>],</text:p>
      <text:p text:style-name="P4"><text:s text:c="16"/>[</text:p>
      <text:p text:style-name="P4"><text:s text:c="18"/>"2459",</text:p>
      <text:p text:style-name="P4"><text:s text:c="18"/>"1124180",</text:p>
      <text:p text:style-name="P4"><text:s text:c="18"/>"301872",</text:p>
      <text:p text:style-name="P4"><text:s text:c="18"/>"0",</text:p>
      <text:p text:style-name="P4"><text:s text:c="18"/>"1",</text:p>
      <text:p text:style-name="P4"><text:s text:c="18"/>"PAC1552",</text:p>
      <text:p text:style-name="P4"><text:s text:c="18"/>"232.99",</text:p>
      <text:p text:style-name="P4"><text:s text:c="18"/>"2017-01-03 18:13:03"</text:p>
      <text:p text:style-name="P4"><text:s text:c="16"/>],</text:p>
      <text:p text:style-name="P4"><text:s text:c="16"/>[</text:p>
      <text:p text:style-name="P4"><text:soft-page-break/><text:s text:c="18"/>"2806",</text:p>
      <text:p text:style-name="P4"><text:s text:c="18"/>"1127416",</text:p>
      <text:p text:style-name="P4"><text:s text:c="18"/>"302082",</text:p>
      <text:p text:style-name="P4"><text:s text:c="18"/>"0",</text:p>
      <text:p text:style-name="P4"><text:s text:c="18"/>"1",</text:p>
      <text:p text:style-name="P4"><text:s text:c="18"/>"APP0870",</text:p>
      <text:p text:style-name="P4"><text:s text:c="18"/>"539.0",</text:p>
      <text:p text:style-name="P4"><text:s text:c="18"/>"2017-01-03 22:28:04"</text:p>
      <text:p text:style-name="P4"><text:s text:c="16"/>],</text:p>
      <text:p text:style-name="P4"><text:s text:c="16"/>[</text:p>
      <text:p text:style-name="P4"><text:s text:c="18"/>"2818",</text:p>
      <text:p text:style-name="P4"><text:s text:c="18"/>"1127696",</text:p>
      <text:p text:style-name="P4"><text:s text:c="18"/>"302095",</text:p>
      <text:p text:style-name="P4"><text:s text:c="18"/>"0",</text:p>
      <text:p text:style-name="P4"><text:s text:c="18"/>"1",</text:p>
      <text:p text:style-name="P4"><text:s text:c="18"/>"TRA0039",</text:p>
      <text:p text:style-name="P4"><text:s text:c="18"/>"42.99",</text:p>
      <text:p text:style-name="P4"><text:s text:c="18"/>"2017-01-03 22:39:28"</text:p>
      <text:p text:style-name="P4"><text:s text:c="16"/>],</text:p>
      <text:p text:style-name="P4"><text:s text:c="16"/>[</text:p>
      <text:p text:style-name="P4"><text:s text:c="18"/>"2853",</text:p>
      <text:p text:style-name="P4"><text:s text:c="18"/>"1128403",</text:p>
      <text:p text:style-name="P4"><text:s text:c="18"/>"302130",</text:p>
      <text:p text:style-name="P4"><text:s text:c="18"/>"0",</text:p>
      <text:p text:style-name="P4"><text:s text:c="18"/>"1",</text:p>
      <text:p text:style-name="P4"><text:s text:c="18"/>"PAC1482",</text:p>
      <text:p text:style-name="P4"><text:s text:c="18"/>"557.99",</text:p>
      <text:p text:style-name="P4"><text:s text:c="18"/>"2017-01-03 23:09:57"</text:p>
      <text:p text:style-name="P4"><text:s text:c="16"/>],</text:p>
      <text:p text:style-name="P4"><text:s text:c="16"/>[</text:p>
      <text:p text:style-name="P4"><text:s text:c="18"/>"2943",</text:p>
      <text:p text:style-name="P4"><text:s text:c="18"/>"1129330",</text:p>
      <text:p text:style-name="P4"><text:s text:c="18"/>"302213",</text:p>
      <text:p text:style-name="P4"><text:s text:c="18"/>"0",</text:p>
      <text:p text:style-name="P4"><text:s text:c="18"/>"1",</text:p>
      <text:p text:style-name="P4"><text:s text:c="18"/>"PAC1558",</text:p>
      <text:p text:style-name="P4"><text:s text:c="18"/>"464.99",</text:p>
      <text:p text:style-name="P4"><text:s text:c="18"/>"2017-01-04 01:15:03"</text:p>
      <text:p text:style-name="P4"><text:s text:c="16"/>],</text:p>
      <text:p text:style-name="P4"><text:s text:c="16"/>[</text:p>
      <text:p text:style-name="P4"><text:s text:c="18"/>"2974",</text:p>
      <text:p text:style-name="P4"><text:s text:c="18"/>"1129384",</text:p>
      <text:p text:style-name="P4"><text:s text:c="18"/>"302247",</text:p>
      <text:p text:style-name="P4"><text:s text:c="18"/>"0",</text:p>
      <text:p text:style-name="P4"><text:s text:c="18"/>"1",</text:p>
      <text:p text:style-name="P4"><text:s text:c="18"/>"PAC1483",</text:p>
      <text:p text:style-name="P4"><text:s text:c="18"/>"650.99",</text:p>
      <text:p text:style-name="P4"><text:s text:c="18"/>"2017-01-04 04:13:41"</text:p>
      <text:p text:style-name="P4"><text:s text:c="16"/>],</text:p>
      <text:p text:style-name="P4"><text:soft-page-break/><text:s text:c="16"/>[</text:p>
      <text:p text:style-name="P4"><text:s text:c="18"/>"2992",</text:p>
      <text:p text:style-name="P4"><text:s text:c="18"/>"1129413",</text:p>
      <text:p text:style-name="P4"><text:s text:c="18"/>"302265",</text:p>
      <text:p text:style-name="P4"><text:s text:c="18"/>"0",</text:p>
      <text:p text:style-name="P4"><text:s text:c="18"/>"1",</text:p>
      <text:p text:style-name="P4"><text:s text:c="18"/>"IOT0018",</text:p>
      <text:p text:style-name="P4"><text:s text:c="18"/>"24.99",</text:p>
      <text:p text:style-name="P4"><text:s text:c="18"/>"2017-01-04 08:18:54"</text:p>
      <text:p text:style-name="P4"><text:s text:c="16"/>],</text:p>
      <text:p text:style-name="P4"><text:s text:c="16"/>[</text:p>
      <text:p text:style-name="P4"><text:s text:c="18"/>"3380",</text:p>
      <text:p text:style-name="P4"><text:s text:c="18"/>"1130228",</text:p>
      <text:p text:style-name="P4"><text:s text:c="18"/>"302635",</text:p>
      <text:p text:style-name="P4"><text:s text:c="18"/>"0",</text:p>
      <text:p text:style-name="P4"><text:s text:c="18"/>"1",</text:p>
      <text:p text:style-name="P4"><text:s text:c="18"/>"KIN0150",</text:p>
      <text:p text:style-name="P4"><text:s text:c="18"/>"10.99",</text:p>
      <text:p text:style-name="P4"><text:s text:c="18"/>"2017-01-04 17:50:03"</text:p>
      <text:p text:style-name="P4"><text:s text:c="16"/>],</text:p>
      <text:p text:style-name="P4"><text:s text:c="16"/>[</text:p>
      <text:p text:style-name="P4"><text:s text:c="18"/>"3409",</text:p>
      <text:p text:style-name="P4"><text:s text:c="18"/>"1130269",</text:p>
      <text:p text:style-name="P4"><text:s text:c="18"/>"302665",</text:p>
      <text:p text:style-name="P4"><text:s text:c="18"/>"0",</text:p>
      <text:p text:style-name="P4"><text:s text:c="18"/>"1",</text:p>
      <text:p text:style-name="P4"><text:s text:c="18"/>"CRU0015-2",</text:p>
      <text:p text:style-name="P4"><text:s text:c="18"/>"124.99",</text:p>
      <text:p text:style-name="P4"><text:s text:c="18"/>"2017-01-04 18:36:53"</text:p>
      <text:p text:style-name="P4"><text:s text:c="16"/>],</text:p>
      <text:p text:style-name="P4"><text:s text:c="16"/>[</text:p>
      <text:p text:style-name="P4"><text:s text:c="18"/>"3415",</text:p>
      <text:p text:style-name="P4"><text:s text:c="18"/>"1130277",</text:p>
      <text:p text:style-name="P4"><text:s text:c="18"/>"302665",</text:p>
      <text:p text:style-name="P4"><text:s text:c="18"/>"0",</text:p>
      <text:p text:style-name="P4"><text:s text:c="18"/>"1",</text:p>
      <text:p text:style-name="P4"><text:s text:c="18"/>"PAC1512",</text:p>
      <text:p text:style-name="P4"><text:s text:c="18"/>"605.99",</text:p>
      <text:p text:style-name="P4"><text:s text:c="18"/>"2017-01-04 18:44:34"</text:p>
      <text:p text:style-name="P4"><text:s text:c="16"/>],</text:p>
      <text:p text:style-name="P4"><text:s text:c="16"/>[</text:p>
      <text:p text:style-name="P4"><text:s text:c="18"/>"3436",</text:p>
      <text:p text:style-name="P4"><text:s text:c="18"/>"1130307",</text:p>
      <text:p text:style-name="P4"><text:s text:c="18"/>"302689",</text:p>
      <text:p text:style-name="P4"><text:s text:c="18"/>"0",</text:p>
      <text:p text:style-name="P4"><text:s text:c="18"/>"1",</text:p>
      <text:p text:style-name="P4"><text:s text:c="18"/>"CRU0015-2",</text:p>
      <text:p text:style-name="P4"><text:s text:c="18"/>"124.99",</text:p>
      <text:p text:style-name="P4"><text:s text:c="18"/>"2017-01-04 19:06:28"</text:p>
      <text:p text:style-name="P4"><text:soft-page-break/><text:s text:c="16"/>],</text:p>
      <text:p text:style-name="P4"><text:s text:c="16"/>[</text:p>
      <text:p text:style-name="P4"><text:s text:c="18"/>"3458",</text:p>
      <text:p text:style-name="P4"><text:s text:c="18"/>"1130347",</text:p>
      <text:p text:style-name="P4"><text:s text:c="18"/>"302712",</text:p>
      <text:p text:style-name="P4"><text:s text:c="18"/>"0",</text:p>
      <text:p text:style-name="P4"><text:s text:c="18"/>"1",</text:p>
      <text:p text:style-name="P4"><text:s text:c="18"/>"APP1751",</text:p>
      <text:p text:style-name="P4"><text:s text:c="18"/>"527.99",</text:p>
      <text:p text:style-name="P4"><text:s text:c="18"/>"2017-01-04 19:48:31"</text:p>
      <text:p text:style-name="P4"><text:s text:c="16"/>],</text:p>
      <text:p text:style-name="P4"><text:s text:c="16"/>[</text:p>
      <text:p text:style-name="P4"><text:s text:c="18"/>"3522",</text:p>
      <text:p text:style-name="P4"><text:s text:c="18"/>"1130456",</text:p>
      <text:p text:style-name="P4"><text:s text:c="18"/>"302769",</text:p>
      <text:p text:style-name="P4"><text:s text:c="18"/>"0",</text:p>
      <text:p text:style-name="P4"><text:s text:c="18"/>"1",</text:p>
      <text:p text:style-name="P4"><text:s text:c="18"/>"CRU0015-2",</text:p>
      <text:p text:style-name="P4"><text:s text:c="18"/>"124.99",</text:p>
      <text:p text:style-name="P4"><text:s text:c="18"/>"2017-01-04 21:34:12"</text:p>
      <text:p text:style-name="P4"><text:s text:c="16"/>],</text:p>
      <text:p text:style-name="P4"><text:s text:c="16"/>[</text:p>
      <text:p text:style-name="P4"><text:s text:c="18"/>"3752",</text:p>
      <text:p text:style-name="P4"><text:s text:c="18"/>"1130878",</text:p>
      <text:p text:style-name="P4"><text:s text:c="18"/>"302992",</text:p>
      <text:p text:style-name="P4"><text:s text:c="18"/>"0",</text:p>
      <text:p text:style-name="P4"><text:s text:c="18"/>"1",</text:p>
      <text:p text:style-name="P4"><text:s text:c="18"/>"REP0188",</text:p>
      <text:p text:style-name="P4"><text:s text:c="18"/>"209.9",</text:p>
      <text:p text:style-name="P4"><text:s text:c="18"/>"2017-01-05 09:46:22"</text:p>
      <text:p text:style-name="P4"><text:s text:c="16"/>],</text:p>
      <text:p text:style-name="P4"><text:s text:c="16"/>[</text:p>
      <text:p text:style-name="P4"><text:s text:c="18"/>"3972",</text:p>
      <text:p text:style-name="P4"><text:s text:c="18"/>"1131349",</text:p>
      <text:p text:style-name="P4"><text:s text:c="18"/>"303211",</text:p>
      <text:p text:style-name="P4"><text:s text:c="18"/>"0",</text:p>
      <text:p text:style-name="P4"><text:s text:c="18"/>"1",</text:p>
      <text:p text:style-name="P4"><text:s text:c="18"/>"TRA0039",</text:p>
      <text:p text:style-name="P4"><text:s text:c="18"/>"42.99",</text:p>
      <text:p text:style-name="P4"><text:s text:c="18"/>"2017-01-05 14:38:24"</text:p>
      <text:p text:style-name="P4"><text:s text:c="16"/>],</text:p>
      <text:p text:style-name="P4"><text:s text:c="16"/>[</text:p>
      <text:p text:style-name="P4"><text:s text:c="18"/>"3999",</text:p>
      <text:p text:style-name="P4"><text:s text:c="18"/>"1131399",</text:p>
      <text:p text:style-name="P4"><text:s text:c="18"/>"303234",</text:p>
      <text:p text:style-name="P4"><text:s text:c="18"/>"0",</text:p>
      <text:p text:style-name="P4"><text:s text:c="18"/>"2",</text:p>
      <text:p text:style-name="P4"><text:s text:c="18"/>"APP0871",</text:p>
      <text:p text:style-name="P4"><text:s text:c="18"/>"539.0",</text:p>
      <text:p text:style-name="P4"><text:soft-page-break/><text:s text:c="18"/>"2017-01-05 15:30:23"</text:p>
      <text:p text:style-name="P4"><text:s text:c="16"/>],</text:p>
      <text:p text:style-name="P4"><text:s text:c="16"/>[</text:p>
      <text:p text:style-name="P4"><text:s text:c="18"/>"4253",</text:p>
      <text:p text:style-name="P4"><text:s text:c="18"/>"1131979",</text:p>
      <text:p text:style-name="P4"><text:s text:c="18"/>"303475",</text:p>
      <text:p text:style-name="P4"><text:s text:c="18"/>"0",</text:p>
      <text:p text:style-name="P4"><text:s text:c="18"/>"1",</text:p>
      <text:p text:style-name="P4"><text:s text:c="18"/>"PAC1552",</text:p>
      <text:p text:style-name="P4"><text:s text:c="18"/>"216.99",</text:p>
      <text:p text:style-name="P4"><text:s text:c="18"/>"2017-01-06 04:30:14"</text:p>
      <text:p text:style-name="P4"><text:s text:c="16"/>],</text:p>
      <text:p text:style-name="P4"><text:s text:c="16"/>[</text:p>
      <text:p text:style-name="P4"><text:s text:c="18"/>"4254",</text:p>
      <text:p text:style-name="P4"><text:s text:c="18"/>"1131981",</text:p>
      <text:p text:style-name="P4"><text:s text:c="18"/>"303476",</text:p>
      <text:p text:style-name="P4"><text:s text:c="18"/>"0",</text:p>
      <text:p text:style-name="P4"><text:s text:c="18"/>"1",</text:p>
      <text:p text:style-name="P4"><text:s text:c="18"/>"PAC1552",</text:p>
      <text:p text:style-name="P4"><text:s text:c="18"/>"216.99",</text:p>
      <text:p text:style-name="P4"><text:s text:c="18"/>"2017-01-06 04:39:04"</text:p>
      <text:p text:style-name="P4"><text:s text:c="16"/>],</text:p>
      <text:p text:style-name="P4"><text:s text:c="16"/>[</text:p>
      <text:p text:style-name="P4"><text:s text:c="18"/>"4255",</text:p>
      <text:p text:style-name="P4"><text:s text:c="18"/>"1131983",</text:p>
      <text:p text:style-name="P4"><text:s text:c="18"/>"303477",</text:p>
      <text:p text:style-name="P4"><text:s text:c="18"/>"0",</text:p>
      <text:p text:style-name="P4"><text:s text:c="18"/>"1",</text:p>
      <text:p text:style-name="P4"><text:s text:c="18"/>"PAC1552",</text:p>
      <text:p text:style-name="P4"><text:s text:c="18"/>"216.99",</text:p>
      <text:p text:style-name="P4"><text:s text:c="18"/>"2017-01-06 04:41:19"</text:p>
      <text:p text:style-name="P4"><text:s text:c="16"/>],</text:p>
      <text:p text:style-name="P4"><text:s text:c="16"/>[</text:p>
      <text:p text:style-name="P4"><text:s text:c="18"/>"4256",</text:p>
      <text:p text:style-name="P4"><text:s text:c="18"/>"1131985",</text:p>
      <text:p text:style-name="P4"><text:s text:c="18"/>"303478",</text:p>
      <text:p text:style-name="P4"><text:s text:c="18"/>"0",</text:p>
      <text:p text:style-name="P4"><text:s text:c="18"/>"1",</text:p>
      <text:p text:style-name="P4"><text:s text:c="18"/>"PAC1552",</text:p>
      <text:p text:style-name="P4"><text:s text:c="18"/>"216.99",</text:p>
      <text:p text:style-name="P4"><text:s text:c="18"/>"2017-01-06 04:42:29"</text:p>
      <text:p text:style-name="P4"><text:s text:c="16"/>],</text:p>
      <text:p text:style-name="P4"><text:s text:c="16"/>[</text:p>
      <text:p text:style-name="P4"><text:s text:c="18"/>"4616",</text:p>
      <text:p text:style-name="P4"><text:s text:c="18"/>"1132634",</text:p>
      <text:p text:style-name="P4"><text:s text:c="18"/>"303836",</text:p>
      <text:p text:style-name="P4"><text:s text:c="18"/>"0",</text:p>
      <text:p text:style-name="P4"><text:s text:c="18"/>"1",</text:p>
      <text:p text:style-name="P4"><text:s text:c="18"/>"KIN0150",</text:p>
      <text:p text:style-name="P4"><text:soft-page-break/><text:s text:c="18"/>"7.99",</text:p>
      <text:p text:style-name="P4"><text:s text:c="18"/>"2017-01-06 21:28:02"</text:p>
      <text:p text:style-name="P4"><text:s text:c="16"/>],</text:p>
      <text:p text:style-name="P4"><text:s text:c="16"/>[</text:p>
      <text:p text:style-name="P4"><text:s text:c="18"/>"4635",</text:p>
      <text:p text:style-name="P4"><text:s text:c="18"/>"1132676",</text:p>
      <text:p text:style-name="P4"><text:s text:c="18"/>"303851",</text:p>
      <text:p text:style-name="P4"><text:s text:c="18"/>"0",</text:p>
      <text:p text:style-name="P4"><text:s text:c="18"/>"1",</text:p>
      <text:p text:style-name="P4"><text:s text:c="18"/>"CRU0015-2",</text:p>
      <text:p text:style-name="P4"><text:s text:c="18"/>"124.99",</text:p>
      <text:p text:style-name="P4"><text:s text:c="18"/>"2017-01-06 21:55:18"</text:p>
      <text:p text:style-name="P4"><text:s text:c="16"/>],</text:p>
      <text:p text:style-name="P4"><text:s text:c="16"/>[</text:p>
      <text:p text:style-name="P4"><text:s text:c="18"/>"4650",</text:p>
      <text:p text:style-name="P4"><text:s text:c="18"/>"1132714",</text:p>
      <text:p text:style-name="P4"><text:s text:c="18"/>"303853",</text:p>
      <text:p text:style-name="P4"><text:s text:c="18"/>"0",</text:p>
      <text:p text:style-name="P4"><text:s text:c="18"/>"1",</text:p>
      <text:p text:style-name="P4"><text:s text:c="18"/>"KIN0150",</text:p>
      <text:p text:style-name="P4"><text:s text:c="18"/>"7.99",</text:p>
      <text:p text:style-name="P4"><text:s text:c="18"/>"2017-01-06 22:13:12"</text:p>
      <text:p text:style-name="P4"><text:s text:c="16"/>],</text:p>
      <text:p text:style-name="P4"><text:s text:c="16"/>[</text:p>
      <text:p text:style-name="P4"><text:s text:c="18"/>"4911",</text:p>
      <text:p text:style-name="P4"><text:s text:c="18"/>"1133326",</text:p>
      <text:p text:style-name="P4"><text:s text:c="18"/>"304117",</text:p>
      <text:p text:style-name="P4"><text:s text:c="18"/>"0",</text:p>
      <text:p text:style-name="P4"><text:s text:c="18"/>"1",</text:p>
      <text:p text:style-name="P4"><text:s text:c="18"/>"PAC1482",</text:p>
      <text:p text:style-name="P4"><text:s text:c="18"/>"557.99",</text:p>
      <text:p text:style-name="P4"><text:s text:c="18"/>"2017-01-07 10:55:06"</text:p>
      <text:p text:style-name="P4"><text:s text:c="16"/>],</text:p>
      <text:p text:style-name="P4"><text:s text:c="16"/>[</text:p>
      <text:p text:style-name="P4"><text:s text:c="18"/>"4957",</text:p>
      <text:p text:style-name="P4"><text:s text:c="18"/>"1133426",</text:p>
      <text:p text:style-name="P4"><text:s text:c="18"/>"304161",</text:p>
      <text:p text:style-name="P4"><text:s text:c="18"/>"0",</text:p>
      <text:p text:style-name="P4"><text:s text:c="18"/>"1",</text:p>
      <text:p text:style-name="P4"><text:s text:c="18"/>"CRU0015-2",</text:p>
      <text:p text:style-name="P4"><text:s text:c="18"/>"124.99",</text:p>
      <text:p text:style-name="P4"><text:s text:c="18"/>"2017-01-07 12:01:11"</text:p>
      <text:p text:style-name="P4"><text:s text:c="16"/>],</text:p>
      <text:p text:style-name="P4"><text:s text:c="16"/>[</text:p>
      <text:p text:style-name="P4"><text:s text:c="18"/>"5044",</text:p>
      <text:p text:style-name="P4"><text:s text:c="18"/>"1133620",</text:p>
      <text:p text:style-name="P4"><text:s text:c="18"/>"304241",</text:p>
      <text:p text:style-name="P4"><text:s text:c="18"/>"0",</text:p>
      <text:p text:style-name="P4"><text:s text:c="18"/>"1",</text:p>
      <text:p text:style-name="P4"><text:soft-page-break/><text:s text:c="18"/>"QNA0184",</text:p>
      <text:p text:style-name="P4"><text:s text:c="18"/>"4716.99",</text:p>
      <text:p text:style-name="P4"><text:s text:c="18"/>"2017-01-07 14:24:51"</text:p>
      <text:p text:style-name="P4"><text:s text:c="16"/>],</text:p>
      <text:p text:style-name="P4"><text:s text:c="16"/>[</text:p>
      <text:p text:style-name="P4"><text:s text:c="18"/>"5118",</text:p>
      <text:p text:style-name="P4"><text:s text:c="18"/>"1133851",</text:p>
      <text:p text:style-name="P4"><text:s text:c="18"/>"304309",</text:p>
      <text:p text:style-name="P4"><text:s text:c="18"/>"0",</text:p>
      <text:p text:style-name="P4"><text:s text:c="18"/>"1",</text:p>
      <text:p text:style-name="P4"><text:s text:c="18"/>"APP1477",</text:p>
      <text:p text:style-name="P4"><text:s text:c="18"/>"489.0",</text:p>
      <text:p text:style-name="P4"><text:s text:c="18"/>"2017-01-07 16:30:01"</text:p>
      <text:p text:style-name="P4"><text:s text:c="16"/>],</text:p>
      <text:p text:style-name="P4"><text:s text:c="16"/>[</text:p>
      <text:p text:style-name="P4"><text:s text:c="18"/>"5142",</text:p>
      <text:p text:style-name="P4"><text:s text:c="18"/>"1133905",</text:p>
      <text:p text:style-name="P4"><text:s text:c="18"/>"304334",</text:p>
      <text:p text:style-name="P4"><text:s text:c="18"/>"0",</text:p>
      <text:p text:style-name="P4"><text:s text:c="18"/>"1",</text:p>
      <text:p text:style-name="P4"><text:s text:c="18"/>"APP1477",</text:p>
      <text:p text:style-name="P4"><text:s text:c="18"/>"489.0",</text:p>
      <text:p text:style-name="P4"><text:s text:c="18"/>"2017-01-07 17:06:56"</text:p>
      <text:p text:style-name="P4"><text:s text:c="16"/>],</text:p>
      <text:p text:style-name="P4"><text:s text:c="16"/>[</text:p>
      <text:p text:style-name="P4"><text:s text:c="18"/>"5149",</text:p>
      <text:p text:style-name="P4"><text:s text:c="18"/>"1133923",</text:p>
      <text:p text:style-name="P4"><text:s text:c="18"/>"304341",</text:p>
      <text:p text:style-name="P4"><text:s text:c="18"/>"0",</text:p>
      <text:p text:style-name="P4"><text:s text:c="18"/>"1",</text:p>
      <text:p text:style-name="P4"><text:s text:c="18"/>"APP1477",</text:p>
      <text:p text:style-name="P4"><text:s text:c="18"/>"489.0",</text:p>
      <text:p text:style-name="P4"><text:s text:c="18"/>"2017-01-07 17:21:52"</text:p>
      <text:p text:style-name="P4"><text:s text:c="16"/>],</text:p>
      <text:p text:style-name="P4"><text:s text:c="16"/>[</text:p>
      <text:p text:style-name="P4"><text:s text:c="18"/>"5173",</text:p>
      <text:p text:style-name="P4"><text:s text:c="18"/>"1134002",</text:p>
      <text:p text:style-name="P4"><text:s text:c="18"/>"304366",</text:p>
      <text:p text:style-name="P4"><text:s text:c="18"/>"0",</text:p>
      <text:p text:style-name="P4"><text:s text:c="18"/>"1",</text:p>
      <text:p text:style-name="P4"><text:s text:c="18"/>"APP1477",</text:p>
      <text:p text:style-name="P4"><text:s text:c="18"/>"489.0",</text:p>
      <text:p text:style-name="P4"><text:s text:c="18"/>"2017-01-07 18:13:28"</text:p>
      <text:p text:style-name="P4"><text:s text:c="16"/>],</text:p>
      <text:p text:style-name="P4"><text:s text:c="16"/>[</text:p>
      <text:p text:style-name="P4"><text:s text:c="18"/>"5176",</text:p>
      <text:p text:style-name="P4"><text:s text:c="18"/>"1134006",</text:p>
      <text:p text:style-name="P4"><text:s text:c="18"/>"304368",</text:p>
      <text:p text:style-name="P4"><text:s text:c="18"/>"0",</text:p>
      <text:p text:style-name="P4"><text:soft-page-break/><text:s text:c="18"/>"1",</text:p>
      <text:p text:style-name="P4"><text:s text:c="18"/>"APP1477",</text:p>
      <text:p text:style-name="P4"><text:s text:c="18"/>"489.0",</text:p>
      <text:p text:style-name="P4"><text:s text:c="18"/>"2017-01-07 18:19:37"</text:p>
      <text:p text:style-name="P4"><text:s text:c="16"/>],</text:p>
      <text:p text:style-name="P4"><text:s text:c="16"/>[</text:p>
      <text:p text:style-name="P4"><text:s text:c="18"/>"5191",</text:p>
      <text:p text:style-name="P4"><text:s text:c="18"/>"1134035",</text:p>
      <text:p text:style-name="P4"><text:s text:c="18"/>"304350",</text:p>
      <text:p text:style-name="P4"><text:s text:c="18"/>"0",</text:p>
      <text:p text:style-name="P4"><text:s text:c="18"/>"2",</text:p>
      <text:p text:style-name="P4"><text:s text:c="18"/>"KIN0150",</text:p>
      <text:p text:style-name="P4"><text:s text:c="18"/>"7.99",</text:p>
      <text:p text:style-name="P4"><text:s text:c="18"/>"2017-01-07 18:43:44"</text:p>
      <text:p text:style-name="P4"><text:s text:c="16"/>],</text:p>
      <text:p text:style-name="P4"><text:s text:c="16"/>[</text:p>
      <text:p text:style-name="P4"><text:s text:c="18"/>"5294",</text:p>
      <text:p text:style-name="P4"><text:s text:c="18"/>"1134284",</text:p>
      <text:p text:style-name="P4"><text:s text:c="18"/>"303845",</text:p>
      <text:p text:style-name="P4"><text:s text:c="18"/>"0",</text:p>
      <text:p text:style-name="P4"><text:s text:c="18"/>"1",</text:p>
      <text:p text:style-name="P4"><text:s text:c="18"/>"APP0880",</text:p>
      <text:p text:style-name="P4"><text:s text:c="18"/>"629.99",</text:p>
      <text:p text:style-name="P4"><text:s text:c="18"/>"2017-01-07 21:24:57"</text:p>
      <text:p text:style-name="P4"><text:s text:c="16"/>],</text:p>
      <text:p text:style-name="P4"><text:s text:c="16"/>[</text:p>
      <text:p text:style-name="P4"><text:s text:c="18"/>"5335",</text:p>
      <text:p text:style-name="P4"><text:s text:c="18"/>"1134375",</text:p>
      <text:p text:style-name="P4"><text:s text:c="18"/>"304521",</text:p>
      <text:p text:style-name="P4"><text:s text:c="18"/>"0",</text:p>
      <text:p text:style-name="P4"><text:s text:c="18"/>"1",</text:p>
      <text:p text:style-name="P4"><text:s text:c="18"/>"APP1477",</text:p>
      <text:p text:style-name="P4"><text:s text:c="18"/>"489.0",</text:p>
      <text:p text:style-name="P4"><text:s text:c="18"/>"2017-01-07 22:21:36"</text:p>
      <text:p text:style-name="P4"><text:s text:c="16"/>],</text:p>
      <text:p text:style-name="P4"><text:s text:c="16"/>[</text:p>
      <text:p text:style-name="P4"><text:s text:c="18"/>"5431",</text:p>
      <text:p text:style-name="P4"><text:s text:c="18"/>"1134586",</text:p>
      <text:p text:style-name="P4"><text:s text:c="18"/>"304593",</text:p>
      <text:p text:style-name="P4"><text:s text:c="18"/>"0",</text:p>
      <text:p text:style-name="P4"><text:s text:c="18"/>"1",</text:p>
      <text:p text:style-name="P4"><text:s text:c="18"/>"PAC1559",</text:p>
      <text:p text:style-name="P4"><text:s text:c="18"/>"706.99",</text:p>
      <text:p text:style-name="P4"><text:s text:c="18"/>"2017-01-08 01:13:00"</text:p>
      <text:p text:style-name="P4"><text:s text:c="16"/>],</text:p>
      <text:p text:style-name="P4"><text:s text:c="16"/>[</text:p>
      <text:p text:style-name="P4"><text:s text:c="18"/>"5432",</text:p>
      <text:p text:style-name="P4"><text:s text:c="18"/>"1134588",</text:p>
      <text:p text:style-name="P4"><text:s text:c="18"/>"304593",</text:p>
      <text:p text:style-name="P4"><text:soft-page-break/><text:s text:c="18"/>"0",</text:p>
      <text:p text:style-name="P4"><text:s text:c="18"/>"1",</text:p>
      <text:p text:style-name="P4"><text:s text:c="18"/>"APP0879",</text:p>
      <text:p text:style-name="P4"><text:s text:c="18"/>"632.99",</text:p>
      <text:p text:style-name="P4"><text:s text:c="18"/>"2017-01-08 01:13:59"</text:p>
      <text:p text:style-name="P4"><text:s text:c="16"/>],</text:p>
      <text:p text:style-name="P4"><text:s text:c="16"/>[</text:p>
      <text:p text:style-name="P4"><text:s text:c="18"/>"5451",</text:p>
      <text:p text:style-name="P4"><text:s text:c="18"/>"1134615",</text:p>
      <text:p text:style-name="P4"><text:s text:c="18"/>"304607",</text:p>
      <text:p text:style-name="P4"><text:s text:c="18"/>"0",</text:p>
      <text:p text:style-name="P4"><text:s text:c="18"/>"1",</text:p>
      <text:p text:style-name="P4"><text:s text:c="18"/>"CRU0015-2",</text:p>
      <text:p text:style-name="P4"><text:s text:c="18"/>"124.99",</text:p>
      <text:p text:style-name="P4"><text:s text:c="18"/>"2017-01-08 02:11:39"</text:p>
      <text:p text:style-name="P4"><text:s text:c="16"/>],</text:p>
      <text:p text:style-name="P4"><text:s text:c="16"/>[</text:p>
      <text:p text:style-name="P4"><text:s text:c="18"/>"5458",</text:p>
      <text:p text:style-name="P4"><text:s text:c="18"/>"1134630",</text:p>
      <text:p text:style-name="P4"><text:s text:c="18"/>"304613",</text:p>
      <text:p text:style-name="P4"><text:s text:c="18"/>"0",</text:p>
      <text:p text:style-name="P4"><text:s text:c="18"/>"1",</text:p>
      <text:p text:style-name="P4"><text:s text:c="18"/>"APP0869",</text:p>
      <text:p text:style-name="P4"><text:s text:c="18"/>"518.99",</text:p>
      <text:p text:style-name="P4"><text:s text:c="18"/>"2017-01-08 02:40:54"</text:p>
      <text:p text:style-name="P4"><text:s text:c="16"/>],</text:p>
      <text:p text:style-name="P4"><text:s text:c="16"/>[</text:p>
      <text:p text:style-name="P4"><text:s text:c="18"/>"5506",</text:p>
      <text:p text:style-name="P4"><text:s text:c="18"/>"1134740",</text:p>
      <text:p text:style-name="P4"><text:s text:c="18"/>"302991",</text:p>
      <text:p text:style-name="P4"><text:s text:c="18"/>"0",</text:p>
      <text:p text:style-name="P4"><text:s text:c="18"/>"1",</text:p>
      <text:p text:style-name="P4"><text:s text:c="18"/>"PAC1525",</text:p>
      <text:p text:style-name="P4"><text:s text:c="18"/>"1458.99",</text:p>
      <text:p text:style-name="P4"><text:s text:c="18"/>"2017-01-08 10:10:02"</text:p>
      <text:p text:style-name="P4"><text:s text:c="16"/>]</text:p>
      <text:p text:style-name="P4"><text:s text:c="14"/>],</text:p>
      <text:p text:style-name="P4"><text:s text:c="14"/>"shape": {</text:p>
      <text:p text:style-name="P4"><text:s text:c="16"/>"columns": 7,</text:p>
      <text:p text:style-name="P4"><text:s text:c="16"/>"rows": 4150</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oft-page-break/><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341&lt;/th&gt;\n",</text:p>
      <text:p text:style-name="P4"><text:s text:c="14"/>" <text:s text:c="5"/>&lt;td&gt;1119745&lt;/td&gt;\n",</text:p>
      <text:p text:style-name="P4"><text:s text:c="14"/>" <text:s text:c="5"/>&lt;td&gt;299860&lt;/td&gt;\n",</text:p>
      <text:p text:style-name="P4"><text:s text:c="14"/>" <text:s text:c="5"/>&lt;td&gt;0&lt;/td&gt;\n",</text:p>
      <text:p text:style-name="P4"><text:s text:c="14"/>" <text:s text:c="5"/>&lt;td&gt;1&lt;/td&gt;\n",</text:p>
      <text:p text:style-name="P4"><text:s text:c="14"/>" <text:s text:c="5"/>&lt;td&gt;PAC1516&lt;/td&gt;\n",</text:p>
      <text:p text:style-name="P4"><text:s text:c="14"/>" <text:s text:c="5"/>&lt;td&gt;457.89&lt;/td&gt;\n",</text:p>
      <text:p text:style-name="P4"><text:s text:c="14"/>" <text:s text:c="5"/>&lt;td&gt;2017-01-01 18:40:38&lt;/td&gt;\n",</text:p>
      <text:p text:style-name="P4"><text:s text:c="14"/>" <text:s text:c="3"/>&lt;/tr&gt;\n",</text:p>
      <text:p text:style-name="P4"><text:s text:c="14"/>" <text:s text:c="3"/>&lt;tr&gt;\n",</text:p>
      <text:p text:style-name="P4"><text:s text:c="14"/>" <text:s text:c="5"/>&lt;th&gt;387&lt;/th&gt;\n",</text:p>
      <text:p text:style-name="P4"><text:s text:c="14"/>" <text:s text:c="5"/>&lt;td&gt;1119837&lt;/td&gt;\n",</text:p>
      <text:p text:style-name="P4"><text:s text:c="14"/>" <text:s text:c="5"/>&lt;td&gt;299902&lt;/td&gt;\n",</text:p>
      <text:p text:style-name="P4"><text:s text:c="14"/>" <text:s text:c="5"/>&lt;td&gt;0&lt;/td&gt;\n",</text:p>
      <text:p text:style-name="P4"><text:s text:c="14"/>" <text:s text:c="5"/>&lt;td&gt;1&lt;/td&gt;\n",</text:p>
      <text:p text:style-name="P4"><text:s text:c="14"/>" <text:s text:c="5"/>&lt;td&gt;IOT0018&lt;/td&gt;\n",</text:p>
      <text:p text:style-name="P4"><text:s text:c="14"/>" <text:s text:c="5"/>&lt;td&gt;23.74&lt;/td&gt;\n",</text:p>
      <text:p text:style-name="P4"><text:s text:c="14"/>" <text:s text:c="5"/>&lt;td&gt;2017-01-01 19:32:46&lt;/td&gt;\n",</text:p>
      <text:p text:style-name="P4"><text:s text:c="14"/>" <text:s text:c="3"/>&lt;/tr&gt;\n",</text:p>
      <text:p text:style-name="P4"><text:s text:c="14"/>" <text:s text:c="3"/>&lt;tr&gt;\n",</text:p>
      <text:p text:style-name="P4"><text:s text:c="14"/>" <text:s text:c="5"/>&lt;th&gt;706&lt;/th&gt;\n",</text:p>
      <text:p text:style-name="P4"><text:s text:c="14"/>" <text:s text:c="5"/>&lt;td&gt;1120440&lt;/td&gt;\n",</text:p>
      <text:p text:style-name="P4"><text:s text:c="14"/>" <text:s text:c="5"/>&lt;td&gt;300202&lt;/td&gt;\n",</text:p>
      <text:p text:style-name="P4"><text:s text:c="14"/>" <text:s text:c="5"/>&lt;td&gt;0&lt;/td&gt;\n",</text:p>
      <text:p text:style-name="P4"><text:s text:c="14"/>" <text:s text:c="5"/>&lt;td&gt;1&lt;/td&gt;\n",</text:p>
      <text:p text:style-name="P4"><text:s text:c="14"/>" <text:s text:c="5"/>&lt;td&gt;KIN0150&lt;/td&gt;\n",</text:p>
      <text:p text:style-name="P4"><text:soft-page-break/><text:s text:c="14"/>" <text:s text:c="5"/>&lt;td&gt;10.99&lt;/td&gt;\n",</text:p>
      <text:p text:style-name="P4"><text:s text:c="14"/>" <text:s text:c="5"/>&lt;td&gt;2017-01-02 01:31:40&lt;/td&gt;\n",</text:p>
      <text:p text:style-name="P4"><text:s text:c="14"/>" <text:s text:c="3"/>&lt;/tr&gt;\n",</text:p>
      <text:p text:style-name="P4"><text:s text:c="14"/>" <text:s text:c="3"/>&lt;tr&gt;\n",</text:p>
      <text:p text:style-name="P4"><text:s text:c="14"/>" <text:s text:c="5"/>&lt;th&gt;1103&lt;/th&gt;\n",</text:p>
      <text:p text:style-name="P4"><text:s text:c="14"/>" <text:s text:c="5"/>&lt;td&gt;1121367&lt;/td&gt;\n",</text:p>
      <text:p text:style-name="P4"><text:s text:c="14"/>" <text:s text:c="5"/>&lt;td&gt;300564&lt;/td&gt;\n",</text:p>
      <text:p text:style-name="P4"><text:s text:c="14"/>" <text:s text:c="5"/>&lt;td&gt;0&lt;/td&gt;\n",</text:p>
      <text:p text:style-name="P4"><text:s text:c="14"/>" <text:s text:c="5"/>&lt;td&gt;1&lt;/td&gt;\n",</text:p>
      <text:p text:style-name="P4"><text:s text:c="14"/>" <text:s text:c="5"/>&lt;td&gt;APP0870&lt;/td&gt;\n",</text:p>
      <text:p text:style-name="P4"><text:s text:c="14"/>" <text:s text:c="5"/>&lt;td&gt;519.99&lt;/td&gt;\n",</text:p>
      <text:p text:style-name="P4"><text:s text:c="14"/>" <text:s text:c="5"/>&lt;td&gt;2017-01-02 13:50:49&lt;/td&gt;\n",</text:p>
      <text:p text:style-name="P4"><text:s text:c="14"/>" <text:s text:c="3"/>&lt;/tr&gt;\n",</text:p>
      <text:p text:style-name="P4"><text:s text:c="14"/>" <text:s text:c="3"/>&lt;tr&gt;\n",</text:p>
      <text:p text:style-name="P4"><text:s text:c="14"/>" <text:s text:c="5"/>&lt;th&gt;1162&lt;/th&gt;\n",</text:p>
      <text:p text:style-name="P4"><text:s text:c="14"/>" <text:s text:c="5"/>&lt;td&gt;1121501&lt;/td&gt;\n",</text:p>
      <text:p text:style-name="P4"><text:s text:c="14"/>" <text:s text:c="5"/>&lt;td&gt;300621&lt;/td&gt;\n",</text:p>
      <text:p text:style-name="P4"><text:s text:c="14"/>" <text:s text:c="5"/>&lt;td&gt;0&lt;/td&gt;\n",</text:p>
      <text:p text:style-name="P4"><text:s text:c="14"/>" <text:s text:c="5"/>&lt;td&gt;1&lt;/td&gt;\n",</text:p>
      <text:p text:style-name="P4"><text:s text:c="14"/>" <text:s text:c="5"/>&lt;td&gt;IOT0018&lt;/td&gt;\n",</text:p>
      <text:p text:style-name="P4"><text:s text:c="14"/>" <text:s text:c="5"/>&lt;td&gt;24.99&lt;/td&gt;\n",</text:p>
      <text:p text:style-name="P4"><text:s text:c="14"/>" <text:s text:c="5"/>&lt;td&gt;2017-01-02 15:02:38&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293279&lt;/th&gt;\n",</text:p>
      <text:p text:style-name="P4"><text:s text:c="14"/>" <text:s text:c="5"/>&lt;td&gt;1649114&lt;/td&gt;\n",</text:p>
      <text:p text:style-name="P4"><text:s text:c="14"/>" <text:s text:c="5"/>&lt;td&gt;526844&lt;/td&gt;\n",</text:p>
      <text:p text:style-name="P4"><text:s text:c="14"/>" <text:s text:c="5"/>&lt;td&gt;0&lt;/td&gt;\n",</text:p>
      <text:p text:style-name="P4"><text:s text:c="14"/>" <text:s text:c="5"/>&lt;td&gt;1&lt;/td&gt;\n",</text:p>
      <text:p text:style-name="P4"><text:s text:c="14"/>" <text:s text:c="5"/>&lt;td&gt;APP2494&lt;/td&gt;\n",</text:p>
      <text:p text:style-name="P4"><text:s text:c="14"/>" <text:s text:c="5"/>&lt;td&gt;219.00&lt;/td&gt;\n",</text:p>
      <text:p text:style-name="P4"><text:s text:c="14"/>" <text:s text:c="5"/>&lt;td&gt;2018-03-14 10:43:52&lt;/td&gt;\n",</text:p>
      <text:p text:style-name="P4"><text:s text:c="14"/>" <text:s text:c="3"/>&lt;/tr&gt;\n",</text:p>
      <text:p text:style-name="P4"><text:s text:c="14"/>" <text:s text:c="3"/>&lt;tr&gt;\n",</text:p>
      <text:p text:style-name="P4"><text:s text:c="14"/>" <text:s text:c="5"/>&lt;th&gt;293518&lt;/th&gt;\n",</text:p>
      <text:p text:style-name="P4"><text:s text:c="14"/>" <text:s text:c="5"/>&lt;td&gt;1649570&lt;/td&gt;\n",</text:p>
      <text:p text:style-name="P4"><text:s text:c="14"/>" <text:s text:c="5"/>&lt;td&gt;527099&lt;/td&gt;\n",</text:p>
      <text:p text:style-name="P4"><text:s text:c="14"/>" <text:s text:c="5"/>&lt;td&gt;0&lt;/td&gt;\n",</text:p>
      <text:p text:style-name="P4"><text:s text:c="14"/>" <text:s text:c="5"/>&lt;td&gt;2&lt;/td&gt;\n",</text:p>
      <text:p text:style-name="P4"><text:soft-page-break/><text:s text:c="14"/>" <text:s text:c="5"/>&lt;td&gt;CAL0010&lt;/td&gt;\n",</text:p>
      <text:p text:style-name="P4"><text:s text:c="14"/>" <text:s text:c="5"/>&lt;td&gt;299.99&lt;/td&gt;\n",</text:p>
      <text:p text:style-name="P4"><text:s text:c="14"/>" <text:s text:c="5"/>&lt;td&gt;2018-03-14 11:54:58&lt;/td&gt;\n",</text:p>
      <text:p text:style-name="P4"><text:s text:c="14"/>" <text:s text:c="3"/>&lt;/tr&gt;\n",</text:p>
      <text:p text:style-name="P4"><text:s text:c="14"/>" <text:s text:c="3"/>&lt;tr&gt;\n",</text:p>
      <text:p text:style-name="P4"><text:s text:c="14"/>" <text:s text:c="5"/>&lt;th&gt;293708&lt;/th&gt;\n",</text:p>
      <text:p text:style-name="P4"><text:s text:c="14"/>" <text:s text:c="5"/>&lt;td&gt;1649954&lt;/td&gt;\n",</text:p>
      <text:p text:style-name="P4"><text:s text:c="14"/>" <text:s text:c="5"/>&lt;td&gt;527286&lt;/td&gt;\n",</text:p>
      <text:p text:style-name="P4"><text:s text:c="14"/>" <text:s text:c="5"/>&lt;td&gt;0&lt;/td&gt;\n",</text:p>
      <text:p text:style-name="P4"><text:s text:c="14"/>" <text:s text:c="5"/>&lt;td&gt;1&lt;/td&gt;\n",</text:p>
      <text:p text:style-name="P4"><text:s text:c="14"/>" <text:s text:c="5"/>&lt;td&gt;APP2490&lt;/td&gt;\n",</text:p>
      <text:p text:style-name="P4"><text:s text:c="14"/>" <text:s text:c="5"/>&lt;td&gt;1159.00&lt;/td&gt;\n",</text:p>
      <text:p text:style-name="P4"><text:s text:c="14"/>" <text:s text:c="5"/>&lt;td&gt;2018-03-14 12:55:14&lt;/td&gt;\n",</text:p>
      <text:p text:style-name="P4"><text:s text:c="14"/>" <text:s text:c="3"/>&lt;/tr&gt;\n",</text:p>
      <text:p text:style-name="P4"><text:s text:c="14"/>" <text:s text:c="3"/>&lt;tr&gt;\n",</text:p>
      <text:p text:style-name="P4"><text:s text:c="14"/>" <text:s text:c="5"/>&lt;th&gt;293781&lt;/th&gt;\n",</text:p>
      <text:p text:style-name="P4"><text:s text:c="14"/>" <text:s text:c="5"/>&lt;td&gt;1650088&lt;/td&gt;\n",</text:p>
      <text:p text:style-name="P4"><text:s text:c="14"/>" <text:s text:c="5"/>&lt;td&gt;527342&lt;/td&gt;\n",</text:p>
      <text:p text:style-name="P4"><text:s text:c="14"/>" <text:s text:c="5"/>&lt;td&gt;0&lt;/td&gt;\n",</text:p>
      <text:p text:style-name="P4"><text:s text:c="14"/>" <text:s text:c="5"/>&lt;td&gt;1&lt;/td&gt;\n",</text:p>
      <text:p text:style-name="P4"><text:s text:c="14"/>" <text:s text:c="5"/>&lt;td&gt;APP2492&lt;/td&gt;\n",</text:p>
      <text:p text:style-name="P4"><text:s text:c="14"/>" <text:s text:c="5"/>&lt;td&gt;1329.00&lt;/td&gt;\n",</text:p>
      <text:p text:style-name="P4"><text:s text:c="14"/>" <text:s text:c="5"/>&lt;td&gt;2018-03-14 13:24:51&lt;/td&gt;\n",</text:p>
      <text:p text:style-name="P4"><text:s text:c="14"/>" <text:s text:c="3"/>&lt;/tr&gt;\n",</text:p>
      <text:p text:style-name="P4"><text:s text:c="14"/>" <text:s text:c="3"/>&lt;tr&gt;\n",</text:p>
      <text:p text:style-name="P4"><text:s text:c="14"/>" <text:s text:c="5"/>&lt;th&gt;293806&lt;/th&gt;\n",</text:p>
      <text:p text:style-name="P4"><text:s text:c="14"/>" <text:s text:c="5"/>&lt;td&gt;1650135&lt;/td&gt;\n",</text:p>
      <text:p text:style-name="P4"><text:s text:c="14"/>" <text:s text:c="5"/>&lt;td&gt;527364&lt;/td&gt;\n",</text:p>
      <text:p text:style-name="P4"><text:s text:c="14"/>" <text:s text:c="5"/>&lt;td&gt;0&lt;/td&gt;\n",</text:p>
      <text:p text:style-name="P4"><text:s text:c="14"/>" <text:s text:c="5"/>&lt;td&gt;1&lt;/td&gt;\n",</text:p>
      <text:p text:style-name="P4"><text:s text:c="14"/>" <text:s text:c="5"/>&lt;td&gt;APP2491&lt;/td&gt;\n",</text:p>
      <text:p text:style-name="P4"><text:s text:c="14"/>" <text:s text:c="5"/>&lt;td&gt;1329.00&lt;/td&gt;\n",</text:p>
      <text:p text:style-name="P4"><text:s text:c="14"/>" <text:s text:c="5"/>&lt;td&gt;2018-03-14 13:36:13&lt;/td&gt;\n",</text:p>
      <text:p text:style-name="P4"><text:s text:c="14"/>" <text:s text:c="3"/>&lt;/tr&gt;\n",</text:p>
      <text:p text:style-name="P4"><text:s text:c="14"/>" <text:s/>&lt;/tbody&gt;\n",</text:p>
      <text:p text:style-name="P4"><text:s text:c="14"/>"&lt;/table&gt;\n",</text:p>
      <text:p text:style-name="P4"><text:s text:c="14"/>"&lt;p&gt;4150 rows × 7 columns&lt;/p&gt;\n",</text:p>
      <text:p text:style-name="P4"><text:s text:c="14"/>"&lt;/div&gt;"</text:p>
      <text:p text:style-name="P4"><text:s text:c="12"/>],</text:p>
      <text:p text:style-name="P4"><text:s text:c="12"/>"text/plain": [</text:p>
      <text:p text:style-name="P4"><text:s text:c="14"/>" <text:s text:c="12"/>id <text:s/>id_order <text:s/>product_id <text:s/>product_quantity <text:s text:c="5"/>sku <text:s/>unit_price <text:s/>\\\n",</text:p>
      <text:p text:style-name="P4"><text:s text:c="14"/>"341 <text:s text:c="4"/>1119745 <text:s text:c="3"/>299860 <text:s text:c="10"/>0 <text:s text:c="16"/>1 <text:s/>PAC1516 <text:s text:c="5"/>457.89 <text:s text:c="2"/>\n",</text:p>
      <text:p text:style-name="P4"><text:s text:c="14"/>"387 <text:s text:c="4"/>1119837 <text:s text:c="3"/>299902 <text:s text:c="10"/>0 <text:s text:c="16"/>1 <text:s/>IOT0018 <text:s text:c="6"/>23.74 <text:s text:c="2"/>\n",</text:p>
      <text:p text:style-name="P4"><text:s text:c="14"/>"706 <text:s text:c="4"/>1120440 <text:s text:c="3"/>300202 <text:s text:c="10"/>0 <text:s text:c="16"/>1 <text:s/>KIN0150 <text:s text:c="6"/>10.99 <text:s text:c="2"/>\n",</text:p>
      <text:p text:style-name="P4"><text:s text:c="14"/>"1103 <text:s text:c="3"/>1121367 <text:s text:c="3"/>300564 <text:s text:c="10"/>0 <text:s text:c="16"/>1 <text:s/>APP0870 <text:s text:c="5"/>519.99 <text:s text:c="2"/>\n",</text:p>
      <text:p text:style-name="P4"><text:s text:c="14"/>"1162 <text:s text:c="3"/>1121501 <text:s text:c="3"/>300621 <text:s text:c="10"/>0 <text:s text:c="16"/>1 <text:s/>IOT0018 <text:s text:c="6"/>24.99 <text:s text:c="2"/>\n",</text:p>
      <text:p text:style-name="P4"><text:s text:c="14"/>"... <text:s text:c="8"/>... <text:s text:c="6"/>... <text:s text:c="8"/>... <text:s text:c="14"/>... <text:s text:c="5"/>... <text:s text:c="8"/>... <text:s text:c="2"/>\n",</text:p>
      <text:p text:style-name="P4"><text:s text:c="14"/>"293279 <text:s/>1649114 <text:s text:c="3"/>526844 <text:s text:c="10"/>0 <text:s text:c="16"/>1 <text:s/>APP2494 <text:s text:c="5"/>219.00 <text:s text:c="2"/>\n",</text:p>
      <text:p text:style-name="P4"><text:s text:c="14"/>"293518 <text:s/>1649570 <text:s text:c="3"/>527099 <text:s text:c="10"/>0 <text:s text:c="16"/>2 <text:s/>CAL0010 <text:s text:c="5"/>299.99 <text:s text:c="2"/>\n",</text:p>
      <text:p text:style-name="P4"><text:soft-page-break/><text:s text:c="14"/>"293708 <text:s/>1649954 <text:s text:c="3"/>527286 <text:s text:c="10"/>0 <text:s text:c="16"/>1 <text:s/>APP2490 <text:s text:c="4"/>1159.00 <text:s text:c="2"/>\n",</text:p>
      <text:p text:style-name="P4"><text:s text:c="14"/>"293781 <text:s/>1650088 <text:s text:c="3"/>527342 <text:s text:c="10"/>0 <text:s text:c="16"/>1 <text:s/>APP2492 <text:s text:c="4"/>1329.00 <text:s text:c="2"/>\n",</text:p>
      <text:p text:style-name="P4"><text:s text:c="14"/>"293806 <text:s/>1650135 <text:s text:c="3"/>527364 <text:s text:c="10"/>0 <text:s text:c="16"/>1 <text:s/>APP2491 <text:s text:c="4"/>1329.00 <text:s text:c="2"/>\n",</text:p>
      <text:p text:style-name="P4"><text:s text:c="14"/>"\n",</text:p>
      <text:p text:style-name="P4"><text:s text:c="14"/>" <text:s text:c="21"/>date <text:s/>\n",</text:p>
      <text:p text:style-name="P4"><text:s text:c="14"/>"341 <text:s text:c="3"/>2017-01-01 18:40:38 <text:s/>\n",</text:p>
      <text:p text:style-name="P4"><text:s text:c="14"/>"387 <text:s text:c="3"/>2017-01-01 19:32:46 <text:s/>\n",</text:p>
      <text:p text:style-name="P4"><text:s text:c="14"/>"706 <text:s text:c="3"/>2017-01-02 01:31:40 <text:s/>\n",</text:p>
      <text:p text:style-name="P4"><text:s text:c="14"/>"1103 <text:s text:c="2"/>2017-01-02 13:50:49 <text:s/>\n",</text:p>
      <text:p text:style-name="P4"><text:s text:c="14"/>"1162 <text:s text:c="2"/>2017-01-02 15:02:38 <text:s/>\n",</text:p>
      <text:p text:style-name="P4"><text:s text:c="14"/>"... <text:s text:c="19"/>... <text:s/>\n",</text:p>
      <text:p text:style-name="P4"><text:s text:c="14"/>"293279 2018-03-14 10:43:52 <text:s/>\n",</text:p>
      <text:p text:style-name="P4"><text:s text:c="14"/>"293518 2018-03-14 11:54:58 <text:s/>\n",</text:p>
      <text:p text:style-name="P4"><text:s text:c="14"/>"293708 2018-03-14 12:55:14 <text:s/>\n",</text:p>
      <text:p text:style-name="P4"><text:s text:c="14"/>"293781 2018-03-14 13:24:51 <text:s/>\n",</text:p>
      <text:p text:style-name="P4"><text:s text:c="14"/>"293806 2018-03-14 13:36:13 <text:s/>\n",</text:p>
      <text:p text:style-name="P4"><text:s text:c="14"/>"\n",</text:p>
      <text:p text:style-name="P4"><text:s text:c="14"/>"[4150 rows x 7 columns]"</text:p>
      <text:p text:style-name="P4"><text:s text:c="12"/>]</text:p>
      <text:p text:style-name="P4"><text:s text:c="10"/>},</text:p>
      <text:p text:style-name="P4"><text:s text:c="10"/>"execution_count": 58,</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orresponding 'sku' in orderlines table\n",</text:p>
      <text:p text:style-name="P4"><text:s text:c="8"/>"orderlines_df.loc[mask,:]"</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4150 orders are affected by prices with 2 or more decimal points (products_df). We will drop these orders to avoid erroneous prices in our analysis. We will also save the dropped id_orders to a new dataframe for reference."</text:p>
      <text:p text:style-name="P4"><text:s text:c="6"/>]</text:p>
      <text:p text:style-name="P4"><text:s text:c="4"/>},</text:p>
      <text:p text:style-name="P4"><text:s text:c="4"/>{</text:p>
      <text:p text:style-name="P4"><text:s text:c="6"/>"cell_type": "code",</text:p>
      <text:p text:style-name="P4"><text:s text:c="6"/>"execution_count": 59,</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oft-page-break/><text:s text:c="18"/>"name": "index",</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reason",</text:p>
      <text:p text:style-name="P4"><text:s text:c="18"/>"rawType": "object",</text:p>
      <text:p text:style-name="P4"><text:s text:c="18"/>"type": "string"</text:p>
      <text:p text:style-name="P4"><text:s text:c="16"/>}</text:p>
      <text:p text:style-name="P4"><text:s text:c="14"/>],</text:p>
      <text:p text:style-name="P4"><text:s text:c="14"/>"ref": "7d67e4e8-eb5e-4d79-877b-2cf779bdd91e",</text:p>
      <text:p text:style-name="P4"><text:s text:c="14"/>"rows": [</text:p>
      <text:p text:style-name="P4"><text:s text:c="16"/>[</text:p>
      <text:p text:style-name="P4"><text:s text:c="18"/>"0",</text:p>
      <text:p text:style-name="P4"><text:s text:c="18"/>"299860",</text:p>
      <text:p text:style-name="P4"><text:s text:c="18"/>"Multiple decimal points in column 'price' in products_df dataset"</text:p>
      <text:p text:style-name="P4"><text:s text:c="16"/>],</text:p>
      <text:p text:style-name="P4"><text:s text:c="16"/>[</text:p>
      <text:p text:style-name="P4"><text:s text:c="18"/>"1",</text:p>
      <text:p text:style-name="P4"><text:s text:c="18"/>"299902",</text:p>
      <text:p text:style-name="P4"><text:s text:c="18"/>"Multiple decimal points in column 'price' in products_df dataset"</text:p>
      <text:p text:style-name="P4"><text:s text:c="16"/>],</text:p>
      <text:p text:style-name="P4"><text:s text:c="16"/>[</text:p>
      <text:p text:style-name="P4"><text:s text:c="18"/>"2",</text:p>
      <text:p text:style-name="P4"><text:s text:c="18"/>"300202",</text:p>
      <text:p text:style-name="P4"><text:s text:c="18"/>"Multiple decimal points in column 'price' in products_df dataset"</text:p>
      <text:p text:style-name="P4"><text:s text:c="16"/>],</text:p>
      <text:p text:style-name="P4"><text:s text:c="16"/>[</text:p>
      <text:p text:style-name="P4"><text:s text:c="18"/>"3",</text:p>
      <text:p text:style-name="P4"><text:s text:c="18"/>"300564",</text:p>
      <text:p text:style-name="P4"><text:s text:c="18"/>"Multiple decimal points in column 'price' in products_df dataset"</text:p>
      <text:p text:style-name="P4"><text:s text:c="16"/>],</text:p>
      <text:p text:style-name="P4"><text:s text:c="16"/>[</text:p>
      <text:p text:style-name="P4"><text:s text:c="18"/>"4",</text:p>
      <text:p text:style-name="P4"><text:s text:c="18"/>"300621",</text:p>
      <text:p text:style-name="P4"><text:s text:c="18"/>"Multiple decimal points in column 'price' in products_df dataset"</text:p>
      <text:p text:style-name="P4"><text:s text:c="16"/>],</text:p>
      <text:p text:style-name="P4"><text:s text:c="16"/>[</text:p>
      <text:p text:style-name="P4"><text:s text:c="18"/>"5",</text:p>
      <text:p text:style-name="P4"><text:s text:c="18"/>"300710",</text:p>
      <text:p text:style-name="P4"><text:s text:c="18"/>"Multiple decimal points in column 'price' in products_df dataset"</text:p>
      <text:p text:style-name="P4"><text:s text:c="16"/>],</text:p>
      <text:p text:style-name="P4"><text:s text:c="16"/>[</text:p>
      <text:p text:style-name="P4"><text:s text:c="18"/>"6",</text:p>
      <text:p text:style-name="P4"><text:soft-page-break/><text:s text:c="18"/>"300894",</text:p>
      <text:p text:style-name="P4"><text:s text:c="18"/>"Multiple decimal points in column 'price' in products_df dataset"</text:p>
      <text:p text:style-name="P4"><text:s text:c="16"/>],</text:p>
      <text:p text:style-name="P4"><text:s text:c="16"/>[</text:p>
      <text:p text:style-name="P4"><text:s text:c="18"/>"7",</text:p>
      <text:p text:style-name="P4"><text:s text:c="18"/>"301279",</text:p>
      <text:p text:style-name="P4"><text:s text:c="18"/>"Multiple decimal points in column 'price' in products_df dataset"</text:p>
      <text:p text:style-name="P4"><text:s text:c="16"/>],</text:p>
      <text:p text:style-name="P4"><text:s text:c="16"/>[</text:p>
      <text:p text:style-name="P4"><text:s text:c="18"/>"8",</text:p>
      <text:p text:style-name="P4"><text:s text:c="18"/>"301480",</text:p>
      <text:p text:style-name="P4"><text:s text:c="18"/>"Multiple decimal points in column 'price' in products_df dataset"</text:p>
      <text:p text:style-name="P4"><text:s text:c="16"/>],</text:p>
      <text:p text:style-name="P4"><text:s text:c="16"/>[</text:p>
      <text:p text:style-name="P4"><text:s text:c="18"/>"9",</text:p>
      <text:p text:style-name="P4"><text:s text:c="18"/>"301692",</text:p>
      <text:p text:style-name="P4"><text:s text:c="18"/>"Multiple decimal points in column 'price' in products_df dataset"</text:p>
      <text:p text:style-name="P4"><text:s text:c="16"/>],</text:p>
      <text:p text:style-name="P4"><text:s text:c="16"/>[</text:p>
      <text:p text:style-name="P4"><text:s text:c="18"/>"10",</text:p>
      <text:p text:style-name="P4"><text:s text:c="18"/>"301836",</text:p>
      <text:p text:style-name="P4"><text:s text:c="18"/>"Multiple decimal points in column 'price' in products_df dataset"</text:p>
      <text:p text:style-name="P4"><text:s text:c="16"/>],</text:p>
      <text:p text:style-name="P4"><text:s text:c="16"/>[</text:p>
      <text:p text:style-name="P4"><text:s text:c="18"/>"11",</text:p>
      <text:p text:style-name="P4"><text:s text:c="18"/>"301872",</text:p>
      <text:p text:style-name="P4"><text:s text:c="18"/>"Multiple decimal points in column 'price' in products_df dataset"</text:p>
      <text:p text:style-name="P4"><text:s text:c="16"/>],</text:p>
      <text:p text:style-name="P4"><text:s text:c="16"/>[</text:p>
      <text:p text:style-name="P4"><text:s text:c="18"/>"12",</text:p>
      <text:p text:style-name="P4"><text:s text:c="18"/>"302082",</text:p>
      <text:p text:style-name="P4"><text:s text:c="18"/>"Multiple decimal points in column 'price' in products_df dataset"</text:p>
      <text:p text:style-name="P4"><text:s text:c="16"/>],</text:p>
      <text:p text:style-name="P4"><text:s text:c="16"/>[</text:p>
      <text:p text:style-name="P4"><text:s text:c="18"/>"13",</text:p>
      <text:p text:style-name="P4"><text:s text:c="18"/>"302095",</text:p>
      <text:p text:style-name="P4"><text:s text:c="18"/>"Multiple decimal points in column 'price' in products_df dataset"</text:p>
      <text:p text:style-name="P4"><text:s text:c="16"/>],</text:p>
      <text:p text:style-name="P4"><text:s text:c="16"/>[</text:p>
      <text:p text:style-name="P4"><text:s text:c="18"/>"14",</text:p>
      <text:p text:style-name="P4"><text:s text:c="18"/>"302130",</text:p>
      <text:p text:style-name="P4"><text:s text:c="18"/>"Multiple decimal points in column 'price' in products_df dataset"</text:p>
      <text:p text:style-name="P4"><text:s text:c="16"/>],</text:p>
      <text:p text:style-name="P4"><text:s text:c="16"/>[</text:p>
      <text:p text:style-name="P4"><text:s text:c="18"/>"15",</text:p>
      <text:p text:style-name="P4"><text:s text:c="18"/>"302213",</text:p>
      <text:p text:style-name="P4"><text:s text:c="18"/>"Multiple decimal points in column 'price' in products_df dataset"</text:p>
      <text:p text:style-name="P4"><text:s text:c="16"/>],</text:p>
      <text:p text:style-name="P4"><text:s text:c="16"/>[</text:p>
      <text:p text:style-name="P4"><text:soft-page-break/><text:s text:c="18"/>"16",</text:p>
      <text:p text:style-name="P4"><text:s text:c="18"/>"302247",</text:p>
      <text:p text:style-name="P4"><text:s text:c="18"/>"Multiple decimal points in column 'price' in products_df dataset"</text:p>
      <text:p text:style-name="P4"><text:s text:c="16"/>],</text:p>
      <text:p text:style-name="P4"><text:s text:c="16"/>[</text:p>
      <text:p text:style-name="P4"><text:s text:c="18"/>"17",</text:p>
      <text:p text:style-name="P4"><text:s text:c="18"/>"302265",</text:p>
      <text:p text:style-name="P4"><text:s text:c="18"/>"Multiple decimal points in column 'price' in products_df dataset"</text:p>
      <text:p text:style-name="P4"><text:s text:c="16"/>],</text:p>
      <text:p text:style-name="P4"><text:s text:c="16"/>[</text:p>
      <text:p text:style-name="P4"><text:s text:c="18"/>"18",</text:p>
      <text:p text:style-name="P4"><text:s text:c="18"/>"302635",</text:p>
      <text:p text:style-name="P4"><text:s text:c="18"/>"Multiple decimal points in column 'price' in products_df dataset"</text:p>
      <text:p text:style-name="P4"><text:s text:c="16"/>],</text:p>
      <text:p text:style-name="P4"><text:s text:c="16"/>[</text:p>
      <text:p text:style-name="P4"><text:s text:c="18"/>"19",</text:p>
      <text:p text:style-name="P4"><text:s text:c="18"/>"302665",</text:p>
      <text:p text:style-name="P4"><text:s text:c="18"/>"Multiple decimal points in column 'price' in products_df dataset"</text:p>
      <text:p text:style-name="P4"><text:s text:c="16"/>],</text:p>
      <text:p text:style-name="P4"><text:s text:c="16"/>[</text:p>
      <text:p text:style-name="P4"><text:s text:c="18"/>"20",</text:p>
      <text:p text:style-name="P4"><text:s text:c="18"/>"302665",</text:p>
      <text:p text:style-name="P4"><text:s text:c="18"/>"Multiple decimal points in column 'price' in products_df dataset"</text:p>
      <text:p text:style-name="P4"><text:s text:c="16"/>],</text:p>
      <text:p text:style-name="P4"><text:s text:c="16"/>[</text:p>
      <text:p text:style-name="P4"><text:s text:c="18"/>"21",</text:p>
      <text:p text:style-name="P4"><text:s text:c="18"/>"302689",</text:p>
      <text:p text:style-name="P4"><text:s text:c="18"/>"Multiple decimal points in column 'price' in products_df dataset"</text:p>
      <text:p text:style-name="P4"><text:s text:c="16"/>],</text:p>
      <text:p text:style-name="P4"><text:s text:c="16"/>[</text:p>
      <text:p text:style-name="P4"><text:s text:c="18"/>"22",</text:p>
      <text:p text:style-name="P4"><text:s text:c="18"/>"302712",</text:p>
      <text:p text:style-name="P4"><text:s text:c="18"/>"Multiple decimal points in column 'price' in products_df dataset"</text:p>
      <text:p text:style-name="P4"><text:s text:c="16"/>],</text:p>
      <text:p text:style-name="P4"><text:s text:c="16"/>[</text:p>
      <text:p text:style-name="P4"><text:s text:c="18"/>"23",</text:p>
      <text:p text:style-name="P4"><text:s text:c="18"/>"302769",</text:p>
      <text:p text:style-name="P4"><text:s text:c="18"/>"Multiple decimal points in column 'price' in products_df dataset"</text:p>
      <text:p text:style-name="P4"><text:s text:c="16"/>],</text:p>
      <text:p text:style-name="P4"><text:s text:c="16"/>[</text:p>
      <text:p text:style-name="P4"><text:s text:c="18"/>"24",</text:p>
      <text:p text:style-name="P4"><text:s text:c="18"/>"302992",</text:p>
      <text:p text:style-name="P4"><text:s text:c="18"/>"Multiple decimal points in column 'price' in products_df dataset"</text:p>
      <text:p text:style-name="P4"><text:s text:c="16"/>],</text:p>
      <text:p text:style-name="P4"><text:s text:c="16"/>[</text:p>
      <text:p text:style-name="P4"><text:s text:c="18"/>"25",</text:p>
      <text:p text:style-name="P4"><text:s text:c="18"/>"303211",</text:p>
      <text:p text:style-name="P4"><text:s text:c="18"/>"Multiple decimal points in column 'price' in products_df dataset"</text:p>
      <text:p text:style-name="P4"><text:s text:c="16"/>],</text:p>
      <text:p text:style-name="P4"><text:soft-page-break/><text:s text:c="16"/>[</text:p>
      <text:p text:style-name="P4"><text:s text:c="18"/>"26",</text:p>
      <text:p text:style-name="P4"><text:s text:c="18"/>"303234",</text:p>
      <text:p text:style-name="P4"><text:s text:c="18"/>"Multiple decimal points in column 'price' in products_df dataset"</text:p>
      <text:p text:style-name="P4"><text:s text:c="16"/>],</text:p>
      <text:p text:style-name="P4"><text:s text:c="16"/>[</text:p>
      <text:p text:style-name="P4"><text:s text:c="18"/>"27",</text:p>
      <text:p text:style-name="P4"><text:s text:c="18"/>"303475",</text:p>
      <text:p text:style-name="P4"><text:s text:c="18"/>"Multiple decimal points in column 'price' in products_df dataset"</text:p>
      <text:p text:style-name="P4"><text:s text:c="16"/>],</text:p>
      <text:p text:style-name="P4"><text:s text:c="16"/>[</text:p>
      <text:p text:style-name="P4"><text:s text:c="18"/>"28",</text:p>
      <text:p text:style-name="P4"><text:s text:c="18"/>"303476",</text:p>
      <text:p text:style-name="P4"><text:s text:c="18"/>"Multiple decimal points in column 'price' in products_df dataset"</text:p>
      <text:p text:style-name="P4"><text:s text:c="16"/>],</text:p>
      <text:p text:style-name="P4"><text:s text:c="16"/>[</text:p>
      <text:p text:style-name="P4"><text:s text:c="18"/>"29",</text:p>
      <text:p text:style-name="P4"><text:s text:c="18"/>"303477",</text:p>
      <text:p text:style-name="P4"><text:s text:c="18"/>"Multiple decimal points in column 'price' in products_df dataset"</text:p>
      <text:p text:style-name="P4"><text:s text:c="16"/>],</text:p>
      <text:p text:style-name="P4"><text:s text:c="16"/>[</text:p>
      <text:p text:style-name="P4"><text:s text:c="18"/>"30",</text:p>
      <text:p text:style-name="P4"><text:s text:c="18"/>"303478",</text:p>
      <text:p text:style-name="P4"><text:s text:c="18"/>"Multiple decimal points in column 'price' in products_df dataset"</text:p>
      <text:p text:style-name="P4"><text:s text:c="16"/>],</text:p>
      <text:p text:style-name="P4"><text:s text:c="16"/>[</text:p>
      <text:p text:style-name="P4"><text:s text:c="18"/>"31",</text:p>
      <text:p text:style-name="P4"><text:s text:c="18"/>"303836",</text:p>
      <text:p text:style-name="P4"><text:s text:c="18"/>"Multiple decimal points in column 'price' in products_df dataset"</text:p>
      <text:p text:style-name="P4"><text:s text:c="16"/>],</text:p>
      <text:p text:style-name="P4"><text:s text:c="16"/>[</text:p>
      <text:p text:style-name="P4"><text:s text:c="18"/>"32",</text:p>
      <text:p text:style-name="P4"><text:s text:c="18"/>"303851",</text:p>
      <text:p text:style-name="P4"><text:s text:c="18"/>"Multiple decimal points in column 'price' in products_df dataset"</text:p>
      <text:p text:style-name="P4"><text:s text:c="16"/>],</text:p>
      <text:p text:style-name="P4"><text:s text:c="16"/>[</text:p>
      <text:p text:style-name="P4"><text:s text:c="18"/>"33",</text:p>
      <text:p text:style-name="P4"><text:s text:c="18"/>"303853",</text:p>
      <text:p text:style-name="P4"><text:s text:c="18"/>"Multiple decimal points in column 'price' in products_df dataset"</text:p>
      <text:p text:style-name="P4"><text:s text:c="16"/>],</text:p>
      <text:p text:style-name="P4"><text:s text:c="16"/>[</text:p>
      <text:p text:style-name="P4"><text:s text:c="18"/>"34",</text:p>
      <text:p text:style-name="P4"><text:s text:c="18"/>"304117",</text:p>
      <text:p text:style-name="P4"><text:s text:c="18"/>"Multiple decimal points in column 'price' in products_df dataset"</text:p>
      <text:p text:style-name="P4"><text:s text:c="16"/>],</text:p>
      <text:p text:style-name="P4"><text:s text:c="16"/>[</text:p>
      <text:p text:style-name="P4"><text:s text:c="18"/>"35",</text:p>
      <text:p text:style-name="P4"><text:s text:c="18"/>"304161",</text:p>
      <text:p text:style-name="P4"><text:s text:c="18"/>"Multiple decimal points in column 'price' in products_df dataset"</text:p>
      <text:p text:style-name="P4"><text:soft-page-break/><text:s text:c="16"/>],</text:p>
      <text:p text:style-name="P4"><text:s text:c="16"/>[</text:p>
      <text:p text:style-name="P4"><text:s text:c="18"/>"36",</text:p>
      <text:p text:style-name="P4"><text:s text:c="18"/>"304241",</text:p>
      <text:p text:style-name="P4"><text:s text:c="18"/>"Multiple decimal points in column 'price' in products_df dataset"</text:p>
      <text:p text:style-name="P4"><text:s text:c="16"/>],</text:p>
      <text:p text:style-name="P4"><text:s text:c="16"/>[</text:p>
      <text:p text:style-name="P4"><text:s text:c="18"/>"37",</text:p>
      <text:p text:style-name="P4"><text:s text:c="18"/>"304309",</text:p>
      <text:p text:style-name="P4"><text:s text:c="18"/>"Multiple decimal points in column 'price' in products_df dataset"</text:p>
      <text:p text:style-name="P4"><text:s text:c="16"/>],</text:p>
      <text:p text:style-name="P4"><text:s text:c="16"/>[</text:p>
      <text:p text:style-name="P4"><text:s text:c="18"/>"38",</text:p>
      <text:p text:style-name="P4"><text:s text:c="18"/>"304334",</text:p>
      <text:p text:style-name="P4"><text:s text:c="18"/>"Multiple decimal points in column 'price' in products_df dataset"</text:p>
      <text:p text:style-name="P4"><text:s text:c="16"/>],</text:p>
      <text:p text:style-name="P4"><text:s text:c="16"/>[</text:p>
      <text:p text:style-name="P4"><text:s text:c="18"/>"39",</text:p>
      <text:p text:style-name="P4"><text:s text:c="18"/>"304341",</text:p>
      <text:p text:style-name="P4"><text:s text:c="18"/>"Multiple decimal points in column 'price' in products_df dataset"</text:p>
      <text:p text:style-name="P4"><text:s text:c="16"/>],</text:p>
      <text:p text:style-name="P4"><text:s text:c="16"/>[</text:p>
      <text:p text:style-name="P4"><text:s text:c="18"/>"40",</text:p>
      <text:p text:style-name="P4"><text:s text:c="18"/>"304366",</text:p>
      <text:p text:style-name="P4"><text:s text:c="18"/>"Multiple decimal points in column 'price' in products_df dataset"</text:p>
      <text:p text:style-name="P4"><text:s text:c="16"/>],</text:p>
      <text:p text:style-name="P4"><text:s text:c="16"/>[</text:p>
      <text:p text:style-name="P4"><text:s text:c="18"/>"41",</text:p>
      <text:p text:style-name="P4"><text:s text:c="18"/>"304368",</text:p>
      <text:p text:style-name="P4"><text:s text:c="18"/>"Multiple decimal points in column 'price' in products_df dataset"</text:p>
      <text:p text:style-name="P4"><text:s text:c="16"/>],</text:p>
      <text:p text:style-name="P4"><text:s text:c="16"/>[</text:p>
      <text:p text:style-name="P4"><text:s text:c="18"/>"42",</text:p>
      <text:p text:style-name="P4"><text:s text:c="18"/>"304350",</text:p>
      <text:p text:style-name="P4"><text:s text:c="18"/>"Multiple decimal points in column 'price' in products_df dataset"</text:p>
      <text:p text:style-name="P4"><text:s text:c="16"/>],</text:p>
      <text:p text:style-name="P4"><text:s text:c="16"/>[</text:p>
      <text:p text:style-name="P4"><text:s text:c="18"/>"43",</text:p>
      <text:p text:style-name="P4"><text:s text:c="18"/>"303845",</text:p>
      <text:p text:style-name="P4"><text:s text:c="18"/>"Multiple decimal points in column 'price' in products_df dataset"</text:p>
      <text:p text:style-name="P4"><text:s text:c="16"/>],</text:p>
      <text:p text:style-name="P4"><text:s text:c="16"/>[</text:p>
      <text:p text:style-name="P4"><text:s text:c="18"/>"44",</text:p>
      <text:p text:style-name="P4"><text:s text:c="18"/>"304521",</text:p>
      <text:p text:style-name="P4"><text:s text:c="18"/>"Multiple decimal points in column 'price' in products_df dataset"</text:p>
      <text:p text:style-name="P4"><text:s text:c="16"/>],</text:p>
      <text:p text:style-name="P4"><text:s text:c="16"/>[</text:p>
      <text:p text:style-name="P4"><text:s text:c="18"/>"45",</text:p>
      <text:p text:style-name="P4"><text:s text:c="18"/>"304593",</text:p>
      <text:p text:style-name="P4"><text:soft-page-break/><text:s text:c="18"/>"Multiple decimal points in column 'price' in products_df dataset"</text:p>
      <text:p text:style-name="P4"><text:s text:c="16"/>],</text:p>
      <text:p text:style-name="P4"><text:s text:c="16"/>[</text:p>
      <text:p text:style-name="P4"><text:s text:c="18"/>"46",</text:p>
      <text:p text:style-name="P4"><text:s text:c="18"/>"304593",</text:p>
      <text:p text:style-name="P4"><text:s text:c="18"/>"Multiple decimal points in column 'price' in products_df dataset"</text:p>
      <text:p text:style-name="P4"><text:s text:c="16"/>],</text:p>
      <text:p text:style-name="P4"><text:s text:c="16"/>[</text:p>
      <text:p text:style-name="P4"><text:s text:c="18"/>"47",</text:p>
      <text:p text:style-name="P4"><text:s text:c="18"/>"304607",</text:p>
      <text:p text:style-name="P4"><text:s text:c="18"/>"Multiple decimal points in column 'price' in products_df dataset"</text:p>
      <text:p text:style-name="P4"><text:s text:c="16"/>],</text:p>
      <text:p text:style-name="P4"><text:s text:c="16"/>[</text:p>
      <text:p text:style-name="P4"><text:s text:c="18"/>"48",</text:p>
      <text:p text:style-name="P4"><text:s text:c="18"/>"304613",</text:p>
      <text:p text:style-name="P4"><text:s text:c="18"/>"Multiple decimal points in column 'price' in products_df dataset"</text:p>
      <text:p text:style-name="P4"><text:s text:c="16"/>],</text:p>
      <text:p text:style-name="P4"><text:s text:c="16"/>[</text:p>
      <text:p text:style-name="P4"><text:s text:c="18"/>"49",</text:p>
      <text:p text:style-name="P4"><text:s text:c="18"/>"302991",</text:p>
      <text:p text:style-name="P4"><text:s text:c="18"/>"Multiple decimal points in column 'price' in products_df dataset"</text:p>
      <text:p text:style-name="P4"><text:s text:c="16"/>]</text:p>
      <text:p text:style-name="P4"><text:s text:c="14"/>],</text:p>
      <text:p text:style-name="P4"><text:s text:c="14"/>"shape": {</text:p>
      <text:p text:style-name="P4"><text:s text:c="16"/>"columns": 2,</text:p>
      <text:p text:style-name="P4"><text:s text:c="16"/>"rows": 4150</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_order&lt;/th&gt;\n",</text:p>
      <text:p text:style-name="P4"><text:s text:c="14"/>" <text:s text:c="5"/>&lt;th&gt;reason&lt;/th&gt;\n",</text:p>
      <text:p text:style-name="P4"><text:soft-page-break/><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299860&lt;/td&gt;\n",</text:p>
      <text:p text:style-name="P4"><text:s text:c="14"/>" <text:s text:c="5"/>&lt;td&gt;Multiple decimal points in column 'price' in p...&lt;/td&gt;\n",</text:p>
      <text:p text:style-name="P4"><text:s text:c="14"/>" <text:s text:c="3"/>&lt;/tr&gt;\n",</text:p>
      <text:p text:style-name="P4"><text:s text:c="14"/>" <text:s text:c="3"/>&lt;tr&gt;\n",</text:p>
      <text:p text:style-name="P4"><text:s text:c="14"/>" <text:s text:c="5"/>&lt;th&gt;1&lt;/th&gt;\n",</text:p>
      <text:p text:style-name="P4"><text:s text:c="14"/>" <text:s text:c="5"/>&lt;td&gt;299902&lt;/td&gt;\n",</text:p>
      <text:p text:style-name="P4"><text:s text:c="14"/>" <text:s text:c="5"/>&lt;td&gt;Multiple decimal points in column 'price' in p...&lt;/td&gt;\n",</text:p>
      <text:p text:style-name="P4"><text:s text:c="14"/>" <text:s text:c="3"/>&lt;/tr&gt;\n",</text:p>
      <text:p text:style-name="P4"><text:s text:c="14"/>" <text:s text:c="3"/>&lt;tr&gt;\n",</text:p>
      <text:p text:style-name="P4"><text:s text:c="14"/>" <text:s text:c="5"/>&lt;th&gt;2&lt;/th&gt;\n",</text:p>
      <text:p text:style-name="P4"><text:s text:c="14"/>" <text:s text:c="5"/>&lt;td&gt;300202&lt;/td&gt;\n",</text:p>
      <text:p text:style-name="P4"><text:s text:c="14"/>" <text:s text:c="5"/>&lt;td&gt;Multiple decimal points in column 'price' in p...&lt;/td&gt;\n",</text:p>
      <text:p text:style-name="P4"><text:s text:c="14"/>" <text:s text:c="3"/>&lt;/tr&gt;\n",</text:p>
      <text:p text:style-name="P4"><text:s text:c="14"/>" <text:s text:c="3"/>&lt;tr&gt;\n",</text:p>
      <text:p text:style-name="P4"><text:s text:c="14"/>" <text:s text:c="5"/>&lt;th&gt;3&lt;/th&gt;\n",</text:p>
      <text:p text:style-name="P4"><text:s text:c="14"/>" <text:s text:c="5"/>&lt;td&gt;300564&lt;/td&gt;\n",</text:p>
      <text:p text:style-name="P4"><text:s text:c="14"/>" <text:s text:c="5"/>&lt;td&gt;Multiple decimal points in column 'price' in p...&lt;/td&gt;\n",</text:p>
      <text:p text:style-name="P4"><text:s text:c="14"/>" <text:s text:c="3"/>&lt;/tr&gt;\n",</text:p>
      <text:p text:style-name="P4"><text:s text:c="14"/>" <text:s text:c="3"/>&lt;tr&gt;\n",</text:p>
      <text:p text:style-name="P4"><text:s text:c="14"/>" <text:s text:c="5"/>&lt;th&gt;4&lt;/th&gt;\n",</text:p>
      <text:p text:style-name="P4"><text:s text:c="14"/>" <text:s text:c="5"/>&lt;td&gt;300621&lt;/td&gt;\n",</text:p>
      <text:p text:style-name="P4"><text:s text:c="14"/>" <text:s text:c="5"/>&lt;td&gt;Multiple decimal points in column 'price' in p...&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4145&lt;/th&gt;\n",</text:p>
      <text:p text:style-name="P4"><text:s text:c="14"/>" <text:s text:c="5"/>&lt;td&gt;526844&lt;/td&gt;\n",</text:p>
      <text:p text:style-name="P4"><text:s text:c="14"/>" <text:s text:c="5"/>&lt;td&gt;Multiple decimal points in column 'price' in p...&lt;/td&gt;\n",</text:p>
      <text:p text:style-name="P4"><text:s text:c="14"/>" <text:s text:c="3"/>&lt;/tr&gt;\n",</text:p>
      <text:p text:style-name="P4"><text:s text:c="14"/>" <text:s text:c="3"/>&lt;tr&gt;\n",</text:p>
      <text:p text:style-name="P4"><text:s text:c="14"/>" <text:s text:c="5"/>&lt;th&gt;4146&lt;/th&gt;\n",</text:p>
      <text:p text:style-name="P4"><text:s text:c="14"/>" <text:s text:c="5"/>&lt;td&gt;527099&lt;/td&gt;\n",</text:p>
      <text:p text:style-name="P4"><text:s text:c="14"/>" <text:s text:c="5"/>&lt;td&gt;Multiple decimal points in column 'price' in p...&lt;/td&gt;\n",</text:p>
      <text:p text:style-name="P4"><text:s text:c="14"/>" <text:s text:c="3"/>&lt;/tr&gt;\n",</text:p>
      <text:p text:style-name="P4"><text:s text:c="14"/>" <text:s text:c="3"/>&lt;tr&gt;\n",</text:p>
      <text:p text:style-name="P4"><text:s text:c="14"/>" <text:s text:c="5"/>&lt;th&gt;4147&lt;/th&gt;\n",</text:p>
      <text:p text:style-name="P4"><text:s text:c="14"/>" <text:s text:c="5"/>&lt;td&gt;527286&lt;/td&gt;\n",</text:p>
      <text:p text:style-name="P4"><text:s text:c="14"/>" <text:s text:c="5"/>&lt;td&gt;Multiple decimal points in column 'price' in p...&lt;/td&gt;\n",</text:p>
      <text:p text:style-name="P4"><text:s text:c="14"/>" <text:s text:c="3"/>&lt;/tr&gt;\n",</text:p>
      <text:p text:style-name="P4"><text:s text:c="14"/>" <text:s text:c="3"/>&lt;tr&gt;\n",</text:p>
      <text:p text:style-name="P4"><text:soft-page-break/><text:s text:c="14"/>" <text:s text:c="5"/>&lt;th&gt;4148&lt;/th&gt;\n",</text:p>
      <text:p text:style-name="P4"><text:s text:c="14"/>" <text:s text:c="5"/>&lt;td&gt;527342&lt;/td&gt;\n",</text:p>
      <text:p text:style-name="P4"><text:s text:c="14"/>" <text:s text:c="5"/>&lt;td&gt;Multiple decimal points in column 'price' in p...&lt;/td&gt;\n",</text:p>
      <text:p text:style-name="P4"><text:s text:c="14"/>" <text:s text:c="3"/>&lt;/tr&gt;\n",</text:p>
      <text:p text:style-name="P4"><text:s text:c="14"/>" <text:s text:c="3"/>&lt;tr&gt;\n",</text:p>
      <text:p text:style-name="P4"><text:s text:c="14"/>" <text:s text:c="5"/>&lt;th&gt;4149&lt;/th&gt;\n",</text:p>
      <text:p text:style-name="P4"><text:s text:c="14"/>" <text:s text:c="5"/>&lt;td&gt;527364&lt;/td&gt;\n",</text:p>
      <text:p text:style-name="P4"><text:s text:c="14"/>" <text:s text:c="5"/>&lt;td&gt;Multiple decimal points in column 'price' in p...&lt;/td&gt;\n",</text:p>
      <text:p text:style-name="P4"><text:s text:c="14"/>" <text:s text:c="3"/>&lt;/tr&gt;\n",</text:p>
      <text:p text:style-name="P4"><text:s text:c="14"/>" <text:s/>&lt;/tbody&gt;\n",</text:p>
      <text:p text:style-name="P4"><text:s text:c="14"/>"&lt;/table&gt;\n",</text:p>
      <text:p text:style-name="P4"><text:s text:c="14"/>"&lt;p&gt;4150 rows × 2 columns&lt;/p&gt;\n",</text:p>
      <text:p text:style-name="P4"><text:s text:c="14"/>"&lt;/div&gt;"</text:p>
      <text:p text:style-name="P4"><text:s text:c="12"/>],</text:p>
      <text:p text:style-name="P4"><text:s text:c="12"/>"text/plain": [</text:p>
      <text:p text:style-name="P4"><text:s text:c="14"/>" <text:s text:c="5"/>id_order <text:s text:c="44"/>reason\n",</text:p>
      <text:p text:style-name="P4"><text:s text:c="14"/>"0 <text:s text:c="6"/>299860 <text:s/>Multiple decimal points in column 'price' in p...\n",</text:p>
      <text:p text:style-name="P4"><text:s text:c="14"/>"1 <text:s text:c="6"/>299902 <text:s/>Multiple decimal points in column 'price' in p...\n",</text:p>
      <text:p text:style-name="P4"><text:s text:c="14"/>"2 <text:s text:c="6"/>300202 <text:s/>Multiple decimal points in column 'price' in p...\n",</text:p>
      <text:p text:style-name="P4"><text:s text:c="14"/>"3 <text:s text:c="6"/>300564 <text:s/>Multiple decimal points in column 'price' in p...\n",</text:p>
      <text:p text:style-name="P4"><text:s text:c="14"/>"4 <text:s text:c="6"/>300621 <text:s/>Multiple decimal points in column 'price' in p...\n",</text:p>
      <text:p text:style-name="P4"><text:s text:c="14"/>"... <text:s text:c="7"/>... <text:s text:c="47"/>...\n",</text:p>
      <text:p text:style-name="P4"><text:s text:c="14"/>"4145 <text:s text:c="3"/>526844 <text:s/>Multiple decimal points in column 'price' in p...\n",</text:p>
      <text:p text:style-name="P4"><text:s text:c="14"/>"4146 <text:s text:c="3"/>527099 <text:s/>Multiple decimal points in column 'price' in p...\n",</text:p>
      <text:p text:style-name="P4"><text:s text:c="14"/>"4147 <text:s text:c="3"/>527286 <text:s/>Multiple decimal points in column 'price' in p...\n",</text:p>
      <text:p text:style-name="P4"><text:s text:c="14"/>"4148 <text:s text:c="3"/>527342 <text:s/>Multiple decimal points in column 'price' in p...\n",</text:p>
      <text:p text:style-name="P4"><text:s text:c="14"/>"4149 <text:s text:c="3"/>527364 <text:s/>Multiple decimal points in column 'price' in p...\n",</text:p>
      <text:p text:style-name="P4"><text:s text:c="14"/>"\n",</text:p>
      <text:p text:style-name="P4"><text:s text:c="14"/>"[4150 rows x 2 columns]"</text:p>
      <text:p text:style-name="P4"><text:s text:c="12"/>]</text:p>
      <text:p text:style-name="P4"><text:s text:c="10"/>},</text:p>
      <text:p text:style-name="P4"><text:s text:c="10"/>"execution_count": 59,</text:p>
      <text:p text:style-name="P4"><text:s text:c="10"/>"metadata": {},</text:p>
      <text:p text:style-name="P4"><text:s text:c="10"/>"output_type": "execute_result"</text:p>
      <text:p text:style-name="P4"><text:s text:c="8"/>}</text:p>
      <text:p text:style-name="P4"><text:s text:c="6"/>],</text:p>
      <text:p text:style-name="P4"><text:s text:c="6"/>"source": [</text:p>
      <text:p text:style-name="P4"><text:s text:c="8"/>"# Before dropping the rows, we will save the dropped id_orders to a new dataframe\n",</text:p>
      <text:p text:style-name="P4"><text:s text:c="8"/>"dropped_ids_mult_dots_sku_prices_df = pd.DataFrame(orderlines_df.loc[mask, 'id_order']).copy().reset_index(drop=True)\n",</text:p>
      <text:p text:style-name="P4"><text:s text:c="8"/>"dropped_ids_mult_dots_sku_prices_df['reason'] = \"Multiple decimal points in column 'price' in products_df dataset\"\n",</text:p>
      <text:p text:style-name="P4"><text:s text:c="8"/>"dropped_ids_mult_dots_sku_prices_df"</text:p>
      <text:p text:style-name="P4"><text:s text:c="6"/>]</text:p>
      <text:p text:style-name="P4"><text:s text:c="4"/>},</text:p>
      <text:p text:style-name="P4"><text:s text:c="4"/>{</text:p>
      <text:p text:style-name="P4"><text:s text:c="6"/>"cell_type": "code",</text:p>
      <text:p text:style-name="P4"><text:s text:c="6"/>"execution_count": 60,</text:p>
      <text:p text:style-name="P4"><text:s text:c="6"/>"metadata": {},</text:p>
      <text:p text:style-name="P4"><text:soft-page-break/><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float64",</text:p>
      <text:p text:style-name="P4"><text:s text:c="18"/>"type": "float"</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4"/>],</text:p>
      <text:p text:style-name="P4"><text:s text:c="14"/>"ref": "cd58d7f3-a35b-4329-9ba7-2098229f91d5",</text:p>
      <text:p text:style-name="P4"><text:s text:c="14"/>"rows": [</text:p>
      <text:p text:style-name="P4"><text:s text:c="16"/>[</text:p>
      <text:p text:style-name="P4"><text:soft-page-break/><text:s text:c="18"/>"0",</text:p>
      <text:p text:style-name="P4"><text:s text:c="18"/>"1119109",</text:p>
      <text:p text:style-name="P4"><text:s text:c="18"/>"299539",</text:p>
      <text:p text:style-name="P4"><text:s text:c="18"/>"0",</text:p>
      <text:p text:style-name="P4"><text:s text:c="18"/>"1",</text:p>
      <text:p text:style-name="P4"><text:s text:c="18"/>"OTT0133",</text:p>
      <text:p text:style-name="P4"><text:s text:c="18"/>"18.99",</text:p>
      <text:p text:style-name="P4"><text:s text:c="18"/>"2017-01-01 00:07:19"</text:p>
      <text:p text:style-name="P4"><text:s text:c="16"/>],</text:p>
      <text:p text:style-name="P4"><text:s text:c="16"/>[</text:p>
      <text:p text:style-name="P4"><text:s text:c="18"/>"1",</text:p>
      <text:p text:style-name="P4"><text:s text:c="18"/>"1119110",</text:p>
      <text:p text:style-name="P4"><text:s text:c="18"/>"299540",</text:p>
      <text:p text:style-name="P4"><text:s text:c="18"/>"0",</text:p>
      <text:p text:style-name="P4"><text:s text:c="18"/>"1",</text:p>
      <text:p text:style-name="P4"><text:s text:c="18"/>"LGE0043",</text:p>
      <text:p text:style-name="P4"><text:s text:c="18"/>"399.0",</text:p>
      <text:p text:style-name="P4"><text:s text:c="18"/>"2017-01-01 00:19:45"</text:p>
      <text:p text:style-name="P4"><text:s text:c="16"/>],</text:p>
      <text:p text:style-name="P4"><text:s text:c="16"/>[</text:p>
      <text:p text:style-name="P4"><text:s text:c="18"/>"2",</text:p>
      <text:p text:style-name="P4"><text:s text:c="18"/>"1119111",</text:p>
      <text:p text:style-name="P4"><text:s text:c="18"/>"299541",</text:p>
      <text:p text:style-name="P4"><text:s text:c="18"/>"0",</text:p>
      <text:p text:style-name="P4"><text:s text:c="18"/>"1",</text:p>
      <text:p text:style-name="P4"><text:s text:c="18"/>"PAR0071",</text:p>
      <text:p text:style-name="P4"><text:s text:c="18"/>"474.05",</text:p>
      <text:p text:style-name="P4"><text:s text:c="18"/>"2017-01-01 00:20:57"</text:p>
      <text:p text:style-name="P4"><text:s text:c="16"/>],</text:p>
      <text:p text:style-name="P4"><text:s text:c="16"/>[</text:p>
      <text:p text:style-name="P4"><text:s text:c="18"/>"3",</text:p>
      <text:p text:style-name="P4"><text:s text:c="18"/>"1119112",</text:p>
      <text:p text:style-name="P4"><text:s text:c="18"/>"299542",</text:p>
      <text:p text:style-name="P4"><text:s text:c="18"/>"0",</text:p>
      <text:p text:style-name="P4"><text:s text:c="18"/>"1",</text:p>
      <text:p text:style-name="P4"><text:s text:c="18"/>"WDT0315",</text:p>
      <text:p text:style-name="P4"><text:s text:c="18"/>"68.39",</text:p>
      <text:p text:style-name="P4"><text:s text:c="18"/>"2017-01-01 00:51:40"</text:p>
      <text:p text:style-name="P4"><text:s text:c="16"/>],</text:p>
      <text:p text:style-name="P4"><text:s text:c="16"/>[</text:p>
      <text:p text:style-name="P4"><text:s text:c="18"/>"4",</text:p>
      <text:p text:style-name="P4"><text:s text:c="18"/>"1119113",</text:p>
      <text:p text:style-name="P4"><text:s text:c="18"/>"299543",</text:p>
      <text:p text:style-name="P4"><text:s text:c="18"/>"0",</text:p>
      <text:p text:style-name="P4"><text:s text:c="18"/>"1",</text:p>
      <text:p text:style-name="P4"><text:s text:c="18"/>"JBL0104",</text:p>
      <text:p text:style-name="P4"><text:s text:c="18"/>"23.74",</text:p>
      <text:p text:style-name="P4"><text:s text:c="18"/>"2017-01-01 01:06:38"</text:p>
      <text:p text:style-name="P4"><text:s text:c="16"/>],</text:p>
      <text:p text:style-name="P4"><text:soft-page-break/><text:s text:c="16"/>[</text:p>
      <text:p text:style-name="P4"><text:s text:c="18"/>"5",</text:p>
      <text:p text:style-name="P4"><text:s text:c="18"/>"1119114",</text:p>
      <text:p text:style-name="P4"><text:s text:c="18"/>"295310",</text:p>
      <text:p text:style-name="P4"><text:s text:c="18"/>"0",</text:p>
      <text:p text:style-name="P4"><text:s text:c="18"/>"10",</text:p>
      <text:p text:style-name="P4"><text:s text:c="18"/>"WDT0249",</text:p>
      <text:p text:style-name="P4"><text:s text:c="18"/>"231.79",</text:p>
      <text:p text:style-name="P4"><text:s text:c="18"/>"2017-01-01 01:14:27"</text:p>
      <text:p text:style-name="P4"><text:s text:c="16"/>],</text:p>
      <text:p text:style-name="P4"><text:s text:c="16"/>[</text:p>
      <text:p text:style-name="P4"><text:s text:c="18"/>"6",</text:p>
      <text:p text:style-name="P4"><text:s text:c="18"/>"1119115",</text:p>
      <text:p text:style-name="P4"><text:s text:c="18"/>"299544",</text:p>
      <text:p text:style-name="P4"><text:s text:c="18"/>"0",</text:p>
      <text:p text:style-name="P4"><text:s text:c="18"/>"1",</text:p>
      <text:p text:style-name="P4"><text:s text:c="18"/>"APP1582",</text:p>
      <text:p text:style-name="P4"><text:s text:c="18"/>"1137.99",</text:p>
      <text:p text:style-name="P4"><text:s text:c="18"/>"2017-01-01 01:17:21"</text:p>
      <text:p text:style-name="P4"><text:s text:c="16"/>],</text:p>
      <text:p text:style-name="P4"><text:s text:c="16"/>[</text:p>
      <text:p text:style-name="P4"><text:s text:c="18"/>"7",</text:p>
      <text:p text:style-name="P4"><text:s text:c="18"/>"1119116",</text:p>
      <text:p text:style-name="P4"><text:s text:c="18"/>"299545",</text:p>
      <text:p text:style-name="P4"><text:s text:c="18"/>"0",</text:p>
      <text:p text:style-name="P4"><text:s text:c="18"/>"1",</text:p>
      <text:p text:style-name="P4"><text:s text:c="18"/>"OWC0100",</text:p>
      <text:p text:style-name="P4"><text:s text:c="18"/>"47.49",</text:p>
      <text:p text:style-name="P4"><text:s text:c="18"/>"2017-01-01 01:46:16"</text:p>
      <text:p text:style-name="P4"><text:s text:c="16"/>],</text:p>
      <text:p text:style-name="P4"><text:s text:c="16"/>[</text:p>
      <text:p text:style-name="P4"><text:s text:c="18"/>"8",</text:p>
      <text:p text:style-name="P4"><text:s text:c="18"/>"1119119",</text:p>
      <text:p text:style-name="P4"><text:s text:c="18"/>"299546",</text:p>
      <text:p text:style-name="P4"><text:s text:c="18"/>"0",</text:p>
      <text:p text:style-name="P4"><text:s text:c="18"/>"1",</text:p>
      <text:p text:style-name="P4"><text:s text:c="18"/>"IOT0014",</text:p>
      <text:p text:style-name="P4"><text:s text:c="18"/>"18.99",</text:p>
      <text:p text:style-name="P4"><text:s text:c="18"/>"2017-01-01 01:50:34"</text:p>
      <text:p text:style-name="P4"><text:s text:c="16"/>],</text:p>
      <text:p text:style-name="P4"><text:s text:c="16"/>[</text:p>
      <text:p text:style-name="P4"><text:s text:c="18"/>"9",</text:p>
      <text:p text:style-name="P4"><text:s text:c="18"/>"1119120",</text:p>
      <text:p text:style-name="P4"><text:s text:c="18"/>"295347",</text:p>
      <text:p text:style-name="P4"><text:s text:c="18"/>"0",</text:p>
      <text:p text:style-name="P4"><text:s text:c="18"/>"1",</text:p>
      <text:p text:style-name="P4"><text:s text:c="18"/>"APP0700",</text:p>
      <text:p text:style-name="P4"><text:s text:c="18"/>"72.19",</text:p>
      <text:p text:style-name="P4"><text:s text:c="18"/>"2017-01-01 01:54:11"</text:p>
      <text:p text:style-name="P4"><text:soft-page-break/><text:s text:c="16"/>],</text:p>
      <text:p text:style-name="P4"><text:s text:c="16"/>[</text:p>
      <text:p text:style-name="P4"><text:s text:c="18"/>"10",</text:p>
      <text:p text:style-name="P4"><text:s text:c="18"/>"1119125",</text:p>
      <text:p text:style-name="P4"><text:s text:c="18"/>"299548",</text:p>
      <text:p text:style-name="P4"><text:s text:c="18"/>"0",</text:p>
      <text:p text:style-name="P4"><text:s text:c="18"/>"5",</text:p>
      <text:p text:style-name="P4"><text:s text:c="18"/>"SPE0132",</text:p>
      <text:p text:style-name="P4"><text:s text:c="18"/>"35.14",</text:p>
      <text:p text:style-name="P4"><text:s text:c="18"/>"2017-01-01 02:02:20"</text:p>
      <text:p text:style-name="P4"><text:s text:c="16"/>],</text:p>
      <text:p text:style-name="P4"><text:s text:c="16"/>[</text:p>
      <text:p text:style-name="P4"><text:s text:c="18"/>"11",</text:p>
      <text:p text:style-name="P4"><text:s text:c="18"/>"1119126",</text:p>
      <text:p text:style-name="P4"><text:s text:c="18"/>"299549",</text:p>
      <text:p text:style-name="P4"><text:s text:c="18"/>"0",</text:p>
      <text:p text:style-name="P4"><text:s text:c="18"/>"1",</text:p>
      <text:p text:style-name="P4"><text:s text:c="18"/>"PAC0929",</text:p>
      <text:p text:style-name="P4"><text:s text:c="18"/>"2565.99",</text:p>
      <text:p text:style-name="P4"><text:s text:c="18"/>"2017-01-01 02:07:42"</text:p>
      <text:p text:style-name="P4"><text:s text:c="16"/>],</text:p>
      <text:p text:style-name="P4"><text:s text:c="16"/>[</text:p>
      <text:p text:style-name="P4"><text:s text:c="18"/>"12",</text:p>
      <text:p text:style-name="P4"><text:s text:c="18"/>"1119127",</text:p>
      <text:p text:style-name="P4"><text:s text:c="18"/>"299550",</text:p>
      <text:p text:style-name="P4"><text:s text:c="18"/>"0",</text:p>
      <text:p text:style-name="P4"><text:s text:c="18"/>"1",</text:p>
      <text:p text:style-name="P4"><text:s text:c="18"/>"WDT0309",</text:p>
      <text:p text:style-name="P4"><text:s text:c="18"/>"149.14",</text:p>
      <text:p text:style-name="P4"><text:s text:c="18"/>"2017-01-01 02:09:52"</text:p>
      <text:p text:style-name="P4"><text:s text:c="16"/>],</text:p>
      <text:p text:style-name="P4"><text:s text:c="16"/>[</text:p>
      <text:p text:style-name="P4"><text:s text:c="18"/>"13",</text:p>
      <text:p text:style-name="P4"><text:s text:c="18"/>"1119129",</text:p>
      <text:p text:style-name="P4"><text:s text:c="18"/>"299552",</text:p>
      <text:p text:style-name="P4"><text:s text:c="18"/>"0",</text:p>
      <text:p text:style-name="P4"><text:s text:c="18"/>"1",</text:p>
      <text:p text:style-name="P4"><text:s text:c="18"/>"MBI0010",</text:p>
      <text:p text:style-name="P4"><text:s text:c="18"/>"16.99",</text:p>
      <text:p text:style-name="P4"><text:s text:c="18"/>"2017-01-01 02:13:51"</text:p>
      <text:p text:style-name="P4"><text:s text:c="16"/>],</text:p>
      <text:p text:style-name="P4"><text:s text:c="16"/>[</text:p>
      <text:p text:style-name="P4"><text:s text:c="18"/>"14",</text:p>
      <text:p text:style-name="P4"><text:s text:c="18"/>"1119130",</text:p>
      <text:p text:style-name="P4"><text:s text:c="18"/>"299552",</text:p>
      <text:p text:style-name="P4"><text:s text:c="18"/>"0",</text:p>
      <text:p text:style-name="P4"><text:s text:c="18"/>"1",</text:p>
      <text:p text:style-name="P4"><text:s text:c="18"/>"SAT0044",</text:p>
      <text:p text:style-name="P4"><text:s text:c="18"/>"19.99",</text:p>
      <text:p text:style-name="P4"><text:soft-page-break/><text:s text:c="18"/>"2017-01-01 02:14:36"</text:p>
      <text:p text:style-name="P4"><text:s text:c="16"/>],</text:p>
      <text:p text:style-name="P4"><text:s text:c="16"/>[</text:p>
      <text:p text:style-name="P4"><text:s text:c="18"/>"15",</text:p>
      <text:p text:style-name="P4"><text:s text:c="18"/>"1119131",</text:p>
      <text:p text:style-name="P4"><text:s text:c="18"/>"299553",</text:p>
      <text:p text:style-name="P4"><text:s text:c="18"/>"0",</text:p>
      <text:p text:style-name="P4"><text:s text:c="18"/>"1",</text:p>
      <text:p text:style-name="P4"><text:s text:c="18"/>"APP1854",</text:p>
      <text:p text:style-name="P4"><text:s text:c="18"/>"3278.99",</text:p>
      <text:p text:style-name="P4"><text:s text:c="18"/>"2017-01-01 02:14:47"</text:p>
      <text:p text:style-name="P4"><text:s text:c="16"/>],</text:p>
      <text:p text:style-name="P4"><text:s text:c="16"/>[</text:p>
      <text:p text:style-name="P4"><text:s text:c="18"/>"16",</text:p>
      <text:p text:style-name="P4"><text:s text:c="18"/>"1119132",</text:p>
      <text:p text:style-name="P4"><text:s text:c="18"/>"299554",</text:p>
      <text:p text:style-name="P4"><text:s text:c="18"/>"0",</text:p>
      <text:p text:style-name="P4"><text:s text:c="18"/>"1",</text:p>
      <text:p text:style-name="P4"><text:s text:c="18"/>"WAC0171",</text:p>
      <text:p text:style-name="P4"><text:s text:c="18"/>"59.84",</text:p>
      <text:p text:style-name="P4"><text:s text:c="18"/>"2017-01-01 02:15:46"</text:p>
      <text:p text:style-name="P4"><text:s text:c="16"/>],</text:p>
      <text:p text:style-name="P4"><text:s text:c="16"/>[</text:p>
      <text:p text:style-name="P4"><text:s text:c="18"/>"17",</text:p>
      <text:p text:style-name="P4"><text:s text:c="18"/>"1119133",</text:p>
      <text:p text:style-name="P4"><text:s text:c="18"/>"299555",</text:p>
      <text:p text:style-name="P4"><text:s text:c="18"/>"0",</text:p>
      <text:p text:style-name="P4"><text:s text:c="18"/>"1",</text:p>
      <text:p text:style-name="P4"><text:s text:c="18"/>"BEA0065",</text:p>
      <text:p text:style-name="P4"><text:s text:c="18"/>"256.49",</text:p>
      <text:p text:style-name="P4"><text:s text:c="18"/>"2017-01-01 02:18:45"</text:p>
      <text:p text:style-name="P4"><text:s text:c="16"/>],</text:p>
      <text:p text:style-name="P4"><text:s text:c="16"/>[</text:p>
      <text:p text:style-name="P4"><text:s text:c="18"/>"18",</text:p>
      <text:p text:style-name="P4"><text:s text:c="18"/>"1119134",</text:p>
      <text:p text:style-name="P4"><text:s text:c="18"/>"299556",</text:p>
      <text:p text:style-name="P4"><text:s text:c="18"/>"0",</text:p>
      <text:p text:style-name="P4"><text:s text:c="18"/>"1",</text:p>
      <text:p text:style-name="P4"><text:s text:c="18"/>"CRU0039-A",</text:p>
      <text:p text:style-name="P4"><text:s text:c="18"/>"60.9",</text:p>
      <text:p text:style-name="P4"><text:s text:c="18"/>"2017-01-01 02:20:14"</text:p>
      <text:p text:style-name="P4"><text:s text:c="16"/>],</text:p>
      <text:p text:style-name="P4"><text:s text:c="16"/>[</text:p>
      <text:p text:style-name="P4"><text:s text:c="18"/>"19",</text:p>
      <text:p text:style-name="P4"><text:s text:c="18"/>"1119135",</text:p>
      <text:p text:style-name="P4"><text:s text:c="18"/>"299557",</text:p>
      <text:p text:style-name="P4"><text:s text:c="18"/>"0",</text:p>
      <text:p text:style-name="P4"><text:s text:c="18"/>"1",</text:p>
      <text:p text:style-name="P4"><text:s text:c="18"/>"NTE0082",</text:p>
      <text:p text:style-name="P4"><text:soft-page-break/><text:s text:c="18"/>"37.99",</text:p>
      <text:p text:style-name="P4"><text:s text:c="18"/>"2017-01-01 02:22:36"</text:p>
      <text:p text:style-name="P4"><text:s text:c="16"/>],</text:p>
      <text:p text:style-name="P4"><text:s text:c="16"/>[</text:p>
      <text:p text:style-name="P4"><text:s text:c="18"/>"20",</text:p>
      <text:p text:style-name="P4"><text:s text:c="18"/>"1119136",</text:p>
      <text:p text:style-name="P4"><text:s text:c="18"/>"299558",</text:p>
      <text:p text:style-name="P4"><text:s text:c="18"/>"0",</text:p>
      <text:p text:style-name="P4"><text:s text:c="18"/>"2",</text:p>
      <text:p text:style-name="P4"><text:s text:c="18"/>"WDT0141",</text:p>
      <text:p text:style-name="P4"><text:s text:c="18"/>"112.99",</text:p>
      <text:p text:style-name="P4"><text:s text:c="18"/>"2017-01-01 02:24:33"</text:p>
      <text:p text:style-name="P4"><text:s text:c="16"/>],</text:p>
      <text:p text:style-name="P4"><text:s text:c="16"/>[</text:p>
      <text:p text:style-name="P4"><text:s text:c="18"/>"21",</text:p>
      <text:p text:style-name="P4"><text:s text:c="18"/>"1119140",</text:p>
      <text:p text:style-name="P4"><text:s text:c="18"/>"299559",</text:p>
      <text:p text:style-name="P4"><text:s text:c="18"/>"0",</text:p>
      <text:p text:style-name="P4"><text:s text:c="18"/>"1",</text:p>
      <text:p text:style-name="P4"><text:s text:c="18"/>"APP0700",</text:p>
      <text:p text:style-name="P4"><text:s text:c="18"/>"72.19",</text:p>
      <text:p text:style-name="P4"><text:s text:c="18"/>"2017-01-01 02:32:22"</text:p>
      <text:p text:style-name="P4"><text:s text:c="16"/>],</text:p>
      <text:p text:style-name="P4"><text:s text:c="16"/>[</text:p>
      <text:p text:style-name="P4"><text:s text:c="18"/>"22",</text:p>
      <text:p text:style-name="P4"><text:s text:c="18"/>"1119143",</text:p>
      <text:p text:style-name="P4"><text:s text:c="18"/>"299559",</text:p>
      <text:p text:style-name="P4"><text:s text:c="18"/>"0",</text:p>
      <text:p text:style-name="P4"><text:s text:c="18"/>"1",</text:p>
      <text:p text:style-name="P4"><text:s text:c="18"/>"APP1214",</text:p>
      <text:p text:style-name="P4"><text:s text:c="18"/>"84.99",</text:p>
      <text:p text:style-name="P4"><text:s text:c="18"/>"2017-01-01 02:36:43"</text:p>
      <text:p text:style-name="P4"><text:s text:c="16"/>],</text:p>
      <text:p text:style-name="P4"><text:s text:c="16"/>[</text:p>
      <text:p text:style-name="P4"><text:s text:c="18"/>"23",</text:p>
      <text:p text:style-name="P4"><text:s text:c="18"/>"1119144",</text:p>
      <text:p text:style-name="P4"><text:s text:c="18"/>"299560",</text:p>
      <text:p text:style-name="P4"><text:s text:c="18"/>"0",</text:p>
      <text:p text:style-name="P4"><text:s text:c="18"/>"1",</text:p>
      <text:p text:style-name="P4"><text:s text:c="18"/>"OWC0120",</text:p>
      <text:p text:style-name="P4"><text:s text:c="18"/>"52.24",</text:p>
      <text:p text:style-name="P4"><text:s text:c="18"/>"2017-01-01 02:37:58"</text:p>
      <text:p text:style-name="P4"><text:s text:c="16"/>],</text:p>
      <text:p text:style-name="P4"><text:s text:c="16"/>[</text:p>
      <text:p text:style-name="P4"><text:s text:c="18"/>"24",</text:p>
      <text:p text:style-name="P4"><text:s text:c="18"/>"1119145",</text:p>
      <text:p text:style-name="P4"><text:s text:c="18"/>"299561",</text:p>
      <text:p text:style-name="P4"><text:s text:c="18"/>"0",</text:p>
      <text:p text:style-name="P4"><text:s text:c="18"/>"1",</text:p>
      <text:p text:style-name="P4"><text:soft-page-break/><text:s text:c="18"/>"PEB0015",</text:p>
      <text:p text:style-name="P4"><text:s text:c="18"/>"142.49",</text:p>
      <text:p text:style-name="P4"><text:s text:c="18"/>"2017-01-01 02:38:50"</text:p>
      <text:p text:style-name="P4"><text:s text:c="16"/>],</text:p>
      <text:p text:style-name="P4"><text:s text:c="16"/>[</text:p>
      <text:p text:style-name="P4"><text:s text:c="18"/>"25",</text:p>
      <text:p text:style-name="P4"><text:s text:c="18"/>"1119153",</text:p>
      <text:p text:style-name="P4"><text:s text:c="18"/>"299562",</text:p>
      <text:p text:style-name="P4"><text:s text:c="18"/>"0",</text:p>
      <text:p text:style-name="P4"><text:s text:c="18"/>"1",</text:p>
      <text:p text:style-name="P4"><text:s text:c="18"/>"APP1045",</text:p>
      <text:p text:style-name="P4"><text:s text:c="18"/>"9.0",</text:p>
      <text:p text:style-name="P4"><text:s text:c="18"/>"2017-01-01 02:39:53"</text:p>
      <text:p text:style-name="P4"><text:s text:c="16"/>],</text:p>
      <text:p text:style-name="P4"><text:s text:c="16"/>[</text:p>
      <text:p text:style-name="P4"><text:s text:c="18"/>"26",</text:p>
      <text:p text:style-name="P4"><text:s text:c="18"/>"1119154",</text:p>
      <text:p text:style-name="P4"><text:s text:c="18"/>"299563",</text:p>
      <text:p text:style-name="P4"><text:s text:c="18"/>"0",</text:p>
      <text:p text:style-name="P4"><text:s text:c="18"/>"1",</text:p>
      <text:p text:style-name="P4"><text:s text:c="18"/>"BEA0065",</text:p>
      <text:p text:style-name="P4"><text:s text:c="18"/>"256.49",</text:p>
      <text:p text:style-name="P4"><text:s text:c="18"/>"2017-01-01 02:42:05"</text:p>
      <text:p text:style-name="P4"><text:s text:c="16"/>],</text:p>
      <text:p text:style-name="P4"><text:s text:c="16"/>[</text:p>
      <text:p text:style-name="P4"><text:s text:c="18"/>"27",</text:p>
      <text:p text:style-name="P4"><text:s text:c="18"/>"1119155",</text:p>
      <text:p text:style-name="P4"><text:s text:c="18"/>"299564",</text:p>
      <text:p text:style-name="P4"><text:s text:c="18"/>"0",</text:p>
      <text:p text:style-name="P4"><text:s text:c="18"/>"1",</text:p>
      <text:p text:style-name="P4"><text:s text:c="18"/>"SAT0010",</text:p>
      <text:p text:style-name="P4"><text:s text:c="18"/>"18.99",</text:p>
      <text:p text:style-name="P4"><text:s text:c="18"/>"2017-01-01 02:43:37"</text:p>
      <text:p text:style-name="P4"><text:s text:c="16"/>],</text:p>
      <text:p text:style-name="P4"><text:s text:c="16"/>[</text:p>
      <text:p text:style-name="P4"><text:s text:c="18"/>"28",</text:p>
      <text:p text:style-name="P4"><text:s text:c="18"/>"1119160",</text:p>
      <text:p text:style-name="P4"><text:s text:c="18"/>"299565",</text:p>
      <text:p text:style-name="P4"><text:s text:c="18"/>"0",</text:p>
      <text:p text:style-name="P4"><text:s text:c="18"/>"1",</text:p>
      <text:p text:style-name="P4"><text:s text:c="18"/>"CRU0052",</text:p>
      <text:p text:style-name="P4"><text:s text:c="18"/>"179.54",</text:p>
      <text:p text:style-name="P4"><text:s text:c="18"/>"2017-01-01 02:49:38"</text:p>
      <text:p text:style-name="P4"><text:s text:c="16"/>],</text:p>
      <text:p text:style-name="P4"><text:s text:c="16"/>[</text:p>
      <text:p text:style-name="P4"><text:s text:c="18"/>"29",</text:p>
      <text:p text:style-name="P4"><text:s text:c="18"/>"1119161",</text:p>
      <text:p text:style-name="P4"><text:s text:c="18"/>"299566",</text:p>
      <text:p text:style-name="P4"><text:s text:c="18"/>"0",</text:p>
      <text:p text:style-name="P4"><text:soft-page-break/><text:s text:c="18"/>"1",</text:p>
      <text:p text:style-name="P4"><text:s text:c="18"/>"PAC0701",</text:p>
      <text:p text:style-name="P4"><text:s text:c="18"/>"219.44",</text:p>
      <text:p text:style-name="P4"><text:s text:c="18"/>"2017-01-01 03:00:05"</text:p>
      <text:p text:style-name="P4"><text:s text:c="16"/>],</text:p>
      <text:p text:style-name="P4"><text:s text:c="16"/>[</text:p>
      <text:p text:style-name="P4"><text:s text:c="18"/>"30",</text:p>
      <text:p text:style-name="P4"><text:s text:c="18"/>"1119162",</text:p>
      <text:p text:style-name="P4"><text:s text:c="18"/>"299567",</text:p>
      <text:p text:style-name="P4"><text:s text:c="18"/>"0",</text:p>
      <text:p text:style-name="P4"><text:s text:c="18"/>"1",</text:p>
      <text:p text:style-name="P4"><text:s text:c="18"/>"APP1647",</text:p>
      <text:p text:style-name="P4"><text:s text:c="18"/>"769.0",</text:p>
      <text:p text:style-name="P4"><text:s text:c="18"/>"2017-01-01 03:16:51"</text:p>
      <text:p text:style-name="P4"><text:s text:c="16"/>],</text:p>
      <text:p text:style-name="P4"><text:s text:c="16"/>[</text:p>
      <text:p text:style-name="P4"><text:s text:c="18"/>"31",</text:p>
      <text:p text:style-name="P4"><text:s text:c="18"/>"1119163",</text:p>
      <text:p text:style-name="P4"><text:s text:c="18"/>"299568",</text:p>
      <text:p text:style-name="P4"><text:s text:c="18"/>"0",</text:p>
      <text:p text:style-name="P4"><text:s text:c="18"/>"1",</text:p>
      <text:p text:style-name="P4"><text:s text:c="18"/>"PAR0071",</text:p>
      <text:p text:style-name="P4"><text:s text:c="18"/>"474.05",</text:p>
      <text:p text:style-name="P4"><text:s text:c="18"/>"2017-01-01 03:29:20"</text:p>
      <text:p text:style-name="P4"><text:s text:c="16"/>],</text:p>
      <text:p text:style-name="P4"><text:s text:c="16"/>[</text:p>
      <text:p text:style-name="P4"><text:s text:c="18"/>"32",</text:p>
      <text:p text:style-name="P4"><text:s text:c="18"/>"1119180",</text:p>
      <text:p text:style-name="P4"><text:s text:c="18"/>"299570",</text:p>
      <text:p text:style-name="P4"><text:s text:c="18"/>"0",</text:p>
      <text:p text:style-name="P4"><text:s text:c="18"/>"1",</text:p>
      <text:p text:style-name="P4"><text:s text:c="18"/>"SPE0163",</text:p>
      <text:p text:style-name="P4"><text:s text:c="18"/>"35.14",</text:p>
      <text:p text:style-name="P4"><text:s text:c="18"/>"2017-01-01 03:51:38"</text:p>
      <text:p text:style-name="P4"><text:s text:c="16"/>],</text:p>
      <text:p text:style-name="P4"><text:s text:c="16"/>[</text:p>
      <text:p text:style-name="P4"><text:s text:c="18"/>"33",</text:p>
      <text:p text:style-name="P4"><text:s text:c="18"/>"1119181",</text:p>
      <text:p text:style-name="P4"><text:s text:c="18"/>"299571",</text:p>
      <text:p text:style-name="P4"><text:s text:c="18"/>"0",</text:p>
      <text:p text:style-name="P4"><text:s text:c="18"/>"1",</text:p>
      <text:p text:style-name="P4"><text:s text:c="18"/>"SYN0139",</text:p>
      <text:p text:style-name="P4"><text:s text:c="18"/>"166.24",</text:p>
      <text:p text:style-name="P4"><text:s text:c="18"/>"2017-01-01 04:00:44"</text:p>
      <text:p text:style-name="P4"><text:s text:c="16"/>],</text:p>
      <text:p text:style-name="P4"><text:s text:c="16"/>[</text:p>
      <text:p text:style-name="P4"><text:s text:c="18"/>"34",</text:p>
      <text:p text:style-name="P4"><text:s text:c="18"/>"1119182",</text:p>
      <text:p text:style-name="P4"><text:s text:c="18"/>"299572",</text:p>
      <text:p text:style-name="P4"><text:soft-page-break/><text:s text:c="18"/>"0",</text:p>
      <text:p text:style-name="P4"><text:s text:c="18"/>"1",</text:p>
      <text:p text:style-name="P4"><text:s text:c="18"/>"IFX0040",</text:p>
      <text:p text:style-name="P4"><text:s text:c="18"/>"237.49",</text:p>
      <text:p text:style-name="P4"><text:s text:c="18"/>"2017-01-01 04:07:28"</text:p>
      <text:p text:style-name="P4"><text:s text:c="16"/>],</text:p>
      <text:p text:style-name="P4"><text:s text:c="16"/>[</text:p>
      <text:p text:style-name="P4"><text:s text:c="18"/>"35",</text:p>
      <text:p text:style-name="P4"><text:s text:c="18"/>"1119183",</text:p>
      <text:p text:style-name="P4"><text:s text:c="18"/>"299573",</text:p>
      <text:p text:style-name="P4"><text:s text:c="18"/>"0",</text:p>
      <text:p text:style-name="P4"><text:s text:c="18"/>"1",</text:p>
      <text:p text:style-name="P4"><text:s text:c="18"/>"MOP0072",</text:p>
      <text:p text:style-name="P4"><text:s text:c="18"/>"56.99",</text:p>
      <text:p text:style-name="P4"><text:s text:c="18"/>"2017-01-01 04:36:46"</text:p>
      <text:p text:style-name="P4"><text:s text:c="16"/>],</text:p>
      <text:p text:style-name="P4"><text:s text:c="16"/>[</text:p>
      <text:p text:style-name="P4"><text:s text:c="18"/>"36",</text:p>
      <text:p text:style-name="P4"><text:s text:c="18"/>"1119184",</text:p>
      <text:p text:style-name="P4"><text:s text:c="18"/>"299574",</text:p>
      <text:p text:style-name="P4"><text:s text:c="18"/>"0",</text:p>
      <text:p text:style-name="P4"><text:s text:c="18"/>"1",</text:p>
      <text:p text:style-name="P4"><text:s text:c="18"/>"SAT0036",</text:p>
      <text:p text:style-name="P4"><text:s text:c="18"/>"37.99",</text:p>
      <text:p text:style-name="P4"><text:s text:c="18"/>"2017-01-01 05:33:29"</text:p>
      <text:p text:style-name="P4"><text:s text:c="16"/>],</text:p>
      <text:p text:style-name="P4"><text:s text:c="16"/>[</text:p>
      <text:p text:style-name="P4"><text:s text:c="18"/>"37",</text:p>
      <text:p text:style-name="P4"><text:s text:c="18"/>"1119185",</text:p>
      <text:p text:style-name="P4"><text:s text:c="18"/>"299575",</text:p>
      <text:p text:style-name="P4"><text:s text:c="18"/>"0",</text:p>
      <text:p text:style-name="P4"><text:s text:c="18"/>"1",</text:p>
      <text:p text:style-name="P4"><text:s text:c="18"/>"APP1211",</text:p>
      <text:p text:style-name="P4"><text:s text:c="18"/>"219.0",</text:p>
      <text:p text:style-name="P4"><text:s text:c="18"/>"2017-01-01 05:37:04"</text:p>
      <text:p text:style-name="P4"><text:s text:c="16"/>],</text:p>
      <text:p text:style-name="P4"><text:s text:c="16"/>[</text:p>
      <text:p text:style-name="P4"><text:s text:c="18"/>"38",</text:p>
      <text:p text:style-name="P4"><text:s text:c="18"/>"1119186",</text:p>
      <text:p text:style-name="P4"><text:s text:c="18"/>"299576",</text:p>
      <text:p text:style-name="P4"><text:s text:c="18"/>"0",</text:p>
      <text:p text:style-name="P4"><text:s text:c="18"/>"1",</text:p>
      <text:p text:style-name="P4"><text:s text:c="18"/>"SAM0095",</text:p>
      <text:p text:style-name="P4"><text:s text:c="18"/>"82.64",</text:p>
      <text:p text:style-name="P4"><text:s text:c="18"/>"2017-01-01 06:51:23"</text:p>
      <text:p text:style-name="P4"><text:s text:c="16"/>],</text:p>
      <text:p text:style-name="P4"><text:s text:c="16"/>[</text:p>
      <text:p text:style-name="P4"><text:s text:c="18"/>"39",</text:p>
      <text:p text:style-name="P4"><text:s text:c="18"/>"1119187",</text:p>
      <text:p text:style-name="P4"><text:soft-page-break/><text:s text:c="18"/>"299577",</text:p>
      <text:p text:style-name="P4"><text:s text:c="18"/>"0",</text:p>
      <text:p text:style-name="P4"><text:s text:c="18"/>"1",</text:p>
      <text:p text:style-name="P4"><text:s text:c="18"/>"GRT0430-A",</text:p>
      <text:p text:style-name="P4"><text:s text:c="18"/>"10.69",</text:p>
      <text:p text:style-name="P4"><text:s text:c="18"/>"2017-01-01 07:35:36"</text:p>
      <text:p text:style-name="P4"><text:s text:c="16"/>],</text:p>
      <text:p text:style-name="P4"><text:s text:c="16"/>[</text:p>
      <text:p text:style-name="P4"><text:s text:c="18"/>"40",</text:p>
      <text:p text:style-name="P4"><text:s text:c="18"/>"1119188",</text:p>
      <text:p text:style-name="P4"><text:s text:c="18"/>"299578",</text:p>
      <text:p text:style-name="P4"><text:s text:c="18"/>"0",</text:p>
      <text:p text:style-name="P4"><text:s text:c="18"/>"1",</text:p>
      <text:p text:style-name="P4"><text:s text:c="18"/>"LOG0191",</text:p>
      <text:p text:style-name="P4"><text:s text:c="18"/>"142.49",</text:p>
      <text:p text:style-name="P4"><text:s text:c="18"/>"2017-01-01 08:21:26"</text:p>
      <text:p text:style-name="P4"><text:s text:c="16"/>],</text:p>
      <text:p text:style-name="P4"><text:s text:c="16"/>[</text:p>
      <text:p text:style-name="P4"><text:s text:c="18"/>"41",</text:p>
      <text:p text:style-name="P4"><text:s text:c="18"/>"1119189",</text:p>
      <text:p text:style-name="P4"><text:s text:c="18"/>"299579",</text:p>
      <text:p text:style-name="P4"><text:s text:c="18"/>"0",</text:p>
      <text:p text:style-name="P4"><text:s text:c="18"/>"1",</text:p>
      <text:p text:style-name="P4"><text:s text:c="18"/>"LGE0031-A",</text:p>
      <text:p text:style-name="P4"><text:s text:c="18"/>"127.08",</text:p>
      <text:p text:style-name="P4"><text:s text:c="18"/>"2017-01-01 08:23:14"</text:p>
      <text:p text:style-name="P4"><text:s text:c="16"/>],</text:p>
      <text:p text:style-name="P4"><text:s text:c="16"/>[</text:p>
      <text:p text:style-name="P4"><text:s text:c="18"/>"42",</text:p>
      <text:p text:style-name="P4"><text:s text:c="18"/>"1119190",</text:p>
      <text:p text:style-name="P4"><text:s text:c="18"/>"299580",</text:p>
      <text:p text:style-name="P4"><text:s text:c="18"/>"0",</text:p>
      <text:p text:style-name="P4"><text:s text:c="18"/>"1",</text:p>
      <text:p text:style-name="P4"><text:s text:c="18"/>"LGE0031-A",</text:p>
      <text:p text:style-name="P4"><text:s text:c="18"/>"127.08",</text:p>
      <text:p text:style-name="P4"><text:s text:c="18"/>"2017-01-01 08:27:32"</text:p>
      <text:p text:style-name="P4"><text:s text:c="16"/>],</text:p>
      <text:p text:style-name="P4"><text:s text:c="16"/>[</text:p>
      <text:p text:style-name="P4"><text:s text:c="18"/>"43",</text:p>
      <text:p text:style-name="P4"><text:s text:c="18"/>"1119195",</text:p>
      <text:p text:style-name="P4"><text:s text:c="18"/>"299582",</text:p>
      <text:p text:style-name="P4"><text:s text:c="18"/>"0",</text:p>
      <text:p text:style-name="P4"><text:s text:c="18"/>"1",</text:p>
      <text:p text:style-name="P4"><text:s text:c="18"/>"PAC0961",</text:p>
      <text:p text:style-name="P4"><text:s text:c="18"/>"2616.99",</text:p>
      <text:p text:style-name="P4"><text:s text:c="18"/>"2017-01-01 08:54:00"</text:p>
      <text:p text:style-name="P4"><text:s text:c="16"/>],</text:p>
      <text:p text:style-name="P4"><text:s text:c="16"/>[</text:p>
      <text:p text:style-name="P4"><text:s text:c="18"/>"44",</text:p>
      <text:p text:style-name="P4"><text:soft-page-break/><text:s text:c="18"/>"1119196",</text:p>
      <text:p text:style-name="P4"><text:s text:c="18"/>"299583",</text:p>
      <text:p text:style-name="P4"><text:s text:c="18"/>"0",</text:p>
      <text:p text:style-name="P4"><text:s text:c="18"/>"1",</text:p>
      <text:p text:style-name="P4"><text:s text:c="18"/>"APP1648",</text:p>
      <text:p text:style-name="P4"><text:s text:c="18"/>"879.0",</text:p>
      <text:p text:style-name="P4"><text:s text:c="18"/>"2017-01-01 08:54:20"</text:p>
      <text:p text:style-name="P4"><text:s text:c="16"/>],</text:p>
      <text:p text:style-name="P4"><text:s text:c="16"/>[</text:p>
      <text:p text:style-name="P4"><text:s text:c="18"/>"45",</text:p>
      <text:p text:style-name="P4"><text:s text:c="18"/>"1119198",</text:p>
      <text:p text:style-name="P4"><text:s text:c="18"/>"299583",</text:p>
      <text:p text:style-name="P4"><text:s text:c="18"/>"0",</text:p>
      <text:p text:style-name="P4"><text:s text:c="18"/>"1",</text:p>
      <text:p text:style-name="P4"><text:s text:c="18"/>"BEL0275",</text:p>
      <text:p text:style-name="P4"><text:s text:c="18"/>"16.99",</text:p>
      <text:p text:style-name="P4"><text:s text:c="18"/>"2017-01-01 08:58:33"</text:p>
      <text:p text:style-name="P4"><text:s text:c="16"/>],</text:p>
      <text:p text:style-name="P4"><text:s text:c="16"/>[</text:p>
      <text:p text:style-name="P4"><text:s text:c="18"/>"46",</text:p>
      <text:p text:style-name="P4"><text:s text:c="18"/>"1119199",</text:p>
      <text:p text:style-name="P4"><text:s text:c="18"/>"299583",</text:p>
      <text:p text:style-name="P4"><text:s text:c="18"/>"0",</text:p>
      <text:p text:style-name="P4"><text:s text:c="18"/>"1",</text:p>
      <text:p text:style-name="P4"><text:s text:c="18"/>"BEL0286",</text:p>
      <text:p text:style-name="P4"><text:s text:c="18"/>"17.99",</text:p>
      <text:p text:style-name="P4"><text:s text:c="18"/>"2017-01-01 09:00:26"</text:p>
      <text:p text:style-name="P4"><text:s text:c="16"/>],</text:p>
      <text:p text:style-name="P4"><text:s text:c="16"/>[</text:p>
      <text:p text:style-name="P4"><text:s text:c="18"/>"47",</text:p>
      <text:p text:style-name="P4"><text:s text:c="18"/>"1119200",</text:p>
      <text:p text:style-name="P4"><text:s text:c="18"/>"299584",</text:p>
      <text:p text:style-name="P4"><text:s text:c="18"/>"0",</text:p>
      <text:p text:style-name="P4"><text:s text:c="18"/>"1",</text:p>
      <text:p text:style-name="P4"><text:s text:c="18"/>"WDT0309",</text:p>
      <text:p text:style-name="P4"><text:s text:c="18"/>"149.14",</text:p>
      <text:p text:style-name="P4"><text:s text:c="18"/>"2017-01-01 09:01:40"</text:p>
      <text:p text:style-name="P4"><text:s text:c="16"/>],</text:p>
      <text:p text:style-name="P4"><text:s text:c="16"/>[</text:p>
      <text:p text:style-name="P4"><text:s text:c="18"/>"48",</text:p>
      <text:p text:style-name="P4"><text:s text:c="18"/>"1119201",</text:p>
      <text:p text:style-name="P4"><text:s text:c="18"/>"299585",</text:p>
      <text:p text:style-name="P4"><text:s text:c="18"/>"0",</text:p>
      <text:p text:style-name="P4"><text:s text:c="18"/>"1",</text:p>
      <text:p text:style-name="P4"><text:s text:c="18"/>"CRU0053",</text:p>
      <text:p text:style-name="P4"><text:s text:c="18"/>"284.05",</text:p>
      <text:p text:style-name="P4"><text:s text:c="18"/>"2017-01-01 09:15:32"</text:p>
      <text:p text:style-name="P4"><text:s text:c="16"/>],</text:p>
      <text:p text:style-name="P4"><text:s text:c="16"/>[</text:p>
      <text:p text:style-name="P4"><text:soft-page-break/><text:s text:c="18"/>"49",</text:p>
      <text:p text:style-name="P4"><text:s text:c="18"/>"1119202",</text:p>
      <text:p text:style-name="P4"><text:s text:c="18"/>"299586",</text:p>
      <text:p text:style-name="P4"><text:s text:c="18"/>"0",</text:p>
      <text:p text:style-name="P4"><text:s text:c="18"/>"1",</text:p>
      <text:p text:style-name="P4"><text:s text:c="18"/>"GRT0456",</text:p>
      <text:p text:style-name="P4"><text:s text:c="18"/>"42.99",</text:p>
      <text:p text:style-name="P4"><text:s text:c="18"/>"2017-01-01 09:18:52"</text:p>
      <text:p text:style-name="P4"><text:s text:c="16"/>]</text:p>
      <text:p text:style-name="P4"><text:s text:c="14"/>],</text:p>
      <text:p text:style-name="P4"><text:s text:c="14"/>"shape": {</text:p>
      <text:p text:style-name="P4"><text:s text:c="16"/>"columns": 7,</text:p>
      <text:p text:style-name="P4"><text:s text:c="16"/>"rows": 289703</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1119109&lt;/td&gt;\n",</text:p>
      <text:p text:style-name="P4"><text:s text:c="14"/>" <text:s text:c="5"/>&lt;td&gt;299539&lt;/td&gt;\n",</text:p>
      <text:p text:style-name="P4"><text:s text:c="14"/>" <text:s text:c="5"/>&lt;td&gt;0&lt;/td&gt;\n",</text:p>
      <text:p text:style-name="P4"><text:soft-page-break/><text:s text:c="14"/>" <text:s text:c="5"/>&lt;td&gt;1&lt;/td&gt;\n",</text:p>
      <text:p text:style-name="P4"><text:s text:c="14"/>" <text:s text:c="5"/>&lt;td&gt;OTT0133&lt;/td&gt;\n",</text:p>
      <text:p text:style-name="P4"><text:s text:c="14"/>" <text:s text:c="5"/>&lt;td&gt;18.99&lt;/td&gt;\n",</text:p>
      <text:p text:style-name="P4"><text:s text:c="14"/>" <text:s text:c="5"/>&lt;td&gt;2017-01-01 00:07:19&lt;/td&gt;\n",</text:p>
      <text:p text:style-name="P4"><text:s text:c="14"/>" <text:s text:c="3"/>&lt;/tr&gt;\n",</text:p>
      <text:p text:style-name="P4"><text:s text:c="14"/>" <text:s text:c="3"/>&lt;tr&gt;\n",</text:p>
      <text:p text:style-name="P4"><text:s text:c="14"/>" <text:s text:c="5"/>&lt;th&gt;1&lt;/th&gt;\n",</text:p>
      <text:p text:style-name="P4"><text:s text:c="14"/>" <text:s text:c="5"/>&lt;td&gt;1119110&lt;/td&gt;\n",</text:p>
      <text:p text:style-name="P4"><text:s text:c="14"/>" <text:s text:c="5"/>&lt;td&gt;299540&lt;/td&gt;\n",</text:p>
      <text:p text:style-name="P4"><text:s text:c="14"/>" <text:s text:c="5"/>&lt;td&gt;0&lt;/td&gt;\n",</text:p>
      <text:p text:style-name="P4"><text:s text:c="14"/>" <text:s text:c="5"/>&lt;td&gt;1&lt;/td&gt;\n",</text:p>
      <text:p text:style-name="P4"><text:s text:c="14"/>" <text:s text:c="5"/>&lt;td&gt;LGE0043&lt;/td&gt;\n",</text:p>
      <text:p text:style-name="P4"><text:s text:c="14"/>" <text:s text:c="5"/>&lt;td&gt;399.00&lt;/td&gt;\n",</text:p>
      <text:p text:style-name="P4"><text:s text:c="14"/>" <text:s text:c="5"/>&lt;td&gt;2017-01-01 00:19:45&lt;/td&gt;\n",</text:p>
      <text:p text:style-name="P4"><text:s text:c="14"/>" <text:s text:c="3"/>&lt;/tr&gt;\n",</text:p>
      <text:p text:style-name="P4"><text:s text:c="14"/>" <text:s text:c="3"/>&lt;tr&gt;\n",</text:p>
      <text:p text:style-name="P4"><text:s text:c="14"/>" <text:s text:c="5"/>&lt;th&gt;2&lt;/th&gt;\n",</text:p>
      <text:p text:style-name="P4"><text:s text:c="14"/>" <text:s text:c="5"/>&lt;td&gt;1119111&lt;/td&gt;\n",</text:p>
      <text:p text:style-name="P4"><text:s text:c="14"/>" <text:s text:c="5"/>&lt;td&gt;299541&lt;/td&gt;\n",</text:p>
      <text:p text:style-name="P4"><text:s text:c="14"/>" <text:s text:c="5"/>&lt;td&gt;0&lt;/td&gt;\n",</text:p>
      <text:p text:style-name="P4"><text:s text:c="14"/>" <text:s text:c="5"/>&lt;td&gt;1&lt;/td&gt;\n",</text:p>
      <text:p text:style-name="P4"><text:s text:c="14"/>" <text:s text:c="5"/>&lt;td&gt;PAR0071&lt;/td&gt;\n",</text:p>
      <text:p text:style-name="P4"><text:s text:c="14"/>" <text:s text:c="5"/>&lt;td&gt;474.05&lt;/td&gt;\n",</text:p>
      <text:p text:style-name="P4"><text:s text:c="14"/>" <text:s text:c="5"/>&lt;td&gt;2017-01-01 00:20:57&lt;/td&gt;\n",</text:p>
      <text:p text:style-name="P4"><text:s text:c="14"/>" <text:s text:c="3"/>&lt;/tr&gt;\n",</text:p>
      <text:p text:style-name="P4"><text:s text:c="14"/>" <text:s text:c="3"/>&lt;tr&gt;\n",</text:p>
      <text:p text:style-name="P4"><text:s text:c="14"/>" <text:s text:c="5"/>&lt;th&gt;3&lt;/th&gt;\n",</text:p>
      <text:p text:style-name="P4"><text:s text:c="14"/>" <text:s text:c="5"/>&lt;td&gt;1119112&lt;/td&gt;\n",</text:p>
      <text:p text:style-name="P4"><text:s text:c="14"/>" <text:s text:c="5"/>&lt;td&gt;299542&lt;/td&gt;\n",</text:p>
      <text:p text:style-name="P4"><text:s text:c="14"/>" <text:s text:c="5"/>&lt;td&gt;0&lt;/td&gt;\n",</text:p>
      <text:p text:style-name="P4"><text:s text:c="14"/>" <text:s text:c="5"/>&lt;td&gt;1&lt;/td&gt;\n",</text:p>
      <text:p text:style-name="P4"><text:s text:c="14"/>" <text:s text:c="5"/>&lt;td&gt;WDT0315&lt;/td&gt;\n",</text:p>
      <text:p text:style-name="P4"><text:s text:c="14"/>" <text:s text:c="5"/>&lt;td&gt;68.39&lt;/td&gt;\n",</text:p>
      <text:p text:style-name="P4"><text:s text:c="14"/>" <text:s text:c="5"/>&lt;td&gt;2017-01-01 00:51:40&lt;/td&gt;\n",</text:p>
      <text:p text:style-name="P4"><text:s text:c="14"/>" <text:s text:c="3"/>&lt;/tr&gt;\n",</text:p>
      <text:p text:style-name="P4"><text:s text:c="14"/>" <text:s text:c="3"/>&lt;tr&gt;\n",</text:p>
      <text:p text:style-name="P4"><text:s text:c="14"/>" <text:s text:c="5"/>&lt;th&gt;4&lt;/th&gt;\n",</text:p>
      <text:p text:style-name="P4"><text:s text:c="14"/>" <text:s text:c="5"/>&lt;td&gt;1119113&lt;/td&gt;\n",</text:p>
      <text:p text:style-name="P4"><text:s text:c="14"/>" <text:s text:c="5"/>&lt;td&gt;299543&lt;/td&gt;\n",</text:p>
      <text:p text:style-name="P4"><text:s text:c="14"/>" <text:s text:c="5"/>&lt;td&gt;0&lt;/td&gt;\n",</text:p>
      <text:p text:style-name="P4"><text:s text:c="14"/>" <text:s text:c="5"/>&lt;td&gt;1&lt;/td&gt;\n",</text:p>
      <text:p text:style-name="P4"><text:s text:c="14"/>" <text:s text:c="5"/>&lt;td&gt;JBL0104&lt;/td&gt;\n",</text:p>
      <text:p text:style-name="P4"><text:s text:c="14"/>" <text:s text:c="5"/>&lt;td&gt;23.74&lt;/td&gt;\n",</text:p>
      <text:p text:style-name="P4"><text:s text:c="14"/>" <text:s text:c="5"/>&lt;td&gt;2017-01-01 01:06:38&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oft-page-break/><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289698&lt;/th&gt;\n",</text:p>
      <text:p text:style-name="P4"><text:s text:c="14"/>" <text:s text:c="5"/>&lt;td&gt;1650199&lt;/td&gt;\n",</text:p>
      <text:p text:style-name="P4"><text:s text:c="14"/>" <text:s text:c="5"/>&lt;td&gt;527398&lt;/td&gt;\n",</text:p>
      <text:p text:style-name="P4"><text:s text:c="14"/>" <text:s text:c="5"/>&lt;td&gt;0&lt;/td&gt;\n",</text:p>
      <text:p text:style-name="P4"><text:s text:c="14"/>" <text:s text:c="5"/>&lt;td&gt;1&lt;/td&gt;\n",</text:p>
      <text:p text:style-name="P4"><text:s text:c="14"/>" <text:s text:c="5"/>&lt;td&gt;JBL0122&lt;/td&gt;\n",</text:p>
      <text:p text:style-name="P4"><text:s text:c="14"/>" <text:s text:c="5"/>&lt;td&gt;42.99&lt;/td&gt;\n",</text:p>
      <text:p text:style-name="P4"><text:s text:c="14"/>" <text:s text:c="5"/>&lt;td&gt;2018-03-14 13:57:25&lt;/td&gt;\n",</text:p>
      <text:p text:style-name="P4"><text:s text:c="14"/>" <text:s text:c="3"/>&lt;/tr&gt;\n",</text:p>
      <text:p text:style-name="P4"><text:s text:c="14"/>" <text:s text:c="3"/>&lt;tr&gt;\n",</text:p>
      <text:p text:style-name="P4"><text:s text:c="14"/>" <text:s text:c="5"/>&lt;th&gt;289699&lt;/th&gt;\n",</text:p>
      <text:p text:style-name="P4"><text:s text:c="14"/>" <text:s text:c="5"/>&lt;td&gt;1650200&lt;/td&gt;\n",</text:p>
      <text:p text:style-name="P4"><text:s text:c="14"/>" <text:s text:c="5"/>&lt;td&gt;527399&lt;/td&gt;\n",</text:p>
      <text:p text:style-name="P4"><text:s text:c="14"/>" <text:s text:c="5"/>&lt;td&gt;0&lt;/td&gt;\n",</text:p>
      <text:p text:style-name="P4"><text:s text:c="14"/>" <text:s text:c="5"/>&lt;td&gt;1&lt;/td&gt;\n",</text:p>
      <text:p text:style-name="P4"><text:s text:c="14"/>" <text:s text:c="5"/>&lt;td&gt;PAC0653&lt;/td&gt;\n",</text:p>
      <text:p text:style-name="P4"><text:s text:c="14"/>" <text:s text:c="5"/>&lt;td&gt;141.58&lt;/td&gt;\n",</text:p>
      <text:p text:style-name="P4"><text:s text:c="14"/>" <text:s text:c="5"/>&lt;td&gt;2018-03-14 13:57:34&lt;/td&gt;\n",</text:p>
      <text:p text:style-name="P4"><text:s text:c="14"/>" <text:s text:c="3"/>&lt;/tr&gt;\n",</text:p>
      <text:p text:style-name="P4"><text:s text:c="14"/>" <text:s text:c="3"/>&lt;tr&gt;\n",</text:p>
      <text:p text:style-name="P4"><text:s text:c="14"/>" <text:s text:c="5"/>&lt;th&gt;289700&lt;/th&gt;\n",</text:p>
      <text:p text:style-name="P4"><text:s text:c="14"/>" <text:s text:c="5"/>&lt;td&gt;1650201&lt;/td&gt;\n",</text:p>
      <text:p text:style-name="P4"><text:s text:c="14"/>" <text:s text:c="5"/>&lt;td&gt;527400&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3:57:41&lt;/td&gt;\n",</text:p>
      <text:p text:style-name="P4"><text:s text:c="14"/>" <text:s text:c="3"/>&lt;/tr&gt;\n",</text:p>
      <text:p text:style-name="P4"><text:s text:c="14"/>" <text:s text:c="3"/>&lt;tr&gt;\n",</text:p>
      <text:p text:style-name="P4"><text:s text:c="14"/>" <text:s text:c="5"/>&lt;th&gt;289701&lt;/th&gt;\n",</text:p>
      <text:p text:style-name="P4"><text:s text:c="14"/>" <text:s text:c="5"/>&lt;td&gt;1650202&lt;/td&gt;\n",</text:p>
      <text:p text:style-name="P4"><text:s text:c="14"/>" <text:s text:c="5"/>&lt;td&gt;527388&lt;/td&gt;\n",</text:p>
      <text:p text:style-name="P4"><text:s text:c="14"/>" <text:s text:c="5"/>&lt;td&gt;0&lt;/td&gt;\n",</text:p>
      <text:p text:style-name="P4"><text:s text:c="14"/>" <text:s text:c="5"/>&lt;td&gt;1&lt;/td&gt;\n",</text:p>
      <text:p text:style-name="P4"><text:s text:c="14"/>" <text:s text:c="5"/>&lt;td&gt;BEZ0204&lt;/td&gt;\n",</text:p>
      <text:p text:style-name="P4"><text:s text:c="14"/>" <text:s text:c="5"/>&lt;td&gt;19.99&lt;/td&gt;\n",</text:p>
      <text:p text:style-name="P4"><text:s text:c="14"/>" <text:s text:c="5"/>&lt;td&gt;2018-03-14 13:58:01&lt;/td&gt;\n",</text:p>
      <text:p text:style-name="P4"><text:s text:c="14"/>" <text:s text:c="3"/>&lt;/tr&gt;\n",</text:p>
      <text:p text:style-name="P4"><text:s text:c="14"/>" <text:s text:c="3"/>&lt;tr&gt;\n",</text:p>
      <text:p text:style-name="P4"><text:s text:c="14"/>" <text:s text:c="5"/>&lt;th&gt;289702&lt;/th&gt;\n",</text:p>
      <text:p text:style-name="P4"><text:s text:c="14"/>" <text:s text:c="5"/>&lt;td&gt;1650203&lt;/td&gt;\n",</text:p>
      <text:p text:style-name="P4"><text:soft-page-break/><text:s text:c="14"/>" <text:s text:c="5"/>&lt;td&gt;527401&lt;/td&gt;\n",</text:p>
      <text:p text:style-name="P4"><text:s text:c="14"/>" <text:s text:c="5"/>&lt;td&gt;0&lt;/td&gt;\n",</text:p>
      <text:p text:style-name="P4"><text:s text:c="14"/>" <text:s text:c="5"/>&lt;td&gt;1&lt;/td&gt;\n",</text:p>
      <text:p text:style-name="P4"><text:s text:c="14"/>" <text:s text:c="5"/>&lt;td&gt;APP0927&lt;/td&gt;\n",</text:p>
      <text:p text:style-name="P4"><text:s text:c="14"/>" <text:s text:c="5"/>&lt;td&gt;13.99&lt;/td&gt;\n",</text:p>
      <text:p text:style-name="P4"><text:s text:c="14"/>" <text:s text:c="5"/>&lt;td&gt;2018-03-14 13:58:36&lt;/td&gt;\n",</text:p>
      <text:p text:style-name="P4"><text:s text:c="14"/>" <text:s text:c="3"/>&lt;/tr&gt;\n",</text:p>
      <text:p text:style-name="P4"><text:s text:c="14"/>" <text:s/>&lt;/tbody&gt;\n",</text:p>
      <text:p text:style-name="P4"><text:s text:c="14"/>"&lt;/table&gt;\n",</text:p>
      <text:p text:style-name="P4"><text:s text:c="14"/>"&lt;p&gt;289703 rows × 7 columns&lt;/p&gt;\n",</text:p>
      <text:p text:style-name="P4"><text:s text:c="14"/>"&lt;/div&gt;"</text:p>
      <text:p text:style-name="P4"><text:s text:c="12"/>],</text:p>
      <text:p text:style-name="P4"><text:s text:c="12"/>"text/plain": [</text:p>
      <text:p text:style-name="P4"><text:s text:c="14"/>" <text:s text:c="12"/>id <text:s/>id_order <text:s/>product_id <text:s/>product_quantity <text:s text:c="5"/>sku <text:s/>unit_price <text:s/>\\\n",</text:p>
      <text:p text:style-name="P4"><text:s text:c="14"/>"0 <text:s text:c="6"/>1119109 <text:s text:c="3"/>299539 <text:s text:c="10"/>0 <text:s text:c="16"/>1 <text:s/>OTT0133 <text:s text:c="6"/>18.99 <text:s text:c="2"/>\n",</text:p>
      <text:p text:style-name="P4"><text:s text:c="14"/>"1 <text:s text:c="6"/>1119110 <text:s text:c="3"/>299540 <text:s text:c="10"/>0 <text:s text:c="16"/>1 <text:s/>LGE0043 <text:s text:c="5"/>399.00 <text:s text:c="2"/>\n",</text:p>
      <text:p text:style-name="P4"><text:s text:c="14"/>"2 <text:s text:c="6"/>1119111 <text:s text:c="3"/>299541 <text:s text:c="10"/>0 <text:s text:c="16"/>1 <text:s/>PAR0071 <text:s text:c="5"/>474.05 <text:s text:c="2"/>\n",</text:p>
      <text:p text:style-name="P4"><text:s text:c="14"/>"3 <text:s text:c="6"/>1119112 <text:s text:c="3"/>299542 <text:s text:c="10"/>0 <text:s text:c="16"/>1 <text:s/>WDT0315 <text:s text:c="6"/>68.39 <text:s text:c="2"/>\n",</text:p>
      <text:p text:style-name="P4"><text:s text:c="14"/>"4 <text:s text:c="6"/>1119113 <text:s text:c="3"/>299543 <text:s text:c="10"/>0 <text:s text:c="16"/>1 <text:s/>JBL0104 <text:s text:c="6"/>23.74 <text:s text:c="2"/>\n",</text:p>
      <text:p text:style-name="P4"><text:s text:c="14"/>"... <text:s text:c="8"/>... <text:s text:c="6"/>... <text:s text:c="8"/>... <text:s text:c="14"/>... <text:s text:c="5"/>... <text:s text:c="8"/>... <text:s text:c="2"/>\n",</text:p>
      <text:p text:style-name="P4"><text:s text:c="14"/>"289698 <text:s/>1650199 <text:s text:c="3"/>527398 <text:s text:c="10"/>0 <text:s text:c="16"/>1 <text:s/>JBL0122 <text:s text:c="6"/>42.99 <text:s text:c="2"/>\n",</text:p>
      <text:p text:style-name="P4"><text:s text:c="14"/>"289699 <text:s/>1650200 <text:s text:c="3"/>527399 <text:s text:c="10"/>0 <text:s text:c="16"/>1 <text:s/>PAC0653 <text:s text:c="5"/>141.58 <text:s text:c="2"/>\n",</text:p>
      <text:p text:style-name="P4"><text:s text:c="14"/>"289700 <text:s/>1650201 <text:s text:c="3"/>527400 <text:s text:c="10"/>0 <text:s text:c="16"/>2 <text:s/>APP0698 <text:s text:c="7"/>9.99 <text:s text:c="2"/>\n",</text:p>
      <text:p text:style-name="P4"><text:s text:c="14"/>"289701 <text:s/>1650202 <text:s text:c="3"/>527388 <text:s text:c="10"/>0 <text:s text:c="16"/>1 <text:s/>BEZ0204 <text:s text:c="6"/>19.99 <text:s text:c="2"/>\n",</text:p>
      <text:p text:style-name="P4"><text:s text:c="14"/>"289702 <text:s/>1650203 <text:s text:c="3"/>527401 <text:s text:c="10"/>0 <text:s text:c="16"/>1 <text:s/>APP0927 <text:s text:c="6"/>13.99 <text:s text:c="2"/>\n",</text:p>
      <text:p text:style-name="P4"><text:s text:c="14"/>"\n",</text:p>
      <text:p text:style-name="P4"><text:s text:c="14"/>" <text:s text:c="21"/>date <text:s/>\n",</text:p>
      <text:p text:style-name="P4"><text:s text:c="14"/>"0 <text:s text:c="5"/>2017-01-01 00:07:19 <text:s/>\n",</text:p>
      <text:p text:style-name="P4"><text:s text:c="14"/>"1 <text:s text:c="5"/>2017-01-01 00:19:45 <text:s/>\n",</text:p>
      <text:p text:style-name="P4"><text:s text:c="14"/>"2 <text:s text:c="5"/>2017-01-01 00:20:57 <text:s/>\n",</text:p>
      <text:p text:style-name="P4"><text:s text:c="14"/>"3 <text:s text:c="5"/>2017-01-01 00:51:40 <text:s/>\n",</text:p>
      <text:p text:style-name="P4"><text:s text:c="14"/>"4 <text:s text:c="5"/>2017-01-01 01:06:38 <text:s/>\n",</text:p>
      <text:p text:style-name="P4"><text:s text:c="14"/>"... <text:s text:c="19"/>... <text:s/>\n",</text:p>
      <text:p text:style-name="P4"><text:s text:c="14"/>"289698 2018-03-14 13:57:25 <text:s/>\n",</text:p>
      <text:p text:style-name="P4"><text:s text:c="14"/>"289699 2018-03-14 13:57:34 <text:s/>\n",</text:p>
      <text:p text:style-name="P4"><text:s text:c="14"/>"289700 2018-03-14 13:57:41 <text:s/>\n",</text:p>
      <text:p text:style-name="P4"><text:s text:c="14"/>"289701 2018-03-14 13:58:01 <text:s/>\n",</text:p>
      <text:p text:style-name="P4"><text:s text:c="14"/>"289702 2018-03-14 13:58:36 <text:s/>\n",</text:p>
      <text:p text:style-name="P4"><text:s text:c="14"/>"\n",</text:p>
      <text:p text:style-name="P4"><text:s text:c="14"/>"[289703 rows x 7 columns]"</text:p>
      <text:p text:style-name="P4"><text:s text:c="12"/>]</text:p>
      <text:p text:style-name="P4"><text:s text:c="10"/>},</text:p>
      <text:p text:style-name="P4"><text:s text:c="10"/>"execution_count": 60,</text:p>
      <text:p text:style-name="P4"><text:s text:c="10"/>"metadata": {},</text:p>
      <text:p text:style-name="P4"><text:s text:c="10"/>"output_type": "execute_result"</text:p>
      <text:p text:style-name="P4"><text:s text:c="8"/>}</text:p>
      <text:p text:style-name="P4"><text:s text:c="6"/>],</text:p>
      <text:p text:style-name="P4"><text:s text:c="6"/>"source": [</text:p>
      <text:p text:style-name="P4"><text:s text:c="8"/>"# Drop the rows from the orderlines_df\n",</text:p>
      <text:p text:style-name="P4"><text:soft-page-break/><text:s text:c="8"/>"orderlines_df = orderlines_df[~mask].reset_index(drop=True)\n",</text:p>
      <text:p text:style-name="P4"><text:s text:c="8"/>"orderlines_df"</text:p>
      <text:p text:style-name="P4"><text:s text:c="6"/>]</text:p>
      <text:p text:style-name="P4"><text:s text:c="4"/>},</text:p>
      <text:p text:style-name="P4"><text:s text:c="4"/>{</text:p>
      <text:p text:style-name="P4"><text:s text:c="6"/>"cell_type": "code",</text:p>
      <text:p text:style-name="P4"><text:s text:c="6"/>"execution_count": 61,</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unknown"</text:p>
      <text:p text:style-name="P4"><text:s text:c="16"/>},</text:p>
      <text:p text:style-name="P4"><text:s text:c="16"/>{</text:p>
      <text:p text:style-name="P4"><text:s text:c="18"/>"name": "price",</text:p>
      <text:p text:style-name="P4"><text:s text:c="18"/>"rawType": "object",</text:p>
      <text:p text:style-name="P4"><text:s text:c="18"/>"type": "string"</text:p>
      <text:p text:style-name="P4"><text:s text:c="16"/>},</text:p>
      <text:p text:style-name="P4"><text:s text:c="16"/>{</text:p>
      <text:p text:style-name="P4"><text:s text:c="18"/>"name": "promo_price",</text:p>
      <text:p text:style-name="P4"><text:s text:c="18"/>"rawType": "object",</text:p>
      <text:p text:style-name="P4"><text:s text:c="18"/>"type": "string"</text:p>
      <text:p text:style-name="P4"><text:s text:c="16"/>},</text:p>
      <text:p text:style-name="P4"><text:s text:c="16"/>{</text:p>
      <text:p text:style-name="P4"><text:s text:c="18"/>"name": "in_stock",</text:p>
      <text:p text:style-name="P4"><text:s text:c="18"/>"rawType": "int64",</text:p>
      <text:p text:style-name="P4"><text:s text:c="18"/>"type": "integer"</text:p>
      <text:p text:style-name="P4"><text:s text:c="16"/>},</text:p>
      <text:p text:style-name="P4"><text:s text:c="16"/>{</text:p>
      <text:p text:style-name="P4"><text:soft-page-break/><text:s text:c="18"/>"name": "type",</text:p>
      <text:p text:style-name="P4"><text:s text:c="18"/>"rawType": "object",</text:p>
      <text:p text:style-name="P4"><text:s text:c="18"/>"type": "unknown"</text:p>
      <text:p text:style-name="P4"><text:s text:c="16"/>}</text:p>
      <text:p text:style-name="P4"><text:s text:c="14"/>],</text:p>
      <text:p text:style-name="P4"><text:s text:c="14"/>"ref": "6f07c00c-9d95-42d5-9953-e331f58177d6",</text:p>
      <text:p text:style-name="P4"><text:s text:c="14"/>"rows": [</text:p>
      <text:p text:style-name="P4"><text:s text:c="16"/>[</text:p>
      <text:p text:style-name="P4"><text:s text:c="18"/>"0",</text:p>
      <text:p text:style-name="P4"><text:s text:c="18"/>"RAI0007",</text:p>
      <text:p text:style-name="P4"><text:s text:c="18"/>"Silver Rain Design mStand Support",</text:p>
      <text:p text:style-name="P4"><text:s text:c="18"/>"Aluminum support compatible with all MacBook",</text:p>
      <text:p text:style-name="P4"><text:s text:c="18"/>"59.99",</text:p>
      <text:p text:style-name="P4"><text:s text:c="18"/>"499.899",</text:p>
      <text:p text:style-name="P4"><text:s text:c="18"/>"1",</text:p>
      <text:p text:style-name="P4"><text:s text:c="18"/>"8696"</text:p>
      <text:p text:style-name="P4"><text:s text:c="16"/>],</text:p>
      <text:p text:style-name="P4"><text:s text:c="16"/>[</text:p>
      <text:p text:style-name="P4"><text:s text:c="18"/>"1",</text:p>
      <text:p text:style-name="P4"><text:s text:c="18"/>"APP0023",</text:p>
      <text:p text:style-name="P4"><text:s text:c="18"/>"Apple Mac Keyboard Keypad Spanish",</text:p>
      <text:p text:style-name="P4"><text:s text:c="18"/>"USB ultrathin keyboard Apple Mac Spanish.",</text:p>
      <text:p text:style-name="P4"><text:s text:c="18"/>"59",</text:p>
      <text:p text:style-name="P4"><text:s text:c="18"/>"589.996",</text:p>
      <text:p text:style-name="P4"><text:s text:c="18"/>"0",</text:p>
      <text:p text:style-name="P4"><text:s text:c="18"/>"13855401"</text:p>
      <text:p text:style-name="P4"><text:s text:c="16"/>],</text:p>
      <text:p text:style-name="P4"><text:s text:c="16"/>[</text:p>
      <text:p text:style-name="P4"><text:s text:c="18"/>"2",</text:p>
      <text:p text:style-name="P4"><text:s text:c="18"/>"APP0025",</text:p>
      <text:p text:style-name="P4"><text:s text:c="18"/>"Mighty Mouse Apple Mouse for Mac",</text:p>
      <text:p text:style-name="P4"><text:s text:c="18"/>"mouse Apple USB cable.",</text:p>
      <text:p text:style-name="P4"><text:s text:c="18"/>"59",</text:p>
      <text:p text:style-name="P4"><text:s text:c="18"/>"569.898",</text:p>
      <text:p text:style-name="P4"><text:s text:c="18"/>"0",</text:p>
      <text:p text:style-name="P4"><text:s text:c="18"/>"1387"</text:p>
      <text:p text:style-name="P4"><text:s text:c="16"/>],</text:p>
      <text:p text:style-name="P4"><text:s text:c="16"/>[</text:p>
      <text:p text:style-name="P4"><text:s text:c="18"/>"3",</text:p>
      <text:p text:style-name="P4"><text:s text:c="18"/>"APP0072",</text:p>
      <text:p text:style-name="P4"><text:s text:c="18"/>"Apple Dock to USB Cable iPhone and iPod white",</text:p>
      <text:p text:style-name="P4"><text:s text:c="18"/>"IPhone dock and USB Cable Apple iPod.",</text:p>
      <text:p text:style-name="P4"><text:s text:c="18"/>"25",</text:p>
      <text:p text:style-name="P4"><text:s text:c="18"/>"229.997",</text:p>
      <text:p text:style-name="P4"><text:s text:c="18"/>"0",</text:p>
      <text:p text:style-name="P4"><text:s text:c="18"/>"1230"</text:p>
      <text:p text:style-name="P4"><text:s text:c="16"/>],</text:p>
      <text:p text:style-name="P4"><text:s text:c="16"/>[</text:p>
      <text:p text:style-name="P4"><text:s text:c="18"/>"4",</text:p>
      <text:p text:style-name="P4"><text:soft-page-break/><text:s text:c="18"/>"KIN0007",</text:p>
      <text:p text:style-name="P4"><text:s text:c="18"/>"Mac Memory Kingston 2GB 667MHz DDR2 SO-DIMM",</text:p>
      <text:p text:style-name="P4"><text:s text:c="18"/>"2GB RAM Mac mini and iMac (2006/07) MacBook Pro (2006/07/08).",</text:p>
      <text:p text:style-name="P4"><text:s text:c="18"/>"34.99",</text:p>
      <text:p text:style-name="P4"><text:s text:c="18"/>"31.99",</text:p>
      <text:p text:style-name="P4"><text:s text:c="18"/>"1",</text:p>
      <text:p text:style-name="P4"><text:s text:c="18"/>"1364"</text:p>
      <text:p text:style-name="P4"><text:s text:c="16"/>],</text:p>
      <text:p text:style-name="P4"><text:s text:c="16"/>[</text:p>
      <text:p text:style-name="P4"><text:s text:c="18"/>"5",</text:p>
      <text:p text:style-name="P4"><text:s text:c="18"/>"APP0073",</text:p>
      <text:p text:style-name="P4"><text:s text:c="18"/>"Apple Composite AV Cable iPhone and iPod white",</text:p>
      <text:p text:style-name="P4"><text:s text:c="18"/>"IPhone and iPod AV Cable Dock to Composite Video.",</text:p>
      <text:p text:style-name="P4"><text:s text:c="18"/>"45",</text:p>
      <text:p text:style-name="P4"><text:s text:c="18"/>"420.003",</text:p>
      <text:p text:style-name="P4"><text:s text:c="18"/>"0",</text:p>
      <text:p text:style-name="P4"><text:s text:c="18"/>"1230"</text:p>
      <text:p text:style-name="P4"><text:s text:c="16"/>],</text:p>
      <text:p text:style-name="P4"><text:s text:c="16"/>[</text:p>
      <text:p text:style-name="P4"><text:s text:c="18"/>"6",</text:p>
      <text:p text:style-name="P4"><text:s text:c="18"/>"KIN0008",</text:p>
      <text:p text:style-name="P4"><text:s text:c="18"/>"Mac Memory Kingston 1GB 667MHz DDR2 SO-DIMM",</text:p>
      <text:p text:style-name="P4"><text:s text:c="18"/>"1GB RAM Mac mini and iMac (2006/07) MacBook Pro (2006/07/08).",</text:p>
      <text:p text:style-name="P4"><text:s text:c="18"/>"18.99",</text:p>
      <text:p text:style-name="P4"><text:s text:c="18"/>"146.471",</text:p>
      <text:p text:style-name="P4"><text:s text:c="18"/>"0",</text:p>
      <text:p text:style-name="P4"><text:s text:c="18"/>"1364"</text:p>
      <text:p text:style-name="P4"><text:s text:c="16"/>],</text:p>
      <text:p text:style-name="P4"><text:s text:c="16"/>[</text:p>
      <text:p text:style-name="P4"><text:s text:c="18"/>"7",</text:p>
      <text:p text:style-name="P4"><text:s text:c="18"/>"KIN0009",</text:p>
      <text:p text:style-name="P4"><text:s text:c="18"/>"Mac Memory Kingston 2GB 800MHz DDR2 SO-DIMM",</text:p>
      <text:p text:style-name="P4"><text:s text:c="18"/>"2GB RAM iMac with Intel Core 2 Duo (Penryn).",</text:p>
      <text:p text:style-name="P4"><text:s text:c="18"/>"36.99",</text:p>
      <text:p text:style-name="P4"><text:s text:c="18"/>"274.694",</text:p>
      <text:p text:style-name="P4"><text:s text:c="18"/>"0",</text:p>
      <text:p text:style-name="P4"><text:s text:c="18"/>"1364"</text:p>
      <text:p text:style-name="P4"><text:s text:c="16"/>],</text:p>
      <text:p text:style-name="P4"><text:s text:c="16"/>[</text:p>
      <text:p text:style-name="P4"><text:s text:c="18"/>"8",</text:p>
      <text:p text:style-name="P4"><text:s text:c="18"/>"KIN0001-2",</text:p>
      <text:p text:style-name="P4"><text:s text:c="18"/>"Mac memory Kingston 4GB (2x2GB) 667MHz DDR2 SO-DIMM",</text:p>
      <text:p text:style-name="P4"><text:s text:c="18"/>"RAM 4GB (2x2GB) Mac mini and iMac (2006/07) MacBook Pro (2006/07/08).",</text:p>
      <text:p text:style-name="P4"><text:s text:c="18"/>"74",</text:p>
      <text:p text:style-name="P4"><text:s text:c="18"/>"669.904",</text:p>
      <text:p text:style-name="P4"><text:s text:c="18"/>"0",</text:p>
      <text:p text:style-name="P4"><text:s text:c="18"/>"1364"</text:p>
      <text:p text:style-name="P4"><text:s text:c="16"/>],</text:p>
      <text:p text:style-name="P4"><text:s text:c="16"/>[</text:p>
      <text:p text:style-name="P4"><text:soft-page-break/><text:s text:c="18"/>"9",</text:p>
      <text:p text:style-name="P4"><text:s text:c="18"/>"APP0100",</text:p>
      <text:p text:style-name="P4"><text:s text:c="18"/>"Apple Adapter Mini Display Port to VGA",</text:p>
      <text:p text:style-name="P4"><text:s text:c="18"/>"Adapter Mini Display Port to VGA MacBook and MacBook Pro (unibody).",</text:p>
      <text:p text:style-name="P4"><text:s text:c="18"/>"35",</text:p>
      <text:p text:style-name="P4"><text:s text:c="18"/>"330.003",</text:p>
      <text:p text:style-name="P4"><text:s text:c="18"/>"0",</text:p>
      <text:p text:style-name="P4"><text:s text:c="18"/>"1325"</text:p>
      <text:p text:style-name="P4"><text:s text:c="16"/>],</text:p>
      <text:p text:style-name="P4"><text:s text:c="16"/>[</text:p>
      <text:p text:style-name="P4"><text:s text:c="18"/>"10",</text:p>
      <text:p text:style-name="P4"><text:s text:c="18"/>"APP0101",</text:p>
      <text:p text:style-name="P4"><text:s text:c="18"/>"Apple Mini DisplayPort to DVI Adapter",</text:p>
      <text:p text:style-name="P4"><text:s text:c="18"/>"Adapter mini DisplayPort to DVI MacBook and MacBook Pro (unibody).",</text:p>
      <text:p text:style-name="P4"><text:s text:c="18"/>"35",</text:p>
      <text:p text:style-name="P4"><text:s text:c="18"/>"330.003",</text:p>
      <text:p text:style-name="P4"><text:s text:c="18"/>"0",</text:p>
      <text:p text:style-name="P4"><text:s text:c="18"/>"1325"</text:p>
      <text:p text:style-name="P4"><text:s text:c="16"/>],</text:p>
      <text:p text:style-name="P4"><text:s text:c="16"/>[</text:p>
      <text:p text:style-name="P4"><text:s text:c="18"/>"11",</text:p>
      <text:p text:style-name="P4"><text:s text:c="18"/>"SEN0021",</text:p>
      <text:p text:style-name="P4"><text:s text:c="18"/>"Sennheiser CX 300-II Precision headphones iPhone iPad and iPod black",</text:p>
      <text:p text:style-name="P4"><text:s text:c="18"/>"Headphones iPhone iPad iPad 2 iPad 3 and iPod.",</text:p>
      <text:p text:style-name="P4"><text:s text:c="18"/>"49.99",</text:p>
      <text:p text:style-name="P4"><text:s text:c="18"/>"449.878",</text:p>
      <text:p text:style-name="P4"><text:s text:c="18"/>"0",</text:p>
      <text:p text:style-name="P4"><text:s text:c="18"/>"5384"</text:p>
      <text:p text:style-name="P4"><text:s text:c="16"/>],</text:p>
      <text:p text:style-name="P4"><text:s text:c="16"/>[</text:p>
      <text:p text:style-name="P4"><text:s text:c="18"/>"12",</text:p>
      <text:p text:style-name="P4"><text:s text:c="18"/>"APP0111",</text:p>
      <text:p text:style-name="P4"><text:s text:c="18"/>"Apple USB Ethernet Adapter Mac",</text:p>
      <text:p text:style-name="P4"><text:s text:c="18"/>"USB to Ethernet adapter Mac.",</text:p>
      <text:p text:style-name="P4"><text:s text:c="18"/>"35",</text:p>
      <text:p text:style-name="P4"><text:s text:c="18"/>"330.003",</text:p>
      <text:p text:style-name="P4"><text:s text:c="18"/>"0",</text:p>
      <text:p text:style-name="P4"><text:s text:c="18"/>"1334"</text:p>
      <text:p text:style-name="P4"><text:s text:c="16"/>],</text:p>
      <text:p text:style-name="P4"><text:s text:c="16"/>[</text:p>
      <text:p text:style-name="P4"><text:s text:c="18"/>"13",</text:p>
      <text:p text:style-name="P4"><text:s text:c="18"/>"APP0156",</text:p>
      <text:p text:style-name="P4"><text:s text:c="18"/>"45W MagSafe charger Apple MacBook Air",</text:p>
      <text:p text:style-name="P4"><text:s text:c="18"/>"Charger MacBook Air MagSafe 45 W (MC747Z / A).",</text:p>
      <text:p text:style-name="P4"><text:s text:c="18"/>"89",</text:p>
      <text:p text:style-name="P4"><text:s text:c="18"/>"849.904",</text:p>
      <text:p text:style-name="P4"><text:s text:c="18"/>"0",</text:p>
      <text:p text:style-name="P4"><text:s text:c="18"/>"13005399"</text:p>
      <text:p text:style-name="P4"><text:s text:c="16"/>],</text:p>
      <text:p text:style-name="P4"><text:soft-page-break/><text:s text:c="16"/>[</text:p>
      <text:p text:style-name="P4"><text:s text:c="18"/>"14",</text:p>
      <text:p text:style-name="P4"><text:s text:c="18"/>"MOS0013",</text:p>
      <text:p text:style-name="P4"><text:s text:c="18"/>"Adapter Moshi FireWire 400 to FireWire 800",</text:p>
      <text:p text:style-name="P4"><text:s text:c="18"/>"FireWire 400 adapter cable FireWire 800.",</text:p>
      <text:p text:style-name="P4"><text:s text:c="18"/>"20",</text:p>
      <text:p text:style-name="P4"><text:s text:c="18"/>"179.891",</text:p>
      <text:p text:style-name="P4"><text:s text:c="18"/>"0",</text:p>
      <text:p text:style-name="P4"><text:s text:c="18"/>"1325"</text:p>
      <text:p text:style-name="P4"><text:s text:c="16"/>],</text:p>
      <text:p text:style-name="P4"><text:s text:c="16"/>[</text:p>
      <text:p text:style-name="P4"><text:s text:c="18"/>"15",</text:p>
      <text:p text:style-name="P4"><text:s text:c="18"/>"MOS0021",</text:p>
      <text:p text:style-name="P4"><text:s text:c="18"/>"Clearguard Moshi MacBook Pro and Air",</text:p>
      <text:p text:style-name="P4"><text:s text:c="18"/>"Keyboard Protector MacBook Pro 13-inch Retina 15 inches 17 inches 13 inches 15 inches and 13-inch Air.",</text:p>
      <text:p text:style-name="P4"><text:s text:c="18"/>"24.95",</text:p>
      <text:p text:style-name="P4"><text:s text:c="18"/>"249.889",</text:p>
      <text:p text:style-name="P4"><text:s text:c="18"/>"0",</text:p>
      <text:p text:style-name="P4"><text:s text:c="18"/>"13835403"</text:p>
      <text:p text:style-name="P4"><text:s text:c="16"/>],</text:p>
      <text:p text:style-name="P4"><text:s text:c="16"/>[</text:p>
      <text:p text:style-name="P4"><text:s text:c="18"/>"16",</text:p>
      <text:p text:style-name="P4"><text:s text:c="18"/>"APP0206",</text:p>
      <text:p text:style-name="P4"><text:s text:c="18"/>"60W MagSafe charger Apple MacBook and MacBook Pro 13 \"",</text:p>
      <text:p text:style-name="P4"><text:s text:c="18"/>"Charger MacBook and 13 inch MacBook MagSafe 60 W (MC461Z / A).",</text:p>
      <text:p text:style-name="P4"><text:s text:c="18"/>"89",</text:p>
      <text:p text:style-name="P4"><text:s text:c="18"/>"849.904",</text:p>
      <text:p text:style-name="P4"><text:s text:c="18"/>"1",</text:p>
      <text:p text:style-name="P4"><text:s text:c="18"/>"13005399"</text:p>
      <text:p text:style-name="P4"><text:s text:c="16"/>],</text:p>
      <text:p text:style-name="P4"><text:s text:c="16"/>[</text:p>
      <text:p text:style-name="P4"><text:s text:c="18"/>"17",</text:p>
      <text:p text:style-name="P4"><text:s text:c="18"/>"HGD0007",</text:p>
      <text:p text:style-name="P4"><text:s text:c="18"/>"Henge Docks Docking Station MacBook Pro 13 \"",</text:p>
      <text:p text:style-name="P4"><text:s text:c="18"/>"Dock and support with multiple connections for MacBook Pro 13-inch.",</text:p>
      <text:p text:style-name="P4"><text:s text:c="18"/>"69.99",</text:p>
      <text:p text:style-name="P4"><text:s text:c="18"/>"699.864",</text:p>
      <text:p text:style-name="P4"><text:s text:c="18"/>"0",</text:p>
      <text:p text:style-name="P4"><text:s text:c="18"/>"12995397"</text:p>
      <text:p text:style-name="P4"><text:s text:c="16"/>],</text:p>
      <text:p text:style-name="P4"><text:s text:c="16"/>[</text:p>
      <text:p text:style-name="P4"><text:s text:c="18"/>"18",</text:p>
      <text:p text:style-name="P4"><text:s text:c="18"/>"MUV0009",</text:p>
      <text:p text:style-name="P4"><text:s text:c="18"/>"Muvit Back Clear Case iPhone 4 / 4S Transparent",</text:p>
      <text:p text:style-name="P4"><text:s text:c="18"/>"Case iPhone 4 / 4S polycarbonate.",</text:p>
      <text:p text:style-name="P4"><text:s text:c="18"/>"9.99",</text:p>
      <text:p text:style-name="P4"><text:s text:c="18"/>"7.986",</text:p>
      <text:p text:style-name="P4"><text:s text:c="18"/>"0",</text:p>
      <text:p text:style-name="P4"><text:soft-page-break/><text:s text:c="18"/>"11865403"</text:p>
      <text:p text:style-name="P4"><text:s text:c="16"/>],</text:p>
      <text:p text:style-name="P4"><text:s text:c="16"/>[</text:p>
      <text:p text:style-name="P4"><text:s text:c="18"/>"19",</text:p>
      <text:p text:style-name="P4"><text:s text:c="18"/>"APP0234",</text:p>
      <text:p text:style-name="P4"><text:s text:c="18"/>"Apple Dock Connector to VGA",</text:p>
      <text:p text:style-name="P4"><text:s text:c="18"/>"Dock Connector to VGA IOS.",</text:p>
      <text:p text:style-name="P4"><text:s text:c="18"/>"35",</text:p>
      <text:p text:style-name="P4"><text:s text:c="18"/>"350.005",</text:p>
      <text:p text:style-name="P4"><text:s text:c="18"/>"0",</text:p>
      <text:p text:style-name="P4"><text:s text:c="18"/>"13955395"</text:p>
      <text:p text:style-name="P4"><text:s text:c="16"/>],</text:p>
      <text:p text:style-name="P4"><text:s text:c="16"/>[</text:p>
      <text:p text:style-name="P4"><text:s text:c="18"/>"20",</text:p>
      <text:p text:style-name="P4"><text:s text:c="18"/>"APP0247",</text:p>
      <text:p text:style-name="P4"><text:s text:c="18"/>"85W MagSafe charger Apple MacBook Pro 15 \"/ 17\"",</text:p>
      <text:p text:style-name="P4"><text:s text:c="18"/>"Charger MacBook Pro MagSafe 85 W (MC556Z / A).",</text:p>
      <text:p text:style-name="P4"><text:s text:c="18"/>"89",</text:p>
      <text:p text:style-name="P4"><text:s text:c="18"/>"849.904",</text:p>
      <text:p text:style-name="P4"><text:s text:c="18"/>"1",</text:p>
      <text:p text:style-name="P4"><text:s text:c="18"/>"13005399"</text:p>
      <text:p text:style-name="P4"><text:s text:c="16"/>],</text:p>
      <text:p text:style-name="P4"><text:s text:c="16"/>[</text:p>
      <text:p text:style-name="P4"><text:s text:c="18"/>"21",</text:p>
      <text:p text:style-name="P4"><text:s text:c="18"/>"APP0233",</text:p>
      <text:p text:style-name="P4"><text:s text:c="18"/>"Apple iPad Camera Connection connector",</text:p>
      <text:p text:style-name="P4"><text:s text:c="18"/>"IPad connector for digital cameras and SD cards.",</text:p>
      <text:p text:style-name="P4"><text:s text:c="18"/>"35",</text:p>
      <text:p text:style-name="P4"><text:s text:c="18"/>"349.896",</text:p>
      <text:p text:style-name="P4"><text:s text:c="18"/>"0",</text:p>
      <text:p text:style-name="P4"><text:s text:c="18"/>"13955395"</text:p>
      <text:p text:style-name="P4"><text:s text:c="16"/>],</text:p>
      <text:p text:style-name="P4"><text:s text:c="16"/>[</text:p>
      <text:p text:style-name="P4"><text:s text:c="18"/>"22",</text:p>
      <text:p text:style-name="P4"><text:s text:c="18"/>"JMO0014",</text:p>
      <text:p text:style-name="P4"><text:s text:c="18"/>"Just Mobile Upstand iPad support",</text:p>
      <text:p text:style-name="P4"><text:s text:c="18"/>"Support Retina iPad and iPad mini aluminum.",</text:p>
      <text:p text:style-name="P4"><text:s text:c="18"/>"49.95",</text:p>
      <text:p text:style-name="P4"><text:s text:c="18"/>"399.905",</text:p>
      <text:p text:style-name="P4"><text:s text:c="18"/>"0",</text:p>
      <text:p text:style-name="P4"><text:s text:c="18"/>"1216"</text:p>
      <text:p text:style-name="P4"><text:s text:c="16"/>],</text:p>
      <text:p text:style-name="P4"><text:s text:c="16"/>[</text:p>
      <text:p text:style-name="P4"><text:s text:c="18"/>"23",</text:p>
      <text:p text:style-name="P4"><text:s text:c="18"/>"MOB0007",</text:p>
      <text:p text:style-name="P4"><text:s text:c="18"/>"Mobee Magic Charger Charger Magic Mouse",</text:p>
      <text:p text:style-name="P4"><text:s text:c="18"/>"Wireless Charger for Magic Mouse",</text:p>
      <text:p text:style-name="P4"><text:s text:c="18"/>"49.99",</text:p>
      <text:p text:style-name="P4"><text:s text:c="18"/>"499.851",</text:p>
      <text:p text:style-name="P4"><text:soft-page-break/><text:s text:c="18"/>"0",</text:p>
      <text:p text:style-name="P4"><text:s text:c="18"/>"12355400"</text:p>
      <text:p text:style-name="P4"><text:s text:c="16"/>],</text:p>
      <text:p text:style-name="P4"><text:s text:c="16"/>[</text:p>
      <text:p text:style-name="P4"><text:s text:c="18"/>"24",</text:p>
      <text:p text:style-name="P4"><text:s text:c="18"/>"APP0277",</text:p>
      <text:p text:style-name="P4"><text:s text:c="18"/>"Apple Wireless Keyboard Keyboard (OEM) Mac",</text:p>
      <text:p text:style-name="P4"><text:s text:c="18"/>"Ultrathin keyboard Apple Bluetooth Spanish (unboxed).",</text:p>
      <text:p text:style-name="P4"><text:s text:c="18"/>"79",</text:p>
      <text:p text:style-name="P4"><text:s text:c="18"/>"759.904",</text:p>
      <text:p text:style-name="P4"><text:s text:c="18"/>"0",</text:p>
      <text:p text:style-name="P4"><text:s text:c="18"/>"13855401"</text:p>
      <text:p text:style-name="P4"><text:s text:c="16"/>],</text:p>
      <text:p text:style-name="P4"><text:s text:c="16"/>[</text:p>
      <text:p text:style-name="P4"><text:s text:c="18"/>"25",</text:p>
      <text:p text:style-name="P4"><text:s text:c="18"/>"MOP0011",</text:p>
      <text:p text:style-name="P4"><text:s text:c="18"/>"Mophie Juice Pack Air Battery Case iPhone 4 / 4S black",</text:p>
      <text:p text:style-name="P4"><text:s text:c="18"/>"Battery Case iPhone 4 / 4S rigid polymer.",</text:p>
      <text:p text:style-name="P4"><text:s text:c="18"/>"69.99",</text:p>
      <text:p text:style-name="P4"><text:s text:c="18"/>"56.991",</text:p>
      <text:p text:style-name="P4"><text:s text:c="18"/>"0",</text:p>
      <text:p text:style-name="P4"><text:s text:c="18"/>"5,49E+11"</text:p>
      <text:p text:style-name="P4"><text:s text:c="16"/>],</text:p>
      <text:p text:style-name="P4"><text:s text:c="16"/>[</text:p>
      <text:p text:style-name="P4"><text:s text:c="18"/>"26",</text:p>
      <text:p text:style-name="P4"><text:s text:c="18"/>"APP0280",</text:p>
      <text:p text:style-name="P4"><text:s text:c="18"/>"Apple HDMI to HDMI Cable 1.8m",</text:p>
      <text:p text:style-name="P4"><text:s text:c="18"/>"HMDI to HDMI Cable 1.8m.",</text:p>
      <text:p text:style-name="P4"><text:s text:c="18"/>"25",</text:p>
      <text:p text:style-name="P4"><text:s text:c="18"/>"240.004",</text:p>
      <text:p text:style-name="P4"><text:s text:c="18"/>"0",</text:p>
      <text:p text:style-name="P4"><text:s text:c="18"/>"1325"</text:p>
      <text:p text:style-name="P4"><text:s text:c="16"/>],</text:p>
      <text:p text:style-name="P4"><text:s text:c="16"/>[</text:p>
      <text:p text:style-name="P4"><text:s text:c="18"/>"27",</text:p>
      <text:p text:style-name="P4"><text:s text:c="18"/>"OND0069",</text:p>
      <text:p text:style-name="P4"><text:s text:c="18"/>"Adapter mini DVI to HDMI",</text:p>
      <text:p text:style-name="P4"><text:s text:c="18"/>"Adapter mini DVI to HDMI for Mac and PC",</text:p>
      <text:p text:style-name="P4"><text:s text:c="18"/>"16.49",</text:p>
      <text:p text:style-name="P4"><text:s text:c="18"/>"149.895",</text:p>
      <text:p text:style-name="P4"><text:s text:c="18"/>"0",</text:p>
      <text:p text:style-name="P4"><text:s text:c="18"/>"1325"</text:p>
      <text:p text:style-name="P4"><text:s text:c="16"/>],</text:p>
      <text:p text:style-name="P4"><text:s text:c="16"/>[</text:p>
      <text:p text:style-name="P4"><text:s text:c="18"/>"28",</text:p>
      <text:p text:style-name="P4"><text:s text:c="18"/>"SNN0007",</text:p>
      <text:p text:style-name="P4"><text:s text:c="18"/>"Sonnet Tempo SATA PCIe Mac and PC E2P",</text:p>
      <text:p text:style-name="P4"><text:s text:c="18"/>"PCIe Card with 2 Serial ATA ports Mac and PC.",</text:p>
      <text:p text:style-name="P4"><text:s text:c="18"/>"59.99",</text:p>
      <text:p text:style-name="P4"><text:soft-page-break/><text:s text:c="18"/>"502.102",</text:p>
      <text:p text:style-name="P4"><text:s text:c="18"/>"0",</text:p>
      <text:p text:style-name="P4"><text:s text:c="18"/>"1276"</text:p>
      <text:p text:style-name="P4"><text:s text:c="16"/>],</text:p>
      <text:p text:style-name="P4"><text:s text:c="16"/>[</text:p>
      <text:p text:style-name="P4"><text:s text:c="18"/>"29",</text:p>
      <text:p text:style-name="P4"><text:s text:c="18"/>"KIN0025",</text:p>
      <text:p text:style-name="P4"><text:s text:c="18"/>"Mac memory DIMM DDR3 2GB 1333MHz Kingston",</text:p>
      <text:p text:style-name="P4"><text:s text:c="18"/>"2GB RAM Mac Pro (July 2010).",</text:p>
      <text:p text:style-name="P4"><text:s text:c="18"/>"29.99",</text:p>
      <text:p text:style-name="P4"><text:s text:c="18"/>"179.903",</text:p>
      <text:p text:style-name="P4"><text:s text:c="18"/>"0",</text:p>
      <text:p text:style-name="P4"><text:s text:c="18"/>"1364"</text:p>
      <text:p text:style-name="P4"><text:s text:c="16"/>],</text:p>
      <text:p text:style-name="P4"><text:s text:c="16"/>[</text:p>
      <text:p text:style-name="P4"><text:s text:c="18"/>"30",</text:p>
      <text:p text:style-name="P4"><text:s text:c="18"/>"OND0073",</text:p>
      <text:p text:style-name="P4"><text:s text:c="18"/>"Mini DisplayPort to HDMI Cable 18m",</text:p>
      <text:p text:style-name="P4"><text:s text:c="18"/>"Cable with Mini DisplayPort to HDMI (audio + video)",</text:p>
      <text:p text:style-name="P4"><text:s text:c="18"/>"22.99",</text:p>
      <text:p text:style-name="P4"><text:s text:c="18"/>"169.896",</text:p>
      <text:p text:style-name="P4"><text:s text:c="18"/>"0",</text:p>
      <text:p text:style-name="P4"><text:s text:c="18"/>"1325"</text:p>
      <text:p text:style-name="P4"><text:s text:c="16"/>],</text:p>
      <text:p text:style-name="P4"><text:s text:c="16"/>[</text:p>
      <text:p text:style-name="P4"><text:s text:c="18"/>"31",</text:p>
      <text:p text:style-name="P4"><text:s text:c="18"/>"MOS0042",</text:p>
      <text:p text:style-name="P4"><text:s text:c="18"/>"Adapter Moshi Mini Display Port to VGA",</text:p>
      <text:p text:style-name="P4"><text:s text:c="18"/>"Cable Adapter Mini Display Port to VGA.",</text:p>
      <text:p text:style-name="P4"><text:s text:c="18"/>"34.99",</text:p>
      <text:p text:style-name="P4"><text:s text:c="18"/>"269.903",</text:p>
      <text:p text:style-name="P4"><text:s text:c="18"/>"0",</text:p>
      <text:p text:style-name="P4"><text:s text:c="18"/>"1325"</text:p>
      <text:p text:style-name="P4"><text:s text:c="16"/>],</text:p>
      <text:p text:style-name="P4"><text:s text:c="16"/>[</text:p>
      <text:p text:style-name="P4"><text:s text:c="18"/>"32",</text:p>
      <text:p text:style-name="P4"><text:s text:c="18"/>"BEL0070",</text:p>
      <text:p text:style-name="P4"><text:s text:c="18"/>"Music Receiver Belkin iPhone music receiver",</text:p>
      <text:p text:style-name="P4"><text:s text:c="18"/>"Music Receiver iPhone iPad and iPod Touch for stereos via Bluetooth",</text:p>
      <text:p text:style-name="P4"><text:s text:c="18"/>"49.99",</text:p>
      <text:p text:style-name="P4"><text:s text:c="18"/>"299.899",</text:p>
      <text:p text:style-name="P4"><text:s text:c="18"/>"0",</text:p>
      <text:p text:style-name="P4"><text:s text:c="18"/>"11905404"</text:p>
      <text:p text:style-name="P4"><text:s text:c="16"/>],</text:p>
      <text:p text:style-name="P4"><text:s text:c="16"/>[</text:p>
      <text:p text:style-name="P4"><text:s text:c="18"/>"33",</text:p>
      <text:p text:style-name="P4"><text:s text:c="18"/>"LMP0007",</text:p>
      <text:p text:style-name="P4"><text:s text:c="18"/>"KeyPad LMP Bluetooth Keypad Mac",</text:p>
      <text:p text:style-name="P4"><text:s text:c="18"/>"expansion keypad Mac with bluetooth connection.",</text:p>
      <text:p text:style-name="P4"><text:soft-page-break/><text:s text:c="18"/>"54.99",</text:p>
      <text:p text:style-name="P4"><text:s text:c="18"/>"399.905",</text:p>
      <text:p text:style-name="P4"><text:s text:c="18"/>"1",</text:p>
      <text:p text:style-name="P4"><text:s text:c="18"/>"13855401"</text:p>
      <text:p text:style-name="P4"><text:s text:c="16"/>],</text:p>
      <text:p text:style-name="P4"><text:s text:c="16"/>[</text:p>
      <text:p text:style-name="P4"><text:s text:c="18"/>"34",</text:p>
      <text:p text:style-name="P4"><text:s text:c="18"/>"BEL0072",</text:p>
      <text:p text:style-name="P4"><text:s text:c="18"/>"Belkin PRO Series USB 2.0 Cable 18M",</text:p>
      <text:p text:style-name="P4"><text:s text:c="18"/>"USB Cable USB type A and type B 18m in length for Mac and PC",</text:p>
      <text:p text:style-name="P4"><text:s text:c="18"/>"3.99",</text:p>
      <text:p text:style-name="P4"><text:s text:c="18"/>"29.899",</text:p>
      <text:p text:style-name="P4"><text:s text:c="18"/>"1",</text:p>
      <text:p text:style-name="P4"><text:s text:c="18"/>"1325"</text:p>
      <text:p text:style-name="P4"><text:s text:c="16"/>],</text:p>
      <text:p text:style-name="P4"><text:s text:c="16"/>[</text:p>
      <text:p text:style-name="P4"><text:s text:c="18"/>"35",</text:p>
      <text:p text:style-name="P4"><text:s text:c="18"/>"APP0308",</text:p>
      <text:p text:style-name="P4"><text:s text:c="18"/>"AV Cable Adapter Apple iPhone iPad and iPod white",</text:p>
      <text:p text:style-name="P4"><text:s text:c="18"/>"IPhone iPad iPod adapter and AV cable.",</text:p>
      <text:p text:style-name="P4"><text:s text:c="18"/>"45",</text:p>
      <text:p text:style-name="P4"><text:s text:c="18"/>"359.999",</text:p>
      <text:p text:style-name="P4"><text:s text:c="18"/>"0",</text:p>
      <text:p text:style-name="P4"><text:s text:c="18"/>"1230"</text:p>
      <text:p text:style-name="P4"><text:s text:c="16"/>],</text:p>
      <text:p text:style-name="P4"><text:s text:c="16"/>[</text:p>
      <text:p text:style-name="P4"><text:s text:c="18"/>"36",</text:p>
      <text:p text:style-name="P4"><text:s text:c="18"/>"GRT0196",</text:p>
      <text:p text:style-name="P4"><text:s text:c="18"/>"Griffin Survivor Extreme-Duty Case iPad 2 3 and 4 black",</text:p>
      <text:p text:style-name="P4"><text:s text:c="18"/>"IPad 2 Case 3 and 4 for extreme ultra resistant.",</text:p>
      <text:p text:style-name="P4"><text:s text:c="18"/>"64.99",</text:p>
      <text:p text:style-name="P4"><text:s text:c="18"/>"499.899",</text:p>
      <text:p text:style-name="P4"><text:s text:c="18"/>"0",</text:p>
      <text:p text:style-name="P4"><text:s text:c="18"/>"12635403"</text:p>
      <text:p text:style-name="P4"><text:s text:c="16"/>],</text:p>
      <text:p text:style-name="P4"><text:s text:c="16"/>[</text:p>
      <text:p text:style-name="P4"><text:s text:c="18"/>"37",</text:p>
      <text:p text:style-name="P4"><text:s text:c="18"/>"MUV0023",</text:p>
      <text:p text:style-name="P4"><text:s text:c="18"/>"Extreme Muvit iPhone and iPod BikeMount sleeve black Touch",</text:p>
      <text:p text:style-name="P4"><text:s text:c="18"/>"IPhone and iPod support sleeve waterproof App Touch and bicycle.",</text:p>
      <text:p text:style-name="P4"><text:s text:c="18"/>"35.9",</text:p>
      <text:p text:style-name="P4"><text:s text:c="18"/>"169.896",</text:p>
      <text:p text:style-name="P4"><text:s text:c="18"/>"0",</text:p>
      <text:p text:style-name="P4"><text:s text:c="18"/>"11865403"</text:p>
      <text:p text:style-name="P4"><text:s text:c="16"/>],</text:p>
      <text:p text:style-name="P4"><text:s text:c="16"/>[</text:p>
      <text:p text:style-name="P4"><text:s text:c="18"/>"38",</text:p>
      <text:p text:style-name="P4"><text:s text:c="18"/>"JMO0026",</text:p>
      <text:p text:style-name="P4"><text:s text:c="18"/>"Just Mobile Lazy Couch Support Mac and iPad",</text:p>
      <text:p text:style-name="P4"><text:soft-page-break/><text:s text:c="18"/>"Mac and iPad small lift stand.",</text:p>
      <text:p text:style-name="P4"><text:s text:c="18"/>"19.95",</text:p>
      <text:p text:style-name="P4"><text:s text:c="18"/>"199.892",</text:p>
      <text:p text:style-name="P4"><text:s text:c="18"/>"0",</text:p>
      <text:p text:style-name="P4"><text:s text:c="18"/>"8696"</text:p>
      <text:p text:style-name="P4"><text:s text:c="16"/>],</text:p>
      <text:p text:style-name="P4"><text:s text:c="16"/>[</text:p>
      <text:p text:style-name="P4"><text:s text:c="18"/>"39",</text:p>
      <text:p text:style-name="P4"><text:s text:c="18"/>"OWC0007",</text:p>
      <text:p text:style-name="P4"><text:s text:c="18"/>"OWC Data Doubler Optical Bay adapter Macbook / Macbook Pro",</text:p>
      <text:p text:style-name="P4"><text:s text:c="18"/>"Tray SuperDrive replacement hard disk or SSD.",</text:p>
      <text:p text:style-name="P4"><text:s text:c="18"/>"72.99",</text:p>
      <text:p text:style-name="P4"><text:s text:c="18"/>"399.905",</text:p>
      <text:p text:style-name="P4"><text:s text:c="18"/>"1",</text:p>
      <text:p text:style-name="P4"><text:s text:c="18"/>"12755395"</text:p>
      <text:p text:style-name="P4"><text:s text:c="16"/>],</text:p>
      <text:p text:style-name="P4"><text:s text:c="16"/>[</text:p>
      <text:p text:style-name="P4"><text:s text:c="18"/>"40",</text:p>
      <text:p text:style-name="P4"><text:s text:c="18"/>"KEN0028",</text:p>
      <text:p text:style-name="P4"><text:s text:c="18"/>"Kensington ClickSafe lock Mac and PC",</text:p>
      <text:p text:style-name="P4"><text:s text:c="18"/>"Mac and PC padlock with keys.",</text:p>
      <text:p text:style-name="P4"><text:s text:c="18"/>"54.99",</text:p>
      <text:p text:style-name="P4"><text:s text:c="18"/>"499.899",</text:p>
      <text:p text:style-name="P4"><text:s text:c="18"/>"0",</text:p>
      <text:p text:style-name="P4"><text:s text:c="18"/>"1325"</text:p>
      <text:p text:style-name="P4"><text:s text:c="16"/>],</text:p>
      <text:p text:style-name="P4"><text:s text:c="16"/>[</text:p>
      <text:p text:style-name="P4"><text:s text:c="18"/>"41",</text:p>
      <text:p text:style-name="P4"><text:s text:c="18"/>"APP0343",</text:p>
      <text:p text:style-name="P4"><text:s text:c="18"/>"Apple Thunderbolt Cable 2m White",</text:p>
      <text:p text:style-name="P4"><text:s text:c="18"/>"Cable Mac Apple Thunderbolt 2m.",</text:p>
      <text:p text:style-name="P4"><text:s text:c="18"/>"45",</text:p>
      <text:p text:style-name="P4"><text:s text:c="18"/>"429.998",</text:p>
      <text:p text:style-name="P4"><text:s text:c="18"/>"1",</text:p>
      <text:p text:style-name="P4"><text:s text:c="18"/>"1325"</text:p>
      <text:p text:style-name="P4"><text:s text:c="16"/>],</text:p>
      <text:p text:style-name="P4"><text:s text:c="16"/>[</text:p>
      <text:p text:style-name="P4"><text:s text:c="18"/>"42",</text:p>
      <text:p text:style-name="P4"><text:s text:c="18"/>"MOS0044",</text:p>
      <text:p text:style-name="P4"><text:s text:c="18"/>"Moshi FireWire 800 Cable",</text:p>
      <text:p text:style-name="P4"><text:s text:c="18"/>"FireWire 800 Cable 18 m.",</text:p>
      <text:p text:style-name="P4"><text:s text:c="18"/>"34.99",</text:p>
      <text:p text:style-name="P4"><text:s text:c="18"/>"269.903",</text:p>
      <text:p text:style-name="P4"><text:s text:c="18"/>"0",</text:p>
      <text:p text:style-name="P4"><text:s text:c="18"/>"1325"</text:p>
      <text:p text:style-name="P4"><text:s text:c="16"/>],</text:p>
      <text:p text:style-name="P4"><text:s text:c="16"/>[</text:p>
      <text:p text:style-name="P4"><text:s text:c="18"/>"43",</text:p>
      <text:p text:style-name="P4"><text:s text:c="18"/>"MOS0062",</text:p>
      <text:p text:style-name="P4"><text:soft-page-break/><text:s text:c="18"/>"Moshi USB Ethernet Adapter",</text:p>
      <text:p text:style-name="P4"><text:s text:c="18"/>"USB to Ethernet adapter.",</text:p>
      <text:p text:style-name="P4"><text:s text:c="18"/>"29",</text:p>
      <text:p text:style-name="P4"><text:s text:c="18"/>"249.865",</text:p>
      <text:p text:style-name="P4"><text:s text:c="18"/>"0",</text:p>
      <text:p text:style-name="P4"><text:s text:c="18"/>"1325"</text:p>
      <text:p text:style-name="P4"><text:s text:c="16"/>],</text:p>
      <text:p text:style-name="P4"><text:s text:c="16"/>[</text:p>
      <text:p text:style-name="P4"><text:s text:c="18"/>"44",</text:p>
      <text:p text:style-name="P4"><text:s text:c="18"/>"MOB0009",</text:p>
      <text:p text:style-name="P4"><text:s text:c="18"/>"Mobee Magic Numpad for the Magic Trackpad",</text:p>
      <text:p text:style-name="P4"><text:s text:c="18"/>"3 Numeric for Magic Trackpad stickers.",</text:p>
      <text:p text:style-name="P4"><text:s text:c="18"/>"29.49",</text:p>
      <text:p text:style-name="P4"><text:s text:c="18"/>"279.873",</text:p>
      <text:p text:style-name="P4"><text:s text:c="18"/>"0",</text:p>
      <text:p text:style-name="P4"><text:s text:c="18"/>"12355400"</text:p>
      <text:p text:style-name="P4"><text:s text:c="16"/>],</text:p>
      <text:p text:style-name="P4"><text:s text:c="16"/>[</text:p>
      <text:p text:style-name="P4"><text:s text:c="18"/>"45",</text:p>
      <text:p text:style-name="P4"><text:s text:c="18"/>"TWS0026",</text:p>
      <text:p text:style-name="P4"><text:s text:c="18"/>"Twelve South BookBook MacBook Air sleeve 11 \"brown",</text:p>
      <text:p text:style-name="P4"><text:s text:c="18"/>"Case Macbook 11 inches vintage skin with soft padding.",</text:p>
      <text:p text:style-name="P4"><text:s text:c="18"/>"79.99",</text:p>
      <text:p text:style-name="P4"><text:s text:c="18"/>"749.958",</text:p>
      <text:p text:style-name="P4"><text:s text:c="18"/>"0",</text:p>
      <text:p text:style-name="P4"><text:s text:c="18"/>"13835403"</text:p>
      <text:p text:style-name="P4"><text:s text:c="16"/>],</text:p>
      <text:p text:style-name="P4"><text:s text:c="16"/>[</text:p>
      <text:p text:style-name="P4"><text:s text:c="18"/>"46",</text:p>
      <text:p text:style-name="P4"><text:s text:c="18"/>"MOB0010",</text:p>
      <text:p text:style-name="P4"><text:s text:c="18"/>"Additional Battery Pack Mobee Magic Bar",</text:p>
      <text:p text:style-name="P4"><text:s text:c="18"/>"Pack extra battery Mobee Magic Bar.",</text:p>
      <text:p text:style-name="P4"><text:s text:c="18"/>"29.99",</text:p>
      <text:p text:style-name="P4"><text:s text:c="18"/>"169.884",</text:p>
      <text:p text:style-name="P4"><text:s text:c="18"/>"0",</text:p>
      <text:p text:style-name="P4"><text:s text:c="18"/>"12355400"</text:p>
      <text:p text:style-name="P4"><text:s text:c="16"/>],</text:p>
      <text:p text:style-name="P4"><text:s text:c="16"/>[</text:p>
      <text:p text:style-name="P4"><text:s text:c="18"/>"47",</text:p>
      <text:p text:style-name="P4"><text:s text:c="18"/>"IST0009",</text:p>
      <text:p text:style-name="P4"><text:s text:c="18"/>"iStabilizer iPhone Tripod Mount",</text:p>
      <text:p text:style-name="P4"><text:s text:c="18"/>"IPhone Tripod Adapter for photo and video.",</text:p>
      <text:p text:style-name="P4"><text:s text:c="18"/>"19.99",</text:p>
      <text:p text:style-name="P4"><text:s text:c="18"/>"199.892",</text:p>
      <text:p text:style-name="P4"><text:s text:c="18"/>"0",</text:p>
      <text:p text:style-name="P4"><text:s text:c="18"/>"1216"</text:p>
      <text:p text:style-name="P4"><text:s text:c="16"/>],</text:p>
      <text:p text:style-name="P4"><text:s text:c="16"/>[</text:p>
      <text:p text:style-name="P4"><text:s text:c="18"/>"48",</text:p>
      <text:p text:style-name="P4"><text:soft-page-break/><text:s text:c="18"/>"TWS0027",</text:p>
      <text:p text:style-name="P4"><text:s text:c="18"/>"Twelve South BookBook Case MacBook Air / Pro 13 \"brown",</text:p>
      <text:p text:style-name="P4"><text:s text:c="18"/>"Funda Macbook Air / Pro 13 inch vintage leather with padded interior.",</text:p>
      <text:p text:style-name="P4"><text:s text:c="18"/>"79.99",</text:p>
      <text:p text:style-name="P4"><text:s text:c="18"/>"749.898",</text:p>
      <text:p text:style-name="P4"><text:s text:c="18"/>"0",</text:p>
      <text:p text:style-name="P4"><text:s text:c="18"/>"13835403"</text:p>
      <text:p text:style-name="P4"><text:s text:c="16"/>],</text:p>
      <text:p text:style-name="P4"><text:s text:c="16"/>[</text:p>
      <text:p text:style-name="P4"><text:s text:c="18"/>"49",</text:p>
      <text:p text:style-name="P4"><text:s text:c="18"/>"APP0367",</text:p>
      <text:p text:style-name="P4"><text:s text:c="18"/>"Apple Mini DisplayPort to DVI Adapter Mac dual channel",</text:p>
      <text:p text:style-name="P4"><text:s text:c="18"/>"Adapter Mini Display Port to DVI dual channel MacBook MacBook Pro and MacBook Air.",</text:p>
      <text:p text:style-name="P4"><text:s text:c="18"/>"119",</text:p>
      <text:p text:style-name="P4"><text:s text:c="18"/>"1.119.976",</text:p>
      <text:p text:style-name="P4"><text:s text:c="18"/>"0",</text:p>
      <text:p text:style-name="P4"><text:s text:c="18"/>"1325"</text:p>
      <text:p text:style-name="P4"><text:s text:c="16"/>]</text:p>
      <text:p text:style-name="P4"><text:s text:c="14"/>],</text:p>
      <text:p text:style-name="P4"><text:s text:c="14"/>"shape": {</text:p>
      <text:p text:style-name="P4"><text:s text:c="16"/>"columns": 7,</text:p>
      <text:p text:style-name="P4"><text:s text:c="16"/>"rows": 10157</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sku&lt;/th&gt;\n",</text:p>
      <text:p text:style-name="P4"><text:s text:c="14"/>" <text:s text:c="5"/>&lt;th&gt;name&lt;/th&gt;\n",</text:p>
      <text:p text:style-name="P4"><text:s text:c="14"/>" <text:s text:c="5"/>&lt;th&gt;desc&lt;/th&gt;\n",</text:p>
      <text:p text:style-name="P4"><text:s text:c="14"/>" <text:s text:c="5"/>&lt;th&gt;price&lt;/th&gt;\n",</text:p>
      <text:p text:style-name="P4"><text:s text:c="14"/>" <text:s text:c="5"/>&lt;th&gt;promo_price&lt;/th&gt;\n",</text:p>
      <text:p text:style-name="P4"><text:soft-page-break/><text:s text:c="14"/>" <text:s text:c="5"/>&lt;th&gt;in_stock&lt;/th&gt;\n",</text:p>
      <text:p text:style-name="P4"><text:s text:c="14"/>" <text:s text:c="5"/>&lt;th&gt;typ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RAI0007&lt;/td&gt;\n",</text:p>
      <text:p text:style-name="P4"><text:s text:c="14"/>" <text:s text:c="5"/>&lt;td&gt;Silver Rain Design mStand Support&lt;/td&gt;\n",</text:p>
      <text:p text:style-name="P4"><text:s text:c="14"/>" <text:s text:c="5"/>&lt;td&gt;Aluminum support compatible with all MacBook&lt;/td&gt;\n",</text:p>
      <text:p text:style-name="P4"><text:s text:c="14"/>" <text:s text:c="5"/>&lt;td&gt;59.99&lt;/td&gt;\n",</text:p>
      <text:p text:style-name="P4"><text:s text:c="14"/>" <text:s text:c="5"/>&lt;td&gt;499.899&lt;/td&gt;\n",</text:p>
      <text:p text:style-name="P4"><text:s text:c="14"/>" <text:s text:c="5"/>&lt;td&gt;1&lt;/td&gt;\n",</text:p>
      <text:p text:style-name="P4"><text:s text:c="14"/>" <text:s text:c="5"/>&lt;td&gt;8696&lt;/td&gt;\n",</text:p>
      <text:p text:style-name="P4"><text:s text:c="14"/>" <text:s text:c="3"/>&lt;/tr&gt;\n",</text:p>
      <text:p text:style-name="P4"><text:s text:c="14"/>" <text:s text:c="3"/>&lt;tr&gt;\n",</text:p>
      <text:p text:style-name="P4"><text:s text:c="14"/>" <text:s text:c="5"/>&lt;th&gt;1&lt;/th&gt;\n",</text:p>
      <text:p text:style-name="P4"><text:s text:c="14"/>" <text:s text:c="5"/>&lt;td&gt;APP0023&lt;/td&gt;\n",</text:p>
      <text:p text:style-name="P4"><text:s text:c="14"/>" <text:s text:c="5"/>&lt;td&gt;Apple Mac Keyboard Keypad Spanish&lt;/td&gt;\n",</text:p>
      <text:p text:style-name="P4"><text:s text:c="14"/>" <text:s text:c="5"/>&lt;td&gt;USB ultrathin keyboard Apple Mac Spanish.&lt;/td&gt;\n",</text:p>
      <text:p text:style-name="P4"><text:s text:c="14"/>" <text:s text:c="5"/>&lt;td&gt;59&lt;/td&gt;\n",</text:p>
      <text:p text:style-name="P4"><text:s text:c="14"/>" <text:s text:c="5"/>&lt;td&gt;589.996&lt;/td&gt;\n",</text:p>
      <text:p text:style-name="P4"><text:s text:c="14"/>" <text:s text:c="5"/>&lt;td&gt;0&lt;/td&gt;\n",</text:p>
      <text:p text:style-name="P4"><text:s text:c="14"/>" <text:s text:c="5"/>&lt;td&gt;13855401&lt;/td&gt;\n",</text:p>
      <text:p text:style-name="P4"><text:s text:c="14"/>" <text:s text:c="3"/>&lt;/tr&gt;\n",</text:p>
      <text:p text:style-name="P4"><text:s text:c="14"/>" <text:s text:c="3"/>&lt;tr&gt;\n",</text:p>
      <text:p text:style-name="P4"><text:s text:c="14"/>" <text:s text:c="5"/>&lt;th&gt;2&lt;/th&gt;\n",</text:p>
      <text:p text:style-name="P4"><text:s text:c="14"/>" <text:s text:c="5"/>&lt;td&gt;APP0025&lt;/td&gt;\n",</text:p>
      <text:p text:style-name="P4"><text:s text:c="14"/>" <text:s text:c="5"/>&lt;td&gt;Mighty Mouse Apple Mouse for Mac&lt;/td&gt;\n",</text:p>
      <text:p text:style-name="P4"><text:s text:c="14"/>" <text:s text:c="5"/>&lt;td&gt;mouse Apple USB cable.&lt;/td&gt;\n",</text:p>
      <text:p text:style-name="P4"><text:s text:c="14"/>" <text:s text:c="5"/>&lt;td&gt;59&lt;/td&gt;\n",</text:p>
      <text:p text:style-name="P4"><text:s text:c="14"/>" <text:s text:c="5"/>&lt;td&gt;569.898&lt;/td&gt;\n",</text:p>
      <text:p text:style-name="P4"><text:s text:c="14"/>" <text:s text:c="5"/>&lt;td&gt;0&lt;/td&gt;\n",</text:p>
      <text:p text:style-name="P4"><text:s text:c="14"/>" <text:s text:c="5"/>&lt;td&gt;1387&lt;/td&gt;\n",</text:p>
      <text:p text:style-name="P4"><text:s text:c="14"/>" <text:s text:c="3"/>&lt;/tr&gt;\n",</text:p>
      <text:p text:style-name="P4"><text:s text:c="14"/>" <text:s text:c="3"/>&lt;tr&gt;\n",</text:p>
      <text:p text:style-name="P4"><text:s text:c="14"/>" <text:s text:c="5"/>&lt;th&gt;3&lt;/th&gt;\n",</text:p>
      <text:p text:style-name="P4"><text:s text:c="14"/>" <text:s text:c="5"/>&lt;td&gt;APP0072&lt;/td&gt;\n",</text:p>
      <text:p text:style-name="P4"><text:s text:c="14"/>" <text:s text:c="5"/>&lt;td&gt;Apple Dock to USB Cable iPhone and iPod white&lt;/td&gt;\n",</text:p>
      <text:p text:style-name="P4"><text:s text:c="14"/>" <text:s text:c="5"/>&lt;td&gt;IPhone dock and USB Cable Apple iPod.&lt;/td&gt;\n",</text:p>
      <text:p text:style-name="P4"><text:s text:c="14"/>" <text:s text:c="5"/>&lt;td&gt;25&lt;/td&gt;\n",</text:p>
      <text:p text:style-name="P4"><text:s text:c="14"/>" <text:s text:c="5"/>&lt;td&gt;229.997&lt;/td&gt;\n",</text:p>
      <text:p text:style-name="P4"><text:s text:c="14"/>" <text:s text:c="5"/>&lt;td&gt;0&lt;/td&gt;\n",</text:p>
      <text:p text:style-name="P4"><text:s text:c="14"/>" <text:s text:c="5"/>&lt;td&gt;1230&lt;/td&gt;\n",</text:p>
      <text:p text:style-name="P4"><text:s text:c="14"/>" <text:s text:c="3"/>&lt;/tr&gt;\n",</text:p>
      <text:p text:style-name="P4"><text:s text:c="14"/>" <text:s text:c="3"/>&lt;tr&gt;\n",</text:p>
      <text:p text:style-name="P4"><text:s text:c="14"/>" <text:s text:c="5"/>&lt;th&gt;4&lt;/th&gt;\n",</text:p>
      <text:p text:style-name="P4"><text:s text:c="14"/>" <text:s text:c="5"/>&lt;td&gt;KIN0007&lt;/td&gt;\n",</text:p>
      <text:p text:style-name="P4"><text:s text:c="14"/>" <text:s text:c="5"/>&lt;td&gt;Mac Memory Kingston 2GB 667MHz DDR2 SO-DIMM&lt;/td&gt;\n",</text:p>
      <text:p text:style-name="P4"><text:soft-page-break/><text:s text:c="14"/>" <text:s text:c="5"/>&lt;td&gt;2GB RAM Mac mini and iMac (2006/07) MacBook Pr...&lt;/td&gt;\n",</text:p>
      <text:p text:style-name="P4"><text:s text:c="14"/>" <text:s text:c="5"/>&lt;td&gt;34.99&lt;/td&gt;\n",</text:p>
      <text:p text:style-name="P4"><text:s text:c="14"/>" <text:s text:c="5"/>&lt;td&gt;31.99&lt;/td&gt;\n",</text:p>
      <text:p text:style-name="P4"><text:s text:c="14"/>" <text:s text:c="5"/>&lt;td&gt;1&lt;/td&gt;\n",</text:p>
      <text:p text:style-name="P4"><text:s text:c="14"/>" <text:s text:c="5"/>&lt;td&gt;1364&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10152&lt;/th&gt;\n",</text:p>
      <text:p text:style-name="P4"><text:s text:c="14"/>" <text:s text:c="5"/>&lt;td&gt;BEL0376&lt;/td&gt;\n",</text:p>
      <text:p text:style-name="P4"><text:s text:c="14"/>" <text:s text:c="5"/>&lt;td&gt;Belkin Travel Support Apple Watch Black&lt;/td&gt;\n",</text:p>
      <text:p text:style-name="P4"><text:s text:c="14"/>" <text:s text:c="5"/>&lt;td&gt;compact and portable stand vertically or horiz...&lt;/td&gt;\n",</text:p>
      <text:p text:style-name="P4"><text:s text:c="14"/>" <text:s text:c="5"/>&lt;td&gt;29.99&lt;/td&gt;\n",</text:p>
      <text:p text:style-name="P4"><text:s text:c="14"/>" <text:s text:c="5"/>&lt;td&gt;269.903&lt;/td&gt;\n",</text:p>
      <text:p text:style-name="P4"><text:s text:c="14"/>" <text:s text:c="5"/>&lt;td&gt;1&lt;/td&gt;\n",</text:p>
      <text:p text:style-name="P4"><text:s text:c="14"/>" <text:s text:c="5"/>&lt;td&gt;12282&lt;/td&gt;\n",</text:p>
      <text:p text:style-name="P4"><text:s text:c="14"/>" <text:s text:c="3"/>&lt;/tr&gt;\n",</text:p>
      <text:p text:style-name="P4"><text:s text:c="14"/>" <text:s text:c="3"/>&lt;tr&gt;\n",</text:p>
      <text:p text:style-name="P4"><text:s text:c="14"/>" <text:s text:c="5"/>&lt;th&gt;10153&lt;/th&gt;\n",</text:p>
      <text:p text:style-name="P4"><text:s text:c="14"/>" <text:s text:c="5"/>&lt;td&gt;THU0060&lt;/td&gt;\n",</text:p>
      <text:p text:style-name="P4"><text:s text:c="14"/>" <text:s text:c="5"/>&lt;td&gt;Enroute Thule 14L Backpack MacBook 13 \"Black&lt;/td&gt;\n",</text:p>
      <text:p text:style-name="P4"><text:s text:c="14"/>" <text:s text:c="5"/>&lt;td&gt;Backpack with capacity of 14 liter compartment...&lt;/td&gt;\n",</text:p>
      <text:p text:style-name="P4"><text:s text:c="14"/>" <text:s text:c="5"/>&lt;td&gt;69.95&lt;/td&gt;\n",</text:p>
      <text:p text:style-name="P4"><text:s text:c="14"/>" <text:s text:c="5"/>&lt;td&gt;649.903&lt;/td&gt;\n",</text:p>
      <text:p text:style-name="P4"><text:s text:c="14"/>" <text:s text:c="5"/>&lt;td&gt;1&lt;/td&gt;\n",</text:p>
      <text:p text:style-name="P4"><text:s text:c="14"/>" <text:s text:c="5"/>&lt;td&gt;1392&lt;/td&gt;\n",</text:p>
      <text:p text:style-name="P4"><text:s text:c="14"/>" <text:s text:c="3"/>&lt;/tr&gt;\n",</text:p>
      <text:p text:style-name="P4"><text:s text:c="14"/>" <text:s text:c="3"/>&lt;tr&gt;\n",</text:p>
      <text:p text:style-name="P4"><text:s text:c="14"/>" <text:s text:c="5"/>&lt;th&gt;10154&lt;/th&gt;\n",</text:p>
      <text:p text:style-name="P4"><text:s text:c="14"/>" <text:s text:c="5"/>&lt;td&gt;THU0061&lt;/td&gt;\n",</text:p>
      <text:p text:style-name="P4"><text:s text:c="14"/>" <text:s text:c="5"/>&lt;td&gt;Enroute Thule 14L Backpack MacBook 13 \"Blue&lt;/td&gt;\n",</text:p>
      <text:p text:style-name="P4"><text:s text:c="14"/>" <text:s text:c="5"/>&lt;td&gt;Backpack with capacity of 14 liter compartment...&lt;/td&gt;\n",</text:p>
      <text:p text:style-name="P4"><text:s text:c="14"/>" <text:s text:c="5"/>&lt;td&gt;69.95&lt;/td&gt;\n",</text:p>
      <text:p text:style-name="P4"><text:s text:c="14"/>" <text:s text:c="5"/>&lt;td&gt;649.903&lt;/td&gt;\n",</text:p>
      <text:p text:style-name="P4"><text:s text:c="14"/>" <text:s text:c="5"/>&lt;td&gt;1&lt;/td&gt;\n",</text:p>
      <text:p text:style-name="P4"><text:s text:c="14"/>" <text:s text:c="5"/>&lt;td&gt;1392&lt;/td&gt;\n",</text:p>
      <text:p text:style-name="P4"><text:s text:c="14"/>" <text:s text:c="3"/>&lt;/tr&gt;\n",</text:p>
      <text:p text:style-name="P4"><text:s text:c="14"/>" <text:s text:c="3"/>&lt;tr&gt;\n",</text:p>
      <text:p text:style-name="P4"><text:s text:c="14"/>" <text:s text:c="5"/>&lt;th&gt;10155&lt;/th&gt;\n",</text:p>
      <text:p text:style-name="P4"><text:s text:c="14"/>" <text:s text:c="5"/>&lt;td&gt;THU0062&lt;/td&gt;\n",</text:p>
      <text:p text:style-name="P4"><text:soft-page-break/><text:s text:c="14"/>" <text:s text:c="5"/>&lt;td&gt;Enroute Thule 14L Backpack MacBook 13 \"Red&lt;/td&gt;\n",</text:p>
      <text:p text:style-name="P4"><text:s text:c="14"/>" <text:s text:c="5"/>&lt;td&gt;Backpack with capacity of 14 liter compartment...&lt;/td&gt;\n",</text:p>
      <text:p text:style-name="P4"><text:s text:c="14"/>" <text:s text:c="5"/>&lt;td&gt;69.95&lt;/td&gt;\n",</text:p>
      <text:p text:style-name="P4"><text:s text:c="14"/>" <text:s text:c="5"/>&lt;td&gt;649.903&lt;/td&gt;\n",</text:p>
      <text:p text:style-name="P4"><text:s text:c="14"/>" <text:s text:c="5"/>&lt;td&gt;0&lt;/td&gt;\n",</text:p>
      <text:p text:style-name="P4"><text:s text:c="14"/>" <text:s text:c="5"/>&lt;td&gt;1392&lt;/td&gt;\n",</text:p>
      <text:p text:style-name="P4"><text:s text:c="14"/>" <text:s text:c="3"/>&lt;/tr&gt;\n",</text:p>
      <text:p text:style-name="P4"><text:s text:c="14"/>" <text:s text:c="3"/>&lt;tr&gt;\n",</text:p>
      <text:p text:style-name="P4"><text:s text:c="14"/>" <text:s text:c="5"/>&lt;th&gt;10156&lt;/th&gt;\n",</text:p>
      <text:p text:style-name="P4"><text:s text:c="14"/>" <text:s text:c="5"/>&lt;td&gt;THU0063&lt;/td&gt;\n",</text:p>
      <text:p text:style-name="P4"><text:s text:c="14"/>" <text:s text:c="5"/>&lt;td&gt;Enroute Thule 14L Backpack MacBook 13 \"Green&lt;/td&gt;\n",</text:p>
      <text:p text:style-name="P4"><text:s text:c="14"/>" <text:s text:c="5"/>&lt;td&gt;Backpack with capacity of 14 liter compartment...&lt;/td&gt;\n",</text:p>
      <text:p text:style-name="P4"><text:s text:c="14"/>" <text:s text:c="5"/>&lt;td&gt;69.95&lt;/td&gt;\n",</text:p>
      <text:p text:style-name="P4"><text:s text:c="14"/>" <text:s text:c="5"/>&lt;td&gt;649.903&lt;/td&gt;\n",</text:p>
      <text:p text:style-name="P4"><text:s text:c="14"/>" <text:s text:c="5"/>&lt;td&gt;1&lt;/td&gt;\n",</text:p>
      <text:p text:style-name="P4"><text:s text:c="14"/>" <text:s text:c="5"/>&lt;td&gt;1392&lt;/td&gt;\n",</text:p>
      <text:p text:style-name="P4"><text:s text:c="14"/>" <text:s text:c="3"/>&lt;/tr&gt;\n",</text:p>
      <text:p text:style-name="P4"><text:s text:c="14"/>" <text:s/>&lt;/tbody&gt;\n",</text:p>
      <text:p text:style-name="P4"><text:s text:c="14"/>"&lt;/table&gt;\n",</text:p>
      <text:p text:style-name="P4"><text:s text:c="14"/>"&lt;p&gt;10157 rows × 7 columns&lt;/p&gt;\n",</text:p>
      <text:p text:style-name="P4"><text:s text:c="14"/>"&lt;/div&gt;"</text:p>
      <text:p text:style-name="P4"><text:s text:c="12"/>],</text:p>
      <text:p text:style-name="P4"><text:s text:c="12"/>"text/plain": [</text:p>
      <text:p text:style-name="P4"><text:s text:c="14"/>" <text:s text:c="10"/>sku <text:s text:c="42"/>name <text:s/>\\\n",</text:p>
      <text:p text:style-name="P4"><text:s text:c="14"/>"0 <text:s text:c="5"/>RAI0007 <text:s text:c="13"/>Silver Rain Design mStand Support <text:s text:c="2"/>\n",</text:p>
      <text:p text:style-name="P4"><text:s text:c="14"/>"1 <text:s text:c="5"/>APP0023 <text:s text:c="13"/>Apple Mac Keyboard Keypad Spanish <text:s text:c="2"/>\n",</text:p>
      <text:p text:style-name="P4"><text:s text:c="14"/>"2 <text:s text:c="5"/>APP0025 <text:s text:c="14"/>Mighty Mouse Apple Mouse for Mac <text:s text:c="2"/>\n",</text:p>
      <text:p text:style-name="P4"><text:s text:c="14"/>"3 <text:s text:c="5"/>APP0072 <text:s/>Apple Dock to USB Cable iPhone and iPod white <text:s text:c="2"/>\n",</text:p>
      <text:p text:style-name="P4"><text:s text:c="14"/>"4 <text:s text:c="5"/>KIN0007 <text:s text:c="3"/>Mac Memory Kingston 2GB 667MHz DDR2 SO-DIMM <text:s text:c="2"/>\n",</text:p>
      <text:p text:style-name="P4"><text:s text:c="14"/>"... <text:s text:c="7"/>... <text:s text:c="43"/>... <text:s text:c="2"/>\n",</text:p>
      <text:p text:style-name="P4"><text:s text:c="14"/>"10152 <text:s/>BEL0376 <text:s text:c="7"/>Belkin Travel Support Apple Watch Black <text:s text:c="2"/>\n",</text:p>
      <text:p text:style-name="P4"><text:s text:c="14"/>"10153 <text:s/>THU0060 <text:s text:c="2"/>Enroute Thule 14L Backpack MacBook 13 \"Black <text:s text:c="2"/>\n",</text:p>
      <text:p text:style-name="P4"><text:s text:c="14"/>"10154 <text:s/>THU0061 <text:s text:c="3"/>Enroute Thule 14L Backpack MacBook 13 \"Blue <text:s text:c="2"/>\n",</text:p>
      <text:p text:style-name="P4"><text:s text:c="14"/>"10155 <text:s/>THU0062 <text:s text:c="4"/>Enroute Thule 14L Backpack MacBook 13 \"Red <text:s text:c="2"/>\n",</text:p>
      <text:p text:style-name="P4"><text:s text:c="14"/>"10156 <text:s/>THU0063 <text:s text:c="2"/>Enroute Thule 14L Backpack MacBook 13 \"Green <text:s text:c="2"/>\n",</text:p>
      <text:p text:style-name="P4"><text:s text:c="14"/>"\n",</text:p>
      <text:p text:style-name="P4"><text:s text:c="14"/>" <text:s text:c="51"/>desc <text:s/>price promo_price <text:s/>\\\n",</text:p>
      <text:p text:style-name="P4"><text:s text:c="14"/>"0 <text:s text:c="10"/>Aluminum support compatible with all MacBook <text:s/>59.99 <text:s text:c="4"/>499.899 <text:s text:c="2"/>\n",</text:p>
      <text:p text:style-name="P4"><text:s text:c="14"/>"1 <text:s text:c="13"/>USB ultrathin keyboard Apple Mac Spanish. <text:s text:c="4"/>59 <text:s text:c="4"/>589.996 <text:s text:c="2"/>\n",</text:p>
      <text:p text:style-name="P4"><text:s text:c="14"/>"2 <text:s text:c="32"/>mouse Apple USB cable. <text:s text:c="4"/>59 <text:s text:c="4"/>569.898 <text:s text:c="2"/>\n",</text:p>
      <text:p text:style-name="P4"><text:s text:c="14"/>"3 <text:s text:c="17"/>IPhone dock and USB Cable Apple iPod. <text:s text:c="4"/>25 <text:s text:c="4"/>229.997 <text:s text:c="2"/>\n",</text:p>
      <text:p text:style-name="P4"><text:s text:c="14"/>"4 <text:s text:c="5"/>2GB RAM Mac mini and iMac (2006/07) MacBook Pr... <text:s/>34.99 <text:s text:c="6"/>31.99 <text:s text:c="2"/>\n",</text:p>
      <text:p text:style-name="P4"><text:s text:c="14"/>"... <text:s text:c="49"/>... <text:s text:c="3"/>... <text:s text:c="8"/>... <text:s text:c="2"/>\n",</text:p>
      <text:p text:style-name="P4"><text:s text:c="14"/>"10152 <text:s/>compact and portable stand vertically or horiz... <text:s/>29.99 <text:s text:c="4"/>269.903 <text:s text:c="2"/>\n",</text:p>
      <text:p text:style-name="P4"><text:s text:c="14"/>"10153 <text:s/>Backpack with capacity of 14 liter compartment... <text:s/>69.95 <text:s text:c="4"/>649.903 <text:s text:c="2"/>\n",</text:p>
      <text:p text:style-name="P4"><text:s text:c="14"/>"10154 <text:s/>Backpack with capacity of 14 liter compartment... <text:s/>69.95 <text:s text:c="4"/>649.903 <text:s text:c="2"/>\n",</text:p>
      <text:p text:style-name="P4"><text:s text:c="14"/>"10155 <text:s/>Backpack with capacity of 14 liter compartment... <text:s/>69.95 <text:s text:c="4"/>649.903 <text:s text:c="2"/>\n",</text:p>
      <text:p text:style-name="P4"><text:s text:c="14"/>"10156 <text:s/>Backpack with capacity of 14 liter compartment... <text:s/>69.95 <text:s text:c="4"/>649.903 <text:s text:c="2"/>\n",</text:p>
      <text:p text:style-name="P4"><text:s text:c="14"/>"\n",</text:p>
      <text:p text:style-name="P4"><text:soft-page-break/><text:s text:c="14"/>" <text:s text:c="6"/>in_stock <text:s text:c="5"/>type <text:s/>\n",</text:p>
      <text:p text:style-name="P4"><text:s text:c="14"/>"0 <text:s text:c="12"/>1 <text:s text:c="5"/>8696 <text:s/>\n",</text:p>
      <text:p text:style-name="P4"><text:s text:c="14"/>"1 <text:s text:c="12"/>0 <text:s/>13855401 <text:s/>\n",</text:p>
      <text:p text:style-name="P4"><text:s text:c="14"/>"2 <text:s text:c="12"/>0 <text:s text:c="5"/>1387 <text:s/>\n",</text:p>
      <text:p text:style-name="P4"><text:s text:c="14"/>"3 <text:s text:c="12"/>0 <text:s text:c="5"/>1230 <text:s/>\n",</text:p>
      <text:p text:style-name="P4"><text:s text:c="14"/>"4 <text:s text:c="12"/>1 <text:s text:c="5"/>1364 <text:s/>\n",</text:p>
      <text:p text:style-name="P4"><text:s text:c="14"/>"... <text:s text:c="8"/>... <text:s text:c="6"/>... <text:s/>\n",</text:p>
      <text:p text:style-name="P4"><text:s text:c="14"/>"10152 <text:s text:c="8"/>1 <text:s text:c="4"/>12282 <text:s/>\n",</text:p>
      <text:p text:style-name="P4"><text:s text:c="14"/>"10153 <text:s text:c="8"/>1 <text:s text:c="5"/>1392 <text:s/>\n",</text:p>
      <text:p text:style-name="P4"><text:s text:c="14"/>"10154 <text:s text:c="8"/>1 <text:s text:c="5"/>1392 <text:s/>\n",</text:p>
      <text:p text:style-name="P4"><text:s text:c="14"/>"10155 <text:s text:c="8"/>0 <text:s text:c="5"/>1392 <text:s/>\n",</text:p>
      <text:p text:style-name="P4"><text:s text:c="14"/>"10156 <text:s text:c="8"/>1 <text:s text:c="5"/>1392 <text:s/>\n",</text:p>
      <text:p text:style-name="P4"><text:s text:c="14"/>"\n",</text:p>
      <text:p text:style-name="P4"><text:s text:c="14"/>"[10157 rows x 7 columns]"</text:p>
      <text:p text:style-name="P4"><text:s text:c="12"/>]</text:p>
      <text:p text:style-name="P4"><text:s text:c="10"/>},</text:p>
      <text:p text:style-name="P4"><text:s text:c="10"/>"execution_count": 61,</text:p>
      <text:p text:style-name="P4"><text:s text:c="10"/>"metadata": {},</text:p>
      <text:p text:style-name="P4"><text:s text:c="10"/>"output_type": "execute_result"</text:p>
      <text:p text:style-name="P4"><text:s text:c="8"/>}</text:p>
      <text:p text:style-name="P4"><text:s text:c="6"/>],</text:p>
      <text:p text:style-name="P4"><text:s text:c="6"/>"source": [</text:p>
      <text:p text:style-name="P4"><text:s text:c="8"/>"# Dropping rows with multiple dots in the 'price' column\n",</text:p>
      <text:p text:style-name="P4"><text:s text:c="8"/>"products_df = products_df[~multiple_decimal_mask].reset_index(drop=True)\n",</text:p>
      <text:p text:style-name="P4"><text:s text:c="8"/>"products_df"</text:p>
      <text:p text:style-name="P4"><text:s text:c="6"/>]</text:p>
      <text:p text:style-name="P4"><text:s text:c="4"/>},</text:p>
      <text:p text:style-name="P4"><text:s text:c="4"/>{</text:p>
      <text:p text:style-name="P4"><text:s text:c="6"/>"cell_type": "code",</text:p>
      <text:p text:style-name="P4"><text:s text:c="6"/>"execution_count": 62,</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price",</text:p>
      <text:p text:style-name="P4"><text:s text:c="18"/>"rawType": "int64",</text:p>
      <text:p text:style-name="P4"><text:s text:c="18"/>"type": "integer"</text:p>
      <text:p text:style-name="P4"><text:s text:c="16"/>},</text:p>
      <text:p text:style-name="P4"><text:s text:c="16"/>{</text:p>
      <text:p text:style-name="P4"><text:s text:c="18"/>"name": "count",</text:p>
      <text:p text:style-name="P4"><text:s text:c="18"/>"rawType": "int64",</text:p>
      <text:p text:style-name="P4"><text:s text:c="18"/>"type": "integer"</text:p>
      <text:p text:style-name="P4"><text:s text:c="16"/>}</text:p>
      <text:p text:style-name="P4"><text:s text:c="14"/>],</text:p>
      <text:p text:style-name="P4"><text:s text:c="14"/>"ref": "9174f869-c7ec-45bd-8886-d8e1dd3c1d47",</text:p>
      <text:p text:style-name="P4"><text:s text:c="14"/>"rows": [</text:p>
      <text:p text:style-name="P4"><text:soft-page-break/><text:s text:c="16"/>[</text:p>
      <text:p text:style-name="P4"><text:s text:c="18"/>"1",</text:p>
      <text:p text:style-name="P4"><text:s text:c="18"/>"6942"</text:p>
      <text:p text:style-name="P4"><text:s text:c="16"/>],</text:p>
      <text:p text:style-name="P4"><text:s text:c="16"/>[</text:p>
      <text:p text:style-name="P4"><text:s text:c="18"/>"0",</text:p>
      <text:p text:style-name="P4"><text:s text:c="18"/>"3215"</text:p>
      <text:p text:style-name="P4"><text:s text:c="16"/>]</text:p>
      <text:p text:style-name="P4"><text:s text:c="14"/>],</text:p>
      <text:p text:style-name="P4"><text:s text:c="14"/>"shape": {</text:p>
      <text:p text:style-name="P4"><text:s text:c="16"/>"columns": 1,</text:p>
      <text:p text:style-name="P4"><text:s text:c="16"/>"rows": 2</text:p>
      <text:p text:style-name="P4"><text:s text:c="14"/>}</text:p>
      <text:p text:style-name="P4"><text:s text:c="12"/>},</text:p>
      <text:p text:style-name="P4"><text:s text:c="12"/>"text/plain": [</text:p>
      <text:p text:style-name="P4"><text:s text:c="14"/>"price\n",</text:p>
      <text:p text:style-name="P4"><text:s text:c="14"/>"1 <text:s text:c="3"/>6942\n",</text:p>
      <text:p text:style-name="P4"><text:s text:c="14"/>"0 <text:s text:c="3"/>3215\n",</text:p>
      <text:p text:style-name="P4"><text:s text:c="14"/>"Name: count, dtype: int64"</text:p>
      <text:p text:style-name="P4"><text:s text:c="12"/>]</text:p>
      <text:p text:style-name="P4"><text:s text:c="10"/>},</text:p>
      <text:p text:style-name="P4"><text:s text:c="10"/>"execution_count": 62,</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HECK: Count the number of decimal points in the price\n",</text:p>
      <text:p text:style-name="P4"><text:s text:c="8"/>"products_df['price'].str.count(\"\\\\.\").value_counts()"</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Checking of prices with more than 2 decimal numbers (and only one decimal mark)"</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Some prices have only one decimal mark, but more than two decimal places (e.g. 99.004). Some of these are erroneous and can result in incorrect discount calculations. We will drop them from our analysis."</text:p>
      <text:p text:style-name="P4"><text:s text:c="6"/>]</text:p>
      <text:p text:style-name="P4"><text:s text:c="4"/>},</text:p>
      <text:p text:style-name="P4"><text:s text:c="4"/>{</text:p>
      <text:p text:style-name="P4"><text:s text:c="6"/>"cell_type": "code",</text:p>
      <text:p text:style-name="P4"><text:soft-page-break/><text:s text:c="6"/>"execution_count": 63,</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string"</text:p>
      <text:p text:style-name="P4"><text:s text:c="16"/>},</text:p>
      <text:p text:style-name="P4"><text:s text:c="16"/>{</text:p>
      <text:p text:style-name="P4"><text:s text:c="18"/>"name": "price",</text:p>
      <text:p text:style-name="P4"><text:s text:c="18"/>"rawType": "object",</text:p>
      <text:p text:style-name="P4"><text:s text:c="18"/>"type": "string"</text:p>
      <text:p text:style-name="P4"><text:s text:c="16"/>},</text:p>
      <text:p text:style-name="P4"><text:s text:c="16"/>{</text:p>
      <text:p text:style-name="P4"><text:s text:c="18"/>"name": "promo_price",</text:p>
      <text:p text:style-name="P4"><text:s text:c="18"/>"rawType": "object",</text:p>
      <text:p text:style-name="P4"><text:s text:c="18"/>"type": "string"</text:p>
      <text:p text:style-name="P4"><text:s text:c="16"/>},</text:p>
      <text:p text:style-name="P4"><text:s text:c="16"/>{</text:p>
      <text:p text:style-name="P4"><text:s text:c="18"/>"name": "in_stock",</text:p>
      <text:p text:style-name="P4"><text:s text:c="18"/>"rawType": "int64",</text:p>
      <text:p text:style-name="P4"><text:s text:c="18"/>"type": "integer"</text:p>
      <text:p text:style-name="P4"><text:s text:c="16"/>},</text:p>
      <text:p text:style-name="P4"><text:s text:c="16"/>{</text:p>
      <text:p text:style-name="P4"><text:s text:c="18"/>"name": "type",</text:p>
      <text:p text:style-name="P4"><text:s text:c="18"/>"rawType": "object",</text:p>
      <text:p text:style-name="P4"><text:s text:c="18"/>"type": "string"</text:p>
      <text:p text:style-name="P4"><text:s text:c="16"/>}</text:p>
      <text:p text:style-name="P4"><text:s text:c="14"/>],</text:p>
      <text:p text:style-name="P4"><text:s text:c="14"/>"ref": "f45b71f8-9dfe-4652-ac94-86e3a7b015b0",</text:p>
      <text:p text:style-name="P4"><text:soft-page-break/><text:s text:c="14"/>"rows": [</text:p>
      <text:p text:style-name="P4"><text:s text:c="16"/>[</text:p>
      <text:p text:style-name="P4"><text:s text:c="18"/>"3418",</text:p>
      <text:p text:style-name="P4"><text:s text:c="18"/>"QNA0156",</text:p>
      <text:p text:style-name="P4"><text:s text:c="18"/>"QNAP TS-653A | 4GB RAM Mac and PC Server NAS",</text:p>
      <text:p text:style-name="P4"><text:s text:c="18"/>"NAS server 4 bays and 4 GB RAM for small businesses.",</text:p>
      <text:p text:style-name="P4"><text:s text:c="18"/>"845.79",</text:p>
      <text:p text:style-name="P4"><text:s text:c="18"/>"8.449.902",</text:p>
      <text:p text:style-name="P4"><text:s text:c="18"/>"0",</text:p>
      <text:p text:style-name="P4"><text:s text:c="18"/>"12175397"</text:p>
      <text:p text:style-name="P4"><text:s text:c="16"/>],</text:p>
      <text:p text:style-name="P4"><text:s text:c="16"/>[</text:p>
      <text:p text:style-name="P4"><text:s text:c="18"/>"153",</text:p>
      <text:p text:style-name="P4"><text:s text:c="18"/>"OWC0024",</text:p>
      <text:p text:style-name="P4"><text:s text:c="18"/>"OWC Mount Adapter 25-35 Pro Mac Pro (2009-2012)",</text:p>
      <text:p text:style-name="P4"><text:s text:c="18"/>"SSD hard drive adapter or 2.5 for Mac Pro.",</text:p>
      <text:p text:style-name="P4"><text:s text:c="18"/>"35.99",</text:p>
      <text:p text:style-name="P4"><text:s text:c="18"/>"259.896",</text:p>
      <text:p text:style-name="P4"><text:s text:c="18"/>"1",</text:p>
      <text:p text:style-name="P4"><text:s text:c="18"/>"12755395"</text:p>
      <text:p text:style-name="P4"><text:s text:c="16"/>],</text:p>
      <text:p text:style-name="P4"><text:s text:c="16"/>[</text:p>
      <text:p text:style-name="P4"><text:s text:c="18"/>"6294",</text:p>
      <text:p text:style-name="P4"><text:s text:c="18"/>"SAT0002-A",</text:p>
      <text:p text:style-name="P4"><text:s text:c="18"/>"Open - Satechi USB Hub Slim-C to USB-A / HDMI 4K / USB-C Space Gray",</text:p>
      <text:p text:style-name="P4"><text:s text:c="18"/>"Aluminum adapter with USB Type-C 4K HDMI port and two USB Type-A ports for Mac and PC",</text:p>
      <text:p text:style-name="P4"><text:s text:c="18"/>"79.99",</text:p>
      <text:p text:style-name="P4"><text:s text:c="18"/>"305.128",</text:p>
      <text:p text:style-name="P4"><text:s text:c="18"/>"0",</text:p>
      <text:p text:style-name="P4"><text:s text:c="18"/>"1298"</text:p>
      <text:p text:style-name="P4"><text:s text:c="16"/>],</text:p>
      <text:p text:style-name="P4"><text:s text:c="16"/>[</text:p>
      <text:p text:style-name="P4"><text:s text:c="18"/>"7585",</text:p>
      <text:p text:style-name="P4"><text:s text:c="18"/>"APP2135",</text:p>
      <text:p text:style-name="P4"><text:s text:c="18"/>"Apple iPad Pro 12.9 \"Wi-Fi 512GB Space Gray",</text:p>
      <text:p text:style-name="P4"><text:s text:c="18"/>"New iPad Pro 12.9 inch Wi-Fi 512GB",</text:p>
      <text:p text:style-name="P4"><text:s text:c="18"/>"1289",</text:p>
      <text:p text:style-name="P4"><text:s text:c="18"/>"12.520.015",</text:p>
      <text:p text:style-name="P4"><text:s text:c="18"/>"1",</text:p>
      <text:p text:style-name="P4"><text:s text:c="18"/>"51861714"</text:p>
      <text:p text:style-name="P4"><text:s text:c="16"/>],</text:p>
      <text:p text:style-name="P4"><text:s text:c="16"/>[</text:p>
      <text:p text:style-name="P4"><text:s text:c="18"/>"6882",</text:p>
      <text:p text:style-name="P4"><text:s text:c="18"/>"APP2006",</text:p>
      <text:p text:style-name="P4"><text:s text:c="18"/>"Watch Apple Nike + 38mm aluminum case in silver and Nike Sport Strap Pure Platinum / White",</text:p>
      <text:p text:style-name="P4"><text:s text:c="18"/>"Apple Watch 38 mm GPS processor with dual core Submersible 50mts strap exclusive Nike +",</text:p>
      <text:p text:style-name="P4"><text:soft-page-break/><text:s text:c="18"/>"439",</text:p>
      <text:p text:style-name="P4"><text:s text:c="18"/>"4.390.001",</text:p>
      <text:p text:style-name="P4"><text:s text:c="18"/>"0",</text:p>
      <text:p text:style-name="P4"><text:s text:c="18"/>"24885185"</text:p>
      <text:p text:style-name="P4"><text:s text:c="16"/>],</text:p>
      <text:p text:style-name="P4"><text:s text:c="16"/>[</text:p>
      <text:p text:style-name="P4"><text:s text:c="18"/>"10092",</text:p>
      <text:p text:style-name="P4"><text:s text:c="18"/>"APP1973-A",</text:p>
      <text:p text:style-name="P4"><text:s text:c="18"/>"Open - Apple iPad Wi-Fi 128GB Space Gray",</text:p>
      <text:p text:style-name="P4"><text:s text:c="18"/>"Apple iPad Wi-Fi 128GB Space Gray (MP2H2TY / A)",</text:p>
      <text:p text:style-name="P4"><text:s text:c="18"/>"502.81",</text:p>
      <text:p text:style-name="P4"><text:s text:c="18"/>"457.95",</text:p>
      <text:p text:style-name="P4"><text:s text:c="18"/>"0",</text:p>
      <text:p text:style-name="P4"><text:s text:c="18"/>"113851714"</text:p>
      <text:p text:style-name="P4"><text:s text:c="16"/>],</text:p>
      <text:p text:style-name="P4"><text:s text:c="16"/>[</text:p>
      <text:p text:style-name="P4"><text:s text:c="18"/>"6384",</text:p>
      <text:p text:style-name="P4"><text:s text:c="18"/>"APP1039-A",</text:p>
      <text:p text:style-name="P4"><text:s text:c="18"/>"Open - USB-C Apple USB Adapter",</text:p>
      <text:p text:style-name="P4"><text:s text:c="18"/>"Reconditioned adapter USB-C to USB for MacBook",</text:p>
      <text:p text:style-name="P4"><text:s text:c="18"/>"25",</text:p>
      <text:p text:style-name="P4"><text:s text:c="18"/>"213.645",</text:p>
      <text:p text:style-name="P4"><text:s text:c="18"/>"0",</text:p>
      <text:p text:style-name="P4"><text:s text:c="18"/>"12585395"</text:p>
      <text:p text:style-name="P4"><text:s text:c="16"/>],</text:p>
      <text:p text:style-name="P4"><text:s text:c="16"/>[</text:p>
      <text:p text:style-name="P4"><text:s text:c="18"/>"6422",</text:p>
      <text:p text:style-name="P4"><text:s text:c="18"/>"BEL0133",</text:p>
      <text:p text:style-name="P4"><text:s text:c="18"/>"Belkin MIXIT Silver Lightning iPhone Support",</text:p>
      <text:p text:style-name="P4"><text:s text:c="18"/>"Loading dock + support synchronization with Lightning connection and USB cable for iPhone 7 / SE / 6s / 6 / 5c / 5s and iPhone 5",</text:p>
      <text:p text:style-name="P4"><text:s text:c="18"/>"34.99",</text:p>
      <text:p text:style-name="P4"><text:s text:c="18"/>"299.899",</text:p>
      <text:p text:style-name="P4"><text:s text:c="18"/>"1",</text:p>
      <text:p text:style-name="P4"><text:s text:c="18"/>"13615399"</text:p>
      <text:p text:style-name="P4"><text:s text:c="16"/>],</text:p>
      <text:p text:style-name="P4"><text:s text:c="16"/>[</text:p>
      <text:p text:style-name="P4"><text:s text:c="18"/>"1620",</text:p>
      <text:p text:style-name="P4"><text:s text:c="18"/>"MOS0141",</text:p>
      <text:p text:style-name="P4"><text:s text:c="18"/>"Moshi iGlaze iPhone 6 / 6S Plus Black",</text:p>
      <text:p text:style-name="P4"><text:s text:c="18"/>"Rigid shell shock protection and rasguÌ ± os for iPhone 6 / 6S Plus.",</text:p>
      <text:p text:style-name="P4"><text:s text:c="18"/>"35",</text:p>
      <text:p text:style-name="P4"><text:s text:c="18"/>"249.901",</text:p>
      <text:p text:style-name="P4"><text:s text:c="18"/>"0",</text:p>
      <text:p text:style-name="P4"><text:s text:c="18"/>"11865403"</text:p>
      <text:p text:style-name="P4"><text:s text:c="16"/>],</text:p>
      <text:p text:style-name="P4"><text:s text:c="16"/>[</text:p>
      <text:p text:style-name="P4"><text:s text:c="18"/>"1703",</text:p>
      <text:p text:style-name="P4"><text:s text:c="18"/>"QNA0081",</text:p>
      <text:p text:style-name="P4"><text:soft-page-break/><text:s text:c="18"/>"QNAP TS-251 | 4GB RAM Mac and PC Server Nas",</text:p>
      <text:p text:style-name="P4"><text:s text:c="18"/>"2-bay NAS server for Mac and PC.",</text:p>
      <text:p text:style-name="P4"><text:s text:c="18"/>"398",</text:p>
      <text:p text:style-name="P4"><text:s text:c="18"/>"2.998.997",</text:p>
      <text:p text:style-name="P4"><text:s text:c="18"/>"0",</text:p>
      <text:p text:style-name="P4"><text:s text:c="18"/>"12175397"</text:p>
      <text:p text:style-name="P4"><text:s text:c="16"/>],</text:p>
      <text:p text:style-name="P4"><text:s text:c="16"/>[</text:p>
      <text:p text:style-name="P4"><text:s text:c="18"/>"8188",</text:p>
      <text:p text:style-name="P4"><text:s text:c="18"/>"CRU0059",</text:p>
      <text:p text:style-name="P4"><text:s text:c="18"/>"Crucial Mac Memory 16GB DDR4 2400MHz SO-DIMM",</text:p>
      <text:p text:style-name="P4"><text:s text:c="18"/>"Crucial memory Mac SO-DIMM 16GB 2400MHz DDR4 iMac 5K Retina 27 inches (Mid 2017).",</text:p>
      <text:p text:style-name="P4"><text:s text:c="18"/>"211.99",</text:p>
      <text:p text:style-name="P4"><text:s text:c="18"/>"2.119.896",</text:p>
      <text:p text:style-name="P4"><text:s text:c="18"/>"1",</text:p>
      <text:p text:style-name="P4"><text:s text:c="18"/>"1364"</text:p>
      <text:p text:style-name="P4"><text:s text:c="16"/>],</text:p>
      <text:p text:style-name="P4"><text:s text:c="16"/>[</text:p>
      <text:p text:style-name="P4"><text:s text:c="18"/>"5131",</text:p>
      <text:p text:style-name="P4"><text:s text:c="18"/>"PAC1520",</text:p>
      <text:p text:style-name="P4"><text:s text:c="18"/>"Pack QNAP TS-451A NAS 2GB RAM l l 24TB (4x6TB) WD Red",</text:p>
      <text:p text:style-name="P4"><text:s text:c="18"/>"NAS with 2GB of RAM and 4 HDDs 6TB for Mac and PC",</text:p>
      <text:p text:style-name="P4"><text:s text:c="18"/>"1466.99",</text:p>
      <text:p text:style-name="P4"><text:s text:c="18"/>"11.773.675",</text:p>
      <text:p text:style-name="P4"><text:s text:c="18"/>"1",</text:p>
      <text:p text:style-name="P4"><text:s text:c="18"/>"12175397"</text:p>
      <text:p text:style-name="P4"><text:s text:c="16"/>],</text:p>
      <text:p text:style-name="P4"><text:s text:c="16"/>[</text:p>
      <text:p text:style-name="P4"><text:s text:c="18"/>"8179",</text:p>
      <text:p text:style-name="P4"><text:s text:c="18"/>"TPL0032-A",</text:p>
      <text:p text:style-name="P4"><text:s text:c="18"/>"Open - TP-LINK Cable 1m White Lightning IFM",</text:p>
      <text:p text:style-name="P4"><text:s text:c="18"/>"USB charging cable and Lightning 1 meter long with MFi certified for iPhone iPad and iPod",</text:p>
      <text:p text:style-name="P4"><text:s text:c="18"/>"12.99",</text:p>
      <text:p text:style-name="P4"><text:s text:c="18"/>"77.995",</text:p>
      <text:p text:style-name="P4"><text:s text:c="18"/>"0",</text:p>
      <text:p text:style-name="P4"><text:s text:c="18"/>"1298"</text:p>
      <text:p text:style-name="P4"><text:s text:c="16"/>],</text:p>
      <text:p text:style-name="P4"><text:s text:c="16"/>[</text:p>
      <text:p text:style-name="P4"><text:s text:c="18"/>"1605",</text:p>
      <text:p text:style-name="P4"><text:s text:c="18"/>"PAC0758",</text:p>
      <text:p text:style-name="P4"><text:s text:c="18"/>"Samsung SSD 850 expansion kit EVO 250GB iMac 27 \"2010",</text:p>
      <text:p text:style-name="P4"><text:s text:c="18"/>"SSD upgrade kit 250GB iMac 27-inch Mid 2010 with tools",</text:p>
      <text:p text:style-name="P4"><text:s text:c="18"/>"168.98",</text:p>
      <text:p text:style-name="P4"><text:s text:c="18"/>"1.255.847",</text:p>
      <text:p text:style-name="P4"><text:s text:c="18"/>"1",</text:p>
      <text:p text:style-name="P4"><text:s text:c="18"/>"1433"</text:p>
      <text:p text:style-name="P4"><text:s text:c="16"/>],</text:p>
      <text:p text:style-name="P4"><text:soft-page-break/><text:s text:c="16"/>[</text:p>
      <text:p text:style-name="P4"><text:s text:c="18"/>"3097",</text:p>
      <text:p text:style-name="P4"><text:s text:c="18"/>"TUC0237",</text:p>
      <text:p text:style-name="P4"><text:s text:c="18"/>"Housing Sottile Tucano iPhone 6 / 6S Gray",</text:p>
      <text:p text:style-name="P4"><text:s text:c="18"/>"Cover for iPhone 6 / 6S.",</text:p>
      <text:p text:style-name="P4"><text:s text:c="18"/>"7.9",</text:p>
      <text:p text:style-name="P4"><text:s text:c="18"/>"69.902",</text:p>
      <text:p text:style-name="P4"><text:s text:c="18"/>"0",</text:p>
      <text:p text:style-name="P4"><text:s text:c="18"/>"11865403"</text:p>
      <text:p text:style-name="P4"><text:s text:c="16"/>],</text:p>
      <text:p text:style-name="P4"><text:s text:c="16"/>[</text:p>
      <text:p text:style-name="P4"><text:s text:c="18"/>"5348",</text:p>
      <text:p text:style-name="P4"><text:s text:c="18"/>"TUC0296",</text:p>
      <text:p text:style-name="P4"><text:s text:c="18"/>"CHANGE Tucano iPhone 8/7 Transparent Case",</text:p>
      <text:p text:style-name="P4"><text:s text:c="18"/>"ultra thin and transparent with 15 cards of different themes for iPhone 8 or 7 Case",</text:p>
      <text:p text:style-name="P4"><text:s text:c="18"/>"12.9",</text:p>
      <text:p text:style-name="P4"><text:s text:c="18"/>"89.903",</text:p>
      <text:p text:style-name="P4"><text:s text:c="18"/>"1",</text:p>
      <text:p text:style-name="P4"><text:s text:c="18"/>"11865403"</text:p>
      <text:p text:style-name="P4"><text:s text:c="16"/>],</text:p>
      <text:p text:style-name="P4"><text:s text:c="16"/>[</text:p>
      <text:p text:style-name="P4"><text:s text:c="18"/>"5606",</text:p>
      <text:p text:style-name="P4"><text:s text:c="18"/>"BEA0067",</text:p>
      <text:p text:style-name="P4"><text:s text:c="18"/>"Powerbeats3 Beats Wireless Headphones Red Siren",</text:p>
      <text:p text:style-name="P4"><text:s text:c="18"/>"AcÌ¼stico headphones and waterproof design for iPhone iPad and iPod",</text:p>
      <text:p text:style-name="P4"><text:s text:c="18"/>"199.95",</text:p>
      <text:p text:style-name="P4"><text:s text:c="18"/>"1.799.899",</text:p>
      <text:p text:style-name="P4"><text:s text:c="18"/>"0",</text:p>
      <text:p text:style-name="P4"><text:s text:c="18"/>"5384"</text:p>
      <text:p text:style-name="P4"><text:s text:c="16"/>],</text:p>
      <text:p text:style-name="P4"><text:s text:c="16"/>[</text:p>
      <text:p text:style-name="P4"><text:s text:c="18"/>"8213",</text:p>
      <text:p text:style-name="P4"><text:s text:c="18"/>"SYN0175",</text:p>
      <text:p text:style-name="P4"><text:s text:c="18"/>"Synology M2D17 to M.2 PCIe Adapter Card SATA SSD",</text:p>
      <text:p text:style-name="P4"><text:s text:c="18"/>"Adapter Card Dual M.2 SSD SSD cache to improve",</text:p>
      <text:p text:style-name="P4"><text:s text:c="18"/>"148.99",</text:p>
      <text:p text:style-name="P4"><text:s text:c="18"/>"1.489.897",</text:p>
      <text:p text:style-name="P4"><text:s text:c="18"/>"0",</text:p>
      <text:p text:style-name="P4"><text:s text:c="18"/>"1404"</text:p>
      <text:p text:style-name="P4"><text:s text:c="16"/>],</text:p>
      <text:p text:style-name="P4"><text:s text:c="16"/>[</text:p>
      <text:p text:style-name="P4"><text:s text:c="18"/>"9620",</text:p>
      <text:p text:style-name="P4"><text:s text:c="18"/>"GTE0096-A",</text:p>
      <text:p text:style-name="P4"><text:s text:c="18"/>"Open - G-Technology G-DRIVE HDD 10TB 7200rpm Thunderbolt 3 and USB-C",</text:p>
      <text:p text:style-name="P4"><text:s text:c="18"/>"Refurbished Hard Drive 10TB with 2 USB 3 and Thunderbolt connections-C for Mac and PC",</text:p>
      <text:p text:style-name="P4"><text:s text:c="18"/>"683.99",</text:p>
      <text:p text:style-name="P4"><text:s text:c="18"/>"4.463.934",</text:p>
      <text:p text:style-name="P4"><text:s text:c="18"/>"0",</text:p>
      <text:p text:style-name="P4"><text:soft-page-break/><text:s text:c="18"/>"11935397"</text:p>
      <text:p text:style-name="P4"><text:s text:c="16"/>],</text:p>
      <text:p text:style-name="P4"><text:s text:c="16"/>[</text:p>
      <text:p text:style-name="P4"><text:s text:c="18"/>"8959",</text:p>
      <text:p text:style-name="P4"><text:s text:c="18"/>"PAC2455",</text:p>
      <text:p text:style-name="P4"><text:s text:c="18"/>"DS218J Synology NAS Server | 4TB (2x2TB) Seagate Iron Wolf",</text:p>
      <text:p text:style-name="P4"><text:s text:c="18"/>"2-bay NAS server entry-level to back domestic security and stream media files",</text:p>
      <text:p text:style-name="P4"><text:s text:c="18"/>"405.97",</text:p>
      <text:p text:style-name="P4"><text:s text:c="18"/>"3.371.786",</text:p>
      <text:p text:style-name="P4"><text:s text:c="18"/>"0",</text:p>
      <text:p text:style-name="P4"><text:s text:c="18"/>"12175397"</text:p>
      <text:p text:style-name="P4"><text:s text:c="16"/>]</text:p>
      <text:p text:style-name="P4"><text:s text:c="14"/>],</text:p>
      <text:p text:style-name="P4"><text:s text:c="14"/>"shape": {</text:p>
      <text:p text:style-name="P4"><text:s text:c="16"/>"columns": 7,</text:p>
      <text:p text:style-name="P4"><text:s text:c="16"/>"rows": 20</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sku&lt;/th&gt;\n",</text:p>
      <text:p text:style-name="P4"><text:s text:c="14"/>" <text:s text:c="5"/>&lt;th&gt;name&lt;/th&gt;\n",</text:p>
      <text:p text:style-name="P4"><text:s text:c="14"/>" <text:s text:c="5"/>&lt;th&gt;desc&lt;/th&gt;\n",</text:p>
      <text:p text:style-name="P4"><text:s text:c="14"/>" <text:s text:c="5"/>&lt;th&gt;price&lt;/th&gt;\n",</text:p>
      <text:p text:style-name="P4"><text:s text:c="14"/>" <text:s text:c="5"/>&lt;th&gt;promo_price&lt;/th&gt;\n",</text:p>
      <text:p text:style-name="P4"><text:s text:c="14"/>" <text:s text:c="5"/>&lt;th&gt;in_stock&lt;/th&gt;\n",</text:p>
      <text:p text:style-name="P4"><text:s text:c="14"/>" <text:s text:c="5"/>&lt;th&gt;typ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3418&lt;/th&gt;\n",</text:p>
      <text:p text:style-name="P4"><text:soft-page-break/><text:s text:c="14"/>" <text:s text:c="5"/>&lt;td&gt;QNA0156&lt;/td&gt;\n",</text:p>
      <text:p text:style-name="P4"><text:s text:c="14"/>" <text:s text:c="5"/>&lt;td&gt;QNAP TS-653A | 4GB RAM Mac and PC Server NAS&lt;/td&gt;\n",</text:p>
      <text:p text:style-name="P4"><text:s text:c="14"/>" <text:s text:c="5"/>&lt;td&gt;NAS server 4 bays and 4 GB RAM for small busin...&lt;/td&gt;\n",</text:p>
      <text:p text:style-name="P4"><text:s text:c="14"/>" <text:s text:c="5"/>&lt;td&gt;845.79&lt;/td&gt;\n",</text:p>
      <text:p text:style-name="P4"><text:s text:c="14"/>" <text:s text:c="5"/>&lt;td&gt;8.449.902&lt;/td&gt;\n",</text:p>
      <text:p text:style-name="P4"><text:s text:c="14"/>" <text:s text:c="5"/>&lt;td&gt;0&lt;/td&gt;\n",</text:p>
      <text:p text:style-name="P4"><text:s text:c="14"/>" <text:s text:c="5"/>&lt;td&gt;12175397&lt;/td&gt;\n",</text:p>
      <text:p text:style-name="P4"><text:s text:c="14"/>" <text:s text:c="3"/>&lt;/tr&gt;\n",</text:p>
      <text:p text:style-name="P4"><text:s text:c="14"/>" <text:s text:c="3"/>&lt;tr&gt;\n",</text:p>
      <text:p text:style-name="P4"><text:s text:c="14"/>" <text:s text:c="5"/>&lt;th&gt;153&lt;/th&gt;\n",</text:p>
      <text:p text:style-name="P4"><text:s text:c="14"/>" <text:s text:c="5"/>&lt;td&gt;OWC0024&lt;/td&gt;\n",</text:p>
      <text:p text:style-name="P4"><text:s text:c="14"/>" <text:s text:c="5"/>&lt;td&gt;OWC Mount Adapter 25-35 Pro Mac Pro (2009-2012)&lt;/td&gt;\n",</text:p>
      <text:p text:style-name="P4"><text:s text:c="14"/>" <text:s text:c="5"/>&lt;td&gt;SSD hard drive adapter or 2.5 for Mac Pro.&lt;/td&gt;\n",</text:p>
      <text:p text:style-name="P4"><text:s text:c="14"/>" <text:s text:c="5"/>&lt;td&gt;35.99&lt;/td&gt;\n",</text:p>
      <text:p text:style-name="P4"><text:s text:c="14"/>" <text:s text:c="5"/>&lt;td&gt;259.896&lt;/td&gt;\n",</text:p>
      <text:p text:style-name="P4"><text:s text:c="14"/>" <text:s text:c="5"/>&lt;td&gt;1&lt;/td&gt;\n",</text:p>
      <text:p text:style-name="P4"><text:s text:c="14"/>" <text:s text:c="5"/>&lt;td&gt;12755395&lt;/td&gt;\n",</text:p>
      <text:p text:style-name="P4"><text:s text:c="14"/>" <text:s text:c="3"/>&lt;/tr&gt;\n",</text:p>
      <text:p text:style-name="P4"><text:s text:c="14"/>" <text:s text:c="3"/>&lt;tr&gt;\n",</text:p>
      <text:p text:style-name="P4"><text:s text:c="14"/>" <text:s text:c="5"/>&lt;th&gt;6294&lt;/th&gt;\n",</text:p>
      <text:p text:style-name="P4"><text:s text:c="14"/>" <text:s text:c="5"/>&lt;td&gt;SAT0002-A&lt;/td&gt;\n",</text:p>
      <text:p text:style-name="P4"><text:s text:c="14"/>" <text:s text:c="5"/>&lt;td&gt;Open - Satechi USB Hub Slim-C to USB-A / HDMI ...&lt;/td&gt;\n",</text:p>
      <text:p text:style-name="P4"><text:s text:c="14"/>" <text:s text:c="5"/>&lt;td&gt;Aluminum adapter with USB Type-C 4K HDMI port ...&lt;/td&gt;\n",</text:p>
      <text:p text:style-name="P4"><text:s text:c="14"/>" <text:s text:c="5"/>&lt;td&gt;79.99&lt;/td&gt;\n",</text:p>
      <text:p text:style-name="P4"><text:s text:c="14"/>" <text:s text:c="5"/>&lt;td&gt;305.128&lt;/td&gt;\n",</text:p>
      <text:p text:style-name="P4"><text:s text:c="14"/>" <text:s text:c="5"/>&lt;td&gt;0&lt;/td&gt;\n",</text:p>
      <text:p text:style-name="P4"><text:s text:c="14"/>" <text:s text:c="5"/>&lt;td&gt;1298&lt;/td&gt;\n",</text:p>
      <text:p text:style-name="P4"><text:s text:c="14"/>" <text:s text:c="3"/>&lt;/tr&gt;\n",</text:p>
      <text:p text:style-name="P4"><text:s text:c="14"/>" <text:s text:c="3"/>&lt;tr&gt;\n",</text:p>
      <text:p text:style-name="P4"><text:s text:c="14"/>" <text:s text:c="5"/>&lt;th&gt;7585&lt;/th&gt;\n",</text:p>
      <text:p text:style-name="P4"><text:s text:c="14"/>" <text:s text:c="5"/>&lt;td&gt;APP2135&lt;/td&gt;\n",</text:p>
      <text:p text:style-name="P4"><text:s text:c="14"/>" <text:s text:c="5"/>&lt;td&gt;Apple iPad Pro 12.9 \"Wi-Fi 512GB Space Gray&lt;/td&gt;\n",</text:p>
      <text:p text:style-name="P4"><text:s text:c="14"/>" <text:s text:c="5"/>&lt;td&gt;New iPad Pro 12.9 inch Wi-Fi 512GB&lt;/td&gt;\n",</text:p>
      <text:p text:style-name="P4"><text:s text:c="14"/>" <text:s text:c="5"/>&lt;td&gt;1289&lt;/td&gt;\n",</text:p>
      <text:p text:style-name="P4"><text:s text:c="14"/>" <text:s text:c="5"/>&lt;td&gt;12.520.015&lt;/td&gt;\n",</text:p>
      <text:p text:style-name="P4"><text:s text:c="14"/>" <text:s text:c="5"/>&lt;td&gt;1&lt;/td&gt;\n",</text:p>
      <text:p text:style-name="P4"><text:s text:c="14"/>" <text:s text:c="5"/>&lt;td&gt;51861714&lt;/td&gt;\n",</text:p>
      <text:p text:style-name="P4"><text:s text:c="14"/>" <text:s text:c="3"/>&lt;/tr&gt;\n",</text:p>
      <text:p text:style-name="P4"><text:s text:c="14"/>" <text:s text:c="3"/>&lt;tr&gt;\n",</text:p>
      <text:p text:style-name="P4"><text:s text:c="14"/>" <text:s text:c="5"/>&lt;th&gt;6882&lt;/th&gt;\n",</text:p>
      <text:p text:style-name="P4"><text:s text:c="14"/>" <text:s text:c="5"/>&lt;td&gt;APP2006&lt;/td&gt;\n",</text:p>
      <text:p text:style-name="P4"><text:s text:c="14"/>" <text:s text:c="5"/>&lt;td&gt;Watch Apple Nike + 38mm aluminum case in silve...&lt;/td&gt;\n",</text:p>
      <text:p text:style-name="P4"><text:s text:c="14"/>" <text:s text:c="5"/>&lt;td&gt;Apple Watch 38 mm GPS processor with dual core...&lt;/td&gt;\n",</text:p>
      <text:p text:style-name="P4"><text:s text:c="14"/>" <text:s text:c="5"/>&lt;td&gt;439&lt;/td&gt;\n",</text:p>
      <text:p text:style-name="P4"><text:s text:c="14"/>" <text:s text:c="5"/>&lt;td&gt;4.390.001&lt;/td&gt;\n",</text:p>
      <text:p text:style-name="P4"><text:s text:c="14"/>" <text:s text:c="5"/>&lt;td&gt;0&lt;/td&gt;\n",</text:p>
      <text:p text:style-name="P4"><text:s text:c="14"/>" <text:s text:c="5"/>&lt;td&gt;24885185&lt;/td&gt;\n",</text:p>
      <text:p text:style-name="P4"><text:s text:c="14"/>" <text:s text:c="3"/>&lt;/tr&gt;\n",</text:p>
      <text:p text:style-name="P4"><text:s text:c="14"/>" <text:s text:c="3"/>&lt;tr&gt;\n",</text:p>
      <text:p text:style-name="P4"><text:soft-page-break/><text:s text:c="14"/>" <text:s text:c="5"/>&lt;th&gt;10092&lt;/th&gt;\n",</text:p>
      <text:p text:style-name="P4"><text:s text:c="14"/>" <text:s text:c="5"/>&lt;td&gt;APP1973-A&lt;/td&gt;\n",</text:p>
      <text:p text:style-name="P4"><text:s text:c="14"/>" <text:s text:c="5"/>&lt;td&gt;Open - Apple iPad Wi-Fi 128GB Space Gray&lt;/td&gt;\n",</text:p>
      <text:p text:style-name="P4"><text:s text:c="14"/>" <text:s text:c="5"/>&lt;td&gt;Apple iPad Wi-Fi 128GB Space Gray (MP2H2TY / A)&lt;/td&gt;\n",</text:p>
      <text:p text:style-name="P4"><text:s text:c="14"/>" <text:s text:c="5"/>&lt;td&gt;502.81&lt;/td&gt;\n",</text:p>
      <text:p text:style-name="P4"><text:s text:c="14"/>" <text:s text:c="5"/>&lt;td&gt;457.95&lt;/td&gt;\n",</text:p>
      <text:p text:style-name="P4"><text:s text:c="14"/>" <text:s text:c="5"/>&lt;td&gt;0&lt;/td&gt;\n",</text:p>
      <text:p text:style-name="P4"><text:s text:c="14"/>" <text:s text:c="5"/>&lt;td&gt;113851714&lt;/td&gt;\n",</text:p>
      <text:p text:style-name="P4"><text:s text:c="14"/>" <text:s text:c="3"/>&lt;/tr&gt;\n",</text:p>
      <text:p text:style-name="P4"><text:s text:c="14"/>" <text:s text:c="3"/>&lt;tr&gt;\n",</text:p>
      <text:p text:style-name="P4"><text:s text:c="14"/>" <text:s text:c="5"/>&lt;th&gt;6384&lt;/th&gt;\n",</text:p>
      <text:p text:style-name="P4"><text:s text:c="14"/>" <text:s text:c="5"/>&lt;td&gt;APP1039-A&lt;/td&gt;\n",</text:p>
      <text:p text:style-name="P4"><text:s text:c="14"/>" <text:s text:c="5"/>&lt;td&gt;Open - USB-C Apple USB Adapter&lt;/td&gt;\n",</text:p>
      <text:p text:style-name="P4"><text:s text:c="14"/>" <text:s text:c="5"/>&lt;td&gt;Reconditioned adapter USB-C to USB for MacBook&lt;/td&gt;\n",</text:p>
      <text:p text:style-name="P4"><text:s text:c="14"/>" <text:s text:c="5"/>&lt;td&gt;25&lt;/td&gt;\n",</text:p>
      <text:p text:style-name="P4"><text:s text:c="14"/>" <text:s text:c="5"/>&lt;td&gt;213.645&lt;/td&gt;\n",</text:p>
      <text:p text:style-name="P4"><text:s text:c="14"/>" <text:s text:c="5"/>&lt;td&gt;0&lt;/td&gt;\n",</text:p>
      <text:p text:style-name="P4"><text:s text:c="14"/>" <text:s text:c="5"/>&lt;td&gt;12585395&lt;/td&gt;\n",</text:p>
      <text:p text:style-name="P4"><text:s text:c="14"/>" <text:s text:c="3"/>&lt;/tr&gt;\n",</text:p>
      <text:p text:style-name="P4"><text:s text:c="14"/>" <text:s text:c="3"/>&lt;tr&gt;\n",</text:p>
      <text:p text:style-name="P4"><text:s text:c="14"/>" <text:s text:c="5"/>&lt;th&gt;6422&lt;/th&gt;\n",</text:p>
      <text:p text:style-name="P4"><text:s text:c="14"/>" <text:s text:c="5"/>&lt;td&gt;BEL0133&lt;/td&gt;\n",</text:p>
      <text:p text:style-name="P4"><text:s text:c="14"/>" <text:s text:c="5"/>&lt;td&gt;Belkin MIXIT Silver Lightning iPhone Support&lt;/td&gt;\n",</text:p>
      <text:p text:style-name="P4"><text:s text:c="14"/>" <text:s text:c="5"/>&lt;td&gt;Loading dock + support synchronization with Li...&lt;/td&gt;\n",</text:p>
      <text:p text:style-name="P4"><text:s text:c="14"/>" <text:s text:c="5"/>&lt;td&gt;34.99&lt;/td&gt;\n",</text:p>
      <text:p text:style-name="P4"><text:s text:c="14"/>" <text:s text:c="5"/>&lt;td&gt;299.899&lt;/td&gt;\n",</text:p>
      <text:p text:style-name="P4"><text:s text:c="14"/>" <text:s text:c="5"/>&lt;td&gt;1&lt;/td&gt;\n",</text:p>
      <text:p text:style-name="P4"><text:s text:c="14"/>" <text:s text:c="5"/>&lt;td&gt;13615399&lt;/td&gt;\n",</text:p>
      <text:p text:style-name="P4"><text:s text:c="14"/>" <text:s text:c="3"/>&lt;/tr&gt;\n",</text:p>
      <text:p text:style-name="P4"><text:s text:c="14"/>" <text:s text:c="3"/>&lt;tr&gt;\n",</text:p>
      <text:p text:style-name="P4"><text:s text:c="14"/>" <text:s text:c="5"/>&lt;th&gt;1620&lt;/th&gt;\n",</text:p>
      <text:p text:style-name="P4"><text:s text:c="14"/>" <text:s text:c="5"/>&lt;td&gt;MOS0141&lt;/td&gt;\n",</text:p>
      <text:p text:style-name="P4"><text:s text:c="14"/>" <text:s text:c="5"/>&lt;td&gt;Moshi iGlaze iPhone 6 / 6S Plus Black&lt;/td&gt;\n",</text:p>
      <text:p text:style-name="P4"><text:s text:c="14"/>" <text:s text:c="5"/>&lt;td&gt;Rigid shell shock protection and rasguÌ ± os f...&lt;/td&gt;\n",</text:p>
      <text:p text:style-name="P4"><text:s text:c="14"/>" <text:s text:c="5"/>&lt;td&gt;35&lt;/td&gt;\n",</text:p>
      <text:p text:style-name="P4"><text:s text:c="14"/>" <text:s text:c="5"/>&lt;td&gt;249.901&lt;/td&gt;\n",</text:p>
      <text:p text:style-name="P4"><text:s text:c="14"/>" <text:s text:c="5"/>&lt;td&gt;0&lt;/td&gt;\n",</text:p>
      <text:p text:style-name="P4"><text:s text:c="14"/>" <text:s text:c="5"/>&lt;td&gt;11865403&lt;/td&gt;\n",</text:p>
      <text:p text:style-name="P4"><text:s text:c="14"/>" <text:s text:c="3"/>&lt;/tr&gt;\n",</text:p>
      <text:p text:style-name="P4"><text:s text:c="14"/>" <text:s text:c="3"/>&lt;tr&gt;\n",</text:p>
      <text:p text:style-name="P4"><text:s text:c="14"/>" <text:s text:c="5"/>&lt;th&gt;1703&lt;/th&gt;\n",</text:p>
      <text:p text:style-name="P4"><text:s text:c="14"/>" <text:s text:c="5"/>&lt;td&gt;QNA0081&lt;/td&gt;\n",</text:p>
      <text:p text:style-name="P4"><text:s text:c="14"/>" <text:s text:c="5"/>&lt;td&gt;QNAP TS-251 | 4GB RAM Mac and PC Server Nas&lt;/td&gt;\n",</text:p>
      <text:p text:style-name="P4"><text:s text:c="14"/>" <text:s text:c="5"/>&lt;td&gt;2-bay NAS server for Mac and PC.&lt;/td&gt;\n",</text:p>
      <text:p text:style-name="P4"><text:s text:c="14"/>" <text:s text:c="5"/>&lt;td&gt;398&lt;/td&gt;\n",</text:p>
      <text:p text:style-name="P4"><text:s text:c="14"/>" <text:s text:c="5"/>&lt;td&gt;2.998.997&lt;/td&gt;\n",</text:p>
      <text:p text:style-name="P4"><text:s text:c="14"/>" <text:s text:c="5"/>&lt;td&gt;0&lt;/td&gt;\n",</text:p>
      <text:p text:style-name="P4"><text:s text:c="14"/>" <text:s text:c="5"/>&lt;td&gt;12175397&lt;/td&gt;\n",</text:p>
      <text:p text:style-name="P4"><text:s text:c="14"/>" <text:s text:c="3"/>&lt;/tr&gt;\n",</text:p>
      <text:p text:style-name="P4"><text:soft-page-break/><text:s text:c="14"/>" <text:s text:c="3"/>&lt;tr&gt;\n",</text:p>
      <text:p text:style-name="P4"><text:s text:c="14"/>" <text:s text:c="5"/>&lt;th&gt;8188&lt;/th&gt;\n",</text:p>
      <text:p text:style-name="P4"><text:s text:c="14"/>" <text:s text:c="5"/>&lt;td&gt;CRU0059&lt;/td&gt;\n",</text:p>
      <text:p text:style-name="P4"><text:s text:c="14"/>" <text:s text:c="5"/>&lt;td&gt;Crucial Mac Memory 16GB DDR4 2400MHz SO-DIMM&lt;/td&gt;\n",</text:p>
      <text:p text:style-name="P4"><text:s text:c="14"/>" <text:s text:c="5"/>&lt;td&gt;Crucial memory Mac SO-DIMM 16GB 2400MHz DDR4 i...&lt;/td&gt;\n",</text:p>
      <text:p text:style-name="P4"><text:s text:c="14"/>" <text:s text:c="5"/>&lt;td&gt;211.99&lt;/td&gt;\n",</text:p>
      <text:p text:style-name="P4"><text:s text:c="14"/>" <text:s text:c="5"/>&lt;td&gt;2.119.896&lt;/td&gt;\n",</text:p>
      <text:p text:style-name="P4"><text:s text:c="14"/>" <text:s text:c="5"/>&lt;td&gt;1&lt;/td&gt;\n",</text:p>
      <text:p text:style-name="P4"><text:s text:c="14"/>" <text:s text:c="5"/>&lt;td&gt;1364&lt;/td&gt;\n",</text:p>
      <text:p text:style-name="P4"><text:s text:c="14"/>" <text:s text:c="3"/>&lt;/tr&gt;\n",</text:p>
      <text:p text:style-name="P4"><text:s text:c="14"/>" <text:s text:c="3"/>&lt;tr&gt;\n",</text:p>
      <text:p text:style-name="P4"><text:s text:c="14"/>" <text:s text:c="5"/>&lt;th&gt;5131&lt;/th&gt;\n",</text:p>
      <text:p text:style-name="P4"><text:s text:c="14"/>" <text:s text:c="5"/>&lt;td&gt;PAC1520&lt;/td&gt;\n",</text:p>
      <text:p text:style-name="P4"><text:s text:c="14"/>" <text:s text:c="5"/>&lt;td&gt;Pack QNAP TS-451A NAS 2GB RAM l l 24TB (4x6TB)...&lt;/td&gt;\n",</text:p>
      <text:p text:style-name="P4"><text:s text:c="14"/>" <text:s text:c="5"/>&lt;td&gt;NAS with 2GB of RAM and 4 HDDs 6TB for Mac and PC&lt;/td&gt;\n",</text:p>
      <text:p text:style-name="P4"><text:s text:c="14"/>" <text:s text:c="5"/>&lt;td&gt;1466.99&lt;/td&gt;\n",</text:p>
      <text:p text:style-name="P4"><text:s text:c="14"/>" <text:s text:c="5"/>&lt;td&gt;11.773.675&lt;/td&gt;\n",</text:p>
      <text:p text:style-name="P4"><text:s text:c="14"/>" <text:s text:c="5"/>&lt;td&gt;1&lt;/td&gt;\n",</text:p>
      <text:p text:style-name="P4"><text:s text:c="14"/>" <text:s text:c="5"/>&lt;td&gt;12175397&lt;/td&gt;\n",</text:p>
      <text:p text:style-name="P4"><text:s text:c="14"/>" <text:s text:c="3"/>&lt;/tr&gt;\n",</text:p>
      <text:p text:style-name="P4"><text:s text:c="14"/>" <text:s text:c="3"/>&lt;tr&gt;\n",</text:p>
      <text:p text:style-name="P4"><text:s text:c="14"/>" <text:s text:c="5"/>&lt;th&gt;8179&lt;/th&gt;\n",</text:p>
      <text:p text:style-name="P4"><text:s text:c="14"/>" <text:s text:c="5"/>&lt;td&gt;TPL0032-A&lt;/td&gt;\n",</text:p>
      <text:p text:style-name="P4"><text:s text:c="14"/>" <text:s text:c="5"/>&lt;td&gt;Open - TP-LINK Cable 1m White Lightning IFM&lt;/td&gt;\n",</text:p>
      <text:p text:style-name="P4"><text:s text:c="14"/>" <text:s text:c="5"/>&lt;td&gt;USB charging cable and Lightning 1 meter long ...&lt;/td&gt;\n",</text:p>
      <text:p text:style-name="P4"><text:s text:c="14"/>" <text:s text:c="5"/>&lt;td&gt;12.99&lt;/td&gt;\n",</text:p>
      <text:p text:style-name="P4"><text:s text:c="14"/>" <text:s text:c="5"/>&lt;td&gt;77.995&lt;/td&gt;\n",</text:p>
      <text:p text:style-name="P4"><text:s text:c="14"/>" <text:s text:c="5"/>&lt;td&gt;0&lt;/td&gt;\n",</text:p>
      <text:p text:style-name="P4"><text:s text:c="14"/>" <text:s text:c="5"/>&lt;td&gt;1298&lt;/td&gt;\n",</text:p>
      <text:p text:style-name="P4"><text:s text:c="14"/>" <text:s text:c="3"/>&lt;/tr&gt;\n",</text:p>
      <text:p text:style-name="P4"><text:s text:c="14"/>" <text:s text:c="3"/>&lt;tr&gt;\n",</text:p>
      <text:p text:style-name="P4"><text:s text:c="14"/>" <text:s text:c="5"/>&lt;th&gt;1605&lt;/th&gt;\n",</text:p>
      <text:p text:style-name="P4"><text:s text:c="14"/>" <text:s text:c="5"/>&lt;td&gt;PAC0758&lt;/td&gt;\n",</text:p>
      <text:p text:style-name="P4"><text:s text:c="14"/>" <text:s text:c="5"/>&lt;td&gt;Samsung SSD 850 expansion kit EVO 250GB iMac 2...&lt;/td&gt;\n",</text:p>
      <text:p text:style-name="P4"><text:s text:c="14"/>" <text:s text:c="5"/>&lt;td&gt;SSD upgrade kit 250GB iMac 27-inch Mid 2010 wi...&lt;/td&gt;\n",</text:p>
      <text:p text:style-name="P4"><text:s text:c="14"/>" <text:s text:c="5"/>&lt;td&gt;168.98&lt;/td&gt;\n",</text:p>
      <text:p text:style-name="P4"><text:s text:c="14"/>" <text:s text:c="5"/>&lt;td&gt;1.255.847&lt;/td&gt;\n",</text:p>
      <text:p text:style-name="P4"><text:s text:c="14"/>" <text:s text:c="5"/>&lt;td&gt;1&lt;/td&gt;\n",</text:p>
      <text:p text:style-name="P4"><text:s text:c="14"/>" <text:s text:c="5"/>&lt;td&gt;1433&lt;/td&gt;\n",</text:p>
      <text:p text:style-name="P4"><text:s text:c="14"/>" <text:s text:c="3"/>&lt;/tr&gt;\n",</text:p>
      <text:p text:style-name="P4"><text:s text:c="14"/>" <text:s text:c="3"/>&lt;tr&gt;\n",</text:p>
      <text:p text:style-name="P4"><text:s text:c="14"/>" <text:s text:c="5"/>&lt;th&gt;3097&lt;/th&gt;\n",</text:p>
      <text:p text:style-name="P4"><text:s text:c="14"/>" <text:s text:c="5"/>&lt;td&gt;TUC0237&lt;/td&gt;\n",</text:p>
      <text:p text:style-name="P4"><text:s text:c="14"/>" <text:s text:c="5"/>&lt;td&gt;Housing Sottile Tucano iPhone 6 / 6S Gray&lt;/td&gt;\n",</text:p>
      <text:p text:style-name="P4"><text:s text:c="14"/>" <text:s text:c="5"/>&lt;td&gt;Cover for iPhone 6 / 6S.&lt;/td&gt;\n",</text:p>
      <text:p text:style-name="P4"><text:s text:c="14"/>" <text:s text:c="5"/>&lt;td&gt;7.9&lt;/td&gt;\n",</text:p>
      <text:p text:style-name="P4"><text:s text:c="14"/>" <text:s text:c="5"/>&lt;td&gt;69.902&lt;/td&gt;\n",</text:p>
      <text:p text:style-name="P4"><text:s text:c="14"/>" <text:s text:c="5"/>&lt;td&gt;0&lt;/td&gt;\n",</text:p>
      <text:p text:style-name="P4"><text:s text:c="14"/>" <text:s text:c="5"/>&lt;td&gt;11865403&lt;/td&gt;\n",</text:p>
      <text:p text:style-name="P4"><text:soft-page-break/><text:s text:c="14"/>" <text:s text:c="3"/>&lt;/tr&gt;\n",</text:p>
      <text:p text:style-name="P4"><text:s text:c="14"/>" <text:s text:c="3"/>&lt;tr&gt;\n",</text:p>
      <text:p text:style-name="P4"><text:s text:c="14"/>" <text:s text:c="5"/>&lt;th&gt;5348&lt;/th&gt;\n",</text:p>
      <text:p text:style-name="P4"><text:s text:c="14"/>" <text:s text:c="5"/>&lt;td&gt;TUC0296&lt;/td&gt;\n",</text:p>
      <text:p text:style-name="P4"><text:s text:c="14"/>" <text:s text:c="5"/>&lt;td&gt;CHANGE Tucano iPhone 8/7 Transparent Case&lt;/td&gt;\n",</text:p>
      <text:p text:style-name="P4"><text:s text:c="14"/>" <text:s text:c="5"/>&lt;td&gt;ultra thin and transparent with 15 cards of di...&lt;/td&gt;\n",</text:p>
      <text:p text:style-name="P4"><text:s text:c="14"/>" <text:s text:c="5"/>&lt;td&gt;12.9&lt;/td&gt;\n",</text:p>
      <text:p text:style-name="P4"><text:s text:c="14"/>" <text:s text:c="5"/>&lt;td&gt;89.903&lt;/td&gt;\n",</text:p>
      <text:p text:style-name="P4"><text:s text:c="14"/>" <text:s text:c="5"/>&lt;td&gt;1&lt;/td&gt;\n",</text:p>
      <text:p text:style-name="P4"><text:s text:c="14"/>" <text:s text:c="5"/>&lt;td&gt;11865403&lt;/td&gt;\n",</text:p>
      <text:p text:style-name="P4"><text:s text:c="14"/>" <text:s text:c="3"/>&lt;/tr&gt;\n",</text:p>
      <text:p text:style-name="P4"><text:s text:c="14"/>" <text:s text:c="3"/>&lt;tr&gt;\n",</text:p>
      <text:p text:style-name="P4"><text:s text:c="14"/>" <text:s text:c="5"/>&lt;th&gt;5606&lt;/th&gt;\n",</text:p>
      <text:p text:style-name="P4"><text:s text:c="14"/>" <text:s text:c="5"/>&lt;td&gt;BEA0067&lt;/td&gt;\n",</text:p>
      <text:p text:style-name="P4"><text:s text:c="14"/>" <text:s text:c="5"/>&lt;td&gt;Powerbeats3 Beats Wireless Headphones Red Siren&lt;/td&gt;\n",</text:p>
      <text:p text:style-name="P4"><text:s text:c="14"/>" <text:s text:c="5"/>&lt;td&gt;AcÌ¼stico headphones and waterproof design for...&lt;/td&gt;\n",</text:p>
      <text:p text:style-name="P4"><text:s text:c="14"/>" <text:s text:c="5"/>&lt;td&gt;199.95&lt;/td&gt;\n",</text:p>
      <text:p text:style-name="P4"><text:s text:c="14"/>" <text:s text:c="5"/>&lt;td&gt;1.799.899&lt;/td&gt;\n",</text:p>
      <text:p text:style-name="P4"><text:s text:c="14"/>" <text:s text:c="5"/>&lt;td&gt;0&lt;/td&gt;\n",</text:p>
      <text:p text:style-name="P4"><text:s text:c="14"/>" <text:s text:c="5"/>&lt;td&gt;5384&lt;/td&gt;\n",</text:p>
      <text:p text:style-name="P4"><text:s text:c="14"/>" <text:s text:c="3"/>&lt;/tr&gt;\n",</text:p>
      <text:p text:style-name="P4"><text:s text:c="14"/>" <text:s text:c="3"/>&lt;tr&gt;\n",</text:p>
      <text:p text:style-name="P4"><text:s text:c="14"/>" <text:s text:c="5"/>&lt;th&gt;8213&lt;/th&gt;\n",</text:p>
      <text:p text:style-name="P4"><text:s text:c="14"/>" <text:s text:c="5"/>&lt;td&gt;SYN0175&lt;/td&gt;\n",</text:p>
      <text:p text:style-name="P4"><text:s text:c="14"/>" <text:s text:c="5"/>&lt;td&gt;Synology M2D17 to M.2 PCIe Adapter Card SATA SSD&lt;/td&gt;\n",</text:p>
      <text:p text:style-name="P4"><text:s text:c="14"/>" <text:s text:c="5"/>&lt;td&gt;Adapter Card Dual M.2 SSD SSD cache to improve&lt;/td&gt;\n",</text:p>
      <text:p text:style-name="P4"><text:s text:c="14"/>" <text:s text:c="5"/>&lt;td&gt;148.99&lt;/td&gt;\n",</text:p>
      <text:p text:style-name="P4"><text:s text:c="14"/>" <text:s text:c="5"/>&lt;td&gt;1.489.897&lt;/td&gt;\n",</text:p>
      <text:p text:style-name="P4"><text:s text:c="14"/>" <text:s text:c="5"/>&lt;td&gt;0&lt;/td&gt;\n",</text:p>
      <text:p text:style-name="P4"><text:s text:c="14"/>" <text:s text:c="5"/>&lt;td&gt;1404&lt;/td&gt;\n",</text:p>
      <text:p text:style-name="P4"><text:s text:c="14"/>" <text:s text:c="3"/>&lt;/tr&gt;\n",</text:p>
      <text:p text:style-name="P4"><text:s text:c="14"/>" <text:s text:c="3"/>&lt;tr&gt;\n",</text:p>
      <text:p text:style-name="P4"><text:s text:c="14"/>" <text:s text:c="5"/>&lt;th&gt;9620&lt;/th&gt;\n",</text:p>
      <text:p text:style-name="P4"><text:s text:c="14"/>" <text:s text:c="5"/>&lt;td&gt;GTE0096-A&lt;/td&gt;\n",</text:p>
      <text:p text:style-name="P4"><text:s text:c="14"/>" <text:s text:c="5"/>&lt;td&gt;Open - G-Technology G-DRIVE HDD 10TB 7200rpm T...&lt;/td&gt;\n",</text:p>
      <text:p text:style-name="P4"><text:s text:c="14"/>" <text:s text:c="5"/>&lt;td&gt;Refurbished Hard Drive 10TB with 2 USB 3 and T...&lt;/td&gt;\n",</text:p>
      <text:p text:style-name="P4"><text:s text:c="14"/>" <text:s text:c="5"/>&lt;td&gt;683.99&lt;/td&gt;\n",</text:p>
      <text:p text:style-name="P4"><text:s text:c="14"/>" <text:s text:c="5"/>&lt;td&gt;4.463.934&lt;/td&gt;\n",</text:p>
      <text:p text:style-name="P4"><text:s text:c="14"/>" <text:s text:c="5"/>&lt;td&gt;0&lt;/td&gt;\n",</text:p>
      <text:p text:style-name="P4"><text:s text:c="14"/>" <text:s text:c="5"/>&lt;td&gt;11935397&lt;/td&gt;\n",</text:p>
      <text:p text:style-name="P4"><text:s text:c="14"/>" <text:s text:c="3"/>&lt;/tr&gt;\n",</text:p>
      <text:p text:style-name="P4"><text:s text:c="14"/>" <text:s text:c="3"/>&lt;tr&gt;\n",</text:p>
      <text:p text:style-name="P4"><text:s text:c="14"/>" <text:s text:c="5"/>&lt;th&gt;8959&lt;/th&gt;\n",</text:p>
      <text:p text:style-name="P4"><text:s text:c="14"/>" <text:s text:c="5"/>&lt;td&gt;PAC2455&lt;/td&gt;\n",</text:p>
      <text:p text:style-name="P4"><text:s text:c="14"/>" <text:s text:c="5"/>&lt;td&gt;DS218J Synology NAS Server | 4TB (2x2TB) Seaga...&lt;/td&gt;\n",</text:p>
      <text:p text:style-name="P4"><text:s text:c="14"/>" <text:s text:c="5"/>&lt;td&gt;2-bay NAS server entry-level to back domestic ...&lt;/td&gt;\n",</text:p>
      <text:p text:style-name="P4"><text:s text:c="14"/>" <text:s text:c="5"/>&lt;td&gt;405.97&lt;/td&gt;\n",</text:p>
      <text:p text:style-name="P4"><text:s text:c="14"/>" <text:s text:c="5"/>&lt;td&gt;3.371.786&lt;/td&gt;\n",</text:p>
      <text:p text:style-name="P4"><text:s text:c="14"/>" <text:s text:c="5"/>&lt;td&gt;0&lt;/td&gt;\n",</text:p>
      <text:p text:style-name="P4"><text:soft-page-break/><text:s text:c="14"/>" <text:s text:c="5"/>&lt;td&gt;12175397&lt;/td&gt;\n",</text:p>
      <text:p text:style-name="P4"><text:s text:c="14"/>" <text:s text:c="3"/>&lt;/tr&gt;\n",</text:p>
      <text:p text:style-name="P4"><text:s text:c="14"/>" <text:s/>&lt;/tbody&gt;\n",</text:p>
      <text:p text:style-name="P4"><text:s text:c="14"/>"&lt;/table&gt;\n",</text:p>
      <text:p text:style-name="P4"><text:s text:c="14"/>"&lt;/div&gt;"</text:p>
      <text:p text:style-name="P4"><text:s text:c="12"/>],</text:p>
      <text:p text:style-name="P4"><text:s text:c="12"/>"text/plain": [</text:p>
      <text:p text:style-name="P4"><text:s text:c="14"/>" <text:s text:c="12"/>sku <text:s text:c="46"/>name <text:s/>\\\n",</text:p>
      <text:p text:style-name="P4"><text:s text:c="14"/>"3418 <text:s text:c="4"/>QNA0156 <text:s text:c="6"/>QNAP TS-653A | 4GB RAM Mac and PC Server NAS <text:s text:c="2"/>\n",</text:p>
      <text:p text:style-name="P4"><text:s text:c="14"/>"153 <text:s text:c="5"/>OWC0024 <text:s text:c="3"/>OWC Mount Adapter 25-35 Pro Mac Pro (2009-2012) <text:s text:c="2"/>\n",</text:p>
      <text:p text:style-name="P4"><text:s text:c="14"/>"6294 <text:s text:c="2"/>SAT0002-A <text:s/>Open - Satechi USB Hub Slim-C to USB-A / HDMI ... <text:s text:c="2"/>\n",</text:p>
      <text:p text:style-name="P4"><text:s text:c="14"/>"7585 <text:s text:c="4"/>APP2135 <text:s text:c="7"/>Apple iPad Pro 12.9 \"Wi-Fi 512GB Space Gray <text:s text:c="2"/>\n",</text:p>
      <text:p text:style-name="P4"><text:s text:c="14"/>"6882 <text:s text:c="4"/>APP2006 <text:s/>Watch Apple Nike + 38mm aluminum case in silve... <text:s text:c="2"/>\n",</text:p>
      <text:p text:style-name="P4"><text:s text:c="14"/>"10092 <text:s/>APP1973-A <text:s text:c="10"/>Open - Apple iPad Wi-Fi 128GB Space Gray <text:s text:c="2"/>\n",</text:p>
      <text:p text:style-name="P4"><text:s text:c="14"/>"6384 <text:s text:c="2"/>APP1039-A <text:s text:c="20"/>Open - USB-C Apple USB Adapter <text:s text:c="2"/>\n",</text:p>
      <text:p text:style-name="P4"><text:s text:c="14"/>"6422 <text:s text:c="4"/>BEL0133 <text:s text:c="6"/>Belkin MIXIT Silver Lightning iPhone Support <text:s text:c="2"/>\n",</text:p>
      <text:p text:style-name="P4"><text:s text:c="14"/>"1620 <text:s text:c="4"/>MOS0141 <text:s text:c="13"/>Moshi iGlaze iPhone 6 / 6S Plus Black <text:s text:c="2"/>\n",</text:p>
      <text:p text:style-name="P4"><text:s text:c="14"/>"1703 <text:s text:c="4"/>QNA0081 <text:s text:c="7"/>QNAP TS-251 | 4GB RAM Mac and PC Server Nas <text:s text:c="2"/>\n",</text:p>
      <text:p text:style-name="P4"><text:s text:c="14"/>"8188 <text:s text:c="4"/>CRU0059 <text:s text:c="6"/>Crucial Mac Memory 16GB DDR4 2400MHz SO-DIMM <text:s text:c="2"/>\n",</text:p>
      <text:p text:style-name="P4"><text:s text:c="14"/>"5131 <text:s text:c="4"/>PAC1520 <text:s/>Pack QNAP TS-451A NAS 2GB RAM l l 24TB (4x6TB)... <text:s text:c="2"/>\n",</text:p>
      <text:p text:style-name="P4"><text:s text:c="14"/>"8179 <text:s text:c="2"/>TPL0032-A <text:s text:c="7"/>Open - TP-LINK Cable 1m White Lightning IFM <text:s text:c="2"/>\n",</text:p>
      <text:p text:style-name="P4"><text:s text:c="14"/>"1605 <text:s text:c="4"/>PAC0758 <text:s/>Samsung SSD 850 expansion kit EVO 250GB iMac 2... <text:s text:c="2"/>\n",</text:p>
      <text:p text:style-name="P4"><text:s text:c="14"/>"3097 <text:s text:c="4"/>TUC0237 <text:s text:c="9"/>Housing Sottile Tucano iPhone 6 / 6S Gray <text:s text:c="2"/>\n",</text:p>
      <text:p text:style-name="P4"><text:s text:c="14"/>"5348 <text:s text:c="4"/>TUC0296 <text:s text:c="9"/>CHANGE Tucano iPhone 8/7 Transparent Case <text:s text:c="2"/>\n",</text:p>
      <text:p text:style-name="P4"><text:s text:c="14"/>"5606 <text:s text:c="4"/>BEA0067 <text:s text:c="3"/>Powerbeats3 Beats Wireless Headphones Red Siren <text:s text:c="2"/>\n",</text:p>
      <text:p text:style-name="P4"><text:s text:c="14"/>"8213 <text:s text:c="4"/>SYN0175 <text:s text:c="2"/>Synology M2D17 to M.2 PCIe Adapter Card SATA SSD <text:s text:c="2"/>\n",</text:p>
      <text:p text:style-name="P4"><text:s text:c="14"/>"9620 <text:s text:c="2"/>GTE0096-A <text:s/>Open - G-Technology G-DRIVE HDD 10TB 7200rpm T... <text:s text:c="2"/>\n",</text:p>
      <text:p text:style-name="P4"><text:s text:c="14"/>"8959 <text:s text:c="4"/>PAC2455 <text:s/>DS218J Synology NAS Server | 4TB (2x2TB) Seaga... <text:s text:c="2"/>\n",</text:p>
      <text:p text:style-name="P4"><text:s text:c="14"/>"\n",</text:p>
      <text:p text:style-name="P4"><text:s text:c="14"/>" <text:s text:c="51"/>desc <text:s text:c="3"/>price promo_price <text:s/>\\\n",</text:p>
      <text:p text:style-name="P4"><text:s text:c="14"/>"3418 <text:s text:c="2"/>NAS server 4 bays and 4 GB RAM for small busin... <text:s text:c="2"/>845.79 <text:s text:c="2"/>8.449.902 <text:s text:c="2"/>\n",</text:p>
      <text:p text:style-name="P4"><text:s text:c="14"/>"153 <text:s text:c="10"/>SSD hard drive adapter or 2.5 for Mac Pro. <text:s text:c="3"/>35.99 <text:s text:c="4"/>259.896 <text:s text:c="2"/>\n",</text:p>
      <text:p text:style-name="P4"><text:s text:c="14"/>"6294 <text:s text:c="2"/>Aluminum adapter with USB Type-C 4K HDMI port ... <text:s text:c="3"/>79.99 <text:s text:c="4"/>305.128 <text:s text:c="2"/>\n",</text:p>
      <text:p text:style-name="P4"><text:s text:c="14"/>"7585 <text:s text:c="17"/>New iPad Pro 12.9 inch Wi-Fi 512GB <text:s text:c="4"/>1289 <text:s/>12.520.015 <text:s text:c="2"/>\n",</text:p>
      <text:p text:style-name="P4"><text:s text:c="14"/>"6882 <text:s text:c="2"/>Apple Watch 38 mm GPS processor with dual core... <text:s text:c="5"/>439 <text:s text:c="2"/>4.390.001 <text:s text:c="2"/>\n",</text:p>
      <text:p text:style-name="P4"><text:s text:c="14"/>"10092 <text:s text:c="3"/>Apple iPad Wi-Fi 128GB Space Gray (MP2H2TY / A) <text:s text:c="2"/>502.81 <text:s text:c="5"/>457.95 <text:s text:c="2"/>\n",</text:p>
      <text:p text:style-name="P4"><text:s text:c="14"/>"6384 <text:s text:c="5"/>Reconditioned adapter USB-C to USB for MacBook <text:s text:c="6"/>25 <text:s text:c="4"/>213.645 <text:s text:c="2"/>\n",</text:p>
      <text:p text:style-name="P4"><text:s text:c="14"/>"6422 <text:s text:c="2"/>Loading dock + support synchronization with Li... <text:s text:c="3"/>34.99 <text:s text:c="4"/>299.899 <text:s text:c="2"/>\n",</text:p>
      <text:p text:style-name="P4"><text:s text:c="14"/>"1620 <text:s text:c="2"/>Rigid shell shock protection and rasguÌ ± os f... <text:s text:c="6"/>35 <text:s text:c="4"/>249.901 <text:s text:c="2"/>\n",</text:p>
      <text:p text:style-name="P4"><text:s text:c="14"/>"1703 <text:s text:c="19"/>2-bay NAS server for Mac and PC. <text:s text:c="5"/>398 <text:s text:c="2"/>2.998.997 <text:s text:c="2"/>\n",</text:p>
      <text:p text:style-name="P4"><text:s text:c="14"/>"8188 <text:s text:c="2"/>Crucial memory Mac SO-DIMM 16GB 2400MHz DDR4 i... <text:s text:c="2"/>211.99 <text:s text:c="2"/>2.119.896 <text:s text:c="2"/>\n",</text:p>
      <text:p text:style-name="P4"><text:s text:c="14"/>"5131 <text:s text:c="2"/>NAS with 2GB of RAM and 4 HDDs 6TB for Mac and PC <text:s/>1466.99 <text:s/>11.773.675 <text:s text:c="2"/>\n",</text:p>
      <text:p text:style-name="P4"><text:s text:c="14"/>"8179 <text:s text:c="2"/>USB charging cable and Lightning 1 meter long ... <text:s text:c="3"/>12.99 <text:s text:c="5"/>77.995 <text:s text:c="2"/>\n",</text:p>
      <text:p text:style-name="P4"><text:s text:c="14"/>"1605 <text:s text:c="2"/>SSD upgrade kit 250GB iMac 27-inch Mid 2010 wi... <text:s text:c="2"/>168.98 <text:s text:c="2"/>1.255.847 <text:s text:c="2"/>\n",</text:p>
      <text:p text:style-name="P4"><text:s text:c="14"/>"3097 <text:s text:c="27"/>Cover for iPhone 6 / 6S. <text:s text:c="5"/>7.9 <text:s text:c="5"/>69.902 <text:s text:c="2"/>\n",</text:p>
      <text:p text:style-name="P4"><text:s text:c="14"/>"5348 <text:s text:c="2"/>ultra thin and transparent with 15 cards of di... <text:s text:c="4"/>12.9 <text:s text:c="5"/>89.903 <text:s text:c="2"/>\n",</text:p>
      <text:p text:style-name="P4"><text:s text:c="14"/>"5606 <text:s text:c="2"/>AcÌ¼stico headphones and waterproof design for... <text:s text:c="2"/>199.95 <text:s text:c="2"/>1.799.899 <text:s text:c="2"/>\n",</text:p>
      <text:p text:style-name="P4"><text:s text:c="14"/>"8213 <text:s text:c="5"/>Adapter Card Dual M.2 SSD SSD cache to improve <text:s text:c="2"/>148.99 <text:s text:c="2"/>1.489.897 <text:s text:c="2"/>\n",</text:p>
      <text:p text:style-name="P4"><text:s text:c="14"/>"9620 <text:s text:c="2"/>Refurbished Hard Drive 10TB with 2 USB 3 and T... <text:s text:c="2"/>683.99 <text:s text:c="2"/>4.463.934 <text:s text:c="2"/>\n",</text:p>
      <text:p text:style-name="P4"><text:soft-page-break/><text:s text:c="14"/>"8959 <text:s text:c="2"/>2-bay NAS server entry-level to back domestic ... <text:s text:c="2"/>405.97 <text:s text:c="2"/>3.371.786 <text:s text:c="2"/>\n",</text:p>
      <text:p text:style-name="P4"><text:s text:c="14"/>"\n",</text:p>
      <text:p text:style-name="P4"><text:s text:c="14"/>" <text:s text:c="6"/>in_stock <text:s text:c="6"/>type <text:s/>\n",</text:p>
      <text:p text:style-name="P4"><text:s text:c="14"/>"3418 <text:s text:c="9"/>0 <text:s text:c="2"/>12175397 <text:s/>\n",</text:p>
      <text:p text:style-name="P4"><text:s text:c="14"/>"153 <text:s text:c="10"/>1 <text:s text:c="2"/>12755395 <text:s/>\n",</text:p>
      <text:p text:style-name="P4"><text:s text:c="14"/>"6294 <text:s text:c="9"/>0 <text:s text:c="6"/>1298 <text:s/>\n",</text:p>
      <text:p text:style-name="P4"><text:s text:c="14"/>"7585 <text:s text:c="9"/>1 <text:s text:c="2"/>51861714 <text:s/>\n",</text:p>
      <text:p text:style-name="P4"><text:s text:c="14"/>"6882 <text:s text:c="9"/>0 <text:s text:c="2"/>24885185 <text:s/>\n",</text:p>
      <text:p text:style-name="P4"><text:s text:c="14"/>"10092 <text:s text:c="8"/>0 <text:s/>113851714 <text:s/>\n",</text:p>
      <text:p text:style-name="P4"><text:s text:c="14"/>"6384 <text:s text:c="9"/>0 <text:s text:c="2"/>12585395 <text:s/>\n",</text:p>
      <text:p text:style-name="P4"><text:s text:c="14"/>"6422 <text:s text:c="9"/>1 <text:s text:c="2"/>13615399 <text:s/>\n",</text:p>
      <text:p text:style-name="P4"><text:s text:c="14"/>"1620 <text:s text:c="9"/>0 <text:s text:c="2"/>11865403 <text:s/>\n",</text:p>
      <text:p text:style-name="P4"><text:s text:c="14"/>"1703 <text:s text:c="9"/>0 <text:s text:c="2"/>12175397 <text:s/>\n",</text:p>
      <text:p text:style-name="P4"><text:s text:c="14"/>"8188 <text:s text:c="9"/>1 <text:s text:c="6"/>1364 <text:s/>\n",</text:p>
      <text:p text:style-name="P4"><text:s text:c="14"/>"5131 <text:s text:c="9"/>1 <text:s text:c="2"/>12175397 <text:s/>\n",</text:p>
      <text:p text:style-name="P4"><text:s text:c="14"/>"8179 <text:s text:c="9"/>0 <text:s text:c="6"/>1298 <text:s/>\n",</text:p>
      <text:p text:style-name="P4"><text:s text:c="14"/>"1605 <text:s text:c="9"/>1 <text:s text:c="6"/>1433 <text:s/>\n",</text:p>
      <text:p text:style-name="P4"><text:s text:c="14"/>"3097 <text:s text:c="9"/>0 <text:s text:c="2"/>11865403 <text:s/>\n",</text:p>
      <text:p text:style-name="P4"><text:s text:c="14"/>"5348 <text:s text:c="9"/>1 <text:s text:c="2"/>11865403 <text:s/>\n",</text:p>
      <text:p text:style-name="P4"><text:s text:c="14"/>"5606 <text:s text:c="9"/>0 <text:s text:c="6"/>5384 <text:s/>\n",</text:p>
      <text:p text:style-name="P4"><text:s text:c="14"/>"8213 <text:s text:c="9"/>0 <text:s text:c="6"/>1404 <text:s/>\n",</text:p>
      <text:p text:style-name="P4"><text:s text:c="14"/>"9620 <text:s text:c="9"/>0 <text:s text:c="2"/>11935397 <text:s/>\n",</text:p>
      <text:p text:style-name="P4"><text:s text:c="14"/>"8959 <text:s text:c="9"/>0 <text:s text:c="2"/>12175397 <text:s/>"</text:p>
      <text:p text:style-name="P4"><text:s text:c="12"/>]</text:p>
      <text:p text:style-name="P4"><text:s text:c="10"/>},</text:p>
      <text:p text:style-name="P4"><text:s text:c="10"/>"execution_count": 63,</text:p>
      <text:p text:style-name="P4"><text:s text:c="10"/>"metadata": {},</text:p>
      <text:p text:style-name="P4"><text:s text:c="10"/>"output_type": "execute_result"</text:p>
      <text:p text:style-name="P4"><text:s text:c="8"/>}</text:p>
      <text:p text:style-name="P4"><text:s text:c="6"/>],</text:p>
      <text:p text:style-name="P4"><text:s text:c="6"/>"source": [</text:p>
      <text:p text:style-name="P4"><text:s text:c="8"/>"products_df.sample(20)"</text:p>
      <text:p text:style-name="P4"><text:s text:c="6"/>]</text:p>
      <text:p text:style-name="P4"><text:s text:c="4"/>},</text:p>
      <text:p text:style-name="P4"><text:s text:c="4"/>{</text:p>
      <text:p text:style-name="P4"><text:s text:c="6"/>"cell_type": "code",</text:p>
      <text:p text:style-name="P4"><text:s text:c="6"/>"execution_count": 64,</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oft-page-break/><text:s text:c="18"/>"name": "sku",</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unknown"</text:p>
      <text:p text:style-name="P4"><text:s text:c="16"/>},</text:p>
      <text:p text:style-name="P4"><text:s text:c="16"/>{</text:p>
      <text:p text:style-name="P4"><text:s text:c="18"/>"name": "price",</text:p>
      <text:p text:style-name="P4"><text:s text:c="18"/>"rawType": "object",</text:p>
      <text:p text:style-name="P4"><text:s text:c="18"/>"type": "string"</text:p>
      <text:p text:style-name="P4"><text:s text:c="16"/>},</text:p>
      <text:p text:style-name="P4"><text:s text:c="16"/>{</text:p>
      <text:p text:style-name="P4"><text:s text:c="18"/>"name": "promo_price",</text:p>
      <text:p text:style-name="P4"><text:s text:c="18"/>"rawType": "object",</text:p>
      <text:p text:style-name="P4"><text:s text:c="18"/>"type": "string"</text:p>
      <text:p text:style-name="P4"><text:s text:c="16"/>},</text:p>
      <text:p text:style-name="P4"><text:s text:c="16"/>{</text:p>
      <text:p text:style-name="P4"><text:s text:c="18"/>"name": "in_stock",</text:p>
      <text:p text:style-name="P4"><text:s text:c="18"/>"rawType": "int64",</text:p>
      <text:p text:style-name="P4"><text:s text:c="18"/>"type": "integer"</text:p>
      <text:p text:style-name="P4"><text:s text:c="16"/>},</text:p>
      <text:p text:style-name="P4"><text:s text:c="16"/>{</text:p>
      <text:p text:style-name="P4"><text:s text:c="18"/>"name": "type",</text:p>
      <text:p text:style-name="P4"><text:s text:c="18"/>"rawType": "object",</text:p>
      <text:p text:style-name="P4"><text:s text:c="18"/>"type": "unknown"</text:p>
      <text:p text:style-name="P4"><text:s text:c="16"/>},</text:p>
      <text:p text:style-name="P4"><text:s text:c="16"/>{</text:p>
      <text:p text:style-name="P4"><text:s text:c="18"/>"name": "decimal_count",</text:p>
      <text:p text:style-name="P4"><text:s text:c="18"/>"rawType": "int64",</text:p>
      <text:p text:style-name="P4"><text:s text:c="18"/>"type": "integer"</text:p>
      <text:p text:style-name="P4"><text:s text:c="16"/>}</text:p>
      <text:p text:style-name="P4"><text:s text:c="14"/>],</text:p>
      <text:p text:style-name="P4"><text:s text:c="14"/>"ref": "954443b2-c601-42ae-b3ad-ae4f1195c243",</text:p>
      <text:p text:style-name="P4"><text:s text:c="14"/>"rows": [</text:p>
      <text:p text:style-name="P4"><text:s text:c="16"/>[</text:p>
      <text:p text:style-name="P4"><text:s text:c="18"/>"0",</text:p>
      <text:p text:style-name="P4"><text:s text:c="18"/>"RAI0007",</text:p>
      <text:p text:style-name="P4"><text:s text:c="18"/>"Silver Rain Design mStand Support",</text:p>
      <text:p text:style-name="P4"><text:s text:c="18"/>"Aluminum support compatible with all MacBook",</text:p>
      <text:p text:style-name="P4"><text:s text:c="18"/>"59.99",</text:p>
      <text:p text:style-name="P4"><text:s text:c="18"/>"499.899",</text:p>
      <text:p text:style-name="P4"><text:soft-page-break/><text:s text:c="18"/>"1",</text:p>
      <text:p text:style-name="P4"><text:s text:c="18"/>"8696",</text:p>
      <text:p text:style-name="P4"><text:s text:c="18"/>"2"</text:p>
      <text:p text:style-name="P4"><text:s text:c="16"/>],</text:p>
      <text:p text:style-name="P4"><text:s text:c="16"/>[</text:p>
      <text:p text:style-name="P4"><text:s text:c="18"/>"1",</text:p>
      <text:p text:style-name="P4"><text:s text:c="18"/>"APP0023",</text:p>
      <text:p text:style-name="P4"><text:s text:c="18"/>"Apple Mac Keyboard Keypad Spanish",</text:p>
      <text:p text:style-name="P4"><text:s text:c="18"/>"USB ultrathin keyboard Apple Mac Spanish.",</text:p>
      <text:p text:style-name="P4"><text:s text:c="18"/>"59",</text:p>
      <text:p text:style-name="P4"><text:s text:c="18"/>"589.996",</text:p>
      <text:p text:style-name="P4"><text:s text:c="18"/>"0",</text:p>
      <text:p text:style-name="P4"><text:s text:c="18"/>"13855401",</text:p>
      <text:p text:style-name="P4"><text:s text:c="18"/>"0"</text:p>
      <text:p text:style-name="P4"><text:s text:c="16"/>],</text:p>
      <text:p text:style-name="P4"><text:s text:c="16"/>[</text:p>
      <text:p text:style-name="P4"><text:s text:c="18"/>"2",</text:p>
      <text:p text:style-name="P4"><text:s text:c="18"/>"APP0025",</text:p>
      <text:p text:style-name="P4"><text:s text:c="18"/>"Mighty Mouse Apple Mouse for Mac",</text:p>
      <text:p text:style-name="P4"><text:s text:c="18"/>"mouse Apple USB cable.",</text:p>
      <text:p text:style-name="P4"><text:s text:c="18"/>"59",</text:p>
      <text:p text:style-name="P4"><text:s text:c="18"/>"569.898",</text:p>
      <text:p text:style-name="P4"><text:s text:c="18"/>"0",</text:p>
      <text:p text:style-name="P4"><text:s text:c="18"/>"1387",</text:p>
      <text:p text:style-name="P4"><text:s text:c="18"/>"0"</text:p>
      <text:p text:style-name="P4"><text:s text:c="16"/>],</text:p>
      <text:p text:style-name="P4"><text:s text:c="16"/>[</text:p>
      <text:p text:style-name="P4"><text:s text:c="18"/>"3",</text:p>
      <text:p text:style-name="P4"><text:s text:c="18"/>"APP0072",</text:p>
      <text:p text:style-name="P4"><text:s text:c="18"/>"Apple Dock to USB Cable iPhone and iPod white",</text:p>
      <text:p text:style-name="P4"><text:s text:c="18"/>"IPhone dock and USB Cable Apple iPod.",</text:p>
      <text:p text:style-name="P4"><text:s text:c="18"/>"25",</text:p>
      <text:p text:style-name="P4"><text:s text:c="18"/>"229.997",</text:p>
      <text:p text:style-name="P4"><text:s text:c="18"/>"0",</text:p>
      <text:p text:style-name="P4"><text:s text:c="18"/>"1230",</text:p>
      <text:p text:style-name="P4"><text:s text:c="18"/>"0"</text:p>
      <text:p text:style-name="P4"><text:s text:c="16"/>],</text:p>
      <text:p text:style-name="P4"><text:s text:c="16"/>[</text:p>
      <text:p text:style-name="P4"><text:s text:c="18"/>"4",</text:p>
      <text:p text:style-name="P4"><text:s text:c="18"/>"KIN0007",</text:p>
      <text:p text:style-name="P4"><text:s text:c="18"/>"Mac Memory Kingston 2GB 667MHz DDR2 SO-DIMM",</text:p>
      <text:p text:style-name="P4"><text:s text:c="18"/>"2GB RAM Mac mini and iMac (2006/07) MacBook Pro (2006/07/08).",</text:p>
      <text:p text:style-name="P4"><text:s text:c="18"/>"34.99",</text:p>
      <text:p text:style-name="P4"><text:s text:c="18"/>"31.99",</text:p>
      <text:p text:style-name="P4"><text:s text:c="18"/>"1",</text:p>
      <text:p text:style-name="P4"><text:s text:c="18"/>"1364",</text:p>
      <text:p text:style-name="P4"><text:s text:c="18"/>"2"</text:p>
      <text:p text:style-name="P4"><text:s text:c="16"/>],</text:p>
      <text:p text:style-name="P4"><text:s text:c="16"/>[</text:p>
      <text:p text:style-name="P4"><text:soft-page-break/><text:s text:c="18"/>"5",</text:p>
      <text:p text:style-name="P4"><text:s text:c="18"/>"APP0073",</text:p>
      <text:p text:style-name="P4"><text:s text:c="18"/>"Apple Composite AV Cable iPhone and iPod white",</text:p>
      <text:p text:style-name="P4"><text:s text:c="18"/>"IPhone and iPod AV Cable Dock to Composite Video.",</text:p>
      <text:p text:style-name="P4"><text:s text:c="18"/>"45",</text:p>
      <text:p text:style-name="P4"><text:s text:c="18"/>"420.003",</text:p>
      <text:p text:style-name="P4"><text:s text:c="18"/>"0",</text:p>
      <text:p text:style-name="P4"><text:s text:c="18"/>"1230",</text:p>
      <text:p text:style-name="P4"><text:s text:c="18"/>"0"</text:p>
      <text:p text:style-name="P4"><text:s text:c="16"/>],</text:p>
      <text:p text:style-name="P4"><text:s text:c="16"/>[</text:p>
      <text:p text:style-name="P4"><text:s text:c="18"/>"6",</text:p>
      <text:p text:style-name="P4"><text:s text:c="18"/>"KIN0008",</text:p>
      <text:p text:style-name="P4"><text:s text:c="18"/>"Mac Memory Kingston 1GB 667MHz DDR2 SO-DIMM",</text:p>
      <text:p text:style-name="P4"><text:s text:c="18"/>"1GB RAM Mac mini and iMac (2006/07) MacBook Pro (2006/07/08).",</text:p>
      <text:p text:style-name="P4"><text:s text:c="18"/>"18.99",</text:p>
      <text:p text:style-name="P4"><text:s text:c="18"/>"146.471",</text:p>
      <text:p text:style-name="P4"><text:s text:c="18"/>"0",</text:p>
      <text:p text:style-name="P4"><text:s text:c="18"/>"1364",</text:p>
      <text:p text:style-name="P4"><text:s text:c="18"/>"2"</text:p>
      <text:p text:style-name="P4"><text:s text:c="16"/>],</text:p>
      <text:p text:style-name="P4"><text:s text:c="16"/>[</text:p>
      <text:p text:style-name="P4"><text:s text:c="18"/>"7",</text:p>
      <text:p text:style-name="P4"><text:s text:c="18"/>"KIN0009",</text:p>
      <text:p text:style-name="P4"><text:s text:c="18"/>"Mac Memory Kingston 2GB 800MHz DDR2 SO-DIMM",</text:p>
      <text:p text:style-name="P4"><text:s text:c="18"/>"2GB RAM iMac with Intel Core 2 Duo (Penryn).",</text:p>
      <text:p text:style-name="P4"><text:s text:c="18"/>"36.99",</text:p>
      <text:p text:style-name="P4"><text:s text:c="18"/>"274.694",</text:p>
      <text:p text:style-name="P4"><text:s text:c="18"/>"0",</text:p>
      <text:p text:style-name="P4"><text:s text:c="18"/>"1364",</text:p>
      <text:p text:style-name="P4"><text:s text:c="18"/>"2"</text:p>
      <text:p text:style-name="P4"><text:s text:c="16"/>],</text:p>
      <text:p text:style-name="P4"><text:s text:c="16"/>[</text:p>
      <text:p text:style-name="P4"><text:s text:c="18"/>"8",</text:p>
      <text:p text:style-name="P4"><text:s text:c="18"/>"KIN0001-2",</text:p>
      <text:p text:style-name="P4"><text:s text:c="18"/>"Mac memory Kingston 4GB (2x2GB) 667MHz DDR2 SO-DIMM",</text:p>
      <text:p text:style-name="P4"><text:s text:c="18"/>"RAM 4GB (2x2GB) Mac mini and iMac (2006/07) MacBook Pro (2006/07/08).",</text:p>
      <text:p text:style-name="P4"><text:s text:c="18"/>"74",</text:p>
      <text:p text:style-name="P4"><text:s text:c="18"/>"669.904",</text:p>
      <text:p text:style-name="P4"><text:s text:c="18"/>"0",</text:p>
      <text:p text:style-name="P4"><text:s text:c="18"/>"1364",</text:p>
      <text:p text:style-name="P4"><text:s text:c="18"/>"0"</text:p>
      <text:p text:style-name="P4"><text:s text:c="16"/>],</text:p>
      <text:p text:style-name="P4"><text:s text:c="16"/>[</text:p>
      <text:p text:style-name="P4"><text:s text:c="18"/>"9",</text:p>
      <text:p text:style-name="P4"><text:s text:c="18"/>"APP0100",</text:p>
      <text:p text:style-name="P4"><text:s text:c="18"/>"Apple Adapter Mini Display Port to VGA",</text:p>
      <text:p text:style-name="P4"><text:s text:c="18"/>"Adapter Mini Display Port to VGA MacBook and MacBook Pro (unibody).",</text:p>
      <text:p text:style-name="P4"><text:s text:c="18"/>"35",</text:p>
      <text:p text:style-name="P4"><text:soft-page-break/><text:s text:c="18"/>"330.003",</text:p>
      <text:p text:style-name="P4"><text:s text:c="18"/>"0",</text:p>
      <text:p text:style-name="P4"><text:s text:c="18"/>"1325",</text:p>
      <text:p text:style-name="P4"><text:s text:c="18"/>"0"</text:p>
      <text:p text:style-name="P4"><text:s text:c="16"/>],</text:p>
      <text:p text:style-name="P4"><text:s text:c="16"/>[</text:p>
      <text:p text:style-name="P4"><text:s text:c="18"/>"10",</text:p>
      <text:p text:style-name="P4"><text:s text:c="18"/>"APP0101",</text:p>
      <text:p text:style-name="P4"><text:s text:c="18"/>"Apple Mini DisplayPort to DVI Adapter",</text:p>
      <text:p text:style-name="P4"><text:s text:c="18"/>"Adapter mini DisplayPort to DVI MacBook and MacBook Pro (unibody).",</text:p>
      <text:p text:style-name="P4"><text:s text:c="18"/>"35",</text:p>
      <text:p text:style-name="P4"><text:s text:c="18"/>"330.003",</text:p>
      <text:p text:style-name="P4"><text:s text:c="18"/>"0",</text:p>
      <text:p text:style-name="P4"><text:s text:c="18"/>"1325",</text:p>
      <text:p text:style-name="P4"><text:s text:c="18"/>"0"</text:p>
      <text:p text:style-name="P4"><text:s text:c="16"/>],</text:p>
      <text:p text:style-name="P4"><text:s text:c="16"/>[</text:p>
      <text:p text:style-name="P4"><text:s text:c="18"/>"11",</text:p>
      <text:p text:style-name="P4"><text:s text:c="18"/>"SEN0021",</text:p>
      <text:p text:style-name="P4"><text:s text:c="18"/>"Sennheiser CX 300-II Precision headphones iPhone iPad and iPod black",</text:p>
      <text:p text:style-name="P4"><text:s text:c="18"/>"Headphones iPhone iPad iPad 2 iPad 3 and iPod.",</text:p>
      <text:p text:style-name="P4"><text:s text:c="18"/>"49.99",</text:p>
      <text:p text:style-name="P4"><text:s text:c="18"/>"449.878",</text:p>
      <text:p text:style-name="P4"><text:s text:c="18"/>"0",</text:p>
      <text:p text:style-name="P4"><text:s text:c="18"/>"5384",</text:p>
      <text:p text:style-name="P4"><text:s text:c="18"/>"2"</text:p>
      <text:p text:style-name="P4"><text:s text:c="16"/>],</text:p>
      <text:p text:style-name="P4"><text:s text:c="16"/>[</text:p>
      <text:p text:style-name="P4"><text:s text:c="18"/>"12",</text:p>
      <text:p text:style-name="P4"><text:s text:c="18"/>"APP0111",</text:p>
      <text:p text:style-name="P4"><text:s text:c="18"/>"Apple USB Ethernet Adapter Mac",</text:p>
      <text:p text:style-name="P4"><text:s text:c="18"/>"USB to Ethernet adapter Mac.",</text:p>
      <text:p text:style-name="P4"><text:s text:c="18"/>"35",</text:p>
      <text:p text:style-name="P4"><text:s text:c="18"/>"330.003",</text:p>
      <text:p text:style-name="P4"><text:s text:c="18"/>"0",</text:p>
      <text:p text:style-name="P4"><text:s text:c="18"/>"1334",</text:p>
      <text:p text:style-name="P4"><text:s text:c="18"/>"0"</text:p>
      <text:p text:style-name="P4"><text:s text:c="16"/>],</text:p>
      <text:p text:style-name="P4"><text:s text:c="16"/>[</text:p>
      <text:p text:style-name="P4"><text:s text:c="18"/>"13",</text:p>
      <text:p text:style-name="P4"><text:s text:c="18"/>"APP0156",</text:p>
      <text:p text:style-name="P4"><text:s text:c="18"/>"45W MagSafe charger Apple MacBook Air",</text:p>
      <text:p text:style-name="P4"><text:s text:c="18"/>"Charger MacBook Air MagSafe 45 W (MC747Z / A).",</text:p>
      <text:p text:style-name="P4"><text:s text:c="18"/>"89",</text:p>
      <text:p text:style-name="P4"><text:s text:c="18"/>"849.904",</text:p>
      <text:p text:style-name="P4"><text:s text:c="18"/>"0",</text:p>
      <text:p text:style-name="P4"><text:s text:c="18"/>"13005399",</text:p>
      <text:p text:style-name="P4"><text:s text:c="18"/>"0"</text:p>
      <text:p text:style-name="P4"><text:s text:c="16"/>],</text:p>
      <text:p text:style-name="P4"><text:soft-page-break/><text:s text:c="16"/>[</text:p>
      <text:p text:style-name="P4"><text:s text:c="18"/>"14",</text:p>
      <text:p text:style-name="P4"><text:s text:c="18"/>"MOS0013",</text:p>
      <text:p text:style-name="P4"><text:s text:c="18"/>"Adapter Moshi FireWire 400 to FireWire 800",</text:p>
      <text:p text:style-name="P4"><text:s text:c="18"/>"FireWire 400 adapter cable FireWire 800.",</text:p>
      <text:p text:style-name="P4"><text:s text:c="18"/>"20",</text:p>
      <text:p text:style-name="P4"><text:s text:c="18"/>"179.891",</text:p>
      <text:p text:style-name="P4"><text:s text:c="18"/>"0",</text:p>
      <text:p text:style-name="P4"><text:s text:c="18"/>"1325",</text:p>
      <text:p text:style-name="P4"><text:s text:c="18"/>"0"</text:p>
      <text:p text:style-name="P4"><text:s text:c="16"/>],</text:p>
      <text:p text:style-name="P4"><text:s text:c="16"/>[</text:p>
      <text:p text:style-name="P4"><text:s text:c="18"/>"15",</text:p>
      <text:p text:style-name="P4"><text:s text:c="18"/>"MOS0021",</text:p>
      <text:p text:style-name="P4"><text:s text:c="18"/>"Clearguard Moshi MacBook Pro and Air",</text:p>
      <text:p text:style-name="P4"><text:s text:c="18"/>"Keyboard Protector MacBook Pro 13-inch Retina 15 inches 17 inches 13 inches 15 inches and 13-inch Air.",</text:p>
      <text:p text:style-name="P4"><text:s text:c="18"/>"24.95",</text:p>
      <text:p text:style-name="P4"><text:s text:c="18"/>"249.889",</text:p>
      <text:p text:style-name="P4"><text:s text:c="18"/>"0",</text:p>
      <text:p text:style-name="P4"><text:s text:c="18"/>"13835403",</text:p>
      <text:p text:style-name="P4"><text:s text:c="18"/>"2"</text:p>
      <text:p text:style-name="P4"><text:s text:c="16"/>],</text:p>
      <text:p text:style-name="P4"><text:s text:c="16"/>[</text:p>
      <text:p text:style-name="P4"><text:s text:c="18"/>"16",</text:p>
      <text:p text:style-name="P4"><text:s text:c="18"/>"APP0206",</text:p>
      <text:p text:style-name="P4"><text:s text:c="18"/>"60W MagSafe charger Apple MacBook and MacBook Pro 13 \"",</text:p>
      <text:p text:style-name="P4"><text:s text:c="18"/>"Charger MacBook and 13 inch MacBook MagSafe 60 W (MC461Z / A).",</text:p>
      <text:p text:style-name="P4"><text:s text:c="18"/>"89",</text:p>
      <text:p text:style-name="P4"><text:s text:c="18"/>"849.904",</text:p>
      <text:p text:style-name="P4"><text:s text:c="18"/>"1",</text:p>
      <text:p text:style-name="P4"><text:s text:c="18"/>"13005399",</text:p>
      <text:p text:style-name="P4"><text:s text:c="18"/>"0"</text:p>
      <text:p text:style-name="P4"><text:s text:c="16"/>],</text:p>
      <text:p text:style-name="P4"><text:s text:c="16"/>[</text:p>
      <text:p text:style-name="P4"><text:s text:c="18"/>"17",</text:p>
      <text:p text:style-name="P4"><text:s text:c="18"/>"HGD0007",</text:p>
      <text:p text:style-name="P4"><text:s text:c="18"/>"Henge Docks Docking Station MacBook Pro 13 \"",</text:p>
      <text:p text:style-name="P4"><text:s text:c="18"/>"Dock and support with multiple connections for MacBook Pro 13-inch.",</text:p>
      <text:p text:style-name="P4"><text:s text:c="18"/>"69.99",</text:p>
      <text:p text:style-name="P4"><text:s text:c="18"/>"699.864",</text:p>
      <text:p text:style-name="P4"><text:s text:c="18"/>"0",</text:p>
      <text:p text:style-name="P4"><text:s text:c="18"/>"12995397",</text:p>
      <text:p text:style-name="P4"><text:s text:c="18"/>"2"</text:p>
      <text:p text:style-name="P4"><text:s text:c="16"/>],</text:p>
      <text:p text:style-name="P4"><text:s text:c="16"/>[</text:p>
      <text:p text:style-name="P4"><text:s text:c="18"/>"18",</text:p>
      <text:p text:style-name="P4"><text:s text:c="18"/>"MUV0009",</text:p>
      <text:p text:style-name="P4"><text:s text:c="18"/>"Muvit Back Clear Case iPhone 4 / 4S Transparent",</text:p>
      <text:p text:style-name="P4"><text:soft-page-break/><text:s text:c="18"/>"Case iPhone 4 / 4S polycarbonate.",</text:p>
      <text:p text:style-name="P4"><text:s text:c="18"/>"9.99",</text:p>
      <text:p text:style-name="P4"><text:s text:c="18"/>"7.986",</text:p>
      <text:p text:style-name="P4"><text:s text:c="18"/>"0",</text:p>
      <text:p text:style-name="P4"><text:s text:c="18"/>"11865403",</text:p>
      <text:p text:style-name="P4"><text:s text:c="18"/>"2"</text:p>
      <text:p text:style-name="P4"><text:s text:c="16"/>],</text:p>
      <text:p text:style-name="P4"><text:s text:c="16"/>[</text:p>
      <text:p text:style-name="P4"><text:s text:c="18"/>"19",</text:p>
      <text:p text:style-name="P4"><text:s text:c="18"/>"APP0234",</text:p>
      <text:p text:style-name="P4"><text:s text:c="18"/>"Apple Dock Connector to VGA",</text:p>
      <text:p text:style-name="P4"><text:s text:c="18"/>"Dock Connector to VGA IOS.",</text:p>
      <text:p text:style-name="P4"><text:s text:c="18"/>"35",</text:p>
      <text:p text:style-name="P4"><text:s text:c="18"/>"350.005",</text:p>
      <text:p text:style-name="P4"><text:s text:c="18"/>"0",</text:p>
      <text:p text:style-name="P4"><text:s text:c="18"/>"13955395",</text:p>
      <text:p text:style-name="P4"><text:s text:c="18"/>"0"</text:p>
      <text:p text:style-name="P4"><text:s text:c="16"/>],</text:p>
      <text:p text:style-name="P4"><text:s text:c="16"/>[</text:p>
      <text:p text:style-name="P4"><text:s text:c="18"/>"20",</text:p>
      <text:p text:style-name="P4"><text:s text:c="18"/>"APP0247",</text:p>
      <text:p text:style-name="P4"><text:s text:c="18"/>"85W MagSafe charger Apple MacBook Pro 15 \"/ 17\"",</text:p>
      <text:p text:style-name="P4"><text:s text:c="18"/>"Charger MacBook Pro MagSafe 85 W (MC556Z / A).",</text:p>
      <text:p text:style-name="P4"><text:s text:c="18"/>"89",</text:p>
      <text:p text:style-name="P4"><text:s text:c="18"/>"849.904",</text:p>
      <text:p text:style-name="P4"><text:s text:c="18"/>"1",</text:p>
      <text:p text:style-name="P4"><text:s text:c="18"/>"13005399",</text:p>
      <text:p text:style-name="P4"><text:s text:c="18"/>"0"</text:p>
      <text:p text:style-name="P4"><text:s text:c="16"/>],</text:p>
      <text:p text:style-name="P4"><text:s text:c="16"/>[</text:p>
      <text:p text:style-name="P4"><text:s text:c="18"/>"21",</text:p>
      <text:p text:style-name="P4"><text:s text:c="18"/>"APP0233",</text:p>
      <text:p text:style-name="P4"><text:s text:c="18"/>"Apple iPad Camera Connection connector",</text:p>
      <text:p text:style-name="P4"><text:s text:c="18"/>"IPad connector for digital cameras and SD cards.",</text:p>
      <text:p text:style-name="P4"><text:s text:c="18"/>"35",</text:p>
      <text:p text:style-name="P4"><text:s text:c="18"/>"349.896",</text:p>
      <text:p text:style-name="P4"><text:s text:c="18"/>"0",</text:p>
      <text:p text:style-name="P4"><text:s text:c="18"/>"13955395",</text:p>
      <text:p text:style-name="P4"><text:s text:c="18"/>"0"</text:p>
      <text:p text:style-name="P4"><text:s text:c="16"/>],</text:p>
      <text:p text:style-name="P4"><text:s text:c="16"/>[</text:p>
      <text:p text:style-name="P4"><text:s text:c="18"/>"22",</text:p>
      <text:p text:style-name="P4"><text:s text:c="18"/>"JMO0014",</text:p>
      <text:p text:style-name="P4"><text:s text:c="18"/>"Just Mobile Upstand iPad support",</text:p>
      <text:p text:style-name="P4"><text:s text:c="18"/>"Support Retina iPad and iPad mini aluminum.",</text:p>
      <text:p text:style-name="P4"><text:s text:c="18"/>"49.95",</text:p>
      <text:p text:style-name="P4"><text:s text:c="18"/>"399.905",</text:p>
      <text:p text:style-name="P4"><text:s text:c="18"/>"0",</text:p>
      <text:p text:style-name="P4"><text:s text:c="18"/>"1216",</text:p>
      <text:p text:style-name="P4"><text:soft-page-break/><text:s text:c="18"/>"2"</text:p>
      <text:p text:style-name="P4"><text:s text:c="16"/>],</text:p>
      <text:p text:style-name="P4"><text:s text:c="16"/>[</text:p>
      <text:p text:style-name="P4"><text:s text:c="18"/>"23",</text:p>
      <text:p text:style-name="P4"><text:s text:c="18"/>"MOB0007",</text:p>
      <text:p text:style-name="P4"><text:s text:c="18"/>"Mobee Magic Charger Charger Magic Mouse",</text:p>
      <text:p text:style-name="P4"><text:s text:c="18"/>"Wireless Charger for Magic Mouse",</text:p>
      <text:p text:style-name="P4"><text:s text:c="18"/>"49.99",</text:p>
      <text:p text:style-name="P4"><text:s text:c="18"/>"499.851",</text:p>
      <text:p text:style-name="P4"><text:s text:c="18"/>"0",</text:p>
      <text:p text:style-name="P4"><text:s text:c="18"/>"12355400",</text:p>
      <text:p text:style-name="P4"><text:s text:c="18"/>"2"</text:p>
      <text:p text:style-name="P4"><text:s text:c="16"/>],</text:p>
      <text:p text:style-name="P4"><text:s text:c="16"/>[</text:p>
      <text:p text:style-name="P4"><text:s text:c="18"/>"24",</text:p>
      <text:p text:style-name="P4"><text:s text:c="18"/>"APP0277",</text:p>
      <text:p text:style-name="P4"><text:s text:c="18"/>"Apple Wireless Keyboard Keyboard (OEM) Mac",</text:p>
      <text:p text:style-name="P4"><text:s text:c="18"/>"Ultrathin keyboard Apple Bluetooth Spanish (unboxed).",</text:p>
      <text:p text:style-name="P4"><text:s text:c="18"/>"79",</text:p>
      <text:p text:style-name="P4"><text:s text:c="18"/>"759.904",</text:p>
      <text:p text:style-name="P4"><text:s text:c="18"/>"0",</text:p>
      <text:p text:style-name="P4"><text:s text:c="18"/>"13855401",</text:p>
      <text:p text:style-name="P4"><text:s text:c="18"/>"0"</text:p>
      <text:p text:style-name="P4"><text:s text:c="16"/>],</text:p>
      <text:p text:style-name="P4"><text:s text:c="16"/>[</text:p>
      <text:p text:style-name="P4"><text:s text:c="18"/>"25",</text:p>
      <text:p text:style-name="P4"><text:s text:c="18"/>"MOP0011",</text:p>
      <text:p text:style-name="P4"><text:s text:c="18"/>"Mophie Juice Pack Air Battery Case iPhone 4 / 4S black",</text:p>
      <text:p text:style-name="P4"><text:s text:c="18"/>"Battery Case iPhone 4 / 4S rigid polymer.",</text:p>
      <text:p text:style-name="P4"><text:s text:c="18"/>"69.99",</text:p>
      <text:p text:style-name="P4"><text:s text:c="18"/>"56.991",</text:p>
      <text:p text:style-name="P4"><text:s text:c="18"/>"0",</text:p>
      <text:p text:style-name="P4"><text:s text:c="18"/>"5,49E+11",</text:p>
      <text:p text:style-name="P4"><text:s text:c="18"/>"2"</text:p>
      <text:p text:style-name="P4"><text:s text:c="16"/>],</text:p>
      <text:p text:style-name="P4"><text:s text:c="16"/>[</text:p>
      <text:p text:style-name="P4"><text:s text:c="18"/>"26",</text:p>
      <text:p text:style-name="P4"><text:s text:c="18"/>"APP0280",</text:p>
      <text:p text:style-name="P4"><text:s text:c="18"/>"Apple HDMI to HDMI Cable 1.8m",</text:p>
      <text:p text:style-name="P4"><text:s text:c="18"/>"HMDI to HDMI Cable 1.8m.",</text:p>
      <text:p text:style-name="P4"><text:s text:c="18"/>"25",</text:p>
      <text:p text:style-name="P4"><text:s text:c="18"/>"240.004",</text:p>
      <text:p text:style-name="P4"><text:s text:c="18"/>"0",</text:p>
      <text:p text:style-name="P4"><text:s text:c="18"/>"1325",</text:p>
      <text:p text:style-name="P4"><text:s text:c="18"/>"0"</text:p>
      <text:p text:style-name="P4"><text:s text:c="16"/>],</text:p>
      <text:p text:style-name="P4"><text:s text:c="16"/>[</text:p>
      <text:p text:style-name="P4"><text:s text:c="18"/>"27",</text:p>
      <text:p text:style-name="P4"><text:s text:c="18"/>"OND0069",</text:p>
      <text:p text:style-name="P4"><text:soft-page-break/><text:s text:c="18"/>"Adapter mini DVI to HDMI",</text:p>
      <text:p text:style-name="P4"><text:s text:c="18"/>"Adapter mini DVI to HDMI for Mac and PC",</text:p>
      <text:p text:style-name="P4"><text:s text:c="18"/>"16.49",</text:p>
      <text:p text:style-name="P4"><text:s text:c="18"/>"149.895",</text:p>
      <text:p text:style-name="P4"><text:s text:c="18"/>"0",</text:p>
      <text:p text:style-name="P4"><text:s text:c="18"/>"1325",</text:p>
      <text:p text:style-name="P4"><text:s text:c="18"/>"2"</text:p>
      <text:p text:style-name="P4"><text:s text:c="16"/>],</text:p>
      <text:p text:style-name="P4"><text:s text:c="16"/>[</text:p>
      <text:p text:style-name="P4"><text:s text:c="18"/>"28",</text:p>
      <text:p text:style-name="P4"><text:s text:c="18"/>"SNN0007",</text:p>
      <text:p text:style-name="P4"><text:s text:c="18"/>"Sonnet Tempo SATA PCIe Mac and PC E2P",</text:p>
      <text:p text:style-name="P4"><text:s text:c="18"/>"PCIe Card with 2 Serial ATA ports Mac and PC.",</text:p>
      <text:p text:style-name="P4"><text:s text:c="18"/>"59.99",</text:p>
      <text:p text:style-name="P4"><text:s text:c="18"/>"502.102",</text:p>
      <text:p text:style-name="P4"><text:s text:c="18"/>"0",</text:p>
      <text:p text:style-name="P4"><text:s text:c="18"/>"1276",</text:p>
      <text:p text:style-name="P4"><text:s text:c="18"/>"2"</text:p>
      <text:p text:style-name="P4"><text:s text:c="16"/>],</text:p>
      <text:p text:style-name="P4"><text:s text:c="16"/>[</text:p>
      <text:p text:style-name="P4"><text:s text:c="18"/>"29",</text:p>
      <text:p text:style-name="P4"><text:s text:c="18"/>"KIN0025",</text:p>
      <text:p text:style-name="P4"><text:s text:c="18"/>"Mac memory DIMM DDR3 2GB 1333MHz Kingston",</text:p>
      <text:p text:style-name="P4"><text:s text:c="18"/>"2GB RAM Mac Pro (July 2010).",</text:p>
      <text:p text:style-name="P4"><text:s text:c="18"/>"29.99",</text:p>
      <text:p text:style-name="P4"><text:s text:c="18"/>"179.903",</text:p>
      <text:p text:style-name="P4"><text:s text:c="18"/>"0",</text:p>
      <text:p text:style-name="P4"><text:s text:c="18"/>"1364",</text:p>
      <text:p text:style-name="P4"><text:s text:c="18"/>"2"</text:p>
      <text:p text:style-name="P4"><text:s text:c="16"/>],</text:p>
      <text:p text:style-name="P4"><text:s text:c="16"/>[</text:p>
      <text:p text:style-name="P4"><text:s text:c="18"/>"30",</text:p>
      <text:p text:style-name="P4"><text:s text:c="18"/>"OND0073",</text:p>
      <text:p text:style-name="P4"><text:s text:c="18"/>"Mini DisplayPort to HDMI Cable 18m",</text:p>
      <text:p text:style-name="P4"><text:s text:c="18"/>"Cable with Mini DisplayPort to HDMI (audio + video)",</text:p>
      <text:p text:style-name="P4"><text:s text:c="18"/>"22.99",</text:p>
      <text:p text:style-name="P4"><text:s text:c="18"/>"169.896",</text:p>
      <text:p text:style-name="P4"><text:s text:c="18"/>"0",</text:p>
      <text:p text:style-name="P4"><text:s text:c="18"/>"1325",</text:p>
      <text:p text:style-name="P4"><text:s text:c="18"/>"2"</text:p>
      <text:p text:style-name="P4"><text:s text:c="16"/>],</text:p>
      <text:p text:style-name="P4"><text:s text:c="16"/>[</text:p>
      <text:p text:style-name="P4"><text:s text:c="18"/>"31",</text:p>
      <text:p text:style-name="P4"><text:s text:c="18"/>"MOS0042",</text:p>
      <text:p text:style-name="P4"><text:s text:c="18"/>"Adapter Moshi Mini Display Port to VGA",</text:p>
      <text:p text:style-name="P4"><text:s text:c="18"/>"Cable Adapter Mini Display Port to VGA.",</text:p>
      <text:p text:style-name="P4"><text:s text:c="18"/>"34.99",</text:p>
      <text:p text:style-name="P4"><text:s text:c="18"/>"269.903",</text:p>
      <text:p text:style-name="P4"><text:s text:c="18"/>"0",</text:p>
      <text:p text:style-name="P4"><text:soft-page-break/><text:s text:c="18"/>"1325",</text:p>
      <text:p text:style-name="P4"><text:s text:c="18"/>"2"</text:p>
      <text:p text:style-name="P4"><text:s text:c="16"/>],</text:p>
      <text:p text:style-name="P4"><text:s text:c="16"/>[</text:p>
      <text:p text:style-name="P4"><text:s text:c="18"/>"32",</text:p>
      <text:p text:style-name="P4"><text:s text:c="18"/>"BEL0070",</text:p>
      <text:p text:style-name="P4"><text:s text:c="18"/>"Music Receiver Belkin iPhone music receiver",</text:p>
      <text:p text:style-name="P4"><text:s text:c="18"/>"Music Receiver iPhone iPad and iPod Touch for stereos via Bluetooth",</text:p>
      <text:p text:style-name="P4"><text:s text:c="18"/>"49.99",</text:p>
      <text:p text:style-name="P4"><text:s text:c="18"/>"299.899",</text:p>
      <text:p text:style-name="P4"><text:s text:c="18"/>"0",</text:p>
      <text:p text:style-name="P4"><text:s text:c="18"/>"11905404",</text:p>
      <text:p text:style-name="P4"><text:s text:c="18"/>"2"</text:p>
      <text:p text:style-name="P4"><text:s text:c="16"/>],</text:p>
      <text:p text:style-name="P4"><text:s text:c="16"/>[</text:p>
      <text:p text:style-name="P4"><text:s text:c="18"/>"33",</text:p>
      <text:p text:style-name="P4"><text:s text:c="18"/>"LMP0007",</text:p>
      <text:p text:style-name="P4"><text:s text:c="18"/>"KeyPad LMP Bluetooth Keypad Mac",</text:p>
      <text:p text:style-name="P4"><text:s text:c="18"/>"expansion keypad Mac with bluetooth connection.",</text:p>
      <text:p text:style-name="P4"><text:s text:c="18"/>"54.99",</text:p>
      <text:p text:style-name="P4"><text:s text:c="18"/>"399.905",</text:p>
      <text:p text:style-name="P4"><text:s text:c="18"/>"1",</text:p>
      <text:p text:style-name="P4"><text:s text:c="18"/>"13855401",</text:p>
      <text:p text:style-name="P4"><text:s text:c="18"/>"2"</text:p>
      <text:p text:style-name="P4"><text:s text:c="16"/>],</text:p>
      <text:p text:style-name="P4"><text:s text:c="16"/>[</text:p>
      <text:p text:style-name="P4"><text:s text:c="18"/>"34",</text:p>
      <text:p text:style-name="P4"><text:s text:c="18"/>"BEL0072",</text:p>
      <text:p text:style-name="P4"><text:s text:c="18"/>"Belkin PRO Series USB 2.0 Cable 18M",</text:p>
      <text:p text:style-name="P4"><text:s text:c="18"/>"USB Cable USB type A and type B 18m in length for Mac and PC",</text:p>
      <text:p text:style-name="P4"><text:s text:c="18"/>"3.99",</text:p>
      <text:p text:style-name="P4"><text:s text:c="18"/>"29.899",</text:p>
      <text:p text:style-name="P4"><text:s text:c="18"/>"1",</text:p>
      <text:p text:style-name="P4"><text:s text:c="18"/>"1325",</text:p>
      <text:p text:style-name="P4"><text:s text:c="18"/>"2"</text:p>
      <text:p text:style-name="P4"><text:s text:c="16"/>],</text:p>
      <text:p text:style-name="P4"><text:s text:c="16"/>[</text:p>
      <text:p text:style-name="P4"><text:s text:c="18"/>"35",</text:p>
      <text:p text:style-name="P4"><text:s text:c="18"/>"APP0308",</text:p>
      <text:p text:style-name="P4"><text:s text:c="18"/>"AV Cable Adapter Apple iPhone iPad and iPod white",</text:p>
      <text:p text:style-name="P4"><text:s text:c="18"/>"IPhone iPad iPod adapter and AV cable.",</text:p>
      <text:p text:style-name="P4"><text:s text:c="18"/>"45",</text:p>
      <text:p text:style-name="P4"><text:s text:c="18"/>"359.999",</text:p>
      <text:p text:style-name="P4"><text:s text:c="18"/>"0",</text:p>
      <text:p text:style-name="P4"><text:s text:c="18"/>"1230",</text:p>
      <text:p text:style-name="P4"><text:s text:c="18"/>"0"</text:p>
      <text:p text:style-name="P4"><text:s text:c="16"/>],</text:p>
      <text:p text:style-name="P4"><text:s text:c="16"/>[</text:p>
      <text:p text:style-name="P4"><text:s text:c="18"/>"36",</text:p>
      <text:p text:style-name="P4"><text:soft-page-break/><text:s text:c="18"/>"GRT0196",</text:p>
      <text:p text:style-name="P4"><text:s text:c="18"/>"Griffin Survivor Extreme-Duty Case iPad 2 3 and 4 black",</text:p>
      <text:p text:style-name="P4"><text:s text:c="18"/>"IPad 2 Case 3 and 4 for extreme ultra resistant.",</text:p>
      <text:p text:style-name="P4"><text:s text:c="18"/>"64.99",</text:p>
      <text:p text:style-name="P4"><text:s text:c="18"/>"499.899",</text:p>
      <text:p text:style-name="P4"><text:s text:c="18"/>"0",</text:p>
      <text:p text:style-name="P4"><text:s text:c="18"/>"12635403",</text:p>
      <text:p text:style-name="P4"><text:s text:c="18"/>"2"</text:p>
      <text:p text:style-name="P4"><text:s text:c="16"/>],</text:p>
      <text:p text:style-name="P4"><text:s text:c="16"/>[</text:p>
      <text:p text:style-name="P4"><text:s text:c="18"/>"37",</text:p>
      <text:p text:style-name="P4"><text:s text:c="18"/>"MUV0023",</text:p>
      <text:p text:style-name="P4"><text:s text:c="18"/>"Extreme Muvit iPhone and iPod BikeMount sleeve black Touch",</text:p>
      <text:p text:style-name="P4"><text:s text:c="18"/>"IPhone and iPod support sleeve waterproof App Touch and bicycle.",</text:p>
      <text:p text:style-name="P4"><text:s text:c="18"/>"35.9",</text:p>
      <text:p text:style-name="P4"><text:s text:c="18"/>"169.896",</text:p>
      <text:p text:style-name="P4"><text:s text:c="18"/>"0",</text:p>
      <text:p text:style-name="P4"><text:s text:c="18"/>"11865403",</text:p>
      <text:p text:style-name="P4"><text:s text:c="18"/>"1"</text:p>
      <text:p text:style-name="P4"><text:s text:c="16"/>],</text:p>
      <text:p text:style-name="P4"><text:s text:c="16"/>[</text:p>
      <text:p text:style-name="P4"><text:s text:c="18"/>"38",</text:p>
      <text:p text:style-name="P4"><text:s text:c="18"/>"JMO0026",</text:p>
      <text:p text:style-name="P4"><text:s text:c="18"/>"Just Mobile Lazy Couch Support Mac and iPad",</text:p>
      <text:p text:style-name="P4"><text:s text:c="18"/>"Mac and iPad small lift stand.",</text:p>
      <text:p text:style-name="P4"><text:s text:c="18"/>"19.95",</text:p>
      <text:p text:style-name="P4"><text:s text:c="18"/>"199.892",</text:p>
      <text:p text:style-name="P4"><text:s text:c="18"/>"0",</text:p>
      <text:p text:style-name="P4"><text:s text:c="18"/>"8696",</text:p>
      <text:p text:style-name="P4"><text:s text:c="18"/>"2"</text:p>
      <text:p text:style-name="P4"><text:s text:c="16"/>],</text:p>
      <text:p text:style-name="P4"><text:s text:c="16"/>[</text:p>
      <text:p text:style-name="P4"><text:s text:c="18"/>"39",</text:p>
      <text:p text:style-name="P4"><text:s text:c="18"/>"OWC0007",</text:p>
      <text:p text:style-name="P4"><text:s text:c="18"/>"OWC Data Doubler Optical Bay adapter Macbook / Macbook Pro",</text:p>
      <text:p text:style-name="P4"><text:s text:c="18"/>"Tray SuperDrive replacement hard disk or SSD.",</text:p>
      <text:p text:style-name="P4"><text:s text:c="18"/>"72.99",</text:p>
      <text:p text:style-name="P4"><text:s text:c="18"/>"399.905",</text:p>
      <text:p text:style-name="P4"><text:s text:c="18"/>"1",</text:p>
      <text:p text:style-name="P4"><text:s text:c="18"/>"12755395",</text:p>
      <text:p text:style-name="P4"><text:s text:c="18"/>"2"</text:p>
      <text:p text:style-name="P4"><text:s text:c="16"/>],</text:p>
      <text:p text:style-name="P4"><text:s text:c="16"/>[</text:p>
      <text:p text:style-name="P4"><text:s text:c="18"/>"40",</text:p>
      <text:p text:style-name="P4"><text:s text:c="18"/>"KEN0028",</text:p>
      <text:p text:style-name="P4"><text:s text:c="18"/>"Kensington ClickSafe lock Mac and PC",</text:p>
      <text:p text:style-name="P4"><text:s text:c="18"/>"Mac and PC padlock with keys.",</text:p>
      <text:p text:style-name="P4"><text:s text:c="18"/>"54.99",</text:p>
      <text:p text:style-name="P4"><text:s text:c="18"/>"499.899",</text:p>
      <text:p text:style-name="P4"><text:soft-page-break/><text:s text:c="18"/>"0",</text:p>
      <text:p text:style-name="P4"><text:s text:c="18"/>"1325",</text:p>
      <text:p text:style-name="P4"><text:s text:c="18"/>"2"</text:p>
      <text:p text:style-name="P4"><text:s text:c="16"/>],</text:p>
      <text:p text:style-name="P4"><text:s text:c="16"/>[</text:p>
      <text:p text:style-name="P4"><text:s text:c="18"/>"41",</text:p>
      <text:p text:style-name="P4"><text:s text:c="18"/>"APP0343",</text:p>
      <text:p text:style-name="P4"><text:s text:c="18"/>"Apple Thunderbolt Cable 2m White",</text:p>
      <text:p text:style-name="P4"><text:s text:c="18"/>"Cable Mac Apple Thunderbolt 2m.",</text:p>
      <text:p text:style-name="P4"><text:s text:c="18"/>"45",</text:p>
      <text:p text:style-name="P4"><text:s text:c="18"/>"429.998",</text:p>
      <text:p text:style-name="P4"><text:s text:c="18"/>"1",</text:p>
      <text:p text:style-name="P4"><text:s text:c="18"/>"1325",</text:p>
      <text:p text:style-name="P4"><text:s text:c="18"/>"0"</text:p>
      <text:p text:style-name="P4"><text:s text:c="16"/>],</text:p>
      <text:p text:style-name="P4"><text:s text:c="16"/>[</text:p>
      <text:p text:style-name="P4"><text:s text:c="18"/>"42",</text:p>
      <text:p text:style-name="P4"><text:s text:c="18"/>"MOS0044",</text:p>
      <text:p text:style-name="P4"><text:s text:c="18"/>"Moshi FireWire 800 Cable",</text:p>
      <text:p text:style-name="P4"><text:s text:c="18"/>"FireWire 800 Cable 18 m.",</text:p>
      <text:p text:style-name="P4"><text:s text:c="18"/>"34.99",</text:p>
      <text:p text:style-name="P4"><text:s text:c="18"/>"269.903",</text:p>
      <text:p text:style-name="P4"><text:s text:c="18"/>"0",</text:p>
      <text:p text:style-name="P4"><text:s text:c="18"/>"1325",</text:p>
      <text:p text:style-name="P4"><text:s text:c="18"/>"2"</text:p>
      <text:p text:style-name="P4"><text:s text:c="16"/>],</text:p>
      <text:p text:style-name="P4"><text:s text:c="16"/>[</text:p>
      <text:p text:style-name="P4"><text:s text:c="18"/>"43",</text:p>
      <text:p text:style-name="P4"><text:s text:c="18"/>"MOS0062",</text:p>
      <text:p text:style-name="P4"><text:s text:c="18"/>"Moshi USB Ethernet Adapter",</text:p>
      <text:p text:style-name="P4"><text:s text:c="18"/>"USB to Ethernet adapter.",</text:p>
      <text:p text:style-name="P4"><text:s text:c="18"/>"29",</text:p>
      <text:p text:style-name="P4"><text:s text:c="18"/>"249.865",</text:p>
      <text:p text:style-name="P4"><text:s text:c="18"/>"0",</text:p>
      <text:p text:style-name="P4"><text:s text:c="18"/>"1325",</text:p>
      <text:p text:style-name="P4"><text:s text:c="18"/>"0"</text:p>
      <text:p text:style-name="P4"><text:s text:c="16"/>],</text:p>
      <text:p text:style-name="P4"><text:s text:c="16"/>[</text:p>
      <text:p text:style-name="P4"><text:s text:c="18"/>"44",</text:p>
      <text:p text:style-name="P4"><text:s text:c="18"/>"MOB0009",</text:p>
      <text:p text:style-name="P4"><text:s text:c="18"/>"Mobee Magic Numpad for the Magic Trackpad",</text:p>
      <text:p text:style-name="P4"><text:s text:c="18"/>"3 Numeric for Magic Trackpad stickers.",</text:p>
      <text:p text:style-name="P4"><text:s text:c="18"/>"29.49",</text:p>
      <text:p text:style-name="P4"><text:s text:c="18"/>"279.873",</text:p>
      <text:p text:style-name="P4"><text:s text:c="18"/>"0",</text:p>
      <text:p text:style-name="P4"><text:s text:c="18"/>"12355400",</text:p>
      <text:p text:style-name="P4"><text:s text:c="18"/>"2"</text:p>
      <text:p text:style-name="P4"><text:s text:c="16"/>],</text:p>
      <text:p text:style-name="P4"><text:s text:c="16"/>[</text:p>
      <text:p text:style-name="P4"><text:soft-page-break/><text:s text:c="18"/>"45",</text:p>
      <text:p text:style-name="P4"><text:s text:c="18"/>"TWS0026",</text:p>
      <text:p text:style-name="P4"><text:s text:c="18"/>"Twelve South BookBook MacBook Air sleeve 11 \"brown",</text:p>
      <text:p text:style-name="P4"><text:s text:c="18"/>"Case Macbook 11 inches vintage skin with soft padding.",</text:p>
      <text:p text:style-name="P4"><text:s text:c="18"/>"79.99",</text:p>
      <text:p text:style-name="P4"><text:s text:c="18"/>"749.958",</text:p>
      <text:p text:style-name="P4"><text:s text:c="18"/>"0",</text:p>
      <text:p text:style-name="P4"><text:s text:c="18"/>"13835403",</text:p>
      <text:p text:style-name="P4"><text:s text:c="18"/>"2"</text:p>
      <text:p text:style-name="P4"><text:s text:c="16"/>],</text:p>
      <text:p text:style-name="P4"><text:s text:c="16"/>[</text:p>
      <text:p text:style-name="P4"><text:s text:c="18"/>"46",</text:p>
      <text:p text:style-name="P4"><text:s text:c="18"/>"MOB0010",</text:p>
      <text:p text:style-name="P4"><text:s text:c="18"/>"Additional Battery Pack Mobee Magic Bar",</text:p>
      <text:p text:style-name="P4"><text:s text:c="18"/>"Pack extra battery Mobee Magic Bar.",</text:p>
      <text:p text:style-name="P4"><text:s text:c="18"/>"29.99",</text:p>
      <text:p text:style-name="P4"><text:s text:c="18"/>"169.884",</text:p>
      <text:p text:style-name="P4"><text:s text:c="18"/>"0",</text:p>
      <text:p text:style-name="P4"><text:s text:c="18"/>"12355400",</text:p>
      <text:p text:style-name="P4"><text:s text:c="18"/>"2"</text:p>
      <text:p text:style-name="P4"><text:s text:c="16"/>],</text:p>
      <text:p text:style-name="P4"><text:s text:c="16"/>[</text:p>
      <text:p text:style-name="P4"><text:s text:c="18"/>"47",</text:p>
      <text:p text:style-name="P4"><text:s text:c="18"/>"IST0009",</text:p>
      <text:p text:style-name="P4"><text:s text:c="18"/>"iStabilizer iPhone Tripod Mount",</text:p>
      <text:p text:style-name="P4"><text:s text:c="18"/>"IPhone Tripod Adapter for photo and video.",</text:p>
      <text:p text:style-name="P4"><text:s text:c="18"/>"19.99",</text:p>
      <text:p text:style-name="P4"><text:s text:c="18"/>"199.892",</text:p>
      <text:p text:style-name="P4"><text:s text:c="18"/>"0",</text:p>
      <text:p text:style-name="P4"><text:s text:c="18"/>"1216",</text:p>
      <text:p text:style-name="P4"><text:s text:c="18"/>"2"</text:p>
      <text:p text:style-name="P4"><text:s text:c="16"/>],</text:p>
      <text:p text:style-name="P4"><text:s text:c="16"/>[</text:p>
      <text:p text:style-name="P4"><text:s text:c="18"/>"48",</text:p>
      <text:p text:style-name="P4"><text:s text:c="18"/>"TWS0027",</text:p>
      <text:p text:style-name="P4"><text:s text:c="18"/>"Twelve South BookBook Case MacBook Air / Pro 13 \"brown",</text:p>
      <text:p text:style-name="P4"><text:s text:c="18"/>"Funda Macbook Air / Pro 13 inch vintage leather with padded interior.",</text:p>
      <text:p text:style-name="P4"><text:s text:c="18"/>"79.99",</text:p>
      <text:p text:style-name="P4"><text:s text:c="18"/>"749.898",</text:p>
      <text:p text:style-name="P4"><text:s text:c="18"/>"0",</text:p>
      <text:p text:style-name="P4"><text:s text:c="18"/>"13835403",</text:p>
      <text:p text:style-name="P4"><text:s text:c="18"/>"2"</text:p>
      <text:p text:style-name="P4"><text:s text:c="16"/>],</text:p>
      <text:p text:style-name="P4"><text:s text:c="16"/>[</text:p>
      <text:p text:style-name="P4"><text:s text:c="18"/>"49",</text:p>
      <text:p text:style-name="P4"><text:s text:c="18"/>"APP0367",</text:p>
      <text:p text:style-name="P4"><text:s text:c="18"/>"Apple Mini DisplayPort to DVI Adapter Mac dual channel",</text:p>
      <text:p text:style-name="P4"><text:s text:c="18"/>"Adapter Mini Display Port to DVI dual channel MacBook MacBook Pro and MacBook Air.",</text:p>
      <text:p text:style-name="P4"><text:soft-page-break/><text:s text:c="18"/>"119",</text:p>
      <text:p text:style-name="P4"><text:s text:c="18"/>"1.119.976",</text:p>
      <text:p text:style-name="P4"><text:s text:c="18"/>"0",</text:p>
      <text:p text:style-name="P4"><text:s text:c="18"/>"1325",</text:p>
      <text:p text:style-name="P4"><text:s text:c="18"/>"0"</text:p>
      <text:p text:style-name="P4"><text:s text:c="16"/>]</text:p>
      <text:p text:style-name="P4"><text:s text:c="14"/>],</text:p>
      <text:p text:style-name="P4"><text:s text:c="14"/>"shape": {</text:p>
      <text:p text:style-name="P4"><text:s text:c="16"/>"columns": 8,</text:p>
      <text:p text:style-name="P4"><text:s text:c="16"/>"rows": 10157</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sku&lt;/th&gt;\n",</text:p>
      <text:p text:style-name="P4"><text:s text:c="14"/>" <text:s text:c="5"/>&lt;th&gt;name&lt;/th&gt;\n",</text:p>
      <text:p text:style-name="P4"><text:s text:c="14"/>" <text:s text:c="5"/>&lt;th&gt;desc&lt;/th&gt;\n",</text:p>
      <text:p text:style-name="P4"><text:s text:c="14"/>" <text:s text:c="5"/>&lt;th&gt;price&lt;/th&gt;\n",</text:p>
      <text:p text:style-name="P4"><text:s text:c="14"/>" <text:s text:c="5"/>&lt;th&gt;promo_price&lt;/th&gt;\n",</text:p>
      <text:p text:style-name="P4"><text:s text:c="14"/>" <text:s text:c="5"/>&lt;th&gt;in_stock&lt;/th&gt;\n",</text:p>
      <text:p text:style-name="P4"><text:s text:c="14"/>" <text:s text:c="5"/>&lt;th&gt;type&lt;/th&gt;\n",</text:p>
      <text:p text:style-name="P4"><text:s text:c="14"/>" <text:s text:c="5"/>&lt;th&gt;decimal_count&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RAI0007&lt;/td&gt;\n",</text:p>
      <text:p text:style-name="P4"><text:s text:c="14"/>" <text:s text:c="5"/>&lt;td&gt;Silver Rain Design mStand Support&lt;/td&gt;\n",</text:p>
      <text:p text:style-name="P4"><text:s text:c="14"/>" <text:s text:c="5"/>&lt;td&gt;Aluminum support compatible with all MacBook&lt;/td&gt;\n",</text:p>
      <text:p text:style-name="P4"><text:s text:c="14"/>" <text:s text:c="5"/>&lt;td&gt;59.99&lt;/td&gt;\n",</text:p>
      <text:p text:style-name="P4"><text:s text:c="14"/>" <text:s text:c="5"/>&lt;td&gt;499.899&lt;/td&gt;\n",</text:p>
      <text:p text:style-name="P4"><text:soft-page-break/><text:s text:c="14"/>" <text:s text:c="5"/>&lt;td&gt;1&lt;/td&gt;\n",</text:p>
      <text:p text:style-name="P4"><text:s text:c="14"/>" <text:s text:c="5"/>&lt;td&gt;8696&lt;/td&gt;\n",</text:p>
      <text:p text:style-name="P4"><text:s text:c="14"/>" <text:s text:c="5"/>&lt;td&gt;2&lt;/td&gt;\n",</text:p>
      <text:p text:style-name="P4"><text:s text:c="14"/>" <text:s text:c="3"/>&lt;/tr&gt;\n",</text:p>
      <text:p text:style-name="P4"><text:s text:c="14"/>" <text:s text:c="3"/>&lt;tr&gt;\n",</text:p>
      <text:p text:style-name="P4"><text:s text:c="14"/>" <text:s text:c="5"/>&lt;th&gt;1&lt;/th&gt;\n",</text:p>
      <text:p text:style-name="P4"><text:s text:c="14"/>" <text:s text:c="5"/>&lt;td&gt;APP0023&lt;/td&gt;\n",</text:p>
      <text:p text:style-name="P4"><text:s text:c="14"/>" <text:s text:c="5"/>&lt;td&gt;Apple Mac Keyboard Keypad Spanish&lt;/td&gt;\n",</text:p>
      <text:p text:style-name="P4"><text:s text:c="14"/>" <text:s text:c="5"/>&lt;td&gt;USB ultrathin keyboard Apple Mac Spanish.&lt;/td&gt;\n",</text:p>
      <text:p text:style-name="P4"><text:s text:c="14"/>" <text:s text:c="5"/>&lt;td&gt;59&lt;/td&gt;\n",</text:p>
      <text:p text:style-name="P4"><text:s text:c="14"/>" <text:s text:c="5"/>&lt;td&gt;589.996&lt;/td&gt;\n",</text:p>
      <text:p text:style-name="P4"><text:s text:c="14"/>" <text:s text:c="5"/>&lt;td&gt;0&lt;/td&gt;\n",</text:p>
      <text:p text:style-name="P4"><text:s text:c="14"/>" <text:s text:c="5"/>&lt;td&gt;13855401&lt;/td&gt;\n",</text:p>
      <text:p text:style-name="P4"><text:s text:c="14"/>" <text:s text:c="5"/>&lt;td&gt;0&lt;/td&gt;\n",</text:p>
      <text:p text:style-name="P4"><text:s text:c="14"/>" <text:s text:c="3"/>&lt;/tr&gt;\n",</text:p>
      <text:p text:style-name="P4"><text:s text:c="14"/>" <text:s text:c="3"/>&lt;tr&gt;\n",</text:p>
      <text:p text:style-name="P4"><text:s text:c="14"/>" <text:s text:c="5"/>&lt;th&gt;2&lt;/th&gt;\n",</text:p>
      <text:p text:style-name="P4"><text:s text:c="14"/>" <text:s text:c="5"/>&lt;td&gt;APP0025&lt;/td&gt;\n",</text:p>
      <text:p text:style-name="P4"><text:s text:c="14"/>" <text:s text:c="5"/>&lt;td&gt;Mighty Mouse Apple Mouse for Mac&lt;/td&gt;\n",</text:p>
      <text:p text:style-name="P4"><text:s text:c="14"/>" <text:s text:c="5"/>&lt;td&gt;mouse Apple USB cable.&lt;/td&gt;\n",</text:p>
      <text:p text:style-name="P4"><text:s text:c="14"/>" <text:s text:c="5"/>&lt;td&gt;59&lt;/td&gt;\n",</text:p>
      <text:p text:style-name="P4"><text:s text:c="14"/>" <text:s text:c="5"/>&lt;td&gt;569.898&lt;/td&gt;\n",</text:p>
      <text:p text:style-name="P4"><text:s text:c="14"/>" <text:s text:c="5"/>&lt;td&gt;0&lt;/td&gt;\n",</text:p>
      <text:p text:style-name="P4"><text:s text:c="14"/>" <text:s text:c="5"/>&lt;td&gt;1387&lt;/td&gt;\n",</text:p>
      <text:p text:style-name="P4"><text:s text:c="14"/>" <text:s text:c="5"/>&lt;td&gt;0&lt;/td&gt;\n",</text:p>
      <text:p text:style-name="P4"><text:s text:c="14"/>" <text:s text:c="3"/>&lt;/tr&gt;\n",</text:p>
      <text:p text:style-name="P4"><text:s text:c="14"/>" <text:s text:c="3"/>&lt;tr&gt;\n",</text:p>
      <text:p text:style-name="P4"><text:s text:c="14"/>" <text:s text:c="5"/>&lt;th&gt;3&lt;/th&gt;\n",</text:p>
      <text:p text:style-name="P4"><text:s text:c="14"/>" <text:s text:c="5"/>&lt;td&gt;APP0072&lt;/td&gt;\n",</text:p>
      <text:p text:style-name="P4"><text:s text:c="14"/>" <text:s text:c="5"/>&lt;td&gt;Apple Dock to USB Cable iPhone and iPod white&lt;/td&gt;\n",</text:p>
      <text:p text:style-name="P4"><text:s text:c="14"/>" <text:s text:c="5"/>&lt;td&gt;IPhone dock and USB Cable Apple iPod.&lt;/td&gt;\n",</text:p>
      <text:p text:style-name="P4"><text:s text:c="14"/>" <text:s text:c="5"/>&lt;td&gt;25&lt;/td&gt;\n",</text:p>
      <text:p text:style-name="P4"><text:s text:c="14"/>" <text:s text:c="5"/>&lt;td&gt;229.997&lt;/td&gt;\n",</text:p>
      <text:p text:style-name="P4"><text:s text:c="14"/>" <text:s text:c="5"/>&lt;td&gt;0&lt;/td&gt;\n",</text:p>
      <text:p text:style-name="P4"><text:s text:c="14"/>" <text:s text:c="5"/>&lt;td&gt;1230&lt;/td&gt;\n",</text:p>
      <text:p text:style-name="P4"><text:s text:c="14"/>" <text:s text:c="5"/>&lt;td&gt;0&lt;/td&gt;\n",</text:p>
      <text:p text:style-name="P4"><text:s text:c="14"/>" <text:s text:c="3"/>&lt;/tr&gt;\n",</text:p>
      <text:p text:style-name="P4"><text:s text:c="14"/>" <text:s text:c="3"/>&lt;tr&gt;\n",</text:p>
      <text:p text:style-name="P4"><text:s text:c="14"/>" <text:s text:c="5"/>&lt;th&gt;4&lt;/th&gt;\n",</text:p>
      <text:p text:style-name="P4"><text:s text:c="14"/>" <text:s text:c="5"/>&lt;td&gt;KIN0007&lt;/td&gt;\n",</text:p>
      <text:p text:style-name="P4"><text:s text:c="14"/>" <text:s text:c="5"/>&lt;td&gt;Mac Memory Kingston 2GB 667MHz DDR2 SO-DIMM&lt;/td&gt;\n",</text:p>
      <text:p text:style-name="P4"><text:s text:c="14"/>" <text:s text:c="5"/>&lt;td&gt;2GB RAM Mac mini and iMac (2006/07) MacBook Pr...&lt;/td&gt;\n",</text:p>
      <text:p text:style-name="P4"><text:s text:c="14"/>" <text:s text:c="5"/>&lt;td&gt;34.99&lt;/td&gt;\n",</text:p>
      <text:p text:style-name="P4"><text:s text:c="14"/>" <text:s text:c="5"/>&lt;td&gt;31.99&lt;/td&gt;\n",</text:p>
      <text:p text:style-name="P4"><text:s text:c="14"/>" <text:s text:c="5"/>&lt;td&gt;1&lt;/td&gt;\n",</text:p>
      <text:p text:style-name="P4"><text:s text:c="14"/>" <text:s text:c="5"/>&lt;td&gt;1364&lt;/td&gt;\n",</text:p>
      <text:p text:style-name="P4"><text:s text:c="14"/>" <text:s text:c="5"/>&lt;td&gt;2&lt;/td&gt;\n",</text:p>
      <text:p text:style-name="P4"><text:s text:c="14"/>" <text:s text:c="3"/>&lt;/tr&gt;\n",</text:p>
      <text:p text:style-name="P4"><text:s text:c="14"/>" <text:s text:c="3"/>&lt;tr&gt;\n",</text:p>
      <text:p text:style-name="P4"><text:soft-page-break/><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10152&lt;/th&gt;\n",</text:p>
      <text:p text:style-name="P4"><text:s text:c="14"/>" <text:s text:c="5"/>&lt;td&gt;BEL0376&lt;/td&gt;\n",</text:p>
      <text:p text:style-name="P4"><text:s text:c="14"/>" <text:s text:c="5"/>&lt;td&gt;Belkin Travel Support Apple Watch Black&lt;/td&gt;\n",</text:p>
      <text:p text:style-name="P4"><text:s text:c="14"/>" <text:s text:c="5"/>&lt;td&gt;compact and portable stand vertically or horiz...&lt;/td&gt;\n",</text:p>
      <text:p text:style-name="P4"><text:s text:c="14"/>" <text:s text:c="5"/>&lt;td&gt;29.99&lt;/td&gt;\n",</text:p>
      <text:p text:style-name="P4"><text:s text:c="14"/>" <text:s text:c="5"/>&lt;td&gt;269.903&lt;/td&gt;\n",</text:p>
      <text:p text:style-name="P4"><text:s text:c="14"/>" <text:s text:c="5"/>&lt;td&gt;1&lt;/td&gt;\n",</text:p>
      <text:p text:style-name="P4"><text:s text:c="14"/>" <text:s text:c="5"/>&lt;td&gt;12282&lt;/td&gt;\n",</text:p>
      <text:p text:style-name="P4"><text:s text:c="14"/>" <text:s text:c="5"/>&lt;td&gt;2&lt;/td&gt;\n",</text:p>
      <text:p text:style-name="P4"><text:s text:c="14"/>" <text:s text:c="3"/>&lt;/tr&gt;\n",</text:p>
      <text:p text:style-name="P4"><text:s text:c="14"/>" <text:s text:c="3"/>&lt;tr&gt;\n",</text:p>
      <text:p text:style-name="P4"><text:s text:c="14"/>" <text:s text:c="5"/>&lt;th&gt;10153&lt;/th&gt;\n",</text:p>
      <text:p text:style-name="P4"><text:s text:c="14"/>" <text:s text:c="5"/>&lt;td&gt;THU0060&lt;/td&gt;\n",</text:p>
      <text:p text:style-name="P4"><text:s text:c="14"/>" <text:s text:c="5"/>&lt;td&gt;Enroute Thule 14L Backpack MacBook 13 \"Black&lt;/td&gt;\n",</text:p>
      <text:p text:style-name="P4"><text:s text:c="14"/>" <text:s text:c="5"/>&lt;td&gt;Backpack with capacity of 14 liter compartment...&lt;/td&gt;\n",</text:p>
      <text:p text:style-name="P4"><text:s text:c="14"/>" <text:s text:c="5"/>&lt;td&gt;69.95&lt;/td&gt;\n",</text:p>
      <text:p text:style-name="P4"><text:s text:c="14"/>" <text:s text:c="5"/>&lt;td&gt;649.903&lt;/td&gt;\n",</text:p>
      <text:p text:style-name="P4"><text:s text:c="14"/>" <text:s text:c="5"/>&lt;td&gt;1&lt;/td&gt;\n",</text:p>
      <text:p text:style-name="P4"><text:s text:c="14"/>" <text:s text:c="5"/>&lt;td&gt;1392&lt;/td&gt;\n",</text:p>
      <text:p text:style-name="P4"><text:s text:c="14"/>" <text:s text:c="5"/>&lt;td&gt;2&lt;/td&gt;\n",</text:p>
      <text:p text:style-name="P4"><text:s text:c="14"/>" <text:s text:c="3"/>&lt;/tr&gt;\n",</text:p>
      <text:p text:style-name="P4"><text:s text:c="14"/>" <text:s text:c="3"/>&lt;tr&gt;\n",</text:p>
      <text:p text:style-name="P4"><text:s text:c="14"/>" <text:s text:c="5"/>&lt;th&gt;10154&lt;/th&gt;\n",</text:p>
      <text:p text:style-name="P4"><text:s text:c="14"/>" <text:s text:c="5"/>&lt;td&gt;THU0061&lt;/td&gt;\n",</text:p>
      <text:p text:style-name="P4"><text:s text:c="14"/>" <text:s text:c="5"/>&lt;td&gt;Enroute Thule 14L Backpack MacBook 13 \"Blue&lt;/td&gt;\n",</text:p>
      <text:p text:style-name="P4"><text:s text:c="14"/>" <text:s text:c="5"/>&lt;td&gt;Backpack with capacity of 14 liter compartment...&lt;/td&gt;\n",</text:p>
      <text:p text:style-name="P4"><text:s text:c="14"/>" <text:s text:c="5"/>&lt;td&gt;69.95&lt;/td&gt;\n",</text:p>
      <text:p text:style-name="P4"><text:s text:c="14"/>" <text:s text:c="5"/>&lt;td&gt;649.903&lt;/td&gt;\n",</text:p>
      <text:p text:style-name="P4"><text:s text:c="14"/>" <text:s text:c="5"/>&lt;td&gt;1&lt;/td&gt;\n",</text:p>
      <text:p text:style-name="P4"><text:s text:c="14"/>" <text:s text:c="5"/>&lt;td&gt;1392&lt;/td&gt;\n",</text:p>
      <text:p text:style-name="P4"><text:s text:c="14"/>" <text:s text:c="5"/>&lt;td&gt;2&lt;/td&gt;\n",</text:p>
      <text:p text:style-name="P4"><text:s text:c="14"/>" <text:s text:c="3"/>&lt;/tr&gt;\n",</text:p>
      <text:p text:style-name="P4"><text:s text:c="14"/>" <text:s text:c="3"/>&lt;tr&gt;\n",</text:p>
      <text:p text:style-name="P4"><text:s text:c="14"/>" <text:s text:c="5"/>&lt;th&gt;10155&lt;/th&gt;\n",</text:p>
      <text:p text:style-name="P4"><text:s text:c="14"/>" <text:s text:c="5"/>&lt;td&gt;THU0062&lt;/td&gt;\n",</text:p>
      <text:p text:style-name="P4"><text:s text:c="14"/>" <text:s text:c="5"/>&lt;td&gt;Enroute Thule 14L Backpack MacBook 13 \"Red&lt;/td&gt;\n",</text:p>
      <text:p text:style-name="P4"><text:s text:c="14"/>" <text:s text:c="5"/>&lt;td&gt;Backpack with capacity of 14 liter compartment...&lt;/td&gt;\n",</text:p>
      <text:p text:style-name="P4"><text:s text:c="14"/>" <text:s text:c="5"/>&lt;td&gt;69.95&lt;/td&gt;\n",</text:p>
      <text:p text:style-name="P4"><text:soft-page-break/><text:s text:c="14"/>" <text:s text:c="5"/>&lt;td&gt;649.903&lt;/td&gt;\n",</text:p>
      <text:p text:style-name="P4"><text:s text:c="14"/>" <text:s text:c="5"/>&lt;td&gt;0&lt;/td&gt;\n",</text:p>
      <text:p text:style-name="P4"><text:s text:c="14"/>" <text:s text:c="5"/>&lt;td&gt;1392&lt;/td&gt;\n",</text:p>
      <text:p text:style-name="P4"><text:s text:c="14"/>" <text:s text:c="5"/>&lt;td&gt;2&lt;/td&gt;\n",</text:p>
      <text:p text:style-name="P4"><text:s text:c="14"/>" <text:s text:c="3"/>&lt;/tr&gt;\n",</text:p>
      <text:p text:style-name="P4"><text:s text:c="14"/>" <text:s text:c="3"/>&lt;tr&gt;\n",</text:p>
      <text:p text:style-name="P4"><text:s text:c="14"/>" <text:s text:c="5"/>&lt;th&gt;10156&lt;/th&gt;\n",</text:p>
      <text:p text:style-name="P4"><text:s text:c="14"/>" <text:s text:c="5"/>&lt;td&gt;THU0063&lt;/td&gt;\n",</text:p>
      <text:p text:style-name="P4"><text:s text:c="14"/>" <text:s text:c="5"/>&lt;td&gt;Enroute Thule 14L Backpack MacBook 13 \"Green&lt;/td&gt;\n",</text:p>
      <text:p text:style-name="P4"><text:s text:c="14"/>" <text:s text:c="5"/>&lt;td&gt;Backpack with capacity of 14 liter compartment...&lt;/td&gt;\n",</text:p>
      <text:p text:style-name="P4"><text:s text:c="14"/>" <text:s text:c="5"/>&lt;td&gt;69.95&lt;/td&gt;\n",</text:p>
      <text:p text:style-name="P4"><text:s text:c="14"/>" <text:s text:c="5"/>&lt;td&gt;649.903&lt;/td&gt;\n",</text:p>
      <text:p text:style-name="P4"><text:s text:c="14"/>" <text:s text:c="5"/>&lt;td&gt;1&lt;/td&gt;\n",</text:p>
      <text:p text:style-name="P4"><text:s text:c="14"/>" <text:s text:c="5"/>&lt;td&gt;1392&lt;/td&gt;\n",</text:p>
      <text:p text:style-name="P4"><text:s text:c="14"/>" <text:s text:c="5"/>&lt;td&gt;2&lt;/td&gt;\n",</text:p>
      <text:p text:style-name="P4"><text:s text:c="14"/>" <text:s text:c="3"/>&lt;/tr&gt;\n",</text:p>
      <text:p text:style-name="P4"><text:s text:c="14"/>" <text:s/>&lt;/tbody&gt;\n",</text:p>
      <text:p text:style-name="P4"><text:s text:c="14"/>"&lt;/table&gt;\n",</text:p>
      <text:p text:style-name="P4"><text:s text:c="14"/>"&lt;p&gt;10157 rows × 8 columns&lt;/p&gt;\n",</text:p>
      <text:p text:style-name="P4"><text:s text:c="14"/>"&lt;/div&gt;"</text:p>
      <text:p text:style-name="P4"><text:s text:c="12"/>],</text:p>
      <text:p text:style-name="P4"><text:s text:c="12"/>"text/plain": [</text:p>
      <text:p text:style-name="P4"><text:s text:c="14"/>" <text:s text:c="10"/>sku <text:s text:c="42"/>name <text:s/>\\\n",</text:p>
      <text:p text:style-name="P4"><text:s text:c="14"/>"0 <text:s text:c="5"/>RAI0007 <text:s text:c="13"/>Silver Rain Design mStand Support <text:s text:c="2"/>\n",</text:p>
      <text:p text:style-name="P4"><text:s text:c="14"/>"1 <text:s text:c="5"/>APP0023 <text:s text:c="13"/>Apple Mac Keyboard Keypad Spanish <text:s text:c="2"/>\n",</text:p>
      <text:p text:style-name="P4"><text:s text:c="14"/>"2 <text:s text:c="5"/>APP0025 <text:s text:c="14"/>Mighty Mouse Apple Mouse for Mac <text:s text:c="2"/>\n",</text:p>
      <text:p text:style-name="P4"><text:s text:c="14"/>"3 <text:s text:c="5"/>APP0072 <text:s/>Apple Dock to USB Cable iPhone and iPod white <text:s text:c="2"/>\n",</text:p>
      <text:p text:style-name="P4"><text:s text:c="14"/>"4 <text:s text:c="5"/>KIN0007 <text:s text:c="3"/>Mac Memory Kingston 2GB 667MHz DDR2 SO-DIMM <text:s text:c="2"/>\n",</text:p>
      <text:p text:style-name="P4"><text:s text:c="14"/>"... <text:s text:c="7"/>... <text:s text:c="43"/>... <text:s text:c="2"/>\n",</text:p>
      <text:p text:style-name="P4"><text:s text:c="14"/>"10152 <text:s/>BEL0376 <text:s text:c="7"/>Belkin Travel Support Apple Watch Black <text:s text:c="2"/>\n",</text:p>
      <text:p text:style-name="P4"><text:s text:c="14"/>"10153 <text:s/>THU0060 <text:s text:c="2"/>Enroute Thule 14L Backpack MacBook 13 \"Black <text:s text:c="2"/>\n",</text:p>
      <text:p text:style-name="P4"><text:s text:c="14"/>"10154 <text:s/>THU0061 <text:s text:c="3"/>Enroute Thule 14L Backpack MacBook 13 \"Blue <text:s text:c="2"/>\n",</text:p>
      <text:p text:style-name="P4"><text:s text:c="14"/>"10155 <text:s/>THU0062 <text:s text:c="4"/>Enroute Thule 14L Backpack MacBook 13 \"Red <text:s text:c="2"/>\n",</text:p>
      <text:p text:style-name="P4"><text:s text:c="14"/>"10156 <text:s/>THU0063 <text:s text:c="2"/>Enroute Thule 14L Backpack MacBook 13 \"Green <text:s text:c="2"/>\n",</text:p>
      <text:p text:style-name="P4"><text:s text:c="14"/>"\n",</text:p>
      <text:p text:style-name="P4"><text:s text:c="14"/>" <text:s text:c="51"/>desc <text:s/>price promo_price <text:s/>\\\n",</text:p>
      <text:p text:style-name="P4"><text:s text:c="14"/>"0 <text:s text:c="10"/>Aluminum support compatible with all MacBook <text:s/>59.99 <text:s text:c="4"/>499.899 <text:s text:c="2"/>\n",</text:p>
      <text:p text:style-name="P4"><text:s text:c="14"/>"1 <text:s text:c="13"/>USB ultrathin keyboard Apple Mac Spanish. <text:s text:c="4"/>59 <text:s text:c="4"/>589.996 <text:s text:c="2"/>\n",</text:p>
      <text:p text:style-name="P4"><text:s text:c="14"/>"2 <text:s text:c="32"/>mouse Apple USB cable. <text:s text:c="4"/>59 <text:s text:c="4"/>569.898 <text:s text:c="2"/>\n",</text:p>
      <text:p text:style-name="P4"><text:s text:c="14"/>"3 <text:s text:c="17"/>IPhone dock and USB Cable Apple iPod. <text:s text:c="4"/>25 <text:s text:c="4"/>229.997 <text:s text:c="2"/>\n",</text:p>
      <text:p text:style-name="P4"><text:s text:c="14"/>"4 <text:s text:c="5"/>2GB RAM Mac mini and iMac (2006/07) MacBook Pr... <text:s/>34.99 <text:s text:c="6"/>31.99 <text:s text:c="2"/>\n",</text:p>
      <text:p text:style-name="P4"><text:s text:c="14"/>"... <text:s text:c="49"/>... <text:s text:c="3"/>... <text:s text:c="8"/>... <text:s text:c="2"/>\n",</text:p>
      <text:p text:style-name="P4"><text:s text:c="14"/>"10152 <text:s/>compact and portable stand vertically or horiz... <text:s/>29.99 <text:s text:c="4"/>269.903 <text:s text:c="2"/>\n",</text:p>
      <text:p text:style-name="P4"><text:s text:c="14"/>"10153 <text:s/>Backpack with capacity of 14 liter compartment... <text:s/>69.95 <text:s text:c="4"/>649.903 <text:s text:c="2"/>\n",</text:p>
      <text:p text:style-name="P4"><text:s text:c="14"/>"10154 <text:s/>Backpack with capacity of 14 liter compartment... <text:s/>69.95 <text:s text:c="4"/>649.903 <text:s text:c="2"/>\n",</text:p>
      <text:p text:style-name="P4"><text:s text:c="14"/>"10155 <text:s/>Backpack with capacity of 14 liter compartment... <text:s/>69.95 <text:s text:c="4"/>649.903 <text:s text:c="2"/>\n",</text:p>
      <text:p text:style-name="P4"><text:s text:c="14"/>"10156 <text:s/>Backpack with capacity of 14 liter compartment... <text:s/>69.95 <text:s text:c="4"/>649.903 <text:s text:c="2"/>\n",</text:p>
      <text:p text:style-name="P4"><text:s text:c="14"/>"\n",</text:p>
      <text:p text:style-name="P4"><text:s text:c="14"/>" <text:s text:c="6"/>in_stock <text:s text:c="5"/>type <text:s/>decimal_count <text:s/>\n",</text:p>
      <text:p text:style-name="P4"><text:soft-page-break/><text:s text:c="14"/>"0 <text:s text:c="12"/>1 <text:s text:c="5"/>8696 <text:s text:c="13"/>2 <text:s/>\n",</text:p>
      <text:p text:style-name="P4"><text:s text:c="14"/>"1 <text:s text:c="12"/>0 <text:s/>13855401 <text:s text:c="13"/>0 <text:s/>\n",</text:p>
      <text:p text:style-name="P4"><text:s text:c="14"/>"2 <text:s text:c="12"/>0 <text:s text:c="5"/>1387 <text:s text:c="13"/>0 <text:s/>\n",</text:p>
      <text:p text:style-name="P4"><text:s text:c="14"/>"3 <text:s text:c="12"/>0 <text:s text:c="5"/>1230 <text:s text:c="13"/>0 <text:s/>\n",</text:p>
      <text:p text:style-name="P4"><text:s text:c="14"/>"4 <text:s text:c="12"/>1 <text:s text:c="5"/>1364 <text:s text:c="13"/>2 <text:s/>\n",</text:p>
      <text:p text:style-name="P4"><text:s text:c="14"/>"... <text:s text:c="8"/>... <text:s text:c="6"/>... <text:s text:c="11"/>... <text:s/>\n",</text:p>
      <text:p text:style-name="P4"><text:s text:c="14"/>"10152 <text:s text:c="8"/>1 <text:s text:c="4"/>12282 <text:s text:c="13"/>2 <text:s/>\n",</text:p>
      <text:p text:style-name="P4"><text:s text:c="14"/>"10153 <text:s text:c="8"/>1 <text:s text:c="5"/>1392 <text:s text:c="13"/>2 <text:s/>\n",</text:p>
      <text:p text:style-name="P4"><text:s text:c="14"/>"10154 <text:s text:c="8"/>1 <text:s text:c="5"/>1392 <text:s text:c="13"/>2 <text:s/>\n",</text:p>
      <text:p text:style-name="P4"><text:s text:c="14"/>"10155 <text:s text:c="8"/>0 <text:s text:c="5"/>1392 <text:s text:c="13"/>2 <text:s/>\n",</text:p>
      <text:p text:style-name="P4"><text:s text:c="14"/>"10156 <text:s text:c="8"/>1 <text:s text:c="5"/>1392 <text:s text:c="13"/>2 <text:s/>\n",</text:p>
      <text:p text:style-name="P4"><text:s text:c="14"/>"\n",</text:p>
      <text:p text:style-name="P4"><text:s text:c="14"/>"[10157 rows x 8 columns]"</text:p>
      <text:p text:style-name="P4"><text:s text:c="12"/>]</text:p>
      <text:p text:style-name="P4"><text:s text:c="10"/>},</text:p>
      <text:p text:style-name="P4"><text:s text:c="10"/>"execution_count": 64,</text:p>
      <text:p text:style-name="P4"><text:s text:c="10"/>"metadata": {},</text:p>
      <text:p text:style-name="P4"><text:s text:c="10"/>"output_type": "execute_result"</text:p>
      <text:p text:style-name="P4"><text:s text:c="8"/>}</text:p>
      <text:p text:style-name="P4"><text:s text:c="6"/>],</text:p>
      <text:p text:style-name="P4"><text:s text:c="6"/>"source": [</text:p>
      <text:p text:style-name="P4"><text:s text:c="8"/>"# New column to count decimal numbers\n",</text:p>
      <text:p text:style-name="P4"><text:s text:c="8"/>"s = products_df['price'].str.strip()\n",</text:p>
      <text:p text:style-name="P4"><text:s text:c="8"/>"products_df['decimal_count'] = s.str.extract(r'\\.(\\d+)$')[0].str.len().fillna(0).astype(int)\n",</text:p>
      <text:p text:style-name="P4"><text:s text:c="8"/>"products_df"</text:p>
      <text:p text:style-name="P4"><text:s text:c="6"/>]</text:p>
      <text:p text:style-name="P4"><text:s text:c="4"/>},</text:p>
      <text:p text:style-name="P4"><text:s text:c="4"/>{</text:p>
      <text:p text:style-name="P4"><text:s text:c="6"/>"cell_type": "code",</text:p>
      <text:p text:style-name="P4"><text:s text:c="6"/>"execution_count": 65,</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decimal_count",</text:p>
      <text:p text:style-name="P4"><text:s text:c="18"/>"rawType": "int64",</text:p>
      <text:p text:style-name="P4"><text:s text:c="18"/>"type": "integer"</text:p>
      <text:p text:style-name="P4"><text:s text:c="16"/>},</text:p>
      <text:p text:style-name="P4"><text:s text:c="16"/>{</text:p>
      <text:p text:style-name="P4"><text:s text:c="18"/>"name": "count",</text:p>
      <text:p text:style-name="P4"><text:s text:c="18"/>"rawType": "int64",</text:p>
      <text:p text:style-name="P4"><text:s text:c="18"/>"type": "integer"</text:p>
      <text:p text:style-name="P4"><text:s text:c="16"/>}</text:p>
      <text:p text:style-name="P4"><text:s text:c="14"/>],</text:p>
      <text:p text:style-name="P4"><text:s text:c="14"/>"ref": "4d500508-578c-48e4-9457-2697c35625ea",</text:p>
      <text:p text:style-name="P4"><text:s text:c="14"/>"rows": [</text:p>
      <text:p text:style-name="P4"><text:soft-page-break/><text:s text:c="16"/>[</text:p>
      <text:p text:style-name="P4"><text:s text:c="18"/>"2",</text:p>
      <text:p text:style-name="P4"><text:s text:c="18"/>"6271"</text:p>
      <text:p text:style-name="P4"><text:s text:c="16"/>],</text:p>
      <text:p text:style-name="P4"><text:s text:c="16"/>[</text:p>
      <text:p text:style-name="P4"><text:s text:c="18"/>"0",</text:p>
      <text:p text:style-name="P4"><text:s text:c="18"/>"3215"</text:p>
      <text:p text:style-name="P4"><text:s text:c="16"/>],</text:p>
      <text:p text:style-name="P4"><text:s text:c="16"/>[</text:p>
      <text:p text:style-name="P4"><text:s text:c="18"/>"1",</text:p>
      <text:p text:style-name="P4"><text:s text:c="18"/>"506"</text:p>
      <text:p text:style-name="P4"><text:s text:c="16"/>],</text:p>
      <text:p text:style-name="P4"><text:s text:c="16"/>[</text:p>
      <text:p text:style-name="P4"><text:s text:c="18"/>"3",</text:p>
      <text:p text:style-name="P4"><text:s text:c="18"/>"165"</text:p>
      <text:p text:style-name="P4"><text:s text:c="16"/>]</text:p>
      <text:p text:style-name="P4"><text:s text:c="14"/>],</text:p>
      <text:p text:style-name="P4"><text:s text:c="14"/>"shape": {</text:p>
      <text:p text:style-name="P4"><text:s text:c="16"/>"columns": 1,</text:p>
      <text:p text:style-name="P4"><text:s text:c="16"/>"rows": 4</text:p>
      <text:p text:style-name="P4"><text:s text:c="14"/>}</text:p>
      <text:p text:style-name="P4"><text:s text:c="12"/>},</text:p>
      <text:p text:style-name="P4"><text:s text:c="12"/>"text/plain": [</text:p>
      <text:p text:style-name="P4"><text:s text:c="14"/>"decimal_count\n",</text:p>
      <text:p text:style-name="P4"><text:s text:c="14"/>"2 <text:s text:c="3"/>6271\n",</text:p>
      <text:p text:style-name="P4"><text:s text:c="14"/>"0 <text:s text:c="3"/>3215\n",</text:p>
      <text:p text:style-name="P4"><text:s text:c="14"/>"1 <text:s text:c="4"/>506\n",</text:p>
      <text:p text:style-name="P4"><text:s text:c="14"/>"3 <text:s text:c="4"/>165\n",</text:p>
      <text:p text:style-name="P4"><text:s text:c="14"/>"Name: count, dtype: int64"</text:p>
      <text:p text:style-name="P4"><text:s text:c="12"/>]</text:p>
      <text:p text:style-name="P4"><text:s text:c="10"/>},</text:p>
      <text:p text:style-name="P4"><text:s text:c="10"/>"execution_count": 65,</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HECK: Count the number of decimal places in the unit_price\n",</text:p>
      <text:p text:style-name="P4"><text:s text:c="8"/>"products_df['decimal_count'].value_counts()"</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165 rows have more than 2 decimal places."</text:p>
      <text:p text:style-name="P4"><text:s text:c="6"/>]</text:p>
      <text:p text:style-name="P4"><text:s text:c="4"/>},</text:p>
      <text:p text:style-name="P4"><text:s text:c="4"/>{</text:p>
      <text:p text:style-name="P4"><text:soft-page-break/><text:s text:c="6"/>"cell_type": "code",</text:p>
      <text:p text:style-name="P4"><text:s text:c="6"/>"execution_count": 66,</text:p>
      <text:p text:style-name="P4"><text:s text:c="6"/>"metadata": {},</text:p>
      <text:p text:style-name="P4"><text:s text:c="6"/>"outputs": [],</text:p>
      <text:p text:style-name="P4"><text:s text:c="6"/>"source": [</text:p>
      <text:p text:style-name="P4"><text:s text:c="8"/>"mask_3_decimal_count = products_df['decimal_count']==3"</text:p>
      <text:p text:style-name="P4"><text:s text:c="6"/>]</text:p>
      <text:p text:style-name="P4"><text:s text:c="4"/>},</text:p>
      <text:p text:style-name="P4"><text:s text:c="4"/>{</text:p>
      <text:p text:style-name="P4"><text:s text:c="6"/>"cell_type": "code",</text:p>
      <text:p text:style-name="P4"><text:s text:c="6"/>"execution_count": 67,</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price",</text:p>
      <text:p text:style-name="P4"><text:s text:c="18"/>"rawType": "object",</text:p>
      <text:p text:style-name="P4"><text:s text:c="18"/>"type": "string"</text:p>
      <text:p text:style-name="P4"><text:s text:c="16"/>}</text:p>
      <text:p text:style-name="P4"><text:s text:c="14"/>],</text:p>
      <text:p text:style-name="P4"><text:s text:c="14"/>"ref": "8909e8a2-bef9-4d24-a37b-012946391cd1",</text:p>
      <text:p text:style-name="P4"><text:s text:c="14"/>"rows": [</text:p>
      <text:p text:style-name="P4"><text:s text:c="16"/>[</text:p>
      <text:p text:style-name="P4"><text:s text:c="18"/>"201",</text:p>
      <text:p text:style-name="P4"><text:s text:c="18"/>"REP0043",</text:p>
      <text:p text:style-name="P4"><text:s text:c="18"/>"499.004"</text:p>
      <text:p text:style-name="P4"><text:s text:c="16"/>],</text:p>
      <text:p text:style-name="P4"><text:s text:c="16"/>[</text:p>
      <text:p text:style-name="P4"><text:s text:c="18"/>"319",</text:p>
      <text:p text:style-name="P4"><text:s text:c="18"/>"PIE0011",</text:p>
      <text:p text:style-name="P4"><text:s text:c="18"/>"98.978"</text:p>
      <text:p text:style-name="P4"><text:s text:c="16"/>],</text:p>
      <text:p text:style-name="P4"><text:s text:c="16"/>[</text:p>
      <text:p text:style-name="P4"><text:s text:c="18"/>"354",</text:p>
      <text:p text:style-name="P4"><text:s text:c="18"/>"SEN0061",</text:p>
      <text:p text:style-name="P4"><text:s text:c="18"/>"649.891"</text:p>
      <text:p text:style-name="P4"><text:soft-page-break/><text:s text:c="16"/>],</text:p>
      <text:p text:style-name="P4"><text:s text:c="16"/>[</text:p>
      <text:p text:style-name="P4"><text:s text:c="18"/>"357",</text:p>
      <text:p text:style-name="P4"><text:s text:c="18"/>"SEV0026",</text:p>
      <text:p text:style-name="P4"><text:s text:c="18"/>"599.918"</text:p>
      <text:p text:style-name="P4"><text:s text:c="16"/>],</text:p>
      <text:p text:style-name="P4"><text:s text:c="16"/>[</text:p>
      <text:p text:style-name="P4"><text:s text:c="18"/>"364",</text:p>
      <text:p text:style-name="P4"><text:s text:c="18"/>"SEV0024",</text:p>
      <text:p text:style-name="P4"><text:s text:c="18"/>"599.918"</text:p>
      <text:p text:style-name="P4"><text:s text:c="16"/>],</text:p>
      <text:p text:style-name="P4"><text:s text:c="16"/>[</text:p>
      <text:p text:style-name="P4"><text:s text:c="18"/>"365",</text:p>
      <text:p text:style-name="P4"><text:s text:c="18"/>"SEV0025",</text:p>
      <text:p text:style-name="P4"><text:s text:c="18"/>"599.918"</text:p>
      <text:p text:style-name="P4"><text:s text:c="16"/>],</text:p>
      <text:p text:style-name="P4"><text:s text:c="16"/>[</text:p>
      <text:p text:style-name="P4"><text:s text:c="18"/>"367",</text:p>
      <text:p text:style-name="P4"><text:s text:c="18"/>"SEV0027",</text:p>
      <text:p text:style-name="P4"><text:s text:c="18"/>"199.892"</text:p>
      <text:p text:style-name="P4"><text:s text:c="16"/>],</text:p>
      <text:p text:style-name="P4"><text:s text:c="16"/>[</text:p>
      <text:p text:style-name="P4"><text:s text:c="18"/>"371",</text:p>
      <text:p text:style-name="P4"><text:s text:c="18"/>"PAC0362",</text:p>
      <text:p text:style-name="P4"><text:s text:c="18"/>"199.795"</text:p>
      <text:p text:style-name="P4"><text:s text:c="16"/>],</text:p>
      <text:p text:style-name="P4"><text:s text:c="16"/>[</text:p>
      <text:p text:style-name="P4"><text:s text:c="18"/>"375",</text:p>
      <text:p text:style-name="P4"><text:s text:c="18"/>"SEV0028",</text:p>
      <text:p text:style-name="P4"><text:s text:c="18"/>"199.892"</text:p>
      <text:p text:style-name="P4"><text:s text:c="16"/>],</text:p>
      <text:p text:style-name="P4"><text:s text:c="16"/>[</text:p>
      <text:p text:style-name="P4"><text:s text:c="18"/>"376",</text:p>
      <text:p text:style-name="P4"><text:s text:c="18"/>"SEV0029",</text:p>
      <text:p text:style-name="P4"><text:s text:c="18"/>"199.892"</text:p>
      <text:p text:style-name="P4"><text:s text:c="16"/>],</text:p>
      <text:p text:style-name="P4"><text:s text:c="16"/>[</text:p>
      <text:p text:style-name="P4"><text:s text:c="18"/>"377",</text:p>
      <text:p text:style-name="P4"><text:s text:c="18"/>"SEV0030",</text:p>
      <text:p text:style-name="P4"><text:s text:c="18"/>"199.892"</text:p>
      <text:p text:style-name="P4"><text:s text:c="16"/>],</text:p>
      <text:p text:style-name="P4"><text:s text:c="16"/>[</text:p>
      <text:p text:style-name="P4"><text:s text:c="18"/>"378",</text:p>
      <text:p text:style-name="P4"><text:s text:c="18"/>"SEV0031",</text:p>
      <text:p text:style-name="P4"><text:s text:c="18"/>"199.892"</text:p>
      <text:p text:style-name="P4"><text:s text:c="16"/>],</text:p>
      <text:p text:style-name="P4"><text:s text:c="16"/>[</text:p>
      <text:p text:style-name="P4"><text:s text:c="18"/>"379",</text:p>
      <text:p text:style-name="P4"><text:s text:c="18"/>"SEV0032",</text:p>
      <text:p text:style-name="P4"><text:soft-page-break/><text:s text:c="18"/>"199.892"</text:p>
      <text:p text:style-name="P4"><text:s text:c="16"/>],</text:p>
      <text:p text:style-name="P4"><text:s text:c="16"/>[</text:p>
      <text:p text:style-name="P4"><text:s text:c="18"/>"391",</text:p>
      <text:p text:style-name="P4"><text:s text:c="18"/>"TRI0007",</text:p>
      <text:p text:style-name="P4"><text:s text:c="18"/>"199.904"</text:p>
      <text:p text:style-name="P4"><text:s text:c="16"/>],</text:p>
      <text:p text:style-name="P4"><text:s text:c="16"/>[</text:p>
      <text:p text:style-name="P4"><text:s text:c="18"/>"409",</text:p>
      <text:p text:style-name="P4"><text:s text:c="18"/>"OND0084",</text:p>
      <text:p text:style-name="P4"><text:s text:c="18"/>"99.946"</text:p>
      <text:p text:style-name="P4"><text:s text:c="16"/>],</text:p>
      <text:p text:style-name="P4"><text:s text:c="16"/>[</text:p>
      <text:p text:style-name="P4"><text:s text:c="18"/>"456",</text:p>
      <text:p text:style-name="P4"><text:s text:c="18"/>"SYN0058",</text:p>
      <text:p text:style-name="P4"><text:s text:c="18"/>"399.905"</text:p>
      <text:p text:style-name="P4"><text:s text:c="16"/>],</text:p>
      <text:p text:style-name="P4"><text:s text:c="16"/>[</text:p>
      <text:p text:style-name="P4"><text:s text:c="18"/>"483",</text:p>
      <text:p text:style-name="P4"><text:s text:c="18"/>"WDT0185",</text:p>
      <text:p text:style-name="P4"><text:s text:c="18"/>"639.896"</text:p>
      <text:p text:style-name="P4"><text:s text:c="16"/>],</text:p>
      <text:p text:style-name="P4"><text:s text:c="16"/>[</text:p>
      <text:p text:style-name="P4"><text:s text:c="18"/>"507",</text:p>
      <text:p text:style-name="P4"><text:s text:c="18"/>"SAN0044",</text:p>
      <text:p text:style-name="P4"><text:s text:c="18"/>"8.257"</text:p>
      <text:p text:style-name="P4"><text:s text:c="16"/>],</text:p>
      <text:p text:style-name="P4"><text:s text:c="16"/>[</text:p>
      <text:p text:style-name="P4"><text:s text:c="18"/>"584",</text:p>
      <text:p text:style-name="P4"><text:s text:c="18"/>"KIN0090",</text:p>
      <text:p text:style-name="P4"><text:s text:c="18"/>"57.802"</text:p>
      <text:p text:style-name="P4"><text:s text:c="16"/>],</text:p>
      <text:p text:style-name="P4"><text:s text:c="16"/>[</text:p>
      <text:p text:style-name="P4"><text:s text:c="18"/>"704",</text:p>
      <text:p text:style-name="P4"><text:s text:c="18"/>"KAN0016",</text:p>
      <text:p text:style-name="P4"><text:s text:c="18"/>"599.894"</text:p>
      <text:p text:style-name="P4"><text:s text:c="16"/>],</text:p>
      <text:p text:style-name="P4"><text:s text:c="16"/>[</text:p>
      <text:p text:style-name="P4"><text:s text:c="18"/>"720",</text:p>
      <text:p text:style-name="P4"><text:s text:c="18"/>"DLK0059",</text:p>
      <text:p text:style-name="P4"><text:s text:c="18"/>"529.012"</text:p>
      <text:p text:style-name="P4"><text:s text:c="16"/>],</text:p>
      <text:p text:style-name="P4"><text:s text:c="16"/>[</text:p>
      <text:p text:style-name="P4"><text:s text:c="18"/>"739",</text:p>
      <text:p text:style-name="P4"><text:s text:c="18"/>"REP0189",</text:p>
      <text:p text:style-name="P4"><text:s text:c="18"/>"159.999"</text:p>
      <text:p text:style-name="P4"><text:s text:c="16"/>],</text:p>
      <text:p text:style-name="P4"><text:s text:c="16"/>[</text:p>
      <text:p text:style-name="P4"><text:s text:c="18"/>"740",</text:p>
      <text:p text:style-name="P4"><text:soft-page-break/><text:s text:c="18"/>"REP0193",</text:p>
      <text:p text:style-name="P4"><text:s text:c="18"/>"69.999"</text:p>
      <text:p text:style-name="P4"><text:s text:c="16"/>],</text:p>
      <text:p text:style-name="P4"><text:s text:c="16"/>[</text:p>
      <text:p text:style-name="P4"><text:s text:c="18"/>"748",</text:p>
      <text:p text:style-name="P4"><text:s text:c="18"/>"PAC0399",</text:p>
      <text:p text:style-name="P4"><text:s text:c="18"/>"197.969"</text:p>
      <text:p text:style-name="P4"><text:s text:c="16"/>],</text:p>
      <text:p text:style-name="P4"><text:s text:c="16"/>[</text:p>
      <text:p text:style-name="P4"><text:s text:c="18"/>"756",</text:p>
      <text:p text:style-name="P4"><text:s text:c="18"/>"MAK0026",</text:p>
      <text:p text:style-name="P4"><text:s text:c="18"/>"799.931"</text:p>
      <text:p text:style-name="P4"><text:s text:c="16"/>],</text:p>
      <text:p text:style-name="P4"><text:s text:c="16"/>[</text:p>
      <text:p text:style-name="P4"><text:s text:c="18"/>"794",</text:p>
      <text:p text:style-name="P4"><text:s text:c="18"/>"STA0015",</text:p>
      <text:p text:style-name="P4"><text:s text:c="18"/>"109.868"</text:p>
      <text:p text:style-name="P4"><text:s text:c="16"/>],</text:p>
      <text:p text:style-name="P4"><text:s text:c="16"/>[</text:p>
      <text:p text:style-name="P4"><text:s text:c="18"/>"985",</text:p>
      <text:p text:style-name="P4"><text:s text:c="18"/>"DLK0077",</text:p>
      <text:p text:style-name="P4"><text:s text:c="18"/>"25.999"</text:p>
      <text:p text:style-name="P4"><text:s text:c="16"/>],</text:p>
      <text:p text:style-name="P4"><text:s text:c="16"/>[</text:p>
      <text:p text:style-name="P4"><text:s text:c="18"/>"1227",</text:p>
      <text:p text:style-name="P4"><text:s text:c="18"/>"BEA0026",</text:p>
      <text:p text:style-name="P4"><text:s text:c="18"/>"349.932"</text:p>
      <text:p text:style-name="P4"><text:s text:c="16"/>],</text:p>
      <text:p text:style-name="P4"><text:s text:c="16"/>[</text:p>
      <text:p text:style-name="P4"><text:s text:c="18"/>"1245",</text:p>
      <text:p text:style-name="P4"><text:s text:c="18"/>"PAC0570",</text:p>
      <text:p text:style-name="P4"><text:s text:c="18"/>"979.795"</text:p>
      <text:p text:style-name="P4"><text:s text:c="16"/>],</text:p>
      <text:p text:style-name="P4"><text:s text:c="16"/>[</text:p>
      <text:p text:style-name="P4"><text:s text:c="18"/>"1282",</text:p>
      <text:p text:style-name="P4"><text:s text:c="18"/>"CRU0025-2",</text:p>
      <text:p text:style-name="P4"><text:s text:c="18"/>"979.785"</text:p>
      <text:p text:style-name="P4"><text:s text:c="16"/>],</text:p>
      <text:p text:style-name="P4"><text:s text:c="16"/>[</text:p>
      <text:p text:style-name="P4"><text:s text:c="18"/>"1403",</text:p>
      <text:p text:style-name="P4"><text:s text:c="18"/>"PAC0607",</text:p>
      <text:p text:style-name="P4"><text:s text:c="18"/>"366.934"</text:p>
      <text:p text:style-name="P4"><text:s text:c="16"/>],</text:p>
      <text:p text:style-name="P4"><text:s text:c="16"/>[</text:p>
      <text:p text:style-name="P4"><text:s text:c="18"/>"1519",</text:p>
      <text:p text:style-name="P4"><text:s text:c="18"/>"WAC0142",</text:p>
      <text:p text:style-name="P4"><text:s text:c="18"/>"349.932"</text:p>
      <text:p text:style-name="P4"><text:s text:c="16"/>],</text:p>
      <text:p text:style-name="P4"><text:s text:c="16"/>[</text:p>
      <text:p text:style-name="P4"><text:soft-page-break/><text:s text:c="18"/>"1547",</text:p>
      <text:p text:style-name="P4"><text:s text:c="18"/>"NTE0058-A",</text:p>
      <text:p text:style-name="P4"><text:s text:c="18"/>"109.989"</text:p>
      <text:p text:style-name="P4"><text:s text:c="16"/>],</text:p>
      <text:p text:style-name="P4"><text:s text:c="16"/>[</text:p>
      <text:p text:style-name="P4"><text:s text:c="18"/>"1575",</text:p>
      <text:p text:style-name="P4"><text:s text:c="18"/>"PAC0661",</text:p>
      <text:p text:style-name="P4"><text:s text:c="18"/>"292.958"</text:p>
      <text:p text:style-name="P4"><text:s text:c="16"/>],</text:p>
      <text:p text:style-name="P4"><text:s text:c="16"/>[</text:p>
      <text:p text:style-name="P4"><text:s text:c="18"/>"1578",</text:p>
      <text:p text:style-name="P4"><text:s text:c="18"/>"PAC0665",</text:p>
      <text:p text:style-name="P4"><text:s text:c="18"/>"370.958"</text:p>
      <text:p text:style-name="P4"><text:s text:c="16"/>],</text:p>
      <text:p text:style-name="P4"><text:s text:c="16"/>[</text:p>
      <text:p text:style-name="P4"><text:s text:c="18"/>"1597",</text:p>
      <text:p text:style-name="P4"><text:s text:c="18"/>"PAC0703",</text:p>
      <text:p text:style-name="P4"><text:s text:c="18"/>"292.958"</text:p>
      <text:p text:style-name="P4"><text:s text:c="16"/>],</text:p>
      <text:p text:style-name="P4"><text:s text:c="16"/>[</text:p>
      <text:p text:style-name="P4"><text:s text:c="18"/>"1644",</text:p>
      <text:p text:style-name="P4"><text:s text:c="18"/>"PAC0708",</text:p>
      <text:p text:style-name="P4"><text:s text:c="18"/>"370.958"</text:p>
      <text:p text:style-name="P4"><text:s text:c="16"/>],</text:p>
      <text:p text:style-name="P4"><text:s text:c="16"/>[</text:p>
      <text:p text:style-name="P4"><text:s text:c="18"/>"1883",</text:p>
      <text:p text:style-name="P4"><text:s text:c="18"/>"IFX0020",</text:p>
      <text:p text:style-name="P4"><text:s text:c="18"/>"9.082"</text:p>
      <text:p text:style-name="P4"><text:s text:c="16"/>],</text:p>
      <text:p text:style-name="P4"><text:s text:c="16"/>[</text:p>
      <text:p text:style-name="P4"><text:s text:c="18"/>"1915",</text:p>
      <text:p text:style-name="P4"><text:s text:c="18"/>"REP0243",</text:p>
      <text:p text:style-name="P4"><text:s text:c="18"/>"699.017"</text:p>
      <text:p text:style-name="P4"><text:s text:c="16"/>],</text:p>
      <text:p text:style-name="P4"><text:s text:c="16"/>[</text:p>
      <text:p text:style-name="P4"><text:s text:c="18"/>"1918",</text:p>
      <text:p text:style-name="P4"><text:s text:c="18"/>"DEV0011",</text:p>
      <text:p text:style-name="P4"><text:s text:c="18"/>"399.905"</text:p>
      <text:p text:style-name="P4"><text:s text:c="16"/>],</text:p>
      <text:p text:style-name="P4"><text:s text:c="16"/>[</text:p>
      <text:p text:style-name="P4"><text:s text:c="18"/>"1930",</text:p>
      <text:p text:style-name="P4"><text:s text:c="18"/>"REP0250",</text:p>
      <text:p text:style-name="P4"><text:s text:c="18"/>"699.017"</text:p>
      <text:p text:style-name="P4"><text:s text:c="16"/>],</text:p>
      <text:p text:style-name="P4"><text:s text:c="16"/>[</text:p>
      <text:p text:style-name="P4"><text:s text:c="18"/>"2184",</text:p>
      <text:p text:style-name="P4"><text:s text:c="18"/>"SNN0041",</text:p>
      <text:p text:style-name="P4"><text:s text:c="18"/>"999.944"</text:p>
      <text:p text:style-name="P4"><text:s text:c="16"/>],</text:p>
      <text:p text:style-name="P4"><text:soft-page-break/><text:s text:c="16"/>[</text:p>
      <text:p text:style-name="P4"><text:s text:c="18"/>"2300",</text:p>
      <text:p text:style-name="P4"><text:s text:c="18"/>"SEN0066",</text:p>
      <text:p text:style-name="P4"><text:s text:c="18"/>"799.931"</text:p>
      <text:p text:style-name="P4"><text:s text:c="16"/>],</text:p>
      <text:p text:style-name="P4"><text:s text:c="16"/>[</text:p>
      <text:p text:style-name="P4"><text:s text:c="18"/>"2355",</text:p>
      <text:p text:style-name="P4"><text:s text:c="18"/>"KIN0123",</text:p>
      <text:p text:style-name="P4"><text:s text:c="18"/>"302.803"</text:p>
      <text:p text:style-name="P4"><text:s text:c="16"/>],</text:p>
      <text:p text:style-name="P4"><text:s text:c="16"/>[</text:p>
      <text:p text:style-name="P4"><text:s text:c="18"/>"2458",</text:p>
      <text:p text:style-name="P4"><text:s text:c="18"/>"WDT0284",</text:p>
      <text:p text:style-name="P4"><text:s text:c="18"/>"78.794"</text:p>
      <text:p text:style-name="P4"><text:s text:c="16"/>],</text:p>
      <text:p text:style-name="P4"><text:s text:c="16"/>[</text:p>
      <text:p text:style-name="P4"><text:s text:c="18"/>"3028",</text:p>
      <text:p text:style-name="P4"><text:s text:c="18"/>"ADN0023-A",</text:p>
      <text:p text:style-name="P4"><text:s text:c="18"/>"199.904"</text:p>
      <text:p text:style-name="P4"><text:s text:c="16"/>],</text:p>
      <text:p text:style-name="P4"><text:s text:c="16"/>[</text:p>
      <text:p text:style-name="P4"><text:s text:c="18"/>"3031",</text:p>
      <text:p text:style-name="P4"><text:s text:c="18"/>"BEL0145-A",</text:p>
      <text:p text:style-name="P4"><text:s text:c="18"/>"999.944"</text:p>
      <text:p text:style-name="P4"><text:s text:c="16"/>],</text:p>
      <text:p text:style-name="P4"><text:s text:c="16"/>[</text:p>
      <text:p text:style-name="P4"><text:s text:c="18"/>"3047",</text:p>
      <text:p text:style-name="P4"><text:s text:c="18"/>"PIE0003-A",</text:p>
      <text:p text:style-name="P4"><text:s text:c="18"/>"149.919"</text:p>
      <text:p text:style-name="P4"><text:s text:c="16"/>],</text:p>
      <text:p text:style-name="P4"><text:s text:c="16"/>[</text:p>
      <text:p text:style-name="P4"><text:s text:c="18"/>"3162",</text:p>
      <text:p text:style-name="P4"><text:s text:c="18"/>"ELG0033-2",</text:p>
      <text:p text:style-name="P4"><text:s text:c="18"/>"999.896"</text:p>
      <text:p text:style-name="P4"><text:s text:c="16"/>],</text:p>
      <text:p text:style-name="P4"><text:s text:c="16"/>[</text:p>
      <text:p text:style-name="P4"><text:s text:c="18"/>"3205",</text:p>
      <text:p text:style-name="P4"><text:s text:c="18"/>"SAN0102",</text:p>
      <text:p text:style-name="P4"><text:s text:c="18"/>"9.091"</text:p>
      <text:p text:style-name="P4"><text:s text:c="16"/>]</text:p>
      <text:p text:style-name="P4"><text:s text:c="14"/>],</text:p>
      <text:p text:style-name="P4"><text:s text:c="14"/>"shape": {</text:p>
      <text:p text:style-name="P4"><text:s text:c="16"/>"columns": 2,</text:p>
      <text:p text:style-name="P4"><text:s text:c="16"/>"rows": 165</text:p>
      <text:p text:style-name="P4"><text:s text:c="14"/>}</text:p>
      <text:p text:style-name="P4"><text:s text:c="12"/>},</text:p>
      <text:p text:style-name="P4"><text:s text:c="12"/>"text/html": [</text:p>
      <text:p text:style-name="P4"><text:s text:c="14"/>"&lt;div&gt;\n",</text:p>
      <text:p text:style-name="P4"><text:s text:c="14"/>"&lt;style scoped&gt;\n",</text:p>
      <text:p text:style-name="P4"><text:soft-page-break/><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sku&lt;/th&gt;\n",</text:p>
      <text:p text:style-name="P4"><text:s text:c="14"/>" <text:s text:c="5"/>&lt;th&gt;pric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201&lt;/th&gt;\n",</text:p>
      <text:p text:style-name="P4"><text:s text:c="14"/>" <text:s text:c="5"/>&lt;td&gt;REP0043&lt;/td&gt;\n",</text:p>
      <text:p text:style-name="P4"><text:s text:c="14"/>" <text:s text:c="5"/>&lt;td&gt;499.004&lt;/td&gt;\n",</text:p>
      <text:p text:style-name="P4"><text:s text:c="14"/>" <text:s text:c="3"/>&lt;/tr&gt;\n",</text:p>
      <text:p text:style-name="P4"><text:s text:c="14"/>" <text:s text:c="3"/>&lt;tr&gt;\n",</text:p>
      <text:p text:style-name="P4"><text:s text:c="14"/>" <text:s text:c="5"/>&lt;th&gt;319&lt;/th&gt;\n",</text:p>
      <text:p text:style-name="P4"><text:s text:c="14"/>" <text:s text:c="5"/>&lt;td&gt;PIE0011&lt;/td&gt;\n",</text:p>
      <text:p text:style-name="P4"><text:s text:c="14"/>" <text:s text:c="5"/>&lt;td&gt;98.978&lt;/td&gt;\n",</text:p>
      <text:p text:style-name="P4"><text:s text:c="14"/>" <text:s text:c="3"/>&lt;/tr&gt;\n",</text:p>
      <text:p text:style-name="P4"><text:s text:c="14"/>" <text:s text:c="3"/>&lt;tr&gt;\n",</text:p>
      <text:p text:style-name="P4"><text:s text:c="14"/>" <text:s text:c="5"/>&lt;th&gt;354&lt;/th&gt;\n",</text:p>
      <text:p text:style-name="P4"><text:s text:c="14"/>" <text:s text:c="5"/>&lt;td&gt;SEN0061&lt;/td&gt;\n",</text:p>
      <text:p text:style-name="P4"><text:s text:c="14"/>" <text:s text:c="5"/>&lt;td&gt;649.891&lt;/td&gt;\n",</text:p>
      <text:p text:style-name="P4"><text:s text:c="14"/>" <text:s text:c="3"/>&lt;/tr&gt;\n",</text:p>
      <text:p text:style-name="P4"><text:s text:c="14"/>" <text:s text:c="3"/>&lt;tr&gt;\n",</text:p>
      <text:p text:style-name="P4"><text:s text:c="14"/>" <text:s text:c="5"/>&lt;th&gt;357&lt;/th&gt;\n",</text:p>
      <text:p text:style-name="P4"><text:s text:c="14"/>" <text:s text:c="5"/>&lt;td&gt;SEV0026&lt;/td&gt;\n",</text:p>
      <text:p text:style-name="P4"><text:s text:c="14"/>" <text:s text:c="5"/>&lt;td&gt;599.918&lt;/td&gt;\n",</text:p>
      <text:p text:style-name="P4"><text:s text:c="14"/>" <text:s text:c="3"/>&lt;/tr&gt;\n",</text:p>
      <text:p text:style-name="P4"><text:s text:c="14"/>" <text:s text:c="3"/>&lt;tr&gt;\n",</text:p>
      <text:p text:style-name="P4"><text:s text:c="14"/>" <text:s text:c="5"/>&lt;th&gt;364&lt;/th&gt;\n",</text:p>
      <text:p text:style-name="P4"><text:s text:c="14"/>" <text:s text:c="5"/>&lt;td&gt;SEV0024&lt;/td&gt;\n",</text:p>
      <text:p text:style-name="P4"><text:s text:c="14"/>" <text:s text:c="5"/>&lt;td&gt;599.918&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oft-page-break/><text:s text:c="14"/>" <text:s text:c="5"/>&lt;td&gt;...&lt;/td&gt;\n",</text:p>
      <text:p text:style-name="P4"><text:s text:c="14"/>" <text:s text:c="3"/>&lt;/tr&gt;\n",</text:p>
      <text:p text:style-name="P4"><text:s text:c="14"/>" <text:s text:c="3"/>&lt;tr&gt;\n",</text:p>
      <text:p text:style-name="P4"><text:s text:c="14"/>" <text:s text:c="5"/>&lt;th&gt;10022&lt;/th&gt;\n",</text:p>
      <text:p text:style-name="P4"><text:s text:c="14"/>" <text:s text:c="5"/>&lt;td&gt;FIB0002-A&lt;/td&gt;\n",</text:p>
      <text:p text:style-name="P4"><text:s text:c="14"/>" <text:s text:c="5"/>&lt;td&gt;599.918&lt;/td&gt;\n",</text:p>
      <text:p text:style-name="P4"><text:s text:c="14"/>" <text:s text:c="3"/>&lt;/tr&gt;\n",</text:p>
      <text:p text:style-name="P4"><text:s text:c="14"/>" <text:s text:c="3"/>&lt;tr&gt;\n",</text:p>
      <text:p text:style-name="P4"><text:s text:c="14"/>" <text:s text:c="5"/>&lt;th&gt;10040&lt;/th&gt;\n",</text:p>
      <text:p text:style-name="P4"><text:s text:c="14"/>" <text:s text:c="5"/>&lt;td&gt;RIN0017&lt;/td&gt;\n",</text:p>
      <text:p text:style-name="P4"><text:s text:c="14"/>" <text:s text:c="5"/>&lt;td&gt;350.005&lt;/td&gt;\n",</text:p>
      <text:p text:style-name="P4"><text:s text:c="14"/>" <text:s text:c="3"/>&lt;/tr&gt;\n",</text:p>
      <text:p text:style-name="P4"><text:s text:c="14"/>" <text:s text:c="3"/>&lt;tr&gt;\n",</text:p>
      <text:p text:style-name="P4"><text:s text:c="14"/>" <text:s text:c="5"/>&lt;th&gt;10108&lt;/th&gt;\n",</text:p>
      <text:p text:style-name="P4"><text:s text:c="14"/>" <text:s text:c="5"/>&lt;td&gt;TPL0030-A&lt;/td&gt;\n",</text:p>
      <text:p text:style-name="P4"><text:s text:c="14"/>" <text:s text:c="5"/>&lt;td&gt;54.329&lt;/td&gt;\n",</text:p>
      <text:p text:style-name="P4"><text:s text:c="14"/>" <text:s text:c="3"/>&lt;/tr&gt;\n",</text:p>
      <text:p text:style-name="P4"><text:s text:c="14"/>" <text:s text:c="3"/>&lt;tr&gt;\n",</text:p>
      <text:p text:style-name="P4"><text:s text:c="14"/>" <text:s text:c="5"/>&lt;th&gt;10141&lt;/th&gt;\n",</text:p>
      <text:p text:style-name="P4"><text:s text:c="14"/>" <text:s text:c="5"/>&lt;td&gt;REP0428&lt;/td&gt;\n",</text:p>
      <text:p text:style-name="P4"><text:s text:c="14"/>" <text:s text:c="5"/>&lt;td&gt;599.906&lt;/td&gt;\n",</text:p>
      <text:p text:style-name="P4"><text:s text:c="14"/>" <text:s text:c="3"/>&lt;/tr&gt;\n",</text:p>
      <text:p text:style-name="P4"><text:s text:c="14"/>" <text:s text:c="3"/>&lt;tr&gt;\n",</text:p>
      <text:p text:style-name="P4"><text:s text:c="14"/>" <text:s text:c="5"/>&lt;th&gt;10145&lt;/th&gt;\n",</text:p>
      <text:p text:style-name="P4"><text:s text:c="14"/>" <text:s text:c="5"/>&lt;td&gt;REP0429&lt;/td&gt;\n",</text:p>
      <text:p text:style-name="P4"><text:s text:c="14"/>" <text:s text:c="5"/>&lt;td&gt;599.906&lt;/td&gt;\n",</text:p>
      <text:p text:style-name="P4"><text:s text:c="14"/>" <text:s text:c="3"/>&lt;/tr&gt;\n",</text:p>
      <text:p text:style-name="P4"><text:s text:c="14"/>" <text:s/>&lt;/tbody&gt;\n",</text:p>
      <text:p text:style-name="P4"><text:s text:c="14"/>"&lt;/table&gt;\n",</text:p>
      <text:p text:style-name="P4"><text:s text:c="14"/>"&lt;p&gt;165 rows × 2 columns&lt;/p&gt;\n",</text:p>
      <text:p text:style-name="P4"><text:s text:c="14"/>"&lt;/div&gt;"</text:p>
      <text:p text:style-name="P4"><text:s text:c="12"/>],</text:p>
      <text:p text:style-name="P4"><text:s text:c="12"/>"text/plain": [</text:p>
      <text:p text:style-name="P4"><text:s text:c="14"/>" <text:s text:c="12"/>sku <text:s text:c="3"/>price\n",</text:p>
      <text:p text:style-name="P4"><text:s text:c="14"/>"201 <text:s text:c="5"/>REP0043 <text:s/>499.004\n",</text:p>
      <text:p text:style-name="P4"><text:s text:c="14"/>"319 <text:s text:c="5"/>PIE0011 <text:s text:c="2"/>98.978\n",</text:p>
      <text:p text:style-name="P4"><text:s text:c="14"/>"354 <text:s text:c="5"/>SEN0061 <text:s/>649.891\n",</text:p>
      <text:p text:style-name="P4"><text:s text:c="14"/>"357 <text:s text:c="5"/>SEV0026 <text:s/>599.918\n",</text:p>
      <text:p text:style-name="P4"><text:s text:c="14"/>"364 <text:s text:c="5"/>SEV0024 <text:s/>599.918\n",</text:p>
      <text:p text:style-name="P4"><text:s text:c="14"/>"... <text:s text:c="9"/>... <text:s text:c="5"/>...\n",</text:p>
      <text:p text:style-name="P4"><text:s text:c="14"/>"10022 <text:s/>FIB0002-A <text:s/>599.918\n",</text:p>
      <text:p text:style-name="P4"><text:s text:c="14"/>"10040 <text:s text:c="3"/>RIN0017 <text:s/>350.005\n",</text:p>
      <text:p text:style-name="P4"><text:s text:c="14"/>"10108 <text:s/>TPL0030-A <text:s text:c="2"/>54.329\n",</text:p>
      <text:p text:style-name="P4"><text:s text:c="14"/>"10141 <text:s text:c="3"/>REP0428 <text:s/>599.906\n",</text:p>
      <text:p text:style-name="P4"><text:s text:c="14"/>"10145 <text:s text:c="3"/>REP0429 <text:s/>599.906\n",</text:p>
      <text:p text:style-name="P4"><text:s text:c="14"/>"\n",</text:p>
      <text:p text:style-name="P4"><text:s text:c="14"/>"[165 rows x 2 columns]"</text:p>
      <text:p text:style-name="P4"><text:s text:c="12"/>]</text:p>
      <text:p text:style-name="P4"><text:s text:c="10"/>},</text:p>
      <text:p text:style-name="P4"><text:soft-page-break/><text:s text:c="10"/>"execution_count": 67,</text:p>
      <text:p text:style-name="P4"><text:s text:c="10"/>"metadata": {},</text:p>
      <text:p text:style-name="P4"><text:s text:c="10"/>"output_type": "execute_result"</text:p>
      <text:p text:style-name="P4"><text:s text:c="8"/>}</text:p>
      <text:p text:style-name="P4"><text:s text:c="6"/>],</text:p>
      <text:p text:style-name="P4"><text:s text:c="6"/>"source": [</text:p>
      <text:p text:style-name="P4"><text:s text:c="8"/>"# Extract 'sku' of weird, 3-decimal count prices \n",</text:p>
      <text:p text:style-name="P4"><text:s text:c="8"/>"decimal_3_count_df =products_df.loc[mask_3_decimal_count,['sku','price']]\n",</text:p>
      <text:p text:style-name="P4"><text:s text:c="8"/>"decimal_3_count_df"</text:p>
      <text:p text:style-name="P4"><text:s text:c="6"/>]</text:p>
      <text:p text:style-name="P4"><text:s text:c="4"/>},</text:p>
      <text:p text:style-name="P4"><text:s text:c="4"/>{</text:p>
      <text:p text:style-name="P4"><text:s text:c="6"/>"cell_type": "code",</text:p>
      <text:p text:style-name="P4"><text:s text:c="6"/>"execution_count": 68,</text:p>
      <text:p text:style-name="P4"><text:s text:c="6"/>"metadata": {},</text:p>
      <text:p text:style-name="P4"><text:s text:c="6"/>"outputs": [],</text:p>
      <text:p text:style-name="P4"><text:s text:c="6"/>"source": [</text:p>
      <text:p text:style-name="P4"><text:s text:c="8"/>"mask = orderlines_df['sku'].isin(decimal_3_count_df['sku'])"</text:p>
      <text:p text:style-name="P4"><text:s text:c="6"/>]</text:p>
      <text:p text:style-name="P4"><text:s text:c="4"/>},</text:p>
      <text:p text:style-name="P4"><text:s text:c="4"/>{</text:p>
      <text:p text:style-name="P4"><text:s text:c="6"/>"cell_type": "code",</text:p>
      <text:p text:style-name="P4"><text:s text:c="6"/>"execution_count": 69,</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oft-page-break/><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float64",</text:p>
      <text:p text:style-name="P4"><text:s text:c="18"/>"type": "float"</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4"/>],</text:p>
      <text:p text:style-name="P4"><text:s text:c="14"/>"ref": "3e4ce7f1-0e72-4766-a898-472ba0b193f3",</text:p>
      <text:p text:style-name="P4"><text:s text:c="14"/>"rows": [</text:p>
      <text:p text:style-name="P4"><text:s text:c="16"/>[</text:p>
      <text:p text:style-name="P4"><text:s text:c="18"/>"38",</text:p>
      <text:p text:style-name="P4"><text:s text:c="18"/>"1119186",</text:p>
      <text:p text:style-name="P4"><text:s text:c="18"/>"299576",</text:p>
      <text:p text:style-name="P4"><text:s text:c="18"/>"0",</text:p>
      <text:p text:style-name="P4"><text:s text:c="18"/>"1",</text:p>
      <text:p text:style-name="P4"><text:s text:c="18"/>"SAM0095",</text:p>
      <text:p text:style-name="P4"><text:s text:c="18"/>"82.64",</text:p>
      <text:p text:style-name="P4"><text:s text:c="18"/>"2017-01-01 06:51:23"</text:p>
      <text:p text:style-name="P4"><text:s text:c="16"/>],</text:p>
      <text:p text:style-name="P4"><text:s text:c="16"/>[</text:p>
      <text:p text:style-name="P4"><text:s text:c="18"/>"183",</text:p>
      <text:p text:style-name="P4"><text:s text:c="18"/>"1119447",</text:p>
      <text:p text:style-name="P4"><text:s text:c="18"/>"299695",</text:p>
      <text:p text:style-name="P4"><text:s text:c="18"/>"0",</text:p>
      <text:p text:style-name="P4"><text:s text:c="18"/>"1",</text:p>
      <text:p text:style-name="P4"><text:s text:c="18"/>"PAC1400",</text:p>
      <text:p text:style-name="P4"><text:s text:c="18"/>"90.99",</text:p>
      <text:p text:style-name="P4"><text:s text:c="18"/>"2017-01-01 13:27:15"</text:p>
      <text:p text:style-name="P4"><text:s text:c="16"/>],</text:p>
      <text:p text:style-name="P4"><text:s text:c="16"/>[</text:p>
      <text:p text:style-name="P4"><text:s text:c="18"/>"366",</text:p>
      <text:p text:style-name="P4"><text:s text:c="18"/>"1119800",</text:p>
      <text:p text:style-name="P4"><text:s text:c="18"/>"299881",</text:p>
      <text:p text:style-name="P4"><text:s text:c="18"/>"0",</text:p>
      <text:p text:style-name="P4"><text:s text:c="18"/>"1",</text:p>
      <text:p text:style-name="P4"><text:soft-page-break/><text:s text:c="18"/>"SAN0137",</text:p>
      <text:p text:style-name="P4"><text:s text:c="18"/>"49.39",</text:p>
      <text:p text:style-name="P4"><text:s text:c="18"/>"2017-01-01 19:13:45"</text:p>
      <text:p text:style-name="P4"><text:s text:c="16"/>],</text:p>
      <text:p text:style-name="P4"><text:s text:c="16"/>[</text:p>
      <text:p text:style-name="P4"><text:s text:c="18"/>"411",</text:p>
      <text:p text:style-name="P4"><text:s text:c="18"/>"1119886",</text:p>
      <text:p text:style-name="P4"><text:s text:c="18"/>"299925",</text:p>
      <text:p text:style-name="P4"><text:s text:c="18"/>"0",</text:p>
      <text:p text:style-name="P4"><text:s text:c="18"/>"1",</text:p>
      <text:p text:style-name="P4"><text:s text:c="18"/>"IFX0020",</text:p>
      <text:p text:style-name="P4"><text:s text:c="18"/>"7.99",</text:p>
      <text:p text:style-name="P4"><text:s text:c="18"/>"2017-01-01 20:03:56"</text:p>
      <text:p text:style-name="P4"><text:s text:c="16"/>],</text:p>
      <text:p text:style-name="P4"><text:s text:c="16"/>[</text:p>
      <text:p text:style-name="P4"><text:s text:c="18"/>"567",</text:p>
      <text:p text:style-name="P4"><text:s text:c="18"/>"1120198",</text:p>
      <text:p text:style-name="P4"><text:s text:c="18"/>"300079",</text:p>
      <text:p text:style-name="P4"><text:s text:c="18"/>"0",</text:p>
      <text:p text:style-name="P4"><text:s text:c="18"/>"1",</text:p>
      <text:p text:style-name="P4"><text:s text:c="18"/>"KIN0149-A",</text:p>
      <text:p text:style-name="P4"><text:s text:c="18"/>"59.03",</text:p>
      <text:p text:style-name="P4"><text:s text:c="18"/>"2017-01-01 22:57:29"</text:p>
      <text:p text:style-name="P4"><text:s text:c="16"/>],</text:p>
      <text:p text:style-name="P4"><text:s text:c="16"/>[</text:p>
      <text:p text:style-name="P4"><text:s text:c="18"/>"658",</text:p>
      <text:p text:style-name="P4"><text:s text:c="18"/>"1120368",</text:p>
      <text:p text:style-name="P4"><text:s text:c="18"/>"300166",</text:p>
      <text:p text:style-name="P4"><text:s text:c="18"/>"0",</text:p>
      <text:p text:style-name="P4"><text:s text:c="18"/>"1",</text:p>
      <text:p text:style-name="P4"><text:s text:c="18"/>"PUR0142",</text:p>
      <text:p text:style-name="P4"><text:s text:c="18"/>"12.99",</text:p>
      <text:p text:style-name="P4"><text:s text:c="18"/>"2017-01-02 00:36:58"</text:p>
      <text:p text:style-name="P4"><text:s text:c="16"/>],</text:p>
      <text:p text:style-name="P4"><text:s text:c="16"/>[</text:p>
      <text:p text:style-name="P4"><text:s text:c="18"/>"757",</text:p>
      <text:p text:style-name="P4"><text:s text:c="18"/>"1120561",</text:p>
      <text:p text:style-name="P4"><text:s text:c="18"/>"300259",</text:p>
      <text:p text:style-name="P4"><text:s text:c="18"/>"0",</text:p>
      <text:p text:style-name="P4"><text:s text:c="18"/>"1",</text:p>
      <text:p text:style-name="P4"><text:s text:c="18"/>"SEV0025",</text:p>
      <text:p text:style-name="P4"><text:s text:c="18"/>"59.99",</text:p>
      <text:p text:style-name="P4"><text:s text:c="18"/>"2017-01-02 08:22:31"</text:p>
      <text:p text:style-name="P4"><text:s text:c="16"/>],</text:p>
      <text:p text:style-name="P4"><text:s text:c="16"/>[</text:p>
      <text:p text:style-name="P4"><text:s text:c="18"/>"795",</text:p>
      <text:p text:style-name="P4"><text:s text:c="18"/>"1120636",</text:p>
      <text:p text:style-name="P4"><text:s text:c="18"/>"300283",</text:p>
      <text:p text:style-name="P4"><text:s text:c="18"/>"0",</text:p>
      <text:p text:style-name="P4"><text:soft-page-break/><text:s text:c="18"/>"1",</text:p>
      <text:p text:style-name="P4"><text:s text:c="18"/>"PAC1400",</text:p>
      <text:p text:style-name="P4"><text:s text:c="18"/>"96.99",</text:p>
      <text:p text:style-name="P4"><text:s text:c="18"/>"2017-01-02 09:21:38"</text:p>
      <text:p text:style-name="P4"><text:s text:c="16"/>],</text:p>
      <text:p text:style-name="P4"><text:s text:c="16"/>[</text:p>
      <text:p text:style-name="P4"><text:s text:c="18"/>"873",</text:p>
      <text:p text:style-name="P4"><text:s text:c="18"/>"1120782",</text:p>
      <text:p text:style-name="P4"><text:s text:c="18"/>"300357",</text:p>
      <text:p text:style-name="P4"><text:s text:c="18"/>"0",</text:p>
      <text:p text:style-name="P4"><text:s text:c="18"/>"1",</text:p>
      <text:p text:style-name="P4"><text:s text:c="18"/>"PAC1400",</text:p>
      <text:p text:style-name="P4"><text:s text:c="18"/>"96.99",</text:p>
      <text:p text:style-name="P4"><text:s text:c="18"/>"2017-01-02 10:51:26"</text:p>
      <text:p text:style-name="P4"><text:s text:c="16"/>],</text:p>
      <text:p text:style-name="P4"><text:s text:c="16"/>[</text:p>
      <text:p text:style-name="P4"><text:s text:c="18"/>"918",</text:p>
      <text:p text:style-name="P4"><text:s text:c="18"/>"1120876",</text:p>
      <text:p text:style-name="P4"><text:s text:c="18"/>"300393",</text:p>
      <text:p text:style-name="P4"><text:s text:c="18"/>"0",</text:p>
      <text:p text:style-name="P4"><text:s text:c="18"/>"1",</text:p>
      <text:p text:style-name="P4"><text:s text:c="18"/>"KIN0123",</text:p>
      <text:p text:style-name="P4"><text:s text:c="18"/>"23.99",</text:p>
      <text:p text:style-name="P4"><text:s text:c="18"/>"2017-01-02 11:21:17"</text:p>
      <text:p text:style-name="P4"><text:s text:c="16"/>],</text:p>
      <text:p text:style-name="P4"><text:s text:c="16"/>[</text:p>
      <text:p text:style-name="P4"><text:s text:c="18"/>"1169",</text:p>
      <text:p text:style-name="P4"><text:s text:c="18"/>"1121516",</text:p>
      <text:p text:style-name="P4"><text:s text:c="18"/>"300631",</text:p>
      <text:p text:style-name="P4"><text:s text:c="18"/>"0",</text:p>
      <text:p text:style-name="P4"><text:s text:c="18"/>"1",</text:p>
      <text:p text:style-name="P4"><text:s text:c="18"/>"APP1748",</text:p>
      <text:p text:style-name="P4"><text:s text:c="18"/>"429.0",</text:p>
      <text:p text:style-name="P4"><text:s text:c="18"/>"2017-01-02 15:11:57"</text:p>
      <text:p text:style-name="P4"><text:s text:c="16"/>],</text:p>
      <text:p text:style-name="P4"><text:s text:c="16"/>[</text:p>
      <text:p text:style-name="P4"><text:s text:c="18"/>"1215",</text:p>
      <text:p text:style-name="P4"><text:s text:c="18"/>"1121585",</text:p>
      <text:p text:style-name="P4"><text:s text:c="18"/>"300668",</text:p>
      <text:p text:style-name="P4"><text:s text:c="18"/>"0",</text:p>
      <text:p text:style-name="P4"><text:s text:c="18"/>"1",</text:p>
      <text:p text:style-name="P4"><text:s text:c="18"/>"PUR0136-A",</text:p>
      <text:p text:style-name="P4"><text:s text:c="18"/>"8.9",</text:p>
      <text:p text:style-name="P4"><text:s text:c="18"/>"2017-01-02 15:53:43"</text:p>
      <text:p text:style-name="P4"><text:s text:c="16"/>],</text:p>
      <text:p text:style-name="P4"><text:s text:c="16"/>[</text:p>
      <text:p text:style-name="P4"><text:s text:c="18"/>"1229",</text:p>
      <text:p text:style-name="P4"><text:s text:c="18"/>"1121611",</text:p>
      <text:p text:style-name="P4"><text:s text:c="18"/>"300679",</text:p>
      <text:p text:style-name="P4"><text:soft-page-break/><text:s text:c="18"/>"0",</text:p>
      <text:p text:style-name="P4"><text:s text:c="18"/>"1",</text:p>
      <text:p text:style-name="P4"><text:s text:c="18"/>"SEV0024",</text:p>
      <text:p text:style-name="P4"><text:s text:c="18"/>"59.99",</text:p>
      <text:p text:style-name="P4"><text:s text:c="18"/>"2017-01-02 16:07:50"</text:p>
      <text:p text:style-name="P4"><text:s text:c="16"/>],</text:p>
      <text:p text:style-name="P4"><text:s text:c="16"/>[</text:p>
      <text:p text:style-name="P4"><text:s text:c="18"/>"1594",</text:p>
      <text:p text:style-name="P4"><text:s text:c="18"/>"1122416",</text:p>
      <text:p text:style-name="P4"><text:s text:c="18"/>"301035",</text:p>
      <text:p text:style-name="P4"><text:s text:c="18"/>"0",</text:p>
      <text:p text:style-name="P4"><text:s text:c="18"/>"1",</text:p>
      <text:p text:style-name="P4"><text:s text:c="18"/>"WDT0185",</text:p>
      <text:p text:style-name="P4"><text:s text:c="18"/>"49.99",</text:p>
      <text:p text:style-name="P4"><text:s text:c="18"/>"2017-01-02 21:43:05"</text:p>
      <text:p text:style-name="P4"><text:s text:c="16"/>],</text:p>
      <text:p text:style-name="P4"><text:s text:c="16"/>[</text:p>
      <text:p text:style-name="P4"><text:s text:c="18"/>"1602",</text:p>
      <text:p text:style-name="P4"><text:s text:c="18"/>"1122427",</text:p>
      <text:p text:style-name="P4"><text:s text:c="18"/>"301043",</text:p>
      <text:p text:style-name="P4"><text:s text:c="18"/>"0",</text:p>
      <text:p text:style-name="P4"><text:s text:c="18"/>"1",</text:p>
      <text:p text:style-name="P4"><text:s text:c="18"/>"SAM0095",</text:p>
      <text:p text:style-name="P4"><text:s text:c="18"/>"86.99",</text:p>
      <text:p text:style-name="P4"><text:s text:c="18"/>"2017-01-02 21:46:01"</text:p>
      <text:p text:style-name="P4"><text:s text:c="16"/>],</text:p>
      <text:p text:style-name="P4"><text:s text:c="16"/>[</text:p>
      <text:p text:style-name="P4"><text:s text:c="18"/>"1666",</text:p>
      <text:p text:style-name="P4"><text:s text:c="18"/>"1122556",</text:p>
      <text:p text:style-name="P4"><text:s text:c="18"/>"301109",</text:p>
      <text:p text:style-name="P4"><text:s text:c="18"/>"0",</text:p>
      <text:p text:style-name="P4"><text:s text:c="18"/>"1",</text:p>
      <text:p text:style-name="P4"><text:s text:c="18"/>"KIN0138",</text:p>
      <text:p text:style-name="P4"><text:s text:c="18"/>"12.99",</text:p>
      <text:p text:style-name="P4"><text:s text:c="18"/>"2017-01-02 22:49:44"</text:p>
      <text:p text:style-name="P4"><text:s text:c="16"/>],</text:p>
      <text:p text:style-name="P4"><text:s text:c="16"/>[</text:p>
      <text:p text:style-name="P4"><text:s text:c="18"/>"1702",</text:p>
      <text:p text:style-name="P4"><text:s text:c="18"/>"1122625",</text:p>
      <text:p text:style-name="P4"><text:s text:c="18"/>"301142",</text:p>
      <text:p text:style-name="P4"><text:s text:c="18"/>"0",</text:p>
      <text:p text:style-name="P4"><text:s text:c="18"/>"1",</text:p>
      <text:p text:style-name="P4"><text:s text:c="18"/>"SEV0030",</text:p>
      <text:p text:style-name="P4"><text:s text:c="18"/>"19.99",</text:p>
      <text:p text:style-name="P4"><text:s text:c="18"/>"2017-01-02 23:19:35"</text:p>
      <text:p text:style-name="P4"><text:s text:c="16"/>],</text:p>
      <text:p text:style-name="P4"><text:s text:c="16"/>[</text:p>
      <text:p text:style-name="P4"><text:s text:c="18"/>"1719",</text:p>
      <text:p text:style-name="P4"><text:s text:c="18"/>"1122660",</text:p>
      <text:p text:style-name="P4"><text:soft-page-break/><text:s text:c="18"/>"301156",</text:p>
      <text:p text:style-name="P4"><text:s text:c="18"/>"0",</text:p>
      <text:p text:style-name="P4"><text:s text:c="18"/>"1",</text:p>
      <text:p text:style-name="P4"><text:s text:c="18"/>"IHE0023",</text:p>
      <text:p text:style-name="P4"><text:s text:c="18"/>"19.99",</text:p>
      <text:p text:style-name="P4"><text:s text:c="18"/>"2017-01-02 23:35:23"</text:p>
      <text:p text:style-name="P4"><text:s text:c="16"/>],</text:p>
      <text:p text:style-name="P4"><text:s text:c="16"/>[</text:p>
      <text:p text:style-name="P4"><text:s text:c="18"/>"1790",</text:p>
      <text:p text:style-name="P4"><text:s text:c="18"/>"1122788",</text:p>
      <text:p text:style-name="P4"><text:s text:c="18"/>"301221",</text:p>
      <text:p text:style-name="P4"><text:s text:c="18"/>"0",</text:p>
      <text:p text:style-name="P4"><text:s text:c="18"/>"2",</text:p>
      <text:p text:style-name="P4"><text:s text:c="18"/>"PUR0142",</text:p>
      <text:p text:style-name="P4"><text:s text:c="18"/>"12.99",</text:p>
      <text:p text:style-name="P4"><text:s text:c="18"/>"2017-01-03 00:30:20"</text:p>
      <text:p text:style-name="P4"><text:s text:c="16"/>],</text:p>
      <text:p text:style-name="P4"><text:s text:c="16"/>[</text:p>
      <text:p text:style-name="P4"><text:s text:c="18"/>"1866",</text:p>
      <text:p text:style-name="P4"><text:s text:c="18"/>"1122954",</text:p>
      <text:p text:style-name="P4"><text:s text:c="18"/>"301290",</text:p>
      <text:p text:style-name="P4"><text:s text:c="18"/>"0",</text:p>
      <text:p text:style-name="P4"><text:s text:c="18"/>"1",</text:p>
      <text:p text:style-name="P4"><text:s text:c="18"/>"SEV0030",</text:p>
      <text:p text:style-name="P4"><text:s text:c="18"/>"19.99",</text:p>
      <text:p text:style-name="P4"><text:s text:c="18"/>"2017-01-03 07:59:29"</text:p>
      <text:p text:style-name="P4"><text:s text:c="16"/>],</text:p>
      <text:p text:style-name="P4"><text:s text:c="16"/>[</text:p>
      <text:p text:style-name="P4"><text:s text:c="18"/>"1879",</text:p>
      <text:p text:style-name="P4"><text:s text:c="18"/>"1122981",</text:p>
      <text:p text:style-name="P4"><text:s text:c="18"/>"301307",</text:p>
      <text:p text:style-name="P4"><text:s text:c="18"/>"0",</text:p>
      <text:p text:style-name="P4"><text:s text:c="18"/>"1",</text:p>
      <text:p text:style-name="P4"><text:s text:c="18"/>"IFX0020",</text:p>
      <text:p text:style-name="P4"><text:s text:c="18"/>"7.99",</text:p>
      <text:p text:style-name="P4"><text:s text:c="18"/>"2017-01-03 08:53:27"</text:p>
      <text:p text:style-name="P4"><text:s text:c="16"/>],</text:p>
      <text:p text:style-name="P4"><text:s text:c="16"/>[</text:p>
      <text:p text:style-name="P4"><text:s text:c="18"/>"1989",</text:p>
      <text:p text:style-name="P4"><text:s text:c="18"/>"1123185",</text:p>
      <text:p text:style-name="P4"><text:s text:c="18"/>"301410",</text:p>
      <text:p text:style-name="P4"><text:s text:c="18"/>"0",</text:p>
      <text:p text:style-name="P4"><text:s text:c="18"/>"2",</text:p>
      <text:p text:style-name="P4"><text:s text:c="18"/>"KIN0138",</text:p>
      <text:p text:style-name="P4"><text:s text:c="18"/>"12.99",</text:p>
      <text:p text:style-name="P4"><text:s text:c="18"/>"2017-01-03 11:03:44"</text:p>
      <text:p text:style-name="P4"><text:s text:c="16"/>],</text:p>
      <text:p text:style-name="P4"><text:s text:c="16"/>[</text:p>
      <text:p text:style-name="P4"><text:s text:c="18"/>"2005",</text:p>
      <text:p text:style-name="P4"><text:soft-page-break/><text:s text:c="18"/>"1123223",</text:p>
      <text:p text:style-name="P4"><text:s text:c="18"/>"301395",</text:p>
      <text:p text:style-name="P4"><text:s text:c="18"/>"0",</text:p>
      <text:p text:style-name="P4"><text:s text:c="18"/>"1",</text:p>
      <text:p text:style-name="P4"><text:s text:c="18"/>"IHE0023",</text:p>
      <text:p text:style-name="P4"><text:s text:c="18"/>"19.99",</text:p>
      <text:p text:style-name="P4"><text:s text:c="18"/>"2017-01-03 11:19:00"</text:p>
      <text:p text:style-name="P4"><text:s text:c="16"/>],</text:p>
      <text:p text:style-name="P4"><text:s text:c="16"/>[</text:p>
      <text:p text:style-name="P4"><text:s text:c="18"/>"2111",</text:p>
      <text:p text:style-name="P4"><text:s text:c="18"/>"1123450",</text:p>
      <text:p text:style-name="P4"><text:s text:c="18"/>"301528",</text:p>
      <text:p text:style-name="P4"><text:s text:c="18"/>"0",</text:p>
      <text:p text:style-name="P4"><text:s text:c="18"/>"1",</text:p>
      <text:p text:style-name="P4"><text:s text:c="18"/>"PAC1400",</text:p>
      <text:p text:style-name="P4"><text:s text:c="18"/>"96.99",</text:p>
      <text:p text:style-name="P4"><text:s text:c="18"/>"2017-01-03 12:40:06"</text:p>
      <text:p text:style-name="P4"><text:s text:c="16"/>],</text:p>
      <text:p text:style-name="P4"><text:s text:c="16"/>[</text:p>
      <text:p text:style-name="P4"><text:s text:c="18"/>"2180",</text:p>
      <text:p text:style-name="P4"><text:s text:c="18"/>"1123600",</text:p>
      <text:p text:style-name="P4"><text:s text:c="18"/>"301598",</text:p>
      <text:p text:style-name="P4"><text:s text:c="18"/>"0",</text:p>
      <text:p text:style-name="P4"><text:s text:c="18"/>"1",</text:p>
      <text:p text:style-name="P4"><text:s text:c="18"/>"KIN0138",</text:p>
      <text:p text:style-name="P4"><text:s text:c="18"/>"12.99",</text:p>
      <text:p text:style-name="P4"><text:s text:c="18"/>"2017-01-03 13:36:20"</text:p>
      <text:p text:style-name="P4"><text:s text:c="16"/>],</text:p>
      <text:p text:style-name="P4"><text:s text:c="16"/>[</text:p>
      <text:p text:style-name="P4"><text:s text:c="18"/>"2252",</text:p>
      <text:p text:style-name="P4"><text:s text:c="18"/>"1123744",</text:p>
      <text:p text:style-name="P4"><text:s text:c="18"/>"301673",</text:p>
      <text:p text:style-name="P4"><text:s text:c="18"/>"0",</text:p>
      <text:p text:style-name="P4"><text:s text:c="18"/>"1",</text:p>
      <text:p text:style-name="P4"><text:s text:c="18"/>"SEV0026",</text:p>
      <text:p text:style-name="P4"><text:s text:c="18"/>"59.99",</text:p>
      <text:p text:style-name="P4"><text:s text:c="18"/>"2017-01-03 14:33:43"</text:p>
      <text:p text:style-name="P4"><text:s text:c="16"/>],</text:p>
      <text:p text:style-name="P4"><text:s text:c="16"/>[</text:p>
      <text:p text:style-name="P4"><text:s text:c="18"/>"2285",</text:p>
      <text:p text:style-name="P4"><text:s text:c="18"/>"1123833",</text:p>
      <text:p text:style-name="P4"><text:s text:c="18"/>"301708",</text:p>
      <text:p text:style-name="P4"><text:s text:c="18"/>"0",</text:p>
      <text:p text:style-name="P4"><text:s text:c="18"/>"1",</text:p>
      <text:p text:style-name="P4"><text:s text:c="18"/>"TPL0036",</text:p>
      <text:p text:style-name="P4"><text:s text:c="18"/>"42.99",</text:p>
      <text:p text:style-name="P4"><text:s text:c="18"/>"2017-01-03 15:09:06"</text:p>
      <text:p text:style-name="P4"><text:s text:c="16"/>],</text:p>
      <text:p text:style-name="P4"><text:s text:c="16"/>[</text:p>
      <text:p text:style-name="P4"><text:soft-page-break/><text:s text:c="18"/>"2475",</text:p>
      <text:p text:style-name="P4"><text:s text:c="18"/>"1124223",</text:p>
      <text:p text:style-name="P4"><text:s text:c="18"/>"301898",</text:p>
      <text:p text:style-name="P4"><text:s text:c="18"/>"0",</text:p>
      <text:p text:style-name="P4"><text:s text:c="18"/>"1",</text:p>
      <text:p text:style-name="P4"><text:s text:c="18"/>"SEV0026",</text:p>
      <text:p text:style-name="P4"><text:s text:c="18"/>"59.99",</text:p>
      <text:p text:style-name="P4"><text:s text:c="18"/>"2017-01-03 18:44:46"</text:p>
      <text:p text:style-name="P4"><text:s text:c="16"/>],</text:p>
      <text:p text:style-name="P4"><text:s text:c="16"/>[</text:p>
      <text:p text:style-name="P4"><text:s text:c="18"/>"2498",</text:p>
      <text:p text:style-name="P4"><text:s text:c="18"/>"1124255",</text:p>
      <text:p text:style-name="P4"><text:s text:c="18"/>"301919",</text:p>
      <text:p text:style-name="P4"><text:s text:c="18"/>"0",</text:p>
      <text:p text:style-name="P4"><text:s text:c="18"/>"1",</text:p>
      <text:p text:style-name="P4"><text:s text:c="18"/>"TPL0026",</text:p>
      <text:p text:style-name="P4"><text:s text:c="18"/>"26.99",</text:p>
      <text:p text:style-name="P4"><text:s text:c="18"/>"2017-01-03 19:14:46"</text:p>
      <text:p text:style-name="P4"><text:s text:c="16"/>],</text:p>
      <text:p text:style-name="P4"><text:s text:c="16"/>[</text:p>
      <text:p text:style-name="P4"><text:s text:c="18"/>"2526",</text:p>
      <text:p text:style-name="P4"><text:s text:c="18"/>"1124293",</text:p>
      <text:p text:style-name="P4"><text:s text:c="18"/>"301950",</text:p>
      <text:p text:style-name="P4"><text:s text:c="18"/>"0",</text:p>
      <text:p text:style-name="P4"><text:s text:c="18"/>"1",</text:p>
      <text:p text:style-name="P4"><text:s text:c="18"/>"KIN0123",</text:p>
      <text:p text:style-name="P4"><text:s text:c="18"/>"23.99",</text:p>
      <text:p text:style-name="P4"><text:s text:c="18"/>"2017-01-03 19:41:37"</text:p>
      <text:p text:style-name="P4"><text:s text:c="16"/>],</text:p>
      <text:p text:style-name="P4"><text:s text:c="16"/>[</text:p>
      <text:p text:style-name="P4"><text:s text:c="18"/>"2529",</text:p>
      <text:p text:style-name="P4"><text:s text:c="18"/>"1124299",</text:p>
      <text:p text:style-name="P4"><text:s text:c="18"/>"301938",</text:p>
      <text:p text:style-name="P4"><text:s text:c="18"/>"0",</text:p>
      <text:p text:style-name="P4"><text:s text:c="18"/>"4",</text:p>
      <text:p text:style-name="P4"><text:s text:c="18"/>"TPL0026",</text:p>
      <text:p text:style-name="P4"><text:s text:c="18"/>"26.99",</text:p>
      <text:p text:style-name="P4"><text:s text:c="18"/>"2017-01-03 19:45:54"</text:p>
      <text:p text:style-name="P4"><text:s text:c="16"/>],</text:p>
      <text:p text:style-name="P4"><text:s text:c="16"/>[</text:p>
      <text:p text:style-name="P4"><text:s text:c="18"/>"2784",</text:p>
      <text:p text:style-name="P4"><text:s text:c="18"/>"1127175",</text:p>
      <text:p text:style-name="P4"><text:s text:c="18"/>"302071",</text:p>
      <text:p text:style-name="P4"><text:s text:c="18"/>"0",</text:p>
      <text:p text:style-name="P4"><text:s text:c="18"/>"1",</text:p>
      <text:p text:style-name="P4"><text:s text:c="18"/>"SAM0095",</text:p>
      <text:p text:style-name="P4"><text:s text:c="18"/>"86.99",</text:p>
      <text:p text:style-name="P4"><text:s text:c="18"/>"2017-01-03 22:18:08"</text:p>
      <text:p text:style-name="P4"><text:s text:c="16"/>],</text:p>
      <text:p text:style-name="P4"><text:soft-page-break/><text:s text:c="16"/>[</text:p>
      <text:p text:style-name="P4"><text:s text:c="18"/>"2870",</text:p>
      <text:p text:style-name="P4"><text:s text:c="18"/>"1128916",</text:p>
      <text:p text:style-name="P4"><text:s text:c="18"/>"302158",</text:p>
      <text:p text:style-name="P4"><text:s text:c="18"/>"0",</text:p>
      <text:p text:style-name="P4"><text:s text:c="18"/>"1",</text:p>
      <text:p text:style-name="P4"><text:s text:c="18"/>"TPL0036",</text:p>
      <text:p text:style-name="P4"><text:s text:c="18"/>"42.99",</text:p>
      <text:p text:style-name="P4"><text:s text:c="18"/>"2017-01-03 23:37:16"</text:p>
      <text:p text:style-name="P4"><text:s text:c="16"/>],</text:p>
      <text:p text:style-name="P4"><text:s text:c="16"/>[</text:p>
      <text:p text:style-name="P4"><text:s text:c="18"/>"2988",</text:p>
      <text:p text:style-name="P4"><text:s text:c="18"/>"1129436",</text:p>
      <text:p text:style-name="P4"><text:s text:c="18"/>"302275",</text:p>
      <text:p text:style-name="P4"><text:s text:c="18"/>"0",</text:p>
      <text:p text:style-name="P4"><text:s text:c="18"/>"1",</text:p>
      <text:p text:style-name="P4"><text:s text:c="18"/>"SAM0095",</text:p>
      <text:p text:style-name="P4"><text:s text:c="18"/>"86.99",</text:p>
      <text:p text:style-name="P4"><text:s text:c="18"/>"2017-01-04 08:56:02"</text:p>
      <text:p text:style-name="P4"><text:s text:c="16"/>],</text:p>
      <text:p text:style-name="P4"><text:s text:c="16"/>[</text:p>
      <text:p text:style-name="P4"><text:s text:c="18"/>"3068",</text:p>
      <text:p text:style-name="P4"><text:s text:c="18"/>"1129621",</text:p>
      <text:p text:style-name="P4"><text:s text:c="18"/>"302358",</text:p>
      <text:p text:style-name="P4"><text:s text:c="18"/>"0",</text:p>
      <text:p text:style-name="P4"><text:s text:c="18"/>"1",</text:p>
      <text:p text:style-name="P4"><text:s text:c="18"/>"SEV0025",</text:p>
      <text:p text:style-name="P4"><text:s text:c="18"/>"59.99",</text:p>
      <text:p text:style-name="P4"><text:s text:c="18"/>"2017-01-04 11:27:57"</text:p>
      <text:p text:style-name="P4"><text:s text:c="16"/>],</text:p>
      <text:p text:style-name="P4"><text:s text:c="16"/>[</text:p>
      <text:p text:style-name="P4"><text:s text:c="18"/>"3075",</text:p>
      <text:p text:style-name="P4"><text:s text:c="18"/>"1129638",</text:p>
      <text:p text:style-name="P4"><text:s text:c="18"/>"302358",</text:p>
      <text:p text:style-name="P4"><text:s text:c="18"/>"0",</text:p>
      <text:p text:style-name="P4"><text:s text:c="18"/>"1",</text:p>
      <text:p text:style-name="P4"><text:s text:c="18"/>"SAM0095",</text:p>
      <text:p text:style-name="P4"><text:s text:c="18"/>"86.99",</text:p>
      <text:p text:style-name="P4"><text:s text:c="18"/>"2017-01-04 11:32:19"</text:p>
      <text:p text:style-name="P4"><text:s text:c="16"/>],</text:p>
      <text:p text:style-name="P4"><text:s text:c="16"/>[</text:p>
      <text:p text:style-name="P4"><text:s text:c="18"/>"3139",</text:p>
      <text:p text:style-name="P4"><text:s text:c="18"/>"1129758",</text:p>
      <text:p text:style-name="P4"><text:s text:c="18"/>"302428",</text:p>
      <text:p text:style-name="P4"><text:s text:c="18"/>"0",</text:p>
      <text:p text:style-name="P4"><text:s text:c="18"/>"1",</text:p>
      <text:p text:style-name="P4"><text:s text:c="18"/>"IFX0020",</text:p>
      <text:p text:style-name="P4"><text:s text:c="18"/>"7.99",</text:p>
      <text:p text:style-name="P4"><text:s text:c="18"/>"2017-01-04 12:48:39"</text:p>
      <text:p text:style-name="P4"><text:soft-page-break/><text:s text:c="16"/>],</text:p>
      <text:p text:style-name="P4"><text:s text:c="16"/>[</text:p>
      <text:p text:style-name="P4"><text:s text:c="18"/>"3172",</text:p>
      <text:p text:style-name="P4"><text:s text:c="18"/>"1129821",</text:p>
      <text:p text:style-name="P4"><text:s text:c="18"/>"302460",</text:p>
      <text:p text:style-name="P4"><text:s text:c="18"/>"0",</text:p>
      <text:p text:style-name="P4"><text:s text:c="18"/>"1",</text:p>
      <text:p text:style-name="P4"><text:s text:c="18"/>"KIN0123",</text:p>
      <text:p text:style-name="P4"><text:s text:c="18"/>"23.99",</text:p>
      <text:p text:style-name="P4"><text:s text:c="18"/>"2017-01-04 13:29:56"</text:p>
      <text:p text:style-name="P4"><text:s text:c="16"/>],</text:p>
      <text:p text:style-name="P4"><text:s text:c="16"/>[</text:p>
      <text:p text:style-name="P4"><text:s text:c="18"/>"3247",</text:p>
      <text:p text:style-name="P4"><text:s text:c="18"/>"1129970",</text:p>
      <text:p text:style-name="P4"><text:s text:c="18"/>"302529",</text:p>
      <text:p text:style-name="P4"><text:s text:c="18"/>"0",</text:p>
      <text:p text:style-name="P4"><text:s text:c="18"/>"1",</text:p>
      <text:p text:style-name="P4"><text:s text:c="18"/>"PAC0661",</text:p>
      <text:p text:style-name="P4"><text:s text:c="18"/>"238.99",</text:p>
      <text:p text:style-name="P4"><text:s text:c="18"/>"2017-01-04 14:59:52"</text:p>
      <text:p text:style-name="P4"><text:s text:c="16"/>],</text:p>
      <text:p text:style-name="P4"><text:s text:c="16"/>[</text:p>
      <text:p text:style-name="P4"><text:s text:c="18"/>"3369",</text:p>
      <text:p text:style-name="P4"><text:s text:c="18"/>"1130239",</text:p>
      <text:p text:style-name="P4"><text:s text:c="18"/>"302642",</text:p>
      <text:p text:style-name="P4"><text:s text:c="18"/>"0",</text:p>
      <text:p text:style-name="P4"><text:s text:c="18"/>"1",</text:p>
      <text:p text:style-name="P4"><text:s text:c="18"/>"SEV0030",</text:p>
      <text:p text:style-name="P4"><text:s text:c="18"/>"19.99",</text:p>
      <text:p text:style-name="P4"><text:s text:c="18"/>"2017-01-04 18:01:23"</text:p>
      <text:p text:style-name="P4"><text:s text:c="16"/>],</text:p>
      <text:p text:style-name="P4"><text:s text:c="16"/>[</text:p>
      <text:p text:style-name="P4"><text:s text:c="18"/>"3379",</text:p>
      <text:p text:style-name="P4"><text:s text:c="18"/>"1130251",</text:p>
      <text:p text:style-name="P4"><text:s text:c="18"/>"302652",</text:p>
      <text:p text:style-name="P4"><text:s text:c="18"/>"0",</text:p>
      <text:p text:style-name="P4"><text:s text:c="18"/>"1",</text:p>
      <text:p text:style-name="P4"><text:s text:c="18"/>"TPL0036",</text:p>
      <text:p text:style-name="P4"><text:s text:c="18"/>"42.99",</text:p>
      <text:p text:style-name="P4"><text:s text:c="18"/>"2017-01-04 18:14:31"</text:p>
      <text:p text:style-name="P4"><text:s text:c="16"/>],</text:p>
      <text:p text:style-name="P4"><text:s text:c="16"/>[</text:p>
      <text:p text:style-name="P4"><text:s text:c="18"/>"3381",</text:p>
      <text:p text:style-name="P4"><text:s text:c="18"/>"1130254",</text:p>
      <text:p text:style-name="P4"><text:s text:c="18"/>"302656",</text:p>
      <text:p text:style-name="P4"><text:s text:c="18"/>"0",</text:p>
      <text:p text:style-name="P4"><text:s text:c="18"/>"1",</text:p>
      <text:p text:style-name="P4"><text:s text:c="18"/>"KIN0138",</text:p>
      <text:p text:style-name="P4"><text:s text:c="18"/>"12.99",</text:p>
      <text:p text:style-name="P4"><text:soft-page-break/><text:s text:c="18"/>"2017-01-04 18:20:49"</text:p>
      <text:p text:style-name="P4"><text:s text:c="16"/>],</text:p>
      <text:p text:style-name="P4"><text:s text:c="16"/>[</text:p>
      <text:p text:style-name="P4"><text:s text:c="18"/>"3407",</text:p>
      <text:p text:style-name="P4"><text:s text:c="18"/>"1130297",</text:p>
      <text:p text:style-name="P4"><text:s text:c="18"/>"302682",</text:p>
      <text:p text:style-name="P4"><text:s text:c="18"/>"0",</text:p>
      <text:p text:style-name="P4"><text:s text:c="18"/>"1",</text:p>
      <text:p text:style-name="P4"><text:s text:c="18"/>"KIN0138",</text:p>
      <text:p text:style-name="P4"><text:s text:c="18"/>"12.99",</text:p>
      <text:p text:style-name="P4"><text:s text:c="18"/>"2017-01-04 18:55:23"</text:p>
      <text:p text:style-name="P4"><text:s text:c="16"/>],</text:p>
      <text:p text:style-name="P4"><text:s text:c="16"/>[</text:p>
      <text:p text:style-name="P4"><text:s text:c="18"/>"3798",</text:p>
      <text:p text:style-name="P4"><text:s text:c="18"/>"1131004",</text:p>
      <text:p text:style-name="P4"><text:s text:c="18"/>"303055",</text:p>
      <text:p text:style-name="P4"><text:s text:c="18"/>"0",</text:p>
      <text:p text:style-name="P4"><text:s text:c="18"/>"1",</text:p>
      <text:p text:style-name="P4"><text:s text:c="18"/>"SEV0025",</text:p>
      <text:p text:style-name="P4"><text:s text:c="18"/>"59.99",</text:p>
      <text:p text:style-name="P4"><text:s text:c="18"/>"2017-01-05 11:03:03"</text:p>
      <text:p text:style-name="P4"><text:s text:c="16"/>],</text:p>
      <text:p text:style-name="P4"><text:s text:c="16"/>[</text:p>
      <text:p text:style-name="P4"><text:s text:c="18"/>"3875",</text:p>
      <text:p text:style-name="P4"><text:s text:c="18"/>"1131193",</text:p>
      <text:p text:style-name="P4"><text:s text:c="18"/>"301102",</text:p>
      <text:p text:style-name="P4"><text:s text:c="18"/>"0",</text:p>
      <text:p text:style-name="P4"><text:s text:c="18"/>"1",</text:p>
      <text:p text:style-name="P4"><text:s text:c="18"/>"CRU0025-2",</text:p>
      <text:p text:style-name="P4"><text:s text:c="18"/>"136.87",</text:p>
      <text:p text:style-name="P4"><text:s text:c="18"/>"2017-01-05 12:48:03"</text:p>
      <text:p text:style-name="P4"><text:s text:c="16"/>],</text:p>
      <text:p text:style-name="P4"><text:s text:c="16"/>[</text:p>
      <text:p text:style-name="P4"><text:s text:c="18"/>"4152",</text:p>
      <text:p text:style-name="P4"><text:s text:c="18"/>"1131829",</text:p>
      <text:p text:style-name="P4"><text:s text:c="18"/>"303400",</text:p>
      <text:p text:style-name="P4"><text:s text:c="18"/>"0",</text:p>
      <text:p text:style-name="P4"><text:s text:c="18"/>"1",</text:p>
      <text:p text:style-name="P4"><text:s text:c="18"/>"SEV0026",</text:p>
      <text:p text:style-name="P4"><text:s text:c="18"/>"59.99",</text:p>
      <text:p text:style-name="P4"><text:s text:c="18"/>"2017-01-05 22:59:24"</text:p>
      <text:p text:style-name="P4"><text:s text:c="16"/>],</text:p>
      <text:p text:style-name="P4"><text:s text:c="16"/>[</text:p>
      <text:p text:style-name="P4"><text:s text:c="18"/>"4153",</text:p>
      <text:p text:style-name="P4"><text:s text:c="18"/>"1131833",</text:p>
      <text:p text:style-name="P4"><text:s text:c="18"/>"303401",</text:p>
      <text:p text:style-name="P4"><text:s text:c="18"/>"0",</text:p>
      <text:p text:style-name="P4"><text:s text:c="18"/>"1",</text:p>
      <text:p text:style-name="P4"><text:s text:c="18"/>"KIN0123",</text:p>
      <text:p text:style-name="P4"><text:soft-page-break/><text:s text:c="18"/>"23.99",</text:p>
      <text:p text:style-name="P4"><text:s text:c="18"/>"2017-01-05 23:06:32"</text:p>
      <text:p text:style-name="P4"><text:s text:c="16"/>],</text:p>
      <text:p text:style-name="P4"><text:s text:c="16"/>[</text:p>
      <text:p text:style-name="P4"><text:s text:c="18"/>"4166",</text:p>
      <text:p text:style-name="P4"><text:s text:c="18"/>"1131855",</text:p>
      <text:p text:style-name="P4"><text:s text:c="18"/>"303411",</text:p>
      <text:p text:style-name="P4"><text:s text:c="18"/>"0",</text:p>
      <text:p text:style-name="P4"><text:s text:c="18"/>"1",</text:p>
      <text:p text:style-name="P4"><text:s text:c="18"/>"SEV0025",</text:p>
      <text:p text:style-name="P4"><text:s text:c="18"/>"59.99",</text:p>
      <text:p text:style-name="P4"><text:s text:c="18"/>"2017-01-05 23:44:48"</text:p>
      <text:p text:style-name="P4"><text:s text:c="16"/>],</text:p>
      <text:p text:style-name="P4"><text:s text:c="16"/>[</text:p>
      <text:p text:style-name="P4"><text:s text:c="18"/>"4176",</text:p>
      <text:p text:style-name="P4"><text:s text:c="18"/>"1131877",</text:p>
      <text:p text:style-name="P4"><text:s text:c="18"/>"300191",</text:p>
      <text:p text:style-name="P4"><text:s text:c="18"/>"0",</text:p>
      <text:p text:style-name="P4"><text:s text:c="18"/>"1",</text:p>
      <text:p text:style-name="P4"><text:s text:c="18"/>"CRU0025-2",</text:p>
      <text:p text:style-name="P4"><text:s text:c="18"/>"72.99",</text:p>
      <text:p text:style-name="P4"><text:s text:c="18"/>"2017-01-06 00:15:28"</text:p>
      <text:p text:style-name="P4"><text:s text:c="16"/>],</text:p>
      <text:p text:style-name="P4"><text:s text:c="16"/>[</text:p>
      <text:p text:style-name="P4"><text:s text:c="18"/>"4235",</text:p>
      <text:p text:style-name="P4"><text:s text:c="18"/>"1132005",</text:p>
      <text:p text:style-name="P4"><text:s text:c="18"/>"300311",</text:p>
      <text:p text:style-name="P4"><text:s text:c="18"/>"0",</text:p>
      <text:p text:style-name="P4"><text:s text:c="18"/>"1",</text:p>
      <text:p text:style-name="P4"><text:s text:c="18"/>"IFX0020",</text:p>
      <text:p text:style-name="P4"><text:s text:c="18"/>"7.99",</text:p>
      <text:p text:style-name="P4"><text:s text:c="18"/>"2017-01-06 08:44:30"</text:p>
      <text:p text:style-name="P4"><text:s text:c="16"/>]</text:p>
      <text:p text:style-name="P4"><text:s text:c="14"/>],</text:p>
      <text:p text:style-name="P4"><text:s text:c="14"/>"shape": {</text:p>
      <text:p text:style-name="P4"><text:s text:c="16"/>"columns": 7,</text:p>
      <text:p text:style-name="P4"><text:s text:c="16"/>"rows": 3060</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oft-page-break/><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38&lt;/th&gt;\n",</text:p>
      <text:p text:style-name="P4"><text:s text:c="14"/>" <text:s text:c="5"/>&lt;td&gt;1119186&lt;/td&gt;\n",</text:p>
      <text:p text:style-name="P4"><text:s text:c="14"/>" <text:s text:c="5"/>&lt;td&gt;299576&lt;/td&gt;\n",</text:p>
      <text:p text:style-name="P4"><text:s text:c="14"/>" <text:s text:c="5"/>&lt;td&gt;0&lt;/td&gt;\n",</text:p>
      <text:p text:style-name="P4"><text:s text:c="14"/>" <text:s text:c="5"/>&lt;td&gt;1&lt;/td&gt;\n",</text:p>
      <text:p text:style-name="P4"><text:s text:c="14"/>" <text:s text:c="5"/>&lt;td&gt;SAM0095&lt;/td&gt;\n",</text:p>
      <text:p text:style-name="P4"><text:s text:c="14"/>" <text:s text:c="5"/>&lt;td&gt;82.64&lt;/td&gt;\n",</text:p>
      <text:p text:style-name="P4"><text:s text:c="14"/>" <text:s text:c="5"/>&lt;td&gt;2017-01-01 06:51:23&lt;/td&gt;\n",</text:p>
      <text:p text:style-name="P4"><text:s text:c="14"/>" <text:s text:c="3"/>&lt;/tr&gt;\n",</text:p>
      <text:p text:style-name="P4"><text:s text:c="14"/>" <text:s text:c="3"/>&lt;tr&gt;\n",</text:p>
      <text:p text:style-name="P4"><text:s text:c="14"/>" <text:s text:c="5"/>&lt;th&gt;183&lt;/th&gt;\n",</text:p>
      <text:p text:style-name="P4"><text:s text:c="14"/>" <text:s text:c="5"/>&lt;td&gt;1119447&lt;/td&gt;\n",</text:p>
      <text:p text:style-name="P4"><text:s text:c="14"/>" <text:s text:c="5"/>&lt;td&gt;299695&lt;/td&gt;\n",</text:p>
      <text:p text:style-name="P4"><text:s text:c="14"/>" <text:s text:c="5"/>&lt;td&gt;0&lt;/td&gt;\n",</text:p>
      <text:p text:style-name="P4"><text:s text:c="14"/>" <text:s text:c="5"/>&lt;td&gt;1&lt;/td&gt;\n",</text:p>
      <text:p text:style-name="P4"><text:s text:c="14"/>" <text:s text:c="5"/>&lt;td&gt;PAC1400&lt;/td&gt;\n",</text:p>
      <text:p text:style-name="P4"><text:s text:c="14"/>" <text:s text:c="5"/>&lt;td&gt;90.99&lt;/td&gt;\n",</text:p>
      <text:p text:style-name="P4"><text:s text:c="14"/>" <text:s text:c="5"/>&lt;td&gt;2017-01-01 13:27:15&lt;/td&gt;\n",</text:p>
      <text:p text:style-name="P4"><text:s text:c="14"/>" <text:s text:c="3"/>&lt;/tr&gt;\n",</text:p>
      <text:p text:style-name="P4"><text:s text:c="14"/>" <text:s text:c="3"/>&lt;tr&gt;\n",</text:p>
      <text:p text:style-name="P4"><text:s text:c="14"/>" <text:s text:c="5"/>&lt;th&gt;366&lt;/th&gt;\n",</text:p>
      <text:p text:style-name="P4"><text:s text:c="14"/>" <text:s text:c="5"/>&lt;td&gt;1119800&lt;/td&gt;\n",</text:p>
      <text:p text:style-name="P4"><text:s text:c="14"/>" <text:s text:c="5"/>&lt;td&gt;299881&lt;/td&gt;\n",</text:p>
      <text:p text:style-name="P4"><text:s text:c="14"/>" <text:s text:c="5"/>&lt;td&gt;0&lt;/td&gt;\n",</text:p>
      <text:p text:style-name="P4"><text:s text:c="14"/>" <text:s text:c="5"/>&lt;td&gt;1&lt;/td&gt;\n",</text:p>
      <text:p text:style-name="P4"><text:s text:c="14"/>" <text:s text:c="5"/>&lt;td&gt;SAN0137&lt;/td&gt;\n",</text:p>
      <text:p text:style-name="P4"><text:s text:c="14"/>" <text:s text:c="5"/>&lt;td&gt;49.39&lt;/td&gt;\n",</text:p>
      <text:p text:style-name="P4"><text:s text:c="14"/>" <text:s text:c="5"/>&lt;td&gt;2017-01-01 19:13:45&lt;/td&gt;\n",</text:p>
      <text:p text:style-name="P4"><text:s text:c="14"/>" <text:s text:c="3"/>&lt;/tr&gt;\n",</text:p>
      <text:p text:style-name="P4"><text:soft-page-break/><text:s text:c="14"/>" <text:s text:c="3"/>&lt;tr&gt;\n",</text:p>
      <text:p text:style-name="P4"><text:s text:c="14"/>" <text:s text:c="5"/>&lt;th&gt;411&lt;/th&gt;\n",</text:p>
      <text:p text:style-name="P4"><text:s text:c="14"/>" <text:s text:c="5"/>&lt;td&gt;1119886&lt;/td&gt;\n",</text:p>
      <text:p text:style-name="P4"><text:s text:c="14"/>" <text:s text:c="5"/>&lt;td&gt;299925&lt;/td&gt;\n",</text:p>
      <text:p text:style-name="P4"><text:s text:c="14"/>" <text:s text:c="5"/>&lt;td&gt;0&lt;/td&gt;\n",</text:p>
      <text:p text:style-name="P4"><text:s text:c="14"/>" <text:s text:c="5"/>&lt;td&gt;1&lt;/td&gt;\n",</text:p>
      <text:p text:style-name="P4"><text:s text:c="14"/>" <text:s text:c="5"/>&lt;td&gt;IFX0020&lt;/td&gt;\n",</text:p>
      <text:p text:style-name="P4"><text:s text:c="14"/>" <text:s text:c="5"/>&lt;td&gt;7.99&lt;/td&gt;\n",</text:p>
      <text:p text:style-name="P4"><text:s text:c="14"/>" <text:s text:c="5"/>&lt;td&gt;2017-01-01 20:03:56&lt;/td&gt;\n",</text:p>
      <text:p text:style-name="P4"><text:s text:c="14"/>" <text:s text:c="3"/>&lt;/tr&gt;\n",</text:p>
      <text:p text:style-name="P4"><text:s text:c="14"/>" <text:s text:c="3"/>&lt;tr&gt;\n",</text:p>
      <text:p text:style-name="P4"><text:s text:c="14"/>" <text:s text:c="5"/>&lt;th&gt;567&lt;/th&gt;\n",</text:p>
      <text:p text:style-name="P4"><text:s text:c="14"/>" <text:s text:c="5"/>&lt;td&gt;1120198&lt;/td&gt;\n",</text:p>
      <text:p text:style-name="P4"><text:s text:c="14"/>" <text:s text:c="5"/>&lt;td&gt;300079&lt;/td&gt;\n",</text:p>
      <text:p text:style-name="P4"><text:s text:c="14"/>" <text:s text:c="5"/>&lt;td&gt;0&lt;/td&gt;\n",</text:p>
      <text:p text:style-name="P4"><text:s text:c="14"/>" <text:s text:c="5"/>&lt;td&gt;1&lt;/td&gt;\n",</text:p>
      <text:p text:style-name="P4"><text:s text:c="14"/>" <text:s text:c="5"/>&lt;td&gt;KIN0149-A&lt;/td&gt;\n",</text:p>
      <text:p text:style-name="P4"><text:s text:c="14"/>" <text:s text:c="5"/>&lt;td&gt;59.03&lt;/td&gt;\n",</text:p>
      <text:p text:style-name="P4"><text:s text:c="14"/>" <text:s text:c="5"/>&lt;td&gt;2017-01-01 22:57:29&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289411&lt;/th&gt;\n",</text:p>
      <text:p text:style-name="P4"><text:s text:c="14"/>" <text:s text:c="5"/>&lt;td&gt;1649659&lt;/td&gt;\n",</text:p>
      <text:p text:style-name="P4"><text:s text:c="14"/>" <text:s text:c="5"/>&lt;td&gt;527147&lt;/td&gt;\n",</text:p>
      <text:p text:style-name="P4"><text:s text:c="14"/>" <text:s text:c="5"/>&lt;td&gt;0&lt;/td&gt;\n",</text:p>
      <text:p text:style-name="P4"><text:s text:c="14"/>" <text:s text:c="5"/>&lt;td&gt;1&lt;/td&gt;\n",</text:p>
      <text:p text:style-name="P4"><text:s text:c="14"/>" <text:s text:c="5"/>&lt;td&gt;SEV0024&lt;/td&gt;\n",</text:p>
      <text:p text:style-name="P4"><text:s text:c="14"/>" <text:s text:c="5"/>&lt;td&gt;59.99&lt;/td&gt;\n",</text:p>
      <text:p text:style-name="P4"><text:s text:c="14"/>" <text:s text:c="5"/>&lt;td&gt;2018-03-14 12:05:02&lt;/td&gt;\n",</text:p>
      <text:p text:style-name="P4"><text:s text:c="14"/>" <text:s text:c="3"/>&lt;/tr&gt;\n",</text:p>
      <text:p text:style-name="P4"><text:s text:c="14"/>" <text:s text:c="3"/>&lt;tr&gt;\n",</text:p>
      <text:p text:style-name="P4"><text:s text:c="14"/>" <text:s text:c="5"/>&lt;th&gt;289446&lt;/th&gt;\n",</text:p>
      <text:p text:style-name="P4"><text:s text:c="14"/>" <text:s text:c="5"/>&lt;td&gt;1649720&lt;/td&gt;\n",</text:p>
      <text:p text:style-name="P4"><text:s text:c="14"/>" <text:s text:c="5"/>&lt;td&gt;527170&lt;/td&gt;\n",</text:p>
      <text:p text:style-name="P4"><text:s text:c="14"/>" <text:s text:c="5"/>&lt;td&gt;0&lt;/td&gt;\n",</text:p>
      <text:p text:style-name="P4"><text:s text:c="14"/>" <text:s text:c="5"/>&lt;td&gt;1&lt;/td&gt;\n",</text:p>
      <text:p text:style-name="P4"><text:s text:c="14"/>" <text:s text:c="5"/>&lt;td&gt;SEV0024&lt;/td&gt;\n",</text:p>
      <text:p text:style-name="P4"><text:s text:c="14"/>" <text:s text:c="5"/>&lt;td&gt;59.99&lt;/td&gt;\n",</text:p>
      <text:p text:style-name="P4"><text:s text:c="14"/>" <text:s text:c="5"/>&lt;td&gt;2018-03-14 12:16:05&lt;/td&gt;\n",</text:p>
      <text:p text:style-name="P4"><text:soft-page-break/><text:s text:c="14"/>" <text:s text:c="3"/>&lt;/tr&gt;\n",</text:p>
      <text:p text:style-name="P4"><text:s text:c="14"/>" <text:s text:c="3"/>&lt;tr&gt;\n",</text:p>
      <text:p text:style-name="P4"><text:s text:c="14"/>" <text:s text:c="5"/>&lt;th&gt;289462&lt;/th&gt;\n",</text:p>
      <text:p text:style-name="P4"><text:s text:c="14"/>" <text:s text:c="5"/>&lt;td&gt;1649748&lt;/td&gt;\n",</text:p>
      <text:p text:style-name="P4"><text:s text:c="14"/>" <text:s text:c="5"/>&lt;td&gt;527191&lt;/td&gt;\n",</text:p>
      <text:p text:style-name="P4"><text:s text:c="14"/>" <text:s text:c="5"/>&lt;td&gt;0&lt;/td&gt;\n",</text:p>
      <text:p text:style-name="P4"><text:s text:c="14"/>" <text:s text:c="5"/>&lt;td&gt;1&lt;/td&gt;\n",</text:p>
      <text:p text:style-name="P4"><text:s text:c="14"/>" <text:s text:c="5"/>&lt;td&gt;FIB0007&lt;/td&gt;\n",</text:p>
      <text:p text:style-name="P4"><text:s text:c="14"/>" <text:s text:c="5"/>&lt;td&gt;99.99&lt;/td&gt;\n",</text:p>
      <text:p text:style-name="P4"><text:s text:c="14"/>" <text:s text:c="5"/>&lt;td&gt;2018-03-14 12:19:19&lt;/td&gt;\n",</text:p>
      <text:p text:style-name="P4"><text:s text:c="14"/>" <text:s text:c="3"/>&lt;/tr&gt;\n",</text:p>
      <text:p text:style-name="P4"><text:s text:c="14"/>" <text:s text:c="3"/>&lt;tr&gt;\n",</text:p>
      <text:p text:style-name="P4"><text:s text:c="14"/>" <text:s text:c="5"/>&lt;th&gt;289662&lt;/th&gt;\n",</text:p>
      <text:p text:style-name="P4"><text:s text:c="14"/>" <text:s text:c="5"/>&lt;td&gt;1650146&lt;/td&gt;\n",</text:p>
      <text:p text:style-name="P4"><text:s text:c="14"/>" <text:s text:c="5"/>&lt;td&gt;527367&lt;/td&gt;\n",</text:p>
      <text:p text:style-name="P4"><text:s text:c="14"/>" <text:s text:c="5"/>&lt;td&gt;0&lt;/td&gt;\n",</text:p>
      <text:p text:style-name="P4"><text:s text:c="14"/>" <text:s text:c="5"/>&lt;td&gt;1&lt;/td&gt;\n",</text:p>
      <text:p text:style-name="P4"><text:s text:c="14"/>" <text:s text:c="5"/>&lt;td&gt;REP0250&lt;/td&gt;\n",</text:p>
      <text:p text:style-name="P4"><text:s text:c="14"/>" <text:s text:c="5"/>&lt;td&gt;69.90&lt;/td&gt;\n",</text:p>
      <text:p text:style-name="P4"><text:s text:c="14"/>" <text:s text:c="5"/>&lt;td&gt;2018-03-14 13:39:34&lt;/td&gt;\n",</text:p>
      <text:p text:style-name="P4"><text:s text:c="14"/>" <text:s text:c="3"/>&lt;/tr&gt;\n",</text:p>
      <text:p text:style-name="P4"><text:s text:c="14"/>" <text:s text:c="3"/>&lt;tr&gt;\n",</text:p>
      <text:p text:style-name="P4"><text:s text:c="14"/>" <text:s text:c="5"/>&lt;th&gt;289664&lt;/th&gt;\n",</text:p>
      <text:p text:style-name="P4"><text:s text:c="14"/>" <text:s text:c="5"/>&lt;td&gt;1650149&lt;/td&gt;\n",</text:p>
      <text:p text:style-name="P4"><text:s text:c="14"/>" <text:s text:c="5"/>&lt;td&gt;527367&lt;/td&gt;\n",</text:p>
      <text:p text:style-name="P4"><text:s text:c="14"/>" <text:s text:c="5"/>&lt;td&gt;0&lt;/td&gt;\n",</text:p>
      <text:p text:style-name="P4"><text:s text:c="14"/>" <text:s text:c="5"/>&lt;td&gt;1&lt;/td&gt;\n",</text:p>
      <text:p text:style-name="P4"><text:s text:c="14"/>" <text:s text:c="5"/>&lt;td&gt;REP0299&lt;/td&gt;\n",</text:p>
      <text:p text:style-name="P4"><text:s text:c="14"/>" <text:s text:c="5"/>&lt;td&gt;59.99&lt;/td&gt;\n",</text:p>
      <text:p text:style-name="P4"><text:s text:c="14"/>" <text:s text:c="5"/>&lt;td&gt;2018-03-14 13:40:04&lt;/td&gt;\n",</text:p>
      <text:p text:style-name="P4"><text:s text:c="14"/>" <text:s text:c="3"/>&lt;/tr&gt;\n",</text:p>
      <text:p text:style-name="P4"><text:s text:c="14"/>" <text:s/>&lt;/tbody&gt;\n",</text:p>
      <text:p text:style-name="P4"><text:s text:c="14"/>"&lt;/table&gt;\n",</text:p>
      <text:p text:style-name="P4"><text:s text:c="14"/>"&lt;p&gt;3060 rows × 7 columns&lt;/p&gt;\n",</text:p>
      <text:p text:style-name="P4"><text:s text:c="14"/>"&lt;/div&gt;"</text:p>
      <text:p text:style-name="P4"><text:s text:c="12"/>],</text:p>
      <text:p text:style-name="P4"><text:s text:c="12"/>"text/plain": [</text:p>
      <text:p text:style-name="P4"><text:s text:c="14"/>" <text:s text:c="12"/>id <text:s/>id_order <text:s/>product_id <text:s/>product_quantity <text:s text:c="7"/>sku <text:s/>\\\n",</text:p>
      <text:p text:style-name="P4"><text:s text:c="14"/>"38 <text:s text:c="5"/>1119186 <text:s text:c="3"/>299576 <text:s text:c="10"/>0 <text:s text:c="16"/>1 <text:s text:c="3"/>SAM0095 <text:s text:c="2"/>\n",</text:p>
      <text:p text:style-name="P4"><text:s text:c="14"/>"183 <text:s text:c="4"/>1119447 <text:s text:c="3"/>299695 <text:s text:c="10"/>0 <text:s text:c="16"/>1 <text:s text:c="3"/>PAC1400 <text:s text:c="2"/>\n",</text:p>
      <text:p text:style-name="P4"><text:s text:c="14"/>"366 <text:s text:c="4"/>1119800 <text:s text:c="3"/>299881 <text:s text:c="10"/>0 <text:s text:c="16"/>1 <text:s text:c="3"/>SAN0137 <text:s text:c="2"/>\n",</text:p>
      <text:p text:style-name="P4"><text:s text:c="14"/>"411 <text:s text:c="4"/>1119886 <text:s text:c="3"/>299925 <text:s text:c="10"/>0 <text:s text:c="16"/>1 <text:s text:c="3"/>IFX0020 <text:s text:c="2"/>\n",</text:p>
      <text:p text:style-name="P4"><text:s text:c="14"/>"567 <text:s text:c="4"/>1120198 <text:s text:c="3"/>300079 <text:s text:c="10"/>0 <text:s text:c="16"/>1 <text:s/>KIN0149-A <text:s text:c="2"/>\n",</text:p>
      <text:p text:style-name="P4"><text:s text:c="14"/>"... <text:s text:c="8"/>... <text:s text:c="6"/>... <text:s text:c="8"/>... <text:s text:c="14"/>... <text:s text:c="7"/>... <text:s text:c="2"/>\n",</text:p>
      <text:p text:style-name="P4"><text:s text:c="14"/>"289411 <text:s/>1649659 <text:s text:c="3"/>527147 <text:s text:c="10"/>0 <text:s text:c="16"/>1 <text:s text:c="3"/>SEV0024 <text:s text:c="2"/>\n",</text:p>
      <text:p text:style-name="P4"><text:s text:c="14"/>"289446 <text:s/>1649720 <text:s text:c="3"/>527170 <text:s text:c="10"/>0 <text:s text:c="16"/>1 <text:s text:c="3"/>SEV0024 <text:s text:c="2"/>\n",</text:p>
      <text:p text:style-name="P4"><text:s text:c="14"/>"289462 <text:s/>1649748 <text:s text:c="3"/>527191 <text:s text:c="10"/>0 <text:s text:c="16"/>1 <text:s text:c="3"/>FIB0007 <text:s text:c="2"/>\n",</text:p>
      <text:p text:style-name="P4"><text:s text:c="14"/>"289662 <text:s/>1650146 <text:s text:c="3"/>527367 <text:s text:c="10"/>0 <text:s text:c="16"/>1 <text:s text:c="3"/>REP0250 <text:s text:c="2"/>\n",</text:p>
      <text:p text:style-name="P4"><text:s text:c="14"/>"289664 <text:s/>1650149 <text:s text:c="3"/>527367 <text:s text:c="10"/>0 <text:s text:c="16"/>1 <text:s text:c="3"/>REP0299 <text:s text:c="2"/>\n",</text:p>
      <text:p text:style-name="P4"><text:soft-page-break/><text:s text:c="14"/>"\n",</text:p>
      <text:p text:style-name="P4"><text:s text:c="14"/>" <text:s text:c="7"/>unit_price <text:s text:c="15"/>date <text:s/>\n",</text:p>
      <text:p text:style-name="P4"><text:s text:c="14"/>"38 <text:s text:c="10"/>82.64 2017-01-01 06:51:23 <text:s/>\n",</text:p>
      <text:p text:style-name="P4"><text:s text:c="14"/>"183 <text:s text:c="9"/>90.99 2017-01-01 13:27:15 <text:s/>\n",</text:p>
      <text:p text:style-name="P4"><text:s text:c="14"/>"366 <text:s text:c="9"/>49.39 2017-01-01 19:13:45 <text:s/>\n",</text:p>
      <text:p text:style-name="P4"><text:s text:c="14"/>"411 <text:s text:c="10"/>7.99 2017-01-01 20:03:56 <text:s/>\n",</text:p>
      <text:p text:style-name="P4"><text:s text:c="14"/>"567 <text:s text:c="9"/>59.03 2017-01-01 22:57:29 <text:s/>\n",</text:p>
      <text:p text:style-name="P4"><text:s text:c="14"/>"... <text:s text:c="11"/>... <text:s text:c="16"/>... <text:s/>\n",</text:p>
      <text:p text:style-name="P4"><text:s text:c="14"/>"289411 <text:s text:c="6"/>59.99 2018-03-14 12:05:02 <text:s/>\n",</text:p>
      <text:p text:style-name="P4"><text:s text:c="14"/>"289446 <text:s text:c="6"/>59.99 2018-03-14 12:16:05 <text:s/>\n",</text:p>
      <text:p text:style-name="P4"><text:s text:c="14"/>"289462 <text:s text:c="6"/>99.99 2018-03-14 12:19:19 <text:s/>\n",</text:p>
      <text:p text:style-name="P4"><text:s text:c="14"/>"289662 <text:s text:c="6"/>69.90 2018-03-14 13:39:34 <text:s/>\n",</text:p>
      <text:p text:style-name="P4"><text:s text:c="14"/>"289664 <text:s text:c="6"/>59.99 2018-03-14 13:40:04 <text:s/>\n",</text:p>
      <text:p text:style-name="P4"><text:s text:c="14"/>"\n",</text:p>
      <text:p text:style-name="P4"><text:s text:c="14"/>"[3060 rows x 7 columns]"</text:p>
      <text:p text:style-name="P4"><text:s text:c="12"/>]</text:p>
      <text:p text:style-name="P4"><text:s text:c="10"/>},</text:p>
      <text:p text:style-name="P4"><text:s text:c="10"/>"execution_count": 69,</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orresponding 'sku' in orderlines table\n",</text:p>
      <text:p text:style-name="P4"><text:s text:c="8"/>"orderlines_df.loc[mask,:]"</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3060 orders are affected by prices with 3 decimal numbers (products_df). We will drop these orders to avoid erroneous prices in our analysis. We will also save the dropped id_orders to a new dataframe for reference."</text:p>
      <text:p text:style-name="P4"><text:s text:c="6"/>]</text:p>
      <text:p text:style-name="P4"><text:s text:c="4"/>},</text:p>
      <text:p text:style-name="P4"><text:s text:c="4"/>{</text:p>
      <text:p text:style-name="P4"><text:s text:c="6"/>"cell_type": "code",</text:p>
      <text:p text:style-name="P4"><text:s text:c="6"/>"execution_count": 70,</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oft-page-break/><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reason",</text:p>
      <text:p text:style-name="P4"><text:s text:c="18"/>"rawType": "object",</text:p>
      <text:p text:style-name="P4"><text:s text:c="18"/>"type": "string"</text:p>
      <text:p text:style-name="P4"><text:s text:c="16"/>}</text:p>
      <text:p text:style-name="P4"><text:s text:c="14"/>],</text:p>
      <text:p text:style-name="P4"><text:s text:c="14"/>"ref": "96d3ac55-b49d-4f19-a883-db24ad777985",</text:p>
      <text:p text:style-name="P4"><text:s text:c="14"/>"rows": [</text:p>
      <text:p text:style-name="P4"><text:s text:c="16"/>[</text:p>
      <text:p text:style-name="P4"><text:s text:c="18"/>"0",</text:p>
      <text:p text:style-name="P4"><text:s text:c="18"/>"299576",</text:p>
      <text:p text:style-name="P4"><text:s text:c="18"/>"Corrupted decimal places in column 'price' in products_df dataset"</text:p>
      <text:p text:style-name="P4"><text:s text:c="16"/>],</text:p>
      <text:p text:style-name="P4"><text:s text:c="16"/>[</text:p>
      <text:p text:style-name="P4"><text:s text:c="18"/>"1",</text:p>
      <text:p text:style-name="P4"><text:s text:c="18"/>"299695",</text:p>
      <text:p text:style-name="P4"><text:s text:c="18"/>"Corrupted decimal places in column 'price' in products_df dataset"</text:p>
      <text:p text:style-name="P4"><text:s text:c="16"/>],</text:p>
      <text:p text:style-name="P4"><text:s text:c="16"/>[</text:p>
      <text:p text:style-name="P4"><text:s text:c="18"/>"2",</text:p>
      <text:p text:style-name="P4"><text:s text:c="18"/>"299881",</text:p>
      <text:p text:style-name="P4"><text:s text:c="18"/>"Corrupted decimal places in column 'price' in products_df dataset"</text:p>
      <text:p text:style-name="P4"><text:s text:c="16"/>],</text:p>
      <text:p text:style-name="P4"><text:s text:c="16"/>[</text:p>
      <text:p text:style-name="P4"><text:s text:c="18"/>"3",</text:p>
      <text:p text:style-name="P4"><text:s text:c="18"/>"299925",</text:p>
      <text:p text:style-name="P4"><text:s text:c="18"/>"Corrupted decimal places in column 'price' in products_df dataset"</text:p>
      <text:p text:style-name="P4"><text:s text:c="16"/>],</text:p>
      <text:p text:style-name="P4"><text:s text:c="16"/>[</text:p>
      <text:p text:style-name="P4"><text:s text:c="18"/>"4",</text:p>
      <text:p text:style-name="P4"><text:s text:c="18"/>"300079",</text:p>
      <text:p text:style-name="P4"><text:s text:c="18"/>"Corrupted decimal places in column 'price' in products_df dataset"</text:p>
      <text:p text:style-name="P4"><text:s text:c="16"/>],</text:p>
      <text:p text:style-name="P4"><text:s text:c="16"/>[</text:p>
      <text:p text:style-name="P4"><text:s text:c="18"/>"5",</text:p>
      <text:p text:style-name="P4"><text:s text:c="18"/>"300166",</text:p>
      <text:p text:style-name="P4"><text:s text:c="18"/>"Corrupted decimal places in column 'price' in products_df dataset"</text:p>
      <text:p text:style-name="P4"><text:s text:c="16"/>],</text:p>
      <text:p text:style-name="P4"><text:s text:c="16"/>[</text:p>
      <text:p text:style-name="P4"><text:s text:c="18"/>"6",</text:p>
      <text:p text:style-name="P4"><text:s text:c="18"/>"300259",</text:p>
      <text:p text:style-name="P4"><text:s text:c="18"/>"Corrupted decimal places in column 'price' in products_df dataset"</text:p>
      <text:p text:style-name="P4"><text:s text:c="16"/>],</text:p>
      <text:p text:style-name="P4"><text:soft-page-break/><text:s text:c="16"/>[</text:p>
      <text:p text:style-name="P4"><text:s text:c="18"/>"7",</text:p>
      <text:p text:style-name="P4"><text:s text:c="18"/>"300283",</text:p>
      <text:p text:style-name="P4"><text:s text:c="18"/>"Corrupted decimal places in column 'price' in products_df dataset"</text:p>
      <text:p text:style-name="P4"><text:s text:c="16"/>],</text:p>
      <text:p text:style-name="P4"><text:s text:c="16"/>[</text:p>
      <text:p text:style-name="P4"><text:s text:c="18"/>"8",</text:p>
      <text:p text:style-name="P4"><text:s text:c="18"/>"300357",</text:p>
      <text:p text:style-name="P4"><text:s text:c="18"/>"Corrupted decimal places in column 'price' in products_df dataset"</text:p>
      <text:p text:style-name="P4"><text:s text:c="16"/>],</text:p>
      <text:p text:style-name="P4"><text:s text:c="16"/>[</text:p>
      <text:p text:style-name="P4"><text:s text:c="18"/>"9",</text:p>
      <text:p text:style-name="P4"><text:s text:c="18"/>"300393",</text:p>
      <text:p text:style-name="P4"><text:s text:c="18"/>"Corrupted decimal places in column 'price' in products_df dataset"</text:p>
      <text:p text:style-name="P4"><text:s text:c="16"/>],</text:p>
      <text:p text:style-name="P4"><text:s text:c="16"/>[</text:p>
      <text:p text:style-name="P4"><text:s text:c="18"/>"10",</text:p>
      <text:p text:style-name="P4"><text:s text:c="18"/>"300631",</text:p>
      <text:p text:style-name="P4"><text:s text:c="18"/>"Corrupted decimal places in column 'price' in products_df dataset"</text:p>
      <text:p text:style-name="P4"><text:s text:c="16"/>],</text:p>
      <text:p text:style-name="P4"><text:s text:c="16"/>[</text:p>
      <text:p text:style-name="P4"><text:s text:c="18"/>"11",</text:p>
      <text:p text:style-name="P4"><text:s text:c="18"/>"300668",</text:p>
      <text:p text:style-name="P4"><text:s text:c="18"/>"Corrupted decimal places in column 'price' in products_df dataset"</text:p>
      <text:p text:style-name="P4"><text:s text:c="16"/>],</text:p>
      <text:p text:style-name="P4"><text:s text:c="16"/>[</text:p>
      <text:p text:style-name="P4"><text:s text:c="18"/>"12",</text:p>
      <text:p text:style-name="P4"><text:s text:c="18"/>"300679",</text:p>
      <text:p text:style-name="P4"><text:s text:c="18"/>"Corrupted decimal places in column 'price' in products_df dataset"</text:p>
      <text:p text:style-name="P4"><text:s text:c="16"/>],</text:p>
      <text:p text:style-name="P4"><text:s text:c="16"/>[</text:p>
      <text:p text:style-name="P4"><text:s text:c="18"/>"13",</text:p>
      <text:p text:style-name="P4"><text:s text:c="18"/>"301035",</text:p>
      <text:p text:style-name="P4"><text:s text:c="18"/>"Corrupted decimal places in column 'price' in products_df dataset"</text:p>
      <text:p text:style-name="P4"><text:s text:c="16"/>],</text:p>
      <text:p text:style-name="P4"><text:s text:c="16"/>[</text:p>
      <text:p text:style-name="P4"><text:s text:c="18"/>"14",</text:p>
      <text:p text:style-name="P4"><text:s text:c="18"/>"301043",</text:p>
      <text:p text:style-name="P4"><text:s text:c="18"/>"Corrupted decimal places in column 'price' in products_df dataset"</text:p>
      <text:p text:style-name="P4"><text:s text:c="16"/>],</text:p>
      <text:p text:style-name="P4"><text:s text:c="16"/>[</text:p>
      <text:p text:style-name="P4"><text:s text:c="18"/>"15",</text:p>
      <text:p text:style-name="P4"><text:s text:c="18"/>"301109",</text:p>
      <text:p text:style-name="P4"><text:s text:c="18"/>"Corrupted decimal places in column 'price' in products_df dataset"</text:p>
      <text:p text:style-name="P4"><text:s text:c="16"/>],</text:p>
      <text:p text:style-name="P4"><text:s text:c="16"/>[</text:p>
      <text:p text:style-name="P4"><text:s text:c="18"/>"16",</text:p>
      <text:p text:style-name="P4"><text:s text:c="18"/>"301142",</text:p>
      <text:p text:style-name="P4"><text:s text:c="18"/>"Corrupted decimal places in column 'price' in products_df dataset"</text:p>
      <text:p text:style-name="P4"><text:soft-page-break/><text:s text:c="16"/>],</text:p>
      <text:p text:style-name="P4"><text:s text:c="16"/>[</text:p>
      <text:p text:style-name="P4"><text:s text:c="18"/>"17",</text:p>
      <text:p text:style-name="P4"><text:s text:c="18"/>"301156",</text:p>
      <text:p text:style-name="P4"><text:s text:c="18"/>"Corrupted decimal places in column 'price' in products_df dataset"</text:p>
      <text:p text:style-name="P4"><text:s text:c="16"/>],</text:p>
      <text:p text:style-name="P4"><text:s text:c="16"/>[</text:p>
      <text:p text:style-name="P4"><text:s text:c="18"/>"18",</text:p>
      <text:p text:style-name="P4"><text:s text:c="18"/>"301221",</text:p>
      <text:p text:style-name="P4"><text:s text:c="18"/>"Corrupted decimal places in column 'price' in products_df dataset"</text:p>
      <text:p text:style-name="P4"><text:s text:c="16"/>],</text:p>
      <text:p text:style-name="P4"><text:s text:c="16"/>[</text:p>
      <text:p text:style-name="P4"><text:s text:c="18"/>"19",</text:p>
      <text:p text:style-name="P4"><text:s text:c="18"/>"301290",</text:p>
      <text:p text:style-name="P4"><text:s text:c="18"/>"Corrupted decimal places in column 'price' in products_df dataset"</text:p>
      <text:p text:style-name="P4"><text:s text:c="16"/>],</text:p>
      <text:p text:style-name="P4"><text:s text:c="16"/>[</text:p>
      <text:p text:style-name="P4"><text:s text:c="18"/>"20",</text:p>
      <text:p text:style-name="P4"><text:s text:c="18"/>"301307",</text:p>
      <text:p text:style-name="P4"><text:s text:c="18"/>"Corrupted decimal places in column 'price' in products_df dataset"</text:p>
      <text:p text:style-name="P4"><text:s text:c="16"/>],</text:p>
      <text:p text:style-name="P4"><text:s text:c="16"/>[</text:p>
      <text:p text:style-name="P4"><text:s text:c="18"/>"21",</text:p>
      <text:p text:style-name="P4"><text:s text:c="18"/>"301410",</text:p>
      <text:p text:style-name="P4"><text:s text:c="18"/>"Corrupted decimal places in column 'price' in products_df dataset"</text:p>
      <text:p text:style-name="P4"><text:s text:c="16"/>],</text:p>
      <text:p text:style-name="P4"><text:s text:c="16"/>[</text:p>
      <text:p text:style-name="P4"><text:s text:c="18"/>"22",</text:p>
      <text:p text:style-name="P4"><text:s text:c="18"/>"301395",</text:p>
      <text:p text:style-name="P4"><text:s text:c="18"/>"Corrupted decimal places in column 'price' in products_df dataset"</text:p>
      <text:p text:style-name="P4"><text:s text:c="16"/>],</text:p>
      <text:p text:style-name="P4"><text:s text:c="16"/>[</text:p>
      <text:p text:style-name="P4"><text:s text:c="18"/>"23",</text:p>
      <text:p text:style-name="P4"><text:s text:c="18"/>"301528",</text:p>
      <text:p text:style-name="P4"><text:s text:c="18"/>"Corrupted decimal places in column 'price' in products_df dataset"</text:p>
      <text:p text:style-name="P4"><text:s text:c="16"/>],</text:p>
      <text:p text:style-name="P4"><text:s text:c="16"/>[</text:p>
      <text:p text:style-name="P4"><text:s text:c="18"/>"24",</text:p>
      <text:p text:style-name="P4"><text:s text:c="18"/>"301598",</text:p>
      <text:p text:style-name="P4"><text:s text:c="18"/>"Corrupted decimal places in column 'price' in products_df dataset"</text:p>
      <text:p text:style-name="P4"><text:s text:c="16"/>],</text:p>
      <text:p text:style-name="P4"><text:s text:c="16"/>[</text:p>
      <text:p text:style-name="P4"><text:s text:c="18"/>"25",</text:p>
      <text:p text:style-name="P4"><text:s text:c="18"/>"301673",</text:p>
      <text:p text:style-name="P4"><text:s text:c="18"/>"Corrupted decimal places in column 'price' in products_df dataset"</text:p>
      <text:p text:style-name="P4"><text:s text:c="16"/>],</text:p>
      <text:p text:style-name="P4"><text:s text:c="16"/>[</text:p>
      <text:p text:style-name="P4"><text:s text:c="18"/>"26",</text:p>
      <text:p text:style-name="P4"><text:s text:c="18"/>"301708",</text:p>
      <text:p text:style-name="P4"><text:soft-page-break/><text:s text:c="18"/>"Corrupted decimal places in column 'price' in products_df dataset"</text:p>
      <text:p text:style-name="P4"><text:s text:c="16"/>],</text:p>
      <text:p text:style-name="P4"><text:s text:c="16"/>[</text:p>
      <text:p text:style-name="P4"><text:s text:c="18"/>"27",</text:p>
      <text:p text:style-name="P4"><text:s text:c="18"/>"301898",</text:p>
      <text:p text:style-name="P4"><text:s text:c="18"/>"Corrupted decimal places in column 'price' in products_df dataset"</text:p>
      <text:p text:style-name="P4"><text:s text:c="16"/>],</text:p>
      <text:p text:style-name="P4"><text:s text:c="16"/>[</text:p>
      <text:p text:style-name="P4"><text:s text:c="18"/>"28",</text:p>
      <text:p text:style-name="P4"><text:s text:c="18"/>"301919",</text:p>
      <text:p text:style-name="P4"><text:s text:c="18"/>"Corrupted decimal places in column 'price' in products_df dataset"</text:p>
      <text:p text:style-name="P4"><text:s text:c="16"/>],</text:p>
      <text:p text:style-name="P4"><text:s text:c="16"/>[</text:p>
      <text:p text:style-name="P4"><text:s text:c="18"/>"29",</text:p>
      <text:p text:style-name="P4"><text:s text:c="18"/>"301950",</text:p>
      <text:p text:style-name="P4"><text:s text:c="18"/>"Corrupted decimal places in column 'price' in products_df dataset"</text:p>
      <text:p text:style-name="P4"><text:s text:c="16"/>],</text:p>
      <text:p text:style-name="P4"><text:s text:c="16"/>[</text:p>
      <text:p text:style-name="P4"><text:s text:c="18"/>"30",</text:p>
      <text:p text:style-name="P4"><text:s text:c="18"/>"301938",</text:p>
      <text:p text:style-name="P4"><text:s text:c="18"/>"Corrupted decimal places in column 'price' in products_df dataset"</text:p>
      <text:p text:style-name="P4"><text:s text:c="16"/>],</text:p>
      <text:p text:style-name="P4"><text:s text:c="16"/>[</text:p>
      <text:p text:style-name="P4"><text:s text:c="18"/>"31",</text:p>
      <text:p text:style-name="P4"><text:s text:c="18"/>"302071",</text:p>
      <text:p text:style-name="P4"><text:s text:c="18"/>"Corrupted decimal places in column 'price' in products_df dataset"</text:p>
      <text:p text:style-name="P4"><text:s text:c="16"/>],</text:p>
      <text:p text:style-name="P4"><text:s text:c="16"/>[</text:p>
      <text:p text:style-name="P4"><text:s text:c="18"/>"32",</text:p>
      <text:p text:style-name="P4"><text:s text:c="18"/>"302158",</text:p>
      <text:p text:style-name="P4"><text:s text:c="18"/>"Corrupted decimal places in column 'price' in products_df dataset"</text:p>
      <text:p text:style-name="P4"><text:s text:c="16"/>],</text:p>
      <text:p text:style-name="P4"><text:s text:c="16"/>[</text:p>
      <text:p text:style-name="P4"><text:s text:c="18"/>"33",</text:p>
      <text:p text:style-name="P4"><text:s text:c="18"/>"302275",</text:p>
      <text:p text:style-name="P4"><text:s text:c="18"/>"Corrupted decimal places in column 'price' in products_df dataset"</text:p>
      <text:p text:style-name="P4"><text:s text:c="16"/>],</text:p>
      <text:p text:style-name="P4"><text:s text:c="16"/>[</text:p>
      <text:p text:style-name="P4"><text:s text:c="18"/>"34",</text:p>
      <text:p text:style-name="P4"><text:s text:c="18"/>"302358",</text:p>
      <text:p text:style-name="P4"><text:s text:c="18"/>"Corrupted decimal places in column 'price' in products_df dataset"</text:p>
      <text:p text:style-name="P4"><text:s text:c="16"/>],</text:p>
      <text:p text:style-name="P4"><text:s text:c="16"/>[</text:p>
      <text:p text:style-name="P4"><text:s text:c="18"/>"35",</text:p>
      <text:p text:style-name="P4"><text:s text:c="18"/>"302358",</text:p>
      <text:p text:style-name="P4"><text:s text:c="18"/>"Corrupted decimal places in column 'price' in products_df dataset"</text:p>
      <text:p text:style-name="P4"><text:s text:c="16"/>],</text:p>
      <text:p text:style-name="P4"><text:s text:c="16"/>[</text:p>
      <text:p text:style-name="P4"><text:s text:c="18"/>"36",</text:p>
      <text:p text:style-name="P4"><text:soft-page-break/><text:s text:c="18"/>"302428",</text:p>
      <text:p text:style-name="P4"><text:s text:c="18"/>"Corrupted decimal places in column 'price' in products_df dataset"</text:p>
      <text:p text:style-name="P4"><text:s text:c="16"/>],</text:p>
      <text:p text:style-name="P4"><text:s text:c="16"/>[</text:p>
      <text:p text:style-name="P4"><text:s text:c="18"/>"37",</text:p>
      <text:p text:style-name="P4"><text:s text:c="18"/>"302460",</text:p>
      <text:p text:style-name="P4"><text:s text:c="18"/>"Corrupted decimal places in column 'price' in products_df dataset"</text:p>
      <text:p text:style-name="P4"><text:s text:c="16"/>],</text:p>
      <text:p text:style-name="P4"><text:s text:c="16"/>[</text:p>
      <text:p text:style-name="P4"><text:s text:c="18"/>"38",</text:p>
      <text:p text:style-name="P4"><text:s text:c="18"/>"302529",</text:p>
      <text:p text:style-name="P4"><text:s text:c="18"/>"Corrupted decimal places in column 'price' in products_df dataset"</text:p>
      <text:p text:style-name="P4"><text:s text:c="16"/>],</text:p>
      <text:p text:style-name="P4"><text:s text:c="16"/>[</text:p>
      <text:p text:style-name="P4"><text:s text:c="18"/>"39",</text:p>
      <text:p text:style-name="P4"><text:s text:c="18"/>"302642",</text:p>
      <text:p text:style-name="P4"><text:s text:c="18"/>"Corrupted decimal places in column 'price' in products_df dataset"</text:p>
      <text:p text:style-name="P4"><text:s text:c="16"/>],</text:p>
      <text:p text:style-name="P4"><text:s text:c="16"/>[</text:p>
      <text:p text:style-name="P4"><text:s text:c="18"/>"40",</text:p>
      <text:p text:style-name="P4"><text:s text:c="18"/>"302652",</text:p>
      <text:p text:style-name="P4"><text:s text:c="18"/>"Corrupted decimal places in column 'price' in products_df dataset"</text:p>
      <text:p text:style-name="P4"><text:s text:c="16"/>],</text:p>
      <text:p text:style-name="P4"><text:s text:c="16"/>[</text:p>
      <text:p text:style-name="P4"><text:s text:c="18"/>"41",</text:p>
      <text:p text:style-name="P4"><text:s text:c="18"/>"302656",</text:p>
      <text:p text:style-name="P4"><text:s text:c="18"/>"Corrupted decimal places in column 'price' in products_df dataset"</text:p>
      <text:p text:style-name="P4"><text:s text:c="16"/>],</text:p>
      <text:p text:style-name="P4"><text:s text:c="16"/>[</text:p>
      <text:p text:style-name="P4"><text:s text:c="18"/>"42",</text:p>
      <text:p text:style-name="P4"><text:s text:c="18"/>"302682",</text:p>
      <text:p text:style-name="P4"><text:s text:c="18"/>"Corrupted decimal places in column 'price' in products_df dataset"</text:p>
      <text:p text:style-name="P4"><text:s text:c="16"/>],</text:p>
      <text:p text:style-name="P4"><text:s text:c="16"/>[</text:p>
      <text:p text:style-name="P4"><text:s text:c="18"/>"43",</text:p>
      <text:p text:style-name="P4"><text:s text:c="18"/>"303055",</text:p>
      <text:p text:style-name="P4"><text:s text:c="18"/>"Corrupted decimal places in column 'price' in products_df dataset"</text:p>
      <text:p text:style-name="P4"><text:s text:c="16"/>],</text:p>
      <text:p text:style-name="P4"><text:s text:c="16"/>[</text:p>
      <text:p text:style-name="P4"><text:s text:c="18"/>"44",</text:p>
      <text:p text:style-name="P4"><text:s text:c="18"/>"301102",</text:p>
      <text:p text:style-name="P4"><text:s text:c="18"/>"Corrupted decimal places in column 'price' in products_df dataset"</text:p>
      <text:p text:style-name="P4"><text:s text:c="16"/>],</text:p>
      <text:p text:style-name="P4"><text:s text:c="16"/>[</text:p>
      <text:p text:style-name="P4"><text:s text:c="18"/>"45",</text:p>
      <text:p text:style-name="P4"><text:s text:c="18"/>"303400",</text:p>
      <text:p text:style-name="P4"><text:s text:c="18"/>"Corrupted decimal places in column 'price' in products_df dataset"</text:p>
      <text:p text:style-name="P4"><text:s text:c="16"/>],</text:p>
      <text:p text:style-name="P4"><text:s text:c="16"/>[</text:p>
      <text:p text:style-name="P4"><text:soft-page-break/><text:s text:c="18"/>"46",</text:p>
      <text:p text:style-name="P4"><text:s text:c="18"/>"303401",</text:p>
      <text:p text:style-name="P4"><text:s text:c="18"/>"Corrupted decimal places in column 'price' in products_df dataset"</text:p>
      <text:p text:style-name="P4"><text:s text:c="16"/>],</text:p>
      <text:p text:style-name="P4"><text:s text:c="16"/>[</text:p>
      <text:p text:style-name="P4"><text:s text:c="18"/>"47",</text:p>
      <text:p text:style-name="P4"><text:s text:c="18"/>"303411",</text:p>
      <text:p text:style-name="P4"><text:s text:c="18"/>"Corrupted decimal places in column 'price' in products_df dataset"</text:p>
      <text:p text:style-name="P4"><text:s text:c="16"/>],</text:p>
      <text:p text:style-name="P4"><text:s text:c="16"/>[</text:p>
      <text:p text:style-name="P4"><text:s text:c="18"/>"48",</text:p>
      <text:p text:style-name="P4"><text:s text:c="18"/>"300191",</text:p>
      <text:p text:style-name="P4"><text:s text:c="18"/>"Corrupted decimal places in column 'price' in products_df dataset"</text:p>
      <text:p text:style-name="P4"><text:s text:c="16"/>],</text:p>
      <text:p text:style-name="P4"><text:s text:c="16"/>[</text:p>
      <text:p text:style-name="P4"><text:s text:c="18"/>"49",</text:p>
      <text:p text:style-name="P4"><text:s text:c="18"/>"300311",</text:p>
      <text:p text:style-name="P4"><text:s text:c="18"/>"Corrupted decimal places in column 'price' in products_df dataset"</text:p>
      <text:p text:style-name="P4"><text:s text:c="16"/>]</text:p>
      <text:p text:style-name="P4"><text:s text:c="14"/>],</text:p>
      <text:p text:style-name="P4"><text:s text:c="14"/>"shape": {</text:p>
      <text:p text:style-name="P4"><text:s text:c="16"/>"columns": 2,</text:p>
      <text:p text:style-name="P4"><text:s text:c="16"/>"rows": 3060</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_order&lt;/th&gt;\n",</text:p>
      <text:p text:style-name="P4"><text:s text:c="14"/>" <text:s text:c="5"/>&lt;th&gt;reason&lt;/th&gt;\n",</text:p>
      <text:p text:style-name="P4"><text:s text:c="14"/>" <text:s text:c="3"/>&lt;/tr&gt;\n",</text:p>
      <text:p text:style-name="P4"><text:s text:c="14"/>" <text:s/>&lt;/thead&gt;\n",</text:p>
      <text:p text:style-name="P4"><text:s text:c="14"/>" <text:s/>&lt;tbody&gt;\n",</text:p>
      <text:p text:style-name="P4"><text:soft-page-break/><text:s text:c="14"/>" <text:s text:c="3"/>&lt;tr&gt;\n",</text:p>
      <text:p text:style-name="P4"><text:s text:c="14"/>" <text:s text:c="5"/>&lt;th&gt;0&lt;/th&gt;\n",</text:p>
      <text:p text:style-name="P4"><text:s text:c="14"/>" <text:s text:c="5"/>&lt;td&gt;299576&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1&lt;/th&gt;\n",</text:p>
      <text:p text:style-name="P4"><text:s text:c="14"/>" <text:s text:c="5"/>&lt;td&gt;299695&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2&lt;/th&gt;\n",</text:p>
      <text:p text:style-name="P4"><text:s text:c="14"/>" <text:s text:c="5"/>&lt;td&gt;299881&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3&lt;/th&gt;\n",</text:p>
      <text:p text:style-name="P4"><text:s text:c="14"/>" <text:s text:c="5"/>&lt;td&gt;299925&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4&lt;/th&gt;\n",</text:p>
      <text:p text:style-name="P4"><text:s text:c="14"/>" <text:s text:c="5"/>&lt;td&gt;300079&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3055&lt;/th&gt;\n",</text:p>
      <text:p text:style-name="P4"><text:s text:c="14"/>" <text:s text:c="5"/>&lt;td&gt;527147&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3056&lt;/th&gt;\n",</text:p>
      <text:p text:style-name="P4"><text:s text:c="14"/>" <text:s text:c="5"/>&lt;td&gt;527170&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3057&lt;/th&gt;\n",</text:p>
      <text:p text:style-name="P4"><text:s text:c="14"/>" <text:s text:c="5"/>&lt;td&gt;527191&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3058&lt;/th&gt;\n",</text:p>
      <text:p text:style-name="P4"><text:s text:c="14"/>" <text:s text:c="5"/>&lt;td&gt;527367&lt;/td&gt;\n",</text:p>
      <text:p text:style-name="P4"><text:s text:c="14"/>" <text:s text:c="5"/>&lt;td&gt;Corrupted decimal places in column 'price' in ...&lt;/td&gt;\n",</text:p>
      <text:p text:style-name="P4"><text:soft-page-break/><text:s text:c="14"/>" <text:s text:c="3"/>&lt;/tr&gt;\n",</text:p>
      <text:p text:style-name="P4"><text:s text:c="14"/>" <text:s text:c="3"/>&lt;tr&gt;\n",</text:p>
      <text:p text:style-name="P4"><text:s text:c="14"/>" <text:s text:c="5"/>&lt;th&gt;3059&lt;/th&gt;\n",</text:p>
      <text:p text:style-name="P4"><text:s text:c="14"/>" <text:s text:c="5"/>&lt;td&gt;527367&lt;/td&gt;\n",</text:p>
      <text:p text:style-name="P4"><text:s text:c="14"/>" <text:s text:c="5"/>&lt;td&gt;Corrupted decimal places in column 'price' in ...&lt;/td&gt;\n",</text:p>
      <text:p text:style-name="P4"><text:s text:c="14"/>" <text:s text:c="3"/>&lt;/tr&gt;\n",</text:p>
      <text:p text:style-name="P4"><text:s text:c="14"/>" <text:s/>&lt;/tbody&gt;\n",</text:p>
      <text:p text:style-name="P4"><text:s text:c="14"/>"&lt;/table&gt;\n",</text:p>
      <text:p text:style-name="P4"><text:s text:c="14"/>"&lt;p&gt;3060 rows × 2 columns&lt;/p&gt;\n",</text:p>
      <text:p text:style-name="P4"><text:s text:c="14"/>"&lt;/div&gt;"</text:p>
      <text:p text:style-name="P4"><text:s text:c="12"/>],</text:p>
      <text:p text:style-name="P4"><text:s text:c="12"/>"text/plain": [</text:p>
      <text:p text:style-name="P4"><text:s text:c="14"/>" <text:s text:c="5"/>id_order <text:s text:c="44"/>reason\n",</text:p>
      <text:p text:style-name="P4"><text:s text:c="14"/>"0 <text:s text:c="6"/>299576 <text:s/>Corrupted decimal places in column 'price' in ...\n",</text:p>
      <text:p text:style-name="P4"><text:s text:c="14"/>"1 <text:s text:c="6"/>299695 <text:s/>Corrupted decimal places in column 'price' in ...\n",</text:p>
      <text:p text:style-name="P4"><text:s text:c="14"/>"2 <text:s text:c="6"/>299881 <text:s/>Corrupted decimal places in column 'price' in ...\n",</text:p>
      <text:p text:style-name="P4"><text:s text:c="14"/>"3 <text:s text:c="6"/>299925 <text:s/>Corrupted decimal places in column 'price' in ...\n",</text:p>
      <text:p text:style-name="P4"><text:s text:c="14"/>"4 <text:s text:c="6"/>300079 <text:s/>Corrupted decimal places in column 'price' in ...\n",</text:p>
      <text:p text:style-name="P4"><text:s text:c="14"/>"... <text:s text:c="7"/>... <text:s text:c="47"/>...\n",</text:p>
      <text:p text:style-name="P4"><text:s text:c="14"/>"3055 <text:s text:c="3"/>527147 <text:s/>Corrupted decimal places in column 'price' in ...\n",</text:p>
      <text:p text:style-name="P4"><text:s text:c="14"/>"3056 <text:s text:c="3"/>527170 <text:s/>Corrupted decimal places in column 'price' in ...\n",</text:p>
      <text:p text:style-name="P4"><text:s text:c="14"/>"3057 <text:s text:c="3"/>527191 <text:s/>Corrupted decimal places in column 'price' in ...\n",</text:p>
      <text:p text:style-name="P4"><text:s text:c="14"/>"3058 <text:s text:c="3"/>527367 <text:s/>Corrupted decimal places in column 'price' in ...\n",</text:p>
      <text:p text:style-name="P4"><text:s text:c="14"/>"3059 <text:s text:c="3"/>527367 <text:s/>Corrupted decimal places in column 'price' in ...\n",</text:p>
      <text:p text:style-name="P4"><text:s text:c="14"/>"\n",</text:p>
      <text:p text:style-name="P4"><text:s text:c="14"/>"[3060 rows x 2 columns]"</text:p>
      <text:p text:style-name="P4"><text:s text:c="12"/>]</text:p>
      <text:p text:style-name="P4"><text:s text:c="10"/>},</text:p>
      <text:p text:style-name="P4"><text:s text:c="10"/>"execution_count": 70,</text:p>
      <text:p text:style-name="P4"><text:s text:c="10"/>"metadata": {},</text:p>
      <text:p text:style-name="P4"><text:s text:c="10"/>"output_type": "execute_result"</text:p>
      <text:p text:style-name="P4"><text:s text:c="8"/>}</text:p>
      <text:p text:style-name="P4"><text:s text:c="6"/>],</text:p>
      <text:p text:style-name="P4"><text:s text:c="6"/>"source": [</text:p>
      <text:p text:style-name="P4"><text:s text:c="8"/>"# Before dropping the rows, we will save the dropped id_orders to a new dataframe\n",</text:p>
      <text:p text:style-name="P4"><text:s text:c="8"/>"dropped_ids_3_decimal_sku_prices_df = pd.DataFrame(orderlines_df.loc[mask, 'id_order']).copy().reset_index(drop=True)\n",</text:p>
      <text:p text:style-name="P4"><text:s text:c="8"/>"dropped_ids_3_decimal_sku_prices_df['reason'] = \"Corrupted decimal places in column 'price' in products_df dataset\" \n",</text:p>
      <text:p text:style-name="P4"><text:s text:c="8"/>"dropped_ids_3_decimal_sku_prices_df"</text:p>
      <text:p text:style-name="P4"><text:s text:c="6"/>]</text:p>
      <text:p text:style-name="P4"><text:s text:c="4"/>},</text:p>
      <text:p text:style-name="P4"><text:s text:c="4"/>{</text:p>
      <text:p text:style-name="P4"><text:s text:c="6"/>"cell_type": "code",</text:p>
      <text:p text:style-name="P4"><text:s text:c="6"/>"execution_count": 71,</text:p>
      <text:p text:style-name="P4"><text:s text:c="6"/>"metadata": {},</text:p>
      <text:p text:style-name="P4"><text:s text:c="6"/>"outputs": [</text:p>
      <text:p text:style-name="P4"><text:s text:c="8"/>{</text:p>
      <text:p text:style-name="P4"><text:s text:c="10"/>"data": {</text:p>
      <text:p text:style-name="P4"><text:soft-page-break/><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float64",</text:p>
      <text:p text:style-name="P4"><text:s text:c="18"/>"type": "float"</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4"/>],</text:p>
      <text:p text:style-name="P4"><text:s text:c="14"/>"ref": "aa239669-d40c-444f-99b5-058c560d6671",</text:p>
      <text:p text:style-name="P4"><text:s text:c="14"/>"rows": [</text:p>
      <text:p text:style-name="P4"><text:s text:c="16"/>[</text:p>
      <text:p text:style-name="P4"><text:s text:c="18"/>"0",</text:p>
      <text:p text:style-name="P4"><text:s text:c="18"/>"1119109",</text:p>
      <text:p text:style-name="P4"><text:s text:c="18"/>"299539",</text:p>
      <text:p text:style-name="P4"><text:soft-page-break/><text:s text:c="18"/>"0",</text:p>
      <text:p text:style-name="P4"><text:s text:c="18"/>"1",</text:p>
      <text:p text:style-name="P4"><text:s text:c="18"/>"OTT0133",</text:p>
      <text:p text:style-name="P4"><text:s text:c="18"/>"18.99",</text:p>
      <text:p text:style-name="P4"><text:s text:c="18"/>"2017-01-01 00:07:19"</text:p>
      <text:p text:style-name="P4"><text:s text:c="16"/>],</text:p>
      <text:p text:style-name="P4"><text:s text:c="16"/>[</text:p>
      <text:p text:style-name="P4"><text:s text:c="18"/>"1",</text:p>
      <text:p text:style-name="P4"><text:s text:c="18"/>"1119110",</text:p>
      <text:p text:style-name="P4"><text:s text:c="18"/>"299540",</text:p>
      <text:p text:style-name="P4"><text:s text:c="18"/>"0",</text:p>
      <text:p text:style-name="P4"><text:s text:c="18"/>"1",</text:p>
      <text:p text:style-name="P4"><text:s text:c="18"/>"LGE0043",</text:p>
      <text:p text:style-name="P4"><text:s text:c="18"/>"399.0",</text:p>
      <text:p text:style-name="P4"><text:s text:c="18"/>"2017-01-01 00:19:45"</text:p>
      <text:p text:style-name="P4"><text:s text:c="16"/>],</text:p>
      <text:p text:style-name="P4"><text:s text:c="16"/>[</text:p>
      <text:p text:style-name="P4"><text:s text:c="18"/>"2",</text:p>
      <text:p text:style-name="P4"><text:s text:c="18"/>"1119111",</text:p>
      <text:p text:style-name="P4"><text:s text:c="18"/>"299541",</text:p>
      <text:p text:style-name="P4"><text:s text:c="18"/>"0",</text:p>
      <text:p text:style-name="P4"><text:s text:c="18"/>"1",</text:p>
      <text:p text:style-name="P4"><text:s text:c="18"/>"PAR0071",</text:p>
      <text:p text:style-name="P4"><text:s text:c="18"/>"474.05",</text:p>
      <text:p text:style-name="P4"><text:s text:c="18"/>"2017-01-01 00:20:57"</text:p>
      <text:p text:style-name="P4"><text:s text:c="16"/>],</text:p>
      <text:p text:style-name="P4"><text:s text:c="16"/>[</text:p>
      <text:p text:style-name="P4"><text:s text:c="18"/>"3",</text:p>
      <text:p text:style-name="P4"><text:s text:c="18"/>"1119112",</text:p>
      <text:p text:style-name="P4"><text:s text:c="18"/>"299542",</text:p>
      <text:p text:style-name="P4"><text:s text:c="18"/>"0",</text:p>
      <text:p text:style-name="P4"><text:s text:c="18"/>"1",</text:p>
      <text:p text:style-name="P4"><text:s text:c="18"/>"WDT0315",</text:p>
      <text:p text:style-name="P4"><text:s text:c="18"/>"68.39",</text:p>
      <text:p text:style-name="P4"><text:s text:c="18"/>"2017-01-01 00:51:40"</text:p>
      <text:p text:style-name="P4"><text:s text:c="16"/>],</text:p>
      <text:p text:style-name="P4"><text:s text:c="16"/>[</text:p>
      <text:p text:style-name="P4"><text:s text:c="18"/>"4",</text:p>
      <text:p text:style-name="P4"><text:s text:c="18"/>"1119113",</text:p>
      <text:p text:style-name="P4"><text:s text:c="18"/>"299543",</text:p>
      <text:p text:style-name="P4"><text:s text:c="18"/>"0",</text:p>
      <text:p text:style-name="P4"><text:s text:c="18"/>"1",</text:p>
      <text:p text:style-name="P4"><text:s text:c="18"/>"JBL0104",</text:p>
      <text:p text:style-name="P4"><text:s text:c="18"/>"23.74",</text:p>
      <text:p text:style-name="P4"><text:s text:c="18"/>"2017-01-01 01:06:38"</text:p>
      <text:p text:style-name="P4"><text:s text:c="16"/>],</text:p>
      <text:p text:style-name="P4"><text:s text:c="16"/>[</text:p>
      <text:p text:style-name="P4"><text:s text:c="18"/>"5",</text:p>
      <text:p text:style-name="P4"><text:s text:c="18"/>"1119114",</text:p>
      <text:p text:style-name="P4"><text:soft-page-break/><text:s text:c="18"/>"295310",</text:p>
      <text:p text:style-name="P4"><text:s text:c="18"/>"0",</text:p>
      <text:p text:style-name="P4"><text:s text:c="18"/>"10",</text:p>
      <text:p text:style-name="P4"><text:s text:c="18"/>"WDT0249",</text:p>
      <text:p text:style-name="P4"><text:s text:c="18"/>"231.79",</text:p>
      <text:p text:style-name="P4"><text:s text:c="18"/>"2017-01-01 01:14:27"</text:p>
      <text:p text:style-name="P4"><text:s text:c="16"/>],</text:p>
      <text:p text:style-name="P4"><text:s text:c="16"/>[</text:p>
      <text:p text:style-name="P4"><text:s text:c="18"/>"6",</text:p>
      <text:p text:style-name="P4"><text:s text:c="18"/>"1119115",</text:p>
      <text:p text:style-name="P4"><text:s text:c="18"/>"299544",</text:p>
      <text:p text:style-name="P4"><text:s text:c="18"/>"0",</text:p>
      <text:p text:style-name="P4"><text:s text:c="18"/>"1",</text:p>
      <text:p text:style-name="P4"><text:s text:c="18"/>"APP1582",</text:p>
      <text:p text:style-name="P4"><text:s text:c="18"/>"1137.99",</text:p>
      <text:p text:style-name="P4"><text:s text:c="18"/>"2017-01-01 01:17:21"</text:p>
      <text:p text:style-name="P4"><text:s text:c="16"/>],</text:p>
      <text:p text:style-name="P4"><text:s text:c="16"/>[</text:p>
      <text:p text:style-name="P4"><text:s text:c="18"/>"7",</text:p>
      <text:p text:style-name="P4"><text:s text:c="18"/>"1119116",</text:p>
      <text:p text:style-name="P4"><text:s text:c="18"/>"299545",</text:p>
      <text:p text:style-name="P4"><text:s text:c="18"/>"0",</text:p>
      <text:p text:style-name="P4"><text:s text:c="18"/>"1",</text:p>
      <text:p text:style-name="P4"><text:s text:c="18"/>"OWC0100",</text:p>
      <text:p text:style-name="P4"><text:s text:c="18"/>"47.49",</text:p>
      <text:p text:style-name="P4"><text:s text:c="18"/>"2017-01-01 01:46:16"</text:p>
      <text:p text:style-name="P4"><text:s text:c="16"/>],</text:p>
      <text:p text:style-name="P4"><text:s text:c="16"/>[</text:p>
      <text:p text:style-name="P4"><text:s text:c="18"/>"8",</text:p>
      <text:p text:style-name="P4"><text:s text:c="18"/>"1119119",</text:p>
      <text:p text:style-name="P4"><text:s text:c="18"/>"299546",</text:p>
      <text:p text:style-name="P4"><text:s text:c="18"/>"0",</text:p>
      <text:p text:style-name="P4"><text:s text:c="18"/>"1",</text:p>
      <text:p text:style-name="P4"><text:s text:c="18"/>"IOT0014",</text:p>
      <text:p text:style-name="P4"><text:s text:c="18"/>"18.99",</text:p>
      <text:p text:style-name="P4"><text:s text:c="18"/>"2017-01-01 01:50:34"</text:p>
      <text:p text:style-name="P4"><text:s text:c="16"/>],</text:p>
      <text:p text:style-name="P4"><text:s text:c="16"/>[</text:p>
      <text:p text:style-name="P4"><text:s text:c="18"/>"9",</text:p>
      <text:p text:style-name="P4"><text:s text:c="18"/>"1119120",</text:p>
      <text:p text:style-name="P4"><text:s text:c="18"/>"295347",</text:p>
      <text:p text:style-name="P4"><text:s text:c="18"/>"0",</text:p>
      <text:p text:style-name="P4"><text:s text:c="18"/>"1",</text:p>
      <text:p text:style-name="P4"><text:s text:c="18"/>"APP0700",</text:p>
      <text:p text:style-name="P4"><text:s text:c="18"/>"72.19",</text:p>
      <text:p text:style-name="P4"><text:s text:c="18"/>"2017-01-01 01:54:11"</text:p>
      <text:p text:style-name="P4"><text:s text:c="16"/>],</text:p>
      <text:p text:style-name="P4"><text:s text:c="16"/>[</text:p>
      <text:p text:style-name="P4"><text:s text:c="18"/>"10",</text:p>
      <text:p text:style-name="P4"><text:soft-page-break/><text:s text:c="18"/>"1119125",</text:p>
      <text:p text:style-name="P4"><text:s text:c="18"/>"299548",</text:p>
      <text:p text:style-name="P4"><text:s text:c="18"/>"0",</text:p>
      <text:p text:style-name="P4"><text:s text:c="18"/>"5",</text:p>
      <text:p text:style-name="P4"><text:s text:c="18"/>"SPE0132",</text:p>
      <text:p text:style-name="P4"><text:s text:c="18"/>"35.14",</text:p>
      <text:p text:style-name="P4"><text:s text:c="18"/>"2017-01-01 02:02:20"</text:p>
      <text:p text:style-name="P4"><text:s text:c="16"/>],</text:p>
      <text:p text:style-name="P4"><text:s text:c="16"/>[</text:p>
      <text:p text:style-name="P4"><text:s text:c="18"/>"11",</text:p>
      <text:p text:style-name="P4"><text:s text:c="18"/>"1119126",</text:p>
      <text:p text:style-name="P4"><text:s text:c="18"/>"299549",</text:p>
      <text:p text:style-name="P4"><text:s text:c="18"/>"0",</text:p>
      <text:p text:style-name="P4"><text:s text:c="18"/>"1",</text:p>
      <text:p text:style-name="P4"><text:s text:c="18"/>"PAC0929",</text:p>
      <text:p text:style-name="P4"><text:s text:c="18"/>"2565.99",</text:p>
      <text:p text:style-name="P4"><text:s text:c="18"/>"2017-01-01 02:07:42"</text:p>
      <text:p text:style-name="P4"><text:s text:c="16"/>],</text:p>
      <text:p text:style-name="P4"><text:s text:c="16"/>[</text:p>
      <text:p text:style-name="P4"><text:s text:c="18"/>"12",</text:p>
      <text:p text:style-name="P4"><text:s text:c="18"/>"1119127",</text:p>
      <text:p text:style-name="P4"><text:s text:c="18"/>"299550",</text:p>
      <text:p text:style-name="P4"><text:s text:c="18"/>"0",</text:p>
      <text:p text:style-name="P4"><text:s text:c="18"/>"1",</text:p>
      <text:p text:style-name="P4"><text:s text:c="18"/>"WDT0309",</text:p>
      <text:p text:style-name="P4"><text:s text:c="18"/>"149.14",</text:p>
      <text:p text:style-name="P4"><text:s text:c="18"/>"2017-01-01 02:09:52"</text:p>
      <text:p text:style-name="P4"><text:s text:c="16"/>],</text:p>
      <text:p text:style-name="P4"><text:s text:c="16"/>[</text:p>
      <text:p text:style-name="P4"><text:s text:c="18"/>"13",</text:p>
      <text:p text:style-name="P4"><text:s text:c="18"/>"1119129",</text:p>
      <text:p text:style-name="P4"><text:s text:c="18"/>"299552",</text:p>
      <text:p text:style-name="P4"><text:s text:c="18"/>"0",</text:p>
      <text:p text:style-name="P4"><text:s text:c="18"/>"1",</text:p>
      <text:p text:style-name="P4"><text:s text:c="18"/>"MBI0010",</text:p>
      <text:p text:style-name="P4"><text:s text:c="18"/>"16.99",</text:p>
      <text:p text:style-name="P4"><text:s text:c="18"/>"2017-01-01 02:13:51"</text:p>
      <text:p text:style-name="P4"><text:s text:c="16"/>],</text:p>
      <text:p text:style-name="P4"><text:s text:c="16"/>[</text:p>
      <text:p text:style-name="P4"><text:s text:c="18"/>"14",</text:p>
      <text:p text:style-name="P4"><text:s text:c="18"/>"1119130",</text:p>
      <text:p text:style-name="P4"><text:s text:c="18"/>"299552",</text:p>
      <text:p text:style-name="P4"><text:s text:c="18"/>"0",</text:p>
      <text:p text:style-name="P4"><text:s text:c="18"/>"1",</text:p>
      <text:p text:style-name="P4"><text:s text:c="18"/>"SAT0044",</text:p>
      <text:p text:style-name="P4"><text:s text:c="18"/>"19.99",</text:p>
      <text:p text:style-name="P4"><text:s text:c="18"/>"2017-01-01 02:14:36"</text:p>
      <text:p text:style-name="P4"><text:s text:c="16"/>],</text:p>
      <text:p text:style-name="P4"><text:s text:c="16"/>[</text:p>
      <text:p text:style-name="P4"><text:soft-page-break/><text:s text:c="18"/>"15",</text:p>
      <text:p text:style-name="P4"><text:s text:c="18"/>"1119131",</text:p>
      <text:p text:style-name="P4"><text:s text:c="18"/>"299553",</text:p>
      <text:p text:style-name="P4"><text:s text:c="18"/>"0",</text:p>
      <text:p text:style-name="P4"><text:s text:c="18"/>"1",</text:p>
      <text:p text:style-name="P4"><text:s text:c="18"/>"APP1854",</text:p>
      <text:p text:style-name="P4"><text:s text:c="18"/>"3278.99",</text:p>
      <text:p text:style-name="P4"><text:s text:c="18"/>"2017-01-01 02:14:47"</text:p>
      <text:p text:style-name="P4"><text:s text:c="16"/>],</text:p>
      <text:p text:style-name="P4"><text:s text:c="16"/>[</text:p>
      <text:p text:style-name="P4"><text:s text:c="18"/>"16",</text:p>
      <text:p text:style-name="P4"><text:s text:c="18"/>"1119132",</text:p>
      <text:p text:style-name="P4"><text:s text:c="18"/>"299554",</text:p>
      <text:p text:style-name="P4"><text:s text:c="18"/>"0",</text:p>
      <text:p text:style-name="P4"><text:s text:c="18"/>"1",</text:p>
      <text:p text:style-name="P4"><text:s text:c="18"/>"WAC0171",</text:p>
      <text:p text:style-name="P4"><text:s text:c="18"/>"59.84",</text:p>
      <text:p text:style-name="P4"><text:s text:c="18"/>"2017-01-01 02:15:46"</text:p>
      <text:p text:style-name="P4"><text:s text:c="16"/>],</text:p>
      <text:p text:style-name="P4"><text:s text:c="16"/>[</text:p>
      <text:p text:style-name="P4"><text:s text:c="18"/>"17",</text:p>
      <text:p text:style-name="P4"><text:s text:c="18"/>"1119133",</text:p>
      <text:p text:style-name="P4"><text:s text:c="18"/>"299555",</text:p>
      <text:p text:style-name="P4"><text:s text:c="18"/>"0",</text:p>
      <text:p text:style-name="P4"><text:s text:c="18"/>"1",</text:p>
      <text:p text:style-name="P4"><text:s text:c="18"/>"BEA0065",</text:p>
      <text:p text:style-name="P4"><text:s text:c="18"/>"256.49",</text:p>
      <text:p text:style-name="P4"><text:s text:c="18"/>"2017-01-01 02:18:45"</text:p>
      <text:p text:style-name="P4"><text:s text:c="16"/>],</text:p>
      <text:p text:style-name="P4"><text:s text:c="16"/>[</text:p>
      <text:p text:style-name="P4"><text:s text:c="18"/>"18",</text:p>
      <text:p text:style-name="P4"><text:s text:c="18"/>"1119134",</text:p>
      <text:p text:style-name="P4"><text:s text:c="18"/>"299556",</text:p>
      <text:p text:style-name="P4"><text:s text:c="18"/>"0",</text:p>
      <text:p text:style-name="P4"><text:s text:c="18"/>"1",</text:p>
      <text:p text:style-name="P4"><text:s text:c="18"/>"CRU0039-A",</text:p>
      <text:p text:style-name="P4"><text:s text:c="18"/>"60.9",</text:p>
      <text:p text:style-name="P4"><text:s text:c="18"/>"2017-01-01 02:20:14"</text:p>
      <text:p text:style-name="P4"><text:s text:c="16"/>],</text:p>
      <text:p text:style-name="P4"><text:s text:c="16"/>[</text:p>
      <text:p text:style-name="P4"><text:s text:c="18"/>"19",</text:p>
      <text:p text:style-name="P4"><text:s text:c="18"/>"1119135",</text:p>
      <text:p text:style-name="P4"><text:s text:c="18"/>"299557",</text:p>
      <text:p text:style-name="P4"><text:s text:c="18"/>"0",</text:p>
      <text:p text:style-name="P4"><text:s text:c="18"/>"1",</text:p>
      <text:p text:style-name="P4"><text:s text:c="18"/>"NTE0082",</text:p>
      <text:p text:style-name="P4"><text:s text:c="18"/>"37.99",</text:p>
      <text:p text:style-name="P4"><text:s text:c="18"/>"2017-01-01 02:22:36"</text:p>
      <text:p text:style-name="P4"><text:s text:c="16"/>],</text:p>
      <text:p text:style-name="P4"><text:soft-page-break/><text:s text:c="16"/>[</text:p>
      <text:p text:style-name="P4"><text:s text:c="18"/>"20",</text:p>
      <text:p text:style-name="P4"><text:s text:c="18"/>"1119136",</text:p>
      <text:p text:style-name="P4"><text:s text:c="18"/>"299558",</text:p>
      <text:p text:style-name="P4"><text:s text:c="18"/>"0",</text:p>
      <text:p text:style-name="P4"><text:s text:c="18"/>"2",</text:p>
      <text:p text:style-name="P4"><text:s text:c="18"/>"WDT0141",</text:p>
      <text:p text:style-name="P4"><text:s text:c="18"/>"112.99",</text:p>
      <text:p text:style-name="P4"><text:s text:c="18"/>"2017-01-01 02:24:33"</text:p>
      <text:p text:style-name="P4"><text:s text:c="16"/>],</text:p>
      <text:p text:style-name="P4"><text:s text:c="16"/>[</text:p>
      <text:p text:style-name="P4"><text:s text:c="18"/>"21",</text:p>
      <text:p text:style-name="P4"><text:s text:c="18"/>"1119140",</text:p>
      <text:p text:style-name="P4"><text:s text:c="18"/>"299559",</text:p>
      <text:p text:style-name="P4"><text:s text:c="18"/>"0",</text:p>
      <text:p text:style-name="P4"><text:s text:c="18"/>"1",</text:p>
      <text:p text:style-name="P4"><text:s text:c="18"/>"APP0700",</text:p>
      <text:p text:style-name="P4"><text:s text:c="18"/>"72.19",</text:p>
      <text:p text:style-name="P4"><text:s text:c="18"/>"2017-01-01 02:32:22"</text:p>
      <text:p text:style-name="P4"><text:s text:c="16"/>],</text:p>
      <text:p text:style-name="P4"><text:s text:c="16"/>[</text:p>
      <text:p text:style-name="P4"><text:s text:c="18"/>"22",</text:p>
      <text:p text:style-name="P4"><text:s text:c="18"/>"1119143",</text:p>
      <text:p text:style-name="P4"><text:s text:c="18"/>"299559",</text:p>
      <text:p text:style-name="P4"><text:s text:c="18"/>"0",</text:p>
      <text:p text:style-name="P4"><text:s text:c="18"/>"1",</text:p>
      <text:p text:style-name="P4"><text:s text:c="18"/>"APP1214",</text:p>
      <text:p text:style-name="P4"><text:s text:c="18"/>"84.99",</text:p>
      <text:p text:style-name="P4"><text:s text:c="18"/>"2017-01-01 02:36:43"</text:p>
      <text:p text:style-name="P4"><text:s text:c="16"/>],</text:p>
      <text:p text:style-name="P4"><text:s text:c="16"/>[</text:p>
      <text:p text:style-name="P4"><text:s text:c="18"/>"23",</text:p>
      <text:p text:style-name="P4"><text:s text:c="18"/>"1119144",</text:p>
      <text:p text:style-name="P4"><text:s text:c="18"/>"299560",</text:p>
      <text:p text:style-name="P4"><text:s text:c="18"/>"0",</text:p>
      <text:p text:style-name="P4"><text:s text:c="18"/>"1",</text:p>
      <text:p text:style-name="P4"><text:s text:c="18"/>"OWC0120",</text:p>
      <text:p text:style-name="P4"><text:s text:c="18"/>"52.24",</text:p>
      <text:p text:style-name="P4"><text:s text:c="18"/>"2017-01-01 02:37:58"</text:p>
      <text:p text:style-name="P4"><text:s text:c="16"/>],</text:p>
      <text:p text:style-name="P4"><text:s text:c="16"/>[</text:p>
      <text:p text:style-name="P4"><text:s text:c="18"/>"24",</text:p>
      <text:p text:style-name="P4"><text:s text:c="18"/>"1119145",</text:p>
      <text:p text:style-name="P4"><text:s text:c="18"/>"299561",</text:p>
      <text:p text:style-name="P4"><text:s text:c="18"/>"0",</text:p>
      <text:p text:style-name="P4"><text:s text:c="18"/>"1",</text:p>
      <text:p text:style-name="P4"><text:s text:c="18"/>"PEB0015",</text:p>
      <text:p text:style-name="P4"><text:s text:c="18"/>"142.49",</text:p>
      <text:p text:style-name="P4"><text:s text:c="18"/>"2017-01-01 02:38:50"</text:p>
      <text:p text:style-name="P4"><text:soft-page-break/><text:s text:c="16"/>],</text:p>
      <text:p text:style-name="P4"><text:s text:c="16"/>[</text:p>
      <text:p text:style-name="P4"><text:s text:c="18"/>"25",</text:p>
      <text:p text:style-name="P4"><text:s text:c="18"/>"1119153",</text:p>
      <text:p text:style-name="P4"><text:s text:c="18"/>"299562",</text:p>
      <text:p text:style-name="P4"><text:s text:c="18"/>"0",</text:p>
      <text:p text:style-name="P4"><text:s text:c="18"/>"1",</text:p>
      <text:p text:style-name="P4"><text:s text:c="18"/>"APP1045",</text:p>
      <text:p text:style-name="P4"><text:s text:c="18"/>"9.0",</text:p>
      <text:p text:style-name="P4"><text:s text:c="18"/>"2017-01-01 02:39:53"</text:p>
      <text:p text:style-name="P4"><text:s text:c="16"/>],</text:p>
      <text:p text:style-name="P4"><text:s text:c="16"/>[</text:p>
      <text:p text:style-name="P4"><text:s text:c="18"/>"26",</text:p>
      <text:p text:style-name="P4"><text:s text:c="18"/>"1119154",</text:p>
      <text:p text:style-name="P4"><text:s text:c="18"/>"299563",</text:p>
      <text:p text:style-name="P4"><text:s text:c="18"/>"0",</text:p>
      <text:p text:style-name="P4"><text:s text:c="18"/>"1",</text:p>
      <text:p text:style-name="P4"><text:s text:c="18"/>"BEA0065",</text:p>
      <text:p text:style-name="P4"><text:s text:c="18"/>"256.49",</text:p>
      <text:p text:style-name="P4"><text:s text:c="18"/>"2017-01-01 02:42:05"</text:p>
      <text:p text:style-name="P4"><text:s text:c="16"/>],</text:p>
      <text:p text:style-name="P4"><text:s text:c="16"/>[</text:p>
      <text:p text:style-name="P4"><text:s text:c="18"/>"27",</text:p>
      <text:p text:style-name="P4"><text:s text:c="18"/>"1119155",</text:p>
      <text:p text:style-name="P4"><text:s text:c="18"/>"299564",</text:p>
      <text:p text:style-name="P4"><text:s text:c="18"/>"0",</text:p>
      <text:p text:style-name="P4"><text:s text:c="18"/>"1",</text:p>
      <text:p text:style-name="P4"><text:s text:c="18"/>"SAT0010",</text:p>
      <text:p text:style-name="P4"><text:s text:c="18"/>"18.99",</text:p>
      <text:p text:style-name="P4"><text:s text:c="18"/>"2017-01-01 02:43:37"</text:p>
      <text:p text:style-name="P4"><text:s text:c="16"/>],</text:p>
      <text:p text:style-name="P4"><text:s text:c="16"/>[</text:p>
      <text:p text:style-name="P4"><text:s text:c="18"/>"28",</text:p>
      <text:p text:style-name="P4"><text:s text:c="18"/>"1119160",</text:p>
      <text:p text:style-name="P4"><text:s text:c="18"/>"299565",</text:p>
      <text:p text:style-name="P4"><text:s text:c="18"/>"0",</text:p>
      <text:p text:style-name="P4"><text:s text:c="18"/>"1",</text:p>
      <text:p text:style-name="P4"><text:s text:c="18"/>"CRU0052",</text:p>
      <text:p text:style-name="P4"><text:s text:c="18"/>"179.54",</text:p>
      <text:p text:style-name="P4"><text:s text:c="18"/>"2017-01-01 02:49:38"</text:p>
      <text:p text:style-name="P4"><text:s text:c="16"/>],</text:p>
      <text:p text:style-name="P4"><text:s text:c="16"/>[</text:p>
      <text:p text:style-name="P4"><text:s text:c="18"/>"29",</text:p>
      <text:p text:style-name="P4"><text:s text:c="18"/>"1119161",</text:p>
      <text:p text:style-name="P4"><text:s text:c="18"/>"299566",</text:p>
      <text:p text:style-name="P4"><text:s text:c="18"/>"0",</text:p>
      <text:p text:style-name="P4"><text:s text:c="18"/>"1",</text:p>
      <text:p text:style-name="P4"><text:s text:c="18"/>"PAC0701",</text:p>
      <text:p text:style-name="P4"><text:s text:c="18"/>"219.44",</text:p>
      <text:p text:style-name="P4"><text:soft-page-break/><text:s text:c="18"/>"2017-01-01 03:00:05"</text:p>
      <text:p text:style-name="P4"><text:s text:c="16"/>],</text:p>
      <text:p text:style-name="P4"><text:s text:c="16"/>[</text:p>
      <text:p text:style-name="P4"><text:s text:c="18"/>"30",</text:p>
      <text:p text:style-name="P4"><text:s text:c="18"/>"1119162",</text:p>
      <text:p text:style-name="P4"><text:s text:c="18"/>"299567",</text:p>
      <text:p text:style-name="P4"><text:s text:c="18"/>"0",</text:p>
      <text:p text:style-name="P4"><text:s text:c="18"/>"1",</text:p>
      <text:p text:style-name="P4"><text:s text:c="18"/>"APP1647",</text:p>
      <text:p text:style-name="P4"><text:s text:c="18"/>"769.0",</text:p>
      <text:p text:style-name="P4"><text:s text:c="18"/>"2017-01-01 03:16:51"</text:p>
      <text:p text:style-name="P4"><text:s text:c="16"/>],</text:p>
      <text:p text:style-name="P4"><text:s text:c="16"/>[</text:p>
      <text:p text:style-name="P4"><text:s text:c="18"/>"31",</text:p>
      <text:p text:style-name="P4"><text:s text:c="18"/>"1119163",</text:p>
      <text:p text:style-name="P4"><text:s text:c="18"/>"299568",</text:p>
      <text:p text:style-name="P4"><text:s text:c="18"/>"0",</text:p>
      <text:p text:style-name="P4"><text:s text:c="18"/>"1",</text:p>
      <text:p text:style-name="P4"><text:s text:c="18"/>"PAR0071",</text:p>
      <text:p text:style-name="P4"><text:s text:c="18"/>"474.05",</text:p>
      <text:p text:style-name="P4"><text:s text:c="18"/>"2017-01-01 03:29:20"</text:p>
      <text:p text:style-name="P4"><text:s text:c="16"/>],</text:p>
      <text:p text:style-name="P4"><text:s text:c="16"/>[</text:p>
      <text:p text:style-name="P4"><text:s text:c="18"/>"32",</text:p>
      <text:p text:style-name="P4"><text:s text:c="18"/>"1119180",</text:p>
      <text:p text:style-name="P4"><text:s text:c="18"/>"299570",</text:p>
      <text:p text:style-name="P4"><text:s text:c="18"/>"0",</text:p>
      <text:p text:style-name="P4"><text:s text:c="18"/>"1",</text:p>
      <text:p text:style-name="P4"><text:s text:c="18"/>"SPE0163",</text:p>
      <text:p text:style-name="P4"><text:s text:c="18"/>"35.14",</text:p>
      <text:p text:style-name="P4"><text:s text:c="18"/>"2017-01-01 03:51:38"</text:p>
      <text:p text:style-name="P4"><text:s text:c="16"/>],</text:p>
      <text:p text:style-name="P4"><text:s text:c="16"/>[</text:p>
      <text:p text:style-name="P4"><text:s text:c="18"/>"33",</text:p>
      <text:p text:style-name="P4"><text:s text:c="18"/>"1119181",</text:p>
      <text:p text:style-name="P4"><text:s text:c="18"/>"299571",</text:p>
      <text:p text:style-name="P4"><text:s text:c="18"/>"0",</text:p>
      <text:p text:style-name="P4"><text:s text:c="18"/>"1",</text:p>
      <text:p text:style-name="P4"><text:s text:c="18"/>"SYN0139",</text:p>
      <text:p text:style-name="P4"><text:s text:c="18"/>"166.24",</text:p>
      <text:p text:style-name="P4"><text:s text:c="18"/>"2017-01-01 04:00:44"</text:p>
      <text:p text:style-name="P4"><text:s text:c="16"/>],</text:p>
      <text:p text:style-name="P4"><text:s text:c="16"/>[</text:p>
      <text:p text:style-name="P4"><text:s text:c="18"/>"34",</text:p>
      <text:p text:style-name="P4"><text:s text:c="18"/>"1119182",</text:p>
      <text:p text:style-name="P4"><text:s text:c="18"/>"299572",</text:p>
      <text:p text:style-name="P4"><text:s text:c="18"/>"0",</text:p>
      <text:p text:style-name="P4"><text:s text:c="18"/>"1",</text:p>
      <text:p text:style-name="P4"><text:s text:c="18"/>"IFX0040",</text:p>
      <text:p text:style-name="P4"><text:soft-page-break/><text:s text:c="18"/>"237.49",</text:p>
      <text:p text:style-name="P4"><text:s text:c="18"/>"2017-01-01 04:07:28"</text:p>
      <text:p text:style-name="P4"><text:s text:c="16"/>],</text:p>
      <text:p text:style-name="P4"><text:s text:c="16"/>[</text:p>
      <text:p text:style-name="P4"><text:s text:c="18"/>"35",</text:p>
      <text:p text:style-name="P4"><text:s text:c="18"/>"1119183",</text:p>
      <text:p text:style-name="P4"><text:s text:c="18"/>"299573",</text:p>
      <text:p text:style-name="P4"><text:s text:c="18"/>"0",</text:p>
      <text:p text:style-name="P4"><text:s text:c="18"/>"1",</text:p>
      <text:p text:style-name="P4"><text:s text:c="18"/>"MOP0072",</text:p>
      <text:p text:style-name="P4"><text:s text:c="18"/>"56.99",</text:p>
      <text:p text:style-name="P4"><text:s text:c="18"/>"2017-01-01 04:36:46"</text:p>
      <text:p text:style-name="P4"><text:s text:c="16"/>],</text:p>
      <text:p text:style-name="P4"><text:s text:c="16"/>[</text:p>
      <text:p text:style-name="P4"><text:s text:c="18"/>"36",</text:p>
      <text:p text:style-name="P4"><text:s text:c="18"/>"1119184",</text:p>
      <text:p text:style-name="P4"><text:s text:c="18"/>"299574",</text:p>
      <text:p text:style-name="P4"><text:s text:c="18"/>"0",</text:p>
      <text:p text:style-name="P4"><text:s text:c="18"/>"1",</text:p>
      <text:p text:style-name="P4"><text:s text:c="18"/>"SAT0036",</text:p>
      <text:p text:style-name="P4"><text:s text:c="18"/>"37.99",</text:p>
      <text:p text:style-name="P4"><text:s text:c="18"/>"2017-01-01 05:33:29"</text:p>
      <text:p text:style-name="P4"><text:s text:c="16"/>],</text:p>
      <text:p text:style-name="P4"><text:s text:c="16"/>[</text:p>
      <text:p text:style-name="P4"><text:s text:c="18"/>"37",</text:p>
      <text:p text:style-name="P4"><text:s text:c="18"/>"1119185",</text:p>
      <text:p text:style-name="P4"><text:s text:c="18"/>"299575",</text:p>
      <text:p text:style-name="P4"><text:s text:c="18"/>"0",</text:p>
      <text:p text:style-name="P4"><text:s text:c="18"/>"1",</text:p>
      <text:p text:style-name="P4"><text:s text:c="18"/>"APP1211",</text:p>
      <text:p text:style-name="P4"><text:s text:c="18"/>"219.0",</text:p>
      <text:p text:style-name="P4"><text:s text:c="18"/>"2017-01-01 05:37:04"</text:p>
      <text:p text:style-name="P4"><text:s text:c="16"/>],</text:p>
      <text:p text:style-name="P4"><text:s text:c="16"/>[</text:p>
      <text:p text:style-name="P4"><text:s text:c="18"/>"38",</text:p>
      <text:p text:style-name="P4"><text:s text:c="18"/>"1119187",</text:p>
      <text:p text:style-name="P4"><text:s text:c="18"/>"299577",</text:p>
      <text:p text:style-name="P4"><text:s text:c="18"/>"0",</text:p>
      <text:p text:style-name="P4"><text:s text:c="18"/>"1",</text:p>
      <text:p text:style-name="P4"><text:s text:c="18"/>"GRT0430-A",</text:p>
      <text:p text:style-name="P4"><text:s text:c="18"/>"10.69",</text:p>
      <text:p text:style-name="P4"><text:s text:c="18"/>"2017-01-01 07:35:36"</text:p>
      <text:p text:style-name="P4"><text:s text:c="16"/>],</text:p>
      <text:p text:style-name="P4"><text:s text:c="16"/>[</text:p>
      <text:p text:style-name="P4"><text:s text:c="18"/>"39",</text:p>
      <text:p text:style-name="P4"><text:s text:c="18"/>"1119188",</text:p>
      <text:p text:style-name="P4"><text:s text:c="18"/>"299578",</text:p>
      <text:p text:style-name="P4"><text:s text:c="18"/>"0",</text:p>
      <text:p text:style-name="P4"><text:s text:c="18"/>"1",</text:p>
      <text:p text:style-name="P4"><text:soft-page-break/><text:s text:c="18"/>"LOG0191",</text:p>
      <text:p text:style-name="P4"><text:s text:c="18"/>"142.49",</text:p>
      <text:p text:style-name="P4"><text:s text:c="18"/>"2017-01-01 08:21:26"</text:p>
      <text:p text:style-name="P4"><text:s text:c="16"/>],</text:p>
      <text:p text:style-name="P4"><text:s text:c="16"/>[</text:p>
      <text:p text:style-name="P4"><text:s text:c="18"/>"40",</text:p>
      <text:p text:style-name="P4"><text:s text:c="18"/>"1119189",</text:p>
      <text:p text:style-name="P4"><text:s text:c="18"/>"299579",</text:p>
      <text:p text:style-name="P4"><text:s text:c="18"/>"0",</text:p>
      <text:p text:style-name="P4"><text:s text:c="18"/>"1",</text:p>
      <text:p text:style-name="P4"><text:s text:c="18"/>"LGE0031-A",</text:p>
      <text:p text:style-name="P4"><text:s text:c="18"/>"127.08",</text:p>
      <text:p text:style-name="P4"><text:s text:c="18"/>"2017-01-01 08:23:14"</text:p>
      <text:p text:style-name="P4"><text:s text:c="16"/>],</text:p>
      <text:p text:style-name="P4"><text:s text:c="16"/>[</text:p>
      <text:p text:style-name="P4"><text:s text:c="18"/>"41",</text:p>
      <text:p text:style-name="P4"><text:s text:c="18"/>"1119190",</text:p>
      <text:p text:style-name="P4"><text:s text:c="18"/>"299580",</text:p>
      <text:p text:style-name="P4"><text:s text:c="18"/>"0",</text:p>
      <text:p text:style-name="P4"><text:s text:c="18"/>"1",</text:p>
      <text:p text:style-name="P4"><text:s text:c="18"/>"LGE0031-A",</text:p>
      <text:p text:style-name="P4"><text:s text:c="18"/>"127.08",</text:p>
      <text:p text:style-name="P4"><text:s text:c="18"/>"2017-01-01 08:27:32"</text:p>
      <text:p text:style-name="P4"><text:s text:c="16"/>],</text:p>
      <text:p text:style-name="P4"><text:s text:c="16"/>[</text:p>
      <text:p text:style-name="P4"><text:s text:c="18"/>"42",</text:p>
      <text:p text:style-name="P4"><text:s text:c="18"/>"1119195",</text:p>
      <text:p text:style-name="P4"><text:s text:c="18"/>"299582",</text:p>
      <text:p text:style-name="P4"><text:s text:c="18"/>"0",</text:p>
      <text:p text:style-name="P4"><text:s text:c="18"/>"1",</text:p>
      <text:p text:style-name="P4"><text:s text:c="18"/>"PAC0961",</text:p>
      <text:p text:style-name="P4"><text:s text:c="18"/>"2616.99",</text:p>
      <text:p text:style-name="P4"><text:s text:c="18"/>"2017-01-01 08:54:00"</text:p>
      <text:p text:style-name="P4"><text:s text:c="16"/>],</text:p>
      <text:p text:style-name="P4"><text:s text:c="16"/>[</text:p>
      <text:p text:style-name="P4"><text:s text:c="18"/>"43",</text:p>
      <text:p text:style-name="P4"><text:s text:c="18"/>"1119196",</text:p>
      <text:p text:style-name="P4"><text:s text:c="18"/>"299583",</text:p>
      <text:p text:style-name="P4"><text:s text:c="18"/>"0",</text:p>
      <text:p text:style-name="P4"><text:s text:c="18"/>"1",</text:p>
      <text:p text:style-name="P4"><text:s text:c="18"/>"APP1648",</text:p>
      <text:p text:style-name="P4"><text:s text:c="18"/>"879.0",</text:p>
      <text:p text:style-name="P4"><text:s text:c="18"/>"2017-01-01 08:54:20"</text:p>
      <text:p text:style-name="P4"><text:s text:c="16"/>],</text:p>
      <text:p text:style-name="P4"><text:s text:c="16"/>[</text:p>
      <text:p text:style-name="P4"><text:s text:c="18"/>"44",</text:p>
      <text:p text:style-name="P4"><text:s text:c="18"/>"1119198",</text:p>
      <text:p text:style-name="P4"><text:s text:c="18"/>"299583",</text:p>
      <text:p text:style-name="P4"><text:s text:c="18"/>"0",</text:p>
      <text:p text:style-name="P4"><text:soft-page-break/><text:s text:c="18"/>"1",</text:p>
      <text:p text:style-name="P4"><text:s text:c="18"/>"BEL0275",</text:p>
      <text:p text:style-name="P4"><text:s text:c="18"/>"16.99",</text:p>
      <text:p text:style-name="P4"><text:s text:c="18"/>"2017-01-01 08:58:33"</text:p>
      <text:p text:style-name="P4"><text:s text:c="16"/>],</text:p>
      <text:p text:style-name="P4"><text:s text:c="16"/>[</text:p>
      <text:p text:style-name="P4"><text:s text:c="18"/>"45",</text:p>
      <text:p text:style-name="P4"><text:s text:c="18"/>"1119199",</text:p>
      <text:p text:style-name="P4"><text:s text:c="18"/>"299583",</text:p>
      <text:p text:style-name="P4"><text:s text:c="18"/>"0",</text:p>
      <text:p text:style-name="P4"><text:s text:c="18"/>"1",</text:p>
      <text:p text:style-name="P4"><text:s text:c="18"/>"BEL0286",</text:p>
      <text:p text:style-name="P4"><text:s text:c="18"/>"17.99",</text:p>
      <text:p text:style-name="P4"><text:s text:c="18"/>"2017-01-01 09:00:26"</text:p>
      <text:p text:style-name="P4"><text:s text:c="16"/>],</text:p>
      <text:p text:style-name="P4"><text:s text:c="16"/>[</text:p>
      <text:p text:style-name="P4"><text:s text:c="18"/>"46",</text:p>
      <text:p text:style-name="P4"><text:s text:c="18"/>"1119200",</text:p>
      <text:p text:style-name="P4"><text:s text:c="18"/>"299584",</text:p>
      <text:p text:style-name="P4"><text:s text:c="18"/>"0",</text:p>
      <text:p text:style-name="P4"><text:s text:c="18"/>"1",</text:p>
      <text:p text:style-name="P4"><text:s text:c="18"/>"WDT0309",</text:p>
      <text:p text:style-name="P4"><text:s text:c="18"/>"149.14",</text:p>
      <text:p text:style-name="P4"><text:s text:c="18"/>"2017-01-01 09:01:40"</text:p>
      <text:p text:style-name="P4"><text:s text:c="16"/>],</text:p>
      <text:p text:style-name="P4"><text:s text:c="16"/>[</text:p>
      <text:p text:style-name="P4"><text:s text:c="18"/>"47",</text:p>
      <text:p text:style-name="P4"><text:s text:c="18"/>"1119201",</text:p>
      <text:p text:style-name="P4"><text:s text:c="18"/>"299585",</text:p>
      <text:p text:style-name="P4"><text:s text:c="18"/>"0",</text:p>
      <text:p text:style-name="P4"><text:s text:c="18"/>"1",</text:p>
      <text:p text:style-name="P4"><text:s text:c="18"/>"CRU0053",</text:p>
      <text:p text:style-name="P4"><text:s text:c="18"/>"284.05",</text:p>
      <text:p text:style-name="P4"><text:s text:c="18"/>"2017-01-01 09:15:32"</text:p>
      <text:p text:style-name="P4"><text:s text:c="16"/>],</text:p>
      <text:p text:style-name="P4"><text:s text:c="16"/>[</text:p>
      <text:p text:style-name="P4"><text:s text:c="18"/>"48",</text:p>
      <text:p text:style-name="P4"><text:s text:c="18"/>"1119202",</text:p>
      <text:p text:style-name="P4"><text:s text:c="18"/>"299586",</text:p>
      <text:p text:style-name="P4"><text:s text:c="18"/>"0",</text:p>
      <text:p text:style-name="P4"><text:s text:c="18"/>"1",</text:p>
      <text:p text:style-name="P4"><text:s text:c="18"/>"GRT0456",</text:p>
      <text:p text:style-name="P4"><text:s text:c="18"/>"42.99",</text:p>
      <text:p text:style-name="P4"><text:s text:c="18"/>"2017-01-01 09:18:52"</text:p>
      <text:p text:style-name="P4"><text:s text:c="16"/>],</text:p>
      <text:p text:style-name="P4"><text:s text:c="16"/>[</text:p>
      <text:p text:style-name="P4"><text:s text:c="18"/>"49",</text:p>
      <text:p text:style-name="P4"><text:s text:c="18"/>"1119204",</text:p>
      <text:p text:style-name="P4"><text:s text:c="18"/>"299587",</text:p>
      <text:p text:style-name="P4"><text:soft-page-break/><text:s text:c="18"/>"0",</text:p>
      <text:p text:style-name="P4"><text:s text:c="18"/>"1",</text:p>
      <text:p text:style-name="P4"><text:s text:c="18"/>"LGE0046",</text:p>
      <text:p text:style-name="P4"><text:s text:c="18"/>"309.99",</text:p>
      <text:p text:style-name="P4"><text:s text:c="18"/>"2017-01-01 09:21:08"</text:p>
      <text:p text:style-name="P4"><text:s text:c="16"/>]</text:p>
      <text:p text:style-name="P4"><text:s text:c="14"/>],</text:p>
      <text:p text:style-name="P4"><text:s text:c="14"/>"shape": {</text:p>
      <text:p text:style-name="P4"><text:s text:c="16"/>"columns": 7,</text:p>
      <text:p text:style-name="P4"><text:s text:c="16"/>"rows": 286643</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1119109&lt;/td&gt;\n",</text:p>
      <text:p text:style-name="P4"><text:s text:c="14"/>" <text:s text:c="5"/>&lt;td&gt;299539&lt;/td&gt;\n",</text:p>
      <text:p text:style-name="P4"><text:s text:c="14"/>" <text:s text:c="5"/>&lt;td&gt;0&lt;/td&gt;\n",</text:p>
      <text:p text:style-name="P4"><text:s text:c="14"/>" <text:s text:c="5"/>&lt;td&gt;1&lt;/td&gt;\n",</text:p>
      <text:p text:style-name="P4"><text:s text:c="14"/>" <text:s text:c="5"/>&lt;td&gt;OTT0133&lt;/td&gt;\n",</text:p>
      <text:p text:style-name="P4"><text:s text:c="14"/>" <text:s text:c="5"/>&lt;td&gt;18.99&lt;/td&gt;\n",</text:p>
      <text:p text:style-name="P4"><text:soft-page-break/><text:s text:c="14"/>" <text:s text:c="5"/>&lt;td&gt;2017-01-01 00:07:19&lt;/td&gt;\n",</text:p>
      <text:p text:style-name="P4"><text:s text:c="14"/>" <text:s text:c="3"/>&lt;/tr&gt;\n",</text:p>
      <text:p text:style-name="P4"><text:s text:c="14"/>" <text:s text:c="3"/>&lt;tr&gt;\n",</text:p>
      <text:p text:style-name="P4"><text:s text:c="14"/>" <text:s text:c="5"/>&lt;th&gt;1&lt;/th&gt;\n",</text:p>
      <text:p text:style-name="P4"><text:s text:c="14"/>" <text:s text:c="5"/>&lt;td&gt;1119110&lt;/td&gt;\n",</text:p>
      <text:p text:style-name="P4"><text:s text:c="14"/>" <text:s text:c="5"/>&lt;td&gt;299540&lt;/td&gt;\n",</text:p>
      <text:p text:style-name="P4"><text:s text:c="14"/>" <text:s text:c="5"/>&lt;td&gt;0&lt;/td&gt;\n",</text:p>
      <text:p text:style-name="P4"><text:s text:c="14"/>" <text:s text:c="5"/>&lt;td&gt;1&lt;/td&gt;\n",</text:p>
      <text:p text:style-name="P4"><text:s text:c="14"/>" <text:s text:c="5"/>&lt;td&gt;LGE0043&lt;/td&gt;\n",</text:p>
      <text:p text:style-name="P4"><text:s text:c="14"/>" <text:s text:c="5"/>&lt;td&gt;399.00&lt;/td&gt;\n",</text:p>
      <text:p text:style-name="P4"><text:s text:c="14"/>" <text:s text:c="5"/>&lt;td&gt;2017-01-01 00:19:45&lt;/td&gt;\n",</text:p>
      <text:p text:style-name="P4"><text:s text:c="14"/>" <text:s text:c="3"/>&lt;/tr&gt;\n",</text:p>
      <text:p text:style-name="P4"><text:s text:c="14"/>" <text:s text:c="3"/>&lt;tr&gt;\n",</text:p>
      <text:p text:style-name="P4"><text:s text:c="14"/>" <text:s text:c="5"/>&lt;th&gt;2&lt;/th&gt;\n",</text:p>
      <text:p text:style-name="P4"><text:s text:c="14"/>" <text:s text:c="5"/>&lt;td&gt;1119111&lt;/td&gt;\n",</text:p>
      <text:p text:style-name="P4"><text:s text:c="14"/>" <text:s text:c="5"/>&lt;td&gt;299541&lt;/td&gt;\n",</text:p>
      <text:p text:style-name="P4"><text:s text:c="14"/>" <text:s text:c="5"/>&lt;td&gt;0&lt;/td&gt;\n",</text:p>
      <text:p text:style-name="P4"><text:s text:c="14"/>" <text:s text:c="5"/>&lt;td&gt;1&lt;/td&gt;\n",</text:p>
      <text:p text:style-name="P4"><text:s text:c="14"/>" <text:s text:c="5"/>&lt;td&gt;PAR0071&lt;/td&gt;\n",</text:p>
      <text:p text:style-name="P4"><text:s text:c="14"/>" <text:s text:c="5"/>&lt;td&gt;474.05&lt;/td&gt;\n",</text:p>
      <text:p text:style-name="P4"><text:s text:c="14"/>" <text:s text:c="5"/>&lt;td&gt;2017-01-01 00:20:57&lt;/td&gt;\n",</text:p>
      <text:p text:style-name="P4"><text:s text:c="14"/>" <text:s text:c="3"/>&lt;/tr&gt;\n",</text:p>
      <text:p text:style-name="P4"><text:s text:c="14"/>" <text:s text:c="3"/>&lt;tr&gt;\n",</text:p>
      <text:p text:style-name="P4"><text:s text:c="14"/>" <text:s text:c="5"/>&lt;th&gt;3&lt;/th&gt;\n",</text:p>
      <text:p text:style-name="P4"><text:s text:c="14"/>" <text:s text:c="5"/>&lt;td&gt;1119112&lt;/td&gt;\n",</text:p>
      <text:p text:style-name="P4"><text:s text:c="14"/>" <text:s text:c="5"/>&lt;td&gt;299542&lt;/td&gt;\n",</text:p>
      <text:p text:style-name="P4"><text:s text:c="14"/>" <text:s text:c="5"/>&lt;td&gt;0&lt;/td&gt;\n",</text:p>
      <text:p text:style-name="P4"><text:s text:c="14"/>" <text:s text:c="5"/>&lt;td&gt;1&lt;/td&gt;\n",</text:p>
      <text:p text:style-name="P4"><text:s text:c="14"/>" <text:s text:c="5"/>&lt;td&gt;WDT0315&lt;/td&gt;\n",</text:p>
      <text:p text:style-name="P4"><text:s text:c="14"/>" <text:s text:c="5"/>&lt;td&gt;68.39&lt;/td&gt;\n",</text:p>
      <text:p text:style-name="P4"><text:s text:c="14"/>" <text:s text:c="5"/>&lt;td&gt;2017-01-01 00:51:40&lt;/td&gt;\n",</text:p>
      <text:p text:style-name="P4"><text:s text:c="14"/>" <text:s text:c="3"/>&lt;/tr&gt;\n",</text:p>
      <text:p text:style-name="P4"><text:s text:c="14"/>" <text:s text:c="3"/>&lt;tr&gt;\n",</text:p>
      <text:p text:style-name="P4"><text:s text:c="14"/>" <text:s text:c="5"/>&lt;th&gt;4&lt;/th&gt;\n",</text:p>
      <text:p text:style-name="P4"><text:s text:c="14"/>" <text:s text:c="5"/>&lt;td&gt;1119113&lt;/td&gt;\n",</text:p>
      <text:p text:style-name="P4"><text:s text:c="14"/>" <text:s text:c="5"/>&lt;td&gt;299543&lt;/td&gt;\n",</text:p>
      <text:p text:style-name="P4"><text:s text:c="14"/>" <text:s text:c="5"/>&lt;td&gt;0&lt;/td&gt;\n",</text:p>
      <text:p text:style-name="P4"><text:s text:c="14"/>" <text:s text:c="5"/>&lt;td&gt;1&lt;/td&gt;\n",</text:p>
      <text:p text:style-name="P4"><text:s text:c="14"/>" <text:s text:c="5"/>&lt;td&gt;JBL0104&lt;/td&gt;\n",</text:p>
      <text:p text:style-name="P4"><text:s text:c="14"/>" <text:s text:c="5"/>&lt;td&gt;23.74&lt;/td&gt;\n",</text:p>
      <text:p text:style-name="P4"><text:s text:c="14"/>" <text:s text:c="5"/>&lt;td&gt;2017-01-01 01:06:38&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oft-page-break/><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286638&lt;/th&gt;\n",</text:p>
      <text:p text:style-name="P4"><text:s text:c="14"/>" <text:s text:c="5"/>&lt;td&gt;1650199&lt;/td&gt;\n",</text:p>
      <text:p text:style-name="P4"><text:s text:c="14"/>" <text:s text:c="5"/>&lt;td&gt;527398&lt;/td&gt;\n",</text:p>
      <text:p text:style-name="P4"><text:s text:c="14"/>" <text:s text:c="5"/>&lt;td&gt;0&lt;/td&gt;\n",</text:p>
      <text:p text:style-name="P4"><text:s text:c="14"/>" <text:s text:c="5"/>&lt;td&gt;1&lt;/td&gt;\n",</text:p>
      <text:p text:style-name="P4"><text:s text:c="14"/>" <text:s text:c="5"/>&lt;td&gt;JBL0122&lt;/td&gt;\n",</text:p>
      <text:p text:style-name="P4"><text:s text:c="14"/>" <text:s text:c="5"/>&lt;td&gt;42.99&lt;/td&gt;\n",</text:p>
      <text:p text:style-name="P4"><text:s text:c="14"/>" <text:s text:c="5"/>&lt;td&gt;2018-03-14 13:57:25&lt;/td&gt;\n",</text:p>
      <text:p text:style-name="P4"><text:s text:c="14"/>" <text:s text:c="3"/>&lt;/tr&gt;\n",</text:p>
      <text:p text:style-name="P4"><text:s text:c="14"/>" <text:s text:c="3"/>&lt;tr&gt;\n",</text:p>
      <text:p text:style-name="P4"><text:s text:c="14"/>" <text:s text:c="5"/>&lt;th&gt;286639&lt;/th&gt;\n",</text:p>
      <text:p text:style-name="P4"><text:s text:c="14"/>" <text:s text:c="5"/>&lt;td&gt;1650200&lt;/td&gt;\n",</text:p>
      <text:p text:style-name="P4"><text:s text:c="14"/>" <text:s text:c="5"/>&lt;td&gt;527399&lt;/td&gt;\n",</text:p>
      <text:p text:style-name="P4"><text:s text:c="14"/>" <text:s text:c="5"/>&lt;td&gt;0&lt;/td&gt;\n",</text:p>
      <text:p text:style-name="P4"><text:s text:c="14"/>" <text:s text:c="5"/>&lt;td&gt;1&lt;/td&gt;\n",</text:p>
      <text:p text:style-name="P4"><text:s text:c="14"/>" <text:s text:c="5"/>&lt;td&gt;PAC0653&lt;/td&gt;\n",</text:p>
      <text:p text:style-name="P4"><text:s text:c="14"/>" <text:s text:c="5"/>&lt;td&gt;141.58&lt;/td&gt;\n",</text:p>
      <text:p text:style-name="P4"><text:s text:c="14"/>" <text:s text:c="5"/>&lt;td&gt;2018-03-14 13:57:34&lt;/td&gt;\n",</text:p>
      <text:p text:style-name="P4"><text:s text:c="14"/>" <text:s text:c="3"/>&lt;/tr&gt;\n",</text:p>
      <text:p text:style-name="P4"><text:s text:c="14"/>" <text:s text:c="3"/>&lt;tr&gt;\n",</text:p>
      <text:p text:style-name="P4"><text:s text:c="14"/>" <text:s text:c="5"/>&lt;th&gt;286640&lt;/th&gt;\n",</text:p>
      <text:p text:style-name="P4"><text:s text:c="14"/>" <text:s text:c="5"/>&lt;td&gt;1650201&lt;/td&gt;\n",</text:p>
      <text:p text:style-name="P4"><text:s text:c="14"/>" <text:s text:c="5"/>&lt;td&gt;527400&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3:57:41&lt;/td&gt;\n",</text:p>
      <text:p text:style-name="P4"><text:s text:c="14"/>" <text:s text:c="3"/>&lt;/tr&gt;\n",</text:p>
      <text:p text:style-name="P4"><text:s text:c="14"/>" <text:s text:c="3"/>&lt;tr&gt;\n",</text:p>
      <text:p text:style-name="P4"><text:s text:c="14"/>" <text:s text:c="5"/>&lt;th&gt;286641&lt;/th&gt;\n",</text:p>
      <text:p text:style-name="P4"><text:s text:c="14"/>" <text:s text:c="5"/>&lt;td&gt;1650202&lt;/td&gt;\n",</text:p>
      <text:p text:style-name="P4"><text:s text:c="14"/>" <text:s text:c="5"/>&lt;td&gt;527388&lt;/td&gt;\n",</text:p>
      <text:p text:style-name="P4"><text:s text:c="14"/>" <text:s text:c="5"/>&lt;td&gt;0&lt;/td&gt;\n",</text:p>
      <text:p text:style-name="P4"><text:s text:c="14"/>" <text:s text:c="5"/>&lt;td&gt;1&lt;/td&gt;\n",</text:p>
      <text:p text:style-name="P4"><text:s text:c="14"/>" <text:s text:c="5"/>&lt;td&gt;BEZ0204&lt;/td&gt;\n",</text:p>
      <text:p text:style-name="P4"><text:s text:c="14"/>" <text:s text:c="5"/>&lt;td&gt;19.99&lt;/td&gt;\n",</text:p>
      <text:p text:style-name="P4"><text:s text:c="14"/>" <text:s text:c="5"/>&lt;td&gt;2018-03-14 13:58:01&lt;/td&gt;\n",</text:p>
      <text:p text:style-name="P4"><text:s text:c="14"/>" <text:s text:c="3"/>&lt;/tr&gt;\n",</text:p>
      <text:p text:style-name="P4"><text:s text:c="14"/>" <text:s text:c="3"/>&lt;tr&gt;\n",</text:p>
      <text:p text:style-name="P4"><text:s text:c="14"/>" <text:s text:c="5"/>&lt;th&gt;286642&lt;/th&gt;\n",</text:p>
      <text:p text:style-name="P4"><text:s text:c="14"/>" <text:s text:c="5"/>&lt;td&gt;1650203&lt;/td&gt;\n",</text:p>
      <text:p text:style-name="P4"><text:s text:c="14"/>" <text:s text:c="5"/>&lt;td&gt;527401&lt;/td&gt;\n",</text:p>
      <text:p text:style-name="P4"><text:s text:c="14"/>" <text:s text:c="5"/>&lt;td&gt;0&lt;/td&gt;\n",</text:p>
      <text:p text:style-name="P4"><text:s text:c="14"/>" <text:s text:c="5"/>&lt;td&gt;1&lt;/td&gt;\n",</text:p>
      <text:p text:style-name="P4"><text:soft-page-break/><text:s text:c="14"/>" <text:s text:c="5"/>&lt;td&gt;APP0927&lt;/td&gt;\n",</text:p>
      <text:p text:style-name="P4"><text:s text:c="14"/>" <text:s text:c="5"/>&lt;td&gt;13.99&lt;/td&gt;\n",</text:p>
      <text:p text:style-name="P4"><text:s text:c="14"/>" <text:s text:c="5"/>&lt;td&gt;2018-03-14 13:58:36&lt;/td&gt;\n",</text:p>
      <text:p text:style-name="P4"><text:s text:c="14"/>" <text:s text:c="3"/>&lt;/tr&gt;\n",</text:p>
      <text:p text:style-name="P4"><text:s text:c="14"/>" <text:s/>&lt;/tbody&gt;\n",</text:p>
      <text:p text:style-name="P4"><text:s text:c="14"/>"&lt;/table&gt;\n",</text:p>
      <text:p text:style-name="P4"><text:s text:c="14"/>"&lt;p&gt;286643 rows × 7 columns&lt;/p&gt;\n",</text:p>
      <text:p text:style-name="P4"><text:s text:c="14"/>"&lt;/div&gt;"</text:p>
      <text:p text:style-name="P4"><text:s text:c="12"/>],</text:p>
      <text:p text:style-name="P4"><text:s text:c="12"/>"text/plain": [</text:p>
      <text:p text:style-name="P4"><text:s text:c="14"/>" <text:s text:c="12"/>id <text:s/>id_order <text:s/>product_id <text:s/>product_quantity <text:s text:c="5"/>sku <text:s/>unit_price <text:s/>\\\n",</text:p>
      <text:p text:style-name="P4"><text:s text:c="14"/>"0 <text:s text:c="6"/>1119109 <text:s text:c="3"/>299539 <text:s text:c="10"/>0 <text:s text:c="16"/>1 <text:s/>OTT0133 <text:s text:c="6"/>18.99 <text:s text:c="2"/>\n",</text:p>
      <text:p text:style-name="P4"><text:s text:c="14"/>"1 <text:s text:c="6"/>1119110 <text:s text:c="3"/>299540 <text:s text:c="10"/>0 <text:s text:c="16"/>1 <text:s/>LGE0043 <text:s text:c="5"/>399.00 <text:s text:c="2"/>\n",</text:p>
      <text:p text:style-name="P4"><text:s text:c="14"/>"2 <text:s text:c="6"/>1119111 <text:s text:c="3"/>299541 <text:s text:c="10"/>0 <text:s text:c="16"/>1 <text:s/>PAR0071 <text:s text:c="5"/>474.05 <text:s text:c="2"/>\n",</text:p>
      <text:p text:style-name="P4"><text:s text:c="14"/>"3 <text:s text:c="6"/>1119112 <text:s text:c="3"/>299542 <text:s text:c="10"/>0 <text:s text:c="16"/>1 <text:s/>WDT0315 <text:s text:c="6"/>68.39 <text:s text:c="2"/>\n",</text:p>
      <text:p text:style-name="P4"><text:s text:c="14"/>"4 <text:s text:c="6"/>1119113 <text:s text:c="3"/>299543 <text:s text:c="10"/>0 <text:s text:c="16"/>1 <text:s/>JBL0104 <text:s text:c="6"/>23.74 <text:s text:c="2"/>\n",</text:p>
      <text:p text:style-name="P4"><text:s text:c="14"/>"... <text:s text:c="8"/>... <text:s text:c="6"/>... <text:s text:c="8"/>... <text:s text:c="14"/>... <text:s text:c="5"/>... <text:s text:c="8"/>... <text:s text:c="2"/>\n",</text:p>
      <text:p text:style-name="P4"><text:s text:c="14"/>"286638 <text:s/>1650199 <text:s text:c="3"/>527398 <text:s text:c="10"/>0 <text:s text:c="16"/>1 <text:s/>JBL0122 <text:s text:c="6"/>42.99 <text:s text:c="2"/>\n",</text:p>
      <text:p text:style-name="P4"><text:s text:c="14"/>"286639 <text:s/>1650200 <text:s text:c="3"/>527399 <text:s text:c="10"/>0 <text:s text:c="16"/>1 <text:s/>PAC0653 <text:s text:c="5"/>141.58 <text:s text:c="2"/>\n",</text:p>
      <text:p text:style-name="P4"><text:s text:c="14"/>"286640 <text:s/>1650201 <text:s text:c="3"/>527400 <text:s text:c="10"/>0 <text:s text:c="16"/>2 <text:s/>APP0698 <text:s text:c="7"/>9.99 <text:s text:c="2"/>\n",</text:p>
      <text:p text:style-name="P4"><text:s text:c="14"/>"286641 <text:s/>1650202 <text:s text:c="3"/>527388 <text:s text:c="10"/>0 <text:s text:c="16"/>1 <text:s/>BEZ0204 <text:s text:c="6"/>19.99 <text:s text:c="2"/>\n",</text:p>
      <text:p text:style-name="P4"><text:s text:c="14"/>"286642 <text:s/>1650203 <text:s text:c="3"/>527401 <text:s text:c="10"/>0 <text:s text:c="16"/>1 <text:s/>APP0927 <text:s text:c="6"/>13.99 <text:s text:c="2"/>\n",</text:p>
      <text:p text:style-name="P4"><text:s text:c="14"/>"\n",</text:p>
      <text:p text:style-name="P4"><text:s text:c="14"/>" <text:s text:c="21"/>date <text:s/>\n",</text:p>
      <text:p text:style-name="P4"><text:s text:c="14"/>"0 <text:s text:c="5"/>2017-01-01 00:07:19 <text:s/>\n",</text:p>
      <text:p text:style-name="P4"><text:s text:c="14"/>"1 <text:s text:c="5"/>2017-01-01 00:19:45 <text:s/>\n",</text:p>
      <text:p text:style-name="P4"><text:s text:c="14"/>"2 <text:s text:c="5"/>2017-01-01 00:20:57 <text:s/>\n",</text:p>
      <text:p text:style-name="P4"><text:s text:c="14"/>"3 <text:s text:c="5"/>2017-01-01 00:51:40 <text:s/>\n",</text:p>
      <text:p text:style-name="P4"><text:s text:c="14"/>"4 <text:s text:c="5"/>2017-01-01 01:06:38 <text:s/>\n",</text:p>
      <text:p text:style-name="P4"><text:s text:c="14"/>"... <text:s text:c="19"/>... <text:s/>\n",</text:p>
      <text:p text:style-name="P4"><text:s text:c="14"/>"286638 2018-03-14 13:57:25 <text:s/>\n",</text:p>
      <text:p text:style-name="P4"><text:s text:c="14"/>"286639 2018-03-14 13:57:34 <text:s/>\n",</text:p>
      <text:p text:style-name="P4"><text:s text:c="14"/>"286640 2018-03-14 13:57:41 <text:s/>\n",</text:p>
      <text:p text:style-name="P4"><text:s text:c="14"/>"286641 2018-03-14 13:58:01 <text:s/>\n",</text:p>
      <text:p text:style-name="P4"><text:s text:c="14"/>"286642 2018-03-14 13:58:36 <text:s/>\n",</text:p>
      <text:p text:style-name="P4"><text:s text:c="14"/>"\n",</text:p>
      <text:p text:style-name="P4"><text:s text:c="14"/>"[286643 rows x 7 columns]"</text:p>
      <text:p text:style-name="P4"><text:s text:c="12"/>]</text:p>
      <text:p text:style-name="P4"><text:s text:c="10"/>},</text:p>
      <text:p text:style-name="P4"><text:s text:c="10"/>"execution_count": 71,</text:p>
      <text:p text:style-name="P4"><text:s text:c="10"/>"metadata": {},</text:p>
      <text:p text:style-name="P4"><text:s text:c="10"/>"output_type": "execute_result"</text:p>
      <text:p text:style-name="P4"><text:s text:c="8"/>}</text:p>
      <text:p text:style-name="P4"><text:s text:c="6"/>],</text:p>
      <text:p text:style-name="P4"><text:s text:c="6"/>"source": [</text:p>
      <text:p text:style-name="P4"><text:s text:c="8"/>"# Drop the rows from the orderlines_df\n",</text:p>
      <text:p text:style-name="P4"><text:s text:c="8"/>"orderlines_df = orderlines_df[~mask].reset_index(drop=True)\n",</text:p>
      <text:p text:style-name="P4"><text:s text:c="8"/>"orderlines_df"</text:p>
      <text:p text:style-name="P4"><text:s text:c="6"/>]</text:p>
      <text:p text:style-name="P4"><text:soft-page-break/><text:s text:c="4"/>},</text:p>
      <text:p text:style-name="P4"><text:s text:c="4"/>{</text:p>
      <text:p text:style-name="P4"><text:s text:c="6"/>"cell_type": "code",</text:p>
      <text:p text:style-name="P4"><text:s text:c="6"/>"execution_count": 72,</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unknown"</text:p>
      <text:p text:style-name="P4"><text:s text:c="16"/>},</text:p>
      <text:p text:style-name="P4"><text:s text:c="16"/>{</text:p>
      <text:p text:style-name="P4"><text:s text:c="18"/>"name": "price",</text:p>
      <text:p text:style-name="P4"><text:s text:c="18"/>"rawType": "object",</text:p>
      <text:p text:style-name="P4"><text:s text:c="18"/>"type": "string"</text:p>
      <text:p text:style-name="P4"><text:s text:c="16"/>},</text:p>
      <text:p text:style-name="P4"><text:s text:c="16"/>{</text:p>
      <text:p text:style-name="P4"><text:s text:c="18"/>"name": "promo_price",</text:p>
      <text:p text:style-name="P4"><text:s text:c="18"/>"rawType": "object",</text:p>
      <text:p text:style-name="P4"><text:s text:c="18"/>"type": "string"</text:p>
      <text:p text:style-name="P4"><text:s text:c="16"/>},</text:p>
      <text:p text:style-name="P4"><text:s text:c="16"/>{</text:p>
      <text:p text:style-name="P4"><text:s text:c="18"/>"name": "in_stock",</text:p>
      <text:p text:style-name="P4"><text:s text:c="18"/>"rawType": "int64",</text:p>
      <text:p text:style-name="P4"><text:s text:c="18"/>"type": "integer"</text:p>
      <text:p text:style-name="P4"><text:s text:c="16"/>},</text:p>
      <text:p text:style-name="P4"><text:s text:c="16"/>{</text:p>
      <text:p text:style-name="P4"><text:s text:c="18"/>"name": "type",</text:p>
      <text:p text:style-name="P4"><text:s text:c="18"/>"rawType": "object",</text:p>
      <text:p text:style-name="P4"><text:s text:c="18"/>"type": "unknown"</text:p>
      <text:p text:style-name="P4"><text:soft-page-break/><text:s text:c="16"/>},</text:p>
      <text:p text:style-name="P4"><text:s text:c="16"/>{</text:p>
      <text:p text:style-name="P4"><text:s text:c="18"/>"name": "decimal_count",</text:p>
      <text:p text:style-name="P4"><text:s text:c="18"/>"rawType": "int64",</text:p>
      <text:p text:style-name="P4"><text:s text:c="18"/>"type": "integer"</text:p>
      <text:p text:style-name="P4"><text:s text:c="16"/>}</text:p>
      <text:p text:style-name="P4"><text:s text:c="14"/>],</text:p>
      <text:p text:style-name="P4"><text:s text:c="14"/>"ref": "a646536e-f751-4f27-a0e9-39e398abf3c5",</text:p>
      <text:p text:style-name="P4"><text:s text:c="14"/>"rows": [</text:p>
      <text:p text:style-name="P4"><text:s text:c="16"/>[</text:p>
      <text:p text:style-name="P4"><text:s text:c="18"/>"0",</text:p>
      <text:p text:style-name="P4"><text:s text:c="18"/>"RAI0007",</text:p>
      <text:p text:style-name="P4"><text:s text:c="18"/>"Silver Rain Design mStand Support",</text:p>
      <text:p text:style-name="P4"><text:s text:c="18"/>"Aluminum support compatible with all MacBook",</text:p>
      <text:p text:style-name="P4"><text:s text:c="18"/>"59.99",</text:p>
      <text:p text:style-name="P4"><text:s text:c="18"/>"499.899",</text:p>
      <text:p text:style-name="P4"><text:s text:c="18"/>"1",</text:p>
      <text:p text:style-name="P4"><text:s text:c="18"/>"8696",</text:p>
      <text:p text:style-name="P4"><text:s text:c="18"/>"2"</text:p>
      <text:p text:style-name="P4"><text:s text:c="16"/>],</text:p>
      <text:p text:style-name="P4"><text:s text:c="16"/>[</text:p>
      <text:p text:style-name="P4"><text:s text:c="18"/>"1",</text:p>
      <text:p text:style-name="P4"><text:s text:c="18"/>"APP0023",</text:p>
      <text:p text:style-name="P4"><text:s text:c="18"/>"Apple Mac Keyboard Keypad Spanish",</text:p>
      <text:p text:style-name="P4"><text:s text:c="18"/>"USB ultrathin keyboard Apple Mac Spanish.",</text:p>
      <text:p text:style-name="P4"><text:s text:c="18"/>"59",</text:p>
      <text:p text:style-name="P4"><text:s text:c="18"/>"589.996",</text:p>
      <text:p text:style-name="P4"><text:s text:c="18"/>"0",</text:p>
      <text:p text:style-name="P4"><text:s text:c="18"/>"13855401",</text:p>
      <text:p text:style-name="P4"><text:s text:c="18"/>"0"</text:p>
      <text:p text:style-name="P4"><text:s text:c="16"/>],</text:p>
      <text:p text:style-name="P4"><text:s text:c="16"/>[</text:p>
      <text:p text:style-name="P4"><text:s text:c="18"/>"2",</text:p>
      <text:p text:style-name="P4"><text:s text:c="18"/>"APP0025",</text:p>
      <text:p text:style-name="P4"><text:s text:c="18"/>"Mighty Mouse Apple Mouse for Mac",</text:p>
      <text:p text:style-name="P4"><text:s text:c="18"/>"mouse Apple USB cable.",</text:p>
      <text:p text:style-name="P4"><text:s text:c="18"/>"59",</text:p>
      <text:p text:style-name="P4"><text:s text:c="18"/>"569.898",</text:p>
      <text:p text:style-name="P4"><text:s text:c="18"/>"0",</text:p>
      <text:p text:style-name="P4"><text:s text:c="18"/>"1387",</text:p>
      <text:p text:style-name="P4"><text:s text:c="18"/>"0"</text:p>
      <text:p text:style-name="P4"><text:s text:c="16"/>],</text:p>
      <text:p text:style-name="P4"><text:s text:c="16"/>[</text:p>
      <text:p text:style-name="P4"><text:s text:c="18"/>"3",</text:p>
      <text:p text:style-name="P4"><text:s text:c="18"/>"APP0072",</text:p>
      <text:p text:style-name="P4"><text:s text:c="18"/>"Apple Dock to USB Cable iPhone and iPod white",</text:p>
      <text:p text:style-name="P4"><text:s text:c="18"/>"IPhone dock and USB Cable Apple iPod.",</text:p>
      <text:p text:style-name="P4"><text:s text:c="18"/>"25",</text:p>
      <text:p text:style-name="P4"><text:s text:c="18"/>"229.997",</text:p>
      <text:p text:style-name="P4"><text:soft-page-break/><text:s text:c="18"/>"0",</text:p>
      <text:p text:style-name="P4"><text:s text:c="18"/>"1230",</text:p>
      <text:p text:style-name="P4"><text:s text:c="18"/>"0"</text:p>
      <text:p text:style-name="P4"><text:s text:c="16"/>],</text:p>
      <text:p text:style-name="P4"><text:s text:c="16"/>[</text:p>
      <text:p text:style-name="P4"><text:s text:c="18"/>"4",</text:p>
      <text:p text:style-name="P4"><text:s text:c="18"/>"KIN0007",</text:p>
      <text:p text:style-name="P4"><text:s text:c="18"/>"Mac Memory Kingston 2GB 667MHz DDR2 SO-DIMM",</text:p>
      <text:p text:style-name="P4"><text:s text:c="18"/>"2GB RAM Mac mini and iMac (2006/07) MacBook Pro (2006/07/08).",</text:p>
      <text:p text:style-name="P4"><text:s text:c="18"/>"34.99",</text:p>
      <text:p text:style-name="P4"><text:s text:c="18"/>"31.99",</text:p>
      <text:p text:style-name="P4"><text:s text:c="18"/>"1",</text:p>
      <text:p text:style-name="P4"><text:s text:c="18"/>"1364",</text:p>
      <text:p text:style-name="P4"><text:s text:c="18"/>"2"</text:p>
      <text:p text:style-name="P4"><text:s text:c="16"/>],</text:p>
      <text:p text:style-name="P4"><text:s text:c="16"/>[</text:p>
      <text:p text:style-name="P4"><text:s text:c="18"/>"5",</text:p>
      <text:p text:style-name="P4"><text:s text:c="18"/>"APP0073",</text:p>
      <text:p text:style-name="P4"><text:s text:c="18"/>"Apple Composite AV Cable iPhone and iPod white",</text:p>
      <text:p text:style-name="P4"><text:s text:c="18"/>"IPhone and iPod AV Cable Dock to Composite Video.",</text:p>
      <text:p text:style-name="P4"><text:s text:c="18"/>"45",</text:p>
      <text:p text:style-name="P4"><text:s text:c="18"/>"420.003",</text:p>
      <text:p text:style-name="P4"><text:s text:c="18"/>"0",</text:p>
      <text:p text:style-name="P4"><text:s text:c="18"/>"1230",</text:p>
      <text:p text:style-name="P4"><text:s text:c="18"/>"0"</text:p>
      <text:p text:style-name="P4"><text:s text:c="16"/>],</text:p>
      <text:p text:style-name="P4"><text:s text:c="16"/>[</text:p>
      <text:p text:style-name="P4"><text:s text:c="18"/>"6",</text:p>
      <text:p text:style-name="P4"><text:s text:c="18"/>"KIN0008",</text:p>
      <text:p text:style-name="P4"><text:s text:c="18"/>"Mac Memory Kingston 1GB 667MHz DDR2 SO-DIMM",</text:p>
      <text:p text:style-name="P4"><text:s text:c="18"/>"1GB RAM Mac mini and iMac (2006/07) MacBook Pro (2006/07/08).",</text:p>
      <text:p text:style-name="P4"><text:s text:c="18"/>"18.99",</text:p>
      <text:p text:style-name="P4"><text:s text:c="18"/>"146.471",</text:p>
      <text:p text:style-name="P4"><text:s text:c="18"/>"0",</text:p>
      <text:p text:style-name="P4"><text:s text:c="18"/>"1364",</text:p>
      <text:p text:style-name="P4"><text:s text:c="18"/>"2"</text:p>
      <text:p text:style-name="P4"><text:s text:c="16"/>],</text:p>
      <text:p text:style-name="P4"><text:s text:c="16"/>[</text:p>
      <text:p text:style-name="P4"><text:s text:c="18"/>"7",</text:p>
      <text:p text:style-name="P4"><text:s text:c="18"/>"KIN0009",</text:p>
      <text:p text:style-name="P4"><text:s text:c="18"/>"Mac Memory Kingston 2GB 800MHz DDR2 SO-DIMM",</text:p>
      <text:p text:style-name="P4"><text:s text:c="18"/>"2GB RAM iMac with Intel Core 2 Duo (Penryn).",</text:p>
      <text:p text:style-name="P4"><text:s text:c="18"/>"36.99",</text:p>
      <text:p text:style-name="P4"><text:s text:c="18"/>"274.694",</text:p>
      <text:p text:style-name="P4"><text:s text:c="18"/>"0",</text:p>
      <text:p text:style-name="P4"><text:s text:c="18"/>"1364",</text:p>
      <text:p text:style-name="P4"><text:s text:c="18"/>"2"</text:p>
      <text:p text:style-name="P4"><text:s text:c="16"/>],</text:p>
      <text:p text:style-name="P4"><text:s text:c="16"/>[</text:p>
      <text:p text:style-name="P4"><text:soft-page-break/><text:s text:c="18"/>"8",</text:p>
      <text:p text:style-name="P4"><text:s text:c="18"/>"KIN0001-2",</text:p>
      <text:p text:style-name="P4"><text:s text:c="18"/>"Mac memory Kingston 4GB (2x2GB) 667MHz DDR2 SO-DIMM",</text:p>
      <text:p text:style-name="P4"><text:s text:c="18"/>"RAM 4GB (2x2GB) Mac mini and iMac (2006/07) MacBook Pro (2006/07/08).",</text:p>
      <text:p text:style-name="P4"><text:s text:c="18"/>"74",</text:p>
      <text:p text:style-name="P4"><text:s text:c="18"/>"669.904",</text:p>
      <text:p text:style-name="P4"><text:s text:c="18"/>"0",</text:p>
      <text:p text:style-name="P4"><text:s text:c="18"/>"1364",</text:p>
      <text:p text:style-name="P4"><text:s text:c="18"/>"0"</text:p>
      <text:p text:style-name="P4"><text:s text:c="16"/>],</text:p>
      <text:p text:style-name="P4"><text:s text:c="16"/>[</text:p>
      <text:p text:style-name="P4"><text:s text:c="18"/>"9",</text:p>
      <text:p text:style-name="P4"><text:s text:c="18"/>"APP0100",</text:p>
      <text:p text:style-name="P4"><text:s text:c="18"/>"Apple Adapter Mini Display Port to VGA",</text:p>
      <text:p text:style-name="P4"><text:s text:c="18"/>"Adapter Mini Display Port to VGA MacBook and MacBook Pro (unibody).",</text:p>
      <text:p text:style-name="P4"><text:s text:c="18"/>"35",</text:p>
      <text:p text:style-name="P4"><text:s text:c="18"/>"330.003",</text:p>
      <text:p text:style-name="P4"><text:s text:c="18"/>"0",</text:p>
      <text:p text:style-name="P4"><text:s text:c="18"/>"1325",</text:p>
      <text:p text:style-name="P4"><text:s text:c="18"/>"0"</text:p>
      <text:p text:style-name="P4"><text:s text:c="16"/>],</text:p>
      <text:p text:style-name="P4"><text:s text:c="16"/>[</text:p>
      <text:p text:style-name="P4"><text:s text:c="18"/>"10",</text:p>
      <text:p text:style-name="P4"><text:s text:c="18"/>"APP0101",</text:p>
      <text:p text:style-name="P4"><text:s text:c="18"/>"Apple Mini DisplayPort to DVI Adapter",</text:p>
      <text:p text:style-name="P4"><text:s text:c="18"/>"Adapter mini DisplayPort to DVI MacBook and MacBook Pro (unibody).",</text:p>
      <text:p text:style-name="P4"><text:s text:c="18"/>"35",</text:p>
      <text:p text:style-name="P4"><text:s text:c="18"/>"330.003",</text:p>
      <text:p text:style-name="P4"><text:s text:c="18"/>"0",</text:p>
      <text:p text:style-name="P4"><text:s text:c="18"/>"1325",</text:p>
      <text:p text:style-name="P4"><text:s text:c="18"/>"0"</text:p>
      <text:p text:style-name="P4"><text:s text:c="16"/>],</text:p>
      <text:p text:style-name="P4"><text:s text:c="16"/>[</text:p>
      <text:p text:style-name="P4"><text:s text:c="18"/>"11",</text:p>
      <text:p text:style-name="P4"><text:s text:c="18"/>"SEN0021",</text:p>
      <text:p text:style-name="P4"><text:s text:c="18"/>"Sennheiser CX 300-II Precision headphones iPhone iPad and iPod black",</text:p>
      <text:p text:style-name="P4"><text:s text:c="18"/>"Headphones iPhone iPad iPad 2 iPad 3 and iPod.",</text:p>
      <text:p text:style-name="P4"><text:s text:c="18"/>"49.99",</text:p>
      <text:p text:style-name="P4"><text:s text:c="18"/>"449.878",</text:p>
      <text:p text:style-name="P4"><text:s text:c="18"/>"0",</text:p>
      <text:p text:style-name="P4"><text:s text:c="18"/>"5384",</text:p>
      <text:p text:style-name="P4"><text:s text:c="18"/>"2"</text:p>
      <text:p text:style-name="P4"><text:s text:c="16"/>],</text:p>
      <text:p text:style-name="P4"><text:s text:c="16"/>[</text:p>
      <text:p text:style-name="P4"><text:s text:c="18"/>"12",</text:p>
      <text:p text:style-name="P4"><text:s text:c="18"/>"APP0111",</text:p>
      <text:p text:style-name="P4"><text:s text:c="18"/>"Apple USB Ethernet Adapter Mac",</text:p>
      <text:p text:style-name="P4"><text:s text:c="18"/>"USB to Ethernet adapter Mac.",</text:p>
      <text:p text:style-name="P4"><text:s text:c="18"/>"35",</text:p>
      <text:p text:style-name="P4"><text:soft-page-break/><text:s text:c="18"/>"330.003",</text:p>
      <text:p text:style-name="P4"><text:s text:c="18"/>"0",</text:p>
      <text:p text:style-name="P4"><text:s text:c="18"/>"1334",</text:p>
      <text:p text:style-name="P4"><text:s text:c="18"/>"0"</text:p>
      <text:p text:style-name="P4"><text:s text:c="16"/>],</text:p>
      <text:p text:style-name="P4"><text:s text:c="16"/>[</text:p>
      <text:p text:style-name="P4"><text:s text:c="18"/>"13",</text:p>
      <text:p text:style-name="P4"><text:s text:c="18"/>"APP0156",</text:p>
      <text:p text:style-name="P4"><text:s text:c="18"/>"45W MagSafe charger Apple MacBook Air",</text:p>
      <text:p text:style-name="P4"><text:s text:c="18"/>"Charger MacBook Air MagSafe 45 W (MC747Z / A).",</text:p>
      <text:p text:style-name="P4"><text:s text:c="18"/>"89",</text:p>
      <text:p text:style-name="P4"><text:s text:c="18"/>"849.904",</text:p>
      <text:p text:style-name="P4"><text:s text:c="18"/>"0",</text:p>
      <text:p text:style-name="P4"><text:s text:c="18"/>"13005399",</text:p>
      <text:p text:style-name="P4"><text:s text:c="18"/>"0"</text:p>
      <text:p text:style-name="P4"><text:s text:c="16"/>],</text:p>
      <text:p text:style-name="P4"><text:s text:c="16"/>[</text:p>
      <text:p text:style-name="P4"><text:s text:c="18"/>"14",</text:p>
      <text:p text:style-name="P4"><text:s text:c="18"/>"MOS0013",</text:p>
      <text:p text:style-name="P4"><text:s text:c="18"/>"Adapter Moshi FireWire 400 to FireWire 800",</text:p>
      <text:p text:style-name="P4"><text:s text:c="18"/>"FireWire 400 adapter cable FireWire 800.",</text:p>
      <text:p text:style-name="P4"><text:s text:c="18"/>"20",</text:p>
      <text:p text:style-name="P4"><text:s text:c="18"/>"179.891",</text:p>
      <text:p text:style-name="P4"><text:s text:c="18"/>"0",</text:p>
      <text:p text:style-name="P4"><text:s text:c="18"/>"1325",</text:p>
      <text:p text:style-name="P4"><text:s text:c="18"/>"0"</text:p>
      <text:p text:style-name="P4"><text:s text:c="16"/>],</text:p>
      <text:p text:style-name="P4"><text:s text:c="16"/>[</text:p>
      <text:p text:style-name="P4"><text:s text:c="18"/>"15",</text:p>
      <text:p text:style-name="P4"><text:s text:c="18"/>"MOS0021",</text:p>
      <text:p text:style-name="P4"><text:s text:c="18"/>"Clearguard Moshi MacBook Pro and Air",</text:p>
      <text:p text:style-name="P4"><text:s text:c="18"/>"Keyboard Protector MacBook Pro 13-inch Retina 15 inches 17 inches 13 inches 15 inches and 13-inch Air.",</text:p>
      <text:p text:style-name="P4"><text:s text:c="18"/>"24.95",</text:p>
      <text:p text:style-name="P4"><text:s text:c="18"/>"249.889",</text:p>
      <text:p text:style-name="P4"><text:s text:c="18"/>"0",</text:p>
      <text:p text:style-name="P4"><text:s text:c="18"/>"13835403",</text:p>
      <text:p text:style-name="P4"><text:s text:c="18"/>"2"</text:p>
      <text:p text:style-name="P4"><text:s text:c="16"/>],</text:p>
      <text:p text:style-name="P4"><text:s text:c="16"/>[</text:p>
      <text:p text:style-name="P4"><text:s text:c="18"/>"16",</text:p>
      <text:p text:style-name="P4"><text:s text:c="18"/>"APP0206",</text:p>
      <text:p text:style-name="P4"><text:s text:c="18"/>"60W MagSafe charger Apple MacBook and MacBook Pro 13 \"",</text:p>
      <text:p text:style-name="P4"><text:s text:c="18"/>"Charger MacBook and 13 inch MacBook MagSafe 60 W (MC461Z / A).",</text:p>
      <text:p text:style-name="P4"><text:s text:c="18"/>"89",</text:p>
      <text:p text:style-name="P4"><text:s text:c="18"/>"849.904",</text:p>
      <text:p text:style-name="P4"><text:s text:c="18"/>"1",</text:p>
      <text:p text:style-name="P4"><text:s text:c="18"/>"13005399",</text:p>
      <text:p text:style-name="P4"><text:s text:c="18"/>"0"</text:p>
      <text:p text:style-name="P4"><text:soft-page-break/><text:s text:c="16"/>],</text:p>
      <text:p text:style-name="P4"><text:s text:c="16"/>[</text:p>
      <text:p text:style-name="P4"><text:s text:c="18"/>"17",</text:p>
      <text:p text:style-name="P4"><text:s text:c="18"/>"HGD0007",</text:p>
      <text:p text:style-name="P4"><text:s text:c="18"/>"Henge Docks Docking Station MacBook Pro 13 \"",</text:p>
      <text:p text:style-name="P4"><text:s text:c="18"/>"Dock and support with multiple connections for MacBook Pro 13-inch.",</text:p>
      <text:p text:style-name="P4"><text:s text:c="18"/>"69.99",</text:p>
      <text:p text:style-name="P4"><text:s text:c="18"/>"699.864",</text:p>
      <text:p text:style-name="P4"><text:s text:c="18"/>"0",</text:p>
      <text:p text:style-name="P4"><text:s text:c="18"/>"12995397",</text:p>
      <text:p text:style-name="P4"><text:s text:c="18"/>"2"</text:p>
      <text:p text:style-name="P4"><text:s text:c="16"/>],</text:p>
      <text:p text:style-name="P4"><text:s text:c="16"/>[</text:p>
      <text:p text:style-name="P4"><text:s text:c="18"/>"18",</text:p>
      <text:p text:style-name="P4"><text:s text:c="18"/>"MUV0009",</text:p>
      <text:p text:style-name="P4"><text:s text:c="18"/>"Muvit Back Clear Case iPhone 4 / 4S Transparent",</text:p>
      <text:p text:style-name="P4"><text:s text:c="18"/>"Case iPhone 4 / 4S polycarbonate.",</text:p>
      <text:p text:style-name="P4"><text:s text:c="18"/>"9.99",</text:p>
      <text:p text:style-name="P4"><text:s text:c="18"/>"7.986",</text:p>
      <text:p text:style-name="P4"><text:s text:c="18"/>"0",</text:p>
      <text:p text:style-name="P4"><text:s text:c="18"/>"11865403",</text:p>
      <text:p text:style-name="P4"><text:s text:c="18"/>"2"</text:p>
      <text:p text:style-name="P4"><text:s text:c="16"/>],</text:p>
      <text:p text:style-name="P4"><text:s text:c="16"/>[</text:p>
      <text:p text:style-name="P4"><text:s text:c="18"/>"19",</text:p>
      <text:p text:style-name="P4"><text:s text:c="18"/>"APP0234",</text:p>
      <text:p text:style-name="P4"><text:s text:c="18"/>"Apple Dock Connector to VGA",</text:p>
      <text:p text:style-name="P4"><text:s text:c="18"/>"Dock Connector to VGA IOS.",</text:p>
      <text:p text:style-name="P4"><text:s text:c="18"/>"35",</text:p>
      <text:p text:style-name="P4"><text:s text:c="18"/>"350.005",</text:p>
      <text:p text:style-name="P4"><text:s text:c="18"/>"0",</text:p>
      <text:p text:style-name="P4"><text:s text:c="18"/>"13955395",</text:p>
      <text:p text:style-name="P4"><text:s text:c="18"/>"0"</text:p>
      <text:p text:style-name="P4"><text:s text:c="16"/>],</text:p>
      <text:p text:style-name="P4"><text:s text:c="16"/>[</text:p>
      <text:p text:style-name="P4"><text:s text:c="18"/>"20",</text:p>
      <text:p text:style-name="P4"><text:s text:c="18"/>"APP0247",</text:p>
      <text:p text:style-name="P4"><text:s text:c="18"/>"85W MagSafe charger Apple MacBook Pro 15 \"/ 17\"",</text:p>
      <text:p text:style-name="P4"><text:s text:c="18"/>"Charger MacBook Pro MagSafe 85 W (MC556Z / A).",</text:p>
      <text:p text:style-name="P4"><text:s text:c="18"/>"89",</text:p>
      <text:p text:style-name="P4"><text:s text:c="18"/>"849.904",</text:p>
      <text:p text:style-name="P4"><text:s text:c="18"/>"1",</text:p>
      <text:p text:style-name="P4"><text:s text:c="18"/>"13005399",</text:p>
      <text:p text:style-name="P4"><text:s text:c="18"/>"0"</text:p>
      <text:p text:style-name="P4"><text:s text:c="16"/>],</text:p>
      <text:p text:style-name="P4"><text:s text:c="16"/>[</text:p>
      <text:p text:style-name="P4"><text:s text:c="18"/>"21",</text:p>
      <text:p text:style-name="P4"><text:s text:c="18"/>"APP0233",</text:p>
      <text:p text:style-name="P4"><text:s text:c="18"/>"Apple iPad Camera Connection connector",</text:p>
      <text:p text:style-name="P4"><text:soft-page-break/><text:s text:c="18"/>"IPad connector for digital cameras and SD cards.",</text:p>
      <text:p text:style-name="P4"><text:s text:c="18"/>"35",</text:p>
      <text:p text:style-name="P4"><text:s text:c="18"/>"349.896",</text:p>
      <text:p text:style-name="P4"><text:s text:c="18"/>"0",</text:p>
      <text:p text:style-name="P4"><text:s text:c="18"/>"13955395",</text:p>
      <text:p text:style-name="P4"><text:s text:c="18"/>"0"</text:p>
      <text:p text:style-name="P4"><text:s text:c="16"/>],</text:p>
      <text:p text:style-name="P4"><text:s text:c="16"/>[</text:p>
      <text:p text:style-name="P4"><text:s text:c="18"/>"22",</text:p>
      <text:p text:style-name="P4"><text:s text:c="18"/>"JMO0014",</text:p>
      <text:p text:style-name="P4"><text:s text:c="18"/>"Just Mobile Upstand iPad support",</text:p>
      <text:p text:style-name="P4"><text:s text:c="18"/>"Support Retina iPad and iPad mini aluminum.",</text:p>
      <text:p text:style-name="P4"><text:s text:c="18"/>"49.95",</text:p>
      <text:p text:style-name="P4"><text:s text:c="18"/>"399.905",</text:p>
      <text:p text:style-name="P4"><text:s text:c="18"/>"0",</text:p>
      <text:p text:style-name="P4"><text:s text:c="18"/>"1216",</text:p>
      <text:p text:style-name="P4"><text:s text:c="18"/>"2"</text:p>
      <text:p text:style-name="P4"><text:s text:c="16"/>],</text:p>
      <text:p text:style-name="P4"><text:s text:c="16"/>[</text:p>
      <text:p text:style-name="P4"><text:s text:c="18"/>"23",</text:p>
      <text:p text:style-name="P4"><text:s text:c="18"/>"MOB0007",</text:p>
      <text:p text:style-name="P4"><text:s text:c="18"/>"Mobee Magic Charger Charger Magic Mouse",</text:p>
      <text:p text:style-name="P4"><text:s text:c="18"/>"Wireless Charger for Magic Mouse",</text:p>
      <text:p text:style-name="P4"><text:s text:c="18"/>"49.99",</text:p>
      <text:p text:style-name="P4"><text:s text:c="18"/>"499.851",</text:p>
      <text:p text:style-name="P4"><text:s text:c="18"/>"0",</text:p>
      <text:p text:style-name="P4"><text:s text:c="18"/>"12355400",</text:p>
      <text:p text:style-name="P4"><text:s text:c="18"/>"2"</text:p>
      <text:p text:style-name="P4"><text:s text:c="16"/>],</text:p>
      <text:p text:style-name="P4"><text:s text:c="16"/>[</text:p>
      <text:p text:style-name="P4"><text:s text:c="18"/>"24",</text:p>
      <text:p text:style-name="P4"><text:s text:c="18"/>"APP0277",</text:p>
      <text:p text:style-name="P4"><text:s text:c="18"/>"Apple Wireless Keyboard Keyboard (OEM) Mac",</text:p>
      <text:p text:style-name="P4"><text:s text:c="18"/>"Ultrathin keyboard Apple Bluetooth Spanish (unboxed).",</text:p>
      <text:p text:style-name="P4"><text:s text:c="18"/>"79",</text:p>
      <text:p text:style-name="P4"><text:s text:c="18"/>"759.904",</text:p>
      <text:p text:style-name="P4"><text:s text:c="18"/>"0",</text:p>
      <text:p text:style-name="P4"><text:s text:c="18"/>"13855401",</text:p>
      <text:p text:style-name="P4"><text:s text:c="18"/>"0"</text:p>
      <text:p text:style-name="P4"><text:s text:c="16"/>],</text:p>
      <text:p text:style-name="P4"><text:s text:c="16"/>[</text:p>
      <text:p text:style-name="P4"><text:s text:c="18"/>"25",</text:p>
      <text:p text:style-name="P4"><text:s text:c="18"/>"MOP0011",</text:p>
      <text:p text:style-name="P4"><text:s text:c="18"/>"Mophie Juice Pack Air Battery Case iPhone 4 / 4S black",</text:p>
      <text:p text:style-name="P4"><text:s text:c="18"/>"Battery Case iPhone 4 / 4S rigid polymer.",</text:p>
      <text:p text:style-name="P4"><text:s text:c="18"/>"69.99",</text:p>
      <text:p text:style-name="P4"><text:s text:c="18"/>"56.991",</text:p>
      <text:p text:style-name="P4"><text:s text:c="18"/>"0",</text:p>
      <text:p text:style-name="P4"><text:s text:c="18"/>"5,49E+11",</text:p>
      <text:p text:style-name="P4"><text:soft-page-break/><text:s text:c="18"/>"2"</text:p>
      <text:p text:style-name="P4"><text:s text:c="16"/>],</text:p>
      <text:p text:style-name="P4"><text:s text:c="16"/>[</text:p>
      <text:p text:style-name="P4"><text:s text:c="18"/>"26",</text:p>
      <text:p text:style-name="P4"><text:s text:c="18"/>"APP0280",</text:p>
      <text:p text:style-name="P4"><text:s text:c="18"/>"Apple HDMI to HDMI Cable 1.8m",</text:p>
      <text:p text:style-name="P4"><text:s text:c="18"/>"HMDI to HDMI Cable 1.8m.",</text:p>
      <text:p text:style-name="P4"><text:s text:c="18"/>"25",</text:p>
      <text:p text:style-name="P4"><text:s text:c="18"/>"240.004",</text:p>
      <text:p text:style-name="P4"><text:s text:c="18"/>"0",</text:p>
      <text:p text:style-name="P4"><text:s text:c="18"/>"1325",</text:p>
      <text:p text:style-name="P4"><text:s text:c="18"/>"0"</text:p>
      <text:p text:style-name="P4"><text:s text:c="16"/>],</text:p>
      <text:p text:style-name="P4"><text:s text:c="16"/>[</text:p>
      <text:p text:style-name="P4"><text:s text:c="18"/>"27",</text:p>
      <text:p text:style-name="P4"><text:s text:c="18"/>"OND0069",</text:p>
      <text:p text:style-name="P4"><text:s text:c="18"/>"Adapter mini DVI to HDMI",</text:p>
      <text:p text:style-name="P4"><text:s text:c="18"/>"Adapter mini DVI to HDMI for Mac and PC",</text:p>
      <text:p text:style-name="P4"><text:s text:c="18"/>"16.49",</text:p>
      <text:p text:style-name="P4"><text:s text:c="18"/>"149.895",</text:p>
      <text:p text:style-name="P4"><text:s text:c="18"/>"0",</text:p>
      <text:p text:style-name="P4"><text:s text:c="18"/>"1325",</text:p>
      <text:p text:style-name="P4"><text:s text:c="18"/>"2"</text:p>
      <text:p text:style-name="P4"><text:s text:c="16"/>],</text:p>
      <text:p text:style-name="P4"><text:s text:c="16"/>[</text:p>
      <text:p text:style-name="P4"><text:s text:c="18"/>"28",</text:p>
      <text:p text:style-name="P4"><text:s text:c="18"/>"SNN0007",</text:p>
      <text:p text:style-name="P4"><text:s text:c="18"/>"Sonnet Tempo SATA PCIe Mac and PC E2P",</text:p>
      <text:p text:style-name="P4"><text:s text:c="18"/>"PCIe Card with 2 Serial ATA ports Mac and PC.",</text:p>
      <text:p text:style-name="P4"><text:s text:c="18"/>"59.99",</text:p>
      <text:p text:style-name="P4"><text:s text:c="18"/>"502.102",</text:p>
      <text:p text:style-name="P4"><text:s text:c="18"/>"0",</text:p>
      <text:p text:style-name="P4"><text:s text:c="18"/>"1276",</text:p>
      <text:p text:style-name="P4"><text:s text:c="18"/>"2"</text:p>
      <text:p text:style-name="P4"><text:s text:c="16"/>],</text:p>
      <text:p text:style-name="P4"><text:s text:c="16"/>[</text:p>
      <text:p text:style-name="P4"><text:s text:c="18"/>"29",</text:p>
      <text:p text:style-name="P4"><text:s text:c="18"/>"KIN0025",</text:p>
      <text:p text:style-name="P4"><text:s text:c="18"/>"Mac memory DIMM DDR3 2GB 1333MHz Kingston",</text:p>
      <text:p text:style-name="P4"><text:s text:c="18"/>"2GB RAM Mac Pro (July 2010).",</text:p>
      <text:p text:style-name="P4"><text:s text:c="18"/>"29.99",</text:p>
      <text:p text:style-name="P4"><text:s text:c="18"/>"179.903",</text:p>
      <text:p text:style-name="P4"><text:s text:c="18"/>"0",</text:p>
      <text:p text:style-name="P4"><text:s text:c="18"/>"1364",</text:p>
      <text:p text:style-name="P4"><text:s text:c="18"/>"2"</text:p>
      <text:p text:style-name="P4"><text:s text:c="16"/>],</text:p>
      <text:p text:style-name="P4"><text:s text:c="16"/>[</text:p>
      <text:p text:style-name="P4"><text:s text:c="18"/>"30",</text:p>
      <text:p text:style-name="P4"><text:s text:c="18"/>"OND0073",</text:p>
      <text:p text:style-name="P4"><text:soft-page-break/><text:s text:c="18"/>"Mini DisplayPort to HDMI Cable 18m",</text:p>
      <text:p text:style-name="P4"><text:s text:c="18"/>"Cable with Mini DisplayPort to HDMI (audio + video)",</text:p>
      <text:p text:style-name="P4"><text:s text:c="18"/>"22.99",</text:p>
      <text:p text:style-name="P4"><text:s text:c="18"/>"169.896",</text:p>
      <text:p text:style-name="P4"><text:s text:c="18"/>"0",</text:p>
      <text:p text:style-name="P4"><text:s text:c="18"/>"1325",</text:p>
      <text:p text:style-name="P4"><text:s text:c="18"/>"2"</text:p>
      <text:p text:style-name="P4"><text:s text:c="16"/>],</text:p>
      <text:p text:style-name="P4"><text:s text:c="16"/>[</text:p>
      <text:p text:style-name="P4"><text:s text:c="18"/>"31",</text:p>
      <text:p text:style-name="P4"><text:s text:c="18"/>"MOS0042",</text:p>
      <text:p text:style-name="P4"><text:s text:c="18"/>"Adapter Moshi Mini Display Port to VGA",</text:p>
      <text:p text:style-name="P4"><text:s text:c="18"/>"Cable Adapter Mini Display Port to VGA.",</text:p>
      <text:p text:style-name="P4"><text:s text:c="18"/>"34.99",</text:p>
      <text:p text:style-name="P4"><text:s text:c="18"/>"269.903",</text:p>
      <text:p text:style-name="P4"><text:s text:c="18"/>"0",</text:p>
      <text:p text:style-name="P4"><text:s text:c="18"/>"1325",</text:p>
      <text:p text:style-name="P4"><text:s text:c="18"/>"2"</text:p>
      <text:p text:style-name="P4"><text:s text:c="16"/>],</text:p>
      <text:p text:style-name="P4"><text:s text:c="16"/>[</text:p>
      <text:p text:style-name="P4"><text:s text:c="18"/>"32",</text:p>
      <text:p text:style-name="P4"><text:s text:c="18"/>"BEL0070",</text:p>
      <text:p text:style-name="P4"><text:s text:c="18"/>"Music Receiver Belkin iPhone music receiver",</text:p>
      <text:p text:style-name="P4"><text:s text:c="18"/>"Music Receiver iPhone iPad and iPod Touch for stereos via Bluetooth",</text:p>
      <text:p text:style-name="P4"><text:s text:c="18"/>"49.99",</text:p>
      <text:p text:style-name="P4"><text:s text:c="18"/>"299.899",</text:p>
      <text:p text:style-name="P4"><text:s text:c="18"/>"0",</text:p>
      <text:p text:style-name="P4"><text:s text:c="18"/>"11905404",</text:p>
      <text:p text:style-name="P4"><text:s text:c="18"/>"2"</text:p>
      <text:p text:style-name="P4"><text:s text:c="16"/>],</text:p>
      <text:p text:style-name="P4"><text:s text:c="16"/>[</text:p>
      <text:p text:style-name="P4"><text:s text:c="18"/>"33",</text:p>
      <text:p text:style-name="P4"><text:s text:c="18"/>"LMP0007",</text:p>
      <text:p text:style-name="P4"><text:s text:c="18"/>"KeyPad LMP Bluetooth Keypad Mac",</text:p>
      <text:p text:style-name="P4"><text:s text:c="18"/>"expansion keypad Mac with bluetooth connection.",</text:p>
      <text:p text:style-name="P4"><text:s text:c="18"/>"54.99",</text:p>
      <text:p text:style-name="P4"><text:s text:c="18"/>"399.905",</text:p>
      <text:p text:style-name="P4"><text:s text:c="18"/>"1",</text:p>
      <text:p text:style-name="P4"><text:s text:c="18"/>"13855401",</text:p>
      <text:p text:style-name="P4"><text:s text:c="18"/>"2"</text:p>
      <text:p text:style-name="P4"><text:s text:c="16"/>],</text:p>
      <text:p text:style-name="P4"><text:s text:c="16"/>[</text:p>
      <text:p text:style-name="P4"><text:s text:c="18"/>"34",</text:p>
      <text:p text:style-name="P4"><text:s text:c="18"/>"BEL0072",</text:p>
      <text:p text:style-name="P4"><text:s text:c="18"/>"Belkin PRO Series USB 2.0 Cable 18M",</text:p>
      <text:p text:style-name="P4"><text:s text:c="18"/>"USB Cable USB type A and type B 18m in length for Mac and PC",</text:p>
      <text:p text:style-name="P4"><text:s text:c="18"/>"3.99",</text:p>
      <text:p text:style-name="P4"><text:s text:c="18"/>"29.899",</text:p>
      <text:p text:style-name="P4"><text:s text:c="18"/>"1",</text:p>
      <text:p text:style-name="P4"><text:soft-page-break/><text:s text:c="18"/>"1325",</text:p>
      <text:p text:style-name="P4"><text:s text:c="18"/>"2"</text:p>
      <text:p text:style-name="P4"><text:s text:c="16"/>],</text:p>
      <text:p text:style-name="P4"><text:s text:c="16"/>[</text:p>
      <text:p text:style-name="P4"><text:s text:c="18"/>"35",</text:p>
      <text:p text:style-name="P4"><text:s text:c="18"/>"APP0308",</text:p>
      <text:p text:style-name="P4"><text:s text:c="18"/>"AV Cable Adapter Apple iPhone iPad and iPod white",</text:p>
      <text:p text:style-name="P4"><text:s text:c="18"/>"IPhone iPad iPod adapter and AV cable.",</text:p>
      <text:p text:style-name="P4"><text:s text:c="18"/>"45",</text:p>
      <text:p text:style-name="P4"><text:s text:c="18"/>"359.999",</text:p>
      <text:p text:style-name="P4"><text:s text:c="18"/>"0",</text:p>
      <text:p text:style-name="P4"><text:s text:c="18"/>"1230",</text:p>
      <text:p text:style-name="P4"><text:s text:c="18"/>"0"</text:p>
      <text:p text:style-name="P4"><text:s text:c="16"/>],</text:p>
      <text:p text:style-name="P4"><text:s text:c="16"/>[</text:p>
      <text:p text:style-name="P4"><text:s text:c="18"/>"36",</text:p>
      <text:p text:style-name="P4"><text:s text:c="18"/>"GRT0196",</text:p>
      <text:p text:style-name="P4"><text:s text:c="18"/>"Griffin Survivor Extreme-Duty Case iPad 2 3 and 4 black",</text:p>
      <text:p text:style-name="P4"><text:s text:c="18"/>"IPad 2 Case 3 and 4 for extreme ultra resistant.",</text:p>
      <text:p text:style-name="P4"><text:s text:c="18"/>"64.99",</text:p>
      <text:p text:style-name="P4"><text:s text:c="18"/>"499.899",</text:p>
      <text:p text:style-name="P4"><text:s text:c="18"/>"0",</text:p>
      <text:p text:style-name="P4"><text:s text:c="18"/>"12635403",</text:p>
      <text:p text:style-name="P4"><text:s text:c="18"/>"2"</text:p>
      <text:p text:style-name="P4"><text:s text:c="16"/>],</text:p>
      <text:p text:style-name="P4"><text:s text:c="16"/>[</text:p>
      <text:p text:style-name="P4"><text:s text:c="18"/>"37",</text:p>
      <text:p text:style-name="P4"><text:s text:c="18"/>"MUV0023",</text:p>
      <text:p text:style-name="P4"><text:s text:c="18"/>"Extreme Muvit iPhone and iPod BikeMount sleeve black Touch",</text:p>
      <text:p text:style-name="P4"><text:s text:c="18"/>"IPhone and iPod support sleeve waterproof App Touch and bicycle.",</text:p>
      <text:p text:style-name="P4"><text:s text:c="18"/>"35.9",</text:p>
      <text:p text:style-name="P4"><text:s text:c="18"/>"169.896",</text:p>
      <text:p text:style-name="P4"><text:s text:c="18"/>"0",</text:p>
      <text:p text:style-name="P4"><text:s text:c="18"/>"11865403",</text:p>
      <text:p text:style-name="P4"><text:s text:c="18"/>"1"</text:p>
      <text:p text:style-name="P4"><text:s text:c="16"/>],</text:p>
      <text:p text:style-name="P4"><text:s text:c="16"/>[</text:p>
      <text:p text:style-name="P4"><text:s text:c="18"/>"38",</text:p>
      <text:p text:style-name="P4"><text:s text:c="18"/>"JMO0026",</text:p>
      <text:p text:style-name="P4"><text:s text:c="18"/>"Just Mobile Lazy Couch Support Mac and iPad",</text:p>
      <text:p text:style-name="P4"><text:s text:c="18"/>"Mac and iPad small lift stand.",</text:p>
      <text:p text:style-name="P4"><text:s text:c="18"/>"19.95",</text:p>
      <text:p text:style-name="P4"><text:s text:c="18"/>"199.892",</text:p>
      <text:p text:style-name="P4"><text:s text:c="18"/>"0",</text:p>
      <text:p text:style-name="P4"><text:s text:c="18"/>"8696",</text:p>
      <text:p text:style-name="P4"><text:s text:c="18"/>"2"</text:p>
      <text:p text:style-name="P4"><text:s text:c="16"/>],</text:p>
      <text:p text:style-name="P4"><text:s text:c="16"/>[</text:p>
      <text:p text:style-name="P4"><text:s text:c="18"/>"39",</text:p>
      <text:p text:style-name="P4"><text:soft-page-break/><text:s text:c="18"/>"OWC0007",</text:p>
      <text:p text:style-name="P4"><text:s text:c="18"/>"OWC Data Doubler Optical Bay adapter Macbook / Macbook Pro",</text:p>
      <text:p text:style-name="P4"><text:s text:c="18"/>"Tray SuperDrive replacement hard disk or SSD.",</text:p>
      <text:p text:style-name="P4"><text:s text:c="18"/>"72.99",</text:p>
      <text:p text:style-name="P4"><text:s text:c="18"/>"399.905",</text:p>
      <text:p text:style-name="P4"><text:s text:c="18"/>"1",</text:p>
      <text:p text:style-name="P4"><text:s text:c="18"/>"12755395",</text:p>
      <text:p text:style-name="P4"><text:s text:c="18"/>"2"</text:p>
      <text:p text:style-name="P4"><text:s text:c="16"/>],</text:p>
      <text:p text:style-name="P4"><text:s text:c="16"/>[</text:p>
      <text:p text:style-name="P4"><text:s text:c="18"/>"40",</text:p>
      <text:p text:style-name="P4"><text:s text:c="18"/>"KEN0028",</text:p>
      <text:p text:style-name="P4"><text:s text:c="18"/>"Kensington ClickSafe lock Mac and PC",</text:p>
      <text:p text:style-name="P4"><text:s text:c="18"/>"Mac and PC padlock with keys.",</text:p>
      <text:p text:style-name="P4"><text:s text:c="18"/>"54.99",</text:p>
      <text:p text:style-name="P4"><text:s text:c="18"/>"499.899",</text:p>
      <text:p text:style-name="P4"><text:s text:c="18"/>"0",</text:p>
      <text:p text:style-name="P4"><text:s text:c="18"/>"1325",</text:p>
      <text:p text:style-name="P4"><text:s text:c="18"/>"2"</text:p>
      <text:p text:style-name="P4"><text:s text:c="16"/>],</text:p>
      <text:p text:style-name="P4"><text:s text:c="16"/>[</text:p>
      <text:p text:style-name="P4"><text:s text:c="18"/>"41",</text:p>
      <text:p text:style-name="P4"><text:s text:c="18"/>"APP0343",</text:p>
      <text:p text:style-name="P4"><text:s text:c="18"/>"Apple Thunderbolt Cable 2m White",</text:p>
      <text:p text:style-name="P4"><text:s text:c="18"/>"Cable Mac Apple Thunderbolt 2m.",</text:p>
      <text:p text:style-name="P4"><text:s text:c="18"/>"45",</text:p>
      <text:p text:style-name="P4"><text:s text:c="18"/>"429.998",</text:p>
      <text:p text:style-name="P4"><text:s text:c="18"/>"1",</text:p>
      <text:p text:style-name="P4"><text:s text:c="18"/>"1325",</text:p>
      <text:p text:style-name="P4"><text:s text:c="18"/>"0"</text:p>
      <text:p text:style-name="P4"><text:s text:c="16"/>],</text:p>
      <text:p text:style-name="P4"><text:s text:c="16"/>[</text:p>
      <text:p text:style-name="P4"><text:s text:c="18"/>"42",</text:p>
      <text:p text:style-name="P4"><text:s text:c="18"/>"MOS0044",</text:p>
      <text:p text:style-name="P4"><text:s text:c="18"/>"Moshi FireWire 800 Cable",</text:p>
      <text:p text:style-name="P4"><text:s text:c="18"/>"FireWire 800 Cable 18 m.",</text:p>
      <text:p text:style-name="P4"><text:s text:c="18"/>"34.99",</text:p>
      <text:p text:style-name="P4"><text:s text:c="18"/>"269.903",</text:p>
      <text:p text:style-name="P4"><text:s text:c="18"/>"0",</text:p>
      <text:p text:style-name="P4"><text:s text:c="18"/>"1325",</text:p>
      <text:p text:style-name="P4"><text:s text:c="18"/>"2"</text:p>
      <text:p text:style-name="P4"><text:s text:c="16"/>],</text:p>
      <text:p text:style-name="P4"><text:s text:c="16"/>[</text:p>
      <text:p text:style-name="P4"><text:s text:c="18"/>"43",</text:p>
      <text:p text:style-name="P4"><text:s text:c="18"/>"MOS0062",</text:p>
      <text:p text:style-name="P4"><text:s text:c="18"/>"Moshi USB Ethernet Adapter",</text:p>
      <text:p text:style-name="P4"><text:s text:c="18"/>"USB to Ethernet adapter.",</text:p>
      <text:p text:style-name="P4"><text:s text:c="18"/>"29",</text:p>
      <text:p text:style-name="P4"><text:s text:c="18"/>"249.865",</text:p>
      <text:p text:style-name="P4"><text:soft-page-break/><text:s text:c="18"/>"0",</text:p>
      <text:p text:style-name="P4"><text:s text:c="18"/>"1325",</text:p>
      <text:p text:style-name="P4"><text:s text:c="18"/>"0"</text:p>
      <text:p text:style-name="P4"><text:s text:c="16"/>],</text:p>
      <text:p text:style-name="P4"><text:s text:c="16"/>[</text:p>
      <text:p text:style-name="P4"><text:s text:c="18"/>"44",</text:p>
      <text:p text:style-name="P4"><text:s text:c="18"/>"MOB0009",</text:p>
      <text:p text:style-name="P4"><text:s text:c="18"/>"Mobee Magic Numpad for the Magic Trackpad",</text:p>
      <text:p text:style-name="P4"><text:s text:c="18"/>"3 Numeric for Magic Trackpad stickers.",</text:p>
      <text:p text:style-name="P4"><text:s text:c="18"/>"29.49",</text:p>
      <text:p text:style-name="P4"><text:s text:c="18"/>"279.873",</text:p>
      <text:p text:style-name="P4"><text:s text:c="18"/>"0",</text:p>
      <text:p text:style-name="P4"><text:s text:c="18"/>"12355400",</text:p>
      <text:p text:style-name="P4"><text:s text:c="18"/>"2"</text:p>
      <text:p text:style-name="P4"><text:s text:c="16"/>],</text:p>
      <text:p text:style-name="P4"><text:s text:c="16"/>[</text:p>
      <text:p text:style-name="P4"><text:s text:c="18"/>"45",</text:p>
      <text:p text:style-name="P4"><text:s text:c="18"/>"TWS0026",</text:p>
      <text:p text:style-name="P4"><text:s text:c="18"/>"Twelve South BookBook MacBook Air sleeve 11 \"brown",</text:p>
      <text:p text:style-name="P4"><text:s text:c="18"/>"Case Macbook 11 inches vintage skin with soft padding.",</text:p>
      <text:p text:style-name="P4"><text:s text:c="18"/>"79.99",</text:p>
      <text:p text:style-name="P4"><text:s text:c="18"/>"749.958",</text:p>
      <text:p text:style-name="P4"><text:s text:c="18"/>"0",</text:p>
      <text:p text:style-name="P4"><text:s text:c="18"/>"13835403",</text:p>
      <text:p text:style-name="P4"><text:s text:c="18"/>"2"</text:p>
      <text:p text:style-name="P4"><text:s text:c="16"/>],</text:p>
      <text:p text:style-name="P4"><text:s text:c="16"/>[</text:p>
      <text:p text:style-name="P4"><text:s text:c="18"/>"46",</text:p>
      <text:p text:style-name="P4"><text:s text:c="18"/>"MOB0010",</text:p>
      <text:p text:style-name="P4"><text:s text:c="18"/>"Additional Battery Pack Mobee Magic Bar",</text:p>
      <text:p text:style-name="P4"><text:s text:c="18"/>"Pack extra battery Mobee Magic Bar.",</text:p>
      <text:p text:style-name="P4"><text:s text:c="18"/>"29.99",</text:p>
      <text:p text:style-name="P4"><text:s text:c="18"/>"169.884",</text:p>
      <text:p text:style-name="P4"><text:s text:c="18"/>"0",</text:p>
      <text:p text:style-name="P4"><text:s text:c="18"/>"12355400",</text:p>
      <text:p text:style-name="P4"><text:s text:c="18"/>"2"</text:p>
      <text:p text:style-name="P4"><text:s text:c="16"/>],</text:p>
      <text:p text:style-name="P4"><text:s text:c="16"/>[</text:p>
      <text:p text:style-name="P4"><text:s text:c="18"/>"47",</text:p>
      <text:p text:style-name="P4"><text:s text:c="18"/>"IST0009",</text:p>
      <text:p text:style-name="P4"><text:s text:c="18"/>"iStabilizer iPhone Tripod Mount",</text:p>
      <text:p text:style-name="P4"><text:s text:c="18"/>"IPhone Tripod Adapter for photo and video.",</text:p>
      <text:p text:style-name="P4"><text:s text:c="18"/>"19.99",</text:p>
      <text:p text:style-name="P4"><text:s text:c="18"/>"199.892",</text:p>
      <text:p text:style-name="P4"><text:s text:c="18"/>"0",</text:p>
      <text:p text:style-name="P4"><text:s text:c="18"/>"1216",</text:p>
      <text:p text:style-name="P4"><text:s text:c="18"/>"2"</text:p>
      <text:p text:style-name="P4"><text:s text:c="16"/>],</text:p>
      <text:p text:style-name="P4"><text:s text:c="16"/>[</text:p>
      <text:p text:style-name="P4"><text:soft-page-break/><text:s text:c="18"/>"48",</text:p>
      <text:p text:style-name="P4"><text:s text:c="18"/>"TWS0027",</text:p>
      <text:p text:style-name="P4"><text:s text:c="18"/>"Twelve South BookBook Case MacBook Air / Pro 13 \"brown",</text:p>
      <text:p text:style-name="P4"><text:s text:c="18"/>"Funda Macbook Air / Pro 13 inch vintage leather with padded interior.",</text:p>
      <text:p text:style-name="P4"><text:s text:c="18"/>"79.99",</text:p>
      <text:p text:style-name="P4"><text:s text:c="18"/>"749.898",</text:p>
      <text:p text:style-name="P4"><text:s text:c="18"/>"0",</text:p>
      <text:p text:style-name="P4"><text:s text:c="18"/>"13835403",</text:p>
      <text:p text:style-name="P4"><text:s text:c="18"/>"2"</text:p>
      <text:p text:style-name="P4"><text:s text:c="16"/>],</text:p>
      <text:p text:style-name="P4"><text:s text:c="16"/>[</text:p>
      <text:p text:style-name="P4"><text:s text:c="18"/>"49",</text:p>
      <text:p text:style-name="P4"><text:s text:c="18"/>"APP0367",</text:p>
      <text:p text:style-name="P4"><text:s text:c="18"/>"Apple Mini DisplayPort to DVI Adapter Mac dual channel",</text:p>
      <text:p text:style-name="P4"><text:s text:c="18"/>"Adapter Mini Display Port to DVI dual channel MacBook MacBook Pro and MacBook Air.",</text:p>
      <text:p text:style-name="P4"><text:s text:c="18"/>"119",</text:p>
      <text:p text:style-name="P4"><text:s text:c="18"/>"1.119.976",</text:p>
      <text:p text:style-name="P4"><text:s text:c="18"/>"0",</text:p>
      <text:p text:style-name="P4"><text:s text:c="18"/>"1325",</text:p>
      <text:p text:style-name="P4"><text:s text:c="18"/>"0"</text:p>
      <text:p text:style-name="P4"><text:s text:c="16"/>]</text:p>
      <text:p text:style-name="P4"><text:s text:c="14"/>],</text:p>
      <text:p text:style-name="P4"><text:s text:c="14"/>"shape": {</text:p>
      <text:p text:style-name="P4"><text:s text:c="16"/>"columns": 8,</text:p>
      <text:p text:style-name="P4"><text:s text:c="16"/>"rows": 9992</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sku&lt;/th&gt;\n",</text:p>
      <text:p text:style-name="P4"><text:s text:c="14"/>" <text:s text:c="5"/>&lt;th&gt;name&lt;/th&gt;\n",</text:p>
      <text:p text:style-name="P4"><text:soft-page-break/><text:s text:c="14"/>" <text:s text:c="5"/>&lt;th&gt;desc&lt;/th&gt;\n",</text:p>
      <text:p text:style-name="P4"><text:s text:c="14"/>" <text:s text:c="5"/>&lt;th&gt;price&lt;/th&gt;\n",</text:p>
      <text:p text:style-name="P4"><text:s text:c="14"/>" <text:s text:c="5"/>&lt;th&gt;promo_price&lt;/th&gt;\n",</text:p>
      <text:p text:style-name="P4"><text:s text:c="14"/>" <text:s text:c="5"/>&lt;th&gt;in_stock&lt;/th&gt;\n",</text:p>
      <text:p text:style-name="P4"><text:s text:c="14"/>" <text:s text:c="5"/>&lt;th&gt;type&lt;/th&gt;\n",</text:p>
      <text:p text:style-name="P4"><text:s text:c="14"/>" <text:s text:c="5"/>&lt;th&gt;decimal_count&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RAI0007&lt;/td&gt;\n",</text:p>
      <text:p text:style-name="P4"><text:s text:c="14"/>" <text:s text:c="5"/>&lt;td&gt;Silver Rain Design mStand Support&lt;/td&gt;\n",</text:p>
      <text:p text:style-name="P4"><text:s text:c="14"/>" <text:s text:c="5"/>&lt;td&gt;Aluminum support compatible with all MacBook&lt;/td&gt;\n",</text:p>
      <text:p text:style-name="P4"><text:s text:c="14"/>" <text:s text:c="5"/>&lt;td&gt;59.99&lt;/td&gt;\n",</text:p>
      <text:p text:style-name="P4"><text:s text:c="14"/>" <text:s text:c="5"/>&lt;td&gt;499.899&lt;/td&gt;\n",</text:p>
      <text:p text:style-name="P4"><text:s text:c="14"/>" <text:s text:c="5"/>&lt;td&gt;1&lt;/td&gt;\n",</text:p>
      <text:p text:style-name="P4"><text:s text:c="14"/>" <text:s text:c="5"/>&lt;td&gt;8696&lt;/td&gt;\n",</text:p>
      <text:p text:style-name="P4"><text:s text:c="14"/>" <text:s text:c="5"/>&lt;td&gt;2&lt;/td&gt;\n",</text:p>
      <text:p text:style-name="P4"><text:s text:c="14"/>" <text:s text:c="3"/>&lt;/tr&gt;\n",</text:p>
      <text:p text:style-name="P4"><text:s text:c="14"/>" <text:s text:c="3"/>&lt;tr&gt;\n",</text:p>
      <text:p text:style-name="P4"><text:s text:c="14"/>" <text:s text:c="5"/>&lt;th&gt;1&lt;/th&gt;\n",</text:p>
      <text:p text:style-name="P4"><text:s text:c="14"/>" <text:s text:c="5"/>&lt;td&gt;APP0023&lt;/td&gt;\n",</text:p>
      <text:p text:style-name="P4"><text:s text:c="14"/>" <text:s text:c="5"/>&lt;td&gt;Apple Mac Keyboard Keypad Spanish&lt;/td&gt;\n",</text:p>
      <text:p text:style-name="P4"><text:s text:c="14"/>" <text:s text:c="5"/>&lt;td&gt;USB ultrathin keyboard Apple Mac Spanish.&lt;/td&gt;\n",</text:p>
      <text:p text:style-name="P4"><text:s text:c="14"/>" <text:s text:c="5"/>&lt;td&gt;59&lt;/td&gt;\n",</text:p>
      <text:p text:style-name="P4"><text:s text:c="14"/>" <text:s text:c="5"/>&lt;td&gt;589.996&lt;/td&gt;\n",</text:p>
      <text:p text:style-name="P4"><text:s text:c="14"/>" <text:s text:c="5"/>&lt;td&gt;0&lt;/td&gt;\n",</text:p>
      <text:p text:style-name="P4"><text:s text:c="14"/>" <text:s text:c="5"/>&lt;td&gt;13855401&lt;/td&gt;\n",</text:p>
      <text:p text:style-name="P4"><text:s text:c="14"/>" <text:s text:c="5"/>&lt;td&gt;0&lt;/td&gt;\n",</text:p>
      <text:p text:style-name="P4"><text:s text:c="14"/>" <text:s text:c="3"/>&lt;/tr&gt;\n",</text:p>
      <text:p text:style-name="P4"><text:s text:c="14"/>" <text:s text:c="3"/>&lt;tr&gt;\n",</text:p>
      <text:p text:style-name="P4"><text:s text:c="14"/>" <text:s text:c="5"/>&lt;th&gt;2&lt;/th&gt;\n",</text:p>
      <text:p text:style-name="P4"><text:s text:c="14"/>" <text:s text:c="5"/>&lt;td&gt;APP0025&lt;/td&gt;\n",</text:p>
      <text:p text:style-name="P4"><text:s text:c="14"/>" <text:s text:c="5"/>&lt;td&gt;Mighty Mouse Apple Mouse for Mac&lt;/td&gt;\n",</text:p>
      <text:p text:style-name="P4"><text:s text:c="14"/>" <text:s text:c="5"/>&lt;td&gt;mouse Apple USB cable.&lt;/td&gt;\n",</text:p>
      <text:p text:style-name="P4"><text:s text:c="14"/>" <text:s text:c="5"/>&lt;td&gt;59&lt;/td&gt;\n",</text:p>
      <text:p text:style-name="P4"><text:s text:c="14"/>" <text:s text:c="5"/>&lt;td&gt;569.898&lt;/td&gt;\n",</text:p>
      <text:p text:style-name="P4"><text:s text:c="14"/>" <text:s text:c="5"/>&lt;td&gt;0&lt;/td&gt;\n",</text:p>
      <text:p text:style-name="P4"><text:s text:c="14"/>" <text:s text:c="5"/>&lt;td&gt;1387&lt;/td&gt;\n",</text:p>
      <text:p text:style-name="P4"><text:s text:c="14"/>" <text:s text:c="5"/>&lt;td&gt;0&lt;/td&gt;\n",</text:p>
      <text:p text:style-name="P4"><text:s text:c="14"/>" <text:s text:c="3"/>&lt;/tr&gt;\n",</text:p>
      <text:p text:style-name="P4"><text:s text:c="14"/>" <text:s text:c="3"/>&lt;tr&gt;\n",</text:p>
      <text:p text:style-name="P4"><text:s text:c="14"/>" <text:s text:c="5"/>&lt;th&gt;3&lt;/th&gt;\n",</text:p>
      <text:p text:style-name="P4"><text:s text:c="14"/>" <text:s text:c="5"/>&lt;td&gt;APP0072&lt;/td&gt;\n",</text:p>
      <text:p text:style-name="P4"><text:s text:c="14"/>" <text:s text:c="5"/>&lt;td&gt;Apple Dock to USB Cable iPhone and iPod white&lt;/td&gt;\n",</text:p>
      <text:p text:style-name="P4"><text:s text:c="14"/>" <text:s text:c="5"/>&lt;td&gt;IPhone dock and USB Cable Apple iPod.&lt;/td&gt;\n",</text:p>
      <text:p text:style-name="P4"><text:s text:c="14"/>" <text:s text:c="5"/>&lt;td&gt;25&lt;/td&gt;\n",</text:p>
      <text:p text:style-name="P4"><text:s text:c="14"/>" <text:s text:c="5"/>&lt;td&gt;229.997&lt;/td&gt;\n",</text:p>
      <text:p text:style-name="P4"><text:soft-page-break/><text:s text:c="14"/>" <text:s text:c="5"/>&lt;td&gt;0&lt;/td&gt;\n",</text:p>
      <text:p text:style-name="P4"><text:s text:c="14"/>" <text:s text:c="5"/>&lt;td&gt;1230&lt;/td&gt;\n",</text:p>
      <text:p text:style-name="P4"><text:s text:c="14"/>" <text:s text:c="5"/>&lt;td&gt;0&lt;/td&gt;\n",</text:p>
      <text:p text:style-name="P4"><text:s text:c="14"/>" <text:s text:c="3"/>&lt;/tr&gt;\n",</text:p>
      <text:p text:style-name="P4"><text:s text:c="14"/>" <text:s text:c="3"/>&lt;tr&gt;\n",</text:p>
      <text:p text:style-name="P4"><text:s text:c="14"/>" <text:s text:c="5"/>&lt;th&gt;4&lt;/th&gt;\n",</text:p>
      <text:p text:style-name="P4"><text:s text:c="14"/>" <text:s text:c="5"/>&lt;td&gt;KIN0007&lt;/td&gt;\n",</text:p>
      <text:p text:style-name="P4"><text:s text:c="14"/>" <text:s text:c="5"/>&lt;td&gt;Mac Memory Kingston 2GB 667MHz DDR2 SO-DIMM&lt;/td&gt;\n",</text:p>
      <text:p text:style-name="P4"><text:s text:c="14"/>" <text:s text:c="5"/>&lt;td&gt;2GB RAM Mac mini and iMac (2006/07) MacBook Pr...&lt;/td&gt;\n",</text:p>
      <text:p text:style-name="P4"><text:s text:c="14"/>" <text:s text:c="5"/>&lt;td&gt;34.99&lt;/td&gt;\n",</text:p>
      <text:p text:style-name="P4"><text:s text:c="14"/>" <text:s text:c="5"/>&lt;td&gt;31.99&lt;/td&gt;\n",</text:p>
      <text:p text:style-name="P4"><text:s text:c="14"/>" <text:s text:c="5"/>&lt;td&gt;1&lt;/td&gt;\n",</text:p>
      <text:p text:style-name="P4"><text:s text:c="14"/>" <text:s text:c="5"/>&lt;td&gt;1364&lt;/td&gt;\n",</text:p>
      <text:p text:style-name="P4"><text:s text:c="14"/>" <text:s text:c="5"/>&lt;td&gt;2&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9987&lt;/th&gt;\n",</text:p>
      <text:p text:style-name="P4"><text:s text:c="14"/>" <text:s text:c="5"/>&lt;td&gt;BEL0376&lt;/td&gt;\n",</text:p>
      <text:p text:style-name="P4"><text:s text:c="14"/>" <text:s text:c="5"/>&lt;td&gt;Belkin Travel Support Apple Watch Black&lt;/td&gt;\n",</text:p>
      <text:p text:style-name="P4"><text:s text:c="14"/>" <text:s text:c="5"/>&lt;td&gt;compact and portable stand vertically or horiz...&lt;/td&gt;\n",</text:p>
      <text:p text:style-name="P4"><text:s text:c="14"/>" <text:s text:c="5"/>&lt;td&gt;29.99&lt;/td&gt;\n",</text:p>
      <text:p text:style-name="P4"><text:s text:c="14"/>" <text:s text:c="5"/>&lt;td&gt;269.903&lt;/td&gt;\n",</text:p>
      <text:p text:style-name="P4"><text:s text:c="14"/>" <text:s text:c="5"/>&lt;td&gt;1&lt;/td&gt;\n",</text:p>
      <text:p text:style-name="P4"><text:s text:c="14"/>" <text:s text:c="5"/>&lt;td&gt;12282&lt;/td&gt;\n",</text:p>
      <text:p text:style-name="P4"><text:s text:c="14"/>" <text:s text:c="5"/>&lt;td&gt;2&lt;/td&gt;\n",</text:p>
      <text:p text:style-name="P4"><text:s text:c="14"/>" <text:s text:c="3"/>&lt;/tr&gt;\n",</text:p>
      <text:p text:style-name="P4"><text:s text:c="14"/>" <text:s text:c="3"/>&lt;tr&gt;\n",</text:p>
      <text:p text:style-name="P4"><text:s text:c="14"/>" <text:s text:c="5"/>&lt;th&gt;9988&lt;/th&gt;\n",</text:p>
      <text:p text:style-name="P4"><text:s text:c="14"/>" <text:s text:c="5"/>&lt;td&gt;THU0060&lt;/td&gt;\n",</text:p>
      <text:p text:style-name="P4"><text:s text:c="14"/>" <text:s text:c="5"/>&lt;td&gt;Enroute Thule 14L Backpack MacBook 13 \"Black&lt;/td&gt;\n",</text:p>
      <text:p text:style-name="P4"><text:s text:c="14"/>" <text:s text:c="5"/>&lt;td&gt;Backpack with capacity of 14 liter compartment...&lt;/td&gt;\n",</text:p>
      <text:p text:style-name="P4"><text:s text:c="14"/>" <text:s text:c="5"/>&lt;td&gt;69.95&lt;/td&gt;\n",</text:p>
      <text:p text:style-name="P4"><text:s text:c="14"/>" <text:s text:c="5"/>&lt;td&gt;649.903&lt;/td&gt;\n",</text:p>
      <text:p text:style-name="P4"><text:s text:c="14"/>" <text:s text:c="5"/>&lt;td&gt;1&lt;/td&gt;\n",</text:p>
      <text:p text:style-name="P4"><text:s text:c="14"/>" <text:s text:c="5"/>&lt;td&gt;1392&lt;/td&gt;\n",</text:p>
      <text:p text:style-name="P4"><text:s text:c="14"/>" <text:s text:c="5"/>&lt;td&gt;2&lt;/td&gt;\n",</text:p>
      <text:p text:style-name="P4"><text:s text:c="14"/>" <text:s text:c="3"/>&lt;/tr&gt;\n",</text:p>
      <text:p text:style-name="P4"><text:s text:c="14"/>" <text:s text:c="3"/>&lt;tr&gt;\n",</text:p>
      <text:p text:style-name="P4"><text:soft-page-break/><text:s text:c="14"/>" <text:s text:c="5"/>&lt;th&gt;9989&lt;/th&gt;\n",</text:p>
      <text:p text:style-name="P4"><text:s text:c="14"/>" <text:s text:c="5"/>&lt;td&gt;THU0061&lt;/td&gt;\n",</text:p>
      <text:p text:style-name="P4"><text:s text:c="14"/>" <text:s text:c="5"/>&lt;td&gt;Enroute Thule 14L Backpack MacBook 13 \"Blue&lt;/td&gt;\n",</text:p>
      <text:p text:style-name="P4"><text:s text:c="14"/>" <text:s text:c="5"/>&lt;td&gt;Backpack with capacity of 14 liter compartment...&lt;/td&gt;\n",</text:p>
      <text:p text:style-name="P4"><text:s text:c="14"/>" <text:s text:c="5"/>&lt;td&gt;69.95&lt;/td&gt;\n",</text:p>
      <text:p text:style-name="P4"><text:s text:c="14"/>" <text:s text:c="5"/>&lt;td&gt;649.903&lt;/td&gt;\n",</text:p>
      <text:p text:style-name="P4"><text:s text:c="14"/>" <text:s text:c="5"/>&lt;td&gt;1&lt;/td&gt;\n",</text:p>
      <text:p text:style-name="P4"><text:s text:c="14"/>" <text:s text:c="5"/>&lt;td&gt;1392&lt;/td&gt;\n",</text:p>
      <text:p text:style-name="P4"><text:s text:c="14"/>" <text:s text:c="5"/>&lt;td&gt;2&lt;/td&gt;\n",</text:p>
      <text:p text:style-name="P4"><text:s text:c="14"/>" <text:s text:c="3"/>&lt;/tr&gt;\n",</text:p>
      <text:p text:style-name="P4"><text:s text:c="14"/>" <text:s text:c="3"/>&lt;tr&gt;\n",</text:p>
      <text:p text:style-name="P4"><text:s text:c="14"/>" <text:s text:c="5"/>&lt;th&gt;9990&lt;/th&gt;\n",</text:p>
      <text:p text:style-name="P4"><text:s text:c="14"/>" <text:s text:c="5"/>&lt;td&gt;THU0062&lt;/td&gt;\n",</text:p>
      <text:p text:style-name="P4"><text:s text:c="14"/>" <text:s text:c="5"/>&lt;td&gt;Enroute Thule 14L Backpack MacBook 13 \"Red&lt;/td&gt;\n",</text:p>
      <text:p text:style-name="P4"><text:s text:c="14"/>" <text:s text:c="5"/>&lt;td&gt;Backpack with capacity of 14 liter compartment...&lt;/td&gt;\n",</text:p>
      <text:p text:style-name="P4"><text:s text:c="14"/>" <text:s text:c="5"/>&lt;td&gt;69.95&lt;/td&gt;\n",</text:p>
      <text:p text:style-name="P4"><text:s text:c="14"/>" <text:s text:c="5"/>&lt;td&gt;649.903&lt;/td&gt;\n",</text:p>
      <text:p text:style-name="P4"><text:s text:c="14"/>" <text:s text:c="5"/>&lt;td&gt;0&lt;/td&gt;\n",</text:p>
      <text:p text:style-name="P4"><text:s text:c="14"/>" <text:s text:c="5"/>&lt;td&gt;1392&lt;/td&gt;\n",</text:p>
      <text:p text:style-name="P4"><text:s text:c="14"/>" <text:s text:c="5"/>&lt;td&gt;2&lt;/td&gt;\n",</text:p>
      <text:p text:style-name="P4"><text:s text:c="14"/>" <text:s text:c="3"/>&lt;/tr&gt;\n",</text:p>
      <text:p text:style-name="P4"><text:s text:c="14"/>" <text:s text:c="3"/>&lt;tr&gt;\n",</text:p>
      <text:p text:style-name="P4"><text:s text:c="14"/>" <text:s text:c="5"/>&lt;th&gt;9991&lt;/th&gt;\n",</text:p>
      <text:p text:style-name="P4"><text:s text:c="14"/>" <text:s text:c="5"/>&lt;td&gt;THU0063&lt;/td&gt;\n",</text:p>
      <text:p text:style-name="P4"><text:s text:c="14"/>" <text:s text:c="5"/>&lt;td&gt;Enroute Thule 14L Backpack MacBook 13 \"Green&lt;/td&gt;\n",</text:p>
      <text:p text:style-name="P4"><text:s text:c="14"/>" <text:s text:c="5"/>&lt;td&gt;Backpack with capacity of 14 liter compartment...&lt;/td&gt;\n",</text:p>
      <text:p text:style-name="P4"><text:s text:c="14"/>" <text:s text:c="5"/>&lt;td&gt;69.95&lt;/td&gt;\n",</text:p>
      <text:p text:style-name="P4"><text:s text:c="14"/>" <text:s text:c="5"/>&lt;td&gt;649.903&lt;/td&gt;\n",</text:p>
      <text:p text:style-name="P4"><text:s text:c="14"/>" <text:s text:c="5"/>&lt;td&gt;1&lt;/td&gt;\n",</text:p>
      <text:p text:style-name="P4"><text:s text:c="14"/>" <text:s text:c="5"/>&lt;td&gt;1392&lt;/td&gt;\n",</text:p>
      <text:p text:style-name="P4"><text:s text:c="14"/>" <text:s text:c="5"/>&lt;td&gt;2&lt;/td&gt;\n",</text:p>
      <text:p text:style-name="P4"><text:s text:c="14"/>" <text:s text:c="3"/>&lt;/tr&gt;\n",</text:p>
      <text:p text:style-name="P4"><text:s text:c="14"/>" <text:s/>&lt;/tbody&gt;\n",</text:p>
      <text:p text:style-name="P4"><text:s text:c="14"/>"&lt;/table&gt;\n",</text:p>
      <text:p text:style-name="P4"><text:s text:c="14"/>"&lt;p&gt;9992 rows × 8 columns&lt;/p&gt;\n",</text:p>
      <text:p text:style-name="P4"><text:s text:c="14"/>"&lt;/div&gt;"</text:p>
      <text:p text:style-name="P4"><text:s text:c="12"/>],</text:p>
      <text:p text:style-name="P4"><text:s text:c="12"/>"text/plain": [</text:p>
      <text:p text:style-name="P4"><text:s text:c="14"/>" <text:s text:c="9"/>sku <text:s text:c="42"/>name <text:s/>\\\n",</text:p>
      <text:p text:style-name="P4"><text:s text:c="14"/>"0 <text:s text:c="4"/>RAI0007 <text:s text:c="13"/>Silver Rain Design mStand Support <text:s text:c="2"/>\n",</text:p>
      <text:p text:style-name="P4"><text:s text:c="14"/>"1 <text:s text:c="4"/>APP0023 <text:s text:c="13"/>Apple Mac Keyboard Keypad Spanish <text:s text:c="2"/>\n",</text:p>
      <text:p text:style-name="P4"><text:s text:c="14"/>"2 <text:s text:c="4"/>APP0025 <text:s text:c="14"/>Mighty Mouse Apple Mouse for Mac <text:s text:c="2"/>\n",</text:p>
      <text:p text:style-name="P4"><text:s text:c="14"/>"3 <text:s text:c="4"/>APP0072 <text:s/>Apple Dock to USB Cable iPhone and iPod white <text:s text:c="2"/>\n",</text:p>
      <text:p text:style-name="P4"><text:s text:c="14"/>"4 <text:s text:c="4"/>KIN0007 <text:s text:c="3"/>Mac Memory Kingston 2GB 667MHz DDR2 SO-DIMM <text:s text:c="2"/>\n",</text:p>
      <text:p text:style-name="P4"><text:s text:c="14"/>"... <text:s text:c="6"/>... <text:s text:c="43"/>... <text:s text:c="2"/>\n",</text:p>
      <text:p text:style-name="P4"><text:s text:c="14"/>"9987 <text:s/>BEL0376 <text:s text:c="7"/>Belkin Travel Support Apple Watch Black <text:s text:c="2"/>\n",</text:p>
      <text:p text:style-name="P4"><text:s text:c="14"/>"9988 <text:s/>THU0060 <text:s text:c="2"/>Enroute Thule 14L Backpack MacBook 13 \"Black <text:s text:c="2"/>\n",</text:p>
      <text:p text:style-name="P4"><text:s text:c="14"/>"9989 <text:s/>THU0061 <text:s text:c="3"/>Enroute Thule 14L Backpack MacBook 13 \"Blue <text:s text:c="2"/>\n",</text:p>
      <text:p text:style-name="P4"><text:s text:c="14"/>"9990 <text:s/>THU0062 <text:s text:c="4"/>Enroute Thule 14L Backpack MacBook 13 \"Red <text:s text:c="2"/>\n",</text:p>
      <text:p text:style-name="P4"><text:soft-page-break/><text:s text:c="14"/>"9991 <text:s/>THU0063 <text:s text:c="2"/>Enroute Thule 14L Backpack MacBook 13 \"Green <text:s text:c="2"/>\n",</text:p>
      <text:p text:style-name="P4"><text:s text:c="14"/>"\n",</text:p>
      <text:p text:style-name="P4"><text:s text:c="14"/>" <text:s text:c="50"/>desc <text:s/>price promo_price <text:s/>\\\n",</text:p>
      <text:p text:style-name="P4"><text:s text:c="14"/>"0 <text:s text:c="9"/>Aluminum support compatible with all MacBook <text:s/>59.99 <text:s text:c="4"/>499.899 <text:s text:c="2"/>\n",</text:p>
      <text:p text:style-name="P4"><text:s text:c="14"/>"1 <text:s text:c="12"/>USB ultrathin keyboard Apple Mac Spanish. <text:s text:c="4"/>59 <text:s text:c="4"/>589.996 <text:s text:c="2"/>\n",</text:p>
      <text:p text:style-name="P4"><text:s text:c="14"/>"2 <text:s text:c="31"/>mouse Apple USB cable. <text:s text:c="4"/>59 <text:s text:c="4"/>569.898 <text:s text:c="2"/>\n",</text:p>
      <text:p text:style-name="P4"><text:s text:c="14"/>"3 <text:s text:c="16"/>IPhone dock and USB Cable Apple iPod. <text:s text:c="4"/>25 <text:s text:c="4"/>229.997 <text:s text:c="2"/>\n",</text:p>
      <text:p text:style-name="P4"><text:s text:c="14"/>"4 <text:s text:c="4"/>2GB RAM Mac mini and iMac (2006/07) MacBook Pr... <text:s/>34.99 <text:s text:c="6"/>31.99 <text:s text:c="2"/>\n",</text:p>
      <text:p text:style-name="P4"><text:s text:c="14"/>"... <text:s text:c="48"/>... <text:s text:c="3"/>... <text:s text:c="8"/>... <text:s text:c="2"/>\n",</text:p>
      <text:p text:style-name="P4"><text:s text:c="14"/>"9987 <text:s/>compact and portable stand vertically or horiz... <text:s/>29.99 <text:s text:c="4"/>269.903 <text:s text:c="2"/>\n",</text:p>
      <text:p text:style-name="P4"><text:s text:c="14"/>"9988 <text:s/>Backpack with capacity of 14 liter compartment... <text:s/>69.95 <text:s text:c="4"/>649.903 <text:s text:c="2"/>\n",</text:p>
      <text:p text:style-name="P4"><text:s text:c="14"/>"9989 <text:s/>Backpack with capacity of 14 liter compartment... <text:s/>69.95 <text:s text:c="4"/>649.903 <text:s text:c="2"/>\n",</text:p>
      <text:p text:style-name="P4"><text:s text:c="14"/>"9990 <text:s/>Backpack with capacity of 14 liter compartment... <text:s/>69.95 <text:s text:c="4"/>649.903 <text:s text:c="2"/>\n",</text:p>
      <text:p text:style-name="P4"><text:s text:c="14"/>"9991 <text:s/>Backpack with capacity of 14 liter compartment... <text:s/>69.95 <text:s text:c="4"/>649.903 <text:s text:c="2"/>\n",</text:p>
      <text:p text:style-name="P4"><text:s text:c="14"/>"\n",</text:p>
      <text:p text:style-name="P4"><text:s text:c="14"/>" <text:s text:c="5"/>in_stock <text:s text:c="5"/>type <text:s/>decimal_count <text:s/>\n",</text:p>
      <text:p text:style-name="P4"><text:s text:c="14"/>"0 <text:s text:c="11"/>1 <text:s text:c="5"/>8696 <text:s text:c="13"/>2 <text:s/>\n",</text:p>
      <text:p text:style-name="P4"><text:s text:c="14"/>"1 <text:s text:c="11"/>0 <text:s/>13855401 <text:s text:c="13"/>0 <text:s/>\n",</text:p>
      <text:p text:style-name="P4"><text:s text:c="14"/>"2 <text:s text:c="11"/>0 <text:s text:c="5"/>1387 <text:s text:c="13"/>0 <text:s/>\n",</text:p>
      <text:p text:style-name="P4"><text:s text:c="14"/>"3 <text:s text:c="11"/>0 <text:s text:c="5"/>1230 <text:s text:c="13"/>0 <text:s/>\n",</text:p>
      <text:p text:style-name="P4"><text:s text:c="14"/>"4 <text:s text:c="11"/>1 <text:s text:c="5"/>1364 <text:s text:c="13"/>2 <text:s/>\n",</text:p>
      <text:p text:style-name="P4"><text:s text:c="14"/>"... <text:s text:c="7"/>... <text:s text:c="6"/>... <text:s text:c="11"/>... <text:s/>\n",</text:p>
      <text:p text:style-name="P4"><text:s text:c="14"/>"9987 <text:s text:c="8"/>1 <text:s text:c="4"/>12282 <text:s text:c="13"/>2 <text:s/>\n",</text:p>
      <text:p text:style-name="P4"><text:s text:c="14"/>"9988 <text:s text:c="8"/>1 <text:s text:c="5"/>1392 <text:s text:c="13"/>2 <text:s/>\n",</text:p>
      <text:p text:style-name="P4"><text:s text:c="14"/>"9989 <text:s text:c="8"/>1 <text:s text:c="5"/>1392 <text:s text:c="13"/>2 <text:s/>\n",</text:p>
      <text:p text:style-name="P4"><text:s text:c="14"/>"9990 <text:s text:c="8"/>0 <text:s text:c="5"/>1392 <text:s text:c="13"/>2 <text:s/>\n",</text:p>
      <text:p text:style-name="P4"><text:s text:c="14"/>"9991 <text:s text:c="8"/>1 <text:s text:c="5"/>1392 <text:s text:c="13"/>2 <text:s/>\n",</text:p>
      <text:p text:style-name="P4"><text:s text:c="14"/>"\n",</text:p>
      <text:p text:style-name="P4"><text:s text:c="14"/>"[9992 rows x 8 columns]"</text:p>
      <text:p text:style-name="P4"><text:s text:c="12"/>]</text:p>
      <text:p text:style-name="P4"><text:s text:c="10"/>},</text:p>
      <text:p text:style-name="P4"><text:s text:c="10"/>"execution_count": 72,</text:p>
      <text:p text:style-name="P4"><text:s text:c="10"/>"metadata": {},</text:p>
      <text:p text:style-name="P4"><text:s text:c="10"/>"output_type": "execute_result"</text:p>
      <text:p text:style-name="P4"><text:s text:c="8"/>}</text:p>
      <text:p text:style-name="P4"><text:s text:c="6"/>],</text:p>
      <text:p text:style-name="P4"><text:s text:c="6"/>"source": [</text:p>
      <text:p text:style-name="P4"><text:s text:c="8"/>"# Dropping rows with three decimal numbers in the 'price' column\n",</text:p>
      <text:p text:style-name="P4"><text:s text:c="8"/>"products_df = products_df[~mask_3_decimal_count].reset_index(drop=True)\n",</text:p>
      <text:p text:style-name="P4"><text:s text:c="8"/>"products_df"</text:p>
      <text:p text:style-name="P4"><text:s text:c="6"/>]</text:p>
      <text:p text:style-name="P4"><text:s text:c="4"/>},</text:p>
      <text:p text:style-name="P4"><text:s text:c="4"/>{</text:p>
      <text:p text:style-name="P4"><text:s text:c="6"/>"cell_type": "code",</text:p>
      <text:p text:style-name="P4"><text:s text:c="6"/>"execution_count": 73,</text:p>
      <text:p text:style-name="P4"><text:s text:c="6"/>"metadata": {},</text:p>
      <text:p text:style-name="P4"><text:s text:c="6"/>"outputs": [</text:p>
      <text:p text:style-name="P4"><text:s text:c="8"/>{</text:p>
      <text:p text:style-name="P4"><text:s text:c="10"/>"data": {</text:p>
      <text:p text:style-name="P4"><text:soft-page-break/><text:s text:c="12"/>"application/vnd.microsoft.datawrangler.viewer.v0+json": {</text:p>
      <text:p text:style-name="P4"><text:s text:c="14"/>"columns": [</text:p>
      <text:p text:style-name="P4"><text:s text:c="16"/>{</text:p>
      <text:p text:style-name="P4"><text:s text:c="18"/>"name": "price",</text:p>
      <text:p text:style-name="P4"><text:s text:c="18"/>"rawType": "int64",</text:p>
      <text:p text:style-name="P4"><text:s text:c="18"/>"type": "integer"</text:p>
      <text:p text:style-name="P4"><text:s text:c="16"/>},</text:p>
      <text:p text:style-name="P4"><text:s text:c="16"/>{</text:p>
      <text:p text:style-name="P4"><text:s text:c="18"/>"name": "count",</text:p>
      <text:p text:style-name="P4"><text:s text:c="18"/>"rawType": "int64",</text:p>
      <text:p text:style-name="P4"><text:s text:c="18"/>"type": "integer"</text:p>
      <text:p text:style-name="P4"><text:s text:c="16"/>}</text:p>
      <text:p text:style-name="P4"><text:s text:c="14"/>],</text:p>
      <text:p text:style-name="P4"><text:s text:c="14"/>"ref": "4fa7870e-6582-4a3d-b16b-a7453e2500ac",</text:p>
      <text:p text:style-name="P4"><text:s text:c="14"/>"rows": [</text:p>
      <text:p text:style-name="P4"><text:s text:c="16"/>[</text:p>
      <text:p text:style-name="P4"><text:s text:c="18"/>"1",</text:p>
      <text:p text:style-name="P4"><text:s text:c="18"/>"6777"</text:p>
      <text:p text:style-name="P4"><text:s text:c="16"/>],</text:p>
      <text:p text:style-name="P4"><text:s text:c="16"/>[</text:p>
      <text:p text:style-name="P4"><text:s text:c="18"/>"0",</text:p>
      <text:p text:style-name="P4"><text:s text:c="18"/>"3215"</text:p>
      <text:p text:style-name="P4"><text:s text:c="16"/>]</text:p>
      <text:p text:style-name="P4"><text:s text:c="14"/>],</text:p>
      <text:p text:style-name="P4"><text:s text:c="14"/>"shape": {</text:p>
      <text:p text:style-name="P4"><text:s text:c="16"/>"columns": 1,</text:p>
      <text:p text:style-name="P4"><text:s text:c="16"/>"rows": 2</text:p>
      <text:p text:style-name="P4"><text:s text:c="14"/>}</text:p>
      <text:p text:style-name="P4"><text:s text:c="12"/>},</text:p>
      <text:p text:style-name="P4"><text:s text:c="12"/>"text/plain": [</text:p>
      <text:p text:style-name="P4"><text:s text:c="14"/>"price\n",</text:p>
      <text:p text:style-name="P4"><text:s text:c="14"/>"1 <text:s text:c="3"/>6777\n",</text:p>
      <text:p text:style-name="P4"><text:s text:c="14"/>"0 <text:s text:c="3"/>3215\n",</text:p>
      <text:p text:style-name="P4"><text:s text:c="14"/>"Name: count, dtype: int64"</text:p>
      <text:p text:style-name="P4"><text:s text:c="12"/>]</text:p>
      <text:p text:style-name="P4"><text:s text:c="10"/>},</text:p>
      <text:p text:style-name="P4"><text:s text:c="10"/>"execution_count": 73,</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HECK: Count the number of decimal points in the unit_price\n",</text:p>
      <text:p text:style-name="P4"><text:s text:c="8"/>"products_df['price'].str.count(\"\\\\.\").value_counts()"</text:p>
      <text:p text:style-name="P4"><text:s text:c="6"/>]</text:p>
      <text:p text:style-name="P4"><text:s text:c="4"/>},</text:p>
      <text:p text:style-name="P4"><text:s text:c="4"/>{</text:p>
      <text:p text:style-name="P4"><text:s text:c="6"/>"cell_type": "code",</text:p>
      <text:p text:style-name="P4"><text:s text:c="6"/>"execution_count": 74,</text:p>
      <text:p text:style-name="P4"><text:soft-page-break/><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decimal_count",</text:p>
      <text:p text:style-name="P4"><text:s text:c="18"/>"rawType": "int64",</text:p>
      <text:p text:style-name="P4"><text:s text:c="18"/>"type": "integer"</text:p>
      <text:p text:style-name="P4"><text:s text:c="16"/>},</text:p>
      <text:p text:style-name="P4"><text:s text:c="16"/>{</text:p>
      <text:p text:style-name="P4"><text:s text:c="18"/>"name": "count",</text:p>
      <text:p text:style-name="P4"><text:s text:c="18"/>"rawType": "int64",</text:p>
      <text:p text:style-name="P4"><text:s text:c="18"/>"type": "integer"</text:p>
      <text:p text:style-name="P4"><text:s text:c="16"/>}</text:p>
      <text:p text:style-name="P4"><text:s text:c="14"/>],</text:p>
      <text:p text:style-name="P4"><text:s text:c="14"/>"ref": "fec39555-6b1d-47f8-a14b-41b7a33f8ea5",</text:p>
      <text:p text:style-name="P4"><text:s text:c="14"/>"rows": [</text:p>
      <text:p text:style-name="P4"><text:s text:c="16"/>[</text:p>
      <text:p text:style-name="P4"><text:s text:c="18"/>"2",</text:p>
      <text:p text:style-name="P4"><text:s text:c="18"/>"6271"</text:p>
      <text:p text:style-name="P4"><text:s text:c="16"/>],</text:p>
      <text:p text:style-name="P4"><text:s text:c="16"/>[</text:p>
      <text:p text:style-name="P4"><text:s text:c="18"/>"0",</text:p>
      <text:p text:style-name="P4"><text:s text:c="18"/>"3215"</text:p>
      <text:p text:style-name="P4"><text:s text:c="16"/>],</text:p>
      <text:p text:style-name="P4"><text:s text:c="16"/>[</text:p>
      <text:p text:style-name="P4"><text:s text:c="18"/>"1",</text:p>
      <text:p text:style-name="P4"><text:s text:c="18"/>"506"</text:p>
      <text:p text:style-name="P4"><text:s text:c="16"/>]</text:p>
      <text:p text:style-name="P4"><text:s text:c="14"/>],</text:p>
      <text:p text:style-name="P4"><text:s text:c="14"/>"shape": {</text:p>
      <text:p text:style-name="P4"><text:s text:c="16"/>"columns": 1,</text:p>
      <text:p text:style-name="P4"><text:s text:c="16"/>"rows": 3</text:p>
      <text:p text:style-name="P4"><text:s text:c="14"/>}</text:p>
      <text:p text:style-name="P4"><text:s text:c="12"/>},</text:p>
      <text:p text:style-name="P4"><text:s text:c="12"/>"text/plain": [</text:p>
      <text:p text:style-name="P4"><text:s text:c="14"/>"decimal_count\n",</text:p>
      <text:p text:style-name="P4"><text:s text:c="14"/>"2 <text:s text:c="3"/>6271\n",</text:p>
      <text:p text:style-name="P4"><text:s text:c="14"/>"0 <text:s text:c="3"/>3215\n",</text:p>
      <text:p text:style-name="P4"><text:s text:c="14"/>"1 <text:s text:c="4"/>506\n",</text:p>
      <text:p text:style-name="P4"><text:s text:c="14"/>"Name: count, dtype: int64"</text:p>
      <text:p text:style-name="P4"><text:s text:c="12"/>]</text:p>
      <text:p text:style-name="P4"><text:s text:c="10"/>},</text:p>
      <text:p text:style-name="P4"><text:s text:c="10"/>"execution_count": 74,</text:p>
      <text:p text:style-name="P4"><text:s text:c="10"/>"metadata": {},</text:p>
      <text:p text:style-name="P4"><text:s text:c="10"/>"output_type": "execute_result"</text:p>
      <text:p text:style-name="P4"><text:s text:c="8"/>}</text:p>
      <text:p text:style-name="P4"><text:soft-page-break/><text:s text:c="6"/>],</text:p>
      <text:p text:style-name="P4"><text:s text:c="6"/>"source": [</text:p>
      <text:p text:style-name="P4"><text:s text:c="8"/>"# CHECK: Count the number of decimal places in the unit_price\n",</text:p>
      <text:p text:style-name="P4"><text:s text:c="8"/>"products_df['decimal_count'].value_counts()"</text:p>
      <text:p text:style-name="P4"><text:s text:c="6"/>]</text:p>
      <text:p text:style-name="P4"><text:s text:c="4"/>},</text:p>
      <text:p text:style-name="P4"><text:s text:c="4"/>{</text:p>
      <text:p text:style-name="P4"><text:s text:c="6"/>"cell_type": "code",</text:p>
      <text:p text:style-name="P4"><text:s text:c="6"/>"execution_count": 75,</text:p>
      <text:p text:style-name="P4"><text:s text:c="6"/>"metadata": {},</text:p>
      <text:p text:style-name="P4"><text:s text:c="6"/>"outputs": [],</text:p>
      <text:p text:style-name="P4"><text:s text:c="6"/>"source": [</text:p>
      <text:p text:style-name="P4"><text:s text:c="8"/>"# Removing 'decimal_count' column\n",</text:p>
      <text:p text:style-name="P4"><text:s text:c="8"/>"products_df = products_df.drop(columns=['decimal_count'])"</text:p>
      <text:p text:style-name="P4"><text:s text:c="6"/>]</text:p>
      <text:p text:style-name="P4"><text:s text:c="4"/>},</text:p>
      <text:p text:style-name="P4"><text:s text:c="4"/>{</text:p>
      <text:p text:style-name="P4"><text:s text:c="6"/>"cell_type": "code",</text:p>
      <text:p text:style-name="P4"><text:s text:c="6"/>"execution_count": 76,</text:p>
      <text:p text:style-name="P4"><text:s text:c="6"/>"metadata": {},</text:p>
      <text:p text:style-name="P4"><text:s text:c="6"/>"outputs": [],</text:p>
      <text:p text:style-name="P4"><text:s text:c="6"/>"source": [</text:p>
      <text:p text:style-name="P4"><text:s text:c="8"/>"# Converting unit_price type to numeric\n",</text:p>
      <text:p text:style-name="P4"><text:s text:c="8"/>"products_df[\"price\"] = pd.to_numeric(products_df[\"price\"])"</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Price column correctly converted to numeric!!!"</text:p>
      <text:p text:style-name="P4"><text:s text:c="6"/>]</text:p>
      <text:p text:style-name="P4"><text:s text:c="4"/>},</text:p>
      <text:p text:style-name="P4"><text:s text:c="4"/>{</text:p>
      <text:p text:style-name="P4"><text:s text:c="6"/>"cell_type": "code",</text:p>
      <text:p text:style-name="P4"><text:s text:c="6"/>"execution_count": 77,</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lt;class 'pandas.core.frame.DataFrame'&gt;\n",</text:p>
      <text:p text:style-name="P4"><text:s text:c="12"/>"RangeIndex: 9992 entries, 0 to 9991\n",</text:p>
      <text:p text:style-name="P4"><text:s text:c="12"/>"Data columns (total 7 columns):\n",</text:p>
      <text:p text:style-name="P4"><text:s text:c="12"/>" # <text:s text:c="2"/>Column <text:s text:c="6"/>Non-Null Count <text:s/>Dtype <text:s/>\n",</text:p>
      <text:p text:style-name="P4"><text:s text:c="12"/>"--- <text:s/>------ <text:s text:c="6"/>-------------- <text:s/>----- <text:s/>\n",</text:p>
      <text:p text:style-name="P4"><text:s text:c="12"/>" 0 <text:s text:c="2"/>sku <text:s text:c="9"/>9992 non-null <text:s text:c="2"/>object \n",</text:p>
      <text:p text:style-name="P4"><text:s text:c="12"/>" 1 <text:s text:c="2"/>name <text:s text:c="8"/>9992 non-null <text:s text:c="2"/>object \n",</text:p>
      <text:p text:style-name="P4"><text:soft-page-break/><text:s text:c="12"/>" 2 <text:s text:c="2"/>desc <text:s text:c="8"/>9986 non-null <text:s text:c="2"/>object \n",</text:p>
      <text:p text:style-name="P4"><text:s text:c="12"/>" 3 <text:s text:c="2"/>price <text:s text:c="7"/>9992 non-null <text:s text:c="2"/>float64\n",</text:p>
      <text:p text:style-name="P4"><text:s text:c="12"/>" 4 <text:s text:c="2"/>promo_price <text:s/>9992 non-null <text:s text:c="2"/>object \n",</text:p>
      <text:p text:style-name="P4"><text:s text:c="12"/>" 5 <text:s text:c="2"/>in_stock <text:s text:c="4"/>9992 non-null <text:s text:c="2"/>int64 <text:s/>\n",</text:p>
      <text:p text:style-name="P4"><text:s text:c="12"/>" 6 <text:s text:c="2"/>type <text:s text:c="8"/>9946 non-null <text:s text:c="2"/>object \n",</text:p>
      <text:p text:style-name="P4"><text:s text:c="12"/>"dtypes: float64(1), int64(1), object(5)\n",</text:p>
      <text:p text:style-name="P4"><text:s text:c="12"/>"memory usage: 546.6+ KB\n"</text:p>
      <text:p text:style-name="P4"><text:s text:c="10"/>]</text:p>
      <text:p text:style-name="P4"><text:s text:c="8"/>}</text:p>
      <text:p text:style-name="P4"><text:s text:c="6"/>],</text:p>
      <text:p text:style-name="P4"><text:s text:c="6"/>"source": [</text:p>
      <text:p text:style-name="P4"><text:s text:c="8"/>"products_df.info()"</text:p>
      <text:p text:style-name="P4"><text:s text:c="6"/>]</text:p>
      <text:p text:style-name="P4"><text:s text:c="4"/>},</text:p>
      <text:p text:style-name="P4"><text:s text:c="4"/>{</text:p>
      <text:p text:style-name="P4"><text:s text:c="6"/>"cell_type": "code",</text:p>
      <text:p text:style-name="P4"><text:s text:c="6"/>"execution_count": 78,</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lt;class 'pandas.core.frame.DataFrame'&gt;\n",</text:p>
      <text:p text:style-name="P4"><text:s text:c="12"/>"RangeIndex: 286643 entries, 0 to 286642\n",</text:p>
      <text:p text:style-name="P4"><text:s text:c="12"/>"Data columns (total 7 columns):\n",</text:p>
      <text:p text:style-name="P4"><text:s text:c="12"/>" # <text:s text:c="2"/>Column <text:s text:c="11"/>Non-Null Count <text:s text:c="2"/>Dtype <text:s text:c="8"/>\n",</text:p>
      <text:p text:style-name="P4"><text:s text:c="12"/>"--- <text:s/>------ <text:s text:c="11"/>-------------- <text:s text:c="2"/>----- <text:s text:c="8"/>\n",</text:p>
      <text:p text:style-name="P4"><text:s text:c="12"/>" 0 <text:s text:c="2"/>id <text:s text:c="15"/>286643 non-null <text:s/>int64 <text:s text:c="8"/>\n",</text:p>
      <text:p text:style-name="P4"><text:s text:c="12"/>" 1 <text:s text:c="2"/>id_order <text:s text:c="9"/>286643 non-null <text:s/>int64 <text:s text:c="8"/>\n",</text:p>
      <text:p text:style-name="P4"><text:s text:c="12"/>" 2 <text:s text:c="2"/>product_id <text:s text:c="7"/>286643 non-null <text:s/>int64 <text:s text:c="8"/>\n",</text:p>
      <text:p text:style-name="P4"><text:s text:c="12"/>" 3 <text:s text:c="2"/>product_quantity <text:s/>286643 non-null <text:s/>int64 <text:s text:c="8"/>\n",</text:p>
      <text:p text:style-name="P4"><text:s text:c="12"/>" 4 <text:s text:c="2"/>sku <text:s text:c="14"/>286643 non-null <text:s/>object <text:s text:c="7"/>\n",</text:p>
      <text:p text:style-name="P4"><text:s text:c="12"/>" 5 <text:s text:c="2"/>unit_price <text:s text:c="7"/>286643 non-null <text:s/>float64 <text:s text:c="6"/>\n",</text:p>
      <text:p text:style-name="P4"><text:s text:c="12"/>" 6 <text:s text:c="2"/>date <text:s text:c="13"/>286643 non-null <text:s/>datetime64[ns]\n",</text:p>
      <text:p text:style-name="P4"><text:s text:c="12"/>"dtypes: datetime64[ns](1), float64(1), int64(4), object(1)\n",</text:p>
      <text:p text:style-name="P4"><text:s text:c="12"/>"memory usage: 15.3+ MB\n"</text:p>
      <text:p text:style-name="P4"><text:s text:c="10"/>]</text:p>
      <text:p text:style-name="P4"><text:s text:c="8"/>}</text:p>
      <text:p text:style-name="P4"><text:s text:c="6"/>],</text:p>
      <text:p text:style-name="P4"><text:s text:c="6"/>"source": [</text:p>
      <text:p text:style-name="P4"><text:s text:c="8"/>"orderlines_df.info()"</text:p>
      <text:p text:style-name="P4"><text:s text:c="6"/>]</text:p>
      <text:p text:style-name="P4"><text:s text:c="4"/>},</text:p>
      <text:p text:style-name="P4"><text:s text:c="4"/>{</text:p>
      <text:p text:style-name="P4"><text:s text:c="6"/>"cell_type": "code",</text:p>
      <text:p text:style-name="P4"><text:s text:c="6"/>"execution_count": 79,</text:p>
      <text:p text:style-name="P4"><text:s text:c="6"/>"metadata": {},</text:p>
      <text:p text:style-name="P4"><text:s text:c="6"/>"outputs": [</text:p>
      <text:p text:style-name="P4"><text:soft-page-break/><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reason",</text:p>
      <text:p text:style-name="P4"><text:s text:c="18"/>"rawType": "object",</text:p>
      <text:p text:style-name="P4"><text:s text:c="18"/>"type": "string"</text:p>
      <text:p text:style-name="P4"><text:s text:c="16"/>}</text:p>
      <text:p text:style-name="P4"><text:s text:c="14"/>],</text:p>
      <text:p text:style-name="P4"><text:s text:c="14"/>"ref": "e610e009-9079-4607-b4bb-7b0b9e02ba16",</text:p>
      <text:p text:style-name="P4"><text:s text:c="14"/>"rows": [</text:p>
      <text:p text:style-name="P4"><text:s text:c="16"/>[</text:p>
      <text:p text:style-name="P4"><text:s text:c="18"/>"0",</text:p>
      <text:p text:style-name="P4"><text:s text:c="18"/>"427314",</text:p>
      <text:p text:style-name="P4"><text:s text:c="18"/>"Missing column \"total_paid\" in orders_df dataset"</text:p>
      <text:p text:style-name="P4"><text:s text:c="16"/>],</text:p>
      <text:p text:style-name="P4"><text:s text:c="16"/>[</text:p>
      <text:p text:style-name="P4"><text:s text:c="18"/>"1",</text:p>
      <text:p text:style-name="P4"><text:s text:c="18"/>"427314",</text:p>
      <text:p text:style-name="P4"><text:s text:c="18"/>"Missing column \"total_paid\" in orders_df dataset"</text:p>
      <text:p text:style-name="P4"><text:s text:c="16"/>],</text:p>
      <text:p text:style-name="P4"><text:s text:c="16"/>[</text:p>
      <text:p text:style-name="P4"><text:s text:c="18"/>"2",</text:p>
      <text:p text:style-name="P4"><text:s text:c="18"/>"431655",</text:p>
      <text:p text:style-name="P4"><text:s text:c="18"/>"Missing column \"total_paid\" in orders_df dataset"</text:p>
      <text:p text:style-name="P4"><text:s text:c="16"/>],</text:p>
      <text:p text:style-name="P4"><text:s text:c="16"/>[</text:p>
      <text:p text:style-name="P4"><text:s text:c="18"/>"3",</text:p>
      <text:p text:style-name="P4"><text:s text:c="18"/>"447411",</text:p>
      <text:p text:style-name="P4"><text:s text:c="18"/>"Missing column \"total_paid\" in orders_df dataset"</text:p>
      <text:p text:style-name="P4"><text:s text:c="16"/>],</text:p>
      <text:p text:style-name="P4"><text:s text:c="16"/>[</text:p>
      <text:p text:style-name="P4"><text:s text:c="18"/>"4",</text:p>
      <text:p text:style-name="P4"><text:s text:c="18"/>"448966",</text:p>
      <text:p text:style-name="P4"><text:s text:c="18"/>"Missing column \"total_paid\" in orders_df dataset"</text:p>
      <text:p text:style-name="P4"><text:s text:c="16"/>],</text:p>
      <text:p text:style-name="P4"><text:s text:c="16"/>[</text:p>
      <text:p text:style-name="P4"><text:s text:c="18"/>"5",</text:p>
      <text:p text:style-name="P4"><text:soft-page-break/><text:s text:c="18"/>"449596",</text:p>
      <text:p text:style-name="P4"><text:s text:c="18"/>"Missing column \"total_paid\" in orders_df dataset"</text:p>
      <text:p text:style-name="P4"><text:s text:c="16"/>],</text:p>
      <text:p text:style-name="P4"><text:s text:c="16"/>[</text:p>
      <text:p text:style-name="P4"><text:s text:c="18"/>"6",</text:p>
      <text:p text:style-name="P4"><text:s text:c="18"/>"300843",</text:p>
      <text:p text:style-name="P4"><text:s text:c="18"/>"Missing column 'price' in products_df dataset"</text:p>
      <text:p text:style-name="P4"><text:s text:c="16"/>],</text:p>
      <text:p text:style-name="P4"><text:s text:c="16"/>[</text:p>
      <text:p text:style-name="P4"><text:s text:c="18"/>"7",</text:p>
      <text:p text:style-name="P4"><text:s text:c="18"/>"302872",</text:p>
      <text:p text:style-name="P4"><text:s text:c="18"/>"Missing column 'price' in products_df dataset"</text:p>
      <text:p text:style-name="P4"><text:s text:c="16"/>],</text:p>
      <text:p text:style-name="P4"><text:s text:c="16"/>[</text:p>
      <text:p text:style-name="P4"><text:s text:c="18"/>"8",</text:p>
      <text:p text:style-name="P4"><text:s text:c="18"/>"303274",</text:p>
      <text:p text:style-name="P4"><text:s text:c="18"/>"Missing column 'price' in products_df dataset"</text:p>
      <text:p text:style-name="P4"><text:s text:c="16"/>],</text:p>
      <text:p text:style-name="P4"><text:s text:c="16"/>[</text:p>
      <text:p text:style-name="P4"><text:s text:c="18"/>"9",</text:p>
      <text:p text:style-name="P4"><text:s text:c="18"/>"303363",</text:p>
      <text:p text:style-name="P4"><text:s text:c="18"/>"Missing column 'price' in products_df dataset"</text:p>
      <text:p text:style-name="P4"><text:s text:c="16"/>],</text:p>
      <text:p text:style-name="P4"><text:s text:c="16"/>[</text:p>
      <text:p text:style-name="P4"><text:s text:c="18"/>"10",</text:p>
      <text:p text:style-name="P4"><text:s text:c="18"/>"303577",</text:p>
      <text:p text:style-name="P4"><text:s text:c="18"/>"Missing column 'price' in products_df dataset"</text:p>
      <text:p text:style-name="P4"><text:s text:c="16"/>],</text:p>
      <text:p text:style-name="P4"><text:s text:c="16"/>[</text:p>
      <text:p text:style-name="P4"><text:s text:c="18"/>"11",</text:p>
      <text:p text:style-name="P4"><text:s text:c="18"/>"298651",</text:p>
      <text:p text:style-name="P4"><text:s text:c="18"/>"Missing column 'price' in products_df dataset"</text:p>
      <text:p text:style-name="P4"><text:s text:c="16"/>],</text:p>
      <text:p text:style-name="P4"><text:s text:c="16"/>[</text:p>
      <text:p text:style-name="P4"><text:s text:c="18"/>"12",</text:p>
      <text:p text:style-name="P4"><text:s text:c="18"/>"304155",</text:p>
      <text:p text:style-name="P4"><text:s text:c="18"/>"Missing column 'price' in products_df dataset"</text:p>
      <text:p text:style-name="P4"><text:s text:c="16"/>],</text:p>
      <text:p text:style-name="P4"><text:s text:c="16"/>[</text:p>
      <text:p text:style-name="P4"><text:s text:c="18"/>"13",</text:p>
      <text:p text:style-name="P4"><text:s text:c="18"/>"304358",</text:p>
      <text:p text:style-name="P4"><text:s text:c="18"/>"Missing column 'price' in products_df dataset"</text:p>
      <text:p text:style-name="P4"><text:s text:c="16"/>],</text:p>
      <text:p text:style-name="P4"><text:s text:c="16"/>[</text:p>
      <text:p text:style-name="P4"><text:s text:c="18"/>"14",</text:p>
      <text:p text:style-name="P4"><text:s text:c="18"/>"306270",</text:p>
      <text:p text:style-name="P4"><text:s text:c="18"/>"Missing column 'price' in products_df dataset"</text:p>
      <text:p text:style-name="P4"><text:s text:c="16"/>],</text:p>
      <text:p text:style-name="P4"><text:s text:c="16"/>[</text:p>
      <text:p text:style-name="P4"><text:soft-page-break/><text:s text:c="18"/>"15",</text:p>
      <text:p text:style-name="P4"><text:s text:c="18"/>"306743",</text:p>
      <text:p text:style-name="P4"><text:s text:c="18"/>"Missing column 'price' in products_df dataset"</text:p>
      <text:p text:style-name="P4"><text:s text:c="16"/>],</text:p>
      <text:p text:style-name="P4"><text:s text:c="16"/>[</text:p>
      <text:p text:style-name="P4"><text:s text:c="18"/>"16",</text:p>
      <text:p text:style-name="P4"><text:s text:c="18"/>"306780",</text:p>
      <text:p text:style-name="P4"><text:s text:c="18"/>"Missing column 'price' in products_df dataset"</text:p>
      <text:p text:style-name="P4"><text:s text:c="16"/>],</text:p>
      <text:p text:style-name="P4"><text:s text:c="16"/>[</text:p>
      <text:p text:style-name="P4"><text:s text:c="18"/>"17",</text:p>
      <text:p text:style-name="P4"><text:s text:c="18"/>"306907",</text:p>
      <text:p text:style-name="P4"><text:s text:c="18"/>"Missing column 'price' in products_df dataset"</text:p>
      <text:p text:style-name="P4"><text:s text:c="16"/>],</text:p>
      <text:p text:style-name="P4"><text:s text:c="16"/>[</text:p>
      <text:p text:style-name="P4"><text:s text:c="18"/>"18",</text:p>
      <text:p text:style-name="P4"><text:s text:c="18"/>"306926",</text:p>
      <text:p text:style-name="P4"><text:s text:c="18"/>"Missing column 'price' in products_df dataset"</text:p>
      <text:p text:style-name="P4"><text:s text:c="16"/>],</text:p>
      <text:p text:style-name="P4"><text:s text:c="16"/>[</text:p>
      <text:p text:style-name="P4"><text:s text:c="18"/>"19",</text:p>
      <text:p text:style-name="P4"><text:s text:c="18"/>"304691",</text:p>
      <text:p text:style-name="P4"><text:s text:c="18"/>"Missing column 'price' in products_df dataset"</text:p>
      <text:p text:style-name="P4"><text:s text:c="16"/>],</text:p>
      <text:p text:style-name="P4"><text:s text:c="16"/>[</text:p>
      <text:p text:style-name="P4"><text:s text:c="18"/>"20",</text:p>
      <text:p text:style-name="P4"><text:s text:c="18"/>"308724",</text:p>
      <text:p text:style-name="P4"><text:s text:c="18"/>"Missing column 'price' in products_df dataset"</text:p>
      <text:p text:style-name="P4"><text:s text:c="16"/>],</text:p>
      <text:p text:style-name="P4"><text:s text:c="16"/>[</text:p>
      <text:p text:style-name="P4"><text:s text:c="18"/>"21",</text:p>
      <text:p text:style-name="P4"><text:s text:c="18"/>"309082",</text:p>
      <text:p text:style-name="P4"><text:s text:c="18"/>"Missing column 'price' in products_df dataset"</text:p>
      <text:p text:style-name="P4"><text:s text:c="16"/>],</text:p>
      <text:p text:style-name="P4"><text:s text:c="16"/>[</text:p>
      <text:p text:style-name="P4"><text:s text:c="18"/>"22",</text:p>
      <text:p text:style-name="P4"><text:s text:c="18"/>"309932",</text:p>
      <text:p text:style-name="P4"><text:s text:c="18"/>"Missing column 'price' in products_df dataset"</text:p>
      <text:p text:style-name="P4"><text:s text:c="16"/>],</text:p>
      <text:p text:style-name="P4"><text:s text:c="16"/>[</text:p>
      <text:p text:style-name="P4"><text:s text:c="18"/>"23",</text:p>
      <text:p text:style-name="P4"><text:s text:c="18"/>"310584",</text:p>
      <text:p text:style-name="P4"><text:s text:c="18"/>"Missing column 'price' in products_df dataset"</text:p>
      <text:p text:style-name="P4"><text:s text:c="16"/>],</text:p>
      <text:p text:style-name="P4"><text:s text:c="16"/>[</text:p>
      <text:p text:style-name="P4"><text:s text:c="18"/>"24",</text:p>
      <text:p text:style-name="P4"><text:s text:c="18"/>"312536",</text:p>
      <text:p text:style-name="P4"><text:s text:c="18"/>"Missing column 'price' in products_df dataset"</text:p>
      <text:p text:style-name="P4"><text:s text:c="16"/>],</text:p>
      <text:p text:style-name="P4"><text:soft-page-break/><text:s text:c="16"/>[</text:p>
      <text:p text:style-name="P4"><text:s text:c="18"/>"25",</text:p>
      <text:p text:style-name="P4"><text:s text:c="18"/>"313589",</text:p>
      <text:p text:style-name="P4"><text:s text:c="18"/>"Missing column 'price' in products_df dataset"</text:p>
      <text:p text:style-name="P4"><text:s text:c="16"/>],</text:p>
      <text:p text:style-name="P4"><text:s text:c="16"/>[</text:p>
      <text:p text:style-name="P4"><text:s text:c="18"/>"26",</text:p>
      <text:p text:style-name="P4"><text:s text:c="18"/>"313726",</text:p>
      <text:p text:style-name="P4"><text:s text:c="18"/>"Missing column 'price' in products_df dataset"</text:p>
      <text:p text:style-name="P4"><text:s text:c="16"/>],</text:p>
      <text:p text:style-name="P4"><text:s text:c="16"/>[</text:p>
      <text:p text:style-name="P4"><text:s text:c="18"/>"27",</text:p>
      <text:p text:style-name="P4"><text:s text:c="18"/>"315613",</text:p>
      <text:p text:style-name="P4"><text:s text:c="18"/>"Missing column 'price' in products_df dataset"</text:p>
      <text:p text:style-name="P4"><text:s text:c="16"/>],</text:p>
      <text:p text:style-name="P4"><text:s text:c="16"/>[</text:p>
      <text:p text:style-name="P4"><text:s text:c="18"/>"28",</text:p>
      <text:p text:style-name="P4"><text:s text:c="18"/>"316249",</text:p>
      <text:p text:style-name="P4"><text:s text:c="18"/>"Missing column 'price' in products_df dataset"</text:p>
      <text:p text:style-name="P4"><text:s text:c="16"/>],</text:p>
      <text:p text:style-name="P4"><text:s text:c="16"/>[</text:p>
      <text:p text:style-name="P4"><text:s text:c="18"/>"29",</text:p>
      <text:p text:style-name="P4"><text:s text:c="18"/>"316890",</text:p>
      <text:p text:style-name="P4"><text:s text:c="18"/>"Missing column 'price' in products_df dataset"</text:p>
      <text:p text:style-name="P4"><text:s text:c="16"/>],</text:p>
      <text:p text:style-name="P4"><text:s text:c="16"/>[</text:p>
      <text:p text:style-name="P4"><text:s text:c="18"/>"30",</text:p>
      <text:p text:style-name="P4"><text:s text:c="18"/>"319018",</text:p>
      <text:p text:style-name="P4"><text:s text:c="18"/>"Missing column 'price' in products_df dataset"</text:p>
      <text:p text:style-name="P4"><text:s text:c="16"/>],</text:p>
      <text:p text:style-name="P4"><text:s text:c="16"/>[</text:p>
      <text:p text:style-name="P4"><text:s text:c="18"/>"31",</text:p>
      <text:p text:style-name="P4"><text:s text:c="18"/>"319335",</text:p>
      <text:p text:style-name="P4"><text:s text:c="18"/>"Missing column 'price' in products_df dataset"</text:p>
      <text:p text:style-name="P4"><text:s text:c="16"/>],</text:p>
      <text:p text:style-name="P4"><text:s text:c="16"/>[</text:p>
      <text:p text:style-name="P4"><text:s text:c="18"/>"32",</text:p>
      <text:p text:style-name="P4"><text:s text:c="18"/>"319388",</text:p>
      <text:p text:style-name="P4"><text:s text:c="18"/>"Missing column 'price' in products_df dataset"</text:p>
      <text:p text:style-name="P4"><text:s text:c="16"/>],</text:p>
      <text:p text:style-name="P4"><text:s text:c="16"/>[</text:p>
      <text:p text:style-name="P4"><text:s text:c="18"/>"33",</text:p>
      <text:p text:style-name="P4"><text:s text:c="18"/>"320777",</text:p>
      <text:p text:style-name="P4"><text:s text:c="18"/>"Missing column 'price' in products_df dataset"</text:p>
      <text:p text:style-name="P4"><text:s text:c="16"/>],</text:p>
      <text:p text:style-name="P4"><text:s text:c="16"/>[</text:p>
      <text:p text:style-name="P4"><text:s text:c="18"/>"34",</text:p>
      <text:p text:style-name="P4"><text:s text:c="18"/>"321622",</text:p>
      <text:p text:style-name="P4"><text:s text:c="18"/>"Missing column 'price' in products_df dataset"</text:p>
      <text:p text:style-name="P4"><text:soft-page-break/><text:s text:c="16"/>],</text:p>
      <text:p text:style-name="P4"><text:s text:c="16"/>[</text:p>
      <text:p text:style-name="P4"><text:s text:c="18"/>"35",</text:p>
      <text:p text:style-name="P4"><text:s text:c="18"/>"321991",</text:p>
      <text:p text:style-name="P4"><text:s text:c="18"/>"Missing column 'price' in products_df dataset"</text:p>
      <text:p text:style-name="P4"><text:s text:c="16"/>],</text:p>
      <text:p text:style-name="P4"><text:s text:c="16"/>[</text:p>
      <text:p text:style-name="P4"><text:s text:c="18"/>"36",</text:p>
      <text:p text:style-name="P4"><text:s text:c="18"/>"323339",</text:p>
      <text:p text:style-name="P4"><text:s text:c="18"/>"Missing column 'price' in products_df dataset"</text:p>
      <text:p text:style-name="P4"><text:s text:c="16"/>],</text:p>
      <text:p text:style-name="P4"><text:s text:c="16"/>[</text:p>
      <text:p text:style-name="P4"><text:s text:c="18"/>"37",</text:p>
      <text:p text:style-name="P4"><text:s text:c="18"/>"323823",</text:p>
      <text:p text:style-name="P4"><text:s text:c="18"/>"Missing column 'price' in products_df dataset"</text:p>
      <text:p text:style-name="P4"><text:s text:c="16"/>],</text:p>
      <text:p text:style-name="P4"><text:s text:c="16"/>[</text:p>
      <text:p text:style-name="P4"><text:s text:c="18"/>"38",</text:p>
      <text:p text:style-name="P4"><text:s text:c="18"/>"324310",</text:p>
      <text:p text:style-name="P4"><text:s text:c="18"/>"Missing column 'price' in products_df dataset"</text:p>
      <text:p text:style-name="P4"><text:s text:c="16"/>],</text:p>
      <text:p text:style-name="P4"><text:s text:c="16"/>[</text:p>
      <text:p text:style-name="P4"><text:s text:c="18"/>"39",</text:p>
      <text:p text:style-name="P4"><text:s text:c="18"/>"324667",</text:p>
      <text:p text:style-name="P4"><text:s text:c="18"/>"Missing column 'price' in products_df dataset"</text:p>
      <text:p text:style-name="P4"><text:s text:c="16"/>],</text:p>
      <text:p text:style-name="P4"><text:s text:c="16"/>[</text:p>
      <text:p text:style-name="P4"><text:s text:c="18"/>"40",</text:p>
      <text:p text:style-name="P4"><text:s text:c="18"/>"326872",</text:p>
      <text:p text:style-name="P4"><text:s text:c="18"/>"Missing column 'price' in products_df dataset"</text:p>
      <text:p text:style-name="P4"><text:s text:c="16"/>],</text:p>
      <text:p text:style-name="P4"><text:s text:c="16"/>[</text:p>
      <text:p text:style-name="P4"><text:s text:c="18"/>"41",</text:p>
      <text:p text:style-name="P4"><text:s text:c="18"/>"326880",</text:p>
      <text:p text:style-name="P4"><text:s text:c="18"/>"Missing column 'price' in products_df dataset"</text:p>
      <text:p text:style-name="P4"><text:s text:c="16"/>],</text:p>
      <text:p text:style-name="P4"><text:s text:c="16"/>[</text:p>
      <text:p text:style-name="P4"><text:s text:c="18"/>"42",</text:p>
      <text:p text:style-name="P4"><text:s text:c="18"/>"326957",</text:p>
      <text:p text:style-name="P4"><text:s text:c="18"/>"Missing column 'price' in products_df dataset"</text:p>
      <text:p text:style-name="P4"><text:s text:c="16"/>],</text:p>
      <text:p text:style-name="P4"><text:s text:c="16"/>[</text:p>
      <text:p text:style-name="P4"><text:s text:c="18"/>"43",</text:p>
      <text:p text:style-name="P4"><text:s text:c="18"/>"329937",</text:p>
      <text:p text:style-name="P4"><text:s text:c="18"/>"Missing column 'price' in products_df dataset"</text:p>
      <text:p text:style-name="P4"><text:s text:c="16"/>],</text:p>
      <text:p text:style-name="P4"><text:s text:c="16"/>[</text:p>
      <text:p text:style-name="P4"><text:s text:c="18"/>"44",</text:p>
      <text:p text:style-name="P4"><text:s text:c="18"/>"331110",</text:p>
      <text:p text:style-name="P4"><text:soft-page-break/><text:s text:c="18"/>"Missing column 'price' in products_df dataset"</text:p>
      <text:p text:style-name="P4"><text:s text:c="16"/>],</text:p>
      <text:p text:style-name="P4"><text:s text:c="16"/>[</text:p>
      <text:p text:style-name="P4"><text:s text:c="18"/>"45",</text:p>
      <text:p text:style-name="P4"><text:s text:c="18"/>"331124",</text:p>
      <text:p text:style-name="P4"><text:s text:c="18"/>"Missing column 'price' in products_df dataset"</text:p>
      <text:p text:style-name="P4"><text:s text:c="16"/>],</text:p>
      <text:p text:style-name="P4"><text:s text:c="16"/>[</text:p>
      <text:p text:style-name="P4"><text:s text:c="18"/>"46",</text:p>
      <text:p text:style-name="P4"><text:s text:c="18"/>"332671",</text:p>
      <text:p text:style-name="P4"><text:s text:c="18"/>"Missing column 'price' in products_df dataset"</text:p>
      <text:p text:style-name="P4"><text:s text:c="16"/>],</text:p>
      <text:p text:style-name="P4"><text:s text:c="16"/>[</text:p>
      <text:p text:style-name="P4"><text:s text:c="18"/>"47",</text:p>
      <text:p text:style-name="P4"><text:s text:c="18"/>"332942",</text:p>
      <text:p text:style-name="P4"><text:s text:c="18"/>"Missing column 'price' in products_df dataset"</text:p>
      <text:p text:style-name="P4"><text:s text:c="16"/>],</text:p>
      <text:p text:style-name="P4"><text:s text:c="16"/>[</text:p>
      <text:p text:style-name="P4"><text:s text:c="18"/>"48",</text:p>
      <text:p text:style-name="P4"><text:s text:c="18"/>"332942",</text:p>
      <text:p text:style-name="P4"><text:s text:c="18"/>"Missing column 'price' in products_df dataset"</text:p>
      <text:p text:style-name="P4"><text:s text:c="16"/>],</text:p>
      <text:p text:style-name="P4"><text:s text:c="16"/>[</text:p>
      <text:p text:style-name="P4"><text:s text:c="18"/>"49",</text:p>
      <text:p text:style-name="P4"><text:s text:c="18"/>"333300",</text:p>
      <text:p text:style-name="P4"><text:s text:c="18"/>"Missing column 'price' in products_df dataset"</text:p>
      <text:p text:style-name="P4"><text:s text:c="16"/>]</text:p>
      <text:p text:style-name="P4"><text:s text:c="14"/>],</text:p>
      <text:p text:style-name="P4"><text:s text:c="14"/>"shape": {</text:p>
      <text:p text:style-name="P4"><text:s text:c="16"/>"columns": 2,</text:p>
      <text:p text:style-name="P4"><text:s text:c="16"/>"rows": 7340</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oft-page-break/><text:s text:c="14"/>" <text:s/>&lt;thead&gt;\n",</text:p>
      <text:p text:style-name="P4"><text:s text:c="14"/>" <text:s text:c="3"/>&lt;tr style=\"text-align: right;\"&gt;\n",</text:p>
      <text:p text:style-name="P4"><text:s text:c="14"/>" <text:s text:c="5"/>&lt;th&gt;&lt;/th&gt;\n",</text:p>
      <text:p text:style-name="P4"><text:s text:c="14"/>" <text:s text:c="5"/>&lt;th&gt;id_order&lt;/th&gt;\n",</text:p>
      <text:p text:style-name="P4"><text:s text:c="14"/>" <text:s text:c="5"/>&lt;th&gt;reason&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427314&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1&lt;/th&gt;\n",</text:p>
      <text:p text:style-name="P4"><text:s text:c="14"/>" <text:s text:c="5"/>&lt;td&gt;427314&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2&lt;/th&gt;\n",</text:p>
      <text:p text:style-name="P4"><text:s text:c="14"/>" <text:s text:c="5"/>&lt;td&gt;431655&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3&lt;/th&gt;\n",</text:p>
      <text:p text:style-name="P4"><text:s text:c="14"/>" <text:s text:c="5"/>&lt;td&gt;447411&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4&lt;/th&gt;\n",</text:p>
      <text:p text:style-name="P4"><text:s text:c="14"/>" <text:s text:c="5"/>&lt;td&gt;448966&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7335&lt;/th&gt;\n",</text:p>
      <text:p text:style-name="P4"><text:s text:c="14"/>" <text:s text:c="5"/>&lt;td&gt;527147&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7336&lt;/th&gt;\n",</text:p>
      <text:p text:style-name="P4"><text:s text:c="14"/>" <text:s text:c="5"/>&lt;td&gt;527170&lt;/td&gt;\n",</text:p>
      <text:p text:style-name="P4"><text:s text:c="14"/>" <text:s text:c="5"/>&lt;td&gt;Corrupted decimal places in column 'price' in ...&lt;/td&gt;\n",</text:p>
      <text:p text:style-name="P4"><text:s text:c="14"/>" <text:s text:c="3"/>&lt;/tr&gt;\n",</text:p>
      <text:p text:style-name="P4"><text:s text:c="14"/>" <text:s text:c="3"/>&lt;tr&gt;\n",</text:p>
      <text:p text:style-name="P4"><text:soft-page-break/><text:s text:c="14"/>" <text:s text:c="5"/>&lt;th&gt;7337&lt;/th&gt;\n",</text:p>
      <text:p text:style-name="P4"><text:s text:c="14"/>" <text:s text:c="5"/>&lt;td&gt;527191&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7338&lt;/th&gt;\n",</text:p>
      <text:p text:style-name="P4"><text:s text:c="14"/>" <text:s text:c="5"/>&lt;td&gt;527367&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7339&lt;/th&gt;\n",</text:p>
      <text:p text:style-name="P4"><text:s text:c="14"/>" <text:s text:c="5"/>&lt;td&gt;527367&lt;/td&gt;\n",</text:p>
      <text:p text:style-name="P4"><text:s text:c="14"/>" <text:s text:c="5"/>&lt;td&gt;Corrupted decimal places in column 'price' in ...&lt;/td&gt;\n",</text:p>
      <text:p text:style-name="P4"><text:s text:c="14"/>" <text:s text:c="3"/>&lt;/tr&gt;\n",</text:p>
      <text:p text:style-name="P4"><text:s text:c="14"/>" <text:s/>&lt;/tbody&gt;\n",</text:p>
      <text:p text:style-name="P4"><text:s text:c="14"/>"&lt;/table&gt;\n",</text:p>
      <text:p text:style-name="P4"><text:s text:c="14"/>"&lt;p&gt;7340 rows × 2 columns&lt;/p&gt;\n",</text:p>
      <text:p text:style-name="P4"><text:s text:c="14"/>"&lt;/div&gt;"</text:p>
      <text:p text:style-name="P4"><text:s text:c="12"/>],</text:p>
      <text:p text:style-name="P4"><text:s text:c="12"/>"text/plain": [</text:p>
      <text:p text:style-name="P4"><text:s text:c="14"/>" <text:s text:c="5"/>id_order <text:s text:c="44"/>reason\n",</text:p>
      <text:p text:style-name="P4"><text:s text:c="14"/>"0 <text:s text:c="6"/>427314 <text:s text:c="2"/>Missing column \"total_paid\" in orders_df dataset\n",</text:p>
      <text:p text:style-name="P4"><text:s text:c="14"/>"1 <text:s text:c="6"/>427314 <text:s text:c="2"/>Missing column \"total_paid\" in orders_df dataset\n",</text:p>
      <text:p text:style-name="P4"><text:s text:c="14"/>"2 <text:s text:c="6"/>431655 <text:s text:c="2"/>Missing column \"total_paid\" in orders_df dataset\n",</text:p>
      <text:p text:style-name="P4"><text:s text:c="14"/>"3 <text:s text:c="6"/>447411 <text:s text:c="2"/>Missing column \"total_paid\" in orders_df dataset\n",</text:p>
      <text:p text:style-name="P4"><text:s text:c="14"/>"4 <text:s text:c="6"/>448966 <text:s text:c="2"/>Missing column \"total_paid\" in orders_df dataset\n",</text:p>
      <text:p text:style-name="P4"><text:s text:c="14"/>"... <text:s text:c="7"/>... <text:s text:c="47"/>...\n",</text:p>
      <text:p text:style-name="P4"><text:s text:c="14"/>"7335 <text:s text:c="3"/>527147 <text:s/>Corrupted decimal places in column 'price' in ...\n",</text:p>
      <text:p text:style-name="P4"><text:s text:c="14"/>"7336 <text:s text:c="3"/>527170 <text:s/>Corrupted decimal places in column 'price' in ...\n",</text:p>
      <text:p text:style-name="P4"><text:s text:c="14"/>"7337 <text:s text:c="3"/>527191 <text:s/>Corrupted decimal places in column 'price' in ...\n",</text:p>
      <text:p text:style-name="P4"><text:s text:c="14"/>"7338 <text:s text:c="3"/>527367 <text:s/>Corrupted decimal places in column 'price' in ...\n",</text:p>
      <text:p text:style-name="P4"><text:s text:c="14"/>"7339 <text:s text:c="3"/>527367 <text:s/>Corrupted decimal places in column 'price' in ...\n",</text:p>
      <text:p text:style-name="P4"><text:s text:c="14"/>"\n",</text:p>
      <text:p text:style-name="P4"><text:s text:c="14"/>"[7340 rows x 2 columns]"</text:p>
      <text:p text:style-name="P4"><text:s text:c="12"/>]</text:p>
      <text:p text:style-name="P4"><text:s text:c="10"/>},</text:p>
      <text:p text:style-name="P4"><text:s text:c="10"/>"execution_count": 79,</text:p>
      <text:p text:style-name="P4"><text:s text:c="10"/>"metadata": {},</text:p>
      <text:p text:style-name="P4"><text:s text:c="10"/>"output_type": "execute_result"</text:p>
      <text:p text:style-name="P4"><text:s text:c="8"/>}</text:p>
      <text:p text:style-name="P4"><text:s text:c="6"/>],</text:p>
      <text:p text:style-name="P4"><text:s text:c="6"/>"source": [</text:p>
      <text:p text:style-name="P4"><text:s text:c="8"/>"# Concatenating drop id's dataframes\n",</text:p>
      <text:p text:style-name="P4"><text:s text:c="8"/>"\n",</text:p>
      <text:p text:style-name="P4"><text:s text:c="8"/>"# Append to master log\n",</text:p>
      <text:p text:style-name="P4"><text:s text:c="8"/>"dropped_ids_df = pd.concat([dropped_ids_missing_orders_total_paid_df, dropped_ids_missing_sku_prices_df, dropped_ids_mult_dots_sku_prices_df, dropped_ids_3_decimal_sku_prices_df], ignore_index=True)\n",</text:p>
      <text:p text:style-name="P4"><text:s text:c="8"/>"\n",</text:p>
      <text:p text:style-name="P4"><text:soft-page-break/><text:s text:c="8"/>"dropped_ids_df"</text:p>
      <text:p text:style-name="P4"><text:s text:c="6"/>]</text:p>
      <text:p text:style-name="P4"><text:s text:c="4"/>},</text:p>
      <text:p text:style-name="P4"><text:s text:c="4"/>{</text:p>
      <text:p text:style-name="P4"><text:s text:c="6"/>"cell_type": "code",</text:p>
      <text:p text:style-name="P4"><text:s text:c="6"/>"execution_count": 80,</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reason",</text:p>
      <text:p text:style-name="P4"><text:s text:c="18"/>"rawType": "object",</text:p>
      <text:p text:style-name="P4"><text:s text:c="18"/>"type": "string"</text:p>
      <text:p text:style-name="P4"><text:s text:c="16"/>}</text:p>
      <text:p text:style-name="P4"><text:s text:c="14"/>],</text:p>
      <text:p text:style-name="P4"><text:s text:c="14"/>"ref": "9c6e4285-975b-48a4-9c9a-7591a024a755",</text:p>
      <text:p text:style-name="P4"><text:s text:c="14"/>"rows": [</text:p>
      <text:p text:style-name="P4"><text:s text:c="16"/>[</text:p>
      <text:p text:style-name="P4"><text:s text:c="18"/>"0",</text:p>
      <text:p text:style-name="P4"><text:s text:c="18"/>"427314",</text:p>
      <text:p text:style-name="P4"><text:s text:c="18"/>"Missing column \"total_paid\" in orders_df dataset"</text:p>
      <text:p text:style-name="P4"><text:s text:c="16"/>],</text:p>
      <text:p text:style-name="P4"><text:s text:c="16"/>[</text:p>
      <text:p text:style-name="P4"><text:s text:c="18"/>"2",</text:p>
      <text:p text:style-name="P4"><text:s text:c="18"/>"431655",</text:p>
      <text:p text:style-name="P4"><text:s text:c="18"/>"Missing column \"total_paid\" in orders_df dataset"</text:p>
      <text:p text:style-name="P4"><text:s text:c="16"/>],</text:p>
      <text:p text:style-name="P4"><text:s text:c="16"/>[</text:p>
      <text:p text:style-name="P4"><text:s text:c="18"/>"3",</text:p>
      <text:p text:style-name="P4"><text:s text:c="18"/>"447411",</text:p>
      <text:p text:style-name="P4"><text:s text:c="18"/>"Missing column \"total_paid\" in orders_df dataset"</text:p>
      <text:p text:style-name="P4"><text:s text:c="16"/>],</text:p>
      <text:p text:style-name="P4"><text:s text:c="16"/>[</text:p>
      <text:p text:style-name="P4"><text:s text:c="18"/>"4",</text:p>
      <text:p text:style-name="P4"><text:s text:c="18"/>"448966",</text:p>
      <text:p text:style-name="P4"><text:s text:c="18"/>"Missing column \"total_paid\" in orders_df dataset"</text:p>
      <text:p text:style-name="P4"><text:soft-page-break/><text:s text:c="16"/>],</text:p>
      <text:p text:style-name="P4"><text:s text:c="16"/>[</text:p>
      <text:p text:style-name="P4"><text:s text:c="18"/>"5",</text:p>
      <text:p text:style-name="P4"><text:s text:c="18"/>"449596",</text:p>
      <text:p text:style-name="P4"><text:s text:c="18"/>"Missing column \"total_paid\" in orders_df dataset"</text:p>
      <text:p text:style-name="P4"><text:s text:c="16"/>],</text:p>
      <text:p text:style-name="P4"><text:s text:c="16"/>[</text:p>
      <text:p text:style-name="P4"><text:s text:c="18"/>"6",</text:p>
      <text:p text:style-name="P4"><text:s text:c="18"/>"300843",</text:p>
      <text:p text:style-name="P4"><text:s text:c="18"/>"Missing column 'price' in products_df dataset"</text:p>
      <text:p text:style-name="P4"><text:s text:c="16"/>],</text:p>
      <text:p text:style-name="P4"><text:s text:c="16"/>[</text:p>
      <text:p text:style-name="P4"><text:s text:c="18"/>"7",</text:p>
      <text:p text:style-name="P4"><text:s text:c="18"/>"302872",</text:p>
      <text:p text:style-name="P4"><text:s text:c="18"/>"Missing column 'price' in products_df dataset"</text:p>
      <text:p text:style-name="P4"><text:s text:c="16"/>],</text:p>
      <text:p text:style-name="P4"><text:s text:c="16"/>[</text:p>
      <text:p text:style-name="P4"><text:s text:c="18"/>"8",</text:p>
      <text:p text:style-name="P4"><text:s text:c="18"/>"303274",</text:p>
      <text:p text:style-name="P4"><text:s text:c="18"/>"Missing column 'price' in products_df dataset"</text:p>
      <text:p text:style-name="P4"><text:s text:c="16"/>],</text:p>
      <text:p text:style-name="P4"><text:s text:c="16"/>[</text:p>
      <text:p text:style-name="P4"><text:s text:c="18"/>"9",</text:p>
      <text:p text:style-name="P4"><text:s text:c="18"/>"303363",</text:p>
      <text:p text:style-name="P4"><text:s text:c="18"/>"Missing column 'price' in products_df dataset"</text:p>
      <text:p text:style-name="P4"><text:s text:c="16"/>],</text:p>
      <text:p text:style-name="P4"><text:s text:c="16"/>[</text:p>
      <text:p text:style-name="P4"><text:s text:c="18"/>"10",</text:p>
      <text:p text:style-name="P4"><text:s text:c="18"/>"303577",</text:p>
      <text:p text:style-name="P4"><text:s text:c="18"/>"Missing column 'price' in products_df dataset"</text:p>
      <text:p text:style-name="P4"><text:s text:c="16"/>],</text:p>
      <text:p text:style-name="P4"><text:s text:c="16"/>[</text:p>
      <text:p text:style-name="P4"><text:s text:c="18"/>"11",</text:p>
      <text:p text:style-name="P4"><text:s text:c="18"/>"298651",</text:p>
      <text:p text:style-name="P4"><text:s text:c="18"/>"Missing column 'price' in products_df dataset"</text:p>
      <text:p text:style-name="P4"><text:s text:c="16"/>],</text:p>
      <text:p text:style-name="P4"><text:s text:c="16"/>[</text:p>
      <text:p text:style-name="P4"><text:s text:c="18"/>"12",</text:p>
      <text:p text:style-name="P4"><text:s text:c="18"/>"304155",</text:p>
      <text:p text:style-name="P4"><text:s text:c="18"/>"Missing column 'price' in products_df dataset"</text:p>
      <text:p text:style-name="P4"><text:s text:c="16"/>],</text:p>
      <text:p text:style-name="P4"><text:s text:c="16"/>[</text:p>
      <text:p text:style-name="P4"><text:s text:c="18"/>"13",</text:p>
      <text:p text:style-name="P4"><text:s text:c="18"/>"304358",</text:p>
      <text:p text:style-name="P4"><text:s text:c="18"/>"Missing column 'price' in products_df dataset"</text:p>
      <text:p text:style-name="P4"><text:s text:c="16"/>],</text:p>
      <text:p text:style-name="P4"><text:s text:c="16"/>[</text:p>
      <text:p text:style-name="P4"><text:s text:c="18"/>"14",</text:p>
      <text:p text:style-name="P4"><text:s text:c="18"/>"306270",</text:p>
      <text:p text:style-name="P4"><text:soft-page-break/><text:s text:c="18"/>"Missing column 'price' in products_df dataset"</text:p>
      <text:p text:style-name="P4"><text:s text:c="16"/>],</text:p>
      <text:p text:style-name="P4"><text:s text:c="16"/>[</text:p>
      <text:p text:style-name="P4"><text:s text:c="18"/>"15",</text:p>
      <text:p text:style-name="P4"><text:s text:c="18"/>"306743",</text:p>
      <text:p text:style-name="P4"><text:s text:c="18"/>"Missing column 'price' in products_df dataset"</text:p>
      <text:p text:style-name="P4"><text:s text:c="16"/>],</text:p>
      <text:p text:style-name="P4"><text:s text:c="16"/>[</text:p>
      <text:p text:style-name="P4"><text:s text:c="18"/>"16",</text:p>
      <text:p text:style-name="P4"><text:s text:c="18"/>"306780",</text:p>
      <text:p text:style-name="P4"><text:s text:c="18"/>"Missing column 'price' in products_df dataset"</text:p>
      <text:p text:style-name="P4"><text:s text:c="16"/>],</text:p>
      <text:p text:style-name="P4"><text:s text:c="16"/>[</text:p>
      <text:p text:style-name="P4"><text:s text:c="18"/>"17",</text:p>
      <text:p text:style-name="P4"><text:s text:c="18"/>"306907",</text:p>
      <text:p text:style-name="P4"><text:s text:c="18"/>"Missing column 'price' in products_df dataset"</text:p>
      <text:p text:style-name="P4"><text:s text:c="16"/>],</text:p>
      <text:p text:style-name="P4"><text:s text:c="16"/>[</text:p>
      <text:p text:style-name="P4"><text:s text:c="18"/>"18",</text:p>
      <text:p text:style-name="P4"><text:s text:c="18"/>"306926",</text:p>
      <text:p text:style-name="P4"><text:s text:c="18"/>"Missing column 'price' in products_df dataset"</text:p>
      <text:p text:style-name="P4"><text:s text:c="16"/>],</text:p>
      <text:p text:style-name="P4"><text:s text:c="16"/>[</text:p>
      <text:p text:style-name="P4"><text:s text:c="18"/>"19",</text:p>
      <text:p text:style-name="P4"><text:s text:c="18"/>"304691",</text:p>
      <text:p text:style-name="P4"><text:s text:c="18"/>"Missing column 'price' in products_df dataset"</text:p>
      <text:p text:style-name="P4"><text:s text:c="16"/>],</text:p>
      <text:p text:style-name="P4"><text:s text:c="16"/>[</text:p>
      <text:p text:style-name="P4"><text:s text:c="18"/>"20",</text:p>
      <text:p text:style-name="P4"><text:s text:c="18"/>"308724",</text:p>
      <text:p text:style-name="P4"><text:s text:c="18"/>"Missing column 'price' in products_df dataset"</text:p>
      <text:p text:style-name="P4"><text:s text:c="16"/>],</text:p>
      <text:p text:style-name="P4"><text:s text:c="16"/>[</text:p>
      <text:p text:style-name="P4"><text:s text:c="18"/>"21",</text:p>
      <text:p text:style-name="P4"><text:s text:c="18"/>"309082",</text:p>
      <text:p text:style-name="P4"><text:s text:c="18"/>"Missing column 'price' in products_df dataset"</text:p>
      <text:p text:style-name="P4"><text:s text:c="16"/>],</text:p>
      <text:p text:style-name="P4"><text:s text:c="16"/>[</text:p>
      <text:p text:style-name="P4"><text:s text:c="18"/>"22",</text:p>
      <text:p text:style-name="P4"><text:s text:c="18"/>"309932",</text:p>
      <text:p text:style-name="P4"><text:s text:c="18"/>"Missing column 'price' in products_df dataset"</text:p>
      <text:p text:style-name="P4"><text:s text:c="16"/>],</text:p>
      <text:p text:style-name="P4"><text:s text:c="16"/>[</text:p>
      <text:p text:style-name="P4"><text:s text:c="18"/>"23",</text:p>
      <text:p text:style-name="P4"><text:s text:c="18"/>"310584",</text:p>
      <text:p text:style-name="P4"><text:s text:c="18"/>"Missing column 'price' in products_df dataset"</text:p>
      <text:p text:style-name="P4"><text:s text:c="16"/>],</text:p>
      <text:p text:style-name="P4"><text:s text:c="16"/>[</text:p>
      <text:p text:style-name="P4"><text:s text:c="18"/>"24",</text:p>
      <text:p text:style-name="P4"><text:soft-page-break/><text:s text:c="18"/>"312536",</text:p>
      <text:p text:style-name="P4"><text:s text:c="18"/>"Missing column 'price' in products_df dataset"</text:p>
      <text:p text:style-name="P4"><text:s text:c="16"/>],</text:p>
      <text:p text:style-name="P4"><text:s text:c="16"/>[</text:p>
      <text:p text:style-name="P4"><text:s text:c="18"/>"25",</text:p>
      <text:p text:style-name="P4"><text:s text:c="18"/>"313589",</text:p>
      <text:p text:style-name="P4"><text:s text:c="18"/>"Missing column 'price' in products_df dataset"</text:p>
      <text:p text:style-name="P4"><text:s text:c="16"/>],</text:p>
      <text:p text:style-name="P4"><text:s text:c="16"/>[</text:p>
      <text:p text:style-name="P4"><text:s text:c="18"/>"26",</text:p>
      <text:p text:style-name="P4"><text:s text:c="18"/>"313726",</text:p>
      <text:p text:style-name="P4"><text:s text:c="18"/>"Missing column 'price' in products_df dataset"</text:p>
      <text:p text:style-name="P4"><text:s text:c="16"/>],</text:p>
      <text:p text:style-name="P4"><text:s text:c="16"/>[</text:p>
      <text:p text:style-name="P4"><text:s text:c="18"/>"27",</text:p>
      <text:p text:style-name="P4"><text:s text:c="18"/>"315613",</text:p>
      <text:p text:style-name="P4"><text:s text:c="18"/>"Missing column 'price' in products_df dataset"</text:p>
      <text:p text:style-name="P4"><text:s text:c="16"/>],</text:p>
      <text:p text:style-name="P4"><text:s text:c="16"/>[</text:p>
      <text:p text:style-name="P4"><text:s text:c="18"/>"28",</text:p>
      <text:p text:style-name="P4"><text:s text:c="18"/>"316249",</text:p>
      <text:p text:style-name="P4"><text:s text:c="18"/>"Missing column 'price' in products_df dataset"</text:p>
      <text:p text:style-name="P4"><text:s text:c="16"/>],</text:p>
      <text:p text:style-name="P4"><text:s text:c="16"/>[</text:p>
      <text:p text:style-name="P4"><text:s text:c="18"/>"29",</text:p>
      <text:p text:style-name="P4"><text:s text:c="18"/>"316890",</text:p>
      <text:p text:style-name="P4"><text:s text:c="18"/>"Missing column 'price' in products_df dataset"</text:p>
      <text:p text:style-name="P4"><text:s text:c="16"/>],</text:p>
      <text:p text:style-name="P4"><text:s text:c="16"/>[</text:p>
      <text:p text:style-name="P4"><text:s text:c="18"/>"30",</text:p>
      <text:p text:style-name="P4"><text:s text:c="18"/>"319018",</text:p>
      <text:p text:style-name="P4"><text:s text:c="18"/>"Missing column 'price' in products_df dataset"</text:p>
      <text:p text:style-name="P4"><text:s text:c="16"/>],</text:p>
      <text:p text:style-name="P4"><text:s text:c="16"/>[</text:p>
      <text:p text:style-name="P4"><text:s text:c="18"/>"31",</text:p>
      <text:p text:style-name="P4"><text:s text:c="18"/>"319335",</text:p>
      <text:p text:style-name="P4"><text:s text:c="18"/>"Missing column 'price' in products_df dataset"</text:p>
      <text:p text:style-name="P4"><text:s text:c="16"/>],</text:p>
      <text:p text:style-name="P4"><text:s text:c="16"/>[</text:p>
      <text:p text:style-name="P4"><text:s text:c="18"/>"32",</text:p>
      <text:p text:style-name="P4"><text:s text:c="18"/>"319388",</text:p>
      <text:p text:style-name="P4"><text:s text:c="18"/>"Missing column 'price' in products_df dataset"</text:p>
      <text:p text:style-name="P4"><text:s text:c="16"/>],</text:p>
      <text:p text:style-name="P4"><text:s text:c="16"/>[</text:p>
      <text:p text:style-name="P4"><text:s text:c="18"/>"33",</text:p>
      <text:p text:style-name="P4"><text:s text:c="18"/>"320777",</text:p>
      <text:p text:style-name="P4"><text:s text:c="18"/>"Missing column 'price' in products_df dataset"</text:p>
      <text:p text:style-name="P4"><text:s text:c="16"/>],</text:p>
      <text:p text:style-name="P4"><text:s text:c="16"/>[</text:p>
      <text:p text:style-name="P4"><text:soft-page-break/><text:s text:c="18"/>"34",</text:p>
      <text:p text:style-name="P4"><text:s text:c="18"/>"321622",</text:p>
      <text:p text:style-name="P4"><text:s text:c="18"/>"Missing column 'price' in products_df dataset"</text:p>
      <text:p text:style-name="P4"><text:s text:c="16"/>],</text:p>
      <text:p text:style-name="P4"><text:s text:c="16"/>[</text:p>
      <text:p text:style-name="P4"><text:s text:c="18"/>"35",</text:p>
      <text:p text:style-name="P4"><text:s text:c="18"/>"321991",</text:p>
      <text:p text:style-name="P4"><text:s text:c="18"/>"Missing column 'price' in products_df dataset"</text:p>
      <text:p text:style-name="P4"><text:s text:c="16"/>],</text:p>
      <text:p text:style-name="P4"><text:s text:c="16"/>[</text:p>
      <text:p text:style-name="P4"><text:s text:c="18"/>"36",</text:p>
      <text:p text:style-name="P4"><text:s text:c="18"/>"323339",</text:p>
      <text:p text:style-name="P4"><text:s text:c="18"/>"Missing column 'price' in products_df dataset"</text:p>
      <text:p text:style-name="P4"><text:s text:c="16"/>],</text:p>
      <text:p text:style-name="P4"><text:s text:c="16"/>[</text:p>
      <text:p text:style-name="P4"><text:s text:c="18"/>"37",</text:p>
      <text:p text:style-name="P4"><text:s text:c="18"/>"323823",</text:p>
      <text:p text:style-name="P4"><text:s text:c="18"/>"Missing column 'price' in products_df dataset"</text:p>
      <text:p text:style-name="P4"><text:s text:c="16"/>],</text:p>
      <text:p text:style-name="P4"><text:s text:c="16"/>[</text:p>
      <text:p text:style-name="P4"><text:s text:c="18"/>"38",</text:p>
      <text:p text:style-name="P4"><text:s text:c="18"/>"324310",</text:p>
      <text:p text:style-name="P4"><text:s text:c="18"/>"Missing column 'price' in products_df dataset"</text:p>
      <text:p text:style-name="P4"><text:s text:c="16"/>],</text:p>
      <text:p text:style-name="P4"><text:s text:c="16"/>[</text:p>
      <text:p text:style-name="P4"><text:s text:c="18"/>"39",</text:p>
      <text:p text:style-name="P4"><text:s text:c="18"/>"324667",</text:p>
      <text:p text:style-name="P4"><text:s text:c="18"/>"Missing column 'price' in products_df dataset"</text:p>
      <text:p text:style-name="P4"><text:s text:c="16"/>],</text:p>
      <text:p text:style-name="P4"><text:s text:c="16"/>[</text:p>
      <text:p text:style-name="P4"><text:s text:c="18"/>"40",</text:p>
      <text:p text:style-name="P4"><text:s text:c="18"/>"326872",</text:p>
      <text:p text:style-name="P4"><text:s text:c="18"/>"Missing column 'price' in products_df dataset"</text:p>
      <text:p text:style-name="P4"><text:s text:c="16"/>],</text:p>
      <text:p text:style-name="P4"><text:s text:c="16"/>[</text:p>
      <text:p text:style-name="P4"><text:s text:c="18"/>"41",</text:p>
      <text:p text:style-name="P4"><text:s text:c="18"/>"326880",</text:p>
      <text:p text:style-name="P4"><text:s text:c="18"/>"Missing column 'price' in products_df dataset"</text:p>
      <text:p text:style-name="P4"><text:s text:c="16"/>],</text:p>
      <text:p text:style-name="P4"><text:s text:c="16"/>[</text:p>
      <text:p text:style-name="P4"><text:s text:c="18"/>"42",</text:p>
      <text:p text:style-name="P4"><text:s text:c="18"/>"326957",</text:p>
      <text:p text:style-name="P4"><text:s text:c="18"/>"Missing column 'price' in products_df dataset"</text:p>
      <text:p text:style-name="P4"><text:s text:c="16"/>],</text:p>
      <text:p text:style-name="P4"><text:s text:c="16"/>[</text:p>
      <text:p text:style-name="P4"><text:s text:c="18"/>"43",</text:p>
      <text:p text:style-name="P4"><text:s text:c="18"/>"329937",</text:p>
      <text:p text:style-name="P4"><text:s text:c="18"/>"Missing column 'price' in products_df dataset"</text:p>
      <text:p text:style-name="P4"><text:s text:c="16"/>],</text:p>
      <text:p text:style-name="P4"><text:soft-page-break/><text:s text:c="16"/>[</text:p>
      <text:p text:style-name="P4"><text:s text:c="18"/>"44",</text:p>
      <text:p text:style-name="P4"><text:s text:c="18"/>"331110",</text:p>
      <text:p text:style-name="P4"><text:s text:c="18"/>"Missing column 'price' in products_df dataset"</text:p>
      <text:p text:style-name="P4"><text:s text:c="16"/>],</text:p>
      <text:p text:style-name="P4"><text:s text:c="16"/>[</text:p>
      <text:p text:style-name="P4"><text:s text:c="18"/>"45",</text:p>
      <text:p text:style-name="P4"><text:s text:c="18"/>"331124",</text:p>
      <text:p text:style-name="P4"><text:s text:c="18"/>"Missing column 'price' in products_df dataset"</text:p>
      <text:p text:style-name="P4"><text:s text:c="16"/>],</text:p>
      <text:p text:style-name="P4"><text:s text:c="16"/>[</text:p>
      <text:p text:style-name="P4"><text:s text:c="18"/>"46",</text:p>
      <text:p text:style-name="P4"><text:s text:c="18"/>"332671",</text:p>
      <text:p text:style-name="P4"><text:s text:c="18"/>"Missing column 'price' in products_df dataset"</text:p>
      <text:p text:style-name="P4"><text:s text:c="16"/>],</text:p>
      <text:p text:style-name="P4"><text:s text:c="16"/>[</text:p>
      <text:p text:style-name="P4"><text:s text:c="18"/>"47",</text:p>
      <text:p text:style-name="P4"><text:s text:c="18"/>"332942",</text:p>
      <text:p text:style-name="P4"><text:s text:c="18"/>"Missing column 'price' in products_df dataset"</text:p>
      <text:p text:style-name="P4"><text:s text:c="16"/>],</text:p>
      <text:p text:style-name="P4"><text:s text:c="16"/>[</text:p>
      <text:p text:style-name="P4"><text:s text:c="18"/>"49",</text:p>
      <text:p text:style-name="P4"><text:s text:c="18"/>"333300",</text:p>
      <text:p text:style-name="P4"><text:s text:c="18"/>"Missing column 'price' in products_df dataset"</text:p>
      <text:p text:style-name="P4"><text:s text:c="16"/>],</text:p>
      <text:p text:style-name="P4"><text:s text:c="16"/>[</text:p>
      <text:p text:style-name="P4"><text:s text:c="18"/>"51",</text:p>
      <text:p text:style-name="P4"><text:s text:c="18"/>"333934",</text:p>
      <text:p text:style-name="P4"><text:s text:c="18"/>"Missing column 'price' in products_df dataset"</text:p>
      <text:p text:style-name="P4"><text:s text:c="16"/>],</text:p>
      <text:p text:style-name="P4"><text:s text:c="16"/>[</text:p>
      <text:p text:style-name="P4"><text:s text:c="18"/>"52",</text:p>
      <text:p text:style-name="P4"><text:s text:c="18"/>"334586",</text:p>
      <text:p text:style-name="P4"><text:s text:c="18"/>"Missing column 'price' in products_df dataset"</text:p>
      <text:p text:style-name="P4"><text:s text:c="16"/>]</text:p>
      <text:p text:style-name="P4"><text:s text:c="14"/>],</text:p>
      <text:p text:style-name="P4"><text:s text:c="14"/>"shape": {</text:p>
      <text:p text:style-name="P4"><text:s text:c="16"/>"columns": 2,</text:p>
      <text:p text:style-name="P4"><text:s text:c="16"/>"rows": 7252</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oft-page-break/><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_order&lt;/th&gt;\n",</text:p>
      <text:p text:style-name="P4"><text:s text:c="14"/>" <text:s text:c="5"/>&lt;th&gt;reason&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427314&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2&lt;/th&gt;\n",</text:p>
      <text:p text:style-name="P4"><text:s text:c="14"/>" <text:s text:c="5"/>&lt;td&gt;431655&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3&lt;/th&gt;\n",</text:p>
      <text:p text:style-name="P4"><text:s text:c="14"/>" <text:s text:c="5"/>&lt;td&gt;447411&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4&lt;/th&gt;\n",</text:p>
      <text:p text:style-name="P4"><text:s text:c="14"/>" <text:s text:c="5"/>&lt;td&gt;448966&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5&lt;/th&gt;\n",</text:p>
      <text:p text:style-name="P4"><text:s text:c="14"/>" <text:s text:c="5"/>&lt;td&gt;449596&lt;/td&gt;\n",</text:p>
      <text:p text:style-name="P4"><text:s text:c="14"/>" <text:s text:c="5"/>&lt;td&gt;Missing column \"total_paid\" in orders_df dataset&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7334&lt;/th&gt;\n",</text:p>
      <text:p text:style-name="P4"><text:s text:c="14"/>" <text:s text:c="5"/>&lt;td&gt;526833&lt;/td&gt;\n",</text:p>
      <text:p text:style-name="P4"><text:soft-page-break/><text:s text:c="14"/>" <text:s text:c="5"/>&lt;td&gt;Corrupted decimal places in column 'price' in ...&lt;/td&gt;\n",</text:p>
      <text:p text:style-name="P4"><text:s text:c="14"/>" <text:s text:c="3"/>&lt;/tr&gt;\n",</text:p>
      <text:p text:style-name="P4"><text:s text:c="14"/>" <text:s text:c="3"/>&lt;tr&gt;\n",</text:p>
      <text:p text:style-name="P4"><text:s text:c="14"/>" <text:s text:c="5"/>&lt;th&gt;7335&lt;/th&gt;\n",</text:p>
      <text:p text:style-name="P4"><text:s text:c="14"/>" <text:s text:c="5"/>&lt;td&gt;527147&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7336&lt;/th&gt;\n",</text:p>
      <text:p text:style-name="P4"><text:s text:c="14"/>" <text:s text:c="5"/>&lt;td&gt;527170&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7337&lt;/th&gt;\n",</text:p>
      <text:p text:style-name="P4"><text:s text:c="14"/>" <text:s text:c="5"/>&lt;td&gt;527191&lt;/td&gt;\n",</text:p>
      <text:p text:style-name="P4"><text:s text:c="14"/>" <text:s text:c="5"/>&lt;td&gt;Corrupted decimal places in column 'price' in ...&lt;/td&gt;\n",</text:p>
      <text:p text:style-name="P4"><text:s text:c="14"/>" <text:s text:c="3"/>&lt;/tr&gt;\n",</text:p>
      <text:p text:style-name="P4"><text:s text:c="14"/>" <text:s text:c="3"/>&lt;tr&gt;\n",</text:p>
      <text:p text:style-name="P4"><text:s text:c="14"/>" <text:s text:c="5"/>&lt;th&gt;7338&lt;/th&gt;\n",</text:p>
      <text:p text:style-name="P4"><text:s text:c="14"/>" <text:s text:c="5"/>&lt;td&gt;527367&lt;/td&gt;\n",</text:p>
      <text:p text:style-name="P4"><text:s text:c="14"/>" <text:s text:c="5"/>&lt;td&gt;Corrupted decimal places in column 'price' in ...&lt;/td&gt;\n",</text:p>
      <text:p text:style-name="P4"><text:s text:c="14"/>" <text:s text:c="3"/>&lt;/tr&gt;\n",</text:p>
      <text:p text:style-name="P4"><text:s text:c="14"/>" <text:s/>&lt;/tbody&gt;\n",</text:p>
      <text:p text:style-name="P4"><text:s text:c="14"/>"&lt;/table&gt;\n",</text:p>
      <text:p text:style-name="P4"><text:s text:c="14"/>"&lt;p&gt;7252 rows × 2 columns&lt;/p&gt;\n",</text:p>
      <text:p text:style-name="P4"><text:s text:c="14"/>"&lt;/div&gt;"</text:p>
      <text:p text:style-name="P4"><text:s text:c="12"/>],</text:p>
      <text:p text:style-name="P4"><text:s text:c="12"/>"text/plain": [</text:p>
      <text:p text:style-name="P4"><text:s text:c="14"/>" <text:s text:c="5"/>id_order <text:s text:c="44"/>reason\n",</text:p>
      <text:p text:style-name="P4"><text:s text:c="14"/>"0 <text:s text:c="6"/>427314 <text:s text:c="2"/>Missing column \"total_paid\" in orders_df dataset\n",</text:p>
      <text:p text:style-name="P4"><text:s text:c="14"/>"2 <text:s text:c="6"/>431655 <text:s text:c="2"/>Missing column \"total_paid\" in orders_df dataset\n",</text:p>
      <text:p text:style-name="P4"><text:s text:c="14"/>"3 <text:s text:c="6"/>447411 <text:s text:c="2"/>Missing column \"total_paid\" in orders_df dataset\n",</text:p>
      <text:p text:style-name="P4"><text:s text:c="14"/>"4 <text:s text:c="6"/>448966 <text:s text:c="2"/>Missing column \"total_paid\" in orders_df dataset\n",</text:p>
      <text:p text:style-name="P4"><text:s text:c="14"/>"5 <text:s text:c="6"/>449596 <text:s text:c="2"/>Missing column \"total_paid\" in orders_df dataset\n",</text:p>
      <text:p text:style-name="P4"><text:s text:c="14"/>"... <text:s text:c="7"/>... <text:s text:c="47"/>...\n",</text:p>
      <text:p text:style-name="P4"><text:s text:c="14"/>"7334 <text:s text:c="3"/>526833 <text:s/>Corrupted decimal places in column 'price' in ...\n",</text:p>
      <text:p text:style-name="P4"><text:s text:c="14"/>"7335 <text:s text:c="3"/>527147 <text:s/>Corrupted decimal places in column 'price' in ...\n",</text:p>
      <text:p text:style-name="P4"><text:s text:c="14"/>"7336 <text:s text:c="3"/>527170 <text:s/>Corrupted decimal places in column 'price' in ...\n",</text:p>
      <text:p text:style-name="P4"><text:s text:c="14"/>"7337 <text:s text:c="3"/>527191 <text:s/>Corrupted decimal places in column 'price' in ...\n",</text:p>
      <text:p text:style-name="P4"><text:s text:c="14"/>"7338 <text:s text:c="3"/>527367 <text:s/>Corrupted decimal places in column 'price' in ...\n",</text:p>
      <text:p text:style-name="P4"><text:s text:c="14"/>"\n",</text:p>
      <text:p text:style-name="P4"><text:s text:c="14"/>"[7252 rows x 2 columns]"</text:p>
      <text:p text:style-name="P4"><text:s text:c="12"/>]</text:p>
      <text:p text:style-name="P4"><text:s text:c="10"/>},</text:p>
      <text:p text:style-name="P4"><text:s text:c="10"/>"execution_count": 80,</text:p>
      <text:p text:style-name="P4"><text:s text:c="10"/>"metadata": {},</text:p>
      <text:p text:style-name="P4"><text:s text:c="10"/>"output_type": "execute_result"</text:p>
      <text:p text:style-name="P4"><text:s text:c="8"/>}</text:p>
      <text:p text:style-name="P4"><text:s text:c="6"/>],</text:p>
      <text:p text:style-name="P4"><text:soft-page-break/><text:s text:c="6"/>"source": [</text:p>
      <text:p text:style-name="P4"><text:s text:c="8"/>"# Drop duplicates\n",</text:p>
      <text:p text:style-name="P4"><text:s text:c="8"/>"dropped_ids_df = dropped_ids_df.drop_duplicates()\n",</text:p>
      <text:p text:style-name="P4"><text:s text:c="8"/>"dropped_ids_df"</text:p>
      <text:p text:style-name="P4"><text:s text:c="6"/>]</text:p>
      <text:p text:style-name="P4"><text:s text:c="4"/>},</text:p>
      <text:p text:style-name="P4"><text:s text:c="4"/>{</text:p>
      <text:p text:style-name="P4"><text:s text:c="6"/>"cell_type": "code",</text:p>
      <text:p text:style-name="P4"><text:s text:c="6"/>"execution_count": 81,</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3.49% of the orders in the orderlines DataFrame were dropped\n"</text:p>
      <text:p text:style-name="P4"><text:s text:c="10"/>]</text:p>
      <text:p text:style-name="P4"><text:s text:c="8"/>}</text:p>
      <text:p text:style-name="P4"><text:s text:c="6"/>],</text:p>
      <text:p text:style-name="P4"><text:s text:c="6"/>"source": [</text:p>
      <text:p text:style-name="P4"><text:s text:c="8"/>"# Find the percentage of dropped orders\n",</text:p>
      <text:p text:style-name="P4"><text:s text:c="8"/>"percent_dropped = (100 * dropped_ids_df.shape[0] / (dropped_ids_df.shape[0] + orderlines_df.id_order.nunique()))\n",</text:p>
      <text:p text:style-name="P4"><text:s text:c="8"/>"print(f\"{percent_dropped:.2f}% of the orders in the orderlines DataFrame were dropped\")"</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Consistency Check:\n",</text:p>
      <text:p text:style-name="P4"><text:s text:c="8"/>"Remove from 'orders_df' the orders that were dropped from orderlines_df."</text:p>
      <text:p text:style-name="P4"><text:s text:c="6"/>]</text:p>
      <text:p text:style-name="P4"><text:s text:c="4"/>},</text:p>
      <text:p text:style-name="P4"><text:s text:c="4"/>{</text:p>
      <text:p text:style-name="P4"><text:s text:c="6"/>"cell_type": "code",</text:p>
      <text:p text:style-name="P4"><text:s text:c="6"/>"execution_count": 82,</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lt;class 'pandas.core.frame.DataFrame'&gt;\n",</text:p>
      <text:p text:style-name="P4"><text:s text:c="12"/>"Index: 226904 entries, 0 to 226908\n",</text:p>
      <text:p text:style-name="P4"><text:s text:c="12"/>"Data columns (total 4 columns):\n",</text:p>
      <text:p text:style-name="P4"><text:s text:c="12"/>" # <text:s text:c="2"/>Column <text:s text:c="7"/>Non-Null Count <text:s text:c="2"/>Dtype <text:s text:c="8"/>\n",</text:p>
      <text:p text:style-name="P4"><text:s text:c="12"/>"--- <text:s/>------ <text:s text:c="7"/>-------------- <text:s text:c="2"/>----- <text:s text:c="8"/>\n",</text:p>
      <text:p text:style-name="P4"><text:s text:c="12"/>" 0 <text:s text:c="2"/>order_id <text:s text:c="5"/>226904 non-null <text:s/>int64 <text:s text:c="8"/>\n",</text:p>
      <text:p text:style-name="P4"><text:soft-page-break/><text:s text:c="12"/>" 1 <text:s text:c="2"/>created_date <text:s/>226904 non-null <text:s/>datetime64[ns]\n",</text:p>
      <text:p text:style-name="P4"><text:s text:c="12"/>" 2 <text:s text:c="2"/>total_paid <text:s text:c="3"/>226904 non-null <text:s/>float64 <text:s text:c="6"/>\n",</text:p>
      <text:p text:style-name="P4"><text:s text:c="12"/>" 3 <text:s text:c="2"/>state <text:s text:c="8"/>226904 non-null <text:s/>object <text:s text:c="7"/>\n",</text:p>
      <text:p text:style-name="P4"><text:s text:c="12"/>"dtypes: datetime64[ns](1), float64(1), int64(1), object(1)\n",</text:p>
      <text:p text:style-name="P4"><text:s text:c="12"/>"memory usage: 8.7+ MB\n"</text:p>
      <text:p text:style-name="P4"><text:s text:c="10"/>]</text:p>
      <text:p text:style-name="P4"><text:s text:c="8"/>}</text:p>
      <text:p text:style-name="P4"><text:s text:c="6"/>],</text:p>
      <text:p text:style-name="P4"><text:s text:c="6"/>"source": [</text:p>
      <text:p text:style-name="P4"><text:s text:c="8"/>"orders_df.info()"</text:p>
      <text:p text:style-name="P4"><text:s text:c="6"/>]</text:p>
      <text:p text:style-name="P4"><text:s text:c="4"/>},</text:p>
      <text:p text:style-name="P4"><text:s text:c="4"/>{</text:p>
      <text:p text:style-name="P4"><text:s text:c="6"/>"cell_type": "code",</text:p>
      <text:p text:style-name="P4"><text:s text:c="6"/>"execution_count": 83,</text:p>
      <text:p text:style-name="P4"><text:s text:c="6"/>"metadata": {},</text:p>
      <text:p text:style-name="P4"><text:s text:c="6"/>"outputs": [],</text:p>
      <text:p text:style-name="P4"><text:s text:c="6"/>"source": [</text:p>
      <text:p text:style-name="P4"><text:s text:c="8"/>"mask = orders_df['order_id'].isin(dropped_ids_df['id_order'])"</text:p>
      <text:p text:style-name="P4"><text:s text:c="6"/>]</text:p>
      <text:p text:style-name="P4"><text:s text:c="4"/>},</text:p>
      <text:p text:style-name="P4"><text:s text:c="4"/>{</text:p>
      <text:p text:style-name="P4"><text:s text:c="6"/>"cell_type": "code",</text:p>
      <text:p text:style-name="P4"><text:s text:c="6"/>"execution_count": 84,</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order_id",</text:p>
      <text:p text:style-name="P4"><text:s text:c="18"/>"rawType": "int64",</text:p>
      <text:p text:style-name="P4"><text:s text:c="18"/>"type": "integer"</text:p>
      <text:p text:style-name="P4"><text:s text:c="16"/>},</text:p>
      <text:p text:style-name="P4"><text:s text:c="16"/>{</text:p>
      <text:p text:style-name="P4"><text:s text:c="18"/>"name": "created_date",</text:p>
      <text:p text:style-name="P4"><text:s text:c="18"/>"rawType": "datetime64[ns]",</text:p>
      <text:p text:style-name="P4"><text:s text:c="18"/>"type": "datetime"</text:p>
      <text:p text:style-name="P4"><text:s text:c="16"/>},</text:p>
      <text:p text:style-name="P4"><text:s text:c="16"/>{</text:p>
      <text:p text:style-name="P4"><text:s text:c="18"/>"name": "total_paid",</text:p>
      <text:p text:style-name="P4"><text:s text:c="18"/>"rawType": "float64",</text:p>
      <text:p text:style-name="P4"><text:s text:c="18"/>"type": "float"</text:p>
      <text:p text:style-name="P4"><text:soft-page-break/><text:s text:c="16"/>},</text:p>
      <text:p text:style-name="P4"><text:s text:c="16"/>{</text:p>
      <text:p text:style-name="P4"><text:s text:c="18"/>"name": "state",</text:p>
      <text:p text:style-name="P4"><text:s text:c="18"/>"rawType": "object",</text:p>
      <text:p text:style-name="P4"><text:s text:c="18"/>"type": "string"</text:p>
      <text:p text:style-name="P4"><text:s text:c="16"/>}</text:p>
      <text:p text:style-name="P4"><text:s text:c="14"/>],</text:p>
      <text:p text:style-name="P4"><text:s text:c="14"/>"ref": "e5a813bb-da79-4327-914b-13f31550b2c8",</text:p>
      <text:p text:style-name="P4"><text:s text:c="14"/>"rows": [</text:p>
      <text:p text:style-name="P4"><text:s text:c="16"/>[</text:p>
      <text:p text:style-name="P4"><text:s text:c="18"/>"9",</text:p>
      <text:p text:style-name="P4"><text:s text:c="18"/>"246018",</text:p>
      <text:p text:style-name="P4"><text:s text:c="18"/>"2017-02-13 23:02:57",</text:p>
      <text:p text:style-name="P4"><text:s text:c="18"/>"211.95",</text:p>
      <text:p text:style-name="P4"><text:s text:c="18"/>"Completed"</text:p>
      <text:p text:style-name="P4"><text:s text:c="16"/>],</text:p>
      <text:p text:style-name="P4"><text:s text:c="16"/>[</text:p>
      <text:p text:style-name="P4"><text:s text:c="18"/>"15",</text:p>
      <text:p text:style-name="P4"><text:s text:c="18"/>"251688",</text:p>
      <text:p text:style-name="P4"><text:s text:c="18"/>"2017-11-24 23:57:07",</text:p>
      <text:p text:style-name="P4"><text:s text:c="18"/>"505.76",</text:p>
      <text:p text:style-name="P4"><text:s text:c="18"/>"Completed"</text:p>
      <text:p text:style-name="P4"><text:s text:c="16"/>],</text:p>
      <text:p text:style-name="P4"><text:s text:c="16"/>[</text:p>
      <text:p text:style-name="P4"><text:s text:c="18"/>"54",</text:p>
      <text:p text:style-name="P4"><text:s text:c="18"/>"265954",</text:p>
      <text:p text:style-name="P4"><text:s text:c="18"/>"2017-10-02 15:18:15",</text:p>
      <text:p text:style-name="P4"><text:s text:c="18"/>"127.02",</text:p>
      <text:p text:style-name="P4"><text:s text:c="18"/>"Completed"</text:p>
      <text:p text:style-name="P4"><text:s text:c="16"/>],</text:p>
      <text:p text:style-name="P4"><text:s text:c="16"/>[</text:p>
      <text:p text:style-name="P4"><text:s text:c="18"/>"84",</text:p>
      <text:p text:style-name="P4"><text:s text:c="18"/>"278926",</text:p>
      <text:p text:style-name="P4"><text:s text:c="18"/>"2017-11-23 11:06:39",</text:p>
      <text:p text:style-name="P4"><text:s text:c="18"/>"795.85",</text:p>
      <text:p text:style-name="P4"><text:s text:c="18"/>"Completed"</text:p>
      <text:p text:style-name="P4"><text:s text:c="16"/>],</text:p>
      <text:p text:style-name="P4"><text:s text:c="16"/>[</text:p>
      <text:p text:style-name="P4"><text:s text:c="18"/>"235",</text:p>
      <text:p text:style-name="P4"><text:s text:c="18"/>"299576",</text:p>
      <text:p text:style-name="P4"><text:s text:c="18"/>"2017-01-01 06:51:23",</text:p>
      <text:p text:style-name="P4"><text:s text:c="18"/>"82.64",</text:p>
      <text:p text:style-name="P4"><text:s text:c="18"/>"Shopping Basket"</text:p>
      <text:p text:style-name="P4"><text:s text:c="16"/>],</text:p>
      <text:p text:style-name="P4"><text:s text:c="16"/>[</text:p>
      <text:p text:style-name="P4"><text:s text:c="18"/>"347",</text:p>
      <text:p text:style-name="P4"><text:s text:c="18"/>"299695",</text:p>
      <text:p text:style-name="P4"><text:s text:c="18"/>"2017-01-01 13:27:15",</text:p>
      <text:p text:style-name="P4"><text:s text:c="18"/>"90.99",</text:p>
      <text:p text:style-name="P4"><text:soft-page-break/><text:s text:c="18"/>"Shopping Basket"</text:p>
      <text:p text:style-name="P4"><text:s text:c="16"/>],</text:p>
      <text:p text:style-name="P4"><text:s text:c="16"/>[</text:p>
      <text:p text:style-name="P4"><text:s text:c="18"/>"499",</text:p>
      <text:p text:style-name="P4"><text:s text:c="18"/>"299860",</text:p>
      <text:p text:style-name="P4"><text:s text:c="18"/>"2017-01-01 18:47:24",</text:p>
      <text:p text:style-name="P4"><text:s text:c="18"/>"457.89",</text:p>
      <text:p text:style-name="P4"><text:s text:c="18"/>"Completed"</text:p>
      <text:p text:style-name="P4"><text:s text:c="16"/>],</text:p>
      <text:p text:style-name="P4"><text:s text:c="16"/>[</text:p>
      <text:p text:style-name="P4"><text:s text:c="18"/>"520",</text:p>
      <text:p text:style-name="P4"><text:s text:c="18"/>"299881",</text:p>
      <text:p text:style-name="P4"><text:s text:c="18"/>"2017-01-01 19:36:01",</text:p>
      <text:p text:style-name="P4"><text:s text:c="18"/>"56.38",</text:p>
      <text:p text:style-name="P4"><text:s text:c="18"/>"Completed"</text:p>
      <text:p text:style-name="P4"><text:s text:c="16"/>],</text:p>
      <text:p text:style-name="P4"><text:s text:c="16"/>[</text:p>
      <text:p text:style-name="P4"><text:s text:c="18"/>"540",</text:p>
      <text:p text:style-name="P4"><text:s text:c="18"/>"299902",</text:p>
      <text:p text:style-name="P4"><text:s text:c="18"/>"2017-01-01 19:38:49",</text:p>
      <text:p text:style-name="P4"><text:s text:c="18"/>"33.73",</text:p>
      <text:p text:style-name="P4"><text:s text:c="18"/>"Completed"</text:p>
      <text:p text:style-name="P4"><text:s text:c="16"/>],</text:p>
      <text:p text:style-name="P4"><text:s text:c="16"/>[</text:p>
      <text:p text:style-name="P4"><text:s text:c="18"/>"563",</text:p>
      <text:p text:style-name="P4"><text:s text:c="18"/>"299925",</text:p>
      <text:p text:style-name="P4"><text:s text:c="18"/>"2017-01-01 20:03:56",</text:p>
      <text:p text:style-name="P4"><text:s text:c="18"/>"122.97",</text:p>
      <text:p text:style-name="P4"><text:s text:c="18"/>"Shopping Basket"</text:p>
      <text:p text:style-name="P4"><text:s text:c="16"/>],</text:p>
      <text:p text:style-name="P4"><text:s text:c="16"/>[</text:p>
      <text:p text:style-name="P4"><text:s text:c="18"/>"705",</text:p>
      <text:p text:style-name="P4"><text:s text:c="18"/>"300079",</text:p>
      <text:p text:style-name="P4"><text:s text:c="18"/>"2017-01-01 22:54:33",</text:p>
      <text:p text:style-name="P4"><text:s text:c="18"/>"448.99",</text:p>
      <text:p text:style-name="P4"><text:s text:c="18"/>"Shopping Basket"</text:p>
      <text:p text:style-name="P4"><text:s text:c="16"/>],</text:p>
      <text:p text:style-name="P4"><text:s text:c="16"/>[</text:p>
      <text:p text:style-name="P4"><text:s text:c="18"/>"785",</text:p>
      <text:p text:style-name="P4"><text:s text:c="18"/>"300166",</text:p>
      <text:p text:style-name="P4"><text:s text:c="18"/>"2017-01-02 00:36:58",</text:p>
      <text:p text:style-name="P4"><text:s text:c="18"/>"29.98",</text:p>
      <text:p text:style-name="P4"><text:s text:c="18"/>"Shopping Basket"</text:p>
      <text:p text:style-name="P4"><text:s text:c="16"/>],</text:p>
      <text:p text:style-name="P4"><text:s text:c="16"/>[</text:p>
      <text:p text:style-name="P4"><text:s text:c="18"/>"809",</text:p>
      <text:p text:style-name="P4"><text:s text:c="18"/>"300191",</text:p>
      <text:p text:style-name="P4"><text:s text:c="18"/>"2017-01-02 01:11:25",</text:p>
      <text:p text:style-name="P4"><text:s text:c="18"/>"121.98",</text:p>
      <text:p text:style-name="P4"><text:soft-page-break/><text:s text:c="18"/>"Shopping Basket"</text:p>
      <text:p text:style-name="P4"><text:s text:c="16"/>],</text:p>
      <text:p text:style-name="P4"><text:s text:c="16"/>[</text:p>
      <text:p text:style-name="P4"><text:s text:c="18"/>"820",</text:p>
      <text:p text:style-name="P4"><text:s text:c="18"/>"300202",</text:p>
      <text:p text:style-name="P4"><text:s text:c="18"/>"2017-01-02 01:31:40",</text:p>
      <text:p text:style-name="P4"><text:s text:c="18"/>"10.99",</text:p>
      <text:p text:style-name="P4"><text:s text:c="18"/>"Shopping Basket"</text:p>
      <text:p text:style-name="P4"><text:s text:c="16"/>],</text:p>
      <text:p text:style-name="P4"><text:s text:c="16"/>[</text:p>
      <text:p text:style-name="P4"><text:s text:c="18"/>"875",</text:p>
      <text:p text:style-name="P4"><text:s text:c="18"/>"300259",</text:p>
      <text:p text:style-name="P4"><text:s text:c="18"/>"2017-01-02 08:22:31",</text:p>
      <text:p text:style-name="P4"><text:s text:c="18"/>"59.99",</text:p>
      <text:p text:style-name="P4"><text:s text:c="18"/>"Shopping Basket"</text:p>
      <text:p text:style-name="P4"><text:s text:c="16"/>],</text:p>
      <text:p text:style-name="P4"><text:s text:c="16"/>[</text:p>
      <text:p text:style-name="P4"><text:s text:c="18"/>"899",</text:p>
      <text:p text:style-name="P4"><text:s text:c="18"/>"300283",</text:p>
      <text:p text:style-name="P4"><text:s text:c="18"/>"2017-01-02 09:25:21",</text:p>
      <text:p text:style-name="P4"><text:s text:c="18"/>"236.95",</text:p>
      <text:p text:style-name="P4"><text:s text:c="18"/>"Completed"</text:p>
      <text:p text:style-name="P4"><text:s text:c="16"/>],</text:p>
      <text:p text:style-name="P4"><text:s text:c="16"/>[</text:p>
      <text:p text:style-name="P4"><text:s text:c="18"/>"927",</text:p>
      <text:p text:style-name="P4"><text:s text:c="18"/>"300311",</text:p>
      <text:p text:style-name="P4"><text:s text:c="18"/>"2017-01-06 08:48:32",</text:p>
      <text:p text:style-name="P4"><text:s text:c="18"/>"91.97",</text:p>
      <text:p text:style-name="P4"><text:s text:c="18"/>"Completed"</text:p>
      <text:p text:style-name="P4"><text:s text:c="16"/>],</text:p>
      <text:p text:style-name="P4"><text:s text:c="16"/>[</text:p>
      <text:p text:style-name="P4"><text:s text:c="18"/>"972",</text:p>
      <text:p text:style-name="P4"><text:s text:c="18"/>"300357",</text:p>
      <text:p text:style-name="P4"><text:s text:c="18"/>"2017-01-02 10:51:26",</text:p>
      <text:p text:style-name="P4"><text:s text:c="18"/>"96.99",</text:p>
      <text:p text:style-name="P4"><text:s text:c="18"/>"Shopping Basket"</text:p>
      <text:p text:style-name="P4"><text:s text:c="16"/>],</text:p>
      <text:p text:style-name="P4"><text:s text:c="16"/>[</text:p>
      <text:p text:style-name="P4"><text:s text:c="18"/>"1005",</text:p>
      <text:p text:style-name="P4"><text:s text:c="18"/>"300393",</text:p>
      <text:p text:style-name="P4"><text:s text:c="18"/>"2017-01-02 11:25:00",</text:p>
      <text:p text:style-name="P4"><text:s text:c="18"/>"23.99",</text:p>
      <text:p text:style-name="P4"><text:s text:c="18"/>"Pending"</text:p>
      <text:p text:style-name="P4"><text:s text:c="16"/>],</text:p>
      <text:p text:style-name="P4"><text:s text:c="16"/>[</text:p>
      <text:p text:style-name="P4"><text:s text:c="18"/>"1170",</text:p>
      <text:p text:style-name="P4"><text:s text:c="18"/>"300564",</text:p>
      <text:p text:style-name="P4"><text:s text:c="18"/>"2017-01-02 13:50:49",</text:p>
      <text:p text:style-name="P4"><text:s text:c="18"/>"519.99",</text:p>
      <text:p text:style-name="P4"><text:soft-page-break/><text:s text:c="18"/>"Shopping Basket"</text:p>
      <text:p text:style-name="P4"><text:s text:c="16"/>],</text:p>
      <text:p text:style-name="P4"><text:s text:c="16"/>[</text:p>
      <text:p text:style-name="P4"><text:s text:c="18"/>"1226",</text:p>
      <text:p text:style-name="P4"><text:s text:c="18"/>"300621",</text:p>
      <text:p text:style-name="P4"><text:s text:c="18"/>"2017-01-02 15:05:13",</text:p>
      <text:p text:style-name="P4"><text:s text:c="18"/>"24.99",</text:p>
      <text:p text:style-name="P4"><text:s text:c="18"/>"Pending"</text:p>
      <text:p text:style-name="P4"><text:s text:c="16"/>],</text:p>
      <text:p text:style-name="P4"><text:s text:c="16"/>[</text:p>
      <text:p text:style-name="P4"><text:s text:c="18"/>"1236",</text:p>
      <text:p text:style-name="P4"><text:s text:c="18"/>"300631",</text:p>
      <text:p text:style-name="P4"><text:s text:c="18"/>"2017-01-02 15:11:57",</text:p>
      <text:p text:style-name="P4"><text:s text:c="18"/>"429.0",</text:p>
      <text:p text:style-name="P4"><text:s text:c="18"/>"Shopping Basket"</text:p>
      <text:p text:style-name="P4"><text:s text:c="16"/>],</text:p>
      <text:p text:style-name="P4"><text:s text:c="16"/>[</text:p>
      <text:p text:style-name="P4"><text:s text:c="18"/>"1272",</text:p>
      <text:p text:style-name="P4"><text:s text:c="18"/>"300668",</text:p>
      <text:p text:style-name="P4"><text:s text:c="18"/>"2017-01-02 15:53:43",</text:p>
      <text:p text:style-name="P4"><text:s text:c="18"/>"8.9",</text:p>
      <text:p text:style-name="P4"><text:s text:c="18"/>"Shopping Basket"</text:p>
      <text:p text:style-name="P4"><text:s text:c="16"/>],</text:p>
      <text:p text:style-name="P4"><text:s text:c="16"/>[</text:p>
      <text:p text:style-name="P4"><text:s text:c="18"/>"1283",</text:p>
      <text:p text:style-name="P4"><text:s text:c="18"/>"300679",</text:p>
      <text:p text:style-name="P4"><text:s text:c="18"/>"2017-01-02 16:05:33",</text:p>
      <text:p text:style-name="P4"><text:s text:c="18"/>"178.98",</text:p>
      <text:p text:style-name="P4"><text:s text:c="18"/>"Shopping Basket"</text:p>
      <text:p text:style-name="P4"><text:s text:c="16"/>],</text:p>
      <text:p text:style-name="P4"><text:s text:c="16"/>[</text:p>
      <text:p text:style-name="P4"><text:s text:c="18"/>"1314",</text:p>
      <text:p text:style-name="P4"><text:s text:c="18"/>"300710",</text:p>
      <text:p text:style-name="P4"><text:s text:c="18"/>"2017-01-02 16:33:12",</text:p>
      <text:p text:style-name="P4"><text:s text:c="18"/>"115.99",</text:p>
      <text:p text:style-name="P4"><text:s text:c="18"/>"Shopping Basket"</text:p>
      <text:p text:style-name="P4"><text:s text:c="16"/>],</text:p>
      <text:p text:style-name="P4"><text:s text:c="16"/>[</text:p>
      <text:p text:style-name="P4"><text:s text:c="18"/>"1440",</text:p>
      <text:p text:style-name="P4"><text:s text:c="18"/>"300843",</text:p>
      <text:p text:style-name="P4"><text:s text:c="18"/>"2017-01-02 18:45:40",</text:p>
      <text:p text:style-name="P4"><text:s text:c="18"/>"9.99",</text:p>
      <text:p text:style-name="P4"><text:s text:c="18"/>"Shopping Basket"</text:p>
      <text:p text:style-name="P4"><text:s text:c="16"/>],</text:p>
      <text:p text:style-name="P4"><text:s text:c="16"/>[</text:p>
      <text:p text:style-name="P4"><text:s text:c="18"/>"1488",</text:p>
      <text:p text:style-name="P4"><text:s text:c="18"/>"300894",</text:p>
      <text:p text:style-name="P4"><text:s text:c="18"/>"2017-01-02 19:31:36",</text:p>
      <text:p text:style-name="P4"><text:s text:c="18"/>"45.98",</text:p>
      <text:p text:style-name="P4"><text:soft-page-break/><text:s text:c="18"/>"Pending"</text:p>
      <text:p text:style-name="P4"><text:s text:c="16"/>],</text:p>
      <text:p text:style-name="P4"><text:s text:c="16"/>[</text:p>
      <text:p text:style-name="P4"><text:s text:c="18"/>"1626",</text:p>
      <text:p text:style-name="P4"><text:s text:c="18"/>"301035",</text:p>
      <text:p text:style-name="P4"><text:s text:c="18"/>"2017-01-02 21:43:05",</text:p>
      <text:p text:style-name="P4"><text:s text:c="18"/>"105.98",</text:p>
      <text:p text:style-name="P4"><text:s text:c="18"/>"Shopping Basket"</text:p>
      <text:p text:style-name="P4"><text:s text:c="16"/>],</text:p>
      <text:p text:style-name="P4"><text:s text:c="16"/>[</text:p>
      <text:p text:style-name="P4"><text:s text:c="18"/>"1634",</text:p>
      <text:p text:style-name="P4"><text:s text:c="18"/>"301043",</text:p>
      <text:p text:style-name="P4"><text:s text:c="18"/>"2017-01-02 21:49:10",</text:p>
      <text:p text:style-name="P4"><text:s text:c="18"/>"86.99",</text:p>
      <text:p text:style-name="P4"><text:s text:c="18"/>"Completed"</text:p>
      <text:p text:style-name="P4"><text:s text:c="16"/>],</text:p>
      <text:p text:style-name="P4"><text:s text:c="16"/>[</text:p>
      <text:p text:style-name="P4"><text:s text:c="18"/>"1690",</text:p>
      <text:p text:style-name="P4"><text:s text:c="18"/>"301102",</text:p>
      <text:p text:style-name="P4"><text:s text:c="18"/>"2017-01-02 22:50:11",</text:p>
      <text:p text:style-name="P4"><text:s text:c="18"/>"136.87",</text:p>
      <text:p text:style-name="P4"><text:s text:c="18"/>"Completed"</text:p>
      <text:p text:style-name="P4"><text:s text:c="16"/>],</text:p>
      <text:p text:style-name="P4"><text:s text:c="16"/>[</text:p>
      <text:p text:style-name="P4"><text:s text:c="18"/>"1696",</text:p>
      <text:p text:style-name="P4"><text:s text:c="18"/>"301109",</text:p>
      <text:p text:style-name="P4"><text:s text:c="18"/>"2017-01-02 22:49:44",</text:p>
      <text:p text:style-name="P4"><text:s text:c="18"/>"42.97",</text:p>
      <text:p text:style-name="P4"><text:s text:c="18"/>"Shopping Basket"</text:p>
      <text:p text:style-name="P4"><text:s text:c="16"/>],</text:p>
      <text:p text:style-name="P4"><text:s text:c="16"/>[</text:p>
      <text:p text:style-name="P4"><text:s text:c="18"/>"1727",</text:p>
      <text:p text:style-name="P4"><text:s text:c="18"/>"301142",</text:p>
      <text:p text:style-name="P4"><text:s text:c="18"/>"2017-01-02 23:19:35",</text:p>
      <text:p text:style-name="P4"><text:s text:c="18"/>"19.99",</text:p>
      <text:p text:style-name="P4"><text:s text:c="18"/>"Shopping Basket"</text:p>
      <text:p text:style-name="P4"><text:s text:c="16"/>],</text:p>
      <text:p text:style-name="P4"><text:s text:c="16"/>[</text:p>
      <text:p text:style-name="P4"><text:s text:c="18"/>"1741",</text:p>
      <text:p text:style-name="P4"><text:s text:c="18"/>"301156",</text:p>
      <text:p text:style-name="P4"><text:s text:c="18"/>"2017-01-02 23:35:23",</text:p>
      <text:p text:style-name="P4"><text:s text:c="18"/>"19.99",</text:p>
      <text:p text:style-name="P4"><text:s text:c="18"/>"Shopping Basket"</text:p>
      <text:p text:style-name="P4"><text:s text:c="16"/>],</text:p>
      <text:p text:style-name="P4"><text:s text:c="16"/>[</text:p>
      <text:p text:style-name="P4"><text:s text:c="18"/>"1803",</text:p>
      <text:p text:style-name="P4"><text:s text:c="18"/>"301221",</text:p>
      <text:p text:style-name="P4"><text:s text:c="18"/>"2017-01-03 00:30:20",</text:p>
      <text:p text:style-name="P4"><text:s text:c="18"/>"25.98",</text:p>
      <text:p text:style-name="P4"><text:soft-page-break/><text:s text:c="18"/>"Shopping Basket"</text:p>
      <text:p text:style-name="P4"><text:s text:c="16"/>],</text:p>
      <text:p text:style-name="P4"><text:s text:c="16"/>[</text:p>
      <text:p text:style-name="P4"><text:s text:c="18"/>"1857",</text:p>
      <text:p text:style-name="P4"><text:s text:c="18"/>"301279",</text:p>
      <text:p text:style-name="P4"><text:s text:c="18"/>"2017-01-03 06:09:45",</text:p>
      <text:p text:style-name="P4"><text:s text:c="18"/>"629.99",</text:p>
      <text:p text:style-name="P4"><text:s text:c="18"/>"Place Order"</text:p>
      <text:p text:style-name="P4"><text:s text:c="16"/>],</text:p>
      <text:p text:style-name="P4"><text:s text:c="16"/>[</text:p>
      <text:p text:style-name="P4"><text:s text:c="18"/>"1868",</text:p>
      <text:p text:style-name="P4"><text:s text:c="18"/>"301290",</text:p>
      <text:p text:style-name="P4"><text:s text:c="18"/>"2017-01-03 07:59:29",</text:p>
      <text:p text:style-name="P4"><text:s text:c="18"/>"19.99",</text:p>
      <text:p text:style-name="P4"><text:s text:c="18"/>"Shopping Basket"</text:p>
      <text:p text:style-name="P4"><text:s text:c="16"/>],</text:p>
      <text:p text:style-name="P4"><text:s text:c="16"/>[</text:p>
      <text:p text:style-name="P4"><text:s text:c="18"/>"1884",</text:p>
      <text:p text:style-name="P4"><text:s text:c="18"/>"301307",</text:p>
      <text:p text:style-name="P4"><text:s text:c="18"/>"2017-01-03 08:56:49",</text:p>
      <text:p text:style-name="P4"><text:s text:c="18"/>"11.98",</text:p>
      <text:p text:style-name="P4"><text:s text:c="18"/>"Completed"</text:p>
      <text:p text:style-name="P4"><text:s text:c="16"/>],</text:p>
      <text:p text:style-name="P4"><text:s text:c="16"/>[</text:p>
      <text:p text:style-name="P4"><text:s text:c="18"/>"1966",</text:p>
      <text:p text:style-name="P4"><text:s text:c="18"/>"301395",</text:p>
      <text:p text:style-name="P4"><text:s text:c="18"/>"2017-01-03 11:26:58",</text:p>
      <text:p text:style-name="P4"><text:s text:c="18"/>"198.97",</text:p>
      <text:p text:style-name="P4"><text:s text:c="18"/>"Completed"</text:p>
      <text:p text:style-name="P4"><text:s text:c="16"/>],</text:p>
      <text:p text:style-name="P4"><text:s text:c="16"/>[</text:p>
      <text:p text:style-name="P4"><text:s text:c="18"/>"1981",</text:p>
      <text:p text:style-name="P4"><text:s text:c="18"/>"301410",</text:p>
      <text:p text:style-name="P4"><text:s text:c="18"/>"2017-01-03 11:03:44",</text:p>
      <text:p text:style-name="P4"><text:s text:c="18"/>"25.98",</text:p>
      <text:p text:style-name="P4"><text:s text:c="18"/>"Place Order"</text:p>
      <text:p text:style-name="P4"><text:s text:c="16"/>],</text:p>
      <text:p text:style-name="P4"><text:s text:c="16"/>[</text:p>
      <text:p text:style-name="P4"><text:s text:c="18"/>"2050",</text:p>
      <text:p text:style-name="P4"><text:s text:c="18"/>"301480",</text:p>
      <text:p text:style-name="P4"><text:s text:c="18"/>"2017-01-03 12:05:38",</text:p>
      <text:p text:style-name="P4"><text:s text:c="18"/>"124.99",</text:p>
      <text:p text:style-name="P4"><text:s text:c="18"/>"Completed"</text:p>
      <text:p text:style-name="P4"><text:s text:c="16"/>],</text:p>
      <text:p text:style-name="P4"><text:s text:c="16"/>[</text:p>
      <text:p text:style-name="P4"><text:s text:c="18"/>"2093",</text:p>
      <text:p text:style-name="P4"><text:s text:c="18"/>"301528",</text:p>
      <text:p text:style-name="P4"><text:s text:c="18"/>"2017-01-03 12:42:37",</text:p>
      <text:p text:style-name="P4"><text:s text:c="18"/>"96.99",</text:p>
      <text:p text:style-name="P4"><text:soft-page-break/><text:s text:c="18"/>"Completed"</text:p>
      <text:p text:style-name="P4"><text:s text:c="16"/>],</text:p>
      <text:p text:style-name="P4"><text:s text:c="16"/>[</text:p>
      <text:p text:style-name="P4"><text:s text:c="18"/>"2160",</text:p>
      <text:p text:style-name="P4"><text:s text:c="18"/>"301598",</text:p>
      <text:p text:style-name="P4"><text:s text:c="18"/>"2017-01-03 13:38:11",</text:p>
      <text:p text:style-name="P4"><text:s text:c="18"/>"47.98",</text:p>
      <text:p text:style-name="P4"><text:s text:c="18"/>"Cancelled"</text:p>
      <text:p text:style-name="P4"><text:s text:c="16"/>],</text:p>
      <text:p text:style-name="P4"><text:s text:c="16"/>[</text:p>
      <text:p text:style-name="P4"><text:s text:c="18"/>"2232",</text:p>
      <text:p text:style-name="P4"><text:s text:c="18"/>"301673",</text:p>
      <text:p text:style-name="P4"><text:s text:c="18"/>"2017-01-03 14:33:43",</text:p>
      <text:p text:style-name="P4"><text:s text:c="18"/>"508.98",</text:p>
      <text:p text:style-name="P4"><text:s text:c="18"/>"Shopping Basket"</text:p>
      <text:p text:style-name="P4"><text:s text:c="16"/>],</text:p>
      <text:p text:style-name="P4"><text:s text:c="16"/>[</text:p>
      <text:p text:style-name="P4"><text:s text:c="18"/>"2249",</text:p>
      <text:p text:style-name="P4"><text:s text:c="18"/>"301692",</text:p>
      <text:p text:style-name="P4"><text:s text:c="18"/>"2017-01-03 14:57:15",</text:p>
      <text:p text:style-name="P4"><text:s text:c="18"/>"629.99",</text:p>
      <text:p text:style-name="P4"><text:s text:c="18"/>"Shopping Basket"</text:p>
      <text:p text:style-name="P4"><text:s text:c="16"/>],</text:p>
      <text:p text:style-name="P4"><text:s text:c="16"/>[</text:p>
      <text:p text:style-name="P4"><text:s text:c="18"/>"2263",</text:p>
      <text:p text:style-name="P4"><text:s text:c="18"/>"301708",</text:p>
      <text:p text:style-name="P4"><text:s text:c="18"/>"2017-01-03 15:09:06",</text:p>
      <text:p text:style-name="P4"><text:s text:c="18"/>"42.99",</text:p>
      <text:p text:style-name="P4"><text:s text:c="18"/>"Shopping Basket"</text:p>
      <text:p text:style-name="P4"><text:s text:c="16"/>],</text:p>
      <text:p text:style-name="P4"><text:s text:c="16"/>[</text:p>
      <text:p text:style-name="P4"><text:s text:c="18"/>"2387",</text:p>
      <text:p text:style-name="P4"><text:s text:c="18"/>"301836",</text:p>
      <text:p text:style-name="P4"><text:s text:c="18"/>"2017-01-03 17:25:40",</text:p>
      <text:p text:style-name="P4"><text:s text:c="18"/>"10.99",</text:p>
      <text:p text:style-name="P4"><text:s text:c="18"/>"Shopping Basket"</text:p>
      <text:p text:style-name="P4"><text:s text:c="16"/>],</text:p>
      <text:p text:style-name="P4"><text:s text:c="16"/>[</text:p>
      <text:p text:style-name="P4"><text:s text:c="18"/>"2421",</text:p>
      <text:p text:style-name="P4"><text:s text:c="18"/>"301872",</text:p>
      <text:p text:style-name="P4"><text:s text:c="18"/>"2017-01-03 18:13:03",</text:p>
      <text:p text:style-name="P4"><text:s text:c="18"/>"232.99",</text:p>
      <text:p text:style-name="P4"><text:s text:c="18"/>"Shopping Basket"</text:p>
      <text:p text:style-name="P4"><text:s text:c="16"/>],</text:p>
      <text:p text:style-name="P4"><text:s text:c="16"/>[</text:p>
      <text:p text:style-name="P4"><text:s text:c="18"/>"2447",</text:p>
      <text:p text:style-name="P4"><text:s text:c="18"/>"301898",</text:p>
      <text:p text:style-name="P4"><text:s text:c="18"/>"2017-01-03 18:59:30",</text:p>
      <text:p text:style-name="P4"><text:s text:c="18"/>"59.99",</text:p>
      <text:p text:style-name="P4"><text:soft-page-break/><text:s text:c="18"/>"Pending"</text:p>
      <text:p text:style-name="P4"><text:s text:c="16"/>],</text:p>
      <text:p text:style-name="P4"><text:s text:c="16"/>[</text:p>
      <text:p text:style-name="P4"><text:s text:c="18"/>"2463",</text:p>
      <text:p text:style-name="P4"><text:s text:c="18"/>"301919",</text:p>
      <text:p text:style-name="P4"><text:s text:c="18"/>"2017-01-03 19:17:36",</text:p>
      <text:p text:style-name="P4"><text:s text:c="18"/>"220.98",</text:p>
      <text:p text:style-name="P4"><text:s text:c="18"/>"Completed"</text:p>
      <text:p text:style-name="P4"><text:s text:c="16"/>],</text:p>
      <text:p text:style-name="P4"><text:s text:c="16"/>[</text:p>
      <text:p text:style-name="P4"><text:s text:c="18"/>"2482",</text:p>
      <text:p text:style-name="P4"><text:s text:c="18"/>"301938",</text:p>
      <text:p text:style-name="P4"><text:s text:c="18"/>"2017-01-03 19:30:22",</text:p>
      <text:p text:style-name="P4"><text:s text:c="18"/>"297.94",</text:p>
      <text:p text:style-name="P4"><text:s text:c="18"/>"Shopping Basket"</text:p>
      <text:p text:style-name="P4"><text:s text:c="16"/>]</text:p>
      <text:p text:style-name="P4"><text:s text:c="14"/>],</text:p>
      <text:p text:style-name="P4"><text:s text:c="14"/>"shape": {</text:p>
      <text:p text:style-name="P4"><text:s text:c="16"/>"columns": 4,</text:p>
      <text:p text:style-name="P4"><text:s text:c="16"/>"rows": 7123</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order_id&lt;/th&gt;\n",</text:p>
      <text:p text:style-name="P4"><text:s text:c="14"/>" <text:s text:c="5"/>&lt;th&gt;created_date&lt;/th&gt;\n",</text:p>
      <text:p text:style-name="P4"><text:s text:c="14"/>" <text:s text:c="5"/>&lt;th&gt;total_paid&lt;/th&gt;\n",</text:p>
      <text:p text:style-name="P4"><text:s text:c="14"/>" <text:s text:c="5"/>&lt;th&gt;state&lt;/th&gt;\n",</text:p>
      <text:p text:style-name="P4"><text:s text:c="14"/>" <text:s text:c="3"/>&lt;/tr&gt;\n",</text:p>
      <text:p text:style-name="P4"><text:s text:c="14"/>" <text:s/>&lt;/thead&gt;\n",</text:p>
      <text:p text:style-name="P4"><text:s text:c="14"/>" <text:s/>&lt;tbody&gt;\n",</text:p>
      <text:p text:style-name="P4"><text:s text:c="14"/>" <text:s text:c="3"/>&lt;tr&gt;\n",</text:p>
      <text:p text:style-name="P4"><text:soft-page-break/><text:s text:c="14"/>" <text:s text:c="5"/>&lt;th&gt;9&lt;/th&gt;\n",</text:p>
      <text:p text:style-name="P4"><text:s text:c="14"/>" <text:s text:c="5"/>&lt;td&gt;246018&lt;/td&gt;\n",</text:p>
      <text:p text:style-name="P4"><text:s text:c="14"/>" <text:s text:c="5"/>&lt;td&gt;2017-02-13 23:02:57&lt;/td&gt;\n",</text:p>
      <text:p text:style-name="P4"><text:s text:c="14"/>" <text:s text:c="5"/>&lt;td&gt;211.95&lt;/td&gt;\n",</text:p>
      <text:p text:style-name="P4"><text:s text:c="14"/>" <text:s text:c="5"/>&lt;td&gt;Completed&lt;/td&gt;\n",</text:p>
      <text:p text:style-name="P4"><text:s text:c="14"/>" <text:s text:c="3"/>&lt;/tr&gt;\n",</text:p>
      <text:p text:style-name="P4"><text:s text:c="14"/>" <text:s text:c="3"/>&lt;tr&gt;\n",</text:p>
      <text:p text:style-name="P4"><text:s text:c="14"/>" <text:s text:c="5"/>&lt;th&gt;15&lt;/th&gt;\n",</text:p>
      <text:p text:style-name="P4"><text:s text:c="14"/>" <text:s text:c="5"/>&lt;td&gt;251688&lt;/td&gt;\n",</text:p>
      <text:p text:style-name="P4"><text:s text:c="14"/>" <text:s text:c="5"/>&lt;td&gt;2017-11-24 23:57:07&lt;/td&gt;\n",</text:p>
      <text:p text:style-name="P4"><text:s text:c="14"/>" <text:s text:c="5"/>&lt;td&gt;505.76&lt;/td&gt;\n",</text:p>
      <text:p text:style-name="P4"><text:s text:c="14"/>" <text:s text:c="5"/>&lt;td&gt;Completed&lt;/td&gt;\n",</text:p>
      <text:p text:style-name="P4"><text:s text:c="14"/>" <text:s text:c="3"/>&lt;/tr&gt;\n",</text:p>
      <text:p text:style-name="P4"><text:s text:c="14"/>" <text:s text:c="3"/>&lt;tr&gt;\n",</text:p>
      <text:p text:style-name="P4"><text:s text:c="14"/>" <text:s text:c="5"/>&lt;th&gt;54&lt;/th&gt;\n",</text:p>
      <text:p text:style-name="P4"><text:s text:c="14"/>" <text:s text:c="5"/>&lt;td&gt;265954&lt;/td&gt;\n",</text:p>
      <text:p text:style-name="P4"><text:s text:c="14"/>" <text:s text:c="5"/>&lt;td&gt;2017-10-02 15:18:15&lt;/td&gt;\n",</text:p>
      <text:p text:style-name="P4"><text:s text:c="14"/>" <text:s text:c="5"/>&lt;td&gt;127.02&lt;/td&gt;\n",</text:p>
      <text:p text:style-name="P4"><text:s text:c="14"/>" <text:s text:c="5"/>&lt;td&gt;Completed&lt;/td&gt;\n",</text:p>
      <text:p text:style-name="P4"><text:s text:c="14"/>" <text:s text:c="3"/>&lt;/tr&gt;\n",</text:p>
      <text:p text:style-name="P4"><text:s text:c="14"/>" <text:s text:c="3"/>&lt;tr&gt;\n",</text:p>
      <text:p text:style-name="P4"><text:s text:c="14"/>" <text:s text:c="5"/>&lt;th&gt;84&lt;/th&gt;\n",</text:p>
      <text:p text:style-name="P4"><text:s text:c="14"/>" <text:s text:c="5"/>&lt;td&gt;278926&lt;/td&gt;\n",</text:p>
      <text:p text:style-name="P4"><text:s text:c="14"/>" <text:s text:c="5"/>&lt;td&gt;2017-11-23 11:06:39&lt;/td&gt;\n",</text:p>
      <text:p text:style-name="P4"><text:s text:c="14"/>" <text:s text:c="5"/>&lt;td&gt;795.85&lt;/td&gt;\n",</text:p>
      <text:p text:style-name="P4"><text:s text:c="14"/>" <text:s text:c="5"/>&lt;td&gt;Completed&lt;/td&gt;\n",</text:p>
      <text:p text:style-name="P4"><text:s text:c="14"/>" <text:s text:c="3"/>&lt;/tr&gt;\n",</text:p>
      <text:p text:style-name="P4"><text:s text:c="14"/>" <text:s text:c="3"/>&lt;tr&gt;\n",</text:p>
      <text:p text:style-name="P4"><text:s text:c="14"/>" <text:s text:c="5"/>&lt;th&gt;235&lt;/th&gt;\n",</text:p>
      <text:p text:style-name="P4"><text:s text:c="14"/>" <text:s text:c="5"/>&lt;td&gt;299576&lt;/td&gt;\n",</text:p>
      <text:p text:style-name="P4"><text:s text:c="14"/>" <text:s text:c="5"/>&lt;td&gt;2017-01-01 06:51:23&lt;/td&gt;\n",</text:p>
      <text:p text:style-name="P4"><text:s text:c="14"/>" <text:s text:c="5"/>&lt;td&gt;82.64&lt;/td&gt;\n",</text:p>
      <text:p text:style-name="P4"><text:s text:c="14"/>" <text:s text:c="5"/>&lt;td&gt;Shopping Basket&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226698&lt;/th&gt;\n",</text:p>
      <text:p text:style-name="P4"><text:s text:c="14"/>" <text:s text:c="5"/>&lt;td&gt;527191&lt;/td&gt;\n",</text:p>
      <text:p text:style-name="P4"><text:s text:c="14"/>" <text:s text:c="5"/>&lt;td&gt;2018-03-14 12:19:19&lt;/td&gt;\n",</text:p>
      <text:p text:style-name="P4"><text:s text:c="14"/>" <text:s text:c="5"/>&lt;td&gt;368.50&lt;/td&gt;\n",</text:p>
      <text:p text:style-name="P4"><text:s text:c="14"/>" <text:s text:c="5"/>&lt;td&gt;Shopping Basket&lt;/td&gt;\n",</text:p>
      <text:p text:style-name="P4"><text:s text:c="14"/>" <text:s text:c="3"/>&lt;/tr&gt;\n",</text:p>
      <text:p text:style-name="P4"><text:s text:c="14"/>" <text:s text:c="3"/>&lt;tr&gt;\n",</text:p>
      <text:p text:style-name="P4"><text:soft-page-break/><text:s text:c="14"/>" <text:s text:c="5"/>&lt;th&gt;226793&lt;/th&gt;\n",</text:p>
      <text:p text:style-name="P4"><text:s text:c="14"/>" <text:s text:c="5"/>&lt;td&gt;527286&lt;/td&gt;\n",</text:p>
      <text:p text:style-name="P4"><text:s text:c="14"/>" <text:s text:c="5"/>&lt;td&gt;2018-03-14 12:55:14&lt;/td&gt;\n",</text:p>
      <text:p text:style-name="P4"><text:s text:c="14"/>" <text:s text:c="5"/>&lt;td&gt;1165.99&lt;/td&gt;\n",</text:p>
      <text:p text:style-name="P4"><text:s text:c="14"/>" <text:s text:c="5"/>&lt;td&gt;Place Order&lt;/td&gt;\n",</text:p>
      <text:p text:style-name="P4"><text:s text:c="14"/>" <text:s text:c="3"/>&lt;/tr&gt;\n",</text:p>
      <text:p text:style-name="P4"><text:s text:c="14"/>" <text:s text:c="3"/>&lt;tr&gt;\n",</text:p>
      <text:p text:style-name="P4"><text:s text:c="14"/>" <text:s text:c="5"/>&lt;th&gt;226849&lt;/th&gt;\n",</text:p>
      <text:p text:style-name="P4"><text:s text:c="14"/>" <text:s text:c="5"/>&lt;td&gt;527342&lt;/td&gt;\n",</text:p>
      <text:p text:style-name="P4"><text:s text:c="14"/>" <text:s text:c="5"/>&lt;td&gt;2018-03-14 13:24:51&lt;/td&gt;\n",</text:p>
      <text:p text:style-name="P4"><text:s text:c="14"/>" <text:s text:c="5"/>&lt;td&gt;1335.99&lt;/td&gt;\n",</text:p>
      <text:p text:style-name="P4"><text:s text:c="14"/>" <text:s text:c="5"/>&lt;td&gt;Place Order&lt;/td&gt;\n",</text:p>
      <text:p text:style-name="P4"><text:s text:c="14"/>" <text:s text:c="3"/>&lt;/tr&gt;\n",</text:p>
      <text:p text:style-name="P4"><text:s text:c="14"/>" <text:s text:c="3"/>&lt;tr&gt;\n",</text:p>
      <text:p text:style-name="P4"><text:s text:c="14"/>" <text:s text:c="5"/>&lt;th&gt;226871&lt;/th&gt;\n",</text:p>
      <text:p text:style-name="P4"><text:s text:c="14"/>" <text:s text:c="5"/>&lt;td&gt;527364&lt;/td&gt;\n",</text:p>
      <text:p text:style-name="P4"><text:s text:c="14"/>" <text:s text:c="5"/>&lt;td&gt;2018-03-14 13:36:13&lt;/td&gt;\n",</text:p>
      <text:p text:style-name="P4"><text:s text:c="14"/>" <text:s text:c="5"/>&lt;td&gt;1329.00&lt;/td&gt;\n",</text:p>
      <text:p text:style-name="P4"><text:s text:c="14"/>" <text:s text:c="5"/>&lt;td&gt;Shopping Basket&lt;/td&gt;\n",</text:p>
      <text:p text:style-name="P4"><text:s text:c="14"/>" <text:s text:c="3"/>&lt;/tr&gt;\n",</text:p>
      <text:p text:style-name="P4"><text:s text:c="14"/>" <text:s text:c="3"/>&lt;tr&gt;\n",</text:p>
      <text:p text:style-name="P4"><text:s text:c="14"/>" <text:s text:c="5"/>&lt;th&gt;226874&lt;/th&gt;\n",</text:p>
      <text:p text:style-name="P4"><text:s text:c="14"/>" <text:s text:c="5"/>&lt;td&gt;527367&lt;/td&gt;\n",</text:p>
      <text:p text:style-name="P4"><text:s text:c="14"/>" <text:s text:c="5"/>&lt;td&gt;2018-03-14 13:39:34&lt;/td&gt;\n",</text:p>
      <text:p text:style-name="P4"><text:s text:c="14"/>" <text:s text:c="5"/>&lt;td&gt;129.89&lt;/td&gt;\n",</text:p>
      <text:p text:style-name="P4"><text:s text:c="14"/>" <text:s text:c="5"/>&lt;td&gt;Place Order&lt;/td&gt;\n",</text:p>
      <text:p text:style-name="P4"><text:s text:c="14"/>" <text:s text:c="3"/>&lt;/tr&gt;\n",</text:p>
      <text:p text:style-name="P4"><text:s text:c="14"/>" <text:s/>&lt;/tbody&gt;\n",</text:p>
      <text:p text:style-name="P4"><text:s text:c="14"/>"&lt;/table&gt;\n",</text:p>
      <text:p text:style-name="P4"><text:s text:c="14"/>"&lt;p&gt;7123 rows × 4 columns&lt;/p&gt;\n",</text:p>
      <text:p text:style-name="P4"><text:s text:c="14"/>"&lt;/div&gt;"</text:p>
      <text:p text:style-name="P4"><text:s text:c="12"/>],</text:p>
      <text:p text:style-name="P4"><text:s text:c="12"/>"text/plain": [</text:p>
      <text:p text:style-name="P4"><text:s text:c="14"/>" <text:s text:c="7"/>order_id <text:s text:c="7"/>created_date <text:s/>total_paid <text:s text:c="11"/>state\n",</text:p>
      <text:p text:style-name="P4"><text:s text:c="14"/>"9 <text:s text:c="8"/>246018 2017-02-13 23:02:57 <text:s text:c="5"/>211.95 <text:s text:c="7"/>Completed\n",</text:p>
      <text:p text:style-name="P4"><text:s text:c="14"/>"15 <text:s text:c="7"/>251688 2017-11-24 23:57:07 <text:s text:c="5"/>505.76 <text:s text:c="7"/>Completed\n",</text:p>
      <text:p text:style-name="P4"><text:s text:c="14"/>"54 <text:s text:c="7"/>265954 2017-10-02 15:18:15 <text:s text:c="5"/>127.02 <text:s text:c="7"/>Completed\n",</text:p>
      <text:p text:style-name="P4"><text:s text:c="14"/>"84 <text:s text:c="7"/>278926 2017-11-23 11:06:39 <text:s text:c="5"/>795.85 <text:s text:c="7"/>Completed\n",</text:p>
      <text:p text:style-name="P4"><text:s text:c="14"/>"235 <text:s text:c="6"/>299576 2017-01-01 06:51:23 <text:s text:c="6"/>82.64 <text:s/>Shopping Basket\n",</text:p>
      <text:p text:style-name="P4"><text:s text:c="14"/>"... <text:s text:c="9"/>... <text:s text:c="16"/>... <text:s text:c="8"/>... <text:s text:c="13"/>...\n",</text:p>
      <text:p text:style-name="P4"><text:s text:c="14"/>"226698 <text:s text:c="3"/>527191 2018-03-14 12:19:19 <text:s text:c="5"/>368.50 <text:s/>Shopping Basket\n",</text:p>
      <text:p text:style-name="P4"><text:s text:c="14"/>"226793 <text:s text:c="3"/>527286 2018-03-14 12:55:14 <text:s text:c="4"/>1165.99 <text:s text:c="5"/>Place Order\n",</text:p>
      <text:p text:style-name="P4"><text:s text:c="14"/>"226849 <text:s text:c="3"/>527342 2018-03-14 13:24:51 <text:s text:c="4"/>1335.99 <text:s text:c="5"/>Place Order\n",</text:p>
      <text:p text:style-name="P4"><text:s text:c="14"/>"226871 <text:s text:c="3"/>527364 2018-03-14 13:36:13 <text:s text:c="4"/>1329.00 <text:s/>Shopping Basket\n",</text:p>
      <text:p text:style-name="P4"><text:s text:c="14"/>"226874 <text:s text:c="3"/>527367 2018-03-14 13:39:34 <text:s text:c="5"/>129.89 <text:s text:c="5"/>Place Order\n",</text:p>
      <text:p text:style-name="P4"><text:s text:c="14"/>"\n",</text:p>
      <text:p text:style-name="P4"><text:s text:c="14"/>"[7123 rows x 4 columns]"</text:p>
      <text:p text:style-name="P4"><text:s text:c="12"/>]</text:p>
      <text:p text:style-name="P4"><text:s text:c="10"/>},</text:p>
      <text:p text:style-name="P4"><text:soft-page-break/><text:s text:c="10"/>"execution_count": 84,</text:p>
      <text:p text:style-name="P4"><text:s text:c="10"/>"metadata": {},</text:p>
      <text:p text:style-name="P4"><text:s text:c="10"/>"output_type": "execute_result"</text:p>
      <text:p text:style-name="P4"><text:s text:c="8"/>}</text:p>
      <text:p text:style-name="P4"><text:s text:c="6"/>],</text:p>
      <text:p text:style-name="P4"><text:s text:c="6"/>"source": [</text:p>
      <text:p text:style-name="P4"><text:s text:c="8"/>"orders_df.loc[mask,:]"</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7123 orders need to be removed from orders_df."</text:p>
      <text:p text:style-name="P4"><text:s text:c="6"/>]</text:p>
      <text:p text:style-name="P4"><text:s text:c="4"/>},</text:p>
      <text:p text:style-name="P4"><text:s text:c="4"/>{</text:p>
      <text:p text:style-name="P4"><text:s text:c="6"/>"cell_type": "code",</text:p>
      <text:p text:style-name="P4"><text:s text:c="6"/>"execution_count": 85,</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order_id",</text:p>
      <text:p text:style-name="P4"><text:s text:c="18"/>"rawType": "int64",</text:p>
      <text:p text:style-name="P4"><text:s text:c="18"/>"type": "integer"</text:p>
      <text:p text:style-name="P4"><text:s text:c="16"/>},</text:p>
      <text:p text:style-name="P4"><text:s text:c="16"/>{</text:p>
      <text:p text:style-name="P4"><text:s text:c="18"/>"name": "created_date",</text:p>
      <text:p text:style-name="P4"><text:s text:c="18"/>"rawType": "datetime64[ns]",</text:p>
      <text:p text:style-name="P4"><text:s text:c="18"/>"type": "datetime"</text:p>
      <text:p text:style-name="P4"><text:s text:c="16"/>},</text:p>
      <text:p text:style-name="P4"><text:s text:c="16"/>{</text:p>
      <text:p text:style-name="P4"><text:s text:c="18"/>"name": "total_paid",</text:p>
      <text:p text:style-name="P4"><text:s text:c="18"/>"rawType": "float64",</text:p>
      <text:p text:style-name="P4"><text:s text:c="18"/>"type": "float"</text:p>
      <text:p text:style-name="P4"><text:s text:c="16"/>},</text:p>
      <text:p text:style-name="P4"><text:s text:c="16"/>{</text:p>
      <text:p text:style-name="P4"><text:s text:c="18"/>"name": "state",</text:p>
      <text:p text:style-name="P4"><text:s text:c="18"/>"rawType": "object",</text:p>
      <text:p text:style-name="P4"><text:s text:c="18"/>"type": "string"</text:p>
      <text:p text:style-name="P4"><text:soft-page-break/><text:s text:c="16"/>}</text:p>
      <text:p text:style-name="P4"><text:s text:c="14"/>],</text:p>
      <text:p text:style-name="P4"><text:s text:c="14"/>"ref": "63c50d92-d155-4bf7-b14a-a3090b28300c",</text:p>
      <text:p text:style-name="P4"><text:s text:c="14"/>"rows": [</text:p>
      <text:p text:style-name="P4"><text:s text:c="16"/>[</text:p>
      <text:p text:style-name="P4"><text:s text:c="18"/>"0",</text:p>
      <text:p text:style-name="P4"><text:s text:c="18"/>"241319",</text:p>
      <text:p text:style-name="P4"><text:s text:c="18"/>"2017-01-02 13:35:40",</text:p>
      <text:p text:style-name="P4"><text:s text:c="18"/>"44.99",</text:p>
      <text:p text:style-name="P4"><text:s text:c="18"/>"Cancelled"</text:p>
      <text:p text:style-name="P4"><text:s text:c="16"/>],</text:p>
      <text:p text:style-name="P4"><text:s text:c="16"/>[</text:p>
      <text:p text:style-name="P4"><text:s text:c="18"/>"1",</text:p>
      <text:p text:style-name="P4"><text:s text:c="18"/>"241423",</text:p>
      <text:p text:style-name="P4"><text:s text:c="18"/>"2017-11-06 13:10:02",</text:p>
      <text:p text:style-name="P4"><text:s text:c="18"/>"136.15",</text:p>
      <text:p text:style-name="P4"><text:s text:c="18"/>"Completed"</text:p>
      <text:p text:style-name="P4"><text:s text:c="16"/>],</text:p>
      <text:p text:style-name="P4"><text:s text:c="16"/>[</text:p>
      <text:p text:style-name="P4"><text:s text:c="18"/>"2",</text:p>
      <text:p text:style-name="P4"><text:s text:c="18"/>"242832",</text:p>
      <text:p text:style-name="P4"><text:s text:c="18"/>"2017-12-31 17:40:03",</text:p>
      <text:p text:style-name="P4"><text:s text:c="18"/>"15.76",</text:p>
      <text:p text:style-name="P4"><text:s text:c="18"/>"Completed"</text:p>
      <text:p text:style-name="P4"><text:s text:c="16"/>],</text:p>
      <text:p text:style-name="P4"><text:s text:c="16"/>[</text:p>
      <text:p text:style-name="P4"><text:s text:c="18"/>"3",</text:p>
      <text:p text:style-name="P4"><text:s text:c="18"/>"243330",</text:p>
      <text:p text:style-name="P4"><text:s text:c="18"/>"2017-02-16 10:59:38",</text:p>
      <text:p text:style-name="P4"><text:s text:c="18"/>"84.98",</text:p>
      <text:p text:style-name="P4"><text:s text:c="18"/>"Completed"</text:p>
      <text:p text:style-name="P4"><text:s text:c="16"/>],</text:p>
      <text:p text:style-name="P4"><text:s text:c="16"/>[</text:p>
      <text:p text:style-name="P4"><text:s text:c="18"/>"4",</text:p>
      <text:p text:style-name="P4"><text:s text:c="18"/>"243784",</text:p>
      <text:p text:style-name="P4"><text:s text:c="18"/>"2017-11-24 13:35:19",</text:p>
      <text:p text:style-name="P4"><text:s text:c="18"/>"157.86",</text:p>
      <text:p text:style-name="P4"><text:s text:c="18"/>"Cancelled"</text:p>
      <text:p text:style-name="P4"><text:s text:c="16"/>],</text:p>
      <text:p text:style-name="P4"><text:s text:c="16"/>[</text:p>
      <text:p text:style-name="P4"><text:s text:c="18"/>"5",</text:p>
      <text:p text:style-name="P4"><text:s text:c="18"/>"245275",</text:p>
      <text:p text:style-name="P4"><text:s text:c="18"/>"2017-06-28 11:35:37",</text:p>
      <text:p text:style-name="P4"><text:s text:c="18"/>"149.0",</text:p>
      <text:p text:style-name="P4"><text:s text:c="18"/>"Completed"</text:p>
      <text:p text:style-name="P4"><text:s text:c="16"/>],</text:p>
      <text:p text:style-name="P4"><text:s text:c="16"/>[</text:p>
      <text:p text:style-name="P4"><text:s text:c="18"/>"6",</text:p>
      <text:p text:style-name="P4"><text:s text:c="18"/>"245595",</text:p>
      <text:p text:style-name="P4"><text:soft-page-break/><text:s text:c="18"/>"2017-01-21 12:52:47",</text:p>
      <text:p text:style-name="P4"><text:s text:c="18"/>"112.97",</text:p>
      <text:p text:style-name="P4"><text:s text:c="18"/>"Completed"</text:p>
      <text:p text:style-name="P4"><text:s text:c="16"/>],</text:p>
      <text:p text:style-name="P4"><text:s text:c="16"/>[</text:p>
      <text:p text:style-name="P4"><text:s text:c="18"/>"7",</text:p>
      <text:p text:style-name="P4"><text:s text:c="18"/>"245851",</text:p>
      <text:p text:style-name="P4"><text:s text:c="18"/>"2017-04-04 20:58:21",</text:p>
      <text:p text:style-name="P4"><text:s text:c="18"/>"79.99",</text:p>
      <text:p text:style-name="P4"><text:s text:c="18"/>"Pending"</text:p>
      <text:p text:style-name="P4"><text:s text:c="16"/>],</text:p>
      <text:p text:style-name="P4"><text:s text:c="16"/>[</text:p>
      <text:p text:style-name="P4"><text:s text:c="18"/>"8",</text:p>
      <text:p text:style-name="P4"><text:s text:c="18"/>"245941",</text:p>
      <text:p text:style-name="P4"><text:s text:c="18"/>"2017-01-01 10:32:23",</text:p>
      <text:p text:style-name="P4"><text:s text:c="18"/>"183.52",</text:p>
      <text:p text:style-name="P4"><text:s text:c="18"/>"Completed"</text:p>
      <text:p text:style-name="P4"><text:s text:c="16"/>],</text:p>
      <text:p text:style-name="P4"><text:s text:c="16"/>[</text:p>
      <text:p text:style-name="P4"><text:s text:c="18"/>"9",</text:p>
      <text:p text:style-name="P4"><text:s text:c="18"/>"246405",</text:p>
      <text:p text:style-name="P4"><text:s text:c="18"/>"2017-11-24 10:01:27",</text:p>
      <text:p text:style-name="P4"><text:s text:c="18"/>"407.96",</text:p>
      <text:p text:style-name="P4"><text:s text:c="18"/>"Completed"</text:p>
      <text:p text:style-name="P4"><text:s text:c="16"/>],</text:p>
      <text:p text:style-name="P4"><text:s text:c="16"/>[</text:p>
      <text:p text:style-name="P4"><text:s text:c="18"/>"10",</text:p>
      <text:p text:style-name="P4"><text:s text:c="18"/>"247524",</text:p>
      <text:p text:style-name="P4"><text:s text:c="18"/>"2018-01-09 14:21:34",</text:p>
      <text:p text:style-name="P4"><text:s text:c="18"/>"167.98",</text:p>
      <text:p text:style-name="P4"><text:s text:c="18"/>"Completed"</text:p>
      <text:p text:style-name="P4"><text:s text:c="16"/>],</text:p>
      <text:p text:style-name="P4"><text:s text:c="16"/>[</text:p>
      <text:p text:style-name="P4"><text:s text:c="18"/>"11",</text:p>
      <text:p text:style-name="P4"><text:s text:c="18"/>"247643",</text:p>
      <text:p text:style-name="P4"><text:s text:c="18"/>"2017-05-26 11:50:35",</text:p>
      <text:p text:style-name="P4"><text:s text:c="18"/>"153.54",</text:p>
      <text:p text:style-name="P4"><text:s text:c="18"/>"Completed"</text:p>
      <text:p text:style-name="P4"><text:s text:c="16"/>],</text:p>
      <text:p text:style-name="P4"><text:s text:c="16"/>[</text:p>
      <text:p text:style-name="P4"><text:s text:c="18"/>"12",</text:p>
      <text:p text:style-name="P4"><text:s text:c="18"/>"250275",</text:p>
      <text:p text:style-name="P4"><text:s text:c="18"/>"2017-11-19 22:34:54",</text:p>
      <text:p text:style-name="P4"><text:s text:c="18"/>"54.99",</text:p>
      <text:p text:style-name="P4"><text:s text:c="18"/>"Completed"</text:p>
      <text:p text:style-name="P4"><text:s text:c="16"/>],</text:p>
      <text:p text:style-name="P4"><text:s text:c="16"/>[</text:p>
      <text:p text:style-name="P4"><text:s text:c="18"/>"13",</text:p>
      <text:p text:style-name="P4"><text:s text:c="18"/>"251302",</text:p>
      <text:p text:style-name="P4"><text:soft-page-break/><text:s text:c="18"/>"2017-05-10 12:27:33",</text:p>
      <text:p text:style-name="P4"><text:s text:c="18"/>"140.99",</text:p>
      <text:p text:style-name="P4"><text:s text:c="18"/>"Completed"</text:p>
      <text:p text:style-name="P4"><text:s text:c="16"/>],</text:p>
      <text:p text:style-name="P4"><text:s text:c="16"/>[</text:p>
      <text:p text:style-name="P4"><text:s text:c="18"/>"14",</text:p>
      <text:p text:style-name="P4"><text:s text:c="18"/>"251969",</text:p>
      <text:p text:style-name="P4"><text:s text:c="18"/>"2017-11-21 21:04:12",</text:p>
      <text:p text:style-name="P4"><text:s text:c="18"/>"610.07",</text:p>
      <text:p text:style-name="P4"><text:s text:c="18"/>"Completed"</text:p>
      <text:p text:style-name="P4"><text:s text:c="16"/>],</text:p>
      <text:p text:style-name="P4"><text:s text:c="16"/>[</text:p>
      <text:p text:style-name="P4"><text:s text:c="18"/>"15",</text:p>
      <text:p text:style-name="P4"><text:s text:c="18"/>"252371",</text:p>
      <text:p text:style-name="P4"><text:s text:c="18"/>"2017-02-09 12:31:57",</text:p>
      <text:p text:style-name="P4"><text:s text:c="18"/>"27.98",</text:p>
      <text:p text:style-name="P4"><text:s text:c="18"/>"Pending"</text:p>
      <text:p text:style-name="P4"><text:s text:c="16"/>],</text:p>
      <text:p text:style-name="P4"><text:s text:c="16"/>[</text:p>
      <text:p text:style-name="P4"><text:s text:c="18"/>"16",</text:p>
      <text:p text:style-name="P4"><text:s text:c="18"/>"253220",</text:p>
      <text:p text:style-name="P4"><text:s text:c="18"/>"2017-10-04 19:37:10",</text:p>
      <text:p text:style-name="P4"><text:s text:c="18"/>"1610.0",</text:p>
      <text:p text:style-name="P4"><text:s text:c="18"/>"Completed"</text:p>
      <text:p text:style-name="P4"><text:s text:c="16"/>],</text:p>
      <text:p text:style-name="P4"><text:s text:c="16"/>[</text:p>
      <text:p text:style-name="P4"><text:s text:c="18"/>"17",</text:p>
      <text:p text:style-name="P4"><text:s text:c="18"/>"253306",</text:p>
      <text:p text:style-name="P4"><text:s text:c="18"/>"2017-10-04 14:14:45",</text:p>
      <text:p text:style-name="P4"><text:s text:c="18"/>"497.68",</text:p>
      <text:p text:style-name="P4"><text:s text:c="18"/>"Completed"</text:p>
      <text:p text:style-name="P4"><text:s text:c="16"/>],</text:p>
      <text:p text:style-name="P4"><text:s text:c="16"/>[</text:p>
      <text:p text:style-name="P4"><text:s text:c="18"/>"18",</text:p>
      <text:p text:style-name="P4"><text:s text:c="18"/>"253307",</text:p>
      <text:p text:style-name="P4"><text:s text:c="18"/>"2017-09-30 06:11:10",</text:p>
      <text:p text:style-name="P4"><text:s text:c="18"/>"292.04",</text:p>
      <text:p text:style-name="P4"><text:s text:c="18"/>"Completed"</text:p>
      <text:p text:style-name="P4"><text:s text:c="16"/>],</text:p>
      <text:p text:style-name="P4"><text:s text:c="16"/>[</text:p>
      <text:p text:style-name="P4"><text:s text:c="18"/>"19",</text:p>
      <text:p text:style-name="P4"><text:s text:c="18"/>"254301",</text:p>
      <text:p text:style-name="P4"><text:s text:c="18"/>"2017-01-08 13:10:53",</text:p>
      <text:p text:style-name="P4"><text:s text:c="18"/>"35.91",</text:p>
      <text:p text:style-name="P4"><text:s text:c="18"/>"Completed"</text:p>
      <text:p text:style-name="P4"><text:s text:c="16"/>],</text:p>
      <text:p text:style-name="P4"><text:s text:c="16"/>[</text:p>
      <text:p text:style-name="P4"><text:s text:c="18"/>"20",</text:p>
      <text:p text:style-name="P4"><text:s text:c="18"/>"254341",</text:p>
      <text:p text:style-name="P4"><text:soft-page-break/><text:s text:c="18"/>"2017-07-31 10:25:35",</text:p>
      <text:p text:style-name="P4"><text:s text:c="18"/>"34.98",</text:p>
      <text:p text:style-name="P4"><text:s text:c="18"/>"Completed"</text:p>
      <text:p text:style-name="P4"><text:s text:c="16"/>],</text:p>
      <text:p text:style-name="P4"><text:s text:c="16"/>[</text:p>
      <text:p text:style-name="P4"><text:s text:c="18"/>"21",</text:p>
      <text:p text:style-name="P4"><text:s text:c="18"/>"254441",</text:p>
      <text:p text:style-name="P4"><text:s text:c="18"/>"2017-05-09 14:00:45",</text:p>
      <text:p text:style-name="P4"><text:s text:c="18"/>"56.98",</text:p>
      <text:p text:style-name="P4"><text:s text:c="18"/>"Completed"</text:p>
      <text:p text:style-name="P4"><text:s text:c="16"/>],</text:p>
      <text:p text:style-name="P4"><text:s text:c="16"/>[</text:p>
      <text:p text:style-name="P4"><text:s text:c="18"/>"22",</text:p>
      <text:p text:style-name="P4"><text:s text:c="18"/>"254537",</text:p>
      <text:p text:style-name="P4"><text:s text:c="18"/>"2017-05-23 19:58:30",</text:p>
      <text:p text:style-name="P4"><text:s text:c="18"/>"102.97",</text:p>
      <text:p text:style-name="P4"><text:s text:c="18"/>"Pending"</text:p>
      <text:p text:style-name="P4"><text:s text:c="16"/>],</text:p>
      <text:p text:style-name="P4"><text:s text:c="16"/>[</text:p>
      <text:p text:style-name="P4"><text:s text:c="18"/>"23",</text:p>
      <text:p text:style-name="P4"><text:s text:c="18"/>"254816",</text:p>
      <text:p text:style-name="P4"><text:s text:c="18"/>"2017-01-12 15:57:20",</text:p>
      <text:p text:style-name="P4"><text:s text:c="18"/>"283.83",</text:p>
      <text:p text:style-name="P4"><text:s text:c="18"/>"Completed"</text:p>
      <text:p text:style-name="P4"><text:s text:c="16"/>],</text:p>
      <text:p text:style-name="P4"><text:s text:c="16"/>[</text:p>
      <text:p text:style-name="P4"><text:s text:c="18"/>"24",</text:p>
      <text:p text:style-name="P4"><text:s text:c="18"/>"256158",</text:p>
      <text:p text:style-name="P4"><text:s text:c="18"/>"2017-08-05 19:51:20",</text:p>
      <text:p text:style-name="P4"><text:s text:c="18"/>"386.18",</text:p>
      <text:p text:style-name="P4"><text:s text:c="18"/>"Completed"</text:p>
      <text:p text:style-name="P4"><text:s text:c="16"/>],</text:p>
      <text:p text:style-name="P4"><text:s text:c="16"/>[</text:p>
      <text:p text:style-name="P4"><text:s text:c="18"/>"25",</text:p>
      <text:p text:style-name="P4"><text:s text:c="18"/>"256434",</text:p>
      <text:p text:style-name="P4"><text:s text:c="18"/>"2018-02-26 07:32:21",</text:p>
      <text:p text:style-name="P4"><text:s text:c="18"/>"39.99",</text:p>
      <text:p text:style-name="P4"><text:s text:c="18"/>"Pending"</text:p>
      <text:p text:style-name="P4"><text:s text:c="16"/>],</text:p>
      <text:p text:style-name="P4"><text:s text:c="16"/>[</text:p>
      <text:p text:style-name="P4"><text:s text:c="18"/>"26",</text:p>
      <text:p text:style-name="P4"><text:s text:c="18"/>"256679",</text:p>
      <text:p text:style-name="P4"><text:s text:c="18"/>"2017-11-26 10:43:04",</text:p>
      <text:p text:style-name="P4"><text:s text:c="18"/>"20.58",</text:p>
      <text:p text:style-name="P4"><text:s text:c="18"/>"Completed"</text:p>
      <text:p text:style-name="P4"><text:s text:c="16"/>],</text:p>
      <text:p text:style-name="P4"><text:s text:c="16"/>[</text:p>
      <text:p text:style-name="P4"><text:s text:c="18"/>"27",</text:p>
      <text:p text:style-name="P4"><text:s text:c="18"/>"256799",</text:p>
      <text:p text:style-name="P4"><text:soft-page-break/><text:s text:c="18"/>"2018-02-16 09:44:42",</text:p>
      <text:p text:style-name="P4"><text:s text:c="18"/>"20.97",</text:p>
      <text:p text:style-name="P4"><text:s text:c="18"/>"Completed"</text:p>
      <text:p text:style-name="P4"><text:s text:c="16"/>],</text:p>
      <text:p text:style-name="P4"><text:s text:c="16"/>[</text:p>
      <text:p text:style-name="P4"><text:s text:c="18"/>"28",</text:p>
      <text:p text:style-name="P4"><text:s text:c="18"/>"257280",</text:p>
      <text:p text:style-name="P4"><text:s text:c="18"/>"2017-12-20 14:49:52",</text:p>
      <text:p text:style-name="P4"><text:s text:c="18"/>"260.0",</text:p>
      <text:p text:style-name="P4"><text:s text:c="18"/>"Completed"</text:p>
      <text:p text:style-name="P4"><text:s text:c="16"/>],</text:p>
      <text:p text:style-name="P4"><text:s text:c="16"/>[</text:p>
      <text:p text:style-name="P4"><text:s text:c="18"/>"29",</text:p>
      <text:p text:style-name="P4"><text:s text:c="18"/>"257847",</text:p>
      <text:p text:style-name="P4"><text:s text:c="18"/>"2017-11-23 23:46:54",</text:p>
      <text:p text:style-name="P4"><text:s text:c="18"/>"1367.11",</text:p>
      <text:p text:style-name="P4"><text:s text:c="18"/>"Completed"</text:p>
      <text:p text:style-name="P4"><text:s text:c="16"/>],</text:p>
      <text:p text:style-name="P4"><text:s text:c="16"/>[</text:p>
      <text:p text:style-name="P4"><text:s text:c="18"/>"30",</text:p>
      <text:p text:style-name="P4"><text:s text:c="18"/>"258087",</text:p>
      <text:p text:style-name="P4"><text:s text:c="18"/>"2017-02-28 19:15:24",</text:p>
      <text:p text:style-name="P4"><text:s text:c="18"/>"84.73",</text:p>
      <text:p text:style-name="P4"><text:s text:c="18"/>"Pending"</text:p>
      <text:p text:style-name="P4"><text:s text:c="16"/>],</text:p>
      <text:p text:style-name="P4"><text:s text:c="16"/>[</text:p>
      <text:p text:style-name="P4"><text:s text:c="18"/>"31",</text:p>
      <text:p text:style-name="P4"><text:s text:c="18"/>"258155",</text:p>
      <text:p text:style-name="P4"><text:s text:c="18"/>"2018-01-22 18:51:50",</text:p>
      <text:p text:style-name="P4"><text:s text:c="18"/>"40.76",</text:p>
      <text:p text:style-name="P4"><text:s text:c="18"/>"Completed"</text:p>
      <text:p text:style-name="P4"><text:s text:c="16"/>],</text:p>
      <text:p text:style-name="P4"><text:s text:c="16"/>[</text:p>
      <text:p text:style-name="P4"><text:s text:c="18"/>"32",</text:p>
      <text:p text:style-name="P4"><text:s text:c="18"/>"258530",</text:p>
      <text:p text:style-name="P4"><text:s text:c="18"/>"2017-08-30 10:54:18",</text:p>
      <text:p text:style-name="P4"><text:s text:c="18"/>"7.78",</text:p>
      <text:p text:style-name="P4"><text:s text:c="18"/>"Completed"</text:p>
      <text:p text:style-name="P4"><text:s text:c="16"/>],</text:p>
      <text:p text:style-name="P4"><text:s text:c="16"/>[</text:p>
      <text:p text:style-name="P4"><text:s text:c="18"/>"33",</text:p>
      <text:p text:style-name="P4"><text:s text:c="18"/>"258985",</text:p>
      <text:p text:style-name="P4"><text:s text:c="18"/>"2017-07-31 12:52:38",</text:p>
      <text:p text:style-name="P4"><text:s text:c="18"/>"2264.6",</text:p>
      <text:p text:style-name="P4"><text:s text:c="18"/>"Completed"</text:p>
      <text:p text:style-name="P4"><text:s text:c="16"/>],</text:p>
      <text:p text:style-name="P4"><text:s text:c="16"/>[</text:p>
      <text:p text:style-name="P4"><text:s text:c="18"/>"34",</text:p>
      <text:p text:style-name="P4"><text:s text:c="18"/>"259192",</text:p>
      <text:p text:style-name="P4"><text:soft-page-break/><text:s text:c="18"/>"2017-11-09 11:15:51",</text:p>
      <text:p text:style-name="P4"><text:s text:c="18"/>"195.74",</text:p>
      <text:p text:style-name="P4"><text:s text:c="18"/>"Completed"</text:p>
      <text:p text:style-name="P4"><text:s text:c="16"/>],</text:p>
      <text:p text:style-name="P4"><text:s text:c="16"/>[</text:p>
      <text:p text:style-name="P4"><text:s text:c="18"/>"35",</text:p>
      <text:p text:style-name="P4"><text:s text:c="18"/>"259283",</text:p>
      <text:p text:style-name="P4"><text:s text:c="18"/>"2017-12-22 09:19:28",</text:p>
      <text:p text:style-name="P4"><text:s text:c="18"/>"24.98",</text:p>
      <text:p text:style-name="P4"><text:s text:c="18"/>"Completed"</text:p>
      <text:p text:style-name="P4"><text:s text:c="16"/>],</text:p>
      <text:p text:style-name="P4"><text:s text:c="16"/>[</text:p>
      <text:p text:style-name="P4"><text:s text:c="18"/>"36",</text:p>
      <text:p text:style-name="P4"><text:s text:c="18"/>"259359",</text:p>
      <text:p text:style-name="P4"><text:s text:c="18"/>"2017-04-27 17:59:43",</text:p>
      <text:p text:style-name="P4"><text:s text:c="18"/>"159.99",</text:p>
      <text:p text:style-name="P4"><text:s text:c="18"/>"Pending"</text:p>
      <text:p text:style-name="P4"><text:s text:c="16"/>],</text:p>
      <text:p text:style-name="P4"><text:s text:c="16"/>[</text:p>
      <text:p text:style-name="P4"><text:s text:c="18"/>"37",</text:p>
      <text:p text:style-name="P4"><text:s text:c="18"/>"259638",</text:p>
      <text:p text:style-name="P4"><text:s text:c="18"/>"2017-03-02 20:12:59",</text:p>
      <text:p text:style-name="P4"><text:s text:c="18"/>"387.6",</text:p>
      <text:p text:style-name="P4"><text:s text:c="18"/>"Pending"</text:p>
      <text:p text:style-name="P4"><text:s text:c="16"/>],</text:p>
      <text:p text:style-name="P4"><text:s text:c="16"/>[</text:p>
      <text:p text:style-name="P4"><text:s text:c="18"/>"38",</text:p>
      <text:p text:style-name="P4"><text:s text:c="18"/>"259668",</text:p>
      <text:p text:style-name="P4"><text:s text:c="18"/>"2017-10-06 22:06:58",</text:p>
      <text:p text:style-name="P4"><text:s text:c="18"/>"1132.33",</text:p>
      <text:p text:style-name="P4"><text:s text:c="18"/>"Completed"</text:p>
      <text:p text:style-name="P4"><text:s text:c="16"/>],</text:p>
      <text:p text:style-name="P4"><text:s text:c="16"/>[</text:p>
      <text:p text:style-name="P4"><text:s text:c="18"/>"39",</text:p>
      <text:p text:style-name="P4"><text:s text:c="18"/>"259672",</text:p>
      <text:p text:style-name="P4"><text:s text:c="18"/>"2017-02-22 19:09:49",</text:p>
      <text:p text:style-name="P4"><text:s text:c="18"/>"322.99",</text:p>
      <text:p text:style-name="P4"><text:s text:c="18"/>"Pending"</text:p>
      <text:p text:style-name="P4"><text:s text:c="16"/>],</text:p>
      <text:p text:style-name="P4"><text:s text:c="16"/>[</text:p>
      <text:p text:style-name="P4"><text:s text:c="18"/>"40",</text:p>
      <text:p text:style-name="P4"><text:s text:c="18"/>"260615",</text:p>
      <text:p text:style-name="P4"><text:s text:c="18"/>"2017-01-10 18:59:49",</text:p>
      <text:p text:style-name="P4"><text:s text:c="18"/>"225.16",</text:p>
      <text:p text:style-name="P4"><text:s text:c="18"/>"Completed"</text:p>
      <text:p text:style-name="P4"><text:s text:c="16"/>],</text:p>
      <text:p text:style-name="P4"><text:s text:c="16"/>[</text:p>
      <text:p text:style-name="P4"><text:s text:c="18"/>"41",</text:p>
      <text:p text:style-name="P4"><text:s text:c="18"/>"261289",</text:p>
      <text:p text:style-name="P4"><text:soft-page-break/><text:s text:c="18"/>"2017-06-21 08:21:20",</text:p>
      <text:p text:style-name="P4"><text:s text:c="18"/>"192.98",</text:p>
      <text:p text:style-name="P4"><text:s text:c="18"/>"Completed"</text:p>
      <text:p text:style-name="P4"><text:s text:c="16"/>],</text:p>
      <text:p text:style-name="P4"><text:s text:c="16"/>[</text:p>
      <text:p text:style-name="P4"><text:s text:c="18"/>"42",</text:p>
      <text:p text:style-name="P4"><text:s text:c="18"/>"261656",</text:p>
      <text:p text:style-name="P4"><text:s text:c="18"/>"2017-08-24 19:28:24",</text:p>
      <text:p text:style-name="P4"><text:s text:c="18"/>"44.98",</text:p>
      <text:p text:style-name="P4"><text:s text:c="18"/>"Completed"</text:p>
      <text:p text:style-name="P4"><text:s text:c="16"/>],</text:p>
      <text:p text:style-name="P4"><text:s text:c="16"/>[</text:p>
      <text:p text:style-name="P4"><text:s text:c="18"/>"43",</text:p>
      <text:p text:style-name="P4"><text:s text:c="18"/>"261978",</text:p>
      <text:p text:style-name="P4"><text:s text:c="18"/>"2017-01-10 00:19:44",</text:p>
      <text:p text:style-name="P4"><text:s text:c="18"/>"109.98",</text:p>
      <text:p text:style-name="P4"><text:s text:c="18"/>"Completed"</text:p>
      <text:p text:style-name="P4"><text:s text:c="16"/>],</text:p>
      <text:p text:style-name="P4"><text:s text:c="16"/>[</text:p>
      <text:p text:style-name="P4"><text:s text:c="18"/>"44",</text:p>
      <text:p text:style-name="P4"><text:s text:c="18"/>"262016",</text:p>
      <text:p text:style-name="P4"><text:s text:c="18"/>"2017-08-18 01:05:38",</text:p>
      <text:p text:style-name="P4"><text:s text:c="18"/>"3109.57",</text:p>
      <text:p text:style-name="P4"><text:s text:c="18"/>"Completed"</text:p>
      <text:p text:style-name="P4"><text:s text:c="16"/>],</text:p>
      <text:p text:style-name="P4"><text:s text:c="16"/>[</text:p>
      <text:p text:style-name="P4"><text:s text:c="18"/>"45",</text:p>
      <text:p text:style-name="P4"><text:s text:c="18"/>"262236",</text:p>
      <text:p text:style-name="P4"><text:s text:c="18"/>"2017-06-05 10:02:29",</text:p>
      <text:p text:style-name="P4"><text:s text:c="18"/>"122.97",</text:p>
      <text:p text:style-name="P4"><text:s text:c="18"/>"Completed"</text:p>
      <text:p text:style-name="P4"><text:s text:c="16"/>],</text:p>
      <text:p text:style-name="P4"><text:s text:c="16"/>[</text:p>
      <text:p text:style-name="P4"><text:s text:c="18"/>"46",</text:p>
      <text:p text:style-name="P4"><text:s text:c="18"/>"263733",</text:p>
      <text:p text:style-name="P4"><text:s text:c="18"/>"2017-02-06 13:06:34",</text:p>
      <text:p text:style-name="P4"><text:s text:c="18"/>"372.98",</text:p>
      <text:p text:style-name="P4"><text:s text:c="18"/>"Completed"</text:p>
      <text:p text:style-name="P4"><text:s text:c="16"/>],</text:p>
      <text:p text:style-name="P4"><text:s text:c="16"/>[</text:p>
      <text:p text:style-name="P4"><text:s text:c="18"/>"47",</text:p>
      <text:p text:style-name="P4"><text:s text:c="18"/>"263738",</text:p>
      <text:p text:style-name="P4"><text:s text:c="18"/>"2017-08-16 17:05:25",</text:p>
      <text:p text:style-name="P4"><text:s text:c="18"/>"80.96",</text:p>
      <text:p text:style-name="P4"><text:s text:c="18"/>"Completed"</text:p>
      <text:p text:style-name="P4"><text:s text:c="16"/>],</text:p>
      <text:p text:style-name="P4"><text:s text:c="16"/>[</text:p>
      <text:p text:style-name="P4"><text:s text:c="18"/>"48",</text:p>
      <text:p text:style-name="P4"><text:s text:c="18"/>"263996",</text:p>
      <text:p text:style-name="P4"><text:soft-page-break/><text:s text:c="18"/>"2017-02-20 09:44:55",</text:p>
      <text:p text:style-name="P4"><text:s text:c="18"/>"156.98",</text:p>
      <text:p text:style-name="P4"><text:s text:c="18"/>"Completed"</text:p>
      <text:p text:style-name="P4"><text:s text:c="16"/>],</text:p>
      <text:p text:style-name="P4"><text:s text:c="16"/>[</text:p>
      <text:p text:style-name="P4"><text:s text:c="18"/>"49",</text:p>
      <text:p text:style-name="P4"><text:s text:c="18"/>"264244",</text:p>
      <text:p text:style-name="P4"><text:s text:c="18"/>"2018-01-29 15:33:06",</text:p>
      <text:p text:style-name="P4"><text:s text:c="18"/>"141.97",</text:p>
      <text:p text:style-name="P4"><text:s text:c="18"/>"Completed"</text:p>
      <text:p text:style-name="P4"><text:s text:c="16"/>]</text:p>
      <text:p text:style-name="P4"><text:s text:c="14"/>],</text:p>
      <text:p text:style-name="P4"><text:s text:c="14"/>"shape": {</text:p>
      <text:p text:style-name="P4"><text:s text:c="16"/>"columns": 4,</text:p>
      <text:p text:style-name="P4"><text:s text:c="16"/>"rows": 219781</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order_id&lt;/th&gt;\n",</text:p>
      <text:p text:style-name="P4"><text:s text:c="14"/>" <text:s text:c="5"/>&lt;th&gt;created_date&lt;/th&gt;\n",</text:p>
      <text:p text:style-name="P4"><text:s text:c="14"/>" <text:s text:c="5"/>&lt;th&gt;total_paid&lt;/th&gt;\n",</text:p>
      <text:p text:style-name="P4"><text:s text:c="14"/>" <text:s text:c="5"/>&lt;th&gt;state&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241319&lt;/td&gt;\n",</text:p>
      <text:p text:style-name="P4"><text:s text:c="14"/>" <text:s text:c="5"/>&lt;td&gt;2017-01-02 13:35:40&lt;/td&gt;\n",</text:p>
      <text:p text:style-name="P4"><text:s text:c="14"/>" <text:s text:c="5"/>&lt;td&gt;44.99&lt;/td&gt;\n",</text:p>
      <text:p text:style-name="P4"><text:s text:c="14"/>" <text:s text:c="5"/>&lt;td&gt;Cancelled&lt;/td&gt;\n",</text:p>
      <text:p text:style-name="P4"><text:soft-page-break/><text:s text:c="14"/>" <text:s text:c="3"/>&lt;/tr&gt;\n",</text:p>
      <text:p text:style-name="P4"><text:s text:c="14"/>" <text:s text:c="3"/>&lt;tr&gt;\n",</text:p>
      <text:p text:style-name="P4"><text:s text:c="14"/>" <text:s text:c="5"/>&lt;th&gt;1&lt;/th&gt;\n",</text:p>
      <text:p text:style-name="P4"><text:s text:c="14"/>" <text:s text:c="5"/>&lt;td&gt;241423&lt;/td&gt;\n",</text:p>
      <text:p text:style-name="P4"><text:s text:c="14"/>" <text:s text:c="5"/>&lt;td&gt;2017-11-06 13:10:02&lt;/td&gt;\n",</text:p>
      <text:p text:style-name="P4"><text:s text:c="14"/>" <text:s text:c="5"/>&lt;td&gt;136.15&lt;/td&gt;\n",</text:p>
      <text:p text:style-name="P4"><text:s text:c="14"/>" <text:s text:c="5"/>&lt;td&gt;Completed&lt;/td&gt;\n",</text:p>
      <text:p text:style-name="P4"><text:s text:c="14"/>" <text:s text:c="3"/>&lt;/tr&gt;\n",</text:p>
      <text:p text:style-name="P4"><text:s text:c="14"/>" <text:s text:c="3"/>&lt;tr&gt;\n",</text:p>
      <text:p text:style-name="P4"><text:s text:c="14"/>" <text:s text:c="5"/>&lt;th&gt;2&lt;/th&gt;\n",</text:p>
      <text:p text:style-name="P4"><text:s text:c="14"/>" <text:s text:c="5"/>&lt;td&gt;242832&lt;/td&gt;\n",</text:p>
      <text:p text:style-name="P4"><text:s text:c="14"/>" <text:s text:c="5"/>&lt;td&gt;2017-12-31 17:40:03&lt;/td&gt;\n",</text:p>
      <text:p text:style-name="P4"><text:s text:c="14"/>" <text:s text:c="5"/>&lt;td&gt;15.76&lt;/td&gt;\n",</text:p>
      <text:p text:style-name="P4"><text:s text:c="14"/>" <text:s text:c="5"/>&lt;td&gt;Completed&lt;/td&gt;\n",</text:p>
      <text:p text:style-name="P4"><text:s text:c="14"/>" <text:s text:c="3"/>&lt;/tr&gt;\n",</text:p>
      <text:p text:style-name="P4"><text:s text:c="14"/>" <text:s text:c="3"/>&lt;tr&gt;\n",</text:p>
      <text:p text:style-name="P4"><text:s text:c="14"/>" <text:s text:c="5"/>&lt;th&gt;3&lt;/th&gt;\n",</text:p>
      <text:p text:style-name="P4"><text:s text:c="14"/>" <text:s text:c="5"/>&lt;td&gt;243330&lt;/td&gt;\n",</text:p>
      <text:p text:style-name="P4"><text:s text:c="14"/>" <text:s text:c="5"/>&lt;td&gt;2017-02-16 10:59:38&lt;/td&gt;\n",</text:p>
      <text:p text:style-name="P4"><text:s text:c="14"/>" <text:s text:c="5"/>&lt;td&gt;84.98&lt;/td&gt;\n",</text:p>
      <text:p text:style-name="P4"><text:s text:c="14"/>" <text:s text:c="5"/>&lt;td&gt;Completed&lt;/td&gt;\n",</text:p>
      <text:p text:style-name="P4"><text:s text:c="14"/>" <text:s text:c="3"/>&lt;/tr&gt;\n",</text:p>
      <text:p text:style-name="P4"><text:s text:c="14"/>" <text:s text:c="3"/>&lt;tr&gt;\n",</text:p>
      <text:p text:style-name="P4"><text:s text:c="14"/>" <text:s text:c="5"/>&lt;th&gt;4&lt;/th&gt;\n",</text:p>
      <text:p text:style-name="P4"><text:s text:c="14"/>" <text:s text:c="5"/>&lt;td&gt;243784&lt;/td&gt;\n",</text:p>
      <text:p text:style-name="P4"><text:s text:c="14"/>" <text:s text:c="5"/>&lt;td&gt;2017-11-24 13:35:19&lt;/td&gt;\n",</text:p>
      <text:p text:style-name="P4"><text:s text:c="14"/>" <text:s text:c="5"/>&lt;td&gt;157.86&lt;/td&gt;\n",</text:p>
      <text:p text:style-name="P4"><text:s text:c="14"/>" <text:s text:c="5"/>&lt;td&gt;Cancelled&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219776&lt;/th&gt;\n",</text:p>
      <text:p text:style-name="P4"><text:s text:c="14"/>" <text:s text:c="5"/>&lt;td&gt;527397&lt;/td&gt;\n",</text:p>
      <text:p text:style-name="P4"><text:s text:c="14"/>" <text:s text:c="5"/>&lt;td&gt;2018-03-14 13:56:38&lt;/td&gt;\n",</text:p>
      <text:p text:style-name="P4"><text:s text:c="14"/>" <text:s text:c="5"/>&lt;td&gt;42.99&lt;/td&gt;\n",</text:p>
      <text:p text:style-name="P4"><text:s text:c="14"/>" <text:s text:c="5"/>&lt;td&gt;Place Order&lt;/td&gt;\n",</text:p>
      <text:p text:style-name="P4"><text:s text:c="14"/>" <text:s text:c="3"/>&lt;/tr&gt;\n",</text:p>
      <text:p text:style-name="P4"><text:s text:c="14"/>" <text:s text:c="3"/>&lt;tr&gt;\n",</text:p>
      <text:p text:style-name="P4"><text:s text:c="14"/>" <text:s text:c="5"/>&lt;th&gt;219777&lt;/th&gt;\n",</text:p>
      <text:p text:style-name="P4"><text:s text:c="14"/>" <text:s text:c="5"/>&lt;td&gt;527398&lt;/td&gt;\n",</text:p>
      <text:p text:style-name="P4"><text:s text:c="14"/>" <text:s text:c="5"/>&lt;td&gt;2018-03-14 13:57:25&lt;/td&gt;\n",</text:p>
      <text:p text:style-name="P4"><text:s text:c="14"/>" <text:s text:c="5"/>&lt;td&gt;42.99&lt;/td&gt;\n",</text:p>
      <text:p text:style-name="P4"><text:s text:c="14"/>" <text:s text:c="5"/>&lt;td&gt;Shopping Basket&lt;/td&gt;\n",</text:p>
      <text:p text:style-name="P4"><text:soft-page-break/><text:s text:c="14"/>" <text:s text:c="3"/>&lt;/tr&gt;\n",</text:p>
      <text:p text:style-name="P4"><text:s text:c="14"/>" <text:s text:c="3"/>&lt;tr&gt;\n",</text:p>
      <text:p text:style-name="P4"><text:s text:c="14"/>" <text:s text:c="5"/>&lt;th&gt;219778&lt;/th&gt;\n",</text:p>
      <text:p text:style-name="P4"><text:s text:c="14"/>" <text:s text:c="5"/>&lt;td&gt;527399&lt;/td&gt;\n",</text:p>
      <text:p text:style-name="P4"><text:s text:c="14"/>" <text:s text:c="5"/>&lt;td&gt;2018-03-14 13:57:34&lt;/td&gt;\n",</text:p>
      <text:p text:style-name="P4"><text:s text:c="14"/>" <text:s text:c="5"/>&lt;td&gt;141.58&lt;/td&gt;\n",</text:p>
      <text:p text:style-name="P4"><text:s text:c="14"/>" <text:s text:c="5"/>&lt;td&gt;Shopping Basket&lt;/td&gt;\n",</text:p>
      <text:p text:style-name="P4"><text:s text:c="14"/>" <text:s text:c="3"/>&lt;/tr&gt;\n",</text:p>
      <text:p text:style-name="P4"><text:s text:c="14"/>" <text:s text:c="3"/>&lt;tr&gt;\n",</text:p>
      <text:p text:style-name="P4"><text:s text:c="14"/>" <text:s text:c="5"/>&lt;th&gt;219779&lt;/th&gt;\n",</text:p>
      <text:p text:style-name="P4"><text:s text:c="14"/>" <text:s text:c="5"/>&lt;td&gt;527400&lt;/td&gt;\n",</text:p>
      <text:p text:style-name="P4"><text:s text:c="14"/>" <text:s text:c="5"/>&lt;td&gt;2018-03-14 13:57:41&lt;/td&gt;\n",</text:p>
      <text:p text:style-name="P4"><text:s text:c="14"/>" <text:s text:c="5"/>&lt;td&gt;19.98&lt;/td&gt;\n",</text:p>
      <text:p text:style-name="P4"><text:s text:c="14"/>" <text:s text:c="5"/>&lt;td&gt;Shopping Basket&lt;/td&gt;\n",</text:p>
      <text:p text:style-name="P4"><text:s text:c="14"/>" <text:s text:c="3"/>&lt;/tr&gt;\n",</text:p>
      <text:p text:style-name="P4"><text:s text:c="14"/>" <text:s text:c="3"/>&lt;tr&gt;\n",</text:p>
      <text:p text:style-name="P4"><text:s text:c="14"/>" <text:s text:c="5"/>&lt;th&gt;219780&lt;/th&gt;\n",</text:p>
      <text:p text:style-name="P4"><text:s text:c="14"/>" <text:s text:c="5"/>&lt;td&gt;527401&lt;/td&gt;\n",</text:p>
      <text:p text:style-name="P4"><text:s text:c="14"/>" <text:s text:c="5"/>&lt;td&gt;2018-03-14 13:58:36&lt;/td&gt;\n",</text:p>
      <text:p text:style-name="P4"><text:s text:c="14"/>" <text:s text:c="5"/>&lt;td&gt;18.98&lt;/td&gt;\n",</text:p>
      <text:p text:style-name="P4"><text:s text:c="14"/>" <text:s text:c="5"/>&lt;td&gt;Place Order&lt;/td&gt;\n",</text:p>
      <text:p text:style-name="P4"><text:s text:c="14"/>" <text:s text:c="3"/>&lt;/tr&gt;\n",</text:p>
      <text:p text:style-name="P4"><text:s text:c="14"/>" <text:s/>&lt;/tbody&gt;\n",</text:p>
      <text:p text:style-name="P4"><text:s text:c="14"/>"&lt;/table&gt;\n",</text:p>
      <text:p text:style-name="P4"><text:s text:c="14"/>"&lt;p&gt;219781 rows × 4 columns&lt;/p&gt;\n",</text:p>
      <text:p text:style-name="P4"><text:s text:c="14"/>"&lt;/div&gt;"</text:p>
      <text:p text:style-name="P4"><text:s text:c="12"/>],</text:p>
      <text:p text:style-name="P4"><text:s text:c="12"/>"text/plain": [</text:p>
      <text:p text:style-name="P4"><text:s text:c="14"/>" <text:s text:c="7"/>order_id <text:s text:c="7"/>created_date <text:s/>total_paid <text:s text:c="11"/>state\n",</text:p>
      <text:p text:style-name="P4"><text:s text:c="14"/>"0 <text:s text:c="8"/>241319 2017-01-02 13:35:40 <text:s text:c="6"/>44.99 <text:s text:c="7"/>Cancelled\n",</text:p>
      <text:p text:style-name="P4"><text:s text:c="14"/>"1 <text:s text:c="8"/>241423 2017-11-06 13:10:02 <text:s text:c="5"/>136.15 <text:s text:c="7"/>Completed\n",</text:p>
      <text:p text:style-name="P4"><text:s text:c="14"/>"2 <text:s text:c="8"/>242832 2017-12-31 17:40:03 <text:s text:c="6"/>15.76 <text:s text:c="7"/>Completed\n",</text:p>
      <text:p text:style-name="P4"><text:s text:c="14"/>"3 <text:s text:c="8"/>243330 2017-02-16 10:59:38 <text:s text:c="6"/>84.98 <text:s text:c="7"/>Completed\n",</text:p>
      <text:p text:style-name="P4"><text:s text:c="14"/>"4 <text:s text:c="8"/>243784 2017-11-24 13:35:19 <text:s text:c="5"/>157.86 <text:s text:c="7"/>Cancelled\n",</text:p>
      <text:p text:style-name="P4"><text:s text:c="14"/>"... <text:s text:c="9"/>... <text:s text:c="16"/>... <text:s text:c="8"/>... <text:s text:c="13"/>...\n",</text:p>
      <text:p text:style-name="P4"><text:s text:c="14"/>"219776 <text:s text:c="3"/>527397 2018-03-14 13:56:38 <text:s text:c="6"/>42.99 <text:s text:c="5"/>Place Order\n",</text:p>
      <text:p text:style-name="P4"><text:s text:c="14"/>"219777 <text:s text:c="3"/>527398 2018-03-14 13:57:25 <text:s text:c="6"/>42.99 <text:s/>Shopping Basket\n",</text:p>
      <text:p text:style-name="P4"><text:s text:c="14"/>"219778 <text:s text:c="3"/>527399 2018-03-14 13:57:34 <text:s text:c="5"/>141.58 <text:s/>Shopping Basket\n",</text:p>
      <text:p text:style-name="P4"><text:s text:c="14"/>"219779 <text:s text:c="3"/>527400 2018-03-14 13:57:41 <text:s text:c="6"/>19.98 <text:s/>Shopping Basket\n",</text:p>
      <text:p text:style-name="P4"><text:s text:c="14"/>"219780 <text:s text:c="3"/>527401 2018-03-14 13:58:36 <text:s text:c="6"/>18.98 <text:s text:c="5"/>Place Order\n",</text:p>
      <text:p text:style-name="P4"><text:s text:c="14"/>"\n",</text:p>
      <text:p text:style-name="P4"><text:s text:c="14"/>"[219781 rows x 4 columns]"</text:p>
      <text:p text:style-name="P4"><text:s text:c="12"/>]</text:p>
      <text:p text:style-name="P4"><text:s text:c="10"/>},</text:p>
      <text:p text:style-name="P4"><text:s text:c="10"/>"execution_count": 85,</text:p>
      <text:p text:style-name="P4"><text:s text:c="10"/>"metadata": {},</text:p>
      <text:p text:style-name="P4"><text:s text:c="10"/>"output_type": "execute_result"</text:p>
      <text:p text:style-name="P4"><text:s text:c="8"/>}</text:p>
      <text:p text:style-name="P4"><text:s text:c="6"/>],</text:p>
      <text:p text:style-name="P4"><text:soft-page-break/><text:s text:c="6"/>"source": [</text:p>
      <text:p text:style-name="P4"><text:s text:c="8"/>"orders_df = orders_df[~mask].reset_index(drop=True)\n",</text:p>
      <text:p text:style-name="P4"><text:s text:c="8"/>"orders_df"</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About 3% of the orders were dropped from orders_df."</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Exporting Cleaned CSV Files"</text:p>
      <text:p text:style-name="P4"><text:s text:c="6"/>]</text:p>
      <text:p text:style-name="P4"><text:s text:c="4"/>},</text:p>
      <text:p text:style-name="P4"><text:s text:c="4"/>{</text:p>
      <text:p text:style-name="P4"><text:s text:c="6"/>"cell_type": "code",</text:p>
      <text:p text:style-name="P4"><text:s text:c="6"/>"execution_count": null,</text:p>
      <text:p text:style-name="P4"><text:s text:c="6"/>"metadata": {},</text:p>
      <text:p text:style-name="P4"><text:s text:c="6"/>"outputs": [],</text:p>
      <text:p text:style-name="P4"><text:s text:c="6"/>"source": [</text:p>
      <text:p text:style-name="P4"><text:s text:c="8"/>"orders_df.to_csv(\"3_Data_Cleaning/data/orders_df_cleaned.csv\", index=False)\n",</text:p>
      <text:p text:style-name="P4"><text:s text:c="8"/>"orderlines_df.to_csv(\"3_Data_Cleaning/data/orderlines_df_cleaned.csv\", index=False)\n",</text:p>
      <text:p text:style-name="P4"><text:s text:c="8"/>"products_df.to_csv(\"3_Data_Cleaning/data/products_df_cleaned.csv\", index=False)\n"</text:p>
      <text:p text:style-name="P4"><text:s text:c="6"/>]</text:p>
      <text:p text:style-name="P4"><text:s text:c="4"/>},</text:p>
      <text:p text:style-name="P4"><text:s text:c="4"/>{</text:p>
      <text:p text:style-name="P4"><text:s text:c="6"/>"cell_type": "code",</text:p>
      <text:p text:style-name="P4"><text:s text:c="6"/>"execution_count": 86,</text:p>
      <text:p text:style-name="P4"><text:s text:c="6"/>"metadata": {},</text:p>
      <text:p text:style-name="P4"><text:s text:c="6"/>"outputs": [],</text:p>
      <text:p text:style-name="P4"><text:s text:c="6"/>"source": [</text:p>
      <text:p text:style-name="P4"><text:s text:c="8"/>"dropped_ids_df.to_csv(\"3_Data_Cleaning/data/dropped_ids_df.csv\", index=False)"</text:p>
      <text:p text:style-name="P4"><text:s text:c="6"/>]</text:p>
      <text:p text:style-name="P4"><text:s text:c="4"/>},</text:p>
      <text:p text:style-name="P4"><text:s text:c="4"/>{</text:p>
      <text:p text:style-name="P4"><text:s text:c="6"/>"cell_type": "code",</text:p>
      <text:p text:style-name="P4"><text:s text:c="6"/>"execution_count": null,</text:p>
      <text:p text:style-name="P4"><text:s text:c="6"/>"metadata": {},</text:p>
      <text:p text:style-name="P4"><text:s text:c="6"/>"outputs": [],</text:p>
      <text:p text:style-name="P4"><text:s text:c="6"/>"source": [</text:p>
      <text:p text:style-name="P4"><text:s text:c="8"/>"from google.colab import files\n",</text:p>
      <text:p text:style-name="P4"><text:s text:c="8"/>"\n",</text:p>
      <text:p text:style-name="P4"><text:s text:c="8"/>"#orders_df.to_csv(\"orders_df_cleaned.csv\", index=False)\n",</text:p>
      <text:p text:style-name="P4"><text:s text:c="8"/>"#files.download(\"orders_df_cleaned.csv\")\n",</text:p>
      <text:p text:style-name="P4"><text:soft-page-break/><text:s text:c="8"/>"\n",</text:p>
      <text:p text:style-name="P4"><text:s text:c="8"/>"#orderlines_df.to_csv(\"orderlines_df_cleaned.csv\", index=False)\n",</text:p>
      <text:p text:style-name="P4"><text:s text:c="8"/>"#files.download(\"orderlines_df_cleaned.csv\")\n",</text:p>
      <text:p text:style-name="P4"><text:s text:c="8"/>"\n",</text:p>
      <text:p text:style-name="P4"><text:s text:c="8"/>"#products_df.to_csv(\"products_df_cleaned.csv\", index=False)\n",</text:p>
      <text:p text:style-name="P4"><text:s text:c="8"/>"#files.download(\"products_df_cleaned.csv\")"</text:p>
      <text:p text:style-name="P4"><text:s text:c="6"/>]</text:p>
      <text:p text:style-name="P4"><text:s text:c="4"/>}</text:p>
      <text:p text:style-name="P4"><text:s text:c="2"/>],</text:p>
      <text:p text:style-name="P4"><text:s text:c="2"/>"metadata": {</text:p>
      <text:p text:style-name="P4"><text:s text:c="4"/>"colab": {</text:p>
      <text:p text:style-name="P4"><text:s text:c="6"/>"provenance": []</text:p>
      <text:p text:style-name="P4"><text:s text:c="4"/>},</text:p>
      <text:p text:style-name="P4"><text:s text:c="4"/>"kernelspec": {</text:p>
      <text:p text:style-name="P4"><text:s text:c="6"/>"display_name": "wbs-bootcamp-py3.12 (3.12.1)",</text:p>
      <text:p text:style-name="P4"><text:s text:c="6"/>"language": "python",</text:p>
      <text:p text:style-name="P4"><text:s text:c="6"/>"name": "python3"</text:p>
      <text:p text:style-name="P4"><text:s text:c="4"/>},</text:p>
      <text:p text:style-name="P4"><text:s text:c="4"/>"language_info": {</text:p>
      <text:p text:style-name="P4"><text:s text:c="6"/>"codemirror_mode": {</text:p>
      <text:p text:style-name="P4"><text:s text:c="8"/>"name": "ipython",</text:p>
      <text:p text:style-name="P4"><text:s text:c="8"/>"version": 3</text:p>
      <text:p text:style-name="P4"><text:s text:c="6"/>},</text:p>
      <text:p text:style-name="P4"><text:s text:c="6"/>"file_extension": ".py",</text:p>
      <text:p text:style-name="P4"><text:s text:c="6"/>"mimetype": "text/x-python",</text:p>
      <text:p text:style-name="P4"><text:s text:c="6"/>"name": "python",</text:p>
      <text:p text:style-name="P4"><text:s text:c="6"/>"nbconvert_exporter": "python",</text:p>
      <text:p text:style-name="P4"><text:s text:c="6"/>"pygments_lexer": "ipython3",</text:p>
      <text:p text:style-name="P4"><text:s text:c="6"/>"version": "3.12.1"</text:p>
      <text:p text:style-name="P4"><text:s text:c="4"/>}</text:p>
      <text:p text:style-name="P4"><text:s text:c="2"/>},</text:p>
      <text:p text:style-name="P4"><text:s text:c="2"/>"nbformat": 4,</text:p>
      <text:p text:style-name="P4"><text:s text:c="2"/>"nbformat_minor": 0</text:p>
      <text:p text:style-name="P4">}</text:p>
      <text:p text:style-name="P4"/>
      <text:p text:style-name="P4">-------------------------------------------------------------------------</text:p>
      <text:p text:style-name="P4"/>
      <text:p text:style-name="P4"/>
      <text:p text:style-name="P4">{</text:p>
      <text:p text:style-name="P4"><text:s text:c="2"/>"cells": [</text:p>
      <text:p text:style-name="P4"><text:s text:c="4"/>{</text:p>
      <text:p text:style-name="P4"><text:s text:c="6"/>"cell_type": "markdown",</text:p>
      <text:p text:style-name="P4"><text:s text:c="6"/>"metadata": {</text:p>
      <text:p text:style-name="P4"><text:s text:c="8"/>"id": "tptsUPVGJ-7O"</text:p>
      <text:p text:style-name="P4"><text:s text:c="6"/>},</text:p>
      <text:p text:style-name="P4"><text:s text:c="6"/>"source": [</text:p>
      <text:p text:style-name="P4"><text:s text:c="8"/>"# Data Visualisation with Seaborn"</text:p>
      <text:p text:style-name="P4"><text:s text:c="6"/>]</text:p>
      <text:p text:style-name="P4"><text:s text:c="4"/>},</text:p>
      <text:p text:style-name="P4"><text:soft-page-break/><text:s text:c="4"/>{</text:p>
      <text:p text:style-name="P4"><text:s text:c="6"/>"cell_type": "code",</text:p>
      <text:p text:style-name="P4"><text:s text:c="6"/>"execution_count": 19,</text:p>
      <text:p text:style-name="P4"><text:s text:c="6"/>"metadata": {},</text:p>
      <text:p text:style-name="P4"><text:s text:c="6"/>"outputs": [],</text:p>
      <text:p text:style-name="P4"><text:s text:c="6"/>"source": [</text:p>
      <text:p text:style-name="P4"><text:s text:c="8"/>"import numpy as np\n",</text:p>
      <text:p text:style-name="P4"><text:s text:c="8"/>"import pandas as pd\n",</text:p>
      <text:p text:style-name="P4"><text:s text:c="8"/>"import seaborn as sns\n",</text:p>
      <text:p text:style-name="P4"><text:s text:c="8"/>"import matplotlib.pyplot as plt\n",</text:p>
      <text:p text:style-name="P4"><text:s text:c="8"/>"from matplotlib.ticker import ScalarFormatter\n",</text:p>
      <text:p text:style-name="P4"><text:s text:c="8"/>"from matplotlib.ticker import FuncFormatter\n",</text:p>
      <text:p text:style-name="P4"><text:s text:c="8"/>"import matplotlib.dates as mdates\n",</text:p>
      <text:p text:style-name="P4"><text:s text:c="8"/>"from matplotlib.ticker import PercentFormatter\n",</text:p>
      <text:p text:style-name="P4"><text:s text:c="8"/>"from scipy.stats import linregress\n",</text:p>
      <text:p text:style-name="P4"><text:s text:c="8"/>"import matplotlib.ticker as mticker\n",</text:p>
      <text:p text:style-name="P4"><text:s text:c="8"/>"from scipy.stats import linregress"</text:p>
      <text:p text:style-name="P4"><text:s text:c="6"/>]</text:p>
      <text:p text:style-name="P4"><text:s text:c="4"/>},</text:p>
      <text:p text:style-name="P4"><text:s text:c="4"/>{</text:p>
      <text:p text:style-name="P4"><text:s text:c="6"/>"cell_type": "code",</text:p>
      <text:p text:style-name="P4"><text:s text:c="6"/>"execution_count": 2,</text:p>
      <text:p text:style-name="P4"><text:s text:c="6"/>"metadata": {},</text:p>
      <text:p text:style-name="P4"><text:s text:c="6"/>"outputs": [],</text:p>
      <text:p text:style-name="P4"><text:s text:c="6"/>"source": [</text:p>
      <text:p text:style-name="P4"><text:s text:c="8"/>"orderlines_df = pd.read_csv('3_Data_Cleaning/data/orderlines_qc_df.csv', parse_dates=['date'])\n",</text:p>
      <text:p text:style-name="P4"><text:s text:c="8"/>"orders_df = pd.read_csv('3_Data_Cleaning/data/orders_qc_df.csv', parse_dates=['created_date'])\n",</text:p>
      <text:p text:style-name="P4"><text:s text:c="8"/>"products_df = pd.read_csv('3_Data_Cleaning/data/products_qc_category_df.csv')"</text:p>
      <text:p text:style-name="P4"><text:s text:c="6"/>]</text:p>
      <text:p text:style-name="P4"><text:s text:c="4"/>},</text:p>
      <text:p text:style-name="P4"><text:s text:c="4"/>{</text:p>
      <text:p text:style-name="P4"><text:s text:c="6"/>"cell_type": "code",</text:p>
      <text:p text:style-name="P4"><text:s text:c="6"/>"execution_count": 3,</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object",</text:p>
      <text:p text:style-name="P4"><text:s text:c="18"/>"type": "string"</text:p>
      <text:p text:style-name="P4"><text:s text:c="16"/>},</text:p>
      <text:p text:style-name="P4"><text:s text:c="16"/>{</text:p>
      <text:p text:style-name="P4"><text:s text:c="18"/>"name": "0",</text:p>
      <text:p text:style-name="P4"><text:s text:c="18"/>"rawType": "int64",</text:p>
      <text:p text:style-name="P4"><text:soft-page-break/><text:s text:c="18"/>"type": "integer"</text:p>
      <text:p text:style-name="P4"><text:s text:c="16"/>}</text:p>
      <text:p text:style-name="P4"><text:s text:c="14"/>],</text:p>
      <text:p text:style-name="P4"><text:s text:c="14"/>"ref": "0cf4588e-1ba1-46d8-b441-7abef1613742",</text:p>
      <text:p text:style-name="P4"><text:s text:c="14"/>"rows": [</text:p>
      <text:p text:style-name="P4"><text:s text:c="16"/>[</text:p>
      <text:p text:style-name="P4"><text:s text:c="18"/>"id",</text:p>
      <text:p text:style-name="P4"><text:s text:c="18"/>"57974"</text:p>
      <text:p text:style-name="P4"><text:s text:c="16"/>],</text:p>
      <text:p text:style-name="P4"><text:s text:c="16"/>[</text:p>
      <text:p text:style-name="P4"><text:s text:c="18"/>"id_order",</text:p>
      <text:p text:style-name="P4"><text:s text:c="18"/>"44145"</text:p>
      <text:p text:style-name="P4"><text:s text:c="16"/>],</text:p>
      <text:p text:style-name="P4"><text:s text:c="16"/>[</text:p>
      <text:p text:style-name="P4"><text:s text:c="18"/>"product_id",</text:p>
      <text:p text:style-name="P4"><text:s text:c="18"/>"1"</text:p>
      <text:p text:style-name="P4"><text:s text:c="16"/>],</text:p>
      <text:p text:style-name="P4"><text:s text:c="16"/>[</text:p>
      <text:p text:style-name="P4"><text:s text:c="18"/>"product_quantity",</text:p>
      <text:p text:style-name="P4"><text:s text:c="18"/>"27"</text:p>
      <text:p text:style-name="P4"><text:s text:c="16"/>],</text:p>
      <text:p text:style-name="P4"><text:s text:c="16"/>[</text:p>
      <text:p text:style-name="P4"><text:s text:c="18"/>"sku",</text:p>
      <text:p text:style-name="P4"><text:s text:c="18"/>"5722"</text:p>
      <text:p text:style-name="P4"><text:s text:c="16"/>],</text:p>
      <text:p text:style-name="P4"><text:s text:c="16"/>[</text:p>
      <text:p text:style-name="P4"><text:s text:c="18"/>"unit_price",</text:p>
      <text:p text:style-name="P4"><text:s text:c="18"/>"5627"</text:p>
      <text:p text:style-name="P4"><text:s text:c="16"/>],</text:p>
      <text:p text:style-name="P4"><text:s text:c="16"/>[</text:p>
      <text:p text:style-name="P4"><text:s text:c="18"/>"date",</text:p>
      <text:p text:style-name="P4"><text:s text:c="18"/>"57365"</text:p>
      <text:p text:style-name="P4"><text:s text:c="16"/>],</text:p>
      <text:p text:style-name="P4"><text:s text:c="16"/>[</text:p>
      <text:p text:style-name="P4"><text:s text:c="18"/>"unit_price_total",</text:p>
      <text:p text:style-name="P4"><text:s text:c="18"/>"6841"</text:p>
      <text:p text:style-name="P4"><text:s text:c="16"/>]</text:p>
      <text:p text:style-name="P4"><text:s text:c="14"/>],</text:p>
      <text:p text:style-name="P4"><text:s text:c="14"/>"shape": {</text:p>
      <text:p text:style-name="P4"><text:s text:c="16"/>"columns": 1,</text:p>
      <text:p text:style-name="P4"><text:s text:c="16"/>"rows": 8</text:p>
      <text:p text:style-name="P4"><text:s text:c="14"/>}</text:p>
      <text:p text:style-name="P4"><text:s text:c="12"/>},</text:p>
      <text:p text:style-name="P4"><text:s text:c="12"/>"text/plain": [</text:p>
      <text:p text:style-name="P4"><text:s text:c="14"/>"id <text:s text:c="17"/>57974\n",</text:p>
      <text:p text:style-name="P4"><text:s text:c="14"/>"id_order <text:s text:c="11"/>44145\n",</text:p>
      <text:p text:style-name="P4"><text:s text:c="14"/>"product_id <text:s text:c="13"/>1\n",</text:p>
      <text:p text:style-name="P4"><text:s text:c="14"/>"product_quantity <text:s text:c="6"/>27\n",</text:p>
      <text:p text:style-name="P4"><text:s text:c="14"/>"sku <text:s text:c="17"/>5722\n",</text:p>
      <text:p text:style-name="P4"><text:soft-page-break/><text:s text:c="14"/>"unit_price <text:s text:c="10"/>5627\n",</text:p>
      <text:p text:style-name="P4"><text:s text:c="14"/>"date <text:s text:c="15"/>57365\n",</text:p>
      <text:p text:style-name="P4"><text:s text:c="14"/>"unit_price_total <text:s text:c="4"/>6841\n",</text:p>
      <text:p text:style-name="P4"><text:s text:c="14"/>"dtype: int64"</text:p>
      <text:p text:style-name="P4"><text:s text:c="12"/>]</text:p>
      <text:p text:style-name="P4"><text:s text:c="10"/>},</text:p>
      <text:p text:style-name="P4"><text:s text:c="10"/>"execution_count": 3,</text:p>
      <text:p text:style-name="P4"><text:s text:c="10"/>"metadata": {},</text:p>
      <text:p text:style-name="P4"><text:s text:c="10"/>"output_type": "execute_result"</text:p>
      <text:p text:style-name="P4"><text:s text:c="8"/>}</text:p>
      <text:p text:style-name="P4"><text:s text:c="6"/>],</text:p>
      <text:p text:style-name="P4"><text:s text:c="6"/>"source": [</text:p>
      <text:p text:style-name="P4"><text:s text:c="8"/>"orderlines_df.nunique()"</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Eniac Discount Project"</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Price distribution by category:"</text:p>
      <text:p text:style-name="P4"><text:s text:c="6"/>]</text:p>
      <text:p text:style-name="P4"><text:s text:c="4"/>},</text:p>
      <text:p text:style-name="P4"><text:s text:c="4"/>{</text:p>
      <text:p text:style-name="P4"><text:s text:c="6"/>"cell_type": "code",</text:p>
      <text:p text:style-name="P4"><text:s text:c="6"/>"execution_count": 28,</text:p>
      <text:p text:style-name="P4"><text:s text:c="6"/>"metadata": {},</text:p>
      <text:p text:style-name="P4"><text:s text:c="6"/>"outputs": [],</text:p>
      <text:p text:style-name="P4"><text:s text:c="6"/>"source": [</text:p>
      <text:p text:style-name="P4"><text:s text:c="8"/>"# 1. Compute median price per category in the desired order\n",</text:p>
      <text:p text:style-name="P4"><text:s text:c="8"/>"category_order = (\n",</text:p>
      <text:p text:style-name="P4"><text:s text:c="8"/>" <text:s text:c="3"/>products_df\n",</text:p>
      <text:p text:style-name="P4"><text:s text:c="8"/>" <text:s text:c="3"/>.groupby('category')['price']\n",</text:p>
      <text:p text:style-name="P4"><text:s text:c="8"/>" <text:s text:c="3"/>.median()\n",</text:p>
      <text:p text:style-name="P4"><text:s text:c="8"/>" <text:s text:c="3"/>.sort_values(ascending=False)\n",</text:p>
      <text:p text:style-name="P4"><text:s text:c="8"/>" <text:s text:c="3"/>.index\n",</text:p>
      <text:p text:style-name="P4"><text:s text:c="8"/>")\n",</text:p>
      <text:p text:style-name="P4"><text:s text:c="8"/>"medians = products_df.groupby('category')['price']\\\n",</text:p>
      <text:p text:style-name="P4"><text:s text:c="8"/>" <text:s text:c="11"/>.median().reindex(category_order)"</text:p>
      <text:p text:style-name="P4"><text:s text:c="6"/>]</text:p>
      <text:p text:style-name="P4"><text:s text:c="4"/>},</text:p>
      <text:p text:style-name="P4"><text:s text:c="4"/>{</text:p>
      <text:p text:style-name="P4"><text:s text:c="6"/>"cell_type": "code",</text:p>
      <text:p text:style-name="P4"><text:soft-page-break/><text:s text:c="6"/>"execution_count": 29,</text:p>
      <text:p text:style-name="P4"><text:s text:c="6"/>"metadata": {},</text:p>
      <text:p text:style-name="P4"><text:s text:c="6"/>"outputs": [</text:p>
      <text:p text:style-name="P4"><text:s text:c="8"/>{</text:p>
      <text:p text:style-name="P4"><text:s text:c="10"/>"data": {</text:p>
      <text:p text:style-name="P4"><text:s text:c="12"/>"image/png": "iVBORw0KGgoAAAANSUhEUgAAA18AAAMQCAYAAADYSN/QAAAAOnRFWHRTb2Z0d2FyZQBNYXRwbG90bGliIHZlcnNpb24zLjEwLjMsIGh0dHBzOi8vbWF0cGxvdGxpYi5vcmcvZiW1igAAAAlwSFlzAAAPYQAAD2EBqD+naQAA+vtJREFUeJzs3Qd4U+X7xvGH1bLL3hvZlA0KAooMEQERRQTFBaiouFDBvXEPHIiAExWR6QBFRQVUFFFAVPbeZe/d/q/75X/yS7qBNk3a7+e6cqVNT05OTtr03Hne9znZ4uLi4gwAAAAAkK6yp+/qAQAAAABC+AIAAACAICB8AQAAAEAQEL4AAAAAIAgIXwAAAAAQBIQvAAAAAAgCwhcAAAAABAHhCwAAAACCgPAFAICZxcXFWTgJt+3N7Hg9AKQG4QsAQtjvv/9uNWrUSPRSt25dO/vss+3KK6+0999/344ePZrq9W7YsMGto3Xr1haqz7F27drWsGFD69ixoz300EP277//Jnr/119/3S3/yiuvnPY2/Pzzz3bDDTec0n2GDBniHnf8+PHJ3pbW9u7da0899ZRNmTIlxe3JSH369HHb8+uvv2bYNuh35oknnrAuXbpY48aNrV69enbhhRfa448/bmvWrEmTxzhy5Ii98cYb9vbbb6fJ+gBkbjkzegMAACnLmzevtW3bNuC2EydOuAPxP/74w+bPn2/fffedC2G5cuWyzPAcVUk4cOCArVixwgWKSZMm2aBBg6xv375p+ribNm1y6yxZsqSFg2eeecbtCwUwJB2ItJ/Gjh3rvq9atao1bdrUjh07ZkuXLrVPPvnE/U49//zz1qlTpzN6rFGjRrkPAG6++eY02noAmRnhCwDCQOHChe3FF19MsorVu3dvmzdvnn388cd23XXXpbg+BY1p06aFVFBL7jl++eWX9sgjj7iD5eLFi1vXrl19P7vqqqvcAbTufzpiY2NP635333239e/f30qUKGGhMLwto7Yn1Gj/DBw40GbOnOmqp6pyqeLlUQAbM2aM+1269957rUCBAtaqVaszejwASC2GHQJAmCtXrpz169fPff3tt9+m6j4KXaoGVKhQwcKBho3pIFpeeOEFO3z4sO9nRYoUcc9F18GkkKPH1cF7KAi17ckoqmopeGlffPDBBwHBy/vd1xDTm266yY4fP55k4AeA9ED4AoBMoGLFiu56x44dCeYAzZ0711UCdBB6zjnnuKGJyc35Wrt2rasyXXDBBe4+7du3t4cfftg2b96cYFkNe9RcK83Lio6OdnPQdFCrKlxaU7VL89xiYmLs+++/T3HOlw7ANZxQVQ3d7/zzz7fBgwfbypUrA+7rDXXcunWrW4+et3j76JZbbrGvv/7a2rRp456jguC+fftSnGOlIW+qyOk+WqdCo/aXPw0f1DruueeeRNfhzX9TSPC+nzx5svta8+D0vdYhSW2PhqeqInrZZZdZgwYN3EVff/TRR771xp9/9/TTT9uqVavs9ttvd6+pfg+6d+9uEydOtFOlxxgxYoTbz9oXF110kfteQwM906dPd4+r+YuJ0WtTq1Yta9euXYqVJv1+e5XAggULJrmcfjdUGdNl586dAT/75ptv7MYbb7Rzzz3X/e5ovtgVV1zh9qN/pVSvq+Z7iZ6TnoN+p/xpzpsqktqP3vPXMgcPHkx0u/7++28bMGCAtWjRwr1WV199tc2ZM8eGDx8e8Hqf6eur6p8eo379+q5yrmGT+tm4ceMS3a6RI0e6n3vPF8DpYdghAGQCy5Ytc9dlypRJ8DMFJx1cKoRo/pQOoJLy22+/2a233mr79++3atWqucCi+3z22Wc2Y8YMd61Km2zZssWuueYaF9ZKlSrl1q9wMWvWLHdRo4MePXqk6fPUwe4///zjDkY7d+6c5HJqRqEwkjNnTmvSpIk7CF++fLm7XdVBHWBWr17d7Qsd0CvM5cmTx30dv4KmOUIKcnXq1LGzzjrLHdCmVF169913XXjRfRTa/vrrLxs9erT9+OOPrjJTqFCh03r+Cn4LFiyw9evXu4Ps8uXLJ1u9VMBRiNDrmi9fPhcAsmXL5g7Cn3zySfeaqlFEREREwP30muu1i4yMdE1Pdu/e7eYVPvDAA7Znz55Tak6iuVfaF40aNXIBSh8GKCjPnj3b3nvvPffYel213/UY+n3yPkzwfP755y70XHrppW77k7Jo0SJbt26de67a78nR74QXZP1pLp2CiX4ftM358+d327Rw4UJ30frvv/9+t6x+X/S7qL8/7/fJ/+9LgeWll15y1TaFOA2Z1eunAKN9r8pcVFSUb3n9Ht55551uaKT2u6qZf/75p9vf+l1Kq9dXf596Ts2aNXPL631D4Vi/n/ob6dmzZ4LH0r7SsnoNAJyBOABAyPrtt9/iqlevHtemTZskl1m8eHFc06ZN3XITJkzw3T548GB3W4MGDeLWrVvnbouNjXWX9evXu5+1atXKt/<text:soft-page-break/>z+/fvd97p9zJgxvtu1/HPPPeduv+mmm3y3X3311e62Z599Nu7o0aO+2xcsWBDXpEmTuDp16sQtX748TZ6jZ9q0aW7ZXr16+W577bXX3G0vv/yy77a2bdvG1a5dO+Dx9Tyeeuopt6z2jSexfeF/uy6PP/647/YTJ04E7N/PPvvM9zPvNl0++ugj3+0HDx6M69evn7v94Ycf9t0+ceJEd9ugQYMSfb7euo4dO5bgMfwfN6nbn3nmGXdbjx494nbs2OG7ffv27XGXXXaZ+5mWif9a6HLnnXfGHThwwPezDz/80N3evHlzty9T4v1+1KpVK+67777z3b5z5864Sy+91P3s7bff9t0+dOhQd9urr76aYF0XXXRRXM2aNeM2btyY7GNOmTLFrUOPfToWLVrk7n/BBRfEbdu2LeBnX375pftZ/fr1A37fE/v9kzlz5sTVqFEjrnXr1u5v1HPkyJG4IUOGJHjdtV+aNWvm9te3334b8LszYMAA3+ui35m0eH1HjRoV8Dut3zG9tvqZ937hWbhwobv92muvPa39CuB/GHYIAGFg165dbmia/+WOO+5ww4u6devmqhEdOnRI9FNpVQBUIRF9cp1U5UCfkmt4l4YiaqiTR8vr03hVwtTOXpUfVQBUwahZs6ZrWuDfuEPDmDRUT5/ef/jhh2m6H7wqgfZHcrZt2+aqXv7NJ/Q8NLRKlUDtt1Phvz+yZ0/5X6cqCmoE4lEVRRUg7SdVcZIacpaWVBXR0Edtr6ov/hW9okWLuupTjhw5XCVOXSX9ad89+uijrgOlR9UQVVA0tNV/eGtqhouqQuRRYxRVZUSP7bn88svd9RdffBEwtFDD8DRUVENmE6vsxn/dpVixYnY6VLlVK3oNWYy/DlVaVS07dOhQqp6/Kp16Hg8++KD7O/FoH2rfav1qeqO/OdHvhSqM2g8a6uv/u6PmIPGrrWfy+up2DTX0aB16zS+55BL3ffzTGHgVQg09BXBmCF8AEAZ0sK6Of/4XLyy1bNnSnn32WXvttdcSDQb+B37JUZgSb86TPx0wfvXVV244nQ7SNKxJ1L47scf0usd560wrCnSS3NAz0VBDNeXQwaKGeOkAXsPWdFCqIKXtTq3cuXNb5cqVT3l4YHw62NacH22Xwmt60xA8PZbmNHnh259u0/boIF77x5+G/cUfGqnfAa+jpALImewLDaFTx03NI9QQSlG419wyzbXznzPoBYHUHPjrd9ObB3U6NAdKf0cXX3yx7zZ94KAhqxMmTPDN90rpnHp6fO85aChgYr9T+h31X847H5p/8PJo6GP8joxn8vpqqKp/sI4fgBUE/Z+/QqK2QR/wADgzzPkCgDBQtmxZ++GHH07rvv5zSlJTNUipuuCdG0s0N0aXpGheWFpSZSA1z0kNBVR900l21dxAF4UJVfVU9VIVJbVUcUgp7CX2eiWmdOnS7tqrdqQnNSZJbltE8/c0B8lb1pNUowov3JxKe/7k9oX2gy5eeNDBv4KCApcCsg78p06d6l6DxEJJfF6lM34DjVOhsKLH1/wrzX3T77D3fL3fg5Safuj31AuoqoImx2tk410n9ffnzbVMi9c3qTmH6hCpuWaae6dQqICoeWB6Pqp8KjQCODOELwDI5FIzTE7id0ZLjncwqk/WK1WqlORypxpaUrJkyRJ3nVzTEFEDEHXm0wmoFVpVVVBTBA1p00UNDNT5MC33nz81qkhOas6vdrrVm1M5/5T3GPEbMqTl65bSvvACnajipOGZ6jaooXlqDHEqB/5eUwqFblVJU9rP6hKo7VMoV3BTSFFlVM0oVOlRJU6NKPT7phClc+h5Hzykdr9qGGNyvOYiXlU3qWAb//VMr9dXH04ofOnvROHLq4Ix5BBIG4QvAEBA1SCpapUqAapEaJijuraJWnHfddddQdvGn376yTc8LCU6wNQBs1d50DwdBTLNhVGXvT59+qSqync64lcaPBs3bgyogHnBLrED7vht6U/39fQeMzHekL/TnSOV2n3hPd/k9oUo8CisqPKkwKwQJqmdo6cgo66DCtrqppjYEFr/obw6x5euVRnVkDr9bih4aaikqqfxg2NqXxNVlhT89IHG0KFDE4SfxGg/rF692oU7DcGML/6pHtLr9dXpEbTN+nu/77777Oeff7YqVaq47poAzhxzvgAAjtpqi9qqJ/YJuk5yrEYfOqD05kzpADex4PDdd9+58xk99thjabZ9mneiluWqaqkFflI0VEwHz96Jpz2a76W23KpiqGrgDf1L6+qct1/i00G15umoJbhXofHm3STWwCGpeWGp3V61Nlezhv/++893EO5PLdP1M22DKpjpJbF9odb7GuaqqqnmfiU270jnVvNOlqwmLqnltcHXedWSa2wybNgw93MFcO/3SRUf0e9O/OCl10OnYBD/3/nEXg+FLYUVLZfY89fvn8K/zmvmzcdq3ry5u05seLGGQv7yyy9BeX31+6nz9ul38tVXX3WPTdULSDuELwCA7xNvNVRQIw//E7nqQFEVAVUwNOlfXdXUREDnbNLwLnVi829AoMqBzpWkoHSqjSqSopPwqkuhd3Lh5CoJOqDXtuoTe69y4tE5wtQ5TwekOmeXeAfZOhA/lblMyVHlRgHUo4N2VREUYtUF0XtMrxmK5tdoX3pUfVR4SIz33HWi5+TowFwnBtZzGjRoUMA8KH2tjn76mapK6TmXR13/vFAjCr16DeX6669PsLyCvSpYGvamStOpHvir+6d+P/X7p329ePHigJ/rd1WVLp2MWcFJwxu9fep1DNTfgD9V0tTV0+N/gmjvvl4w82iIoqizo0KQR/tcoUbNaNRcxPsd0Ougyp8ae/g/<text:soft-page-break/>vrZXJz33Onx6YS89X1+v0qhhmeqM6HVBBHDmGHYIAPB94q2W1WpUoZPIqpGGGiHowFPDoTTMSaHKOwBUILv22mvdED41RVA1R93XFCQ0f0XDx/xbtKe2nb5HB44KGDrJsQ7YdRCoAJZS4wXNIdIB7+233+7a8Wu71HhA69cJaxWAdLJgr3W3DrjVYEIH+qpEqBOchqOdCVVqbrvtNte8QEM0NfdMj68hkAMHDvQtp8fScDed+Fnzmrzqh7pJKhx6Q+j8eXPshg8f7kKNDoz9W7n70wG4Dvz1+FrGG4KpA3+1H1dI8d/n6UHhQiFIj63QqxMC67HVuj2xk/l6B/8vv/zyaR3463dzxIgR7vVX1UlhTPtRgU6/l2pAoXlkCiSqzPpXURWY9DuijocKQPq90e+eql5aXt8rMG3fvj3B6zF+/HgXmrU+naBa+1tVOHUI1ff6PdTfkOYtqlKl8KTH8cKbKrP6vVWQ0t+gd5JlVcb0eGqsoSGG/nPk0uv11VwvfXCiv3s9H/9TNgA4M4QvAICP5nCp6vXWW2+5g2Qd+Cuc6CBZYcKb6yU6OFOFR5UNHahqWJQCnIZD6RN5nd9JB8+n2k7f/yBaB6g64NWBpQ7gNQQtNRRo3nnnHVfd0FA/BTgFLDVWUGD0Qo4370ph67nnnvMN4dJ5086EDqB1kP/pp5+6apsOnHVgr4Px+FU7PfbIkSPdc58zZ46bn6Pnqv2dWGWoV69e7gBe+1wNKbRPkgpfCgw6+Ne5nlRJ0muq10RzilRRUig4nYYip0L7VcHEO4+Vwoqeg4JuUkMoGzdu7K71evn/zqWWQp72qYYu6hQJqipqvqCeq36f9Lt5zTXXJGjR7v3eKLypvbx+/xU8dP68/v37u2GQOq2DOgBq7qNo3+u11fPT66FQr/0qauqiSp4qSPo9VBVOc7s0tFJDYL1mG/7VZ73+enyFLi2vph/6HdHvssKX//m+0vP11TBkhS+GHAJpK5vOtJzG6wQAADhtqrCq8qoPAZJrmpGZqKGGKscK6okNq1Vg1IcIGkqbVsN5k6Khjgq+CnIKranpzgkgdZjzBQAAMpyChzdkTvOeVJVKrrFKZqM5imp0oe6h8U8zoMqWgpeGT6ZX8NIwX4UuNdRRpU3DZFWdJHgBaYvKFwAAyHAaqqn25l4IUzdChZGsQvMbNT9Nc8o01FHDd1V5UvdODf9T+3rNr6xdu3a6PL6Cl+aZaSio5sapC6V3gmsAaYfKFwAAyHBeO3SdSkDd/bJS8BKFHFX81JBF8yzVuEYNQ/QZueanaU5ZegUv0VBHNUdR+FII01xOgheQ9qh8AQAAAEAQUPkCAAAAgCAgfAEAAABAEBC+kOWoY5QuAAAAQDBxkmVkOeroBAAAAAQblS8AAAAACALCFwAAAAAEAeELAAAAAIKAOV8AAADIsmJiYmzPnj0WzqKioqxEiRIZvRlIBcIXAAAAsmzw6te/nx09Et7NuCIiI2z0qNEEsDBA+AIAAECWpIqXglfZC5tbZJGodH2sIzv32Mbpc9L8sbz16rkQvkIf4QsAAABZmsJQnhJFMt1jIfTQcAMAAAAAgoDwBQAAAABBQPgCAAAAgCAgfAEAAABAEBC+AAAAACAICF8AAAAAEASELwAAwpzO7wMAoYb3poQIXwAAhLHNmzdbr1693DUAhAremxJH+AIAIIzt37/fYmNj3TUAhAremxKXM4nbAQAAAATJtqWrbO2v8233mo129MBBi8if10rWqWbRPS6y7cvW2LLps23fphjLnjOHFa5czmp1bWv5ihX23f/YsWP28ssv2xdffGE7d+60SpUq2c0332ydOnXyLXPw4EF7/fXXbfr06bZr1y6rXr263Xnnnda8eXPfMgpM7733nn366ae2ZcsWK1eunF111VV29dVXB32fZEaEr3Ty448/2uTJk+2ff/6xmJgYy5cvn9WtW9eVX9u1a2eZ0d69e+348eNWpEiRjN4UAACAsBAXF2eLxn9t636db6Ub1LLa3dq54HUgZqftWrPBdq5ab7+P+MRK1q1uDfpcYieOHrPl03+2X4d9YOcNvtG3nhdffNEWLlxogwYNcsHr888/t7vvvtvy589vrVu3dss88sgj9v3339tdd91lZ511ln322WfWr18/++STT6x+/fpumWeffdY++OADu/LKK619+/a2bt06GzZsmG3YsMGGDBmSYfspsyB8pTGVVh944AH3iUKtWrWse/fuVrJkSffJwZQpU+zWW2+1a6+91i2TmcycOdPuu+8+e+211+zss8/O6M0BAAAIC2t//tMFL1W4Kp7byHd7sWqV3Pd/jPrM8pcsbo2vu8yyZc/mflakcjn7/rHXbf3cv61M3ep2+PBh++WXX2zkyJF23nnnuWVUzVq7dq3NmjXLhS8tM23aNLvxxhvdsajomK1t27auyqXwpYrZRx99ZD169LDHH3/cty2lS5e2W265xd1etWrVoO+jzITwlcYefPBBF7z0qYN+uf3ddNNN7jZ9mlCxYkVXws0s/vrrL9u9e3dGbwYAAEDYiIuNtVUz51rBciWt/DkNLPZEbMDPs+fIboUqlrGS0dV9wUtyRxWwXHki7eD2Xe77AwcOuIDkBS/Jli2bC1X+wxI1pFCVME/OnDmtQIECbgiirFmzxk6cOGFt2rQJ2A6FNN139uzZhK8zRPhKQz///LN988031qFDhwTBSyIiImzo0KGuhDtmzBjr3bu3+8MAAABA1nL88BH75v4XzeJOfj9t0DMJlrlw6CCr1qFlgtt3rFhrxw4etvyli7nvjx49arVr17Yvv/zShg8f7ipe+qBfxQBvuotC1qWXXmoffvihNW7c2IWoCRMm2PLly11VSwoXPjmHbNOmTQGPp6GHoqGHODN0O0xDGlYoffr0SXKZMmXKuImQ+uPwD14alvjQQw+5srDmhula3+t2f1p3586d3Vyy66+/3ho2bGjNmjWzwYMHuzlXS5YssRtuuMHd3rJlSze217/LjCZZ1qhRw/777z/3B6k/<text:soft-page-break/>vqZNm7qqnG6L/1haVvO4/P3666/udq3LW27EiBHu62uuucYuuOAC37JHjhyxN9980zp27Oielz45uf32223ZsmUB69QY4ujoaDd8UZ+26GuNUxZtlyaMtmrVyq1D5fGnnnqKShsAAAhb2XLksCZ9e7ivy59T386987qAS8u7r7dceXMnuN/R/Qft73HTLDIqv5VvWs/dpmqVjq0070vHdKNGjbIqVarYbbfd5oYdenRsVaxYMTefS8d/zz33nDsu85pyVK5c2R0b6hjvu+++s3379rnjMI3sUhFBDTtwZqh8paG///7blW8bNGiQ7HLxy7UrV650QxAVkq644gqrVq2aLV261H0aMWPGDDcJUn8Mnm3btrmxuhdffLELNT/99JMLfvqUQvfTH5Bu/+GHH2zcuHEu5PmP2xX9MaoJiK4V2vQpiCpxqsgp+JwKBSN9mqJt1dfe/fUpjILgggUL7JJLLrHrrrvOtm7d6krgep7vvvuuNWr0v7HNCnn33HOP66ZTqFAhK1WqlK1fv9491+LFi7uwqcfRZFKNR9b+9p4fAABAOIk7ccLmvTPefb3+t4Xu4q98s3pWqHeZgNsO79lnv4/41A7v3W/nDOhtOXNH2rG9B1zTDs3XmjRpktWpU8cte84557jjL1XC9KH+jh073JwtHas+//zzrieBhhHq53nz5nXHWaL5+/rwXseIUrBgQbv33ntdIMuTJ0+Q9k7mRfhKQ+pqqNCgTwZOxRNPPOHG2r7//vsBrT5VQerfv7/7A1Ao8qjio08u9MmGqKmHqlxz5851jTy8SZSXXXaZ+2NTOItP430VXLw/IpWkL7/8cnvmmWdc2DsV5557rntsha8WLVr4Gm5obtu8efPs1VdftYsuusi3vEJely5d7OGHH7apU6f6btdYYgWvO+64w3fbO++848KhruvVO/npjt44FBz/+OMPt8/15gEAWZ0+rAIQPn83qny1vOt6+/O9SW7+Vr0rLw74ueZ1+du7Kcb+GDXOjh85amffdKUVrlTW97Ps2bNbVFSUOwbVMEKPmr9pSoxuU2dDnfD47bfftrJlT963W7duLrSpYqbjLAUtUTdEHYPqZ5pLpvVv377dVdj8158c3pMSR/hKQzly5HC/lKdCv9S///67GzroH7xEwUm3K9jo04qiRYv6fuZ/zoZcuXK5cb0KZf4hR9ujczOoUhSfgpv/pxf6lEQBTp+A6I9LJekzpWClP2KFMT1P/+3Sc1MLVFX9/CuBCm/+9Acvr7zyinsTaNKkiXtjuf/++894+wAgM9En2QDCR45cOa1QhTJWsm41W/fbAstbtJBF5Mub6LLbl6+xee9McJWuFgOvsQKliwf8XMeCGiKoapX/iCAd02lk0cCBA93XClFqJe9PQwm1jKaj5M6d243E0rGWfzFB00j0Ibk+aP/tt9/SfF9kJYSvNKQKzOrVq91wu9RWvzRxUaViDTVMjG5X+NJy/uFLw/D8KdAkdrv+yLT++HRSvfg0NljjgvVJRVqEL+0LtTWNHyr9bdy4MSB8+T9HufDCC10FT2V0zTXTm4LGIqubjz6t0ac8AABzp/soX758Rm8GEFZ0zJPRH1xUveAcF77+m/K91e/dJSA8xcXG2d5NW127+bxFCtnZA3olqIiJPlBXx0NN9/CmdKi74YABA1wjDo020hQVjSRSnwB9OO/RyCsdZ2k/qOGGmm/oPGF6T/G88MILtmfPHjf0UKOPwmXfhiLCVxrSxEVVctR2XeNsk6JhhPoD0ScMiQUjf14lLX6Y03jdxKR2/lNi4dB7rKTW7YnfgCMp+oREf9xPPvlkksvUrFkz0RDp/706ROqNQCeuVgDTcEOdy0Jlc80fq1ChQqq2BwAyMwWvpD7IAxC68hSOsno9LrKFn35lB3fusYotGllkgby2d/M22791u+1et8liT5yw6he1tkO79rqLRydjzv7/00n0gbRGCun4UgUBzefXyCnN6dJ7g4KYToekpmWqhGkZHVcplKn3gEZbiU66/Oijj7oQpwZuOjeYGqI99thjKfY1QMoIX2lIXQgVBtQMIqnwpTlK+nRBn1A8/fTTrpIjSY2fXbFihQtUaT2vSedx0FBFf6tWrXLBywszXhBSJc8/kKlsnRoKXmqwoVCqcrg/BdRDhw75nn9ylTG1N1X1TF0VdVH4UxcfzSUbO3as+wQHAAAgXJVrVs/ylShqK3/8zRZ/OcOO7jvoglWlVk3cCZjlz/cmJrxf03pWo/257lhRx5UKUgpg+pBfFS9VtbwGHApomtf/0ksvuaGHGp2kY0EFLc2n9/Ts2dP9TMez+qBbTd90Hx3n4swRvtKQQobO4aXWnAoHmqPkT2No1c5TZWB19VPw0MWb1zVnzpyAIXo6b5gaVmjOVJEiRdJ0W1V21hwvL2CpI6E+/Tj//PN9Q/lKlCjhrtXW3vs0RNUstcmPz1uPfu4/ZPCtt95y+8I7f4QokOnTF71RJNYMxJ/uP378eDdJVGdeFwVBr/lG/EoZAABAOFIDjSbXX5bg9rPaBc6Hj+9QzE5fuFJ36/gdrv3p2E7t5VOi5m1eAzekLcJXGtMQOY2JVdeYr7/+2p1wWcFJlSZ9GqHyrz5R8P+F1icO6gCosKafnXXWWb6uNOqeqJ+nNYUtVZHUoEPVOH26ocdSt0SPTsSnphjqrKg28arWqYlGYufX8uZqqRKl9am1qZ6PhgoOGzbMFi9e7KqB6lyo6qCutY9SqnzpcVXu1kmrdU4Kr5qmT27Udl4t6wEAAIBwQPhKY+rup6qSAsPkyZNdGFHg0uREVW40plbNIvwpbGkook5GrLG4agGvxhlq/a4KUXq0UldLeT3Wyy+/bJGRka5ipxbvXutRURVOAUnPRwFKz03VLAUiLe+va9euLmipkqUKnn6u56yQNHLkSNfmVD/<text:soft-page-break/>XOtT2VJ+6JDcvzn/ffPzxx64C5oVXhURt26233sp8LwAAAIQNwlc6UDMLdeLTJbVU0VEgSon/+b78KeSdyu3qZqOT6KVE5+PSJT6dzNmfqlCjR49OsJwCmM4VoUtyNPY4futTj8JaarYVAAAACGVqkAIAAAAASGeELwAAAAAIAsIXAABhTB3OsmfP7q4BIFTw3pQ45nxlMTqpni4AgMyhdOnSbn6vd5oQAAgFvDcljsoXAABhjoMbAKGI96aECF8AAAAAEASELwAAAAAIAsIXAAAAAAQB4QsAAAAAgoDwBQAAAABBQKt5AAAAZGlHdu4J2mOk9WMFY9uRdghfAAAAyLKt0CMiI2zj9DlBe8z0eCw9B9q6h4dscXFxcRm9EUAwLVq0yF1HR0dn9KYAAIAMFhMTY3v2hHf1SMGrRIkSGb0ZSAUqXwAAAMiyFFoILggWGm4AAAAAQBAQvgAAAAAgCAhfAAAAABAEhC8AAAAACALCFwAAAAAEAeELAAAAAIKAVvMAAABBlhnOLZVROKcVwhnhCwAAIMjBq3//fnbkyNGM3pSwFBkZYaNGjSaAISwRvgAAAIJIFS8Fr9v6NLGypQpYuNm4dZ+98eE8u+2aJla2ZHC3f+OWffbGmHluHxK+EI4IXwAAABlAwatK+cIWrhS8wnn7gYxAww0AAAAACALCFwAAAAAEAeELAAAAAIKA8AUAAAAAQUD4AgAAAIAgIHwBAAAAQBAQvgAgDencMwAAJIX/E1kb4QsA0sjmzZutV69e7hoAgPj4PwHCFwCkkf3791tsbKy7BgAgPv5PIGdGbwAAAAAyj9/nr7HJ3/xt/yzdbLv3HrJCUXmsVdOqNviWdjb/3w02/MOfbcXqbZY/X6Sd3/wsu/nqlpYvb4S77833j7O//tmQ5Lo/HX6D7+sPPvjAPvroI9u6datVrVrV7rzzTjvvvPOC8hyB00XlKw28/vrrVqNGDevbt2+Sy/z6669uGS17Oo4cOWJbtmyxUHHBBRdY69atk11mw4YN7jnfc889QdsuAACQMeLi4uyZN7+zgY9MtGzZstkdfc+3Vx/rbjdccY4dOnLMVq7dbgMfnmARuXLY0MGdrV+v5vb1T4vt4Ren+tZx34B29s4LvQIuTwzqZNmzZ7PuF9X3LTd58mR77rnnrFu3bu7Yqnz58jZgwACbN29eBj17IHWofKWhn3/+2caPH289evRI0/UuWrTIBg4caLfffrt1797dwkWRIkXs+eefd2+IAAAgc5swbYGreA25pV1AUGpSr4L7fviHs10oe+HBSyxvnpOVrhMnYu3Z4d/b5pi9VrpEQatSoWjAOvXzl0b+aNUqFbdB/dvY+i173bC9Tz/91K6//nq79dZb3XL6QPjKK6+0N9980957770gP3Mg9ah8pbFnn302zSdRLlmyJCwnZubNm9cuueQSa9SoUUZvCgAASEcKSZ9+/pfVqFLCunaItuMnYgMucuToCcuZI7vljszlu19UwTzues/eQ4muV2FuycqtNuTWdpYrV46T6zlyxA4cOGDt27f3LadQp+9///13O3z4cDo/W+D0Eb7S0IUXXugmUD700EMZvSkAAABBceDgUWtx6Su2fvNuW7oqxlp0eyXBZd/+w9a1fV23/Kvv/OTmgmkY4uixc+ysSsWsWuXiCdZ78NBRe/vjX+yi82tbneqlfbcfO3bMXVeqVClg+YoVK9qJEyds3bp16f6cgdNF+EpDKne3aNHCDT/87LPPUlx+7969brxy27ZtrW7dutayZUu7//77bdOmTb5lhgwZ4gtz+pnmUI0dO9ZdT5s2LWB9jz76qLv9/fffD7h92LBh7vZVq1a57/XGNGbMGFeVqlevnqtMXXPNNTZz5syA+02aNMnd74svvrDLL7/cbaMC5qFDiX86NXToULe8tlOPkdicrz59+ljHjh1t6dKlduONN1rjxo2tYcOGdt1119nChQsTrFPb1Lt3b7fMOeecY4888oj9+OOPbr3aPgAAkLFy5szuhhKKAlb8OVvvv3yVFcif26pWLGa3Xd/aPvtqvnW4arj1uu0DF7BeeeRSy5Ej4SHpl9/9Y/sOHLHrrmgWcLuGHUr+/PkDbs+XL5+7ppMgQhlzvtLYU089ZV26dHGhSmGqTJkySZ5gT2FNQUtzxM466yxbu3atG8OscDFu3Dj3CU7Pnj0tR44cNmHCBPe1wopCyOOPP26zZ8+2Tp06+db5yy+/uOvffvvNhRmP1qf1V6lSxb1h3XbbbfbDDz/Y2WefbYMGDXKlewUZhSGFPY2hjh/qVMpXANMbWp48J4cIxA9e6jqkc1doeZX/k7Jz5067+uqr3fjse++914U0BUZt808//WRRUVFuuS+//NL9vEKFCnbLLbe4bdd+mT59+mm8MgAAID0cPx5r9z79ufv6i+/+cRd/XdrVsdp3dLQPxv9ub374s/W4uIGd37yaq369O+43u+WhCTby2Z5WtPDJ8OQZP22BtWpW1SqWLXJK25M9O7UFhC7CVxorW7asDR482FVoVLF69913E13ulVdecWVxtUhVVcejhhq6KMSNGjXK/WzFihUufDVo0MBVq0RVKFXYPApu69evt9KlS9vcuXPt+PHjljNnTjdXbPHixXbzzTe75VTFUvBSdyDNT/NCkipfl112mb3wwguuEqfA46lTp45rnJGUZ555xgWvG264wT33lCh43nXXXb5tkty5c7tuRQpWV1xxhRvPrX1QsmRJmzhxohUoUMAtpwDauXPnFB8DyEj6WwSArPIeocrXey9dZfc/+6VrH//gwA4BPy9eJL+b9/XOuN+s4/m17N6b2/p+1ji6vHW/cbR9NOkP1x3Rs3z1Nlu3cZcN6NMyyXClhmT+1a/ly5f7PuT1vg41me21x6kjfKUDBQSFCFWiVMlShSt+K9avv/7aVaJU3dKbhKdo0aIuZOm+qkh5JfT4FJBeffVVN3xPQ/AUxBS2+vXrZ08++aR7Q1JwU9VLvEmp33zzjbtW50T/6pTevG666SY3ZFDb3r9/f9/<text:soft-page-break/>PVGlLigKcqlYaGpia4OXp2rVrwPcKk7Jt2zZ3PWfOHNu9e7fdfffdvuAlhQoVclUzhVcgVCX3YQUAZDaRETmtdrVS1rJZFfvi23+sTMkoK/T/jTQ823fut8NHjlu9WoEjgooUymsVyhaxVet2BNz+8x+rLHdkTju3SeUEj5cr18mGHTpGiIyM9N2u4wbR6KPkRuAAGYnwlU5UtVGFRgdhrVq1CviZwpbeIHRp3rx5kuvQeb100sDkwpeGHnrhKzo62p1/S+FL4cULXxr66IUbVdvUhVAVuviqVavmrjUM0F+xYsUS3Qad1FDtXPUJ1Pz5890EWO8NMSXx1xkREREwjnv16tXuunLlhG+6GkIJhLL77ruPUywASLb6kRk/pOlzaVMXvtRQ49E7OwYEoMJRea1ggdy24N+NdnmnBr7bd+85aOs37rK61UsFrOufpZusRtWSAZ0RPQpcuugYypsqoQ+2NcdcTTh0HBSqMutrj9QjfKUTBR7Nn3r44YftwQcfDKgkeQFD4UgVqKSUKhX4RuSvevXqbmigQpfmSqm16rXXXuseV288Cl96Q9LtGsbn0ZtTUrzt8oKQR3POkjvI1Dyw4cOHu8sdd9xhaTEe2+tkFH9bxP9TLiAUKXh5H2YAQFZRqkRB1xL+qWHTbUvMXru0Yz0rXCivrVq7w1av32E39m5hL779g+XLG2FtW1Z37eXfHz/XnUD5qkubBKxrxZrtdk7DwG6G/scQmqKh0UUlSpRwx1OaorBy5Ur78MMPef9FSCN8pSOFHg3hU0AqWLBgwMmHVX1S5UvdEePTkEO9saQUMlT9+vjjj90cLw1R9NZ17rnnupM9z5gxw82d6tDhf2OvFdjU9XDjxo0Jql/e+OikmoTEp/lYffv2taNHj9p3331nI0eOtHbt2rk5YmfKax+rbT3//P+NAfduAwAAoefiC+pYhTKF7ePJ8+z192fZrt2HrHBUHuvRuaFd0bmhFcgXaR9PmWdfff+vG5rYoE5Ze/6BS6xsqZPNtjw7dx+0AvmTPg5Sgy8FL3WX1vx6jYrRh8BqTAaEMsJXkIYf+nfoUyVJIUXNLz7//HNfEw3vhMqae6Xw8dVXXwVUibzKlH/40rC/1157zYU5zRUThTCFMt1euHDhgDcitYpXR0H9zL/hhsKbGnx423YqVJ1St0PNbdO8L3VOTKxidSoUIBVY9aaqOXTe3Ddtpz7pAgAAoSm6Zhl79v7Aud2ei9rUdpeUzJ6Y/EgaHRupE7IuQDghfKUzdR/0P1eXR+OS//jjD/cztYavX7++60yoYKEApHbt8edHKaxp2KA6FWpulc7PpQYUmm+ltu3efCu1kNc61AFRHQz9hw0q6KnpxpQpU9zjKcDpvF0q12s+mLbrdOaq6HxhGvaoT58U7PzP7XU6FLYeeOABt380tEBt7kVdHzUXTphMCwAAgHDCiRCCQOfx0jm//Hkt1K+66io3L0sVMlWMmjVr5k6i3LRpU9+yqmSpevb333+7CpPXEEOhqk2bNr5lPOoOqDDk3+XQo/uoLK+5Wrt27bIXX3zRBSYNR1Tly39u2qnSfC9V7LS+BQsW2Jm69NJLXZBTJ0a1oX/nnXfc8xw4cKD7+ZlW1wAAAIBgyhaXXAcGIINoHpmGGGrYZHwjRoxwreY1qVZVvlOlNvyi7pBAWtK8SX04oA8LmPANIKX3imfubWNVyif8PxfqVq3fZfe/8GOGbL/32OH6Psv/CVD5QkjSiZh1fjGddyx+KNM50lT1ql075THjAAAAQKhgzhdCUvHixe28886zyZMnu0Yjmt+muWlTp051TUk0bNL/5MsAAABAqCN8IWTpJNLvv/++C1zqFqmGIjVr1nSlev/2+UCo0PxEdeDSNQAA8fF/AoQvhCy1z6eNLMKtu6ka5kRFBZ6vBgAA4f8EmPMFAGmIf6gAgOTwfyJrI3wBAAAAQBAQvgAAAAAgCAhfAAAAABAEhC8AAAAACALCFwAAAAAEAa3mAQAAMsDGLfssHG3cui/gOqiPHab7DPAQvgAAAILcajwyMsLeGDPPwtkbH2bM9mvf0a4d4SpbXFxcXEZvBBBMixYtctfR0dEZvSkAgCwqJibG9uzZk9GbEZYUvEqUKJHRmwGcFipfAAAAQabwQIAAsh4abgAAAABAEBC+AAAAACAICF8AAAAAEASELwAAAAAIAsIXAAAAAAQB4QsAAAAAgoBW8wAAAGEoFM4Vxjm3gFND+AIAAAjD4NW3Xz87dvRohm5HrogIe2f0aAIYkEqELwAAgDCjipeCV64KrSxbZFSarTf28B47vn625SzfyrLnTn69cUf22LF1s922EL6A1CF8AQAAhCkFr+x5i6b5ehW8UlpvbJo/KpD50XADAAAAAIKA8AUAAAAAQUD4AgAAAIAgIHwBAAAAQBAQvgAAAAAgCAhfAAAAABAEhC8AAIB0pnNh4cywD5EZEL4AAADS0ebNm61Xr17uGqeHfYjMgvAFAACQjvbv32+xsbHuGqeHfYjMImdGbwAAAADCw/6YlbZ7zTw7tHODnTh60LJnMxs+fLhNmzYtyfs0a9bMxowZ475+5ZVXbMSIEQmWue+++6xv377u661bt9rzzz9vs2fPtuPHj1vDhg3tsssuS8dnBQQP4SuT6tOnj82dO9f+/fdf27Jli7Vt2zbBMjly5LC8efNa5cqVrXPnznb11Ve722TSpEl2//3321NPPWU9evTIgGcAAABCRVxcnG1Z+JXtXvOnFShT20pGX2jZ407YwdWz7PDhwzZu3LgE9/n222/tnXfeccMFPUuWLHFhbNCgQQHLlilTxl3v27fPLX/o0CG74447rFKlSjZ9+nQbMmSIFS1aNAjPFEhfhK9M6uabb7bLL7/cF6akSpUq7nb/N1KV77/++msbOnSo/fPPP/bCCy9k0BYDAIBQtWv1Hy54larf2QpXbuJuiz24w3LuKGh33323VatWLWB5zc0aP368XXXVVdap<text:soft-page-break/>Uyff7YsXL7bu3btbgwYNEn2ciRMn2saNG+2TTz6xxo0bu9vOPfdcW79+vf3555/p+hyBYCB8ZVJ6o4qvWLFidskllyS4/corr7QrrrjCvvjiC7v22mutbt26QdpKAAAQ6uLiYm3nyt8sMqqUFarY0OJiT5y8PTbWfZCbmGeffdYiIyNdMPPs3LnTDSmsVatWko+1cuVKi4qK8gUvT7169ezXX39lzhfCHuELljNnTjfsUEMU582bR/gCAADOiWNHbNnUZ3zfL/niyQTLxA9ECxYssG+++caeeeYZy58////uu2SJu/7pp59cOIuJiXEVs7vuusvOO+8897PChQvbgQMHXFt5hTCP1+VQUymAcEa3w0w856tGjRpuompqZM9+8lch/vIax62hiOeff74LZR07drQPP/wwwSddepPUG6nmlmm55s2bu0+79AmWP43Zjo6OdkMK9GZ79tlnu0+zevbsaTNnzkywXfqE7OGHH7bWrVu79bZp08bNQ9u1a9dp7BUAAHAqsmXPbuXOvtJ9HVWxoVVq3dd3qdCsh5ur5R+wZPTo0Va2bFnr2rVrwO0acijbtm1z/8vfeOMNN49LUyLUXEN0n2zZstntt99uy5cvt71797qROd9//73vuAQIZ1S+4HhvegpC/l5++WUrV66cXXfdde77sWPH2tNPP+2qZb1793a3bd++3U2O1Xjsbt26uXVs2LDBLfvDDz+4N+EmTU6ODxe1itV9FQ715rp792577733bMCAAfbVV1+5uWmi9Wm9R48edeFMb+T61OzTTz+1WbNmuesiRYoEcS8BAJC1aGjhht8/dV/vWTvfXfzFD16qTM2YMcN92KpjBX8XXXSR+x+vD1S9OektW7Z0UyJee+01a9WqlZ111lmuG+IjjzziRuVInTp1XFOwt99+23Lnzp3OzxhIX4SvLOTYsWNuvHVA56ItW9yE2J9//tmaNm3qOhD5K126tJv8GhER4b5XZatdu3YuJHnhSwFt3bp1LpSpyYdHn17pe3VN1PAD741W1TW98T755P+GLuiTM71Rf/75564iJk888YTrdjR58mSrUKGCb9kOHTrY9ddf796oH3vssXTbXwAApCV9qBiK60qp8lXpvP62ce5nlj1Xbivd8H/VrLjDeyx205yAbVGVSjSvS5Wr+PSB7qpVqwJuU7hS8y9v+ZIlS7oAptEvUqpUKV83xfhhDwg3hK8sZP78+W44YHy5cuWyLl26uOF98alDkRe8pHz58m6IgMZpe1UstZLV7fHPwVGzZk33qZXCk+aT+VfV4g9F8OaZaSiCN4xRgVAhTW+0/qFR69Xjfffdd4QvAEDY0Lmrwk32HLksT+Gylr9UDdu99i/Lla+w5YzI634WezC3HY3JGfC8NDdLxw2qXMV38OBB98Fvvnz5Am7XCBodTwwcONB9QKsPXvW/X8MP/ZfRFAkFMyCcEb6yEA3zU3XJo0pUgQIF3BCApMr46pAYn5bVUEDR3Cudk0NdifzfJD1e61kNQ/QPX/HX6wU8vfnK2rVr3dealJtYYPQcOXLEdVMCACDU6UTC+vAwLajaFMwwV7RaCxe+YhZNt9KNugX8z7/nnnusYsWKLlipg7I+eNXc8/heffVV++WXX2zYsGHu+MObw3XTTTe56Qk695eqXxoBoyDmdTzUsYbmhencpIkdawDhhPCVhahrUIsWLU7pPv7nCUtMUi1mPSdOnGxH618982/wkRQvhGmIo84RcrrbBwBAqFDwin8+rHCRK28hK9Wgs22e/7kdO7jbClVucvIky3v22JdffukClZppqVOhpjAk9jzViEvt4tUFUYFL/+tHjRrlpkU8+OCDbv9ozteYMWPc7ep8qP/zCm0apeMFNiCcEb5wRtTwQkMDVqxY4YJY/E+kdLs3d+xUaEy494lYYoFRXY8KFSqUYDIvAABIH4UqNLDI/EVtx4pfLebf7+zE4f2WPXs2NydLduzY4a4LFiyY6P2rVq1qH330kZsrrrClUTSab645415FUMcRr7/+ugto3tBFdUZWdU1dlYFwx5ErzogqWO3bt3fzutSYw7/hxrJly2zatGnuDbV27dqntF4NS9RwAw1P+OOPP9ybs0ct6W+99VZ3ThD/LooAACB95SlS3so16+m+jj24w44u/8r3v1/TC5YuXZrs/dVc45133knxGOCll14KuC2x5h1AOCJ84YxpjPbcuXPtoYcecidprl+/vpvj9cknn7jhAkOHDj2tMdqPPvqoay2rzoZqNV+9enXXIUkt5lX1Gjx4cLo8HwAAACA9EL5wxooXL24TJkyw4cOHu/N6qQ29wpHma2mCrIYZnG6DkEmTJrn1Tp8+3bWZ1WPpRM+33HKLm9wLAAAAhAvCVyalyar+86dSGgYQX/fu3d0lMQpYic39UuVLl+RovHZiY7YVpBLbRg1Z1LhvAAAAINwl33IOAAAAAJAmCF8AAAAAEASELwAAgHSkU7KoO7CucXrYh8gsmPMFAACQjnSuy7Fjx1pUVFRGb0rYYh8is6DyBQAAkM4IDWeOfYjMgPAFAAAAAEFA+AIAAACAICB8AQAAAEAQEL4AAAAAIAgIXwAAAAAQBLSaBwAACFNxR/ZYbBquL/bwnoDrlB4bwKkhfAEAAIRh2/VcERF2bN3sdFn/8fWpW6+2gRbwQOpli4uLizuF5YGwt2jRIncdHR2d0ZsCAMBpi4mJsT17Mrb6pOBVokSJDN0GIJx<text:soft-page-break/>Q+QIAAAhDCj0EHyC80HADAAAAAIKA8AUAAAAAQUD4AgAAAIAgIHwBAAAAQBAQvgAAAAAgCAhfAAAAABAEtJoHAAAIkfNmhTLO6QWcOcIXAADI8hS8+vXvZ0ePHM3oTQlZEZERNnrUaAIYcAYIXwAAIMtTxUvBq1mP1laweFSGbMPebbtt7vjZ1qxHKytYvJCFkr3b9tjc8bPcfiJ8AaeP8AUAAPD/FLwKly2WwdtQKMO3AUD6oOEGAAAAAAQB4QsAAAAAgoDwBQAAAABBQPgCAAAAgCAgfAEAAABAEBC+AAAAACAICF8AgJCk8wkBwJngfQShhvAFAAg5mzdvtl69erlrADgdvI8gFBG+AAAhZ//+/RYbG+uuAeB08D6CUJQzozcAAAAAKVuzaIUtmDHPNq3YYIf2HbS8BfJa1UY1rMMNXQKWm/f1HPthzNd207C7LKp4Yd/tx48dt18n/mj//vK3Hdp7wAqXLmrNu51nNc+p61vmyMHDNnPsd7bsj//s2JGjVqJiaTv3svMtqkihoD5XILPK0PD1+uuv2xtvvJHg9ly5clmhQoWsfv361rdvX2vUqFG6PP6aNWusUqVKp3y/DRs2WNu2ba1Lly724osvJrvs77//btdcc43dfPPNdtddd1lamDRpkt1///0Bt2XLls1y585tJUuWtHPPPdftt7Jly1p6q1Gjhnt9xo4dm+6PBQBAVhQXF2ffvvulLZwxz2qcXccuuLqj5SmQ13Zt2WEbl60PWHbn5u02a9z3ia5n6psTbfWiFXbele2tcKmi9u/PC+2L18dbRJ5Iq1K/msWeOGHjhr5vOzZutxaXnmclK5exdf+usokvfGwXXNUxSM8WyNxCovLVs2dPa9y4se/748ePu/G5H3/8sf300082YsQIa9WqVZq+id1000126NAhGzNmjIWr9u3bu4v3nFRWX7x4sY0fP96mTJlio0ePTrfg6nn++eetaNGi6foYAABkZfO/m+uCV4e+XaxB26a+2yvWqRLwvYbYTRsx2fLkz2P7dh4LWMf6JWts6dx/7fL7rrYqDaqfvH/dKrZ76w5bvWC5C18r/lpqW1ZtsotvuczqtKzvlqkUXdVOnDhhv06ZacULFwvacwYyq5AIXw0aNLBLLrkkwe1t2rSxyy67zB3gp2X40pvIzJkzrVmzZhbOVHVKbL9dffXV1rt3bxswYIB9++23FhUVlW7bkNjjAwCAtKFApWGEJSqVtnrnN3LVKX/Zc+Twff3HV7/YwT377ZxLWtt3730VsNyy3/+zQiWL+IKXN2rmqsf6+77fsXGbuz6rUY2A+1aoXdn+mPqrReUrmObPD8hqQiJ8JaVOnTpWrVo1W7ZsmWsVmp4hIjOpVauW3XPPPfbEE0/Yhx9+aAMHDszoTQIAAKfoyKEjNqzfUA1vcd+/2OfxBMvcPup+y50vj23fEGO/TPzRLh/Sx/bE7E6w3Na1m61YuRL23y9/26+Tf7JdW3Za4VJF7Lye7a1a01pumTwF8rnrvdv3WPEKuX333b11l29kEoBM3u0we/bsvmqVZ+XKlXb33XdbixYtrG7dum7+1bPPPpvgXA4XXHCBm/ukYYtNmjRxQ/A0zFChTubOneuqR5pD5Q3d++yzz1zVSMtruZYtW7rHWrt2baLbp3DTrl07i46Otosvvth9r/WkZNWqVW69zZs3d8+hQ4cO9uqrr9rhw4ctLXTr1s3NnZsxY0bA7Xv37rXnnnvO7TM9rp6f5o9t2rTJt8zQoUPdfvnjjz8SrFdDQfWz6dOnu+/1tdq4+tuxY4c9+eSTbv/Xq1fP7R9VL/ft23da+2D9+vV25513ukqoljvvvPMSbDMAAJlNjhzZ7dK7T/6PjT6/kV39eP+AS5+nbnLBS9WwqcMnWr02ja1CrcqJrksNOjav3Ggzx35r53RtbT0GX21FyxS3ya9+aqsWLnfLVG9ayyLz5rapb020zSs2uOYbK+cvtblf/eyrwgHIxJWvjRs3uqClxhFFihRxt82bN88Fqhw5criDfv1swYIF9v7779sPP/xgn376qW9Z+euvv2z58uV2++232+7du11YUPgYPHiwValSxTXC8OZFPf300y6caR6VQoFC1J9//mnTpk2z+fPnuyF8CjQeBRtdNMyvePHi9tVXX7l1rFu3zh566KEkn9fff/9t1113neXPn9+uuuoqt716DgqJc+bMcQEuMjLyjPZdvnz5rHz58rZkyRL3SVXOnDldOL3yyitdaOnRo4edddZZLlRqn/344482btw4q1ixohvq+cEHH9gXX3xhTZv+byy5TJ482QoXLuyCVWK2bdtm3bt3t507d9rll1/uqnDaBr0+2od6btqHqd0HCotqWKI3fL3eml+m1/OTTz5xzUz02qjRCAAAmc2JE7E2+eWTDa0W/fSXu/iLPq+hlb7pUpszZZYLSq2vbJ/0uo6fsAO799k1T99spSqXcbdVqFPF3h8y3H6d9JOb85W3YD674oFr7eu3J9uYR0a6ZTRUsdUV7WzaiEm+D8QBhHn4OnjwoDtY9xw9etQdsL/yyit27Ngxu/XWW93tOgB/4IEH3LWqVVWrVnW3q1LVsGFDe+yxx+yFF16wZ555JmDdw4cPd9UVj8KIwlexYsV8c5Z27drlOvapuuLfgVHBQFW3b775xm2TKlweNexQYFFXRlE40PIfffSR2yaFu/gU6PQcChYs6JpiqKuj9xwUdBTaFDz69//fGOzTpXXr8RQ69Vy1PxUMtX3aXx6FJV2eeuopGzVqlAuoep56zg8//LBFRES45RSEFy1aZNdee21ACPWnx4iJiXHrad26te92Pb66W2qunapuqd0Hv/76qwuLWm+nTp186ytdurQLgitWrHDVMACZkyrfQFb9XVPlq8+TN9rnr46z3Ply24X9A+dZ5y9cwL<text:soft-page-break/>au2Wy/fT7LNdLImSuHq4J5I3BiY+PcMZNCU0TuCMtXqIAveIluV9MNNfPwlK5S1m547jbbt3OvHTtyzA1NXPffat/yobifkhJO24qsIyTCl4ao6RKfqkmPPvqoq8TIf//95yo1Cgpe8PKooqMDfg2HU4hQZUwUEuJXbxKjao6qav7DG0WVlzx58riv45+kT0P2vODlPdb111/vhsh9//33duONNyZ4nKVLl7rKjbZXb4j+oVPBT9We7777Lk3Cl4KrN6FWb8Rff/21C4Sqbvk/rqpJanryyy+/2IEDB1zVTPtcYVbVxI4dT7aXVVAS7/WIT4+hba9evXpA8BJVuVQtq1y58intA4UsUedG3a4QnTdvXrefdQGQuWnIMpBV5YzI5cKQGmD8/eOfVqh4Yddi3p+Ck6pa44Z+kOD+o+561crXqmS9Hr7BtZbft2Ov+1+t4wJP7IlY9zje0EQNM1RTjgJF/tdcY+vqTWbZzH0Yy98kkAnCl4YRKsh49Met4FWhQoWANwhVbUTD5eLTcmrOodb0qmKp0iKqqmjIXWro4F5hQ0MJdQ4wDXvcunWrbxviz+VKbDsULiSpOWKa5yQa6qdLYvS4aUGhRoFQFSZ9rQqYLv5VwPi2bNnigm3nzp3dPLrPP//chS+FJA1DVJVJlbHEaN0Kq4mtX8MLa9eufcr7QOFWXRtHjhxpt9xyi3s+uk3hTvPadF4zAJnXfffd54ZQA8GokoRqsGjW+VwXvn746BvrdPOlAcdG9ds2cSda9rfyr6VuKGH3Qb2tcOmTx0MKVEt//9fWLFppleudPH45cfy4rV643MrVrOg7zpn29hTrcENnXwv7o4eP2MIf/3QhMEdsjrD6mwzl1xRZV0iEL4UYNc84U17VyhsmJ6kdn6yhjgqBasKhIXdqtqFhbgoMGir39ttvJ7iP/5ufxwtoXuUtqZ+r6nPhhRcmukxqw2JyFLYUYPQ8FFi8SbIabqj5b0kpVaqUuy5QoIBrgKFqmdalIZcKZjo/WlK8LkiJ7Zcz2QeqJGo4p4K1qnN6jVSl1Pyw9957z1XtAGROOsjTB2tAVlawWCHr0LerfT1yiu3dvtsFrnwF89m29TG2Y9M2u7Bv14Dlt6+PcdfFK5S0qOKF3de1z61nf03/zb56c4KbG6bK1p/fzHHDC7ve0dMtozlftZrXtdmfzbCcuXJZ3qh8bkjj/p377Lwr2tvCL37nbxLIDOErtbxPWjTPJ7EDelVUVGFRpedUKWTooF4BTJ/q+NPcotSOJda8KP8KWHzlypXzbW/8wKmApGGTafGJkqpU4g0ZVEMLDddTdSqxoKtQo6Dq3+hDwwu1Hg2hVOMS/UwVsaR4j7F69cmx4f4U4DSMUWHrVPaBGnhoiKK6T6pJiC66nypymrf37rvv2muvvXba+wkAgHBQt3UDK1K6qM2d+ovN/ORbO7j3gOUpmM8adzg7VffPkTOH9XzgOps17nubPe57O3r4qJWsVNo12PCfB6aQp46IMz/91s35KnNWObvyoestd+4zawQGIAzDl6pQOij/8ssvrV+/fgHzvtQiXpUezQdLiVeV8m+ZqqGKovlK/jR80GurHv/8FrNmzXJDITU80queaW6S1q+OiYnRsD11aFR40Jwl/5Cm5h0KKGo8cSZNJBQA1TREc7m8NvDaJrV8V5jSY/ufHFlVLVW0KlWq5Do2es4++2y3v6dOnWr//vuve07JBVs9huZ1aR3qWOg//HDChAluPyoMnso+0P3Uft6/4YYqa161K6kKIwAAmU2ZauWt251XpricuiDqEl/u/HmsQ98u7pKUyDyR1uGGLu7ib9fG7ae51QDCNnzpQFvNNNTIQhUQBQtVUdSiXAfyOqDXyYVTooN3VWkUOtSyXFWVVq1a2UsvveTmOSnElShRwlVcJk6c6Atd8c9TpcYUCglqha6hjmpIsXjxYhs0aJCvupPUc1DYUSt2Db1TAwx1EdRjKchpblNqqHGFnreoGqRmGQpJar+uYXvqLqjhgx7tG527a8iQIfbbb7+5uVObN2928660XWpuEn8/KcwOGzbMfa/tTYkeQy3g1SxDz01DE7RNem7ax6p8nco+0OusLpQPPvige521PgVlhTQNp+zTp0+q9hUAAACQ0cIqfMk555zjqlxqH68DdXUgLFOmjN1www3unF2pHXKoAKKwpRMK63633Xaba+qgIWwayibqtKdzeKlao+YOs2fPdidS9lxxxRVumJ1OPKxhdarEaZ3JDc0TDbXTc3jrrbdcy3yFOs21UpBTIFGzkdRQR0BdPNoWBVBtl7oLar/4U3MK7TM9rhqLqIKoLo/NmjVzTS28hhj+FL4U4rQvtO9TouX0GLqPWtUrJCmIKkx552c7lX2gxinav3q9NfxRQUzPs3Hjxq4appM4AwAAAOEgW1z8Fn5AJqcKm/ifsw1AaNHIg4EDB7oPcpjcj2D+zrW7pYsVLnuyQ2CwaWjf98O/zNBtSGnbwulvkvcRhCJOVQ4AAAAAQUD4AgCEHHWuVQdWXQPA6eB9BKEo7OZ8AQAyP80f1RzPqKiojN4UAGGK9xGEIipfAICQxAETgDPF+whCDeELAAAAAIKA8AUAAAAAQUD4AgAAAIAgIHwBAAAAQBAQvgAAAAAgCAhfAAAAABAEnOcLAADg/+3dticDH3t3wHUoycj9AmQmhC8AAJDl6XxQEZERNnf8rIzeFJs7fraFIu0fzpsFnJlscXFxcWe4DiCsLFq0yF1HR0dn9KYAAEJITEyM7dlDhScpCl4lSpTI6M0AwhqVLwAAADMXLAgXANITDTcAAAA<text:soft-page-break/>AIAgIXwAAAAAQBIQvAAAAAAgCwhcAAAAABAHhCwAAAACCgPAFAAAAAEFAq3kAADI5zl+V/jgHFoDUIHwBAJDJg1f//v3syJGjGb0pmVpkZISNGjWaAAYgWYQvAAAyMVW8FLxuubialSmax8LNph0HbfjUFXbLxWdZmaJ5LRRt2nHIhk9d7vY14QtAcghfAABkAQpelUvlt3Cl4BXO2w8AQsMNAAAAAAgCwhcAAAAABAHhCwAAAACCgPAFAAAAAEFA+AIAAACAICB8AQAAAEAQEL4ApBmd4wYAEL54HwfSF+ELQJrYvHmz9erVy10DAMIP7+NA+iN8AUgT+/fvt9jYWHcNAAg/vI8D6S9nEB4DAAAgXcxdvNmmzF5u/67ebnv2H7FCBXLbudFl7d5ezWzeki327rRFtnLDbsuVK7vVq1Lcbune0MoVL+C7/8HDx2z45Pn204L1dujIcWtwVgm7/fLGVrFUwYDHGffDEpvw01LbtvuQVSpV0G7sWt9a1C2bAc8YQDjLcpWvDh06WI0aNezFF19Mt8d45ZVX3GP8/vvv7vsNGza47++55540f6xjx47ZiBEj3PNq2LChXXHFFTZnzpxU3ffIkSPWrFkzq1evXoqfco0cOdI9h48//tgmTZrkvh4/fnyKj6HnrGW1DwAASCtxcXH2/Ce/252v/WDZs2Vzgeml29rYdRfVtcNHjtvfK2Psrtd/sEL5Iu3RG1rY3Vc0sfXb9tnNL35ru/cf9q3nsXd/sR/+WmcDujWwh69tbtt2H7SBr35vew8c8S0z9vvF9sbEv6zTOVXsmRtbWZli+W3wWzNt4YqYDHr2AMJVlgpfc+fOtbVr11revHldgDh69GhQHrdIkSL2/PPPW+/evdN83U8//bQLey1btnRBRxNl+/fvb4sXL07xvpGRkda5c2cXwr799ttkl50yZYrlzp3bunbtak2bNnXP5+yzz07DZwIAQOpNmrnMpsxeYff1bmZP9W9lbRtXtMY1Slm3VtXs4eta2EfT/7NKpaPcz1ShuqBxRXv5tja2e98RmzZnlVvHolXb7OdFG13ourh5VTu/YQUbdkdbO3D4mE2atdwtc+TocXt/2j92Zbtadn2naGtet6w93b+V1axY1N6duiiD9wKAcJOlwtfEiRMtR44c1rdvX9uxY4d99913QXlchb1LLrnEGjVqlKbrVWiaMGGCtWjRwh555BG76qqrXBhTNeyrr75K1Touv/xyd/3ll18muczff/9tK1eutAsvvNAKFChg5cuXd8+nQoUKafZcAABIrROxsTbuh6VWvXxh69yiqh0/ERtwkdqVi1nPC2pa9uzZfPcrXiiv5cuTyzZuOzna4/f/NlueyJzWrHZp3zKFC+S2BtVK2Jx/Nrrv/12zw/YdOmrn1S/vWyZbtmx2foPy9teyrS6cAUBqZZk5XxpWN336dIuOjnbB4fXXX7dPP/3ULr74YgtXqtwdP37ctm7daidOnHDBUoFMcuXKlap11K5d211+++03i4mJsRIlSiRY5vPPP3fXPXr0SONnAADAqVFVqsPdn1lc3MnvW982NsEy01/q4YYfxjd/2Vbbd/CoVS4T5b5fu2WPG0KYI3vgZ9GaE/bt3DXu6zWbT7Zer1CyQOAyJQrYidg427Btv2XPkWUOpwCcoSxT+Zo2bZodOnTIzj33XFe50TwnDUNURcdfnz593BwlhRp/v/76q7tdoc2fAp1CSYMGDax169b22muvuSDkL6k5X3rsu+++21Wu6tata23btrVnn3021efYUBVK99F6XnjhBfvvv//s4Ycftvz587u5X6ml6pe6G2kfJRbwVEWrVKmSG24oSc35GjdunHXp0sXt23bt2tmYMWOSfExV2rSN2m+aq6aq3Q8//JBgucOHD9sbb7xhHTt2dPtIc9RuvvlmW7BgQaqfHwAg88iZI7s9e9N57usuLarayHsvDLi8M6SjFcgbkeB+muf17Me/W7GoPHbROVXcbfsPHbN8uRN+WJk3MqcLeW6Z/7/OG285LeM17ACA1MqelYYcSqdOndy1V/EaOzbhJ2ap9cknn9jtt9/uAsIdd9xhPXv2dAFEt6dk3rx51r17d/vpp5/s0ksvtQceeMAaN25s77//vgtzO3fuTNU2PPbYY1aqVCl777337LLLLrPs2bO7r8uUKZPq56HApPlfX3zxRYKfzZw503bv3u0bnpgUhT8NfcyXL58LmdrPmouWWKDSslpGIVHh85ZbbrEDBw7YgAED3PP3KCxfc801LvBWrVrV7r//fhfSFi5c6K6//vrrVD9HAEDmoGGFQ96e6b7+8teVduML0wMumgsW3/Y9h2zgqzNsx55D9sxNrX2BK9YrnyXCG60YF5v0Mt4QRABIrSxRJ1dlSJWS6tWr21lnneVuu+iii+y5555zQ+oGDRpkefLkOeVhjAoR1apVs88++8x3fwUqDWtMjqpMClu6VhVJwULUkENVIAUqrfuZZ55JcT2qvCn8ed8PHTrUVZ5ORcGCBa19+/auwrVq1SqrUuXkJ4Jeow0NYVRATIqamCjwqao4atQoN/zR28fxhypq/tjo0aPdc3300Ud9t1933XVuLp66UKrKpUD57rvvuqClcKZw67nyyitd4w9V+dRoRBVAhI7169dn9CYAyMR/k6p8jR7c0R4cOdtVuIZcHdj8SZUtfys37rJ7hv9kBw8ft5cHtrE6lYv5fpY/T4Tt2rs3wWMcOHzc8uU5WT3LnyeXr8JVMF+k3zLHfD+PyyT7Oty3HwgHWSJ8qSmFqLOfp2TJktakSRM39HDq1KkpVnbiUzv3gwcPuvv5B7fSpUu7x1FL9qRoeKACi4KaF7z8g4UCjELVU0895Qsy8amphkKjllMAadWqlQtrqigp0BUrVswN+9PwQA3VS4meh8KXhgN6QUfVN1W+zj//<text:soft-page-break/>fLe+pPz4449uqKUClf/21qpVywUyVfc8XiMQVcbiV/d0m9rza329evWyb775xnVYvOmmmwKW02t39dVXu+GIs2fP9lUzERrUCRMA0ktkrhxWq2JRa1mvrH3xy0orUzS/ReX/Xyjy9+fSLTZkxCwXkN4a1N6qlCkU8PMKJQrY7/9tstjYuIDGHBu37XPn8nLLlDx5rbldtf3C14Zt+yxXzuxuztjGHYfcbbz/AbCsHr40d8sbTle/fv2A802pVbrClxpvnGr4WrdunbvWXKj44geqpO7rVeHiD19QNU2BZdeuXUmGno8++sgFLw2fVLVIww23bdvmqkoaCqkhgApvCmWpCV/nnHOOlStXzoUjL3wplCrkpdRow3s+FStWTHRf+Iev1atXu2uFp6Rs3LjRt17Nz1MAi0/7SDh/WOi577773OsGIHSqGZkxFPRuX9uFr9cm/GkPXds8YPifwtTyjbvs3uE/Wemi+e3V2y9wnQ7jU5fDD7751wUwtZCXXfsO24IVMXbNhXXc99FVi7uOiD/OX2e1KxX1nWNs5vz1ritiRK4cmeb9L7P+rgChJNOHLx34b9++3X197bXXJrrMokWL7N9//7U6dU6+0SYmfgMOj9dd0J/elM+E17AjIiLhhGGPqkJy7733uuAlqoStWLHCPWcN4/Pmc6WG/mmpEqeGIRqiqUYYGnKo4X8KcKmRmn2hoZGiqpXmhyVG1cPE7pvYepLbR8gYOvDwwjEApJdSRfLZ4N7NbOiY32zLzgN2SatqVqRAblu5abfrYvjfmh12/ESc9etcz7buPOgunkIFIl1Hw4bVSlqj6iXtsfd+tVsvbegqaO989berlF3a+uT7WO6InNarXS17b9oiy5Uju0VXKWZfzVllS9bttDfvbhewTbz/AbCsHr68Rhv9+vVz86ni0xC9GTNmuOrXk08+6Rs2py5/OXP+b/d4Ac7jVXk0Ryq+NWtOtqdNivepmIJSfAocWqeaUWguVlI05FH8t1Eh7KWXXnJdBDXPrWzZsgFDLVOi8KVQpOpXVFSU/fPPP26+lRfukuK/L9SRMLl9oeqaFC9e3AU8fxqKqXXovGii84jpUzjNaYtf/Vq+/OTJL0+lsQgAIHNR18LyJQraJ9//Z8Mnz3dVq0L5I+3y82u4EzDLg6NmJ7hfp3OquGqZDL2xlb028S97c9J814CjXtXi9mS/VgHzu27oFG05smezL35eYZ98v9gql4qy5wecZ/WqJjw9CwBk2fClwDRr1iwXYm677bZEm2ooCCl8KXAMHjzYd54rBQ9vuJ6qLPFPQqy5TAoomtulznteUNLJm73zYiVF59XS42qdCoX+wxTVvEPD7hSEkqN5XsuWLXNNKbTdHg1V9ILZpk2bXPv41Fa/VHHS8/r++++tSJEirhqmDoopUbMONQjRtqhZhleNUrjU/vennyvoqoPh22+/7QuPGt6oboZ//vmna2GveV06qbPCoJbzb7ih4ZXqKKnKmfYDACDrqlulmA29sXWC2/v8/7DBlChkPXRNc7Nrkl5G88Gu7xTtLgBwJjJ1+NKwOQ0XVKe+pLoZqiGFzrOl83gpNGlZXasFuobu6X6a+6R26/50u7oSaqifgpLazKtqpVCQ0gmOVV3TfKwbb7zRzadScwlVhDTcT4+tilX8c4LFp4qUmk0o8OjkyDoHl+ZTeefeUidBDSFUMNN5w5KbY+VPc98UdD744AO3X7xKVXJUfbrrrrvcOHFV3bp162b79u1z89IUUBVIPc2bN3ePoSYoWlZz1hTWNC9PnRDVtMPr1qjuh2q+MXz4cFfp0n21LoU3rV+P51XJAAAAgFCXqcOXhhSqeqNwkxyFLIUvHdSrGqUGFu+8844NGzbMVbRUgdEyqvD4U5e9woUL25tvvukCgobGqcqkYXhPPPFEig0uVOXS/TQ0Uq3rFWJuuOEGdxLh5IYcitqrq+qmx/7uu+9c8w1Vq9TeXcFMAU7dHBWKUhOgPBdccIF7TqqgnUoTEgUlVc6033R+r0KFCrk5dpoHNmLEiIBlFTw15FDnRFMFTGFUjUt0u/9jKlgpwI0cOdKd00tz2fS8dT40VQzjD1sEAAAAQlm2uDPtDoGQppeXE0AmbLAi0dEMH0lLqk4OHDjQBWomnAOh97f51DX1rHKp/BZuVm/Zbw99+HdIb7+3jeH+/sf7OJD+ku+kgLBH8AIAAABCA+ELQJpQh051xtQ1ACD88D4OpL9MPecLQPBozt/YsWNdkxUAQPjhfRxIf1S+AKQZ/mEDQHjjfRxIX4QvAAAAAAgCwhcAAAAABAHhCwAAAACCgPAFAAAAAEFA+AIAAACAICB8AQAAAEAQcJ4vAACygE07Dlk42rTjYMB1KArXfQsg+AhfAABk8vM2RUZG2PCpyy2cDZ+6wkKZ9jHnyAKQkmxxcXFxKS4FZCKLFi1y19HR0Rm9KQAQFDExMbZnz56M3oxMTcGrRIkSGb0ZAEIclS8AADI5hQKCAQBkPBpuAAAAAEAQEL4AAAAAIAgIXwAAAAAQBIQvAAAAAAgCwhcAAAAABAHhCwAAAACCgFbzAACEOc7jFdo4BxgAD+ELAIAwD179+/WzI0ePZvSmIAmRERE2avRoAhgAwhcAAOFMFS8FrxublbTSBXNZONq896iNnBtjNzYrYaULRlhmsnnvMRs5d6t7nQhfAAhfAABkAgpelQrntnCm4BXuzwEAkkPDDQAAAAAIAsIXAAAAAAQB4QsAAAAAgoDwBQAAAABBQPgCAAAAgCAgfAEAAABAEBC+AKQ7nd8GAJA58J4OnD7CF4B0tXnzZuvVq5e7BgCEN97TgTND+AKQrvbv32+xsbHuGgAQ3nhPB85MzjO8PzKY3gAnTpxoX3zxhS1btswOHDhghQoVsnr16lmPHj2sTZs2AcsfOXLEdu3aZaVKlcqwbQYA4FTMW7PDvliwwf7btMf<text:soft-page-break/>2HDpmhfLmshZVi9tdHWr5ljkeG2sDP55nzSoXtetbVg24/5Y9h2zET8ttwfqdFhtnFl22kN3SprqVLZw3YLkJ89bZpL/W2fb9R6xikXzWt1VVO6dq8aA9TwCZH5WvMA9et912mz388MOWN29eu/HGG+3RRx+1K6+80pYvX24333yzPfXUU77lFy1aZBdeeKH9+uuvGbrdAACkRlxcnL00/T+757O/LHu2bHbrBdXt+csbWp/mVezwsRO+5Y4cP2FPffmPLd6ccC7SkWMn3P2Xbtlrt7etaYM71rYtew/ZnZ/Os32Hj/mW++yPtTb8x2XWsW4Ze7JbfStdKI89MGmh/b1hV9CeL4DMj8pXGJs+fbrNmDHDbr/9drv11lsDfqYg1qdPHxszZox16tTJGjVqZEuWLGGMNgAgbEyZv8G+XLjR7u5Qy7o2KOe7vWHFIr7v/16/y4Z9v8S27TuS6Dr+3rDbNuw6aC/1bGSNKxZ1t5Uvks+ueedX+2XFNhe2FNA+/HWV9Wxa0a5pUcUtowrarR//YR/8sspe6tk4KM8XQOZH5SuMzZs3z13HH1ooERERdsMNN7iv//jjj6BvGwAAZ+JEbJxNmLfWqpUoYJ3qlXHDCv0vngcmLbASBXPbyGvPTnQ9R4+frJDli/jf580F8+Ry13sPnax8/bd5j+0/ctxaVv/fEMNs2bJZ62olbP66XS6cAUBaoPIVxvLnz++ux44d64Yb5swZ+HK2b9/e/v33X3f7kCFDbPLkye72+++/312WLl3qvj98+LCNHj3avvrqK9uwYYMbwqhKmYYtNmjQwLe+119/3d544w1766237MUXX7R169ZZdHS0e3wNDRk/frxNmTLFzT07dOiQFS5c2Jo1a2Z33HGHVaxY0bceLfvhhx/aZ599ZuvXr7fixYu7oZJHjx611157zVXzypUr5xta+fHHH9uECRNs9erVLlRqmwYMGGCNG/NJJABkRgePHLeLh/1ocf//fbsXZyRY5svbz7cCuXPZa72bWJXiBZJcV5PKRa1i0Xxuztd9F9W2yJw57I0fllqeXDmsZbWTYWvdjgPuunzhfAH31Zyw2Lg427j7kFUpfvJ/LgCcCcJXGOvevbsvxPz44492wQUXWJMmTVwoKVu2rGXPnt1dpGfPnpYjRw4XYvS1F1wUkq699lpbuHChtWvXzg1V3L59u3366ad21VVXuZB10UUXBTzuPffcY5dddpn7ea5cJz89fPrpp90QRwW+u+++2wWsP//806ZNm2bz58+3b7/91resguK4cePs7LPPdu1qN23aZG+++aZFRkYmeI6DBg1y69BctSuuuMKdW2TSpEluO19++WXr2LFjEPY0ACCYcuTIZk9dWt8enLzQOkWXsYvrlw38ebZsLnhJcsFLFLbu61jb7p+0wHqP/MXdlitHdnvmsgZWptDJhhuqekneyBwB980TcfL7g0dP/hwAzhThK4ypmvTuu++6KpaqQgo0ung/u/jii61v376uQtawYUNbsWKFC1+qHF1yySVuOd1fweuWW25xFSqPKlFdu3Z1zTxatmxpBQr875+bQtqDDz7o+17dE1X90vBHVcY8CmcnTpywb775xs03U5Xs77//dtuooDh8+HA3rEPatm3rlven0KXLvffea/369fPdrrB4+eWX22OPPWbnnXee5cmTJ132L9KWqpwA0l5m/Ns6cSLOHpq80H09bdEmd/F3UXQZq1k6KlXrWrBup907fr7rcNijaQXXuOPLhRvc+tW8o175whbnldiS8P//qs5IZnmdMsvzADIK4SvMKVQpoKjKNGvWLDe/659//rG1a9e6cPP555/bRx99ZGXKlEn0/gpGuXPntptuuing9pIlS9rVV1/twtTs2bNd0w5PixYtApbV8ELNP1PQ8rd3715fMPLOB/L111/7GoJ4wUtUidN6f/nl5KeSMnXqVHetqtfOnTsD1t2hQwcbMWKEe76tW7c+xb2GjPD8889n9CYACBOqfL3Vp5k9+vnflj93Trv3wtoBPy+WP+FIiaR89NtqK14g0p69vKFF5Dw5GqSpmml89Icbfjjy2nMsX+TJw6FDR09Ygdz/mw7vVbzy///PzwTvgQCE8JUJaGhh06ZN3UV0rq+ZM2e68KWW80OHDg2oSPnTvK3y5cu7ABZftWrV3LXmgfkrWvRktyh/GjL4ww8/uPlaa9assY0bN9rWrVt9AUvDEEUVOqlcuXKCdVStWjUgfHnLqtKWFD0OwsN9993nftcApH0lIrMd2GuooCpbLc4qblP/3ujavkfliTitdW3dc9hqlCzoC16i6ld0uUI2Zf7JKk75IieHH27cdTCgorZx1yHLlSOblY4KPB9YVn4PzIy/b0AwEb7C1MGDB+3tt992FarevXsH/CxfvnyuUqXhghrON2fOnCTX44WixKjZhajJhT/NHfOnRhka3jh37lw3tLBOnTru8WvXru1CoLbTc+zYsUTXKfEDoB5flTOFyKQkFuIQmnTQ4QV6AEiNK5tVdOFr+A/LbEinOgEjJtQIQyEqJRWK5rPFW/bY0eOxvgCm/33/bdptZaJOjs6oW7aQ5c6Vw2YujfGFLy0za1mM1S9fOCC4nS7eAwEI4StMKai8//77bi5Wjx49fM0s/BUsWNANN9yxY0eS66lQoYL7FEsdD+OHH1XNJKkhix4NJVTwUgDTJ3v+vA6L/mHp559/tlWrVlndunUDfqbb/Knjoapf+meljoj+Fi9ebDExMcz3AoBMrGTBPDaoQy177uv/bMvew9a1flkrlC/CVm87YGt37LdB8YYjJqZP88o28JN5NnjCX3Z54wqWI3s2N4fs34177PFu9dwyCl46x5fO9ZUzRzYXxqYt2mjLtu61V69sEoRnCiCr4DxfYTzUUB0Ht23bZs8995wdP56wE5PmQ6ntu9cR0Ot86FW0vPlUCl7+1SnRej/<text:soft-page-break/>55BNXRVMFLTlquCHVq1cPuF3zznQiaPG2z+uc+MEHHwRU3RT0NGfNn7ZNhg0bFnC75o/deeed7sTSR44kflJNAEDmcGHdMvb6VU0sKk8uGzFzuQ2ZMN8+nbvGDUVMDVWyhvVq4kLXk1/9Y09P/ced3+uVKxtb6+olfctde24Vu75lVZv+z2Z7eMpC27z7kA3t3sANTwSAtELlK4yp5bvClVq8qymGQpaqRRoG+Ndff7lmGrVq1XJBRYoVK+auv/jiCxd8unXr5qpValPvzQ9r3ry5q5Sp1fy+ffvcuG6d9ys5rVq1spdeesmeffZZNwerRIkSbl0TJ070hS6ty2usoRb5ahevlvYaFqmgp6YgXjj0hpVoOT0HnT9M1Tktq/Xpe80rUxdEDbsEAGRudcoUsie6pRyCfrqvfaK31y4TZS9ekfy5ITWE8ZoWVdwFANIL4SuMKRTpPF86sbGG/ins7N692w0fVPMKhRPNB/PmV6mbYOfOnV1TjEWLFrlzgmkYoILPyJEj3Tp++uknN5RRIUnt3f1PspwUPZburxMkq3W9lC5d2nVLVCBUyFM4VOt7efLJJ10rfG2vApsC1MCBA23BggVuG7zt1dwydTRUlUxdG3XOMQ0z1OPphM/qeAgAAACEC8JXmFO1SBUiXVKieWGqUCUW4lQd8ypkSVFA0iUxqpjpkpilS5cGDBnUNt98883u4u+GG26wnDlzutb1/tusEOh/ni8AAAAgHDHnC0GleV06N1n8RhybNm1y5wpTEw4FMAAAACCz4SgXQaX5YepcqKGHK1assEqVKrmuhZ999pmbhxa/WyIAAACQWRC+EFSaTzZu3DjXXVHzu9RsQy3xNcdswIABrkEIMpf8+fO7oaa6BgCEN97TgTND+ELQlS1b1p544omM3gwEiZqvjB071qKiTp64FAAQvnhPB84Mc74ApDv+SQNA5sF7OnD6CF8AAAAAEASELwAAAAAIAsIXAAAAAAQB4QsAAAAAgoDwBQAAAABBQPgCAAAAgCDgPF8AAGQCm/ces3C1ee/RgOvMJJxfFwBpj/AFAECYn3MpMiLCRs7dauFu5NwYy4z0+nBuLACSLS4uLo5dgaxk0aJF7jo6OjqjNwUA0kRMTIzt2bMnozcDSVDwKlGiREZvBoAQQOULAIAwpwN7Du4BIPTRcAMAAAAAgoDwBQAAAABBQPgCAAAAgCAgfAEAAABAEBC+AAAAACAICF8AAAAAEAS0mgcAIBmcQyttcK4rACB8AQCQbPDq37+fHTlyNKM3JexFRkbYqFGjCWAAsjTCFwAASVDFS8Hr+pvPtVJlojJsO7Zs2mPvjfglw7fjTLdf+5PwBSArI3wBAJACBZ4KlYpm9GaEzHYAAE4PDTcAAAAAIAgIXwAAAAAQBIQvAAAAAAgCwhcAAAAABAHhCwAAAACCgPAFAAAAAEFA+AKQIp2bBwCyCt7zAKQXwheAZG3evNl69erlrgEgs+M9D0B6InwBSNb+/fstNjbWXQNAZsd7HoD0lDMtVqI3qYkTJ9oXX3xhy5YtswMHDlihQoWsXr161qNHD2vTpo2FqjVr1lilSpWSXWbDhg3Wtm1ba9asmY0ZMybJ5WrUqGFly5a1H374wcLZ+vXr7YUXXrC5c+datmzZrFWrVjZ48GArWrRoqtfRp08fd/8ZM2ZYuXLlTunxvfumxjPPPGPdu3c/pfUDQGbz1x8rbdrnf9mS/zbYnj0HLapQPjunRXW7bVAn+2fhWntv5A+2esVWy5c/t7VoXdOu7d/G8uaN9N3/0MGj9s6I7+2XmYvt0KGjFl2/ot04sIOVr1AsQ58XAGQ2OdMieN12220ucJx33nl24403WsGCBW3r1q32+eef28033+wOph966CELNcOHD3eXf/75J6M3JWTs3r3brr76ajtx4oR77Xbt2mXvvPOOrV271saOHWvZs6d/sVSPe/nll/u+1zYoZFWpUsX9zF+jRo3SfXsAIFTFxcXZ6y9Ns2mf/2mt2tS2G2/rYFGF8tqG9Ttt8T/rbc3qGLv/7o+sTnQFe+CJy237tn32zlvf25ZNu+zx53r51vPsE5Nsyb8brO+AdpY3X6R9/N4sG3z7h/b2mAFWoECeDH2OAJCZnHH4mj59uqtu3H777XbrrbcG/ExBTMFL1aJOnTqF3IHy7Nmz7dixYxm9GSHlu+++sy1btrjKV9euXd1t27Ztc5XN1atXW9WqVdN9G84999wElUeFr2LFitkll1yS7o8PAOHiy8nzXPAaeM/FdvEljX23129U2X3/3tszLJtls0eH9rQ8eSPcz06ciLXXX5xqW7fstpKlCtl//6y3339ZZk++0MuanlPNLVO3XgW7rudr9tXkedbrmlYZ9vwAILM54zLGvHnz3HViQwsjIiLshhtucF//8ccfZ/pQCILDhw+7602bNvluO3LkiLvOlStXhm0XACCQQtSU8b9b1WqlrOPFDe3E8diAixw9etxy5sxukbn/9/5dsODJStbePYfc9Z9zV1ruPLmsUdP/fbhWqHA+N/TwjznLg/68ACAzO+PwlT9/fnetIWnHjx9P8PP27dvbv//+azfddJPvNlXDOnfu7Ib7XX/99dawYUM3n0rzivbu3WtLlixxoU23t2zZ0h555JEEE181V+vBBx+0Cy64wOrWrWsNGjSwbt262ccffxyw3JAhQyw6OtpmzpzpAqK+vvvuu938rL/++ssto6+1XHrQ8D1V/lSx0Rw4Vf+uueYatz3+Jk2a5Lbjt99+s6effto9b2/OnILroUOH7Nlnn3W3a7/07t3b/v7770SreVq/Hqd+/fpuPpTWnVodOnSwvHnz2ltvvWULFiyw999/36ZNm+bmvFWoUOGM94fWqaGDer31unXs2NHeeOMNX8ADAKTs4MEj1rnNU7Zpw05buXyLXdzmqQSX/fsO24UXN3TLj3zjW9u756Abhvjx+7OsUpUSVuWsku5n69dut1KlC1uOHIGHBGXKFbEN63dkyPM<text:soft-page-break/>DgMzqjIcd6uD+ww8/tM8++8x+/PFHF4aaNGlijRs3ds0nNEcosXlCGsp27bXX2sUXX+wOwH/66SebMmWKq7gsXbrUDVPU7ZpLNm7cONf44fHHH/c1hNCcoNy5c9uVV15pJUuWtJiYGJswYYI98cQTliNHDne7R6HwnnvucXOZ1AikVKlSbn6a5nspxD3//POpChYaorhz587Tmg939tln26BBg1wzEoUhDclU4FP49KfbihcvbgMGDLAdO3bY6NGj3dc1a9b0zcPSNuh2ff3tt9/6ArCC55NPPukCph5X+11DQu+//35bvHixC6sp0b587LHH7L777nOtdvUcLrroIjfs70wpxGkfFClSxL0WauDx888/2+uvv+5C4wcffOBeUwBA8nLmyGGPDO1pj98/zgWsjl1OhiyPglT+ArndRfO43nzla1clkxKlouylN67zha0D+4+4eV7xaZjiwQN8MAYAIRW+KlasaO+++647wNecIAUlXbyfKVz17dvXFxD8GzuoAuVVxBTiVNVRl7sHHnjABTO57LLLrHXr1i6ceT766CPbt2+fq8qoeuK58MIL3eMpBPqHLwUIHezfcccdAdvw6aefuvCV2nlE8+fPt+bNm6d636j7o4KXKnKqWilAiipTel6aVxW/oqT99Mknn/iG+KkSqMrZwYMHXbj0gqwqYdrvixYtctukeVoKSOeff76rWnmPpf2oiqICcpcuXVw1LTlqlKJA5O23ypUru3CqIaRnQpXLRx991KKiotx+8TonXnXVVfbiiy/aqFGjXKBUaERo0oceQFYTqr/3x0+csCceOPm/dvrU+e7ir0OnBnb3/V1t3Ec/23tv/2Bduje1c1vXdNWvTz6YbUPuHGMvvnmdFS6S3zXtSEq27Cf/l2T2/Rlu2wggi7ea1zA4VTX+/PNPmzVrlhsmpyGF6pCn6pK6HiowlSlTJuB+qm55FDYU1hTKVGnxqIqlVuULFy4MqA7179/fNWDwKCh4wx4TOzdHixYtzvh5pjQ8MX4V65tvvnHXakbihSEvYCl0KrCqYYmei/+wP/+5VV6DCwVL/wqi9pUXlkTrUWVO+07dAf0pkOo1UJUsufC1fPly9xz0GqhSqCGQCmKqJj711FO2cuVK9xqrIYaqmqfil19+cUFy4MCBCVrWq1GLAqZ+hwhfoUshHEDoVL6GjexnTz083vLnz213Du4S8POixQq4eV8KWm3aR9utd/3v/2q9hpXs+p6v24Sxv1r/Wzu4qteunQcSPMbBA0ctX760HY3A+wiArC5NwpcoGDRt2tRdRMPrNK9J4UsH9UOHDnVze/xpeJ0/Ba3Ebte6/T+ZU5BR0NL6FPI2btxo69at880bUhCL71TOUZUUVW1OJcRpmzR/KrGgUq1aNV8nP3/+gVJy5syZ6O3evvKeq6qOouGCSdF+SorWo8C1fft2GzFihKug9ezZ0805Gz9+vNWqVcs2b97sKlSvvPLKKYcv7Qs566yzEvwsT548Vr58ed8yCE363dLrBGQlqoKEYmCIiMxp1WuWcefy+uar+VaqdCErGJU3YJkd2/fZkcPHrE504N+tmmmUq1DU1q7e5r7X13/NXWmxsXGW3a/StXnjTitfsViWex8J1dccQOZwRuFLQ+HefvttN09IDSD85cuXz1W2NJRQQ+vmzJmT8MH/P1jE518lSozmMd15551ufpCG3LVr186FGc0z0xDFxHhhJZiSG8rhhab4w/mS6iiY0j7x1qf5Wl5VLD7NtUqKhl+q0ck555zjgpfofG0awqgQpiGN2t8FChRw8+XScl+I5rOd6dBGpC8dMHkfGgAIDZf3buHClxpqDHrgkoD/FQpZBQrmsX/+XmedL23iu33P7oO2cf0Oq1H75IdojZtWtU8//Nn+nLvC12p+964DtmjhWrvy6pZpur28jwDI6s4ofOlgXPOudECuCkliwUEH8BpuqOYRaUXzp3SgPnXqVCtRooTvdm8IXqjQXK5Vq1a5ilP8SpGqgRJ/KObp0tBMb3/Hr86pGYk6Iyb3aaOCdGKBWCc2fvnll12DEM2zu+WWW1ywPlXevLYVK1Yk+Jnmr2kfJRUaAQCJK1Eyym6/92J7+dkvbOuWPdbpksZWqFBeV9Vat3a79bnhPBv+6jduaGGr82u59vKaB6YRJZddeXIOc3SDilavYUV77onJrjmHKmgfvTvTDWe82C+0AQAyuNW8e/O+7DLXufC5555LtNW85n8tW7bMdS5MK5rTpCpO/OGJGhLnVVFSI/7QvbSmeVry2muvBVR+NCRT26rHV9UuLWiumF4PDRlUmIkfVjWvSkM0k5vPpv2peV7qjOhPHSi9faS5Ywpzp0rzxDTXTXP/4gdxVdc0ZNTbXwCA1GvXsb699Ob1FhWV195563t75L6xbj6XhiJ2vayZ3ftQN1v630Z3uypk5SsUszfe6W+lyxT2rePhp6+w5i1r2DvDv7eXhn5uxYoXsGde7WMFCpw8JxgAIETmfGmekMKVGiaoXbhClqowR48edefRUtMJzRfSMMG0omGMakuvFuw6d5fChppJ6PFUEVNjh9Tw5oEpHOm8U2nRlMOfuijq+WtbNV9K261tnThxopvfpH2XVmPfK1Wq5JpZDBs2zHVXvPTSS10VTEM01TRD+0kBLSmqWur8Ygpp6pCoc7Fp/6hzpJqo6LxhapevoKROkgqPXjOQ1FB1VN0O1Xmxa9eubiij1q9GHNrGOnXqWL9+/dJkXwBAVlOrTjl76Kkeif6s7YX13CU5ClkatggACPHwpYYSamOugPH111+7YKFueRqSqIPze++9180HS8v5PDrpss7XpcClg3dVwapXr+62Q23uNRxRE2ZTCjY6T5aGBarFuboppnX4UmVLDUd0/<text:soft-page-break/>irtH7VUV3MJnYfr4YcfTnJ+2unSkEA1tNB+GDlypKtWaR9ogrPCVErz3jSXS+cKUyMTbbMCtFrNqyujWsIroKnxh85TdjoNTBS6Spcu7bZN26j1aziigrlOqh0ZmfA8MwAAAEBmkS0upU4IQDz6lUmpAUgo07nRRCEYKdP8RFVVdTJsJsojq/7+3/9EJ6tQ6cy75p6udWt22DOPTMvw7TjT7Q+H9xHe8wCE7JwvZE3hHLwAAACAjEL4AgAAAIAgIHwBSJa6VKqTpq4BILPjPQ9ASDfcAJC5qUnK2LFjLSoqKqM3BQDSHe95ANITlS8AKeIgBEBWwnsegPRC+AIAAACAICB8AQAAAEAQEL4AAAAAIAgIXwAAAAAQBIQvAAAAAAgCwhcAAAAABAHn+QIAIAVbNu0JicfP6O04XeG63QCQ1ghfAAAkc76nyMgIe2/ELxYKQmU7Tof2I+fPApDVZYuLi4vL6I0AgmnRokXuOjo6OqM3BUAYiImJsT17qNycKQWvEiVKZPRmAECGovIFAEAyFBgIDQCAtEDDDQAAAAAIAsIXAAAAAAQB4QsAAAAAgoDwBQAAAABBQPgCAAAAgCAgfAEAAABAENBqHgAQ9jgXV/I4xxYAhAbCFwAg7INX//797ciRIxm9KSErMjLSRo0aRQADgAxG+AIAhDVVvBS87rilo5UrW8RCwYaNO23Y8G9CYpu8bdF+InwBQMYifAEAMgWFnKqVS1ooCcVtAgBkHBpuAAAAAEAQEL4AAAAAIAgIXwAAAAAQBIQvAAAAAAgCwhcAAAAABAHhCwAAAACCgPAFIFPTuY0AhDb+TgFkFYQvAJnW5s2brVevXu4aQGji7xRAVkL4ApBp7d+/32JjY901gNDE3ymArCRnWq/w9ddftzfeeCPB7bly5bJChQpZ/fr1rW/fvtaoUSPLbJYsWWIvvPCC/f3335YnTx7r0KGD3XXXXZYvX75TXtfixYtt3Lhx9ttvv9mWLVssW7ZsdtZZZ1nnzp3dJ4QRERG+ZSdNmmT333+/PfXUU9ajRw8LJaG8bQCQUX6bu8QmTPnFFv2zxnbvOWCFC+W31i3r2gP3XmExMbvt1Tc/t19/W2zHj5+wOrUr2l23XWI1a5T33f/gwSM27M3PbcZPC+3goSPWqMFZds8dl1qliiUz9HkBAIIcvjw9e/a0xo0b+74/fvy4G1Lw8ccf208//WQjRoywVq1aWWaxdu1a6927txUvXtzuvPNOW7VqlY0ZM8a2bdtmw4YNO6V1vfnmm+5SpEgR69q1q1WoUMH27dtnP/74ow0dOtSmT59uo0aNOq1QF2xNmza1559/3ho2bJjRmwIAGS4uLs6efv4zmzjlF2t/QQMbdPulVrhwflu7bpstXLTaDhw4bH1vGWa5cuW0Bwf3tMiIXDbqvek24I7h9tlHQ6x4sSi3nvsf/cAW/bvG7rz1EsuXL7e9/c7X1v+2123ixw9YwYJ5M/ppAgCCHb4aNGhgl1xySYLb27RpY5dddpk7IM9M4Wvy5Ml24MABF4q80LlixQr79ttv3e2pDUoKp6+99pq1bdvWXnnlFYuMjPT9rH///vbqq6/aW2+9ZQ888MAph7qMUL58eXcBAJh9NnG2C14P3tfTLr/0XN/tTRtXd9+PfPcb273noE0a+4AvaNWuVcF6X/eCzftrhV3UobELabN+/sdef/lma9m8tlumYf0q1vmyx+2zSbOt33UXZtjzAwCE2JyvOnXqWLVq1WzZsmWZqrvR4cOH3fWmTZt8tx05csSyZ89uOXOmLuPu3bvXhdISJUokCF6eO+64wypXrmwzZsywjRs3puEzAACkpxMnYu3jcTOtZvVy1q3LOW5Iof9Fvv9xgbVrU98XvKRY0YL27ZdPuuAlc35fbHnyRFjzZjV9yxQpXMAaNzzLfv71vwx4ZgCAkG64oUAiJ06c/GcjK1eutLvvvttatGhhdevWdZWfZ5991hfQNFSjZcuWdtFFFwWsS8P6atasac2aNXMTdj2HDh2yevXquXV6tm7dag8//LC1bt3aPYaqcJqLtGvXroB1XnDBBW5emoZGNmnSxM1P0xDC5Gh4oJ6XhgXquShEzZ8/3w1FTCxEJUbDCRXiNGQzqfto7peqa5oLVrZs2YCf6b6ac3b++ee759exY0f78MMP3b7zt2bNGnvwwQfd89RyqlJ269bNVd38DRkyxKKjo23mzJluX+lrb39qnR988IFdfPHFbj/r9dJ2abhkjRo1bMOGDb45X/p+/PjxvvXq+0ceecRVBVUF1f3PPvtsu++++ywmJiZgG1L7OAAQyjScsGmru2z9hm22ZNkG93X8y85d+2z16i1WqUJJe/Ptqda+80PWtOWd1v/W12zlqv91Aly9ZquVK1PMcuQI/BdevlxxW7su8D0UAJBFhh0mRdUahRMFB81pknnz5rmwkyNHDtdMQj9bsGCBvf/++/bDDz/Yp59+6pZVWFATClWXypQp4+77yy+/uAN0hbT//vvPhQnvdlWe2rdv775fv369W/fRo0dduNFjqEGG1j1r1izfY3j++usvW758ud1+++22e/dua968ebLPq3bt2jZw4EA3FFBNMbRNffr0cQEmtRYuXOiu/efKJSapYXwvv/yylStXzq677jr3/dixY+3pp592lTeFQG8/XH755ZY7d2678sorrWTJki7wTJgwwZ544gn3Guh2/7l699xzj1199dWuYUqpUqXc7Y8++qh7LRSatF/1migQpTZo/vzzz/bll1+6x9LroTD5+eefu+3TdnvO9HEAIBTkzJnDXn6un9113yhX9bq0a+D/<text:soft-page-break/>FL33WpzZ8ROx9tG4H124euT+Xnb02HF7a9Q063fLazZuzBArUTzK9u8/5OZ5xZcvb6TtP3ByFAYAIIuFr4MHD9rOnTt93yv0KOxoON2xY8fs1ltvdberWqX5S7pWlaRq1arudoUFNWl47LHHXDXnmWeecVUPHYjPnj3bHbB7B/GlS5d2zTzmzJnjC19qTqGOgKpyiYKFqmGam6UGFh51JLz++uvdPCs9lv/2Dx8+PMXQ5Vm9erULjN5zUlhQdUmVqtTyqj4adng6tB8mTpzo64So/dWuXTv76quvfOHro48+cs07FGy9fSUXXnihqy5pv/mHLz0XBS8Nd/Som6NeB4Vh7SPvOerxrrrqqlSHcIUsr+vlFVdc4aqYc+fOdZW5SpUqpcnjAKJQj8wrHF5fDSu8e/Bo9/WUL39zF3+XXHy2Dbixk+/7N18ZYHnznvyQqXbN8nbJFU/auAmzbOCALhYbbzSDv+zZs4XdfgrV7QKAsApfTz75pLvEp26AqmZouJmoWqVOgd27d/cFL49CgIaYaTiehgcqCOXNm9cFLoUvVZd+/fVXN2ROy6h6oqYUul1D5c4991zX6EJVMd1HQSx//vwBoVBDFlVJ+u677wLCl1rjq1Nfaigw3HzzzS4cKOR98skn9vvvv7vGGLfccouraCmcqcFI0aJFk1yP++Tz/wPP6ejUqVNAC3o9Lz2e/1A+VeK0j4oVK+a7TY+nCpckdp4VDQX19/XXX7vrG2+8MSBcqmKnZVV1TIkqdPFPN6AwqH25fft2F77S4nEA0TBgIKMrX2PeGWT3PvCuFSiQx1W1/GmOl+ZxSZOG1XzBS0qXKmKVK5VywxUlf748tmPnvgSPoaqXfpYU/g4AIBOHLw0j1Bwtj0KBgpeqTv4H0uvWrXPXOodVfFpOzTnUml7zshQYFGAUuBQW1LRjx44d7kBcP9fBuldhUxVFVR9RuFPA0HqSq2RpmKI3nE1D7FLTKEOdDDUPSvPXNGdKAULPW0P7dM4zDUfUcLpp06bZZ599lmz40hBA0bbreZ8q/0Dl0fBC7RP/fap9p3Ox/fPPP64CpddAzz2p4Bd/mxUkRY0/4lOATk0o0u9CfF5w9OYCpsXjAKL5hHTdzLxUOQn1YBEZmcvq1KrgzuU15Ys5VrZMUSsUlbALrtrOa6hhYpWz3JG53NeVKpZwTTf0fu3NoZb1G7Zb5Uolw+7vIBxePwAI+fClMBW/YnI6vANx/6F0qnJpiJ8aWuh2NcXQvCwNW9TtGn6oKpKGq/kHCoWx5IareZUn8f+HlhzNDVNYUiXPG8an+WQKXpp7NWjQIBdsKlas6BpGJEdNQzQUT3Pgktt3CnGq1N1www0BYdJ/+5OiLok6D5lCme6rfaKgp2qSN0Qzvvjr1bBR8a+yebTe1EjNcMy0eBxAdMB5Oh9oAGnt2qsucOHrpWGT7YmHrwp4L9T/KrWO/3Hm37Zr93534mVZs3ara6RxaZeT7/fnNKtpo9//1n79fYmv1byadfy1YIX1vaZDko/N3wEAZMGGG/F5n8LpnFjxafigTlasoYIFCxZ0t6mTnypSGkaoOUGaF+YFCf0TU/DSvCWFCa+Bhoa4ed0AEws133//faorXfFpbpjEv68CoYZXPvTQQ4kOnUuMwk+BAgXcvC0NDcyTJ+HwEa/CpuqeN2/uVKiDpMLM1KlTA+aWqRNkaqkSpf2v18Z/3pjotrQSrMcBgGDREEKdPPnxoZ/Y5i077bJu51qRwvldN8NVa7bajTd0tB9nLbJb7hjuvj527Li98fZUK1mikK9Jh1rKN2l0lj346Id2x21drVDBfDbina+tQP481qP7/0acAABCT4a0mvenYXkKYOp8py6I8Ss8GhanphieqKgoF6wUsFR18sKUhsap9bhCxeLFi31dDr3heLqPhqn98ccfAY+huWEKMSNHjjyt7de8MIU/DSv0DzAKjv5t0DUPTEMUk6OQqe6KW7ZsccNDvKGA/p+KqvGIgpeqemoRf6o0PFOhNP6wP82ti9/+Pyleu3+1gPdvY6/ukOocmVaC9TgAEExdOjWzd0fcYYUK5bNhb35uAweNsA8+nmFlyxSxcmWL2fsj73RdDR96Yow9+dw4q1GtrFvev8PhS8/0s/NbR9urb3xujz71sZUoXsjefv02K1gwb4Y+NwBAiFe+NKRNzTRUGerRo4drJ65KlYYPaq6UhvCp1bk/DT3U+bTEv5Klr9999133tTffy6MqlLr2qbOhmnVUr17dVU/UYl5Vr8GDB5/W9ivIqKuhzlul9Wr71RREIVDDIhUCtYy69mnIo0Ject0MtY0KbQocuq/OH6Z5cmqaofNiLV261OrXr+9C2OnQvpsyZYoNGDDAnbtLHSC1XgVZVcR0oueUKMiqQYqGeao5htapoZfqpOgN1zyVLo8Z/TgAEGz16la2F4f2TfRnVSuXtmEv3pTs/RWyHn/oKnvc6PwKAOEkw8OXnHPOOa7KpXbiGnKnjns6j5fmNKmLoDfkMH740u3+w9HU3VDhq06dOr7zgHlUFdNBvB5Dc8YUhlT90YmI1ZFQc7JOl9qkq1mGqkc6MbMo3GmInzoxigKehkmqcpcchQq13lcwUjDUtip46Xat0wt5pzNEUnR/bYsClyqBCoZar07GrH2i0KjJzylNylYnS+0zvV56nnr+Os+ZQrManyQ2T+t0BOtxAAAAgPSWLc5/PBfSlXZ1ZqjUKBwrDKrCF58Cs9rsq73+6QbE9H6cRYsWuevo6Ogz2j6EPg1RVVhXAxwaDWT+1/mFp3tb1cpJd/sLppWrt9q9D34SEtvkbUuo/h3wdwogK8nwOV9ZSWYIXqL5Vmp0ohNW+9u0aZPr1Khq5JkGr2A+DgAAABAMHLnilOlcaxqyqSGB6lKpEyJraKSGjqq6p2Yh4fQ4AAAAQDAQvnDK1A5f88PefvttN+9KTTA0/04NMtTIo1atWmH<text:soft-page-break/>1OMi81EFUQ1d1DSA08XcKICshfOG0qAvlE088kWkeB5lT6dKl3YnLU2p0AyDj8HcKICthzheATI0DOiD08XcKIKsgfAEAAABAEBC+AAAAACAICF8AAAAAEASELwAAAAAIAsIXAAAAAAQB4QsAAAAAgoDzfAEAMoUNG3daqG1LKGxTKGwDAOAkwhcAIOzPERUZGWnDhn9joSZUtkn7h3NpAUDGyxYXFxeX0RsBBNOiRYvcdXR0dEZvCoA0EhMTY3v27MnozQhZCl4lSpTI6M0AgCyPyhcAIOwpWBAuAAChjoYbAAAAABAEhC8AAAAACALCFwAAAAAEAeELAAAAAIKA8AUAAAAAQUD4AgAAAIAgoNU8ACAkce6uU8O5vAAg9BG+AAAhGbz69+tnR44ezehNCRuRERE2avRoAhgAhDDCFwAg5KjipeB1RaGCVjxn+P2r2nb8uH22e2/Qtt97PO03whcAhK7w+48GAMgyFFzK5spl4Srctx8AkLZouAEAAAAAQUD4AgAAAIAgIHwBAAAAQBAQvgAAAAAgCAhfAAAAABAEhC8AYYWT7gKZD3/XALIKwheAsLF582br1auXuwaQOfB3DSArIXwBCBv79++32NhYdw0gc+DvGkBWQvgCAAAAgCDIGYwHycxef/11e+ONNxLcnitXLitUqJDVr1/f+vbta40aNUqzx5w0aZLdf//99tRTT1mPHj1O6b6///67XXPNNXbzzTfbXXfdZaFkw4YN1rZtW+vSpYu9+OKLGb05AJBu/t6922ZsibEV+/fbvmPHrECuXNaocGHrW7Wy7Txy1D5Zu9YW7t5jJ+LirGr+fNa7YkWrnD+f7/6HT5ywT9aus7k7drqvKxfIb0fzF8jQ5wQASBnhK4307NnTGjdu7Pv++PHjbvz6xx9/bD/99JONGDHCWrVqlSaP1bRpU3v++eetYcOGabI+AEBwxMXF2TurVtuMrTF2dtEidnWlilYwV07bfOiwLdu3zw6dOGGP//Ov5cqe3fpVqeyuJ23YYEP/W2zPN6hnhSMi3HpeX7bCVuzbZ70rVbA8OXLap+vWW8yWLQzdA4AQR/hKIw0aNLBLLrkkwe1t2rSxyy67zIWltApf5cuXdxcAQHj5bstWF7z6Vqls7UqV9N1eJyrKfT9p/Qbbf/y4vdiwvi9oVcmfzx74e5H9t2evnVu8mAtpf+3aZYNr1bAGhQu7ZaLy5LbHFy6yqVOn8sEcAIQwwlc6q1OnjlWrVs2WLVvmWulGRUVl9CYBADJAbFycfb15i1XKl9falCzhhhT6y5Etm/2+Y6eriHnBSwpFRNjwJv8bWfH3rt0WmT271StUyHdb/ly5LHfu3DZv3rwgPRsAwOkgfAVB9uwn+5qcOHHCXW/dutXNE5s5c6bt3LnTihcv7uY63XrrrVb4/z/FlAsuuMAqV67shhmOHj3adYPSPK18+fIlmPNVo0YNu/zyy6158+Y2fPhwW79+vZUuXdpV3fr162c5cuQI2Cata+TIkTZhwgTbtGmTlShRwi699FI3F0zz1fyX09BJLbd69WqLiIhwVb4BAwYEDLP05r699dZbbr7WunXrLDo62saOHeuG2YwfP96mTJniQuihQ4fc82zWrJndcccdVrFixST3nZZ99dVX3b7SdubJk8c9/o033hjw+AAQyjScsO/vf5gXt66e83uCZd5u2tg2HjpkLYsXs8/Wrbcft8bYvuPHrUaBAnZdlUpWPm9et5yWKZE7t2XPli3g/nrv3rhxY1CeDwDg9BC+0pn+Ea5cudLKli1rRYoUcaFI5zM5evSomyem25csWWKffvqpzZo1y11rOc9ff/1ly5cvt9tvv912797twtXff/+d6GPNmTPHBRwFst69e9sPP/xgL7/8si1evNgFGH8fffSRexxtg8KcmngoPB0+fNjuvfde33KDBg2yadOm2YUXXmhXXHGFq95p2T59+rh1d+zYMWC999xzjwt8V111lS/EPf300zZmzBhr37693X333S6M/fnnn2698+fPt2+//TYg8PnT8r/88otbX5UqVWz79u0uDF577bUuENasWfOMXh8ACAZVte6uWd1eWrLM2pQo7ipf/hSkVAhTNWzaps1WMndu61+1ih3Xh1fr1tsT//xnzzWoZ0UiIuzgiROWN94HapItWzY7cOBAEJ8VAOBUEb7SyMGDB10Vy6NwpVD1yiuv2LFjx1xVS5544glXzZk8ebJVqFDBt3yHDh3s+uuvt9dee80ee+yxgPWqkqXQ5UkqfCnovfDCC9a1a1f3vQLLwIED7euvv3Yhy38dGp6i8OJV2tRhUPPTvvrqK1/4UjjSRd+reuZR8FGVTdt53nnnuWqUp127dvbggw/6vt+1a5erfmnd/l0htW2qBH7zzTduP6lKFp/2pwKkwurgwYN9t59zzjk2ZMgQW7RoEeEri9KHGMjcMttrrFD18pJl7usfY7a5i7/zShS3HuXL+b4fUrum5f7/gKU5X3f9tcC+3bzFrqxYwYW05OgDu3CS2V5rAEgO4SuNPPnkk+4Sn4YUPvroo64apKrRzz//bK1bt7b8+fMHhDWFCDXR+O677wLClypCGnaYGqoMecHL+xRUw/O0zunTpweEr/PPPz9giGPBggXd/f/9919XmdJ9NXFbVPXy31YvLKqD4x9//OGej6dFixYBy+kxNAfBG3Lp2bt3ry+0JdWdS/uoQIECbts1d07brP2pyeS6DVmXGtgA4Vb5erJeXXt16TLLlyOn9T+rSsDPNccr9/8PUa8dVdAXvKRYZKSVzZPH1vx/<text:soft-page-break/>VStvzhy259CxBI+h924NFdeHbgCA0ET4SiM6l1fLli1932tulIKCqlsKMrJ27Vr3j1Gt5/2DUHxHjhyxyMhI97XOFZYzZ+peJjX2iE+BKrFPFosVK5ZgWVXDFJJ00WNqjpdXzUpK/PkFRYsWTbCMnosqWDNmzLA1a9a4+2jem7dfdMCQGO3DZ5991s1ve+ihh9xt1atXd/tZlbratWsnuV3I3O677z46fmZyes/KTCE7Int2q5o/vzuX148xMVYiMtKd2yu+gjlz2vHYhO+JGn6odUjpPHns7917XAMP/3lfGmVRtWpVN+IinGS21xoAkkP4SiNnnXVWgqpPfApeXpjRsLuk+DfH8Jp1pIbCSnw635jED3CpWa+2V9UpDXtMihqC+Ivf2EPDLxVM586d64YWqoLVqVMnF5zUROPtt99Odhu0r84991ybPXu2qxrqJNHvvvuuvffee/bAAw+4E0Yj61HwSuzDBiDUdSlbxoWvMWvW2oCzqvo+hBKFqQaFC9kfO3fZ3mPHrOD/h7NNhw7Z5kOH7IL/nydWLyrKpmzY6E7U7LWa33/smJuzqw/2+NsAgNBF+AqicuVOjufXP8jEgtr3339/SpWu+FRVim/VqlWJhqTUbq+qX/pHriqePzXxiImJCZjvlRjNN1PwUgBTtcKf5r0lR8MRly5d6rZDwxx18R5boevNN98kfAEIKxpC2K9KFXt7xUrbfuSItS1Z0qJy5bL1Bw+6Lobdy5ezeTt32TP/Lbbu5cq5ipc6HxaNjPQ16agVVdBqFyxobyxfYb0rVrQCOXPa2HXr3Ydq+nALABC6Ul9WwRnTUD+1R1f3Ps2V8qcqkJpyqP376VIDit9++y2gcqXKkj5Zvfjii095fZrrJcOGDUsQiu688063vRoimRw13PCGC/rTEExv3pZXnYtPwUtdG+NX3hQGNRfsdEMqAGSk1iWK22PRdaxAzlz2ydp19tziJfbVps1uKKK6HD4eXcd1NRy+fIWNXrnKKubLa4/WrW15/EYW3FWzujUpXMQ+WbPW3lqx0qIiclmpUqXcXFkAQOji6DXI1Hzj6quvdp0N1YFQoUTVKbWYV9XLv6vfqdLcKp2nS0MadY4vhRtVna677rpEuwmmpHv37q4boc7RpTH5OheZgpK+V5VNXRBLliyZ7DpatWplL730kpu7pbleOp+YOnFNnDjRF7r27duX6H0bNWrkKoTaN2rQofOCaT6aqmla15nsKwDISNUKFLC7ahZI9Gfl8ua1e2sl38k1f86cdnO1qmami9nGY8fsze2BjZEAAKGH8BVkOhmyzpOlao7C0bhx49yQPp0v65Zbbkn2hMMp0XwqVYrUrl4NLTTUUOfYUlv406H5W+po+MEHH9jnn3/uTp6sYYaa0K2TKnvDAJOjZVXN0zZprpYoGCqA6jl369bNzedKrDKnip0eR/dT4FKjEq8zpLZFTTcAAACAcJEtLqlWcwi7UKdKkc6phZSHZ8rpVAORsVQ1VRtthXKaCmSN1/rWYkWsbBInYQ9lXiUqWNvvPV44/m3wdw0gK2HOFwAAAAAEAeELAAAAAIKA8AUgbKiTm9pp09ENyDz4uwaQldBwI5NQW3Ygs1OzFs1rjIqKyuhNAZBG+LsGkJVQ+QIQVjhAAzIf/q4BZBWELwAAAAAIAsIXAAAAAAQB4QsAAAAAgoDwBQAAAABBQPgCAAAAgCAgfAEAAABAEHCeLwBAyNp2/LiF83YHa/vDdT8BQFZD+AIAhOR5nyIjIuyz3XstnAVz+7W/OF8WAIS2bHFxcXEZvRFAMC1atMhdR0dHZ/SmAEhGTEyM7dmzJ6M3I2woeJUoUSKjNwMAkAwqXwCAkKQgQZgAAGQmNNwAAAAAgCAgfAEAAABAEBC+AAAAACAICF8AAAAAEASELwAAAAAIAsIXAAAAAAQBreYBACEpnM/zxTm3AACJIXwBAEIyePXt18+OHT1q4ShXRIS9M3o0AQwAEIDwBQAIOap4KXhFNmxl2fIXyujNsdj9u+3o/NkW0bCVZU9he+L277Yj82e750D4AgD4I3wBAEKWgleOQkUtVGRPxfacCNrWAADCDQ03AAAAACAICF8AAAAAEASELwAAAAAIAsIXAAAAAAQB4QsAAAAAgoDwBQBBFK4nDUZ44/cOAEID4QsAgmTz5s3Wq1cvdw0EC793ABA6CF8AECT79++32NhYdw0EC793ABA6CF8AAAAAEKrh67777rMaNWrYb7/9luBnBw8etOjoaPfz119/PdH7X3bZZVa7dm3bu3fvKT/2mjVrTvk+GzZscNtzzz332JnatGmT1apVy61v1qxZZ7y+rKBPnz5ufx0/fjyjNwUA0sX+dStt3dRxtuSdl2zJR2/aunXrbPjw4e5nGvKn98D4l0WLFvnuv337dhs0aJCdffbZ1rhxY7v77rstJiYmA58RACA95DydOzVv3tw+//xzmz9/vp1zzjkBP/v999/t6NGjlitXLps9e7YNHDgw4Oca9rB48WIX0AoWLHhKj/vII4/YL7/8YjNmzLCMMmnSJMuWLZvlzp3bPv30U2vdunWGbUu4uPnmm+3yyy+3HDlyZPSmAECaiouLs00/fmW7/plnBc+qY6VbXWjZYo/bgT9n2eHDh93Ply5datdff7117Ngx4L5Vq1Z11/pgqn///u7/42OPPea+f+mll6xv377uf47+nwIAsnD4atGihbv+66+/EvxMgSsiIsI6d+5sU6ZMsV27dlnhwoV9P9d9Tpw4Yeeee+4pP+5PP/1kOXOe1ianCf0T1T9CVe2KFy/<text:soft-page-break/>utmfr1q1WsmTJDNumcHA6rzUAhIOdf891watMm85WJLqpu+3E7h2Wo2BBV71SBezAgQN23nnnWYMGDRJdxzfffGP//fefTZ061c466yx3m0ZY6P/o119/bV27dg3qcwIAhNiwQ4WNKlWq2IIFC1wgiR++9A+mbdu2boKvKlX+5s2bF7YH5BpmuXHjRlf5a9++vQuRn332WUZvFgAgA8TFxtqOBb9Z7uKlrXCdRhYXe+L/L7G+/40a6SE1a9ZMcj0///yzVa5c2Re8RF+rMjZz5swgPBMAQMg33FAA0Zyt5cuX+25bu3at+5SvVatWbjiiqlQKY/7++OMPK1CggNWvX999ryGKo0ePdvPAGjZsaHXr1rXzzz/fHnroIduxY0fAnC1VmRR+4s8n+/fff+32229326R1XHLJJfbJJ58kCIYyfvx469Kli3ucli1b2lNPPeU+lUyNCRMm+IJju3bt3FAQrS+puUxz5syxfv36+cbwX3HFFTZt2rSAZbSN48aN8z1/PYebbropYC6AHDlyxN588003bEXbrnXqOS9btixgOQXCN954wz1HheAmTZq4OVc//PBDwHI7d+60Bx980D0PrU/P6c477wx4PT1ffPGF9ezZ061PF32tYafxh5vqdRkzZozdcMMNbp0akqnWxonN+VIw17J6rerVq+e2U/vqzz//TPD4H3/8sXXv3t0aNWrk9pH2oyqQAJBRThw9Yv++8YQd3bPTDm/b7L72Lks+esPNT/aG2efNm9eef/55976tIfcaYrhq1SrfulauXGmVKlVK8BgVKlSw1atXB/mZAQBCMnwlNvRQn96Jwlf+/PldwNJtXgjS+HeFCv0D8oYP3nHHHfbiiy+6g/MhQ4a4Zh76xE+h5pZbbnHLFClSxP3jioqKckMY9bUqT/Lrr7+6MDB37lx3rfuXKFHCHn/8cbdef5or9vLLL1uHDh1c8KhevboLAPo6Jfv27bPvv//eDTds2rSpm6+m56lA+OOPPyZYfvLkyW6Mv/7BXnvttW74ieaK3XXXXS4YevTYmsumOWTaFwouS5YscYHFC2AKqLpdk7cVQBRMe/fu7YKsgoj/a/DMM8+4kKbltO4BAwa4bdS+9D5BVUBT0Pnuu+9cSNMcA83JUlDWxPBt27b51vfkk0/avffea8eOHbPbbrvNXRQEtZ8VXOPT/tVr+/DDD7vAVLp06UT3pyaW6/4VK1a0wYMHu+engxU9bw3B8bz//vv2xBNPuAMTPab2o0Lc/fffH7AfASCYsmXPbhU6X+m+Lly7kVXp0c93qXRRDytTpoz7P6j3czWi0v8MvTfrfU8fVF511VXuvdn7/6Jl48uXL1+qPxwEAISH055ApQClBgo68L/yypP/gHTwXqxYMd/wClVTVMnQWPY6deq4YYo6iPeGHOqfkioyV199tTtY91xzzTXWo0cPt7wqNApfqpBoArIO7PW159FHH3X/oFSJ8eZeaXuuu+46++CDD9yEZY8O2seOHev7hFGPoUqSQpUCRWRkZJLP98svv3ThUffxGkdoPL62X403vDAo+ker0KJgMXHiRN8/Vd23W7durjKl0KSGJfq51qOgqHAmF154oV100UU2YsQI989az0PDNV999VV3u0cBTOFJ+05zBUTrU0VP4dPTqVMnt08V5jTvQK+HqoXq/qhPYD0KwHo8/UzVRz3mRx995KqYqk56k761LoUlBVcF2WbNmvnWodfqrbfeSra5hqp/uijUKQR6FFIVAhUGtZ158uRx1UYNvVGo86hKqP2n3x8gHK1fvz6jNyHkhfo+0tDCdV996r7e9d9f7uJP7/t6DvoQyhuxIPoQUe/ZakQ0bNgw9yGd/v8ogMUfeaDb9H8rsREJmWlfAkBWctrhS0MH9c/Eq7qoOqOhZwohXohQZei1115z1SmFL2++l8KBKKQpnGXPHliA03BDrV/0qZ8O6BOjEKFhjgpv/k0v9PjPPvus79NGXYuGzPkP7VCQ03PQPyaFvKSqNF6okYsvvth32wUXXOCGk2hem7ZDQ0RE32u7VSXy/zRTjUgUTEThZPr06e5r/fP19ploPQodRYsWdd8rWOl5KPBqOz1ah4b2KXhq2IpCSqlSpVxFTBUjDSksV66ce16qcnlUGdR9NV9NP9PrpAMChTRdPJroLbfeemtAty09D3WxVAhTiPIPX/o6pa6GXlBUyPR/PqIwp9Cp56Dnpuej/alhpto2PUft86+++irZxwBCmar3CP/KV9We/W3dtM8sR2RuK9v2f00xTuzbYycW/Zrs66z/e3r/1P9QtZnfvXt3gu7AqoxppEL82wEA4euMWgdqfpIOlDVMbcWKFS7keMFKFGwKFSrkQpkqLDqgLl++vC+keAfy+gekA2wNxdD8LoUvL4xoblBKn+ap+Ud8iQUpDRmMT8P9vPCYFM2r+ueff1xVT+vQNno0V0nn+1L1S8PiUtouVcM83noSW06drjwa86+qm/Z3UjQXTsHk6aefdnO3NPxQF+1rVRoVGjVcUhRUNXTxueeec8P/dBCgDo4KYarMeQFVgVL8J4F7qlWrFvAcPNpHKfHmMCgcJvd85IEHHnBDJlUt1EXbruejkKbqnH9oBcKF3iv0Xoik6X00lENq9py5LE/JslagcnXb9e9flqtgYcuZJ6/72YnI3HY4Z073/qoPxjQE0f89XTS3V0PftYxGPmiIevxzY2rYuJbRcPXMvC8BICtJk/C1cOFCN4ROB8L+4UsH9VpGc400rELL+Q8Z3LNnjxs6p39OCjFqvHDppZe6CckaaqdGD8k51ZP2<text:soft-page-break/>xq+wpZbXaEOfTqqLY2I0x0uhR2HS266UgoGGYKZmOQVQVbA0lDEp3lBPzfXSMEp1ZtQwUAVfBUMNt1SFTfPqRPtdgUyvjYKvllNVbtSoUW54oyqYiTUs8d8m0fM91X2s+2pIoXcC0sSo85cXTBXOVSFVyNXzUqVPDTcUwJI6kTcQyhS8vA8wEN6KNT7Xha8ts7+xsu0vTTCKQaMwNNpA78EeDe1WMyJ9sKTfAw0n13uz7ut92KUPNBWaNBeY3xUAyDzOKHzpQF+VI80lUsMLVU/iDxFUlULD1zTU7NChQwHhTF3s9A9GDSc0+difgk5KFEgksW5Q6jSooYIKHBpSd7oUkBQCvaGMiU2KVgVJVSINI9QcLP/t0twlf9oP3smn/ZfTvvOnAKTx/qpQaTkNP1HlKv7JNjVkRftVr4MCrk7mqeerIXveCaD1D9ybA6ehkHpOmkOgwKbzx3jnkNE+0xw5hTCFL69CqdfIf2iheHMQ9InuqdLz0XPWAUX8aqQ6g8XExLhwphCrqqOGh+q5e5U7VUY1X+Lbb791P9cnwwCQESIKFLIyF3Sxjd9/bkf37bEidZtY9tgTtn/PHvcBk97r1VRI1U59+Lhp0yY310uVMH3YKBpSrQ8yNUJElTDRHGe9t/nP8wUAZOFuh17VQy3UVTXR/CsNW4vPu03VFx1Eq3mDRydg9ho9+FMVTUMU41e3NJfIfxii5pFpeKECTfyw9u6777rbExtqeCrUUEPbqRCpIXkaKhf/orlP4n2yqWU1L0lzqrz5Zt7QxrffftvXNdFr0vHhhx8GPKbC0nvvvecCnUKf5kZpDpmqUv4UyDQsxRs6qPlTakQRvwuhPmXX42ldWk7hT10F9Zr4U8VRr5HXiVKPK2rC4f86KLx5VStvmVPh3UcHIP7UllnVQ80xU5DUY2o+nxqDeFVC0Vw4LximNL8MANJb4VoNrMrlN1jO3Hltyy/f2voZn7uRHZqzqv8br7zyivsQS+9tah6k+cL6H+W9f+l/qd7z9T9NzTjU4VVzlN955x3f+zEAIHM443d1DSv0Wrr7V7U8+uejuUgacqhzNHmNNET/gNQxT58IahicmkpobpWG8Omfkg64Vf3xP+hWyNM/LVXd9M9JXf30D03/4NTlUJU3tZRXi3sdyGu4R/x5SafCa7ShFuxJUfc9NRbR0DhVhFTR0Vwl/RPVJ5v6ucKYKmiqTL3wwgvun632l6pOer5btmxxQxoV1tRCXf9wvSGC+jRU7ewVVlQZUoDVOdYUnnSt/a/Kl4KoHkvDJFXB0v5V4FLYUqBVkNF2KPTpE1WtT0FPoUuPq6F8Xlt7UYMPte/XecgU6rxmI2p2oddBr5lXjToV6v6ldvI6nYAeX89bQUvfq928uiB6DVTUDVHbqcqoPh1WRUzVPm1DmzZt3O8WAGS0vKXLW4WLe7qvT+zeYYdnf+m6t0r8ZkaJ0fu35rUCADK3Mw5f3vm+1O5dYSgxChma1xU/nCm46VNAVXRUXVEg0TA2hSaNe7/xxhtdcPDWq3M8qbW87qPQots1rE/DF1WJUYc/dYbSAbmGbKiF+5lQZUkhTtukA/2kKNAonKgduwKRQpfayitA6Ll5rdc1zE/L+FcINWRR4UfBwzuXmaqJGufvNeLQvlUgGzlypAstCmIKqhq2ovv7VxPVpl3Pf8qUKW4/aX9oPdomhSVRgNGnrKrCac6XQqGGM2o7tL3+26dPYDUXT89LAdN7Hgp8GmJ5OrQODbHRMEjN39K6tE3abs3h0lwuj+ZEKEArAGo/KiSq6qX9438aAQAAACDUZYtLrqsCkAl5J69W2ASCSZVxzQHShww0UUjdvsrdqovlKHTytBsZyatmpWZ7vGVD5XXm9w4AMsmcLwAAAABA6hC+AAAAACAICF8AECQ6VYU6jiZ2ygogvfB7BwChgx62ABAk6minU1KcybkHgVPF7x0AhA4qXwAQRBwAIyPwewcAoYHwBQAAAABBQPgCAAAAgCAgfAEAAABAEBC+AAAAACAICF8AAAAAEASELwAAAAAIAs7zBQAIWXH7d9uJjN4IM4vdvzvgOqVtBgAgMYQvAEBInpcqV0SEHZk/20LJ0VRuj7adc2sBAOLLFhcXF5fgViATW7RokbuOjo7O6E0BkIyYmBjbs2ePhSMFrxIlSmT0ZgAAQgyVLwBASFJ4IcAAADITGm4AAAAAQBAQvgAAAAAgCAhfAAAAABAEhC8AAAAACALCFwAAAAAEAd0OAQCZvvV7qKM1PQBkDYQvAECqglf//v3syJGjGb0pmVJkZISNGjWaAAYAmRzhCwCQIlW8FLy6XHueFSsVZZnV9i277csPZlmXa1tbsVKFgvSYe+zLD2a6fUz4AoDMjfAFAEg1Ba9SFYpZZqfglRWeJwAguGi4AQAAAABBQPgCAAAAgCAgfAEAAABAEBC+AAAAACAICF8AAAAAEASELwAAAAAIAsIXgBTp/EMAkBjeHwAg9QhfAJK1efNm69Wrl7sGAH+8PwDAqSF8AUjW/v37LTY21l0DgD/eHwDg1BC+AAAAACAIclom8frrr9sbb7yRqmUvvfRSe/bZZ9P08Tds2GBt27a1Ll262Isvvphm6z1w4IB7bt9++63t3r3boqOjbciQIVarVq1Ur+OCCy6wjRs3Jrg9Z86clj9/fqtevbr17NnTOnfubKFEz3Py5MnuuVesWDGjNwcA7L+/Vtisr/+wVUs22P69B61AVF6rd3ZNu+rWLgHLzZgyx8aNnGZD37vbipUs7Lv92LHj9tXHP9pvPy60/XsOWMmyRa1F20YZ8EwAABkh04Sv9u3bW4UKFQJue+aZZ2zXrl32/PPPB9wef7lQdtddd9mvv/5qN9xwgxUpUsRGjx5t1157rX355ZdWsmTJU1pX/P1w7NgxW716tY0bN84GDRrkgp5CWKjQtjRv3tyKFSuW0ZsCIIuLi4uzj9/40gWvxi3r2BX9O1r+qH<text:soft-page-break/>y2deMOW7V4XcCyWzdst0kffJfoet55YYILcN2v72AlyhS1339YYOPf+dpKlDi193MAQHjKNOGrZs2a7uJv2LBhLnxdcsklFo7WrVtnM2fOtB49etjdd9/tbitUqJANHjzYZsyYYb179z6l9SW1H7p3727dunVz+0tf58qVy0JBw4YN3QUAMtpPX811weuq27raeZ2a+m6vWb9KwPexJ2LtvVcmWf4CeWzXkWMB61j+z/+1dydwNtX/H8c/M5ix7/u+UyI7ifZSkpSisqRCCK2KFKVU2lS0SIUoKhShFFEkKiqUJEtk3/dtxvwf72//M79779zZmLmzvZ6PxzzuuHPvueece82c9/l8v5+z0ZYv+t36PtnZajeq7u47p25l+3fDDjuw+0gItwYAkFaY85WOHTt2zN1u3bo19r6TJ0+625QMSFWqVLHGjRvbnj17bP369Sm2XADIDBSo5k1fbOWqlLLmLetbdHS035evr6YtsoP7Dts17S+Ks5xli363YqUKxwYvCQsLs+4Pt7ciRYqEZFsAAGkr01S+kuvXX3+1t956y5YvX25Hjx61smXLujlP3bt3t8jISL/Hqvr03nvv2cqVKy0qKsoqVapk7dq1s06dOll4eHiC4emVV15xz1eAypUrl9WtW9d69OhhDRo0SHQda9SoYeeee659//33NmHCBKtataq99NJLVrJkSbvmmmssJeXOnTvo/QsXLrQxY8bYqlWr3EGGgpq2WxUyz9KlS61Lly5umOfmzZvtk08+cZ2vtL7any1btvRb5saNG90yf/jhB9u5c6ebe1axYkVX4evYsWO8c76813nsscds/vz59uOPP7qhmBo2WapUqRTdHwAgx4+esHtvHuaGHUqv656I85hXPn7UcufNZVv/2WGffzDf+j3VxfZs3xfncZvXb7fSFYrb0vm/2azJC2znlr1WvExhu/TapiHZFgBA2suS4Wv27NlujpMO3BUkdMZx0aJFrrGFwsb48eMtZ86c7rEKXcOHD3cH/woSClBz5861YcOGuTCg58QXwDRUUMFJgaJy5cq2e/du++CDD9ycrSlTpsQZJhnMCy+8YO3bt3evpz/+arTx2muvuUYZKUVBSUFGy1Sw9Ghdn3rqKdfko0+fPm47Ndxx4MCBtnr1ahs0aJDfctTwRPPGtE/z5MljH3/8sfXr188GDx4cG6oUzm666Sa3f2+55RY3b00BTPtj6NChli1bNnd/Ql5++WVr1KiRPf744+7aMgQvAKklW/Zw6/X4rfbG0A+t+VUNrPnV/ifO9HtRwUsnp957aZo1b9nAatSuZIuDhC812Ni5dY9t+nurtb39CitQKJ8tmPWjTR49kzlfAJBFZLnwpaAxZMgQK1CggM2YMSN2qIfCgboUqiKjphYKGwoKqjSp2qNw4FWHFJ4eeughmzlzpk2fPt11Twy0d+9e++abb9zFJzVHy9O0aVNX0VEVLbHwdeLECfvyyy/dNVQUvDTUUJW0M20YonUKXP66detcaFInxUcffdQiIiLcz7Zv3+4qWZdccom9+eabbmiMt+3anvfff991dqxTp07s8jRsUfvU60yo0Oh1f2zTpo3ly5fPJk6caIcOHbJx48bZeeedF/tcVceuvfZaV9FKLHwpNGudFNQQOvr/gKwrq77/0VGn7c2nJrnvF321zH35anZlfeta/QabPflbO3r4mGukEZ+oqGg7sPeQDXqtl1WoWjp2ztjgu1+z/Xv2Z8h9nBHXGQDSUpYLX6pEHTx40Pr27RtnjP0999zjhvepMqbw9fXXX7thhqp4+Q7LUxBRF0KFLz02WPhSFUlhY86cOVarVi0XYooVK+YaSOi+pIREDU9ctmyZCy6q7owePdpVkjTMTsHjww8/tIYNG/qFmISoc2AwCnOqcCksebSO6oao4Y1qWuJLIUmhU8MBfcOXGnr4toTXPlBTEIUvVRRbtWrlgqf2p28HQ4VL7WdvuxOj+WkEr9AL7JYJZJXK18ARd9voZyZbrrw5rUu/tn4/L1gkn21at9W++Og76zu0s2XPkc1VwU7//zDF06dj3Jyx8GzhljNXhBUonC82eInur1yznBuKyP8xAMj8slz4UgdB0XykQBpSWK5cudjHJPRYzRFTINP1vYJRBUnXEtMQPc1REl1Pq3nz5q4apLlcCVGFS8GrW7du1r9//9j1+eKLL9wyFfhUmVKVKKnha+zYse5WQUeVN/1bAVTVvcBlqAW9PPzww/EuL/DaYZqjFkjDLX3Pjiq46vVVbdM8Mi1D26UqnBfEEkPr+bShz4L+fyBr0v/hrBgOckTksIrVy1idJjVs0ZxlVrRkIcub33+O7Hdf/OyqWiMeHRfn+Y/dNcKq165oDw2/y7WW37v7oBvJ4I0mEIUz/Tsj/h/Lqp8LADhTWS58eZOm46Mzlt7Qu8Qeq6DgPTaYK664wi688EJX9dGcMs0R0xwyhR4N8VPziPhouKHC4L333ht7n8KcF8CWLFni7lOQS6pmzZrFfn/RRRe5i0JrWGTnzp3dMMDzzz/fb9vkiSeeiPcCxxr+5yvYvvA6gamphmjO2H333efmfKkSp31UrVo114BE65QUCTU5QerRQaHeKyAruqpdcxe+PhnzhXV94Ea/8HTRNQ2tTmP/k08rflxjMz+cb/cM6egupCzqcqiOh3/8ss5q1f/vpF7UqShb+/s/7nci/8cAIPPLcuHLmy/1999/B+1OqEqMFzZ8H6umE4Fn+44fPx5vswcNn1uzZo2rkF111VXuS9SoQqHr9ddfTzB8qXGF/rj7Dq/TH+c33njDdVpU8w4NOdTXmdKcMzXy0BBKDcP87LPPYgOV1lvy58/vF9pEDTJWrFgR5wytVy3z5bWu9xp5KEAqpM2aNcuKFy8e+7gdO3ac8XYAQGorUrygderbxsaP+M<text:soft-page-break/>z27NxvF13TyPIVzGNbN+60bZt3uZ/5UudDKVOxhBUtUch93/jS8+2bz5fau89/Yjd0vdIKFS1g86b/YAf3H7YSNNwAgCwhy5UQVInSXCQ1flCDCF9q4qDhb15r9CuvvNKFHzXhUDt6jypiGhYoV199ddDXUfDSfCeFJV86q6m5YF4lKD4tWrRwrzlp0n8TvT27du2KHaKnAKRq2tnQPCy1jVf4UZXLo7CoCpPa8XvXG/MoQGl+nIYN+po6dapfUw/NrdN+LlSokNvvovljCnia/+ZL+1gCr5kDAOnFBZfXs4df7OaGHU59b46NHDzB5kxdZEVLFkzS87Nnz2b3D+tqDZrXss/en2tvDptkx4+dsNvvvSHOJU4AAJlTlqt8Kfio26E69qmRRYcOHdy8JzXi0JA4NcfQPCuv8qUhcpoT1bZtWxdSvFbzas1+6aWXumUEU79+fVcxmjx5sgshahKhYKEhg6qu+XZADEaNKX755RdXmVq7dq2bI6awo+teFSxY0FWrNM5eTTl0G3gtreRQy3gNY1STDTXSUOMMXXdL1bBXX33VbbvmmKkKpn2kIZTadq+a51FIUxt5zUNT1U6NQRS2RowYEXtgoaGOqrD16tXLLUPPUeMOXW9NFTHtKwBIr9Qco+egWxN9nLog6itQnny5rGOfNu7Ls33Tbl2COcXXFQCQ/mS58CVe98C3337btUw/efJkbNC68847/c5AKtyoaYTmRKnboDeETteu0nyp+OYfKXzoGmCa46XAtWDBgtihfur+l9hcrdKlS7v29go/CjyqKumaWGqJf/fdd7vqkRp4qJmHHns2VAlU846uXbva008/bU2aNHEXcu7du7drNqJ9pH2leWAaaqhJ4ZonFthxUG3otd3aZu1TzSFTlcx3aKT2m8KjApcCr7cdeg2FNQ1H1JDOjDbpHAAAAEhMWExiXSWQrgV2zUoLGvqo+Ws9e/Z0Fbn0Tp0eJXAeH4JT5VVVUJ1MoBlA1uV9Du54pI2VLJ95O46qCjV2+IyQbqf3mhnx/xi/HwAgebLcnK/MJq2DFwAAAICkIXwBAAAAQAgQvgAkOidQcxt1CwC++P0AAMmTJRtuIGWpQYda6yNzUnMaXfKgQIECab0qANIZfj8AQPJQ+QKQKA6sAMSH3w8AkHSELwAAAAAIAcIXAAAAAIQA4QsAAAAAQoDwBQAAAAAhQPgCAAAAgBAgfAEAAABACHCdLwBAku3efsAys93b9/vdhuY1M/c+BQD8D+ELAJCkazlFRkbY5+O/tazg8/HfhfT1tG+5XhYAZH5hMTExMWm9EkAorVy50t3Wrl07rVcFyFB27txpBw5QpUkNCl7FixdP69UAAKQyKl8AgCRROCAgAABw5mi4AQAAAAAhQPgCAAAAgBAgfAEAAABACBC+AAAAACAECF8AAAAAEAJ0OwQAZHiZqQ0+becBIPMifAEAMnzw6n5XNztx6qRlBpE5ImzMu+8QwAAgEyJ8AQAyNFW8FLwuP5HLCp3OFvQx+8KibV7OY3b58VxWKCb4Y9KDfeHRNs+OuW0ifAFA5kP4AgBkCgpexRIJVgpeiT0mTZ1O6xUAAKQmGm4AAAAAQAgQvgAAAAAgBAhfAAAAABAChC8AAAAACAHCFwAAAACEAOELAAAAAEKA8AUAyaDrLwFZFZ9/ADg7hC8ASKJt27bZrbfe6m6BrIbPPwCcPcIXACTR4cOH7fTp0+4WyGr4/APA2cueAssAACBD++vEIVt6bLdtOnXUjpyOsjzh2e3cyPx2Q/5yfo9bdHSXzTi0xQYUPccKZ4uMvf/E6WibfXibrTyx307GnLZKOfLYdfnKWPHsOdNgawAA6VWmqXzpbNwnn3xinTt3tiZNmth5551nzZs3t969e9v8+fODPufEiRO2fft2SyuLFy+2GjVq2MiRI5P0+FOnTtlbb71lV111ldWrV8/at29vP/zwQ7JeU/tHr6mvP//8M97H/fvvv7GPGzFihKU3GzduTOtVAJAJxMTE2NSDm+2d/esszMKsdb7SdmehynZ5nhIuRPnaFXXcvji0NehyPjzwj604vt9a5S1lHfKXt4OnT9nofX/b0dNRIdoSAEBGEJ5ZglefPn3s8ccft9y5c1uPHj1syJAhdsstt9jatWutZ8+e9vTTT/s9Z+XKldayZUsXgDKKYcOGuSCkUPnQQw+5ic/du3e31atXn9Hyvvzyy3h/Nnv2bEuv3njjDWvdunVarwaATOCHY7tt6bE9dmO+stapYEU7P2chqxqRz5rmLmodClSIfdzpmBj7+OAmyx0ed8DIPyeP2OqTB61DgfLWMFcRq52zoHUvVNVOxJy2H47uDvEWAQDSs0wRvubMmWPz5s2zvn372ujRo+2uu+6ym2++2QWyWbNmWd26dW3ChAm2fPny2Oeo6pORJg2rSjdlyhRr1qyZDR482Dp27OjCmKphM2fOTPbyKlSokGj4KlKkiKVHCxcudNsNAGdDgWrh0V1WOnsua5SriEXHxPh9+fr26E47dDrKLs1TIs5y1pw8aBFh4VY9Il/sfXnDs1vlHHntz5OHQrItAICMIVOEr59//tndXnrppXF+FhERYXfeeaf7/qeffrKM6uTJkxYVFWU7duyw6Ojo2EAmOXLkSPbyrrnmGtuwYYOtWbMmzs/Wr1/vqmlXX311Cqw5AKQ/x09H28Cdv9me6JO2NeqY+z7w69j/DxncHnXMvj683W7OX94iwsLiLGtn1AkrnC3CwgN+ViRbhBuqCABApgpfefPmdbeTJk1yASXQlVdeab///rvdfffd7t8DBgywxx57zH0/cOBAN6/Js3PnTldR0pDEOnXquK9WrVrZ66+/7rdszdPS8zSsUZWoCy+80GrXrm1t2rSxzz77LM46KMxo+GOjRo2sYcOG9vDDD9vevXuTvI358uWzyy+/3NatW2cvvPCC/fHHH26YpbZdc7/OJHxJsOqXql558uSxiy++OOhztQ4PPPCAq8Jpbp3W67nnnotz/ZfLLrvMLrroojjP19w87btp06bF3qd/az9+9dVX1q5dO7ffNXdP+0nvie/jvAqmvtd7CQDJlS0szLoUqOS+b5SzsN1TqJrfV9/C1S1XeHZXAfvowCZrnKuIVYn4729NoOMx0ZYzLFuc+yPDs7mhhwAAZKpuhzfeeKO9//779vHH<text:soft-page-break/>H7vmGjroV8Bp0KCBlSlTxsLDw92Xp0OHDpYtWzY3jE/f63Fy6NAh9++DBw/abbfdZuXLl7f9+/e7MPXaa6/Z8ePH7cEHH/R7bQW64sWLu1tVp8aPH2+PPPKIu0/hxJtfpkYXkZGR1qVLFxekZsyYYXPnzk3Wdj7xxBO2atUqGzt2rHsdbZu+L126dLL3WdWqVa1atWoufN17771+P/viiy9coMqZM2fQKqOGdWr/6XovWodff/3Vxo0bZ998841NnjzZChcubGdi0aJF9vnnn7u5enoflixZYtOnT7fNmze7YC3PP/+8m/Olhhv6Xu8RACSXQtX7Bza47386vtd9+WqYs7CVK1Devjmyw47FRFurfKXiXZb/AEV/cetkAICsLFOEL81feu+991wVS0PpPvroI/fl/ezaa691gcGrkKlT4N9//+3Cl+aDXX/99e7+Tz/91LZu3eqClipfHgUBBSkFu8DwValSJXvnnXcs7P+Hm6hio6A1derU2PA1fPhw1xREAaJy5cruPoW722+/3W8eWkL0fM1tUwD0/v3MM8+41ztTqn5pWzX00Kv+6XvtG1Wcgq3Do48+6m5VtapSpUrstmifKhyqKvfss8+e0fps2bLF7aP69eu7f6uit2vXLvvxxx9d2KpYsaJ7rxTw9G/vfQNCTScEkLHfD1W++hSubhP3b7Cc4dnspvz+J3Lyh+ewLaeOuvB1Z8HKls3CXWDzgpamhGnOmIYa5gwLt8On485DVft5LTtU25Ta0uM6AUBGkynCl+jgX8Plli1bZt99952b36Uq0T///OMqJaqgTJw4McEqkapSCmqFChXyu1/DA1WtCnZhyeuuuy42eImG4cnu3f91uNq3b5+rFqka5wUvby5aUsOXmkso9Cl8qdNhixYtXMBRx0OFoKJFi7qGIgpQjRs3Tnb4UvXLC1/ahwULFnTBMXDdNNRR+1OVRi94eVStGjNmjFtHdZZUZSy5ypYtGxu8fPenwpf2p8IXkB6o6oqMLUdYuJXLkdvOiSxgPx7b4+Zs6dpevnTdr2iLsTH718V5/vA9q61yjjzWs3A1K5Y9p/118lBsGPPsjj5hxX2uBZYcfMYAIHPKNOFLNLRQc6r0JUeOHLFvv/3WhS/NzVKlaNSoUYkuQ1W03377zTZt2uTO9Gk5UqJE3C5XCj6+FKpE1SHvelm6jowqcMGG/iWFQqNCjYLhiy++6NZRFSFV3Pr16+fmSinwKJQlJ3wpDNasWdNv6KHCl64jFqyJh/ZHfOutAKphjAsWLHCBM3C/JEWxYsXi3OftT6/JCJAeqDJcrpz/xXeRdvR7+kzDysV5irvwNfPQFmufv7zfybQmuYq6cOZr9YkDNvfIDutasJIV/f9gpS6HqpApgNWMzO/uO3w6yjacOmKXBemOmFE/Y2eznwEAmSR8HT161LWXVzDS8DdfahqhZhmqFmkOU2IXJF6xYoXrjKjGGk2bNnVhRoFC1RgNJfQClS/fuWQJ0XywQMGWF4zXFKN///6xr6dKmIYHKux07do1tgqXXKp+6dphf/31l1tHBaynnnrKzoQXkLzAFJ9gTVHE96AHSM90UKzfDcj4CmWLsHb5y9knBzfZvuiTLnCpTfyO6OO2I+q4+5mvHVHH3G3J7Dmt8P+Hr8oReV1b+UkH/rFWeUtbnvBs9vWR7ZYrLJs1zXVml+zgMwYAmVOGD19qCqFmDxoWqGt7BavY5M+f3w033LNnT4LLevnll93QQjXDqF69ut+wP1VzChTwPwOa1D+gCkxq3x5IQ/iSGjAle/b/vV1a5ksvveTmRan7oBpfnMmFhxVOFb5UWdPrqPoUX/XMOwur0BdI1T1to+bVaX+Lhh566+7LG5IJAOlBg1yFXRXru6M7bfbhra5qpQDWLHfSK/hdCla0mYe2uudrZliFHHmsY4GKQS/KDADIujJ8q3mFELUm1zA8NbYIVlXR/C9VdnyvW+VVkHyrTwpYCnOBQwQ1n0qNLs5k6Js3f0pVN3UF9GhZCo1JocqdaDikL62vF27UKERDBpNL3QJr1arlWrwrgKkSFl8179xzz3UBTB0JFfh8qdOkGmZoyKJHHR/VLVJDLz26NllCF3dOCm8+WVIrhwCQmAoReaxzwUo2qFgte7bE+e422AWVG+YqYs+XqBtb9fIoZLUvUN6eLF7bhhavY3cVqmLFs8ftGAsAyNoyxSk5NZ5QuFJIWrhwoQtZat6gYXRqGqGD/XPOOcfuu+++2Od4c5JU5VLVpm3btm5ooq7ndccdd7gqku5X8w4N7VMoU1VM9yV3eJyuKaaGFFpup06dXCiZNWtW7ByqxPTu3dttl8KXrnmlOW3q6qjrZcmQIUNc4wy1uNe1tvQayaHApblkonllCYUezS3r0aOHqzKq1bz2s0KlGpqo+qb3wqN96rWm79ixowtL6gKpfXg2ihT5bxiPtllVOq+rJAAAAJCeZYrwlTt3bnedL12PS9eo0gG+Ki4KTOrKp7lSmg/mOxdJB+wKWPPmzXPX4dJ1wRRyFDC0HHUT1DBDtZJXINNj3nrrLdd5Txf/TQ4tQ5UhDe/TrUKhXv/+++93HRYToyGVH3zwgVuPr7/+2lWodC0thSats0KP1l/LUxhKLi98aTlqvZ8QzYXTNqiJifazAqmGdGqunC4i7Q05FAU0VebUPl6TtBV41R5eF14OnJ+XHHodDXFUwxE1RiF8AQAAICMIiznbMgTSjTOpymVFCtJSu3bttF4VZDDqmtq3b18bOXIkzRDS4fty07G8Viwm+GUudoVF25RchxN8THrgrWd6/Izx+QeAs5fh53zhfwheAAAAQPpF+AIAAACAECB8AUAS6VIK6gaqWyCr4fMPAGcvUzTcAIBQKFWqlGsgcybX/AMyOj7/AHD2qHwBQDJw4ImsjM8/<text:soft-page-break/>AJwdwhcAAAAAhADhCwAAAABCgPAFAAAAACFA+AIAAACAECB8AQAAAEAIEL4AAAAAIAS4zhcAIFPYFx5tdjqen4VF+92m620AAGRahC8AQIa/9lRkjgibZ8cSfey8nIk/Jq1pW7ieFgBkTmExMTExab0SQCitXLnS3dauXTutVwVACtm5c6cdOHDAMgMFr+LFi6f1agAAUgGVLwBAhqewQmABAKR3NNwAAAAAgBAgfAEAAABACBC+AAAAACAECF8AAAAAEAKELwAAAAAIAbodAgDSpYzcPp528QCAYAhfAIB0Gby6d+9uJ06csIwoMjLSxowZQwADAPghfAEA0h1VvBS8+vRrZWXKFDnr5W3ZssdGvTY7xZaXlNfSNhC+AAC+CF8AgHRLQalS5RLpdnkAACQHDTcAAAAAIAQIXwAAAAAQAoQvAAAAAAgBwhcAAAAAhADhCwAAAABCgPAFAAAAACFA+AKAZNC1m4CMhs8tAKQPhC8ASKJt27bZrbfe6m6BjILPLQCkH4QvAEiiw4cP2+nTp90tkFHwuQWA9CN7Wq8AAABpbemS1fbptEW2atVGO7D/sBUslNdatKhtDw+4xe9xkyfNtxEvTbFPZwy10qWLxN5/9OhxGzVyus3/5hc7cvi4hYdnt3///deqVauWBlsDAMh04Wv+/Pn26aef2qpVq2znzp2WJ08eO++889zQhiuuuMIymz///NNeeOEFW7FiheXKlcuuuuoqu//++912J8XSpUutS5cuce7Pli2b5cuXz/2Bvummm6xt27apsPZmGzdutIoVK6bKshN6nc6dO9uPP/5ov//+u2XPTtYHkL7ExMTY8Gcnu+B1+RX17L77b7SChfLZpn922MoVG/weq/veGDU96HIGDxpnq1ZtsD792tqRwydcEHv00Uftyy+/tAIFCoRoawAA6V2yj4Y1bEF/UObMmWPnnHOO3XjjjVaiRAnbvn27ffbZZ3bPPffY7bff7h6TWfzzzz922223WbFixey+++6z9evX24QJE2zXrl326quvJmtZDRs2tPbt2/v94d+/f79NmzbNHnnkERde9Bop6Y033nBfCsqpKdjr9OzZ04VKhUwASG+mfPKdC16PDLzFbmzXIvb+hg2r+/07Ovq0DX1yghUomMd27tjvt4yVK9bbwoUrbcSrva3ZhbVsw/odVvKTpe7E5Icffmi9evUK6TYBADJR+Bo0aJALXg8++KD16NHD72d33323u2/8+PFWoUIF69ixo2UGqvAdOXLExowZYw0aNHD3/f333/bVV1+5+5Na/ZJy5crZ9ddfH+d+BZRrr73WvUanTp2saNGiKbb+CxcutFOnTqXY8pLzOhdeeGGqvy4AnAkFKg0jrFGjnLW5vplFRUX7/Tx79v+dNPpgwlzbu+eQ3d61pb0w/CO/xy35YbXlyhVhTZqeE3ufTjhpNMi3335L+AIAnFnDjUWLFrkhFBpyFxi8JCIiwp555hk3vEyVIVV1MoPjx4+7261bt8bed+LECQsPD0+xoXR58+Z1wzWjoqLsl19+SZFlAgCCO3LkuF3YtJ/9u3mXrVmz2X0f+HXo0FH32PXrtto7Y2bbY4M7Wc6cOeIsa+PG7VamTFHLls3/T2qpUqVswwb/oYsAgKwtWclBwwq9eTzxKV26tM2YMcPKly9vYWFhsfdrzs+7775rP//8s+3du9cFterVq7t5UK1atYp93LFjx+yVV15xZwsVdjS/qm7dui7seVUnj+ZfaZjb8uXL3fNUbdMwSA179B3m9scff9hrr73m1mHfvn1umOSll15qffr0sYIFCya63W3atHHVPAXLc88916ZOneoCktY9MjLSUorCnCiAyciRI23UqFH25ptv2osvvmibNm2y2rVr26RJk9zPtY/ee+89W7lypXtOpUqVrF27dq5y5i2rRo0ascvX9zfccIM999xz7t87duxwy9dy9J5oWOXll1/uho4WKlTIb92070aPHm0//fSTC6N6fzt06ODm+Ol9ju91gs350vPfeecdmzlzppuQnjt3bqtfv74boqj32uNtvx6nMD9v3jw7ePCg284777wz1ebHAcj8VNV6/sUe1v/B0a7q1aZtM/+fZwu3fPlyu2rYE0Ped4+p36Cabd26O86yDh8+Zrnz5Ixzv363aXQEAABnFL4UdnQA7XuAHEyVKlX8/v3rr7+6QKBgplsd2Ouge/Lkya5phRpOtGjx39j6Bx54wL7//ns3ZLFy5cq2e/du++CDD1ygmjJlitWsWdM9Tgfi9957r5UtW9a6devm/sjpecOHD3dhTAfuCgWbN292z1WwuOOOO9xr/fbbbzZx4kS3PR999JFfSAxGgatv375uflfr1q1dRU+hYsCAAZZSFJ5++OEHty4aquLroYcecqFK+yRHjv/Ouip0aVsVOLt37+5C6ty5c23YsGGuuYe2XwHs+eefdwFVc8n0vUKTaL8oOJ08edKFqDJlyrimInpPvvvuO3dbuHBh99jFixe78Kvq3C233OLC6zfffGNPPvmkbdmyxfr37x/v6wRSSNb7ofdAlT7tR73Hej1tn0LmNddcE2c4a/Hixd2t1ldBWPPjdF+zZv4HTACQFApVDz/0tvt+xvTF7stX6+ua2uNDOtu49760w4eO2T194w4X95w+Hf8oj8T+vgAAspZkhS9NHlalSFWr5FCVQ3+AVL3QgbtH1Q4d1KtzosKXqi86qFco0MG1p2nTpi7oqMKj8KUDeM09U+VMB+3e+ijYqWqmStEXX3zhKmqal6VqiapuderUcY+7+eab3TwtVXG0Tb7rFIyGjShAiq6V0qRJE/f6Z/JHVeFB2+mJjo52QXTs2LG2du1aV83RvDBfCil6PY+C00svveRCrgKpgqco1CioqVI0ffp0V33S/DLtI4Ui37lmQ4cOdftR89l8g5KGlCqkqlL4xBNPuPuGDBni9peW6e0rhbCuXbu6IHTXXXfF+zqBFBoVvHr37u3Cs0fLU4Xx8ccft+bNm7uQ7FGly/<text:soft-page-break/>sMid5HhTZVIAlfSAv6P4iMvY9V+Ro7vr8NfOQdy5svlw16zH+OctFiBWzNn5tt3NivbMSrvSxHjuwusHlBS38LNGdMQw3z5s1le/ceivMaGl2g38/63Z6W+LwCQAYNXxrKp7CQXDqQ13C/IkWK+FV69MdLvAs/qrKig2419KhVq5ZdcsklrmJVr149d59HFS4tTyEh8KKRClwKX19//bX7XmPuZcSIEa5CpG6DCmsDBw5M0rpryJyGw+nAX4FFnatUWdJrKEAoSCicKTz6bl98Zs2a5b4CqXKlQKEqUqDAgKFt0/7T9njBS7SOqiQqfM2ePduFr2AOHDjg5u9ddNFFbp/7hkGFW4U/vYbCl4Zsarijgq1vSNVraVjh0aNHLX/+/JZUmjOYM2dOV8XypWXrNTTMUI07fIeiXnfddX5B16sMqmIGpAVVd5GxRUbmsHPOrWDNW9R2VS9ds6tAwbx+j/ls2vd26lSU9ek9Ms7z27V9wurXr2Zvvn2fVahQwpYsWe3+pnlDvkV/KzRSQiMnAABIdvjSAbKChqo3yal+6Y+RDvhV9VizZo0bqqYzcd7cJi+EaZk6oFcweuyxx9x9qm6pEqIDcA3/E28C88svv+y+gtFrSMuWLd2QPbVy1/A5Hfhr7tjFF1/sqkwJXX9FY/U1DFKBU0MfddCvdVFnQg3r0/qoGqSg8/HHHycpfOn5qhR5NIxT66Ahlt6QwkCBy1UYkqpVq8Z5rIZhKpCpmpZQ63zt8wULFtgFF1wQ7+PUVMQ7Y6r1C+QF2+TQuivc6X0I5F2MNHDdAzs/ep8973MDhNrDDz8cp0KNlKXfPaEIuZ26XOHC1ysjptngJzr7nehpe+OF1ryF/zDwRQtXueYbL77c08qXL+7ua9K0po1970vX9VCt5kV/N/Q7SsO6fS8vkpn3JQAghcNXo0aNbN26dW5OlYYCxmfw4MEuuKgdveZ5qUGE5gfpIFpD9lTJUlMGhTkFmcAhdmpPruqHqjM6c6jQpmF5unaYmlx4XRTVMCOwCYfHa/+uap0aZahKpeGNCmAabqjqmRpIaKhcfPOTtJ26lpfCm1dt0dwoBS8NudP2KaBo3pU3pDExquQld6hc4DWyEusiqT/4CYVjL7RoXyd0OQC9rheQU0pC6+4bwn35nkkG0gMFL+9kATK2kiUL24CBt9rTT0207dv2Wtsbm1vhwnlt3bpttnHDdhvw6K1+j1+37r+ut1WqlnbVMqlXv5prxjHk8XHuIsvHj0e5a19qJIf+TnGRZQDAGYUvNZtQWFGzivjCl+ZQqcqkYXRq/qBwojNuOljR/CINc/MsW7bM77kaQqjKmKo3mnukL1m9erULXa+//rq71c9FnQYDg4yWodCmkONVwFRtUYVHw/r0pUCh62lpfpiCoe/8Ml8aUud2UkA7eQ1d1DworzqneWuhnFTthUVda0zdDwPPcKqbYEJVKW//6XHBgqAad2hun7bbe2ywdslqEKJ5Vxr+qWGiSV13bx0Dq1/evAgFdgAIlVatm1i5CsXdtbxGjfzU9u09bAUL5bX27S9O8jKGv9DDXhkx1Ua++qlFRWkuWDb3N5DgBQDwFZ7cyteVV17p5gMpvARS8OnXr5+70K7alevgWgfZCjE6oPYNXgpAqmiJN49Mweu2225zXfN86QyzziB6IUhD91TZev/99/3mK8lbb73lGjmofbpobpaqVJqb5dFyvEpVYFUpcHu1DRpWqInTvtUb36FxmgcWynbCeg+03noPvIDorZcCpVx99dWx93vb6FWWVIFUxVDVP1UBfWm/6b17++3/uoApVCnIaZ5a4BwrvX+63wu6ga8TjIaB6jOhqqMvVRi1H/W+6v0FgFCqXbuSPfd8d/t81jBb9MOrNnP2MOvS9b8TgL5aX3eBLf359diqlyd//tw2eEhnmzv/RRs7/hErWbJk7MkrAAA8yb5CsIbwaf6WWoKro6CqU2pJri53ug7Ynj173Bh3dd4TnfVTiFmyZImrMKlqtH//fvv8889t/fr1bkiZuhF63Q9ViVF1Tfc1btzYBTO9jipYXoVKDR40tFFzw9QhT6+ntuN6DQUlBSuFOFHw0n2qTqmjnv4YKkjpQF+BLqGx+NoudRnUa3nXtNJ8KgUOXedLIUiPUbt6Dd9TYNF6pDZVj+677z7X8VDz1nRtM6/VvBqE6Bpm2i+Bc8bU+ET7VPtYlTs1uFDVStumuXV6P7TvVfXy9rWCqoaMKpDptbQPtc1q9a8Ko9bD2+ZgrxNI8900/FMBW5UuVST1mdHrHjp0yFVJfZuIAAAAAFk2fCn4qG27Ao2GEWrYng6eVbE4//zzXQhRMwtfqsYoKOhgXc9TpURzqHSgrY56mlulypGWoflUqqgocKkhhNeBT2FPTTc8CgKqyKgFuSpgGt6o6lqvXr3cAb53AK+mFGqWoQqYFw4VLnTQr0AR33wvj8KZ5qapyqSqmiioqDGId5FfLU/XDAvl8BKFSTXBGDduXGwVSS3ZFRQVEn3nSalbo4KV9pUqgApFmnOn4aEKQeokqQCp90UVM82P0zw2j95P7UM9Vq+nQKw293pPNRQ1odcJpPdFw1YVVL33WCFYlThdry2xa8gBAAAAGVVYTGLdG5Ak2o1cTDNj0PXiJHC+HJAYVWvVNlwniWi4EZp9/ezwzlapcsLXYkyKDet32MBHJqTY8pLyWunlc8LnFgDSD9rIpRCCFwAAAICEEL4AAAAAIAQIXwCQROrYqvmUvp1bgfSOzy0AZOCGGwCQVanJj5oMce0mZCR8bgEg/aDyBQDJwAEsMiI+twCQPhC+AAAAACAECF8AAAAAEAKELwAAAAAIAcIXAAAAAIQA4QsAAAAAQoBW8wCAdGvLlj0pupyUWl5SXgsAgECELwBAumyNHhkZaaNem52iy03p5cVH6057dw<text:soft-page-break/>BAoLCYmJiYOPcCmdjKlSvdbe3atdN6VQAkYOfOnXbgwAHLiBS8ihcvntarAQBIZ6h8AQDSJYUXAgwAIDOh4QYAAAAAhADhCwAAAABCgPAFAAAAACFA+AIAAACAECB8AQAAAEAIEL4AAAAAIARoNQ8ACImMfN2u5OI6XwCAYAhfAICQBK/u3brZiZMnLSuIjIiwMe+8QwADAPghfAEAUp0qXgped1TMYyVzZkvRZW8/Hm1jNx5JlWWfzfpomwlfAABfhC8AQMgoHJXPnT3DLRsAgJRAww0AAAAACAHCFwAAAACEAOELAAAAAEKA8AUAAAAAIUD4AgAAAIAQIHwBAAAAQAgQvgCEnK5/BCB94P8jAIQO4QtASG3bts1uvfVWdwsgbfH/EQBCi/AFIKQOHz5sp0+fdrcA0hb/HwEgtLKH+PUAAAip5TsO2uwNu+zPvUfswIkoKxCZ3ZqWKmh96pW3pdsO2MTVW23TwePu/isrFLFbapa0HOH/Ozc5/McNNn/z3jjLHdSksrUoWyjEWwMAyMhSPHzNnz/fPv30U1u1apXt3LnT8uTJY+edd54b1nDFFVec8XI7d+5sP/74o/3++++WPXvCq33ZZZdZVFSUfffdd5YWTp06Ze+++65NmzbNdu3aZdWqVbP777/fLrjggmQv6+eff7aOHTu672fPnm1VqlRJ1vO135cvX25r1qyx1HbixAnbt2+flSxZMtVfCwASExMTYyN/2WSzN+y2FmUKWY86Za1ARA779/BxW73nsC3bcdCeXPy3XVGhiN1Rq4z9e+i4jf19i+09dsrubVAhdjnrDxy1S8oVsuurFPdbftl8OdNgqwAAGVmKDTvUkIV+/fpZz549bdOmTXbjjTfakCFDrFOnTrZx40a755577JlnnrGsYNiwYTZixAhr3ry5PfTQQ24yc/fu3W316tXJXtbUqVMtd+7c7vvJkydberVy5Upr2bKlLV68OK1XBQCcz9fvcsGrb73yNqhpZbuobGE7v3g+u7ZyMXuoUSX7aM02q1ootz3QsKLVL5Hf2lQtbjdWK2Fz/tltx6Oi3TJORp92oaxusfx2TpG8fl/5Ihg8AgBInhT7yzFo0CCbM2eOPfjgg9ajRw+/n919993uvvHjx1uFChViKzmZkao/U6ZMsWbNmtngwYPdfTVq1HDbPHPmTDvnnHOSvKwjR47Yl19+aRdddJFt2LDBpk+f7vZvzpzp72zrn3/+yYRtAOlGdEyMfbZ2p1UpmMuurljUok/H+P08W3iY3V+/okXF+N+fIzzMdFfU/z9+48FjFh1jbjkAAKSL8LVo0SIXEq666qo4wUsiIiJc1evKK6+0CRMm2G233WZhYWGWGZ08edINedyxY4dFR0dbtmzZXCCTHDlyJGtZGmZ49OhRN1yxatWqNmrUKHefqooAgOCOnoq2djN+NS9WXfvp8jiPmXLd+VYqb2Tsv4+cirZfdh60KX/tsEvKFba8/1/VWrf/mLv9csNuG7z4bzt0ItpqFM5j3euUtZqF84RoiwAAmUWKDDv87LPPYudlxad06dI2Y8YM+/zzz/2Cl+ZwPfDAA666o7lh9evXt1tuucWFjGD++OMP9zp16tRx1aVHH33UzS1LjALQ66+/bldffbV7nSZNmrhhkn/99Zff4xSYFHKuu+46q1u3rjVs2NC93jfffJOkfZEvXz67/PLLbd26dfbCCy+49X388cctb9681r59e0vukEO58MILrVWrVu77SZMmBX2s1nv06NFu6F/t2rWtdevWNmvWrKCP1f7S0Eg9VvtRX1q+9o+Co2fkyJGuaqdtUMWtQYMG1qhRI1fJ1H2eAQMG2GOPPea+HzhwoHuOR120FLivv/569zran926dbNly5b5rZP3WtrPWhdvnqBs3rzZ7rvvPrv00kvd/RdffLF7na1btyZrfwLIGrKHh9ngC/6bH9uyYhEbcUkNv6/XLqsZG65kz7FTLqw9vWS95YvIZrfXKh37s/X7j7rb49GnbUDjyjagSSU7efq0PfLdGjcXDACAkFe+VqxY4ZpgKKwkJLBZxK+//urmhCmY6bZQoUL277//urlNalChINOiRQu/59x+++2uEvTII4+4JhKffPKJLVmyxDX5KFCgQLzVqDvvvNO9nkJA165dXWVKr6NA9N5777nQJ88++6x98MEH7v4uXbrYwYMH7aOPPrLevXu7cKMD/8Q88cQTruHI2LFj3VDLMmXKuO+1nUm1fv16++WXX1yQKleunLtP4UT7WnPHAocvKhx98cUXbv203hqmqH0UWG07dOiQdejQwW2XKpDly5e3/fv3uwD92muv2fHjx92yfPXp08c1TtGtnvf++++75ypUaf20PFX4NNxS3yuk+a6XgrSCnvap5r+pEYkC7csvv+zCsC/NkWvXrp0bpql11+tpexTiFMaKFClia9eutQ8//NCWLl3qlp0eh2ECSDsaMjj0h3Xu+zkb97gvX1dVKGIPNPxf1SoyW5g916KaHTwZbRP/2Gr3z//TRl5+jhXNFeHmgTUpVcAalvzf35e6xfLZXXN+t8l/brdHm1QO4ZYBADK6FAlfqqQULFjQDS9MjnfeecdVwXQQX6JEidj7FYQ0fFGdEwPDV9u2bV0jD486CT799NOuu6AqaMEoAKlr4CuvvGLXXHNN7P0KEKpwqTLlVYlUbVKjjCeffDL2carEKACoqURi4UshQXPfFGK8f2vIpao+Z1L1uvbaa2PvUzVLgVPVr6FDh8ber/Cp4KXhiAqPHm2HqlS+FFJVMVLQUiDyKDSpkqh9Hhi+VLVTAM2V6785D+paedNNN7nXUgiqV6+e/f333y58KYAr4IqCkb769+/vql2+AVrPV0jV/vSW6y1b8wc9Gs6q9VUDE6/6J6VKlXLbotdVNQwZjyqayDpC+X6r8vXqZTVdJStvjmx2n0/<text:soft-page-break/>nQimS0/+klKpgdYvnd99XL5Tb7vhylc3ZuNs6nlPayuXL6b4CH39ukTyxVbGM/BnPCOsIAJlJioQvVT007C25FADUmlzVDI+GvSmwSLCLPqproi8NUXz11Vftq6++ijd8KVjlz5/fDTXcu3ev33pruKMaWWiYoCpzapP+008/2bhx41wQKFu2rDvQ//rrr5PUYl7BReFLwUfBUQFF1RxVe4oWLeqCpipYjRs3jnc52pdap/DwcL/Aoe9feuklN3Tz4YcfdqFI5s6d624VEH1dcsklLpyqUuTRYxToVGX0pf2iSmOwfa4A5xuQatWq5bZv4cKFtnv3brddwXiBViHPd7+L5ge+9dZbbl/rPfAoAPrSvveCemRkpKt6qvvjHXfc4b6QcT3//PNpvQrIpCKyhVv1QnmsaakCbq5WydyRlj8ye5yGHN9v2Wel8+a0qgX/6ygrJfNEuqGHGooo327e68JWgxL/hTPPiegYKxCZ8DxePuMAgFQJX6paaZibhvclp/qlcKFhaBr2p4rOli1b3Fk4b96RF8I8qq4FHuhraJoCkm/ACKR1UyUqoets6bUVvjQXSvOLFJr0pWF5mnOlwKL5TgmZOHGiC1567Isvvui2T9f5UnDQ/DJ1P1SVTqEsofD17bffuucp5CjQaSimp3r16m6emsKZ1zXSO3OpTpKBtE2B+0brpX3+22+/ucsC6PnqrCi+FUjf1wxUuXJldx01PTe+8KX9Lgld30373ZdvEJfzzz/fevXqZW+//bYb+qn3W/cpsKkKGmx9kTHoBII3pBaZn35XhDqM3FS9pAtfb6/YbA82rOg331jfvbdyiwtfz7SoFnv/2n1H3fDDSgX+O+GkVvU7jpywMS1rxV54efexk/bHnsOuLX1G/4ynxfsCAFlZioQvhRJVjnQx36ZNm8b7OIUPHeSrOqT5Txo+p+F9OnhXVUrD11QV0gG1hqUFiq9Doi6kqSpWfBTiFNCeeuqpeB9Ts2bN2CGPqiRpKJ8qO5pXpLlhWldVWtRcIj4aIicaZqeAI9pWDY1bsGCBm2smGuqYlCGHakai5h3BaBhgYMt+NRXxrgnmu298ac6Y5r8p4Oq9UhBUdUzbrXlYgYFXggVqr9KZ0AWvtSxVzN544414H1OpUiW/fwd7HxWGta3ah99//7272LaGkapyprl0ic01RPqkg1J99oDUUjx3hPWrX8FeXrbRdhw9aa0qF7OCkdntnwPHbNOh49bp3NL24s8bbeTyf6x52UK2/cgJm/DHNquYP6ddVfG/k0q31SxlAxf+ZU8uXmdtqxa3Q5oXtnqrq6S1q55w+OIzDgBIlfCluUgKKKr8xBe+NC9MQ+90MK7qkoKCzrbpj5Pm7nhD6CSwE55HVTI1YNAQQo+qbTpzF6zq41HwUoMNhcTABhQKjMeOHXNNG7ROqsCpcYcqK95wOC1fwUlzx9R0wnddfaktfGAgUQjTUEE1m1BAVfMN7a/47Nmzx1W+FKKGDx8eG+J8w5QCoNZT667Q5G27mnT4NrsQXeDal5pcaGihOk/6VrRUYdMQ0GBNS7SMwP2r19J2qjKY0H5X9UsHH8WKFfP7mZqG6DPhO5wxGFUAVblTl8Sbb77ZfWkfqPKnhiKq4Gn4KgAEc0WFIlYmb6RNXbvD3l35rx04EWUFIrNbmyrF3c8is4Xbx2u229xNey1X9nBrVrqg3XFeGXe/6KLMw1pUs4l/bLNnlq638LAwNwTxrtplLU+O+E/6AQCQaq3mFWp0DS/NixozZkycn+tgX8PudICvOVsKOhoGqLCiCphvmFFFRgfUEjiPTJUUNXjwpUCkappvI41AmnOkxwSumwKZhrSpOqWQo3lJCkkaGuhLAVHhQZW3wDDkS/OgxFt/j0KNF8zUPCK+NvqiUKH9pOqY5kVpyJ7vl/azAohv23lv2zU0z7dypeuvKaQFrov2f2CY0lw0vSfB5u6pmYnv/eoauXjxYlc188Kat198X99r6KE5eYGfB1Wz9FnwroEWHzXxUMXRm9cmeh+8aldCFU8AkHOK5LXHmlaxia3q2Oc31He37WuUdD9rUbaQ62w4vW09m9z6fFcpy+fThl7qFc9vL11Sw6ZdX8+mtKlrA5tUdlU1AADSpPIl6uinypTmOqnznoJD4cKFXdVEbcxV0VFHPXW6Ex20K7RpeJ8qGKpsqOW5mkmoqqKDeVW5fKlKonbvmgOlFudqxa6qmeZGaShdfLp37+66+CkEqOKi6pyWrWqdbrXOCiRq7qA25zrgv+uuu+yyyy5zB/oafqjXUjv8wGF9vjQnSY9V+FJVR9unyo/a4Yu6NKpKo+3VvtLyAqk66HVijI+GB6rdu+aX6TpnGq6pYXlqka/9q9CjkKd/aw6V9r1Hwxh1PS8FGlXgVEXS3C0N6dM+UDDSfb5DPBW29JoKedouVTg1/06v7fHmfamipudrPpa6L2ooprZf1UO9tsK1/q3PhYZnJjZnS0FTIVMdELUeqqIpQGrYpaqYCV1bDgAAAMiU4UtDAVUhUVVHgUgHzDro1/Wh1CBB4SCwTbtav2tInio0ep6qS2obruGIakOuYXWqWGkZ3mvoOc8995yrECnAKWyoqpbQtZ70fFXMVBlSGFAQ07J0rSwN7fMdKqnXVZMKBUYN0VPFR80l1I4+oUAk6haowKNwoyqgwpECqEKLgpmGHCpk6hpmGpIXSA0wNMROYcqbgxaMlqNwq5Crfa3gqfl0VatWddupbVLXRoUjdRNUoPVoPVQt0vapoYj2oeZdaZ3VSl/zqDSnSnPwPHqctkX7Qx0HVX2799573Xr4dilUmJs3b55bjrZTy9XyVJ3U+6WQqwCt/auLKmsbEqNQp32qeWOqfulzpQCs4ZVqP5/cFv4AAABAWgmLCezIgFQXWFlKrxSQRo0a5ZpaBLaAz8gUDkXVU4SeTjD07dvXfb5oRpD13veBNfNb+dwpdt7P2XQ0yp7982CqLPts1icjfMb5/wgAGXDOF5InIwQvAAAAACmL8AUAAAAAIUD4AhBS6m6qhjrxXbIBQOjw/<text:soft-page-break/>xEAQivtB8cj3dI8AH0BKUldRdU4Jdg15QCEFv8fASC0qHwBCDkO9ID0g/+PABA6hC8AAAAACAHCFwAAAACEAOELAAAAAEKA8AUAAAAAIUD4AgAAAIAQoNU8ACBkth+PTrVlpsayz0R6WQ8AQPpD+AIAhKSdeWREhI3deCTVXiM1l51c2lZauAMAAoXFxMTExLkXyMRWrlzpbmvXrp3WqwJkKTt37rQDBw5YVqDgVbx48bReDQBAOkPlCwAQEgojBBIAQFZGww0AAAAACAEqX8hyTp06ZRpt6w0/BAAAQOYRERFhNWrUsPSI8IUsJywsLK1XAQAAAFkQDTcAAAAAIASY8wUAAAAAIUD4AgAAAIAQIHwBAAAAQAgQvgAAAAAgBAhfAAAAABAChC8AAAAACAHCFwAAAACEAOELAAAAAEKA8AUAAAAAIUD4AgAAAIAQIHwBAAAAQAgQvpAl/fbbb3buuefa4sWL03pVkAU/Y1u3brWHH37Ymjdvbueff761b9/e5s2blybriYwrpT5jy5cvt65du1qjRo2sYcOG1rNnT/v7779DsAUAkPUQvpDlbNy40e655x6Ljo5O61VBFvyM7dq1yzp16mRz5861du3a2SOPPGJRUVHWu3dv+/zzz9NkfZF1P2NLly61Ll262LZt2+zuu++2Hj162KpVq6xDhw62bt26EG4RMvoJyk8//dTatm1rdevWdaH/ySeftAMHDsR53LFjx+zVV1+1K6+80urUqWMtW7a0d999N+hnmRNVmddvqXiCMrU+Yyl1oorwhSzl66+/dv+xdHACpMVnbNSoUbZlyxYbM2aM3X///XbbbbfZhx9+aNWrV7dhw4bZ0aNHQ77OyJqfsZiYGBs6dKgVLFjQPvroI+vWrZsLXxMnTrRTp07Zc889F+ItQ0Y9QTl69GgbMGCA+yz179/frrvuOvvkk09csD9+/Hjs406fPm39+vWzN9980xo3bmyDBg2yGjVq2PPPP29PPPGE3zI5UZV5bUzFE5Sp9RlL0RNVMUAW0b1795jq1avHtGrVKuaBBx5w33///fdpvVrIQp+xqKiomLp168bcfPPNcZ770UcfucfPmjUrxGuNrPoZ++2339y/X3jhhTiP1bJr1qwZs2PHjlTeIqQnX331VUyjRo3c5yKpfyO3bt0aU6tWrZi77rorJjo6Ovb+zz77zC3j7bffjr1Pnz3d9+abb/ot49FHH3X3//rrr7H3DR482N33888/x9537NixmNatW8c0adIk5siRIymwxUhvn7HBZ/m+p8Zn7PTp0+537oUXXhizb9++2Mdu2LAhpnbt2jHdunVL1j6g8oUsY/369fbAAw+4oREVK1ZM69VBFvyMrV271lUdNLQhkIZGeEMxgFB8xn799Vd3q2FigfR8nUFeuXJlKmwF0iOdye/Tp48VK1bMWrduneTnzZw501VKVRUID//fYWWbNm2sRIkSNm3atNj79LnNkSOHqzb46t69u7v1HquKyIwZM9znsEGDBrGPy5kzp3Xu3Nn27dtnCxYsOKvtRfr7jEWnwPueGp8x/R7U8EINq1V116PfwRrauGjRItu5c2eS9wPhC1nG7NmzXak4IiIirVcFWfQztmPHDndbqlSpOD8rWbKku/33339TeS2RkaXkZ2z79u1+9yf0WGR+Z3qC0gvzgSE+LCzMBX4t99ChQ+6+FStWWJUqVSxv3rx+j9XrFShQwP1cOFGVOYXiBOWKVPiMpfSJquxJfiSQwRG6kNafMe8AJHfu3HF+litXrtiJwkAoPmOHDx+O97E6++v7WGSNYH8mfycV4vUZyp8/f7whXnMQK1SoYPv377d69eoFXY6qZF7Y50RV1vyM7TjL912/r1LjM5bSJ6qofAFAiKjBQWI/09liIBSfsaQ81ncYGTK3Mz1BqcCfJ0+eoD/zQrwqDAmdGPBODnhhnxNVmVNqn6A8lEqfsZQ+UcVvVQAIEe8Axbf7l8f7xR3s7DGQGp+xhB7r3ZcvX75UXV9kbr4hPqGw7z02OScGOFGV+cSc5fueWp+xlD5RRfgCgBApW7as3xAGX94QiGDDGoDU+Iwl9FjvvmBDcgBfCvHxnfX3DfFe2E/osUk5McCJqswrz1m+76n1GUvpE1WELwAIkcqVK7tf0N6EX1/exN769eunwZohK37GvEnlwR6r+3TWN9hkdMCXQryGZXlDswJDvCoCmmujBgiFChWKPQkQ7LFJOTHAiarMq+xZvu+p9RlL6RNVhC8ACJHs2bNbq1atbPny5e7L98yZLmxbtGhRu+iii9J0HZF1PmMKX5UqVbIpU6a4Seq+F0DVhZwvvfRSdyADJMQL8YHd3jQcSyG+WrVqsZ3n9Fh1mQusTGzYsMEOHjwY2yiBE1VZU+UUeN9T4zOW0ieqCF8AEEJ9+/Z1B8C65sioUaPsww8/tNtuu839sRg0aJBFRkam9SoiC33GBg8e7K5n06FDB3v//fdtzJgx7vo4mnDev3//NN0OZAzXXHONu67Su+++6zc3Zvr06e7aRzfeeKPftb9OnjzpPmu+9LkT77GcqMqasqfA+54an7GUPlFFq3kACCFdXHLSpEn20ksvuT8OujhpjRo1bPTo0XbxxRen9eohi33GmjVr5g6aR44c6R6v0KULjupaPDozDPjavHmzO1AtX758bAWhTJky1rNnT/cZuvPOO10YU5VhwoQJVrt2bbvllltin3/ttdfaJ598YiNGjHDt5/XzhQsX2pw5c6xjx4527rnn+p1E+Oabb9xJhDvuuMMKFy7sDn51EuHll1/mRFUm1TcZ7/svv/<text:soft-page-break/>ximzZtchWqcuXKpepnTCeq9DidqNJyTpw4YePHjz+jE1VhMYm1BgEAAECWoSClqunYsWNdQPdMmzbNBg4caDfccIM999xzfs9R4FfF4J9//nFVg8svv9z69evnLmzrS23ntXxd82nv3r1uPo0OaLt06RKnY5zCnk4KLF68OPYkQq9evThRlYk/Y8l53wcMGOAu2Pzss8/6VVhT6zO2ZMkSt9xVq1b5najSRZ2Tg/AFAACAJBk3bpytX7/ehg4dmtarApiCUuvWrV3FK6NgzhcAAAAStWfPHps6dao1atQorVcFMDW7WLZsWYbrykrlCwAAAInSXK6ffvrJ2rdvn9arApjma6mTZuPGjS0jIXwBAAAAQAgw7BAAAAAAQoDwBQAAAAAhQPgCAAAAgBAgfAEAAABACBC+AAAAACAECF8AgDQ1cuRIq1GjRpyv8847z5o3b2733HOPLV++PEnLWrp0qXvuiBEjLK0cOnTILrroIps7d26cn/3111/2zDPPWKtWrax+/fru67rrrrO33347tnWynnvw4EFLLzp37uz2aVRUlGUl2uZbb701rVcDQCaTPa1XAAAA6dChgzVo0CD23zrY37Ztm33wwQe2YMECe+utt6xFixYJLqNKlSr2/PPPuwPntPLss89axYoV7YorrvC7//XXX7c33njD8uTJY23atLHKlSvb0aNHXWD8/vvvrUePHnbZZZfZ+++/75ahLwBA5kL4AgCkC3Xr1rXrr78+zv2XXnqptWvXzoWqxMJX0aJFgy4jVH7++WebOnWqTZo0ye/+8ePH22uvvWYXXnihu9WFQT3dunWzvXv3xv77gQcesJtvvtluvPFGa9SoUUjXHwCQuhh2CABI12rVqmXVqlVzQ/YOHDhg6ZmGD5577rluOKFn//799uqrr1rhwoXtlVde8QteHv3MU6dOHatdu7aNHj06ZOsNAAgNwhcAIN0LD//vz1V0dHTsPKSrr77aVZmaNWtm559/vquMxTfn6/fff7d+/frZBRdcYPXq1XPVsQ8//NBiYmL8Hrdw4ULr0qWLC09apqpP06ZNS9I6rlu3zr777js3h8tz5MgR++KLL9zttdde64ZSqsrl+6VwFqh169ZuXRQ406Pjx4/bqFGj3HuguXmNGze2nj172q+//hrnsTt27LCBAwe6+Xvapx07drRffvnFrrzySvc+Jmb27Nl2yy23uNfwqqPvvfeenT592u9xe/bssaeeesoN3VSA1bBPfSY0B8/XnDlz7M4777QmTZq4YK9brfuqVasSXRfNxRs+fLhdfvnlsXMStW1bt25N0n4DAIYdAgDStS1btrhgU6ZMGb8KkeaD6eD6rrvucv/WgXlgmJLFixe7+VSqOOkgvkSJEq6xxZNPPumW3b9/f/c4zS3TwbuqTn369HGBb968ee7gevXq1TZo0KAE11MNNvT6Glrouf/+++3bb79130+YMMF9Bapevbp9/vnnfvd5y9Ay9fP05NixY3b77bfbb7/95gKOAtTu3btt8uTJLli9+OKLds0117jHKlxqLp9+rn1fqVIlF1D1/GzZslnJkiUTfK2vvvrKDcPU/rjvvvssLCzMvvzySxeAFLa8927Xrl0uKOv1brrpJjvnnHPszz//tHHjxrmgp3l0OXLkcP/WXDoFLr3Huk+h67PPPrMff/zR7W/fz5gvVV21DQpaGhZatWpV++eff9x2z58/3z766COrUKFCKuxxAJkJ4QsAkC6o+YTv3KeTJ0+6A2hVsU6dOuW6HgZWXx5//HF3sO1R5SvQkCFDXJOL6dOnu+AlOoju2rWrm4ul8KbX0kH5JZdcYm+++aY7yBeFhEceecQdvKuipYpKfJYsWeIO5tX0w9O7d29XrVu0aJFbTs2aNeM8L9jBvppxREZG2g8//OCWkZ6o6qTgpfW69957Y+/XPlUjEb0nqgjly5fPVccUkjXPrWXLlu5xCmiDBw92YSUxqmzmypXLxowZE1v9bN++vXtfFMg9+ozs3LnTPU7dIn3nAKqbpgKw5g6qaYuC2dixY1348+TPn9/effddF8BUzQtGr7Fp0yabOHGiq556FPr09fTTT7vXB4CEEL4AAOmCqk76ClSsWDEXoNR0I5CGHCbkjz/+cAfMnTp1ig1eonD13HPPucCnA29VvRTwVLHZt2+f3zI0XFDBTVWYhMKXqiCqzmXP/r8/rZqr5oWr8uXLBw1fCoaBFAy0LK17eqPKU86cOe3uu+/2u1/7V/tZgUtDJtVOX0Mu1fnRC14eBemkhC9VxvQeDRs2zAUczafTvlEA8qja+PXXX7sKoW/wEgVsDUNUxU3PU9VNlTvf4KXlKzTL4cOHg66HXkPbolCs6pbvSYIiRYq4qqs6Vmp4abD3EwA8hC8AQLqgCpQqJp6IiAgXvBRavEpUIFU2ErJ582Z3q4PmQKVKlYr9fsOGDe724YcfjndZGqKYEB2Q+1a9AocdBlbuPGo/rzlEgRQK//333wRfz5sDd7YUplSpSgoFwnLlyrnnBFLYFK235rJpHTXPK5CCWlJer2/fvm7Ip8KWvhRkmzZt6oY7KtAp6Op1NBdL8/kCaaipApvvZ2rZsmUuSOk913uqypw3XDXYsFXx5ubpK9jreLZv3x7nMwAAvghfAIB0QXNoEqtkBfKGosUnqRcG9po3PPHEE/HO24lvLpBHATGwCYSG5qkqom6HCgwachcoWDgRBauEtk/DLRMLhEl1ww03uEpgUsQXUMTbfoUcVRK974MJFt6CheuPP/7YVq5c6UKshnaqyqUmHNqvCmTeexxfQPf14IMP2syZM91nTc9XVUzVSAUxzQFMbLs03FCNW+KT2Bw2ACB8AQAyrbJly/pVtnxpPpXmFN1xxx2xj1O1KTAAai7RihUrXLUnIcWLF48zZFEH+DrQ11wgDYFs2LBhvGEkWLV<text:soft-page-break/>Flb/4vPDCC3bixAlLCVr3pFIlUhVFzbkLDFBr1651t6VLl3bD8VTdCrbv1bxCTTg0HDChkKfl6XW89vtqkqGhgWq0oaYpmkunoYa5c+cO+jrahwrUqpKp2qbgpaGlmr/lG9aCdWkMDN56DVW+gp0g0JBDBWXN0wOAhNBqHgCQaamVuIYXzpo1yx3sBzaO0P0KOFdddZU7eFZDBs0J8qWKkIYMJtaKXAFOr6HmHYFD39SpT13y1DkxWGAKfE0tQx38vFAYTIMGDVwQSIkvBcSkUpBRIAq8DpnWV+37NedJw0e1P9W8Qu3yFU4C931CFTRROFLY6tWrl1+7eO1PrwOk5m7pSxWsNWvWuEDta8qUKa61vJbltfTX0Ejf4KWApsclVCnVa6hyqYCn+X++1BRG8980L813vh8ABMNvCQBApqWDYQ0nU3hq27at68inKoZayKtqolDkVX00v0jDA/U4DcNTFcx7nDrlKaAlpEWLFu6xqpKpwuVL1w7TPCh1TVRHPV3HS1UfhQp1DlSlaMCAAbGPV9BTAAtsIJEeaG6eWqtrrpoqU5oDpbbvarmu7VH7f1WJRN0QFyxY4MLJbbfd5ppvaOigNw8uMXrfNA9P7erVcKNAgQJuDpiGImoul1eFeuihh1yny+7du7v3WAFL13ZTZVPviwKjqm0FCxZ0VUiFR1Xw9J7oMV64C7wmmC+9xk8//eTeJ22Dhotqvpi2W+FMTWEAIDGELwBApnbxxRe7boYKC7rOk+ZSqSnCSy+95EKQ7/wsVYAUkN5++203z0dDDXXwr2tZ+XbIC0ZNM9SuXgfmgeFLlRZdJ0wXFlaVRaFOlSJRdSuwG6DXMl8VnfRGwUpzrbSP1LhC4UrDC1WJ69atmxtq6VFVcdKkSfbyyy+7a2mpwqefq6275r8lNgRTF1RWJU2XBNBzFI5UydT7oYqYV2nSfQpRaiuvbozqpKj9qvdUYVHvnUK3Km5aF4U3hVsNRdS+19BTVenUpVHXhAtGj9Vr6FIEGvKoa7MVKlTIXfxZ6+Lb2AMA4hMWk1jdHwAAJIkqLxqapqYQSWkAER8FAoUHBY6MTMMwFVACg+uOHTtcVS85jT4AIDNgzhcAAClEc5TUjCJw7lFy6LkbN250y8roNERPlaHA62fNmDHD3fpWyQAgK6DyBQBACtLcIM0l0lygM6G5URpGp2GRGZ2GJWpendq5q8qVK1cu1zZ+2rRp7j7to6R2fwSAzIDwBQBAClJjB80le/TRR11b8+TQcMWhQ4e6luhqLpEZaE7Y2LFjXdfDI0eOuGCp+VVqwuE15gCArILwBQAAAAAhwJwvAAAAAAgBwhcAAAAAhADhCwAAAABCgPAFAAAAACFA+AIAAACAECB8AQAAAEAIEL4AAAAAIAQIXwAAAAAQAoQvAAAAALDU939AwM50U5YGRQAAAABJRU5ErkJggg==",</text:p>
      <text:p text:style-name="P4"><text:s text:c="12"/>"text/plain": [</text:p>
      <text:p text:style-name="P4"><text:s text:c="14"/>"&lt;Figure size 880x800 with 1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n",</text:p>
      <text:p text:style-name="P4"><text:s text:c="8"/>"# 2. Draw the boxplot\n",</text:p>
      <text:p text:style-name="P4"><text:s text:c="8"/>"sns.set_theme(style=\"whitegrid\")\n",</text:p>
      <text:p text:style-name="P4"><text:s text:c="8"/>"#fig, ax = plt.subplots(figsize=(8, 8))\n",</text:p>
      <text:p text:style-name="P4"><text:s text:c="8"/>"\n",</text:p>
      <text:p text:style-name="P4"><text:s text:c="8"/>"g = sns.catplot(\n",</text:p>
      <text:p text:style-name="P4"><text:s text:c="8"/>" <text:s text:c="3"/>data=products_df,\n",</text:p>
      <text:p text:style-name="P4"><text:s text:c="8"/>" <text:s text:c="3"/>x='price',\n",</text:p>
      <text:p text:style-name="P4"><text:s text:c="8"/>" <text:s text:c="3"/>y='category',\n",</text:p>
      <text:p text:style-name="P4"><text:s text:c="8"/>" <text:s text:c="3"/>hue='category',\n",</text:p>
      <text:p text:style-name="P4"><text:s text:c="8"/>" <text:s text:c="3"/>kind='box',\n",</text:p>
      <text:p text:style-name="P4"><text:s text:c="8"/>" <text:s text:c="3"/>whis=1.5,\n",</text:p>
      <text:p text:style-name="P4"><text:s text:c="8"/>" <text:s text:c="3"/>height=8,\n",</text:p>
      <text:p text:style-name="P4"><text:s text:c="8"/>" <text:s text:c="3"/>aspect=1.1,\n",</text:p>
      <text:p text:style-name="P4"><text:s text:c="8"/>" <text:s text:c="3"/>palette=\"Spectral\",\n",</text:p>
      <text:p text:style-name="P4"><text:s text:c="8"/>" <text:s text:c="3"/>order=category_order,\n",</text:p>
      <text:p text:style-name="P4"><text:soft-page-break/><text:s text:c="8"/>" <text:s text:c="3"/>showfliers=False\n",</text:p>
      <text:p text:style-name="P4"><text:s text:c="8"/>")\n",</text:p>
      <text:p text:style-name="P4"><text:s text:c="8"/>"\n",</text:p>
      <text:p text:style-name="P4"><text:s text:c="8"/>"# 3. Grab the Axes\n",</text:p>
      <text:p text:style-name="P4"><text:s text:c="8"/>"ax = g.ax\n",</text:p>
      <text:p text:style-name="P4"><text:s text:c="8"/>"\n",</text:p>
      <text:p text:style-name="P4"><text:s text:c="8"/>"# 4. Remove vertical gridlines\n",</text:p>
      <text:p text:style-name="P4"><text:s text:c="8"/>"ax.grid(False, axis='x')\n",</text:p>
      <text:p text:style-name="P4"><text:s text:c="8"/>"\n",</text:p>
      <text:p text:style-name="P4"><text:s text:c="8"/>"# 5. Log‐scale on x (avoids zero) and clip to focus on bulk\n",</text:p>
      <text:p text:style-name="P4"><text:s text:c="8"/>"ax.set_xscale('log')\n",</text:p>
      <text:p text:style-name="P4"><text:s text:c="8"/>"ax.set_xlim(1, 10000)\n",</text:p>
      <text:p text:style-name="P4"><text:s text:c="8"/>"ax.tick_params(axis='both', which='major', labelsize=14)\n",</text:p>
      <text:p text:style-name="P4"><text:s text:c="8"/>"\n",</text:p>
      <text:p text:style-name="P4"><text:s text:c="8"/>"# 6. Switch x-axis to plain number formatting\n",</text:p>
      <text:p text:style-name="P4"><text:s text:c="8"/>"ax.xaxis.set_major_formatter(\n",</text:p>
      <text:p text:style-name="P4"><text:s text:c="8"/>" <text:s text:c="3"/>FuncFormatter(lambda x, pos: f\"{int(x):,}\"))\n",</text:p>
      <text:p text:style-name="P4"><text:s text:c="8"/>"ax.figure.canvas.draw()\n",</text:p>
      <text:p text:style-name="P4"><text:s text:c="8"/>"\n",</text:p>
      <text:p text:style-name="P4"><text:s text:c="8"/>"# 7. Title and labels\n",</text:p>
      <text:p text:style-name="P4"><text:s text:c="8"/>"ax.set_title('Price Distribution by Category', fontsize=16)\n",</text:p>
      <text:p text:style-name="P4"><text:s text:c="8"/>"ax.set_xlabel('Price (€) — log scale', fontsize=14)\n",</text:p>
      <text:p text:style-name="P4"><text:s text:c="8"/>"#ax.set_ylabel('Product Category', fontsize=12)\n",</text:p>
      <text:p text:style-name="P4"><text:s text:c="8"/>"ax.set_ylabel('') \n",</text:p>
      <text:p text:style-name="P4"><text:s text:c="8"/>"\n",</text:p>
      <text:p text:style-name="P4"><text:s text:c="8"/>"# 8. Annotate medians\n",</text:p>
      <text:p text:style-name="P4"><text:s text:c="8"/>"for y, cat in zip(ax.get_yticks(), medians.index):\n",</text:p>
      <text:p text:style-name="P4"><text:s text:c="8"/>" <text:s text:c="3"/>med = medians.loc[cat]\n",</text:p>
      <text:p text:style-name="P4"><text:s text:c="8"/>" <text:s text:c="3"/>ax.text(\n",</text:p>
      <text:p text:style-name="P4"><text:s text:c="8"/>" <text:s text:c="7"/>x=med * 1.05,\n",</text:p>
      <text:p text:style-name="P4"><text:s text:c="8"/>" <text:s text:c="7"/>y=y,\n",</text:p>
      <text:p text:style-name="P4"><text:s text:c="8"/>" <text:s text:c="7"/>s=f'€{med:.0f}',\n",</text:p>
      <text:p text:style-name="P4"><text:s text:c="8"/>" <text:s text:c="7"/>ha='left',\n",</text:p>
      <text:p text:style-name="P4"><text:s text:c="8"/>" <text:s text:c="7"/>va='center',\n",</text:p>
      <text:p text:style-name="P4"><text:s text:c="8"/>" <text:s text:c="7"/>fontsize=12\n",</text:p>
      <text:p text:style-name="P4"><text:s text:c="8"/>" <text:s text:c="3"/>)\n",</text:p>
      <text:p text:style-name="P4"><text:s text:c="8"/>"\n",</text:p>
      <text:p text:style-name="P4"><text:s text:c="8"/>"plt.tight_layout()\n",</text:p>
      <text:p text:style-name="P4"><text:s text:c="8"/>"plt.show()"</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Category contribution"</text:p>
      <text:p text:style-name="P4"><text:s text:c="6"/>]</text:p>
      <text:p text:style-name="P4"><text:s text:c="4"/>},</text:p>
      <text:p text:style-name="P4"><text:s text:c="4"/>{</text:p>
      <text:p text:style-name="P4"><text:soft-page-break/><text:s text:c="6"/>"cell_type": "code",</text:p>
      <text:p text:style-name="P4"><text:s text:c="6"/>"execution_count": 30,</text:p>
      <text:p text:style-name="P4"><text:s text:c="6"/>"metadata": {},</text:p>
      <text:p text:style-name="P4"><text:s text:c="6"/>"outputs": [],</text:p>
      <text:p text:style-name="P4"><text:s text:c="6"/>"source": [</text:p>
      <text:p text:style-name="P4"><text:s text:c="8"/>"orderlines_product_merged_df = orderlines_df.merge(products_df, on='sku', how= 'left')\n",</text:p>
      <text:p text:style-name="P4"><text:s text:c="8"/>"df = orderlines_product_merged_df.copy()"</text:p>
      <text:p text:style-name="P4"><text:s text:c="6"/>]</text:p>
      <text:p text:style-name="P4"><text:s text:c="4"/>},</text:p>
      <text:p text:style-name="P4"><text:s text:c="4"/>{</text:p>
      <text:p text:style-name="P4"><text:s text:c="6"/>"cell_type": "code",</text:p>
      <text:p text:style-name="P4"><text:s text:c="6"/>"execution_count": 31,</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lt;class 'pandas.core.frame.DataFrame'&gt;\n",</text:p>
      <text:p text:style-name="P4"><text:s text:c="12"/>"RangeIndex: 57974 entries, 0 to 57973\n",</text:p>
      <text:p text:style-name="P4"><text:s text:c="12"/>"Data columns (total 15 columns):\n",</text:p>
      <text:p text:style-name="P4"><text:s text:c="12"/>" # <text:s text:c="2"/>Column <text:s text:c="11"/>Non-Null Count <text:s/>Dtype <text:s text:c="8"/>\n",</text:p>
      <text:p text:style-name="P4"><text:s text:c="12"/>"--- <text:s/>------ <text:s text:c="11"/>-------------- <text:s/>----- <text:s text:c="8"/>\n",</text:p>
      <text:p text:style-name="P4"><text:s text:c="12"/>" 0 <text:s text:c="2"/>id <text:s text:c="15"/>57974 non-null <text:s/>int64 <text:s text:c="8"/>\n",</text:p>
      <text:p text:style-name="P4"><text:s text:c="12"/>" 1 <text:s text:c="2"/>id_order <text:s text:c="9"/>57974 non-null <text:s/>int64 <text:s text:c="8"/>\n",</text:p>
      <text:p text:style-name="P4"><text:s text:c="12"/>" 2 <text:s text:c="2"/>product_id <text:s text:c="7"/>57974 non-null <text:s/>int64 <text:s text:c="8"/>\n",</text:p>
      <text:p text:style-name="P4"><text:s text:c="12"/>" 3 <text:s text:c="2"/>product_quantity <text:s/>57974 non-null <text:s/>int64 <text:s text:c="8"/>\n",</text:p>
      <text:p text:style-name="P4"><text:s text:c="12"/>" 4 <text:s text:c="2"/>sku <text:s text:c="14"/>57974 non-null <text:s/>object <text:s text:c="7"/>\n",</text:p>
      <text:p text:style-name="P4"><text:s text:c="12"/>" 5 <text:s text:c="2"/>unit_price <text:s text:c="7"/>57974 non-null <text:s/>float64 <text:s text:c="6"/>\n",</text:p>
      <text:p text:style-name="P4"><text:s text:c="12"/>" 6 <text:s text:c="2"/>date <text:s text:c="13"/>57974 non-null <text:s/>datetime64[ns]\n",</text:p>
      <text:p text:style-name="P4"><text:s text:c="12"/>" 7 <text:s text:c="2"/>unit_price_total <text:s/>57974 non-null <text:s/>float64 <text:s text:c="6"/>\n",</text:p>
      <text:p text:style-name="P4"><text:s text:c="12"/>" 8 <text:s text:c="2"/>brand <text:s text:c="12"/>57974 non-null <text:s/>object <text:s text:c="7"/>\n",</text:p>
      <text:p text:style-name="P4"><text:s text:c="12"/>" 9 <text:s text:c="2"/>name <text:s text:c="13"/>57974 non-null <text:s/>object <text:s text:c="7"/>\n",</text:p>
      <text:p text:style-name="P4"><text:s text:c="12"/>" 10 <text:s/>desc <text:s text:c="13"/>57974 non-null <text:s/>object <text:s text:c="7"/>\n",</text:p>
      <text:p text:style-name="P4"><text:s text:c="12"/>" 11 <text:s/>type <text:s text:c="13"/>57974 non-null <text:s/>object <text:s text:c="7"/>\n",</text:p>
      <text:p text:style-name="P4"><text:s text:c="12"/>" 12 <text:s/>price <text:s text:c="12"/>57974 non-null <text:s/>float64 <text:s text:c="6"/>\n",</text:p>
      <text:p text:style-name="P4"><text:s text:c="12"/>" 13 <text:s/>category <text:s text:c="9"/>57974 non-null <text:s/>object <text:s text:c="7"/>\n",</text:p>
      <text:p text:style-name="P4"><text:s text:c="12"/>" 14 <text:s/>subcategory <text:s text:c="6"/>57974 non-null <text:s/>object <text:s text:c="7"/>\n",</text:p>
      <text:p text:style-name="P4"><text:s text:c="12"/>"dtypes: datetime64[ns](1), float64(3), int64(4), object(7)\n",</text:p>
      <text:p text:style-name="P4"><text:s text:c="12"/>"memory usage: 6.6+ MB\n"</text:p>
      <text:p text:style-name="P4"><text:s text:c="10"/>]</text:p>
      <text:p text:style-name="P4"><text:s text:c="8"/>}</text:p>
      <text:p text:style-name="P4"><text:s text:c="6"/>],</text:p>
      <text:p text:style-name="P4"><text:s text:c="6"/>"source": [</text:p>
      <text:p text:style-name="P4"><text:s text:c="8"/>"df.info()"</text:p>
      <text:p text:style-name="P4"><text:s text:c="6"/>]</text:p>
      <text:p text:style-name="P4"><text:s text:c="4"/>},</text:p>
      <text:p text:style-name="P4"><text:s text:c="4"/>{</text:p>
      <text:p text:style-name="P4"><text:s text:c="6"/>"cell_type": "code",</text:p>
      <text:p text:style-name="P4"><text:soft-page-break/><text:s text:c="6"/>"execution_count": 32,</text:p>
      <text:p text:style-name="P4"><text:s text:c="6"/>"metadata": {},</text:p>
      <text:p text:style-name="P4"><text:s text:c="6"/>"outputs": [],</text:p>
      <text:p text:style-name="P4"><text:s text:c="6"/>"source": [</text:p>
      <text:p text:style-name="P4"><text:s text:c="8"/>"cat_rev = (\n",</text:p>
      <text:p text:style-name="P4"><text:s text:c="8"/>" <text:s text:c="3"/>df\n",</text:p>
      <text:p text:style-name="P4"><text:s text:c="8"/>" <text:s text:c="3"/>.groupby('category')['unit_price_total']\n",</text:p>
      <text:p text:style-name="P4"><text:s text:c="8"/>" <text:s text:c="3"/>.sum()\n",</text:p>
      <text:p text:style-name="P4"><text:s text:c="8"/>" <text:s text:c="3"/>.sort_values(ascending=False)\n",</text:p>
      <text:p text:style-name="P4"><text:s text:c="8"/>" <text:s text:c="3"/>.reset_index()\n",</text:p>
      <text:p text:style-name="P4"><text:s text:c="8"/>")\n",</text:p>
      <text:p text:style-name="P4"><text:s text:c="8"/>"\n",</text:p>
      <text:p text:style-name="P4"><text:s text:c="8"/>"# 2. Compute cumulative percentage\n",</text:p>
      <text:p text:style-name="P4"><text:s text:c="8"/>"cat_rev['cum_revenue'] = cat_rev['unit_price_total'].cumsum()\n",</text:p>
      <text:p text:style-name="P4"><text:s text:c="8"/>"total_rev = cat_rev['unit_price_total'].sum()\n",</text:p>
      <text:p text:style-name="P4"><text:s text:c="8"/>"cat_rev['cum_pct'] = cat_rev['unit_price_total'] / total_rev"</text:p>
      <text:p text:style-name="P4"><text:s text:c="6"/>]</text:p>
      <text:p text:style-name="P4"><text:s text:c="4"/>},</text:p>
      <text:p text:style-name="P4"><text:s text:c="4"/>{</text:p>
      <text:p text:style-name="P4"><text:s text:c="6"/>"cell_type": "code",</text:p>
      <text:p text:style-name="P4"><text:s text:c="6"/>"execution_count": 104,</text:p>
      <text:p text:style-name="P4"><text:s text:c="6"/>"metadata": {},</text:p>
      <text:p text:style-name="P4"><text:s text:c="6"/>"outputs": [</text:p>
      <text:p text:style-name="P4"><text:s text:c="8"/>{</text:p>
      <text:p text:style-name="P4"><text:s text:c="10"/>"data": {</text:p>
      <text:p text:style-name="P4"><text:s text:c="12"/>"image/png": "iVBORw0KGgoAAAANSUhEUgAABKAAAAMQCAYAAAAQNB1HAAAAOnRFWHRTb2Z0d2FyZQBNYXRwbG90bGliIHZlcnNpb24zLjEwLjMsIGh0dHBzOi8vbWF0cGxvdGxpYi5vcmcvZiW1igAAAAlwSFlzAAAPYQAAD2EBqD+naQABAABJREFUeJzs3QmYzXX7x/Hbvu972cm+FyqUJSWyhxAlWQtPRdGmUpGShIoSFSr7ElLWRKgoCWXf933f/9fn+zzn/M+MM2P2M3Pm/bquc/1mzvo7Z84Zfp+57/ub5Pr169cNAAAAAAAAiCVJY+uOAQAAAAAAACGAAgAAAAAAQKwigAIAAAAAAECsIoACAAAAAABArCKAAgAAAAAAQKwigAIAAAAAAECsIoACAAAAAABArCKAAgAAAAAAQKwigAIAJHrXr18P9C4ASKD4/QEAQMQQQAEAomXVqlVWvHhxv6cyZcpY1apV7ZFHHrFx48bZpUuXLL75+eef7YknnoiTxxo5cqT3tdm4caMF0rRp09x+9O7dO04ez/O8r1y5EvD3pee9Wa1aNevQoYP98MMPcbJPiYXntW/dunXA9uHs2bM2efJke/zxx61mzZre30X6furUqXb16tUYeZx169ZZq1at4ux9DQBAQpY80DsAAAgOadOmtTp16oQ4Twd5p06dsl9//dXWrl1rP/74owuiUqRIYfHBvn37rGPHjpYrV644qZKYPn26pUqVyi5evGhff/21vfHGG7H+uImdv/el6H25ZcsWW7FihTs988wz1rVr14DsI2LWb7/95oLV/fv3W4YMGaxYsWJWtmxZ973CsV9++cWFUJ9++qmlS5cuWo/VsmVLKqAAAIggAigAQIzIkiWLvffee34v27Nnj7Vp08YdGE6YMMFVIcQH165di7PH0oHv7t273QGrgrjZs2fb888/b+nTp7fEYO7cuW6bPHnyePO+1M9fgeg777xjw4cPt8aNG1uePHnidP8Qs9asWWOPPfaY+9n+5z//sfbt24cImbZu3WrPPfec/f7779alSxf76quvLEmSJFF+PMInAAAijhY8AECsy5s3rz355JPu68Ta7qSWN7nnnnvsgQcesHPnzrkQKrEoUqSIO8UnSZMmde2Xas9SC9WyZcsCvUuIBn2mVPmkn+Vrr71m3bp1u6HCSe/Bzz77zDJnzuwqMxcsWBCw/QUAILEhgAIAxIkCBQq47dGjR0Ocf/DgQVeB0rBhQ6tYsaILAzSz5YUXXrBt27b5nS3z1ltvucqFu+++28qXL++qqzzVTGr7+/bbb61Fixbu/<text:soft-page-break/>nTSjBYFQL7VCqp48bRmaR90v7Vr1w7xeGrRUpVSjRo13H5Vr17d+vTp486PjDNnzrjgTe1guq9GjRq587/55pswb6P9UUXO6dOn7e233/bOsbnvvvvsgw8+sPPnz99wm8i8lqGtX7/ePaYCMn+VYWobrFy5srtfHeh7Hu/VV1+1Bx980MqVK2dVqlRxFSezZs2K0AwotcF59rdChQp2++23u3lhqpILPVPHM7Mq9M8oJtx6661ue+LECb+vS8+ePe2uu+5yr6feMwMHDrRjx46FeB5q8dJ7UT9rf/Qz1/7/888/IV5TtYHpMt1Wz1+v36JFi264vd6vur0Ck6VLl9qjjz7qfhaVKlVybaSq6InMHCa9jrp8586dIc6P6OcnojZt2uT2T/ej949CIc1N8qWfv/ZF89j80XtMl6uFNTz6jO3du9dKlSrlKg3Dkj17dhc86mca+nMU0c+Q5/3oUbp06RDfe94XQ4cOtXr16rn3h2ZQqepKlaD+6P0wevRoq1+/vns/3HvvvW5fNM9Kz8nfez8yv6PatWvn9vHff/917zPtk66vx4zsZx8AgKgggAIAxAkd9Mgtt9ziPU8HdE2aNLHPP//cHfjoYEgHaTrgmjFjhjuI1NyW0H766ScXQhUtWtQFFwq3VM2i0OKpp55yB6zbt293B+cKRfTY/fr1cycPHXApzJE0adK4A07P96IQoFmzZjZz5kzXxqXgIWvWrC5cad68uS1evDjCz33OnDnuQFdBTerUqV3QULBgQXdwrtlYYdFt2rZta5MmTXLX1wHzgQMH7OOPP3Yzi3xF9bX00MFriRIl3AH4ypUrb7h84cKF7oBaz0FBmoLEhx9+2IUVaqvTQXrJkiXdwbUOgBWYhOfChQvuuWl/9bX2Vz/LDRs2uNlYL7/8ssUFvT6e8Oa2224LcZl+9gpfFGzofasAQO8zte3puau1VDJmzGi1atVyz0OvU2gKAxQ86fX1hBQKqhQiqT3w8OHDduedd7oQTy1kCmnCev30s+zcubO7jYao58iRwwU3ajv7448/ovVaRObzExEKgxQO62eqgETvYX2uFIr5vk76PHmeW2hauGDevHmukklBTnh0PVGAc7O2OgVB+jl6wuDIfoby58/vfmd4PPTQQyG+1+dU75FPPvnEfY71/PX+0u8uBUEakO5L7x1ViQ4ZMsR9tnR9VY6OHTvW/Wz9hX9R/R3Vo0cP91wVcOmzq9c1Mp99AACi7DoAANGwcuXK68WKFbteq1atMK+zcePG65UrV3bXmzJlivf8Ll26uPM+/fTTENc/derU9Ycffthd9tFHH93wWKFvc/XqVbf98MMP3WXt27e/fvToUe/lhw8fvt6kSRN32aRJk7zn7969251Xo0aNEI9/6NCh6xUqVLhevHjx69OmTQtx2eTJk935FStWvH7gwIEIvUYtWrRwj/Pbb795zxs1apQ77/nnn/d7G8/zbNCgwfU9e/Z4z1+/fv310qVLu8v+/fffKL+WU6dOdec999xz3vO++OILd16fPn1u2J8nn3zSXfbrr7+670eMGOG+HzJkSIjr/fnnn27/ypUrd/38+fM3PJ/Lly+776dPn+59/GvXrnmvt3PnTu97ZdeuXSGex5YtW9zl0X1f6v1y4sSJ6ytWrLjeqlUrd72mTZtev3Llivc6W7duvV6mTBn3c161alWI277//vvuNq1bt/aev2DBAnde586db3g8z/XHjBnjPe+FF15w5z377LPXz5496z1/+/btbp912fLly73ne97bOn3++efe10z707NnT3d+jx49bnj+jzzyiN/Xx/MYO3bsuOExIvr5CYvv57Rdu3bXT58+7b1Mn3+dX7VqVe/5eiy9Z8qXL3/9zJkzIe5rzpw57vovvvjiTR/3vvvuc9f1/XlFRmQ/Q/7e1x6PPvqoO3/QoEHXL1265D3/jz/+uH7HHXe457t582bv+cOGDXPX1+18Xy+9R/VZCv1ejsrvKM8+3XvvvdePHz8e4ndnZD77AABEFRVQAIAYcfz4cTd/xffUq1cv95d4VRWcPHnS7r//fmvatKn3Nhr4rKqjDh06hLgvrVyligLxVJn4SpYsmaus8FBViiolvvjiC7fC3rvvvusqAXxbbt5880339ZgxY276XFTVo1YT7avv/oqqGnSeqiK0kt3NaOjxn3/+6ao/VPnkoddEz0NVG/5avzxU6eRpEfO0+qgyRTZv3hzt19KXqkFSpkzphqT7ttqo2mb58uXuOdxxxx3e80JXtImqePRaq20wvCHvnttrv32rVVRZotsOHjw4xPwePQ/N79Hlka3C8bT/eU6q1FJlj4bhqwJNlSBqhdPPw0PvJb2nVC2i6/q+1zTcWvejyilP1ZHal1SFotcp9M9TFXC6b8/PQZUmqlJR9dKAAQNCVJXoNe7bt2+Y71W1Yuln7HnNtD+qpAr9foismPz8eKi6Rs/Pd9C+fh+oWky/L77//nt3nh5L1WWqFJo/f36I+/BURanS52Y876ls2bJZVMTEZ0j0eV+9erWrKlI1oO+qn2qt6969u12+fNm+/PJLb9uj2k71eum19329VPXYqVOnGP0dpUotzcDyvH8i+9kHACCqCKAAADHCM1Tb96TWDR1sq5Vl0KBB9uGHH3oPeKR///42cuTIEAf+aj9ZsWKFty1KB8ahKYQI3QqiNh/NSypcuLDlzJnzhtsouNGBqVqLPAeqYdFwYtGwcH/U4iM6yLyZKVOmhGgz8tA+KrTQfJXwZtuoLS00z/PzPVCM6mvpSwelauPR/foOi1dYooNk3wNdzYQRtUK++OKL7sDVM/9I4VqDBg3Cbdfx3F4DoRXo6P3imaukEEDzr3xDkKjSPuiAWyeFCL4H0dpHBR6agRM6tNAMJVELVmgKf/Se9n0PKGTQ/SlY8H3tFEZo9UMFCZ6fm9oU9XpqBo+/10itdfqc6Oem6/lSgBGa5379zQWLqJj8/Hjo+Xlmv/nyzF7z/<text:soft-page-break/>fz4a8PT46i9MHR4GxbPCouhX7OIionPkO97R+9x3993Hmqv833+f//9twst1QabO3fuG66v1reY/B2lYCw6n30AAKIqbtdCBgAELVXp+BuefDOajaO/0msw8Y4dO9xf7cVT4eFv9onnr/e+9u3b572/0MOAQ9McF1WfhOXQoUNu61t55EuzWeRmB+KaqeMZyD137twbVlnzzJNRNUPoqgsPzRcK60A79GsTldcyNFVPqCpLQYCCJNHXOpD2fC8KWzSgW3N0pk6d6k7aLw0q1gGzAgXNuwovWNNMIc280ePppP1U0KGDas1eypQpk0WXqpI0Z8mXwgTNUVJlUrFixaxr16433M7zs7nZgbfvXC2FZuPHj7fvvvvOOwTbs9Kh76whz3tVn5fw3qsKlFQ56BvE+XtNPIFJeBVnNxOTnx+PsD4/npBF4bRvKKPzFZjo/lWNpNdO4UdEqp9E+6QQzXdAfGTFxGfI81pqoQSdwqI5Ub7vIT1nf/Llyxejv6PC+lxF9LMPAEBUEUABAAJG1S9qORG1V6k1R1tVTuzatcsNo/bH34Bhz8G3WsJuVi0Remn20G52kOl5LLWshGfJkiV25MgR9/XGjRvDvJ6qSn755RdXJRPazYYpR/e1DE0rC+o1VBWHAgIdzGsItSp+QldnaGUwtX+p+knhmgZoqzJDJx1460BeAVBY1AKnyiTdXsOZdTuFWjqpHWzixIl+K2iiS+8PrS6mgdtapUwH+ArUfHmqaHS+vyoWf9Ukaj9UBZGehwICta6pzUxVTnXr1r3h/aMh+moHDITQVUIx+fnxSJUqVbiXe4JU0WussE8D9hU8KSDUcO3IhB8KLzVcW1VnGuoeHlWlaSU7Vbh5rhtTnyHPa6nbqXorLJ7PtmfFx7ACRH+/j6LzOyqs93NkPvsAAEQFARQAICB0AKjqF81X0UpRoeeLqLImMjwVGTpQCl3xEllqQVIopPlBoVdG8+x7RGbN6ABXXn/9dXvkkUf8XkcHtZr/8s033/gNoOL6tfQEAWpFWrBggbfSInQLoYcqMBQk6aT2MwVpmvuj108BlObdhEevoV4bnXTQrBBr4MCBLoRSa5xa/GKD2vxU8aEWyddee821S/m2nulr/fw1xywyIZiqoBRqqY1J4YUqUHSeb6ud572q8Cm679WweEKGsEINrWoWW58fD897JzS9rv7mh+k9pvev2iJVBadVIlUZlStXrgg9nkI+hVe6vQKs8MJbVfZ89NFH7j2u28TkZ8jzWqqVMvRqlf54wh1P5VRo/lavjKnfUdH57AMAEFnMgAIABIRaXHRwrAoEf8NtNfsloi0vnmoDtXzpoNXfga/+oq+DWgUlodtqwppPFHogcujl3n2HU4em2TFLly51s4HCWz7eU92heVkRna0T26+lWp702qgySQeiatlRYONLc5v0eJ4wQfRcNdfKMxTb02Lkj0ImVVZ4Ztl4DoC1/926dbvp7WOCKrgUFiiM0f74ew/oZ+jPc8895w7M9XPzpVY7vXaLFy/2vk8UQPm7bz13f3Ob/vrrLzewXwPQI/ozC80TeOl9GJqGlfvOD4vq5+dmNODdMxfMl2fGUOjPjyrRdJ7CR0/rWkTb70QVS6o40kwlz+w1fxTOqFVS2rZtG+OfIc/PV1WB/gJAfa7UpqrgUzT7ScGX5nD5tiV6hH6PxdTvqKh+9gEAiCoCKABAQHjm2qhdxvcgWVU0H3zwgXdekoZ0R/SAW3N3dGCtlad871MHzFpZTDNd1D7kaSHytAjpNr4Hirof3Z+Gg4ceEK5ZR2oN0uXhzQdShYVaaxSy+JtZ5du2pUoZPe/wDprj8rXU/Bi1JakVZ8uWLa4NLXQrj4IbDU7WanW+g5kvXLjgDl49oUZYNO9Ggdv7778fIqTQa+Y5ePa9vWb7aEVBtULFFM3XUgjlmdGlYdMe7dq1c7OVhg0b5qq6fKmyS3OeFOSEHgquqh4d9Ou10wG8KlVCV7YpaNHAZwVsL730Uojnr5+fztu5c+cNKwRGRqFChdzPTGGL72w2hW2qyIuJz8/N6Hm98sor7n3oodZKraqmyjl/A7Q91TaqCoxs+KHnq1BHPzcNFFcFXeiATwGbVpXTe1fzylQFF53PkOd3iN6fHgqxVN2mICz050M/V60oqFZB/Yw899G6dWvXFqn3o+/7QcGY2hJDi4nfUVH97AMAEFW04AEAAkIH6VpSXn/114Gop+pAB1w6AFRbiQ7wPTOUIkJVKZq1tHLlSteOowAjTZo0rhJDB5yqjvCd46KDToUQOihXC5hW11P7kVp+NCPo2WefdQfear/RwaJaXnQAq/vUgWVYA4B92+9CzxYKqwpK7T+TJ0+2Ll26hDtzKK5eSx2Ye4IXf1Uoaq1TlY9mHGmot6o4fB9T+xC68seXDrgV+qjlrnbt2i7I0YGunoNakTRLyXcwu0ItDS2P6rD7sGgGlQ7Y9VwVzKgdS/uh56PV/RQWqOpHr68OzvUe0GupkEPzgjTnKTQ9bx3A63V44okn/P481aaoMEKD0BXI6L2qsEkr5CkEqlSpUoTat8Ki8EHVPWPHjnWzrvQe0ftWVVcKdvR96BXSIvv5uRm9ZgrhVM3lmaOk+1e1j0Idf8GG3r96bRToaNXCyIYfCvtGjBjhPrv6TCmE0mwozSLT4ysUEr0/dT3PHKqofobUnqk5Se3bt3evj35v6LVXG+Zjjz3mXn/9jLUPCmf181WopcfwVAp6Pk963fU+VOimCif9XtLPS+87vR6qMPSIid9RUf3sAwAQVVRAAQACQgfwOmjSwb2CILW46OBM1SEKAvRXfYVDOgCMaHCiFqLPP//cVZAowNBtFQSoCkXtTAp4fGeiKBhQ4KQKJB14KgjQqmOig2ZVJOkgWAegOpDWAaEOzhRY+A6VDk1VFKoe0EGgZ8n58Ciw0L6onU3DuOPDa+kZRK1V4vxVMumAXkPC27Rp4153PaZeax0Yq4J<text:soft-page-break/>GB97hhQeq+hgzZoyb1aOfiW6r+9DBu1al088qJlbBiwhVy2hfVeHz6aefes9XQKBKHP2sVa2kwE3hkJa413vDXwWP6Hz97CWsEE7PedKkSW7GlN6fChr++OMPFyIo+NLr57mPqHr++efdfen9raBPrX1q/dJr6y84i+zn52YU6KjiSZVcamXULCN9nvT5UeWfP9oHhTXRCT8UaCr06dixowtv9LzV9qdgUxWJCg7V4uc7ID+qnyHNKNP+6r2jQM8ze0k/R1VBah/0ntbvFgVDCjbV7qnKP8/qhaKftV4rvffTp0/v3mu6T91eQZPofF/R+R0Vnc8+AABRleR6VIcLAACAoKWDcR0ov/zyy64dDYgLClLuvfdeF354qggTA4Vkat/0F/Cp+u/pp592QZOqumIbn30AQGyhAgoAADhqERK1FKkSSBUXkZ0hA0SW5n7ppPefqo3UoubbnpYYqE1Sq+YpiAodyH344YfeiqfYwmcfABAXmAEFAAAcLUuv6gfPoGW1cIVu+wFimtrWVN0jCqI0wFurCSYmGoyueWOtWrVy89DUyqp2YM1X0+dR7YhhtXzGBD77AIC4QAAFAAAcHfhrLo1m4GhIuAZoA7FNrWeaM3Xs2DG3ApvmKnmGgycWanXT3C3NVdM8OlVCaVi7htFrppMnoIstfPYBAHGBGVAAAAAAAACIVcyAAgAAAAAAQKwigAIAAAAAAECsIoACAAAAAABArCKAAgAAAAAAQKwigAIAAAAAAECsIoACAAAAAABArCKAAgAAAAAAQKwigAIAAAAAAECsIoACAAAAAABArCKAAgAAAAAAQKwigAIAAAAAAECsSh67d4/IKl68uNsmS5Ys0LsCAAAAAECCcvXqVbf9559/Ar0rCIUKKAAAAAAAAMQqKqDiGU/l04YNGwK9KwBwg/3799vo0aOtc+fOlidPnkDvDgAAABBCqVKlAr0LCAMVUAAAAAAAAIhVBFAAAAAAAACIVQRQAAAAAAAAiFUEUACASGGVTgAAAACRxRByAECEafD4yy+/HOjdAAAAAJDAUAGFONWgQQN7/PHHvd/PmTPHKlSoYOnTp7dy5crZrFmzInQ/nTp1stdeey3EeSNHjrTs2bNb8eLFbeXKld7zL168aLfddptbvQsAAAAAAMQ9AijEmW+++cbmzp3r/X7dunXWrFkze+KJJ+yPP/6wLl262MMPP2x//vlnuPczePBg++yzz0Kcd/jwYevdu7dNnjzZBVzdu3f3XjZmzBgXfLFkPBB9+qyNGjXKbQEAAAAgomjBQ5w4duyY9enTxypXruw9b+LEiVa7dm3r2bOn+75o0aKuAmrSpElWvnz5G+7j1KlTLqxatGiR5cuXL8Rl27ZtsyxZslitWrXslltusQEDBrjzL126ZB988IEtXbo01p8jkBhcuXLFDhw44LYAAAAAEFEEUIgTqk5q166d7du3z3veY4895gKi0E6ePOn3PrZv324XLlywNWvWhGjjEwVSCrl27dplv//+u+XPn9+d//nnn9uDDz5I9RMAAAAAAAFEAIVYp4qln376yf766y/r1q2b9/ySJUuGuN7ff/9tCxcutK5du/q9H1VFfffdd34vU9VTr169rHDhwpY6dWrX7nf58mVX/bR48eIYfkYAAAAAACAymAGFWKWKJc120oDwNGnShHm9I0eOWPPmza1atWrWuHHjKD3WO++84+bS6L4eeughGzt2rD3wwANuyfi6detawYIF3fwoAAAAAAAQt6iAQqx6/fXX7Y477nBBUFgOHjzoAqJr167ZlClTLGnSqOeimgMlqn4aOnSoq6jq37+/lS5d2g0o10p7derUsdtvvz3KjwEkZpkzZ3aLBWgLAAAAABFFAIVYpVY4DSxOnz69+/7ixYtuq6DpzJkztnfvXjeIXJYsWWI5cuSIkcf94osvXKil1rzly5e76igdMN911132888/E0ABUaRKRgW6AAAAABAZBFCIVQqVVI3k8cILL7itAqGzZ89avXr1XMWT5jTlzp07Rh5Tq3O9//77tmDBAve97l/VVZ7Lrl+/HiOPAyRGCo41z61s2bLeYBkAAAAAboYACrGqQIECIb7PkCGD2xYtWtReeukl27p1qwupRJVSngqLTJky2fnz592KeJENpr788kvXZqfqJ6lcubJNmDDBfa/H6tOnTww9OyDxOX36tP3www9uphoBFAAAAICIYgg5Ambq1KkuZKpatarlyZPHe9JqdvLtt9+67yNDFU5Dhgyxvn37es/TDKgdO3a4Vr+nn37a7rzzzhh/LgAAAAAAIGxJrsfDfiS1S82fP99mz55tGzdudKuaZcyY0UqUKGHdunVzQ601S+izzz6zWbNm2b59+yxnzpyu6kUBg657M1evXrWvvvrKhRyaQ5Q9e3Zr2LChu//UqVN7rzd8+HAbMWKE+1oVO+3btw/zPhVw6L4qVapkX3/9dZSee6lSpdx2w4YNUbo9AMSm/fv32+jRo61z586RDogBAACA2MYxdfwV71rwjh07Zk899ZStWbPGvXGaN2/uwiUFOwqk9uzZYxUqVLBOnTrZqlWrrFmzZvbEE0/YunXrXOuVtgqWUqRIcdPV2RQ+aXU2hUp6c44aNcrWr1/vgq0kSZLccJvvv/8+zADqjz/+cPsIAAAAAACAeBxAqSpJwZJCILVNtWnTJsTlCqYuXbpk48ePd+GTZvk8+eST7rJWrVq5v8arYunHH3+0+vXrh/k4f/75pwufWrZsaQMGDPCer9sPGzbM5s2bd8PtNctIodjBgwctV65cN9zn3LlzLVu2bHb06NEYeCUAIH5KlSqVFStWzG0BAAAAIEHOgJo2bZoLnxQMhQ6fJGXKlG7ordrb8uXLZx06dAhxuUKorl27WpYsWcJ9nOnTp7vt448/HuJ8fa/KKe1HaA8++KBbPU3Dd/<text:soft-page-break/>21DKo6Siu6AUAwy5o1q7Vu3dptAQAAACDBBVDHjx+3mTNnuq+bNm3qWvFCn86dO+cqkDRQunr16pYsWTJ3fZ2v4dM5cuSwZ555xu66665wH0sVUFqNrUiRIiHOT5s2rd12222ujS80raSmOVEKmkL7/fff3X41aNAgmq8C/Dl79qyrfDt06JDb6nsAgatU1WdQWwAAAABIUAGUwiWtTPbrr7+67/XXdYVIoU9qm9u6dau7Tt68ee2bb76xunXrWsWKFd1cKK2eppDiZg4cOBDm8Fy11508edItNe4radKkbl6Upw3P15w5c+yWW25xw8cRsy5cuGCDBw92PxfPSd/rfABxT79j33vvvQj9rgUAAACAeDUDSq11Y8eOdS11qjJ69913/V5Pq+Bp9pNMnTrVrY6nmVGFChVywZCGkP/999/uskyZMoX5eAqX8ufP7/eyNGnSeKuqVCXlS3OhJkyY4Nrw2rVr585TFYC+b9Kkid/B5f5otb6w6P48lV2JnaosFDa98cYb3vNOnDjh/f7555+3dOnSBXAPAQAAAABAggmgNNepZMmSljx5cndS0OSPZo6oBUt27txpkyZNsjJlyrjvVQl16623uqHin3/+uWvFiwrNefJUPIV2++23uxX51IbnCaBWrlzpBo/TfhfzNI/rww8/9HuZzn/ppZfifJ8AAAAAAEACDaDUgueZ26T2OH8znDJnzuyqnzSnScqXL+8NnzxatGhhb731lq1YsSLcAEpVM+fPn/d7mae1K2PGjDdcpgonDRrXKnxqP1EYpdXvChYsaKVLl47w8124cGGYl5UqVSrC9xPsVO2kU1iXqVVSc78AAAAAAED8Fq9a8EaMGOEGevfv39+FOqGrpMQzu8lf8KBlwdU2F3p+U2iqlNq7d6/fyxSAaRW9sJYY12p4avVT251W3VuwYIG1bds2ws8VEafQUSd/IZTOD6/NEgAAAAAAxB/xIoBSuHT33Xfbvn37XAClcKhNmzZ+r1usWDFXBfXPP/+EWRVTrly5cB9P1VOaFbVr164Qs6A0c2jLli1Wo0aNMG+rgecKwebPn+8Goesxab8zu371miVJFrMz7S9fvmw9e/YMMQPKQ+frcoWXCeG5AMFCCwH07dvXtcgCAAAAQIIKoDyaNm1qX3/9tY0bN87Kli3r2t18Xbt2zW0feughN/9pxowZbvi3x6hRo7yXh6dhw4Y2ceJE++yzz0KEG3pchRrNmjUL87aeNrwvvvjCBWGaV1WkSBFL7BTY/D5guJ3e6b+yLCrS5slhfZ57VoO57MPhw13Yp8qnnj16WJ9nnrW/B31i5/YftpiUocCtdvsrPWL0PoFgovl4YVWIAgAAAECCCKC0+tuwYcOse/fu1qtXLzf0u2bNmq4lbv/+/a7tTSvkPfvss7Z69Wp78cUXbe3atW6Aub6fM2eOVa9e3Ro3buy9z02bNrlqqeLFi3uHm1eqVMmFTN9++62rmNJt1q1bZ5MnT7ZatWrZfffdF+5+ajU8tQwuWbLEnnvuuVh/XRIKhU8n/90eY/en+zq9Y691eLKF9evb1w4eOmTZc+SwzctX26oer9uZGAy7AESMFl2YN2+ea0fOli1biIUBtJKp2qCXLl3qqlqpkgIAAAAQLwMoUVubqpumT5/uBnx/9dVXdvz4cdempwHdWglPgZTCo5EjR9qPP/5oU6dOdW1xPXr0sC5durgqJQ9drtlSTz/9dIjV9bRantrvdFsNBc+dO7d169bthtv7oxY/7eeePXtcGIXYo5Dpz1c+sI2ZMti003ttxt+/Wa00OaxtwbKB3jUgUdJKpFu3bvWuSOpx5swZtziDJ4C64447CKAAAAAAeCW5fv369f//FoHmWQVvw4YNltAsebJvjFZAhTZv3xYbtXWNVcyS2/qXuSdWHiNTsUJW87NBsXLfQDBQNero0aOtc+fO3kUhZPbs2bZmzRoX4OuflfCC/FdffTWO9hYAAACJTUI+pg528a4CCghLkQxZ3Hbr6eM3PcAFELfuvPNOV/V08eJFNyOvRYsWliZNmkDvFgAAAIB4ggAKCUbBdJktWZIkdurKRTty8ZzlSJ0u0LsE4H+0qMNTTz3lqqIKFixoBQoUcAs1AAAAAIAQQCHBSJk0meVPm8m2nz1hW84cJ4ACAiBjxoxuALm2vpInT+4WhVDwtHPnTtu1a1eYFVC6DgAAAIDEhQAKCUrRDFlcALX1zHG7K3veQO8OkOikS5fOqlSpcsP5tWvXtgULFrjVQdUeq4Ui/NFlzIACAAAAEh8CKCQoRdJnsR9tu205fSzQuwIkSufPn7fNmzfbbbfdFqLC6fbbb3cnef311+25555zq5cCAAAAgCTlZUBCUiR9VrdVBRQLOAJx78SJEzZ9+nS3DUv//v1d+HT06FH7559/bOPGjXb48OE43U8AAAAA8QsVUEhQCqbLZMmTJLXTVy7Z4YvnLCdzoIB458KFCzZjxgwXPqlK6tq1a251PA0nb9WqlaVOnTrQuwgAAAAgjhFAIUFJ4QaRZ7Rt/xtETgAFxD/z5s2z06dPu1XxsmfP7s5TBZRCqfnz51vjxo0DvYsAAAAA4hgteEhwimTwtOExBwqIj1T51KBBA2/4JDly5LD69eu7ywAAAAAkPgRQSHCKps/itltOHw/0rgCJTooUKSxv3rxuG5bkyZO71e5C03lqxwMAAACQ+BBAIUGuhCfbGEQOxDlVNXXs2DFEdVNoxYsXtzlz5tixY/9fpaiB5GrNK1asWBztKQAAAID4hBlQSHAK+AwiP3TxrOVKzVLvQHxSt25d++abb2zEiBHegeMaTF60aFGrV69eoHcPAAAAQAAQQCFhDiJPl8lVQG09fZwACohD+/fvt9GjR1vnzp0tT548fq+j0Onxxx+3gwcP2pEjR1xLXrZs2cKtmgIAAAAQ3GjBQ4KeA7X1DHOggPhm2LBhdv78ecuVK5eVLl3ateQpfNLKeO+++26gdw8AAACIkKtXr1qbNm3c/2evXLkS4rJ9+/bZ888/<text:soft-page-break/>b9WrV7fy5ctby5YtbeHChRG+7/Pnz7v/N6t7oFy5cvbAAw/YmDFj3GP6unTpkr3yyitWqVIlu+eee+yDDz64YV+kV69e9sQTT1h8RgUUEvQcqC0EUEC8sGHDBtu8ebP7+sSJEzZ37lxX+eRL5ydNyt89AAAAkDB88skn9vvvv99w/uHDh+3RRx91/79t166d+8PrlClTrHv37vbee+9Zw4YNw73fa9euWc+ePW3ZsmXWvHlzF0AtX77cBg8ebDt27LABAwZ4r6tQatq0adapUyc3A1ndCBkyZHBzWT3WrVtnP/zwg02dOtXiMwIoJEhFM2T1VkDpQ+hvxS0AcadAgQLeAEr8LRCQI0cOu+++++J4zwAAAIDIU6jz0UcfWcqUKV0Vki/NOt27d69NnDjRbr/9dndes2bNrEWLFvbWW29ZnTp1LG3atGHe9/fff28//fSTPfPMM9a1a1d3XqtWreyll16ySZMm2cMPP+yqqmTGjBnu/9D/+c9/3PcKqBR2+QZQ6jKoX7++lSpVyuIzAigkSPnTZnSDyM9cuWQHL5y13GmYAwUEUrp06axx48bu60yZMlm1atUsRYoUgd4tAAAAINLOnj1rvXv3tho1arivV69e7b1MLXKzZs1yAZEnfPLMQVU1lNrllixZ4gKhsEyfPt39X1lVVL5U5aRwSRVPngBKM1jVnuf7h1/dv4e+Xrt2rVtxOr6jFwIJdhC5VsMT5kABcUdVTD169HDbsBQqVMj1xO/cudPvCQAAAIjPVMWk+aVvvvnmDZep6v/cuXPegMiXWunkzz//vGl1VZEiRSx9+pCFFAULFnR/zNXlHpqlevLkSe/3x48fdwv8eFr5hgwZYo888ojly5fP4jsqoJCgB5ErfNKpWo74/2EDgoHmOmXN+t8W2LCMGzcuzNvqH1kNSAQAAADiI88spZEjR/pdxVkrPYu/FaFz587ttnv27Al3+PiJEyesYsWKfi/XPCnf2999992uZc/TbaD9q1evnreSSq2Amj2VEBBAIQgGkR8L9K4AiYb+4rJ48WKrVauWZcny389gaP379w/xvf4yo9tpMHnZsmXjaE8BAACQWKlNTnOYwhLWanUKl9RCpxlMYc0uVWWU+JvxlCZNGm/IFJbT4dzecx++t9cfb7XgT+vWrd33Wg1P86AuXrxoH374oZsFdbM/EMcXBFBIsBhEDsS9Cxcu2F9//WV33XVXhG+jle9UJqze9QkTJliFChVidR8BAACAyNIx5QsvvOBWmHvxxRfDvd7NLgvv2PR6OLf3XO57e42+mDx5sm3dutWSJUtmhQsXdpdrNTwFbR06dLDLly/b+++/7yqldJ0mTZq44eahV6UOtPi1N0Ak5PvfIPKzVy7bgQtnLQ+DyIF4TQMcFWABAAAAsUkhTFhVTmEZO3asrVy50rXeqbpIJ1G4I2qb0+BwLb4j/v5f66lcypgxY5iPk+5/tw+rSkr3G/r2ej7FihXzfq/uAgVQzz33nKuk0qp8Wj1v8ODBLsB6/vnn3b526dLF4hMCKCToQeQF02WyLf+bA0UABcQPM2fOvOE8LV2rv9rE96VhAQAAkDhpzITCm7DmKWmV51tvvdU++eQT9/2BAwfCnA/lmQXlT/r06d0oC891Q9P95s+fP9x91T6ow6BFixbu+xkzZrhuA0/b4YMPPuhW0iOAAmJQ0fRZXQClOVDVGUQOxFvqZb///vv9rhYCAAAABJra706dOnXD+YMGDbJ//vnHxowZ4/5PqxY4ten5rlTn4Vn9TnOawlOuXDn75ZdfXBWUZ26UbN++3e1DWAPKRQPKJ06caO+99563xe7QoUMhBqZrJpS/gCzQCKCQoBXJkMXsgNnW08cDvStAoqC/2Nx77703LBnrSyt0aPC4/kH1lBjv3r3brRSi8mEAAAAgvilTpozf8zNlyuS2d955pzfwqV+/vmt5W7NmjTdsUuvc+PHjXRB0zz33hPtYjRo1sqVLl9qXX34Zokrp008/ddtmzZqFedsPPvjASpYs6SqePFRxpf9ve+zatSvcKqxAIYBCUKyExyByIG7orz01a9YM9zr6a8vXX3/t/hGvW7euO08lwKLVO3LmzBkn+woAAADEhh49etiiRYusU6dObgi4Ko6mTJlimzdvdsPAU6VK5b3u2rVrXSBUqVIly5fvv107DRo0cIPFhw4danv37nUrRS9btszmz59vbdu2DXNshVbD++6771xw5athw4auLW/YsGHu+wULFrh9jG8IoJCg5U+byVIkSWrnrmoQ+RnLkyZDoHcJCGoaxqi/rugfT99/WH3NnTvXSpQoYbVr1/ae17NnT7cqhy57/PHH43CPAQAAgJillen0B9chQ4a4MEiDyosXL26jRo1y3QK+vv32W5s+fboNHDjQG0CpcOLjjz+24cOHu/8f6/K8efNav379rH379mE+rtruVF1VpUqVEOeriur06dPusbQCdceOHd0pvkly/WZrACJOeZJOJZsJzZIn+9rJf7fH+eP2+WOBbT59zHqXuNOq5wh/WNvNZCpWyGp+NijG9g0INvv373crbnTu3Nm11Pnz9ttvW7du3dxwRV/Hjh1zf5kJb1lbAAAAILEeUwe7pIHeASCm2vC2MAcKiBfUJ79t27YbzlflVHizowAAAAAEL1rwEFRzoAAEXo0aNWzWrFluhQ5PlZSWmdVKIep3BwAAAJD4EEAhwSuaPqs3gLp2/bolZRA5EFBaVjZt2rRuVZDffvvNrXynwYyPPvqoFShQINC7BwAAACAACKCQ4OVLmzHEIPJb<text:soft-page-break/>GEQOxBqFSZrtpG14ihYt6k4AAAAAIMyAQoKXPGlSK5Q+s/t6K3OggFiVM2dOt6KdtgAAAAAQUQRQCK5B5GeOBXpXAAAAAABAKARQCAoMIgfihoaJv/vuu24LAAAAABFFAIWgUDRDyEHkAGLHtWvX7Ny5c24LAAAAABHFEHIEzSDylEmT2fmrV2z/+TN2a1oGkQOBdv78eVuyZInt3r3brl+/bnnz5rWaNWtaunTpAr1rAAAAAOIYFVAICsmSJLVC6f43iJw2PCBemDlzptvWrl3batWq5QKpqVOnBnq3AAAAAAQAARSCBoPIgcBZtWqVXblyJcR5Bw4ccOFT0aJFrVixYla9enXbv39/wPYRAAAAQODQgoegwSByIPZly5bNnnjiCbf1derUKfvkk0+scuXKdvvtt1vy5MmtfPny7jy13qkFb8eOHVapUqWA7TsAAACAwCGAQtAokuG/AdS2/w0iT5okSaB3CQg6KVOmtHz58t1wft26da1atWq2YsUKFzrdcccdVqNGDVf5tGvXLkuSJIlVrVrV720BAAAABD9a8BCkg8hPB3p3gKCkSqf58+e7bWhp06a1++67z1VInT171gVRGkCuqqg777yT8AkAAABIxAigEJSDyLfQhgfECgVLK1eudNvQDh06ZBs2bLDjx49bnTp1rGPHjnbu3DkXROk2oWdEAQAAAEg8aMFD0M2B+uf0UTcH6t6cBQK9O0CisWTJEhcy5ciRwwVQt912mzVu3NgNIb/rrrvcZQqiNB9K3wMAAABIXAigEFSKZshqtt9s62kqoIC4tHr1anv88cctd+7cduHCBXv33Xft/vvvtzRp0rhTrVq1XBueVssDAAAAkPgQQCE4V8I7yyByIC5lzJjR/vjjDzd0fP/+/ZYqVSp38qUgqmbNmgHbRwAAAACBwwwoBJW8aTO4QeQXrl6xfQwiB2KcBo1rhTttfT388MN28uRJmzdvnm3fvt1at25tSZPyTwwAAACA/6ICCkE3iLxw+sy26dRRN4g8b9qMgd4lIKhkypTJGjRocMP52bNnt1atWgVknwAAAADEfwRQCMo2PAVQW08fs5oMIgdi1OXLl+3IkSMucEqRIsUNl2kVvN27d9vp06fdqne6Tvr06S1v3rxWunTpG24DAAAAIHGgPwJBp2j6rG6rlfAAxCyFT6NHj3ZbX5r79OGHH9pPP/1kV69edavhKXRSUKUgatmyZTZ8+HA7ePBgwPYdAAAAQOBQAYWgHUS+7cwJu3r9mmvLAxC75syZ4yqc6tWrF+Z1NB/qu+++s44dO8bpvgEAAAAIPI7MEXRuTZvBUmkQ+TUNIj8T6N0BEoVDhw654eTh0eVUQAEAAACJEwEUgnQQ+X+roLacPhbo3QEShZw5c9ratWvDvc7vv//uWvIAAAAAJD604CFo2/A2njri5kDVylUw0LsDBI0kSZJYypQp3daXVsabOHGibdy40fLnz28ZMmSwZMmSuXlQZ86ccYPJL1y4YG3atAnYvgMAAAAIHAIoBPUcKAaRAzErd+7c1q9fvxvOz5Mnj/Xs2dPWr19ve/bscS15WhUvefLkLoyqVq2alSpVylKlShWQ/QYAAAAQWARQCEpFvYPIjzOIHIgjKVKksIoVK7oTAAAAAPgigEJQuiVtBkudNPl/B5GfO2350mUK9C4BQeHw4cM2efJka9GiheXIkSPEZZs2bbLt27e7aqgKFSrYX3/9ZcuWLbMTJ05YlixZrGrVqlapUqWA7TsAAACAwCGAQlBSxVOh9JndHKgtZ44TQAEx5MqVKy6E0tbXypUrbdGiRVa0aFHbsGGD7dy5022rV6/u2vaOHDliCxcudG15CqIAAAAAJC4EUAhaDCIH4s6qVausefPmVrx4cRc2jRw50po0aWLly5d3l992222WNWtW++GHHwigAAAAgESIwTgIWkUzZHXbLWeOBXpXgKB3/vx5b0uegqakSZNazpw5Q1wne/bsdu7cuQDtIQAAAIBAIoBC0K+Et/3MCTeIHEDsKVCggC1evNi15y1YsMCtfvfLL794W/WuXbvm5kHdeuutgd5VAAAAAAFACx6C1i1p0lvqZMntwtUrtvfcacvPHCgg2jRM/JFHHnFbXw0aNHDDyT/66CNLmTKlPfjgg64Vb+jQoa4i6tixY5YsWTJr3759wPYdAAAAQOAQQCGoB5EXTpfZNvxvEDkBFBB9qVOndnOeQsuYMaN17NjRLly44KqfdJLChQvb/v37LUOGDO52qVKlCsBeAwAAAAg0WvCQKNrwtjIHCogRZ86cca102oYVUHnCJ08AVa1aNStXrhzhEwAAAJCIEUAhcQwiP3080LsCBIXTp0/bokWL3BYAAAAAIooAColjEPlZBpEDAAAAABAoBFAIarekyeAGkV+6dtX2nKNiAwAAAACAQCCAQlBLmiSJFUn33yqoLcyBAgAAAAAgIAigEPSKZPjfIHLmQAHRpiHjpUqVclsAAAAAiKj/X6oICPqV8AiggOjKkiWLtWjRItC7AQAAACCBoQIKQa8og8iBGHP16lU7deqU2wIAAABARBFAIejlSZPB0vxvEPnuc6cCvTtAgnbo0CEbOnSo2wIAAABARBFAIVEMIi/sacNjDhQAAAAAAHGOAAqJqg2POVAAAAAAAMQ9AigkCkXSZ3XbLWeOBXpXAAAAAABIdAigkKhWwttx9qRducYgcgAAAAAA4hIBFBKFPGnSW9pkKRhEDkRT7ty57aWXXnJbAAAAAIgoAigkokHkmd3XW2nDA6IsSZIkljx5crcFAAAAgIgigEKiUfR/c6AYRA5E3dGjR23cuHFuCwAAAAAJOoC6du2azZs3z7p37261atWysmXLWrVq1axjx47222+/<text:soft-page-break/>ueu0a9fOihcv7ve0atWqmz7G+fPnbdiwYVa3bl0rV66cPfDAAzZmzBi7evVqiOv17dvXe78LFy4M8/7OnTtnFSpUcNfr3bt3DLwKiK05UFsIoIAou3Tpku3cudNtAQAAACCikls8c+zYMXvqqadszZo1VqpUKWvevLnlzJnT9u7da7Nnz7Y9e/bYHXfcYf/884+VL1/e2rZte8N9FClS5KYBV8+ePW3ZsmXu/hVALV++3AYPHmw7duywAQMG+L3d999/b3Xq1PF72eLFi12ohfiraIb/DSI/c8INIk+eNF7mrwAAAAAABJ14FUCp+qhTp062fv1669+/v7Vp0ybE5Qqm9Ff3/fv328mTJ+2uu+6yxo0bR/pxFCT99NNP9swzz1jXrl3dea1atXKDdSdNmmQPP/ywC7d8FShQwBYtWuQeP2XKlDfc59y5cy1btmy0pcRjuVP/dxD5uauXbde5k1b4fxVRAAAAAAAgdsWrEpBp06a58Klly5Y3hE+i4Cd9+vSu+kluu+22KD3O9OnTLUWKFPboo4+GOF/hl2c/QnvwwQftzJkz9vPPP99wmc5XoFWvXr0o7Q/ihoYme9rwmAMFAAAAAEAiDKCOHz9uM2fOdF83bdrUteKFPmnOkmzatClEAKXz1VYXUevWrXNtegqzfBUsWNAyZcrkLg/tvvvuc6GVqqdCW7BggV2+fNnq168fyWeNuFbkf214W08TQAFRod+RDRs2dFsAAAAASFAteAqX1E7n0bp1a7/X00DwDh06eAOoKVOmuNa3I0eOWNq0ad1A8RdeeMG1woVFc5pOnDhhFStW9Ht5rly53Jyp0DJmzOgGoftrw5szZ45VqlTJcufOHannjbhXlAooIFr0u1a/7wAAAAAgwQVQCnPGjh3rwqXs2bPbu+++6/d6JUqUcFtPC56CqOeff95SpUrlhohPnjzZ1q5d67aZM2f2ex+nT5/2HkT5kyZNmjCHiasNb8mSJa4Nr3bt2u48hVm//PKL9evXL8LPN6xB5p45WMmSJYvwfSFyiqTP6rY7zp6wy9euWoqkvNZAZKjiVL979fs4rN+jAAAAABAvAyi1wpUsWdKSJ0/uTp6gKbSsWf8bHmg+lEIizWzSXB/R/KXChQvboEGD7NNPP7U+ffr4vY/r16+Huy+63HOf/trwFJapDc8TQP3www+u/U/hlKdFEPFX7tTpLF3yFHb2ymXbfe4Ug8iBSNICEFqRNE+ePARQAAAAABJuC96BAwdCtON5qKJp1apV7ut27dr5vZ+2bdu66ilVKIUVQKVLl85tw6pyunDhgmu3Cysoq1GjRog2PLUA3nnnnS4ci2gAtXDhwjAvK1WqVITuA1GjcLFwuiz218lDrg2PAAoAAAAAgETWgjdixAj7/fffrX///m4guK/QA8PDuh+FR2fPng3zOrqfLFmy2MGDB/1ergAsf/78Yd5elU4KkNTyV65cOVu9erUNGDDgpvuG+KNohv8GUFtOH7O6uQsHencAAAAAAAh68SKAUih099132759+1wAtXfvXtdm58/GjRutd+/ebiD4iy++GOKyo0ePutX0SpcuHe7jKTjS3CZVQWnmk8f27dvt1KlTYQ4oF7XepU6d2ubPn+/2N2nSpG74ORLeHCgGkQMAAAAAEDeSWjzStGlTK1OmjI0bN87NWQpNs5by5s3rqpemT5/uqpV8ZzcNGTLEfd2sWbNwH6dRo0auhe7LL78Mcb5mR93s9mrhu+eee2zx4sX23Xffua/DatlD/F4Jb8fZk24QOYCIU6VpgQIFQqwECgAAAAAJogLKQ6u/DRs2zLp37269evWy22+/3WrWrOla5vbv3+8GfmvG08svv2x9+/a1li1bWuvWrV0F1YIFC2zlypXWsGFDa9Cggfc+tSrerl273LLh+fLlc+fpcq2UN3ToUFdtVbZsWVu2bJmratIcqZvNYVIbnvZlzZo19v7778f664KYlSt1OkufPKWduXLJdp07ZUWYAwVEWLZs2ezxxx8P9G4AAAAASGDiVQAlqnCaNGmSq3DSgO+vvvrKtdUpZFIwpGHfTZo0sZw5c9qoUaNs9OjRdvXqVbcC3quvvuoCKV/ffvutu6+BAwd6AygNov74449t+PDh7jF0uR63X79+1r59+5vuY61atdzqT6q60tdIWPTzV+j054mDtvX0MQIoIBL0e0+/c/UHg7BWDAUAAACA0JJc19EE4g1P9dWGDRssoVnyZF87+e92Swi+3L7Opu3ZZPfnLmzdb7vDe36mYoWs5meDArpvQHymalQF/507d7Y8efIEencAAACAoDmmDnbxagYUEFc8VU8MIgcAAAAAIPYRQCFRKprhvwHUTgaRAwAAAAAQ6wigkCjlTPXfQeRXrl9zIRQAAAAAAIg9BFBI1IPIhTY8AAAAAABiFwEUEq2i/wugthBAARGmFUifeeYZtwUAAACAiEoe4WsCQYYKKCDykiVLZhkzZgz0bgAAAABIYKiAQqJVJENWt93FIHIgwo4fP26TJ092WwAAAACIKAIoJFo5U6W1DAwiByLlwoULtmHDBrcFAAAAgIgigEKi5TuIfMuZY4HeHQAAAAAAghYBFBK1IhmYAwUAAAAAQGwjgEKiVjT9f+dAbT1NAAUAAAAAQGwhgEKi5mnB23nupF1iEDlwUxkyZLDatWu7LQAAAABEFAEUErUc/xtEfvX6dQaRAxGQPn16q1GjhtsCAAAAQEQRQMES+yDyohn+24a35TSDyIGb0ep3//zzD6vgAQAAAIgUAigkep42PAaRAzd3/Phx++abb9wWAAAAACKKAAqJXlECKAAAAAAAYhUBFBI9TwXULg0iv3Il0LsDAAAAAEDQIYBC<text:soft-page-break/>opc9VVrLmDyVG0S+9fihQO8OAAAAAABBhwAKid5/B5H/twrqn8MHAr07QLyWPHlyy5Ejh9sCAAAAQEQRQAE+bXj/HiWAAsKj8Kl79+5uCwAAAAARRQAFuAAqq9v+c4QACgAAAACAmEYABSiA+l8L3o7jR+z8+fOB3h0g3jpw4IANHDjQbQEAAAAgogigAA0iT5nGMqVIZdeuX7d169YFeneAeOv69et26dIltwUAAACAiCKAAv43iNwzB+q3334L9O4AAAAAABBUCKCA//EEUL///nugdwUAAAAAgKBCAAX8T9EM/x1ETgUUAAAAAAAxiwAKCFUBtWHDBgaRA2HInj27de7c2W0BAAAAIKIIoID/yZYyjWVJk86uXr1qf/75Z6B3B4iXUqRIYXny5HFbAAAAAIgoAijAZxB5sWy53Ne04QH+nTx50ubMmeO2AAAAABBRBFCAj2LZc7stg8gB/86dO+cCWm0BAAAAIKIIoAAfxf8XQFEBBQAAAABAzCGAAvxUQGkQORUeAAAAAIDEZvv27fbzzz/b8ePH7cKFC3bp0qUYuV8CKMBH9rTpLXfu3Hbt2jX7448/Ar07AAAAAADECR0DN2zY0OrXr2+dOnWyTZs22Zo1a6xmzZo2b968aN8/ARQQahD57bff7r5mDhRwo3Tp0tmdd97ptgAAAACCw+bNm61Dhw525MgRa9Sokff8NGnSuJXie/fubb/++mu0HoMACgiFAAoIW8aMGe2BBx5wWwAAAADBYfjw4ZY2bVr77rvv7IUXXrDr16+78ytWrGizZs2yHDly2KeffhqtxyCAAkK544473JZB5MCN1P+9e/fuGOsDBwAAABB4q1evtkceecSyZcvmOoN85cqVy1q1auVmJUcHARQQRgXUxo0b7ezZs4HeHSBeOXr0qH3++eduCwAAACA4nD171gVNYcmUKZOdOnUqWo9BAAWEcsstt1iePHkYRA4AAAAASBTy5s1rf/31V5iXr1y50m699dZoPQYBFOAHc6AAAAAAAInFQw89ZNOnT7cffvjBe55a8TSA/OOPP7Yff/zRzYKNjuQxsJ9AUM6B0vA1AigAAAAAQLDr1KmTrVixwnr16uUWHFL49Morr9jx48ftzJkzVqJECevSpUu0HoMKKCCcCigGkQMhJU2a1K2OoS0AAACA4JAyZUobN26cPfvss24sTapUqezgwYOWM2dO69atm02cONHSpEkTrcegAgoIJ4DatGmTS3vTp08f6F0C4gUNJuzTp0+gdwMAAABADEuRIoWrhNIpNvAnbMAPDSFX6ssgcgAAAAAAoo8KKCCcKqh9+/a5OVDVq1cP9O4A8cKhQ4fsm2++sUceecSV4wIAAABI+OrUqXPT62gu1IIFC6L8GFRAAeEMIhfmQAH/T6tgaBChtgAAAACCw+XLl+3KlSshThcvXnRzoPbu3evCp6JFi0brMaiAAm4yB4qV8AAAAAAAweynn34KM5iaM2eODRgwwLp37x6tx6ACCojgIHIAAAAAQPDbtWuXWw2uRo0aVqFCBWvRooXNnj37hutt3rzZhTJ33XWXVaxY0R577LFIFTAcP37cBTu1atWycuXKWaNGjWzKlCk3XO/UqVPWs2dPty9qlfvyyy/93p/285VXXrGYHkzepEkTa9y4sQ0dOjRa90UABYQhd+7cduutt9r169dt7dq1gd4dAAAAAEAsU7tZy5YtbdmyZS7Q0QrQKVOmtN69e9snn3zivd7WrVutTZs2tm7dOmvXrp395z//sf3797sQavXq1Td9nHPnztkTTzxh3377rdWtW9defPFFy5Ili7300kshHkcGDx7s9kdh17333mtvvfWWff/99yGuM2/ePBeIPf300xYbSpYsGe0FumjBA25SBaVfQEqxlX4DiV3WrFmtbdu2bgsAAAAEm/fff99OnDjhgqHy5cu787QAz8MPP2wfffSRtW7d2jJlymQDBw50M5KmTZtm+fLlc9dr2LChO73++uuubS0848ePtw0bNth7773nbiMKvp588kkbMWKEqzjS6uxamX3WrFn26KOPWufOnd31FHqpUqpevXreNjlVJ7Vv395y5coVK6/L33//7aqhooMACrjJIHJ92BlEDvxXqlSpoj18EAAAAIivkiZN6lriPOGTJEuWzO68804XGKnyKX/+/K4iqX79+t7wSfRHWgVVqmD6888/Q9xHaDNmzLAcOXLYQw89FOKxO3bsaMuXL3ctfwqcjh075oKuAgUKeK+nrzdu3Oj9ftKkSXby5Enr1KmTRZW/1j+5dOmSrV+/3qZPn+4qtaKDAAoIB4PIgZBOnz7tPg/6bGTIkCHQuwMAAADEqHfffdfv+QqfFBDdcsstLlwSfwGTZjlJeAHU6dOnbdu2bVa7dm23upwvz21U5SSZM2d2AZgCJt/ZUdmyZXNfnz171kaOHGndunWL1v/PX375ZbcvGkHjj8bTqA0xOgiggAgEUP/884/7JcEBNxI7DeRfunSpFS9enM8DAAAAgpqOAXfs2OHa5VauXOna4DQreOHChe5ytciFpstlz549Yd7vwYMHXdDj7/bp06e3dOnSeW+fPHlyq1q1qqtQuueee9xtNWNKQ8llzJgxljp1ajePKjrUUuiPwq+cOXNalSpVXAAXHQRQQDjUP5s3b1734dcgcn3gAQAAAADx19WrV91qcWHxBEg3owHkixcv9lYmPfXUU+5rzyrpadOmveE2CoPk/Pnz4QZbYd1e0qRJE+L2qk7q2rWrmwsl9913nz3+<text:soft-page-break/>+ON2+PBhGzt2rPXv398NSo+Opk2bWmwjgAIiUAWlAEptRwRQAAAAAJA4aBU8zXT666+/bNy4cS4AmjBhQphtar5Ct9b5utntdbnv7YsUKWJz5851q9ypQkozqGT48OHu60aNGrlWPK2Op9lUuo6qtbR4UHxCAAVEYBD5zJkzGUQOAAAAAAmA2sYiWuUUHk8VlSqOypYt6yqgFPp45jxduHDhhtt4KpcyZswY5v2mS5cuxHX93Yc6cXxpBbpSpUp5v9cMqalTp9rHH3/sWuPefPNNW7FihQ0ePNj2799vL730klutz3fIeXiuXLniZklpVb8jR4641fdCUyimWVhRRQAF3ASDyIGQJcX6x9dTWgwAAAAkBgqjVFmkFeG0+p0cOHDghut5zvM338l3oLfCHM1z8teed+7cOe8sqbC8//777lhVXTpqOdSqeRpEftddd7nLtZq7Vq6LaAA1YsQIt3qf2gJLliwZ7ZY+fwiggEgMIj916lS4STYQ7LJkyWLNmjUL9G4AAAAAMU6VP2pbK1OmjA0ZMiTEZZcvX7aLFy+6+Uz6g6yqjjwr1fnynFexYsUwHyd9+vSurU6tfaF5VtirVKlSmLfXfOIFCxbY5MmTvaviaf+yZ8/uvU7WrFlt06ZNFlEKrDTnSjOlwppNFV3RG2EOJAKa+J8vXz7vBx1IzFSae+zYMbcFAAAAgokCHFUm/fjjj7Zly5YQl33++ecu5FE7nq5399132w8//GC7d+/2Xkf/T1ZbXIkSJUK0y/nTqFEj1yr33Xffec9T25seR9VHDRo0CPO2arOrV6+eC8I8YZNu47svu3btumkVlS8NNNcfmmMrfBIqoIAIVkHpw6w2vHvvvTfQuwMEjP5hGj16tHXu3DncsmIAAAAgIXr99dftySeftHbt2rlqKHUArFq1yubPn++qkjp27Oiu98ILL1irVq2sdevWbkU6BUAaUK6umWHDhoW4z+XLl7vqqmrVqnmrlB577DFXddS3b1/7+++/rVChQm7Q+C+//GLPP/+85ciRw+/+qfJJlVODBg3ynqdqLAVWenzNfVJrn67z3nvvRfh56//2J0+etNhEAAVEcBD5jBkzGEQOAAAAAEGsatWq9s0337iZSFr5ToPG1RHTq1cvF0x5ZiMVK1bMJk6c6GYxffTRRy4EUuveO++8YxUqVAhxn5qttHr1avvyyy+9AZRmqn711Vfu9lr0SqvYKYTS7Zs0aeJ33zTrSdfX6nwFChQIcZmGjmv1vE8//dS1+PXr188aNmwY4efdvHlz97zbtGnjbh8bCKCACGAQOQAAAAAkDqVLl3ary92MhnUr8LkZBU3+qHVOq9dFZnU/VUn5kyFDBhdeRdUtt9zi2g/V2qeuHwVlCtV86fKePXtG+TEIoIBIBFD//vuvK0tUWSMAAAAAAMGgT58+3q81x8ofAiggDqj/Nn/+/G6QmwaR16xZM9C7BAAAAABAjFB7YGwjgAIiMQdKAZTa8AigkFhpOGH//v0DvRsAAAAAYlCVKlUstoVs6ANw0zY8BpEDAAAAAILRX3/95QadP/fcc24EzZ49e9wKgBpwHl0EUEAEMYgcMLd87JgxY9wWAAAAQPAYOHCgtWzZ0kaPHu2GnR89etQ2bdrkVgB8+umn7fLly9G6fwIoIJIB1ObNm90gciAx0j86+itIdP/xAQAAABB/TJ8+3b744gtr1KiRjRo1ylvxVL58eatfv74tWrTIJkyYEK3HIIACIkjLUBYoUMB9vWbNmkDvDgAAAAAAMWL8+PFuDtQ777xj5cqVC7Egl1ry7r77bps2bVq0HoMACojkIHJhDhQAAAAAIFhs3brV7rvvvjAv12W7d++O1mMQQAGRwBwoAAAAAECwSZYsmV27di3My0+dOuWuEx0EUEAkEEAhscucObM1bdrUbQEAAAAEhzJlyti8efP8XnbhwgXXfleyZMloPQYBFBCFAGrLli124sSJQO8OEOfSpEnjesK1BQAAABAcnnzySVu3bp11797dfv75Z3eeWu60Gl6rVq1s165d9thjj0XrMZLH0L4CiUK2bNmsYMGCtmPHDjeIvHbt2oHeJSBOnT171v7++28rXbq0pUuXLtC7AwAAACAG1KhRw15++WUbNGiQLV682J3Xv39/t02SJIn17Nkz3BlREUEABURhELkCKA0iJ4BCYqPeb5Xm5suXjwAKAAAACCJt27Z1IdP333/vjnk1Eypv3rx2//33e1eEjw4CKCAKbXhTpkxhDhQAAAAAIChs2LDBSpUqZbly5Yp2q11YmAEFRKECSgigAAAAAADBoFmzZm6xofHjx9vJkydj5TEIoIBIqlSpkttu3brVjh8/HujdAQAAAAAgWjp06GBHjhyxN998082DeuaZZ7zDyGMKARQQSVmzZrVChQq5rzWIHEhMUqZMaUWKFHFbAAAAAMHhhRdesKVLl9qoUaPcHKhFixZZp06drGbNmjZs2DC3Il5QBlAadKUht1r+r1atWla2bFmrVq2adezY0Q1+Du3cuXP2wAMP2D333BPhx7h69aqNGzfOHnzwQbekuIZJDx061C5cuBDiesOHD7fixYu705dffhnufeo+dL3WrVtH4tkiIbfh+Xs/AsG+EuSjjz7qtgAAAACCR9KkSe3ee++1999/35YvX25vvPGGW3zok08+cYPI27dvH737t3jm2LFjbvL6f/7zH9u/f781b97cXnnlFXv44Ydt+/bttmfPnhtuoxIxTWiPjNdff90GDhxot912m/Xr188FXEr6nnrqKbt+/brf22gSfFj++OMP27t3b6T2AQl7ELkwBwqJjf5AcPHiRbcFAAAAEJzSp0/v8phu3bq5YhvlJL/++mvwrIKnqiSVeK1fv9769+9vbdq0CXG5wqFLly6FOO+HH36wadOmWYoUKSL8OH/++ad9++231rJlSxswYID3/Dx58rjSMlVf1a9fP8RttOSg2q0OHjzopsKHNnfuXFcRcPTo0Ug8YyRUVEAhsdLvwNGjR1vnzp3d70<text:soft-page-break/>wAAAAAweXvv/+2mTNn2pw5c1yRUNq0aV1RkE5BUwGlIEnhk4Kh0OGTaOaIUjjfAyFVR+m6OXPmjPDjTJ8+3W0ff/zxEOfrewVZ2o/Q1KqnxE+BV2iqBFB1VL169SK8DwiOQeSqytMHEgAAAACAhGr//v3uD80NGjRwQZNGEBUsWNDeeustN4xcnWcVKlQIjgBKq4kpYRMt/aeD+tAnzXryUBjUt29fNxD6+eefj9RjqQIqQ4YMbpCuL6V6aslbt27dDbepXLmyZc+e3W8bntqwFIbpB4XEIUuWLFa4cGH3NYPIAQAAAAAJWe3atd3sp1OnTtmTTz7pso8JEyZYs2bNLE2aNDHyGPGiBU/h0l133eX9Pqwh3gqctDSgjB071vUffvPNN5Y6depIPd6BAwfCbB1Re92GDRvs9OnTLqTyHcalQedff/31DW14Kku75ZZbvFUxSDxteNu2bXNteFolAAAAAACAhKhOnTpu5pOGkCv/iA3xIoBSa50CJYVLqjJ69913/V6vRIkSbrtp0yaXzGmVvDJlykT68RQu5c+f3+9lnmRP1Va+AZRoLpQSQLXhtWvXzju3St83adLEkiRJEuEfbFh0f8mSJYvEs0EgB5FPmjSJQeQAAAAAgARtxIgRIb7X/O3kyZPHaBgVLwIozXUqWbKke3I6eYKm0NRup9WXnnvuORc8denSJcb3xbMCnr8XWYGDZk2pFM0TQK1cudINHqf9LvFhEDkSI/0O7N27d6QrTwEAAADEbydOnLAPP/zQFdmoU23MmDFuTvZnn31mL7zwghUqVCi4WvDUHufbjueROXNmW7VqlQ0ePNh27dpl48ePt5MnT4YYBK6T7ksvUOjqJV/p0qWz8+fP+73swoULbpsxY8YbLlOFkwaN67EPHTrkDsS0+p0Gc5UuXTrCz3fhwoVhXlaqVKkI3w8Cy9NyuWPHDhdCahVEINipQlO/QwEAAAAEV/jUqlUr27lzp+XLl89bnKPcZcmSJW5W9rfffusuS9BDyD0teKowkv79+7vvfU+ffvqpu2zx4sWuFEwr5Smo8pw0sf3w4cPua7XmhefWW291c5z8UQCmAdOpUqXye7lWw1PQpUTw8uXLtmDBAqqfEimFokWLFnVfM4gciYVCfs3CY/VHAAAAILha8Pbu3evyFwVNngBKI4RGjRrlxhR99NFHwdGCd/fdd9u+ffvcPB096TZt2vi9ruZDqQ0vtD59+rj5SZoN5a96yVf58uXt77//dpVUvrOgzp49a1u2bLEaNWqEeduKFSu6Aebz58+3vHnzupSQACrxUmiq94za8OrWrRvo3QFinX7//vvvv1azZs1A7woAAACAGLJo0SJvoc/x48dDXKbB5KqO+vHHH6P1GPGiAsqjadOmbrbTuHHj3Jyl0FR5VLZsWRdWhT6pYkmVVPr6ZoPJGzZs6LbqY/Slx1VVk5YZDIunDU+Bg6oANK+qSJEiUX7OSNg8VXsMIgcAAAAAJFSHDh0Kcx63KPdQ11mCr4DynS0ybNgw10LXq1cvd3Cvv7KrJU4tdmp7UwWUBpZHlFbM++eff6x48eLeF1OzexQyqaxM/YzVq1d3/YyTJ0+2WrVq2X333RfufWo1PJWlqQ9SA9GReDGIHAAAAACQ0GXLls11o4VFXRDKZoImgBK1tWlp++nTp7sB31999ZUr/1KbngZ0ayW8yFCJmHoZn3766RBp3oABA1z73dSpU91Q8Ny5c1u3bt3cynqqcgpPuXLl3H7u2bPHhVFIvDyDyDWo7ciRI5Y9e/ZA7xIAAAAAAJFyzz332DfffGMtWrS4YdEhFVyogMfTTRZVSa57JkshXvCsgrdhwwZLaJY82ddO/rvdErJMxQpZzc8GReo2xYoVs82bN7u20QceeCDW9g2ID86cOWN//fWXa4fWHwYAAACA+CQhH1MHkhZqa968uZv5qm60pUuXuu6wCxcu2PLlyy1DhgyugEfFOEExAwpIiJgDhcREoZMGExI+AQAAAMEjV65crgKqQoUK9tNPP7lV8NRRtmzZMrcYm7rTohM+xcsWPCAhBlD6oBJAITE4f/68bdu2zQoXLmxp0qQJ9O4AAAAAiCEKmD799FM7deqU7dixw4VQOk/zoWICFVBANDGIHInJiRMnbMqUKW4LAAAAIPhkzJjRzb4uX758iPBpwoQJ0bpfKqCAaFI5ouzatcstS5kjR45A7xIAAAAAAOFShdPixYvt119/dd9rzuuDDz54w8Jsmg/14osv2ooVK6xt27YWVQRQQDRlypTJDSLXspRqw6tXr16gdwkAAAAAgHAXF+ratas7hvWsTafgaezYsfbZZ5+541yZO3euvf7663by5Ek3hiM6aMEDYgCDyAEAAAAACcVHH33kxshUqVLFhgwZYh9//LE1a9bM1q9fb++//767zuDBg+25555zM6Hat29vM2bMiNZjUgEFxNAcqK+//poACkEvefLkljt3brcFAAAAkDAtXbrUtdx98cUX3vNq1arlKp++/fZbK1SokH3++efu//7vvPOOVa1aNdqPSQUUEIMVUAwiR7DTjLMuXbow6wwAAABIwA4cOGAPPPDADec3atTIzp4966qg7rrrLps5c2aMhE9CAAXE4CDy3bt326FDhwK9OwAAAAAAhEkhU65cuW443/OH5uLFi9unn37qnQUVEwiggBhaplIfUKEND8Fs//799uabb7otAAAAgOCSNOl/Y6JHH300xsduEEABMYRB5Egsrl69GuhdAAAAABCLcubMGeP3SQAFxOAgcmEOFAAAAAAAIbGMERBDqIACAAAAACQUv/322w3dDZoNJcuXL7eDBw/<text:soft-page-break/>ecJsmTZpE+fEIoIAYHESeJEkS27Nnj/ug+hvoBgAAAABAfDBp0iR38mfMmDEhvr9+/bo73iWAAuKBDBkyuEHkmzZtclVQ9evXD/QuATEue/bs1q1bN8uSJUugdwUAAABAFD399NMW1wiggBhuwyOAQjBLkSJFrAwkBAAAABDcARRDyIEYxCByBLsTJ07YrFmz3BYAAAAAIooACohBDCJHsDt//rytXbvWbQEAAAAgogiggFgYRL537147cOBAoHcHAAAAAIB4gQAKiEHp06e3EiVKuK+pggIAAAAA4L8IoIAYRhseAAAAAAAxtArewYMH7ZdffrFdu3bZ0aNHLVmyZJYjRw7LmzevVatWzbJmzRrVuwYS/CDy8ePHM4gcQSldunTud7y2AAAAABArAdT169ft+++/t88//9zWr1/vPS80hVEVKlSwRx991B588MHIPASQ4FEBhWCWMWNGu++++wK9GwAAAACiQQVFUXHXXXfFfgD166+/2ssvv2w7d+604sWLW4cOHaxkyZJWoEABy5Ahg127ds2OHTvmhi/rwHv16tX2zDPP2IgRI+yll16yu+++O8o7CSQkCl+TJk1q+/bts/3791uePHkCvUtAjLl48aL3fZ0qVapA7w4AAACAKFCmowW0Imvjxo0WqwHUG2+8YVOmTLHmzZvbRx99ZEWKFPF7PZ1fuXJla9KkifteQdS3335rnTt3tpYtW9qrr74a5R0FEtog8g0bNrjPwEMPPRToXQJijP7Q8MUXX7jf64SrAAAAQML01FNPRSmAio4IBVBHjhyxOXPmWL58+SLdiqRTly5dbMiQIVHdRyDB0fueAAoAAAAAEB/16NEjfq6C9+GHH0Y6fApdGaXKKSAxDSIXBpEDAAAAAIKBRjPFegXUmjVrbM+ePW7wbNq0acO97qVLl2zbtm2WLVs2tyoekBgxiBwAAAAAkFBcvXrVFR8tWrTIzp496+Z8e1y5csWdd+HChWjNgIpQBdTIkSPdjqRIkcJ9f/78eRs3bpwdP378huvqOn369LF+/fpFeaeAYBlErmHNGkYOBAu9r7XwhLYAAAAAgsOoUaPcaceOHS5oOnDggJsRdeLECTeWSTQHNjoidATxzz//WMOGDb0BlHbmnXfesU2bNrkQ6s4777S//vrLXaYdrFu3rpt/AyRW6dKlc6tEClVQCCa5cuWyZ5991m0BAAAABIc5c+bYbbfdZitWrLCJEye6bGf8+PFurMzzzz/vcqBy5crFfgB16tQpu+WWW0Kcd/36de/XSsTOnDnj/V4rI50+fTpaOwYkdLThAQAAAAASgj179liTJk1ct0PBggXd+KW1a9da8uTJ7YknnrB7773Xvvzyy9gPoLJnz26HDx+O8J2qKipr1qzR2S8gwWMQOYLRwYMH7f3333dbAAAAAMEjc+bM3q+1EN2///7r/b5GjRq2ffv22A+g1Eq0YMGCCN/p0qVLXWIGJGa+FVC+FYNAQqZhhKpw9R1KCAAAACBhy5Mnj+3atcv7ff78+W3z5s3e7zUD9uTJk7EfQD300ENuptO333570+vOnz/frZpXv379aO0YECyDyDW8jUHkAAAAAID4ShVOmv3kKT7SvKeVK1fa1q1b7dKlS/bdd99Z7ty5Yz+AqlevnlWsWNFee+0169+/v+3cudOdr6FUHjpvyJAh9txzz1nx4sWtadOm0doxIKFTz2ypUqXc18yBAgAAAADEV1rhLn369NajRw87duyYPfzww5YsWTK3IF3VqlVdoZFmREVH8ohcSUHTyJEjrVOnTq4KatKkSe683r17e1fGe/31112bUZkyZWzYsGGWMmXKaO0YECxzoNavX+/mQDVq1CjQuwMAAAAAwA1y5Mhhs2fPtunTp3tnen/++edu/qsWnqtTp4516dLFYj2AEu3A5MmTberUqTZz5kxX0XHkyBE3EV1hVKVKlaxZs2au8kltRwD+Owdq3LhxVEAhaOjfgscee4yFJgAAAIAgkz59emvXrp33e7Xh6XhWrly5Yrt377YCBQpE+f4jlRQpWGrRooUNHz7cVTuNHTvWli1b5r5++umnrXnz5oRPgA8GkSPYpEqVyi0yoS0AAACA4FCyZEk35yksM2bMcEVHsV4BdeHCBUudOrX3+yxZstiKFSvcAUi6dOnc1zdruTt//rylSZMmWjsLJDTly5d3fbNasn7v3r2WN2/eQO8SEC2nTp2y1atXW5UqVSxjxoyB3h0AAAAAUaBj1F9++cX7vQomfv31V1fpFJpWwFZ7XnRXwo5QAPXAAw+44eK+M2x82y/Ca8XQk9DMKFVN/fzzz9HaWSChDiL/66+/XBUUARQSurNnz9ry5cutdOnSBFAAAABAApUlSxY3v1urtotGKym70Sk0TzePBpLHegDVr18/GzBggH3yySfWtm1bq1+/vtvZ8OhJTJs2zaZMmeKqn1555ZVo7SiQkAeRK4DSIPLGjRsHencAAAAAAIlcypQpXaHQxo0b3ffKbLTynbp4QlNXT7Zs2axatWqxH0DVq1fP7rzzTnvvvfds0KBB9vbbb1uJEiXcSQOoNKhKpVjHjx+3ffv2ueX5du3a5QaUay6U5kNlz549WjsKJOQ5UJqXxiByAAAAAEB8UaZMGXcS5Tia+e0vgIopEV4FL3PmzPbmm29ajx497KuvvrIFCxa4FfH8UTDVvXt3a9mypeXKlSsm9xdI8IPIVdoIAAAAAEB8MXDgQO/Xx44dsz179rgqqdy5c7s8KE4DKA8FSr1793YnDa3auXOn2zmtfpcjRw4340ZbACEHkR86dMh9iPPly<text:soft-page-break/>xfoXQKiTItJVKxYkUUlAAAAgCCzc+dOe/XVV92iQx4qoKhatao7v1ChQnEbQIUOo6hwAsKnA3UNbF63bp2rgiKAQkKmv374LkgBAAAAIOE7ePCgtW7d2hUYVa5c2YoVK2ZXr161zZs3u9Xy2rRpYzNnzrScOXMGJoACEPFB5AqgNIi8SZMmgd4dIMouX77s5v1pIYoUKVIEencAAAAAxIARI0bYqVOn7LPPPrPq1auHuOznn3+2rl272qhRo6K1wFzSGNhPAJGYAwUkZEeOHLGPP/7YbQEAAAAEh59++snN8Q4dPonO02WLFy+O1mMQQAFxVAElqoDSIHIAAAAAAOKLo0ePWvHixcO8XC15hw8fjtZjEEABcaBcuXKWPHlyVzWye/fuQO8OAAAAAABe2bJlc/OewrJlyxY3hiM6CKCAOJA6dWo3iFxowwMAAAAAxCc1atSwSZMmhVgBz0NDyHWZv/a8OB1Cvn37dtu7d687uNZqX0mTJrWUKVNG926BoGzD+/PPP10bXtOmTQO9O0CUJUuWLNC7AAAAACAG9ejRwxYsWGCPPfaYVa1a1YoWLerOV1WUQqmMGTPa008/HZgKqD/++MMaNmxo9evXt06dOtmmTZtszZo1VrNmTZs3b160dgoIRgwiRzDIkyePvfzyy24LAAAAIGGqU6eOLVy40Pt9rly5bOLEiValShVbtWqVjR8/3p30tYopdNktt9wS9xVQSsA6dOjg2ooaNWpks2bNcuerAurq1avWu3dvy549u1WuXDlaOwcE8yDyJEmSBHqXAAAAAACJ0N69e+3cuXMhzitcuLB98cUXdvz4ce/s4rx581rWrFlj5DGjVAE1fPhwS5s2rX333Xf2wgsveFf1qlixogujcuTIYZ9++mmM7CAQLMqWLesGkWt1gV27dgV6d4Ao0coXo0aNivYKGAAAAADiJw0b10JaOsVU+BTlAEr9f4888oibkh66ikNlW61atbINGzbE1D4CQUEVg2XKlHFf04aHhOrKlSt24MABtwUAAACAWG3BO3v2rAuawpIpUyY7depUVO4aCGpqw9P8NLXhNWvWLNC7AwAAAABIpLZt22a//vprpG4TnVFLUQqg1AP4119/WcuWLf1evnLlSrv11lujvFNAMA8i/+yzz6iAAgAAAAAE1CeffOJOkbFx48a4DaAeeugh+/jjj61GjRre9EuteBpAPnr0aPvxxx+tS5cuUd4pIFgxiBwAAAAAEF8KJPLlyxdnjxelAKpTp062YsUK69Wrl2XMmNEdRL/yyituUvqZM2esRIkSBFBAGIPIU6RIYceOHbOdO3dawYIFA71LQKRkzpzZHn74YbcFAAAAkHC1atXKGjZsGGePF6Uh5ClTprRx48bZs88+a7fccoulSpXKDh48aDlz5rRu3brZxIkTLU2aNDG/t0ACp8+KQihPFRSQ0Oh3e+nSpfkdDwAAACD2K6BEVRyqhNIJQOTKHNesWePmQKmSBEhIVOWqGYAKUtOnTx/o3QEAAACQQESpAgpA9AIoYRA5EqLTp0/bDz/84LYAAAAAEKsVUHXq1LnpdTQXasGCBVG5eyCoMYgcAAAAABBIX375pRUpUiT+B1CXL1++4aBZK+CdOHHCrly5Ynnz5rWiRYvG1D4CQaVMmTKuhVVD+3fs2GGFChUK9C4BAAAAABKRKlWqxPljRimA+umnn8IMpubMmWMDBgyw7t27R3ffgKAdRF6uXDnXgqcqKAIoAAAAAECwi9EZUKrqaNKkiTVu3NiGDh0ak3cNBBXmQCEhB6jFihVzWwAAAAAI6BDykiVL2h9//BEbdw0EBQIoJFRZs2a11q1buy0AAAAABDSA+vvvv101FIDwB5ErgNIgciCh0Ly/s2fPui0AAACAhKlHjx72yy+/eL/ft2+fXbhwIf7NgJoyZYrf8y9dumTr16+36dOnW926daO7b0BQDyJPmTKlG0S+fft2K1y4cKB3CYiQQ4cO2ejRo61z586WJ0+eQO8OAAAAgChYunSp1axZ0/t9nTp1bPDgwdawYcOo3F3sBVAvv/yyWwUvrMqNW2+91Xr37h3dfQOClsInDSLXEHKdCKAAAAAAAHElXbp09t1331nZsmXd18p3Tpw44SqhwnPLLbfEbQA1cOBAv+cnS5bMcubM6ZbzS5o0Vrr7gKCaA6XwSW14LVu2DPTuAAAAAAASifr169uECRPcInKiIqO3337bncKi62zYsCFuA6imTZtG+QEB/P8cqFGjRrkQCgAAAACAuNKvXz8rWLCgbdq0yS5evGhz5syxChUqWN68eWPtMaMUQAGIuZXw1qxZ48odlSYDAAAAABDbkidPbu3atfN+r3a8Nm3axL8ZUFeuXLGRI0fatGnT7MiRI3bt2rUYL80Cgl3p0qXdLCj12W7bts2KFCkS6F0CbipXrlzWt29fVjoFAAAAgsjChQsta9assfoYUQqgRowYYZ988omlTZvWSpYs6Q6iAUSOPjfly5e3X3/91bXhEUAhIdB8v1SpUgV6NwAAAADEIC0md+nSJVdsNG/ePNuzZ487ZtXK1/Xq1bOOHTtGO/uJUgA1a9Ysd+A8duxYF0IBiHobngIoDSJv1apVoHcHuKmjR4+6f5AefPBBy5YtW6B3BwAAAEAMUPjUvn17++OPPyx16tSWL18+u3r1qu3YscM+/PBDW7RokRtaHp0QKkpL1R0+fNiaNWtG+ATEwCByYRA5EtI/TFu3bnVbAAAAAMFh9OjRLnzq1KmTrVy50mbPnm1z5861VatWufP++usvGzduXLQeI0oBlEqwTp48Ga0HBnDjIHIAAAAAAOKaVsGrU6eOPffcc64CykNfP/vss1a7dm0XSsV5ANW8eXP75ptv7MyZM9F6cCCx0yByzdNRoKuqEgAAAAAA4ppmPlWrVi3My3XZ7t27434G1C233OJWudMgqnvvvdeyZ8/uBtP60uU9e/<text:soft-page-break/>aM0k5pVb358+e7dG3jxo1upb2MGTNaiRIlrFu3bq5tSecPGzbM/vzzT7tw4YKVKVPGOnfubDVq1IjQY5w/f96VmGmpwYMHD7qqrpYtW9rjjz9uyZIl815Pqz1Nnz7dff3RRx+5RNCfc+fO2d133+3uV8sWvvfee1F67khctJKY5qmtXr3ateEVLVo00LsEAAAAAEhk0qZNa8eOHQvzcl0WkCHkffr08X49depUv9eJagClJ/XUU0+5lqRSpUq5aqucOXPa3r17XSClVE4VI23btrXMmTNbhw4dXEnY5MmT7cknn7R3333XGjVqdNOAS/u2bNkyd//lypWz5cuX2+DBg92ArQEDBvi93ffffx9mALV48WIXPgFRacNTAKVB5I888kigdwcIl/4YoAHk2gIAAAAIDhUrVnSdbspasmTJckNO8+2337rrxHkA9eWXX1ps0IR1Dbdav3699e/f39q0aRPicgVTGnyroEkVV5rArsnsoqHoOihSAPXQQw/dUJEVOkj66aef7JlnnrGuXbu687QC2UsvvWSTJk2yhx9+2FWl+CpQoICb+q7H95f6aTiXVoTSClFAZDCIHAlJunTprEqVKoHeDQAAACDW/PPPPzZy5EhXKKDRQzly5HDFKCpk8f1D7ObNm23o0KG2du1a15ml4hZdxzPr92aOHz9uI0aMcFmDsoSCBQu6leiUSfg6deqUvfzyyy7HUO7w2GOPueuF1qJFC9c5FlZRTXiUjSiDUZ6iEMrTnaPnqOxFY2OU18R5ABVbBx/Tpk1z4ZNa4UKHT6LgR4Oa9QNXlZMnfJL06dO7NE6te1qlL1euXGE+jlrq1Pr06KOPhjhfL+aUKVPcfoQOoBRuffLJJ/bzzz+74Vu+9IbUG0E/bP1ggKgOIld1XnjhKRBoqvTUP0K33XabpUmTJtC7AwAAAMSobdu2uc6U5MmTu1xC43q0OpyO9bU6nCqB9EdZzfDV5erQateunTtP11E49Pnnn980Nzl37pw98cQT7v/Wup/ChQvbvHnzXGGMxhB5imVE3Vrq4OrevbsdOHDA3nrrLdcpprFIHrqt7kuBVlRUqFDBjRJSMdCHH37outpEGYzylkGDBnmLJ+I0gPLQMnw//vija4/r0qWL6xn8+++/7f777/fubEQp+Zs5c6b7umnTpn57D9Vqp8fQ7KbQrly54lJKXR66XCy0devWWZEiRdyL6EtpY6ZMmdzlod133302ZswYVz0VOoBasGCBXb582erXr08AhUhTq6ne20q1t2zZYsWKFQv0LgFhOnHihAvxNXOPAAoAAADB5s0333TH9ypOUW4gCqR03KbgZ/z48S7/GDhwoF28eNEVsHiKYzQPWqfXX3/drSoXnvHjx9uGDRtc6KPbiIpx1PGlEKlx48Yu/FKRwqxZs1wBjf4PLsostH+eAEr7q0osVUWFV4xzM8o07rnnHluxYoXt2rXLhU/58+d3A8hD5ydREeVSC73YenEUBqn9TOVimzZtsl69etnTTz/tXoCIUth055132q+//uq+b926td111103nJQ0+guu1Lqk9jzNb+rRo0e4g7H013sdQOkH6Y9+WJozFZqqrvSie9rwfOmNValSJcudO3eEnzMQehC5aA4UAAAAACDuKVBSLqFKH0/45NGkSRO3VVueKpRUkaS2PN/OrKxZs7r2ORUWaMG08MyYMcO19qnlzUPdMB07dnR5imZge/IS7ZfGAnno63379nm/1yihmGiREwVNKipSEKb7e+CBB2IkfIpyBZT++v3FF1+4RE4JmdI/0UG0vlfplyqBtKJcRCgwGjt2rBsorhX1NMfJH/UyhqaE799//3Vf64evUCw8p0+fdltVSvmjv+iHNUxcbXhLliwJ0YanMOuXX36xfv36WUSFNcjcMwfLdxU+JJ42vFWrVrkASgEsAAAAACDuiwNUYKOqo9AUOomO1z3hUujRPaI5UKLr+Lvck0uo1U+5QujuMc9tPJ1ZWnxNj6mAybcQR7Og5OzZs25eVbdu3SxDhgwWn0UpgFKpmPoZ33nnHffEPZTevf/+++6FURlaRAMopWklS5Z0PZY6+QuaPGliaOqLVIClg/eJEye6AErhV1hteCohC48uD6t9UG14eizfNrwffvjBvTkVTqmHE4gKBpEDAAAAQGCpAsm3osnXp59+6rZVq1Z1c5jEX2eVpzPKX2eVx8GDB1324O/2ykc0T8pze2Ukeky13Kk9TrdVFZaGnYtGBWmki7852kERQGnY1rPPPhvm5QpqNCQrolRSphY70Q/S87UvpX4KmUJr0KCB29atW9e9Ud5++21XnfWf//zH72PpBylhVTlpcn1Yy4vrjVCjRo0Qq+EpHVX7oMKxiAZQCxcuDPMy9ZUi8WEQORLSX4Xy5s3rtgAAAEB8pM6i8DqPwjsm90cFNjopMGrVqpV39rO/ziqFQeFlDlHpzNIKeCq+UReaJ3NRwY8WYFM3mQaHhzeKKEEHUCr/8leS5qFhypFpI/O04GnQllqQ9OJpILiviPQc6oehAEor6YVF96PqKKWG/igA05CtsKjSSW/W5cuXu9I6JY9RWeIQ8DeIXL+ItHJB8eLFA71LgF9qk1ZfOgAAAJAYqPLo1VdfdWGRVodTpnCzzioJb2G265HszNI8KhW/6FhRj+/JLIYPH+6+btSokWvF05B0zabSdTS0vG3btpbgA6gyZcq4OU/+WuxUQaRkUC11EaUX5+6773ZDtBRAaVW9sMrHNCVeg8YVBPXu3TvEZXrB5WYrMyk40twmJYq+192+fbsLzypWrBjmbdV6p6Bg/vz5bn9VqaLqKyA6VFapZS+1rKc+AwRQAAAAABA1KoiJbJWTPwqcNF9JmcWoUaO88508nVXK<text:soft-page-break/>P0LzVC6F1VkVkc4sna+uA1/qQPDtmNIMqalTp9rHH3/scgmt3qfV69SNtn//fnvppZcsU6ZMIYacB1qU+nw0DV0Dsbp37+4Gcsvu3btdIqdyNC3X99hjj0X6fps2berCrXHjxrk5S6Gp6kptdgqJ9EJ7hoB56A3hKUcLj9JBtdB9+eWXfns6mzVrFu4bRX2Xixcvtu+++859Hd4bC4hsGx5zoBCf6R8zLSurLQAAABCMtArdCy+84MKnnDlzupY7z9xe8YRDnllQvsKbD+Vx6623ugonf51Z6orReB/PLKmwaP62jiGVSajlUKvmaSa2Rhop09DcKC0gFx3KXP766y/X6hewCijNQVIP4qBBg1wQI2qbE72IGoZ1sxAorJRy2LBhLtjq1auXezFr1qzpWuZ0sKOB31ohT+Vvffr0cS/uI4884qqYlG6qqklLBCpg8li7dq0LxCpVquQdJqa5UZMnT7ahQ4e6aquyZcu6MjVVNalE7WZzmFR9pX3RvB790IGY4PmFpgooAAAAAEDcU5ijmdc65i9WrJiNHj36hjBJGYKqjjwr1fnynBdeZ1X69OldW53CndA8K+wpwwiLco4FCxa4XEO0OJxCM43L8NCc6k2bNllU6P6ef/55b8GRVKtWzVVX+VscLlYDKFFQo5BJlUo7duxw1UlKAe+//34rUKBAlHdI9zFp0iSX1Kmi6quvvnJPXj8gBUN6sg0bNnQv7CeffOLKza5cueJ+eAqmtIS9b6/kt99+6+5r4MCB3gBKl+t26pfUY+hyPW6/fv2sffv2N93HWrVquf5P9WXqayAmMIgcAAAAAALrgw8+cOGT2u20wpy/jiflERojpOupAMeTNWiBNXVrlShR4qaFLY0aNXIFLeqs8rTJ6Tjw888/d3OyPQuu+aMgqF69ei4IE+Ukuo060zxUiHOzKqqwKD9RJdc777zj7nvnzp0uQ9GMqSFDhlhUJbkekelZfuYwsVpb7PC8rnqNE5olT/a1k/9ut4QsU7FCVvOzQQF5bAWp+uWmft+NGze6X1pAfKNqVP0VqHPnzuGWFQMAAAAJ7ZhaAY6CHU8VVK5cuW64TrZs2ax69er277//uhFEGtOj+dgKgNSqp1nRWmTNt2VPi5gdOXLEVRF5qpQ0P6p58+Yu3GnXrp0VKlTIFcios0vVR2Et/KPKp//85z82Z86cEMU/ffv2dV1d6ihTa5+Ked577z1XwOOPZmh7ZlGFpuengh3fKi7dn87TQmxxWgGlfkINGdeLpSejwVYAYmYQuX7hqA2PAAoAAAAA4o5G86gwQMKq9FFrnAIatedNnDjRVTF99NFHroNFM61VNaTjOl/q3lq9erWbQ+0JoLS4mUId3X7mzJkuEFIIpds3adLE72MrGNP1W7RocUPnmYaOq75Is63VQaYOr7DCJ1FHm8IqdZHpWNSXxiCpFdA3gNL3mTNntuiIUgWUXhCViWkQlVK+OnXquDBKPwREDxVQibcCSlS+qVRZibZmlAHxjf5B1kIQqtYL/Q8VAAAAEGgJ+Zg6LqlaS211CsKeeeaZEC1/06ZNsxdffNHy58/vKr5U1XXo0CEbMGCAPfzww1F+zCgNmdE0+KVLl7pV55SaLVq0yDp16uQGhmuIuG/fIYDIz4FiEDniK4VO6gMnfAIAAAASrrZt27oZVo0bN7ZXXnnFdbqtWLHCXaavVa1VuXJlV02llfa++OKLaIVPUa6ACu3MmTM2b948mzVrlncJee2odhiJJ62lAir61q9f7wbJ6UN+4sQJtzIkEJ9oUQitfqoFGFSaCwAAAMQnCfmYOlA0n2rEiBE2ZcoUq1KlivXu3TtW5n7HyDJbOlhWC163bt2sdu3aru/w119/jYm7BhIVzX3SCosKdTXUDohvNCxRy8VqCwAAACDhy549u7322ms2e/Zsl++o0um5556zPXv2xK8A6u+//7a3337batSo4aa0r1y50u3s119/HTN7CCTCQeRCGx4AAAAAIDYdO3bM/YFZc540BP3DDz90w9W1+vWDDz5ob731lrtOTIjSEA/tiJIxTWrftm2bq3jS7BolZNrBNGnSxMjOAYmRlutU763aWR999NFA7w4AAAAAIAhHa/Tr18/N9/YoWrSodxU/hVALFy50q+5Nnz7dnnjiCevQoUO08p4oBVCeNrscOXLYk08+6drvChYsGOWdAPD/GEQOAAAAAIhNWtFOlU8aQF6gQAFX5TR+/Hh76qmn3HDyFClSWJ06ddzs16lTp7rV2hVK/fzzz3EbQGknFDrde++9ljRpjIyRAhAqgFqzZo1dvXqVQeSIV9QTrt/92gIAAABImH7++Wfr0aOHtWnTxntemTJlXFfb5s2bvUPIlfm0aNHCHnrooWgvNBelAErT0X1dunTJza4hjAJibhD5uXPn7J9//omV1QeAqMqQIYPVrFkz0LsBAAAAIBpSpUrlKqDU3ZYkSRJ33h9//OG+9rfatVrvunTpEpgh5Foi/o033rDq1au7/sBVq1a5mTVdu3a17du3R2ungMRMFU8VK1Z0X9OGh/jm4sWLtmXLFrcFAAAAkDB17tzZZs2aZffcc4+1bt3aGjRoYC+++KI1btzY8uTJEyuPmTSq4VOrVq1c/59SMCVmcvLkSVuyZIm1bdvWdu/eHdP7CiSqQeSiUBeIT9QbPmHChBhbCQMAAABA3GvXrp37f71mPGm8Rrly5Wzw4ME2cODAWHvMKLfg7d2718aOHWvFixe3u+++2zsbatSoUdarVy/76KOPYnXHgWDGIHIAAAAAQGwfd3qOPeNClCqgFi1aZC1btrS77rrL2yvooeG0qo5SSx6AqPH8Eli7dq0bRA4AAAAAQEIWpQDq0KFDblByWIoUKWKHDx+Ozn4BiZoqC9OlS+cGkW/atCnQuwMAAAAAQNwHUNmyZXMteGH5999//U5NBxI7DW7W0paaleaxa9cuq1+/<text:soft-page-break/>vlv5rmjRojZp0qQwB5FfuHDBLZWZM2dOd9IqBGfPnvVerqFxmTNndhVU+hz6hsa67/Pnz8fZc0Vw0ntTv9+1BQAAAIBYDaA0Jf2bb76xPXv23HCZhiZ/++23bnU8ABYiPNLqAn///bf3vCtXrrjVBlKkSOHa7fr06WOPPvqorV+/3u8g8tdff92WLl1qc+fOtTlz5tiyZctc6CR//vmnjRw50hYvXmx33nmn9e3b13u79957z55++mm3aAAQHQo+e/bs6bYAAAAAEKtDyHUgq4Pcpk2bukoLzYHSiniff/65LV++3DJkyGDdu3ePyl0DQWnDhg3Wpk0b74qRHgqStGKkPjcZM2Z0rXfz5s2zFStW+B1ErutruUxPONWtWzc3+F/Uqle6dGlXOdWoUSN75pln3PlHjhyx6dOn27p16+LwGQMAAAAAEM0KqFy5crkKqAoVKthPP/3kDqp//PFHV42hg9+vvvrK8ubNG5W7BoKSqpa0vOUvv/wS4ny14mn1SIVPHjNmzAgRMqkySpVSnvbXKVOm2PHjx91p2rRp3la9/Pnz27Zt2+zkyZMutNL3nuonBcJUPyEmHDx40N599123BQAAAIBYrYASBUyffvqpnTp1ynbs2OFCKJ2nA2QAIalSyR8FRgULFnTtcgpus2fP7trsmjRpYsWKFbP06dPbmTNnXHWTZkfpwL9Zs2bez1nZsmVt1qxZ7mutSlmzZk3LmjWrO6la6ujRozZ16lSqnxBjrl275objawsAAAAgeFy6dMkdl6rASHO/hw4d6goZVPigoobo5j1RqoDypcqNcuXKWfny5UPszIQJE6J710DQU7g0btw4V800e/Zsa9++vT388MNu7lPSpEm91U2eOVBbtmxxlU2LFi2y+fPnu7lSzz77rPf+VJmoypT9+/db5cqVbciQIe4Xhea1Va1a1Q0i1y8UAAAAAAB8F8zS8aiKHjZu3OhGuVy+fNmNjFG+o5EyKnCIkwBKFU466H3nnXfcSdUVoefZiA5+O3bsaG+++Wa0dgxIDJInT+6C248//tgqVapkzz33nD300EM2evRod7mnDU8tdao21GdLLXWqdKpbt66bu6aTAicPVVHpfo8dO+ba9bp27eqGRmsAulr+evXqZfv27QvYcwYAAAAAxC+ffPKJW9jqrbfesoULF3rzngceeMD69+/viho884djtQVPVRo6iNVBsGcnNHh87Nix9tlnn1mmTJnceQql1D6kGTSFCxeO1o4BiUGePHncZ0nVTh4aRO5pmfMdRK42vLNnz7pqQw9VSKkVSqm07svX+++/7z63KpnUkHN9rzbZ2267zX799Vdr3LhxnD1PAAAAAED8pTxHx4jNmzd3HToeOl5VMYMW1lJBg2cV9lirgProo49cC1CVKlVcS4+qNTSHRkvF66BWBg8e7Ko3VKWhsi0NUgYQvjvvvNN9jq5eveo9T+WOmgvlWwH1xx9/eJe91wffQ6GUFCpUKMT96hfGpEmTvLOnFHB5ZvZooLm/6kUgIlSx98QTTzDvDwAAAAgi+/btcwvNhUWjlw4cOBD7FVBawUvDjr/44gvveVrRS5VP3377rTv4VRtQ7ty5XXueZs0AuDklyW+88Yab09SnTx/74YcfbN68ebZq1Sp3uSqW0qVL5yqfTp8+bfXq1XMr5Kn0USGSKpweeeQRy5EjR4j71bC4Ll26eFe+0zwoVSw2atTIBVyeyiogslKmTGn58uUL9G4AAAAAiEEZMmQId8bTzp073XWiI0IVUEq51PcXmg5mdWCsKiitwDVz5kzCJyCSQ/y1woBnlbthw4a5UFfzoGTy5MnuMyaqQpw4caJLnuvXr+9mRalCSqtR+jpx4oQbRu678p4Cqe+//96VU+prAgRElapcNQBfWwAAAADB050zefJkV/gQ2o4dO9wxpgobYr0CSgfAuXLluuF8T9WFZtboIFiDjwGEL3T7W6lSpVyVoT+PP/64/fXXXy7k1RyoDh06uGrD8GTOnNn+/fffEOcp3FKrHxBd+vdg5cqVLghVgAoAAAAg4evRo4dbkV1zoO699143+0kdOvrjs4qNNNJFHThxsgqe3xv/b3Dyo48+SvgExBLfQeQAAAAAAMQ0jVbS2Ja0adPa119/7QontFXlU9asWd0qeSVKlIjWY8RIauQZjgwg5vkOItcAccJeAAAAAEBMU5fDd99950bEbN++3YVQmkusjhrfldujiiNZIJ4rWrSoG/aWKlUq27ZtmxUrVizQuwQAAAAACCLjxo1zc75V7aRKp+hWO0UrgNIAZN+l4sUzHHn58uV28ODBG27TpEmTmNhHIFFT0qwUWq14J0+etEuXLtnly5fd6nhAXFNJrqrytAUAAAAQHAYNGmRDhgyxWrVqucWratSoESNVT1EKoCZNmuRO/owZMybE9yrT0sAqAigg+i5cuGALFixww+C0wp2GjPfs2dP69etnqVOnDvTuIZHJlCmTNWjQINC7AQAAACAGacbT9OnTbfHixW6l9uzZs1vTpk2tWbNmVrBgwbgLoJ5++ukYeTAAkaMqw8GDB9uAAQO85ymEeuONN9zXzz//PJVQiFOqvjty5Ij7BylFihSB3h0AAAAAMaBmzZrudPr0aZszZ47NmDHDRo8ebZ9++qlVrFjRrZD34IMPWpo0aaL8GEmuh14THgFVqlQpt92wYYMlNEue7Gsn/91uCVmmYoWs5meDLL5Qu12uXLlc6BSaKqHU+poyZcqA7BsSp/3797t/iDp37mx58uQJ9O4AAAAAQXNMHd/s3LnTZs+ebXPnznVDyTWGIzqrs8dsQx+AGKXgyV/45LlMM6EAAAAAAIhpFy9edCuxi2qXojsTilXwgHhMVU46hVUBpXk8AAAAAADEhMOHD7tFsGbOnGn//<text:soft-page-break/>POPO69KlSrWtWtXe+CBB6J13wRQQDyft6OB456ZT750vi6nBQ8AAAAAEB0KnGbNmmUrV660q1evunEbCp00hDxfvnwWEwiggHhMA8a12p18+OGH3lXwtDBAjx49vOWQQFzRCqcKPbUFAAAAEBxeeOEFt8hQ3bp1rXnz5la9evUY/z8/ARQQz6VOndqtdvfSSy+5mU8ZM2Z0S2PWqFHDihYt6pLq6PbiAhGVO3dubygKAAAAIDi8+OKL1qhRI1fwEFs4agUSSCWUqk5y5MhhqVKlspw5c7pVCNSbO3DgwEDvHgAAAAAgAWvfvn2shk9CBRSQAFWqVMlGjhxpTz75pL3yyituKJxKJYG4GEo4efJka9GihQtEAQAAACQ8bdu2taeeesruvvtu7/c3o5a88ePHR/kxCaCABKpjx472yy+/2JgxY6xNmza2Zs2aGBsOB4RFc8cUQjF/DAAAAEi4fv/9dzt69GiI72MbARSQgA0fPtwFT2vXrnUVKUuXLnUtegAAAAAAhGXTpk3hfh8bmAEFJGBp0qSxKVOmuF7dVatW2XPPPRfoXQIAAAAAJDAzZsywPXv2hHn55s2b3RiY6CCAAhK4woULe/tw9QthwoQJgd4lAAAAAEAC0q9fP/vjjz/CvPy3336zUaNGResxaMEDgkCDBg3s5ZdftjfffNM6depk5cqVs7JlywZ6txCEsmTJYo888ojbAgAAAEiYdu7caa+++qpdv37dfa/txx9/bJMmTbrhurpMLXpZs2aN1mMSQAFB4rXXXnNteD/++KM1b97cJdQZM2YM9G4hyKROndqKFy8e6N0AAAAAEA0FChRw84N/+ukn7wp3W7dudSd/FD5Fd+QLARQQJJIlS2YTJ060SpUquf7cDh06uPlQ+kUCxJQzZ864ofcVK1a09OnTB3p3AAAAAETR6NGj7erVq67CqUyZMvbOO+/YQw895PdYMyYwAwoIItmzZ7fJkydbihQpbNq0aTZkyJBA7xKCzOnTp23RokVuCwAAACBhS5YsmSVPnty+/PJLq169uvs+9CmmEEABMeD6tWsWX1StWtWGDRvmvu7bt68tXbo0QT8fAAAAAEDsqlKlimXLls37/bVr17ynS5cu2dGjR91KedFBCx4QA5IkTWrbR31iF/bvs/jg3uvXrWG5sjZ73V/WvEEDm9qlk+XMkCFCt02d5xYr1KVrrO8jAAAAACB+OHfunL3yyiu2ePFiO3/+fJjXa9KkSZQfgwAKiCEKn87v3GnxxQvlytrG3btty/ET9p/xE+2TevdbiqQUPQIAAAAAQho+fLjNmTPHcuXKZXnz5nVzhW+//XY7fPiwWzEvTZo09uKLL1p0cDQKBKk0yZPbu7VqWroUKeyPQ4ds+G+/B3qXECSr4JUqVcptAQAAAASHBQsWWIUKFdy811GjRrnB5K+//rrNnz/fjXi5ePFitOdBEUABQSx/xoz2WvVq7usJGzbajzt2BHqXkMBlyZLFWrRo4bYAAAAAgsOBAwfswQcfdCFTnjx5LFOmTPbnn3+6yx544AF32aRJk6L1GARQQJCrXSC/PVamtPv6jZ9X2PYTJwO9S0jAtEzrqVOn3BYAAABAcEiePLmlS5fO+72nDc93SPnu3buj9RgEUEAi0L1SRbs9dy47d+WK9Vm8xM5dvhzoXUICdejQIRs6dKjbAgAAAAgO+fLls3///df7ff78+UN8r5Xwzp49G63HIIACEoHkSZPawHvvsexp0tj2kyftzRW/uJ5eAAAAAABq165t33zzjY0bN84uX75sd9xxh61evdqWLVtmBw8etMmTJ7uqqOgggAISiWxp0tg7Ne+1ZEmS2PztO+ybjZsCvUsAAAAAgHjgySeftKJFi9o777xj58+ft2bNmrm5r507d7aaNWu6drw2bdpE6zGSx9jeAoj3KuTKaf+543Yb8utvNvTX36xU9mxWPmfOQO8WAAAAACCA0qdP76qcli5dahkzZnTnTZgwwT755BM7ceKE1alTx4VS0UEABSQyrUuVtHWHD9uPO3baC0uW2sSGD1nWNGkCvVsAAAAAgADSCnhqxfOdC/XWW2/F2P0TQAGJTJIkSeyVanfb5uMnbMfJk9Zv6TIbef99bk4UcDO5c+e2l156yf3jBAAAACBh2h3FFe0USkUVARSQCKVLkcLeq3Wvtfturv124IB9vPYP63F7pUDvFhJIgKklWgEAAAAkXHXr1nX/t48MXX/Dhg1RfkyOIoBEqlDmzPZqtbtcBdS4v9Zb2RzZrWb+/IHeLcRzR48etdmzZ1vDhg0tW7Zsgd4dAAAAAFHQpEmTSAdQ0UUABSRi9xcqZOsOHbGvN260V5cttwkNM1uxQO8U4rVLly7Zzp073RYAAABAwjRo0KA4f0yGvgCJXK/Kt1v5nDns7OXL1mfxUjt/+XKgdwkAAAAAEGSogAISuRRJk9qge++1trO/s83Hj9sbc+ba9DffjvNyTAAAAABAYLRv3/6m19Ex4hdffBHlxyCAAmA506W1gffeY91++NFm/rnORo8ebV26dAn0bgEAAAAA4sDq1avDvTxr1qzRngFLAAXAuSNPbnu6UkX78Pc11rNnT6tUqZJVrlw50LuFeCZTpkxuALm2AAAAAILD33//fcN5V69etcOHD9v06dNt4sSJNnz48Gg9BjOgAHi1L1Pa6pQo7gZMP/zww3bkyJFA7xLimbRp07pwUlsAAAAAwSFZsmQ3nFKmTGm33nqrPf3001a9enV79913o/UYBFAAQvT0vt24kRUtWtR27dplbdu2dak34HHu3Dlbs2aN2wIAAABIHCpXrmyrVq2K1n0QQAEIIUPq1DZ16lRLkyaN/fDDD/bGG28EepcQj5w8edJmz57ttgAAAAAShx07dti1a9eidR/MgAJwg3LlyrlB5O3atXMBVNWqVa1+/fqB3i0AAAAAQCz45Zdf/<text:soft-page-break/>J6v8Szr16+3L7/80qpUqRKtxyCAAuDXo48+aitWrLCPP/7Yff37779boUKFAr1bAAAAAIAY1qFDBzeSxZ/r16+7GbDPPPNMtB6DAApAmIYOHeqCJy3JqaHky5cvt9SpUwd6twAAAAAAMeipp57yG0BpGHnOnDnt/vvvtwwZMkTrMQigAIQpVapUNnnyZLfqmQZP9+zZ07XmIfHSShgFChRwWwAAAADBoUePHrH+GAwhBxCu/Pnz28SJE10a/umnn9rYsWMDvUsIoGzZstnjjz/utgAAAAAQUVRAAbgplVtqGPkrr7xi3bt3twoVKljFihUDvVsIAPV/X7161ZXihtUjDgAAACBhOXPmjA0ZMsSWLFliBw8edP/vD03//9+wYUOUH4MACkCEvPjii25lhLlz57p5UL/99ptlyZIl0LuFOHbgwAHXhtm5c2fLkydPoHcHAAAAQAwYPHiwTZo0ybJnz+5WRU+aNOYb5gigAESIfgF99dVXdvvtt9u2bdusffv2NnPmzFj5xQQAAAAAiDuLFy+22rVr24gRI2LtGC9eHjleu3bN5s2b51p9atWqZWXLlrVq1apZx44dXdWFaPvkk09a5cqVrUyZMvbAAw/YsGHD7NKlSxF6jPPnz7vr161b16V7uv2YMWNca4mvvn37WvHixd1p4cKFYd7fuXPnXFuSrte7d+9ovgJA/JQ1a1abOnWqG07+3Xff2aBBgwK9SwAAAACAGGjBU/4SmwUG8a4C6tixY275P624VapUKWvevLlb8m/v3r02e/Zs27NnjwuoNARXpWHaqg1oxYoV9tFHH7kl4zUkWfNJwqLbazWvZcuWuftXAKXl5VVytmPHDhswYIDf233//fdWp06dMNNChVpAsNOKeCNHjnQBsGZCValSxe67775A7xYAAAAAIBrHeRs3brTYFK8CKFUfderUydavX2/9+/e3Nm3ahLhcwZQqnBQaZciQwaZPn+5diUnXHThwoI0bN85VTz300ENhPo6CpJ9++smeeeYZ69q1qzuvVatW9tJLL7meR823KV++fIjbaNnxRYsWucf3t/y45uJoX44ePRpDrwYQf6kaUfOgVDXYunVrFxjny5cv0LsFAAAAAIiCPn362GOPPWaFCxe2evXquYKfoG7BmzZtmgufWrZseUP4JAp+jh8/7qqUVHERehnwJk2auO3q1avDfRwFVylSpLBHH300xPkKvzz7EdqDDz7oStJ+/vnnGy7T+Qq09EMCEovhw4e7lfCOHDliLVq0iHD7KxI2VaQqvNcWAAAAQHC49dZb3Uiht956y2rUqGElS5a84aQutaCogFKwpIHG0rRpU9eKF1rq1Kktd+7cNn/+fDeDJjQdCEt47Xeybt06K1KkiKVPnz7E+QULFrRMmTK5y0NT4KVqD1VPaTCXrwULFtjly5etfv36NmHChAg+YyBhS5MmjU2ZMsUNJV+1apU9++yzbmAdgpt+v2bMmDHQuwEAAAAgBil4UjFP5syZXQfYzXKVBBtAKWy66667vN+rpccfDQTv0KGDC4r8+eyzz9y2atWqYT6W5jSdOHHCVW74kytXLjdnKjQdcGkQur82vDlz5rh+SYVjQGKi8szx48e7llfNhdLnuG3btoHeLcTyHwsUuiuU1/w9AAAAAAnf4sWL3cxrLdaWPHnsREXxIoBSmKPB4QqX1Gf47rvv+r1eiRIlwm0HWrlypZUuXdruv//+MK93+vRpt02bNm2YVR1hDRNXG96SJUtcG56nCkphlmbh9OvXzyIqrEHmnjlYsZE0ArGlQYMG9vLLL9ubb75pnTt3dvPTtDIlgtOFCxdsw4YNVr169UDvCgAAAIAYokKbmjVrxlr4FG9mQKkVTv2EeqI6KWjyd9IS8P6o7UcnhVdK68JbNvD69evh7osuT5Ikid/L9Bd/hWVqw/P44Ycf3Kp6CqeAxOq1116zunXr2rlz56xZs2Z26tSpQO8SAAAAACCC1CX2999/W2yKdy14Bw4cCNGO56E+RM2Z8aW5Szrw1Rwatc6piupmK3GlS5fObcOqctJf98Oab6KgTMO4fNvwtPrdnXfe6cIxHXxHxMKFC8O8LLpDvYBAUNXexIkTXSvq5s2bXTWjPpdhhbkAAAAAgPjjueees8cff9wNI9d86xw5cvithgqv4CdBteCpiun333+3/v373zDnKfTAcK0816tXL9cOp4Hin376qXuhbkb3o7klBw8e9Hu5ArD8+fOHeXtVOilAWr58uZUrV84N6RowYECEnysQrFSBOHnyZBfSaiXJIUOGWO/evQO9WwAAAACAm9DMbYVL77//vjv5owIDjeNI0AGUQqG7777b9u3b5wKovXv3Wps2bcK8viqNnnzySVu7dq1VqVLFDT+OzKpMCo40t0lVUJr55LF9+3bXOhTWgHLR7CetxqeV+LS/+gGp9QjAfxcAUBts9+7d3S+wypUr27333hvo3UIMypAhg/s9qC0AAACA4JA5c2Z3ik3xIoDyaNq0qX399dc2btw4K1u2rNWrVy/E5Zq1dOXKFTfwWOFTrVq17MMPPwyxIl1ENGrUyJYuXWpffvmldenSxXu+qqhEM2zCa+G755573IT4nTt3uq9Zkhz4f127drUVK1a41fFatWpla9assVtuuSXQu4UY4mlFBgAAABA8vvrqq1h/jOTxbY6Mp3pC7XW33367m8Kulrn9+/e7gd+a+TRnzhwXOin8mTdv3g33ozlQmkUjCqp27drlvvfMh9KqXWoVGjp0qKu2Uti1bNkyV9WkJe<text:soft-page-break/>RvNodJbXjaFx1Yh1WaBiRWKsscNWqU/fnnn/bXX3+5EEpz01KkSBHoXUMM0Jw8he8FChRw1aAAAAAAkOACKMmbN69NmjTJpk+f7gZ8K4U7fvy4+6u7gqEZM2a462kI+Ouvv+73Pho2bOgNoL799lt3XwMHDvQGUDpA/vjjj2348OHuMXS5Hrdfv37Wvn37m+6jKq/Spk3rVszT1wBC0udj6tSpdscdd7g5bWrH00woJHz6ffzNN99Y586dLU+ePIHeHQAAAAAxQHnIzShLefvtt6P8GEmuK0VBvOGpvorOYK9AWfJkXzv573ZLyDIVK2Q1PxsUpdtufO1VO79zpyV0aQoUsJKvvREj96Vw19PSqmC5RYsWMXK/CBxVo44ePZoACgAAAPFSQj6mDqQSJUqEGzxpRTx1tagTLGgqoAAED811e/75523w4MH2xBNPuHbX8H6xAQAAAADinsYMhaYZ3EeOHHGdaL/99ptNmDAhWo+RNFq3BoCbeOutt9wstzNnzrhqKG0BAAAAAPFH/vz5bzgVLlzYqlSp4tru9PV7770XrccggAIQq1SqqZlBatfauHGjderUyc1PQ8L9eebIkcNtAQAAACQOtWvXtqVLl0brPgigAMS6XLlyuZUnPWHUiBEjAr1LiCKFT1qpVFsAAAAAicOhQ4fcitjRQQAFIE5Uq1bN3n33Xfd1z549Q4RQ27dvt/vuu8/SpUvnhgb66z/2uHr1qltVL3fu3JYhQwZr2bKlHTx40Hv5tGnTXLWVVr2cPXt2iNtWrVrV1q5dGyvPDwAAAAASqt27d/s9bd261c2A+uKLL7wD3qOKHgoAcaZLly6ub3jv3r322muvufBIlTRNmjRxA8o12E6/3DS8XO166jsObdCgQa6KSqvqZc+e3YVZ7dq1c6GVwimtzjZs2DC7du2adejQwQ4fPuxWbZg7d64LpipWrBiQ5x4sDhw4YGPHjnWvrUJAAAAAAAlf3bp13XGTPxqhkixZMnv66aej9RgEUADihJZBbdOmjWXJksUFUEePHrVHHnnE+vXr51L1FStWuAqokiVL2sKFC+3zzz93IZW/lRiGDh1q99xzj/teAZTuR7RCg+63RYsW7pdk+/btXQCVM2dOe+ONN+zjjz+O8+cdbPS6Xrp0iTleAAAAQBBp0qSJ3wBKwZOOpxo1amQFCxaM1mMQQAGIExpYV6tWLbcqnoKm1KlT2+LFi13VUqVKldx5HtWrV7dffvnF7/30798/RB/yZ5995lbZE1VEpU2b1tasWeMqoHSf2bJls++//97NoaL6CQAAAADMb6dJbCOAAhAnunXrFuL7Pn362IABA+ynn35ygZMvhUV79uwJ9/4URKmqSRVVy5cv96bz77zzjtWoUcOSJk1qw4cPd+fpeiNHjoyFZwUAAAAAwTt+I2vWrJYyZcoYuT+GkAMI2DKevXr1cl+vWrXKtmzZ4r0sVapUdvHixXBvr7lPv/76qxtefv/999upU6fc+epLPnbsmGvF0zwozYbSnKlixYq5mVOaK/Xss8/SQgYAAAAg0Zs4caI1aNDAdaaEpkWk9Mf9L7/8MkYeiwAKQMDoF5oGWV++fNmaN29u586dc+crfFIrXXiKFi1qd9xxh/tleP78ebf6nYdWx0ufPr37WtVPqpbSqnuaH/XPP//YsmXLQlwfEac2RwV72gIAAABI2G13b7zxhu3cudOdQtNIEx2jDRw40F5//fVoPx4BFICASZEihT322GNuu27dOtemp8oklXpqxTp/vvvuOzfE3EOzpAoXLuwGkIe2YMECVzKqGVNq09PKDmnSpHHVVz///HOsPrdgpZ+VfjbaAgAAAEiYFi5caOPGjbO77rrLfvzxR3dMFZrCKV2vfPnybiVy/SE/OgigAASU2ucUZmjFBVUzjR492oVDd955p9/r9+7dO0QJ6OnTp+3ff/91q+eF5ql+Es2E0mByUSUULXhRc/LkSZszZ47bAgAAAEiYvv76a8uXL587/grrj/+iFfC08JP+sD9hwoRoPSYBFICAuvfee91ynmXLlnXfP/XUU7Zy5Urr2LGj+/7SpUuuIsrTk6zL1bo3d+5c+/vvv+3RRx917XgPPvhgiPtdtGiRZcqUyW6//Xb3feXKlW3y5MnuNrNnz3ZJPyJPJbi//fabt10SAAAAQMKzfv16a9y4cYQ6GzTeRNf9888/o/WYBFAAAkqr1M2cOdMyZ87sqpQUNOkXnGcG1IoVK1wiv3v3bm8A9fzzz7t2PYVKqpyaNWuWu21Y1U/So0cP18N89913W82aNa1FixZx/EwBAAAAIH44e/asm8cbUYUKFbIzZ85E6zGTR+vWABAFodvfVMG0dOlS19alweJaEa9t27auyklhke/1FTT17dvXncKzZMmSEN9nzJjRtY4BAAAAQGKXI0cOO3ToUISvr5XGo7sQERVQAOINtcxNnTrVDQr/4YcfbMCAAYHeJQAAAAAIOmXKlHGLNkXU/Pnz3eiU6CCAAhCvlCtXzg3C87TRzZs3L9C7BB9qY9SAeG0BAAAAJExNmza1DRs2uAHjN6PrbNy40Zo0aRKtxySAAhDvaLC4Zjyp9U6teDt27Aj0LsGnlfGBBx5wWwAAAAAJU61atdyK5EOGDLFevXq5hYYuX77svVxfr1692nr27Omuo/m7DRo0iNZjMgMKQLw0dOhQ+/33390vvYcffth+/vlnS506daB3K9HTqoQHDx60XLlyWcqUKQO9OwAAAACiaODAgW5RJ7XXaQSKFojS4lDXrl1z83m1VVFA3bp17e2337bkyaMXIVEBBSBeSpUqlU2ePNmyZcvmVmjQMqEKPzQoT1udh7h39OhR+/zzz90WAAAACGZ//vmnlSpVyq3MHdq+ffvc6tzVq1e38uXLW8uWLW3hwoURvu/z58/<text:soft-page-break/>bsGHDXLijMSTqMhgzZoxbFdyXjn1eeeUVq1Spkt1zzz32wQcf2JUrV264P1UxPfHEE5F6fhqroX1Qi52qm2699VZ3nKXH1LynVq1a2fjx42348OGWIUMGiy4qoADEW/nz57eZM2dasWLF7MMPP3S/nE+cOOFSeZWC9uvXj6ooAAAAADFOY0CeeuqpGwIhOXz4sBsbomOTdu3aue6AKVOmWPfu3e29996zhg0bhnvf165dc8czy5Yts+bNm7sAavny5TZ48GD3uL6LMSmUmjZtmnXq1MlVI2lersKgjh07eq+zbt06V8GkBZ2iQiGaTrGNAApAvFahQgV755137M033/Sep1/0GlAu+qsDA7EBAAAAxJQff/zRXnrpJdeG5s+IESNs7969NnHiRLv99tvdec2aNbMWLVrYW2+9ZXXq1LG0adOGef/ff/+9/fTTT/bMM89Y165d3XmqNtJjTpo0yY0gUVWVzJgxw+677z77z3/+475XQKWwyzeAevfdd61+/fquWis+owUPQLyWIkUKV/Lpj6qidDkAAAAAxITOnTvb008/bTly5LCHHnrohstVETVr1iwXEHnCJ1Fnhqqhjh8/bkuWLAn3MaZPn+6OY1RF5UtVTqKKJ4/9+/dbgQIFvN/ra7X/eeix1q5d6w2o4jMCKADxmqqddArrsgMHDrhS07D+OoGYlTRpUvfXHG0BAACAYLNt2zZ79tlnXUikOUihbd682c6dO+etUPKlVjrP7KjwrFu3zooUKWLp06cPcb4eL1OmTO5yj+zZs4c41lHApTm5nlY+rVD3yCOPWL58+Sy+owUPQLymeU86+QuhdL5++aps9fTp09a4cWP3VwcN8KMyKnaov71Pnz6B3g0AAAAgVsydOzfc1Z61IrTkyZPnhsty587ttnv27Al3+PiJEyesYsWKYf5/2/f2d999t2vZ07GOaNZTvXr13NcKydQKqNlTCQEBFIB47fLly25An2fmky+drx7onDlz2pEjR1y/tE4ql23durULo1QWq6VFAQAAACQOapPTHKawhLdaXXjhk+gP3+JvxlOaNGm8IVNUbu+5D9/ba3W7DRs2uOMb0Wp4are7ePGiG0miWVBZs2a1hIAeCgDxmgaMa7W7V1991VU8ibb6XueXLl3a1q9fb7///rv7RawwSqtS6Jdx5cqV3SC+gQMH2q5duwL9VILCoUOH3GurLQAAAJDYaCW6m10W3h/Ar4dze8/lvrfXH9cnT55ss2fPdtVZGnyeJUsW++KLL1zQ1qFDB/dHey3cVKtWLTewXEPSr1y5YvENARSAeE8D/bTancpdFXxoq+91vugXtP4SMHToUFeCOmfOHNcHrcs3bdpkL774ohvWp1/IY8eOtVOnTgX6Kdnu3bvdUMOMGTO6Xu8PPvjgprdZtWqVJUuWzFV9eWhAocp/1fOtf5R8Va1a1Q0kjEn6R0595/6WowUAAADiA/2fWVVOYZ2iw7MC94ULF264zFO5pP/j3+z258OoktL9hr69nk+xYsXc3Cgd++j/46NHj7annnrKVVKNGjXKdYK8/PLL1rdvX/v8889tzJgxFt8QQAFIEPSLWuWw+guAtp5f3KElT57cLUH69ddfuwHl+sVbs2ZN7woRTzzxhOurVgnrvHnzAvaXgZYtW7qhg6rcGjZsmFtyVT3cYdFfNbQqhgYNeigE0iod7733nr399tvurx+ev6joryMKpsLqLQcAAAAQeXnz5nVbHWuENR/KMwvKn/Tp07sKJs91Q9P9hnd7+eSTT9ws3BYtWrjvZ8yY4ebgqu1QFVAPPvhgiJX04gsCKABBSytIKHBavHixqxp66623rESJEu6vCt98840LqvQPyDPPPOMqhW5WDhtT9BeLlStXur9Q3HbbbW6goAYJhvfXmMGDB9/wlxDNvTp69Kj7h0eBlr5W+6FoZlb//v1j/bkAAAAAiUnhwoUtQ4YMIVaq8/CsfqfujPCUK1fOraYXugpq+/btrlsjvD8ia0C52vC0Up/++C7qEtFqeR6aCeUvIAs0AigAiYJa8NSKpwF+v/76q/Xo0cP9ktZfHtT+pn8kypYt63qnw1u1IiZosKBKZdUOqMqmf/75x5YvXx7mPzT//vuvjRw50i2x6kv7r/tZs2aNq6RSVZj+EqJVMlTlRfUTAAAAELM8HRf/x955QElVbG27MOecrtmrXrOoXBTBAIoJxIAYQMw5ISYUM6KCoARFQUVFRRFBEMUEYsKIYEBUzBhRDJjFRP/r2ffb/dc0PcMMAtN1+n3W6tVMT/fQp06FXW/tgA3Ow+GQe+DAgWaj77TTTlX+jX322Sf88ccf4Y477qjw+s0332zPLVu2rPSz7F022WQT83hy8JgixYdD/tvZeVHVBqqCJ4QoK4iZ/u9//2sPBJ3HHnvMJv4HHnggvPnmmxYzTXLzXXbZxaroMflzwjE3ITcVgtKpp55q4XeE0h155JFWwaIQvLIIs7v00ktNVCqMBUcw23HHHcMCCywQrrvuOnsN7yf+/ryA05RDDz00mUobQgghhBBCzG04zH7iiScsRQZpMLCNhw4dal5NPXr0CIsuumj+vURaIAhts802lrcVmjdvbonFPYctB+Fjx461vQm2NoWUisFh+siRI2cRrlq0aGFheewt4PHHH7fvWGrIA0oIUbYsvPDClgichH24qHLigJiD6EM4HKIQJwdt27a1xWBuJt5+++23baEgFA9PKBasu+66a5b3kcPK8z8VAxHru+++s/A7hKpRo0ZZniySFBKWt/baa5t77twKL2Qx3WCDDSosqkIIIYQQQpQT2NvknGXvgBjUvXt3y1NLMnC8o2IGDx5sBZRefvnlCofiffv2NfHq6aeftgNkxCsOwknTURnkfsW7atttt63w+gknnGDCFf8XwhYH28UOt2ubOrn5lfREVAtXOlE2U+OpY88LP7z7UUiZZf+zXmjcv+scffbtSy8Ov338cUidxddZJ2xy6WWhnCH2GjGIxYSFwCGp<text:soft-page-break/>d5s2bcwzqm7dunP89xG3EIcI9SMcD8hPhcsuwpSDKMb/w/s333xzy2O13nrr2fejcl4xdthhh3DttdeG0aNHW9U8roNFCs+uAw44IPxTfvrpJwv3q1ev3j/2DMNN+KSTTgrPPPOMnRq1b9/eHsXgFIffffjhh6FBgwahf//+Fn8PhC8efvjhFi9PMvZYrCM/Fovxfvvt94++qxBCCCGESIOU99RZRx5QQghRACIPJw/kZsJDifKmCCRTp061sL2tttrKhCFOIL744osa/30EHJKPu/gE5Gv6uEDAxOuKROMILlTL2Gyzzex1nhFaiok0fE/cexFldtttN/s/CCd89tlnw9zg559/tlManudXJUBclhGQOCHi5IgTJ3728xO8wPD+IrF8u3btrM1g0qRJJliR5F0IIYQQQghRu0iAEkKISsA1drvttgt9+vQx8YnypngR4V5L1YtzzjnH4rh3331381765ZdfqvV3V1999fD+++9b4kFn8uTJJnzFkH8KEey1116zx8MPP2yv83ziiSfO8nfjynfkhJo5c6b9+6+//ppvFf7mRSVAvJ3I2XXWWWeZ+EbIIt5gCGHedvvvv7+VnV1uueVMdILOnTuHiy66yO6jEEIIIYQQonaRACWEENUA0QmRhFxNhMaR5K9Ro0Ym8hDuRlgeScIJBcMTqap8UeR+Iv/UscceaxXuHnzwQfNownuHz/H3EacIcSPfkj+o5Ac8FyYBJwnisssua6FxUL9+fYv/JrE6f3/77bcPpURNKgEiVMWVRPgcXl4vvPCC/UyeKyqQ4EGGsLXmmmuayzUin7yfhBBCCCGEKA0kQAkhRA1ZfvnlLdEfYW2IHFSoW3/99c0D6s4777TQN0QRkg0SBlYIQhGePnhVIRSdccYZ5glEGBl5kcg19fzzz9foO8XeT0DViyWXXDI0bNgwNG7c2HIhlRJeCZBEjYhRG2+8cdhrr72KJkuknfAai0HsI4cWdOnSJRx99NF2D2hz3ov3E20q7ychhBBCCCFKg4Vq+wsIIUTKIHog/Fx88cXmqUPicqpPkBuKahg8yBmFhxQJzKmq58kR8ZwqhOTilYXLVfW7p556qsLPyyyzTHjooYfCvBCOKBPL89yqBEhoHUIdolnTpk0taXjMr7/+OkvVPX7+/fff86GKVAHkZ0LwCMnDo4q/TZJzStU2adIk3HTTTXPlewshhBBCCCFqjjyghBBiLoCnDWFulFPFY+e+++6zRNmE2pG/CZFljTXWMC8fSrYiqqTq/YXgw/M/AQ8wcjvdeuutlt/pyCOPtEp9l19++SzvRTRyscnhZ0LxHLyoEJ/AvZ+4B4TmEeZIhTw8roQQQgghhBC1gwQoIYSYy+Cdg0hDRTfEKIQPKtmRL+rRRx/Ne0JR1Y3cTZ4sPAVIaP7dd9/Z8z+hupUAAeGOvFgx/EyoYiF4PnlScnJKEX7I/7HHHnvMtUqAQgghhBBCiJojAUoIMVfIJSSizM/rWXHFFcPJJ59sCbPxxKEqG9XufvrppzBgwACr3EZoXceOHS1xdqnz9ddfh+uuu86e/wnVrQQIiHexeIT32KuvvmqvF4IH1QUXXGAeaaVeCVAIIYQQQohyQjmghBBzhToLLBCmDb4+/Pn15yF1Fl55jbDKwafM9b+Lxw/Jwjt16mTeOSQsJ18Uice7du1qD6rYkS+qdevWYZVVVsl/lgTnhPN9//33FmpG5TiSjKcK+ZnOOeccqwRIuByeS1QCvOKKK6wSIAIXlf6oPkiCcXJp0T58jjZEqMK7Kea9996zqn/k4QISvCNI4Wl27733hr333ruWrlYIIYQQQgghAUoIMddAfPrjiym1/TVKHrxzdthhB3v07t3bkmQjRj388MMWmsaDnFF77rmneU+RQLtbt27h2muvzQtQ7dq1M6+pVJNqeyXA008/3YSilVdeOV8JkDA8BKYnn3zSRCY8xIYNGxbat29v4hOV/e6///5ZKtzF3k9w8MEHh8cee8xyc5Hc/NRTT62lqxVCCCGEEEJIgBJCiFoEAalVq1b2wOsHjyjEqHHjxlkVu+OOO848g+Lk3IhQCDHQoUOHZD2halIJkOTtPKri9ttvr/DzQgstlPeGEkIIIYQQQtQuygElhBAlAl5AeOm89NJL4e2337ZwNDx3+vTpU/T9eESR54hKclR8I08SeZXIL6V8R0IIIYQQQohSQh5QQghRgmy88cbh/PPPD9OmTTOPp2Lw+ldffRV69uwZJk2aVOF3VH6j0t6qq66af8Q/x/9eaqmlZglnqwwqz11yySVz5RqFEEIIIYQQ5YMEKCGEKGHI98SjmAjF6whIJC5fZpllwpdffmmCFAnLf/vtt/DRRx/ZY3YsscQSRYWpYqIVYpUQQgghhBBC1BQJUEIIUcJQ7Y6E457zKYbXZ86cGQYMGFDh9Z9//tmEqPjh4lT8b55//fVXe9RErOJBkvA11lijStFqbotVWasEKIQQQgghRDkhAUoIIUoYBBaq3UF1q+Ah/PBYf/31Z/v3Y7GqmEgV/+xiFY9vvvkmvPzyy1X+bYSqysL+ioUBVsWMGTMyVwlQCCGEEEKIckIClBBClDgILFS7u+CCC8IPP/wQll12WfP+mRvCS03FqjfeeCP0798/NGzYMPzxxx+VilYuVH344Yf2qI7QVlnY3x577GFeXrEXWFYqAQohhBBCCFEuSIASQogEcIGFSnmwyCKLzPfvgFC17rrrhrXXXjs0a9bMEpIXgwp8hWGAlQlV/Jt8VYTXFROrVlpppXDYYYeZ51MxeB1hTgghhBBCCFHaSIASQggxV6Gi3tJLL22PDTbYoMr3xm<text:soft-page-break/>JVsbA/vLwI96uqEiBeYS7MCSGEEEIIIUoTCVBCCCGqDbmX9t9/f3ueX2IVoX5VVQKkAqAQQgghhBCitFmgtr+AEEKIdFh88cXDlltuac/zuxJgMU499dQwZsyYMHLkyPn2fYQQQgghhBA1RwKUEEKIakOupnHjxtnz/K4EePHFF+c9r3jm5/bt24ezzjortGjRIpx00kmW+FwIIYQQQghRekiAEkIIUW1+/PHH8Mgjj9hzbVQCJDfUtGnT7JmfCd0jITr069cvbLPNNmHChAnz9bsJIYQQQgghZo8EKCGEEEmAJxTV/0g4zrP/fM0114TRo0eH1VdfPbzzzjuhQYMG4aqrrgp///13bX9lIYQQQgghxP8hAUoIIUTyNG3aNEycODG0bNky/PXXX+G8884Lu+66a/jkk09q+6sJIYQQQgghJEAJIYTICiuuuGIYOnRouOWWW8w76umnn7aE6ffcc09tfzUhhBBCCCHKHglQQgghqg0hb+uvv749lyJ16tQJRx99dHjttdfCdtttF3744YfQunXrcNhhh9m/hRBCCCGEELWDBCghhBA18jJq27atPZcyG2ywQRg7dqxVyltggQXCwIEDQ926dcOzzz5b219NCCGEEEKIskQClBBCiGozc+bM8Pvvv9tzqbPwwguHTp06mRC13nrrhY8//jjsvPPO4aKLLgp//vlnbX89IYQQQgghygoJUEIIIarNV199Fbp27WrPqdCwYUMLyTv88MNNOLv88svDDjvsEN57773a/mpCCCGEEEKUDRKghBBCZJ5lllkm3H777WHw4MFhueWWC+PGjQtbb7116N+/f8jlcrX99YQQQgghhMg8EqCEEEKUDQcddFCYOHFiaNKkSfjll1/CcccdF1q2bBm++eab2v5qQgghhBBCZBoJUEIIMRfIJZATqZyvJ2attdYKjz/+eOjWrZvlibr//vvDlltuGUaNGlXbX00IIYQQQojMslBtfwEhhMgCdRZYIEx/akD46/svQ+ostNxqYfnGR4YsQ2W8c845JzRt2jQceuih4e233w577LFHaN++fejSpUtYbLHFavsrCiGEEEIIkSkkQAkhxFwC8emvbz8LWWaVVVYJZ599dmYEGvJAjR8/PnTo0CFcf/31oVevXmHMmDHhrrvuCltssUVtfz0hhBBCCCEyg0LwhBBCVJsFF1wwLLnkkvacFZZYYonQp0+fMHLkSBPY3njjjVC/fn0To6iaJ4QQQgghhPjnSIASQghRbb777rswaNAge84azZs3N/GJ599//z2cccYZYc899wxffPFFbX81IYQQQgghkkcClBBCiGqDMPPuu+/acxbBA+rBBx8MN9xwQ1h88cXD6NGjLUH58OHDa/urCSGEEEIIkTQSoIQQQswVcrlshKvVqVMnnHTSSWHChPFhm222Cd9++21o2bJlOO6448LPP/9c219PCCGEEEKIJFESciGEEHOFOnUWCD+9OSz8/cs3IXUWXHKlsMlmLcMLL7wQLr744tCtW7fQv3//8NRTT1mC8m233ba2v6IQQgghhBBJIQFKCCHEXAPx6e+fvwxZYZFFFgldu3a1XFCHHXZYeP/990PDhg3DpZdeGjp27JipZOxCCCGEEELMSxSCJ4QQotosvfTSYffdd7fncqJx48Zh4sSJ4eCDDw5///13uOiii8LOO+8cPvroo9r+akIIIYQQQiSBBCghhBDVZqmllgrbb7+9PZcbyy+/vFUAvOOOO0yAe+6550LdunXDnXfeGXK5XG1/PSGEEEIIIUqakhSgZs6cGR555JFw8sknhyZNmoQtttgiNGrUKBxzzDFh/Pjxs7z/0UcfDRtttFH4+OOPq/1/cII9YMCAsNdee1mFo1122SX07NkzzJgxo8L7rrvuOvvbPNh0VAV/g/e1bt26BlcrhBDp8Ntvv4U333zTnssREpQTivf666/buvTTTz+Fww8/PLRp0yZ8//33tf31hBBCCCGEKFlKToD67rvvwqGHHhrat28fpk6dGg444AALdWjVqpWFOnz22WcV3v/qq69aHo6a0qlTp9ClS5ew4YYb2ufZSNx4443hlFNOqfQkG6GrMl577bXw+eef1/h7CCFESiCyDB06tOzFlvXWW88Sknfu3NnyQN1zzz12mPH000/X9lcTQgghhBCiJCkpAQqvJMpcv/LKK+GSSy4Jw4cPD6eeemo46KCDwhlnnGECUNOmTe29iEQY/EcccUT49ddfa/T/cHI9ePBg+7vXXnuteSyxiWjXrl149tlnzfuqkHXWWce+11dffVX0bz788MNhxRVXnMMrF0IIkRoLLbRQuPDCCy0Ub4MNNgiffvqpee2ed9554Y8//qjR32revHk48sgjZ/u+l156yQSvKVOm5F8bNmxY+Ne//hXWWmut8OCDD1Z4/3bbbWcHNUIIIYQQQtQ2JSVAYURPmjTJhCHCGYpVIyLvyO+//26eUYhUm222Wdhxxx1r9P8gbEGhsc/PCy+8sH2PQgjVQ/QaNWpU0ZBBxDGqJAkhhCgvXOQhTJx14qqrrrI8WZMnT67W5zlM4RBjdvz55592SMOaEx/cHH/88eHqq68OV155ZTjqqKPyXrz8TYSprbfe+h9cnRBCCCGEEBkToKZPnx5GjBhh/95///0tFK/w4Z5OCFDffPONhdHdddddYaWVVqqxBxQJZNdff/0Kry+xxBIWkkelo0Lq169v/0+xMLwJEyaYZxQn2EIIIcoPDkf69+9vBxgrrLCCecxus802oW/fvlUmKGdtO+ecc2yNmR3dunULyyyzTIXXWAu//fbbcOCBB9rhDf/++uuv7XeXXXaZHdQIIYQQQghRCiwUSgAMcE6LncqSeBPWwOkuhv6YMWPMW2lO+PLLL+1U<text:soft-page-break/>uBirrrpqeOuttyyxbFxmfIEFFgh77LGHVUBCbOJ9zkMPPRRWX31122wIIUTWw85WW201exazwgEKHlF41I4ePdqKaeCJdMstt4RVVllllvefffbZltT8iy++qPLvvvvuu+H66683D94GDRrkX+dghMMTBC88o5ZcckkLB+ewhHVK3k9CCCGEEKJUKIkdBKF1t912m4lLGNPdu3cv+r6NN944LwbxmFMQl9Zee+2iv1t88cXtGW+rWICCZs2amccVYXhsGDz8gZ/3228/q45UHXbddddKf8ffI7+HEEKUIiuvvHI44YQTavtrlDQcSCAAkWPw3HPPDSNHjrRqrqxzrCPOE088EZ555pnwxhtvhJNOOqnSv4cHFWF2l156aYXDD2C9IOSPUHTWRSq38hreTwhWQgghhBBClAolEYKHR9Mmm2xiJ+o8EJqKPQhrmNd4qEQxgatevXp2gh2H4b344osW8qDwOyGEEA5rCNVcX3755bD55puHadOm2TpBYY3ffvstzJgxw4Q8RCI/+KgMvKc8/1Mx+Jt4ErMWIVRxKIJQ+J///MfC8jhwOfPMM6sMBRRCCCGEEKLsQvAIj4vD8ZzlllvOqv/MDQhRYANQDDYFUJhnA/BwItH4wIEDbTOBGEVoxbrrrmvJ0KsL4YOVsemmm1b77wghxPxm6tSpJoiQcLuyUGbx/9lyyy1NhCKEvHfv3iY44flEGN1///tfC+2uCtbECy64wNaNqrxsY49dvJ/wvurTp0/466+/wjvvvBN22mkny09FAQ8hhBBCCCFCuYfgYSyT0JukqYg6hV5Sc4s11lgjfP7555Ua+8svv3xYdNFFi/6eanh33HGHnTAffPDB4fHHHw+HHnroXPtuQghR6hAqLKrPYostFnr16mXhd0cccUR4++237YHH74MPPpgvrgFDhw4NP//8c/6zjz32mCUa97xP7sXEoQfC1Pnnn1/h/2JNwluYnISE7LFm4WG1yy67hGeffVYClBBCCCGEKG8BCnGpYcOGloQVAQpxqE2bNvPs/6tbt2548803wyeffFIhF9Qvv/wS3n//fculURkkdOXUn03BmmuuGb7//nuF3wkhhJgtu+++u+V7IpTu/vvvN+8kvKCobodABeRzimnZsmVo1KhR/mfWx8aNG5v3LXmlCsH7qWfPnvkwQBKTA/+XQvCEEEIIIUQo9xxQcfUgcmUMGDCgQp4lB0P6jz/++Mf/T4sWLeyZktkx/L/k2cDgrwwPwxs/frxVxCM31frrr/+Pv5MQQojsQ6ENQuFuvvlmq15HHsF9993X8jcRRrfBBhuYhxneuKx3/po/1llnHfs7PBfmRSS0b9lll7V8hVC/fv0wZMgQO3DB06pYeLsQQgghhBBlKUBRuYccGQg6p59+unlB3XTTTWZAk89in332CR988EGN/ubkyZPDiBEj7NkhNAGRafDgwfb/8Pcvuugiqx7UpEmT0LRp0yr/JmEUiGFPPfWUvJ+EEELUCA4yjj322PDaa6+ZSDR9+vTw9NNPW4jcjz/+GD799FPztH3++edr9HfxfiKE3TnttNMs5yEexnhNHXjggfPgaoQQQgghhEgoBC+GsLZ77703DB8+3EIM7rzzTjPOCdMjQXdNK+GNHj3acktRJQhvJadz584WfnffffdZctfVVlvNymBTlaiqRK+eVJbv+dlnn1UoqS2EEOXgwcNcSa488c/YcMMNw3PPPRc6deoUunTpYgcsW221lRW6qCxcjvyIlf2OQ5EYimk89NBD8+S7CyGEEEIIUVPq5JQUoqTwKnhvvfVWSI2njj0v/PDuRyFllv3PeqFx/65z9Nm3L704/PbxxyF1Fl9nnbDJpZfN0Wc/73N++OOLKSF1Fll93bDGqVfW+HNf3981/PXtZyF1FlpxzbDyfufN0We/H3dT+PvnL0PqLLjUamG5bY+fb/8f3k9t27YNH3/8seVuuvDCC80zl0TlQgghhBCiPPbUWaekQvCEEEKUNhReeOCBB+xZzD122GGH8Prrr5sIRYg34XS8VtOwcyGEEEIIIUoVCVBCCCGqzW+//RZeffVVexZzFxKIE3ZOgQv+/dJLL1lI3m233aYKdkIIIYQQInkkQAkhhBAlxCGHHBImTpwYdt555/Dzzz+Ho48+2hKI43X2yy+/WHW8adOm2TM/CyGEEEIIkQISoIQQQogSgyIZFMjo2rWr5YF68803w19//RWuuuqqsOqqq+Yf3bp1CzNmzKjtryuEEEIIIcRsUXZTIYQQogRZcMEFw7nnnhuaNm0avvvuu9C7d+9w+eWX53+PRxS5oqBDhw5hySWXrMVvK4QQQgghRNXIA0oIIUS1QeRo1KiRxI75SL169Swcr0+fPkV/f+2114aFF154vn8vIYQQQgghaoIEKCGEENVmmWWWMY8cnsX8A2+nyioP8vr06dPn+3cSQgghhBCiJkiAEkIIUW1+//33MGXKFHsW84/lllvOHpX9bqmllgonn3yyJS8XQgghhBCiFJEAJYQQotqQi+j222+3ZzH/+PPPP0O7du2K/u60004Lo0ePDn379g1169YNzZo1C0899VTI5XLz/XsKIYQQQghRGRKghBBCiBKHnFsdO3YMF198cd4Timd+Pv/888MGG2wQDjrooLDAAguERx55JDRp0iRst912YejQoeHvv/+u7a8vhBBCCCGEBCghhBAiBRZbbDGrdvfVV1+FadOm2TM/8/rmm28eBg8eHN59910LxeO1l19+ORx44IFho402Cv369Qu//fZbbV+CEEIIIYQoYyRACSGEEAl5Qi2yyCJh5ZVXtufCaoTrr79+uP7668Mnn3xi3lErrLBC+OCDD8JJJ50U1llnnXD55ZcrfFIIIYQQQtQKEqCEEEJUG0K8ll56aXsWpQsCVadOncLHH38cevfuHdZee+3w9ddfh4suusj+fcYZZ5hIJYQQQgghxPxCOwghhBDVZtVVVw1nnnmmPYvSh+p4JC9///33w1133W<text:soft-page-break/>VJyn/55ZfQq1ev8O9//zscdthhqpwnhBBCCCHmCxKghBBCiIyz8MILhzZt2oRXX301PPbYY2HXXXe15OQDBw40UWqvvfZS5TwhhBBCCDFPkQAlhBCi2pD4ukePHvYs0qNOnTph9913D48//ngYP358OPjggy2c8tFHH1XlPCGEEEIIMU+RACWEEKLazJw5M/z000/2LNKmXr164Z577qnVynmff/55aNWqlSVLX2ONNSy8c8aMGUXfi/cWAtkSSywR6tevHyZMmJD/3eTJk82Ta/nllw+XXnpphc+dc845FnIohBBCCCFqFwlQQgghRBlTW5XzCPdDfPr111/D2LFjTQx78MEHLVF6IeStatasWdhxxx1NeGrYsGFo3ry5vQ4dO3YMO+20UxgzZkzo2bNnPq8Vidfvv//+cMIJJ8z17y+EEEIIIWqGBCghhBBC5CvnIURde+21Jj7Ny8p577zzTnjxxRfDbbfdFjbbbDMTly677LJw9913z/LewYMHh8UXXzx07949bLLJJubRRDXGIUOG5D2gWrRoEbbZZpuw6aab2s9w9dVXh1NOOcU+K4QQQgghahcJUEIIIYTIs+SSS4bTTjvNKuchBs2rynmrrbaa5Z4qrKj4ww8/zPJehKoddtjBclgBz40aNQovvPCC/YxA9sorr4Tvv//evLf4+ZtvvgnDhg2T95MQQgghRIkgAUoIIUS1ITzriCOOsGeRbRZaaKHQunXrKivnPfnkk3NcOW+55ZYLe+yxR/5n8or16dPH/p9Cpk6dGlZfffUKryFcffbZZ/bvSy65JHTr1i2suOKK9r0aNGgQrrnmGsttlYr30++//x4233xzq0ZYGcOHDzcPsKWWWsoEOUQ357nnnrNwSjzZbr755gqfI68XoYhCCCGEELWJBCghhBDVZtFFFw3rrruuPYvyoKrKebvssstcq5zXoUMHE1SuuOKKWX5HnqjCPsfPiDZATqgvv/wyTJs2Ldx+++3h22+/te904oknmjhFOCEherxeipB4HbHvzTffrPQ9/K5NmzaW7+r1118PW221leXBom3g1FNPDccff7zl0mrXrp15gMGkSZPChx9+GPbdd9/5dj1CCCGEEMWQACWEEKLa/PjjjyZE8CzKt3Lee++9N1cr55177rkW4od3FV5AhfD/uNjk8DMV8ZxFFlnEPKCgR48elkSdUMEBAwbY83rrrTdLhbxS4K233jKPLUIHq2LUqFGWK+vwww83T6cuXbqY6MbngbxX+++/v3mQ4V2G6ASdO3e2PF4evpiyB9gbb7xhnl94tW2xxRbmgefIA0wIIYQofSRACSGEqDbkAmKj59XHRHlCLqi5VTmPfFOEyyE+HXDAAUXfs8Yaa5jYEsPP//rXv2Z5L/8vycn5LvRVxJ1ll13WQvOeffbZUGo8/fTToUmTJvl8VpWBuIYXFNdEuCLJ25dZZhkTXeI8WB9//HGYPn16WHPNNU2cIpdXqXs/VccDjNxgu+22myWZR4hq2bKlCW54vWXFA6w6IhzXgZgYP0aOHGm/kwgnhBCi1JEAJYQQQoh5Ujmvffv2VVbO47N4TSEaHHLIIZW+DxHp+eefz+eb4tnFpUJ69uxpoXd4yRAqiFgDf/311xznq5qXIJTxnWNvrmIQ+kjIHR5AeHudffbZFma4/PLL2+/xiDr66KNNgCCckZxZeD9deOGFJe39VF0PMEIryX3Vt2/fsMEGG1jf2XDDDS0sNAseYNUR4by9EGvJi+YPhLksiHDVEeCcKVOmWH+I3ysBTgghSh8JUEIIIYSYq5XzyE+El1zv3r0rrZz39ttvmzhw3nnnmaiCR5M/gGcP52vVqpVVuEPQYgPOM3//oIMOqvA38fwZPHiwCVBQv35926CSSJ1N+/bbbx9ShfxVtAmJ2l966SULxTvqqKPyHkB4BPEeRIfLLrvMBJl33nnHcl8hcq211lr2GYSOFD3AuI8IKAsuuGD+NcI/mzVrlrwHWHVFOASajz76yPo1VST94fnRUhbhqivAOfTpQk/c1AU4kAgnhMg6EqCEEEIIMVcr5yEEkLOoqsp5I0aMsN8RrkcoXfwAnhGTgFAzwozGjh1reahefPHF8PDDD5vwFUMeqRNOOCHvTdSoUaNw5JFHmsCBUFOKOaBqkieLvEennHKKtcFNN91k108onoPXF8IDuPfTfffdZ/fj3XfftdxthE6m6AGGgMCmGoEB0QXBhs22k6oHWE1EOARFrgVRtxipinDVFeCcu+66K/z000+zvJ6yAAcS4YQQ5YAEKCGEENWGDe7WW2+dTGl7UTuw0SMsqKrKeYRReVhc4QN4Rjxytt12W9tc4xWFBxD9sBDCss4666wKr3Xv3t28pxC+Vl111ZAqEyZMMBHPoT35GbGhmFDhm3FEmsaNG9uY3WOPPUoyD1Z1+Pnnn0PXrl1NmHzkkUfCzjvvbNUZP/3006Q9wGoiwuE1SD4zPAppB8YEbZG6CFddAQ64x1zbjTfemBkBDiTCCSHKBQlQQgghqg0G7T777JP3shAVyeX+l28oC8yta4kr5+G9gxAyNyrnlRuICV7xzkFgobpfIXiVXXDBBbbZTCEPVnW96xAdERl5vuqqq8J//vOfcOeddybtAVYTEBd+/fVXExIRcwk/RGDzPFipinDVFeDgzDPPDEcccYRVhCwkVQEOJMIJIcqFhWr7CwghhEiHP//804xaEh8vvPDCtf11So46dRYIv059Ivz9x/SQMgsusnxY4l+7zNW/<text:soft-page-break/>SdgQ+YsuueQSEwGuu+66fOU8KukRLnLyySdbRT3xP8j5hMcLwspxxx1nHmHk/yGXVf/+/W2TyWY8BqGPEJ477rjDfub9CFLki7r33nvD3nvvHVIEj5+NN964wmsIUO4BVZkH2Omnn17BA4zQ0EIvuVTAg4Vx4onn8YDDM45wzP/+97/2GtfpHqrFRDhCvBh/KbYBHpV48BFOVgwX4MijhBBZKMARxovIQ3sttthioZTg+1WX2Ylwbdu2DX/88Uc4//zzTYTjXqcgwgkhygN5QAkhhKg2nKxThcrzSohZQXya+fu3ST/mpYBGHh9yMc1p5bxyIs6DRRgjAt6VV15pHkCE1j3xxBNhlVVWqdT7yT/nohXvJUdMihCe9Prrr1d4DYFh3XXXLQsPMOBaXHxyNtlkk/D5559nPgwTL0nyu91www1VhoBn3QvORTjmy2Kk6gUnhCgfJEAJIYQQIonKeVkHcQShIP45zoN1zDHHWB4gcr+QkH2bbbaZ5W/cfvvt4YADDqgQuoY31A8//GAb8cLE7aVMXAmRyob0B8RL+gxec+S3wdujmAcYwgsgvuH5QhgSHmApV0KkLxBiFvPaa6/N4hmWRRFu3Lhxdr/p21R+4wEUNvCql1kW4EAinBAiC0iAEkIIIUTJVM5r2rRppZXzEKgILaGiHc+FFaBEdj3A8JR77LHHwoMPPmhl6nl+6KGHwhprrJFpD7BYhCP/HuMCQRERDg8XxBSE3KyLcCRc57oQ3PwBhKLSDlkX4EAinBAiCygHlBBCCCFKpnIeD8QoqtexWSbZ8pQpU2zDhHcUuaOoascJP/lwOnbsWHL5XMScUSgMFP7cqFEjy3lUFXiAxbgHWMoi3G233WbeT4RX4f2CuEKYKjmAGB+FYYjFRDjEO4QnBN6URLg4DxqVMwtBgCwMQ81qHjQX4WI23HBDE+GYN8tBhBNCpI8EKCGEEDViwQUXrO2vIDIOoWWDBg0KV1xxRejRo4ed2Pfq1cs2VA4ilHs+EJZCcvyll146LLPMMvasfiqyKMIde+yx9igXES4W4KpLlgQ4kAgnhMgSEqCEEELUaDNAPgkh5gdeOY+qViTOLQaJzClJTrhenByfku4uRlX1PLv3EOZSSmIWYYdUoHQvMCpTppTXSYh/IsBV53dZEuBAIpwQIktIgBJCCCFESUMCbQSXYvA6whPVwF566SXLDQW//vqrPfAe+KcgQv1TIYtnhCJCYeYUKld169bNRDeFIQqRTSTCCSGyjAQoIYQQ1ebrr78Ow4YNs1wkK6+8cm1/HVEmILTwKCZC8ToeAs8884z9jLcUVeKo9FTT58J/kysFfv75Z3tMnTr1H10H3giIWXPimYXA1q9fvwoJl+MwRLzA5AklhBBCiFJGApQQQohqw4YcjxLfmAsxPyDMDE+fYtWueJ3fL7LIIvbzoosuao+VVlrpH/2feBZUR8yqrrBFZT/+Jq/xqAlcC4nY8XyqKgxxl112se9M+CH5Yngu9qjsd8Vex7Pqn3htzW0UgiiEEEKkiwQoIYQQQpQ0CAyEmcH8Cj/DW4m/y+OfevshPBE+VxPRKn5eddVVzfuwqjBEfs9j0qRJYW6DMFUT0WpeCV0KQfwfEuHUBlmE8X3KKaeE++67z+aIs88+O5x11llF3/vQQw9Zjqv333/fcgWS82qfffax302ePNlyXlEp8vTTTw+XXnpp/nPnnHOOJW1v3779fLsuIURFJEAJIYQQouRBYMDLh00HOaGoCsWmMwXhATHLRZzCalXVhdxWswtDRJihbTz/FY/ffvutws+ze91/x2bQ4Wce3333XZiXcC8rE7M6deoUHn300dC5c+dZQhAR+A466CD7PblueCBOxM/Vfa26768trzCJcGqDrApwiEPjx48PTzzxRPj444/DEUccEdZZZ53QqlWrCu+bOHGipQHo3r17aNasmSVX5z0vv/yyFaOgH+y0005W8a9Jkyb23i233NIE+vvvv98+X4pIgBPlggQoIYQQQiSBb7DcI8nD7sqB2YUhEhbLZmtuQcggG6KaClc1/R0hgw7/H49CoYsQRDaWzZs3L/pdr7vuunDuueeGq666qkIlxHkJAtS8ELaqeg2R7d57761UhGvbtm147rnnrGoj34+H/7vYa7P7/Zx8pjp/0yuzzanwgvhUzrnQsijAcV/79+8fHnnkkbDNNtvY480337QqqIUC1N13323hxlwzbLDBBuGBBx6wscE8gQBz0kkn2d/YdNNN7WcEqKuvvtoEHsSdUqTcBThRPkiAEkIIUW0wdDF0eBZCZDcMEaGA/3Neb+YrE7pi4QoBZnaVEKdPnx6OP/748NFHH5kYxwPRLn6u7muFvytWaWzmzJnmleZVF+c1iHCIbIhtVYlwCDDzS4T7J8yJEEYbPP3001XmQqMNDjjgABM0XMir6SMWAeflo9j/MzvPuqwKcK+//rqNtYYNG+Zf22GHHcIVV1xhYy1uF4SZYuOOOQLWXnvt8Morr4Rtt902fPDBB/YzY4ICKqUqvkiAE+WEBCghhBDVBsNls802q+2vIURZknIY4j8VumYXgkhoI5vVeQEb4JqKWNURtmryGl5/eIZVJcLx+wMPPNBEOIQ9vjcP//f8eK0mbVqT9wPVIKdNm1ZlG/D7d999d57kQpsf4B1WmWBFH8fDrSoBjrkhRagwisAYe7WS+w5x+ttvv62Qh4+KoDEINWPGjAknnnii/XzJJZeEvffe29oCr8AGDRqYSH/yySeXrPhS7gKcKC8kQAkhhKg2lKJ/4403whZbbGHl5IUQ85dyDUOsSSXEuQ2bP6+uWJvMToRjw37DDTeE2sSFpbklaMX/<text:soft-page-break/>RpxZffXVq2yD1VZbzXLe4FHiIt6cPGIRcF49ioG3Hf83j0JWXHHF2QpwCDk9e/a0PD/bb799qFevXsmKLjF4OxaOL/85DtMtBGEFj7dGjRqFfffd115DxKFaLwUcaDMErKFDh5r4gjg1YMAA8wjimd+XAuUuwInyQgKUEEKIaoNBN2rUqLDuuutKgBJCZLoSYqlRmyJcdfHwuXkFwlJVbYBYhSBR6iA0IarVRASD2QlwiBh33XVXPgwTz6mtt97axCh/4BHzT/JwzQsYv4VCk/9MEYJifPXVV2G33XazdkRgivsd48DFpR49elhIGgIUohPPF110kQmVlYW0zm/KXYAT5YUEKCGEEEIIUfJkMQSxJkiEy04bIAARfsqjJp51sxPgyIVGMusXXnjBHog0JKfm4aF7VMzEK8YFqVLwksJjCzEFoQ3RDBBR+F7Fck5+/vnnlgcJnnrqqQoeQjGEpQ4ZMsRC3Pr27WvXzbyx1157hfPPPz+UCuUuwInyQgKUEEIIIYRIgnINQXTKXYQr9zaojgBH27iXFdXUXIzi8dprr1m41/Dhw+0BJEPfaqutatVLiv+f7/Hiiy9a7iN49tlnQ/369WfxqEOE23PPPe31J5980sIuK4NwRELTELJ4v+cdQ+gqVlygtih3AU6UFxKghBBCCCGESIRyF+HKvQ2qK8AhIBEuz6N169b5UK8JEyZUEKUq85KKBSm8pOalwIeXD8m1EYtuu+02E1io2sa/XYzhOhFkrrzySkuujfDivwN+x3scvMEGDx5sohsgZpHU+9VXXw0DBw606yoVyl2AE+WFBCghhBDVhlCB//znP7WejFcIIYQoV+ZUgEPo2XHHHe0BiBBTpkypIEjhLYOXFFXTeADiSGEuqbXWWmuuekl5qFiTJk1MSOrUqVNo2bJlXhBDjDryyCPDfffdF3777bew3XbbVfg8AhYhZk6vXr3CCSeckA9hI08Sn+fvcy2VVROsDcpdgBPlhQQoIYQQ1WaFFVbIn6QKIYQQIl0QkNZbbz17tGnTJu8lNX78eBOj8MhxL6lx48bZo3fv3vmE6LEgtc022/wjLylEmNtvv90ehcTeOpMnT67W30PAKqR79+72KEXKWYAT5YUEKCGEENWGCkOUBcbIJHmqEEIIIbIDgsVOO+1kj8q8pPCq+eKLL0wM4eFeUohQhV5SonqUuwAnygcJUEIIIarNtGnTwk033RSOP/54O5ETQgghRPl6SfkD++Cll16yB943nlw7rrj3T72khBDpIwFKCCGEEEIIIcQce0l99NFHs+SSIpdR7CVFrqpiuaSEEOWDBCghhBBCCCGEEHPsJfXvf//bHoceemi+Wluhl9TXX39d1EuqMJeUCp0IkV0kQAkhhBBCCCGEmKuV+nbeeWd7zM5LaujQofZwL6nCXFJrrrnmLH8fgYu8U99//31Ybrnlwp9//pmvDlguqA3mLVQS7NOnT3jiiSfCt99+G9Zdd91w+OGHh1atWlUrZ+qdd95plQjp4yuttFJo0aKFJZqPw1AZF4ix99xzT1hggQXC7rvvHs4999x88ninW7duVvnwwQcfTD4H6wK1/QWEEEIIIYQQQmTfSwoPKTb1EyZMCD/88INtqrt06RL22WefsPLKK4c//vjDqu/17NkzHHTQQRaix4N/8xoJ0KkCx4Z81VVXzT/4mSIp5QLXWu5tMC8hz9nRRx9tAtJuu+0Wzj///LD88suHCy64IPTr169aSeDp1xtuuGHo2LGjVSG88cYbwymnnFIhqTyCEn8Pceqoo44KDzzwQLj66qsr/K2pU6eGgQMHhjPPPDN58QnkASWEEKLaYOCcd955duImhBBCCDE3vaQ+/PDDCl5SEydODJ999lkYMmSIPe6//37LKXX55Zfn/w4eQJdddpl9vm3btuG5556zjToeJTyK/Xte/35270WQ4zGnnk+ITVxzYRtAhw4d5An1D0Hweeutt0wMQhwCRNBjjz3WBNR999230mI8ePYhXPH+zp0751/n/b179w6PPPJIaNasmb1Gf95iiy3ChRdemL+Pd999d7jooovy/YPPbLrppqFp06YhC0iAEkIIUW0wmpSbQQghhBBzGzbc66+/vj0Qklxsefnll02MQhBgE37kkUcW/fx1111n4UsIMN98800odeZEwMJL7Omnnw7XXntt0b/J63jpiH8GwhBtvffee+dfo/2POeYYEzjxXKIidDGGDx9uz4X9lJ9vuOGGMGzYsLwAhXcT4pKzzjrrmIffd999F1ZcccXwzjvvhBEjRpgglhUkQAkhhKg2xMBzcrPXXnvZwihEDKfPc3qiW4pk7XqEECI18ORp3LixPWDatGnmJVIMXmfjfuCBB1q+KfLwzJw50x7F/j2739fkvfFrcYhVVfj7//rrr2q3xzLLLDPbNiC0EfFEzBk//fSTeeLtsssus9gAdevWtWc88yoDD6ill17ahNQY8jptuOGGFT5LbijuV5x3aqGFFgrLLrus/YwHFn2/Xr16IStIgBJCCFFtyM3wwQcf2LMQhWCo/f7zxDDz759D6iyw4FJh0aW2rO2vIYQQIoJk2zyKCTC8TqoAvExqEwSouSVmFf4bL5zVV1+9yjZw8ULMGV999ZXdw2IhdksttZSJooSFVsaXX35ZaXjeqquuap58iFyIVA0bNgzXX3+9ebXxO7yjSLyPCEUuNLytyAuVJSRACSGEEGKugfiU+/unkDoza/sLCCGEmAUqvbVr165C/iOH1/k9lfRq+zCGsDke8yJnJmGJpd4GpQCC3a677lrp78eMGVP0dcQhKKxE5yy++OIWJlcZfH7ttdeu9LOe5BwB6ogjjgjjx4/Ph/NtsMEG4ZJLLjEBrHv37mG//faz17KEBCghhBBCiLlE1sL2snY9Qoi0wfuEqmKe7wgvILx+EF54PS5xn1XUBvOW2YVQ/pN1Mfd/fxtPNhe5+vfvH6ZMmRJ+//13E5vwfnrooYfC+++/b95RfObmm28OQ4cOtfdQle+ss87Ki1mpIQFKCCGEEGIugVH6y2+TwsyZv4TUWWCBJcOSi29e21<text:soft-page-break/>9DCCEqgMBConGSbZM/h5AzvH7KSXhRG8wePNAq83KqCq8gWJmXE6+vueaaVX6+ss/OmDEjn8srthvWW2+9/M+kuejZs2c47LDDwmqrrWZJzXv16hWuvPJKC9Mj0T7vKeYBlwISoIQQQlQbFkwSkMcLpxCiIohPf89MPwxRCCFKFRcJPNl2OYacqQ3mDWussYaJQuSCKhZeR/gcwlBVn//8888rzQ+1/PLLV1lR+p577rH/x8PyqMhXv359C8eDQw45JPTr1y906tQpSQ/l//l+CSGEENU0drbddtu80SOEEIVUtwJUCmTpWoQQQsweEo1Twe6NN94oWuEOttlmm0o/T6U8wiI/+eSTWXJ3vf/++2Hrrbeu9LM///yzJdE/4YQT8oe9VD2kWp6zwgorWCgeFR9TRB5QQgghqg0uxe+9956VkU019lwIMW/hRHbaD8+FP//+/6WlU2ThBZcNqyzbKJR73qysXY8QQsyOffbZJ/To0SOMHDky7L333vYalQhvvfVW8zRr3rx5pZ9t0aJFuPvuuy23UxwmN2DAAAuTbNmyZaWfJdcT9nXbtm3zr+Ft9emnn+Z/RtjiO+BJlSISoIQQQlQbTnSIRcctWAKUEKIyEJ/++Gt6KEcQa97+6sXw6x8/htRZYpFlwiarNqjx52bmcmGBDIlWWbseIUTVUJ3ugQceCOedd1548803LUfTww8/HF544QXLveVhj5MnTw7vvPNO2GijjcLGG2+c945CZBo8eLDl59phhx3CxIkTw5AhQ0KTJk1C06ZNi/6feDrdfvvtVgUvDqdE0CK5/OWXX245oAYNGmTheJ7IPDUkQAkhhBBCCDEXQXz6+Y/vQ7mCWPPURy+G739LX4RbbvFlQuP1aibCzczNDAvUSXNzWA7XI8TsIJn7nXfeaV5QI0aMsPA5RKirrroqn4sJRo8eHfr06RNOPfXUvAAFnTt3DmuvvXa47777LBE6XkwnnXSShdZV5lF63XXXhbXWWivsu+++FV7ff//9LR8VuaEIvUOQIhF5qkiAEkIIIYQQQsxVEJ++/a08veAQa+56fWz46ue0w1Bh1aWWDYfW3bG2v4YQ8x1yLeF1VBWnnXaaPQpZaKGFTHDiUV06d+5c9HUEq5r+rVJGApQQQgghhBBCzEUQnz7/Mc0kwUIIMa+QL6UQQohqs/DCC4c111zTnoUQQgghhBCiusgDSgghRLWhDOwxxxxT219DCCGEEEIIkRjygBJCCCGEEEIIIYQQ8xQJUEIIIarN1KlTQ6dOnexZCCGEEEIIIaqLBCghhBBCCCGEEEIIMU+RACWEEEIIIYQQQggh5ikSoIQQQgghhBBCCCHEPEUClBBCCCGEEEIIIYQoPwFq5syZ4ZFHHgknn3xyaNKkSdhiiy1Co0aNrPT3+PHj7T1ffPFF6NChQ9hhhx1C3bp1w0EHHRTGjBlT7f/jt99+C7179w677bZb2HLLLcMee+wRbrnllvD3339XeN95550XNtpoI3tU9fd//fXXsNVWW9n7zj777H9w9UIIUbqsvPLK4bTTTrNnIYQQQgghhKguC4US47vvvgunnHJKeOWVV8Kmm24aDjjggLDKKquEzz//PDz44IPhs88+C+uss05o27Zt+P7778Nhhx0WVl111TB06FATrK6++urQokWL2Qpc7dq1C2PHjrW/jwD13HPPhW7duoUpU6aEzp07F/3co48+Gnbdddeiv3vyySdN1BJCiCyz0EILhRVWWKG2v4YQQgghhBAiMUpKgML76LjjjguTJk0Kl1xySWjTpk2F3yNM/fHHH6F79+4mSN19992hXr169ruWLVuGAw88MFxxxRUmEi2xxBKV/j8ISc8880w444wzwoknnmivHXzwweGCCy4I9957b2jVqpV5VcUgej3xxBP2/y+yyCKz/M2HH344rLjiiuHbb7+dS60hhBClx/Tp001wxzt1+eWXr+2vI4QQQgghhEiEkgrBGzZsmIlPhNMVik+A8LP44ouHBx54wAQiF59gscUWM28oNkdPPfVUlf/P8OHDw8ILL2xeVDGIX/49Ctlrr73Czz//HJ599tlZfsfrCFp77rlnja5XCCFSY8aMGeGNN96wZyGEEEIIIYRIToBCOBoxYoT9e//997dQvMIHeZbee+89ey70UAJC6eD111+v8v+aOHFiWH/99cNSSy1V4fV11103LLvssvb7Qpo2bWqiFd5ThTz++OPhzz//DM2aNavxdQshhBBCCCFElpg5MxfK/Xqy1AZZuhZRu5RECB7i0vbbb5//uXXr1kXfR0Lwf//73/bvf/3rX7P8frXVVrNn8kRVBnmayB219dZbF/09+aSKfX6ZZZaxROjFwvAeeuihsM022+T/fyGEEEIIIYQoVxZYoE7oNfqF8Nl3P4bUWXOFZUL73f7/XrUmbdBj0PPhs2lpt8GaqywTzmzdsLa/hsgIJSFAIebcdttt4aijjgorrbSS5XgqxsYbbxyef/55+3exHE+E50FVycB/+umnSj/vf6OyzxOGR3gfYXi77LKLvYaY9cILL4SOHTuG6lJZInPwKnwkYE+N3MyZIXmmvR7qbPrAnH02C9cPL7wUwr1D5+yzuZkhZOGApM4rIdxwf80/l+PiM9EAIZx/R5WFHAYPHlzJb3P/1w6JU6dOCKHXHH44A9dvXFTm1w/0gzlBbZCdNpjTysa5TLRAnX/QB7LRAv/j/Dlog1wuGy3Alfev02GOPjszC/bA/3GT2QVz2AapN0OdEPp3ntO1oHYorGwvSoeSEKAIhdtkk02suhIPhKZiUHmJybwy/Hd1qpggqvq8/76yzxOGh1hGGJ4LUKNGjbLNGOIUoYHlTJ0FFpjnk8iCCy4YSpZ5eP3JtEGdBeZ8r5KFNrC5o07mr3+BKvt6nf9rh2y3QdXMWyOt9Nug3K8f1AblMBdWTZ152gtSaIN52wKl3wbsJ8q9DywwD+2BpNqgnG1jIUo9BO/LL7+sEI7nLLfccuGll14KSy65pP1cLAGuey4RLlcZ/<text:soft-page-break/>vnKvJz4u5V9HqFsxx13rBCGR/W7Bg0amDhWXQFqzJgx1XqfmNVrrJzbTm2gNij36we1gdqg3K8fyr0Nyv36QW2gNij36we1gdpApEdJheD16dMnTJgwIVxyySWWEDzGE4avueaaeaGqkK+++sqeq8rFxN+hdLi/txD+7tprr13p5/F0YoA/99xzlvR83LhxoXPnztW8UiGEEEIIIYQQQojyoyQEKEShhg0bhi+++MIEqM8//zy0adOm6HtJQr700ksXrVTn1e9ICF4VCEfkbcILyvNGwUcffRR+/PHHShOUA6F3iy22WHjsscfs+xKKsttuu9XgaoUQQgghhBBCCCHKi3mbtKaG7L///mHzzTcPAwYMsDxLhZBriUezZs3CK6+8Yo84dG7gwIGWxHynnXaq8v/ZZ599LITujjsqJtm9+eab7blly5ZVhvDx95988skwcuRI+3dVIX9CCCGEEEIIIYQQ5U5JeEA5JE/r3bt3OPnkk8Ppp58e6tWrFxo3bmwhc1OnTrWE31TIO+200ywP03HHHWeV88i/NHTo0PDee++FHj16hEUXXTT/N1999dXwySefmFfUWmutZa81b948DBkyJPTs2dO8rbbYYoswduxY82o69NBDZ1uBjjA8vgsCGP+fEEIIIYQQQgghhEhEgPIcT/fee28YPny4Jfi+8847w/Tp0y1MD2EIsWnllVcOgwYNCtdcc415Mf35559ho402CjfeeGPYeeedK/w9SoXzt7p06ZIXoKhK0bdv33DdddfZ/8Hv+X87duwYDj/88Nl+xyZNmoQllljCKubxbyGEEEIIIYQQQgiRkAAF5Fhq3bq1PSoDMalXr16z/Vtdu3a1RyEISOeee649avp58kbhWVUIItY777wz2+8khBBCCCGEEEIIUU7UyeHGI4QQQgghhBBCCCFEOSQhF0IIIYQQQgghhBDZQwKUEEIIIYQQQgghhJinSIASQgghhBBCCCGEEPMUCVBCCCGEEEIIIYQQYp4iAUoIIYQQtcJdd90VPv3009r+GkIIIYQQYj6w0Pz4T4QQQgghYg499NDw8ccfh2233ba2v4oQQogS4O+//w4LLrhgbX8NIcQ8RB5QQgghhJivHHnkkSY+XXLJJWGdddap7a8jhBAlI8CUIwMHDgyTJk3Ki0+5XK62v5IQYh4hAUoIIURJMHPmzNr+CmI+cNxxx4UPPvggXH755WHHHXcMiyyySG1/JVFCaONZnvz111+h3Im9fyZPnlw24+Hnn38OQ4YMCYccckj49ttvww8//BBuvvnm8Oeff4ZyxO95Odx7UZ5IgBIlscnUxlMLTTlRWX8vpz7gp7x//PGHGZm//vprWGCB8luSym3ua9euXRg7dmzYe++9Q+PGjcNiiy1Wtif+8f0vt37gFLv3derUqZXvImqXhRb6X1aQ22+/3daFcoP138WnI444Ipx++unhu+++K4vxsNRSS4UWLVqYCNm0adPQqFGj8Nlnn5kQVU74OlB4z8vJNhTlgXJAifkKi4sbGR999JGddKy99tphlVVWCeUa386Cw8a7HIyMwgXVrzn+d7nc/2+++Sa8/fbb4Z133rExsf3221soEhvycmkDQrCuu+668NZbb9mGo1OnTqFhw4Zl0xfARTfaIuuhaITdvfTSS/bvkSNHhrp164Y999zT+oLPg+WEjwM2Wvfdd1/48ssvw+abbx4aNGgQ1l9//VBO9sA999wT3n33XdtwnnDCCWHDDTcsq3mgnNbAqmyixx9/PHTp0sXsw/PPP79svCPjNrjlllvChx9+GE477bT8+CiHvn/ssceGqVOnmicUryFCrbTSSmUzNrwPsA6MHj06fP7552G11VYLrVq1MoFOiCyR/ZlNlNTk6ovpxRdfHJ5//nkzvDE0b7zxxrD66quHcjK4WWTZeE+bNi2suOKKtjn717/+FRZffPFQDossXi+0xffff2+LqxuaWTY2/Nrff//9cMYZZ4QpU6bkXcwXXXRRS8p80EEHhXXXXTdkFYQGb4PDDz/cDEz6P32A56ze+0JiwaVjx442F1x66aVh6623DlnkqKOOCu+9917o27evbS6vuuoqC8FjTDRv3tzaopxEKPd2YBww9zMPsj4MHz48/Pe//w0XXHBB2GSTTUI52AMnn3xyeO211/LeUDvttFP4z3/+E8qFWHygDyDGL7HEEqHcrv3BBx8MTz/9tF07giRrAXNjFkUornWrrbYKa621lv3sbXDrrbfaPIk4f+CBB1obZNkmAq6NPs99fvjhh8MyyyxjB3QIkP/+979tj5D1xOSxXXTiiSeaEP/TTz/ZodQuu+ySF6DKaY0U2aZOTn59Yj4QL6BMrhMnTrRNB2ILiwuut1knXjhOOumk8PLLL9uigvDwxRdfhKWXXtrahtOOrBqfsedLnz59wuuvv26GxmabbWb9gfj/rPPJJ5/YdXq/b9KkSXjyySfDqFGjLDQJEYocOauuumrIKl999VU4/vjj7RpPOeUUM7YdcgNhfCFM4R2ZdSEar4+7777bNlx77LGHiRFZE6GOPvpo8/aLcz4RZoOnA/eZTSbjv1wMbF8PCa/h1J82YNwjPLMBHTx4sG1OSdCeZREKOnToEF588cXQvn17u2bWwZVXXtl+R/tgI2T5UCbeWF9//fXh1VdfNc+Htm3bhv322y8sueSSoRzsQrzemCM4hEB8RIhClN1///3DZZddFhZeeOGQFcaPH2/3l/<text:soft-page-break/>F98MEH5+c7fx222247myPLZU50OJygTzz66KOhV69e1v/vuuuusPHGG1dYN7PIp59+Gg477DC7Vg4i8Qb/8ccfLUKEFAWQ1b2BKD+yO5JFSeFGBqIDGy5CbTjlRHz5/fffLQyJkw8McCbfLBrdsbcDAhwn3Lvuuqud9vTu3ds8A0jEmNVEnPEJD4ssm4xNN93UvL44DcT7AzHq1FNPDVk1tvF26tevnwmP5Hdgw0W/QHREdCD8js0n7dKyZcvMnnyyyfr666/DmWeemRef2HDcf//94bHHHrO+wjxAn6CNsgTX5kY0189c8Ntvv9nPXDsGJ5vxWJRLGaoaMaddccUVYYcddsh7M5DjBBCheEA5eEL5mGaunzFjhq1/CNI777yz/Z61kc02FaH4d5ZFKLygX3jhBfOA2muvvUxoYl648847wwMPPGDewcyLjIcseoX6mugCzBtvvGEhN77JzLL4BL62XXvttWHChAk23yNQL7vsspaAGwEGj0BgLGTFEwqBjTC7DTbYoMI8t8UWW5jo0rVrVwtVHjRoUF6gyqIt4OIrcyDXxjqx3nrr2e84jGV80DcQ55kPmQd5jfdmrS24dq4RAZ75EBsQO4G9ETYhB5T0A8IyyZGVxf4gygsJUGKeUug2i4GFSy2x3YhPhCAhSuH5gdcDEywGyJVXXmknYVmDxQRDC6Ni9913NwOTn2+77bZwwAEHmEcMhhdu2QgzWVpkuLecaHPivdFGG+VPvIGNxjPPPGMeMWzMshjvzn1kY8kYwLNnm222qTBGyPmCpwjiDCIVuXGyetqFFxgnenh+cOKJ8NS/f39rI068MbwwuvASzJoA5RuOc889N4wbN842ngjRbLzxhGPTdfXVV4ezzz47EyIUOY3YVCG0c1/jOa0cRSiunfmuWbNmNs9zjYRYgIehXHjhhfazi1BszBFkU6fQg4H1YPr06dZHEN/xAOncubOtk4SeYAPgCcFmDI/J1EFw5Dp9DHj/RmTE++eiiy4K2267bd72+eWXX8we4GcEuCzZAw59njUPMQabiP7vBxB4x7Jm3nvvvSZOnnfeecmLUFwbcyE2sEM4Mh4viC94RPMexj12Ie9lrshaKJ7bPewBWO+IAoCzzjrLQpDZHyDEMEZYPzi0ZD6kHzz33HNmJ2TJM5J5kcNZxNctt9zSDisHDBhgdhEHs4x/UpZwcI397KGbQqRK9qw7UVLGpotPiAssqmyyMDjId0KJVRbdRx55xDbj5IFCmMETAgM9i5BckM03p7qIT4QeHHPMMbYBxSOGtkGY6datm70/K8aGw7XjZozQ5sICxhfeb2zIMTz8tCdrYDzSrzG0XGDjfscCLW3Cg40Z8f9Zq+ziEd+EF9C3EdwwJDkNZhNOCAqeMmzIMMQI1cwieIE+++yzNg64fvLfITYxF7AJxWsIr0g2Zinj93uFFVbICw+FcxoiFF6hGNmIUA899JC97iJUFmFsk2ic+ZA5AeGFa2Vz7R6wiFCE45AbCU85RJmseP6xiXrqqadsE8XrPXv2tHxw5AnDA5BxQD8YOnSoeQQxDlLvC4goCIncb8aAXw/JpvECw/bZbbfdTGwiETNtsu+++5r3B96w2EVZsweAgwg21ogJ9P9YZFlzzTVD69atzVYiTJm1IfXy9IWi+ogRI0xo4sAB2wjhBQ8X1kBCEPEAwkb2dkn1ugvB7iHcHu9PUjEguCDC4uHD2PeQMzyhsIkRYxkjzBHsFbJUHY+5AC8w1kn2Ruecc44JbnjCMf+xH0CIZ53kuvGaFiJ15AEl5hlubHJyyeYCjx42XNdcc00+zh1vJ068yXUACFSQhbLcxeLV/TUEiDfffNO8HzA68QoizpsFiIU2q8kWWVzZfJHrxsUnwi047cMDjOSb3bt3N2GC09AsgfHI/eW0n80Enj+cePpGxA1TDEw8g7LgBeZeLH5tvrGgDbjnVELjd2w+yYnluV844WSc8L4swnxIBVByPHCffV7A/Z6xwaaUk082XmzGU/UCq+6Gudw8ofB25HSf+433HxXwEGPwAKUfeH9AhGI9IAwp5XCs2BOa/IcISvRpxjf57hCauGbEFvq/50BDqKUP4Q2Tch/goIFrZOOIVytt4HMdv0NwwtMFDykOpfAA56CCNiJslfxweMXyM8J8llhuueXCGmusYd4f2H+0C2OedZB7TtgV4jyiPIdTeEQxLrIixhF6Sx44vF04hOTggbkAEQoQLXkNCFNN/bp9Pqff49nEHIDoxD0mFQPrHl6Q4F7giFDMHwi1CNSMD4SZVClc0/g3wiOCM3MElSCZDyjWxGGdV0Tl3i+//PLyfhKZQAKUmOcldTE28W7BhZTTPSZPwpBwq8frwZNLkpiYyRdXbCbZ1HHxacyYMebhBBjStAEV0DjdYpNFziPEJ8AIoz0830WWXK79RNPbhE32HXfcYYvsPvvskxdoWIwxxFPGDQy/f5zmYUhxb3GxJ78Dp1lstj3nAdD/ORWsV69e8qEGPg+QUJcNNmOeTSYhJmwyuef0f9ooFmo5DSXpKKEq5InLIn69hBjiCUO/8L6C0EAfwRCnFDP5oegrboSmRE3mr1iEIiSDDQreYSkLD4WbDf7N3MZcwPqHuMjJPwITfYCQo0IRivYgLAVROuVqf4CnC3MhG23GPu3Av9u0aWPXixDhYA9gPyDApR6KylxOjkc8G/DkYW5k3UdswdZBVOrRo4d5wuAlzVjH683DDnkNb9CUE3EXpmOI5wYOIAmvo6/TDvGYx05gDcFTBvuIMCzPkZh6GzAfIMAxD9Ae3P9iIhTFGzi4ZU70w9pU4d7SnzmMxOOLse/j2wsTcf2FIhRCNQI1pJyawPsAXu70bew9t3UQm8n7xRzJnMABhUN74QlHaLLb0UKkjAQoMdfxB<text:soft-page-break/>ZZQEiZbNlgo+xhPCAwsqr6wMgGTE4rJlc3WsGHDbLMVG6IpGxmcXHKChcjCQsupDadYnHYhRHHyRfgNcAqKwc1nfUFOVXyqzGvBE6zSJrQTXjAYVL4hf+WVV8wjBAMz9fuPceXCC4Yjlf5wIafKGYY0J+Kc7OH9Rh8gxIb342KNsZXyZsOT6+LRRh/n3wgr3GeMSwxtwu3q169v7yUcl3xIvA/jFA8hBBgfG6lSWelocjxgRBKGxFxI8lkPy2HcIDoxP2B80yeojEb4SYrXjscjYjt9gbme8Y2YUkycQoTiM2y4brrpJvMOTdkT0NsA4YXxjrjK5oLNJV5/3Hc2nLQFIVpQTIRKVXwCv8ccQuHhwEk/Hg+sA94HvOInYanMg7QZuY8IzUaoady4cUgdxjPCKodPePIAXnBcO2FW/I7+gtDCgZULzvQdxg+HV6nmAYrnQcY1YhrzAh7grIvbb7+9jXXuN/MfY4IxwhqKlyxeL3jPI94yZ+INlZoAFXvEc52scwgMiA5EB7BOQjERivZDvEwd1jfmP+4l84DnfAVC0Dz8EBgTiFC8B2945ouUhad4HGD/ITDTv70ACX0AIZJ8X9gGtBVrAtdP/yc/JB6hRAywjxIidSRAiXkCITQYmxgMuJCyuPiG2g0o8l+wAWfDze+YcIn19lOO1A0twqzYcPAzZYS5Hq6Na+RED8ENoQFxjuvkvbjfY6D6opwi3gacYCMosXiS2wlRkeovCIzkN0CMYnMZi08Y5my2MMpSF17IVcB99VALTm7JbXX++efbBptTcQwMNlj0DVyueS8GaOoVn/yUkw0WGyn6OfMAr7NxYOwTboH3h5ejp/9z7z1pdeptEG84yPFD7hcvM8+DMBzmBa4VY5QNJu9n3DB3cNKJOMvmExGKeQLvsZTmAA4Y2ERgOBNyyHXj4cpmirx/xeZ4wrNpB7wAUxaf4rmAjQX9ARECjx76Ot5vbMARpRFkaAffcLAuMj9mpeQ4AjxzP3MB7cFczyFDvKHkPWyy8H4EQnKZKxFkIAuhmGwcye1UKEIxFsiDRx/AG4JCHH4oRT4cRDnGRapJl90mol8jMnIYgd2HJzCHc3i+kAOJeQPBiaI02Au8h3UEUZb+AHiLk7g+JbguH8vYfxw0eq43QvDo58z3lYlQeAyzLsbe0qmG4jOnc73YgcD9xj5AfMIeYC/gItQNN9xgnnH0H0Sr1OE6EF85fGAdJM8T4jr9nbx4zAmIsXjF8T7WTtoE25DDG+ZGPidEFqiTy0pGO1FyMFmy6caIYsO99957V/g9m9AhQ4aYQYpxihHmJ50pGpvxZgpDi00Xr3GawWYD8HYhvxGC3HXXXWehaOQCwuhkYTnwwANtQ5JqG/h35p6yufLKJpzucG2IMhjRJJHEEEeEIQ8OQiXv5VQU7zCqfKQKAgIGBgY0hhUGBZsr+gQJhUko6QYWQi1VYLh2vGLIfeLhmKmDNyOn+oRVeIl5wivwdiKHAwY17ueIkwhPHnZJ/0k9/DAeu2w4EJQ46cSwJKmubybJ60LVOzy9qIrEXMGmjPczV+Atx6YcsYpqod5vUpgHubd4fTIOGAMIKggPhBFwf9lw4wGX4kFDMYpdB3MB95r7yz3EGxhBkXHP/WSDTT4bTr3x+GHuIycU8wceQ6nmAizWFogqJFzGsxEQX5n742ukvRCj2bATguK5TlJcC4u1hf8bMRYRCq9P1nv3hOI6SVnA2GB+oC1YM+g7KVUB9OuM7xvrPfefAxfmAzyZCMFHTEKEwj7kUILrf+CBB8wLlvkQm9BtR8QrhAvWVcZIinYhYfYU3+EwAQ95DqWY+4kY4NCF9mCM4OmCKMU8wbOT2ljw62cfgJiIncOYR4SjLyA4IbR4aKGLUO4pRjuwf0gxBL2wHbg2rpUDCLz/OZCibciFSl9AhKIv0D7YgYwFDiwQ7egDWUhNIkQeBCgh/gl//fVXpb+7++67c40aNcrVq1cv9/TTTxd9z8yZMyv8/Pfff+dSpkuXLrltt90298ADD+SmTZtmr40ePTp36KGH5jbaaKPcLbfckm+3r7/+Ovf888/n3nvvvdwXX3yRiTbgOnbdddfcEUcckRs4cGDu3nvvze2+++65LbfcMtenT5/cb7/9lm+Tgw8+2PrHXnvtlbvwwgtzH330US4VPvvss6L9mPvONT3++OP5+9itW7fc5ptvbm3B5x588MHc999/n8syF110UW7HHXfM/3zVVVflNttss9zgwYPt50cffdR+fuqpp3JZIp7PzjjjjFzDhg1z11xzTe7666/PtW7d2q6Ztpg+fXru559/zt1///25Pffc015nfthjjz1yt912W/5v3Hnnnbntttsu9/rrr+dS4aeffsodfvjhuQMPPDA3ceLECr9j/uM6d9ppp9w777yTywLM38X6APNfgwYNbK6L+f33363fN2nSJLfvvvvm3//WW2/ZuCn8eynbA/QF+jn88ssvuUGDBuW23377XNOmTW3ti99faAtU9lqqbTFjxoz8v7/99tvcYYcdZmPh4osvztsKDz30UG6rrbayfnPUUUflhg0bloxd4NdQeN/oz2eeeaatg/QB+PPPP+1asQ3++9//2poYf+aPP/6o8Ldee+213PHHH5/bZZddcp9++mkuNZj/Ge9cM2MCmBe4/zyOPvro3JQpU+z17777zuxIXqddUgdbh/m+RYsWuZdffjk/LrABuEbs5eHDhxe99z53pATrPNdWCON37733zp1++un517p27ZrbdNNNzS764YcfcjfccENu//33z/cRIbKKBCjxj8CIcDAQ2EyNHDky9+KLL+ZfZ9PNhhwjo1CEStm4LAaGA4vHiSeeaJuMGNoHUYYFl41JZaTYJrGh/corr5ihMX78+PxrkydPto01Isx1112XNyp4ZqGlH8V9qdRBWKhbt27u7bffnuV3GNkYVH7/ERvcwPj1119zY8aMsT5wzz335LJEYb/lumkHBLcePXpYG3DNvgFhA047MD9khXgcYHTvt99+dt/<text:soft-page-break/>99XfffTd3zDHH5DbZZBNrHwRooK/QlxAgEKacSZMm5Y488kgTaplbSg0EhGJ88sknNt9z3514PuzVq5fd+969eyexsa4KNo6NGzcuKih36NDBxgBiQ+EYYRxcccUV1g6xQFW4bqTa//v165c76aSTTFyl/yLM//jjjzbPI0IhzBYTobJCvJ4hPpxwwgm2+WT+90OYQhHqm2++sdeZA/g3G1Kn1MfIHXfcYdcyderUCq/TBxCZENGfeOKJCn2c8eAiVP369e3f3jZA39hnn31ybdq0MaEWO7LYmlvqcO+YJ7ALfZ54//33bY5kDjzrrLOsDzDXxyJUbEOlDNfCdXIQzUFsLEI98sgjdu3c/1iESskejHnppZdsnI8aNcqu0cct1/Pll19aH+7evbu9hsjotqH3e/oIdnLhAacQWSMdP05R0nHtVOnBRZywAf5NMlkSTZP3hNCrdu3aWYw3v8ON2slC6EUMCRZJGkquD8JMEHlxmQYSi3t+K9xwqYZTjBTbBJdhQipxlcd9nJA7crgA109IHUklCcchCSk5DmgrckF4cupUwk3I3UBIDfeJ3C2EzoDfZw89ILyme/fuFmJFziuqvhFW4Xlt/P2pE193DGG1tAFu9iTRps/TBp73hdBT2iLlnAbk7CGM2PE+TFgVYYbkPyOfm79OHhNCSAg9ol/QLuSDY64gBxQlxwlf5XVCFbt27WoFGghXKjX3e+Z6Qmrj63cItyCc1vO20Ee4Ru8rhNAwRxBeBCmFlBRC8mTCZ+KwUdZG8NyGhFyDXz+/ZxyQXBcIzXBSDT/1nFdA+DV9mPXfw4rI+8V8SKgt4TbMC6wBhKKQ+9Bz4mTNNiLsijWPdYI5j1xH5MckJJGcUOSAIxyL/C8UZiBMiVBdbAivgoUdUcpjhHvKXMd1YOfF8Br5bAg9JSzX+zj3mzWDoizkOyL/ISFIjz76aD5cic/wt3kQnk5KB+bJ1GAdJA0DuXwILeUe0+9JwE6YNfMHOX4YB9jRhJ4x38c2VMpwLYQic20kkKfPE17GOKHQBj/Tf0hP4OtJqvnv6O/YwL7uM8f59RBmS/8lzBp7iP6MrYBdRBoOXzOwk7GLhcgypbuiiZLHjU0MSRZOchuRMJNYZvK78EyOAyDmnfcxqZJQ8oknnghZhE0Fm2qqXLDpwMDi4RsSNitszFlk2FSyEGUFDApyOJC/BgOS2PU4XwHXjQiFeIMARYJJDEsXLlIQ3rguDAkEVTZZ5CyhP7O58OskZwWbCwxLRAYMTYQ5NzBIzMw48FK6Kafho19z3Ygo3E+SadM2GNsklsW4fPvtty2vAfkOPInum2++aXMAeR3i/BYpQQUbclNgOHv+KiC/AwUGGAdcrwvRPgdwzYhQ5EEhTx55UDxXGv2G/oIhTt8BcmAwdkoNKrixUWbzVChCeV/nHiM+FG6efe1IudKjj1uSZFNCm3vN2CbHi18fibYR4sh9BrxOPjj/PXMmn0s1uXCM32PGBJU/6ReIUH379s3n62FtJBca/YOk+gj45Dli3mDtyAp+fxFW2HAj1iIwsdFGoGF8YyuxOXURivmAQyn6is8nqayN3E/EaB4ulLvYxDpIjhvgOskBB17l0UUohDrsJ/oHrzE38Ppjjz1mQj8b9VQLUyA6MV8iKDL+mfexj7CLXZSizzA+yH1VOBZKWXwsxNc5F81cXKeft2rVyvKdFROhsA2ZC8iL6En4U10TEJoYEwivCFG+PvJ78mGSA27QoEF2IE9OSF8vmTcZN6wbqRYcEKLa1LYLlkgbXKZ32GEHC6PxmGVCzQhPIpcF7sQffPBB/v133XVXbosttvU2fqcAAJAySURBVLDcUClTVciAh5fcdNNNs4RdvPnmmxZ6QNw3ruWE4hCylhUIrfB8T7ggF4MwJHKA4IrsoSmp3vsbb7zRQmzIeeWhAeTBOO2008yNmlwAcSw/eXzI60FolodbpIq7lpPfgxAk2mDnnXe29iAMF1599VULPdh4441zbdu2zQ0YMCB32WWX5Vq2bGnvSz0H0Icffpj76quvZnmd/A/NmjWzeYA+UqzvMC96SC4hCQ4hGoQn0jZxOF6pEM9n9913n93HYqGUhBIQYkJYRZzHg8+PHTvW1g1vm9TCjun7HhLp+UoIL2Neoy18TmcuYKzzWufOnSv8DXJjMSaYI1LLB1dZeAxjgfDrSy+9NB9qO27cOLMHzjvvPMvdQ9/2UHz6BfnOPC9clmAOJOfP0KFD8/eXtmBdYO1jjSQkmX4DrIWE78f531KFHDfYN3EIGbmsGAdce5wfx/sSY4r5NKbUww5nZxfG39/tYPKAkcfqggsuyP8O24HXmCsJX04dwguPO+64fIh5PF/Qz/v27Wv7AEIOCVnzdiMUGfswZfxaCDN98sknzcan33t4IetF+/bt7TXCk1kLSVHBPEEIK+OjcBwIkUUkQIkq8Y1BbCDHmwVyfCCofP755/mYfYxNEk4S78zPGGHkPXBS33TGiym5nDC2zz///HxizDfeeMOMLxaYW2+9NS9AkJybOHjyXmBksCDxnhQNzqoMQzaibC632WabShNMY6B8/PHHuZQNDDYOCLBsGriPJFJ3EYrcPWwueZ38J506dbINGAZHysJL4X1njHPdGJKIKLQJOUDiPDa0yeWXX55Ptkquh2OPPdb6QJZgDkBgczCmEeW4ZhKJF9ukYGzH+X9SyYUT9wMM52Ii1DPPPGN538j9Qrv4eMfgRpRkXUg1zwXrGYmifbz7Rov5ntcRF1xU5LoRaH0uIB8Q8wFrBO2W0obL136KRcQb5TiJOjlNvB/<text:soft-page-break/>E9gDiFPMFBxSIsy5Kxn0+NcEhpnDskueFIgxuO3EYRz9gHWBs0P8RaL0wRWGS8pRE2fjayVtFHkTGAIctsQjFXFFMhIqTTqfaD+I24J6y5p177rmWCw3Rxa/x2WeftTZ47LHH7GfGBHkxSdLNgU3KbeAgrnGN2EB+yBjbzVwzcwLvIUcY80TK1+v4NSAocbDAdWID09+5Vg5sAPuIA/qtt946bxcxFzRv3tw+K0Q5IAFKzBaMIxLmFjuZYRFhU+2nexgdJFR0rwAqgTG5Pvzww7N8NnUj49RTT7Xr5cE1ctLtBgRGBokIeZ2NBglISaKJJwgbEDcwqXyFN1SKbcDiSmJZDK2rr77aEtDHp50sulWJUKl7/SCycW95+L1mU4GXG7CxZNwgQnDf+d0pp5ySpPDy3HPPFX2dCj0ISiQSLQZGNiKdnwDTNvSbFCvbFBJvEPFs88pusQjD/OciVFx4oJjQlNp8WJkI5d4sbLhigRZhxjfdbMxTTCbscLLtG2kERAQVFxI5UMDLhRN+1kTgcAKvSDwE/XOpirCIJGwsEVLcC8yfGePcZ9qA+8va6OKTwyYLIa5QdEiZeHPt/ZrrZt7H0xVPODbatJsLjiQdpy8g2B100EEVquCmJD7F39XFNgRZvFwYB3h5xh6ebMJ9rvS1IXXiNsDWo9+TcNsrmzIHjhgxIl9sgtcQYvGSp5/QTvHhRRbGgwtMCDGxCOVtxRxKG/Ee+kicfD5FfD3EvsGbDXufwxagnxeKULTFCy+8YHMlVXLZIxXzphYiq0iAErOFTSQTJ4o9ISFUAJswYUI+pI7fIUJgeJ599tkVDCnCsPg9J35ZMjJOPvlkC7fo37+/hRxygsV1tmrVKh9+wWkwBgYCBcYG1a+GDBlSoW3YtKVkhPkiixHNNXHPMaD9FAfXYncfZlM6O0+oFMGYIsyEai5+usumDO8HNtYY1i5CYXBilNNH2ISkKLxwndxrDKtC8OTA2PaNR6GIwlzBZ7NWUjgWkHzzjUHNiaaHJM9OhMoClYlQXuGRdsLzo2fPnjb/EZaHR0DqYSasBbfcckt+3iusUlhMhMI7kA0GFWKZC1IdE8xpF154oYWWEFaI+MbhC3Mg14Q3JG3CteMJEVdFY21AhOTz9I2UhJbqcPzxx+cOOOAAmw8RHPCOBkRZvAFJPeBzB2OCteKSSy4xOyL18Y99iIeXrxP0cUrKFxOh3Pub33nVt1QpDMlHaEBkwBOMw1uqA7ImxJEAXv2S66cPxOJTagcRlY1hBJZ27drlRShPOeDvR6BkTaBf4FGZBRBeOZTjUJ7rikX2WITigFaIckcClJgtbBY6duyYP7Xi1AIPH89jQQgev2OjGi/GGCKc8rHw4jGSFdhEYmix0HiZZMQkhBgehCTFeZ0QHQo3G7QbxioLVWHZ4hT6Awvp4Ycfbqc25PrAQwZ3c66fk14/8WIjyv2nf3ifSQW8uop5aXBqhdCA+BqDsYHAiIcHYZYpe3jEIKzQv3/99ddZfofAyil/YblonwfYcHHv49CClCn0XEJQiUUlyowjyhYToRDiaAuEi3IQocgHFxOHZWbhevFe4jrxcmDMF3ozuQgVh+NBFkQX1gDme8Y+13777bfnf8fmivmRa48PV9iM4/2L/RCHX2XF8wnxgbZAfChc7/F84nDKISyTfC8dOnSo8L6U+kZ87YSc4/nOeECArI4IxfyQqvBWDMLq8XDG/onvP549HOJiJyNUO9hDtIcfVqUoPvl6iL3HGs9aiNcPaSi8j5APzEV6twsJMyNHFKJlZfnkUoN7zv6Ivo4HVJwLqpgIRfRAqmNfiLmBBChRbYOTTRUTJ8JDfIJNsk13JccIQ2wiySinfxjncf6TFCk0CvDywpj0hYVTXbyhEOlYgLlmfo9xERsiiDSE7bEg43LfoEGDpEQKFkjaAm83PDpiYxLoE57rhxwQDm2CKBcnoy91CCfEmwnPpULDAMOBa3T3am8XF6Ewqvg9oSYIjVnAr4++Hm8qESDdhd5z/MQGJZ6BtGMx76lUQEQl153j1+fhxS6sej+pTIQiRItwxZtvvjmXNWYXjpdF8AIm3MbHO9dceNDiIhReoO4JlRXYQOIFhQhFG8T5vLADPPyINQ9x4sADD7TX4qT8WQEhvkuXLtYOheMCEYa1nvbisIZwTIQ4XqssdDml8Y49g0cwQiteby42FBOhyP1WbBykJrwU8wSmbyNA4AlduA5yCHnttdda23iBjkJSEyBcYEF4Z2x7OB0P5jsvNEQ7eNJtQpA5eN1tt91sLUwxBLkysP1Y7+kDXCviqrdR3BewnzwUu1hqEiHKBQlQolqn/Zxq4sniVZvI/+CJx+NqeL4AYYiw8fTFOMUFtnDh8Go1VPDCmwEwsjCqOPXDk4kTHlzwaQNEGgxSjE4MEAxvj/0nPj4lQSaG68PgKNZP2ICRDwlj1JOyx22XAng2IQxyLV7JKT7FQlzlPuIhFbtY+7850XRjjPCUrHh+0BaeNDPO94UnBK/Rp2NXek/Ejpt9iuFGzFe41Pu9ZBNV6BnG5rvYhqoyESrF0LPqbg6LiVAcShCCkgXiE+3CU/s+ffrkRajCTRUHMJ73iTC1FNfBGL4/45lqr4iznuuIULK4ehNzBKHqtAmJ6FknvRJUFkSHwhQFLrYVA3uJscB8iP2AfZQFIfqcc84xzx4OmXzNJLwSsYnrjEUoQm9pI+yHrOW6YQ3g0NEPY9wznrHi4x2vn6yFYbPeM7YPOeQQE9tJJk5onR9AeIEd5ssrr7zSPP7ZF9BGWYqKiG0kIiO4frzg48O6eM1gbqQtUipAIcTcRgKUKEpsJLtBTW4nNtdUe2JxYePJa/5efod3CKdBCFZxGFrqxiZu1ZziAp5OCEtcE6ISggsbLm8HPKQQ60hCWGhkkhuCRSqudpMSbL44vSJ8wPHr9mdyW9A/2IykttniJJvvHnsu0f/<text:soft-page-break/>JZRT3ZzZTnOAVy22F0YULNuF4KQoOMT5uPceTe39x7fR5h9ADXsfoYkwQestGo5hXSIqbC+4n14fQ4BCWyMabnD6xgRl7QiFeYaC7F6j/rtTnQ/KyMJ/XNDFsfF1edp028A1Z6uITXn4ILW3atLF50AtKgOcBpM+7N6BfNxuOlE/7iyXN977MdbE2Mhbweo4PVlgvOKgi/0t8CFHq/b8mcG2IK3g18MAztvD68JbDbmIuIFVBLEqn1hZ+3ym8gMBOoY04PJv7zMEjh1CFnlB4kqbuEV/MpuHwiRA01jwOaRBa3cbz+0sfYH5I1eut8Nq5PgorYOfSFwoPZxBYuF7WSf8swiN7hpQOJKuaDz3vHTZObNNz//EC4wAyvt+xCJXioZwQcxMJUKJK2HjjUurhRh7rzokeiws5DOKk48VITYQoXCjYTLOpIJyksHIPyVcRpxwWIhYd3K1j4pOwVCj2fdlQcMpb6D4ctwsCHaf9KRoZnF5xbYQVYCBgaPjJLfl+XJginIqTPIQYjA3P40VYIuIUgkyKCceLwfhGgCEcMQ6749rjZJpsRBCg+B0hqYQnpbzpjscA99Vd631sU1iBecG9Oop5utFP+Ey84Sx1mNP9Wgmt8c3FnHhCIVjGXjEpEgstzGskk0aA5+ABD6B4rUCQchGKjTZjIA7fTJH4+ujzeHDQn2OboFCEYj5k/sSDsLBfpLYOxlQ2BhBX8PxAfMDzh3Wi2HXiIR1vPFMSnwpFSA5fYkElDkXnGv2gkrHiHk/xtafYD+I24CARcc0PZ4A1EuGlMEco44H1kXXR8yOlAutdnK8ovscIkOwFitmBbidgN2XFCzzuAxzS4AGIvc+4p9gQXtIeGVIdEUqIcmahIEQl/PHHH2HTTTcNTz75ZLj22mvDX3/9FRo3bhz+85//hGOOOcbeM3z48LDQQguFffbZJ7z66qv2u1122aXC36lTp05IDa4JuPYFFlggHHrooaFly5b51xFv33jjjfD222+H7bff3l6bNm1aePTRR8NPP/0Uttxyy/zf4r2ptcHff/8dFlxwwfDzzz/b9cBqq60WFllkkbDvvvuG0aNHh+uuuy4stthioUmTJmHhhRe290yaNClMnjw5bLPNNvbe1Nh7772tT7/88sth+vTpYamllgrNmze3sXDjjTeGP//8M5xzzjmhadOm4Zdffgk33XRTOO+888JKK60Ull9++fDdd9/Z/b7tttvCkksuGbLAxx9/HD7//PNw11132Xyw11572Zg4/fTTQ5cuXex6GRsdOnQIxx57bPjhhx+sPeg/SyyxREgZ5jz69n//+99www03hJNPPjlcf/31Yemllw5169a1a+3UqVO4+eabw1prrRW22267sOKKK1r/Z66gnzz++ONhzTXXDCnQsWPH8NJLL9kYp3/ff//94dJLLw333HNPtcczfWPmzJn23KJFi5A6zN3MBYzzDTbYIJx55pk2vzMvMj/43M7cQP9gPNAfLr/88rDsssva+1OFa/E1r127dmHs2LHht99+y/++VatWoX379mH99dcPJ554orXFvffea2shvPvuu2HAgAFhjTXWsP4Aqa2F8VzgbfHBBx/YnMi1bLTRRmGVVVYJbdu2tZ/79esXLrvssnDJJZeEzTbbrML1rrDCChXa1tskFXsABg0aZOPaf2Z9iK+H9zIujjzySJs/xo0bZ33njjvusNf9b6XWD+I26NmzZ5gwYUL48MMPbZ3fb7/9zDZmTejatavNoxdffLGtl/QBbKJXXnnF1szNN988pMJRRx0VXnjhhdCgQQOz9Xbbbbd8n8XW+frrr63v+/1nrXR7FzuBdeOdd96x17IA10EfYPyzJ8AO2GSTTWxd4Dp79+4dXn/99XDRRRdZnwDWAWwHbEj2ST6HCFH21LYCJkobTnlIJog7Ne7FuNbG3j5+yoVrOc+EMGUF3Mg9twNhZYXgds5pJ94ChORx2k07pVjlCjdpTnHjEx5CKfDm4TSPvFWUDvYTLi9Bzkk/HkJ4iJDrhfCCYnlQUsCvm9Mqro0S4w4nnfQBEo3SJngBAjH8nBCSmP/YY4/Nde/ePfmy0oVwekmOMzy+4mvz3Cd4QlH5qapwnRSJvRPIc0Olv7feeivvHUQ+F54Z95zye9Jlz4FHDqi4yECpezvQx/Fg6927d/415jXyuXhIGRCah1cUJ7kpejHMCVxv3bp1bY7z+xjfT8qrX3PNNfmfWSfxDkw5BDe+PryA8f4ivJgxwPWR242+jren58pjXsQDlrFAv4lDVlMmntPw+GAu9LGO7YOt8N1335nXL+shY5+cQOTBS32MxN+fdYA5grBkrpXwKzwCPcwu9u7A+5Mxw9zp/SQLbUAyedY8nvH2Y933xOs+TxKO5zmhyJFFcRZyR6ayFsQREN7PuT7uaewZjecPnqBxmH08VvgMUQJZAi9Grokw7Li67/Tp0y0k0XPk4hnHeHCvegoPKexOiP+PBChR1C00dqXFuCQxczERCqGBnC9swlIKM6kOuNFjTHPdbDBjUQWDhDYjtweLkScXjxNMpmJkkEyW78999JAJwmYQkkikjoHlVTtYYL1vEJIYVz7B6N5///3z4kyqEC7AvSTsLN54xyIUmy82Yo6H26Vyz2s6L7Dh4B6T5ybGRShCC7I0/mMjmnBMyqsPGDDAfkZs9fHARpRNJtBXyBPGJp2qP6mJ8YhlhdV7yGHHZosQEvo2m2yMa/IfuehQDhBO4XntCtdLBFrajN8XywmX+oabPGAI7Gyi43uOGO0VAKkAF2/QyHfjudGyNC8SToSgQJVXrpF+gSDDmuD3no0o4XjMGQg0HrqcIvF9Y35g3uOwwTfSnjORdT8Ot2StpE9gO3BIg33I+wpzBaUGB0ysdSSX9rxXHopIn0CU8XAzzwnlOQD99ZRCsBBPCLNDTENMRGyi+quD6M61czhZKLZzYMM6wbxBP8qKEEs1a+xer/IHvl5iG9PXsYW5fp8/<text:soft-page-break/>CUdMteiQEPMKCVCiAsSpu3ERL5QYnogrnOyj5HPiGxO/N0Vjs7LvTLw+uS1YZDG2C6u3sPB4EsK41HxKbfDCCy+YwMaiSQw7m00SyePp4yILG0+8m2gHKhu5MUX7YICx6WZjTkLWVCh2j9zIQFgslrsnFqE4AS00qFM2styIwmCKBRhPHsppJoIkhlSc08zzHCHYZe2ED9GZ+Y4NRHxtsQgVewwVI5W5gDHNhpl7zKYBo5mS2WykqWhJH+BUF89ArjtOQp8Vr7fKYL3ze+0CfDwG6A/8HkE2S3Dg4DltXGCJ13rmAiqi4glRmddrKv1/drAWID4hwHhuH6p+cUBF5TcEaLcBEOE8H9jIkSNzqUPeRzw+EZriggIcvJCU36v+IkhwkEVeTPKBeREWHx+FdmOpE6/n2MB4vXh+SLeduP/YiOT+wZMcO5k+74nJmzdvbrmAEKnj6ngpwFhn3UeAIg8Uwgt5Ad0TCq95BBcqPJI7kPHAOvLoo4+a/YjXZHyIlwU4iKIvey6vwiI8HNB7lWQhROWkEYAu5gt33313uPXWWy12/9dff7VYZfIeALlciF8mJpwYZ/LBkNvEiXMjpZLXII7t9+/8/fffh/fee89yVwDx+ieddJLFs5Pbglhu4t4dPkdeA2LAV1111STbgLw1Z5xxhuUqIM/Rww8/bPmtyHtDfDuQ34g8YLx3zJgxlveDmHbaZ+edd7Y+w/vJf5MC5O6J75HnKPC8FFtssUVYZ511wp133hm+/PLL/Pu4x61bt7ZcR+S2IN8DecCc1PJaxJDbgHwe5P/husj94NdEnocDDzwwfPbZZ3a9vMa4od3Ic8S4IPcJYyErnH/++ZbHgTwfjAOujfmQ/Eb09R49elheNK69T58++c/5nJnaXMD9P+yww8Liiy9u/Z454emnn7ZcR4cccojlRzv11FPDE088Ye8fOXJk6Ny5s+W6IVdeFqgsVwk5UMjj9dBDD4UXX3zR+j5jwMf7F198Yfl9Vl555ZAVyP+3+uqr2/PUqVMtvx/XHa/1//73v8PBBx9s9gLvK0Yq/X92cP3k+yHH5TLLLGPzI7YB8x/j4tNPPw2nnXaa5YehLzBmhgwZYjkEU4brYV3AJiAv3DfffGP3nr5Ae5AT0fMg9u/f33LkMWeee+65tk7Cm2++aflySj0XHn34xx9/tPxGhes5NgN2IbYeawG58sh7Rl4k2mC55ZaznEfYSeRJIx8SOaHIAcQ4om2YV/k/UrATfKyzDrz//vuWB4+8VvRz8n8y5zPfce177rlnGDFihO0P6tWrZ/f+k08+sWtee+21Q5YgFxa43edrhj9jK8RrgxCiONmwDMRcgcSSJBXF0CKhJsZGLEJhQOy66662+D733HO2SSURZ0zKiSWvvPJKu27aAbGNJIOIbOuuu64lj/SkihhYLkIVu94U2mDKlCnhtddeM6OS77v11ltbEmkWz27dutnrJJT3hZU+gFHdq1evsO2229omFMODxLupwYaJhKHcR8TU+J7RH4CNFRtuDE6ML/BxgAjVpk0b+zsfffSRGZ5ZgT5B4uSBAweaMYnBieBIH0CM2WqrrazdMNCZG9zoYlO24YYbhqxAv65fv74lV0aAYR7gOd58k2j8mmuusQTLCFD8G+IkoynMBQ7zIHMfhwsI0UcccYSJB4jOCLKMfzaWXnCADTgJ+wcPHmwPBOmUcVGJvj1x4kQTD8aPH28bcA5gmB/5HQmIR40aZUIk8F42X8wLiNap4tfjsM4zBzDPMSc8++yz4dtvv7Xf/Z/3fIX3p1h0orr9ggciDCIL8/3zzz+fF5/YbHPvSTRNX3CbiPHCuCnWtqVM4X1lDkSMR1igDbCB3G5yEYq5giTjPJgLSDzPoZSLTwjZ/B1PWF2KMMczxrGBuR4KjGADO8yFzH3cX8SX448/3u4/dhD33wtu0B7xgZaLUIyP++67r+RtJv/ubhevt9561o8pzELBHcRG7EfmQb+vrH3YjcwXBxxwgNkN9IWNN944pEplY5Y2+Ne//mXXR7EFT7zvxTc4mKQP+OFtVhKwCzHXqcI7SmSYytziSSxJ3iOP6/fcNu52jys1ISm4lccx0FlILNmgQQNzNSehKGFmuNvz8DAsQgxIyoi7MS73cchdShCvT2lY7vEmm2xiOV3IXQM8e74GrpVwPMf7AOF4Rx11lL2HMrQpQd4GwooIK+H7k9eAMul+/fHY4P4SVkB4YqGbtbufE2qRMpWFAhBKxL0lLJNwwyOOOMLGPuFXuNW7C35WQq+KtQNzH7k+yAfGNROCQHgixDktaBdCkJg3sgTzO2GG5MIDQkoIPWFcMCb22msvC7kgKXlKobfF8H7MHE/eFu6n57Yjxw+hNTBo0CBbJ0iwTUgyYSbMEbyWcu67eBwTask99hw3rAHkfmMeYG1gzvO+z3svuOACGyOfffZZLmtzQfxvwstYL8mHybxIcu3YBsBOIOwsTkyccj9gvM+YMSP/Mzm9vPACeSOLrYkO6ymhioTjkbicfJKlPD4Im+OeYu8x/r2gBH07tpUvu+wy+x394Oyzz66QkoEQPGxmbEjWifhztBHzaKmGoxFKGM/hhfcUe5++zXwP99xzj9lO++yzT4WcUKmEFlZ3HHBPSS/BWCcMH5uPcUF4Hf2DkHXWDA/LJi8cawJhl4XpOoQQFVE9yDIkLifMqR3hA5zqET7FCS6nXaj5Q4cOtZCMW265JV9inhMPPovHA6Ea4GVXU8O/<text:soft-page-break/>M94LeH5QOhXPGDy9OAXjxOeqq64yjw9KrBOGcdxxx9lph7vWe9hdKuASj1cPpzic3uFG/uCDD1qYGaWj8XA55phjzJuBE0G8Wg466CDrG+4NR1+4+uqrwwUXXJB3sU8B+il9llAxQkoee+wxKylNyXS8Prj3nGpzSksf4DppJ7wbKLlM2FVM6uE2fopNSMCMGTMsvI77TF/ffffdrT0oK3/bbbfZuCfMhDBNQjDoM/QfPyVNmdgLkn+7pxMeIFwj8wTzACe+vI+5Dzd8PyGlXzz66KMlfbpfE3w+x5uDkGT6A3C9tAmnu6wFnIwzPrIA95VTfbxeCbE566yzQsOGDcNTTz1l955T/y233DK0bNnSSqtTbps5ZNFFFw2NGjUybw/aI3V7gHkdTyfmBDw3WBMJMyX8Fpg7mRNoG7yBmBfp+3gB4QmYep+P5wLAW8U9u/B4ZNwTdrrTTjuF7t2758MLv/rqKwvNxFs6lTD0qvoBayI2EW1B/8YLDk9I2ojwq759+9r72rVrN4vtR1swZvg8ayjjidAz96guNW6//fbQpUsX897B8x3PFWw/+jo2MD8zLwDhdnh04TnN6+7dgif0I488Yh6i/B0P03JoI/eGKzWw4RjzpFLA65ef/Z56n8Ae2HHHHc1W5rrxcqLvX3HFFdYfgOiIFPcBhbDO0e9JxYE9iG1E+CWe8Ix77L4TTjjBvONIW4I3PH2bdmINIfySPpUVe0CIeUaBICUyTnwqwwkOFY7icsJDhgzJn/5z+sPrVL7AawavIE5/OAlICa9Y54mzC9uD03xOs/20z9uI9z/yyCOWQJJqLg4n/nFJ3VTAi8W9V9yTgySynkSUkx5vL05yOO0kwSZlpePTMT/tSTG5bOEJHZWcnnjiCTv15FST8cAJJieCfgLG6S0eb1ki9vjAm83nAfp6u3btKnh2MQ74GQ8AxgrvwwOEak+pn3jGCZU5rafKFZV7ONm94447rH8A8wDeQE2aNDGvqMK5wtshxTFRGSQi514/88wzFV7nZ+YR9/jKwjXTxznlZh6ICwuQSJok7Hhz4OHjHi9cM2skn0vZCzC+d3gB49XAqT4eTdx7xrvPBVw7nlDYCV4BkrkiLtSQ2nxAVUO3C2L7gDUPD2DWAjwfnSuvvDJf9ZNxQJtQ5Y7XaTu8o1Ik7sN4uWHn+ZrAvylO4rz00kt5T6hrr712lntOn6JYAUnrKc7COlHqCaXx6Cr04sQG4nckVI89wUaMGGGJuPGE32OPPWz9ZLxgK7GGpDQWmMPd/mc8k2ScOZAxjad7zO2332793m0jvGF5H59hXcxKBVCgoh+FF/BmYpwz93sCeeZDbGDGDHMDewM85/B+w0786KOPavvrC5EEEqDKiHhBRHxiE0H4EQsHhgRVrFiIMLo9HA/hicWF15mQvRR54d9LYUHBVZhrir87CwuGI8YmFIpUGE9UAWETQondQlLZfFFGG+OBNii8RgxojCdCK+PfxSIUhlXq4WYxhX2XfvHss89aNRsMboxLNlcYm1S+ou+nHFpR7NoRnxDX6N+IS/QNRGbGOkKMV/qJ24oNF1VeKqt4lRLx2CUsE0MasZ0+j0FJyMExxxxj5ceBqnD0AwQqylO7iJtV2FzQF6j8xNjgehHeMbhZE1IMuYr7cnz/mfcIpaPSqdO1a1ebBwi7Y+5jrUTEZ3Od0trnVCWSUsGKcuv0ax/3LVu2tPvP4YxvRj0cD9uB6nc+NiA1IY6wIgR37m88lpkLOIxwoY0HgpTTrVu3fIgmYVv8DeZRqpw5KfYPr3rIvWXsc/hC2BiVj2mLPn36VBChsCloA8ZJinDgxvdnXMe2TdyPmesRoArvKWHXhGHxe0QoxGsOJlKzCwkp47vTj7nvtAn2AO1Cmgaq2cXzPHMC66PDuOFAmrkDGzt1vLIp+x5ExkmTJuV/h/1HBWQOovidH9gCbcQaUuyQWwhRHAlQZUK8IGJAs2hiVHmeB2CTgbHJ4sPCA0yoTK6cCsfKfioLLLCgcDKBAOOnNJxoO5xcsPGs7NrIiYWBmWqeEwwocpQQvx/fbzeoOMnnBA/js/D6XYTCyOaUMEsiVGX3m3ZCkOUEmIdvRNiopLqxKIRNJqd7rVu3ruDxQY4nrpkNSNzfY0+hrNGpUye7x5xm+uYbzwj3AGJcILxxCo4nFIY6YlXWTzrZiJ1//vn5TTibbh477bRTBeEhJdg0DB8+PP+zbxjI14HQ7mXjr7rqKhOfBg8enPd+QJRlo+Z5EVMjFo3jOY/cPuS5Ig+OX9vkyZNNiGddLPSEinNCHXLIIdYXUrIHHDxfWRcRU5nvmOPoH/xMH+HwCXvBvcFiAQYhlkMZDiluueUWa0MnxbYADlv82r0fUGoeMQ6PV9og9oTCEwZvuRRz37m4Tj+u7CCB+R1hBYGtsnX/66+/tjUjFh5Suf8utDGuOYClPbD1uB68nfAC5rVWrVrlox4Q2RDdYq9Art29g7IC3qAcvNAW3E/EZdZ9z43LOsCYwD6GrNiFQsxPJECVGXg4sNjg7YR7dBxSBXg3sBlj8Sl0wXVSmGwLE4liSGJccd1uVBN+xuJ58cUX288kmCw0IjjVYcE55ZRTkjzd8JAB3MRdUHAxIU6iXGhcFiYUxdBkAa6sT2SBwhN8xgfGNdfu/SUrsOFm84UB7mBos9nAOGeTieCY6ul2dWF8k0z73HPPrSDOAsYn4am0CZ4h8Msvv+Tuv//+fKhyilSVPLgQ2oSwIkR4vGbZoH/66ae5FEFI8gILbJ4RGDjpZl7kvnLiz1zPtbr4xOsOnl8c3KS4DrBx5LpjD2Zf47hO+rgL0YwJRBfaAdiI8VnEar/<text:soft-page-break/>3bFqZOxDt2LQiVKQ43xNeg0cD4UdDhw41+wh7wIVoP5Bgjoi9wysjFfGhGIiu2EgeZkrCbNqF11n72HRzvzmccVIrxMKcx73F29E9fR3s4HhO5Lp5D+shBw+MITxiXMiN54EUbOKq+ivjGU8orhfxhbHB75gvvGALNiReX4jVzJtZxO8jbUHUAwIza4ILcaz9wH6C17wYixCi5kiAKiMwHgkh8NMsKl0VM5wwwDA0Uvd2QWiJT7eoZMSpLdeGceG5CXA1d4OEa3fDAgMMl1sMr/jEJyUQUVxAwZsB77dYdOQEj80G7vSVbVB5ZnOSYsjNnFJoUGalognXxVgnhII+MX78+ArhRmxGvdoZgiPu+FkWGV189VP8wvtOv6ddCMXzeSH+GyltOAvzVRWe/Kd0LXMKm0jPbYPoQuiZj208WtzbKxZmvR9wcIFQmaIAxUaJsFKuDU+nGCpa8fq7775rayKbLw+79M96VTDCUr2aGcIdXkG8jjiXYrswlvFmwtMFD2k8/HxTGV8PgqWLUHGenyx5hnLfmevcLsBzGs83QvTdO9bHB3mCYnE2NQEGD1cPMSXPV+F1uPcrD7xd/d+MA/oI4acIr6Wc32pORChSELgnlPdt5gWEF2xkT8cR2w4p49fuVW19zCO4Yvtg+xN2j10Ue5AiSiJQZSUtgxC1gargZRiqOXiVFlhzzTXDmWeeaZUbHnjgAava0qRJk7Dwwgvb+7wCDNUbqIL2+++/hxQZP358eP7558MLL7xg10P1jhYtWoRXXnklLLHEEnatVO7ZeuutrYrT6quvHvr372+VLQYPHmwVQVZYYYXw448/WnW4U045xT6fUsU/KnO0bds2NGvWLPTq1Sucfvrp4b777rM+QcUiqh5SrYbqTVS16tSp0yx9huv066UCVCpQwYn+u+yyy85xlTa/x/GYSAn6/ltvvWX9l/HNOF977bWtaiPXRmUzKv1R5YdKX3fccYdVvKIKEO/n4RXPCueRlPH+QNUir1rGa9OmTatQASfu9//617+sGpC3QdynUmkX78dUOhw+fLhVcqKKD3MjVa6obljsWlKZ72aHXwfz4ccff2xVvJgjqF7kY5u5kPa59957w6uvvhrGjh1rlatYD5g7qfx34okn5quipQTVHBnTl156qVVxoz1YH4CqVqwJVDwdM2aMVS/jd/QL+Pzzz63CE9fOmPFqZlR7o0Iqf5cKWCm2i1d5o5oXD+4xbcBrVEz1KmBUwL344ovtPT169LDKWFSA86pxKVHZfI49RGVDGDVqVL6iG9UQvSIgawLV8KiWhi3lpDRHcP30Y6qaYheNHj3aKrxS4Y3r4D4zR2IPUuGU66RfUPmOdYIKeW+//bZVC8aOSh36Am2CzUsFbBg5cmQ4/PDDzS5gXuBBVVzmRuZDqid7X0mVeE0cNmyY3VNsJCr8MccNHDgwfPLJJ7Y+0O8d1k72D7yXhxBizqiDCjWHnxUlTFxOmFLavsAAC+mtt95qZegRpI477ri8AcECixjx9ddfh1tuucUm3pSMi0GDBuU3FxjIX3zxhZVFHTFihJVXx4jiGimjDeecc45twrhONussOm+88YZ9DuODRXePPfaw96ayEWfDwGbhtNNOs5LxXh6WnyktS0ltjCeENTYN3bp1MwMjC1xyySX5+7fXXnuZMbH55puHcoKS8RiJ33zzjd1730TRDmw02WggPlBieNy4cVZKntcRLR0MTMbG/vvvH84444yQJdiEM/chvDEfYGgjSN11111h0003tdfYVAOll/l9q1atbK5MUZDxeYuxf/TRR9v3R5zltXfeeceM6Pbt25s4k2V8HLRs2dI2lL/++qsdMrAW+BzPGnDjjTfaOgK0FSXVEW4R8jfeeOOQGv/n6W73++mnnw5XXnmliXAIzl5e3qEfTJw4MTzxxBP2M/No165d7d98zjdisX0R/zsFio1hDtuYCy+77DLrE8x59BPWR+83Lux36NDB5gTsppTgurlXfi1Tp061+0b/XmaZZUxU49/QunVre9+dd95pP7MR57q33XbbcPLJJ+ffl+J8GM+JXBdC4uTJk8Puu+8eVl55ZTuUoR/sueeetjYW4nak29OptkFlbcLcyFhHhMIGHjBgQL7P8B4eP/zwg9nXqV8r6/uxxx5r95N7iOjcr1+/sP766+ffy/6BtmDs0DYcbrOWMjZcjBdCzAG14ncl5ilxiAix2sQwE4YVx+4TUkByXQ87o8IT+Z8uvfRSC00g4XJq8J1xISeciOotHoLm/3Zws6UCDsl0vax6YWLZwnCC1MJTCKHynDZe+Q+3c89/RVJ1+gThh6lVL6qM9u3bW9gYcfvkMeA6yYEFWbnG2UFicdqA0BjcyAkvIszsnHPOybvOe7UeQkwZA7zGPMEYoM+QF4W/w9jIQmWbGPoBbUMohZdM92pItFucy4aql1RAJGQr9RLT5Gohdwf3lZw2QIgFITbkAmPuz3JVv3j+Zm6k+hNJl5kH4zHhEJ5OTjzCjlgrUst1ExPPfSQMZ55kjee677777vzvCL0lHIn+TggW8wNtQP+Ii3akTNwW9APWv7jfM87Je8SDMJtiYbfkx0sFkqMXKxhAvybnGeFF2IEeVkkYEmPDS9ADfZ+wQ+ZH7MRUw+4qmxPo5/vtt18+xM6vsbBiZrHrTc0unJNwPAoTeThelkJOSSlBTlhsRV8TveAE8x+hh566xAsRsF4Qnuj5c4UQc44EqAxDQk3i1Q866KB83gs2orEIxWYd0YbfYXRQ1cYrXqRkZLDJJpkosfvxZsENSF9Y42odGBoYmmy0KUHPhv25554rWn4+VaZMmWJx7C4oIkJRQpb7Tf/w9kjdsCAWH2PCEwdzvzGgEVhicRFBBWEhi5DfjTwmbJ4LE2oD1Zrq1q1r493znDAHeF4Hxg//ZqPBXJBqpbPZbRAY3xiU5PEoTDhLyXFyoVx00UWWdJm2inO+pIbPYeTwIAcQlb98M41Qz4aLjTbzBH0i1QTjs7v/fs2FOVuGDRuWF6EQmrJGvIax0UKEZIyTUNgF6TvuuCP/<text:soft-page-break/>Hg6peI15gnmgsP+nvCbGIhJ9nzxG5HHhUKZv3775HC+ViVCFa2Spiw8UD/Eqnr6Z9n6AXUiOG9qA95Bo2ud71ktPPM97SL5MP/AKkVnC7yHzX2wXOanbRYVUp88WE6EoSpSVQzyfwziIot9jA/lr5HrjMA67kcrP11xzjb3OnmLMmDFWHTQLeb+EKAUkQGWI2DjE+MCw8pNdNt4o9ywmJF51SDDJz2xEzjvvPFuInRQWHL9mqtNQHvatt96a5T2cavTr1y93+umnW7LRI488Ml+KGxGKjTcCnRtjJCXNCohqnkCWzVahJxSVjlyEKnWDuirGjh1bwZOBfkHSdfqEn2phhGNYc/8xrlK+3kJIks2GESPJr9fHRjyOKa9MOyFKvvnmm/lkwt27d7eKQPwdxlIWhIj4/sYJRAGRDi+Qm266Kf8aHlH0DdqG+YD5kspYxf5eamBUU900Ftw86TwbbAR42iP2cEgd7/f0ZQQHvL2oYnfhhRfmqxoCawFt4/MH8wSbkyyMAadLly4mtuD1xek+4PXmax7zgsP4xxOKqoexZ1jK/T/m+OOPt8TSHFAgzjRv3tzagMM3qpy5COUe0hzepJhgHc8ehHSKziCq47XB+GbTTUEWP2jzSrmIk3799H3mP4R62iWu+pmVflBMhPKCLXFi8lRFKA6cmOuo7sxYr4l47G1C1WMqh1J8IGtFaBgbHFp6tADensyR3H/WCj+YowKiEGLuIwEqIxSKRbjM41bs4Ve+CXMRKvaEQqxCnOF1Fis2pKngiyrXxUldDIsnJxp4OnjVIz/15eFGFSf/eDsgRBGOkzW474gTlYlQCI/eT1I1LrnPXAvhplwjIiIbDe59PAbYcCAupBRGMTu8tHxc3arwPsY/9+jRI3/f43LjWYV7zuaqV69e+fmCE03mDMZA7B2A9xzjhd8zfzipjgu/XgQYPH3YRMQVDz38CAGKPuFhianj94t7y9zHg/XQvRy4/rjSHSIU3oMeZoG3WFbCTzlgYF5knigUUvAc9jaJ5w/sCa+UmnL/LxQQJkyYYBtL7re3BXMgAq2XmveNNqHI9AME6XiOSMkWpA9j0yEgsOEm3QIhVYUpB7p162bXT6UzT1nAuknV3Lgacsr9oLrheC5CER2QqucfYx0xBZuWuQ4x1ataFt7Dyq7N34fHT8ohyIX49Xqfx8vPK1wiPLnoPm7cuFk8RIUQc4/0SniIWYiTgJJQleSSJNUlSSBJQ0miSYI9EuuRYJxEzVTB4zNdunSxpMQk20SQJBEvCQdJzEdCxlLHkz9SkYMqdx988IFdJ5UqqNhBRRuSMa+77rqWgJckstOnT7dExLfffrslmtx5553DTjvtZAlovapFKgnHqwPtQSJJqjx17NjRXiO59LXXXmsJOKn4QlLqOMlsalCliIo9t912m10jySRJHkkfJ4E0Fd9ItEpyfZLM0u9JOkqSXT5LtasUIYkqCfe9uEDDhg2twk9h342rXJJgl7FCFUwnTqSalaSqQIUbEoZ++umnllya5MpnnXWWVbkiUT/J+CdMmGBJ+BnzVDzyBKRen8MTOKdA4bzl95F+wdig2hOJV1kDqHjoyYSZ+0hM7pUBU4c2oMon18u9paIV45yxQt9n3qPqFfMd8+J+++1nayD9g/WBRP5UiswCJE1mniDBvq/z3qdJMkwb0R5UxyMZL+3BPBH3o1T6P3APSRpPZUfwBMoUVcEuwh7aYYcd8m1BH6D6F69TIZgKiGussYZVe6NNvv3226SKdMQJ4enD3E+u85577rH5Ye+997bqpuAFFyg4wVxBNeCzzz47XH311fk1MbV5kDHOI7ZlZremeSU47D/sItZIClVgM1KwJ6X1kIqdVMCl71LBkKI0RxxxhCXZZ93ze8i8gF0UVzsu1iapV/qrbE2k4ALJ5ynIwBxBMZ6tttoqvwfAViTRPFVws2YXCVEKSIDKAG5wsKGiyg0bbapUMFlSDYsqb2w+efz73/82EYrFCeGBkvXXXXedGWt8nokYYQajhEW41Kvb+KJAGWjEJjYaGJ+UkuZ6V1999XDwwQdbBSs2WM5hhx1mYh3CixsqvvCkYmjVhA022KBSEQrj5Mknn7SqUCkKUG5geIU3+j4VSigjzaaTzRfVS9599918f8a45OGGSGVl6Esd+iyCChuKBx980MYCokqx6ixcu7cVmyvKSSPU8u/YsErZyCo0Etdcc02bExAUEJnZcB1//PFW8Y0qVlQBQ4ho0qSJzRsx/ndSaQ8XGBFeqGTGOKC6G31jyy23tH8zR26//fYmurv4NGnSJBsLbLqzUNXH+wAVy6h4yvhGaAFeZ05AjGQuHDx4sG3KEBjoE4jSjBHEiRQpdnDCJopS4my22Jj7tXl/4Zo32mgjEyGpeEels0022SSZfh+DmEyVtu7du9s1ufg0evRoe422QGD2EvIurnCtHLo99NBDVvGqefPm1k5UkXVK/VCKMvJUteRggbkMMZ21HRGKwxkqurEuIsAisrFWYue5CIXwxPXddNNN1haPPPKItVdK8yDVjrl/HEQiuu+7776hfv361frusQjVo0cPE5+22WabkBrYO1wH45j7xxjA9kVYd5gbOaBlLsQ+rqx9Srm/13RNZG6gQvLyyy9v8z1rPoIrewDayNdDXxMR8jjER8RLpf8LkRISoDLi+YSYxAYbzw42WiwubKwwxhCUWEhjEerCCy+0U6+4RD1GJ0Y5hhcLd6mLT/GigMjGd2cjxULDgnLQQQfZpoJr55owtHidz3DayfUV22hkdaEpFKG4Tk7+MUoxNNikpAjf3TedbKaAk24ENa4Tg4P7zgaL00CEKsYIDzbnbFRSNLT8ml08xujEAHcRqtipvW+46tWrZ8+Mg5SJS6TH/4432vTxsWPH2saL/n///feHQYMG2aaUNuK9Q4YMMaGKjViKcF+Zz/<text:soft-page-break/>Bu4jrw7HOvh9NOO80EJ8b9999/b23B3I8oxSk47YJQwzyQcmltXw99/mYTQZ9gTnDxlfvLM5tvPH+uueYa85LzseL9JxXYJM2YMcPmAE7vfR5zsYQ2wRuU9bxnz56hV69eoUOHDtZGvr4jTLE5bdOmjXm94CmVKoioeKwgMsX3crfddrN5/6qrrrLDiGeeecbm/9gzlMMqhBs2pJV5hJQqzF+Iqnh78z1Z+3yeR3xFhGrdurVdF/YgD9Y+BOdYhOKgjs/SFogXKYENjGc78xr9gAMZvFgY6/G84FTl9bPOOuvYOoGHUGXvLTX8O/7+++82nrl+xj33lkPp+HCRfo7ASN9HgCr2d1KH+8h9xwOauZ41jtdoHzjkkEPMblpttdWsjVj/8IZiHHA4xxqK13AKkSBCpEha1paogBuQjz76qG2sEVoQXNh4MbGi6ONKffjhh4c77rijggjlYVksTOBGGAYoHlKpnQBzwnPKKafYqRVCA6d9cTgJ1+ebSzYcL730kolWGGGlfrI5L0QovD/wCsFIxyU/dQoNJlzQMaQ8nAro62w0eZ3+QghSVq6ZDShiM2A4QzERyucMRAhc61MKLSlmJDOWfT7zDScbbIxK5kJCbqFFixZ26v/www+H008/3U7FR40aZRs3Po9wjTcUYmWK0BZsrPGGI9yYe89mlIMIvF0RYvASRZBFpOR1QjIwruk7CBPxWEkNX7+mTJliY597Tx9hYzF+/HjzBiic4/16WTtTBC+GCy64wP6NRw9hZWw4WcN9s+njHU8exjziDIIr6yQiA+OHcUDbsA54m6S6JjLuOUjx744ogwCDEIMXEHPEFVdcYV7frAF4N3gb0RaIebw/PtQodRCZL7/8cuvzeG5xoEKf5sG1+HXg2cMcx1xAqgWuGzuRNSAWoTicdFLoB1wfggtzGtfPHIj9d/PNN9v952DWRVXmSELzEahm5/XjYyiVfuDf8cADD7QDFg6jGe/sAxBWOJRjLUB8ou8z/pkbn3/+eRMo6S+MBwTrLMB9JPSecY/QSkQHKTc4cGGvgEDXsmVLWwMRXRHzEeOZPxgTiNUpr4lClDoSoBLnhhtusDAqFlwWHoQjP/3nxBtchELh5zTIvR5cfPLTcyc18cmhDXjEMeuFp+KciLFB53ScPCipXus/FaH69u1rCzLGahZxLzfyPXk/B079MKoJO0vJuKyuJ1R1RCjCUznhow08F0hqcL3McxdffLEZ02ya/FSXnC3kuKMN2GBhZOIBxCaUjRdiFOEZCPKEpWGUE46aovgU9182YfRt7jnXR/twko+XD/ndeC8iFJ4ghCAjUGF8Mz5S7QcOczxhN2ywEWAIq8PDhfuNpxteEb6x8g0moSqsFZ4rKDW4Z2wc8dLg31wnfZ7r54CBzZNvoJgD8G7BVhg4cKCFmiHW4O3DST85oOLNVqmLDtXxCkdsxusL8Y11nnah3zMuCMdjg8780LhxY9t4IsRxeEVYEqSwLnCQ1q9fP7subDzPV8O9xSPOr8Pbhf6C+MhcQL4riEWowvUwhX7g3xeBhbHsXpyeUsHHPd6etBXhycz5szt8SSn00GH+ZxwjQCG+IaiSloP7iPBCqoVC6A+IVMwj119/vc2VqUM7cN8QJVnfsIs8DJv2oF2wGegrjH36DfMiaRuwA1gX3PtNCDFvkACVOIQXsLBwGko+F5R8Yv8LRShOuHHBRoTi9D8mpQW2JngOEE6FWYAJzcPwZlHCC4ITw3IFzxA8IbImwPmJLcIa958TQE7AOM0kSTenXBjnWYrrj5OIFhOhuH4XGnFHR7SmUAFJN1MWHthQEUKMRx/3F88X5j/GOOEYeDdddtllJkqxOUOsIiE9m3CuHaObfEjkAUop1MLxTSWn+gjrGNYYz4hPwNgm9AgQocjvw/Xh+cnpN48Uie+RtwFiM2ObTSen24iSeD00bdrUNhb0czbpnvuHXCAINniLIdKlCN+d03o8OhDe2Gjh9cG8h9jEJqpt27YmNHPwhODKeEB8ZowwVmgjPKf22muvZDxeqiM+0RcQYwhHJfk4feakk06yzTUCLSBCIb4wNyJO8HnmTg/jTmEM4NXGoRuiuotPfg+9LeIDRuZ9xj2iA5/HewrPJ64bmyCVua8QrpH5HG8eRGf6O3l/EJ+wh4E5nvmBaAA8glL1/q0KDyFkXDPnMy+y/tMGHDiyVtDXEZ4Ro3jQ3/k9bZhqGoZCfA7jsA2RycUn1n3CT7EFuO6hQ4eaSM2egP6fBfFNiFSQAJUQxYxDvFmo4MIJNwnHCbEguXahJxSfZfJF7S8UoLIIuU44BeJUk1MdTvc46WWD5h4AqRvc/5SsiU/g95INFSfgnHgiQGCAs1Ej/p+4/sKE01kWoTwnFBsVvCHZgDI2Uq94xj0lyS7zHJsONhvkeqBfk9cCcQlxHvGdBLtswDEwMbrpGy5Apyg+eX4Lcj4hprOx9CIC3F+f49lYxCIUyXXZcCLMpDr+42qNHnZHODFjn1A79/zAu4u1Dy9IvAEIOeR3tJPnvUKcSi3XjV87ghP5vRjbiOusa4iPjHk8YxBh6fsIE4SgsBHFO+KAAw4wj784/1Hqa6GPB2BtxxuGZNocuvE7DiIgFqHo/4Tj0X/oJ7FAWeptwRhASCD9Aocpcd6uwu/t4wVRjgqBXuGRuROBAhEKYd7DlVMcC4gMFBvAqwXvJgRoijAAcz9rBAUpaDPgIJZwTIQY7rl7RGcBv/9cHzYPXn3Mi3G+V8BOYC1kHSQ0LUswfoEiSy7MIjgjPsYVYPGE8irCQoj5iwSoRIgNRQxqNhwssmwwSCp+0UUXWR4AcpmwEGN4xiIUJ15syEg0Xg5w+ktYAcYJYhSGB0Yn7vV+GlLqRqaYleqKBBjlnGyxGcPbwb1d8IRJ1ePhn4hQGGKcfuIlhPiU6majEIRE5kJPvIsXKJtPxDVOu3lw39mM4/<text:soft-page-break/>WBdwhQKQnPjzg8MxXxCbherps5jTZAZOLEH+GB+81rHoLCGsFpL59hg0blH0ISUxOgqOBHmB3zOeF1XlyCcGruORtONhv0dc/fwlxPwnUOIthokweMU3427CnnvfKxzvdnY4moTtih54Ei8T7/Jh8OoZb0FUQ3rwpLOBqP1MKtZmcbUQEO+wgbyMMT8Q6DQhEKwYnP4hmIkINoS5ulIkQzDhBQPElyXHihEOZGxg5jiL6Pl6CH4yFAIFCkit8r+j0iEwexVANEXEF4RWjmgUjr7cM8yQMYN9gLcRW0rMC4Z9334iMeIQFPPfWU/duFqVT6fTEKbXn/N2sEh1OMeTyEyW/L4aTfa8YQe4UUqz8LkToSoBIzsNzTiVhlvHpww2dTwQkOyj4TLMZULELh9YH3g4tP5SK84B3GiT/tFLehL7bl0AZZwftsMQOp2L3lfeT84eGfzUK/92vgGov14WIiFCehCNN4CGVJfOI62XSxecCjB3GBsDvahNAbxj8gxiDU4A2BRxwCDaJULD6lgvd1rp0NFJtP5nzmdpLtsskeNmyYvYdS6nEeFPI/8Tob0NRCLxFSCK9BZHKPFjw4jj/+eBPfOOnnNdZGwpLoD150wsUWwtEIVaTNECZ8I5YqjHGuBW8mNtes+8x33GtEOEKsSbbMQQwiPP0DLzDC8AhDpU1Snw/B537CahDY6SMISe7ZSMg19z4WoZgXuX5PUYAIRQU1Hnw2BbjPXuULqhKU6et4ueABwhhwXKSHLKyPCM48Hn/88fD222/b/WV+QGggNyDXyGEtnl8IkF4dLiXxCe9dxNLqVGdDbOf+Mu65fs+PxUENhzGITxxkQ6rik6+JHMBgA5DbD69WQs0RmwivQ4yk6h15ch3agHkTOynOGyuEmD9IgCpx4vh9jG0MScQm3Oj5NwstxhSGE3kAqIqDWznGKO75VHtBfIpJ3cioCV4Zq1CASHWxLUdiA4Py2cT1YzhygkvpcN+QF0sampV77tcRX0t8PYXXH4tQhN6wGWPDnnrei1hs5PqY20i4zL+9ehU5nSAWoRAjMLQJU6LP0HdSPPXl2slfgrcrYwCPFj9Y4LSftgCEOIhFKDahGOQpXS/gpYH3Bvl6SChNLj/CiQijYYOFuOiVPMlvRvUirhXPBp//GT8IkVkKvfW+y7Xj4Yd3C7YAwgTPtBniJGIc3iG8H1GKzXYKeY5qAh7ObLIZG3jB+RzhXkHcdxehyAHDPIJXBLmCECloR5KSkycHcQ6ButRh/NP/WQ+pZuae3ZWtHaQf8JxxxQ5uUrcL43kNUQ57gTmRtY+Hz/lEDOAhddBBB1UQ7VJYC/DqJpyYUHMOVFxQqgyum76M8Ij4grjKfUd8ISUF3kEpJ9uOQ9ER2rnneAUCXqFcO4Ij4jRClFd9ZW4kByDht7SBPKCEmP9IgCpxfEHEKEJwIt8TBqVX9uC0mwUJQ5PQIlzL8YhCkGKCxe2UcItyJd6Ul7pxIao2MAgb4CSTTQXGIvH7CK0YZRhihQZ1oVGd6v3366JMOOIKVXzwakSIZi4oDKWB+Gfy3iBSFArRqcGptQsKbLgwHrlOcngwx3lIiSfXBYxSDGzay8WHVMUnh7HAyS2hRtxbDG73aCIkKxah6DeEnXq+r9SuF/EUzx3WNzZPiCfcP+45oXWEEyKm8BoiC9fHoYt7A7sIlfrmuhh+L7EFCDWhT5DnhJA7+gje0u7N4yIEoXlOFjxefH5kjFPVjeTrhOGR94e+gcBAzjMEaBeheD+eUHhEOIjzzBGsJZ4zppRh7vLUCuT9ZL5jji/m2ej3GK957jnhq1C4VmYJbASuj3sdr6EID3hG0Qa0X2oHVHixsvaRWB+qEqH88BrvUWwlxgUiDHMniffJB+kHNKnCvUNIY83zSp/YRQiM2EWA0IhYSw5c8sFyz5kvECIR5lINwxYieXKiJJg5c+Ys/45fa9OmTe7QQw/N/fjjj/bzH3/8Yc9///13btCgQbmNNtrI3vPrr7/a6x999FFu9OjR8/kqhJj7fPLJJ7kddtghd9hhh+Uee+yx3JdffpmbPHly7pRTTrF+f/DBB+f+/PPP/HjIEn497777rrXBLrvsktt///1zhxxyiF37FltskXv66adzWeevv/7K//vMM8/MNWjQwK7fH+3bt89Nnz49318uvfTS3CabbJI74ogjcieccEKuYcOGuQ8//DCXKvFa8Msvv+QeeeSR3N57752rW7du7t57783P+87777+f69ixo7XNlVdemV8vUuLII4/MNWrUyNax33//fZZ+cN555+W22mqrCveV9w0ZMiS300475XbeeWcbGylee037xbfffpvbdddd7X7vueeedt0zZszIZZG4DxRCO7BO0A6nnnpq/t7HfeCLL77ITZgwoejf8zkkFZjrTjzxRLvezp0753766af87+JrZs0866yzbExMnDgxl/XxMHjwYGuTY489Nj83Tp06NderV69cvXr1co8//ngu1et76623zOZh7b/uuutyX3/9daXv976NfcTYeP3113PffPNNhX6Ssm1Ee9xwww22TowdO7ao/ffUU09ZG/F4/vnncwMHDsy98sor1h5CiNpDHlAlAqcvnPD7qYV77PAzJ5qcbhJ2h3LP+zjR8xwwnOSR4wW3Y9R9Xic3FI8snXSKbIP7dLEQGU628WLAm8XDDHgfuUwIK8DTg9BTQm+y0M/j8coz7YLLPSd8hJV5xR5OP/F0IPykqgS0KeNeSn5aT1gxIViElnGKTft06NDBKh2S84F8OF7hifbgxJe/QbulWPWvMPcZPxNe5l6tfqrLa5yOey4TTnUJLaINOAH2fEipgGcHIVXkMcTLz6EfxJ5wXLdXPHKvECocQd++fa1CYJ8+fcwTKovQL7h+QkiaNGliYYl4xbmXS9aI7z253PB0wAMCz2/<text:soft-page-break/>uMfnt8GIilA4PcDwiPA+ke0Lh4eReTu5h6+PM8+GkAnMd3h/kdaKi4/Tp021dYJ30Mc8aQd4g5khCkN0zJIv4PEmoMV5h5INjTSD0irxo2MjYEcyVqV4fnm5EOODhyHgH9gBewTHG0xMwZsiLlGLFz8pwG4lwQjz/Cr094dNPP7X1kRxPeMYSkpdCeK0Q5YAEqBIA11gSAlI+GzAmWUBZOFlw+Jlkohjkvkn3qhY+2ZJokwR8bEQL3bCzsCkX2YZKRWyaCSfw8FKgn9OvMSBdfPIE3BhThOGQA4OEzHGSzRShmhdJQT3JuBvTzAsk1mXz4NWKcJ/nujFCyXPBZovNVxbcyZnncJnnenyDTZsQbsk1U2ChefPmNs9hfBJWQV4n8rkQZkIbIL4j2jGHsvFIsfJlnPuMNpk8ebJtohHa6CckFaZ9SKB8zTXX2GdiEYp+Qch2asIk95j1kJBRcvo43Duul80UGwtKyu+xxx75Pu8HNi5CEVJF0n3WzpSZXago/ZlrJtkyG1JCdGgfDzXNCtx/F58Ix6aqH22DCMkBHEIjYhNCHMIl8wTzIuF4zJd+aFes8l9KYViFEH7p1S2p9ojowmvMn4Ss+/qBGEc4bqrhx9X9zh6SSXuQD5UKmYTx0iaI8oTqprYWxOvB559/bqk16M/cVw83rywcL7X7XN1+QHvwIBSddZGDes9z5jAHkgORPZYQorRIZ/bNKCTAw1DCUGYxYRIl0XK8aLAhZ+PJQkoCTTba/nuPgeZ3DRs2tI2bi1NCpACiKd4pbKwL81LwO0oHY2Bw+u3Q7/kd/Z1N6Jdffmkb9VT7PpsDNlWURo43074h52cSMPOM18uAAQMsxw0CC7mhEKc46U4dNs9skshr59fjmwR+ph8wzyE+YVQiPNEuJKjGMMcbgNN+QLhnE5ai+BTnPqM9SKRKUlVyVnCN/EzFL/r+eeedZ59BhEKUoSKck5r4BJzwIyBw/9hEkq+Hse+eYKx/tAFzBgI0uBdULEKRdJd11T2BUwDx4KabbrIxTkU/crdUdwOJjYC3G/YAnkFZw8euHzowZw4dOtT6fKtWrazfcxCB4MzhBH0IbwfEKTwgUxFd4jVsduuZ/x6vN8RmBDg23HjMs0Zw7cyBeMyQrD8WclMCocG/s1c/rQzP/UQfwCuaggUU60GgTFV88sgIDlvo6w899FDe9mEtZM5grvME81kknuP9mXme9Z85D7HZ7Ud/L/AeBMnU+rwQWUceULUICyOVV/D+oJKNu0az6fBTXT/1IMwE92HCkdiEEWKy5pprmvCEKzqn4507d850YkmRPdhg4bFB3/UwMoQk/s3pFSfeePchyiIs4PniYTi+uZ46dap5SGF4p2hkMJ4JIaFUMG7iGJuc4vu14D6ONwfG5wMPPGAiNFVdvPIX7Ud7IF6nDnMaiZIffPBBO+H15KJ+n/F24D14xbGpxOuDuZFqUMyFGKKeeLawL5TyhqOYZwZeLJzYc/0eNoJAh6FNMnrGCMIjIWp8ntAjD0VNucoZnk/0f66JMFvESP7NBhpxgfWSfoB3g1dwKiw24CJUSgIcazv3jvHMYRTiCqFkeDZUd8NMeC5hp1QDJCSNv5XinFiI20EUYkFkIjl9s2bNbPONJxQbci+zji2EJwQ2FKIscwhCVCrtEH/PuKLp7N5LRUwehF8i0tKHEGFoCx8HqQkvEBcXQZBGXGOtY1zgBVpsjMehZ8A84WKdp65ICe4zcx9CInYOHm++X/CqqP369bOfq1MdLzW8D2ADcEjH2shrFBXg4JIqoBzIMR/g/er3l4Tz7KeofJfK+BeiXJAAVUswMXKijcFEvgvPfcPiGFem8EmTBZRNJwY5bvaEo3Cyy2ad+H/KLrdo0SL/NzTZilKHTTWVSMjng7cDG0/6M0Ylp/l4duDlgGcQRifjhVM/DA43LNmQMJY4AU7NqHQQWtg8+aYaEQrYhAPjHC8wPCWp/MYcgBDnoVaEndF+LtSkDGIjm27ahNxegPBA1R7CzhDtMb7ZcHL6y3sRnwBXfKCPpEYcasj8zb/xjsXoplx8vXr17N+ICoQacu8RIjGsyXPEphNBiupIhN6ljp9sA/2djSceLiNHjrRNBuOkqnDT1NY/RBOu8bDDDrP5j/mNNR3PDTaUPrchRHs1y2JiAvMCHmOE8MehzCmByMq8zsaRXE14rXg4IRvPadOm2dxIPyBUE+9HRFjWEzxhqfqFLUToHQIMwp63WanbRmPGjLHDFjxZ8NzkoHF2IlQMfYJrdTGq0IsqtTXSPUGB+4wdwIEMr1P9MxafCtuossqwpXz/q4LrZZ7AAyrO40X1a8Kw8QjERoKDDz7YDuWyQOwNTB+gHXiw3rEuctiCjciawGEUfYTXOYxi/sRDnPZJLQ+iEFlHAtR8xhdJDCyEI07x4sTLlZ3a8342G4RgUGqZTTcTLBt1EtJitKZ6wiXKD3IyYFAQPoF4wiaLDQVJYMnVQI4DXifpdN26de2Z8AJyHiE8sNEiBAuDndArxgQCTqogKHByx/zANbonFJtwPJ0Ix8HTkfAzhBgXn8gbRd4PRKos5H8C5kPyNwEiFO3A5pJNJglF8QxBhCEMzT1g2JTSH9h0IWKlAoYzczgbzTj3l3t7IK553i+f2xkneICwUSfsgrHD+xgX9BfGTRYoFKEIoeH+ElpFWFGWoP+SQLpBgwY2vtlcISjj1eeeoZ988kkYNmyYCUt4/xWu894/8ITwzWepCy6F0J8Z42wwEdtciOXes6n0a8FrlPGBOMu8wMYTscmLNtCWfv2piE94NbJRZv7CgwlPR3I4ITBX93sXs/1K+ZorSzLvfdmvh0MHQo6Z8xHm/NCBPoIdwc/0+Szbv3i0UXDE1zcPpeSBlxvh6PQVvIEQ6zm4yULScR/<text:soft-page-break/>TrJXYOKyVzJOIcX7YggjF+7ANyInFnIEtiV1EKCoHnUKI0kICVC1BbD7JUevXrz/b93Lqi2s+nlJsPAizABaZ+JQzy4uvyBYYDnj0sdlAWGJzwEaazTObDbyf8HLhdU6yCbvBs4Uwo5tvvtkeGKr8HTwCsyC+ICoRfoZBGXtCsQnHmMQAJUwPYxwPAE772YQhRNMGqbnd+4Ywnrf834UiFK8z79EmzINcNxttToPxAHvuuecs9IiQNLylUoDkwAioPBBP8YalPdhcswHn/nJPPdlqfNrPJgRhloMIvCXYgLHR9s12VnARinYhzIQN+fPPP2/3uLDvpAzee6zn9AlsAi+yEIfVsqEiNJXrJtcTm84Yb4dUxSc8+hBgCDsl3JQ5nVBC5jY21ng/En4LhCKR5wrRFc8PP8RDjMAmcm/QqjxiSgk8u8jjg+cKNh5CA96dhFyzLnJPPQyLdc8PILIE4gH3j3kfO8DHNnMchwsID4iNHqbP+7GNaTsqwNFXNt1005BVOGzhOjmIwgvcRRUX7Zg3mBMQXxGqPedXFuBAElGW/G8cyNAvOITwOQ+vQfZT2AQTJ060Q0m8JnmtcJ4UQpQGEqDmM24EcXJTXYOITQjeUkzCGCMswEy8hS72WTDERfbxjRGnWDxjOCIs0X/ZhCM0sREBTyjNJgMPIUrt4vmBIc4GBSMj5VO+wk0iAgLeXe4Jde2115o3DF6Ol1xyibnbE1KCAINhhQhBhacUBTjCCQmxjPN5+RzG9bOpJAyJf7PZAMIQCTPAI45wMx58BgEGoZIQJv98KW84gQ0DnnsY1ZzsA/2fUAHCTDC02WwQUoBXoCdWjcOxEKLcGyCr0DcKc0IBydljb4mUIYQScYVrQ3hnzee+s8livLP5RIBig41giQhHm+AVxTgptskq9f4fg5cCcz4eTXhyuIiG6Mz8gGcU183vGCOI0syFCDYuPiFKYCPhIZiahxyCE4Iz95fr4UFYOdeDOM29RGjGs4P2QJzKEqznffv2NeEAcc3D8j1PpIvxQJtwQEPfp70QKznQ7d27t3lHphp6WpjvCM9H7jXtwfxGOCo2ECG2REIg1OLh4+kIEK+ZB7ClWD9StosKwd6hDRAgIZ7zEaYYF3iLYieQT5OHEKK0kQA1n/H8HhjVJBXn4TmfihmMvJ8EmmzU8ICA1I1tUd64lwcbbQwFjCqMSQwnDC+8WjA+YxGKzyBGILSknGC5sIww1+tV/ji5xKBkA8Umi3mCNqBdABEKzzC8wRAfMDbZnKRocGMoIrqwyWJjQfJknukPPPs1YXQjPtJWhBYA1Z4QZkhGzOk4m02ESDc6UxAk/DuSq4b+QAhRLEIBAu2IESMs9ID8QIRgxwY5DwTIFENPfQxUVygsDMdDqKH9SELrG7BUoW8juuMBxMYaLy/urYu0Pg/GkOeIscE8gEhDKH9KglPMwIED7Rrp5xyw4eUBHnrIRhsBijBFQHxGsCEPJgIu3mB4j02YMMFeY75g7KQEfZh+QEg1Xr14tzA2mAd9LuT+IjKMGzfOPL+y5O3Des9hAsIa3s1c+/HHH29rIb/DVuCghd8xJkjETT+gzwDCJEJE6kV43CYgsTje4RQeweYh9x+50FgnsJUIM2M8MDbIB0WfwAPYD2Oy5PXjFRDxCsa7iXU+Xt+xF9gf0QbYUinmgBSiHEnbcksQz+9B9SZOMXEddXfxYsZ4XHrW472FSBk23xiUhFCwmaSyCaecnPaxoWDjgUEZi1B4BWB0cEKeajw/p5Z4OiAyuQDHqR2Vmgg94ISb/C8IEBicbMaANuBkl89wAugJeVOFe828x5xGNTsgWSggpuD9wJyIOEVb4f1DOAEnweRJod3YnLDp5hGTSoWjON+T5/4ifJCwVPo/IiMbDjYghOYQfkIYEoY2GzBEWTYg9IvUwnHYUCAYML5rEkYXi1B4B3piWdoqZbAHaAPCRfB4RIxAZEVsQHBmU0V74R1CQl3mQsQHNud8lnZJ1S4grI7QSkQk7mPsteFekYQYAx5gwPzAOGGTjTDlcwjrAu3m/SEFIdrB44mDFdYIHsx7jHM8WUi/QFsgNtPf8ZJFbOOZfoHnHO9LHa6Z+YwQPAR35kSvgspYJ/yae4oNgP3sodaE4LGm+M8peL9WBuOZOZ8+zDUgPjLeyZXpFUCxmVgnCc/kdd5DP8dLkhC01MQnrhcRKe7D8dj14hsIbAjMeD76XODwnrjaoxCi9JEAVUtgSLOxYMPNpsLzXBRbPFH9cUEmvASjI+UFVggMCzYVJNLldI+wKvo/IgQ5TjBCIRah2JTxO/o/oWipVTTh5Bah6c033zQDGxEJw4trxJjCi4dTfRKtduzY0UJLqPiCCMVY79Kli3l9sHnn9DtlEEzw2sBgxsNnk002MRGGMGMvrkC4jYtSbLQxTjn15r7768yHsVcQlPq8GJcUd/GFZ8QmQksJLcILhtfoG3hzsMFgo87rQLux6WSjmpoYy3rHeoaXD5Xa8GqMxbjZwQaDkBtEOjwESMqfBbwN3JuLnFD0da41hv5CQQLCN/GCSnnDhXiCEA2I7zxcgIrHCd6SiE7777+//Uw/4X2sA4j1eIYzR7CJRcRLTXwC1gDGAgm2OZjE3gP6OeO8kG7dull/4dCGCqrkxMoCiAvkgGSNxCMKEKFY84gE4J5iEyDKAu2EGM9BDu9LdTx4f2VMIK7j1UQbIL4hRNM3uOe+LvBvDrMQ3zx0k/QE3v9Tgb7LQSRFRRChCTv3YgJxuzDPs17gJcr6x1zgydhJRo4giwCZojewEOWKBKhaPPHitBMDCkMSw9zjm8ENcjZljzzyiC2s7lZe6pssISrD+zUiAoILnh0YThgZJOBGjGBjiQjFBsRzQnXu3NnGAO9PTXxyQ4uwGgQXNlcYl5xsIsDh5YBbOZsJqgNywsmmA9GFXBi0C21BiBbhKrQXG67U5z88eggh<text:soft-page-break/>IpEs14SXExsxTrNpB/oHZdYxsmk7/k3f4TOE4CFapQInt1QqdW8XN7D9GeGJjTaCA+IbfQDYbHDi37hxYwvLwFsQQ5tHaknnCZnBW4WQc+4x6x9jmY1jTdY0PsNmJEsV/8DDcmkb7jU/828PxQLCTvGEYL5gPqxpKGMpwTXhscR1cLiA+Ibojhjv4hMiE14eeL8wH7ow5WOoWBhaKl6QhXDdPFgr8GThGjmcQZTB8w1RkjAzDiIQ8ZkTfHOeOnFYeixC4QkFeLxiB/B7hHq8Yeg/iC+MCQQa5oQU8f5KDjNAhGrZsqV5vHnoPWIc6yPCE23A4QvVcVOGtey1116z+86109dZ15jXOYDDFvB5D9GJcGvEZvoGfYB2YTxQgITxwQFNat7AQpQ1OVGrvPzyy7mNNtrIHjfffHPu3Xffzf/u9ddfz3Xt2jW32Wab5fr371+r31OIucnFF1+c++9//5v/+Y8//sj/+5VXXsk1adLE+v3tt9+e++GHH3JZ4KeffsqdeuqpNtbPO++83F577ZW76KKLZnnflClTci1btrQ2+Oabb+y1X375JTds2LDc+++/n8sS06ZNy51++unWJrQFP1fWdu+9917uiSeeyHXp0iV377335lLh7LPPtuu74YYb8q/9+eef+X9zLfy+R48e9vMDDzyQXxPuvvvuXBZ4/vnnc9ttt11u+PDh+T7euHHjXNu2bXO///57/n1Tp061e13utG/f3ua/t956K/8aYwN7YKeddspNnDgxlxW4rjPPPNP6e7t27XLvvPOOvX7ppZfmttxyy9zIkSNzf//9d64cmDlzpj137NgxV79+/fxY8NdnzJiRa9Gihc2ZWeCvv/6q9HcfffRRrnnz5rlNN93U5kZvC+ZE+kq9evVybdq0yQ0ZMiT/mVT7CTYO8+Hmm2+ea9iwYe6TTz7Jt49f0wsvvGBtUbdu3dxdd92VSx3WwAsuuCDXtGnT3PXXX5/r16+fjXfu7W677WZzIHug6dOn5z8zadKk3BVXXGHtwPtYUw4//PAK+yYhRBrIA6qWweWa8ApCLUiyyIkPIXmcChCig0spHhKo/ym6lgsRh1OA5z/Cw4Xyynj28bP3bdyxKTNMvh/c0fk8yTZTO+EvBG8NQunihNo+rr2UMhBeRSL2Tp06mTcMrunMAx6CkiUIrSEcj3vLqTZtgMePV8HyvsNJKJ4zPKj+5aQwH+L5RKgRnn2cdnNa7/cazyc82whH9bLZJCbnusgJRR/gvZ6YPEVPF8BTgbA7L7iBlwMhlZ5omusljIaE+6x/eAWXM/Xq1TPPZzw+8QYg9Jg8caNGjbKqiYToZAXGOjYO4BXqlQ3xfGK+xDO81Mf43MLHNt5OXgktHveEK+HtgYdMsbU1JeI176mnnrKcV1wbNrEnYi/0hGKeJCwd+4DrZlx42GYKa0FlcC14vpHXCbuf9QIbwFNucG3YSXhC4SWIhyw2k68LKcK95z4OGzbMwm8vvPBC82piP0QYKvMfcwD9gTUfT3BC7nnQVniCerW/LHnCClEuSIAqAZhQKSP65JNPWogOG3OMDdxsiYnmkfoCK8oXjCsqtxCnTy4HxBRCjQgnY8OBoUnllrhvE3rCJoyQPHIdpLjpLgaGEm70hJZw7RhfGFdUtIo3FFSFA8LNsg4bUEJxgJLz4CKUb678uVCASWE+pK/36NHDQgzYUHENVG9irnfxiTA0N6L5PTmhuE6vjsdmAwM81XHg+ToItSJswnOeeeJZ7iNCFCILmy9E1zjZfqrCW03x60SYJhcacwT543gNYQ6x1pNsZ6lNYhHqscceM3ECEZL1grGfpWutDoQcURWVOYKxQMg1YUqEriNKUKwCUhWfWOdcfKLyHYIDVc6479gFhGKdffbZJlC4COXjAKGeQxqgX/hzCmuBU9ifub+IKtxbxLY777zT8j8hvsT5kBChaA9EaIpzpA7jG9GJAzkO2NgL0R9Y/8n3hBhFiB0PxDl+z3rJfJFa/kMhREXq4AZV8JqoRdw7xE+GnXIzwER2QEwilw15fdhMk7sAg4tKRni9cKLJpsq9I0jETVJVhFfyxmCUpUplojGnd2wm2WxhUOPpgAjnYGzRViQuj3PDZRny3eHxxsmn5z5yT6gsQPJojGsS6JLnYvTo0bax4qAhruoTz/XkhWIskPPKx0eKIKZwao+nA3C95PNAmEKMYq3Dq4f5AO8Pcp8hPtMn6P9syFOmJp4q8XvxCiFXCu2FQInXWJYPo6jsiFjL/Md9Z/73KsFZIPb6KYaPfdZA5gbGCNVAGQsUsCAhNUI24yMLtGvXzg6mDj/8cJsTmRuZFxFhWA+pAEjyccYB103Cad6LMF9VO5YyPr7x+sHrE1ufXJBcL/ebuf6GG24IK620knnAIjR5kQIX2sgT5fmRUueee+6xNY6cZtg7nt+SPE94vuMRT7sgwPLM9eMdhv2UcgVQIcodCVAlRpxUFDS5itTB4GLzTTgFwguGNQYEZcVJNo4IgwGG1w8bKxIV8ztC8Dj1TxU3NAk/YuONaz1GNp5dGE6c+HLK//TTT1uYDUIE7YBBjgFKImI8I0nYXS7EIhReIH7amRU4yUWEQmRBYCXZMB6BhYJCLEIxZrIQYvDhhx+aCE3iWdrhvffes00WXn54QwHjgg0Z44bxAySrR4zMguhASAmbTgQl5rvYyyumKoEp64dRzAFUPsX7i/BVT0ye+rXH9/TWW2+1+19YxdNBYGBd6Nu3r4XdMS4IS2PdxFOm8O+lCGMBIcntgXiOQ4AiJQUeQIhQVHdDhDrqqKPsgQiVsk3AXIjXL/eWAzpEFpJoY+/<text:soft-page-break/>MToRKtehAVfMjXn4ITHh30RYUHGHep9gC7cL1ItgRgkiYJjYCtpIQIl0kQAkh5jqFBhKGF9VqCD1DeOE084ADDgjffPONlVHG4MTwWn755c39nnCMlD0+3NAkpIhwK0QoNtp4N5LvjWunqg9tgTs9xjgnmmxIaTtexwD1jVc5EW9Accunz2Spug3hJvR/RCg8AMgJVcxLJiubjWJzQceOHS0Uj3HO5pLNBz8jzlARls024RlsuhBtPUQ1NeJ7yoaKe+9iG5stvHxSv7/zeg5o3ry5haimPBfGYhECysSJE62y3+wq2OERz5jACxgvwCzkO3Ko5kclTA5nOGTgmhgLPl7wisEDdMCAASZEAWMnVW9Iv2fYBHh8c80cQjD3kesRTz8O5BBWYhGKAyjmSwTL1O95ZfMjVX8RlfB4ItQcgZEqgKwPsdDEeOCAIvUqwEII5YASQswDgwJDgVNb/9nzGnGaR+gdhpbnusEg32effcz9HhEG4yJl93I3ojnlxNDkVPPoo4+29rjtttssxIQNJyIUxnScEwpPCcIrMEw5/SxHPB8Mnj+EnmRJfAI2nSTb9pxQbEzwAojLy4OLEqmLE4Xfn2skxAgvIA+vIik544TNFuOnUaNG5hGYOr6ZRmjE8wsRipAi5kVENmCz6bmwJEZVnAMYC+QNQ3jAE4YDitSIx/S4ceNsnSO8enaJ5PkcBxbeT5zU8h0V4mfeiIyMA3Jdcb/9mtxjkDmA8KxXXnnFBCjaw8WnFMcJ10eIKQdQ5PByDx/Ya6+9zCOU1xAmmQsRYvgMHkDYS+REytpa6PMj95o5ELGRHGDYioXiE/ec8cBDCJE+6a5iQoiSNCg4sd19990tlCwOpXERyj1aCC8gySRCw4orrmjeP4guKYtPgGGMd8vll19up/bkKiDEDm+e1Vdf3cQ5wgswrnkfoQcIc/Xr1zePMIyxchWfHDYkGN0ealHqjrp8P0IDfAMVv14M7jHXh9jKKTcV8oANBxutLMP1MScw7t0byDefhF7we06//b2pQz6jN954wzaebCrZVDG+CTNFmDr++OPDoEGD7L2pbarn9RyAdyi5YXbYYYckxae4b+PF0rlzZwutRnhATKlqXqtMZEqtj8TXyLjn+/PwJNJUwo3HuYer8l4ObdzzLW6PUm+DyoqH4AXOvMe65uLTTTfdZHne8PjEO4q8Z4TrI9BzQIdtQPqCrIlPcf9gTsTLEWgXbKfCJOOlfs+FEDVDApQQYo4pZkATZkLIGbk7CDUoFKEQWsjvw3vI84SbPXkQUsTLZENsRH/66afmAYUQ5yfduJmTC4uTPfIc9O7d266d3AaIUIQhIkrFCanLGRciUzjtZhNFOBV5W9hAEVaBuFjV945FKMJRSMAKKXs3VAfCiRBiOfGnCiQeIcBcgShDom3CcLPSFsxzXCPVPBnnXCdhuQhSzAd4g7HJJPmyqAiJmfEWTEWIrgo8fhAYEKi9z2dBYK0KF5yceJ1HcGGc4/FDCDoHMw7zJ3Mpobcpht/itYUNEEPfRYimH2y66ab22siRI83rh0Mq7AHEVvoIthMVDxEpObzKcsU37x94hbHmsy6QAy3OhSuEyB7pW3dCiPkOicMRWApzuwBhZ4gsGBFUd4tFKAxuTvIovcsJN38DYSYWclKCsDkShftm2a+DsAI2np6rYNSoUVZamXw/5Dlo0aKFbUQIwbrwwgstKbNvzEVFSl18AsICSCaOsEAlNzbMjBEfE1WJUGw86Dd8DjEyy/iGAq8fwu042SepMvMEIYmIMYRa4RGZlWulD5DTDSGFxMOI7yRU5roRLikvT/9h0xp/TqQnRBfDPSI5YMADDg8YChHg9RIfzmQNrttDrAg9J7yMdQ+vP0QXxjjePng54R2GCE/lMw6w8Aol9JKxkloVRMY295dr5t4iRGEP0HcRVOnH2EFUNeQAjpBs9/gk3x1QhIVUBXwuZeK5zP9d2fyGdzyhiHjFYg+Vg0ArRDkjAUoIUSPYPGJMtm7d2pKIEjYDcQJlRBaMME41YxHKPRqodEeScRKQIsyQkDslMKI4xR4yZIh5rnBai9F4991322YT4xqhjdNbXud9uJnjBQF4y2B4r7nmmrYJ5VmkCzlKSJqL9xMhpohRVPCqjgcPGxDyexCG5UmGUyXeXBTbPLiAgFegh53iKcZGiw0IbVCY8yYVCq/Xr5UKTyRax9sRjy/CagjBpZ8wBxBaRn9xT48URZb5QSrtUigoxXMAgisiFKIEed+yJELhwee2AGPBQ+nw5kFQwrOFdRGvPxLMYx+wDl522WXm4cNhDIIT+RJJyn322Wfn88ClJMpyjeR5Q1xCcN5tt91svHtuO2wExHfa6pNPPrH5wOc8RCkEN9qC9AQprgc+D7r3G4Iree48RL3YOPb+T5oCPMDxDCu0KYUQ2UJJyIUQ1QbRBUMSI4JNN4YlsNnee++9rVywG03HHHOMGSOEGSFCUXKe0DNKseNezqk/LuYp5jvi+tk0YiyzkcBY5uSOEzyMKJJnc41cG8Y0ghtVXnAzByr/EY5D+9Fe/C2RJngvISTQtwkxYeM1efLkMGnSpHzC6dkZ0ogvKeOJlmMvlarEN/o7YuyOO+5oXl+ItcwHtGOKeOJkIIQGgQHPHcY/QjubSTZgtI2HFwICBF6UXDtzhkibuB8gNCAokM9nq622srkAz1/EF6DKGWsHYgPiY3XmiVIFbx+qV7LGxW1AsnXCzlyIYc1jHPAz4baMe0Q5RPgnn3wyfPHFF+YFvO666+bD1FKr+IdNQ+4yhHW8uCiwQCg+Y9/HODmihg8fbuHGzIHAIR39hbWAudHbMBWYxwghxOvb10TygZLPiUM42oOCM57rKcb7Pe2DgPf<text:soft-page-break/>6669bVdQseMIKIYqT1gwnhKg1MATZOGI0k7MA7wU8nTAgOf189NFHzdiiihubLjbkGBtsxAir4XWMSzyE8Iyi2glhZynibvSc4BJuyPVxLVy353Byry7C79hcuPH59ttvm7FNclXeI/EpXTxRLomFSSROf+AE+9ZbbzVx8pZbbrHNVWqbqJrgG2dEFzy5EJhpEzx8KCxQGd4mqW8yuH7fLDIXjB071jZPwNgm7JaKl55MmY2mJxnGA3TEiBEWlsR8KtKl0OuHTTT3nwMG1jrCzs4991zbhMciFKGnHNKkmOsIGPOsfyeccEIF4YT5gLGA+OLiE8IE3r5UfqXPI8LUq1cvtGrVKjRr1myWv51CxT9sGarbca89UT62AGOc9Z12IKwQ4Xm11Vaz33s4HpUxSUyOCE9b8IwXWGriEyITfZwQdNY9RCiEeK4F+w8PNwqs4C1ODiwEusJqdtxr+giJ+qmIl/q6IISomrRmOSFEreGG4GabbWbGAaf65HSgiguGFLmQcCsnFAljjFADPKMwQnA558QT7ylONsn9kHJiTTYbbLoJHeKaEd7I/UA+K8JtuHb35sArjE0muV4wSGkr3suGJLXQQ1HRYPaqj4RRkFSXxNL0a89vhBcgYhTeD4WfTSWkqDrjgM0GG2s2G1wb4srsCguU+sayuvjp/UknnWTiEptphEg2nmy4CL8hxIbwG9qEzTe5btiAkQcvDjXKslCZdfy+4d2D9yObbO45cwECEx7AhFyxZiBUIEIxByA8cJBDeCbrZkrzAms+8xx9v02bNhVCxvB0Ig8iXjEICy7W08cRYhAaDjzwQMv7Vhml3has96z/rOms5QhwjGXuI4dvXCdVMEkzwLzIfeYQjnbgYILP4h3OXIC3JJWB8f5KDcKMuRZsHO4vawEhx3h8IzRS2Y65kYTztBnvQYyNRSi/1wiSQojsIwFKCFEjOMmnMgvhY1SvwYhkw7XrrruaFxShBy+//LIZXVR123bbbc3I4mQMgwT381Q9n2LhgTArxDY2nJzycs2cAGKQ8x5C8YAEo82bN7ck05xsIlAQsoC3lEgTFwrw5sPjB1GV5PuEVAAJpnkPngH0e4xuPFyo7sTmhDCNLEAbEDaDoIyHH/nh2GzQ/xnjXC/twIl4lsTWwnApcrwRaoSYFHt7cOrP5oxNJf9GjCD3FQIUG068XlINNRKzwsECOf2456wJ9AM8XPASYp3kMAbBBQGC+YC1grB2cqJ5wYpUoM8jIiGykRMyztUUC0ck199hhx3y48VDdTmowdMFj+AU+z9rPV5ujGPuJf8meTZtwX1nPQDWBK4XDyHaxdcJBCqe8Z4lFBEbKtUiJAjsiEt4x+P1y72kLUjL4FWAWRfw9gPaAgpFKCFE+SABSghRbdxzg2otnH5S2YcNF4Ykr3Oi77lvMDA5FcMQ4UFoEkZryuKTG8kk1qRKDZtMrpnNNQIc+TwwwjjdZpOKOIVgR5UfQhD5PJvOFJOLilmFF+4vXj+EV5DnxUMyMKrxCAA8XqiKx4YFkYJ7T8hCqvleCkGEpuIlGyrywgHjHo9HcqCw2Sb3DRsz5oRUQUzH04uqlZ442u8hogLCIvlc2Hxy/XiFsKnkviNS4gl1xRVXmAhPQYLUQo3ErBSKJng4MS80adIk3w8Ix2ONJOk2eQLJi4Rg4SGXVMFMzTMS710PI2RtZ11HYOO70yae6wxPaX6PdygCNa/7NZIXiPfiCQQpXLfDGo/ghJcb6z73Gm8vnnmAXyd2D32Af3MQwZxBARcOoxBnaJsswMEaIhTzHRUNmfexA7luzwmF93wsQtEGZ511lkQoIcoQCVBCiGrjRiKbKAxHNpkYn2w+OenFMMOFGs8gcj2Q04DklCTXxP2ck76UYbNBaAG5O9h0Y0yxuQbPCeUiFElZPVk7GxHayz1kRPoQYsUGi2e8GMhtwWk4xrSLE4hQ9Bk2mfQLQtPwDMyK+ASIMp5gFy8fPP0IxWB8MDZoG6oakeMlRQGKjeT3339vmytyOyE0EWrJPWRjxf0m3wtCNPc/Fh06dOhguV4oSPDOO++YcO1/M95wp7T5FrOKT3j64d3mXn7kBCLkyEVI+gHCM56PeE2yLhZ6C6UiPiGiID4xBrhevKAQ1Zjz8PykTRDhuV7sAoRXquWSCw27gd+TfB9xmvcRog4pXLsLJxyycf2kGPADNca5e8UyJ7Ae8MzreDmSI8vFO+wh1g0O7jjIwy5K5fqL4X0XYZ1ciIitiO6EnyO6493nyeldhGL+pC1oI0QoIUR5IQFKCDFHhjfhNiTXnDBhgm0+MToIN8PbB/EJMELJiZByhZ/YyMJg5jrxZEFM8MSxfsLHe9hwYIRxEkiydox0vGQ4FRfZgWpFhFyR24WwG8puIzxC7CHDpoxwS0QMvOF8bGSl4h1jHu8gvLzYeLO55uSbU37GAjmyqA7JmCEfTGpwjeTs4VQfjwdy3tEG3HvP80bBBV5HeCM0GfGJ97L5BMY/+GY15c2m+B8uPiEyIUoSTsd95t94PTIWCMOjH3ilV0RI7j1CTGEfSKFPIJ5T6Y5rxuOJcYG4QPJ9Dp24BsLz3aMF7x7EpkGDBlmoGYcxzH8cVo0bN86ECEL4UoLvjpAei0/eH8gFRRshUCFKYh8QckfoJSKU9xWKtnB4gTjjc0PKa4EXYuCwARGqZ8+edm9JyUD4MbYi1x2LULQF7bfPPvvU9mUIIWoBCVBCiDkyvDnxJfafSk7PPvusefggPq233nqzfCZ18QkwrtlwEnpHolkSqnPCxwkvr7vgwMYct3w2rIQoYnhxwkd7iTTxe4tXD0a0n/Dj4UO/wLuJBwa1l5mORSgPTUsZ32z4+PcNM0IcSWeZA0i6izcEGwwX2th0I9Z6rqNUrx3RgLGOAM24BkQoQITjPpN0nA0173PYiLJpZSPmQoTIDoxx7u8PP/xgYWd4v/Xo0cM84hBeefZ+gCcc4wfBMjUQFxCREdkRl73iG4VIWPNY+6l8CYhQgABDDjzCs1gP8ZZ2AY5<text:soft-page-break/>1lFxZqeR/4hpJIP/qq69asvG4ei22ABX/GPdeLZj2QXwn3Jp1AcGOAwiumzbB+8n7RurVT/EKwxMWD1H6BvefxPvkBmSu5J4jQiG2uQjFnImXuIv4Qojyok7O/YCFEKKGPPnkk3aSRWgZxhc5DVI4ya0ucVhE/G8SkLMRxcDE8wNByo2yeINOyA3GVuqhh+WMG9rkdyGUjs0GmwcSy/tGi80HYSZs0BAbXYTKWhuQ54ScT/R/+jXJhSkyQN6TYn0dTwDajLw4iLUpi7A+/gmfYezTH9hIEl4FhOjh+YgwySaT0CI2Z4899ph5iOEl4nnBRJrEQonneiOhPOFljAUESIps4AFC4nHWRTw8eB85g55++mnzDEl1fmCMMwY8YXrs2Uy1N0QoXiPRvs+N8WcJX0eMYf50ASsF8SkGbyZCjREZEdkJJcTThyIkgNDEPSfpNmIVIjXCE56ytFUW7CO/Z4Qek1oBYQlPb7xfEWA9Hxi/pwoe3m8IUPR73psFj3ghxD9DApQQYo7B4GDDjfGFwU3+p9QMyspwI4nEsTwwpjA43XiuSoSScZUNvC8jOlHJkZ85tf7www9tU0libbx/CkUoRAnEiay1AWIzXmCYDfTzH3/80ZIps+HE85HTbaogEW44Y8YMq3DF5oNcH3iHZKUtYhGK+081J8ALDk8PxAk2WryXDTd9gSIEKeX6ERWpbF4n5w+h1qyBiK14O/Ia3j4IkqwdgAcgoowLM1lZJ+PrqEyEcrGukJTGgm+VqPJLdVPGNzm9ENW4BuZBhCcKU8QQsogIjUiVeq6nQtuPOQ17CJGJIhy8hm3k18h9R4QnHQGHF4Sj896Uww6FEHMHheAJIeYYTvvJ90LiXQQockHFrumpbzYQGnChp8oVm2oMJ3Ic8Bqnmpx0sxElMSsgQhVWyBLpwsYKA5rTW/o2Bjf9/ZlnnrGksh5ewCkwFdCAHEDkgMEbCGEydTzxPtdOKA0eAITdITax4WKMUNFqnXXWsY03+bCYDwg3I9SGPCeFVd9KlcINceE49o02IYZ4fOLdcNttt9nn8HAiPAkvUNoE7we8oOg3tFeWRIdyxPsBOQ0RU7j3HEjg+YEQjfAwYsQIE6DwEGJOIAcaoWt8lo06eX+y1g+4Dr8ez+fj4XiMC0QH2qvYNackxvh3pZgC4ZaEU5LnC+Gd9YGxzhxYKLghUuP5mbroUjgXEnLHoRw2D95e4NWQgfbh8OGYY44xYZ61kPHhXlBCiPJGApQQ4h9t1vAMISyHZORsQFMXoLguDC2MK0Jm2GS0bNnScrgQQjFmzBjbXJB0GMOLsAu8wBCh8A6hKpDEp2zApokTbwxr8llwyguvvPKKebYgSnq+HxehEGYQY728eBagih1jnfAKF1MQX8n5gcBErhfahE0Yr7PpZgPGXODhOinAxpJ7zWaLeQAREajkiacj45v8PYgMjH0XofDwon3whCIvGA/3jHOyJDqUK2yoPdSKKmiMd4QnvPvYYBNmussuu+QLThQrOEC/ylo/qEyEIjE5r3s10CyAhw+HDwjyzHPMEYQgO8z/Lj6RGwxxnmTsqXl8Odh29OlCm4bcfoSb0te5t57bCXidQzsOY/CKZ92k2h/v49BSCCGysSIIIeY7GFIu1nDyx2YUIyR1PHfTZZddZqebnOQSUkXCVEIq2HhgeOJWToUfQisIveB0+/7777f8ECIb0L8RVri3Lj4NHTrUBCa8n6juxHs44UWQBAzyvn37WuW7rIA3D23g4hMeXoTaMTZIQsymHE/AKVOmmICz+uqrW6hiSuITIVMNGjSw8DrmNN9MMc7J6cQ9xdsJLydy/jD2XYQi1w+/Q4x2ELFisrIBL1cQUljnCEOlb1P59OGHH7YDGARavP1Iws8BBQcxlWW3SE2AqKkIBYhQhKkB6+i7775baXukCPMDybOZ6xCf6AuOzxsIMMyRhCLvt99+Sd57RHdsH7w7gSTsVPoDz+HFGHCxnmceHM4wHsBDUDnAY54UQgiQRSSEmGMwqDA8iOsfNWqUeUKkjBvQeEKQy4cNt7uXu5GJCzlhSF9//bWVXGajSTVAPKDwlFClq5CpjQZeTjyA0DJEJzZYlOKmb+DphGBJUlrGAX0oSyEG9G8XmxGYEVwQ4BBl9t57b2sjrp/xwGl/qlClDAgZIXcVkMcG8Q3RefDgweG+++6zsCpEScqr8xkXoRCrb775ZgvPBXlBpk3hYYoLiCTdR3hAVCD0jgMIvODI8QOsg4TtpiY2zG0RirkB70jyY7E+ZrU9EJgQr/GC5BCOB/8m9xOJ5ylOUMwTLgUIL0V05WCNtW233XazwwbWBGwjvJnI+4X3O3CP/T7TDhxaeNipEELESIASQvxj2IyndrpF2XgMRR6E1sWbDDYQeDn5KR4GFyeeGNcYWHhAILaR64WNJq+T5ya1NhD/H984xZDLY9999zWvB0BgBAQoF1sxtPGOQpQkTC9lT5diXgru4UjIBf2e8YIwg+eTh9si0LHRSLn/49lEKC3iM3l+EKEIJaHa4QEHHGBzAfmc2FByr6nshwcYJ/yIUJQUd+8vkT7uyYKgiFeTQw44Kt4RUkTIKWF39AM25ogRJOZHfGDuKEdiEYpxw1iqbH7NAswXw4cPD127drX8UAjUzBFAHyFXZKprAXP6wIEDbf6n4jFJ1HfddVdbE/ACZL4kVQHFN9yGAg7v8IxiLtR8KIQohnJACSHKDk6sn3vuOXMpd8jrQBgRuAcLoRWceC+77LL2s5/uucjgYTYpiw7i/ydYJaksp9bcZw+pwSOGkAK8XTjtJeEseS3wkCDHBxsQ+hN5PlLuB3HVR9oBr6a11lrLTrnx9mGDTfJ1KlsRZuhjhFATStGTB8fDMlK9drwb2XjhzUbyZAQoxDY2Xl75D2HiwgsvtI0X143XF5tM+gubL<text:soft-page-break/>uU4yQ4IzmzAeVBaHnGB/F6EJTH2ScBM6GXr1q1D3bp1rdrZvffeGxo3bly06lu5UGweTHlurAoSjBOSjHckawRzBQIldkPKcwFrIKIh8yK5z5jvSS+A9ytzItDPqXxHrifWQCoB8n5CLlkX8QpHlBdCiEIkQAkhygpKolPBBcEJI5E8B+RuoXw6ZZVJLspmgpPusWPHWmgFXhDkenABirAcNqMYXKkmFxX/w/OY0ScIM6DiG+GWG264oQkRPHOvMbTxavAcXwhVhONhmNNfUt5guQCDqII3B95OCFHkt2nfvr0JcYhQ/fr1s+pGbK532mmnMGnSJPMkZAxx2k/IRorElSsRGPk3ogP9wHOYsBlDfPIKV7QHXlOTJ082AYp+5AKcEo6nSeE8zryPFwiJmClGQHgdQjNjAu8eXhs2bJgJUITiUSWShNuIEsX+nsgm3PdzzjknZIk4WT6FVUgtwHpIKDK/I7cXY4PcmJ4Hk/x5eMVSqIF5lHYRQohi1MllKTOgEEJUAZXK3nvvPTvBYwNNWB3gDUWFr1VWWcVO7QgpJM8LlXxIKEuFI0Kx2Fg8//zzllyUTTc5oHivSBtEJQQFwgrwckCMItk4oiObTHKYkOMIrxg8XghJoF94xTu8f1LFN8mIT7QBydPZQLC5ICm3h5BwrYRZkOfIE9Fy2s/v2aAg1KVIZWIRieW5VrzfEBoJsY3Lq5MXheS8eMAgVouQmTLzCI8I0cztjA3WCQRn5n28APEMRIhijmBuIOF2ofefRMjyIhYbUxYevd8WuwbGBOHo2FAIT4hQDnMjHqPAnFnOHoBCiNkjAUoIUTaeT7iGUxraxad404HYRAjFiBEjbIPBJgTvjl69etnnCMPDwwOPCD5L1bNU8zuIipsEvFgQJQmtQXwBqp5xqotXHEIj9xphis0mYgxiJcY41X1ShxxOeH8xFgil2Gyzzex1QlQnTpxom28EGDxCAM9AxgcbdHJheYhqasTjn6p2/EzlPhcT6AN4feEBRpgJbeCCpec9wXNS80DaxP0Ab1iKDeDdx33nnhNqxzPj4f+1dy+hVpV/GMfXf9YsaBR0I4kGRUhlRdlJlJKKJJMugyK6QRRdEAcOugyKLpB2oaKJZoOiiGpQSVSYFlF2D4wIKjCjMKxBKRo06M/nhXezOngs+7v1/679fEHO8bgV915rvWv9nvf5Pb/NmzcXJ4h2K22qnJEmJcp/C2EI14FNFvc8X93n3BeJStCOx/lJhOL845h1LdSBDCGE8E9IC14IYfDIdpFhI6uBw6XfelWzXXbt2lUcL3WUMJFJ3odi3M63wHGChcBpIdREqtD2g7biURFJeJRZUYUXEJccbwIkZxBnnD9/6KGHRqO3q4OudRTWxDWFdP0M5J9xf3ECVrzG5K+pqaluSKKDaV1ENUXUggULitNNe61zwFpAZJJ9ZR0hPm7ZsqXkA5mOF/Gpbep9ANqGiK0KaUHzWlG5Y31PjLT2EycV5yafffjhh90rr7wyqKmXYTI3Yep6SFhyHdTJr56LrHf33XdfacPj/uUOJbhyhnKC1yEtNmzcG0MI4e+IAyqEMGjkdygUZRMsX768uDjqhKNqN/eAxVKuraIGbE4nLRXDoB5HLWfcPgK3iUmcTFquhKb2xSUOGCIUlw8hsk5GbLnNYjpEJnlPXIKKbDlPQnUV21dffXV5zxyCCpBVq1Y1Gza+u2tZseX9ayHUUsj9YsS4ltzaWucc8Mvf8xqTvTgDiFJDOxcmFVMMTTNznhs37ziD8MTtyhlHdKrTL6HwtjHRavtpmFzc96xhzmFrofWLu6+2YcsyM/XTvc9wBZtxhHr3AHhmMrTFV+4o98aWW9FDCPuXCFAhhEHD2SKvhbigqBAga5Rw3bXWTmOHm/CguLaD1y9QU1wOj++//748YGup9JCt1dKO78UXX1zGrqMvQilAtd0YKS2UXr5Fq+fETOezwuOTTz4p37s2lixZ0p133nndnDlzys+4f3xGwsaH4vwiNsh0EyB8xhlnlKlV3icRSiumXX6DCqAFjwvOZyeMWmsmIky3Sz12smu0E8mAW7FiRTm29fpXoHN8EKIuuOCC4gTxd6pravq/FcL/O0R3TicuV8KqewKnk+mehCktdyeccEJZ66yRBCjXiDVSC7rrBBzEXu/3MgNDCOGfkha8EMKg4VwxschDFiFBC5XvFy1aVMQpbgbuKLt71T7eLyRaFRrCX6ktBgpFrWRHHnlkebjm7vH7O++8s4QKO/bCVRWftQj1wE500nrWsvhSPwPnvd1u14Fgfa4ObUUC1b1m/vz5RWwjRHmNHCgBtELJhxKqa2KTFirOL+PEXftffvll98EHHxTxScuunCdtiZxQN954Y7dz587yWVXxCREd2kB2jZwvwwMUzNrs6rFTRDv2sm0c29pSVMfQy0fbsGFDcU3OFK6c8yC0gHPbL9cCx5+NGOeue92mTZvK2l+znLRgv/baa8UVbvDEc889191xxx3lXkmsr79CCGFviQAVQhg8ikvuFhChFJYKkaeeeqqIT/fff/8oYDgMiyo8KCS1C3iYtpvrwbm202k5EKYqoP75558vP6silNdqMdCK1jJVfFJEC1UmwMgzIr5oveP08R7r5yX/htiiKOH8IVoRa1oT4KowMD3rhCAhZNdAAusDV5ydf5+H9cG5YOS4/CcZWeeff35p2azE8dIOL730UnG3aperEBQJS9CSTWzduHFjKchrUe341vOFw8M1Q4R0zwih1bwzLj45dwauWNec71u3bi1rYF3T1q9fX9yuXrd48eIiSnFMEWKJtTZlqngVQgh7SwSoEMLEiVDa8RSYhx9+eBEkjNIOw8FIaK4GhWI/r0gemLwfD+HyvmDnVwEqv8K5QIgiQvmZnd46/adlqpOD00urHWFJi53PyS7477//Xl7D4USo0bLqs1CUc3z4LNasWdPUxD+TK71fAppzwPXPCVmPp9YTbNu2reSaEJ204WrFAteTHX8uKcIER9js2bNHQlYKrzYgnho+YXAEgdX1rp1OS6VrgsPN9eB4C6Ln+LjwwgtHAym8hvvPeTJ3<text:soft-page-break/>7tyypqQtO7SIc9Y6zwF45ZVXlo03m3B1mILz23Xw22+/FXFKRhSBCoauWDOtge4bXpc1MITwb4kAFUKYSBFKy5HCmyuG+NCasyPMXHDK8NEyIOOJw0XGl+k9V111VSlAueBMr9KGSXThBAIhkvBy9913l/YD4os2vdZRKBDkFBoKCK1GdrQV0j6njz/+uOTceL8nn3xy+Rx8boQn3wvuJ9a2grBox5hw0I+5VGSddNJJ5XuCEieYQkrbHaGJOFfbDDnfCFPXXnttcQgIZw9toaWU20OgPLeGghqzZs0q0xydI/IAnReuCRO9hM1bDxTeCnX3ByKtr/4dRHwKLVFbyfuuTdM+ia0m2Vnz5DsRZr1OyzUHlGy82o5nMIW/6x7qtdMz0EIIYW+IABVCmCiqE6IfLq1I7QeThzbhZjBGnXBwyimnlO+NURc8X9E64OFZFtgNN9xQdoCJMn0RijCxcuXK4hJqjdoyNN2lQWQSIu6zqEWFYlvrxUUXXVREG5+JwtxnZ6R2iyioBMkTF2+77bbSWissl7hQxSeYXFanlwnZ1ZLr3MCPP/7Yvf3228XxRZSq4nTa7toSoqv4xO1R2+ocQ6IjN5RzfMeOHaM23GXLlpVrwN/jgnTuaNvTmmRtEcofQksIDYf26UMPPXT0cxmI2lCvv/767vXXXy8iVJ0O7L5JgK+xBFruuGK1oR533HERn0II/zMRoEIIE4eg2X4mlKJDYSn/JfkebcLB4MHZri0xkdBIXPG1tltVcYarRSGqALWjyylBlKkilMl4WnRadMVVx08Vn6pooojggrLzDXkeMj4IUooTAowJf48++mgptGsrWkvtRpxvMpu8H78ErNf2ESJjpS8kcQdwQnr/WrC0Y61du7Z8LxOqfw5EfGoD7sV77723TDR0rfdD4+u57KuCu14vjrP1/+ijjy5OEM5AUyE5AolYJuAhImRoBYKqtcz5b71fvnx5OZ+tcZg3b14ZwuI+wOVaJ37KRuQeNpilirBEfJs1mXYXQtgXRIAKIXST3o63evXqkvejaFm4cOGB/q+FveTpp5/uvvjii9Jidu65545yfrTcKBaJC9rL5LgoOgkTilPFp+wfYkUVoYhUaE18euONN0rrhOwj78/5vXTp0tH7kG8Ebg6h2pxCWikUITj++OOLE0grmn9HRhbXSAviUxXJtI0QG+X9VPFpOn0B4eeffy5uOe2GMk84AkzN5IrxfV0fWhLhJh3n/+OPP16OMZfHQQcdNDrujmHNwXGe+3Pj5ivWBgX3ihUryjngdc6n6viI+BRawtpuU0GLKUHJEIXTTjutu+SSS0aCKjf4O++8U3LSCK/aTrkBOQStiZyzfm+TztcQQtgXRIAKIXSTLkKxm5uUJAsqtIcMn8MOO+wv4hMUi5wM8r4IVD/99FPZ/eXu0Zaj5cpr5B9deuml3QsvvDCajNcShCathtw82kgVFM5tbUNVgDrzzDPLDjc30Lp160qmjRbEGiwuL0nr3XXXXVcycloar01UIBi8+eabRVRTcM1EFRBMuONy0q5n99+/oeDSpuLfqCH1ER3awvFTPGvB02JKQJrubJXz9tlnn3VPPvlkEaiqM7J/vF0/08l5EFrCej81NVUmmtpccw94+OGHixClxVgu2oknnli+ajs14U7bOceU+8Bll11W3KHEq91dDyGE8G+JABVCmGg8WMl58bBVXSKhDThTuHkUk1ws/SLz66+/LgIDN4Oisk7EkwXkYVzhSXTyoE24IVK1mAHGqcOx5Cvnj/cg6+mXX34p53Ytrqsos2vXru7ll18uIdwKEvj7psVpPayOqNZwHmzfvr28L2inrJkm03G8CZOCdeVCXXPNNSV0mujUzzeJ+NQeimWj4x177Zj1+udsJcaacinPRsGt+Eb/mOd4h9apjk1irHb09957r/voo4+6W265pdwHOF1tuL377rvFAcU57DVcwCZAuh78amkTIoTQFhGgQggTT3b32sRDtodkLp5PP/205ByZ1mbCndYDD93QckCc0WJHrLIDrGVt8eLFpSgl3tgFbk2AlF/21VdflWyPs88+u4hPhBcur5rzoZDoCykEKe2IWpVMQfJzgcsEK3k5rRZc3rf3Zre/72jZHY45l4zpZr/++uvo59P/TsSI9tura8afY06QJr5yvZ1zzjkH+r8Zwj5l586dZaPFfbEK8O59HLFarl0TRFfDFwhPpr2uWrWq/DnxnYuWYGsIR9a+EMI4+c+f/RnFIYQQQiPU25fQYdN+CDDaB7STeQjXUkZ4qsVohQPK5B8ilYd0gkyLxYZwZO/5gQceKM6PPe2Gy8ESJKsFT6vh7bffXv68OsOErrfegkpENMFOe50MqD0JUd99910purjg7rrrrridBoi2TOc6J5Tz37XgWJv6GMKQsIniXmY9q85WTk/CK4eraXfcnvLRKtywNiFcIzZw3Du1sGvTmzNnzgF8NyGEoRMHVAghhCapwdDapzhZtFSZ9GaSlXwnD9xHHXVUec0ff/wxEprkHxEoWmy5q3zzzTdlSpeCmvg0k4DiM1JoaDnyvglNBDnh24oOX7VpyNBqXYicP39+t3LlyuJwMc2P+DSTCGWyE4TyIuLTsJ1QRGprhONcC/OEy4ch4J4n35Cr1T1BG11/gqdgfWs8sUlOHvefddH9jxi7aNGikocmN819kos4hBDGSQSoEEIITcPBY4dXnhNnkJ3gfluldoQqPgks/+GHH0Yh060Wod6n/3sNXd/Te/BnJr6Z/PX++++XAkQws19DoL53brdaZJlqSZwjPvmcCHRViFKseZ28KMVZGC7WAe1GtR3P1Evrw4IFC5oWoEO<text:soft-page-break/>omPZKPLK233PPPUVMsrlgCIWhGu6PBk5YFw1asP73xXn3RvfP008/vWzMzDRBNIQQ9hXZ8gshhNA8HqTt+MpxUnRyOVRqGLWMqNWrV5fJPvKf0KL4BIKKX6b7+TpTN72fC1yvThAB5UNF4STDxChxuVY33XRTEZv6Lqhvv/22tOi9+uqrJXx8TxPzwjDQWuT854rkBuSSW79+ffk+hCFg2qMcQE4/69rWrVu7W2+9tZzrnFEcrgQpLmFrI/qTHyEjMeJTCGF/EAdUCCGEQUFgevHFF0s7gfYCCCb38G06nmk/rbcZKBa4dwTHckP1J97tjtqO0RfmhsisWbOKG0Awu+NNoNOKacLftm3buo0bN5YsLEH0V1xxRdMuuPDv2vGI0FpSXQvWhz0F1ofQEoZP3Hzzzd2SJUu6Rx55pEx8fOutt4ojdPbs2SXbiQBVw8iR9uMQwv4mAlQIIYRBIevFhDPiwxNPPFEKTQ/ZRIhnnnmmO+aYY7rWISidddZZ3Zo1a8poeTvdCuk6/ahShRXtd3bJiTFDRwbYY489ViYdarXzVeA8EWLu3LnFGbVw4cLy2oSPT54I5Zg/+OCDf2nLDGEoaC11j5ODZyOGCLV06dLu8ssvLwLVunXryv2AAPV3E0NDCGEcZApeCCGEwSFk2sO3FiwtaCYDnXrqqd0hhxzSDQUT37QVCSSv09wqNWgZmzZtKiLVwQcfXHbFZ5qYN1S0oBAbZKH4DJwPiPg0mWzfvr1MyiRIhzBE+msb5ych3gAKDlH5UNbBtWvXliEUIYSwv4kAFUIIITSKTCOZH4S2efPmdcuWLSuT/2o4+YYNG0ouyOeff949++yzExW6XVvr+i12abcLfSJChqEyfa1zDyA6cUQRYYWSH3HEEQf0/xhCmEwiQIUQQhgkkyI8bN68uWR8aKvQZnTssceWnW7iFKeHYHYten4eQghhcujf+3bs2NFt2bKlBPNHfAohHCgiQIUQQgiNI1hbwLYdbtlXgthlIU1NTZWJf6YghRBCCCGEcCCJABVCCCEMLITdBED5HkN2foUQQgghhLaIABVCCCEMLPMI0/OPQgghhBBCOJBEgAohhBBCCCGEEEIIYyWjP0IIIYQQQgghhBDCWIkAFUIIIYQQQgghhBDGSgSoEEIIIYQQQgghhDBWIkCFEEIIIYQQQgghhLESASqEEEIIIYQQQgghjJUIUCGEEEIIIYQQQghhrESACiGEEEIIIYQQQghjJQJUCCGEEEIIIYQQQhgrEaBCCCGEEEIIIYQQwliJABVCCCGEEEIIIYQQxkoEqBBCCCGEEEIIIYQwViJAhRBCCCGEEEIIIYSxEgEqhBBCCCGEEEIIIXTj5L8XhavPghBf6QAAAABJRU5ErkJggg==",</text:p>
      <text:p text:style-name="P4"><text:s text:c="12"/>"text/plain": [</text:p>
      <text:p text:style-name="P4"><text:s text:c="14"/>"&lt;Figure size 1200x800 with 2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 3. Plot\n",</text:p>
      <text:p text:style-name="P4"><text:s text:c="8"/>"sns.set_style(\"white\", <text:s text:c="30"/>\n",</text:p>
      <text:p text:style-name="P4"><text:s text:c="8"/>" <text:s text:c="13"/>{'xtick.bottom': True, <text:s text:c="16"/>\n",</text:p>
      <text:p text:style-name="P4"><text:s text:c="8"/>" <text:s text:c="13"/>}) \n",</text:p>
      <text:p text:style-name="P4"><text:s text:c="8"/>"fig, ax1 = plt.subplots(figsize=(12, 8))\n",</text:p>
      <text:p text:style-name="P4"><text:s text:c="8"/>"\n",</text:p>
      <text:p text:style-name="P4"><text:s text:c="8"/>"# Bar plot: revenue by category\n",</text:p>
      <text:p text:style-name="P4"><text:s text:c="8"/>"sns.barplot(\n",</text:p>
      <text:p text:style-name="P4"><text:s text:c="8"/>" <text:s text:c="3"/>data=cat_rev,\n",</text:p>
      <text:p text:style-name="P4"><text:s text:c="8"/>" <text:s text:c="3"/>x='category',\n",</text:p>
      <text:p text:style-name="P4"><text:s text:c="8"/>" <text:s text:c="3"/>y='unit_price_total',\n",</text:p>
      <text:p text:style-name="P4"><text:s text:c="8"/>" <text:s text:c="3"/>hue='category',\n",</text:p>
      <text:p text:style-name="P4"><text:s text:c="8"/>" <text:s text:c="3"/>palette='Spectral',\n",</text:p>
      <text:p text:style-name="P4"><text:s text:c="8"/>" <text:s text:c="3"/>ax=ax1\n",</text:p>
      <text:p text:style-name="P4"><text:s text:c="8"/>")\n",</text:p>
      <text:p text:style-name="P4"><text:s text:c="8"/>"ax1.set_ylabel('Revenue (€)', fontsize=14)\n",</text:p>
      <text:p text:style-name="P4"><text:s text:c="8"/>"ax1.yaxis.set_major_formatter(FuncFormatter(lambda x, _: f\"€{x/1e6:.1f}M\"))\n",</text:p>
      <text:p text:style-name="P4"><text:soft-page-break/><text:s text:c="8"/>"ax1.set_xlabel('', fontsize=12)\n",</text:p>
      <text:p text:style-name="P4"><text:s text:c="8"/>"plt.setp(ax1.get_xticklabels(), rotation=45, ha='right')\n",</text:p>
      <text:p text:style-name="P4"><text:s text:c="8"/>"ax1.tick_params(axis='both', which='major', labelsize=14)\n",</text:p>
      <text:p text:style-name="P4"><text:s text:c="8"/>"#ax1.set_xticklabels(ax1.get_xticklabels(), rotation=45, ha='right')\n",</text:p>
      <text:p text:style-name="P4"><text:s text:c="8"/>"\n",</text:p>
      <text:p text:style-name="P4"><text:s text:c="8"/>"# 4. Add cumulative line on secondary axis\n",</text:p>
      <text:p text:style-name="P4"><text:s text:c="8"/>"ax2 = ax1.twinx()\n",</text:p>
      <text:p text:style-name="P4"><text:s text:c="8"/>"sns.lineplot(\n",</text:p>
      <text:p text:style-name="P4"><text:s text:c="8"/>" <text:s text:c="3"/>data=cat_rev,\n",</text:p>
      <text:p text:style-name="P4"><text:s text:c="8"/>" <text:s text:c="3"/>x='category',\n",</text:p>
      <text:p text:style-name="P4"><text:s text:c="8"/>" <text:s text:c="3"/>y='cum_pct',\n",</text:p>
      <text:p text:style-name="P4"><text:s text:c="8"/>" <text:s text:c="3"/>marker='o',\n",</text:p>
      <text:p text:style-name="P4"><text:s text:c="8"/>" <text:s text:c="3"/>color='black',\n",</text:p>
      <text:p text:style-name="P4"><text:s text:c="8"/>" <text:s text:c="3"/>ax=ax2\n",</text:p>
      <text:p text:style-name="P4"><text:s text:c="8"/>")\n",</text:p>
      <text:p text:style-name="P4"><text:s text:c="8"/>"ax2.yaxis.set_major_formatter(PercentFormatter(xmax=1))\n",</text:p>
      <text:p text:style-name="P4"><text:s text:c="8"/>"ax2.set_ylabel('Cumulative % of Total Revenue', fontsize=14)\n",</text:p>
      <text:p text:style-name="P4"><text:s text:c="8"/>"ax2.tick_params(axis='both', which='major', labelsize=14)\n",</text:p>
      <text:p text:style-name="P4"><text:s text:c="8"/>"\n",</text:p>
      <text:p text:style-name="P4"><text:s text:c="8"/>"# ——— Annotate cum% on each marker ———\n",</text:p>
      <text:p text:style-name="P4"><text:s text:c="8"/>"for i, pct in enumerate(cat_rev['cum_pct']):\n",</text:p>
      <text:p text:style-name="P4"><text:s text:c="8"/>" <text:s text:c="3"/>ax2.text(\n",</text:p>
      <text:p text:style-name="P4"><text:s text:c="8"/>" <text:s text:c="7"/>i, <text:s text:c="15"/># x-position (0,1,2,…)\n",</text:p>
      <text:p text:style-name="P4"><text:s text:c="8"/>" <text:s text:c="7"/>pct + 0.015, <text:s text:c="6"/># a little above the point\n",</text:p>
      <text:p text:style-name="P4"><text:s text:c="8"/>" <text:s text:c="7"/>f\"{pct:.1%}\", <text:s text:c="4"/># e.g. “80%”\n",</text:p>
      <text:p text:style-name="P4"><text:s text:c="8"/>" <text:s text:c="7"/>ha='center', \n",</text:p>
      <text:p text:style-name="P4"><text:s text:c="8"/>" <text:s text:c="7"/>va='top',\n",</text:p>
      <text:p text:style-name="P4"><text:s text:c="8"/>" <text:s text:c="7"/>fontsize=10,\n",</text:p>
      <text:p text:style-name="P4"><text:s text:c="8"/>" <text:s text:c="7"/>color='black'\n",</text:p>
      <text:p text:style-name="P4"><text:s text:c="8"/>" <text:s text:c="3"/>)\n",</text:p>
      <text:p text:style-name="P4"><text:s text:c="8"/>"\n",</text:p>
      <text:p text:style-name="P4"><text:s text:c="8"/>"# find the first index where cum_pct ≥ 0.8\n",</text:p>
      <text:p text:style-name="P4"><text:s text:c="8"/>"#threshold = 0.8\n",</text:p>
      <text:p text:style-name="P4"><text:s text:c="8"/>"#idx = np.argmax(cat_rev['cum_pct'].values &gt;= threshold)\n",</text:p>
      <text:p text:style-name="P4"><text:s text:c="8"/>"idx = 3\n",</text:p>
      <text:p text:style-name="P4"><text:s text:c="8"/>"\n",</text:p>
      <text:p text:style-name="P4"><text:s text:c="8"/>"# draw the vertical line just after that bar\n",</text:p>
      <text:p text:style-name="P4"><text:s text:c="8"/>"# (bars are centered at integer 0,1,2…, so +0.5 moves you to the border)\n",</text:p>
      <text:p text:style-name="P4"><text:s text:c="8"/>"ax1.axvline(x=idx + 0.5, color='gray', linestyle='--', linewidth=1)\n",</text:p>
      <text:p text:style-name="P4"><text:s text:c="8"/>"\n",</text:p>
      <text:p text:style-name="P4"><text:s text:c="8"/>"# optional: label it\n",</text:p>
      <text:p text:style-name="P4"><text:s text:c="8"/>"ymax = ax1.get_ylim()[1]\n",</text:p>
      <text:p text:style-name="P4"><text:s text:c="8"/>"ax1.text(\n",</text:p>
      <text:p text:style-name="P4"><text:s text:c="8"/>" <text:s text:c="3"/>idx + 0.5 + 0.1, <text:s/># tiny nudge to the right\n",</text:p>
      <text:p text:style-name="P4"><text:s text:c="8"/>" <text:s text:c="3"/>ymax * 0.95, <text:s text:c="5"/># near the top of the bars\n",</text:p>
      <text:p text:style-name="P4"><text:s text:c="8"/>" <text:s text:c="3"/>'80% cutoff',\n",</text:p>
      <text:p text:style-name="P4"><text:s text:c="8"/>" <text:s text:c="3"/>rotation=90,\n",</text:p>
      <text:p text:style-name="P4"><text:s text:c="8"/>" <text:s text:c="3"/>va='top',\n",</text:p>
      <text:p text:style-name="P4"><text:s text:c="8"/>" <text:s text:c="3"/>ha='left',\n",</text:p>
      <text:p text:style-name="P4"><text:soft-page-break/><text:s text:c="8"/>" <text:s text:c="3"/>color='gray',\n",</text:p>
      <text:p text:style-name="P4"><text:s text:c="8"/>" <text:s text:c="3"/>fontsize=10\n",</text:p>
      <text:p text:style-name="P4"><text:s text:c="8"/>")\n",</text:p>
      <text:p text:style-name="P4"><text:s text:c="8"/>"\n",</text:p>
      <text:p text:style-name="P4"><text:s text:c="8"/>"# 6. Title &amp; layout\n",</text:p>
      <text:p text:style-name="P4"><text:s text:c="8"/>"ax1.set_title('Pareto Analysis: Revenue by Category', fontsize=16, pad=12)\n",</text:p>
      <text:p text:style-name="P4"><text:s text:c="8"/>"fig.tight_layout()\n",</text:p>
      <text:p text:style-name="P4"><text:s text:c="8"/>"plt.show()"</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How many products are discounted?"</text:p>
      <text:p text:style-name="P4"><text:s text:c="6"/>]</text:p>
      <text:p text:style-name="P4"><text:s text:c="4"/>},</text:p>
      <text:p text:style-name="P4"><text:s text:c="4"/>{</text:p>
      <text:p text:style-name="P4"><text:s text:c="6"/>"cell_type": "code",</text:p>
      <text:p text:style-name="P4"><text:s text:c="6"/>"execution_count": 34,</text:p>
      <text:p text:style-name="P4"><text:s text:c="6"/>"metadata": {},</text:p>
      <text:p text:style-name="P4"><text:s text:c="6"/>"outputs": [],</text:p>
      <text:p text:style-name="P4"><text:s text:c="6"/>"source": [</text:p>
      <text:p text:style-name="P4"><text:s text:c="8"/>"# 1a. Flag discounted vs full‐price\n",</text:p>
      <text:p text:style-name="P4"><text:s text:c="8"/>"df['discount_flag'] = df['unit_price'] &lt; df['price']\n",</text:p>
      <text:p text:style-name="P4"><text:s text:c="8"/>"df['discount_label'] = df['discount_flag'].map({\n",</text:p>
      <text:p text:style-name="P4"><text:s text:c="8"/>" <text:s text:c="3"/>False: 'Full price',\n",</text:p>
      <text:p text:style-name="P4"><text:s text:c="8"/>" <text:s text:c="3"/>True: <text:s/>'Discounted'\n",</text:p>
      <text:p text:style-name="P4"><text:s text:c="8"/>"})\n",</text:p>
      <text:p text:style-name="P4"><text:s text:c="8"/>"\n",</text:p>
      <text:p text:style-name="P4"><text:s text:c="8"/>"# 1b. Compute counts &amp; proportions\n",</text:p>
      <text:p text:style-name="P4"><text:s text:c="8"/>"counts = df['discount_label'].value_counts()\n",</text:p>
      <text:p text:style-name="P4"><text:s text:c="8"/>"props <text:s/>= df['discount_label'].value_counts(normalize=True)"</text:p>
      <text:p text:style-name="P4"><text:s text:c="6"/>]</text:p>
      <text:p text:style-name="P4"><text:s text:c="4"/>},</text:p>
      <text:p text:style-name="P4"><text:s text:c="4"/>{</text:p>
      <text:p text:style-name="P4"><text:s text:c="6"/>"cell_type": "code",</text:p>
      <text:p text:style-name="P4"><text:s text:c="6"/>"execution_count": 48,</text:p>
      <text:p text:style-name="P4"><text:s text:c="6"/>"metadata": {},</text:p>
      <text:p text:style-name="P4"><text:s text:c="6"/>"outputs": [</text:p>
      <text:p text:style-name="P4"><text:s text:c="8"/>{</text:p>
      <text:p text:style-name="P4"><text:s text:c="10"/>"data": {</text:p>
      <text:p text:style-name="P4"><text:s text:c="12"/>"image/png": "iVBORw0KGgoAAAANSUhEUgAAAwwAAADqCAYAAAAPisJ5AAAAOnRFWHRTb2Z0d2FyZQBNYXRwbG90bGliIHZlcnNpb24zLjEwLjMsIGh0dHBzOi8vbWF0cGxvdGxpYi5vcmcvZiW1igAAAAlwSFlzAAAPYQAAD2EBqD+naQAALcdJREFUeJzt3QeYVNX9//Hv9mXZZQu9V5GqIHalqijYW/SnoEnEmJjEmIglppj8E02MJYrGqNEk9i6xgKIiooDYFRVRRKXX7buwff7P5wx3dmZ3z7KUFRfer+eZZ2bu3Llz5947d873nO85Ny4UCoUMAAAAABoQ39BEAAAAABACBgAAAABeBAwAAAAAv<text:soft-page-break/>AgYAAAAAHgRMAAAAADwImAAAAAA4EXAAAAAAMCLgAEAAACAFwEDAAAAAC8CBmAbampq7IknnrDJkyfbIYccYkOGDLEjjzzSLr74YpszZ069+TXfvvvua1VVVbYn+vLLL+2cc86x/fff30aMGGEzZ85scL633nrLbYfo24ABA9z7xo0bZ7/+9a/tiy++qPe+2267zc27YMEC25OtX7/eNm/evEuXqeNU2+7pp5+23U3rUHf/N3QrKira7mXr+Bk1atRuO2aC76btvbtUV1fbU089ZT/84Q/t0EMPdeclbZef/exnNnfu3F32OdrOWu6utGrVKrf9pk6dutecN4GWLnF3rwDwXQ8W9Af86quv2ujRo+1HP/qRtWnTxhX2nnnmGfvxj3/s/uh++9vf2t7iiiuusE8//dR9927dutnw4cMbnf/AAw+0733ve+5xKBRyheSvvvrKpk+fbs8995zddNNNduyxx0bmP+aYY6xHjx62zz772J7qySeftGuvvdZ9/7S0NNuTaX/q5tOqVStraQ466CD729/+ts1jv7no/PPTn/7UPv74Y7cOChqys7Nt7dq1NmPGDHeeOu644+y6666z1q1bW0ug88kZZ5xhCQkJu3tVADSAgAFoxKxZs2z27Nl2ySWXuD/oaPpTVrDwwAMP2MSJE+2AAw6wvcGSJUts4MCB9stf/rJJ83fv3t1OPvnketNVyDnrrLNcLaNqFnv16uWmqxVCtz3ZwoULd3nrwneV9m1D+78l0zGt2+5QVlbmzj3Lli2z66+/3k455ZSY13/+85/bLbfcYnfeeaerrf/HP/5hLcERRxyxu1cBQCNISQIa8e6777r7sWPH1nstOTnZFXrlnXfesb2BCiBKhcjIyNjpZXXp0sX+/Oc/W0VFhSvcANi2+++/3wXtqsSoGyxIXFycC+bVavfKK6+4Sg8A2FkEDEAj0tPT3f0jjzzSYG6tUi2UnnPRRRfVe23p0qWumV0tD0ob+MEPfmCffPJJvfn0h67AQ/0jBg8e7O71vrrzqqb2d7/7nf3pT3+yYcOG2cEHH2wvvfSSe628vNzVJCoNQbnMWoYKFA31EWiIggC1lKgmeL/99nPrfN5558XkQitPXOsnb7/9tlsftbDsDKV5tW/f3vUFUfqXLx998eLFbpuMHDnSfb+jjjrKBRsFBQUxy6usrLS7777bTjzxRNdXQvP/6le/sq+//jpmvnXr1rk0MuVna3m613NNj+bLq9a6abrWNaA87wsuuMAFj5MmTXL7XH081DKlFKzo+ZSKJPoe0dtQ+fyqNdb0oK+M+nqsWbOmwT4i2kfaV8ph1/ZoSqvFfffd59b9f//7X73XXnvtNffav//9b/c8Ly/PfvOb39jRRx/t1ke1wJdeeqk7tne17dnWO+Oqq66yQYMG2cqVK11NvfaTtp+OE02LFuxTBbRKrdO21u/E14fhzTfftClTprjfn/a9UvEa6uOj/a/X9DvW55977rku7bEp9JmpqanuPY1RHyuJ7s+ibaxzhPo+HH744e43otQq2bJli91www2uckTngNNPP919n4Y09XyjbT106FB3HtFy9VjbuSn7P9jGWget45gxY9xn6TP/85//7PA66Vx3++23u3OEtr/2qz67qdsf2FuRkgQ04rTTTnM1eo8//rgr1KoAoT8YFQa6du1q8fHx7tYQdQxWQUt/miqwqqBx/vnn24svvugKyfLf//7X/vKXv7g/N/WVSEpKcoGCCnMqlKuGMCcnJ7LM559/3jp37uz6Eahwo1xq1dAr4Pjwww9dgf/73/++y3F+9NFHXaFEhb/G0qWi+2loPS677DIrLS11f9gqUGn9FewoOFIaxpVXXml9+vRxBfh27drt9DZW+tEbb7xhq1evbjDNQ99T203bTOuh1o2PPvrIHnzwQVu0aJE99thjrlZV30PrqwKmCidnn3225efnu+2uFCAVtLTPlMqhwlZJSYnbPuor8fnnn7t+BUo/e/jhh61379479F1UkL7wwgvtpJNOcjcFOtoPn332mb388ssuP/vqq6+2e+65xz744AMXDAR9NQoLC906Kzg488wzrV+/frZ8+XL3fh17+p49e/Z082pfaZ917NjRBas6BrX+Gzdu3OY6ar1UMHz22Wfr1VCrX4mOQR1HKlip8KsOqtpe2nbaF9ru8+bNsxdeeCFyHDdGBVEFHg2JPra/TepLo2CrU6dOrjZex95DDz3kCqfajvqugffff9/tVxU+FaAedthh7rirS9tO+1MtZzpeMzMz3TbW8vU+nQ9E2177X8GXCs8q6KrfwU9+8hP3fv1+fTZs2GArVqxwv+dt9U3Q70r7R4FlNPVzUAFcgZCo0Kx9rd+WjskTTjjBLV/nIR3L+m1F7+ftPd8oAFDaoYLorKwst823hwJW9fPR/kpMTHS/z7/+9a+uMke/k+1dJ51vta81XctUkK7flgKsu+66y1ViAGhACECj3n///dCxxx4b6t+/f8ztmGOOCd1yyy2h4uLimPknTZrkXr/99ttjpt96661u+uOPP+6eV1VVhQ455JDQySef7B5Hu/766928L7zwQmRa8LkrVqyImffuu+9202fOnBkzfcOGDW75EydObPT7TZ8+3b3/iiuuCNXU1ESm63uNHz8+NHDgwNDy5cvdtMrKSjevvuO2LFy40M175ZVXNjrfZZdd5ub78MMP3fNp06a55/Pnz3fP77nnHvf8o48+innfddddFzr11FND69ati/keN9xwQ8x8b7/9tpt+7bXXuufnnXeee75gwYKY+ebOnVvvuwX7Ut87mtZN07WugbFjx7ppzz77bMy8V111lZs+b968et955cqVkWnXXHNNaNCgQe54i/bFF1+EhgwZEpoyZYp7rn2kzzrssMNCubm5kfmKiorcManlPvXUU41u80suuSQ0YMCAyLaTwsJC9zkXX3yxe75o0SK3LB1f0WbMmOGOqTlz5jT6GVqHur+Zurdo27utR44cGXle95hpjI5HzXvBBRfE/<text:soft-page-break/>O5efvllN33q1Kkxn9PQsRJ8t+C3XFpaGho+fLj7vUSfD8rLy0MTJkxw+0rfS8ew3veHP/whZnkVFRWhyZMnhwYPHhxau3atd92DfaL91xT6fWj+goKCmG38xBNPxMz35JNPuum33XZbzPQHH3zQTdd22JHzTbCtdZ6MpuNe0/U78O3/YBufcMIJbjvWfe9ZZ521Q+s0bNiwyG8psGbNmtDRRx9d7/sDqEVKErANShlQWoFqVoMUBtXCqvb3jjvucDW2DaWM1K29VfN/UEsoqm1+/fXXXYpI9MggSivR8kW14NE0KlHdWnjVTmrkJrUOqCY3uGmZSrXRMKiqVfdRi4eoBlW1iQHV4Kn2WrWPzZkHrTQiif7saGpRkb///e+u9UC1iaLaWLWCqJZdgnUM+pUE1Aqj1gXV4Gq7qMZV6VyqKY6mbaXpatnJzc3doe+ifi1KiYim9AhprPZfNd6qsVfLjVoRovdj27ZtXS3w/PnzXcuPWitUI3788cfH1NCr5UWdyJtC6SZqkVGLVUDHuLatXpMOHTq4Y0ita5pPLSCiDv465pQi0hSq8VUKSUO33UktNNG/O7UG9u3b17Uy6ZgP6LeoY6gxwb7R9g/SGIPj4Z///KdLadRnBdtb2zB6HxcXF7tp+i00NFRz9HEiqmlvimC+4H0BpSNFU0umfn91Uwz1fer2V9qR803dz9se6ouh7Rh9DtSIUJs2bdqhdVILh9IG1bqr1rPgHKMWQB0TABpGShLQBEr5UKEhKDiocKC8XAUMSlfQ8IXKi41WN11DeccSFHhFf4TvvfeeKywqbUkFQaUMBH/wdf/oG0oB0vs0ckrdAnA0LVeFoYYoxUFN/tFpGIEgXSb4Y20OQbqKLz1FBQYVYhUcKGDQdlRKmFIHFJQp9SNYRxUkGlqOcrJFqSTapr4hWzVdAYOWpYL69tK6BMFeICjsBH00fNtAaStByouP+lhof0kwqlQ0pTE1hfpGqJCkoYGD1BSlwemYDa5voEBM/TrUp0JpavoNKPdf/UK03Rv6/IYowN2ZAuOO0HYMAtGAjvHoNJ7+/fvXe58CNhUsFTAqYBKl0WyrgB70fdD76wrSyCToS6P0nMZ+qz5B8NyU1LPgeNGwtfoOjZ1HtP6aJ/gtBfS9tZ+jU8p25HyzI7+lQENpb/pNRf+etmedNJyx+uEoNUk3DeGs9DAF4NsKDIG9GQED4KGafuW0quAU5B8HVPBQjaAKXuqg2lDnQF/fhmgqiKnWUQU91SKrj4Ryj/UH+Mc//rFJy9Qfp2rd1Bnap7FhSusGJXWXLdE1fLuSanJVY66Cvr5DQ1RLqIAsuFCeggbVEKpWV/tHecr601cB0ddK0ZTvGqxPU76v7+JSTdnnjW1ntV6ppcdHtaNBh2PlvvuWsy1aTxX6VfutEXcUhCl/XX0WogvHOu5VkFJwrO2t1hm951//+pcburOx6yvsKjtyIS8NLarAL5pqjzVddJw0FAQEnxX9WlP2afC+bR1/wf5R5YKvD0IQFPgKzyr06voLqrRorB+DziHK44++wF1j36mh4yl6nXfmfLMz11ZoyvbfnnVSXwa1qKhfk/pO6ZjWOUStQOrHoT5bAOojYAA8VIhSs7Wa5NW5rm7NsagZXJ0cdySFRUO2KliYMGGCS7eJLmyo815T6Y9SBQPVjtVdR3XYVKfToHWjISpsaxQf1cDVbWUICqf6js1BAYDSMRpLpdF6qVZdtYdKmdBNBbSg0Ko/enXE1nb45ptvXO1y3RrV3//+966wFYws4xvlR6kL2g9BmlNQ0FGrUHQhMjodYldQq4hqwLXuDdXGq7CuglNKSkqkZj965KWA0uSaSq02Gv1HrVvBdwvSkUQdxrWdVNAKOnGLgmO1Sihw2JUBw67c1joe6l5BOjqVT4Gjjqm6LTIqZCt41W17BMGu3l+306zSZVQwVbASzKdjURUEdfed9um2LuSnzrqqGde5qe61YaJp/0jQMbgxagXRvtZ5JDj2gwBarW3RaVY7e75pDk1dJwVFGuBALSkKpIJgSi0s6iit9FAFltHfF0AYfRgADxXQVIBS87/SMhqq6VRNt4btq5u33hTBkKBKg4kOFtT8r5Famlq7qpQd1TaqAB1Nf6DK2w/SSRp7v0ybNi2mBj5Ypgpyyu/e1bR+ajlQIVijsTRW8NGfuUZGCqhAGaQZBQVNFV61/hrVKpqCL42CoqBOBfOgn0LdViGN/KMgTq8HaU1BWkr0ELeqzQyGRd1RwToH2zvYxipwKk0omloA1JdEqRT63irAaxQnrUN0qpgKRRr9palUgA6G5lX/BbVuRKfUqJCr4Ey1r9E0NKbWo6l59E21K7e1+o0o8Iq+1e37o5GKomkbKOBUi8q2WgrqUkqLCvrq7xE9tK2CH7WCqUZbQUJwntAQsdG/bbWOqU+ORh7T76IxSmdSfyilQ2pkprp0TGl4UR1H+k2MHz9+m+uv1lLRMqPpPBT0XdlV55vm0NR10rlVAZeGII6mY0P7R/v92153oKWghQFohIYDVECgoTlVgNIfvmqzVBBQzZU6DOuqx8qJ3V5qGldNuP7klH+rmn4VADVGumrdJbhvjArbqqm/9dZbXXqPxpRX7aoKerq/8cYbG63xU6dUfQ/lsKv/hFKsVPjUeqgWVttgZ65qq9q7oBCswoyWrdpMta6ocHXTTTc1unwFCyrMqcO5hh0NahM1vKJaf1QAEAV3qs1VYUktBdoOCvZUiFaaR1Abe80117hUG203tWyollnro8Ke9odeD5x66qlu3TX8pdZD+eD6jLrXf9heQU63Cq3qE6BgQdtZAahSIpQuoUKh9of2owKK6PVSgUedu1V7rAKkUlNUuFOhaXtom2<text:soft-page-break/>mI3mCZ0VTYVJ6/jivtQwUK2l/qSxIMY7krNde29tExpWVr+ytQU0uVfoONpYT5qMZaw+XqOin6HtquCiA0rKpqtDWUqtLc1Ep2xhlnuH2l41bBiaZrPvWv0XEZBMI+CtTUMqRzjo4VHbdKZVSQqz4L+i3rnKVCtALyplDAoMBMx5p+MwqA9JvQetZtrdvZ801zaOo66TygfaPvpVYybTcFCTq3KyVPv6VttfAAeysCBqAR+vNQjbUK00rdUCFahQz9+SiX+PLLL3d/8juS468/eI0PfvPNN7s/fRXClA6gP3rl0io40R+ZCsqNUWFRhWddsEyFBf1xKlVKgYxaRvTn2RgVRlWzqOZ4fU/9uaqwpgKiCkAN5UBvD9XaB1fMFrUo6I9b31Pj1W+ro65eV6FfLQ1aP7UUqBCjwpeCABXygoKUCuDaDir86FoFqjVUYfwXv/hFpPOklqdCrwILjayk1ge9poKcaiOjUzL0Gdoe9957ryuMaLtqvVWg3Zl0HBVMFHDqeFJwoHXU5+q5vqfWXd9BqTFqBdB6qcNxQNcCUQFX6xSMNqRlaOQifdem0ndR3rdST4Ja5oCOAS1bNeTqw6BCrdI9dFwoyFVBe1dqrm3to+2s40W/ERX4FTwqbahux9+mUvCmfahto2Xrd6XWoCAoDCgwUzqSjju1NGg+pZlpuo7Bpp47tG/UcqHCr0ZwU+25jmO1rij43J7rCajQrH4VWnf9NnTe0Top5U/7I7rVY2fPN81he9bpD3/4gzt361yic6+OfbWs6VxXt68agFpxGls16jkAAHss1corlUepWNEjGAEA/EjWAwAAAOBFwAAAAADAi4ABAAAAgBd9GAAAAAB40cIAAAAAwIuAAQAAAIAXAQMAAAAALwIGAAAAAF4EDAAAAAC8CBgAAAAAeBEwAAAAAPAiYAAAAADgRcAAAAAAwIuAAQAAAIAXAQMAAAAALwIGAAAAADsfMNTUhGxPEaqp2d2rAAAAgL1MSy2DxoVCoSZHAjc+9J6tWl9sLdkBAzrYeRMH2Yb/3WIVuat29+oAAABgL5Dctpt1OOVSa4kSt2dmBQvLVhdaS9atQ7q7V7BQse7r3b06AAAAwHcafRgAAAAAeBEwAAAAAPAiYAAAAADgRcAAAAAAwIuAAQAAAIAXAQMAAAAALwIGAAAAAF4EDAAAAAC8CBgAAAAAeBEwAAAAAPAiYAAAAADgRcAAAAAAwIuAAQAAAIAXAQMAAAAALwIGAAAAAF4EDAAAAAC8CBgAAAAAeBEwAAAAAPAiYAAAAADgRcAAAAAAwIuAAQAAAIAXAQMAAAAALwIGAAAAAF4EDAAAAAC8CBgAAAAAeBEwAAAAAPAiYAAAAADgRcAAAAAAwIuAAQAAAIAXAQMAAAAALwIGAAAAAF4EDAAAAAC8CBgAAAAAeBEwAAAAAPAiYAAAAADgRcAAAAAAwIuAAQAAAIAXAQMAAAAALwIGAAAAAF4EDAAAAAC8CBgAAAAAeBEwAAAAAPAiYAAAAADgRcAAAAAAwIuAAQAAAIAXAQMAAAAALwIGAAAAAF4EDAAAAAC8CBgAAAAAeBEwAAAAAPAiYAAAAADgRcAAAAAAwIuAAQAAAIAXAQMAAAAALwIGAAAAAF4EDAAAAAC8CBgAAAAAeBEwAAAAAPAiYAAAAADgRcAAAAAAwIuAAQAAAIAXAQMAAAAALwIGAAAAAF4EDAAAAAC8CBgAAAAAeCXaTkpKjLdbfjnGenTKsI+/3GRX/3P+Nt8zdkR3O2V0X+vWId02l1XZe0vW230zFlt+cXlknnt+c4x1zElrdDm/vmOefbIst8HX/vzjw23/fdrb+rzNNuXal3fgmwFAy5A95lzLPuK0Bl8r/miObXz+dvc4uUNPyx51lqV2H2RxSclWmbvaChY+Y6WfzmvS58SnpFnWyO9Z6wGHWmLrLKsqybPSxQssf/6TFqooqzd/5sEnWsbwYywpq4NVbymy0iULLe+1RyxUsSV2xoREyz7yDEsfMsoS03Pccks+ft3y5z1pVlO1I5sEAPBdChgmTxjogoWmOuHI3nbRqftFnicnJdhRB/Wwgb1z7Bc3vWZlFdVNXtaW8ob/SI4/orcLFgBgb5DSsee25+nc1zpP/pPFJ6XUTuvUxzqe8kvblJZpRe/MaPT9cSlp1uX86yy5fffItKSsjpZ1+KnWqs/+tub+31mosjZoyDnqfMs69KTI88SMtpZ50PFuPTSvhWoir2kdFIRELzd75JmW1LaLbZh+cxO3AgDgOxkwDOyVYyeN6tvk+VulJNrkCYPc48+X59ttj39gg/u2s5+ctp91aZdup4zpZ4++9Ll7feq01y0hPi7m/Z3atnYtB4kJ8fbkq0tt2arCep/RuW1r+/7x4c8AgL2BWg6k8L0XrWD+UzGvhSrDLbc54ya7YKG6rNQ2PjvNqksLrMPJl1pSTmfLGXuulS6eZ9Wl9c+pgewjz4wEC5tevNu2LF9smYecaG2GHeUCDxXw8159wL2emN3ZMg8+3j0uXfqu5c2+39KHjrbsI0631G4DXEtCycevuddTew6JBAtFH7xshQufsazDT7eM/cda+qAjrOi9F61sxeJm2W4AgGbuw5CSlGCXnj28XqG+MQcP6mhpqeEY5dGXP7fl64pt5vyv7avV4T+p0cO7RuYtKC633MKymNtZR/d3wcKXKwvsgRc+q7f8uDizX5w93FJTdrrhBABahPjU1pbYpp17XLFhhVUX58XcaspKLS4x2ZLahs+vRe++YJuXvmvla760wndfCC8jKcVSuuzT6Oe0HnCIuy9b+ZkVvTfLKjettE0z77TKwo1uesZ+Y83iwn8p6QMPs7j4BPc479UHXepT/<text:soft-page-break/>txHrXpzUfj1wUdGlhs8DtVUW+7s+60yb63lzv6ve153XgBACwsYzj9hkHVpn26rN5ZYflH93NWG9OueFXn89ZramqwvVxW4+24dMlwrREPGjuhmw/ftYDU1IbvjqY/cfV0nj+prg/u0taLSCluxrngHvhUAtMzWBakqWG9xSakufShaqKrCVky70JZPu9AKo1KP4lNa1c5T3XhfgcSMnPBnFEX1GwvVWMX6b9zDhNaZrrVClHYUXmalCyyCecu3zhu8Hv24qmCDhco3u8c1W0rc87rzAgBaUMAwtG87O/7w3lZdE7Jpj31gFVW1uaiN6ZBd+yemQn1Dj9tn1/6BRbccnD1+X/f47cXrbOnKcIARTR2oJ00Y6B7fNX2RFZbUdqAGgL0hYGh37BTrfcVD1nvqA9Z1ys3Wqs+wmHldi4Nq+eMTXSpQ5oET3XS1EmxZ/kmjn1NTFi7MB60ZgYS0NpHHSdmdwvNkdQh/3paS2GVsKY68R4GNmzcz3N+seutrkXXd+jwxM7wsAEALChjUAqC0n/j4OHvujWW2+Ou87XpvoDIqyKiKetxQC8PBgzq5Pg7y5Oyl9V5XVtSlZx/g0qQWLFpjr3+weru+EwDsCQFDUMMfdITudNbVltb/oHrv6XDKpdZl0h9dq0Bl/npb99h1ZttoYdjyzcfuPrX7AEsfOsYV+NP3G2up3cKVORK3tcUiCAbqtlqEqiojj+NTwvPEJ6fWey36vfHJ9SuRAADfru1O9v/hiYPdcKdKRXpgZv1+BI1qeneHGCeN6uPul67It89X5Nd7/fRx+9i+PbOtqLTc/vnUoh37EABogZS+o74LNRVbLPeV/7rHaX2HuaAgLiHJ2o2/wFZ88a6K4JH3JGXVjiKn4VXV5yB/06qYkYvqyn/9UUvrO9z1mehw0s/NdNva9yDor2A14ffHqVm4uf8YAADfzYBhQM9sO+6wXi4V6dZHm56KFCgrr465fkPQypCUFO8dKjWnTaoN6RNuAl/w8dp6y+zZKcP+b2u60l3TP7YCUpEA7EXy5jzobtF0vYOSz960DF3XILO9JbXrVtuXwMw2zrjTjZ6Usf84Nyxq9sjvWVxiiuW9er/3c9QZec2Dv7d2x/3ItSqEQjW2+Yt33TUTMkcc5+ZR0BJ9H5cQ+xejzteBmvJw37eaijJLaJVucYlJdeZNilkWAKCFBAzqdCwaGelvPx9Z7/Wh/drZczedbLc8+r7Nfqf2zymwMT+cAysZacmWt7WzdJvWtX8iG/Nj/xwOHNjBpT/Jwk/qBwyH7dfFkhLDtVuXTzrQ3aKpNUTr9PCsJfbI1iFbAWBPVx3VOVmtCNEq1n/t7hVoKGUpuV03N+xpYwFD+H3f2Jr7rg53qg7VuIu1tZv448jrlblr3H1V0SY31GpCajiVNJCQFr5mj0ZLCq7ZoHkVMCS0ir2eT0KrcN+IqsJw52cAQAvpw7B9zcz1fRU1MlL0iEl9umS6+1Ubiuu1MAzs1dbdF2+usFUbSuqv006tEQC0XEo56nTWb6zrlJtiCu6StPWaCWoJUP+E9if81Dr93+8tbZ/YSpUgnSi+Tg1/XWn9RljO2EmuhUGjGQVXdk7t2t/dVxVudKM0ScW6ryOtBJE+FnHxlty+h3tYvnZZZLnBvOooHb81wHBDxWa2qzcvAKAFtDBMf+1LN6RpXTdcMsraZ7WyJd/k2V/vf8dKNle6VgOlHYmuoSDvLF5v5RVVlpKc6K6psC631F38rW+3cPAwt4HOyj07h2uZgms11PW/ucvspbeW15t+1XkH2YBeObaxYItdPu1121zWeIc+AGhpNGxpXHKqpXTs5S6qVrFxpW1Z9oGl7TPC0vod4OYp/XS+VRXnWutBR7jrLWgkIw2zquFR2ww/JtJRWhdYC8RrFKOt6UQaWUl0HQelL0ll4Qbb/MU7ljHs6KiLxs2KvL9kyULLGnmmxcXFW/aYcyzvlfvc9RTUydq9/um8qHkXuIu0KXDJGTfJXbgt89CTI4FM9LwAgBYQMKj2Pyj8RwuuiaA+CcHr10w51KUoyYmXPRMZPvX+mZ/ZhacMtf49su0fl4+LLGPNphJ7Zm79mqSOOeERMhRc+NapbqtEsC7BujW0zgCwJ9j0wl3W9fzrXK18u/E/jHmtsmCD5b56v+sYnfvKfdZ+wo8sKbujdT7nmpj5KnJXW97s+yLPO552mbXqOcQ9/ura09198UevWpsDJ1hSVgdrO26yuwU2f/WhFb71bO3nblxhRe/MtMyDT7DW+xzoboGyVUus5JPXI8+3fPm+lX7+trXe92AXwOgWKFk8n6s8A8B3QLNfErnuBdaefeMr1zH5tDH9rHvHDCurqHItD/fNWNxgwb9VSriZvHhz7JB7AACzyk2rbNU9Uy175JmW2mOwu8BadWmBazHIf+Px8HUXdA59f5ZVbPjGsg4/zVI69XbXQqgq3OQ6RxcseNpCDXQudulMW9WUldjaB6+xnDHnWGrPwRbfKt2q8tZZ8aI54YvBbb0ycyD35f9YZf46a3PAsa5VQ9dVUGfsvLmP1BuNaf3TN7nWC10tOrFNjlUV51vJJ3Mt/40nm227AQCaLi4UCtW/ZLLHpTe/Zss8qUENOffYATbxiF527u9ftO+K0cO72tRJB9qqe6dGcmcBALGyR51tbUYca8v//oPdvSoAsEdI7tTbul1wo+01V3puiuH929uEw3vZwk/WNddHAACaQave+1ubA8Zb6Rdv7+5VAQDsySlJxxzS0+YvWmP3PvNJc30EAKAZZAw7yqUP6UJwAAA0W8DwtwdqR9wAALQcG6bfvLtXAQCwN6QkAQAAAGj5CBgAAAAAeBEwAAAAAPj2+zB0yG5l9/52/<text:soft-page-break/>Dbn00XdOrVNs4tO3c9d9XlzWaXNfmelPfLSEou+hENaaqL96+qjNRKsXXjdy1y5GQC2U0qXfSx75Pcstdu+ZvEJVrFhuRW+9ZyVLnkzZj5dvTl71FmW2n2QxSUlW2XuaitY+IyV1rnqcmJWR2t37BS3vJryzVa86DV37Yfo6yzEpaRZj4v/4c7dK+642ELlm7+17wsAaCEXbmuMggO5cvJB1q97lt340Ht26OBOdvb4fa2wtNyen1d7nYRTx/SzNq1T7N/PfUKwAADbqVXfA6zTmVdYXEL4Ypiigr5ueXMechdvk5TOfa3z5D9ZfFJKZL6UTn2s4ym/tE1pmVaki7RFXRFa82/43y2W1v9gd/G46s2FVvTuC5F5sg49yV0kTleaJlgAgJap2QKGTQVb7Pv/b1a96Ufu39WmnDzEXQFaIympJULBgoKHue+vssrKajtyWFc7bGjnSMCQmZ5sJ43saxsLtsQEEQCAJohPtPbH/8QFC5V5a23Dc7dZXHyCtT/+YkvK6WzZo892V4au3LjCcsZNdsFCdVmpbXx2mrtqdIeTL3Xz5Yw910oXz7Pq0kJLzGzvggW1LJR8+oaFqiotfdDh1nrfQyMBQ3xaG8s86ASrKtoUE0QAAFqWZuvDoHSi3MKymFt5RbWdPq6fe/35eV/Ze0s2WFZGqnteurXVILjPSg9Pl7OO3telJD360hKrrKpt6gYAbFtqt/6WmJHjHhe8Od3KV31uZSsW26YX73bTFDy02X+cxSUmW1Lbrm6aCvibl75r5Wu+tMIgAEhKcWlNktA6y90rYIi+T2idGfnc7CPPsPiUVi5NKVQdblEGALQ832pK0g9OHGzZGamWV1RmD764JNISIanJCe4+Zet9bmF4ulogjjusp63aUGyvvL3i21xdANgjJGwNFqSqKDfyuHztV5HHKd32tVBVha2YdqGbP1Rdm/qpQn8gmF5VHF5O3NbUJfV1iJ6uFog2w8dbxabVVvzRnGb8dgCAPWaUpI45aXbUQT3c46deXWpbysN/OgoePlq60TLSkq13lzY2tG9bN332O+Hg4JxjB1hSYoI98MJnMZ2gAQBNU1NW23cgsU27yGP1LQgkZXeKPK4uzrOazUUulSm15xDLPHCim15ZuNG2LP8kMs+Wbz62hFYZltyxl5tPiheFgwN1mo5LTLL8uQ/HdIIGALQ831oLw4lH9rGE+DgrKi23WW8tj3nt+vvfsXOPG2iXnn2AlVVU2W2Pf2BzP1htPTpm2JgR3W3pinxbsGitm1fLaJWSaCVbaN4GgKYoX7XEairLXUpR5qEnWdmqJVa9uchyjjqvwVaEQIdTLrX0gYe5x5X5623dE381i2p5WP/0jZY96mxrf+LPLFRRZhtn3OFGUkpq193Sh4yysjVfWumShVs/IMHik1tZTVnJt/GVAQAtLWBQAf+YQ8KtC0orUl+GaMWbK+3OpxfVe9/kiQNdgHDfzM8sMSHefnzaUBt3YA9LSoy3NZtKbNpjH9qnX9U2rwMA6lP/gvw3nrC24yZZctuu1v2iWyOvhWqqXR+GUE39VoCkrPaRx0o5UvCQv2lVpMWgZkuJ5c66p977csac45aZP+chs4REN/Rqxn5jIp2uNz5/h5WtXNxs3xcA0AJTkg4e1NHSUsND+QUtBdvSv0e2HTqks334xUaXsnTSqD527KG97IsV+Xb39I+tS7t0u3LygZG+DwAAv8I3p9umWfdYVUmBe65RkPRcIx5JTXm431i0jTPutJX//LkVLJhuienZ7hoOOWMnNfo56hTdet+DbfPXi2zLN4ss86Djrc3wY6xs9VLbNOteN9pSh9N+ZXFJtQNbAAC+276VgGHEwI6R/gqfr8hv0nvOmzjQ3d83I1wLddDWZcyY/7U9N+8rW7m+2LLbpFq/buGROgAAjdPIRytunWLf/P0Htvzm77vn8a3S3WuVeWvqzV+x/ms3PW/Og1ahlgUzSx86utHP0NCrovdIWr8R4c9+70UrenemW46Cj5TOfXb59wMAtOCUpEG9wiN0fL68acHC8P7tbf992tv8j9bYl6vCtWGZ6eGROIpKK9x98ebwfVab2osLAQAaEJ9gmYec6IZWLV+7zEo+nusmJ3fqY/GJ4dGNylZ86mr/sw4/zRIy2rrCvYZVDSjFyC0qsfbCb3W16r2/teo11Eo+e9Mq1i6LGWa1ZnNx+H5LccywrACA775mDxiUMtSxbWv3eNnWwv+2TJ44yKqra9zISAFdx6F7xwx3PYagX4SbXlDWLOsNAHuMmmrLGDLakjv0sKqSfKsq2Oiui9Bu4kXhlyvLrfjD2VZTscVaDzrCdY7WqEkaZlXDsCqlSMGE6AJvPjljz3F9IvJfezgyrao4z5LbdbO4rZ2q45LTtk6n/xkAtBTNHjB0yAn/Oci6vNqh/XyO2K+L7dM9y156a7mt3lg7msYbH662Yf3b29gR3V2n6R6d2riOz0tXNq3VAgD2ZvlvPGYdT7/cpQN1Oe9Pkekq4G968V9WVbjRPc995T5rP+FHlpTd0Tqfc03MMipyV1ve7PsaXH7rAYdZSud+VvThKzHpTaWL51ta7/0sY+hoC1WWW3L7bq7jc/macAsEAOC7r9kDhqBFQEq2phH5xMeZTZowwMorq+3hWeELuwVefnu5ZaWn2PhDetiV5x1knyzbZHdN/9iqqrk4AwBsi4Y3XffE9ZZ1+KmW3K67hUI1Vr76CytY8LS76nOg+P1ZVrHhG5ealNKpt7tWQ1XhJpdmpHlDFfU7R1tcvGWP/j/XUpH/+mMxL6nlQmlJGcOOso6nTQ1fYVojK9XUDs8KAPhuiwuFQk0ucV9682u2bHV4RI2WavTwrjZ10oG26t6pVrHu6929OgAAANgLJHfqbd0uuNFaom/<text:soft-page-break/>tSs8AAAAAWh4CBgAAAABeBAwAAAAAvAgYAAAAAHgRMAAAAADwImAAAAAA4EXAAAAAAMCLgAEAAACAFwEDAAAAAC8CBgAAAABeBAwAAAAAvAgYAAAAAHgRMAAAAADwImAAAAAA4EXAAAAAAMCLgAEAAACAFwEDAAAAAC8CBgAAAABeBAwAAAAAvAgYAAAAAHgRMAAAAADwImAAAAAA4EXAAAAAAMCLgAEAAACAFwEDAAAAAC8CBgAAAABeBAwAAAAAvAgYAAAAAHgRMAAAAADwImAAAAAA4EXAAAAAAMCLgAEAAACAFwEDAAAAAC8CBgAAAABeBAwAAAAAvAgYAAAAAHgRMAAAAADwImAAAAAA4EXAAAAAAMCLgAEAAACAFwEDAAAAAC8CBgAAAABeBAwAAAAAvAgYAAAAAHgRMAAAAADwImAAAAAA4EXAAAAAAMCLgAEAAACAFwEDAAAAAC8CBgAAAABeBAwAAAAAvAgYAAAAAHgRMAAAAADwImAAAAAA4EXAAAAAAMCLgAEAAACAFwEDAAAAAC8CBgAAAABeBAwAAAAAvAgYAAAAAHgRMAAAAADwImAAAAAA4EXAAAAAAMCLgAEAAACAFwEDAAAAAC8CBgAAAABeBAwAAAAAvAgYAAAAAHgRMAAAAADwSrTt0K1jhrV0HXLS3H1y2267e1UAAACwl0huwWXPuFAoFGrKjDU1IYuPj7M9QaimxuLiaVwBAADAtyfUQsugTQ4YAAAAAOx9Wl6IAwAAAOBbQ8AAAAAAwIuAAQAAAIAXAQMAAAAALwIGAAAAAF4EDAAAAAC8CBgAAAAAeBEwAAAAAPAiYAAAAADgRcAAAAAAwIuAAQAAAIAXAQMAAAAALwIGAAAAAF4EDAAAAAC8CBgAAAAAeBEwAAAAAPAiYAAAAABgPv8f3kw3YGuijy8AAAAASUVORK5CYII=",</text:p>
      <text:p text:style-name="P4"><text:s text:c="12"/>"text/plain": [</text:p>
      <text:p text:style-name="P4"><text:s text:c="14"/>"&lt;Figure size 800x250 with 1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 ————————————————————————————————\n",</text:p>
      <text:p text:style-name="P4"><text:s text:c="8"/>"# 2. Plot a 100% stacked horizontal bar\n",</text:p>
      <text:p text:style-name="P4"><text:s text:c="8"/>"\n",</text:p>
      <text:p text:style-name="P4"><text:s text:c="8"/>"# Define distinct, presentation‐friendly colors\n",</text:p>
      <text:p text:style-name="P4"><text:s text:c="8"/>"colors = {\n",</text:p>
      <text:p text:style-name="P4"><text:s text:c="8"/>" <text:s text:c="3"/>'Full price':\"#4C72B0\", <text:s text:c="2"/>\n",</text:p>
      <text:p text:style-name="P4"><text:s text:c="8"/>" <text:s text:c="3"/>'Discounted': <text:s/>\"#DD8452\" <text:s text:c="2"/>\n",</text:p>
      <text:p text:style-name="P4"><text:s text:c="8"/>"}\n",</text:p>
      <text:p text:style-name="P4"><text:s text:c="8"/>"\n",</text:p>
      <text:p text:style-name="P4"><text:s text:c="8"/>"fig, ax = plt.subplots(figsize=(8, 2.5))\n",</text:p>
      <text:p text:style-name="P4"><text:s text:c="8"/>"\n",</text:p>
      <text:p text:style-name="P4"><text:s text:c="8"/>"# Draw the segments\n",</text:p>
      <text:p text:style-name="P4"><text:s text:c="8"/>"ax.barh(\n",</text:p>
      <text:p text:style-name="P4"><text:s text:c="8"/>" <text:s text:c="3"/>y=0,\n",</text:p>
      <text:p text:style-name="P4"><text:s text:c="8"/>" <text:s text:c="3"/>width=counts['Full price'],\n",</text:p>
      <text:p text:style-name="P4"><text:s text:c="8"/>" <text:s text:c="3"/>color=colors['Full price']\n",</text:p>
      <text:p text:style-name="P4"><text:s text:c="8"/>")\n",</text:p>
      <text:p text:style-name="P4"><text:s text:c="8"/>"ax.barh(\n",</text:p>
      <text:p text:style-name="P4"><text:s text:c="8"/>" <text:s text:c="3"/>y=0,\n",</text:p>
      <text:p text:style-name="P4"><text:s text:c="8"/>" <text:s text:c="3"/>width=counts['Discounted'],\n",</text:p>
      <text:p text:style-name="P4"><text:s text:c="8"/>" <text:s text:c="3"/>left=counts['Full price'],\n",</text:p>
      <text:p text:style-name="P4"><text:s text:c="8"/>" <text:s text:c="3"/>color=colors['Discounted']\n",</text:p>
      <text:p text:style-name="P4"><text:s text:c="8"/>")\n",</text:p>
      <text:p text:style-name="P4"><text:s text:c="8"/>"\n",</text:p>
      <text:p text:style-name="P4"><text:soft-page-break/><text:s text:c="8"/>"# ————————————————————————————————\n",</text:p>
      <text:p text:style-name="P4"><text:s text:c="8"/>"# 3. Clean up axes &amp; spines\n",</text:p>
      <text:p text:style-name="P4"><text:s text:c="8"/>"ax.set_yticks([]) <text:s text:c="10"/># hide y-axis\n",</text:p>
      <text:p text:style-name="P4"><text:s text:c="8"/>"ax.set_xticks([]) <text:s text:c="10"/># hide x-axis\n",</text:p>
      <text:p text:style-name="P4"><text:s text:c="8"/>"for spine in ax.spines.values():\n",</text:p>
      <text:p text:style-name="P4"><text:s text:c="8"/>" <text:s text:c="3"/>spine.set_visible(False)\n",</text:p>
      <text:p text:style-name="P4"><text:s text:c="8"/>"\n",</text:p>
      <text:p text:style-name="P4"><text:s text:c="8"/>"# ————————————————————————————————\n",</text:p>
      <text:p text:style-name="P4"><text:s text:c="8"/>"# 4. Annotate each segment with count + percentage\n",</text:p>
      <text:p text:style-name="P4"><text:s text:c="8"/>"for label in ['Full price', 'Discounted']:\n",</text:p>
      <text:p text:style-name="P4"><text:s text:c="8"/>" <text:s text:c="3"/>cnt = counts[label]\n",</text:p>
      <text:p text:style-name="P4"><text:s text:c="8"/>" <text:s text:c="3"/>pct = props[label]\n",</text:p>
      <text:p text:style-name="P4"><text:s text:c="8"/>" <text:s text:c="3"/># Starting point\n",</text:p>
      <text:p text:style-name="P4"><text:s text:c="8"/>" <text:s text:c="3"/>start = 0 if label == 'Full price' else counts['Full price']\n",</text:p>
      <text:p text:style-name="P4"><text:s text:c="8"/>" <text:s text:c="3"/>center = start + cnt / 2\n",</text:p>
      <text:p text:style-name="P4"><text:s text:c="8"/>" <text:s text:c="3"/>ax.text(\n",</text:p>
      <text:p text:style-name="P4"><text:s text:c="8"/>" <text:s text:c="7"/>x=center,\n",</text:p>
      <text:p text:style-name="P4"><text:s text:c="8"/>" <text:s text:c="7"/>y=0,\n",</text:p>
      <text:p text:style-name="P4"><text:s text:c="8"/>" <text:s text:c="7"/>s=f\"{cnt:,}\\n{pct:.0%}\",\n",</text:p>
      <text:p text:style-name="P4"><text:s text:c="8"/>" <text:s text:c="7"/>ha='center',\n",</text:p>
      <text:p text:style-name="P4"><text:s text:c="8"/>" <text:s text:c="7"/>va='center',\n",</text:p>
      <text:p text:style-name="P4"><text:s text:c="8"/>" <text:s text:c="7"/>color='white',\n",</text:p>
      <text:p text:style-name="P4"><text:s text:c="8"/>" <text:s text:c="7"/>fontsize=14,\n",</text:p>
      <text:p text:style-name="P4"><text:s text:c="8"/>" <text:s text:c="7"/>fontweight='bold'\n",</text:p>
      <text:p text:style-name="P4"><text:s text:c="8"/>" <text:s text:c="3"/>)\n",</text:p>
      <text:p text:style-name="P4"><text:s text:c="8"/>"\n",</text:p>
      <text:p text:style-name="P4"><text:s text:c="8"/>"# ————————————————————————————————\n",</text:p>
      <text:p text:style-name="P4"><text:s text:c="8"/>"# 5. Title\n",</text:p>
      <text:p text:style-name="P4"><text:s text:c="8"/>"ax.set_title(\n",</text:p>
      <text:p text:style-name="P4"><text:s text:c="8"/>" <text:s text:c="3"/>'Share of Discounted vs Full-price Orderlines',\n",</text:p>
      <text:p text:style-name="P4"><text:s text:c="8"/>" <text:s text:c="3"/>fontsize=14,\n",</text:p>
      <text:p text:style-name="P4"><text:s text:c="8"/>" <text:s text:c="3"/>pad=6\n",</text:p>
      <text:p text:style-name="P4"><text:s text:c="8"/>")\n",</text:p>
      <text:p text:style-name="P4"><text:s text:c="8"/>"\n",</text:p>
      <text:p text:style-name="P4"><text:s text:c="8"/>"plt.tight_layout()\n",</text:p>
      <text:p text:style-name="P4"><text:s text:c="8"/>"plt.show()"</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Discount depth"</text:p>
      <text:p text:style-name="P4"><text:s text:c="6"/>]</text:p>
      <text:p text:style-name="P4"><text:s text:c="4"/>},</text:p>
      <text:p text:style-name="P4"><text:s text:c="4"/>{</text:p>
      <text:p text:style-name="P4"><text:s text:c="6"/>"cell_type": "code",</text:p>
      <text:p text:style-name="P4"><text:s text:c="6"/>"execution_count": 35,</text:p>
      <text:p text:style-name="P4"><text:s text:c="6"/>"metadata": {},</text:p>
      <text:p text:style-name="P4"><text:soft-page-break/><text:s text:c="6"/>"outputs": [],</text:p>
      <text:p text:style-name="P4"><text:s text:c="6"/>"source": [</text:p>
      <text:p text:style-name="P4"><text:s text:c="8"/>"# Prepare data\n",</text:p>
      <text:p text:style-name="P4"><text:s text:c="8"/>"df['discount_pct'] = (df['price'] - df['unit_price']) / df['price']\n",</text:p>
      <text:p text:style-name="P4"><text:s text:c="8"/>"df = df.loc[df['discount_pct'].between(0, 1), :]"</text:p>
      <text:p text:style-name="P4"><text:s text:c="6"/>]</text:p>
      <text:p text:style-name="P4"><text:s text:c="4"/>},</text:p>
      <text:p text:style-name="P4"><text:s text:c="4"/>{</text:p>
      <text:p text:style-name="P4"><text:s text:c="6"/>"cell_type": "code",</text:p>
      <text:p text:style-name="P4"><text:s text:c="6"/>"execution_count": 54,</text:p>
      <text:p text:style-name="P4"><text:s text:c="6"/>"metadata": {},</text:p>
      <text:p text:style-name="P4"><text:s text:c="6"/>"outputs": [</text:p>
      <text:p text:style-name="P4"><text:s text:c="8"/>{</text:p>
      <text:p text:style-name="P4"><text:s text:c="10"/>"data": {</text:p>
      <text:p text:style-name="P4"><text:s text:c="12"/>"image/png": "iVBORw0KGgoAAAANSUhEUgAAAxAAAAHkCAYAAACuZcnbAAAAOnRFWHRTb2Z0d2FyZQBNYXRwbG90bGliIHZlcnNpb24zLjEwLjMsIGh0dHBzOi8vbWF0cGxvdGxpYi5vcmcvZiW1igAAAAlwSFlzAAAPYQAAD2EBqD+naQAAgmpJREFUeJzt3Qd8VEXXx/GT3klC70UsgCIKImJBFAt27F3soGLBAnaxF1Qs2Dv23ivW10YRFRUQQRTpBEhCSG/v5z/h7rNpsAlJNpv8vs9zXbbP7t7dzLlzzkxYaWlpqQEAAABAAMIDuREAAAAACAEEAAAAgIARQAAAAAAIGAEEAAAAgIARQAAAAAAIGAEEAAAAgIARQAAAAAAIGAEEAAAAgIARQAAAAAAIGAEE0AQ8+OCDtt1225XbevfubTvvvLMdeuihdvfdd1t6enql+5166qnutkVFRdaU/fvvv5u9zfTp0yu9h7169bJ+/frZvvvua1dddZX99ddf1pDWr19v69atq/Q5//DDD7V+zIqvUdsOO+xge+65p40aNcq++uqrat+bSZMm1dv7X93z6L0fMmRIrZ63pu1qLN+HTz75xL3mnJycSt/vKVOmbPK+er90uxNPPLFO26R9To+rtjTEZ1NThYWFNmLECLv88surfU82tS1dutTdtrS01O1/gwYNssGDB9sNN9zg+xz83XXXXXbwwQdbcXFxpevmzZtnAwYM8D0m0BRFBrsBAOrO8ccf7/5wSUlJieuAzp4925566il755137IUXXrDu3bv7bj969Gg75phjLCIiwpqq66+/3r7//nv74osvArr9LrvsYscdd5yvM6HOw6JFi+ztt9+2999/3+655x478MAD67nVZt98842NGzfOHnjgAdeZqUupqakuIPLk5eXZihUr7MMPP3T7xJlnnmnjx4/3Xd+zZ0/XYVJHq6Yefvhht/3xxx+bve2WPE9dtKsxfB8U6N90003us4+Pj68yuDjttNOqvO+vv/5qy5Yts4Zy9dVXu+9IsKkTr/dLHfett966ynZmZ2dXunzu3Ln27LPPuoME7dq1c5fpO/7oo4+6YLJt27b2yCOPuP1BvyMefVf0W3rvvfdWua/o4M3w4cPtmmuucY8fFhZW568ZCDYCCKAJ2WmnneyII46odPmRRx7pji5rUycxMrLsq7/HHntYU/f111/7Xm8gunTpUuV7qE61AjQd4VQH1z8Qqw8///yzZWRk1Mtjq2Na1WtUB/r888+3p59+2r1GHdGV1q1bV3n7QHz77bfu6HAgtuR56qJdjeH7oAC1RYsWdvjhh1e6rlu3bm6/WLVqla/D6++jjz6yVq1a2dq1axukrfvtt58F2/Lly13wMHPmzBq1UwGFAkgF0wrSo6Ki3OU60NK3b1+79tpr3Xl9B1966SW77rrrfIHA/fffb3369Nnk67/wwgvd9e+++67vewQ0JaQwAc3AXnvtZaeffrpL2XjvvfeC3ZyQ1LFjR7vlllusoKDAHaFsimJjY23ixIkuwFCqSmM4utycKDBQB/akk06y8PDKf54POugg95l89tlnla7TiKNGJ3Tku7nQe6XX+9tvv7ngtybuu+8+93t45ZVXWvv27cuNLihQ8+jfubm5vlTC+fPnu6Dgiiuu2OTj6zGHDRtmTzzxBN8jNEkEEEAzodQM8U/lqSrnW0cxTzjhBNt11119Ixo6Iq0Oij8d5bz55ptdfvGOO+7ojrYp/SQrK6tSWoX+uOvxlGuvP/iTJ0+2/Pz8crerLm9b+ci6TvnxorxinX/88cft1VdfdTUeOmKoHH6lfmzYsKHc7dQpU1pHxfzt2th7772tTZs2rk7A//3Qa3nooYfca9NrVMrRRRddVKlmQp0VHblcsmSJnXvuua5GZbfddrNLL73UXeb/uXhBitJV9B7701FRpVToiLneex3hVOpFXdAR7H322ce9f+osVVeboA6VUjT0ues1qy2XXHKJLViwwHcb3UdHzL1/6/V7r0/v1Ztvvmm77767SyHRvrOpWosff/zRjjrqKPdZ63O4/<text:soft-page-break/>fbbK+1rge5Dm2pXxe+D0ru0v3qfrfZj7c/ar/15dQp6/d5no7ZqJEEd3UA8//zzLh1H+3RVBg4c6EZpFChUNGvWLLevH3LIIVXeN9B9VJQKpNeo51NKn47w+9fibKoGQp1y7Re6Ts+j3xDtny+++GK52+k91/uj7+bYsWNde7Qva5RP6XuB+PPPP23o0KFu3z/22GMtUEpJfPnll91rqzg6oPc3MzOzXEqZRjCTk5PdedWT6Tm9VNFN0ee4cOHCgF8PEEpIYQKaiR49ergjzHPmzKn2Njqyqc6s1xnUkL06K3feeacLGLyjbmlpaa4zp06FAhPl/OqPufJ9f/nlF1foqZQABSOXXXaZtWzZ0k455RTXOf3uu+9cZ0spJM8995xrU2288sorLg1BR2s7dOhgn376qeukqO5Df+T1nOqU3nrrre5ornL+6yK3XoXVars6Pkp30oiE0pvUoVSwpZEedeTUPtVSKPjq37+/7/46GqmgQEco1XHS46jd6iC/8cYb1qlTJ9d5S0pKcsGe/q2Olj910PSeK91I74Heb6VWKfVFneu6eI1KdVN9gP5dkTq5Z599tgsyTj75ZNdmBUDKC9fn+/HHH7tAS++/0kTUqdS/u3btWu5Iry4766yz3Hl1NKs7UqtO3DnnnOM6ZEcffbT99NNPbl/Tqd5nL/0kUJtqlz8deR45cqSrI1KgpABjzZo17jn1urWfaVTAn9IElTuvU+0b2sdVT6LLFCxtytSpU93nqn23KtqPVX+jzm/FNCZ9Xhol89/XPDXZR3///Xf3OmNiYtx+qv1Qo5aff/75Zt9X7QP6PdB3Wgch1L7Vq1e7/VrBveoFdLlHQbi+v/peKphRYPzMM8/YeeedZx988IFttdVWm3w+/VZFR0e7f9ekYFm/P0pfq6rgWp+RAi11+tX+t956yxVTK4iYNm2aq6cKdBRX99Nnps9VQQfQlBBAAM2EggEdRavqSKJHR4Tj4uLcsLuXQqEOhjpRf//9d7kjuuoY6Hb+RyB19E5/nPXHV0fWNYOJnlN/cBU8iNfx0n2ffPJJGzNmTK1ej4IYBSjqxIs6LupcKeDRyIiX56+ccv3xr6vc+pSUFHeq91HPrQ6iOrJKifDvTKpjdNhhh7ncaXXu/DtNKhZ+7LHHfAWYOtJ7wQUXuMdQCpECuBkzZrgAQh2aikXU6myrMN77jHTkVp+ROl11EUAoL9x7jVVR8akCUXXA1LH3qCOozpeuU4dJ77k6qeqoV3z/dWRf7403MibeCEFVHWAFrwpavH1InTt1NtXB01HrmthUu/ypY63gQYHaxRdf7LtcnWCNLKj9GvlSJ9s/UNd+7eXL67NRh9wbbamOOvRqjwLzTdHMPwo4Fezrcb2ATud1NL2qgt2a7KM6WKB9VEGK14HX7bR/eaM21VEAqVEhBXcaffDoe6mREY3c+QcQGunR74e+rx4FQRqdUJqQAuxN8YKHmtZM6GCDRpI0AliRXqfeK40Qioqy9Tum4FbfTb3HVRVqVyUxMdH9RujgANDUkMIENCM66rapGUF0VFyzDumovTqB+qOpTq46Bl5KjS7TEbVtt922UvqCjmxqtiJ1gHWkTqMB3siDP3WWdZRSAUBt6Y+/FzyIOtM6eqvXWF/Fx+IV3nrvozpeOvKvTr463N6m903vj1IY/IMvUdDkP3uLjm4rqFDAUNW0kBWp8+qfI6+AQhTU1QV12P1fY0U6mq72v/baay5o8VI+1LnV+xHo0dbNHZH374hVnHnI6+BVVQ9QVxSMaj/VaII/BS/ar9VZ1miUP3XI/d83ryOtkYtAppT1z7+vilJn9P77pzHpyLhGCKtLXwp0H9VIjzrPCor8j/6ro66O9eao46/vvX/woGDESwnz0gv9VSwW9+6rAwT1QYGjN4JWFR14UACo91dBjDb9zui3Su+TRkr0G6gUygMOOMAF7KqN0mhVVTS6paAl2FMDA3WNEQigmdAfMHV41PnY1Mwhyn9WwKBNqRQaSVAHV0cRdSRfnXMFBhqer6qjpxx/+e+//9xpVUfrNMqhP8rebWpDKTLVHZEMpBNeW95ReS/N5J9//nFH06t6PzxKU1KA4FHwVZE6bOrEqSO4qc/IG+nx56WBeR3/LeWtGVIx8PPvQGuWGh2tVoqaghl97irW1xHaQGeoqvg6qqNOdcWjzXr/1Snekn1oc/TY2k+rSrPbZpttqkydqfiavHZXrCGqbr/yH82oioIT1THo+6mAUfuKOrd6z7fffvsq7xPoPqqDB+ocVxXEBHLUXW3T74xqRpT+psfUe+jVO1X1HtT2/aotjT5o31GQtKnXoZEkj75XGnXViI8OsuggiUZzbrvtNvddUIqabqM0rYq0j+o91ee7ue81EEoIIIBmQoGBjp77Hx2s6o+5jiorD1ppSDqyqdEGdVB0lFudFu9I2ubmNt/czCPq5AeSglBdMBCMudXVFr2PSvHp3Lmzr6Ojf/unYVTkX0egdlc1raz3vgYy5Wx9r1Ogz182ta8orUVHvLWf6Kiz0o80Z75S09S52n///Tf7PFXNNFSTz9obIduc2gaUm9qHvQ5uxX040NdUkXe/QNqqNCTVvWj0Relbqk9QWtem2hrIPuqtIVFVIBpIh14jaKqdUsClYEUHHhRoadSkugXnavt+1YZGEDTSo0L7mnyHNGqhgy/eqJeK4pV26BVgKy1LI7Q33nhjpX3V+zyb8lo7aJ4IIIBmwiv8q24RNHWWNIOMjlQqb1uFu0q1UdqB8s+//PJLVyCrjoCG+XVUsyIdZZswYYJ7Dq8wVX+0K9Jwvzor/kc69Qe2qo7L5lI/GpJyuNWR8M+5V8dM+evqUFQs5lXOuF6r/<text:soft-page-break/>xFsvc86KlvxiK7eTwUmXv1BsOj9VkCgI7BVjZR4IxTaV9TpVAqKl4aiXG8VRSuQCCSACJT2FXVg/TubOvquz0Iz6dTXPqR9WIXB+k5UHIXwZptSzn5d8EbUqloxvqr0PW/iAO1/GhWsLn2pJvuoRlv0HmuWoooWL1682XbdcccdLqBSypT/0XY9d2Pg1dhopCxQ+v1Twb3S2DSa4O173kiraERDoyz6/as4aqfLdFCgusJ4IFRRAwE0AyrIVVGkOq3VBRA6cqaAQTOg+E+PqbQkryOpDpo2TdGoKT4rFgdqthV1avRYqoPQfTVqUXFhK3Uw9QfXvy3qcOjooH+etDpTWzoFotpbF+kQ6gQpZUGz0/gXDus1aCYkHXmveHu9l16Kjz/lWPvTCI9euzqB3hFM74hlfaVyVEWdb6UmaaRqU8XtyvtXOoeOzPpT0KnOkv8oSl28Du0H/oXook6d+BcF12QfCqRd+mwVPKjg3Z/y87W4WEJCwiZTYWrCG9FSvvzmeGlMqlfQ91qBnH+KXEWB7qOaIEB1Kfpe+09Tq6PoKozeHL3X6ihXTC/0nrc+UwsD4a06rgMkgVLblXKpmheP0pj8p13WAQEFTlUF//o8FWSyGjWaGkYggCZEf/S9jpGOdKu4VZcp1UF/2DVD0qZSZFTcrDnfdYRds8FoBiWl7CitSUfcvKJXzb6jo3nqSGv4XmkKKrrWTDM6uqcOi9qh2UuUH6wj1HpMHZ3T0W2lOihf27+QUekACixUrKmZeRTEqIOqP8qbmjlqc/ScmjXIm6rSKziujjoGKpz03kMdndXRZhULK0dcszr5F2/rPdDIhFan1XulmhHViKjt3pSyFY9eK2DQUWO9Vxp5UCdQR7tVoOnfbtF1OuJZlys063V4r1EUzOkovwpH1QHXlJ/VrUUgGl1QUKnXrPdLgYMeUzMieVOGVnwdWu1XM98EWjjtTx1bBTbaxzRqpQBG+5AKWFW0XJt9KJB2aTRFn62CFe0DSstRMOyltGgKWI3G1QUFPwoENjfTkUcF65qFSiutKwDYlJrso3qf9Z0+44wzXKdZ7VLwFkitiRZOU3qPghKtJaLvjn579JrUwdZzBZO+a2pHVfVTVdH3TjNY6XfMP1VN+5ymhVbxtGog9B3VvlfxQIECNNXI+AcfQFNBAAE0IVpYTZvoiJc6NyquVAdCnarNpceok6qjqvqjqWlC1UlSqoSONqtT4AUfukzBggISdTr1nDqCquku1enyghgFDrqtZixRzrY6l+ooK09anUwdzfcPXtRmdWw1C5SO2ul59Qd6c9M5bm6ueHUA7r33XteezQUQOqqrzaM26jUoKNJ7WDH1SO+XjkbrNeq9UEdNqQ6aEUpFxuqsVaROrkYhdL2CNAVXKmD3Fqvy3js9ljqIOiJclylBOlKsQNGjtBZ1qBUIXH311ZudClZHZNV51ZF5Hd1XepweQ/fXEVv/FBGtY6GUGL1eTYlamwBCBeYKNlVboREtdWr1fimtxL/TVpN9KJB26fuj59Nnq7Ut9FmoyFk5/WrP5valmlIHXNPgeketN0VH0fWdUwdVwcSm1GQfVeqaDhioaFin+s7qvdH7V3EmrIq0gJ6CPQUNOlCggxYKNPXd12+EAhEFnP4BeEPSfu+lIQVCv29qa8Xg/cgjj/Sto6HgWwGFDpRUlzKlzxVoasJKWWMdABqEprnUDC7qYG1uuk40PytXrnSFxwpuars+ChoPjeIo0NDoZUMWiwMNgT0aAIBGQLn1Wmlbo3vBrhfAllHKl0YONSpL8ICmiL0aAIBGQiMPqid5/fXXg90UbAHV1mi2rM2llwGhigACAIBGQgW+qtlR/r1mTkLoUbG/pr1WfQmjD2iqqIEAAAAAEDBCYwAAAAABI4AAAAAAEDACCAAAAAABI4AAAAAAEDACCAAAAAABI4AAAAAAEDACCAAAAAABI4AAAAAAEDACCAAAAAABI4AAAAAAEPoBxGOPPWannnpquctWr15tl156qe2yyy42aNAgu+yyy2zdunWbfJwff/zRjjrqKOvXr58NHz7cPvzww3LXv/POO7bnnnva4MGD7dlnny133R9//GH77ruv5efn1+ErAwAAAEJXpDVCL774ot13330uUPAUFBTYmWeeaYmJiTZlyhQrLCy0q6++2saPH29PPPFElY/z999/26hRo+yMM86wiRMn2tdff23jxo2zli1buoAhPT3dJkyYYJMmTbLk5GQ7++yzXTCx9dZbu/vrPhdddJHFxMRs0evR61D727Rps0WPAwAAAEhaWppFR0fbTz/9ZM06gFi1apXdcMMNNn36dOvevXu56z744ANbtmyZTZ061Vq3bu0uu/LKK+3GG2+0DRs2uMCioueee8622247Gzt2rDvfs2dPmzt3rj355JMugFiyZIm73z777OOuV+CwYMECd/rNN9+4AOPwww/f4telEYzi4uItfpymoqSkJNhNQCMUHt5oB0QBAGh0ioqKrLS0NCjP3agCiDlz5lhUVJS999579tBDD7mAwfPdd9/Zbrvt5gseZK+99rLPP/+82sdTRLbffvuVu0yPceutt7o3vEOHDpaZmelGKlq0aGGLFy+2Tp06uQ7u3XffbVdccUWddGratm3rTr/44gtr7hRIKTDT+0qHEaLvm7bU1FSLiIgIdnMAAAgJw4YNC9pzN6oAQvUG2qryzz//uFQgBRaqW1DUpXQjdfLV+a/KypUrrX379pU687m5ua4Tq5SiCy64wA477DB33Yknnmg77rijvfHGG9aqVSsbMmRIPbxKiIIHOovwMCoFAEDoCJlDwEpTUuAwf/58u+eee+ymm26yWbNm2fnnn1/t8E1eXp7LDfPnnVdNgowePdpmzpzp0qauu+46d5/Jkyfb5Zdf7tKdVICtUYznn3+<text:soft-page-break/>+AV4lAAAA0Lg1qhGITYmMjLT4+HgXPCjNSVT4fOyxx9rvv//uRg4qUvGzFyh4vPNxcXG+yxISEnz/1kxMAwYMsB122MGNTKgIe/fdd7cRI0a4EZDevXvX46tEKDj00EPdjGAazVJtDgAAQHMSMgGEUpE00uAFD7LNNtu406VLl1YZQKjGQR09fzqvQCQpKanS7TUlrAqvX3vtNVcb8ddff7n8MgUb/fv3dzUVBBBYuHChLV++3NavXx/spgAAADS4kElhGjhwoP35558uxcijDr5069atyvtoxGDGjBnlLps2bZoLBqoq4H344YfdqEOXLl1813uzJ2naWPK0AQAA0NyFTABxwgknuKJbLR6nqVZV/3Dttde6BeW23357d5vs7Gw3J65HC9H99ttvbkYlzbT09NNP2yeffOLWe6jov//+c+ko5513njuvEQpN+6raBz2GApGdd965AV8xAAAA0PiETAChxd+0wJxmX1Ldgzr6ffv2dQXPHgUImpnJP8VJowpa00E1DK+//rpbHE5rQFSk2gotOKepJD233367m1L2nHPOcVtVaVIAAABAcxJWGqwVKJrhPL2sA/G/dSBUFB+q07j26tXL1UB07NjRpdVhy/cJHRhgHQgAAEKjfxkyIxAAAAAAgo8AAgAAAEDACCAAAAAABIwAAgAAAEDTW0gOaCzGjx/vpgz2X8EcAACguSCAAGpI0/0CAAA0V6QwAQAAAAgYAQQAAACAgJHChAZX0gjWLlQbwsPCanXflStXusXPtOhZ+/bt67xtAAAAjRkBBBqcOu7f/rLMMnMKg/L8KYkxtnf/zrW+/9ChQ1mJGgAANFsEEAiKjA35lp6VH+xmAAAAoIaogQAAAAAQMAIIAAAAAAEjgAAAAAAQMGoggE0ICwtzm78ddtjB2rVrZ23atLHwcGLwulDaCGbmAgAAgSGAAKqhwCEhIaFSAPHpp58GrU0AAADBxuFToAajDwAAAM0dAQQAAACAgBFAAAAAAAgYAQQAAACAgBFAALV06qmn2nbbbWcnnHBCtbcZO3asu82VV165xc83ffp091g6lbfeesudX7p0qQXbypUrbZdddvG1zaP2Vbfp/fO8+OKLttdee9kee+xhjz32WKXHHzNmjD3yyCMN8loAAMCmMQsTsAU0jeuvv/7qOtDt27cvd11OTo599dVX9fbcQ4cOtVdffdXatm1rwbRixQo766yzLCsrq9J1al9Fn332mT311FN24oknuvPz58+3W265xa6++mpLTk62a6+91vr06eMCCvnll1/cezxx4sQGeDUAAGBzCCCALaCO7sKFC+2TTz6x008/vdx1Ch7i4uKsRYsW9fLcLVu2dFuwlJSU2DvvvGN33nlntbfZaaedKgUbr7/+up188sl28MEHu8umTZtmW2+9tW9E4uOPP7YffvjBF0DcdddddsEFF7j3EgAABB8pTMAWiI+Pt7333tsFEBV99NFHduCBB1pkZGSljvfjjz9u+++/v1uUTrd5/vnnK93/lVdecdftuOOOdsopp9jy5cvLXV9VCpM650cddZTruOt+RxxxhOuQ+99HQc/s2bPt+OOPt759+9o+++zjRgT8qTO/7777bvK1a+TghhtusBEjRrhOfiDuuOMOi4mJsUsvvdR3mabK1WWeqKgo9x7J559/buvWrbNjjz02oMcHAAD1jwAC2EI6ku6lMXk2bNhg//d//2eHHnpopdtPmDDBHnjgATv88MPt0UcfteHDh9ttt91mDz30kO82L7zwguucKzh5+OGHrV+/fnbddddtsh2qI7j++uttv/32c3UEd999t0VHR9vll19erm3qnF9yySWu3Qpk+vfv7wKAb7/91ncbPffkyZM3+XwdOnSwqVOn2lVXXWWxsbGbfZ/0HinQUvCQmJjou1zBjoKR3377zf755x+bMWOGDRgwwIqLi+2ee+5xba0YhAEAgODhrzJQB7UISq/xT2NSx7pVq1auI+xPHeTXXnvNdaLPPfdcd9mee+7pjsKr03/SSSdZSkqKCxrUwVddgHcbBSUalajOkiVLXC3C+eef77usU6dObkRi1qxZdsghh7jLSktL3W28o/pqo9r79ddf+9KGlFK0OWpnTTz55JOuPQqc/GmkZPTo0S6tSW1TUfoBBxzg6ic0wqMAS+/Nu+++a507d3aBVJcuXWr03AAAoO4wAgFsIR19V7qPfxrThx9+aAcddFCllayV769Osm5fVFTk23Q+Pz/fdfQXLVpka9eudalF/vR4m6KZnjTasH79ene0Xx1ujUpIQUFBudvuvPPOvn9rlEK1FCr6ri8aAfniiy9s5MiRVY4mqMbh559/dpuKqNWWBx980L2eL7/80qV4qYi6Z8+ebkQCAAAEDyMQQB1Q515TjaqjrHz+H3/8scqObkZGhjv1RgMqWrVqla8wOjU1tdx1bdq02WQb/vvvP5fCpOdWHcFWW21lvXr1ctcpaPFXMeVIs0lVvE1d0sxLCqaqe92iNnueeeYZV98xePBgGzdunEvL2n777d1MV08//bQtW7bMjWYAAICGRwAB1IEhQ4ZYQkKCG4VQ2o1SbVQgXZE3I9Nzzz3nbl9Rx44d3QiCaBSiquCjKqprUEqUOuFvvPGG9e7d2x3p1wxRGokINqVHaZ2I1q1bb/a2KppWkDBlyhTf+6B6C//3b82aNQQQAAAECSlMQB1QGpCOkn/66adu1qPqjrSrEy3p6eluBiRvU6f5/vvvd0FC9+7dXYe54sxOm1pTQo+n+opjjjnGPZ6XJqRCbvFmNQoGjWyoQFrF2oFQ8baKxzXiIKolU<text:soft-page-break/>cAgaWlp7jSY09cCANDcMQIB1BEVPY8aNcqlAymPvypKy1ERsQqBlYajUQp1/CdNmuRGLRQ8KNVHuf+XXXaZexwVEaum4eWXX672udXJ1hF51TwozUdH6jWrkncUPzc3t0avRSMXqpvQlK9bStPPapG5QAqzFy9e7Kaafe+998oVqSs1S6M8mtZVaVl6rwAAQHAQQAB1ZPfdd3cdd40eqNi3OrfffrubVUgzKqlmQp1/BR+qmYiIiHC30fSvCkQ0G5NSkLbddlu76aabyq2fUJFue+utt7piao2IqMP+yCOPuClif/rpJ99CbYG48cYbXYCjAuYt5aViBbKg3r333utmjeratavvMgVQGsFQ0KXAQdPTVixOBwAADSestD4rJ+EMGzbMnWoWmuZOc/sr3ebjH/+z9Kz8oLShZXKcHTGk+g6+Rx34quoUAAAAmnP/khoIAAAAAAEjgAAAAAAQ+gGEcsQ3lbOt4lItvrU5mhFH+eVa7XbEiBFujnx/jz/+uA0aNMgVamrxr4pz13ur9QIAAABopAGEZpK57777qr1eM7G8/vrrm30crfp7xRVX2AknnGBvv/22W5RKc+X//fff7voFCxa4ItNHH33UzfJyzTXXWGZmprtOqwPfc889bhErAAAAAI0wgNAqvKNHj3azrGg6y6qsXr3azcay6667bvbxnnjiCTc3/2mnneZmxRk/frybW16LeHkBhGa32Xnnnd1ohgpmNY2kvPrqq9ajRw8bOHBgHb9KAAAAIHQ1qgBizpw5biVdzQHfr1+/StdrwihNUXnEEUdsNoDQwlk///yzG3Xwp3SlmTNnun9rSsh///3XLVKlee+1ArCm4MzOznajEpqHHwAAAEAjXQdCowCbqmt49tln3Uq06tyrRmJTFAzk5OS4RbX8tW3b1s29L6qL0Bzze+21l5t//+KLL7Y2bdq4FYG1aNU222xTR68MAAAAaBoaVQCxKX/++adNnjzZ1UdokazNycvLc6cVbxsTE2P5+fnlFszSSENkZKTFx8e7FCmt+KvFu7777ju3CJfWLhg7dqwLNgAAAIDmLCQCCHX4L7/8cjvvvPOsV69eAd1HgYIUFBRUeqy4uLhyl/mvkPvggw/acccdZykpKa4A+6GHHrLWrVvbMcccYwMGDHAjFKGqpLTUwlnBN2BKmdPGqscAAAAhFkDMnj3bFTxrBEIdeiksLHQzJakAWsXSu+yyS7n7KADwRhT86Xy7du2qfB7NzvTll1/aJ5984pupqX///u60W7du9vvvvwc0dWxjpeDhs+mLLX192ehMMHRum2jbdSoL7ho7BQ+qh6kYQBx11FEulU7B5FtvvRW09jUVqlfSd1mBvFIJAQBA4xYSAYRqFbQmg7/nn3/eXabTqgICdfrU+Z8xY0a5tRymT59eKdjwTJw40U3zmpSUZOHh4a5j41HA4n8+VCl4SMvIDdrzJydEaXzIQm0Uwt8ff/xhy5cvt44dOzaJfSLYlCKoDQAAhIaQCCBiY2PdCIC/5ORkV7fgf3lWVpbr6Lds2dKdP+OMM1xA0KdPH1cU/eabb9q8efPs1ltvrfQcmplJoxwPPPCAO+9NI/vOO++4FCbN1tS3b996fqUAAABA4xYSAUSgFBhoxEFpSLLnnnu6IuiHH37YJk2aZFtvvbWbwUlrQlR01113uUJpr+haQcsdd9zhiqyVXjFhwoRqU58AAACA5iKstGJ+BurcsGHD3OkXX3wR7KbYq1PnBzWFaetOLWyXbVvYxz/+Z+lZ/5sNqyG1TI6zI4ZUDiIDpUJ+L4VJs4Nhyyh9SUF6amoqNRAAAIRA/7JRLSQHAAAAoHFrUilMQEPQlL4ZGRlupi8AAIDmhgACqKFbbrkl2E0AAAAIGlKYAAAAAASMAAIAAABAwAggAAAAAASMAAKooQEDBlinTp3cKQAAQHNDAAHUUHZ2tlv1XKcAAADNDQEEAAAAgIARQAAAAAAIGOtANKDPpi+29PV5QXnuru1b2OC+HYLy3AAAAGg6CCAakIKHtIzcoDx3alJMUJ4XAAAATQspTAAAAAACRgABAAAAIGAEEAAAAAACRgABAAAAIGAUUQM1NGnSJMvLy7PY2NhgNwUAAKDBEUCg2YmLibCS0lILDwur1f0POuigOmnHlrQBAAAgWAgg0OzEREa4jvs3Py+1jA35QWlDSmKM7d2/c1CeGwAAYEsQQKDZUvCwLjM463IAAACEKgIIoIaW/POnFRUVWmRklHXp0SvYzQEAAGhQBBBADT1xz3jLTE+z5NQ2dtPkd4NSh1FXGkMbAABAaCGAAIKAOgwAABCqCCCAIKIOAwAAhBoWkgMAAAAQMAIIAAAAAAEjgAAAAAAQMAIIAAAAAAEjgAAAAAAQMAIIAAAAAAEjgAAAAAAQMNaBAGro6okvmZWaGQs4AwCAZogAAqih2LiEYDcBAAAgaEhhAgAAABAwAggAAAAAASOFCaihrz562fJys10q0z4Hnxjs5gAAADSoRjsC8dhjj9mpp55a7rIvv/zSjj76aNt5551t3333tTvvvNPy8vI2+TgvvviiDRs2zHbccUc76aSTbO7cub7rSktL7ZZbbrFddtnFDjzwQPvxxx/L3feZZ56xiy++uI5fGULdVx+9Yp+89bQ7BQAAaG4aZQChTv99991X7rKffvrJxowZY/vvv7+9/fbbdsMNN9hHH31kN954Y7WPo9vdddddLgh46623rHPnznbGGWfYunXr3PXffPONff755/bCCy/Y6aefbldccYULKmT9+vX25JNP2qWXXlrPrxYAAAAIHY0qgFi1apWNHj3a7r77buvevXu561555RUbNGiQu17X7b333jZ27Fh7//33raCgoMrHe/TRR+2UU06xww8/3Lbeemu77bbbLC4uzl5//XV3/YIFC6x///7Wq1cvO+qooywtLc3S09N99x0+fLh169atAV45AAAAEBoaVQAxZ84ci4qKsvfee8/69etX7rozzzzTx<text:soft-page-break/>o8fX+6y8PBwKywstA0bNlR6rLVr19q///5rgwcP9l0WGRnp0pVmzpzpzmtE4s8//3T312UJCQmWkpJiy5cvd6MXF1xwQb29VgAAACAUNaoiatU1aKtKnz59yp1X4PDss8/aDjvsYC1btqx0+5UrV7rTDh06lLu8bdu2LmiQAw44wN59913bddddXeBy8803u6BE6VOqv6jqcQEAAIDmrFEFEIEqKiqycePGuRQk1UtUJTc3151GR0eXuzwmJsby8/PdvyMiIlyqkmoiEhMT3W3nzZtn06ZNc7UV77zzjj388MMWGxtr1113nQ0cOLABXh0AAADQeIVcAKF0o0suucRmzJhhkydPdrMrVUWdfqlYH6HgQXUQ/vxHGiZOnOhSl7KystwMTUplWr16tSvE/uKLL1wAAgAAADRXjaoGYnPUkT/55JPt119/taeeesoVUlfHS13SfSo+Rrt27aq8z3fffWcrVqywY445xmbPnu2Ktbt06WIDBgywkpISV1MBAAAANGchE0BkZmbayJEjXbqR0pY2l07UqlUr69Gjh02fPr1c6pOmg63qvgoQNPvTZZdd5lKbwsLC3GX+9/WmeAUAAACaq5BJYbr99tttyZIlbm0GpRxpylWPzqvTn5GR4c5rJiVv5qZbb73VTcXat29fe/zxx93CcxphqEgzPym1ab/99nPnVZz9999/u1EJPZeKqytOLYvmqUuP7Sy1VVtLbJEa7KYAAAA0uJAIIIqLi92icZp5SaMQFak2QVOyXnjhhe78888/706PO+44V8ugWZUUXCgo0OrSFWdXUl3E/fffb/fcc4/vsvbt29u1117rirUVWKg2wqurQPN2zmV3BbsJAAAAQdNoA4g77rjD92+NLvz222+bvY8XOPg766yz3LYpKoz+6quvKl1+7LHHug0AAABAiNVAAAAAAAg+AggAAAAAoZ/CBDRWT9wzzjasT3dF1NRDAACA5oYAAqihJf/Mt8z0NEtObRPspgAAADQ4UpgAAAAABIwAAgAAAEDACCAAAAAABIwAAgAAAEDACCAAAAAABIwAAgAAAEDACCAAAAAABIwAAgAAAEDAWEgOqKF9Dj7B8nKzLTYuIdhNAQAAaHAEEEAN7XPwicFuAgAAQNCQwgQAAAAgYAQQAAAAAAJGChNQQ6p/sFIzCzPqIAAAQLNTZwFEcXGxfffddxYREWG77767hYczuIGm6bYrTrLM9DRLTm1jN01+N9jNAQAAaPwBRGlpqd177732999/28MPP+yCh5NPPtlmz57tru/Tp48999xzlpiYWNftBQAAABBEtRomePbZZ+2JJ56wrKwsd/7TTz+1X3/91fbZZx8799xzbf78+fboo4/WdVsBAAAAhOIIxLvvvmuDBw+2p59+2p3//PPPLTo62iZOnGgJCQkusJg6dapdfvnldd1eAAAAAKE2ArF48WIbPny4hYWFufPTpk2zfv36ueBBevfubStWrKjblgIAAAAIzQBCow2qg5C5c+faunXrbLfddvNdv379ektKSqq7VgIAAAAI3QBiq622si+//NL9+6233nIjEUOHDnXnN2zY4C7r2bNn3bYUAAAAQGgGEKeeeqp9++23NmDAAHvxxRdd+tL2229vv//+u0ttWrRokY0cObLuWwsAAAAg9IqoDz74YIuMjHQjDe3bt7cLL7zQXR4bG+vqIMaNG2fDhg2r67YCAAAACNWF5A444AC3+dtmm23clK4AAAAAmqYtWol61apV9vXXX9uyZcvs6KOPtvj4eHfZDjvsUHctBBqZcy6704qKCi0yMirYTQEAAAidAGLKlCl29913W0FBgSui1roQ+fn5dt5557lVqa+99tq6bSnQSHTp0SvYTQAAAAitIuqvvvrKbrvtNtt5553txhtv9E3pqtmZdJkKq1UfAQAAAKBpqVUA8dRTT1mfPn3cStT+dRBdu3Z1IxNKYXr55Zfrsp0AAAAAQjWAmDNnjh1yyCEWERFR6TrNznTEEUfYv//+WxftAxqdP37+3n6Z/qU7BQAAaG5qXQMRExNT7XWqiygqKqrtQwON2mtP32WZ6WmWnNrGduj/brCbAwAA0PhHILbddltXB1GV4uJi+/DDD92UrgAAAACalloFEKeccop9//33dsstt9jff//tLsvJybHffvvNRo8ebXPnzrXjjjuurtsKAAAAIBQDiMMOO8zOOusse+GFF+zUU091l40ZM8aOP/54+/bbb92aEMccc8wWNeyxxx7zPbZn3rx5LnjZaaedbN9993UF25vz8ccfu5Wzd9xxRxsxYoT9+OOP5a5//PHHbdCgQTZ06FA3cuLvs88+s2OPPXaLXgcAAADQlNS6BuKKK66wAw880D744ANXMF1SUmKdO3d2l2lNiC2haWDvu+8+22WXXXyXpaen2xlnnOECB00d++uvv7rThIQEF7BUZdq0aa6d48aNsz322MPeeOMNO/fcc+2dd96xnj172oIFC+yRRx5xs0np8S+99FLbc889LTk52dVw3HPPPW6UBQAAAEAdrESto/ra6opWsb7hhhts+vTp1r1793LXvfbaaxYVFWU33XSTm+lJAcDixYvdCEJ1AcQTTzxh++23n5122mnu/Pjx4+2XX36x5557zj2OAgjVc2jtClEwosfUa3r11VetR48eNnDgwDp7fQAAAECzTGHyaOVpdfqXL19e5Vab6WEVJLz33nvWr1+/ctf99NNPtuuuu7rgwbPbbru50Y81a9ZUeiyNiPz888+VRkOUrjRz5kz3b42YePdfuHChrV+/3jp06GDZ2dn26KOP2mWXXVbj1wAAAAA0ZbUagdiwYYM7gq/<text:soft-page-break/>6guqmaw0LC3PF1DWh9CRtVVm5cqUbLfDXtm1bd7pixQpr3bp1uesUDKiwu3379pXuo8cSjTQMHz7c9tprL7emxcUXX2xt2rSx+++/34YMGcJMUgAAAEBdBBCTJk1yowRaebp3794WHR1t9S0vL6/S83hrUWgkpKrbS1X38b+96ig00qCRjfj4eFu9erVbRfvdd9+17777zm677TY3Ne3YsWNdsAEAAAA0Z7UKIDQ7kYqNVWOgkYaGEBsb6xao8+cFAur4V+QFF1XdJy4urtxlLVq08P37wQcfdFPQpqSkuALshx56yI1uaFapAQMGuBEKNG8xsXEWExvvTgEAAJqbWgUQmZmZbralhgoeRKlIGh3w551v165dpdsrAPBGFCrep6rbi9a0+PLLL+2TTz7xrW/Rv39/d9qtWzf7/fffq02xQvNxzd2vBLsJAAAAoVVErc60iqcbkmZDmjVrlksn8p+mVTMltWrVqtLtFdyo8z9jxoxyl2uGJ//pYf1NnDjRTfOalJRk4eHhrhDbU1hYWO48AAAA0BzVKoDQAm9aq6E2My3VlqZqVfH2Nddc42ZMeuutt+zZZ5+1UaNG+W6TlZVl69at853XuhFaHO6ZZ55xIwp33XWXW4xu5MiRlR5fMzNpWtcTTzzRnfemkdWaEaqF0GxNffv2bZDXCgAAADS5FCalBx100EFuDQXVCOiIfcURgDvvvLOu2ulGGZ588km79dZb7cgjj3S1CFogTv/26DqNOCgNSVSnoSLohx9+2BV+b7311m56Vq0hUZGCCxVKe0XXqrm44447XJG1ZpqaMGFCtalPAAAAQHNRqwBCKzT7pxFVZUsDCHXeK/IWeKvJfUaMGOG2zXn99dcrXbbPPvu4DfD37kuTLSc7y+ITkuyIk8YEuzkAAACNP4D44osv6r4lQIiY9cNUy0xPs+TUNgQQAACg2alVANGpU6e6bwkAAACAphFA/Pjjj24VaG+2I50PxODBg7esdQAAAABCL4DQbEaa4vSwww7znQ9kDQjNeAQAAACgmQUQY8aMse222853/oILLmjQReQAAAAAhFgA4e/CCy+sr/YAAAAAaGoLyQEAAABongIagRg6dGiNH1gpTl999VVt2gQAAAAglAOIiqtMAwAAAGieAgogvvzyy/pvCRAitt95d8vZsN7iE1sEuykAAAChsZBcRUVFRfbLL79Yr169LCkpqS4eEmi0jj9rfLCbAAAAEDR1kpuUkZFhp512mv3xxx918XAAAAAAGqk6K24oLS2tq4cCAAAA0EhRHQ0AAACgYWsghJWp0Vzcfe2Ztj5jrbVIaWWX3/J0sJsDAAAQmgEEKUxoLhQ8ZKanBbsZAAAAoZPC9OKLL9rff//tO9+6dWv7888/bfDgwXXZNgD1KC4mwkoaQeDfGNoAAADqeQTi3nvvtTPOOMPGjBlTm7sDaARiIiMsPCzMvvl5qWVsyA9KG1ISY2zPfh2sJCjPDgAAGiyA0MrUKSkptXpCAI2Lgod1mbnBbgYAAGjKKUxnn322PfnkkzZjxgwrKeHYIQAAANBc1GoEYubMmbZ+/XobOXKkRUVFWXJyskVERFSalemrr76qq3YCAAAACNUAYtGiRS6FiTQmAAAAoHmpVQDx5Zdf1n1LAAAAADSPlagLCgqohQAAAACagVovJJeRkWEPPPCAffbZZ7Zu3Tp76qmnXD2EiqvHjx9vPXr0qNuWAo3E4SdeYIUFeRYVHRvspgAAAIRGAKHg4fjjj7fFixdbly5dfKtQZ2Zm2tdff22//fabvfrqq+46oKnZZY8Dgt0EAACA0Ephmjx5si1btsyeeeYZFyh4AcSwYcPsscces5ycHHv44Yfruq0AAAAAQjGAUBH1cccdZ4MHD3bTtfrbe++93ejE9OnT66qNAAAAAEI5gFi9erX16tWr2ut79uxpaWlpW9IuoNFatXyxrVi6yJ0CAAA0N7WqgWjVqpVLYarOX3/9ZampqVvSLqDReui2iywzPc2SU9vYTZPfDXZzAAAAGv8IxJAhQ+yVV16xpUuXVrrup59+cnURe+65Z120DwAAAECoj0CMGTPGvvrqKzvyyCNtwIABrg7ipZdesqefftq+//57S0pKsvPPP7/uWwsAAAAg9EYg2rVr50YgdtppJ/u///s/NwvT1KlT7dtvv7Wdd97Znn/+eevcuXPdtxYAAABAaC4kpwDhiSeesPXr19u///7rgghdpvoIAAAAAE1TrQMIT4sWLWzHHXesm9YAAAAACP0A4qqrrqrxA6su4rbbbrO6VlRUZA899JC98847bkXsPn362BVXXOHSqaqSnp5ut9xyi0u1UpsOOeQQGzdunMXFxbnrlyxZYpdffrmbOWrQoEF21113uaBISkpK7KijjrKxY8e69S0AAACA5i6gAOLtt9+udJm3gJy3CrX/5bqsvgKIRx55xF5//XW74447rEuXLi6N6uyzz7aPPvrI2rZtW+n2F110keXm5tqzzz7r0q2uueYat1L2nXfe6a6fOHGiW7dCgcNNN91kjz/+uAso5L333nPBBMEDAAAAUIMi6s8++6zc9tRTT1l8fLwNHz7c3njjDfv111/t559/doHGwQcfbK1bt3YjBPXh888/t0MPPdRNE9utWze78sorLSsry7Whol9++cVmzJjhgoXtt9/erZytIOHdd9+1VatWudssXLjQDjroIPdY++23nxuJkPz8fHvggQfc6AYAAACAGgQQXbt2Lbe9+OKLru5h0qRJtsMOO1hsbKwLKHr37m333HOP66x7R/jrmoq0NYWs1qAoLi52a05ER0dXuTK21qRo06aNG2Hw7Lrrrm50ZNasWe68Cr/1b6Ur6bRTp07u8ilTpli/fv2sb9++9fI6AAAAgGZTRP3jjz/60nyqopQfpQbVB6UgXXzxxTZs2DCLiIiw8PBwe/DBB11gU5FGGTp06FDuMgUbKSkptmLFCnf+kksusVGjRrnUpR49erjRFdVWPPPMMy44ASq67Oa<text:soft-page-break/>nrLSkxMLCazULMgAAQPMLIDTisHLlymqvX7RokSUkJFh9UMqRFqpTIbXWo1A9hIKZF154wY2A+FPtgwKGimJiYlyKkqgI++uvv7Z169a50Qq5/fbbXSqWairGjx9v06ZNc6MRKsb2CqzRfCWntg52EwAAAIKmVodQd999d7dYnFKEKvr444/dInP77ruv1TWNGlx22WVuU72C0otU07Dddtu5UYiqAp2CgoJKlyt4UMqVRyMZXvCg1CgVT2slba2urdEILZKnUYvJkyfX+WsCAAAAmvwIhKY1/f777+3UU091tQcqQFanXCMP//33n3Xs2NGlBtW12bNnW2FhYaW6BI0OaJrWitq3b++Krv0poFBQUNWMTaK6jtNOO81atmzpCrCHDBniRjGUMnX//ffX8SsCAAAAmsEIhAqPNePS4Ycf7o7Yf/LJJ66wWR3z4447zs3MpA54XVNAIPPnzy93uWZO6t69e6XbDxw40KVaLV682HeZggIZMGBApdv/8ccfNnPmTDv99NPdedVXqLhaFLh4/0bz9sOX79hXH73sTgEAAJqbWo1A6Ki+OufeTEtarE1SU1OtPmnmJ3X8VZdwww03uIBC08WqqPvll192szKplkE1Ekpf0shE//793YjJhAkT3PoP119/vY0YMcLVT1Skwu8LL7zQt8icFqd7//33bY899rA333zTPRbwyVvPWGZ6miWntrHd9x0R7OYAAAA0/hEIzYSkWYs8ChzqO3jwRgS0kNxuu+3mVsfWKtEqcNYicQoWVCOh9SG0qJxoulbVLWjEZOTIkS6tSilJCiYq+uabbywtLc09pufkk092QcoxxxzjVsAeM2ZMvb9GAAAAoMmNQKiOQKtAB0NycrIbfdBWkQKFiulNWjdCC8JtjqaerbjitAqtA7kvAAAA0FzUagTi6KOPdtOmLlu2rO5bBAAAAKDpjUAsX77cTaWqo/46yq+pUP0pfUhBBgAAAIBmHkC89tprvn8vWbLEbRUpgAAAAADQtNQqgPjzzz/rviUAAAAAmmYNBAAAAIDmqcYjEKtXr7YPP/zQTZ+6atUqKy0tdVOdDho0yA477DBr06ZN/bQUAAAAQGgFEFOmTLF7773X8vPzXeDg0dSpWkfh/vvvtyuuuMJOOeWU+mgr0Ci07dDF4uITLSm5/tc+AQAACNkAQgvHKXjo1KmTnX766W51Zo08REZG2sqVK91q0E8//bTdeuutlp2dbaNGjarflgNBMuaaycFuAgAAQOMOIP766y83uqBVnHUaFxdX7vquXbu6bcSIEXbxxRfbgw8+aPvss49tu+229dVuAAAAAI21iPqll16ypKQkmzRpUqXgwV9MTIwbpUhJSbFXX321LtsJAAAAIFQCiBkzZtjhhx9uCQkJm71tfHy8K6ZWShMAAACAZpjCtGLFCtt6660DftCePXvaK6+8siXtAhqtKQ9NsOysDEtISrHTLpgQ7OYAAAA0vgBChdIFBQUBP6hmadpUqhMQyhbO+8Uy09MsOZUpiwEAQPMTUApTt27dXBpToGbOnOmKqgEAAAA0wwBCMyp9+eWXNm/evM3eds6cOfb555/boYceWhftAwAAABBqAcRpp51mLVq0sPPOO89+++23am83a9YsGz16tLVr186OPPLIumwnAAAAgFCpgdAUrlrb4ZxzzrHjjz/edtllF7e1bdvW1UekpaXZtGnTXOqSbvvEE08ENGMTAAAAgCa6EvWAAQPszTffdCtNf/fddy5YCAsLc9eVlpZaeHi4S3W6/vrr3QrVAAAAAJpxACE9evSwJ5980lauXOnSlVatWuWChw4dOtjAgQOtTRtmpQEAAACashoFEB6NMBxyyCF13xoAAAAAoV9EDQAAAAC1HoEAmrPB+xxuebkbLDYuMdhNAQAAaHAEEEANHXT0WcFuAgAAQNCQwgQAAACgbgOI2267bZMLyAEAAABoHgIKIF577TVbsGCB73zv3r3t/fffr892AQAAAAjVACIqKsq+//57y87Odue19oO3iBzQ3Fw/5gi7+OTd3SkAAEBzE1AR9ZAhQ+zDDz+0jz/+2J1X8HDFFVe4rTq6zdy5c+uupQAAAABCI4C48cYb3SrTf/75pxUUFNgvv/xi3bp1s5YtW9Z/CwEAAACEVgCRmJhoV155pe98r1697IILLrDDDjusPtsGAAAAoCmsAzFlyhTr2bNn3bcGAAAAQNMLIHbddVd3+s4777i6iKVLl1p0dLR16NDBhg8fbocffnhdtxMAAABAqAYQmoXpoosuss8//9z9Oz4+3kpKSmzevHn21Vdf2SeffGIPP/xw3bcWAAAAQOitRP3CCy/Y1KlT7eCDD7YvvvjCfv75Z/v11199lymIePnll+u+tQAAAABCL4B48803beDAgXbPPfdYp06dfJd36dLFXbbLLru42wAAAABoWmoVQPzzzz+2//77V3u9rlu0aNGWtAsAAABAUwkgIiMjLTc3t9rrdV19rlSt4m2lSvXt29cOOeQQ3wJ3VcnPz3frWAwePNh23nlnu+yyy2zdunW+69PT0+2ss85y151yyim2fPnycvcfPXq0vfjii/X2WhB6Tj3/Bhs9/l53CgAA0NzUKoDYYYcd7K233nKd86qCB13Xp08fqw/vvvuuXXPNNXbyySe71bEPPfRQu/TSS93idlWZMGGCfffdd/bggw/ac88950ZGVADuefzxxy08PNw9rlKwJk6c6Ltu5syZbrTl+OOPr5fXgtC0TZ/+1nvH3dwpAABAc1OrAOLMM8+0xYsX2zHHHOM63nPmzHGbRgaOPfZY+++//+yMM86o88Zqxqf777/fTjvtNBdAdO3a1c477zzbfffdbcaMGZVuv2rVKtema6+91tVl7Ljjjnbvvfe6wMALOBYuXGjDhg1zj3X<text:soft-page-break/>QQQfZX3/95bv/XXfd5YITjbgAAAAAqOU0rnvvvbeNGzfOdcb9V6hWBz8iIsLGjh1r++67r9U1jQYsW7as0grYTz31VJW3nzVrljvdbbfdfJf16NHD2rVr54IIpS117tzZBRPHHXec/fTTT76i8I8++siNTBx44IF1/joAAACAUFXrQ+sahVCxtNaC0IiDggcdxddlSgWqDwogJCcnx9UtzJ071wUAGoWoKmDRCERqaqrFxMSUu7xt27a2cuVK9+9zzjnHvRalZenyRx991AoLC+2+++6z2267rV5eB0Lbgrk/W1FRgUVGRpPGBAAAmp0tys1RoFAfqUrV2bBhgzsdP368jRkzxi6//HL79NNP7fzzz7dnnnnGFUpXrMfQCtkVKaDw6jc6duzoirDXrFljrVq1cqMOU6ZMsZ49e1r//v3t9ttvd8+x1VZbuYCiffv2DfRq0Vg9//CNlpmeZsmpbeymye8GuzkAAACNvwYiWKKiotypRh+OPPJI6927t11yySU2ZMgQF0BUFBsbawUFBZUuV/AQFxfnO68Zo9q0aeOCBwUpKqxWcKLRFdVWKJ1p1113tZtvvrmeXyEAAADQuIVUAKHaBdl2223LXb711lvb0qVLK91eowUZGRmVgojVq1f7HqsiBQ9Dhw51IxAKHjSqER8f71KzVCMBAAAANGchFUBsv/32lpCQYLNnzy53uWZOUv1FRQMGDLCSkhJfMbVXR6HaCK2kXZEuf+211+zCCy905zUiofuL6iK8fwMAAADNVUgFEEpJOvvss+2hhx6yDz74wBVvP/LII/b999/7ajHS0tIsOzvb/VujDFpoTtO4Tp8+3X777Tc3LavSkXbaaadKj6/Caa354I1O6DZTp061+fPn28svv+xqIgAAAIDmLOQWOFDBtOoXJk2a5EYMlGqkReIGDRrkrt9zzz1dgbU3iqC6BRU/6zJRvYQCioo0ivF///d/rmDaM3z4cBd4nHTSSbbNNtuUW2QOAAAAaI7qNIBYt26dtWzZ0uqbRhuqm/1JowX+VL9wyy23uG1TVFehkQx/SmG68cYb3QYAAACgDlKY8vLy7IYbbnDpPnvssYf169fPndcUqgAAAACali0egbj77rvt66+/tlGjRrnRh8WLF9srr7zipkadMGFC3bQSAAAAQOgEEFplWgFBVbRWwp133mm77bab7zKt/qx1GQggAAAAgGYYQBx22GFu9qJ99923ylWdta6CPxU363KgKWL1aQAA0JwFFEBo5qKxY8e6dRjGjRtXbgrUo48+2q666ip7++23rVWrVm5BN63ToBWiAQAAADTDImoFDZ988olbrE1TmmpK1EWLFrnrzj33XDfDkdKc5s6d62Y90rSpqokAAAAA0EyLqDt06GB33HGHmz5VhdOHH364HXnkkW69BZ1qAwAAANC01Xga1+22286eeOIJe/LJJ23evHl24IEHukXdNmzYUD8tBBqZj998yt5+4X53ii0TFxNhJaWl1hg0lnYAANDkpnHVYnEpKSlu1qU33njDPvzwQ7vvvvvs1VdftdGjR9vJJ59sUVFR9dNaoBH48av3LDM9zZJT29hBR58V7OaEtJjICAsPC7Nvf1tuuYVpFha+xUvT1Epqi1g7YFC3oDw3AABNMoDQYnFKW3rzzTfdvyMiItyicddff70dcsghdsABB9jLL79sjzzyiE2ZMsUuvvhiO+KII+q/9QCahMwN+ZaZV2RhYcEJIAAAQOAC+mut2gcFDyqgvvHGG10R9b///utGHEpKStyIw2mnnWZTp051U75q/YcRI0bUoBkAAAAAmswIxGeffWYXXHCBnX322b7Lhg4d6gqnFy5caNtuu627LDEx0U33qjSmyZMn11+rAQAAADTeEQiNMlS1WJxUtWBc27Zt7aabbqqrNgIAAAAIpRGI448/3h577DH79ddf3VoQ69evt2nTprk6iG7dKDwEAAAAmouAAgilJfXs2dPeffddt1icVpw+//zzbeTIkfXfQgAAAAChN42rFo7TBgAAAKD5Ys5EAAAAAPW3kBzQ3G3de2fLzsqwhKSUYDcFAACgwRFAADV02gUTgt0EAACAoCGFCQAAAEDACCAAAAAABIwAAgAAAEDAqIEAamjyrWMsKzPdkpJTbcw1k4PdHAAAgAZFAAHU0OoVSywzPc1yczYEuykAAAANjhQmAAAAAAEjgAAAAAAQMAIIAAAAAAEjgAAAAAAQMAIIAAAAAAEjgAAAAAAQMAIIAAAAAAEjgAAAAAAQMBaSA2po+FFnWH5ersXExgW7KQAAAA2OAAKood33HRHsJgAAAAQNKUwAAAAAmn4A8c8//9jOO+9sb731VrW3SU9Pt8suu8wGDhxou+66q914442Wm5vru37JkiV2/PHHu8cZPXq0rV+/3nddSUmJjRgxwr755pt6fy0AAABAqAjJAKKwsNAuv/xyy8nJ2eTtLrroIlu8eLE9++yzdv/997tgYMKECb7rJ06caD179rR33nnHPebjjz/uu+69996zFi1a2N57712vrwWhJzN9jWWsXe1OAQAAmpuQDCAefPBBS0xM3ORtfvnlF5sxY4bdeeedtv3229vgwYPtpptusnfffddWrVrlbrNw4UI76KCDrFu3brbffvvZX3/95S7Pz8+3Bx54wK644ooGeT0ILfdcd5bdcNEIdwoAANDchFwAMXPmTHv11Vftjjvu2OTtfvrpJ2vTpo0bYfAojSksLMxmzZrlznfu3Nn9W+lKOu3UqZO7fMqUKdavXz/r27dvPb8aAAAAILSEVAChGoVx48bZtddeax06dNjkbTXKUPE20dHRlpKSYitWrHDnL7nkEnvzzTd<text:soft-page-break/>thx12sHnz5tmoUaMsIyPDnnnmGbv00kvr9bUAAAAAoSikpnFV/YIKng877LDN3lbF0goYKoqJiXEpStKnTx/7+uuvbd26dW60Qm6//XY7+OCDrW3btjZ+/HibNm2aG4245ZZbXE0EAAAA0JyFzAiECp2VlnTDDTcEdPvY2FgrKCiodLmCh/j4eN/5iIgIX/CwdOlSVzx9/vnn20svveRGI6ZOnepGLSZPnlyHrwYAAAAITSETQCjVaO3atTZ06FA3CqFNFFCcffbZlW7fvn17W716dbnLFFAoKNDoQlUmTZpkp512mrVs2dIVYA8ZMsSNYgwbNswFLwAAAEBzFzIpTHfffbfl5eWVu+yAAw5wU7UefvjhlW6vtR90H03jqlmWREGBDBgwoNLt//jjD1egrVQlCQ8Pd8XVoilevX8DAAAAzVnIBBDt2rWr8vJWrVq564qLi10tQ1JSkktfUt1C//79bezYsa52QmtGXH/99W5xuKoeS2tCXHjhhRYXF+fO77TTTvb+++/bHnvs4UY/9FgAAABAcxcyKUybo5mV9txzT/voo4/ceU3XqroFTdU6cuRIN+OSUpL8F5LzaIG5tLQ0O+qoo3yXnXzyyS4N6phjjrGioiIbM2ZMg74eAAAAoDEKmRGIqsyfP9/3bwUK/ue90QktCLc5Wm264orTKrQO5L4AAABAcxLSAQQQDBdc/YCVlBRbeHhEsJsCAADQ4AgggBpq17GsKB8AAKA5ajI1EAAAAADqHwEEAAAAgICRwgTU0E/ff2aFBXkWFR1ru+xxQLCbAwAA0KAIIIAaeu/lhywzPc2SU9sQQAAAgGaHFCYAAAAAASOAAAAAABAwAggAAAAAASOAAAAAABAwAggAAAAAASOAAAAAABAwAggAaCRKSkuD3YRG0QYAQOPGOhAA0EiEh4XZZ9MXW/r6vKA8f2qLWDtgULegPDcAIHQQQAA11CKlVblToC4peEjLyA12MwAAqBYBBJqkkhKzzOx825BbaNna8gotP7/YIiLC7I+/19q0OSvd5fGxUZbaIsaiIwPP5rv8lqfrte0AAACNGQEEmlTQkLEhz1an59qazFwrKqoil7vILDe/2NZklk8RSYyPsrapcdahdYJFRVAaBAAAUB0CCIQ8jTKsXJttq9blWGFVQcNGkZFhLsgoKal8mw05hW77d0WWtW8VZ53bJFl8LF8PAACAiughIeRokpicvEJbu75stEEd/6qKUVskRllSXLTFxkRabHS4hYeXjSx0aBVvvXu0ss9nLLaV63ItK7vA8gqK3XUKLpan5bitTUqcde/YwhIIJAAAAHzoGTVz6jynZ+W7egAdyVfHPDw8zKKjItwWGxXh0ntaJERbYny0RYSH1ep51DHPLyh2IwU/z8+zf1ZkWk5esS8gCAsLs8iIsi1cm4W5y/RsxaWllpdfbHkFRZabX2jp6/Mtv7Ck0nOEhZlrZ0pijDvV66iKHjcmKtJSkmLLgorWCa5tazJybd36PPMGKFTIqq1dyzjr3qGFxcWUfV1efepOy9mw3uITW9jxZ42v1fsBAAAQqgggmnHgsGBphqWlVz3bS05eUZUd9ITYKEuI27jFRlpUZIQLKrzOekFRsRUUaiux3PwiV7ycm1fkO8IfZqUWHZZvJW4JktoFIxXFxURYyxaxlpoYYxE1KIb2FxMdYZ3aJlr7VvG2NjPPVmfkWnFxWSSxal2urV6Xa61T46xruySb88sPlpmeZsmpbWr0HAqUCotLrLCw2FaszbaZc1daWnqOu662gRnqhtLVtP6BRq4AAMCmEUA0MxtyCmz2gjRbubas41qRZimyUrPiKuoE1AHWKIW2YHKBTFyUJSdEW1J8tOv815WIiHBr2zLeWqfE2pqMPFuVkWslxaV6S1ywpa2wqPLoR1X0fmnUJD2rwDKy8txIT/n7Lnb/VeyQpJGTpBhr3zLeN9KBhhMTFRH0NRi6tm9hg/t2CMpzAwBQE/RUmpE5i9baRz/8awV+ndioyHDXaVWHPDZaIwrhvpQjHS1Xak9OvlKbityWl1/kOtM1obQkpQxFR4Vby6Ro69EuypavybG8gv89UmlpqUtV0vMWq3mlpa4D7gUMUVHhFh0Z4Tp6ChiqS0+qK0ptcoFEcqylZSqVKc83IuGt1JtfWGy/LEhzIx+REeEb2xRm+QVFlpVTaFk5Chg2/24pVsvcUOC2JSuzrEu7JOvaPolRiWa2BkNqUkxQnhcAgJoigGgmFi7NsEff/t13BFyd+g6tEqxtanyVnXFdFhNe1mFXPYF/R18dZ6UnKbjQSIU61N7MRupIKwjRVKhRqqGIjnCXeTq1ibfeXeJs2pxVlpVTOU2qsQmPCLd2LROsTUq8q4+omPKVmVXgtoAeKyzMpcro/UlOjLbu7VvYvMXrXE2HF9TpbVy8MsvVimzdJcVaJ8e5AAoAAKCxIIBoBhavWG9/Lk73nVdAsHWnZJeuU1MqQNZIhbbmRAFV65Q4NyLx4cb3bXP9ehWDx8dEWmJspCtAV/Cg9086tk6wftu0daMu67MLXM2I1q5Yk57rRnhUJD5n0To3pew2XVoaS1MAAIDGonn1ApuhRcsybcGSDN/5Dq3jrWPrRIpFa0szQ2186yIjw61X11TLLShyIzPKbNKpArP4mCiLjgory78KgNK7FFS0TIq1ZWs2+KamXbk21zbkrrbtt2plcXVY6wEAAFBbBBBN2PK0DeWCh30GdHYFu+uzg1sE3ZTExES4ra7ExkRYz44tbF1Wvi1bvcGlNCmYmPXnKtu+Ryvy5AEAQNCRGNFErc3MtT8WrfWd79Ojpe2/azdfCg0asbAwNy2taiCiNxa1FxWV2m8L1tiS1Rt8xeUAAADBQADRBGXlFNivf6X5OppaUXnbLinBbhZqSNO5bts1xZLio9x5fZx/L810hddVTbMLAADQEEhhamK07sDPf662oo1Tjmq2n27tkxh5qEN9Bw6z3Jwsi4tPqvfnUj3FVh1b2Iq1ObZ64wxQWtQuO7fIdlBdRB2mTwEAAASCAKIJKSousV/mp/<text:soft-page-break/>lWfdasPz07pRA81LEDjh7dsE8YFmYdWie4EYklq1QXUWrZuYU2889VbjYtTcfLRwwAABoKKUxNhGb/+X3hGjclqDerj9KWWIys6dBK1f51EVoh+6//Mmz2wjWWm18WNAIAANQ3AogmQh1JL8VFaxZs0znVoiJJb2lqlLKkuoiWfrMxZWTl28x5q+zvZZlu/QgAAID6RADRBCxZlWX/rljvO6+0FqUvoWlSXUSX9kmuNiIysmyESSuBK71p+h8r3dS9jEgAAID6Qi+zCQQPc/9Z5zvfrV2SJSeyVkB9evCG0ywrc60lJbeyC2+cErR2JCVEW++uqa7Aeu36PDfrluojlqVlu61FYrS1S4231qlxFrMx7QkAAGBLhVyvIiMjw66//nobMmSI9e/f30488UT76aefqr390qVLbdSoUe62e+65p913331WXPy/o7Nz5syxQw891F0/fvx4Kyz83yJrOTk5tvfee9tff/1ljdHiFevLBQ/tWsZb25bxQW1Tc1CQn2sFeTnuNNjCI8KtU9tE692tpbVOiXMLBXrWbyhwoxHTflthv/yV5taQyM0vCmZzAQBAExByAcSll15qv/zyi91777325ptvWu/eve2ss86yRYsWVbqtggFdJ6+88opNmDDBXn75ZXvooYd8t1Ewsv/++9vrr79u8+fPtzfeeMN33dNPP2277767bbvtttbYLFqWaX8uTvedb98y3rq0TQxqmxA8UVHh1qlNgvXu3tLat4qzmKj/fbU1oW/mhgK3hsT0Oats5txVtnhllm3ILSu4BwAAaLIpTIsXL7bvv//eXnrpJRswYIC77LrrrrNvv/3W3n//fbv44ovL3f7TTz+15cuX22uvvWbJyckuEFi7dq3dddddNnr0aIuOjraFCxfaxIkTbauttnIjFN5og2734osv2ttvv22NiabvnP9fuqVtLJiWjq0T3MZ0rYiMDLd2LRNc6lJuQbErsNZWUPS/4ursvCL7Z/l6t/3+9zpLjIu0uNiocqMXQDApFS88yL9njaENANBYhVQAkZqaao8//rj17dvXd5k6zdrWr/9fEbFHqU3bb7+9Cx48u+22m23YsMHmzZtn/fr1s86dO9usWbPc6ezZs13Kkjz44IN29NFHW/v27a0xKCgstkXLM+2/lVm+Faalc5tEt0YAUE5YmFs3QluHVvGWV1Bi63Py3UhETt7/0pjm/VuWAhcbHWFd2ydZ+5YJFh5y45JoatRx/2z6YktfnxeU509tEWsHDOoWlOcGgFAQUgFEixYtfB18/1EGjUxcffXVlW6/cuXKSgFA27Zt3emKFStcAHHVVVfZJZdcYjfccIM7f8IJJ9g///xjU6dOtU8++aReX09hUYllbMi3vPwil5uuTcGB1m6IiCg78qXO3obcQsvfuDicJyoy3KUstUqOq9c2ogkIC7PYmAiLjYm3tqnxVlBQYulZubY+p9AXTGjxQU0F/O/y9da9YwsWp0PQKXhIywh+nVGwNYaRkMbQBgCNS0gFEBX9/PPPLgA44IADbOjQoZWuz8vLc0GHv5iYshmK8vPz3anSln788Uc3gtGqVSt32ZVXXmnnnHOOK7ZWqpNGKxS4XHvttS7tqS4WfVuelm1/Ll5nRcV+wwkB0G+4OnftW8VbBIeKUQvR0eHWrlWC7bRtvLVsEWcf/fivS3MSpTopkFixJtu26ZJiLRK2fH8HUHuMxgBojEI2gPj888/t8ssvd7Mn3X333VXeJjY21goKyheKeoFDfPz/ZiuKioryBQ8KSubOneuKtFUr0a5dO3vggQfsggsucAXYI0eO3KJ25xUU2ZxF62xNDY6saTQiLjrSEuKi3ExLMVEsEIctp9S/ru1bWN+erWzl2hxbtS7Ht5J5Vk6h/Tw/zTq0jretOqVY1MYRMQANj9EYAI1NSAYQL7zwgt166602fPhwu/POO6sdFVD6UsUpWFevXu1OFRhURUGDUpr0mDNmzLDLLrvM/XufffZxIxVbEkAsS9tg389eXm7UoWWLGGsRH23RUREuMAgLD3OLgmnT/2KiIi0yoqzOA6gvWniwR8cWtiGn0JauzvKtaL1iTY6ty8yz7bqlWssWscFuJgAAaARCLgdGMzDdfPPNdvLJJ7tRgk2lFA0cONCNJqho2jNt2jRLSEiwXr16Vbr9Z5995kYsDjvsMHc+PDzct2aEpoQtKfnfTDY1VVxSat/++r/gISoi3LbpnGI9O6VYm9R4t/hbbEykCyJU+KrRhsS4aFfrQPCAhpIYH+WChY6t4y1847RMCiZ+W7jWzf5VVFKzlDsAAND0hNQIhIqbb7vtNrdugxaHW7NmTbl0JdU3ZGZmulmXFFjst99+buE4jSgo3UmLyinoOPPMMysFHkVFRXbPPfe4Ymqvw77TTju5dSG6d+9uH3zwgRvxqK3MDfmWVFwWgCQnRttWHZMtMiLk4jeY2aEnXWpFhfkWGdU0V/zW/l8W1Ma6lc5VxO8/GtGre6qlJjEaAQBAcxVSPVjNuKSRAM2QpOJn/00pTVpgTv/WqSigePLJJ93IwXHHHWc33nijnXTSSXb++edXeuxXX33VTeWqheM8F154oVuN+phjjrGuXbu6UY8tmXHJtSkqwnoSPIS07XYcbNsPGOpOm7LoqHDr2amFdW6T4JuBRaMRsxesdStcMxrRNFPZNOMOAABNZgRCMyJp2xStJu2vW7dubkXpzVFwUDFAUGH1s88+a3VFXbCtOrawCIIHhIqwMGuVEmdJ8TH23+r1lp1bNu3rsrRsW7c+z7btlmqpiU1zJKY50gGOYM/6o8L+wX07BOW5AQBNMIAIdZpfPzGeaTERmlO/bt0p2dZk5rkpXjX4kJtfbLP/WmPtW8W5mZqiIwmMm4pgzvqTmkRACgCNHQFEA9FUrJrlJiu7LJ8coWv54vlWXFxkERGR1rH<text:soft-page-break/>bdtZshIVZa41GxEXbktVZlr1xEbqVa3NdYNGzY4pbn4SafwAAmjYCiAaSGBvFSp5NxMuPXGtZGWssKaW1XXbH69bcxMRE2Nadk21tZp4tX5vjphwuKip1szQtW7PBenZK5igyAABNGDkHDURTwgJNrTaiV9dUN6uYR+tIzF6wxn5fuNayN87eBAAAmhZGIADUWlRUuHXvoNS8Alu+JtvyCsrWTVm7Ps9tbVLirHuHJLeuCQAAaBoIIABssaSEaNsuPsrWrc+3FeuyXUqTqBBXm2onurdPcgvVAQCA0EYAAaBuhIVZy+RYS0mKsTWZubY6PdeKN668viYj122tkmOta/skS05gNjIAAEIVAQSAOhUeHmZtU+OtdXKcrc3MtVV+gYQKr7WpyLpbh6RgNxXY5IJ6THwBAFUjgABQb4FEm9R4a5Uc5xadW5We40ttSs/Kd9vKtdnWKiXWjNWP0Yg0hgX1hEX1ADRWBBAA6j2QUA1EqxaxrjOmEYmCohLfGhITX5hlrZOirWOH1tYqRetIcNQXjUMwF9QTpkMG0FgRQABoEGHhYdYyJc7VSajYWiMSBYVlgcS6rDxbuT7NWiTGWM9OKdY6JZZAAgCARooAAkBQiq1btig7urp09QZLX5/j/p25ocB+nr/azdak6WE7tEpwIxgAAKDxIIAAamjMhOestLSUI+RbKizMOrZOsP0HdbMPvl1gC1cWWG5+iW9Buj/+XmsL/stwszbpdrEx/FwBANAY8BcZqKGY2PhgN6FJUbGqaiRiYhMtY0OhrViX41vFOr+w2BYsyXCbpoDt2CbB2qbEW2QkK7sDABAsBBAAGoewMEttEeu2rJwCW7kuxzKy8n1Xe1PAhtlaS06KsdbJsW6GJy1iF0GaEwAADYYAAkCjkxQf7bb8gmK3KJ0CB41GiCZ8VWChbeHSTMUd7rYtEqItOVGnMZYYF0XtBAAA9YQAAqihHz5/zfJzcywmLt523++4YDenSYuJjrBObRJdDcSG3EK3nsT67ALLKygLJkRLSOgybUtXl13mBRVaFVtTYaYmxbrHAgAAW44AAqihHz9/3bIy1lhSSmsCiAaignVvVEI0MpGZne+CCtVL+AcUFYOK/1ZmucsS4qKsXWqctWsV7x6HIngAAGqHAAJAyNFoQtvoeGubWna+uLjEsvOKLCev0HLyiiw7r3JQoUBjkbbl6y0uJsLat0qwTm0TLSE2KjgvAgCAEEUAASDkRUSEuxoIbZ6i4hI3QqGC7KzsQhdUeHLzi+2f5evd1rJFrKus2GeXrkFqPdB4xcdGWklpqZstLZhoA9C4EEAAaJIiI8ItJTHGbVJYVGzpWfluy8oucMXYorqKT6f9ZzPmrLIu7ZJcQEG9BFAmJirCdZo/m77Y0tfnBaUNXdu3sMF9OwS1DZod7oBB3YLy3EBjRAABoFmIioywtqlKe4q3wqISN7tTWnqub3YnL7jQAUatgK1gQrM6USsBmOu4p2XkBuW5NRFCsNsAoDwCCADNTlRkuAsS2reMt6ycsjSnFWuzXfG1tuVrst2mlCgFEh1axbs0KQDNE6lcQHkEEACaLY0uKEjo06Olbd0lxV77/C9bunqDFZeUJThpFqc5i9ban/+us7Yt413QoRWxWWMCaF4aQyoXaVRoTAggAMClScTaNl1S3OrWqotYnZ7jZnQSBRQr1mS7TaMXrVrEWsvkWFcvoSOTpDkBzQNpVEAZAggA8BMRHmZtUuKsdXKsmxo2LT3H1UZ4oxKqn1i5LsdtEh0Z7taY8DYdqVSQ4W0KLjRgodOyOCPMNp64I5q6jAAEABBKCCCAGurQdVtLTm1r8UkpwW4K6pE69YlxUZYYl2zdSkrdwnUamcjcUOALJqSgqMQKNhZg15YCia9nLbXXvljgZotSdKHgIzoq3KIjIyx6Y1CimaXKTsM2BiZhFqbSjNKy3OiyGo5SK/HOl5Rd5uITBSoW5u4bFRXhAh8CFwBAbRBAADV00vm3BrsJaGCqeVCKkzZ10DUyoalg1+cUWG5ekRUWl2zR46uzr9mgVm0c1WgoCkY0alIWKEVZQmykFWyclQrBowCV2A5AY0YAAQC1GpmIsg6W4Fu0Titf5xUUWVFRiRUVl7rL1BEs9UYGNExQ9n/HGy3wRgwUpOjfCkj+N75Rv5SOlZGV7zb5c3G6vf/dP662IzE+ylonxzGVbT3S561ZwJRXn5VbaDna8op8Uwt/OXOJPffRPPdvFfu3Tolzn40CPwAIJgIIANhCSi1KjNMWVevH6Nw20Qb2aW9fzNQsL/kuCNHIRllAUmJFJaVWrKCkuNSKS0pckOEFJ+JqKfQ/v3oLN92j+v5e4FKqo9slGx+31AqKil0Q4U/nNRKyap3Z30szXRpVm5R4a9syzhWP18d0tuowa0RHK4er5mTB0kw381VOXqFFRoa7uhJtsTGRlhQfZXExoVm47gUMSoXTVvY5Vz96pQBUM4GJTjVDWNjG2Xi6tU+yNqlxIfk+AAh9BBAA0IioQ6hOekSEWYzV/4rYCkpyC4rcyIe6surI+9dzFBSW2LK0DW5TQKJpbNVx1RYbXfM/ISUbO8XpWXnueVRTUjltKm2Tj6Ej8Doir1XGU1vEWHJijAviGhu9Lr1WbZkbVEOz6YBB9Dq0ErrCAo1Kqag/Y0O+L1DUiReAaAawbu1bWMc2CY3y9QNouggggBp66eFrLCcrwxVRUw+BUKdgJTEu2m3eKMiH3y+yZWnZLrVpfXa+S7HyajU0haWbxvIfs9joCEtJinFbQmyUK/bWiIU6s27URAXmRSVuJMHrSGdlF7rH2RIaJVmbmec2W1Y2+tIiPtqSkxRMRFtyQky9T6+r0QS9xvzCEssvKLJ8l8JW7FKQ9Hr9U5Gqo4L2pPhot6kWRe+nfyDgfR5Tp/9rS9OyXRCigMt7XD3HvH/X2d9LM6x7xxZu0UMCCTSXBe0aQxuaMwIIoIZW/<text:soft-page-break/>PeXZWWssaSU1sFuClAvlCKkqWy1eSMGOgquzT/lSR3mlWtz3FZbOsIeHxvlOvzxMZGu09xvmzb28/zVlp1b6NJ4NDOVnlfPp8uy8wpdipdH8UimjvJvTPf53+NGuteix/cCG20RmsXKy+3aeH89j16rTjfkFFhaRp7NXrDapRwpEHJpX35BUcXUr4Bea0SYC3TKgobAU7EU5Gm0RZsCFwURmkZYK6iL2vPXfxn2z/L11r1DC+vcLtHN3gXUFxbVAwEEAKBaSqPxRhm8Gah0JFydV3Xm/Wa0DYhqGVwRenyU60jrqLt/J1qFwh3bJNqfi9f5OunqaPtTO9RpVkdfHXy1RcGFPwUCZdcVmlltFv5aYVtCowtK8XLrgyg4ii0bYdjSURHd3/s8NNKxYm2OS2cSvV8LlmS42pUOreOta/ska5EQs0XPB1SHRfWaNwIIAECNZ6DyUghUO6ERAdVK6Ai9OrEq1I4IL1uvQkfPdfRfKU4KBOoixUbtcIXVyXFu5XDRc3ujE9m5RZabX+RqEErrIaDS6/JGM/wXDdRRf9euCqlI9UVBSc9OydaxdYKtWJtdltK18XNRCpo2jXQoKNOMWgo61P6aKgvYlJ5V9jl7n7E3YqMRnPDwsvdGR6b12r10Nr0ntXlOAI0bAQQAoFbUWfRW4A42dVpVTK2tXMdXNQqFxb5pdV3H1y/9yVsW3HWANy7OpwLxPj1a2R9/r3GBiIIhpR8pLaoxznqkwGyrjmWBxOr0XFuTketb7NAbhVF6k5cuFhcT4e6jTr73cpTSVaQZujTr18YULb1vP/y23B556/fNFn9vioIrL7ByK7VvDCx0uQLMcN+q7GVpZaX+CyNa2exjejUaXdmQq7StsgQ07zPxPh/N2BWlwC5Sj7nln5P/LGdlUzUXbXH9DtBUhFwAUVJSYpMnT7bXX3/dsrKybODAgXb99ddbly5dqrx9enq63XLLLfZ///d/7sfpkEMOsXHjxllcXNlRqyVLltjll19uf/31lw0aNMjuuusua9Gihe+5jjrqKBs7dqztvffeDfo6AQB1MFKhTmt0zeoBOrVJtG27ptrS1VmNMmCojlKmurZLcu1fm1lW7K5C6/JpXUr7ath2KRjRpml6a+N3W2ufz1xSo/sosCgbJSo7daMjG0dI9JGWTYO8ceX2jSMpZXUw3lTJZZtn6gxzgZRvFEqBy8YZs7zgSClqCsy8TQFSKO0/QJMOIB5++GF76aWX7I477rD27dvbxIkT7eyzz7b333/foqOjK93+oosustzcXHv22Wdt/fr1ds0111hOTo7deeed7nrdv2fPni5wuOmmm+zxxx93AYW89957LpggeAAAhAp1ntumxrtNBehuGlmts5FTuNmZoSpSGlLLpFiXwiS+QnSvM+5GZcxK1fneOHKgDriXzuatZaL7N+TB+7IAoNjyaxezbJICjgK92KISN0JVHY2KuCL+jQGF1jFRkKFAT6caASK9C6EqpAKIgoICe/rpp10Hf+jQoe6ySZMm2V577WWfffaZHXrooeVu/8svv9iMGTPso48+ckGCKEhQwHHppZdau3btbOHChXbVVVdZt27dbL/99rOvvvrK3S4/P98eeOABu//++4PwSgEA2HJRkRGuTsSrFfEK0FUfUnEmKQUELhXI78i9pobVVLJf/vSfm/2ptvS8ZTNqbZzNym1lR/+91dh1WnbAfuOCiBtHkVq2iLGtOqXYvH/Xupob93gbO/Ju9GBj0OKCBv9FF32jCoFFLt4IhQuONqa0eYsyapRBBeka2dH7p1Q47zmro+sVtGnbXHqXgokYpXZt/LdXP+Kle+kypZ7V99Sl2i/KRqlUS1S2aeRIUxVX3G+U4peTX+Rbs8T//XOpaRvXMXGnSg/0BZ1ln6tiJ+/99V8EE6EhpAKIP//807Kzs23w4MG+yzRC0KdPH5s5c2alAOKnn36yNm3a+IIH2XXXXd0OOmvWLDv44IOtc+fO7t977LGHO+3UqZO73ZQpU6xfv37Wt2/fBnyFAADUH18BelREgz+vF5TUlKb23aV3O7cmSW2CGK+WoXygUlZHof94aU2b6rx6a3JUDKQUnBRuHGHx6m3Uydap1gbZXCG/l95lAaR3fT3L7I0vF25cbLLsc4yODC9X+6F6EP/gx2ujF8B5I0M69QICr515hcUu6AkmLxhxAcbGAMQFtRvrXBRwaR/SQpK6PjE+2jexg1eP5U3frPeHgKT+hFQAsXLlSnfaoUOHcpe3bdvWd52/VatWVbqt0pxSUlJsxYqyKfouueQSGzVqlEtd6tGjhz311FOWkZFhzzzzjL366qt10u7Vq1dbYWGRPT1xjAVLWbQf5o6aBJO+yzrq4H7QgvwDVds2tGmZbK1SEi08PMLeevyqoLShLjS+NoQ16+8HbaANjbEdtGHL2+AVhaNufRjsBjQChbkZFqYhnSAIqQBCtQxSsdYhJibGMjMzq7x9VXURur1SlESjF19//bWtW7fOjVbI7bff7kYnFJiMHz/epk2b5kYjVIztFVjXRGFhoVlYxCaHOusfP17lbMFnEdeibD+RLZiYZIvaUGcaVRua+/eDNtCGxtgO2tB42gCUp+AhLDw4XfmQCiBiY2N9tRDev0XBgDerUsXb67YV6fbx8fG+8xEREb7gYenSpa54+sMPP3TF2hqNmDp1qgseNPvT1VdfXeN2e2lRX3zxRY3vi6Zp2LBh7pR9Ah72CVTEPoGK2CdQ1f4QDMEZ96glLx1JKUH+dF4F0RVplqaKt1VAoaBAowtVUVH2aaedZi1btnQF2EOGDHGjGPqQVFMBAAAANGchFUD06tXLEhMTbfr06b7LNDXr3Llz3XoQFeky1UYsXrzYd5mCAhkwYECl2//<text:soft-page-break/>xxx+uGPv0009358PDw92c0F4akvdvAAAAoLkKqQBCIwGnnHKK3X333W74TrMyaZE3jTQccMABVlxcbGlpaZaXl+dur7qF/v37u9v89ttvrpZBi86NGDGiyhELrQlx4YUX+tKhdtppJ7e+xKJFi+zNN990jwUAAAA0ZyEVQHgLwx1zzDF27bXX2oknnujqFzRzUlRUlJtZac8993TrPnizJqhuQVO1jhw50s24pJSkCRMmVHrcb775xgUfWnnac/LJJ7vgRM9XVFRkY8YEbxYlAAAAoDEIqSJqUcBwxRVXuK0iBQrz588vd1mrVq3cgnCbo9WmK644rULrQO4LAAAANBchNwIBAAAAIHjCSrU8IQAAAAAEgBEIAAAAAAEjgAAAAAAQMAIIAAAAAAEjgAAAAAAQMAKIOqAVqjXd61577eUWnzvnnHNsyZIl7rr8/Hy79NJL3SJ0Rx55pFv8zt8tt9xid911V5BajrqQkZHhFijUGiP6nLU+yU8//eS7/scff3Tri2hhw+HDh9uHH35Y7v7vvPOOW79k8ODB9uyzz1ZaHX3fffd1+xFC0z///GM777yzvfXWW77L5s2b5xbF1O+FPt8pU6aUu8+3335rw4YNs1133dXuvPPOctetWrXKdt99d1u7dm2DvQbUDX3XDz74YOvbt68dcsgh9vHHH/uuW7p0qY0aNcr9huj34L777nOLo3rmzJljhx56qLt+/PjxVlhY6LsuJyfHTUP+119/NfhrQu1pfan777/f9tlnH/cbobWnfv31V9/1/E40L4899pideuqp5S7b3D6wqf5nvfdBNQsTtsyDDz5YOmjQoNKvvvqqdN68eaVnnnlm6QEHHFCan59f+sILL5SOGDGi9O+//y6dNGlS6bHHHuu73+LFi0t333330szMzKC2H1vmjDPOKD300ENLZ86cWbpo0aLSG2+8sXTHHXd0n/nChQtL+/btW3rvvfe6fz/55JOlffr0Kf3hhx/cfdetW1far1+/0i+//LJ01qxZpTvvvHPpggULfI992mmnlb799ttBfHXYEgUFBaVHHXVU6bbbblv65ptv+j5z/V5cddVVbp9444033D6iUykuLna/C6+88or7PRkyZEjpN99843vMK6+80v3mILS888477ruvvwn67X/44YdLe/XqVfrzzz+7/UR/M84999zS+fPnl06dOrV01113Lb3//vt999d+dN9997l95ogjjih96aWXfNdpf9B+gdDywAMPlO6xxx6l3377bem///5bes0115QOGDCgdNWqVfxONDMvvPCC+z045ZRTfJdtbh/YXP/Te9z66oMSQGwhfUjq9L344ou+y/RhqAP5/vvvl95www2ld999t7tcO4A6i56LLrqo9KmnngpKu1E39KOvzuFPP/3ku6ykpKR0v/32c3/sr7vuutJjjjmm3H0uvfRS9yWX2bNnuz8gHn25P/roI/fvr7/+uvSwww5zfygQmu655x4XBPoHEI8++mjpnnvuWVpYWFjudvrRlzVr1rjbe38ALrnkktInnnjC/Vudy7322qs0Ozs7KK8HtaPfhH322af0jjvuKHe5fge0P+hvxQ477FCakZHhu04dw/79+/v2A++ghEycOLF0woQJ7t/aX3bbbbfSFStWNOhrwpY7/PDDS2+//Xbf+aysLPfd//TTT/mdaCZWrlxZOmrUqNKddtqpdPjw4eUCiM3tA5vrf0p99kFJYdpCGg7Kzs526SeeFi1aWJ8+fWzmzJludezffvvNCgoKXFpLp06d3G102e+//+6GphC6UlNT7fHHH3cpCZ6wsDC3rV+/3n3m/vuG7LbbbjZr1iwF79ahQwfLzMy0v//+29LS0mzx4sVuH9Gw5N13322XX365hYfzNQ1F+v6/+uqrdscdd5S7XPuEUg4iIyPL7RP//vuvrVmzxu1TCQkJ7nYbNmxwQ9je78bEiRPtvPPOs/j4+AZ/PdiyNLZly5bZYYcdVu7yp556yqUt6bPefvvtLTk5udw+4X3+or8l+t3Q35LZs2f79okHH3zQjj76aGvfvn0DvypsqVatWtlXX33l0teUrqbfi+joaOvVqxe/E83EnDlzLCoqyt577z2X5uxvc/vA5vqfUp99UHomW2jlypXuVB1Bf23btnXXnXDCCZabm+ty0+6991675ppr3PXKObv44ovdjwVCl76syj32/xw//fRTFwgoJ1H7QMU/7No3tE+kp6dbmzZt7IILLnAdCz2Ocpx33HFHly+vPy6qq0DoUfA4btw4u/baayv9NlS3T8iKFStcwHjdddfZ6NGj3R+Prbfe2g444ACbNm2ay2099thjG/S1oG4CCK9W4ayzznJ/8PU5fvnllwHtE3LVVVe5PHf9LVHuvP626HGnTp3qghCEHvUH1HlUHYMOQk2aNMnls3ft2pXfiWZi3333dQcBunTpUum6ze0Dm+t/Sn32Qf8X1qBW9MFIxQ8hJibGHVlOTEy01157zUWLKSkpLpL84osv3BGDww8/3B29fuWVV1xH8uabb7Ztt902SK8EdeHnn392f+j1Qz506FDLy8urtG9453VEQPQHQIVTGnVISkpy95k8ebLb5s6d6zqh6pCOHDmyUoEVGqcJEya4osiKR5ylqn1CvxfiFcur2E3Ftupw6kijRqv0g3/ZZZe5PwxXXnmlO6Kt35CxY8c20KtCben3XlT8PGbMGDeyqAMN559/vj3zzDNun9DBiE3tEyqs1oQM+i3QwQXRfqCiSR291u+IjkLrQIR+Mzg41fgtXLjQ/eY/9NBD1q5dO3v99dfdvvHCCy/wOwHb3D6wuf6n1GcflBGILRQbG1uuM+jRhxsXF+c737p1a/fB6Yf+nnvucT8S6hw+//zz9sYbb7hhJB2xROj6/PPP7cwzz3SRvtKPvC9yxX3DO++/<text:soft-page-break/>f2goWn9IRDMxDRgwwHbYYQfX4dBj6gfgiSee8KUzoHHPtKOh4htuuKHa34yqfi/EP+VA+446BfLBBx+4PxL777+/mzVDo1uazeubb75x+x0aNx1lFo0+qNPXu3dvu+SSS9wIowKIQPcJPY4XPOhghf6GnHTSSe5ggzqgGo3QkcmXX365QV8fak6fkzr62vbbbz83AnHTTTfZdttt545I8zuB2M3sA4H2P+urD0oAsYW8oaPVq1eXu1zn9YNekT4oXa6jScpR09RaLVu2dF94dQ69I1UILTpidOGFF7rp+B599FHfUQLtH1XtG/ryewGDv3Xr1tlzzz3nOhc6gqBpGTW8rX1E+4r/9LBonN588003daJGoDQKoU0UUJx99tluSLqqfUKq+s3QHwdN6XnFFVe48/rd0D6hfWiPPfZgnwgB3uda8eie0k6U/17TfUJ0pFm/E+owzpgxw6VC6N/6DWKfaPxUx6KpeP3r50R58EqB5XcC7TezD9S0/1nXfVACiC2kYicNEU2fPt13mYaYFdkNHDiw3G01zKgjRd4XXIW2SlsRb05v7zxCx0svveSG/jSHt3IM/YcTd9llF/fH3Z9yVPWlrao4+uGHH3ZpL8qH9K735oLXPsL+0fhp9Omjjz5yIxHeJhdddJHdeuut7ndBxbD+c/xrn+jRo4fv6LK/F1980f3OaFRKtF+wT4QWFUhrlFGdRn86QKB8d+0T+pvh/8db+4Tuo8++os8++8x1GL0UOfaJ0OPlts+fP7/SPtG9e3d+J2Cb2wdq0v+sjz4oAcQWUmdRQz/qNCivTFXxyjXUj4Py4P09/fTTNmjQIFchLzoyqZ1B1fA6gr3NNttUyoNF46Yixttuu81F7ypkVJ6hZlPSlpWV5WoW9Plq/9BMS9oHPvnkE3ckuqL//vvPDUFr9gzRCEXPnj3dEKMeQ4GIdzQbjZeO7nTr1q3cJvrB13WaMUcdRRWzKQdaBfNKW6uqEFZ/DJS6poWAPEqRU4qKOh76zVEwisZNqQb6zivXXd9xfdcfeeQR+/777+2MM85wKSzKQdaIgv6GKN1EByOUvlgxv1kF1F4KgjoA3j6hI4uLFi1yj88+0fhpsgx19pWmqn6AZtbRCILqXM4991x+J2Cb2wdq0v+slz5orSeAhU9RUVHpXXfd5ebi1ly+55xzTumSJUvK3UZzNmthoIqXaxGQgQMHuoXIfv/99wZuObbUI4884ubirmobP368u40W99Hnq3neNc/zhx9+WOVjaU5mzfvs79dff3X30b7z2GOPNchrQt3zXwfCW//juOOOc/uE1gd4/vnnq7zfnXfe6dYS8ffPP/+4RcW04NTNN9/s1hhAaHj66adL991339Ltt9/erQGgBeP815TRopRaKEpzv2sdmarWgNHCUN46Mv5/X0aOHOnmhNc6M7m5uQ3yerBltO6H1vMYOnSo++yOP/740unTp/uu53eieRk/fny5dSAC2QcC6X/WVx80TP+pu3gJAAAAQFNGChMAAACAgBFAAAAAAAgYAQQAAACAgBFAAAAAAAgYAQQAAACAgBFAAAAAAAgYAQQAAACAgBFAAAAAAAgYAQQAhKgHH3zQtttuu3Jb7969beedd7ZDDz3U7r77bktPT690v1NPPdXdtqioyJqyf//9t0a3v+mmm+z888/3nV+/fr1ddNFFttNOO9mwYcNsypQpVd7v2GOPteuuu67K655//nkbMWKEFRYW1rD1ANB4RQa7AQCALXP88cfbgAED3L9LSkpcx3f27Nn21FNP2TvvvGMvvPCCde/e3Xf70aNH2zHHHGMRERHWVF1//fX2/fff2xdffBHQ7WfMmGGvv/66ffDBB77L7rrrLvv2229dULFy5Uq79dZbrW3btjZ8+HDfbT7++GNbsGCBTZ48ucrHPfHEE+2ll16yxx57zMaMGVMHrwwAgo8AAgBCnI6QH3HEEZUuP/LII23UqFFu+/DDDy0ysuwnf4899rCm7uuvv/a93s1R0KWAQyMF3bp181323nvv2SmnnGLnnnuuu+y3336zN954wxdAaFRh0qRJdtppp1m7du2qfGy14cILL7Rx48bZ4Ycfbl27dq2z1wgAwUIKEwA0UXvttZedfvrpLpVHnWFU7dNPP7V//vnHTj75ZN9l69ats/z8fF9AIfr38uXLfedfe+01y8zMtHPOOWeTj3/ggQdaSkqKGxECgKaAAAIAmjClKol/Kk9VNRAfffSRnXDCCbbrrrv6RjSefvppdyTe39q1a+3mm2+2fffd13bccUfbb7/9XKpPVlZWudv9+uuvLlVKj7fDDju4o/ZK81Gn3J/aoTSfinRkX9dNnz7dnV+6dKk7//jjj9urr77qajz69u1re+65p6td2LBhQ7nbrVq1ypYtW+b+rVqRTXnmmWds2223tV69evkuU4dfKV4KEDyqJ2nVqpX7d3Z2tj300EN23nnnWVJS0iYfX4+j1//222+7wAQAQh0BBAA0YT169LDY2FibM2dOtbf57LPP7NJLL7WEhAS75JJLbPz48a4Dfeedd9o999zju11aWppL83nllVfc6MbVV1/tOvDPPvusS/PxCoUVjCgo+P33310K0FVXXeXaoY680n3y8vJq/Xr03Pfee6/tv//+rnBZAcKLL75oEyZMcNe3bNnSBTTJycmWmprq/q3bVmf16tWuXqRiWpdSjwYNGuRSlv7880/75ptvXJ2EXrdoNEHv60knnRRQu/U+KXhSTQUAhDpqIACgCQsLC3Od6U0d+X7zzTctLi7OnnjiCQsPLzuudNxxx9nIkSPt77//LjcqoA63bjdkyBDf5a1bt3bBgTrZu+22m91www3uOZU25R2xV3qQZoXSfZ988slaFxQriFGA0qVLF<text:soft-page-break/>98Ii1KEPvnkEzcyEh8f70ZPFPgoCKiqNsTftGnT3Kn/6IPn2muvdaMo3mNotEUpYWqDRi30OqOjowNqt2bH8p5vc20CgMaOEQgAaOI0MqBAojrt27e3nJwcN8uQRipKS0td2o1mb3r00UfdbXTZ1KlTXaqPf/Ag6lQrPUdH8TXzkWaB0siDFzx4LrjgAnfUXgFAbWmKWi94EAU86pzrNWZkZNT48RYvXuxOqypu7tmzp2urXpteu1KWFDAoWNLtVRStVCaNxGhk4qCDDnKjIVVRkbVeu/d8ABDKGIEAgCZMdQ6qT9D0o9XRLEHz5s1zAYM2pQFpJEFH3HV0X0fy1TlXYDB48OBK909MTLQ+ffq4f//333/udOutt650O41yqPPv3aY22rRpU+kybxSguLi4xo/njcxUV8cQFRXle22yaNEiN2LzyCOPuODllltusR9++MGlSq1YscKuueYaN/qiGo2K9ByqIQGAUEcAAQBNmAIDHZ1XIXN1lIKkGYVUs6A0JKXZ6Ii7jr6roFpBhVdwvamRDG+kYlPUyQ8k7ae6YGBzz19TXspWoMGH6i+05oZGYXSf999/3xVSe4GV0rY0YlFVAKHbN+W1NwA0H6QwAUAT5k3fqpGE6jr8f/31l1vjQLMaqTZBAYOCCM20pNmUvvvuOzcqofoCTXda1VF8rdistSa8VKCFCxdWul1ubq6bGalDhw6+y9ShLigoqHTbNWvWWEPwRjSqWrG7ol9++cU+//xzu+KKK3z3UXCmAMyj90kjERVpNivN6FTVCAoAhBoCCABoojRr0Msvv+zSiaoLIHREX0GDjqL7T8WqtCTVO3idfG0KKObPn28//vhjucfQTEVaS0GPpToI3VdBSMV0HaX9aCYi/7YotUrrVHjTsHodc42EbAm1t+IUtFXp3LmzO/Vf36E6SlPSdKwKtLxgQaMpS5Ys8d1G6VmqKalIK1lrBMJ7PgAIZaQwAUCI0yiBlxqjEQUd6dZlmp5VnVwV/W5qVWYVN2ul5OOPP96OOuool8Ov1CelNSn/f/fdd3e3u/zyy926DFo4TWtGbLPNNq7oWjUBKiJWYKB2aHYiTQWrImM9poqpVVyttSi23357O/vss33PrWlhFVhoxifNqKQgRlO1agrWLVkzQc85d+5ct5ZF//79XSpWVRTwqM0///yzHX300dU+nkYelOJ1xx13lEt/OuSQQ1zhtN4zrT2h22i2qYpmzZrlTisWoANAKCKAAIAQp4XVtIlGAZRq1L17d9fRV8dcnfFN0bSiWgPiueeec+sbqBOvNCMtOKeRCS/40GUKFhSQaNpUPaeOqJ9//vl21lln+YIYBQ66rRZ9mzJliktRUmqT1pg488wzLSYmplzwoja/++67bhaojh07uufVrEVjx46t9XuidS0UyKhmQe2pLoDQe6MAw1uwrioaOdDjHHvsseVWphYVTSto0/S0GnnRmheHHXZYpcfQ42u0QutBAECoCyvdXMUbAABNmIrFFawo7WrgwIF1/viq/dAIzcEHH+xWzQaAUEcNBACgWVNdg+pEvFGcuqbicq2+PWrUqHp5fABoaAQQAIBmTbUMWgzu448/rnL2qC2h9C0txqfUrU6dOtXpYwNAsBBAAACaPRVTq4hbMy3VpZdeesnVpGimKwBoKqiBAAAAABAwRiAAAAAABIwAAgAAAEDACCAAAAAABIwAAgAAAEDACCAAAAAABIwAAgAAAEDACCAAAAAABIwAAgAAAEDACCAAAAAAWKD+H2E9x26BO9DDAAAAAElFTkSuQmCC",</text:p>
      <text:p text:style-name="P4"><text:s text:c="12"/>"text/plain": [</text:p>
      <text:p text:style-name="P4"><text:s text:c="14"/>"&lt;Figure size 800x500 with 1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 Set up the figure\n",</text:p>
      <text:p text:style-name="P4"><text:s text:c="8"/>"sns.set_style(\"white\", <text:s text:c="30"/>\n",</text:p>
      <text:p text:style-name="P4"><text:s text:c="8"/>" <text:s text:c="13"/>{'xtick.bottom': True, <text:s text:c="16"/>\n",</text:p>
      <text:p text:style-name="P4"><text:s text:c="8"/>" <text:s text:c="13"/>}) \n",</text:p>
      <text:p text:style-name="P4"><text:s text:c="8"/>"plt.figure(figsize=(8, 5))\n",</text:p>
      <text:p text:style-name="P4"><text:s text:c="8"/>"\n",</text:p>
      <text:p text:style-name="P4"><text:s text:c="8"/>"# 3. Plot histogram (percent) \n",</text:p>
      <text:p text:style-name="P4"><text:s text:c="8"/>"sns.histplot(\n",</text:p>
      <text:p text:style-name="P4"><text:soft-page-break/><text:s text:c="8"/>" <text:s text:c="3"/>data=df,\n",</text:p>
      <text:p text:style-name="P4"><text:s text:c="8"/>" <text:s text:c="3"/>x='discount_pct',\n",</text:p>
      <text:p text:style-name="P4"><text:s text:c="8"/>" <text:s text:c="3"/>bins=20,\n",</text:p>
      <text:p text:style-name="P4"><text:s text:c="8"/>" <text:s text:c="3"/>stat='percent',\n",</text:p>
      <text:p text:style-name="P4"><text:s text:c="8"/>" <text:s text:c="3"/>color=\"#4C72B0\",\n",</text:p>
      <text:p text:style-name="P4"><text:s text:c="8"/>" <text:s text:c="3"/>alpha=0.6\n",</text:p>
      <text:p text:style-name="P4"><text:s text:c="8"/>")\n",</text:p>
      <text:p text:style-name="P4"><text:s text:c="8"/>"\n",</text:p>
      <text:p text:style-name="P4"><text:s text:c="8"/>"# 4. Overlay KDE (shaded)\n",</text:p>
      <text:p text:style-name="P4"><text:s text:c="8"/>"sns.kdeplot(\n",</text:p>
      <text:p text:style-name="P4"><text:s text:c="8"/>" <text:s text:c="3"/>data=df,\n",</text:p>
      <text:p text:style-name="P4"><text:s text:c="8"/>" <text:s text:c="3"/>x='discount_pct',\n",</text:p>
      <text:p text:style-name="P4"><text:s text:c="8"/>" <text:s text:c="3"/>bw_adjust=0.8, <text:s text:c="4"/># controls smoothing\n",</text:p>
      <text:p text:style-name="P4"><text:s text:c="8"/>" <text:s text:c="3"/>common_norm=False, # scale independently\n",</text:p>
      <text:p text:style-name="P4"><text:s text:c="8"/>" <text:s text:c="3"/>fill=True, <text:s text:c="7"/># fill under curve\n",</text:p>
      <text:p text:style-name="P4"><text:s text:c="8"/>" <text:s text:c="3"/>linewidth=2,\n",</text:p>
      <text:p text:style-name="P4"><text:s text:c="8"/>" <text:s text:c="3"/>color=\"#4C72B0\"\n",</text:p>
      <text:p text:style-name="P4"><text:s text:c="8"/>")\n",</text:p>
      <text:p text:style-name="P4"><text:s text:c="8"/>"\n",</text:p>
      <text:p text:style-name="P4"><text:s text:c="8"/>"ax = plt.gca()\n",</text:p>
      <text:p text:style-name="P4"><text:s text:c="8"/>"ax.axvspan(0.1,0.3, color='grey', alpha=0.1)\n",</text:p>
      <text:p text:style-name="P4"><text:s text:c="8"/>"\n",</text:p>
      <text:p text:style-name="P4"><text:s text:c="8"/>"# 5. Format axes as percentages\n",</text:p>
      <text:p text:style-name="P4"><text:s text:c="8"/>"ax.set_xlim(0, 1)\n",</text:p>
      <text:p text:style-name="P4"><text:s text:c="8"/>"ax.xaxis.set_major_formatter(PercentFormatter(xmax=1))\n",</text:p>
      <text:p text:style-name="P4"><text:s text:c="8"/>"ax.yaxis.set_major_formatter(PercentFormatter())\n",</text:p>
      <text:p text:style-name="P4"><text:s text:c="8"/>"ax.grid(False)\n",</text:p>
      <text:p text:style-name="P4"><text:s text:c="8"/>"#ax.grid(color='grey', alpha=0.3)\n",</text:p>
      <text:p text:style-name="P4"><text:s text:c="8"/>"\n",</text:p>
      <text:p text:style-name="P4"><text:s text:c="8"/>"# 6. Add median line\n",</text:p>
      <text:p text:style-name="P4"><text:s text:c="8"/>"median = df['discount_pct'].median()\n",</text:p>
      <text:p text:style-name="P4"><text:s text:c="8"/>"ax.axvline(median, color='black', linestyle='--', linewidth=2)\n",</text:p>
      <text:p text:style-name="P4"><text:s text:c="8"/>"ax.text(\n",</text:p>
      <text:p text:style-name="P4"><text:s text:c="8"/>" <text:s text:c="3"/>median,\n",</text:p>
      <text:p text:style-name="P4"><text:s text:c="8"/>" <text:s text:c="3"/>ax.get_ylim()[1]*0.9,\n",</text:p>
      <text:p text:style-name="P4"><text:s text:c="8"/>" <text:s text:c="3"/>f\"Median: {median:.0%}\",\n",</text:p>
      <text:p text:style-name="P4"><text:s text:c="8"/>" <text:s text:c="3"/>ha='left',\n",</text:p>
      <text:p text:style-name="P4"><text:s text:c="8"/>" <text:s text:c="3"/>va='center',\n",</text:p>
      <text:p text:style-name="P4"><text:s text:c="8"/>" <text:s text:c="3"/>backgroundcolor='white'\n",</text:p>
      <text:p text:style-name="P4"><text:s text:c="8"/>")\n",</text:p>
      <text:p text:style-name="P4"><text:s text:c="8"/>"\n",</text:p>
      <text:p text:style-name="P4"><text:s text:c="8"/>"# 7. Labels &amp; title\n",</text:p>
      <text:p text:style-name="P4"><text:s text:c="8"/>"ax.set_title('Discount Depth Distribution (Median 17%)', fontsize=14, pad=12)\n",</text:p>
      <text:p text:style-name="P4"><text:s text:c="8"/>"ax.set_xlabel('Discount (%)', fontsize=14)\n",</text:p>
      <text:p text:style-name="P4"><text:s text:c="8"/>"ax.set_ylabel('% of Order-lines', fontsize=14)\n",</text:p>
      <text:p text:style-name="P4"><text:s text:c="8"/>"\n",</text:p>
      <text:p text:style-name="P4"><text:s text:c="8"/>"plt.tight_layout()\n",</text:p>
      <text:p text:style-name="P4"><text:s text:c="8"/>"plt.show()"</text:p>
      <text:p text:style-name="P4"><text:s text:c="6"/>]</text:p>
      <text:p text:style-name="P4"><text:soft-page-break/><text:s text:c="4"/>},</text:p>
      <text:p text:style-name="P4"><text:s text:c="4"/>{</text:p>
      <text:p text:style-name="P4"><text:s text:c="6"/>"cell_type": "markdown",</text:p>
      <text:p text:style-name="P4"><text:s text:c="6"/>"metadata": {},</text:p>
      <text:p text:style-name="P4"><text:s text:c="6"/>"source": [</text:p>
      <text:p text:style-name="P4"><text:s text:c="8"/>"### Discount vs revenue over time"</text:p>
      <text:p text:style-name="P4"><text:s text:c="6"/>]</text:p>
      <text:p text:style-name="P4"><text:s text:c="4"/>},</text:p>
      <text:p text:style-name="P4"><text:s text:c="4"/>{</text:p>
      <text:p text:style-name="P4"><text:s text:c="6"/>"cell_type": "code",</text:p>
      <text:p text:style-name="P4"><text:s text:c="6"/>"execution_count": 80,</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oft-page-break/><text:s text:c="18"/>"rawType": "float64",</text:p>
      <text:p text:style-name="P4"><text:s text:c="18"/>"type": "float"</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6"/>{</text:p>
      <text:p text:style-name="P4"><text:s text:c="18"/>"name": "unit_price_total",</text:p>
      <text:p text:style-name="P4"><text:s text:c="18"/>"rawType": "float64",</text:p>
      <text:p text:style-name="P4"><text:s text:c="18"/>"type": "float"</text:p>
      <text:p text:style-name="P4"><text:s text:c="16"/>},</text:p>
      <text:p text:style-name="P4"><text:s text:c="16"/>{</text:p>
      <text:p text:style-name="P4"><text:s text:c="18"/>"name": "brand",</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 text:c="18"/>"name": "desc",</text:p>
      <text:p text:style-name="P4"><text:s text:c="18"/>"rawType": "object",</text:p>
      <text:p text:style-name="P4"><text:s text:c="18"/>"type": "string"</text:p>
      <text:p text:style-name="P4"><text:s text:c="16"/>},</text:p>
      <text:p text:style-name="P4"><text:s text:c="16"/>{</text:p>
      <text:p text:style-name="P4"><text:s text:c="18"/>"name": "type",</text:p>
      <text:p text:style-name="P4"><text:s text:c="18"/>"rawType": "object",</text:p>
      <text:p text:style-name="P4"><text:s text:c="18"/>"type": "string"</text:p>
      <text:p text:style-name="P4"><text:s text:c="16"/>},</text:p>
      <text:p text:style-name="P4"><text:s text:c="16"/>{</text:p>
      <text:p text:style-name="P4"><text:s text:c="18"/>"name": "price",</text:p>
      <text:p text:style-name="P4"><text:s text:c="18"/>"rawType": "float64",</text:p>
      <text:p text:style-name="P4"><text:s text:c="18"/>"type": "float"</text:p>
      <text:p text:style-name="P4"><text:s text:c="16"/>},</text:p>
      <text:p text:style-name="P4"><text:s text:c="16"/>{</text:p>
      <text:p text:style-name="P4"><text:s text:c="18"/>"name": "category",</text:p>
      <text:p text:style-name="P4"><text:s text:c="18"/>"rawType": "object",</text:p>
      <text:p text:style-name="P4"><text:s text:c="18"/>"type": "string"</text:p>
      <text:p text:style-name="P4"><text:s text:c="16"/>},</text:p>
      <text:p text:style-name="P4"><text:s text:c="16"/>{</text:p>
      <text:p text:style-name="P4"><text:s text:c="18"/>"name": "subcategory",</text:p>
      <text:p text:style-name="P4"><text:s text:c="18"/>"rawType": "object",</text:p>
      <text:p text:style-name="P4"><text:s text:c="18"/>"type": "string"</text:p>
      <text:p text:style-name="P4"><text:s text:c="16"/>},</text:p>
      <text:p text:style-name="P4"><text:s text:c="16"/>{</text:p>
      <text:p text:style-name="P4"><text:soft-page-break/><text:s text:c="18"/>"name": "month",</text:p>
      <text:p text:style-name="P4"><text:s text:c="18"/>"rawType": "datetime64[ns]",</text:p>
      <text:p text:style-name="P4"><text:s text:c="18"/>"type": "datetime"</text:p>
      <text:p text:style-name="P4"><text:s text:c="16"/>},</text:p>
      <text:p text:style-name="P4"><text:s text:c="16"/>{</text:p>
      <text:p text:style-name="P4"><text:s text:c="18"/>"name": "tier",</text:p>
      <text:p text:style-name="P4"><text:s text:c="18"/>"rawType": "object",</text:p>
      <text:p text:style-name="P4"><text:s text:c="18"/>"type": "string"</text:p>
      <text:p text:style-name="P4"><text:s text:c="16"/>},</text:p>
      <text:p text:style-name="P4"><text:s text:c="16"/>{</text:p>
      <text:p text:style-name="P4"><text:s text:c="18"/>"name": "revenue",</text:p>
      <text:p text:style-name="P4"><text:s text:c="18"/>"rawType": "float64",</text:p>
      <text:p text:style-name="P4"><text:s text:c="18"/>"type": "float"</text:p>
      <text:p text:style-name="P4"><text:s text:c="16"/>},</text:p>
      <text:p text:style-name="P4"><text:s text:c="16"/>{</text:p>
      <text:p text:style-name="P4"><text:s text:c="18"/>"name": "discount_pct",</text:p>
      <text:p text:style-name="P4"><text:s text:c="18"/>"rawType": "float64",</text:p>
      <text:p text:style-name="P4"><text:s text:c="18"/>"type": "float"</text:p>
      <text:p text:style-name="P4"><text:s text:c="16"/>}</text:p>
      <text:p text:style-name="P4"><text:s text:c="14"/>],</text:p>
      <text:p text:style-name="P4"><text:s text:c="14"/>"ref": "a6ecfbac-29a2-4320-a24a-621296fce24c",</text:p>
      <text:p text:style-name="P4"><text:s text:c="14"/>"rows": [</text:p>
      <text:p text:style-name="P4"><text:s text:c="16"/>[</text:p>
      <text:p text:style-name="P4"><text:s text:c="18"/>"0",</text:p>
      <text:p text:style-name="P4"><text:s text:c="18"/>"1119116",</text:p>
      <text:p text:style-name="P4"><text:s text:c="18"/>"299545",</text:p>
      <text:p text:style-name="P4"><text:s text:c="18"/>"0",</text:p>
      <text:p text:style-name="P4"><text:s text:c="18"/>"1",</text:p>
      <text:p text:style-name="P4"><text:s text:c="18"/>"OWC0100",</text:p>
      <text:p text:style-name="P4"><text:s text:c="18"/>"47.49",</text:p>
      <text:p text:style-name="P4"><text:s text:c="18"/>"2017-01-01 01:46:16",</text:p>
      <text:p text:style-name="P4"><text:s text:c="18"/>"47.49",</text:p>
      <text:p text:style-name="P4"><text:s text:c="18"/>"OWC",</text:p>
      <text:p text:style-name="P4"><text:s text:c="18"/>"OWC In-line Digital Temperature Sensor Kit HDD iMac 2011",</text:p>
      <text:p text:style-name="P4"><text:s text:c="18"/>"Kit temperature sensor for HDD iMac 21 inch and 27 inch 2011.",</text:p>
      <text:p text:style-name="P4"><text:s text:c="18"/>"12755395",</text:p>
      <text:p text:style-name="P4"><text:s text:c="18"/>"60.99",</text:p>
      <text:p text:style-name="P4"><text:s text:c="18"/>"Tools &amp; Repair",</text:p>
      <text:p text:style-name="P4"><text:s text:c="18"/>"Replacement Part",</text:p>
      <text:p text:style-name="P4"><text:s text:c="18"/>"2017-01-01 00:00:00",</text:p>
      <text:p text:style-name="P4"><text:s text:c="18"/>"High vol, low rev",</text:p>
      <text:p text:style-name="P4"><text:s text:c="18"/>"47.49",</text:p>
      <text:p text:style-name="P4"><text:s text:c="18"/>"0.22134776192818495"</text:p>
      <text:p text:style-name="P4"><text:s text:c="16"/>],</text:p>
      <text:p text:style-name="P4"><text:s text:c="16"/>[</text:p>
      <text:p text:style-name="P4"><text:s text:c="18"/>"1",</text:p>
      <text:p text:style-name="P4"><text:s text:c="18"/>"1119119",</text:p>
      <text:p text:style-name="P4"><text:s text:c="18"/>"299546",</text:p>
      <text:p text:style-name="P4"><text:s text:c="18"/>"0",</text:p>
      <text:p text:style-name="P4"><text:soft-page-break/><text:s text:c="18"/>"1",</text:p>
      <text:p text:style-name="P4"><text:s text:c="18"/>"IOT0014",</text:p>
      <text:p text:style-name="P4"><text:s text:c="18"/>"18.99",</text:p>
      <text:p text:style-name="P4"><text:s text:c="18"/>"2017-01-01 01:50:34",</text:p>
      <text:p text:style-name="P4"><text:s text:c="18"/>"18.99",</text:p>
      <text:p text:style-name="P4"><text:s text:c="18"/>"iOttie",</text:p>
      <text:p text:style-name="P4"><text:s text:c="18"/>"iOttie Easy View 2 Car Black Support",</text:p>
      <text:p text:style-name="P4"><text:s text:c="18"/>"IPhone car holder 7 plus / 7/6 Plus / 6 / 5s / 5c / 4S",</text:p>
      <text:p text:style-name="P4"><text:s text:c="18"/>"5720",</text:p>
      <text:p text:style-name="P4"><text:s text:c="18"/>"22.95",</text:p>
      <text:p text:style-name="P4"><text:s text:c="18"/>"Stand &amp; Mount",</text:p>
      <text:p text:style-name="P4"><text:s text:c="18"/>"Support",</text:p>
      <text:p text:style-name="P4"><text:s text:c="18"/>"2017-01-01 00:00:00",</text:p>
      <text:p text:style-name="P4"><text:s text:c="18"/>"Low rev, low vol",</text:p>
      <text:p text:style-name="P4"><text:s text:c="18"/>"18.99",</text:p>
      <text:p text:style-name="P4"><text:s text:c="18"/>"0.1725490196078432"</text:p>
      <text:p text:style-name="P4"><text:s text:c="16"/>],</text:p>
      <text:p text:style-name="P4"><text:s text:c="16"/>[</text:p>
      <text:p text:style-name="P4"><text:s text:c="18"/>"2",</text:p>
      <text:p text:style-name="P4"><text:s text:c="18"/>"1119120",</text:p>
      <text:p text:style-name="P4"><text:s text:c="18"/>"295347",</text:p>
      <text:p text:style-name="P4"><text:s text:c="18"/>"0",</text:p>
      <text:p text:style-name="P4"><text:s text:c="18"/>"1",</text:p>
      <text:p text:style-name="P4"><text:s text:c="18"/>"APP0700",</text:p>
      <text:p text:style-name="P4"><text:s text:c="18"/>"72.19",</text:p>
      <text:p text:style-name="P4"><text:s text:c="18"/>"2017-01-01 01:54:11",</text:p>
      <text:p text:style-name="P4"><text:s text:c="18"/>"72.19",</text:p>
      <text:p text:style-name="P4"><text:s text:c="18"/>"Apple",</text:p>
      <text:p text:style-name="P4"><text:s text:c="18"/>"Apple 85W MagSafe 2 charger MacBook Pro screen Retina 15 \"(OEM)",</text:p>
      <text:p text:style-name="P4"><text:s text:c="18"/>"Apple MagSafe 2 Charger for MacBook Pro 15-inch Retina 85W unboxed",</text:p>
      <text:p text:style-name="P4"><text:s text:c="18"/>"13005399",</text:p>
      <text:p text:style-name="P4"><text:s text:c="18"/>"89.0",</text:p>
      <text:p text:style-name="P4"><text:s text:c="18"/>"Power &amp; Charging",</text:p>
      <text:p text:style-name="P4"><text:s text:c="18"/>"Charger",</text:p>
      <text:p text:style-name="P4"><text:s text:c="18"/>"2017-01-01 00:00:00",</text:p>
      <text:p text:style-name="P4"><text:s text:c="18"/>"Low rev, low vol",</text:p>
      <text:p text:style-name="P4"><text:s text:c="18"/>"72.19",</text:p>
      <text:p text:style-name="P4"><text:s text:c="18"/>"0.18887640449438206"</text:p>
      <text:p text:style-name="P4"><text:s text:c="16"/>],</text:p>
      <text:p text:style-name="P4"><text:s text:c="16"/>[</text:p>
      <text:p text:style-name="P4"><text:s text:c="18"/>"3",</text:p>
      <text:p text:style-name="P4"><text:s text:c="18"/>"1119126",</text:p>
      <text:p text:style-name="P4"><text:s text:c="18"/>"299549",</text:p>
      <text:p text:style-name="P4"><text:s text:c="18"/>"0",</text:p>
      <text:p text:style-name="P4"><text:s text:c="18"/>"1",</text:p>
      <text:p text:style-name="P4"><text:s text:c="18"/>"PAC0929",</text:p>
      <text:p text:style-name="P4"><text:s text:c="18"/>"2565.99",</text:p>
      <text:p text:style-name="P4"><text:s text:c="18"/>"2017-01-01 02:07:42",</text:p>
      <text:p text:style-name="P4"><text:s text:c="18"/>"2565.99",</text:p>
      <text:p text:style-name="P4"><text:soft-page-break/><text:s text:c="18"/>"Pack",</text:p>
      <text:p text:style-name="P4"><text:s text:c="18"/>"Apple iMac 27 \"Core i5 3.2GHz Retina 5K | 32GB | 2TB Drive Fusion",</text:p>
      <text:p text:style-name="P4"><text:s text:c="18"/>"IMac desktop computer 27 inch Retina 5K RAM 32GB 2TB Drive Fusion (MK462Y / A).",</text:p>
      <text:p text:style-name="P4"><text:s text:c="18"/>"1282",</text:p>
      <text:p text:style-name="P4"><text:s text:c="18"/>"3209.0",</text:p>
      <text:p text:style-name="P4"><text:s text:c="18"/>"Computers",</text:p>
      <text:p text:style-name="P4"><text:s text:c="18"/>"iMac",</text:p>
      <text:p text:style-name="P4"><text:s text:c="18"/>"2017-01-01 00:00:00",</text:p>
      <text:p text:style-name="P4"><text:s text:c="18"/>"High rev, low vol",</text:p>
      <text:p text:style-name="P4"><text:s text:c="18"/>"2565.99",</text:p>
      <text:p text:style-name="P4"><text:s text:c="18"/>"0.20037706450607673"</text:p>
      <text:p text:style-name="P4"><text:s text:c="16"/>],</text:p>
      <text:p text:style-name="P4"><text:s text:c="16"/>[</text:p>
      <text:p text:style-name="P4"><text:s text:c="18"/>"4",</text:p>
      <text:p text:style-name="P4"><text:s text:c="18"/>"1119134",</text:p>
      <text:p text:style-name="P4"><text:s text:c="18"/>"299556",</text:p>
      <text:p text:style-name="P4"><text:s text:c="18"/>"0",</text:p>
      <text:p text:style-name="P4"><text:s text:c="18"/>"1",</text:p>
      <text:p text:style-name="P4"><text:s text:c="18"/>"CRU0039-A",</text:p>
      <text:p text:style-name="P4"><text:s text:c="18"/>"60.9",</text:p>
      <text:p text:style-name="P4"><text:s text:c="18"/>"2017-01-01 02:20:14",</text:p>
      <text:p text:style-name="P4"><text:s text:c="18"/>"60.9",</text:p>
      <text:p text:style-name="P4"><text:s text:c="18"/>"Crucial",</text:p>
      <text:p text:style-name="P4"><text:s text:c="18"/>"(Open) Crucial 240GB SSD 7mm BX200",</text:p>
      <text:p text:style-name="P4"><text:s text:c="18"/>"SSD hard drive and high-speed performance with 555MB for Mac and PC.",</text:p>
      <text:p text:style-name="P4"><text:s text:c="18"/>"1298",</text:p>
      <text:p text:style-name="P4"><text:s text:c="18"/>"76.99",</text:p>
      <text:p text:style-name="P4"><text:s text:c="18"/>"Storage",</text:p>
      <text:p text:style-name="P4"><text:s text:c="18"/>"SSD",</text:p>
      <text:p text:style-name="P4"><text:s text:c="18"/>"2017-01-01 00:00:00",</text:p>
      <text:p text:style-name="P4"><text:s text:c="18"/>"High rev, high vol",</text:p>
      <text:p text:style-name="P4"><text:s text:c="18"/>"60.9",</text:p>
      <text:p text:style-name="P4"><text:s text:c="18"/>"0.20898818028315364"</text:p>
      <text:p text:style-name="P4"><text:s text:c="16"/>],</text:p>
      <text:p text:style-name="P4"><text:s text:c="16"/>[</text:p>
      <text:p text:style-name="P4"><text:s text:c="18"/>"5",</text:p>
      <text:p text:style-name="P4"><text:s text:c="18"/>"1119145",</text:p>
      <text:p text:style-name="P4"><text:s text:c="18"/>"299561",</text:p>
      <text:p text:style-name="P4"><text:s text:c="18"/>"0",</text:p>
      <text:p text:style-name="P4"><text:s text:c="18"/>"1",</text:p>
      <text:p text:style-name="P4"><text:s text:c="18"/>"PEB0015",</text:p>
      <text:p text:style-name="P4"><text:s text:c="18"/>"142.49",</text:p>
      <text:p text:style-name="P4"><text:s text:c="18"/>"2017-01-01 02:38:50",</text:p>
      <text:p text:style-name="P4"><text:s text:c="18"/>"142.49",</text:p>
      <text:p text:style-name="P4"><text:s text:c="18"/>"Pebble",</text:p>
      <text:p text:style-name="P4"><text:s text:c="18"/>"Pebble Smartwatch Time Steel Black",</text:p>
      <text:p text:style-name="P4"><text:s text:c="18"/>"Bluetooth Smart Watch with steel case leather strap color display compatible with iPhone",</text:p>
      <text:p text:style-name="P4"><text:s text:c="18"/>"11905404",</text:p>
      <text:p text:style-name="P4"><text:soft-page-break/><text:s text:c="18"/>"299.99",</text:p>
      <text:p text:style-name="P4"><text:s text:c="18"/>"Smart Home &amp; IoT",</text:p>
      <text:p text:style-name="P4"><text:s text:c="18"/>"Smart Wearables &amp; Health",</text:p>
      <text:p text:style-name="P4"><text:s text:c="18"/>"2017-01-01 00:00:00",</text:p>
      <text:p text:style-name="P4"><text:s text:c="18"/>"High vol, low rev",</text:p>
      <text:p text:style-name="P4"><text:s text:c="18"/>"142.49",</text:p>
      <text:p text:style-name="P4"><text:s text:c="18"/>"0.5250175005833527"</text:p>
      <text:p text:style-name="P4"><text:s text:c="16"/>],</text:p>
      <text:p text:style-name="P4"><text:s text:c="16"/>[</text:p>
      <text:p text:style-name="P4"><text:s text:c="18"/>"6",</text:p>
      <text:p text:style-name="P4"><text:s text:c="18"/>"1119154",</text:p>
      <text:p text:style-name="P4"><text:s text:c="18"/>"299563",</text:p>
      <text:p text:style-name="P4"><text:s text:c="18"/>"0",</text:p>
      <text:p text:style-name="P4"><text:s text:c="18"/>"1",</text:p>
      <text:p text:style-name="P4"><text:s text:c="18"/>"BEA0065",</text:p>
      <text:p text:style-name="P4"><text:s text:c="18"/>"256.49",</text:p>
      <text:p text:style-name="P4"><text:s text:c="18"/>"2017-01-01 02:42:05",</text:p>
      <text:p text:style-name="P4"><text:s text:c="18"/>"256.49",</text:p>
      <text:p text:style-name="P4"><text:s text:c="18"/>"Beats",</text:p>
      <text:p text:style-name="P4"><text:s text:c="18"/>"Solo3 Beats Headphones Wireless On-Ear Rose Gold",</text:p>
      <text:p text:style-name="P4"><text:s text:c="18"/>"Bluetooth helmets integrated chip W1 40h battery life for iPhone and iPad Apple Watch Mac",</text:p>
      <text:p text:style-name="P4"><text:s text:c="18"/>"5384",</text:p>
      <text:p text:style-name="P4"><text:s text:c="18"/>"299.95",</text:p>
      <text:p text:style-name="P4"><text:s text:c="18"/>"Audio &amp; Video",</text:p>
      <text:p text:style-name="P4"><text:s text:c="18"/>"Headphones",</text:p>
      <text:p text:style-name="P4"><text:s text:c="18"/>"2017-01-01 00:00:00",</text:p>
      <text:p text:style-name="P4"><text:s text:c="18"/>"High rev, high vol",</text:p>
      <text:p text:style-name="P4"><text:s text:c="18"/>"256.49",</text:p>
      <text:p text:style-name="P4"><text:s text:c="18"/>"0.14489081513585592"</text:p>
      <text:p text:style-name="P4"><text:s text:c="16"/>],</text:p>
      <text:p text:style-name="P4"><text:s text:c="16"/>[</text:p>
      <text:p text:style-name="P4"><text:s text:c="18"/>"7",</text:p>
      <text:p text:style-name="P4"><text:s text:c="18"/>"1119155",</text:p>
      <text:p text:style-name="P4"><text:s text:c="18"/>"299564",</text:p>
      <text:p text:style-name="P4"><text:s text:c="18"/>"0",</text:p>
      <text:p text:style-name="P4"><text:s text:c="18"/>"1",</text:p>
      <text:p text:style-name="P4"><text:s text:c="18"/>"SAT0010",</text:p>
      <text:p text:style-name="P4"><text:s text:c="18"/>"18.99",</text:p>
      <text:p text:style-name="P4"><text:s text:c="18"/>"2017-01-01 02:43:37",</text:p>
      <text:p text:style-name="P4"><text:s text:c="18"/>"18.99",</text:p>
      <text:p text:style-name="P4"><text:s text:c="18"/>"Satechi",</text:p>
      <text:p text:style-name="P4"><text:s text:c="18"/>"Satechi Aluminum Silver Mouse",</text:p>
      <text:p text:style-name="P4"><text:s text:c="18"/>"Aluminum mat with ultra soft non-slip surface finish for Mac",</text:p>
      <text:p text:style-name="P4"><text:s text:c="18"/>"1387",</text:p>
      <text:p text:style-name="P4"><text:s text:c="18"/>"29.99",</text:p>
      <text:p text:style-name="P4"><text:s text:c="18"/>"Peripherals",</text:p>
      <text:p text:style-name="P4"><text:s text:c="18"/>"Mouse &amp; Trackpad",</text:p>
      <text:p text:style-name="P4"><text:s text:c="18"/>"2017-01-01 00:00:00",</text:p>
      <text:p text:style-name="P4"><text:soft-page-break/><text:s text:c="18"/>"Low rev, low vol",</text:p>
      <text:p text:style-name="P4"><text:s text:c="18"/>"18.99",</text:p>
      <text:p text:style-name="P4"><text:s text:c="18"/>"0.3667889296432144"</text:p>
      <text:p text:style-name="P4"><text:s text:c="16"/>],</text:p>
      <text:p text:style-name="P4"><text:s text:c="16"/>[</text:p>
      <text:p text:style-name="P4"><text:s text:c="18"/>"8",</text:p>
      <text:p text:style-name="P4"><text:s text:c="18"/>"1119181",</text:p>
      <text:p text:style-name="P4"><text:s text:c="18"/>"299571",</text:p>
      <text:p text:style-name="P4"><text:s text:c="18"/>"0",</text:p>
      <text:p text:style-name="P4"><text:s text:c="18"/>"1",</text:p>
      <text:p text:style-name="P4"><text:s text:c="18"/>"SYN0139",</text:p>
      <text:p text:style-name="P4"><text:s text:c="18"/>"166.24",</text:p>
      <text:p text:style-name="P4"><text:s text:c="18"/>"2017-01-01 04:00:44",</text:p>
      <text:p text:style-name="P4"><text:s text:c="18"/>"166.24",</text:p>
      <text:p text:style-name="P4"><text:s text:c="18"/>"Synology",</text:p>
      <text:p text:style-name="P4"><text:s text:c="18"/>"Synology DS216j NAS Server Mac and PC",</text:p>
      <text:p text:style-name="P4"><text:s text:c="18"/>"NAS server 2 bays and 2 USB 3.0 high-speed ports domestic / small biz use for Mac and PC.",</text:p>
      <text:p text:style-name="P4"><text:s text:c="18"/>"12175397",</text:p>
      <text:p text:style-name="P4"><text:s text:c="18"/>"175.99",</text:p>
      <text:p text:style-name="P4"><text:s text:c="18"/>"Networking",</text:p>
      <text:p text:style-name="P4"><text:s text:c="18"/>"NAS System",</text:p>
      <text:p text:style-name="P4"><text:s text:c="18"/>"2017-01-01 00:00:00",</text:p>
      <text:p text:style-name="P4"><text:s text:c="18"/>"High rev, low vol",</text:p>
      <text:p text:style-name="P4"><text:s text:c="18"/>"166.24",</text:p>
      <text:p text:style-name="P4"><text:s text:c="18"/>"0.05540087504971873"</text:p>
      <text:p text:style-name="P4"><text:s text:c="16"/>],</text:p>
      <text:p text:style-name="P4"><text:s text:c="16"/>[</text:p>
      <text:p text:style-name="P4"><text:s text:c="18"/>"9",</text:p>
      <text:p text:style-name="P4"><text:s text:c="18"/>"1119188",</text:p>
      <text:p text:style-name="P4"><text:s text:c="18"/>"299578",</text:p>
      <text:p text:style-name="P4"><text:s text:c="18"/>"0",</text:p>
      <text:p text:style-name="P4"><text:s text:c="18"/>"1",</text:p>
      <text:p text:style-name="P4"><text:s text:c="18"/>"LOG0191",</text:p>
      <text:p text:style-name="P4"><text:s text:c="18"/>"142.49",</text:p>
      <text:p text:style-name="P4"><text:s text:c="18"/>"2017-01-01 08:21:26",</text:p>
      <text:p text:style-name="P4"><text:s text:c="18"/>"142.49",</text:p>
      <text:p text:style-name="P4"><text:s text:c="18"/>"Logitech",</text:p>
      <text:p text:style-name="P4"><text:s text:c="18"/>"Ultimate Ears Boom 2 Bluetooth Portable Speaker Black / Gray",</text:p>
      <text:p text:style-name="P4"><text:s text:c="18"/>"Bluetooth portable speaker waterproof black color for iPhone iPad and iPod",</text:p>
      <text:p text:style-name="P4"><text:s text:c="18"/>"5398",</text:p>
      <text:p text:style-name="P4"><text:s text:c="18"/>"209.0",</text:p>
      <text:p text:style-name="P4"><text:s text:c="18"/>"Audio &amp; Video",</text:p>
      <text:p text:style-name="P4"><text:s text:c="18"/>"Speaker",</text:p>
      <text:p text:style-name="P4"><text:s text:c="18"/>"2017-01-01 00:00:00",</text:p>
      <text:p text:style-name="P4"><text:s text:c="18"/>"High rev, high vol",</text:p>
      <text:p text:style-name="P4"><text:s text:c="18"/>"142.49",</text:p>
      <text:p text:style-name="P4"><text:s text:c="18"/>"0.3182296650717703"</text:p>
      <text:p text:style-name="P4"><text:s text:c="16"/>],</text:p>
      <text:p text:style-name="P4"><text:soft-page-break/><text:s text:c="16"/>[</text:p>
      <text:p text:style-name="P4"><text:s text:c="18"/>"10",</text:p>
      <text:p text:style-name="P4"><text:s text:c="18"/>"1119189",</text:p>
      <text:p text:style-name="P4"><text:s text:c="18"/>"299579",</text:p>
      <text:p text:style-name="P4"><text:s text:c="18"/>"0",</text:p>
      <text:p text:style-name="P4"><text:s text:c="18"/>"1",</text:p>
      <text:p text:style-name="P4"><text:s text:c="18"/>"LGE0031-A",</text:p>
      <text:p text:style-name="P4"><text:s text:c="18"/>"127.08",</text:p>
      <text:p text:style-name="P4"><text:s text:c="18"/>"2017-01-01 08:23:14",</text:p>
      <text:p text:style-name="P4"><text:s text:c="18"/>"127.08",</text:p>
      <text:p text:style-name="P4"><text:s text:c="18"/>"LG",</text:p>
      <text:p text:style-name="P4"><text:s text:c="18"/>"Open - LG Monitor 24 \"W 5ms HDMI 24MP58VQ-White",</text:p>
      <text:p text:style-name="P4"><text:s text:c="18"/>"Monitor 24-inch FHD IPS refitted HDMI connection 5ms response time thin frame.",</text:p>
      <text:p text:style-name="P4"><text:s text:c="18"/>"1296",</text:p>
      <text:p text:style-name="P4"><text:s text:c="18"/>"159.0",</text:p>
      <text:p text:style-name="P4"><text:s text:c="18"/>"Audio &amp; Video",</text:p>
      <text:p text:style-name="P4"><text:s text:c="18"/>"Monitor",</text:p>
      <text:p text:style-name="P4"><text:s text:c="18"/>"2017-01-01 00:00:00",</text:p>
      <text:p text:style-name="P4"><text:s text:c="18"/>"High rev, high vol",</text:p>
      <text:p text:style-name="P4"><text:s text:c="18"/>"127.08",</text:p>
      <text:p text:style-name="P4"><text:s text:c="18"/>"0.2007547169811321"</text:p>
      <text:p text:style-name="P4"><text:s text:c="16"/>],</text:p>
      <text:p text:style-name="P4"><text:s text:c="16"/>[</text:p>
      <text:p text:style-name="P4"><text:s text:c="18"/>"11",</text:p>
      <text:p text:style-name="P4"><text:s text:c="18"/>"1119202",</text:p>
      <text:p text:style-name="P4"><text:s text:c="18"/>"299586",</text:p>
      <text:p text:style-name="P4"><text:s text:c="18"/>"0",</text:p>
      <text:p text:style-name="P4"><text:s text:c="18"/>"1",</text:p>
      <text:p text:style-name="P4"><text:s text:c="18"/>"GRT0456",</text:p>
      <text:p text:style-name="P4"><text:s text:c="18"/>"42.99",</text:p>
      <text:p text:style-name="P4"><text:s text:c="18"/>"2017-01-01 09:18:52",</text:p>
      <text:p text:style-name="P4"><text:s text:c="18"/>"42.99",</text:p>
      <text:p text:style-name="P4"><text:s text:c="18"/>"Griffin",</text:p>
      <text:p text:style-name="P4"><text:s text:c="18"/>"Griffin iTrip Aux Lightning",</text:p>
      <text:p text:style-name="P4"><text:s text:c="18"/>"Stand with Charger and Cable Lightning Assistant",</text:p>
      <text:p text:style-name="P4"><text:s text:c="18"/>"13615399",</text:p>
      <text:p text:style-name="P4"><text:s text:c="18"/>"44.99",</text:p>
      <text:p text:style-name="P4"><text:s text:c="18"/>"Power &amp; Charging",</text:p>
      <text:p text:style-name="P4"><text:s text:c="18"/>"Charger",</text:p>
      <text:p text:style-name="P4"><text:s text:c="18"/>"2017-01-01 00:00:00",</text:p>
      <text:p text:style-name="P4"><text:s text:c="18"/>"Low rev, low vol",</text:p>
      <text:p text:style-name="P4"><text:s text:c="18"/>"42.99",</text:p>
      <text:p text:style-name="P4"><text:s text:c="18"/>"0.04445432318292954"</text:p>
      <text:p text:style-name="P4"><text:s text:c="16"/>],</text:p>
      <text:p text:style-name="P4"><text:s text:c="16"/>[</text:p>
      <text:p text:style-name="P4"><text:s text:c="18"/>"12",</text:p>
      <text:p text:style-name="P4"><text:s text:c="18"/>"1119215",</text:p>
      <text:p text:style-name="P4"><text:s text:c="18"/>"299597",</text:p>
      <text:p text:style-name="P4"><text:s text:c="18"/>"0",</text:p>
      <text:p text:style-name="P4"><text:soft-page-break/><text:s text:c="18"/>"1",</text:p>
      <text:p text:style-name="P4"><text:s text:c="18"/>"PEB0015",</text:p>
      <text:p text:style-name="P4"><text:s text:c="18"/>"142.49",</text:p>
      <text:p text:style-name="P4"><text:s text:c="18"/>"2017-01-01 09:53:56",</text:p>
      <text:p text:style-name="P4"><text:s text:c="18"/>"142.49",</text:p>
      <text:p text:style-name="P4"><text:s text:c="18"/>"Pebble",</text:p>
      <text:p text:style-name="P4"><text:s text:c="18"/>"Pebble Smartwatch Time Steel Black",</text:p>
      <text:p text:style-name="P4"><text:s text:c="18"/>"Bluetooth Smart Watch with steel case leather strap color display compatible with iPhone",</text:p>
      <text:p text:style-name="P4"><text:s text:c="18"/>"11905404",</text:p>
      <text:p text:style-name="P4"><text:s text:c="18"/>"299.99",</text:p>
      <text:p text:style-name="P4"><text:s text:c="18"/>"Smart Home &amp; IoT",</text:p>
      <text:p text:style-name="P4"><text:s text:c="18"/>"Smart Wearables &amp; Health",</text:p>
      <text:p text:style-name="P4"><text:s text:c="18"/>"2017-01-01 00:00:00",</text:p>
      <text:p text:style-name="P4"><text:s text:c="18"/>"High vol, low rev",</text:p>
      <text:p text:style-name="P4"><text:s text:c="18"/>"142.49",</text:p>
      <text:p text:style-name="P4"><text:s text:c="18"/>"0.5250175005833527"</text:p>
      <text:p text:style-name="P4"><text:s text:c="16"/>],</text:p>
      <text:p text:style-name="P4"><text:s text:c="16"/>[</text:p>
      <text:p text:style-name="P4"><text:s text:c="18"/>"13",</text:p>
      <text:p text:style-name="P4"><text:s text:c="18"/>"1119244",</text:p>
      <text:p text:style-name="P4"><text:s text:c="18"/>"299600",</text:p>
      <text:p text:style-name="P4"><text:s text:c="18"/>"0",</text:p>
      <text:p text:style-name="P4"><text:s text:c="18"/>"1",</text:p>
      <text:p text:style-name="P4"><text:s text:c="18"/>"APP0410",</text:p>
      <text:p text:style-name="P4"><text:s text:c="18"/>"33.25",</text:p>
      <text:p text:style-name="P4"><text:s text:c="18"/>"2017-01-01 10:28:59",</text:p>
      <text:p text:style-name="P4"><text:s text:c="18"/>"33.25",</text:p>
      <text:p text:style-name="P4"><text:s text:c="18"/>"Apple",</text:p>
      <text:p text:style-name="P4"><text:s text:c="18"/>"Apple Thunderbolt to FireWire 800 adapter",</text:p>
      <text:p text:style-name="P4"><text:s text:c="18"/>"Adapter Thunderbolt to Firewire 800 connection.",</text:p>
      <text:p text:style-name="P4"><text:s text:c="18"/>"1325",</text:p>
      <text:p text:style-name="P4"><text:s text:c="18"/>"35.0",</text:p>
      <text:p text:style-name="P4"><text:s text:c="18"/>"Cables &amp; Adapters",</text:p>
      <text:p text:style-name="P4"><text:s text:c="18"/>"Generic Adapter",</text:p>
      <text:p text:style-name="P4"><text:s text:c="18"/>"2017-01-01 00:00:00",</text:p>
      <text:p text:style-name="P4"><text:s text:c="18"/>"High vol, low rev",</text:p>
      <text:p text:style-name="P4"><text:s text:c="18"/>"33.25",</text:p>
      <text:p text:style-name="P4"><text:s text:c="18"/>"0.05"</text:p>
      <text:p text:style-name="P4"><text:s text:c="16"/>],</text:p>
      <text:p text:style-name="P4"><text:s text:c="16"/>[</text:p>
      <text:p text:style-name="P4"><text:s text:c="18"/>"14",</text:p>
      <text:p text:style-name="P4"><text:s text:c="18"/>"1119245",</text:p>
      <text:p text:style-name="P4"><text:s text:c="18"/>"299600",</text:p>
      <text:p text:style-name="P4"><text:s text:c="18"/>"0",</text:p>
      <text:p text:style-name="P4"><text:s text:c="18"/>"1",</text:p>
      <text:p text:style-name="P4"><text:s text:c="18"/>"LAC0205",</text:p>
      <text:p text:style-name="P4"><text:s text:c="18"/>"246.99",</text:p>
      <text:p text:style-name="P4"><text:s text:c="18"/>"2017-01-01 10:29:36",</text:p>
      <text:p text:style-name="P4"><text:s text:c="18"/>"246.99",</text:p>
      <text:p text:style-name="P4"><text:soft-page-break/><text:s text:c="18"/>"LaCie",</text:p>
      <text:p text:style-name="P4"><text:s text:c="18"/>"LaCie d2 Hard Drive 3TB Thunderbolt 2 USB 3.0",</text:p>
      <text:p text:style-name="P4"><text:s text:c="18"/>"3TB external hard drive designed to work 24x7 Thunderbolt 2 and 5 years warranty for Mac and PC",</text:p>
      <text:p text:style-name="P4"><text:s text:c="18"/>"11935397",</text:p>
      <text:p text:style-name="P4"><text:s text:c="18"/>"259.0",</text:p>
      <text:p text:style-name="P4"><text:s text:c="18"/>"Storage",</text:p>
      <text:p text:style-name="P4"><text:s text:c="18"/>"Hard Drive",</text:p>
      <text:p text:style-name="P4"><text:s text:c="18"/>"2017-01-01 00:00:00",</text:p>
      <text:p text:style-name="P4"><text:s text:c="18"/>"High rev, high vol",</text:p>
      <text:p text:style-name="P4"><text:s text:c="18"/>"246.99",</text:p>
      <text:p text:style-name="P4"><text:s text:c="18"/>"0.046370656370656335"</text:p>
      <text:p text:style-name="P4"><text:s text:c="16"/>],</text:p>
      <text:p text:style-name="P4"><text:s text:c="16"/>[</text:p>
      <text:p text:style-name="P4"><text:s text:c="18"/>"15",</text:p>
      <text:p text:style-name="P4"><text:s text:c="18"/>"1119247",</text:p>
      <text:p text:style-name="P4"><text:s text:c="18"/>"299600",</text:p>
      <text:p text:style-name="P4"><text:s text:c="18"/>"0",</text:p>
      <text:p text:style-name="P4"><text:s text:c="18"/>"1",</text:p>
      <text:p text:style-name="P4"><text:s text:c="18"/>"DLK0078",</text:p>
      <text:p text:style-name="P4"><text:s text:c="18"/>"28.41",</text:p>
      <text:p text:style-name="P4"><text:s text:c="18"/>"2017-01-01 10:38:35",</text:p>
      <text:p text:style-name="P4"><text:s text:c="18"/>"28.41",</text:p>
      <text:p text:style-name="P4"><text:s text:c="18"/>"D-Link",</text:p>
      <text:p text:style-name="P4"><text:s text:c="18"/>"D-Link DGS-1008D Gigabit Switch 8 ports",</text:p>
      <text:p text:style-name="P4"><text:s text:c="18"/>"D-Link Switch with 8 Gigabit ports for high performance.",</text:p>
      <text:p text:style-name="P4"><text:s text:c="18"/>"1334",</text:p>
      <text:p text:style-name="P4"><text:s text:c="18"/>"29.9",</text:p>
      <text:p text:style-name="P4"><text:s text:c="18"/>"Networking",</text:p>
      <text:p text:style-name="P4"><text:s text:c="18"/>"Router &amp; Switch",</text:p>
      <text:p text:style-name="P4"><text:s text:c="18"/>"2017-01-01 00:00:00",</text:p>
      <text:p text:style-name="P4"><text:s text:c="18"/>"High rev, low vol",</text:p>
      <text:p text:style-name="P4"><text:s text:c="18"/>"28.41",</text:p>
      <text:p text:style-name="P4"><text:s text:c="18"/>"0.04983277591973239"</text:p>
      <text:p text:style-name="P4"><text:s text:c="16"/>],</text:p>
      <text:p text:style-name="P4"><text:s text:c="16"/>[</text:p>
      <text:p text:style-name="P4"><text:s text:c="18"/>"16",</text:p>
      <text:p text:style-name="P4"><text:s text:c="18"/>"1119253",</text:p>
      <text:p text:style-name="P4"><text:s text:c="18"/>"299608",</text:p>
      <text:p text:style-name="P4"><text:s text:c="18"/>"0",</text:p>
      <text:p text:style-name="P4"><text:s text:c="18"/>"1",</text:p>
      <text:p text:style-name="P4"><text:s text:c="18"/>"ICA0079",</text:p>
      <text:p text:style-name="P4"><text:s text:c="18"/>"66.49",</text:p>
      <text:p text:style-name="P4"><text:s text:c="18"/>"2017-01-01 10:51:36",</text:p>
      <text:p text:style-name="P4"><text:s text:c="18"/>"66.49",</text:p>
      <text:p text:style-name="P4"><text:s text:c="18"/>"Incase",</text:p>
      <text:p text:style-name="P4"><text:s text:c="18"/>"Incase Reform Tensaerlite case for MacBook 13 \"Gray",</text:p>
      <text:p text:style-name="P4"><text:s text:c="18"/>"briefcase tensaerlite absorbs impacts Macbook 13 inches.",</text:p>
      <text:p text:style-name="P4"><text:s text:c="18"/>"13835403",</text:p>
      <text:p text:style-name="P4"><text:soft-page-break/><text:s text:c="18"/>"89.95",</text:p>
      <text:p text:style-name="P4"><text:s text:c="18"/>"Cases &amp; Protection",</text:p>
      <text:p text:style-name="P4"><text:s text:c="18"/>"Case",</text:p>
      <text:p text:style-name="P4"><text:s text:c="18"/>"2017-01-01 00:00:00",</text:p>
      <text:p text:style-name="P4"><text:s text:c="18"/>"High vol, low rev",</text:p>
      <text:p text:style-name="P4"><text:s text:c="18"/>"66.49",</text:p>
      <text:p text:style-name="P4"><text:s text:c="18"/>"0.2608115619788772"</text:p>
      <text:p text:style-name="P4"><text:s text:c="16"/>],</text:p>
      <text:p text:style-name="P4"><text:s text:c="16"/>[</text:p>
      <text:p text:style-name="P4"><text:s text:c="18"/>"17",</text:p>
      <text:p text:style-name="P4"><text:s text:c="18"/>"1119254",</text:p>
      <text:p text:style-name="P4"><text:s text:c="18"/>"299609",</text:p>
      <text:p text:style-name="P4"><text:s text:c="18"/>"0",</text:p>
      <text:p text:style-name="P4"><text:s text:c="18"/>"1",</text:p>
      <text:p text:style-name="P4"><text:s text:c="18"/>"PAR0071",</text:p>
      <text:p text:style-name="P4"><text:s text:c="18"/>"474.05",</text:p>
      <text:p text:style-name="P4"><text:s text:c="18"/>"2017-01-01 10:51:38",</text:p>
      <text:p text:style-name="P4"><text:s text:c="18"/>"474.05",</text:p>
      <text:p text:style-name="P4"><text:s text:c="18"/>"Parrot",</text:p>
      <text:p text:style-name="P4"><text:s text:c="18"/>"Parrot Bebop 2 White + Command FLYPAD and FPV Glasses",</text:p>
      <text:p text:style-name="P4"><text:s text:c="18"/>"cuadricóptero wireless remote control with 25 minutes of autonomous control FLYPAD and FPV Glasses for iPhone iPad and iPod. Parrot",</text:p>
      <text:p text:style-name="P4"><text:s text:c="18"/>"11905404",</text:p>
      <text:p text:style-name="P4"><text:s text:c="18"/>"699.0",</text:p>
      <text:p text:style-name="P4"><text:s text:c="18"/>"Smart Home &amp; IoT",</text:p>
      <text:p text:style-name="P4"><text:s text:c="18"/>"Smart-Gadgets",</text:p>
      <text:p text:style-name="P4"><text:s text:c="18"/>"2017-01-01 00:00:00",</text:p>
      <text:p text:style-name="P4"><text:s text:c="18"/>"High vol, low rev",</text:p>
      <text:p text:style-name="P4"><text:s text:c="18"/>"474.05",</text:p>
      <text:p text:style-name="P4"><text:s text:c="18"/>"0.3218168812589413"</text:p>
      <text:p text:style-name="P4"><text:s text:c="16"/>],</text:p>
      <text:p text:style-name="P4"><text:s text:c="16"/>[</text:p>
      <text:p text:style-name="P4"><text:s text:c="18"/>"18",</text:p>
      <text:p text:style-name="P4"><text:s text:c="18"/>"1119255",</text:p>
      <text:p text:style-name="P4"><text:s text:c="18"/>"299610",</text:p>
      <text:p text:style-name="P4"><text:s text:c="18"/>"0",</text:p>
      <text:p text:style-name="P4"><text:s text:c="18"/>"1",</text:p>
      <text:p text:style-name="P4"><text:s text:c="18"/>"APP0023",</text:p>
      <text:p text:style-name="P4"><text:s text:c="18"/>"55.99",</text:p>
      <text:p text:style-name="P4"><text:s text:c="18"/>"2017-01-01 10:52:42",</text:p>
      <text:p text:style-name="P4"><text:s text:c="18"/>"55.99",</text:p>
      <text:p text:style-name="P4"><text:s text:c="18"/>"Apple",</text:p>
      <text:p text:style-name="P4"><text:s text:c="18"/>"Apple Mac Keyboard Keypad Spanish",</text:p>
      <text:p text:style-name="P4"><text:s text:c="18"/>"USB ultrathin keyboard Apple Mac Spanish.",</text:p>
      <text:p text:style-name="P4"><text:s text:c="18"/>"13855401",</text:p>
      <text:p text:style-name="P4"><text:s text:c="18"/>"59.0",</text:p>
      <text:p text:style-name="P4"><text:s text:c="18"/>"Peripherals",</text:p>
      <text:p text:style-name="P4"><text:s text:c="18"/>"Keyboard",</text:p>
      <text:p text:style-name="P4"><text:s text:c="18"/>"2017-01-01 00:00:00",</text:p>
      <text:p text:style-name="P4"><text:soft-page-break/><text:s text:c="18"/>"Low rev, low vol",</text:p>
      <text:p text:style-name="P4"><text:s text:c="18"/>"55.99",</text:p>
      <text:p text:style-name="P4"><text:s text:c="18"/>"0.05101694915254234"</text:p>
      <text:p text:style-name="P4"><text:s text:c="16"/>],</text:p>
      <text:p text:style-name="P4"><text:s text:c="16"/>[</text:p>
      <text:p text:style-name="P4"><text:s text:c="18"/>"19",</text:p>
      <text:p text:style-name="P4"><text:s text:c="18"/>"1119256",</text:p>
      <text:p text:style-name="P4"><text:s text:c="18"/>"299600",</text:p>
      <text:p text:style-name="P4"><text:s text:c="18"/>"0",</text:p>
      <text:p text:style-name="P4"><text:s text:c="18"/>"1",</text:p>
      <text:p text:style-name="P4"><text:s text:c="18"/>"PAC0492",</text:p>
      <text:p text:style-name="P4"><text:s text:c="18"/>"4260.99",</text:p>
      <text:p text:style-name="P4"><text:s text:c="18"/>"2017-01-01 10:52:44",</text:p>
      <text:p text:style-name="P4"><text:s text:c="18"/>"4260.99",</text:p>
      <text:p text:style-name="P4"><text:s text:c="18"/>"Pack",</text:p>
      <text:p text:style-name="P4"><text:s text:c="18"/>"Apple Mac Pro Quad-Core 37GHz | 64 GB RAM | 1TB Flash",</text:p>
      <text:p text:style-name="P4"><text:s text:c="18"/>"Apple Mac Pro Quad-Core 37GHz 64GB RAM and 1TB Flash.",</text:p>
      <text:p text:style-name="P4"><text:s text:c="18"/>"1282",</text:p>
      <text:p text:style-name="P4"><text:s text:c="18"/>"5729.0",</text:p>
      <text:p text:style-name="P4"><text:s text:c="18"/>"Computers",</text:p>
      <text:p text:style-name="P4"><text:s text:c="18"/>"Mac Pro",</text:p>
      <text:p text:style-name="P4"><text:s text:c="18"/>"2017-01-01 00:00:00",</text:p>
      <text:p text:style-name="P4"><text:s text:c="18"/>"High rev, low vol",</text:p>
      <text:p text:style-name="P4"><text:s text:c="18"/>"4260.99",</text:p>
      <text:p text:style-name="P4"><text:s text:c="18"/>"0.2562419270378775"</text:p>
      <text:p text:style-name="P4"><text:s text:c="16"/>],</text:p>
      <text:p text:style-name="P4"><text:s text:c="16"/>[</text:p>
      <text:p text:style-name="P4"><text:s text:c="18"/>"20",</text:p>
      <text:p text:style-name="P4"><text:s text:c="18"/>"1119257",</text:p>
      <text:p text:style-name="P4"><text:s text:c="18"/>"299610",</text:p>
      <text:p text:style-name="P4"><text:s text:c="18"/>"0",</text:p>
      <text:p text:style-name="P4"><text:s text:c="18"/>"1",</text:p>
      <text:p text:style-name="P4"><text:s text:c="18"/>"APP1214",</text:p>
      <text:p text:style-name="P4"><text:s text:c="18"/>"84.99",</text:p>
      <text:p text:style-name="P4"><text:s text:c="18"/>"2017-01-01 10:53:10",</text:p>
      <text:p text:style-name="P4"><text:s text:c="18"/>"84.99",</text:p>
      <text:p text:style-name="P4"><text:s text:c="18"/>"Apple",</text:p>
      <text:p text:style-name="P4"><text:s text:c="18"/>"Apple Magic Mouse 2",</text:p>
      <text:p text:style-name="P4"><text:s text:c="18"/>"Bluetooth Apple Wireless Mouse",</text:p>
      <text:p text:style-name="P4"><text:s text:c="18"/>"1387",</text:p>
      <text:p text:style-name="P4"><text:s text:c="18"/>"89.0",</text:p>
      <text:p text:style-name="P4"><text:s text:c="18"/>"Peripherals",</text:p>
      <text:p text:style-name="P4"><text:s text:c="18"/>"Mouse &amp; Trackpad",</text:p>
      <text:p text:style-name="P4"><text:s text:c="18"/>"2017-01-01 00:00:00",</text:p>
      <text:p text:style-name="P4"><text:s text:c="18"/>"Low rev, low vol",</text:p>
      <text:p text:style-name="P4"><text:s text:c="18"/>"84.99",</text:p>
      <text:p text:style-name="P4"><text:s text:c="18"/>"0.04505617977528096"</text:p>
      <text:p text:style-name="P4"><text:s text:c="16"/>],</text:p>
      <text:p text:style-name="P4"><text:s text:c="16"/>[</text:p>
      <text:p text:style-name="P4"><text:soft-page-break/><text:s text:c="18"/>"21",</text:p>
      <text:p text:style-name="P4"><text:s text:c="18"/>"1119262",</text:p>
      <text:p text:style-name="P4"><text:s text:c="18"/>"299600",</text:p>
      <text:p text:style-name="P4"><text:s text:c="18"/>"0",</text:p>
      <text:p text:style-name="P4"><text:s text:c="18"/>"2",</text:p>
      <text:p text:style-name="P4"><text:s text:c="18"/>"BEL0229",</text:p>
      <text:p text:style-name="P4"><text:s text:c="18"/>"18.99",</text:p>
      <text:p text:style-name="P4"><text:s text:c="18"/>"2017-01-01 10:55:02",</text:p>
      <text:p text:style-name="P4"><text:s text:c="18"/>"37.98",</text:p>
      <text:p text:style-name="P4"><text:s text:c="18"/>"Belkin",</text:p>
      <text:p text:style-name="P4"><text:s text:c="18"/>"Belkin Mini DisplayPort to DVI Adapter",</text:p>
      <text:p text:style-name="P4"><text:s text:c="18"/>"Video Adapter Mini DisplayPort to DVI.",</text:p>
      <text:p text:style-name="P4"><text:s text:c="18"/>"12585395",</text:p>
      <text:p text:style-name="P4"><text:s text:c="18"/>"34.99",</text:p>
      <text:p text:style-name="P4"><text:s text:c="18"/>"Cables &amp; Adapters",</text:p>
      <text:p text:style-name="P4"><text:s text:c="18"/>"Video Adapter",</text:p>
      <text:p text:style-name="P4"><text:s text:c="18"/>"2017-01-01 00:00:00",</text:p>
      <text:p text:style-name="P4"><text:s text:c="18"/>"High vol, low rev",</text:p>
      <text:p text:style-name="P4"><text:s text:c="18"/>"37.98",</text:p>
      <text:p text:style-name="P4"><text:s text:c="18"/>"0.4572735067162047"</text:p>
      <text:p text:style-name="P4"><text:s text:c="16"/>],</text:p>
      <text:p text:style-name="P4"><text:s text:c="16"/>[</text:p>
      <text:p text:style-name="P4"><text:s text:c="18"/>"22",</text:p>
      <text:p text:style-name="P4"><text:s text:c="18"/>"1119287",</text:p>
      <text:p text:style-name="P4"><text:s text:c="18"/>"299623",</text:p>
      <text:p text:style-name="P4"><text:s text:c="18"/>"0",</text:p>
      <text:p text:style-name="P4"><text:s text:c="18"/>"1",</text:p>
      <text:p text:style-name="P4"><text:s text:c="18"/>"OBL0007",</text:p>
      <text:p text:style-name="P4"><text:s text:c="18"/>"37.05",</text:p>
      <text:p text:style-name="P4"><text:s text:c="18"/>"2017-01-01 11:29:39",</text:p>
      <text:p text:style-name="P4"><text:s text:c="18"/>"37.05",</text:p>
      <text:p text:style-name="P4"><text:s text:c="18"/>"Oblumi",</text:p>
      <text:p text:style-name="P4"><text:s text:c="18"/>"Tapp Oblumi Intelligent thermometer App",</text:p>
      <text:p text:style-name="P4"><text:s text:c="18"/>"digital infrared thermometer with App for iPhone and iPad.",</text:p>
      <text:p text:style-name="P4"><text:s text:c="18"/>"11905404",</text:p>
      <text:p text:style-name="P4"><text:s text:c="18"/>"39.95",</text:p>
      <text:p text:style-name="P4"><text:s text:c="18"/>"Smart Home &amp; IoT",</text:p>
      <text:p text:style-name="P4"><text:s text:c="18"/>"Smart-Gadgets",</text:p>
      <text:p text:style-name="P4"><text:s text:c="18"/>"2017-01-01 00:00:00",</text:p>
      <text:p text:style-name="P4"><text:s text:c="18"/>"High vol, low rev",</text:p>
      <text:p text:style-name="P4"><text:s text:c="18"/>"37.05",</text:p>
      <text:p text:style-name="P4"><text:s text:c="18"/>"0.07259073842302892"</text:p>
      <text:p text:style-name="P4"><text:s text:c="16"/>],</text:p>
      <text:p text:style-name="P4"><text:s text:c="16"/>[</text:p>
      <text:p text:style-name="P4"><text:s text:c="18"/>"23",</text:p>
      <text:p text:style-name="P4"><text:s text:c="18"/>"1119296",</text:p>
      <text:p text:style-name="P4"><text:s text:c="18"/>"298391",</text:p>
      <text:p text:style-name="P4"><text:s text:c="18"/>"0",</text:p>
      <text:p text:style-name="P4"><text:s text:c="18"/>"1",</text:p>
      <text:p text:style-name="P4"><text:soft-page-break/><text:s text:c="18"/>"PAC1594",</text:p>
      <text:p text:style-name="P4"><text:s text:c="18"/>"2769.99",</text:p>
      <text:p text:style-name="P4"><text:s text:c="18"/>"2017-01-01 11:41:04",</text:p>
      <text:p text:style-name="P4"><text:s text:c="18"/>"2769.99",</text:p>
      <text:p text:style-name="P4"><text:s text:c="18"/>"Pack",</text:p>
      <text:p text:style-name="P4"><text:s text:c="18"/>"Apple iMac 27 \"Core i5 3.2GHz Retina 5K | 32GB RAM | 1TB SSD | AMD Radeon R9 M390",</text:p>
      <text:p text:style-name="P4"><text:s text:c="18"/>"Desktop computer iMac 27-inch 3.2GHz Core i5 5K Retina | 32GB RAM | 1TB SSD | AMD Radeon R9 M390 (MK472Y / A)",</text:p>
      <text:p text:style-name="P4"><text:s text:c="18"/>"57400000",</text:p>
      <text:p text:style-name="P4"><text:s text:c="18"/>"3889.0",</text:p>
      <text:p text:style-name="P4"><text:s text:c="18"/>"Computers",</text:p>
      <text:p text:style-name="P4"><text:s text:c="18"/>"iMac",</text:p>
      <text:p text:style-name="P4"><text:s text:c="18"/>"2017-01-01 00:00:00",</text:p>
      <text:p text:style-name="P4"><text:s text:c="18"/>"High rev, low vol",</text:p>
      <text:p text:style-name="P4"><text:s text:c="18"/>"2769.99",</text:p>
      <text:p text:style-name="P4"><text:s text:c="18"/>"0.28773720750835696"</text:p>
      <text:p text:style-name="P4"><text:s text:c="16"/>],</text:p>
      <text:p text:style-name="P4"><text:s text:c="16"/>[</text:p>
      <text:p text:style-name="P4"><text:s text:c="18"/>"24",</text:p>
      <text:p text:style-name="P4"><text:s text:c="18"/>"1119299",</text:p>
      <text:p text:style-name="P4"><text:s text:c="18"/>"298391",</text:p>
      <text:p text:style-name="P4"><text:s text:c="18"/>"0",</text:p>
      <text:p text:style-name="P4"><text:s text:c="18"/>"1",</text:p>
      <text:p text:style-name="P4"><text:s text:c="18"/>"APP0662",</text:p>
      <text:p text:style-name="P4"><text:s text:c="18"/>"149.99",</text:p>
      <text:p text:style-name="P4"><text:s text:c="18"/>"2017-01-01 11:41:58",</text:p>
      <text:p text:style-name="P4"><text:s text:c="18"/>"149.99",</text:p>
      <text:p text:style-name="P4"><text:s text:c="18"/>"Apple",</text:p>
      <text:p text:style-name="P4"><text:s text:c="18"/>"IMac AppleCare Protection Plan",</text:p>
      <text:p text:style-name="P4"><text:s text:c="18"/>"Apple Care extended warranty for iMac.",</text:p>
      <text:p text:style-name="P4"><text:s text:c="18"/>"1231",</text:p>
      <text:p text:style-name="P4"><text:s text:c="18"/>"179.0",</text:p>
      <text:p text:style-name="P4"><text:s text:c="18"/>"Tools &amp; Repair",</text:p>
      <text:p text:style-name="P4"><text:s text:c="18"/>"Warranty",</text:p>
      <text:p text:style-name="P4"><text:s text:c="18"/>"2017-01-01 00:00:00",</text:p>
      <text:p text:style-name="P4"><text:s text:c="18"/>"High vol, low rev",</text:p>
      <text:p text:style-name="P4"><text:s text:c="18"/>"149.99",</text:p>
      <text:p text:style-name="P4"><text:s text:c="18"/>"0.1620670391061452"</text:p>
      <text:p text:style-name="P4"><text:s text:c="16"/>],</text:p>
      <text:p text:style-name="P4"><text:s text:c="16"/>[</text:p>
      <text:p text:style-name="P4"><text:s text:c="18"/>"25",</text:p>
      <text:p text:style-name="P4"><text:s text:c="18"/>"1119306",</text:p>
      <text:p text:style-name="P4"><text:s text:c="18"/>"299634",</text:p>
      <text:p text:style-name="P4"><text:s text:c="18"/>"0",</text:p>
      <text:p text:style-name="P4"><text:s text:c="18"/>"1",</text:p>
      <text:p text:style-name="P4"><text:s text:c="18"/>"SYN0146",</text:p>
      <text:p text:style-name="P4"><text:s text:c="18"/>"369.54",</text:p>
      <text:p text:style-name="P4"><text:s text:c="18"/>"2017-01-01 11:50:06",</text:p>
      <text:p text:style-name="P4"><text:soft-page-break/><text:s text:c="18"/>"369.54",</text:p>
      <text:p text:style-name="P4"><text:s text:c="18"/>"Synology",</text:p>
      <text:p text:style-name="P4"><text:s text:c="18"/>"Synology NAS Server DS416Play Mac and PC",</text:p>
      <text:p text:style-name="P4"><text:s text:c="18"/>"4-bay NAS served 1GB RAM transcodifiación 4K for Mac and PC",</text:p>
      <text:p text:style-name="P4"><text:s text:c="18"/>"12175397",</text:p>
      <text:p text:style-name="P4"><text:s text:c="18"/>"434.99",</text:p>
      <text:p text:style-name="P4"><text:s text:c="18"/>"Networking",</text:p>
      <text:p text:style-name="P4"><text:s text:c="18"/>"NAS Memory Upgrade",</text:p>
      <text:p text:style-name="P4"><text:s text:c="18"/>"2017-01-01 00:00:00",</text:p>
      <text:p text:style-name="P4"><text:s text:c="18"/>"High rev, low vol",</text:p>
      <text:p text:style-name="P4"><text:s text:c="18"/>"369.54",</text:p>
      <text:p text:style-name="P4"><text:s text:c="18"/>"0.15046322903974801"</text:p>
      <text:p text:style-name="P4"><text:s text:c="16"/>],</text:p>
      <text:p text:style-name="P4"><text:s text:c="16"/>[</text:p>
      <text:p text:style-name="P4"><text:s text:c="18"/>"26",</text:p>
      <text:p text:style-name="P4"><text:s text:c="18"/>"1119314",</text:p>
      <text:p text:style-name="P4"><text:s text:c="18"/>"299637",</text:p>
      <text:p text:style-name="P4"><text:s text:c="18"/>"0",</text:p>
      <text:p text:style-name="P4"><text:s text:c="18"/>"1",</text:p>
      <text:p text:style-name="P4"><text:s text:c="18"/>"TOS0007",</text:p>
      <text:p text:style-name="P4"><text:s text:c="18"/>"53.19",</text:p>
      <text:p text:style-name="P4"><text:s text:c="18"/>"2017-01-01 11:55:51",</text:p>
      <text:p text:style-name="P4"><text:s text:c="18"/>"53.19",</text:p>
      <text:p text:style-name="P4"><text:s text:c="18"/>"Toshiba",</text:p>
      <text:p text:style-name="P4"><text:s text:c="18"/>"Toshiba 1TB 25 \"SATA 5400rpm hard drive Mac and PC",</text:p>
      <text:p text:style-name="P4"><text:s text:c="18"/>"internal hard drive Mac and PC 1TB and 95 mm (MQ01ABD100).",</text:p>
      <text:p text:style-name="P4"><text:s text:c="18"/>"12655397",</text:p>
      <text:p text:style-name="P4"><text:s text:c="18"/>"62.99",</text:p>
      <text:p text:style-name="P4"><text:s text:c="18"/>"Storage",</text:p>
      <text:p text:style-name="P4"><text:s text:c="18"/>"Hard Drive",</text:p>
      <text:p text:style-name="P4"><text:s text:c="18"/>"2017-01-01 00:00:00",</text:p>
      <text:p text:style-name="P4"><text:s text:c="18"/>"High rev, high vol",</text:p>
      <text:p text:style-name="P4"><text:s text:c="18"/>"53.19",</text:p>
      <text:p text:style-name="P4"><text:s text:c="18"/>"0.1555802508334657"</text:p>
      <text:p text:style-name="P4"><text:s text:c="16"/>],</text:p>
      <text:p text:style-name="P4"><text:s text:c="16"/>[</text:p>
      <text:p text:style-name="P4"><text:s text:c="18"/>"27",</text:p>
      <text:p text:style-name="P4"><text:s text:c="18"/>"1119325",</text:p>
      <text:p text:style-name="P4"><text:s text:c="18"/>"299571",</text:p>
      <text:p text:style-name="P4"><text:s text:c="18"/>"0",</text:p>
      <text:p text:style-name="P4"><text:s text:c="18"/>"1",</text:p>
      <text:p text:style-name="P4"><text:s text:c="18"/>"WDT0183",</text:p>
      <text:p text:style-name="P4"><text:s text:c="18"/>"151.99",</text:p>
      <text:p text:style-name="P4"><text:s text:c="18"/>"2017-01-01 12:00:57",</text:p>
      <text:p text:style-name="P4"><text:s text:c="18"/>"151.99",</text:p>
      <text:p text:style-name="P4"><text:s text:c="18"/>"Western Digital",</text:p>
      <text:p text:style-name="P4"><text:s text:c="18"/>"Red 4TB WD 35 \"Mac PC hard drive and NAS",</text:p>
      <text:p text:style-name="P4"><text:s text:c="18"/>"Western Digital hard drive designed for NAS 4TB (WD40EFRX).",</text:p>
      <text:p text:style-name="P4"><text:s text:c="18"/>"12655397",</text:p>
      <text:p text:style-name="P4"><text:soft-page-break/><text:s text:c="18"/>"169.0",</text:p>
      <text:p text:style-name="P4"><text:s text:c="18"/>"Storage",</text:p>
      <text:p text:style-name="P4"><text:s text:c="18"/>"Hard Drive",</text:p>
      <text:p text:style-name="P4"><text:s text:c="18"/>"2017-01-01 00:00:00",</text:p>
      <text:p text:style-name="P4"><text:s text:c="18"/>"High rev, high vol",</text:p>
      <text:p text:style-name="P4"><text:s text:c="18"/>"151.99",</text:p>
      <text:p text:style-name="P4"><text:s text:c="18"/>"0.10065088757396444"</text:p>
      <text:p text:style-name="P4"><text:s text:c="16"/>],</text:p>
      <text:p text:style-name="P4"><text:s text:c="16"/>[</text:p>
      <text:p text:style-name="P4"><text:s text:c="18"/>"28",</text:p>
      <text:p text:style-name="P4"><text:s text:c="18"/>"1119326",</text:p>
      <text:p text:style-name="P4"><text:s text:c="18"/>"299634",</text:p>
      <text:p text:style-name="P4"><text:s text:c="18"/>"0",</text:p>
      <text:p text:style-name="P4"><text:s text:c="18"/>"3",</text:p>
      <text:p text:style-name="P4"><text:s text:c="18"/>"WDT0183",</text:p>
      <text:p text:style-name="P4"><text:s text:c="18"/>"151.99",</text:p>
      <text:p text:style-name="P4"><text:s text:c="18"/>"2017-01-01 12:01:01",</text:p>
      <text:p text:style-name="P4"><text:s text:c="18"/>"455.97",</text:p>
      <text:p text:style-name="P4"><text:s text:c="18"/>"Western Digital",</text:p>
      <text:p text:style-name="P4"><text:s text:c="18"/>"Red 4TB WD 35 \"Mac PC hard drive and NAS",</text:p>
      <text:p text:style-name="P4"><text:s text:c="18"/>"Western Digital hard drive designed for NAS 4TB (WD40EFRX).",</text:p>
      <text:p text:style-name="P4"><text:s text:c="18"/>"12655397",</text:p>
      <text:p text:style-name="P4"><text:s text:c="18"/>"169.0",</text:p>
      <text:p text:style-name="P4"><text:s text:c="18"/>"Storage",</text:p>
      <text:p text:style-name="P4"><text:s text:c="18"/>"Hard Drive",</text:p>
      <text:p text:style-name="P4"><text:s text:c="18"/>"2017-01-01 00:00:00",</text:p>
      <text:p text:style-name="P4"><text:s text:c="18"/>"High rev, high vol",</text:p>
      <text:p text:style-name="P4"><text:s text:c="18"/>"455.97",</text:p>
      <text:p text:style-name="P4"><text:s text:c="18"/>"0.10065088757396444"</text:p>
      <text:p text:style-name="P4"><text:s text:c="16"/>],</text:p>
      <text:p text:style-name="P4"><text:s text:c="16"/>[</text:p>
      <text:p text:style-name="P4"><text:s text:c="18"/>"29",</text:p>
      <text:p text:style-name="P4"><text:s text:c="18"/>"1119328",</text:p>
      <text:p text:style-name="P4"><text:s text:c="18"/>"297809",</text:p>
      <text:p text:style-name="P4"><text:s text:c="18"/>"0",</text:p>
      <text:p text:style-name="P4"><text:s text:c="18"/>"1",</text:p>
      <text:p text:style-name="P4"><text:s text:c="18"/>"IFX0016",</text:p>
      <text:p text:style-name="P4"><text:s text:c="18"/>"14.24",</text:p>
      <text:p text:style-name="P4"><text:s text:c="18"/>"2017-01-01 12:01:12",</text:p>
      <text:p text:style-name="P4"><text:s text:c="18"/>"14.24",</text:p>
      <text:p text:style-name="P4"><text:s text:c="18"/>"iFixit",</text:p>
      <text:p text:style-name="P4"><text:s text:c="18"/>"iFixit Heavy Duty Suction Cups Pack 2 suction cups for iMac",</text:p>
      <text:p text:style-name="P4"><text:s text:c="18"/>"Pack of 2 suction to remove the glass LCD screens for Mac.",</text:p>
      <text:p text:style-name="P4"><text:s text:c="18"/>"14305406",</text:p>
      <text:p text:style-name="P4"><text:s text:c="18"/>"20.99",</text:p>
      <text:p text:style-name="P4"><text:s text:c="18"/>"Tools &amp; Repair",</text:p>
      <text:p text:style-name="P4"><text:s text:c="18"/>"Opening / Pry Tools",</text:p>
      <text:p text:style-name="P4"><text:s text:c="18"/>"2017-01-01 00:00:00",</text:p>
      <text:p text:style-name="P4"><text:s text:c="18"/>"High vol, low rev",</text:p>
      <text:p text:style-name="P4"><text:soft-page-break/><text:s text:c="18"/>"14.24",</text:p>
      <text:p text:style-name="P4"><text:s text:c="18"/>"0.32158170557408283"</text:p>
      <text:p text:style-name="P4"><text:s text:c="16"/>],</text:p>
      <text:p text:style-name="P4"><text:s text:c="16"/>[</text:p>
      <text:p text:style-name="P4"><text:s text:c="18"/>"30",</text:p>
      <text:p text:style-name="P4"><text:s text:c="18"/>"1119347",</text:p>
      <text:p text:style-name="P4"><text:s text:c="18"/>"299648",</text:p>
      <text:p text:style-name="P4"><text:s text:c="18"/>"0",</text:p>
      <text:p text:style-name="P4"><text:s text:c="18"/>"1",</text:p>
      <text:p text:style-name="P4"><text:s text:c="18"/>"PAC1381",</text:p>
      <text:p text:style-name="P4"><text:s text:c="18"/>"355.29",</text:p>
      <text:p text:style-name="P4"><text:s text:c="18"/>"2017-01-01 12:21:21",</text:p>
      <text:p text:style-name="P4"><text:s text:c="18"/>"355.29",</text:p>
      <text:p text:style-name="P4"><text:s text:c="18"/>"Pack",</text:p>
      <text:p text:style-name="P4"><text:s text:c="18"/>"Pack QNAP TS-228 | WD 6TB Network",</text:p>
      <text:p text:style-name="P4"><text:s text:c="18"/>"NAS + 6TB (2x3TB) WD Network for Mac and PC.",</text:p>
      <text:p text:style-name="P4"><text:s text:c="18"/>"12175397",</text:p>
      <text:p text:style-name="P4"><text:s text:c="18"/>"398.99",</text:p>
      <text:p text:style-name="P4"><text:s text:c="18"/>"Networking",</text:p>
      <text:p text:style-name="P4"><text:s text:c="18"/>"NAS System",</text:p>
      <text:p text:style-name="P4"><text:s text:c="18"/>"2017-01-01 00:00:00",</text:p>
      <text:p text:style-name="P4"><text:s text:c="18"/>"High rev, low vol",</text:p>
      <text:p text:style-name="P4"><text:s text:c="18"/>"355.29",</text:p>
      <text:p text:style-name="P4"><text:s text:c="18"/>"0.10952655455023932"</text:p>
      <text:p text:style-name="P4"><text:s text:c="16"/>],</text:p>
      <text:p text:style-name="P4"><text:s text:c="16"/>[</text:p>
      <text:p text:style-name="P4"><text:s text:c="18"/>"31",</text:p>
      <text:p text:style-name="P4"><text:s text:c="18"/>"1119360",</text:p>
      <text:p text:style-name="P4"><text:s text:c="18"/>"299650",</text:p>
      <text:p text:style-name="P4"><text:s text:c="18"/>"0",</text:p>
      <text:p text:style-name="P4"><text:s text:c="18"/>"1",</text:p>
      <text:p text:style-name="P4"><text:s text:c="18"/>"NOK0007",</text:p>
      <text:p text:style-name="P4"><text:s text:c="18"/>"65.99",</text:p>
      <text:p text:style-name="P4"><text:s text:c="18"/>"2017-01-01 12:28:27",</text:p>
      <text:p text:style-name="P4"><text:s text:c="18"/>"65.99",</text:p>
      <text:p text:style-name="P4"><text:s text:c="18"/>"Noke",</text:p>
      <text:p text:style-name="P4"><text:s text:c="18"/>"Noke Bluetooth Padlock Padlock Lock Gray",</text:p>
      <text:p text:style-name="P4"><text:s text:c="18"/>"Bluetooth lock (no keys) with APP for iPhone",</text:p>
      <text:p text:style-name="P4"><text:s text:c="18"/>"11905404",</text:p>
      <text:p text:style-name="P4"><text:s text:c="18"/>"84.99",</text:p>
      <text:p text:style-name="P4"><text:s text:c="18"/>"Smart Home &amp; IoT",</text:p>
      <text:p text:style-name="P4"><text:s text:c="18"/>"Smart Locks &amp; Entry",</text:p>
      <text:p text:style-name="P4"><text:s text:c="18"/>"2017-01-01 00:00:00",</text:p>
      <text:p text:style-name="P4"><text:s text:c="18"/>"High vol, low rev",</text:p>
      <text:p text:style-name="P4"><text:s text:c="18"/>"65.99",</text:p>
      <text:p text:style-name="P4"><text:s text:c="18"/>"0.2235557124367573"</text:p>
      <text:p text:style-name="P4"><text:s text:c="16"/>],</text:p>
      <text:p text:style-name="P4"><text:s text:c="16"/>[</text:p>
      <text:p text:style-name="P4"><text:s text:c="18"/>"32",</text:p>
      <text:p text:style-name="P4"><text:soft-page-break/><text:s text:c="18"/>"1119363",</text:p>
      <text:p text:style-name="P4"><text:s text:c="18"/>"299655",</text:p>
      <text:p text:style-name="P4"><text:s text:c="18"/>"0",</text:p>
      <text:p text:style-name="P4"><text:s text:c="18"/>"1",</text:p>
      <text:p text:style-name="P4"><text:s text:c="18"/>"WAC0191",</text:p>
      <text:p text:style-name="P4"><text:s text:c="18"/>"161.49",</text:p>
      <text:p text:style-name="P4"><text:s text:c="18"/>"2017-01-01 12:29:49",</text:p>
      <text:p text:style-name="P4"><text:s text:c="18"/>"161.49",</text:p>
      <text:p text:style-name="P4"><text:s text:c="18"/>"Wacom",</text:p>
      <text:p text:style-name="P4"><text:s text:c="18"/>"Education - Wacom Intuos Comic M Black",</text:p>
      <text:p text:style-name="P4"><text:s text:c="18"/>"multi-touch graphics tablet with pen precision and free software for Mac and PC",</text:p>
      <text:p text:style-name="P4"><text:s text:c="18"/>"1405",</text:p>
      <text:p text:style-name="P4"><text:s text:c="18"/>"199.99",</text:p>
      <text:p text:style-name="P4"><text:s text:c="18"/>"Portable Devices",</text:p>
      <text:p text:style-name="P4"><text:s text:c="18"/>"Graphics Tablet",</text:p>
      <text:p text:style-name="P4"><text:s text:c="18"/>"2017-01-01 00:00:00",</text:p>
      <text:p text:style-name="P4"><text:s text:c="18"/>"High rev, low vol",</text:p>
      <text:p text:style-name="P4"><text:s text:c="18"/>"161.49",</text:p>
      <text:p text:style-name="P4"><text:s text:c="18"/>"0.19250962548127407"</text:p>
      <text:p text:style-name="P4"><text:s text:c="16"/>],</text:p>
      <text:p text:style-name="P4"><text:s text:c="16"/>[</text:p>
      <text:p text:style-name="P4"><text:s text:c="18"/>"33",</text:p>
      <text:p text:style-name="P4"><text:s text:c="18"/>"1119367",</text:p>
      <text:p text:style-name="P4"><text:s text:c="18"/>"299655",</text:p>
      <text:p text:style-name="P4"><text:s text:c="18"/>"0",</text:p>
      <text:p text:style-name="P4"><text:s text:c="18"/>"1",</text:p>
      <text:p text:style-name="P4"><text:s text:c="18"/>"WAC0040",</text:p>
      <text:p text:style-name="P4"><text:s text:c="18"/>"35.14",</text:p>
      <text:p text:style-name="P4"><text:s text:c="18"/>"2017-01-01 12:31:41",</text:p>
      <text:p text:style-name="P4"><text:s text:c="18"/>"35.14",</text:p>
      <text:p text:style-name="P4"><text:s text:c="18"/>"Wacom",</text:p>
      <text:p text:style-name="P4"><text:s text:c="18"/>"Wacom Bamboo Wireless Kit / Intuos graphics tablet accessory kit 5",</text:p>
      <text:p text:style-name="P4"><text:s text:c="18"/>"Wireless Kit Wacom graphics tablets.",</text:p>
      <text:p text:style-name="P4"><text:s text:c="18"/>"101781405",</text:p>
      <text:p text:style-name="P4"><text:s text:c="18"/>"39.99",</text:p>
      <text:p text:style-name="P4"><text:s text:c="18"/>"Tools &amp; Repair",</text:p>
      <text:p text:style-name="P4"><text:s text:c="18"/>"Replacement Part",</text:p>
      <text:p text:style-name="P4"><text:s text:c="18"/>"2017-01-01 00:00:00",</text:p>
      <text:p text:style-name="P4"><text:s text:c="18"/>"High vol, low rev",</text:p>
      <text:p text:style-name="P4"><text:s text:c="18"/>"35.14",</text:p>
      <text:p text:style-name="P4"><text:s text:c="18"/>"0.12128032008002003"</text:p>
      <text:p text:style-name="P4"><text:s text:c="16"/>],</text:p>
      <text:p text:style-name="P4"><text:s text:c="16"/>[</text:p>
      <text:p text:style-name="P4"><text:s text:c="18"/>"34",</text:p>
      <text:p text:style-name="P4"><text:s text:c="18"/>"1119371",</text:p>
      <text:p text:style-name="P4"><text:s text:c="18"/>"299659",</text:p>
      <text:p text:style-name="P4"><text:s text:c="18"/>"0",</text:p>
      <text:p text:style-name="P4"><text:s text:c="18"/>"1",</text:p>
      <text:p text:style-name="P4"><text:s text:c="18"/>"THU0013",</text:p>
      <text:p text:style-name="P4"><text:soft-page-break/><text:s text:c="18"/>"75.99",</text:p>
      <text:p text:style-name="P4"><text:s text:c="18"/>"2017-01-01 12:32:53",</text:p>
      <text:p text:style-name="P4"><text:s text:c="18"/>"75.99",</text:p>
      <text:p text:style-name="P4"><text:s text:c="18"/>"Thule",</text:p>
      <text:p text:style-name="P4"><text:s text:c="18"/>"Thule Crossover 25L Backpack MacBook Pro 15 \"Black",</text:p>
      <text:p text:style-name="P4"><text:s text:c="18"/>"resistant and waterproof backpack capacity 25 liter bins for MacBook Pro 15-inch iPad and iPhone",</text:p>
      <text:p text:style-name="P4"><text:s text:c="18"/>"1392",</text:p>
      <text:p text:style-name="P4"><text:s text:c="18"/>"99.95",</text:p>
      <text:p text:style-name="P4"><text:s text:c="18"/>"Cases &amp; Protection",</text:p>
      <text:p text:style-name="P4"><text:s text:c="18"/>"Bag",</text:p>
      <text:p text:style-name="P4"><text:s text:c="18"/>"2017-01-01 00:00:00",</text:p>
      <text:p text:style-name="P4"><text:s text:c="18"/>"High vol, low rev",</text:p>
      <text:p text:style-name="P4"><text:s text:c="18"/>"75.99",</text:p>
      <text:p text:style-name="P4"><text:s text:c="18"/>"0.23971985992996506"</text:p>
      <text:p text:style-name="P4"><text:s text:c="16"/>],</text:p>
      <text:p text:style-name="P4"><text:s text:c="16"/>[</text:p>
      <text:p text:style-name="P4"><text:s text:c="18"/>"35",</text:p>
      <text:p text:style-name="P4"><text:s text:c="18"/>"1119388",</text:p>
      <text:p text:style-name="P4"><text:s text:c="18"/>"299667",</text:p>
      <text:p text:style-name="P4"><text:s text:c="18"/>"0",</text:p>
      <text:p text:style-name="P4"><text:s text:c="18"/>"1",</text:p>
      <text:p text:style-name="P4"><text:s text:c="18"/>"WIT0024",</text:p>
      <text:p text:style-name="P4"><text:s text:c="18"/>"94.99",</text:p>
      <text:p text:style-name="P4"><text:s text:c="18"/>"2017-01-01 12:42:40",</text:p>
      <text:p text:style-name="P4"><text:s text:c="18"/>"94.99",</text:p>
      <text:p text:style-name="P4"><text:s text:c="18"/>"Withings",</text:p>
      <text:p text:style-name="P4"><text:s text:c="18"/>"Withings Activite POP Blue Clock",</text:p>
      <text:p text:style-name="P4"><text:s text:c="18"/>"Smartwatch that records sleep and movement for iPhone and iPod Touch.",</text:p>
      <text:p text:style-name="P4"><text:s text:c="18"/>"11905404",</text:p>
      <text:p text:style-name="P4"><text:s text:c="18"/>"129.95",</text:p>
      <text:p text:style-name="P4"><text:s text:c="18"/>"Smart Home &amp; IoT",</text:p>
      <text:p text:style-name="P4"><text:s text:c="18"/>"Smart Wearables &amp; Health",</text:p>
      <text:p text:style-name="P4"><text:s text:c="18"/>"2017-01-01 00:00:00",</text:p>
      <text:p text:style-name="P4"><text:s text:c="18"/>"High vol, low rev",</text:p>
      <text:p text:style-name="P4"><text:s text:c="18"/>"94.99",</text:p>
      <text:p text:style-name="P4"><text:s text:c="18"/>"0.26902654867256637"</text:p>
      <text:p text:style-name="P4"><text:s text:c="16"/>],</text:p>
      <text:p text:style-name="P4"><text:s text:c="16"/>[</text:p>
      <text:p text:style-name="P4"><text:s text:c="18"/>"36",</text:p>
      <text:p text:style-name="P4"><text:s text:c="18"/>"1119404",</text:p>
      <text:p text:style-name="P4"><text:s text:c="18"/>"299673",</text:p>
      <text:p text:style-name="P4"><text:s text:c="18"/>"0",</text:p>
      <text:p text:style-name="P4"><text:s text:c="18"/>"1",</text:p>
      <text:p text:style-name="P4"><text:s text:c="18"/>"PAC0569",</text:p>
      <text:p text:style-name="P4"><text:s text:c="18"/>"168.14",</text:p>
      <text:p text:style-name="P4"><text:s text:c="18"/>"2017-01-01 12:56:10",</text:p>
      <text:p text:style-name="P4"><text:s text:c="18"/>"168.14",</text:p>
      <text:p text:style-name="P4"><text:s text:c="18"/>"Pack",</text:p>
      <text:p text:style-name="P4"><text:soft-page-break/><text:s text:c="18"/>"Samsung 256GB SSD expansion PRO Kit for iMac 27 \"2011",</text:p>
      <text:p text:style-name="P4"><text:s text:c="18"/>"Upgrade kit 256GB SSD iMac 27 inch Mid 2011",</text:p>
      <text:p text:style-name="P4"><text:s text:c="18"/>"1433",</text:p>
      <text:p text:style-name="P4"><text:s text:c="18"/>"200.98",</text:p>
      <text:p text:style-name="P4"><text:s text:c="18"/>"Storage",</text:p>
      <text:p text:style-name="P4"><text:s text:c="18"/>"SSD",</text:p>
      <text:p text:style-name="P4"><text:s text:c="18"/>"2017-01-01 00:00:00",</text:p>
      <text:p text:style-name="P4"><text:s text:c="18"/>"High rev, high vol",</text:p>
      <text:p text:style-name="P4"><text:s text:c="18"/>"168.14",</text:p>
      <text:p text:style-name="P4"><text:s text:c="18"/>"0.16339934321823069"</text:p>
      <text:p text:style-name="P4"><text:s text:c="16"/>],</text:p>
      <text:p text:style-name="P4"><text:s text:c="16"/>[</text:p>
      <text:p text:style-name="P4"><text:s text:c="18"/>"37",</text:p>
      <text:p text:style-name="P4"><text:s text:c="18"/>"1119405",</text:p>
      <text:p text:style-name="P4"><text:s text:c="18"/>"299664",</text:p>
      <text:p text:style-name="P4"><text:s text:c="18"/>"0",</text:p>
      <text:p text:style-name="P4"><text:s text:c="18"/>"1",</text:p>
      <text:p text:style-name="P4"><text:s text:c="18"/>"APP0958",</text:p>
      <text:p text:style-name="P4"><text:s text:c="18"/>"1351.99",</text:p>
      <text:p text:style-name="P4"><text:s text:c="18"/>"2017-01-01 12:57:21",</text:p>
      <text:p text:style-name="P4"><text:s text:c="18"/>"1351.99",</text:p>
      <text:p text:style-name="P4"><text:s text:c="18"/>"Apple",</text:p>
      <text:p text:style-name="P4"><text:s text:c="18"/>"Apple MacBook Pro Retina 13 \"i5 27 Ghz | 8GB RAM | 128GB Flash",</text:p>
      <text:p text:style-name="P4"><text:s text:c="18"/>"New MacBook Pro 13-inch Retina screen i5 128GB RAM 8GB Flash 27GHz (MF839Y / A).",</text:p>
      <text:p text:style-name="P4"><text:s text:c="18"/>"1282",</text:p>
      <text:p text:style-name="P4"><text:s text:c="18"/>"1449.0",</text:p>
      <text:p text:style-name="P4"><text:s text:c="18"/>"Computers",</text:p>
      <text:p text:style-name="P4"><text:s text:c="18"/>"MacBook Pro",</text:p>
      <text:p text:style-name="P4"><text:s text:c="18"/>"2017-01-01 00:00:00",</text:p>
      <text:p text:style-name="P4"><text:s text:c="18"/>"High rev, low vol",</text:p>
      <text:p text:style-name="P4"><text:s text:c="18"/>"1351.99",</text:p>
      <text:p text:style-name="P4"><text:s text:c="18"/>"0.06694962042788129"</text:p>
      <text:p text:style-name="P4"><text:s text:c="16"/>],</text:p>
      <text:p text:style-name="P4"><text:s text:c="16"/>[</text:p>
      <text:p text:style-name="P4"><text:s text:c="18"/>"38",</text:p>
      <text:p text:style-name="P4"><text:s text:c="18"/>"1119407",</text:p>
      <text:p text:style-name="P4"><text:s text:c="18"/>"299674",</text:p>
      <text:p text:style-name="P4"><text:s text:c="18"/>"0",</text:p>
      <text:p text:style-name="P4"><text:s text:c="18"/>"1",</text:p>
      <text:p text:style-name="P4"><text:s text:c="18"/>"PAC1296",</text:p>
      <text:p text:style-name="P4"><text:s text:c="18"/>"584.24",</text:p>
      <text:p text:style-name="P4"><text:s text:c="18"/>"2017-01-01 12:58:24",</text:p>
      <text:p text:style-name="P4"><text:s text:c="18"/>"584.24",</text:p>
      <text:p text:style-name="P4"><text:s text:c="18"/>"Pack",</text:p>
      <text:p text:style-name="P4"><text:s text:c="18"/>"Pack QNAP TS-251 + | 8GB RAM | WD 6TB Network",</text:p>
      <text:p text:style-name="P4"><text:s text:c="18"/>"Pack QNAP TS-251 + with 8GB RAM memory + 6TB (2x3TB) Hard Red WD Mac and PC.",</text:p>
      <text:p text:style-name="P4"><text:s text:c="18"/>"12175397",</text:p>
      <text:p text:style-name="P4"><text:soft-page-break/><text:s text:c="18"/>"757.99",</text:p>
      <text:p text:style-name="P4"><text:s text:c="18"/>"Networking",</text:p>
      <text:p text:style-name="P4"><text:s text:c="18"/>"NAS Memory Upgrade",</text:p>
      <text:p text:style-name="P4"><text:s text:c="18"/>"2017-01-01 00:00:00",</text:p>
      <text:p text:style-name="P4"><text:s text:c="18"/>"High rev, low vol",</text:p>
      <text:p text:style-name="P4"><text:s text:c="18"/>"584.24",</text:p>
      <text:p text:style-name="P4"><text:s text:c="18"/>"0.22922465995593608"</text:p>
      <text:p text:style-name="P4"><text:s text:c="16"/>],</text:p>
      <text:p text:style-name="P4"><text:s text:c="16"/>[</text:p>
      <text:p text:style-name="P4"><text:s text:c="18"/>"39",</text:p>
      <text:p text:style-name="P4"><text:s text:c="18"/>"1119419",</text:p>
      <text:p text:style-name="P4"><text:s text:c="18"/>"299681",</text:p>
      <text:p text:style-name="P4"><text:s text:c="18"/>"0",</text:p>
      <text:p text:style-name="P4"><text:s text:c="18"/>"1",</text:p>
      <text:p text:style-name="P4"><text:s text:c="18"/>"SPE0161",</text:p>
      <text:p text:style-name="P4"><text:s text:c="18"/>"35.14",</text:p>
      <text:p text:style-name="P4"><text:s text:c="18"/>"2017-01-01 13:07:07",</text:p>
      <text:p text:style-name="P4"><text:s text:c="18"/>"35.14",</text:p>
      <text:p text:style-name="P4"><text:s text:c="18"/>"Spek SeeThru",</text:p>
      <text:p text:style-name="P4"><text:s text:c="18"/>"Seethru Speck Case Macbook Air 11 \"Blue Calypso",</text:p>
      <text:p text:style-name="P4"><text:s text:c="18"/>"Protective housing MacBook Air 11 inches.",</text:p>
      <text:p text:style-name="P4"><text:s text:c="18"/>"13835403",</text:p>
      <text:p text:style-name="P4"><text:s text:c="18"/>"49.9",</text:p>
      <text:p text:style-name="P4"><text:s text:c="18"/>"Cases &amp; Protection",</text:p>
      <text:p text:style-name="P4"><text:s text:c="18"/>"Case",</text:p>
      <text:p text:style-name="P4"><text:s text:c="18"/>"2017-01-01 00:00:00",</text:p>
      <text:p text:style-name="P4"><text:s text:c="18"/>"High vol, low rev",</text:p>
      <text:p text:style-name="P4"><text:s text:c="18"/>"35.14",</text:p>
      <text:p text:style-name="P4"><text:s text:c="18"/>"0.29579158316633264"</text:p>
      <text:p text:style-name="P4"><text:s text:c="16"/>],</text:p>
      <text:p text:style-name="P4"><text:s text:c="16"/>[</text:p>
      <text:p text:style-name="P4"><text:s text:c="18"/>"40",</text:p>
      <text:p text:style-name="P4"><text:s text:c="18"/>"1119422",</text:p>
      <text:p text:style-name="P4"><text:s text:c="18"/>"299681",</text:p>
      <text:p text:style-name="P4"><text:s text:c="18"/>"0",</text:p>
      <text:p text:style-name="P4"><text:s text:c="18"/>"1",</text:p>
      <text:p text:style-name="P4"><text:s text:c="18"/>"APP0701",</text:p>
      <text:p text:style-name="P4"><text:s text:c="18"/>"69.34",</text:p>
      <text:p text:style-name="P4"><text:s text:c="18"/>"2017-01-01 13:09:14",</text:p>
      <text:p text:style-name="P4"><text:s text:c="18"/>"69.34",</text:p>
      <text:p text:style-name="P4"><text:s text:c="18"/>"Apple",</text:p>
      <text:p text:style-name="P4"><text:s text:c="18"/>" Apple 45W MagSafe 2 charger MacBook Air in June 2012 (OEM)",</text:p>
      <text:p text:style-name="P4"><text:s text:c="18"/>"Apple charger MacBook Air MagSafe 2 45W without original box",</text:p>
      <text:p text:style-name="P4"><text:s text:c="18"/>"13005399",</text:p>
      <text:p text:style-name="P4"><text:s text:c="18"/>"89.0",</text:p>
      <text:p text:style-name="P4"><text:s text:c="18"/>"Power &amp; Charging",</text:p>
      <text:p text:style-name="P4"><text:s text:c="18"/>"Charger",</text:p>
      <text:p text:style-name="P4"><text:s text:c="18"/>"2017-01-01 00:00:00",</text:p>
      <text:p text:style-name="P4"><text:s text:c="18"/>"Low rev, low vol",</text:p>
      <text:p text:style-name="P4"><text:soft-page-break/><text:s text:c="18"/>"69.34",</text:p>
      <text:p text:style-name="P4"><text:s text:c="18"/>"0.22089887640449435"</text:p>
      <text:p text:style-name="P4"><text:s text:c="16"/>],</text:p>
      <text:p text:style-name="P4"><text:s text:c="16"/>[</text:p>
      <text:p text:style-name="P4"><text:s text:c="18"/>"41",</text:p>
      <text:p text:style-name="P4"><text:s text:c="18"/>"1119448",</text:p>
      <text:p text:style-name="P4"><text:s text:c="18"/>"299696",</text:p>
      <text:p text:style-name="P4"><text:s text:c="18"/>"0",</text:p>
      <text:p text:style-name="P4"><text:s text:c="18"/>"1",</text:p>
      <text:p text:style-name="P4"><text:s text:c="18"/>"KEN0212",</text:p>
      <text:p text:style-name="P4"><text:s text:c="18"/>"18.04",</text:p>
      <text:p text:style-name="P4"><text:s text:c="18"/>"2017-01-01 13:27:25",</text:p>
      <text:p text:style-name="P4"><text:s text:c="18"/>"18.04",</text:p>
      <text:p text:style-name="P4"><text:s text:c="18"/>"Jaybird",</text:p>
      <text:p text:style-name="P4"><text:s text:c="18"/>"Kensington Power Bank External Battery 5200mAh Silver",</text:p>
      <text:p text:style-name="P4"><text:s text:c="18"/>"5200mAh external battery small and light (152g) for iPhone iPad and iPod.",</text:p>
      <text:p text:style-name="P4"><text:s text:c="18"/>"1515",</text:p>
      <text:p text:style-name="P4"><text:s text:c="18"/>"32.99",</text:p>
      <text:p text:style-name="P4"><text:s text:c="18"/>"Power &amp; Charging",</text:p>
      <text:p text:style-name="P4"><text:s text:c="18"/>"Battery",</text:p>
      <text:p text:style-name="P4"><text:s text:c="18"/>"2017-01-01 00:00:00",</text:p>
      <text:p text:style-name="P4"><text:s text:c="18"/>"Low rev, low vol",</text:p>
      <text:p text:style-name="P4"><text:s text:c="18"/>"18.04",</text:p>
      <text:p text:style-name="P4"><text:s text:c="18"/>"0.4531676265535011"</text:p>
      <text:p text:style-name="P4"><text:s text:c="16"/>],</text:p>
      <text:p text:style-name="P4"><text:s text:c="16"/>[</text:p>
      <text:p text:style-name="P4"><text:s text:c="18"/>"42",</text:p>
      <text:p text:style-name="P4"><text:s text:c="18"/>"1119470",</text:p>
      <text:p text:style-name="P4"><text:s text:c="18"/>"299704",</text:p>
      <text:p text:style-name="P4"><text:s text:c="18"/>"0",</text:p>
      <text:p text:style-name="P4"><text:s text:c="18"/>"1",</text:p>
      <text:p text:style-name="P4"><text:s text:c="18"/>"APP0697",</text:p>
      <text:p text:style-name="P4"><text:s text:c="18"/>"12.99",</text:p>
      <text:p text:style-name="P4"><text:s text:c="18"/>"2017-01-01 13:41:17",</text:p>
      <text:p text:style-name="P4"><text:s text:c="18"/>"12.99",</text:p>
      <text:p text:style-name="P4"><text:s text:c="18"/>"Apple",</text:p>
      <text:p text:style-name="P4"><text:s text:c="18"/>"OEM USB Cable for iPhone iPad Dock and Apple iPod White Compatible",</text:p>
      <text:p text:style-name="P4"><text:s text:c="18"/>"Cable OEM dock for iPhone iPad and iPod compatible USB Apple (unboxed)",</text:p>
      <text:p text:style-name="P4"><text:s text:c="18"/>"1230",</text:p>
      <text:p text:style-name="P4"><text:s text:c="18"/>"25.0",</text:p>
      <text:p text:style-name="P4"><text:s text:c="18"/>"Cables &amp; Adapters",</text:p>
      <text:p text:style-name="P4"><text:s text:c="18"/>"Lightning USB Cable",</text:p>
      <text:p text:style-name="P4"><text:s text:c="18"/>"2017-01-01 00:00:00",</text:p>
      <text:p text:style-name="P4"><text:s text:c="18"/>"High vol, low rev",</text:p>
      <text:p text:style-name="P4"><text:s text:c="18"/>"12.99",</text:p>
      <text:p text:style-name="P4"><text:s text:c="18"/>"0.4804"</text:p>
      <text:p text:style-name="P4"><text:s text:c="16"/>],</text:p>
      <text:p text:style-name="P4"><text:s text:c="16"/>[</text:p>
      <text:p text:style-name="P4"><text:s text:c="18"/>"43",</text:p>
      <text:p text:style-name="P4"><text:soft-page-break/><text:s text:c="18"/>"1119490",</text:p>
      <text:p text:style-name="P4"><text:s text:c="18"/>"299710",</text:p>
      <text:p text:style-name="P4"><text:s text:c="18"/>"0",</text:p>
      <text:p text:style-name="P4"><text:s text:c="18"/>"1",</text:p>
      <text:p text:style-name="P4"><text:s text:c="18"/>"PHI0072",</text:p>
      <text:p text:style-name="P4"><text:s text:c="18"/>"66.49",</text:p>
      <text:p text:style-name="P4"><text:s text:c="18"/>"2017-01-01 14:05:28",</text:p>
      <text:p text:style-name="P4"><text:s text:c="18"/>"66.49",</text:p>
      <text:p text:style-name="P4"><text:s text:c="18"/>"Philips",</text:p>
      <text:p text:style-name="P4"><text:s text:c="18"/>"Philips Hue bulbs 9.5W White Pack 2 Starter Kit + E27 A60 Bridge",</text:p>
      <text:p text:style-name="P4"><text:s text:c="18"/>"Kit 2 bulbs E27 + white light controller Bridge",</text:p>
      <text:p text:style-name="P4"><text:s text:c="18"/>"11905404",</text:p>
      <text:p text:style-name="P4"><text:s text:c="18"/>"79.95",</text:p>
      <text:p text:style-name="P4"><text:s text:c="18"/>"Smart Home &amp; IoT",</text:p>
      <text:p text:style-name="P4"><text:s text:c="18"/>"Smart Lighting",</text:p>
      <text:p text:style-name="P4"><text:s text:c="18"/>"2017-01-01 00:00:00",</text:p>
      <text:p text:style-name="P4"><text:s text:c="18"/>"High vol, low rev",</text:p>
      <text:p text:style-name="P4"><text:s text:c="18"/>"66.49",</text:p>
      <text:p text:style-name="P4"><text:s text:c="18"/>"0.1683552220137587"</text:p>
      <text:p text:style-name="P4"><text:s text:c="16"/>],</text:p>
      <text:p text:style-name="P4"><text:s text:c="16"/>[</text:p>
      <text:p text:style-name="P4"><text:s text:c="18"/>"44",</text:p>
      <text:p text:style-name="P4"><text:s text:c="18"/>"1119491",</text:p>
      <text:p text:style-name="P4"><text:s text:c="18"/>"299710",</text:p>
      <text:p text:style-name="P4"><text:s text:c="18"/>"0",</text:p>
      <text:p text:style-name="P4"><text:s text:c="18"/>"1",</text:p>
      <text:p text:style-name="P4"><text:s text:c="18"/>"PHI0079",</text:p>
      <text:p text:style-name="P4"><text:s text:c="18"/>"56.04",</text:p>
      <text:p text:style-name="P4"><text:s text:c="18"/>"2017-01-01 14:06:17",</text:p>
      <text:p text:style-name="P4"><text:s text:c="18"/>"56.04",</text:p>
      <text:p text:style-name="P4"><text:s text:c="18"/>"Philips",</text:p>
      <text:p text:style-name="P4"><text:s text:c="18"/>"Philips Hue White and Color Light Bulb 10W A60 E27 Single",</text:p>
      <text:p text:style-name="P4"><text:s text:c="18"/>"Independent bulb color and white for Philips Hue System",</text:p>
      <text:p text:style-name="P4"><text:s text:c="18"/>"11905404",</text:p>
      <text:p text:style-name="P4"><text:s text:c="18"/>"59.95",</text:p>
      <text:p text:style-name="P4"><text:s text:c="18"/>"Smart Home &amp; IoT",</text:p>
      <text:p text:style-name="P4"><text:s text:c="18"/>"Smart Lighting",</text:p>
      <text:p text:style-name="P4"><text:s text:c="18"/>"2017-01-01 00:00:00",</text:p>
      <text:p text:style-name="P4"><text:s text:c="18"/>"High vol, low rev",</text:p>
      <text:p text:style-name="P4"><text:s text:c="18"/>"56.04",</text:p>
      <text:p text:style-name="P4"><text:s text:c="18"/>"0.06522101751459555"</text:p>
      <text:p text:style-name="P4"><text:s text:c="16"/>],</text:p>
      <text:p text:style-name="P4"><text:s text:c="16"/>[</text:p>
      <text:p text:style-name="P4"><text:s text:c="18"/>"45",</text:p>
      <text:p text:style-name="P4"><text:s text:c="18"/>"1119506",</text:p>
      <text:p text:style-name="P4"><text:s text:c="18"/>"299719",</text:p>
      <text:p text:style-name="P4"><text:s text:c="18"/>"0",</text:p>
      <text:p text:style-name="P4"><text:s text:c="18"/>"1",</text:p>
      <text:p text:style-name="P4"><text:s text:c="18"/>"OTT0139",</text:p>
      <text:p text:style-name="P4"><text:soft-page-break/><text:s text:c="18"/>"21.84",</text:p>
      <text:p text:style-name="P4"><text:s text:c="18"/>"2017-01-01 14:19:14",</text:p>
      <text:p text:style-name="P4"><text:s text:c="18"/>"21.84",</text:p>
      <text:p text:style-name="P4"><text:s text:c="18"/>"Otterbox",</text:p>
      <text:p text:style-name="P4"><text:s text:c="18"/>"OtterBox Symmetry Clear Case iPhone SE / 5s / 5 Transparent / Black",</text:p>
      <text:p text:style-name="P4"><text:s text:c="18"/>"resistant cover and rear transparent thin iPhone SE / 5s / 5",</text:p>
      <text:p text:style-name="P4"><text:s text:c="18"/>"11865403",</text:p>
      <text:p text:style-name="P4"><text:s text:c="18"/>"29.99",</text:p>
      <text:p text:style-name="P4"><text:s text:c="18"/>"Cases &amp; Protection",</text:p>
      <text:p text:style-name="P4"><text:s text:c="18"/>"Case",</text:p>
      <text:p text:style-name="P4"><text:s text:c="18"/>"2017-01-01 00:00:00",</text:p>
      <text:p text:style-name="P4"><text:s text:c="18"/>"High vol, low rev",</text:p>
      <text:p text:style-name="P4"><text:s text:c="18"/>"21.84",</text:p>
      <text:p text:style-name="P4"><text:s text:c="18"/>"0.27175725241747245"</text:p>
      <text:p text:style-name="P4"><text:s text:c="16"/>],</text:p>
      <text:p text:style-name="P4"><text:s text:c="16"/>[</text:p>
      <text:p text:style-name="P4"><text:s text:c="18"/>"46",</text:p>
      <text:p text:style-name="P4"><text:s text:c="18"/>"1119510",</text:p>
      <text:p text:style-name="P4"><text:s text:c="18"/>"299719",</text:p>
      <text:p text:style-name="P4"><text:s text:c="18"/>"0",</text:p>
      <text:p text:style-name="P4"><text:s text:c="18"/>"1",</text:p>
      <text:p text:style-name="P4"><text:s text:c="18"/>"GRT0361",</text:p>
      <text:p text:style-name="P4"><text:s text:c="18"/>"18.04",</text:p>
      <text:p text:style-name="P4"><text:s text:c="18"/>"2017-01-01 14:22:21",</text:p>
      <text:p text:style-name="P4"><text:s text:c="18"/>"18.04",</text:p>
      <text:p text:style-name="P4"><text:s text:c="18"/>"Griffin",</text:p>
      <text:p text:style-name="P4"><text:s text:c="18"/>"Griffin PowerJolt Car Charger 5V 2A 12W Lightning",</text:p>
      <text:p text:style-name="P4"><text:s text:c="18"/>"Car Charger for iPhone iPad and iPod.",</text:p>
      <text:p text:style-name="P4"><text:s text:c="18"/>"13615399",</text:p>
      <text:p text:style-name="P4"><text:s text:c="18"/>"19.99",</text:p>
      <text:p text:style-name="P4"><text:s text:c="18"/>"Power &amp; Charging",</text:p>
      <text:p text:style-name="P4"><text:s text:c="18"/>"Charger",</text:p>
      <text:p text:style-name="P4"><text:s text:c="18"/>"2017-01-01 00:00:00",</text:p>
      <text:p text:style-name="P4"><text:s text:c="18"/>"Low rev, low vol",</text:p>
      <text:p text:style-name="P4"><text:s text:c="18"/>"18.04",</text:p>
      <text:p text:style-name="P4"><text:s text:c="18"/>"0.09754877438719357"</text:p>
      <text:p text:style-name="P4"><text:s text:c="16"/>],</text:p>
      <text:p text:style-name="P4"><text:s text:c="16"/>[</text:p>
      <text:p text:style-name="P4"><text:s text:c="18"/>"47",</text:p>
      <text:p text:style-name="P4"><text:s text:c="18"/>"1119513",</text:p>
      <text:p text:style-name="P4"><text:s text:c="18"/>"299723",</text:p>
      <text:p text:style-name="P4"><text:s text:c="18"/>"0",</text:p>
      <text:p text:style-name="P4"><text:s text:c="18"/>"2",</text:p>
      <text:p text:style-name="P4"><text:s text:c="18"/>"MAC0122",</text:p>
      <text:p text:style-name="P4"><text:s text:c="18"/>"23.74",</text:p>
      <text:p text:style-name="P4"><text:s text:c="18"/>"2017-01-01 14:26:43",</text:p>
      <text:p text:style-name="P4"><text:s text:c="18"/>"47.48",</text:p>
      <text:p text:style-name="P4"><text:s text:c="18"/>"Macally",</text:p>
      <text:p text:style-name="P4"><text:s text:c="18"/>"Macally USB 3.0 External Enclosure 2.5 \"SATA Plata",</text:p>
      <text:p text:style-name="P4"><text:soft-page-break/><text:s text:c="18"/>"Aluminum HDD external case 2.5 USB 3.0 for Mac and PC inches.",</text:p>
      <text:p text:style-name="P4"><text:s text:c="18"/>"12995397",</text:p>
      <text:p text:style-name="P4"><text:s text:c="18"/>"29.95",</text:p>
      <text:p text:style-name="P4"><text:s text:c="18"/>"Storage",</text:p>
      <text:p text:style-name="P4"><text:s text:c="18"/>"Enclosure / Dock",</text:p>
      <text:p text:style-name="P4"><text:s text:c="18"/>"2017-01-01 00:00:00",</text:p>
      <text:p text:style-name="P4"><text:s text:c="18"/>"High rev, high vol",</text:p>
      <text:p text:style-name="P4"><text:s text:c="18"/>"47.48",</text:p>
      <text:p text:style-name="P4"><text:s text:c="18"/>"0.20734557595993325"</text:p>
      <text:p text:style-name="P4"><text:s text:c="16"/>],</text:p>
      <text:p text:style-name="P4"><text:s text:c="16"/>[</text:p>
      <text:p text:style-name="P4"><text:s text:c="18"/>"48",</text:p>
      <text:p text:style-name="P4"><text:s text:c="18"/>"1119529",</text:p>
      <text:p text:style-name="P4"><text:s text:c="18"/>"299696",</text:p>
      <text:p text:style-name="P4"><text:s text:c="18"/>"0",</text:p>
      <text:p text:style-name="P4"><text:s text:c="18"/>"3",</text:p>
      <text:p text:style-name="P4"><text:s text:c="18"/>"SAN0112",</text:p>
      <text:p text:style-name="P4"><text:s text:c="18"/>"18.99",</text:p>
      <text:p text:style-name="P4"><text:s text:c="18"/>"2017-01-01 14:52:01",</text:p>
      <text:p text:style-name="P4"><text:s text:c="18"/>"56.97",</text:p>
      <text:p text:style-name="P4"><text:s text:c="18"/>"SanDisk",</text:p>
      <text:p text:style-name="P4"><text:s text:c="18"/>"SanDisk Ultra Flair Flash Drive 64GB USB 3.0",</text:p>
      <text:p text:style-name="P4"><text:s text:c="18"/>"USB 3.0 flash drive 64GB USB Flash Drive Mac and PC.",</text:p>
      <text:p text:style-name="P4"><text:s text:c="18"/>"57445397",</text:p>
      <text:p text:style-name="P4"><text:s text:c="18"/>"24.99",</text:p>
      <text:p text:style-name="P4"><text:s text:c="18"/>"Storage",</text:p>
      <text:p text:style-name="P4"><text:s text:c="18"/>"Flash Drive",</text:p>
      <text:p text:style-name="P4"><text:s text:c="18"/>"2017-01-01 00:00:00",</text:p>
      <text:p text:style-name="P4"><text:s text:c="18"/>"High rev, high vol",</text:p>
      <text:p text:style-name="P4"><text:s text:c="18"/>"56.97",</text:p>
      <text:p text:style-name="P4"><text:s text:c="18"/>"0.24009603841536617"</text:p>
      <text:p text:style-name="P4"><text:s text:c="16"/>],</text:p>
      <text:p text:style-name="P4"><text:s text:c="16"/>[</text:p>
      <text:p text:style-name="P4"><text:s text:c="18"/>"49",</text:p>
      <text:p text:style-name="P4"><text:s text:c="18"/>"1119539",</text:p>
      <text:p text:style-name="P4"><text:s text:c="18"/>"299736",</text:p>
      <text:p text:style-name="P4"><text:s text:c="18"/>"0",</text:p>
      <text:p text:style-name="P4"><text:s text:c="18"/>"1",</text:p>
      <text:p text:style-name="P4"><text:s text:c="18"/>"WAC0191",</text:p>
      <text:p text:style-name="P4"><text:s text:c="18"/>"161.49",</text:p>
      <text:p text:style-name="P4"><text:s text:c="18"/>"2017-01-01 14:59:29",</text:p>
      <text:p text:style-name="P4"><text:s text:c="18"/>"161.49",</text:p>
      <text:p text:style-name="P4"><text:s text:c="18"/>"Wacom",</text:p>
      <text:p text:style-name="P4"><text:s text:c="18"/>"Education - Wacom Intuos Comic M Black",</text:p>
      <text:p text:style-name="P4"><text:s text:c="18"/>"multi-touch graphics tablet with pen precision and free software for Mac and PC",</text:p>
      <text:p text:style-name="P4"><text:s text:c="18"/>"1405",</text:p>
      <text:p text:style-name="P4"><text:s text:c="18"/>"199.99",</text:p>
      <text:p text:style-name="P4"><text:s text:c="18"/>"Portable Devices",</text:p>
      <text:p text:style-name="P4"><text:s text:c="18"/>"Graphics Tablet",</text:p>
      <text:p text:style-name="P4"><text:soft-page-break/><text:s text:c="18"/>"2017-01-01 00:00:00",</text:p>
      <text:p text:style-name="P4"><text:s text:c="18"/>"High rev, low vol",</text:p>
      <text:p text:style-name="P4"><text:s text:c="18"/>"161.49",</text:p>
      <text:p text:style-name="P4"><text:s text:c="18"/>"0.19250962548127407"</text:p>
      <text:p text:style-name="P4"><text:s text:c="16"/>]</text:p>
      <text:p text:style-name="P4"><text:s text:c="14"/>],</text:p>
      <text:p text:style-name="P4"><text:s text:c="14"/>"shape": {</text:p>
      <text:p text:style-name="P4"><text:s text:c="16"/>"columns": 19,</text:p>
      <text:p text:style-name="P4"><text:s text:c="16"/>"rows": 57974</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5"/>&lt;th&gt;unit_price_total&lt;/th&gt;\n",</text:p>
      <text:p text:style-name="P4"><text:s text:c="14"/>" <text:s text:c="5"/>&lt;th&gt;brand&lt;/th&gt;\n",</text:p>
      <text:p text:style-name="P4"><text:s text:c="14"/>" <text:s text:c="5"/>&lt;th&gt;name&lt;/th&gt;\n",</text:p>
      <text:p text:style-name="P4"><text:s text:c="14"/>" <text:s text:c="5"/>&lt;th&gt;desc&lt;/th&gt;\n",</text:p>
      <text:p text:style-name="P4"><text:s text:c="14"/>" <text:s text:c="5"/>&lt;th&gt;type&lt;/th&gt;\n",</text:p>
      <text:p text:style-name="P4"><text:s text:c="14"/>" <text:s text:c="5"/>&lt;th&gt;price&lt;/th&gt;\n",</text:p>
      <text:p text:style-name="P4"><text:s text:c="14"/>" <text:s text:c="5"/>&lt;th&gt;category&lt;/th&gt;\n",</text:p>
      <text:p text:style-name="P4"><text:s text:c="14"/>" <text:s text:c="5"/>&lt;th&gt;subcategory&lt;/th&gt;\n",</text:p>
      <text:p text:style-name="P4"><text:s text:c="14"/>" <text:s text:c="5"/>&lt;th&gt;month&lt;/th&gt;\n",</text:p>
      <text:p text:style-name="P4"><text:s text:c="14"/>" <text:s text:c="5"/>&lt;th&gt;tier&lt;/th&gt;\n",</text:p>
      <text:p text:style-name="P4"><text:s text:c="14"/>" <text:s text:c="5"/>&lt;th&gt;revenue&lt;/th&gt;\n",</text:p>
      <text:p text:style-name="P4"><text:s text:c="14"/>" <text:s text:c="5"/>&lt;th&gt;discount_pct&lt;/th&gt;\n",</text:p>
      <text:p text:style-name="P4"><text:soft-page-break/><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1119116&lt;/td&gt;\n",</text:p>
      <text:p text:style-name="P4"><text:s text:c="14"/>" <text:s text:c="5"/>&lt;td&gt;299545&lt;/td&gt;\n",</text:p>
      <text:p text:style-name="P4"><text:s text:c="14"/>" <text:s text:c="5"/>&lt;td&gt;0&lt;/td&gt;\n",</text:p>
      <text:p text:style-name="P4"><text:s text:c="14"/>" <text:s text:c="5"/>&lt;td&gt;1&lt;/td&gt;\n",</text:p>
      <text:p text:style-name="P4"><text:s text:c="14"/>" <text:s text:c="5"/>&lt;td&gt;OWC0100&lt;/td&gt;\n",</text:p>
      <text:p text:style-name="P4"><text:s text:c="14"/>" <text:s text:c="5"/>&lt;td&gt;47.49&lt;/td&gt;\n",</text:p>
      <text:p text:style-name="P4"><text:s text:c="14"/>" <text:s text:c="5"/>&lt;td&gt;2017-01-01 01:46:16&lt;/td&gt;\n",</text:p>
      <text:p text:style-name="P4"><text:s text:c="14"/>" <text:s text:c="5"/>&lt;td&gt;47.49&lt;/td&gt;\n",</text:p>
      <text:p text:style-name="P4"><text:s text:c="14"/>" <text:s text:c="5"/>&lt;td&gt;OWC&lt;/td&gt;\n",</text:p>
      <text:p text:style-name="P4"><text:s text:c="14"/>" <text:s text:c="5"/>&lt;td&gt;OWC In-line Digital Temperature Sensor Kit HDD...&lt;/td&gt;\n",</text:p>
      <text:p text:style-name="P4"><text:s text:c="14"/>" <text:s text:c="5"/>&lt;td&gt;Kit temperature sensor for HDD iMac 21 inch an...&lt;/td&gt;\n",</text:p>
      <text:p text:style-name="P4"><text:s text:c="14"/>" <text:s text:c="5"/>&lt;td&gt;12755395&lt;/td&gt;\n",</text:p>
      <text:p text:style-name="P4"><text:s text:c="14"/>" <text:s text:c="5"/>&lt;td&gt;60.99&lt;/td&gt;\n",</text:p>
      <text:p text:style-name="P4"><text:s text:c="14"/>" <text:s text:c="5"/>&lt;td&gt;Tools &amp;amp; Repair&lt;/td&gt;\n",</text:p>
      <text:p text:style-name="P4"><text:s text:c="14"/>" <text:s text:c="5"/>&lt;td&gt;Replacement Part&lt;/td&gt;\n",</text:p>
      <text:p text:style-name="P4"><text:s text:c="14"/>" <text:s text:c="5"/>&lt;td&gt;2017-01-01&lt;/td&gt;\n",</text:p>
      <text:p text:style-name="P4"><text:s text:c="14"/>" <text:s text:c="5"/>&lt;td&gt;High vol, low rev&lt;/td&gt;\n",</text:p>
      <text:p text:style-name="P4"><text:s text:c="14"/>" <text:s text:c="5"/>&lt;td&gt;47.49&lt;/td&gt;\n",</text:p>
      <text:p text:style-name="P4"><text:s text:c="14"/>" <text:s text:c="5"/>&lt;td&gt;0.221348&lt;/td&gt;\n",</text:p>
      <text:p text:style-name="P4"><text:s text:c="14"/>" <text:s text:c="3"/>&lt;/tr&gt;\n",</text:p>
      <text:p text:style-name="P4"><text:s text:c="14"/>" <text:s text:c="3"/>&lt;tr&gt;\n",</text:p>
      <text:p text:style-name="P4"><text:s text:c="14"/>" <text:s text:c="5"/>&lt;th&gt;1&lt;/th&gt;\n",</text:p>
      <text:p text:style-name="P4"><text:s text:c="14"/>" <text:s text:c="5"/>&lt;td&gt;1119119&lt;/td&gt;\n",</text:p>
      <text:p text:style-name="P4"><text:s text:c="14"/>" <text:s text:c="5"/>&lt;td&gt;299546&lt;/td&gt;\n",</text:p>
      <text:p text:style-name="P4"><text:s text:c="14"/>" <text:s text:c="5"/>&lt;td&gt;0&lt;/td&gt;\n",</text:p>
      <text:p text:style-name="P4"><text:s text:c="14"/>" <text:s text:c="5"/>&lt;td&gt;1&lt;/td&gt;\n",</text:p>
      <text:p text:style-name="P4"><text:s text:c="14"/>" <text:s text:c="5"/>&lt;td&gt;IOT0014&lt;/td&gt;\n",</text:p>
      <text:p text:style-name="P4"><text:s text:c="14"/>" <text:s text:c="5"/>&lt;td&gt;18.99&lt;/td&gt;\n",</text:p>
      <text:p text:style-name="P4"><text:s text:c="14"/>" <text:s text:c="5"/>&lt;td&gt;2017-01-01 01:50:34&lt;/td&gt;\n",</text:p>
      <text:p text:style-name="P4"><text:s text:c="14"/>" <text:s text:c="5"/>&lt;td&gt;18.99&lt;/td&gt;\n",</text:p>
      <text:p text:style-name="P4"><text:s text:c="14"/>" <text:s text:c="5"/>&lt;td&gt;iOttie&lt;/td&gt;\n",</text:p>
      <text:p text:style-name="P4"><text:s text:c="14"/>" <text:s text:c="5"/>&lt;td&gt;iOttie Easy View 2 Car Black Support&lt;/td&gt;\n",</text:p>
      <text:p text:style-name="P4"><text:s text:c="14"/>" <text:s text:c="5"/>&lt;td&gt;IPhone car holder 7 plus / 7/6 Plus / 6 / 5s /...&lt;/td&gt;\n",</text:p>
      <text:p text:style-name="P4"><text:s text:c="14"/>" <text:s text:c="5"/>&lt;td&gt;5720&lt;/td&gt;\n",</text:p>
      <text:p text:style-name="P4"><text:s text:c="14"/>" <text:s text:c="5"/>&lt;td&gt;22.95&lt;/td&gt;\n",</text:p>
      <text:p text:style-name="P4"><text:s text:c="14"/>" <text:s text:c="5"/>&lt;td&gt;Stand &amp;amp; Mount&lt;/td&gt;\n",</text:p>
      <text:p text:style-name="P4"><text:s text:c="14"/>" <text:s text:c="5"/>&lt;td&gt;Support&lt;/td&gt;\n",</text:p>
      <text:p text:style-name="P4"><text:s text:c="14"/>" <text:s text:c="5"/>&lt;td&gt;2017-01-01&lt;/td&gt;\n",</text:p>
      <text:p text:style-name="P4"><text:s text:c="14"/>" <text:s text:c="5"/>&lt;td&gt;Low rev, low vol&lt;/td&gt;\n",</text:p>
      <text:p text:style-name="P4"><text:s text:c="14"/>" <text:s text:c="5"/>&lt;td&gt;18.99&lt;/td&gt;\n",</text:p>
      <text:p text:style-name="P4"><text:s text:c="14"/>" <text:s text:c="5"/>&lt;td&gt;0.172549&lt;/td&gt;\n",</text:p>
      <text:p text:style-name="P4"><text:s text:c="14"/>" <text:s text:c="3"/>&lt;/tr&gt;\n",</text:p>
      <text:p text:style-name="P4"><text:s text:c="14"/>" <text:s text:c="3"/>&lt;tr&gt;\n",</text:p>
      <text:p text:style-name="P4"><text:s text:c="14"/>" <text:s text:c="5"/>&lt;th&gt;2&lt;/th&gt;\n",</text:p>
      <text:p text:style-name="P4"><text:soft-page-break/><text:s text:c="14"/>" <text:s text:c="5"/>&lt;td&gt;1119120&lt;/td&gt;\n",</text:p>
      <text:p text:style-name="P4"><text:s text:c="14"/>" <text:s text:c="5"/>&lt;td&gt;295347&lt;/td&gt;\n",</text:p>
      <text:p text:style-name="P4"><text:s text:c="14"/>" <text:s text:c="5"/>&lt;td&gt;0&lt;/td&gt;\n",</text:p>
      <text:p text:style-name="P4"><text:s text:c="14"/>" <text:s text:c="5"/>&lt;td&gt;1&lt;/td&gt;\n",</text:p>
      <text:p text:style-name="P4"><text:s text:c="14"/>" <text:s text:c="5"/>&lt;td&gt;APP0700&lt;/td&gt;\n",</text:p>
      <text:p text:style-name="P4"><text:s text:c="14"/>" <text:s text:c="5"/>&lt;td&gt;72.19&lt;/td&gt;\n",</text:p>
      <text:p text:style-name="P4"><text:s text:c="14"/>" <text:s text:c="5"/>&lt;td&gt;2017-01-01 01:54:11&lt;/td&gt;\n",</text:p>
      <text:p text:style-name="P4"><text:s text:c="14"/>" <text:s text:c="5"/>&lt;td&gt;72.19&lt;/td&gt;\n",</text:p>
      <text:p text:style-name="P4"><text:s text:c="14"/>" <text:s text:c="5"/>&lt;td&gt;Apple&lt;/td&gt;\n",</text:p>
      <text:p text:style-name="P4"><text:s text:c="14"/>" <text:s text:c="5"/>&lt;td&gt;Apple 85W MagSafe 2 charger MacBook Pro screen...&lt;/td&gt;\n",</text:p>
      <text:p text:style-name="P4"><text:s text:c="14"/>" <text:s text:c="5"/>&lt;td&gt;Apple MagSafe 2 Charger for MacBook Pro 15-inc...&lt;/td&gt;\n",</text:p>
      <text:p text:style-name="P4"><text:s text:c="14"/>" <text:s text:c="5"/>&lt;td&gt;13005399&lt;/td&gt;\n",</text:p>
      <text:p text:style-name="P4"><text:s text:c="14"/>" <text:s text:c="5"/>&lt;td&gt;89.00&lt;/td&gt;\n",</text:p>
      <text:p text:style-name="P4"><text:s text:c="14"/>" <text:s text:c="5"/>&lt;td&gt;Power &amp;amp; Charging&lt;/td&gt;\n",</text:p>
      <text:p text:style-name="P4"><text:s text:c="14"/>" <text:s text:c="5"/>&lt;td&gt;Charger&lt;/td&gt;\n",</text:p>
      <text:p text:style-name="P4"><text:s text:c="14"/>" <text:s text:c="5"/>&lt;td&gt;2017-01-01&lt;/td&gt;\n",</text:p>
      <text:p text:style-name="P4"><text:s text:c="14"/>" <text:s text:c="5"/>&lt;td&gt;Low rev, low vol&lt;/td&gt;\n",</text:p>
      <text:p text:style-name="P4"><text:s text:c="14"/>" <text:s text:c="5"/>&lt;td&gt;72.19&lt;/td&gt;\n",</text:p>
      <text:p text:style-name="P4"><text:s text:c="14"/>" <text:s text:c="5"/>&lt;td&gt;0.188876&lt;/td&gt;\n",</text:p>
      <text:p text:style-name="P4"><text:s text:c="14"/>" <text:s text:c="3"/>&lt;/tr&gt;\n",</text:p>
      <text:p text:style-name="P4"><text:s text:c="14"/>" <text:s text:c="3"/>&lt;tr&gt;\n",</text:p>
      <text:p text:style-name="P4"><text:s text:c="14"/>" <text:s text:c="5"/>&lt;th&gt;3&lt;/th&gt;\n",</text:p>
      <text:p text:style-name="P4"><text:s text:c="14"/>" <text:s text:c="5"/>&lt;td&gt;1119126&lt;/td&gt;\n",</text:p>
      <text:p text:style-name="P4"><text:s text:c="14"/>" <text:s text:c="5"/>&lt;td&gt;299549&lt;/td&gt;\n",</text:p>
      <text:p text:style-name="P4"><text:s text:c="14"/>" <text:s text:c="5"/>&lt;td&gt;0&lt;/td&gt;\n",</text:p>
      <text:p text:style-name="P4"><text:s text:c="14"/>" <text:s text:c="5"/>&lt;td&gt;1&lt;/td&gt;\n",</text:p>
      <text:p text:style-name="P4"><text:s text:c="14"/>" <text:s text:c="5"/>&lt;td&gt;PAC0929&lt;/td&gt;\n",</text:p>
      <text:p text:style-name="P4"><text:s text:c="14"/>" <text:s text:c="5"/>&lt;td&gt;2565.99&lt;/td&gt;\n",</text:p>
      <text:p text:style-name="P4"><text:s text:c="14"/>" <text:s text:c="5"/>&lt;td&gt;2017-01-01 02:07:42&lt;/td&gt;\n",</text:p>
      <text:p text:style-name="P4"><text:s text:c="14"/>" <text:s text:c="5"/>&lt;td&gt;2565.99&lt;/td&gt;\n",</text:p>
      <text:p text:style-name="P4"><text:s text:c="14"/>" <text:s text:c="5"/>&lt;td&gt;Pack&lt;/td&gt;\n",</text:p>
      <text:p text:style-name="P4"><text:s text:c="14"/>" <text:s text:c="5"/>&lt;td&gt;Apple iMac 27 \"Core i5 3.2GHz Retina 5K | 32GB...&lt;/td&gt;\n",</text:p>
      <text:p text:style-name="P4"><text:s text:c="14"/>" <text:s text:c="5"/>&lt;td&gt;IMac desktop computer 27 inch Retina 5K RAM 32...&lt;/td&gt;\n",</text:p>
      <text:p text:style-name="P4"><text:s text:c="14"/>" <text:s text:c="5"/>&lt;td&gt;1282&lt;/td&gt;\n",</text:p>
      <text:p text:style-name="P4"><text:s text:c="14"/>" <text:s text:c="5"/>&lt;td&gt;3209.00&lt;/td&gt;\n",</text:p>
      <text:p text:style-name="P4"><text:s text:c="14"/>" <text:s text:c="5"/>&lt;td&gt;Computers&lt;/td&gt;\n",</text:p>
      <text:p text:style-name="P4"><text:s text:c="14"/>" <text:s text:c="5"/>&lt;td&gt;iMac&lt;/td&gt;\n",</text:p>
      <text:p text:style-name="P4"><text:s text:c="14"/>" <text:s text:c="5"/>&lt;td&gt;2017-01-01&lt;/td&gt;\n",</text:p>
      <text:p text:style-name="P4"><text:s text:c="14"/>" <text:s text:c="5"/>&lt;td&gt;High rev, low vol&lt;/td&gt;\n",</text:p>
      <text:p text:style-name="P4"><text:s text:c="14"/>" <text:s text:c="5"/>&lt;td&gt;2565.99&lt;/td&gt;\n",</text:p>
      <text:p text:style-name="P4"><text:s text:c="14"/>" <text:s text:c="5"/>&lt;td&gt;0.200377&lt;/td&gt;\n",</text:p>
      <text:p text:style-name="P4"><text:s text:c="14"/>" <text:s text:c="3"/>&lt;/tr&gt;\n",</text:p>
      <text:p text:style-name="P4"><text:s text:c="14"/>" <text:s text:c="3"/>&lt;tr&gt;\n",</text:p>
      <text:p text:style-name="P4"><text:s text:c="14"/>" <text:s text:c="5"/>&lt;th&gt;4&lt;/th&gt;\n",</text:p>
      <text:p text:style-name="P4"><text:s text:c="14"/>" <text:s text:c="5"/>&lt;td&gt;1119134&lt;/td&gt;\n",</text:p>
      <text:p text:style-name="P4"><text:s text:c="14"/>" <text:s text:c="5"/>&lt;td&gt;299556&lt;/td&gt;\n",</text:p>
      <text:p text:style-name="P4"><text:s text:c="14"/>" <text:s text:c="5"/>&lt;td&gt;0&lt;/td&gt;\n",</text:p>
      <text:p text:style-name="P4"><text:s text:c="14"/>" <text:s text:c="5"/>&lt;td&gt;1&lt;/td&gt;\n",</text:p>
      <text:p text:style-name="P4"><text:s text:c="14"/>" <text:s text:c="5"/>&lt;td&gt;CRU0039-A&lt;/td&gt;\n",</text:p>
      <text:p text:style-name="P4"><text:soft-page-break/><text:s text:c="14"/>" <text:s text:c="5"/>&lt;td&gt;60.90&lt;/td&gt;\n",</text:p>
      <text:p text:style-name="P4"><text:s text:c="14"/>" <text:s text:c="5"/>&lt;td&gt;2017-01-01 02:20:14&lt;/td&gt;\n",</text:p>
      <text:p text:style-name="P4"><text:s text:c="14"/>" <text:s text:c="5"/>&lt;td&gt;60.90&lt;/td&gt;\n",</text:p>
      <text:p text:style-name="P4"><text:s text:c="14"/>" <text:s text:c="5"/>&lt;td&gt;Crucial&lt;/td&gt;\n",</text:p>
      <text:p text:style-name="P4"><text:s text:c="14"/>" <text:s text:c="5"/>&lt;td&gt;(Open) Crucial 240GB SSD 7mm BX200&lt;/td&gt;\n",</text:p>
      <text:p text:style-name="P4"><text:s text:c="14"/>" <text:s text:c="5"/>&lt;td&gt;SSD hard drive and high-speed performance with...&lt;/td&gt;\n",</text:p>
      <text:p text:style-name="P4"><text:s text:c="14"/>" <text:s text:c="5"/>&lt;td&gt;1298&lt;/td&gt;\n",</text:p>
      <text:p text:style-name="P4"><text:s text:c="14"/>" <text:s text:c="5"/>&lt;td&gt;76.99&lt;/td&gt;\n",</text:p>
      <text:p text:style-name="P4"><text:s text:c="14"/>" <text:s text:c="5"/>&lt;td&gt;Storage&lt;/td&gt;\n",</text:p>
      <text:p text:style-name="P4"><text:s text:c="14"/>" <text:s text:c="5"/>&lt;td&gt;SSD&lt;/td&gt;\n",</text:p>
      <text:p text:style-name="P4"><text:s text:c="14"/>" <text:s text:c="5"/>&lt;td&gt;2017-01-01&lt;/td&gt;\n",</text:p>
      <text:p text:style-name="P4"><text:s text:c="14"/>" <text:s text:c="5"/>&lt;td&gt;High rev, high vol&lt;/td&gt;\n",</text:p>
      <text:p text:style-name="P4"><text:s text:c="14"/>" <text:s text:c="5"/>&lt;td&gt;60.90&lt;/td&gt;\n",</text:p>
      <text:p text:style-name="P4"><text:s text:c="14"/>" <text:s text:c="5"/>&lt;td&gt;0.208988&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57969&lt;/th&gt;\n",</text:p>
      <text:p text:style-name="P4"><text:s text:c="14"/>" <text:s text:c="5"/>&lt;td&gt;1649447&lt;/td&gt;\n",</text:p>
      <text:p text:style-name="P4"><text:s text:c="14"/>" <text:s text:c="5"/>&lt;td&gt;527035&lt;/td&gt;\n",</text:p>
      <text:p text:style-name="P4"><text:s text:c="14"/>" <text:s text:c="5"/>&lt;td&gt;0&lt;/td&gt;\n",</text:p>
      <text:p text:style-name="P4"><text:s text:c="14"/>" <text:s text:c="5"/>&lt;td&gt;1&lt;/td&gt;\n",</text:p>
      <text:p text:style-name="P4"><text:s text:c="14"/>" <text:s text:c="5"/>&lt;td&gt;APP0698&lt;/td&gt;\n",</text:p>
      <text:p text:style-name="P4"><text:s text:c="14"/>" <text:s text:c="5"/>&lt;td&gt;9.99&lt;/td&gt;\n",</text:p>
      <text:p text:style-name="P4"><text:s text:c="14"/>" <text:s text:c="5"/>&lt;td&gt;2018-03-14 11:42:41&lt;/td&gt;\n",</text:p>
      <text:p text:style-name="P4"><text:s text:c="14"/>" <text:s text:c="5"/>&lt;td&gt;9.99&lt;/td&gt;\n",</text:p>
      <text:p text:style-name="P4"><text:s text:c="14"/>" <text:s text:c="5"/>&lt;td&gt;Apple&lt;/td&gt;\n",</text:p>
      <text:p text:style-name="P4"><text:s text:c="14"/>" <text:s text:c="5"/>&lt;td&gt;Apple Lightning Cable Connector to USB 1m Whit...&lt;/td&gt;\n",</text:p>
      <text:p text:style-name="P4"><text:soft-page-break/><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2018-03-01&lt;/td&gt;\n",</text:p>
      <text:p text:style-name="P4"><text:s text:c="14"/>" <text:s text:c="5"/>&lt;td&gt;High vol, low rev&lt;/td&gt;\n",</text:p>
      <text:p text:style-name="P4"><text:s text:c="14"/>" <text:s text:c="5"/>&lt;td&gt;9.99&lt;/td&gt;\n",</text:p>
      <text:p text:style-name="P4"><text:s text:c="14"/>" <text:s text:c="5"/>&lt;td&gt;0.600400&lt;/td&gt;\n",</text:p>
      <text:p text:style-name="P4"><text:s text:c="14"/>" <text:s text:c="3"/>&lt;/tr&gt;\n",</text:p>
      <text:p text:style-name="P4"><text:s text:c="14"/>" <text:s text:c="3"/>&lt;tr&gt;\n",</text:p>
      <text:p text:style-name="P4"><text:s text:c="14"/>" <text:s text:c="5"/>&lt;th&gt;57970&lt;/th&gt;\n",</text:p>
      <text:p text:style-name="P4"><text:s text:c="14"/>" <text:s text:c="5"/>&lt;td&gt;1649512&lt;/td&gt;\n",</text:p>
      <text:p text:style-name="P4"><text:s text:c="14"/>" <text:s text:c="5"/>&lt;td&gt;527070&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1:49:01&lt;/td&gt;\n",</text:p>
      <text:p text:style-name="P4"><text:s text:c="14"/>" <text:s text:c="5"/>&lt;td&gt;19.98&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2018-03-01&lt;/td&gt;\n",</text:p>
      <text:p text:style-name="P4"><text:s text:c="14"/>" <text:s text:c="5"/>&lt;td&gt;High vol, low rev&lt;/td&gt;\n",</text:p>
      <text:p text:style-name="P4"><text:s text:c="14"/>" <text:s text:c="5"/>&lt;td&gt;19.98&lt;/td&gt;\n",</text:p>
      <text:p text:style-name="P4"><text:s text:c="14"/>" <text:s text:c="5"/>&lt;td&gt;0.600400&lt;/td&gt;\n",</text:p>
      <text:p text:style-name="P4"><text:s text:c="14"/>" <text:s text:c="3"/>&lt;/tr&gt;\n",</text:p>
      <text:p text:style-name="P4"><text:s text:c="14"/>" <text:s text:c="3"/>&lt;tr&gt;\n",</text:p>
      <text:p text:style-name="P4"><text:s text:c="14"/>" <text:s text:c="5"/>&lt;th&gt;57971&lt;/th&gt;\n",</text:p>
      <text:p text:style-name="P4"><text:s text:c="14"/>" <text:s text:c="5"/>&lt;td&gt;1649522&lt;/td&gt;\n",</text:p>
      <text:p text:style-name="P4"><text:s text:c="14"/>" <text:s text:c="5"/>&lt;td&gt;527074&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1:49:36&lt;/td&gt;\n",</text:p>
      <text:p text:style-name="P4"><text:s text:c="14"/>" <text:s text:c="5"/>&lt;td&gt;19.98&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oft-page-break/><text:s text:c="14"/>" <text:s text:c="5"/>&lt;td&gt;2018-03-01&lt;/td&gt;\n",</text:p>
      <text:p text:style-name="P4"><text:s text:c="14"/>" <text:s text:c="5"/>&lt;td&gt;High vol, low rev&lt;/td&gt;\n",</text:p>
      <text:p text:style-name="P4"><text:s text:c="14"/>" <text:s text:c="5"/>&lt;td&gt;19.98&lt;/td&gt;\n",</text:p>
      <text:p text:style-name="P4"><text:s text:c="14"/>" <text:s text:c="5"/>&lt;td&gt;0.600400&lt;/td&gt;\n",</text:p>
      <text:p text:style-name="P4"><text:s text:c="14"/>" <text:s text:c="3"/>&lt;/tr&gt;\n",</text:p>
      <text:p text:style-name="P4"><text:s text:c="14"/>" <text:s text:c="3"/>&lt;tr&gt;\n",</text:p>
      <text:p text:style-name="P4"><text:s text:c="14"/>" <text:s text:c="5"/>&lt;th&gt;57972&lt;/th&gt;\n",</text:p>
      <text:p text:style-name="P4"><text:s text:c="14"/>" <text:s text:c="5"/>&lt;td&gt;1649565&lt;/td&gt;\n",</text:p>
      <text:p text:style-name="P4"><text:s text:c="14"/>" <text:s text:c="5"/>&lt;td&gt;527096&lt;/td&gt;\n",</text:p>
      <text:p text:style-name="P4"><text:s text:c="14"/>" <text:s text:c="5"/>&lt;td&gt;0&lt;/td&gt;\n",</text:p>
      <text:p text:style-name="P4"><text:s text:c="14"/>" <text:s text:c="5"/>&lt;td&gt;3&lt;/td&gt;\n",</text:p>
      <text:p text:style-name="P4"><text:s text:c="14"/>" <text:s text:c="5"/>&lt;td&gt;APP0698&lt;/td&gt;\n",</text:p>
      <text:p text:style-name="P4"><text:s text:c="14"/>" <text:s text:c="5"/>&lt;td&gt;9.99&lt;/td&gt;\n",</text:p>
      <text:p text:style-name="P4"><text:s text:c="14"/>" <text:s text:c="5"/>&lt;td&gt;2018-03-14 11:54:35&lt;/td&gt;\n",</text:p>
      <text:p text:style-name="P4"><text:s text:c="14"/>" <text:s text:c="5"/>&lt;td&gt;29.97&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2018-03-01&lt;/td&gt;\n",</text:p>
      <text:p text:style-name="P4"><text:s text:c="14"/>" <text:s text:c="5"/>&lt;td&gt;High vol, low rev&lt;/td&gt;\n",</text:p>
      <text:p text:style-name="P4"><text:s text:c="14"/>" <text:s text:c="5"/>&lt;td&gt;29.97&lt;/td&gt;\n",</text:p>
      <text:p text:style-name="P4"><text:s text:c="14"/>" <text:s text:c="5"/>&lt;td&gt;0.600400&lt;/td&gt;\n",</text:p>
      <text:p text:style-name="P4"><text:s text:c="14"/>" <text:s text:c="3"/>&lt;/tr&gt;\n",</text:p>
      <text:p text:style-name="P4"><text:s text:c="14"/>" <text:s text:c="3"/>&lt;tr&gt;\n",</text:p>
      <text:p text:style-name="P4"><text:s text:c="14"/>" <text:s text:c="5"/>&lt;th&gt;57973&lt;/th&gt;\n",</text:p>
      <text:p text:style-name="P4"><text:s text:c="14"/>" <text:s text:c="5"/>&lt;td&gt;1649593&lt;/td&gt;\n",</text:p>
      <text:p text:style-name="P4"><text:s text:c="14"/>" <text:s text:c="5"/>&lt;td&gt;527112&lt;/td&gt;\n",</text:p>
      <text:p text:style-name="P4"><text:s text:c="14"/>" <text:s text:c="5"/>&lt;td&gt;0&lt;/td&gt;\n",</text:p>
      <text:p text:style-name="P4"><text:s text:c="14"/>" <text:s text:c="5"/>&lt;td&gt;1&lt;/td&gt;\n",</text:p>
      <text:p text:style-name="P4"><text:s text:c="14"/>" <text:s text:c="5"/>&lt;td&gt;APP0698&lt;/td&gt;\n",</text:p>
      <text:p text:style-name="P4"><text:s text:c="14"/>" <text:s text:c="5"/>&lt;td&gt;9.99&lt;/td&gt;\n",</text:p>
      <text:p text:style-name="P4"><text:s text:c="14"/>" <text:s text:c="5"/>&lt;td&gt;2018-03-14 11:58:13&lt;/td&gt;\n",</text:p>
      <text:p text:style-name="P4"><text:s text:c="14"/>" <text:s text:c="5"/>&lt;td&gt;9.99&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2018-03-01&lt;/td&gt;\n",</text:p>
      <text:p text:style-name="P4"><text:s text:c="14"/>" <text:s text:c="5"/>&lt;td&gt;High vol, low rev&lt;/td&gt;\n",</text:p>
      <text:p text:style-name="P4"><text:s text:c="14"/>" <text:s text:c="5"/>&lt;td&gt;9.99&lt;/td&gt;\n",</text:p>
      <text:p text:style-name="P4"><text:s text:c="14"/>" <text:s text:c="5"/>&lt;td&gt;0.600400&lt;/td&gt;\n",</text:p>
      <text:p text:style-name="P4"><text:s text:c="14"/>" <text:s text:c="3"/>&lt;/tr&gt;\n",</text:p>
      <text:p text:style-name="P4"><text:soft-page-break/><text:s text:c="14"/>" <text:s/>&lt;/tbody&gt;\n",</text:p>
      <text:p text:style-name="P4"><text:s text:c="14"/>"&lt;/table&gt;\n",</text:p>
      <text:p text:style-name="P4"><text:s text:c="14"/>"&lt;p&gt;57974 rows × 19 columns&lt;/p&gt;\n",</text:p>
      <text:p text:style-name="P4"><text:s text:c="14"/>"&lt;/div&gt;"</text:p>
      <text:p text:style-name="P4"><text:s text:c="12"/>],</text:p>
      <text:p text:style-name="P4"><text:s text:c="12"/>"text/plain": [</text:p>
      <text:p text:style-name="P4"><text:s text:c="14"/>" <text:s text:c="11"/>id <text:s/>id_order <text:s/>product_id <text:s/>product_quantity <text:s text:c="7"/>sku <text:s/>unit_price <text:s/>\\\n",</text:p>
      <text:p text:style-name="P4"><text:s text:c="14"/>"0 <text:s text:c="5"/>1119116 <text:s text:c="3"/>299545 <text:s text:c="10"/>0 <text:s text:c="16"/>1 <text:s text:c="3"/>OWC0100 <text:s text:c="6"/>47.49 <text:s text:c="2"/>\n",</text:p>
      <text:p text:style-name="P4"><text:s text:c="14"/>"1 <text:s text:c="5"/>1119119 <text:s text:c="3"/>299546 <text:s text:c="10"/>0 <text:s text:c="16"/>1 <text:s text:c="3"/>IOT0014 <text:s text:c="6"/>18.99 <text:s text:c="2"/>\n",</text:p>
      <text:p text:style-name="P4"><text:s text:c="14"/>"2 <text:s text:c="5"/>1119120 <text:s text:c="3"/>295347 <text:s text:c="10"/>0 <text:s text:c="16"/>1 <text:s text:c="3"/>APP0700 <text:s text:c="6"/>72.19 <text:s text:c="2"/>\n",</text:p>
      <text:p text:style-name="P4"><text:s text:c="14"/>"3 <text:s text:c="5"/>1119126 <text:s text:c="3"/>299549 <text:s text:c="10"/>0 <text:s text:c="16"/>1 <text:s text:c="3"/>PAC0929 <text:s text:c="4"/>2565.99 <text:s text:c="2"/>\n",</text:p>
      <text:p text:style-name="P4"><text:s text:c="14"/>"4 <text:s text:c="5"/>1119134 <text:s text:c="3"/>299556 <text:s text:c="10"/>0 <text:s text:c="16"/>1 <text:s/>CRU0039-A <text:s text:c="6"/>60.90 <text:s text:c="2"/>\n",</text:p>
      <text:p text:style-name="P4"><text:s text:c="14"/>"... <text:s text:c="7"/>... <text:s text:c="6"/>... <text:s text:c="8"/>... <text:s text:c="14"/>... <text:s text:c="7"/>... <text:s text:c="8"/>... <text:s text:c="2"/>\n",</text:p>
      <text:p text:style-name="P4"><text:s text:c="14"/>"57969 <text:s/>1649447 <text:s text:c="3"/>527035 <text:s text:c="10"/>0 <text:s text:c="16"/>1 <text:s text:c="3"/>APP0698 <text:s text:c="7"/>9.99 <text:s text:c="2"/>\n",</text:p>
      <text:p text:style-name="P4"><text:s text:c="14"/>"57970 <text:s/>1649512 <text:s text:c="3"/>527070 <text:s text:c="10"/>0 <text:s text:c="16"/>2 <text:s text:c="3"/>APP0698 <text:s text:c="7"/>9.99 <text:s text:c="2"/>\n",</text:p>
      <text:p text:style-name="P4"><text:s text:c="14"/>"57971 <text:s/>1649522 <text:s text:c="3"/>527074 <text:s text:c="10"/>0 <text:s text:c="16"/>2 <text:s text:c="3"/>APP0698 <text:s text:c="7"/>9.99 <text:s text:c="2"/>\n",</text:p>
      <text:p text:style-name="P4"><text:s text:c="14"/>"57972 <text:s/>1649565 <text:s text:c="3"/>527096 <text:s text:c="10"/>0 <text:s text:c="16"/>3 <text:s text:c="3"/>APP0698 <text:s text:c="7"/>9.99 <text:s text:c="2"/>\n",</text:p>
      <text:p text:style-name="P4"><text:s text:c="14"/>"57973 <text:s/>1649593 <text:s text:c="3"/>527112 <text:s text:c="10"/>0 <text:s text:c="16"/>1 <text:s text:c="3"/>APP0698 <text:s text:c="7"/>9.99 <text:s text:c="2"/>\n",</text:p>
      <text:p text:style-name="P4"><text:s text:c="14"/>"\n",</text:p>
      <text:p text:style-name="P4"><text:s text:c="14"/>" <text:s text:c="20"/>date <text:s/>unit_price_total <text:s text:c="3"/>brand <text:s/>\\\n",</text:p>
      <text:p text:style-name="P4"><text:s text:c="14"/>"0 <text:s text:c="4"/>2017-01-01 01:46:16 <text:s text:c="12"/>47.49 <text:s text:c="5"/>OWC <text:s text:c="2"/>\n",</text:p>
      <text:p text:style-name="P4"><text:s text:c="14"/>"1 <text:s text:c="4"/>2017-01-01 01:50:34 <text:s text:c="12"/>18.99 <text:s text:c="2"/>iOttie <text:s text:c="2"/>\n",</text:p>
      <text:p text:style-name="P4"><text:s text:c="14"/>"2 <text:s text:c="4"/>2017-01-01 01:54:11 <text:s text:c="12"/>72.19 <text:s text:c="3"/>Apple <text:s text:c="2"/>\n",</text:p>
      <text:p text:style-name="P4"><text:s text:c="14"/>"3 <text:s text:c="4"/>2017-01-01 02:07:42 <text:s text:c="10"/>2565.99 <text:s text:c="4"/>Pack <text:s text:c="2"/>\n",</text:p>
      <text:p text:style-name="P4"><text:s text:c="14"/>"4 <text:s text:c="4"/>2017-01-01 02:20:14 <text:s text:c="12"/>60.90 <text:s/>Crucial <text:s text:c="2"/>\n",</text:p>
      <text:p text:style-name="P4"><text:s text:c="14"/>"... <text:s text:c="18"/>... <text:s text:c="14"/>... <text:s text:c="5"/>... <text:s text:c="2"/>\n",</text:p>
      <text:p text:style-name="P4"><text:s text:c="14"/>"57969 2018-03-14 11:42:41 <text:s text:c="13"/>9.99 <text:s text:c="3"/>Apple <text:s text:c="2"/>\n",</text:p>
      <text:p text:style-name="P4"><text:s text:c="14"/>"57970 2018-03-14 11:49:01 <text:s text:c="12"/>19.98 <text:s text:c="3"/>Apple <text:s text:c="2"/>\n",</text:p>
      <text:p text:style-name="P4"><text:s text:c="14"/>"57971 2018-03-14 11:49:36 <text:s text:c="12"/>19.98 <text:s text:c="3"/>Apple <text:s text:c="2"/>\n",</text:p>
      <text:p text:style-name="P4"><text:s text:c="14"/>"57972 2018-03-14 11:54:35 <text:s text:c="12"/>29.97 <text:s text:c="3"/>Apple <text:s text:c="2"/>\n",</text:p>
      <text:p text:style-name="P4"><text:s text:c="14"/>"57973 2018-03-14 11:58:13 <text:s text:c="13"/>9.99 <text:s text:c="3"/>Apple <text:s text:c="2"/>\n",</text:p>
      <text:p text:style-name="P4"><text:s text:c="14"/>"\n",</text:p>
      <text:p text:style-name="P4"><text:s text:c="14"/>" <text:s text:c="51"/>name <text:s/>\\\n",</text:p>
      <text:p text:style-name="P4"><text:s text:c="14"/>"0 <text:s text:c="5"/>OWC In-line Digital Temperature Sensor Kit HDD... <text:s text:c="2"/>\n",</text:p>
      <text:p text:style-name="P4"><text:s text:c="14"/>"1 <text:s text:c="18"/>iOttie Easy View 2 Car Black Support <text:s text:c="2"/>\n",</text:p>
      <text:p text:style-name="P4"><text:s text:c="14"/>"2 <text:s text:c="5"/>Apple 85W MagSafe 2 charger MacBook Pro screen... <text:s text:c="2"/>\n",</text:p>
      <text:p text:style-name="P4"><text:s text:c="14"/>"3 <text:s text:c="5"/>Apple iMac 27 \"Core i5 3.2GHz Retina 5K | 32GB... <text:s text:c="2"/>\n",</text:p>
      <text:p text:style-name="P4"><text:s text:c="14"/>"4 <text:s text:c="20"/>(Open) Crucial 240GB SSD 7mm BX200 <text:s text:c="2"/>\n",</text:p>
      <text:p text:style-name="P4"><text:s text:c="14"/>"... <text:s text:c="49"/>... <text:s text:c="2"/>\n",</text:p>
      <text:p text:style-name="P4"><text:s text:c="14"/>"57969 <text:s/>Apple Lightning Cable Connector to USB 1m Whit... <text:s text:c="2"/>\n",</text:p>
      <text:p text:style-name="P4"><text:s text:c="14"/>"57970 <text:s/>Apple Lightning Cable Connector to USB 1m Whit... <text:s text:c="2"/>\n",</text:p>
      <text:p text:style-name="P4"><text:s text:c="14"/>"57971 <text:s/>Apple Lightning Cable Connector to USB 1m Whit... <text:s text:c="2"/>\n",</text:p>
      <text:p text:style-name="P4"><text:s text:c="14"/>"57972 <text:s/>Apple Lightning Cable Connector to USB 1m Whit... <text:s text:c="2"/>\n",</text:p>
      <text:p text:style-name="P4"><text:s text:c="14"/>"57973 <text:s/>Apple Lightning Cable Connector to USB 1m Whit... <text:s text:c="2"/>\n",</text:p>
      <text:p text:style-name="P4"><text:s text:c="14"/>"\n",</text:p>
      <text:p text:style-name="P4"><text:s text:c="14"/>" <text:s text:c="51"/>desc <text:s text:c="5"/>type <text:s text:c="3"/>price <text:s/>\\\n",</text:p>
      <text:p text:style-name="P4"><text:s text:c="14"/>"0 <text:s text:c="5"/>Kit temperature sensor for HDD iMac 21 inch an... <text:s/>12755395 <text:s text:c="3"/>60.99 <text:s text:c="2"/>\n",</text:p>
      <text:p text:style-name="P4"><text:s text:c="14"/>"1 <text:s text:c="5"/>IPhone car holder 7 plus / 7/6 Plus / 6 / 5s /... <text:s text:c="5"/>5720 <text:s text:c="3"/>22.95 <text:s text:c="2"/>\n",</text:p>
      <text:p text:style-name="P4"><text:s text:c="14"/>"2 <text:s text:c="5"/>Apple MagSafe 2 Charger for MacBook Pro 15-inc... <text:s/>13005399 <text:s text:c="3"/>89.00 <text:s text:c="2"/>\n",</text:p>
      <text:p text:style-name="P4"><text:soft-page-break/><text:s text:c="14"/>"3 <text:s text:c="5"/>IMac desktop computer 27 inch Retina 5K RAM 32... <text:s text:c="5"/>1282 <text:s/>3209.00 <text:s text:c="2"/>\n",</text:p>
      <text:p text:style-name="P4"><text:s text:c="14"/>"4 <text:s text:c="5"/>SSD hard drive and high-speed performance with... <text:s text:c="5"/>1298 <text:s text:c="3"/>76.99 <text:s text:c="2"/>\n",</text:p>
      <text:p text:style-name="P4"><text:s text:c="14"/>"... <text:s text:c="49"/>... <text:s text:c="6"/>... <text:s text:c="5"/>... <text:s text:c="2"/>\n",</text:p>
      <text:p text:style-name="P4"><text:s text:c="14"/>"57969 <text:s/>Apple Lightning USB Cable 1 meter to charge an... <text:s text:c="5"/>1230 <text:s text:c="3"/>25.00 <text:s text:c="2"/>\n",</text:p>
      <text:p text:style-name="P4"><text:s text:c="14"/>"57970 <text:s/>Apple Lightning USB Cable 1 meter to charge an... <text:s text:c="5"/>1230 <text:s text:c="3"/>25.00 <text:s text:c="2"/>\n",</text:p>
      <text:p text:style-name="P4"><text:s text:c="14"/>"57971 <text:s/>Apple Lightning USB Cable 1 meter to charge an... <text:s text:c="5"/>1230 <text:s text:c="3"/>25.00 <text:s text:c="2"/>\n",</text:p>
      <text:p text:style-name="P4"><text:s text:c="14"/>"57972 <text:s/>Apple Lightning USB Cable 1 meter to charge an... <text:s text:c="5"/>1230 <text:s text:c="3"/>25.00 <text:s text:c="2"/>\n",</text:p>
      <text:p text:style-name="P4"><text:s text:c="14"/>"57973 <text:s/>Apple Lightning USB Cable 1 meter to charge an... <text:s text:c="5"/>1230 <text:s text:c="3"/>25.00 <text:s text:c="2"/>\n",</text:p>
      <text:p text:style-name="P4"><text:s text:c="14"/>"\n",</text:p>
      <text:p text:style-name="P4"><text:s text:c="14"/>" <text:s text:c="15"/>category <text:s text:c="9"/>subcategory <text:s text:c="5"/>month <text:s text:c="15"/>tier <text:s/>\\\n",</text:p>
      <text:p text:style-name="P4"><text:s text:c="14"/>"0 <text:s text:c="8"/>Tools &amp; Repair <text:s text:c="4"/>Replacement Part 2017-01-01 <text:s text:c="2"/>High vol, low rev <text:s text:c="2"/>\n",</text:p>
      <text:p text:style-name="P4"><text:s text:c="14"/>"1 <text:s text:c="9"/>Stand &amp; Mount <text:s text:c="13"/>Support 2017-01-01 <text:s text:c="3"/>Low rev, low vol <text:s text:c="2"/>\n",</text:p>
      <text:p text:style-name="P4"><text:s text:c="14"/>"2 <text:s text:c="6"/>Power &amp; Charging <text:s text:c="13"/>Charger 2017-01-01 <text:s text:c="3"/>Low rev, low vol <text:s text:c="2"/>\n",</text:p>
      <text:p text:style-name="P4"><text:s text:c="14"/>"3 <text:s text:c="13"/>Computers <text:s text:c="16"/>iMac 2017-01-01 <text:s text:c="2"/>High rev, low vol <text:s text:c="2"/>\n",</text:p>
      <text:p text:style-name="P4"><text:s text:c="14"/>"4 <text:s text:c="15"/>Storage <text:s text:c="17"/>SSD 2017-01-01 <text:s/>High rev, high vol <text:s text:c="2"/>\n",</text:p>
      <text:p text:style-name="P4"><text:s text:c="14"/>"... <text:s text:c="17"/>... <text:s text:c="17"/>... <text:s text:c="7"/>... <text:s text:c="16"/>... <text:s text:c="2"/>\n",</text:p>
      <text:p text:style-name="P4"><text:s text:c="14"/>"57969 <text:s/>Cables &amp; Adapters <text:s/>Lightning USB Cable 2018-03-01 <text:s text:c="2"/>High vol, low rev <text:s text:c="2"/>\n",</text:p>
      <text:p text:style-name="P4"><text:s text:c="14"/>"57970 <text:s/>Cables &amp; Adapters <text:s/>Lightning USB Cable 2018-03-01 <text:s text:c="2"/>High vol, low rev <text:s text:c="2"/>\n",</text:p>
      <text:p text:style-name="P4"><text:s text:c="14"/>"57971 <text:s/>Cables &amp; Adapters <text:s/>Lightning USB Cable 2018-03-01 <text:s text:c="2"/>High vol, low rev <text:s text:c="2"/>\n",</text:p>
      <text:p text:style-name="P4"><text:s text:c="14"/>"57972 <text:s/>Cables &amp; Adapters <text:s/>Lightning USB Cable 2018-03-01 <text:s text:c="2"/>High vol, low rev <text:s text:c="2"/>\n",</text:p>
      <text:p text:style-name="P4"><text:s text:c="14"/>"57973 <text:s/>Cables &amp; Adapters <text:s/>Lightning USB Cable 2018-03-01 <text:s text:c="2"/>High vol, low rev <text:s text:c="2"/>\n",</text:p>
      <text:p text:style-name="P4"><text:s text:c="14"/>"\n",</text:p>
      <text:p text:style-name="P4"><text:s text:c="14"/>" <text:s text:c="6"/>revenue <text:s/>discount_pct <text:s/>\n",</text:p>
      <text:p text:style-name="P4"><text:s text:c="14"/>"0 <text:s text:c="7"/>47.49 <text:s text:c="5"/>0.221348 <text:s/>\n",</text:p>
      <text:p text:style-name="P4"><text:s text:c="14"/>"1 <text:s text:c="7"/>18.99 <text:s text:c="5"/>0.172549 <text:s/>\n",</text:p>
      <text:p text:style-name="P4"><text:s text:c="14"/>"2 <text:s text:c="7"/>72.19 <text:s text:c="5"/>0.188876 <text:s/>\n",</text:p>
      <text:p text:style-name="P4"><text:s text:c="14"/>"3 <text:s text:c="5"/>2565.99 <text:s text:c="5"/>0.200377 <text:s/>\n",</text:p>
      <text:p text:style-name="P4"><text:s text:c="14"/>"4 <text:s text:c="7"/>60.90 <text:s text:c="5"/>0.208988 <text:s/>\n",</text:p>
      <text:p text:style-name="P4"><text:s text:c="14"/>"... <text:s text:c="7"/>... <text:s text:c="10"/>... <text:s/>\n",</text:p>
      <text:p text:style-name="P4"><text:s text:c="14"/>"57969 <text:s text:c="4"/>9.99 <text:s text:c="5"/>0.600400 <text:s/>\n",</text:p>
      <text:p text:style-name="P4"><text:s text:c="14"/>"57970 <text:s text:c="3"/>19.98 <text:s text:c="5"/>0.600400 <text:s/>\n",</text:p>
      <text:p text:style-name="P4"><text:s text:c="14"/>"57971 <text:s text:c="3"/>19.98 <text:s text:c="5"/>0.600400 <text:s/>\n",</text:p>
      <text:p text:style-name="P4"><text:s text:c="14"/>"57972 <text:s text:c="3"/>29.97 <text:s text:c="5"/>0.600400 <text:s/>\n",</text:p>
      <text:p text:style-name="P4"><text:s text:c="14"/>"57973 <text:s text:c="4"/>9.99 <text:s text:c="5"/>0.600400 <text:s/>\n",</text:p>
      <text:p text:style-name="P4"><text:s text:c="14"/>"\n",</text:p>
      <text:p text:style-name="P4"><text:s text:c="14"/>"[57974 rows x 19 columns]"</text:p>
      <text:p text:style-name="P4"><text:s text:c="12"/>]</text:p>
      <text:p text:style-name="P4"><text:s text:c="10"/>},</text:p>
      <text:p text:style-name="P4"><text:s text:c="10"/>"execution_count": 80,</text:p>
      <text:p text:style-name="P4"><text:s text:c="10"/>"metadata": {},</text:p>
      <text:p text:style-name="P4"><text:s text:c="10"/>"output_type": "execute_result"</text:p>
      <text:p text:style-name="P4"><text:s text:c="8"/>}</text:p>
      <text:p text:style-name="P4"><text:s text:c="6"/>],</text:p>
      <text:p text:style-name="P4"><text:s text:c="6"/>"source": [</text:p>
      <text:p text:style-name="P4"><text:s text:c="8"/>"# Extract month (as timestamp at month start)\n",</text:p>
      <text:p text:style-name="P4"><text:s text:c="8"/>"df['month'] = df['date'].dt.to_period('M').dt.to_timestamp()\n",</text:p>
      <text:p text:style-name="P4"><text:s text:c="8"/>"df"</text:p>
      <text:p text:style-name="P4"><text:s text:c="6"/>]</text:p>
      <text:p text:style-name="P4"><text:s text:c="4"/>},</text:p>
      <text:p text:style-name="P4"><text:soft-page-break/><text:s text:c="4"/>{</text:p>
      <text:p text:style-name="P4"><text:s text:c="6"/>"cell_type": "code",</text:p>
      <text:p text:style-name="P4"><text:s text:c="6"/>"execution_count": 81,</text:p>
      <text:p text:style-name="P4"><text:s text:c="6"/>"metadata": {},</text:p>
      <text:p text:style-name="P4"><text:s text:c="6"/>"outputs": [],</text:p>
      <text:p text:style-name="P4"><text:s text:c="6"/>"source": [</text:p>
      <text:p text:style-name="P4"><text:s text:c="8"/>"# Aggregate to monthly level\n",</text:p>
      <text:p text:style-name="P4"><text:s text:c="8"/>"monthly = (\n",</text:p>
      <text:p text:style-name="P4"><text:s text:c="8"/>" <text:s text:c="3"/>df\n",</text:p>
      <text:p text:style-name="P4"><text:s text:c="8"/>" <text:s text:c="3"/>.groupby('month')\n",</text:p>
      <text:p text:style-name="P4"><text:s text:c="8"/>" <text:s text:c="3"/>.agg(\n",</text:p>
      <text:p text:style-name="P4"><text:s text:c="8"/>" <text:s text:c="7"/>revenue=('unit_price_total', 'sum'),\n",</text:p>
      <text:p text:style-name="P4"><text:s text:c="8"/>" <text:s text:c="7"/>discount_pct=('discount_pct', 'mean')\n",</text:p>
      <text:p text:style-name="P4"><text:s text:c="8"/>" <text:s text:c="3"/>)\n",</text:p>
      <text:p text:style-name="P4"><text:s text:c="8"/>" <text:s text:c="3"/>.reset_index()\n",</text:p>
      <text:p text:style-name="P4"><text:s text:c="8"/>")"</text:p>
      <text:p text:style-name="P4"><text:s text:c="6"/>]</text:p>
      <text:p text:style-name="P4"><text:s text:c="4"/>},</text:p>
      <text:p text:style-name="P4"><text:s text:c="4"/>{</text:p>
      <text:p text:style-name="P4"><text:s text:c="6"/>"cell_type": "code",</text:p>
      <text:p text:style-name="P4"><text:s text:c="6"/>"execution_count": 82,</text:p>
      <text:p text:style-name="P4"><text:s text:c="6"/>"metadata": {},</text:p>
      <text:p text:style-name="P4"><text:s text:c="6"/>"outputs": [</text:p>
      <text:p text:style-name="P4"><text:s text:c="8"/>{</text:p>
      <text:p text:style-name="P4"><text:s text:c="10"/>"data": {</text:p>
      <text:p text:style-name="P4"><text:s text:c="12"/>"image/png": "iVBORw0KGgoAAAANSUhEUgAAAqwAAAJICAYAAACkF7akAAAAOnRFWHRTb2Z0d2FyZQBNYXRwbG90bGliIHZlcnNpb24zLjEwLjMsIGh0dHBzOi8vbWF0cGxvdGxpYi5vcmcvZiW1igAAAAlwSFlzAAAPYQAAD2EBqD+naQAA9oFJREFUeJzsnQV4Y2X2xt82qbu7ezvScXcfBoYBhmFwhz+wsywstjiLw+KLs7gOwzDAwLi7W91l6u6StP/nfGk6aZt22jRt7Pz65Ely703yJU3ufe/5znmPWXt7ezsYhmEYhmEYRk8x1/UAGIZhGIZhGKYvWLAyDMMwDMMweg0LVoZhGIZhGEavYcHKMAzDMAzD6DUsWBmGYRiGYRi9hgUrwzAMwzAMo9ewYGUYhmEYhmH0GhasDMMwDMMwjF7DgpVhGIZhGIbRa1iwMkbDu+++i6ioKHH56quv+tx27ty5YrvVq1cPy9iam5tRVFTUef+XX34Rr7927dp+v68DBw5oZSw33HBD5+ekeomJicHEiRNx9dVX49tvv0VbW5tWXo8ZWn799Vfx/xs9ejSqq6v15jeo+r0aM2YMli1bhtdffx2VlZW9fidlMhmMmezsbF0PgWEMFqmuB8AwQ8GmTZtw4403ql136tQpnD9/ftjGcvbsWfztb3/DmjVrcMUVV0BfeOyxx+Di4tJ5Xy6XIz8/Hz/99BOee+45FBcX44EHHtDpGJmLs27dOtja2qKhoQHr16/HzTffrOshYdWqVRg3bpy4TSc+NTU1OH36ND777DMhsL/55hsEBwd3bn/33XfjqquugkQigbHy1FNPYf/+/di+fbuuh8IwBgkLVsboCAoKwokTJ4Tg8vLy6rH+zz//hJubG8rLy4dlPMnJySgsLIS+MX/+fPj7+/dYfv3112Pp0qX43//+J8SPq6urTsbHXJy8vDwcPXpU/J8oav/jjz/qhWCNj4/H8uXLeyxfsWIF7rrrLnHZuHEjpFLFIWjatGkwdnbt2tX5fhmGGTicEsAYHUuWLEF7ezu2bNnSYx1Feyj6unjxYp2MzRAggbpw4UK0traKaDSj39FV+q6T4KM0l8zMTBw+fBj6yowZM4Sgpqnx3377TdfDYRjGgGDByhgdEyZMgLu7uxCm3Tl+/LiIvF5yySVqH0s5gC+//DLmzZuHESNGYMqUKWJaPCMjo8t2jz76KEaOHClSC/7xj39g0qRJGDVqlJgK3b17d5ftnnjiic4peMrTU6WpqQmvvfYaZs+eLV6PhDTl35IIUQctp8govceWlpYe62lqlaJbdXV1GAw0xayOM2fOiNegXFd6/5SXSJFYSicgSOROnTpVjFEdV155pfislGOnE4ivv/<text:soft-page-break/>5aROPo8xs/fjxuv/128X9SlxuZlpYmplZJoNHrX3bZZWKKWRX6zGnbnJycLsvpPi2n9arQ9+HJJ5/EzJkzxf9gzpw5eP7559XmWqqybds28Xzvvfdej3U0Tlr373//W9xvbGzESy+9JP6/9D7pM6AoY/f3ORDos6P3bm1tLT43OlEjvv/++y7bffnll2Is3T8nZdSP1tH/UAl9f6+99lqRdzp58mTxee/cuVNsR1HcwUJT/4Tq1Li6HFaaCbnmmmvEd00ZsaVxds+tppkS+pxJsNNnS9+9V199FbW1tV22o5Mv5XdX+Vuj/x3ll6vSW277m2++KdYpTwgofYbuf/zxxyKyTb8F+k5Onz5dpNQof4PK7eh7RvsLuk3fZ4ZhBgYLVsboMDc3x6JFizrTAlShaUhfX1+MHTu2x+PKysrEwfSLL74QgvBf//qXmMKkgzUJrWPHjnXZng6cdGCvr68X+akkQEjY/t///Z+IdBEkYJUHaLpNB1JV3njjDezZs0dEnf75z38KQfrCCy/0EB1KzMzMxJgoJ5DG1f3AvXfvXvHe7e3tNfz0IEQDiRbKJ6SCGSUkMOj9UnSMROUjjzyCgIAAvPLKK/j73/8uxm5hYSFEJE1V0+evSnp6Os6dO4dLL70UlpaWYtmDDz4oxCGlcdDz3XrrreL5ScCoO+Ggzzg1NVVc02uSqKTHaVqQRuOk/+3mzZuFIKKTi1mzZuGHH34Q/6+KiopeH0snGXRi9Pvvv/dYR7mkBD03QSc99D8lMUzimP7fCQkJuOmmm0TKiCZQPiSlmtA4bGxsxImCs7OzENKq6S70/6D/i7qIJo2T1imn7+m90GdLv4V77rkHt9xyC/bt29dD5A+GkJAQIbLp/fcGzY7QZ2ZnZ4f7779f/I/pvdF37T//+U/ndqWlpbj88svF/4uit/SbJcFIv+E777xTnEApxS+JUMonp5QXOnmkcZBwpFx3OnHUFHpt+h0vWLBA/G9JkFLR4jPPPNM5Y0G/eycnJ5EzTrdpW4ZhBkg7wxgJ77zzTntkZGT7/v37248ePSpuf/XVV53rZTJZ+5QpU9pfeeUVcZ/WX3PNNZ3rH3vsMbFs7dq1XZ43KSmpPS4urn3+/PniOYhHHnlEbPvEE0902faXX34Ry994443OZT/99JNYtm7dus5ldJuWLVmypL25ublzeW5urli+evVqte+LKCgoaI+Ojm6/++67u7z2559/LrY7dOhQn5/T9ddfL7ZLSEhoLy8v77wUFRWJz+2uu+4S61944YXOxzQ0NLRPmjSpfcWKFV3GS7z55pti+40bN4r7aWlp4v5TTz3VZbtXX31VLKfPk6Dt6f4nn3zSZbu6urr2xYsXi9ej11X9DG699db2tra2zm0PHz4slj/wwAOdy5T/m+zs7C7PS/dpOa1Xcvvtt7ePHTu2PScnp8u29FnTtk8//XSfnyV9l2i7U6dOdS6j78j06dPbly9fLu7TZ6vuuU6cONG+cOFC8f3QhL///e/ieTdv3ty57MknnxTLPvzwwy7brlmzRnxn6H+spLq6un3EiBHt99xzj7jf1NTUPnHixPaZM2e219TUdG5XWVnZPm3atB7fYXUo/08X227GjBntI0eO7PGdbG1tFffvvPPO9vj4+Ha5XN7lc73uuuvE97P7b3b37t1dnv/dd98Vy7du3dpeW1vbPn78ePF9Kisr67Lda6+9Jraj7ZV03y8ood+06u8rLy9P3KfPkH63SmjMtK+gfYby+6t8z3PmzOnzc2EYpnc4wsoYJVSh7Onp2SVKd+jQIRF5UpcOQNFSiupQxFAZFVMSHR0tpvtyc3N7RIUoeqUKTTUqIz/9gYqblNFGgl6fCsJKSkp6fYyPj4+IplE0VXXamqJlVERFU579gSK1lPKgvNCU+HXXXSfeI0W3KKqlGs2j16LoLU11UuRReaH3QGzdulVch4eHC4sl+uxVp/4pehcXFyc+T2W0m6DnVH0+mqKlHFp6PSooUoWisxRl7v55U0RwoFD6B0UPaTqdItKqY6Ax0v9C+Z56Q/ld2bBhQ+cyivbS/0+5jp7bwcFBRHHJxkz53aApd1q2cuXKAY+9qqpKRLzpuSkirIS+pwRNUatOndNY6P4ff/zRuYyijvT/UY7z4MGD4nkpik7jVUKRTYpKahOKfKr+H7vj7e0tXA9otoG+jxS9p4g/uQt8+OGHYhtaRv+fyMhI8d1VhSLY9Hug1BH67tKMBL0H+m2pcu+994poL30WmkL/R/quqM7w0MwEvUf6PBmG0Q5cssgYJXQwpBw1OsCReCDxSgclstIh0dQdEkeU80ZCV92BNCIiojMfjfLklNCUsCpK8dlfD9PujyfoAKouP1UVSjMgsUWijw7ENK1MF7LP6ksIqEK5s/T6NFbKuaT8QBIBlMPbvWo7KytLXNPUJ13UoWoVRuOj6VFKLaDpTxJxlJ5B083dn7O3fNfuz6mNz7t7Tis9jvI4SbD3BgloKysrtevCwsKEYKHvFk0z0/Q65YrSuEhcK8dInymtV+Yzk8iiqWvaJjY2dsBjJ/FP3xF6DtWTIzqZIYFJnxud0CjFLG1H60hY33bbbWIZjdPDw6NT7Cn/HzRV3h06CdEWlHJCvzX6TfYGfY+TkpLE75cuNK1O+bT0XaETHKq2JzFIQlTd/46EvPJzpRPN3t4DpVKQ2FRuown0GXZH+b1U5nYzDDN4WLAOkLXbU3EipQQv3TN9QI/bcSwXP+9IQ1F5A7zd7HDtoihMH+03ZONkFG4BVMBEkVPKR6TcPoogqqO3IiclygOPajRUGU0ZDJr6TlJRGAkTEiAkWCmapMxv7S+Ux6u0tSJBQwKfmgZQ7t/bb7/<text:soft-page-break/>dRUgqP5/77ruv01+zO5RvqISiri+++KIYHwlWEkck+pQRQILEIgmG999/v9cxdhdPg/m8u5vSK0Uuvc/evhf9+R9RhJKEKOUiUzEVfc+U/x8l9Bp0EkAikk40qHCHThA+//xzkXfZm2dwX+4AxI4dO8RFHZQzqxSs9LlRrucHH3wgTmzopOjkyZMiF1lptaTM9+z+HSd6E+yaQEKUXksZHVcHnZiQHzDlnNJJD82OUDSVTgyoAItErPL/ebETtP78ttW9Z3XbqaO/J4gMwwwOFqwDYOP+LHzzVxJiQ7tOK12Mncfz8M6Pp3DH5SMxNsoTe07l47Wvj8HdyQbRwexxOVRQ5IuiSjTtSsKMIjK9uQNQBIeiMlQYRAe47gchWk7Q8+kDyggeVdhTNI1EOUWg/Pw0Pwmi90ZClQTwww8/LCrClebuSmFLwoXSEVShFAESYaqRJvosKRJGAoMigCTiSLRR4YkSek6K6lH0unuUikQNRcZJ0A4UpcDsHqXunjagfE9UcNP9PRE0ZhKdF/POVIpzeq+UZkDPp5pWQp9PSkqKeD1KdaCL8j2SUP3vf/87IMGamJgoHkvFg48//niP9TSVTukcJKCpKEv5naUx0XT6X3/91fmeVMep/F9TwSAVcqmiLCLUBsriL/p+qIN+fxTxp8+RZjOo8p5OlOhzfOihh4RAp+8bRYbJzUIZGVaF0jqo6IleIzAwsMtvWBVyb6DfDxX9qX5/1M1waJJ2wjCM9uAc1n5QXt2I5z47hC/+SICvx8Cqr2nn+82mZFw2MwyXTAuBj7sdVs2PwugID5zN4B3gcKQFUHU/RZsoL5GmcNVBESiKBNKUvzJ6pYSq0kmM0NShJtO3yqigtludKt0H3nnnHRQUFGilixZFXak6nJwPSLQqo0oUgaUIKkWsu1fOkwiiin1VOy/l+OjA/+yzzwph0D03WClYSCSrQsKEKsMpv7C75VB/UE41kyOBKqp5psooHkWLKcexe64svRd6fbIsuhj0udD3jB5Dr0ECUTWlgsQq5YV2jySTUKdc0YGaySu/n2T5RCcB3S+UV03X9L+jXFYl9P2l/GY6uaHvM53QhYaGdq6nMTs6OorIJv3/ldBtqoTXBkeOHBG/RZqe702w0u+WBCq5bahaU9FJEKVSKEUlXcjKij5fyr9V5eeffxYnqvRc9L7osRSV7d4shCLO9B1THQt9f8ipQtUajlKGun+/BwqNl9sdM4zmcIS1H2TkV0MqMce7/5yD77ekoKSyocv6I4lF+G5zMvKKauHmZIOZY/ywakEkLKQSnC+tQ0lFA2aN6Rr5eu6unhEdRvtQ9IumXSlPkSyU+oLW0wGVpndJ5FLhEAnY7777ThxsKIqmyfSfMu+SIkt0AkNTs9qABDjl49J0Ox2QlZG7wUJelWSZRa00P/roIyFgSciQHyflYZIgohQLOrDTVC2JH4qEkShThazBKHJFU7kUDeyea0gCmwqzqBCJ7KVoGp2meek+CQaKpqnrVHYxaHw0brLLougZRW/p/VCEjXJMVXn66adFRJnsm+g9kSCiaCIJNIquqhae9QWJcYpI0+dBQks1dYFOAiiCS89JOZckGklMUqSTxqf6GjRdTwKMrJGUxWmq0AkAFU7R++irWIuKjkiYknAj8acaUaUTEYI+n+7Cm9ITyMKK/jfKEyJ6jqKiInG7v99/8jxVRrrpO0+RZ1pGY6LZDLKT6kuo08kCjZP+JzQWisxTVJnENJ00KiPiZAVH6RV33HGHEPB0EkBFWiTqyeaKhCiNg/7P9Dkrv7tUfKVsk0q/IUqNUKJMnSDLMfoMSDTT/44sqfqyObsY9JoUHadUEPpOUGoDwzD9hwVrP5gY5y0u6jieXIxXvjqG25ePQHyEBwrL6/Hx+jPIL63DozdOwPkSxVl6U4scT310AJkF1fBytRVR1t6ek9EeJKRoKpaEp7KavTdI2NDBmSJhNO1IwoBEC0WrSMT1Fp29GHRwpdxNOjhSTh5VpWsLOqDSAZpSHSgvURuQkCCvSMqHpc+CpodJJNCBnKKHn376qYi0UmSKhCgJNCrkUddsgAQSFWnRc3XPPyUhQdFZMranyOTrr78uUgDocyZBo6kAp7xXioySKTxd03OSeCFvzO4dzpRm+PQ+KSJHEUn6HtB2JNRVp4r7gv6n9LoktLtHkknk0fshoUIilU6eCBKk9J6VxVkEiXsaN4lMdYKV0hQotYW+T321zKXIMX33qdEDfe+UEUS6JpN9Eszqfg/0f6L/I31uNGa6TbnglGpCRXr9yfUk6HNURnfp/dPzUMoBCUsSgiT++oJ8YUlA03fjs88+E6KRvnvkz0vfN6XYpWUkTmmsdPJDr0m/d/rf0XdSKZpJqNK29L7ou0vCn1IFKJJP3r+qOboklmnM9J0klwL6jtPr0skTNQnRFHLeIOFMvwcaDwtWhhkYZuRtNcDHmDRvfn9CRFiVRVePvLcX4f7OIj9VyZn0Ujz+wQF8+vgCJGaV443vTgiRunphFEJ8nXDgTAF+2p6Kf985FaMje1aYMkx/oelVytWjqKSqewHDDBQScTT9r05M0okFdXoisUeFZQzDMMMNR1gHScb5aqTmVmHL4QttIJVnAHnFtZB2RJWumBOOeRMUyf+hfk7icb/uyWDBygxKYFC6Ak1pslhlBgtN21OuMk3BUxtZ1e8ZRYYpuqpJDjfDMIw2YME6SNrb2nHlnHDMnXDBOFqJq4O1SAEggrwdu6wL9HLA0SRFXhjDDARqeUrT21QMRhfKt2OYwUKpEGSDRRZpVBxEeZZULEdev5RbSzmlqg0FGIZhhhMWrIMk0MdR5Kv6ul9wDzibXobf9mbgnitHI8zfGTZWUqTkVCJOxQ4ru6gGPm6a93tnTBfK7aOCEcqzoyIoqpRmGG3w1ltv4YsvvhAilXJ6qbiLcmkHk1PMMAyjDViwDpKr5kTgla+PCvcAcgcoq2zEOz+dFM0BXBwVRTAUgf1hawrcnKwRGegifFhPpZTg+bu7dhNimP5AhUJUjc4w2oaKo6hgiS4MwzD6BAvWQTJttC8exnis3ZaGn7alwsHWQlT/<text:soft-page-break/>37zsQvvPVQuiYGUpwdd/JaG8ugkBXvZ47OaJGBnesy0nwzAMwzAM0xV2CWAYhmEYhmH0Gu50xTAMwzAMw+g1LFgZhmEYhmEYvYZzWPsobCGUnVIYhmEYhjEdqCMcQe2SGd3DgpVhGIZhGGYIyK06j7UJG5FYmoaG1ka4WDthgt9oXD1iGewsL7SzvvePJ1BaX672Od5b9jw87S7YYqqjtrkOa89txLGCM6huroWvvSeWRM7F3NCpXbarb2nAh0e/wanCBDhZO2Bp5Fxx6c6/tr6CIGd/3DXhOugLLFh7QRlZTUxM1PVQGIZhGIYZZgbb2a2gpgiPb38NUjNzLAyfBXdbV6SWZ2JT+i6cK07GC/MfhrWFNRpaGoVYHeszAlMDx/d4Hkervj3bm2TNeH7XO8itKcCi8Fnwc/DGwbzj+PDo16hqqsYVsUs6t/369C84XZSIK+OWoryhEl+cXAtXG2dMDhjbuQ09Nq+6AP+cfhf0CRasDMMwDMMwWuZ/J36CvE2OlxY9An9HH7FsQfgMhLgECKH4V9ourIhdjJzqfLFuvN9ozAyeNODX2ZS2C1lVeVgz+RZMD5ools0Lm4YXd7+HnxP+FM9JYrmtvQ17c45gScRsXB6zSGyXXpGNHZn7OwWrrE2O789swJLIOULI6hNcdMUwDMMwDKNFWuStSCpNQ4xHWKdYVTIreLK4pjQBIqfqvLgOdPLV6LV2Zx8SqQbTAid0LjM3M8dl0Qsga5NhX85RsaymuQ6t8lZ423t0bke3SxsqOu9vy9gr0gYuj1YIWn2CI6wMwzAMwzBaRGouwRtLnoI6q/vqpppOUakqWAM6BGtTaxOspFai/fbFaGhpREFNMcb5jeqxfbhbsLhOL88W1w6WduI161oaOrepba6Hk5VD5+uuS/gTK2KXwNbSBvoGC1aGYRiGYRgtQsLQSyWSqcqvyVvEdZxnpLjOqcqHrYWNyC89mHsM9a2NsLOwwYzgSbh21OWwllr1+joVjVVoRzvcbVx6rKPntJFao6S+TNyXmEvEa1IKwBifOJQ3VCGhNBWrRlwq1v+WshWWEgssCp8JfYQFK8MwDMMwTC/WVvPmzet1/fbt2wf0fLuyDoqLm60LFoTNEHmlVODULG9BVVMN7pxwHeRtbThy/pTITc2oyMGzcx6AVKJerpHzAGFtoV7UWkot0Sxr6bx/69hVeHnv+3ho8wviPjkWXBI5F1WN1fg9ZTvuGLcaFhIL6CMsWBmGYRiGYYaYHZkH8PGxb8V0/4NT74SNhTVaZC1YOeISWEutsVAlsjk9aAL+d+JHIVp3ZO0XLgPqoOhqn7S3d0kV8HP0xptLnhYimV5fmc/6U8JGcZtel1IDPj+5FqeKEmArtcGiiFlYHDEbuoYFK8MwDMMwTC8WlwONoqrjp3O/i4p9EomPzrinM7+UIqCXRS9U+xiKfJJgPVWU1KtgpSl/QjWKqgpFbj0t3Hrk15JTgar91s7M/Xhkxj0ilYHcDc4WJ+Nvk25GWUMlPjj6Newt7YSY1SUsWBmGYRiGYYYAsokiP9Q92YfhYuOEx2bch2AX/3491snaUVxTxLM3POzcYAYzlDdWqi3IIo9WN1tX9MV3ZzYg2iMc8T5xaGtrw97cI7gydilGeEWL9XtzDmN39kGdC1a2tWIYhmEYhtEyJP7eOvipEKvkAECNArqL1RMF53D/n8/g9+RtPR6fX10orlVtqLpDEVua5qdc1+6kVWSJ60j3UPRGalkmjp4/jetHXyHu17TUCe9YZ2uFcwDhYOUgIq26hgUrwzAMwzCMlvnh3G84kn8K4a7BeG7ug8K8vzsBTj4oqivF5vRdaFSJpJJo/PHcb+L27JApfb7OjKCJomuV0m+VoGIuEsEW5lJMV9M9Swk5E1DTgDDXoM6uWvSY4jqFswBRXFcKNzUuBMMNpwQwDMMwDMNokZK6MvyevFVM10/0j8fxgrM9tnGydsBo71hcFXeJyHF9bOvLmBc6HVQjReIzszIXV8Qu7hIhPVOUJNwERnnHwLkjZYByXamD1ftHvkJWZS58HLxwMO8YzhaniMips42T2jFSZJU6Xb25+KnOZZTDSu1hN6fvFnmrlGpA0VvqoqVrWLAyndTV1WHatGmws7PD7t27YWExdNYWjz76KNavX98lsd3R0RFjxozB3//+d0RHK3JniBtuuAF+fn54+eWXYQiQUfSvv/6KmTNnws2ta7I7wzCMPkD71SNHjnRZRvt8d3d3zJ07Fw899BBsbPTPPN5QoAp7eXubuP3dmV/VbhPlHtYhWJfC18ETG1N3iKiqmZm56Hr19ym3duleRfyS+JfokPX0nH90ClYq3Hpmzj/w3dkNIv2gUdYEXwcv3Dfp5l5bvVK6Ao1rXug0eDt4dll3y5irhfvAr8mbYSu1xo3xV3W2fNUlZu3q2jAwiI2NFdeJiYkwFX788Ud89NFHKC0txSuvvIKlS5cOqWDNzs7Gu+++K+63traisLBQvP7Ro0fx7bffdv4PqqqqhKB1cLiQU6PP0EGADgZUWerv37/keoZhmOGE9lF0Qv344493LmtoaMC+ffvw0ksv4aqrrsIzzzwDU8YUdYA+wzmsOob6+g5mvTZZt24dZsyYgcmTJ+OHH34Y8tejs3kPDw9x8fX1xbhx4/Df//4XISEh+Pe//925nbOzs8GIVYLPARmG6Q9NLTK0ytpQVdcsrun+cGJtbd25D6ZLUFAQrrvuOlx66aX4888/h3UsDHMxWLDqGOoocf3Pa7D6p3t7XGj5cHWcyMjIwOnTp0VKwMKFC3H48GFkZWV1nonff//9XbanKGhUVBRychSVib///juWLFmCkSNHYuXKlfjqq6/Eek1E7LXXXosTJ06IiKvy9Skiq+w68tprr2HWrFkYMWIEFi9ejO+//77Lc/z222+47LLLMGrUKNGh5Msvv+xcR9HaZ599Vjye1l9zzTXivSqhiC9Nh6nSfRm9r59//hk333yzeI7p06fjvffeE+vouW688UZxm177l19+GfBnwDCM8dPSKse6nem44ZlNuOHpTeL6l53pYrm<text:soft-page-break/>usbKyglSqyBhsaWkR+1wKZlDK1tVXXy2isER9fb1Y9t1333V5PO0PZ8+eLaad6QT+k08+EfvD0aNHY/ny5WIfrYT2mRTJpDS0ZcuWde7Xt227UDWvegzobRkdw+644w4xHtonP/jgg2K2kDEeWLAOAeR71v1S21wnrlvUREypGpByXXpc2uQXfV7lhbplDAYSYLa2tiLvcsGCBUI4KqOsV1xxBXbu3ClyXJXQDmfs2LHijJzWPfLII2IKiZbT9q+//rrGY4mMVPRXTk5O7rGOdoybNm3Cm2++ic2bN+P6668X01bHjh0T6ykqQGNR7hQfeOABMRYSjiR2b731VrEt7YBpGb3WbbfdhjNnzgxojJQysWLFCmzcuFGMgUQtiXjaWSrTHNauXTukaRUMY0roOhrZFyTKmppl/b40NLVi7Y40/LAlBfWNimMCXX+/JQU/70gT6wfyfNqa1ZHJZNi1axc2bNgg9qHEY489hv3794v9KNUdUGDi7rvvFttRvQOJyz/++KPL81AAgx5vbm4u9tUUVHjyySfFcjqhp302pX0pUQYiKD2Bnov2y7QfJ0HcH4qLi0Wgg45HdCz78MMPxfFq1apVIs2BMQ646GoIuHFd12hkdyRm5p3X36xUiJv+cO8fTwjhq44wlyC8tLDrGehAdlIk7iiKSFNEdKEzVCocIsG3aNEiPPfcc+KM9/LLLxdn3CQWKSmf+Oyzz8ROi4QfQVP6lJ/6xRdfaDQeKr4iamtre6zLzc0VwppyQz09PYVYDA0NFa9JUDSVRKJyLMHBwWKnR++JogIJCQlip6kUxRRtPXv2rHgPb7/9dr/HSJ+DcodOO296PEWFJ0yYACcnRUWmq6ureF2GYbQTjfx9b6YQdnY2FrhsRiiumhsBSwuJTsdGYvGR9/YhKbuiX9s72lnis8cXiPeijt/2ZuKK2eG47YWtqKnvXyAiJtgVr9w3vUsLzv5A+0LalytpamoS6Vm0/6T9Gs2gkYCkY0FMTIzY5pZbbhHBBNrnURSVTtxJhJ4/f14Ux9LJP+3/KXBBYpGOA2+88YbYlggMDBTb0uMp/UAJzeJNmaKwb7rnnnvEuFJTU0UQ4GKQIPb29sYTTzzRueytt94S6W0U4KCxMIYPC1YdoKwc1BdoKqasrAyXXHJJ5zK6TZHTv/76S4gzEqS0c6PbtD2JVjrTJkgEUhqBKiTcNBWsSqGqFK6q0A6OhDNN6dMOlFIYaKzKanzawam+D4KmsAialqJcWKVYJWgHP378+M4prv4SFhbW5T49LxWOMZpBudp9pb9cbD1jvFAklcQqRSOVKKORxBVzwmFtaTiHMhcHK1TXNXdGVrtDy6vrW8R2/RWsmkJBin/+859CdJPQfOGFFzB16lQhViklQFlsRNFLVWhfp9w/076eAggkbO+6664us2/0nM3NzWJ6nqKtqkESOoaQQFZCgQcl9vb2na/TH2icaWlpPcQtvTalCjDGgeH8yg2Ir658S+3ym9f9A23QfOrmv8ue73WdOQZ2Zq2KMs/yvvvu67GO0gJIpNIZ6k033SSELQnX+fPnd+5UaMdGuUraggQwoTyjV4Uiplu2bBGV+DRNRdNSJESpqpXO9JV5V+robdqMlvf1ONq5dsfS0rLfz8/0P5e7exoMITGX4Jur3tHJuBjdIzE37zMauXLehRNQXUAnvRTdbG7pf+6pRGIuosTqRCstd3W0xutrZvb7+awsJQOOrorXsrMTwlK5b6VZK4qgkisLTdsr92k0fU/bqqIUoPS6dIyg48Ltt98ughzKmgfl4ynaqSpI1e1HB7pPVd0v0/GHoqlPP/10j+0MqWCX6RvOYR0CrKVWai+a7FD687x0IR82TSgvLxcRUxKkNO2jernyyitx8uRJEbWkKCRN91BuE4lE1SkW8kylgi1V6HGaQLlMZK81ceJEeHl59VhPxVwkWCmy+vDDD4udJE0jKStaKfJJU/yqkJhds2aNKJai6C29H9Ud4vHjxxEeHi7uU+5u97wpZWFZfxns/9lU6W8uN2Na1De19hmNpHxPXUO/eWsrab8v8rY2kdKgDlpO6wfyfNra55DoI8FKU+x79uxBRESEWE7FSyRslRcKcqgWlFKwID09XQQ4aP+pnH0jkUrBgIKCgi6Pp2MOpQSoRl37gvbLqjUUJFDz8vI679M4KZLq4+PT+RqUmvXiiy922d8zhg0LVj2AIkiUz9rjYj70uVk0fUNnqlRdSVPlqheaFqIdCu2ElGfRZDtFuZm0Y1NCj6U8oc8//1zkLpE91jfffHPR16bpHtoR0oUcAagY6m9/+5t4DlVvQFUqKipEPi15nFIe1N69e5GUlNQ5FXTnnXcK8fr111+LfFcStLTzpakvysulqC1NT1GElnZw9Fy0Q6PoMREfHy+cBGhnmp+fL9477bgHAuXYEpTn1d+iAYZh1GNnbSGijmrX2VjA1trwUkUohYHyb1cvjOp8b3RN92m5LlMcqHELRVspwkr5rHPmzBGRyx07dgiRSDNa5JdNuahKKJgxadIk/Oc//+ky+0bRTXJiofoACnbQ46koigqsKJrbX2i/TDNqtC+mAALZHtbU1HSup5QFCkZQegPtd+nyj3/8QwQvVFPAGMOGUwJ0CKUHlDVU9DndOdS5e3SWTDlL6qZraIdEOx8StbQjoLNosishOxHVM2NyFiDhRzsx2mGRLcnq1asvKlopCksikqApKBLCZJ1CO7TuOaJKKG2BhO7zzz8vhC55B9JrUe4UQcKUxkI7Varkpx0pVbmS2Cb+97//ieX0PJRDRWOlXFvaIRIkxEk003bvvPOOeG8UnaXIbn+hHSTl2NK0GBWtkTMBwzCaoYxGKnNW1UUjLQww9kLFYpR/SykNFCUm4U3vRddFZGRpRYKQCqmowl95eeqpp1BdXS2OC5TrSscDVWjW7dChQz0KnGj/6+LiIkRrSUmJiILSPpXSB/oL7UMpAEFimlIHyJGGahWUKQMBAQHieEPHHzoe0PGE8mhpv03HFcY44E5Xw9jhQl2OHkUu<text:soft-page-break/>Lcyl+LKXvFdDgKKV1M5PVfSSrQgJT1UvPYbpC/IeVleQSLMN31/9X52MidEflwCygVJ1Cbh0RihW6oFLAGO8cKcr/YIjrMMERUp1GUkdSqjCnqbeKVeUzr5pip7spbpXljIMw2gCidK54wJw5exwUUHvZGeJytpmFqsMY0KwYB0muovR8oZK/JL0F3Zk7EecVxSemLUGhgpNr5PfHhVBUY4pTflQF6iBTPkwjMjZVmM2MRy53Iz+s+/0efy6O0PYPZFYXTAxEDcvi9P1sBiGGSZYsOqQiX7x2JN1GHYWtpC1ySA1N8x/B+UUkWGzqmkzwwwEY56BYLRDSWWj8CWVSszEdUZ+ta6HxDDMMGKYCslI8LBzwyuL/iWsnGRtcoMVrAwzWEiMvn3wMxzKO4GFYTNxWcxCvLznv8ivKcSKmCW4euQyXQ+R0TEllYoWm5NG+OCvA9nIOF8tim7YRo5hTAPDK600MshDlTz/m1ovdPxgGFODhEdCSaoougpzCxYiZH74DHF/X+4RbsrAoKRCIVgnxnpDYm6G2oYWlFY16npYDMMMExzS0wPIJSClLANeDp4IdvbX9XAYZtgprCtBVVMNpOYShLoo/B3H+oxAw8jlGO0di9Y2GSw5JcBkoRMWpWD187BHoLcDsgpqRFqAp4vC95hhGOOGI6x6wNaMvfjPgU/wS8Jfuh4Kw+iExJI0cR3o5AcbC+vOYqtZIZPFCV1DK0fSTJmquma0yNpAs//uzjYI83MWyzPOV+l6aAzDDBMsWPWAOE9FJ45jBWdQ28ydkRjTI7FUIVjDXIJ65CRaSi3Q0NyA8voKHY2O0TXK6KqbozUspOYI83cS97nwimFMBxasekCQsz98HbyEU8Ce7EO6Hg7DDDtzQ6ZiftgMjPCK6rGuuK4ML+97Hy/vfZ9zWU3YIYDwdFVM/ysjrJkcYWUYk4EFqx5AEaVpgePF7Z1ZB3U9HIYZdmI8wnFp1HyEugb1WOds7YjyhirkVJ/H6SLuOGPKEValYA3xdRTpARU1zais4YJVhjEFWLDqCZP8x0BiJkFu9XlkVuToejgMM6yQrZtMTl7EPZsE2FvZYVqQ4oRuQ/IWHYyO0TXFHZZWygIrayupKL4iyN6KYRjjhwWrnkAH5dHeMeL29sz9uh4Owwwb5L16svAcmmXNvXpqUrqAuZmZsL7KKM8e9jEyehJhVXEE4MIrhjEtWLDqEcooElVMc64eYyp8e3o93jjwCbKr83vdxt3WBeN8R4nbv3KU1WSbBni52nQu48IrhjEtWLDqETEeEbhn4o34x9Q7RAEWwxg75Q2VKK4vgxnMEO4a3Oe2i8Jniesj+adQWFsyTCNk9MKDtVvRVRfByikBDGMSsGDVI8zNzDFKpAW0o0nWouvhMMyQk9RhZ+Xv6C3SYvrC38kHsR4RaEc7dmexm4apUFPfguYWubjt4XwhwhrakRJA6QLU9YphGOOGBaseIpVIUdtcx2bpjMk0DKDuVnTCdjGWxyzCneOvxfyw6Zw2YyIUd+SvugoP1gtFefY2FvB2U0RcMzktgGGMHhasesjx82fw1I7X8WvSZl0PhWGGpWFAuFtIv7YPcvYTrVqbZM1okbcO8egY/cpf7dmClQuvGMZ0YMGqh1hILFDTXIc92YfR1tam6+EwzJBQ1VSDgtpikb8a6d4/waps2UppARUNVWjh1BmTdAhQwoVXDGM6sGDVQ+J94mAjtUZFYxVOsVE6Y6Qkl6aLa28HDzhYKTw1+8vh/JN4bNtL2JS+e4hGx+gLFwquLuSvKgn148IrhjEVWLDqIZYSC0z0jxe3d7AnK2Ok0Hf8ubn/xOUxi/uVv6qK1FyKhtYm/Jm6QzQdYIw/h1VdhFUpWAvK6tDQxCkiDGPMsGDVU6YFTRDXJwrPoqapVtfDYRitQyLVy84dkf3MX1VlSsBYOFjaiVmIfdlHhmR8jH7lsKpaWilxcbCGm5M1qP4uq6BGB6NjGGa4YMGqpwQ6+SLA0UdEj3Zns4UPY3y0tbehWd4iclI1yfOeGzpN3P4tZQs7BhizB2tF70VXBBdeMYxpwIJVj5na0flqZ9ZBPiAzRsWZoiS8c/B/OFFwFlINBCsxM3gyrCSWyK8pwvGCs1ofI6N7ahta0aTGg1UVLrxiGNOABaseM9FvDGYETcTqkctFNIphjIUThedwIO84UsozB5y/qsTO0gbTgyaK279xu1ajRBlddXW0gqWF+hObsI481kwuvGIYo4YFqx5DB+RrR10uqqhp6pRhjK3DVZhr0KCeZ17YNCF4U8oyUVBTpKXRMfpCcUf+qoeagislYf6KlIDc4lo0t3IBHsMYK1JdD4DpGzMzM3FAbmxtgq2F+ikxhjEkGloakV2VL25HuYcO6rlcbZxx/egV8LX3grO1ItLGGA+d+at9CFYqunKyt0R1XQtyCmsQGegyjCNkGGa44AirAVBYW4zPT/yEfTlcDc0YPsll6SIn293WFW62gxcXUwPHw9vRE3Ut9Zw6Y6xNA3opuFKe1If6sh8rwxg7LFgNgKTSdBw5fwpb0vfoeigMo7V2rKEugRrnr6rzLqa0Gep+xRhj04DeBatqWkBGPv//GcZYYcFqAEwJGCfaVyaXZYhWlgxjyCSWKARruFuw1p5TJpfh61O/4P6/nkEli1aj82DtKyWgi1MAR1gZxmhhwWoAuNo6I8YjXNzekcGdrxjDpa2tDe1oFydgmjQM6MuXtbq5Bi3yVvyRul1rz8voDkobUXa58nDpO39f6cWaXVADmZzTQhjGGGHBaiBQnh6xN+eIOOgzjCFibm6OZ+c+iBfmPQwPOzetPS/lMS4KnyVub8vYJ4oUGcOmrrEVjc2yfqUEeLvZws5aKsRqXjF3BmQYY4QFq4Ew2jsWdha2qGyqF<text:soft-page-break/>mbrDGOoyNpksJJaatThqi9GeceIVq+NsiZsTtul1edmhh9ldNXZwQpWvXiwdim8Una84jxWhjFKWLAaCBYSKSYFxIvbO7IO6Ho4DKMR1GqYpu1hZqb156YCroXhM8XtP9N2irxWxnAp7Wf+qhLueMUwxg0LVgNiasB44Tvp5+jFrVoZg6NF1oLb1v8TL+95H60kWoeAif5j4GjlgKqmGuzKPjQkr8EMD8UV/XMI6N7xiguvGMY4YcFqQPg7+eC5eQ+KHuoiSsUwBkRqeZaYri9vqIC9Zf9EiCYzEfNCp4nb2zP2DclrMMPrEOB5kYIrJaEdgjWroBryNj6hZxhjgztdGRhScyma0SIO/JQHyDCG1o6V/FelkqHb9cwMniScCKb4jxUpCFIt58oy+tM0QBU/TwdYWkjQ1CJHQWkdArwchniEDMMMJxxhNUCowOBg7glkVyraWzKMQTUMcA0a0texsbDG4ojZoqirScZuAYZedOXZzxxWiTl1vHIUtzktgGGMDxasBsj6xE34/OSP2Mh+k4yBQDmrlBJARLqHDstrkjdrXVM96prrh+X1mCEquupnhJXgjlcMY7zoRUpAdmENvt+SjHMZ5WhoaoWLozUmj/DBtYuiYW9j0edjtx/NxVs/nFS7bu74APxj9VgYG+P9Rgs/1sP5J3Hr2FUiosQw+kxGRa4QrZS76ufgNSyveb6mCN+eXg9Pe3c8NvPeYXlNRnserPVNsn41DVBXeJXJEVaGMTp0LljzS2rx0Dt7IJGYY+nUYHi42CI5uwIb92XidFopXl8zEzZWvQ8zq6BGXK+5Oh5SadeAsY+bHYwR6hDkbuuKsoYK7M89hvlh03U9JIbpk8TS1GHJX1XF1sIaBbVFOF9bhLzqAgQ4+Q7L6zLay191sreEtaVUowgrOalQ+hTDMMaBzgXrR+vPQiZvxxv3z+hMkl8yJVh46n3y6zn8sS8TK+dF9vp4qgh1dbTGgklDmxenT9BOmDpf/Za8BTuzDrBgZfQef0cfxHvHIWqY0gEIbwdP0UzgdFESNiRtwX2Tbx6212aGN39VCR1DpBJzEZ2l5/A20qAFw5giOs1hbWmVIyGzHHGhrj0qOueODxTXlCZwsXSCIG/TqwadEjBW9GNPK89CfnWhrofDMH0ywW80bh93DaYEjhvW11W2a6WZiPL6ymF9bUYLllYDyF8lLKTmCPZRHA+48IphjAudClY6E37/4bm456rRPdZV1Sqqe83Ne5/SKa9uRE19C4J8FJWhrbI2tMrkMAVcbJwQ6xkhbm/PZL9JRr+Rt8mFxZSF+fBO6pAjQbhrMOTtcvyeum1YX5sZvGDtb5crVbhFK8MYJzpNCSAx2tuUzbod6eJ6ZJj7RfNXaern/jd3ifuUtxTu74wbl8YgPtITxsz0wAlIKElFfnWRrofCML1C+aNob0cbAGsLq2F/fWrXmn4kGzsy9+Oq2KWwt+JpYmPzYO3RovUwR1gZxtjQeQ6rOrYdycW2o7lwd7bB4ilBfaYDEElZFVgxOwzXLoxGfkkd1u9Ox9MfH8SjN03AlJG9F1rMmzev13VyuRwSiX4bjo/0jsa/Zt4HTzt30Td9uIpZGGYgfHvmV5woOIsrYpcI8TjcjPCKgo+DJwprS7An+zCWRs0d9jEYIuTqQNZgmq4fDCXKtqwDcAjo0aKVC68YxqjQO4Wz9XAO3vv5NKwtJXjspgmwte59hxgV5IKr50diwcTAzkjtxDhg+mhf3Pf6Dnz4yxlMjPMRhtLG2vUq0NlP+Ew2y1tYsDJ6R1tbG5JLFbMlwc7+OhmDuZk5ropbivqWRkz065l+xKiHxOj1P68R6RzdoaYM31z1zpC9drGGOaxEsK+TmL2rrmtBRU0T3JwGLnr1GV2eSOgL/BmYJnqlcL7dlIwftqbA1lqKp26bjMhAlz63p3QBdSkDtJMjH9edx/ORU1jT2WO6O9u39268HxsbC0OBhGppfTnQDthZDU2PdobRhJzq82hobYSVxBJBzn46G0ecZxRa5TI0yVr4YDYASKzK2ymZoxtqFmmLevJgbWztdAkYqDixspAgwNMeOUW1yMivNjrBqssTCX2BPwPTRC8Eq0zehnd/OoUdx/KERdUzd0xGiK96kdlfnB0UZvqNzQrzaWNmW8ZebErbhatiL8EVcUt0PRyG6SSxROG/GuISCEuJpU7HYiGRokXWjKrGGrjZusDcnBv9DRayC6PP1cLcApYSCyEkLCVS8b+mwlBV79uKhirFtrSNuUWvn7+y4MrRzrLTg3ug4oT8WBWCtQoT47xhbOjiRELf4M/A9NC5YJW3tePVr4/h4NlCYU/19O1T+t3Z5LnPDuF8SR3ee2gOLKRd803zimvFtY+78RdYOFk7igrsndkHsSJ2MedsMXpDYmmauA5zDdSL7+X+vOPYnL4bd4y7FlOH2WLLGPnh7Ab1ooHSs/zj8bdJt4D+621ox92/P9ZlvcRM0iFypRjjMwL3Trqps+DKMuoozK0s8Pr+PPxz2p0DFieUx0oBEFMtvKptrsPR82fgbusiTs7oYi0d/oLHoSC9PBvhbsG6HgZjioL1m7+ShFiNDHTGs3dOvWgrVlVcHKxxNLEYWw7l4JLpFwzJz6aX4XhyMcZGeYqIrbEz3ncU1p77A8V1pUgqTUOsZ++NFhhmuGhrv5C/Gu4WAn2gsbUJ9S0N2JC8WeFlrAci2pAZ7zsazfJmccIsa5OJtIvWNpm4bWdhi5K6MpBipeUSM/MuopOsxhpldIGIehfTtiRISgpg7liOZjPg+PkSjcalTAMzVcGaWpaJD49+3WUZ/T9IuJKIpWYz1OKbaJa1oLKxCq62LuIEQhd5pCSw82sKUd5QiTJxqei8TdcPTbsb4W5BooiO9iksWE0TnQrWovJ6rN+VDjpmUDX/0cSe9kxO9lZCeFJHK3IFCPZx7EwXuHZRFE4kF+PjDeeQWVCD8ABn5BbVYNPBHCFU1fm7GiM<text:soft-page-break/>2FtYY5zsSB/NOYHvmfhasjF5ADS1qW+rFQTDUJQD6wJyQKdiasRdZlXnCEo4cBJie9Nd15JZxV190GxIZ7RbteHfZv0WklMRrS1ureI0WeSta2xTCpr2d4rBAaVUDWnKiMSLcBWOierc17I9gLatqRHVdsziOmBJNsmZEuYehqqlanAxQUW59awPqqxuQW30eMR4RiHavFwWJKWUZeGnvf8XjHK3sOyKyrnC3cYGrrTPG+MQhSE3BZH/ySOmktaa5DmX1FShvrFRckxBtrMSVsUvE81Jh5t7sI/ji1Npe309mZS4cre3F81GqCWOa6FSwnkgpESkBxJcbE9VuExPsKgQrRWG/35KC1QujOgUrJdO/cf8sfLs5WURatx/NhbODFeZNCMC1i6JNIrqqZFrgBCFYj+SfQkNLI2wtjavQgDE8POzcsGbyrcKHVdf5q0ocrR1EZHVvzhH8mrSZBasaSEi+tv8jPDbzXiE81E27i+X9hKLY9EeYS8yF0LFF7/un6ho52iq9Mdo9BnPDFB0PBwq5y/i626GgrF5EWekYYgxQAaOtxcX37TGeEeKiPGGgWYXyxipUNlShoqkKAU4+qGyqFicIhXUloqEHRcZJXNKFTuiU0Amnl517h7jNxHuHvxC/7efnP3TRVI2b1v1DiGV1xHlEwkZqLR5Pr+Fm4wJnG0c4WysuLjbOcLVxgquNs3g92obGoHxfjOmhU8G6dGqIuPQHEqB06Y6LozXuWxkPUyfMNUj4sZbUl2Ff7lGd+F0yTPfIf7x3LIKc/PRq6n1B2AzsyzmCM8VJyK7MQ7CeRH/1BRKjnnZuIhLWV7U1TSUPBWXVCg9W8uEeDFR4JQRrfpXRCFZlp7iBnEjQb4+aZdBFnVPH5ICxmOgXL2ZDqDCO0gMqmqrFdVVTDRytHFDaUCFOOjIqc4TQrWlW1IhcDEoNoV++g5UDXDqEqLO1E5xtnOBp7y7EqrmZGUb7xCLeN04I0v6ijZMpxrDQeQ4rox1opzQtcDzWJ23C7qxDLFgZvZma1LcGHHSgjPcZgZOF57AheQv+PuU2XQ9Jr6Bp+iURc5BVmS/uD/fJBk3jE6p2VBcTJ+pSGKjwau+p80aVx2pmZi5OFLR9IkGODU7WDuISAvUncDQdP9ZnBPwcvFDRqGjaczGemP13ESWlqPpAxOjFuNhnwNZ1xgkLViOCzpTb2uWY6DdG5AWxbQ+jK0rqy7Ez84A4uEW4XyiI1BcWhc8UgvVw/knUNNWKVAFTpqCmCBuSt+KG0StQ21yPdrQj1HX4I8+NTTLUdXiwujtZ90ucUIHO+sRNuGP8tT1btFL+Y77hC9bcqvPwdfBCdXMtGloaYGtpO+wnEiQ4lZHasH4+hjrMDQUiH7dVYX9GDUEcrOxE9FYJi1XjhAWrEUFnx4siZotK6BZ5C6zNTSeHl9EvzhQlYl3inwhzCcI/9TDnjNIALo9ZhEjXkAFVRhsjGRU5eHHPe6JSm1ges1DkFuqCsuomcU1uMTbW0h7ipDvnilPw/pEv0dbeLtKi5oZO61wX6ucsrgvL64UIHogDjb4VLz6x/TXxW1o9arkohNKnFBuGGS44BGdk0Fkw7cwaW5t1PRTGhEnssLMK1RP/VXUsjpgNb0dP1Lc2isIUU+RMURKe3fmmEKsBjr6YHzpdp36d5QPMX6WiuaWRc8XtT4//IMS3Emo84Nnh6Z1loGkBVCz16r4PRGoNXSiSqM2p9cFCKRlkV9bjwnmkzBDAEVYjhLxYd2YexKVR8zGFzdGZYYbEX1KJomFAuKt++yVSy1iakaiT1MPByh6mxKG8E3jn0OeiMCbCLURMqZOtkS5R5q+6D6CdKgnW7Mp8nCtJwev7P8J/Fj/ZWUlP9lYllY0ij3VkuGYWWbqC0rreOfQ/FNWVwsXaCbeOXQUrPTL/H4pcWobpC/05VWO0Rk7VeaRXZGNH1n5dD4UxQcipgjwXqZORvht8U9Tq2zPr8eCmf6PFhA6wW9P34s0DnwqxOsorBv834Uadi1WiVFlwNQCHAIo43jpuFbzsPTA7eHKnhZbSKYDIOF8FQ+PHc7/jZGGCcAa4ZezVcLNzgT5BaRoV5CjQy6W3NA6G0RQWrEbI1MDx4vpMUbIoSGCY4SSxI7pKXo/98YzUJTT9TZ6TZN9DTTdMgeqmGnxz+hdRWDXFfyxuH38NbC31I9+9XBlhdR7YeOh79uTsNZgeNFH4iJJrgNIpgMgwsMKrg3nHheMLsTJumYiAM4ypw4LVCPG29xAJ+nRAokpthhlOEksVgjXMRX/zV5VQrh35shJ/pG4X07DGjr2lHe6ecAMWhs3AdaNX6E1TB9WUAI8BpAQokZpLxQkIRcppGj2xJLUzwnq+pBZNzQoRq+/QVPpnx38Qt2cGTcL04Al6/ztimOGAc1iNlGlB44XJ8+7sQ7gq7hLe4THDBpnxE2EGEhWiGYk/UrajtL4cB/KOY3rQBBgbsjY5iupK4G3vKaLJfo5kNxasVwU8qi4BmjYNoP1ck7xZpDtQIdmLCx6Bi4MVKmubRWvv6GBX6DtWUkv8c9pd4jt5ZdwSvfsfMQO3JFubsFGcyFOnMspHnuA3GlePWAY7S9vO7agj4Pdnf0NqWYbwQqb8/6tHXIpoj/6ZiNU212HtuY04VnBG2J/52ntiSeRczA2d2qOQ78Oj3+BUYYJwFqIccGXhoir/2vqKaJ1714TroC/wL8FIGes7UhSUkB/muZJUXQ+HMSFeWvCoOOBGuRuGYCWBMDtkiri9IWmL0TkGUJ7ua/s+wJPbXkdCcQoaO1o365sQamqWo7ahZcA5rN1RtPV0Ei1BX9v3EYL9FaKAOl4ZSoSVuktdP3qFXhVZMZr5Gz++/TWcK04WDhy3jlmFOM9IbErfhae2v46mVsUJWn5NobifUZ4tmnZcM/<text:soft-page-break/>Iykc737K43xUxBf37jz+96B1sz92Kifzxujl8pikg/PPo1fkn8q8u2X5/+BaeLEnFl3FKM8RmBL06uFQWY3VNSSECvHHEJ9An92mMxWoOmxsb7jRK3d2Ts0/VwGBOC2i2SYbiNnuevqjInZAoszC2QU50vWrYaC3XN9eJARsU7FLWhFpv6KFZVW7LaWlvAtsODVdM0D3I8IOFKUeVKl0PkXaH3Ha9+Tdos3DUoAk7pXJZS/UnVYDTjfyd+grxNjn/Pf0h46C4In4F7J92Em+KvQl5NIf5K2yW2++rkz2hpk+G5eQ8KIUkRz+fnPyzSd8iu7WJsStuFrKo83DvxRtw8ZqV4nSdmrxEFlT8n/NlZy0LdyvbmHBGdMMmH+rZx1wj/4h0q+fs0G/P9mQ1YEjkHrjaKlBp9Qf/2WozWoKlN+jJGe4YbXdSI0V+o8hzt7XopinqDuvdM67CA+zN1B4wB6gv/9I7/ILU8UxQl3T3heozxidPb9KDyQeSvdoccD+6acL1wqiiWZUHqm6HXgvVA7jF8d+ZX/Hv32yiqLdGpFy6jHegEkSwmYzzC4O/o02XdrODJ4prSBOgE5VRRIib4jhJOF6rf4bkhU0X0Na08q8/XotQ/SjWYFnghnYn2v5dFLxD74305R8UyKkiktrVU56KEbtOJrJJtGXtF2sDl0Yugb3AOqxET4hKIB6begRZZq/iS8hk7M9S8sPtdIY4Whs2EnZUdDIn5YTNgZ2mHmcGTDL61cUFtsYisUmTFycpBiDdq4qDPdHqwumjHsSDEJUBMrZJtmdQvHXlpzmiVzYCFVL9M7clD9v0jX3UWWfk5eevtSQXTf6TmEryx5Cm1wSJy6lCKyvQOMarOCSKiwxaQBGtELzUBDS2NKKgpxji/UT2+N0pbwfTybHHtYKloPFHXcsFyjFox0z6CoBSFdQl/YkXsEjETo28Y7h6Z6ff0GE0DUI4LwwwllY3VIjeK8qH0xSZpILjbueKSqLniN0OFO4bK+ZoiPLn9dSFWPezc8Pept+m9WFUVrIPJX+3OjOCJmBY4HnQcN/dPRlahfkVZKeL12v4PRTQu2j0Ml8cuMqiZCaZ36P9IEVNvB88e635N3iKuKZ+1vEGRW+1m29Nn19VGsYxqUXqDPG8phcS9Y1tVKHhAbZbJG5ugfRu9JqUA5FTl40TBOSSUpiLeJ06s/y1lq2hVvSh8JvQRjrCaAE2yJuxNOYIZQRMR4Oyr6+EwRkpSRztWyl811K5R5h2tJeua6sW1IRa9uNu6wtfBC/VWDvi/CTfoneF8b5R2OARoIyVAlWtGLsfZtAoUZ7kjJa8MkQH64RRAuY1vHfhUuFO427qI3EN9shhjFMjlcsybN6/X9du3bx/Q8+3KOiguJFDJUo/yTwlrqbXagtCLdQ1raFWc6FlbqN9X0cyq6uOpY9rLe9/HQ5tfEPfJseCSyLmoaqzG7ynbcce41bCQWEAfYcFqAvyc+KcoumiUNYkka4YZChJLFdWsoa5BBhslsrOw7bPQgFJr9HVnTtD0I/mQ3jDqClhaWOpF96qB5rC6aVmwWkikGOc0E3/K0pFyvhCL5CEiiqRrvj29XrSTJZF669hr4GyjaHLAGC87Mg/g42PfihPhB6feCRsLaxEd7Q3lur5SRNr7eLxig/Yuj/dz9MabS54WLgD0+sp81p8SNorbVPtCqQGfn1yLU0UJsJXaYFHELCyOmA1dw4LVBCCfSRKs+3OPiupEqYT/7Yz2oQpnIsJVv9ux9gVFNK7/eY2IfnWHptP66p2uS6hQoriuDMui5qOmuRZONo5CqBkSSpcADy2mBCgJ8nUE2qTIK67B5rRdQiTSQVhXUI60cpp39cjLRL4to59IJJIBR1HV8dO530XFPonER2fc05lfSlP2RIu8ZxRV2S7arg/HFZuOx/cWhSV7N08Ltx75tarfObLf2pm5H4/MuEcEG8jd4GxxMv426WaUNVTig6NfC8cCXXtUG9YejdGIWI8IkVRNZsKH8k+I9oUMo+1cPLJpIcINpGFAb5BYJWuuHrTpZ0SVWnj+cPY3cd/Lzh2jfGJE1ydDorlZjpr6Dg9WF+0L1mAfR3GdX3seX58+LQ7Kgc5+iPEIhy6giNet41ZhnO8IjPSO4SIrI4ZsosgPdU/2YeEP/NiM+xDs4t+53tPeXVyXN1T2eGx5Y+/5rUooT90MZihvrFRbkEX1K262fafBfHdmA6I9wkUuK51M7c09gitjl2KEV7RYvzfnMHZnH9S5YDXMeTtmQFBkaEqHZc+OLG7Vymif5I78VSoycLFRiANmaKFiyi9Pru0Uq/NDp2GUt+GJVaK8psOD1UoKu0F4sPaGp4stbCwlaKl2RoxrjPjs3tj/sSgUHE5oqpVOMijvkKyDSBAYavoMc3FI/L118FMhVgOcfPHC/Ie7iFWCrCfphCW9QlHJr4rSzirKvfduVxSxpWn+jIqcno+vUDw+0j2018enlmXi6PnTuH70FeJ+TUudOGl3tlY4BxAOVg4i0qpr+JdiIkwNUAjWhOLUPisOGUYTSAD4OXiLna+xH4ApYiGTy/D2wf+JLjH7co4IGyn6DIYzavPfw1/iz7Sd4v7y6IW4Im6pwab7lCotrYYgHYAwNzdDoIiymmG03SxRGEgzTq/v/0j8L4frf/bS3vfx5oFPRPqGhblUBBMY4+WHc7/hSP4p0Wb1ubkPioLI7lCDi1Fe0TicfxLFdaVdZq12Zh0U7VEvljIyI2iiiNAq/VYJ2h/<text:soft-page-break/>9nrxNfM+mB47v9bHU+WpywFix7yYo750eQ99RJTQuNzUuBMONYe7dmAFD0w7k40ZnbDszD2DVyEt1PSTGiKAdXpRbGGpb62DslNaVCxsiygnvbiET6hIois7oAETRzqESzCR6KC+dTg6uGXEppgdPNOgThfLqoRWsRJC3I1JyKnG+pBF3T7sBL+15T+wP6aTj9vGrMdR8depnYSRPTQHmhEyFM89EGDUldWX4PXmrmK6ndqnHC8722MbJ2gGjvWNxw+gr8cT21/DU9v8Iaz2aJdmcthsNLQ14cOodXR5zpihJNBug/QuJXYKq/KmDFfn5ZlXmwsfBCwfzjuFscYqInPZW0EeRVYrsvrn4qc5ltB+hupfN6btF3iqlGlD0ds3kW6BrWLCaEORHmFmRK4oyGEab0Nk8FQ2Ygi2PMNRuBa4btQI51edFtS15n9I0L1V906WysUpM41FxA9Xw/pzwB0JdgkQUg1wIBpOzSKKHOuNQK9mbxlyJcb49DcMNjbLK4RCsiinOnMIaeNlHC3sfOsBvydgjImCzQ6cM2WtTkEBpX0QtOoO6TQszxgdV2Ctz4amLmTpoH0GClfKpKQL7/dkNWJfwl/g9h7kGijau3afzf0n8S3TIenrOPzoFK1lXPTPnH/ju7AaRfkCOQGRtd9+km0UjlN7SFWhc80Kn9fCKvWXM1cJ94NfkzbCVWuPG+Kv0ovaFBasJMc53pDCnpqpCmp6igynDDBbKxaMdbGubrFcvQENCTNOqmd1XTt/Se7WztBWm9DM61tG0cn5toehalFN1XkRayaxbaiZBYW0Jfknc1Pk8VABJwpUisXRNMx/d7af6ss8a4zMCny1/DScKzwkTcEMXq0RZhwerti2tVAnyUUSZcgtr0dbWLiJU1LOdWvGery0SuaVD8VlSl6FPjn8vblMHOPK9ZIyfheGzxKW/BLsE4LGZ9110u2fmPqB2uaO1g2i/jH7WRVEnP7K36u2knMSuvsGC1YSgAyBNDdQ31wu7DKketl5jDA8646fpIzoYL4ueD0OGrGH6sq7qzTqGckeDnQPERQkJIHm7nObYMNF/DPKrC1BUVyJyJ0ls0oVYGXeJqMilA0htcx0yK3NF1OVi9lojvKJgLCi7XHk4D12HNF93W1hKzdHYIkNpZQO83OywLGoeYtzD4evoJSLkdCKiTciMXeTJtsnEycWl0fMNOnWDYXQJC1YTxNxcInJSKApkZ6XdHTRjmh2uKKeTzvANnfrWBnHRBhStk5qRkPXHrWOv7qwSz60uQHZVPnKrFOkEVMxQXK8owiHvQzIW//7q/xqUvZa2PFjdhzDCKpGYI8DLARnnq5FdWCsEK4nHCPcQcQJf3VSLtvZ24XlJJw+DhU5Y3j70P9E609POXUyr6nPTCYbRd1iwmiA/nvtd9HunJgKXRPXeco5hLkZja5OICBKRBu6/OhxYW1iLnDTVvDTK/5W3taGlrRW1LXUX9Uw0Nlpa5aiuGzoP1u6FVyRYcwqrMWmEd+dyygGkPOT/HPgYY31G4LrRK7RywrIiZjFK6spFh0EqsGEYRnN4bsIECXTyE33Sd2cf1vVQGAMnpSxTCC4qJCIDa2bgUJSPulJR9TgVNjw370GYEsp0ABvLofFgVSXIR1l41bPwtLC2WES8NyRvESf0g4WKWnwdvfHwjLsR5Ow36OdjGFOHI6wmBvVKvypuqbgYYq90Rr9ILE0V15Rewp6SjCaUdxRckUPAUBeQBXcUXmUX1fYoshrvNxqZlXnYkblfuAeQ0TsZsmtSZGUpsRCFdGRLpO28WIYxVViwmhiG2iud0d/8VYIq3hlmMBHWobS0UuLvaQeJuRnqGluEUO7+mlfGLhG5xeRN+eq+D/DygsdEJ6H+Qvmqr+37EA2yJtw57lpEe4RxkRXDaAn+JZkgymKOHhc1IpZh+qqYV7YTjHLrvfUfoxl0AkmpOz0uRhbJviBYh84hQIlUKoGfh32vaQH02d45/lo4WTsKO7L3Dn0uIrH9gWan/kPtXpuq4WrthEBnX6P7XzGMLuEIK8MwGkGWTStjlyKtPBte9u66Ho5Roam9liEL1qH0YFUlyMcRucW1yCmqxriYrobpF/wsr8Pr+z7G0YIz+C15K5bHLOzzOUnUfnbiR9E5i3yuqSmBQzdvXYZhBgcLVoZhNIJakS6OnIMJ9ZUG28PeFOy19J3SYWjLqkqwjyP2njovrK16I8QlULSv3p11CLEeEaKwsK+p/a0Ze0XuK7XhpFaYAc6+QzR6hjFd+CjDMIzGkP8qjKDTEqM7KjoEq8cwCVaytiJyi6r73G5G0ERMDhiDVpkM9c0NcLC277VV7ucnfhS3qXPWGN+4IRg1wzCcw8r0oKi2RNdDYPQcytfbm30ExXVl3OKX0ZjWVjkqa1uGNcIa6OUgzrHodatqm3vdjhwELCWWwqNVdCcrOCsaDHRna/oetKEd8d6xWBIxm4usGGaI4F+WCXKxYo4ntr2Kc8XJuh4mo8dQsdW7hz/HK3vfF98dhtGE8hqFpZW1hQR2NsMz4WdlJYGPu524nVNUc9HtySOXTP/H+o4U4rU7a6bchk+XvypSATg1hmGGDv51mRgXK+aobKxGbWsDnt/9Lm6OX4lFEbOG3BuRMWA7K5dAPkgzGlOqLLhyGXoPVlWCvR1RUFovBOvoCI+Lbk8FVBezA2xtkw3RaBmGITg0YmJQIQd5BfZ2aZa3YJzPSFFk8L+TP+KTY99BxnZXTDcSS9LEdRj7rzKDoLyyo+BqmBwClAR25LHmFPReeNUdtgNkGN3CgpXpAnVoob7Xy6MXguId2zL34d8730JNc52uh8boCXQCk1KeKW5HuIXoejiMAVM2zAVXSoI7WrRm9yMlgGEY/YAFK9MDmppbEjkHd024HlYSS5GveL6mSNfDYvSErMpcNMuaha1VgJOProfDGDBlVU26ibB2tGglD9i6xtZhfW2GYTSDBSvTK/E+cXh4xv/<text:soft-page-break/>hhvgr4WTlgIaWxn53fWGMPx0gxCUAFhILXQ+HMYIIq9swdLlSxc5aCk8XhUjOLeQoK8MYAixYmT7xc/TGRP94mJuZobyhEmeLk7E+cRMLVxMmsVQhWMNdg3U9FMZo2rIOb4SVCPJWRFlzWLAyjEHA5b1MvyA7FyrIevfQ58KTMLf6PP5vwg1qbV4Y4+au8dfhcP5J+HM6ADMIZDLyYG3WSQ6rMo/1aFIRsvspWIXtX1svyxmGGXJYsDL9hqxdKLf1p3O/Y3/uMRTWloiUAVcbZ10PjRlGHK3sMdo7FlIJH6iZwXuwWllIYG87/KklQT4dTgFFtYO2A6T1DMMMLZwSwAyI2SFTsGbyraLgJrMyF49teRnp5dm6HhYzjMjaZJC3yyExY8HKDD4dwM15eD1Yu7doLaqoR2OTbFB2gLSeYZihhQUrM2CiPcLx2Mx74WXvgcqmajy14z+iTSdj/Pyc8Cd+TdosGkxwQwlmMJRWKh0ChrfgSomjvSVcHKxA6fh5xf33Y2UYRjewYGU0wsPODY/OuAdxnpEi4rY75xDkcjbQNmaomcSfqTvwS9Im1LXU63o4jIFTXq27gislwR32VuzHyjD6DwtWRmNsLKxx76SbsCJmMVbFLUNVcw13xTJi8qsLhVCl5hJkacUw2kgJ8BhmD1ZVgjoaCLBTAMPoPyxYmUFhbmaORRGz4GLrLHxay+sr8MOZDSiuK9X10JghsrMKdg6ApYTdIRgtebB2+KHqgmBli9ZCTglgGH2HBSujNeFqa2mDndkHxZTxY1tfQUJJqq6HxQyBYA11DeT8VWbQlFXqpi2rOqeA82V1aGnl2SGG0WdYsDJag0TMBL/RCHDyFVPHz+96G1vS9+h6WIwWoEYRSR0driLcQnQ9HMbAkcnaUFmn8GB101HRFeHiaAVHO0u0tbUjv6ROZ+NgGObisGBltIqLjRMemn43xvqOhLy9DZ8e/x6fHvuec1sNnILaYtEwwsJcihDnQF0PhzFwKmqaRHW+pdRcCEZdnmQr7a04j5Vh9BsWrIzWoaKcO8atxqVR88X9LRl78MKud1DXrB+V5a3y1kGtN0WoSQTlrQY6+8HGwkrXw2GMqCWrrtNLqOMV0d+OVwzD6AbudMUMCXQQuiRqHnwdvfD5iZ+QVJaO9IpsxPvE6XposJBY4Pqf10CuJupLbRb76mhjqoz3G4X3lj2H/KpCnQsMxriaBuiaQO/+d7xiGEZ3sGBlhpQxPiPgMd1NdMWihgMXi2ySmBwOSKxSykIP1CxiFMja2oQbBMNoyyFAl5ZWSoI7Cq+oeYBc3gaJhCceGUYfYcHKDDn+Tj7iYi210iiySYb1TbJmNLY2KS4yxTX1tA/u8AOlXt5rEzaiqbUJDbImca3cji6jvGNwy9irRfEQvRbTf+gzo/9Bq6wFUnPeZTBajLDqsOBKiYeLDWytpGholqGgtB4B3ooUAYZh9As++jDDysUim5tSd2Fx5Gxxu7qpFn/b+KQQq+qYFjged46/Du1oR4usBb8lb+n1dd1rXFFSV4729jb4OHpp6d2YBruyDmJD8haM8x2JpZFzdT0cxggoq+5oy6pDD9buhVdJORXILqxmwcowegoLVkavSCpLE/mSFNGjqKmqWCWvV4rS0sVKYikuZfUVgBnQ3taOWcGTRcEXdeBSbGMlCoSspdZwsnYEpV6amXF0VRP/VXIJiGkN5/xVRutFV/pAkK9CsFIDgRljdD0ahmHUwYKV0SvG+45GS1srzGAGqbkET82+X4hPEp4W5hYwNzcX69QJp9WjlutkzKbSMCDcNVjXQ2GMAMoTraxp0pscViK4I6qaXcROAQyjr7BgZfSKOK/ILvd9LYZm+l7ksarJTOD81q5QBLu0vlxEt8PdWLAy2vFgbVN6sNrrR4tfZcervKJayNsoz51nEhhG32DBypgclGrQl3UVrbeS6seBVF+iq/6O3rCztNX1cBgjK7jSlxQTLzc7WFlI0NQqR3F5PXw97HU9JIZhusGClRlW9CGyWd/aIC69WWs1yVqQXZmHWSGTYeoklqSK61CXIBFlZRjtCVb9SAcgKKIa4GWP9Pxq4cfKgpVh9A8WrIxeRTZ1DYmytw9+hvyaQtGGdGrQeJgySaXp4prTARitOwToScGVkmAfJyFYqePVlJE+uh4OwzD6KFhpB/H9lmScyyhHQ1MrXBytMXmED65dFA17m76N5Cnf6Pe9mdh8KBslFQ1wdrDCrLH+WLUgSkzxMPpDX5FNfYEivSO9ooVg/fTE94j1ioSztSK/zdSQtclFswd5uxwRLFgZLUdYPfRMsAZ1FF7lcotWhtFLdC5Y80tq8dA7e0R3kaVTg+HhYovk7Aps3JeJ02mleH3NTNhY9T7MD9adxuZDOZg6ygeXzQhFxvlq/LwjDRn51Xjmjsl6kyPFGA6XRM3FmeIknK8pwgdHvsajM+4xye8RuTTcNnYViuvLhFUYwxijpZVqhFUZQKFmGab4m2cYfUbngvWj9Wchk7fjjftnIMBLcYa7ZEowwvyd8Mmv5/DHvkysnNe1clxJSk6FEKuLJgfhvpXxncvpzP2bTcnYd7oAM+L9hu29MMYBdXO6ZczVeGnPezhZeE4Y588JnQpTpLVNhvaOVAmGMdYcVsLXww5SibnoeEVjpOAJwzD6g06PQi2tciRkliMu1LVTrCqZOz5QXFOaQG9sP5YnrpfPDOuynO7Tjmfb0dwhGTdj/FAr2WVR88XtL06uRVlDBUyNnKp8NLQ0QsJildGiB2tFraIZiLuzfkXtpVJzBHgqiq2yC2p1PRyGYbqh0yMRicr3H56Le64a3WNdVa0iMd+8Dz+8lJxK2FlLe4hdayspAr0dkJpTOQSjZkyFheEzEezsj0ZZEz<text:soft-page-break/>479gNMiZqmWjy0+QU8uPnfkLXJdD0cxkiorGlGW1u72Pc72VtB31D6seYUVet6KAzD6JNgJTHq7WYHX/eeFiLrdiiqk0eGuff6+PLqxl7zoNydbFDX2Ir6xlYtjpgxJagA6+axVyPKPQyXRM0XRUimQlKZ4vfnbO3E/quM1iir7shfdbLuMxihK4J9lB2vOMLKMPqGznNY1bHtSK6YzicxunhKUK/b1TfKhOBVh5WlwiGgqUUGu16cBubNm9frc8vlckgk7DJg6njbe+D+KbehvqUBdc11cLJ2NIlijMQSRcOAUNdAzl9ltF9wpWf5q0oCvTsirFx4xTB6h94dibYezsG7a0/B2lKCx26aAFvrvmyt2ntf065YZ847HGaQ0EGLquRrm+uFkGtrU9P5wEg7XIW79n7CyDAaF1zpmUOAEkovo8hvTX0LqjpybRmG0Q/0KsL67aZk/LA1BbbWUjx122REBrr0uT3ZXTW3qJ+mbW5VLO8tukps376913WxsbH9HjdjGukBm9J3YWvGXlw3egWWRy+EsVLXUo/cqvPidqRbqK6HwxhjSoCLfhVcKbG0kMDX3Q75JXXIKawVnuAMw+gHehFhlcnb8Ob3J4RYdXW0xsv3TkdcqNtFH+flaivyWNVRXtUERztLsQNiGG3gaafIp/7x7O/Iqy6AsZJcmoF2tMPD1g2uts66Hg5jRNB+mfDQ05QAIrij8Cq7kAuvGEaf0HmElTpVvfr1MRw8Wyg6jTx9+xR4uPRvZ0YRWGqlV1hWDx/3C7msjc0y5BbXYFy01xCOnDE1pgdNwMnCBCSWpuK9Q1/gxQWPiMirsaYDhHH+KqNlSvU8JYAI8nYUHt45XHjFMAOmtrkOR/JP4WxJCkrrytDQ2gQHKzu427lhjHccxvqO0LiQV+eC9Zu/koRYjQx0xrN3Tr1oK1ZVZo8NwJ8HsrFuZ1qXxgEb9mSIZgTzJgQM0agZU81lvXHMlXhu55vIqsrDuoS/cPXIZTA2pgdOgDnM4OvIJ3yMlj1Ya5r0uuiqa4SVW7QyTH+paa7DLwl/YkfWAcjb2+Dv4A0POzd4O1iKomWalTyQewwW5lIsCJuB5TELRRGzwQjWovJ6rN+VDqqLmjLSF0cTi3psQ159Y6M8kVVQLXYgtDMJ8VW00IsJcRWilLpdkYUVbZeaW4kth3MwMdYbk0f46OBdMcaMs7Ujrhm5HP878SN+SfoL4/1GiUp6YyLYxR92FjYiLYBhtEVlbbOYUZNKzODkoH8erEqUvt4krmvrW+BgZ6nrITGMXnMw7zj+d/xHhLkF464J12G872hYSXv+bhpaG3GqMBHbM/figU3/xm1jr8HUwHGGIVhPpJSIHRjx5cZEtdvEBLsKIUpR2O+3pGD1wqhOwUr8bWW8SAcgK6zD54pE95Sr50eKdq5sScIMBRP8RuNEwTmcKkrAe4c/x6sLH4dUovPJCq1BfrN0sbLgAzWjPSqqFdFVN0cbSPTQg1WJjbUUPm62KCxvQHZRTZ9e4AzDAJvTduPxWX9DsEvfs9q2FjZCoNIloyIHX5362XAE69KpIeLSH65dFC0u3ZFIzLFqfpS4MMxwQCdC142+HAW1xZgdMhVt7YZtc9Uqb4WF5EIqjqXEAn5O3p33m2UtqG9t0NHoGGPLX9W3lqy9+bGSYM0pYMHKMBfjmbkPYKCEuQbh2bkPDugxxhMWYphhxMHKHs/M/QcaW5tQ21IPF4nUYAuUSKxe//MayNV08qKism+ueocFK6M1Syt9LrhSEuztiMMJRdzximH0CBasDKMhJFCpoUB9ayNkchmcbZzU5u0YAiRWKVG+B4YdPGb0scuVAQjWIF9FHmsuF14xjEa0yFvx07nfcTjvJKqaauBo7SDS6VaNuFQcNzXBMENCDKNHojWzPAePb38VX5/+RdfDYRi9paxSv9uyqhLkraiTKK5sQH2TTNfDYRiD46uTPyOzIhfXjr4cD02/G1fHLUNSaRo+OPK1xs/JgpVhBolEIhGWHlvSd+NscbKuh8Mwekl5R9GVhwFEWO1tLeDupIgC5XGUlWH6JLUss8eycyUpuH38akwJGIdR3jGYFTIZq0dejrPFSdAUFqwMM0jiPCNFUwHi/cNfCesOQyG5NF3XQ2BMAHKDKa/pyGE1gAgrEeyjiLJyHivD9M2bBz/Fa/s+xPmaC9akEW4hwurqUN4JnCtOxr6cI/jh7AZEe4RDU1iwMowWuCruErjZuKC8sRJfnFgLQyHY2V/XQ2BMgOraZtHMheysnB3114NVlSAfRR5rThG3aGWYvnh76bMIdw3GU9tfF1P+FY1VuGPcagQ4+eKrU+vw0t738d2ZDQh3C8a9k26CpnDRFcNoAWupFW4acxXePPAJdmUfxCT/eIzzGwV9o729HQfyjmGibzxk7XLUNNXC2sJa0WJWTYGVMbaeZXRXcOXqaK3XHqzdW7QS2YUcYWWYviArxBWxizE/bDrWJfyJB/96DvPCZuCquKXiuKgtWLAyjJaIdA/FnNBp2JG5Hx8e/RZvuofB3soO+gKd9X509BucLEzAJZFzMTd0mhCk5LNK1lW9QesZRhuWVoaQv6okqKNFa1FZHZqb5bCy4pM3hrmY3ePNY6/G0si5+P7sBqzZ+BQui16IpZFzunh9awoLVobRIpfHLEJCcYqYCiFbD32Bejh/cvx70dNZai4VF4oKk2Alj1X2WWWGEkPyYFXi7GAFZ3tLVNW1IK+kFuEBzroeEsPoLbXNdUivyEZbezvCXALx9ym3IbMiB9+eWY+/0nZiZdwlmBM6dVB+5SxYGUbLUyOPzrwX7WgX3qZtbW0wN9ddqnhdcz0+PfGDEKyEv6MPrhu1<text:soft-page-break/>AsEu/ty6mBk2yiqbDMaDVZUgHydUpZUip7CGBSvD9MKpwgRReGUOs85Zu7smXC+KkZ+cfb9Y/+2ZX/FHynasHrUcE/3jMayCNb+kFsUVDWholMHRzhIerjbwdbfX9OkYxmggU2TKFaVoJp11Uo6oLhoKJJdmiJzayqZqcVY7L3QaLomcB2sLwyh6YYyH8o4cVg8DaMuqSrC3A06nlSK7iK2tGKY3vjz5M5ZGzMWqkZeK+0fyT+HDo990uufE+8RhtHcsdmcfwpcn1w6PYK2sbcKG3RnYfSIfFTVNaFdZR7EaL1c7TI/3xaUzQuHiYFg7JobRJhS9pLPMt058JgTiw9P/b9gjmo5WdmKq38PODdeOuhzR7mEcVWV0Qmm1YVladc9jzSngwiuG6Y2q5hqEuQZ13ic3ALJ3bJW3duau0rFndsgUTAscD02R9tdD74ctKfhlZxo8XGwxb0IgIgKc4elqC2tLKeoaW1BW1YTErHLRf/m3vZlYPjMMqxdGQSph5yzGNGmUNSG5LF20PKUzS/qxDjVlDRVwt3UV+bOWUithLRLqGgg7S/0p/mJMizbyYO1oGmAIXa7UOQWcL6uFTCaHVMqFVwzTHWoO8NGxb0XjHEqLO1FwFuP9RqkttBpM8VW/BOsDb+6Gl5stXrlvRi95PHaICACmjPTBbQASMsvxy850PPjWHrz94GyNB8cwhoy/kw8uiZqP35K34PMTP2GkVzTcbF2G5LXoTHZtwkb8nrwV/5x+F3zsvSBvlyPOK2pQSe4MM1iq68iDlXK5zeBiIB6sStycrWFvY4G6xlbkl9Qj2FchYBmGucBtY1ch0MkX54pTxHT7rJApWByhfe3XL8F62/I4jAr36PeTxoW6iQvl/jCMKbMofCZOFyUipyof/z38JZ6c/XetT8vTc7936AvkVJ8X94/mn8blsYthLTEsccAYJzT71unBamAzbvRbDfJ2QEJWBbILa1iwMowaqNCKBOpQiFRV+rX3CPByQGOzbMBPPjqi/yKXYYz1h3zLmJWwMJeK3spb0vdo7bnJgWBD0hY8tvUVIVbtLG1xU/xVuGrEJWJahmH0yoPVwNIBuqcF5HDhFcOoZUfmAQwUKkzelrFP+4L1vZ9O4/VvjnfeP3yuEC2t8h4v/sSH+/HKV0cHNACGMXa8HTyxPGaRuP3N6V9QVDv4mYeiulI8vfMN4XEna5Mh1iMCj864B1MCx3EKAKOXXa5oet0QCeqIqpK1FcMwPTl2/jQe3fKScAeQtXXVht2RyWXYk30YD295UTxO6ykBqbmVuOuKkZ0FWC9+cQSvrZkpROwzd0yGr4e9mDqZOz4An/2WMKABMIwpMDd0Kk4XJqCisVp0nPJ2GNzsQ3JpOlLKMmAlscTy6IWYGTwJUgnbKjP6K1gNzYNVSXCHU0BecS3k8jaDS2tg9IO08iw8uf11/GvmfRjlHdNl3bM730RCSaraxz095x+I84zs87nJkebXpM3Yl3tUHF/cbV0wL3Q6lkXO6+IDTmLxsxM/Cl9usl+kQmAy9O/egvuNA5+goaURT8xe06/39vCM/8OurIOiOY3syFcY4zsS4a5B8LRzh7XUEvWtjShvqBRWiwklKaJxzcoRl2B+2AwMhH4d4RqaZXCyv5AP194RUS2qqBfrlHg426K5W+SVYRiIqOft41eL27ZSG3EWKu22k7gYbe1t4nmoIcForxgsDJ+JSf5j4OfoPUSjZhgtClYDTQnwdLGFjaUEjS1yFJY1wN+L/caZgVFYW4LX930k9uHqyK7KR4RrMBapyQG92P69rb0Nbxz4GKcKEzEnZIqwlDpTlCxm8+h175pwXee2v6Vsxa6sAx0zfu1C5Npa2OCy6AWd26SXZ+Nw/km8vOCxAb1HEr9TA8eL1uT7co7iYO4x0fVKibmZGaLcw7ByxDLMDZkKSw28yfslWN2crFFcXo+RYe7ifm8lI7nFtXB3MsxpH4YZapysHcWJXgM1FGiqg5O1Q7+7YB3IPY71iX+JaX9ZexuaZc0istr9zJhh9I1yZQ6rgUZYyd0g0McRKTmVyCmqZsHKDAiaJv/g6NeikUxvVoS0boRXtJgpGyiH8k7gZGECrhl5Ga6IXSKWUeTywyNfY3vmPjG7F+EWIpbvzjqECf7xYluioLYEOzMPdBGsJHSnBoxDiEvAgMdCtRPK4qum1iaUNVQKP1YHK3u42jgPuoFOv46WYyI9sOlQTp/bNDS1YsOeDIyN9hrUgBjGmKHUGTqz3JS+S+SgUrT0Yq1V3z74Gd46+KkorFqX+JfIWaUCKxarjCF4sJYpPVgNVLCqFl5lF3EDAab/vLTnv3h9/0dwsXbq1TA/t0rh7hLg5KvRa+zOPiSOBUsi5nRZrqyboKl6JWWNlfC2v5CORrdLG8o775N/amp5FlaPXI7BQh0eydox0j0UPg6eWun22C/BSp2rMvKr8cZ3x1HX0CKWKa15KKfnWFIxHnlvn3ASuGJ2+KAHxTDGTGNrEzal7UJqeSbWJ27qdTuyw3pw87+xP/eYSAVYEDYDy6Lmi9wj7ljFGAI19S1olVEqCwzOg1WVYB8Hcc2FV8xAKKgpEuLvlYWPwcfBq9d0AIJ8TIkmWXOvqQPqSCvPhr+jjzguqEIikQIbNMWvxNnKoUukt7a5Hk5Wiu82vea3Z34VxxlPe8Vsur7Rr5QAf08H3HvVKLy39jT2nS4Qyz5Yp6juevS/<text:soft-page-break/>+8RZdKC3I567c4pBn0UzzHDgaO2Aa0Zdhgl+o0VXqt6g3KWqphpurcoYfP6qiwF6sKoS6O0krnMLa8XxjtIEGOZivLHkqYt2dsrpiLBS7uf+vOOobqqBldQKk/zicUP8FSKVrK9iq7qWehHFVIebjQtK6ss674/0jhEpBMrUgyP5JzE5YGxnukBZfQWujFsKfaXfZcXzJwYhPMAFv+3JwLajuaiqbRa5rBPjvDFrjL/ocsUHU4bpHxP94kXXq+t/XqM2LYCmeL656h3MCJyA5TELubUqY9AerIYeyPB1t4Wl1ByNLTKUVjbAy41/j6aCXC7HvHnzel2/ffv2Xtf1pw2pMiWAIq03jL5C5IGeLkoSAjalPBMvzX8E9lbqv2+UH0pYS9XPXlhJLNAkV8yKE9eMuBTZlXnCrYCgIijKZ6VW3j+d+wOXRi+Ao5X+5mhLB2rv8ber45FVWIO/rYzHu2tPYfXC6E7bD4Zh+kdnSk2bHHJ10z8di64ZtZx9VRmDpazSsAuulFB0mBroZJyvRnZhLQtWRmuQ20uzvEUU0SqPCxT19HP0wlen1uHX5C24fvQKtY9tF55NvUNrzVXK5J1tnPDi/EeQX1MoCn79HLzFa5JbALXyXhY1TzjYfH/mVxzMOwGJmbmIxlIxlz7UTPRLsG49nIMFk4LEbXpzb94/S9xWXquDqqG3HM7BosnB2horw5gcLFYZQ0ZZcEVOM4YOFV6RYM0prMakEWwlZypIJJI+o6iDZUlk12IpJYvDZ+Ob0+tFLUNvgtVGqvhdtcguRFFVISFsa2nbZRkJ1UBnv877tc11QrBS2hlFatee+wPbMvfhb5NuFrZU1FKcfFNXxC7u1/shT9nbx61Wa8dFbcTfPfQFXl/8BIZMsB5OKMKfB7Jw9fwoTIj1grSPXCRKsN93+jzW70qHm5MNC1aGYRgTxdA9WFUJ6iy8YqcAZuihRjBUNEX2UL1hY2EtLKPKGyvVrq9oIFcAzz5f55fETcJicV7oNHGfulBN9h+L8X6jO50DdmUf7FOwUiMbpedqYkmauFQ39fydnCg8i+I6zTs99kuwPnHrJGw7kov3151G649tmBDjhYhAZ3i72sHKUoL6xlaxY0rMqsCZ9DJYSM1EqsDiKSxWGYZhTN2D1dBzWIlgH6dOayuaQeSaDWawUD7pO4c+F52vbh6zsss6Kr6i6GfoRfxQw12Dca44WRRgqVpHFdQWiw5TvRVkESX15diSvht/m3xL55R/RVO1ELCqRcLUpaovKCK7N/uIwqTfDPj0xPc9N+rIXpgWNAHDUHQViJlj/ER6wK4T+dh76nyPLgYxIa64dlGUSB+wstB9vgPDMAyjG0jUKSOsHi6GL1j9Pe0gMTdDXWMLyqubjEKEM7qFrK6olerurIO4NGq+KMRV/na+O7Ohs4NUX8wImoiThefwZ+qOLlHQDUlbLvr4H87+hmBn/06nAMLNxhkldRecBYrqSoXbQF/cOmaV6F5FivC5nW/htnGrhNVW9/Q26qqlqd/sgIuuLC0kuGR6qLiQ5ypVSzY0yeBoZwlXJ2tYW3Ivc4YZCOKsVk3NlT4kuDPMYD1YW5QerA6Gn8MqlUrg7+GAnOIakRaga8Ha3CIXAprao9taSSFvaxcznozhQBHRW8ZcjfePfIXHt70qCrAoL/Xo+dM4V5KC6UETMS3wQkQytSxTCMgo91B4dTQAoIYE5ChA4rO0vly0ZqU2rYfyT2BR+KxeO1ZlVeZhf85RPD3n/i7L6TWpq+KPZ38X94/mnxLtVPvC1tIGsZ6R4jY9X4hLYA9fWG2gscK0sZIK71WGYTSDpnDIuqqv9QxjqCijq872VpBKjaN4MNDHARW1Tais7T2vcDhobZVj44EsbD2cK7pM2lpbYOGkQCybFgILnt00KGaFTIaLjZMofFJU67fBz8ELt429BgvCZ3TZdmvGXtHZ6p6JN3YKVkpNeXjG/4liKWrhTes97dxxU/xVvRZ0Ed+eXo94n7hOoalkRcwiYZe1LWOviIqS1dVl0Qv7/X7o+RpaGkVLWmqCQNFide9ZE8za1T0bg9jYWHGdmJg4JM9POSFUwdebfxrDMIwhc/hckah7iAx0xuO3DLxHuj5SWFYHVwcbkRbgZG+lk6gmRVZJrG7YndFj3eWzwrB0aohJRVrrW6hXvR2c+zDY11cdYIycKkzEfw58jBbyf1WnLs2AH69+X6Pn5jl8hmEYRuuUKx0CjCTXk6KaB88WYuuRvCGJalKb88YWORqbWtHQKBNpdzTd39jcivomxX3aZtn0UBFZVceWw7m4dHrvRTYMM9R8d2Y9/B28ceOYK0XuqzaLE1mwMgzDMFqntMMhwMMILK06o5p7MjuXkWj9tSPKuXRKCOTt7WJZY3OH6CSx2XFNtR6K24p19c1d7zc2ydDU2rPjXXf8Pe0xM95PvI46FK8vg4NKtTjDDCfna4rw0PT/Q4xHhNafmwUrwzAMM2Q5rG5GEGGl4qa+opokWB9+dy9qGwafd04OO7bWEthYWYhaEbpQNNfWWgpnByuRikD31YlWWk7bM4yucLdzRaNM8dvXNhp/s+saWpCQWY6KmiZMHeUrfqh+HvbsTccwDMOgrNOD1fAdAhRR0t6jmnT8c7K3FNFNO2uFyLQhkWlF4tMCNmKZyn0hQruKUeUyagN7sWgvpSIoo7uq0HLKq2XJyuiKFTGL8fO5jQhzDYannZtWn1uj7/WP21KwdnsaWlrlwic2ItAF3/yVJGxMnrtrKuxtLLQ6SIZhGMbAPFgrm4wmh5Vso/qKalLk85nbJw9LhT4VVFHerDK6yy4BjD6xN+eI8Jb928Yn4WjlACtJVz1oBjO8u+zfwyNY/9iXie82p2DlvAhMjPXGP9/ZI5ZTIvgb3x3Ht38l4a4rRmk0GIZhGMbwqWtoRYtMDppwc3M0/AgrRS0vFtUczsp8EqXkBkACtbquBQ52lqIim8Uqo2uo0MrNr+9GA5qikWBdOTcC1y+OET9SJeNjvHDDkhis3ZHGgpVhGMaEKe3iwWr4Ikofo5o0JprlfG/<text:soft-page-break/>taZF+8cgN4xHgfaGlJsPognsm3Thkzz1gwVpS2YgRYerzEvw9HVBV26yNcTEMwzAGXnBlDOkA3aOaZBtFuaqUc0pBG11GNan7JKUjZBVW42RaCQtWxqgZsGClHVByTiXiIz17rEvLqzKqHRTDMAwzCA9WI7C0UkU57a+0jdKH4qb4CHecTC3BqdRSXDYjTNfDYUycVT/eI5oD9MWwNQ5YMDEQ329JgaVUggmxXmJZU7MM+88UYO32VFw+m38wDMMwpowyJcAYHAL0ndGRHsBGIPN8NWrqWuBozx6sjO64Mm5pD71KLVqTyzJQXFeK60at0Pi5ByxYr5obgeKKBny5MUFciMc/2C+uZ431x8q5XfvSMgzDMKZFWbXxOAToOy6O1gjydkROUQ3OpJdieryfrofEmDBXj1jW67r3Dn2BjMoczMHU4RGs5LN638p4rJgdjjNppahtaIWdjQVGhLohyEf7vXwZhmEYQ/VgZcE6HMRHugvBeiq1jAUro7fMDpmMNw58itvHrdbo8Rqn4FCTALowDMMwjKoHa3llR1tWFqzDAtWUUNvYcxllkMnaIJX23XyAYXRBUV0p5O0Xb0GsNcH69g8nL7rN368Zo+l4GIZhGAP3YG1qVRyUXI3Ag9UQCPZxhJOdJarrW5CaW4nYUO12GGKY/vJzwsYey9ra21DeUIUDuccwznckhk2wUo6McINWgYquqDWdg60lIgKcNR4MwzAMYxzpAC4OlmxkP0yYm5thVIQH9p46j5NppSxYGZ2x9lxPwUrYWFhjgn88boq/cvgE62dPLFS7PK+4Fi9+cQRzxwdoPBiGYRjGsCmrUhRcuRmZpZW+MyZSIVhPp5Ti2oVRot6EYYabH1dpZlnVH7SW6BLg5YBrF0YLyyuGYRjGNDHGpgGGQGyIG6QScxRXNqCovF7Xw2FMnPqWBpwqTMD+3KM4W5yMhlbFfmEwaNX32NZGipKKBm0+JcMwDGOATQO44Gp4sbGWIjrIBecyy4VbgI87F0UzuuHXpM1Yl/AnWuStncukEilWxCzGVXFLh7M1a09B2tbWjvLqJny7KRn+XtwajmEYxlQp7chh5ZQA3bgFkGA9nVqKJVODdT0cxgTZmXkA35/ZgDmhUzEzaCKcrR1R2VSDPdmHsTbhD7jbumB2yJThEay3v7BVbdet9o6+xv+6eaJGA2EYhmEMn/KOHFZOCdCNH+s3m4CUvErUN8lgZ60PzWMZU+KP1O1YED6ji9eqr6M34jwjYSmxwF+pO4dPsK65ekx3kwBx38bKAqPC3UUTAYZhGMY0PVgv5LCypdVw4+FiC18PexSU1uFcehkmjfDW9ZAYE/RavSn+KrXrJviNxs6sAxo/94AF6/yJgRq/GMMwDGO8UFSvsUUmbnNKgG4YE+EuBOuptBIWrMyw42rjjNL6crXrSurLYGOh+X5Bo/mC86V1OJpYjOYWGdooF6BbtPWaBVEaD4hhGIYxTMo6Olw521uKFDFGN3msGw9k40xaGeRt7ZCYs70VM3yM9x2FH8/9jiBnf4S7XcijTivPwk/n/hDrh02w7jyeh7e+PyFyVtVBPw0WrAzDMKaHMh2Ao6u6I8zfCXbWFqhrbEVGfhUiA110PSTGhFg54hKcKU7C49tfhaetmyi6qmqqQUlDOfwdvHHdqMuHT7D+uDVFnMHdtzJe5CixOTHDMAxDlFVzwZWukUjMRT3JwXOFwi2ABSsznNha2OClBY9iV9YBJJakoa6lAWGuQbg0ej5mB0+BpdRyOG2tGvF/V46GhwvvkBiGYZgLlHdYWrk7ccGVLomP9BCC9VRaKVbOj9T1cBgTo1XeCk87dyycOkvcL6kvx8mCc5C1yWE5nJ2u/DzsUdqRp8QwDMMw3VMCOKChW0aEu8Pc3Az5JXWdecUMMxycrynCA5uewyfHv+9cVlJXii9OrcWjW19CWX3F8AnWmy6JxY/bUnA2vQwtrXKNX5hhGIYxLpTBDFfOYdUp9jYWiAhwFrdPp5XqejiMCfH16V+EU8C/5/6zc9kIr2h8eOmLcLC0E+uHLSXg41/Poqq2GU98uF/9BmZm2PDaZRoPiGEYhjFMyjpSArgtq+4ZE+GBlJxKnEwrxTy2o2SGiZSyDKyZfAtcbRUnTEqcrB2xInYJPjj69fAJ1jlj/TV+MYZhGMaIPVib2YNVXxgd6YEftqUiKasCTc1yWFuxzRgz9JjBDM2yFrXr5O1yyNoU+4hhEayrF0VjKEnJqcDD7+3Ds3dMFm4EF+NsRhn+9b76aO+IMDe8dM/0IRglwzAMo0p5RzqAk50lrCxZHOkaH3c7eLrYiELphMxyjIu5+PGUYQZLrEcEfk74U1w7Wjt0Lq9rrsf6xE2I89C8CFDjRsPHkopxKrUUlTVNuGFpDDLPVyPc3xmerrYaD4a6c7z4xRG0de9G0AdZBdXi+uZLYuHarTLV2d5K47EwDMMw/ae0syUrR1f1AbKcpKDPlsM5ousVC1ZmOLh29OV4fOsruHfjk4h0C4GTlQNqmutE4wCpRIo1U24dPsHa1CLDC58fEYnctlZSMQW0Yk44/jqQjYzz1Xjp3mkI8nYc8EAOni3AOz+eEmbHAyG7oEZUQ146I5Q7qzAMw+g4f5ULrvSH0RHuQrCeSSsVgSA6VjLMUOLr4IX/LHkKf6RsF/ms5Apga2mDeaHTcEnUPLjZugyfYP36zyTRPeP5u6ciLsQNKx75XSz/x7Vj8fTHB/<text:soft-page-break/>HtpmT86+aJA3rOZz89JCK2AV4OGBvtiT0nz/f7sVmFNfBxs2WxyjAMow+WVuzBqjdEB7nAxlKCqroW5BTVIMTXSddDYkwAVxtn3Bh/pdafd8C2VntPnceNS2MxKtxDOAIocXW0xqoFkUjMKh/wIPJLanHj0hi8/cAs4fPaX6hPcm5hDQI7Irp0nyLADMMwjI6aBrAHq94glUoQF+oublMKH8MMB4klqUgtyxS3yxoq8PLe9/HPTc+L3NbBMOAIa31ja695quT91tg8cG/W9x+eCwupRKOc1xZZGxqbZHj0v/tEwZZM3o4AL3usXhCNGWP8BvycDMMwzMApq+S2rPpIfKQ7jiUXizatK2aH63o4jJGzJ/sw/nvkS1watQCR7qH4+Oi3SC7LwCivGKxP/AtScwkuj1k0PII10McRu0/kY2xUzwTuI4nFCPK+UBXWXzQRq8r8VSIltwLLZ4bjitnhKK1swIY9mXj1m2OorGvCZTPCen38vHnzel0nl8shkXCaAcMwTH8o7WzLyoJVnxgV4dGZPkdF0i6OnLLBDB1/pGzD7OApuH70ClQ1VuNMcTKuHXU5LotegN+Tt2Fbxt7hE6yr5keKSv6a+hZMjPMGJQWcyyjH9iO5+OtgNh66fjyGC18PO1yzIAoT47wQEXAhkXfO+ADc++oOfLkxCbPHBsDRbjDdaxmGYZiLebA2NCkKZlmw6hdO9lYI83MSRdGn08owexx7qTNDx/naYtw8ZqW4faIwAe1oxwS/0eJ+mGsQfjj3m8bPPWDBOnmEDx64dhy+3JiI48nFYtn/fj8nfhT3XDUa00b7YrgI83cWl+7YWluIzh4/bk0V/nNTRvqoffz27dt7fe7Y2FitjpVhGMZYqegouHKwtYQVG9TrZRMBhWAtZcHKDCl2FjZoaFWkB50qSoCHrSt8HBQz8sV1pXC07H+dklZ8WGeP9RcXKpaqrW+FnY0U/p4OemWZ4dLhwarsvMIwDMMMrUMA56/qJ/HhHvhlZ7oI4LS2ymHBrjrMEDHCMwprE/5Afk0hjp4/jUuj5ovlh/JO4Mdzv2O0d+zwuQS88Plh4Zkqk7cJkRoT4iqq9HUhVt9bewq3Pr+lc2epSm5xrbj2dbcb9nExDMOYEpy/qt8E+jjAxcEKza1yJOVU6Ho4jBFz89ir4Whlj7UJGzHKKxorYhaL5V+e+hnutq64dtTy4YuwFlc04KUvjwpHgOmj/TBnXIAQrbrAw8UGpZWN+G1vJm69NK5zeV5xLbYdzRNuAVFBmpvUMgzDMBenrErpEMAFPfra9Wp0hAd2ncjH6dQyhS0lwwwBJFYfn7Wmx/J/z/0n3O0GpxUHLFjfeXCOEIS7T+Zj78nz2HQoG16utqK4ac54f/i6a56f0BdF5fVIyq6Aj5sdooMVb3r5jDDsO1WA9bvShTvAqHB3Iaip+MtCYoYHVo8TP1SGYRhm6CjnlAC9Z0yUpxCsp1JLcP2SaD42MlqDulk52zgJyyq63dd2hKbCVaMcVupIdf3iGHFJy6vE3lMF2HE8Dz9tS0FEoAteXzMT2oacCN7+8STmjg/oFKzWVlK8ct90/LA1FfvPFODg2ULY21pgfIwXrlsUDd8BNCFgGIZhNKOUBaveExPsCkupOcqqm3C+pB7+Xnx8ZLTDvRufwAvzHka4WzDu/eMJCPuoPvjx6veHT7CqQhHPAE97hPg4irNsioQOhmsXRYtLd+ZPDBQXdY4AlA6gmhLAMAzD6KDLFeew6i1WlhLEhLgJpwCKsrJgZbTF/024AV72io5q/zfxBgwVGgnWpmYZDp0rxJ5T50W7N5pamBDjhcdumiCimwzDMIxpQJ0G6xoVHqxuTpzDqs+MiXRXCNa0UiybEarr4TBGwuyQKWpv61ywvvzVURxPKkZLq1ycrd21YqQovrKzsRiaETIMwzB6C00xE/Y2lrCxHvSkHTOEjAonP8wkZORXoba+BQ7cVIfRIu3t7UgoSRWtWKuaqmEGM7jZuiDWI0K0aR0sUk3aoV41NwKzxwWIYiuGYRjGdLlQcMXRVX3HzdkagV4OwvbxbEYZpo4avkY/jHGTXp6N/x75EgW1xUB7t5VmQLCTP/5v4o0IdvEfPsH64aPzutynSKuF1JwrDhmGYUyQMs5fNSjiIz2EYKV0PhasjDagJgHP7noLztaOuGPcaozyjhW30d6O8sYqnClKwh8p2/Dszjfw8sLH4GWvma2aRvM31OHq203J4gvf0CzDf/4+E1sP54hGApdyXgzDMIzpOQS4sGA1lDat5F1+Nr0McnkbJJIB9w9imC78kvAX3Gyc8eKCR2Br0XU/QG1Z6TIzeBIe3/Yqfk3agrsmXAdNGPA3NfN8NR54aw8y8qtFe1ZS0AR96T/dcBbbj+ZqNBCGYRjGgFMCOMJqEIT4OsHRzlIEm9Jyq3Q9HMYISCxNw2XRC3uIVVVsLKyxOGI2zhYnafw6Axas//v9HCICnPHBI3Nx+/IRnakKd14+EgsmBYkzN4ZhGMY0ULbG9mAPVoNAYm4mmuwQJ9NKdT0cxgioba6Dd4etVV/4O3qjsrF6+ARrck4lls8MU0wjdMtbnRHvh4LSOo0HwzAMwxgWpR1tWdnSynCIjyC3AOB0KgtWZvDI2uSwlFzcccJCYgFZu3z4BCt1ymhuUf+CtQ0tsJBKNB4MwzAMYzg0NctR19gibrtxhNVgGBHmJiKtheX1KB5ksx+GGS4GXHQ1JtIT325ORkyIK1wcFWfUFGdtbJZh/a50UYHIMAzDmI5DgJ21BWzZg9VgIL/<text:soft-page-break/>c6CAXJGRV4FRaGRa52el6SIyBk1WZhxa5ooFIb+TXFAzqNQa8h7l5WRweencP7n5lO0J9nYRY/d/vCcgvqROmsQ9dP35QA2IYhmEMzYOVo6uGxuhITyFYT6eWYNHkIF0PhzFwPj3x/cU3oqIns2EUrB4uNnjnwTn4dXc6zqSXwdvNTkRXZ431x+WzwuDaEXVlGIZhjBsuuDJc4iPd8d1mRV0KtdflLmWMpjw9534MBxp9Q8kS48alsWrXVdY2wcWBRSvDMIypeLC6cpcrg8PL1Q4+bnYij/VcRjkmxHnpekiMgRLrGTksr9PvoqtWWRuOJxfjRHIJmlpkPdbL29rxy850/N/L27U9RoZhGEYPKatWOAR4sAerwTYRIE6lleh6KAyjnQgrWVU9+fFBlFU2dJ6ZPX/3VHi62or7p1JL8PGvZ0UeK08NMQzDmAacw2rYjInwwKaD2TidViaCTuQcwDD6Sr8irF9sTER9YyvuvnI0HrxuHNra20WhVVtbOz5YdxpPf3wQxRWNWDU/Cu8/Mm/oR80wDMPojUsAByoMk4hAZ9haSYUlZdZ5zQ3dGUZvIqzJ2RVYNT8SS6YEi/sOtpZ46cujeH/daWw5nIPxMV64e8WozogrwzAMY9w0N8tRU6/wYHVlwWqQUAOgkeHuOJxQJGZKwwOcdT0khhlchLW2oRXh/he+yFFBLiKPdefxfPx91Rg8ddtkFqsMwzAmGF2lCJ0dV5gbLErv9FOpZboeCmNkNLQ04nxNEVrlrWhraxv08/VrLyNva4OV5YUOVlaWiofdsCQa8yYEDnoQDMMwjGEKVs5fNWxGhrmDUlfzSmqFTRn/P5nBklCSim9Pr0dGZQ7MYIYX5z+CDclb4GbjjBvHXDV8rVlViQt1G8zDGYZhGAOlnAWrUeBgZ4mwjhnUM+mluh4OY+CcK07G87vfgaXEAteNWoF20S0ACHL2w59pO/FHyjbdCFYzM64oZBiGMUXKKlmwGgvxEZwWwGiH78/+hgl+o/HM3AdwSeRcRXcrAFfELsFl0QuwPXO/xs/d78SjY0nFyC+pFbcpFcGsY1luUU2PbeeO5zQBhmEYY6a0SuHB6sYerAZPfKQn1u5IQ2JWuSims7K6kALIMAMhuyofK+MuEbcpHUCV0d6x+DN1B4ZcsP6wNaXHsu82J/dYRsNjwcowDGMaKQEe3OXK4PHztIO7k7VoBJGUXYH4KEXElWEGiq2FDSob1VukldVXiPVDKlg//dcCjV+AYRiGMeKiK46wGjyU3kdR1m1Hc3EytYQFK6MxE3xH4YezvyHQ2Q8hzgGd36/yhkqsT9qEsb4jh1awsmUVwzAMo6SlVY7qOoUHq7sLC1ZjYHSkuxCsp9NK0d7ezjUqjEZcO/pypFVk41/bXoGztaNY9vbBz4Rgdbd1xbWjLh/6lACGYRiGIcj+iLCxksKWPViNgpggV1hbSFBZ24zcwloE+SrEBsMMBHtLO7w4/2Hszj6McyUpqGuuh62lDRZHzMackKmwklpCU3hPwzAMw2icDsCROOPAwkKCuDA3HE8uwan0UhasWiatPAtPbn8d/5p5H0Z5x/TI7aRp9LPFyahvbUCQkx9WxC7GeL/R/XruZlkLfk3ajH25R1HRWAV3WxfMC52OZZHzYG5+wQxKJpfhsxM/4kDuMdhYWGN2yBRRICUx71pk98aBT4Tp/xOz12j0Xi0kFpgfNl1ctAkLVoZhGGZAlHc4BLCllXExOsJDCNbTqaVYPjNM18MxGgprS/D6vo/Q1t6z21NVYzWe3vEf1LU0YEnkbLjaOGNH5gG8uu9DrJl8C6YHTezzudva2/DGgY9xqjARc0KmINwtGGeKkvHN6V/E69414brObX9L2YpdWQewPGYRyG+KRC4VQZHdlJL08mwczj+Jlxc8ptF7/TlhY6/ryDXAWmoFbwdPjPaKgVQyMAnKgpVhGIbRKCXAnR0CjE6wEhnnq1Fd1wwneytdD8ngOZJ/Ch8c/Rr1LQ1q169N2IjShgo8N/efiPZQnCTMDp6Cx7a9gs9PrhVRVhJ5vXEo7wROFibgmpGXCa9TYn7YDHx45Gtsz9yHuaFTEeEWIpbvzjqECf7xYluioLYEOzMPdBGsJHSnBoxDiIuiYGqg7Mk+jPLGKhHNpeiug6UdalvqFa1ZaTKmw5fV39EbT8/5BxytHYancQDDMAxjyoKVI6zGhLODFUJ8ncTtM2nc9WqwvLTnv3h9/0dwsXbCtMDxPdaTiNubcwQRrsGdYpWwlFpiScQc1DbX4UTB2T5fY3f2ITGlT9urooiiAruyDnYuK2ushLf9BQcIul3aUN55n14rtTwLq0cu1/AdA6tGXgoLcyn+PuVWfHvVO/h4+Sv47qp38eC0O+FoaY9/TL0dry9+gqwD8N3ZDdqPsN72wtZu9q+9Q+lMn7ANFsMwjNFSypZWRkt8hDuyCqpF16sZY/x1PRyDpqCmSIi/ZVHzsD5pc4/1eTUFaJI1d0ZAVYlwCxbXaeXZmKpG7Cqh9f6OPiInVRUfB0/YWdqKKX4lzlYOXSK9tc31cLJy6Ewt+PbMr1gQNgOe9u7QlLXnNooIruqYKc99on88qptq8ePZ3/Hm0qdxRexifHVqnfYF64hQNyFEGYZhGKacI6xGC/mxrt+dgYTMMshkckil3PVKU95Y8pQoQOqN8oYqce1m69pjnZuNi7guqS/rs9iqrqUeke6hatfTc6g+fqR3jEghmBk8Sdw/kn8SkwPGdqYLUPHXlXFLMRjKGirgbe+pdp2HnRtKOiK6NDbK29W6YP3HasUbYhiGYUyb1lY5qpQerCxYjY5Abwe4OFiisrYFyTmVGBGmebTNGJDL5Zg3b16v67dv397rur7EKtHQqjjxU5ejSmkBSlGqyeMJK4kFmuQXHn/NiEuRXZkn3AqIKPcwEQ1tkbfip3N/<text:soft-page-break/>4NLoBXC0ssdgCHD0Fbmz8T6xPdbtyNoPXwevzvxZV2tF+smQFl2RaXR2YQ1aZW3CYJigq6YWGRIyy3HzsjhNnpZhGIbRc8prFA4BNpYS2Nlw3a6xYW5uhlHhnth9Mh+n08pMXrAOLe19rFKs68s2rr2vx3c8u7lKQqezjRNenP8I8msKRUGUn4O3eH5yC5C3y0XqgqxNju/P/IqDeScgMTMX0Vgq5upufdUbK0dcgtf2fYhHNr+ISQFj4GjlgOqmGhw9fxo5VfkilzWrMg/fnv4Fc0KnYiAMeG9zNr0ML391FHUN6lU/GUmzYGUYhjFOSjvSAdyc2YPVWImP9BCC9WRKCa5dFGXS/2eJRNJnFHUwWEsVeafNKlFQJcpldha9z2LYdDy+pZcoLD2HrWXXTqUkVKltqhIq7CLBSh2oKFK79twf2Ja5D3+bdDPa2tvx38NfQmouFb6w/YFarz4+aw3WJvwhnoueg8RutHuYcAWI9gjHsfNnRI7rqhGXYkgF69d/JcHRzhL3rRyNncfzxdnY/AmBOJ5UjD8PZuOZO6YM9CkZhmEYA6G8kvNXjZ3YEDdYSM3FyUlhWT18PQY3Tcyox9POTVxXNFT2kd+qyGVVBxVaOVjZo7yx5+OVz9tbPqmSXxI3wcnaAfNCp3XaUk32H9vZtICcA3ZlH+y3YCVGeEWJC1lbUY4tWVeZm10wpRrvN0pcBsqAba2oenD1wihMGemLibHeKKtsxPgYL9x1xSgsmBiIH7elDngQDMMwjOF1uWKME2srCaKDFYVA1ESAGRr8HL2FcX96xYVKfiXpFVmdeaZ9Ee4ajPzqwh65rgW1xahvbey1IIsoqS/HlvTdwslAOeVf0VQtBKwSEpvlagR1X1BOLLkTpFVkiVzV5NIMJJSkCvH77en10JQBR1jb2gG3jh2Vr4cdcotrOtdNG+WLN78/ofFgGIZhGP2mTNnligWrUTMmwkOkAJ5MK8WSaT1tl5jBQyKRTPq3Z+5HSllGpzilKf6/0nbBydoR8T59p1jOCJqIk4Xn8Gfqji5R0A1JW8Q1tV/tDWoHG+zs3+kUQLjZOKOk7oKzQFFdaadjQX8gYUqtXSmy2lsaw3WjV2BYBKuPm60ouIoLdYOfhz2aWuTIL6mFv6cD5G3taGyWaTQQhmEYxoAirJwSYPxdr/5KQlpeFeoaW2Fv03fFO6MZV49YhmMFZ/DinvewLHKeiG5Sa1aKmv59ym2wVHEaSC3LFAIyyj0UXh0NAKghwY7M/UJ8ltaXi9as1Kb1UP4JLAqf1WvHKip82p9zFE/Pub/LcmoFuz7xL+GXShzNP4WVI5b1+/38cGaDaBBw1/jrsCfnsEgFoJaxJwsSsCVjD/418z4NPykNBOvscQH4cmOCcAdYNj0U4f7O+OiXs7h0Rih+2pYqLDEYhmEYI+9y5cJtWY0Zdxcb+HvaI7+kDufSyzB5pI+uh2SUUOX+8/MeEqb9f6bthLxNjkAnPzwy4x6M9R3RZdutGXtFZ6t7Jt7YKVipIO7hGf8nCpwO5B4X6z3t3HFT/FVYEtm1+5UqNDVP0dtYz8guy1fELBJ2Wdsy9gqxSVZXl0Uv7Pf7ya4+j7snXCcaBdDzbE3fgzE+I8RF1ibDusS/8NjMezEsgvWK2eGoqW9BSm4lSHP/35Wj8Mwnh/D854dhayXFE7cqDGkZhmEY44KM5Ctrm8VtTgkwfuIjPIRgPZVayoJVC5FUuqiDOktRy9KLce+km8SlO1Tdf0P8leLSX56YvaZX79ibx6wUF01ob2+Dq42zuE0FX3k1hZ3rKPXgvcNfQFMGLFjJFeDWSy/kVEQEuOCTf80XX2o6G7O15mkDhmEYY6S8WpG/amUhgb0t7+uNndGRHvhjfxbOpJdBLm+DRDLgOm3GxPCy90BuVQFiPCLg6+glisGoRa2vo7fweG2UKU54NWHA377HP9iPvOLaLstIpEYGuqC4ogF/e32nxoNhGIZh9D9/lT1YTYMwf2eRu1rf1IqM/GpdD4cxAKgI7Nsz67EpbZfomhXqGojPTvwovFfXJWxEgKPP0EZYqXuVsqPV2YwynMssR3VdT5V8NLEYheXqK8MYhmEYw6a0UhFh9eCCK5NAQl2vItxx4EyhaCIQGdT/anHGNLkseoFoRpBWnoXFEbNx+7jVoqCMul+Rb+zD0/9vaAXrlsM52Hk8TzT4osuH60732EbZIGzWGH+NB8MwDMPoL+WdHqxccGUqxEd4CsF6Kr0UqxZG6Xo4jJ5TWFvSJZc2zDUI713yb5wXaQFewnd2SAXrnZePxPyJgUKVPv7hftx9xSgEeHV1AzA3MxNTB+wSwDAMY9wOARxhNR1GhLuL2pWC0nqUVDTA07Vrq0+GUeWp7a/jpjErMTP4QgE+RVbJbmuw9Euw2tlYYGSYu7j9wv9NQ5ifExdXMQzDmBjUqpNwZcFqMthZSxEV4IKknAqcSivFwklBuh4So+fNEBys7IbkuQfsEkDClfJXv/gjAecyyoWhsKOdpWgksHxmGJwdrIZkoAzDMIxuKecIq8m6BZBgpTatLFiZvrhm5GX4+tQvqG9pFF20yHKrO+52ira/Qy5YaUrooXf3CtEaHeSKMFdbVNQ24dfdGdhxLA9v3D+zs3Ur05OmFhkk5uaorm+BVNqG5jY5rCwVPXwZhmH0FZmsDZUdxbbswWpaxEe644etKUjOqUBjkww21gOWDoyJ8Mmx79DW3o53D3/e6zY/Xv2+Rs894G/dF38kisrB9x+eC2+3C2HfovJ6PPXRQXz1ZxL+sfpCX1rmAi2tcqzbmY7f92aiXlYDG1tzLJoQimXTQmBhwaKVYRj9paKmCWQWYymVwMGOU8JMCTrWe7naCutKcg0aH+ul6yExespdE64fsucesGA9<text:soft-page-break/>kVKCOy4f0UWsEnT/moVR+Pz3BG2Oz6giqyRWf9iSolhgATQ2tYrINLF0aghHWhmGMYiWrOzBalrQ/5vSArYcyhF5rCxYmd6YHTIFQ8WAGwe0tbWJnFV1ONlboqGpVRvjMjooDYAiq+rYcjhXRK0ZhmH0veCKU75MkzERit71Z9JK0damNLJkmJ60yluxJX03Xt/3ER7f9qqwtNqSvgfp5dkYVsEa7OuEXSfy1a7beSwfQT6OgxqQsUKdQuob1Yt5EvmNzbJhHxPDMMxAPVg9WLCaJNTN0sZKKuovsgtrdD0cRk+paa7DY1tfwecnfkJRXSnSK7JFe9YTBWfxzM43kFqmPnA3JIJ11fxI7D6Rj2c/PSSKrKj7BV0/88lB7D2Vj5XzIjQejDFjZ20h7MHUQRZhtCNgGIbR+5QAdggwSaRSc4zosLc8lVqi6+EwesrXp9ahsbURby55Gq8sfKyzq9QD0+5EmGswfjz3+9AK1sc/2I+84lpxe0yUJ+6/Ziwyz1fhrR9O4OlPDorrrIJqrFk1BlNG+mo8GGNG3taGy2aEql23cFIg5DzFwjCMHlNWrWjLyoLVdBkTqRSsZboeCqOnHC84i1UjL4O3gyfMRG9UBZYSC1waNR+ZlbkaP3e/wnpnM8q6TFnPHR+AOeP8kV9Sh7qGVtjbWsDf054T8fvA2lKKq+Yqos+/CZeARthYW2DhuBB2CWAYRu8prezIYXXmtqymyqhwD9BhPqeoBpU1TXBx5O8C0zN/1d7SrtdaHlmbHJqi8Tw0idPu7VmZvrG0kOCKOeFYOS8S+ZWlgLkc6Tl1yCmqRXiAs66HxzAMoxa5vA1VtYoIK+ewmi4Odpai02V6frVoIjB7fICuh8ToGWGuQaLgaqzviB7r9uYcRZhL4PDlsDKDj7RaSM2F08IfezPxzk8nseng4CrnGIZhhtqDlbKWLGnfZa/eJYYxDeIjPcX1qTROC2B6smrkpThTnIyHNr+AH879BsoK2J97FC/vfR8H847jqrhLMOQR1hc+PyKE1sWg6YJP/rVA4wGZEpNH+mDLofM4nlLC0ysMw+h9wRVZWnHql2kTH+GBn3ekiQYC1AyHZg4ZRkmMRwSemLUG35/5Fb8lbxVFV3+kbkeocyAem3EvRnhFYcgFa6ifk/BZZbSHn6c9ooJckJJTKazCVswO1/WQGIZhekCtuKlOwdfdXtdDYXSMv5c9XB2tRdQ9KbsCozv8WRlGSaxnBP49/yG0yFpQ19oAW6k1rC0GH5Drt2BdvTBK+LAx2mXe+EAhWHefyBMuAhIJZ2kwDKM/NLfIMS7aC+H+znC0txL3uSuf6UIR9vhID2FneSq1lAUr04WHN7+AmcGTMT1oApytHeEq1V6gk80/dcy4aE8Rua6sbcGJ5FJMiOOWdwzD6AetrXJsPJCFrYdzRYMT8owmGz52NjFtVAXrjUvbOU2E6cTdzk2kA3x7+heM8IrGrOBJmOgXD0stCFe9E6wpORV4+L19ePaOyZ3J3Rdj+9Fc/LYnE+fL6mBrJcWUkT64YUkM7G0tDcKMefYYf2zYm4kdx3JZsDIMoxdQJJXE6obdGZ3LSLT+2nF/6dQQjrSaKDHBrrCUSkRaQH5xHQK82TGIUfDw9LvR0NKIQ/kncSD3GP57+Et8IvkeE/xHY2bQJIz0itb4BKdf88/ku0pV7UNNQWkdXvziyID6FK/dnoq3fjgJBzsL3HJJLGaN9ceWw7n41wf70dyqud/XcDJrbADMzYDE7ArxGTAMw+gaibmZiKyqg/axtJ4xTajQKi7UTdw+lVaq6+EweoatpQ3mhk7FE7PX4MPLXsLqUctRVl+Bl/a8h3t+f1zj5+2XYKXOVt5u6o1gtcXBswV48O09qKhpHpCR9XebUzA22hPP3TkVl0wPxW2XjcCaVfHIKqgRtlGGABlxUwcxgqZZGIZhdE1Ds0xEVNWua2rt0kyGMT3iI7hNK3NxqptqxaW+tRFt7e2wt7SFQacEPPvpIRxLKhaNCEh87jl5vl+P23MyHzK5ouWpucrZ/uyx/vhyYyK2Hc3FlR3dpfQdimIfTy7BvtMFuGpuJKyteKqNYRjdYWMpETmr6kQrLbex0ovDB6MjRkd6ABuBjPPVqK1vEU0FGIYorivF/txj4pJfUyiKr6YHTsB9k25CkLM/NEUv9jj5JbW4cWkMLp8VhrXb0/r9uJTcSnEdFeTaZTnlR5CjwcGzhahvbIWdjQX0ndgQN3i72qKoogGHzhZwBxHGZPMmaaqZonuUjy5va+c8SR2w+VAOPJxtsGBCgMiv7w4VXtH/Ri8OIIxOIN/wIG9H0aY1Mbsck+J8dD0kRg94bMvLyKzKhZXEUhRb3RR/lfBeNTdTTOi3t2tepKcX+5v3H54LC6lEIzNrGysJ7NUIUjcnhedXSWUDQmycoO9QhHjO+EB8vyUZ247mYdY4f668ZEwKrkjXPXQwWb8rHRv2ZMLX3Q5P3jYZZuZmImeV/ydMd6bH++JypzCMCHVDTX0Ln2QysLeyxb0Tb8Ik/zGwUnEGqGysxvbMfdiReQDvX/qC4QpWTcQqQTtQanWqDquOnWlTc++FV/Pmzet1nVwuh0QyvD+6GfG+WLcjDXkltUjPq0ZEoPOwvj7D6AquSNc9VOz63eZkbD2iKLSaOspXBATos790eqjIWbXpECQsVhli1hh/bNyXiU82nOMTGkbw+Kw1UOVUYSK2ZuzBicJzaGtrg6edoljPYAWrprT3w0ygIwptEFDqwuSR3iKHl6y6WLAypsLFKtJJMDFDh1zehk9/O4cDZwpFe22yBZw3IVCsU54oOHRESwz6oMFo/yRTJWWETzIZoqapFjuyDmB7xj6UNJSLTlezg6cIT9ZoD807ehr0vsfGWoqquuZef0yEnXXv+avbt2/<text:soft-page-break/>vdV1sbCx01fmKBOvRpCJcWxcNR26Hy5gA/alIVwomRvupGO+vO4MTKSUiNenOy0cKL2uG6Qs+yWS6c644Bdsy9uLo+dOQt7ch2j1MCNaHpt+NWM9IDBaDFqxerrbIyK/unIpQpay6UXibKnNZDYVgX0eE+TmJyktyQVg2g3/0jPFDuW9ckT78NDbJ8PYPJ5GUUwFLqTnuXRkvuhgxzMXgk0xGyR8p20U0taC2GN72HrgybilmBU+GtdQKt67/J811QxsY0IR5T6ICXcR1Wm5Vj8KB1NwqBHo79hCyhmJxRew4nifyxRjG2KHvOVWkq0NZkc5oF7IieuXrY0Ks2lhK8eB141isMgM+yVS7jk8yTYqvT62DVCLF03Pux9uXPIsrYpfAzdYFZloSqkYhWKeP9oNUYoZfdqcLkapk5/F80TJOmYNlaEyM8xbOB+XVTTibVqbr4TDMkFNS0YAFk4KwfEZo50GQrun+kimcC6dtKmua8OKXR5BVUA0HW0s8etMERAd3tQdkmL6gk0g6mVQHn2SaFtMCx6OotgQv7X0fr+77EEfyT0Hepv1OowZzClRUXo+k7Ar4uNl17lg9XW1x9bxIfLclBU99dFBYbJwvrcfvezMREeCMJVODYaht72bE++Gvg9nYdiwX8VEc9WCMFzrZ/OqvRNQ1tOKOy0fisplhYjrR2lKCM+nlePXro7hvZTxcDSy9R18prqjHq18dQ1l1E1wdrPDQDePh62Gv62ExBgadRJIbAMG2Z6bNmim3oqG1EftyjmJX1kH8Z//HcLCywwS/eJENoC2HToMRrOcyyvH2jyfFdLlqJGD1omg4O1jh931Z+PCXs+L24slBuG5xdKe1lSFC75ME69n0MhF9InHOMMbI8aQSkcJjKZXA2d4KUqm5yH2jyvXf92WKKOAnv54Vwkq1ox0zcPKKavHat8dQXdciGpU8dP14uLvY6HpYjIFColRpe0YF0A42lqhpaGaxaoLYWthgYfhMccmrLsDOzAPYm3sUaAc+OPI1pgVOEJFYfyfNCzrN2lXn0pkeLgGJiYlD8vzlDZVolreIpOTeeP3b40KwLpkSjGsWRg3JOBhGl8hkbfjXB/tRXNEgpv+v6NZKmWZWaPakuVWOa+ZHYck0w5w10Qco1/+N70+ISFiglwP+ef04ONn3vv9hmIGw5XAOftuTiXB/Z9y/esywvW59S6OI5lH7T0PTAcaOvE2O4wVnsTPrAE4VJaKtvQ2Bjr54bfETppfDauzMH6/ID9p76jxaWrWfD8IwumbHsTwhVp3sLbFkqmJ6URVvNztcuyha3P55ZypyC2t1MErD52xGGV775pgQq5Qu9ejNE1msMlolLsQNtQ0tOJNeKgr6GEZiLsFE/3g8MuMefHDpi7h25OWQtWuuZViw6jEjI9yFLVddYyuOJBTpejgMo1XqG1uxYY/CZPyKWeHCV1kds8b6YVy0J2Tydnyw/nSnxzLTP44mFOOt70+IKPXIcHeRBmDXy2fNMJri52mPYB9HUWzFxyumOxQBXx6zEG8ueRqawoJVz42Z547rsLg6lqfr4TCMVvltb6Y4GaMD3Ywxfr1uZ2ZmhluWxcHFwRIFpfX4aVvqsI7TkNl9Ih/vrzslxP7EWG/cv2oMOy4wQwa18yX2ny3Q9VAYI4QFq54zc4y/sO6iRgJUfMIwxkBpZQO2dfSsXzU/EhJJ37siBztL3LZ8pLi97WguTqeVDss4DZm/DmTjf78ngNyFZo/1x91XjhIFbQwzVEyO8xYNe6ihT3F5va6HwxgZvPfSc6g164QYb3Gbo6yMsbB2expk8jaMCHXDqHD3fj1mZJg7Fk4OErc/23AONXWcJ6cOqqNdtyMNP2xNEfcvmRqMm5fFihkbhhlKnBysEBem+D0fOFuo6+EwRgYLVgNgbkcHoENnC0XeH8MYMun5VTicUCS8+a5ZECWm/PvL1XMjEODpgOr6Fnz627kuDUMYoK2tHV//mSTSLYiVcyNw9QA/Y4YZDNNGKmyLDp4p5N8no1VYsBoAVNVLB+kWWRv2nuLcIMZwoQPYD1sUkT9qjhHg7TCgx5O/411XjIKF1FykBew8zrMOSsi39uP1Z7H9WJ44Gbj5klgsmxGq62ExJsbYKC9YW0hQXNkgUgMYRluwYDUAKDoyryPKuvNYroiiMIwhciyxBGl5VaKpxxWzwzV6jgAve9Hhjvh+cwoKSutg6pDt3Ts/ncLBc4Vi6v/uK0ZhznjFPoNhhhMrKwnGxXiK2/vPcICF0R4sWA2EKSN9YWMpRVFFAxKzynU9HIbRqEnAT9sV0VVqm+ziqHmr1fkTA0VOK806fLjuLGQy07W6amyS4T/fHsep1FJYSs3x92vGYPIIzbvJMIy23ALI3op+9wyjDViwGgjWVhJMH63YCXDxFWOIbDuah5LKRjhTk4ApPZsEDARq0Xr78hFwsLVETnEN1u1IhylCBu0vf3UUyTmVsLGSCo/V0REeuh4WY+LEhLgJGzqyrTuTXqbr4TBGAgtWAyy+OplSgvKqJl0Ph2H6DR24flM2CZgTIU7ABouzgxVuvTRO3P7rUDYSM01r5oH2AS9+cQTZhTVwtLPEYzdOQGSQi66HxTAiLWXSCEWA5cAZdgtgtAMLVgPC18MescGuwldx9wmOsjKGA/UYr29qFcWD0+N7bxIwUMZGewqPUSpG/vjXs0IYmwLkcfnCF4dRUFYPV0dr/<text:soft-page-break/>OvmCQjy1X4vdYbRlGkjFYL1VFoJ6ptkuh4OYwSwYDUw5o4PFNe7TuZzbhBjEJRUNGD70Rxxe9XCSK37gV67MBo+braorG3GF38kGr2VTm5hLV74/AjKq5vE+378lonwcbfX9bAYpgsB3vbw97RHq6wNR7lVK6MFWLAaGGOjPURuUHVdC44nl+h6OAxzUX7aRk0C2kWRFF2GoiqZrK5ICB9NLML+08ZTmdzcIhcnpjX1LeK6sqYJn/+RIHxog7wd8a+bJ8Hd2UbXw2QYte42UzuirAe4VSujBViwGhjUwnLWWEUu6/ZjitaWDKOvpOVW4WhSkWjXSE0ChooQX6dOm6xv/koSUV1Dp7VVjo0HsvC3/+zC317fKa53HsvDA9eOxdRRPnj0pgmiEx7D6CvkVkGewCk5lSirbNT1cBgDhwWrAUI5e1QlTTuB/GL2oGT0E5qa/35rsrg9I94f/l5DO229ZFoIooJc0Ngix4frzwgjfUOOrP6+PwsbdmegoUmRl0vXG/ZmYuvhHNy4JBa21lJdD5Nh+sTN2RoxQa7iNnkEM8xgYMFqgJB/5bgohTHzDo6yMnrKkcRi0emGut5cMUezJgEDgVIC7lw+ErZWUvG6yvakhgi9l62H1f+2tx7NE52+GMYQmNLRqvXAmQKjzy9nhhbe6xkoczu62NBOgIzDGUafICP/tdtSOyOfZEE1HLi72OCmS2LFbbLRSs+rgiHS0CzrjKz2WNfUisZm/s0zhsH4WG/R0IIcLXIKa3U9HMaAYcFqoMSEuMLHzU5Mfx48xwntjH6x9UgeSqsa4eJghSWTg4f1tSeP9MHUkT7C/u3DX84Y5AmdjZUEttYWatfRcmoSwDCGAKWuxEd2tGrl4itmELBgNeAKTGUjge1H83iqhdEb6hpaO6fjr5wTLqr4h5sblsbC3claiOZvNiXBUGhplePbTck4m16OBR2/7+4snBQIOalxhjEQpnV0aTx8rtCgc8sZ3cKC1YCZNtoPVhYS5JfUiWpshtEHNuxRFAoFejlg6mjtNQkYaFTnrhWjhDvBvtMFOGwAPpDkr/r0J4ew5XAO1m5PxeKpIbh8VlhnpJWu6f6yaSGwshz+kwCG0ZSRYW6ijTLZMSZkmVZHOkZ78LySAWNnLRUJ7btO5GP70Vxuy8joRQcm+i4S1wxBk4CBQL+HS6eHisp6aigQ7ucsqpb1jba2dmw+mI2fdyr8ap3sLXHNwighupdODRHvgXJWKQ2AIqsWFixWGcOzY5wc542tR3Nx8EwhRoV76HpIjAHCEVYDZ15H56tjycWorm3W9XAYE4eaBJCoGh3hgbhQ7TcJGCjLZ4UhzM9JRHw/3XBWiEN9oryqCa9+dQw/bEsVYnVslCdeuHua+PwIiqRKpeZwsLMU1xxZZQyVKaMUbgHU8KapWa7r4TAGCAtWAyfQxwHh/k7iYLf7VL6uh8OYMKk5leLEiYKqV8+PhL5Edu5aMVJYayVmV4hIpr5w6FwhnvhwP5JyKsT4br00DmtWxQtxyjDGRqifE7xdbdHcKsfx5GJdD4cxQFiwGgHzJiiirDuP5XNCO6MTKHL5/ZYUcZs6sVEPcX3By80O1y6OFrdp2j27oEan46lvkuGjX87gg3VnhH0VRYCfu3sKZo31F8WUDGOM0Hd7yqiOVq1n2C2AGTgsWI2ACTFeIqG9oqYJp9PKdD0cxgQ5klCEzIJq2FhKsGJ2GPSNmWP8MD7aS8xEfLT+jOgkpQuSsyvw5If7ceBsoehWt2JWGB6/ZSK8XP+/vfMAi+Ja3/gnvXdUFEVs2Hvv3Rg1scR0809yb+q9aTe5uUluer/pzRSTmN6NxhpL7BV7QbCCoCCgiPTO/p/3rLMuCNiA3Z15f8+jszu7s8yePXPOO9/5irdNzoeQ+mTgWbeA2IQMycwutPXpEAeDglUHIAhjSDfznasW8EJIfda8R1Q7uHpQpPj71E+RgEu17twxsaME+rqpBOY/Lzdbg+uL0tJy+XX5AXn9262SkVUojQK9lFCdNKy1clsgxAiEBnpJm2YBKkfy5hj7z9xB7AuOlDpheK9mgtXEmPgMFalNSH2BEqKnsgpVkYCxfeu3SMCl4OPlKn+/trN6vHLbMdl18GS9/N3k9Fx58YtoWbTxqCBd8tDu4fLiPQOkdXhAvfx9QuzRyopsAYRcChSsOrpz1VKFrNzO4CtSP+TkFcv89eYiAdNGtrH7KPZOrUJk7NnKW1/Oj5Gs3LrLrIFiHn9tSZLnP98kiWnZ4uPpJg9e313uvKajeNigmAIh9kDvDmHi4txAXRPH03JtfTrEgaBg1REjz1bGWbcz2WY+esRYzFtzROUIjWjsJ/07m91S7J1pI1pLs4a+kp1XLF/O31cnVeLO5BTJ2z/ukO/+jJPi0nLp3DpEXrlvgPRsby5RSYhRwUqHlrZt455kW58OcSAoWHUErEehAZ6SV1giW/ZxuYXULSdO5crK7cfU4xtHt1VBRI7i833v1C7i6uIkuw+dlJVbzd+httgelyb//WSj7D18StxcnOS2ce3l0Zt7SICv/fn2EmILtJvbTXtP2F1uZGK/ULDqCFQVGtHTbGVdsY1uAaR+igR0axsqHVoGiyOBtFtarlgEYMHP9EpBMnS4GXzw6y7JLShWVucX7u4vI/s0Z7oqQqzo1iZEvNxd5HROkRxIPG3r0yEOAgWrzhjcvamyHCWkZEl8cpatT4foFKRn2nEgXVlVb7CTIgGXyug+zdVSPZbsP52zR0pLL9+N5vCxM/LsZxtl7c5kFfw4YWCkPPu3vtIk1H7y0RJiT6scfTo2Vo83MPiKXCQUrDoDVXL6dGikHq/cxhRXpPbBEt7PZ4sEDOsR7rCiDFbPu67ppHIYJ6XlyOyVhy/5M1CoY86qw/<text:soft-page-break/>LKV9GSlpkvwf4e8uRtvWXaqLaqlCohpGoGdDZnC9gWmybFJYy5IBeGI6oOGXG28lV0TKrk5pfY+nSIzoiOOSEJJ7LF081FJg9tLY6Mv6+7/G1iR/X4z01HJTY+46KPRfq4V77aIvPWHlF5JQd0CZOX7x0oUS2C6vCMCdEHbZoHSoi/hxQUl8rOA/WTYo44NhSsOgSlHuE/h6XOdbsYhUlqD1hCflt5SD2eMChS/Hwcv+5993YNZfhZ3++Zf+y94E0esgqs3n5cnv1skxxJzhIvD1e5b2oXuWdyF/HycKmnsybEsYE7Uf+zVtaNe1mqlVwYjq46BEudI3o1k68W7pNV247J2H4RDhPBTeybZZsTVaWmID8PGdMvQvTCTaOjZP/RDDmRkS9fL9wn/5jWtcpAKeSdnbVgn/LfBR1aBKliBMEBHjY4a0IcmwFdmsiC9QkqowauLbi06Y2Po7+V1Uc3Vfna/X1uk2GR/as9try8XBYfWiUrjqyX9PwMCXD3lUERfWRqh3Hi5uJW4Sb6573z5a8j69S41Te8u0zvNlU8XCpmJvl+9xzZnrJX3h77jDg5OZ69koJVp/TvFCa/LD+g/Or2xWeo4BJCrgRMKAvXJ1iKBLi56if5vbu7s9w7pau8+OVmST6ZK+mn4Y/qKflFpSqaGdkQjqZkyYzfd0tWbrFKfH7d8LYytj9vBgm5XOD/Hhnmp1yMovelyqg+Znc2PZF45rg08g6RaZ0mnPdaVEjLGo/9YvtP8lf8eiVAx7UdLgmZx+SPuKUSn5kkTw35p+Wmen3iVpkbt0SuajNMgjwD5PfYP8WpgZP8reeNls86lX9a/jy0Wh7qd6dDilVAwapTMAEP6tZUlkUnqjKUFKzkSpm7+rDyN8ME06+TeSlPT7Ro4qdypvZs30iWRyfK8q3HJL+wRC35j+7TTEb3iRBvD1fx8XKT+yZ3kWaNfW19yoTowsoKwbpxT4ruBGtZeZkczz6hBOeQFn0v6dhDGQlKrI5sOUju6X2LZX+IV6D8ErNANh3bIQOa91T71hzdLK2CIuTOHjeo57nFebL00Br1XBO1v+xdIC0Dmkmf8G7iqDimzCYXxYhe4Wq762C6nMossPXpEAcm5WSurNphzu174+go3VoV+3VuosTqvHXxSqwCbOetjVf7753cRZ7/ez+KVUJqib6dGqvxBP7gqRl5oidSctKkpLxUmvlfehXANQmb1XZC1MgK+8dHjRQXJxdZnbDRsi8jP1Ma+5irhwE8LiorluyiHPU86UyyrE2Mllu6ThFHhoJVx4SF+EjHyCAVwbx6R+1W8yHGKxKAdFY9ohpKu0j9RsFjqR+W1arA/qYNfXTlCkGIrfH3cZdOZwuPbNRZTla4AwBNsBaVFiu/1Iu1sHq5ekpTP3O+Wg34pTbzC5NDp49a9vl7+Epecb7leXZRrjg3cBIfN2/1/Ic9c6VnWGdpF9pKHBkKVp0zopd5iQUJza8kMToxLnEJGbLzoLlIwPWj2oiegc+qZlk977XCEikoKq33cyLECG4BYNPeFBVApBeOnjFn6dl5IkbuX/Bfmf77Q3Lr7w/JG+s/ldTcmlN5ZRRkSrBXYJWvBXkFKIGaX2xeOe3SuL3EpB+UHSkxSiSvTtgknRu1E2cnZ4lJOyC7U+Pk5i6TxNGhD6vO6R4VKoG+7pKZUyRb49ItaUQIuegiAcsPqsco+wurvZ5BgBV8VqsSrdjv6c4hk5DaBis3nm7Okp5ZIIePZUmb5gFiL5SVlcnIkRWX5a1ZsWJFta8lnbWwHsxIkOs6Xq0sngdOHVHBT9i+OupxaWS1lG9Nfklhta+5O5szBBSWFYmXeMrVbUdI3MlD8vq6GWp/uF+YCriC+P9h91wZ2qKfhPs7/tzP0VfnODs7ybCezVTAzIqtSRSs5JLYtPeEHEWRAHcXmTTUsZeTLgZkAxjTt7n8sebIea9hP17noElI7eLu5qyCHdfvTlHBV/YkWK8EpKBqHdxCJre/SlydXdU+BD21DWkpb2+YKT/umSePDPh7lceapHpLs+ns1kkaWNwEnhrygJzITZeSshIlWGFd3ZC0VY5lp8hjg+5R4nXe/mWyMn6DlJSVSu/wrnJLl8nibpUey97h2GsAhnZvKvPXHpFDx87IsdQcBoyQi6KouExmrzBbVycOaqnLHIlVTZwTBkaqx8uikyxZAiBWsR810AkhtQ8qxUGwIr3VLVe1s5vSxs7OzjVaUWuiuswAyBqA5f7dqbHVHuvp4iHFpcVVvlZUZt7v5eZl2YdsAE18zWXZQWlZqfy8Z76MazNc/S24CSBX6329pyuXghnR36j33G2VgcDeoWA1AIF+HtKjXSPZGpsqK7Ydk9sndLD1KREHACnRTucUSbC/hxJsRgGi9OoBkUqkw2cV1mVYVilWCak72rUItriv7T50Snq2byh6JsDdTzILsqp9vaF3sKTnVV0q+nR+pvi6+4jbWattVSw7slbySgpkUvux6vnao9HSIbSNDI3sp56PbjVY5sQtkbt63VxlkRR7xD5uYUidM6qXufTkpj0pkl/IwBFSM1m5RbJofbx6PG1kW8OJNVhaYeGBVRlbPCeE1B3OTg0s+Z0RfOXonCnMlkeXvCTvbPj8vNdKy8vU8n0jn+rzo8OVAPlUKwdnFZYUyrHsExIVXH3RgfySAlU8AK4I3metsBDHyCag4efuq9wHtNRXjgAFq0GIahEoTUK9pbCkTPkIEVITf6w+IgXFZdKyib/07VgxrQohhNQFA89mC9h58KTkFVSdrcNR8Hf3VUvuW1N2y9HMiqny/ohbokTl8MgB1R4/OKKP2s6PW1Zh/8KDK1VBgppKus7fv0wFZl3VZqhlH9wA0nNPWZ6n5Z0UVycXZal1FOgSYBBg8h/<text:soft-page-break/>Zq7l892ecrNiWJCN7N3OYZQBSv6SfzpPt+9PU45vG6LdIACHEvghv5CPhDX3keHqucmFDwLCjgvn1771uktfWzpAXVr0rY9sMlUCPANmbvl+2HN8lHRu2lQltzdkHkIoq8UyyRAQ0lYgAc8GfqJBWMqxFf1XtKrckX7o17iCHMo6qoKmeTTpL76Zdq/y7sKQuOrBSZQnQAr00Afzxlm9l1o5fJNgzUJYdXitDWvRTJVwdBQpWg+W6++2vg5JyMk8OHM3UdQJ4cnlBVliWc3ZykjcfGCJJ6dnSplnVeQAJIaQuRN7Azk3klxUHZePeEw4tWAFyob408jGZvW+RKpVaVFYijbxD5MbO18jEqFHi4myWYNHHd6n3XNdxvEWwApRkbewbKqviN8q25D0S7BkgUzqMk8ntx1ZrcPo1ZqFKh1U54AuprU4XnJHlh9dJcXmJDGreW27rNlUciQYmPWXprUU6dDAHJsXGVh/FdyWglBoi/ZCOoj75emGsrNp+THp3aCz/nFb1HRoxHiUlZbJgQ4Ist4qMH923uUxkZDwhpB45nVUo/3p/jUCZvP3gEAkJ9Kzx/XnFBeLr7i0BHn4OpwPIpeE4tmBSK4w8G3y1Y3+aZGYX2vp0iJ1YViFW5605YkmYjy2eL9yQoF4nhJD6IMjfQ9pHmFf/NsYw3oKcg4LVYCAHa9vmASpNz5qd5rJxxDgUFpVJQkqWbNidrNxDZs7do/bDsloVyEUKNwFCCKnPnKxg054TuirVSq4M+rAaEARfHUw6o5zaJw6KVNWwiL7IzS+RlJO56l9yRp6kpOdKyqk8OV3Jqo4Ah5y8oipLkQLsRy5SXweqhkIIcWx6tW8s3y6OU2MWKu1FNvG39SkRO4CC1YD0at9Q/nVzD2nXPEhy8krEx8tVWVyZa9K2wU75RaWqlv3F/hawPGRmF0nKKbMYRTAdHp84lSfZeVVXSAH+3m7SJMRHwkK9JaKxrwT4uiuf1apEK/YjcT4hhNQXnh4u0j2qoap6tXHPCQpWouBMZECwwnLk+Bn5dM5elp60g2CnRRsrBjtV/i0gYE+dyZcTJ/PNFtOzohQCtaC4+iIQIf4eEhbqo8RpkxBvlYe3SaiP+Hi6nieY8Tf/WHPkvM/Afvx9DhSEkPrOyQrBGh1zQm4c3ZYrgYTzkNGAOIFAmrfWXMUIQChpYgUlKWlpreffwkooar8FrKddWoeqrA6pp/OkpLS8ys9AjtRGgV5mMapEqVmgNg72Fg/3i/sd8XtDIGs+q7yJIYTYmk6tgsXP202y8oolJj5DurYJtfUpERtDwWowsPRcU4AN6qcT2/8Wy7cck/EDWsqZ3CIlVt1cnJQI1aykTYLNS/qNg7xU6dArBaIUNyv4/eGzCjcAWFYpVgkhtgAWVVTZW74lSQVfUbASClaDAT9JBtjYB/mFNf8W+UUlKldusL+HBPl71nm0vmZZ135/Dg6EEFsXu4Fg3b4/XQoKS5VvKzEudAoxGAjqwXJvla8xwKbeOJWZLx5uzjX+Fr5ebtKuRZCEBnoxtRQhxHBENvGTsGAvKS4tkx0HzOWiiXGhYDUYWOaFb2JVaAE2pG7ZFpsmz3y2Sfllje5ddelB/haEEKOD8qP9uzRRjzfuPmHr0yE2hoLVYGgBNpOGtrJY97C9dnBLGdefAVd1SWlpmfywZL98+Nsu5ZqB6NcJg1qe91vgOX4j/haEEKMzoLO5iMC+oxmszmhw7Gb9F3kjf1q6X6JjUyUrp0gFllwzuKWM7htxwWNXbE2S937eWeVrI3o1k0du6lEHZ+y4VA6wwdL0nsMZ8v2fsfL3SZ1tfXq65GRmvsz4bbcknMhWz8cPaCFTR7RRgQUMdiKEkKqBS1SbZgFy6NgZ2bw3VcYNbGHrUyJGFqyFRaXyzGcbJSk1W64eGCnhDX1l/a5k+eDXXZKZUyTXj2pb4/EJKWYR8OD13c6LmA4L9q7Tc3dUrANsMrIK5KPZu6S83CRj+0dKs0Y+tj49XbE1Nk2+nB+jBClyoN49qbN0bXsu4pXBToQQUj0Du4QpwbpxbwoFq4Gxi7lx4YYEiU/Okkdv6SnDeoSrfWP7Rshzn2+Sn5YdkOE9m0looGe1x6M2epCfx0VZY8n5BPt7Ss+oRrI1LlWWRyfKndd0tPUp6cYF4OflB1WUK4CV4L4pXSU4wMPWp0YIIQ5D745h8v2S/ZKUliPH0nJpVDEoduHDunJbkgT5ucvQ7k0rJESfMqy1lJaVy5qdx2s8HrWGUWKSXD5aINamvSmSU0NZT3LxLgAvz9piEatwAXjy/3pTrBJCyCWClSktD+umPcm2Ph1iVMGaV1Aix9NzpU2zQBURaE1URKDaHkzKrPZ4LGfD/zUizE89R5L1ktKyOj5r/dGmeYC0CPOT4tJyWbOj5hsEcmEXAGQBgL8qBtp/3dxDrh8dxdKChBBymQzofDZbwN4TzKBiUGzuEgDBidr2oQGe1eYFTcvIv6D/atrpfHn43dXqOcpatg4PkNuubi/d2jas0/PXC7hZgJV15h8x8tfWJBk3oAUF1uW4ACw7KMu30gWAEEJqk25tQ5QmQFzLgaOnpUPLYFufEjGaYEW1H+BRTcJ6BKQUFpvfU507AIhLOC2Th7WSm8e0UxbbuWsOy3MzN8kT/9db+p+9M6vMyJEjq/3csrIycXY2VqQ2yuD98tdBNSBsi0uXvp0a2/qUHIb00/ny8eyqswAQQgi5MlxcnKVPh0ayesdxFXxFwWo8bD6bwrpa8xvM1r/qgNsAsgi8+eBgmTK8jfTp2FimDG8tbz84RIndT+fs4fLBJQwICHADy6KP2vp0HIat+9Lk2ZmaC4AbXQAIIaQOGHi2iMC22HQpKqbrn9GwuYVVqw1cVFJ15ysqKZVGQV7VHt+5VYj6V5mGQV7Sr1OYrNp+XBJPZEvLpv7nvWfFihXVfm6HDh3EiIzo2UwWro+Xw8ezVOaGqtqNmKELACGE1B+tmwVISICnnDpTIDsPpqs5nhgHm5uAGgZ6Cgyo6IBVBWQVFJWpDno5BPiahQPyX5KLw9/<text:soft-page-break/>XXbkGAKS4ItW7ALyELABnxSoqUzELACGE1B3IHqRVvtq4h6VajYbNBSucqFEoAEmBK3PgbHaAdi2Cqj3+xS83yz2v/VVlZoBjaTlqGxbC4gGXwpi+5sTMW2JT5UxOka1Px25dAI5auQBMG9WWLgCEEFLH9D8rWPceOSXZuUzBaCTsYoYd3jNcWVit0ymh6tLc1YfF1cWpQn7WygT6ekjKqTxZtrmiNXDv4VOyfX+a9IhqqIoKkIunRRM/tbxdWmZSOXKJmZKSMvlucZyqCgarPdropXv6W/IDEkIIqVtQtj2yib/SCNH7Um19OsRIPqzgmiGtlK/pez/vlCPJWdI01FvW7UqW3YdOyR0TOkrgWcGJilawaiFfKDosuHlslOzYnyYz58VIfEq28nFBidclmxKVUL3/uq42/naOyZi+Ecrqjd8Fde6NXtseLgAzZu+2ZKWACwCC+2hVJYSQ+mVAlzClB1DoZkB3GgyMgl0IVndXZ3nt/oHy7eI4WbXtmOQXlUp4qI88clMPGdHLHLUONu09oUq13jQmyiJYUVb0nYeHyg9L96uE7Su2JkmAr7uM7N1Mbh7bjtbVy6RnO7Nl+nR2oWyOSZXBNVi59c6Wfakya8E+ZVWFC8DdkzvRqkoIITaiX8cwpQVg4DqZmSe+jen2ZwQamJBln1SbJSA2NrZOPj8jP1OKyorFw8Vd7JVF6xPk1xUHJaKRn7xwT78a04vp1QXg5+UHVSEF0La5OQtAkD9vggghxJZ8vXCfdGkdKq2ae4mzuEuYf7CUlZeLh5uLw+gA4oAWVmKfDO0ZLn+sOSKJadlyMDFTomoIftMbaafzZMZveyQx1ewCMHFQpEweRhcAQgixB24c3U4Wb4iXmQt2SkFeA/F29ZFrBreU60a0ETeDu7DpFQpWUi0+nq7KVwiVRZZFJxlGsMKR/6v5+6SguFR8vcwuALiTJ4QQYntQNGDxpgSZty5exLlERNxUGky4CQDEF9SmpZXYBzQXkRoZ3TdCbXccSJNTmefnynX0Qa+0tFyy84rVtqCwVP5Yc1iVWIVYhQvAi3f3p1glhBA7wtmpgSyPrjqDzfx18eLsRGmjR3gLQmokvKGPdIoMlpiEDOXLeeOYKNGLf+qijQlq0MsvLFH5gEf3bqYEenRMqgo6owsAIYTYHwjMxrhdFbC04jV/H/uNDyGXBwUruSCj+0UowbpmZ7JMHtpa3N2dHd6yCrE6b80Ryz4McGp5SUQevaXnZVdXI4QQUrd4ubsoI0NVotXb01W9RvQHzUfkgnRpHSKNgrzU4LBhb7LoeTlp+dZjEsA7c0IIsVvKyk0ypm/zKl9D4BWyBRD9QcFKLqp+86g+5sEBQg8VRvS6nIT9yLdKCCHEPnF3c1bFWyYNbSWe7q4WyypytCNLAAOu9Al/VXJRDO7aVOasPKzK4O6Lz5DOrUNEj8tJ2O/pzsuCEELsGVRfvHpApIzsGybOJjdpfDYPK1Na6RdaWMlF4enhYql2tSw6URyZsjKTCrCqCiwzYbmJEEKI/VtaERjr6+0uri5OtKzqHApWctGM7tNcUOxqz+FTcuJUrjgqW+JSVTaAawe3tDjnY4vlJSwzYRAkhBBCiP3A2xFy0TQM8pJubRrKzoPp8teWYzL96vbiaMQnZ6mSfg0DveTB67vJNUNaKZ9VuAHAsoplJkIIIYTYF7SwkktCi8xcvytZ8godKzgJ5ztj9m4pLTNJ01BfaRziLS4uWE5yU1taVgkhhBD7hIKVXBLtI4NUMYHCkjJZt/O4OAomk0lmzYuRU2cKJDTAU+68pqM0gH8DIYQQQuweClZySUDkwZcVLN+S5DABSnBh2LY/TVycG8g/pnUVLw96wxBCCCGOAgUruWT6d24iPp6uylq568BJsXeOpmTLz8sPqMc3jI6SyCb+tj4lQgghhFwCFKzkkoGv57Ae4erxsuijYs/kK7/VXVJaVi692jWyWIcJIYQQ4jhQsJLLYkSv5qoC1v7ETEk6kSN267e6YJ+kZxZICP1WCSGEEIeFgpVcFsEBHspiCZZtsc9CAqu2H5Otsani7NRA7p/aRZXuI4QQQojjQcFKLpux/SLUdnPMCcnJKxZ7AlbfH5ea/VavH9VWWoUH2PqUCCGEEHKZULCSy6ZVuL+0bOIvJaXlypppLxSc9VvFeXVv29AirAkhhBDimFCwkssG/qBaIYGV25KktLTcLvxWv160T1JP50uQn4f8fVIn+q0SQgghDg4FK7kiendoLIG+bpKZUyxb49JsfTqyZsdx2RyTqgLC7p/aVaXfIoQQQohjQ8FKrgiUNB3e62whgWjbBl8dS82RH5bsV4+nDW8jbZrTb5UQQgjRAxSs5IoZ3qOZuDg7yZHkLDl8/IxNzqGwqExmzN4txaXl0qV1iFw1oIVNzoMQQgghtQ8FK7li/HzcpH/nxurx8s2JNvFb/XbxPjmRkSeBvu5y96TOyiWAEEIIIfqAgpXUCmP6mC2a8GPNzC6s17+9fleybNhzwuK36uvtVq9/nxBCCCF1CwUrqRWah/lKVESglJWbZMXWpHr7u8fTc+XbxWa/1SnDWkvbiMB6+9uEEEIIqR8oWEmtMaaPOd/pqu3JUlxSVud/r8jit1omnVoGy/iBkXX+NwkhhBBS/1Cwklqje7uGEuLvIbkFxbJp74k6/3vfLYmTlJO5Kq3WPZO70G+VEEII0SkUrKTWcHZqIKN6m62sy<text:soft-page-break/>6OTVDBUXbFhd4qs25Us0Kj3Tu6qAr8IIYQQok8oWEmtMqRHU3F3dZZj6Tmy/+jpOvkbsKp+uyhWPb52aGtpFxlUJ3+HEEIIIfYBBSupVbw9XWVg1ybq8bLo2g++gm/sx7P3SGFJmXRoESQTB7es9b9BCCGEEPuCgpXUOqP7mCtf7TyYLicz82v1s1HJCtZbfx83uXdKF+WGQAghhBB9Q8FKap0moT7SuVWIwIV1+ZZjtfa5CORaveO4NFB+q13E39e91j6bEEIIIfYLBSupE0b3NVtZ1+48LgWFpVf8eakZefLNwn3q8TWDW0qHlsFX/JmEEEIIcQwoWEmdAAtrWLCXFBSVyoY9KVf0WSUlZTLjt91SUFwm7SICVaAVIYQQQowDBSupE5ATdfTZQgLLoxOlvPzyU1z9uPSAJKXliJ83/VYJIYQQI0LBSuqMgV2bipe7i6Sezpe9R05d1mdE70uVldvNfrB3T+osgX4etXyWhBBCCLF3KFhJneHh7ixDeoSrx8s2J17y8Wmn8+Sr+Wa/1YmDIqVz65BaP0dCCCGE2D8UrKROGdW7mapGFROfoRL+XyylpeZ8qwXFpdK2eYBMHka/VUIIIcSoULCSOiU00Eu6RzW0lGu9WH5edlCOnsgWH083uW9KV3F2ZlclhBBCjApVAKlzxpwNvkK2gLyCkgu+f2tsmizfaha3d0/uJEH+9FslhBBCjAwFK6lzoloESrOGvlJUUiZrdxyv8b2ojDVrfox6PH5AC+naJrSezpIQQggh9goFK6lzGjRoIGPOFhKA5bSsrLzK95WWliu/1fyiUmnTLECmjmhTz2dKCCGEEHuEgpXUC/07h4mvl5tkZBXKjgMnq3zPLysOSnxKlnh7uJrzrdJvlRBCCCEi4mLrEyDGwNXVWYb3DJf56+Jl+ZZE6d2hUYXXd+xPt6S+Qr7VkABPG50pIYQQUjvkFOXKbzGLZFvKHskqypEmPg1lXNsRMqLlgAseW15eLosPrZIVR9ZLen6GBLj7yqCIPjK1wzhxc3GzvM9kMsnPe+fLX0fWqRXNvuHdZXq3qeLh4l7h877fPUe2p+yVt8c+I05OjmcQcrwzJg7LiF7NVJWqA4mZkpiSbdl/KrNAPp9n9lu9qn8L6RZFv1VCCCGOTWFpkby8+gNZHr9O+oR3k9u7TRNfdx/5dOt3Mif2zwse/8X2n+TbXbMl3D9M/q/bddKlcQf5I26pvLnhMyVSNdYnbpW5cUtkYERvmRA1StYmbpEfds+t8Fmn8k/Ln4dWy02dr3VIsQpoYSX1BqpUwbK6OSZV1u5KlulN/JQ/68dzdkt+YYm0auov0+i3SgghRAcsObRaEs4ckwf73aEso2Bkq4Hy6pqPZPa+xTKkRV8J8Qqq8thDGQnyV/x6GdlykNzT+xbL/hCvQPklZoFsOrZDBjTvqfatObpZWgVFyJ09blDPc4vzZOmhNeo5LK7gl70LpGVAMyWcHRXHlNnEYZkwIFIeuqG7XD+qrWTnFklZuUkmDGwpLZv6y/1Tu4qLC7skIYQQxwdCMtDDXwY2723Z59TASa5pN1pKy0uVZbTaYxM2q+2EqJEV9o+PGikuTi6yOmGjZV9GfqY09jm3MonHRWXFkl2Uo54nnUmWtYnRckvXKeLI0MJK6pXGId6yNS5NuQDAqurl4SqjezeT/0zvrUq5EkIIIY5OfnGBpGSnSc+mXSxWTo3WwS3U9nDG0WqPh4XVy9VTmvo1rrDfw8VdmvmFyaHT54719/CVvOJ8y/PsolxxbuAkPm7e6vkPe+ZKz7DO0i60lTgyNGeReqOouEwWbEiQeevilVgF2OL5n5sS1OuEEEKIo3O64IyYxCQhnoHnvQYh6uniIel5p6o9PqMgU4K9zj8WBHkFKIEKUQy6NG4vMekHZUdKjCSeOS6rEzZJ50btxNnJWWLSDsju1Di5ucskcXRoYbUhWBIoLBXDUFZeLsu2xIs4nf+ll26JlzH9moqplPdQhBBCLo5yU90aOsrKymTkyIrL8tasWLGiyv35JWYx6eFaMVJfA1H+RaXF1X5ufkmhNLJa5rfG3dmcIaCwrEi8xFOubjtC4k4ektfXzVD7w/3C5G89b1SBWQi+GtqinwrccnQoWG2Em5OrlDlX3ZH1Sn5xuRQUomjA+Uv/2F9cLOLrSrcAQgghF4eLi7OaT+0NWFdrfoPpPFeBiz3edHbrJA0sbgJPDXlATuSmS0lZiRKssK5uSNoqx7JT5LFB9yjxOm//MlkZv0FKykqld3hXuaXLZHG3So9l71Cw2ghfDx/xFR8xEoEe5eLt7Cd5BWZ3AGu8PV2leXAjcWXQFSGEEDvB2dm5WitqTWDJH1RnRUVQVEPX4BqPL67hWODl5iUaEL9NfM/lNy8tK5Wf98yXcW2GK9cCuAkgV+t9vacrl4IZ0d+o99xtlYHA3qE6IPXqEnDN4JZVvob9eJ0QQghxdEK9g6WBNFC+qJWB7ylytAZXk9IKNPQOloyCM1W+djo/U+VzdXOu3rK87MhaySspkEntx6rna49GS4fQNjI0sp/ybx3darCsSYyukM/V3qFgJfWGh5uLXDeijdw0JkpZVAG2eI79eJ0QQghxdDxdPVSE/5HT5gqO1hw6naC2bUOqNuBomQSQTzU1t2Ip88KSQjmWfUKigqs/Fv6zv8f+KZPbXyXeZ62wmQVZKpuAhp+7r3If0FJfOQJUCKRecXN1linDW8u0kW0taa1gWcV+QgghRC8MjugjP+2dp/KtDoow52ItN5XLgv1/iauTiwxq3qvGY5cdXivz45ZVWLZfeHCllJWXybDI/tUeO3//<text:soft-page-break/>MhWYdVWboZZ9cANIzz2XlSAt76Q6B1hqHQUKVlLvaJZUfx9z0JkrDf2EEEJ0xvi2I2Rd4hb5eMu3kpCZJGG+jWTTsW2yN+2A3Np1igR4+qv3IRVV4plkiQhoKhEB4WpfVEgrGdaiv6p2lVuSL90ad5BDGUdV0FTPJp2ld9OuVf5NWFIXHVipsgS4WrkMQADjPGbt+EWCPQOVGB7Sop8qZOAoULASQgghhNQySF31/PBH5Me985QPaUFpoQqM+mff21VZVo3o47tk9r5Fcl3H8RbBClCStbFvqKyK3yjbkvdIsGeATOkwTia3H1tthoFfYxaqdFjWnw+Q2gq5YZcfXifF5SUyqHlvua3bVHEkGpgcyeO2HunQoYPaxsbG2vpUCCGEEFLPUAfYF45jCyaEEEIIIYaEgpUQQgghhNg1duPDmp1XLD8t3S/RsamSlVMkTUJ9VG7O0X0jLnhsWblJFqyLl6Wbj0r66XwJ8HWXoT3C5YbRUeLO6HNCCCGEEIfGLgRrYVGpPPPZRklKzZarB0ZKeENfWb8rWT74dZdk5hTJ9aPa1nj8J7/vlqWbE2VAlzAlco8kZ8nslYfkyPEsef6ufjWWPyOEEEIIIfaNXQjWhRsSJD45Sx69pacM62GOkBvbN0Ke+3yT/LTsgAzv2UxCAz2rPPZA4mklVsf2i5B/Tutm2R8a4CnfL9kv63enyOBuTevtuxBCCCGEEB36sK7cliRBfu4ytPs5Yenk1ECmDGstpWXlsmbn8WqPXbHtmNpeO6RVhf147uLsJH9tTarDMyeEEEIIIboXrHkFJXI8PVfaNAs8b+k+KiJQbQ8mnV+LV+NAYqZ4e7hIs0bnSo4BD3cXad7YVw4mVn8sIYQQQgixf2wuWDOyCgSZYLGEXxmU7fR0d5G0jPwajw+p4lgQ4u8puQUlShQTQgghhBDHxOY+rPmFpRaLaFW4uzlLYbH5PVWRV1AqjYO9qz0W4Hhvz3MlyjRGjhxZ7eeWlZWJszMzDBBCCCGEiNEtrBess2WSC0T5V/8BWhEvJ2YJIIQQQghxWGxuYfX0MJ9CUUlZla8XlZRKoyCv6o93d5Gi4uqONe+vyroKVqxYccGSbIQQQgghxOAW1oaBngID6KkzBee9Bt/TgqKyan1UAcQs/FirIuNMofh5u4kbiwcQQgghhDgsNrewIrAKhQIOHTtz3msHzmYHaNciqNrj2zYPlMPHs+TEqTwJCznny1pQVCpJadnSs12jyzov+LACWloJIYQQ46HpAGIf2NzCCob3DFcW1jU7zuVbLS83ydzVh8XVxalCftbKDOvRTG1/X3Wowv55a49IaZlJRvY2v25vF4HRLwS2QUXYHudgW1SE7XEOtkVF2B5sAyNhcwsruGZIK1m1/bi89/NOVVa1aai3rNuVLLsPnZI7JnSUQD8P9b6ElCw5eiJbWoT5SWQTf7WvfWSQEqWodoUUVj2iGqq8rcuiE6VPh8bSr1PYZZ3TgQMHpK7QshPU5EOrd9gGFWF7nINtURG2xznYFhVhe7ANjIRdCFZ3V2d57f6B8u3iOFm17ZjkF5VKeKiPPHJTDxnR65yFdNPeE6pU601joiyCFTwwrZtyB/hrS5JEx6RKSICHXD+qrUwb2fYCGQYIIYQQQoi9YxeCFfj7uMsD13er8T03j22n/lXG2dlJbhgVpf4RQgghhBB9YRc+rIQQQgghhFQHBSshhBBCCLFrKFgJIYQQQohdQ8FKCCGEEELsmgYmk8lk65MghBBCCCGkOmhhJYQQQgghdg0FKyGEEEIIsWsoWAkhhBBCiF1DwUoIITaEYQTnYFsQQqqDgrWW+PPPP+XAgQO2Pg1iR7z77rsSFxdn69OwC9LS0mx9CnbHN998o7YsHy3y119/qS3bghBSHRSstcCHH34ojzzyiOzYsUOMzEcffSTz58+39WnYBXfddZd89tlnkpmZKUbn448/lnfeecfWp2FXPPjgg/Laa69JTEyMGB1cJ//85z9lzZo1YnTi4+MlMTFR/TMq27Ztk8WLF8uWLVvk5MmTtj4dYke42PoEHJ2XX35Zfv/9dwkPD5fs7GzLspbRLAUffPCBEiZDhw6Va665RkpLS8XFxZjd68Ybb5SsrCzp0KGDJCQkyIABA6SsrEycnZ3FaLz11lvyxRdfiL+/v2oTX19fcXIy9n3yDTfcIKdOnRIvLy/VJkYfP3/77TfVJ7Tx06i8//77smrVKiXSQkJC5N5775Vx48aJkXjzzTfVaiX6Q1FRkVx99dXy8MMPi6enp61PjdgBxp45rhBYSObNm6fuBkePHi0rV66U4uJiw4nVV155RX788Ue56qqr5MyZM2qfUcXqLbfcosQ6bmIaNmwomzZtUvuNKFbRL2bPni3//ve/xdvbW4l2o4vVm266SY0RGDfatGkjhw4dUvvLy8vFaLz66qsyd+5cmTNnjowaNUr27dun9qOfGI1Zs2Yp4f7f//5Xnn/+eWncuLEsWbJEjMSCBQvUdYHVGMypkydPlmXLllWYT+njbGyMPXtc4WCLyfjbb7+VsLAwadSokRJrRpuQIdox4fzwww8ybdo05auoiVajcd1110l+fr58/fXXynrWo0cPSUlJkcLCQsMJEojVP/74Q7777jtlcS4pKVFLfcBobaExZcoUJcZwc+fj4yMBAQGWZXCjjRsvvPCCch/CuNGqVStlQcMSsBFv7nA9wDXktttuk969eyvjR+fOnVWfwA3vhg0bDCHijx49qlajunXrJm5ubsq62qRJE/n0009l5syZsn37dsMZg0hFjDVK1hIYXDC4YrBt37692jdmzBi1lLNo0SIxCk8++aSykGiTDqwCWOrcuHGjGA18Z1jM0BYQI6BLly4SGxsru3btMpQggS+zJlbRJvjuaJPNmzer143UFhrLly9XlnfczGjLm0OGDJETJ07I6dOnDWU9gvDAuPHVV19Ju3bt1L4RI0aoG1240BipLQAs7gcPHrT4u0PAwsKIGzyMsXANeOCBBwzh14q+cfjwYcnJyZHHHntM0tPTlWhfsWKFWr3SYiSM1D/IOYw3c9QCnTp1UpZVDLa4cPAPFrW2bdvKnj17DGNFwt0ulrLQDpiMYWnu2rWr7N27V71uBKu<text:soft-page-break/>ARv/+/ZU/HvoBfnv0CfQTWEzgl4a2MEKfAOgHP//8s6VfQKBde+21agKGBd6Ikw2sZhBp6B/a94e/9/Hjx9WyJzCK9ahnz56yevVqdbOvtQVWIyDYcK0YoS20742th4eHXH/99UrAT58+XfULWN9hif/1119VNono6Gj58ssvRY9o42K/fv0kMDBQrdSNHz9eWVnRBr/88ovMmDFDWaBffPFFOXbsmO77B6kaCtbLTM2D4BGACwf/MMBgUsbFhfRWRrAiwS0CogyDLnxWMRlDoMFFICMjwxBLe1ju1wZd7fvit0efgFURVtaFCxdKQUGB2m8E0Tp16lRlcdf6BUA7IAL6yJEjqm2MIlo16ynQ+ge+P25gEKiJMQPWI6xM6J3c3FzLY4yX1m0RGhqqgtEg3pOTk0XvwHJozcSJE5WbRFRUlBJtf//736VZs2aqXSDm4deKGAm4GOnl2oFxB4F22lyJueOJJ55Q7kQYPyBa8f0BgtBwrbi7uzNFnoHRv6qqJbCciVRFWl7Nqu7wsKzVvXt35dual5cnekQbZIA2cKItNCE2adIk5RqAoCO9W1g///xztawLv1WIEVgTNbS2+cc//qEm59dff109x+CslwmncsDE/v371WOtL1hfI/BNGzlypEoBBxFnBAvJ//73P5WyKTU19bzXNPE6aNAglQ5Py+Gs12sGYyKsZHCBqK4tYGGDH6Peg6+s5xLtOoBIhWDHMnhERESVx+E9GEsc/drB+IdVuKeeekoZN6xvZHr16qV8VwcOHKj2W4+VyDQSHBysLK/EmFCwXiQQafAzQpCRtuxfWXgg8Kpv374qCbbeEsZXNchYW8q0u2RYBeC3iAhXbSDS68SDpW/0C/hW4bvCmqiJVm1SgUUAlgFEg+sxOTp+f7QBfHdxbcAHsTpRPnbsWNVO8PfVo2ivDKzqWHGBWKvOKoS0RbjRffrpp5WQh3jToxUeKy7oI7iRra4thg0bplwnYGnUVmj02BbVzSUYJ+EegJUqxELAXUQbK+DXiflFD+2B74TVBdy84NpAn6g8V+DawWvwaYXxB/uRRQHthGOJMaFgvQDaAOHn56d88WBNe+ONN9RAYy3YtC0SYEdGRqrccXpauqhukKncBphkMPliyQs59YDeXAO0PgFhBmsycmkiBUtl0ap9d0SHYz/yLGLi0RP4/TX3GASYvfTSS0qcV7XsD8sJ+hAifvW87KtNuloqr08++UQFW1VOgq61D5Z/0Y9gjUcf0pM7kdYWcI9BcBEivuGTWVNbYPzEOGq9XGyEuUT7rnAB2LlzpzzzzDPKQIC0cPAJh/VVC+h0dPB7ow3QJogHgX83+r42V+D3h/ED1wT8e++++25lKEF7BQUF2fr0iY3Qz2hQy1SebBEw0rJlS3XhYHCpLFo1XyyASRsTMwZoPVHdIFO5DbBshXyCELYoJqA3tIkFPmXw4X3vvfeUZQS+m5VFK9oK/lfoE02bNlWTsd7A7w5xgVQ8mITh2wxhbi1atWsDhQRwMwOfPD1Yi2rqH1iRQHQ3XAMQUFOVaAUI1oT1uUWLFsq6pic0CyFcHnBTB+spAjWra4vmzZsrqzOuIVjZjDaXALgGPPTQQ0qwIcAIrgCwTmsZFRwZ7ZrfunWrmicwh8ANwHo+AWgLBFxBuCIDD/L04rmWlYcYFBOpkpiYmArPP/nkE9PTTz+tHi9atMh0yy23qH+7d+9W+8rLyyu8v6ioyKQXysrK1HbJkiWm8ePHmwoLC02PP/64adSoUaZvv/3WlJOTc14bZGRkmGbOnGmKj4836YVNmzaZCgoKLM+fffZZ05tvvqm+9+bNm1XbjBkzxtIeJSUlaltaWlrhcyo/d1TwvdE34uLi1PdOSkoyLV682HTDDTeY7rjjDtOhQ4cs77PuR3j/0aNHTXpjz549lsdZWVmm+++/3zRv3jz1HNdJVFSU6Y033jClp6db3qe1CbaV28mRsf598/PzTf/5z39Mn332mXr+zTff1NgWuD4yMzNNRp1LrLHuF47MwoULTbGxsZbnq1evNv373/+2PP/Xv/5lGjlypOob2vhJSGUoWKtgxYoVakDFRaaBSTYhIcHy/M8//6xStOphcLnUQaY60aoXYQbwHfv162fauHGjZV9eXp7le+O7btmypVrRqic++OADixADaWlpppdeekltwdy5c6sVrXrl+eefV995wYIFln3Lli0zZWdnW55///33NQo1vbTTd999Z5o6dapp9uzZln3z5883HThw4IJtoacxA3AuMZl27dqlvtudd95pSklJUfswPiYnJ1d4X1WiVbs29NIW5MqgYK2C06dPq4EDF5D1wFJ5QNUGmttuu820Y8cOk56ojUFGb6xbt8503333KaFq/R01UYp9EK0TJkwwXXXVVRXEip6ujRdeeEEJEq3PYzKpbBWxFq2HDx+2vE+v4DtizIAQq3yTUlxcfJ5Qe+utt0ypqakmPQKLIq6DWbNmqdUYa6zbxghtwbnkHF999ZUygFQeB6z7BNpp7NixanUuNzfXBmdJ7BkK1irABYVJZu3atdW+rrF06VLTxIkTTXfffbcanPU2KXOQqcjWrVtrfB2iFe+BNfbhhx826RX0e2sLWlWTMETrzTffrMTtkSNHTHoH1mRYEqvC+vr58ccflVCDYNMrx44ds7gAXExbwGqvN+sqMPpcYv0dNmzYUO37rH97fP9JkyaZzpw5U+fnRxyLBvjP1n609o4WUFTdPiT+hkM8gmr0gPV3Qwoi5NCsCgTSaFGd99xzjwqmQTAF8uUZsU9YBxYgyATBNHrLkKCBgBktqXdV318LPEKlnqVLl6qgM9QFNzLWfQalWocPH24prGDktkC6IuSvbt26tegdo80llzJ2Ws8nyLCDNF6EWEPBegVYT8x6h4PM5bWTdfsY9dpA5K9e0vHU9piBbBJGFa1GGj8vBNvC2OMluTgoWMkVo8dBhhOImV27dqnKO0itU5tWaKJfeO0Q7dpHakdWpiK1BUeVShhZv2vf/VLzx+pNrFbOtarnJPc19QXkSrzxxhvVsv6ZM2cu+TP0KlatxwgjjxeViY+PV1uKVTNG7hu49uHegJy<text:soft-page-break/>7JSUltj4dohMMP7JogwrKIqIEnF4n2YuBg0xFK1FiYqLcf//9qoyi0SYg9IXevXur5OYffvjhZYtWPfaLyi4f1hipj1iDa+W+++5TN3hGhXPJuTaADz+Kx8C66urqauvTIjrBmM5TlZYtINI+//xzNSFPmDBBlZBEJRKjtYM2yECkGH2QgZUIS+EoC4i+0a1bt8taFndUNN/Kf/3rX6pvvPPOO2o/2gMVaowIrhPNevjdd98pdwnUe0cVHlSqQpUmI4oUgPECfQYVm0aMGCFGg3OJGbQBVmbmzZsnAwcOlDvvvFPtp3sQqQ0MbWHFBbRhwwY1KXfp0kVFqqKE4pdffqnqoRttkMEkXHmQMQqVy4RqpVURyY0SkbAgVWVR0yvWbh6PPPKIqvEO0WpUS6u1ZfXdd9+Vjz76SHx9fZUYweOXX35ZduzYIUagqnEBGSBQRhPlM1GS1mhwLqnoGoKy3MuWLVNlaAHFKqkNDG1hxdLN9u3b1YR8++23q319+/aVt99+Wz3GvjZt2oiRBhlYSjDIoL6zkQYZzXL2008/qXrVECJ+fn5KsGLSmTFjhrKc6NFft6abGKQcQq3zxx57TO03qqVV6x/79++XzMxMee+996R///6W2u8Qa6iH3qlTJ90HmWjjAurcI/uDtvLQo0cPiYqKUv2mc+fOugzGrA4jzyWVrae4Hry9vdVNHG5gcGOHfkHIlWJICysusISEBBk8eLD88ssvFSaYSZMmqUFnzZo1yuKICcoIVhIMMm+99ZYaaDDIwD3AaKBPQKDddNNNyjUCfQM89NBDkp+frywoRgEW5t27d6vr4KmnnlL7IFqNbGldu3atTJs2TRYsWGBxmUE7wV0EbYJ8s9HR0WIE4AoxevRoefTRR+XTTz9V++BCgxUa3NgVFhYaQqwafS7RxOrOnTvlm2++kS+++ELthzsE+saWLVvUjZzRrMykbjCkYMUFFhkZKXfddZdkZGRIXFycukPWmDJlipqc58yZo6yOlxo1b+9wkKnaDQB9Ar/5m2++KV5eXvLKK68ogbZ+/XrVXnpuj8ptAf/V6667Tu69917ZvHmzPPHEExVE6wcffKD6SFZWlhgF5BieOnWqGg9QJEO7ltB2sKw2a9bMsl/vhIeHy2effaZWIlAsZOLEiWp71VVXqSVxrEoYwaXIyHOJNo8sWbJEjQkwdODmBcYPgJu7Bx98UNeCndQzJoOglYhDzXPruufvvvuuKg2IMoKZmZkVjkGZxfj4eJMe2wG1q3v06GEaM2aMqWfPnqbrr7/e8p5ffvnFNHDgQNMzzzxjiouLM+kRlFDV+O2330yvv/666Y033rDsQx9BfXiUV7333ntVH+nVq5fu2qOgoKDCc3xna1Ae8YsvvjANHz7c9MQTT1j2v/jii6Y+ffqoWul67x/WpKWlqVLEuGY2b95s2Z+dnW2aMGGCKq+pR7RxIyUlRV0D+FdUVKT2oQ/897//Nd16662qXcaNG2e6/fbbTXqFc8m5Nti4caOpe/fupl9//VWV60a5ZrQBSjJr4LWOHTuaXnrpJUufIeRyMEThAO1OEHd6mjURforaUieWwrEfDvN69s3T2mHTpk3yj3/8Q5588kmZPHmyiujEEnjPnj3lhx9+UO/F0vgLL7yg8nA+/vjjuvLLs/a5+t///qcsH7CSJCUlqS38WDWwtJmdnS1z585V/26++Wa57bbbdJEcHdYQuDrAvy4oKEj5JMIdAlHeL774ouV98Nn8+eefldUMy5xPP/202g+LUnBwsOgN698WljEs+R45ckSl+YLVGa+//vrrygUAFmh3d3dlhU9NTZU//vhDd0vh2vWCcrJYfYAbBCzJsCrjWkAkvFbp7q+//pLvv/9eTp06pdoH/UpPGHkuWbVqlVpl6NChg3qOfoDrAP3/3//+t1ptgS83fvOYmBhVuhnjBli8eLFqJ4yvhFw2JoMAy0enTp1MTz75pOnxxx83DR482PTcc89ZXn/zzTfVXeD777+vrEp6YeXKlaZ9+/ZZnuMuGHe6mjUR3xWWkQcffNA0YsQI0w033GB576JFi3RlFajMV199ZRowYIClfT788ENlHbjpppss7yktLbU8Rt8YO3ZshX2OzFtvvaW+76effmrKyspS/9555x1lTX355ZfPsywOGzZMvf+pp56qYGXRK7hGsNIA6zusy1iRwLUCjh8/bnrsscdUe+CamTNnjqmwsFC9ppf+YW1l3rJli7Kefv3116aDBw+ali1bZrrnnntUX6lsVU5OTjZlZGSY9IoR55Lff/9d9XVcB7GxsZb906dPV/swr+A6efbZZ02nTp0yzZo1S71/1KhRpp07d9r03Il+cGwTUTXAKmYNfA9xJ/jMM8/Iq6++qvKMIlXRwoULlfUQwM8I1kRYByr78zkqsA4hmTf8h+BbpfkmIhE+/KxwhwwrG/zQnn32Wbn11ltVbkkEU2ALy4le7ojxu+7bt8/yHL8/0hDBxwoWA+SPhAUJvmiwlMFyBKytZYiChuVNL36K8FdGQBnSNKGPwFICXzRYEeGXBh9eDX9/f2VhxHWEYgpAT1kkKi80wYL2559/yscffyz/+c9/lG8mxoVbbrlFDh8+LA0bNlRtBysagtNgaUb7wUfR0S2s+D4AfV0rIIJrA+PC//3f/6lodzxGP8DYASsaAvC0cRMprvRiWeVcYkbzVUd8A35vbSzF6sy4cePUnIJAvEGDBqlrAb8/ghFbtGihsq0QUhvoTrBCgGGSsXZ8x5Ie0q9gcsGFh8o9mICwfIElLG1ixlInJmq9JIjnICOWZX+kWEEUb2xsrNoHUXH06FE5efKkWr6EG8CYMWNUn0ASeLQZ2kV7f05OjgoqwPK4h4eHODraRIobmgceeEBdE1jKhOsHblzgGgDBhhsZ9BO8ji3apGnTpqI3NPGttQv6BIQXAojQDg8//LBa9oTbDJZ94QKAwKM77rhDxo8fr1xsMJY4uuvM6tWr1TUwc+ZM9RzZECDm4RKhtZEmYtE2CLbCtYLrwtFdZCrDueQc6OfIAIG+sG7dOiXGkQoR7kNDhgxRFc4wPuBGBiAXL1JZof2MVDiB1C2<text:soft-page-break/>6y8OKknhIq4IobwwqEGHIBwgLEXz0MKh4enoq6wBEC5J+axGMiHLVywCjDTKYWDHIYpCB9QcWRK0SDb57VYMMBls9VbpCXwCIdsekiyhWWFVhYYRPFkQp+g3yasJKFhISoqzLEPFa/kDkEkQWBVhk9dBHIC40X02ILYDJF8DKCtEKazz8VjEZ4VrB5IO20RPwOcX1gWsDE6+WWxUiBeITAg7+3RCr8F/Ozc1V2TWQpxg5erECAUsr+g/eN2DAADW+OKr1GTerECaLFi1Sv/nf/vY39V0aN26sfN/h84zrCaIVYwREOyp84brRG5xLzGj5dHFzgnSHGDPRLtiPIjPt2rVT6RAh5FEs4cSJE6r/IIuInuYRYnt0J1ghQjDAILE3JmQs7WIAhgM4Lios9cGCFhYWpoIEYFFE+g0IGEdfyrOGg8w5MKHAxQFL+RDuRUVFailv6NCh6nW0CwKrsOQPMDHjsbb0rU3OWnCJXqhOtOK7on20gBoEo7Vq1Ur1IT2BmzdYyWA1whZiFG4PEOq4iYNA37hxoyqccM0116hj0HdgYUYKKw08RtANBK52c+SIoB0gWNEXPvnkExVkiPECfQGuACgIgJsZXC8YOwBEG74zxhG9YeS5RBvz0Ce074JiEBDlzz33nCqIgPbBzQz6C9oBFmX0GYwns2bN0m2hBGI7dCVYtckXy5x4jFyRuOAw2MIiAuGGf7CIAC35OV7TQ7QzB5nqhTusylj+x+SCfoH+oQl3CDFY2bDUi+hWiFdM0hp6E/A1iVb0jffff18JdlwXsKDhn97A74tlbPQF/P54bG09hnCDTyL6BCq/QaTiutKWykeNGlUhatxawDq6Hy++C8ZQiNb58+crIQ43IkS+o0AC3IkwrmC8gR84rIp6ciEy+lyCDDEQ4DB2oBiEBm5a77nnHtUH4B6FFQX48aJ94OeNfgCfX7QTrNCE1Da6S2tlnZIG5TRhMcIyLoIlcDHBUoLlLVgEsByOiwyixdGpbpDRXsMAg39ITYJBBkufGGQw0ehtkMH3gZ+pdfoqLNNheRNiDBMtlnhhLYH/Jt73/PPPq2VhpKHBgAyRaqTSktbfFcnxO3bsWCG1lZ7ANQBXB1hO4acK0AfwDzdvEK8QrPC9ww0M3oc+BcsabniQMF8v/QOrCa1bt1bfo3KgFG7iYE1FyVGMn7Awwu8b/otwmUDbITG+Xn0UjTiXYK5AQBn6N9ygMD527drVksoKrhCICcAYAZcYXC8YUzFewM9bbwYPYl/oysJa3TIn7o6xzAerCh7DqgifK0zIuGt0dKwHGYjSyoNMv3791PIVfDixxItlTQwysLrqbZBB0AMmXyzNWf+2mEhgHcD3hgsEctC+9tprSqQgqhcCBkIW/QQiFxkU8NgIQKhDpGlL/hBmmIj1CiZduABoAg3fHb7eEGJahDyA3yLGCJTdxDGYwHEziLFFD/1DGzfwu+OagTsEfnuMHRgTINpxU4sbOAgTzcKo5eHVO0acS2Ahxm+PzAdYVcC4iJs0jJ8YJ2F9x7yCTAnDhg1TebxxLWB1Tm9WdmJ/6M7CWtXdMXzRcIcMR3gMytaWNz0ASwju/LVBJjk5ucIggwEVbYACARhg8d0xWWGQQZvoxTcRd/4QowiEwG8PH1RMvhiEAZbwkPgcyd6xD5Mw/NOQ0BoCVrNM661/XIyV7aWXXlIZAPDdEYiErBJ6mICrAtcBrGHwx4S7A8YGLep/+vTp0rdvX5U9A/0HEzZu+KzRQ9EIgChvLGknJiaq4DEECeExMmJoFuU+ffoocY8xBhZliHhrdxkjYKS5BOC3RtYDzB8YG7HyBvcQbOHbDesqBGv37t0t6f/g/61HP2ZiX+hWsBptmZODjHkCho8uLKUQHykpKSpoAkue8L+DRQ05RxH1vmDBAnUMUl0hEhyTkB5EyOWAgDuk8EGWCFhWcfPj6EubNYEbOohRiFJEgkOowVoEnzzteoDV6Nprr1WrFUhbpFcgUDFuwJqK/Ltwk0H7wDcV2+joaNVGuNnDeIrr6vfff9eN+9DFYqS5RMs3i5sZGD5wY4d0bvDfRn9AekQYRpAdAuMm0KNwJ/aHbgVr5WVOWNWQN1CL/NYjHGTMohUiA4ILvzesRHADgE8rUg7B5w6+aAjCQplRPVrOrjRJuh7yzF4IFIdAsQi4x6CvaG4xWuAi8o5CwGJJHDd5egbjBlyD4PIA8QpLu4ZWCAGCFblpsSSsl2IiF4sR5xKAAhmYT7DUj5U6zCcYI7R4CASZoaCEXtJ3EftHt4LVaMucGhxkzgl3TDCI8sXyP9J1rV27VqXmQdtgOQ/uAIRUBq41uOnRfPOMcBMDgY5rBuMCghNhcba2LOrx5vZiMepcYt0vYFFHDAByFWuGAYyjesvLTOwb3QpWoy1zWsNBpqJwh5uA5seKieaHH35QeRRR3cqokzA5B/y54R6AIhFIabZ06VJlTURpY1hbjWJ5txatWKHR8hQbWawafS6x7heYN1A8AxUBCbEFuhWsRlzmtIaDTEXhbl0oAL6tmHggQow+GRNRAVdIcwaLKnw527ZtKy+88IKKBtdDNoDLHTdQ7UzLN0uMO5do/QIZIjp16qSyRjhygQziuOhesBoZDjLmNoB/HgKuINxRLEHDKJYzcmFgUYUrACzvsDDiJkYPeVYvB44bpLrAXty86aFIBnFMKFh1DgcZ8wQMaxEq9Dz77LO2Ph3iABjd8s5xgxBib1CwEkOAFD1wAzCixYwQQghxdChYiaEw6jIvIYQQ4shQsBJCCCGEELuGESeEEEIIIcSuoWAlhBBCCCF2DQUrIYQQQgixayhYCSGEEEKIXUPBSgghhBBC7BoKVkIIqQWYcIUQQuoOClZCCLkCsrOz5fHHH5dt27ZZ9k2fPl39I4QQUjtQsBJCyBUQFxcn8+bNk/LyclufCiGE6BYKVkIIIYQQYtdQsBJCHJ4RI0bIRx99JK+++qr07dtXunfvLo8+<text:soft-page-break/>+qjk5eXJzJkzZciQIdKzZ0954IEHJDMz01Km94cffpCJEydKly5dZNiwYfLWW29JUVGR5XOfeOIJuf322+X333+XsWPHSqdOneTaa6+VtWvXqtejo6PltttuU4+xtXYDgE/r559/rj4Xn3/DDTfInj176r1tCCFED7jY+gQIIaQ2mDVrlgwcOFDeffddiYmJkbffflv27dsnDRs2lJdeekmOHz8ur7zyioSEhMhzzz0nzz77rFrKv+uuu6RXr14SGxsrM2bMUEv8X3zxhTRo0EB9Lj4rPT1dHnzwQfHx8ZH3339fCV+I1o4dO6rPefHFF9UWYllj+/btUlxcLM8884yUlpbK66+/Lvfdd5+sWbNGXFw49BJCyKXAUZMQogsgJiFWIQYHDBggc+fOlbS0NPntt9/E19dXvWfdunWyY8cOOXz4sMyePVtZYe+++271GsQuxC0CqCBGhw4dqvbn5OTInDlzpHnz5uq5l5eX3HrrrbJ582ZldW3durXaj632GLi5uSnrbkBAgCU46+mnn1Z/u127dvXePoQQ4sjQJYAQoguw7G5tuYQlNTIy0iJWAcQjBOiWLVvU8/Hjx1f4DDx3dnZWS/0aQUFBFrEKGjdurLYFBQU1ng/EqyZWQXh4uNri7xNCCLk0KFgJIbqxsFYG1tCqyMrKUtvQ0NAK+yF4AwMDK4hKT0/PCu/RXAUulBWg8t92cjIPt8wmQAghlw4FKyHEcPj7+6vtyZMnK+wvKSlRQVkQrYQQQuwHClZCiOHo06eP2i5atKjCfjxH9gBkFLhY4EJACCGkbmHQFSHEcMC/dPLkyfLBBx8oX9TevXur7ABIjYVI/8GDB1/0Z2k+sqtXr1aWWwZUEUJI7UPBSggxJEhxFRERoXKsIl8qMgQgl+r9999v8Te9GNq0aSMTJkxQOV2RhWDhwoV1et6EEGJEGpiQ3ZoQQgghhBA7hT6shBBCCCHErqFgJYQQQgghdg0FKyGEEEIIsWsoWAkhhBBCiF1DwUoIIYQQQuwaClZCCCGEEGLXULASQgghhBC7hoKVEEIIIYTYNRSshBBCCCHErqFgJYQQQgghdg0FKyGEEEIIsWsoWAkhhBBCiNgz/w8+dzxaSIF7WAAAAABJRU5ErkJggg==",</text:p>
      <text:p text:style-name="P4"><text:s text:c="12"/>"text/plain": [</text:p>
      <text:p text:style-name="P4"><text:s text:c="14"/>"&lt;Figure size 700x600 with 2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 Plot with dual‐axes\n",</text:p>
      <text:p text:style-name="P4"><text:s text:c="8"/>"sns.set_style(\"white\", <text:s text:c="30"/>\n",</text:p>
      <text:p text:style-name="P4"><text:s text:c="8"/>" <text:s text:c="13"/>{'xtick.bottom': True, <text:s text:c="16"/>\n",</text:p>
      <text:p text:style-name="P4"><text:s text:c="8"/>" <text:s text:c="13"/>}) \n",</text:p>
      <text:p text:style-name="P4"><text:s text:c="8"/>"fig, ax1 = plt.subplots(figsize=(7, 6))\n",</text:p>
      <text:p text:style-name="P4"><text:s text:c="8"/>"\n",</text:p>
      <text:p text:style-name="P4"><text:s text:c="8"/>"# Revenue line\n",</text:p>
      <text:p text:style-name="P4"><text:s text:c="8"/>"h1 = sns.lineplot(\n",</text:p>
      <text:p text:style-name="P4"><text:s text:c="8"/>" <text:s text:c="3"/>data=monthly, x='month', y='revenue',\n",</text:p>
      <text:p text:style-name="P4"><text:s text:c="8"/>" <text:s text:c="3"/>marker='o', ax=ax1, color=\"#4C72B0\", label='Revenue'\n",</text:p>
      <text:p text:style-name="P4"><text:s text:c="8"/>")\n",</text:p>
      <text:p text:style-name="P4"><text:s text:c="8"/>"ax1.set_ylabel('Total Revenue (€)', color=\"#4C72B0\")\n",</text:p>
      <text:p text:style-name="P4"><text:s text:c="8"/>"ax1.tick_params(axis='y', labelcolor=\"#4C72B0\", labelsize=14)\n",</text:p>
      <text:p text:style-name="P4"><text:s text:c="8"/>"\n",</text:p>
      <text:p text:style-name="P4"><text:s text:c="8"/>"# Discount line + fill\n",</text:p>
      <text:p text:style-name="P4"><text:s text:c="8"/>"ax2 = ax1.twinx()\n",</text:p>
      <text:p text:style-name="P4"><text:s text:c="8"/>"h2 = sns.lineplot(\n",</text:p>
      <text:p text:style-name="P4"><text:s text:c="8"/>" <text:s text:c="3"/>data=monthly, x='month', y='discount_pct',\n",</text:p>
      <text:p text:style-name="P4"><text:s text:c="8"/>" <text:s text:c="3"/>marker='s', linestyle='--', ax=ax2,\n",</text:p>
      <text:p text:style-name="P4"><text:s text:c="8"/>" <text:s text:c="3"/>color=\"#55A868\", label='Avg Discount'\n",</text:p>
      <text:p text:style-name="P4"><text:s text:c="8"/>")\n",</text:p>
      <text:p text:style-name="P4"><text:s text:c="8"/>"ax2.fill_between(\n",</text:p>
      <text:p text:style-name="P4"><text:soft-page-break/><text:s text:c="8"/>" <text:s text:c="3"/>monthly['month'],\n",</text:p>
      <text:p text:style-name="P4"><text:s text:c="8"/>" <text:s text:c="3"/>monthly['discount_pct'],\n",</text:p>
      <text:p text:style-name="P4"><text:s text:c="8"/>" <text:s text:c="3"/>color=\"#55A868\", alpha=0.1\n",</text:p>
      <text:p text:style-name="P4"><text:s text:c="8"/>")\n",</text:p>
      <text:p text:style-name="P4"><text:s text:c="8"/>"ax2.set_ylabel('Average Discount (%)', color=\"#55A868\")\n",</text:p>
      <text:p text:style-name="P4"><text:s text:c="8"/>"ax2.yaxis.set_major_formatter(PercentFormatter(xmax=1))\n",</text:p>
      <text:p text:style-name="P4"><text:s text:c="8"/>"ax2.tick_params(axis='y', labelcolor=\"#55A868\", labelsize=14)\n",</text:p>
      <text:p text:style-name="P4"><text:s text:c="8"/>"\n",</text:p>
      <text:p text:style-name="P4"><text:s text:c="8"/>"# Date formatting\n",</text:p>
      <text:p text:style-name="P4"><text:s text:c="8"/>"ax1.xaxis.set_major_formatter(mdates.DateFormatter(\"%b ’%y\"))\n",</text:p>
      <text:p text:style-name="P4"><text:s text:c="8"/>"for lbl in ax1.get_xticklabels():\n",</text:p>
      <text:p text:style-name="P4"><text:s text:c="8"/>" <text:s text:c="3"/>lbl.set_rotation(45)\n",</text:p>
      <text:p text:style-name="P4"><text:s text:c="8"/>" <text:s text:c="3"/>lbl.set_ha('right')\n",</text:p>
      <text:p text:style-name="P4"><text:s text:c="8"/>"\n",</text:p>
      <text:p text:style-name="P4"><text:s text:c="8"/>"# Manual legends\n",</text:p>
      <text:p text:style-name="P4"><text:s text:c="8"/>"h1_handles, h1_labels = ax1.get_legend_handles_labels()\n",</text:p>
      <text:p text:style-name="P4"><text:s text:c="8"/>"h2_handles, h2_labels = ax2.get_legend_handles_labels()\n",</text:p>
      <text:p text:style-name="P4"><text:s text:c="8"/>"ax1.legend(h1_handles, h1_labels, loc='upper right', frameon=False)\n",</text:p>
      <text:p text:style-name="P4"><text:s text:c="8"/>"ax2.legend(h2_handles, h2_labels, loc='upper left', frameon=False)\n",</text:p>
      <text:p text:style-name="P4"><text:s text:c="8"/>"\n",</text:p>
      <text:p text:style-name="P4"><text:s text:c="8"/>"# Title &amp; layout\n",</text:p>
      <text:p text:style-name="P4"><text:s text:c="8"/>"ax1.set_title('Monthly Revenue vs. Avg Discount', fontsize=14, pad=7)\n",</text:p>
      <text:p text:style-name="P4"><text:s text:c="8"/>"fig.tight_layout()\n",</text:p>
      <text:p text:style-name="P4"><text:s text:c="8"/>"plt.show()\n"</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Seasonality (Black Friday/Christmas)"</text:p>
      <text:p text:style-name="P4"><text:s text:c="6"/>]</text:p>
      <text:p text:style-name="P4"><text:s text:c="4"/>},</text:p>
      <text:p text:style-name="P4"><text:s text:c="4"/>{</text:p>
      <text:p text:style-name="P4"><text:s text:c="6"/>"cell_type": "code",</text:p>
      <text:p text:style-name="P4"><text:s text:c="6"/>"execution_count": 52,</text:p>
      <text:p text:style-name="P4"><text:s text:c="6"/>"metadata": {},</text:p>
      <text:p text:style-name="P4"><text:s text:c="6"/>"outputs": [</text:p>
      <text:p text:style-name="P4"><text:s text:c="8"/>{</text:p>
      <text:p text:style-name="P4"><text:s text:c="10"/>"data": {</text:p>
      <text:p text:style-name="P4"><text:s text:c="12"/>"application/vnd.microsoft.datawrangler.viewer.v0+json": {</text:p>
      <text:p text:style-name="P4"><text:s text:c="14"/>"columns": [</text:p>
      <text:p text:style-name="P4"><text:s text:c="16"/>{</text:p>
      <text:p text:style-name="P4"><text:s text:c="18"/>"name": "index",</text:p>
      <text:p text:style-name="P4"><text:s text:c="18"/>"rawType": "int64",</text:p>
      <text:p text:style-name="P4"><text:s text:c="18"/>"type": "integer"</text:p>
      <text:p text:style-name="P4"><text:s text:c="16"/>},</text:p>
      <text:p text:style-name="P4"><text:s text:c="16"/>{</text:p>
      <text:p text:style-name="P4"><text:s text:c="18"/>"name": "id",</text:p>
      <text:p text:style-name="P4"><text:soft-page-break/><text:s text:c="18"/>"rawType": "int64",</text:p>
      <text:p text:style-name="P4"><text:s text:c="18"/>"type": "integer"</text:p>
      <text:p text:style-name="P4"><text:s text:c="16"/>},</text:p>
      <text:p text:style-name="P4"><text:s text:c="16"/>{</text:p>
      <text:p text:style-name="P4"><text:s text:c="18"/>"name": "id_order",</text:p>
      <text:p text:style-name="P4"><text:s text:c="18"/>"rawType": "int64",</text:p>
      <text:p text:style-name="P4"><text:s text:c="18"/>"type": "integer"</text:p>
      <text:p text:style-name="P4"><text:s text:c="16"/>},</text:p>
      <text:p text:style-name="P4"><text:s text:c="16"/>{</text:p>
      <text:p text:style-name="P4"><text:s text:c="18"/>"name": "product_id",</text:p>
      <text:p text:style-name="P4"><text:s text:c="18"/>"rawType": "int64",</text:p>
      <text:p text:style-name="P4"><text:s text:c="18"/>"type": "integer"</text:p>
      <text:p text:style-name="P4"><text:s text:c="16"/>},</text:p>
      <text:p text:style-name="P4"><text:s text:c="16"/>{</text:p>
      <text:p text:style-name="P4"><text:s text:c="18"/>"name": "product_quantity",</text:p>
      <text:p text:style-name="P4"><text:s text:c="18"/>"rawType": "int64",</text:p>
      <text:p text:style-name="P4"><text:s text:c="18"/>"type": "integer"</text:p>
      <text:p text:style-name="P4"><text:s text:c="16"/>},</text:p>
      <text:p text:style-name="P4"><text:s text:c="16"/>{</text:p>
      <text:p text:style-name="P4"><text:s text:c="18"/>"name": "sku",</text:p>
      <text:p text:style-name="P4"><text:s text:c="18"/>"rawType": "object",</text:p>
      <text:p text:style-name="P4"><text:s text:c="18"/>"type": "string"</text:p>
      <text:p text:style-name="P4"><text:s text:c="16"/>},</text:p>
      <text:p text:style-name="P4"><text:s text:c="16"/>{</text:p>
      <text:p text:style-name="P4"><text:s text:c="18"/>"name": "unit_price",</text:p>
      <text:p text:style-name="P4"><text:s text:c="18"/>"rawType": "float64",</text:p>
      <text:p text:style-name="P4"><text:s text:c="18"/>"type": "float"</text:p>
      <text:p text:style-name="P4"><text:s text:c="16"/>},</text:p>
      <text:p text:style-name="P4"><text:s text:c="16"/>{</text:p>
      <text:p text:style-name="P4"><text:s text:c="18"/>"name": "date",</text:p>
      <text:p text:style-name="P4"><text:s text:c="18"/>"rawType": "datetime64[ns]",</text:p>
      <text:p text:style-name="P4"><text:s text:c="18"/>"type": "datetime"</text:p>
      <text:p text:style-name="P4"><text:s text:c="16"/>},</text:p>
      <text:p text:style-name="P4"><text:s text:c="16"/>{</text:p>
      <text:p text:style-name="P4"><text:s text:c="18"/>"name": "unit_price_total",</text:p>
      <text:p text:style-name="P4"><text:s text:c="18"/>"rawType": "float64",</text:p>
      <text:p text:style-name="P4"><text:s text:c="18"/>"type": "float"</text:p>
      <text:p text:style-name="P4"><text:s text:c="16"/>},</text:p>
      <text:p text:style-name="P4"><text:s text:c="16"/>{</text:p>
      <text:p text:style-name="P4"><text:s text:c="18"/>"name": "brand",</text:p>
      <text:p text:style-name="P4"><text:s text:c="18"/>"rawType": "object",</text:p>
      <text:p text:style-name="P4"><text:s text:c="18"/>"type": "string"</text:p>
      <text:p text:style-name="P4"><text:s text:c="16"/>},</text:p>
      <text:p text:style-name="P4"><text:s text:c="16"/>{</text:p>
      <text:p text:style-name="P4"><text:s text:c="18"/>"name": "name",</text:p>
      <text:p text:style-name="P4"><text:s text:c="18"/>"rawType": "object",</text:p>
      <text:p text:style-name="P4"><text:s text:c="18"/>"type": "string"</text:p>
      <text:p text:style-name="P4"><text:s text:c="16"/>},</text:p>
      <text:p text:style-name="P4"><text:s text:c="16"/>{</text:p>
      <text:p text:style-name="P4"><text:soft-page-break/><text:s text:c="18"/>"name": "desc",</text:p>
      <text:p text:style-name="P4"><text:s text:c="18"/>"rawType": "object",</text:p>
      <text:p text:style-name="P4"><text:s text:c="18"/>"type": "string"</text:p>
      <text:p text:style-name="P4"><text:s text:c="16"/>},</text:p>
      <text:p text:style-name="P4"><text:s text:c="16"/>{</text:p>
      <text:p text:style-name="P4"><text:s text:c="18"/>"name": "type",</text:p>
      <text:p text:style-name="P4"><text:s text:c="18"/>"rawType": "object",</text:p>
      <text:p text:style-name="P4"><text:s text:c="18"/>"type": "string"</text:p>
      <text:p text:style-name="P4"><text:s text:c="16"/>},</text:p>
      <text:p text:style-name="P4"><text:s text:c="16"/>{</text:p>
      <text:p text:style-name="P4"><text:s text:c="18"/>"name": "price",</text:p>
      <text:p text:style-name="P4"><text:s text:c="18"/>"rawType": "float64",</text:p>
      <text:p text:style-name="P4"><text:s text:c="18"/>"type": "float"</text:p>
      <text:p text:style-name="P4"><text:s text:c="16"/>},</text:p>
      <text:p text:style-name="P4"><text:s text:c="16"/>{</text:p>
      <text:p text:style-name="P4"><text:s text:c="18"/>"name": "category",</text:p>
      <text:p text:style-name="P4"><text:s text:c="18"/>"rawType": "object",</text:p>
      <text:p text:style-name="P4"><text:s text:c="18"/>"type": "string"</text:p>
      <text:p text:style-name="P4"><text:s text:c="16"/>},</text:p>
      <text:p text:style-name="P4"><text:s text:c="16"/>{</text:p>
      <text:p text:style-name="P4"><text:s text:c="18"/>"name": "subcategory",</text:p>
      <text:p text:style-name="P4"><text:s text:c="18"/>"rawType": "object",</text:p>
      <text:p text:style-name="P4"><text:s text:c="18"/>"type": "string"</text:p>
      <text:p text:style-name="P4"><text:s text:c="16"/>},</text:p>
      <text:p text:style-name="P4"><text:s text:c="16"/>{</text:p>
      <text:p text:style-name="P4"><text:s text:c="18"/>"name": "discount_flag",</text:p>
      <text:p text:style-name="P4"><text:s text:c="18"/>"rawType": "bool",</text:p>
      <text:p text:style-name="P4"><text:s text:c="18"/>"type": "boolean"</text:p>
      <text:p text:style-name="P4"><text:s text:c="16"/>},</text:p>
      <text:p text:style-name="P4"><text:s text:c="16"/>{</text:p>
      <text:p text:style-name="P4"><text:s text:c="18"/>"name": "discount_label",</text:p>
      <text:p text:style-name="P4"><text:s text:c="18"/>"rawType": "object",</text:p>
      <text:p text:style-name="P4"><text:s text:c="18"/>"type": "string"</text:p>
      <text:p text:style-name="P4"><text:s text:c="16"/>},</text:p>
      <text:p text:style-name="P4"><text:s text:c="16"/>{</text:p>
      <text:p text:style-name="P4"><text:s text:c="18"/>"name": "discount_pct",</text:p>
      <text:p text:style-name="P4"><text:s text:c="18"/>"rawType": "float64",</text:p>
      <text:p text:style-name="P4"><text:s text:c="18"/>"type": "float"</text:p>
      <text:p text:style-name="P4"><text:s text:c="16"/>},</text:p>
      <text:p text:style-name="P4"><text:s text:c="16"/>{</text:p>
      <text:p text:style-name="P4"><text:s text:c="18"/>"name": "month",</text:p>
      <text:p text:style-name="P4"><text:s text:c="18"/>"rawType": "datetime64[ns]",</text:p>
      <text:p text:style-name="P4"><text:s text:c="18"/>"type": "datetime"</text:p>
      <text:p text:style-name="P4"><text:s text:c="16"/>}</text:p>
      <text:p text:style-name="P4"><text:s text:c="14"/>],</text:p>
      <text:p text:style-name="P4"><text:s text:c="14"/>"ref": "d7f3a236-d918-4e73-bb38-6d61c2ff69d9",</text:p>
      <text:p text:style-name="P4"><text:s text:c="14"/>"rows": [</text:p>
      <text:p text:style-name="P4"><text:s text:c="16"/>[</text:p>
      <text:p text:style-name="P4"><text:s text:c="18"/>"0",</text:p>
      <text:p text:style-name="P4"><text:soft-page-break/><text:s text:c="18"/>"1119116",</text:p>
      <text:p text:style-name="P4"><text:s text:c="18"/>"299545",</text:p>
      <text:p text:style-name="P4"><text:s text:c="18"/>"0",</text:p>
      <text:p text:style-name="P4"><text:s text:c="18"/>"1",</text:p>
      <text:p text:style-name="P4"><text:s text:c="18"/>"OWC0100",</text:p>
      <text:p text:style-name="P4"><text:s text:c="18"/>"47.49",</text:p>
      <text:p text:style-name="P4"><text:s text:c="18"/>"2017-01-01 01:46:16",</text:p>
      <text:p text:style-name="P4"><text:s text:c="18"/>"47.49",</text:p>
      <text:p text:style-name="P4"><text:s text:c="18"/>"OWC",</text:p>
      <text:p text:style-name="P4"><text:s text:c="18"/>"OWC In-line Digital Temperature Sensor Kit HDD iMac 2011",</text:p>
      <text:p text:style-name="P4"><text:s text:c="18"/>"Kit temperature sensor for HDD iMac 21 inch and 27 inch 2011.",</text:p>
      <text:p text:style-name="P4"><text:s text:c="18"/>"12755395",</text:p>
      <text:p text:style-name="P4"><text:s text:c="18"/>"60.99",</text:p>
      <text:p text:style-name="P4"><text:s text:c="18"/>"Tools &amp; Repair",</text:p>
      <text:p text:style-name="P4"><text:s text:c="18"/>"Replacement Part",</text:p>
      <text:p text:style-name="P4"><text:s text:c="18"/>"True",</text:p>
      <text:p text:style-name="P4"><text:s text:c="18"/>"Discounted",</text:p>
      <text:p text:style-name="P4"><text:s text:c="18"/>"0.22134776192818495",</text:p>
      <text:p text:style-name="P4"><text:s text:c="18"/>"2017-01-01 00:00:00"</text:p>
      <text:p text:style-name="P4"><text:s text:c="16"/>],</text:p>
      <text:p text:style-name="P4"><text:s text:c="16"/>[</text:p>
      <text:p text:style-name="P4"><text:s text:c="18"/>"1",</text:p>
      <text:p text:style-name="P4"><text:s text:c="18"/>"1119119",</text:p>
      <text:p text:style-name="P4"><text:s text:c="18"/>"299546",</text:p>
      <text:p text:style-name="P4"><text:s text:c="18"/>"0",</text:p>
      <text:p text:style-name="P4"><text:s text:c="18"/>"1",</text:p>
      <text:p text:style-name="P4"><text:s text:c="18"/>"IOT0014",</text:p>
      <text:p text:style-name="P4"><text:s text:c="18"/>"18.99",</text:p>
      <text:p text:style-name="P4"><text:s text:c="18"/>"2017-01-01 01:50:34",</text:p>
      <text:p text:style-name="P4"><text:s text:c="18"/>"18.99",</text:p>
      <text:p text:style-name="P4"><text:s text:c="18"/>"iOttie",</text:p>
      <text:p text:style-name="P4"><text:s text:c="18"/>"iOttie Easy View 2 Car Black Support",</text:p>
      <text:p text:style-name="P4"><text:s text:c="18"/>"IPhone car holder 7 plus / 7/6 Plus / 6 / 5s / 5c / 4S",</text:p>
      <text:p text:style-name="P4"><text:s text:c="18"/>"5720",</text:p>
      <text:p text:style-name="P4"><text:s text:c="18"/>"22.95",</text:p>
      <text:p text:style-name="P4"><text:s text:c="18"/>"Stand &amp; Mount",</text:p>
      <text:p text:style-name="P4"><text:s text:c="18"/>"Support",</text:p>
      <text:p text:style-name="P4"><text:s text:c="18"/>"True",</text:p>
      <text:p text:style-name="P4"><text:s text:c="18"/>"Discounted",</text:p>
      <text:p text:style-name="P4"><text:s text:c="18"/>"0.1725490196078432",</text:p>
      <text:p text:style-name="P4"><text:s text:c="18"/>"2017-01-01 00:00:00"</text:p>
      <text:p text:style-name="P4"><text:s text:c="16"/>],</text:p>
      <text:p text:style-name="P4"><text:s text:c="16"/>[</text:p>
      <text:p text:style-name="P4"><text:s text:c="18"/>"2",</text:p>
      <text:p text:style-name="P4"><text:s text:c="18"/>"1119120",</text:p>
      <text:p text:style-name="P4"><text:s text:c="18"/>"295347",</text:p>
      <text:p text:style-name="P4"><text:s text:c="18"/>"0",</text:p>
      <text:p text:style-name="P4"><text:s text:c="18"/>"1",</text:p>
      <text:p text:style-name="P4"><text:s text:c="18"/>"APP0700",</text:p>
      <text:p text:style-name="P4"><text:soft-page-break/><text:s text:c="18"/>"72.19",</text:p>
      <text:p text:style-name="P4"><text:s text:c="18"/>"2017-01-01 01:54:11",</text:p>
      <text:p text:style-name="P4"><text:s text:c="18"/>"72.19",</text:p>
      <text:p text:style-name="P4"><text:s text:c="18"/>"Apple",</text:p>
      <text:p text:style-name="P4"><text:s text:c="18"/>"Apple 85W MagSafe 2 charger MacBook Pro screen Retina 15 \"(OEM)",</text:p>
      <text:p text:style-name="P4"><text:s text:c="18"/>"Apple MagSafe 2 Charger for MacBook Pro 15-inch Retina 85W unboxed",</text:p>
      <text:p text:style-name="P4"><text:s text:c="18"/>"13005399",</text:p>
      <text:p text:style-name="P4"><text:s text:c="18"/>"89.0",</text:p>
      <text:p text:style-name="P4"><text:s text:c="18"/>"Power &amp; Charging",</text:p>
      <text:p text:style-name="P4"><text:s text:c="18"/>"Charger",</text:p>
      <text:p text:style-name="P4"><text:s text:c="18"/>"True",</text:p>
      <text:p text:style-name="P4"><text:s text:c="18"/>"Discounted",</text:p>
      <text:p text:style-name="P4"><text:s text:c="18"/>"0.18887640449438206",</text:p>
      <text:p text:style-name="P4"><text:s text:c="18"/>"2017-01-01 00:00:00"</text:p>
      <text:p text:style-name="P4"><text:s text:c="16"/>],</text:p>
      <text:p text:style-name="P4"><text:s text:c="16"/>[</text:p>
      <text:p text:style-name="P4"><text:s text:c="18"/>"3",</text:p>
      <text:p text:style-name="P4"><text:s text:c="18"/>"1119126",</text:p>
      <text:p text:style-name="P4"><text:s text:c="18"/>"299549",</text:p>
      <text:p text:style-name="P4"><text:s text:c="18"/>"0",</text:p>
      <text:p text:style-name="P4"><text:s text:c="18"/>"1",</text:p>
      <text:p text:style-name="P4"><text:s text:c="18"/>"PAC0929",</text:p>
      <text:p text:style-name="P4"><text:s text:c="18"/>"2565.99",</text:p>
      <text:p text:style-name="P4"><text:s text:c="18"/>"2017-01-01 02:07:42",</text:p>
      <text:p text:style-name="P4"><text:s text:c="18"/>"2565.99",</text:p>
      <text:p text:style-name="P4"><text:s text:c="18"/>"Pack",</text:p>
      <text:p text:style-name="P4"><text:s text:c="18"/>"Apple iMac 27 \"Core i5 3.2GHz Retina 5K | 32GB | 2TB Drive Fusion",</text:p>
      <text:p text:style-name="P4"><text:s text:c="18"/>"IMac desktop computer 27 inch Retina 5K RAM 32GB 2TB Drive Fusion (MK462Y / A).",</text:p>
      <text:p text:style-name="P4"><text:s text:c="18"/>"1282",</text:p>
      <text:p text:style-name="P4"><text:s text:c="18"/>"3209.0",</text:p>
      <text:p text:style-name="P4"><text:s text:c="18"/>"Computers",</text:p>
      <text:p text:style-name="P4"><text:s text:c="18"/>"iMac",</text:p>
      <text:p text:style-name="P4"><text:s text:c="18"/>"True",</text:p>
      <text:p text:style-name="P4"><text:s text:c="18"/>"Discounted",</text:p>
      <text:p text:style-name="P4"><text:s text:c="18"/>"0.20037706450607673",</text:p>
      <text:p text:style-name="P4"><text:s text:c="18"/>"2017-01-01 00:00:00"</text:p>
      <text:p text:style-name="P4"><text:s text:c="16"/>],</text:p>
      <text:p text:style-name="P4"><text:s text:c="16"/>[</text:p>
      <text:p text:style-name="P4"><text:s text:c="18"/>"4",</text:p>
      <text:p text:style-name="P4"><text:s text:c="18"/>"1119134",</text:p>
      <text:p text:style-name="P4"><text:s text:c="18"/>"299556",</text:p>
      <text:p text:style-name="P4"><text:s text:c="18"/>"0",</text:p>
      <text:p text:style-name="P4"><text:s text:c="18"/>"1",</text:p>
      <text:p text:style-name="P4"><text:s text:c="18"/>"CRU0039-A",</text:p>
      <text:p text:style-name="P4"><text:s text:c="18"/>"60.9",</text:p>
      <text:p text:style-name="P4"><text:s text:c="18"/>"2017-01-01 02:20:14",</text:p>
      <text:p text:style-name="P4"><text:s text:c="18"/>"60.9",</text:p>
      <text:p text:style-name="P4"><text:s text:c="18"/>"Crucial",</text:p>
      <text:p text:style-name="P4"><text:soft-page-break/><text:s text:c="18"/>"(Open) Crucial 240GB SSD 7mm BX200",</text:p>
      <text:p text:style-name="P4"><text:s text:c="18"/>"SSD hard drive and high-speed performance with 555MB for Mac and PC.",</text:p>
      <text:p text:style-name="P4"><text:s text:c="18"/>"1298",</text:p>
      <text:p text:style-name="P4"><text:s text:c="18"/>"76.99",</text:p>
      <text:p text:style-name="P4"><text:s text:c="18"/>"Storage",</text:p>
      <text:p text:style-name="P4"><text:s text:c="18"/>"SSD",</text:p>
      <text:p text:style-name="P4"><text:s text:c="18"/>"True",</text:p>
      <text:p text:style-name="P4"><text:s text:c="18"/>"Discounted",</text:p>
      <text:p text:style-name="P4"><text:s text:c="18"/>"0.20898818028315364",</text:p>
      <text:p text:style-name="P4"><text:s text:c="18"/>"2017-01-01 00:00:00"</text:p>
      <text:p text:style-name="P4"><text:s text:c="16"/>],</text:p>
      <text:p text:style-name="P4"><text:s text:c="16"/>[</text:p>
      <text:p text:style-name="P4"><text:s text:c="18"/>"5",</text:p>
      <text:p text:style-name="P4"><text:s text:c="18"/>"1119145",</text:p>
      <text:p text:style-name="P4"><text:s text:c="18"/>"299561",</text:p>
      <text:p text:style-name="P4"><text:s text:c="18"/>"0",</text:p>
      <text:p text:style-name="P4"><text:s text:c="18"/>"1",</text:p>
      <text:p text:style-name="P4"><text:s text:c="18"/>"PEB0015",</text:p>
      <text:p text:style-name="P4"><text:s text:c="18"/>"142.49",</text:p>
      <text:p text:style-name="P4"><text:s text:c="18"/>"2017-01-01 02:38:50",</text:p>
      <text:p text:style-name="P4"><text:s text:c="18"/>"142.49",</text:p>
      <text:p text:style-name="P4"><text:s text:c="18"/>"Pebble",</text:p>
      <text:p text:style-name="P4"><text:s text:c="18"/>"Pebble Smartwatch Time Steel Black",</text:p>
      <text:p text:style-name="P4"><text:s text:c="18"/>"Bluetooth Smart Watch with steel case leather strap color display compatible with iPhone",</text:p>
      <text:p text:style-name="P4"><text:s text:c="18"/>"11905404",</text:p>
      <text:p text:style-name="P4"><text:s text:c="18"/>"299.99",</text:p>
      <text:p text:style-name="P4"><text:s text:c="18"/>"Smart Home &amp; IoT",</text:p>
      <text:p text:style-name="P4"><text:s text:c="18"/>"Smart Wearables &amp; Health",</text:p>
      <text:p text:style-name="P4"><text:s text:c="18"/>"True",</text:p>
      <text:p text:style-name="P4"><text:s text:c="18"/>"Discounted",</text:p>
      <text:p text:style-name="P4"><text:s text:c="18"/>"0.5250175005833527",</text:p>
      <text:p text:style-name="P4"><text:s text:c="18"/>"2017-01-01 00:00:00"</text:p>
      <text:p text:style-name="P4"><text:s text:c="16"/>],</text:p>
      <text:p text:style-name="P4"><text:s text:c="16"/>[</text:p>
      <text:p text:style-name="P4"><text:s text:c="18"/>"6",</text:p>
      <text:p text:style-name="P4"><text:s text:c="18"/>"1119154",</text:p>
      <text:p text:style-name="P4"><text:s text:c="18"/>"299563",</text:p>
      <text:p text:style-name="P4"><text:s text:c="18"/>"0",</text:p>
      <text:p text:style-name="P4"><text:s text:c="18"/>"1",</text:p>
      <text:p text:style-name="P4"><text:s text:c="18"/>"BEA0065",</text:p>
      <text:p text:style-name="P4"><text:s text:c="18"/>"256.49",</text:p>
      <text:p text:style-name="P4"><text:s text:c="18"/>"2017-01-01 02:42:05",</text:p>
      <text:p text:style-name="P4"><text:s text:c="18"/>"256.49",</text:p>
      <text:p text:style-name="P4"><text:s text:c="18"/>"Beats",</text:p>
      <text:p text:style-name="P4"><text:s text:c="18"/>"Solo3 Beats Headphones Wireless On-Ear Rose Gold",</text:p>
      <text:p text:style-name="P4"><text:s text:c="18"/>"Bluetooth helmets integrated chip W1 40h battery life for iPhone and iPad Apple Watch Mac",</text:p>
      <text:p text:style-name="P4"><text:s text:c="18"/>"5384",</text:p>
      <text:p text:style-name="P4"><text:s text:c="18"/>"299.95",</text:p>
      <text:p text:style-name="P4"><text:soft-page-break/><text:s text:c="18"/>"Audio &amp; Video",</text:p>
      <text:p text:style-name="P4"><text:s text:c="18"/>"Headphones",</text:p>
      <text:p text:style-name="P4"><text:s text:c="18"/>"True",</text:p>
      <text:p text:style-name="P4"><text:s text:c="18"/>"Discounted",</text:p>
      <text:p text:style-name="P4"><text:s text:c="18"/>"0.14489081513585592",</text:p>
      <text:p text:style-name="P4"><text:s text:c="18"/>"2017-01-01 00:00:00"</text:p>
      <text:p text:style-name="P4"><text:s text:c="16"/>],</text:p>
      <text:p text:style-name="P4"><text:s text:c="16"/>[</text:p>
      <text:p text:style-name="P4"><text:s text:c="18"/>"7",</text:p>
      <text:p text:style-name="P4"><text:s text:c="18"/>"1119155",</text:p>
      <text:p text:style-name="P4"><text:s text:c="18"/>"299564",</text:p>
      <text:p text:style-name="P4"><text:s text:c="18"/>"0",</text:p>
      <text:p text:style-name="P4"><text:s text:c="18"/>"1",</text:p>
      <text:p text:style-name="P4"><text:s text:c="18"/>"SAT0010",</text:p>
      <text:p text:style-name="P4"><text:s text:c="18"/>"18.99",</text:p>
      <text:p text:style-name="P4"><text:s text:c="18"/>"2017-01-01 02:43:37",</text:p>
      <text:p text:style-name="P4"><text:s text:c="18"/>"18.99",</text:p>
      <text:p text:style-name="P4"><text:s text:c="18"/>"Satechi",</text:p>
      <text:p text:style-name="P4"><text:s text:c="18"/>"Satechi Aluminum Silver Mouse",</text:p>
      <text:p text:style-name="P4"><text:s text:c="18"/>"Aluminum mat with ultra soft non-slip surface finish for Mac",</text:p>
      <text:p text:style-name="P4"><text:s text:c="18"/>"1387",</text:p>
      <text:p text:style-name="P4"><text:s text:c="18"/>"29.99",</text:p>
      <text:p text:style-name="P4"><text:s text:c="18"/>"Peripherals",</text:p>
      <text:p text:style-name="P4"><text:s text:c="18"/>"Mouse &amp; Trackpad",</text:p>
      <text:p text:style-name="P4"><text:s text:c="18"/>"True",</text:p>
      <text:p text:style-name="P4"><text:s text:c="18"/>"Discounted",</text:p>
      <text:p text:style-name="P4"><text:s text:c="18"/>"0.3667889296432144",</text:p>
      <text:p text:style-name="P4"><text:s text:c="18"/>"2017-01-01 00:00:00"</text:p>
      <text:p text:style-name="P4"><text:s text:c="16"/>],</text:p>
      <text:p text:style-name="P4"><text:s text:c="16"/>[</text:p>
      <text:p text:style-name="P4"><text:s text:c="18"/>"8",</text:p>
      <text:p text:style-name="P4"><text:s text:c="18"/>"1119181",</text:p>
      <text:p text:style-name="P4"><text:s text:c="18"/>"299571",</text:p>
      <text:p text:style-name="P4"><text:s text:c="18"/>"0",</text:p>
      <text:p text:style-name="P4"><text:s text:c="18"/>"1",</text:p>
      <text:p text:style-name="P4"><text:s text:c="18"/>"SYN0139",</text:p>
      <text:p text:style-name="P4"><text:s text:c="18"/>"166.24",</text:p>
      <text:p text:style-name="P4"><text:s text:c="18"/>"2017-01-01 04:00:44",</text:p>
      <text:p text:style-name="P4"><text:s text:c="18"/>"166.24",</text:p>
      <text:p text:style-name="P4"><text:s text:c="18"/>"Synology",</text:p>
      <text:p text:style-name="P4"><text:s text:c="18"/>"Synology DS216j NAS Server Mac and PC",</text:p>
      <text:p text:style-name="P4"><text:s text:c="18"/>"NAS server 2 bays and 2 USB 3.0 high-speed ports domestic / small biz use for Mac and PC.",</text:p>
      <text:p text:style-name="P4"><text:s text:c="18"/>"12175397",</text:p>
      <text:p text:style-name="P4"><text:s text:c="18"/>"175.99",</text:p>
      <text:p text:style-name="P4"><text:s text:c="18"/>"Networking",</text:p>
      <text:p text:style-name="P4"><text:s text:c="18"/>"NAS System",</text:p>
      <text:p text:style-name="P4"><text:s text:c="18"/>"True",</text:p>
      <text:p text:style-name="P4"><text:s text:c="18"/>"Discounted",</text:p>
      <text:p text:style-name="P4"><text:soft-page-break/><text:s text:c="18"/>"0.05540087504971873",</text:p>
      <text:p text:style-name="P4"><text:s text:c="18"/>"2017-01-01 00:00:00"</text:p>
      <text:p text:style-name="P4"><text:s text:c="16"/>],</text:p>
      <text:p text:style-name="P4"><text:s text:c="16"/>[</text:p>
      <text:p text:style-name="P4"><text:s text:c="18"/>"9",</text:p>
      <text:p text:style-name="P4"><text:s text:c="18"/>"1119188",</text:p>
      <text:p text:style-name="P4"><text:s text:c="18"/>"299578",</text:p>
      <text:p text:style-name="P4"><text:s text:c="18"/>"0",</text:p>
      <text:p text:style-name="P4"><text:s text:c="18"/>"1",</text:p>
      <text:p text:style-name="P4"><text:s text:c="18"/>"LOG0191",</text:p>
      <text:p text:style-name="P4"><text:s text:c="18"/>"142.49",</text:p>
      <text:p text:style-name="P4"><text:s text:c="18"/>"2017-01-01 08:21:26",</text:p>
      <text:p text:style-name="P4"><text:s text:c="18"/>"142.49",</text:p>
      <text:p text:style-name="P4"><text:s text:c="18"/>"Logitech",</text:p>
      <text:p text:style-name="P4"><text:s text:c="18"/>"Ultimate Ears Boom 2 Bluetooth Portable Speaker Black / Gray",</text:p>
      <text:p text:style-name="P4"><text:s text:c="18"/>"Bluetooth portable speaker waterproof black color for iPhone iPad and iPod",</text:p>
      <text:p text:style-name="P4"><text:s text:c="18"/>"5398",</text:p>
      <text:p text:style-name="P4"><text:s text:c="18"/>"209.0",</text:p>
      <text:p text:style-name="P4"><text:s text:c="18"/>"Audio &amp; Video",</text:p>
      <text:p text:style-name="P4"><text:s text:c="18"/>"Speaker",</text:p>
      <text:p text:style-name="P4"><text:s text:c="18"/>"True",</text:p>
      <text:p text:style-name="P4"><text:s text:c="18"/>"Discounted",</text:p>
      <text:p text:style-name="P4"><text:s text:c="18"/>"0.3182296650717703",</text:p>
      <text:p text:style-name="P4"><text:s text:c="18"/>"2017-01-01 00:00:00"</text:p>
      <text:p text:style-name="P4"><text:s text:c="16"/>],</text:p>
      <text:p text:style-name="P4"><text:s text:c="16"/>[</text:p>
      <text:p text:style-name="P4"><text:s text:c="18"/>"10",</text:p>
      <text:p text:style-name="P4"><text:s text:c="18"/>"1119189",</text:p>
      <text:p text:style-name="P4"><text:s text:c="18"/>"299579",</text:p>
      <text:p text:style-name="P4"><text:s text:c="18"/>"0",</text:p>
      <text:p text:style-name="P4"><text:s text:c="18"/>"1",</text:p>
      <text:p text:style-name="P4"><text:s text:c="18"/>"LGE0031-A",</text:p>
      <text:p text:style-name="P4"><text:s text:c="18"/>"127.08",</text:p>
      <text:p text:style-name="P4"><text:s text:c="18"/>"2017-01-01 08:23:14",</text:p>
      <text:p text:style-name="P4"><text:s text:c="18"/>"127.08",</text:p>
      <text:p text:style-name="P4"><text:s text:c="18"/>"LG",</text:p>
      <text:p text:style-name="P4"><text:s text:c="18"/>"Open - LG Monitor 24 \"W 5ms HDMI 24MP58VQ-White",</text:p>
      <text:p text:style-name="P4"><text:s text:c="18"/>"Monitor 24-inch FHD IPS refitted HDMI connection 5ms response time thin frame.",</text:p>
      <text:p text:style-name="P4"><text:s text:c="18"/>"1296",</text:p>
      <text:p text:style-name="P4"><text:s text:c="18"/>"159.0",</text:p>
      <text:p text:style-name="P4"><text:s text:c="18"/>"Audio &amp; Video",</text:p>
      <text:p text:style-name="P4"><text:s text:c="18"/>"Monitor",</text:p>
      <text:p text:style-name="P4"><text:s text:c="18"/>"True",</text:p>
      <text:p text:style-name="P4"><text:s text:c="18"/>"Discounted",</text:p>
      <text:p text:style-name="P4"><text:s text:c="18"/>"0.2007547169811321",</text:p>
      <text:p text:style-name="P4"><text:s text:c="18"/>"2017-01-01 00:00:00"</text:p>
      <text:p text:style-name="P4"><text:s text:c="16"/>],</text:p>
      <text:p text:style-name="P4"><text:s text:c="16"/>[</text:p>
      <text:p text:style-name="P4"><text:s text:c="18"/>"11",</text:p>
      <text:p text:style-name="P4"><text:soft-page-break/><text:s text:c="18"/>"1119202",</text:p>
      <text:p text:style-name="P4"><text:s text:c="18"/>"299586",</text:p>
      <text:p text:style-name="P4"><text:s text:c="18"/>"0",</text:p>
      <text:p text:style-name="P4"><text:s text:c="18"/>"1",</text:p>
      <text:p text:style-name="P4"><text:s text:c="18"/>"GRT0456",</text:p>
      <text:p text:style-name="P4"><text:s text:c="18"/>"42.99",</text:p>
      <text:p text:style-name="P4"><text:s text:c="18"/>"2017-01-01 09:18:52",</text:p>
      <text:p text:style-name="P4"><text:s text:c="18"/>"42.99",</text:p>
      <text:p text:style-name="P4"><text:s text:c="18"/>"Griffin",</text:p>
      <text:p text:style-name="P4"><text:s text:c="18"/>"Griffin iTrip Aux Lightning",</text:p>
      <text:p text:style-name="P4"><text:s text:c="18"/>"Stand with Charger and Cable Lightning Assistant",</text:p>
      <text:p text:style-name="P4"><text:s text:c="18"/>"13615399",</text:p>
      <text:p text:style-name="P4"><text:s text:c="18"/>"44.99",</text:p>
      <text:p text:style-name="P4"><text:s text:c="18"/>"Power &amp; Charging",</text:p>
      <text:p text:style-name="P4"><text:s text:c="18"/>"Charger",</text:p>
      <text:p text:style-name="P4"><text:s text:c="18"/>"True",</text:p>
      <text:p text:style-name="P4"><text:s text:c="18"/>"Discounted",</text:p>
      <text:p text:style-name="P4"><text:s text:c="18"/>"0.04445432318292954",</text:p>
      <text:p text:style-name="P4"><text:s text:c="18"/>"2017-01-01 00:00:00"</text:p>
      <text:p text:style-name="P4"><text:s text:c="16"/>],</text:p>
      <text:p text:style-name="P4"><text:s text:c="16"/>[</text:p>
      <text:p text:style-name="P4"><text:s text:c="18"/>"12",</text:p>
      <text:p text:style-name="P4"><text:s text:c="18"/>"1119215",</text:p>
      <text:p text:style-name="P4"><text:s text:c="18"/>"299597",</text:p>
      <text:p text:style-name="P4"><text:s text:c="18"/>"0",</text:p>
      <text:p text:style-name="P4"><text:s text:c="18"/>"1",</text:p>
      <text:p text:style-name="P4"><text:s text:c="18"/>"PEB0015",</text:p>
      <text:p text:style-name="P4"><text:s text:c="18"/>"142.49",</text:p>
      <text:p text:style-name="P4"><text:s text:c="18"/>"2017-01-01 09:53:56",</text:p>
      <text:p text:style-name="P4"><text:s text:c="18"/>"142.49",</text:p>
      <text:p text:style-name="P4"><text:s text:c="18"/>"Pebble",</text:p>
      <text:p text:style-name="P4"><text:s text:c="18"/>"Pebble Smartwatch Time Steel Black",</text:p>
      <text:p text:style-name="P4"><text:s text:c="18"/>"Bluetooth Smart Watch with steel case leather strap color display compatible with iPhone",</text:p>
      <text:p text:style-name="P4"><text:s text:c="18"/>"11905404",</text:p>
      <text:p text:style-name="P4"><text:s text:c="18"/>"299.99",</text:p>
      <text:p text:style-name="P4"><text:s text:c="18"/>"Smart Home &amp; IoT",</text:p>
      <text:p text:style-name="P4"><text:s text:c="18"/>"Smart Wearables &amp; Health",</text:p>
      <text:p text:style-name="P4"><text:s text:c="18"/>"True",</text:p>
      <text:p text:style-name="P4"><text:s text:c="18"/>"Discounted",</text:p>
      <text:p text:style-name="P4"><text:s text:c="18"/>"0.5250175005833527",</text:p>
      <text:p text:style-name="P4"><text:s text:c="18"/>"2017-01-01 00:00:00"</text:p>
      <text:p text:style-name="P4"><text:s text:c="16"/>],</text:p>
      <text:p text:style-name="P4"><text:s text:c="16"/>[</text:p>
      <text:p text:style-name="P4"><text:s text:c="18"/>"13",</text:p>
      <text:p text:style-name="P4"><text:s text:c="18"/>"1119244",</text:p>
      <text:p text:style-name="P4"><text:s text:c="18"/>"299600",</text:p>
      <text:p text:style-name="P4"><text:s text:c="18"/>"0",</text:p>
      <text:p text:style-name="P4"><text:s text:c="18"/>"1",</text:p>
      <text:p text:style-name="P4"><text:s text:c="18"/>"APP0410",</text:p>
      <text:p text:style-name="P4"><text:soft-page-break/><text:s text:c="18"/>"33.25",</text:p>
      <text:p text:style-name="P4"><text:s text:c="18"/>"2017-01-01 10:28:59",</text:p>
      <text:p text:style-name="P4"><text:s text:c="18"/>"33.25",</text:p>
      <text:p text:style-name="P4"><text:s text:c="18"/>"Apple",</text:p>
      <text:p text:style-name="P4"><text:s text:c="18"/>"Apple Thunderbolt to FireWire 800 adapter",</text:p>
      <text:p text:style-name="P4"><text:s text:c="18"/>"Adapter Thunderbolt to Firewire 800 connection.",</text:p>
      <text:p text:style-name="P4"><text:s text:c="18"/>"1325",</text:p>
      <text:p text:style-name="P4"><text:s text:c="18"/>"35.0",</text:p>
      <text:p text:style-name="P4"><text:s text:c="18"/>"Cables &amp; Adapters",</text:p>
      <text:p text:style-name="P4"><text:s text:c="18"/>"Generic Adapter",</text:p>
      <text:p text:style-name="P4"><text:s text:c="18"/>"True",</text:p>
      <text:p text:style-name="P4"><text:s text:c="18"/>"Discounted",</text:p>
      <text:p text:style-name="P4"><text:s text:c="18"/>"0.05",</text:p>
      <text:p text:style-name="P4"><text:s text:c="18"/>"2017-01-01 00:00:00"</text:p>
      <text:p text:style-name="P4"><text:s text:c="16"/>],</text:p>
      <text:p text:style-name="P4"><text:s text:c="16"/>[</text:p>
      <text:p text:style-name="P4"><text:s text:c="18"/>"14",</text:p>
      <text:p text:style-name="P4"><text:s text:c="18"/>"1119245",</text:p>
      <text:p text:style-name="P4"><text:s text:c="18"/>"299600",</text:p>
      <text:p text:style-name="P4"><text:s text:c="18"/>"0",</text:p>
      <text:p text:style-name="P4"><text:s text:c="18"/>"1",</text:p>
      <text:p text:style-name="P4"><text:s text:c="18"/>"LAC0205",</text:p>
      <text:p text:style-name="P4"><text:s text:c="18"/>"246.99",</text:p>
      <text:p text:style-name="P4"><text:s text:c="18"/>"2017-01-01 10:29:36",</text:p>
      <text:p text:style-name="P4"><text:s text:c="18"/>"246.99",</text:p>
      <text:p text:style-name="P4"><text:s text:c="18"/>"LaCie",</text:p>
      <text:p text:style-name="P4"><text:s text:c="18"/>"LaCie d2 Hard Drive 3TB Thunderbolt 2 USB 3.0",</text:p>
      <text:p text:style-name="P4"><text:s text:c="18"/>"3TB external hard drive designed to work 24x7 Thunderbolt 2 and 5 years warranty for Mac and PC",</text:p>
      <text:p text:style-name="P4"><text:s text:c="18"/>"11935397",</text:p>
      <text:p text:style-name="P4"><text:s text:c="18"/>"259.0",</text:p>
      <text:p text:style-name="P4"><text:s text:c="18"/>"Storage",</text:p>
      <text:p text:style-name="P4"><text:s text:c="18"/>"Hard Drive",</text:p>
      <text:p text:style-name="P4"><text:s text:c="18"/>"True",</text:p>
      <text:p text:style-name="P4"><text:s text:c="18"/>"Discounted",</text:p>
      <text:p text:style-name="P4"><text:s text:c="18"/>"0.046370656370656335",</text:p>
      <text:p text:style-name="P4"><text:s text:c="18"/>"2017-01-01 00:00:00"</text:p>
      <text:p text:style-name="P4"><text:s text:c="16"/>],</text:p>
      <text:p text:style-name="P4"><text:s text:c="16"/>[</text:p>
      <text:p text:style-name="P4"><text:s text:c="18"/>"15",</text:p>
      <text:p text:style-name="P4"><text:s text:c="18"/>"1119247",</text:p>
      <text:p text:style-name="P4"><text:s text:c="18"/>"299600",</text:p>
      <text:p text:style-name="P4"><text:s text:c="18"/>"0",</text:p>
      <text:p text:style-name="P4"><text:s text:c="18"/>"1",</text:p>
      <text:p text:style-name="P4"><text:s text:c="18"/>"DLK0078",</text:p>
      <text:p text:style-name="P4"><text:s text:c="18"/>"28.41",</text:p>
      <text:p text:style-name="P4"><text:s text:c="18"/>"2017-01-01 10:38:35",</text:p>
      <text:p text:style-name="P4"><text:s text:c="18"/>"28.41",</text:p>
      <text:p text:style-name="P4"><text:s text:c="18"/>"D-Link",</text:p>
      <text:p text:style-name="P4"><text:soft-page-break/><text:s text:c="18"/>"D-Link DGS-1008D Gigabit Switch 8 ports",</text:p>
      <text:p text:style-name="P4"><text:s text:c="18"/>"D-Link Switch with 8 Gigabit ports for high performance.",</text:p>
      <text:p text:style-name="P4"><text:s text:c="18"/>"1334",</text:p>
      <text:p text:style-name="P4"><text:s text:c="18"/>"29.9",</text:p>
      <text:p text:style-name="P4"><text:s text:c="18"/>"Networking",</text:p>
      <text:p text:style-name="P4"><text:s text:c="18"/>"Router &amp; Switch",</text:p>
      <text:p text:style-name="P4"><text:s text:c="18"/>"True",</text:p>
      <text:p text:style-name="P4"><text:s text:c="18"/>"Discounted",</text:p>
      <text:p text:style-name="P4"><text:s text:c="18"/>"0.04983277591973239",</text:p>
      <text:p text:style-name="P4"><text:s text:c="18"/>"2017-01-01 00:00:00"</text:p>
      <text:p text:style-name="P4"><text:s text:c="16"/>],</text:p>
      <text:p text:style-name="P4"><text:s text:c="16"/>[</text:p>
      <text:p text:style-name="P4"><text:s text:c="18"/>"16",</text:p>
      <text:p text:style-name="P4"><text:s text:c="18"/>"1119253",</text:p>
      <text:p text:style-name="P4"><text:s text:c="18"/>"299608",</text:p>
      <text:p text:style-name="P4"><text:s text:c="18"/>"0",</text:p>
      <text:p text:style-name="P4"><text:s text:c="18"/>"1",</text:p>
      <text:p text:style-name="P4"><text:s text:c="18"/>"ICA0079",</text:p>
      <text:p text:style-name="P4"><text:s text:c="18"/>"66.49",</text:p>
      <text:p text:style-name="P4"><text:s text:c="18"/>"2017-01-01 10:51:36",</text:p>
      <text:p text:style-name="P4"><text:s text:c="18"/>"66.49",</text:p>
      <text:p text:style-name="P4"><text:s text:c="18"/>"Incase",</text:p>
      <text:p text:style-name="P4"><text:s text:c="18"/>"Incase Reform Tensaerlite case for MacBook 13 \"Gray",</text:p>
      <text:p text:style-name="P4"><text:s text:c="18"/>"briefcase tensaerlite absorbs impacts Macbook 13 inches.",</text:p>
      <text:p text:style-name="P4"><text:s text:c="18"/>"13835403",</text:p>
      <text:p text:style-name="P4"><text:s text:c="18"/>"89.95",</text:p>
      <text:p text:style-name="P4"><text:s text:c="18"/>"Cases &amp; Protection",</text:p>
      <text:p text:style-name="P4"><text:s text:c="18"/>"Case",</text:p>
      <text:p text:style-name="P4"><text:s text:c="18"/>"True",</text:p>
      <text:p text:style-name="P4"><text:s text:c="18"/>"Discounted",</text:p>
      <text:p text:style-name="P4"><text:s text:c="18"/>"0.2608115619788772",</text:p>
      <text:p text:style-name="P4"><text:s text:c="18"/>"2017-01-01 00:00:00"</text:p>
      <text:p text:style-name="P4"><text:s text:c="16"/>],</text:p>
      <text:p text:style-name="P4"><text:s text:c="16"/>[</text:p>
      <text:p text:style-name="P4"><text:s text:c="18"/>"17",</text:p>
      <text:p text:style-name="P4"><text:s text:c="18"/>"1119254",</text:p>
      <text:p text:style-name="P4"><text:s text:c="18"/>"299609",</text:p>
      <text:p text:style-name="P4"><text:s text:c="18"/>"0",</text:p>
      <text:p text:style-name="P4"><text:s text:c="18"/>"1",</text:p>
      <text:p text:style-name="P4"><text:s text:c="18"/>"PAR0071",</text:p>
      <text:p text:style-name="P4"><text:s text:c="18"/>"474.05",</text:p>
      <text:p text:style-name="P4"><text:s text:c="18"/>"2017-01-01 10:51:38",</text:p>
      <text:p text:style-name="P4"><text:s text:c="18"/>"474.05",</text:p>
      <text:p text:style-name="P4"><text:s text:c="18"/>"Parrot",</text:p>
      <text:p text:style-name="P4"><text:s text:c="18"/>"Parrot Bebop 2 White + Command FLYPAD and FPV Glasses",</text:p>
      <text:p text:style-name="P4"><text:s text:c="18"/>"cuadricóptero wireless remote control with 25 minutes of autonomous control FLYPAD and FPV Glasses for iPhone iPad and iPod. Parrot",</text:p>
      <text:p text:style-name="P4"><text:s text:c="18"/>"11905404",</text:p>
      <text:p text:style-name="P4"><text:s text:c="18"/>"699.0",</text:p>
      <text:p text:style-name="P4"><text:soft-page-break/><text:s text:c="18"/>"Smart Home &amp; IoT",</text:p>
      <text:p text:style-name="P4"><text:s text:c="18"/>"Smart-Gadgets",</text:p>
      <text:p text:style-name="P4"><text:s text:c="18"/>"True",</text:p>
      <text:p text:style-name="P4"><text:s text:c="18"/>"Discounted",</text:p>
      <text:p text:style-name="P4"><text:s text:c="18"/>"0.3218168812589413",</text:p>
      <text:p text:style-name="P4"><text:s text:c="18"/>"2017-01-01 00:00:00"</text:p>
      <text:p text:style-name="P4"><text:s text:c="16"/>],</text:p>
      <text:p text:style-name="P4"><text:s text:c="16"/>[</text:p>
      <text:p text:style-name="P4"><text:s text:c="18"/>"18",</text:p>
      <text:p text:style-name="P4"><text:s text:c="18"/>"1119255",</text:p>
      <text:p text:style-name="P4"><text:s text:c="18"/>"299610",</text:p>
      <text:p text:style-name="P4"><text:s text:c="18"/>"0",</text:p>
      <text:p text:style-name="P4"><text:s text:c="18"/>"1",</text:p>
      <text:p text:style-name="P4"><text:s text:c="18"/>"APP0023",</text:p>
      <text:p text:style-name="P4"><text:s text:c="18"/>"55.99",</text:p>
      <text:p text:style-name="P4"><text:s text:c="18"/>"2017-01-01 10:52:42",</text:p>
      <text:p text:style-name="P4"><text:s text:c="18"/>"55.99",</text:p>
      <text:p text:style-name="P4"><text:s text:c="18"/>"Apple",</text:p>
      <text:p text:style-name="P4"><text:s text:c="18"/>"Apple Mac Keyboard Keypad Spanish",</text:p>
      <text:p text:style-name="P4"><text:s text:c="18"/>"USB ultrathin keyboard Apple Mac Spanish.",</text:p>
      <text:p text:style-name="P4"><text:s text:c="18"/>"13855401",</text:p>
      <text:p text:style-name="P4"><text:s text:c="18"/>"59.0",</text:p>
      <text:p text:style-name="P4"><text:s text:c="18"/>"Peripherals",</text:p>
      <text:p text:style-name="P4"><text:s text:c="18"/>"Keyboard",</text:p>
      <text:p text:style-name="P4"><text:s text:c="18"/>"True",</text:p>
      <text:p text:style-name="P4"><text:s text:c="18"/>"Discounted",</text:p>
      <text:p text:style-name="P4"><text:s text:c="18"/>"0.05101694915254234",</text:p>
      <text:p text:style-name="P4"><text:s text:c="18"/>"2017-01-01 00:00:00"</text:p>
      <text:p text:style-name="P4"><text:s text:c="16"/>],</text:p>
      <text:p text:style-name="P4"><text:s text:c="16"/>[</text:p>
      <text:p text:style-name="P4"><text:s text:c="18"/>"19",</text:p>
      <text:p text:style-name="P4"><text:s text:c="18"/>"1119256",</text:p>
      <text:p text:style-name="P4"><text:s text:c="18"/>"299600",</text:p>
      <text:p text:style-name="P4"><text:s text:c="18"/>"0",</text:p>
      <text:p text:style-name="P4"><text:s text:c="18"/>"1",</text:p>
      <text:p text:style-name="P4"><text:s text:c="18"/>"PAC0492",</text:p>
      <text:p text:style-name="P4"><text:s text:c="18"/>"4260.99",</text:p>
      <text:p text:style-name="P4"><text:s text:c="18"/>"2017-01-01 10:52:44",</text:p>
      <text:p text:style-name="P4"><text:s text:c="18"/>"4260.99",</text:p>
      <text:p text:style-name="P4"><text:s text:c="18"/>"Pack",</text:p>
      <text:p text:style-name="P4"><text:s text:c="18"/>"Apple Mac Pro Quad-Core 37GHz | 64 GB RAM | 1TB Flash",</text:p>
      <text:p text:style-name="P4"><text:s text:c="18"/>"Apple Mac Pro Quad-Core 37GHz 64GB RAM and 1TB Flash.",</text:p>
      <text:p text:style-name="P4"><text:s text:c="18"/>"1282",</text:p>
      <text:p text:style-name="P4"><text:s text:c="18"/>"5729.0",</text:p>
      <text:p text:style-name="P4"><text:s text:c="18"/>"Computers",</text:p>
      <text:p text:style-name="P4"><text:s text:c="18"/>"Mac Pro",</text:p>
      <text:p text:style-name="P4"><text:s text:c="18"/>"True",</text:p>
      <text:p text:style-name="P4"><text:s text:c="18"/>"Discounted",</text:p>
      <text:p text:style-name="P4"><text:s text:c="18"/>"0.2562419270378775",</text:p>
      <text:p text:style-name="P4"><text:soft-page-break/><text:s text:c="18"/>"2017-01-01 00:00:00"</text:p>
      <text:p text:style-name="P4"><text:s text:c="16"/>],</text:p>
      <text:p text:style-name="P4"><text:s text:c="16"/>[</text:p>
      <text:p text:style-name="P4"><text:s text:c="18"/>"20",</text:p>
      <text:p text:style-name="P4"><text:s text:c="18"/>"1119257",</text:p>
      <text:p text:style-name="P4"><text:s text:c="18"/>"299610",</text:p>
      <text:p text:style-name="P4"><text:s text:c="18"/>"0",</text:p>
      <text:p text:style-name="P4"><text:s text:c="18"/>"1",</text:p>
      <text:p text:style-name="P4"><text:s text:c="18"/>"APP1214",</text:p>
      <text:p text:style-name="P4"><text:s text:c="18"/>"84.99",</text:p>
      <text:p text:style-name="P4"><text:s text:c="18"/>"2017-01-01 10:53:10",</text:p>
      <text:p text:style-name="P4"><text:s text:c="18"/>"84.99",</text:p>
      <text:p text:style-name="P4"><text:s text:c="18"/>"Apple",</text:p>
      <text:p text:style-name="P4"><text:s text:c="18"/>"Apple Magic Mouse 2",</text:p>
      <text:p text:style-name="P4"><text:s text:c="18"/>"Bluetooth Apple Wireless Mouse",</text:p>
      <text:p text:style-name="P4"><text:s text:c="18"/>"1387",</text:p>
      <text:p text:style-name="P4"><text:s text:c="18"/>"89.0",</text:p>
      <text:p text:style-name="P4"><text:s text:c="18"/>"Peripherals",</text:p>
      <text:p text:style-name="P4"><text:s text:c="18"/>"Mouse &amp; Trackpad",</text:p>
      <text:p text:style-name="P4"><text:s text:c="18"/>"True",</text:p>
      <text:p text:style-name="P4"><text:s text:c="18"/>"Discounted",</text:p>
      <text:p text:style-name="P4"><text:s text:c="18"/>"0.04505617977528096",</text:p>
      <text:p text:style-name="P4"><text:s text:c="18"/>"2017-01-01 00:00:00"</text:p>
      <text:p text:style-name="P4"><text:s text:c="16"/>],</text:p>
      <text:p text:style-name="P4"><text:s text:c="16"/>[</text:p>
      <text:p text:style-name="P4"><text:s text:c="18"/>"21",</text:p>
      <text:p text:style-name="P4"><text:s text:c="18"/>"1119262",</text:p>
      <text:p text:style-name="P4"><text:s text:c="18"/>"299600",</text:p>
      <text:p text:style-name="P4"><text:s text:c="18"/>"0",</text:p>
      <text:p text:style-name="P4"><text:s text:c="18"/>"2",</text:p>
      <text:p text:style-name="P4"><text:s text:c="18"/>"BEL0229",</text:p>
      <text:p text:style-name="P4"><text:s text:c="18"/>"18.99",</text:p>
      <text:p text:style-name="P4"><text:s text:c="18"/>"2017-01-01 10:55:02",</text:p>
      <text:p text:style-name="P4"><text:s text:c="18"/>"37.98",</text:p>
      <text:p text:style-name="P4"><text:s text:c="18"/>"Belkin",</text:p>
      <text:p text:style-name="P4"><text:s text:c="18"/>"Belkin Mini DisplayPort to DVI Adapter",</text:p>
      <text:p text:style-name="P4"><text:s text:c="18"/>"Video Adapter Mini DisplayPort to DVI.",</text:p>
      <text:p text:style-name="P4"><text:s text:c="18"/>"12585395",</text:p>
      <text:p text:style-name="P4"><text:s text:c="18"/>"34.99",</text:p>
      <text:p text:style-name="P4"><text:s text:c="18"/>"Cables &amp; Adapters",</text:p>
      <text:p text:style-name="P4"><text:s text:c="18"/>"Video Adapter",</text:p>
      <text:p text:style-name="P4"><text:s text:c="18"/>"True",</text:p>
      <text:p text:style-name="P4"><text:s text:c="18"/>"Discounted",</text:p>
      <text:p text:style-name="P4"><text:s text:c="18"/>"0.4572735067162047",</text:p>
      <text:p text:style-name="P4"><text:s text:c="18"/>"2017-01-01 00:00:00"</text:p>
      <text:p text:style-name="P4"><text:s text:c="16"/>],</text:p>
      <text:p text:style-name="P4"><text:s text:c="16"/>[</text:p>
      <text:p text:style-name="P4"><text:s text:c="18"/>"22",</text:p>
      <text:p text:style-name="P4"><text:s text:c="18"/>"1119287",</text:p>
      <text:p text:style-name="P4"><text:soft-page-break/><text:s text:c="18"/>"299623",</text:p>
      <text:p text:style-name="P4"><text:s text:c="18"/>"0",</text:p>
      <text:p text:style-name="P4"><text:s text:c="18"/>"1",</text:p>
      <text:p text:style-name="P4"><text:s text:c="18"/>"OBL0007",</text:p>
      <text:p text:style-name="P4"><text:s text:c="18"/>"37.05",</text:p>
      <text:p text:style-name="P4"><text:s text:c="18"/>"2017-01-01 11:29:39",</text:p>
      <text:p text:style-name="P4"><text:s text:c="18"/>"37.05",</text:p>
      <text:p text:style-name="P4"><text:s text:c="18"/>"Oblumi",</text:p>
      <text:p text:style-name="P4"><text:s text:c="18"/>"Tapp Oblumi Intelligent thermometer App",</text:p>
      <text:p text:style-name="P4"><text:s text:c="18"/>"digital infrared thermometer with App for iPhone and iPad.",</text:p>
      <text:p text:style-name="P4"><text:s text:c="18"/>"11905404",</text:p>
      <text:p text:style-name="P4"><text:s text:c="18"/>"39.95",</text:p>
      <text:p text:style-name="P4"><text:s text:c="18"/>"Smart Home &amp; IoT",</text:p>
      <text:p text:style-name="P4"><text:s text:c="18"/>"Smart-Gadgets",</text:p>
      <text:p text:style-name="P4"><text:s text:c="18"/>"True",</text:p>
      <text:p text:style-name="P4"><text:s text:c="18"/>"Discounted",</text:p>
      <text:p text:style-name="P4"><text:s text:c="18"/>"0.07259073842302892",</text:p>
      <text:p text:style-name="P4"><text:s text:c="18"/>"2017-01-01 00:00:00"</text:p>
      <text:p text:style-name="P4"><text:s text:c="16"/>],</text:p>
      <text:p text:style-name="P4"><text:s text:c="16"/>[</text:p>
      <text:p text:style-name="P4"><text:s text:c="18"/>"23",</text:p>
      <text:p text:style-name="P4"><text:s text:c="18"/>"1119296",</text:p>
      <text:p text:style-name="P4"><text:s text:c="18"/>"298391",</text:p>
      <text:p text:style-name="P4"><text:s text:c="18"/>"0",</text:p>
      <text:p text:style-name="P4"><text:s text:c="18"/>"1",</text:p>
      <text:p text:style-name="P4"><text:s text:c="18"/>"PAC1594",</text:p>
      <text:p text:style-name="P4"><text:s text:c="18"/>"2769.99",</text:p>
      <text:p text:style-name="P4"><text:s text:c="18"/>"2017-01-01 11:41:04",</text:p>
      <text:p text:style-name="P4"><text:s text:c="18"/>"2769.99",</text:p>
      <text:p text:style-name="P4"><text:s text:c="18"/>"Pack",</text:p>
      <text:p text:style-name="P4"><text:s text:c="18"/>"Apple iMac 27 \"Core i5 3.2GHz Retina 5K | 32GB RAM | 1TB SSD | AMD Radeon R9 M390",</text:p>
      <text:p text:style-name="P4"><text:s text:c="18"/>"Desktop computer iMac 27-inch 3.2GHz Core i5 5K Retina | 32GB RAM | 1TB SSD | AMD Radeon R9 M390 (MK472Y / A)",</text:p>
      <text:p text:style-name="P4"><text:s text:c="18"/>"57400000",</text:p>
      <text:p text:style-name="P4"><text:s text:c="18"/>"3889.0",</text:p>
      <text:p text:style-name="P4"><text:s text:c="18"/>"Computers",</text:p>
      <text:p text:style-name="P4"><text:s text:c="18"/>"iMac",</text:p>
      <text:p text:style-name="P4"><text:s text:c="18"/>"True",</text:p>
      <text:p text:style-name="P4"><text:s text:c="18"/>"Discounted",</text:p>
      <text:p text:style-name="P4"><text:s text:c="18"/>"0.28773720750835696",</text:p>
      <text:p text:style-name="P4"><text:s text:c="18"/>"2017-01-01 00:00:00"</text:p>
      <text:p text:style-name="P4"><text:s text:c="16"/>],</text:p>
      <text:p text:style-name="P4"><text:s text:c="16"/>[</text:p>
      <text:p text:style-name="P4"><text:s text:c="18"/>"24",</text:p>
      <text:p text:style-name="P4"><text:s text:c="18"/>"1119299",</text:p>
      <text:p text:style-name="P4"><text:s text:c="18"/>"298391",</text:p>
      <text:p text:style-name="P4"><text:s text:c="18"/>"0",</text:p>
      <text:p text:style-name="P4"><text:s text:c="18"/>"1",</text:p>
      <text:p text:style-name="P4"><text:soft-page-break/><text:s text:c="18"/>"APP0662",</text:p>
      <text:p text:style-name="P4"><text:s text:c="18"/>"149.99",</text:p>
      <text:p text:style-name="P4"><text:s text:c="18"/>"2017-01-01 11:41:58",</text:p>
      <text:p text:style-name="P4"><text:s text:c="18"/>"149.99",</text:p>
      <text:p text:style-name="P4"><text:s text:c="18"/>"Apple",</text:p>
      <text:p text:style-name="P4"><text:s text:c="18"/>"IMac AppleCare Protection Plan",</text:p>
      <text:p text:style-name="P4"><text:s text:c="18"/>"Apple Care extended warranty for iMac.",</text:p>
      <text:p text:style-name="P4"><text:s text:c="18"/>"1231",</text:p>
      <text:p text:style-name="P4"><text:s text:c="18"/>"179.0",</text:p>
      <text:p text:style-name="P4"><text:s text:c="18"/>"Tools &amp; Repair",</text:p>
      <text:p text:style-name="P4"><text:s text:c="18"/>"Warranty",</text:p>
      <text:p text:style-name="P4"><text:s text:c="18"/>"True",</text:p>
      <text:p text:style-name="P4"><text:s text:c="18"/>"Discounted",</text:p>
      <text:p text:style-name="P4"><text:s text:c="18"/>"0.1620670391061452",</text:p>
      <text:p text:style-name="P4"><text:s text:c="18"/>"2017-01-01 00:00:00"</text:p>
      <text:p text:style-name="P4"><text:s text:c="16"/>],</text:p>
      <text:p text:style-name="P4"><text:s text:c="16"/>[</text:p>
      <text:p text:style-name="P4"><text:s text:c="18"/>"25",</text:p>
      <text:p text:style-name="P4"><text:s text:c="18"/>"1119306",</text:p>
      <text:p text:style-name="P4"><text:s text:c="18"/>"299634",</text:p>
      <text:p text:style-name="P4"><text:s text:c="18"/>"0",</text:p>
      <text:p text:style-name="P4"><text:s text:c="18"/>"1",</text:p>
      <text:p text:style-name="P4"><text:s text:c="18"/>"SYN0146",</text:p>
      <text:p text:style-name="P4"><text:s text:c="18"/>"369.54",</text:p>
      <text:p text:style-name="P4"><text:s text:c="18"/>"2017-01-01 11:50:06",</text:p>
      <text:p text:style-name="P4"><text:s text:c="18"/>"369.54",</text:p>
      <text:p text:style-name="P4"><text:s text:c="18"/>"Synology",</text:p>
      <text:p text:style-name="P4"><text:s text:c="18"/>"Synology NAS Server DS416Play Mac and PC",</text:p>
      <text:p text:style-name="P4"><text:s text:c="18"/>"4-bay NAS served 1GB RAM transcodifiación 4K for Mac and PC",</text:p>
      <text:p text:style-name="P4"><text:s text:c="18"/>"12175397",</text:p>
      <text:p text:style-name="P4"><text:s text:c="18"/>"434.99",</text:p>
      <text:p text:style-name="P4"><text:s text:c="18"/>"Networking",</text:p>
      <text:p text:style-name="P4"><text:s text:c="18"/>"NAS Memory Upgrade",</text:p>
      <text:p text:style-name="P4"><text:s text:c="18"/>"True",</text:p>
      <text:p text:style-name="P4"><text:s text:c="18"/>"Discounted",</text:p>
      <text:p text:style-name="P4"><text:s text:c="18"/>"0.15046322903974801",</text:p>
      <text:p text:style-name="P4"><text:s text:c="18"/>"2017-01-01 00:00:00"</text:p>
      <text:p text:style-name="P4"><text:s text:c="16"/>],</text:p>
      <text:p text:style-name="P4"><text:s text:c="16"/>[</text:p>
      <text:p text:style-name="P4"><text:s text:c="18"/>"26",</text:p>
      <text:p text:style-name="P4"><text:s text:c="18"/>"1119314",</text:p>
      <text:p text:style-name="P4"><text:s text:c="18"/>"299637",</text:p>
      <text:p text:style-name="P4"><text:s text:c="18"/>"0",</text:p>
      <text:p text:style-name="P4"><text:s text:c="18"/>"1",</text:p>
      <text:p text:style-name="P4"><text:s text:c="18"/>"TOS0007",</text:p>
      <text:p text:style-name="P4"><text:s text:c="18"/>"53.19",</text:p>
      <text:p text:style-name="P4"><text:s text:c="18"/>"2017-01-01 11:55:51",</text:p>
      <text:p text:style-name="P4"><text:s text:c="18"/>"53.19",</text:p>
      <text:p text:style-name="P4"><text:s text:c="18"/>"Toshiba",</text:p>
      <text:p text:style-name="P4"><text:soft-page-break/><text:s text:c="18"/>"Toshiba 1TB 25 \"SATA 5400rpm hard drive Mac and PC",</text:p>
      <text:p text:style-name="P4"><text:s text:c="18"/>"internal hard drive Mac and PC 1TB and 95 mm (MQ01ABD100).",</text:p>
      <text:p text:style-name="P4"><text:s text:c="18"/>"12655397",</text:p>
      <text:p text:style-name="P4"><text:s text:c="18"/>"62.99",</text:p>
      <text:p text:style-name="P4"><text:s text:c="18"/>"Storage",</text:p>
      <text:p text:style-name="P4"><text:s text:c="18"/>"Hard Drive",</text:p>
      <text:p text:style-name="P4"><text:s text:c="18"/>"True",</text:p>
      <text:p text:style-name="P4"><text:s text:c="18"/>"Discounted",</text:p>
      <text:p text:style-name="P4"><text:s text:c="18"/>"0.1555802508334657",</text:p>
      <text:p text:style-name="P4"><text:s text:c="18"/>"2017-01-01 00:00:00"</text:p>
      <text:p text:style-name="P4"><text:s text:c="16"/>],</text:p>
      <text:p text:style-name="P4"><text:s text:c="16"/>[</text:p>
      <text:p text:style-name="P4"><text:s text:c="18"/>"27",</text:p>
      <text:p text:style-name="P4"><text:s text:c="18"/>"1119325",</text:p>
      <text:p text:style-name="P4"><text:s text:c="18"/>"299571",</text:p>
      <text:p text:style-name="P4"><text:s text:c="18"/>"0",</text:p>
      <text:p text:style-name="P4"><text:s text:c="18"/>"1",</text:p>
      <text:p text:style-name="P4"><text:s text:c="18"/>"WDT0183",</text:p>
      <text:p text:style-name="P4"><text:s text:c="18"/>"151.99",</text:p>
      <text:p text:style-name="P4"><text:s text:c="18"/>"2017-01-01 12:00:57",</text:p>
      <text:p text:style-name="P4"><text:s text:c="18"/>"151.99",</text:p>
      <text:p text:style-name="P4"><text:s text:c="18"/>"Western Digital",</text:p>
      <text:p text:style-name="P4"><text:s text:c="18"/>"Red 4TB WD 35 \"Mac PC hard drive and NAS",</text:p>
      <text:p text:style-name="P4"><text:s text:c="18"/>"Western Digital hard drive designed for NAS 4TB (WD40EFRX).",</text:p>
      <text:p text:style-name="P4"><text:s text:c="18"/>"12655397",</text:p>
      <text:p text:style-name="P4"><text:s text:c="18"/>"169.0",</text:p>
      <text:p text:style-name="P4"><text:s text:c="18"/>"Storage",</text:p>
      <text:p text:style-name="P4"><text:s text:c="18"/>"Hard Drive",</text:p>
      <text:p text:style-name="P4"><text:s text:c="18"/>"True",</text:p>
      <text:p text:style-name="P4"><text:s text:c="18"/>"Discounted",</text:p>
      <text:p text:style-name="P4"><text:s text:c="18"/>"0.10065088757396444",</text:p>
      <text:p text:style-name="P4"><text:s text:c="18"/>"2017-01-01 00:00:00"</text:p>
      <text:p text:style-name="P4"><text:s text:c="16"/>],</text:p>
      <text:p text:style-name="P4"><text:s text:c="16"/>[</text:p>
      <text:p text:style-name="P4"><text:s text:c="18"/>"28",</text:p>
      <text:p text:style-name="P4"><text:s text:c="18"/>"1119326",</text:p>
      <text:p text:style-name="P4"><text:s text:c="18"/>"299634",</text:p>
      <text:p text:style-name="P4"><text:s text:c="18"/>"0",</text:p>
      <text:p text:style-name="P4"><text:s text:c="18"/>"3",</text:p>
      <text:p text:style-name="P4"><text:s text:c="18"/>"WDT0183",</text:p>
      <text:p text:style-name="P4"><text:s text:c="18"/>"151.99",</text:p>
      <text:p text:style-name="P4"><text:s text:c="18"/>"2017-01-01 12:01:01",</text:p>
      <text:p text:style-name="P4"><text:s text:c="18"/>"455.97",</text:p>
      <text:p text:style-name="P4"><text:s text:c="18"/>"Western Digital",</text:p>
      <text:p text:style-name="P4"><text:s text:c="18"/>"Red 4TB WD 35 \"Mac PC hard drive and NAS",</text:p>
      <text:p text:style-name="P4"><text:s text:c="18"/>"Western Digital hard drive designed for NAS 4TB (WD40EFRX).",</text:p>
      <text:p text:style-name="P4"><text:s text:c="18"/>"12655397",</text:p>
      <text:p text:style-name="P4"><text:s text:c="18"/>"169.0",</text:p>
      <text:p text:style-name="P4"><text:s text:c="18"/>"Storage",</text:p>
      <text:p text:style-name="P4"><text:soft-page-break/><text:s text:c="18"/>"Hard Drive",</text:p>
      <text:p text:style-name="P4"><text:s text:c="18"/>"True",</text:p>
      <text:p text:style-name="P4"><text:s text:c="18"/>"Discounted",</text:p>
      <text:p text:style-name="P4"><text:s text:c="18"/>"0.10065088757396444",</text:p>
      <text:p text:style-name="P4"><text:s text:c="18"/>"2017-01-01 00:00:00"</text:p>
      <text:p text:style-name="P4"><text:s text:c="16"/>],</text:p>
      <text:p text:style-name="P4"><text:s text:c="16"/>[</text:p>
      <text:p text:style-name="P4"><text:s text:c="18"/>"29",</text:p>
      <text:p text:style-name="P4"><text:s text:c="18"/>"1119328",</text:p>
      <text:p text:style-name="P4"><text:s text:c="18"/>"297809",</text:p>
      <text:p text:style-name="P4"><text:s text:c="18"/>"0",</text:p>
      <text:p text:style-name="P4"><text:s text:c="18"/>"1",</text:p>
      <text:p text:style-name="P4"><text:s text:c="18"/>"IFX0016",</text:p>
      <text:p text:style-name="P4"><text:s text:c="18"/>"14.24",</text:p>
      <text:p text:style-name="P4"><text:s text:c="18"/>"2017-01-01 12:01:12",</text:p>
      <text:p text:style-name="P4"><text:s text:c="18"/>"14.24",</text:p>
      <text:p text:style-name="P4"><text:s text:c="18"/>"iFixit",</text:p>
      <text:p text:style-name="P4"><text:s text:c="18"/>"iFixit Heavy Duty Suction Cups Pack 2 suction cups for iMac",</text:p>
      <text:p text:style-name="P4"><text:s text:c="18"/>"Pack of 2 suction to remove the glass LCD screens for Mac.",</text:p>
      <text:p text:style-name="P4"><text:s text:c="18"/>"14305406",</text:p>
      <text:p text:style-name="P4"><text:s text:c="18"/>"20.99",</text:p>
      <text:p text:style-name="P4"><text:s text:c="18"/>"Tools &amp; Repair",</text:p>
      <text:p text:style-name="P4"><text:s text:c="18"/>"Opening / Pry Tools",</text:p>
      <text:p text:style-name="P4"><text:s text:c="18"/>"True",</text:p>
      <text:p text:style-name="P4"><text:s text:c="18"/>"Discounted",</text:p>
      <text:p text:style-name="P4"><text:s text:c="18"/>"0.32158170557408283",</text:p>
      <text:p text:style-name="P4"><text:s text:c="18"/>"2017-01-01 00:00:00"</text:p>
      <text:p text:style-name="P4"><text:s text:c="16"/>],</text:p>
      <text:p text:style-name="P4"><text:s text:c="16"/>[</text:p>
      <text:p text:style-name="P4"><text:s text:c="18"/>"30",</text:p>
      <text:p text:style-name="P4"><text:s text:c="18"/>"1119347",</text:p>
      <text:p text:style-name="P4"><text:s text:c="18"/>"299648",</text:p>
      <text:p text:style-name="P4"><text:s text:c="18"/>"0",</text:p>
      <text:p text:style-name="P4"><text:s text:c="18"/>"1",</text:p>
      <text:p text:style-name="P4"><text:s text:c="18"/>"PAC1381",</text:p>
      <text:p text:style-name="P4"><text:s text:c="18"/>"355.29",</text:p>
      <text:p text:style-name="P4"><text:s text:c="18"/>"2017-01-01 12:21:21",</text:p>
      <text:p text:style-name="P4"><text:s text:c="18"/>"355.29",</text:p>
      <text:p text:style-name="P4"><text:s text:c="18"/>"Pack",</text:p>
      <text:p text:style-name="P4"><text:s text:c="18"/>"Pack QNAP TS-228 | WD 6TB Network",</text:p>
      <text:p text:style-name="P4"><text:s text:c="18"/>"NAS + 6TB (2x3TB) WD Network for Mac and PC.",</text:p>
      <text:p text:style-name="P4"><text:s text:c="18"/>"12175397",</text:p>
      <text:p text:style-name="P4"><text:s text:c="18"/>"398.99",</text:p>
      <text:p text:style-name="P4"><text:s text:c="18"/>"Networking",</text:p>
      <text:p text:style-name="P4"><text:s text:c="18"/>"NAS System",</text:p>
      <text:p text:style-name="P4"><text:s text:c="18"/>"True",</text:p>
      <text:p text:style-name="P4"><text:s text:c="18"/>"Discounted",</text:p>
      <text:p text:style-name="P4"><text:s text:c="18"/>"0.10952655455023932",</text:p>
      <text:p text:style-name="P4"><text:s text:c="18"/>"2017-01-01 00:00:00"</text:p>
      <text:p text:style-name="P4"><text:soft-page-break/><text:s text:c="16"/>],</text:p>
      <text:p text:style-name="P4"><text:s text:c="16"/>[</text:p>
      <text:p text:style-name="P4"><text:s text:c="18"/>"31",</text:p>
      <text:p text:style-name="P4"><text:s text:c="18"/>"1119360",</text:p>
      <text:p text:style-name="P4"><text:s text:c="18"/>"299650",</text:p>
      <text:p text:style-name="P4"><text:s text:c="18"/>"0",</text:p>
      <text:p text:style-name="P4"><text:s text:c="18"/>"1",</text:p>
      <text:p text:style-name="P4"><text:s text:c="18"/>"NOK0007",</text:p>
      <text:p text:style-name="P4"><text:s text:c="18"/>"65.99",</text:p>
      <text:p text:style-name="P4"><text:s text:c="18"/>"2017-01-01 12:28:27",</text:p>
      <text:p text:style-name="P4"><text:s text:c="18"/>"65.99",</text:p>
      <text:p text:style-name="P4"><text:s text:c="18"/>"Noke",</text:p>
      <text:p text:style-name="P4"><text:s text:c="18"/>"Noke Bluetooth Padlock Padlock Lock Gray",</text:p>
      <text:p text:style-name="P4"><text:s text:c="18"/>"Bluetooth lock (no keys) with APP for iPhone",</text:p>
      <text:p text:style-name="P4"><text:s text:c="18"/>"11905404",</text:p>
      <text:p text:style-name="P4"><text:s text:c="18"/>"84.99",</text:p>
      <text:p text:style-name="P4"><text:s text:c="18"/>"Smart Home &amp; IoT",</text:p>
      <text:p text:style-name="P4"><text:s text:c="18"/>"Smart Locks &amp; Entry",</text:p>
      <text:p text:style-name="P4"><text:s text:c="18"/>"True",</text:p>
      <text:p text:style-name="P4"><text:s text:c="18"/>"Discounted",</text:p>
      <text:p text:style-name="P4"><text:s text:c="18"/>"0.2235557124367573",</text:p>
      <text:p text:style-name="P4"><text:s text:c="18"/>"2017-01-01 00:00:00"</text:p>
      <text:p text:style-name="P4"><text:s text:c="16"/>],</text:p>
      <text:p text:style-name="P4"><text:s text:c="16"/>[</text:p>
      <text:p text:style-name="P4"><text:s text:c="18"/>"32",</text:p>
      <text:p text:style-name="P4"><text:s text:c="18"/>"1119363",</text:p>
      <text:p text:style-name="P4"><text:s text:c="18"/>"299655",</text:p>
      <text:p text:style-name="P4"><text:s text:c="18"/>"0",</text:p>
      <text:p text:style-name="P4"><text:s text:c="18"/>"1",</text:p>
      <text:p text:style-name="P4"><text:s text:c="18"/>"WAC0191",</text:p>
      <text:p text:style-name="P4"><text:s text:c="18"/>"161.49",</text:p>
      <text:p text:style-name="P4"><text:s text:c="18"/>"2017-01-01 12:29:49",</text:p>
      <text:p text:style-name="P4"><text:s text:c="18"/>"161.49",</text:p>
      <text:p text:style-name="P4"><text:s text:c="18"/>"Wacom",</text:p>
      <text:p text:style-name="P4"><text:s text:c="18"/>"Education - Wacom Intuos Comic M Black",</text:p>
      <text:p text:style-name="P4"><text:s text:c="18"/>"multi-touch graphics tablet with pen precision and free software for Mac and PC",</text:p>
      <text:p text:style-name="P4"><text:s text:c="18"/>"1405",</text:p>
      <text:p text:style-name="P4"><text:s text:c="18"/>"199.99",</text:p>
      <text:p text:style-name="P4"><text:s text:c="18"/>"Portable Devices",</text:p>
      <text:p text:style-name="P4"><text:s text:c="18"/>"Graphics Tablet",</text:p>
      <text:p text:style-name="P4"><text:s text:c="18"/>"True",</text:p>
      <text:p text:style-name="P4"><text:s text:c="18"/>"Discounted",</text:p>
      <text:p text:style-name="P4"><text:s text:c="18"/>"0.19250962548127407",</text:p>
      <text:p text:style-name="P4"><text:s text:c="18"/>"2017-01-01 00:00:00"</text:p>
      <text:p text:style-name="P4"><text:s text:c="16"/>],</text:p>
      <text:p text:style-name="P4"><text:s text:c="16"/>[</text:p>
      <text:p text:style-name="P4"><text:s text:c="18"/>"33",</text:p>
      <text:p text:style-name="P4"><text:s text:c="18"/>"1119367",</text:p>
      <text:p text:style-name="P4"><text:s text:c="18"/>"299655",</text:p>
      <text:p text:style-name="P4"><text:soft-page-break/><text:s text:c="18"/>"0",</text:p>
      <text:p text:style-name="P4"><text:s text:c="18"/>"1",</text:p>
      <text:p text:style-name="P4"><text:s text:c="18"/>"WAC0040",</text:p>
      <text:p text:style-name="P4"><text:s text:c="18"/>"35.14",</text:p>
      <text:p text:style-name="P4"><text:s text:c="18"/>"2017-01-01 12:31:41",</text:p>
      <text:p text:style-name="P4"><text:s text:c="18"/>"35.14",</text:p>
      <text:p text:style-name="P4"><text:s text:c="18"/>"Wacom",</text:p>
      <text:p text:style-name="P4"><text:s text:c="18"/>"Wacom Bamboo Wireless Kit / Intuos graphics tablet accessory kit 5",</text:p>
      <text:p text:style-name="P4"><text:s text:c="18"/>"Wireless Kit Wacom graphics tablets.",</text:p>
      <text:p text:style-name="P4"><text:s text:c="18"/>"101781405",</text:p>
      <text:p text:style-name="P4"><text:s text:c="18"/>"39.99",</text:p>
      <text:p text:style-name="P4"><text:s text:c="18"/>"Tools &amp; Repair",</text:p>
      <text:p text:style-name="P4"><text:s text:c="18"/>"Replacement Part",</text:p>
      <text:p text:style-name="P4"><text:s text:c="18"/>"True",</text:p>
      <text:p text:style-name="P4"><text:s text:c="18"/>"Discounted",</text:p>
      <text:p text:style-name="P4"><text:s text:c="18"/>"0.12128032008002003",</text:p>
      <text:p text:style-name="P4"><text:s text:c="18"/>"2017-01-01 00:00:00"</text:p>
      <text:p text:style-name="P4"><text:s text:c="16"/>],</text:p>
      <text:p text:style-name="P4"><text:s text:c="16"/>[</text:p>
      <text:p text:style-name="P4"><text:s text:c="18"/>"34",</text:p>
      <text:p text:style-name="P4"><text:s text:c="18"/>"1119371",</text:p>
      <text:p text:style-name="P4"><text:s text:c="18"/>"299659",</text:p>
      <text:p text:style-name="P4"><text:s text:c="18"/>"0",</text:p>
      <text:p text:style-name="P4"><text:s text:c="18"/>"1",</text:p>
      <text:p text:style-name="P4"><text:s text:c="18"/>"THU0013",</text:p>
      <text:p text:style-name="P4"><text:s text:c="18"/>"75.99",</text:p>
      <text:p text:style-name="P4"><text:s text:c="18"/>"2017-01-01 12:32:53",</text:p>
      <text:p text:style-name="P4"><text:s text:c="18"/>"75.99",</text:p>
      <text:p text:style-name="P4"><text:s text:c="18"/>"Thule",</text:p>
      <text:p text:style-name="P4"><text:s text:c="18"/>"Thule Crossover 25L Backpack MacBook Pro 15 \"Black",</text:p>
      <text:p text:style-name="P4"><text:s text:c="18"/>"resistant and waterproof backpack capacity 25 liter bins for MacBook Pro 15-inch iPad and iPhone",</text:p>
      <text:p text:style-name="P4"><text:s text:c="18"/>"1392",</text:p>
      <text:p text:style-name="P4"><text:s text:c="18"/>"99.95",</text:p>
      <text:p text:style-name="P4"><text:s text:c="18"/>"Cases &amp; Protection",</text:p>
      <text:p text:style-name="P4"><text:s text:c="18"/>"Bag",</text:p>
      <text:p text:style-name="P4"><text:s text:c="18"/>"True",</text:p>
      <text:p text:style-name="P4"><text:s text:c="18"/>"Discounted",</text:p>
      <text:p text:style-name="P4"><text:s text:c="18"/>"0.23971985992996506",</text:p>
      <text:p text:style-name="P4"><text:s text:c="18"/>"2017-01-01 00:00:00"</text:p>
      <text:p text:style-name="P4"><text:s text:c="16"/>],</text:p>
      <text:p text:style-name="P4"><text:s text:c="16"/>[</text:p>
      <text:p text:style-name="P4"><text:s text:c="18"/>"35",</text:p>
      <text:p text:style-name="P4"><text:s text:c="18"/>"1119388",</text:p>
      <text:p text:style-name="P4"><text:s text:c="18"/>"299667",</text:p>
      <text:p text:style-name="P4"><text:s text:c="18"/>"0",</text:p>
      <text:p text:style-name="P4"><text:s text:c="18"/>"1",</text:p>
      <text:p text:style-name="P4"><text:s text:c="18"/>"WIT0024",</text:p>
      <text:p text:style-name="P4"><text:s text:c="18"/>"94.99",</text:p>
      <text:p text:style-name="P4"><text:soft-page-break/><text:s text:c="18"/>"2017-01-01 12:42:40",</text:p>
      <text:p text:style-name="P4"><text:s text:c="18"/>"94.99",</text:p>
      <text:p text:style-name="P4"><text:s text:c="18"/>"Withings",</text:p>
      <text:p text:style-name="P4"><text:s text:c="18"/>"Withings Activite POP Blue Clock",</text:p>
      <text:p text:style-name="P4"><text:s text:c="18"/>"Smartwatch that records sleep and movement for iPhone and iPod Touch.",</text:p>
      <text:p text:style-name="P4"><text:s text:c="18"/>"11905404",</text:p>
      <text:p text:style-name="P4"><text:s text:c="18"/>"129.95",</text:p>
      <text:p text:style-name="P4"><text:s text:c="18"/>"Smart Home &amp; IoT",</text:p>
      <text:p text:style-name="P4"><text:s text:c="18"/>"Smart Wearables &amp; Health",</text:p>
      <text:p text:style-name="P4"><text:s text:c="18"/>"True",</text:p>
      <text:p text:style-name="P4"><text:s text:c="18"/>"Discounted",</text:p>
      <text:p text:style-name="P4"><text:s text:c="18"/>"0.26902654867256637",</text:p>
      <text:p text:style-name="P4"><text:s text:c="18"/>"2017-01-01 00:00:00"</text:p>
      <text:p text:style-name="P4"><text:s text:c="16"/>],</text:p>
      <text:p text:style-name="P4"><text:s text:c="16"/>[</text:p>
      <text:p text:style-name="P4"><text:s text:c="18"/>"36",</text:p>
      <text:p text:style-name="P4"><text:s text:c="18"/>"1119404",</text:p>
      <text:p text:style-name="P4"><text:s text:c="18"/>"299673",</text:p>
      <text:p text:style-name="P4"><text:s text:c="18"/>"0",</text:p>
      <text:p text:style-name="P4"><text:s text:c="18"/>"1",</text:p>
      <text:p text:style-name="P4"><text:s text:c="18"/>"PAC0569",</text:p>
      <text:p text:style-name="P4"><text:s text:c="18"/>"168.14",</text:p>
      <text:p text:style-name="P4"><text:s text:c="18"/>"2017-01-01 12:56:10",</text:p>
      <text:p text:style-name="P4"><text:s text:c="18"/>"168.14",</text:p>
      <text:p text:style-name="P4"><text:s text:c="18"/>"Pack",</text:p>
      <text:p text:style-name="P4"><text:s text:c="18"/>"Samsung 256GB SSD expansion PRO Kit for iMac 27 \"2011",</text:p>
      <text:p text:style-name="P4"><text:s text:c="18"/>"Upgrade kit 256GB SSD iMac 27 inch Mid 2011",</text:p>
      <text:p text:style-name="P4"><text:s text:c="18"/>"1433",</text:p>
      <text:p text:style-name="P4"><text:s text:c="18"/>"200.98",</text:p>
      <text:p text:style-name="P4"><text:s text:c="18"/>"Storage",</text:p>
      <text:p text:style-name="P4"><text:s text:c="18"/>"SSD",</text:p>
      <text:p text:style-name="P4"><text:s text:c="18"/>"True",</text:p>
      <text:p text:style-name="P4"><text:s text:c="18"/>"Discounted",</text:p>
      <text:p text:style-name="P4"><text:s text:c="18"/>"0.16339934321823069",</text:p>
      <text:p text:style-name="P4"><text:s text:c="18"/>"2017-01-01 00:00:00"</text:p>
      <text:p text:style-name="P4"><text:s text:c="16"/>],</text:p>
      <text:p text:style-name="P4"><text:s text:c="16"/>[</text:p>
      <text:p text:style-name="P4"><text:s text:c="18"/>"37",</text:p>
      <text:p text:style-name="P4"><text:s text:c="18"/>"1119405",</text:p>
      <text:p text:style-name="P4"><text:s text:c="18"/>"299664",</text:p>
      <text:p text:style-name="P4"><text:s text:c="18"/>"0",</text:p>
      <text:p text:style-name="P4"><text:s text:c="18"/>"1",</text:p>
      <text:p text:style-name="P4"><text:s text:c="18"/>"APP0958",</text:p>
      <text:p text:style-name="P4"><text:s text:c="18"/>"1351.99",</text:p>
      <text:p text:style-name="P4"><text:s text:c="18"/>"2017-01-01 12:57:21",</text:p>
      <text:p text:style-name="P4"><text:s text:c="18"/>"1351.99",</text:p>
      <text:p text:style-name="P4"><text:s text:c="18"/>"Apple",</text:p>
      <text:p text:style-name="P4"><text:s text:c="18"/>"Apple MacBook Pro Retina 13 \"i5 27 Ghz | 8GB RAM | 128GB Flash",</text:p>
      <text:p text:style-name="P4"><text:soft-page-break/><text:s text:c="18"/>"New MacBook Pro 13-inch Retina screen i5 128GB RAM 8GB Flash 27GHz (MF839Y / A).",</text:p>
      <text:p text:style-name="P4"><text:s text:c="18"/>"1282",</text:p>
      <text:p text:style-name="P4"><text:s text:c="18"/>"1449.0",</text:p>
      <text:p text:style-name="P4"><text:s text:c="18"/>"Computers",</text:p>
      <text:p text:style-name="P4"><text:s text:c="18"/>"MacBook Pro",</text:p>
      <text:p text:style-name="P4"><text:s text:c="18"/>"True",</text:p>
      <text:p text:style-name="P4"><text:s text:c="18"/>"Discounted",</text:p>
      <text:p text:style-name="P4"><text:s text:c="18"/>"0.06694962042788129",</text:p>
      <text:p text:style-name="P4"><text:s text:c="18"/>"2017-01-01 00:00:00"</text:p>
      <text:p text:style-name="P4"><text:s text:c="16"/>],</text:p>
      <text:p text:style-name="P4"><text:s text:c="16"/>[</text:p>
      <text:p text:style-name="P4"><text:s text:c="18"/>"38",</text:p>
      <text:p text:style-name="P4"><text:s text:c="18"/>"1119407",</text:p>
      <text:p text:style-name="P4"><text:s text:c="18"/>"299674",</text:p>
      <text:p text:style-name="P4"><text:s text:c="18"/>"0",</text:p>
      <text:p text:style-name="P4"><text:s text:c="18"/>"1",</text:p>
      <text:p text:style-name="P4"><text:s text:c="18"/>"PAC1296",</text:p>
      <text:p text:style-name="P4"><text:s text:c="18"/>"584.24",</text:p>
      <text:p text:style-name="P4"><text:s text:c="18"/>"2017-01-01 12:58:24",</text:p>
      <text:p text:style-name="P4"><text:s text:c="18"/>"584.24",</text:p>
      <text:p text:style-name="P4"><text:s text:c="18"/>"Pack",</text:p>
      <text:p text:style-name="P4"><text:s text:c="18"/>"Pack QNAP TS-251 + | 8GB RAM | WD 6TB Network",</text:p>
      <text:p text:style-name="P4"><text:s text:c="18"/>"Pack QNAP TS-251 + with 8GB RAM memory + 6TB (2x3TB) Hard Red WD Mac and PC.",</text:p>
      <text:p text:style-name="P4"><text:s text:c="18"/>"12175397",</text:p>
      <text:p text:style-name="P4"><text:s text:c="18"/>"757.99",</text:p>
      <text:p text:style-name="P4"><text:s text:c="18"/>"Networking",</text:p>
      <text:p text:style-name="P4"><text:s text:c="18"/>"NAS Memory Upgrade",</text:p>
      <text:p text:style-name="P4"><text:s text:c="18"/>"True",</text:p>
      <text:p text:style-name="P4"><text:s text:c="18"/>"Discounted",</text:p>
      <text:p text:style-name="P4"><text:s text:c="18"/>"0.22922465995593608",</text:p>
      <text:p text:style-name="P4"><text:s text:c="18"/>"2017-01-01 00:00:00"</text:p>
      <text:p text:style-name="P4"><text:s text:c="16"/>],</text:p>
      <text:p text:style-name="P4"><text:s text:c="16"/>[</text:p>
      <text:p text:style-name="P4"><text:s text:c="18"/>"39",</text:p>
      <text:p text:style-name="P4"><text:s text:c="18"/>"1119419",</text:p>
      <text:p text:style-name="P4"><text:s text:c="18"/>"299681",</text:p>
      <text:p text:style-name="P4"><text:s text:c="18"/>"0",</text:p>
      <text:p text:style-name="P4"><text:s text:c="18"/>"1",</text:p>
      <text:p text:style-name="P4"><text:s text:c="18"/>"SPE0161",</text:p>
      <text:p text:style-name="P4"><text:s text:c="18"/>"35.14",</text:p>
      <text:p text:style-name="P4"><text:s text:c="18"/>"2017-01-01 13:07:07",</text:p>
      <text:p text:style-name="P4"><text:s text:c="18"/>"35.14",</text:p>
      <text:p text:style-name="P4"><text:s text:c="18"/>"Spek SeeThru",</text:p>
      <text:p text:style-name="P4"><text:s text:c="18"/>"Seethru Speck Case Macbook Air 11 \"Blue Calypso",</text:p>
      <text:p text:style-name="P4"><text:s text:c="18"/>"Protective housing MacBook Air 11 inches.",</text:p>
      <text:p text:style-name="P4"><text:s text:c="18"/>"13835403",</text:p>
      <text:p text:style-name="P4"><text:s text:c="18"/>"49.9",</text:p>
      <text:p text:style-name="P4"><text:soft-page-break/><text:s text:c="18"/>"Cases &amp; Protection",</text:p>
      <text:p text:style-name="P4"><text:s text:c="18"/>"Case",</text:p>
      <text:p text:style-name="P4"><text:s text:c="18"/>"True",</text:p>
      <text:p text:style-name="P4"><text:s text:c="18"/>"Discounted",</text:p>
      <text:p text:style-name="P4"><text:s text:c="18"/>"0.29579158316633264",</text:p>
      <text:p text:style-name="P4"><text:s text:c="18"/>"2017-01-01 00:00:00"</text:p>
      <text:p text:style-name="P4"><text:s text:c="16"/>],</text:p>
      <text:p text:style-name="P4"><text:s text:c="16"/>[</text:p>
      <text:p text:style-name="P4"><text:s text:c="18"/>"40",</text:p>
      <text:p text:style-name="P4"><text:s text:c="18"/>"1119422",</text:p>
      <text:p text:style-name="P4"><text:s text:c="18"/>"299681",</text:p>
      <text:p text:style-name="P4"><text:s text:c="18"/>"0",</text:p>
      <text:p text:style-name="P4"><text:s text:c="18"/>"1",</text:p>
      <text:p text:style-name="P4"><text:s text:c="18"/>"APP0701",</text:p>
      <text:p text:style-name="P4"><text:s text:c="18"/>"69.34",</text:p>
      <text:p text:style-name="P4"><text:s text:c="18"/>"2017-01-01 13:09:14",</text:p>
      <text:p text:style-name="P4"><text:s text:c="18"/>"69.34",</text:p>
      <text:p text:style-name="P4"><text:s text:c="18"/>"Apple",</text:p>
      <text:p text:style-name="P4"><text:s text:c="18"/>" Apple 45W MagSafe 2 charger MacBook Air in June 2012 (OEM)",</text:p>
      <text:p text:style-name="P4"><text:s text:c="18"/>"Apple charger MacBook Air MagSafe 2 45W without original box",</text:p>
      <text:p text:style-name="P4"><text:s text:c="18"/>"13005399",</text:p>
      <text:p text:style-name="P4"><text:s text:c="18"/>"89.0",</text:p>
      <text:p text:style-name="P4"><text:s text:c="18"/>"Power &amp; Charging",</text:p>
      <text:p text:style-name="P4"><text:s text:c="18"/>"Charger",</text:p>
      <text:p text:style-name="P4"><text:s text:c="18"/>"True",</text:p>
      <text:p text:style-name="P4"><text:s text:c="18"/>"Discounted",</text:p>
      <text:p text:style-name="P4"><text:s text:c="18"/>"0.22089887640449435",</text:p>
      <text:p text:style-name="P4"><text:s text:c="18"/>"2017-01-01 00:00:00"</text:p>
      <text:p text:style-name="P4"><text:s text:c="16"/>],</text:p>
      <text:p text:style-name="P4"><text:s text:c="16"/>[</text:p>
      <text:p text:style-name="P4"><text:s text:c="18"/>"41",</text:p>
      <text:p text:style-name="P4"><text:s text:c="18"/>"1119448",</text:p>
      <text:p text:style-name="P4"><text:s text:c="18"/>"299696",</text:p>
      <text:p text:style-name="P4"><text:s text:c="18"/>"0",</text:p>
      <text:p text:style-name="P4"><text:s text:c="18"/>"1",</text:p>
      <text:p text:style-name="P4"><text:s text:c="18"/>"KEN0212",</text:p>
      <text:p text:style-name="P4"><text:s text:c="18"/>"18.04",</text:p>
      <text:p text:style-name="P4"><text:s text:c="18"/>"2017-01-01 13:27:25",</text:p>
      <text:p text:style-name="P4"><text:s text:c="18"/>"18.04",</text:p>
      <text:p text:style-name="P4"><text:s text:c="18"/>"Jaybird",</text:p>
      <text:p text:style-name="P4"><text:s text:c="18"/>"Kensington Power Bank External Battery 5200mAh Silver",</text:p>
      <text:p text:style-name="P4"><text:s text:c="18"/>"5200mAh external battery small and light (152g) for iPhone iPad and iPod.",</text:p>
      <text:p text:style-name="P4"><text:s text:c="18"/>"1515",</text:p>
      <text:p text:style-name="P4"><text:s text:c="18"/>"32.99",</text:p>
      <text:p text:style-name="P4"><text:s text:c="18"/>"Power &amp; Charging",</text:p>
      <text:p text:style-name="P4"><text:s text:c="18"/>"Battery",</text:p>
      <text:p text:style-name="P4"><text:s text:c="18"/>"True",</text:p>
      <text:p text:style-name="P4"><text:s text:c="18"/>"Discounted",</text:p>
      <text:p text:style-name="P4"><text:s text:c="18"/>"0.4531676265535011",</text:p>
      <text:p text:style-name="P4"><text:soft-page-break/><text:s text:c="18"/>"2017-01-01 00:00:00"</text:p>
      <text:p text:style-name="P4"><text:s text:c="16"/>],</text:p>
      <text:p text:style-name="P4"><text:s text:c="16"/>[</text:p>
      <text:p text:style-name="P4"><text:s text:c="18"/>"42",</text:p>
      <text:p text:style-name="P4"><text:s text:c="18"/>"1119470",</text:p>
      <text:p text:style-name="P4"><text:s text:c="18"/>"299704",</text:p>
      <text:p text:style-name="P4"><text:s text:c="18"/>"0",</text:p>
      <text:p text:style-name="P4"><text:s text:c="18"/>"1",</text:p>
      <text:p text:style-name="P4"><text:s text:c="18"/>"APP0697",</text:p>
      <text:p text:style-name="P4"><text:s text:c="18"/>"12.99",</text:p>
      <text:p text:style-name="P4"><text:s text:c="18"/>"2017-01-01 13:41:17",</text:p>
      <text:p text:style-name="P4"><text:s text:c="18"/>"12.99",</text:p>
      <text:p text:style-name="P4"><text:s text:c="18"/>"Apple",</text:p>
      <text:p text:style-name="P4"><text:s text:c="18"/>"OEM USB Cable for iPhone iPad Dock and Apple iPod White Compatible",</text:p>
      <text:p text:style-name="P4"><text:s text:c="18"/>"Cable OEM dock for iPhone iPad and iPod compatible USB Apple (unboxed)",</text:p>
      <text:p text:style-name="P4"><text:s text:c="18"/>"1230",</text:p>
      <text:p text:style-name="P4"><text:s text:c="18"/>"25.0",</text:p>
      <text:p text:style-name="P4"><text:s text:c="18"/>"Cables &amp; Adapters",</text:p>
      <text:p text:style-name="P4"><text:s text:c="18"/>"Lightning USB Cable",</text:p>
      <text:p text:style-name="P4"><text:s text:c="18"/>"True",</text:p>
      <text:p text:style-name="P4"><text:s text:c="18"/>"Discounted",</text:p>
      <text:p text:style-name="P4"><text:s text:c="18"/>"0.4804",</text:p>
      <text:p text:style-name="P4"><text:s text:c="18"/>"2017-01-01 00:00:00"</text:p>
      <text:p text:style-name="P4"><text:s text:c="16"/>],</text:p>
      <text:p text:style-name="P4"><text:s text:c="16"/>[</text:p>
      <text:p text:style-name="P4"><text:s text:c="18"/>"43",</text:p>
      <text:p text:style-name="P4"><text:s text:c="18"/>"1119490",</text:p>
      <text:p text:style-name="P4"><text:s text:c="18"/>"299710",</text:p>
      <text:p text:style-name="P4"><text:s text:c="18"/>"0",</text:p>
      <text:p text:style-name="P4"><text:s text:c="18"/>"1",</text:p>
      <text:p text:style-name="P4"><text:s text:c="18"/>"PHI0072",</text:p>
      <text:p text:style-name="P4"><text:s text:c="18"/>"66.49",</text:p>
      <text:p text:style-name="P4"><text:s text:c="18"/>"2017-01-01 14:05:28",</text:p>
      <text:p text:style-name="P4"><text:s text:c="18"/>"66.49",</text:p>
      <text:p text:style-name="P4"><text:s text:c="18"/>"Philips",</text:p>
      <text:p text:style-name="P4"><text:s text:c="18"/>"Philips Hue bulbs 9.5W White Pack 2 Starter Kit + E27 A60 Bridge",</text:p>
      <text:p text:style-name="P4"><text:s text:c="18"/>"Kit 2 bulbs E27 + white light controller Bridge",</text:p>
      <text:p text:style-name="P4"><text:s text:c="18"/>"11905404",</text:p>
      <text:p text:style-name="P4"><text:s text:c="18"/>"79.95",</text:p>
      <text:p text:style-name="P4"><text:s text:c="18"/>"Smart Home &amp; IoT",</text:p>
      <text:p text:style-name="P4"><text:s text:c="18"/>"Smart Lighting",</text:p>
      <text:p text:style-name="P4"><text:s text:c="18"/>"True",</text:p>
      <text:p text:style-name="P4"><text:s text:c="18"/>"Discounted",</text:p>
      <text:p text:style-name="P4"><text:s text:c="18"/>"0.1683552220137587",</text:p>
      <text:p text:style-name="P4"><text:s text:c="18"/>"2017-01-01 00:00:00"</text:p>
      <text:p text:style-name="P4"><text:s text:c="16"/>],</text:p>
      <text:p text:style-name="P4"><text:s text:c="16"/>[</text:p>
      <text:p text:style-name="P4"><text:s text:c="18"/>"44",</text:p>
      <text:p text:style-name="P4"><text:s text:c="18"/>"1119491",</text:p>
      <text:p text:style-name="P4"><text:soft-page-break/><text:s text:c="18"/>"299710",</text:p>
      <text:p text:style-name="P4"><text:s text:c="18"/>"0",</text:p>
      <text:p text:style-name="P4"><text:s text:c="18"/>"1",</text:p>
      <text:p text:style-name="P4"><text:s text:c="18"/>"PHI0079",</text:p>
      <text:p text:style-name="P4"><text:s text:c="18"/>"56.04",</text:p>
      <text:p text:style-name="P4"><text:s text:c="18"/>"2017-01-01 14:06:17",</text:p>
      <text:p text:style-name="P4"><text:s text:c="18"/>"56.04",</text:p>
      <text:p text:style-name="P4"><text:s text:c="18"/>"Philips",</text:p>
      <text:p text:style-name="P4"><text:s text:c="18"/>"Philips Hue White and Color Light Bulb 10W A60 E27 Single",</text:p>
      <text:p text:style-name="P4"><text:s text:c="18"/>"Independent bulb color and white for Philips Hue System",</text:p>
      <text:p text:style-name="P4"><text:s text:c="18"/>"11905404",</text:p>
      <text:p text:style-name="P4"><text:s text:c="18"/>"59.95",</text:p>
      <text:p text:style-name="P4"><text:s text:c="18"/>"Smart Home &amp; IoT",</text:p>
      <text:p text:style-name="P4"><text:s text:c="18"/>"Smart Lighting",</text:p>
      <text:p text:style-name="P4"><text:s text:c="18"/>"True",</text:p>
      <text:p text:style-name="P4"><text:s text:c="18"/>"Discounted",</text:p>
      <text:p text:style-name="P4"><text:s text:c="18"/>"0.06522101751459555",</text:p>
      <text:p text:style-name="P4"><text:s text:c="18"/>"2017-01-01 00:00:00"</text:p>
      <text:p text:style-name="P4"><text:s text:c="16"/>],</text:p>
      <text:p text:style-name="P4"><text:s text:c="16"/>[</text:p>
      <text:p text:style-name="P4"><text:s text:c="18"/>"45",</text:p>
      <text:p text:style-name="P4"><text:s text:c="18"/>"1119506",</text:p>
      <text:p text:style-name="P4"><text:s text:c="18"/>"299719",</text:p>
      <text:p text:style-name="P4"><text:s text:c="18"/>"0",</text:p>
      <text:p text:style-name="P4"><text:s text:c="18"/>"1",</text:p>
      <text:p text:style-name="P4"><text:s text:c="18"/>"OTT0139",</text:p>
      <text:p text:style-name="P4"><text:s text:c="18"/>"21.84",</text:p>
      <text:p text:style-name="P4"><text:s text:c="18"/>"2017-01-01 14:19:14",</text:p>
      <text:p text:style-name="P4"><text:s text:c="18"/>"21.84",</text:p>
      <text:p text:style-name="P4"><text:s text:c="18"/>"Otterbox",</text:p>
      <text:p text:style-name="P4"><text:s text:c="18"/>"OtterBox Symmetry Clear Case iPhone SE / 5s / 5 Transparent / Black",</text:p>
      <text:p text:style-name="P4"><text:s text:c="18"/>"resistant cover and rear transparent thin iPhone SE / 5s / 5",</text:p>
      <text:p text:style-name="P4"><text:s text:c="18"/>"11865403",</text:p>
      <text:p text:style-name="P4"><text:s text:c="18"/>"29.99",</text:p>
      <text:p text:style-name="P4"><text:s text:c="18"/>"Cases &amp; Protection",</text:p>
      <text:p text:style-name="P4"><text:s text:c="18"/>"Case",</text:p>
      <text:p text:style-name="P4"><text:s text:c="18"/>"True",</text:p>
      <text:p text:style-name="P4"><text:s text:c="18"/>"Discounted",</text:p>
      <text:p text:style-name="P4"><text:s text:c="18"/>"0.27175725241747245",</text:p>
      <text:p text:style-name="P4"><text:s text:c="18"/>"2017-01-01 00:00:00"</text:p>
      <text:p text:style-name="P4"><text:s text:c="16"/>],</text:p>
      <text:p text:style-name="P4"><text:s text:c="16"/>[</text:p>
      <text:p text:style-name="P4"><text:s text:c="18"/>"46",</text:p>
      <text:p text:style-name="P4"><text:s text:c="18"/>"1119510",</text:p>
      <text:p text:style-name="P4"><text:s text:c="18"/>"299719",</text:p>
      <text:p text:style-name="P4"><text:s text:c="18"/>"0",</text:p>
      <text:p text:style-name="P4"><text:s text:c="18"/>"1",</text:p>
      <text:p text:style-name="P4"><text:s text:c="18"/>"GRT0361",</text:p>
      <text:p text:style-name="P4"><text:s text:c="18"/>"18.04",</text:p>
      <text:p text:style-name="P4"><text:soft-page-break/><text:s text:c="18"/>"2017-01-01 14:22:21",</text:p>
      <text:p text:style-name="P4"><text:s text:c="18"/>"18.04",</text:p>
      <text:p text:style-name="P4"><text:s text:c="18"/>"Griffin",</text:p>
      <text:p text:style-name="P4"><text:s text:c="18"/>"Griffin PowerJolt Car Charger 5V 2A 12W Lightning",</text:p>
      <text:p text:style-name="P4"><text:s text:c="18"/>"Car Charger for iPhone iPad and iPod.",</text:p>
      <text:p text:style-name="P4"><text:s text:c="18"/>"13615399",</text:p>
      <text:p text:style-name="P4"><text:s text:c="18"/>"19.99",</text:p>
      <text:p text:style-name="P4"><text:s text:c="18"/>"Power &amp; Charging",</text:p>
      <text:p text:style-name="P4"><text:s text:c="18"/>"Charger",</text:p>
      <text:p text:style-name="P4"><text:s text:c="18"/>"True",</text:p>
      <text:p text:style-name="P4"><text:s text:c="18"/>"Discounted",</text:p>
      <text:p text:style-name="P4"><text:s text:c="18"/>"0.09754877438719357",</text:p>
      <text:p text:style-name="P4"><text:s text:c="18"/>"2017-01-01 00:00:00"</text:p>
      <text:p text:style-name="P4"><text:s text:c="16"/>],</text:p>
      <text:p text:style-name="P4"><text:s text:c="16"/>[</text:p>
      <text:p text:style-name="P4"><text:s text:c="18"/>"47",</text:p>
      <text:p text:style-name="P4"><text:s text:c="18"/>"1119513",</text:p>
      <text:p text:style-name="P4"><text:s text:c="18"/>"299723",</text:p>
      <text:p text:style-name="P4"><text:s text:c="18"/>"0",</text:p>
      <text:p text:style-name="P4"><text:s text:c="18"/>"2",</text:p>
      <text:p text:style-name="P4"><text:s text:c="18"/>"MAC0122",</text:p>
      <text:p text:style-name="P4"><text:s text:c="18"/>"23.74",</text:p>
      <text:p text:style-name="P4"><text:s text:c="18"/>"2017-01-01 14:26:43",</text:p>
      <text:p text:style-name="P4"><text:s text:c="18"/>"47.48",</text:p>
      <text:p text:style-name="P4"><text:s text:c="18"/>"Macally",</text:p>
      <text:p text:style-name="P4"><text:s text:c="18"/>"Macally USB 3.0 External Enclosure 2.5 \"SATA Plata",</text:p>
      <text:p text:style-name="P4"><text:s text:c="18"/>"Aluminum HDD external case 2.5 USB 3.0 for Mac and PC inches.",</text:p>
      <text:p text:style-name="P4"><text:s text:c="18"/>"12995397",</text:p>
      <text:p text:style-name="P4"><text:s text:c="18"/>"29.95",</text:p>
      <text:p text:style-name="P4"><text:s text:c="18"/>"Storage",</text:p>
      <text:p text:style-name="P4"><text:s text:c="18"/>"Enclosure / Dock",</text:p>
      <text:p text:style-name="P4"><text:s text:c="18"/>"True",</text:p>
      <text:p text:style-name="P4"><text:s text:c="18"/>"Discounted",</text:p>
      <text:p text:style-name="P4"><text:s text:c="18"/>"0.20734557595993325",</text:p>
      <text:p text:style-name="P4"><text:s text:c="18"/>"2017-01-01 00:00:00"</text:p>
      <text:p text:style-name="P4"><text:s text:c="16"/>],</text:p>
      <text:p text:style-name="P4"><text:s text:c="16"/>[</text:p>
      <text:p text:style-name="P4"><text:s text:c="18"/>"48",</text:p>
      <text:p text:style-name="P4"><text:s text:c="18"/>"1119529",</text:p>
      <text:p text:style-name="P4"><text:s text:c="18"/>"299696",</text:p>
      <text:p text:style-name="P4"><text:s text:c="18"/>"0",</text:p>
      <text:p text:style-name="P4"><text:s text:c="18"/>"3",</text:p>
      <text:p text:style-name="P4"><text:s text:c="18"/>"SAN0112",</text:p>
      <text:p text:style-name="P4"><text:s text:c="18"/>"18.99",</text:p>
      <text:p text:style-name="P4"><text:s text:c="18"/>"2017-01-01 14:52:01",</text:p>
      <text:p text:style-name="P4"><text:s text:c="18"/>"56.97",</text:p>
      <text:p text:style-name="P4"><text:s text:c="18"/>"SanDisk",</text:p>
      <text:p text:style-name="P4"><text:s text:c="18"/>"SanDisk Ultra Flair Flash Drive 64GB USB 3.0",</text:p>
      <text:p text:style-name="P4"><text:s text:c="18"/>"USB 3.0 flash drive 64GB USB Flash Drive Mac and PC.",</text:p>
      <text:p text:style-name="P4"><text:soft-page-break/><text:s text:c="18"/>"57445397",</text:p>
      <text:p text:style-name="P4"><text:s text:c="18"/>"24.99",</text:p>
      <text:p text:style-name="P4"><text:s text:c="18"/>"Storage",</text:p>
      <text:p text:style-name="P4"><text:s text:c="18"/>"Flash Drive",</text:p>
      <text:p text:style-name="P4"><text:s text:c="18"/>"True",</text:p>
      <text:p text:style-name="P4"><text:s text:c="18"/>"Discounted",</text:p>
      <text:p text:style-name="P4"><text:s text:c="18"/>"0.24009603841536617",</text:p>
      <text:p text:style-name="P4"><text:s text:c="18"/>"2017-01-01 00:00:00"</text:p>
      <text:p text:style-name="P4"><text:s text:c="16"/>],</text:p>
      <text:p text:style-name="P4"><text:s text:c="16"/>[</text:p>
      <text:p text:style-name="P4"><text:s text:c="18"/>"49",</text:p>
      <text:p text:style-name="P4"><text:s text:c="18"/>"1119539",</text:p>
      <text:p text:style-name="P4"><text:s text:c="18"/>"299736",</text:p>
      <text:p text:style-name="P4"><text:s text:c="18"/>"0",</text:p>
      <text:p text:style-name="P4"><text:s text:c="18"/>"1",</text:p>
      <text:p text:style-name="P4"><text:s text:c="18"/>"WAC0191",</text:p>
      <text:p text:style-name="P4"><text:s text:c="18"/>"161.49",</text:p>
      <text:p text:style-name="P4"><text:s text:c="18"/>"2017-01-01 14:59:29",</text:p>
      <text:p text:style-name="P4"><text:s text:c="18"/>"161.49",</text:p>
      <text:p text:style-name="P4"><text:s text:c="18"/>"Wacom",</text:p>
      <text:p text:style-name="P4"><text:s text:c="18"/>"Education - Wacom Intuos Comic M Black",</text:p>
      <text:p text:style-name="P4"><text:s text:c="18"/>"multi-touch graphics tablet with pen precision and free software for Mac and PC",</text:p>
      <text:p text:style-name="P4"><text:s text:c="18"/>"1405",</text:p>
      <text:p text:style-name="P4"><text:s text:c="18"/>"199.99",</text:p>
      <text:p text:style-name="P4"><text:s text:c="18"/>"Portable Devices",</text:p>
      <text:p text:style-name="P4"><text:s text:c="18"/>"Graphics Tablet",</text:p>
      <text:p text:style-name="P4"><text:s text:c="18"/>"True",</text:p>
      <text:p text:style-name="P4"><text:s text:c="18"/>"Discounted",</text:p>
      <text:p text:style-name="P4"><text:s text:c="18"/>"0.19250962548127407",</text:p>
      <text:p text:style-name="P4"><text:s text:c="18"/>"2017-01-01 00:00:00"</text:p>
      <text:p text:style-name="P4"><text:s text:c="16"/>]</text:p>
      <text:p text:style-name="P4"><text:s text:c="14"/>],</text:p>
      <text:p text:style-name="P4"><text:s text:c="14"/>"shape": {</text:p>
      <text:p text:style-name="P4"><text:s text:c="16"/>"columns": 19,</text:p>
      <text:p text:style-name="P4"><text:s text:c="16"/>"rows": 56318</text:p>
      <text:p text:style-name="P4"><text:s text:c="14"/>}</text:p>
      <text:p text:style-name="P4"><text:s text:c="12"/>},</text:p>
      <text:p text:style-name="P4"><text:s text:c="12"/>"text/html": [</text:p>
      <text:p text:style-name="P4"><text:s text:c="14"/>"&lt;div&gt;\n",</text:p>
      <text:p text:style-name="P4"><text:s text:c="14"/>"&lt;style scoped&gt;\n",</text:p>
      <text:p text:style-name="P4"><text:s text:c="14"/>" <text:s text:c="3"/>.dataframe tbody tr th:only-of-type {\n",</text:p>
      <text:p text:style-name="P4"><text:s text:c="14"/>" <text:s text:c="7"/>vertical-align: middle;\n",</text:p>
      <text:p text:style-name="P4"><text:s text:c="14"/>" <text:s text:c="3"/>}\n",</text:p>
      <text:p text:style-name="P4"><text:s text:c="14"/>"\n",</text:p>
      <text:p text:style-name="P4"><text:s text:c="14"/>" <text:s text:c="3"/>.dataframe tbody tr th {\n",</text:p>
      <text:p text:style-name="P4"><text:s text:c="14"/>" <text:s text:c="7"/>vertical-align: top;\n",</text:p>
      <text:p text:style-name="P4"><text:s text:c="14"/>" <text:s text:c="3"/>}\n",</text:p>
      <text:p text:style-name="P4"><text:s text:c="14"/>"\n",</text:p>
      <text:p text:style-name="P4"><text:s text:c="14"/>" <text:s text:c="3"/>.dataframe thead th {\n",</text:p>
      <text:p text:style-name="P4"><text:soft-page-break/><text:s text:c="14"/>" <text:s text:c="7"/>text-align: right;\n",</text:p>
      <text:p text:style-name="P4"><text:s text:c="14"/>" <text:s text:c="3"/>}\n",</text:p>
      <text:p text:style-name="P4"><text:s text:c="14"/>"&lt;/style&gt;\n",</text:p>
      <text:p text:style-name="P4"><text:s text:c="14"/>"&lt;table border=\"1\" class=\"dataframe\"&gt;\n",</text:p>
      <text:p text:style-name="P4"><text:s text:c="14"/>" <text:s/>&lt;thead&gt;\n",</text:p>
      <text:p text:style-name="P4"><text:s text:c="14"/>" <text:s text:c="3"/>&lt;tr style=\"text-align: right;\"&gt;\n",</text:p>
      <text:p text:style-name="P4"><text:s text:c="14"/>" <text:s text:c="5"/>&lt;th&gt;&lt;/th&gt;\n",</text:p>
      <text:p text:style-name="P4"><text:s text:c="14"/>" <text:s text:c="5"/>&lt;th&gt;id&lt;/th&gt;\n",</text:p>
      <text:p text:style-name="P4"><text:s text:c="14"/>" <text:s text:c="5"/>&lt;th&gt;id_order&lt;/th&gt;\n",</text:p>
      <text:p text:style-name="P4"><text:s text:c="14"/>" <text:s text:c="5"/>&lt;th&gt;product_id&lt;/th&gt;\n",</text:p>
      <text:p text:style-name="P4"><text:s text:c="14"/>" <text:s text:c="5"/>&lt;th&gt;product_quantity&lt;/th&gt;\n",</text:p>
      <text:p text:style-name="P4"><text:s text:c="14"/>" <text:s text:c="5"/>&lt;th&gt;sku&lt;/th&gt;\n",</text:p>
      <text:p text:style-name="P4"><text:s text:c="14"/>" <text:s text:c="5"/>&lt;th&gt;unit_price&lt;/th&gt;\n",</text:p>
      <text:p text:style-name="P4"><text:s text:c="14"/>" <text:s text:c="5"/>&lt;th&gt;date&lt;/th&gt;\n",</text:p>
      <text:p text:style-name="P4"><text:s text:c="14"/>" <text:s text:c="5"/>&lt;th&gt;unit_price_total&lt;/th&gt;\n",</text:p>
      <text:p text:style-name="P4"><text:s text:c="14"/>" <text:s text:c="5"/>&lt;th&gt;brand&lt;/th&gt;\n",</text:p>
      <text:p text:style-name="P4"><text:s text:c="14"/>" <text:s text:c="5"/>&lt;th&gt;name&lt;/th&gt;\n",</text:p>
      <text:p text:style-name="P4"><text:s text:c="14"/>" <text:s text:c="5"/>&lt;th&gt;desc&lt;/th&gt;\n",</text:p>
      <text:p text:style-name="P4"><text:s text:c="14"/>" <text:s text:c="5"/>&lt;th&gt;type&lt;/th&gt;\n",</text:p>
      <text:p text:style-name="P4"><text:s text:c="14"/>" <text:s text:c="5"/>&lt;th&gt;price&lt;/th&gt;\n",</text:p>
      <text:p text:style-name="P4"><text:s text:c="14"/>" <text:s text:c="5"/>&lt;th&gt;category&lt;/th&gt;\n",</text:p>
      <text:p text:style-name="P4"><text:s text:c="14"/>" <text:s text:c="5"/>&lt;th&gt;subcategory&lt;/th&gt;\n",</text:p>
      <text:p text:style-name="P4"><text:s text:c="14"/>" <text:s text:c="5"/>&lt;th&gt;discount_flag&lt;/th&gt;\n",</text:p>
      <text:p text:style-name="P4"><text:s text:c="14"/>" <text:s text:c="5"/>&lt;th&gt;discount_label&lt;/th&gt;\n",</text:p>
      <text:p text:style-name="P4"><text:s text:c="14"/>" <text:s text:c="5"/>&lt;th&gt;discount_pct&lt;/th&gt;\n",</text:p>
      <text:p text:style-name="P4"><text:s text:c="14"/>" <text:s text:c="5"/>&lt;th&gt;month&lt;/th&gt;\n",</text:p>
      <text:p text:style-name="P4"><text:s text:c="14"/>" <text:s text:c="3"/>&lt;/tr&gt;\n",</text:p>
      <text:p text:style-name="P4"><text:s text:c="14"/>" <text:s/>&lt;/thead&gt;\n",</text:p>
      <text:p text:style-name="P4"><text:s text:c="14"/>" <text:s/>&lt;tbody&gt;\n",</text:p>
      <text:p text:style-name="P4"><text:s text:c="14"/>" <text:s text:c="3"/>&lt;tr&gt;\n",</text:p>
      <text:p text:style-name="P4"><text:s text:c="14"/>" <text:s text:c="5"/>&lt;th&gt;0&lt;/th&gt;\n",</text:p>
      <text:p text:style-name="P4"><text:s text:c="14"/>" <text:s text:c="5"/>&lt;td&gt;1119116&lt;/td&gt;\n",</text:p>
      <text:p text:style-name="P4"><text:s text:c="14"/>" <text:s text:c="5"/>&lt;td&gt;299545&lt;/td&gt;\n",</text:p>
      <text:p text:style-name="P4"><text:s text:c="14"/>" <text:s text:c="5"/>&lt;td&gt;0&lt;/td&gt;\n",</text:p>
      <text:p text:style-name="P4"><text:s text:c="14"/>" <text:s text:c="5"/>&lt;td&gt;1&lt;/td&gt;\n",</text:p>
      <text:p text:style-name="P4"><text:s text:c="14"/>" <text:s text:c="5"/>&lt;td&gt;OWC0100&lt;/td&gt;\n",</text:p>
      <text:p text:style-name="P4"><text:s text:c="14"/>" <text:s text:c="5"/>&lt;td&gt;47.49&lt;/td&gt;\n",</text:p>
      <text:p text:style-name="P4"><text:s text:c="14"/>" <text:s text:c="5"/>&lt;td&gt;2017-01-01 01:46:16&lt;/td&gt;\n",</text:p>
      <text:p text:style-name="P4"><text:s text:c="14"/>" <text:s text:c="5"/>&lt;td&gt;47.49&lt;/td&gt;\n",</text:p>
      <text:p text:style-name="P4"><text:s text:c="14"/>" <text:s text:c="5"/>&lt;td&gt;OWC&lt;/td&gt;\n",</text:p>
      <text:p text:style-name="P4"><text:s text:c="14"/>" <text:s text:c="5"/>&lt;td&gt;OWC In-line Digital Temperature Sensor Kit HDD...&lt;/td&gt;\n",</text:p>
      <text:p text:style-name="P4"><text:s text:c="14"/>" <text:s text:c="5"/>&lt;td&gt;Kit temperature sensor for HDD iMac 21 inch an...&lt;/td&gt;\n",</text:p>
      <text:p text:style-name="P4"><text:s text:c="14"/>" <text:s text:c="5"/>&lt;td&gt;12755395&lt;/td&gt;\n",</text:p>
      <text:p text:style-name="P4"><text:s text:c="14"/>" <text:s text:c="5"/>&lt;td&gt;60.99&lt;/td&gt;\n",</text:p>
      <text:p text:style-name="P4"><text:s text:c="14"/>" <text:s text:c="5"/>&lt;td&gt;Tools &amp;amp; Repair&lt;/td&gt;\n",</text:p>
      <text:p text:style-name="P4"><text:s text:c="14"/>" <text:s text:c="5"/>&lt;td&gt;Replacement Part&lt;/td&gt;\n",</text:p>
      <text:p text:style-name="P4"><text:s text:c="14"/>" <text:s text:c="5"/>&lt;td&gt;True&lt;/td&gt;\n",</text:p>
      <text:p text:style-name="P4"><text:s text:c="14"/>" <text:s text:c="5"/>&lt;td&gt;Discounted&lt;/td&gt;\n",</text:p>
      <text:p text:style-name="P4"><text:s text:c="14"/>" <text:s text:c="5"/>&lt;td&gt;0.221348&lt;/td&gt;\n",</text:p>
      <text:p text:style-name="P4"><text:soft-page-break/><text:s text:c="14"/>" <text:s text:c="5"/>&lt;td&gt;2017-01-01&lt;/td&gt;\n",</text:p>
      <text:p text:style-name="P4"><text:s text:c="14"/>" <text:s text:c="3"/>&lt;/tr&gt;\n",</text:p>
      <text:p text:style-name="P4"><text:s text:c="14"/>" <text:s text:c="3"/>&lt;tr&gt;\n",</text:p>
      <text:p text:style-name="P4"><text:s text:c="14"/>" <text:s text:c="5"/>&lt;th&gt;1&lt;/th&gt;\n",</text:p>
      <text:p text:style-name="P4"><text:s text:c="14"/>" <text:s text:c="5"/>&lt;td&gt;1119119&lt;/td&gt;\n",</text:p>
      <text:p text:style-name="P4"><text:s text:c="14"/>" <text:s text:c="5"/>&lt;td&gt;299546&lt;/td&gt;\n",</text:p>
      <text:p text:style-name="P4"><text:s text:c="14"/>" <text:s text:c="5"/>&lt;td&gt;0&lt;/td&gt;\n",</text:p>
      <text:p text:style-name="P4"><text:s text:c="14"/>" <text:s text:c="5"/>&lt;td&gt;1&lt;/td&gt;\n",</text:p>
      <text:p text:style-name="P4"><text:s text:c="14"/>" <text:s text:c="5"/>&lt;td&gt;IOT0014&lt;/td&gt;\n",</text:p>
      <text:p text:style-name="P4"><text:s text:c="14"/>" <text:s text:c="5"/>&lt;td&gt;18.99&lt;/td&gt;\n",</text:p>
      <text:p text:style-name="P4"><text:s text:c="14"/>" <text:s text:c="5"/>&lt;td&gt;2017-01-01 01:50:34&lt;/td&gt;\n",</text:p>
      <text:p text:style-name="P4"><text:s text:c="14"/>" <text:s text:c="5"/>&lt;td&gt;18.99&lt;/td&gt;\n",</text:p>
      <text:p text:style-name="P4"><text:s text:c="14"/>" <text:s text:c="5"/>&lt;td&gt;iOttie&lt;/td&gt;\n",</text:p>
      <text:p text:style-name="P4"><text:s text:c="14"/>" <text:s text:c="5"/>&lt;td&gt;iOttie Easy View 2 Car Black Support&lt;/td&gt;\n",</text:p>
      <text:p text:style-name="P4"><text:s text:c="14"/>" <text:s text:c="5"/>&lt;td&gt;IPhone car holder 7 plus / 7/6 Plus / 6 / 5s /...&lt;/td&gt;\n",</text:p>
      <text:p text:style-name="P4"><text:s text:c="14"/>" <text:s text:c="5"/>&lt;td&gt;5720&lt;/td&gt;\n",</text:p>
      <text:p text:style-name="P4"><text:s text:c="14"/>" <text:s text:c="5"/>&lt;td&gt;22.95&lt;/td&gt;\n",</text:p>
      <text:p text:style-name="P4"><text:s text:c="14"/>" <text:s text:c="5"/>&lt;td&gt;Stand &amp;amp; Mount&lt;/td&gt;\n",</text:p>
      <text:p text:style-name="P4"><text:s text:c="14"/>" <text:s text:c="5"/>&lt;td&gt;Support&lt;/td&gt;\n",</text:p>
      <text:p text:style-name="P4"><text:s text:c="14"/>" <text:s text:c="5"/>&lt;td&gt;True&lt;/td&gt;\n",</text:p>
      <text:p text:style-name="P4"><text:s text:c="14"/>" <text:s text:c="5"/>&lt;td&gt;Discounted&lt;/td&gt;\n",</text:p>
      <text:p text:style-name="P4"><text:s text:c="14"/>" <text:s text:c="5"/>&lt;td&gt;0.172549&lt;/td&gt;\n",</text:p>
      <text:p text:style-name="P4"><text:s text:c="14"/>" <text:s text:c="5"/>&lt;td&gt;2017-01-01&lt;/td&gt;\n",</text:p>
      <text:p text:style-name="P4"><text:s text:c="14"/>" <text:s text:c="3"/>&lt;/tr&gt;\n",</text:p>
      <text:p text:style-name="P4"><text:s text:c="14"/>" <text:s text:c="3"/>&lt;tr&gt;\n",</text:p>
      <text:p text:style-name="P4"><text:s text:c="14"/>" <text:s text:c="5"/>&lt;th&gt;2&lt;/th&gt;\n",</text:p>
      <text:p text:style-name="P4"><text:s text:c="14"/>" <text:s text:c="5"/>&lt;td&gt;1119120&lt;/td&gt;\n",</text:p>
      <text:p text:style-name="P4"><text:s text:c="14"/>" <text:s text:c="5"/>&lt;td&gt;295347&lt;/td&gt;\n",</text:p>
      <text:p text:style-name="P4"><text:s text:c="14"/>" <text:s text:c="5"/>&lt;td&gt;0&lt;/td&gt;\n",</text:p>
      <text:p text:style-name="P4"><text:s text:c="14"/>" <text:s text:c="5"/>&lt;td&gt;1&lt;/td&gt;\n",</text:p>
      <text:p text:style-name="P4"><text:s text:c="14"/>" <text:s text:c="5"/>&lt;td&gt;APP0700&lt;/td&gt;\n",</text:p>
      <text:p text:style-name="P4"><text:s text:c="14"/>" <text:s text:c="5"/>&lt;td&gt;72.19&lt;/td&gt;\n",</text:p>
      <text:p text:style-name="P4"><text:s text:c="14"/>" <text:s text:c="5"/>&lt;td&gt;2017-01-01 01:54:11&lt;/td&gt;\n",</text:p>
      <text:p text:style-name="P4"><text:s text:c="14"/>" <text:s text:c="5"/>&lt;td&gt;72.19&lt;/td&gt;\n",</text:p>
      <text:p text:style-name="P4"><text:s text:c="14"/>" <text:s text:c="5"/>&lt;td&gt;Apple&lt;/td&gt;\n",</text:p>
      <text:p text:style-name="P4"><text:s text:c="14"/>" <text:s text:c="5"/>&lt;td&gt;Apple 85W MagSafe 2 charger MacBook Pro screen...&lt;/td&gt;\n",</text:p>
      <text:p text:style-name="P4"><text:s text:c="14"/>" <text:s text:c="5"/>&lt;td&gt;Apple MagSafe 2 Charger for MacBook Pro 15-inc...&lt;/td&gt;\n",</text:p>
      <text:p text:style-name="P4"><text:s text:c="14"/>" <text:s text:c="5"/>&lt;td&gt;13005399&lt;/td&gt;\n",</text:p>
      <text:p text:style-name="P4"><text:s text:c="14"/>" <text:s text:c="5"/>&lt;td&gt;89.00&lt;/td&gt;\n",</text:p>
      <text:p text:style-name="P4"><text:s text:c="14"/>" <text:s text:c="5"/>&lt;td&gt;Power &amp;amp; Charging&lt;/td&gt;\n",</text:p>
      <text:p text:style-name="P4"><text:s text:c="14"/>" <text:s text:c="5"/>&lt;td&gt;Charger&lt;/td&gt;\n",</text:p>
      <text:p text:style-name="P4"><text:s text:c="14"/>" <text:s text:c="5"/>&lt;td&gt;True&lt;/td&gt;\n",</text:p>
      <text:p text:style-name="P4"><text:s text:c="14"/>" <text:s text:c="5"/>&lt;td&gt;Discounted&lt;/td&gt;\n",</text:p>
      <text:p text:style-name="P4"><text:s text:c="14"/>" <text:s text:c="5"/>&lt;td&gt;0.188876&lt;/td&gt;\n",</text:p>
      <text:p text:style-name="P4"><text:s text:c="14"/>" <text:s text:c="5"/>&lt;td&gt;2017-01-01&lt;/td&gt;\n",</text:p>
      <text:p text:style-name="P4"><text:s text:c="14"/>" <text:s text:c="3"/>&lt;/tr&gt;\n",</text:p>
      <text:p text:style-name="P4"><text:s text:c="14"/>" <text:s text:c="3"/>&lt;tr&gt;\n",</text:p>
      <text:p text:style-name="P4"><text:s text:c="14"/>" <text:s text:c="5"/>&lt;th&gt;3&lt;/th&gt;\n",</text:p>
      <text:p text:style-name="P4"><text:s text:c="14"/>" <text:s text:c="5"/>&lt;td&gt;1119126&lt;/td&gt;\n",</text:p>
      <text:p text:style-name="P4"><text:soft-page-break/><text:s text:c="14"/>" <text:s text:c="5"/>&lt;td&gt;299549&lt;/td&gt;\n",</text:p>
      <text:p text:style-name="P4"><text:s text:c="14"/>" <text:s text:c="5"/>&lt;td&gt;0&lt;/td&gt;\n",</text:p>
      <text:p text:style-name="P4"><text:s text:c="14"/>" <text:s text:c="5"/>&lt;td&gt;1&lt;/td&gt;\n",</text:p>
      <text:p text:style-name="P4"><text:s text:c="14"/>" <text:s text:c="5"/>&lt;td&gt;PAC0929&lt;/td&gt;\n",</text:p>
      <text:p text:style-name="P4"><text:s text:c="14"/>" <text:s text:c="5"/>&lt;td&gt;2565.99&lt;/td&gt;\n",</text:p>
      <text:p text:style-name="P4"><text:s text:c="14"/>" <text:s text:c="5"/>&lt;td&gt;2017-01-01 02:07:42&lt;/td&gt;\n",</text:p>
      <text:p text:style-name="P4"><text:s text:c="14"/>" <text:s text:c="5"/>&lt;td&gt;2565.99&lt;/td&gt;\n",</text:p>
      <text:p text:style-name="P4"><text:s text:c="14"/>" <text:s text:c="5"/>&lt;td&gt;Pack&lt;/td&gt;\n",</text:p>
      <text:p text:style-name="P4"><text:s text:c="14"/>" <text:s text:c="5"/>&lt;td&gt;Apple iMac 27 \"Core i5 3.2GHz Retina 5K | 32GB...&lt;/td&gt;\n",</text:p>
      <text:p text:style-name="P4"><text:s text:c="14"/>" <text:s text:c="5"/>&lt;td&gt;IMac desktop computer 27 inch Retina 5K RAM 32...&lt;/td&gt;\n",</text:p>
      <text:p text:style-name="P4"><text:s text:c="14"/>" <text:s text:c="5"/>&lt;td&gt;1282&lt;/td&gt;\n",</text:p>
      <text:p text:style-name="P4"><text:s text:c="14"/>" <text:s text:c="5"/>&lt;td&gt;3209.00&lt;/td&gt;\n",</text:p>
      <text:p text:style-name="P4"><text:s text:c="14"/>" <text:s text:c="5"/>&lt;td&gt;Computers&lt;/td&gt;\n",</text:p>
      <text:p text:style-name="P4"><text:s text:c="14"/>" <text:s text:c="5"/>&lt;td&gt;iMac&lt;/td&gt;\n",</text:p>
      <text:p text:style-name="P4"><text:s text:c="14"/>" <text:s text:c="5"/>&lt;td&gt;True&lt;/td&gt;\n",</text:p>
      <text:p text:style-name="P4"><text:s text:c="14"/>" <text:s text:c="5"/>&lt;td&gt;Discounted&lt;/td&gt;\n",</text:p>
      <text:p text:style-name="P4"><text:s text:c="14"/>" <text:s text:c="5"/>&lt;td&gt;0.200377&lt;/td&gt;\n",</text:p>
      <text:p text:style-name="P4"><text:s text:c="14"/>" <text:s text:c="5"/>&lt;td&gt;2017-01-01&lt;/td&gt;\n",</text:p>
      <text:p text:style-name="P4"><text:s text:c="14"/>" <text:s text:c="3"/>&lt;/tr&gt;\n",</text:p>
      <text:p text:style-name="P4"><text:s text:c="14"/>" <text:s text:c="3"/>&lt;tr&gt;\n",</text:p>
      <text:p text:style-name="P4"><text:s text:c="14"/>" <text:s text:c="5"/>&lt;th&gt;4&lt;/th&gt;\n",</text:p>
      <text:p text:style-name="P4"><text:s text:c="14"/>" <text:s text:c="5"/>&lt;td&gt;1119134&lt;/td&gt;\n",</text:p>
      <text:p text:style-name="P4"><text:s text:c="14"/>" <text:s text:c="5"/>&lt;td&gt;299556&lt;/td&gt;\n",</text:p>
      <text:p text:style-name="P4"><text:s text:c="14"/>" <text:s text:c="5"/>&lt;td&gt;0&lt;/td&gt;\n",</text:p>
      <text:p text:style-name="P4"><text:s text:c="14"/>" <text:s text:c="5"/>&lt;td&gt;1&lt;/td&gt;\n",</text:p>
      <text:p text:style-name="P4"><text:s text:c="14"/>" <text:s text:c="5"/>&lt;td&gt;CRU0039-A&lt;/td&gt;\n",</text:p>
      <text:p text:style-name="P4"><text:s text:c="14"/>" <text:s text:c="5"/>&lt;td&gt;60.90&lt;/td&gt;\n",</text:p>
      <text:p text:style-name="P4"><text:s text:c="14"/>" <text:s text:c="5"/>&lt;td&gt;2017-01-01 02:20:14&lt;/td&gt;\n",</text:p>
      <text:p text:style-name="P4"><text:s text:c="14"/>" <text:s text:c="5"/>&lt;td&gt;60.90&lt;/td&gt;\n",</text:p>
      <text:p text:style-name="P4"><text:s text:c="14"/>" <text:s text:c="5"/>&lt;td&gt;Crucial&lt;/td&gt;\n",</text:p>
      <text:p text:style-name="P4"><text:s text:c="14"/>" <text:s text:c="5"/>&lt;td&gt;(Open) Crucial 240GB SSD 7mm BX200&lt;/td&gt;\n",</text:p>
      <text:p text:style-name="P4"><text:s text:c="14"/>" <text:s text:c="5"/>&lt;td&gt;SSD hard drive and high-speed performance with...&lt;/td&gt;\n",</text:p>
      <text:p text:style-name="P4"><text:s text:c="14"/>" <text:s text:c="5"/>&lt;td&gt;1298&lt;/td&gt;\n",</text:p>
      <text:p text:style-name="P4"><text:s text:c="14"/>" <text:s text:c="5"/>&lt;td&gt;76.99&lt;/td&gt;\n",</text:p>
      <text:p text:style-name="P4"><text:s text:c="14"/>" <text:s text:c="5"/>&lt;td&gt;Storage&lt;/td&gt;\n",</text:p>
      <text:p text:style-name="P4"><text:s text:c="14"/>" <text:s text:c="5"/>&lt;td&gt;SSD&lt;/td&gt;\n",</text:p>
      <text:p text:style-name="P4"><text:s text:c="14"/>" <text:s text:c="5"/>&lt;td&gt;True&lt;/td&gt;\n",</text:p>
      <text:p text:style-name="P4"><text:s text:c="14"/>" <text:s text:c="5"/>&lt;td&gt;Discounted&lt;/td&gt;\n",</text:p>
      <text:p text:style-name="P4"><text:s text:c="14"/>" <text:s text:c="5"/>&lt;td&gt;0.208988&lt;/td&gt;\n",</text:p>
      <text:p text:style-name="P4"><text:s text:c="14"/>" <text:s text:c="5"/>&lt;td&gt;2017-01-01&lt;/td&gt;\n",</text:p>
      <text:p text:style-name="P4"><text:s text:c="14"/>" <text:s text:c="3"/>&lt;/tr&gt;\n",</text:p>
      <text:p text:style-name="P4"><text:s text:c="14"/>" <text:s text:c="3"/>&lt;tr&gt;\n",</text:p>
      <text:p text:style-name="P4"><text:s text:c="14"/>" <text:s text:c="5"/>&lt;th&gt;...&lt;/th&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oft-page-break/><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5"/>&lt;td&gt;...&lt;/td&gt;\n",</text:p>
      <text:p text:style-name="P4"><text:s text:c="14"/>" <text:s text:c="3"/>&lt;/tr&gt;\n",</text:p>
      <text:p text:style-name="P4"><text:s text:c="14"/>" <text:s text:c="3"/>&lt;tr&gt;\n",</text:p>
      <text:p text:style-name="P4"><text:s text:c="14"/>" <text:s text:c="5"/>&lt;th&gt;57969&lt;/th&gt;\n",</text:p>
      <text:p text:style-name="P4"><text:s text:c="14"/>" <text:s text:c="5"/>&lt;td&gt;1649447&lt;/td&gt;\n",</text:p>
      <text:p text:style-name="P4"><text:s text:c="14"/>" <text:s text:c="5"/>&lt;td&gt;527035&lt;/td&gt;\n",</text:p>
      <text:p text:style-name="P4"><text:s text:c="14"/>" <text:s text:c="5"/>&lt;td&gt;0&lt;/td&gt;\n",</text:p>
      <text:p text:style-name="P4"><text:s text:c="14"/>" <text:s text:c="5"/>&lt;td&gt;1&lt;/td&gt;\n",</text:p>
      <text:p text:style-name="P4"><text:s text:c="14"/>" <text:s text:c="5"/>&lt;td&gt;APP0698&lt;/td&gt;\n",</text:p>
      <text:p text:style-name="P4"><text:s text:c="14"/>" <text:s text:c="5"/>&lt;td&gt;9.99&lt;/td&gt;\n",</text:p>
      <text:p text:style-name="P4"><text:s text:c="14"/>" <text:s text:c="5"/>&lt;td&gt;2018-03-14 11:42:41&lt;/td&gt;\n",</text:p>
      <text:p text:style-name="P4"><text:s text:c="14"/>" <text:s text:c="5"/>&lt;td&gt;9.99&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True&lt;/td&gt;\n",</text:p>
      <text:p text:style-name="P4"><text:s text:c="14"/>" <text:s text:c="5"/>&lt;td&gt;Discounted&lt;/td&gt;\n",</text:p>
      <text:p text:style-name="P4"><text:s text:c="14"/>" <text:s text:c="5"/>&lt;td&gt;0.600400&lt;/td&gt;\n",</text:p>
      <text:p text:style-name="P4"><text:s text:c="14"/>" <text:s text:c="5"/>&lt;td&gt;2018-03-01&lt;/td&gt;\n",</text:p>
      <text:p text:style-name="P4"><text:s text:c="14"/>" <text:s text:c="3"/>&lt;/tr&gt;\n",</text:p>
      <text:p text:style-name="P4"><text:s text:c="14"/>" <text:s text:c="3"/>&lt;tr&gt;\n",</text:p>
      <text:p text:style-name="P4"><text:s text:c="14"/>" <text:s text:c="5"/>&lt;th&gt;57970&lt;/th&gt;\n",</text:p>
      <text:p text:style-name="P4"><text:s text:c="14"/>" <text:s text:c="5"/>&lt;td&gt;1649512&lt;/td&gt;\n",</text:p>
      <text:p text:style-name="P4"><text:s text:c="14"/>" <text:s text:c="5"/>&lt;td&gt;527070&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1:49:01&lt;/td&gt;\n",</text:p>
      <text:p text:style-name="P4"><text:s text:c="14"/>" <text:s text:c="5"/>&lt;td&gt;19.98&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oft-page-break/><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True&lt;/td&gt;\n",</text:p>
      <text:p text:style-name="P4"><text:s text:c="14"/>" <text:s text:c="5"/>&lt;td&gt;Discounted&lt;/td&gt;\n",</text:p>
      <text:p text:style-name="P4"><text:s text:c="14"/>" <text:s text:c="5"/>&lt;td&gt;0.600400&lt;/td&gt;\n",</text:p>
      <text:p text:style-name="P4"><text:s text:c="14"/>" <text:s text:c="5"/>&lt;td&gt;2018-03-01&lt;/td&gt;\n",</text:p>
      <text:p text:style-name="P4"><text:s text:c="14"/>" <text:s text:c="3"/>&lt;/tr&gt;\n",</text:p>
      <text:p text:style-name="P4"><text:s text:c="14"/>" <text:s text:c="3"/>&lt;tr&gt;\n",</text:p>
      <text:p text:style-name="P4"><text:s text:c="14"/>" <text:s text:c="5"/>&lt;th&gt;57971&lt;/th&gt;\n",</text:p>
      <text:p text:style-name="P4"><text:s text:c="14"/>" <text:s text:c="5"/>&lt;td&gt;1649522&lt;/td&gt;\n",</text:p>
      <text:p text:style-name="P4"><text:s text:c="14"/>" <text:s text:c="5"/>&lt;td&gt;527074&lt;/td&gt;\n",</text:p>
      <text:p text:style-name="P4"><text:s text:c="14"/>" <text:s text:c="5"/>&lt;td&gt;0&lt;/td&gt;\n",</text:p>
      <text:p text:style-name="P4"><text:s text:c="14"/>" <text:s text:c="5"/>&lt;td&gt;2&lt;/td&gt;\n",</text:p>
      <text:p text:style-name="P4"><text:s text:c="14"/>" <text:s text:c="5"/>&lt;td&gt;APP0698&lt;/td&gt;\n",</text:p>
      <text:p text:style-name="P4"><text:s text:c="14"/>" <text:s text:c="5"/>&lt;td&gt;9.99&lt;/td&gt;\n",</text:p>
      <text:p text:style-name="P4"><text:s text:c="14"/>" <text:s text:c="5"/>&lt;td&gt;2018-03-14 11:49:36&lt;/td&gt;\n",</text:p>
      <text:p text:style-name="P4"><text:s text:c="14"/>" <text:s text:c="5"/>&lt;td&gt;19.98&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True&lt;/td&gt;\n",</text:p>
      <text:p text:style-name="P4"><text:s text:c="14"/>" <text:s text:c="5"/>&lt;td&gt;Discounted&lt;/td&gt;\n",</text:p>
      <text:p text:style-name="P4"><text:s text:c="14"/>" <text:s text:c="5"/>&lt;td&gt;0.600400&lt;/td&gt;\n",</text:p>
      <text:p text:style-name="P4"><text:s text:c="14"/>" <text:s text:c="5"/>&lt;td&gt;2018-03-01&lt;/td&gt;\n",</text:p>
      <text:p text:style-name="P4"><text:s text:c="14"/>" <text:s text:c="3"/>&lt;/tr&gt;\n",</text:p>
      <text:p text:style-name="P4"><text:s text:c="14"/>" <text:s text:c="3"/>&lt;tr&gt;\n",</text:p>
      <text:p text:style-name="P4"><text:s text:c="14"/>" <text:s text:c="5"/>&lt;th&gt;57972&lt;/th&gt;\n",</text:p>
      <text:p text:style-name="P4"><text:s text:c="14"/>" <text:s text:c="5"/>&lt;td&gt;1649565&lt;/td&gt;\n",</text:p>
      <text:p text:style-name="P4"><text:s text:c="14"/>" <text:s text:c="5"/>&lt;td&gt;527096&lt;/td&gt;\n",</text:p>
      <text:p text:style-name="P4"><text:s text:c="14"/>" <text:s text:c="5"/>&lt;td&gt;0&lt;/td&gt;\n",</text:p>
      <text:p text:style-name="P4"><text:s text:c="14"/>" <text:s text:c="5"/>&lt;td&gt;3&lt;/td&gt;\n",</text:p>
      <text:p text:style-name="P4"><text:s text:c="14"/>" <text:s text:c="5"/>&lt;td&gt;APP0698&lt;/td&gt;\n",</text:p>
      <text:p text:style-name="P4"><text:s text:c="14"/>" <text:s text:c="5"/>&lt;td&gt;9.99&lt;/td&gt;\n",</text:p>
      <text:p text:style-name="P4"><text:s text:c="14"/>" <text:s text:c="5"/>&lt;td&gt;2018-03-14 11:54:35&lt;/td&gt;\n",</text:p>
      <text:p text:style-name="P4"><text:s text:c="14"/>" <text:s text:c="5"/>&lt;td&gt;29.97&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True&lt;/td&gt;\n",</text:p>
      <text:p text:style-name="P4"><text:soft-page-break/><text:s text:c="14"/>" <text:s text:c="5"/>&lt;td&gt;Discounted&lt;/td&gt;\n",</text:p>
      <text:p text:style-name="P4"><text:s text:c="14"/>" <text:s text:c="5"/>&lt;td&gt;0.600400&lt;/td&gt;\n",</text:p>
      <text:p text:style-name="P4"><text:s text:c="14"/>" <text:s text:c="5"/>&lt;td&gt;2018-03-01&lt;/td&gt;\n",</text:p>
      <text:p text:style-name="P4"><text:s text:c="14"/>" <text:s text:c="3"/>&lt;/tr&gt;\n",</text:p>
      <text:p text:style-name="P4"><text:s text:c="14"/>" <text:s text:c="3"/>&lt;tr&gt;\n",</text:p>
      <text:p text:style-name="P4"><text:s text:c="14"/>" <text:s text:c="5"/>&lt;th&gt;57973&lt;/th&gt;\n",</text:p>
      <text:p text:style-name="P4"><text:s text:c="14"/>" <text:s text:c="5"/>&lt;td&gt;1649593&lt;/td&gt;\n",</text:p>
      <text:p text:style-name="P4"><text:s text:c="14"/>" <text:s text:c="5"/>&lt;td&gt;527112&lt;/td&gt;\n",</text:p>
      <text:p text:style-name="P4"><text:s text:c="14"/>" <text:s text:c="5"/>&lt;td&gt;0&lt;/td&gt;\n",</text:p>
      <text:p text:style-name="P4"><text:s text:c="14"/>" <text:s text:c="5"/>&lt;td&gt;1&lt;/td&gt;\n",</text:p>
      <text:p text:style-name="P4"><text:s text:c="14"/>" <text:s text:c="5"/>&lt;td&gt;APP0698&lt;/td&gt;\n",</text:p>
      <text:p text:style-name="P4"><text:s text:c="14"/>" <text:s text:c="5"/>&lt;td&gt;9.99&lt;/td&gt;\n",</text:p>
      <text:p text:style-name="P4"><text:s text:c="14"/>" <text:s text:c="5"/>&lt;td&gt;2018-03-14 11:58:13&lt;/td&gt;\n",</text:p>
      <text:p text:style-name="P4"><text:s text:c="14"/>" <text:s text:c="5"/>&lt;td&gt;9.99&lt;/td&gt;\n",</text:p>
      <text:p text:style-name="P4"><text:s text:c="14"/>" <text:s text:c="5"/>&lt;td&gt;Apple&lt;/td&gt;\n",</text:p>
      <text:p text:style-name="P4"><text:s text:c="14"/>" <text:s text:c="5"/>&lt;td&gt;Apple Lightning Cable Connector to USB 1m Whit...&lt;/td&gt;\n",</text:p>
      <text:p text:style-name="P4"><text:s text:c="14"/>" <text:s text:c="5"/>&lt;td&gt;Apple Lightning USB Cable 1 meter to charge an...&lt;/td&gt;\n",</text:p>
      <text:p text:style-name="P4"><text:s text:c="14"/>" <text:s text:c="5"/>&lt;td&gt;1230&lt;/td&gt;\n",</text:p>
      <text:p text:style-name="P4"><text:s text:c="14"/>" <text:s text:c="5"/>&lt;td&gt;25.00&lt;/td&gt;\n",</text:p>
      <text:p text:style-name="P4"><text:s text:c="14"/>" <text:s text:c="5"/>&lt;td&gt;Cables &amp;amp; Adapters&lt;/td&gt;\n",</text:p>
      <text:p text:style-name="P4"><text:s text:c="14"/>" <text:s text:c="5"/>&lt;td&gt;Lightning USB Cable&lt;/td&gt;\n",</text:p>
      <text:p text:style-name="P4"><text:s text:c="14"/>" <text:s text:c="5"/>&lt;td&gt;True&lt;/td&gt;\n",</text:p>
      <text:p text:style-name="P4"><text:s text:c="14"/>" <text:s text:c="5"/>&lt;td&gt;Discounted&lt;/td&gt;\n",</text:p>
      <text:p text:style-name="P4"><text:s text:c="14"/>" <text:s text:c="5"/>&lt;td&gt;0.600400&lt;/td&gt;\n",</text:p>
      <text:p text:style-name="P4"><text:s text:c="14"/>" <text:s text:c="5"/>&lt;td&gt;2018-03-01&lt;/td&gt;\n",</text:p>
      <text:p text:style-name="P4"><text:s text:c="14"/>" <text:s text:c="3"/>&lt;/tr&gt;\n",</text:p>
      <text:p text:style-name="P4"><text:s text:c="14"/>" <text:s/>&lt;/tbody&gt;\n",</text:p>
      <text:p text:style-name="P4"><text:s text:c="14"/>"&lt;/table&gt;\n",</text:p>
      <text:p text:style-name="P4"><text:s text:c="14"/>"&lt;p&gt;56318 rows × 19 columns&lt;/p&gt;\n",</text:p>
      <text:p text:style-name="P4"><text:s text:c="14"/>"&lt;/div&gt;"</text:p>
      <text:p text:style-name="P4"><text:s text:c="12"/>],</text:p>
      <text:p text:style-name="P4"><text:s text:c="12"/>"text/plain": [</text:p>
      <text:p text:style-name="P4"><text:s text:c="14"/>" <text:s text:c="11"/>id <text:s/>id_order <text:s/>product_id <text:s/>product_quantity <text:s text:c="7"/>sku <text:s/>unit_price <text:s/>\\\n",</text:p>
      <text:p text:style-name="P4"><text:s text:c="14"/>"0 <text:s text:c="5"/>1119116 <text:s text:c="3"/>299545 <text:s text:c="10"/>0 <text:s text:c="16"/>1 <text:s text:c="3"/>OWC0100 <text:s text:c="6"/>47.49 <text:s text:c="2"/>\n",</text:p>
      <text:p text:style-name="P4"><text:s text:c="14"/>"1 <text:s text:c="5"/>1119119 <text:s text:c="3"/>299546 <text:s text:c="10"/>0 <text:s text:c="16"/>1 <text:s text:c="3"/>IOT0014 <text:s text:c="6"/>18.99 <text:s text:c="2"/>\n",</text:p>
      <text:p text:style-name="P4"><text:s text:c="14"/>"2 <text:s text:c="5"/>1119120 <text:s text:c="3"/>295347 <text:s text:c="10"/>0 <text:s text:c="16"/>1 <text:s text:c="3"/>APP0700 <text:s text:c="6"/>72.19 <text:s text:c="2"/>\n",</text:p>
      <text:p text:style-name="P4"><text:s text:c="14"/>"3 <text:s text:c="5"/>1119126 <text:s text:c="3"/>299549 <text:s text:c="10"/>0 <text:s text:c="16"/>1 <text:s text:c="3"/>PAC0929 <text:s text:c="4"/>2565.99 <text:s text:c="2"/>\n",</text:p>
      <text:p text:style-name="P4"><text:s text:c="14"/>"4 <text:s text:c="5"/>1119134 <text:s text:c="3"/>299556 <text:s text:c="10"/>0 <text:s text:c="16"/>1 <text:s/>CRU0039-A <text:s text:c="6"/>60.90 <text:s text:c="2"/>\n",</text:p>
      <text:p text:style-name="P4"><text:s text:c="14"/>"... <text:s text:c="7"/>... <text:s text:c="6"/>... <text:s text:c="8"/>... <text:s text:c="14"/>... <text:s text:c="7"/>... <text:s text:c="8"/>... <text:s text:c="2"/>\n",</text:p>
      <text:p text:style-name="P4"><text:s text:c="14"/>"57969 <text:s/>1649447 <text:s text:c="3"/>527035 <text:s text:c="10"/>0 <text:s text:c="16"/>1 <text:s text:c="3"/>APP0698 <text:s text:c="7"/>9.99 <text:s text:c="2"/>\n",</text:p>
      <text:p text:style-name="P4"><text:s text:c="14"/>"57970 <text:s/>1649512 <text:s text:c="3"/>527070 <text:s text:c="10"/>0 <text:s text:c="16"/>2 <text:s text:c="3"/>APP0698 <text:s text:c="7"/>9.99 <text:s text:c="2"/>\n",</text:p>
      <text:p text:style-name="P4"><text:s text:c="14"/>"57971 <text:s/>1649522 <text:s text:c="3"/>527074 <text:s text:c="10"/>0 <text:s text:c="16"/>2 <text:s text:c="3"/>APP0698 <text:s text:c="7"/>9.99 <text:s text:c="2"/>\n",</text:p>
      <text:p text:style-name="P4"><text:s text:c="14"/>"57972 <text:s/>1649565 <text:s text:c="3"/>527096 <text:s text:c="10"/>0 <text:s text:c="16"/>3 <text:s text:c="3"/>APP0698 <text:s text:c="7"/>9.99 <text:s text:c="2"/>\n",</text:p>
      <text:p text:style-name="P4"><text:s text:c="14"/>"57973 <text:s/>1649593 <text:s text:c="3"/>527112 <text:s text:c="10"/>0 <text:s text:c="16"/>1 <text:s text:c="3"/>APP0698 <text:s text:c="7"/>9.99 <text:s text:c="2"/>\n",</text:p>
      <text:p text:style-name="P4"><text:s text:c="14"/>"\n",</text:p>
      <text:p text:style-name="P4"><text:s text:c="14"/>" <text:s text:c="20"/>date <text:s/>unit_price_total <text:s text:c="3"/>brand <text:s/>\\\n",</text:p>
      <text:p text:style-name="P4"><text:s text:c="14"/>"0 <text:s text:c="4"/>2017-01-01 01:46:16 <text:s text:c="12"/>47.49 <text:s text:c="5"/>OWC <text:s text:c="2"/>\n",</text:p>
      <text:p text:style-name="P4"><text:s text:c="14"/>"1 <text:s text:c="4"/>2017-01-01 01:50:34 <text:s text:c="12"/>18.99 <text:s text:c="2"/>iOttie <text:s text:c="2"/>\n",</text:p>
      <text:p text:style-name="P4"><text:s text:c="14"/>"2 <text:s text:c="4"/>2017-01-01 01:54:11 <text:s text:c="12"/>72.19 <text:s text:c="3"/>Apple <text:s text:c="2"/>\n",</text:p>
      <text:p text:style-name="P4"><text:soft-page-break/><text:s text:c="14"/>"3 <text:s text:c="4"/>2017-01-01 02:07:42 <text:s text:c="10"/>2565.99 <text:s text:c="4"/>Pack <text:s text:c="2"/>\n",</text:p>
      <text:p text:style-name="P4"><text:s text:c="14"/>"4 <text:s text:c="4"/>2017-01-01 02:20:14 <text:s text:c="12"/>60.90 <text:s/>Crucial <text:s text:c="2"/>\n",</text:p>
      <text:p text:style-name="P4"><text:s text:c="14"/>"... <text:s text:c="18"/>... <text:s text:c="14"/>... <text:s text:c="5"/>... <text:s text:c="2"/>\n",</text:p>
      <text:p text:style-name="P4"><text:s text:c="14"/>"57969 2018-03-14 11:42:41 <text:s text:c="13"/>9.99 <text:s text:c="3"/>Apple <text:s text:c="2"/>\n",</text:p>
      <text:p text:style-name="P4"><text:s text:c="14"/>"57970 2018-03-14 11:49:01 <text:s text:c="12"/>19.98 <text:s text:c="3"/>Apple <text:s text:c="2"/>\n",</text:p>
      <text:p text:style-name="P4"><text:s text:c="14"/>"57971 2018-03-14 11:49:36 <text:s text:c="12"/>19.98 <text:s text:c="3"/>Apple <text:s text:c="2"/>\n",</text:p>
      <text:p text:style-name="P4"><text:s text:c="14"/>"57972 2018-03-14 11:54:35 <text:s text:c="12"/>29.97 <text:s text:c="3"/>Apple <text:s text:c="2"/>\n",</text:p>
      <text:p text:style-name="P4"><text:s text:c="14"/>"57973 2018-03-14 11:58:13 <text:s text:c="13"/>9.99 <text:s text:c="3"/>Apple <text:s text:c="2"/>\n",</text:p>
      <text:p text:style-name="P4"><text:s text:c="14"/>"\n",</text:p>
      <text:p text:style-name="P4"><text:s text:c="14"/>" <text:s text:c="51"/>name <text:s/>\\\n",</text:p>
      <text:p text:style-name="P4"><text:s text:c="14"/>"0 <text:s text:c="5"/>OWC In-line Digital Temperature Sensor Kit HDD... <text:s text:c="2"/>\n",</text:p>
      <text:p text:style-name="P4"><text:s text:c="14"/>"1 <text:s text:c="18"/>iOttie Easy View 2 Car Black Support <text:s text:c="2"/>\n",</text:p>
      <text:p text:style-name="P4"><text:s text:c="14"/>"2 <text:s text:c="5"/>Apple 85W MagSafe 2 charger MacBook Pro screen... <text:s text:c="2"/>\n",</text:p>
      <text:p text:style-name="P4"><text:s text:c="14"/>"3 <text:s text:c="5"/>Apple iMac 27 \"Core i5 3.2GHz Retina 5K | 32GB... <text:s text:c="2"/>\n",</text:p>
      <text:p text:style-name="P4"><text:s text:c="14"/>"4 <text:s text:c="20"/>(Open) Crucial 240GB SSD 7mm BX200 <text:s text:c="2"/>\n",</text:p>
      <text:p text:style-name="P4"><text:s text:c="14"/>"... <text:s text:c="49"/>... <text:s text:c="2"/>\n",</text:p>
      <text:p text:style-name="P4"><text:s text:c="14"/>"57969 <text:s/>Apple Lightning Cable Connector to USB 1m Whit... <text:s text:c="2"/>\n",</text:p>
      <text:p text:style-name="P4"><text:s text:c="14"/>"57970 <text:s/>Apple Lightning Cable Connector to USB 1m Whit... <text:s text:c="2"/>\n",</text:p>
      <text:p text:style-name="P4"><text:s text:c="14"/>"57971 <text:s/>Apple Lightning Cable Connector to USB 1m Whit... <text:s text:c="2"/>\n",</text:p>
      <text:p text:style-name="P4"><text:s text:c="14"/>"57972 <text:s/>Apple Lightning Cable Connector to USB 1m Whit... <text:s text:c="2"/>\n",</text:p>
      <text:p text:style-name="P4"><text:s text:c="14"/>"57973 <text:s/>Apple Lightning Cable Connector to USB 1m Whit... <text:s text:c="2"/>\n",</text:p>
      <text:p text:style-name="P4"><text:s text:c="14"/>"\n",</text:p>
      <text:p text:style-name="P4"><text:s text:c="14"/>" <text:s text:c="51"/>desc <text:s text:c="5"/>type <text:s text:c="3"/>price <text:s/>\\\n",</text:p>
      <text:p text:style-name="P4"><text:s text:c="14"/>"0 <text:s text:c="5"/>Kit temperature sensor for HDD iMac 21 inch an... <text:s/>12755395 <text:s text:c="3"/>60.99 <text:s text:c="2"/>\n",</text:p>
      <text:p text:style-name="P4"><text:s text:c="14"/>"1 <text:s text:c="5"/>IPhone car holder 7 plus / 7/6 Plus / 6 / 5s /... <text:s text:c="5"/>5720 <text:s text:c="3"/>22.95 <text:s text:c="2"/>\n",</text:p>
      <text:p text:style-name="P4"><text:s text:c="14"/>"2 <text:s text:c="5"/>Apple MagSafe 2 Charger for MacBook Pro 15-inc... <text:s/>13005399 <text:s text:c="3"/>89.00 <text:s text:c="2"/>\n",</text:p>
      <text:p text:style-name="P4"><text:s text:c="14"/>"3 <text:s text:c="5"/>IMac desktop computer 27 inch Retina 5K RAM 32... <text:s text:c="5"/>1282 <text:s/>3209.00 <text:s text:c="2"/>\n",</text:p>
      <text:p text:style-name="P4"><text:s text:c="14"/>"4 <text:s text:c="5"/>SSD hard drive and high-speed performance with... <text:s text:c="5"/>1298 <text:s text:c="3"/>76.99 <text:s text:c="2"/>\n",</text:p>
      <text:p text:style-name="P4"><text:s text:c="14"/>"... <text:s text:c="49"/>... <text:s text:c="6"/>... <text:s text:c="5"/>... <text:s text:c="2"/>\n",</text:p>
      <text:p text:style-name="P4"><text:s text:c="14"/>"57969 <text:s/>Apple Lightning USB Cable 1 meter to charge an... <text:s text:c="5"/>1230 <text:s text:c="3"/>25.00 <text:s text:c="2"/>\n",</text:p>
      <text:p text:style-name="P4"><text:s text:c="14"/>"57970 <text:s/>Apple Lightning USB Cable 1 meter to charge an... <text:s text:c="5"/>1230 <text:s text:c="3"/>25.00 <text:s text:c="2"/>\n",</text:p>
      <text:p text:style-name="P4"><text:s text:c="14"/>"57971 <text:s/>Apple Lightning USB Cable 1 meter to charge an... <text:s text:c="5"/>1230 <text:s text:c="3"/>25.00 <text:s text:c="2"/>\n",</text:p>
      <text:p text:style-name="P4"><text:s text:c="14"/>"57972 <text:s/>Apple Lightning USB Cable 1 meter to charge an... <text:s text:c="5"/>1230 <text:s text:c="3"/>25.00 <text:s text:c="2"/>\n",</text:p>
      <text:p text:style-name="P4"><text:s text:c="14"/>"57973 <text:s/>Apple Lightning USB Cable 1 meter to charge an... <text:s text:c="5"/>1230 <text:s text:c="3"/>25.00 <text:s text:c="2"/>\n",</text:p>
      <text:p text:style-name="P4"><text:s text:c="14"/>"\n",</text:p>
      <text:p text:style-name="P4"><text:s text:c="14"/>" <text:s text:c="15"/>category <text:s text:c="9"/>subcategory <text:s/>discount_flag discount_label <text:s/>\\\n",</text:p>
      <text:p text:style-name="P4"><text:s text:c="14"/>"0 <text:s text:c="8"/>Tools &amp; Repair <text:s text:c="4"/>Replacement Part <text:s text:c="10"/>True <text:s text:c="4"/>Discounted <text:s text:c="2"/>\n",</text:p>
      <text:p text:style-name="P4"><text:s text:c="14"/>"1 <text:s text:c="9"/>Stand &amp; Mount <text:s text:c="13"/>Support <text:s text:c="10"/>True <text:s text:c="4"/>Discounted <text:s text:c="2"/>\n",</text:p>
      <text:p text:style-name="P4"><text:s text:c="14"/>"2 <text:s text:c="6"/>Power &amp; Charging <text:s text:c="13"/>Charger <text:s text:c="10"/>True <text:s text:c="4"/>Discounted <text:s text:c="2"/>\n",</text:p>
      <text:p text:style-name="P4"><text:s text:c="14"/>"3 <text:s text:c="13"/>Computers <text:s text:c="16"/>iMac <text:s text:c="10"/>True <text:s text:c="4"/>Discounted <text:s text:c="2"/>\n",</text:p>
      <text:p text:style-name="P4"><text:s text:c="14"/>"4 <text:s text:c="15"/>Storage <text:s text:c="17"/>SSD <text:s text:c="10"/>True <text:s text:c="4"/>Discounted <text:s text:c="2"/>\n",</text:p>
      <text:p text:style-name="P4"><text:s text:c="14"/>"... <text:s text:c="17"/>... <text:s text:c="17"/>... <text:s text:c="11"/>... <text:s text:c="11"/>... <text:s text:c="2"/>\n",</text:p>
      <text:p text:style-name="P4"><text:s text:c="14"/>"57969 <text:s/>Cables &amp; Adapters <text:s/>Lightning USB Cable <text:s text:c="10"/>True <text:s text:c="4"/>Discounted <text:s text:c="2"/>\n",</text:p>
      <text:p text:style-name="P4"><text:s text:c="14"/>"57970 <text:s/>Cables &amp; Adapters <text:s/>Lightning USB Cable <text:s text:c="10"/>True <text:s text:c="4"/>Discounted <text:s text:c="2"/>\n",</text:p>
      <text:p text:style-name="P4"><text:s text:c="14"/>"57971 <text:s/>Cables &amp; Adapters <text:s/>Lightning USB Cable <text:s text:c="10"/>True <text:s text:c="4"/>Discounted <text:s text:c="2"/>\n",</text:p>
      <text:p text:style-name="P4"><text:s text:c="14"/>"57972 <text:s/>Cables &amp; Adapters <text:s/>Lightning USB Cable <text:s text:c="10"/>True <text:s text:c="4"/>Discounted <text:s text:c="2"/>\n",</text:p>
      <text:p text:style-name="P4"><text:s text:c="14"/>"57973 <text:s/>Cables &amp; Adapters <text:s/>Lightning USB Cable <text:s text:c="10"/>True <text:s text:c="4"/>Discounted <text:s text:c="2"/>\n",</text:p>
      <text:p text:style-name="P4"><text:s text:c="14"/>"\n",</text:p>
      <text:p text:style-name="P4"><text:s text:c="14"/>" <text:s text:c="6"/>discount_pct <text:s text:c="5"/>month <text:s/>\n",</text:p>
      <text:p text:style-name="P4"><text:soft-page-break/><text:s text:c="14"/>"0 <text:s text:c="9"/>0.221348 2017-01-01 <text:s/>\n",</text:p>
      <text:p text:style-name="P4"><text:s text:c="14"/>"1 <text:s text:c="9"/>0.172549 2017-01-01 <text:s/>\n",</text:p>
      <text:p text:style-name="P4"><text:s text:c="14"/>"2 <text:s text:c="9"/>0.188876 2017-01-01 <text:s/>\n",</text:p>
      <text:p text:style-name="P4"><text:s text:c="14"/>"3 <text:s text:c="9"/>0.200377 2017-01-01 <text:s/>\n",</text:p>
      <text:p text:style-name="P4"><text:s text:c="14"/>"4 <text:s text:c="9"/>0.208988 2017-01-01 <text:s/>\n",</text:p>
      <text:p text:style-name="P4"><text:s text:c="14"/>"... <text:s text:c="12"/>... <text:s text:c="7"/>... <text:s/>\n",</text:p>
      <text:p text:style-name="P4"><text:s text:c="14"/>"57969 <text:s text:c="5"/>0.600400 2018-03-01 <text:s/>\n",</text:p>
      <text:p text:style-name="P4"><text:s text:c="14"/>"57970 <text:s text:c="5"/>0.600400 2018-03-01 <text:s/>\n",</text:p>
      <text:p text:style-name="P4"><text:s text:c="14"/>"57971 <text:s text:c="5"/>0.600400 2018-03-01 <text:s/>\n",</text:p>
      <text:p text:style-name="P4"><text:s text:c="14"/>"57972 <text:s text:c="5"/>0.600400 2018-03-01 <text:s/>\n",</text:p>
      <text:p text:style-name="P4"><text:s text:c="14"/>"57973 <text:s text:c="5"/>0.600400 2018-03-01 <text:s/>\n",</text:p>
      <text:p text:style-name="P4"><text:s text:c="14"/>"\n",</text:p>
      <text:p text:style-name="P4"><text:s text:c="14"/>"[56318 rows x 19 columns]"</text:p>
      <text:p text:style-name="P4"><text:s text:c="12"/>]</text:p>
      <text:p text:style-name="P4"><text:s text:c="10"/>},</text:p>
      <text:p text:style-name="P4"><text:s text:c="10"/>"execution_count": 52,</text:p>
      <text:p text:style-name="P4"><text:s text:c="10"/>"metadata": {},</text:p>
      <text:p text:style-name="P4"><text:s text:c="10"/>"output_type": "execute_result"</text:p>
      <text:p text:style-name="P4"><text:s text:c="8"/>}</text:p>
      <text:p text:style-name="P4"><text:s text:c="6"/>],</text:p>
      <text:p text:style-name="P4"><text:s text:c="6"/>"source": [</text:p>
      <text:p text:style-name="P4"><text:s text:c="8"/>"df"</text:p>
      <text:p text:style-name="P4"><text:s text:c="6"/>]</text:p>
      <text:p text:style-name="P4"><text:s text:c="4"/>},</text:p>
      <text:p text:style-name="P4"><text:s text:c="4"/>{</text:p>
      <text:p text:style-name="P4"><text:s text:c="6"/>"cell_type": "code",</text:p>
      <text:p text:style-name="P4"><text:s text:c="6"/>"execution_count": 78,</text:p>
      <text:p text:style-name="P4"><text:s text:c="6"/>"metadata": {},</text:p>
      <text:p text:style-name="P4"><text:s text:c="6"/>"outputs": [</text:p>
      <text:p text:style-name="P4"><text:s text:c="8"/>{</text:p>
      <text:p text:style-name="P4"><text:s text:c="10"/>"data": {</text:p>
      <text:p text:style-name="P4"><text:s text:c="12"/>"image/png": "iVBORw0KGgoAAAANSUhEUgAAAqwAAAJICAYAAACkF7akAAAAOnRFWHRTb2Z0d2FyZQBNYXRwbG90bGliIHZlcnNpb24zLjEwLjMsIGh0dHBzOi8vbWF0cGxvdGxpYi5vcmcvZiW1igAAAAlwSFlzAAAPYQAAD2EBqD+naQAA1gFJREFUeJzsnQV4XEXbhqeutFAoUKQUd29x58Odnw93d9cPd3d3d3eX4l6gpS3QUqFQWtpS9yb/dU/ybmZPziabdOVs9rmvK02zOdkze86cmWfeeaVZZWVlpRNCCCGEECKhNC92A4QQQgghhKgLCVYhhBBCCJFoJFiFEEIIIUSikWAVQgghhBCJRoJVCCGEEEIkGglWIYQQQgiRaCRYhRBCCCFEopFgFUIIIYQQiUaCVQghhBBCJBoJViGqufXWW93yyy+f9rXiiiu6Nddc0+24447uuuuuc//+++9cnWOLLbZwm2yySa1zfv755y5XTJ482b/vrrvu6tu+2mqruf/85z/uf//7n/v1118b/b4jRozwbT399NNdITn88MP9eT/77LM6j/vxxx/9cSeddFKD3p+/2WeffVw5kelezpgxw/3999+pn1944QV/3LPPPjtXfZ73qIsDDjjAH0O7cvFZ7P1mz55d59/ye47j+EJj15ZnNRNfffWVP+bss8/OyZjRkPsZPc/cPv8Nfc6GDh3aqPOIpkvLYjdAiKSx1157ubXXXtv/v6Kiwk2cONGLofvvv9+99NJL7rHHHnM9evRo1HsjGvNZDXnMmDF+Uhg9erTbaaed3P/93/+5Vq1aud9//91PVrT/+uuvd9ttt50rFfbYYw/3ySefuFdffdVtuOGGGY978cUX/ff//ve/BWxdadKlSxd3zTXXuMUXXzz1Wt++fd0JJ5zgTjzxRLf77ru7Uuboo4/2/aZFixauqbHVVlu57t27u2WXXbbofSZf3HHHHf6rX79+eT+XKB0kWIWIsMYaa7hddtml1uu77babO+qoo/zX66+/7lq2bPjjg6Uzn9x+++1u+PDh7vHHH3c9e/<text:soft-page-break/>ZM+92BBx7oBeyFF17orbwdOnRwpQAWuvnmm8+988477qKLLnJt27atdczMmTPdG2+84RZddFG3wQYbFKWdpUT79u1r9fGBAwe6kSNHuqZAXQubUmeFFVbwX0noM/mCBeqsWbMKci5ROsglQIgs2Xjjjd3BBx/st6peeeUVl0S+/fZb17Fjx1piFRZbbDHv2jBp0iQvTkqF1q1b+4lyypQp7oMPPog95sMPP3QTJkzwlsHmzTWsCSFEU0MjuxANgG1GeP/999Ne/+KLL9wxxxzjrXsrr7yy69WrlzvooINq+ZlFfVhDcBXAAsvfYjGM2+bE+ouPaiawmvJ72x6Pgi/czz//nHJ5sPM+88wzbt999/VCl/ZvtNFG7tRTT3XDhg2r54o4N2rUKHf++ef7z7XKKqu4zTff3F122WW1/H3HjRvnzj33XP8ZOQ4r2Mknn+x+++23rK87bgFx8HkRqnYc/PDDD/6arbPOOv582267rbvtttu8n2ZdcI3wt4t+dn6O+hPi+8gigK3LQw45xPsMc76zzjrLu5KwMDj00EP961zTCy64oNb9oz1Yxmkf7Vx33XX9tnx9/sYff/yxb88999yT9jo/8zr3IOS5557zr2O9ivoj8pnOO+88//9zzjmnls/p9OnT3bXXXus222yz1LV85JFH8ureAr179/bP0VprreV9sVm4cF5cdeoizoeV/sf15z6svvrq/pj+/fvH/j3PCP3f+jTn33vvvb0V36AvcY7wNePtt9+ea9/fTMT5sHIfHn74YbfDDjv467Tlllu6e++91/erON/gxtzPTD6sPGeHHXaYHzv4OuWUU1L+5HH+ue+9957f6aGd6623nu97uDIZ/N3333+f+r89b9OmTXNXXnmlbyt/y3PCbtd33303F1dTlBJyCRCiASy55JJ+S5oJLZycCPRZaaWV3JFHHulFIyKMyeqII47wfqPZ+Js1a9bMux3ccsst3mK4zTbbpH43duxYLzQQR1hQM7H//vu7Pn36+EEen9tNN93UTyJMuJ07d/b+rFEuv/xy9+ijj3rfOCZpJi0mASZi3out+Li/gz/++MP7zCKw8f1lSx6R9tRTT3lBxXd83+bMmeODp5j09ttvP38cf4s/8KeffurefPNN17Vr14yfi+uHyOAajB8/3s0777xpQoTXESILL7ywf422n3baaf7cXJP555/fn4cJlGOZ3ONcCxrDP//840UVYoHJ9KOPPvL3/K+//nK//PKL23777f3rWIeffvppf58vvvhi/7dcNwQtkz5iDAs+CwCu25577ukeeOABf+/iYLKnr/G56HcGP1vATgh9qlOnTv7vOEcI9w5/T0Rt6MNt3HDDDd5CT/vgySef9P0GtxgWOtnAfcpE3PYvn/3qq692SyyxhH+O2rVr58UO5+WzcS+ztaazSEBw0v+4rvSnL7/8MvV5QrgX9JlFFlnEf8cdhb/jniDG5plnHr/bwrOKIGS3hXscXUCxhR59PQ6EWKZrw25INuDmQ99CxPE80vdoW5s2bWKPz8X9hK+//tqLVfoVCzY+M77yYX8MGTBggDvzzDP9veA+sNDnWg0ePDgl7vGTxX+VnSz+j78uMDYReMn4sdRSS3mRi+sTzx79thhuEqKwSLAK0QAQGwi/cIK566673AILLODFFwO2wUR7ySWXeOGWbYAEW9pYbhA8oWDFsoi1qL5gGAQt1hMGekQzX/fdd5+f2FdddVUfkIR1wyZ6rKBMVlhFOa/BpIDIfOutt7wA5W/j4PMx4TLp2MQCW2+9tZ/AEN/4nWLJQuRjnUF8GFhQmFj5HdaeusB6iiWXNjHhRa+NBVshTpjAuU+ICcSqfSYyPWB54pocf/zxLhcgoJlMsfYA9wjxzGROkB0TKnDdsdghaA2EM24cN910U1ogHKKBoDk+L/7SmVwlEE5Y+3GXQLxyL7BOdevWzVtomdTpmwhjLHJY3uIWH1iABw0a5Cf+OB9u3u/555/35wTeB0v5a6+9lrXAWX/99V22sJghOHDppZf2bbLnimtJH+K8L7/8sheN2YD4xUKOACZ7hvUHfuZ3IfQNnnMWcQsttFDqdRYOCDGEP9edRRefiQUQ4wGLo3Bxyf3Lxk+chSVfjeWnn37yYpXdG4Qebbd7xGeMIxf3055/RC5iE4EPCGYWPTwXUeifoX89x7Hg4xnA954xhL7H4gDBav2Q68uCj/dm98IwCy0BgxKsTR+5BAjRQLAG2aQADNYIo1CsIhBMFNa1hR83keBWwIQXbqkjCLGIsN1cHwg7tlKxQCHslllmGb+FyjYd274IRnM5wHrEZIGQC2E7G4tWXe3HZxRrHpMPVl8mFfti8iCa+N133/XHLrjggt6Ch+sBkyJ/C1igEGT1iVU7ljZF3QIQ94gyRDdghaH9ZlkNOe6447xlNW4bd24ILWkIQhYrEIpQPj/3MLRu8tmxTmEZC68fxyJuEZFYnzKB0KA/mjUVkczPJp6xIgKWrKlTp3oremM/n4kb4N5ybclGkS0PPvhgxq+oCwL9hkUIfTV8rnjusHJCQ+4hllms8jvvvHPa6+HiyWCRxaIiFKu0xdwQwueBRQi/o083dHFpIMoyXZdQnGWC3QlATIfjElbyTAGIubiftiBGmJtYBZ4vdlPiQORH/etZIEFd52Z8wbLNbhbjLSLXFlq8pswg5YEsrEI0ACYitukQYAYWBrbgsG4gLv7880+/hWgTXH3+dnGCEyGImEF0YeHki5RD4YRUFwg7rJx8AQM873fnnXf698aCQdYAYNsQ6wWWOqwatB9RZefK5NeGxYrPxuRel/UMH00mf8QyFi226hHzuFBgqcLilU2aMCYtttZtu51JEisi1lu2Jc1yiKUGEOpx14XJ2Y7JFVF3BkunF<text:soft-page-break/>H2dzx1ezyFDhniLeF3Xj/uBpTEOhD79jwUOFja+0zcRS1dddZUXqljdsQpyn7nejYEFQRSESZyvdSbqyt6ANTykrnuI6EfENiRnKxZbtpGjLgRYRc0yanAMCyosr7h0cP35e/OHDZ9nFgAIYfqkPU/8nz6GL3o2cGyma5NNWi76kLkrRaHfxOUvzsX9rOu8cfcN4tx+zDWnrnMjrunP+Febr/Vyyy3ndzIQzIwloukjwSpEA8AHCwsWgQoGW5cEujCRYj1AfFjAx7HHHtvgc2A1YxJkyxPBinXV/FvrAmsc23yIkugEyESBvxoDO8EmCBkmWCYJxB6WObb9CbjC+sJxWGnvvvvujOeziZutxExbj+Gky1Yjfp68L5MoVkEENFv0bIlnY/1DzHM9sGhhUYrLvVpfIBCuDqF1KVvqSkKfKcVZfQsMriH95tJLL814TF1bnVhnEUbmt8q2P/0PcUpf5D4D15wgt9Ba2RAKnc+0vnvIdWvoPcwkiKILSlxk8DFG1GH5xorH88yiKwzqA9rAggB3IBarjA2MEQTNZbu4nFvM/zfuemTy087F/azrvJl8Z+cmgwfjDH2YRRn9nfGDRQWWaFxvbMEgmi4SrEI0AEtnZf6lWPoQXPi34Y8YDt6NTX3Fe2A1wIcO6w5BT/hqsZ1WF1h+GcD5m0wWGxM/tt3PdqIFThAMEZIp04CB0AIshHHns21YxBzuDWwfcn62ZW1rFkHFuRGu2QhWRBjWWAQr27lYjXkttPKYLy0CPs6HjutjW/Z1TeZRgRNGMucKcxFAdEZ9S/FFpb31BYexwCEjAK4diCYLeOGeMLHTf+iniKhSIbyHUf9prJ30OdxnsoX7zY4A9zR8RrGkhr6W7AZYcnz6fxjgmCkaHbcABCvPEoshRFm2vrW5gL7PfaY4SLiQBl7LF7YrEneOXJ8XNwys3Twv4c4RiwOEKn7wEqxNH/mwCpElCDusL2x3mWBlwsMaxKQRToQIDQQnMIk1FLPk4E+H2MjGHw5fMLbJ8P8LfepCmFiBrXUwP1n+LoTJHd+wuiyLWKDwk8Na+s0336T9Dose/qKWcgmrCJZdXBFCECMI2oYUYUAgMHlhgUbsRf3XsMIgNPisBMCEIIwRJWFAWxRz94hW2eF8uYZ2EDDFoieEz0WaNHOfqAtcAcD8kM29wBYRvM71NR/fTNh5GurCkg9YvLBw4Lrge2vwrGGND/twNrBrwPs89NBDaa9Hg50QwhyHu0koVnkGLDgr+jyzG8EXCzTcalhchj6d+cb8pFkwh5ZpFogEfOYLPjOilUVj6H+K5ZUUWXODLRqtL/K8s0OD21UIwaz4tjamiIsoPXSXhYhJa2MDJhMAopTXsFTh70Ywkw2QiFesN/itsd3K1iGDN9YZCwwgAKihYIlke573ZeI0i0JdsAV58803+0hqhA6Rw7gHEEyBMEVEIrqJzLX34/e4NOAfhuURscZEh2uBCdW6UusQjY/bAhkBeF+EL9YVhCnWVQsaQYDwO9qHhQyhijAgBY6ldsoWrFe8DzkZmayiwoXXaBfnxpJLu7gGCGsEBdc1U1AI8De4QmC15JrgToEPKNa+TOm9GgtWYt6bz4O1CLFDf+H68R2xWZ+FFcv7iiuu6FOQ4bNowUL0Iforiw/eN0wFFof5NbIzQL+3aPpiWVjJ0UvfpB0s2CytFX0Y8R0NoKoL3GHILsH70T/J44nFFN9t220wX1qs3QSr0X+w3mOBJZCKv0PUxz3PLKLMrSMawJhvWDRyfXiW2AXA4s7Yw4LNFiH5cE/gPXnO6MOcH0HJGMi1st2Nxp7XgiVZsBNoyiKMBZg9F7zGwgGrNs9oNsFpovSRYBUiAkKPLxtwGYSxJDAwIwaJrDcQMKTBYZIiapkIVkQfEx0WRnw7EUoIgIYO3lhZSfeE32e2OUMJLGEQx7pLMBQWJLbTmIgRamydheVhEThYQZkYzILEVisiFCGIWMA6ShviQKAzUWL5wCLLdUPg8bf479rWO6IAXzOEIMIZUcS1Q7hiRWtIMBDvTwS9pbmJuzaIGT4Hnw1rD6LYRBDiOJOPHWAt5+9I88V32k77SMfTEKteNpD26IknnvDnQVBZrlQEKAFqCM1sQKQgeEPXDPobP2Ntz8bdgmPxx0TUkyYorlpaIcG1gf6MVdR8qbk3JP/nvjfEH5LdD54J7inPKVZBBD19j5RkIVhwEbZss3Ms/Y2tdlwFSNGGq4alETNw4eH3nKexmRjmBsQyzxoLTRafLFoI0mShzXjQGJ/tbKDPMG6wiKcPs5AnEJDxg3RTjT0vBT9YIDC2kt2E83AOzsXnsdRw3EPGXq6/aPo0q8x3qRIhRKPA/YAJEhGMRUgIkUyw+hGxjqWRZ7aQsCBFvMcF1LE4IzgJ0ZfrbXOkAy43cRkHsLKSL5ddkGzTewlRH/JhFSKBYBHE8oZVVGJViGTDs4pvdFjQolDgp0omg2iQJL7vBOJhHc6XjyeW/WiwE0LWciVbjlUhcoFcAoRIEGw3svVMflG+CBISQiQTrIj4YuOeQgBdMaot4a6C2wJuAfiO4r6EHz1FOhCP0ewfuQKXE6yniHUCBHHTwa+UaxGWUBUiV8glQIgEQTQsfrJMBlQriqt1LoRIBgQbssjExxLf0WgBhEJB4BF+vvjdEnCFHzTBWAhJ/KHzBYGZuC7hx05wn/nF77nnnqo+JXKOBKsQQgghhEg08mEVQgghhBCJRoJVCCGEEEIkGglWIYQQQgiRaBIlWCnDhgM3SYBJ00HKjCuuuMLnmTNIGE2y8ugXia4Nqn1Q6Wfdddf1juckhg5Lx5mzOAmiN910U7f66qv7K<text:soft-page-break/>h3kqhNCCCGEEMkiUUFXVMpARB522GG+FNuQIUN8BR5qFlsVHgQoEYjRijOUfSRxMkKU6ERELkKVn6laQrlGIhmttCJlF5977jkvbCltSBUeaodTCtOq8zQUKsOQP5MUI0IIIYQQIjNktaAiGjmDSyYPK9ZVyuRR9xsRCaQKoQzmKaec4sUkqTooiYdVNFNCYsob9u/f35feo847kNaDkoOUdKNk48iRI70l99xzz/WWVaBKCXn0aANitjGQOJo8dEIIIURiqax0FTOnOlcxx7nmLVzz1u1JrFrYJjjnps6e6ebk2GbWgnLaLVu7wn4a0VgwKmZrN02MYMUiussuu7jtttsu7XVLPPzHH3+kakfXlZyZPHTUmzaxCvyf3HDUMEewfvHFF/4ihTWfUfjUQH7vvfca/RmoIQ/U4hZCCCGSyJypE9yEL55I/dx5/X1di/aFzSE7YeY098TvfVy75i1d25ZVO59zy/TZs9y0itlu36XWdJ1bt8vJe4r8gutntiRGsGI9Pe+882q9bgIS0YnVlG3/a665xlfToMLIeuut584555yUsB08eLCv9BGle/fu3sXAjunQoUOtrXtcAfB1xYrL74UQQoimSrOWbVzl7BlFbQNitUPL1jl7v2kzZ+fsvUSySFTQVRSCoPBr3Xzzzb2P6sCBA71IRdzefvvtfuue6hqUgBs1apT/m0mTJrmOHTvWei8EKEK0vmMgDPISQgghhBDFJTEW1ijfffedO/roo91iiy3mrrzySv8avqyHH36469WrVyrIaa211vJuBI888og744wz6vSFoNwl1OcvYa4HQgghhBCi+CRSsL7xxhvu7LPP9lv79913nw+8yuS7uvjii3v/VKyvgOXULKkhWE3JFFDfMWDHCSGEEEKI4pM4U+L999/v01GRBeDxxx9PBTIRJPXiiy+6Pn361Pqb6dOnuy5duvj/E3A1fPjwWsfwGsIW8HdFnI4bNy7tGNwLSHHVtm3bPH06IYQQQghR0oL1qaee8gFVbPFjWQ0tnS1btnS33Xab/33Izz//7MUoRQIsPRVBVYMGDUodw/95bcMNN0yly7IUWAb5Uz/66KPUMUIIIYQQIhm0TFLyWHxVsXASREUu1WiU/wknnODOOussd+aZZ/oUWH/99Ze7+eabfZ7V3XbbzR+3/fbbu7vuussdccQRqXyuFA4gaMtSZnEOjud85E7F9YDCARMnTvQ+skIIIYQQIjkkRrCSI5Wt/T///NML1iiIy913393nS8X6etxxx7l27dr5XKq4ELRo0cIfx+8Rn5dffrk7//zzfWUrrKakvsJKa1xyySU+2wCFAsg8sPLKK/u/a2yVKyGEEEIIUQalWZtKAlwVDhBCCJH0wgGWh7WYhQPma90uZ3lYp8ye6f6dOU2FA5qobkqUD6sQQgghhBBRJFiFEEIIIUSiSYwPa7lTMXOaq5w9s+DnbdaytWvewK2TLbbYwvsaG/gJE8j23//+Ny1o7YADDvCvX3XVVXPdzhEjRvitAwpEWEaI+lh++eUz/o7APCqoZfp8BOUR5BfHrbfe6lOsUR44Xzz//PPuoYcecn/88YdP7bbHHnu4ww47LOWr/e+///pKbx9//LEviLHDDjv4YET8uuOKcOy///5uwIABaZ+BrBtx4CtuxTqEEEKIJCDBmhCxOvH7l13FlH8Lfu7mHeZzndbapcGi9dBDD/VfQLDcTz/95M477zwvmOKC5orF//73P585Ikrnzpn9tZ577jnXpk0bVyxeeeUVd+GFF/qgwfXXX9/169fP/5/Ua8cff7w/5sQTT3TTpk3zopbsFueee64PHrz66qtridVjjz3WVVRUpL3Ovdt7773TXiPo8Mknn3QHH3xwAT6lEEIIkT0SrAkAyypitVnrdq55q8IVLaiYNd2f11t2GyhY27dv77p27ZpWceyrr77ylsEkCVZy+YbtzAYrQlEsEI277rqr22uvvVIp3YYMGeKeffZZL1gpnvH111/7inBWDIOsF1i3yZix0EIL+UIb1157rS++QUq38ePHp52jQ4cO/ssgjRzW60svvbROy7QQQghRDOTDmiAQq83bdCjcV47FcX0Vwt577z3vNkAVs1VXXdVvPX/yySep35Ow4uGHH3bbbLONW2211fw292uvvRb7XlYIgm3wOXPmNLrNiLNbbrnFuwdQdGLo0KHeJYAtc+Ppp5/26dNo09FHH+0mTJiQ9h6//vqrO+qoo1yvXr3cKqus4l0XHnjgAf87qqnx2ksvvZT2N+QG/r//+7/YNp1++ul++z+kefPmqfN+++23XoSbWIV11lnHuwZgUQWsrd98841PAYc7QH0geHv27JnKZyyEEEIkCQlWkRNwCUBcIkjjYFsbn1BE6KuvvuqeeeYZb8lEcLLVDYirG2+80VsKeS+2rPn9l19+WauELtvWm2yyifePNb/OxvLEE0940YpPJ0UkQmgHYo7zvfzyy26ttdbyVkuDbXm21+edd15fqY3jt912W781j88on3GzzTZLE6xsz7Ptj2CPY+211/Ylho1JkyZ5q+vGG2/sfx41apTr1q1b2t+Qf5g2jBw50v9MjuEXXnjBrbfeevV+/g8//NBbbSnKIYQQQiQRuQSIRnH33XenrIizZs3yX6uvvrrbaaedYo9HVOKHue+++6ZeO/DAA31FsrFjx7qFF17YW1d5zUQvQVv4x7K9HQZfIWI33XRTv32NVbEu8AXluBCsoVhKDaqmYfGN49FHH/U+sObmcOSRR7offvjBDRw4MCVYaTO/ty12/EsR37/88ouvwoYlFT9ShCbb9V988YW3vO644471XGXnpkyZ4v+Wimx8bjsnAjUKfrcc11DwXcXCTFuFEEKIJCLBKhoF1k8EJSAosXpiHUW44WsZFVSIIQKd7rnnHvf777/74030saVP1DvleRG9IQha<text:soft-page-break/>E6pw0UUXeXGMhbE+sWriceutt64z4Kqu6mZs92MVDllzzTVTbceCigjHsoof6PDhw1O/s0AnLMHzzz+/t9AieMkwgNtAXYFfwPVAXPPZ77//frfYYoulXC/MKh2CWMW3uCFQ3hjfY+6LEEIIkVQkWEWjQGyFQg9/Sl5DvH3++ed+GzyEICH8MnmdLW8ssVgKKbFrqbGyAR9LgohwBcCvlP/XBUKxvnK79fneRiPsw7YiKgmOQrji+4ofLNZaLMChdZkgKlwh8CfFl/fmm2+u85z46OIawblxQVh22WVTv8MazXuEIGAJrCIFVkPgfWg7/sBCiPLh0xHt3D/T27jdlmn4rowQxUA+rCJnWJXfqMAD3AfIn0owE/6gCCTzt+TviOZHbPXt27eWhTTMCYq1E1FMINM555wzVwFX2YBl+Pvvv097LWwjllWEIj6mbN0joi04Kqx6jFsA1lpcDPisCNtMkHv1oIMO8inC8IsNxSoQ3PX33397K3W4IAAWAw2BAC4Ctlq21NpViHLi3p/mcy/92t4NHp+dsUCIYiPBKhoFUehYF/kaPXq0Fz5XXHGFF53kDo3CFj4+nRzHFjfpr8zKaNvbbJfjx8rWOVvrpFmivrDVGg4j5vFL5f3wFc0ntOndd9/15yGDAILz7bffTrN2Yil+6623/Pb6p59+6lNLhZ8LCKIiYOuOO+7wPrN1BYqRO5a/veGGG7yQtOvMF+A2wXudcsopPtiNoLQLLrjAW3HxkW0IuDGssMIKjbgyQoimwJRZkgGiNJBZJUGQF7VUzofF1IKuEJBEqJMW6brrrouttoSldMyYMalgp2WWWcYL3DPOOMNbLHEpYLucICuELOKMiH38YrEAmg+rgdUR/1Yi+xG0vF8+wIWBFFRYhmkXKbnICmDptsgI8PPPP3sXhcmTJ6cqfiG0+Vz77LNP6r3ICoC1tq7UUQRmmbUUYRsFkY7vLp/74osv9pZYgq1oBxbnhsJ15t4JIYQQSaZZZbhvKeYKswQiVpp6pSvRcBC9+PfiPiCEEMViztQJbtfzP/L/P73XWLfRzv/nWrSvOwg010yYOc098XsfN1/rdq5Dy9pZTxrDlNkz3b8zp7l9l1rTddac1uR0kyysCQCxiGj0FacKTLOWrSVW8wzJ/KlUhYsDOV2FEEII0TAkWBOCF40Sjk0SEvM/9thjPvBqu+22K3ZzhBBCiJJDglWIPEOpVb6EEEII0TgUHiiEEEKUKfWXXxEiGUiwCiGEEEKIRCPBKoQQQgghEo0EqxBCCFFGKJulKEUkWIUQQogyoiLQq82aSbyK0kCCVQghhCgnZGEVJYjSWiWEabNnuZkVswt+3tbNW7p2LVsV/LxCCCGKb2EVolSQYE2IWH15eD9fUq7QUBZvl+6rNFi0zp492z3++OPu5Zdf9lWcqGe/0koruSOPPNKtt956qeOWX355d+WVV7rdd9896/d+4YUX3DnnnON++eWXrCtJ4ZPVs2dPlxTGjx/vbrjhBvfRRx+5yZMn++tw2mmnpbXxiy++cNdee60bPHiw69atmzvhhBPcDjvsEPt+F1xwgZs5c6a76qqrUq9tscUW7s8//4w9nkIFvXr1yti+ww47zBcy2H777dNeHzFihC+Vt/XWW/tSslE452677ebbmk9efPFFd/bZZ7urr77a7brrrmm/q6iocPvtt58bN26ce+mll1y7drktuPHVV1+5Aw880FcmW3fddRN574Eyv9dff71/jwUWWMDts88+/r4KIURTRC4BCQDLKmK1XfOWXkAW6ovzcd6GWnZnzJjhJ/SHHnrIHXDAAV5c8P+ll17aHXLIIe7VV1+dq+uBiPr000+zPn7fffd1w4cPd0ni1FNPdX369PHC5fnnn3crrriiFxO///67/z0i46ijjnIbb7yxF+j//e9/3ZlnnumFTFSc8R5PP/10rXM899xz/jrZ1wcffOB69OjhFwxrrrlmxrZNmzbNff/9927DDTfMeMw777zjXn/9dVcsEMWbbrqpX+wgTENYKP3444/ummuuyblYhWbNmqV9T+K95714j80339w/b5zzlltu8ddGiPqoCFwClIdVlAqysCaIti1buQ4tWxf0nNNmNtwN4eabb/bWz9dee81bh4xzzz3XW5Quu+wyb4nr0KFDo9rUtm1b/1WqDBs2zH322WfuiSeecGuvvbZ/7fzzz3effPKJFxcnnXSSe/jhh73l7ZRTTvG/R+z379/f3XfffW799ddPCRuuKe+3yCKL1DpPly5d0n7GGjlx4kT35JNPupYtMz/aCKMVVljBde7cOeMxiy++uLvkkku8hRHrXTG49NJLvdXx8ssv95ZEwKKMiDviiCPc6quvnpfz2uft2rVrYu/9xx9/7Nq3b++OP/741P164403/HmwPgtRJ2lBV8VsiBDZIwuraBCzZs3yViO2+EOxapx88snu3nvvTROcuAwcfPDBbtVVV/VWpbvvvjv1O7ad999/fz95r7XWWl6kYHViQjd69+7tz4dAYUJnq3jChAn+d3YcLgS8zpY2r2EdZCuZc/K3CIDbb7/dbbDBBm6dddZxF198cSq1C5Ys2rTNNtu4VVZZxbfj8MMPT7Pa1tWGKPPNN5+75557/LkNrHV8ISjh22+/TYkTA8uouTfAl19+6cUMC4PFFluszvsyaNAgv4VNu6JCNgqfBetlXVBKtkWLFu6iiy6q8ziuK+IRi+5GG23kt77/+ecf/zu2sHfaaafUsVwvrI0IYQOrMH+L1T7KQgst5M466yz/+RFowN9iRTahNmnSJC8IuXYIRCz/ffv2Tb1HNveW/oJ1EmslnwFYbHXv3j2x937+<text:soft-page-break/>+ef3rgf8nr9hAcnf50vEi6ZrYRWiVJBgFQ3ijz/+8BMlE38ciIzVVlvNi53QnxLxiAUIPzssZOH25zfffOOtWvjD4mIQwnYw4gR/S/7+tttu88ezHQzmOvC///3PW6SMG2+80b/27LPPeqHAeYcOHeoeffRRL46xgH344Yf+WITe/fff74XI22+/7YUtx5rPYH1tiNKpUycvCFu3rrGW875YyxDs8Pfff7uFF1447e8WXHBBv13/77//+p+xlGFdRJzUB4JrueWWc7vssku9x2KF22STTeo8BuGFqH/33XczuniMGjXKu2MsscQS3j3hrrvu8hb2vfbay02dOtULwF9//TUlYLnniCt8RA38PBGJ+EDHwXY5v+c6cO3x2+S6t2rVyr8XYpk+iSh95pln3BprrOHvNRbLbO6tQX/gGnJvl1pqKe8yQR9O6r3fbrvt/LU544wz3Morr+x23nln7+Jx9NFHxx4vRIj0qihFJFhFgzDLUl3byVEQNQhWti2PPfZYN88887h+/fqlHXPiiSf632M9i4oiAk7YFl100UW9FQ1hZMLWtm15T76MQw891FtS2freaqutvIDCOofVCkGDEPjtt9/8sVjS2E5HYHEOrF/bbrutF1vZtKE+ED9YgAlk2myzzfxr06dPTxM1YD9zroaAYENYHnPMMfUeiyWW98fSWR9ctx133NG7eJjoDMH1AOF13nnn+euKBfOmm25yY8eOdW+99Za/TvQTtsgBsUlAF20YM2aMfw3LKa/VBefneMQZFvxll102ZYX84Ycf/DmxLNIGfDkRrQjVbO6tgdDHKsrfhiT13nONcY/guWGxgLjFEhwXKCdEFOlVUYrIh1U0CNtuxsqaLVERihUq3AJGPIZiMwRhhWjCcoQ4xYrExI+Yqgusfga+flhwwwAdXBZMHOBvSxAPvrm4L/CFqMJaPDdtgPfee89vr2ORvu6661KvY1GMihP7uaGBRK+88oq/hv/5z3/qPRZRg6Uv24AixCif/cILL3R33HFH2u+wYiL6owFe3FtcBfCj5VwIVRYsCFci3rnWWFkRmKNHj67XPQHXE6y2WOAJ6jN+/vlnb2VFjEavo/Wv+u5tXH8JSeq9ZzeB62KLFDJ0cC1w4cDFpj63EFHehJWu5MIqSgVZWEWDwAqK+MNyFAdCBeumWS8hdA+IGzDrC7Ai4ObNN9/0vodsmWJpqy99TzToqHnzzF0dn0N8H3lvLHBshfMZ5rYNuEKQrghBhVUu3PZGbCDWQvgZcZ1JvNcljAhOquszNsR/Nc414P333/eCMQT/UHwvSS0VfrEFbtcG6ymCFZ9RrJWk2iKQC8FKW7BYco76QMhx/cLPyPk7duxY6/xs3bO9n+29ra8PJvHe468a+skC1mHSzeHHLURdyCVAlCISrKJBIBj22GMPHxg1cuTIWr8n0pmgF7ZPcwHWsSuuuML7FRK4hQDhZ7aD2RbNBQiK4447zlunsOQx8ePnaKK6MW3AJ5IAMnwR8dmNbgGTk/Prr79Oe433wxqXjfA08BkdMGCADybL5tiffvqpznRWcWC5JXiKbWfew2Br3vKIYqHkCxcAro1tuWNhxRrPFj3b9ogy2spnxYe4PneAusBnl/YQCGjn54ugPwR2Nve2PpJ677EQR/MU8zOW80zWYiGMtP4vE6soESRYRYNhe5RtfnxTsWhhPUMI4avHz0zWCJNcgAUNAUCSdQJXEEJY0Di/WeY4F8LJAlYaCoKL7Wq2islvScAWeUhtmzabNoSw7YyoYduYXJn4X+IDyhdR7YAPJNeMrWLa/sADD3i/T6x4DWHgwIF+8sFXtz6wdOJn2lALrrkGILzC6HjuP5+HbW/awRcBbSxYEJPAuRBo5BK1yHi+cx0Rg3MjWBHDbNlzTgQf70neVhZTuBtkc2/rI6n3HtcIAgpZCODDjJWdQDLuSUP8y0V5IgOrKEXkw5ogps+eVRLnY3uWLU8mWqxZf/31l99SxY+OKPxcVpxCeBBIQnQ2wgELFNvQnNesUWzxYtll8kdYNRQivgnIIhKcdEZYAtk6xirHZ8umDSFsiWP1IxCKr2hCfIQF1kl8QhFC5OUkdRH/j6Y7qg/bWp533nnrPZYAp/qyA2SC9+eaEDQXuofQD9gyJ5AN1w+shIio0IeSbXEyBFgFNAKYEHwIYN6jsXA++iDXjWAsouy5V9wnu4713du4HKchSb33WItxM3jwwQe9FReLK2KVrAlC1IdcAkQp0qwy270xUS9mLbLtyKZcmlUIIURpMmbUaHfINVWpBc9Zd4xbd8c9XIv2hbXMT5g5zT3xex8/B+WqYM6U2TP9PLrvUmu6zq1zXwVPFFc3ycKaABCLiMaGlkjNBa2bt5RYFUKIMiI0U8liJUoFCdaEgGhs5yQchRBC5BeJVFGKKOhKCCGEKCPC0qxyChSlggSrEEIIUU7IJUCUIBKsQgghRJlaWIUoFSRYhRBCiDKlslKVA0RpIMEqhBBClBEVcgkQJYgEqxBCCFFOyCVAlCASrEIIIUQZIQurKEUkWIUQQohyIhSsUqyiRJBgFUIIIco1D2tRWyJE9kiwCiGEEGVEmlVVilWUCBKsQgghRBlRGahU6VVRKkiwCiGEEGVqYZVgFaWCBKsQQghRRqQHWqlwgCgNJFiFEEKIMqIyDLqSiVWUCBKsQgghRBmhmCtRikiwCiGEEGVqYRWiVJBgFUIIIco16EraVZQIEqxCCCFEGSGRKkoRCVYhhBCijFAeVlGKSLAKIYQQZYTysIpSRIJVCCGEKCNUmlWUIhKsQgghRBlREeZhLWpLhMgeCVYhhBCiTKlUpStRIkiwCiGEEGVqYZWJVZQKEqxCCCFEOSG9KkoQCVYhhBCijKiQYBUliASrEEIIUUaoNKsoRSRYhRBCiDIiLauVtKsoESRYhRBCiDJCFlZRikiwCiGEEGWEkgSIUkSCVQghhChXwSrFK<text:soft-page-break/>koECVYhhBCijKiUXVWUIBKsQgghRBlRWVHz/wpVuhIlggSrEEIIUUak2VdlbBUlggSrEEIIUaZZAqRXRakgwSqEEEKUEQq0EqWIBKsQQghRrhZWiVdRIkiwCiGEEOVa6aqI7RCiIUiwCiGEEGWErKqiFEmUYK2oqHBPPvmk22mnndyaa67pttxyS3fFFVe4yZMnp44ZNmyYO/roo13Pnj3duuuu6y688MK038OUKVPcxRdf7DbccEP/PkcccYT7/fffa53v4YcfdltttZVbbbXV3G677eZ69+5dkM8phBBCFAu5BIhSJFGC9b777nOXXnqp22yzzdztt9/uDj30UPfyyy+7E044wT9gEydOdAcddJAbM2aMu+qqq9xpp53m3njjDXfSSSelvQ+vv/XWW/771Vdf7UaNGuUOPPBAN2HChNQxDz74oP/drrvu6m699Va3+OKLu2OOOcZ9++23RfjkQgghRGGoUGlWUYK0dAmyrt57771ur7328kITNthgAzfffPO5U045xfXr1899/vnnbvz48e6FF15wXbp08ccstNBC7sgjj3TfffedW3vttV2fPn3chx9+6O655x636aab+mOwxmKtfeKJJ7wonT59urvjjjvcIYcc4o477jh/zCabbOL23ntvL5QRs0IIIUTTR4UDRGmQGAsr2/q77LKL23HHHdNeX2qppfz3P/74w3366adelJpYhY022sh16NDBffzxx/5njmnfvr1/3eD4Xr16pbb8f/zxR2+txR3AaNasmf/5q6++8oJWCCGEaIpUKA+rKEESI1g7derkzjvvPC9IQ9577z3/fZlllnGDBw92Sy65ZNrvW7Ro4RZbbDE3ZMgQ/zPH8DOvh3Tv3j3tGOjRo0faMUsssYSbM2eOGz58eB4+oRBCCFF80vxWpVhFiZAYwRoHllC29jfffHO33HLLuUmTJnlrahRes8ArjunYsWPsMQRjgR0bPc7eOxrEJYQQQjQVVOlKlCKJFaz4pB5++OHeWnrllVfWesiisKWf7TH4y9ZF8+aJvSxCCCHEXBFOkxKsolRIpDIj8p+AqG7durmHHnrIB16ZRdSspCFYROeZZ546j+E1O8a+R48zy6r9XgghhGhqpIlUKVZRIiROsN5///3u1FNPdWussYZ7/PHH3YILLpj6Hf6rUf9SfE5HjBjhll566dQx/By1opK/NTzGXose06pVK5/iSgghhGiKyCVAlCKJEqxPPfWUu+aaa9x2223nc7JGLZ0UAvjmm2/cuHHjUq+RFWDq1Kn+d0B2ACynn3zySeoYjie/qh1DMQEyCbz99ttpD/C7777r1llnHde6desCfFohhBCi8MglQJQiicnD+s8//3hf1UUXXdTtt99+rn///rWi/Pfdd1/32GOPeXeB448/3udkvfbaa30O1bXWWssfR/oqROcZZ5zhv+add15fGADxu88++/hj2rVr54sSkHMViyoC9vnnn3c///yze+SRR4ry+YUQQohCUFeshxBJJTGClRyp5D/9888/vWCNgpjdfffdvaCkXOvpp5/uo/q33XZbd+aZZ6Yde9ttt/lKWFhrcQ1AzN50002uc+fOqWMoGEDqq2eeecY98MADPm0WxQSiabWEEEKIpkRaVqtKFQ4QpUGzSi21cgbVtOD9998vdlOEEEKIWF79sL+757Xf/P/3XH6i23f/nV2L9jUGnUIwYeY098Tvfdx8rdu5Di1z44Y3ZfZM9+/MaW7fpdZ0nVu3y8l7iuTopkT5sAohhBAivyjoSpQiEqxCCCFEuQZdSbGKEkGCVQghhCgjpFFFKSLBKoQQQpQRcgkQpYgEqxBCCFFGKA+rKEUkWIUQQohytbBKsYoSQYJVCCGEKNc8rEVshxANQYJVCCGEKCMqK8IfVDhAlAYSrEIIIUQZUaGgK1GCSLAKIYQQZYREqihFJFiFEEKIMkJprUQpIsEqhBBClBGqdCVKEQlWIYQQooyQSBWliASrEEIIUUZUBo4A0q6iVJBgFUIIIcoIuQSIUkSCVQghhCgjJFJFKSLBKoQQQpQRyhIgShEJViGEEKKMSBepqnQlSgMJViGEEKJcLawysYoSQYJVCCGEKNegq2I2RIgGIMEqhBBClBGyqopSRIJVCCGEKNc8rBKvokSQYBVCCCHKCLkEiFJEglUIIYQoI2RVFaWIBKsQQghRRigPqyhFJFiFEEKIMqIiVKlSrKJEkGAVQgghygpZWEXpIcEqhBBClKmFtVKVrkSJIMEqhBBClBNyCRAliASrEEIIUUZUKOhKlCASrEIIIUQZIQOrKEUkWIUQQohyTWslxSpKBAlWIYQQooxQpStRikiwCiGEEGWErKqiFJFgFUIIIcqIyjAPq8SrKBEkWIUQQogyorKi2C0QouFIsAohhBBlmyVAhQNEaSDBKoQQQpQRyhIgShEJViGEEKKMkEgVpYgEqxBCCFGuFtaitkSI7JFgFUIIIcoIVboSpYgEqxBCCFGuLgFSrKJEkGAVQgghygi5BIhSRIJVCCGEKCMUdCVKEQlWIYQQooyoUForUYJIsAohhBBlivSqKBUkWIUQQogyoiJNparSlSgNJFiFEEKIckJBV6IEkWAVQgghytTCKh9WUSpIsAohhBBCiEQjwSqEEEKUa5aAorZEiOyRYBVCCCHKCFW6EqWIBKsQQghRRqjSlShFJFiFEEKIMkIGVlGKSLAKIYQQZYQyA4hSRIJVCCGEKFeXAIlXUSJIsAohhBBlRChSK1XpSpQIEqxCCCFEufqwysIqSgQJViGEEKJMXQKEKBUkWIUQQoiydQkQojSQYBVCCCHKCOVhFaWIBKsQQghRRqjSlShFJFiFEEKIMkJ6VZQiEqxCCCFEGVEhlwBRgkiwCiGEEGVrYlUeVlEaSLAKIYQQZYQsrKIUkWAVQgghygmpVFGCSLAKIYQQZUSF8rCKEkSCVQghhCgrApcAKVZRIkiwCiGEEGVqYRWiVJBgFUIIIcoJuQSIEkSCVQghhCjXLAFSrKJEkGAVQgghhBCJRoJVCCGEKCOUh1WUIhKsQgghRBkRugFUOlW6EqWBBKsQQghRRqT5rcrEKkoECVYhhBCijKgM87AWtSVCNAHB+vfff7uePXu6r776Ku31ffbZxy2//PK1vvr27Zs6ZsyYMe60005z6667rlt77bXdqaee6kaPHp32PrNnz3Y33XST23TTTd3qq6/u9t13X/fjjz8W7PMJIYQQxUCZAUQp0tIlkJEjR7rDDjvMTZo0Ke31yspK98svv7hDDjnEbbvttmm/<text:soft-page-break/>W3rppVNC9IgjjnCTJ092F110kf/5+uuv9+/3wgsvuFatWvnjrrrqKvfcc895Ybvooou6Bx980B188MHupZdecksssUQBP60QQghROJhLa/5f1KYIUZqCtaKiwgvGq6++Ovb3w4cPd1OmTPFW0TXWWCP2mLfeesv179/fvf76626ZZZbxr6244opuxx13dG+++abbeeedvSB+8skn3bnnnustq7DRRhu5bbbZxt17773usssuy+OnFEIIIZISdCVEaZAolwCspxdeeKHbdddd3TXXXFPr9wMGDPDfV1hhhYzv8emnn7oll1wyJVaB/2OB7d27t//5iy++8JbXrbbaKnVM69at3WabbZY6RgghhGiKyKoqSpFECdZu3bq5d999151zzjmubdu2sYK1ffv2Xszin7rqqqv67f/ff/89dczgwYNdjx49av1t9+7d3ZAhQ1LHdOjQwXXt2jXtGFwB8HXFiiuEEEI09aCrColXUSIkSrDOO++8buGFF874+4EDB7qpU6e6Tp06udtvv91v3Q8bNsztt99+btSoUf4Y/F47duxY628RqCZE6zoG8H8VQgghmiKysIpSJFE+rPVxyimnuMMPP9z16tXL/0wWgbXWWsttt9127pFHHnFnnHFGmjN5lGbNqhIk13UMNG+eKB0vhBBC5AwVDhClSEkJ1jjf1cUXX9z7p2J9BSyncVv6WE3nmWeeeo8BO04IIYRoaqQZbWRtFSVCyZgSCZJ68cUXXZ8+fWr9bvr06a5Lly7+/wRckU0gCq9Z6qulllrKi9Nx48alHYN7ASmu4vxnhRBCiKaACl2JUqRkBGvLli3dbbfdVit7wM8//+zFKEFYlp6KoKpBgwaljuH/vLbhhhv6nzfYYINUCixj5syZ7qOPPkodI4QQQjRFKsI8rEVtiRBN1CXghBNOcGeddZY788wz3S677OL++usvd/PNN/s8q7vttps/Zvvtt3d33XWXzx5AUQCgcMByyy3nfV0BKyrHX3nllW7GjBk+qwCFAyZOnOh9ZIUQQogmi0ysogQpKcFKflbypd53333uuOOOc+3atfO5VCm92qJFC38Mv0d8Xn755e7888/3la2wmpIqCyutcckll/hsAxQKIPPAyiuv7P9OVa6EEEI0ZcJUVtKrolRIrGBli59CAlGwoPJVXz5X3AfqAmH7v//9z38JIYQQ5YNcAkTpUTI+rEIIIYSYe1QsQJQiEqxCCCFEORG6BEi8ihJBglUIIYQo0ywBQpQKEqxCCCFEmaJKV6JJBV3VF8CUqQwqkfxCCCGESGgeVhlbRVMXrAjSWiXegtdBglUIIYRIFhKposkKVvKThlDS9IILLnDLL7+8O+igg9wyyyzjKioq3NChQ91DDz3kS5zeeOON+WqzEEIIIXIgWKVdRZMSrOuvv37az1SbWnLJJd3DDz/sE/Mbyy67rNtyyy3dfvvt5x599FHXq1ev3LdYCCGEEI0iuisqwSqadNDVBx984Hbeeec0sZp6w+bN3Q477OA+/fTTXLRPCCGEEPlyB5BiFU1ZsOKnOmnSpIy/Hz16tK8kJYQQQojkIAurKCvButZaa/ktf3xVo/z000/+dxtssEEu2ieEEEKIHCGBKpq0D2uUk08+2e2zzz5ul112cRtvvLHr3r27mzFjhhsyZIj74osvXKdOndwpp5yS+9YKIYQQIncWVilY0ZQF6worrOAeeeQRd/XVV7v33nsv9QDgv4pl9bzzznOLL754rtsqhBBCiLkgKlD5kTn8q34j3RLdOrmF5+9QrKYJkXvBCquuuqp77LHH3Pjx492IESP8a4jUzp07N/YthRBCCFHQsqzN3He/jXOXPdrX//Tq9bsUpV1C5E2wGvPOO6//EkIIIUTCibGwDhg6oVitESK3gpW8qo3JJIAFVgghhBDJtLDyY22rqxAlKli/++67Br9xWKJVCCGEEMlEclU0GcE6cODA/LdECCGEEHmlIuoSUFk7c4AQTSYPqxBCCCFKkJjCAdKrokkHXc2cOdPde++97s033/RZAqhs1a1bN7ftttu6ww47TJWuhBBCiKRbWCVYRVMWrIjVAw880P3www+ubdu2Pp3VnDlz3NChQ90tt9ziPvjgA/f4449LtAohhBAJIm77Xy4Bosm6BNxzzz1erB5xxBHuyy+/dK+++qp744033FdffeVf69u3r3vooYdy31ohhBBC5K5wAD6sxWqMEPkWrK+//rrbcsst3WmnneYtrAb/P/XUU90WW2zhRawQQgghElya1TWThVU0XcGKz+qGG26Y8ff87o8//pibdgkhhBAix8RJU+lV0WQFa/v27d24ceMy/p7fyX9VCCGESLiF1ae1KlpzhMivYF1zzTXdU0895f79999Ysfr000/7Y4QQQgiRHOLEaaW8WEVTzRJw9NFHu3333dftuOOOvmzrMsss41//7bfffHaACRMm+OArIYQQQiS4NKtcAkRTFqxrrLGGu+6669yFF17o01hZGVa2Gjp27Oiuuuoq17Nnz1y3VQghhBBzg/KwinIrHLD99tu7TTbZxH3++edu+PDhXqx2797dB1whWoUQQgiRbAsrilUuAaJJC1ZAmG699da5a40QQgghCoYsrKJJBl2NHDnS52ANmTx5srv66qvdrrvu6vbee2/38MMP+6pXQgghhEi+D2stq6sQpWxhRYhee+21rqKiwrsD4LdqJVoHDBjgf+7QoYO78sor3RdffOHuuuuu/LZcCCGEEA2jMs7EWqS2CJFrC+v333/vhWi3bt3cGWeckcrjRkaA/v37+9fffvtt980333hra+/evd1LL73UkHYIIYQQouAW1mauQoJVNBXBijDt2rWre/<text:soft-page-break/>HFF90hhxzimjev+jN+xrJ63HHHucUXX9y/tssuu7jNNtvM/04IIYQQySF2918uAaIpWVh33333tOj/sWPHul9//dWL12jg1Xrrred++eWX3LdWCCGEELmrdOWtrkVrjhC5FayI08UWWyztte+++85/X3755d0888yT9juE7ZQpU7JvhRBCCCEK78LqS7NKsYomIljbtGnjpk6dmvYa/qq4A6yzzjq1jh81apTr3Llz7lophBBCiDyVZhWiiQjWpZZayvXt2zfttQ8//NB/32ijjWod/95777mll146V20UQgghRJ5cAmRgFU1GsG677bburbfecq+++qqbNGmSu/POO92IESPcQgst5NZff/20Y++//36f5mqrrbbKV5uFEEII0QjmVDusNm9W9V0uAaJJ5WHdb7/93JtvvunOPPPM1GstWrRwF198sf8Ob7zxhnvwwQddv3793DLLLOP22muv/LVaCCGEEA3GxGnzZjXBVtKroskI1tatW/vCAaS3+vbbb31Q1T777OPWXnvt1DFYVXEbIKXV5Zdf7lq1apXPdgshhBCigZg4be6dAZpV52GVYhVNqNJVu3bt3OGHH+6/4jjggAP814ILLpjL9gkhhBAiR1QEFlZDelU0KcFaHxKqQgghRLKprHAxglWKVTSRoCshhBBCNB0La7NAsKpwgCgFJFiFEEKIMhOsLaqzBISZA4RIMhKsQgghRBlmCYi+Fv2/EElCglUIIYQoYx/W0MAqvSqSigSrEEIIUXZZAuKtqtKroskJ1pkzZ7r+/funfv7pp5/cSSed5E477TT3448/5qp9QgghhMh1HtbQwhqYWOUSIJpUWquRI0f6nKsUEHjppZfc6NGj3UEHHeSmTZvmf//uu+/6IgOrrrpqrtsrhBBCiBzmYZVLgGiyFtZbb73VjRo1yu26667+Z0QrYvXqq692b731ls/Jes899+S6rUIIIYTIsUtAeqUrKVbRhATr559/7vbbbz938MEH+58//vhjt8ACC7hddtnF9ejRw+25556+hKsQQgghkkNltTk1k0uAMlyJJiVYx44d65Zddln/fyyrP/zwg1tnnXVSv+/SpYubOnVq7lophBBCiLnGBGmm0qzyYRVNSrB27drVi1b44osv3OzZs90GG2yQ+v1vv/3mjxFCCCFEAvOwBlv/oYVVHgGiSQVdrbbaau7JJ5903bt3d/fee69r2bKl23zzzb1wJeDq2Wefddttt13uWyuEEEKI3GYJqMzkzypEiVtYSV0FJ598svv555/dkUce6eaff373zTffuFNOOcV16tTJHXPMMbluqxBCCCHmArOmZsoSIESTsrAuvvji7pVXXvHBV926dfMWV8CvFRH73//+1wtYIYQQQiQ8S4CCrkRTtbCSxmrChAlum222SYlVIFPA0Ucf7caNG+duv/32XLZTCCGEELnyYc0QdKVErKJJCdZzzjnHZwbIBCmt7r777rlplxBCCCEKkCUg9FuVXBUl7RIwbNgwd8EFF6RWZny/88473TPPPFPrWH43cOBAn9pKCCGEEEm0sGZwCZBPgChlwbrEEku4Nm3a+AIB0KxZMzd48GD/FQdi1QKzhBBCCJFclwBpVNGkgq4otTpnzhzf2VdZZRVfhnXHHXesdVyLFi1y3UYhhBBC5IA5FVXfldZKNOksASZGH3nkEbf00ktLnAohhBBNyCVATqyipAVrRUWFa968Jj6rZ8+eqdfrIvwbIYQQQiSl0lUNcwLBKr0qSlqwrrzyyu6aa65xO+20k/95pZVW8n6sdcHv+/fvn5tWCiGEEGKuMW3KFN7MVbpK1yxdsMolQJSyYMWiSo5Vo1evXvlskxBCCCHygAnS0OaULliL0SohciRYH3300Tp/FkIIIUTysaAqrKuIVn6cM0dBVyL5yMlUCCGEKBMqgiwBzWIsrHJiFU0iS0DI0KFDfYnWMWPG+HRXcT6sV1xxxdy2TwghhBB5dAlI+31hmyNEfgUrBQSOPfZYN3v27IzHSLAKIYQQyc0S4EVrRKEq6Eo0KcF6xx13uHbt2rlzzz3XFxFo3bp17lsmhBBCiDxmCaiN9KpoUoJ1wIAB7uijj3a77rpr7lskhBBCiPy6BGTY/JeFVTSpoKu2bdu6eeedN/etEUIIIUT+swRgYY0xsUquiiYlWDfYYAPXu3fv3LdGCCGEEPnPEuCtrLWRhVU0KZeAM844w+27777uwgsv9NWvunbtGluGdfHFF89FG4UQQgiRy6Ar+bCKchCs2267rauoqHBPP/20e+aZZ2KPUWlWIYQQIqkuAZXO8RWRrbKwiiYlWLfffnsvSIUQQghROpgeVZYAURaC9aqrrnL55u+//3Y77riju/322926666ben3YsGHuyiuvdN9++61r0aKFt/biotCxY8fUMVOmTHHXXXede+edd9zUqVNdz5493TnnnOOWWmqptHM8/PDD7rHHHnOjRo1ySy+9tDv55JPdpptumvfPJoQQQhQ3S0AGwVrwFglRwqVZR44c6Q499FA3adKktNcnTpzoDjroIF9dC9F82mmnuTfeeMOddNJJacfx+ltvveW/X3311V6QHnjggW7ChAmpYx588EH/O1Jz3Xrrrd7f9phjjvFCWAghhGiKVFTU+LDGKVa5BIiStrDedtttGX+HawBprjp16uRWWmkl/9VYdwH8Yin3ipCM48knn3Tjx493L7zwguvSpYt/baGFFnJHHnmk++6779zaa6/t+vTp4z788EN3zz33pKylWFi33HJL98QTT3hROn36dF/84JBDDnHHHXecP2aTTTZxe++9t7foImaFEEKIJls4IGOWgEK3SIgcC1ZEaF0rLxOpbK1j/aQCVkP55ZdffOYBMhCQOgshGvLpp596UWpiFTbaaCPXoUMHXy6W33FM+/bt/esGx/<text:soft-page-break/>fq1cun4kKw/vjjj95au9VWW6W1n59vuOEGL2gR4UIIIUTTzBKgwgGiCQpWfEbrYvbs2X67nawAH3zwgTviiCPciy++6BZeeOEGNaZbt27u3Xff9X/31Vdf1fr94MGDfcBXCH6siy22mBsyZEjqGH7m9ZDu3bu7V199NXUM9OjRI+2YJZZYws2ZM8cNHz7cLbfccg1quxBCCFHyhQOkV0UpC9bddtst6zccNGiQ22uvvXxA01lnndWgxtRXPQufVqypUXht8uTJqWPCAKzwGIKxwI6NHmfvbb8XQgghmmSWgIxBV1KsokyCrpZZZhm3yy675KUSVjYuCdkcg69sXcQVQRBCCCFKncow6Cru99KrIqHkRZmtsMIKPjI/12ARNStpCBbReeaZp85jeM2Ose/R48yyar8XQgghmhJz6ktrJcUqEkreTIn56PRLLrmk9y8Nwed0xIgRPtjLjuHnqBWV/K3hMfZa9JhWrVqppKwQQogmXjigMt6HteAtEqKIgnXAgAE+3VSu2XDDDd0333zjxo0bl3qNrAAUB+B3QHYALKeffPJJ6hiOJ7+qHbPmmmv6TAJvv/12msAm4GudddZxrVu3znnbhRBCiORkCcjw+7o95oQorUpXdTFw4ECfS3WPPfbI9Vv7dFdUpiJ/6vHHH+9zsl577bU+h+paa63ljyF9FaKT6ld8EchFYQC2+ffZZx9/TLt27XxhAnKuYlFFwD7//PPu559/do888kjO2y2EEEIkqXCAgq5EkxSsCND60lrh/4lYpcIUIpDKUrmGfKoIyiuuuMKdfvrpPqqf0qxnnnlmrbyx5IK95pprvGsAYvamm25ynTt3Th1DwQBSXz3zzDPugQce8MFiFBMgl6sQQgjRlF0CsLAqrZVocoL17LPPrrd6lW0zkAMVsTi3fqDrrruuLyQQhfyoDz30UJ1/izAld2xd+WPJBHDsscf6LyGEEKK88rDyvbY6VdCVKGnBijWyLsHapk0bv/W+/PLLu1VXXbXRpVmFEEIIUQDBmtElQIgSFqwnnHBC/lsihBBCiLxiQVU+6CrWJUCSVSQTZcgXQgghyoTKsDRr7O8L3iQhskKCVQghhCg7l4DKWMEqnwCRVCRYhRBCiDLMEhCnWE3QCpE0JFiFEEKIMgy6ihMAkqsiqUiwCiGEEOVWOCBTMh8pVpFQJFiFEEKIMqG+wgFyCRBJRYJVCCGEKMOgKyFKCQlWIYQQoszSWnkLa8zvZWEVSUWCVQghhCgTTI/6PKwqdSVKCAlWIYQQogyzBMSpU1W6EklFglUIIYQowywB8S4BBW+SEFkhwSqEEEKUXZaAygypraRYRTKRYBVCCCHKzCUg0+QvC6tIKhKsQgghRJlgPqqZXAJkYBVJRYJVCCGEKLcsAanAq8jvpVhFQpFgFUIIIcotS0CzyljFWllR+DYJkQ0SrEIIIUSZZQlg8peFVZQSEqxCCCFEGfqwxqGgK5FUJFiFEEKIMsEEqS/NGmtilWIVyUSCVQghhCg3C2tGlwAhkokEqxBCCFFuWQIIuor9vSSrSCYSrEIIIUSZMMeCrjK4BEiviqQiwSqEEEKUCfW6BEixioQiwSqEEEKUCSZIsbDGeaxKr4qkIsEqhBBClFmWAHxYY10CCt4iIbJDglUIIYQoQ5eAun4vRNKQYBVCCCHKzsIaLwCkV0VSkWAVQgghyrA0a5yZVRZWkVQkWIUQQogyLM2qwgGilJBgFUIIIcouS0BlhrRWBW+SEFkhwSqEEEKUmw9r6p8q2rZu4b/LJUAkFQlWIYQQosxdAubr1Lb690VqmBD1IMEqhBBClAkVFS5VOCDUpl1SglWKVSQTCVYhhBCiTKhI5WGtdFNm1thY5+3Yxn+XXBVJRYJVCCGEKMPSrBNn1EiAli2q/i8Dq0gqEqxCCCFEGfqwTpxZIwGaVf9XLgEiqUiwCiGEEOWYJSDAfpZeFUlFglUIIYQoEyqt0lVEsTbD5CoLq0gwEqxCCCFE2VlYa4Rp5w6tvIsASK6KpCLBKoQQQpRbloDAwtq5Q2vXrNopQBZWkVQkWIUQQogyzBKwQLs5/v+brb5QjYVVelUkFAlWIYQQokzEqglS9On5G09wx6wxzu2y4WI1PqxyChAJpWWxGyCEEEKI/BNaT5s3q3Sd21a69RaZ4Vq0aC4Lq0g8srAKIYQQZUDonxr6sFb9bD6shW6VENkhwSqEEEKUUYaAuvKwSrGKpCLBKoQQQpRRhoB4C6sdU+BGCZElEqxCCCFEGRUNqLNwgIKuREKRYBVCCCHKzcIaEaY1LgGFbZMQ2SLBKoQQQpRdloD03zWrfiEUtUIkCQlWIYQQotyyBER+F/1ZiKQhwSqEEEKUAXMq6k9rVaGoK5FQJFiFEEKIMiDc7a9lYZWJVSQcCVYhhBCijFwCcFfNJFDlwiqSigSrEEIIUQZYQJVt/4c0N5cAKVaRUCRYhRBCiDLAtGicdVUuASLpSLAKIYQQZYBZT82aGht0JQurSCgSrEIIIUQZYBkA6rSwSq+KhCLBKoQQQpSVS0Dm/X/pVZFUJFiFEEKIcsoSEDPzm5tApfKwioQiwSqEEEKUuQ+rJWaVXBVJRYJVCCGEKPMsAUprJZKOBKsQQghR7lkC7D/SqyKhSLAKIYQQZZ4lwF6UXhVJRYJVCCGEKANstz/Owkq51qpjJFlFMpFgFUIIIcq8NGsq6Ep6VSQUCVYhhBCinNJa1RF0JQurSCoSrEIIIUQZkFXhAOlVkVAkWIUQQoiycgmo/TsTsZUKuxIJRYJVCCGEKKMsAXUHXRW6VUJkhwSrEEIIUU5ZAmJnfvmwimQjwSqEEEKUeZYAE7GlolcnTZzlJk+cVexmiAIiwSqEEEKUeZaAGgurSzwVcyrdC0/+4V54akTKzUE0fVoWuwFCCCGEyD+VFS6jhdVeKoWgq5mzKtyM6VUfZvasSte6TeasB6LpIAurEEII4co9S4ArKQurMWdOtQoXTR<text:soft-page-break/>4JViGEEKKMBGtcloBmJRR0NSdNsCa/vaKMXQJmzJjh1lprLTd79uy019u3b+/69Onj/9+3b193zTXXuH79+rkOHTq43Xff3R1//PGudevWqePHjBnjrrzySvfpp5/699p0003d2Wef7RZccMGCfyYhhBCiMFkCSjutVZqFdXYJNFiUr2D99ddfvcC89tprXffu3VOvN68Oc/zjjz/cIYcc4tZYYw130003ucGDB7sbb7zRjR8/3l1yySX+GP7+iCOOcJMnT3YXXXSR//n66693hx12mHvhhRdcq1ativb5hBBCiEK6BNiLpeDDOicItJKFtXwoScE6cOBA17JlS7ftttumWUyNe++911tV77jjDv97LKdt27Z1l156qTv66KPdIoss4t566y3Xv39/9/rrr7tlllnG/92KK67odtxxR/fmm2+6nXfeuQifTAghhMgPlXUUDigtH9aa/8+WhbVsKEkf1gEDBrillloqVqwCW/yI1PD3iNuKigr/OztmySWXTIlV4P9LL7206927dwE+hRBCCFE4zDBZZ2nWhCnWv/+c5iZOSM+3GqaykoW1fChZwdqiRQt36KGH+m3/ddZZx11wwQV+e3/69Onuzz//9GI0pEuXLq5jx45uyJAh/mfcBHr06FHrvXExsGOEEEKIcigcYK8kSa9SHOCV5/5077w2MnPQlSysZUPJCVZWf7/88osbNmyY23LLLf32P9v8r732mjvyyCPdhAkT/HGI0yi4CSBqYdKkSRmPmTJlSgE+iRBCCJGMwgE1FlaXGCaOr7KsTvh3VprlNz2tVYIaLPJKyfmw0mnvvPNObzFddtll/Wu9evVyCyywgDvjjDPcV199VeffZ7PtEbf6FEIIIZpC4YA6fVgTFHQ1ffqclCilQECr1lWNVFqr8qTkBCuZANZdd91ar2+22Wb++4gRI/z3OCsp1tV55pnH/x/ran3HCCGEEGVROKD6e5IsrNOn1RQFmDZtjmvVumpTWD6s5UnJuQSMGjXKPfPMM+6vv/5Kex3fVejatatbaKGFvMtAyNixY71AJagK8HEdPnx4rffnNTtGCCGEaCrYzmJ8adbkBV2ZhdX/f9qcDD6sqnRVLpScYJ0zZ447//zz3dNPP532+htvvOEDsXr27Ok23HBD99FHH7mZM2emfv/222/736+33nr+54022sgHXg0aNCh1DP/nNf5eCCGEaEqYYTLeh7Xqe3LkqnMzAsE6bWrN/ysCjTpbFtayoeRcAsihStWq+++/37Vp08atueaa7rvvvnN33XWX22+//bzl9PDDD/f5VflOAYGhQ4e6G264we25557+72H77bf3f0PxgNNOO82/RuGA5ZZbzm233XZF/pRCCCFEbrGt9DotrMF2e7EJraqZLazJaa/ILyUnWOHiiy92iy++uHv55Zd9ANbCCy/sTjzxRC9QgS39Bx54wJdm5fX55pvPHXzwwf7/BjlaH3zwQXf55Zd7iy2VrbCsnnPOOb4ogRBCCFE+WQKqj3HJIRSp+LAayhJQnpSkMkNsHnvssf4rE7gG4OtaF926dXO33XZbHloohBBCJNQlIEaxpl5JkP6bPr0iVrwq6Ko8KTkfViGEEEI0HKo9Zk5r1Swtk0CSLaxyCShPJFhLmB9+He1Gj5ta7GYIIYQoAWbMqhKsbVrVnvqTmH48DLqaHgZdySWgLClJlwDh3IAh49z5d3/h///q9bsUuzlCCCESzoxZs/331q1aJL7S1ezZFW7WrJrGyMIqZGEtUX4Z/m+xmyCEEKKEmDFzTr0W1qS4BMwI/FeT7sM6eMR4d8QV77pP+vxZ7KY0aSRYS5Q2rWuvkIUQQohMzKx2CWgdJ1hrwq7yysQpM7MqThAKVLOw2t/NCX6VBMF6zaPfur/HTnXXPPZtsZvSpJFgLVHaBoJ15qz0B1sIIYSIMqN6rmgT6xJQ23qZa77sN9Ltd8Gb7om3f8m6ylXHeVqmtv5nV7sIhG3EdaDYTJk+q9hNKAvkw1qitGxRs9aYMm1WrE+SEEIIETVuxFpYC2BgfeLtgf77U+/+4kaMmegGjZ/gttiubZ0WVgQrVa6wpCJiW7Vunu7DmgALaz5FvqhBFtYSZU7wgEyeptWdEEKIbH1Y6wq6yp/4WmzBeVL//7TPSPf3kJm1fFWjpVjbtmvhWraqatvs6gCrioQFXYXzscgfEqwlSrgNou0IIYQQ2bsExPmwVpHPmKv55mlT67VQfIaMGT2j6m/mb+1atqxq7+xqH9ykBV1JsBYGCdYSZfacQLDKwipEWTJ1+ix338v93K/KGiIa4hJQLQBjLax5LHU1M8bfNJPgHD1quv++4EJta1lYk+YSkIQ2lAMSrE1AsE6eKsEqRDny9c9/u5c/Huyeff/XYjdFlLxLQNX3fBoL4wKEK2JihmfOmOPGj6ua1xZcuE0tC2vS8rBaBTGRXyRYm4KFVS4BQpQl06oFyPQZyhQisncJiA+6apZ3n4A4wRpnnfxnVJU7wDydWrp27Vu6li0jPqwVybJuyiOgMEiwliizQh9WuQQIUda+7LOCBawQc5PWqrIA89Yumyzt2retSVcVZfTfVe4AXReqyiCQ9KArURgkWEuU2cEDm0mwDhox3t327A/u34lVD78QomnutIQ7LkI0qtJVddhVZUX+BfPSi3V283Vqk9FC+u+4mf77AgtWHVOXS0A4FxpkOpg0teo9RNNBgrUp+LBmEKyn3Njbvf3lMHfz030K2DIhRKGQYC1tqPr0cZ8RBSv+UlceVksTkM+gK7Owtm7ZwrWqFqFxgtUsqa3bVB1T2yUgDLqq3fefeONXt+/<text:soft-page-break/>5b7rvfxmdl88hioMEa4kSPqT1uQT89sf4vLZl7IRpbsCQcXk9hxAis0tAEqr9iIZzwT2fu2sf+849+uaAorsENM+/C2uaD60J1qmTZrufvv83rRSrbfO3aFHVqJatImmtApFL0FY0d+ybnw7z3x989ef8fRhRcCRYS5RZDRCsob9rPjjm6vfdmbd94gYOlWgVohjjQNy2qEg+g0dM8N97fz8i7+fCKpmycNblEpBHxTorlVarxsLav88k9+UnY13/vlXXIrS6pgRrxMIazXuaKfDKXCBE00CCtUQJLSr1VbrK93bhtOoI5S/6jszreYQQ6ZhQlUtAaVOIxPOh20Fs0FW1GshnS2ZWW0gpJd6qZVUbpk6e7b+HFa9MgJpQbZUKujILq8tOsM6qeu98orKshUOCtQkHXdUcW5jJbPzkqlQkQojCIB/WpkEhBKttx2csHFAAC+vM2VVtaNWqeSqQylJUpQVSVVtSm6csrOYSULtwQF2ZAmZUC+R8EvU/jvOpFblBgrUM8rBGx5+GrghHj5ta62/i3kOCVYgi+bBqkixpKgooWNmKb24OqyEF8GE1CysWXnMJMEIRaj6qLVM+rFXfZ8WktYr+bfr55hR0IQBKMZc/JFibgEsAFtZsV8VUxNn/wjfdH6MmZXU82/yHXf6ue/rdX9Kq6+xz/hvuy34j0847fpIEqxBFsbAq6KqkKYiFtY4qV9C8WQEtrC1rgq6M9FRVVf25RbVLQK20Vln6sOY7fgOmR/xk9SzmDwnWEiVcxeEeEF3lZeKRNwa4SVNnuUfe6J/V8SZs/xg9OfXaT4PGuKnTZ7u+g8akDQgTZGEVoijjwCwFXZU0hbCw1qS0ihesRr70KkLYgq7iLKxxxQCiQVdzMllYi1g8YMbM2TkRyfQBDEo//z42Ry1rekiwlijRLcBp0+t2Lo+umlNl+LIc5MKtldRrsyvSXkew5nN1LoRwsdYc+c2VNhUFGDdTKa1a12NhzdP5MayYLm/VqkXKapr6fSD0arIENE9Pa2X9vfqNmreovzxrvuekqIW1sS4Bvwz71xuU7n25b45a1vSQYC1RotsOUQtrdMWOuAxpVT0Q1Ie9byhMw9fC8zIgkQhbiHJh3MTp7ogr3nXPvPdrUReuTOCKVi5dCmlhzeQSkCrNmieBN6vaHaCqDc1rBX6lWVhNsKZcAqqzBMyq9O2zalytW6cLWd/+yLWMCspcMyNHLgFWmUul1jMjwVqiRPMuRh+aqLP55EiZOlvd4of6Vb/M6ahCa2p0yyMqWGHUuKkN/CRClC7kHv577FT32U9/FX0cmGPh1kI0woc130FXNlcgjFu2qNuHNZNLANkDwpRWbdq0SMseUPU+6eedlGcjSq6CrqZXuxZYYJqojQRrE3EJiD400VVlNDCLwWL6jNnu8ge/dpc9+LWbmiHTgD084fubiEW4Rh+uf/6d1ujPJESpYc9F1I+tUITWnEIEmIjSJWuXgHxZWKvnCvKv4pLWMoNgxdpsTahV6Wp2RVrAVZu2zdPeO86fNd+7fiY05/Y5tDk7tESLdCRYS5ToKi5qYY0KWIoLhK+xwp0WPGhsbcaREqdxPqyz5tSy5P4zXhZWUT7Yc2fFM6ITZb7T6swOrKqqdiUyQensFz4alF3QVb7LslYL1UwW1tDSGucSELoOtGlb9VlmzaxDsEZ2F7Pl77FT3HWPfed+/3NCQVwCUhZWLTwzIsHaRH1YoxYfLKxhYFaL5s3SHrR/M6SksjQkoSXVHii+Rx/WKdOKY2kSohjYczdtxuxaC8TDL3/H/e/Ozwo2DigXq8gEpbOtDGz9aa3y04aasrAt6hasgeCscQkILKzVx1GZy3xYZ84McrhGBGtjXQJueqqP691nhDvpho8KEnRlc6l2SjIjwdpUXAKysLCGBQZ4KMK/GTdheoNdAuJ8WKMTtxBNGXuGsI6EW6mjxk7xVtchf00s2DggwSqyoXX19notchB0VbWdX3cSfzt/fRZW9LMVOEgVDphVWROQ1byZa9W6fpcAC2ZqKCPHTMnquOjc21jBae/DNVTWj3gkWEsUm5w6tGsVWzO5tuVzls+dGj5U07NwCTBBGvrVpPuwSrCK8sWeD+bocPFmVheej3wKydANQIK1tClUSsA2rVvGvm6JDhvbDHxLT725tzvrtk9jsx7Ybp1ZWKM+rLbVH80QED3Wtv8p22oW1jSXgBwFXc07T5usjovuZjbeJSCYY2VljUWCtUSxhyIlWLOwsIYuAQwe4QMyNqOFtTqoJHQJqP6/LKyi3AkXbNMDP9bwuQgXirkmtOaowk5pERV1hfJBzmRhNWtmY4UzebhxOxgwdJwb9nftnQWbN8yHNZrWigwAcRkCQh9W/z7V4tRbWKs/S10+rBNyIFjrqkSWK5eA0ICUC9/3X4aNc5c/+FXWluJSQIK1RLHBrWPbVlllCfh+4Gg3bNTEzC4B9QRd8d0Gshq/1tpBVxKsopwIn6FwwgmtLpkycOTeJUBBV00p00uuiArQfyfWXZGwMgfPQt/BY+qttEW2gLosrKFIxZravFqtzJhRY2Ft1dpcBTIL1s9/+ssbbHANIA1dtoLc5lb4N8P8GJvWai5dAubmPULe/nKY+7Lf3+6TH/50TQUJ1hLFVnEZLayRn1n13vtSv9TP3jqalWCt7SMX5ma1h5XVLkiwinIinKzCvh8uGPNpYZUPa1OKQ8hPP4mKn3/+nVpn0FVjFWv4LFC2O6NgrRaqmdJamf8mgjTEjp9ZvZNBlauUhXVW7aCrFXt0cYt27eADih9/a4APnjrj1k/cj7/9k9XnCS2lozNcsz6/jHavfzYk7bXZjUxLFS54H31zgDvyyvfc+AzB0NkwtXo8iqbdKmUkWEveh7VlrEW1vtV6LR/WDC4B4fuYW4D51+DXaqK3c8c2ebcmCZFoC2voEhC8HgY75lP0KLq4+FAH/<text:soft-page-break/>oNvh2d1bPR+5SthfHQXbN9tVog/sNnclYkN55N+g8dmrLbYKkPQFRnasH6ahZTUiyEWeDWz2sKKy0Aq6CrGJQBjzmE7r+L//9mPf6VyhH83cHSD78/oDPnFb3v2h9p/18idjnAO/+j7EX4r/9fh/zbqvYA8602tEIEEa1PxYa2V1qrq5w1W6+ZO3nvN2EEsfEBGjp3iLrz3Czdi9KRax4X/Z0AJ/VrtYZi3WrDmwsKKEC5UAIIQObOwBhN2+GyFvuO5Jq3+uipdFZ2zb//U3fhkHzdoxPjEuASYUGQT7IWrd3RrLr9gXoKuZgQLNrbgv+7/dz0uAbXlB1bWuKCr0MI6Y3o9PqzVzaBAwopLzl8rbeN887TN6vOEc9/oDBUc7X0XX6ijW2Xp+ecq8X+4yDWxPzd9YnoQ+NlUkGAtQXzai+oOnTnoqmqS7NiutduyV3fXbf4Oab8Pt/NDP9cXPhxU67jU/33Ec00VEtphAtUc1OdWsOK4f9DFb7urH/l2rt6nnJHYL5aFNfBhDbJ25NPCGlpzLGhFFP+5y7TtXpeFNV8uAaFQjPqNhlB9am7Gj+jW8w1PfJ9mAIkGXdUrWGu5BFS7nU2bk6p+ZRbW0IpoFlbyzXZs18p17tg67X3aZErrFSGcH+NcApiD7R5eeexGruu87ebqOYzO4XMrNqdX3498LYSKgQRrCRJaUlJBVxl8WK0MX9f5qh4mg1VgnG9LOFaF1tRMQVaTp1VFYNqgMLfWpPe/+cNNmjqraLXZS50hf01w+1/4lnvt09+L3ZSyIBSm6UFXgQ/rtEIFXcnCWkxCAdoisp2dawvrX2Mm1xkIFPe+9VW4mksX1tR58B1dacku3nhB4I8xq560ViY2TfDVEqzVLgGTJ81KlWVtbUFXMS4BViBhkQU6RtqZ3XMSznVxJcfDBUbbNi1Ti4FZ0bxaWRI3H8+VYJ3R9AoRSLCWIGEHrC8Pa9sMgpUVadyKLvRfivOxqiVYp85K82HFItuYpMdEcH7Zb2RKAIMshQ0HnypKgt79Yt9iN6UsCC07YXnWNMGap0BELDyhn2Bj0+mI3BAG16UCmBpkYc1OnLDdfsK1H7pz7vg0q+Nrgp3qnu5rgq7mzgeTOWmb9Zbw/ycqP5NwjmsPmQIqMlpYq46fPKnqOrdt26LOoCsz1nRbIH130drx3tfD3Ouf/p4x7iJ8tuNKjttuIunA+CxmMW6sQIzGoVS1tfHP9Awr9dqELKzxGYRFognT19SXh9VWmQvO1z7t92HA1NorLOj+HjvV/fnP5LSHN9rRSWcVTWjM4Bn6sNqD3LF9+jZMfVzzyLfuh0j0Ju1j5SqyR1kakuESEE4+FO3IB9GFYbHzsLJtymS9aNd0i1a5MHVGWElwTt4srGPGT/Pj8F9jpvgFi+VPzURqK74eC2tN0JWbKwshRpIVe1T5cw4aMcHPI5w7VZq1DpcA5rbZGXxY27arav+E8TUWVnMJmD2rImXgMAurfd5FukYE68zZflF/89NVAVNPv/eru+HkTd0C1Vv6hqVvzBSUbAuUdm1aencKCxJr7HMY5xIyN2JzWvUYJJcAUVRsoGOg4mGpK+jKVpkLxlhYbYBZbZmubp+tl69lJYi+Z5xLgJW9a9+uVeqBbYxFKSpW8+3711RpSts/pUC4s5EedBXkYc3TIiIqeIrpEoBYOOyyd93RV73f6FKYpU7a2JmFtTTq65ithdXcrtBn2WRlydoloCbsKqt21DpPalevpVt4/vbeiEGfpJhAXDviXAKwrsYVDggFa2rLP7Cwci1ShQcs6Kr6PNEFFO0gViIMnHr548G12hLOdVOmz05bkIbPeLvqOTZlYc3wHGLRve6x7zKO0XEW1lA0N5SmaGGVYC1BbAWHQDRBWkuwRiysXedNt7CyQrcHhPcwS226hTUbl4CZqfOYeM6Vlc+styJ7mlIKk6aS1mrqtMLk1yxm4YBQLONHXY6EY2c2W7mNtbCG42s2Y+TMyFyQiWZzaWEN3dCwOK7QYz7/8z0v9/VWYUvun3WWgIhgbdc+vf24BJhfa+jHWsvCGvVhnTmnljHk7S+H1rqW0bkumqvc7kO7tlXzXn0uAVh0e/cZ4T77sXYif/4mrppWY8fzWbMrUuOBBKsoKjbQtWzRLDUI1Rt01aV20FU4wJjYZCVZp0tA5AEyH1YvWNvmVrDmayu1KaPAm8ISiozBf453X/UbGePDOqvJW1hD61B9lZSaKum7U7Pz5sPaWMFaf9CVZQlwjSI0gFjwFQz6Y7w7/+7Pa/nSRvOs1pfWql21hdXAJYA2p6pdVQvWOB/W0KWYOcwWkUsu0sktsfA83v/8kz4j0t7f5rp2bVrEli83S7fNnXW5BIT3LOpWV1eGiMaKzRlhmdcmtOsmwVqC2JZDaGHNVDigTeuqh2mBzumClUHJBCFbOLEW1tn1uwTYw0B96vZmYW1EpoC4wUsW1oYjl4DCgUAMrZokS7/swa/dgCHj0oRsvipdRS2qxRSsodjKVBWoqRPe55l5tbDOatCivsaHte7pPiXq5jKtlc05pFNcYYkqKytJ8KMuAbi0WblVA+toJpeAOAsr1ARepVtYzZiDoDx4h5VTmWxYTNh1Y97rtdLC/v9DR05M8w83i+fC1Skhx0YtrIELRH0uAX/9M7nOYOJM976xgnV68DzKwiqS4xKQwcKaGjwsIrNVC7fxGov6BMfGRNvOb93Cta+2jtY16PpCARl8alrPpUtAq8hqGmRhbTgSrIUj00RA7sk0H9bpTT/oKvy8ozIkWW/qTAtdArKwlkaFTbYW1qkNtbBG0knV58OaC5cAyxxz6VEb+P8j/v6dVCX4wkDaaPnVKgtrTSWrui2s1YLVcrHOTA+6Cl0gdt98GXfoTqvUcgno0LaVL98KBB2nPkvw<text:soft-page-break/>bJtgHTdhWrxLQBYW1r/+mZL6P2kbs/FfjbajIaRZdCVYRSJcAlpiYc0u6ArOPKCnu/2MLVI/T5oSCtZWKcFDeUFWhNH3nOUtrPGTIu/RWMHKYBamBDIkWBuOXAIKR6bJhADEcAIa8tdEd8pNvWNzOc4NUcGTFAvr32NrJuemTmgtm9pAkVA7bWDDXQKys7DaVnx2PqwEXRFg9E3/vxskdux5MMFq8wIVqYBMNDBP+6q5BppHmlQlWF18loBaFtbmaRZWMgVUvUfNuUPCeI/Qwrpo13n8//8cXSNYw3kutLByv/HHhelZ+LDiekeqwZc/GVwr7iMkGtA19y4Bc2r+34TiGiRYSxDbCmwV+LDSsS0nI9+tZByVPkK8z4/ls0u5BNSITSsveNRV79d6WN74fIh79oNfY9s0N0FXoWUiRC4Bc0dj8uGK7MlkEcN/LPo7/PieeT/+2WksUUtOMfOwhuJ9ZLUwKRSIiA++HZ5mISsE97/Szx166TtufPVYW1eGFWrDX/bAV2kCM3r/Mi2AGHff/HxI6ufQ5cpiCOqiZis+O5cANPgdz//oLrn/K/fMe9n3WRNdZkSpes9mKXczUknBPEHKw1gL6+zGWljTfVijnze1GzkrsLAiWBes2nUcM2F66jOYVZq5coHObVM+rFyPQy59x3343R81FtY6XAI+7vOnL57wy7B/G2VhjRqIvh0wyv3vjs+8i0UIuzhkIbD+FWYskYVVJC5LQPiQUQWFjotz++ILVa0eQ6IJm3mQWQWHojXuIfrznympFCW13nMuBGsY6JX2ugRrg6gVxNGEBqqkQZWhzzNUY+O5iQuiyHXpzahF1YJVikE4Voz5d2pBrb3vfT3c3fhkH3fKjR+5QvJS78Fe5LxSbT0LI8+jIuGpd35xX/38t/s0iBCv5cMaI1oYS+98/id3x/M/pQRfmoU1C3cTEz31ZwmoKc364XdVAUjPffCba2zQlRE1moQ/x7sEmA9r+jzVuk1z16x5jWXWMgS0qv6eyYe1loV1ZmBhbdvKderQOiWiyW0bDVTrUi1YycX62FsD/f9ve+aHrFwC4sRiXNq3jIvfyN9ffN+Xru/gMe7B135Oe/2Nz4f6LATHXP2+N1iF78e8kKkID6+HxUeSjgRrKQddtWye5pdknfTX4eP996UXmzc2mKlV5EE2p3HzYzXCXHX1MTdZAszHDyG911bLuS16Lu5/lmBtGNHrJcGaP9iFePC1/rG/w0oTd+1t16OpB10x/+Xa/aEusGJBnFtRITArZ2j5DK8HomXkmMlpY3Pc/YobN0P/53+qg9nSsgRkkfM2+ywBVd9D/WKBSo3xYTXMwhr3c7xLQFUDWkZcAhDUZmVt06YqdRa0rrawWpaA2dVVr0JLr/852I2cUp0loEO7qmMWq7aymltAjchv7ubv1K5W0FWnjm0yprX6adAY9+onv2cMuIyziseVZbW2GpWB6LTFi/HLsHGpMeaJdwbWmgvCTAH42GOl7TtojPvfnZ+5U2/uHZtSK4lIsJZ0Wqvm3jJqD4pNkr8Or9p+WLb7vLF/X8vCWj3AmB+rkW2t6loW1gZGRdvDRfnY/bdd0S1fHVkql4CGEZa1bUgQh2g4ZomBaKEh+m1cTtToNt7gEeP9NvHwv2uikxtCdEu5mEFXUevxH6MmFezccWUz6wMXjYHVk/zcYqIkk0vAiNGTUyLQxuZwR4T0hNG/j753GMzW0LRWDS8cUEPUypldpauWdQrW0MIatZKGhQOi1tcwU4AVEQgF64wZFW7mjAo3a0ZlbLGcWJeA6jnPiguMqHYrMaHYqmWNhXV0EEyIVdbuQzRLANzzUl+ftzXOmhr3WiaXgHDXbMz46Rmt1m1a1Vzzp9/91V33+HcZhe+5d37urbSIVTKbsGtqfrlJR4K1xAVruKKtsbBWDYrLd68SflF4CEMsarNDxMLaEIsQ/kImWBta2ccGZRPMNojIwtowopOXLKyFIVqGOGr9CC1k4QR0yf1f+m3iC+/5IuN7E7SRKSAj6rOaFB9WeO3TKgtTIWioNRffboLgzrjlk0ZX5Qr9w024hPl2w+sRLkj4vx1v4zjR9JnGu9DCGidYsxkjZzU0rVUAfpvZ+sLXpFLMbGFlFy8UwUut1t71WK69W2yJ9rUtrHGCNWVhrXmP9h2rc4hPnu0mVpdt7TxP61oGmDiXAAIkw/KtLGSimRW6dGpbe6eyMnOWAAPfZhuTe3Tr5PatriYZtYr3HzLW3fjk97U+a7Qf/f7n+IxjvRkrll183tj7aIIVS2q0AIItNmjvmbd+4n1hk4oEawlilpRW1Q+IrRzf/2a4nyyt0sxyGQRrOHDRuc3iGn3ALZigPqreI0yN1TChGV3tdqyOIpWFtWFEt5pKzdkeX8DDLn+35KLMKUMZWjzsuSHP5HUnbuzOO2Qdv6jEyjZqXM1nG1edYB8/yEycfssn7qBL3nbf/zI60YUDbLFM3k0+d59f/0ltU+YTJtpwuzObPh8uqMP8mA3BcnBWvd+sOkuzDvu7xtpMHxg0YnzaON65Q7VgjRk3w/e05yLfhQNC8G+M5h+t14c1cp7w2Ygu7hZeso3bcKsFUgFUPg9rhsIB0LZ9y1oW1o5pgnV2qlhAlDgLa8fqOcdysX7d/28/f4YuAVhOV1tmgbT3mjBlRqqynRUWaB65fhOnzEgtiLZdbwm3ebWr26TIPasrsM3uHRbQH4Ly5VHRaQL8v1su5wV2JuE7cGj8M8nf8/4Dho7z/rBJRYK1xNNahRbT5z8c5O5+4Se/HYm1dKEu6eVYjTC9CQ+xDVRRH9Zw4q2LrvO198fYg1LXBBzH1NRqt9rSWz3ASbDOpQ9ribkE3PtSP7/t9sCr6QEFSYeF1r3nbuX23mr5NN9vROryS3Rx667SLTWBhm4BcZaQEKyxv/85wYuWS+770gcX1SlYI7XpC4mJFYI8N1trsVRkfL6Juh7wDODrZ0IB8REtZBCKwO8GjnY3PPGdD1QNwRL142//<text:soft-page-break/>ZNylCN2eLD1gXNEVikiQHgpsGP2tegfMLOLmJxprYQ3EaWMtrFm7BGToj+FWeAjXjP6ZOk8Gl4A0wRrZyjYsI0BVloD4wgHQrl3zWhbWDqFg/bfqenSrtpjGWVhxBbW5zeYcLKCbrLGo///jbw2sdc16rbRQ2ntNmDwzVcDBLKzzz5suFDEemRGhQ/vWKbHOuBwurMI+PN88VYsXg+PoVwRTvfbpkDR3vdCnNSXA27VyC85Xe943Af553/hAUfqRWX5z7WufSyRYS5BZkS2TkYFF6uMfqgIQFvbl6OJHIMtbFx1cor5Glug50yBjLFI9GZtAzjTA1ZclwCyscgkob5eAbFL1FJNaCfvnVPpnZN7qyYbJLGppihOsHdvVWJte/niw++i7PzL6JCOgbn66j3vhw0GZfVgriu8SgHvR6st2TeWfbSiIoE/6/JkxqpnJ+9hrPnD7X/imF5q//zmx1jPw8se/u33Pf9M99e4v7tSbevsAufCehcKSY4iIfzNiVfqi71/uvLs+d5c/8FVsW8LtfyvZGbWwsv1/5m2fpCysqyy9QMqnFcw9pHN1v6Fd0XOFKf9SgjU4D+91yCVvu2F1+EGbOMJaWBfR+cJ8QOMql9HOs2/71J1xy8de6IRV39pWWxzj5pUwB2smwWrvEydYu/fo4P1Yuy9ZI0g7zFMjWCelLKy1RVso2M1tJ2zbHlsu67/3+WV0SnybcccssAaf1+67CdbFFpzHXXTEer7cq53DxjI+N5UgbdFyzh2fpnZNzCC03fo93D7brJB2HnKo4vIS9XGdPnNOJPiuJk1XnKGKPjB2wjSfYiujYK2ePxDzmZ6/YiPBWuJprWCTNatWhiELd6m9woyzsLYO/I1Cp/FwpRU3yNg2SChYsbTagxr63TEQM2nw1TvG6mITSPuISwCvR1Nu4GP0zlfDEvtAFZOmEnSVqZpaUohGczMRhL7kbBdGF4OLLFAV1PHSx4PdT4P+SYtQhvte7ueuf+L7tP6emoTatnR7bFE1mZLO5qzbPnHPvv9rjIW1bsGaz2cmrKxnE/awkRMbfM6bn+rjrnnsW9d/SPzW5eA/J3iLFIsChOZbX9RYnczSRH5Us5QhfpjwCTIxQmFpzQsrEVW1vUpk4trQuzoLQUh0Wx7Bnl4lcE5aXliMC+ut0i0tgX7Kh7XaJYBbH+1b4XtiCOB6Ro9hR4u0WZmoKZ9dX9BVDYioVau3wUeNq+0jTC5R5gfem88ZjjXRLAHpFtbW9QpWAq8yuQQs2r292//wHm7JZTrWsrDOmlnpxo6ekdHCynwZ9Ys14wh0X2ge/3s+kwVV2jVDBEavn82PYeWutVdYyK2wRJfUPDipekwmbRbXtEP15ydbhPmuW17WnTZeys1fHeAV9iMbT2DHjZZMXd/QLcCMOx3rEKyPvjnA36cVe3TxFuXaFtZZqX6ZVGORBGsJMqci3SXgpL3WdBcevl4tv7pMhMI0HFzMJydK3CATPugWYcnDYoFb4aq83+9jffUsvohetAm7toW1Zdp7M5mEW2JYmQiWuPWZH/x7ibotk6VqYS12eVkWSve+1Ne9+cVQL8TMMmECIxpUaC4wNnGZyAiDT7Zdv4efjBBPuD5AXNW4MJVcyjrTobU7aIeVfMo3QMwx+UyuTs2TjQ8rFkOsjvjo5YOwsh4pgshegpAzK1S2mMjLZDGMBqwMiuSFnjptduyE/ckPf9WZPmrk2MkZ78P9L/erdd5oJpQ9zn4t7frz7Jmgwep1yZEb+ICYqnNViSGzJPL7TJkC0qpnza7w7xnX/rrSEjXGJQDxZhWeLJ1W3CLNLL+2YMFYGA0+Cq2YZoyoS7DOqJ6Hwp3A9Hami06OMxeBKZPmZPRhjbsGYdsIBrPPPLR6dyCM97jzzC28BTXav7CchpBBoMbCOjPtc0eNP9w3M9hwTDSDT+jrvmKPLu6o3VZLidp/q19HjNqihM+zYEz/p19Z+rdDd1q51mfgWQ0NHkl1C5BgLUG6zts+TSjyELINF7qaLlT94NX30IaW2HCbK8SEcUhFYDlZpLodYA/L6CByd2IknysJjh967efUpFDjw9oq1T4bSEYF7g79A5Eavn+5g3hHxEe3e0rJwhpaFomMLyZf9x/lXvnkd3fHcz+6U27s7S645wtfXtGCI6JixZ67qGUpFKxMEBcdsb7/v4m4uCCbMMDFrDPm+7bfNiu4a47fOPDDm561YP38p5F+Uvrsx798Kq2bnvo+pxbXsCwnPvWW13LoyOzdArw1qdqdwqyQ2biLIPaWqRaD5sNqmLZBsKcWHDHXnfOFfXB8MGbx/4ffGJB2fH25pvksJijYAcNamSrxOWGa7+PWzzEg2O5S1LIVFbBczzht+k8daYlSLgH1lmZtliZYzSXAXBHwC/6q30i/oAzTIPH7mgVLy1qCMk2wZnAvsxRW06bOcdOnVd2neTrX7YqWdo5qK6v/HM3Z7asdeOTbF8x9PJ9RcW1zqgUuh3MlcxsW1Ghu2nYZBCsWUMsNHFb3CsH/2borhqFoBh+wa92p+n27RPLCWp/hstOWhWJ8WEnhxn3jPUgbSQrJWoI1eLayDbguNBKsJciGqy/i7jnnP27PLassLjbo2ZY8dMvSwrpCj/lqbVtGiRMQYZJucwkAc/i2QQ7GV09C6668sHcqZ2uLALFUcuXqwT9Mq7XsYlUT0K/VaUbgk2r/3GwTZpcDrOLPu+sz7ybBJLr4Qh1Tk3cpZQkIBUCxLayhEMRHcHi1DyIiFrETthUhes7B68QGm0SjpS2ggokfi1TcgiLc5rM+Pk/1JI8QWHHJLm7e6jRIdqxZZeJyv9Z8jqrPQBotvt7/5g83PIe5UlOCpfoz9+jWOW3iz4bws2fKFGF+dsssVvX+sEKPLqnymViJzCIFu2yytPctZtv1h1//yZjvlD4XWoNtwmabFt7+cmia1bU+wcr1sBiA+eapahtCB0GPQGHBbUFyiCYTddFFTFRcW3W1aHgCCe8zLUAsrVUmi6URvmX3bvOkgmjN2vbQa/<text:soft-page-break/>3dZQ9+7f1yw0Ch0YGPZXTRVl+WgKiF9d+xVX0eP1XLr9pQwTrfQq0y5o8NF5HRNI6h8cUMInFW6U7VLhxG6BJQ9fvqqlmBS4gtSML8zTB05ISUix3zclzqsbHVgnWe6ms3X6eq87/40SCfccKeCXYmcTtYKGbu/+m3KpcYxCrjSNTCGvqwgvXdpCHBWqKw5RGN3g+3QWw1H0f4EJq/Dfx3y2W9j8yGqy2Sdvw26/Xw381qAuHgGG5B2IMQbiPZQM9gcPGR66dWqGZ9SeXEC9wMlqsuHvBrdQ1mtk7CCMfQAlLOkKYEobLAvO3cZUdt4G47fQu3ZLV/ElYvJl7qT+fSmvbE2wN9MEtjc1jGEU7U9AcES7EEt1n51liuaypzBpMF7SLliy2w8NW879yt3FrLLxibfzJqeWGytkc2kwUxFE3m2xa1zszToVWsD10mH1buvW21hxY8rK75cAmAHtV+rA2xsIZWu0yC1foc41aX6ol7zeUWTI0dLJTNkvrYxdu6Q3Zc2W1UPZ7ZgjdT2r3wnDa+MBayBVslMqfWKVjJs3ns/61Wq9qXLVQQCjYucy5rZ6sWzVLiKSqmzZpvi1AWGrY44rOtv2q3VHusP/z2x7/u6fd+SQWaZe0SEMwn3Rfq5OarFqy2gDM/YOIIwipv7ILVVLmqLQKzCrqq9ledOKHq3sw7X/bW1TDwChbukS4oMy0io0HGsGjE9zVOQIYWVhYOUZFugtbEKefBRQYYp0N+qzbImG9rGF9ijKl2v+hULYRtAUSGBgIPU2khqz/P/J3TzwG/WG726nk1mkmA9wiNQLKwirxjlk6EbPTBCLE0LOFACAz6+MisvULVBGysvNT87uELt3E3n7qZzym56ZqLpcqnQrit0jXGwmqCdd6Ord2Si3R2Z+zX0/9sFh6bQEK/2OWq22UPGlZZExJg223lDnnzYM3lurrVl+vq730q3+DMOe6WZ/r4+tNEoTcWJtdbnu7jrSpMgqzsGWi//jl3/pDhRI1QO+KK99zJN35UlJW+9ddVlp7fLwDIpbrftlXRuz/++k9KREQFafRnSwhvMGnZZBYG5ISQu5SdB4IWTZx1iEzy5lM+PipYM2QJCLcm46x1jQFRxDZ7raCrasGyxMLz+O9mnc6GMB0egj5ukWVWIMQ/OSeXXqyzH4vMimcR+EzeXH+eh42q0xV92W9kdZqgdFFoi5LQ+mXXFuusCbdwzDHBimjuvvA8vo8Q4f2fdZYIPsOUWqmKbEH/95gpNZWuWtZYWKOZPmxxRKowXB9M5NLXdt98Gfe/g9dJxStgZcXd4NSbPnaPvTnQfd53ZCRLQN2CNcwjuvSinVPCiOeRXbZMBTEQ8jX3v/Y50l0C6rawGp3mzb4kLIR/vfCSmf823cJaW7CG7m2ZrpntcMD8ndrWcoEwYWn3NxTpZx3Y022wWje/EwZUmQqPibOC23MxT/X7htv5f4yanJYhwL9HjAufsUL3LinhGgZO17awJnN+lWBtQnSr3tLvOm+72pU5An4Ptumik2zoS2ogftkeYoVOTsnT91/b/d8Wy/qB2AJBjIW6VD1Mn/74l7vrhZ/8pGNC0ybrxasnM1bmVXWd0/OwhhZWtjIRtFGLiyys6YJ1pSW71K7oMmuO+6b/KP//ucltSjqld78e7s6/+3Ofqsi2/6KBb9zLxpbkjItKZTAm/2g0U0S+sYmZ/srkQC5VhBEMHzWxVv5FI2ppieZUDK0ztl2IIGJnY53qtDlY0Cjr+NyHvwUpcVrHTogm5ttVnzeThXXEqHhxjPWzMUUaEE2Ioise+iZVxSlV5ah6gl+0ejcGERjev7qqJoUWVgRhnEAK0wTtuNFS7qZTNvPjk03W5vpg1lcLVsFKilAlObqJQKynp+yzptt87arF98jqXKx8FhOkiJMu1cItdFmw32+4+qLu9jO28H0EEJVmqLRFuwnecBfs78ASHPqwcj2vfuQbd+hl7/hFjS3m+YxrLFdjSAj7nvldUmrztJs/Tr1uFQ+zLRxAO7AQH737an7XrGMQDMazmClynO1zsz5H/TtruwTUHXRldJ63YRbW+bvW3O+2HTJ/zvAakDM4il3LuOPjrv2umy1T6/f2fMa5QbAzcM5B67jVlqlK/WZFJDrWYWE1l4BO1e/L4mWztatyHVuBgqr3qLlm3MOeKy6UssADutrKtWOFfeSibd0Fh63rf5ZLgCg4VJmpq8KVYelV7PgooW8PA3bcKpMtBayu+2+7Yqxohtc/G+InRUvLYXkqmcg5B/MYFpFx1au5sEIHq3uc/jGyYM1jgAdbzCb1gSokTHiWhBw/PiO0sBpcx8YWYhg49N/UdjVlBI1o6iEWKOTIJOVSQ8m0TUsUuImQQmFCqXMw8RCEAvhHmn9b7dKPLbMQrOkWVp6vA7dfya27Snqex+8GjEpZWKPbqDbp20LQLKzk+ySlU1To1XX9oumcsuHnwTV9wKySNVvC1WmA5mvvLcpV+R+np7aS9zz3DR9wGYdNzEa4S2NEo64NE6x/Vn8esw4CVlarVESqLetr7C5t0bN7SkRSRIDfm3W1Ski2TPkMkqzdyGRlx9pmC0aL3A/bsrBZWAOXAO/DWt2Xnn3/N7/Yx52AwgWpstVtWrodNlwy9T6hP60tDvw1DKzUWLcxGNSktap/ut9ugyVT5+G6mTXRnnsWAlFRiiXx65+rFsbLVMcehBBIZMIvU9DVAgu2mSvBusIqndz6myzgdt6/RqDFEc5l4e6i4eemoI1xUfvhlju5U+sTrOaDHmKWduvj1p9D66i5EdSkl2ydGkNO3nut1HGWdixsN/eQzEHhYhcxHo5ZuG+kdmsmz0ybL+QSIPIOouW20zd3J+65Rp3H7bP18t6yEE2FZYSdOhpNGBJXmID8bofvskrqZwbmCdWd3x5k/s5Wt6S4wgLDwzlvMLDDstXCG0uBZQswn1u5BFT5MDEZIWhCy4BNmFErdLZb+FiPwu1YXDk<text:soft-page-break/>M8lIaiC6bONkyxAoLj7wxoMHpkyy1WRw/R4QxoiKuVKmJBK5LXWl+6sMsFuHEwzNhUdNW3rBeC2tMiURbtJlQtEkmWk4R625q+zuyjRq1uIbnfan3YHfCdR+miasRMe4HlmJp/OSGL/y+/HlkLYGUKstZ3ZYwRZBZk/k7BCwBl3H3z3z1jLDIgmFlLaPBO9Ht3VAkgrUFgZASgdULcxbuDGUsrrFSms8mwoCxyu6NLazBrLRxO1RRq5zd8zB7Cy4PKZeAIOgq7XqMn5Y6D23FVcssnmFGiNWqCxLguoXF7NR9q8SMLzEaWN3rcwmIw/qwLU4xSCy9aI3QszgKe96XXTzeCLLR6ov4uSHOqgnzztfaLbp4u0YLVp83ds15680sEN6bOHHN/d40yGseZ2El6wN5kW88edPY3/MMhEI3LtAsmnbSnulQsEaFb6fgZ+ZL67+2SxK3GAgXKUtEcq+GuaDD3Q2QS4AoCHTKaNRiFAZZLAuZIjbDwbMuwZoJInM3rvYbY2CeUG3xCX1/bOD6fmDVxNWlc9vUitJYPhCsFqTC9h4glAq9VZw0zF8Pv+Bw8WATk/3eePytAXUGSiFSsY7ufe7r7tDL3nVvfVFV/Se8zARwhQOrWV5+GlSTmB3sb+N47+th3ic2zOUYZ2Eld2l4Dlv5H3/dhz7pdrScJjz97i/upBs+8oFhjcUsl1Ef1O4Ld0rzq46KlarE5M0ziqbwGTALqwmtaMLwiVNrcjhGLay1BWt6O9i6top36f2kU2p72QIoows/2vXap79nFPz0kS/71SxGbKKLZgkAW0T9WX2fQt9RCiVk9NWr/nxhBT9jSrVLQHRyjgo+s4rWsmiNnZqyjlr+TLbzER88Qlinze823BGqZWGtQ7CG14DPEoqQlEvAWHxY59T4sMZErLMYsEpXLJh4xnE/YAw8bo/VU8fhpvXIhdu4K4/d0FdkWn+Vbv6zIDrC4Nf6XALisD48oPoZ7DZ/h7SsMBZrEF0IRTlln7XcLadtVmcbsJIanRooWLMl3H2IJs83cDUx4twg+AzkRY6z0AL3KdwBiHODiAZFW39ml4YFEuKUOTEbV4NR1VbauEVP2BeXqB6/4t4jSjRlXlKQYBW1sJUb1BW8VRc2QWC1MEtCp8BSZ4LVLHYLxEQ2mmsDVUFs8rIoRybUXEaplyIm+KL3yCaFP6u3grEMMtGwlX3n8z+5B1/92R122TtpgpE8fZSixDqKVkGIkJweS07U/QKLHqnVrPIQfFUtYpZatMrX85dh/8YGzfB++GhijT3yyvdTPq9xE4P5X4WuB48HQjSu9OeT1RV/LGdqtrz5+RD3xudDvI+lWTajE4QFEkUtdJmsnVHRFIrgmtKQLWMtrGP+nZbKEhCdVKICNpyoTEwQ1BMVrCwAsERhqTMhYpaUqupRM3wVrbtf7Ouei7h1IGS5b6T2Cq0xFgkfV0d+keqIaxPnYX/DTSGavsxcAizoExeCKPbMRwVr9OdMFta/x01J5ZsOd5KWXmze1N/YgsQWF2ZlTPNhraMPhKIs2gd4FhGTWKTNOt2qLgtr5DwEBV1zwsZus2q/25rz1AT/YLDgeYcfq9MZ0S+jBoFssPbbYgLBHQqp0E2BNjZ0Ry6E6lWrrNHZrbPB/LG5v3NB6B6TSTwzN9mCbqWl5m/UecL4x14rLlTr95RxDRcyJmq5Rwj7287Y3LVv06puwdouPVd5vIW15jP26Fbbuh3tdzZ+YRgIq1UmBQlWUYtwey1TwuP6sC0PhIs9COFkFl3tESgWhUAXJlgmCrZ5gYHE2lTugVc24UWtc7Yta0YyrO5nHLC2//9nP/7pXvhokBevVvkErn2MCmRj/PU+cPsVU6Kqqrxm+nl333zZlE+nCZbvBo5KuZswEPO3cRYy+oNFrLM9/NwHv2XMjclWLXMsGSKYvBlE3/myxnJLVHQuwLp75ws/eR/c0Fc6KhTNwmrEWdfCghrhVrARtdrahBGdjOjbdn+jFhqLFjZWX3YBLxbwLdxl06X9a3btmXRMYG60+qI+1dOx/7d6jV/mpOn+HmK1vuDuL1LW5be/GuaLJVgmAUp/kr3ALKO2IGUbn50O23oOo7DNwmruD+MC/0ouUyh8Ea/2PBNFbTsr4aKH81gKn+i4FJ14w6CrsL3/BAuBdhGxacf8Nnx8mmBN5SPN1sIaLloifQB/TvOBtMUC4iwUz2ss2zV1D83SHXeeumDXJdwRYYyoTzDGEe3DCNat113Cfy6CfywDg2UZaMw5Un/fvJnbYNOubo1edcdgzA3zVyfdj/NNDcHifu2JG7tVGilYt1q3u38mz9h/bW/1jsIYGbokhP2ZMYLFU9TnuGOGRZotJuIWPeGOT5xLANchPAZ/aAwgdDubu5OEBKuoc1UWl/ojG6yClllXOkUm6iUXTX944iy5CNweEZGAD5gNouPL3I/VLFbRvHtRXzWuLb5lqy69QNr2vm0lYVFEFFr5QdIF2YQf3eqH3TZbOpW+jOhgrJJWaQcLOClxIG7A61Ptu2j+oAgiJn+zsNJGIpRJn8YkboPs4BHjvQtA2P5MqaGyIazJjohBF/Flie7xG41apKJbiHEiIszPGZeTMvQHDicZJvpoSUWL7q6VhzXi08q9pZDI3Wf/JyUSza8t9fx1aO2/rKa5+YuzCOAzIwbD7CFcEyqnXfnwN2nCx3+Gedp40Vt13NS0fLlxgjVlYQ0EH4waV7OgYVHK9WfyJK8qbUTQjRk/PW1hkaoKVIeVGaLbqYhO3hsBaL6x0ZKalpvSrkONS0DblDC44/kf/bWt04c1iPSOWs7j/BcRL2H71662yNlisCrXZ8MEq+0G/Pz7mIy5ObMh2n7uKYLqwQu28b6yXFNKg1vJz6Rz8j5r+gI21520SZ3HYaUmXqKxApxAyicu3d5ts<text:soft-page-break/>mZNNH8U2y3M5DaQNg+Ty7VFRMDW8wxEdzUWCqpaprkvRCqRmUinpHrSkGAVdWIJwBtKtNpGdKJmEgitIJlcDywNR5ixIOVTllA/m6RYWKPW623Xr8kRCSbO/qj22aNakOUhtGwPRCqbkCRQ786ztvCTpwlOLLVYxhAS6DuChSzFjwUnhSLRgm2wxJKkm61RrL5mOVtn5YXc/edu5f3y0qx0Y6a4sYF4gY/7jHBHXfme+/THP2MH+bqKJZDma9/z3/SW4bCspSW6j0vPQ77NcBsvbju4vvoMnSMWq3CyIJcn24GcJ9MxUQsrwo7tbkQEE5ZtBbMYQZyZO0BY9APCZyjOEh7tJ+Ymsc16S/jFhLUREReK9FCsmUsAbcGCahZK+1uLbvbvU30PFpi3rRcLtlD99Y+aRY+1gf4dLWFJRgezmhHgY77u4XWqVQM+shhfsDolX/QahVbGNz8f6ssg12VhDYX/f9bpXuv3do+ARRG7TeEzG82DzfMWLRKT7fhruxlRAZ8toYUY66ot2mi3iTk+4zNX7BD7WZMGlufzDl03ZYHOJ/W5YIRFe6KL0KjhIboDE7eQjVsczayuclZXe8wtyRbq5J+GftWLnSQhwSpiufSo9X0uN4RKY0CAhoNsdCsUwkEjk2DFR8oGeKJgIWVhLROXALblz7z1kzQrV5oPay0La8tYwYpPqCWsNnGGqCO3KIQRvOYLaT5w+KYRqIfvFdjkj9+hCWfuC4Oilfvlby0wjrYed+2Hqcouay6/YCr/5bcDRge+eukiYpFAsFoUuVmPqPDF6698XFXiF0JBGRaaiEI0Pf60F937ZVru2KHVfrFxEwTWpKWCPtvQbdpo4GF0B4NFHM9E6B7jI44jFvPQssJ9CD/z/D4HMwnmK/29qRGs6SK4JpBoRpq/axxWQpnPfvx/1/ALEnwmeb65vyZ4aWf4zDOB4grEMWzvW+lYm6jDylHR3YJopbu6/FcBkXvlcRt50X/Wgb1ia7JHF9HRBUdU0FrEezQRO7sOdQlWqxRIHkzLt5mpHfjp8x6h7zOLi/Azxi2M6iNqTSPBfWMIfYG3XW+JjMKZzzA37gDlSGhhjSsYED73nWJc8zpGnoNo/4X//mdZP+bz3GYinHvbtmmRmmfZIYsry15MJFhFLCSpDh3qGwqTe/hARSfqMEAnkw8rMIHfdfaW3vJ0QnW6rlTASJm4BJx8Y29fIADLjsE2vOXKq9fCWr3VySR+y2mbu2ev3MGLGkQi1i+rOBb6aJpQtPQ50fvDPeA9sOKxXe9fq54U8cFjkmUr2KyffX75xwtD/oZ+hTAxgYxYMZeAqAuKlUokNZIJ1ugiiqpL+GoijEJrXzRVS9w2WbSoQo2FNb68YxgF3RjBmsmHNe5+gSWtz2RZiS5WWDDYxIWQtO34aEJ0u1dYLf+oJ8+tpSuzhYidx/qdieJoWi8EjPWjftVlPRkH7J4SsW/Y1r99Hos+H/xnTeBVpkIKofgz634clgM1kxAMrzvW2kxR4OnlpGv3AXzA2S6nClV8O2rE5OrV/qpYhNl1OOegXv66hSKicYI1/bM21iUgDKLaslfyLailBPcYYwwVp2Ij+IOxgQV+lHDsYK0Qd48XWaCju+PMLf3OSCYo8Ru6xTBWsNhkVyTM65sEGv4kCJEl+DJaFoAwVYhhgTv1ZSNgVR9aY+crIwsr0fsmGsNUI/j3YbxEOERFED5yCAOuD+I13A621EuIRaLs+bI0PuFWdJi6BqLRv1b+l3RjA6utYLaQIFhpt82WcY+/NdB/Eexj2+5YabHch9uU+C+a+ItOzgy4JljNshgtn4jlDkGPmAxTnXHOONFRVzCB+fXGWVhTLiqf1S9Y67JE7b3V8r6oBvc1rshHuDg4YLv0whxRYRjXTlwESKDPvbGo6MUCyzpYFaOqa5d+Pahex3YkqaqeDrItRLfZaSd+lmahjivLyeRHwKTVoeeem69unIUVl4Aw/dPowG0gWoKyoYRBJ3z2qBU2FHnktA4tq//p1d29902VcA+J6wMIB9s9iCO0sBIwB4jUfbdZIXiPtqnF0/LV5TQbgvns2tgRXdRmC5+FcqJsWWdaxInGc8vpm/nnLK5P77zJUn7nABeRuHGiY7Bww4JeV0nWuiBDxn3nbuVdrLZaZwnfF88+sJcb9vfElF93UpBgFXlj/+1W9JMEeVnjBCkPihHnM5gJcwkIo3abIoi06x//LvVzZXXZSMSETfAIgKg4Ylv93v/9x1tOEa6Z3DEQq+Q4TQnWYAERWuR4/5WWrB0ty2CGKDIBGPq77bzxUj61FFv2CBPLBxkK31RC9onTUxb46MBtwgVfyY7V0eaIGo4LU2EhiKJbvpksrNbe5brP61OmxZFRsAaJ0eMEGu4KVJzaJIiejrLftiu4vbdePqNf2aZrLeY/z9brLOE2DpKYG+HWa5gqzjAXmgFDx6YyKUR9WHkPAq+4RmHQFCy3+HxunZUX9oslE6w8vz0j0c4IY1KOWSBdnDXY/Fj7Vgfvcc9tEgwrWdmCxsYJO+af8VP9IoQ++NfYybFpvbJl0zUX82ndwNwTMi0Uon7ER+22qvu/LZbxriQEo9kxjbGyh+4ZmSzCYVU6zttQuF74mVslssYKVmDBKfID/smZAupYLGB1z8Q8wXMQDdhsKCzWCLY1Vlyyi/9KGhKsIm+wKqyrTCxWvtP3W9uLg4b4P0VzSDZVrnnsWy8IGUyY3AnoQcQiNi2VSSbfNFbmdV17/Ow++PYPPwEboQ/rwoGFdbdNl46tUGPi07adw8pOiGYEDdY3739qgiTYtrL7iHiwzxO1sNI3TJyaxYmB/<text:soft-page-break/>OIj1vNb1Uz+lCNFECGyshKs1Xk2sSYg2qP5QKPXIiQU8nG5gy86Yn3vBsF7NzYgg/t96VEb1Pn3/DnG5HViUuaYVfn9b/5IiehwG9pggWHXCItj8+bNvXi1z47PKgsJFklUUIr6zFkADgI9U4CmXS8zfCOczJLJQoXz4asX9WHlOEQXfaN3nxHuh1//cR99PyLW0pst9CPcSczaW5fPYNTthOeJvkaqNROsRMc3xm+T63jHmVt4i1gmqxgikYUVxVOi/sfZwnWuEayNcwkQyaVj8DwmzRKaLyRYRVHBmtRQmkLQFcFOJN1fslunWulKgInccs9edvQG3tLK1vuIUZO9iL2qOt1QYyciAkLwJbTa60zQoXUTKy7b0VhHsZTHQb34kC6RCHjcChCsI/+ZnLKghRZWJmsEaVh9Jhrp6v0gF+iQCtby7zFvOy+OsU4RkGZ+lOH7wCufDHbbbdAjraoM1rpB1T63BBcg5gaNqInqrqtsIyCiyGXKVmtcRTkshLtu2nCLWEO58+wt3bCRk/x9jEJS+c9/GunLZSKMT95nrVgXhTCgpuu87X31nrETp6Ws2gg4fMf9sTELI6uclfo5Js9j1LWEBRb3HL89IthJEYXvdMqHtdolgGeCrBVkobjhie9Tf79Fz8Xn6vqett9a7uL7vqy1uDF41uizVrQiyoarL+q+7j/KJ4Ova0FYH5kWRAb9lmvVa+Xa9zdbqsrA/uP9G+NyAovSpmOQWWBuLaylggSrKDls63ni5Bk+6KcxFVyKzTtfDfeJ2ffdenm3T+C7ZhAwg0UViyOWEiY4BCtW1/oiQ7MBAUMBAAK52Dq0wgIhe/6nZosojtAKGydqTPhg5UkJ1ohrCALVhCYCJZolwKx0JlijPrsmgMNcsgbWuVNv6u3uPuc/qUAd2oHPGP59iCkEf1SwIqaifrIhSfDlw7fX/HujcI1O339tn+wfX8xM4nvVZRZI1YBn696ql4XECVUjmhooLjF59DquucKCfhFCf8YdA7cVjrEUdaHVmiAoBKtx9kG9fNnRhqZ4CuF+E3iYCYKgLBAqDlwAMgVT5RIWjHHuIA3Bxgas5GFyeNE06Bi6BMjCKkQyoQiBbYlOnDIjtmZ70unza5Xf3yc//pUSrJTGJJE+VmerDoSoYoIPfRCxmFBthi2hnTauHcyWLVut091bVdnmbMw1XG2Z9G3T6HuYdQ2xabXmSbsUFay21Z9p65PKR7YdTCWpULAgcLkOCNbB1cITdwcE2Iff/uFdDV74cJC3HoIFCPF7rHhxpSS7zd+xJBdBUWF1SD2J3HfddGnfrwgA22WThvcjhDu5lMdVZ+uIq80eRvSvtfyCqZRWREUjWNn2pgQri7PoYoSF1M9BRhFLFyWywxaMdZVLFaVLx+DZilZUa6pIsIqSg4mNBPW4BJDaKQmCFX88hBeTcjb8Xi2uEFD477FNevINH3mBNX7yTNemOi+fWdEWC7YQD91pFS825haE8NyIAKxVlM81oRitm24TJhH8YeGHkNAFIBrJbqyHVa16gRLnM8iE7AVrdQokAtGoNIM4uvSBr9wrn/zurYdYGi0F0+LV4niPLZZ1n/zwp9t4jUXda58OSf19uYBLQZxbQbZgZR03cbR3hYiWsjUO32UVX4Di5L3XqmWNDX2oWcyEi5HQapTJSiwyg9vCjhst6dZbOd69QZQ27QOXpLiiAU0R7ROIkqQmU0Ay/Fivfexbd+E9X7gfq9N41QXiKqwu9PLHv7vLHvg6FXj0Tf+/U8ES3aqjrCmXR1T79hv0aJQ1LF+E2QOi28fRLWvzTwwJxWEmCysi9ZbTN/cWvOP2qCoJGmLChgCqMMK/10oLed9c/IHPuf1TX7Epleap2mKN6H7kwm3dUbtVpdqK5gcWdWNuAXHWVYMsIRcctl5a5oVoyWVLTB8S+uUts5juSUPBB5l+vfpymV0cROnSvHkzn0MV4wWGg3Kg7C2sn376qbvxxhvdoEGD3Pzzz+/2228/d+ihh6pqR8JhC2ToSAKvip/aiq38n6vrLv846B8/Qbz1xVDXulVzn3c0ypDqYCrjxY8Gpf2MWLWIZRN9bH1ff9KmLmmst8rCqUpIUetpVdWlmlyQYWL2OMtAWIUrClvIt54e73sY9Ys1YcQzfN6h6/ggG9IvvfPlsJrKT4HF2qx6iGFcMv5v8/wHTTUVtlu/hw9i272B1yzq7/rUZdvXSmlm5X+hriT+QpQru5fZWFXWgvWHH35wRx99tNtuu+3cSSed5L777jt37bXXujlz5rgjjzyy2M0TJWJhpTiC1ZD/jUCSvye625/70f88feYc728aBj3Y1jXBRFhamzdr5jZbazG3w0ZLurNu/cSncDIBbFWBkgqlJ8/Yf+3YLSlcN7ot0N79MapKJMbl4g1zCdo2fUOJCuHQbxKhj4UPwcpiwsq1Lh7JSwrbrt/Df4nsWTCLFFxxhFHr+CDHJU4PM2DUZcEVQpQHZS1Yb731Vrfiiit6kQqbbLKJmz17trvrrrvcgQce6Nq2LQ+/kFLE/FbD1FZY8kgFRQ5H/BJbtWjutt9wyTRrOfXIx02Y7pN+8zrikByPRONHy98RvU5xgrjoZ9JSfdN/lLvrxZ98tR/j1z/+dV/0HZn6mUTl97/ys0+k/98tl/XBMNQih83XXsz7TjJZW7AJxRTM5xPqilZPCpusmTk1GT6i+CliMd6y5+J1pmZpbOqdBbukC+FouiGi4ekCJpzjSpWKwsM9IIcvC7U4yCRw6E4r+8VQtCqVEKL8KFvBOnPmTPfVV1+5E088Me31bbbZxt13333e2rrhhhsWrX2ibkzcWLWcr3/+293x/I+1ah93aN/aWy8tMOq0mz/2ydLZYiQpN+UWLYL96uM38tY5L2J/+8dv1U+dPttH05Ozc5WlF/<text:soft-page-break/>CpYl748DdfAYjfReG15z8clCqhSaAQPpTPffCbj8bmnLw3AmqtFRasJUgRWyZYsa5mqpteKuASEecWYayxXFcv5hHqjXXDCV0CuE/RVF9cQ8oEW/oqcq/G5VAVheXCw9fz2TK2WS+zVZsSv0IIAWU7av/xxx9u1qxZrkeP9MFyiSWqHP+HDBkiwZpgzKcNa+Z9L/dL1WZHJLINb5Bn9Nn3f/Xb0SNGTUpV9iGVDl8hZ932aey5qKjEF66OPRbpnEroT3WgrdZdwvukIrZISk8VpWkzZntBes85//GWU4KoHnq9v/efRKxapH9Y5jOsLf7yx4N9TtJC5HssNviPHrHrqnP1HmE0+cYxuUQtOMwE63F7rDFX5xO5gSwS3RaIt64KIUSUshWskyZVRQt37Jhu4erQocpncPLkmu1DkTyI/t59s2XcCx8N8gLPAoDOPKCnF6wEAP3vjs+8gBz+9yT/BZ07tnbnH7quzw1KsMgayy3oVl9mAXfUVe97oQmIW1wGNl1zUV9v/e0vh3pfWSyfJlapAoX1Jyyt+OibA1JlPxFIFjW/7irdXK+VFnb9fh/jBv0xwVuHcQeIgxRDVx67offZy5QmSKTDooCcr7hwbJzBPWHHjZby92/7DZZMZI1sIYQQdVO2grWionb98BDqaotkQzJ4xB8+oQTvHPt/q3tfN/N3u/ToDbzApBY6fqYcw7Y+UeSU9Qw5dd+13EffjfB+pmxPh1hu1b/+mexFLoE8cbkr8ddcuEt7N3N2Ra0a71gSCVDiqy6w1NJGkT1c2+tP3tTNmVORljopas274eTkZVkQQgiRHWUrWOeZpyoiecqUmnyYoWU1ankVyRQqWDkz+bkR4IRPYzaQnJ6vusDftK4gKM6Hi4AoPESaCyGEaLqUrRmxe/furkWLFm7YsGFprw8fPtx/X3rpua8kJIQQQggh5p6yFaxt2rRxPXv2dO+++65PUWS8/fbb3vq62mo1lW+EEEIIIUTxKFvBCsccc4z78ccffdGA3r17u5tuusndf//97qijjnLt2tVOci6EEEIIIQpPWQvW9ddf3xcPIIXVcccd51599VV35plnuiOOOKLYTRNCCCGEEOUedGVstdVW/ksIIYQQQiSTsrawCiGEEEKI5CPBKoQQQgghEo0EqxBCCCGESDQSrEIIIYQQItFIsAohhBBCiEQjwSqEEEIIIRKNBKsQQgghhEg0EqxCCCGEECLRSLAKIYQQQohEI8EqhBBCCCESjQSrEEIIIYRINBKsQgghhBAi0UiwCiGEEEKIRNOssrKystiNaCqsuuqqbs6cOa5bt27FbooQQggRT2WFq5g+OfVj87YdnWtWWPtVRWWlmzx7preaNWvWLCfviZypcM51bNnaNc/Re4r8MnLkSNeiRQvXt2/feo9tmee2lBVt2rRxM2fOLNhNhqSJ46S0KyntKIV2JbFNSW1XEtsEaldpt6ng7WrW3DVv16mobUJQdmrVplF/q3tYGu3Ipl0tW7Z0rVu3zurvZWEtUbbcckv//f3333dJIintSko7SqFdSWxTUtuVxDaB2lXabUpqu5LYJlC7SqMduW6XfFiFEEIIIUSikWAVQgghhBCJRoJVCCGEEEIkGglWIYQQQgiRaCRYhRBCCCFEopFgFUIIIYQQiUZprYQQQgghRKKRhVUIIYQQQiQaCVYhhBBCCJFoJFiFEEIIIUSikWAVQgghhBCJRoJViLmkoqLCJZE5c+YUuwlCiAShMUGUMhKsCWH27Nlu2rRpLmnQpj/++MP/v5gJJWjHt99+W/R2RPn111/dU089lSjR+tNPP/l2tWjRwiWJJPbxmTNnuunTp7ukMXbsWJdEktiuGTNmuMGDB7ukQX9PElOmTHHbb7+9+/jjj4vdFNEEqSzAvCzBmpCB5KCDDnJffPGFSxJTp051O+ywgzvhhBP8z82aNSva9dl5553d6aef7gVGsdoR5YcffvDtQrA2b948MWJ1zz33dP/73//8tUqKkE5iH6d/H3PMMe7VV191SYJ7uPHGG7t3333XJYkktot+teOOO7orr7zSJQkbs1588UWXBCZPnuz23XdfN2zYMPfzzz/715IyNkRJkkEiCW3jnFHLeGUCrhF9fOLEialFLPNyvtvVMq/vLrIeSLCILbfccm6LLbbwA0mxBRDt2nXXXd1ff/3lWrZsWdR27LLLLm706NGuc+fOXoS1bt3aFZtvvvnGHXrooW6JJZbwFp5x48a5Ll26FL1NhxxyiJt33nm9dScJ1ympfZw2/fe//3VDhgzx9zApcA+PPPJIf31+//13/1qxr1VS28U93H333f0OUKtWrVKTZbEXtLRrn3328depT58+brfddvOCo1g7HrQH8bzUUkv5saF///6JuE7A2MnOGfPM8ssv75Zcckk3zzzz+HtZzPaxmL377rt932rXrp37z3/+4zbZZJOC30NE4Y033uiGDh3qx/MNN9zQ7bXXXkWdk+HHH390t99+u9/Z6NSpk1tvvfXcWWedlfd7lgyzUJliA8nCCy/sNthgAzdy5Ej/erEnJxOJSy+9tH9Y/vnnHzdgwICitWPZZZd199xzj1/NYdUsNgywCEME63nnneetFgifJLTpgAMO8NZV+tKff/5ZdCtKEvu4tWmBBRZwW2+9tV8MJcG/z+4hlmgsmUwKSRgPktguGxuWWWYZd+mll3rBw6RebBFmfWvRRRf1fWvQoEH+9WKKVa4T7cEKzeJsxIgR/ndJEfYXX3yxu+CCC9xRRx3l/884X2yxiijEdYI29u7d251//vnu/fffL3g79t57bz/nMVb99ddf7rbbbnOPPvqoKyYseA4//HA3//zzu//7v/9zK6ywgnv44Ye9gM03EqxFIhxIrr76atezZ08vesaPH19Uc79ZVhdbbDF3+eWXux49evj2IH6gUG2jHVgmaAeDGN9ZeSMOoVhC7Ouvv3aHHXaYtxgywDJhMphgPSxWu7B+HXzwwW6//<text:soft-page-break/>fbzq1ysmBMmTPCLjCSIiiT1cWvT4osv7u6880631lpruS+//NJbyIvp84so5B4yQR177LH+mjFBFXvrL4ntsrGBtlx00UV+QYvFycaoYo0NYX9n7FxxxRXdqFGj/OvFas9OO+3kx87rrrvOde3a1W2++ebe8vvdd9+5YjJr1ix36qmneosvbWNc5dp98skn7pdffkkdV+h+xvluuOEG16FDB3fHHXd4Qwltok8hXEPy3c+w8LZt29bdfPPN7qqrrnIvvfSSW3DBBd1XX31Vq82Fgp27Z5991q222mruzDPP9GPC2Wef7VZddVW/YMw3EqxFADP/Ntts47p37+6uv/56N99887k11lgjZakr1uqSgBhWTFjDrr32Wi/EGHQRQG+88UbBJgK2idiuZYClHQsttJAXGDwkr732mv99MYQYE+KBBx7o9thjDz/Ytm/f3nXr1s1bLd58801/TKHbNXDgQL/axVJx8skn+8GLNiGkEbLFshwmsY8zgW+77bZ+EXbNNde4jh07+m1SBmFEWLHEDhbL/fff3y846Fds/bEFyXab3cNikMR2ESCHCGNMQOgwgdOv+P7666/7Y4oxNlhAk4lDrE8bbbSR+/vvv2sJjEKB8GIcsDEUGNvBLL/FEvfstNCPiJFgXMcYwThGe7CwsuDmeS30OMH5EF6MV/Qp2sNr66+/vh8vEK/44SO46Wf5FItYwllE270DdqmYd1555RUvYFloF/IasTBk/GbM5BoBrnr0M9rCuMoXVmHm6VwjwVoEnnjiCbfmmmv6VRMPBbD9jtD46KOPiiYysBIyIeEGYO0COiMBFxbwlO8VHQ8qgUOsLMN2IJ55WHgwijHY4svEqveMM87wK187P9ukWC1sEijkipdBk5Xuaaed5tvH/WEAWX311d1bb73lt5WKYTlMYh9nsYOguOKKK1KTwDrrrON9j59++umiiB2uAUFMWCpOOeUUPxmZsMAvs1+/fkXp60ltF+dFsCLGrF/RhpVXXtn/jv5eDMvcY4895oUzk7X1LRb8TOrmxlToa3XSSSf5xWJ0DMUX88knn/TCsFg7MNynf//9N836jMGEsYqdDwLpMJ4UMsCPPoMQpR3sAiGauT7Me4hUFkRHH320O+6443wfRHTnYz7k/SzDBNeIeYW+M23aNG84Ytfjkksu8S4euJ8UKnuOXR/8jFngf/jhh/5nzo+AJviK/3OdCGZ9++23c9+mSlFwxowZUzlp0qRar5988smVW221VWUxmTlzZur/s2fP9t9//vnnyrXXXrvy4YcfLlg77NwwZ84c/3306NGV66yzTuV1111XsHZE2xBSUVHhv//xxx+Vq622WuUdd9xRWWzsun3++eeV6623XuXTTz9dlHYktY9PmTIl7VrNmDGj8vTTT6/ceeedK//999+0+1oopk2bVjlr1qxar59xxhmV22yzTeX48eML2p6kt4t7Zti9+uabbyqXX375yldeeaUobZo8eXJsf7/kkksqN95448qxY8cWbZyK8thjj/lx9MMPP6w11uYbu1/MM7vttlvl5ptvXnn33XdXvvvuu5U77LBD5Y477lj50EMPVT7yyCOVhx12WOUqq6zi720hsOvwySefVK644oqVe+yxR+WJJ55YueWWW1buueeelV9++WXlX3/9Vfn6669XbrHFFpV77713Xq6d3cNff/21cuWVV67ceuutK/fff39/rf773/9W/vDDD3585Ttt5FnkWc0n4efkfnBN6EPcL67VmWeeWfn333/743gOuLf/93//l/N2yMJaIEJrEttFbC8YtvLGqsjK7vHHHy9Yu1g9hjkMsZ4YZpnDqoKVlRVVvvyx2D7Aihs9N5gVgGtGlCS+RIXwlwFSwPz222++DVGLIKtr7h1WO/x+8e1hiz7fELlqgS8QrmLtumHtwaXCXBWix5VLH49atcxSaNeKbW7ahN/ce++9518vxBab7RJAmzZt0qJ+7T7R17GwmO9cISx0SWwXYxSBn9aGMPuF3StcO7DoY+kJP0Oh8qzi8xj2d7tW7L5ghbLnMJ/PINeJ3QPrx5nOh/sQVlcL3uE5KNTYwP3iejDPsFvFjsvzzz/vLrvsMv86gTsE9xE8in8y7lZYr/n7fLQxnP/sOuDKcd9993nXIcYL5jxiA3r16uXbi+sH/raMw7h85Hr+Y66hb+Gb/cILL3g3plVWWcW3ld0OXCgYX9lFIziMoNF85SG2+Y9rQ5u4PsQiYAVnNwFLM+56BGWys0DbeQ5wnSOGgp3HXN43CdYCwINIh+fBNMJB3gQZ2zU47BONyN9AvgYS3pcvthUIEKBTZoIt0yOOOMJvi1jS6Vy366677vLb2qEQi8KWN/50PAS2rZzvgZboRx5KfC95aKOi1e7dlltu6beQmMTzNYHzvgxaOLkzYPTt29e/Ht2Woo1cK/LWEsxg4jCf7hxJ7OO8PxNfXblfOfdKK63kI7pxY7CgvnzCJIdbCecLFz5REWbBYWzf2jXMpzhMYru4PwTs4UOLaI22KRyjeE6517ZozKfLCX2LYNAwYjvuWm222WZ+sW/PRab25wKEFXlfuS82TseNDdwvtmwZax944IHY4/I5NiBWeY0F9SOPPOLzIOOaw1bzIosskrpvGAIQP7SLsTeXC8lM859dB3xF8f1lcUZbcTkJjRYsUPjC9zYf8x8LRQQi8SOIVK7P+PHjvYiljdYO2orbCdcy3/OftQlox6abburnmTFjxvjUVmD3iGBDjsHYlcv7JsFaALBGkI+PiEN8UCDqsM0gRsQk/ohELdtAmK+BhPfliw6IqCEiMpN1kPNjKdhuu+385MFxubZCMSCxYsVCkCmgg3asvfbaXoQQ2IC/TL59allRA1Y4W2nGTYT4hRGMhdUgX/59fFasS6yumZAeeuih1LnC62BWVgbZrbbayj333HMpP6d8WQ+T2MeZGPF5JvUYbYuDczPxcJ2GD<text:soft-page-break/>x/uPvjgg7xXKOK6YLnAbxarvL0W9hfrYwg1fMvx2bTj8tXfk9gu7g8BTYwJ+O0hqqNtsvOSuYN8kKR1s6wP+RKH5tf4zDPP+OerrmvFIoAJ34ob5ONaIaroxwiIzz77zAsgW6jFjQ2Mo+uuu673c7fFfyHHBhOttAchhIUQKyP/N0snoofjGMcgl9esrvkvXFRwr+h/XFOgbQhHhCWCLFe5ruPmP66FfWYsvbNnz07dK47HQMI4apbgQsx/3I9wfOT3XJ/QKGAGJQwB9MdcIsGaZ+j4tj2KhYAHw6JZw4HELFCY+dmyuf/++9OOyzXW6awD0vFpW5hSJCqUSCXDag7RauVa5xYb1G3rkcGAla0JrGg7zMLD9h+r9nyIZ7D7wsSE9YbtDlL74AAfFa02uJHmiq0bHm7udb4CGmgbAwH9g7x8VrkmKvzod7SFge3WW2/N2T0rhT5u56RdZHcgWCJuIWTHYUVgQcZEH9f3cgX9hsmFPoRAxsLEtl9U8JiwYNCnbQSfmEUzH/09ie2yMYp2mZgm5ypCJmxTeF5ScHE8AUeTJk3KyzNo4pDzsCBi4WXWw7hrheWQACIm8XxcK/ow4zjCgfdlHGI7lkV9nGgFxjOOY5eGNuWrPHFdYwNtNosvzx7PJ4G2tMUS03N92RK3z1Co+c/6DfeOPKPMeTwTuCdgWSfzA32M4Nt8zn9239jR2GSTTbw1mEXiLbfc4hfiZC1gHgzdUfI9/4WWVhaIBMide+657sQTT/RBmixmCRBjgZlrY4QEax7hRtHxEQw8rDx4DHI8iLbSjN5Qfo8/JJ2EB8SiXnONPfyshkiAzxYRDy1ti4pWax8PDHn8iBDM1crS3hvhiSCmDCzXC/+YTMKBAYTJEvGc6wfVBlnaxcOKFYn0TOecc47frooTrTa4cc/w5SFVSz6qXnE+BgL8d0m0jbhiEkSMZhKtbG3hE8ZnYSu+XPo458TKhn8XIgaRTHRvtE+F1hS25PDtQxRxvXIN56HfILg4L5ZmwF8uThwCFmncYBAj+SqakcR22TYw37Hs4KtHVSt2FOJEa9jf2YZn4s9HvzJxyPY7gpi0X7zG4ivTtWLbmPZzHNvfuYoDCAU7781CA7FHnmieK6yWmUQr3/GFZJeG+z23wquxY4OJenY4GNPvvfdev/2NGEQU0gdJjVes+Q8XJtqCcGVOevDBB/24wvXFwlqI+Y+2Mvccd9xxftxkBwSfaEQj7l64DRR6/kO0chzzLzsIjJ3sfvAau7HsOpiwzelCNudhXCItoo6oSKLs119//crff/+98rPPPvMRdNttt52PNgyPC+ndu3fl8OHDc9qu6dOn+8hDY+rUqT4C8d577/U/E63Zq1evyhNOOKFy4MCBGaNP5zbilYjGb7/9NvUzkcj77LNP5bXXXut/fuGFF3y7iIiMRoiG12nChAmVuaRfv36V3333Xeo8XB+iQ4lYtXuy0047+YwJv/32m3+trijRXESQ0mesTTBq1CgfOfr888/7n1977TUfHX3UUUf59hu0P7xW9v9soohLtY9HP9uAAQN8fyZjwk8//eT7GD/XFXXMNcz1cxd9XohCJsJ24sSJlb/88kvl9ttv76+V3dPws9g147nNdURyEtvFGDVixIjUOcjqQBuIbIcbbrihcpNNNqk87rjjfFRy2Cb7znhCFHUuCbMl0C6ef67V4MGD/TXI5lrRB4cNG5aT9jA2MU7z/If3j6htixjv27dv5eqrr165++67+2cgbH/4Pdc0ZmwA7hnHcq9pr93fJMx//C3tYc4JM40Uev4Dnk+yLNCmYs9/YR+KZirIRwYFCdYcw00+9NBD01JAffrpp15QGHVN6PkaRHgott1228pddtklTdjceOONPi2Tcc8992QlWhsLnZiHk8GeAdbgobCJCl588cXYh5brkyvRFcJAxKSD+Pv+++9TD+BHH32UluqroaJ1biDN0hprrOH7yo8//ph6/aWXXvKDlkEfaohobYp9nHvF4Bqei/576qmnpvoL13C//faLFa35eu4QzRtuuGHlAw88kHatzjvvvNTP9KNsBE8u+1oS20W6KlLh0G+GDh3qXyNFDhP5P//8kzouG9GaS+jv9BsTNsAYceCBB6ZEQ0OuVS7gOeeZZzwPF7SWms1Sf9UnWnPN3I4N+WJu579cLvTnZv6bHVkMJGH+s9+H1yhf91KCNcewil5ppZUq//Of/1S+8cYbqddtYLUOV4yH9pZbbvEd8uyzz6610g8fhPChxdKSa1hBb7DBBn5g69OnT0YxmumhzRcIQQY0cuxxHzNNhPbQco3soc3HRAnkUWXCOeWUU2pZxELxZ6L16KOP9laKcuvj9CPyFDKQWp9CTIRCpz7Rmg/+/PNPn0uStr311ltpE3s42GcSPPkaD5LarnPPPdffw7POOsu30drC+UIrZ12iNdewq8GztdFGG6X146g4rE+05hqEBZZLxCB5YKPYc2iilQUdAiTJY0O+rhVo/iu9+S+KBGse+Prrr72lAPFgNzRuoLeHlptP58wX4Tl5WDbbbLPKjz/+uNZxYafjoWUw5KGKfoZctIPBjMTLcYm+ow8tCaV5cG3ll2vC83FPGNDCrba49nP9dt11Vz8Ahiv0fMAks9Zaa6UNbnFtMtHKdWX7rZz6OHzxxRe+v3KtTOzEtclEK/07tDrlGpsESTZOYYJjjz3WF7/I1P+4jmzp8mVb4OXSrvAZvPXWW31C9Pfffz9j2020MrkedNBBXlTmAzsf/Yk+fMghh8Ru64fXCtHKtXriiScq8w1tueKKK+ptv1lksQrboqRcxgbNf6U9/4VIsOaQ0OLFpJhpcA9vPBMmVSNYRcVVSslHp6xrtRadOJgQculLFH52tiWzacdTTz3lB8B8Phhhu8aNG5fVcVRnocJHXDWgXLcLcZFNm7Ds7LXXXnlb8Saxj4fnQli8/<text:soft-page-break/>PLL9R6HBYGJkv6dzyoxJhh4ht58882Mx9n9GjRoUOW6667rXRnyuduSxHaFYrSuhUR43OWXX+4n9JEjR+alTeH5OAdCJptrhbsF/T103clXu6Lnz3Rc//79fdvyRRLHBkPzX2nOf1Ga8U/uQrhEHETORdOrcNkteo48cOQzI3VFIdsR167o6+TQIxo/l4SfPdt2EJGbqyTN2bYr+nNdrxMNGVYFylfbMl0re4yzua5NpY+TNcGijOPuSfj7uDb179/fde7cOS/ZE+pqR6Z+ZddwxIgR/lpZlHy+8mMmoV31jQXZjA1EbecjK0dd16q+dhF9TjaBfI/p2VLIsSCbc2v+0/zXGCRYi0g+J6MkDXDZToxxFHLCbgj5alcu3jdJ/SofbSHBOGVDGztQJun61NW2uemfSW9XfYuNpIuwUmxX0kjyc6j5L5n3Tk9VEUnqwwq5elgtxyNYtaGGfO58XSNrV1jFpCHkU6xayVJ7rZT7VT6SyZNXlly3ECaxLlabQqJ5QRt6/8K2JUWs5rpdXBOSo4clg3kOG0q+ROHclnTNdbvyWWK2mCRpnIqi+S+Z906CdS7IZ13vfLSr0Mb0cJVKFQzKzuWr2lJDsOoqWOoQPlSLItF4sbFSgVTFoYazvVZMktbHuXckGScROYnrGyta84ElSifhNknbId+lg0tpPIiOC1TreeWVV9xFF13kS+KGC7ViYgKDpPpWAapY1yq0gvXu3dtXibKk+8UmaWND0vq75r/ck3+ngyZKOJDQCfEvoYpHripA5WK7lOpHY8eO9T56CyywgPfXK9Q2o03e8Nprr3n/N2p8U+Kt2PD5uU4M/Kuuuqqv9MK1SQJUssKfi6orlKClolCxSGIfp29TM57StFTx4f9PPPFESrQWwo+qrmvFdyYn/k+ZQuqgm2gtxuLDrgliEF9P+j2lMiktWpdPdD7h2my//fbez5PykrSBSkP4fCZlO52KWldddZXv6/SxYtw7q/YFVBKiXCm+jCyIaNd//vMfVyySODaA5r/Snv/qQ4J1LgcSSmRSAxmhwSD83//+15dxKySUIKSEHROlPawMcJS2GzNmjB9IqP194YUX+nJyhXhobYCnPjP1xhEYa621ln+Ii+27xOenJvMzzzzjS+/hVF9MURHCwL/lllv69v35559esBZjEk9aHw/FF32JMp3A1nKxRaudk+eQhQYTOGUKKXd5xBFH+FLCxehfnI92UQr0+OOP95MmXz179vS127FQWxnRQvUvuwarrLKKv4+cm+v08ccf+35V6PZkgjKUlJik9PHOO++cEviFxM5HHfvvvvvOL9AQFlybpZde2v9OY4Pmv6Y0/9VH8ZeyJQYDhN1UaugyoG2xxRZ+pfLoo4/6DmrbgYXi5Zdf9uc999xz/c/33HOPj7w8++yz/RbS4Ycf7q0rTFDUSbYo30KA1YRIy++//z5vtdAbCp9/7bXXdr169XJDhw71lp5ibHFl8k3bc889vWXuxhtv9NaUQk9ISezjYEKUrVEmJkQr7RswYIAXrcVyD+Cc+IJRC5xnb+GFF3brrruuf/buuusu375CuwfQt8zF5IADDvDfDznkED9pc3+vvPJK37/AJtFCtcnYdNNNfRvWXHNNL8aeeuqpVHsK+SzGPYdkHeB+IqT79u1bNNcOFhtYexGDa6yxhhdcJlYZ06kpj9UVCtG+JI4Nmv9Kc/5rFAVLoNXEoLIIOQkpOxfmbaP6A6/nM99dFJJmc26S+J5xxhmVV111VeWdd96ZdsyHH37o806SqDla/SdXZCrP+Nxzz/kqMZz7hx9+yMu5G9MuEvJTro/8kpYMPF9lVjNBEm8St5NI2mrYk+uOkpnkALTygIWqJJLUPm6QaJt+bmUyqWb1+OOP+xK2lDw0CpkbkPt16aWX+mTx9CO7V7SVEownnXRSnTkX8wXXhnyzJHC3yjXAfbvwwgsrV1ttNV9JrRCEz9U777zjc0u++uqrlePHj/f13Y844gh/rZ588snUcYXu81wXq1pl5z/ssMN8sn1KVxYDxuqePXv6EqJxv6NIRnSsL7exQfNf6c5/DUWCtRHwQDBBUtaQwTbktttuSz20gwcPLlibxowZ40vPrbnmmv7Bvf/++/3rVuva6hXT7nyUeQs7+rPPPlt53333pVV64f9bbbWVr+5RyIfW2oUwpL419w4xaAMqiaupIlKsh5aKIZyf+8L1oY0MqEyc22yzTeX5559fWQyuvPLKxPVxS2qNOFx55ZVTSdxJ/B8nWgt1HykdSkUchKkRilaeR65VvkvmhvDZqVhDmUzKcg4dOjQt8Tf9n1KdCMV8C8Mw2TjXiD5FaUq+rMIRYwJt4TlEzNqEmq8KVlHuvvtuf59OP/30tFK1zzzzjG8nifAhn9cqriADgp6qbPTraIUtxghKaV577bWVhUTzX200/xUGCdYGws2kMgyVOej8Vi4ztOjw0FLW7cgjj6wcMmRIXtsTDnIM7jy0rMiPOeaY1Ov20HIsE/2DDz6Y0zaEgzgTEgMW9cBXWGEFXxPcQFTw0FKJySaAQlwbrAGsJBlgKcvHNaAdPLjhQ8s9s4c2XxNTpsGA6kznnHOObxuVeyg7yX1CtBbiWoXt4roxaRezj9OG6LWy+8kkjmhdccUVa4lW+h6WznwSZ73leaNfWxtpu/UhLOirrLJKbA3zfNcGR0ivuuqqld99912q7dbGhx56yLcrrixrPrjpppv8M0gJXZ7JaJ12SmDSn2gTx1GPPl9ti4pDKskxHlBRiOvFPcMqB/vvv3/lUUcdVZlPwr7OeB1WfaJ6HSLsmmuuqRwxYkSaSKPP2Xiez8poYTs1/6Wj+a9wSLA2cCK3B4DVPyXlEBdWNjN8aK+77jrfQXJZ1i1Tu+JWmnRKyhaGsL28ySab+JJquSA6QDIh80D07t3bTz78zEDL9/Ch3W677Xy97b59+1bmC7s+PHiIGiad33//3a80+X7AAQdUbrzxxn7VCdxPhA7tzdc9s/4xZcoUL0gvueQSb9kJoXwir9N3GPCwjnHNCjUhce9oJ19M2IiGQvbxODFIiUc7f5xoxZrB6zyXTEb<text:soft-page-break/>08XzXt+YehqUneeaYwF9//XVvcQ0/D2KH7UD6FluX4efI93jwwQcf+OcN95JQ7HB+ngvale/a8pyLa8LW+gUXXJD2ut1LrKpMlljlELbHH3983twowmvFZD527NjUzwhkFmuMT2zjYtlkt4HnAKGd7/ZgLd133339+RizbMvdLMAnnHCCd6lgvMIajPXXXIny3TbNf+lo/is8EqxZPhRsXTGQvvfee6na49xkHkpudNxDGw6E+dx+QPxgnaM9rMwZUGylycOC+f+rr76qPPfcc32N63Diagx8xvCBAFbaDF6fffaZ/5k2XHzxxZW77767fwioORxuzey66655FxXcJwQCW5+Im3CA4aHkIWbwoP48IDbYysrHloi9J/eHwYqBky+uDfcuutXHcdxDLD5MnNa/CuUfSnv5KmQf53Nznttvvz31GveEbW0matsetvvIuelXTE6IR/oi/a4Q/oaPPvqov1Y8e8C52Z5lwsI309rI5LDHHnt4CyfjB1tvddXqbgx2P/jsiBmuBW34999//euIHoQpVhUWRNxH3BPoWyeeeGJBFkJ8ZvoRz2E4bnBuxiPGDvPT5Heh6M8l4bN99dVX+7EBixj3jm1bs+jy/L399tt+sYHF1e51Pq8V1jnGBLZtORcCn0XrFVdc4e8x4mLTTTf1beE7Ppn59I3W/BeP5r/iIcGapZkf6wlfdD5uvk2ecQ9tPm942OmYxJkgeVA4PxM3WyFMRhMnTvQPLdtrfDH4HXLIIXPtR4dliUCEm2++OW1wev/99/1kbO//wgsv+AGV75dddpm/blgOTUzQvnwQXnssJQxQBJfccccdqftq7WYgQwzFBZ7kKmgn7EcMYmylsbrl3AwUWJK4Nv/73/9Sx4WBH99//72/t2YVyOeEGfqH1ida89HHmUgIEOJ6hNt2bIVyfq6Vrf7tuiLGOD76N/mGdiCwEBS0DxgTEIYEwnCfeT4RiTwHXC9ELtcwvL9zi10HJuqdd97ZW1IJXuIeMlla38ZazjiB+KJ9xx13nG+rCcNc9CveC4HOM4/vJ1uNofXv8MMP91uPWDWjzxhtCbdP880pp5ziRR+ilQAdxkf6EBbgqKDh2UN85DOQCEs4Yzk+7XZduHbWr63fI3IIoMOCZwuSfKD5Lx7Nf8VFgjULMz8PJGZ+Vt8MXNxktolsNc5Dy8TE6jgf5vS4yeSuu+7ynfHbb79NrWQZfHkw8HkCHg78iZigiAoOHdAb2w5W+5yDh5FtKpvwmJwYPGgLvmk8JLQRsAKYqMB/x1bouYKtxC+//DKjHx8WSu5hNHCC68PvzJcnlxA4ZQ+9DSJYv7huFqhAX2HiJKgiamkNJwz6Fvev0P6hUdGazz5uIHgQLmEmAEAUcm5E68iRI1OvI1ixCmBVZBLPB3Yfo88hzz/WHdrKFqjBc4HlkiAirGXhxI/Fjm25XC48EMD0ISwmbDPSLvofAoOtZfNLQ7RyHBM7Fqfo55sbEKHcG3YP6Dv48HFdENDm9sLiC6sXfrVh/6OtBx10UC33mFwSPk8IUIQzY1Z4H+j3iBvawTUNr0suJ3A7Z3hurG7rrbde6tlCTLDwOPnkk/14yve5tQw2pG2G5r/0dmj+Ky4SrDEDkg2mrGQx3fNA2mTOg8r2ka2Y7AFlq4RVXq79ibCc0PHDVBw8OAgdJkB7YDgv/kxElfMQY+EAVr08WLlyfscSwGe3bTQb3G1CspUvq1njtdde8xYUfMByfX14WJlkGOzx/WJSti2OMK0IWx+0y9L7cA3xacIPi/blkn79+vkJke2YsF+Zf6X1GQZYrGAMNuedd16qT3GNGFRoI/0KSxATxdxaLhrrH0of49xM9AzU+fSZA/wYM4lWrgWij3uMcGWbj+COfFsEEJmcny31TKL1+uuvr/Xs8tzxPDLxI9aiUdVzg008XC8EA1t69hpbk7SJCQuxYc8/iyZEJdYg25Kc236FWCU4ENHJ+bD8MXFj4eGZtIAh62/4ZTMe8NzxbJKKiPbkOkCHe8YzZ4LGrg1jFkLeLJSh+wHBVvQxnoFcY64ONj6F28q009xFuA6Mr4hUxA3Pp7m95AvNf9mh+a+4qNKVcz45O/Xbqf5COUWrgkFZt99++82XMoQPP/zQJy2nnCBl8qjBSwULKhPxtf766/uqGrlMGr3tttv6RNFWN90SXY8aNcqfm8TEVNah/RtssIE7//zz3bPPPuvbRqUWynwedthhOavssfnmm/u2/Prrrz5ZOsm+SSRNUnISgFN7m7atttpq/nhqFH/xxRf+GlLdpmPHji6XcI9YeG2yySb+3CeddJL/zPvvv7+vLEKFE64Nbbz33nvd6aef7vbaay83YcIEX5WIylJc41xBybvbb7/dDRs2zL3//vv+/hx66KH++2KLLeavA+X5SHZNrXLaRJJ52s59e/zxx33bSKQOJAXn3nHN5+YeRvs4UJqP+tZUhKFPL7jggv5aUk2HYzg3id2pREQFG+49fSyXfTyOpZZayh155JH+/3YdSP5NonKSyr/44otu66239veZ/kXC8nxUtwor4nCt7r//fjdy5EhfRpQE7tC1a1e3zz77+NdJWE7/trYPGjTIXX/99f475SFpp/1dYwkrG9l3rsHw4cNTVZAoBUk/51mgb9N3NtxwQ3fKKae4rbbayl+rG264wZf2pArP4osv3uj2UJDgnHPO8X3nsssu8/eEa0Y7t9lmGz920c+5dlyrgw8+2Pd/Er3T57heXBuO6dGjh8slFG24++673T///OMrjlnVOMansGCCla7lGWXcYCyjWMBGG22U02pMPEskj+decc3XW289X/<text:soft-page-break/>CCqlokcacULM8jxQqYS6hGxLPH+E7bl1lmGZcPNP9lj+a/IlNkwZwIMvnOsW1GlCg5DNmiYZVrCYlZqZiZn222MA1JLuD9MOOzUotus7Aix4nbVkes9lhtml8Mqz62J/Ll48SWC/5orGTx52FrBkuYrXaJXmXVh1UQqwvty6VlKcpFF13kLZps+WDVYYvYAhPYZretEFaftJXf4YhOEIOtjnPpd0UbOAdpQmzryM7DljcQ8GJRrPyOSE7uNdcp2pZcWHtKyT80ztJqeRXNSoh/GhbNXFvl6tpe4z6yTct2f7Q/E6Bj1wpf1XAM4di5DUDB3QGLPX0ES4nlKgXeny142odliTbwf6woWM6wqEZdSixtmfXHxoI1B8sa5w233cNtXM6BewRWIMvNye9xX8AClg9rpoH1lvPimmHBblgMuUYWIR22m/GUbVLLW5ursRw/S3ZT8FVnm5p8nGytM0ZYXlDzuSQFEdHugK8of8M9zFdOWs1/DUPzX/GQYI3xnQsfWpu8mCTopOGkic8YkdX52AbB9wtHcRukwqhaYKJmsKO9OJqbfw5+KbQVPzEcxHOBnTsc2NkO4UHhNR5KtroRXXR8fHaY1Bl4aUc032KuCIUVk4xtA9n1YZDn+jCZM6gywBCBjh8RgU82UeQjIpktfgJbEKYMHFwb23ZjG5kB1ba76T/0pTDlT5jHsyn7h2YrWpkszTfNyHUAWjbba/QfJiD6t1UhA7bCERaMF7l2T6DfMtHQb5nAmZzwpQtzlFoKHb4swAK4b2x/23Zy2Kcs+GluQKjjOlJfftlPPvnEt42KboUgnIBPO+00v92OaLWFA4KH9hBwYv2I64nAZTLPldixsdwCLUMYr7iXjE8kk0c8sAijXdxn5hvGVhZJ+a6UpvkvM5r/koMEawaLDr57IdxwJgVLOcT/6ahz68idaWXJys18C61j0rEYYG3QxZ+GiQxRhMWFDsvDmgtfOR52HshoVQ5bkeGPQ1QyDyODBNeHvG4MdtZerAS5mBTrg0GM8zPRGEyMWDBYbWNdYtJG9DDIMYgwUWDlwFl+bs8dB0nZOQ+ixlbhDGg2ODDIWlQrbcNXLFNwT1P3D40jvAZM9FxLJjCERHTyyhX4oHFPEDNMOARO4JuJxRS/ZIOxgUmAa4UQw4KBwA2rkuXqmhF1zPOMT7H5nPJcRa1OXBesTCY4+Cz4FWJFJa1WXD7NXIDfLMFd1p6497bFF5M6VsR8E46XcaKVMQmrol0vxnH6OZM41zpX4tDGcvpumJYuzBJhAWCMD3YNsQDjo4k/Lf7Rc2sFzxbNfzVo/ksmEqx1PLThSpMHCKduHlT+jxUm1ysnHgYGATqWPZT2gPCdVSeTpD0EPBhMljh085DzexNJc9sOJjmuAW1hsmRiCmEw4SEhcAhoLz/TDrYuC7Vqs4mYAQSBgVUMa1eYIxMQYQzCbH0Bn4cJDEvG3ERt2v0JKxwZOLojBBEviC0mbEQi941JEYsc9xvLajSjQD7JJFqJdGcC4J4zwOVy8p5bcJ9gWzXXE2RDttd49i1ogcmRa4V1EQtYPhYc9C22FxFW0cAhJna2aunrVB7i3ASmILZpD5MV14vxwJ7FfPQthDypskKBk+nz87yxHZ4PuFb1CQREIH2aZxJBwhcBKYxbiFXufa5SV9kYyr2wexdel/D/9CWeOcS0jSeFWLzGoflP81+SkWCt56G1lA9YMBAd+GvxUOXDzM85GBAYGMIURwysTD6Y8uMSyPOAYRFjwsrFNgjvg8WICZmtawYEBAzWQLYVbMBgQg9rM9N+tkq4RrlOjl4fWCcQDbaSJEdm3LUIJ222s+amVCaTNb55X3/9dZrVxP7PdikWLqw5VhPcVuHWjnCCLaQlsxj+oQ2BAZiclDYZYCFjSzJX23xzs73GVigWTMQO1jC+2/3M5T0kyp3zRtM9ce/od6TrMTcAnleb5LHK8kwivuxz5atv8Zyz9ckzb2U648QZlhwWcBZJnUt43rCEMxbZwgLRQKYExgXzBwWs4FiZQp9Wq/SVS0GPewH+n4yfVt0MMvn5MqdwDaN5cQstWEHzn+a/pCLBmoXvHMl/DTpBPlckDK4kGmZljuWNAYvAHYRP6F9o5KvmLysyKymJlQcrDg8jEwKrWCZFHlB8NVnJ2aDP9kgh8gXGQTUWBlksJVHCCSAXkzcPuuWaxJrFQItwiR7DtpFtgyIoEDsMglSNCdtRzImpEP6hDYFBlS0+kvIzUZmlam4tJ7ncXuNnLBqW8sfanUuw8iJYzdUAf1TydWIlpN9hLaFtXCsm+UyJ9/NdFxwxSh9ivAhdJwwWa+wmIDjyUf2IMZN7Zs8jfcauET7JCGUs5YgvFpeMY1jjsI6F7cl1n2cM5R4xZpJoPu5+2OKWik20mUVGMZ89Q/Of5r8korRWERDxpIAgtQ6pUEiJQhqdTTfd1M0333x5T+lD+oujjz7a//+VV17xX8svv3wqZU4US22Ta0i1QvoSUtX06dPHt+Gll17yKUO4HnvuuadPl0GKlt9//92ncyLNSKdOnfxXMVh77bV9OhFSDJESJbxe3FP7nosUSK1bt3Yrr7yyGzFihE+t8ueff/o0Ia+//ro78MADXc+ePV337t19ShVS1dB/aNutt97qU46QLiZMtWLtK1YfJ83WFlts4e9dvvpUtnBddthhB//9s88+82larr76at/efGJprI4//nh31FFHuY8++sinfznrrLP8z5au6q+//nLvvPOObxvposJ25xLej9RHzz//vPv+++/duHHj/Bfpc3baaSefEskYOnSo69evn5s2bZp/DkPyfT9JZ3TBBRe4Sy65xLdvl1128e2Db7/91qfOIsUbab26dOmSlzHz2muvdZdeeqkfi7hmpPcZMGCAP//AgQP99aMdpIki/Q+pnB544AH/M/eba5TrZzAcQ1944QX//ieccII/l6UnYxwBUjNxbejrhRwLomj+q0LzXzJphmotdiOSDGLj888/95NGmzZtCnZe8qvdeeedPv/jOuus42666aZU3sNCdjiEGBMBk+FBBx3kBzF45JFH/<text:soft-page-break/>HUhHx0TOK+fdtpprtggbMiN9+STT7oVVlghLW9lruFzM0mPHj3anwuRhSDlZ/JSnnnmmX6QJxfkcsst5w444AAvbhlMGNwQJDZBlGMfzwbuH9enkNeIPIpMmtwnBn9ywCJWM03W+Xwm//77b/fwww+7n3/+2Z+HPkb+VHKZgvVv+hp5IckBXCzI0clYwfWz68FzsPDCC7tzzz3XPwP5hMUjAoNrxaKQRYaBSGXx8fXXX3tRzXeeU3Kfkucz32Mo7UJAI3IQreG943pdeOGFfqy46KKLEvUMav7T/Jcoim3iTRqF9p3Ldnsk9OkpdM40y9OH/2W4tcWWN1V02OrLZ53tbLAtD7ZpLNq9EBC5zblwtjd/L7aPDj74YL8dSZoctrSIyIz2oWLlvktSH08q2W6vFQLbNs6UaomIaLZM81natCFjFj59Tz75pHdVwNcxnzXvM41VjAG43WTaOsZXNPQ7L2S7wjGULWSycYQ5aotJksYGzX/Jn/8KjQRrQnznsnlo8ZMM21pIMk0EhfCRawhMQvgY4TRfKEHBtWGAwEk/FA2kYMF3jiCeaEL5YpHEPp5EyC2JCOS+5jopekOJBjBZ3ktLvs+ESWqfUvZNy9dYFabRKvb1ibYLH2WSy1OqFp/IYpPEsUHzX/Lnv0Iil4AIbAO+9dZbKd+5PfbYI+++c9lsj1Bm8M033/R+KjfffHNR2mFbW/hfUuIR3z5IwrZ2dBuVMpBWIrIQWyJ2bdiOZNsPHzpguw//NHyfKLWYBP+hJPbxJJLE7TW2HfGpo5QnW9u4LOCrhn8o7iZhOdlypr5t+GK3i61k7hf3j/5FCc0kkMSxQfNf8ue/QiHBmiDfubpgcqIuOXXfn3jiCe8bVgzw1+FBpUYyvnX5CKLIFYWevMNJcvfdd3cnnnhirWMK7YNVSn08KdgERB/fddddvVhlwkwC1CW/44473JgxY3w9egKw8K+lnyepbyWBUGBsvfXW3s83CdgYOmTIEHfffff5/pU0kjY2aP5rOE1x8SrBWkLw0DKQLLDAAkVfwdFtWIGL2pMkllQik1mFn3POOcVukmgkRJIfc8wxPmDnscceS8zkTbsQp2EQWFOcnJqywGDnhTGUgDSRHZr/hASrEHmYJNm6JUULWQOSInREw2nK22vlggSGEE0DCVYh8gBbtlhzEDhJ83ESDUcWTCGEKC4SrELkEVnlhBBCiLlHglUIIYQQQiQamX6EEEIIIUSikWAVQgghhBCJRoJVCCGEEEIkGglWIYQQQgiRaCRY/7/dOiYAAABAGGT/1NbYASkAACBNWAEASBNWAADShBUAgDRhBQAgTVgBAFjZAdpKcLxKpUc5AAAAAElFTkSuQmCC",</text:p>
      <text:p text:style-name="P4"><text:s text:c="12"/>"text/plain": [</text:p>
      <text:p text:style-name="P4"><text:s text:c="14"/>"&lt;Figure size 700x600 with 1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daily = (\n",</text:p>
      <text:p text:style-name="P4"><text:s text:c="8"/>" <text:s text:c="3"/>df\n",</text:p>
      <text:p text:style-name="P4"><text:s text:c="8"/>" <text:s text:c="3"/>.set_index('date')\n",</text:p>
      <text:p text:style-name="P4"><text:s text:c="8"/>" <text:s text:c="3"/>.resample('D')['product_quantity']\n",</text:p>
      <text:p text:style-name="P4"><text:s text:c="8"/>" <text:s text:c="3"/>.sum()\n",</text:p>
      <text:p text:style-name="P4"><text:s text:c="8"/>" <text:s text:c="3"/>.reset_index()\n",</text:p>
      <text:p text:style-name="P4"><text:s text:c="8"/>")\n",</text:p>
      <text:p text:style-name="P4"><text:s text:c="8"/>"\n",</text:p>
      <text:p text:style-name="P4"><text:s text:c="8"/>"# 2. Plot daily volume\n",</text:p>
      <text:p text:style-name="P4"><text:s text:c="8"/>"sns.set_style(\"white\", {'xtick.bottom': True})\n",</text:p>
      <text:p text:style-name="P4"><text:s text:c="8"/>"fig, ax = plt.subplots(figsize=(7, 6))\n",</text:p>
      <text:p text:style-name="P4"><text:s text:c="8"/>"\n",</text:p>
      <text:p text:style-name="P4"><text:s text:c="8"/>"sns.lineplot(\n",</text:p>
      <text:p text:style-name="P4"><text:s text:c="8"/>" <text:s text:c="3"/>data=daily,\n",</text:p>
      <text:p text:style-name="P4"><text:s text:c="8"/>" <text:s text:c="3"/>x='date',\n",</text:p>
      <text:p text:style-name="P4"><text:s text:c="8"/>" <text:s text:c="3"/>y='product_quantity',\n",</text:p>
      <text:p text:style-name="P4"><text:soft-page-break/><text:s text:c="8"/>" <text:s text:c="3"/>ax=ax,\n",</text:p>
      <text:p text:style-name="P4"><text:s text:c="8"/>" <text:s text:c="3"/>color=\"#4C72B0\",\n",</text:p>
      <text:p text:style-name="P4"><text:s text:c="8"/>" <text:s text:c="3"/>linewidth=1.5\n",</text:p>
      <text:p text:style-name="P4"><text:s text:c="8"/>")\n",</text:p>
      <text:p text:style-name="P4"><text:s text:c="8"/>"\n",</text:p>
      <text:p text:style-name="P4"><text:s text:c="8"/>"# 3. Highlight Black Friday &amp; Christmas windows\n",</text:p>
      <text:p text:style-name="P4"><text:s text:c="8"/>"bf = pd.to_datetime(\"2017-11-24\")\n",</text:p>
      <text:p text:style-name="P4"><text:s text:c="8"/>"xmas_start = pd.to_datetime(\"2017-12-20\")\n",</text:p>
      <text:p text:style-name="P4"><text:s text:c="8"/>"xmas_end <text:s text:c="2"/>= pd.to_datetime(\"2018-01-06\")\n",</text:p>
      <text:p text:style-name="P4"><text:s text:c="8"/>"\n",</text:p>
      <text:p text:style-name="P4"><text:s text:c="8"/>"ax.axvspan(\n",</text:p>
      <text:p text:style-name="P4"><text:s text:c="8"/>" <text:s text:c="3"/>bf - pd.Timedelta(days=1),\n",</text:p>
      <text:p text:style-name="P4"><text:s text:c="8"/>" <text:s text:c="3"/>bf + pd.Timedelta(days=1),\n",</text:p>
      <text:p text:style-name="P4"><text:s text:c="8"/>" <text:s text:c="3"/>color=\"#D55E00\", alpha=0.3,\n",</text:p>
      <text:p text:style-name="P4"><text:s text:c="8"/>" <text:s text:c="3"/>label=\"Black Friday 2017\"\n",</text:p>
      <text:p text:style-name="P4"><text:s text:c="8"/>")\n",</text:p>
      <text:p text:style-name="P4"><text:s text:c="8"/>"ax.axvspan(\n",</text:p>
      <text:p text:style-name="P4"><text:s text:c="8"/>" <text:s text:c="3"/>xmas_start,\n",</text:p>
      <text:p text:style-name="P4"><text:s text:c="8"/>" <text:s text:c="3"/>xmas_end,\n",</text:p>
      <text:p text:style-name="P4"><text:s text:c="8"/>" <text:s text:c="3"/>color=\"#009E73\", alpha=0.3,\n",</text:p>
      <text:p text:style-name="P4"><text:s text:c="8"/>" <text:s text:c="3"/>label=\"Christmas 2017 / New Year's 2018\"\n",</text:p>
      <text:p text:style-name="P4"><text:s text:c="8"/>")\n",</text:p>
      <text:p text:style-name="P4"><text:s text:c="8"/>"\n",</text:p>
      <text:p text:style-name="P4"><text:s text:c="8"/>"# 4. Formatting\n",</text:p>
      <text:p text:style-name="P4"><text:s text:c="8"/>"ax.set_title(\"Daily Sales Volume with Holiday Highlights\", fontsize=14, pad=7)\n",</text:p>
      <text:p text:style-name="P4"><text:s text:c="8"/>"ax.set_xlabel(\"\") \n",</text:p>
      <text:p text:style-name="P4"><text:s text:c="8"/>"ax.set_ylabel(\"Units Sold\", fontsize=14)\n",</text:p>
      <text:p text:style-name="P4"><text:s text:c="8"/>"ax.tick_params(axis='both', which='major', labelsize=12)\n",</text:p>
      <text:p text:style-name="P4"><text:s text:c="8"/>"\n",</text:p>
      <text:p text:style-name="P4"><text:s text:c="8"/>"# monthly ticks\n",</text:p>
      <text:p text:style-name="P4"><text:s text:c="8"/>"ax.xaxis.set_major_locator(mdates.MonthLocator())\n",</text:p>
      <text:p text:style-name="P4"><text:s text:c="8"/>"ax.xaxis.set_major_formatter(mdates.DateFormatter(\"%b '%y\"))\n",</text:p>
      <text:p text:style-name="P4"><text:s text:c="8"/>"plt.setp(ax.get_xticklabels(), rotation=45, ha='right')\n",</text:p>
      <text:p text:style-name="P4"><text:s text:c="8"/>"\n",</text:p>
      <text:p text:style-name="P4"><text:s text:c="8"/>"# 5. Legend\n",</text:p>
      <text:p text:style-name="P4"><text:s text:c="8"/>"ax.legend(loc=\"upper left\", frameon=False)\n",</text:p>
      <text:p text:style-name="P4"><text:s text:c="8"/>"\n",</text:p>
      <text:p text:style-name="P4"><text:s text:c="8"/>"plt.tight_layout()\n",</text:p>
      <text:p text:style-name="P4"><text:s text:c="8"/>"plt.show()\n"</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Correlation view"</text:p>
      <text:p text:style-name="P4"><text:s text:c="6"/>]</text:p>
      <text:p text:style-name="P4"><text:s text:c="4"/>},</text:p>
      <text:p text:style-name="P4"><text:s text:c="4"/>{</text:p>
      <text:p text:style-name="P4"><text:soft-page-break/><text:s text:c="6"/>"cell_type": "code",</text:p>
      <text:p text:style-name="P4"><text:s text:c="6"/>"execution_count": 93,</text:p>
      <text:p text:style-name="P4"><text:s text:c="6"/>"metadata": {},</text:p>
      <text:p text:style-name="P4"><text:s text:c="6"/>"outputs": [],</text:p>
      <text:p text:style-name="P4"><text:s text:c="6"/>"source": [</text:p>
      <text:p text:style-name="P4"><text:s text:c="8"/>"# Compute regression statistics\n",</text:p>
      <text:p text:style-name="P4"><text:s text:c="8"/>"slope, intercept, r_value, p_value, stderr = linregress(\n",</text:p>
      <text:p text:style-name="P4"><text:s text:c="8"/>" <text:s text:c="3"/>monthly['discount_pct'], monthly['revenue']\n",</text:p>
      <text:p text:style-name="P4"><text:s text:c="8"/>")\n",</text:p>
      <text:p text:style-name="P4"><text:s text:c="8"/>"\n",</text:p>
      <text:p text:style-name="P4"><text:s text:c="8"/>"# Identify holiday months (Nov &amp; Dec) for highlighting\n",</text:p>
      <text:p text:style-name="P4"><text:s text:c="8"/>"monthly['month_type'] = monthly['month'].dt.month.isin([11, 12]) \\\n",</text:p>
      <text:p text:style-name="P4"><text:s text:c="8"/>" <text:s text:c="3"/>.map({True: 'Holiday (Nov/Dec)', False: 'Other months'})\n",</text:p>
      <text:p text:style-name="P4"><text:s text:c="8"/>"\n",</text:p>
      <text:p text:style-name="P4"><text:s text:c="8"/>"palette = {\n",</text:p>
      <text:p text:style-name="P4"><text:s text:c="8"/>" <text:s text:c="3"/>'Other months': '#4C72B0',\n",</text:p>
      <text:p text:style-name="P4"><text:s text:c="8"/>" <text:s text:c="3"/>'Holiday (Nov/Dec)': '#D55E00'\n",</text:p>
      <text:p text:style-name="P4"><text:s text:c="8"/>"}\n",</text:p>
      <text:p text:style-name="P4"><text:s text:c="8"/>"sizes = {\n",</text:p>
      <text:p text:style-name="P4"><text:s text:c="8"/>" <text:s text:c="3"/>'Other months': 60,\n",</text:p>
      <text:p text:style-name="P4"><text:s text:c="8"/>" <text:s text:c="3"/>'Holiday (Nov/Dec)': 120\n",</text:p>
      <text:p text:style-name="P4"><text:s text:c="8"/>"}"</text:p>
      <text:p text:style-name="P4"><text:s text:c="6"/>]</text:p>
      <text:p text:style-name="P4"><text:s text:c="4"/>},</text:p>
      <text:p text:style-name="P4"><text:s text:c="4"/>{</text:p>
      <text:p text:style-name="P4"><text:s text:c="6"/>"cell_type": "code",</text:p>
      <text:p text:style-name="P4"><text:s text:c="6"/>"execution_count": 94,</text:p>
      <text:p text:style-name="P4"><text:s text:c="6"/>"metadata": {},</text:p>
      <text:p text:style-name="P4"><text:s text:c="6"/>"outputs": [</text:p>
      <text:p text:style-name="P4"><text:s text:c="8"/>{</text:p>
      <text:p text:style-name="P4"><text:s text:c="10"/>"data": {</text:p>
      <text:p text:style-name="P4"><text:s text:c="12"/>"image/png": "iVBORw0KGgoAAAANSUhEUgAAAxAAAAJHCAYAAAAABbAGAAAAOnRFWHRTb2Z0d2FyZQBNYXRwbG90bGliIHZlcnNpb24zLjEwLjMsIGh0dHBzOi8vbWF0cGxvdGxpYi5vcmcvZiW1igAAAAlwSFlzAAAPYQAAD2EBqD+naQAAy19JREFUeJzs3Qd4k+XaB/A7q3tS9t6j7KVMWQ7AcQTFiQOVTwXHcetRD46jHvfW40ZxAoKKW2SqiCxBlgKyN3TPzO/6P+lb0jRJ0zZt1v93XYE0eZO8We1zv89934/O4XA4hIiIiIiIyA96fzYiIiIiIiICBhBEREREROQ3BhBEREREROQ3BhBEREREROQ3BhBEREREROQ3BhBEREREROQ3BhBEREREROQ3BhBEREREROQ3BhBEREREROQ3BhBEYWjx4sVy0003yejRo6VHjx5y8skny9VXXy0LFy6UUIb9PeWUU2p8e5vNJnv37i3/eeXKldKlSxd59tlnJRS9/PLLav/wnLHvwXT33XerfXE9ZWZmSv/+/WXixIny6quvSnFxccDfs3Cxa9cuCWXaezZ48GCfn6V58+aVb/vLL78E5bWrzmcG+3nxxRcHZD+03weeTr1795ZRo0bJbbfdJrt37w7I4xFFM2Owd4CI/FdQUCD/+te/5LvvvpNu3bqpgV+TJk3k0KFD8tlnn8n06dPliiuuUNtEGgQO1113nYwdO1ZuvPFGdVmHDh3kiSeeUAOEUONwOGT+/PmSkJAghw8fVkHfqaeeGuzdUq9h+/bt1XkMRHNyctTA67nnnpMvvvhCPvjgA2nQoEH59vgs4blEKjy3a6+9VgVPs2bNklCXlZUlv/32mwokPPnqq6/qdX/+/e9/y88//yw//vijhIoBAwbIBRdcUOGyvLw89bp9+eWXan8///xz9buTiGqGAQRRGLn33ntV8ICjaP/3f/9X4ToMgnDZu+++K23atJFLL71UIi2A2L59e4XLGjZsKP/4xz8kFGFQjn1GsIOZiI8+<text:soft-page-break/>+igkAoghQ4aoGStXV111lcyZM0fuu+8+ueWWW9RnSBMK+1yXEEQtXbpUTjrpJAl1rVq1kv3798s333zjMYDIzs6WX3/9VTIyMuT48eP1sk9LliwRo9EYcq+Tp98Ll112mbzwwgvq+/jWW29F5IEWovrCFCaiMPHTTz/Jt99+K6effnql4AFiYmLk0UcfVX/McSQ1ko8ah4NPP/1U/T9+/Hh1RBRHPV3Tr0LNpEmT1OwOBqAIfij0NGrUSKWc/fDDDx7TmHBwAd/70047LSj7Fw4uuugi9f/q1auDvStEYY0BBFGYQIqSdhTNm+bNm6s0lAULFohOpyu/HClOOLqMvGTUTOB//IzLXeG+MYjE4BdHqpE3jBQhLbcYgQmOVmv3cfDgQXU7pOjcf//95fePXOP//Oc/6oioP/nTmFnR6jn69Okj5557rkql0bz44osyZcoUdf6ll15S+7Jv3z6vNRC///67StXBUWXcJ54TbldaWlphO9wWKRjff/+9nHfeedKrVy91dP7OO++UI0eOeKwhQI65P6lmuE+8H0gXGjdunBrYffzxxxW2Q8CH+1y1alWl+8Dzx3UYFGrw3iJtDa/R8OHD5amnnlIzB9guEIP+888/X/3vmo7iKZ8d+4b96Nevn/Tt21eli3h6Xfbs2aNeN+wrPkt4Hf73v/+J2WyusB1mAJB6h/vDe4Cjx++9957Y7fbybfB+43nefvvtlR4Hl2mfCdA+F3i9XnvtNTWgxucAzwWfFYvFUr5d9+7d1Xmkt/h6fzErg+u176H7UXhc9/bbb5enGeEzjdkbPO7QoUPln//8p2zbtk1qC6+hlsbk7uuvv1afX8zMeVKd1/n111+XTz75RM466yzp2bOnDBs2TB566CH12XbdDt99zIrgPL6nrjBIx+8UfF4HDhyoUix91R8g5Q/388Ybb1S6buPGjeo6pNrVBlIKPcHvBsxM4HeFVleGOrO//vqrRp8B+Pvvv+XWW29Vs0W4Txz8wf6XlJTU6PdQdb4DGvwtwPcT7wG+q5iZXrRoUTVfNaLKGEAQhYkNGzao2QX8IfAFdQEmk6n85x07dqgBOf7oYUCjDdbx84QJE2Tnzp0Vbo+gAEHDlVdeqf7gjxw5svy6Z555Ru0DggUMIJs1a6aOquOPHga6GJAgMBkxYoQaLF944YVqsOMNbotBKwY2uL8ZM2bI1KlTJTc3Vw1WtAE3BoDarAvOY/9c8/TdB1Eoyvzjjz9k8uTJcs8990i7du3U4Obyyy+v9McbMzt33XWXCjaw7xjsIT/65ptvrrAdngseFwOhqiDPGo+DwR5gUILXDYNT18EzXjfAQNfTYCo9PV29V4AB3R133KHOYzCKQQGCBwQRgYK6Gti0aZPXbWbOnKnem7Zt26oBDgZIVqtVvc4ffvhh+XYYeOHzhc8FBqG4HkXbGMDjdhoMuPDe4nOH9x73l5ycLI888ohK/3Id3FYXBmv4DOF1xuceqT0IYBBMat+Vxx9/XJ1HoOfr/T3nnHPU98rbe4Xr8PnHzMA111yjZgnOPvtseeCBB9RnfPny5epzefToUamNM844QwwGg0pjcoX7RSCKGS9Pqvs643XD9x3fN3zfMThF4IjnA/j+4fVKTU1Vn1Ocd535wPcer0PHjh1VqhC+Cxi44veKeyCvwfckMTHR42uM31c4KKJ9Z2pKC44xoNfgO4kDI6+88ooKrvB74JJLLlGvJ75na9eurdZnQPt9jfcdQRQG7XgN8Lsbnz8Ece6vgb+/h6rjySefVIFFUlKSer+nTZsmhYWFcv3116vvMVGtOIgoLPTu3dsxZMiQat/u8ssvd3Tu3Nnxyy+/VLh86dKl6vLJkyeXX4bzuGzOnDkVtv3111/V5aNHj3ZYrdYK111zzTWOfv36OXbv3l3h8p9//lndZsaMGeWXjRo1yjF8+PDynx999FG1zR9//FHhttu2bVOX/9///V+l+3vhhRcq7dczzzyjfs7Pz3cMGDDAcfLJJzuOHTtW4T6ffPJJte2LL75Yfhl+xmnNmjUVttVeh507dzpq4vzzz1e337hxY/llV111lbpswYIFFbY977zz1D6XlpaWX7Z9+3a17SOPPKJ+PnTokKNHjx6OCRMmVNgOr3mvXr3UtngtfLnrrruq3M5isahtxo4d6/U9O/PMMx3jxo2rcLvCwkJ1+f3331/hc9e9e3fHli1bKmx79913q8fA5Xv27HFkZmaq+8N9aOx2u+PWW29V282bN09dtnfvXvXzbbfdVmm/cRmuwzaun4vBgwc7cnJyyrcrKChw9OnTxzFs2LBKz9n1e+DNTTfd5Ojatat6PzS5ubnqvZk2bZr6ecOGDer+Xn/99Qq3/eqrrxzjx493LF682FETuM+LLrqo/LUdNGhQhe/ie++9p15vPF98R7A9vjNQk9cZzwm309hsNsepp56qHqOoqKj8cnw28BlxhZ9xH/Pnz69w+Z133lnpd5Hr84L77rtPXbZp06byy8xms/pOV/Ueae/7Lbfc4jh+/HiF099//+14//33Hf3793f07dvXceDAgfLb4b3C7b7++usK93fkyBH1uHjfqvMZwOuK78OIESMc2dnZFe5z9uzZlT4f/v4eqs53YP369ernBx54oMJ2eC0vu+wy9T4ePHjQ5+tJ5AtnIIjCBI46VrcVKI4CIk0DR7Xciy6RloLLkQrhXnCJ9CVPsD32Q4OZAhw5Q44/jnLh8bRT165dVTEjjsR6g/QW1Aa4Hg3EkVAc0QYtXcJfuC90W8HMA442u8JsSlxcnJqhcNWyZUt11NGVtj/Hjh2T6kKaCo4+4gi9lh4DOAoPKKZ2hSOq2GfXtAItRUI72or2vNpRUtS6aFq3bq2OigaKltrjmv7mrmnTpmrWCjM6mN3S0kIw64KZCUDqGj5XSHvB58AVjojiCC6O+OOzgfcaR8RdU0vw+CjmBvf3qzowE4Yj5Boc3cbj1uR91d4PfD7xXDXYP7w32nvVuHFj9R2ZPXu22g7fEcDMADokuc7oBTKNCfeN1<text:soft-page-break/>9v1+Wpq8joj3QXfX41er1czVPiMoHNXVXA0/swzz6xwGdLYAGlP3mivI46+azBDic8UZin9gdcCv+9cT5jdwGwLZgHwHcTsqev2KSkpKm3I9XcY3kf8nkTzBu2z7s9n4M8//1S/B/D5w7au94n0ztjY2Eq/FwP9e0jbP3zuXB8/Pz9fXYb3EZ3hiGoqtFonEJFXaDmIgRv+ULkOIn1BPixy7zt16uTxelyOQQi2cx1we8uhdr8c+cz4A4n8X29tJQHT9fij6Q4DGAxskFKCHGfkUiNvXpver276Cm4LSJtwFx8frwZE2jauhanutNe3Jms3aMXTCMJc85Ex+EIaE1IaMCDR9hGBxX//+181YMIgB88ZA2wMHrT2tFqaGVKx3CENJ1C0dDP34MsVUjGQCoH3DCd8LpFugfxuDI7xnuJ9xPPwtL+4b+3+fb1fGFBhsOue010d3t7bmqZFYYCOgSfeK6y7ogV7eBytTgSvB1JQkBqFbmkYeCN1C3UgSCVEYFlbeK0ffvhh1VQB3zukJaHuBykrntTkda7t9yItLa1CKiUggHcNVD3BAB/7iQEwUt0wiNfaISN9y9/3SXt/kLKDOgCk0iGlDLUGCCRd4fuFlENfv8PwmcZ3zZ/PAGoftDQw97on1/ury99D2u8MHEzx9ZyIaooBBFGYQG42joIhH3fQoEFet8MfSPzRxOClqk5M2h8m94AEgx5P3C/XBmKorfDVNtZ11sI9Hxn5/BhY4I837gdBDTrN1GTxMn+er/tz9XW0vbowMNLyo1EP4FoT4AqDCgwyAXnoGBAipx0D+K1bt6ridrTl1Wh1E54CR21QFgioGwHXGSF3OIKPI65r1qyRZcuWqa5NGEyhvgPPAzMT2gxSVa9tVe8XPl/+BMveBliBfG+1zz+CACy6h/cJr/26detUrr9rK1Pkz+PoO46cY1YMs4C4DYqDUZdR2y5JqD/A0XIcxcb3HZ8d7MuYMWMC9jrX9rXz9jvEHziSjwAMs5soKMbriJk2bwXQ7jAYd51Fxev9/PPPqxoH1F0h/9/1+eL5I5BCUOaNNpPmz2dAe73R8clb0OPe+ra2r7f7d0D73Ywg3z1g0rjOwhBVFwMIojCBI9UYeL7//vteAwh07MBADkfbMV2vDS69dX/BkXD84arpgkr4ows4eucp7QmpNzgS6a1PPI684w85UgiQ+qHxleLgC1J6wH29CMBCYTjihjUy6gpmYpAOhgE4ChXdHThwQL0vGHAjwMP7pA2YEHjg9UKAiNkaLeUJtCP5OLLpPpukHe0MBC348TboQWCA4mi8nwhotYJjPGd0vUIXGVyvfS7cC/S1zyIGcigwdX2/0OnHFQZ6+FxpgxztM+TewQlqmpJUE3ivUAiLQbu2T66FvUi1wXPEgBODXi3FbMWKFeqINQaegWizijQmBCeY0dJSo7wNsKvzOocCFCKjgBszLCgOR2Dub/qSN+iotHnzZvUdRYc4Ld0O8HnF7xx8nt1nTfB9xO8O10C9qs+A9vlHIOH+exEDe8yGuKaH+as63wFtHxBMuTfewMwxfm/4G5ARecIaCKIwgT9uGHjgqKOnNoeoF8AfSfyx1fL9caRSq3PAAMYVju5h8IHrvXU0qgpSmjBbgIGMeytSHDXEfqB7kDcYbOGx3afvtefnelRNO6LpK/0EqTSoxUCQ5V7XgYEbUqP8TYOoCS19CS1nMZvifkIXKNRFoObBNYcaR5MxoMBAEEEE3mfkZGtwZB+DBzwv1/QPBIxIzwgE3A9mhJCi4a3TFwIIpESgjsF1P5CSpA1SMduEzwVy6PEZ03LHNXgOmMHAzAueJ7bH+11UVFS+DQZeWrtOpHUBOv1gcIejvq6fC7QBRvpOTWmzY/6mNeF9wncGwRKeB56ntrI3oNsSWpe6p65g4I73MFCLruG1w+vxzjvvqPQ/14DT07b+vs7VhfutTacsT/B5QkCEHH28zkj7Qp1VbeBACdom477RntY1/x+/EzBr6/57FUEFDgRoqWj+fgZwAKFFixbqQIF7EI3Hxqyr9ruiOqrzHdDeT9cZQcD3Fh3REPDX9EANEXAGgiiM4A8gijLRuhNHvzCwxAAcf0CQh4tBM9qNok2gBq1RkVKBAkpch/xiHCFFkSdmB3B9beD2GFRi0Iz779y5szq6hQEU7h+tCb1BygX2G3+kUVyII334o4yjfpiZwEDbvf4Cg1ysr+DpKC4GpdgfPCaO/GJ/MGBAgIPbYfCOVIOaQJoCcslR6Ojp6CGOlGLwiP3E++IN2liiHSteHyzepg1ucIQVaRau6zFoMBjBa4TBAFqBYrCIgSBSpLQBob8pEL/88kv5+h8Y+GkFzzgyi88G2nF6g6AUrx/2EylrKMbELAreLwREeA+1mgyk1uBzgTaY2BbvGR4HQRKeN1JTAIOpp59+WqWF4DXA/SGIwra4P+0IPmZlcNQdsyTYB5zHAAivAd4P90DFX3jd8B3CoAz3hYEqPsO+4Giz1ooWR7Nd4XOJ2+M1wtF9BA54j7QWviiE9/cz5Qu+W0j7w0AYn3tfKX8I7vx9nasL3y8c2UebWDyPqtpM+wuvMQ6W4ECEVuhdW9hXzDzgwAZa0+KzhPcevxvxOuI927Jli5rhxe8efEfxP37fuqcK+voMIKjCZUhDxHcZqUyY+USKIAIHvB+oI6qu6nwH8NnAY8+dO1d9B5FSh9+puC2aPOBvgvYdJKoJBhBEYQRHpd966y111AuFhegmgqABOa7ocIKBGjp/uMKgEIMXLJKEqXMcAcMRf/xxwaC0pulLGm3xLaSluN4/joDhj6SvlCEMMjEQQtCAQT7+mGPwhcWtcD8YbGIQhj+OeB4YfOMPMNKAMEXvKc8aAyGkY2<text:soft-page-break/>DmA/eDQZs2gMLgzVMxtz+wP3jNH3vsMY+DPVyHI314XX3l7eOPPgYkOGqMk1ZvgEEdAgTsu6cUtRtuuEEFJziCj9vjaCQGMZhVwVFofwvrkXqhweuHGRsM+nGUFZ+fqtIa8J4i3QyvB2Z1MDjG64t+9VpRKaBwGOtUIAcbwSqCQ2yH9xyBnQZrE+DoLfLSseiblrKF7RAsub7HCA7RZQipLZjxwnYIFvEd8BX4VAXdwDC4RoCOI7NVBRA4Yo18eRwFdl93AQNzvB94Lhj8YsCGo8YIJHCEG8XU/n6mqoLHRh0KZreqev+r8zpXB9YXwPuClCN89wIVQCAgwucMqTkIegIFrxXWJ8HrjjUtXnjhBfX7E4Nw/M7AZwvBBH7XovEBajE8fR99fQYAqUv43OM7gt+P6H6EDmYYuCOw8FQ07Y/qfAcQxOD9wOcMv1sQ2GA2B5e7H6Qgqi4derlW+1ZERFRvMEjHQAVHmt3hSCoGKphh0fKeicIdPu+YGfG2MjURBRdrIIiIQhxSzpBao62grMFRTRwtxdFMpDkRRQrMsiI9B7MjRBR6mMJERBTitDUhkH6EVq9IrcBiXkiNQOoC0m8C3bKUKBiQnoh6Isyo4XOPWQgiCj1MYSIiCgMIHN58801V+IoiaOTaowgSxZTo4kQUCbBQIWqfUDOC+gPOrBGFJgYQRERERETkN9ZAEBERERGR3xhAEBERERGR3xhAEBERERGR39iFKcSgVSMWvqrpIjNERERERNWFDmhYlHL16tVVbssAIsRgVVksoENEREREVF+sVqv421uJAUSIady4sfofPbCJiIiIiOrDmDFj/N6WNRBERBTdzGaRBx5wnnCeAgKLG959990VLtu1a1dAFz189NFHZcqUKZXWTGnXrp16LE1SUlKFk9FolNNPPz1g+0EUbRhAEBFRdLNYRB580HnCeQoYrJLuTz51TU2dOlXS0tLKf966datavdo1eICCgoLy06ZNm9Rs/2OPPVZn+0UU6RhAEBERUZ247LLL5Morr1TNQTz5+uuvpXfv3pKamipDhw4tDzYmTZqkZhc0a9asUYN+5Gi7WrVqldx0003q/JYtW1TwcOutt/rcp2uvvVamT58u/fv3D8AzJIpODCCIiIioTtxzzz0qXeihhx6qdN2GDRvkggsukCeeeEKOHz8u11xzjYwbN06lIF1yySUye/bs8m0/+eQTFVTgvlyNHz9epStBy5YtZdu2bXLFFVd43Z/vv/9eBRp33HFHQJ8nUbRhAEFERER1wmQyyTvvvCPPPPOMrFu3rsJ1CBDOOeccOeOMM1RggFqGjh07qlkJBAa7d++Wv/76S207Z84cFVT4kpycrOobfHnqqafktttuU60qiajmGEAQERFRnenbt68atCOVyeJSY4Ke823atKmwLX7et2+fxMbGynnnnaeCjN9++021lhwyZEit9uPgwYOybNkylVZFRLXDAIKIiIjq1P3336/WOHrkkUfKL0PKEWYZXO3cubO8nTlmHObNmydz586Viy66qNbdm7799lsZMWKEpKen1+p+iIjrQBAREVEdQ8oQUpkGDx5cfhnqH1DI/N1336n+87NmzVL1CUhfgpEjR8qRI0fkgw8+kG+++abW+4CZjEGDBtX6foiIMxBERBTt4uIwunSecJ7qxMCBA+X2228v/7lLly7y8ccfq4JmtGJ95ZVXVKDQtGlTdb1er5cLL7xQzRj06tWr1o+P2Y5mzZrV+n6ISETn8HfNaqrXVQC5EjURERERheIYlDMQRERERETkN9ZAEBFRdMMiZ88/7zx/881I2A/2HhERhTQGEEQ+IMOvtp0/iCjEobXonXc6z0+bxgAihNiKcsWWf1TMR3aI3Vwk+rgUiW3SUQzJjUQfmxDs3SOKWgwgKCShTzc6ZqB/OIrsPLnlllvUgkMTJkyQ//73vwF9/EOHDsm///1vdUKrQRg9erScdNJJ1XosFAlW5bHHHpOJEyfWan+JiCKJraRASvdtlNxfZknxztUidlv5dTpTrCR0GSFpQyaLqXEH0Ztig7qvRNGIAQSFLHTg+P3339VgXuvKoSkqKpLFixfX2WP/8ssvsnTp0lrfzyeffFLhZ3QUOf/882XSpEnll7Vu3brWj0NEFClsRXmSv+ZTyfrxFUwDV7reYSmVwo3fS9GfS6XRhAclofNwBhFE9YwBBIWszMxM2b59u1r8ByuYukLwEB8fLykpKRLK+vTpU+kyBEOeLiciinYOm0UKNy/0GjxU2NZSKkfnzZCmk5+X+HYD6m0fiYhdmCiEJSQkqFVDEUC4Q+rSGWecIUZjxRi4tLRUXn75ZRk7dqz07NlTTj/9dHn99dfFbrdXSI+699571eVYqAjbYZXTDRs2qOux8uk999xT3tLs7rvvLr+txWKRJ554QoYOHaqCgKuuuqrSSqrVddNNN8kpp5xSYR8B+4jnCNgH7DdWZB01apRK7briiitk69atFW5z4MABufXWW1WqVe/evdU2mzdvrtX+ERHVF2veUcle/FqVwYPGYS2VrEWviq0gq873jYhOYABBIQ0rkmppTJqCggJZtmyZnHXWWZUKnq+77jp58803VYrQ//73PxVIPPfcczJjxowK22LlU/Q5vu++++SZZ56RY8eOyY033ig2m00FFddff73a7qWXXpJpKKp0CVy2bdum6iBwnxs3blS1GLWBlKbDhw/LypUryy8rKSlRgRPqOzRYofXZZ5+VG264QZ588knJzs6WyZMnq5VaISsrSwVCmzZtkvvvv1+efvppFZRceumlsmPHjlrtIxFRfSjd94fYCo5X7zZ7N4g13/l7kIjqB1OYKKRhMI9UJdc0ph9++EEyMjKkf//+FbZFUIHaBQQEZ555proMMwVxcXHy/PPPy+WXXy6dOnVSl1utVnnrrbckKSlJ/VxYWCh33XWXGqT36NGjvC6hW7du5UXU0KRJE7VaqslkUj9j9uHVV19VQY12X9U1bNgwldb0<text:soft-page-break/>2WefyeDBg8ufI+o8zj333PLt8vPzVVA0YIBzqh4rs5566qny3nvvqdVd3333XcnJyZGPPvpIWrRoobbBzAaCMDz/F154oUb7R0RUX4XT+esWVP+GDocUbloosc261sVuEZEHnIGgkIbBP7ofuaYxffXVVzJu3LhK7VXRtQkpTZh1cHXOOeeUX6/p2LFjhQE/AgMoLi72uT8YtGvBA2jBRV5eXq2KxTHT8P3335c//vz582XIkCEVisfxWFrwAI0bN1apTKtWrVI/r1ixQgU8eC4IkHDCfSOIQGBFRF7ExaGwynnCeQoKpCPZi2v2u9SSezjg+0NE3nEGgkIeggWk7SCNKTY2Vg2U//nPf1baLjc3V9LT08VgMFS4vFGjRuVH8DWY1XCFgTa41yF4qsuoye2qct5556nZBQQRgwYNUs/xqaeeqrCNFuS4wkwMUpYAsw+YEenevbvHx0Bw4v68iUhE8Dtj5Mhg7wXp9CKGmg1L9Eau3UFUnxhAUMjDEfTExEQ1C4EBPI7EI83IXWpqqqoLQB2DaxCh1QgguAhVrVq1UoXP33zzjQoEMDuC9CRXeG7uULuBIAKSk5PVfdypLYjlJoaLYxFRCNPHJkpM4/aqpqG6YltU/ptARHWHKUwU8jDwxWAahc8YYGv1De4weEbajnvXpi+++EL9714z4Ys2s1CfUEyNVKMvv/xS1S1gtsXVrl27KhRDo/B63bp15XUTeP47d+6Udu3aqc5S2unzzz9X3ZvcZ2aIyGUl6pdfdp5wnoICswgpA84TcUtPrfJ2cckS335gne0XEVXGGQgKCxhQX3vttWpgj85J3mYqTj75ZHU9Btddu3ZVdQ9vvPGGqjFA3YO/tPUlUMyM++3QoYPUNbRsffjhh1U7WXRRcqd1mULXJwQD6BCFWRe0dwUUmSNYwP9oL4sZF3SNmj17dnlbWqKos327yOrVzsDAvTXo5Zc7/zebRW64wXkezRpc6pyofhlSGktsq15Sume937dJ6nG6GJKdqapEVD8YQFBYQEExBvXNmjXzOphHUfVrr72mug3NnDlTtTVFuhPWRZgyZUq1Hg+BCB4TrVBRj4A1I+oaZhxQ//D333+rYm13zZs3V4HBo48+quoZsH/oAJWWllZeI/Hxxx+rfX7ggQfUmhht27aVRx55RM1uEEWdJ58UuesukQYNkONX8Toc5dYCCAoZxqQMaXjm3XJo1g1+tXONadpZUoddwZWoieqZzoHDmhQysHAZYI0Cii5Y+wEL52HdCSwA5woLyWE2ZdGiRUHbP6Kwg8YDd9whcvvtvrcrLBTRurIVFIgkJtbL7pFnDrtdzIe3yZFP7xPL0Z1et4trN1AanfMvMTVoVa/7RxSpqjMG5QwEUZDt379ftW1F/QNmUdCRiYgCoKREZOLEYO8FVZNOr5fYZl2k2WUvivnIDsld8aGUHtgqDmuJ6GMSJa79QEk9+UIxpjUXY3LDYO8uUVRiAEEUZKjrmDVrluo0hZWma7ogHRG5ufRSkVdecaYyVbMwl4LPmNpUndBhyV5aiKkJ1erVkJAm+tiKLbWJqH4xgCAKMtR1rFy50uc2//3vf+ttf4giBhZ4fOstkY8+EmnXDi3dKl7PlMCwYEhIVSciCh0MIIiIKDJ16iTyr38Fey+IiCIOAwgiIopMM2b4tx3WXPnyyxPniYjIJwYQREQUmYqKRNCCedMmEZvNeRkaD5aWiqxbJ7Jli/Myo1HEywKVRERUGVeiJiKiyHTNNSKPPups0zprlnPBuM2bRT7+WOSii4K9d0REYYszEEREFJm++UZkzhyRU091zkLccotI//4it93m/FmDVao/+OBE5yauRE1E5BNnIIiIKHLXgejc2Xm+e3eR1aud56+9VmTZshPbYWYCq9XjhPNEROQTA4goZrbY5FhOsazeckgW/rZb/Y+fcXl9sdls8uGHH8r5558vffv2lQEDBshFF10kc+fOFfdF0rdt2yZLliwp/7lLly4yb948iVQHDhyQr776qvzn0aNHy4svvhjUfSIKK926iSxc6Dzfo4fITz85z+fmOoMLIiKqEaYwRamCIrOs2HhQFq3eKyWl1vLL42KNMnpAKxnco5kkJbj1TA8wi8Ui06dPlw0bNsgNN9wgw4YNUwHF8uXL1boHixYtUgNmg8Ggtr/22mtlwoQJMnLkSIkGd911l7Ro0ULOZHEnUc088IDIpEnOAurLLnPOQpx9tsiGDSJjxwZ774iIwhYDiCiEGQYED1//vLPSdQgmtMtH9GspMUbn4L0uvPbaa7J69Wo129C+ffvyyzt06CAnnXSSXHDBBfLWW2/J//3f/9XZPhBRBDvnHGenJbtdpFUrkeXLRd5/X2ToUJGbbgr23hERhS2mMEWhvEKzmnnwBdfnFdRdLrDdbpdZs2bJxIkTKwQPmszMTPnHP/6htsG2SN/Zv3+/vPTSS3IZjiSW2blzp1x55ZXSs2dPGT58uApKXC1evFg9Rq9eveS0006T5557TswuOc5Ig3rhhRdk1KhRagZk165dlfbl7rvvljvvvFP+85//qBQrBDe4zY4dO+SSSy5R93322WfL+vXry2+Tk5MjDz74oIwYMUJdj7Qs19WmMbOC/X799dfllFNOUfs/efJkdZ+A5/jbb7/J/Pnz1XPXHD16VM3W9OnTR04++WR57LHH1KwN4P8nn3xSPWaPHj1k7Nix8hFW4CWKZvj90qSJs21r164i99+PL7VIQkKw94yIKGwxgIhCuw7mVkhb8gTX7zqYV2f7gIE/<text:soft-page-break/>Btn9+vXzus3gwYPlyJEjsnfvXjVL0bRpU7nqqqsq1AG8//77cu6558rXX38tF198sTzzzDOyYsUKdd2yZcvkn//8p5rJ+PLLL2XGjBnyzTffyB133FHhcVCDgYAAwUnbtm097gvuH6lUqLnAwP/ll1+W6667Tq6++mqZM2eOxMbGqoBBG8hjPzG7ggE9btO5c2e1LdK1NLh+zZo1KojAPhw/frz8PvAcURMybtw49dw1OD9w4EBZsGCBeh4zZ85UQYb2PL799lt59tln5bvvvlMByQMPPKAehygqoc5h6lSR9HSRgQNF9u8XufJKZ/pSdnaw946IKGwxgIhCOfmlAd2uJnJRxCj4u57udRvtuqysLGnQoIEawCckJEhaWlr5NpgBQADRqlUrmTZtmiQnJ8vGjRvVdf/73/9U8ICj/61bt1YzDBigY5C9b9++8vvATAdmAHBU3xs8JmoScD8IIGD8+PEyZswYNYuBWY6//vpLXf7TTz/Jpk2b5Omnn1azFR07dlSP26lTJ5WSpbFarfLEE09I165d1eNjP9euXVv+eCaTSeLi4tRz15x++ulyxRVXqOeLwnM8tvZ89+zZo16fli1bqtoJBBDvvPOOtGvXrtrvD1FEuPNOZ7tWzD7ExzsvQ5B+7BhTmIiIaoE1EFEoLTk2oNvVhBYc5OfnVxlkuA6g3bnPGKSkpEgpVpkVrBe1WR3xdz2Cr3V2QqoQBtrQpk2bKvcX2+r1zngbg3TAIF6DgT6KwgGBBAIZzDpodDqdSn9CcKFp2LChpKamlv+M22j34e/zxe2153vppZfKwoULVQpTt27dZOjQoaoAOyMjo8rnRxSR0KXts89EevY8cRnOY3Xq008/cVlsrMjs2SfOExGRTwwgolDbZqmq25KvNCZc37ZZSp3tA47kN2rUSFatWqWOqnuCGgBsow30PdE6NLnSggTUTlxzzTWqc5M73K/r4L8qmA1wpwUU3h7f0+VG44mvXExM9btc+Xq+CC6+//579br9/PPPquXtG2+8oeokPL0GRBEPByg81TqgqNrq8vsP30t0ayIiIr8whSkKpSTGqFatvuD6lKS6a+OKgTBSgTA7oBUOu6/58Nlnn6k0HE+DZn8gZQi1Fphh0E6HDh1SaUOFhYVSV5BWhJkVLaVJG+Sj3gHpTHXlvffeUwEEZh5Q9I06CdSRoH6DKGq7MN17rzOQAJ0OBVgiN94owvbIREQ1xgAiCsWYDGqdh/FD26mZBlfxsUY5c2g7dX1dtnAFFBqjAxFSbz744APZvXu3OuE8AodBgwbJVBRAlklMTFRdko4hf9kPuC2KiVEcjUACxdX33HOPGty7zkAEGmotkEJ02223qdkABEgPPfSQCihQv+AvPF90nkLQ4w/UiuBxfvzxR3U7rKexZcsWVYxNFJVeeglThc4iahw06N9fBEE8fnZdlBGzEXPmOE+uMxNEROQRU5iiFBaJwzoPfTs3Vt2WUDCNmgekLWHmoa6DBy0F6Pnnn1czDZ988onqHoQj9Zg5uP3221WRMGoHNGht+vjjj6vZiS+++KLK+0cbU9wnWruioBqFyWiJivuuS5gxefvtt9W+ouUq2sairSo6Jvkq1HaHomoUbp9zzjnlnaV8wWOhhgLtZtHuFUESOlNhAT6iqIQao08/Ffn7b+d6EAgOunRxtnN1hTqiCy5wni8ocKY0ERGRVzqHt4RtCgp09QEcRSYiolo6flxk+3ZnkODulFOc/2N2IinpRACRmFi/+0hEFGZjUB5mISKiyIQ0pdtu85yWhNnNskUYiYioelgDQUREkenhh0X+/W+RoiJn5yXXE4MHIqIaYwBBRESRCQXUaM/qR6tmIiLyHwMIIiKKTPff71yNevfuYO8JEVFEYQBBRESRCavBL1sm0r492qNVPhERUY2wiJqIiCITWhifcYbIlVeKxMd73w6rwr/zzonzRETkEwMIErvVLGKziBhMojfyjycRRYijR0Uee0ykXTvf25lMziCDiIj8wgAiioMGW95RKdm9Vgq3LhWHpVh0pnhJ7DpC4tr2E0NyY9EbTcHeTSKimpsyReTdd0UeeCDYe0JEFFEYQEQha/4xyftttuStnif2opwK1xVtXSL6hDRJGTBRUk66QIzJDYO2n0REtZKbK/L66yJvveWchXBfYXrRIuf/WCfiu++c55HyxJWoiYh84m/JKAwejn/zlBRuWuh1GwQVOcveFsvxPZIx7nYGEUQUnlA8fc89VW+HVarPOuvEStQMIIiIfOJvyShLW8LMg6/gwRW2M2W0kbQRV9dJbcRll10mLVq0kP/+97+Vrrv77rtl//79MmvWLL/u68UXX5T58+fLorIjil26dJHHHntMJk6c6HH76t5/Tf3nP/+Rli1bypVXXqkec8GCBTJ79mzp3r17he3mzZsn99xzj/z5558Bffx///vf6vF79+4tl19+efnlOp1O4uPjpV27dnLhhRfKBRdcoC4LhMOHD6vnO2fOHElKSgrIfRLVyIwZwd4DIqKIxDauUQQ1D0hbqo681Z+KLf+ohJuffvpJxo8fH9R9WLNmjdqPSy+9tPwyq9WqAgmz2Vwv+7Bs2TIZMWJE+c8Y1GOfli5dqgKZM844Qx5++GF57rnnAvaYTZo0Ua/9448/HrD7JCIiotDBACKKoGDaveahKti+ZNdaCTeNGjWSuCCvPvvss8+qWRYTOryUadq0qezcuVNeeeWVOn98zGY4HA41G6Np0KCBem0wyO/UqZNce+21ctttt8kbb7whf//9d8AeG8/7888/l91cwIuIiCjiMICIovQldFuqCdzObrVIMOXk5MiDDz6ojqb36tVLLrroIlm5cqXX7TFoRloQYBCNAfspp5wiffr0UalCpch5drF69WqV4tOvXz/p0aOHjBs3Tg2AYevWrer+Vq1aVeE2t956q9x0000eH3/Dhg1qBgJH+F21bt1arr/+ejVg37hxo9f9t9lsMnPmTHX7nj17qv8/+uij8uczZswYefLJJyvc5rPPPlPPrwA53CJqlgHPuSpIX0KQ8<text:soft-page-break/>80335RftnbtWjVzgtd65MiR6rXX7hcsFos8//zzMmrUKJUehVSxn3/+ufz6tLQ0GTx4sHoOREREFFkYQEQLm0W1aq0JdTtb/aTceBtMX3XVVWqQj0EzAoPOnTvL1VdfrQbqVXn99dflzTfflDvvvFPdNiUlRb7++usKOfu4LwzUUUeBgTgGzvfee68cO3ZMunbtKpmZmepyTX5+vixcuFDOO+88j4/5448/qjqHhg0rF6DjqD8CEgQy3lKZUBeCoOeGG25QdRMYzD/yyCNqQI5ahQkTJqjngGBC88UXX8ipp55aXneA9CV/AojExERVJ6HVXyBgmjJligwfPlzd51NPPSWbNm1S74H2eNiXjz/+WO666y61f9j2uuuuqzCLgcBDq0khIiKiyBGSAYTdbldHQ6dNm6aOcGJgN3ToUDXIwyAS8P8111wjAwcOVEeMcYQWR0T9zS1/6aWX1CDO0wkFuRrkq2uXY1DoTVFRkTr6i+1uv/12CTkGk1rnoSbU7Qx1s8AcBp99+/atdMLlGuTsYwD79NNPy0knnSQdO3ZUR8SRgvMW2jP6gAEvCqUxu3DWWWdJ+/bt1cC9W7du5dtgNuLGG29U71ubNm3U/f/f//2fOsq+a9cutQ0Che+++6585gKfTwQiw4YN8/i4v//+uwpyPDEajarAG6lML7/8cqXrcaQfsw2Y3Tj77LOlbdu2av8vueQSFQzhOZ177rly8ODB8u/D0aNH5ddffy0vGkeAgxkOzAL4Izk5Wd0G8Jri+4aAAI89YMAA9dqvX79efvvtN7V/c+fOlX/+858yduxYNatyyy23qKDDdZYC78+hQ4fUfhIFVXa2CGYL+/cX6ddPZPp05yJzREQUGV2YsrKyZPr06SqFAkd9MXBr3Lix6piDQeW+fftUgIEuLzi6i//T09Pll19+UUdskTbyzjvviMFg8Pk4OMqKI7XoUuPONWfc1bfffqtSRzxZvHixFBfX7Ah/fUAXJSwSh3Ueqgu3q6tF5UaPHu0x4MJRb6QtwV9//aUGuK4DchyFx8AWwYUv2dnZanCNINQVgr0dO3ao8xgAY+D93nvvqcfas2eP+nxosx+AgTyKghFEokAYMxX/+Mc/vH7OMHOBWQxv8BnD5xyBLGYNXOEoPoKX/hjsuEDw9O6778rx48fVjAF+xncCQfRXX32lvieDBg1S2yKdCI/vbxckDPxxe9i8ebOqXUAg5w6vWUJCgto/pC65p3S5Qr0F4PVv1qyZX/tBVCewynTbtpg6c6758P77IhdfLLKwrCNdTAyOKp04T0RE4RNAYLA2depUdeR0xowZ6oirKwy4MMOAoAIDSgziMjIy1HXYFkd1keKBo8M42uwLBog4QopBoD9wZBrpGHj8GA9/YJBOgn3B4C5UxbXppxaJq04hNbbHytR1BekzeG09Xa4FEK5pOq5wOY7m+6K1JnW/D9fbbd++XX1+kHI0ZMgQOf3001VQOmnSpPJtUlNT1UAfKT0IRtatW6datHqj1+vLgw9v8FlHGhRmRCZPnlzheXmCwNl13xH0PProo3Lfffep/cJnGY+r1T+4dl/ypbCwUM2GaN8ZPA4CJsxAuENQgGDeH9r+avtEVC9eeAF5giKxsScuW7/eGTQkJzt/btkSRy9OXI9GB5iVICIiv4TUX3bkpyN4QFGne/AAGLjjiDLSSjCY04IHDdI6AGkWVQ2YMJPhLcXEExTV4iitpyPeuBz55kjnCGWGlEZqhenqSBlwnhiSnUemgwVH65Feg9kB10E2ZpuQbuQLAgEc/ca2rlwLmJHLj88SZq4wqMfAGzMI2uNoELjiyL5WI9GhQwevj4tOR/is+oJAALUO+Dy7pmLhflHU7L7PSFfC/SKYAaTtoS0sWrMixUtLX8I+L1++3K/6B0A7V9xGa3uLwBpBFQI77YTHQYCOdCT8jP37448/KtwPvreuRdNaMK3NbBDVi337RDD7h0BCa5ZwxRXOyzDrcOGFztWmp04N9p4SEYWtkAkgMNjSut6gQBSpTO4n1BmgDSZy0VFc6k4b9FWVvqS1t8RACZDXjpQMXxCwYNCENCZ3OIqM2wd73QF/0phSTrpAErtXTJnxBtulnDSpztKX/IU6A9QsoN0ogkOk0Tz00EMqoLgCA4MqICj44IMP1EAbR9qx5oFr8TU+U8jVx1F7HF3//vvv5YEHHlDXudbUYHYCaXMoyMZn1BcEGBjUVwWfQdRfIG1Kg7QjLO72wgsvyJdffqnSibD/H374oSpk1mZVsBAcglbUJ6B7lDaTgxQkfFa1z7crfI+QUnTkyBHZtm2b6gb1zDPPqNkGpHIBHgP3gToTvNaYbcFrj0AHNRF4XMyYoOYIKV3Yd9wH3g/XoAX30bx5cwYQVL+eeAI5fCIHDjiDhuefF/nXv0Q++QR5gPgii8yfL+K6TglmC5cscZ6qmDkkIqIQSWHCoMa12PNiHCXyAAXNKNTEIMYTDOzg5JNP9vl4Wn47jkJjZgGDSqRZIKceXWXcVwkGFMyisNRTGhPyzzGAw0A01BmTG0rGuNvVCtNYJM5TOhPSljDzgOAB2wcbAsK3335b1SAgcMTrj8J5HO1GLUNV0MEI6TSvvvqqCjLRMej8889X7zugQBl1B+jShPvG5wv5/BjA4yi7NijGZ+Scc85RMxVnnnlmlQHna6+9pj7bWi2AN2gG8MMPP1Q4oo+0JsyeoBYE+4x9Qr0OjvK7wqzDp59+WmHFbcyG4Tl64pqWhVoG1BnhdXUNfvGa4ruEAAGBErbD9xPfDe1zj9cH7wtSDTE7hE5VKPBGkboGbXZR40JU79D9DCvc33GHyNNPOwOJ668XmTatYmqTpqREZNQo53k0AkhM<text:soft-page-break/>rPddJiIKJzqHt4TreoQUIBwRRnCAI7zu/e01GKR4G4yhcxIKUjH4R4cYX3nXGPQgbaVVq1bqMTHw37JlixqkIlUDXXu0AlEELai1wFFpHInFIAoDUW1ghDx9HCHHgA+pLyiyRv44Bn41oRVp++r4FKh1IbDCNBaJwzoPaNWKbksomEbNA9KWgj3zEIrwecBnxJ/3F4EwAgl0D4s2mOXAdwSziq5BBVG9QIoiDhRhVm7gQBylEnnmGZG5c52BBGokXBeaLCzE1J/zPAMIIopSY6oxBg2JGQikbCBFBTnhOCFQ8MRb8IDAAScEHzhqWlXRJo4oY6ErBA/4X3vRcDkWKENxLNJd3GEwiCOwSGPSAggEFji6jZkMpFiFC6Qz6dNbiCm9hST2HOtc58EQw6DBC9Q+oC4As01IJ/IH2pz+61//Uqsyeyq8j2Tvv/9+edtconr14INYBl4kMxNtw0QwW/j22yJoenDbbc7rMHOJIOKWW4K9t0REYSnkUpiQi+6pdz0G+u4rD6PuALnqmHFo0qSJSi3BrEJVECx4aseKvHW0rkSxal5enkpbcg90kBrimsaE7ktonYngJpwCCFcqaGDg4BPShJYsWaLqFXy1Z3WFVDoEpZjRiqZZCCzMhyDbUxBOVOdQPI1aBgQJ6OTWqJEzjSk93Xl66CFn4IDaCCIiCt8AAgNxDP4xi4DOM0gxcq9zcO9nj7Snm2++WXVFQtcaFIO2aNGi1vuidXZCpyb3AAIw04CpHa3PPop6H3744Vo/LoU2FAnXBD7L0QbBPBodEAUFDiKhGxjaEq9diwK2E+1bNQgkyholEBFRmAYQCA7Q4ebAgQMqgEAnHE9tXDU40o/CU9QkYDEtrObrabDvCdKNUECLoAV1EN4WykK7TE+QuhQXF6cGSNhfpEuddtpp1Xi2RERUZ9Bt6Z57nCtPo7PYl1+iZ3Kw94qIKKKETBtXQMcXrbuOp3apGPwjdQgLZyF4GDVqlOqf72/wABjwo48+bo+UFFfo7488dxRBe1ugDAucIS0FK0+jxSbOV+fxiYioDnXpgkWF0EdYBH9HPKTEEhFR7YTUYRm0hUQR9LRp01R6Uv/+/WXkyJGqnSUWsNL686OQFTMIGLxj1Wl3qINAW1VAoIA+9fhZq49AxyTMcOAx0G+/Xbt2qgsUui1hcTn0vPcFaUzYl7Vr19Y4tYWIiEIEVqLG+hHaeSIiCp8AAlq2bKlWxsVgHgXKKEDFInNIc0LPeswSAGYisNCVJ5hB0AKITz75RN0XVtHVAggECSi8RuvXBQsWqD72yNvGAlrXX3+9JLvny7rBzAfSnNABF+eJiCiMoUsa1owgIqLwWQeC6n8dCCIiIiKisF0HgoiIKGhsNmfHJsDstcEQ7D0iIgppIVVETdEFHa26dOmiWvh68u9//1tdj1SzUFyRGgvEwb59+9R+uq9TEsqQFujPOg0LFy5UaX2ebo8V2N2fM9oro3UtrkOHtNtvv12OHz9e4XZYEwPrrUyePFl1MnN13XXXVVqoD80TJk2aJH/88UcNnilFpX37RO69F79ksMCPCBYnPekkkQsuEHn1VbTyq7h9SYnzepxwnoiIfGIAQUFlMpk8rhlgtVpVobpOp5NQ16xZM7UeCQbF4eKJJ56QL774wuc2ubm5ao0TBEvuC8UhCDh69Gil26AxwdKlS+WRRx5RgUBxcbFcfvnlqmYJXn/9ddUJ7fPPP1c1SU8++WT5bVetWiU7d+5UjQ1cYXsEImh+oN0PkVcIarEK9bp1zoCgRw9nQIF6tXbtnAEEAoq//gr2nhIRhS0GEBRUWHX8999/VyuQu/r1119VoToG56EO3cOwbgg6g4ULf0qf3n33Xendu7e0adOm/DI0HzjnnHM8br9lyxYVSD300EMyYsQI6dSpkwpUjhw5ojqnAdokI8eydevWqpvZXy6DOGx76623emyhjFW98fpWFfQQqVWmsdr011+L/Pe/Ih9+iKXkRRYtEnn8cZH1652LzE2fHuw9JSIKWwwgIklhofeT+7S8r22Li2u+bTVhNe/mzZtXWvcDHbgwwHSfgUDr3EsvvVTdDi1+0YkLaTMapMTccsstKjDp3r27avWLo9xIg4F58+aphf+0/7HuyMSJE9UChr4G26+88oq6rz59+qgj4aWlpeXXu6cw7dq1Sx2hRxtizErg/J9//unychaqI/tI89FSeTZu3Fh+PVoP46g9bo+BMx4PqT+uqV/uaV2ul1X1HDGjgM5kWEUd++0Jnh9mEPAeuPrhhx/U64t2y+7wvGHAgAEV1k1BAILH0rqs4fnh/Vi9enX56vF4vzHTcMYZZ3h9H84880yv6W5E5ZDqNn58xctOPVXk998xfSaC3ynouPTrr8HaQyKisMcAIpIkJXk/nXdexW0bN/a+rdugUdq29b7tKafUercxSHUNIJCmgtx7DBhdbd26VaZMmSLDhw9XR6Kfeuop2bRpk2q/qx1RR74+2vJioIn7xHVvvvmmLMLRxzJYUwSrkCOwwEA6Pj5eDaq9HZVH2g3u484771SDciwciAGvNziKjrbAn376qaozwMD4hhtuKL/+n//8pyxbtky1FkZbYqTyYD+RMoT1SFBbgaP3aGeMgfr69etVEGJDoaeffD3He++9V73mCF4wY+AJBvd5eXkqaHL12muvyUUXXeQxtawxPlNlj63BPmN2KSsrS/08depU9XwQ1OA9xGtlsVjkueeekzuqaKOJgBEzGLt37/b7daAo1LOnyLPPIvI/cRkCz/h45+89+P57LBgUtF0kIgp37MJEQYfBLFYUR249Bt4///yzNGjQQK374QrbDB06VBXaQtu2beXpp5+WU089VR3hRrrNP/7xD3V/WurTlVdeKW+88YaaAcB2gAErZi66deumfkZQMn36dJXTrw2CNRhwYy0SzAichbSHsoUIfRVMY+HCIUOGqKPrqPF49NFH5e+//1ZH3XGUHsEDngtmIACLIyIowSzD22+/rWYF7r//<text:soft-page-break/>fnVdhw4d1GKFeF4Y7CM1yB9VPce4uDi1b0i98gRpZdh/zCD4q2fPntK+fXtVRI33BSu+v/DCC+p5YX8As01Y/PHYsWOSkZGhgqv33ntPPU+s3YKgCjUxuB+8bk2bNi2/f7zf2GfMYLimVRFVgJk4fNcXLhTp319k/35nXcQbbzhnHy6+WOTLL0Vmzw72nhIRhS0GEJHEJZWnEve2hEeOeN9W7zYxVZaa4te2NYCj0TgKj4EjBuo4uu8++wCbN29WR589FSvv2LFDpfsgHQgzDziSj20ROGCwqqUwaTBg1WgLB2qDXFcY/GLQjcGxK6Qy4TE9QYoPBr8ffvih6kSEGRMEHxgsazn/uL0mNjZWBSWA6xEkueratavaRzwXfwOI6jxHT7QBfnWgRuGll15SMzWYucBgH4s6YrFFPHcNZi+0wAXpZ5jhQb0FZp0QCOL9R1CBNK+XX365Qq1JWlqa2jcirxA04Hv23nsif//tLKj+3/9Eund3Xn/ttSJPP41oNth7SkQUthhARJJqHC2us21rmcaEDjxYwMRTi1EEARiQajMQrjBjUVRUpAKIkpISGTt2rEyYMEHVSqBmwp2ngmdPKUxaqo77dZ4KfTV4PDw+uhGtWLFCHYV/9dVXVbqSr9t52wftcgzIvUHXqpo+R08w4K9OypRr0ILUrZycHPVcsYL8+eefL4MGDfK4PYIHpCbhdh999JGqXUHxPGo3PNU7YJ9cgxEijxCg3nab5+tGjqx8Gb5bM2acOE9ERD7xLzGFBAQQKJDG4BOzEa5HzzWoC0AOPNJXtBMGzkh7Qd49UnxQE4Gj1zfddJOMHz9eDWCxDkFNF1xPT09X6VDuRdauRc+u8FjoQoQj/ShcRg0Ccv0xi4Gj69rzcl3TAM8BRdAIoJC+5P5YqP3AkXrttggkXAvHcd51rQV/VNUeFzMEWt2Cv7AfCOCwv5gpwGuPAnPMHLnPqgBS1lDnceONN6qfERhoM0V4/dxnjRA8oE7EPc2MqNYQbD/wgPMURt3UiIiChQEEhQTk6iMgQO68p/QlQKExBqPI7Uf6EHLhb7vtNlVXgPx4LV8eA/b9+/erQuBp06apwWht1g9A4S86EmFWBOsUoOAXKVKeIO9/yZIlct9996m2pnv37lXFzBj0I1WrXbt2cvrpp6vngFa1uD/UO6DrEdKdUKuAVCWk7+A5otYCayCgHgRH57X0J6T5IOBCQPWvf/1LpfdUB47yo70q9s8T1JOgoxVmEvyFgAGBGtaA2LZtmwqSUNSO2Qdt313hdcSME+petOeFLk94/piNQE2EKwQmCCKwb0ReLVvm/4mIiGqEKUwUUrMQSPXBzIEnGGCiGxI6EyE9CYNgDEzvuusula6DdCXUEsycOVMNTjEwxX1hBqE2qxgjJQlHw7FvyL9HTQPScjD4d4e0HRRtP/7446qAGwupIThCqg7WPgDUR2DNAyy6hsAGA2IUVSMNCyc8R+z/ueeeqwblKP5GoKSlMKFzEQb2CDZQ24DACh2TqgP3jcE6ajOwYJ82iNcMHDhQFXYjgPHVWtUdCr4R/Fx88cXqPUGw5Km7Emo9UEzuuogg0r7weJdccomabXJdZA5wXefOndUMFZFXWN9h82bneV8zj5iF09L0MNu1ZYvzPBoPME2OiMgnnaOmuR1UJ7DIFqAOgCiYnn32WXXUH61bQwHqX1BkP2nSpGDvCoUyrNGCTksI8FesEImLq/o2WNMGbakB6YH1UPdFRBTOY1AeZiEijzDDgZkbb92m6hNa+2K2BjMnRD7Fxop89JHz/H33BXtviIgiEgMIIvIIhdCoz3BPJapvSB9DahTSwnx1oiKqEER8+KFIx47B3hMioojEGggi8lmXglMwoTsTunMRVQtqGcoWUiQiosDiDAQREREREfmNAQQREREREfmNAQQREREREfmNNRBERBTdUJx/++0nzhMRkU8MIIiIKLrFxIgEudsYEVE4YQoTERERERH5jTMQREQU3ex2kT17nOdbt0bv4GDvERFRSGMAQURE0a24WKRdO+f5ggKRxMRg7xERUUjjYRYiIiIiIvIbAwgiIiIiIvIbAwgiIiIiIvIbAwgiIiIiIvIbAwgiIiIiIvIbAwgiIiIiIvIb27gSEVF0MxpFpk07cZ6IiHzib0oiIopusbEiL78c7L0gIgobTGEiIiIiIiK/cQaCiIiim8MhcuyY83zDhiI6XbD3iIgopDGAICKi6FZUJNK4sfN8QYFIYmKw94iIKKQxhYmIiIiIiPzGAIKIiIiIiPzGAIKIiIiIiPzGAIKIiIiIiPzGAIKIiIiIyIXDZhVrQVawdyNksQsTEREREVEZu7lIrLlHRQwcJnvDV4aIiKKb0ShyxRUnzhNRVHI4HGIrzBZbUbaI3SY6BhBe8ZUhIqLoFhsrMnNmsPeCiILIYbWINf+o2M2FzsUlyScGEEREREQUtWyFOWItzBKxW4O9K2GDAQQREUU3HG3EatSQkCCi0wV7j4ioHtgtpWIrOK5qHsRhD/buhBUGEEREFN0QPCQlOc8XFIgkJgZ7j4ioDjnsdrEV5agTZx1qhgEEEREREUU8h90mtqJcsRfnicNuYa1DLTCAICIiIqKIXtPBVpwn9uJcdV6EgUNtMYAgIiIioggNHHLVrAPasjJwCBwGEEREREQUUS1ZVeBQnMfAoY4wgCAiIiKisOewmtVsg60EgQO6KjFwqCsMIIiIiIgovNuxFueKvSS/bMaB6hoDCCIiim4Gg8j55584T0RhM+NgLcwWe2kBA4d6xgCCiIiiW1ycyJw5wd4LIqpOcTTWcSjWiqOpvjGAICIiIqKQ53A4VOBgL0I7VgtrHIKIAQQRERERhTS7uVSs+UfEYS3hAnAhQB/sHSAiIgqqwkIRnc55wnkiCinorGTJ2S8OSzGDhxDBGQgiIiIiCjkOu12s+Ued3ZUcaMtKoYIBBBER<text:soft-page-break/>ERGFXGtWa94RcVhKWOsQghhAEBEREVHIsBXlibXgmIjdGuxdIS8YQBARERFRaKQsFRwTe3EeU5ZCXEgWUdvtdvnmm29k2rRpMmrUKOnZs6cMHTpUrr76alm9erXaBv9fc801MnDgQOnRo4ecccYZ8vzzz4vZbPbrMYqLi9X2p512mvTq1Uvd/q233hKbrWI/4bvvvlu6dOmiTj/++KPX+ysqKpI+ffqo7W6//fZavgJERERE0ZWyZMk+oFq0MngIfSE3A5GVlSXTp0+XtWvXSmZmppx33nnSuHFj2b9/vyxYsED27dunAowrr7xSGjZsqP5PT0+XX375RV555RVZs2aNvPPOO2LwsZoobn/TTTfJ8uXL1f0jgPj555/liSeekF27dsnDDz/s8XbffvutjBkzxuN1ixcvVkEJEREREfnPVpwv1nykLGFtBwoHIRVA4Oj/1KlTZePGjTJjxgy55JJLKlyPwAIzDBj0Jycny/z58yUjI0Ndh20fe+wxmTlzppq9OOuss7w+DgKBZcuWyS233CLXXXeduuzCCy+Ue++9V2bPni3nn3++9O7du8Jt2rRpI4sWLVKPHxMTU+k+v/76a7Uvx48fD9CrQURE9QIHnMaPP3GeiOpvYbj8Y84VpTnrEFZCKoVp3rx5Kni44IILKgUPgIF7dna2miU49dRTy4MHzbnnnqv+/+2333w+DgIPk8kkkydPrnA5ghdtP9yNGzdOCgoK5Keffqp0HS5HQDJ27Fg/nykREYWMuDiRr75ynnCeiOqcw2pWKUtYWZrBQ/gJmQACgcHnn3+uzk+YMEGlMrmfUGfQtGlT+e677+SGG26odB/Hjh1T//tKX4INGzZIhw4dJCkpqcLlbdu2ldTUVHW9OwQsCDowe+Fu4cKFYrFYZLx2BIuIiIiIPLKVFKjgwWHGwo1s0RqOQiKFCcHB4MGDy3+++OKLPW6HguYpU6aogb4nb775pvr/5JNP9vpYqFPIycmRvn37ery+SZMmqs7CXUpKiirk9pTG9NVXX0m/fv1UcENERERElTmsFrEWHBd7aQFnHcJcSAQQGIyj8BnBAQqjn3zySY/bde3a1et9vPjii/Lrr79K9+7d5fTTT/e6XX5+vvo/ISHB4/Xx8fFei6GRxrRkyRKVxjR69Gh1GYKRFStWyD333OPzORIRUYgqLBRp3Nh5/sgRkcTEYO8RUcTVOqC7krUwm4XSESIkAgikEnXr1k2MRqM6eQsUGjRo4PHyl156SZ0QfKA1q16v9/kh9gXX63Q6j9chjQnBDtKYtADi+++/V12dEFwgxYqIiMIQf38T1Qm7uUTNOjgsxZx1iCAhl8J06NChCulMmrS0NFm5cmWFy1B38MADD8jcuXNV6hFmMVq1auXzsRLLjix5m2UoKSlR6UreAp3hw4dXSGNC96VBgwap4IYBBBEREVFZulJhljNdyV5xjS0KfyGVwoRZBKzjgBau7nUO7gXP6Hx08803q3QiFES/8cYb0qJFiyofC/eDdSMOHz7s8XoEMK1bt/Z6e8w0YEE5rBuB9SPQ8cnbuhFERERE0baaNDorqe5Kdmuwd4ciOYDAoH7IkCFy4MABFUBg0ThPbVw1ONKPVajXrVsnJ510krz88steZw08wcAfdQuYhUDNg2bnzp2Sl5fntcAakLoUFxenOkFhf5EuhdWsiYiIiKK6zqE4T2yFOeKwmdldKcKFTBtXrX1rjx491GJwntqlotYAqUP33XefCh5GjRolb731VrWCBzjnnHPU/bz33nsVLscsBkycONFnCtQpp5yiVp7+8ssv1fnqPj4RERFRpLCXFoola79Y84+Kw1bK4CEKhMQMhAbrN6AIetq0aSo9qX///jJy5EiVcnTw4EFVsIyaB7RNRdoTBu9Yddod6iDQVhUQaOzZs0f9rNVHnHnmmTJnzhx59tln1WxHz549Zfny5WpW4dJLL5XMzEyf+4k0JuzL2rVr5ZlnnqmjV4OIiIgodNnNpWJDnQPWc2CBdFQJqQACWrZsKbNnz1arRaNAedasWWqROaQ5YWD/2Wefqe0wg/Dggw96vI+zzz67PID45JNP1H099thj5QEEuiy9+uqrqvUrHgPX43HRivXyyy+vch8x84E2sJiuw3kiIgpj6Nw3YsSJ80Tkk8NmdRZIl+SzQDpK6RxV9TWlejVmzBj1Pwq1iYiIiEKzQBqBQ2QPIXUxiRLToOoGPZGiOmPQkJuBICIiIqLQYivOF1tBFgukSWEAQUREREQe2c1FYs3PEoe1hHUOVI4BBBERRbfCQhFt7aFdu9BuL9h7RBR0dgsKpLOdC8ExcCA3DCCIiIiOHQv2HhCFUJ1DtkudA1FlDCCIiIiISOzmEudaDpYS1jmQTwwgiIiIiKIYGnIiXQkzD5x1IH8wgCAiIiKK6lmHY+KwFiOSCPbuUJhgAEFEREQUZRxWs1gLssReilWkOetA1cMAgoiIiCiKVpFW6UoleUxXohpjAEFERNFNrxcZMODEeaIIrXOwF+WKtRB1DlYWSVOtMIAgIqLoFh8vsmpVsPeCqG7rHAqOi8NSxDoHCggGEERERESRuqZDYZbYinOZrkQBxQCCiIiIKMLYzcVizTsqDmsp05Uo4AKS7Gk2m8Vu5zLnREQUhoqKRNq2dZ5wnijMax3QXcmSc0AcVi4IRyEWQOTk5MhDDz0kw4YNkz59+sjKlStl9erVct1118nOnTsDu5dERER1BTnhu3c7T8wPpzBvzWrJPiC2wuNMWaLQS2FC8HDhhRfK7t27pVWrVirahdzcXFmyZIls2LBBPvnkE3UdEREREdUtW3G+WPOPlnVYIgrBGYiXXnpJ9u/fL++8844KFLQAYsyYMfLaa69JUVGRvPLKK4HeVyIiIgpzbdu2VQcbA+XRRx+VKVOmVLgsKytL2r<text:soft-page-break/>VrJ7t27apw8HPSpEnSoEEDadGihTz++OMSKZCyZM07zOCBQjuAWLRokVxwwQUyePBg0el0Fa4bMWKEmp1AShMRERFRXZo6daqkpaWV/7x161YZNWpUheABHnzwQUlKSpJDhw7J8uXL5ZlnnpGlS5dKuHdZsuQcUp2WxMFaVArxAOLIkSPStWtXr9d36NBBjh49Wpv9IiIiogj322+/qQOPjRo1ktTUVDWTYLPZymcqMEuA/zMyMmTatGke72PVqlVy0003qfNbtmxRwcOtt95aabtt27ap+0bTFxz8NBgMEhsbK+G8orQl56DYS/IZPFB4BBD4IiOFyZu//vpL0tPTa7NfREREFOGQsXDNNdeog46///67fPnll7Jw4cLy67///nt1OWYKZs2aJb/88kul+xg/frxKV4KWLVuqQOGKK66otN2NN94o8+fPV7MQ7du3l0svvVQGDRok4chWUqCKpR3mQnZZovAJIE455RT5+OOPZd++fZWuQycm1EWgOxMREVHIQypuZqbz5JaWS3ULwcJll12mmrAcPnxY1ScgxUiDzo5IT+rRo4f07t1btm/f7vP+kpOTVYDgicViUTMTeXl5Kij56KOPVMASboGD+fg+seYeKmvRShRGXZhuuOEGWbx4sUyYMEH69++vpgI//PBDefvtt+Xnn39WX2BvU41EREQhJSFBZNOmYO9FVMKY4fTTTxer1arGE6WlpeWNWQCpTRqj0VjjNaewXtXkyZPV7ERCQoIKRqZPn67GLWeddZaEQ+BgK8xxBg1MV6JwDSCaNGmiZiBQkLRs2TL1Zf/hhx/UdfgFMGPGDDWNSERERNHt3XffVeOEK6+8Uv2MYCE+Pl5lMVx77bWqhgEzDIB1pepCQUGBmuVAIKExmUzqFOp1Dtb8Y2IvLWDgQOEfQAAChDfeeENNBaLTAX454DLURxARERFp7VORLoTujUhzPnbsmHTu3FkOHjyoMhgQTKC4Ga3hsY4UUo0CDalRAwcOlLvuukvefPNNFby8/PLL8sQTT0hIzzrkHxOH7UTQQxT2AYQmJSVFevXqFZi9ISIiqm9FRSIDBzrPr1rlTGmigLZZ/emnn6RZs2Yqxfl///ufarSC0y233KIG9nq9XrWGxzoN6KRUF+bMmaNSsJs3b67GLjfffLN6vFDDWQcKBzqHa7Khn+65556q71inU4u7UPVgMT748ccfg70rRETRobBQRCu8LSgQSUwM9h5RFHJYLWIrzhVbcR4XhAsRuphEiWnQQqLFmGqMQWs0A4E2aL4CBxQ6Ia+QAQQREdUVu9Ui9qIcEbtNRK8XfUKa6I0xwd4tqkN2u0OdjMYaNZEMSXZzqdiKc5wzDqpInG1ZKfTVKIBAX2Z3KIpCXuNnn32mchw/+OCDQOwfERFRBbaiXLHlH5W8tZ9L8d+/icNSIjpTnMS36SfJAyaIMbmRGBK5FlEkyc4vkYPHCmXVlsNitdikZZNk6dO5saQlxUhsTK2zsesdkj/spYViL84Xu7kIeUvB3iWiuk9hqgr6NmNFSawgSdXDFCYiIu+weFbWd89K4Z/LnDMP7nR6ie80RBqOu11MDfzsBsgUppCGwOG9rzfLoeNYNO0Eo0EvZw1rLydlNpH4uNDupqRx2G0qaECakiqOZo1DSGMKk3d1Mgc4evRotWokERFRoFhyDsqRufdI4ZbFnoMHcNil+K+f5PDHd4gle3997yIFWHZeibzz5cZKwQNYbXb5fOl22bonW8IhTcmad1TMx3aLNf8o13OgsFcnAcSRI0ekpIQrJBIRUWDYzSWSs+xtKd3n34Jv5sPbJPvHV1WaCIWvnQfy5Gh2sdfrkUKxaNUeyS0olVCDBA+0YsWsmSV7n9iKssuKo1njQOGvRomDe/fu9Xg5Fmj5448/1KIxmZmZtd03IiIiBTUPBRsr19/5Urh1saSNnCoxsVWkJOl0Im3anDhPIaHEbJVVWw5Vud2+IwVSXGqV1KRYCak1HAqymKZEEatGAcRpp52mui15i7gNBoPqtUxERBQIRdt+Fkc1ZxMcllIp3LxQTMOmiE7vY8Id6z7s2lX7naSAstkcYrb4V1yMdKZQacVqLTjONRwo4tUogDj33HM9BhAIHBo3biznnHOOtG3bNhD7R0REUQ4LaxXvWlOj25bs2SAOa6noYuIDvl9Ut2JNBmmYFi9/78/1uZ3JoFfbBj1dqShHbIVamhJRZKtRAPHf//438HtCRETkJYBwWM01u621VBwc0IUlrPUwtFdz+W2T7zSmzPYZkpwYvPU/7OZiseYfF4e1GJFE0PaDqD5FzkosREQUkXTGGNHHp9TotvrYJNEZqhhcFheLDBzoPOE8hYwGKXEypFdzr9cnJ8TI6Se3kbggrAWBwNaSd0QVSTssWMuBwQNFjxp/41asWCHz5s1Ti8fZbJVzFJHihGJqIiKi2kD9QnLv8VK44Ztq3zap1zjRm6oorsXqv6tXnzhPISMpIUbGDmoracmx8tPv+yWv0DkTpdfrpHPrdDlraHtpmpFY/4vAFeepdCWHzcKuShSVahRAfP7553L33XerL5E33oqsiYiIqiumUTsxNmgp1qx9ft/GkNJYYlt0q9P9orqH9KTR/VtJ/y5NVLtWi9UuKUkx6vLEel5ADm2BrQXZXMeBol6NAoi3335bGjVqJE8//bT06NFDYmKCl3tIRESRz5DcWNJPuVqOfv6Q36kiacOvFGNykzrfN6p7BoNeGqTGqVOwFoKzFWaJ3VzIwIGopjUQO3fulCuvvFIGDhwo8fHxqvuSpxMREVGg0pgSuo6Q9NHX+7VWQ9rwKZLU4wz<text:soft-page-break/>R8W8R1QKK97GCtCVnn9hL8xk8ENVmBiIlJYWzDkREVK8M8SmSMnCSSmfKWT5TSg9srjQbEdOsi6QNvVziOw5W2xPVeMahOMe5noPdv7UoiKJJjQKI0aNHy9dffy2TJ08O/B4RERF5YYhPlsRuoyS2ZS+x5h2Wkp2rxFaUpy6Pa9tfjKlNxZjSKNi7SWEKLVltRbmq1kEcDByIAhpAXH755XLttdfK1KlT5ayzzlL1EJ6KpgcPHlyTuyciIvLJmJyhTnEtMgNzhw0bBuZ+KHwDh8Ic1jgQ1WUAgaAB9u/fLz/99JPX7bZs2VKTuyciIqo/iYkiR48Gey8oCBg4ENVjADF9+nS2aSUiIqKwhEXgrPnHnDUODByI6ieAuPHGG2tyMyIiIqKgspUUiC3/uDhspcHeFaKwVau130tLS2XVqlUqlWnkyJGqpSsuQ00EERFRWCguFhk3znn+m29E4uODvUdUBxx2m1gLjqtVpDnrQBSkAOL777+XBx54QLKzs8sXl7NYLCq96dZbb5UpU6bUcteIiIjqgd0usnTpifMUcezmIrHmHROHFbMO/i1ESEQBXkhu7dq1csstt0haWprqxqRp3LixNG/eXJ544glZuHBhTe6aiIiIKCAcdruqdbBkHxSHtYTBA1EwA4hXX31VWrRoIZ9++qlq6eooW8ina9eu6rJ27drJzJkzA7WPRERERNViN5eIJXu/2AqzuaYDUSgEEL///rtMnDhR1Ty4d2NKSkqSSZMmyfbt2wO1j0RERET+zzoUZIklZ784LMWcdSAKlRoIs9ksqamp3u/UaJSSEkwVEhEREdUPW3G+mnFQHZbKsiOIKERmIJCi9Ntvv3m9/scff5Q2bdrUZr+IiIiI/F4Qzpy1X6x5h521DgweiEIvgDjvvPPk22+/lXfeeUcKCwvVZUhlOn78uPz73/+WlStXyj/+8Y9A7ysREVHdSEhwniis2M2lYsk5pGodHFxNmii0U5gmT56sOjE9/vjjquMSgofrr79epS2hoHrYsGFyxRVXBH5viYiIAi0xUaTsYBiFB7ulVKUq2RE02FkgTRQWAQQChmeffVZOO+00+eqrr2TXrl1it9ulZcuWcsYZZ6gCa72+RpMbRERERB45rGaxInAoLWDgQBRuAYTValWF0uPHj1cnIiIiojoNHIpyxF6Sz8CBKATUaJpg+PDh8thjj8lff/0V+D0iIiKqT+gaeOaZzhM7CIYUh9Ui1ryjYs7aK/aiHAYPROE8A4HVpt9991157733JDMzU84//3w566yzJDk5OfB7SEREVJdsNpGvvz5xnkKixsFenCe28hkHdlUiCvsZCKw2jdqHq666So4dOyYPPvigmpW4/fbbZcWKFYHfSyIiIop4dnNRWVelfWIryhaxWxk8EIWgGlc6d+jQQe644w5ZsmSJvPnmm3Lqqaeq9R8QVIwePVpeeumlwO4pERERRWzggHUcLNkHxF6Sx1QlohBX61ZJ6MiEtq1PPfWU/PDDDyqQOHDggLz88suB2UMiIiKK2FQl54zDAa7jQBRNAQQ6Mi1cuFBuuukmGTNmjAoisAr1LbfcUuP7REvYb775RqZNmyajRo2Snj17ytChQ+Xqq6+W1atXV9oei9p16dJFdu/e7fdjzJ8/X93G0+nuu+8u3+7FF18svxw1H75g5gXbXXzxxdV8xkRERNHDYbOq4mikKqkZBwYORJFfRA2///67fP7552qgn5ubK3FxcTJu3DhVUD1gwIAa71BWVpZMnz5dLVSHAm2set24cWPZv3+/LFiwQPbt21fh/tetWyf33HNPtR9n69at6v9HHnlETCZThetat27t8TYIVC6//HKvrwf2kYiIiLyzFeWqReAcNgvrG4iiKYA4/fTTZe/evWrV6d69e6ugAetBJGI1z1qw2WwydepU2bhxo8yYMUMuueSSCtcjsDCbzeo8HvuTTz6RRx99VEpLS2sUQCAwwb77A7MqCGoOHz4sTZo0qXT9119/LRkZGXL8+PFq7wsREVGks5tLxVpwTByWYs44EEVjClNBQYFceeWVqhMTBvGTJk2qdfAA8+bNU8HDBRdcUCl4gJiYGElKSlIBA2YmEGR0795ddYCqrj///FM6d+7s9/aYXUHQ8v3333tMucLsxNixY6u9H0REFGT4++VwOE8B+FtGFTnsNrHmHxNLzj7WORBFcwCxbNkyueuuu1QnpkDJzs5WKVEwYcIElcrkfioqKlLXI4DQ2sd+8MEH0rBhw2o9FmYR8HidOnVSP2NWQ5vZ8GbgwIHqcRAouFuzZo26zzOxCBERERGJw24Xa2G2WI7vVSlL7KxEFOUpTEaj82YYTKNoGrn///rXvyQhIUEFF5g9QE2EvxAcDB48uPxnb0XIKG6eMmWKmoVAy1j32oXq1j+gnmLixInqZ8wi9OjRQ2699VYZMmRIpdvo9Xo544wz5KOPPqqUxoSZGCyu169fvxrtDxERUaTAbL0ddQ5FueKwm50zO0QUUWoUQGCw/c9//lMFD/hFgVauhYWFcvDgQXniiSdUmg/WhsBA3x9ITXrnnXdUcICj/E8++aTH7bp27Vo+mMepppC+BKhpwLoVN9xwg+zcuVPefvtt1enphRdekNNOO63S7VDngRkPPL/LLrusvG4DP5977rnqdSAiojBTUiJS9jtdZs0SqcYBMKrIVlIgtoIscdhKGTgQRbAaBRDvvvuuGjSjzSry/s855xx1OdaDuOaaa1TwgIDgxhtv9Ov+EGh069ZNzWzgpAUK7ho0aCCB0KdPH7nuuutUAXWrVq3KL8dzOeuss1RqFFqyGgyGCrfr37+/KrzGzIsWQPz666+qcJrpS0REYcpmE5k713l+5sxg701YcljNYi3IEntpAWsciKKAsabFzljzAWs/oJZAg0Lq22+/XaU0ob2rvwGEawrToUOHKqQzadLS0mTlypUSCCeddJI6uWvRooWaeUAtxl9//aWCGleYYUCQ8f7778uRI0dUMIHuS23btlXF3ERERNEEWQi2opyyGgdrsHeHiEI5gMCCbRdddJH<text:soft-page-break/>X6xEALF682O/701KYXnrpJVWQjO5KGJS78jcdqrbQihWQkuWtGxMWlMMMzIUXXqgW0bv00kvrZd+IiIhCKl0J6zlYS5iuRBRlahRAxMfHl3dE8gRH52NjY/2+PwQHKFw+cOCACiAwg+GpjWugIH0JNQ9YmA7Bi6sdO3b4XEyub9++0qxZM/nuu++kZcuWkpOTw/QlIiKKGnZzkVgLsrmeA1EUq1ElMgbR8+fPF6vV6jEd6eOPP1Z1BtWF9q3ohDRz5kyP7VJRvF1Vu1V/oFB7165dMmfOnAqXI0UKXaRQy4H0JE+0NKbVq1erjkyo1whkO1siIqJQZDeXiCX7oFiyD3A9B6IoV6MZCBRPY4YAaUxYlRqDaswcYBE4pPegLgLF1NWFouXnn39e3f/NN9+sipZHjhwp6enpqsMT0obQocm9NsEXtGhF16UuXbqUF2ejNmP58uXyyCOPyJYtW1TQsn37dhX4IHBAEbUv6MaElKslS5bIbbfdVu3nSUREFE6pSvbiPDXzwKCBiGocQPTq1UsN9O+77z555pln1GUvv/yyKqZCITUG5lh4rSaQFjR79mw1w4EC5VmzZqmABGlOmZmZ1e7EhFazqK1Aq1YtgMAaDnPnzpUXX3xR1WrgsVD7gDUhsJ232QfX54/9xDoSCCaIiIgibi2H4jyxFeeJw4qWrAwciOgEnQO/JWqopKREfv75Z1VPgPQiDKqHDx8uycnJNb3LqIfuVoCF8oiIqB7gz6BW15eQgFxVkWivccg/zuJoinq6mESJadBCosWYaoxBazQDocFq09qDeUod8raeAxERUchAwJCYKNHOYbWItTBL7CX5nHEgosAVUSOVCHn/OB0+fNjjNpjQePXVV2XSpEnVuWsiIiIKAofdLrbCHDFn7RN7cS6DByIKzAwEgoLnnntOFQ5bLJbygmesxnznnXeqImrYs2eP+nn9+vXVauNKREQUNKWlItde6zz/2msiUfL3CzMOtpJ8VevgsFuYrkTkwpp7WOxWi5jSm5ePc6maAcSHH34or732muqGhJWaUSiNWQi0W0VR89SpU1W+1F133SUFBQWqq9Hjjz/uz10TEREFF1qSv/uu8/zLL0d8AGE3l4qtJNeZqmTHbAMDByLMxJUe2CRFmxdL4ZbFYj6wWV3e5JJnJeOMfwZ798IzgPjiiy9UZ6LPP/9cBRFw++23y/Tp0+X9999XAQParmKmAl2Mrr/+ejVDQURERMHnsNvEjpWji/PLiqOZpkRkNxdL8fZfpHDLEinaslhs+UcrbWPNORiUfYuIAAKLriFdSQseAAEC1nqYPHmySlvCTARau2KROSIiIgqNARJasdpLsfCbjWlKFPWQmoQZhqKtS6R42y/ONsUexLboLom9z5JGE32vDRat/Aog8vPzVYtWd61atVL/6/V6tXYD1lcgIiKiIK/hUFootqJccViKOdtAUa1CatLWJWLev8njdjpjrMR3GiKJ3UZJQreRYkxpotq46k2RndJYpwEE1njwlJIUExOj/p8yZQqDByIioiAPlFDXoAIHm5mBA0V5atIK50yDl9QkMCQ3koRuo1TQEN9xsOhj4ut9X8NVrdaB0HTu3DkQd0NERETV5LCaXbopWZmmRFHJmndYirYsUUGDr9SkGKQmlc0yxDbvLjp9tVY0oEAGEGxvRUREVL9UmlJxvtjNheymRFGZqodOSYWbMcuwSEp9pSZ1HFw+02BMZcZMvQYQOTk5cuDAgQqX5ebmqv+zsrIqXQfNmzcPxD4SERHVnYQEkSNHTpwP9fqG4nyxFec6j7AyTYmiiN1SolKTnPUMi8WWV/a99ZqaNFLiOw5halId0Dnw26gKXbt29TrLgJt7ug6Xbd7s7KFL/hszZoz6H+tqEBERgcNmdXZTQhtWO+obONtA0cGad6QsNWmRCh4clhKP28U0z3SmJmWOClhqEoqoYxq0kGgxphpjUL9mIAYOHFj7vSIiIqLqrxZdnKuCB7HbmKZE0ZWatHWxlO7b6HE7nTHmRGpS11FiTGta7/sazfwKIGbNmlX3e0JERBQMpaUit97qPP/MMyGxErUqjC7KVcXRDBwoOlKTflW1DFjUzZZ32HtqUteRztSkTkhNCu2Uw0gWkCJqIiKisGW1irzyivP8E08ENYA4EThoMw5EEZyatHWpMzVpG1KTij1uF9O8W1nXpFES26IHuyaFCAYQREREQYbAwVqUo9ZxYOBAkZuatEUFDFibocrUJDXTgNSkZvW+r1Q1BhBERERB4LDb1IJXaMdqLy1g4ECRm5q0dbEzNSn3kMftDEkN1boMakE3piaFBQYQRERE9UQFDOYisZtLxGEtcXZTYitWiiDW/KMnuib5Sk1q1rWsa9JopiaFIQYQRERE9dBNyVpw3DnTwICBIjI1aXFZatIf3lOTOgxSMw0JXUeJKZ1rhUVdAFFUVCQJIb7YDhERUSgMrmyF2WIryhGxW4O9O0QBYbeUSvEOl65JvlKTuo6QxMzRqq5BH5tY7/tKIRRADB06VMaOHSvnnXeeDBgwIPB7RUREFOZsJQUqeChPVSKKiNSkxVK87RemJkW5GgUQJ598sixYsEA+++wzadmypUycOFHOPfdcadaMlfJERBRm4uNFdu48cb6WUN9gK8xStQ5MV6KwTk06uFUKNy/ymZokBpNKTUrMHMXUpCiic+ATUgNZWVnyxRdfqCBi69atotfrZdCgQWpW4rTTTpOYmJjA720UqM4y4kREFGJ1Dggc2FGJwj41CfUMS8Sae9DjdoakDJWalNBttCSga1KEpibpYhIlpkELiRZjqjEGr<text:soft-page-break/>XEA4QoBxPz58+WHH36QgwcPSlJSkpx55ply/vnnS48ePWp791GFAQQRUXi0YEXAgPUbHDaz+h8tK1nnQOHGmn9MirYucQYNSE3CzJkHMc26qMXcEruNltiWPaMiNYkBRB0HEJoDBw7ICy+8oGYl1J3rdNK9e3e58cYbZcSIEYF6mIjGAIKIqJ6ZzSL33us8/8gjIi4z6OpPpM0idgQKrie7payuAW1YWd9A4Zaa9Gd5AXTpvg2eP8MqNelkFTCgc5IpPXoG0hoGEHXYxjU3N1e+/PJLlc60YcMG9cFE0IDZB/jwww/luuuuk3vuuUcuv/zy2j4cERFRYFksIk89pc7a/3W3OKxG54yCChZKT9QxaAEDURimJpX8vbKs1eoSseYc8LidPrGBJHYdKQmoZ1CpSUn1vq8UHmoUQFgsFlmyZImaaVi2bJn6OS0tTSZPnqwChy5dupRvi5oIXPbaa68xgCAiopCCNCR7UZ4Yyn62ZO8XSUAhNQMFipLUpKadVS0DOifFtkJqkvZtIApwADFs2DDJy8tTKUpDhgxRAQKmPUwmU6VtUUzdqVMnOXbsWE0eioiIKKAcdrvYSwvFXpIvdrSiLCgoDyBEMNvA4IHCNDXpEFKTFkvh5sV+pCaha9JIMTVoGYzdpWgMIJKTk+WKK65Q7VubNm1a5faYmbj22mtr8lBEREQBYTeXir00X+wlBeJAsXN5i1UGDBSekGpXvENLTVrM1CQK7QBi4cKF1dq+b9++NXkYIiKiWs00YLEru7lY7KVFqlsS12WgcGctOK7qGJypST9XkZo0qiw1qRdTk6j+A4gVK1bU6M4HDx5co9sRERHVhCp+RsCgTmULuTFooLBPTfrLmZqEBd32rveemtQeqUkjVeDA1CQKegAxZcoUVe9QXVu2bKnJPhEREfkNgQJmGJyzDBZnHQNbq1K4pyb9/duJ1CQU93ugT0x3piahnqHzUKYmUWgFENOnT69RAEFERFRXbSmdhdAFtU9NiosT85Ivy88TBYOtIEsKta5Jf/3E1CQK/wACC8EREREFvXtSSYHYSvLFgVWfVdAQgJkGvV4cXToFYheJqpeadHjbia5Je3/3nprUbqAqgEbQYGrQKhi7SxTYheSIiIjqvHtSSZ7YSgqQ28H0JIqK1KSELiOcrVY7DxN9HFOTKEICiI8//litQH3kyBExm82VrkfK0+LFi2u7f0REFK0pSmW1DeikVKeF0GazGF54TZ213XQtFjCqu8ei6ExN+nOpFG1GatJyr6lJpiadnAFDt5ES17oPU5Mo8gKIWbNmySOPPKLOZ2RkSGxsbKD3i4iIoojDbhOHtfREy1WrVtdQD7MNVqsYn35JnbVNu5oBBAUoNQn1DIukZI8fqUldR4kpg6lJFOEBxIcffiht27aVN954Q1q14geeiIiqn5bksJaI3VoqDktpWSG0gy1XKYxTk1Y56xm2LhZr1j6P2+kT0iShq5aaNJypSRRdAcS+ffvkjjvuYPBARER+HZEVm0Xs5hKxW4rFYS4uWwkaR2VZz0BhnpqkdU0qLfS4nalxx/K1GeLa9GVqEkVvANGwYUPnHwQiIiJ1BNaiggKHDSfnebHZTpxXfzO4PgOFL4x7LIe3lxVA+0hN0hslvv3A8larpozWwdhdotALIM4880yZN2+eXHrppWI0spETEVE0UDMIZas7O2w2EYfNWbugFm9znJhRUGMqBgoUIalJO1ergAGBgz+pSfGdhokhPrne95WoPvk1+p87d26Fn5s1ayZ79uyRCRMmyNixY6VRo0ai1+sr3e78888P3J4SEVG9w4yCc+2FAlWzwLQjinS2wiwp2rpMCrcsqiI1qUNZ1ySmJlH08SuAuO+++1RbVi1tSTu/bds2dXKlXYf/GUAQEYUf/A5Hq0lbcb7YzYUi9nrqhkQUrNSkIzucAcOWxVKy+3fPxfxITWo3wJmalDmaqUkU1fwKIB577LG63xMiIgp6HQNWecaMg7MrUpR0RIqNFfM3c8rPU+RD2p1KTdqspSbt9Z6a1OUUZ2pS5+FMTSKqTgCBVKXqsFqtsn+/59UViYgouBx2u8rtdhY9W5w1DEhVwoJt0TjbYDCIo0+vYO8F1TFbYbYU/YnUpMVS/OdysZcWeNzO1Ki9JGYiNWm0c0E3A2s9o02p2SrFpVYxxBrFYCqRlMRYMeh1wd6tkFKjb0W3bt3kySeflLPOOsvj9Z999pmatVizZk1t94+IiAKwqrNaawELtak1F0pZ8ExRkpr0t0tq0jqvqUlx7fpLYrfRzq5JDdsEY3cpBFisNjmaXSwrNx2UHftyJSEpWaxJWdKrY0MZ0K2JZKTGB3sXwyuAOHz4sKxYsaLCl3LVqlVqpsGd3W6XBQsWqP+JiChYAQM6JhWr/1Ub1fIuSVSJ2SyGN99TZ23XXM6VqMO9a9KuNVWnJsWnSkKX4WqWAf8b4lPqfV8ptNhsdtm5P08+X7pdrDbnGBa/MXPzS+XbFbvk97+OylXn9JBGaQwi/A4g0tPT5fnnn5dDhw6pn1EgPXv2bHVypxVan3322YF8X4mIop6zZSrWVLCr80g7cqjzZWsu4DI71l1Ai1V2S/Kb1SrGh59UZ21XXsIAImJTk9qVrc0w2tk1ialJ5CKv0Cxf/rSjPHhwd+h4oXy7YqdMGtNZ4mL42fHrFYiJiZEXX3xRtmzZon6+//77VYel3r17V9rWYDBIRkaGDB06NPB7S0QU0YEB/kcQYBOHOm91nkeggKCgwkJsTD+i6FQhNWnrEinZtbbK1KSEbiMlpmHbYOwuhYm/D+RKqRm/Z73buP2YjB3UlgFEdWogevTooU6wdu1amTRpkscAgoiIvAQJqEEwl6huR+JAAbPNQ3oRAwMir12Ttix2piYd3+M9NanrKZLQdRRTk6ha6Uu7DuRWuZ3Zapec/FJplJ4g0a5GIRTbuhIR+dHpyFIsdlWLUHJiETamFhH5xVaUo1KTijYvlqK/lou9JN/jdkxNotrS6UT0+MefbdmNSanxt2zXrl2q29KxY8fEhil3N6iTePTRR2t690RE4Vm8bC5WxcuqJSrSKq<text:soft-page-break/>JlLQWiQKQmHUVq0mJn1ySvqUkGiWtblpqUOYqpSVRrer1eOrVOl627snxuFx9rlLQkrhVT4wBi2bJlMm3aNI9dmDQMIIgoGmYZ7Oai8qBBraegBjycYSDyB74zJbvWSCFmGbYsFsvx3R6308enqAXdMNOQgAXdElLrfV8psrVsnCRJCSYpKLJ43aZ/1yaSmsQmCzUOIF555RWJj4+Xe++9V9VFoMiaiCga2M1okarNMhSVpSVxloEo4KlJDduqNqtY1C2uTT+mJlGdSk2MlX+M6CifLvpLSkorZ9Z0bJUmowe0EpPREJT9CzU1+jaiG9N1110n5557buD3iIgoxIqf1ewCAobSInHYMcvAOoaIEhsr5k/fKz9PgWc++rcKGJCeVLJ7reou5j01CatAj5KYRu2CsasUpVDb0LJxslwxvrts2HFM/tydLXHxJklKSZL+3ZpKx5Zpksr0pdoFEHFxcZKWllaTmxIRhSy1jk1Z21SVmoQCaFXLwFmGiGYwiGPIycHeiwhMTVpbXs9gObbL43b6uOQTqUnompTg39jCZrWLXq9jQSsFFD5TDdLi5ZQ+LaRfl8aij02U2IyWkpTATJuABBBDhgyRpUuXysUXX1yTmxMRBSEowBFPt3UW1GJs2gJsWJSt7KgouyURVZutKFelJCFgQIqSvTjPR2oSuiaNkri2SE0y+XX/JaUWySsyy8btxyUrr0TiYg3Su1MjSUuKk+REDvAocPQGvaQkxYouJlZiGDwELoC444475JJLLpEZM2aoFacbNWqkKtjdtWrVqiZ3T0TkVwGzGuCX/e+w42RRRz5VMTMWX7NaxOEoa/bAdRbIG4tF9O/PVmftky8QMfk3oCWkJu0sX5sBxdBeU5Pa9HOmJqFrUqP21X6cwmKzrPjjoKzefNh5UKDMH9uOSeumKXLmsHaSlhxX26dDRH7SOVy/iX7q1auX2O121YUJ3ZY83rFOJ5s3b67uXUe9MWPGqP9//PHHYO8KUVCoQT9mAxAAIBjAQmuYMUCggDSistmDijdicEC1UFQksR36qrOlO9aJJHCRKG/wvUQNg7Nr0qKApyZ5W+Rr5caDsnTtPq/btG2eKmcPb89UEwooXUyixDRoIdFiTDXGoDWagRg/frzXwIGIqFqLrWF1ZkuJOLCGAk6YMdDShxgMEIVYatJysRd7XrHXmNFarc2guia17e93alJV8ovMsmrzIZ/bYBXh/EIzAwiielKjAOK///1v4PeEiMKOw2oWu9XsTBcqWzRN1RNUKjp2HnDQtkHakXMWoazWgPUGRCGYmrRECrcs8p6apNOrQCGh20iVnmRq1L5ODi5m55VIUYn3dac0m3ZmSbNGSQF/fCKqrFZNlZH9tHHjRtm3b59aC6J58+bSrVs3qS2kR3333XeyYMEC1TIWq12npKRI165d5frrr5cBAwZU2P7bb7+Vm2++Wb7//ntp06aNX4+B1bNnzZoln3zyiezfv18aNmyo6jlw/+gypXnxxRflpZdeUuex7sXll1/u9T5Hjx6t7qtfv37y0Ucf1fj5E4UafNcdFrM4bGY1Y6ACB0vpiUXTGAAQRU9qUufhqpYBKUq1SU3yV6nFvw5oxSXeFwAjohAJINauXSv33HOP7Nmzp8LlrVu3lkceeaTSIN9fWVlZMn36dHX/mZmZct5550njxo3VwBwBBYIV1/tet26d2o/qevDBB1XwcMYZZ6igAPUar732mgqI3nzzTY9HURCoeAsgfv/9d7WPRJHCbi5xaWVa4hYsEFG4sxXnqZQkBAxVpyY512aIbzcgYKlJ/kr1s8NS4wasXSH/lZqtamYLB8jQvjUp3iRGLhJXtwHEjh075OqrrxaLxaIWk+vUqZM6or9t2zb5+uuvZerUqTJv3jxp1656i8DgPnBbDOLR4QmdnlwhsDCbzeo83nAEAI8++qiUlpZW63HWr1+vbnvBBRfIww8/XH55s2bN5Pnnn5dvvvlG1Xm4wswGgprDhw9LkyZNKt0nnndGRoYcP368WvtCFFqzDMViLynkgmlEEcpybLfqmKRSk3YiNcnqJTWpnyR0RWrSaDE1rpvUJMgvKBWLzTnDYDToVTtW98dCXUOTjAQ5fLzI6/0YjXrp1IrrU1HVrFabHMkqlhV/HJAd+3NVkX5sjEG6tcuQgd2aSEZaPOt86yqAeOWVV1TbVgQJnTt3rnDdNddcIxdddJE6ml/dWgncH4IHDOzdgwdAmhROCBiwBsWmTZtUulBiYqIsX77c78eZP3+++v/KK6+scDl+xnPDfrgHEOPGjZP//e9/Kk3qsssuq5RyhdmJsWPHygcffFCt50wU7I5HWGUZMw04qVkGLphGFGGpSetUwKAWdDu60+N2+tgkie8y3DnTgNSkxPQ63a+CIrP8tSdbVm85LMdzitVlWMALi3d1bdtAkl2KoRFUjBnYRuYs/FMsVs+/n4b3aSFJCWy/S77ZbXbZfTBP5i3ZLlaXz1Kp2Sa//3lEtu3NlgtP7SJNMhKDup8RG0CsWLFCDeDdgwfAZbgO6UbVkZ2dLZ9//rk6P2HCBJXK5A61CQkJCSqAQF0E0pAQbPzrX/+q9gxEcnKydOjQocLluG/MpmzYsKHSbQYOHChz585VgYJ7ALFmzRo1M3HmmWcygKCQYC8tVP+Xd2nWFlNTRc5oi2ovWy/BXBY0cJaBolhMjFhmvVZ+PtzZivOl+K/lzqBh6zL/UpPQNclYP8+9sMgsi1btlU1/H6tweVZOsSxcuVv2Hc6X005uU6GjUotGiXLBaV1kyZq9sv9IQfnl6SlxMrhnM+ncOl1iTLUq66QogIUIv/plZ4XgwVVRkUUWrtorE0Z2kIT42Hrfv3BSo29bXl6etGzZ0uv1WEAOAYG/ECwMHjy4/GdvK1zffffdMmXKFElKSlI9ak01XOzn0KFDKl3JE6QnoR4iPz9fBRkazLigXgLF0e5pTF999ZUqIMdsCFEotEa15B4+UbNQfkX5P0TkymgU+6kjJZxZju+Rws3OWYbinau9pya16Vu2CnTdpib5svdIQaXgwdXWXVnSqXW69OjQsPwy5KZjwbjzRneSwmKLOsWajGrWAbMVOj1TTqhqB48WSmHRiWJ7<text:soft-page-break/>g0EvJqNBjEaj6GNixWGIlWyrXkpNDSU1PVl0egal3tTolWnatKk6So9UJW9H+FH47C+kJb3zzjsqOEA3pCeffNLjdujCpA3mPa187S8EByj29iQ+Pl79X1RUVCGAAKQ1YYbBNY0JdRv4GbUgzJmj0OHeRpWIIi41ac/vqgAanZMsR/8OidQkf1aUrmpNB1i95ZC0bZZSaV2HxPgYdSKqif3HCiU+LkYMJqPoTfFiN8SITUxSaDeKxSZiLbWLze6Q/fkiTVuwKD/gAcSpp54q7733nkrrQbqRq08//VSlIl166aV+3x9mFND+FREgTlqg4K5BgwZS17SUD08BSv/+/VVg5JrG9Ouvv6rCaaQvERFRGLJYRD/PmXZrn3i2SA1nt+svNQkLui0Te1GOx+2MDVo5A4bM0fWamuQP1DBoNQ++HMspEWtZcTVRjakDu3o1k6AzxUpcgyZiPxorxTa9WKwOsZTay4r4K7YANtTiIHW0qFEAMW3aNJVChNqDV199Vdq3b1/enQltVpEehG1qksKE9CLXdCZNWlqarFy5UgIBRdfFxZ5/gZWUlKj/se6EO8wwoFD6/ffflyNHjqhgAt2X2rZtK927dw/IvhERUT2zWMT0T2c78NKzx4ZUAOF/alIfl9SkDiE9I46WmVUxhO7uUyjT6VXQoDPEiN4UJzpTnOhNseVBdJs2cfLlKnTL9LAwYhmTUS/NG7GIuk4CCAyuP/74Y3n66aflhx9+kCVLlpTPJCCV57bbbpP09PRqpzBhwTYUJKOFKwblrnDfgdKiRQuvazYggMG+x8Z6Lp5BNybMviBt6cILL5SFCxdWa7aFiIjIG6zkjq5JCBgw02A5ssPjdrrYRLWgW6K2oFti3c/QB0J8rFFaN0uRLX/7bnmOegdsS+SdzjnDgIDBGCf6mDjRGWOdgYPB82enYVq8NG+UJAeOnijEd9erYyNJ8XPtkWhW428n1jzAGgxYNA4F00j9QYpRTY56IDgYMmSIHDhwQAUQGNx7auMaKL1791YtYLEInmstRGFhoWzfvl2GDx/u9bZ9+/ZVMyxYKRuF5Dk5OUxfIiKi2qcmbV0iRVuX+khNalnWNWm0c0G3EEpN8ldsjFEGdmuqCqUdds9NHTCOGNijqdqWqJwaXyJgMIg+Jl6lJKlgwRgrOj9TjtKSY+XSM7rK2ws2yvFcZ8aJq3bNU2X80HYSx89elWr9CuGLHqjaBNRToMvRzJkzpWfPnipdyH29BavVqmYsauPss8+WDz/8UK04/dBDD5VfjsfF4ngTJ070elstjendd99VbV9Rr+HeDpaIiMgXy/G95WszFP+9qurUpK6jxNSkY0inJvkLR4HHDWor3/66S+xuQQS6KZ12Uhtpks4C1ujmMrtgiC1LQyo7mSovNlgdmIGYdl5v2bwrSxX0F5daJTUxVob2biHtmqdIahLbtwYsgKhJig7eXNQKVIfBYFArQaN+4uabb1ZFyyNHjlQpRQcPHlRpQ+jQhIJrf23dulX+/PNP6dKlS3lxNtqtIkjAatS5ubkybNgw1VVqzpw5MmrUKFUk7gu6MSHlCqlbSNciIiLyPzVpiViObPeemtRpmCRmjpaEruGTmlQdatXf9g2kaaNEWf/XUdlzKE9d3rJJsvTt3FgdJebsQzTOLDiDBQQIehUsxDhPekPAH7JBarwM691CenVsqLouxZgMkhgXOrVP4cCvbyjSirRor3xhqirUNDpEWtDs2bPVatEoUJ41a5ZKkUKaU2ZmZrVnO1CjgdqKG264oUJ3p4cfflilL6FrFArC0Zr2+uuvl2uvvbbKfe/Vq5faTxSMu69YTUREBPaSAinSuib5Sk1Kb6GKn9WCbu0HhmVqUnVh0bcmDYwyekC8OgIMcbEG1ZOfomBWQWc4MZtgKDvVcmahJlISOdtQUzqHHxHB6NGjVX0C1mhA+g5y/lELQIE3ZswY9T+CGqKaLiRnPrZTrTxNRH4oKpLYDs6/aaU71okk1Dx9xpKF1KTFUrQZXZNWidgqtodUdDqJa43UpNGqpiFSUpOIPAYLetOJ2QSjNrvAo/3hPgb1awZi0aJFanE4zAhgDQQspoZCYgQSOHlbt4GIiCjkxcSI5fXnys9XOzVJLei2xNk16fA2j9vpYhJU16SEzFGS2GWEGJIiLzWJoj0FSe/sguQSLNRVChKFyQyEK2y+evVq+eqrr1R6ENZwQMtVBBJI59HWhKCa4QwE1RZnIIjqIzXpp7IF3ZaKvTDba2qSc20GpCadFBWpSRQtKUjOhdnKgwRD2SwDZ9KiZgxa7QDCvSvSihUr1MwE1kPIy8tTsxFaMNG8efOa3nXUYgBBtcUAgijw/E1Nim3Vx7k2Q7dREtOkEwdUFDmFzVqdgqpZYJF7JKq3AMIV2qv+/PPPqg3r0qVL1S/NzZs3B+KuowoDCKotBhBE1WS1iv6bH9RZ+7jTRIxGlZpUume9c22GLYvFfOgvH6lJw1TAkNB1hBiTMup554kiq7CZIqgGoirHjh1TC6vhhPQmxCRY7ZmIiCjkmc1i+r9/qrPHP39Sinb9IoXomlSY5XFzpiZR2M8qqMJmrWVqWbDAwmaqhhoHEEePHlXrMqCoeu3atWKz2VRh9RVXXCHjxo1TrU6JiIhCmSVrnxSt+04al/185OM7xGHylJrUu2wV6FES07Qzj8pSeAQK2qyC0VQWJDgDBRY2U70GEJ6ChsaNG6uF5hA0sLUrERGFMpWatHeDs56hLDVJZ5HyAKJCalKnoSdSk5IbBmmPiXykHpXXKWiFzAgUtJORtQpUZ/z6ZGFFaS1oQOE01oO46KKLVNAwYMCAuts7IiKiWrKXFkrRtp9VATRqGrylJkHKyRdKQp/TJK79SaI3cZEpCoUgQdzWU8AMgrHsf2fQQBSSAcR//<text:soft-page-break/>vMfNV2LlZsRNJx00knqZ4vForoweTN48OBA7isREZFfLNn71QwDZhqKd6z00TWptyS1Gyby0UvqooZn312rheSIAtX16MRMAlukUujxe24LhdG7d++W1157TZ38sWXLltrsGxERkd/dx06kJi3y3TXJPTWpqEhEnAEEUXAWXitbUwFrKzBQoEgJIG644Ya63xMiIqJqpyb9ogKGoq1LxVZw3ON2xtRmzhWgu42SuPYn12lqUkGRWUpKrWKx2SXWZJCEOKPExTLFJGqpYECvggV87pwpSLFskUphjwEEERGFDUv2gbLUpEXeU5NEJLZVr7KuSaMlplkX3wM1k0kszz1Wfr4mSs1W2Xc4X5av3y8Hjxaqy3R6nbRtliLD+7SUphkJYjDoa3TfFEZ0CBZ0ojPGiT4mrixYMLGehiIOy/OJiCi0U5P2/aECBtU16eCfHrfTmeIlofNQSeg6UhK6jRRjciP/H8RkEvuFE2u8j1arTbbtzZYvl+9U6b4n9t0hO/fnyr4jBXLBqZ2lddOUGj8GhX4XJBUwmBA4xLNNKkU8BhBERBSiqUmLy1KTjvlMTULQEN9hUNCO8uYXWeSHlbsrBA+uLBabLFy5Wyad2kWSE7noXFjPLKjUo1jRly28htkFQZEzU5EoyjCAICKi0EhN2rpYCjcvlpK/V4rDaq59apK/rFbRL/lJnbWPHCZirN6fxr2H86Sk1OZzm8NZRZJXaGYAES4zC9oibKpuIbasfgHpSBw2EQG/CUREFNKpSfGdhpQFDdVMTfKX2Symy65VZ0t3rKt2AHHoOLo4VS0rr1haNE6q0S5S3RY5I+UI6UfOIucY0Zet3kxEnjGAICKiemE3F0nxtl+crVaRmpR/1ON2htSmZQHDKInvgK5JcRLKYoz+5bub/NyO6npmwejsgFTWOtXZRpUzQ0TVwQCCiIjqjDXnYNnaDFjQ7VfvqUkte6qAITETqUldwyqnvEubdFnxxwGf25hMBmncgAvU1XuwoFZqdi7MptKQULvANCSiWuO3iIiIApuatH+jFG1epAIH88GtHrdDuogzNWm0c0G3lMYSrlDX0KZZquw+mOt1m14dGkpSPP/k1gkVLOjLZhYQLJTVLDBYIKoz/GYREVH9pCalNJFE1TVplMR3HBTyqUn+SkqIkXFD2srny3fIwSMFla7v2i5DBvdsLjEm/skNjLKAAesroGVqTDxrFojqGX+bERFRtVlzDknh1rLUpO0rfKQm9XCmJqFrUvNuYZWaVB3pKXFy3shOciS7UNb/dVSKSm2Smhgj/bo0lrSUWEmMZ4597eoW9CJlMwoIPNV6C1ycjShoGEAQEZH/qUlqFeglYj6w2Y/UpFPEmNJEogVSmXBq3SRFbHa7GA0GMRq5+rT/tLoF44kF2cpapzIViSi08BtJRETeU5O2r1BrMxRtXeIjNalx+doMYZmaZDKJ5dF/l5+v/d0ZxCTsuOT/DINeBQt6U7xq26s6JEXoTBVRpGAAQUREXlKT0DWp1ON2sS26q4ABNQ0xzTPDe8BnMol9yqXB3ovoWqANrVPVLAPSkeLD+/NDFIUYQBARRbFqpSZ1HHxiQbcoSk2imgUJYjA505GMxrL/TeyMRBQh+C0mIooydnOxFG//xb/UpK6jJCETC7oNUmkmEclmE93K1eqs4+QBIgamH1VJzRiUBQsICtA6VXVCci7OptOz9oMokjGAICKKAtbcwycWdFNdkzynJsW06K5mGXDC+ahILSktlZjzLnee3bFOJIELvnkMFNSibDEuMwn4GbMMDLiIog0DCCKiSE1NOrBJirYscS7otn+Tx+1wxBhdkxK6jlRBgzGVqUnRy6WoWRUzowNSWbCgAgXOKhCREwMIIqKISk1aUT7T4DU1KblR2doMWNBtcOSmJlE1Aoa4iq1TGSwQkQ8MIIiIwpg177BzlmHzIr9Sk1AAHdu8OweI0QoLslUIGOJEZ4zj54GIqoUBBBFRGHE4HKpTkiqA3rJISn2lJnUc7Jxp6DpSjGlN631fKQSUzTAgDUmttYAZBqQnMWAgolpgAEFEFOLslhI1u1C0ebFao8GWd8R7ahJqGdA1qeMQpiZF+yxDTMKJoMEYE+y9IqIIwgCCiCiUU5O0rkmWEo/bYRE3lZqUOYqpSdEMswx6k+jjk07MMkRDBy0iCgoGEEREYZWaFOOSmjSKqUmBYDSK9f47ys+HD52IHvUMCaKPTxZ9bCKDBiKqF+H0m5KIKAJTk35VAQNWgbblHfYjNQldk7hOQUDFxIht2jUSamw2u+QXmeXA0UI5llMk8bFGadciTZITYyUuPkH0cYliiEtmehIR1TsGEERE9ciad8SZmrR1sRRv+8VHalK3sq5JoyS2RQ+mJkWZUrNV/tydLUvW7BWrTcRkMog+Nl5+222Vju1ayIiBjSU1KS7Yu0lEUYoBBBFRnacmbZHCLYvU2gyl+zZ6T03qMKh8fQZjWrN639eoZbOJ7g9nypijZ3cRQ5BXVtbpZM+RIlm+6bjoExuIQR8rxXajlFpFSgtssvf3Q5JVaJPzRneS5ATOPhBR/WMAQUQUrNSkpIZqXQa1oFsndE1ialJQlJZKzLhJzrM71okkJASv1aopTgoselm+M0+yJUPMpXaxWG3icFgq3GTDtqMyemArBhBEFBQMIIiIAsCaf7Ssa9IiKd6GrknFHreLada1rGvSaKYmRe3KzzoVLOgMJjXzhJMeqz8bTWqrvEN58te+fJ/35BCR3zYdktZNUupp34mITmAAQURU09Skg1vVCtDO1KQ/PG7H1KQop80uGONEH4t1GRKcQYOPbkmFJVa/7jqv0CxWm12MBgahRFS/GEAQEfnJbimV4h0uqUm5h7ynJnUdIYmZo51dk2IT631fKdizDIbyRdycQYNzdsEfSfH+bZuWHMfggYiCggEEEZFfqUla1yRvqUldymYZRktsy55MTYq6lZ91osfibaa4soXc4mq8JkNKYow0b5goB44Ven9IETk5k2uAEFFwMIAgIqpBapIYTCo1CWszJHQdJab05vW9qxT0lZ+NoitLS1JBgz4w3ZtSk2Jl/<text:soft-page-break/>NB28s6CTWKzo9qhsgGZTSU1mQXURBQcDCCIKOqdSE3CKtBLxJp70ON2hqSMsgXdmJoUvUED1mNIUou46TDjUEcrP3dsmSaXjc+Uz5dul+z80vLLY4x6OalHMzl1YGtJimcAQUTBwQCCiKI3NWnrUmfQgNQkc5HH7ZiaFAWMRrHedkP5eU9F0PqYRNHHJamgsa6CBlexMUbp2aGhtGqSLIeziuRodpHEYSXqZinOlahjgrxWBRFFNQYQRBSRaUj5hWbJyiuRI9lFYjLopWXjJInL/1us25ereobSvRt8pCadrAIGrNFgSm9R37tP9S0mRmy33+hW04CZhgQVMAQyPak69HqdNEiJU6dubRvU++MTEXnDAIKIIorVapO9R/LluxW7JTcnTxoXbZXmBevEWPC7JFiP+0hNGqFmGhKwoFtsUr3vNwWTtpCbqazVarzo0DmpHmYaiIjCEQMIIoooB/fuk1UL5ki33LXSpHCjmBwn8sddxTTtLAndRqu1GWJb9WJqUrQpb7WaoBZx0+/Y7Wy12q0lDv0He++IiEIaAwgiCv+uSYf+VLUM+ZsWiXnfH9JfrdNbkU1nlCMJ3eRgUl/pP26itOrWLSj7S0FUXs+A1CTUMyQ4U5MKC0X69HVuU1AgksjieCIiXxhAEFHYcVjNUrxjpaplQOBgzTlQfp1r0kmJIVkOJvWRA0l95HBCD7Ea4p3bHDBIyw42iWEhahTQqRkFrNGg6hlQBG3gnz4iotrgb1GiCGGx2iWvsFR0dofYC82SEKMTQwStUmstOK5arDq7Jv3stWtSTmxLNcuAoCErroM4UBDrpqjEIlabTWKEAUQkzzToDLFi0Don+bkSNDoe/bHpmBw8XiSJ8SYZ0LWxpKfESXICW6YSEWkYQBCFObvdoToN/bT+gKzfdkRiDDppJEelbdMk6d2poTRIdR51D8/UpL9UwODsmrQeF3rumtQeXZNGirnlYJmzOEvd1pf4WJMYDAweIm0laAQMelOsczVo/G+s/qD/+Y/XSrExtvznn9btky5tG8ik0Z3C9rtERBRoDCCIwhgGyrsP5clbn2+UwhKLuiw10SQFJRb59Y8DsunvY3LBqZ2lcYPE8EpN2uqcabBm7/e4nT4xXRK7jnR2Teo8tLxrUnGJRVo3s8ruA7k+H6dfl0YSy/Sl8BbAVqtY7Vm7pc1mr/CXEaHo1l1ZMmfRNrnk9K6SnMiZCCIiBhBEYSwnv1Q+/v7P8uDBHdZC+O7X3TJxVEdJDNFVa1Vqkrag218/eU1NMjXppDomYRVoZ9ekyoPF+DiTDO/TXPYfyRer1e7xflo2Tg6bgIo8rQRtLKtlSAhYq9XcglKpapUFBBFYV4QBBBERAwiisHYku1ilL/my73C+5BeZQyaAqJiatERK9/7uIzXpJLWYGwIHU4NWft1/04xEmTiyo3y7YpfkFZrLL8dAs0PLVDnt5DYcBIYTVcsQI/o4zDIkqPSkQK/PkJNfUmUAAau3HpY2zVIC+thEROGIAQRRGNuxL8ev7Q4fK5SmGUnBTU36+7cTXZN8pCYldBmhAoaEzsNEH1f9fTYZDdK+RZpMHp8px7KL5FCWcyXqts1TJCnBJAlxDB7CZY0GQ1yy6HGKiavThyu26WTRyAvVeZuPDk0FRWZVc4QVoomIohkDCKJw5u84Jggr6toKsqTwz6VStBmpScurTk3Cgm6te9c4j92VTq+T1KRYderQKr3W90f1ONtgROekZNHHJwfks+CPlAbJ8uY51/k1u8XggYiIAQRRWOvSJl1+WLnb5zZI92jWKLFeUpMsh7eXzTIskpI9PlKT2g2UhMxRkth1lJgy/EtNoiioa0DL1Zj673SUkhgjLRsnyb4jBV63MRh00qdzo3rdLyKiUMUAgiiMZaTES4tGSbL/qPeBj0rdifevB37NUpNWOesZti4Wa9Y+j9vpE9IkoauWmjS8RqlJFGmLuxnU58CANRoCVAxdU6kJJpnQ1iSfbDssR5MbiUNfee2Q0QNaS0riifauRETRjAEEURhLS46Vi0/vKm9+8YfqyOQuIy1eTj+pTUDz/m2FWVK0dZkUblnk7JpUWuhxO1PjjpKYOUq1Wo1r3afe0lEohGGtBn2MSk8yxKeEzorQxcXSflgfuQfrQLy5THbl2cqvSk2MkRH9W8nAbk0kPjZE9peIKMj425AozLVonCTTzu8jv/95RNZsPSxGvUjDuDgZ1KOxdG6druoAApKatNVZAF2yG6lJHlqk6o0S336gChgSu41mahJVrm2IT1WzDjoPR/hDxZVndZdch1FyCkolLsYoDdPiVRARSau6ExFFZABht9vlu+++kwULFsiWLVvk2LFjkpKSIl27dpXrr79eBgwYIAcOHJDnnntOfvnlF8nPz5cuXbrItddeK2PGjPHrMV566SV58cUXPV53ww03yI033qjO33333TJ//nx1/pVXXvF6/0VFRTJkyBApLi6Ws88+W5566qkaP3+i6mqUFi9jBraWgZlNxG6ziyNnjyTG6mqcFqJSk3auVrUMqGnwJzUpvtMwMcQn1/KZUGTVNpjK2q9i3YbwWMVZFd8nJkrrYO8IEVEIC7kAIisrS6ZPny5r166VzMxMOe+886Rx48ayf/9+FVDs27dP2rRpI5MnT5acnBy57LLLpEmTJjJ37lyZNm2aGrhjAF+VrVu3SlJSkvz73/+udB2CEU++/fZbrwHE4sWLVfBAFCzoDpOWHCcOu13MZpOI/UQaRmBTkzo4axmQmtSmL1OTqFL7VRREGzDTEOTaBiIiioIAwmazydSpU2Xjxo0yY8YMueSSSypcj8DCbDbLk08+qQKKDz/8UPr376+umzhxokyaNEkeeeQRNchPSEioMoDo1KmT/OMf//Br3xC0LFq0SD1+TEzlfPKvv/5aMjIy5Pjx49V6zkTBolKTjuxwBgxVpSa1G+BMTcpEahKPzZKnFKU4NQPlTFFiUElEFMlCKoCY<text:soft-page-break/>N2+eCh4uuOCCSsEDYOBuMBjkiy++kN69e5cHDxAXF6dmI+6//35ZsmSJjB8/3uvjFBYWqpkMpBz5a9y4cfK///1PfvrpJxk9enSF6woKCmTZsmUqgPnggw/8vk+i+qZSk3atkaLNWmrSXu+pSV1OcaYmdR7O1CTy0klJrxZ6M8Sl1Plib0REFDpCJoDIzs6Wzz//XJ2fMGGCSmVyhyBhz549qt4AAYS7Xr16qf/Xr1/vM4D4888/1dFXzEBAaWmp6PV6MZm8t7o89dRT5a233lJpTO4BxMKFC8VisajHZABBocZWmC1Ffy6Vws2Lpfivn8ReWuAjNWmkJHQb7eyaFCodcigkW7AaElJV4KAz1k2LYCIiCl0hMUJAsDB48ODyny+++GKP26GguX379up8s2bNKl3ftGlT9T9mF6pKXwLMdmBmYefOnSqAQHH2XXfdJd27d690GxRxDx061GMa01dffSX9+vUrf3yiYEJwbEbXpE0Ly1KT1nlNTYpr1191TMJMg6lhm2DsLoVNbYNedIYYZ31DQmpkpSkZjSLTpp04T0REPoXEb0oMxt955x2ZMmWKNGzYUNU4eIIuTOi6BJ5qHOLjnV0+qipmxgwErFmzRj0mBv7o9vT222+r4GXWrFkeZzgQbCA9yjWNCYXcK1askHvuQQdxouDKX/+NHHr/RlXb4Ik+PlUSuiI1abTEd0bXpJR630cKs8XeYhLKTnGiMwZuPZGQEhsr8vLLwd4LIqKwERIBBLohdevWTYxGozohUPCkQYMG6uiqN9p1VXX9OOWUUyQtLU0FD/gfUHiNyy+66CL5z3/+I3PmzPGYxoRgxzWN6fvvv1dtZxFcILWKKJiOfHx7peDB1Ki9JHQbqYIG1TWJqUlUFZ1BBZeGpAaRNdNAREQBEXIpTIcOHaqQzqTBQH/lypWSmJiofi4pKam0jTbzgHQjXxAseGrHihqKvn37yurVqyUvL6/S/SDQGT58eIU0JnRfGjRokApuGEBQsKUOv1KyvntWjBltVFoSU5OoenSiM8WJMbmh6GPCY92GgMDBp2PHnOcbNnSmbBERUXikMGFxN6QVoYVr27ZtKw3eoWXLluWBhrvDhw+r/2tTi4BWrFqnJk+BCGYafvzxR/n5559VwPHbb7/Jww8/XOPHIwqkhuPvkIyxt4n52M5qrwNBUU4VRqeLISEtpFeKrhM4+NO4sfN8QYFI2YEqIiIK4QACwQFaqmJ1aQQQWOPBUxtXQBF1cnKybNiwodJ16L4EKGj2BulG559/vgpaPv7440rX79ixQ9VXNGrUyOPtkbqEblBYKRv7i+Lr0047rRrPlogohOj0qsbBkJgh+pjYYO8NkVeFxRax2e0SF2OUGBNT64iCKaQOM6F9a48ePWTmzJmqzsDT4B8ntEvFStU4aZDS9P7776sibNQyeIMBf2pqqqxbt04VRLv67LPPZPv27Wola9RieIIUKtw/Vp7+8ssv1fmqUqaIiEKOTqcWfzOmNhVTenMGDxSyjucWy4o/Dso7CzbKm59vlA+/2yo79uVIfpE52LtGFLVCYgZCg0Xinn/+eZk2bZrcfPPNaqG4kSNHSnp6uhw8eFAVLKND04033qjqELBqNQqhUX8wd+5c2bZtmzzzzDMSi44aZRAoYO0IzEq0atVKXYaOSZjhwGNceOGF0q5dOzWjMX/+fOncubPcdtttPvcTaUzYFwQweDwiovDqrmR0ruMQjelKFFb2HymQtxdslKy8E3WPew/ny/ptR2VAtyZy9vD2kpLI4JcoqgMIrcZh9uzZajCPAmW0VMUic0hzyszMVMEC0os++ugjefrpp+W9995Ti7h16dJFXnvtNRkxYkSF+/vkk0/UfT322GPlAQSCBAQcL774oixYsEDy8/OlSZMmctVVV8n111+vUqR8GTVqlEpzQtcnnCciCnlYx0FvEn1CiuqwxO5KFOqy80rk3a82VQgeXK3eclgapMTJaSe3EaOBgTBRfdI5fPVFpXqndYdCoTZRTTjsdhZRU8XAwRinZhz0cUnlba7tdofkFJTKviMFsn1fthh0esls30AapcVLWnKcRJXCQhTjOc+ziDpk/LH9mJp98CU5IUZuvqifZKRG2WeWKMhj0JCbgSAiogDQOReBMySkqNWjXVltdvl7f6589P1WyckvLb98ydq90qxholx6Rldp0dj3TCxRXUK949o/nZ0VfUEdRG5BCQMIonrGAIKIKKLqG/Sij00SQ3ya18LoQ8eL1JHdUnPlWaqDxwrlzS82yvTz+0jDtChZCwJNM6644sR5CjqbHYGufwkS/m5HRIHD35RERBEROJStHh2fKjqjyeuWZotNlqzZ6zF40GBWAukjI/u3LE95imhovDFzZrD3glyYjHpp0zRFNu4oW+DPC4NeJ6lJLKImqm+sOiIiCls60RlMYkjKkJiM1moFaV/Bg5bysfFv34MyWL31sOQVsk0mBU+vjg1VIOFLlzYNJDnB92eeiAKPAQQRUbgWRic3FBMCh6QGojP4N6GMthm+Zh80xSVYtCtKUkPwoqCQGif2FQkZqUkxcu7IjliyxKO0pFg5a1h7SYhjAEFU35jCREQUZqtG6+OdhdE1SS/CTZISTFJQZPG5XUpSbJVHfyNGURG7MIWg2Bij9OvcWNISY2Xhqt2y60CeILyLjTFIr46NZPSAVtKkQUKwd5MoKjGAICIKm8LoVNHH1K7bDPLF+3dpIkvX7fO53ZCezVWLTKJgios1Smb7DGnVNFmKS6xiczjEZNBLcqJJYk0cwhAFC799REShCFMFOqwYnSKGuJQqaxv8hQW3hvRqLuu3H63QwtVVyybJ0ql1WkAejygQEMwyoCUKHVEyP01EFCZ0KIyOFUNSQ4lpiPqGjIAFD5rGDRJk6j96Sse<text:soft-page-break/>WaRXyyw0GnfTu1EiuHJ8p6dG2mBwREfmNMxBERCHUUUmfkOpsxaqv2+M7zRslyRVnZkpuoVmt/YB2mLgsJSFG4uP4p4GIiLzjXwkiomDPOOjrL3BwlZQQo04tGpUVEBMREfmBAQQRUTDoDKKPiRd9XLKzo1I9Bg5ERES1wQCCiKhe05SMzqABJxNX0A0JBoPI+eefOE9ERD4xgCAiqtc0pRTR6TlIDSlxcSJz5gR7L4iIwgYDCCKiOp1xiBFDQqpa/I1pSkREFAkYQBAR1QW9QQwJaWJISGfgQEREEYV/1YiIAp2uZEoQU1oL5xoODB5CX2Fh2cJ9Oud5IiLyiTMQREQBnXVIF0NiuuhcV2gjIiKKIAwgiIhqS6cXfUyiGBIbiD6GnZWIiCiyMYAgIqopnV50xjgxJqWrtRyIiIiiAQMIIqKaBA56k0pV0scnM12JiIiiCgMIIqJqzjiotqxxSQwciIgoKjGAICLyt8YhIYWpSkREFPUYQBAR+aI3iDGpoZp1oAhlMIiMH3/iPBER+cQAgojIG71RjCmNxRCXFOw9oboUFyfy1VfB3gsiorDBAIKIyAOdIVaMqU1EHxMX7F0hIiIKKQwgiIgqwErScWJKbSI6Y0ywd4aIiCjk6IO9A0REobWSdJqY0pszeIgmhYUiiYnOE84TEZFPnIEgIlJdlhLEkJjBlaSjVVFRsPeAiChsMIAgoiimE50hRgxJDcQQnxzsnSEiIgoLDCCIKHrTleJT1WrSOj1bdxIREfmLAQQRRRedTnTGeDEmN2SHJSIiohpgAEFE0UGnE9EZxZiYLvqEVNHhZyIiIqo2BhBEFNl0etEZY8UQnyL6uCSmKxEREdUSAwgiitzOSrFJYkhIUR2WiLzS60VGjDhxnoiIfGIAQUQR2VnJmNJQ9LGJwd4ZCgfx8SJLlgR7L4iIwgYDCCKKuFkHY0ojpioRERHVEQYQRBQBdCJ6o+qsxPUciIiI6hYDCCIK75aseqPo41PEEJciOqMp2HtE4aiwUKRtW+f5XbtEEpn6RkTkCwMIIgrPzkpYQTohVfRxyaJj4SvV1rFjwd4DIqKwwQCCiMKL3uRcBA4tWbmWAxERUb1jAEFEYUInOlO8KpDWm2KDvTNERERRiwEEEYU+nV4M8aliSMpguhIREVGQMYAgohBf08GkAgd2VyIiIgoNDCCIKDTpDaqzkiExXXQG/qqqrZz8EsnOL5WsvBKJjzVKkwYJkpoUK0YDZ3SIiKh6+FeZiEJvMbiYBDEkZog+hrUOtWW22GT7vhz5YtkOOZxVVH55UrxJhvdtKYN7NpPkhBiJakiLGzDgxHkiIvKJAQQRhQydIVYMyRliiEsK9q5EjB37c+XtBRvFZnNUuLyg2CLf/LJTSsxWOXVgG0mIi+I/B/HxIqtWBXsviIjCBg+1EFFozDrEJoupQQsGDwGUW1AqXy7fUSl4cLVs7T7JKyyt1/0iIqLwxgCCiIJf65CUIab0Zqx1qIMA4sCxQp/b2OwO+f2vo/W2T0REFP4YQBBRUNd1MKW1EGNierB3JiLlFpr92u5wVqHY7d5nKSJeUZFI27bOE84TEZFPPNxHRMFJWYpLFmNyI67rUIcSYv37FY8iar0+ilf1djhEdu8+cZ6IiHziX24iql96oxiTG4sptQmDhzqWnhKnTr4gbBjQrUm97RMREYU//vUmonpMWUoQU3oLMSSkBHtnokJaUqyMGdja5zbd2zesMsggIiJyxRQmIqp7OoMYElLFkNiAsw71CGlJfTo1klKzVb77dbdaE8J15qFHx4Zy7oiOXAeCiIiqhQEEEdUhnegMMWJMbaQWh6P6lxhvkqG9m0vPDg1ly64sOXS8SBLjjdKnU2NJTYqRJAYPRERUTQwgiKiOC6Ubik5vCPbeRLVYk1EapePEII6IiGqPAQQRBRxmHQzJDbkoHIUHnU4kM/PEeSIi8okBBBEFeEXpJOesAxeFo3CRkCCyaVOw94KIKGzwLzwRBa49a1KGKpYmIiKiyMUAgohqR+dsz4pZB70pNth7Q0RERHWM/RSJqOZ0ejHEp4kpvTmDBwpfRUUi3bs7TzhPREThF0DY7Xb55ptvZNq0aTJq1Cjp2bOnDB06VK6++mpZvXq12ubAgQNy5513yrBhw6R3795ywQUXyI8//uj3YxQXF8vzzz8vp512mvTq1UvOOOMMeeutt8RmO9EnHe6++27p0qWLOvm6/6KiIunTp4/a7vbbb6/FsycKE3qDGJMaijGlkehYeErhzOEQ2bzZecJ5IiIKrxSmrKwsmT59uqxdu1YyMzPlvPPOk8aNG8v+/ftlwYIFsm/fPmnTpo1MnjxZcnJy5LLLLpMmTZrI3LlzVcDx1FNPydlnn11lgHLTTTfJ8uXL1f0jgPj555/liSeekF27dsnDDz/s8XbffvutjBkzxuN1ixcvVkEJUTRwru3QmGs7EBERRaGQCiBw9H/q1KmyceNGmTFjhlxyySUVrkdgYTab5cknn1QBxYcffij9+/dX102cOFEmTZokjzzyiBrkJ6CrhhcIBJYtWya33HKLXHfddeqyCy+8UO69916ZPXu2nH/++WpWwxWClkWLFqnHj4mpvPDS119/LRkZGXL8+PEAvRpEoQj1DnFiTGnMlCUiIqIoFVIpTPPmzVPBA9KR3IMHwMA9Pj5evvjiCzXA14IHiIuLU7MR2dnZsmTJEp+PM3/+fDGZTGoWwxWCF20/3I0bN04KCgrkp59+qnQdLkdAMnbs2Go9X6Kwa9EanyKm9BYMHoiIiKJYyAQQGPh//vnn6vyECRNUKpP7CXUG27ZtU/+7zxAAUpFg/fr1Ph9rw4YN0qFDB0lKqrjIVdu2bSU1NVVd7+7UU09VQQdmL9wtXLhQLBaLjB8/vtrPmyhsWrQmNxZTahPR6UPm1wYRERFFawoTgoPBgweX/<text:soft-page-break/>3zxxRd73A4Fze3bt1fnmzVrVun6pk2bqv9RJ+EN6hRQO9G3b1+P16OewtPtU1JSVCG3pzSmr776Svr161f++ESRlbIUrwqlOetAREREIRNAYDD+zjvvyJQpU6Rhw4aqxsGTrl27yi+//KLOe6pxQHoT+Cpmzs/P93p77T683R5pTEiPQhrT6NGj1WUIRlasWCH33HNPlc+TKOxatCakiSGxAWcdKLKhi1ibNifOExFR6AcQSCXq1q2bGI1GdUKg4EmDBg3E4aPFnnadr5aSvm6vXe/t9khjQrCDNCYtgPj+++9VVycEF0itIooEOkOsGJIzxBBXMc2PKCLhgNKuXcHeCyKisBFyKUyHDh2qkM6kSUtLk5UrV0piYqL6uaSkpNI22swB0o280W7vbZYB9+vt9gh0hg8fXiGNCd2XBg0apIIbBhAUEYXSsUlqVWmdISR+PRAREVGICakUppdeeknWrFmjWriioNmVVvDcsmXL8kDD3eHDh9X/vmoRcD/p6enl27rD/bZu3drr7THTgAXlsG4EirZ/++03r+tGEIVdoXRiAzEkpgV7T4iIiCiEhUQAgUH9kCFD1OrSCCCwxoOnNq6AIurk5GSPnZK07ksoaPYFA3/ULWAWQqubgJ07d0peXp7XAmtA6hJaxn733Xdqf/V6vVrNmiisZx1iEsWYnCE6Y+U1TogiHmakTznFeX7ZMhTDBXuPiIhCWkhVRqJ9a48ePWTmzJke26Wi1gAntEvFStU4uaYevf/++6oI+xTtD4EX55xzjkpBeu+99ypc/sYbb5QvSucrBQr3j5Wnv/zyS3XeV8oUUejSOVeUTmkipvRmDB4oetntIqtXO084T0REoT8DoTEYDPL888/LtGnT5Oabb1YLxY0cOVKlHB08eFAVLKND04033qjqELDwGzo3of5g7ty5ao2IZ555RmJjT7SbXLdunezZs0fNSrRq1UpdduaZZ8qcOXPk2WefVbMdPXv2lOXLl6tZhUsvvVQyMzN97ifSmLAvCGDweEThuiicMSlDdHpDsPeGiIiIwkhIBRBajcPs2bPVatEoUJ41a5ZaZA5pThjYI1ho1KiRfPTRR/L000+rWQQs4talSxd57bXXZMSIERXu75NPPlH39dhjj5UHEOiy9Oqrr8qLL76oHgPX43HRivXyyy+vch9HjRql2sCiYxPOE4XXug5xKl1JH+O5lTERERGRLzpHVX1NqV6NGTNG/Y9CbaKacNjtYj62U8Ruq3iF3iCGhHS1tgPXdSByUViIYjzn+YIC5KoGe4+IiEJ6DBpyMxBEVBdF0gliSMrgatJERERUawwgiCKYzmBSK0kbElKDvStEREQUIRhAEEXqrEMcWrNyQTgivzRsGOw9ICIKGxxZEEUanU6MyY3EEFeW001EvqHm4ejRYO8FEVHYYCUlUYRBlzEGD0RERFRXGEAQEREREZHfGEAQEVF0Ky4WGTnSecJ5IiLyiTUQREQU3ex2kaVLT5wnIiKfOANBRERERER+YwBBRERERER+YwBBRERERER+YwBBRERERER+YwBBRERERER+YxcmIiKihIRg7wERUdhgAEFERNEtMVGksDDYe0FEFDaYwkRERERERH5jAEFERERERH5jAEFERNGtpETkzDOdJ5wnIiKfWANBRETRzWYT+frrE+eJiMgnzkAQEREREZHfGEAQEREREZHfGEAQEREREZHfGEAQEREREZHfGEAQEREREZHfdA6Hw+H/5lTXevbsKTabTZo1axbsXSEiig74M7hzp/N8u3YiOl2w94iIqN4dPHhQDAaD/PHHH1VuyzauIcZisQhjutD6MgEDutDA9yP0RMR7goChfXuJBBHxfkQQvh+hhe+Hb0ajUWJiYvzb1q+tqN60aNFC/f/jjz8Ge1dIRMaMGaP+5/sRGvh+hB6+J6GF70do4fsRWvh+BA5rIIiIiIiIyG8MIIiIiIiIyG8MIIiIiIiIyG8MIIiIiIiIyG8MIIiIiIiIyG8MIIiIiIiIyG9cSI6IiIiIiPzGGQgiIiIiIvIbAwgiIiIiIvIbAwgiIiIiIvIbAwgiIiIiIvIbAwgiIiIiIvIbA4gaWr9+vWRmZsovv/xS6brVq1fLNddcIwMHDpQePXrIGWecIc8//7yYzWa/7ru4uFhtf9ppp0mvXr3U7d966y2x2WwVtsP93X///dKvXz855ZRT5LnnnhOr1Vrp/m6++Wa56qqrJJrfE1dFRUXqNcVr5i+89jNnzpRx48ap92T06NHy7LPPSklJSYXt0NQMl5988skyePBgmTFjhno8d0888YSMHz++0nsaLe9HaWmpvPzyy+p96Nmzp4wZM0YeffRRycvL8+u++X4E9v3YsGGDTJ06VQYMGKDejwkTJshnn33m933z/fDfn3/+KTfddJMMGjRI/X0YNWqU/Oc//6n02d+2bZtMmzZNvU59+/aVK664QtasWeP342RnZ8vDDz+s7h/vyTnnnCNz586ttB0eF/vTp8//t3cm0DaV7x9/leZ5nqWSIQkNKvJrlkKRiiKRQitUhEhookkDZUiLRColZSpUNEhK0jy4DShNqAyVlP1fn+e/3rP22fcM+17nFvd8P2vdde7ZZ8/P3vt95l3D7sPHHnss5fouvPBCG2/yVR4vvfSSa9mypcmCe6RRo0Z2zW/YsCHWdiSP3MojzI8//mjPlIsvvjj2dqRnbTxlc7COvOObb75xV199dcrB7e2333atW7d2e+65p33utttuNmAPGTLEHv6jRo1yW265Zdp18zDi5nn99ddd06ZN7cKeM2eODahslweQh4v92WeftYGfgfnhhx92O+20k2vbtm2SYjBjxgw3YcIEl68yicLDiPn32Wef2Ou/+eab3VNPPWUPmVatWrlPPvnEDR8+3H300UfukUcecWXKlLH5Jk+e7IYNG+YuvfRSt/fee7uhQ4eavPv06ZNY1/fff+/Gjh3r7r333ozXQmmVBw9frtl58+a5888/3x66XKcMlHyOGTPGbbXVVhnXL3nkTh6c8xYtWrhtttnGzuXuu+/uJk6c6Hr06OF+<text:soft-page-break/>+ukn165du6zrlzzi8dVXX7nmzZu7smXLuksuucTtt99+buHChe7xxx93b731lp3DHXbYwX355Zf2OzLhXDGNeTAiRo4c6WrVqpVxOxhl3FcYIazn0EMPdS+88IK78cYb3fLly12HDh0S8zK2MN5grPzwww/u9ttvN9nUr18/MQ/Lsq4HH3zQ5aM8nn/+ede9e3d32GGHuauuusptt912bubMmW7AgAF2rXMOMyF55FYeYdB9brjhBvfrr7/G3o70rBzBeyBEfGbMmBEcd9xxQcWKFe1vzpw5Sb/Xq1cvqFWrVrB8+fKk6f3797f5J0+enHH9U6dOtfmGDh2aNL1Xr142feHChUnb6ty5c+I7/9evXz9puZYtWwZdunQJ8lkmYaZPnx5UqlQpqFq1alC3bt1Y6+ecs97evXsnTX/ooYdsOjLztGnTJmjatGni+5133hlUr1492LBhQ2Jajx49gmbNmgX5Ko9Ro0bZ9BEjRiRNHzx4cKHzmQrJI7fyaNeunU2fP39+Ytq6devs+XLkkUcGq1atyrh+ySM+HD/PnoKCgqTpo0ePtnM1bNgw+962bdugWrVqwZIlSxLzrFixIqhdu3ZwzjnnZN3O8OHDbX2TJk1KTPvnn38S21+2bFliGttBDh7kw/Y9f/31V3DmmWcGAwcODPJRHn/++WdQs2ZNux/++OOPpPk6duxo8y1YsCDjdiSP3N4fYUaOHGnPKX5v3rx5rO1Iz8oNSmEqAnjiOnbs6Pbaay/XsGHDQr8vXbrUrNczzjjD7bHHHkm/NW7cOBGhyASeP7yvhErDYP0ClnDYU3fwwQcnvvP/smXLEt9nz57t3nvvPXfttde6fJVJNMxJKBLPBh6duCATIKIUhu/IKptMCJWuXLkyEZ7Fm9WtWzeXr/J44okn3EEHHeTatGmTNL1Zs2bmiSNqlwnJI7fy4Jm18847u2OOOSYxbeutt3Z169a18D3e8ExIHvEgbe+dd96xNDE82enGBzzSeEZJX+E+8RAZuuCCC1xBQYGlo2WC9LOozLfYYgvzmq5fv94iQcB5Z78yjSPjx493v/32W2IMyjd5MIauXbvWnXfeeW7bbbdNmo9pwHoyIXnkTh5hPvvsM4tUFlXHkZ6VG2RAFDG81qVLF7v4ypcvX+j3fffd102fPt0G7CgMCpAtJE8ojJtnxx13TJrO9nbZZRf73UOaFA+ScI6lN1wI0Q0cONDCgeFBKN9kEg1zMggTii4KDNaELKMPte23394dfvjhWWVCOBbZwT333ONOOeWUJGUtn+SBEYfCetJJJyXuBcL7pDUxwF533XWW850JySO39wfncfXq1SabMIsXL7bUo2ypfpJHPFBYpk2bZulemcYHbxxUr1690HykWkAmAwJZInfm9aljHr9OL5Ndd93VtpluHEFxplaJtB1knI/yoOaB+S666KK082EMpEPyyK08wgbH9ddfb7UiUWdUNqRn5QbVQBQBLm48c5lugHSDNHnAQKFPOvDEkcfHAysVDOTffvtt4nvt2rXdiy++mPCCkIPn8yRRGL777jvLo8xnmXioPcG78eSTTxbyImWDPFRyMdPJhBxYBgke6MiEB/yrr75qv+HJQCFGSSKHkzzLSZMmuXyVh/dmH3jggSYL8kuXLFli9w4eV3KCs0WHJI/c3h9du3a1AZOc4J49e9rgyPPjtddeM493unPtkTzigZKZTskYMWJEYnzgfEKqc4qTCsLjQBQMQRwmqZZHYSKH3C/PeWebFPNSIMqyeHm5FoD7k+clUdt8lQd1KFHjGIgcUETt50uH5JFbeXioV+BeoSYhkwEXRXpW7pABUQTiKKqpGDx4sA2OVatWdfXq1Us7H4Os99ylgsItLv5w1T+Ds+88QJcAwmhY5oMGDbLwKB73fJeJD3Nyk9PVoaggl3LlyqWVifeioyBR5EgXLl94WqFCBes0wwBy9913WyiWafkqD+/JodgMrxIh40MOOcQtWLDAiqg//vhj+817pFMheeT2/qCgk3uDLlikkXkoiE7lDYwieWwcGFH8oWBy/ikYTTcOeOdHeBzY2HGkd+/eljroFSRScEk/+/nnn83xgnyKO/aVBnmkguuVwv+vv/7aHB90ZUqH5JF7eeCAoNECRsT+++9fpPVJz8odMiBKGLok8EcYjJZhmSxlHkqZ4PdwCJSUj6efftq8uoT2UAT4HYucbiuE9fCSoDxjQTMPAzQPJzwd+QA3OR5WDIf27dvnfP1eZl6uPJSINpGmw7ZRhjjXU6dOtdxlvK8sg0cFLxPz0EaOffTKVmnGtzImPYZcXm/QcQ4OOOAA635BlxlSmYqD5FF0UEjoblK5cmXLCcZ4w+FBhIhnCJ2SoqH+uEgemeEYUUQ5LygjnOds4wBEU2E2ZhzBu06kiq4+bN8bgzi++J92o6TO0A2I2gzm4Tqhc1c+yCMKYyvzoNTi/MDwzoTkkVt5UCfSq1cvaxntjayiID0rd5Tuo/sP4YLq16+f3QCExPAcZMuR8+3J0nmX6KlOsWMYLtaKFSsm5edxYTPgctNhvKCoYalzY5D/T7pISSjTmyIcNykyeCvCeYzkLvLHw4jzkSmfFLlkkgmE5cLDhYElrDTT+552jKQgEPaklzQDD9cG7TKZ55ZbbnGlHe/1Ifc3Gg2irzmDIm2PMxkQkkfuwIPK84FaBT5J1wAipbwzgpQy2rHyPEmH5FE8UIgwmFCKOMe+vsGPA9F3aIA/z9FxoCjjCNNJIQzDMxB5e8jZJxKI8YjxR+tr7kuepxSVcl1gaGZrXFEa5BEGxZ2aIgpnuWdwdlC3kAnJI7fywHigZo7IgG++4EGhZxrPsWi7V4/0rNyhIuoSYM2aNWZ9YjzgTaDrTKocyijcKHSgiRYzesj38zmw6aDHOjnMKG<text:soft-page-break/>O++wOpCIRZCYVitYc7DJR2Zs2aZcoHBXDkWvs/HrqEhPk/W/4invFMMkFmXvFKBZ5cwqY+bQOZ8JJBvBRsnwIspsXxPG7u+DxgvDpROIcYcj7EnA7JI3fQ9YjjxKsZPWecD6a98cYbGdcheRTduYRRhHJEvQ8pS3Se8Xhl0tdChMlUHxGWB0ZaKplwnkknyzaO4E2lkJ08fJQyugT5ZyjvbiEX3XffKu3y8DBe4OnHeODc4JSK081P8sitPBjTqWGgDiE8pvvmAvwffo9DFOlZuUMRiBzDw4C3UNPWi5f9cBNk8hZFwcqeO3euWcfhkD2eQt7EmK7wByj8GTdunHUy8aEzXgRF+pSHXL1UA1Nphbxq0iCi0CaSBzEP5mzywVtObj6RjHCuN94o0i5od5nJmOQlgngi/HaQSdi7hEzYRzwn0fa/pQ28OHhsUFyjMCgQJUrl+QsjeeQOr9inesEcCruP1GVC8ogP5xkPNoWY3At4MaPGAPn0eJnDnWA8flqmcQAFCYfVhx9+WOg3372JPO50MHbx1mXSNry3FaUuOo5QW7a5E0ceQL0WxgOpdyiHeJrj1iFIHrmVB9kcqSCViGVoBJHNsJOelRsUgcgxFEBxw/P6dTomFMV4ADyBeMyjr6/3XQjwNqSDsH+VKlXMEvZgSfN+Cg+DfDbrujSB14YuCtE/FCcGAP7PVljdqFGjpE5aHjpw8CDPJBPkxgMq3G86lUzYl2zvPygNcJyE2RmI8dqEIUwN2cLwkkfuwLOHgkO0lIEzDJFTzictdzMhecSHZzTKEQoMntVUyiqKCM8l5gufBwwo0lioVQkbWOnGEaKsU6ZMSUzDECTlhnPZoEGDtMuiHOPd9YXBKEMsUxrHkTjyQKmlCxLPLIp4SbcrahGz5JE7eaQaz/kDnmX8n60Rg/Ss3KAIRA6huwjFgNzchBp53XwU6iC8twFDgwuN774+ggcJngYeUrQH46FBoRTvl6BIKt3AQZcAHk7RG4LBnXAbBdyAJ6NTp04lcPSlA7w4eMcrVapkAzUgHx4oFJriIUehwhOInDAUCVmmAq/E6NGjC3XNQCZ4SchjJccbRY10jaK0otucwcNEa0JyWbkHeBjznXuHcxsujJM8ShZSxni5IsfPMZMWQS61f5aR5006pkfyKD4oGCiMpLNQGE4qRhQiLJw/UjhQVun8Qgcezg8KFUaef5Z7aH2Lh7xOnToJLyjdrmiHy7tviA5Rc0JhLl5X8rNTpRD68QFP+R133JGYxnlnXGL7XBukfjAPHth8kMeKFSvcu+++a7UOeKZTtRkO3w+SR8nfH0VBelbJIQMih/gLHss2XftDLjRvQDDgkrc4YMCAxIXNzUOhFB0XeMDwOzmxDKitWrVKu20eHhgtpE2FITWAPEu25d98yZ9IzcyZM60gipcB+gEByKkkPQMP4Msvv2zeBV7mw/lN1xEFGSLXaKeIJk2a2EOf3G9SM7gmUBjyBTzJXI+k93G+Oad4mnjgRs+n5FHyoJzTCpEIEFEEigiRB88Jzmm4E43kUXxQUCj+BF4+lQrGBhQkUjFIkyDFkhQvnt1ESu+88057cVYYFBcMcJQar7DS7nXMmDG2PG/2Jp0MpZXl/Vt9o/iUTvK6w2/eBYp0fXcsrgfGIx95Ku3y8C9SJMUSAyAVGNn+fpA8Sv7+KArSs0qOMkFpqUwTQgghhBBClDibd0xYCCGEEEII8a8iA0IIIYQQQggRGxkQQgghhBBCiNjIgBBCCCGEEELERgaEEEIIIYQQIjYyIIQQQgghhBCxkQEhhBBCCCGEiI0MCCGEEEIIIURsZEAIIYQQQgghYiMDQggh/kXq1avnKlWq5O65557/elc2WU477TQ7R+G/I4880p1wwgnusssuc88991yhZb799lub7/rrr3elmX/++cctXbo09vyrV692//vf/9xLL72UmDZv3jzXoEEDV6NGDXfxxRe7Tz/9tNByX3zxhTviiCPcu+++W+i3IAjc+eef7x555JGNOBIhxOZMmYAngRBCiBLn7bffdpdeeqnbfvvt3Xbbbedmz57ttt566/96tzZJA+K7775zd911V2LaunXr3M8//+xmzpxpCm/9+vXdfffd57bY4v/9YL///rv9dtBBB7mjjz7alUYwHDp06GDH3qlTp1jL9OrVy4yrxx57zL6vWbPGnX766a5cuXKucePG7tlnn3U//vijmz59utthhx0Sy7Vr186VLVvWDRkyJOV658+f7y6//HIz5g499NAcHaEQYnOh7H+9A0IIkS9MmDDBbbnllq5t27Zu8ODBpvDiCRapOe+88wpNQ4G+8cYb3cSJE13FihXd1VdfbdMxylLNX9oMiIKCgtjzo+RzzT3xxBOJabNmzXK//vqre/zxx12FChXc8ccfb9fgq6++6s4555xEhOKNN95wkydPTrvuY4891pbt169fwjgRQuQPSmESQoh/ATy/eHmrVauWUHSffPLJ/3q3NjswwG6++Wa3//77u5EjR9p5Fal5+OGHLQ0pHJH5/vvv7ZMIRPiTiA+QlHD33XdbitJhhx2Wcf0tW7Y0Y+ODDz4owaMQQmyKyIAQQoh/gWnTprk//vjD1alTx9JsjjrqKEtp+vLLL+339evXu9q1a7szzjgj5fJNmzY1j+9ff/1l3zds2ODGjBljxgjrwiN8xRVXFMpZJ9JBbcArr7xiHmZqCch798ri+PHj3SWXXGLLV61a1Z100kmuS5cubvHixUnrYd7Ro0ebt5rtkQYzYsQI99BDD9n6SZPxxN234rLNNtu4hg0bmvHw1ltvpa2B4HwPGDDAUn7YD85f+/btU+7H3LlzbR+Z55hjjnEXXXSRySxafxA+LhTzVq1amfc+DGlB7MvTTz9daDvUI5CiFZXPokWLXJ8+fez6wMg899xzk2o9mK9Nmzb2/4MPPljonEfhunrttddco0aNkqbvueee9rlq1Sr7/OWXX+xzjz32sM8XXnjB9iVOihTXyi677KJaCCHyEBkQQgjxL0AqCfg0EZ+65NNLttpqK1MaSVNZsGBB0rKkrXz00UemDPqaia5du7rbbrvNHXzwwa5Hjx6Wj/7NN99YjcWLL75YaPso1iinPXv2dE2aNLFpt99+u7vpppvc7rvvbkYD+fK1atUyxbl169Zm1Hj69u3r+v<text:soft-page-break/>fvb4pm9+7d3VlnnWXGQ6r0laLuW3GoUqWKfX788cdp5+GYOL+nnnqqHSfHxPwUYn/22WeJ+UiHQjn/6quv7DeWK1OmjLvuuuvcuHHjEkZRx44d7bhQmjlGDI5ly5ZZvcCoUaM26ngwbChc5vOaa64xxZ5z9+abb9rvZ555pm3H/099CHJLB0XTGH3IPMxxxx1n1xpGCNfa0KFD7ZrCcELe999/vxlF++yzT6xoEIXtGCresBVC5AkUUQshhCg5CgoKgooVKwYNGzZMTPvhhx+CypUrB8cee2zw+++/27RFixbZfH369Ela/q677rLpn376qX2fOnWqfR8xYkTSfGvWrAnq168fHH/88Yl1Dho0yObt1q1b0rwrV64MjjjiiKB9+/aF9rdz5862zAcffGDf33//ffveoUOHYMOGDYn55s+fH1SqVMl+W7p0aZH3LR2nnnqqrSMTc+bMSTpXbJ/vXbt2te8rVqyw73379k1absGCBUG9evWC8ePH2/e1a9cGNWvWtGmrV69OzLdu3brg7LPPDk488cRg/fr1wcSJE2193bt3TzoHLMOyVapUCRYvXmzTJkyYYPP6bYSpW7euHZ/Hy+fyyy9PWu+8efNsepcuXQodM8tko3Xr1kHVqlVt36OMHTvWfmNd1apVs/2FMWPGBLVq1QpWrVoVxGXIkCG2HvZXCJE/KAIhhBAlzDPPPGOfpN148PCS2kMqydSpU20aRa3Vq1c3L304VYliVtKLKleubNP8/EQBVq5cmfijUxFtYvFev/POO0n7QHpUmN12282KbKPtZNkfOkSBry8grQXwgOOZ95DqE11vcfatOPjoSHh/wuy4445up512sroTUono4AQ1a9a0aRdeeKF9nzNnjlu7dq1r1qyZLePBK493nggGnnYfOencuXPSNlmGqAHpTay3uBBdCq+XVDNYvnx5sdZHCtoBBxxgnZSitGjRwr3++uuWvkaxNPUOyJqIEkXqnDfqGpo3b24RBiIS4YhNGKJMfntCiPxBXZiEEKIE+fvvv92kSZPsf4yDcN46aSPUQVBMfcEFF9g0Pkm3Ia+eVBVSWGiziZLq+frrr+0zXb1EuCjW43Pco7UE1Ea8/PLLlmLEMmzLK7K+y7ff3iGHHFJoHRTaooRvzL4VB4ySdMflDYA77rjDUrZ69+5t0+jaRN4+yjrFxeDfqZCqFalXjmHJkiXW6QmlPMrhhx9un5lqErLhaxPC++8NyOKen0xF0BiQ/HmoY8BwxLjAiKRTGPUapLU9+uijloaGgYRxEcZ/9/IQQuQHMiCEEKIE4V0P3otMfn0qPvzwQ8vNJ8pAjQS1Bs8//7wZEBTS+qJhD0olyl66Hv2plH286GGIcKAkYsBQtOu3jWKN8TJ8+PBC3v5U76zYdtttk74XZ9+KA+cs7KlPBUYMNQB42/G00zGIzk3UK6AY41nHwMsUyfBkemWSV/LjvNODSEWqqIB/n0Wu4HjiGh8//fSTGQm0ZOUYqIHBiKBuZr/99rOal5NPPtmui/B1CH4bud5/IcSmjQwIIYT4F4qnKbglfSYKHXuIABCFuPXWWy0lhvQflDjSbiiGRRGmcNdz4IEHmqcfz/dee+2VtD5esoZC6NOQ0kFaEsYDRgQKYhiKiqMKPwo4RcZRhZ1pYXKxb9nA+CGlCO93NIXKQ0rO559/bvtD6hR/fh8wHEjX4ZPfgX1GSY6mY2F80JGIdqccK9GTaBSCrkVAa9mwsRYtLOb7b7/95vbee29X0rAN32EpGxRUc3wU8QMyCkd3fLG2bwEbxkceorIWQpRu5DIQQogSgsgDHWp23nln6+CDIRD9o+MOTJkyJVFzQBoTyibvO6AVKS1cw2BgwAMPPJA0neWvvfZae7kaNQeZ8MolaT1hyGX3ufzeO3/22WfbJ21cw554FGeOL9f7lgm2TyekFStWuCuvvNKiM6nAeKA9bTQSgmGD4eGjAEQoSE2iHoC3WXs4/0RhMOBQjv1xDRo0KOkcUD9BO1uMBp+25Q0EOmeFwSgMd7YqKt7LHyeygGHE9ZetOxLtXqnRoauUX/++++6blN5F+lZ4eqp0NG+ICSHyA0UghBCihCD9CCWctqnpvO7088eLTq0DaUvkoNNqk/x73lSNV/vEE09MWoaiVzzwFAej5PFOBrbDd2oZunXrlrUNZ926dd3AgQOtTgAlEKUXg4CIiTccVq9enSiWZptES1BK2R7RkbFjxyaUTp8ClIt983A+PCjC1GcQrfnkk0/MqMGASAfvaOC8EtkhHYf2tKQPEXnheGmRCkR2SGei7gQ5YaxhUFC3ghHCS9VI6+HdDxwXMsUTz3Fh3HG+ULBJ9+H9HsC2iFJwvliWqA37zPGkqqEoap0E54DrghS3XXfdNa18iRpRDE2xfjruvfdek284+kLtA+flhhtusHNCRIooRDRCA7QcZt4aNWoU+7iEEJsfMiCEEKKEQIFEsfYvbksH7yfAgEDZxYAAFFmUOxS4aH453u5hw4ZZRACllE5KGCgUzfLCMZ+ukwnm5U3FeNSpCwDy3Xm7MC9ea9y4saXv+PdVkF6FUYPCjNGBEUBqz8KFC00p9/n/udg3Tzi1iogByjLvf8DwYb8y1S3wG9vj2Ng/alGATlbsU/gFa3Rk4niIJNB5iWNgPgqLUcT9cRHN4LgwIvxxUT+C8YHSHZYP22Ue0qA4D7x4jtoL1uFTnooKXbq4VpAB7/DA6x81Lj0YOLxEjxftpTMgUP4xRoi+hOE8E30h0oMBhZHLuSCSFoZIEvLnxXip6jqEEKWXMvRy/a93QgghxKYL6UcYMXjmo9Cdh+Lk999/<text:soft-page-break/>X0rkJgYRGmo7iGRlKxIvDkRpiCg99dRTikAIkWeoBkIIIURGqHOgADxaXM1bmHmXBCk6Mh42Pai7IY1s7ty5JbJ+DAfa4sp4ECL/0BNfCCFERkjjoZCYNKaCggJXvnx569RD6gtB7GgXJ7FpwHtHSNUiTS1dt6riQsodUSffZUwIkV8ohUkIIURWKDwmL57CXAqoyYen+Paqq66yugSxaULbWN7dQKG476a1sdAFimJ53hvC28mFEPmHDAghhBBCCCFEbFQDIYQQQgghhIiNDAghhBBCCCFEbGRACCGEEEIIIWIjA0IIIYQQQggRGxkQQgghhBBCiNjIgBBCCCGEEELERgaEEEIIIYQQIjYyIIQQQgghhBAuLv8Hmx5j5oIkhFsAAAAASUVORK5CYII=",</text:p>
      <text:p text:style-name="P4"><text:s text:c="12"/>"text/plain": [</text:p>
      <text:p text:style-name="P4"><text:s text:c="14"/>"&lt;Figure size 800x600 with 1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 Plot\n",</text:p>
      <text:p text:style-name="P4"><text:s text:c="8"/>"sns.set_style(\"white\", <text:s text:c="30"/>\n",</text:p>
      <text:p text:style-name="P4"><text:s text:c="8"/>" <text:s text:c="13"/>{'xtick.bottom': True, <text:s text:c="16"/>\n",</text:p>
      <text:p text:style-name="P4"><text:s text:c="8"/>" <text:s text:c="13"/>}) \n",</text:p>
      <text:p text:style-name="P4"><text:s text:c="8"/>"fig, ax = plt.subplots(figsize=(8, 6))\n",</text:p>
      <text:p text:style-name="P4"><text:s text:c="8"/>"\n",</text:p>
      <text:p text:style-name="P4"><text:s text:c="8"/>"# Scatter: highlighted by month_type\n",</text:p>
      <text:p text:style-name="P4"><text:s text:c="8"/>"sns.scatterplot(\n",</text:p>
      <text:p text:style-name="P4"><text:s text:c="8"/>" <text:s text:c="3"/>data=monthly,\n",</text:p>
      <text:p text:style-name="P4"><text:s text:c="8"/>" <text:s text:c="3"/>x='discount_pct',\n",</text:p>
      <text:p text:style-name="P4"><text:s text:c="8"/>" <text:s text:c="3"/>y='revenue',\n",</text:p>
      <text:p text:style-name="P4"><text:s text:c="8"/>" <text:s text:c="3"/>hue='month_type',\n",</text:p>
      <text:p text:style-name="P4"><text:s text:c="8"/>" <text:s text:c="3"/>palette=palette,\n",</text:p>
      <text:p text:style-name="P4"><text:s text:c="8"/>" <text:s text:c="3"/>size='month_type',\n",</text:p>
      <text:p text:style-name="P4"><text:s text:c="8"/>" <text:s text:c="3"/>sizes=sizes,\n",</text:p>
      <text:p text:style-name="P4"><text:s text:c="8"/>" <text:s text:c="3"/>alpha=0.8,\n",</text:p>
      <text:p text:style-name="P4"><text:s text:c="8"/>" <text:s text:c="3"/>ax=ax,\n",</text:p>
      <text:p text:style-name="P4"><text:s text:c="8"/>" <text:s text:c="3"/>legend='brief'\n",</text:p>
      <text:p text:style-name="P4"><text:s text:c="8"/>")\n",</text:p>
      <text:p text:style-name="P4"><text:s text:c="8"/>"\n",</text:p>
      <text:p text:style-name="P4"><text:s text:c="8"/>"# Regression line (no scatter)\n",</text:p>
      <text:p text:style-name="P4"><text:s text:c="8"/>"sns.regplot(\n",</text:p>
      <text:p text:style-name="P4"><text:s text:c="8"/>" <text:s text:c="3"/>data=monthly,\n",</text:p>
      <text:p text:style-name="P4"><text:s text:c="8"/>" <text:s text:c="3"/>x='discount_pct',\n",</text:p>
      <text:p text:style-name="P4"><text:s text:c="8"/>" <text:s text:c="3"/>y='revenue',\n",</text:p>
      <text:p text:style-name="P4"><text:s text:c="8"/>" <text:s text:c="3"/>scatter=False,\n",</text:p>
      <text:p text:style-name="P4"><text:s text:c="8"/>" <text:s text:c="3"/>ax=ax,\n",</text:p>
      <text:p text:style-name="P4"><text:s text:c="8"/>" <text:s text:c="3"/>color='#D55E00',\n",</text:p>
      <text:p text:style-name="P4"><text:s text:c="8"/>" <text:s text:c="3"/>line_kws={'linewidth': 2},\n",</text:p>
      <text:p text:style-name="P4"><text:s text:c="8"/>" <text:s text:c="3"/>ci=95,\n",</text:p>
      <text:p text:style-name="P4"><text:s text:c="8"/>" <text:s text:c="3"/>truncate=True\n",</text:p>
      <text:p text:style-name="P4"><text:s text:c="8"/>")\n",</text:p>
      <text:p text:style-name="P4"><text:s text:c="8"/>"\n",</text:p>
      <text:p text:style-name="P4"><text:soft-page-break/><text:s text:c="8"/>"mean_discount = 0.19 <text:s text:c="7"/># 19 %\n",</text:p>
      <text:p text:style-name="P4"><text:s text:c="8"/>"ax.axvline(\n",</text:p>
      <text:p text:style-name="P4"><text:s text:c="8"/>" <text:s text:c="3"/>x=mean_discount,\n",</text:p>
      <text:p text:style-name="P4"><text:s text:c="8"/>" <text:s text:c="3"/>color='red',\n",</text:p>
      <text:p text:style-name="P4"><text:s text:c="8"/>" <text:s text:c="3"/>linestyle='--',\n",</text:p>
      <text:p text:style-name="P4"><text:s text:c="8"/>" <text:s text:c="3"/>linewidth=1.5,\n",</text:p>
      <text:p text:style-name="P4"><text:s text:c="8"/>" <text:s text:c="3"/>label='Mean discount (19%)'\n",</text:p>
      <text:p text:style-name="P4"><text:s text:c="8"/>")\n",</text:p>
      <text:p text:style-name="P4"><text:s text:c="8"/>"# optional label near the top\n",</text:p>
      <text:p text:style-name="P4"><text:s text:c="8"/>"ax.text(\n",</text:p>
      <text:p text:style-name="P4"><text:s text:c="8"/>" <text:s text:c="3"/>mean_discount, ax.get_ylim()[1]*0.95,\n",</text:p>
      <text:p text:style-name="P4"><text:s text:c="8"/>" <text:s text:c="3"/>\"19 % mean\",\n",</text:p>
      <text:p text:style-name="P4"><text:s text:c="8"/>" <text:s text:c="3"/>rotation=90,\n",</text:p>
      <text:p text:style-name="P4"><text:s text:c="8"/>" <text:s text:c="3"/>color='red',\n",</text:p>
      <text:p text:style-name="P4"><text:s text:c="8"/>" <text:s text:c="3"/>va='top', ha='right',\n",</text:p>
      <text:p text:style-name="P4"><text:s text:c="8"/>" <text:s text:c="3"/>fontsize=10\n",</text:p>
      <text:p text:style-name="P4"><text:s text:c="8"/>")\n",</text:p>
      <text:p text:style-name="P4"><text:s text:c="8"/>"\n",</text:p>
      <text:p text:style-name="P4"><text:s text:c="8"/>"# 5. Annotate r and p in the top-left\n",</text:p>
      <text:p text:style-name="P4"><text:s text:c="8"/>"# ax.text(\n",</text:p>
      <text:p text:style-name="P4"><text:s text:c="8"/>"# <text:s text:c="4"/>0.05, 0.95,\n",</text:p>
      <text:p text:style-name="P4"><text:s text:c="8"/>"# <text:s text:c="4"/>f\"$r$ = {r_value:.2f}, p = {p_value:.3f}\",\n",</text:p>
      <text:p text:style-name="P4"><text:s text:c="8"/>"# <text:s text:c="4"/>transform=ax.transAxes,\n",</text:p>
      <text:p text:style-name="P4"><text:s text:c="8"/>"# <text:s text:c="4"/>ha='right', va='bottom',\n",</text:p>
      <text:p text:style-name="P4"><text:s text:c="8"/>"# <text:s text:c="4"/>fontsize=11,\n",</text:p>
      <text:p text:style-name="P4"><text:s text:c="8"/>"# <text:s text:c="4"/>bbox=dict(boxstyle=\"round,pad=0.3\", facecolor=\"white\", edgecolor=\"gray\")\n",</text:p>
      <text:p text:style-name="P4"><text:s text:c="8"/>"# )\n",</text:p>
      <text:p text:style-name="P4"><text:s text:c="8"/>"\n",</text:p>
      <text:p text:style-name="P4"><text:s text:c="8"/>"# 6. Label the two highest-revenue points\n",</text:p>
      <text:p text:style-name="P4"><text:s text:c="8"/>"top2 = monthly.nlargest(2, 'revenue')\n",</text:p>
      <text:p text:style-name="P4"><text:s text:c="8"/>"for _, row in top2.iterrows():\n",</text:p>
      <text:p text:style-name="P4"><text:s text:c="8"/>" <text:s text:c="3"/>ax.text(\n",</text:p>
      <text:p text:style-name="P4"><text:s text:c="8"/>" <text:s text:c="7"/>row['discount_pct'],\n",</text:p>
      <text:p text:style-name="P4"><text:s text:c="8"/>" <text:s text:c="7"/>row['revenue'] * 1.02,\n",</text:p>
      <text:p text:style-name="P4"><text:s text:c="8"/>" <text:s text:c="7"/>row['month'].strftime(\"%b ’%y\"),\n",</text:p>
      <text:p text:style-name="P4"><text:s text:c="8"/>" <text:s text:c="7"/>ha='center', va='bottom',\n",</text:p>
      <text:p text:style-name="P4"><text:s text:c="8"/>" <text:s text:c="7"/>fontsize=9,\n",</text:p>
      <text:p text:style-name="P4"><text:s text:c="8"/>" <text:s text:c="7"/>color='black'\n",</text:p>
      <text:p text:style-name="P4"><text:s text:c="8"/>" <text:s text:c="3"/>)\n",</text:p>
      <text:p text:style-name="P4"><text:s text:c="8"/>"\n",</text:p>
      <text:p text:style-name="P4"><text:s text:c="8"/>"# 7. Grid and axis formatting\n",</text:p>
      <text:p text:style-name="P4"><text:s text:c="8"/>"ax.grid(axis='y', alpha=0.3)\n",</text:p>
      <text:p text:style-name="P4"><text:s text:c="8"/>"ax.grid(False)\n",</text:p>
      <text:p text:style-name="P4"><text:s text:c="8"/>"#ax.grid(axis='x', False)\n",</text:p>
      <text:p text:style-name="P4"><text:s text:c="8"/>"\n",</text:p>
      <text:p text:style-name="P4"><text:s text:c="8"/>"ax.set_xlim(0.12, monthly['discount_pct'].max() * 1.05)\n",</text:p>
      <text:p text:style-name="P4"><text:s text:c="8"/>"ax.xaxis.set_major_formatter(PercentFormatter(xmax=1))\n",</text:p>
      <text:p text:style-name="P4"><text:s text:c="8"/>"ax.yaxis.set_major_formatter(FuncFormatter(lambda x, pos: f\"€{x/1e6:.1f}M\"))\n",</text:p>
      <text:p text:style-name="P4"><text:s text:c="8"/>"ax.tick_params(axis='both', which='major', labelsize=14)\n",</text:p>
      <text:p text:style-name="P4"><text:soft-page-break/><text:s text:c="8"/>"\n",</text:p>
      <text:p text:style-name="P4"><text:s text:c="8"/>"# 8. Titles &amp; labels\n",</text:p>
      <text:p text:style-name="P4"><text:s text:c="8"/>"ax.set_title('Correlation: Avg Discount vs. Monthly Revenue', fontsize=14, pad=7)\n",</text:p>
      <text:p text:style-name="P4"><text:s text:c="8"/>"ax.set_xlabel('Average Discount (%)', fontsize=14)\n",</text:p>
      <text:p text:style-name="P4"><text:s text:c="8"/>"ax.set_ylabel('Monthly Revenue', fontsize=14)\n",</text:p>
      <text:p text:style-name="P4"><text:s text:c="8"/>"\n",</text:p>
      <text:p text:style-name="P4"><text:s text:c="8"/>"# 9. Legend adjustments\n",</text:p>
      <text:p text:style-name="P4"><text:s text:c="8"/>"ax.legend(\n",</text:p>
      <text:p text:style-name="P4"><text:s text:c="8"/>" <text:s text:c="3"/>title='Month Type',\n",</text:p>
      <text:p text:style-name="P4"><text:s text:c="8"/>" <text:s text:c="3"/>loc='upper left',\n",</text:p>
      <text:p text:style-name="P4"><text:s text:c="8"/>" <text:s text:c="3"/>frameon=False\n",</text:p>
      <text:p text:style-name="P4"><text:s text:c="8"/>")\n",</text:p>
      <text:p text:style-name="P4"><text:s text:c="8"/>"\n",</text:p>
      <text:p text:style-name="P4"><text:s text:c="8"/>"plt.tight_layout()\n",</text:p>
      <text:p text:style-name="P4"><text:s text:c="8"/>"plt.show()\n"</text:p>
      <text:p text:style-name="P4"><text:s text:c="6"/>]</text:p>
      <text:p text:style-name="P4"><text:s text:c="4"/>},</text:p>
      <text:p text:style-name="P4"><text:s text:c="4"/>{</text:p>
      <text:p text:style-name="P4"><text:s text:c="6"/>"cell_type": "code",</text:p>
      <text:p text:style-name="P4"><text:s text:c="6"/>"execution_count": 59,</text:p>
      <text:p text:style-name="P4"><text:s text:c="6"/>"metadata": {},</text:p>
      <text:p text:style-name="P4"><text:s text:c="6"/>"outputs": [</text:p>
      <text:p text:style-name="P4"><text:s text:c="8"/>{</text:p>
      <text:p text:style-name="P4"><text:s text:c="10"/>"name": "stdout",</text:p>
      <text:p text:style-name="P4"><text:s text:c="10"/>"output_type": "stream",</text:p>
      <text:p text:style-name="P4"><text:s text:c="10"/>"text": [</text:p>
      <text:p text:style-name="P4"><text:s text:c="12"/>"discount_bucket <text:s/>Avg Revenue / Month (€M) <text:s/>Avg Units / Month (k) <text:s/>Months in Bucket\n",</text:p>
      <text:p text:style-name="P4"><text:s text:c="12"/>" <text:s text:c="2"/>High (&gt; 20%) <text:s text:c="21"/>1.30 <text:s text:c="18"/>5.81 <text:s text:c="16"/>7\n",</text:p>
      <text:p text:style-name="P4"><text:s text:c="12"/>" <text:s text:c="3"/>Low (≤ 20%) <text:s text:c="21"/>0.69 <text:s text:c="18"/>3.04 <text:s text:c="16"/>8\n"</text:p>
      <text:p text:style-name="P4"><text:s text:c="10"/>]</text:p>
      <text:p text:style-name="P4"><text:s text:c="8"/>}</text:p>
      <text:p text:style-name="P4"><text:s text:c="6"/>],</text:p>
      <text:p text:style-name="P4"><text:s text:c="6"/>"source": [</text:p>
      <text:p text:style-name="P4"><text:s text:c="8"/>"\n",</text:p>
      <text:p text:style-name="P4"><text:s text:c="8"/>"# 1. Ensure datetime &amp; compute month-period\n",</text:p>
      <text:p text:style-name="P4"><text:s text:c="8"/>"df = orderlines_product_merged_df.copy()\n",</text:p>
      <text:p text:style-name="P4"><text:s text:c="8"/>"df['date'] = pd.to_datetime(df['date'])\n",</text:p>
      <text:p text:style-name="P4"><text:s text:c="8"/>"df['month'] <text:s text:c="5"/>= df['date'].dt.to_period('M').dt.to_timestamp()\n",</text:p>
      <text:p text:style-name="P4"><text:s text:c="8"/>"\n",</text:p>
      <text:p text:style-name="P4"><text:s text:c="8"/>"# 2. Compute per-line revenue &amp; make sure discount_pct exists\n",</text:p>
      <text:p text:style-name="P4"><text:s text:c="8"/>"df['revenue'] <text:s text:c="4"/>= df['unit_price'] * df['product_quantity']\n",</text:p>
      <text:p text:style-name="P4"><text:s text:c="8"/>"df['discount_pct'] = (df['price'] - df['unit_price']) / df['price']\n",</text:p>
      <text:p text:style-name="P4"><text:s text:c="8"/>"\n",</text:p>
      <text:p text:style-name="P4"><text:s text:c="8"/>"# 3. Aggregate to monthly-level\n",</text:p>
      <text:p text:style-name="P4"><text:s text:c="8"/>"monthly = (\n",</text:p>
      <text:p text:style-name="P4"><text:s text:c="8"/>" <text:s text:c="3"/>df\n",</text:p>
      <text:p text:style-name="P4"><text:s text:c="8"/>" <text:s text:c="3"/>.groupby('month')\n",</text:p>
      <text:p text:style-name="P4"><text:s text:c="8"/>" <text:s text:c="3"/>.agg(\n",</text:p>
      <text:p text:style-name="P4"><text:s text:c="8"/>" <text:s text:c="7"/>avg_discount <text:s text:c="2"/>= ('discount_pct', 'mean'),\n",</text:p>
      <text:p text:style-name="P4"><text:soft-page-break/><text:s text:c="8"/>" <text:s text:c="7"/>total_revenue <text:s/>= ('revenue', <text:s text:c="4"/>'sum'),\n",</text:p>
      <text:p text:style-name="P4"><text:s text:c="8"/>" <text:s text:c="7"/>total_units <text:s text:c="3"/>= ('product_quantity', <text:s text:c="3"/>'sum'),\n",</text:p>
      <text:p text:style-name="P4"><text:s text:c="8"/>" <text:s text:c="3"/>)\n",</text:p>
      <text:p text:style-name="P4"><text:s text:c="8"/>" <text:s text:c="3"/>.reset_index()\n",</text:p>
      <text:p text:style-name="P4"><text:s text:c="8"/>")\n",</text:p>
      <text:p text:style-name="P4"><text:s text:c="8"/>"\n",</text:p>
      <text:p text:style-name="P4"><text:s text:c="8"/>"# 4. Bucket into Low vs High discount\n",</text:p>
      <text:p text:style-name="P4"><text:s text:c="8"/>"threshold = 0.20 <text:s/># 17%\n",</text:p>
      <text:p text:style-name="P4"><text:s text:c="8"/>"monthly['discount_bucket'] = monthly['avg_discount'].apply(\n",</text:p>
      <text:p text:style-name="P4"><text:s text:c="8"/>" <text:s text:c="3"/>lambda x: 'Low (≤ 20%)' if x &lt;= threshold else 'High (&gt; 20%)'\n",</text:p>
      <text:p text:style-name="P4"><text:s text:c="8"/>")\n",</text:p>
      <text:p text:style-name="P4"><text:s text:c="8"/>"\n",</text:p>
      <text:p text:style-name="P4"><text:s text:c="8"/>"# 5. Summarize by bucket\n",</text:p>
      <text:p text:style-name="P4"><text:s text:c="8"/>"summary = (\n",</text:p>
      <text:p text:style-name="P4"><text:s text:c="8"/>" <text:s text:c="3"/>monthly\n",</text:p>
      <text:p text:style-name="P4"><text:s text:c="8"/>" <text:s text:c="3"/>.groupby('discount_bucket')\n",</text:p>
      <text:p text:style-name="P4"><text:s text:c="8"/>" <text:s text:c="3"/>.agg(\n",</text:p>
      <text:p text:style-name="P4"><text:s text:c="8"/>" <text:s text:c="7"/>**{\n",</text:p>
      <text:p text:style-name="P4"><text:s text:c="8"/>" <text:s text:c="11"/>'Avg Revenue / Month (€M)': ('total_revenue', lambda s: s.mean() / 1e6),\n",</text:p>
      <text:p text:style-name="P4"><text:s text:c="8"/>" <text:s text:c="11"/>'Avg Units / Month (k)': <text:s text:c="3"/>('total_units', <text:s text:c="2"/>lambda s: s.mean() / 1e3),\n",</text:p>
      <text:p text:style-name="P4"><text:s text:c="8"/>" <text:s text:c="11"/>'Months in Bucket': <text:s text:c="8"/>('month', <text:s text:c="8"/>'count'),\n",</text:p>
      <text:p text:style-name="P4"><text:s text:c="8"/>" <text:s text:c="7"/>}\n",</text:p>
      <text:p text:style-name="P4"><text:s text:c="8"/>" <text:s text:c="3"/>)\n",</text:p>
      <text:p text:style-name="P4"><text:s text:c="8"/>" <text:s text:c="3"/>.round(2)\n",</text:p>
      <text:p text:style-name="P4"><text:s text:c="8"/>" <text:s text:c="3"/>.reset_index()\n",</text:p>
      <text:p text:style-name="P4"><text:s text:c="8"/>")\n",</text:p>
      <text:p text:style-name="P4"><text:s text:c="8"/>"\n",</text:p>
      <text:p text:style-name="P4"><text:s text:c="8"/>"# 6. Pretty-print\n",</text:p>
      <text:p text:style-name="P4"><text:s text:c="8"/>"print(summary.to_string(index=False))\n"</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1. Map categories → tiers"</text:p>
      <text:p text:style-name="P4"><text:s text:c="6"/>]</text:p>
      <text:p text:style-name="P4"><text:s text:c="4"/>},</text:p>
      <text:p text:style-name="P4"><text:s text:c="4"/>{</text:p>
      <text:p text:style-name="P4"><text:s text:c="6"/>"cell_type": "code",</text:p>
      <text:p text:style-name="P4"><text:s text:c="6"/>"execution_count": null,</text:p>
      <text:p text:style-name="P4"><text:s text:c="6"/>"metadata": {},</text:p>
      <text:p text:style-name="P4"><text:s text:c="6"/>"outputs": [],</text:p>
      <text:p text:style-name="P4"><text:s text:c="6"/>"source": [</text:p>
      <text:p text:style-name="P4"><text:s text:c="8"/>"# your merged order‐lines DF\n",</text:p>
      <text:p text:style-name="P4"><text:s text:c="8"/>"df = orderlines_product_merged_df.copy()\n",</text:p>
      <text:p text:style-name="P4"><text:s text:c="8"/>"df['date'] = pd.to_datetime(df['date'])\n",</text:p>
      <text:p text:style-name="P4"><text:s text:c="8"/>"df['month'] <text:s text:c="5"/>= df['date'].dt.to_period('M').dt.to_timestamp()\n",</text:p>
      <text:p text:style-name="P4"><text:s text:c="8"/>"\n",</text:p>
      <text:p text:style-name="P4"><text:soft-page-break/><text:s text:c="8"/>"# define your tiers\n",</text:p>
      <text:p text:style-name="P4"><text:s text:c="8"/>"tier_map = {\n",</text:p>
      <text:p text:style-name="P4"><text:s text:c="8"/>" <text:s text:c="3"/># High revenue / high volume\n",</text:p>
      <text:p text:style-name="P4"><text:s text:c="8"/>" <text:s text:c="3"/>'Storage': <text:s text:c="13"/>'High rev, high vol',\n",</text:p>
      <text:p text:style-name="P4"><text:s text:c="8"/>" <text:s text:c="3"/>'Audio &amp; Video': <text:s text:c="7"/>'High rev, high vol',\n",</text:p>
      <text:p text:style-name="P4"><text:s text:c="8"/>" <text:s text:c="3"/># High revenue / low volume\n",</text:p>
      <text:p text:style-name="P4"><text:s text:c="8"/>" <text:s text:c="3"/>'Computers': <text:s text:c="11"/>'High rev, low vol',\n",</text:p>
      <text:p text:style-name="P4"><text:s text:c="8"/>" <text:s text:c="3"/>'iPhone': <text:s text:c="14"/>'High rev, low vol',\n",</text:p>
      <text:p text:style-name="P4"><text:s text:c="8"/>" <text:s text:c="3"/>'Portable Devices': <text:s text:c="4"/>'High rev, low vol',\n",</text:p>
      <text:p text:style-name="P4"><text:s text:c="8"/>" <text:s text:c="3"/>'Networking': <text:s text:c="10"/>'High rev, low vol',\n",</text:p>
      <text:p text:style-name="P4"><text:s text:c="8"/>" <text:s text:c="3"/># High volume / low revenue\n",</text:p>
      <text:p text:style-name="P4"><text:s text:c="8"/>" <text:s text:c="3"/>'Cases &amp; Protection': <text:s text:c="2"/>'High vol, low rev',\n",</text:p>
      <text:p text:style-name="P4"><text:s text:c="8"/>" <text:s text:c="3"/>'Cables &amp; Adapters': <text:s text:c="3"/>'High vol, low rev',\n",</text:p>
      <text:p text:style-name="P4"><text:s text:c="8"/>" <text:s text:c="3"/>'Tools &amp; Repair': <text:s text:c="6"/>'High vol, low rev',\n",</text:p>
      <text:p text:style-name="P4"><text:s text:c="8"/>" <text:s text:c="3"/>'Smart Home &amp; IoT': <text:s text:c="4"/>'High vol, low rev',\n",</text:p>
      <text:p text:style-name="P4"><text:s text:c="8"/>" <text:s text:c="3"/># Low revenue / low volume\n",</text:p>
      <text:p text:style-name="P4"><text:s text:c="8"/>" <text:s text:c="3"/>'Stand &amp; Mount': <text:s text:c="8"/>'Low rev, low vol',\n",</text:p>
      <text:p text:style-name="P4"><text:s text:c="8"/>" <text:s text:c="3"/>'Watch Accessories': <text:s text:c="4"/>'Low rev, low vol',\n",</text:p>
      <text:p text:style-name="P4"><text:s text:c="8"/>" <text:s text:c="3"/>'Peripherals': <text:s text:c="10"/>'Low rev, low vol',\n",</text:p>
      <text:p text:style-name="P4"><text:s text:c="8"/>" <text:s text:c="3"/>'Power &amp; Charging': <text:s text:c="5"/>'Low rev, low vol',\n",</text:p>
      <text:p text:style-name="P4"><text:s text:c="8"/>"}\n",</text:p>
      <text:p text:style-name="P4"><text:s text:c="8"/>"\n",</text:p>
      <text:p text:style-name="P4"><text:s text:c="8"/>"df['tier'] = df['category'].map(tier_map)\n",</text:p>
      <text:p text:style-name="P4"><text:s text:c="8"/>"df = df.dropna(subset=['tier']) <text:s/># keep only those 3 tiers\n"</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2. Build monthly‐by‐tier summary"</text:p>
      <text:p text:style-name="P4"><text:s text:c="6"/>]</text:p>
      <text:p text:style-name="P4"><text:s text:c="4"/>},</text:p>
      <text:p text:style-name="P4"><text:s text:c="4"/>{</text:p>
      <text:p text:style-name="P4"><text:s text:c="6"/>"cell_type": "code",</text:p>
      <text:p text:style-name="P4"><text:s text:c="6"/>"execution_count": 75,</text:p>
      <text:p text:style-name="P4"><text:s text:c="6"/>"metadata": {},</text:p>
      <text:p text:style-name="P4"><text:s text:c="6"/>"outputs": [],</text:p>
      <text:p text:style-name="P4"><text:s text:c="6"/>"source": [</text:p>
      <text:p text:style-name="P4"><text:s text:c="8"/>"# compute line‐level metrics\n",</text:p>
      <text:p text:style-name="P4"><text:s text:c="8"/>"df['revenue'] <text:s text:c="4"/>= df['unit_price'] * df['product_quantity']\n",</text:p>
      <text:p text:style-name="P4"><text:s text:c="8"/>"df['discount_pct'] = (df['price'] - df['unit_price']) / df['price']\n",</text:p>
      <text:p text:style-name="P4"><text:s text:c="8"/>"\n",</text:p>
      <text:p text:style-name="P4"><text:s text:c="8"/>"monthly_tier = (\n",</text:p>
      <text:p text:style-name="P4"><text:s text:c="8"/>" <text:s text:c="3"/>df\n",</text:p>
      <text:p text:style-name="P4"><text:s text:c="8"/>" <text:s text:c="3"/>.groupby(['tier','month'])\n",</text:p>
      <text:p text:style-name="P4"><text:s text:c="8"/>" <text:s text:c="3"/>.agg(\n",</text:p>
      <text:p text:style-name="P4"><text:s text:c="8"/>" <text:s text:c="7"/>total_revenue = ('revenue', 'sum'),\n",</text:p>
      <text:p text:style-name="P4"><text:s text:c="8"/>" <text:s text:c="7"/>avg_discount <text:s/>= ('discount_pct', 'mean')\n",</text:p>
      <text:p text:style-name="P4"><text:soft-page-break/><text:s text:c="8"/>" <text:s text:c="3"/>)\n",</text:p>
      <text:p text:style-name="P4"><text:s text:c="8"/>" <text:s text:c="3"/>.reset_index()\n",</text:p>
      <text:p text:style-name="P4"><text:s text:c="8"/>")\n"</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3. Scatter + regplot faceted by tier"</text:p>
      <text:p text:style-name="P4"><text:s text:c="6"/>]</text:p>
      <text:p text:style-name="P4"><text:s text:c="4"/>},</text:p>
      <text:p text:style-name="P4"><text:s text:c="4"/>{</text:p>
      <text:p text:style-name="P4"><text:s text:c="6"/>"cell_type": "code",</text:p>
      <text:p text:style-name="P4"><text:s text:c="6"/>"execution_count": 76,</text:p>
      <text:p text:style-name="P4"><text:s text:c="6"/>"metadata": {},</text:p>
      <text:p text:style-name="P4"><text:s text:c="6"/>"outputs": [</text:p>
      <text:p text:style-name="P4"><text:s text:c="8"/>{</text:p>
      <text:p text:style-name="P4"><text:s text:c="10"/>"data": {</text:p>
      <text:p text:style-name="P4"><text:s text:c="12"/>"image/png": "iVBORw0KGgoAAAANSUhEUgAAA68AAAM6CAYAAABuM3UZAAAAOnRFWHRTb2Z0d2FyZQBNYXRwbG90bGliIHZlcnNpb24zLjEwLjMsIGh0dHBzOi8vbWF0cGxvdGxpYi5vcmcvZiW1igAAAAlwSFlzAAAPYQAAD2EBqD+naQABAABJREFUeJzs3QeUU+XWBuA9vVGG3rtSpXdBUURpFlCqCCpiwUZRwXKxo4KFqyggimIDEaR4pYmgoEgHadJ7r0ObXvKvd+c/Mckkw5RkciZ5n7VCJv3kJGSf/ZX9BVksFosQERERERERmViwrzeAiIiIiIiI6GqYvBIREREREZHpMXklIiIiIiIi02PySkRERERERKbH5JWIiIiIiIhMj8krERERERERmR6TVyIiIiIiIjI9Jq9ERERERERkekxeiYiIiIiIyPRCfb0BRESBZPz48fLxxx87XBccHCyRkZFSoUIFuemmm+Shhx6SYsWKOdynf//+snbtWtm+fbuEhvrvT/fBgwelatWqvt4MmT17trzwwgsub4uOjpaSJUtK69at5amnnpJSpUrl+/YVJEePHpVbbrlF7rjjDnnvvfe88hpr1qyRAQMGZOu++H/29ttv6/0fe+wxGTZsmFe2iYiIPM9/j4CIiEysd+/e0rRpU/07IyNDLl26JJs3b5YpU6bI3Llz5dtvv3VI4nCQ3aNHDwkJCRF/9fLLL8vKlStl6dKlYha33nqrnuydO3dOVqxYITNmzNCkCYluTEyMz7aRRGrUqCFjx451uO6HH36Q9evX6/+d6tWr267HZ2Xcv1atWj7YWiIiyi0mr0REPtCoUSO56667Ml3fvXt3efTRR/U0f/58Wy9rmzZtxN/9/vvvputVRnLj6nMaOHCgjBw5UhsaZs2aJffff79Pto+s0BPu/DmtWrVKk9frr79eWrZsmekxrj5XIiIyN855JSIykRtuuEEeeOABHT77008/+XpzKAt9+vTRcyRIRERE5H1MXomITAbDg8F++CzmvKIXMC0tzXbdggULNIFq0aKFrSf3iy++0GHIzsNc33jjDWnfvr00aNBAOnTooEMmL1++7HC/v//+W4dY4vmuu+466dSpk87PTU5OdrgftqNv376ZtnvcuHF6G4bSGnMdcXny5Mk6xPb222+X+vXrS9u2beX111+XK1euONzv1KlTcuzYMf0bc4Nd+fXXX/V253nDsGfPHr0N7xUSExN1biPeB943et/Qo71hwwbxBMx9dQVDwMeMGaPzPLEf8X4xf/b48eO2+7z11lu6revWrcv0+O+++05vW7x4se26LVu22D4b7EPsS3zW6enptvtkd38DPiPcF5+ZM3y2zsNp8Z365ptv9DuGfdmsWTMZNGhQjvfl119/rd8/bFfXrl31ssVi0dsSEhKkcePG0qVLF5ePxZzZm2++OdP3Ozfcvf/9+/fL8OHDdT4zPrvbbrtN/vvf/0pSUpLD/fDYUaNG6XcN//fwufzyyy953i4iIsqaucZnERGRVKtWTQs4oTiTOzhQxkE2hhMPHTpUgoKCZNGiRZo0IVl97rnn9H5nzpyRu+++W86fP69JcZ06dWTnzp0ydepU2bRpkyYPYWFhmgg/88wzUrx4cbnvvvukRIkS8ueff2oS+ccff8hXX32l25Qb33//vcTHx8u9994r5cqV06QMCRqSPBTwwWsimR49erQWr0Ki524uIgpaYYjo//73P3nyyScdbpszZ46e33PPPXqO/YM5tP369dM5j2fPntXXxRBfDPWtXbu25IXRuIAkx3Dx4kVtUECi2rNnT7nmmmvk0KFDug9++<text:soft-page-break/>+03TSqrVKmi24h9it715s2bZ3ofKNiFxgbjdYYMGSIVK1bUhBFJM94XPuuNGzfqZ4TPP7v7Ozfw3cB3pGPHjtKrVy99n5jri0aVDz74QBsIsrO/cML3C0Wufv75Z/3MDx8+LP/5z3/0fXXu3Fl+/PFH2bZtm8N+xf+F3bt3yxNPPKHfEW9AAwFGPRQqVEi/M/heokFn0qRJOgQZ/1ciIiJs98f2Y/+OGDFCjhw5kulzJCIiL7AQEVG++eijjyw1a9a0/Pjjj1ne74YbbrDUr1/fdvm+++7Tx6WmpurlRx55xNKoUSNLenq67T5paWmWfv36WR599FHbdS+88II+bvny5Q7PP378eL1+yZIllsuXL1uaNWtmadmypeXs2bMO93v33Xf1fri/AZf79OmTaZs/+OADvW316tV6+ciRI3r5uuuusxw+fNh2P2xzhw4dLPXq1bMkJCQ4vOebb775KnvQYhkzZow+799//+3w3tu2bWu566679PK5c+f0Pq+88orDYzdu3Gi57bbbLD/88EOWr4HPB4/Ha+G5jBP2z+7duy2TJk3S7W/Xrp3lypUrtsfh9erWrauvYw+PwX4YNGiQ7bp77rlH93tycrLtur179+rrjh49Wi9j/+Bz6d69u8P9YNy4cXrf+fPn53h/4zPCffGZOcNni9sMeH5c/uyzzxzuh/fdqVMn3T77z9GZsV21atVy+MxSUlIsPXv21Ov37dun123YsEHv+8Ybbzg8By7jfvbv62pGjhzp8H205/z+MzIyLF27dtXPMy4uzuG++K7gvpMnT7Zdh8s45WR7iIgo7zhsmIjIhFJTUx1605yVLVtWh1mi5wq9Uhh6iUrEqFKMniLAdUuWLJGaNWvKjTfe6PB49DChhw89t+jFQ6+c0eNqDz1d6HFFr1tuYShopUqVbJfRc4YeYLzHCxcu5Pj5jJ7VefPm2a7766+/5PTp07bb0HtWuHBh7XWcOXOm9kAb24Lr0CuaHaj+jCGkxgnFfzAcF72dGP46bdo0W6Vh7O+FCxdqLy96V9HbbZywXzG8FPsavaLG+8B+X7Zsme31UADK/j3i/nFxcdrjiWG/9s9pDK/FZ+zN/Y3CYYBtsH99DCfHsFpsn6vhz84wfLlhw4a2y+jxf/DBB3W/YTg4NGnSRPcfvm/GEHlsN3o50bNp/748adeuXTrsvF27djos2f59Yqgyelyd9zN6wr21PURE5BqHDRMRmQwO2jEftXTp0m7vg/VFd+zYockqThji2KpVK02okGSgai8SFSRHSLqcIbmrW7eu/o1hm4Ahrs6ioqL0AN24T264Wgc1PDxcz+3nbGYXljlBgoYEB0OMkQQh6cNzYl6k8fzvvPOO3o4hqYAkHgkU7mO896vBHM9u3brp39ifWH5l9erVukYohiXbV0dGooP74ORqnxtOnjyp7wFJMLYRSTiG3SJpwjBiDJc1hk0fOHBAzzE0FydXME/Ym/vb2AZ8t9xx3gZXXH2/MEQeMLTagMT93Xff1eHqSByXL1+uCbKR0HsD5roaQ65xys57xPB1IiLKX0xeiYhMBkkpepvs5/w5w4EzEqmtW7fqwT0SKvQMIaFDDx8SWqPnKqseXDAK5riDhMdIfq52P1eu9vq5gUQGSSnWW0UhJvTcoUBSbGys7T5IttCzjCQI83dRpAdFjr788kt58cUXNQG9GiTu6G01YE7m888/rz2ymNeKgj/G+zMKCSGxfvrpp7PsNQf0DKPnEr21SHwxFxmJLYpKOX82mN9rrAvszHmN2bzub+fPEe8LjRgTJkxw+xgjCc2Kq+0y3p/9+sVoLMB+RVKP5BUNE3iPaJTxFmM7MF/Z3es4L+Pkrbm3RETkHpNXIiKTMZbIcXcQjQNtDHFEBVRUfkXlViQ3GFaKQk0YhopkDUOFUQTH6Dmzh2Tp1Vdf1deoXLmyXrd3795M90PFXvQ4YRisAYlGSkpKpvuiIFJ+wZBZVOxFso7iQdgX9j1z2BcYCoqhnUgQcTIaBpC0fvLJJ9lKXl0lYKgwi+JBSDoxHNdINtH7jf2Nnlf7hNeAIcBIeOyL/mCb8Xkj+UbxJdyGHlkDth9wvfNz4j3ic3bV03o1RrKYnc8R24Dv0LXXXpvptbA/MVwbye3VoKiRs3379mVKftEwg+8uGmXwPUUDBXrLs/MauWXsZ/zfct7PSN4x1JxDhImIfI/NhkREJrJ27VqZPn26DrF0l7wigUKyOnjwYIflbjAUGENjjeQEJ1SsRRKHaqn2UG0XB+R4LvRO4rHorUWlYnsTJ07UuY3224LhzFiH1n7pFQzrRLKRF9je7C6Dgp44DLXFa6KHDlVf8T4MeM+otuvcW4gEDD2ezr1oOYFeaFTtRUKJua///POPbfvR24tEz34+LqBXFUku5ijbvzZ6jZEUYV4pEthbb71VihQpYrsdw5zxXlHpFomcPcxtRhXi3Oz3MmXK6LlzRWvMXXUeHmt89h9++KHD9fj8Ueka86Kdl1NyBUmo/fBzJM6ff/657je8b3uojI053aiojOdGxWxvwiiHChUq6Ofm3NiDCtF4n6iCTEREvsWeVyIiH8ASHEbvF3p70HuI67AEDnrwkBRllWAhYcASHb1799YD+6JFi2ovGIYSYz6n0Xv07LPP6nDZhx9+WIdEInlDwoID8RtuuEETE2zHK6+8IiNHjpQ777xTnxMFhtBTiKVN6tWrp0u02A/rRFKLJWeQZCCBxjxBLO/inGDlBF4TiSCG9qJwD4Y/ZwW9lliuBUOmkcjbD+PE47EPsF2Y94t1ODEcFr2lSM7wXvMCc1Yx5xXryOJzwHYgqcX+RgKIocXYLhQoOnHihG6HsZ/tofEAn5+RGBpr/BqQyL788ss6d9f4bNB4gOdGrzN63pGk5xQSZgxDxncDiRkSfyRtSNTQC2qfwGH7sAwTCl+h9xTDszEkHZfRiIHefiMZzgqScGwreryxrzAcGN9ZLMNj9HwaUDgJvby4T9WqVd0OmfYUfDZvvvmmNjDgM8D/FYw2wLB8/F/B6ITHH3/cq9tARERXx+SViMgHkCTgZCQwGG6Kg3QkmUgKkQherZAQkgGsFYr5l0gg0fuIdTeRyBmJL67D<text:soft-page-break/>wTeSYSQgeE0kCjgQf+ihh2wJNBIj3Hfy5Mnay4deMRywI7EZOHCgw1BXJM7YZvRSoSexfPny+rpIYIYNG5brfYJkEMkdChNhe66WvDZr1kwTLSRQzsV8sH14z0iEkbD+/vvvej3WdkWvqVHYKS/wOWGINhJAzNFEQox9gP2N5B63YT1afJZInvG5uCoUheQQ24r9j6JbztBYgNvQS4nPBj2R2Od4PnyG+O7kBhLm999/X/cNthVForDv0ZNrn7ziO4JeXnzX8Jlj/2EILxJ4bLcxJPtqsD4sthVrzqKRA4/H69sPkzbg+4vvON6zt3tdDWjsQOMPPjs0RuD/FOYnI+FGUpub4dlERORZQVgvx8PPSURERJQnSJJRXAuJdXZ6domIyP9xzisRERGZCobRo/cTc7aZuBIRkYHDhomIiMgUsNwT5n1v2rRJE1gMjSYiIjKw55WIiIhMAXOrf/vtNy0IhUrDruYIExFR4OKcVyIiIiIiIjI99rwSERERERGR6TF5JSIiIiIiItNj8kpERERERESmx+SViIiIiIiITI/JKxEREREREZkek1ciIiIiIiIyPSavREREREREZHpMXomIiIiIiMj0mLwSERERERGR6TF5JSIiIiIiItNj8kpERERERESmx+SViIiIiIiITI/JKxEREREREZkek1ciIiIiIiIyPSavREREREREZHpMXomIiIiIiMj0mLwSERERERGR6TF5JSIiIiIiItNj8kpERERERESmx+SViIiIiIiITI/JKxEREREREZkek1ciIiIiIiIyPSavREREREREZHpMXomIiIiIiMj0mLwSERERERGR6TF5JSIiIiIiItNj8kpERERERESmx+SViIiIiIiITI/JKxEREREREZkek1ciIiIiIiIyPSavREREREREZHpMXomIiIiIiMj0mLwSERERERGR6TF5JSIiIiIiItNj8kpERERERESmx+SViIiIiIiITI/JK+UPi8XXW0BERERERAWYfySvN90kEhQkcv317u/Tp4/1Pg88IKZ28KB1O6dOtV7+/XfrZZwXRMnJIsOGiUyblrfneeYZ6+fs7OJFkcGDRcqUEYmJEWnbVmTJEsf7XLok0rOnSNGiIk2aiKxd63j7iRMixYuLHDiQt20kIiIiIiKv8Y/kFYKDRVavFjl6NPNt8fEi//ufFEhItlatsp4XREgM//tfkdTU3D/H+++LfPBB5uvT0kQ6dBD55huR4cNF5s0TufFGkdtvF5k799/7vfGGyObNIt9/L9K0qTWRTUn59/ZXXxXp31+kWrXcbyMREREREXlVqPgLJHfbt4vMnGnt6bOHxBW9csWKSYFTpIhIq1YSkNATih7Xn36y9po6w+e6fr3It9+K9OtnvQ7JLBLTp54SufNOa6PGr7+KPPqoSOfO1n35+ecie/aI1KsnsnOn9Tuza1e+vz0iIiIiIgrEnlckp127WhMRZzNmiPToIRLqlKtnZIi8847INdeIRESI1KwpMn68433S00XGjBG57jqRqCjr62B48m+/Ofbc4Tnmzxdp0ODf50KP4NXMni3SsKH1uZGA//234+3Ow4YTE0Uef1ykYkXr69SuLfLee5l7O++/X6R0aZHChUXatbP23hqSkqy9kXhsZKTItdda3yP2h6Fq1cxDrDGUGduCoc3Zed+4n9Gb+eCD1ue0f0/G0Gh30AiBJHPZMpFGjTLfvmOH9fyOOxyvv/lmaw/8li3Wy3gt7F8ID//3c4XnnxcZMkSkVKmst4WIiIiIiHzKf5JX6N0789BhzHdcuFCkb9/M98dcyZdfFrnvPmsvHoaTDh1qTewMSG5ef93ac7dokchnn4mcP29NhhMSHBPGJ5+0JkJI5pC0DRhg7dlzB6+J50Hih2GuvXpZtyUr2D68HySsixeL3HWXyHPPiXz5pfX2K1dE2rSxJtdjx1qTYyRut91mTQRROAnJHm4bNOjf9/3SSyKPPZb9fZ2d912unPX14T//EZkzx3EoNBobsvLmm9YEFEOBXSlZ0np+6JDj9fv2Wc/377eet25tbdQ4e1bkiy+sST2S7JUrrd8X9O4SEREREZGp+c+wYUAyhJ5R+6HDSJiQrKCQj73du62J6Ntvi4wcab0OCR6Gmb71lrV3s0QJkePHrZcxDNWA3sp77rEmVsaQXiSyGI56yy3Wy0iOqlSxJnTo4XQFSXGLFv/2VHbsaO0lRMLszvLlIrfeai1ABShiVKiQ9T0CejPR47lx47+9lUhmGze2PnbvXusw2unT/30OPF90tMioUdYkFMNpsyur942kEK8LNWr8+3d2h0Kjtzsrd99t/eyQLH/6qXU///GHyLvv/jvX2eghRoKO3lUk1BhmjM9wxAhrUo3ebMx5RcLdvbu18SIkJPv7gIiIiIiIvM6/el7Rw4heRfuhwyjSgx5ZJIX2MBTV6IVE4R/jhHmSGFaLJAi++86a0J05I/Lnn9YeTiQ/RiVde+jhM2BYr30C5QwJ04YNmYe8ovc1KxgSi6S7SxeRjz+2zgtF0mn0YmIb0ftpP8wWiSnmdKKnFUN2MXwayZw9o8cXCW5O5eR9exJ6XlFZGJ9by5bWebHomR49+t/3DUha8b7RK43GCCTr6BE+edLao44ThlfPmmUt+jRxove3nYiIiIiIAjh5dR46fO6ctZfR6GG0h9sAvYxhYf+e0BMKSHIABYFwHXo20TOKxAa9s67WLjWSJTDuYz+P1F5cnPXxxtBXA3oGs4LKvRhOi6QVvcHVq1vn4KKarvG+jF5YVzDkGa/p3LNYtqz1/MIFybGcvG9Pa9ZMZOtW6+eN3nScjAQay9/YQ688INl94QXrfgQUhMLQZ3wXMFf4xx/zZ9uJiIiIiChAhw1Dp07/9qIhWUEvJJZHcRYb+28PLO7vrHJl63xZPB/mpKKSMYalIjlbsCDvCQ4SKzzXqVOuk2p3UBQJ81NxOnzYOmcVw1zvvde6jXhfrtYr/<text:soft-page-break/>esva7VlvC7mfqJgkX0Ci7mrYCTT6Kk2ihoZ0HNpJthXP/9s7XWuUOHf6zFkGtvvqsgTYJgzEm40amD/430aiS72EXpkiYiIiIjIVPyv5xXJXbdu1uT1hx9cF2oCowgQEjn03hknDA/GMFwkRpgDiXMMG65b999eRRRMymvvIuZcoscUSbB9D25W69FiqDHmlGLdUyPBfuIJ63s0ihbdcIO1UBESWQOGQWN+6JQp1srD6Hl0rspsDIU25gZjXqrzmrkYkpxT3pw7iv2PKsb2DQlIsDGsGu/T1dJIuP2116xVppHgIlnH52okrEjis+q5JiIiIiIin/C/nldj6PDtt1uTEuelbwz161vneT78sLXAERJXzAt98UVrby2SRCQ6SOIwhxLzRDGsGEkxkkBPzOtEIaj27a2JJeZd4vWN+Zru5vSiFxnJF5Z8QY8wHoMiTahaDEjmPvrIOncXBaGQnH34oXXtUyS6WK4G82bxvo8dsy7Tg3muSOYwZBZJOmD/oZgVTiiuhKG16KXOKWN91qVLRerUsc5NRY/2P/9YizjlZYkaPBa9pyi6hH2DpBP7FO9r2jTXj0Hij/eIIeCAzxV/o/f66aetny0aK4iIiIiIyFT8r+cVUJAHw2dRrdZdpV9A8SVUxJ00yZrAIHFEMoQiQOgxROKFAj7oGUWBI1SkxVDdFSusQ42Nok65hV5S9OIi2UKVW1TMxVIuWZk82ZqgYqkcVEdG0oVCTEaRIWwXtg8JJ+ZxogAUhsWiYBGScvQ2YqgtkuVx4/5dGxdJqv1rI4nH86JyLxJh9EgaSXtOIPkfPtxa9blzZ5HUVOuwXhR5QkXivMI+w2eDqsNotEASi2WCXA0VP33amrwiUbeHfYeqyf36Wfcp9hsREREREZlKkMXiXHWIiIiIiIiIyFz8s+eViIiIiIiI/AqTVyIiIiIiIjI9Jq9ERERERERkekxeiYiIiIiIyPSYvBIREREREZHpMXklIiIiIiIi02PySkRERERERKbH5JWIiIiIiIhMj8krERERERERmR6TV6KreP7556V9+/Zub8dtuI+7y9mRm8f4Wv/+/fWUlfHjx0utWrVy9Ly5eYynHD16VF979uzZPnl9IqJAxDjrP9uck2MEotwIzdWjiMitjz/+WAoVKuTrzTCFnj17yg033ODrzSAiIj/COEsUuJi8EnlY3bp1fb0JplG2bFk9EREReQrjLFHg4rBhIi8P8zl9+rQMGzZMWrRoIc2bN5eXX35Zxo0bl2mIVGpqqowdO1batGkjjRo1koEDB8qhQ4eyfC0McUUL9N133y0NGjTQv+H48eMyfPhwfc2GDRvK/fffL//884/tcR07dpSnn3460/PdddddMnjw4Gy/V4vFIp999pncdNNN+vq9e/eWLVu2ZDkEeMqUKXLLLbfo/fv06SPLli3T+6xZs8bhfr///rvceeedUr9+fd3euXPnut2O//3vf/ocu3fvdrj+119/1euN947P4oUXXpB27drp6/fo0UOWLl2a7fdLRES+F0hx1t7ly5fl7bfflg4dOmhsvP3222XWrFm227t3757puXFfxGh7jz/+uDz00EOZnj85OVmaNm0qY8aMcbg+LS1NWrVqJW+++aZeTk9Pl++++07uuOMO3Sd4/vfee08fT+RtTF6Jsgk/3q5OWUlJSdGAtnHjRnnxxRc16OzcuVO++OKLTPddsGCB7NmzR9555x155ZVXZNu2bRqMr2bSpEkaQD766CMNlufPn9ekcPv27TJq1Ch5//33JSMjQ/r16yf79u3TxyApXL58uVy5csX2PLgN24bAml0bNmyQJUuW6Ou8++67egCBwOluvyDoI8B17txZJkyYoAF/6NChLu+Lg48HHnhAJk6cqL23OFDB9rmC4BwdHS3z5893uP7nn3+Wa6+9Vlvpz549q8nq+vXrdb8isa5QoYI88cQT8tNPP2X7PRMRkXcwzrqXlJQk9957rzbWDho0SGMoEs2XXnpJtw/QMLt27VpNLo06DkeOHJETJ07ouZHAr1q1KlNCCxEREfr+Fi5cqI3ThpUrV0pcXJxtuxGfjSQaMRrv+9tvv9Wk2P5xRN7AYcNE2XDs2DGpV69ejh+HpGj//v3y448/ynXXXafXofUSP/jOypQpo8EoLCxML6M1GEEBgS+ruT3NmjWTBx980HYZrc0XLlyQ6dOna3IGN954o3Tp0kU+/PBDDb4Iqkje0DPZrVs3W6JXpEiRLItmOAsPD5fJkydLbGysXr506ZL85z//kb1790rt2rUd7puQkKC9tAhyzz77rF7Xtm1bSUxMlBkzZmR6brTwYruhcuXKcuutt2pQdn5eiIqK0oCLAxPjQCQ+Pl5+++03TU7hyy+/1AOOxYsX2/YLAj0SZLTEowWbiIh8g3E2aygkiNFF33//vTRu3FivQ00JJPd4T0imkZDi/WAEFO6DJLVq1araeLtu3TqpVKmSNjojHt98880uXwcJKvYl7of3DWgYrl69uvb2Ir6jt/eZZ56RRx55RG9HT3bp0qVlxIgRsmLFCo2tRN7CnleibChVqpT+WLs64TZ3Vq9ercHCCKiAAOkqaGDojRFQoWLFiraEMCt16tRxuIxghesQpI1W6+DgYA2sf/31l94H29SkSRNN9gwITp06ddKENLuuueYaW+Jqv80Y2uTs77//1pZjvIY9d0mjETSzuy8QcA8fPmwbtozhwGiRxwEEIPFFMDcONAy4/cyZM3rwQ0REvsE4mzXEMMQvI3G1j2EYrrt582Z9f8WKFbNtA/ZNy5YtdZQTkldAcokRScZ7d4Zh0OXLl7eNZMJzIwE3el2xHdC1a1eHx+FySEhIpilARJ7GnleibECgQYuju9vcwTCbEiVKZLre1XUY9moPgRAwFCkrzo9DazBak921YKOnEz2VCERvvPGGbiOGFuExb731VpavlZdtRq8nFC9e/Kr7wvm5jefNajgSAjQOJBBwEcBxjiBsFIy6ePGiHkw4K1mypO3gJTIyMot3S0RE3sI4mzXEMFdJv<text:soft-page-break/>H0MMxJoJNcYdYTkFUOpkYzOnDlT7/fHH3+47XWFoKAgHSKN+2MkFUYwoacW1xnbAc7bEhoaqomzq8ZrIk9i8krkRUimDh48mOn6c+fOee01CxcurEkbhu9kdRCAeacYmosWVfQ6okUX82e8xUgi8d4x/Mg5qc0rBG0EVwzLeuyxx3SOzuuvv267vWjRotrD6sy4DkGXiIgKlkCJs4hhropLOccwDB3GdmEUEoYLGz2pGOq8adMmHXr86quvZvlaSLo//fRT7UVFzzGKYBmjlrAdxuvaj2TCXFok6Yyl5G0cNkzkRQgaaG3dsWOH7ToMnUXLpzdf88CBA1KtWjVtxTZO8+bN0+FXGNYDmHeD1lcMr8U8UAw9Qourt2CuKgI+CjzZ++WXXzz2Ggi4J0+elE8++UTf52233Wa7DcEXgRvzqpznS6EFuUqVKh7bDiIiyh+BEmcRwxC/EMecYxiGQmPEkVFLAqOUkHxi+xDfsG3oPUZhRSSXzkOPndWoUUN7lTGCCUWnjOk3xnsH5wKJuIxCUd5sBCcCJq9EXoT5nAgCGL6DoIbhNyhwgBZhbyWKKECEIVA4R4sphg+hGuI333yjgcweAhLmvyAg2lc/xNxRzFH1JMxBQoVEVCRECzB6RnGOghf2w7fyombNmjoPadq0aVqsw74AB4ptYH4u9gs+CwRkFHfCsCqce+L1iYgofwVKnMVSPagzgfeJok1//vmnji5CcaVHH31UE2XAOZJT9PYaiSaG9KKOBIowYVhxduIdtnXOnDmaCNvXqsA2YEkeFKVCcSrMr8USeK+99ppO30ERKSJv4tEakRchYOBHHUu1YJgOhvKgUAIq5zrPofHkECoENgznwWtiCC2GD40ePVoDrT1UBERvKFpl7QMuKhdizVZPQ4B96qmn9AADf2PZGqPysKf2BwIuWn/tW4oBrc9IlNGajGFcQ4YM0eUD8F7vuecej7w2ERHlr0CJs5hDi+QYPblIGrEsHZJRvCbiqvNrApJJg/G3qyVy3DUKIPnH62H77eE1kURj2R40FGDN1wEDBuiKAmwIJm8LsnBBJiKvwXpymOeC4av2LcBYbxRzQI3Fzs0I2+zJIb2oxoj5qAig5cqVs12PoIdkEnNrjJZjIiKi7GCcJQosLNhE5EWo0IcePiwsjlZg9AhiiBEWRjd6HM0IPaP2RZU81TqOVtmvvvpKW4wx7waFI/773//qGnhMXImIKKcYZ4kCC3teibxs0aJFOqRp3759OncEQ5uQvKGoglmhFRst1p4ecnXkyBH54IMPtJcVZf1RARHDezGE2H7tPSIiouxinCUKHKZJXtFS9sMPP+jkcPz4GNVJ33nnHR0Sguqh+I+O3pqOHTtqK1tWazJiKOIXX3yhpbyxcDXWqsKPGeDAGWPzUQ0OE96d151MSUmR66+/XteqQoU4dws5ExERmRljKxER+RNTzKpOTk6WgQMHahDt2bOnLoyMSekIiKdOnZInn3xSh4Ig+L7yyis6HARVzdzB/caOHatBePbs2RogUWnUeT1JTCp3XrYDUBXuypUrXnmvRERE+YGxlYiI/I0pkldUXNu8ebN8/fXXGmAxBwDB9aWXXtJqbijwgkpuVatW1QpqWNYCFc7QiuvKpEmT5L777tPhiCjp/dZbb2mVNgRue61bt9ahJs4WLlyoJcWJiIgKKsZWIiLyNz5PXjFqGYEPBVtcTVxHq/HIkSMzteqmpqa6bMHFul4HDx7U4Gkw1rdat26dw307d+4sa9eudWg1xsLWy5Ytky5dunjoHRIREeUvxlYiIvJHPk1eExMTpWnTphoUZ82apYsq25/QMoxWYszPMSCwTp06VefaOM+ngZMnT+q5/VIcULp0adtthubNm+s8HyzkbMDi1pUqVdIFr3MLLdM4ERER5TfGViIi8lc+XSoHrbbjxo3TBY5HjRolrVq1cri9VKlSmdaJxOLTKDKBohHugjaEh4c7XB8REaHzf+xhPTAUqMDwpl69etmGNXXt2jVP7+vEiRN5ejwREVFuMbYSEZG/8mnyioA5dOhQ/Xv06NFaodCAv1euXGm7jGFMuC+GImHB6QYNGrh8TqNKovOcHQRXzM1xhuFN999/v8TFxWlQRkGJ5557To4fP+6x90lERJRfGFuJiMhf+bznde7cudK3b18dyoSWX/u5N2jRhdOnT8vDDz8sx44d03W8MCTJHWNIEx5jPzwJl8uUKZPp/hhaVaJECR3ehOBcs2ZNHdrEAEvkBZgDt2CBCOa9uRiaSER5x9hKFGAYWymA+HTOa1hYmFSpUkWrIK5atUoDLi7jhCAHFy9e1NZbFH7AcKasgisgWFarVk3Xm7NvhV6/fr3LxxrDmxYvXqzDmlhMgsiLDh4U6d/fek5EXsHYShRgGFspgPi059UwePBg+eOPP7SVePjw4dKkSRNJSEiQX375RVtpjxw5Ip9//rkWkcDC6AZcxhCoCxcu6OXY2FhbFUUMlUKgrl+/vkyePFkrHfbo0cPl62N4ExZWR8DHWndEREQFHWMrERH5G1MkrxhSNG3aNB22hJOxSDqGGe3YsUOrIKKF2NnSpUt1kfSnnnpKL2PxdUCBiMuXL8t///tfDb6onvjll1+6rKAIGFZVsmRJbZF2NfyJiIiooGFsJSIifxNkwWJw5FG33HKL7QCAiOxs3IjJcCIbNog0aeLrrSGiAoSxlcgNxlYKID6d80pEASYmRgTLduCciIiI8o6xlQKIKYYNE1GAqFVLZNUqX28FERGR/2BspQDCnlciIiIiIiIyPSavRJS/83KCgqznRERElHeMrRRAmLwSERERERGR6TF5JSIiIiIiItNj8kpERERERESmx+SViIiIiIiITI9L5RBR/qlbV2TPHpGKFX29JURE5EGpaRmSnJouEWEhEhbKvpF8xdhKAYTJKxHln8hIkWuu8fVWEBGRh<text:soft-page-break/>xw+eUlWbT0hm3af0QQWiWvjmqXk+gblpVKZwr7evMDA2EoBhE1jRJR/DhwQue8+6zkRERVo63eckvE//C2/bTgiyalpEhISpOe4/NGMTXo75QPGVgogTF6JKP/ExYl89531nIiICnSP64wluyQxJU3KlYyRYoUjpVBUmJ7jMq7H7UdOXfb1pvo/xlYKIExeiYiIiChHMFT4ckKKlIqNkqCgIIfbcBnX43bcj4jIU5i8EhEREVG2YW4r5rhGRYZmSlwNuB63b9x1Wu9PROQJTF6JiIiIKNtQVdhanCkky/uFhYTYqhATEXkCk1ciyj/lyom88or1nIiICiRjOZzUtKyT0tT0dL0f7k9exNhKAYTJKxHlHwTWV19lgCUiKsCM5XASk9LEYrG4vA+ux+1NapXmuq/exthKAYS/JkSUfy5dElm82HpOREQFVuv65aRwdLicuZCYKYHFZVyP23E/8jLGVgogTF6JKP/s3SvSqZP1nIiICqzKZYtI71trSVR4qJw4Gy9xl5PkSkKqnuMyrsftlcoU9vWm+j/GVgogob7eACIiIiIqeJrVKSNlikfrcjhGVeGIsFBpfV157XFl4kpEnsbklYiIiIhyBQkqTt1vukarChvFnIiIvIHJKxERERHlCRJWJq1E5G38lSGi/BMRIVKjhvWciIiI8o6xlQIIe16JKP/Uq8eCEkRERJ7E2EoBxBQ9r+np6TJ9+nTp1auXNG3aVE/9+vWTI0eO2O4TFxcnbdu2lTVr1lz1+ebPny+33367NGzYULp06SJz58613Xb06FGpVauWnrZv3+7y8Z07d9bbs/NaREREZsTYSkRE/sbnyWtycrIMHDhQPvnkE+nZs6fMnDlTvvnmG6lbt67ExMTofU6dOiUPPfSQnDlz5qrPt3r1ahkxYoTcd9998vPPP2ugfuGFF2T58uUO9wsLC5PFWBPLyc6dO+XAgQMefIdEZLNli0ipUtZzIvIaxlaiAMLYSgHE58nrhAkTZPPmzfL1119rgK1evboG15deekmKFy8us2bNkjvvvDPbz7d06VJt2e3Tp49UqlRJA2zt2rXljz/+cLhf69atZdGiRZkev2DBAmnWrJlH3hsROUlLEzl71npORF7D2EoUQBhbKYD4NHm1WCzaGtytWzcNrK4sWbJEhg0bJh9++GG2nrNEiRKyZ88ebSXG82N40r59+6RBgwaZhi8dOnRIduzY4XD9woULdTgUERFRQcTYSkRE/spnBZsSExOlTZs2Eh8fry3A8+bNc7h95MiR2sL76aef2ubTZEf//v1ly5Ytcv/990tISIjO+XnssccytTBXqFBBgy5aiOvUqaPX4XGXLl3S7SIiIipoGFuJiMif+Sx5DQ0NlXHjxskjjzwio0aNklatWjncXgpj93PhxIkTWoDi5ZdfliZNmmgrMV4Hw5x69OiRqYV4xowZ2vpstAx37NhRAzMREVFBw9hKRET+zGfJa1pamgwdOlT/Hj16tENQw98rV67M1fM+9dRTWg0R83EALb8XL16Ud999V+6++26H+3bq1EnGjh2rhSQwlwcBdsyYMXl6X0SUhZo1Rf76y3pORB7H2EqBLCEhQaKjoyXgMLZSAPFpzyvK7Pft21caN26sVQwNwcHBEpGLhZbPnz8v+/fvl/r16ztc36hRI5k4caJcuHDB4fry5cvrbRjehB88DINq3ry5HD9+PA/vjIjcKlQIFV18vRVEfouxlQJVUlKSpKamSkBibKUA4rOCTSinX6VKFa2CuGrVKg24uIwThiHlRtGiRSUqKkp27drlcD0uFylSRCssOkMLMcr6o2UYfyO4E5GXYH7d8OHWcyLyOMZWClSXL1+WgMXYSgHE59Fk8ODBUrVqVW0lRmvx4cOHdajRRx99lO0fK7QKG0OiBgwYoC3BeC4sxI5zFKZAYQlXMDcHa8/Nnj1bunbt6tH3RkROTp8WGTfOek5EXsPYSoEkIyNDi5QFLMZWCiA+GzZsiIyMlGnTpsmUKVP09Nprr+n1WD/u6aefvurjMadn7dq1smzZMr08ZMgQKVasmAZVFJioWLGiPPfcc1pd0ZUyZcpo8YmTJ0/qMCciIqKCjrGVAsmVK1d0eDoR+b8gCxZsI4+65ZZbbIu6E5GdjRtFmjYV2bBBpEkTX28NERUgjK3kzrFjx3R+denSpXWYe8BhbKUA4vNhw0REREREuZGcnKzFmogoMDB5JaL8U7KkyOOPW8+JiIjyCPOzA37IMGMrBRCfz3klogBSubLIJ5/4eiuIiMgPYOYb5rsGPMZWCiDseSWi/JOQYJ2bg3MiIqI8QIXhtLQ0X2+G7zG2UgBh8kpE+WfnTmtRCZwTERHlwaVLl3SZnIDH2EoBhMkrERERERUoKSkpkpiY6OvNIKJ8xuSViIiIiAoUzHVlrytR4GHySkREREQFqlATqgzjnIgCC5NXIso/wcEihQtbz4mIiHJZqCk1NdXXm2EejK0UQLhUDhHln0aNUGHD11tBREQFGIcMO2FspQDCJhoiIiIiKhDQ44qeVyIKTExeiSj//POPSL161nMiIqIcwlxX9ro6YWylAMLklYjyT1KSNbjinIiIKBdDhlmoyQljKwUQJq9EREREZHoYLoz1XYkocDF5JSIiIiLT45BhImLySkRERESmxkJNRARMXoko/1SvLjJvnvWciIgomy5dusReV3cYWymAcJ1XIso/sbEid97p660gIqICJD09XZNXFmpyg7GVAgh7Xoko/5w8KfL229ZzIiKibEDimpaW5uvNMC/GVgogTF6JKP8cPy7y4ovWcyIioqtAbyt7Xa+CsZUCCJNXIiIiIjJthWEUayIiAiavRERERGRKFy9eZKEmIrJh8kpEREREpoOlcZKTk329GURkIkxeiSh/KyL26GE9JyIiysKVK1fY65odjK0UQILNUgJ9+vTp0qtXL2natKme+vXrJ0eOHLHdJy4uTtq2bStr1q<text:soft-page-break/>y56vPddtttUqtWLYfT888/r7cdPXrUdt327dtdPr5z5856e3Zei4hyAGvQzZzJteiI8gFjKxX07y96XikbGFspgPh8nVcMB3nkkUdk3759MmTIEA2uSUlJMmfOHImJidH7nDp1SgYPHixnzpy56vMlJCRoYP7000+lXr16tusjIyMd7hcWFiaLFy92uA/s3LlTDhw44LH3R0R2UlJETp8WKV1aJDzc11tD5LcYW6mgw3cOCSxlA2MrBRCfJ68TJkyQzZs3y+zZs6W6XYtR3bp19XzWrFny7rvvSoUKFbL1fHv37tUhJo0bN5aiRYu6vV/r1q1l0aJFMnz4cIfrFyxYIM2aNZN169bl+j0RkRvbtok0bSqyYYNIkya+3hoiv8XYSv6QvHJ5nGxibKUA4tNhw/hRmjlzpnTr1s0huNpbsmSJDBs2TD788MNsPeeuXbukZMmSWQZXY/jSoUOHZMeOHQ7XL1y4ULp06ZKDd0FERGQejK3kD9/hxMREX28GEZmQz3pe8aPUpk0bnc+AFuB58+Y53D5y5Ejp06ePDlEy5tNkN8BGR0fL008/LRs3bpRixYrJPffcIwMGDJDg4H9zdbQ2N2jQQFuI69Spo9dt2bJFF8LGdhERERU0jK3kL9/jtLQ0X28GEZmQz5LX0NBQGTdunM7JGTVqlLRq1crh9lKlSuXqeffs2aNBsmPHjvLEE0/Ihg0bdGgU1gnDvB/nFuIZM2Zo67PRMozHhYSE5OGdERER+QZjK/kDNL6wyjARmSp5RYva0KFD9e/Ro0c7BDX8vXLlylw972effaaFKgoXLqyXUdkQpdYnTpwoTz31lMN9O3XqJGPHjtVCErgfAuyYMWPy9L6IiIh8hbGV/GHIMKsME5Epe17nzp0rffv21QIQI0aMsN2GIUgRERG5et7w8HA92atZs6ZO/EcLsb3y5ctLo0aNdHiTUdWuefPmcvz48Vy+KyLKUqNGIklJKEnq6y0h8kuMrVTQoVGEQ4ZziLGVAojPCjahnH6VKlWkZ8+esmrVKg24uIxTpUqVct1a16FDB/n4448drt+6dasOlcIcHWdoIUZZf7QM42/7uTtE5GH4/4WDZ/4/I/IKxlYq6DA8nUOGc4ixlQKIz7/lWGOuatWq2kqM1uLDhw/rUKOPPvooW4+/fPmynD9/Xv8OCgqSW2+9VaZMmaJl+fFcmHfz+eefa5EJVzA3B2vPYTmBrl27evS9EZGT3btFbrrJek5EXsPYSgW1UBOrDOcCYysFEJ+v84oFzqdNm6ZBEafXXntNr69du7bboGgPc3rWrl0ry5Yt08vPPPOMFCpUSD744AM5efKkVKxYUV566SXp1auXy8eXKVNGmjRpovfFMCci8qIrV0SWL7eeE5HXMLZSQYQh6Ox1zQXGVgogQRauAO1xt9xyi54vXbrU15tCZC4bN3IhdSLKFcZW/5aamqq9+pgjnRsYIVC6dOmrrkXslxhbKYD4fNgwEREREQU2DFVnrysReW3Y8PLly+Wvv/6S06dPy/Dhw2XHjh1Sr149XaCciIiIco6xlQIRBgEieeVgQCLyePKKifRYoBzBFfNfsBbXoEGDZPr06fLPP//It99+K9dee21On5aIAkHlylgw0npORDaMrRTo338MG6ZcYmylAJLjYcMo1rB9+3aZOnWqrF692tZKhgXIUaDhww8/9MZ2EpE/KFlSZNAg6zkR2TC2UiDjkOE8YmylAJLj5BVrtmEoU6tWrXRyvAGT5FGafwMmixMRuXL2rMjnn1vPiciGsZUCVVpamlxhldy8YWylABKcm8Wj3c29QYW3hIQET2wXEfmjw4dFHn7Yek5ENoytFMjfffa65hFjKwWQHCevmHPzv//9z+VtWA+Oc3KIiIhyhrGVAhGWxcHarizUREReK9iE4UtPPvmkXLhwQW6++WYd3rRu3TqZPXu2fP/99/L+++/n9CmJiIgCGmMrBSIkrhg2TETkteS1Q4cO8u6772ogRUl/eOedd6REiRLy6quvSqdOnXL6lERERAGNsZUCDXtdiSjf1nm944479LR//35tJS5SpIhUr15dgoNzPAqZiAJJoUIi7dpZz4nIAWMrBRL2unoQYysFkFwlrwYEVSKibKtZU+T33329FUSmxthK/o69rh7G2EoBJMfJa/v27R3K+LuydOnSvGwTEfkrVJTEQvRhYSLsTSKyYWylQMJeVw9jbKUAkuPktUWLFpkCbHx8vGzdulWSk5Pl/vvv9+T2EZE/+ftvkaZNRbBmZZMmvt4aItNgbKVAgWVxsDwOe109iLGVAkiOk1cUkHAlNTVVHn/8cUlMTPTEdhEREQUMxlYKFEhc8b0mIsoNj40tCAsLkwEDBsisWbM89ZREREQBjbGV/Al6W9nrSkR5EezpOQwY5kRERESewdhK/gLf45SUFF9vBhEF0rDhuXPnuqwad/LkSfn222+lWbNmnto2IiKigMDYSoHSEIM5r0RE+Za8Pv/8825va9y4sYwaNSrXG0NEfu6660SOHBEpXdrXW0JkKoyt5O8wb5tzt72EsZUCSI6TV1el+lEhsVChQrqgOhGRW+HhIhUr+noriEyHsZX8HXtdvYixlQJIjpPXChUqeGdLiMj/7d8vMnKkyJgxItWr+3priEyDsZX8GZZ74rxtL2JspQCS4+QVFeJmzpwpv/32mw7/cG5FQ0vxV1995cltJCJ/ceGCCKqmvvCCr7eEyFQYW8mfocIw5nCTlzC2UgDJcfL6/vvvy+effy4VK1aUsmXLZlpUneXPiYiIcoaxlfxVWlqaXL582debQUSBXG34wQcflJEYnkBERER5xthK/oq9rkTk03Ver1y5IjfddJN4Gn7Ypk+fLr169ZKmTZvqqV+/<text:soft-page-break/>fnIE1dP+X1xcnLRt21bWrFmT5XNhuBVasDt27CiNGjWSrl276nAsAx5fq1YtqVu3rpw/fz7T47EGGZYlwH2OHj3q4XdKRETkiLGV/BG+M+h15cgBIvJZzysC38aNG6Vly5Yencj/yCOPyL59+2TIkCH6GklJSTJnzhyJiYnR+5w6dUoGDx4sZ86cuerzffrpp/LFF1/Ia6+9Jtddd52sWrVKXn31VQkLC5Nu3brZ7hccHCxLliyR3r17Ozx+xYoVeiBBRB5WvrzIW29Zz4nIhrGV/BE+bzRakJcxtlIAyXHyOmjQIHnuued0DkPDhg0lKioq032aN2+eo+ecMGGCbN68WWbPni3V7aqkofUWZs2aJe+++262qzGilXngwIHSpUsXvVy5cmV9frQQ2wfY1q1by6JFizIF2IULF2rr8Lp163L0PojoKsqWZUEJIhcYW8kfsdc1nzC2UgDJcfKKOTnwySef6Ll9UQn8QOHyjh07clxhEYHPPrjaQwvusGHDpE2bNtKhQ4erDlEZM2aMVKtWzeF6tARj3oW9zp0768LvGN5UvHhxvQ6t0suWLdODCAZYIi9URFyxQuTGG0ViY329NUSmwdhK/gY9//jcKR8wtlIAyXHy+vXXX3vsxbEcAIIm1v5CC/C8efMcbkfhij59+uhQJcjOHBkEUrT62jt+/LjMnz9fn8u5FbtYsWLy66+/6nwgwDIFlSpVkho1anjgHRJRprXo7rpLZMMGkSZNfL01RKbB2Er+hoWa8hFjKwWQHCevLVq08NyLh4bKuHHjdE4OWmlbtWrlcHupUqXy/Bpnz56Vhx9+WEqUKKHzeuyhJRuFJzC8yQiwGNaEIhRERET5hbGV/AmSVi6PQ0SmSF4BQ4GmTJkif/31lxZ5QPVBtLDWrl37qkOP7GFuz9ChQ/Xv0aNHS0hIiO02/L1y5UrJi/3792vwxo8oWrWLFCmS6T4Y3nT//fdrtcXw8HAtKIFhTWhRJiIiyi+MreRPhZrY60pEpkheUV6/b9++OpcBlQt37typP1AHDhzQ4hA4ZbfcP1qHsbYdnq9x48YyYsQIhyFKEREROd08mw0bNmhrcJkyZfQAAOeu4D2g5RgHCJGRkVKzZk0d2sQAS0RE+YWxlfwteWWhJiIyRfKKgg0ISN98841ER0druXx4//33NehOmjQp2wEW5fWrVKkiPXv21OdDwM1u1cOsbNmyRSs3oqLixIkTXbYKOw9vWrx4sbYOG1UUicgLIiNR6tR6TkQ2jK3kL7A0Dgs15TPGVgogwTl9ANZ1e/zxxzVo2VdDBJTF37NnT443Aq24VatW1VZitBYfPnxYW50/+uijbD0e8yqMBdExXOrZZ5/Vg4B33nlHgz6GX+HkatF0Y3jT6tWr9b3hbyLyEgTX7dut50Rkw9hK/tTriurUlI8YWymA5GrOK1px3bW2OQfd7MCQomnTpulcH5ywADpgns/TTz991cdjTs/atWu1DD9ahg8dOqTXO88RQssz7uMMw6pKliypQ5rcDYEiIiLyJsZW8gccMkxE3hRkyeEvzKOPPqoFGKZOnarzZurVq6cLoCMYooAD5tNMnjxZAtktt9yi50uXLvX1phCZy99/W9ehw3p0jRr5emuITIOx9eoYW80PyzQdO3bMJz2vaOApXbq0FC1aVAIOYysFkBz3vD7zzDM6BOm2226Tli1b6o8FWnT37dunrbJo5SUicgkHNFg+gUPKiBwwtlJepaZlSHJqukSEhUhYaI5nhXkEhppzyLAPMLZSAMlx8oqKgVj0/OOPP5Y1a9Zo2X2U9cei5Cg4UatWLe9sKRERkZ9ibKXcOnzykqzaekI27T6jCSwS18Y1S8n1DcpLpTKF8207UB0bQ4aJiEyVvOLHqVq1aloBkYiIiPKOsZVy07O6fscpmbFkl1xOSJGoyFAJCw2R5NQ0+W3DEb2t9621pFmd/JlvnJCQwLVdich8yWvbtm2la9euctddd0n9+vW9s1VEREQBhLGVctqzWq18UZm5dLckpqRJuZIxdkW9wiS2kEXOXEjUxLZM8eh86YFloSYiMmXyevvtt8uiRYvku+++03XkunXrJnfccYdH1pAjIj9Xu7bIhg3WcyKyYWwlV7LqWV206qAgVaxWPvPySrhcKjZKTpyN18TX28krKmKj55V8hLGVAkiOqw0DHoK12+bPny9LlizRCfpNmjTRFuNOnTpJ4cL5N8fCjFgRkYiIcoqxNWuBFlvR4zr+h7+1ZxWJqH2Cmp6RIdv3nRcJErm2UqxERbjui4i7nCQRYaHyxqPXe7WIE9b6PXfunE97XgO62jBRAAnO7Q9E69at5c0335Q///xTJkyYIOXKldM15G644QbPbyUR+YfDh0WeeMJ6TkQOGFvJHnpM0ePqnLgCcsTQkCCxZFgk7lKy2+cICwmxzZX1Jg4Z9jHGVgogeWqGS0tL0wC7YMECWYG1pUQ08BIRuXT2rMiECdZzInKJsZWQcGKOK4YKOyeuEBwcJEHBQdrzejE+WZNZl8+Tnq49rijy5C0YLoxhw+RDjK0UQELzOqzp4sWL0qBBA3n66aelS5cuUqxYMe9sKRERkZ9ibCV76Cm1FmdynXQGBwVJ0ZhwOROXKBnpFsnIsEhIiHPvrEUSk9Kk9XXlvTpkmGu7EpGpk1cMXcK8hvLly8u9996rc3GqVq3qna0jIiIKAIytZM9YDgfFmVA92JViRSLl7MUkSbdYxLlzFokrqg0Xjg6X1vXLeW07k5OTubYrEZk7eW3fvr3ceeed0qxZM+9sERERUYBhbCV7xnI4qCqMZW9cDR2ODA+RQhhWHBwsJ8/FW6sRY45rerr2uCJxxTqv3qw0HBcXx7Vdicjcyevrr7+u5xgisnv3bjl9+rRWQ8QcndjYWG9sIxH5i9KlRYYNs54TkQ1jKzlDjymWykEPqnPRJqNntVSxaOnZoaYcPH5JNu46rUONUV0YQ4XxeG8mromJiRIfH++156ccYGylAJKrpXLmzZsn77//<text:soft-page-break/>vgbX4OBgmTlzpowfP17CwsL0+vDwcAlkgVbOn4iI8o6xNWuBGFszrfPqome1WZ0yel+jqrAx5Njbjh07ZqrklUvlEAWGHP+6ofrhyJEjpVWrVjJu3DjbJP1bb71Vli9frqX9iYhcwtyoVaus50Rkw9hKriAxfbp3Y2nfrLL2qKZnWPQcl3G9kbgCEtZCUWH5krhinit6XskkGFspgOR42PCkSZOkT58+8uqrrzrMc7jnnnt0keoffvhBhg4d6untJCJ/sHu3yPXXi2zYINKkia+3hsg0GFvJHQz9xan7Tdfka8+qOxiwh7murDBsIoytFEBy/Ot34MABbQl2pWHDhnLq1ClPbBcREVHAYGylq8nPntWsYKgwqgwTEflCjn8BS5QoIfv27XN5G67H7URERJR9jK1UUFy4cIG9rkRUcJJXLJb+0UcfyaJFiyQlJcU2SX7btm06J6dTp07e2E4iIiK/xdhKBUFCQoIkJSX5ejOIKIDleM4r5tygjD/OUQ0R+vfvrz9oWJ9uyJAh3thOIvIHoaEiJUtaz4nIhrGVCoJLly6x19WMGFspgOT4W45S/Z9//rmsXLlSVq9ercNHChcuLC1atJB27dq5XEibiEg1aCBy5oyvt4LIdBhbyexSU1NNtTQO2WFspQCS6yaaNm3a6MkZSvoj0BIREVHOMLaSWWEUAHtdiajAzHndtWuXvPfee7pQ+s6dOzPdfvjwYXnsscf0RETk0vbtItdcYz0nIsZWKlDJK5bJIRNibKUAkq2e1z/++EMef/xxHTICU6dOlS+//FLn4eC6jz/+WC+jyETHjh29vc1EVFBheQVUVOUyC0SMrVRgpKWlafJKJsXYSgEkOLuLp1esWFEWLFigwbZ58+baSnzu3Dnp3bu3fPrpp1KlShUNvB9++KH3t5qIiKiAY2ylggJzXTlkmIgKTPK6Z88eefTRR6V69epSqlQpGTFihGzdulWeeOIJ2b9/v16eO3eutGrVKlcbkZ6eLtOnT5devXpJ06ZN9dSvXz85cuSI7T5xcXHStm1bWbNmzVWfb+HChbrsQIMGDaRbt26yatUq221Hjx6VWrVq6Wm7m+EVnTt31tuz81pERES5wdhKBSl55ZBhIioww4avXLkilStXtl2uWrWqDiE5ffq0/Pjjj1KjRo1cb0BycrI88sgjugg7lgJAcMUaYnPmzJGYmBi9z6lTp2Tw4MFyJhuV1FCl8bnnntOgj6IXs2bN0ufHAYD9doaFhcnixYulXr16Do/HnKMDBw7k+v0QERFlB2MrFQT4LiUmJvp6M4iIst/ziqEioXZrRyE4wbPPPpun4ApYfH3z5s3y9ddfS8+ePbUFum7duvLSSy9J8eLFNUDeeeed2X6+zz77TDp06CADBgzQbRs5cqQG0a+++srhfq1bt9bF4J1h+BbmGxGRF6CgBP7f4ZwowDG2UkFw+fJl7cUnE2NspQCS7WrDrmAuTl5gCMrMmTN1+BECqytLliyRYcOGZWu+Dw4ENm7cqMHTXsuWLWXdunWZhi8dOnRIduzY4XJYFBF5QZEiIig8g3MicomxlcwC3yWMECCTY2ylAJKn5DUvi6ZjCAqGMaEwBVqAGzdu7HD6/vvv9X4oWNGnT59svdalS5e0Gl7ZsmUdri9durScPHnS4boKFSrovB37FuItW7boc7haY4+IPODECZFXX7WeE5FLjK1kprmuGMpOJsfYSgEkW3NejSFIxYoVc7hu/PjxEhsb63AdAuFbb7119RcODZVx48bpnJlRo0ZlKkiB4hU5hfk8EB4e7nB9RESEztlwhhbiGTNmaOuz0TKM5QhCQkJy/NpElA0IrK+9JoLhiuXK+XpriHyOsZXMPmSYVYYLAMZWCiDZSl7Lly8vu3fvznQdFlfPbYsxWvKGDh2qf48ePdohqOHvlStXSk4hkALWxLOH4BoVFZXp/p06dZKxY8dqIQlUQESAHTNmTI5fl4iIKKcYW8nM8PlybVciKpDJ67Jlyzz/wqGhWqWwb9++OpQJFQwNwcHBtmCZE2ipjo6O1kqN9nC5TJkyme6Pg4RGjRrp8Cb8QKMgAdbZO378eC7fFRERUfYwtpKZXbx4kYWaiMi/5rzmBaoqoigFqiBirTgEXFzGqVKlSrl6TrRMN2nSRNauXetwPdaUc1flEC3EKOuPlmH8jeBORERUEDG2kiegB5+FmojIjHweTbDGHNa2QysxWosPHz6sQ40++uijbM/HOH/+vO3ygw8+KPPnz5cvv/xS17fD0CVUPbz//vtdPh5zc7D23OzZs6Vr164ee19E5ALm9vXrZz0nIq9hbKW8QIEt9roWIIytFEB8nrxGRkbKtGnTpHfv3jJlyhS56667NNiixTg7MKenR48etstt27bVohbTp0+X7t2768LqkyZNcrtmHoY8oUW5aNGiOsyJiLyoWjWRb7+1nhOR1zC2Um6hQBOSVyyTQwUEYysFkCALf5087pZbbtHzpUuX+npTiMwFVUuPHhWpWBFH177eGiIqQBhb88eFCxfkzJkzBS55xfB2LN+EBpOAw9hKAcTnPa9EFED++Ufk2mut50REZLq5rnFxcQUucQ14jK0UQHKcvKLwwuTJk+XUqVPe2SIiIqIAw9hKZoAe19TUVF9vBhGR55LXpk2baoBt3769DBo0SCsJOq/9RkRERNnH2Eq+hiJd8fHxUhChp3jTpk2yZcsWX28KEZkteUURByxy/s477+iPxTPPPCM33HCDvPbaa7J161bvbCUREZEfY2wlM8x1RbGmgiYpKUmeffZZLU524403emX9ZCIyj9DcPAiLnN9xxx16whAnrOX2888/y/fffy/XXHON/oDcfffduqg5ERERXR1jK/kK1nRNTk6Wggb/Tx5//HHZtm2b7Tos5YQRDETkn/JUsAk/dFi0HCXzd+3aJYULF5Zq1arJ+PHjpUOHDrqAORGRTZMmGN9lPScilxhbKT+hpx9Fmgpar+vmzZvlnnvucUhcMVqhf//<text:soft-page-break/>+EnAYWymA5KrnFQF13rx58ssvv0hCQoK0aNFC3nzzTenYsaOEh4frEI6BAwfKSy+9JL/++qvnt5qIiMjPMLaSL1y8eFG/WwXJ3LlzZdSoUQ7zwu+991758MMPdY1jIvJfOU5e27VrJ6dPn9YFyAcMGKBDmCpVquRwH/xwXH/99fLNN994cluJqKDbtUvkgQdEpk4VqVXL11tDZBqMreSrXv7z588XmKVx0tPT5f3335cpU6bYrgsNDdVEtm/fvhIWFiYBibGVAkiOk9eGDRtKz549pW3btrogtDsIvD169Mjr9hGRP0Ely9WrredEZMPYSvkNCSvmjGJt14JSDXn48OGyYsUK23XFihWTjz76SEcpBDTGVgogOU5e8SORHeXLl8/N9hAREQUcxlbyxXDhglKk6cCBAzJ48GA9N9SsWVMmTpwoFStW9Om2EZEJk1cMYcoutBh/9dVXedkmIiIiv8fYSr4cfoulcQrCcOE///xThg0bJpcuXbJdd+utt8qYMWMkJibGp9tGRCZNXnPy41YQfgiJiIh8jbGVfNnrmpqaKmaG7zwabJCk2ldCfuKJJ+TJJ5+U4OA8LZhBRP6cvLI4BBF5RNWq+EGxnhMFOMZW8gUkgujFNHODCKoIv/LKKzJ79mzbdVFRUfL2229L586dfbptpsTYSgEkV0vlQHx8vE6ed7UuGOfkEJFLxYuL3Hefr7eCyLQYW8nbkLiaudf17Nmz2rO6adMm23XlypWTCRMmSN26dX26babF2EoBJMfJ6+HDh7Xa2/bt293eZ8eOHXndLiLyR2fOiPzwg0ivXiKlSvl6a4hMg7GV8oPZl8bB9x/Dgk+cOGG7rkmTJjJ+/HgpWbKkT7fN1BhbKYDkOHl97bXX5MiRI/LYY49phTfOOSCibDtyROTJJ0Vat2aAJbLD2Ereht78M2fOmHZpnAULFsgLL7wgSUlJtuuwLBSGD4eHh/t020yPsZUCSI6T140bN+oPSbdu3byzRURERAGGsZW87fTp05KYmChmTKo//PBDmTRpku26kJAQef7556V///5ZrntMRIEnx8krypKXYqsOERGRxzC2kjdhqDDmUpttuPCVK1dk5MiR8uuvv9quK1KkiCaz119/vU+3jYjMKcfjku666y75+uuvdY0wIiIiyjvGVvLWHNejR4+acp4rhsn37dvXIXGtUaOGzJw5k4krEeWt5xVzEAyYK/HHH3/oAtENGjTQ0uX2MLzjrbfeys7TElGgKVxY5LbbrOdEAY6xlbwJDSGY45qQkCBms2bNGnn66aflwoULtutuuukmee+996Qw40POMbZSAAnN7o+MvbJly+r5li1bvLNVROSfrr1WZPFiX28FkSkwtpI355GiYq8ZE9dp06bJ6NGjHQpHDRo0SKttY64r5QJjKwWQbCWvy5Yt8/6WEJH/w5DI+HhM8ENFDl9vDZFPMbaStxJXMxZnwtqyb775pnz//fe261BFGNdh2DzlAWMrBZDg3AxzwjwFV/bv369l/omIXNq8WaRoUes5EdkwtpIne1zNVpwJc24HDhzokLiWLl1avvvuOyaunsDYSgEkWz2vx48f13P8EM6ZM0c6dOjgcmjHihUr5K+//vL8VhIREfkZxtbAkpKSImFhYV5Z+gXPjSHC8fHxem6mxHXXrl0yePBgOXbsmO06zOv++OOPpUyZMj7dNiLy0+QVi6cjeAJ+dJ/EQsgu4MeyTZs2uSoq8MMPP2jw3rdvn15Xu3Zteeedd7SMOuZGbNu2TYoXLy4PPPCADBgwIMvnmz9/vkycOFFbsStUqCCPPPKIbe08VN275ZZb9O/Zs2dLvXr1Mj2+c+fO2tKNyo8tW7bM8fshIiK6GsbWwILiRElJSRIbG6tFiXKbxCJRxXcCz2WcMH8Uva5mSloBlYSfe+45h7m3d955pw4VjoiI8Om2EZEfJ6+vv/66tvriR/HFF1/UFrTKlSs73Cc4OFjX5sppQEIZdwRABNYhQ4ZI06ZN9YcYwRbVFnv27Cnt27fXIP/333/rOdbDu+eee1w+3+rVq2XEiBEyatQoDfY4MMBwrGLFikm7du1s90Pr5+LFizMF2J07d8qBAwdy9B6IiIhyirE18OAzOHXqlCay2HeFChXKdhKLBoeLFy/qc+A7Y5zMCNuFhg6s12rA+3z22WfloYce8krvMxEFhmwlrxjW0b17d/0bPzgIVGip9YQJEybI5s2btaW2evXqtuvr1q0rn376qQZCBPjQ0FBd/+vQoUMyefJktwF26dKlUqtWLenTp49e7tevn8yaNUuXILAPsK1bt5ZFixZpdTt7CxYskGbNmsm6des88v6IiIhcYWwNTEavqX0Si4YDXI8eSjRYoBcVQ8hxjh50FF/CPFZcNju8BzTGLFy40HYdkvQPPvjA4btCROS15NUeAi1+YP/55x+38yqaN2+erefCY7EYNYYd2QdXw/r166VFixYaXA2tWrXSwHv27FkpWbJkpseUKFFC9uzZo63EaKleu3attjw/+OCDmYYvodV4x44dUqdOHdv1+LHFfRlgibygfn2R06dFYmMz3ZSaliHJqekSERYiYaE5riVHVKAxtgYeJKJIStFLbsx1RqLqzMw9rK7mcT/xxBP6PTZUqVJFe2HRSEL5H1uJJNCTV6w/hyFIJ0+e1MvGDypajfE3zhG0rgY/2Bh6hOICaL2dN2+ew+0jR47U16hZs6bD9ahOB6im5yrA9u/fX7fx/vvv12CAQIAqjZhjYQ/<text:soft-page-break/>zdVAwAC3ERoDF4y5dupSruUVElA1hYSKlSjlcdfjkJVm19YRs2n1GE1gkro1rlpLrG5SXSmW44DoFBsbWwE5iC0KP6tVs2LBBnnrqKTl37pztOnzm48aNk6KohEv5GluJ/FWOk9e3335bW2txjgXVMbwlVy8cGqo/aJiTgzk0aPW1V6pUKZkyZYquAWbPmOCPlkpXEHjj4uLk5ZdfliZNmmgrMV6nUqVK0qNHj0wtxDNmzJBhw4bZWoY7duzIRbKJvAVFY/D/bdw4kRo1ZP2OUzJjyS65nJAiUZGhEhYaIsmpafLbhiN6W+9ba0mzOqxGSf6PsZUKMjSUvPrqq7qWqwEFwNBYYt/DT/kTW4n8WY5/UbZv367zFlDSPy9QGW/o0KH6Nyoe2gc1/L1y5UqJjIzUqnr2jMAaHR3t8nnR6nf77bfrfBxAyy8KHLz77rty9913O9y3U6dOMnbsWC0kgbk8CLBjxozJ0/sioixcvCjyv/+JvPqq9rgicU1MSZNyJWPsCniESWwhi5y5kKi3lykezR5Y8nuMrVQQ4fuGz/qrr76yXYf51EhknRs1KH9iK5G/y3Hyinkvnmg9RUvc3LlzpW/fvtK4cWOtYmhAizNagdH6fBpj+O0Yl12tDYZFsFGGvz7G/ttp1KiRzrdAYQR75cuX19swvAlzjDAMCnOKjLX3iMh7MFQYPa6OiasVLpeKjZITZ+P1fkxeyd8xtlJBg8YL9K6jQcT+ezx+/Hitbp3fMO0kISlNomOs00+IyD/l+H/3vffeq0Ud7Nfsyg20zGESP8r1r1q1SgMuLuOEYUiAYIc5FPYFDDBUqVq1avoD6QxzKrAEABbEtofLWGrAVRVHtBCjrD9ahvF3bodqEVHODjIwxxVDhd0tmYDrcfvGXaf1/kT+jLGVChIU68J3zD5xRSXrH3/8Md8T1+Nnrsj8lfvlk5l/y+S5W+WVz1bpqJ0jpy7n63YQkUl7XlFOHz9amIR/7bXX6vAj5wNO++EjV4N17VBqH63EKK2PuTQI3r/88osOT/r888/lpZdekkGDBmnRh6lTp+p6dAaUjsccCwRPtFpjjgVagjGvBz+gCNA4IED1O1cwNwcLtqPVGfOAiMj7kIxaizNl3dMUFhJiq0LMlnTyZ4ytVFAsX75cv1NYd9aABgrM13Y37Nxbtu47KwtWHpD4xFQpHBMuwcFBkpzMuglE/ixXyWvt2rVtl53Lt+e0nDsC9LRp0zS44WQET7zG008/rQEW83awjACCJoZAGeviAW5Dyf5ly5bpZVRrxJppCKooMFGxYkV57rnnbGvTOcMQKQR1VF/EMCci8qIKFUTef1/CqlSSsE37tDgT5ri6k5qOpXNCdfkcIn/G2Epmh+8gvkvvvfeew/cR3w00lrgbRePNHlckrogjpYpFSXhYqERHhEhQSJgUiQ4PrLoJ/x9b9ZzIzwVZCsriYQXILbfcYlvUnYhcw0EFWsddzXkF/DRhzmv7ZpWlVwfHZT2IKPAU9NiKXmjn+cEFBQp6/ec//5GffvrJdh16WVGwK69FxnILQ4XXbDupiStiCEbylC9XRhLTwiTj/9fGZQwh8j+5rl+O4U1olcXQIrTGYhiRq8XQiYhs4uJEfv1VpEMHaV2/nA7rQus4ijPZJ7A46MD1haPD9X5EgYKxlczm1KlT8uSTT+rwcvv1fDGMHNWkfQHTSXYcOC+R6GnNRt2E7jdd499TT+xiqxQr5uutITJX8oqDyldeeUVmzpzpMGwEPxIYcvTWW295ehuJyF8cOCDSqxdWs5fKTZrofCT0wKJ1XNd5xRzX9HRJTErTxBW3+/1wLyLGVjIpJKyPP/64nDlzxnZdixYt5MMPP3RZqCu/pKSlS1q6RUJZNyFTbGXySv4ux8kr5smgmhzmzNx55506VwZDYebNm6etcDVr1pQHHnjAO1tLRH4FhTQwHwnL4RhVhTHHtfV15bXHlYkrBQrGVjIbDBFGUS/7NYExxxnDh1HV2h38jiO5DA8N8VrCiOcODQnS15EI94eyrJtA5H9ynLzOmjVLqxNicr4BhRtQcRCVCX/44QcGWCLKNiSoOGFYF1rHcZDh1y3kRC4wtpJZYAmlDz74QBtUDFhyCYkslnTKqoDSpt2ndTiv9oqGBEmdasWlSa3SUq5kIY9uI2IEnhtzXgtHW9zWTcAoHjSGMqYQ+Y8c/29GlcFWrVq5vK1ly5Zy9OhRT2wXEQUYHFwUigrjQQYFJMZWMgPMtcYwYfvENTY2Vr744ossE1csWfPNwh2aTKI3NPj/e0Vx+esFO/R2T2tcs7TERIVJ3OUkl9W5WTeByD/l+CgRk/SdFyo37Ny506dzIIjI5KKiRBo3tp4TkQ1jK5lhuabevXvL77//brsOw9UxKgANKNldsqZITIRER4TqOS7jetx+4uy/68J6QvlShaRLm2o6LPhMXKJcik+WhKR0ibuSZK2jEB4aOHUTGFspgOR42PDtt98u48eP1zXcsCg1hmqghWvhwoXy8ccf6w8fEZFLdeqIbNzo660gMh3GVvKlv/76S4YOHSoXL150WJpo7NixUqhQ1kN+MVQ4PjHVtmSNPVwuVjhSk8tNu894fPhw/RolpWTRSH3uPYcv6BI5EWFh0rJZucCqm8DYSgEkx+u8YuL+o48+KqtWrdI5ECjlHxcXp3MkUIFu8uTJEhERIYGsoK9FR0RE+Yux1f9jqxnXecUh4NSvvpZ3x47R75oBc69RPCw4OOsBeijO9OH3G3WIMHpa3UGvKIosDenTxGtTQzDPtljxklKyRDFOPyHyYznueQ0PD5cvv/xSli9frmvRXbp0SYoWLSrNmzeXdu3aeWcricg/<text:soft-page-break/>bNokgnl9q1dbhzgRkWJspfx28Nh5efmVV2XNH4tt14WFR8iL/3lV7u19d7aqB2d3yZrQkBC9H+7vrcQSzxuNJdcCMXFlbKUAkuPk1YBgyoBKRDmCgR5YdiFnAz6IAgZjK+WHP9bvlhdHPiOnj+62XRdTpLhcf8dTciS5khZYKlEk8qrVg7O7ZE1aujX5xYm8gLGVAki2ktcXXngh20+I+Q1cTJ2IiChrjK3kCyv+2iBDhzwl8ZfO2a4rV7mmdLn3GYmKKarVe2ct3SOhoUGSmpohkREh2rNqVA/etu+cFkrCfNPsLlmTlJwujWqWDsxeUSLK/+R1zpw5+oOEQhJXm//g6oeLiIiIHDG2Un5btGiRPPfcCElJSbZdV6fJTXLznYMkJDRML0dHhMmBE5e0YnDlsih4ZC0eFhQeqgkqkltUD0ahJPTAYskaJLS4HsWZ7L+reByux5I2jWuW8sl7JqIATF47d+6spdNRUAJVELt27SpNmzb1/tYRERH5KcZWyi8ZGRlatfqTTz6xXYcks02n/tLo+i4OCeel+BQ9T0lNl9NxiXIlMVUkw7q4YuGoMCkSE673MaoHG0vWIKFFVWHtqdU5runa44rEFbd7utIwEQWmbFcbTkxMlN9++00WLFggK1askJIlS0qXLl002NZBiW7ym4qIRF6TmCiyf79I9epcj46IsTWgYquvqg3Hx8fLyJEjZcmSJbbrwiOjpXPvoVL52oYO98Uh4f7jlzRxzUjP0OHCIcFBtqWbsBRNSHCwFIoOk6Ix4Q7Vg7GOKxLaf/afs82RrVu9hPa45kfiim0sXbq0FjoLOIytFEByvFQOXLlyRX8EEWxR1r9ixYq6Rh2CbbVq1STQFfQAS0SuYSmJkBAWHCHvYGz179jqi+T16NGj8vjjj8uuXbts18WWKC833TNEKlWumun+6RkZsv/oRUlOTRf0xaLXVP+wg3mwOHAsGRslz/RrKjGRYY63Z1Gd2JsCOnklCiC5+lXBgtXdu3eXzz77TP7880956KGHZOPGjXLHHXfI3Xf/W16diMjBoUMigwZZzwsQtPGdP39eTpw44etNIT/G2EqehCWXevTo4ZC43njjjfLcax9JRKHS+rvmLDgoSNIzLJqc6vI3LqZah4UF632SktNcVg9GwoqElsWZ8lEBja1EuZHnX5bk5GQd9pSUlKS9EseOHcvrUxKRvzp3TmTKFOt5AeoNO3LkiJw7d87lwR6RNzC2Ul58//338uCDD0pcXJztuoEDB8qkSZPk+kbVtEcVhZScf9OQtmZkWK/DsF9X+DNoQgUwthLl6zqvp06d0op1OG3evFmio6OlQ4cO8uijj0qbNm1yvTFERGaBIjrobUXyimInRN7G2Ep5lZqaqksqTZs2zXZdeHi4vPHGG9KtWze9nFWBpYSkNAkOCZJgS5AmscE639UxcU1Ly5DQ4CCJjAjV4cHsYSUiUyav9kH177//lqioKLn55ptl0KBBcsMNN+iPIxFRQYdEFfPScEpLS/P15pCfY2wlT0Ev65AhQ2TNmjW260qVKqUVhhs2dCzMhDVasdSNfYElDAFucF0p2bLnrCSkpEp8QqqkpGVISJA1gUXimm6xaOIaEx2mS+m4GjZMROTz5LVv377aChwRESHt2rWTDz/8UM9xmYjIX6CXFcOD0evKIcLkbYyt5Cm7d+/WwkyY4mCoX7++Jq5YR9gVVADG6dYWVRwKLCFRXbPtpFQoVUiXxLmsS+VYJCg4SIpFhduWykElYfa6EpEpk9dNmzZphc1rrrlGh9F9++23enJX7e2rr77y9HYSkT/AQdTzz1vPTTa/EElrQkIChwhTvmFsJU9A9eVnn31Wf78MqFI9evRoiYyMvOrjkYDaJ6GNa5aWbfvOSUJyqpQqFqUnLJGDYk6AubKYM4slcMgkTBpbiXyWvDZv3tz299V6I9hbQURuVagg8vbbYhYohIOhdhcvXtS/ifITYyvlBb4TKMCEHnvj+4FGjuHDh8vDDz+sf+dGVnNik5LTNXHF7fmxdisVzNhK5PPk9ZtvvvHqRhBRgLh8WWTDBpGmTUUKF/bpply6dEl7u1DghIkB+QJjK+UWKlG/+OKLuiawISYmRt5//32dM51X7ubENqpZWntcmbiajIliK5Epqw0TEeXKnj0iOLBCkG3SxGcHfUhacc4hwkRU0GC96SeeeEK2b99uu65y5coyceJEHYLuKe7mxJIJmSC2EuUXU/wKYbje9OnTpVevXtK0aVM99evXTwsP7NixQ+677z5p1KiRtG/fXr7++uurPt9tt90mtWrVcjg9j7kAInL06FHbdfY//PY6d+6st9tX7COigg2Vg0+fPi3Hjx+X+Ph4Jq7k9xhb/XOedI8ePRz2cevWrWXmzJkeTVztIWGNiQxj4kpEphBqhkIpjzzyiOzbt09LvCO4YlH2OXPm6JIBPXv21MD62muv6TICOMfQmHvuucfl86FgAQLzp59+KvXq1bNd71y0ICwsTBYvXuxwH9i5c6ccOHDAS++WiPIbhgRjTivmtmKIMFEgYGz1P7Nnz5aXX37Z4Xesf//+2oAQGurzwzkHwcHBWjUbSz3hO2F8J1HJHXNxsb1oUDTeC+6D+2JEDBpd8LuNE+7LaR1EZM/nv3YTJkzQpQLwo1y9enXb9XXr1tUgiR+0119/XX/oatSoIYcOHZLJkye7DbB79+7VHpXGjRtL0aJF3b4uWiqxrh4KG9jD/JFmzZrJunXrPPguicgX0MOKIcI4aOcBEAUSxlb/gSTv3XfflalTp9quw+f3yiuvaCOE2ZJWNI7ExsZqY8jVGEkqHmdcRpKL32x831CNG5eR5CKpNWoUGCciCjw+HQOCHx4MdenWrZtDcDWsX79eWrRo4dCi2KpVKzl48KCcPXvW5XPu2rVLSpYsmWVwNYYvIVhj6JS9hQsXSpcuXXL9nogoC2iBR1XE/2+J9xa07p88eVLnhqElnwc5FEgYW/0HRo08+uijDolr8eLF9bJZElf0jiLJLFSokJQvX14qVKiQrcTVeKyRuBqX0ZuP5BfvE9+30qVL63NiXm+1atX07xIlSmhPbW4rKvudfIqtRAHd84oDyjZt2mjPyKxZs2TevHkOt48cOVIPPmvWrOlwPX7EA<text:soft-page-break/>AelCKSuAmx0dLQ8/fTTsnHjRilWrJi2JA8YMMDhBxI/fg0aNNAW4jp16uh1W7Zs0Qqk2C4i8oL69TE5zmtPj5b6Cxcu6Am9FUSBhrHVf+zfv18GDx6sjQqG2rVra2EmJIlmSVqRYBYuXFiTyfzq2cUJr3n58mXtpUWDZUDXMfBybCUyE58lr2jxHTdunM7JGTVqlLb62itVqpRMmTIl048h5lAAhpG4smfPHg2SHTt21Gp8GzZs0OE2aL3EvB/nFuIZM2bIsGHDbC3DeBx+jImoYPU04SAG81pxEMOeVgpUjK3+YcWKFTr0Gr9rBuzDd955RxsRfJ204vuC5LFIkSI++1wxdBq9swY2WBIFBp8lr/iRGTp0qP49evRohx8//L1y5UodOoIDUXtGYHX34/3ZZ5/pffCjCqhseOXKFW2pfOqppxzu26lTJxk7dqwWksD9EGDHjBnj8fdKRP9v61Yc2eJo1tpS7KGkFT2tAd/yTsTYWuDhN+3LL7/UhgH73zPsYzQa+HKYLF4bjR4Y0ouk1WxDds1WtKogx1YiM/Npz+vcuXOlb9++WgBixIgRmarUlS1bVpe2sGdcLlOmjMvnxQ+rc4syhkehUiJaiO1h2A2WCcDwJtyOYgDNmzfXpTSIyAtQWfLYMet5Hg/wcOBs9LQyaSWyYmwtuNA4gCJMqAhtwPBYNARgmSJff6+QtOJkP0yc/Cu2EhUEPvsFwnCPKlWqaMGBVatW6Q8jLuNUqVIlvQ+CHYYmIfAZVq9erRP2MVnf1QFthw4d5OOPP3a4fuvWrTpUCnN0nKGFGGX90TKMv/mjTGRuSFqxpuSpU6dsFSmJyIqxtWBC4wHmD9snrpg//P333/s0ccX3B58vtgVDdPk5EpGv+fxXCMUIqlatqq3EaC0+fPiwDjX66KOPtBgEDlRfeuklLdOPkv+osIfKewYMGcRSGIAhLLfeeqvO50FZfjwX5t18/vnnWmTCFczNwdpzeO6uXbvm2/smopz3SqDnBsVmUJSGSSuRe4ytBQcaAfCZYL1dAxoYUHALBZp8AUkqhgajwQMNFMacaCIiX/P5BAHMvZk2bZoGRZywUDrgBxtBEcER83a6d++uP6AYAoW/Dbht7dq1smzZMr38zDPPaLn2Dz74QA9yK1asqAG6V69eLl8fQ6SaNGmi98UwJyIyF/QO4SAaxWLse4qIyD3G1oLh559/lhdffNGhUBb2KYptOQ/TTk3LkJS0dAkPDZGw0GCv9rai4jSSVyIiswmysCynx91yyy16vnTpUl9vCpG5oHLmhg0iTZuK/H/hl6wgYUXiaixM72uYf2YMvSSi/FXQYyuGBqO4HGDkyH//+1/59NNPHQpqoUHg3nvvdSiGdPzMFdm0+7TsOHBe0tItEhoSJHWqFZcmtUpLuZKFPLZ9eH0U7DLWUPUmJOLJqekSEebdRDxg5DC2EhVkPu95JaIAgqB6001XvRvmsp47d47Dg4nI72DI9rPPPiu//fab7ToUQkIy27p1a4f7bt13VhasPCDxiakSGREioaEh2vu6ZttJ2bbvnHRpU03q18i8Lm9OIVnFWr/eXobn8MlLsmrrCdm0+4wmsEhcG9csJdc3KC+VyjDp8nZsJfIHbO4iovyDaogvvGA9d7PMx5kzZ+TYsWMSHx/PxJWI/ArmC/fu3dshcb322mtl5syZmRJX9LgicU1OTZNSxaKkSEyEREeE6jku43rcfuLslVxvD3p4kbCWK1fO64nr+h2nZPwPf8tvG47otoeEBOk5Ln80Y5PeTt6JrUT+hMkrEeWfU6dE3nnHem4HQ4Kx3AaqCGNYHee2EpG/WbFihfTo0UOLZBnat2+vFYUrV66c6f4YKowe12KFIzOtqYrLuB63oxczt8OEUUEYSxt5uyATelxnLNkliSlpUq5kjG57oagwPcdlXI/bj5y67NXtCLTYSuSPmLwSkU9haDB6WtHjijVbzTC3lYjIU/CbhmWG+vTp47Am7mOPPSaffPKJFsJyhiG1mOOKocLOiasB1+P2f/af0/tnlz4uMlLX+8X81vxY/gZDhS8npEip2CiXiTiux+24HxFRVjjnlYh8AkOEUYwJS3Kwp5WI/BUqOz/11FO2y+jlfPvtt7NcQgjzWrU4U2hIls8dGhKi98P9s1P4yFi3FXNs3SXFnobEGr3DUZGhWSbiuH3jrtPS/aZrWMSJiNxi8kpE+V4ZEgnr2SNHNIH1VU9rfi07QUSBzX5+K5YQQm9r/fr1s3wMfpdQVRi/URLh/lAtLd36G4ZTVpAcxsTE6BI43q4k7Ayxw1qcKettDAsJscUa/iYTkTtMXokoXypDIkm9Eh4uQb17y1mLRZe/8YXcLDuBJPvvv//W+bgPPPCA1wubEJH/GDlypOzfv18TV6yni3V1rwa/tfhdQlXhwtEWlz2W+E1NSk6XRjVLZ5nsYW4reltxyq/eVntGoyeKM4mEub1fajoaSEP1/pRDJUqIPPSQ9ZzIzzF5JSKXUPkRBTQwDwnDudBqblSGxG29b60lzeqUuerz4AALlYOR+CVFRkrG66+Lr+Rk2QmsMfvnn39qrwkKrRjrMy5ZskTmzJnjs/dARAVLw4YNZfXq1Q7rvGZH45ql9Xcp7nJSpqJN+F3F9TFRYdqg6HYoblSUJsveLsiUFaPRE7EjtpD7RDwxKU1aX1eeva65UaUKxqf7eiuI8gWTVyK6amXIfw82wvTg48yFRL29TPHoLHtgkbRiXmtycrIuexOUlCThR45IaqVKYomMlPzkvOyE7T1FhGrPBg4Ep//0lywNPSYb1v4lGzdu1B5XV0tdEBF5W/lShbRBDb9bZ+ISrQ1uOsc1XXtckbjidncjRpC4Ygkc9Lz6Wuv65bTRE7HDuWgTEldcXzg6XO9HuZCYKLJ/v0j16vjgfb01RF7F5JWI3FaGdExcHStDnjgbr/<text:soft-page-break/>dzlbwi6Tt37pzObbVfqzV83z6pcvfdcmj2bEmuV0/yk7HshH3imp6WJscP7ZSDuzbKgV0b5OK5k24fHxYWJq1atZLx48fn41YTUSDDSJCSRSN16gaqCmOqA+a3YqgwejNdJa7G/Fb0uJohcYXKZYvoaB00eiJ26GgezHFNT9ceVySuuD2n01Ho/+3YIdK0qciGDSJNmvh6a4i8iskrEXm0MiSWgoiLi9Nlb8xSOMl+2YmkhMtyaPffmqwe3rNZUpIT3T4Oc8Ruuukmadeundxwww16MFipUiWvbCMRkStIUHG6tUUVh99K/K7FJ6U6/Hb6en5rVjDNBKN10OiJ2IHtxxxXDBVGjysTVyLKDiavROSRypAYGoze1oSEBIfeVk8WTsoNDEn7Z8dO2fjHPDmyd5OcPrYXV7q9f/HSlaXbnR3ltg63SIMGDUzTc0FEgQ2/szi5++1sXb+C1K9TXXtdzQoJKk5o9PRkBXsiChxMXoko15UhoyPCJCwkSOe1orc1u+u17j16QaZtSMhW4aTcQCK9Zs0a+f333/V07Ngxt/cNCQ2TitXrSbVaTaVEpXpSvEQZGdKnCQ+oiMh0XBWdS03PkL1HL0l8WrSEF4qXJrXNm7w6J+JERDnF5JWIclwZEi39EaFB0uSaInLq5HFNFrO1XmtQkGSEhcmfm49LcomKbgsn4eAM87xy0gOLSp7Lly/X6sB//fWXJKKAhRsxhYtJ1VpNpFrtppq4hoVHWouGxCVK3eoleFBFRKbjqugcRsjEFomRmCLF5MiZRJn+y069jUNwAwziKNbvNdlQcSJvYPJKRNmuDBkeFizhIUFy9vwFSU+6IqULF5WkpKRsP29y3bry4ac/yY5tJ6WU09IPgMtYEgJJJObdZpW8YmjyP//8oz2rSFi3bduW5WvXql1XokvXkbJV60v1a2pJcHBwjpadICLKLUyxSExOs62X7Ymic6EhwVKieFGJjImVhKR0iS0UkWUhPfJjjRtjyJGvt4IoXzB5JaKrVoYsEhMuRWPCJP7KRTly7oJkZKRLhxaVtfhGbgsnZVUMCrejsiYKlNgf6GE+7apVqzRZRdJ65swZt68VHR0t119/vdx8881acAnFlowhd2cvJOV42QkiotwsO4Zk8p8D5yUj5YqcOn0mV3P7nX87taGvaCGJKhQrlxPSrlpIj4jIXzB5JaIsK0Nu2nVatu4+KhfOn5aEhCS5tnKs2yUariZo9255afKL8nn3J+RiTBW397MmlRadB3vm9Elbsrp69eosqxhXqFBBqwPj1LJlS4mIiMjzshNERLmB0StoAMSyY7FFIiQyRHI9tx+P0+JM/19Ir2jhKClUtLhcSUzLspAeBdBSOf36iXz3nUidOr7eGiKvYvJKRC5hKG1stEiT6hFybelykpRSMs/L2USkpUqVU4ckODkpy+HAWHv1xP4t0mfWG7J79y6398XQ34YNG2rvKhLWmjVrXnV5CHfLThARebLHFYlrYkqarpcdER4qQWlpUiQmIldz+/E7hVoD+M2KKholRWOLSVJq5sLpKKSH5WdQeI8CCGo8bNpkPSfyc0xeiSiTK1euaPVgFGJCMhkSLBIT6b7ycHZhjhYkp6RrcmwkmilJCXJo72Y5uHOjHNy9SddidadQoUK65iqS1RtvvFGKFy+eq21htUsi8hYMFUaPKxLXvMztN+C3CsONN+48I7FFioglOEJSUxx7XfGbmpiUpuum8reNiPwVk1ciUkhS4+Pj5dKlS1qpNztrteZWVESo7Dh8WM4f3SYHd22U4wd36Dxad6pWrarJKnpYmzZtKmFheU+kiYi8AcN2kZRi/mlu5va707R2GbmQECxX0sIlPDHV4bm1WvqFRCkcHa4F94iI/BWTV6IAh4Oey5cva08r5pNma8mbXEhNTZU927YJZrqumv+JLD510u19Q0JCpFmzZraEtVq1al7ZJiIiT8N8U2tV4ayH7trP7c9O8lqlfHHpXqK8fLdol5y7GK/Jsc5xTU/XHlckrii0x0rDROTPmLwSBRijmEd4aLAkJyXIhQsXbMODPQ3PvWLFCi229Mcff0jwpUvSQUTWuEhcI6IKSf3GLaVLxw5yR5cOUqRIEY9vDxGRt2G+KZJRrMcq4n6UCCqdYy4rTlcTGhqqFdOrREdLiaLROiwZVYXxe445rhgqjB5XJq4BCg28P/xgPSfyc0xeiQKogAiqX+48dE7nmCYnxkvFUpFyXfUSHquyi17bffv22aoDb9y4MVNSPMvu72uvvVZubHeTXN/mBmnWtIlERnA4MBEVbEhcUb38tw1HJLbQv3P7nX8rsUQXKp1frdcVI1FKly6ty38BElScsBwOGiKNZNkTjZqeeC7ygWLFRHr29PVWEOULJq9EJuapA4q/d5+Rn5fvlAuXLkpaarKkpKZJQmKKHDiaLht3ns7Rkg3OMNR43bp1mrDidPToUbf3rRAaKs9XqiTx3bpJ89tvl4oVK+b6PRERmRV6QdFYiHmopWKjMiWuqDaMtaWR5GYFiW9sbKwWqvNG0TljHVrM0bUOdbYm3tc3KM9e3ILk1CnrMjlYLqdMGV9vDVFgJK/p6enyww8/yJw5c7TnBmrXri3vvPOOVj4dPXq0bNu2TSuLPvDAAzJgwAC3z4Weni+++EJmzpwpp06d0rUf8Zie/98qtWbNGn08WjP//PPPTNVKcTB+/fXX6zzApUuX8gCb8p2nDijS0tJkz4ET8v3Pf0vcpSu25RNCg4NyvWQDnD17VpYvX669q/g/lJCQ4Pa+JUuWlHbt2unc1VuKFZPa/frJoRtukOQC9v8Kn4MlOdX2eRAVBIytvlG5bBGdf4rlck6cjbeu8yppcik+WXtckbii0fBqv7nh4eGavHp7HVqdPxsaokOd0WOM27D9WO+bCoBjx0SeeUbkppuYvJLfM0Xyivl2jzzyiAbWIUOGaDXRpKQkDbZRUVEaGNu3by+vvfaa/P3333oeExMj99xzj8vn+/TTTzXA4n7XXXedrFq1Sl599VWtUNqtWzeHNSKXLFkivXv3dng85ughqBP5gicOKHDAevHiRZ1z<text:soft-page-break/>umTVXjl47JyUKubY+p+TJRvQU7Bz507bcOAtW7ZkWdipXr16WmwJJ/wfxP81iNi+XQqa42euyKbdp2XHgfNSLLawFCp6WmpWLsaeCTI9xlbfwu90meLW+anb95+T9BTreq0YKozGyKslrkavKxoDvL0O7b9Dm8N0qDN6jHE7tp+/c0RkJqZIXidMmCCbN2+W2bNnS/Xq1W3X161bV4MlAuPrr7+uBQtq1Kghhw4dksmTJ7sNsNOnT5eBAwdKly5d9HLlypX1+dFabB9gW7duLYsWLcoUYBcuXKiVTjEUkig/5fWAAger6NXAcjdIYFNS02Xb3rO6JENOl2zAcjmrV6/WZBWnkyfdVweOjIzU/0/oXUXCWsZPWn637jurvdLxiam6j5CDJ6els2eCCgTGVt8z5qdixMbxEyflyuVL2R65gd9VbxWuu9o6tBjqjB5j3I/JKxGZic+TV/TeGIHPPrga1q9fLy1atNDgamjVqpUGXgxdxJBE52FNY8aMybS0BlqCcUBvr3PnzjJq1Cg5f/68bXgTWqWXLVsmzz33XEAFWDKH7B5QrLY7oEDCivVZcXKuGowlGLAUQ2g2l2w4cuyYrF21UpNV9Krg/4M75cqV0+HA6Llp2bKlHmj5E/S4InFFrzd6rbH/oyLCJLpQhISFBLNngkyNsdVckLBifevkxOwlrtivxYoV099l/AZ5spBSdtehxe2oaIzCUJwqQURm4dPkFT07bdq00YPuWbNmybx58xxuHzlypPb21KxZ0+F6VN2DEydOZAqw+MFHq6+948ePy/z586VPnz4O1zdv3lyDw6+//iq9evXS6zAsslKlStoKTZSfrnZAgasiw0OlbIlI2XPolBw/UVRSU5J0/VQcqLoaxoshaqEhQZrESkTm/+6WjAw5dXy/7NqyRo7t2yxfvnXI7fZhmxo0aKC9qzjVqlXL7YGPOxmFC8uVm2/Wc7PDUGH0uBqJqz32TJCZMbYWfFeSRX5df1JWbz/p8UJK2V2HVteQ/f+igUxeTa5oUZE77rCeE/k5nyavaPEdN26czslBKy1afe1hTbMpU6ZowQJ7EREReo5epqtBC/LDDz8sJUqUkMGDB2c6AO3YsaMObzICLIY1de3a1QPvjijvBxTBQUESGhqkSaglI1lSEuPlStwlSUhKkVNniktMZNZLy+CAo0614rJm20ktzoTvfEpyohzeu0UO7tooB3dtksT4i24fj/lvbdu21aHA6GXF/6O8SK1cWY5PmiRmh88Bc1yN4dbBwUESGhIs9odv7Jkgs2JsLdj2Hr0kGw+kyLEzCRLphUJK2V2HNjUdle5DbYX+yMTQKPTTT77eCiL/T15RCXXo0KH6Nyoe2hclwN8rV67UoYioUGjPCKzGmmfu7N+/X4M35v59/fXXLueOYHjT/fffL3FxcRrIUVACw5rQokyUn3CAUCQmXNIy0qVQVKhIRrpYLGmSnpomFy9elsTkVElOTpWL8cm2he2RZKFXFX+7S54a1ywtf63fIat//1VOHdoqxw78IxnpOGhxDb0j6FnFcGAUeHE+wM2T1FQJuXxZ0tHzGmauNV2N3lWcp1syJDoyQopFhknRwtESGhomIaGhEhwSKslp//Zws2eCzIixteDCaI61O+PkSlq4lPVSIaXsrkObmJQmra8rz9+2giA1VeTCBRFUpjZZbCXyu57XuXPnSt++faVx48YyYsQIhyFKaAUuW7asnD592uFxxuWsisJs2LBBW4Nxn88//9ztfXFwjpZjDG9CMMcwKhy8M8BSfh5oYpgf5oRVL2WRtdtOSkZCqKSlZ0h6eoakpWVIxv8PCTYWtq9Roaj8suag9g7qnNaQIO1hbVKrtFawxHOieijmrmK43t69e92+flBQsNSuW19u73KbJq2YH2cczCAxi09KzTI5zomI3bulyt13y6HZsyW5Xj3Jr2TUODdOxmX8zuB3CIVrcI4TrrdIsJQud0GSUjMkNDJM0jMskpJqkYwUfA7pttdgzwSZEWNrwbXn6EVJzgiXwtHhXp2u4LwOrf1rIc7gemwD7kcFwNat+E+H/6AiTZr4emuI/Dd5xQFjlSpVtFz/N998owEX68Y5z535/vvvtYXXaD1GBVQUjXA3hBHLeAwaNEgrKk6cODHLan3G8KbFixdr67BRRZHIU/DdRbETJJT4G3NUjcv42yiyhAOGSiUj5PfEJIm7lKZL2DgfUGBNVly3+8gFSU3N0GGtKMaE3tc/1u+Xn376WdIv7pGtm9bqMjnuhEfGSKUaDaR1mxulV/eOUqt6BbfLw7hKjn3NPgk1LhsH5fgdwW8FLhvnRnKakyUnalQspj0TIS6KZwF7JsisGFsLpvQMkVOXgiRdHH/fxAvTFZzXodVl2TCSJD1df9eQuOJ2zucnIrPxebVhQCvuH3/8oa3Ew4cPlyZNmkhCQoL88ssv0q9fP23dfemllzRoInhOnTpV15kzYGkQJAGoaoiE4Nlnn9Xgi0XYkRicOXNG74cA7bxoujG8CQurI+C/8sor+freyX/gu4dheMYJ30mcG9V/7YsquVsjtXypQrpwParcYu1VTU61EnC69riGheFAxfo8JWMj5eK5k7J31wadv3r80E4twOQOCqVg3uqN7W6Sutc10GGxrg58nJeHMZJjzJvdtu+cbl/9GtZiLtkZtpxTzj2kSD6NRBQH4TgQxv9VnOzvg8uexJ4JKugYWwuW4NAwScnANA330zo8OV3Bfh1aJMN4TowkQYMcfteYuBKRGZkiecWQomnTpmkBCZyM4Fm7dm15+umnNcBi3k737t210ASGQOFvA25bu3atluFHAMZaddChQweH10HLM+7jDMOqUFkRQ5r8ZX1K8jyjtxSJC/<text:soft-page-break/>7GQZ2RoOJk3Oau8m92ITEsWTRSKw9j7VX0fBoL28ddvCIr/lwjcce2ycHdmzR5dQcHjOhdQbElDAfGmoy5WR5GRYRqwSf0/OJ2S4ZFjpy+nKOeWaN3FJCEBkdF2S4byalzgorLOa1o7CnsmaCCjrG14MBvYMlSJSUt/bikojp8PhVSMtahRS8ukmFPLslDROQNQZa8HGWTS7fccoueL1261NebQrmQkpou8YlJYklPE0uGdWgvElP0NNj/d8lrkpodaAk/dfqMrF61UlYsXy7Lfl8uqcmJbu8fFVNEyldvKFVrNpbRI/pLsdicLXA/f+V+7WF1tTwM4P0ePXVZgoKDJTw02NYzm5Zm7RmOLRypPbP1qlt7ZpGEGnNKcQrftk2i2rYtUPNyjpy67NAzgQM7JOnsmSDKXwU9tmJOsbvpHBiCjXnIaCzDdAVXa30bv8FoTGvfrLL06uC41BEFsI0bOeeVAoYpel6J8ot9L6kxnNeYi3r89CXZvPe07Nh3RpJTMQc1Q66pWFQa1SyVr/M8cXCye/duLbSEgksovJRVklyybBWpWquJVKvdRMpUuEYSUzIkI8Mi4ZFReVoexl1in5CCoWoWqV6hqC7hEBISbO0pDQ+TK4kZsuVgijSsV1wql4vN/DxYsuPiRazBIwUFeyaIyJswwgTr4gKnK1CuNGxY4GIrUW4xeaWAob2GR49qomp/nbt5nuhNRI/blr1nHeZ5egN6ddesWWNLWLOqyBkSGiaVatTXhBU9rIVjHbcrLd1aHRinnMDcVR0CHIoiR0G6xizOcfCEBBXrnF5KSJNKZSM0WS1bpoQuH2MJCtFqyOnpFokKSpejp6/Imn/OSJXyxVxsfAi6GKQgQsLKpJWIPK1QoUK2NXY5XYFypQDHVqKcYvJKAcXVUN/szvPEPFRP9sCeOnVK1z5EwvrXX3/pcjnulC5dWuetFipTWy5Yykm50i56Ne2W0sH82JwkWlrBMiJcSpcoLMGhoRJbOEbnYGF4sKB4UnCIWCzBcubIRUmWVElJC5KEtGCRNPReOxaJyrIS5p49Ik8+KfLxxyLXXpvt7SMi8vdeVwMLKVGOMbZSAGHySgEPS8Kgx9XVPE9cxpI1qPyLAkp5SV4xTPmff/7RnlUUN9m+fXuW969fv76t2BKWpsC2INH+ZuEOTajdLaUTExWmC9C7YlTxRWKK3lMcOOlc1PBwbflv3SxIlm84KmlBkWLJEMlIR7Kvz649uhcvJ0tKaobuK1zvanRxlpUwL18W+eUX6zkRUYDDXFf8/jrjdAXKEcZWCiBMXimgZWeeJ67H7aj8e2uLKtk+gMBzX7x0WTasXyt/rFiuSauxtIQr0dHR0qZNG01YsaQNqn/mdCkdJK64HUm2/ZIzKJoUFRWlJxwo4eTq/TauWVr+/Pu4HD8bn2m+VVJKmiSlpOsQ4bjLyXIpIUWKxoRLsSKREhUR6pVKmERE/gqNh1mtlQucrkBE5IjJKwU0+3meWbEmiBa9/9UOJDZu3SMz5yyQdWtWyvED/0h6eqrb+2KJCfSsImFt2bKlyxb47C6l06RWGetSNaUK6xIZSFRxblT8zQ53860uXknWQiHo3dW5sEHoSbbIuYtJcuFKilQoGSNFC0fo7ZiXheFtPOAiInINDYNIXI25rkRElD1MXimgIenDGqVISjHH1R30bLorgoQCUJs3b9ae1YWLf5XDB/e5fR4M123UqJEtYb322mtztY4pelYrlC4inVpX1xmnhaKjJSY6Ug+EcMJQ4Nxynm+FIdXoaY2ODJWSsVFy8ly8Jq5IToNCg7UC8bGz8RIWFixXElNtlTCNocMc7kZE5AiNisWLF/f1ZhARFThMXimgIamqU624rm2K4kzZLYJ0+fJl+fPPPzVhXb58ucTFxbl9jfDIaKl8TQMpXaWBVgd+pEeLXM2dtZ+riiHGnkhU3bGfb/X9Lzvlz83HdMiybgPm3p69ossJhaAqcXCQJrBHTl2R8iVjpH2zSvLXluPaM2ysi4o5uNc3KC+VKlWyFpTAORFRAMLvaNGiRXXYMJFHMLZSAGHySgEP8zy37Tt31SJIpaKTZOrUqVodeP369bo+rDuxJctJtVpNpWqtxlKuSm0JCQm1rtGXw8JP9glrTEyMnvJ7mNn2A+clOirMtl9iC0dIRHiIxF1KkovxKWLJsGgSGxkeIu0aV5Rl64/I5YQU65Dj0BCt4vzbhiO6diGGJDd74ol83X4iIjPB7/nV5roS5QhqZDC2UoBg8koBz10RpJSUZDl6YJecObxVzh/bJl8cPez2OTCntHTFWlK+RkOpU7+FJq95KfyEhBU9qoULF/ZJwmrAsF9r76ljDwEKNEWVKiRlS1p0CDHmuSampMuyDUd0CHa5kjF2jQBhElvIonNmf5q7TqotOyEl+t4jwiFzRBSgc13xG0/kMefPiyxYINKlC2Mr+T0mr0R2RZD+3LhPli79XQ7u3ijH9m+RlKQEt4+JjY2VG2+8UeevNmneSqYu2CfBIUESncXc2asVfsIwMiSrSFoxNDg382E9yZivit5TJKHOtHhTSJCkZWRIYlKqpIYES/lS9omrFS6jenHo5l1S4sXHRVo3ZYAlooCDRkmj15V1AchjDh4U6d9fZMMGxlbye0xeKaBhKO++fft03VXMX920aZOux+pOzZo1tdASTii8ZMxZwkFIbgo/GUvZ4IAGSau7Nf98xZivimG/6D11Nyc4IdFaUTk6KjTrJYfC/91fnp+pS0RkbviNx1Jkf2054bouQJnCvt5EIiJTY/JKASclJUXWrl2rySrmrx49etTtfZFUYgkbozpwxYoV81z4qXndchIVaS26ZCxpY+blElA5GPNVMezXee1Xncd7IVHnBKemoQLx1ZYcsvYuMHklokCD385DZ1Jl2uJtWdcFqFPG15tKRGRaTF4pICQkJMj3338vM2bM0CrBuOxOqVKlpF27dpqwtm7dWntE81r4CcNrE1LTpWqFEnJrm3pSpXLpAlNp0t3ar6np6TrXFUvj9Gh/rcxZvs/t8GJDWrq1V5tD5Igo0FxJCpIff9sriSlpbusC4HcWS5WxB5aIyDUmr+T30DuIXtN169a5vU+9evX0Pk<text:soft-page-break/>hY8Xduimm4KvwUE4XKvKESGh4lJUsXlttvrCk1q5WWgsZ57Vf0nEaEhUrr68przywOtA6euHTV4cWXJEzO1mkkJYvywIyIAsvmfRfk7IVEp8TVsS4AGgjxO8vklXIEjeytWlnPifwck1cKiGHCmzdvdrgOQ3XRq2rMXy1TpozHCj+Vio2UHYcuytGzSRIaFiXh4VFSq2pxaV63bIE+ILFf+9VVkZHsDC+OqlJDEn9bIVKA9wMRUU6hwW/19pM6ciWrugC4HQ2E+J3lCBXKtlq1RFat8vVWEOULJq/k9zCfdOLEifLNN99IhQoVdEgw5rFivqknGWuy1q5RUVo2qSfBIWF+WUkS78XV+8nO8GLcXpATeCIiTy475kx/M/+/CrE/xQ0iIk9h8koBYeDAgfLggw/K/v37JT093aPPbVQLLlq0qC5xgzVfDYF28HHV4cXH9ogElbWW82/SxNebS0RkimXHDGjsw28m7k+UbRs3ijRtythKAYHJK1EuoZcVvbeoGozlD+yT1kCW5fDiY77eOiIi8y47hlEqaOwLtIZPIqLs4tE2UQ6hSjB6WJGwenrosT9xN7yYiCgQZacuAKZX4H5EROQak1eiHCStSFhjY2N1mDAREVF2sS4AEVHeMXmlgGAtgJGm64y6rvPoHpNWIiLKr2XHiIjIPSav5NcOn7ykBwmbdp+RqIgQuXL+hJQvFS1NapWWciULXTVpjYmJkWLFimnFYvKAunVF9uwRqVjR11tCRGTKZceIcoyxlQIIk1fyW5hbhOFZlxNSdHhWoahQSUnPkDXbTsq2feekS5tqui6rMxReMua0Mmn1MMwRvuYaX28FEZHPsS4AeQxjKwUQU/xqYumS6dOnS69evaRp06Z66tevnxw5ckR27Ngh9913nzRq1Ejat28vX3/99VWfb+HChdKlSxdp0KCBdOvWTVbZLdx89OhRqVWrlp62b9/u8vGdO3fW29esWePR90n52+OKxDUxJU3KlYyRYoUjJToyTOcUlSoWpUOIF6w8ICfOXnHoaUUva6VKlaRUqVJMXL3hwAGR++6znhORVzG2EgUIxlYKID5PXpOTk3UNzk8++UR69uwpM2fOlG+++Ubq1q0rUVFRujZn5cqV5ccff5QnnnhC3nvvPf3bndWrV8tzzz0nffr0kTlz5kjr1q3lkUcekX379jncD3MXFy9enOnxO3fulAP8z1/gYagwelydKzoCLiOZjU9Mlb/3nNGkFWu0VqxYUZNWzmv1org4ke++s54TkdcwthIFEMZWCiA+HzY8YcIE2bx5s8yePVuqV69uux4B9tNPP9VA+Prrr+tQzho1asihQ4dk8uTJcs8997h8vs8++0w6dOggAwYM0MsjR46UTZs2yVdffaXPY0DgXbRokQwfPtzh8QsWLJBmzZrJunXrvPaeybtQAEPnuEaGulxLD3B9idgoOX/FImXKlpdCMVH5vp1ERN7C2EpERP7Ipz2vWNcMrcEYfmQfXA3r16+XFi1aaHA1tGrVSg4ePChnz57NdP+MjAzZuHGjBk97LVu2zBQwMXwJwRpDp1wNi6KCCwUwkMCGhYa4vB3XlyxeWMqVLS+WsKIiwT5vwyEi8hjGViIi8lc+O2pPTEyUNm3aSHx8vMyaNUvmzZvncDtadU+ePCk1a9Z0uL506dJ6fuLECSlZ0rHYzqVLlyQhIUHKli2b6TF4LnsVKlTQeTtoIa5Tp45et2XLFn0ObFdenD59Wuca3XLLLXl6Hsq985eSxGIRCQn+t+cVnbCWjHQJCkabTZCkZ1j0+pUzIn24pQEmJUWkalWRIUNEwsN9vTUUAMqVKyfffvutBArGVqIAxNhKARRbfZa8osV33LhxOmdm1KhR2uprD3MPp0yZIuFO/wmNIjqYz+MsKSlJz109xtX90UI8Y8YMGTZsmK1luGPHjjoHMi9SU1O15Zsyw4GR8aX3Jiw9kJicJhYJcljXNSg4RPDJ4OPJyLBIVERowO0bn8L/TRc9QVcTEPsml7hvst43SHgCCWNrYOLvQIDvG8ZWj+O+MW9s9dmRe1pamgwdOlT/Hj16tENQw98rV66UyMhISUFrkh0jUEZHR2d6TiP4unoMClQ469Spk4wdO1YLSaACIgLsmDFj8vze0PIMS5cuzfNz+RujxZz7JjPuG/e4b9zjvnEvEHvoGFsDE38H3OO+cY/7xj3uG/PGVp/2vM6dO1f69u0rjRs3lhEjRthuCw4O1mCJIUrOmb1xuUyZMpmeMzY2VgOvq8e4un/58uV1mQAMb8KQKAxHat68uRw/ftyD75SIiCh/MLYSEZE/81nBJlQ6rFKlipbwx1pxCLi4jBPW2QQEuw0bNmjgsy/XX61aNSlRooTLCrJNmjSRtWvXOlyPNeVQ5dAVtBCjrD9ahvE3gjsREVFBxNhKRET+zOfRZPDgwVK1alVtJUZr8eHDh3Wo0UcffaQl+69cuSIvvfSS7N27V0v+T506VR599FHb4y9fviznz5+3XcbadfPnz5cvv/xS15/D0CVUPbz//vtdvj7m5mDtOTx3165d8+U9ExEReRNjKxER+SOfJ6+YezNt2jTp3bu3FpG46667NNiixRgtwJ9//rkGwO7du8vHH3+sQ6DwtwFzenr06GG73LZtW3nrrbdk+vTpej+0Jk+aNEnXsXMFQ57Qoly0aFEd5kRERFTQMbYSEZE/CrKwdJ/HcZK3e9w37nHfuMd94x73jXvcN/6Fn6d73Dfucd+4x33jHveNefeNz3teiYiIiIiIiK6GPa9ERERERERkeux5JSIiIiIiItNj8kpERERERESmx+SViIiIiIiITI/JKxEREREREZkek1c3Tp06JbVq1cp0woLrrsTFxckzzzwjzZs3lxYtWshrr70miYmJttuPHDmi6+01btxYHnvsMbl06ZLttoyMDOnWrZssX748X95bXnz66afSv39/h+uwUP19992na/m1b99evv7666s+z8KFC6VLly7SoEEDfe9Ye9De5MmTpWXLlnLTTTfJ/<text:soft-page-break/>PnzHW775ZdfpGfPnlIQ9s1//vOfTN8h7KNA2DcXLlyQl19+WW688UZd7xFrTK5fv952O97X3XffLQ0bNpROnTplei+ufPfdd1qiHfvm3nvvlX/++cd2G2rPvfnmm9KsWTPp2LFjpv325ZdfypAhQ6Qg7JsHH3ww0/fG+bvlr/vm3Llz8txzz0mrVq309/KRRx6Rffv22W7n703BxtjqGmOre4ytjhhb3WNsDZDYimrDlNnvv/9uqV+/vuXUqVOW06dP206JiYku73/fffdZ7rnnHsu2bdssf/31l+Xmm2+2jBgxwnb7U089ZXnhhRcsBw8etAwcONDy7rvv2m6bM2eOpX///haz+/bbby21a9fW92o4f/68pWXLlvre9u7da5k1a5buN5y7s2rVKku9evUsX331lT7mnXfesVx33XX6N+zevdvSqFEjy8aNGy1Lly61NGzY0HLhwgW9LTU11XLbbbdZ1q5dazH7voEePXpYPvjgA4fv0Llz5wJi3zz44IOW22+/3bJu3TrL/v37La+99pqlQYMGln379un7wfcE+wZ/f/7555a6devq/x13Zs+erY+fN2+eZc+ePZbnnnvO0qJFC9v+/O233yzt2rWz7NixwzJt2jRLmzZtLBkZGXrbxYsXLddff73+/zP7voHWrVvre7D/3sTFxQXEvundu7elZ8+els2bN+t3A7+dbdu2tSQkJPD3xg8wtmbG2OoeY2tmjK3uMbYGRmxl8urG5MmTLXfccUe27osPpmbNmrYPDP744w9LrVq1LCdPntTLnTt3tqxYsUL/xhf84Ycf1r+TkpI0GG/ZssViVngPjz76qH4JO3Xq5BBEJk2apF9+fBEN77//vn4p3cEBxpAhQzL9pxo1apT+PX/+fEuvXr1st+E/P/6zGYEM21IQ9g1+wHD9L7/8ku3n85d9gx9r/J9Yv369w/7o0KGD5b///a++Hxx82Bs+fLi+f3fwnRo7dqztMr5zCBr4Dhr/Z4cNG2b7f4XXNwLMmDFjLK+//rqlIOybs2fP6u3bt2/P9nP6y75BYMP3YNeuXbbrcFCA7cX3PNB/b/wBY+u/GFvdY2x1jbHVPcbWwImtHDbsxq5du6RGjRrZui+GJJQqVcrh/hjeFBQUJBs2bNDLFStW1L8xjAnnFSpU0OvRLY+hHfXr1xez2r59u4SFhclPP/2k2+r83vFeQ0NDbddhSMLBgwfl7NmzmZ4L73/jxo3SunVrh+sxrGDdunW2fWU8fu/evToMrFy5chIfHy+TJk3SIWQFYd8cPnxYEhISpHr16tl6Ln/aN8WKFdPhIvbfa/x/wAnbjO+N8/vE9wb/N1wtPY3hLnjf9o/Bdw5Ddez3zc6dO+XKlSt6XUxMjMTGxsrx48dlzpw58sQTT0hB2Df47cHf1apVy9bz+dO+KVq0qLz//vtSs2ZNvXz+/HmZOnWqlC1bVq655pqA/73xB4yt/2JsdY+x1TXGVvcYWwMntv67leRg9+7d+h+hX79+cuDAAalSpYoMHjxYx9G7msODD8ReeHi4foFPnDihl4cOHSqPPvqo/sfCf5wpU6bo2HyMh58xY4aYGca+u5tLcvLkSdt/BkPp0qX1HO+9ZMmSDrfhy4ugg/8wzo/BcwHGzmOexg033CAhISE6XwAHMB9++KHu/2uvvVYKwr7Bdwi++eYbWbFihQQHB+v2Dxs2TAoXLpzp/v60b4oUKSLt2rVzuG7x4sVy6NAhefHFF/VH3dX7xFw2zHErXry4w23G+3f+f4bHIHDAbbfdJvPmzdMfYBz0vPHGG7rP//vf/+qcFufnNOu+wfcG34/XX39dVq5cKdHR0fqZP/744/q74syf9o29UaNGyQ8//KDveeLEibofAv33xh8wtv6LsdU9xlbXGFvdY2wNnNjKnlcX0tLSZP/+/XLx4kV56qmnNChiAjMmNztPRgb8KLj64kdEREhycrL+XbduXfn999+1cAQmLeMDx5cGE53xYY8cOVL/0z399NMOBSfMLikpKdN7x/sG47073x9cPcb+/ijKsWbNGlm7dq08/PDDcvr0aZk+fbrunz///FP3GybHL1q0SMwKP5T4EcPni1am559/XrcdP5RotQqkfYMWuhdeeEF/6DFx39X3xrickpKS6fFGgZas9g1+HLGfsQ/Q8nfnnXdqAYLVq1drkYa5c+fq6+N6o2XQjPsG3xu8J/zwf/7553pgP3PmTC1Q4oq/7pv7779ffvzxR7n99tu19Ro9Mfy9KdgYW7OP33X3GFv/xdjqHmOr/8ZW9ry6gG5z7Gx8KSMjI/W66667Tvbs2aOtus7d5LiPqx8FfIBo0TDg+dDqAEePHtXhMAi206ZN05biJUuWaNWyjz/+WFuJCgJX79344tq/d+f/DK4eExUVlakVzTB+/Hjp1auXtrijWtonn3yiLUE9evSQpk2b2varmeCHEZXp0MsAaNXCduJ9bN26NdNQKH/dN7/++qs8++yzWvnvvffes71X5/dpXHZ+r2D8P8zOvrFv6Xz33Xf1x/ny5cv6fwut0vjxRAvg0qVLbfvcTPsGrcI44MYwH+N7gxZd9CqMGDEiUwuov+4bDGWC0aNHy+bNm+Xbb7/l700Bx9iaffyuu8fYasXY6h5jq3/HVva8uoFx68YX14AubgxjcoaWXnwx7eEDRdA0ut2djRs3TgYMGKBfeLRIoAsdLRgox21f1tvsXL1343KZMmUy3R9fWPxHcPUYV/cHlPJetmyZttoYZb3xg1S5cmUdcoZgZUZoGTaCq8EYJmEMq/D3fYMfRfSw3Hzzzdo6afzgYRiOq/eJ9+9q2JcxbCcn+watehjugh9F/EBXrVpVKlWqpD+QaJ3HXAwz7hsc4BvBNTvfG3/aN5iHg6QDPXT2/48QbPF++HtT8DG2Zg+/<text:soft-page-break/>6+4xtjK2ZoWx1f9jK5NXF9AKjB2KFmJ727Zts7VY2MP6c/jiY1y9AUET8IV1hufB8IEHHnjA9gUyhrqkpqa6HPZiVnjvKASQnp5uuw7DJTD3qESJEpnuj8ny2LfG/jFgX2MSvCtoxcKwMvzw2u8rs+8vtOQZn7HB+M/p6nvkb/sGvR6Y/4G5bR988IHD8BK8H+f3ie8N3j/ehzN8l/Cdsv8/iR9hHIziO+gM7xutrSgIgF4Z7Fv7fYHHuipeYYZ9g3kyGOrk/L1BCzECoT/vGxR2GD58uMMQUnyPsa4eivbw96ZgY2zNPn7X3WNsZWx1h7E1QGJrrusU+7H09HRdV65Lly66VhTK9L/11lu6fhHKTKelpTmsS4dS3H369LF0795dy0Bj7SOU6H/++eddPv+AAQMsP/zwg+0ySm1j7SWsQ/XYY4/pulRmNXLkSIeS9Sg93rx5c70ea2D9+OOPujYU1sYyXLp0yWH9NSx1UKdOHcsXX3yh+xblxLGOlv1yCAasAdW+fXtLcnKyXsY+xxpbWL8Pz4N1o4wlE8y2b3799VctQz5+/HjLoUOHdH1DvBeUK/f3fYP11bD+1xNPPOGwnhpOeM9Y/wu3Y01GvLcpU6ZkWosOa6/Zr782Y8YM3Rf4bhnrrWFdMldr+2Ef4P+k4cSJE/pY7Bc8Ho9zt66kr/fNN998o98BLPtx+PBhLTeP7cW6ff6+b2DQoEG29d/we4v/L/iNOXbsGH9vCjjGVvcYW91jbP0XY6t7jK2BE1uZvLpx5swZDZBYcBgfINYuQrCFI0eO6A8nPlwDPngs+Iu1x/AFfeWVV3TNJ2f4kcW6dAjShvj4eH1s48aN9cuV1ULbZgsigIMKrOWEAxAcWOAHwvkxuN4evrC33nqr7lscmLhbQBvrlf3vf/9zuG7ZsmW6zhY+GzyPmffNggULLN26ddP/0NheLOJs/73w130zceJE/T/i6oT3DMuXL9fFxPG9wTp+CCT2sC+d9ycWXL/xxht1f957772Wf/75J9NrY//edNNNlg0bNjhcj4NaLFCOH1BjXUiz7husgYbfCeP/FB6DA39/3zdGgMTvJ77DeC9YSw4HZAb+3hRsjK2uMba6x9j6L8ZW9xhbAye2BuGf7PfTEhEREREREeU/znklIiIiIiIi02PySkRERERERKbH5JWIiIiIiIhMj8krERERERERmR6TVyIiIiIiIjI9Jq9ERERERERkekxeiYiIiIiIyPSYvBKRKXEJaiIiIs9ibKWCjskrUQ4988wzUqtWLfniiy/y7TWff/55fU3jVLt2bWnUqJHccccd8vHHH0tSUpLD/fv376+ngmrDhg3yyCOPZOu+R48elZtvvlnOnz+vl/ft2yc9e/aUJk2ayGOPPSZnz551uP/SpUulc+fOkp6e7nD9/v37pX379nLp0iUPvhMiIsoOxlbvY2wlfxBkYRMMUbZdvnxZ2rZtK5UrV5aUlBRZtGiRBAUF5UuA/fPPPzWYQkZGhm7L+vXrZerUqVKvXj356quvJCIiQm/fu3evnl9zzTVSEOH9rl27VpYtW5bl/fDzNWDAALnlllvkgQce0OvuueceKVWqlB5gfPTRR1KhQgX54IMP9DYEVRyUDBs2TG699dZMzzd69Gi5ePGijB071kvvjIiInDG25g/GVvIHob7eAKKC5Oeff9bzl156Se6//35ZvXq1tG7dOl9eOzw8XFuE7bVr104aNmwoTzzxhLZWDx48uEAH1pxasmSJ7N69W6ZMmaKXcdCxbds2+fHHH+W6666ThIQEGTVqlO3+s2fPlkKFCrkMroAW6Ztuukk/Wxy0EBGR9zG2mgtjK5kZhw0T5QB+uBFQW7VqJVWqVJHvv//edtvAgQPl7rvvzvSYxx9/XO68807b5Tlz5kiXLl2kfv36ev2qVaukbt26+uOfGx06dNDAa78tzkObVq5cKb169ZLGjRtL8+bNNRBjCJC9uXPnSvfu3TVgI8i8//772gJu2Lp1qzz00EPSsmVL27ChPXv22G7H9mPYFYYa2cNwIbT2GnCf7777Tg9SWrRoods0ZMgQ2xAk3Bf76NixY3rfrPbLp59+Kh07dtSDDzBa6iMjI/U8LCxMW9IhMTFRW4ufffZZt8+HVmV8tnheIiLKH4ytjK1E2cXklSibEEwQZLp166aXcY45HkZgQLDcvn27HDp0yPYYzPFYsWKF3HXXXbYghgCCADVhwgQNDgjAznNEcqpNmzZy8uRJDUrOjhw5oq+B1tKJEyfq8J0DBw5oS6gRfBDwRo4cqS2iGD6F27755ht588039Xa0gvft21f/fuutt/T6EydOSJ8+fTIF6uwYN26cvjaGHI0YMUJ+++03fV7AtqLVG8FuxowZGuxdwTwatATfdttttuvQ8ouWcQRl7PuffvpJ9zVgCFidOnU0qGelU6dOOqQqPj4+x++LiIhyhrGVsZUoJzhsmCgHLcOxsbHa2gloSR0/frzMmjVLW0rxQ//aa6/p8CcMNYJffvlFg+ftt9+ulz/88EMtgGAErhtuuEFbMNESmxclS5bUcwR7zEOxt2XLFi068eijj0qZMmX0urJly+rBAYb+REdHyyeffKKtzMZ2Ga2p8+fPl9TUVN0+tIZPnjxZQkJC9HbMT8IQIbS44n3lRM2aNeXtt9922EbMcQLMeSpevLjLoVz2EPShQYMGDtfjeYcOHarDnXBQgW1DwQkM/cJBw+bNm/U+2Cdo0bdvuQe02uM9Y84TAj0REXkPYytjK1FOsOeVKBvwg4uWRgQh/DCj5TEmJkaaNm0qP/zwg7Z0IlDh9gULFtgehwCFoVAIbGg1Pn78uLY+2uvatWuet8+ou+aqwAWGKqHYRI8ePbRl+I8//tCKiiisgNZUtBSfO3cu01wVDGNCKyveO1rFUUXQCK5QpEgRPVhA8Yeccg6cCPgI6DmBVm9sA0<text:soft-page-break/>72EHDRurtp0yY9KKpYsaK2xKOVuXr16nrwg33+4osvyssvvyy7du1yeLxxgOI8RIuIiDyLsZWxlSinmLwSZcPvv/+uQQgtwZjXYpzWrVunw4kQtABDmFCNcOfOndpSu2bNGlvro1FuvkSJEi5bdvPi1KlTem60/tpDgPn222810GL7Bw0apEOhMLwIgfnChQsut8uAQg24n6vtxHW4PaeioqIcLgcHB+d47bkrV65keh57OOCBw4cPa6DF3B8sE4AhS/369dMhTvgMUZjC1bbh+YmIyHsYWxlbiXKKw4aJsgE/0JUqVdLWVXsICk8++aQWdMAwGLQEYz7JwoUL9Rytssa8EbSAAgK1PefLufHXX3/p0CNXAdZoMcV8GxSJQJDBfJdJkyZpK7FRPdE4ADDExcXJP//8o0Uf0OrsvKYbnDlzRod72bdMG3N9DN6a31KsWLFsBXccSKBlHAcaGNZUuHBhDeiAlmW8B3vGWnR4fiIi8h7GVsZWopxizyvRVeAHGK2/GA6DaoD2J1TPw1Cl5cuXawsthv5grTMUScA8Ewx1MlopEWAx58S5NRJzd/Laco2hR0bRB2copoAhSAiumOuCg4A33nhDb8NQKwz3QTDBNtubN2+eFpfA0CbMb8FBg33xCwQ3vDaGdwGGSQGKWxhQcMJofc4JIwBmpXz58jqvCGvHuYP5PvjsjGUOMN8H98d7Mj5b51ZxY/vx/ERE5B2MrYytRLnB5JXoKlDFMC0tze38GVRGRODB/BxjeBPmeqAV1qiEaLSePv300/Lrr7/KK6+8ogujf/7557aCDFcLKgiQf//9t54w5wRBHcUeMGQHwf6+++5z+TgcBCCQYD4KHoPXfeGFFzTYIvDioOCpp57SAIrAi9L/GAqFYhEYAlS0aFF55plnbFUUUYwCBw9Yrw3bZBTQwDagjP4777yjr4P5SbjNaD3OCbTaojUaz3P69GmX98HwLMB+dufdd9+VBx98UAOrMR8IQ5dQiRFLBmzcuNFWJMSA58N9mjVrluPtJiKi7GFsZWwlyg0OGya6ChRWuPbaa7WKnytoHcWwmZkzZ2opegwXwn0xNMh5kXW0HKNFE9X6MFwKz4s12XAyWpHdQZDs3bu37TLuX61aNQ3aWHcOlRVdwfZgGBOqHg4fPlwPBtDaiwqBaBkGBFI8H7YLw57Qkv3www/rCfA+vvzySw26eA4EZwSgMWPG6HswgiIqRCLoI7CiOAOGfeEAJaewph+CK54H7w+B3RmGmmH5AdzPOUgCrkfJf/t15YzgigMcFAnBEgbYF/aw/AIKUBjr2RERkecxtjK2EuVGkCWnM7mJKNdQ6h+LphuBDTA8CKX2MZQIwZCyb/HixVrZEEERFSrzCgVCUBkSxTfwORERkfkxtnoWYyuZGYcNE+UjtEiixfV///ufrnWGFmK0VKI6H4NrzqFgB1qnp0+f7pHnQ4s55lkxuBIRFRyMrZ7F2Epmxp5XonyE4U4Y+oPWTFQgRDn8jh076vAdT7RuBiKU68ecJAyhMubf5AYKYGCpA8zXyc1cIiIi8g3GVs9jbCWzYvJKREREREREpsdhw0RERERERGR6TF6JiIiIiIjI9Ji8EhERERERkekxeSUiIiIiIiLTY/JKREREREREpsfklYiIiIiIiEyPySsRERERERGZHpNXIiIiIiIiMj0mr0RERERERGR6TF6JiIiIiIjI9Ji8EhERERERkekxeSUiIiIiIiLTY/JKREREREREpsfklYiIiIiIiEyPySsRERERERGZHpNXIiIiIiIiMj0mr0RERERERGR6TF6JcuD555+X9u3bu70dt+E+7i5nR24e4ynjx4+XWrVqeXSfEBERZUf//v31FOgKclzNzXEEUU6E5ujeRJQjH3/8sRQqVMjXm0FEREREVOAxeSXyorp16/p6E4iIiIiI/AKHDRN5kfMQ4NOnT8uwYcOkRYsW0rx5c3n55Zdl3LhxmYYHpaamytixY6VNmzbSqFEjGThwoBw6dMjt6+D2u+++O9P1jz/+uNx55522yytXrpR7771XmjZtKi1btpRnnnlGTpw4IZ6Unp4u3333ndxxxx3SoEEDuemmm+S9996T5ORkvf3tt9/W95+RkWF7zIsvvqjDjA4fPmy7burUqdKkSRNJSUlx+Tq4P3q28b7xOvgbjh8/LsOHD9fXaNiwodx///3yzz//2B7XsWNHefrppzM931133SWDBw/26L4gIiLPyyqWLV26VOOD/e/+3Llz9bqZM2fartuxY4det2nTJpevgeHLzz77rMYLxOEHH3xQr0csQ3xu166dXHfddRrrFixYYHvcqFGjNHYjFtobPXq0biviuxnjqpmOI4iywuSVKBfS0tJcnrKCYIFEauPGjRpUEGx27twpX3zxRab7IhDu2bNH3nnnHXnllVdk27ZtmvS6g8Cyfft2hwT30qVLsmLFCk3KjOCN4FSuXDn54IMP5IUXXtCg3bt3bzl37px4ChJyvLcOHTrIxIkTpV+/fvLtt99qALRYLBp0L168qO/JsHr1aj1ft26d7bo//vhDDwDCw8PdvtakSZM0mH/00UealJ4/f1769Omj+wIHEO+//74Gc2zDvn37bPtq+fLlcuXKFdvz4DZ8Fsa+IiIic7paLGvdurXGjb/++itTjFm/fr3tOsTH4sWLayOnOwsXLpSYmBiNZYMGDdIY9sQTT8j333+vySyub9y4scZnbBcgjpw9e1bWrFljex7EITxX165dJSwszJRx1UzHEURZYfJKlEPHjh2TevXquTzhNnd++ukn2b9/v3zyySfSrVs3DUJIXBEYnZUpU0YmTJggN9xwg3Tv3l1bORFU7BMue7fddptER0fLzz//bLvul19+0dba22+/XQMnWmnbtm2rCR1ajLENaIVFwjdlyhSP7Ju9e/fKrFmztKV6yJAhGiQffvhhee211+TPP//UIIjWWrznVatW6WPQKmzsUyPIJiUl6d8333xzlq/XrFkzPYBA4L722mvlq6++kgsXLuh+RVKLfYz3VqJECfnwww9tARqt1b/+<text:soft-page-break/>+qvtebDfihQpUmALZBARBYLsxDLEQvRCGjEG8Ld9jDESOTw+ONj9oTASTcQvJMSIZ0iI8bg333xTHnjgAY3Rr7/+usYVbBcasRHjKlSo4BCPkcieOXMmVw2k+RVXzXIcQXQ1TF6JcqhUqVIaSFydcJs7aAWtVKmSDjMyoJiTq0CCYUH2rbMVK1a0tYK6goCDRM1+6NL8+fM14CIRPnDggAZOBCB7lStX1lbjtWvXiicYz4PWZXu4HBISogEcLb7GQQAg2FarVk0Dp/F43A9DqxAcs1KnTh2Hy3guXIf3bPSG48DkxhtvtL0ePgMMm3LeV506dcqyl5eIiHwru7EMDZobNmzQEU94zMmTJ+Wxxx7ThA4nNASjxxD3y0r16tUd4gJiTFBQkMYm+1FXaPjEdmHEFG5HMosGUmN4LmJM1apVs+zl9XVcNctxBNHVMHklyiEEifr167s8ZZX8xMXFaQ+gM1fXIYjYM1qG7eezOEOLLlpoMfzVGLJkzFNBbySULFky0+Nw3eXLl8UTMGwJnJP40NBQKVasmO11EDxx4IAeUARZtJLjhIMKzFlFyzYSeFf7Jqv9hPf5999/Z+oRx1whvHZiYqJtXyHI4zPZunWrDpPikGEiInPLbixDUorfe0zTMRI5NBQjZqD3Eb//SDLRi5gV55FReH0M00UDqH2MGTp0qK2uBSCeIB4iliGBRQ+m/bxRs8ZVMxxHEF0Nqw0T5RO0XB48eDDT9Z6aJ4LWUQQ3zKvBeUREhLa6QmxsrJ4jGDlDSyoCoCcULVrU9pwYNmVAay8SReN1EGQR0DH/CMHxP//5jyb/OLBA6y2GQWG4dE4VLlxYg/WIESNc3m40LnTu3FmHfaFlHEO5sa0YdkVEROaV3ViGETboNUUShx5DxAWMZkLSiZiDHksUTczpUnaIMYhTX3/9tcvbq1SpoudIlpEoIh6j8RmjpnKbvOZnXDXDcQTR1bDnlSifIHgePXpUKxwaMAcFraGegGCMeZ6//fabLFq0SIf/GD2TCKQIRPZzWeDIkSPaU4mA7qn3aAw1sofLmDdjJIjYFiwjNG3aNJ0rYxxY4PYffvhBe0KvNt/V3evjQAXv175HfN68eTqsG/sIML8Vz4+qlIsXL9aDCrTCExGReeUklqH3FUkchg+jKi7gHNch7uY2xiQkJGjvq32M2b17t9azsC/ciF5MvA7iH7YLCbXZ46oZjiOIrobJK1E+wTyRGjVqaKVCJFMIDo888oj2vHoqcUKw3LVrlwZr+2GwaPnF8jEo7oCy9qi2i6qBKHaEVl1jCQBnCIAISu4KRTm75pprtGUX1X9RIAlDs1DEAYUlcNCA4hb2Bxbo+TQCIuA+2Pby5ctL7dq1c/z+UUADQ6txjnk7aHVH1eFvvvlGX8ceEla0RGNIFYcMExGZA+anogiQ8wnxJCexzBhGi55CIwFs1aqV/ubjNXKTvOI50WOLKr9IEpEIf/bZZ/Lqq6/qtqF6saFLly4SHx+vscg+xpg9rnr6OILI0zhsmCifYH4KAg7WekOgw2UkUBiKg95CT0Bgqlmzpg4lwvAfe1i/DfN3Pv30U02gMVwKQQ/ByF2hqd9//11L4WOIlNFyfTV4fxg69eOPP2pQL126tAwYMECDvX1VRwRZtFQbBxVgvMbVCjVlNTQbSxigEiL2Meb+oEgGtqlHjx4O98VrYAgYWsOdE1siIvINVMrFsjDO8Bt+/fXXZzuWoccRv/GYj2lcj/mpuD9iRW56QhHDJk+erEkkXh+Nz3guJG7YFntIZDGnFuuioiBgQYmrnj6OIPK0IAvGPhCR16EKIeZXYv6IfU8rAnLZsmXl448/FjPC/FEs1YNF2omIiChvGFeJco/DhonyCebJYI22N954Q4ezYujNiy++qIuK33fffWJGqDq4efNmbYUlIiKivGFcJcob9rwS5SMUQMDQ4X379mnBBxRXGDx48FXL9fsK5uZg6G25cuV8vSlEREQFHuMqkZ8kr6iYhmpoc+bM0QN7Y9z9O++8o8MtMYYfQy5Rirtjx47agxUZGen2+bCu4xdffKHlu6+77jotGY5EATDBHnMFUFUNvV/2E+wBpcYxrwJrVqEaacWKFb387omIiDyPsZWIiPyJKYYNowVq4MCBGkR79uwpM2fO1OqgCIinTp2SJ598Um699VYNvq+88opWbkOVNXdwv7Fjx2oQnj17tgZITKZHa5c9THJfsmRJpsejAml2q8ARERGZEWMrERH5G1MkrxMmTNDx/6i8hgCLhaURXF966SWtHIpKaY899phWDUW1tGHDhsn//vc/bcV1ZdKkSTqHEJVcUWL8rbfekqioKA3c9lBFDcM4nWFx5mbNmnnt/RIREXkbYysREfkbnyevGLWMwNetWzcNrM7Qajxy5MhMrbqpqakuW3BRtvzgwYMO5b2xJAkC5rp16xzu27lzZ1m7dq1Dq3FSUpIsW7ZM1+ei/2vvPuClqM6Hjz+3N3qXXpSqSC8BowJKs2ABJSqoURCNUlTQ+BKDCUb0r0Q0KggRS0AFKUloItiCNEFp0kGK9H65vez7ec4y6+7eXbh72+7d+X3jZnZnZ2Znhr37zDlzznMAAKURsRUAEI6CWnhNS0sz43BpUJw9e7a0bt3a46E1w1pL7D6osgZWHaxa+9p496dROvC08u4Ir2NiWe9ZdKBp7eejAzpbvvzySzP2V6NGjQp8XFozHarZYwEA4Y3YCgAIV9FB/fDoaJk4caIMGTJExo4dK506dfJ433vA4+zsbDM2liaZ0KQR/oK2io2N9ZgfFxdn+v+407E2NUGFNm8aMGCAq1lT3759C3Vchw8fLtT6AAAUFLEVABCuglp41YA5YsQI83z8+PEmQ6FFn69YscL1Wpsx6bLaFOnNN9+Uli1b+tymlSXRu8+OBlftm+NNmzcNHjxYTp8+bYKyJpR4+umn5dChQ0V2nAAAlBRiKwAgXAX9zuu8efNk4MCBpimT1vy6973RGl117Ngxefjhh+WXX34xY2RqkyR/<text:soft-page-break/>rCZNuo578yR9Xb169TzLa9OqypUrm+ZNGpx10Ght2kSABYqB9oFbuFBE+735aJoIoPCIrYDNEFthI0Ht8xoTEyP16tUzWRBXrlxpAq6+1ocGOXX27FlTe6uJH7Q508WCq9Jg2aBBAzPenHst9Pfff+9zXat505IlS0yzJpJJAMXo559F7rvPOQVQLIitgM0QW2EjQb3zahk2bJh8++23ppZ41KhR0qZNG0lNTZXPP//c1NIeOHBApk6dapJI6MDoFn2tTaDOnDljXleoUMGVRVGbSmmgvuqqq2TKlCkm0+Gdd97p8/O1eZMOrK4BX8e6AwCgtCO2AgDCTUgUXrVJ0YwZM0yzJX1Yg6RrM6OtW7eaLIhaQ+xt2bJlZpD0xx9/3LzWwdeVJohITk6Wv//97yb4avbE9957z2cGRaXNqqpUqWJqpH01fwIAoLQhtgIAwk2EQweDQ5Hq3r276wIAgJv167UznMi6dSJt2gR7bwCUIsRWwA9iK2wkqH1eAdhMUpKIDtuhUwAAUHjEVthISDQbBmATTZqIrFwZ7L0AACB8EFthI9x5BQAAAACEPAqvAEq2X05EhHMKAAAKj9gKG6HwCgAAAAAIeRReAQAAAAAhj8IrAAAAACDkUXgFAAAAAIQ8hsoBUHKaNxfZuVOkdu1g7wkAAOGB2AobofAKoOTEx4tcfnmw9wIAgPBBbIWN0GwYQMnZu1fk3nudUwAAUHjEVtgIhVcAJef0aZF//cs5BQAAhUdshY1QeAUAAAAAhDwKrwAAAACAkEfhFQAAAAAQ8ii8Aig5l10m8vzzzikAACg8YitshKFyAJQcDax//nOw9wIAgPBBbIWNcOcVQMk5d05kyRLnFAAAFB6xFTZC4RVAydm1S6RXL+cUAAAUHrEVNkLhFQAAAAAQ8ii8AgAAAABCHoVXAAAAAEDIo/AKoOTExYk0auScAgCAwiO2wkYYKgdAyWnRgoQSAAAUJWIrbCQk7rzm5OTIzJkzZcCAAdK2bVvzuOeee+TAgQOuZU6fPi1du3aV1atXX3J7CxYskJtuukmuvvpq6dOnj8ybN8/13sGDB6VJkybmsWXLFp/r9+7d27yfn88CACAUEVsBAOEm6IXXjIwMefDBB+Uf//iH9O/fX2bNmiUffvihNG/eXJKSkswyR48eld///vdy/PjxS25v1apVMnr0aLn33nvlv//9rwnUzz77rHz99dcey8XExMgSHRPLy7Zt22Tv3r1FeIQAXDZuFKla1TkFUGyIrYCNEFthI0EvvL711luyYcMG+eCDD0yAbdiwoQmuzz33nFSqVElmz54tt9xyS763t2zZMlOze/fdd0udOnVMgG3atKl8++23Hst17txZFi9enGf9hQsXSrt27Yrk2AB4yc4WOXHCOQVQbIitgI0QW2EjQS28OhwOUxvcr18/E1h9Wbp0qYwcOVJef/31fG2zcuXKsnPnTlNLrNvX5km7d++Wli1b5mm+tG/fPtm6davH/EWLFpnmUAAAlEbEVgBAuApawqa0tDTp0qWLpKSkmBrg+fPne7w/ZswYU8M7efJkV3+a/Ljvvvtk48aNMnjwYImKijJ9fh555JE8Ncy1atUyQVdriJs1a2bm6Xrnzp0z+wUAQGlDbAUAhLOgFV6jo6Nl4sSJMmTIEBk7dqx06tTJ4/2q2na/AA4fPmwSUPzpT3+SNm3amFpi/Rxt5nTnnXfmqSH+5JNPTO2zVTPcs2dPE5gBAChtiK0AgHAWtMJrdna2jBgxwjwfP368R1DT5ytWrCjQdh9//HGTDVH74yit+T179qy88sorcvvtt3ss26tXL3n55ZdNIgnty6MBdsKECYU6LgAX0bixyHffOacAihyxFbAhYitsJKh3XjXN/sCBA6V169Ymi6ElMjJS4gow0PKpU6dkz549ctVVV3nMb9Wqlbz99tty5swZj/k1a9Y072nzptTUVNMMqn379nLo0KFCHBkAv8qU0Ywuwd4LIGwRWwEbIrbCRoKWsEnT6derV89kQVy5cqUJuPpaH9oMqSDKly8vCQkJsn37do/5+rpcuXImw6I3rSHWtP5aM6zPNbgDKCbav27UKOcUQJEjtgI2RGyFjQQ9mgwbNkzq169vaom1tnj//v2mqdGkSZPytX5ycrKpFbaaRA0aNMjUBOu2dCB2nWpiCk0s4Yv2zdGx5+bMmSN9+/Yt0mMD4OXYMZGJE51TAMWG2ArYCLEVNhK0ZsOW+Ph4mTFjhkybNs08xo0bZ+br+HFPPPHEJdfXPj1r1qyR5cuXm9fDhw+XihUrmqCqCSZq164tTz/9tMmu6Ev16tVN8okjR46YZk4AAJR2xFYAQDiKcOiAbShS3bt3dw3qDsDN+vUibduKrFsn0qZNsPcGQClCbAX8ILbCRoLebBgAAAAAgEuh8Aqg5FSpIvLoo84pAAAoPGIrbCTofV4B2EjduiL/+Eew9wIAgPBBbIWNcOcVQMlJTXX2zdEpAAAoPGIrbITCK4CSs22bM6mETgEAQOERW2EjFF4BAAAAACGPwisAAAAAIORReAUAAAAAhDwKrwBKTmSkSNmyzikAACg8YitshKFyAJScVq1Ezp0L9l4AABA+iK2wEapoAAAAAAAhj8IrgJLz008iLVo4pwAAoPCIrbARCq8ASk56ujO46hQAABQesRU2QuEVAAAAABDyKLwCAAAAAEIehVcAAAAAQMij8Aqg5DRsKDJ/vnMKAAAKj9gKG2GcVwAlp0IFkVtuCfZeAAAQPoitsBHuvAIoOUeOiPztb84pAAAoPGIrbITCK4CSc+iQyB//6JwCAIDCI7bCRii8AgAAAABCHoVXAAAAAEDIo/AKAAAAAAh5FF4BlGxGxDvvdE4BAEDhEVthIyFReM3JyZGZM2fKgAEDpG3btuZxzz33yIEDB1zLnD59Wrp27SqrV6++5PZuvPFGadKkicfjmWeeMe8dPHjQNW/Lli0+1+/du7d5Pz+fBSAAOgbdrFmMRQeUAGIrYBPEVthI0Md5zcjIkCFDhsju3btl+PDhJrimp6fL3LlzJSkpyS<text:soft-page-break/>xz9OhRGTZsmBw/fvyS20tNTTWBefLkydKiRQvX/Pj4eI/lYmJiZMmSJR7LqG3btsnevXuL7PgAuMnMFDl2TKRaNZHY2GDvDRC2iK2AjRBbYSNBL7y+9dZbsmHDBpkzZ440dKsxat68uZnOnj1bXnnlFalVq1a+trdr1y7Jzc2V1q1bS/ny5f0u17lzZ1m8eLGMGjXKY/7ChQulXbt2snbt2gIfEwA/Nm8WadtWZN06kTZtgr03QNgitgI2QmyFjQS12bDD4ZBZs2ZJv379PIKru6VLl8rIkSPl9ddfz9c2t2/fLlWqVLlocLWaL+3bt0+2bt3qMX/RokXSp0+fAI4CAIDQQWwFAISroN15TUtLky5dukhKSoqpAZ4/f77H+2PGjJG7777bNFGy+tPkN8AmJibKE088IevXr5eKFSvKHXfcIYMGDZLIyF/L6lrb3LJlS1ND3KxZMzNv48aNcu7cObNfAACUNsRWAEA4C1rhNTo6WiZOnGj65IwdO1Y6derk8X7VqlULtN2dO3eaINmzZ0957LHHZN26daZp1NmzZ02/H+8a4k8++cTUPls1w7peVFRUIY4MAIDgILYCAMJZ0Aqv2dnZMmLECPN8/PjxHkFNn69YsaJA23333XdNooqyZcua15rZ8Pz58/L222/L448/7rFsr1695OWXXzaJJHQ5DbATJkwo1HEBABAsxFYAQDgL6p3XefPmycCBA00CiNGjR7ve0yZIcXFxBdpubGysebhr3LixyZSoNcTuatasKa1atTLNm/R9HVagffv2cujQoQIeFYCLatVKJD1dU5IGe0+AsERsBWyI2AobCVrCJk2nX69ePenfv7+sXLnSBFx9rY86deoUOElFjx495M033/SYv2nTJtNUSvvoeNMaYk3rrzXD+ty97w6AIqZ/X3rxzN8ZUCyIrYANEVthI0H/lusYc/Xr1ze1xFpbvH//ftPUaNKkSflaPzk5WU6dOmWeR0REyA033CDTpk0zafl1W9rvZurUqSbJhC/aN0fHntPhBPr27VukxwbAy44dItdd55wCKDbEVsBGiK2wkaCP86oDnM+YMcMERX2MGzfOzG/atKnfoOhO+/SsWbNGli9fbl4/+eSTUqZMGXnttdfkyJEjUrt2bXnuuedkwIABPtevXr26tGnTxiyrzZwAFKPz50W+/to5BVBsiK2AjRBbYSMRDm0PhCLVvXt3M122bFmwdwUILevXM5A6gAIhtgJ+EFthI0FvNgwAAAAAQLE1G/7666/lu+++k2PHjsmoUaNk69at0qJFCzNAOQAACByxFQCAIiy8pqWlmQHKNbhq/5eUlBR56KGHZObMmfLTTz/JRx99JFdccUWgmwVgB3Xr6oCRzikAF2IrgAIjtsJGAm42rMkatmzZItOnT5dVq1aZFPpKByDXBA2vv/56cewngHBQpYrIQw85pwBciK0ACozYChsJuPCqY7ZpU6ZOnTqZ9PmWatWqmdT867SzOAD4cuKEyNSpzikAF2IrgAIjtsJGAi68njt3zm/fm/Lly0tqampR7BeAcLR/v8jDDzunAFyIrQAKjNgKGwm48Kp9bv7zn//4fE/Hg6NPDgAAgSG2AgBQDAmbtPnSH/7wBzlz5oxcf/31pnnT2rVrZc6cOfLxxx/Lq6++GugmAQCwNWIrAACXFuGwskIEQGuHNZAeOXLENa9y5coyYsQI6d+/v9gdA6kDfjCQOuAXsfXiiK2AH8RW2EiBxnm9+eabzWPPnj2mlrhcuXLSsGFDiYwMuBUyADspU0bk2mudUwAeiK0ACoTYChspUOHVokEVAPKtcWORr74K9l4AIY3YCiAgxFbYSMCF127dunmk8feFJj0AfMrNFcnKEomJEeFuEuBCbAVQYMRW2EjAhdcOHTrkCbApKSmyadMmycjIkMGDBxfl/gEIJz/+SL8cwAdiK4ACI7bCRgIuvL700ks+52dlZcmjjz4qaWlpRbFfAADYBrEVAIBLK7K2BTExMTJo0CCZPXt2UW0SAABbI7YCAPCrIm0Yf/bsWdPMCQAAFA1iKwAABWw2PG/evDzzcnJyzLh0H330kbRr1y7QTQIAYGvEVgAAiqHw+swzz/h9r3Xr1jJ27NhANwnALq68UuTAAZFq1YK9J0BIIbYCKDBiK2wk4MKrr1T9miGxTJkyZkB1APArNlakdu1g7wUQcoitAAqM2AobCbjwWqtWreLZEwDhb88ekTFjRCZMEGnYMNh7A4QMYiuAAiO2wkYCLrw6HA6ZNWuWfPnllyZ1f64OjOxVU/z+++8X5T4CCBdnzoho1tRnnw32ngAhhdgKoMCIrbCRgAuvr776qkydOlVq164tNWrUyDOougZgAACQf8RWAACKKdvwAw88IGO0eQIAACg0YisAAMUwzuv58+fluuuuk6KmQwLMnDlTBgwYIG3btjWPe+65Rw5o9rQLTp8+LV27dpXVq1dfdFva3EprsHv27CmtWrWSvn37muZYFl2/SZMm0rx5czl16lSe9TMzM82wBLrMwYMHi/hIAQDwRGwFAKAY7rxq4Fu/fr107NhRikpGRoYMGTJEdu/eLcOHDzefkZ6eLnPnzpWkpCSzzNGjR2XYsGFy/PjxS25v8uTJ8s9//lPGjRsnV155paxcuVL+/Oc/S0xMjPTr18+1XGRkpCxdulTuuusuj/W/+eYbcyEBoIjVrCny4ovOKQAXYiuAAiO2wkYCLrw+9NBD8vTTT0t2drZcffXVkpCQkGeZ9u3bB7TNt956SzZs2CBz5syRhm5Z0rT2Vs2ePVteeeWVfGdj1FrmBx98UPr06WNe161b12xfa4jdA2znzp1l8<text:soft-page-break/>eLFeQLsokWLTO3w2rVrAzoOAJdQowYJJQAfiK0ACozYChsJuPCqfXLUP/7xDzN1TyqhCSX09datWwPOsKiBzz24utMa3JEjR0qXLl2kR48el2zWNGHCBGnQoIHHfK0JPnfunMe83r17m4HftXlTpUqVzDytlV6+fLm5iCDAAsWQEfGbb0R++1uRChWCvTdAyCC2AigwYitsJODC6wcffFBkH67DAWjQTElJMTXA8+fP93hfE1fcfffdpqmSyk8fGQ2kWuvr7tChQ7JgwQKzLe9a7IoVK8oXX3xh+gMpHaagTp060qhRoyI4QgB5xqK79VaRdetE2rQJ9t4AIYPYCqDAiK2wkYALrx06dCi6D4+OlokTJ5o+OVpL26lTJ4/3q1atWujPOHHihDz88MNSuXJl06/HndZka+IJbd5kBVht1qRJKAAAKCnEVgAAiqHwqrQp0LRp0+S7774zSR40+6DWsDZt2vSSTY/cad+eESNGmOfjx4+XqKgo13v6fMWKFVIYe/bsMcFbsy1qrXa5cuXyLKPNmwYPHmyyLcbGxpqEEtqsSWuUAQAoKcRWAACKuPCq6fUHDhxoshhq5sJt27aZALZ3716THEIf+U33r7XDOradbq9169YyevRojyZKcXFxUlDr1q0ztcHVq1c3FwA69UWPQWuO9QIhPj5eGjdubJo2EWABACWF2AoAQDEUXjVhgwakDz/8UBITE026fPXqq6+aoPvOO+/kO8Bqev169epJ//79zfY04OY36+HFbNy40WRu1IyKb7/9ts9aYe/mTUuWLDG1w1YWRQDFID5eU506pwBciK0ACozYChuJDHQFHdft0UcfNUHLPRui0rT4O3fuDHgntBa3fv36ppZYa4v3799vap0nTZqUr/WTk5NdA6Jrc6mnnnrKXAS89NJLJuhr8yt9+Bo03WretGrVKnNs+hxAMdHgumWLcwrAhdgKoMCIrbCRAvV51VpcXzIzM/ME3fzQJkUzZswwfX30oQOgK+3n88QTT1xyfe3Ts2bNGpOGX2uG9+3bZ+Z79xHSmmddxps2q6pSpYpp0uSvCRQAAMWJ2AoAwMVFOHQwuAAMHTrUJGCYPn266TfTokULMwC6BkNN4KD9aaZMmSJ21r17dzNdtmxZsHcFCC0//ugch07Ho2vVKth7A4QMYuulEVsBP4itsJGA77w++eSTpgnSjTfeKB07djS1wVqju3v3blMrq7W8AOBTbq62RXROAbgQWwEUGLEVNhJwn1fNGKiDnmtwXb16tUm7r2n969atKx9//LE0a9asePYUAIAwRWwFAKAY7rxq6v4GDRqYDIgAAKDwiK0AABTDndeuXbvKX//6V9m0aVOgqwIAAB+IrQAAFEPh9aabbjLjtg0YMEB69eplxp775ZdfAt0MADtq2lRk3TrnFIALsRVAgRFbYSMBZxtWuoqO3bZgwQJZunSpGQuuTZs2cuutt5qgW7ZsWbEzMiICAAJFbL04YisAoECFV3dZWVmyYsUKE2wXLVpkxqn7UVN22xgBFvBj/36RCRNExowRqVs32HsDhCxia17EVsAPYitsJOBmw+6ys7Plf//7nyxcuFC+0bGlRKRz585FtW8Aws2JEyJvveWcAvCJ2AogIMRW2Eh0YZs1nT17Vlq2bClPPPGE9OnTRypWrFg8ewoAQJgitgIAUAyF12uuuUZOnjwpNWvWlN/97nemL079+vUD3QwAALiA2AoAQDEUXrt16ya33HKLtGvXLtBVAQCAD8RWAACKofD6wgsvmGlubq7s2LFDjh07ZrIhah+dChUqBLo5AHZSrZrIyJHOKQAXYiuAAiO2wkYCLryq+fPny6uvvmqCa2RkpMyaNUveeOMNiYmJMfNjY2OLfk8BlH61a4u89lqw9wIIScRWAAVCbIWNBJxtWLMfjhkzRjp16iQTJ040tcTqhhtukK+//lre0mxnAODL+fMiK1c6pwBciK0ACozYChsJuPD6zjvvyN133y0vv/yy3Hjjja75d9xxhzz++OMmUyIA+LRjh8hvfuOcAnAhtgIoMGIrbCTgwuvevXtNTbAvV199tRw9erQo9gsAANsgtgIAUAyF18qVK8vu3bt9vqfz9X0AAJB/xFYAAIqh8KqDpU+aNEkWL14smZmZZl5ERIRs3rzZ9Mnp1atXoJsEAMDWiK0AABRDtuERI0aYNP461WyI6r777pPU1FQzPt3w4cMD3SQAu4iOFqlSxTkF4EJsBVBgxFbYSITD4XAUZMUVK1bIqlWr5MyZM1K2bFnp0KGDXHvttaam2O66d+9upsuWLQv2rgAAShFiq3/EVgBAgatounTpYh7eNKW/BloAABAYYisAAEXQ53X79u3yf//3f2ag9G3btuV5f//+/fLII4+YBwD4tGWLyOWXO6cAiK0ACo/YChvJ153Xb7/9Vh599FHJysoyr6dPny7vvfee6Yej8958803zWpNM9OzZs7j3GUBplZGhqVOdU8DmiK0AigSxFTYSmd/B02vXri0LFy40wbZ9+/amlvjkyZNy1113yeTJk6VevXom8L7++uvFv9cAAJRyxFYAAIqh8Lpz504ZOnSoNGzYUKpWrSqjR4+WTZs2yWOPPSZ79uwxr+fNmyedOnWSgsjJyZGZM2fKgAEDpG3btuZxzz33yIEDB1zLnD59Wrp27SqrV6++5PYWLVpkhh1o2bKl9OvXT1auXOl67+DBg9KkSRPz2OKneUXv3r3N+/n5LAAACoLYCgBAMTQbPn/+vNStW9f1un79+pKdnS3Hjh2Tzz77TBo1aiQFlZGRIUOGDDGDsOtQABpc09PTZe7cuZKUlGSWOXr0qAwbNkyOHz9+ye1plsann37aBH1NejF79myzfb0AcN/PmJgYWbJkibRo0cJjfe1ztHfv3gIfDwAA+UFsBQCgGO685ubmSrTb2FEanNRTTz1VqOCqdPD1DR<text:soft-page-break/>s2yAcffCD9+/c3NdDNmzeX5557TipVqmQC5C233JLv7b377rvSo0cPGTRokNm3MWPGmCD6/vvveyzXuXNnMxi8N22+pf2NABQDTSihf3c6BWyO2AqgSBBbYSP5zjbsi/bFKQwdYnbWrFmm+ZEGVl+WLl0qI0eOzFd/H70QWL9+vQme7jp27Chr167N03xp3759snXrVp/NogAUg3LlRDTxjE4B+ERsBRAQYitspFCF18IMmp6WlmaaMWliCq0Bbt26tcfj448/Nstpwoq77747X5917tw5SU1NlRo1anjMr1atmhw5csRjXq1atUy/Hfca4o0bN5pt+BpjD0AROHxY5M9/dk4B+ERsBRAQYitsJF99Xq0mSBUrVvSY98Ybb0iFChU85mkgfPHFFy/9wdHRMnHiRNNnZuzYsXkSUmjyikBpfx4VGxvrMT8uLs70//GmNcSffPKJqX22aoZ1OIKoqKiAPxtAPmhgHTdORJsrXnZZsPcGCDpiK4BCI7bCRvJVeK1Zs6bs2LEjzzwdXL2gNcaalGLEiBHm+fjx4z2Cmj5fsWKFBEoDqdIx8dxpcE1ISMizfK9eveTll182iSQ0A6IG2AkTJgT8uQAABIrYCgBAMRRely9fXvQfHB1tshQOHDjQNGXSDIaWyMhIV7AMhNZUJyYmmkyN7vR19erV8yyvFwmtWrUyzZu0SZQOK6Dj7B06dKiARwUAQP4QWwEAKME+r4WhWRU1KYVmQdSx4jTg6mt91KlTp0Db1JrpNm3ayJo1azzm65hy/rIcag2xpvXXmmF9rsEdAIDSiNgKAAhnQY8mOsacjm2ntcRaW7x//37T1GjSpEn5Wj85OVlOnTrlev3AAw/IggUL5L333jPj22nTJc16OHjwYJ/ra98cHXtuzpw50rdv3yI7LgA+aN++e+5xTgEUG2IrYCPEVthI0Auv8fHxMmPGDLnrrrtk2rRpcuutt5pgqzXG+aF9eu68807X665du5qkFjNnzpTbbrvNDKz+zjvv+B0zT5s8aY1y+fLlTTMnAMWoQQORjz5yTgEUG2IrYCPEVthIhEMHhEOR6t69u5kuW7Ys2LsChBbNWnrwoEjt2np1Hey9AVCKEFsBP4itsJGg33kFYCM//SRyxRXOKQAAKDxiK2wk4MKrJl6YMmWKHD16tHj2CAAAmyG2AgBQDIXXtm3bmgDbrVs3eeihh0wmQe+x3wAAQP4RWwEAKIbCqyZx0EHOX3rpJdHusk8++aRcc801Mm7cONm0aVPx7CUAAGGM2AoAwKVFSwHoIOc333yzeWgTJx3L7b///a98/PHHcvnll5vshrfffrsZ1BwAAFwasRUAgGJM2JSRkWEGLdeU+du3b5eyZctKgwYN5I033pAePXqYAcwBwKVNGxFNcK5TAD4RWwEEhNgKGynQUDkaUOfPny+ff/65pKamSocOHcx4cD179pTY2FhJT0+XBx98UI4dOyZffPGF2A3p/AEAgSK2XhyxFQAQcLPha6+91gROHYB80KBBpglTnTp18gyO/pvf/EY+/PDDotxXAKXd9u0i998vMn26SJMmwd4bIGQQWwEUGLEVNhJw4fXqq6+W/v37S9euXSUiIsLvchp4tcYYAFxSUvT2knMKwIXYCqDAiK2wkYALr5MmTcrXcjVr1izI/gAAYDvEVgAAiqjwqk2Y8ktrjN9///18Lw8AgB0RWwEAKIbCayA5nQqQ/wkAANshtgIAUAyFV5JDACgS9evrD4pzCtgcsRVAkSC2wkYC7vNqSUlJkeTkZMnNzc3zHn1yAPhUqZLIvfcGey+AkEVsBRAwYitsJODC6/79+2XUqFGyZcsWv8ts3bq1sPsFIBwdPy7y6aciAwaIVK0a7L0BQgaxFUCBEVthIwEXXseNGycHDhyQRx55RGrXri2RkZHFs2cAws+BAyJ/+INI584EWMANsRVAgRFbYSMBF17Xr18vzz//vPTr16949ggAAJshtgIAcGkBV+0mJSVJVWp1AAAoMsRWAACKofB66623ygcffCA5OTmBrgoAAHwgtgIAUETNhp999lnX8+zsbPn222/lhhtukJYtW0pCQkKegdRffPHF/GwWgN2ULSty443OKWBzxFYARYLYChvJV+F19erVHq9r1Khhphs3biyevQIQnq64QmTJkmDvBRASiK0AigSxFTaSr8Lr8uXLi39PAIQ/bRKZkqId/ESiooK9N0BQEVsBFAliK2wksiDNnDSdvy979uwxaf4BwKcNG0TKl3dOAbgQWwEUGLEVNpKvO6+HDh0yU4fDIXPnzpUePXpIlI+anW+++Ua+++67ot9LAADCDLEVAIBiKLzq4OkaPK2kEX/QgZB90ADcpUuXArR2yJFPP/3UBO/du3ebeU2bNpWXXnpJzp8/L+PHj5fNmzdLpUqV5P7775dBgwZddHsLFiyQt99+29Ri16pVS4YMGeIaO+/gwYPSvXt383zOnDnSokWLPOv37t3b1HRr5seOHTsGfDwAAFwKsRUAgGIovL7wwgum1lcD6B//+EcZNmyY1K1b12OZyMhIKVeuXMABKSMjwwRADazDhw+Xtm3bSnp6ugm2mm2xf//+0q1bNxPkf/zxRzPV8fDuuOMOn9tbtWqVjB49WsaOHWuCvV4YaHOsihUryrXXXutaLiYmRpYsWZInwG7btk327t0b0DEAABAoYisAAMVQeK1evbrcdtttrtphDVRaU1sU3nrrLdmwYYOpqW3YsKFrfvPmzWXy5MkmEGqAj46OlkaNGsm+fftkypQpfgPssmXLpEmTJnL33Xeb1/fcc4/Mnj3bDEHgHmA7d+4sixcvllGjRnmsv3DhQmnXrp2sXbu2SI4PAABfiK0AABRzwiYNtFrT+tNPP8n3339vApH3I7+0tnnWrFmm2ZF7cLXo9jt06GCCq6VTp07y888/<text:soft-page-break/>y4kTJ3xus3LlyrJz505TS6zb16EItOZZx83zbr6kwXrr1q0e8xctWiR9+vTJ9zEACMBVV4kcO+acAnAhtgIoMGIrbCRfd17d6fhz2gTpyJEj5rUGMavWWJ/r1Dto+ZKWlmaaHqWkpJja2/nz53u8P2bMGPMZjRs39phfrVo1Mz18+LBUqVIlz3bvu+8+s4+DBw82iS+0z49mabzllls8ltP+Ohp0tYa4WbNmrmM7d+5cgfoWAciHmBiRqlWDvRdAyCG2AigwYitsJODC69/+9jdTW6tTHVBd++MU6IOjo2XixImmT472odFaX3dVq1aVadOmSWxsrMf8uLg4V38eXzTwnj59Wv70pz9JmzZtTC2xfk6dOnXkzjvvzFND/Mknn8jIkSNdNcM9e/b0me0RQBHQpDH69zZxokijRsHeGyBkEFsBFBixFTYScOF1y5Yt8tprr5mU/oWRnZ0tI0aMMM8146F7UNPnK1askPj4eMnMzPRYzwqsiYmJPrf7+OOPy0033WT64yit+T179qy88sorcvvtt3ss26tXL3n55ZdNIgnty6MBdsKECYU6LgAXcfasyH/+I/LnPwd7T4CQQmwFUGDEVthIwIVX7fdSFLWnWjs8b948GThwoLRu3dpkMbRojbPWAmvt8zFtw+/Geq2JLrydOnXKpOG/yqvNf6tWrUx6/zNnznjMr1mzpnlPmzelpqaaZlDt27d3jb0HAEBJILYCAHBpAbdL+t3vfmcyFWpAKgzNdFivXj2Trn/lypUm4OprfWgzJKXBbt26dSbwWbSpUoMGDUyg91a+fHkzBMD27ds95utrHWrAVxZHrSHWtP5aM6zPC9pUCwCAgiK2AgBQDHdeNYugZhjUxAtXXHGFaX7kTpNKvP/++/neno5rp6n2tZZYU+trXxoN3p9//rlpnjR16lR57rnn5KGHHjJJH6ZPn27Go7MkJydLVlaWCZ5aa62DrGtNsPbr0XHtNEDrBcFjjz3m8/O1b44O2K61ztoPCACAkkZsBQCgmAqvTZs2db22MiL6e30pGqBnzJhhgps+rOCpn/HEE0+YAKv9dnQYAQ2a2gTKGhdP6Xtr1qyR5cuXm9earVGHG9CgqgkmateuLU8//bRrbDpv2kRKg7pmX9RmTgCKUa1aIq++6pwCcCG2AigwYitsJMIRaETEJXXv3t01qDsAACg8YisAIOA7rxZt3qS1stq0SGtjtRmRr8HQAcDl9GmRL74Q0YyqFSsGe2+AkENsBRAwYitsJODCq96off7552XWrFkezZi0P442OXrxxReLeh8BhIu9e0UGDBBZt44AC7ghtgIoMGIrbCTgwqv2k/nss89Mn5lbbrnF9JXRhAzz5883yRwaN24s999/f/HsLQAAYYjYCgBAMRReZ8+ebbITaiZDiyZu0IyDmpnw008/JcACABAAYisAAJcW8MBrmmWwU6dOPt/r2LGjHDx4MNBNAgBga8RWAACKofBaq1atPAOVW7Zt2+ZzsHIAMBISRFq3dk4BuBBbARQYsRU2EnDh9aabbpI33nhDFi1a5EoqodOFCxfKm2++KX369CmO/QQQDpo1E1m/3jkF4EJsBVBgxFbYSMDjvGZmZsrQoUNl5cqVEh0dbVL5nz59WnJycqRDhw4yZcoUiYuLEztjLDoAQCCIrZdGbAUABJywKTY2Vt577z35+uuvzVh0586dk/Lly0v79u3l2muvLZ69BBAefvhBRPv1rVrlbOIEwCC2AigwYitsJODCq0WDKQEVQEC0oUdmpnMKIA9iK4CAEVthI/kqvD777LP53qAOqM5g6gAAXByxFQCAYii8zp071wTO6tWrS2TkxXM86XIAAODiiK0AABRD4bV3797y1VdfmYQSvXr1kr59+0rbtm0D/CgAAGAhtgIAUEzZhtPS0uTLL780afu/+eYbqVKlikndr8G2Gam5PZAREfAjLU1kzx6Rhg0Zjw4gtgaE2Ar4QWyFjQQ8VI46f/68LF261ARbTetfu3ZtM0adBtsGDRqI3RFgAQCBIrZeHLEVAHDxTjZ+lClTRm677TZ599135X//+5/8/ve/l/Xr18vNN98st99+e9HvJYDwsG+fyEMPOacAPBBbARQIsRU2UqDCq7uMjAzT7Ck9Pd0Mpv7LL78UzZ4BCD8nT4pMm+acAvCL2Aog34itsJECjfN69OhRWbx4sXls2LBBEhMTpUePHjJ06FDp0qVL0e8lAABhjtgKAEARFV7dg+qPP/4oCQkJcv3118tDDz0k11xzjcTGxuZ3UwAAgNgKAEDRF14HDhxoaoHj4uLk2muvlddff91M9TUAAAgcsRUAgGIovP7www8SFRUll19+uZw6dUo++ugj8/A3kPr7778f4G4AsIXq1UWeecY5BWyO2AqgSBBbYSP5Kry2b9/e9fxSI+sUYOQdAHZRq5bI3/4W7L0AQgKxFUCRILbCRvJVeP3www+Lf08AhL/kZJF160TathUpWzbYewMEFbEVQJEgtsJGCj1UDgDk286dItdf75wCAIDCI7bCRkKi8Kpj2M2cOVMGDBggbdu2NY977rlHDhw4IFu3bpV7771XWrVqJd26dZMPPvjgktu78cYbpUmTJh6PZ7QvgIgcPHjQNW/Lli0+1+/du7d5f/Xq1UV+rAAAlARiKwAg3BRonNeiHoh9yJAhsnv3bhk+fLgJrjoo+9y5c82QAf379zeBddy4cWYYAZ0mJSXJHXfc4XN7qampJjBPnjxZWrRo4ZofHx/vsVxMTIwsWbLEYxm1bds22bt3bzEdLQAAxY/YCgAIR0EvvL711ltmqIA5c+ZIw4YNXfObN29ugqQGwhdeeEGio6OlUaNGsm/fPpkyZYrfALtr1y7Jzc2V1q1bS/<text:soft-page-break/>ny5f1+bufOnc24eqNGjfKYv3DhQmnXrp2sXbu2CI8SAICSQ2wFAISjoDYb1uyJs2bNkn79+nkEV8v3338vHTp0MMHV0qlTJ/n555/lxIkTPre5fft2qVKlykWDq9V8SYO1Np1yt2jRIunTp0+BjwnARcTEOLMi6hRAsSC2AjZDbIWNBO3Oa1pamnTp0kVSUlJk9uzZMn/+fI/3x4wZI0eOHJHGjRt7zK9WrZqZHj582ARSXwE2MTFRnnjiCVm/fr1UrFjR1CQPGjRIIiN/LavXqlVLWrZsaWqImzVrZuZt3LhRzp07Z/YLQDG46irtHBfsvQDCFrEVsCFiK2wkaIVXrfGdOHGi6ZMzduxYU+vrrmrVqjJt2jSJjY31mB8XF+fqz+PLzp07TZDs2bOnPPbYY7Ju3Tp55ZVX5OzZs6bfj3cN8SeffCIjR4501QzrejpoPAAApQ2xFQAQzoJWeM3OzpYRI0aY5+PHj/cIavp8xYoVJhFEZmamx3pWYNUaYF/effdds0zZC+NcaWbD8+fPy9tvvy2PP/64x7K9evWSl19+2SSS0OU0wE6YMKHIjxXABZs26ZWtXs06a4oBFCliK2BDxFbYSFDvvM6bN08GDhxoEkCMHj3a9Z42QdJa4Bo1asixY8c81rNeV69e3ed2tTbZu0ZZm0dppkStIXZXs2ZNM0yANm/S93VYgfbt28uhQ4eK8EgBuGRlifzyi3MKoMgRWwEbIrbCRoKWsEkzHdarV8+k61+5cqUJuPpaH3Xq1DHLaLDTpkka+CyrVq2SBg0aSOXKlX0mqejRo4e8+eabHvM3bdpkmkppHx1vWkOsaf21Zlifu/fdAQCgNCG2AgDCWdCjybBhw6R+/fqmllhri/fv32+aGk2aNMkkg9BmSc8995xJ068p/6dPny5Dhw51rZ+cnCynTp0yzyMiIuSGG24w/Xk0Lb9uS/vdTJ061SSZ8EX75ujYc7rtvn37lthxAwBQXIitAIBwFPRxXrXvzYwZM0xQ1IcOlK6aNm1qgqIGR+23c9ttt5kaXm0Cpc8t+t6aNWtk+fLl5vWTTz4pZcqUkddee81kVKxdu7YJ0AMGDPD5+dpEqk2bNmZZbeYEAEBpR2wFAISjCIe2B0KR6t69u5kuW7Ys2LsChJbkZJF160TathW5kPgFAPKD2Ar4QWyFjQT9zisAG9Gget11wd4LAADCB7EVNhL0Pq8AbESzIT77rHMKAAAKj9gKG6HwCqDkHD0q8tJLzikAACg8YitshMIrAAAAACDkUXgFAAAAAIQ8Cq8AAAAAgJBH4RVAyalcWeT3v3dOAQBA4RFbYSMMlQOg5NSrJzJ1arD3AgCA8EFshY1w5xVAyUlLE9myxTkFAACFR2yFjVB4BVBytm4VufJK5xQAABQesRU2QuEVAAAAABDyKLwCAAAAAEIehVcAAAAAQMij8Aqg5EREiMTGOqcAAKDwiK2wEYbKAVByWrcWycgI9l4AABA+iK2wEe68AgAAAABCHoVXACVH0/i3aUM6fwAAigqxFTZC4RVAydEB1H/4gYHUAQAoKsRW2AiFVwAAAABAyKPwCgAAAAAIeRReAQAAAAAhj8IrgJLToIHIp586pwAAoPCIrbARxnkFUHIqVhTp3z/YewEAQPggtsJGuPMKoOQcPSry2mvOKQAAKDxiK2wkZAqvOTk5MnPmTBkwYIC0bdvWPO655x45cOCAbN26Ve69915p1aqVdOvWTT744IOLbis3N1emTp0qPXv2NOv07dtXZs2a5Xp/9erV0qRJE2nevLmcOnUqz/qZmZnSrl07s8zBgweL5XgBW/rlF5Enn3ROARQ7YitgA8RW2EhINBvOyMiQIUOGyO7du2X48OEmuKanp8vcuXMlISFB+vfvbwLruHHj5McffzTTpKQkueOOO3xub/LkyfLPf/7TLHfllVfKypUr5c9//rPExMRIv379XMtFRkbK0qVL5a677vJY/5tvvpHz588X+3EDAFBciK0AgHATEoXXt956SzZs2CBz5syRhg0buuZr7a0GSw2ML7zwgkRHR0ujRo1k3759MmXKFL8BVmuZH3zwQenTp495XbduXbN9rSF2D7CdO3eWxYsX5wmwixYtMrXDa9euLbZjBgCgOBFbAQDhJujNhh0OhyvwuQdXy/fffy8dOnQwwdXSqVMn+fnnn+XEiRM+mzVNmDBBbrvtNo/5WhN87tw5j3m9e/eWNWvWeDRv0lrp5cuXu4IzAAClDbEVABCOglp4TUtLM82YTp48KbNnz5bWrVt7PD7++GM5cuSI1KhRw2O9atWqmenhw4fzbFMDqdb6uq9z6NAhWbBggXTt2tVj2fbt20vFihXliy++cM378ssvpU6dOqYWGkARK19e5OabnVMAxYLYCtgMsRU2EtRmw1rjO3HiRNMnZ+zYsabW113VqlVl2rRpEhsb6zE/Li7O1Z/nUrQG+eGHH5bKlSvLsGHDPN6LiIgwiSe0eZMms7CaNWkSCgDFQC9c//3vYO8FENaIrYDNEFthI0EtvGZnZ8uIESPM8/Hjx0tUVJTrPX2+YsUKiY+PNxkK3VmBNTEx8aLb37Nnjwnemm1RsyiWK1cuzzLavGnw4MFy+vRpE8g1ocTTTz9tapQBFLGsLJEzZ0QqVBCJiQn23gBhidgK2AyxFTYS9Duv8+bNk4EDB5qmTKNHj/ZooqS1wNpE6dixYx7rWa+rV6/ud9vr1q0ztcG6jKb297esNq3SmmNt3qTBvHHjxqZpEwEWKAabNukfnf6BirRpE+y9AcISsRWwGWIrbCSohVfNdFivXj2Trv/DDz80AbdWrVp5+s5o/xyt4bVqj1etWiUNGjQwgdGXjRs3ykMPPWQyKr799ts+a4W9mzctWbLE1A6TTAIAUJoRWwEA4S<text:soft-page-break/>ro2YaV1uLWr1/f1BJrbfH+/ftl27ZtMmnSJJOyX8eFe+6552TXrl0m5f/06dNl6NChrvWTk5NdWQ21udRTTz1lgu9LL71kmkEdP37cPHwNmm41b9KgrWPW6XMAAEo7YisAINyExDiv2qRoxowZJoGEPnQAdNW0aVN54oknTNMk7bejKfo10YQ2gXJP16/vaVp+TcOvNcM6Vp3q0aOHx+dozbMu402bVVWpUsU0abpYcykAsKOs7FzJyMqRuJgoiYkOiTpP5AOxFQAQbiIcOhgcilT37t3NdNmyZcHeFSC0rF9Pv5xSZP+Rc7Jy02H5YcdxU4DVgmvrxlXlNy1rSp3qZYO9e7AZYivgB7EVNhISd14B2MTVV4ucPSuSlBTsPcElfL/1qHyydLskp2ZKQny0xERHSUZWtny57oB5764bmki7ZtxNA4CgI7bCRii8Aig5mhjmIkleEDp3XLXgmpaZLZdVSTLJd5xipEIZhxw/k2ber14pkTuwABBsxFbYCJ2XAJScnTtFevZ0ThGytKmw3nGtWiHBreDqpK91vr6vywEAgozYChuh8Aqg5CQni3z+uXOKkKR9W7WPqzYV9i64WnS+vr9++zGzPAAgiIitsBEKrwBsRQtb59OyKHT5oVmFncmZnGN/+hMTFeXKQgwAAFAS6PMKwBbInJs/1nA4mpxJ+7j6k5WjQ+dEm+UBAABKAndeAYQ9zY77xqc/mky5WiiLiopwZc6d9MkP5n07yM9dZ6tQn5aeLf5GUtP5+n6bJtUY9xUAAJQY7rwCKDl16oi8+aZzWkLInBv4XefOV11mCvR6bryTNmnBVeeXTYw1ywEA7BdbgWChyhxAyalaVeSxx5zTEmL3zLkFuetct0Y5M45rQmy0HD6RIqeT0+V8apaZ6mudr++HWmHf+85ybm6uZGZmBnu3ACDsYisQLNx5BVByTp0SWbhQpE8fkUqVQi5z7m3XXR5WzWALc9e5XbPqZr4W6q2swtrHtfOVNc0d11ApuObk5Mj+Q6dl/bbD8tOe45KpfXUdOVK/RpI0r19BqlZMlMsvvzzYuwkAYRNbgWCi8Aqg5Pz8s8h994msW1ciAbYgmXPDqfBq3XX2LLh63nXWO6m6nK/CqM7Thxbq9dxYyZxKit45zcrKkuzsbPPQgqr7Q+dt2nVMPl/1s5w9nyHR0RHmuLKzc2Tnz0fluw0x0qdLAwqvAMJbCcdWIJgovAIIW3bOnFuUd511fnEUWrUAqoVTq4DqXii1HlbSKJ16J5A6dPy8zP1yh/n3rVg2/tfjjIuWsokO08x54Yq9ckfv3xT5vgMAgJJH4RVA2LISE2n/Tm0m66sQZ2XO1eaw4XTXNdh3nfWuqRY+ran3XVPti6qFVvdCqb/sxv78sOOYpKRlSdWKvvsza4H2+Om0IjsmAAAQXBReAYQ1u2bOLc67zu6FUS2cWndLvZv4qovdOS0MLXBv3XtK4uOiLnpnWd8HACDcZF2oeC7pLj3BRuEVQMlJShLp1Mk5LSFW5lxNTGQy5cZHO+825uSYO65acA3FzLmFDVwXu+scGRkhkea1Qxy5DunYvIZrfaufqXdTXquQqndM9bn33dKiLJjmR2Z2jmTnOCTaz51lhzmOTImOIswBCHNBiK0IXkFyf4DD34UbojqAktOkicjKlSX+saUlc24ggWvVpsPy464Tkp2TK7HRUdK6cRXpeOVlUrvar8fSoUV12br3uClwVioXZwqsDkeOKdhpQfR0cpqUj4uSRjUi5ZdffjEFVp1fXHdLvem2MzIyJDU1VdLS0sxDn7u/TklJ8fleSkqqbNl1WDIy0sWRkynZWRmSlamPdDPV1+p3T08vtv0HADvHVpR8QfL7rUdNZbwmYzSV8dFRruHv9D2tjNdrnnBG4RWALQQ7c25BWHc4rQKlvt6864QsWbVXUtIzJTY2SuKjtMY3XVb/eFY2/LRXrmtdU8omRsmPO4/Jjp9PybmULJOJd2+kSFJijCnoZmVnS0patiTERUvv39SX+KhsSUnR5sV56edqodYqNHpPvQuXvgqa3lP353pMxekYfV4BhCG7NhkNJSVdkCzM8Hfh9H2i8Aqg5KxfL9K2rTOdf5s2+VpFC05nz571mKc/2L76Oeo8LWxZ73nfNXRfJzsjwue2rG34WsdXwdJf4ctqamvth/U51vasZrjW3U19bW3TFBizc03T2JgoZ6ZfnXfkRIp8vHS7pGdmSfky8ZJ+/tf9zMzKlJ9PnpENm7aKODIlLTVVoiKyxZGTZQqYyedTzR3JmIhsM79cQoSUT4yQjzZnexRCfRU0tflwaeXv3w8AwuVOX7eIY3LjY3cEFFsRugXJohz+LusShdLS2ASZwiuAkKYFvDNnzvgtJGZrIe9C01nvH2bvQqhVIPS1bGFZBdSLNbPVY/G+8+h9h/LwsTOy+8Bx+eXIadMkNjc7Q5LiRBJjc+XoibNy4tQ5ycnKkMzMDMnJzjDPc7IzJTen9BYwLXFxcZKYmGgeCQkJrkdSUpLrufV+fHy8mZ5KyZVt+5IlR6IlMTFB4uISJCI6VpLTRLIdUVKrcmKwDwsAivVO39rdR+VGEflp70lpTtm1VIyjXtTD3zkcWikuEh/nHP5O7/iu/enIRQulpbUJMoVXACFLf3BT0rPMNMqrrKljfOpQKZpx1iTuiYqQZg0qSZsm1eSyKmUKvKwZOsdHAfNiBU5/73m/1v6dpV1MTIxH4dK9sOmr4On9vjU/JSNC9hxJlf3H0iUiMlbi4uOlRaMqPv9NLuXwCf33PS4/7Tlp/n0joyIk5ly6xMVGSdkyccV2LgAgFO70VamQYJ59vmqflO2aHLQ7ZqWp6WmojKNe2OHv0jKy5fS5dDmbkimOXJFcR65ER0XKazPWmZwY/gql1SomlPid46JC4RVAyHFvxpIYK3Lq+GGpd1lZV8Fm467j8p9vdsi5c+edTWNzsyQjLU12bk2VhYtz5KoG5aRKuWhTaNx78IRs2XXEFB4dOc67lJrU598ZGZKbkykJMQ5zd9MqbJrlSjhzblGLiIiUmNg4<text:soft-page-break/>iYmNN49o1/M4kcgYc3eyTbNakpSU6Ldw6atQqnc7tfBaWJt2n5AvVuyVlLRIiY8vazIGZ2fnyOrNR2Tz7pPSp0sDuapRlXxvT78T+rihQz1zZz0n2yFvfbbBFGIBBJ8dCjXWMWpivFyHo8iP9VJ3+pRW9hbVnb5AFGXT09LwXQnGOOq+hr87m5whv5xIkZycXNcoAtoaLT0jRzIyc6RejbJSoWx8nkLpp0u3yxV1Kphx0s33KTJCzDcowvynYxJIzSpJcvRkqrl7S+EVAC7CvRnLTyvnyP6tK+R88lnJSE8zTWRNQTX94gXMLyT0mVpZt4JhVm6UZOZEmudWQTM6Jk5i4uIlMjJWzqblSkRUrHNeTJxE6SM6VqKi40wzWX0eGR0nsTFxEpcQL41qlfdZI5yani25uQ55/K5WkhQfUyzH5c3930rvki5Z+bNk5+ZKjcq/XoQ59H9JDjmVnC6LvvtZqpSPD/gOrAZ2fejFgt5d14KsxBHmgGApjf3pCnqMqzYfltPJGeZOmCbDq1g2TjpdeVm+jvVSBbaL3elzNhd1/sbGx0YV2Z2+/Cqqpqel6btSnOOoKytRozVuuvW4okakrNl8XBIcsZKWkSmHjiWbLkOREZovI0cyc7IlIz1LHJpzIyJHdhx3SKWy0RIpmlMjR3J1mzlZcjY5XX78Nkuio0UORV3I0ZGT7ZrqsqabU3qGrFmQK//+oII4cn/dH81F8sYbb0itWrUkGIjqAEpO8+YiO3eK1K59yWZRknpQvv332xJs/prA+uqLmZ+mtNZr7d9pXYRooH794/WmsFVOO7g6K0BdCZ6On0mVE2fSdIapXY2O0LFaI81z9wsYh86PiJBqFRKlfNkE89yVJEr/i4iUuNQMiYmOlvJly5jg655EynrunvTKfb530in399xf++sDrM9/2HVeKlSsZJq5ORd1jjdrHUNNh0NOnkmVI2cc0vyKiq4EVu7D9rjvry+63DVtG8q67UelUlmaDQPBUFr70xXkGPVu1vm0LDNutv6kJadkmtenv9t70WPNb4HN150+9+aiu7IqyLZH35XUpOoSl5ZVJHf6SjJpkb/vyvK1+2T1poNy+3UNpeXllV3jj+fnEciygaxnjYP+86HTcvTkedFyqRbscrTQp+Oi5zqn+sjIzJSEuEhZNCUqzza8C6fur/V5KFnlY95LL70kwULhFUDJiY8XufzyfDWLSpZKEpeQJBlpKZfcbFR0jPNuZUycaSIbGRVr7lg671DGSkKC3s2Mc1sm3vU6KzdSEuIT5Xd9rpJyZct4FDq1mawWEgtC+15qYTROk0O51bq6F7icBdBIcUTmSKUK5SQ6JkqS4mMlIkqb8ESKacgTIZIpyRKfqMEsQhwRka5C6YUNOmveNWOxll4dIrVrVZCkpFhTJHSVHc0yuXI+O1U6Xl1bGjaoJyVNL742H9guEpMo2RHehcoIibhwqiPiomTLwUy5/cbKBb4Au75Touw6mispWaF1EQDYQTAysQbrGM+lZpqCpNYlxsY7L6utjPHpWTlyLiXD57Hmt3Cv24qKcEiEQzPHZ0qUI1rOnk2VX04kS7a585cjEY5cOZGTI5kHf5ZIccis+enSpG75Yi/o7dp/Ug6fSDYNXDS+mLt2JtP+hUdOjqRnZMq/34mSMglRPj8vMzNLzqdmmMKfjkGeaxX+cn8dc3xi0P6VEYpCovCqNQyffvqpzJ07V3bv3m3mNW3a1JTqz58/L+PHj5fNmzdLpUqV5P7775dBgwZddHuLFi0yt7MPHjwoDRs2lDFjxkjnzp3Nezqve/fu5vmcOXOkRYsWedbv3bu37NmzRz744APp2LFjsRwzYEt794qMHSvyl7+INGhw0WZR5SpWk2HPfygn9m+W8ynnxSHREhkdK4dPZ0pMTLxcXq+axGrT2ti8BUxtGpulTUZNgqEoSbxI01GrGW3zK1v6bEbr6y6f9Vw/NyoqyjysgqiOK7p172nZceCs5DicTVmb1qskrZvUkJrVyrqW04f7ndfE8sckIzNbIuPjnHdRRQujYvpvnklNlfQsDep6VZQjDi3E6kIX+qdYhVTHhc87cjpNqnrtsy6vF4wJsdHSpmk1CQa9G6DnOyoqwhTuPbndoc0V0xenMHcPalcvJzdf08hcHNoVsRXhlIlVM84XZSHMe9n8rmstt2PfSfnl2FlTyMrIyNI9NHfgTKHrQsFN/wajIh3m9X8mR0rZxGizblp6ppw8o30VNU5poU/X+/WOXXZOtvzdDKXm3Mal1BeRv4jIWBH5WbvOvFfgfzqUEhERkRIRGSUR5lpCr0WizbVIrlZ9m/lRZr4+j4uNcV53mGuVKHNt4RDna33PXMNE6bWX85pG19WWXdoIrkaVstKgZgWT78K63omO9p+oyhaFV82+OWTIEBNYhw8fLm3btpX09HQTbPXuR//+/aVbt24ybtw4+fHHH81Um+rdcccdPre3atUqefrpp2X06NHSpUsXmT17ttn+vHnzpFGjRq7l9B9hyZIleQLstm3bZK9eYAMoeqdPi/zrXyKjRuUpvPpqFlWxymVSt3ZNOXLkkKRpPw7NBBx11txlTCxTwaPZrLvsnBxTaNV3TSE2zvlDG6VJCS40vTV3LyMjTJFJ+6QkJcRLXGy0+VG2CqPWVOdZr3V967X3j/cP24/J7C8PyrmUTImLi5LoqCg5m54tn39/RFb+dMpv0zEtoDWpW9HUuMfqfnsUOs0lkSm4aoEvLibSHFtWll7gaBHXWYDV8rtOu7SsKUdOppgLQ1ObrwkjTN+VbCmbGGv2IVh3Ooq7n5A3Pdd6t8OOiK0IFl/9M1cvny07fvxasrMyXHfksrKzZW5ujjyXGGPuul2q0FjaE+kVp4oicq+IvHah8Gon+ptjxWTvApY1tR4Xm5+e6ZCT5zJMwc5sRzuEigZW53brX1ZeqlYq4/<text:soft-page-break/>oMa5qWkSMnzmXKyXOZpmI5JjpGalYtK3VrlJfKFcu4tu+9b94PaxnrtfvnuK8bGxsrObki787bJBnZOZKUECNRbq2xtJL67PkMMyRgTq6z+079y8pd6KbjrCbWbkhN61aSA8fOm3is/bM9W3M55ExyhonDd9/YxOSncL4VGkkQg154feutt2TDhg2mplZrci3NmzeXyZMnm3+wF154wfxDaoDct2+fTJkyxW+Afffdd6VHjx6uGmStGf7hhx/k/fffN9uxaG3x4sWLZZReRLtZuHChtGvXTtauXVtsxwygYAUb/eGMj42UlPRs1w+xRQujUVFaoBSJioySDs0vk6jISNm094xUr1xGoiKjTWHV3KXVGsgIbVwlcux0hvzmqlrS+IpfL8AL2oRsxpJtppmc3lWwfuT1rm/5pEs3k+t81WWmqZgu576+TsolxpjCuymra+E7wjmWm3UxZwr1GTlSvmy8DOjR2MzTOxqauEMvJDUAdb6ypvmMYDbRs/pzaSFdmw76S+6kBW3d36Los1VamyQWFrEVweJdEXn88M+ycMarfpc/VoL7Fq70jpk2WYmOjpX4mJgLd84ipWxSgsnm7l4wci88eT/3Lgj6KmRZ8/UzN+w+ZQp4CfGx5i6exl79bOsuoM7LzImQ2JgY6dW5ocTHx3p8VnZuhPznf3slJjZGEuPjzF1B7QakU2eFcbREREVKZqaIIzJKht3ZWsolObPe68O9Etk7d8Ov5+bSBa6Dx5Lln//ebOJ35fLOYYcs2jLr5Ll0iY+JkiH9rpJa1cqGRJbkZpfXlq9/OCgJiQkm34VVtROXECWpZ3IlOcNZ6a35JTIdsWaBX1tgJUiP3zSRY6dSZdayHbL3aKbEuyq7syUtTSu7Y6TfNU3kivqh1y89qIVXPYmzZs2Sfv36eQRXy/fffy8dOnQwX3RLp06dTOA9ceKEVKlSJU+TkvXr18szzzzjMV+bJ33++ed5mi89++yzsnXrVmnWrJlHs6gHHniAAAuEUMHG9AC9cLe0bFKclC2TYGpHK5dPdAYxDbYa5CIj5WxKttSvGCO9r7vKvN5/ZpOcTM2SSuXinc1rsy80yc39tRlt66bVg95Mrm6NcuauqBZwve+a6h1WvRDUcUt13LaMLB33VgO0885sZlaOGdftrh6NXdvWqWacDLUhB/wV0pUVWPUOsS6HgiG2IpQqIhOSykl8YllJT00u1s+1WsXk5y6c9x0wX8u73/nyXl8Lbtv2nzVNLzOyHRcKXdGm8OaMRc7mmXrXTgtgZZJiJS42Tnp21r/HSFm27hezncQEzdHg/MyoKP08ZxyLjIwxTTb1R/7BW6+WsknxZpkcR6S89dlmSc/MlcxcjYmREhEVJU1P7RN5+WF5Ytw/5ViDppKSmmXuuj19bztzZ664zF62Q75af1BqVE50yxx/wYXCksaz69vVkf7dnRWr3gW+VQe+M9+VX4d0ySs9O91UwtasUb1YYtmKDYfk0IkUE7+1a4s3rYTW41ix8bAM6FH2otnuS0qHFjVk9ZYjcvhkikcs1WsFfb3vSPKFLkgiZ89nerTAurO781pBH9UqJXpUduv6HdteFvTK7pAsvOpYitr0KCUlxTQ/mj9/vsf7Wqt75MgRadzY88terZqzr9bhw4fzBNhz586ZcR1r1KiRZx3dljtN79yyZUtTQ2wF2I0bN5pt6H4VxrFjx0wfBav/D4ALtPq0fn2R4cNFYmPzvK0FM21yqwHP1KheuPNoMtfqRfSFDLbavFfHMHO+1jWdzVysDLcarL/62Fnrr4U37T+phVVnjazVP1Q/w7ns+vmFa56qTp1LN9vVQqU/ejGx+jORyX/zH6S1oKp9X3W/3S8GdV81KYhuw7oosC4S9L0yCTHyyppoeUVCX0n9m6jLLrtMPvroI7ELYitCgf596++VaQ0jIk2atXAOdeaRfdx5wW91lfB1B82aXmqev7trl7rr5u99rbDRpvcX40jXY3T+Tmeb37IL892X0WRLkRGi9yfjY6Nl5t6VrnihtELWH2eTT5HNX8b7jDXu3WbWZWfJv+vXl+TZkyQnOsa17rcf+481RcFXzLY4LpxHPcdbFsXJOy9G5Ou74k23o+OY6vBDveYUT0G8qOJ3KMXSCK3MiYqUvSZZxq/XEnr9tH6+v0z9zmsurWKcHMKxNWiFV61xmjhxoukzM3bsWFPr665q1aoybdo007bbnQ4voXz9qGh/HuVrHV/Law3xJ598IiNHjnTVDPfs2dPUbhWGduanb4ZvemFkfelhw3Ojf5s+7gRZ9IdWCy76Y6zByvRP1Wy7WZoMI0JiYqIlMT7mQs1+lFshzxrjLtrZbzXq1x9mXVabD7sXCPXH2deyBWX9uV+qdZLr4uZCgPB9DiIkOiHGnAfv5dyP2eFwBqrM9FTJzs2ShAqh17THn5L4N7H+prTAYyfEVnsKtfihrUT0b0q2gnwAABnCSURBVFsLL6b5Z2SURMf/2v/cutjWu0CawK00nhstdKdrJWquGaXaJJpzH7faSkhgFTT1t839N1ALbM7M8nk5k/A5zG+iN2tdZ5skJy2wnqla65LrFvW58RWzfVVGXuw33fu74qsA7H3+ipK/+J2e4fzdi4+Lz3f8DtVY6sjnPuf3uIIdW4NWeNXO9yNGjDDPNeOhe1DT5ytWrDDDVGTqnRo3VqDUYSy8WcHX1zqaoMJbr1695OWXXzaJJJo0aWIC7IQJEwp9bNagvcuWLSv0tsKNVWPOucmLc+Mf58Y/zo1/drxDR2y1J34H/OPc+Me58Y9zE7qxNah3XjVL4cCBA6V169Ymg6FFa140WGoTJe+SvfW6evW8dxkqVKhgAq+vdXwtX7NmTWnVqpVp3qRNorQ5Uvv27eXQoUNFeKQAAJQMYisAIJwFLYOHdoCvV6+eSde/cuVKE3D1tT7q1KljltFgt27dOo8xrjRdf4MGDaRy5cp5tqnNFdq0aSNr1qzxmL969WqT5dAXrSHWtP<text:soft-page-break/>5aM6zPvceLBACgtCC2AgDCWdCjybBhw6R+/fqmllhri/fv32+aGk2aNMmk7NeB1J977jnZtWuXSfk/ffp0GTp0qGv95ORkOXVKu8I7aTbDBQsWyHvvvWfGt9OmS5r1cPDgwT4/X/vm6Nhzuu2+ffuWyDEDAFCciK0AgHAU9MKr9r2ZMWOG3HXXXSaJxK233mqCrdYYaw3w1KlTTQC87bbb5M033zRNoPS5Rfv03Hnnna7XXbt2lRdffFFmzpxpltPa5HfeecdjEHV32uRJa5TLly9vmjkBAFDaEVsBAOEowkHqviJHJ2//ODf+cW7849z4x7nxj3MTXvj39I9z4x/nxj/OjX+cm9A9N0G/8woAAAAAwKVw5xUAAAAAEPK48woAAAAACHkUXgEAAAAAIY/CKwAAAAAg5FF4BQAAAACEPAqvfhw9elSaNGmS56EDrvty+vRpefLJJ6V9+/bSoUMHGTdunKSlpbneP3DggBlvr3Xr1vLII4/IuXPnXO/l5uZKv3795Ouvv5ZQN3nyZLnvvvs85ulA9ffee68Zy69bt27ywQcfXHI7ixYtkj59+kjLli3NsevYg+6mTJkiHTt2lOuuu04WLFjg8d7nn38u/fv3l9Jwbv7f//t/eb5Deo7scG7OnDkjf/rTn+S3v/2tGe9Rx5j8/vvvXe/rcd1+++1y9dVXS69evfIciy//+te/TIp2PTe/+93v5KeffnK9p7nn/vrXv0q7du2kZ8+eec7be++9J8OHD5fScG4eeOCBPN8b7+9WuJ6bkydPytNPPy2dOnUyv5dDhgyR3bt3u97n96Z0I7b6Rmz1j9jqidjqH7HVJrFVsw0jr6+++spx1VVXOY4ePeo4duyY65GWluZz+Xvvvddxxx13ODZv3uz47rvvHNdff71j9OjRrvcff/xxx7PPPuv4+eefHQ8++KDjlVdecb03d+5cx3333ecIdR999JGjadOm5lgtp06dcnTs2NEc265duxyzZ882502n/qxcudLRokULx/vvv2/WeemllxxXXnmlea527NjhaNWqlWP9+vWOZcuWOa6++mrHmTNnzHtZWVmOG2+80bFmzRpHqJ8bdeeddzpee+01j+/QyZMnbXFuHnjgAcdNN93kWLt2rWPPnj2OcePGOVq2bOnYvXu3OR79nui50edTp051NG/e3Pzt+DNnzhyz/vz58x07d+50PP30044OHTq4zueXX37puPbaax1bt251zJgxw9GlSxdHbm6uee/s2bOO3/zmN+bvL9TPjercubM5BvfvzenTp21xbu666y5H//79HRs2bDDfDf3t7Nq1qyM1NZXfmzBAbM2L2OofsTUvYqt/xFZ7xFYKr35MmTLFcfPNN+drWf2Hady4sesfTH377beOJk2aOI4cOWJe9+7d2/HNN9+Y5/oFf/jhh83z9PR0E4w3btzoCFV6DEOHDjVfwl69enkEkXfeecd8+fWLaHn11VfNl9IfvcAYPnx4nj+qsWPHmucLFixwDBgwwPWe/vHrH5sVyHRfSsO50R8wnf/555/ne3vhcm70x1r/Jr7//nuP89GjRw/H3//+d3M8evHhbtSoUeb4/dHv1Msvv+x6rd85DRr6HbT+ZkeOHOn6u9LPtwLMhAkTHC+88IKjNJybEydOmPe3bNmS722Gy7nRwKbfg+3bt7vm6UWB7q9+z+3+exMOiK2/Irb6R2z1jdjqH7HVPrGVZsN+bN++XRo1apSvZbVJQtWqVT2W1+ZNERERsm7dOvO6du3a5rk2Y9JprVq1zHy9La9NO6666ioJVVu2bJGYmBj597//bfbV+9j1WKOjo13ztEnCzz//LCdOnMizLT3+9evXS+fOnT3ma7OCtWvXus6Vtf6uXbtMM7DLLrtMUlJS5J133jFNyErDudm/f7+kpqZKw4YN87WtcDo3FStWNM1F3L/X+vegD91n/d54H6d+b/Rvw9fQ09rcRY/bfR39zmlTHfdzs23bNjl//ryZl5SUJBUqVJBDhw7J3Llz5bHHHpPScG70t0efN2jQIF/bC6dzU758eXn11VelcePG5vWpU6dk+vTpUqNGDbn88stt/3sTDoitvyK2+kds9Y3Y6h+x1T6x9de9hIcdO3aYP4R77rlH9u7dK/Xq1ZNhw4aZdvS++vDoP4i72NhY8wU+fPiweT1ixAgZOnSo+cPSP5xp06aZtvnaHv6TTz6RUKZt3/31JTly5Ijrj8FSrVo1M9Vjr1Klisd7+uXVoKN/MN7r6LaUtp3XfhrXXHONREVFmf4CegHz+uuvm/N/xRVXSGk4N/odUh9++KF88803EhkZafZ/5MiRUrZs2TzLh9O5KVeunFx77bUe85YsWSL79u2TP/7xj+ZH3ddxal827eNWqVIlj/es4/f+O9N1NHCoG2+8UebPn29+gPWi5y9/+Ys553//+99NnxbvbYbqudHvjX4/XnjhBVmxYoUkJiaaf/NHH33U/K54C6dz427s2LHy6aefmmN+++23zXmw++9NOCC2/orY6h+x1Tdiq3/EVvvEVu68+pCdnS179uyRs2fPyuOPP26ConZg1s7N3p2Rlf4o+Prix8XFSUZGhnnevHlz+eqrr0ziCO20rP/g+qXRjs76jz1mzBjzR/fEE094JJwIdenp6XmOXY9bWcfuvbzytY778pqUY/Xq1bJmzRp5+OGH5dixYzJz5kxzfv73v/+Z86ad4xcvXiyhSn8o9UdM/321lumZZ54x+64/lFprZadzozV0zz77rPmh1477vr431uvMzMw861sJWi52bvTHUc+zngOt+bvllltMAoJVq1aZJA3z5s0zn6/zrZrBUDw3+r3RY9If/qlTp5oL+1mzZpkEJb6E67kZPHiwfPbZZ3LTTTeZ2mu9E8PvTelGbM0/vuv+EVt/RWz1j9gavrGVO68+6G1zPdn6pYyPjzfzrrzyStm5c6ep1fW+Ta7L+PpR0H9ArdGw6Pa01kEdPHjQNI<text:soft-page-break/>fRYDtjxgxTU7x06VKTtezNN980tUSlga9jt7647sfu/cfga52EhIQ8tWiWN954QwYMGGBq3DVb2j/+8Q9TE3TnnXdK27ZtXec1lOgPo2am07sMSmu1dD/1ODZt2pSnKVS4npsvvvhCnnrqKZP57//+7/9cx+p9nNZr72NV1t9hfs6Ne03nK6+8Yn6ck5OTzd+W1krrj6fWAC5btsx1zkPp3GitsF5wazMf63ujNbp6V2H06NF5akDD9dxoUyY1fvx42bBhg3z00Uf83pRyxNb847vuH7HVidjqH7E1vGMrd1790Hbr1hfXore4tRmTN63p1S+mO/0H1aBp3Xb3NnHiRBk0aJD5wmuNhN5C1xoMTcftntY71Pk6dut19erV8yyvX1j9Q/C1jq/llabyXr58uam1sdJ66w9S3bp1TZMzDVahSGuGreBqsZpJWM0qwv3c6I+i3mG5/vrrTe2k9YOnzXB8Hacev69mX1aznUDOjdbqaXMX/VHUH+j69etLnTp1zA+k1s5rX4xQPDd6gW8F1/x8b8Lp3Gg/HC106B06978jDbZ6PPzelH7E1vzhu+4fsZXYejHE1vCPrRRefdBaYD2hWkPsbvPmza4aC3c6/px+8bVdvUWDptIvrDfdjjYfuP/++11fIKupS1ZWls9mL6FKj10TAeTk5LjmaXMJ7XtUuXLlPMtrZ3k9t9b5sei51k7wvmgtljYr0x9e93MV6udLa/Ksf2OL9cfp63sUbudG73po/w/t2/baa695NC/R4/E+Tv3e6PHrcXjT75J+p9z/JvVHWC9G9TvoTY9ba1s1IYDeldFz634udF1fyStC4dxoPxlt6uT9vdEaYg2E4XxuNLHDqFGjPJqQ6vdYx9XTpD383pRuxNb847vuH7GV2OoPsdUmsbXAeYrDWE5OjhlXrk+fPmasKE3T/+KLL5rxizTNdHZ2tse4dJqK++6773bcdtttJg20jn2kKfqfeeYZn9sfNGiQ49NPP3W91lTbOvaSjkP1yCOPmHGpQtWYMWM8UtZr6vH27dub+ToG1meffWbGhtKxsSznzp3zGH9Nhzpo1qyZ45///Kc5t5pOXMfRch8OwaJjQHXr1s2RkZFhXus51zG2dPw+3Y6OG2UNmRBq5+aLL74wacjfeOMNx759+8z4hnosmq483M+Njq+m43899thjHuOp6UOPWcf/0vd1TEY9tmnTpuUZi07HXnMff+2TTz4x50K/W9Z4azouma+x/fQc6N+k5fDhw2ZdPS+6vq7nb1zJYJ+bDz/80HwHdNiP/fv3m3Tzur86bl+4nxv10EMPucZ/099b/XvR35hffvmF35tSjtjqH7HVP2Lrr4it/hFb7RNbKbz6cfz4cRMgdcBh/QfUsYs02KoDBw6YH079x7XoP7wO+Ktjj+kX9PnnnzdjPnnTH1kdl06DtCUlJcWs27p1a/PluthA26EWRJReVOhYTnoBohcW+gPhvY7Od6df2BtuuMGcW70w8TeAto5X9p///Mdj3vLly804W/pvo9sJ5XOzcOFCR79+/cwftO6vDuLs/r0I13Pz9ttvm78RXw89ZvX111+bwcT1e6Pj+Gkgcafn0vt86oDrv/3tb835/N3vfuf46aef8ny2nt/rrrvOsW7dOo/5elGrA5TrD6g1LmSonhsdA01/J6y/KV1HL/zD/dxYAVJ/P/U7rMeiY8npBZmF35vSjdjqG7HVP2Lrr4it/hFb7RNbI/T/8n+fFgAAAACAkkefVwAAAABAyKPwCgAAAAAIeRReAQAAAAAhj8IrAAAAACDkUXgFAAAAAIQ8Cq8AAAAAgJBH4RUAAAAAEPIovAIISQxBDQBA0SK2orSj8AoE6Mknn5QmTZrIP//5zxL7zGeeecZ8pvVo2rSptGrVSm6++WZ58803JT093WP5++67zzxKq3Xr1smQIUPytezBgwfl+uuvl1OnTpnXu3fvlv79+0ubNm3kkUcekRMnTngsv2zZMundu7fk5OR4zN+zZ49069ZNzp07V4RHAgDID2Jr8SO2IhxEOKiCAfItOTlZunbtKnXr1pXMzExZvHixRERElEiA/d///meCqcrNzTX78v3338v06dOlRYsW8v7770tcXJx5f9euXWZ6+eWXS2mkx7tmzRpZvnz5RZfTn69BgwZJ9+7d5f777zfz7rjjDqlataq5wJg0aZLUqlVLXnvtNfOeBlW9KBk5cqTccMMNebY3fvx4OXv2rLz88svFdGQAAG/E1pJBbEU4iA72DgClyX//+18zfe6552Tw4MGyatUq6dy5c4l8dmxsrKkRdnfttdfK1VdfLY899piprR42bFipDqyBWrp0qezYsUOmTZtmXutFx+bNm+Wzzz6TK6+8UlJTU2Xs2LGu5efMmSNlypTxGVyV1khfd9115t9WL1oAAMWP2BpaiK0IZTQbBgKgP9waUDt16iT16tWTjz/+2PXegw8+KLfffnuedR599FG55ZZbXK/nzp0rffr0kauuusrMX7lypTRv3tz8+BdEjx49TOB13xfvpk0rVqyQAQMGSOvWraV9+/YmEGsTIHfz5s2T2267zQRsDTKvvvqqqQG3bNq0SX7/+99Lx44dXc2Gdu7c6Xpf91+bXWlTI3faXEhrey26zL/+9S9zkdKhQwezT8OHD3c1QdJl9Rz98ssvZtmLnZfJkydLz549zcWHsmrq4+PjzTQmJsbUpKu0tDRTW/zUU0/53Z7WKuu/rW4XAFAyiK3EViC/KLwC+aTBRINMv379zGudah8PKzBosNyyZYvs27fPtY728fjmm2/k1ltvdQUxDSAaoN566y0THDQAe/cRCVSXLl3kyJEjJih5O3DggPkMrS19++23TfOdvXv3mppQK/howBszZoypEdXmU/rehx9+KH/961/<text:soft-page-break/>N+1oLPnDgQPP8xRdfNPMPHz4sd999d55AnR8TJ040n61NjkaPHi1ffvml2a7SfdVabw12n3zyiQn2vmg/Gq0JvvHGG13ztOZXa8Y1KOu5//e//23OtdImYM2aNTNB/WJ69eplmlSlpKQEfFwAgMAQW4mtQCBoNgwEUDNcoUIFU9uptCb1jTfekNmzZ5uaUv2hHzdunGn+pE2N1Oeff26C50033WRev/766yYBghW4rrnmGlODqTWxhVGlShUz1WCv/VDcbdy40SSdGDp0qFSvXt3Mq1Gjhrk40KY/iYmJ8o9//MPUMlv7ZdWmLliwQLKyssz+aW34lClTJCoqyryv/ZO0iZDWuOpxBaJx48byt7/9zWMftY+T0j5PlSpV8tmUy50GfdWyZUuP+brdESNGmOZOelGh+6YJJ7Tpl140bNiwwSyj50Rr9N1r7pXW2usxa58nDfQAgOJDbCW2AoHgziuQD/qDqzWNGoT0h1lrHpOSkqRt27by6aefmppODVT6/sKFC13raYDSplAa2LTW+NChQ6b20V3fvn0LvX9W3jVfCS60qZImm7jzzjtNzfC3335rMipqYgWtTdWa4pMnT+bpq6LNmLSWVY9da8U1i6AVXFW5cuXMxYImfwiUd+DUgK8BPRBa6637oA93GnC1dveHH34wF0W1a9c2NfFay9ywYUNz8aPn/I9//KP86U9/ku3bt3usb12geDfRAgAULWIrsRUIFIVXIB+++uorE4S0Jlj7tViPtWvXmuZEGrSUNmHSbITbtm0zNbWrV6921T5a6eYrV67ss2a3MI4ePWqmVu2vOw0wH330kQm0uv8PPfSQaQqlzYs0MJ85c8bnflk0UYMu52s/dZ6+H6iEhASP15GRkQGPPXf+/Pk823GnFzxq//79JtBq3x8dJkCbLN1zzz2miZP+G2piCl/7ptsHABQfYiuxFQgUzYaBfNAf6Dp16pjaVXcaFP7whz+YhA7aDEZrgrU/yaJFi8xUa2WtfiNaA6o0ULvzfl0Q3333nWl65CvAWjWm2t9Gk0RokNH+Lu+8846pJbayJ1oXAJbTp0/LTz/9ZJI+aK2z95hu6vjx46a5l3vNtNXXx1Jc/VsqVqyYr+CuFxJaM64XGtqsqWzZsiagK61Z1mNwZ41Fp9sHABQfYiuxFQgUd16BS9AfYK391eYwmg3Q/aHZ87Sp0tdff21qaLXpj451pkkStJ+JNnWyaik1wGqfE+/aSO27U9iaa216ZCV98KbJFLQJkgZX7euiFwF/+ctfzHva1Eqb+2gw0X12N3/+fJNcQps2af8WvWhwT36hwU0/W5t3KW0mpTS5hUUTTli1z4GwAuDF1KxZ0/Qr0rHj/NH+PvpvZw1zoP19dHk9Juvf1rtW3Np/3T4AoHgQW4mtQEFQeAUuQbMYZmdn++0/o5kRNfBo/xyreZP29dBaWCsTolV7+sQTT8gXX3whzz//vBkYferUqa6EDJcKKhogf/zxR/PQPica1DXZgzbZ0WB/7733+lxPLwI0kGh/FF1HP/fZZ581wVYDr14UPP744yaAauDV1P/aFEqTRWgToPLly8uTTz7pyqKoySj04kHHa9N9shJo6D5oGv2XXnrJfI72T9L3rNrjQGitrdZG63aOHTvmcxltnqX0PPvzyiuvyAMPPGACq9UfSJsuaSZGHTJg/fr1riQhFt2eLtOuXbuA9xsAkD/EVmIrUBA0GwYuQRMrXHHFFSaLny9aO6rNZmbNmmVS0WtzIV1WmwZ5D7KuNcdao6nZ+rS5lG5Xx2TTh1WL7I8Gybvuusv1Wpdv0KCBCdo67pxmVvRF90ebMWnWw1GjRpmLAa3t1QyBWjOsNJDq9nS/tNmT1mQ//PDD5qH0ON577z0TdHUbGpw1AE2YMMEcgxUUNUOkBn0NrJqcQZt96QVKoHRMPw2uuh09Pg3s3rSpmQ4/oMt5B0ml8zXlv/u4clZw1QscTRKiQxjouXCnwy9oAgprPDsAQNEjthJbgYKIcATakxtAgWmqfx003QpsSpsHaap9bUqkwRD5t2TJEpPZUIOiZqgsLE0QopkhNfmG/jsBAEIfsbVoEVsRymg2DJQgrZHUGtf//Oc/ZqwzrSHWmkrNzkdwDZwm7NDa6ZkzZxbJ9rTGXPtZEVwBoPQgthYtYitCGXdegRKkzZ206Y/WZmoGQk2H37NnT9N8pyhqN+1I0/VrnyRtQmX1vykITYChQx1of52C9CUCAAQHsbXoEVsRqii8AgAAAABCHs2GAQAAAAAhj8IrAAAAACDkUXgFAAAAAIQ8Cq8AAAAAgJBH4RUAAAAAEPIovAIAAAAAQh6FVwAAAABAyKPwCgAAAAAIeRReAQAAAAAS6v4/XX/DDXl9r2EAAAAASUVORK5CYII=",</text:p>
      <text:p text:style-name="P4"><text:s text:c="12"/>"text/plain": [</text:p>
      <text:p text:style-name="P4"><text:s text:c="14"/>"&lt;Figure size 960x800 with 4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oft-page-break/><text:s text:c="6"/>"source": [</text:p>
      <text:p text:style-name="P4"><text:s text:c="8"/>"import seaborn as sns\n",</text:p>
      <text:p text:style-name="P4"><text:s text:c="8"/>"import matplotlib.pyplot as plt\n",</text:p>
      <text:p text:style-name="P4"><text:s text:c="8"/>"from matplotlib.ticker import PercentFormatter\n",</text:p>
      <text:p text:style-name="P4"><text:s text:c="8"/>"\n",</text:p>
      <text:p text:style-name="P4"><text:s text:c="8"/>"# 1. Compute the global avg discount\n",</text:p>
      <text:p text:style-name="P4"><text:s text:c="8"/>"global_avg = monthly_tier['avg_discount'].mean()\n",</text:p>
      <text:p text:style-name="P4"><text:s text:c="8"/>"\n",</text:p>
      <text:p text:style-name="P4"><text:s text:c="8"/>"sns.set_style(\"white\", <text:s text:c="30"/>\n",</text:p>
      <text:p text:style-name="P4"><text:s text:c="8"/>" <text:s text:c="13"/>{'xtick.bottom': True, <text:s text:c="16"/>\n",</text:p>
      <text:p text:style-name="P4"><text:s text:c="8"/>" <text:s text:c="13"/>}) \n",</text:p>
      <text:p text:style-name="P4"><text:s text:c="8"/>"\n",</text:p>
      <text:p text:style-name="P4"><text:s text:c="8"/>"# lmplot will draw regression + scatter in three panels\n",</text:p>
      <text:p text:style-name="P4"><text:s text:c="8"/>"g = sns.lmplot(\n",</text:p>
      <text:p text:style-name="P4"><text:s text:c="8"/>" <text:s text:c="3"/>data=monthly_tier,\n",</text:p>
      <text:p text:style-name="P4"><text:s text:c="8"/>" <text:s text:c="3"/>x='avg_discount',\n",</text:p>
      <text:p text:style-name="P4"><text:s text:c="8"/>" <text:s text:c="3"/>y='total_revenue',\n",</text:p>
      <text:p text:style-name="P4"><text:s text:c="8"/>" <text:s text:c="3"/>col='tier',\n",</text:p>
      <text:p text:style-name="P4"><text:s text:c="8"/>" <text:s text:c="3"/>col_wrap=2, <text:s text:c="17"/># &lt;-- wrap into 2 columns\n",</text:p>
      <text:p text:style-name="P4"><text:s text:c="8"/>" <text:s text:c="3"/>height=4,\n",</text:p>
      <text:p text:style-name="P4"><text:s text:c="8"/>" <text:s text:c="3"/>aspect=1.2,\n",</text:p>
      <text:p text:style-name="P4"><text:s text:c="8"/>" <text:s text:c="3"/>scatter_kws={'s':50, 'alpha':0.7},\n",</text:p>
      <text:p text:style-name="P4"><text:s text:c="8"/>" <text:s text:c="3"/>line_kws={'color':'black'},\n",</text:p>
      <text:p text:style-name="P4"><text:s text:c="8"/>" <text:s text:c="3"/>facet_kws={'sharex': False, 'sharey': False}\n",</text:p>
      <text:p text:style-name="P4"><text:s text:c="8"/>")\n",</text:p>
      <text:p text:style-name="P4"><text:s text:c="8"/>"\n",</text:p>
      <text:p text:style-name="P4"><text:s text:c="8"/>"# Format each axis\n",</text:p>
      <text:p text:style-name="P4"><text:s text:c="8"/>"for ax in g.axes.flat:\n",</text:p>
      <text:p text:style-name="P4"><text:s text:c="8"/>" <text:s text:c="3"/># vertical at mean discount\n",</text:p>
      <text:p text:style-name="P4"><text:s text:c="8"/>" <text:s text:c="3"/>ax.axvline(\n",</text:p>
      <text:p text:style-name="P4"><text:s text:c="8"/>" <text:s text:c="7"/>global_avg,\n",</text:p>
      <text:p text:style-name="P4"><text:s text:c="8"/>" <text:s text:c="7"/>color='red',\n",</text:p>
      <text:p text:style-name="P4"><text:s text:c="8"/>" <text:s text:c="7"/>linestyle='--',\n",</text:p>
      <text:p text:style-name="P4"><text:s text:c="8"/>" <text:s text:c="7"/>linewidth=1\n",</text:p>
      <text:p text:style-name="P4"><text:s text:c="8"/>" <text:s text:c="3"/>)\n",</text:p>
      <text:p text:style-name="P4"><text:s text:c="8"/>" <text:s text:c="3"/>\n",</text:p>
      <text:p text:style-name="P4"><text:s text:c="8"/>" <text:s text:c="3"/># axis formatting\n",</text:p>
      <text:p text:style-name="P4"><text:s text:c="8"/>" <text:s text:c="3"/>ax.xaxis.set_major_formatter(PercentFormatter(xmax=1))\n",</text:p>
      <text:p text:style-name="P4"><text:s text:c="8"/>" <text:s text:c="3"/>ax.yaxis.set_major_formatter(lambda x, pos: f\"€{x/1e6:.1f}M\")\n",</text:p>
      <text:p text:style-name="P4"><text:s text:c="8"/>" <text:s text:c="3"/>ax.set_xlabel(\"Avg Discount (%)\")\n",</text:p>
      <text:p text:style-name="P4"><text:s text:c="8"/>" <text:s text:c="3"/>ax.set_ylabel(\"Monthly Revenue\")\n",</text:p>
      <text:p text:style-name="P4"><text:s text:c="8"/>" <text:s text:c="3"/>ax.set_title(ax.get_title().split('=')[1].strip())\n",</text:p>
      <text:p text:style-name="P4"><text:s text:c="8"/>"\n",</text:p>
      <text:p text:style-name="P4"><text:s text:c="8"/>"# 4. Global limits &amp; title\n",</text:p>
      <text:p text:style-name="P4"><text:s text:c="8"/>"g.set(xlim=(0.05, 0.30), ylim=(0, 2e6))\n",</text:p>
      <text:p text:style-name="P4"><text:s text:c="8"/>"g.fig.suptitle(\"Discount vs Revenue by Tier\", y=1.03, fontsize=14)\n",</text:p>
      <text:p text:style-name="P4"><text:s text:c="8"/>"g.tight_layout()\n",</text:p>
      <text:p text:style-name="P4"><text:s text:c="8"/>"\n",</text:p>
      <text:p text:style-name="P4"><text:s text:c="8"/>"# 5. Annotate the mean line once in the top‐left\n",</text:p>
      <text:p text:style-name="P4"><text:soft-page-break/><text:s text:c="8"/>"plt.annotate(\n",</text:p>
      <text:p text:style-name="P4"><text:s text:c="8"/>" <text:s text:c="3"/>f\"Mean discount: {global_avg:.0%}\",\n",</text:p>
      <text:p text:style-name="P4"><text:s text:c="8"/>" <text:s text:c="3"/>xy=(0.05, 0.95),\n",</text:p>
      <text:p text:style-name="P4"><text:s text:c="8"/>" <text:s text:c="3"/>xycoords='figure fraction',\n",</text:p>
      <text:p text:style-name="P4"><text:s text:c="8"/>" <text:s text:c="3"/>color='red',\n",</text:p>
      <text:p text:style-name="P4"><text:s text:c="8"/>" <text:s text:c="3"/>fontsize=12,\n",</text:p>
      <text:p text:style-name="P4"><text:s text:c="8"/>" <text:s text:c="3"/>ha='left', va='top'\n",</text:p>
      <text:p text:style-name="P4"><text:s text:c="8"/>")\n",</text:p>
      <text:p text:style-name="P4"><text:s text:c="8"/>"\n",</text:p>
      <text:p text:style-name="P4"><text:s text:c="8"/>"plt.show()\n"</text:p>
      <text:p text:style-name="P4"><text:s text:c="6"/>]</text:p>
      <text:p text:style-name="P4"><text:s text:c="4"/>},</text:p>
      <text:p text:style-name="P4"><text:s text:c="4"/>{</text:p>
      <text:p text:style-name="P4"><text:s text:c="6"/>"cell_type": "code",</text:p>
      <text:p text:style-name="P4"><text:s text:c="6"/>"execution_count": 91,</text:p>
      <text:p text:style-name="P4"><text:s text:c="6"/>"metadata": {},</text:p>
      <text:p text:style-name="P4"><text:s text:c="6"/>"outputs": [</text:p>
      <text:p text:style-name="P4"><text:s text:c="8"/>{</text:p>
      <text:p text:style-name="P4"><text:s text:c="10"/>"data": {</text:p>
      <text:p text:style-name="P4"><text:s text:c="12"/>"image/png": "iVBORw0KGgoAAAANSUhEUgAAAzcAAAJICAYAAABc0hp6AAAAOnRFWHRTb2Z0d2FyZQBNYXRwbG90bGliIHZlcnNpb24zLjEwLjMsIGh0dHBzOi8vbWF0cGxvdGxpYi5vcmcvZiW1igAAAAlwSFlzAAAPYQAAD2EBqD+naQAArBRJREFUeJzt3Qd4lFX2x/GTBBIgAaT33kE6odhQwIYN17669rLqrljWtv7dXd3Vtay69rIWLGuv66qgC3ZaACnSpPcOUkIgJMz/+d34DjNhMumZ9v08z5BhZjJ5Z+admXvec+65ST6fz2cAAAAAEOOSI70BAAAAAFARCG4AAAAAxAWCGwAAAABxgeAGAAAAQFwguAEAAAAQFwhuAAAAAMQFghsAAAAAcYHgBgAAAEBcILgBAAAO63oDiHUEN0CCmDJlinXp0sWGDRtW7G11G91Wv+N5/PHH3WWPPPJIubZD96FTXl6eJYLf/OY37vFOnDixRLd///333e3/8Ic/lOvveq/hihUrLJpVxP7g7duFT927d7e+ffvaCSecYP/3f/9nc+fODfn7FbVvx7Jly5bZ5ZdfbitXrrRYE+q1D9wHMjMz7cwzz7QXXnjBcnNzI725ACpZtcr+AwAAVIVatWrZ8OHDg7IQ2dnZtnjxYnvnnXdc4HjTTTfZZZddFtHtjEYKbFavXm2xbMSIEVazZs2gy/bu3esCtjlz5rjTpEmT7Nlnn7WUlJSIbSeAykVwA6BEzj//fBs5cqTVq1cv0psS14499ljr3bu31a5dO9KbEnO0b/7jH/8Ied3HH39sf/rTn+yBBx6wRo0a2amnnuq/jn07PsrRbr/9dmvZsmWR2b2rrrrKvv32Wxs7dqyddNJJVb59AKoGZWkASqR+/frWoUMH9xOVR0GNnufGjRtHelPiyimnnGJ33XWXO//ggw/anj17/Nexb8e/QYMG2XnnnefOT5gwIdKbA6ASEdwAKJGi5iXs37/f3njjDTv99NPd/IbDDjvMzW/YsmWLy0Lod0LZsWOH3XvvvTZ06FDr2bOnu+1jjz1W4pp4b3s+/fRTu/POO93fVm39/fffH/Q3tL2ac6G/oQGOjt5OmzYt6L6uv/56d18qXQplzJgx7vr77rvPykrP0yuvvGInn3yy25YjjjjCHWneuHFjiefc6LGee+651r9/fxs4cKDb7lWrVtnFF1/sfidUWZHKcp544gn3/B566KF29NFH29/+9jfbtWtXsdv8+uuvh53/M2/ePHf9r371q6DLf/jhB/vd735nQ4YMcX/zmGOOsT//+c+2bt26EjxTB56DkswPKw1la7Q9es7/97//Fbtvf/31166E7cgjj/Q/d7feeqstWbKkyOzANddc415b7Y8KqJ5++mnbvXv3QbctzXMUbl7SbbfddtC+6z0ePUY9hgsuuMBtT79+/dzjmT59etA267Zr1qxx/z/uuOOK3Jc8Z511Vth5ZNq/dP2rr77qv+w///mP2w59PvTq1cvtjwo2S7pPVAQvq/Pzzz8fdJ32ib/+9a9un9Proe284YYb7Keffir3Y/feu5p/p/euMrOnnXaa+1zZt29f0O281+Oee+6xpUuX2nXXXec+t/Sc6X323nvvlXv/8OgxXHHFFe7+9Zl04oknun0n1P4KxBKCGwDlKmXRHIa//OUvtnz5cvclqS/SDz/80A3Cww2gVQqkoKhz584uKNEg58knnyz1RPpHH33UPvroIxs8eLA1b97cHYGX9evXu0nEzzzzjOXk5LgBaqdOneybb75xg4zAL3sNNOSTTz4psqQp8HZlocGKThkZGXb44Ye7QY0G8TqarHkhxVE5l<text:soft-page-break/>QZbmhSvgapOX331lRtsrV27tsjfGz16tD311FPuudGAbfv27W7gdemll1p+fn7Yv6lSrerVq7sj3YGZjsLPS2CJl17TX//61/bFF19Yq1at3GBR9/Hmm2/aqFGjbPbs2RZJXsCkuRfhaB9WIKzBpvYp/Z7mc+hy7VeFB73PP/+8XXTRRfbll19amzZt3Gu8bds2++c//+nmswQG7VX1HGlbr7zyStu0aZPbHpXjfffdd247Z86c6W7TsGFDF4RpvpJozlLg/0MJ937RPqWyr2rVqvlLv7T/3XzzzW7f1QR/HdDQ7RQ867nU9lUFvfdFnzmBFixY4J731157zW23gtgWLVq4gETbpwCxrI9dVA6p965eVz1+vRb6fPr73//u9rFQB3Q0T0zvbR2I0Xtdv6fn749//KO9+OKL5X4unnvuObvkkkvc+6Bdu3buMevzWgdCtG/qcwKIWT4ACWHy5Mm+zp07+/r06eO76aabwp50G91Wv+N57LHH3GUPP/yw/7J3333XXXbSSSf5NmzY4L98/vz5vsGDB7vrdArkXXbcccf51qxZ47982rRpvi5durjrVq9eXezj8bZHvzNr1iz/5fn5+e7nBRdc4K6/7777fLm5uf7rZ86c6RswYICvR48evkWLFrnL9u3b5xsyZIivW7duvk2bNgX9neXLl7v7Ofnkk31l4W1Hr169fJMmTfJfvmXLFt+RRx7prnv//ff9l7/33nvuMr0OHv2eLjviiCN8ixcv9l+u5+nYY4/1P6erVq3yX3fMMce4y/S49HoEPp7evXu766ZMmVLs9l977bXutp999lnQ5fv37/cNHTo06DnT3+natat7rN98803Qa/L444+7+znqqKN8OTk5/uu8bddr4NmxY4d7nCtWrCjVvq3HXJxPP/3U3fa8884Lu28PHz7c1717d/8+4j3mv/3tb+62t956q//y2bNnu8fdr18/tx97du/e7X/9X3zxxQp9jjzaDl339ttvH/R4vL+r7fb+xnXXXecu//3vfx90P97+ov2jOFu3bnXvn8zMTN/evXuDrvv+++/d/Vx11VXu/7pe+9vAgQODPiP0WH73u9+522p7yyPU/u/Jzs72zZ0713fbbbe52/Tv3z/oc0efDd576KWXXvI/VzJ+/Hj/49T7tbSPPfD9fMoppwRt386dO32XXnrpQfudty/rdP3117vt97zyyiv+93TgdpZ2/9DniT43tZ8Ffjbo8XjPU+DnDxBryNwACUYlBzriHu5U0rKEl19+2V+KEThHpGvXrq58JxwdyVU2waNyjT59+rjzCxcuLPHjUYmHSjY8ycnJNmvWLJs6darbDv0dHRUPvL1Kh5Q5UZmYeEdadeT1s88+KzY7URZnn322yy55NL9DpXwlebze86wSEy8zJTq6rGxQODpyr+fBo6yC11GsJM+zjmiHOlKtI8rKtukotI7+e9up8juVuihTFviaqARLpXQ6Yu09p8XNO2rdurVVtLp167qfyqqEo2yC9ovA/TopKcl++9vfujLIM844w3/5W2+95R63rtN+7FGmR6+ZHoeXnaio56gkdLRfR+e13d7fUGmYLFq0qMz3q8YLRx11lDu6r0xQuPfLzp07XeZUz0VgwwY9t17WVyV5FUH7deFW0Mp66H2mLKn2KWU9Aj93lD1Tu3Rtg8o7vedKlFFTBlqP89133y31Y5d//etf7qeyNIHNDpTB1WX6bPr3v/99UPZGz4/KFAMzaOecc46lpqa6kl+dykpZRmXd77jjjqDPBt23/qbez8pabdiwocx/A4gkghsgwWhArEFtuJNuUxx9ueq2KnXxgpJAqt0P125Vg47CmjVr5p8rU1Kh5vR46/Oo3E0DusK8QaUCoOLKTfR/3Ud5g5tQj7dp06bFPl4NQiZPnuyey1BzUPQY9RoURfMsyvM8ayB3yCGHuNKcwDLD//73vweV6mVlZbmfxx9/fMj78kp1Ap/3qubNcQgcxIYyYMAAV4qneQ4q1VFJkYKSBg0auABBz7vHezyhXp8ePXq4AfQtt9xS5c+RAvnCvGBNAUd5hHq/aICux6rg1Aug9Xy1b9/eBcIKCDXY94Lqtm3burJMzXGpqFbQKqnTScGKBuvSrVs3VwKnbQ08ECJ6b0nggYdQnxWBa36V9LEroNW8GV2m/SDUa6HgQgGg5q8F0kEIve8C6fF4AWJZXz8dwPHmHKqMuLAaNWq4fT/wdkCsoRU0gDLxJgJ7A+XCdMRR2Ymi6ulDtTr2giENIkuq8ABAvDkomltSeGJvIB0h92iApTk5mougydUK8DTg0OBEk76bNGli5VGnTp2DLtPR2eIeryY/K5OmQWLhNTw82tbKep41oNLcGw0ONUFdmRxNXB43bpylp6e7AaXHa45QVHDsHbmuqjkWoXiTyb0MTlGUEVOGT/McNMlaJ+1rCvY0SA8cDHuPJzAjUJSqfI5CPcayvMdCUfCg+9d8LC8zowBYA3XNU0lLS/PfVvOOfv/73/sPnqhdtwJyBYPKaFZUcFO4FbQyD8qQzZ8/380xUZAamMUN/BxTFkWnknxWlPSxe/ety4tqrBK4HYEHiUJ9XpT0M6O4/d8LjJQlLG6bgFhEcAOgTLzOPOG+ZMOtnREqo1IWoY7Ae9ukDkA6OlzS31V25qGHHnIlGRoUhcpOlFVZH280PM8KaLwj3zr//fffu7IuZTV0pLck2yFeAwPviHokaPK4FDfYVFZNnamUadEgVp2l1ERAXb90UkMGr/QyVJeqolT0c1RcU4jKou1Tdy01QVATBQXARb1fvK6G2m90W01iVwMSlfO9/fbbbpL8hRdeWOHbqAMS6lanfVbNN9QN7e677w66jfe+UhYjXPv1wDbhJX3s3mujoDiwBDGUwtnX4jKLJVV4/wjcv4rKHgZmj4BYRHADoEy8jE1RR/<text:soft-page-break/>dU0lPcvIbK4g0UNB9EXYpKSsGN2gFr3o06XOmnjsqqxC5SVIaiI8Gq8VdXNWVLqvoIq8qbFCRqgK9SNq8cp3CpngaHaiGszJeyYIV57YWVhYoUDXJFneOKowGmjm57R7hViqmAR/vISy+95LruKVuj/U2PWUf31XmqMA2C9dwoU1GW50jboaAoVICrrECkaCCvx6YOYeqApudWGanAkr3AjINuo5OXXdWcNz2Pej41t6Uygl5tj1rTqyxQwZRKxrxtCPysUCmbupNV5GP37lvv36IWl60Ipdk/FGgpe6WAXK34I3mgAagszLkBUOajohrIacCnCfyF6cs+UkeVvQGGViMP9YWv2ngdedVk5sJH63UEV+Vouo0GYBoMhQooqooGhXo8ehyBLWk9c+bMOWitnMqgwZwGRCpNGz9+vP+5CvW8q2QtFK9ZQ6ha/6qg7IHKDLXtan1bFLXh1WBXAW4gBRxq0KBMhAaT3oRrb15TqNdHa+JokrZalpf1OfImlReeRK7X48cff7RI0ePW0X1NrNf7RQc09LwFZh2UpdF7TU0YAikoVLMFlV+p7DLU2jMVue9q7SFR5iawrbn3eoR67UQBmB6T2tSX9rGrRE6PU/uJlzEMpPIwHSBQW/xw6woVpzT7h4IZlb/p80Sfj4Vpv1bQrmAz0m3bgbIiuAFQZuouJDoyunnzZv/l6j5UngUvy0sDQ00i1nwJrQ8T2IlI26bubhrkhjrKrhIWfcF7XcgKl9gokNCAtSoCisLPsxYoXbZsmf9yDWb03Fd0KUsoeh50/xqkq7GABnKFS9400V5zOjRpPLCTlJ5PzXdQiZeC4sB5OqHoaLOe45UrV1bY9iuY8AbYes7CHbFWlkqvrx6DjswH0mBR26YBZceOHd1lGpzqudF6LoETw5Vp88qgvCxXWZ4jr6OV1zVPdODgwQcfrLD5S948kdJmgvS49Di9BVALZ/MUCOp11FpUgYuHegdAlAn0sl8ePb86lbfpQSAFmHqMCiJUquZRSZn+tgIUZZECywY1uNfCwipHDFXGWNxjF60pJMocBe7P+kzSwRXNQVJwFzhXqLRKu394nycq0wvcXxXwaH6UmlnoeQrspAbEEsrSAJSZJgNrgKK6c5VuKajQ0UJ1FvI6gRWewFsVNNDUgEMDCw1YVEalbkU6uqoOQOqYpXpzry1uIG/ldJUYadCj0rZADz/8sH3wwQeuvWxVBXCq19cAWi1jNYDS86znVc+zBtkqndNA0JtsXBlUcqMuSl63r1DzkDQxXJO6FRhedtll7gix9gMdtdYcC5XE6HVRG9xwNNDU/ehvar5LSakMMnARWA3WNFjXAFJHzxVUKMDRaxyOnkcN/LQ6vBZB1b6jwafuXwN0DRw1T8Rr1qBOeLqdBoYqbdLzpGyfmlMoANU+pJbMZX2ONL9nxowZbl9Wdy8t/KkgSwNXdVcravHZ0lAWQgG/93jVQl1/pzjaDxSU6f2ixxbYqtybq6L70mR97cN6vCrN0+uh50eviRa5DAzMFXB4WZOKyvKpHbcWzFSw8sILL7jtVhc3vXd0mTJyej9rIU8FMsok6TlXsKPPkVABeXGPXTSXSJltZQ1PPvlkNw9Qr7ECJwXQygbqM6U8Srt/6LHod9QWW/urXm+9JtoHV61a5X9OKFlDrCJzA6DMdOReXaQ0eNEATUeilS3RwF8DCCluIFtZlJXRCu0aQCoA0GRmfXlrEKKBlgYUoVpVB3YA08AgXDvrqqRBuTJOmqehAEODbHVt0oRsbxASqjNaRfICGq2fEmq+iKikRQNEzS/RYF3BiYIMDRB19D5wHZjKXsNJA0oFs+pspYG1LgsV0IaiYF37sLqjqTxRpXgqV9P/x4wZ41oYB7r66qtdRy6vrPGbb75xJVcKFp555pmgLFdpnyPtj88++6wLmnR7zX3S8685JKHmt5SFgjXNLVIGVvevQKckNJD2yvKKaryhTIECNm2rMjJ6LjXnSEHMO++8U2Hr3BRHTUL0uaCDG4GNBbT9+qxQKZaCGb12yrLotVQ5mp6bsj52ve76rFHWVYGNPoP0Oan3qgJe/d1QGeTSKMv+oWYYymCp659+R2V52lZ1e9M+GKqFPBArkrSSZ6Q3AkBs0he1JryHapOsAZ6CHB3V1sTbeKKj+vro1BHnqqABoY6mKoAsXAqmbIJaVWvhvcKLCgIAkGjI3AAoM5Vv6Uj2559/HnS56tB1pFIi2WmsMuioryZJa05PVdERVh3dDqyp97ZF5U0KtIpr6woAQCIgcwOgzNQ5S4vzqaRG5V6al6DA5ocffnCTzjXXQKU6lTkXpKppXoXmCuhxVVVNuurzVU61d+9eV26iuQI6r05pmtOhOQJahyZSJYAAAEQLghsA5R54a+KvAhpNYFX5lGrIVYOuhgPRMmelomjivhaurMzOZEWVpilzoyYCmoytgFE1/2qzq7kagSvCAwCQqAhuAAAAAMQF5twAAAAAiAsENwAAAADiAsENAAAAgLhAcAMAAAAgLhDcAAAAAIgLBDcAAAAA4gLBDQAAAIC4QHADAAAAIC4Q3AAAAACICwQ3AAAAAOICwQ0AAACAuEBwUwkuuOACdwIAAABQdapV4d9KGOvWrYv0JgAAEP9yc83uvbfg/B//aJaaGuktAhBhST6fzxfpjYg3w4cPdz/Hjx8f6U0BACB+ZWebZWQUnN+1yyw9PdJbBCDCKEsDAAAAEBcIbgAAAADEBYIbAAAAAHGB4AYAAABAXCC4AQAAABAXCG4AAAAAxAXWuQEAALGpRg2zqVMPnAeQ8AhuAABAb<text:soft-page-break/>EpJMcvMjPRWAIgilKUBAAAAiAtkbgAAQGzKzTV79NGC86NHm6WmRnqLAEQYwQ0AAIhN+/aZ3XJLwflrriG4AUBZGgAAAID4QHADAAAAIC4Q3AAAAFQgn88X6U0AEhZzbgAAAMoZzKzZtMuy5m2wWYs2Wc7ePKuZVs16d2pkmd2bWItGGZaUlBTpzQQSAsENAABAGeXn77ePv1tqX89Y7YKatNQUq5aSbNt27rGxk5fbNz+stqH9WtopR7S3lBQKZoDKRnADAABQxoyNApvPp6ywWmnVrFnD9KAMja7fmZ3rrpfTjupABgeoZAQ3AAAgNtWoYfbllwfOVzGVoiljo8CmTkbaQdcrkNHlmoGj2w3o1sRaNq5d5dsJJBKCGwAAEJtSUsyOPjpif15zbFSKpoxNOHXSU23t5mybNn8DwQ1QySj+BAAAKAM1D9Acm+JKzXR9jdQUm/nTpirbNiBRkbkBAACxad8+s+eeKzh/5ZVm1atX2Z/WfBplbdQ8oCRSkpNtT26e+z3m3QCVh8wNAACITbm5Zr/7XcFJ56uQAhS1e87L31+i2+fv3281UqsR2ACVjOAGAACgDLSOzd7c/GIX7dT1e3LzrU/nRlW2bUCiIrgBAAAoAy3QqeyN2j2HsyM713VUU7c0AJWL4AYAAKAMWjTKcAt07t6bZ9t37T0og6P/63LNzdHtdHsAlYuGAgAAAGWg+TOnHNHendc6Nus2Z7vuaWoeoDk2KkVTxua4QW3c7ZhvA1Q+ghsAAIAySklJttOO6uBKzrSOjdo9qytajdRUN8dGlytjQ2ADVA2CGwAAgHJQ4KLFOXUaNbQj7Z6BCCK4AQAAsSktzey//z1wPkoQ2ACRQ3ADAABiU7VqZiedFOmtABBFoqJbWn5+vr3xxht29tlnW//+/d3p/PPPt1WrVtn8+fPtggsusD59+tiwYcPslVdeCXtfXbp0KfK0du3aoNt8/vnnIe/jsssuc9e///77lfJ4AQAAAMRh5mbv3r125ZVX2pIlS2z06NEusNmzZ4998MEHVrNmTTvrrLNcUHPXXXfZzJkz3c/09HQ744wzQt7fd999F/T/7du3u+Bo6NCh1rx5c//l1atXt3Hjxtlxxx0XdPtt27bZlClTKunRAgBQRdSWON7Lo/btM/v3vwvOn3++vtwjvUUAEj1z89RTT9msWbNcRkaBTPv27a179+52xx132HvvveeCkLvvvts6dOjgApqLL77YnnvuuSLvr1GjRkGnxx57zOrVq2d//etfg243ZMgQ+/LLL11wFUjZHGWJAABhHH10wcD5sMOKvs255xbc5uKLLaotX16wnWPGFPz/q68K/q+fsUjfazfcYPb66+W7n5tuKnidC9u+3ezqq82aNDFLTzc74gizL74Ivs2OHWZnnWVWt65Zv35mU6cGX79unVn9+mbLlpVvG3NzzS65pOCk8wASXkSDG3UTeeedd2zUqFEuqCls2rRpNnDgQKummtpfDB482JYvX26bN28u9v6VxVGwosAmNTU16Lqjjz7a9u/fb99++23Q5Z9++qmNHDmyXI8LABJCcrLZ5Mlmq1cffF12ttnHH1tM0mB80qSCn7FIgcM//1mQ1Sirhx4ye/jhgy/PyzMbMcLs1VfNbrzR7KOPzI46yuzkk80+/PDA7XRAcdYsszffNOvfvyDQCQw+/vIXs9/8xqxdu7JvIwBEU3CTk5PjStC2bNli7777rvXt2zfo9Oabb9r69eutadOmQb/XuHFj93OdPryL8fDDD9vw4cNtwIABB12nkjcFOJ999pn/MgVMM2bMsBNOOKFCHiMAxDUN/mvUMHvnnYOvU2Cjo/otWkRiy8qnTh0dSSv4mWiUSfnVr8xuvbUg6xLqdZ02zezZZwtuo0Dn3nvNfv/7gtP+/QW3+9//zK66yuzEE80eeMBs5UqzRYsKrluwoGCf+b//q9rHBiAhRCy4UTbmkUcecefvvPNO+/DDD4NOp556qpt7UzjjkvZLq8fC5WSFZWVl2dy5c+2aa64p8jYnnniiK03L/eVo0tixY12mqL5S5QCA8BS8qFNVqODmrbfMzjyzoJtVIA1+77vPrGPHgta9nTubPf548G3y883uv9/s0EN1JKrg76j87csvg4/86z4++cSsV68D96WMQnHULKZ374L7VoA2c2bw9YXL0nJyzPRd0rJlwd/p2tXsH/8I/h0dcLvoIh2BM6td22zo0ILsj2fPnoJshn5XAWGnTgWP0QsGpG3bg0v4VCqnbVHpXEket27nZUNUqqX7DHxMXuldUVTOpiBkwgSzUCXa8+cX/DzllODLjzmmIIM3e3bB//W39PyK9z2u11Vuu81s9GjVkYffFgCIpeAmLy/Prr/+enf+nnvucaVp3klza1JSUqxGjRr+wMPjBTW1atUKe/9qSNCrVy/r0aNHkbdRkwGVxnmlaSpJO4mWkgBQcuecc3BpmuZbKCt+3nkH315zNf70J7MLLijIAqhcSd8FgfMiNfi9++6CI/9jx5r9619mW7cWBEu7dwcHFL/7XcFAWYN9DeovvLAgM1AU/U3djwIDlVGdfXbBtoSj7dPjUUAzbpzZaaeZ3Xyz2UsvFVy/a5fZ4YcXBF/KUih40sBeDWsUKGhiv4IBXXf55Qce9x13mP32tyV/rkvyuJs1K/j7oszIBx8El9oV9x33t78VBCgqNQulYcOCnytWBF++ZEnBz6VLC34OGVIQ9KqE/MUXC4I+BWHff1+wv2g+DwDEU7c0ZW6UoTnvvPNcGdott9zivy45OdllaFSStnHjxqDf8/7fRBMZi6C5NBMmTAibtREFT+rEpoyNgiBlep5Vqh0AUDIaLCuzooGsjvqLBtQazGqieaCffioIVP7+94KSJlEAoLk7Km3SZ3aDBmZq2++VOnmU7VCXTA28VTImCnSef95s+PCC/<text:soft-page-break/>2vw3KZNwYBfGZJQFDQNHHgg03H88QVZBgVURfn6a7Njjy1okCCaZJ+RUfAYRdkQZUxmzDiQ7VCw07dvwe8uXlxQpvXGGwfuQ/eng3R33lkQpIQ5EHeQcI9bQYP+rnTocOC8V2pXHGXLwvFK1hRM6ftSz7MOED744IG5Vl6GSQGcsjMKuF57reA11He9gi5lwzTnRgHZ6acXBLcpKSV/DgAg2jI36oLWpk0b1yFt0qRJLtjR/3Vq1aqVu01mZqZNnz7drYPjmTx5srVr184a6AuwCIsXL3YtnQ8L18UnoDRNgdDHH39shx9+uNVWOQEAoGSUoVBWIrA0TZPIldEp3IZYpU5eFkMT073TqacWlG15DV7U2lcD/k2b1BmmIEOiwbEULklWhsCjsrHAAXZhGlBPn35wSZWyN+Go5EpBmZrNPPFEwbwUBSVeFkTbqOxJYBmXApeFCwsyNSoJU3meBvuBvIyRAqDSKs3jrkjK3Kgzml63QYMK5uUos3XPPQXXe1UVCmr0uJXVUrCqYE4ZpfXrCzJyOun79t13C5oSPP105W87gIQQ8VbQV199tbVt29ZlcJTJWblypS1YsMC1cFZ52q5du1xbaAUsWlRzzJgxdpU+FH+xc+dO26pyhQDz5s1zwVOoDmyFHXnkka407ZlnnqEkDQDKW5q2ZUtBlsLLUATSdaIshdYj8U7KpMgvCy27Ceu6TJkRZVY08FV2RxQcBQosUfZuEziPJdC2bQW/75VWeZRZCEedx1SupaBG2SR9t+jgmbqBeY/Ly+KEou8o/c3CmQmvYc7PP1upleZxVzQ16Zkzp+D1VjZOJy/AKjxnVVk9UTB0++0Fz6P85z8FpXXaFzRX6b33yrYtmnP09tsFp1/m5AJIbBEPblQa9vrrr9s555xjL7zwgp122mku0FE2R9mZ559/3pYtW2ann366PfHEE658Tec9mq9zpuqnA2zatMnq1q3rytuKo/I3dVRTdugYHZ0DAJSOOkx6R+F1dF5ZDLX/LeyQQw5kcLKyDj7ps1zzdXR/KvuaO1dHsArWSLn00vJvpwbe+l7YsCF00FUUDZo1P0aT6TXXRNkbzS359a8PPC5lmQqbOLHgd/R3NfckoArB8bp+esGWMl2Fb6PMRzTRc/XyywWPR53w1BhB262SPP0sap04ldEpIFPQq/vQ4/QCoXr1CjI6ZeFlxHQq3LwCQEKKik8CBTjXXnutOxWmpgBvqetOEe5T151CrrjiCncqykKVCgR40KsVDnMbAECYwf+oUQXBjcrUQjUSEG+SugbGgQeTNFn/sccK1lVRMKPBr8rSuncPvk15sxOa86GMi7IEKivzyubCrcejUjZ1VlPFgOaztG5tpu8qzaNRqZoceWTBfSoY8+bOqMxO81NUejZsWEEzAZXuBWa0vFI7b26S5sUUXjNIJW+lVZlzV/T8qwubsmleFYUCMD0X6hCnQKUwXX/XXQc6vymYU5CpgEad3xTkhct8AUCsBTcAgDgoTdNCjhq0Fm7t7OnZs2Cwr4NPmoCv8iYdSPrjHwuyPZoYr4GwBvmaw6Ej8SpbU9D0wgsVM69EjQoUbCjw0OBcf9+bLxKKgjVloTQ4V0tjdVnT72ig7lUNaLCv4Exzh9SwQIP3Rx8tWLRSgZDaMSuY0+Nes6YgWNI8Gx2cU0mWF8Tp+VOzBZ00+V+lW8pylZa3Ps348WbduhXMjVFGbN68giYD5WnBrN9VgKamAHpuFJToOdXjev31ohcE1WNUiaHoddV5NRG47rqC11bBbFmo3M3rCKeqDrI3QMKLeFkaACAOaMK4yrPUbauoTmWi5gDKgDzzTMEAV4GFBsuapK6MgwbmmmCuuTEqNVJHLS0A+c03BaVvXtOBslKWRVkgDcY1GFbHL7UqDue55woCGLWCVnc3DcrVKMCbBK/t0vYpINE8EjUoUNmVJtQraFO24r//LQimtL6btzaQgpjAv60gT/eragIFSspoeEFdaSg4vPHGgkG/FtHct6+gbExNCNRRrbz0nOm1Udc0BbUKctQGO1QpojqcKrgpXGWh505d384/v+A51fNWFmowoedbp2LWvwOQGJJ8mk2PCqU5PDJeR80AAEDlUCZP87NEWT+vgQGAhEXmBgAAAEBcILgBAAAAEBcIbgAAAADEBYIbAAAAAHGB4AYAAABAXKAhPAAAiE1ae0jtxb3zABIewQ0AAIhNWuT14osjvRUAoghlaQAAAADiApkbAAAQm/LyzMaNKzh//PFm1RjWAImOTwEAABCb9u41O/nkgvO7dhHcAKAsDQAAAEB8ILgBAAAAEBcIbgAAAADEBYIbAAAAAHGB4AYAAABAXCC4AQAAABAX6JkIAABiU2qq2RNPHDgPIOER3AAAgNhUvbrZtddGeisARBHK0gAAAADEBTI3AAAgNuXnm337bcH5I480S0mJ9BYBiDCCGwAAEJv27DE75piC87t2maWnR3qLAEQYZWkAAAAA4gLBDQAAAIC4QHADAAAAIC4Q3AAAAACICwQ3AAAAAOICwQ0AAACAuEAraAAAEJuqVzd74IED5wEkPIIbAAAQm1JTzW6+OdJbASCKUJYGAAAAIC6QuQEAALEpP99sxoyC8/36maWkRHqLAEQYwQ0AAIhNe/aYDRxYcH7XLrP09EhvEYAIoywNAAAAQFwguAEAAAAQFwhuAAAAAMQFghsAAAAAcYHgBgAAAEBcILgBAAAAEBdoBQ0AAGJT9epmf/7zgfMAEh7BDQAAiE2pqWZ/+UuktwJAFKEsDQAAAEBcIHMDAABi0/79ZvPnF5zv1s0smWO2QKIjuAEAALEpJ8fs0EMLzu/aZZaeHuktAhBhHOIAAAAAEBcIbgAAAADEhagIbvLz8+2NN96ws88+2/r37+9O559/vq1atcrmz59vF1xwgfXp08eGDRtmr7zySrH3N3v2bPf7vXr1sqFDh9pjjz1m+1WX+4suXbq40+effx7y9y+77DJ3/fvvv1+hjxMAAABAHAc3e/<text:soft-page-break/>futUsvvdSefPJJO+uss+ydd96xV1991bp37241a9a0Sy65xFq3bm3vvfeeXXvttfaPf/zDnS/KsmXL7MILL7QOHTrYf/7zH/vjH/9oY8aMsRdeeCHodtWrV7dx48Yd9Pvbtm2zKVOmVMpjBQAAABDHDQWeeuopmzVrlsuStG/f3n+5gptnn33WBSF33323VatWzQUsK1assOeee87OOOOMkPen3+nYsaPdddddlpSUZG3btrWFCxfajBkzgm43ZMgQ+/LLL11wlZaW5r9c2RxlibKysirxUQMAAACIq8yNz+dzmZpRo0YFBTaeadOm2cCBA11g4xk8eLAtX77cNm/eHPI+v/vuOzv55JNdYOO57rrr7Omnnw663dFHH+1K1b799tugyz/99FMbOXJkBTw6AAAAIPbt2bPHctSdMAZELLjRE6S5NVu2bLF3333X+vbtG3R68803bf369da0adOg32vcuLH7uW7duoPuc9euXbZp0yarXbu2K0c74ogjXKCiTI/m9QRSyZsCnM8++8x/mQImZXhOOOGESnvcAACgglSvbvaHPxScdB5Ahdq3b59t2LDB1q5d687HgoiVpSkb88gjj9iVV15pd955p8vIBGrUqJGbJ5Oamhp0uVdCpnKyUMGN3H///W7ezb/+9S/XkOCee+6x3bt32/XXXx90+xNPPNFuv/12y83NdX9n7NixLlNUv379SnjEAACgQmmM8OCDkd4KIO7s37/ffv75Z3fKy8sLqoiKdhELbvREecGGgo+UlBT/dTr//fffW40aNVzgEcgLamrVqnXQfXrla4cddpj97ne/c+e7detmW7dudQ0LRo8eHfTiqJOaSuNUmjZ8+HBXknbmmWdW0iMGAAAAopfP57OdO3e6Blsag+v/sSaimZsPP/zQzjvvPFeGdsstt/ivS05OdhkalaRt3Lgx6Pe8/zdp0uSg+6xXr577vc6dOwdd3qlTJ5e5UZDToEED/+UKntReWhmbHj162Ny5c11DAgAAEAO0zMPKlQXnW7fWACLSWwTErOzsbBfUaH5N4BIqsSZiwY26oLVp08a1f1brZwU7LVq0CLpNZmamm3uj+TJeZmfy5MnWrl27oCDFo9v069fPdV8LpG5pderUsUMOOeSg31Fp2q233uoCosMPP9zN1wEAADFAE5zbtSs4r9L09PRIbxEQc/bu3euCGk3viOWgxhPxQxxXX321a9esDI4yOStXrrQFCxa4hTfV7llP9B133GGLFy927aK1Zs1VV13l/32lzpSRCbw/lZk9/vjj7r5UaqaGAhdddFFQ6ZvnyCOPdCm3Z555xk466aQqe9wAAABAJKeIbNq0yVavXm07duyIi8AmKoIblYa9/vrrds4557gGAqeddpoLdCZNmuSyM88//7xbmPP000+3J554wpWv6bxH83UC58kMGjTIlZZpDRt1SnvwwQdd04Jrrrkm5N9XGZvm2yg7dMwxx1TJYwYAAAAiYf/+/S5Ts2rVKtcwoHBH4ViX5IvFmUJRTsGSjB8/PtKbAgBA/MrONsvIKDhPWRpQLK9ZgErRShMCqCGX5rtrmke0i9icGwAAAACVb/fu3S6o0TqT8VJ+VhSCGwAAACAO7Y2zZgElQXADAAAAxFmzgG3btrlGAfE2p6Y4BDcAACA2afFur2HQLwt5A4ksPz/ftm/f7m8UkIhT6/kkAAAAsSktzezJJyO9FUDEqeRMAc2OHTts3759CRnUeAhuAAAAgBikIEYBjQKb3NzchA5qPAQ3AAAgNmkgt3lzwfmGDdWvNtJbBFQJBTFqElCWts7xjuAGAADEpt27zRo3LjjPOjdIEIFBTaJ0QCsNghsAAAAgyiXSWjXlQXADAAAARKk9e/a4oCY7O5ugpgQIbgAAAIAoXYBTQU2irVVTHgQ3AAAAQJRQ1zN1P9u5cydBTRkQ3AAAAAARlpeX54IaLcJJUFN2BDcAAABABIMaBTReUENb5/IhuAEAALGpWjWziy46cB6IIQQ1lYNPAgAAEJvS0szGjIn0VgClokBGAY1K0AhqKh7BDQAAAFAFmZodO3a4wEbnCWoqB8ENAACITRoc7t5dcL5WLbOkpEhvEXCQffv2uYBGgQ2ZmspHcAMAAGKTApuMjILzu3aZpadHeouAoHVqFNSopbMW3ySoqRoENwAAAEAF2bNnj5tPw+KbkUFwAwAAAJTT7t27XaZGPwlqIofgBgAAACijXbt2uaAmJyfHlZ8hsghuAAAAgFLQ/BmVnan8TGVoBDXRg+AGAAAAKGFQowYBCmpyc3MJaqIQwQ0AAAAQhoIYb40aBTV0PoteBDcAACA2paSYnXnmgfNABVNjAG+NGq1XQ1AT/QhuAABAbKpRw+yddyK9FYjjoEanvLw8gpoYQnADAAAAENTEBYIbAAAAJDTKz+IHwQ0AAIhN2dlmGRkF53ftMktPj/QWIcYoiFFQo+5nBDXxgeAGAAAACWf37t22detWt/gmQU38ILgBAABAwlCGRkGN1qthnZr4Q3ADAACAuKfsjMrPtm3b5poFID4R3AAAACDuS9C2bNlie/bsoQQtzhHcAAAAIC4pQ6OghhK0xEFwAwAAgLii7IzaOmtujebYIHEQ3AAAgNiUkmI2cuSB84CZKz1TtkZd0MjWJB6CGwAAEJtq1DD75JNIbwWiqARNDQO0bo0W5URiIrgBAABAzGIhTgQiuAEAAEBM2rVrl2vtTBc0eAhuAABAbMrONmvcuOD8xo1m6emR3iJUkb1797pmAdnZ2cyrQRCCGwAAELt27470FqAKqexMmRq1dmZeDUIhuAEAAEBMNAtQe2edB4pCcAMAAICopOyM1yxA55lXg+IQ3AAAACCqaB6NsjR0QENpEdwAAAAgKiiI0XwazavJzc0lqEGpEdwAAAAgato6qxMaHdBQV<text:soft-page-break/>gQ3AAAgNiUnmw0deuA8YpLaOXtr1RDUoLwIbgAAQGyqWdPsq68ivRUoo5ycHBfU7N69m6AGFSZqDnOoA8Ybb7xhZ599tvXv39+dzj//fFu1apXNnz/fLrjgAuvTp48NGzbMXnnllWLv77jjjrMuXboEnW677TZ33erVq/2XzZ07N+Tvn3jiie76KVOmVPhjBQAASFQqO1u/fr2tWbPGlaIR2CDuMjfaya+88kpbsmSJjR492gU2Sk1+8MEHVrNmTTvrrLNcUHPXXXfZzJkz3c/09HQ744wzQt6fjgAoKHr22WetR48e/str1KgRdLvq1avbuHHjgm4jCxYssGXLllXSowUAAEg8ahCgTI0CGhbgRFwHN0899ZTNmjXL3n//fWvfvr3/8u7du7sARUHI3XffbdWqVbMOHTrYihUr7LnnnisyuFm8eLE7CtC3b1+rW7dukX93yJAhNnbsWLvxxhuDLv/0009twIABlpWVVYGPEgAAVKjsbLO2bQvOL19ulp4e6S1CCGrl7C3ASVCDuC9LU4u/d955x0aNGhUU2HimTZtmAwcOdIGNZ/DgwbZ8+XLbvHlzyPtcuHChNWzYMGxg45WeKVBS2Vugzz77zEaOHFnmxwQAAKqIxgJFjAcQWQpktmzZ4qppvEU4gbjO3Ggi2eGHH+66ZLz77rv20UcfBV1/6623uprMzp07B13euHFj93PdunUuiAkV3NSqVcuuu+46mzFjhtWrV89leS688EJLDuim0qJFC+vVq5fL3nTr1s1dNnv2bHdkQdsFAACA0lH1jIKZ7du3W15eHmvVIHGCG2VjHnnkETff5s4773QZmUCNGjWyF154wVJTU4MuT0tL88/VCWXRokUuQDn++OPt2muvtenTp9uDDz7o3mSa01M4e/PWW2/ZDTfc4M/a6PdSUlIq+NECAADELwUxGmvpxAKcSMjgRtH89ddf787fc889QQGFzn///feuCYDeIIG8oEbZmVD+9a9/udvUrl3b/V9dzzR57emnn7bf//73Qbc94YQT7IEHHnBNBHQ7BTf3339/hT9WAACAeKQgJnABToIaJHTm5sMPP7TzzjvPTf6/5ZZb/NepfEwZmqZNm9rGjRuDfs/7f5MmTULerzI9hbM9Km1TFzUdTQjUvHlz12JapWm6XvWgmZmZtnbt2gp8pAAAAPEnMKihpTMs0RsKqAtamzZtXKvnSZMmuWBH/9epVatW7jYKNFRWFjgJbfLkydauXTtr0KDBQfepowUjRoywJ554IujyOXPmuDI3zb8pTNkbtYRW1kbnA+flAAAAIJgOCGudGs2N1hxqAhtEi6gYxV999dXWtm1bl8FRJmflypWuTOyxxx5zjQB0VOCOO+5wLZ7VLnrMmDF21VVX+X9/586dtnXrVnc+KSnJjj32WDdXRy2ddV+aU/P888+7BgOhaN6N1rXRfZ900klV9rgBAEA56GDkgAEFJw5MVgmtQ6iGTqpwUUMoghpEm6hY50bzal5//XUXkOikRTqla9euLiBRYKI5OaeffrrLvqh8Tec9um7q1Kk2YcIE9/+bbrrJMjIy7OGHH3ZHFFq2bOmCo7PPPjvk31d5W79+/dxtVaIGAABiQM2aZqxJVyVUdqbyMwU0tHRGNEvyMeurwg0fPtz9HD9+fKQ3BQAAoMzU1EltnVUlQ1CTuJKSklwyoE6dOhbtoiJzAwAAgOihjrYKarS0hs4DsYLgBgAAxKbdu826dy84P2+e1oiI9BbFPGVn1FlWgY3OU+CDWENwAwAAYpMG3itWHDiPMlNjAG8Bzn379hHUIGYR3AAAACQoBTEqPVOmRvNrCGoQ6whuAAAAEpCaBHgLcBLUIF4Q3AAAACQQtXNWUKM1a1inBvGG4AYAACABKJjx1qohqEG8IrgBAACIY5pLo6Bm165drFWDuEdwAwAAYlNS0oFW0DqPkGvVqAMaQQ0SBcENAACITVrXZu7cSG9F1LZ1VmCjAIdmAUgkBDcAAABxgg5oSHQENwAAADFu9+7dtnXrVjqgIeER3AAAgNi0e7dZZmbB+aysgjK1BKMMjdcsgKAGKEdw8/XXX9vEiRNt48aNduONN9r8+fOtR48e1qJFi4rdQgAAgFBUdjVv3oHzCWTfvn0uqFEZGs0CgHIENzk5OXbttde6wCYjI8P1Sr/88svtjTfesHnz5tlrr71mnTp1Ku3dAgAAoBgKZAKbBQAIlmyl9PDDD9vcuXNtzJgxNnnyZP9ktfvvv9+aNGlijz76aGnvEgAAAGFovKWAZtWqVbZlyxYCG6CigpvPPvvMlaENHjzYkgJ6yjdu3Niuvvpqmz59emnvEgAAAEUENcrUrFy50jZt2uQW5KQLGlCBZWk7duwocl5N3bp1XbcOAAAAlJ0CGM2nUbaGts5AJWZuNJ/m448/DnndhAkTmG8DAABQRgpidCBZ5WcbNmxwrZ0JbIBKzNyo9Ox3v/udO5JwzDHHuNK0rKwse//99+3NN9+0hx56qLR3CQAAUHoqj2/T5sD5GKYARu2c1QFNpWe0dQbKJslXhsMBytwoiFm/fr3/sgYNGtj1119vZ511liW64cOHu5/jx4+P9KYAAIAYCGq88jOCGkSjpKQk1zisTp06Fpfr3JxyyinutHTpUvdm1ANt3769JSeXusoNAAAg4RDUAFG2iKcooAEAAEDJeeVnBDVAFAQ3w4YNC2oBHQrlWAAAoNLl5JgddVTB+W++MatZ06KZl6lRkwCCGiBKgpuBAwceFNxkZ2fbnDlz3BGIiy66qCK3DwAAIDQFCNOmHTgfpTROUqaGoAaIwuDmvvvuC3n5vn377JprrrEcHUUBAABIcFr7T0GNxkYENUDVqLAOANWrV7cLL7zQ3n333Yq6SwAAgJijYGbt2rXupKwNgQ0QIw0FCtu+fbt7EwMAACQalecrU6O5NQQ0QIwENx9+<text:soft-page-break/>+OFBl+Xn57s1b1577TUbMGBARW0bAABA1NOim15QozERgBgKbm677bYir+vbt6/deeed5d0mAACAqKfszNatW13lCkENEKPBTag2z+qelpGREROrlgIAgDjSsGHE5tVs2rTJlaJpQU4AMRrctGjRonK2BAAAoDTS0802barSP6lARiVoOpGtAeIguNGb+p133rEvv/wyZGtDZXFefvnlitxGAACAiFOWRtkajX/I1gBxEtw89NBD9vzzz1vLli2tadOmBy3oyZsdAADEm59//tnNr8nLy4v0pgCo6G5pl1xyid16662l/VUAAICKo4XDTzyx4Pxnn5nVrFnhf0Id0NQwgIU4gTgNbvQmP/rooytnawAAAEpKwcbXXx84X0FUhbJz504X1KgUjaAGiB3Jpf2F/v3724wZMypnawAAACJEQYzKz1auXGkbN24kWwMkQubm8ssvt5tvvtnVnPbu3dtqhkgBZ2ZmVtT2AQAAVCqNaXbs2OFO+/btY/4wkEjBjebbyJNPPul+BjYU0IeB/j9//vyK3EYAAIAKp0BGpWcKatTWmaAGSMDg5pVXXqmcLQEAAKgCubm5LqjRvBqCGiDBg5uBAwdWzpYAAABUIjUH0JwaNUdiAU4gPpU6uBH1eX/hhRds4sSJbjErrXvzv//9z7p27WojRoyo+K0EAAAIpVatEgU127Zts+zsbIIaIM6VulvaqlWr7NRTT7W3337bmjRpYlu2bHEfFMuWLbPrrrvOvvrqq8rZUgAAgEDp6WbZ2QUnnQ8R1Kxfv95Wr17tn1cDIL6VOnNz//33W4MGDezVV1+1WrVq2aGHHuouf+ihh9yHyDPPPMM6OAAAIGLI1ACJq9SZm0mTJtk111xjderUCeqUJuecc44tWrSoIrcPAACgRMjUACjTnJtq1aoV2X2kcMADAABQKfbsMTvjDMvfv982Pf20ZefnE9AACa7UmZsBAwbYs88+a7t37/ZfpoBGK/i+8cYb1q9fv4reRgAAgIPs1Vjk008tZexY2/nzzwQ2AEqfubnpppvsvPPOs+OOO84GDRrkAht1TluyZImtWLHCXn/99crZUgAAgF8qRdS5dfemTdY+0hsDILYzN507d7Z3333XBTZTpkyxlJQU1xK6devW9uabb1q3bt3KtCE62qLMz9lnn239+/d3p/PPP991Z5s/f75dcMEF1qdPHxs2bFipFhLVB+App5xit912m/8y1eJ26dLFnebOnRvy90488UR3vR4jAACIPI0V1KWVOTUAKixzow+Sdu3aue5oFTkB8Morr3TZn9GjR7vAZs+ePfbBBx9YzZo17ayzznJBzV133WUzZ850P9PT0+2MM84o9r4feOAB++mnn6xHjx4HXVe9enUbN27cQdctWLDAtbYGAACR5/P5XDCjBTh10FL/B4AKCW6OOOIIO+mkk+y0006znj17WkV46qmnbNasWfb+++9b+/YHEszdu3d383sUhNx9992ukUGHDh1c+dtzzz1XbHDz7bff2meffWadOnUKef2QIUNs7NixduONNwZd/umnn7q5RVlZWRXy+AAAQNmonbPaOuugp+b3AkCFlqWdfPLJLtuh8rETTjjBrWuzZs0aKysdfXnnnXds1KhRQYGNZ9q0aTZw4MCgDm2DBw+25cuX2+bNm4u8X9Xi3n777fbXv/7V6tWrV2TpmQIllb0FUkA0cuTIMj8mAABQ/qqOdevWuZOaGBHYAKiU4OaOO+6wb775xl588UWX3XjppZfs2GOPdXNiFKTs3LmzxPeVk5PjStBUP6t5PH379g06aQ6P+tU3bdo06PcaN27sfuoDL9x2HnPMMa6crSgtWrSwXr16ueyNZ/bs2S71ffjhh5f4cQAAgIqRl5dnmzZtcvNqNKYgqAFQqcGNqEOaSrr+9re/2XfffefKypo1a+bmwhx55JElvh9lYx555BF3/s4777QPP/ww6HTqqae6NHRqamrQ76WlpfmP6oSioEjzd5S5KY6yN4HBjbI2xx9/vGuUAAAAqoaCGFVdrFy50s2tKUmzAF+tWvbTwoXupPMAKp6qrNTgS8mIuF3EM/DoioIbBQTK5oiCntL8/vXXX+/O33PPPUEBhc5///33VqNGDTd5MJAX1NQK8UG2dOlSe/DBB1176lDXF6bSOjUdUBMBdUfTY7n//vtL/BgAAED5Bk7K0GheDc0CgOiwdetWmzRpkhvnazy+YcMGy8jIcOdV9RRXwY0+dCZPnmyffPKJffHFF7Z9+3b3IK+77jo3T6Wo+S0h/3i1ai5Do3VzVIZ2yy23+K9LTk52GRqVpG3cuDHo97z/N2nS5KD7VDMATT685JJL/Jcp+zNjxgw3V+iHH34Iun3z5s1di2llb1TTqyNFmZmZtnbt2lI9LwAAoHT0vatBFM0CgMjKzc11zb0UzOikpVIKH2jYtWuXiwHiLrhR2ZnSUgoKfv3rX7uuaW3bti3TH1cXtDZt2rhWz6+++qoLdjQPJpACDZWZKejwMjt6YtWOukGDBgfdp+b+aF2bQH/4wx9ckKSfRWVv3nrrLRcU6bwCKwAAUDlUgaFMjQZL5QlqkvbutaY33+zOr3/wQfP9UrYOIDwFLmqqpUyMugtrXUcdbAhnxIgRduaZZ1q0K3Vwown6mgujZgIV5eqrr3ZPrDI4asvcr18/9wR//vnnbiHP559/3jUIuPzyy92E/zFjxrj5PR6ls/ft22f169e3Qw45xJ0CqbRN6+IokCpq3s19993nMkIqZwMAABVP5egKaipsAc78fKs9bpw7u/6++8p/f0Ac27Fjh0sQeNmZ4rodN2rUyCU11GRLp27dulmdOnUs7oIbrTcjOtKixTEVECgY0QdW4aCipBR8vP766y6w0MkLXLp27erK3RTcaE7O6aef7p5ola/pvEfXTZ061SZMmFCmv6/yNj0GdWZTiRoAAFV9FFXNeuKVxgxqEqBSdo0XmFcDVL68vDybM2eOy84omFHZWbhMqaaDq<text:soft-page-break/>GLKC2Y6d+7s/1yKpc+nJF8ZPmE++ugje+ihh1xgoxIutYB+/PHHXZmZLi/c3SzRDB8+3P0cP358pDcFABCF9NW7ZtMuy5q3wWYt2mQ5e/OsZlo1692pkWV2b2ItGmXE1GAiUs0Cknbvtk59+7rzi374gY5psEQ/SLF69WoXzOikhgDK1oSjAEaBzBFHHOGqspRwCEWPS8mAuMzcaML+rbfe6krTtI7MDTfc4C7XWjfKuKgttNcBDQAABMvP328ff7fUvp6x2gU1aakpVi0l2bbt3GNjJy+3b35YbUP7tbRTjmhvKSmxOwdU82mUraFZAOI5mNmwNdvmLN5iC1ZstT25+VYjNcW6tqlvPTs2sCb10ys92NF8cc2X8bIzy5cvD3t7Nf7ygpnDDjssZHOuWFfq4OaZZ56xc8891/7yl78E1cueccYZruPJ22+/TXADAEARgyEFNp9PWWG10qpZs4bBgx+X6cjOddfLaUd1iPiR4NJSMKPxgObOEtQgng9STJi+yrLmrndBTWpqslVLTrbt2Xn2zcw1ljVvvWX2aGrD+req0IMUek/NmzfP36JZXYA177wo1atXdx2JFczopHkz8d44q9TBzbJly1zmJpTevXu78jQAAHAwlaIpY6PApk7GwZ29FMjochVv6XYDujWxlo1rW6wENcrU6EhyhTQLAKKUDkIosPl+1lqXqWlUr+ZBBymyc/a562VEZutyHaTQGjNeqZlOKvMMp23btq4RgDIzgwYNck21Ekmpgxu1X16yZIlLaRWmy0O1ZwYAAObm2KgUTRmbcOqkp9razdk2bf6GqA9ucnJy/EENmRokApWiKWOjwCaj1sHzzBXIFFye627Xs0MDa9ogo1QHCqZNm+bPzqiBVziaBzNkyBB/I4CWLVtaIit1cKOFOh977DFr3LixDR061P8i/vjjj26+zcknn1wZ2wkAQMxT8wDNsSnuKK6u18Bp5k+bbNTQjhaNVHamoCaS5We+mjVdIwHvPFAVNMdGpWjK2ISTXrO6bdyWY3OWbAkb3CjTowDGC2aysrJcA46iaN1HLaTplZodeuihbq1IFCj1M6H5NHoB9NOr2fvNb37jPtzUZWH06NGlvUsAAOKeBjDK2qh5QEmkJCfbntyCtsnRNO9GGRoFNcrYRDxTk5REhzRUOTUP0BybkhykSEtNtgXLt9qxA4PXWtyyZYtNnDjRH9Bs2rQp7H1pkXsFMio3U6lZLHQti5ngRm2ete6MXggtBKQPuNq1a9vAgQNdJieaPoABAIgW+n5Uu2d1RSuJ/P37rUZqatR8r0ZVUANEiA42KGuj5gElkZKUbHtz823v3r1u8r/X1UxNAcKpVauWDR482J+dad26fPN2EkmZc1heXV9hX3/9tb9cDQAAHKB1bMZNXl5sNsYbQPXp3MiioaWzFt+MxqAmKTfXGv/pT+78xrvvNl+Cr7OHyueVjKorWjh6D2/bvNYWzp1um1bOs38/tNBVOYW73x49eviDGS0qr05nqMTgZuHChfbxxx+7J/+kk06yrl27Bl2/cuVKu/fee11wM3/+/DJsCgAA8U0LdGodG7V7DtUtzbMjO9d1VFO3tEhw3Z5+ydRE9To1eXlW94MP3NmNCnIIblAFtI7NtzPXHHSQYs/uXbZq6RxbuWi2rVo823Zu3xz2frTGjBIFKjVTlqZ+/fpVsPXxr0TBzbfffmvXXHONv4/2mDFj7KWXXnJzbHTZE0884f6vyU/HH398ZW8zAAAxqUWjDLdAp9ax8f3SFa1wC1kFNpqbc9ygNu72VUlBzM6dO12mRt/pURvUABGkBTq1js3OXTm2a+tKF8ysXDzLNq5Z4t7DRalRo4ZlZmb6szMdOsTeOlZxE9xo4U61lXvyySfd/Bqtc/PQQw+5oOaKK65wdYOdOnWyO+64w0WeAADgYBrInHJEe3de69is25ztuqepeYDm2KgUTRkbBTa6XVUNfPLy8mzHjh3upIOW4QZoQCJbtWqVmzPzwxef2/w5P9i+3Jywt2/Rur0dP+Jol53p37+/paUVnbFFFQY3ixYtsj/+8Y/Wvn3BB/Itt9xiZ555pl177bW2dOlS9/+LLrrItaYDAABF02rlpx3VwZWcaR0btXtWVzQ1D9AcG12ujE1VBDaa5KyARtkaLbxJUAMcPOdMDbS8RgCahhFOjVp1rEmbHtaqQy8befwxNmp4b/eeR5QFN3ph1aUhcOVTHeXZuHGjvffeey6tBgAASkaBixbn1Enr2FR1u2dNbFZQo3k1CmoAFND7Ye7cuf4WzTNnznRj3qJo0n+7Tj2sYcvu1rRND2vWsp11a9/QLdzZpH46ZWfRGtyo5jZwcSCve8Mf/vAHAhsAAMqpKgZACqC8zmdR3SQAqGLr1q3zBzOTJk1yjTTC0dhXjQA0b0ZzaNS2WaJtTapEVa7lTNu0CV6QCAAARBdvPo1KzzSfhqAGiU6Zy6ysLH9As2TJkrC3r1u3rh122GH+ZVCaN28e8nYENnEQ3PAiAgAQnbQuTWDpWTzOp/HVrGlLJk3ynwdC0b6/YMECfzAzbdo0fwfgUFStpHVmvGDm0EMPZV55PAY3Tz31lNWrVy/osscff9wOOeSQgwIerXcDAACqlrIyKj1TUJMQpWdJSZbP2iAIYfPmzf4mABMnTnT/D0dzy71SM3X+zcio2jbsqOLgRum3n3766aDLtLBnYWRzAACoWrRyRqJT578ZM2a4YEYnZWrCSU9PtyFDhvgDmsDGWUiA4GbChAmVvyUAAKBUFMioQYCCmngtPQsnKTfXGv397+78pttvN19qaqQ3CVVE+7rmynjBjObQKFtZlOTkZOvZs6e/1Kx3797+BlmIL+WacwMAACJzlFpBjZoEqPQs0YIav7w8O+T1193ZTTffbEZwE9e2bdvmupl9++23ruRsw4YNYW/frFkzl5VRMKMsTeGpFIhPBDcAAMRQUKM2tZpXw/o0iHe5ubk2a9Ysf3ZG68+EC+Rr1qxpgwYN8mdntPg80yUSD8ENAABRTh3PVHqmFrYENYhXClxWrlzpD2YmT57s9vlwunfv7s/<text:soft-page-break/>O9OvXz1LJ3iU8ghsAAKIQi25GFxZorBwqrVQQ4wU0q1evDnv7Ro0auTVnvICmQYMGVbatiA0ENwAARBEFMV7nM5XlENRELpjZsDXb5izeYgtWbLU9uflWIzXFurapbz07NrAm9dMJdspAmccff/zRP29GZWfhspHKxGRmZvpLzbp06cLzjooNbk444QT71a9+Zaeddpo1adKktL8OAABCoJ1z9MjP328Tpq+yrLnrXVCTmpps1ZKTbXt2nn0zc41lzVtvmT2a2rD+rSwlJTnSmxv11q5d6wIZBTTK0igbGU6nTp1cZkYZGgU2mksDVFpw079/f3vuuefs0UcfdZ0nzjjjDBs+fDg1jgAAlLFJgAIaleckYjvnaKPnX4HN97PWukxNo3o1gzIFuj47Z5+7XkZktiaTUIjmyUydOtWVmSmoWbp0adjbq4uZt96MfnLwHOWR5CvDp6g+iD///HP78MMPXUu+2rVr28iRI11GRz3EE52CPRk/fnykNwUAEKVycnLcEWw1C6BJQBnt32/V1hYEGXnNm2sxk3Lf5fotu+zF/8y15OQky6hV9IHbXbtVMuizS0/tYU0bJPZq9iqdnD9/vgtkFNBoMU1lH4tSrVo1N/nfKzXr0aOHW4cG0SspKckFnXXq1LG4nHOTlpZmp5xyijupx/i4cePsv//9r7355pvWsWNHO+ecc1ygU6tWrYrfYgAAYjyoUTtnBTXMpymn5GTLa9myQu9Sc2xUiqaMTTjpNavbxm05NmfJloQMbjT+mzhxogtm9HPr1q1hb9+2bVt/ZmbgwIGWkZF4zxlioKGAMjhKO6p+cuHChS6D065dO3v88cftqaeeskceecT1GwcAINGp45kWISSoiW5qHqA5NsWVmun6tNRkW7B8qx07sI0lwv47ffp0f1ezn376KeztNSbUnBkvO9OygoNQoEKDGwUzH330kStNU12lIvC//e1vdvzxx7u5N3oDXHrppXbHHXfY//73v7L8CQAA4gJBTSXKzbWGjzzizm6+4Qa11irX3alSX1kbNQ8oiZSkZNubWzBPKt7m3egxLVq0yF9qlpWV5Q5qF0VlZb179/bPndE0BZWfAVWt1Hvd0KFDbePGja7u7sILL3TlZ61atQq6TY0aNVy0/uqrr1bktgIAEBPcpPOAhTcJaipHUl6e1X/xRXd+y+9/b75yBjcKUNREQF3RSiLft98yUqvHTWCj0jKVmHkBjcZ74bRo0cIFMjoNHjw4JuZjIP6VOrhRVH7WWWe5HTncm1lBz5lnnlne7QMAIGZoErW6numk8wQ1sUfr2Hw7c02x2Rhdvzd3v3XtUd9ildZR+uGHH/zBzLx588J269Ncak038AKaNm3axE1ghwQObh577LES3a65upYAAJAAlJ1RlsYrPaOdc+zSAp1ax0btnsN1S9P1NVNTrGeHBhYrtF8uW7bMBTM6TZkyxe27RVHg0r17d38w06dPH5b+QHwENyo/Kym9EV5++eXybBMAADFTeqbOZ5pXQ5YmPjSpn+4W6CxYxybXdUULtc6N5uYc3ru5u300U7txLdvhBTRr1qwJe/vGjRv7u5ppikH9+rGbmUJiKlFwU5ojUBytAgDEM33PqexMQY3Keghq4osCmWH9C+YSZ81db5u25bjuaWoeoDk2KkVTxkaBjW4XbWVZeXl5Nnv2bP8Cmjofbh/V8h6ZmZn+gKZTp05R95iACg9uaAwAAEh0WmhTpWc6KajhYF78SklJthGZrV3JmdaxUbtndUVT8wDNsdHlythESxCwatUqf2ZGWRoF3+F07tzZX2rWv39/1wgKiBdl7tGnVLzePKGOBjDfBgAQL9QYwAtqdFScoCYxKHDR4pw6aR2baGr3vGvXLrfOoJedWb58edjbq7RMJWYKZvRTHW+BeFXq4GblypV244032ty5c4u8zfz588u7XQAARJTm0Wi+ggaSNAmITr4aNWz5f//rP1+ZIhnYaP/TuMvraqYOZwq0i1K9enXr16+fPzvTtWtXtw4NkAhKHdzcddddLv3529/+1q02y5sFABAvWJ8mxiQnW26nThaP1q9f7y8100lzvMJp3769f96MFldX22YgEZU6uJkxY4b9+c9/tlGjRlXOFgEAUMUUxKjUWpkamgQgEnJyciwrK8ufnVm8eHHY29etW9eGDBniD2iYEgCUMbhJT0+3Ro0alfbXAACIyiYBCmiUqdHcGkrPYkxurjV49ll3dstVV5nF0Bos2tcWLlzoAhmdpk+f7gLroqSkpLh1ZhTIHHnkkdajRw93GYByBjennXaavfLKKzZ48GDeVACAmKRBpNckQAEOQU1sSsrLswZPPOHOb73sMvNFeXCzefPmoFIz/T8clf8rM6NgZtCgQVa7du0q21YgroOb22+/3X9eE9i+/fZbO/bYY61Xr15Ws2bNgybc3XvvvRW/pQAAlJPm0Sig0bwaBTVAZQfRysh4pWbFNVxSdYwOHis7o6CmTZs2VbatQEIFN1OmTAn6f9OmTd1PLQwFAEA0UxCj+TQ67d27l/k0qDTKAC5dutTfolntmjWXpig6IHzooYf6u5r17t3bdToDUMnBzYQJE8rxJwAAqHoKZJSlUVBD6Rkqi7qYaeFMLzuzbt26sLfXAWKvCYAaAtSrV6/KthVIBKWec6MStWuuucZatWp10HU6WvHAAw/YM888U1HbBwBAmVo564g5pWeoaGo8MWvWLH8wM2fOnLCBs8r3MzMz/dkZtWyOlsVAgYQNbtauXet+6s37wQcf2IgRI0I2E/jmm29s4sSJFb+VAAAUM+D0Ss90ntIzVCQtYO51NZs8ebILoMPp3r27y8zo1L9/f0uN8kYHQMIFN1q4U4GL6GjD7373u5C3U/CjNzIAAFVB2Rm1ctZgUwENpWeoCAqSNd9YDZSUodHi5eE0bNjQ3wTgsMMOc/<text:soft-page-break/>8HEMXBzd133+0yMvrS+OMf/2hXX321tW7dOug2ycnJVqdOHdeqEACAyi49U1Cj4IYsTeLypaXZinfe8Z8vK5Uvzp071x/MzJw5M2xJozIxAwYM8Ac0Xbp0odQMiKXgpkmTJnb66ae783rzDh061OrXr1+hG6IPkbffftuVvS1ZssRd1rVrV7vvvvts165dds8999iPP/7o/u7FF19sF154Ydj7evLJJ919bdmyxTp27GjXXXedHX300e761atX2/Dhw935999/3y2EVdiJJ57o5hBpTR8CNgCInq5nmk+jFrsENbCUFNvbq1eZflUT/72uZmoIoMYA4Wgs4QUzmkNTeCkMADHaUEBBjo6azZs3z60XEKoEQG/60na0ufLKK11QM3r0aFefumfPHhec6MPjrLPOsmHDhrnyOB1N0U/1gj/jjDNC3t+jjz5q77zzjv3973+3Dh062H//+1/XBEHBk1ouetRucdy4cQcFNwsWLLBly5aV6jEAACqHviN0kEtBjdZao/QMZaExS1ZWln/ujA5ghnPIIYe4EjMvoPGWwQAQZ8GN1rZRALJ+/Xr3f+9LRhkdndfP4hapKuypp55ynUeURVEXkcAJec8++6wLQlQaV61aNResrFixwp577rkigxtNJr3jjjv8mRqV0b344otuEmBgcKMWjGPHjrUbb7wx6Pc//fRTl27WhyAAoOrpAJdKz3RSlkbfLwQ1OEhurtV75RV3dpsqOgIm7iuzp4OVXnZGi2lqfFAUjTH69u3rAhoFMzrwGap5EoA4C26UDdEHgH7qKIbm2pSHvqyUZRk1alRQYOOZNm2aDRw40P1Nj1bvVdCzefPmkJP2br311qAvSN2/6rILl5ep9EytrRWMdevWzX/5Z599ZpdccgnBDQBEMKCh7AzFScrLs0YPPujO//zrX9vG7dv9LZo1V1il6eG0bdvW39VMY4SMjIwq2nIAURPcaMLdww8/7NpBl5cCDn2g6Ivs3XfftY8++uigIEUZos6dOwdd3rhxY3+9bLiOJP/5z3/slltucQHU73//e+vZs2fQ9S1atLBevXq57I0X3CgzpdIHur4BQOVTAOOVnCm4IaBBaUsWPWeffbbNXLQo7O1r167tDpB6i2iGWrMPQIIFNw0aNKiwNK2yMY888oibb3PnnXe6D5xAjRo1shdeeOGg/vBpv3RECfxQC0Vzfz788EN3FEcBmZoR/PrXvz4oe/PWW2/ZDTfc4M/aHH/88aSiAaASKTMTuC4NJWcoCe0nixcvdt/r6mw2d+pU2/rLdT+FCGxUXdK7d29/dkYHNAMrQQDEn1K/wxUcqCRM6dtatWqV649rYuj111/vzqsbWmBAofP68KpRo4b7EgzkBTXF/f1mzZq5k7quaZ6OAqXCwc0JJ5xgDzzwgKvLVStHBTf3339/uR4XACA0ZeqVpdHkbtalQUls3brVdTPz5s5s2LDBf12oUYCqMrwmADpoWrdu3SrdXgAxFtwoSFBXM31wdOrUyQUfgdRQ4OWXXy7ZH69WzWVWzjvvPDeJTyVkgUdblKHRvJ6NGzcG/Z73f7WoDhUwffXVV64ZQfPmzf2XK3BRw4LCdJs+ffq40jR92arVqDI+a9euLdFjAACEpwBGpWdal4bSMxRHBzTVGdWbO6Ny+JIEwbfdeqsNPOYYN4+GNWeAxFWm4EaZEE/hD5zSHIVTF7Q2bdq4Vs+vvvqqC3Z0xCWQAo0333zTBR1eZkddz9q1a+dK5ArTbVTiduaZZ9pNN93kv1zd2NSjPhRlb1SapiOKOl/eJgkAgIL5NMrSsC4NwtG4QWMLr0XzlClT3MHGcNTJTAdZj9bSE1dc4S4799xzzVfOihIACRjcKAipaGrVrNpZZXDUlrlfv37ug+3zzz+3888/355//nnX2vnyyy93E/7HjBnj1rrxeDXbmlOjozWXXnqpPfHEE64RgZoI6H601s3jjz8e8u9r3o0WC1VGSKVrAICy0+ext9gm82kQivYNHaj0Apo1a9aEvb3m4KrMTCe1avYWEk8qJggCkHjKPKtOpWlTp051X2D16tVzC2+GauVcEipte/31111goZMXuChDdN1117ngRnNytICoPuBUvqbzHl2nbZkwYYL7/2WXXeayQgpm1FFN2/XYY4/Z8OHDQ/59lbcpoFJnNpWoAQBKRwGMst8qP9NP5tOgcMn4nDlz/KVmqqYIl8lTIyFVbnhdzXSwMlSpmS8tzVb9ss6NzgNAkq+U3z66+Z///Ge3dkzgr+pDRwHHvffea4nOC6LGjx8f6U0BgEqlcjMFNF4GndIzeFavXu2CGZ3UEEDZmnAUwHiZGQU2hef0AoicpKQklwyoU6eOxV3mRlmU9957z2VUTj31VJdJUTmX1qh5+umn3YfTxRdfXDlbCwCImiyNAhq6nsGjfULzZbzszPLly8PeXlUfXlczBTShmgQBQKUHN1psU3NfNE/G07JlS7v22mvdUbu3336b4AYA4nguDVkaiF7/efPm+Vs0//DDD26/KIrKxdUZ9cgjj3RBjRbPLncDn337rO7bb7uz288+W3+kfPcHIPGCG81hKbzYpkdr37z44osVsV0AgCjhZWmYSwOtMeNlZiZOnGjbtm0Le3t1NvUaAajULD09vUK3J2nfPmty993u/I7TTzcfwQ2Q8Eod3KhV88KFC23IkCEHXaeFML0OJgCA2KUgxut4poWTydIkJq1LlJWV5Z8789NPP4W9verxNT7wSs1U2QEAUR3cnHzyya4LmWpjtSaMJhjpKN5nn33m2i+fc845lbOlAIAq6WrlrU1DG+fEo9dbAYyXnVFgo6YRRdHacr169fJnZw499FC3Zh0AREqpP4GuuOIKmzZtmt1www128803uwmBSktrkc2BAwfa6NGjK2dLAQCVRtkZBTTK1ujznKAmcWzdutWfmVFAs2nTpmIrOLxgRmXqsd<text:soft-page-break/>A9CUDiKHVwo97zL730kn399ddubRl9GdatW9fV0g4dOrRythIAUOGUmdE8Gp1UfqSgJhoosAq1pgkqhjIxmvzvNQKYO3du2NvXqlXLBTHemjNt2rTh9QEQtcqcO1YgQzADALFXduYFNDk5OVHRIEB/f8PWbJuzeIstWLHV9uTmW43UFOvapr717NjAmtRPZzBdzud36dKl/uyMDkyqhXdR9Fz36NHDH8xocWsd2ASAuAlubr/99hLfoT4UWcgTAKJHNK9Lk5+/3yZMX2VZc9e7oCY1NdmqJSfb9uw8+2bmGsuat94yezS1Yf1bWUpKOdsGJ5Cff/7ZLZzpBTRr164Ne3vNo1UgozbNytLQHAhAXAc3H3zwgX9l0uJ60nN0DQCiqzlAtK5LowBLgc33s9a6TE2jejWDvkNcUJazz10vIzJb8x0T5rWeOXOmP5iZM2dO2Ne7Ro0arpzcmzvToUOHmHxufamptubZZ/3nAaBEwc2JJ55oX331lavTVYe0k046yfr371/5WwcAKDWVmymo2bVrV1RlaQpTKZoyNgpsMmodPDDVYLvg8lx3u54dGljTBhkR2dZotGrVKjdvRqfJkye71zucrl27uuyMghl9h6elpVnMq1bNso8+OtJbASDWgptHHnnEfVl++eWX9umnn9oll1xiDRs2tJEjR7pAR6sMAwAiRwefNLhV+VmsrEujOTYqRVPGJpz0mtVt47Ycm7NkS0IHN3p9FcR4Xc1WrlwZ9vYNGjRwwYxOWnOmcePGVbatABD1DQVq1qzpghmd9AH7xRdfuEBnzJgxbpEurX+jQEerEQMAqq45gD6T1e0smrM0oah5gObYFFcOpevTUpNtwfKtduzANpYo1L1Oncy8rmYqO9NrXpTq1au7jIxXatalS5diS8lj3r59Vufjj93ZHaecoich0lsEIBa7pWVkZNjpp5/uTpq0qEBHi3g+88wz1rlzZ3v//fcrfksBAP7mAF6WJtYCGo+2WVkbNQ8oiZSkZNubW7D+TizODSmpdevW+YMZNQTQd2w4mivjlZppDo3aNieSpH37rOkvTY92nnCC+QhugIRX7mWEVf6gkjVvjYQ1a9ZUzJYBAPzUEECNAaK1OUBpKUDRXBt1RSuJfN9+y0itHneBjbrXZWVl+QOaJUuWhL291pUbMmSIv01z8+bNq2xbASBug5sNGzbY2LFj3WnWrFnuSNGIESPsqquuch+2ABAvIpkp0N/W4FcBTSxnaYqidWy+nbmm2OdY1+/N3W9de8R+e2K9hgsXLvQ3Apg+fboLVotSrVo1t86Ml53R+jMpKSlVus0AEJfBTWBAo7pfzcE55phj7PLLL3d98VngC0A80EB6zaZdljVvg81atMly9uZZzbRq1rtTI8vs3sRaNMqokmBHAc22bdtco4BYz9IURQt0ah0btXsO1S3No+trpqa4bmmxaPPmzf4mABMnTnT/D6d169b+YEZrzqgUHABQgcHNeeed5zI0ahs5dOhQe/TRR93PuGgjCQABC0p+/N1S+3rGahfUpKWmWLWUZNu2c4+NnbzcvvlhtQ3t19JOOaJ9pS0oqbk0mmfhNQiIZ03qp7sFOgvWscl1XdFCrXOjuTmH927ubh8LFJAqI+OVms2fPz/s7dPT012pmRfQKLgBAFRicPPDDz+4NHjHjh1t69at9tprr7lTKPpievnll8u4OQAQGRpIK7D5fMoKq5VWzZo1TD9ooL0zO9ddL6cdVbGLHmruojI1KkOL96DGo+dvWP9W7rzWsdm0Lcd1T1PzAM2xUSmaMjYKbHS7aJ1vo31j6dKl9u2337pgZurUqS44LYo6mPXs2dO1Z1Yw07t3b9fpDABQRcGNOrB4iqv3jqd6cACJQ6VoytgosKmTcXBWWgNrXa5PON1uQLcm1rJx7fJ3DNuzx7Zv3+5fcDPRKAM2IrO1KznTOjZq96yuaGoeoDk2ulwZm2gLbBSIqpuZghmd1OUsnGbNmvmbAChLc8ghh1TZtgJAeejzN9o+g8sd3Lz66quVvyUAEEGaY6NSNGVswqmTnmprN2fbtPkbyhTcaJ0SZWmUodFJXSYTMagJpC9NLc6pk9axicZ2z5r0r/Jsr9Rszpw5YQ/maV7qwIED/aVm7du3j7rHFA98qam29p//9J8HUDzvsyjwM8k7r0otNTLRT2WZA3/WqFHDEqIVNADEAzUP0BybkiwoqRbGM3/aZKOGdizRfSs74wU0sbjYZlWLliBgxYoV/mBm8uTJrmNdON27d/cHM/369aPRTlWoVs12nXhipLcCiNrAJSkpyQUnKn31ghYvgAkMXrz/F9e5MhYQ3ABIePrAVtZGzQNKIiU52fbk5hWZYQjMzuin/q/bxsoXQ6JShzoFMV5As2rVqrC3b9SokQtmdNL8mYYNG1bZtgJIPCUNXKpXrx4UxJS1fXy0dA8tLYIbAAlPH876wFZXtJLI37/faqSmBn2oe4tsKqDR4sZkZ6KfSgJ//PFHfyMAlZ3psqIoE6M5qF5A06VLl6j8Yk8oeXmW8cUX7uyuY491mRwgHua2VHbgEgvdQ8uKTwEAMHNHosZNXl6iBSXVmrhv50bu/wpk1LrZawhAQBPd1q5d619zRg0B1MwhnE6dOvkbAQwYMMDNpUH0SMrNtebXX+/OL/rhB/MR3CCKBQYugcFL4KkqApdo7x5aXnwKAIC6QnZv4o5E6QM7VLc0z+49+6xJvVrWs30d1yHLawqA6KR5MllZWf5SM7VsDkddzLx5M/rZpEmTKttWAPFTKhaYbSk8MV/XeRmZaLQmAt1DK1J0PqsAUMVUO6wUu45E+X7piqZUu9Lw1VKSLMl8tnv3Hkv27bWuzatb/p7ttpMsTdRR9mzBggUumNFpxowZrmSwKBpcaPK/F9CoKYAGIAAQKnDxghMveAk875WNxfpnSFYVdQ+tLAQ3APDLl5Zqh6unJNvUeets7549lpK83/bk59uePTm2M3uPpSSZ9erc0Pp2rEf5WRTZuHGjTZw40c2d0U8tNh1O27Zt/cGM2jVnZGRU2bYCiA6JGrhEuntoVSC4AYCADmf9O9ayhrXq2pzFm2ze0m2WnZNrqdVTrFfH6F<text:soft-page-break/>1QMtGonfb06dP92Zmffvop7O1r167tupl5Xc1atWpVZdsKILIBiwQGKIHzWQpflgiBS1V3D40EghsACT1I9to1B64/Uy8j1Y7q08KdoukDO1HpNVi0aJG/EYDm0KiRQ1E0QOndu7c/O9OzZ8+orW0HUPqARadQAUrgyZvfohOf4VXbPTTS+LQHkDAUvHjrz+ikuRjFrT8TTR/YiUSlZSox8wIalZ6F06JFCxfI6DR48GCrU6dOlW0rgMppfxxYHhYNXcQSRe9Sdg/t80v30GhBcAMg7svNvGBGJwU4OiG65Obm2syZM/2lZvPmzQsbdNaqVcsGDRrkD2jatGlDIJqAfNWr2/q//91/HtEfvHhzV7zgpfCJwCV2uofuyM51HdXULS2aENwAiMvsjMrM9JMFNaOTXo/ly5f7MzNTpkxxwWdRNCjq0aOHv0Vznz593KKaSHDVq9uOX/0q0luRsAqXiklgm+PCQUuiTMiPx+6hSYXWuVFgo7k5xw1q424fTQhuAMQ8BTBaz8QLaPTBS3Ym+uzYscMtnOkFNGvWrAl7+8aNG/szM0OGDLH69etX2bYCODh48ea6eMFLYBbGO08GNX66h9ov69is25ztuqepeYDm2KgUTRkbBTa6XbS95gQ3AGK23GzXrl3upKCmuLkziMxrNHv2bBfM6DRr1qywQWdaWpplZmbakUce6bIzHTt2jLovTUSZvDxL/+47dzb7iCOUNoj0FsXdfJfA4EU/eU8mhpSUZDvtqA6u5Ezr2Kjds7qiqXmA5tjocmVsonF/4FMAQMzQwFgZGgU03vwZAprosnr1apeVUTCjLM3OnTvD3r5Lly4ukFFA079/fxfgACWVlJtrLa66yp1f9MMP5iO4cQIHnOHmu3gBiy7zzgMe7TNanFMnrWMTK91D2YsBRD2VmnlZGmUDCGiih16TqVOn+gMazaMJR6VlXotmrTmj0jMA4QWWhXn/99odey2PvfOhTsx3QUWIhcBGCG4ARCW1afYCGq8pACJPr8PcuXP982Z++OEHF3AWRQMqZWS8gKZr164MsIAiFA5elMlU4wzv5C00yXsIKBrBDYCokZ+f78/SqPyMsrPosGHDBn9mRqeff/457O3bt2/vLzXTHBq1bQZQ9ER9L3jRwYDAn7FypByIJgQ3ACJKWRnNn1FQQ6ez6KDXYdq0af6AZtGiRWFvX7duXdfNzGvT3Lx58yrbViBaFS4jK9wimSAGqBwENwCqhIIWlZqphEknL6jRZXQ6iyw99wsXLvQHMwpstKhmUVQu07t3b3925tBDD2XhPSSc4jqNeSddxnwXoOoQ3ACo0EGyBsUKWLyTAhnvp3cbgpnI27x5s02cONEFNPq5adOmsLdv1aqVf82ZQYMGWe3atatsW4FomMgfGLwEdhcLbJUMIPIIbgCUiYITb9FMBS8KanTyghYCmOii12b69On+RgDz588Pe/v09HQbPHiwPzvTunXrKttWoKR81avbhj/9yX++IoIYBSmBk/i90jGCFyA2ENwAKDGVkimYUVATuM4MQUz00WuydOlSf6mZ2jXrtSuKBnU9e/b0dzVT2ZkGdUBUq17dtp9/fpkzMYUDGK8jGYDYxTsYwEFClZUpoPHWmCGYiU7qYqaFM72AZt26dWFv37RpU38TADUEqFevXpVtK1AVc2AKL1YZWEqmQAZA/CG4ARKYF8B4JWXefJnAjAyBTPTSazVr1ix/qdmcOXPCvl41a9a0gQMH+rMzatlMlyZEu8CAxfvpdR+rlpRkNadNKygZO/JIq5aWFhTIAEg8BDdAAk30DzypxEzryhDExA69RqtWrfJnZiZPnuzWBAqnW7du/uyMFtPkaDViImj5JTjxToH/DwpcsrPNfvWrgvN6L7CmEpDwCG6AOKOsiwIXnQIDGYKYGJ03s2qDffDfCTZp0kRbuWi27di2IezvNGzY0J+ZOeyww9z/gUiXiJU6aAGAWA9udAT57bfftg8++MCWLFniLuvatavdd9997sjkPffcYz/++KPVr1/fLr74YrvwwgvDDu5efPFFe+edd9zK2i1atHC/c9ZZZ7nrp0yZ4n5fH6I6Aqr7DKTBoAYFO3futPHjx1vLli0r+dED5StNUvCiOTHeTwKZ2KXPwrlz59o333xjn4770pYummc+X9GLmioTM2DAAH9A06VLF0rNUKkKBy1SeIHKwvNcdGK/BJAwwY0GZFdeeaULakaPHu1KJzRAU6CjGnEFJcOGDbO77rrLZs6c6X6qTekZZ5wR8v6effZZF9zodlpcThNs//KXv7gP3lGjRvlvp8mGX3zxhZ1zzjlBv69BRXGlHkCkeJkYr2tZ4BwZxCZN/NeBFp30ebV9+/awt6/fqKU1bdvDGrXuYaedeLSNPKIzA0dUWvDiZV0C13MpfJ79D0C0iIrg5qmnnnKTYt9//303wdXTvXt3F6jog/Puu+92H6QdOnSwFStW2HPPPVdkcPPGG2/YpZdeaiNHjnT/1/oMun9lcgKDG3UHGjt27EHBzWeffeaOhGZlZVXaYwZKm5lRMOOtKUMwE9vURlufL15Ao5bN4dSoVdtadehprTv2cqeMug3c5bt259qsxT9b/+7Z1rRBRhVtPeJhfkvg+cDFKYs6AUCsiPgnlgZoXtARGNh4pk2b5rr7BH64amE5BT1aYbtwPbkGfffff7+1a9cu6HJ9eO/YsSPoshNPPNHuvPNO27p1q780TUfCJ0yYYDfffDPBDaqM9tvA9suBXcx0HcFMbNPrt2DBAn8jAC2mqde3KMkpKdagaUfr0LWPte7c2xo1a+c+wwpLr1ndNm7LsTlLthDcRDG9d6sqsxFuMUrtQ0Wd<text:soft-page-break/>ACBeRDS40VFo1YlnZ2fbu+++ax999FHQ9bfeequtX7/eOnfuHHR548aN/aUchYMbfUgrIxNo7dq19sknn9i5554bdHlmZqZb1+F///ufnX322e6yL7/80lq1auUyREBFDGo0iNU8Cq0Ro5POB550WWDwwlyZ+LBp0yZ/i+aJEyfali1bwt6+TZs2/q5mM9fWtJy8ZDsko0bY39EANi012RYs32rHDmxTwY8AZaX374at2TZn8RZbsGKr7cnNtxqpKda1TX3r2bGBNamfXq5gp/Bk/cAMS2AwwyKsABJRRIMbfRA/8sgjbr6NMijKyARq1KiRvfDCCwe1Lk1LS3M/VapTHGV3rrjiCmvQoIFdffXVQdfpS+H44493pWlecKOStJNOOqkCHh0SgResBP4MPHlH5wMDFgKX+KTPI2WavezMwoULw94+IyPDHYjxGgHooIq3f8z493Srllx0E4FAKUnJtje3oKU38x4iLz9/v02Yvsqy5q53QU1qarJVS0627dl59s3MNZY1b71l9mhqw/q3spSU5GKzL+LNdwmc6xI43yWhMy8K4B544MB5AAkvosGNBn/XX3+9O69uaIEtIHVeA4QaNWq40pxAXlBTq5h+9qpjV+CkQecrr7xiderUOeg2Kk276KKLbNu2bS6IUjMBlaQp24PEUzir4p280jDvvBfMFA5aCFwSh17rxYsXu8+pb7/91pWxhjvgogFoz549/dmZ3r17h5zLoAGtjvJrMFwS+b79lpHKhO5o2ScU2Hw/a617DRvVqxn0uuj67Jx97noZkdk6KJDRSU109L2nkxfU8NqGoYOfN98c6a0AEEUinrn58MMP7bzzzrO+ffvaLbfcEjQQUIamadOmtnHjxqDf8/7fpEmTIu9bNe3K1Og2zz//fJG3VWc2ZXVUmqYvE5XA6QgqwU388TIrhcvEAsvFisqwELRAND9P3cy87IxazYfTrFkzF8zopMz0IYccUqK/o/Klb2euKTYbo+v35u63rj2C29kjMlSKpoyNApuMWsEVB0m/HLSrX7ea5ezNswXLt1n/rk2tVbP6QQFNQmdhACDWgxsdkVKduVo9v/rqqy7Y0Zo0hefFvPnmm27g6WV2tCq3GgYoKAll9uzZdvnll7tua08//XTIjE3h0rRx48a5zI3XYQ2xSwM+b/HKwEUsveDFuw0BC4qjfUedFr2uZlp/Jtx+o0HqoEGD/KVm+pwqy1F3zctQ+ZKO8hceJAfS9TVTU6xnh9CfhahaPy7ZYvn7zWVsUqqlWIrrQuaVkql8LMWSU6q5fWLjz3tt274MG1zoOw+llJ9vNmNGwfl+/RRBRnqLACR6tzRRhkVlHcrg3HjjjdavXz/XKvXzzz+3888/32Ve7rjjDhewKHAZM2aMW8PGo8U2dTReHc90BP4Pf/iDC3y0AKgGtZrYa95Rs0ILdnqlaVrUU19Af/7zn6v0saN4geVghU9ewOL99Noms4glykL7i1rNe6VmWvBXn0Xh9OjRwwUzOumzq/AcwbLQhHPNyygoX8p1XdFClTdpTsfhvZu726NqFqtUZsX7f+HzO/ZWszatm1r9uulqeadvHfNZku3f77P8/T7bp8+sffpcMsvJ9dmUH9fbiUOCO3tWlbiZo7Vnj9nAgQXntT5dOu8FINFFRXCjVPzrr7/umgfo5AUuXbt2teuuu84FN5qTc/rpp7smAypf03mPrps6dapr4azgR4MTGTFiRNDfUVZItylMJXHquqZytHClbqhYXjDilYR55WKBJWOFu4gF/m6o80BpqUW8ssFedmbNmjVhb6/PIG/ezGGHHVZkBrk8NOjUhHNRmdOmbTluYrqaB2iOjUrRlLFRYKPbxcUgNYIKL1apkmgdDAucyO9N4i/quXYBZ94yy/Wl2K69Ki3T51LR86aU1dmTm1dlQYb+zppNuyxr3gabtWiTK42rmVbNendqZJndm1iLRhnsRwDiQpKPkWGFGz58uPs5fvz4SG9KVJaKKbPinQpnWNgdUdkUNM+ZM8ffplllZwqii6JMjMpjvYBG8/KqahDobym8ZItr96yuaGlqKdy2vitFK29L4UQUKpDRSa+zfpZnwcq//GuSbdu5xxrUrVnsbbdsz7F6tWvYX64IXrqgsjq4ffzdUvt6xmoX1GgfqpaSbHn5+132r1ZaNRvar6WdckT7Iju4Ra3sbLUeLDhP5gZAtGRuEH+UfdGCqN5JgYyXhSGAQVVTNsZrAqCGAIUX9C2sU6dO/kYAAwYMcNnlSNAAXItz6qR1bOKmlCiCgYwXxJQ3kAlFWZBxk5eXqBGEgoo+nRtV6N8v6m8psPl8ygoXxDRrGBwQ6/qd2bnuejntqA7sYwBiGsENKuxouBfEaHFWLysT7og4UFm0MLBKVb1Ss+XLl4e9vRbz9ebN6BSt5akMOsMLnP+i5g5eEFMZgUwoKu/65ofVLliok1GwHlsoO7JzXaAxoFvl72cqRVPGRn8v1Dbp+dLlOuSk22mbWjauXenbBQCVheAGZWqlrPKywPNeVoZgBpGg/W7evHn+7MwPP/zgX0A1FM2j0Fw7r6uZOivSgjf2BGZlvFbKOimYiUQgqHkrKu9SFkTBQp301IOyJApsVBp23KA27vaVTXNs9PeUsQlH27p2c7ZNm7+B4AZATCO4gX9RysI/vYn+XhDD/BhEE60xo0DGO2kh3nDatm1rRx55pAtoNIcmw6vTR8wFM5rg760N42VoooG2TfNW7JcsyLrN2W5+i5oH5O8/ML9FgY1uVxUBmJoHaBuK+1ve4rEzf9pko4Z2rPTtAoDKQnATx1z3nuzsg1ome//<text:soft-page-break/>3ghcv2xKNa8AwxwAelT1mZWX5GwEsWrQo7O21vtWQIUP8pWYtW7assm1FxfHKzGrVqhUUzETr54Im5Gveisq7lAVRsKCuaDVSU90cG11eVZ3J9PmprI2aB5Ro26u4g1uFqF7dzFvCQecBJDyCmzimwGXjxo3up0RLwFKi7lCLt9iCFVvdkU4dTdSK7VrYkO5QiUP7wk8//eQvNVNgoxLIouhofq9evfyNAA499NAqmWeBygto0tPT3UmBjbeIc6xsv0q7dFIWJFLBgv6m2j2rg1tJKLukICymPmO1rtRf/hLprQAQRfjmj3PRlIUpSbvSCdNXuXU9FNRoXY9qycm2PTvPvpm5xq3YroUNta5HzLUrRYls2bLFJk6c6A9ovAV4i6K1q7xgZvDgwS5bg9juaharAU04kQwWorGDGwBUJoIbRAV9sSqw0YrsytQ0qlcz5IrsBSu2m43IbB1bRxcRkjIxM2bM8AczagoQjga8gwYN8s+dadOmDftBnHQ18xoBxEtAEy2isYNbhVJZ9fz5Bee7dTOjMQiQ8AhuEBVUiqaMjQKbjFqpB12vgVDB5bnudlrAUGt/ILYoSF26dKl/3ozaNat1eFH0uvfo0cOfnendu7dbpwSxmZVRlzq9fpHuapZIorGDW4XS58ehhxacZxFPAAQ3iBaaY6OSCGVswkmvWd02bstxK7YT3MSGn3/+2S2c6XU1W7u2IPtWlMaNG/uDGTUEqF+/fpVtKyouI+MtmBl4IitT9aKxgxsAVCaCG0QFNQ/QHJuStCtNS022Bcu3uhXbEX3UNnz27Nn+UrM5c+aEXf9IR/DVmlnBjErNOnbsyAArRlszB5aXsW5Q9IimDm4AUNkIbhBx3kRWNQ8oiZSkZNubW9Dami/j6LBq1SoXzOg0efJk26XykDC6dOniz870798/atYpQemzMgpm9JP3YnSLlg5uAFDZCG4Qcd7iceqKVhL5vv2WkVqdL+YIUvCiIMabO7Ny5cqwt2/QoIEddthhLpjRT5WeITYCGS8TE1hexnsv9vEaAohXBDeIClrH5tuZa0rUrnRv7n7r2oN5GFVJayXNnTvXH8zMnDnTLQJbFE0cV0ZGZWbqbKZMDWVKsTHhP7C0jAn/AIBYQ3CDqKAFOrWOjdo9h+qW5tH1NVNTXLc0VK7169f7581o7Rk1BginQ4cOLphRdkZzaNS2GdEZxHilZQpmvJMyMvoJAEAsI7hBVGhSP90t0Fmwjk2u64oWap0bzc05vHdzd3tULLVkzsrK8gc0ixcvDnv7unXruhIzBTQ6NW/evMq2FaVrvayf1apV8/9f54G4oID8D384cB5AwuMbDlFBA7Fh/Vu581rHZtO2HNc9Tc0DNMdGpWjK2Ciw0e0olSk/BYwLFy70NwKYPn26W1SzKOqI1adPH38jAK0/Q2vf6AlkvHIynbxsDKWAiHta9+rBByO9FQCiCMENoqpd6YjM1q7kTOvYqN2zuqKpeYDm2OhyZWwIbMpu8+bN/vVmdNL/w2ndurW/1Gzw4MGWkcHaQpEUWFZWuPUygSYAAAQ3iDIauGlxTp20jg3tSstHmRhlZLxSs/nz54e9fXp6uls40wtoFNwguoIZ/VRAw/sCMDOtoeV1a9TnFdlKIOER3CCqMYArHQWDS5cu9ZeaTZ061fbs2VPk7TVo7tmzp3/eTO/evZlUHkUtmANPlJgBIeTkmLVrV3Be62ulMx8TSHQEN0CM27Ztm02aNMmfnVGXs3CaNWvmsjIKZpSlOeSQQ6psWxE6mNEEf6+8zAtmCOwBACg9ghsgxuzbt89mzZrlz878+OOPLmNTFJUxDRw40B/QtG/fnoFzBAW2Yla7bJUC6jxQFpTuAkAwghsgBqxYscKfmZk8ebJlZ2eHvX23bt38Xc369evn2v8ichTMaACqYEYnBZy8JihrMLNm0y7LmrfBZi3aZDl786xmWjXr3amRZXZvYi0aZRDsAEhoBDdAFNq5c6dNmTLFvv32WxfQrFq1KuztGzVq5J83o1ODBixyGg3tmb0SM68RAB3NUB75+fvt4++W2tczVrugJi01xaqlJNu2nXts7OTl9s0Pq21ov5Z2yhHtXfdJAEhEBDdAFMjPz3flZV6pmcrOdFlRdNQ/MzPTLaKp7EyXLl04WhshNAFAVWVsFNh8PmWF1UqrZs0aBrfF1/U7s3Pd9XLaUR34TACQkAhugAhZu3aty8oomFFDgO3bt4e9fadOnfzzZgYMGOAyAah6XiCjJgCBDQB0nsEkKotK0ZSxUWBTJ+PgOVra93S5Zt/pdgO6NbGWjWtHZFsBIJIIboAqonkyWVlZ/rkzatkcjrqYeWVmCmqaNGlS7m1g8nHZMzMqKfPmyyiYYc4MqpLm2KgUTRmbcOqkp9razdk2bf6GxAhuqlUzu+aaA+cBJDw+CYBKsn//frdoppedmTFjhut0VhRlAjT53wtoevToUe6yJgUzG7Zm25zFW2zBiq22JzffaqSmWNc29a1nxwbWpH5waQtCdzRj4UxEmpoHaI5Ncfugm+uVmmIzf9pko4Z2tLinToNPPhnprQAQRQhugAq0ceNGmzhxomsEoJ9bt24Ne/u2bdu6rIzmzgwaNMgyMjIqdPLxhOmrLGvuehfUpKYmW7XkZNuenWffzFxjWfPWW2aPpjasfysmH//S0Uwnr6OZTgo4gUjTQQplbdQ8oCRSkpNtT24emVoACYlvbqAc9uzZY9OnT/c3Avjpp5/C3r527doukFFmRj9btWpVKdulQY0Cm+9nrXVHcRvVq3nQ5OPsnH3uehmR2TrhBkFeuVn16tX92Rn9pAkAoo32U7V7Vle0ksjfv99qpKYmxntaa3xt3lxwvmFDPVmR3iIAEUZwA5SCgoJFixb5S800h2bv3r1F3l4D5d69e/sbAfTs2bNKsgEqRVPGRoFNRq2D54Zo0FNwea67Xc8ODaxpg4rLGkWrwK5mCmYoN0Os0Do24y<text:soft-page-break/>YvLzYbo+uVqe3TuZElhN27zRo3Lji/a5dZevg5SQDiH8ENUAyVlqnEzAtoVHoWTosWLfzBzJAhQ6xOnTpW1TTHRgMcZWzCSa9Z3TZuy7E5S7bEZXATmJ3xMjMKZig3Q6zRAp1ax0btnkN1S/PsyM51HdXULQ0AEhHf8EAhubm5NnPmTH+p2bx589zR0KJowKz5Ml5Ao3k0kc4EqHmA5tiUZPJxWmqyLVi+1Y4d2MbisRlAenq6Ow/EshaNMtwCnVrHxvdLV7TCpaYKbDQ357hBbdztASAREdwg4WlQsHz5cn9mZsqUKbZbpQ5F0ICie/fuduSRR7pgpk+fPlHVFtgrS1HzgJJISUq2vbn5MT352AtovOyMTtH0mgAVsY+fckR7d17r2KzbnO26p6l5gObY6D2vjI0CG90uVt/LAFBeBDdISFowc/Lkyf6AZs2aNWFv37hxY5eZ0UmlZvXr17do5bWCVVe0ksj37beM1OoxORjyMjRq1KBOc5SbIZ6pq+FpR3VwJWdax0btntUVTc0DNMdGlytjE4vvZQCoKIwEkBDy8vJs9uzZLpjRadasWW4dmqJowJyZmekPaDp27BhTAwatY/PtzDUlmny8N3e/de0RvcFaUVkaBTMKapSlARKF9n8tzqmT1rGJ5YwrAFQGghvErdWrV7usjIKZSZMm2c6dO8PevkuXLq7MTMHMgAEDYnqehhbo1Do2avccqluaR9fXTE1x3dJioTGASs0U0OhElgYoeG8AAA5gdIC4sWvXLps6dao/oNE8mnBUWqZgxjup9CxeNKmf7hboLFjHJtd1RQu1zo3q9A/v3dzdPtobA3idzgDEpkrJMukgx0UXHTgPIOHxSYCYpbKyuXPn+kvNZsyY4crPiqJ2wP379/dnZ7p27Rq3CzZqADGsf8ECoVrHZtO2HNc9Tc0DNMdGpWjK2Ciw0e2i5eivXo/CjQH0ugGIzWBmzaZdljVvg81atMl1ctNipFqzR62tK2R+kDLsY8ZU1CYDiAMEN4gpGzZs8GdmdPr555/D3r59+/b+YGbgwIEJNT9Dk49HZLZ2JWdax0btntUVTc0DNMdGlytjE8nAJrDczFtUU69RvAadQKLIz99vH3+31HV2U1Cjzm7VUpJt2849Nnbycrdmj1pbq7ObPqsAoKIQ3CCq5eTkWFZWlj+YWbRoUdjb161b13Uz89acad68uSUyBQ5anFMnrWMTDZOPFbhoG7xARj9jeX4TgGD6nFFgozV51J66WcPggyi6XouR6npRB7gyfy5pDTKvdb8OXkVJFhpA5BDcIKroS2/hwoX+Fs3Tpk1zi2oWJSUlxa0z42VnDj30UHcZQotEYONlZ1Re5gUzOvE6AfFJpWjK2CiwqZNx8IELfR7oci1GqtuphbW6v5WJApuMXxYs3bXLLD365g8CqFoEN4i4LVu2+DMzOm3atCns7Vu1auVv0Txo0CDXOQvRJTA742VoyM4AiUFzbFSKpoxNOHXSU23t5my3Zk+ZgxsAKITgBlVOmZjp06f7g5l58+aFvX16eroNHjzYH9C0bt26yrYVpc/OBJabkZ0BEo+aB2iOTXGZYm/BYS1GqjV7AKAiENygSkrNli5d6m8EoHbNmksT7gtP5WVeMNO7d286ZkUhr1Wz2jMrkFEQSnYGSGz6vFfWRs0DSiIlOdn25OZFxXxAAPGB4AaVQl3MtHCmF9CsW7cu7O2bNm3qbwKghgD16tWrsm1FySmY0eKZgdkZFtME4HHlqGnVXFe0ksjfv99qpKYS2ACoMIxKUCH27dtns2bN8jcCmDNnjjsSVxQNijMzM/3ZGbVs5sstesvNlJFRZkavmzI1vFYAiqJ1bMZNXl5sNkbXayHhPp0bVen2AYhvBDcos5UrV/ozM5MnT7Zd6lQTRrdu3fxdzbSYptY2QfQHNJSbASgNLdCpdWzU7jlUtzTPjuxc11FN3dIAoKIQ3KDEFLwoiPECGgU34TRo0MAFM96pUSOOzkV7yRkBDYDyatEowy3QqXVsfL90RSu8zo0CG83NOW5QG3f7MlPTkjPPPHAeQMKLmuAmPz/f3n77bfvggw9syZIl7rKuXbvafffd5wbV99xzj/34449Wv359u/jii+3CCy8s0f2qK9cFF1xg8+fP91+2evVqGz58uDv//vvvW48ePQ76vRNPPNFNgn/llVdcu+FEpNdk7ty59u2337pgZubMme6yomjS/4ABA1wgc+SRR1rnzp1ZaT5GmgJkZGRYnTp1XNkZAJT3c+WUI9q781rHZt3mbNc9Tc0DNMdGpWjK2Ciw0e3KVeZao4bZO+9U3MYDiHlREdzs3bvXrrzyShfUjB492pUs7dmzxwU6GmydddZZNmzYMLvrrrvcAFs/dWT5jDPOKDawueaaa2z//v1FDsbHjRt3UHCzYMECW7ZsmSUiTfxXZkYnNQTYvn172Nt37NjRn5nRHBpNMkf0U0Cj/V9rBOlENzoAFSklJdlOO6qDKznTOjZq96yuaGoeoDk2ulwZG+bvAYjL4Oapp55yk9GVRdHEck/37t3t2WefdQOvu+++23Vl6tChg61YscKee+65IoObvLw8e/DBB+3f//63yx6oc1co6so1duxYu/HGG4Mu//TTT10GIisry+Ld7t273eP0Ahplq8I55JBD7LDDDvMHNM2aNauybUXFLKypAFQBjQ4QMLAAUFn0+aLFOXXSOja0ewaQEMGNPuzeeecdGzVqVFBg45k2bZoNHDgwqN2sFnRU0LN582Zr2LBhkQP2559/3tauXWu33357yL+t0jNdp5I1TXb3fPbZZ3bJJZfEZXCjLJYyU968GWW31OmsKHre+/Tp42/TrCwXCzPGVsmZ5s54Xc70k1JBAJFQKYFNdrZZxi9zdtTUJj294v8GgJgS0eBGCzlqwJydnW3vvvuuffTRR0HX33rrrbZ+/<text:soft-page-break/>XqXfQnUuHFjfwlVqOBGcweUBRLvZygtWrSwXr16ueyNF9zMnj3bduzY4bYrXmzatMnfonnixIm2ZcuWsLdv3bq1P5hRIKn5GIgdCj69pgCsQwMAABJJREc9GnQ98sgjbr7NnXfe6QbSgdRd64UXXjioZbDXxUlzdcpL2Zu33nrLbrjhBn/W5vjjj4/57ITmDD3xxBOuxE6ZmnAUvKhEz2vT3KpVqyrbTlRslkblZnXr1qXTGQAASEgRDW40N+b6669359UNLTCg0HllG1RKk5ubG/R7XlBTEZPXTzjhBHvggQdcANClSxcX3Nx///0Wy9SMQaV8KtsLRYPgnj17+rMzyl4xoTx2gxq9V5StVFDD6wgAABJZxDM3H374oZ133nnWt29fu+WWW/zXeXMFmjZtahs3bgz6Pe//TZqUf+Gv5s2buzklKk3TXB21OlbXL83ViVWaQ1O4iYIm/iuY0UkZMjUGQHx0O1NgQ+kZAABAhIMbDc7atGnjWj2/+uqrboCmeTCBFGi8+eabLujwMjtaSLJdu3ZukciKoOyNStM090fnY33CtQa8mr+kVtoKatTdTM8XXWrio/RMc2lUSki3MwAAgGBRMYq/+uqrrW3bti6Do0yOVr5Xmdhjjz3m2j1rEc877rjDFi9e7BoEjBkzxq666ir/7+/cudO2bt1arnk3mqOi+z7ppJMsHowcOdKefvppu+iii1wXOgbBsUsBjcozFcyr2YOymQpueE0BAACCRUUtiwZur7/+umseoJMW6ZSuXbvadddd51o6a07O6aef7poMqHxN5z26burUqTZhwoQy/X2Vt/Xr1891ZlOJGhAtQY26namEUFkaAEAhqugYOfLAeQAJL8mnhWZQoYYPH+5+jh8/3iLdsEELnqqkD7GDoAYAACCGMzcACGoAAADKi+AGiIImAQpq1PWMBVMBAADKjuAGiAAFNFqcVsGMToUXqgUAlEB2tlnjxgXntUwEWW8g4RHcAFW84KYX0FTEIrQAkPB27470FgCIIgQ3QBUENcrM1K1b161B5K3XBAAAgIpFcANUcumZghrNp2FdGgAAgMpFcANUQlCTlpbmup6x2CYAAEDVIbgBKoiCGAU19evXd62cCWoAAACqFsENUE4KYqpXr+4yNSpBI6gBAACIDIIboBzUHEABTb169WgUAABVLTnZbOjQA+cBJDyCG6CM82o0n0YlaKxRAwARUrOm2VdfRXorAEQRghuglEGN5tOoBK2mvlQBAAAQNQhugBIGNVp0U+VnBDUAAADRieAGKEFQo0yNfgIAokh2tlnbtgXnly83S0+P9BYBiDCCG6CIoEYZGgU1KkMDAESpzZsjvQUAogjBDRAiU6MOaAQ1AAAAsYXgBqD8DAAAIC4Q3CChEdQAAADED4IbJJykpCT/OjUqP6tRo0akNwkAAAAVgOAGCRXUVKtWzerUqeNO1atXj/QmAQAAoAIR3CAhgpq0tDR/UKOsDQAgDujzfMCAA+cBJDyCG8R1UJOamurm0yio0f8BAHFEiypnZUV6KwBEEYIbxG35mebTKLAhUwMAAJAYCG4QV0FNSkqKP6jReQAAACQOghvETVCj0jMFNjQKAIAEsXu3WffuBefnzTOjpT+Q8AhuELMIagAgwfl8ZitWHDgPIOER3CCmy8900vwaAAAAgFEhYrJRgLI1BDUAAAAIxOgQMRHUqOTMKz+jUQAAAABCIbhB1Ac1XqaGoAYAAADhENwgahff9IIa1qkBAABASRDcIKqCmrS0NBfU1K5dm6AGABBeUtKBVtA6DyDhEdwg4hTEKFOjhTcV1CjIAQCgWFrXZu7cSG8FgChCcIOIBjXK1CioycjIIKgBAABAuRDcICJBTa1atdx8mvT0dIIaAAAAVAiCG1QJBTAKapSh0ZyaGjVqRHqTAACxbvdus8zMgvNZWQVlagASGsFNHPP5fFG1Ro3m0+g8AAAVQt9z8+YdOA8g4RHcxFkws2bTLsuat8FmLdpk1VN8lr19o7VomG49OzawJvWrrgQscI0aneh8BgAAgMpGcBMn8vP328ffLbWvZ6y2nL15lpaaYvVrV7cdu3NtycyfLWveesvs0dSG9W9lKSmVF2gQ1AAAACBSCG7iJGOjwObzKSusVlo1a9awIEOTUSPFctPTLMnns+ycffb9rLXu9iMyW1d4BoegBgAAAJFGcBMHVIqmjI0CmzoZaQdd7wKdWqlmlmtZc9dbzw4NrGmDjAr7+9WqVXPtnHUiqAEAAECkMBKNA5pjo1K02ukKYIqWXrO65eTm25wlWyrk76akpLiAplWrVla/fn0CGwAAAEQUo9E4oOYBmmNTXKmZrk9LTbYFy7eW6+8piNH6NC1atLDGjRvTAQ0AEBn63mvTpuDEmmkAKEuLj/k2ytpUK2GTgJSkZNubm+9+r7TzbnT71NRUl6VRW2cAACJK69osXx7prQAQRQhuYpwCjppp1Wzbzj0lun2+b79lpFYvdWDDvBoAAABEO0apcaB3p0b+bEw4un5v7n7r2rZ+ie9bgYwW4GzZsiXzagAAABDVGKnGgczuTVz2Zmd2btjbqR10zdQU1y2tRBmhmjWtWbNm1rRpU1eOBgBAVMnJMcvMLDjpPICER1laHGjRKMOG9mvp1rlR7qZOempQ2ZkyNgps9uTm2+G9m1uT+unFrlej8jOtV1PR6+EAAFBh9u83mzbtwHkACS9qMjf5+fn2xhtv2Nlnn239+/d3p/PPP99WrVpl8+fPtwsuuMD69Oljw4YNs1deeaXY+/vss89s5MiR1qtXLxs1apRNmjTJf93q1autS5cu7jR37tyQv3/iiSe666dMmWLRTgHIKUe0t+MGtbH9+322bnO2bdmeYzuy99r27L22cVuOu1yBzbD+rYoMWDSvpl69eq4ETcENgQ0AAABiSVRkbvbu3WtXXnmlLVmyxEaPHu0Cmz179tgHH3zgSqPOOussF9TcddddNnPmTPdTrYjPOOOMkPc3efJku/nmm+2WW26xww8/3N599113/x9++KF16NDBfztlKMaNG2c9evQI+v0FCxbYsmXLLJakpCTbaUd1sAHdmti0+Rts5k+bLDXFZ3VqpVq3NvVcKZoyNqECFq1Xo+5nCmxo6wwAAIBYFRXBzVNPPWWzZs2y999/39q3b++/vHv37vbss8+6Affdd9/tMgsKTlasWGHPPfdckcHNv/71LxsxYoRdeOGF7v+33nqr/fDDD/byyy+7+/<text:soft-page-break/>EMGTLExo4dazfeeGPQ73/66ac2YMAAy8rKsliiwKVl49ruNGpoR9u3b5+tXLnSZcVCUXOAjIwMF9SkpaVV+fYCAAAAcVWWpvkg77zzjisdCwxsPNOmTbOBAwe6wMYzePBgW758uW3evPmg2+/fv99mzJjhApdAgwYNOihYUemZAiWVvYUqaYt1RZWVeZkaLcKpZgEENgAAAIgHEc3c5OTkuLKx7OxsVzr20UcfBV2vjMv69eutc+fOQZc3btzY/Vy3bp01bNgw6LodO3bY7t273aC98O/ovgJpcK85OcredOvWzV02e/Zsdx/arniiQEeZGgU1ahRAQAMAAIB4E9HgRtmYRx55xM2HufPOO11GJlCjRo3shRdeOKgNsTcw11ydwjRXR0L9TqjbK3vz1ltv2Q033ODP2hx//PEuuxEvQY2eC61Vo8CGOTUAgLhS6CAngMQW0eAmLy/Prr/+enf+nnvuCQoodP7777+3GjVqWG5u8PotXpBSq1atg+7TC3xC/Y6aExR2wgkn2AMPPOCaCKg7moKb+++/3+KBMjXKbGleDYtvAgDiTnq62aZNkd4KAFEk4pkbdTA777zzrG/fvq67mUeDcQUqKi/buHFj0O95/2/SpMlB96kWxgp6Qv1OqNs3b97ctZhWaZrK2TT5PjMz09auXWuxTs+hMjYAAABAIojo4XyVSLVp08a1etY6NAp29H+dWrVq5W6jQGP69OlBHb/U6rldu3bWoEGDkGVY/fr1s6lTpwZdrvVq1AEtFGVv1BJaWRudJ8sBAAAAxJ6oGMVfffXV1rZtW5fBUSZH7YtVJvbYY4+5ds+7du2yO+64wxYvXuzaRY8ZM8auuuoq/+/v3LnTtm7d6v//JZdcYp988om99NJLbu0clZ2pI9pFF10U8u9r3o3WtdF9n3TSSVXymAEAQDnl5JgdfXTBSecBJLyoCG40r+b111+3c845xzUQOO2001ygo2yOsjPPP/+8Cz5OP/10e+KJJ1z5ms57NF/nzDPP9P//iCOOsHvvvdfeeOMNdztlep555pmgBTwDqVxN2R51EVOJGgAAiAH795t9/XXBSecBJLwknxaaQYUaPny4+zl+/PhIbwoAAPErO9ssI6Pg/K5dBQ0GACS0qMjcAAAAAEB5EdwAAAAAiAsENwAAAADiAsENAAAAgLgQ0UU8AQAAyqVWrUhvAYAoQnADAABik7qjqWMaAPyCsjQAAAAAcYHgBgAAAEBcILgBAACxac8es5NOKjjpPICEx5wbAAAQm/LzzT799MB5AAmPzA0AAACAuEBwAwAAACAuENwAAAAAiAsENwAAAADiAsENAAAAgLiQ5PP5fJHeiHjTs2dPy8/Pt2bNmkV6UwAAiF8awixbVnC+XTuzpKRIbxGASqSx9WuvvRb2NrSCrgRpaWmWm5tbqX9j3bp17icBVGJjPwD7ABJ6P1Aw0759pLciaiTsfoAg6xJ8PyBzE6OGDx/ufo4fPz7Sm4IIYj8A+wCE/QDCfgBJ9P2AOTcAAAAA4gLBDQAAAIC4QHADAAAAIC4Q3AAAAACICwQ3AAAAAOICwQ0AAACAuEAraAAAAABxgcwNAAAAgLhAcAMAAAAgLhDcAAAAAIgLBDcAAAAA4gLBTYQ8++yz9pvf/CbosgkTJtgZZ5xhffv2tWHDhtn9999ve/bsCXs///73v2348OHWq1cv+/Wvf23z5s3zX6deEX/7299swIABdvzxx9ukSZOCfvell16y0aNHV/AjQ3n3g0D/93//5/aF4nz22Wc2cuRItx+MGjXqoNf6ueees0GDBtnRRx9tn3zySdB1n3/+uZ111lnleBSo6H1g48aNduONN7r3rl63m266ybZu3Rr2fvSa/+pXv7LevXvbCSeccNDr/OGHH9oRRxxhQ4YMsTFjxgRd9+OPP7r9bO/evRX4yFDe/WDu3LnuMn0n6L37j3/8w3Jzc8PeD58Fsefnn3+2P/3pT3bUUUdZv3797LzzzrNp06aV+L0dCmOD+NoH3nvvPTvllFOsT58+dtxxx7n3cX5+fpH3t3//fnvsscfsyCOPdL9zxRVX2KpVq/zX67Ne3zH6W6effrotWLAg6Pe1fzzwwAMWs9QtDVXrtdde83Xt2tV3wQUX+C/LysrydevWzff000/7li1b5vvqq698Rx11lO+2224r8n7ef/99X69evXwfffSRb9GiRb6bb77ZN3DgQN+WLVvc9V9++aVv6NChvvnz5/tef/113+GHH+7bv3+/u2779u2+ww47zLd8+fIqeMQo6X4Q6IsvvvB17tzZd8wxx4S9n0mTJvl69Ojhe/nll32LFy/23Xfffb5DDz3UnZeffvrJ16dPH9+MGTN848eP9/Xu3dv3888/u+v27dvnO+6443xTp06thEeIsuwDe/fu9Z100km+c845xzd37lzfzJkzfSNHjvRdfvnlRd6PXuuePXv6Hn74YXf++eef93Xv3t03ceJEd/3WrVvd6z5hwgTf9OnTfX379nWfGZ4LL7zQ98EHH1Tyo0Vp9gO9Zvo8/9Of/uQ+p7/55hvfkCFDfPfff3+R98NnQWy65JJLfCeffLIbByxdutR31113ue/2JUuWFPveDoWxQXztA3od9b5+8803fStWrPB98sknvn79+vkef/zxIu/v8ccf9w0aNMi91nqdL730Uvf+1veL95kzatQod/+PPPKI76yzzvL/rv6G9gHtC7GK4KYKrV+/3nfVVVe5L5cTTjgh6Ivspptu8l188cVBt9dgQzu0tzMWph31gQce8P9fX076wHrmmWfc/5977jnfDTfc4M7v2bPHDZS9Dzd9Qd59992V8jhR9v3As2HDBt/gwYPddcUFN/<text:soft-page-break/>rQGj16dNBlGhjfeeed7rw+CM8++2z/dfrQmjVrlv8DTtuC6NkH3nvvPXf5pk2b/JdpYDt8+HDfzp07Q96fXuszzzwz6LIbb7zR7Rui11sDGI++yD799FN3XgdSTjnlFF9+fn6FP06UfT/wDm4Evub33nuvGwAVhc+C2KMgQq/ztGnT/Jcp0BgxYoTvn//8Z7Hv7VAYG8TXPnDuuef67rjjjqDfeeKJJ9xrGsrevXvdAax///vf/ssUqChY+vjjj93///znP/v+8Y9/uPMKmnWgw3Pdddf5XnjhBV8soyytCqnEoHr16vaf//zHpZcDXXrppXbrrbcGXZacnGz79u2zXbt2HXRfW7ZsseXLl7sSE0+1atVcmjkrK8v9v2XLli7VqN/XZenp6XbIIYfY2rVr7YMPPrBrr7220h4ryrYfiA463HbbbXbaaafZwIEDw96XUs8zZswI2g9EZSeB+4H2lc2bN9vixYttx44d1qxZM8vOzrZnnnnGlTwhevaB7777zgYPHmwNGzb0X6bSgv/973+WkZER8v5UvlB4H9B9TJ8+3e1Per23b99uS5YssU2bNtmKFSusRYsWbv9RqdMf/vAH93mD6NkP6tev736+8cYbrvxk9erV9vXXX4f8zBA+C2JTvXr1XIlRz549/ZclJSW5k16f4t7bhTE2iL99QJ/Pl112WdDv6PNan+mhLFiwwL2nA/eBOnXqWPfu3YP2gdmzZ7syV+1j+j4QXTZnzhy74IILLJZVi/QGJBLVtBc1f0I7XSAFNaqLP/TQQ/1fcoHWr1/vfuqLKVDjxo39tZOqy/zoo4/cAFlfoH/961/dG+Kf//ynq+MOdb+I7H4get01ANVgQ3X44eiDb/fu3da0adOD9gNvH1HNteq0NUBOSUlxtdSNGjWyRx991NX3durUqYIeGSpiH1i2bJkbiDz55JNunkxeXp6bK3PzzTe7L6hQ9FqH2gdycnJs27Zt7vXWgEU126J6bu0X7777rjVo0MDtB4iu/UC18FdffbV7nz7yyCMuwNGgVnX5ofBZEJv0nh46dGjQZePGjXMHIP74xz+6YCPce7vw9zhjg/jbB/r37x903c6dO91BD72PQ1kfZh/wrjv33HPdHDvNx6ldu7b7jBHNs9HnQmpqqsUygpsopMHMLbfcYosWLXKTAkPRB5sU3gHT0tL8k4L15aUBsiYi64ivbjt//nybPHmy3XXXXW7g9NRTT1mNGjXszjvvtMzMzCp4dAhHXz5PPPGEe91L8uHiNZwItx+IXm8dldURvFq1arkJ6/pw1BecMgX33nuvGzzdcMMNbvCDyNHRVL03ddTtoYceckfn/v73v9s111xjr776qjuaF2o/KLwPeP/3JqD/9re/dQMXHeHXl5l+R/uaTppsrOYVGiBfdNFFYZtcoOr2g6VLl9r5559vp556qpsMrP1An9VqNlMYnwXxQdm322+/3QUgavpQkvd2IMYG8bcPBFJGRt8Fei01TgwlJ8w+4GV79Lq//fbbLourrJ0+D8aPH+8+d/R5o0zSm2++6Q5+KPjt3LmzxRKCmyijHev666+3qVOnukGHjrSFog+dUB9u2uFr1qwZdFngUZgHH3zQHcFV5K9uGDoqpC83RerasbXzIzL02in9rKO1Xbt2LdHveK9XSfaDwKP+jz/+uJ199tnuQ00ZAWUJVAZ15plnuqNE+kBDZHiDTgU2OqoqdevWdV2sVC4Q6jNB+0HhfcD7f+B+oPKTwAyhXmtlh5XRueqqq+ywww5zHbaUOerWrVslPkoUR5/VGoio45H06NHD7QcXX3yxOxV+ffgsiH0qPdV3gLJ2KhctzXvbw9gg/vYBjyo69DmtEtUXXnjBlZaFUiNgH/DOF7UPeOXPOqCh7xxlinSwSwfSdMDj+++/d0GUAt5YQpF1FNEHiY7SzZw50+24hdOUgbx0o36n8H00adIk5O/oqNy6devcl9asWbOsbdu21qpVK/cFpqO5qtNF5Og1UbZOQa1av+qksjTVQet8YFtIjwYk3tHXku4HmnehtuNqDanzog/S1q1bW5s2bdwAGpGjEpR27dr5AxvxyoX0pVbU50GofUD7hrI0hemI7csvv+wOpGgA/dNPP7m2sRrsaF8Ita+hamlORWANvnjzbUJ9VvNZENtee+01+/3vf2/HHHOMy6p4wURp39uMDeJvHxC9P3UQQnOqVNlR+LOhvPvAu+++665TCbTm5ehzQN8Hxx57rMvqhZr7Hc0IbqKEBhgqB9GgQztucWlg1clrADRlypSgcjYNSkL9rjdxWOUISkmrtEWXBf5uqMmJqDo6Iq8aWB0t0VESnVQXqzpZndcR9sL0OupDSJm+QNovdPQ9FB2hu/LKK90Xo+qsA/cDzfUK/D+qnt6/Kk8MXONKwYdowBmKXuvC+4BKTLRvhGoUoJITZWs0gPGu99ZMYB+IDhpoLFy4MOgy7//67C+Mz4LY9frrr7vSHx3cfPjhh4PKiUr73mZsEH/7gEpSNT5U1kWlYsXNjevatasrOwvcB1RyrIxMqH1Ac/V0UFWZWwncB/Q5ILH2WUBZWpRQLbV24Oeff95Fy0o/evR/fehokSfvCJ3XYe2ee+5xAx5F8aqR1IBIR18KUzcevTFGjBjh/q+Bso4E6IiN/pY+JHW0BpGj9HHhwavKUFSmFHi5ygb0geOVFFxyySVugKKmFJoUrMW+dKRF+0ZhOiKj7JBX6uK95gqelJ7WEbpwR4RQ+RTQ6gCHBhvKrOhL6S9/+YvreqXSJK/uWl9IXsmQ5shoITYNUvRTXbXGjh3rPk8KW7lypf33v/<text:soft-page-break/>91iz2KBrYdOnRwZQiHH364G0ip9AGRpdIzZVQ0yVsLOK5Zs8bNh1ANvle2ymdB7FMDEc1z0hFyve80ByLwO6Ek723GBvG9D6hUTCVmCno0HggcH3rfATowrmy/Ps9TU1NdtzPtM/psUCc0HchQVYDm8RT24osvuu8Xr7GVKkUU7KhzmsrSFEwV1cwmakW6F3WiuvXWW/1rGuTl5blFutTnPNRp1apV7na6feE1UbSglxb7VP/yX//617558+Yd9LfUx/7oo492i/cFevvtt92icMOGDXPraCCy+0Eojz322EHr3Oh3Cl+mNZGOPfZYtx+dfvrpRS7wpvUSvD73Hi3sqH75WgeFhRyjYx/QQr5XXnmlW3sgMzPTd/vttwctqKb9Qp8Ngb7++mu3BooWbdSaKVrTJBStYeCtd+HRQqH6HS309+yzz1bo40PZ9wOtQaQ1ibQOjt7zWucmOzs76Hf4LIhtWri7qO9+vb4leW8zNojffUCLexZ1XeB3gD4HvP3FG1dqrSOtl6fPjyuuuMI/lgy0efNm97lf+DotAqrvHu13c+bM8cWaJP0T6QALAAAAAMqLOTcAAAAA4gLBDQAAAIC4QHADAAAAIC4Q3AAAAACICwQ3AAAAAOICwQ0AAACAuEBwAwAAACAuENwAABAhLDUHABWL4AYAcJCbbrrJunTpYi+++GKV/c3bbrvN/U3v1LVrV+vTp4+dcsop9sQTT9iePXuCbv+b3/zGnWLV9OnT7corryzRbVevXm3HHHOMbd261f1/yZIldtZZZ1m/fv3st7/9rW3evDno9uPHj7cTTzzR8vPzgy5funSpDRs2zHbs2FGBjwQAokeSj8NGAIAAO3futCOOOMJat25tubm5NnbsWEtKSqqS4Oa7775zgYzs37/fbcu0adNszJgx1qNHD3v55ZctLS3NXb948WL3s2PHjhaL9HinTp1qEyZMCHs7fU1feOGFNnz4cLv44ovdZWeccYY1atTIBXePPfaYtWjRwh5++GF3nQIaBYQ33HCDHXvssQfd3z333GPbt2+3Bx54oJIeGQBETrUI/m0AQBT673//637ecccddtFFF9nkyZNtyJAhVfK3U1NTXbYm0NChQ61379527bXXukzS1VdfHdNBTWl98cUX9tNPP9kLL7zg/q+A78cff7T33nvPDj30UNu9e7fdeeed/tu///77lpGRETKwEWWLjj76aPfaKmAEgHhCWRoAIIgGzQpmBg8ebG3atLE333zTf92ll15qv/rVrw76nWuuucZOPfVU//8/+OADGzlypPXs2dNdPmnSJOvevbsbeJfFiBEjXNATuC2Fy9K+//57O/vss61v376WmZnpgiCVbwX68MMP7fTTT3fBkgb4Dz30kMtOeebMmWOXXXaZDRo0yF/ytWjRIv/12n6VzKlMLJBKvZSJ8eg2//73v12AOHDgQLdNo0eP9peP6bZ6jtasWeNuG+55efbZZ+344493gZ94WbQaNWq4n9WrV3dZLsnJyXGZnD/84Q9F3p8yPnptdb8AEG8IbgAAfhrIa4A/atQo93/91PwNb1CuQGXu3Lm2YsUK/+9o/sY333xjp512mj+A0OBdwcFTTz3lBuYKfgrP/yitww8/3NavX+8CgsJWrVrl/oYyGU8//bQrvVq2bJnLUngDfwUbt956q8tWqPRN17366qv2t7/9zV2vDNV5553nzt97773u8nXr1tm55557UJBUEo888oj72yoXu+WWW+zLL7909yvaVmWkFGi89dZbLtAKRXNklKU57rjj/JcpK6OslQIiPff/+c9/3HMtKt/r1q2bC6jCOeGEE1w5XHZ2dqkfFwBEM8rSAABBWZtDDjnEZSJEWY7HH3/c3n33XZfF0CD7rrvucqVrKhOTzz//3AUuJ598svv/o48+6ia/e0HDkUce6bILypKUR8OGDd1PBVqaYxJo9uzZruHAVVddZU2aNHGXNW3a1AVmKtuqVauWPfnkky4D5G2Xl+n45JNPbN++fW77lKl67rnnLCUlxV2vuUcq71I2RI+rNDp37mx///vfg7ZR85dE85nq168fsgwvkAIu6dWrV9Dlut/rr7/elaopoNO2qdmAyvYUsM2aNcvdRs+Jsm2BWTVRRk2PWfOZFGQBQLwgcwMAcDTYVRZAAYAGxcoKpKenW//+/e3tt992WQgFCbr+008/9f+eggOVsSmoUEZn7dq1LjMQ6KSTTir39nn9b0I1N1CZmRoNnHnmmS5r8+2337pua5pUr0yHsjhbtmw5aB6KStCUAdFjV8ZKHca8wEbq1KnjAjVN/C+twkGLgi0FU6WhjJS2QadACnaUefnhhx9cQNqyZUuXJVMGqH379i7w1HP+xz/+0f70pz/ZwoULg37fCw4Ll9cBQKwjuAEAOF999ZULAJSl0ZwV75SVleVKwRQwiMrP1KlswYIFLosyZcoUf2bAa1XcoEGDkFmX8tiwYYP76WVmAmlw/9prr7kgR9t/+eWXuzI2lYYpKPr5559DbpdHk/R1u1Dbqct0fWnVrFkz6P/JycmlXtdm165dB91PIAWbsnLlShfkaF6PWkyr3Oz888935Wl6DdWUINS26f4BIJ5QlgYAcDQ4btWqlct8BNKA/He/+52bzK8SJmVpNFfks88+cz+VMfHmhCg7IQqSAhX+f1lMnDjRlY2FCm68bIbm0qhBgAb4msvyzDPPuAyO11nNC74827Zts3nz5rkJ/8oIFV4vRjZt2uRK9QKzRt48Hk9lzV2pV69eiQIrBXHKWinIU0la7dq1XTAlyvroMQTy1rnR/QNAPCFzAwBwg19lZlTKpE5hgSd11lKZ2ddff+2yJyrb0joqmiCvOSQqU/MyCApuNJ+kcKZA83LKm1VS2Zg34b8wTaRX+ZgCG81jUQD217/+1V2nMjmVamkgr20O9NFHH<text:soft-page-break/>7nGAipL09wVBWyBjQ8UWOhvqzRPVOImamzgUbMBLzNUGl7wEU7z5s3dnCGtS1MUzeXRa+e1yNZcHt1ej8l7bQtnrLzt1/0DQDwhuAEAuA5neXl5Rc6NUdc0Dfo198YrTdM8DmVIvC5pXmbjuuuus//973/25z//2S3K+fzzz/sn4xc3oFdwMnPmTHfSfBIFVJror3IrBVoXXHBByN9TAKZBvOaa6Hf0d2+//XYX6CjoUUD2+9//3gUvCnrUNlplbGoUoPKtunXr2k033eTvsKZGBArctBaMtslrnqBtUAvm++67z/0dzT3SdV5mpzSUUVGmSPezcePGkLdRaZ3oeS7Kgw8+aJdccokLary5Pio7U5c2tZueMWOGv0GER/en2wwYMKDU2w0A0YyyNACAm1TfqVMn1+ErFGUuVPL0zjvvuDbGKvXSbVXWVXiBT2V1lG1QJy+Vuul+td6LTl6GpygKUM455xz//3X7du3auYBJa9qo61oo2h6VoKkj2o033ugCMWVi1D1MWRtREKP703apZE1ZpiuuuMKdRI/jpZdecgGP7kOBkQb/999/v3sMXkCi7nEKuBTUaGK+SvYUHJaW1gtSYKP70eNTUFWYygTVulq3KxygiC5Xu+jANWu8wEbBpRpEqP21notAat2t5gPeWjkAEC+SfKWd3QgAQBhqE60FO72gQlTapTbNKgNTIIKSGzdunOt6poBE3evKS80h1DVOjRf0OgFAPKEsDQBQoZQtUDbk448/duuoKHujLII6dxHYlJ6aNShz9MYbb1TI/SmbpTlUBDYA4hGZGwBAhVKpmsq2lGlQdzK1Uj7++ONd6VVFZB4SkVo9a76Ryt+8uTVloeYHapOtuThlmScEANGO4AYAAABAXKAsDQAAAEBcILgBAAAAEBcIbgAAAADEBYIbAAAAAHGB4AYAAABAXCC4AQAAABAXCG4AAAAAxAWCGwAAAABxgeAGAAAAgMWD/wfogRjfJSI8AAAAAABJRU5ErkJggg==",</text:p>
      <text:p text:style-name="P4"><text:s text:c="12"/>"text/plain": [</text:p>
      <text:p text:style-name="P4"><text:s text:c="14"/>"&lt;Figure size 840x600 with 1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import seaborn as sns\n",</text:p>
      <text:p text:style-name="P4"><text:s text:c="8"/>"import matplotlib.pyplot as plt\n",</text:p>
      <text:p text:style-name="P4"><text:s text:c="8"/>"from matplotlib.ticker import PercentFormatter, FuncFormatter\n",</text:p>
      <text:p text:style-name="P4"><text:s text:c="8"/>"\n",</text:p>
      <text:p text:style-name="P4"><text:s text:c="8"/>"# 1. Filter to your target tier\n",</text:p>
      <text:p text:style-name="P4"><text:s text:c="8"/>"df_hrhv = monthly_tier.loc[\n",</text:p>
      <text:p text:style-name="P4"><text:s text:c="8"/>" <text:s text:c="3"/>monthly_tier['tier'] == 'High rev, high vol'\n",</text:p>
      <text:p text:style-name="P4"><text:s text:c="8"/>"].copy()\n",</text:p>
      <text:p text:style-name="P4"><text:s text:c="8"/>"\n",</text:p>
      <text:p text:style-name="P4"><text:s text:c="8"/>"# 2. Compute the global average discount if you still want that reference line\n",</text:p>
      <text:p text:style-name="P4"><text:s text:c="8"/>"global_avg = monthly_tier['avg_discount'].mean()\n",</text:p>
      <text:p text:style-name="P4"><text:s text:c="8"/>"\n",</text:p>
      <text:p text:style-name="P4"><text:s text:c="8"/>"# 3. Plot\n",</text:p>
      <text:p text:style-name="P4"><text:s text:c="8"/>"sns.set_style(\"white\", {'xtick.bottom': True})\n",</text:p>
      <text:p text:style-name="P4"><text:s text:c="8"/>"g = sns.lmplot(\n",</text:p>
      <text:p text:style-name="P4"><text:s text:c="8"/>" <text:s text:c="3"/>data=df_hrhv,\n",</text:p>
      <text:p text:style-name="P4"><text:s text:c="8"/>" <text:s text:c="3"/>x='avg_discount',\n",</text:p>
      <text:p text:style-name="P4"><text:s text:c="8"/>" <text:s text:c="3"/>y='total_revenue',\n",</text:p>
      <text:p text:style-name="P4"><text:s text:c="8"/>" <text:s text:c="3"/>height=6,\n",</text:p>
      <text:p text:style-name="P4"><text:s text:c="8"/>" <text:s text:c="3"/>aspect=1.4,\n",</text:p>
      <text:p text:style-name="P4"><text:s text:c="8"/>" <text:s text:c="3"/>scatter_kws={'s':70, 'alpha':0.7},\n",</text:p>
      <text:p text:style-name="P4"><text:s text:c="8"/>" <text:s text:c="3"/>line_kws={'color':'black'},\n",</text:p>
      <text:p text:style-name="P4"><text:soft-page-break/><text:s text:c="8"/>" <text:s text:c="3"/>facet_kws={'sharex': False, 'sharey': False}\n",</text:p>
      <text:p text:style-name="P4"><text:s text:c="8"/>")\n",</text:p>
      <text:p text:style-name="P4"><text:s text:c="8"/>"\n",</text:p>
      <text:p text:style-name="P4"><text:s text:c="8"/>"ax = g.ax\n",</text:p>
      <text:p text:style-name="P4"><text:s text:c="8"/>"\n",</text:p>
      <text:p text:style-name="P4"><text:s text:c="8"/>"# 4. Reference line at global mean\n",</text:p>
      <text:p text:style-name="P4"><text:s text:c="8"/>"ax.axvline(global_avg, color='red', linestyle='--')\n",</text:p>
      <text:p text:style-name="P4"><text:s text:c="8"/>"\n",</text:p>
      <text:p text:style-name="P4"><text:s text:c="8"/>"# 5. Formatting\n",</text:p>
      <text:p text:style-name="P4"><text:s text:c="8"/>"ax.xaxis.set_major_formatter(PercentFormatter(xmax=1))\n",</text:p>
      <text:p text:style-name="P4"><text:s text:c="8"/>"ax.yaxis.set_major_formatter(FuncFormatter(lambda x, pos: f\"€{x/1e6:.1f}M\"))\n",</text:p>
      <text:p text:style-name="P4"><text:s text:c="8"/>"ax.set_xlabel(\"Avg Discount (%)\")\n",</text:p>
      <text:p text:style-name="P4"><text:s text:c="8"/>"ax.set_ylabel(\"Monthly Revenue\")\n",</text:p>
      <text:p text:style-name="P4"><text:s text:c="8"/>"ax.set_title(\"High rev, high vol: Discount vs. Revenue\", fontsize=16, pad=12)\n",</text:p>
      <text:p text:style-name="P4"><text:s text:c="8"/>"\n",</text:p>
      <text:p text:style-name="P4"><text:s text:c="8"/>"# 6. Annotate mean\n",</text:p>
      <text:p text:style-name="P4"><text:s text:c="8"/>"ax.annotate(\n",</text:p>
      <text:p text:style-name="P4"><text:s text:c="8"/>" <text:s text:c="3"/>f\"Mean discount: {global_avg:.0%}\",\n",</text:p>
      <text:p text:style-name="P4"><text:s text:c="8"/>" <text:s text:c="3"/>xy=(global_avg, ax.get_ylim()[1]*0.9),\n",</text:p>
      <text:p text:style-name="P4"><text:s text:c="8"/>" <text:s text:c="3"/>xytext=(-10,0), textcoords='offset points',\n",</text:p>
      <text:p text:style-name="P4"><text:s text:c="8"/>" <text:s text:c="3"/>color='red', fontsize=12, ha='right'\n",</text:p>
      <text:p text:style-name="P4"><text:s text:c="8"/>")\n",</text:p>
      <text:p text:style-name="P4"><text:s text:c="8"/>"\n",</text:p>
      <text:p text:style-name="P4"><text:s text:c="8"/>"plt.tight_layout()\n",</text:p>
      <text:p text:style-name="P4"><text:s text:c="8"/>"plt.show()\n"</text:p>
      <text:p text:style-name="P4"><text:s text:c="6"/>]</text:p>
      <text:p text:style-name="P4"><text:s text:c="4"/>},</text:p>
      <text:p text:style-name="P4"><text:s text:c="4"/>{</text:p>
      <text:p text:style-name="P4"><text:s text:c="6"/>"cell_type": "markdown",</text:p>
      <text:p text:style-name="P4"><text:s text:c="6"/>"metadata": {},</text:p>
      <text:p text:style-name="P4"><text:s text:c="6"/>"source": [</text:p>
      <text:p text:style-name="P4"><text:s text:c="8"/>"### Total Quantity by Category, rank"</text:p>
      <text:p text:style-name="P4"><text:s text:c="6"/>]</text:p>
      <text:p text:style-name="P4"><text:s text:c="4"/>},</text:p>
      <text:p text:style-name="P4"><text:s text:c="4"/>{</text:p>
      <text:p text:style-name="P4"><text:s text:c="6"/>"cell_type": "code",</text:p>
      <text:p text:style-name="P4"><text:s text:c="6"/>"execution_count": 103,</text:p>
      <text:p text:style-name="P4"><text:s text:c="6"/>"metadata": {},</text:p>
      <text:p text:style-name="P4"><text:s text:c="6"/>"outputs": [</text:p>
      <text:p text:style-name="P4"><text:s text:c="8"/>{</text:p>
      <text:p text:style-name="P4"><text:s text:c="10"/>"data": {</text:p>
      <text:p text:style-name="P4"><text:s text:c="12"/>"image/png": "iVBORw0KGgoAAAANSUhEUgAAAwoAAAFOCAYAAAAmbupyAAAAOnRFWHRTb2Z0d2FyZQBNYXRwbG90bGliIHZlcnNpb24zLjEwLjMsIGh0dHBzOi8vbWF0cGxvdGxpYi5vcmcvZiW1igAAAAlwSFlzAAAPYQAAD2EBqD+naQAAZGRJREFUeJzt3QV0G8f3uP1xm6bMzMzMzNymzMzMzMz9lpmZmZk5ZWZmZob4Pc/83/FvvCvJkuPYsf18zvFJbMvS7mp39t6ZO6Om5ubm5iBJkiRJmSHybyRJkiQJJgqSJEmSSkwUJEmSJJWYKEiSJEkqMVGQJEmSVGKiIEmSJKnEREGSJElSiYmCJEmSpBITBUmSJEklJgoN+vvvv8NFF10U1lprrTDXXHOF6aefPsw777xhs802C3fccUfVv/vuu+/<text:soft-page-break/>CN99806nb2l188MEH4cADDwxLLbVUmHnmmcOss84aVlpppXDyySeHH374IfRUfCj6TTfdFFZdddUw++yzt5xHL7/8ckPPs8EGG4Spp5661de0004bZplllrDYYouFQw89NHz//fehM66N9957L3SWAQMGhLfeeqvqseiN9ttvv5b9//TTT+v6m59++imceuqpYZVVVonn4YwzzhiWWGKJsP/++w/U+8nrp23Ze++9O/zxg9Lvv/8eTjnllLDMMsvENonraJ999glfffVVu691niPt32mnndbwc3z55ZdddnzefPPN0N105fEq4vpK29K/f/9Ofe3u9t7dcMMNLceK/w9u+9O/f/+W7eN97Q1MFBrw559/hg033DAcddRR4cUXX4w32H///TcGYY899ljYZZddwkEHHdTqb/74449wxhlnxBvv+++/32XbPri6+uqrQ79+/eK/H330UTzG3KRpDDhuK6ywQnjnnXdCT3T66aeHvfbaK7z22mvh119/bTmP1l133fD8888PdBDNuffZZ5+Fyy+/PAbQvMagQBB02223xaCqVrLckR599NGYTF544YWd8no9Fe3YsssuGwPX119/PZ4jJHyffPJJuPbaa+Mx5r3tbbbeeut4fdKJQZvEdUTQssYaa8R2v1FPPPFEfI7kuuuui9dodwi2CbJJItW9vPTSS/FecsQRR4SewHOx65goNOCqq64KL7zwQvz/yiuvHG+k99xzT7yhjDvuuC2PefbZZ1v+5vzzz4894wS/au2+++6LIwkkWxy///3vf/F4Etguuuii8TGMwmy//fbxMT3NpZdeGv8df/zx47nEfo8xxhjhn3/+if9vj4cffjh+cWzPPffcMNlkk8Wfv/vuu+Gyyy4Lg8IzzzwTdtttt1aB0KDE62y++ebh7bffLv2Oay0dA7Xdg7/lllvG0c6hhx46voe33357uPHGG+PxbWpqiuciPem9qZODUarU67vwwgvH5PeYY46Jx4MRhbvuuqvh5+T6zn3xxRfhkUceCYO7PfbYI54P3SGpGZxtsskmLe0SI+adYc011wzPPfdc6G7ouEjHiv8nnotdp08Xvna389RTT7X8n2H5EUccMf5/4oknjjfUnXfeOX7/5JNPhjnmmKOlt1VlBP5HHnlk/P8II4wQA2MC5nQ8Z5tttrDRRhuFp59+Onz88cfx3/nmmy/0JOncIEmaaaaZ4v8pGaK3vL2J5TjjjNPy/wknnDCMMsoosRcUjz/+eOwp7WidfY7Xer3RRhutU7elOzvxxBNbesePP/74sOSSS7b8brrppgtDDTVUOPPMM+MIA6MKO+64Y+gN8vOL0tLJJ588tkmU8P32229xpK4RlE+SuGOSSSYJH374Yfw/o6iLLLJIB2+9Bkfc4/hS24Yddtj4pcGHIwoN6Nu3b8v/99xzzzhUn1BfT4LAF3XmoNwjr0WlbKlYO/3KK6/EnrwFF1wwzDDDDLEHizpjhv6r1e098MADYZ111omPX2ihhcK3334bH0MGvvHGG4f5558//m7uuedu6ckoIvBm+6i/5XH07FN2UK32jt4vHk9vCF/0Vtxyyy3tPpa8fuqBprwhJQnJEEMMEXsyzznnnNhjnScJBDf08C299NKxDp8vjj8lYT///HOr53nooYdiwsF8EoKfOeecM6y//vrh/vvvL20Tf8tzUEvM8eM9OeCAA0p1yfRoME+FIVCOBcEEx3yHHXZoqEyKUh0wAkWixOgTSQLynpSBkZ9v+RyZ9D4fffTR8Yv9IDljRCzhXCax4NhzPCifI7lL5xs4TzivE873Yh1uI+cOpVdcP7xPnJu8x8cee2zLXBWug8UXX7zl8fQw5bWsteYo1LM/6TXSc1ACx3vNdvA3nGf1ljsRYDPaSGkdx5ZkkHOLTob8nMpr8xn14XplDhSPZ1sPPvjgUtkYz83oCceCOQWU6DXS002we/fdd8f/TznllK2ShIT3lQSC9y9PEgikL7nkknj+8z6la2XXXXetOaeB11txxRXj9nIc2H72ox48Lx0x88wzT/x7rh2O7V9//dXqcbQNXMPsD9vFF8fosMMOq7tkiPdh0kknjf+/4IILYvuz++67xySB5Ck//+px8803x44kbLPNNvF4g/e52pwHykY23XTTeL1wjGkLa83X4jXWXnvt2Jazz5w3nOuUluXSPIltt9023nu4X/AaHFfOy3wuE4+jnc6/5/pqtL2kXIS/ZdvorOC64/HpuSgp4Z7HKDI/57yn/SORLb6/1TR6vLieOP+WX3752M7Qscd94t577y09Nl2bxx13XGyfab/YRpK8s88+O14P/Hz11VePP2c/ODfznu9qcxTSz7ifsQ9sA/vA/Ypz7uuvv264TUk19AnvYfGeXu/11OgcgnR+8W9729NKz9/WuZhjhJTn5jHEP0VbbbVV/B3HLm8T6o3Fqql276k2pyEdK0rWmZfIe08sw7XL+cB7zc9TnEaMQRlZ8T2q9zocGI4oNICbcbq5EqzzNfbYY8cGkDeHG8jwww9f9/MxkZUTMS+rodGkfpWbPo1QGpnIUdeeAmJKVfiix4pANW+cfvzxx1gbS4BEmQsNaNp2ynn++++/+D01uPRuVZskdMUVV8TetLynjUaNL0paCBAalUq4UG0olsC+iG2mLKI44Zf5DTRA7MPFF18cf0ajzzHJt5vjxo2f4Pykk05qCdZpMLjR5iUWNNLXXHNNePDBB+PxSckMgXV6jYRgk7IpGgXKDOiBbAvBFwkLf8vxzRsyAqqO8MYbb7T8f/TRRy/9/<text:soft-page-break/>vrrr2+VXHHzwVlnnRVv1DkaTPabUgz+pae1LY2cO5yjhx9+eKu/p/c1JVA8V3u1d38IMPNSQs4z3n9GEwkMauFGn9qLhOSY84NzkNcdcsghW/2enzE/JR0vbgpXXnllHGEiYQK/22677VqVrlCGtdNOO4WxxhqrruPBvJgUvFa7/hidISApYjsIoHNcK5Qt0d6wzyOPPHIpASSpy48Dc5A4Pxm1oKynGq51AloC9YS5A0w2pm0j0CCAp+0jMGDfciRiJGC0OVzPffrUvu2xLcw1I/CkbaRjAcMNN1zcd0bqGsE1hmGGGSYGyRwrEjDaMtp63ssc5wb7kd4fEDBxDCth3zhPi8ES7RbvB0k5Ixk5AkX2i/0D5xfnJec629RW73cj7WXC+0eCkl6ToIaAnU6vzz//vNVjeV6uWcrA+LeWRo8XARS1+/lkf7aJigG+CNj23Xff0t/R6XTeeee1XJuUj51wwgnxeuVaTPde9oVzk15xzqF6UCJE+5fvw6233hpfIy9DradNaUu919OgMDDtab24z9FRwLHg/eT9Jk5LnWXpvCAZTe1Ue2OxjkCH83rrrdfSaUInDu0r5z7HKiUGnKN00HCekQi09zpsD0cUGsDJRxCX4ySkIaZ+jgyUNyihx4ILMiEwTb37BCmpPn/UUUeN9fmc2NyguCHRgBLkVpqASmPCzZVepNSgcbPgBJpooolirzBBMic+aNhIDsDNicCNf+m1p+HhdbkB0lgUsX/0uvIc9DwQrBEQpHIWevyLN+Z65L24jZSL0Bim4JebDvvJxUyvPgjUUwPIDZrtprSHxpZkiguQYIpgIW9UeW+42AgS6AGjceAYjznmmLFxyQPYVG+8wAILxAaG5+X3BH0c11Rm0BYa5WKARI9GexKvvHHjiwaY95zzMsl7eRKSBAIG9pdjMNVUU8UbH/8HjQzHgfecng+OG8eDJId95QadHgvO91SH28i5w82VXhTwfhEcsE1pdI5AmGCexp3GLyHRK9ayFjWyP5VuqtzcSAK32GKLlp9XWo2jmOCka539ZV+4Xjln0u8r1f0TMNCDxLlJYpOCWrY33UhILlOSwPVOIsVz08Nf7IGsJh9dauT6oz1K+07PKdvFtjJnC/Ti5p0A+euxuhdtJdvLdoObWWqbKuHcoR3jmqadZMSKY8mNkvaL9iAFUtxw0/lEZwKPY9tSoM/5WGnbirgxc4MuJnG0HZVGXmrh/ElzaeiBJgCnwyld97RRxZpreg1TwMh+cIzpiaw0T4u/TXOd6HUkGSOQTOcq+0IvfhHnH9c61yTbQG8luAdwXYLzlx7OhO+5pzXaXibs03jjjRdfj2uZBIFtS0kCowBcZ5wjqQOHtp7S01oaOV7gnpmSBEbNuHboZEr3ELaN5yhitJhrmXOKe3eeQHAtENjnE4eLAX0tdJzQu86+E6inDkfOw7T/9bYptL15FQHvId/TVjdyPQ0K7W1Pa52LlXBupeuDY5RwfNN5wajtwMZiHYH3jfeQbWOfUpvPtUFnKceGayslb/l51Z7rsD0cUWgQQRw3C4JxGog84P3ll1/iBcfNYLnllos34Lxnhu9TDTnBbcoUOUl5POjVJHMkaGIYmAYrndAJjWgx6KOh4/EEE7wGz533kKYhNm6k9FKA4CpdrDyWxxRXSODES40wj03ZKUE6dctkvwTLqZGtVx6UNTI5iaFSbvZcXFNMMUW8QGj02S72jYaQ4JeGlvr8tO8kEJRpMfrDdvO+pECAv0lJA41RCjq5SFdbbbUYtPJeEwTRkPBFDxwNOEP7LGtKw82IUr1BFxdwusEz4Zj94TjQY0ApFkENz83Nn563YtBSDclqJQyzVhqqpZeTZIJ/U7kFwUPqNaMhSvMnON40PiSljAaQ6NDA5fvMcU3neCPnDjeO9FiusTSZnW3jOekR5TjQS8cIWsL3+byMShrdnxxlBnylJI7n4iZbLFcqYns5T0nYCI6YLEwQz0hT6tGqVApD8JYSfK5JbnKce9zEOP/oGcuDAJJ+zr90TuUlfbXk11wj1x/vBb10XHP0xo000khx5DLvseb7ogkmmKAlmWa4nXKq1NvK/lUr56FXLQXaJEIknKBnPo3gERyToOajGK+++mo8ryjhIDAkESyOclRCMMAE7zQJlDKhVE7ITZwkh9fl3OXabGtULZ/ETIKQEmFGd9N7xWhZum657lNHCEvVpkSfc5XjmnoSE4I7Agf+jgCD3lT2IS1iUO39oN3kWkjXJD3jXHO0a3R0cA1yXeXltuk6a7S9zNEOcB0n6V6UEnoSSPabYI17UVsjG40eL67HdP1xP0jXGgiwuLdz76Rtpiwpx/2E4JHjzPvO8eNew7Hk3KYd5PpltIh7cSNLe/Pc9Kyn403inQJ22iiOS71tCs+Rt4n594y413s9DQrtbU+rnYvVcN3zHjFyRhvKNQ3uN+B9SqPnAxOLdQTOH0qHOAdoG7l+0jnN+Uk7xtc000wTy6PSeTUw12GjTBTagYuLL94obiIEGJxs6QJkeDKdbNXk678XJ+nm3xfXiUeqcS2iR42LncaEnqF8GDMFA/lwa56ho9LQWpp4h2qTGdszopAHlwyTV8I2cyMsojEkWGIUhICg+BkBKQlhSJ8eEvaZYdU0HEyPCzWS9HDS+HAhpZspx65SsM220MgSlHHz4UZKokDAk/aHJIQGvq0JityIU5LAdnCT5ntuFNwU6L0gGKbnmBsl51e9iULCzYx9JSjhJsANOm9oE8ooSBJy6ZzjtVNQnZ+bafUkHlcMrNt77uSPZUJ33oiSWAyMgdmfPBBkW2jMubHVswoXQRelH3zRwBdrRiuNYBQDz/w6SddzXqaR7w/vOTeUehKFeq6/atcg28F1RYBLD2Hx8xoqJR5sV34OE2QnxbKTXD7KSY9+seQJtMF0kHAuc64Q8KUyEhBk8b5yk+<text:soft-page-break/>dmWwttREoSSDDocaYd4VrkOiR45frlveQ5SRxqvf+pZzr1EqaRIJLyVHPNKHRqc/LAOT9Glb7PjzedCozO8C+BZFuJIKOqeUkC5zXJBe1pW5+/0Wh7WeveRUBHO0yvKQkPX1xnBPqU81IiVKvUq9HjlZfXFu+7JOFcf9xHK913OY/ysjU6o0gUCMLy64mfc09qZKU+njtvn/Pny5+nPW1Ke6+nSveLgV3YYmDa00ZRksP1SicQxwopRkvJysDGYh1xTHivU6cm8vJ1roPiz9OxGpjrsFEmCnUi4+UmQgZPxkbgw4lOZsoXQ1309HOTrudDiuoN/CrV7qbVlnJkwpRkcFPnhKG3gIaShjaX1x7Ws1pNPdvZng/zyhtxbm6pdCFH7zr12fQ2cmHTo0IjRj0fyQK9KvTSkfBw0+WxOW4wd955ZyxPIrNmGJegJDW09C4QoNf7XqT9pOeNwIFsnmCJi5Tf8Vp8US7DZPdqeExCMMLNh2Fh9o1heYahE3q1GmmwG23MKvXY1Toe+TlTq668recpHtP8eTv6pjEw+1NMouo9V0j4OGc53wgkSAhJUAnCan1IT/H1KiXK+XYWr+FKj6+EXl0em4LMSujVotefxJfrk0SYQIXrj2CKGxflEpRj8jzFz5DJFd/T/DjWOqZtzSdIwRHtAcPtzNNgXgXXJtc4iSgJPT2XjAIzYbNSCV7x2qSXllp10LtN+861lZdltLWeO8+VyiDZ/+JchIS2ifsKwXv+3hYD/ErHifef3lLaIdp2OgUotSLoZR5aNZUmkadzqSOu62r3heK9K/Wmcp9iBJLkjsCGtpAv3jcS+dTzXdTo8Wpr22vdE6tdm8UVeto6fo08d0e0KQNzPdXz2Fxbk6Hb2562B20WnXCM/lEWls4PtoFR+0a3oamB95Xjkp630WOSv/f5uVV8/YG5DhtlolAnhtipIeOkIzCkjCMfzuHNTY1MPsRd7aZOZp1q2empymusucEllXrAihc7NXapbpsSmDQxttIJkvfOECCkmyEqfWJkPimXQDwN13Hj4ybMfrRn2Tcy9VRHx0VMsJE+iwIEJLxemszKDZBEgdGaVLLBPqfJm/Rw5mgUSNjoQaHOkJs96IGh8SBJ4H2kp4F9IqMnO6dWN+9l4fW5IOl94z1mKJJeCZ6Xv+OmzPvKazGUyk2OYIL/V7uQ88nD+fnB6AT1hnkddf7+DAqVJq3xnhIkUsJAj3Hea825Wuz5r3aON3Lu5KUr9GrmowppNIRyDYbEawXKlTS6Px2B/U095fRwpwnDnL8DK9X3g/1JvV709Kees7YQsBEw0wZx7vIv11iObaUNobeX95JEgeA3rfZGO5MmO+fJbyUkv3kvZb4YQb4/tfaVOSX58r5sB21ICmjoYSO45JolmWFkjmNCSQvBNNcuQWetRCFdm/k5RkLEMD6JQerBIxBva2UyRpnrwfVABwErIuXtc3HBhkofwkibnVZKY3/THLq2Pt09HavUw8+1kUb1qr0fXGscF+5v9baXbd27SJDo8eXvSPIoHeJ9YsSYzjj+z4hLtUSh0eOV92hz7eer4nBvSPOGOrIt6Oo2JW8jG7meqsk7rvIJ0dyzK5W5DQrpXGwrZuMaTaNV6ThQ7cHvOiIWq3ZcuJ5SHJiPenWkgbkOG+Vk5jpxEqQeJN4YghcaM4Z56ammUUsXMZl+/ncJwVHqLSajTY0mN1xqtrlh0+uVegcoP6lnmcz8YmVbCLRoNPOJrKlHjxq4dHOgB4dGhtflRlWpV4IeQ2oh03bS48M+s1QcvRvUhdLzX5xM21YWy3OyelO6qLix0wtI7x8XJz2Z6cbFEH8KMvN9JdjnMdxI8hVVUi8HPWrcPFkGjt/z3NwM8nrI9B6k+mFem6CAGwbJB4E6ARS9qty0+FuGNBkx4HmZcESPDs/LHBVwYdZqxPJhQCYgEdzRSJMQFUcECB46+0Nz8tUnKLGipIFzhEmOaflURtEIHJHOD3DTJwDh/W/k3OGx6b2gFpyGm2SMOmDKNfg+1Wbmr8fzsW21GuNG96cj5Ocp5Secp5zfealKW2UC1XCsEpZF5Phw3jA61ciH3pHMpuFsFjXgRsN5T9vBc6VPZKbuneuzuF+UOfJ42kGS71r7xXXDtchzE9zmow+1JgjzvqQbNNvHseQ6pu6Y95W2gefNl+GlNJCJsVxXnBd8pW1qq0c1XZu8X5QCcp7QDjASkQdBXO8kH9XOO/4uBarsA+9P8StPJJjLQCBDGUJanY6/ZxvomKCtzo9xkr8fJAw8luN7yCGHtDlCx7XANUkSzb0iPVd+fuXXGu1QKt2pt71sC8eAYJ3t5ZzguHBM8/O41nvW6PGi5It2B5y3jGakD9ijbC31/qYJ8IOTRtuU9N4Rl3A+0lY2cj1Vk1YQAkE41wUJNpOU29um1aPauVhLmtRMTJLKtIrzDDoqFhsrW3EurU7EtZUWBxgUGrkOibNSfFbvstSJIwoNoGHlRkcgzk0oTZDJcRHm9dh5FpqWNyRrJYvlJs/FRVDFTTtHTysBUz299dSxpYk7fDGRpSgFxwSwBOj0PHFR09OeetvTc6THIQ1hM0GLk77Yw03tcf56qU6O2tNUh1/rJKc+mslC3Bjo4SiiYUur4aSbWFrrmm3iq4hRCnpA6aGnx4QLhYC8iIso9S7zOFZfYTtYbSZfSpPAn/eHIUImZdLzxU2IhrfS8neUGNTK4gm60lySVAaVY7iRemESS16DmyiJ3KBasq5SsMTxoOFhtKr4IW30OBHAp31kW0mIaXxSnTG/p2Gt99yh54NghRs371+xTIPzIK2ARHCQRqM4hvQQ8beseNIR+9MRCH7TzYLroNK1kK881Agm9NNpQfLL+ZqvHsIxrXfOEO8bPZMEBumzSfJrDfS8sTJKKhlhAijvJ9dUeq/r2S/<text:soft-page-break/>KAymx4at4k66VoNEOMaGP95ZtLK4IRo9aKrGhTI/AKb1O8bU4Ryu12bmUuNNesvpMcY13zlPeU4JZJpByTuVBeZInAdWWfaSXPL1fvI88H3X53BcoxSEwzLeBUTcC2fzDGAl6SeRoRwkQUuCQqzRRlASRfShek/l1lu5facSCdot7DcFlve1lW5gDwvNwzAk6i6vfcP7ln9NSSSPHC5zjJAIETCwCwleOY9LWHMOu0GibwntHxyTvEfvDMSIZq/d6qlU2zH2QDjKSrHT9ck5xftBZNChUOxdr4f6et4l0lBbnZnZULNavX7+W85c2k84Fkn9er5EOnEY0ch1yXaTP9eI8aqRjzBGFBnCzZPiP3iqG/fie4R0uLr6nl5ne7bwOkyEherkIuMmIaYhThke2S/kMJxjZKIEgjyN4ore83nV7yYbPPffcOEeCIIpSGy4IegXTTYoMPA2rczNiJIFtZpvIlgl46Y2pNBLCzZWTnhOLhpu/oRHmJOWEq/TZEfXW81FKQsDDhDbmHHAM2H5uohxPbrj5Kjd8vgAXNI0E28HxogGlsU+vmZZbJECkp45aRYao2SeCcIaV6UHNR1B4DR7LTYnHsh0cS3pYuMDymkaSLHoJOI68Psef48LxIeCsFrAmbDdL8LENNGLsL69HEML7xXvPeUSwTDkWx76zkoSEpI39Zn4IgUjaPo4P25cP4XO+M0eG3jqOMY9LvT+NnDucCxxXSml4Tho4glmeg5tiGi6mAaTnh3Oc5yPQz4eSB3Z/OgLXLnOaeH/TSk2cS5S+8H6j1rKgbWHZWc6fdF5zTnOT4DpqRConItngmmJbeT7eSwImetfSaB5S+R8BalpZjH2l/UmlZpX2iwCW48H8Lp6fQIObGIlhW+h04Hog8eQ48t5xXbCv/Dx9wBHXIdc05yIBAtvGzzg/GOWlh7CtNpX942ZPm83+sK2ch7Tb9DhzrvB7Ai/az3zVnIRyp7QkI9ta6zNRUo8n0tLaBETpU5s5V9gP9pWSxuJ8JX5HzzDnFtcA1w1tJ51SqSSNnvNiTy9/x72MNpJriLaOnlaus3R+pmuSOVk8N+93Kg9tpL2sheCLtptzgXOY1+G5uBeQDNP+p9XYqmnkeIHt5bzm/WR0nfeXfeNaIJCq9BkKg4NG2xTiFIJ6HkuZdPocnXqvp2o4ppxznBccN845OvA4Hzq6Hc1VOxfbkl9j1VYt6ohYbP7554+drrQVHCPOYe7hdMYMKh11HbalqbmeIl/1GNww6JHnImOJsXwYkd5ZympAL1n6f6PI9mmUaNQ0cPJJUZIGH93x2mR+Br2PJMkDk6hK6j0sPepluLHRY5LqHUkIyISp/6bnN6k2eawWetLotWP0oljCoPbpboGI1Ft4bUrqDUwUeiGGqdJwWKUlDRnCbfQD1FIPG0OXJCIdNeQlSZKkrmGi0AsxGZf6OeYGMPGI0QXqVFk6jbrFShN060GtJ0udSpIkqftzjoIkSZKkElc9kiRJklRioiBJkiSpxERBkiRJUomJgiRJkqQSEwVJkiRJJSYKkiRJkkpMFCRJkiSVmChIkiRJKjFRkCRJklRioiBJkiSpxERBkiRJUomJgiRJkqQSEwVJkiRJJSYKkiRJkkpMFCRJkiSVmCioV2oeMKCrN0GSpA7n/U0dqam5ubm5Q59R6iY+veiM8PeXn3f1ZkiS1CH6jjNemGDjbbt6M9SD9OnqDZC6CknCn59+2NWbIUmSNFiy9EiSJElSiYmCJEmSpBITBUmSJEklJgqSJEmSSkwUJEmSJJWYKEiSJEkqMVGQJEmSVGKiIEmSJKnEREGSJElSiYmCJEmSpBITBUmSJEklJgqSJEmSSkwUJEmSJJWYKHRzAwYMCNdee23YYIMNwtxzzx1mmGGGsMACC4Rtt902PPjgg6XH//XXX+HLL7/skm2VJEldiziAWOGhhx6K32+88cahqamp9LXYYotVfY6TTjopjD/++GHEEUcMm222Wfj9999bPf92220XRh111DD22GOHfffdNzQ3N7f8/vbbbw+zzDJLGGGEEcJMM80UbrnllkG8xxoYJgrdPEnYfvvtwwEHHBCGG264sOWWW4aDDjoorL322uGdd94JW2+9dTj88MNbHv/KK6+EpZdeOjzxxBNdut2SJKnz/fnnn2GdddYJr732WsvPTj755PDFF1+0fD355JNh6KGHDjvuuGPF57j++uvDwQcfHM4+++zwwAMPhKeeeirsueeeLb/faaedwr333hvuvvvucMUVV4Rzzz03nHPOOfF3L7/8clh11VXDpptuGl588cWw1VZbhdVXXz289NJLnbD3ao8+7forDRa4CO+///54MZO950gaGGW49NJLw3LLLRdmm2228Oabb8ZGQJIk9S6vv/56WHfddVv17mPkkUeOX8lGG20U1lhjjbDyyitXfB4Si5133jn069cvfk/CsNRSS4Vjjz02JiLnn39+uO+++8Jcc80Vf7/bbruF/v37x6SAxIGRipSETDHFFHFE4ZprrgkzzzzzINx7tZeJQjf27LPPxn8XXXTR0u/69u0bM3YuxmeeeSYmCpIkqXd6+OGHY7xwxBFHhOGHH77iY+h8fOSRR8Lbb79d8ff//fdfjCkYUUjmmWee8Pfff8dRgW+++SYmHQsvvHDL7/fee+9WSQiPLfrpp58Gcu80qFh61I1R34crr7wy/Pvvv6XfL7nkknF4kSyeC3X//fePP99nn33C1FNP3fI4egBOO+20sMwyy8S6RXoBKFtiWDB36qmnxr9jqJFRCh7LECbooaBHgN6KOeaYI0w//fRxrsSuu+4aPvroo1bPw2MvvvjisPzyy8f6xMUXXzwOTZ5++unx+T/99NNW5VWMiqy00krxsTz35ptvHp577rkOPpqSJPVc22yzTTjxxBNjqXI1Rx99dJyzMOGEE1b8/Y8//hhjhvHGG6/lZ3369Amjjz56vHe///<text:soft-page-break/>77YZJJJgmXXHJJmGaaacJkk00WDjvssHgvx7TTTttq5IAYheSEOECDJ0cUujHq/LgYCdCZuMxwHoH07LPPHicZDTHEEPELa621VhhyyCHDddddF//PY/DHH3/EDJ+egCWWWCKWK3377bfhqquuCuutt1447rjjwrLLLtvqdXffffew2mqrxd8PNdRQ8Wf0UBDQk5yQHJAMEMzfcccd4YUXXgj33HNPy2OZR3H11VfHydckGp9//nlMEqiJLGLIkudgbsWaa64Zex1uuOGGuJ0nnHBCTG4kSdLAIcinI5DSomrSpOXi/ZrvmcT866+/xjmSlCNdeOGFsdyZzkqSE+7nOWINYon5558/dgZq8GSi0I1NPPHE4YILLogjBB988EEMvvlKv6PHntUIGHmYddZZw7vvvhsTBVYbSBclf0+SwCpJTEBKmBC94oorxonSjAywskFCQrHffvu1fP/DDz/EUQ2GNBmZSEgkGKa866674vyIGWecMU5kYhtJas4444y4sgLoTeDxORIEvvbYY484ipCQ2DD5iaFPhjeHHXbYQXJ8JUnqLZikTHww3XTTVX3MMMMME/8lKcjxPckAows///xznItAHIKPP/443u/zROGrr76KHYuMNBCXpE5NDX58Z7o5EgCC6csuuyxOYOZ7eu4p9+HCJNinx74agngufDL+HEuarb/++uGXX34Jjz76aKvfzTfffK2+Zwk05ksw+pCjsUhBPL0MuPPOO+O/bGtKEsAIR/F5WUINjCZ8//33LV80SEycIkGhVlKSJA0c4oFqE5gTSoyIGfJl1il9/u6778K4444bv/h9ShJASfEnn3zS8v1nn30WFlpooXgvZ4nWMccccxDtkTqCIwo9AJn4nHPOGb/w22+/xUlLJAoMAR555JGtevpzZPrUIqZegtyUU04Z/83nDKSGoohhR4YsqTX88MMPY0NAj0FKBtIqC4x8YNJJJy09x+STTx4ef/zxlu/TYxnBqIbXkSRJ7cc9mo63vFqgVrzx2GOPhUUWWST+jOVU6aBk7sFoo40W5zAwGXqqqaaKv3/jjTfivIUUn1AyzPNQMj3OOON0wt5pYJgodFPUCVIDSM8/E4hzrGbAZGNKhijp4SKuprhMWi5NPmIFpRxzHXKsYECJ09NPPx3Li5jIzOszfEnCwnYm//zzT8XnRDFZ4fUZkSDhqaZSwiFJkupHFQIVBJXKjpjLyPzAFNRTqkwVAguaMB+SSdJbbLFFLD1i9ICyZyZEn3nmmXHkgQnSaTEVOi7fe++9lg97SyMT3OvzJVo1+DBR6KYIqi+66KI4d4D1jtNE4dxII40UVyZgSLCaiSaaKA4J0gNQDNQZjUC+ukEllBORJJAs5B+6ghtvvLEU2NMTwaQpGpkcP8tNMMEEcVSBkY3i0CQ9FF9//bXzEyRJGkhUAKRS4iLmFW6yySYtHYvMYaRygGSB8iEmJPMZCsnll18edthhh9hZSfLAB8PyfZoHQeLBYiY55h4S02jw4xyFbophOy5O1iw+5phjKi6PyjAiw39pZaA0WSiNFKT6f5KEvNcfPC+TkRid4GKvhbkCSMOMeQ8FHwqHtH1pBSWWR81HM0hKWLs5x7ahuAID8x34sBc+ZK44oUqSJNXG/TeVDoHAnZ9VWn2Q0QEmHudYcp3kguVS+YC1vKORkQFWZGSEgscceOCBLWXILGzC6xS/TBIGX44odGMsU0oiwLKkTDgmIaAXnlKg559/Pk5MYs1igmqMMcYY8V8+BZELk0lLjAJQJ5jmM8w777xxBILlUbnI6SWoteYyFlxwwXD88cfH4UXmDIw11ljxueg5SAkCz5UmLbOsK0ucsjQapVEkJUzGTolMalB4HPtw7bXXxlEPHsvz8T29GayGROmVJEkaNIgvqn2ugnq+puZaReoa7DE6cNNNN8XyH8pxyO7J7JkYTO898xfSfADmB9ALwIRjgnGCdUqBmO9wzjnnxOcg0KeciYCeJUlZKi3/wDUmRbM2cnGFIuZBnHLKKS2f5sjKBwT2JC8kJKusskpMJECwf95558VEgjWWCfb5XAQ+4I1toDQplRqxzYw+3HzzzXGEglIj9o0eDlY+GhjvH71/+PPTDwfqOSRJGlwMM8EkYbK9D+/Q5+SezdzEfKVC9R4mCupUlA0xclBplGLTTTcN/fv3j5/rwFrMg5qJgiSpJxkUiYJ6N+coqFMxD4HPeihOcuazHvgsBiY4d0aSIEmSpNqMyNSpmM9AWdFhhx0WPymatZVZveiaa66J8yaKqyZJkiSpa5goqFMx/4Gl1lhlifkITGRmGVfmRLAWM5OvJUmS1PVMFNTp+ICWQw89tKs3Q5IkSTU4R0GSJElSiYmCJEmSpBITBUmSJEklJgqSJEmSSkwUJEmSJJWYKEiSJEkqMVGQJEmSVGKiIEmSJKnEREGSJElSiZ/MrF6r7zjjdfUmSJLUYbyvqaM1NTc3N3f4s0qDueYBA0LTEA6oSZJ6Fu9v6kgmCpIkSZJKTDklSZIklZgoSJIkSSoxUZAkSZJUYqIgSZIkqcREQZIkSVKJiYIkSZKkEhMFSZIkSSUmCpIkSZJKTBQkSZIklZgoSJIkSSoxUVCv1Nw8oKs3QerxvM4kqXtram5ubu7qjZC6wi+v3RD+++3brt4MqUcacvgxwojTr9rVmyFJGgh9BuaPpe6MJOG/X7/s6s2QJEkaLFl6JEmSJKnEREGSJElSiYmCJEmSpBITBUmSJEklJgqSJEmSSkwUJEmSJJWYKEiSJEkqMVGQJEmSVGKiIEmSJKnEREGSJElSiYmCJEmSpBITBUmSJEklJgqSJEmSOi5RePDBB8OOO+4YFltssTDDDDOEueeeO2y22WbhvvvuCz3Rm2++GfdvzjnnDAsttFA4/PDDw2+//Vb33/fv3z9MPfXUpa/pppsuHrv1118/3HTTTYNs+z/88MNB9ty1XmeDDTaI+/nvv/92yutLGvx98sknoV+/fmGkkUYKk0wySTjppJPqakOHHHLIVm3M119/<text:soft-page-break/>HdZYY40w8sgjh3HGGSfstdderdqaZ599Nsw333xhuOGGi+3QJZdcMsj2SZJ6oj6N/sGvv/4a9t1333D33XeHaaedNqy66qph7LHHDl9++WUMdLfbbruw0UYbxcf0FB999FFYd911w5hjjhl23nnn8P7774dLL700fPPNN+Hkk09u6LnmmGOOsOaaa7Z839zcHH788cdwww03xJscN0FeoyOdccYZ8evVV1/t0Oet53W23nrrsPrqq8cbvCSBNnDiiScOzz33XHj99ddj+8r3q6yySsXH//PPP2GLLbYIAwYMaPXz9dZbLzQ1NYUnn3wyfPfdd/F7kgbuPz/99FNYdtllw8Ybbxwuu+yy+JhNNtkkTD755GH++efvpD2VpF6WKOy3334xSdhtt93Clltu2ep3W221VfzZxRdfHBt9Gu2e4MYbb4yjB+eee26YffbZ48/efffdcM8998SfDz/88HU/14QTThhWWmml0s8Jppdffvn4GowujDHGGB22/Y8++mi80Q5qlV7HG7Kk3A8//BCeeuqp2NZNOeWU8WuZZZYJ999/f9VE4dhjj42jD7m//vordlIdfPDBYYoppmhpRx977LGWUQsSBf6WZGKyySYLxx9/fHj88cdtlyRpUJQe0QDfddddYamlliolCejbt2848sgjQ58+fWKPO73lPcGff/4Z//38889b3aSGGGKIuK8dYYQRRghLLLFEHDZ/4YUXOuQ5JWlwM+yww8ZSoAsvvDB2LLz11lsxeJ911lkrPv7tt98Op59+egzyc0MPPXQcKUhJwmuvvRZuueWWsMgii8TvKYml1IgkgZGIW2+9Nb4WpaOSpEGQKKQaeurOqxlvvPFiY02jTAOd0IjvuuuusZGmAZ9tttnC2muvHe64445Wf//HH3+Eo446KvYwzTTTTLF+n5EKhqiLXn755VjaMtdcc4UZZ5wx1rxecMEF4b///mv1OIa2edyCCy4YX3vxxRePcwwo+anHiiuuGJMCkqD33nsv9lARzDNczs2qo/AaSDW2p556aqyrfeCBB8Jyyy0Xt32dddZpefzDDz8cy7w4lhwrRiq4MebD8/z9888/3/L/vffeu+V3X331VTjggANa3pNFF100Hhd6/Ip4/5iTMu+888YbOq91xRVXtCSD1V6n0hwFEq/TTjstvse8Lu8f78+LL77Y6jXT/r/zzjvhwAMPjL2AvM+8H4NyPoekQWeYYYaJgf/ZZ58dk4Zpppkm9vwzB6yI9oVOKUYNGD2oZuGFF45tySijjBLLX3N///13fE3ajQ033DDMM888g2S/JKknaqg7nMCcHvRZZpml5uOoAc0RAFJOQxLBv6OOOmr49NNPw1VXXRV22WWXMOKII8YgHiQT9C5RtsRQ8bfffhsuv/zyGBBfd9118aYChql32mmnMMEEE4TNN9889lDxd8ccc0wMWAkySVQYfuZvmV9AfSqv9dJLL8WeKPbn6quvbpXQVMKE4x122CHORyAZ4eZFAJwH3QOLQJoaWraFG15u9913D6uttlo8JkMNNVT8GQkR+0qJF7W73HCZSH7EEUfESX/sP4kHSQ3zBpj7wP8nmmii+PccF5IObqJrrbVWGH/88eOEbd6TRx55JP472mijxcc+8cQT8WbNqAfJHTdskpdDDjkkfPbZZ2GPPfao+jpFJIK8H7wHjKBwHHmPeT3277jjjotBQ45Ecayxxor/sr2UtjGfg58xUVFS9/LGG2+EFVZYIZawMqeJ9pX2oFiuev7557fMT2CuWDWnnHJK7ODgeWjX6KzKUepE+0YSQakT9xlJUgcnCqwwQY8NJUaNOO+882IATDlS3itETzgBKCsokSh8//33MQCloScQTOgBIih/5ZVXYqJAsMlciammmioGmGl7SEJYPePMM88Md955Z+yFZx7Bzz//HG849LqDVTKYV/DMM8/EfarVU4UPPvigpbeb3npGOXj9thKMSgh02c+E0Q+SJobh6TlfeeWV4zyGHDdQXi8hyGcYnoSM5IkkCQTgJBW33XZbuPnmm2O9Lz3/HCMC+HxuxKGHHhqPI/Mv8qCesjISKm689OLhoIMOiseL50zHioSBSYIE7fQEVnudIhIckoRtt902JnoJz0ePHyMcCyywQEzokkknnbTlHALvIwnG9ddfb6IgdTN08nA90+7RwcECD3Q4MJqZJwoskEG7x+Pbamtnnnnm+C/tKCvT0Q6xmhK4P3Cv4YvyUdo2EwVJGgSlR6xcUyzrqQcN80MPPdQqIKcHPZXIsJIS6LEmQGSy9LXXXhtXFQKlLvyMAB+MHNB7tPTSS8e/JfBOXyQHuPfee+O/4447bvz3xBNPjD3jBOrYZ5994kpDbSUJTz/9dOzNp/SJ4JpEhR57khEQ9FIGw4ob9bj99ttj+U76IigmSKYXn+CX1ygqBsPsG8ePXraUJICbKSM0KJZ05VgNhPkm3KA55vnxY/9IVNLxo2zr448/jiMp+bHitY4++uiYPBQnGdbCHBfKABgdyPHcJHq//PJLnBSdo+cxDxTSiAsjEZK6F9pSevVJEhLa+OKIAW0+1zgdRbRT008/ffw5/1IGSgcQI8J5qSWjv+Dv6ODhOXL83nZDkgbRiALBHI0vwXYjowqUwBCc0pvMZDJ6j+gVT3XrqaHnOQk+CeL333//+DNGDQimCRbTTYBtwAknnBC/KuE1QDJBoE9SQKJAkMrKRdS00nvPUnrVsKIRPU8kR5Q/EaCyLaysQWkP20OgTFB+zTXXhNFHH73NY8Hf57W4lHKxDZRZpbKiouLzErgjTeLLUYpF8kBvXTXckDnmJG8kK9UwYZv3CWxfUUrCGsG2k4jwPhQRPKC47cUVoNK5V1wqUdLgjxJUVo3L7yOUBTFymGPp7Xx1Itp0JirT3jJX6ffff4+dLIyIpnaMJIQOLe4bPI65T1988UVLUsLvWdZbkjQIEgWGdJ<text:soft-page-break/>nMyxyAWhPCmHhKkE39KTeFK6+8MtazE/BRtkPvEZNUSTwIuotlNtwc6FWm15veexIMhpRZG5vJaGkC7fbbb9+yXGlRWrKUmwa9T5S6UOJEskDJEaMSTKajXKZaPT37yagGiUbqxaaWnySBshv2j2CaeQKprKktzJVotFym+BkEba0mRQBdK5FLAXalmuDi63b0B6XV2vY8Yaw0yVtS90enD/OamFtGhxCdR7TRzK+iU4Y2l/lRjC7nJYhphTna2zR/imSC+wClTIwu85zMU2CUk1FQOmEYveR1+PA15k8xP02SVJ+GIjAaXtRqaKn5p/eeUhoacwJpGmd6kSk7obaeCWUEqakMKKGhp8eHIWVq5SnDYeiY0h5uGKyUkXrNwYpDBN35FwE7f59KcuiFYpIwf0NpDyVDTGzjQ80oFyKJqYYeKxSXQKVkh7p9tpeJdsyzaM98hfZKiQ29ckWMALCqUK3e/nT8eFzx+PHFfhOss9/psWkUJ8dxZU4EKyI1su1pG4uYowGSS0k9E8E78w7o6afziXJJAnnaUdoG2i46dOpBJxLzE5Zccsk4J4vPomGRB1CuxP2DeQnMT2C+A3PYas2hkiQNRKJAo06DTP06H5ZTRODMEpoEzyQDlJcQEBJ4EvzRcCf0VNPII817oGeJJUdZPadYkkKikAJ2yncYMWAp0HxiMM4666w4SZalQ0FiQO8/cwkSnieNANT6xGD2l31gCJulRPNe8bw8hmVCGUHpLLwHbDfvQUpm0nZxIwRLjyZpH1OPPSM7jMQwqsLoSo7jxnt3zjnntNQDc+NmbkWxtpf3j58zSlLpdSqhFIxzgtGcHL2IHEfeV95fST0XZZvcRyhJpcODjhs6W5iAzIh0pdJEfkcblyYpp6SDdoi2iS9KUfMRSeZcsRoc9yY6OyotwSpJqq7hTwtjiJjGnWUsWVmInn9GDlhlIk3qZblNVuBJDTkBN734rGREbzyfX8DnLLz//vuxrIQRANDrQ4825UD8jPX1SSJ4HUYG0kpIDCtzM2EuAyvl8HoslclrENSTBJBwgCSBn9FbRT0rPeQE/QSlJB9rrrlm1X1lv+iF4rV4DVZjYqSC4JjPUSBg5zFMqKOEh+Ca7RjU6JXnxsroDPMsGH5Py6My+ZrPQ+C4FOc4MKmcY8oxZkSEycOscMS+UdPL+8GxZ2WrdKxJqigbI3ngtTiG7DM9gpSGsR1pnyu9ThE3akrASAYZQaC2mHOG12UiM6NP+QRtSb0H7T5tC2WmkqRumCgQpLPUKME3S2tSukOgR08wQ8AEzEwUztHLTVBLYMnf0QNNzT9BIUtwMheAHnmeg/p/eohIDphsm3qFSEyobU0IWunppjaVkQVKnBi12GabbWIwmoJNJvwyEZmRhZTIEAgToBL8VpufkJBIMJeC3ntGK0BQzaRrtgE8H5/JUGtidEcj8WGC8UUXXdTSO89kQJIaEpq8rp8JfSQBHCtGVgjgmSNCiRgBO8PzJDu8L4xEMJ+DOuCE95NjyGN5PZI3lmblPU3laNVep4j3hdI1kqr0HpOwMcJBfXFbn9Ehqefi/kJHQrWFHSRJnaupua2ZsaoLh7Ez5ylo4P349Dnhv1+/7OrNkHqkIUcYJ4wy15ZdvRmSpIHgcjIdxCRBkiRJPYmJgiRJkqQSEwVJkiRJJSYKkiRJkkpMFCRJkiSVmChIkiRJKjFRkCRJklRioiBJkiSpxERBkiRJUomJgiRJkqQSEwVJkiRJJSYKkiRJkkpMFCRJkiSVmChIkiRJKulT/pHUOww5/BhdvQlSj+X1JUndX1Nzc3NzV2+E1NmamweEpiYH1KRByetMkro3EwVJkiRJJXb1SJIkSSoxUZAkSZJUYqIgSZIkqcREQZIkSVKJiYIkSZKkEhMFSZIkSSUmCpIkSZJKTBQkSZIklZgoSJIkSSoxUVCv5AeSqzvyvJUkdaY+nfpq0mCiqakp/P33O6G5+Y+u3hSpLk1Nw4a+fafs6s2QJPUiJgrqtUgSmpt/6+rNkCRJGixZeiRJkiSpxERBkiRJUomJgiRJkqQSEwVJkiRJJSYKkiRJkkpMFCRJkiSVmChIkiRJKjFRkCRJklRioiBJkiSpxERBkiRJUomJgiRJkqQSEwVJkiRJJSYKkiRJkgZ9ovDggw+GHXfcMSy22GJhhhlmCHPPPXfYbLPNwn333TdQz7vBBhuEqaeeOvz7779tPpbXXmihhUJX+eeff8JZZ50VllpqqTDrrLOGNddcMzz55JPteq5nn3027jdf7733XsN/v84668S/7Qx//fVX+PLLLzvltSS1vva22267MOqoo4axxx477LvvvqG5ubn0uEkmmSQ0NTWVvg499ND4+x9//DFsvvnm8TnGHHPMsPHGG8efJa+++mpYeOGFwwgjjBDblSuvvLJT91OS1E0ThV9//TUmCFtvvXX4+OOPw6qrrhoOOuigsP7664cPP/ww3sSOPPLI0BscccQR4cQTTwwLLLBA2H333cNPP/0Utthii/DGG280/FzXX399GG644eL/r7rqqjC4euWVV8LSSy8dnnjiia7eFKnX2WmnncK9994b7r777nDFFVeEc889N5xzzjmlxz3zzDPhiy++aPk69dRTw8gjjxw22mij+Hva75deeinccccd8blos2i7UjKywgorhNlmmy0+Zq+99op/R2eGJKln6tNRT7TffvvFG8tuu+0Wttxyy1a/22qrreLPLr744jDxxBOH9dZbL/RU3Eyvu+66MN9884UDDzww/oyeN/b5tttuC9NOO23dz/Xbb7+Fu+66K46OfPDBB+Hmm2+Ox3eYYYYJg5s333wzBh6SOtf3338fzj///DhqO9dcc8Wf0U70798/tr05RgkSOjAYSTj++ONju0x7Q9v1+OOPh9lnnz0+5qSTTgoLLrhg+PPPP2PSQKfPYYcdFkcUJp988nD66aeHhx56KMwxxxydvNeSpG4zovDYY4/FgJZSm2KSgL59+8bRhD59+oRLL7204pB4T/H333/H8qivvvoq/Pfffy3JA4YaaqiGnotevd9//z3MO+<text:soft-page-break/>+8Yckll4w3dn4mSXn7y6gAJUHJ3nvvHS644IKaf3fccceFcccdN2yyySbx+yGGGCJ2ZswyyyytHkc7xojxaKONFr8/77zzwoABA2I5JR0ElFdKknqmDkkUbrrpppZ5BNWMN9544ZZbbgm33nprrIlNXnvttbDrrrvGXnPmNDCsvfbaa1cNiF9//fX4OjPNNFPstacW9+uvv25zGwnW6f1aZpllWuZOUCr19ttvl26Kp512Whxi54ZJTxmv98ADD9R1LEYcccSw+OKLx/kE//vf/+L2HnDAAbEHjrkKjZYdYf755w/LLbdc/H+1mmC2++yzz47lPzPOOGPo169fuP322ys+luNFeRSP5TjyxfNzfPI5IJQlMBrCPtBDSS/jnHPOGXsp+VkelOy///7x//vss0+rOREEFCSHK620Unwdjic10M8991yrbUqvxXFmW3iPmF+BTz75JOy8885h0UUXjT8nIOJ1Pv/884aOp9QTvf/++3HuwSWXXBKmmWaaMNlkk8Vef669auiA4Jqj/SRBwLDDDhvbx6GHHrrlcSeffHK8bscYY4w46kCHz5577hk7f2h/+T/tnSSpZ+qQ0qOXX345jhYUe6KKGKrOvfjii3EOA0kE/zIR79NPP421+LvssksMuhn2zlETSw879bFvvfVWuPbaa8NTTz0VbrzxxtirVq2Xf9NNN42vR8DKBD16/Hkdgnd63khQcNRRR4XLL788/nzDDTcMP//8c7j66qvDtttuGwPxvNeumoMPPjhO+rvwwgtjudX4448f/89+NnLzf+GFF2LQP+GEE8afEUhzrCkBKJYwEcjfeeedcfvYbkqVOEbFUYxffvklrLXWWnG/1l133TDRRBPFyYoke6ecckosMeC5cttvv30Yfvjh47/8HQEJf0sCwPbxfEMOOWQsW+D/qWwhbRdJH0kJx5RRkRtuuCEmXyeccEIMTHLM6VhttdViqRbbzuuxPwQ9JA6jjz56eOedd2IdNqUVPPfgWIoldRZ6+7kmaJ9oZygBJJlnblPxWk5o0+i84Fqrhg6Ta665Jo4Wp0UaGEHguRmFePjhh2PJKW3OIossMsj2T5LUzRMFeqhHGWWU2MvUCIawGV0g4GSVjYSgnRImVlAqJgorr7xynCSdTDnllOHwww+PNbqMTFRCsM6EO+ptl1122ZafE+wyckCPf+p9pxefSciHHHJIy+Po4SZYZcJuW4kCAS1zNQi40/f0wtEr157RhOWXX77lZ4wSkBwxqpBWKQGJEkkCE8hJdBL2o1ijTEJFTzxJAcF7QoBPDyHHvBhcEFAQWNDjiCWWWCKsvvrq8bUI2Ck9ePfdd2OiQLJIMgaCeL722GOPOIqQJ3v8PQkVxzM9b3pugo+EIIXtZXJ4GlUBJRPsC6/LKIPUW9FJQ0LNtUivP1hQ4owzzqiaKKSknr+thL9lxJXrjpJS0EFAO0onCO027TQji8ccc4yJgiT1UB1SekRvcqrHbwTBKhPh8iSB0pc0ZE5PWRGrJ+UoU2Lk4Z577qn6OiQBI400Uiw3YuJf+mK7KXki2ExLj44zzjhxZZCLLroojm6koJQVRehRr4UeN0pkGPYneKU8JvWSf/vtt/H/JEVPP/10zefhWDJxmZKAPDhO/6d8Kz82aelZkpkcN28SqRyPYWUi5jzkOB4cx0rHnGQjD+ann376mIQ8//zzLftVSUq+SEjy404ZGMHHDz/8EI91jmQlx7FPSeX9998fSyZAjyalbCYJ6u24RhhVS0lCGn2kZK8Srj/aXTpdqs1doJ099thj42pKCeWCjCDmpaN0Enz00Ucduj+SpB42okCgT6kLJT6NjCoQCFOKQukPPeWfffZZvLmlOvlijS2jFtTK5ihPmWCCCeLQezVsGz38lCxVw2tTGkXtPsE+veV8UZrDHAF69qnPr+Wyyy6Lowk8lpst+/fNN9/EIJfeOVZBYvSDUZK0OkklDOnzdwTkJB8pYcFUU00V51WQSKTVo1JAkAcKCftUPDZsF8ecJQ7peeTvWfEEedKWv2YRddCPPPJI/Nvie5If9zRKUOu45ygtys0888xhm222iUs9Uv7F+83PSPAIdCptr9SbzDPPPLF9o11I1yrlicxbqISRUdqVSm0Qo6+MADKSQDuYo3SSidM5SpEmnXTSDt0fSVIPSxQIoOmRp4eZm1Y1BMoEpAyHc9OhhIYSHwJNevvpnaInjOCP0pSivCcrxypKjA5UQ8JBMkFPfzVMAgTD6fTQU87z6KOPxjp45jKwrfRiM3G3mlTLy402TRBkXxmxoAePuRGg3KmesiMmelebKEgpUHGZWXoK02cuJMUVppjjwHwNkjHeK5IWRh3Yb+YNVJoAWSn5SyNI1UoXwHMxEkEZQzXFIKPS+0jAwr5yDFm6kREZSiD4UDtqstuaGyP1ZLSZdE7Qvpx55pnxQw+PPvrouMAA1ymdDqxYlK5jSodI9PNJy2C0j1FTSgMZqc0/PJFlVbkG6Txh7hOloYxM8nkNaTELSVLP0yGJArXzBNP0qFdLFJjHwCRWAkd67QlqGdpmoi615tTBJ8UVcRJGH6jFpYwoYRSDXu1KvekJSQKTl0loipN7SW7++OOPOHTPNjGywaRoeqzTpzvz/NyE6W3jRppvay6VxeTBMwkD65QzkZdkionNHK9qvvvuuziiQMBP7W9KOPLAn2SF7WTbCfDTvjMBOp9IDNY9zzGBmPIiynbykQJ6GCkFqjQhnOcoHl9ei/1kxKXWcWdUgUQkX7899XhyTuQlTZUQ5DAiwmpJa6yxRvziGDCiQsDCyAglbFJvxgIMO+ywQywJpO2gneJ7yoJIxpl7lOYR0BaycEQR5Zu0DbRzfOW4jnkeSjAppST559pnblg+10mS1LN0yBwFAnBq3rmJ0MNU7VObCUapfSUoZ6icwJqRhTzwpqc7rf9dnPdADzUT9nLc0BilyCcpF3Ej4zHFbeOGSVkLvf4E5PSoEdBTHpQjmSHQZUSjGLjnuEmjuH45AXhKIpiYW+uzEAiAOU6MOlDHT9lO/<text:soft-page-break/>sVxJljOl0pN+055Tj4iQJkACUVxW4r1zGnuBO9JpbkmBAP5z1k9it5ERiNSYpGOS/76KYBgicXi+cAoAedC+oyJaph0yUhOmocB3oc0ilBrJEnqLbgOmWzMqma0a4zecp1QfsT/85XBSLD5DIQiRhFIwit9pTIm5hBx7fM6jHiyIIQkqefqsE9mZmUfevypzWcFHoJchrvpjWZomp5yVtlgWDvd2EgwKPHhxkWPMct0MlGX3moCT0YPcvQ+swQgNftMqmP5UEYjqOWnnKaaLbbYIvaoEbDSk82oB8/NKAj/ss3cSJkUyHKBBKebbbZZWGyxxeLNlhIkXoslXIulPTlq6HksiQK95ewfPXEs4QpWa6L3m/3lWPF8RYy6oNYNmBIhggLmQ7AOOiVblAXQq8jxJUAnIeF7av459gmlTHxeAsE3IxsEAcw1oKyHY0AQz8/yMi8SA16ThIT9YuSI+SK8dpLmKTBSwd8zf4BVmCjHYv8ZleG1SQT5nvOCEq225hiQFJEQsRIS28HoBMkOpVeMDtX67A6pt6N9YxGA/FqVJKleTc0d+DHJlAHRW07wTiBIgMr6+0w+JZAtLi3KijmU5dDzTZJArz2r2BBws3QmveH8jucgIGQYnSVOqb8l4CfZYCUgRivyUQkCfAJSAuCEEQV63AlcmUBL+RKfRUASkZdL0ZtP7zrJDY+jJ516XoJegvdaIwogASAQZ3Ql1QbT884+UXbEhEM+I4IgubikIJOLGdEg8CeJqYUeeRIyko6UJDHawhfHidWbWJKUVYVIvtLIAseFZIv9owaZY0hJAQkGkxyp+ycJYc4IH8jEWuqUK5GUkARR10xJFquhsD/5caMkiqCEJIOEh+fl54z6MFLCdpHsMcGaUq607CLSazHnoLjyEUkGpQ7MF+GYkqxRYrX11ls3vOxs7q+/Xg7Nzf9vErc0uGtqGj4MPXTj5zvXYKOfCi9JUocnCqpPscd+cFUreO8JTBTUGxIFSZK6dI6CGtMdkgRJkiT1biYKkiRJkkpMFCRJkiSVOEdBvZZzFNSdOEdBktTZHFGQJEmSVGKiIEmSJKnEREGSJElSiYmCJEmSpBITBUmSJEklJgqSJEmSSkwUJEmSJJWYKEiSJEkqMVGQJEmSVGKiIEmSJKmkT/lHUu/Q1DRsV2+CVDfPV0lSZ2tqbm5u7vRXlboYp31TU1NXb4bUEM9bSVJnMlGQJEmSVOIcBUmSJEklJgqSJEmSSkwUJEmSJJWYKEiSJEkqMVGQJEmSVGKiIEmSJKnEREGSJElSiYmCJEmSpBITBUmSJEklJgrqlfxAcnU0zylJUk/Tp6s3QOoKTU1N4Y2vngq///1zV2+KeoDh+o4Uph17nq7eDEmSOpSJgnotkoRf//6xqzdDkiRpsGTpkSRJkqQSEwVJkiRJJSYKkiRJkkpMFCRJkiSVmChIkiRJKjFRkCRJklRioiBJkiSpxERBkiRJUomJgiRJkqQSEwVJkiRJJSYKkiRJkkpMFCRJkiSVmChIkiRJKul1icJSSy0Vpp566nDccccNstc48cQT42v0798/fv/pp5/G73ffffcOf61//vknnHXWWXG/Zp111rDmmmuGJ598sq6//euvv8Jcc80VZppppvDrr7/WfOw555wT9+Hyyy8PN9xwQ/z/tdde2+ZrsM88lmMg9UY33nhjaGpqavW1+uqrlx43ySSTlB7H16GHHhp//8MPP4T1118/jDbaaGH88ccP++yzTxgwYEDL3++0006lvz3ttNM6dV8lST1Lr0oUnn766fDRRx+F4YYbLga7f//9d6e8Ljf2Y489Nqy77rod/txHHHFETEwWWGCBGJT/9NNPYYsttghvvPFGm3879NBDh379+sWE4Z577qn52JtuuikMM8wwYcUVVwxzzjln3J+55567A/dE6plef/31sMIKK4Qvvvii5eu8884rPe6ZZ55p9ZhTTz01jDzyyGGjjTaKv992223D559/Hh599NFw2WWXhYsuuiicfPLJrV7nqKOOavUcm266aafuqySpZ+lVicL1118fhhxyyLDZZpuF7777Ltx7772d8rokJiuttFKYbbbZOvR5CfCvu+66MN9884UDDzwwrLfeejFxYJThtttuq+s5Us/mrbfeWvUxL7/8cnjvvffC0ksvHUYcccQw4YQTxv2ZaKKJOmxfpJ6KpH2GGWYI44wzTsvXKKOMUnrcmGOO2fL7YYcdNo4kHH/88WHiiSeOv7/jjjvCrrvuGqaffvqw6KKLxo6H+++/v9Xr0Mbkr0PbI0lSe/WaRIHSmrvvvjvMOOOMMcjFVVddFbozRkT+/fff8NVXX4X//vuvJXnAUEMNVddzTDfddPHrqaeeCl9//XXFx9x8883x3zXWWKPDtl3qLejpn2qqqRr6G0ojxx133LDJJpu0/Gz00UePIwm///57HFm46667Yrkhfv755/DZZ581/DqSJNXSaxIFeuP++OOPMP/888ceceryKUWipzy3wQYbxJp6AvDcE088EX9OOUCO5IMAepZZZgkLLbRQOOWUU1qC9qTaHAVemx5CRgTocVx88cXD0UcfHcuH6kHvPn/D8/zvf/+LAckBBxwQRhhhhDhXoV6MKlDrzDGqlIwwOkH9NCVHqDZH4eqrr44lFhzbJZZYIlx66aVVX5MRDLaR40aww2jIAw88UHrcn3/+Geusl1lmmXiMmFOx9dZbhxdffLHu/ZO6SnNzc3jrrbdiO0EQP/nkk4e99967ZtkjiQDtzL777huGGOL/mugzzjgjjiBw3TNHYbzxxgsHHXRQy2gCcxIYUZxgggnCzDPPHC6++OJO2UdJUs81RG8qO8Jyyy0X/11++eXjv1deeWW7n/<text:soft-page-break/>OKK64IO+64YwxmmUi41lprxWCZn7fl2WefDauuump46KGHwiqrrBKDgtlnnz3WHZN4fP/993Vtw8EHHxxLDC688MKw2mqrxcCC/xNE1IvgnvkKt9xyS+l3Dz/8cPjxxx8rTr7MkahQ/jT88MPHhIjjzNyJSsE/j+UxJDQkStRe//bbb2GbbbaJ+5+Q2G244YYxaCLAYvImCcVLL70U/73zzjvr3kepK3z88ccx8Of6uuaaa+JIAQsC7LHHHlX/hjaEa4PrOUfCMcccc4THH388JuuvvvpqOOaYY+Lv3nzzzZgoTDPNNDHh33zzzcOWW24ZJ1JLktRefUIvQI87PdD06E0xxRTxZ8suu2y8yVJWs9tuu8Wa4EZLmQh4p5xyyhgApL8n+E+lTdXQe09iwL/c8AmCQc0xvesE/zw3ExPbeh56KklU0vdHHnlk7NFvxEgjjRSWXHLJOHLw/vvvh8kmm6zVJGbKmEhmqmGCOMkJozXnnntunAeSjnGxXIn5DkzkZF9Tbyg23njjOHeEQIrRA5KfCy64ICYFJBIkYsnaa68dJ1UzesIkbnpYpcER8wuYDzXqqKPGQJ4RNK5TVi864YQTWq6VHPOO6HTo0+f/mud33nkntlOffPJJLEkCCQjJ9V577RUTahJ+Fk4AbcDbb78dzjzzzJrXriRJobePKHDjBSv8JGOPPXbsnaO29/bbb2/4OVmClBs1Pe15ksFNPH+dSigRIrjmcSlJyINgygpIAIolTDkmLO+8887hsMMOiyU59LaDnvpvv/02/p/SH8qr2jupmVENRhQWWWSRMMYYY1T92wcffDBuK8F/HvhMO+20MXnIpUnWjDjw/Onrl19+iT9jv3g+UIPNSktbbbVVq+fgvSPQ4m9YAUYanBG8kyTk1wXJfaVRQ+YYMcq48sort/r5Cy+8EK/BlCSATgWuAZ6H509JQv46zFuQJKm9enyiwFyDVFJD3S7zBdJXWt6zPZOaKSkAtftFxeC/2t+m0Y0cN3xGKSjFYd30apjUSDJBCRW9+PTIU27AxGbKoShFOPzww+PnH9RjnnnmibXN+WpJJFAE7m1NYk77k1ZnqXUsPvjgg/gvgf68887b6iuNMKTghudlPgnJQhHHCH4+gwZnXKNMQqZTIWF0k5+xylHRK6+8Eq855uLkKCWkAyBfcIBrnBIlnoeyP+YF5XgdSpEkSWqvHl96RO9c6mFP65FXujm/9tprcdnBaoqTm5O0ylBxAuPASCMJffv2rfoYettBrXOa8Ehpwrvvvhv3mcQBlCPUgwSFsikmYxNgUCJB2RElQAsuuGBdz1HPsUgfEMUEZeYzVJJ6TWsdx/Q8tY6R1NVYqIARR5J4EmFK+7hm99xzz3idf/PNN3EkIJ3HzDug9I85DcVEntXJKDFiyVTaNJ5n++23j9cu1zmlipTuUWrE56JccsklLaNzkiS1R5/eMomZG3VaSjDHHAFWEmFUgTKeVDrDqiR5jXBKNpLUe86Nv+jDDz+suU30koOgvojgmOekp5C5A9WkHsp8G0kYCCJYTYh5GZQwtVUGlSNRIIBnVIEPeiJoYX5AvvJKJfmxoAyq1rFg1AL0gpKM5CjH4jnS2u98TgM12ZRpFEcVqNlGI5O2pc7G/BlGFSgTpNSR7ymlI8jnfJ900kljME95HxgRZD5DEdc5k5SZq0PiTvvACm3MZwIrklFiycgCc3cY6WRRBUbqJElqrx5dekRw/8gjj8SAm543huaLX2mSLMExE5THGmus+D1Bct57XfxAMmrvCaZZwYR5DgkTF9PnDlRDzyDJAs9ZXJ6VidGU3iy11FI1n4NJvGDCb45ypZREsNZ6pSVPq6Enn/2677774opC9FQWV16phInQTHhmW/JlH0mEOP45JiqDlYzyURrKLZhnwdKnBEvgA95IEs4+++xWz0EvLEEQIxLpOEiDK0Yq+XBH5hNwTTKywLVFME9gnyfBTExm/lMlJNl0fDAngbI8lkLNPy+FRRSY/M9qYSyXSuIvSdLA6NEjCpTOEIwyFF9tVSM+D4DyAD4ngQCfx/Ivy3ZSvsPfUavPEqE5fk5vHuU+3JBZpYTRAALYtj7sjFEL5g+wfCH1/+uss04MAij54bUZCSh+5kIRPf1M5CU4p26ZHkXq/9NnGxCMUEZE4MHnMjAnoN5JzSRPrMHOcUkjALXQq7/LLruEY489No5mMBGToIh5FCRTJE8JPZy8Br2fPJY5FpRdMI+EFZGYEJ1WbWIVJHpbWT+eEQT+ludi9Ifn5/X85Fl1V3QwMJrJCmiSJA2OenSiQFkRPXcE4rWQEJAoEIDSy0+d7/nnnx9OPvnkOBpBzzaPoec8xyo9lAmcfvrpMZilZ5BaYUpxDj300JqvSc0xowf8Hb2EjGYQcG+66aaxV71W2REoYWA0g9emt5LyBmqdWZKUJIJkg1IHAvh6gv1kscUWi/vEyERbn52QI6hnRILjxucnjDLKKHFOCPMWzjrrrFaPJUmi7Ij14hlZIHGid5Wf569JEkCywYRsRjiYe8F+83kTlJIVS5ek7oRrnES43k9RlySpszU1D+zMWw3WeHvzpRn1f5775J7w69+tR4qk9hih7yhh9glrlwtKktTd9Og5Cvp/qxlJkiRJjTJRkCRJklRioiBJkiSpxERBkiRJUomJgiRJkqQSEwVJkiRJJSYKkiRJkkpMFCRJkiSVmChIkiRJKjFRkCRJklRioiBJkiSpxERBkiRJUomJgiRJkqQSEwVJkiRJJX3KP5J6h+H6jtTVm6AewnNJktQTNTU3Nzd39UZInY3Tvqmpqas3Qz2I55QkqacxUZAkSZJU4hwFSZIkSSUmCpIkSZJKTBQkSZIklZgoSJIkSSoxUZAkSZJUYqIgSZIkqcREQZIkSVKJiYIkSZKkEhMFSZIkSSUmCpIkSZJKTBTUKw0Y<text:soft-page-break/>MKCrN0EDyfdQkqRBq6m5ubl5EL+GNFg6+7HHwuc//dTVm6F2GG/kkcNWCyzQ1ZshSVKP1qerN0DqKiQJH33/fVdvhiRJ0mDJ0iNJkiRJJSYKkiRJkkpMFCRJkiSVmChIkiRJKjFRkCRJklRioiBJkiSpxERBkiRJUomJgiRJkqQSEwVJkiRJJSYKkiRJkkpMFCRJkiSVmChIkiRJKukTeohTTz01nHbaaXU9dpVVVglHH310h77+p59+GhZffPGwwgorhOOOO67Dnve3336L+3bPPfeEH3/8Mcw444xh7733DtNOO23dz7HYYouFzz77rPTzPn36hBFGGCFMNdVUYa211gr9+vULgxP288Ybb4z7PvHEE3f15kiSJPUqPSZRWHLJJcNEE03U6mdHHXVU+OGHH8Kxxx7b6ufFxw3Odtlll/DEE0+ETTfdNIw22mjhvPPOCxtttFG49dZbw9hjj93QcxWPwz///BM++OCDcPXVV4fddtstJiUkDIMLtmXeeecNY4wxRldvirqp5ZdfPow55pjhoosuqvj7E044IZx00knh22+/DQsuuGDsbJhyyinj7/7888+wxx57xOsjdTDw+OGHHz5+/+abb4Ydd9wxPPXUU2H00UcPW2yxRUxuhxjCgVpJUs/QYxKFaaaZJn7lTj755JgorLTSSqE7+vjjj8PDDz8c1lhjjbDrrrvGn40yyihhr732Cvfff39Yd911G3q+asdh1VVXDSuvvHI8Xvx/qKGGCoODWWedNX5J7XHVVVeFO+64IybWlVx++eXh0EMPDVdccUVMDg4++OA4IvjGG2+EpqamcMghh8Trj+dobm6Oz7PvvvvG6+T3338Pyy23XFh44YXDM888E957772w8cYbh5FHHjlst912nb6vkiQNCnZ9Dcb++OOP+O/nn3/e8rO///47/tuRwfzkk08e5pprrvDdd9+F999/v8OeV+oq33//fRwNmHPOOas+5qeffoqjbAT8JAok4G+99Vb45ptv4u9JELbccsswxxxzxOfZZpttYoKORx55JL7GWWedFaaeeur4HIz+kXRIktRT9NpE4cUXXwxbb711DJBnmGGGsMwyy8Syg7/++qv0WHoV6U2cbbbZwkwzzRR75i+55JIwYMCANgN9yp94bv5u7rnnDltttVV47rnn6tpGApDpppsuPP744+HSSy8NTz75ZDj++OPDOOOME5ZddtnQkYYbbriKP3/00UfDhhtuGPd95plnjiMON9xwQ6vH9O/fP24rP6e3dYEFFgizzDJLWH311cPdd99des4PP/ww7LfffnHuBMeexzKiQQ9vjjIOnvejjz5q9TocC0qx+NuFFloofPHFFx16LNT97b777mGDDTaI10812267bUwEUtJw+umnh+mnnz6WKoFyouuuuy6OSvLF+Z1GuDhnb7rppjD00EO3ek6eR5KknqLHlB41gp5CavKp+V9//fVjQPDYY4/FScMExhdffHEYZphh4mMvuOCCcMwxx8TJtNQgDzvssOG+++4LRxxxRAxc+ZtqNcmUCxHkr7feemGyySaLddAEwyQdBCDFUqlK/ve//4U111wzvh7lD0xiPuWUU+Ik5I7y66+/hqeffjo+56STTtryc7b1sMMOixOot99++7if9Kjus88+sTyDYD9HosU8B44pddzXXHNNrOE+8MAD4zHAJ598EhMIju/aa68d51l8/fXX8XhQBjLkkEPGn9dCnTg9vAcccEBMEsYdd9wOOxbq/h544IHY4//KK6/EUYC2cI1vttlmMegnsaXsKF17JMa0D+A6uOWWW+L/Sdb5yjsFzj333Fi6JElST9HrEgWC4oMOOijWEnPTT0EAgSyrFXGzZ8IwgTFBLT34lOYQyKZedwJ9eixvu+22cPPNN8dJjkWUJRCwrLPOOrGkIZlnnnliTzlBTFuJAqMbd911Vxy5IEmg3IiJl+2djM02FZ+f2moCfFZUov66b9++8XdffvllHA1ZZJFFwplnntkSPLHv7A8jKgRFjJQklC5xTNMKRSQ4aRWoFVdcMYw44ojhsssuC7/88kucXMqIQLL00kvHiacPPvhgm4kCCR7bRFIh5ZiAzKgdowMk9fVYYoklwvPPPx8TBkYLX3jhhZgwv/vuu/Fao+OAif+0CST/tBE5rk/mJ3Bek0RLktRT9LrSI3r4f/7555aRhByTEOnpZsQB9957b/j333/jSEJemkPQTD0y0mOL6J0nMKaH8tprr22pe6Z0gZ8xQbmthGaTTTaJIxas6ETwQ7BCDz29l8xVINh+9dVX6953VhDKv0gC6EklwGfkIJ/0yTbyepQ4UXZBksEX/yegB8uW5giy8mVMOQZMuGbiJyM1IEniPciTBAItjnPa77ZQLmaSoEqYgMycAhLPepEMcF0yUjfhhBPGxIA2gmuDJJfrhGuQRIKvvNSN85YSp9RpkI8ySJLU3fW6EQVWEsIUU0xR+h09kAQK6TG1HjvBBBPE5IHPT6iEnnk+q4Eexv333z/+jM8roH6fXvZatdNg5IC5DJtvvnmclJm2584774zPySgGPf70vudBdy0XXnhhS3DDiAbfkywxalJ8DpZNxZ577ln1+YqfzcD8gSJKrsDoTEqyeH1GMUhyeA72K80NaWveB1wuVbVWOmI0LJXmpfOKEcFiEsro1Xjjjddy3nJuUtpHiSBLn1JGx7ychGSC85NzmXI3EmmW8CVhpsNgvvnm69R9lSRpUOt1iQIlPLX8999/LeU3bT2WoCE9tlpJw/zzzx9705kDwZwGeiQJ0CnzYZJwNZQckbjstNNOLT8j8UjJAmu3o5Ga6DyQYRIwHxBHaRQ9ooxO5EFRCthZMrLah51RApSrdCw4nunD3cAch5133jmO3DCqwTFixZnZZ589blM9XKde1Tz00EMxgE9S2R/zjIrS3KOzzz675VxlkQOuORIIvP7663EiP0gekObxMBGaUUeuVToAJEnqaXpdopDq+6k/<text:soft-page-break/>LqKkhx7uFBjnj2UiY45eReqhq02kpfeSpRYZeVhqqaXiF5gETIJADXWtRIHeTHo48xIbguszzjgjrLbaarHXkxILvtqLORJMkqaMaocddoiruKTgn+3GSCONVOopZfLxyy+/HEdfKo1C5NJyqym4Itkhobj99tvDWGON1fK4r776qt37ISXFpJbyvzQqSCJACSDnOOcgqx5RAshnIZCoMrJGG0AJHiMSrFZGMkAiQacBq6QxgseqSCQIJNf8judmFANcr2nVJEmSurte1zVLDz9BAJNqqc3PMUGWUoVU30xdMjd+Ji9SZ58QNFAaBIKJSkgSqM8nsM/Re07wknrYq+FTYnnNK6+8stXPCXRSOQXBOqMUA4P131nZhUCd0YOExIaee9aJT5/nkBDsM5+jOD/i+uuvbzVhmjpvjvOoo44ajzuY40CgVgym0gTRNAIhdbRUMsQnnYMJ9lzznPcsd0qHAGVEqWyJz0Rgsj7XSL9+/WJSns5TznUwd4jnTF+1PrdBkqTupteNKBCks+oRJQkECtQYU6fPBFvKYlhHnXkBaUSBMhl6Glnnn4A6LY/KcqKLLrpofI5KKFegJ56aaQJmJuASBFM2xKhFvhJSJUz6ZfUVevzfeeedOKeBwPzGG2+Mn87MKAAfFkWPJ/82MnmziGVOKWViAjMTMpmUPMkkk8RRBj4XgX1nTgSjCxwjyqjY9zRKkpBQsPQpva6Mhlx99dUxMTjxxBNb1pun3ImRC5at5Dn4G4IzVp2hl5djJXUUev0TzmmW6k1LH4PP4+CrEhJcSgUrIYHmS5KknqzXJQoguKf375xzzonLfLKCUEoKCBryD1EiEGdCbiozSGU0BBzU91erlydQZsUiAg2SA2qnU7kPK6m0NbeAGmkmYBKoE5zTg8lnDrCMK72Y9MozOZqJ0qmeur3oQWViNEs8Hn744fGD4Vi9hdIMyio4Rhwr5i1QbsQEZ+Y1FFceomSD/WafOabMeWD0IS+P4riR6JAckJyl/eA1SCwoSaLnt1jWJA0sklCuJeYHSZKktjU1tzVjV4M13r70GQddhfIn5ltQw52Wje0ODrr99vBR4bMl1D1MPNpo4ZD/f5neRjDRmc8jkSRJbet1cxR6mq5OEqTuxCRBkqT6mShIkiRJKjFRkCRJklTSKyczq2Mx+ZnlYCVJktRzOKIgSZIkqcREQZIkSVKJiYIkSZKkEhMFSZIkSSUmCpIkSZJKTBQkSZIklZgoSJIkSSoxUZAkSZJUYqIgSZIkqcREQZIkSVJJn/KPpN5hvJFH7upNUDv53kmSNOg1NTc3N3fC60iDlQEDBoQhhnBArTvzPZQkadAyUZAkSZJUYnecJEmSpBITBUmSJEklJgqSJEmSSkwUJEmSJJWYKEiSJEkqMVGQJEmSVGKiIEmSJKnEREGSJElSiYmCJEmSpBITBUmSJEklJgqSJEmSSkwUJEmSJJWYKEiSJEkqMVGQJEmSFIr+PwmMBhr9stsgAAAAAElFTkSuQmCC",</text:p>
      <text:p text:style-name="P4"><text:s text:c="12"/>"text/plain": [</text:p>
      <text:p text:style-name="P4"><text:s text:c="14"/>"&lt;Figure size 700x350 with 1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import pandas as pd\n",</text:p>
      <text:p text:style-name="P4"><text:s text:c="8"/>"import seaborn as sns\n",</text:p>
      <text:p text:style-name="P4"><text:s text:c="8"/>"import matplotlib.pyplot as plt\n",</text:p>
      <text:p text:style-name="P4"><text:s text:c="8"/>"from matplotlib.ticker import StrMethodFormatter\n",</text:p>
      <text:p text:style-name="P4"><text:s text:c="8"/>"\n",</text:p>
      <text:p text:style-name="P4"><text:s text:c="8"/>"# ── 1. Aggregate volume by category ────────────────────────────────\n",</text:p>
      <text:p text:style-name="P4"><text:s text:c="8"/>"df = orderlines_product_merged_df.copy() <text:s text:c="9"/># your merged DataFrame\n",</text:p>
      <text:p text:style-name="P4"><text:s text:c="8"/>"top5 = (\n",</text:p>
      <text:p text:style-name="P4"><text:s text:c="8"/>" <text:s text:c="3"/>df.groupby('category')['product_quantity']\n",</text:p>
      <text:p text:style-name="P4"><text:s text:c="8"/>" <text:s text:c="5"/>.sum()\n",</text:p>
      <text:p text:style-name="P4"><text:s text:c="8"/>" <text:s text:c="5"/>.sort_values(ascending=False)\n",</text:p>
      <text:p text:style-name="P4"><text:s text:c="8"/>" <text:s text:c="5"/>.head(5)\n",</text:p>
      <text:p text:style-name="P4"><text:soft-page-break/><text:s text:c="8"/>" <text:s text:c="5"/>.reset_index()\n",</text:p>
      <text:p text:style-name="P4"><text:s text:c="8"/>")\n",</text:p>
      <text:p text:style-name="P4"><text:s text:c="8"/>"\n",</text:p>
      <text:p text:style-name="P4"><text:s text:c="8"/>"# ── 2. Build a custom color palette (Spectral, 5 colours) ─────────\n",</text:p>
      <text:p text:style-name="P4"><text:s text:c="8"/>"palette = sns.color_palette(\"Spectral\", n_colors=5)\n",</text:p>
      <text:p text:style-name="P4"><text:s text:c="8"/>"\n",</text:p>
      <text:p text:style-name="P4"><text:s text:c="8"/>"# ── 3. Plot ────────────────────────────────────────────────────────\n",</text:p>
      <text:p text:style-name="P4"><text:s text:c="8"/>"sns.set_style(\"white\", \n",</text:p>
      <text:p text:style-name="P4"><text:s text:c="8"/>" <text:s text:c="13"/>#{'xtick.bottom': True}\n",</text:p>
      <text:p text:style-name="P4"><text:s text:c="8"/>" <text:s text:c="13"/>)\n",</text:p>
      <text:p text:style-name="P4"><text:s text:c="8"/>"fig, ax = plt.subplots(figsize=(7, 3.5))\n",</text:p>
      <text:p text:style-name="P4"><text:s text:c="8"/>"\n",</text:p>
      <text:p text:style-name="P4"><text:s text:c="8"/>"sns.barplot(\n",</text:p>
      <text:p text:style-name="P4"><text:s text:c="8"/>" <text:s text:c="3"/>data=top5,\n",</text:p>
      <text:p text:style-name="P4"><text:s text:c="8"/>" <text:s text:c="3"/>y='category',\n",</text:p>
      <text:p text:style-name="P4"><text:s text:c="8"/>" <text:s text:c="3"/>x='product_quantity',\n",</text:p>
      <text:p text:style-name="P4"><text:s text:c="8"/>" <text:s text:c="3"/>hue = 'category',\n",</text:p>
      <text:p text:style-name="P4"><text:s text:c="8"/>" <text:s text:c="3"/>palette=palette,\n",</text:p>
      <text:p text:style-name="P4"><text:s text:c="8"/>" <text:s text:c="3"/>ax=ax\n",</text:p>
      <text:p text:style-name="P4"><text:s text:c="8"/>")\n",</text:p>
      <text:p text:style-name="P4"><text:s text:c="8"/>"\n",</text:p>
      <text:p text:style-name="P4"><text:s text:c="8"/>"ax.tick_params(axis='both', which='major', labelsize=14)\n",</text:p>
      <text:p text:style-name="P4"><text:s text:c="8"/>"\n",</text:p>
      <text:p text:style-name="P4"><text:s text:c="8"/>"# ── 4. Annotate each bar with the value ───────────────────────────\n",</text:p>
      <text:p text:style-name="P4"><text:s text:c="8"/>"for idx, row in top5.iterrows():\n",</text:p>
      <text:p text:style-name="P4"><text:s text:c="8"/>" <text:s text:c="3"/>ax.text(\n",</text:p>
      <text:p text:style-name="P4"><text:s text:c="8"/>" <text:s text:c="7"/>row['product_quantity'] + max(top5['product_quantity']) * 0.01, <text:s/># small offset\n",</text:p>
      <text:p text:style-name="P4"><text:s text:c="8"/>" <text:s text:c="7"/>idx,\n",</text:p>
      <text:p text:style-name="P4"><text:s text:c="8"/>" <text:s text:c="7"/>f\"{row['product_quantity']:,}\",\n",</text:p>
      <text:p text:style-name="P4"><text:s text:c="8"/>" <text:s text:c="7"/>va='center',\n",</text:p>
      <text:p text:style-name="P4"><text:s text:c="8"/>" <text:s text:c="7"/>ha='left',\n",</text:p>
      <text:p text:style-name="P4"><text:s text:c="8"/>" <text:s text:c="7"/>fontsize=10,\n",</text:p>
      <text:p text:style-name="P4"><text:s text:c="8"/>" <text:s text:c="7"/>color='black'\n",</text:p>
      <text:p text:style-name="P4"><text:s text:c="8"/>" <text:s text:c="3"/>)\n",</text:p>
      <text:p text:style-name="P4"><text:s text:c="8"/>"\n",</text:p>
      <text:p text:style-name="P4"><text:s text:c="8"/>"# ── 5. Formatting ─────────────────────────────────────────────────\n",</text:p>
      <text:p text:style-name="P4"><text:s text:c="8"/>"ax.set_title(\"Storage, Cases &amp; Protection and Cables &amp; Adapters dominate unit volume.\", fontsize=14, pad=10, weight='bold')\n",</text:p>
      <text:p text:style-name="P4"><text:s text:c="8"/>"ax.set_xlabel(\"\") <text:s text:c="11"/># ← remove x-axis title\n",</text:p>
      <text:p text:style-name="P4"><text:s text:c="8"/>"ax.set_ylabel(\"\") <text:s text:c="11"/># y-axis title not needed\n",</text:p>
      <text:p text:style-name="P4"><text:s text:c="8"/>"ax.set_xticks([]) <text:s text:c="11"/># ← hide ticks / numbers entirely\n",</text:p>
      <text:p text:style-name="P4"><text:s text:c="8"/>"sns.despine(left=True, bottom=True)\n",</text:p>
      <text:p text:style-name="P4"><text:s text:c="8"/>"\n",</text:p>
      <text:p text:style-name="P4"><text:s text:c="8"/>"plt.tight_layout()\n",</text:p>
      <text:p text:style-name="P4"><text:s text:c="8"/>"plt.show()\n"</text:p>
      <text:p text:style-name="P4"><text:s text:c="6"/>]</text:p>
      <text:p text:style-name="P4"><text:s text:c="4"/>},</text:p>
      <text:p text:style-name="P4"><text:soft-page-break/><text:s text:c="4"/>{</text:p>
      <text:p text:style-name="P4"><text:s text:c="6"/>"cell_type": "markdown",</text:p>
      <text:p text:style-name="P4"><text:s text:c="6"/>"metadata": {},</text:p>
      <text:p text:style-name="P4"><text:s text:c="6"/>"source": [</text:p>
      <text:p text:style-name="P4"><text:s text:c="8"/>"### Discount by Category, rank"</text:p>
      <text:p text:style-name="P4"><text:s text:c="6"/>]</text:p>
      <text:p text:style-name="P4"><text:s text:c="4"/>},</text:p>
      <text:p text:style-name="P4"><text:s text:c="4"/>{</text:p>
      <text:p text:style-name="P4"><text:s text:c="6"/>"cell_type": "code",</text:p>
      <text:p text:style-name="P4"><text:s text:c="6"/>"execution_count": 109,</text:p>
      <text:p text:style-name="P4"><text:s text:c="6"/>"metadata": {},</text:p>
      <text:p text:style-name="P4"><text:s text:c="6"/>"outputs": [</text:p>
      <text:p text:style-name="P4"><text:s text:c="8"/>{</text:p>
      <text:p text:style-name="P4"><text:s text:c="10"/>"data": {</text:p>
      <text:p text:style-name="P4"><text:s text:c="12"/>"image/png": "iVBORw0KGgoAAAANSUhEUgAAAx0AAAHPCAYAAAA28LeeAAAAOnRFWHRTb2Z0d2FyZQBNYXRwbG90bGliIHZlcnNpb24zLjEwLjMsIGh0dHBzOi8vbWF0cGxvdGxpYi5vcmcvZiW1igAAAAlwSFlzAAAPYQAAD2EBqD+naQAAwzZJREFUeJzsnQW0VOX7th+6O5QQBARBESVFbFoMEAQEBBsQBFuwWxETMQBRTEoJAxQQRBFRDFREFJTu7o5vXe/v/863z5yZE5wznLqvtWadOTN7du93P/dTO9vRo0ePmhBCCCGEEELEiOyxmrEQQgghhBBCgESHEEIIIYQQIqZIdAghhBBCCCFiikSHEEIIIYQQIqZIdAghhBBCCCFiikSHEEIIIYQQIqZIdAghhBBCCCFiikSHEEIIIYQQIqZIdAghhBBCCCFiikSHSNf079/fTj31VPdatWpVvO9//vnn0PeDBw+2rMK6detC280+8nTt2jX0eVZl5cqVtmvXriRNu3nzZnv22Wft0ksvtdq1a1vNmjXt4osvtrvuusv++OOPeNMntH8PHDhg3bp1C33fuHFjW7t2rfuO9/6zSHDu+t/9+OOP7rPx48dnyXNbmP39998ZchnRxqVIBM9v3qcmka4nIRKD+wb3j4xI1wxy75foEEJkCrZt22bPPPOMXXLJJe59Yixfvtwuv/xye/vtt+3ff/+1PXv22MGDB23NmjX2+eefW8eOHd3fpHDkyBG7++67QwbOCSecYO+++66VKVMmxdslsg7//fef3XLLLdarV68MvQwhMhKHDh2yDz/80Jo1a2Y//fRTWq9OpiZnWq+AECL1GDRokPO4Z0WIWCTHYzpgwAAX6ciRI4fdfvvtduGFF1rOnDltzpw57jsEyCOPPOKiE/nz509wXo8++qhNmTLFvS9ZsqS98847dtJJJ6Voe/LmzRt6nydPnhTNS2QMbr75Zlu9erWVK1cuQy8jKeAcaNSokXtfpEiRNF0XkbX57LPP7PHHH7eMzKAMcu+X6BAiE1G8eHHLqhw9ejRZ0/uoRLVq1ax79+6hz6tUqeK8wSNHjnTh9vnz59vZZ58ddT4vvfSSjRkzxr0vWrSojRgxwipXrmwpJRgmT435CZGeyJcvn3sJkdHuHemR4hnk3q/0KpFpwXDEg92wYUM744wzrGXLlvbaa6/Z/v374037ySef2NVXX+2MS/L68cD17NnTfvvtN/c9HgQ+wxBs0aJFvN/jJfH5lL/88otbHu9J0QmHz/iufv36EdclnN9//91uuOEGV3PAb+677z7bunVrsvI6Z86caddee601aNDATjvtNDefa665xqZPnx5vHqzTG2+84VKPatWq5fYJ+4Z9FA775a233rIrr7zSrR8vtu/jjz+ON5BHWzeM/0i1C376tm3b2vr16+3ee+9163LmmWe62olgzQXRiAkTJoT+b9KkSdT6CU/u3Lnd34ULF9oLL7wQqr8A8tGJePBim6Lx/vvv25AhQ9z7QoUKuVQtRExqUKlSpZBRdsoppxzTsYwEx4zr4LLLLrM6deq4Y8y+evDBB91+jnRc2Lc9evRw5zXXwV9//eWmYfoHHnjAzjvvPHfdMB+iRDt27EhyWhppDRzjs846y+rWrevOJfbr4cOH4007duxYdy7Wq1fPTd+mTRu3z8M9fL4WjPNl586d9sQTT7h1ZP2vuuoq+/bbb+OtC9tCxIptYFuYnjFg3rx58abl95yf/pzv0KGDffrpp/Gm8/uPKBzXMceN6Tl2pONt2LDBTUe9GtMRgQD+Busigtsze/Zsa9q0qVtH1gG41t577z237zgf+O7888+3O++8042DSVlGco9ncsal5NR0+Pqnvn372pIlS1waGOcFy+F4LF261FICv3/ooYdc7RbbeO6559odd9wRp8Zl7ty5oXX78ssvQ59zjfnPn3/++dDn1AH4z1999dWoyw6OaYynHCPOyX79+oWm4TziHGWcY7sZ64LnK+OVXxbXbDiM23x3wQUXhK4hxnTWi3uXv79xbrB/ox0T9gcRW/<text:soft-page-break/>+b5s2bO4dKtOnDo8zR6tg4l0iD9dcZ+4DjERx7EmPSpEnWuXNnN35xXlCTxz1r7969caYjbZb6vIsuusgti3GDfU/qK+MJcP5z7np4H15DmtgxCaZpDR061O0rlteqVSu3X4L7aVVYbSr3GM5rjgm/4dp++umnbdOmTVHrlKhl5TgzPRFDovLR7q9JPfYwceJEN76yjdxbGG9uvPFGZ9OkFop0iAwDFyHpL0Gi3eQwSK+77jrbvXt3nJvNK6+84i5yBs9cuXK5zz/44ANnlAQh7ebrr7+277//3g04J598shus3nzzTVu2bJkzRLwxisHDIAjcfLlgMXq/+OILJ1qCqQwYttysgcEisbQZ8kuvv/56N6h4GMC+++67JO+3adOmWZ8+feKIAAZ+5s3g9fLLLztB5reF/fbrr7/GGbTYXl7sQ4QcsG8Z6BYsWBBneWwzLwZlogCkL6UE6jMQMkFRgEHMfpkxY8Yxp2ZgdGPcwrBhw9yratWqTqRykzrnnHMSXHfqPZ566qnQ/wzkp59+uqUW2bNnD4neYzmW0cDY9algHs7Rjz76yM1n8uTJ8babm6A3PLNly+ZubBhanTp1so0bN8aZD9cWx57oD0IsGmwD51L4uiBoeBFhGjhwoPsM44kbc/iNHgOMF/sF8RueBudvxkzjYb7Mi2sWYQcrVqxwN1uuew/bxRjAtfb66687Iw6IgOFkCB4DrmleGDmcB+Fw0+ZcC17HpHRwTiO6kgrXHEb4vn373P8YEcB+QnwFQdCwjYxh4fs4Esk5nqkxLiUGYw1iDtHo4XgsXrzYbU/4vSApINhuvfVWV78VvK9wznMOsR8xFBnD8Rxv2bLFvvnmm9A1xb70/PDDD3EcAZ7Erj9fT4ax6w1fhAcgZLjHBGGsQwQhiDlHa9So4YxfzjcEEQa7v49wbi9atMi9x0jmOmZMRxwyPng4zzk3WG/Eqj+PgnBPDP6GdUaAcg4w72Nh+/btbhuCBi/nKc4Eji3nWGJpfwj48HOd646xj2MyfPhwd2/HuO/SpUuc+j7OV+5XvIhi9+7dO9F1TsoxCY6t3Pc9CH5EDMcrEkOGDHH3yPDrEFHEOclfIu/hUJPlx2PuWd6WCSc5x55lMc4HYd9xTbOtfI/ISymKdIgMA4YneffBFzeQcDAG8NZxgy5WrJhT+X5wxpDjhulv9Az63vBkYMCjyw2NvGdvcHOj8svn994j4MHw9QObj2y0a9cu9D2Dh4d5e2MFr2RiYNT6G/tNN93kBgs8HnhUksq4cePcMilqZru/+uorN2iXLl3a3biD64eB4QUHnhG2kxuCN6YxzH13DwZ/LzjwNGF0jB492nkO/bZiCKYUDB/Sllh3vIPVq1d3n3PTmDp1qnvPzSp4s+d/n/IUDTxgPqfcg0HD+YB3B1EYFF/hYDQEDU+8gt4YjBXJOZaRQDBjREH79u3ddcE+xbPtv4/kAcPwwzvJ+YfhgTGDUYKBisHDZxxvbtBEZ7jZkmOcEMzLG8OIdc6z4Lrw3hd1ch55wYEY5DzjfEM4AseJdQiHMYCbM0YD+8afm4iYYOTuscceCwmO2267zU2L5xRBy/X35JNPurECbyw3Zo4BhiIChO1gX/rrI1yEAwYi3k8cGFxjBQoUcJ9jDCB4OJ4clxNPPNF9zl/+D3pggXUpW7asOw8wAhAJXAfey4z3nvVh/YkCeccMDoPElpGc45ka41JiYDxjEBE1RRDTnAEwJo+l2Jf9xDWP4GCbHn74YbefiHIiMNgermnmz/ntPfSzZs0KXedB0YEw9oLIiw7SIINRyYTWBQMO4YnhidDBUeaNW7z/HGPOUdaD5XPe+cgYxx1YfjDC6aO9rL8/JzEsvdHJsfLGLOvK9cG9MhKsD+cEY6y/H0JKOo0hDBhfcFywrxl/uM5KlSrlzj2us4TgPPaCg4iyN85bt27tPkN0eAcg+w6RQ0Sbc5exEkHirz3u28D5Hx7p4LrgeknOMcE494KjfPny7ndc7xwr72gMwpjF/gCEFvuBdSfqxljO/iDaFx7xBUQGzlLGTBwo0UjOsec6AyIcXG/sL5y07C/Op6CYSgkSHSLT8c8//4S8PRj2GAfcZAhbYtwEB2dEBDdXDBouei44CoGDOfReUFAY7I0WLkCf0uHnhWHsU6+YzncuCl6sPlRP5MRHSggJ02oy+GLAwcDxHlo8b/fcc4+7oWG8MDAlFdYLGIDx0LA9hE3x1DMYMrB4/ICNNwtR4b1qGBmkADCQIuS4aXrhxeD/3HPPOWHCNiHyuImAF3QphZsRoXEEB14ejw9Bs7xgfjjH0K9DNJieGxjrG6lYHM8eAzV/I4GRQrG391IyXWKGdlLwwjalxzISnHfcuL0Ix9OPwVWxYsXQNMw7HK4bIn2cf9x8mQZjDIjqIQTYF0zH+QnccBPKlfbnGmDccp5xfIkiEC0gTcF7+byTgHUlNYzzjPON886LUIyhYGTTw3lLlIJ5Ba8bf+5glHvHAiKUSALTck5w3iNIMMIRHew3b2xjiGEsFCxY0P2G84ntDTokgseNeRAhYhleEADXOjd1RICPMPn/I0XxWC7GOBG5ChUquOVjbGEk4KnnGJUoUcIdaw/nSULLSM7xTK1xKTEwTF988UV3fZECSGpacJ8lF8ZhHxnHw40XnOOMcMVj7Z1MGHJAJyO/LAQG47IX5IwVGIN4gBEx/AW/r5ICBiVjJ0KR8zrYKY/vGMM4b3jv1807FRAp/tzw959gxJ3z3d9//HwRq0T9MCI5N3xqHmlUwUighygTL8YGxJo31sPTfpIK545ff1IjcepwzXDP9U46xFtCKXrBMYNjxjXAMaThBxFgxnLOXX+MiTBy3uKQ4loN3hf8OMd+LFy4cGi+vPfXSXKOSVD8sW4cA6531i1S<text:soft-page-break/>BHzkyJGh8RHxwXjDdYSI8NETIjhkZoSDkOHaZMxk/0UjOcfe31u4vtlvnNdcA2wX94xo4jS5KL1KZBg4+fEgBEHFc/MIEsz5xagMD8V6jzaDNF4QjAnSWAjv8hfj0Ye9Ifiei52bMwMWnhJuuj6lAIHj6wQwHPmftAw8n3iQuYn7dJmg0cHNMNyjyQDJDdcTHp6NFq6NBIMvnkE8eBilvBjsMdwQSRiTfr29gc2NJmjEIz54ef78889QPQpGbzAdhxsyNxXSFfACkaKQUJFbUor4gt7D4LxS6lnFsGFg5YUxieHO8cTwwPONETtq1KiIzxzAI8zxxfAj0sP+wIvEzRQjKYgPf0fb1uB2JJQ2kpxjGQ1uJnhseZGOEZ5LHcmzRgg/SPAa4aYbKcLCNUJUjP0TCX+uIWK9992f+9SPeDBCMPj8ee+NH3+dYXhw8+T4YRR6EZjUc4d19MfFCxiPNzw9XMceb3iEEynSwT4IHpeUnMPhxwLYds4Lxia8s+F548ExLBLJOZ5cz6kxLiUG+yi4n1J63QdrNsIjnN6Z5J1WfhrONcaAYIQIoY6hhwHsU6y8AypSvV9Sj2Pw3PJRimjnFmMP9xeiqwhmhBGGoneQIRbC50srcLIDIsF4HhzfIZjWwziJUcq+SOq+Dx/ruI79+mHERloXzkGOkxcO4QQdQMH15ThFynogSk40CTuB+QbT6hK7JpJ7TILP9wjWAbLviGqFjwv//N95htMg/H7BuUckw0/no78JjQEJrX9Sjj3OAxqqcN/zUWOcjzj7uL/xSsghllQkOkSmIym5vhhW3ETxXHChcbPGMCQaQlEuofxIgxi5/niQyMVmMMMY8oNwcKAHDECiJ97DgzHOey7coOiIBoNVtAEyOXUSRGgQNogAPEkMwAxC3vDEM0tEgu33N4rEbiyJ7ePgDSe4HcH977chKcX0wfaxqTHwcYMmnIwowquEccn2M8DyIlzv07V8IW44pJN4Y4X8dtIk2C48Qnjdg3m23pMWvOkFCRZABo3qlBzLSGCccJ7yG4x9jCRukBipCT2AMLw2I6n59Bio0UTH8TrXgnVTka6b4O8TW5ekXHdBozzS+ZvSczj8WHBO4XjBG8+5g7cd0caYgZc1KSTneKbWuJQYqbnPElu3SOcQIpHxHnFBJNzXGmAQ4rn2osOPX1ybCXmdEzuOyT23SOVFdDDmcH/xAghxFDQwkzLfSNGF8P2f2HzCnRXh43pSz41I18+xXKukQeHMY71wRDBGI4qJhkR68GskknNMgmNuUhxpOZJ5PgZJqFYuqcsIP/YIH6KlRHM537lHEtXCGcuL71Ijki/RITIdQSOHcH8w55EbM+FVH2JloPZpBYRnvYc12qDERUwRHQYav/MeRbrRhLc15SbE56TBYCh6Y5LIQPChcYgTXgkNvuHrk1CtQRCMAoxmoj+IHtJRAO82kRSMVLxOeLzxxhDhIDWNPHPyhf3gxvfk97KNGK2kBXBTxsPH9rEcbxRgBPkcVm6AGLcQ9PSSnuXTA4IF4ikhODgnNujzvc9NZhsQm8HfB99HK1QP3tg5b9iXiFD2H6lBQdHKucAxxNOHZym8cNN3g2IfEgpPjWMZCaI2CA5AEHuPHLnOyTFKg9cY50OwEQNRRLx3iT0YkXONyATnGR5Mn+KFEOSaxaNM6gvpJz7nm32It9VfS+wT3/qY8+tYWgtzbDjenBMcmyCkdZF+yXyJMgXT0NiXfj9jAOHJxDvMtqeUhM7f8GPB2OLPH1LTfJ1LYjnYwWUk53imxriUFgQ996SsBFNegrUawWgX4wLigvHMR9B9lyG/b3yqV3JSqyDcMRA8tzD6fA0LYyXXB+dgMPrM/9xLOP9JsfLOETzyQWOT+XJuklYTbCjAuIuzg2N/LEX54WN6MLWRe0D4A1oZR4mW8DnOmmAGAh551hlhl5C4ZBv8/Zpr1UesGMNxFnKOMl7g1CNlCcHBfqJGwY/pvjlFUu4dyTkmwecyMQ77xhPML1INUpUqVVxqE/PiOgpGO4IpVeERKEjq8UrqsSdSSioX5zif+TRdojekihH9R4xwr/H74FhRTYfIdGAQ+xsHAxs3DYxoPB8IBkKVCIzwgZLBDIORQZw87mgeFQZ1LlQ8OT5kH+xgEcTnqjJf33ozKVEOn07ga1B8oSzz4eIPpl4lBsYv20unIG5O7AsGj2Burh/EyBX2Nw3CrQxYXnBw4+X3rBdGiI8EsE5Mi+FD+hjL8jdibgQeip2DBW4YjAy6FN+mBsEbIIM46x0N0uJ8iJp8bLqOcHy4kZDG58+PpHajQQSwDzxEPRjEI82D40GuLTda9i/eaH9TIq0gIaM1OccyEsHzneuCdcBLGiz4j5ReFQ7ryM0dWA8Ku5kXHjGuBTzECOmEjGd/rgHtkDnHSSWgwJf9wj7yx9R3yyH0z/ZznnG+kfbmr0GutcQe4hgJzmefzsE60E0GA46UGpwLjAdElaiTwLD0kRMMfJwWnDPUpGCsc15xbh8rft4YZmxX8BxKyjGl6Bchx7oHx4jgMY20jOQcz9Qal443XINerFIXhGjkOHMd+PGefROMWONY8Cm4vi4GRxLOFIxG9of3FCcntSoStEAN1iFxjrN+jA/sexwEeJuD+IJyxlEMb+8UizRfjie1cQglxkYcJaSCcix9MXRyCRqgOHHYRzRu4H4RaRzx64LIY4zkXGXso14Hgcd5llAzDtbXw/XHfNhHHD/fzcunuvnrAgOb65fpOFf9NRW8rwejob4jHvfA5BwTL/b9umGoc30R+Q6m9nmCx4kaNq415s39kOvP2zIJPSMqMZJ67NlntAHGSUsjDbYJwcG9xZ/fCDMvZhFKvv40uQ8kVKRDZDq4OLjQKQImhSq8hSXeFu+FxkjAmMCYYfALDjKe8MI5BlqKvnznJG7C4bnfHm5EDMC+ywlGUXI8YvRhpx85Ayhdb3yfdDwXiJ5o6ToevEZ4KvAcM5hHqk1goPdeF<text:soft-page-break/>trrMUD7GhdeQSji9gWqrBuDKQYHBmKw6M5vO/PzMCj76AIhbm783LSp//DPDkgJQQ8lxxwPVHjL2eA5gqHIzY4bZaT1B24s3AyTAttHcSBhaTxHnIMYNhwDjjkpWwhfboIUZobDeZhQsV5yj2UkOE+94CMNK1Khf1KLdBFZCDX2X3gaD6kZfB8pNcDDtcY1RKoYx8kbUB72l/dkUqjNsjDyyWH3hd8eIg7BZx0kF9af5ePFxxjyz17xIg6jhv3v0y7peIRhEixuBrznwc51x3IOY4hxXbP9GL2JiXI8qqwP5wTezEjtcYPHNNoyknM8UzoupQV42rnmEeysny8eD0YeaJ4RjDQiUvDK+3GQ4+tTJTk3fXQBEZLQdZcUmDfnIGOGf0ZQEJxl4c+8YGzyUUDgWAbro4B5kgqMkI90zWOABh1CyYF0JeosifjjMPAGMvuNWqpw0czYRS0k4z3iPtguluuLcTE8rSuIf0YGYxheeVKmglDf5Z16jLlEOPDoR+rwhDGN8OD6Dj7bwu8jfssxTeoxYVrGNPY1BjsdEIFrhoiIb0KQ7f+uIRwdrBdjDdOHryPHlWhNStIKk3PsaSzCGMoYGKmVMPMiHR243v3zaDgWyRFGinSITAneKIqBUfNcKNxQCL1iRPK5H2QQIERDGDy4mZBORP4nIVhv8OA1DPfaBA0kBrloxbsMoBRgBb1tyfHGYiDQ+hVjkt+xvmwDaR+JFQx7GNwYQFlPQsD8DoOcsC0e/mAuPx4fiqEpksWTx7QsE6MOL6Z/Roe/idNCEC81N0zWj/lyI8KrQv5nMMzPzZuUIJ+axc2dwY00n9QAA4pBH+Od9eCml5DXjH2L0ODmwDrxG84TBnv2NwM+bWKTA8aYv0lgSAe93hg0bD/7gXVkWSyTGxLGK+lRkXqyH+uxjAT1KoTOOV78jmuDc5+iRX9e+laSicG6UhfD+Yih4/cdYhPxFa0Y1MPNl3OEfUYuPNcK1x/rhkFIO8pgfj03OgQ8hgfTca5yDLlRcs6m5OnWGMt4+MmTZ5xgWxAYdHJiW4KpdNSAIZi50TJmsB78HqOB451QTU5iEMVhvhwL5p2UVAaWTXoc+4Vlc71ynOk059NDgsc02jKSczxTY1xKCzAQEf5EM0jlYRtxGnGf4LoKetI9QYdSsAA9WNzLNAkJ7KSC2GPsxBHDseScZmxC8NG0ItwAZf2DIjfSw2i5rjgvfVc2zlfGbj8WJNRyNTE41tw/iZKxvlyX3tiPNJYx3vAdwoHxy+9/9iXXt299mxA4ZhhHiTJw7vFiHyFYMOD9+cd0OL24z7DNpA3RtckLajz03nnBuuLhR0Dx+2Dnt+QcE+4XXF/+3OI6YUzmOgnuMw+RBbabccbfE/gt+ycp94PESM6xv+KKK9z1y/Fjn7EubC/bTeQGUZIaZDuaGZ7/LkQ6Bi8pN+1j8QoIIYQQIn1D5MU/cwejPZgmS8ooIj1btmzOGZVQNCezo/QqIWIA6VqksJCyhWcH8DoSgRFCCCFE5oE0Y99Gm2gFkXKaqJCC7FMeq1atmqUFB0h0CBEDiGgE88KB1KTUCMELIYQQIv1ACiZpWRRtU7MS6bkevSPUSmQ1JDqEiAF4NMiXpqCYgYjc0mC3HiGEEEJkDohgkEZNjSKdq2hNTqE6dgAtlq+77rp4D/nLiqimQwghhBBCCBFT1L1KCCGEEEIIEVMkOoQQQgghhBAxRaJDCCGEEOkOHuDGMwL8U5GFEBkbiQ4hhBBCpDt4uCdlpwk95FMIkXGQ6BBCCCGEEELEFIkOkSU5evhIWq+CEEIIIbIwR7OYLaKWuSLL8ssTg23n8tVpvRpCCCEisDNXNvv1xLxWZ90+K3RQporIXBSqWM7qPtTHshJ6OKDIsiA4ti9amtarIYQQIgJ7CuU1O7Gy7Vqxxo7sVF2HEBkdpVcJIYQQQgghYopEhxBCCCGEECKmSHQIIYQQQggh0p/ouPfee+3UU0+1H374Id53e/bssTPOOMN9P3jw4Ii/b9eunZ122mm2Y8eOZC972bJlyf7NqlWr3PrcfffdllLWrFljNWrUcPP79ttvUzy/rEDXrl3d/jp06FBar4oQQgghhMgoouOcc85xf+fNmxfvux9//NEOHDhguXLlslmzZsX7fteuXbZw4UInTAoXLpys5T788MN24403Wloyfvx4y5Ytm+XNm9dGjx6dpuuSUejZs6cNHDjQcuTIkdarIoQQQgiRbpkyZYq1bNnSateu7Zz04bb2iBEjrH///lF/z8M077rrLqtXr55deOGFNmHChNB32OUXXHCBNWrUyD755JPQ51988YWz09Jl9ypWFn799dd437FBuXPntssuu8wmTpxoW7dutWLFioW+5zeHDx+2c889N9nLnTlzpuXMmXYNt+gujOggSlOqVCm3PuvXr7cTTjghzdYpI3Asx1oIIYQQIiuxatUqJyjeeecdO/PMM23cuHF2++232zfffONs57feesteeukla926ddR5vPjii7Z3715nj//777920003uQyd6tWru98+/vjjVrZsWbv22mvdfA4ePGhvv/22DR8+PH1GOjCyK1eubL/99pszxIOwkWeddZY1adLEjhw5YrNnz47z/c8//5xhDVHSyVavXu0iPc2aNXMnwNixY9N6tYQQQgghRAanfPny9t133znBQdbQtm3brGjRou67fv362S+//GLt27dPcB6ff/653XLLLZYvXz6XVUQQ4NNPP3XfkYUE2O4++wQ7tnnz5lakSJH0W0iO4U1NxuLFi0OfLV++3FasWGHnn3++NWzY0EUlwlOsfvrpJytUqJDbocBORV0RQiKUVLNmTbvooovswQcftM2bN8epySCqgNEfXi+yYMEC69u3r1sn5oFyGzlyZDxBBB999JFdfvnlbjnnnXeePfnkk7Z79+4kbfPHH38cEkxNmzZ1B4/5RatVmDNnjlOYZ599ttWtW9c6dOhgkydPjjMN6zhmzJjQ9rMNPXr0sPnz58eZbv/+/fbaa6+5kBvrzjzZ5kWLFsWZDiH06quvum1E/BFeo6ZixowZcabbsmWLPfDAA247mB/bhJoOHk8PJ2vHjh3d/HjxPhiW82l1HJf333/<text:soft-page-break/>fbrjhBjdPQnhr166NWNOBIGVajlWtWrXcerKvuKDC+fDDD61t27ZWp04dt4/Yj0SchBBCCCEyEwUKFLB//vnH2clEJqijBv4OHTrUZdpEY/v27c52JjDgqVSpki1ZssS9v+OOO+ypp55yae8PPfSQs3+JpnTr1u04bFkKREekFCvUGSA6ChYs6HYYn3njnzwzjGkMZp8mddttt9nzzz/vjFJCSuzUU045xRnzvXr1ctMUL17c5ZqhwkjV4j2RBvj++++dETx37lz3l9+XLl3aHnvsMTffINOnT3dhJxQdBne1atWc4cv7xNi5c6d99dVX7mDXr1/f1aOwnQihr7/+Ot705NBdf/317kATwrrzzjtdLQgHHEHkYdnUqlAjwr7AYP/777+doe6FB8KMz19//XVneCPIOnfu7AQcBnjwGDzzzDNOnDAd80btso7sS8JzXphg4E+bNs2Jk0cffdSuuuoqJxA7depkGzduDM3viSeesHvuuceF32699Vb3QgCxnxFs4bB/ObaczAiFMmXKRNyf5Bvy+4oVKzr1zvbRJIDt/vLLL0PTEWIkFHjyySe7ZbIfES/33XdfnP0ohBBCCJEZqFy5sv3xxx/Olu3Tp49zFGPbJgZpVUCUw4N9if0NBASw/bBbW7Ro4dKqunTp4uxDbDac3t7hHwuOuUAC4UBoBoP36quvdp9htJYsWdLljQHeczzXf/31l51++ukuHQvj1adWYVzjgb/mmmuckepBcRE+Ynp2NKIDj/gLL7zgDNpgLtsjjzziVCGed19bwfpcd9119u6778YpPMdYHTVqlDNggWUQOUBMYEjnyZMn6vZ+9tln7qDxGx+SImTF+lNQ7kWQ7+CFsY5BjYJEgPnltWnTxkUiEAsUB/E980EgIUqAE+GSSy6xIUOGOAHBdpCW9vLLL7vPPQgPRAP7btKkSe4z5kcEhxPV06pVK7dPETEUFXE8iA7Rzevmm28OTYfwY3l8R7SJZX7wwQfuJCUa5cNyzAuRgGBDwDVo0CA0D47VG2+8kWDRONEeXogZxI8HcYb4QQSxnlw0RJeqVKnixIyHqBD7j/NHCCGEECIzkev/7C3sHZyvOJmxDRMDgQHYq/nz54/3PsimTZtcYABbrnHjxs5ZTmoW0ZT777/f0lWkgxQpUmi8lx1vPCk2CApvPBMJ8NGIYD0HRjEgThAleL2DoLKYPySU+oTxTDoXRnuwmJvlDxgwwAmRYIcsUoO84AAEDNuAEELcJATGPFx66aWhzzhIHEjqVlgPD/+z3kRevOAACuwxyBE+GOV0KAAiIn6fQYUKFZyxjaACBAXbgdBjPf2LeZDCRKHQf//956Y98cQT3cnJSUpaGhBtQNkSpQDUMr8lj48TjHCcFycsC8HhuxlA7969QxeA3w6UN4SniyFAEutS5QUSF1BwexB+iBiaD7ANfnuWLl3q0un8NrLPWW8iIEIIIYQQmYHvv//e2YRBsK+T2u2V+g+cv8HHS2BDkWIVDk5mIhvYgNigZPJUrVo1lIoVC1LUCor6A7zxpONg+OLh94ICMOjZAYgRPOoYkieddJIzqoMGLIYrhjo1IRjKiA5vhJP7H42VK1e6v8HcNU+ktJ5IeXBeFXJQo0HdxJ9//umiOMzDG/NALQLP6yDa4fPuElovoh8eP59I09FpIHjCoFR9q+JIUOtCRIBcPWozSLPixb5GCCKWSAsDBBopWs8++6wTfNmzZ3cduRCJRGK8MPNCinS3cDgxg9vgYR8lBtsD1JMktD2A2iY1jOgQL9ad7UGcII6CYk0IIYQQIqNSvXp1l22CcxbHLLYlKfHUsyYV7L1XXnnFZdAgPnDS4ogOwueIC5zbZAHh9OU5dCybYvZ0LTp+//13lyqEARgUHRizTEOuGBvEdMHUKNQVKUJ4sDHeKSi+8sorXbU9KUW+2j4ayX3YHOtzLPgCckJRdOWKBGEpjH1ElF+vxAxiIixJmQ7hxUlAylY0fEobtRyki9Fpi3Q3BB8nLdEV1LPv7cx+58Tk2CD4mI4ozJtvvunSuEgXi1SIH1wnYHuTu4/5LalT1KhEw6tyBBmilIgY4o7tIoJFITnCI9oDKIUQQgghMhLFixd3thE1rwgCHMLDhg0LOcijgSjBfsOWpvYVexF7FVuLGtigIxsoUMdm9Vk/OM2p6aCVbiztqhSJDgxcdgS1AhRys3PYYUHwSpOmg2qjwCUoSuhKRISEQmoKWYJg4CeGV2Pecx7eOYqUKAztlLQBQxggfnzKVjBdykPEgKgA6VLUWATXi9qEIOwHxADpScHp2HdBMPwpXiciwXQUgxOpCKY5Aelt7FeOA8KOjgdsL2lXvHzkxde4kGLFNtGlCqFyxRVXuJffZ9TAID4QHT4ixTEK1m2A73LFCZpc2B62mWhJePSJB0du2LDBXSiIN6JMXBBsu4/UEAmj88LUqVPd9zQEEEIIIYTI6NSrV8895y4aPr09SPABgqSgk+mSEIMGDYrzP/W0vGLNMdd0eC83rWDxklNf4Ws4gvjP8LZjPFKU7CF33xcwh+88n9MfjGZQKxBMt6I4nTQqDPlwkUJFPp8n1FosKVAoznoinkg9IiUo/OVbjRFNAKbloFMzQcqZhxQuCnR8FyxffP7ee+/FWSYigSdOImQQO4TYqBFBxQZBiNCdyqdIURdBgXV4VylS2lge82I6RA9dosKfqE6EiWPkO4v5oiXy/oLHAdHioxRJKWwKx/8m/KTnafUob2pIEFAskyYDFLz7qBCUKFEiJIj0lHMhhBBCiPRPih/vTfqUb00bjGJ4KASm1oDUKsI/vkDcF2JTNU9Yh3QfCmWonSBVCWMSQxNvf9DYRNwgKIiyUBhOlyaMVAQBXauItNAal4p8DFiKpsPrDpKDLyCnlWw06C5A/hwpQEQA8OBTi0BXKdLF+B4RQsSESMRzzz3nBBv7iygD27tu3ToXCkOk0AoWw9+nQlEPQ3szjHQiAQg3npGCaOAv+59IBwKMZZEORsSC/YvQQGQg5DDgWQ/<text:soft-page-break/>EDtEB5ofAQWywXFKWfHteoHCdYnieI4KY8UX05AdyHDhmPvqQHAjh0RaXtsgsn+1GYPA/eYZ0tfKNAehuxXoSCaPQnQgI0R3W4eKLL3bnlhBCCCGEyOSiwz+vg7a1iIBIYFxTtxEuShAstELFg483HUOcdB3EAsXL3bt3Dz3hHMhTI8eN32Cs8znpS6Rp4XmnUIaCGwxR2uvS1SolEElAvLBOGLjRwJDHKKetLEIAsUF7XAxnts23kCWdiWmCESFSszD6Mbj9s0iIHvHMDl9gzr5FiJDXh7GOAEGgkaPH74PRI9rNsv2E5thP7A/mwzohEgDDnUgKURdqOhBDpG2xHqxvcP3oEEWtDduFsPLbgdAhlexYYB7UApHuRX0G82KdWG9yCanV8FBEjnBE+LAfEUdEOdg/wXbIQgghhBAi/ZLtaELVwkJkYmbe1N+2L4pfDySEECLt2VMory1qUNmqzV1i+Xf+7+FmQmQWilSrZBcNH2BZiRTVdAghhBBCCCFEYkh0CCGEEEIIIdJ3TYcQGZVCFcul9SoIIYSIQvZc/3uGVcEKZa3QQWWCi8xFoSxog6imQ2RJjh4+YtlyKNAnhBDplbVr17oGKjSVoTujEJmNo1nMFsk6WypEgKx0kQshhBAi/ZEti9kiWWtrhRBCCCGEEMcdiQ4hhBBCCCFETJHoEEIIIYQQQsQUiQ4hhBBCCCFETJHoEFmSo0eOpPUqCCGEECKDI3si6ahlrsiyLB06xPatXZPWqyGEECICW81sWrYc1uzoYSuW1isjRATylilrlXr0TOvVyDDo4YAiy4Lg2Lt8eVqvhhBCiAjsy53brGx527d2re09cCCtV0cIkUKUXiWEEEIIIYSIKRIdQgghhBBCiPSZXvX111/bhAkT7M8//7QNGzZYgQIFrGbNmtapUydr2rSpZTb+/vtve+655+yPP/6wfPnyWfPmze2OO+5w250UfvzxR+vWrVu8z3PkyGGFChWyqlWr2lVXXWVt2rSJwdqbLVu2zE4++eSYzDuh5XTt2tXmzp1rCxYssJw5lc0nhBBCCJEVSXakY9euXda3b1/r2bOnrVixwtq2bWuPPPKIXXPNNc7g7N27tz399NOWmVi+fLl17tzZVq1aZbfffrs1a9bM3n//fbv//vuTPa969erZwIEDQy/21S233GI7duywfv362csvv5zq6//666/bZZddlurzTcpyOE/YTsSVEEIIIURmZ8qUKdayZUurXbu2tWvXzubNm+c+//33351z+ayzznJ2JXZ0JHbu3Gn33HOPNWzY0M4991x78skn7cD/1TXNmjXLLrjgAmvUqJF98sknod988cUXzt5KzyTb9fzAAw+4nXnXXXdZ9+7d43zXo0cP99m7775rFStWtC5dulhmgIjO7t277c0337S6deu6z/7991+bOnWq+zyp0Q446aSTrHXr1vE+J8px6aWXumUg4EqWLJlq688JevDgwVSbX3KWw8UihBBCCJEVwEHdv39/e+edd+zMM8+0cePGOYf11KlTnWOe78iWGTZsmPt8/Pjx8eaBeNi/f79Nnz7d/cU5/fbbbztH7ksvvWSPP/64lS1b1q699lpnU2J78f3w4cMt00Q6vvvuO/vyyy/dzgoXHJA7d27nuSeNhkhAZunGu2/fPvd3zZr/316VkyB79uypljJUsGBBl5Z26NChkCIWQgghhBAZh/Llyzt7GcFBdGLbtm1WtGhR++GHH9xfMkKwlxESK1eudE7scLCfe/Xq5ZzaxYsXd7/57bff3He5cuUKTeOzSMaOHets8yJFilimER0TJ04M5elHA+X16aef2meffWbZsmULfU5O/5133ulCQtR+1KlTx66++mqbPHlynN/v3bvXnnnmGReWqlWrlp199tkugvLLL7/EWxb1Fai+Bg0a2BlnnOEOCkrv8OHDcab766+/3HTnn3++W3aTJk1cqIoTISlcccUVTmAgqP777z+nQBEGhMby5MljqQXLAIQHDB482E499VSbMWOGtWrVKlQz4/nmm2+cymVfsq9Qu++9954dCTyoht//+uuvofcobM/69evtoYceCh2Tiy++2O2XrVvpjh4Xjh9pdeecc44LF7KskSNHhoRltOVwrvC/3yYv4l599VV3jFkux4/j4y8oj9/+xYsX28MPP+yiJhxnjoc/F4UQQggh0hOIhX/++ccJDyIT9957ry1dutQqV64cmgbBQPbLkiVL4v0eW6x69epx7L1q1aq599QTP/XUU85uwoYj44ZoSqS64fRGstz0GPl49slFS4gqVarE+R9jkpQhBAl/ixUr5sJPo0ePdjuPQmoEASBMZs+e7VKzODibNm2yDz/80BnXH3/8ceggEHK67bbbnKK86aabLH/+/O53zz77rDN+MVgRPahIfluqVCm7/vrr3bLIqfvggw/c9owZMyaOOIrEaaedZn369LFBgwY5YYOhjTEdNOBTCkb5nDlz3LpgiAe5++67XU4g+8QrXMQV20oa28033+yK27/66it3IlK0zvYjYhBI1FpQb8P7ChUquN+zXxAwqPCOHTtauXLlXLE8x+Tbb791f1HX8P3337vIFtEYhOIJJ5zghNBjjz1mq1evdnmH0ZYTDqKS48ExILLDfuQYszy27/nnn7dLLrkkzm8QnaVLl3Z/WV/S96h/4TNyGoUQQggh0hPYsNiZOOKxIW+88UbLmzdvnGmw3bCLEoImRggT/gJ1HtOmTQt9j72H/YQwGTJkiLN3cZKXKFHCMrTooEsVoSHCQsmBHDOMaVKuMFg9eOgxZumEhejYsmWLM2YxhjEqPexgDPz58+c70cEBorYE1Yex6tcHQUMh9htvvOEKaogOkENHkfZbb73logHQvn17p0J/+uknt03BdYoE6tR74YkiEH1h+YmJlUhgNLOdHqIyCLARI0Y4jz4FRijfIBjnLM+DYHjhhRecuEOIIbgAYx6B8vnnn7vioiuvvNJFJNhHiIFgLQn5gOxH6lWCAoHwHOLslVdesUcffdR9RqMA9hfz9PsK8X<text:soft-page-break/>Hdddc5AcCFFG054SCWEByEDRGNHuZHBAPVft555zlx6KlUqVLoHAKOI2IFZS/RIYQQQoj0hncS4zSmviNfvnyhdH0Pdli0umCc0dhfOJL5PQ77cHDaksqFfd24cWNn02EDDh069JiaHaWr9CpCQeGpS0kBA3bmzJlxjHt2pk8DoiMW4EnH2KRQ/aOPPrKNGze6z0nn4TPEAhDRIAWoRYsW7rcY8f6F0ACvAsuUKeP+Et7CY++r/++77z5XvJOY4KDdKycM6V0Y6ogeTgCEDWBAk+qzefPmJO2LSZMmuRQl/8LAxuAmuoAhzTLCCTes2Tb2HxEOLzgAo5zIEYSnrQXZvn27O0nppMU+D+4/tg/R4/cfqWl0VyDCE9xXLGvAgAFOiBQuXNiSCjVBKH2iFkGYN6KRjg0UpAe5/PLL4wg8HwniYhNCCCGESC9ga+K8DYLtWblyZeeY9WBPY1/hWA2H6an5WLRokcvIiZY98tprrzl7CrsOO4koB49giJSyleEiHRiGeP3ZGcmJdpDmww7By02OGyk5eOt9nr8XH8wTQxZB8OCDD7rPiGZgmGN4kuYErAO8+OKL7hUJlgEIE0QDAoMTAYOXDlQXXnihiyokVHRDnhzpXpwYpHhh7LIudJoinMX6YHRj4FPEk5RQFr8nMuAhXY114GT0qjic8Pn6FmunnHJKvGlJN0OIED1JqAUw+xwhiPCJBsXyHCcI5iF6vKBLDqw7oiY8xAhcKBC+7uGdvPy5F6xdEUIIIYRIa3DeUgeLkxkblCwQ7MiGDRs6BzWOahzkdK9CTISXJMATTzzhsnSo0yVCEgkEDOKCaAj2NDYbDY9YNrZghhcd9evXd4XU1Eyw86JB0S8GO211qeMYNWqUy//HeCQ1icgFBcKIGAz48FQiCobxduONJ6qAWCH9iFARhTK+ePnWW28NtbANx4eriM6Q20Y6D2lcCA/SqoiWEH7iZIimINlOoi2IFu9dp/YBwUFqEdvHQaauwqduJQYqNLkpQeHPuEisKxjGeEKi0Bvr7OuE2hqz3GABeGqQ0LoHxWekAnshhBBCiPQM9bDUuFIMjiDAQY3AyJs3r7M7+QybuEaNGnGezcZjE4ha0NSH1Hmc0kF7EXs32BKXDB5a7gLTUqzOs/Owu7FTM7zoIMUGI50i7GiigxoJogooM4qaMcopLMa7Ta4Z6Tye8I5UpEoRCUGhUVvACxYuXOjEBmEk/noFR+eocAOeeSBWMO59xAPvOh590pd4YUjzPAwONoIoWD8SZM+ePf/bSWFtcUlL4qTx0RjqUo6lvuNY8SKJNmt0cwpCZIKcwYSiEH7/MV0kAURBOrU7bLef1keXglD4Tl0FYcTTTz89yevu1zE82kFNC3DBCCGEEEJkRLATI3XZrFmzprObIkFkxIPdmxg0NwqCEz/ckZ/eyJ7cSAdP4ybfH6M92tPKeUgJD0DBqMS4xHjHkAwKDgx/Ihjg60QQHLShRSGGp91Q6+GNf1KUiGQQdgoWZQOV+xQoU8UP1F4QlaD2wsN8fGQioSdls71sA+lTtJcNeuuDKUC0jiWyc7zgGLDeHAMvjPx6edVMO1qP30YfSSDihGIm2kPUJwj7jWOHKgfEBAKGiyG8hoLjx+de4IUvJxKEGjknUPtBiCixHzmuHF8hhBBCCJF5SPaT7UhVoj6D1qZ0iCIaQSiJ3DJfUE0LVjopAfUKGO88FIWIAuqP52PwHA9y0UidIW/Nd7PC8040hc94fgOChOUQsfARCQqXSeGi9oOORyyP9qksA4GAoEC8AIKDz4hGULCN5x4BgYGLkOnQoUPUbWW76BrFslgGXbWol8DQ5jkdGP9MQ5EPaUoY6qxHrCFaQEiNDlbUpRBO8y1zKXwnNMd+Ca8JoaCffco+JlJD4TZRCraN2hmOB/ueKIff1wg0woAIEZbFPmSbaVlMRIn18NscaTnhUM9CmhvCksgGESjOGZZLETlRsWBxvBBCCCGEyIKiA4Of9rMY8qRLkZ6E0YiHmoegYHxTpB0E7zsGMkYqv8MzTogJA5O2rNROEClgHuSh4UFHaFDo7ItyEDkUk3swgPHAk99GxIM0LqIpVPtj2HrDlWJrisCJeHhRhFGNsYshHa2ew4MoofaEqAJRFMBAp+CddQDmRy/m4/kkSEQUxd20UfNRAzogIJAQR8E6CB4gg6BgXxHxQQxQU0MaHMY/ncEQThwXIiTUv1Cn4uF4sg+ZluUhBCl84piScpfQcsLhuJCeh0DzxxjxR+SF560k9gwYIYQQQgiR8ch2NLGqZJEk2I3Hs65DpJyFjz5se5cvT+vVEEIIEYFtuXPbrLLl7fw1q6zo/7W7FyI9ka9iRavxaPxHHYjIqC1QKiHBIYQQQgghRGQkOoQQQgghhBDpq6ZDiMxC3jJqzSuEEOmVff/3N2+ZMhb58WhCpC2yI5KHajpEluTokSOWTQ8dFEKIdMvatWtd0xEapyT07Ckh0hLZE0lHe0lkSTRACCGEECKlyJ5IOtpTQgghhBBCiJgi0SGEEEIIIYSIKRIdQgghhBBCiJgi0SGEEEIIIYSIKRIdIst2mxBCCCFEfHSPFLFALXNFlmXDmNfs4MbVab0aQgghIrDpUDabuD23tSlywErmlKlyvMhVqpyV7tg7rVdDZEL0cECRZUFwHFizLK1XQwghRAQOZstjlvtkO7hxjR04uj+tV0cIkUKUXiWEEEIIIYSIKRIdQgghhBBCiIwlOr7++mvr27evNW7c2GrWrGlnn3223XjjjfbVV1+laL5du3a1U0891Q4dOpTotCz7ggsusLTi4MGDNmTIEGvevLnVrl3bOnToYHPmzDmmef38889uu3n9999/yf59p06d3G+PB/v377d169Ydl2UJIYQQQogsKDp27drlxEbPnj1txYoV1rZtW3vkkUfsmmuusWXLllnv3r3t6aeftqzAU089ZS+99JKdd955dvfdd9v27dvt5ptvtoULFyZ7XuPGjbP8+fO796NHj7b0yvz5861Fixb2/fffp/WqCCGEECIVwXF86aWXWp06dZx998svv7jPsftq1arlHKy8+C4SS5cutW7durnft2nTxn766afQdzhp<text:soft-page-break/>69evb5dcckkcO+mxxx6zb7755jhsnchwheQPPPCATZkyxe666y7r3r17nO969OjhPnv33XetYsWK1qVLF8us4O3/+OOPrVGjRvbwww+7z4g0sM2ff/651ahRI8nz2r17t3355ZcuasMF+8knn7j9mzdvXktv/P3337Z27dq0Xg0hhBBCpCIrV660fv362RtvvGH16tVztkyvXr1s+vTp7t6PQ/S0006L+vvDhw87x/OFF15ow4cPd4KF3zOfAgUK2JtvvunsR+wdBMigQYOcs5oXvxGZh1SJdHz33XfuZCGdKFxwQO7cuV2UI2fOnPb+++9bZu7Se+DAAZcCtn79eneheSECuXLlSta8Jk+ebHv27LFzzjnHmjVr5iImfCaEEEIIcTzAoUiaeIMGDSx79ux2xRVXuM//+usvW7NmjZ1yyikJ/h6n6erVq53TFHsQm4aoCHZjjhw5LFu2bCG7kP+BbJHbb7/9OGydyHCiY+LEiaG6i2iULVvWPv30U/vss8/cCeZZsGCB3Xnnnc6bTw0Ioberr746qnHNSc5yCOcRTbj//vttw4YNia4jhv9rr71mLVu2DNWaEBZctGhRnOkQCq+++qpdfvnldtZZZzlVz/JmzJiRpH1RqFAha9Kkiau/eO6559z6PvTQQ1awYEF30SY3tQrOPfdca9WqlXs/atSoiNOy3kOHDnUpTmeccYZddtllNmnSpIjTsr9IAWNa9iMv5s/+CdbMDB482EVp2AYGi7p167oQKJErPvP079/fHnzwQff+vvvui1NDcuTIESc0W7du7ZbD/rzppptCodnwZbGfWReOEfUo3svC4HPxxRe7z/F8sBwGOyGEEELEDsQGkQ7Pb7/9Znv37nXvSf8mfbxhw4Z23XXXRaw9xT7B6eoFBSBeuLfny5fPbr31Vpdyhc1DBOSPP/5wIuTMM888TlsoMlR6FScIUQyM9ISoUqVKnP85can5QJDwt1ixYrZq1SoXqrvjjjucAX/++efH+c21117rVDIXwD///GMfffSR/fDDDzZhwgQrUqRI1OjDDTfc4JaH8cuFQSSC5SAE3n77bSd24JlnnrEPP/zQfU7+4Y4dO2zMmDHuQsCoT0qo79FHH7U///zTRowY4VLKypUr596znUllyZIlNm/ePCcgTjrpJPcZRjn7mpzH8DQtRMEXX3zh1o/1xrPAPgqPruzcudM6duzotqtz585WoUIF27ZtmxOOr7zyiu3bt8/NKwgDAiFQ/vK79957z/0WMcH6MT8GE9LKeI84Ca4XAhKBwz4lWjN+/Hgn5F588UUnAoNQA9OuXTuXjsa6szy2B/GCCClRooQtXrzYRo4caT/++KObd3pMNxNCCCEyG8uXL7c+ffrYbbfd5pyUCANsDewUbCSfNhW0PSpXruzsO9KzcDr++uuv7v5dqlQp9z02GS/P9ddf79LTSbPCEYlNgfM26LAWWVh04DkvWrSoC5slB3L7OIkwXk844YTQ5wgA0rTohBUuOlDDFKh7qlatak8++aS99dZbLmISCQx/ukC9/PLLrlDJg+FMRIOT2UcFUNoUgFPA5MHzjuFLsXRiogPjmNxEjHf/P6llePmPJcpB4ZaH6AVCi2jH448/Hvoc0YXgoIAL0eRhO4hKBEGcESFAYCAEPIgFIkfs83DRQZQG4YVHApo2bWpXXXWVWxbGP2HSf//914kOhCfCDhAEvO655x430ASFI79HnLE//Xz9vKkP8hB+ZX0JtfpoD5QpU8ZtC8sl+iGEEEKI2IHTE5sC24mupIDd4EGMYG8R7ahevXrocwQImRTc8/me33A/x7YIZ+bMmc4ZSiQFewQnJQ5P6kewD0TGJlXSq/By+/qF5IDhywkWFBwoZwx13xErHIqRgpCKRURk6tSpUZeDoChcuLBLqdqyZUvoxXqT1oXh6kOCJ554ouuq8M4777ioizdwp02b5k78xFrlkgb0xBNPOEOYFCDvvd+0aZN7j8CaO3dugvNhX1I0TvgxaGj796SoBfeNb0eMMApy0UUXOVEWhGnoMEWNSBD2B/sx0j5nkAkKg9NPP90JGrwVfrsi4YUc4ia430l1o/5n69atcTpYhA9gft97gcqgQ42L94SQrifBIYQQQsSWWbNmufsuzl3EBSAKgmnc2C688uTJE+e32HTc932GAk7EcGHipyMagq1FtgbZMdhp2DFkf4iMT6pEOhANnCCkMSUn2oFRTboN6U148Ck0IsfP1xV48eEhmlKyZMk4n6Ggy5cv71JuosG6EXkgLSsaLJsTnFoHhANefF4obmoqiDhQz5AQH3zwgYtyMO3zzz/vtm/jxo3OYKZ+hHAhURmiN+RIRoMWcfwO4x4h48UPVKtWzdWhIEp8FzD2GdAZLBy2KXzfsF7s899//921N+b3dMqCoAAMLjMcwqXffvut+234MQnud0jIO8F+D0L6VBBCt7fccosNGzbMhW053nyGWCTqFWl9hRBCCJE60EUKG2bAgAFxMiSwT7CZEA+kVyEmsBcqVaoU5/dktCBU7r33Xvd7HIbYHtS/BiHNGzuNtCvsOmwdxAo1pNFa8YosKDowxlGteL4pJooGRjfGLek71DeQJkQaE0YrUQjSdKhbwJAk/SacaPl8FBwFC5TCQbxwAhOBiIZX3KR2ETkgZQlljyqn9oN1ReVTNB0NUoGAdCIMe2BbiaQQ0fE<text:soft-page-break/>5i6R0JSW1iiL78IvSQ7pTeOthLk7/TA9PeKcwwqPUtyDsOFYIILwIbDd1FuFCDyIJSR/ZopYnGsyLCMnrr78edZrwwSnScUQEsq3sw9mzZ7tIEelytNajViaxWiIhhBBCHBvYG6Q7Yf8EbSBa3WJP8KL+ktoL6jCAtGgcsERCsPeo4SQ1nvRp7DxS4oPpVdgvOG6pGQWci9iEOH3JgCA7QmR8UkV0UGuAYc4JE010UPdBbh5GKMqYE2zgwIFOHZObHzz5wjsbeYiKcGKTKuUhuoK3PZKX34PgoHAccRReWI1Q4mKiGJl1IuJCQTqedP9Uc+aPYCAXkbBfpDxE8Kk/QUMc8fHCCy+4ImqEGUXl7K9obN682UU6EA/PPvtsSLwERQQXPevJuiMW/LYTfgwWcXsPRRAufFKo8DQEIxh4LEh3ilSMzzzC9y/LYjuJBCW034l2IGp8wZiHYnjOiWDaViSI+BCpoetV+/bt3Yt9QKSH4jUiNqTpCSGEECL14V4b7F4VxHekDAehQTMcD7YKqeHRICULGzEItavB+lWR8UmVmg6MeWoEqHtA+UZ7WjmGLTUZGPikO2Gkc2IGjXg88BiSEF4nguecnMAgCAGiJ8EC8XAI5zFN+LohREjdIRqBcU+9AeKAFKggCCOMZiIt4SIgCHUO4NffgzHvBQnqP6FnbWBMs5+IhqDsSU0KvtjPGN7B9rl+20lBCkYqeH4K4iR8Xdj/4SKCWhOOSaTaHDwSwc/pAkZdCFESL1L8fgku34dhvecjeD4QveBc8M8wiQbF6USYfN0KcBx8dCOhCJcQQgghhMhkTySnQxORCGoZ6KSEwVy8eHHnJSdPDw8+HZLoXAQYq4gV0phQ0KhlWreihPGiY8QS1QiCV5yWbNQ40KoVFU2UhNoHwnvRoIc0BU8Yv3jYicYwb6Iz/GWdMcQpWqZdK4YunRkaN27sDFzSrFgWbX3D05eCUHPAtIgOvPhsH55+2voCoUW88mwv+4r5heOVPt0hokEaFCFI6kd4TgkhSNKPaPXL/sXYR9zwPzUS7HsP6Vp0kcCQJ+JC1IDaDFKX2AcIAj4LprIhMlgm4obtIqJFfQ3L9vi6DiIo/J56C3IwSTlj+4kWsWxEJf9zXpCGllhNBgILcUVIlvUgaoJwItxL1CqhZ8MIIYQQQoj0Qbajqfh4cFKd8OIjBDAqMXZ5vgO5eRjF4e1m6XxE6hEeeQQH0QS6EWG801oNLz3fMQ+MS/pD0/aWYibEA8KFjk5EUYLREsQCxi3GtIdIB5EAjGCKl0nR4lkX/qE2HqIMeP0RSkyHh5+iaQxohEBCkQ5ATGDUE/UhNQjhRUSAbSK1isIonkGCwU13qSAUdhNpQUQgiBKCSAHiDgHjBRdRIF7sJ7pwEfKkOxRCzkc82C8IN7Zv3bp1bh9SV4FYoSUwdRIIGmpseGAfD0okJQuBg6AiBEraGT262Z7gfiPtiw5TCBbEE/Plc6JRRHBYL4Qjxe2kqwVzNP2yqNEI72CFYKEuhPoa9inCjzSynj17JrsVcZDVr95vB9bETT8TQgiRPticLY9Nyn2yXXpgmZU4mnBUXKQeucuebOVufTqtV0NkQlJVdIikER5JSK8kJAQyAxIdQgiRfpHoSBskOkS6rukQySMjCA4hhBBCCCFSC4kOIYQQQgghRMYoJBcio5Gr1P+vSRFCCJG+yHUom9l2xuqyljunMsGPF7o3ilihmg6RJTl65IhlS6QpgBBCiLRj7dq1rgFM9+7dXXdJcfzQPVLEAp1RIkuiwVQIIYSIjO6RIhborBJCCCGEEELEFIkOIYQQQgghREyR6BBCCCGEEELEFIkOIYQQQgghREyR6BBZtjOHEEIIkZHRvUxkJPScDpEloTPH1pnv2KFt69J6VYQQQkRg657/GdRbvx5hOfPLRxpOzqInWrGLrkvr1RAiyUh0iCwLguPQ5lVpvRpCCCEicPgAJkoxO7x9gx3aeyitV0cIkULkOhBCCCGEEELEFIkOIYQQQgghREyR6BBCCCGEEEJkLNExePBgO/XUU+O9atasaeedd5717t3bfv31V8uM/P3333bjjTda/fr17YILLrAnn3zSdu/efUzzWrhwoT366KPWsmVLO+uss6x27drWvn17e/fdd+3AgQNxph0/frzbxx999JGlN9LzugkhhBBCiAxeSN6xY0erW7du6P9Dhw7Z2rVr7cMPP7SZM2fakCFD7Pzzz7fMwvLly61z585WqlQpu/32223JkiX2/vvv28aNG23QoEHJmtdrr73mXsWLF7crrrjCKlSoYDt37rSvv/7ann76aZsyZYq9+eabVqBAAUvvIMAGDhzoRJMQQgghYstXX31lL730krO5Tj75ZHvggQfi2GNz5syx66+/3jlKIxF+v96/f781bNjQ3n77bZs1a5abHzZdv379rHXr1m6aL774wubPn2/33ntvjLdOZGRiJjrwzvuTMcjFF19s7dq1c4ZoZhIdEyZMcFENxIC/uP/991+bOnWq+zypAgFR9sorr1iTJk3coJEnT57QdzfffLO9/PLL9sYbb9j999+fbDGTFpx00knuJYQQQojYsnLlSicGsBPq1atnn3/+ufXq1cumT59uBQsWtF27djnRcPTo0ajzmDdvXuj96tWrnRP5zjvvdP9jlzz++ONWtmxZu/baa52dd/DgQSdIhg8ffly2UWRcjntNx+mnn25Vq1a1RYsW2fbt2y2zsG/fPvd3zZo1cbwD2bNnt5w5k6btduzY4cRY6dKl4wkOz2233WaVKlVyAwiDgRBCCCEEEN3o0KGDNWjQwNkfZEvAsmXL3F+yJZo3b57k+T388MPWpUsXlyIPuXLlcn8RLTly5HDvx44d6+ZZpEiRGGyRyEykSSE5FwIcPnw49Nl///3nlHSjRo3cyY2nf8CAASFhwglOTcgll1wSZ16kL1WvXt1dYEcCT+bcu3ev1apVK6TOYf369fbQQw+5eguWQdSFuoutW7fGmWfjxo1dbQYpYHgK6tSp41KlEoILm+3igmZbEA94C0i5iiQeIkHaFOIFr0K032TLls1FU3744QcrV65cnO/<text:soft-page-break/>47XPPPWcXXXSR2z7qQd577714Hg0GHzwdbCfTEZVq06aNi7IE6d+/v51xxhn2zTffuH3Fe78/mSf1JZdeeqnbzxwv1ou0MGo4Vq1aFbWmg/8ZyIgCEfXi92effbYLy27YsCHOOiR1OUIIIURWB1uISIfnt99+c/YQaVbcy1esWOFERFL47rvvXKo49pDnjjvusKeeesp69uzp7CkyOcaNG2fdunWLyfaIzMVxfzgg3nmMcgxmahbg559/dic1qrlTp07uOy6Ud955x2bMmGGjR49202IkjxkzxkUTCO3B7NmznWGKOPnrr79CapzPiTQ0a9YsFHJk3hRhY9SzDPIZmfe3334bWoaHYvfFixdb3759bdu2bXbOOeckuF2nnXaa9enTx6U8XXbZZW6dunbt6gz3pPL777+7v8Hcy0hES1d68cUXrXz58nbddf97QumoUaPc4ECkBfHj98NVV11lefPmtauvvtpOOOEEZ+h//PHHLmTKMeBzD3mbd999t11zzTVWtGhRO/HEE93njzzyiDsWiAX2K8cEIZBUgcVg9tlnn7llcTwQUZ988olbP9bbk9LlCCGEEFkRak2xS8iQwMmLUxSnHc7LpEDKFLUfuXPnDn1Gbce0adPiNA9CxCBocNRS18pySpQoEZNtEhmbmImOPXv22JYtW0L/Y+xj5JM2RP4fXayA6AT1CfzFK16lShX3OUYyxUx0cMJ7/8wzzzgvNwYohUwYqt54LVOmjAspUhzlRQdF11woRDUAgxq1T+0FhdkeQoJcVNRRsKzg+r/++uuJig3P0qVLnVDy24SRTDQhqRc3eC8/6VXHAvsBj4MfINhfTZs2dTmdXnR88MEHrigdQef3FbRo0cJFE9hvQdHBtiA4GLQ8f/zxhzsOiED2kd9GlpdUDwriE3FBFAkIBxO1mjt3rovE4JVJjeUIIYQQWQ3unz169HD3fpy6OA+5b2L/JCVDAHvkp59+cjZbNDZt2uRsMDJBuE9jX2FvDB061Nl1Qhy39KonnnjCGez+deGFF7oLYPPmzc57TVoNEJ1AjRMd8ILDg/FLRIK0I1Q688mfP787yYFowvfff2+tWrVyHn685f5zVPe5557rCriJgvAbUqUopEIM+RepWUQOgsrd5y3SeSkpYCizPb/88osTN8zzxx9/dIVcPoIxceJEt+0J4fMjg2liyYH9EPRIsF14G4IpS0ReiAIFBQfLI6IBFJmFQ8pbELpUQPfu3eOIKiI04dNGg+PlBYfHrxMDWWotRwghhMhK4JjFmUo6NJEOIJ0Z5yp2kK/z4D2ZJtHmQapWQnUaZB1g12FjcY8mykHNLilZQhzXSAfKmhoMD8YwJyQqO2hAkl8Ip5xySrx5MB0nMC12qbsoWbKk63iF0MBIphgdQx4DlO8xUn1EBa85Xn5A1GBYM5+EIhekY/m0HVKJklIATj4jFzaiiJoI/zwSUpgIO5J2RdrQ5MmTXbFVQiFHUp2AdWe7kwv7JxzSqILP9WCfsu9effVV+/PPP13EgWPAtkcTPOHrTFQHKGgPB+GIqEkMzoVwvGDytT6psRwhhBAiq0CmAGnh1MSSwRCMfHiIdJAxEE1w+OnPPPPMBJeDuMCJjE2BDUH684IFC5xTUYjjKjoQEanhjfYGaDBliMgHqUwUavM5ap26C9Kz+Jw0K6IGhPuChjQiJKG0HB9pCBa7Jwa1H4gEIh3eU090BsFBbcVdd93lLsaKFSu6QuiEwKtAyhEDQUL7DvFCZOaGG26II6KC6x8Nul7xHBHECL9lnyBwiB74VLRwwudLehwEoyoe5psUkpJ2lhrLEUIIIbIKpCSTSk5WQ7CmlFoObKVokM4enAYBQdZGNEi7wpYAHLQ0gmnbtq2rt8X+ESJdFJJHK4rmmRbhkCaFkiYlqnDhwu4zOjNxgpMuhRLnQvEGNIYsgoO6BIxoXxjuVTfdnSIZ8zxIJ6mRjXCo/YDw33Lh4gF48MEHI6YIRQKjv1ChQq4ug2dy5MuXL940PqJCNMfXxSQHvB8Y8ZMmTYpTO0Jnr6RC5MF3tQimaUFqhlWP13KEEEKIzACdq4LdqyKBTfTPP/9EfTYHIEASIvw5YWR38BIi3bXMDUL6EcKDTkZ0tQr36JP+E+wpTX4hggJhQZTBiwhSgGihijG9cOHCUNcqn3bEb0jHoTAqCLUfGO/Dhg07pvWn7gPRQ/pU0HBHMAWLtUaOHOlSsRICcUVYdN26dc5r4FOePERsKKhHcBDFodVtciENDTEWnt7kB5hgG+No+LbFtLINtuOl2xedwFKL47UcIYQQQgiRySMdpO7wrAwiAe3bt3dtUVHhpElRC0GqEl0XgpBiRUs2CEYueE+LN/D1HB6iDnRhoriKzlfVqlVz3nJa5RLlSMwzEA0MeLpU8dwJ5sv6U+yO+MFzgPhhGkKepHYhbhLqTsU6IlYwtPktBV/UwVAMTiEY3gnyLBEfxwL7jqL2W265xT17gzAs80XAEQHhAYWJgYAjjEo6G0XfzJMUMzpj+bS05HTtSuvlCCGEEEKITC46fN9nohq0RSW1iA5K5AVSs8ADaHxqVbjo4PNg2g3dqhAdPPXcP8fDQxQE45VlUBOCCMDbzwP0evXq5WoujhXavVIETrSAPtWAqCGViYfuAcKGdLDEntiJMU2rOQQBgoh1RXDwOfP04uZYUsGA37MuCA0iPwgi5stDBNkniCWelRHtWSDB7mTsM44X28n20yUDsUhBf6Q6jGPheC1HCCGEEELEjmxHwx9XLWIGuzozeOYRhYggIjrhIBRpF0yb4GMVRsdrORsnDrBDm/VEcyGESI9sOpDTxm8oZm1Lb7WSuf/<text:soft-page-break/>X1l38f3KWKG+l2iT9AcRCWFav6chKZAbBAdRTUMDPg4CC0O2CzltEn1IqOI7ncoQQQgghRGyRxSaSDc9KITWN1Ce6jvH0cFLASJEjmkMRfEZYTs6iJ6bKegohhEh9cuw5YrbhoOUoUtpy5pePNBzdw0RGQ+lV4pigq9jQoUNdS1uKu6mvofCbAvUaNWqk++UcPXLEsiXxWSxCCCGOP2vXrnXNV2g0U6ZMmbRenXSJ7mUiIyHRIYQQQoh0h0SHEJkLyWMhhBBCCCFETJHoEEIIIYQQQsQUiQ4hhBBCCCFETJHoEEIIIYQQQsQUiQ6RJTl69Ehar4IQQgjh0D1JZAX0nA6RJcmWLbvtXDDeDu/elNarIoQQIgI7tx/8398/x1u+lbkss5KjQEkrdHrbtF4NIWKORIfIsiA4Du9al9arIYQQIgKH9/6vo//hvZvscI5sab06QogUovQqIYQQQgghREyR6BBCCCGEEELEFIkOIYQQQgghREzJNKLjyJEj9tFHH1nXrl3t7LPPtpo1a9p5551nvXr1sq+//jrib/bv32/r1qVdTv/3339vp556qg0ePDhJ0x88eNCGDBlizZs3t9q1a1uHDh1szpw5yVom+4dl8vr777+jTrdq1arQdC+99JKlN5YtW5bWqyCEEEIIIbKS6EBw3HrrrfbQQw9Z/vz5rXv37vbII4/Y1VdfbYsXL7aePXvak08+Gec38+fPtxYtWjjDP6Pw1FNPOQGAmLr77rtt+/btdvPNN9vChQuPaX5ffvll1O8mT55s6ZXXX3/dLrvssrReDSGEECJmfPXVV3bppZdanTp1rG3btvbLL7+4z0eOHGkXX3yxcz7iSFyyZEnE32/cuNF69+5t9evXd/bOlClTQt9NmDDBGjZs6OYze/bs0OfDhw+3Dz/88DhsnciKZIruVVxI06dPt759+7oLLAgChIvy/ffft1atWrmLF/Dyr1271jIKRGU+/vhja9SokT388MPuM6IQXbp0sc8//9xq1KiRrPlVrFjRiY7bb789qugoUaKEbd682dIbs2bNclEfIYQQIjOycuVK69evn73xxhtWr149d58nc+O1115zrw8++MDdx3n/4IMPOiESDr8vWrSoffPNN7Z8+XK77rrrrHz58nb66afbgAED3DzIasCZee655zpHJvbUqFGj0mSbReYnU0Q6fv75Z/cXxR5O7ty57YYbbnDvf/rpJ8uoHDhwwA4dOmTr16+3w4cPh4QI5MqV/P7ll1xyiS1dutT++eefeN/hNSF60rJly1RYcyGEEEIkB5yipFA3aNDAsmfPbldccYX7PG/evDZ16lSrVKmS7du3z3bu3OmERTh79uxxmRwIDzJAcEzieP3kk0/i2A1Hjx61HDlyuPekb19//fWWM2em8EeLdEimEB0FCxZ0f1HnGObhNGvWzBYsWGA9evRw//fv3995BuC+++5zEQPPhg0bXBoTochatWq5Fxcq3oTgvKnD4HekbxF5wEtwxhlnuIFh4sSJ8dYBI540L8KceC3uvfde27JlS5K3sVChQtakSRP777//7LnnnrO//vrLpZOx7QxMxyI6oqVYEeUoUKCAXXjhhRF/yzrceeedLupC7QzrhdcEL0mQxo0b2wUXXBDv99TesO/Gjx8f+oz/2Y8Mpu3atXP7ndoc9hPHJDjdr7/+GnrPsRRCCCEyE4gNBIPnt99+s71799rJJ5/s7s/UqtatW9elSZHlESntHEGBSPEgLlasWBGyfW666SZ79tln7Z577nEi548//gjZBkLEgkwhZ8l1fO+992zs2LHuQsTYxbDngixXrpzzEvDydOzY0V18pCvxnukAjwH/79ixwzp37mwVKlSwbdu2ORHxyiuvOK/CXXfdFWfZCJnSpUu7v0Qj3n33XTdQ8BlGua8fIcUrT5481q1bNycgPv30U5evmRweffRR+/PPP23EiBFuOWwb78uWLZvsfXbKKadY1apVnei47bbb4nz3xRdfOCERHKyCUaUbb7zR7b9OnTq5dWAwfOedd2zGjBk2evRoK168uB0L3333nX322WeuFofj8MMPPzivDGFmH+4dOHCgq+mgkJz3HCMhhBAis0JqVJ8+fdy92jtZcXT+/vvvNmzYMLvllltcWhSZHR6mw8n5wgsv2P333+/umdzvq1Wr5r6nVoSXBwceyyBNC8dglSpVXC1svnz50mCLRWYlU0Q6yGt8++23XbiRwqkxY8Y45Y74oNPToEGDbNeuXaHpKb4666yz3Hv+tm7d2r3HY7BmzRp7+umnnbho3769K9TG4CUUGakLFsvke8QEXgMucBg3blxoGjwJeB2YjouavEqM82CEJTH4PYMKwsf/z3oSEThW8GiQShVMseL9v//+G7FQm2UyePlOYexjxBnGP4X7DIxEYY6V1atX21tvveVEG9GbF1980Xl7iGz4blUcKy9qeM+xFEIIITIjRB9wxHFPxOHnQWDwos4DR+miRYvi/Zb7MREMsha4T1955ZUh0RKE+/7WrVudIxIRg61SrFgx58gVIjXJFKIDMD5JC6IwiuJx/kcoYAjjGSftCUGREAgHciBJxwpCGhTRiaBw8Vx++eWWLVu20P+kG8GmTZvcXy5kogN0nKpcuXJoOgaLa6+9NknbRtE0Bd9PPPGEmz9hUaCDlV8OhfJz5861lKZYsQ/JD/VRmiCkdLE/ESR4QYIwKBL1QBj5mpPkQoGbL/SPtj+FEEKIrABNU6ixIJ0Zh6V3jgbTinECcs8tXLhwvN+TqfHqq6/ajz/+6Byz2EDVq1ePNx2F5HfccYfLKihTpoyLbiBAonXFEsKyuugAUqgIJxKlIJLAhcbFxMWDF53IQFLmwcXJBY4nHSOY+g6EBxd3OCVLlozzvw9v+mnpDEFeJdGYSClOSQEhhTFPKPTNN990kRKiKhSVk8tJJy7CoHgokgMiiAEoXHQQHYpUnO5zQSOtN8KL/bx7924ntI6FUqVKxfvM789jFTJCCCFERoPoPvd37BayLjxkN2AP0BiHlG5sHO7jJ510Urx54Kgk9Rx<text:soft-page-break/>75Ntvv3VdrNq0aRNnGuwkBAvzIFUbm4VUc+pgcQQKkZpkeNFBhwYuukjt4ii2ogic77ioEnuQHmFMohx4BogunH/++S5tiNoL1H8kgrUiCcHgEE4kERMJLwpIZ/LLQ1hddNFFrm83IsRHXY41xYrQLPUiCItgnmdy8MIgmFcaiUjF/hCMGAkhhBBZFdLEKRwnqkHmhn/h1CNtimY4ZFDQhZKaU3//ZBrf0RPRweMEqFt9/vnnXQOc8BpQfusL0alFJWWa1HRED7WVQqQmGb6QnGJniphJf8IbEMlDj+DgQkvsmRPUEJBCRZG3L7YCBAgXepEiRZK9fngfEAqRwpSkKiVVWEGwjR3zpH6EPE+6SZHadCwPzEOUIdrwnLAcog3UUUTbFqDmIxyiOWwj+aI+zEuxuV/3IEqVEkIIIaJDbWOwe1U4TZs2jfj5vHnzQu9JgybrIyHCHwRIjQgvIWJBho90YHzTYpUCcgq2I3nRCUPiyQ8+d8JHDILRBoQFIiY8FYp6CQq4jyXFx9dHEGWhy5OHeSGWkgLeDCDtKwjr6416cjWP5SnidH/iQUG0qkV4EPmIFr057bTTnPCgwxRCJwgFZ6SwkZrlwWtCTinhWg/PFknoSehJwfcUT2qkSAghhBBCpC0ZPtLhC6oRFYgDCq8QF+QiktJE5yOMXB6ME3z6tq/FIKqBl548R9rE8jwOCreIGvA5eZAzZ850YoQoCJ8lNw2IMCiF1sz3mmuuccb4pEmTQjUSiYHXge1CdPDMCupWCKnSQQpIASNEileEZ2WwjOSA0CD0CgmlVmHsUztCoT5RJVrmsp8RU7S2JdrCsfCwT32LXZ6cjkigqxf7MCXwpHRgm4nKRCp6F0IIIYQQ6YdMITp42ibFUjxPg2dMYNjiYUcoEF70rV2DtQYYqggL8h15jgbP9cC4x7BmPs8884xLp6IlLkKEaXhaJx2ieGhdcmAeRAJIY+IvYojl0y2CjlmJQeoYIVDWY9q0aS4iQdtYxALrjLHP+jO/Yyn88qKD+fhWwtFo2LCh2wY6grGfEWKkrvHUdx5+GOyggTAhEkP7Pdr1IfQozueBgRyPY4XlkMo1fPhw16dcokMIIYQQIn2T7WhK3c4i3XAsUZiszLa5w+zwrnVpvRpCCCEisGHXURs7z6xDbbPSBTPvvS1HwROtaIPuab0aQsScDF/TIf4/EhxCCCGEECI9ItEhhBBCCCGEiCmZoqZDiGMhR4G4D3YUQgiRfshx+CBN1i1HvpKWo2D8dviZBd2LRFZBokNkSY4ePWKFTm+b1qshhBAiCnvXrjX7fpgVqtnWikZ5QG9muidly6bkE5G50RkusiQa3IUQQqQXdE8SWQGd5UIIIYQQQoiYItEhhBBCCCGEiCkSHUIIIYQQQoiYItEhhBBCCCGEiCkSHSJLQqcQIYQQIlboPiNEXNQyV2TZTiF71s6wwwe2pvWqCCGEiMDuzXv/93ftdNt5IJ9lJHLkLmb5yzRO69UQIl0h0SGyLAiOI/s3p/VqCCGEiMDRAwf/7+92O7J/T1qvjhAihSi9SgghhBBCCBFTJDqEEEIIIYQQMUWiI4UMHjzYTj311HivmjVr2nnnnWe9e/e2X3/9NVWXOX78eLeMjz76KNm//fHHH91vX3rpJUtvrFq1yq3b3XffndarIoQQQgghUhHVdKQSHTt2tLp164b+P3TokK1du9Y+/PBDmzlzpg0ZMsTOP//8VFlW/fr1beDAgVa7du1UmZ8QQgghYs9XX33lnH7YByeffLI98MADznYYOXKkvfnmm7Zt2zbntHzsscescuXK8X6/bt06e/TRR50zM2/evM72wLkJEyZMsGeffdby5ctnTz75pJ177rnu8+HDh7vPunTpcty3V4ggEh2pxFlnnWWtW7eO9/nFF19s7dq1cyIhtUTHSSed5F5CCCGEyBisXLnS+vXrZ2+88YbVq1fPPv/8c+vVq5e99tpr7vXBBx9YxYoV3fsHH3zQCZFw7r//fidGXnnlFduwYYNdf/31VqFCBbv88sttwIABbh5kDSBsEB3bt2+3KVOm2KhRo9Jkm4UIovSqGHP66adb1apVbdGiRe7iF0IIIUTWg+hGhw4drEGDBpY9e3a74oor3OdELKZOnWqVKlWyffv22c6dO61o0aLxfn/kyBHLnTu39ezZ0/0tX768NWnSxH777Tf3fa5cudzfo0ePWo4cOdx7siwQJjlzyscs0h6dhccBBhc4fPiw+7t+/Xp79dVX7ZtvvrEtW7ZYqVKl3MBBiLRYsWKh3zVu3NgNQqRTER5lwLnjjjusQIECdt9997nwafv27d201EJcddVVds4559jrr7/uPCplypRxUZabbropNAB5mNewYcPs448/tjVr1ljp0qXtyiuvdIOZH7j8dKSIMd3SpUvdQEdU55ZbbomTTkZtC9uEB+f555+3FStW2BlnnOG8KwyA1J9MnDjRia+9e/e67WTgve2225xnJxpM+/LLL7t9xXoSImb53bt3j7N8IYQQIj3DPY+XB7HAPY40K+7rX3/9tYt8FCxY0N5///2ItgQiwnPw4EGbPXu2XXPNNe5/7ALu94iYp556yomcP/74w+69997jtIVCJIxER4xZvXq1/ffff1auXDkrXry4EwOdOnWyAwcOuFxMPv/7779t9OjR9u2337q/TOchb3Px4sXWt29fl+uJqGAQicScOXOcYY8Q6dy5s82YMcNefPFFW7hwoTPcgxCCZTmsA4MdxemIBrws99xzT2i6u+66yyZPnmwtWrRwHhqiNUzbtWtXN++WLVvGmS9F4Agdcke9eGHwYwBt1qyZ3XnnnU6E/PLLL26+8+bNcx6eoNAJwvQMqsyPkPKmTZucCLr22mudEKpevXqKjo8QQghxvFm+fLn16dPHOd4QGUA61O+//+4cgjj2SIvC0RcJnJj9+/<text:soft-page-break/>d3904chnDppZe6l4fvWQZpWjj+qlSp4pyVOO+ESAskOlKJPXv2uKiFB1GBmCCvEm+EL/R6/PHHnWeDgi/yMD3Nmzd3IVDyNCkSC86XyAViwxNNdCBwnnvuuVDIFkOdAeeLL75w4iI4DzwhGO0+skI+KPUn5Jh60YEo4MX/eE88GPxEVVjPCy+8MM4A1rRpU1cY59m6dauLdjBvRI2HdWPQ/PLLL91+IioSDvsT4YRIIw/W07BhQzeYzp8/X6JDCCFEhoJ7eI8ePZxz8MYbbwx97gUG0Y4RI0a4zACKysPBLrj99tudE44siEjC5J9//nH3X9K7uX9yr33hhRds7Nix7h4uRFqgmo5U4oknnnBGvX9hjDOobN682R555BHn/SdK8N1337kCMjwbGNX+hfFMcfi0adPizBcvBulVSYFIgBcckC1bNpeGBHhMglx00UVxUrkKFy7sfr9x40YXiYBJkya5v0Q5guu6f/9+J5IY0H766ac4823UqFGc/1nGzz//7FKuguzYsSMkVnbt2hVxe9hHhQoVcuuOl4Z1A7p28ZlPLRNCCCEyArNmzXIORqL4OAUBJySOtGBaM0457svhYEeQTkWqlc9YiAQOT9Kxfao191sEyJIlS2K4dUIkjCIdqQTeCp7L4cHzQK0G0QyMfx9OZTChhW4w6hAORn2ePHnce4rJkloAxoASjm+5x8ATpGTJkvGmJfrBQMeLZVLD4aMX0SC6EqREiRLxpmFbiFhMnz7dli1b5n5DXYvfL17khMM+pBsHeap08oBq1aq5/Uxk5rTTTou6XkIIIUR6gvsfqdLc13DmeWrVquWyIHBOnnnmmTZo0KCQIzIchETZsmXdNOG1msHncSFYmAcdruhmRXH6ggUL1PlSpCkSHanEKaecEs/LHw6CwxvxCfXLDg4kvgg9KUQKsfK8EAgXLkmZL+uLd4T0rmhQ6B4kfBAkzQxBNnfuXJdCRTevVq1aOcFAcfjQoUMTXAf2FXmueIeIEjGYvv322y70TOvAbt26JbodQgghRFozZswYl15NVCMY2eD5HKRG41wjg4BsCFKtvWOO6D7TICSoccSRxzQenHCIFg+/5XkdQJMY0rhoTFOjRg09fFekKRIdxxHa2wHF2pEECg8NSk5kI5IXJRwfSg0XB0ldX6IdRFCI2gShOB0PSmIFadSTIDgQHuEdNAgpJwRpV+Slsh6kc/Hyy0Zs0MtcokMIIURGgNqKYH1iONGyCmi44uGemBg0WwlCjQgvIdIa1XQcR0hpos0rnorwWgi8/hSb07XiWKGw+ocffogTqSCSgLck2NEiqfjwL2HccDFAERvrSypYQuC18WlRQUg183UmPhoTDoMrHprwSAsiiFoP9R0XQgghhMgYyGo7zlBUThEYhWR0lMIYJxpBq1yiHAl5QRKDkCvP2SB1i8IxjHqiDNddd13E7lCJ0bZtW9fxgiJuakJ4lggCgf+JqtDV6oQTTkhwHjyFnY4Z5LBSy0GolxbA48aNC4kNck0jUadOHRcRYt9QeE5/c+pNiJ4wr5TsKyGEEEIIcfyQ6DjO8BA/nnOB9x5RQI4nqUs874LwZ0IPyksM6iWIDJDPSaE2KVU8I4P2tscC9Rk8iOjdd9+1Tz75xHWgIp2KXt88DNCnOyUE0xK9YZ2oxQAEEcKLbW7Tpo2r14gUiSFCw3L4HUKDAnygOI51IY9VCCGEEEKkf7IdjdY6SGQ4MUNkgGdiiKSxc/k4O7J/c1qvhhBCiAhs2HLQRk7ZZJ1blLTSxSM/QDa9kj1PCStUsV1ar4YQ6QrVdAghhBBCCCFiikSHEEIIIYQQIqaopkNkWXLk/v9PZBdCCJG+yJZ7r5ltsmy5i1j2PAm3Z09v6P4iRHwkOjIJSendLf4/R48esfxlGqf1agghhIjCrtxrzew/K1CmiRUqU8Yy4n0mWzYllAjh0dUgsiS6EQghhIglus8IERddEUIIIYQQQoiYItEhhBBCCCGEiCkSHUIIIYQQQoiYItEhhBBCCCGEiCkSHSJLcvTo0bReBSGEEGmI7gNCHF/UMldkSbJly2b7d/1hRw7vSutVEUIIEYF9u3b839/fbe/2pak67+w5ClqegrVSdZ5CiISR6BBZFgTH0cM703o1hBBCROLwntDfo4ezpeqsj6Tq3IQQSUHpVUIIIYQQQoiYItEhhBBCCCGEiCkSHUIIIYQQQoiYkuVER/Pmze3UU0+1559/PmbLeOmll9wyfvzxR/f/qlWr3P933313qi/r4MGDNmTIELddtWvXtg4dOticOXOS9Nv9+/dbgwYNrFatWrZrV8IF1cOGDXPb8OGHH9r48ePd+48++ijRZbDNTMs+EEIIIYQQWZMsJTrmzp1ry5cvt/z58zvD+cCBA8dlucWLF7eBAwda586dU33eTz31lBM55513njPwt2/fbjfffLMtXLgw0d/myZPHLrvsMic+pk6dmuC0EydOtLx589oVV1xh9evXd9tz9tlnp+KWCCGEEGnLV199ZZdeeqnVqVPH2rZta7/88kuc75988kkbPHhw1N8vXbrUunXr5n7fpk0b++mnn0Lf4SDk/nnJJZfEuUc/9thj9s0338Roi4RIP2Qp0TFu3DjLkSOH3XjjjbZ582abNm3acVkuIqd169ZuEEpNEAsff/yxNWrUyB5++GHr0qWLEyFEPz7//PMkzeOqq65yfz/77LOo0/zxxx/233//WYsWLaxQoUJ20kknue2pUKFCqm2LEEIIkZasXLnS+vXrZ4888oj9/PPPdt1111mvXr1cJgD3W+6v77//ftTfHz582Hr37m2nn366/fDDD25e/H79+vVuHm+++aZ98cUX7l6NAIFly5a514UXXngct1SItCHLiA4u+ClTptgZZ5zhDGYYPXq0ZWSI1Bw6dMgNaAx2wMAIuXLlStI8TjvtNPdigNywYUPEaT755BP3t3379qm27kIIIUR6Yu3atS5FmbTj7Nmzu8g+IApuuOEG27lzp0tlTijKsXr1arvrrrssd+7cds4557i05y+//NI5PHk+lH8gIf8DmQq33377cdpCIdKWLCM6Jk+ebHv37rVzzz3XeeqpYyDdCg9+kK5du7oaBIz5IN<text:soft-page-break/>9//737PDysipDBGD/rrLPsggsusFdeeSUkADzRajpY9p133ukiFTVr1rQmTZrYgAEDXIpUUiDqwG+Yz3PPPWd//fWXPfTQQ1awYEE3cCYVoh1Hjhxx+yiSsCFqcvLJJ7uwMESr6RgzZoxdfvnlbt82bdo0QY8QkRXWkf3GoIznZ8aMGfGm27dvn7366qvWsmVLt4+4GfTs2dN+++23JG+fEEIIkRjcX4hOeLjPYDdw/0MccH8uUKBA1N9z78fh5wUFIF6IoOTLl89uvfVWl3JF1gURELIIECFnnnlmzLdNiPRAlhEdXOTQqlUr95ecTRg1atQxz3PkyJHWt29fZxjfdttt1rFjR2d483liELolX3TmzJl25ZVX2v33329169a1d955x4mYLVu2JGkdHn30UTvxxBNtxIgR1q5dOzfA8b5s2bJJ3g6EAvUdn376abzvyDPdtm1bKA0rGogeUrwYkBFX7GcG6UhCgmmZBnGE6GLw3b17t91yyy1u+z0M9uTGIvSqVKli9913nxMnv//+u/tLmFoIIYRIbaj/7NOnj7u3c68qXbp0or+pXLmyFStWzN544w3nsCODgIYyPgOBdK3Zs2fbhAkT7JRTTnH3yDvuuMMGDRrkMjAef/zxUCREiMxIlhAdRALwWFSrVs1d6EAhFwY6qUMYt8eSroXxXLVqVRs7dqxdf/31LpeTGoucORN+0DtRBUQGf4kW3HPPPa7InOJsckkZ7Jh3YvB7Ii2IHv//008/7SINyaFw4cLWrFkzW7BggS1ZsiReATmeG4RRNFhfhA5RJLpbIRQQE7wPL9bHszN8+HC3vW+//bablsJ39gOF6XQVW7dunZuW7xEYiJLXXnvNCQ1uAKwTNwGiOoS7hRBCiNSC+9TVV1/tovHUgCYV7pXcq7777js7//zznRMSBxz3q3BwOFIXif3x9ddfuwwC0rumT5+eylsjRPohS4gOhADQqclzwgknWL169WzHjh02adKkZM+TtrR79uxxEQDCpp4yZcrEWU4kSIPCUGc6PPhBGOjKlSvnxER4mlYQisXJA33iiSdc2hFRACCCsGnTJvee9CZSyI61oJxoC5GOiy66yEqWLBn1twyYrCtCIhhWrlGjhhMiQXyBOwMx8/cvxAOfsV3MD8iDpWNWjx494syDY3fNNde438yaNStJ2yeEEEIkBvcUnIg4zoh0JAccf0Q1yHYgwkEkA6dn9erV401HNIR0K+pAsAO4d+LEDHf8CZGZyPSig9oMnzZE3iT1Ff7lW74eS0H5ihUr3F9yPcMJFxLRfuujLkEoNGPgId1o69atUefxwQcfOGFCmhgdMQjb3nTTTa6onJSvv//+27X24/kaSaFhw4ZWvnz5OF2vEGOIgMQKyP32VKxYMdF9wQALiAaK7IIvojxAIZ6fL/U3CI9w2Eeg538IIYRIDSgY5/5JxsCxNE7h/o1QoT4SRxxpVNzHqL0MQrSee16pUqXcfXfRokVOrOCQ5H8hMisJ5wFlAghhes//tddeG3Ga+fPnu9Qi2txFI7yw3ONzNYOkNCfTRzjofhENogBAahZpYkDHjH///ddtMyLE12skdbCkxoRCeFLRKPBmYKRehDBxUkjKvsDDAxSHRyvII1oU6beR5pPQPhJCCCGSCulQpDv179/fvTw49siMiMSaNWuc8w8nHbWUL774onOgPfDAA67hyltvvRUnvYr7JE7D9957L+QMpZkKWQE0lUmoO5YQGZ2cWaWAnCgAF3Y45FGSQ0m0g1Qlnx5ELUKwNsMLF4/36kcKheItSQi894BACAdDm3kySFFrEQ1SuyC4joiPF154weWhEtIlTSuxVK8giA7EANGOIkWK2J9//unqKbyoiUZwX5DqldC+8F4cPDwImyCknDEPnmsC5LvS9YOalfBox+LFi93f5BTMCyGEENGgc1Wwe1Uk6GAVhHvQvHnzQv/zPK6EnntF0xbsjiAUkPMSIrOTqdOrEArffvutM97JnaSNa/iLwmTA0KY43HeowOAOetXDBxG8EhjmFEtTF+LhoYP+uRbR4LkYCA/mGd6yl6J00osS83bwBHJfbB2ElCwvSPDARGqDGw0iDGwXT2SlMxTRDzpiJQZF6BTQsS7BwnFEFfs/CK1vgY5UwegRaVzUpdAOlxQx4GGECI6hQ4fGmcfGjRtdziyREr8fhBBCCCFE+iVTRzpID8KwpfNSsNg7COFPQpo8hwOxwLT8pYiMFCV+R9iUtrFB+Jx2taQ0ESGgXS5RCozhxB7MRzSFeovu3bu7vNFOnTq5CABpTSybCEX4Mz3CIQJBwRuGPg/14xka1Ev4Z2cQ3iVVCq8Nz/2ghiKpBeUIsXfffdftl6Tkl+Lpoe0f3beIstCHnCJvQsgIM4SYhzxWlkFxP9MSliZFirobOoZQjO67b9E1hKLy119/3UU2+C3zIirF/Fmej4oIIYQQQoj0S6YWHYQw8dZj1CcE4gLRgTFL9IG2reRh0jubKAked6bBox+Ebkv05KZFHoYxKUDUUJBulFiolMJtohr8jhQwoiwY7zz1FG9/QqlV/sGARFlY9rRp01xRefHixV0rYAQJwoUcVMRAcgrTGjdu7LaJiEliz+YIgkAgUsJ+o2NH0aJFXQ0N+atDhgyJMy2Ci9Qq8meJeCDCKMjn8+AyERQIF4rhibxQq8J28zwT0uXC07OEEEIIIUT6JNtRPYkmU8PhRXiJ+Ozd/r0dPaznfAghRHpk/Ybd9t6Y+dat4xl2QunoTwI/FrLlKGT5ijRK1XkKIbJwTYf4X1cqIYQQQggh0pJMnV4lREJkz1HQ/td4VwghRLojx/8lYuTI7yITqT3+CyGOLxIdIsumneUp+L+CdSGEEOmPvHvWmtmPlrfgmZavyP+e35SaKP1YiOOL0qtElkQ3GiGEyNroPiDE8UWiQwghhBBCCBFTJDqEEEIIIYQQMUWiQwghhBBCCBFTJDqEEEIIIYQQMUWiQ2RJ9ExMIYTInGh8FyJ9opa5Ist2Ldm99087cmR3Wq+KEEKICOzeu/3//<text:soft-page-break/>s63nbtXJOk32bMXsAL5asZ4zYQQx4JEh8iyIDgOH9mZ1qshhBAiAkeO7An9PXxEiRlCZHR0FQshhBBCCCFiikSHEEIIIYQQIqZIdAghhBBCCCHSf03HkSNHbNy4cfbpp5/aokWLbPfu3Va0aFGrVauWtW/f3i6++GJLryxbtsxOPvnkBKdZtWqVNWnSxBo0aGDvv/9+1OlOPfVUK1eunM2YMcMyMitXrrTnnnvO5s6d6wquzz//fOvXr5+VKFEiyfPo2rWr+/306dOtfPnyyVq+/21SeOaZZ6xt27bJmr8QQgghhMhgogPBceuttzpD+8ILL7Tu3btb4cKFbf369fbJJ59Yz549nRH54IMPWnrj9ddfd68///wzrVcl3bBt2za75ppr7PDhw+7Ybd261d566y1bvny5jRo1yrJnj31wjOVeddVVof9ZB8RF5cqV3XdB6tSpE/P1EUIIkbH56quv7KWXXrK1a9c6R+MDDzxgdevWDX3/5JNPWpEiRaxPnz4Rf//PP//YY489Zn///bdzqt5yyy3OqQoTJkywZ5991vLly+fmc+6557rPhw8f7j7r0qXLcdpKITK56JgyZYrzZvft29d69+4d5zsECIKD6ECrVq3SnYE4a9YsO3jwYFqvRrpi2rRptm7dOhfpuOKKK9xnGzdudJGspUuXWpUqVWK+Dn7ADkaaEB0lS5a01q1bx3z5QgghMg9E74nWv/HGG1avXj37/PPPrVevXs52yZUrlz3//PPOTsGBGu25H4gR7JkPP/zQ/v33Xyc46tev7wTMgAED7IMPPnD3KoQN97Dt27c7+whnnRDif6TYbf3zzz+7v5FSqHLnzm033HCDe//TTz+ldFHiOLBv3z73d82aNaHP9u/f7/4yOAshhBAZCaIbHTp0cCnSROu9Q430amyUnTt3WvPmzaP+njTjiRMnuiwAnxGQM2dOF8UI3hsRJzly5HDvhwwZYtdff72bTgiRSqKjYMGC7i9q/tChQ/G+b9asmS1YsMB69OgR+gxvwWWXXebSmrgoa9eu7QYDPBE7duxw4UsGAj4/77zz7OGHH7Zdu3bFmS+DBeHRxo0bW82aNe2ss86yNm3aOC9EkP79+9sZZ5xh33zzjRNGvL/zzjtd/cWvv/7qpuE908UC0pTwoOChp8aFaE+3bt3c+gQZP368W48ffvjBnnrqKbfdviYGwbZ3717nTeFz9kvnzp3tjz/+iBi9Yf4s58wzz3T1Dsw7qTDw5s+f33mEfvvtN3vnnXds8uTJrqalQoUKKd4fzJMUKY43x61ly5b26quvhoSNEEIIkZp4+yJ4H+KeSpSCyAT31gIFCiQ4D+6LiI9GjRo58XHdddfZCSec4L6777777KabbnIpVvfcc48TOdyfL7nkkphvmxAZiRRLcIza9957z8aOHWtff/21EwGEL8mVpKgar0KkOgBSdq699lq79NJLneE5c+ZM50nAw07uJOlYfE6tyJgxY9zFTj6lD5WS8583b167+uqr3YW/YcMG+/jjj+3xxx93ngY+9yCG7r77bjdQkIt54oknuvoT6jkQLwMHDkySQU0q1pYtW46p3uXss8+2u+66yxXZIwJIPUPoILqC8FmpUqVcvujmzZtdTijvq1evHqqzYB34nPdTp04NCT8E1xNPPOGEFctlvxM+ZkBcuHChE2mJwb589NFH7d5777VOnTq5bWDgJL0ppSBe2AfFixd3x4LC9O+++84GDx7sxNK7777rjqkQQggRC6hPJFXqtttuc/dOf/9MKtgqNMy58cYbnWOPRivYMbyC93GWMXLkSPvoo49cWjK1Hj4yIkRWJcWio2LFivb22287w5acfwQCL/8dFyIXZ/iFTXiSiIOPgCBe8OLTtej+++93ggTatWtnF1xwgbvQPeROEg7FC4+33NOiRQu3PMRPUHRgOGPkMsgEGT16tBMdSa0TmDdvnp1zzjlJ3jd080JwEIHBk4JwAiIRbBd1E+ERBPYTA5UP1xL5IVKyZ88eJ6q8gMNLw36fP3++WyfqMBAGF110kYtS+GWxH/HwIAwvv/xyFz1JCBoAIAT8fqtUqZITZaTKpQQiVY888ogr1GO/+E5YFNiRT/vmm286IRUtp1YIIYRICUQfsDnIFMAuORby5MnjHHvcT7FLEB1BcJrS/KRq1aru3vvll1/aCy+84Byz3q4RIquSKq2ISPfBi40YwIPP/xjNeBSIJpA/GawR8BDN8DA9IgWCIUmiFrRcxRgOehFmz54dR3BgIPv0rvBULCAkmlJIfxoxYkTUVzgMNkCRvRcBXlgw8BG5oNAsPL0pWDvhC7cRVMGIkd9Xfr8wHyIx7DsGPKIhvHjvPTBERRJi8eLFTgx98cUXLjKECERIEj2C//77zw2cq1evTva+43ghoHyEIwgNCIhwcA4JIYQQqQ3RdDILcHZG61AVDZycOAhxlnoOHDhghQoVijct6Vp33HGHy8goU6aMi24gQJYsWZIq2yFERibVKpwwiOnkwAtII6JuAdGBMfv000+73P0gpBEF8QVY4Z8zbwq0PBjwCAzmR10IRvCKFStCdQEIkHCS84yJaOClT454YZ3IAyXNLBwGIaDbRRA6NAXxRWjhn/t95bcVcQCkRUUjIbHAfBAamzZtcgVwREw6duzoakoID9eoUcPlqRKRYFCNtE2J7Qs45ZRT4n3HoHzSSSeFphFCCCFSCzIacP6RcYADL7kgLkjLJhUYpycRExx9OFqD/Pjjj+6RAaRDk/LN/R3BQl0r9zghsjopEh2k/AwdOtTVARCuDEJRFpEMvOV4CObMmRN/4VG6OgSjApGgTuH222933nFSi5o2beqMeOpISMWKhDfSjydBoRSOFwvhaUvROkQltk/8/<text:soft-page-break/>KjH8FGQcKilSGhQpoC/YcOGTnAAgyepWogPUrfY3wy+1MOk5r4Aoj4pTeESQgghwiHlm5RkBEOwaQxONGpQI0F2BlkCkyZNsrJly7oUKZraYHMgQEg7rlatWpzfvPLKK66YHEqXLu3sIupccdrh1BMiq5Mi0YERSl0Fhige8UgGM4YrFyxF0akF3goMVAYDLmxPMAUrPUCtBiFVIgzhkQGiP8C+SQ38U7/Z3+HRGDwueGYS8rQgICMJQR7I9+KLL7q0OTw29DZPrMtHJHzdCv3Nw+FmwD6KJpaEEEKIY4XaimD3qmh2RRDuzdRxehAaw4YNS3Ae4d0zuV/yEkKkQk0HaU/UANCJCnUfqWUu7V7p9EAnqtSCOgW89uFpWHgtvNc8KYSnKKU2PoyL9yPo6Sf1jHVl+URpUgNqQTgepEZhxIcPptRNJPTkdepV2J+07KXTVbjHx+8jnjKPiEkuPCyJWhbC0eEClGgKqXHHEvYWQgghhBBZoKaDkCGigg5LFGohLvC6U2TFczAopia0SDpUakG6Fu11aSXLszcwsimSZnlEQChYTgq+zgNRQB/v1Cg2D0JXLLafdaUegvVmXXm6N/UL7LvUyvOk3zjFcYMGDXLdsq688koX9SAVjW5U7KeEHn5ElIrngyBO6LDBs1TYP3QC+/bbb91zP2j7i0CgMxiiKTlPJycaRvcqvE00FiBli/lTYM46nn766a7PuRBCCCGEyHykWHRQKE07Vgxruh5hUNPhgdQrjFIelENeY2rm65NXyfM2EBoYrUQ9yK1kPcjdJO2KzhGJGfQ854L0J1q1/v7776kuOohkUEjP8yfYP7SGpWiadnsPPfRQ1PqTY4UwLoXa7AfCwEQn2AcUlyMiEqtroVaD8DAF+qwzwpGWubRDprUtwoSCdp4zciyF+YgNunmwbqwj8yftCkHKwyBpRSiEEEIIITIf2Y4mVuErRBicMokVtmcEdu7+0Q4f2ZnWqyGEECICG9bvslEf/m6dupxppU9I2kP8cmQvZIUKnB3zdRNCpNFzOkTWIjMIDiGEEEIIcfyQ6BBCCCGEEEJkjIcDCpHRyJ49+a1/hRBCHB+yZ/9f18Ts2fO7tKmk/UbjuhDpFYkOkWXrUgrkq5nWqyGEECIKu/KtNbM5ViDfGVaoQJksV3coRGZD6VUiS6IbkhBCZE40vguRPpHoEEIIIYQQQsQUiQ4hhBBCCCFETJHoEEIIIYQQQsQUiQ6RJdEzMYUQ4tjRGCqESC7qXiWybKHhhu2z7eDh7Wm9KkIIkaHIlaOIlS5yblqvhhAigyHRIbIsCI4Dh7am9WoIIYQQQmR6lF4lhBBCCCGEiCkSHUIIIYQQQoiYItEhhBBCCCGEiCmZpqZj8ODB9uqrryZp2iuvvNIGDBiQqstftWqVNWnSxC6//HJ7/vnnU22+u3fvdts2depU27Ztm51xxhnWv39/q1GjRpLn0bhxY1u9enW8z3PmzGkFCxa0atWqWceOHe2yyy6z9ATbOWHCBLftFStWTOvVEUIIIYQQWV10NGvWzCpUqBDns2eeeca2bt1qAwcOjPN5+HTpmTvuuMO+//57u+GGG6x48eI2fPhwu/baa+2zzz6zE044IVnzCt8PBw8etKVLl9qYMWPsrrvucgIH8ZFeYF3OOeccK1myZFqvihBCiCQwYsQI++eff0KOPRxHr732mnOaXXjhhfboo49aoUKFov7+jz/+sLvvvts5mzwffPCBjR071t0LXnzxxZDT7bHHHrOLLrrIzVcIkf7JNKKjevXq7hVk0KBBTnS0bt3aMiIrVqywb775xtq3b2933nmn+6xo0aLWr18/mz59unXu3DlZ84u2H9q2bWtt2rRx+4v3uXLlsvRA7dq13UsIIUT65vDhw/bWW2/ZSy+9FLrX/PLLL/b444/bm2++abVq1bInn3zS3b9ef/31iPOYOXOm+75AgQJxnGOjRo1yIuTLL7+0IUOGuHvVsmXL3EuCQ4iMg2o60jF79+51f9esWRP67MCBA+5vagqDKlWqWIMGDWzz5s22ZMmSVJuvEEKIrAFiAZGBk8yDc+zSSy+1evXqWe7cue3222+3r7/+2rZvj/98JCIZzz33nN10003xnqkUfBhhjhw53F/EDfMTQmQcsqzo+O2336xnz57O2K5Zs6a1bNnS1YTs378/3rREG0hpqlOnjvPW4MV577337MiRI4mKBlK8mDe/O/vss61Hjx5uYE4Kp556qp122mk2e/Zse//9923OnDn2wgsv2IknnmiXXHKJpSb58+eP+PmsWbOsW7dubtvPPPNMFwkZP358nGl+/PFHt658jgfqvPPOs7POOsuuuuoqmzJlSrx54p164IEHXK0J+55pibR8+OGH8Wo6mO/y5cvjLId9QboZv73gggts7dq1qbovhBBCJI97773Xhg4daqVKlQp9xj0yb968of+zZ8/uPqMGMhzuB6QNc68Mrz287rrr3D1i3Lhx1qtXL5eChQjhniSEyDhkmvSq5DB58mRXw0CNxDXXXGMlSpSw7777zhVsY2S/++67oYHy7bfftmeffdYVMt98882WL18+++qrr+ypp55yRjC/YSCNBClRCIYuXbpY5cqVbdOmTc6wRsB8/PHH8dLBIoHnp0OHDm55DLLksr7yyiuuADy12LVrl82dO9fNs1KlSqHPWdcnnnjCFa/feuutbjvxXN133322cOFCJxyCINqoC2GfEh7Hc9W3b197+OGH3T6AlStXOjHC/r366qtdXcqGDRvc/iAMjxeLzxOCnN769evbQw895ARHmTJlUm1fCCGESD6lS5eO9xmpT0QjcNTRsIR7BGN8JOdeQrV7RE+4l3iuv/56d1/ByTVjxgyrW7euux/4qIgQIn2S5UQHBvYjjzxiRYoUsU8//dQJDsAopusUuacUa2NkYyATWSD9CKPYRwMQDRS6ff755/<text:soft-page-break/>bJJ5+4bljhbNmyxQ2GnTp1cmFnT8OGDZ0Hf/78+YmKDgZmcljxDCE4SKl6+eWXj7kQnnUKn/9///3nbgQU+d1///0uBA7r1q1zURqK9N54443QYM62sz1EeujUFfRKkZ7FPvWdphBLvpvXFVdc4YoHKQjcuXOnvfPOOy5S4WnRooULwxN6T0x0IBZZJx9mF0IIkf6gEQhi4bbbbnP3MaIU3EcTKiRPDOo+uAeSScD9ggg792scYk2bNk3V9RdCpC5ZLr2KyMOOHTtCEY4gvXv3dh54IiEwbdo0O3TokItwBNOPMMDpKgV+2nCIGjCwkl700Ucf2caNG93nFEbzWTDvNZo4wptDJIXOXKRlUVDHAM5gS20Hhvuff/6ZrBtA8IWguPHGG51YIKKBoPCwjiyPNC6K8REsvHiPOIBgdxHAmxVsbcs+oNh9z549LoIECC6OQVBwcDNiP/vtTgxS4iQ4hBAifcM9g3RbHHCIBSLU3FdOPvnkY5of9wocTogMOi/iEOReULVqVdUjCpEByHKRDjpCwSmnnBLvO1KnTjrppNA0CU1bvnx5J0Qi5aYCEQNaBpKK9OCDD7rPCC8zAOP9p1YjIYhoUPtBUd0999wTWp8vvvjCzZPoCpEIogJBAz6xVoaAgU+khf8RXkRzwufBgO7zdKMR/uwP6i3CIa0MiBp5wcbyia4gmJgH2+XD7YnVyYBa6AohRPqH1rmk4ZJqyz2RVGXuXcfaCGXixInOYUbdCPfgRYsWuXvHX3/95eoNhRDpmywnOnwHjITa/vkUo8SmxUD200aCUO+5557rvPzUjFADQo0Ixj6pTBRoR4O0KkQQYWkPIsYLjx9++MF9hoBJKo0aNQq9pwCbhxmS/tW1a1cXNQkW5Xnjn57q0R7MR5pTkEj7gv3piwGBEDg5vkSUuHmwj/BSkZPLOiWFaDU0Qggh0g+M8YgB0mu5F5BGi9PMd2Ukaj5p0iQrW7ZsovNCXJCeS2ovcL8ic4B7LPe25s2bx3x7hBApI8uJDl8P8e+//8b7jrQlPO/eyA5OSzF1EDz3+/bti1rETJoQXh68MQyGfkCkABuxwcOSEhIdFGQTFQimEWGo09+8Xbt2riidNoS8jhVqSihQJ1WsT58+zovkhQTrDYULF44jVoDCb7qHEBWKFB0J4kPevkAd4YQ44UYTLDxcv379MW+HEEKI9AH3kiCkQvEKB6Exb968eJ/T5ZF0rHDy5MkTr3MizUd4CSEyBlnOZYxXhFoDPCbUMgQhVxRvCt4YoJYCo5/icuoSPERASH8C2uFGAsFBPUP4Q5Dw6lPr4T3/0Tj//PPdMnkoUhBqQ3wqEoY/0ZOU0KpVK+eJwugnquFBJBFR4EFM/nkhHoQD9S/h9SS0MwwWq1M7w34uVqyY2+9ATQjCJthWEdjHwciIEEIIIYTIPGS5SAcGP92r6MBEyLdjx46uroHiZlJ/Tj/99NDDiYh0kApEzQM9wjHOfctcWsxefPHFbh6R4LkWRAhGjx7tjG+KnzGoSY0imhLsaBUJCq7xAhGJWLx4sasBwcifMGGCeyo50YmBAwda9+7d3V8vlI4Fcm5J16J4nG5cFIRT6IfHipaEbDt5uEQ92EekirHt4eFsxAntcKkzIUozZswYJzJ4iBNeKiCli4jKLbfc4ubBbyhI//XXX10EhH0lhBBCCCEyF1lOdABCgbSoYcOGufxQOkF5gcFD57yBDBj1FENT88CDj3yqED3CqYeIVl+A0U3nKWo4EBp07vApTbSQTawWg9AzbXox+jH0iSLwTAta+9LJimgBhekUqSclHzYhiPxQlM4DmJ588kkX3uYBhLQ3pIiefcS+os6DlCqKy6kDCe8gRfcrtpttZp+Sc0tUJJgCxn5DNCE0EHp+O1gGIoW0K1LXwlO3hBBCCCFExiXb0cSqpUW6hsOX1g9EIsWL+hSe8O5bCWcEVm+ZbAcObU3r1RBCiAxF7pzFrFzxVjFfDg9/xeGF808PgRUi45PlajoyG2ktOIQQQgghhEgMiQ4hhBBCCCFETMmSNR1CQK4cRdJ6FYQQIsOhsVMIcSxIdIgUQ+E5LYIzWi1M6SL/a+MrhBAi49UTCiEyFkqvElkS3SyFEOLY0RgqhEguEh1CCCGEEEKImCLRIYQQQgghhIgpEh1CCCGEEEKImCLRIYQQQgghhIgpEh0iy3ZeEUKI9I7GKiFEZkEtc0WW7byycP0PtufAjrReFSGEiEj+3IWtxgkN03o1hBAiVZDoEFkWBMeuA9vSejWEEEIIITI9Sq8SQgghhBBCxBSJDiGEEEIIIURMUXpVBufIkSM2btw4+/TTT23RokW2e/duK1q0qNWqVcvat29vF198cZzp9+/fb1u3brUTTzwxzdZZCCGEEEJkLRTpyOCC49Zbb7WHHnrI8ufPb927d7dHHnnErr76alu8eLH17NnTnnzyydD08+fPtxYtWtj333+fpusthBAi5YwYMcL69+/v3g8ZMsRq164dep155pl26qmn2q+//hrvd/v27bO77rrL6tWrZxdeeKFNmDAh9N2sWbPsggsusEaNGtknn3wS+vyLL76wgQMHHqctE0JkRhTpyMBMmTLFpk+fbn379rXevXvH+Q4B0rVrV3v//fetVatWVqdOHfv7779t7dq1aba+QgghUs7hw4ftrbfespdeeslat27tPsPJxMvzzDPP2Lp169zYH86LL75oe/fudQLj33//tZtuuslq1Khh1atXd/N8/PHHrWzZsnbttde6+R88eNDefvttGz58+HHdTiFE5kKRjgzMzz//7P6Gp1BB7ty57YYbbnDvf/rpp+O+bkIIIWJDv3797JdffnEptJGYN2+eff755048RILvbrnlFsuXL5+dccYZdtlll7kUXciVK1fo+SA5cuRw78eOHWvNmze3IkWKxGybhBCZH4mODEzBggXd31GjRtmhQ4fifd+sWTNbsGCB9ejRw4Xg<text:soft-page-break/>H3zwQff5fffd58LuwVD7q6++ai1btrSaNWtagwYNnMfst99+izO/wYMHu9/NmDHDRU+YtlOnTqEbFDemzp07u5D96aefbuedd57deeedtnz58jjzYdp3333XLr30Uld70qRJE3vzzTfttddec/NftWpVnBQyojV425iWeeOV44YrhBBZkXvvvdeGDh1qpUqVivj9s88+61JvI4mE7du32+bNm61y5cqhzypVqmRLlixx7++44w576qmn3D2A1F3qBKkb7NatWwy3SAiRFVB6VQambdu29t577zlj/+uvv7bGjRs7o7xu3bpWrlw5y549u3tBx44dndfq448/du+ZBgixE0L//fffrWnTpi4la9OmTTZ69Gjr0qWLPf/883bJJZfEWe7dd99t7dq1c997rxg3KcQBQgehgbBAGEyePNl53aZOnRqalrqTMWPG2Nlnn+1Ey5o1a5zgyJMnT7xtJO+YeVCL0qFDB3fDHD9+vFtPUgQQSkIIkZUoXbp01O+o4cBxwxgdCcZ8IMrhyZs3r3M+QcOGDW3atGlxnE2M9d98842rG0HoPP3001aiRIlU3CIhRFZAoiMDU7FiRZdnS+Ri6dKlzpDn5b8jknDjjTe6iAiFheTuIjrOOuusUB4wv0dw9OrVy2677bbQvClGv+KKK5yni4hFoUKFQt8hTh544IHQ/3TDItpCmhcREw83KnKPv/zyS1dPQhj/jz/+cOuIQHr99dfdk8GBaAfTB0Fs8LrnnntcdMODSLrqqqvs0UcfdUWQwZunEEJkZSj+vvzyy12KbSQQGIDIoAFJ+PsgOKC+++4751BizKbgnNQsoiz3339/jLdECJHZUHpVBgcxgWH+wQcfuOJx/ieiQEoTRj3CgUhCNBAE3IRIwQpywgkn2DXXXGM7d+50xYZB6GoSpFixYq6+hKhIkB07doQEwa5du0IdUIB19YIDiLyEz3fSpEnuL1GOLVu2hF60/SW/GLGjehUhhPj/fPvtt258jAYt1YsXL27Lli0LfYbTihSrcIhAc28gwsx4TZSjatWqoVQsIYRIDop0ZAJIoapfv757ATm4hMIRHbTOJRQejEAEWbFihZ100kkh71cQbi4QrLGASGF1UqOo9aCbFjez1atX2/r160PCgnQrf3ODSDe4KlWq2OzZs0P/+2mJrESD5QghhPhfZGLjxo2upi4hiIK/8sorzlHEeE304p133okzDZ8jLkiHpWYQZw8OLOoEy5cvH+MtEUJkRiQ6Mih79uxxIW4iEhRvBylQoIAr9CYtirSlOXPmRJ2PFwORoIgbwsP0vqOJ58CBAy6Na+7cuS6Fihseyz/ttNOc+GE9PbRejDRPCBc+LJ9ICeIpGpHEixBCZEUQBRSPRxpfiYLTsIO6P+runnjiCXd/YIwlRZeWuUFonXv77be79zlz5nTF69QR0kqXOg8hhEguEh0ZFAx0PFPUWtA20RdpBylcuLC7QdCpJBoVKlSwlStXupzecKOfKAkwj4QgZQrBgfDgxhQk+NApLxLIEcaDRverIOEhe7xpRDuIuIR3aVm4cKFt2LBB9RxCiCxLnz594vxPh79gtDgIDT081G/wHI+EGDRoUJz/qaPjJYQQx4pqOjJwShXdSQil0x4xUstc6h0WLVoU6vDkO1n5CIavl0BwBKMRwHxHjhzpoiZETBKC2gqoVq1anM+pK+EBhuDXz3fComVuMMqCwCEXOQjrFunmR30IHjgeiEjIXwghhBBCpG8U6cjA0LoWUUFnEYq9ERdEB0h3om0iReKEzH2IvGTJku4vD4HC4G/Tpo2LTtBu19d/nHPOOS4yQstcisgHDhwYsatJkPPPP99eeOEFGzBggKuxoJ0j86K3uxcbzMsXjBOip+0t+ceE9xE4FMJ7UeTrQJiObfjoo49cNIZpmR//k29MVyvSy4QQQgghRPpGoiMDgxjgOR0TJ050KU4Y+du2bXNpUhRlY5RT7+Hze+kOxZNnKfaeP3++y+0l3QmDf9iwYW4eM2fOdClbiAPa1NJeNzFYFr+nMJEWvFCmTBnX/QohhLhBFFG8COQS09KX9UWoIBxIE+BhhKyDX19qR+gLT1SENpAUPZJOxfLIKU6oQ4sQQgghhEg/ZDuaUCWxEKkMqVFENCJFT2644Qb78ccf3XNDKFyMNb+snGq7DmyL+XKEEOJYKJi7qNU9Kes6V9auXescWrRYx5ElhMjYqKZDHFeo26CLSniBOV1XeNYHxeXHQ3AIIYQQQojjh6w7cVyh/oNOVKRY8YT0k08+2XWhGjt2rKszCe9+JYQQQgghMj4SHeK4Qr3ImDFjXLcs6jcoIqe1LzUkt9xyS7xe8bEkf+7Cx21ZQgiRXDRGCSEyExId4rhTrlw5e/zxx9N0HYiq1DihYZqugxBCJGWs8h39hBAiI6OaDpEl0U1cCJER0FglhMgsSHQIIYQQQgghYopEhxBCCCGEECKmSHQIIYQQQgghYopEhxBCCCGEECKmSHSILMmRo0fTehWEEClE17EQQmQc1DJXZEmyZ8tmM5f+YNv27kjrVRFCHANF8xW2iyqp7bUQQmQUJDpElgXBsXnv1rReDSGEEEKITI/Sq4QQQgghhBAxRaJDCCGEEEIIEVMkOoQQQgghhBCZV3QMHjzYTj311HivmjVr2nnnnWe9e/e2X3/9NWbLX7Zs2TH9btWqVW4977777kSn/fHHH920L730kqUW48ePj7fPqlevbmeddZa1aNHCHn/8cVu9erUdD1h2p06djsuyhBBCCCFExiRdFJJ37NjR6tatG/r/0KFDtnbtWvvwww9t5syZNmTIEDv//PNTbXlHjx61Hj162N69e+3999+3jEqzZs3cy2/Trl27bOHChfbRRx/ZxIkTbfjw4VanTp2YrsPAgQOtRIkSMV2GEEIklxEjRtg///xjAwYMcP+PHDnS3nzzTdu2bZtzbD322GNWuXLleL+rXbt2nP/<text:soft-page-break/>3799vDRs2tLfffttmzZplDzzwgLtH9evXz1q3bu2m+eKLL2z+/Pl27733HqetE0KIjEe6EB146P3gHeTiiy+2du3aOcM2NUXH4cOH7ZtvvrEGDRpYRoYoQ6T9ds0111jnzp3tlltusalTp1qRIkVitg6Rli+EEGkF4/tbb73lost+fPr555/ttddesw8++MAqVqzo3j/44INOiIQzb9680HsixjjF7rzzTvc/8ySSXLZsWbv22mvd/A8ePOgECU4eIYQQGbSm4/TTT7eqVavaokWLbPv27Wm9OhmGGjVquNQvPHrvvfdeWq+OEEIcN4hA/PLLL9a+ffvQZ/Xq1XMOmEqVKtm+ffts586dVrRo0UTn9fDDD1uXLl1cZARy5coViiznyJHDvR87dqw1b948ps4dIYTIDKRr0QHZs2cPea88//33n/M8NWrUyN0MmjRp4kLo4cKkcePGduONN7r0LG46pBqRToWYgblz57poATUS/kbCDYQoAdMzHbUlLGv58uUR1w+jvmnTpnbGGWfYpZde6v5nPomxZMkSN99zzjnHbQM3rZdfftndEFODNm3auBvk9OnT43y+Y8cOe/bZZ90+87Uz9913n61ZsyY0zdNPP+32y08//RRvvqS88d2UKVOi1nRs3rzZnnjiCbf/a9Wq5fYP0Spu9MeyD1auXGm33367i3wx3YUXXhhvnYUQAkhxGjp0qJUqVSrO5wUKFLCvv/7apfJOmDDB+vbtm+B8vvvuOzdGcQ/x3HHHHfbUU09Zz5497aGHHrLdu3fbuHHjrFu3bjHbHiGEyCyki/SqaBDaRmCUK1fOihcvHgqTcxPAy4Sxy3e//fabvfPOOzZjxgwbPXp0aFqgEH3x4sXuBoPnHyMZoxtvGPm83Dx83QM3E0QJdRIYw4gHPGaTJ092IXc8Zd7TBRj0vEhn4gb3+eefu3msWLHChe6j8ccff9h1111nBQsWdF401pdtQBzNmTPHCZc8efKkaN9xgz3ppJPs77//dvnHOXPmdKLs6quvdsY6XsBTTjnFiSn2GTfjMWPGuNQDUtreffdd+/TTT61+/fpx5svNulixYk5QRGLjxo3Wtm1b27Jli1111VUu6sI6cHzYh2wb+zCp+wCRxA39yJEj7nhTP8LxJC2CIn2OTd68eVO0r4QQmYfSpUtH/e7cc8+133//3YYNG+bST3Ge5M6dO+K0pExdf/31cb6ntmPatGlxmqEwfpGuy9jFfQCnjerchBAinYqOPXv2OCPVc+DAAWeokj9LvixdrADD8/7773d/iU5UqVLFfU5kguK/Rx991J577jl75pln4sz79ddfd950jy8CLFmyZCjnd+vWrTZq1CjnTX/11VdD03JDIcry5ZdfunUiouGhEB1D/cwzz3T/YxQzPXnDrFOkIkWEDNtQuHBhV+ztQ/xMj4GPWMHgvvnmm1O8X5k3y0Nssa3sTwQR6xcslkQk8HryySddoSXCjO1km/Hm+ZsuApBiSXKZg+IrCMvYsGGDm88FF1wQ+pzlc4Pm5kyUJan74Pvvv3ciifm2atUqNL8yZco4AfTvv/+GUh+EECIh/FjWq1cvV2hO6m6k8YMxjEhvQl0HN23a5KIhOKpwwjAe4XgiysL4JoQQIh2mV5GKgyjwL9Jn6C5Fms4jjzziPO/w119/Oc/8ZZddFhIcHjz4RD3wXAVTsTCOw731kcB7TxTl+eefj/M5nvZ8+fK593SHCkJqkhccfll4xjD0v/rqq4jLoZsKnnq2EfGE2PIvBA/e/aAnLSUg2CBbtmxuneiwghAimhFcLl45ivlnz57t0gWAfc62Ez3yIBD8d5FgGax7tWrV4ggOIKrBTRlPY3L2AeICKNIkqoSIBPYzkRgJDiFEYjD29O/fP/Q/4w73CRwfkaBLFY1GEqrToBid+xQRZMZYohzUIJKSJYQQIp1GOkiXwoAPeqMYwCtUqOAGcw9eeiAtKBymY8CnxS5RCzzrgBed1KKkgLGLkY1xyzM8SO9av359aB3CazUirQeFihCtBsTfkEhp4hWJ1HrGBkY8QogbK++JePAKRn3CWbdunRN0CDvqZD755BNr2bKlu0l7I59ISCSYN0Il0vxJozrttNOSvQ8QdaRBkA6Bd5Lt4TNEDXUrJ5xwwjHtGyFE1oHaMrpO4TBh/Bg0aJB7thEpqJEg/TPoUAqH+wPjGE4xIue01SUiu2DBAitfvnwMt0QIITIu6UJ0YLxTFJ5SfIQjmIPrC9ETg5QuxA/F5aQWUUROOg+GMilBhMzDCQoijxcmvrNJtO+JzPAgv0gkVSQlBCIDw53twFBHNABpVQkVUJ544onub6FChVxhN9ER5kVqGYIEz140uPlG2y8p2QcUkZO2hqAkGsMxIipFDjUpEkRphBAiGjhSSL0ldROnFI1CXnnlldBYxbhISiifAwICURIN0q4Yl/xYRfE6Kaq00iWNVAghRDoVHUnFe6XI449kyOJ5wqMeLWSeEBjXGLMIj/AHPBGajwRdlcKh7iEY8QjHe8FY33ChhTAgPSya9y05EJUAohRAoXb+/PldNCKSwMOYR6AFC9jxCjIfUsUoyOc7IiDR8MtYunRpvO8QLtTcIDKSsw8oTCcVC2OA4nde/I4IDHU5FHtiPAghRJA+ffrE+Z8uerwiEXw2ByBAEoJISRCaZvASQgiRzms6kgpRB4zRzz77LGTce2h1i2cf73xi+CiE9/4D3i+gHiEIaVK+Paz35Hu+/fbbUMqXj5ZQe8D8/ZPCwyE9idoTjOZw45yidLxntGBMCewbiuGp1fDtbFknbrgsk2UHIYpBBIPOW8EIw9lnn+3296RJk5zwYJsSEnQsg4JKajboQBXk448/dvsRz2Jy9gG/o34jWCPDPHx0I1pESQghhBBCpB8yVKQDA5MOS927d3cebwxqvOa0WsWAxZDloXiJgdGKVx5jm9areNF54vkLL7zg6hgQL7RdxMOO8evFRvhzJmhLS8clWrqS0kWh9cKFC+2uu+6KmtfrtwEjH88Y<text:soft-page-break/>KUYUdtMVimVRx0LtQlLAuPcCAu8/ReDkFNNGFvFAmJ80KQ/7ho4sFFT+8MMPLmd57dq1rq6C9SI/OXw/kTLgvXpJ8eSxDFrZ0nmKbaPOhnVi29jHRDqSsw84znQVe+CBB9xxZn4IRMQJaWNdu3ZN0r4SQgghhBBpR4YSHb5POlEN2uBioNJRijzaG264wT1zI6mpVRjeiAx6qvO7W2+91RUrk6pDyo7vnMQzOEhRomiZjiY8ANDToUMHl07EA/NIHyJvmHkmlIIEpBSxDW+88YZr/YuYoZYCAYMhHv5Qq2jQ4SnY6Yp1QXixXnSLYr8EoeiafcZyKZgnYkTXLrq0UKztC72DIDoQL+wL9n1iMB3L4De03EUcIMAQEf75KsnZBzQEYP9yvIl2IEDYTh7wRV41BaJCCCGEECJ9k+1oUh6fLUQmZOJfU23z3v+l1QkhMhYl8hWzNqclnk4rMi5E4nEGkt3g26cLITIuGaqmQwghhBBCCJHxyHDpVUKkFkXzJb/LmRAifaDrVwghMhYSHSJLcuToUbuoUuI1KkKI9H0dZ0/kuUBCCCHSB0qvElkSGSpCZHx0HQshRMZBokMIIYQQQggRUyQ6hBBCCCGEEDFFokMIIYQQQggRUyQ6hBBCCCGEEDFFokNkSY4cPZLWqyBEhkHXixBCiJSilrkiS5I9W3b78PdZtn7X9rReFSHSNScULGJdzjw/rVdDCCFEBkeiQ2RZEByrd2xJ69UQQgghhMj0KL1KCCGEEEIIEVMkOoQQQgghhBAxRaJDCCGEEEIIEVMkOlKBwYMH26mnnmo33nhj1Gm+//57Nw3THgv79++3devWWXqhcePGdsEFFyQ4zapVq9w233333cdtvYQQQgghRPpDoiMV+e677+yjjz5K9fnOnz/fWrRo4YRLRqJ48eI2cOBA69y5c1qvihAiBowYMcL69++f6GdBFi1aZDVq1LDatWuHXlOmTHHfTZgwwRo2bGgXX3yxzZ49O/Sb4cOH24cffhjDLRFCCBFrJDpSmQEDBtjatWtTdZ5///13qs/zeJA/f35r3bq11alTJ61XRQiRihw+fNiGDRvmnAoJfRZtPLvooots3rx5oRdOFT9+vv/++/bwww/bSy+95D7bvn27EyUdO3aM8VYJIYSIJRIdqQg3zl27dtmDDz6Y1qsihBAxo1+/fvbLL79Y+/btE/wsmuioXr16xO9y5crl/h49etRy5Mjh3g8ZMsSuv/56y5lTHd6FECIjI9GRilx99dXWqFEjl2Y1duzYRKffsWOHPfvss9akSROrWbOmnXfeeXbffffZmjVrQtOQpuBFDN9RIzFq1Cj3d/LkyXHm98gjj7jP33nnnTifDxo0yH2+ZMmSkEcSbyJRiFq1arlIRLdu3eybb76J87vx48e733366ad21VVXuXVEWO3duzfi9jz99NNuetaTZUSq6ejatau1bNnS/vnnH+vevbvVrVvXpVdcd9119vvvv8ebJ+tEehbTkHaBB/Trr79282X9hBDHn3vvvdeGDh1qpUqVSvCzSHDt//zzzy6FitowfuNh7LjpppvcuHjPPfe4CO8ff/xhl1xySUy3RwghROyR6EhlnnzySStQoIC7aQbFQzikDJAuMHLkSHfzRVhcfvnl9uWXX1rbtm1t+fLlbjqmweD370ld4EadLVs2mzVrVpx5+hzoH374Ic7nGOmnnHKKVa5c2Y4cOWK33nqrW88iRYrYXXfd5W7yrCsigHzscBAz/JZ1xIuZL1++iILj3XfftU6dOrn33ksZiS1bttg111xjhQoVcoZFly5dnBGC8GC/eD777DPr0aOHbdq0yXr16uW8nQi6hPLFhRCxp3Tp0kn6LBJFixZ1Y96kSZNcOhYOGu9AuPTSS52jgXSqevXqOYdJnz593DjZpk0bN15Fc3oIIYRI3yhencqUK1fOpRngkcdIf/vttyNOR77yihUr7IMPPnBefA+Cgxei4M0333Tf/fvvv/bxxx/bWWed5aITQNQBA9yDSFm5cqWVKVPG5s6da4cOHXLpCHgKFy5caD179nTTEbWYMWOGu4GTP414ASId7dq1s+eee85FXipUqBCa9+mnn55gnvYzzzzjBMcNN9zgtj0xEBZ33HFHaJ0gb968rrMXxkaHDh1cty72wQknnGDjxo1zAsULr8suuyzRZQgh0icvvPBC6D3OEJwOjEmMe+ERka1bt1rVqlXduIJDht8iUq699to0WHMhhBApQZGOGIBhfO6557rIw+jRo+N9T77yF1984aIHFStWdJ5//ypRooQTF/x29+7dUZeBMNiwYYO7MQMCBJFB1ILf0fHKRzmgWbNm7i83bujbt29IcEDBggVdVIG0KN9JxkNaUzQQLqRzkQKVFMHhueKKK+L8j4iCjRs3ur9z5syxbdu2ufl6weG9pERJhBAZj3379rko8M6dO0OfHThwwPLkyRPRMYNzwjtTiLAiQHyaqBBCiIyFREeM06yIEKxevTrOd4gLDGpaR55zzjnxXkQqMP4Tei4HogN8ihWi44wzznCpV95o96KjbNmyIaOe6ApdpYjIhMMNHajFCFKyZMmI67B+/XqXjpU9e3bXgebgwYNJ3j/h88ydO7f7S/oXLF261P2tVKlSvN/iHRVCZDyIaDJWvfbaa268YAykFW64E+LHH3+0woULu4Jzxi/GJITKggULrHz58mm2/kIIIY4diY4YwY2S2gOiDg888ICLbni8YU3qFEZ7tNeJJ54Ydf7VqlVzKVDcwEml4iaNYGG5J598shMd5D7zuRcoEFyPcPx6eQHgSag+g+JR0qRI4Xr99deTuHfMCZWE8AImfF0gkldUCJF+YayjbgtIoyRCe/bZZ9vNN9/sxo8LL7wwzvSvvPKKi8b6WhEinjhUli1bpta5QgiRQVFNRwyhNoFUJYQBXrvgQ/OINhDtoNtVOKRWYZQnZlwjJvASEhlB3Ph5kdrFQwqnT5/uaiOaN28e+g1ChfQEoi/h0Y7Fixe7vwiXpEC9BU9hJz1i2rRprii0adOmrgYkpSCcgHWlp38QpVcIkT6gyDspnxEJDV7bkRpWBAl/<text:soft-page-break/>ECCNJHgJIYTIuCjScRzSrKiXCNZJEDnAOCeF6JNPPonXw57aiqeeeirUl95HBXwkIig6MPjxCiJiqAUBxIf/vFixYq4trcc/hIvvglEPRAuF637dkgPRCDpWMT/qOlh2SkE4IdQoGg3WtvA+Up2MEEIIIYRIvyjSEWMogAw+a8PDsyt++ukn9x0tbs8880zXaQqDGsOfNrXh9Q90nsKwp/MUD9Hi+RoUVuNFvOCCC0IP1iJtgXnQ0YqOVMH0KLpfUUw+ceJEtzyEC2lYdIii3oP1Oumkk5K9nTzvg44ydOtC0ASfzXEsUA9z//33u/1DVxvfNpguXr7WJVgIL4QQQggh0i+KdBwHeLYFD/4L4lvB0i6SugsiIvSqb9CggXv4X/369UPTErmgTSwPySKi4Au9ERP0u/fTeOj2hAgIdq3y8BtqL6jFoB3l888/74QCaVdEOsixPlZuu+02lzrB/H777TdLKVdeeaUTMESKyAN/66233Hb69I1I9R5CCCGEECL9ke1oQpXFQqQRpGiRSkV6WDhDhgxx7TTfe+89F9U5Vl6c/bmt3rElhWsqROamXOHidue5ejaOOP4QjadWkAfXkjUghMjYKNIh0iU8QJDng9x3333xxAjPOCHKcdppp6XZ+gkhhBBCiKSjmg6RLilVqpRrozlhwgRXQE/9CrUnkyZNcsX2pIcFHxoohBBCCCHSLxIdIt3y8ssvu6edIzTo/kWhPA8Lo74j2Ab4WDmhYJFUWU8hMjO6ToQQQqQGqukQWZIjR49Y9mzKLhQiKeh6EWmBajqEyFzoLiKyJDKghEg6ul6EEEKkFN1JhBBCCCGEEDFFokMIIYQQQggRUyQ6hBBCCCGEEDFFokNkSY4cUf8EIRJC14gQQojURC1zRZYke/Zs9vK0ObZqy460XhUh0h3lixe225udk9arIYQQIhMh0SGyLAiOpZu2pvVqCCGEEEJkepReJYQQQgghhIgpEh1CCCGEEEKImCLRIYQQQgghhIgpqumIEV9//bVNmDDB/vzzT9uwYYMVKFDAatasaZ06dbKmTZtaZmTHjh126NAhK168eFqvihBCCCGESEco0pHK7Nq1y/r27Ws9e/a0FStWWNu2be2RRx6xa665xpYtW2a9e/e2p59+2jIb33zzjTVr1swWL16c1qsihIgxI0aMsP79+yf6WSSOHj1qXbt2tcGDB4c+mzVrll1wwQXWqFEj++STT0Kff/HFFzZw4MBUXnshhBBpgURHKvPAAw/YlClT7K677rKJEyfarbfeau3bt7c+ffq4G+g555xj7777rn344YeWmfj1119t27Ztab0aQogYcvjwYRs2bFgcIRDps4Rg/Pv555/jfPbSSy/Z448/bu+8844NGDDAfXbw4EF7++23rUePHqm8FUIIIdICiY5U5LvvvrMvv/zSmjdvbt27d4/3fe7cuV2UI2fOnPb+++87j58QQmQU+vXrZ7/88otzpCT0WTSWLl1qY8eOdVHRILly5XJ/GRNz5Mjh3jMdY2mRIkVSfTuEEEIcfyQ6UhEiG0DqQDTKli1rn376qX322WeWLVu20Ofr1q2zBx980KUYUPvBX/7n8yDM+7LLLnO1Itdff73Vrl3bGjRo4G781FT8/fffdsMNN7jPzzvvPHv44YddypeHlIZTTz3V/vrrLxeNqVu3rtWvX995E/ksfFlMS51GkO+//9597tMjmG7IkCHufbdu3axx48ahaffv32+vvfaatWzZ0m3X2Wef7dLPFi1aFGeepGWcccYZLk3r4osvdu/vvPNO9x3rRbra+eef7+bRpEkTe/LJJxVZEeI4c++999rQoUOtVKlSCX4WCSIi9913nz300EOWP3/+ON/dcccd9tRTT7nrnO93795t48aNc+OJEEKIzIEKyVORP/74w0UxzjrrrASnq1KlSpz///vvP+vSpYsTBx06dLCqVavaP//8Yx9//LFNnz7dRo4caZUqVQpNv3HjRrv22mvt0ksvdcb8zJkzneBZs2aN+12rVq3c5zNmzLAxY8Y4cfPYY4/FWSZpXxS38xex8t5771nnzp1dBAaDPzlgKBQqVMitK+/97w8cOOAE0G+//WatW7e26667ztavX2+jR49220nqRJ06dULzQdzcfffdrv6laNGiduKJJ9rKlSvdtmLQILJYzu+//24ffPCB299++4QQsad06dJJ+iwSb731llWrVs2lmAbrNqBhw4Y2bdq00P84NBgTcULg0OD6J0pcokSJVNgKIYQQaYFERypClyqMZdKokgO5zFu3bnX5zNyQPUQMbr75ZhetQAx48PATBfC5zhSrE9WYO3eu3X///c5Ih3bt2rmICaIknIIFCzqDPV++fO5/OmpdddVV9swzzziRkxzOPfdct2xEB4WgRDOCudsvv/yyXXLJJaHpETeXX36582hOmjQp9PmRI0ec4LjtttviGCqIIv7WqlXLfUYaB4Lpp59+cvv8hBNOSNb6CiGOLzSYIHLBKzE2bdrkUlUZ8xgD6QL4+eefu2gK45sQQoiMiURHKkIuMikEyWHLli32448/uhSpoOAABAOfY9Bv3rw5jpePaEYwH7pixYpOjASNe9anfPnyLjIQDoLFCw44/fTTnXChiww3/ZIlS1pKQVAULlzYiRC2M7hebBveTqI8wcgPoiVImTJlQoWmCLB69eo5UUeahhAiY/DVV185B8FFF13k/t+3b5+LUJImipgIQjom49P27dvdNEQ5iP7Onj07jdZeCCFEaiDRkYrgcadQkrSipEY7Vq1a5YonualGgs8RHUwXFB3h+dO++DL88+zZs0csWCfNIZzKlSvbt99+61KaUkN0sC8wLsLFVJDVq1fHER3h6RMtWrRwEZvx48e7WpK8efO6OpQLL7zQ2rRpoyJTITIAt9xyi3sFa7jKlSvnuvoFoa34kiVLXJtx0i2pCSNtdMGCBc6BIoQQIu<text:soft-page-break/>Mi0ZGKUJCN5572seQoR4N0KQolKeROrIOVj5yEixhqRyKR1PqGSKLILyvavD3hheXRIF0KQ+GJJ56IOk316tUjiqfg/+Ry9+rVyz1wEeFBWhVeTzyk1IdUqFAhSesjhDi+0NDizTffdBHKpEBE8/bbbw+NQxSpkz5KA47gcz2EEEJkPCQ6UhG6SmEEU+QcTXSQYoDXntQmurXguYdoD9X7999/nZBI7boFPIqkZAXBw8iN3hvxXgAQuQkKEdKvkgKCg8JxxJhvielBmO3duze0/QlFQnjIItESumTxQvRgyFArMmrUKNe5Swhx/AiPUET7bN68eRF/75/FEc6gQYPi/E+dGS8hhBAZH7XMTUUwruk/TxcWjOJoTyvnoVc8mRyDu3jx4qG6jTlz5sSZnmJKCrH5nulSEwqzg/UndJgiikBbWp+y5LvSkHcdjF7Q7jccL1D4PpgaRUQnfF8gREi1INJD+ldCvPHGG67rVbAuBQHki8rDIyNCCCGEECL9oUhHKkMqEAWQzz//vHsCOQ+3QjAQWaCtLQXhHTt2DHWYAvKX6ehEoTTfnXLKKS7ywcOx6IbF96kNIoOoAYXnRF+IzrCsYHeYK6+80hV70ykLw5/oDMXhkZ6P4WsxiDwwP1rksj2kROG9XLhwoYv+0ImKaBB/2UeJRTpY7uTJk93DFq+++upQ9IQOW7TPpfWuEEIIIYRI30h0pDJ0ayKKgKFMq0eMcIQGLV7PPPNM13ueIuggiAxSrujaMmXKFNfKloJw0gqICMSiJSytcVnWiy++aHny5HERGlrVUtzpIaUJYcD2IBzYNqIXCIHwJwpfccUVTmDQnpeIDd+zzYiDYcOGuSe18z3zqFGjhj377LMJ1r0E982HH37oIh5etCGOWDeiRarnEEIIIYRI/2Q7mlgls8hUUIz56quv2ogRI+K1p81q3D1mii3dtDWtV0OIdEelksXs+Y4t0no1RBZn7dq1zmlFpNu3TxdCZFxU0yGEEEIIIYSIKRIdQgghhBBCiJiimg6RZSlfvHBar4IQ6RJdG0IIIVIb1XSILMmRI0cte/akPUhRiKyIrhGR1qimQ4jMhdKrRJZExpQQCaNrRAghRGoi0SGEEEIIIYSIKRIdQgghhBBCiJgi0SGEEEIIIYSIKRIdQgghhBBCiJgi0SGybGceIVILnU9CCCFEwug5HSLLduZ5cdT3tmrDjrReFZHBKV+6sN3ZqVFar4YQQgiRrpHoEFkWBMeSNVvTejWEEEIIITI9Sq8SQgghhBBCxBSJDiGEEEIIIURMkejIpHTt2tVOPfVUO3TokK1atcq9D3+ddtppVq9ePWvfvr29++67dvjw4dDvx48f76b56KOP0nQ7hBBCCCFExkc1HZmUnj172lVXXWU5cuQIfVa5cmX3uefo0aO2a9cu++KLL+zpp5+2P//805577rk0WmMhMhdz5861J554wlavXm2VKlWyRx55xGrVqhVxWq7Fbt26WYMGDaxPnz7us1mzZtkDDzzgHAf9+vWz1q1bu8+5XufPn2/33nvvcd0eIYQQIiVIdGRSzj333HiflSxZMmS4BLn66qutQ4cO9umnn9q1115rNWvWPE5rKUTmhKgh4uHFF1+0Ro0a2ciRI+3222+3GTNmRJyeSOPPP//sRIfnpZdesscff9zKli3rrkuu3YMHD9rbb79tw4cPP45bI4QQQqQcpVcJy5kzp1122WXuPYaPECJlbN++3bZt2+aiFEQxiDjmyZMn4rRLly61sWPHWrNmzeJ8nitXLvfX/x6Yrnnz5lakSJHjsBVCCCFE6qFIRyau6SC9Y8GCBUmaPnv2/+lPjKQg+/btcylXkyZNsk2bNln58uWtc+fObv7ZsmWLY2S98cYbNm3aNFu/fr0VKlTIzjnnHOvdu7dVqVIlNF3//v3dvL788kt7/vnn7fvvv7e9e/dajRo1rFevXnbhhRfGWT7zevXVV+2bb76xLVu2WKlSpaxJkyZuvsWKFUvhXhIiNhQvXtzVSnXv3j0kOIhmRIqI3HffffbQQw/ZJ598Eue7O+64w33ONcnf3bt327hx42zUqFHHcUuEEEKI1EGiQ4TyxyE855z0EITGdddd5/7H4HnqqadcdATxAYiRTp062cqVK61NmzZuHhSvMy3pJKSCULDuOXLkiPsthep9+/Z1HuERI0bYLbfcYp9//rmrPQHmx3wPHDhgHTt2tHLlytnff/9to0ePtm+//db9xbgTIr2BmChYsKC99dZbLmWKa+G2226zyZMnW758+ULT8X21atWcQA8XHQ0bNnQi3jN48GDr0qWLE+BDhgxxApxarBIlShzXbRNCCCGOBYmOLAT54EQLPKRtrFu3znWo+u6776x+/fpxcsqhTJkyzruaO3du9z9RhqZNmzpx4EUHwmTFihVOjFC87rniiivc/3hyiWz4FBE8txdccIErsvWQt04UBMMLDy+Qz04UZMKECVahQoXQtKSXXH/99fbKK6/Yo48+GrP9JcSxMmXKFFuyZIk7p4GaDOo6iOxxDcHixYvdtcUrMRD2XKPvv/++NW7c2F0TXINDhw61+++/P+bbI4QQQqQUiY4sxLx585xHNRxyxy+//HKXwhFOq1atQoIDTjrpJOdZ3bBhQyhqMXXqVPd5u3bt4vy2evXqrlYEA4k0r2AUBUESxBevb9y4MZSuhZGFOMFjHBRLzJfl4QWW6BDpEdICEfnh1xkRQs9XX33lrqOLLroolMpIyiJd5BATQV577TXr0aOHuy6YhihH1apVbfbs2cdpi4QQQoiUIdGRhSCdyXtegcgDtRekM+XNmzfib+h4FQ7TkvIEW7dutZ07d1rdunXj1Hh4MIyAdKug6Aifrxc2iBhYvny5ez9z5syIQsmzf//+qAW6QqQVnLN0n0IYE9lAeJNGyHXiIZ2Ql4drkxRC3zLXs2zZMhc1oeUuUULO+TVr1jghT+qjEEIIkRGQ6MhC0PGG9p3JIficj0iQopUQ/<text:soft-page-break/>oGDwWhJsHA9Gl58kMpFHvuxrp8QaQHROBowvPzyy05MIL6HDRvmona1a9e2N998M06dU0IgXmi3C0RKeD5H27ZtXUoidR5CCCFERkCiQ6QICrkxpP79918nQMKjHXzua0OSg/fgknISSSiRmlK0aNE46SpCpCdatGjhXpHSHCMxYMCAiJ8PGjQozv/USQVrp4QQQoiMgJ7TIVIEEQueL0D6VHhB7KJFi1y3HuovTjvttGTNl/QrUlHIWf/pp5/ifEf3Hlrm4jkWQgghhBDpH7mJRYq566673DNBHnzwQfdwwTPPPNOJELr1kP5EW89I9R6JQQ77Nddc4zpV0TKX1qLkttMqlyhHv379YrI9QgghhBAidZHoECmGTjoff/yxvf766+65HLTyRBRQj9GzZ884DwdMbuH7+PHj3XxpQTpmzBi3rJYtW7oHCVasWDHVt0UIIYQQQqQ+2Y4mVgksRCblzkFf2pI1W9N6NUQGp3LZYvbibS3TejWEyHSsXbvWpdF279492XWBQoj0h2o6hBBCCCGEEDFFokMIIYQQQggRU1TTIbIs5UsXTutVEJkAnUdCCCFE4kh0iCzJkSNH7c5OyXtQohAJnU/Zsye/Q5sQQgiRVVB6lciSyEAUqYnOJyGEECJhJDqEEEIIIYQQMUUtc4UQQgghhBAxRTUdQgghhMgw/P333+5BtNu3b7cSJUq4B8ZWqFDBFi1aZFOnTrUdO3ZYpUqV7IorrrACBQrE+/2RI0ds+vTp9ttvvxl+11q1almLFi0sW7Zs9u+//9qnn37qpmnevLn7DhYsWGBr1qyxZs2apcEWC5E5UHqVEEIIITIEW7dutYkTJ1qrVq2sf//+1rBhQxs9erQTIOPHj7fLLrvM7r33Xic2Jk2aFHEec+bMseXLl1vv3r3da+nSpfb777+77xAzzKNbt242ZcoU99nhw4fdb84777zjuq1CZDYkOoQQQgiRIUBc1KlTx04++WQXmfCRCEQD0Q4+z5kzpzVt2tT++ecf279/f7x5/Prrry5ikT9/fidOOnfubFWqVHHf5ciRw/0lApI9+/9MpF9++cVq1Khh+fLlO67bKkRmQ+lVQgghhMgQICp4eVatWmUHDx50EZCSJUuGPkdQ5MmTx7Zs2WJlypQJfX7gwAH32ebNm10aFb+tXbu2XXTRRe77xo0b22effebSqy655BI3PWlYN9xww3HeUiEyHxIdQgghhMhwIB7Gjh1rF198sW3atMly5coV53v+R1QE2bdvX6gu5KabbnKRkA8++MCKFStmZ511lqsF6du3b2j6mTNnWv369W3x4sU2a9YsK1iwoLVu3TpirYgQImGUXiWEEEKIDMXq1avtrf/X3t2qKBCFYQA+SWyKwSY2TSabRm/AZPF+vItNRrtFi8VqswlegkG0GJbvwCzobnHhBOF5YMIMo1Zfvp/z9ZVbrUaj0Z8BI+5rtdrTs6p9ajwe53apZrOZhsNhHkJ/db1e0+l0yi1c6/U6t2FFKInwAbxP6AAAPkZsmFoul2kymfy0RUVrVVQ+KrfbLVcxWq3W02ej7aperz/NekQr1V+nB+x2uzw8fr/f8/xIVDna7XZuzQLeJ3QAAB8h/vCvVqu8DjeqHJV+v5/O53OuTDwej7wSt9fr/ap0RHgYDAZpv9/nMHG5XH4GxV9/J6743ggqUTWJIfZYmxvVEeB9DgcEAD5CnMMR62tf5zfm83kOBrHmNs7p6Ha7aTqd5sAQFotFfieeRyjZbDbpeDzmKkfMbFQVk0oEm1jH2+l08v3hcEjb7TY1Go00m80ED/gHoQMAAChKexUAAFCU0AEAABQldAAAAEUJHQAAQFFCBwAAUJTQAQAAFCV0AAAARQkdAABAUUIHAABQlNABAAAUJXQAAACppG+2QB4+HmZqWwAAAABJRU5ErkJggg==",</text:p>
      <text:p text:style-name="P4"><text:s text:c="12"/>"text/plain": [</text:p>
      <text:p text:style-name="P4"><text:s text:c="14"/>"&lt;Figure size 800x480 with 1 Axes&gt;"</text:p>
      <text:p text:style-name="P4"><text:s text:c="12"/>]</text:p>
      <text:p text:style-name="P4"><text:s text:c="10"/>},</text:p>
      <text:p text:style-name="P4"><text:s text:c="10"/>"metadata": {},</text:p>
      <text:p text:style-name="P4"><text:s text:c="10"/>"output_type": "display_data"</text:p>
      <text:p text:style-name="P4"><text:s text:c="8"/>}</text:p>
      <text:p text:style-name="P4"><text:s text:c="6"/>],</text:p>
      <text:p text:style-name="P4"><text:s text:c="6"/>"source": [</text:p>
      <text:p text:style-name="P4"><text:s text:c="8"/>"# ── 1. <text:s/>Compute mean discount per category ────────────────────────\n",</text:p>
      <text:p text:style-name="P4"><text:s text:c="8"/>"df = orderlines_product_merged_df.copy()\n",</text:p>
      <text:p text:style-name="P4"><text:s text:c="8"/>"df['discount_pct'] = (df['price'] - df['unit_price']) / df['price']\n",</text:p>
      <text:p text:style-name="P4"><text:s text:c="8"/>"\n",</text:p>
      <text:p text:style-name="P4"><text:s text:c="8"/>"cat_disc = (\n",</text:p>
      <text:p text:style-name="P4"><text:s text:c="8"/>" <text:s text:c="3"/>df.groupby('category')['discount_pct']\n",</text:p>
      <text:p text:style-name="P4"><text:s text:c="8"/>" <text:s text:c="5"/>.mean()\n",</text:p>
      <text:p text:style-name="P4"><text:s text:c="8"/>" <text:s text:c="5"/>.sort_values(ascending=False)\n",</text:p>
      <text:p text:style-name="P4"><text:soft-page-break/><text:s text:c="8"/>" <text:s text:c="5"/>.reset_index()\n",</text:p>
      <text:p text:style-name="P4"><text:s text:c="8"/>")\n",</text:p>
      <text:p text:style-name="P4"><text:s text:c="8"/>"\n",</text:p>
      <text:p text:style-name="P4"><text:s text:c="8"/>"# overall mean for the vertical reference line\n",</text:p>
      <text:p text:style-name="P4"><text:s text:c="8"/>"global_avg = df['discount_pct'].mean()\n",</text:p>
      <text:p text:style-name="P4"><text:s text:c="8"/>"\n",</text:p>
      <text:p text:style-name="P4"><text:s text:c="8"/>"# ── 2. <text:s/>Build colour palette (Spectral, reversed so highest = deep red) ───\n",</text:p>
      <text:p text:style-name="P4"><text:s text:c="8"/>"palette = sns.color_palette(\"Spectral\", len(cat_disc))\n",</text:p>
      <text:p text:style-name="P4"><text:s text:c="8"/>"\n",</text:p>
      <text:p text:style-name="P4"><text:s text:c="8"/>"# ── 3. <text:s/>Plot horizontal bars ───────────────────────────────────────\n",</text:p>
      <text:p text:style-name="P4"><text:s text:c="8"/>"sns.set_theme(style=\"white\")\n",</text:p>
      <text:p text:style-name="P4"><text:s text:c="8"/>"fig, ax = plt.subplots(figsize=(8, 4.8))\n",</text:p>
      <text:p text:style-name="P4"><text:s text:c="8"/>"\n",</text:p>
      <text:p text:style-name="P4"><text:s text:c="8"/>"sns.barplot(\n",</text:p>
      <text:p text:style-name="P4"><text:s text:c="8"/>" <text:s text:c="3"/>data=cat_disc,\n",</text:p>
      <text:p text:style-name="P4"><text:s text:c="8"/>" <text:s text:c="3"/>y='category',\n",</text:p>
      <text:p text:style-name="P4"><text:s text:c="8"/>" <text:s text:c="3"/>x='discount_pct',\n",</text:p>
      <text:p text:style-name="P4"><text:s text:c="8"/>" <text:s text:c="3"/>hue = 'category',\n",</text:p>
      <text:p text:style-name="P4"><text:s text:c="8"/>" <text:s text:c="3"/>palette=palette,\n",</text:p>
      <text:p text:style-name="P4"><text:s text:c="8"/>" <text:s text:c="3"/>ax=ax\n",</text:p>
      <text:p text:style-name="P4"><text:s text:c="8"/>")\n",</text:p>
      <text:p text:style-name="P4"><text:s text:c="8"/>"\n",</text:p>
      <text:p text:style-name="P4"><text:s text:c="8"/>"ax.tick_params(axis='both', which='major', labelsize=14)\n",</text:p>
      <text:p text:style-name="P4"><text:s text:c="8"/>"\n",</text:p>
      <text:p text:style-name="P4"><text:s text:c="8"/>"# ── 4. <text:s/>Annotate each bar with its % discount ─────────────────────\n",</text:p>
      <text:p text:style-name="P4"><text:s text:c="8"/>"for i, pct in enumerate(cat_disc['discount_pct']):\n",</text:p>
      <text:p text:style-name="P4"><text:s text:c="8"/>" <text:s text:c="3"/>ax.text(\n",</text:p>
      <text:p text:style-name="P4"><text:s text:c="8"/>" <text:s text:c="7"/>pct + 0.002, <text:s text:c="14"/># nudge to right of bar\n",</text:p>
      <text:p text:style-name="P4"><text:s text:c="8"/>" <text:s text:c="7"/>i,\n",</text:p>
      <text:p text:style-name="P4"><text:s text:c="8"/>" <text:s text:c="7"/>f\"{pct:.1%}\",\n",</text:p>
      <text:p text:style-name="P4"><text:s text:c="8"/>" <text:s text:c="7"/>va='center',\n",</text:p>
      <text:p text:style-name="P4"><text:s text:c="8"/>" <text:s text:c="7"/>ha='left',\n",</text:p>
      <text:p text:style-name="P4"><text:s text:c="8"/>" <text:s text:c="7"/>fontsize=9\n",</text:p>
      <text:p text:style-name="P4"><text:s text:c="8"/>" <text:s text:c="3"/>)\n",</text:p>
      <text:p text:style-name="P4"><text:s text:c="8"/>"\n",</text:p>
      <text:p text:style-name="P4"><text:s text:c="8"/>"# ── 5. <text:s/>Add vertical reference line at global mean ────────────────\n",</text:p>
      <text:p text:style-name="P4"><text:s text:c="8"/>"ax.axvline(global_avg, color='gray', linewidth=1)\n",</text:p>
      <text:p text:style-name="P4"><text:s text:c="8"/>"ax.text(\n",</text:p>
      <text:p text:style-name="P4"><text:s text:c="8"/>" <text:s text:c="3"/>global_avg + 0.002,\n",</text:p>
      <text:p text:style-name="P4"><text:s text:c="8"/>" <text:s text:c="3"/>len(cat_disc) - 0.5,\n",</text:p>
      <text:p text:style-name="P4"><text:s text:c="8"/>" <text:s text:c="3"/>f\"{global_avg:.1%}\",\n",</text:p>
      <text:p text:style-name="P4"><text:s text:c="8"/>" <text:s text:c="3"/>rotation=0,\n",</text:p>
      <text:p text:style-name="P4"><text:s text:c="8"/>" <text:s text:c="3"/>va='top',\n",</text:p>
      <text:p text:style-name="P4"><text:s text:c="8"/>" <text:s text:c="3"/>ha='left',\n",</text:p>
      <text:p text:style-name="P4"><text:s text:c="8"/>" <text:s text:c="3"/>color='gray',\n",</text:p>
      <text:p text:style-name="P4"><text:s text:c="8"/>" <text:s text:c="3"/>fontsize=9\n",</text:p>
      <text:p text:style-name="P4"><text:s text:c="8"/>")\n",</text:p>
      <text:p text:style-name="P4"><text:s text:c="8"/>"\n",</text:p>
      <text:p text:style-name="P4"><text:soft-page-break/><text:s text:c="8"/>"# ── 6. <text:s/>Formatting &amp; clean-up ─────────────────────────────────────\n",</text:p>
      <text:p text:style-name="P4"><text:s text:c="8"/>"ax.set_title(\"Heavy-discount SKU's are concentrated in low revenue categories.\", fontsize=14, weight='bold', pad=6)\n",</text:p>
      <text:p text:style-name="P4"><text:s text:c="8"/>"ax.set_xlabel(\"\") <text:s text:c="10"/># hide x-axis label\n",</text:p>
      <text:p text:style-name="P4"><text:s text:c="8"/>"ax.set_ylabel(\"\")\n",</text:p>
      <text:p text:style-name="P4"><text:s text:c="8"/>"ax.set_xticks([]) <text:s text:c="10"/># remove tick labels – bars are labelled\n",</text:p>
      <text:p text:style-name="P4"><text:s text:c="8"/>"ax.xaxis.set_major_formatter(PercentFormatter(1)) <text:s text:c="2"/># keep % formatter in case you keep ticks\n",</text:p>
      <text:p text:style-name="P4"><text:s text:c="8"/>"sns.despine(left=True, bottom=True)\n",</text:p>
      <text:p text:style-name="P4"><text:s text:c="8"/>"\n",</text:p>
      <text:p text:style-name="P4"><text:s text:c="8"/>"plt.tight_layout()\n",</text:p>
      <text:p text:style-name="P4"><text:s text:c="8"/>"plt.show()\n"</text:p>
      <text:p text:style-name="P4"><text:s text:c="6"/>]</text:p>
      <text:p text:style-name="P4"><text:s text:c="4"/>}</text:p>
      <text:p text:style-name="P4"><text:s text:c="2"/>],</text:p>
      <text:p text:style-name="P4"><text:s text:c="2"/>"metadata": {</text:p>
      <text:p text:style-name="P4"><text:s text:c="4"/>"colab": {</text:p>
      <text:p text:style-name="P4"><text:s text:c="6"/>"provenance": []</text:p>
      <text:p text:style-name="P4"><text:s text:c="4"/>},</text:p>
      <text:p text:style-name="P4"><text:s text:c="4"/>"kernelspec": {</text:p>
      <text:p text:style-name="P4"><text:s text:c="6"/>"display_name": ".venv",</text:p>
      <text:p text:style-name="P4"><text:s text:c="6"/>"language": "python",</text:p>
      <text:p text:style-name="P4"><text:s text:c="6"/>"name": "python3"</text:p>
      <text:p text:style-name="P4"><text:s text:c="4"/>},</text:p>
      <text:p text:style-name="P4"><text:s text:c="4"/>"language_info": {</text:p>
      <text:p text:style-name="P4"><text:s text:c="6"/>"codemirror_mode": {</text:p>
      <text:p text:style-name="P4"><text:s text:c="8"/>"name": "ipython",</text:p>
      <text:p text:style-name="P4"><text:s text:c="8"/>"version": 3</text:p>
      <text:p text:style-name="P4"><text:s text:c="6"/>},</text:p>
      <text:p text:style-name="P4"><text:s text:c="6"/>"file_extension": ".py",</text:p>
      <text:p text:style-name="P4"><text:s text:c="6"/>"mimetype": "text/x-python",</text:p>
      <text:p text:style-name="P4"><text:s text:c="6"/>"name": "python",</text:p>
      <text:p text:style-name="P4"><text:s text:c="6"/>"nbconvert_exporter": "python",</text:p>
      <text:p text:style-name="P4"><text:s text:c="6"/>"pygments_lexer": "ipython3",</text:p>
      <text:p text:style-name="P4"><text:s text:c="6"/>"version": "3.12.1"</text:p>
      <text:p text:style-name="P4"><text:s text:c="4"/>}</text:p>
      <text:p text:style-name="P4"><text:s text:c="2"/>},</text:p>
      <text:p text:style-name="P4"><text:s text:c="2"/>"nbformat": 4,</text:p>
      <text:p text:style-name="P4"><text:s text:c="2"/>"nbformat_minor": 0</text:p>
      <text:p text:style-name="P4">}</text:p>
      <text:p text:style-name="P4"/>
      <text:p text:style-name="P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3T13:28:24.751636069</meta:creation-date>
    <dc:date>2025-07-03T15:54:18.548153649</dc:date>
    <meta:editing-duration>PT2H25M53S</meta:editing-duration>
    <meta:editing-cycles>3</meta:editing-cycles>
    <meta:generator>LibreOffice/24.2.7.2$Linux_X86_64 LibreOffice_project/420$Build-2</meta:generator>
    <meta:document-statistic meta:table-count="2" meta:image-count="0" meta:object-count="0" meta:page-count="926" meta:paragraph-count="28708" meta:word-count="66340" meta:character-count="1953775" meta:non-whitespace-character-count="1437665"/>
  </office:meta>
</office:document-meta>
</file>